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6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page" style:column-width="0.89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Formula_20_B">
      <style:table-properties table:display="true" style:writing-mode="lr-tb"/>
    </style:style>
    <style:style style:name="ta2" style:family="table" style:master-page-name="PageStyle_5f_Formula_20_C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cc99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Formula B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6"/>
        <table:table-column table:style-name="co3" table:default-cell-style-name="ce3"/>
        <table:table-column table:style-name="co2" table:number-columns-repeated="10" table:default-cell-style-name="ce6"/>
        <table:table-column table:style-name="co3" table:default-cell-style-name="ce3"/>
        <table:table-column table:style-name="co2" table:number-columns-repeated="10" table:default-cell-style-name="ce6"/>
        <table:table-column table:style-name="co3" table:default-cell-style-name="ce3"/>
        <table:table-column table:style-name="co2" table:number-columns-repeated="10" table:default-cell-style-name="ce6"/>
        <table:table-column table:style-name="co3" table:default-cell-style-name="ce3"/>
        <table:table-column table:style-name="co2" table:number-columns-repeated="10" table:default-cell-style-name="ce6"/>
        <table:table-column table:style-name="co3" table:default-cell-style-name="ce3"/>
        <table:table-column table:style-name="co2" table:number-columns-repeated="10" table:default-cell-style-name="ce6"/>
        <table:table-column table:style-name="co3" table:default-cell-style-name="ce3"/>
        <table:table-column table:style-name="co2" table:number-columns-repeated="10" table:default-cell-style-name="ce6"/>
        <table:table-column table:style-name="co3" table:default-cell-style-name="ce3"/>
        <table:table-column table:style-name="co2" table:number-columns-repeated="10" table:default-cell-style-name="ce6"/>
        <table:table-column table:style-name="co1" table:default-cell-style-name="ce3"/>
        <table:table-column table:style-name="co2" table:number-columns-repeated="10" table:default-cell-style-name="ce6"/>
        <table:table-column table:style-name="co1" table:default-cell-style-name="ce3"/>
        <table:table-column table:style-name="co2" table:number-columns-repeated="10" table:default-cell-style-name="ce6"/>
        <table:table-column table:style-name="co2" table:number-columns-repeated="146" table:default-cell-style-name="Default"/>
        <table:table-row table:style-name="ro1">
          <table:table-cell table:style-name="ce1" office:value-type="string">
            <text:p>A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1" office:value-type="string">
            <text:p>A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1" office:value-type="string">
            <text:p>A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1" office:value-type="string">
            <text:p>A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1" office:value-type="string">
            <text:p>A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1" office:value-type="string">
            <text:p>A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1" office:value-type="string">
            <text:p>A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1" office:value-type="string">
            <text:p>A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80">
            <text:p>80</text:p>
          </table:table-cell>
          <table:table-cell table:style-name="ce1" office:value-type="string">
            <text:p>A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0">
            <text:p>90</text:p>
          </table:table-cell>
          <table:table-cell table:style-name="ce1" office:value-type="string">
            <text:p>A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0">
            <text:p>100</text:p>
          </table:table-cell>
          <table:table-cell table:number-columns-repeated="146"/>
        </table:table-row>
        <table:table-row table:style-name="ro1">
          <table:table-cell table:style-name="ce2" office:value-type="string">
            <text:p>m</text:p>
          </table:table-cell>
          <table:table-cell table:number-columns-repeated="10" table:style-name="ce5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number-columns-repeated="10" table:style-name="ce5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number-columns-repeated="10" table:style-name="ce5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number-columns-repeated="10" table:style-name="ce5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number-columns-repeated="10" table:style-name="ce5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number-columns-repeated="10" table:style-name="ce5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number-columns-repeated="10" table:style-name="ce5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number-columns-repeated="10" table:style-name="ce5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number-columns-repeated="10" table:style-name="ce5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number-columns-repeated="146"/>
        </table:table-row>
        <table:table-row table:style-name="ro1">
          <table:table-cell office:value-type="float" office:value="1">
            <text:p>1</text:p>
          </table:table-cell>
          <table:table-cell table:formula="of:=[.B$1]*[.B2]/([.$A3]+[.B$1]*[.B2])" office:value-type="float" office:value="0.5">
            <text:p>5,00E-01</text:p>
          </table:table-cell>
          <table:table-cell table:formula="of:=[.C$1]*[.C2]/([.$A3]+[.C$1]*[.C2])" office:value-type="float" office:value="0.666666666666667">
            <text:p>6,67E-01</text:p>
          </table:table-cell>
          <table:table-cell table:formula="of:=[.D$1]*[.D2]/([.$A3]+[.D$1]*[.D2])" office:value-type="float" office:value="0.75">
            <text:p>7,50E-01</text:p>
          </table:table-cell>
          <table:table-cell table:formula="of:=[.E$1]*[.E2]/([.$A3]+[.E$1]*[.E2])" office:value-type="float" office:value="0.8">
            <text:p>8,00E-01</text:p>
          </table:table-cell>
          <table:table-cell table:formula="of:=[.F$1]*[.F2]/([.$A3]+[.F$1]*[.F2])" office:value-type="float" office:value="0.833333333333333">
            <text:p>8,33E-01</text:p>
          </table:table-cell>
          <table:table-cell table:formula="of:=[.G$1]*[.G2]/([.$A3]+[.G$1]*[.G2])" office:value-type="float" office:value="0.857142857142857">
            <text:p>8,57E-01</text:p>
          </table:table-cell>
          <table:table-cell table:formula="of:=[.H$1]*[.H2]/([.$A3]+[.H$1]*[.H2])" office:value-type="float" office:value="0.875">
            <text:p>8,75E-01</text:p>
          </table:table-cell>
          <table:table-cell table:formula="of:=[.I$1]*[.I2]/([.$A3]+[.I$1]*[.I2])" office:value-type="float" office:value="0.888888888888889">
            <text:p>8,89E-01</text:p>
          </table:table-cell>
          <table:table-cell table:formula="of:=[.J$1]*[.J2]/([.$A3]+[.J$1]*[.J2])" office:value-type="float" office:value="0.9">
            <text:p>9,00E-01</text:p>
          </table:table-cell>
          <table:table-cell table:formula="of:=[.K$1]*[.K2]/([.$A3]+[.K$1]*[.K2])" office:value-type="float" office:value="0.909090909090909">
            <text:p>9,09E-01</text:p>
          </table:table-cell>
          <table:table-cell office:value-type="float" office:value="1">
            <text:p>1</text:p>
          </table:table-cell>
          <table:table-cell table:formula="of:=[.M$1]*[.M2]/([.$A3]+[.M$1]*[.M2])" office:value-type="float" office:value="0.916666666666667">
            <text:p>9,17E-01</text:p>
          </table:table-cell>
          <table:table-cell table:formula="of:=[.N$1]*[.N2]/([.$A3]+[.N$1]*[.N2])" office:value-type="float" office:value="0.923076923076923">
            <text:p>9,23E-01</text:p>
          </table:table-cell>
          <table:table-cell table:formula="of:=[.O$1]*[.O2]/([.$A3]+[.O$1]*[.O2])" office:value-type="float" office:value="0.928571428571429">
            <text:p>9,29E-01</text:p>
          </table:table-cell>
          <table:table-cell table:formula="of:=[.P$1]*[.P2]/([.$A3]+[.P$1]*[.P2])" office:value-type="float" office:value="0.933333333333333">
            <text:p>9,33E-01</text:p>
          </table:table-cell>
          <table:table-cell table:formula="of:=[.Q$1]*[.Q2]/([.$A3]+[.Q$1]*[.Q2])" office:value-type="float" office:value="0.9375">
            <text:p>9,38E-01</text:p>
          </table:table-cell>
          <table:table-cell table:formula="of:=[.R$1]*[.R2]/([.$A3]+[.R$1]*[.R2])" office:value-type="float" office:value="0.941176470588235">
            <text:p>9,41E-01</text:p>
          </table:table-cell>
          <table:table-cell table:formula="of:=[.S$1]*[.S2]/([.$A3]+[.S$1]*[.S2])" office:value-type="float" office:value="0.944444444444444">
            <text:p>9,44E-01</text:p>
          </table:table-cell>
          <table:table-cell table:formula="of:=[.T$1]*[.T2]/([.$A3]+[.T$1]*[.T2])" office:value-type="float" office:value="0.947368421052632">
            <text:p>9,47E-01</text:p>
          </table:table-cell>
          <table:table-cell table:formula="of:=[.U$1]*[.U2]/([.$A3]+[.U$1]*[.U2])" office:value-type="float" office:value="0.95">
            <text:p>9,50E-01</text:p>
          </table:table-cell>
          <table:table-cell table:formula="of:=[.V$1]*[.V2]/([.$A3]+[.V$1]*[.V2])" office:value-type="float" office:value="0.952380952380952">
            <text:p>9,52E-01</text:p>
          </table:table-cell>
          <table:table-cell office:value-type="float" office:value="1">
            <text:p>1</text:p>
          </table:table-cell>
          <table:table-cell table:formula="of:=[.X$1]*[.X2]/([.$A3]+[.X$1]*[.X2])" office:value-type="float" office:value="0.954545454545455">
            <text:p>9,55E-01</text:p>
          </table:table-cell>
          <table:table-cell table:formula="of:=[.Y$1]*[.Y2]/([.$A3]+[.Y$1]*[.Y2])" office:value-type="float" office:value="0.956521739130435">
            <text:p>9,57E-01</text:p>
          </table:table-cell>
          <table:table-cell table:formula="of:=[.Z$1]*[.Z2]/([.$A3]+[.Z$1]*[.Z2])" office:value-type="float" office:value="0.958333333333333">
            <text:p>9,58E-01</text:p>
          </table:table-cell>
          <table:table-cell table:formula="of:=[.AA$1]*[.AA2]/([.$A3]+[.AA$1]*[.AA2])" office:value-type="float" office:value="0.96">
            <text:p>9,60E-01</text:p>
          </table:table-cell>
          <table:table-cell table:formula="of:=[.AB$1]*[.AB2]/([.$A3]+[.AB$1]*[.AB2])" office:value-type="float" office:value="0.961538461538462">
            <text:p>9,62E-01</text:p>
          </table:table-cell>
          <table:table-cell table:formula="of:=[.AC$1]*[.AC2]/([.$A3]+[.AC$1]*[.AC2])" office:value-type="float" office:value="0.962962962962963">
            <text:p>9,63E-01</text:p>
          </table:table-cell>
          <table:table-cell table:formula="of:=[.AD$1]*[.AD2]/([.$A3]+[.AD$1]*[.AD2])" office:value-type="float" office:value="0.964285714285714">
            <text:p>9,64E-01</text:p>
          </table:table-cell>
          <table:table-cell table:formula="of:=[.AE$1]*[.AE2]/([.$A3]+[.AE$1]*[.AE2])" office:value-type="float" office:value="0.96551724137931">
            <text:p>9,66E-01</text:p>
          </table:table-cell>
          <table:table-cell table:formula="of:=[.AF$1]*[.AF2]/([.$A3]+[.AF$1]*[.AF2])" office:value-type="float" office:value="0.966666666666667">
            <text:p>9,67E-01</text:p>
          </table:table-cell>
          <table:table-cell table:formula="of:=[.AG$1]*[.AG2]/([.$A3]+[.AG$1]*[.AG2])" office:value-type="float" office:value="0.967741935483871">
            <text:p>9,68E-01</text:p>
          </table:table-cell>
          <table:table-cell office:value-type="float" office:value="1">
            <text:p>1</text:p>
          </table:table-cell>
          <table:table-cell table:formula="of:=[.AI$1]*[.AI2]/([.$A3]+[.AI$1]*[.AI2])" office:value-type="float" office:value="0.96875">
            <text:p>9,69E-01</text:p>
          </table:table-cell>
          <table:table-cell table:formula="of:=[.AJ$1]*[.AJ2]/([.$A3]+[.AJ$1]*[.AJ2])" office:value-type="float" office:value="0.96969696969697">
            <text:p>9,70E-01</text:p>
          </table:table-cell>
          <table:table-cell table:formula="of:=[.AK$1]*[.AK2]/([.$A3]+[.AK$1]*[.AK2])" office:value-type="float" office:value="0.970588235294118">
            <text:p>9,71E-01</text:p>
          </table:table-cell>
          <table:table-cell table:formula="of:=[.AL$1]*[.AL2]/([.$A3]+[.AL$1]*[.AL2])" office:value-type="float" office:value="0.971428571428571">
            <text:p>9,71E-01</text:p>
          </table:table-cell>
          <table:table-cell table:formula="of:=[.AM$1]*[.AM2]/([.$A3]+[.AM$1]*[.AM2])" office:value-type="float" office:value="0.972222222222222">
            <text:p>9,72E-01</text:p>
          </table:table-cell>
          <table:table-cell table:formula="of:=[.AN$1]*[.AN2]/([.$A3]+[.AN$1]*[.AN2])" office:value-type="float" office:value="0.972972972972973">
            <text:p>9,73E-01</text:p>
          </table:table-cell>
          <table:table-cell table:formula="of:=[.AO$1]*[.AO2]/([.$A3]+[.AO$1]*[.AO2])" office:value-type="float" office:value="0.973684210526316">
            <text:p>9,74E-01</text:p>
          </table:table-cell>
          <table:table-cell table:formula="of:=[.AP$1]*[.AP2]/([.$A3]+[.AP$1]*[.AP2])" office:value-type="float" office:value="0.974358974358974">
            <text:p>9,74E-01</text:p>
          </table:table-cell>
          <table:table-cell table:formula="of:=[.AQ$1]*[.AQ2]/([.$A3]+[.AQ$1]*[.AQ2])" office:value-type="float" office:value="0.975">
            <text:p>9,75E-01</text:p>
          </table:table-cell>
          <table:table-cell table:formula="of:=[.AR$1]*[.AR2]/([.$A3]+[.AR$1]*[.AR2])" office:value-type="float" office:value="0.975609756097561">
            <text:p>9,76E-01</text:p>
          </table:table-cell>
          <table:table-cell office:value-type="float" office:value="1">
            <text:p>1</text:p>
          </table:table-cell>
          <table:table-cell table:formula="of:=[.AT$1]*[.AT2]/([.$A3]+[.AT$1]*[.AT2])" office:value-type="float" office:value="0.976190476190476">
            <text:p>9,76E-01</text:p>
          </table:table-cell>
          <table:table-cell table:formula="of:=[.AU$1]*[.AU2]/([.$A3]+[.AU$1]*[.AU2])" office:value-type="float" office:value="0.976744186046512">
            <text:p>9,77E-01</text:p>
          </table:table-cell>
          <table:table-cell table:formula="of:=[.AV$1]*[.AV2]/([.$A3]+[.AV$1]*[.AV2])" office:value-type="float" office:value="0.977272727272727">
            <text:p>9,77E-01</text:p>
          </table:table-cell>
          <table:table-cell table:formula="of:=[.AW$1]*[.AW2]/([.$A3]+[.AW$1]*[.AW2])" office:value-type="float" office:value="0.977777777777778">
            <text:p>9,78E-01</text:p>
          </table:table-cell>
          <table:table-cell table:formula="of:=[.AX$1]*[.AX2]/([.$A3]+[.AX$1]*[.AX2])" office:value-type="float" office:value="0.978260869565217">
            <text:p>9,78E-01</text:p>
          </table:table-cell>
          <table:table-cell table:formula="of:=[.AY$1]*[.AY2]/([.$A3]+[.AY$1]*[.AY2])" office:value-type="float" office:value="0.978723404255319">
            <text:p>9,79E-01</text:p>
          </table:table-cell>
          <table:table-cell table:formula="of:=[.AZ$1]*[.AZ2]/([.$A3]+[.AZ$1]*[.AZ2])" office:value-type="float" office:value="0.979166666666667">
            <text:p>9,79E-01</text:p>
          </table:table-cell>
          <table:table-cell table:formula="of:=[.BA$1]*[.BA2]/([.$A3]+[.BA$1]*[.BA2])" office:value-type="float" office:value="0.979591836734694">
            <text:p>9,80E-01</text:p>
          </table:table-cell>
          <table:table-cell table:formula="of:=[.BB$1]*[.BB2]/([.$A3]+[.BB$1]*[.BB2])" office:value-type="float" office:value="0.98">
            <text:p>9,80E-01</text:p>
          </table:table-cell>
          <table:table-cell table:formula="of:=[.BC$1]*[.BC2]/([.$A3]+[.BC$1]*[.BC2])" office:value-type="float" office:value="0.980392156862745">
            <text:p>9,80E-01</text:p>
          </table:table-cell>
          <table:table-cell office:value-type="float" office:value="1">
            <text:p>1</text:p>
          </table:table-cell>
          <table:table-cell table:formula="of:=[.BE$1]*[.BE2]/([.$A3]+[.BE$1]*[.BE2])" office:value-type="float" office:value="0.980769230769231">
            <text:p>9,81E-01</text:p>
          </table:table-cell>
          <table:table-cell table:formula="of:=[.BF$1]*[.BF2]/([.$A3]+[.BF$1]*[.BF2])" office:value-type="float" office:value="0.981132075471698">
            <text:p>9,81E-01</text:p>
          </table:table-cell>
          <table:table-cell table:formula="of:=[.BG$1]*[.BG2]/([.$A3]+[.BG$1]*[.BG2])" office:value-type="float" office:value="0.981481481481482">
            <text:p>9,81E-01</text:p>
          </table:table-cell>
          <table:table-cell table:formula="of:=[.BH$1]*[.BH2]/([.$A3]+[.BH$1]*[.BH2])" office:value-type="float" office:value="0.981818181818182">
            <text:p>9,82E-01</text:p>
          </table:table-cell>
          <table:table-cell table:formula="of:=[.BI$1]*[.BI2]/([.$A3]+[.BI$1]*[.BI2])" office:value-type="float" office:value="0.982142857142857">
            <text:p>9,82E-01</text:p>
          </table:table-cell>
          <table:table-cell table:formula="of:=[.BJ$1]*[.BJ2]/([.$A3]+[.BJ$1]*[.BJ2])" office:value-type="float" office:value="0.982456140350877">
            <text:p>9,82E-01</text:p>
          </table:table-cell>
          <table:table-cell table:formula="of:=[.BK$1]*[.BK2]/([.$A3]+[.BK$1]*[.BK2])" office:value-type="float" office:value="0.982758620689655">
            <text:p>9,83E-01</text:p>
          </table:table-cell>
          <table:table-cell table:formula="of:=[.BL$1]*[.BL2]/([.$A3]+[.BL$1]*[.BL2])" office:value-type="float" office:value="0.983050847457627">
            <text:p>9,83E-01</text:p>
          </table:table-cell>
          <table:table-cell table:formula="of:=[.BM$1]*[.BM2]/([.$A3]+[.BM$1]*[.BM2])" office:value-type="float" office:value="0.983333333333333">
            <text:p>9,83E-01</text:p>
          </table:table-cell>
          <table:table-cell table:formula="of:=[.BN$1]*[.BN2]/([.$A3]+[.BN$1]*[.BN2])" office:value-type="float" office:value="0.983606557377049">
            <text:p>9,84E-01</text:p>
          </table:table-cell>
          <table:table-cell office:value-type="float" office:value="1">
            <text:p>1</text:p>
          </table:table-cell>
          <table:table-cell table:formula="of:=[.BP$1]*[.BP2]/([.$A3]+[.BP$1]*[.BP2])" office:value-type="float" office:value="0.983870967741935">
            <text:p>9,84E-01</text:p>
          </table:table-cell>
          <table:table-cell table:formula="of:=[.BQ$1]*[.BQ2]/([.$A3]+[.BQ$1]*[.BQ2])" office:value-type="float" office:value="0.984126984126984">
            <text:p>9,84E-01</text:p>
          </table:table-cell>
          <table:table-cell table:formula="of:=[.BR$1]*[.BR2]/([.$A3]+[.BR$1]*[.BR2])" office:value-type="float" office:value="0.984375">
            <text:p>9,84E-01</text:p>
          </table:table-cell>
          <table:table-cell table:formula="of:=[.BS$1]*[.BS2]/([.$A3]+[.BS$1]*[.BS2])" office:value-type="float" office:value="0.984615384615385">
            <text:p>9,85E-01</text:p>
          </table:table-cell>
          <table:table-cell table:formula="of:=[.BT$1]*[.BT2]/([.$A3]+[.BT$1]*[.BT2])" office:value-type="float" office:value="0.984848484848485">
            <text:p>9,85E-01</text:p>
          </table:table-cell>
          <table:table-cell table:formula="of:=[.BU$1]*[.BU2]/([.$A3]+[.BU$1]*[.BU2])" office:value-type="float" office:value="0.985074626865672">
            <text:p>9,85E-01</text:p>
          </table:table-cell>
          <table:table-cell table:formula="of:=[.BV$1]*[.BV2]/([.$A3]+[.BV$1]*[.BV2])" office:value-type="float" office:value="0.985294117647059">
            <text:p>9,85E-01</text:p>
          </table:table-cell>
          <table:table-cell table:formula="of:=[.BW$1]*[.BW2]/([.$A3]+[.BW$1]*[.BW2])" office:value-type="float" office:value="0.985507246376812">
            <text:p>9,86E-01</text:p>
          </table:table-cell>
          <table:table-cell table:formula="of:=[.BX$1]*[.BX2]/([.$A3]+[.BX$1]*[.BX2])" office:value-type="float" office:value="0.985714285714286">
            <text:p>9,86E-01</text:p>
          </table:table-cell>
          <table:table-cell table:formula="of:=[.BY$1]*[.BY2]/([.$A3]+[.BY$1]*[.BY2])" office:value-type="float" office:value="0.985915492957746">
            <text:p>9,86E-01</text:p>
          </table:table-cell>
          <table:table-cell office:value-type="float" office:value="1">
            <text:p>1</text:p>
          </table:table-cell>
          <table:table-cell table:formula="of:=[.CA$1]*[.CA2]/([.$A3]+[.CA$1]*[.CA2])" office:value-type="float" office:value="0.986111111111111">
            <text:p>9,86E-01</text:p>
          </table:table-cell>
          <table:table-cell table:formula="of:=[.CB$1]*[.CB2]/([.$A3]+[.CB$1]*[.CB2])" office:value-type="float" office:value="0.986301369863014">
            <text:p>9,86E-01</text:p>
          </table:table-cell>
          <table:table-cell table:formula="of:=[.CC$1]*[.CC2]/([.$A3]+[.CC$1]*[.CC2])" office:value-type="float" office:value="0.986486486486487">
            <text:p>9,86E-01</text:p>
          </table:table-cell>
          <table:table-cell table:formula="of:=[.CD$1]*[.CD2]/([.$A3]+[.CD$1]*[.CD2])" office:value-type="float" office:value="0.986666666666667">
            <text:p>9,87E-01</text:p>
          </table:table-cell>
          <table:table-cell table:formula="of:=[.CE$1]*[.CE2]/([.$A3]+[.CE$1]*[.CE2])" office:value-type="float" office:value="0.986842105263158">
            <text:p>9,87E-01</text:p>
          </table:table-cell>
          <table:table-cell table:formula="of:=[.CF$1]*[.CF2]/([.$A3]+[.CF$1]*[.CF2])" office:value-type="float" office:value="0.987012987012987">
            <text:p>9,87E-01</text:p>
          </table:table-cell>
          <table:table-cell table:formula="of:=[.CG$1]*[.CG2]/([.$A3]+[.CG$1]*[.CG2])" office:value-type="float" office:value="0.987179487179487">
            <text:p>9,87E-01</text:p>
          </table:table-cell>
          <table:table-cell table:formula="of:=[.CH$1]*[.CH2]/([.$A3]+[.CH$1]*[.CH2])" office:value-type="float" office:value="0.987341772151899">
            <text:p>9,87E-01</text:p>
          </table:table-cell>
          <table:table-cell table:formula="of:=[.CI$1]*[.CI2]/([.$A3]+[.CI$1]*[.CI2])" office:value-type="float" office:value="0.9875">
            <text:p>9,88E-01</text:p>
          </table:table-cell>
          <table:table-cell table:formula="of:=[.CJ$1]*[.CJ2]/([.$A3]+[.CJ$1]*[.CJ2])" office:value-type="float" office:value="0.987654320987654">
            <text:p>9,88E-01</text:p>
          </table:table-cell>
          <table:table-cell office:value-type="float" office:value="1">
            <text:p>1</text:p>
          </table:table-cell>
          <table:table-cell table:formula="of:=[.CL$1]+[.CW21]*[.CL2]/([.$A3]+[.CL$1]*[.CL2])" office:value-type="float" office:value="81.0096830792521">
            <text:p>8,10E+01</text:p>
          </table:table-cell>
          <table:table-cell table:formula="of:=[.CM$1]*[.CM2]/([.$A3]+[.CM$1]*[.CM2])" office:value-type="float" office:value="0.987951807228916">
            <text:p>9,88E-01</text:p>
          </table:table-cell>
          <table:table-cell table:formula="of:=[.CN$1]*[.CN2]/([.$A3]+[.CN$1]*[.CN2])" office:value-type="float" office:value="0.988095238095238">
            <text:p>9,88E-01</text:p>
          </table:table-cell>
          <table:table-cell table:formula="of:=[.CO$1]*[.CO2]/([.$A3]+[.CO$1]*[.CO2])" office:value-type="float" office:value="0.988235294117647">
            <text:p>9,88E-01</text:p>
          </table:table-cell>
          <table:table-cell table:formula="of:=[.CP$1]*[.CP2]/([.$A3]+[.CP$1]*[.CP2])" office:value-type="float" office:value="0.988372093023256">
            <text:p>9,88E-01</text:p>
          </table:table-cell>
          <table:table-cell table:formula="of:=[.CQ$1]*[.CQ2]/([.$A3]+[.CQ$1]*[.CQ2])" office:value-type="float" office:value="0.988505747126437">
            <text:p>9,89E-01</text:p>
          </table:table-cell>
          <table:table-cell table:formula="of:=[.CR$1]*[.CR2]/([.$A3]+[.CR$1]*[.CR2])" office:value-type="float" office:value="0.988636363636364">
            <text:p>9,89E-01</text:p>
          </table:table-cell>
          <table:table-cell table:formula="of:=[.CS$1]*[.CS2]/([.$A3]+[.CS$1]*[.CS2])" office:value-type="float" office:value="0.98876404494382">
            <text:p>9,89E-01</text:p>
          </table:table-cell>
          <table:table-cell table:formula="of:=[.CT$1]*[.CT2]/([.$A3]+[.CT$1]*[.CT2])" office:value-type="float" office:value="0.988888888888889">
            <text:p>9,89E-01</text:p>
          </table:table-cell>
          <table:table-cell table:formula="of:=[.CU$1]*[.CU2]/([.$A3]+[.CU$1]*[.CU2])" office:value-type="float" office:value="0.989010989010989">
            <text:p>9,89E-01</text:p>
          </table:table-cell>
          <table:table-cell office:value-type="float" office:value="1">
            <text:p>1</text:p>
          </table:table-cell>
          <table:table-cell table:formula="of:=[.CW$1]*[.CW2]/([.$A3]+[.CW$1]*[.CW2])" office:value-type="float" office:value="0.989130434782609">
            <text:p>9,89E-01</text:p>
          </table:table-cell>
          <table:table-cell table:formula="of:=[.CX$1]*[.CX2]/([.$A3]+[.CX$1]*[.CX2])" office:value-type="float" office:value="0.994594594594595">
            <text:p>9,95E-01</text:p>
          </table:table-cell>
          <table:table-cell table:formula="of:=[.CY$1]*[.CY2]/([.$A3]+[.CY$1]*[.CY2])" office:value-type="float" office:value="0.996428571428571">
            <text:p>9,96E-01</text:p>
          </table:table-cell>
          <table:table-cell table:formula="of:=[.CZ$1]*[.CZ2]/([.$A3]+[.CZ$1]*[.CZ2])" office:value-type="float" office:value="0.997347480106101">
            <text:p>9,97E-01</text:p>
          </table:table-cell>
          <table:table-cell table:formula="of:=[.DA$1]*[.DA2]/([.$A3]+[.DA$1]*[.DA2])" office:value-type="float" office:value="0.997899159663866">
            <text:p>9,98E-01</text:p>
          </table:table-cell>
          <table:table-cell table:formula="of:=[.DB$1]*[.DB2]/([.$A3]+[.DB$1]*[.DB2])" office:value-type="float" office:value="0.998266897746967">
            <text:p>9,98E-01</text:p>
          </table:table-cell>
          <table:table-cell table:formula="of:=[.DC$1]*[.DC2]/([.$A3]+[.DC$1]*[.DC2])" office:value-type="float" office:value="0.998529411764706">
            <text:p>9,99E-01</text:p>
          </table:table-cell>
          <table:table-cell table:formula="of:=[.DD$1]*[.DD2]/([.$A3]+[.DD$1]*[.DD2])" office:value-type="float" office:value="0.998726114649682">
            <text:p>9,99E-01</text:p>
          </table:table-cell>
          <table:table-cell table:formula="of:=[.DE$1]*[.DE2]/([.$A3]+[.DE$1]*[.DE2])" office:value-type="float" office:value="0.998878923766816">
            <text:p>9,99E-01</text:p>
          </table:table-cell>
          <table:table-cell table:formula="of:=[.DF$1]*[.DF2]/([.$A3]+[.DF$1]*[.DF2])" office:value-type="float" office:value="0.999000999000999">
            <text:p>9,99E-01</text:p>
          </table:table-cell>
          <table:table-cell table:number-columns-repeated="146"/>
        </table:table-row>
        <table:table-row table:style-name="ro1">
          <table:table-cell office:value-type="float" office:value="2">
            <text:p>2</text:p>
          </table:table-cell>
          <table:table-cell table:formula="of:=[.$C$1]*[.B3]/([.$A4]+[.$C$1]*[.B3])" office:value-type="float" office:value="0.333333333333333">
            <text:p>3,33E-01</text:p>
          </table:table-cell>
          <table:table-cell table:formula="of:=[.$C$1]*[.C3]/([.$A4]+[.$C$1]*[.C3])" office:value-type="float" office:value="0.4">
            <text:p>4,00E-01</text:p>
          </table:table-cell>
          <table:table-cell table:formula="of:=[.$D$1]*[.D3]/([.$A4]+[.$D$1]*[.D3])" office:value-type="float" office:value="0.529411764705882">
            <text:p>5,29E-01</text:p>
          </table:table-cell>
          <table:table-cell table:formula="of:=[.$E$1]*[.E3]/([.$A4]+[.$E$1]*[.E3])" office:value-type="float" office:value="0.615384615384615">
            <text:p>6,15E-01</text:p>
          </table:table-cell>
          <table:table-cell table:formula="of:=[.$F$1]*[.F3]/([.$A4]+[.$F$1]*[.F3])" office:value-type="float" office:value="0.675675675675676">
            <text:p>6,76E-01</text:p>
          </table:table-cell>
          <table:table-cell table:formula="of:=[.$G$1]*[.G3]/([.$A4]+[.$G$1]*[.G3])" office:value-type="float" office:value="0.72">
            <text:p>7,20E-01</text:p>
          </table:table-cell>
          <table:table-cell table:formula="of:=[.$H$1]*[.H3]/([.$A4]+[.$H$1]*[.H3])" office:value-type="float" office:value="0.753846153846154">
            <text:p>7,54E-01</text:p>
          </table:table-cell>
          <table:table-cell table:formula="of:=[.I$1]*[.I3]/([.$A4]+[.I$1]*[.I3])" office:value-type="float" office:value="0.780487804878049">
            <text:p>7,80E-01</text:p>
          </table:table-cell>
          <table:table-cell table:formula="of:=[.J$1]*[.J3]/([.$A4]+[.J$1]*[.J3])" office:value-type="float" office:value="0.801980198019802">
            <text:p>8,02E-01</text:p>
          </table:table-cell>
          <table:table-cell table:formula="of:=[.K$1]*[.K3]/([.$A4]+[.K$1]*[.K3])" office:value-type="float" office:value="0.819672131147541">
            <text:p>8,20E-01</text:p>
          </table:table-cell>
          <table:table-cell office:value-type="float" office:value="2">
            <text:p>2</text:p>
          </table:table-cell>
          <table:table-cell table:formula="of:=[.M$1]*[.M3]/([.$A4]+[.M$1]*[.M3])" office:value-type="float" office:value="0.83448275862069">
            <text:p>8,34E-01</text:p>
          </table:table-cell>
          <table:table-cell table:formula="of:=[.N$1]*[.N3]/([.$A4]+[.N$1]*[.N3])" office:value-type="float" office:value="0.847058823529412">
            <text:p>8,47E-01</text:p>
          </table:table-cell>
          <table:table-cell table:formula="of:=[.O$1]*[.O3]/([.$A4]+[.O$1]*[.O3])" office:value-type="float" office:value="0.857868020304569">
            <text:p>8,58E-01</text:p>
          </table:table-cell>
          <table:table-cell table:formula="of:=[.P$1]*[.P3]/([.$A4]+[.P$1]*[.P3])" office:value-type="float" office:value="0.867256637168142">
            <text:p>8,67E-01</text:p>
          </table:table-cell>
          <table:table-cell table:formula="of:=[.Q$1]*[.Q3]/([.$A4]+[.Q$1]*[.Q3])" office:value-type="float" office:value="0.875486381322957">
            <text:p>8,75E-01</text:p>
          </table:table-cell>
          <table:table-cell table:formula="of:=[.R$1]*[.R3]/([.$A4]+[.R$1]*[.R3])" office:value-type="float" office:value="0.882758620689655">
            <text:p>8,83E-01</text:p>
          </table:table-cell>
          <table:table-cell table:formula="of:=[.S$1]*[.S3]/([.$A4]+[.S$1]*[.S3])" office:value-type="float" office:value="0.889230769230769">
            <text:p>8,89E-01</text:p>
          </table:table-cell>
          <table:table-cell table:formula="of:=[.T$1]*[.T3]/([.$A4]+[.T$1]*[.T3])" office:value-type="float" office:value="0.895027624309392">
            <text:p>8,95E-01</text:p>
          </table:table-cell>
          <table:table-cell table:formula="of:=[.U$1]*[.U3]/([.$A4]+[.U$1]*[.U3])" office:value-type="float" office:value="0.900249376558604">
            <text:p>9,00E-01</text:p>
          </table:table-cell>
          <table:table-cell table:formula="of:=[.V$1]*[.V3]/([.$A4]+[.V$1]*[.V3])" office:value-type="float" office:value="0.904977375565611">
            <text:p>9,05E-01</text:p>
          </table:table-cell>
          <table:table-cell office:value-type="float" office:value="2">
            <text:p>2</text:p>
          </table:table-cell>
          <table:table-cell table:formula="of:=[.X$1]*[.X3]/([.$A4]+[.X$1]*[.X3])" office:value-type="float" office:value="0.909278350515464">
            <text:p>9,09E-01</text:p>
          </table:table-cell>
          <table:table-cell table:formula="of:=[.Y$1]*[.Y3]/([.$A4]+[.Y$1]*[.Y3])" office:value-type="float" office:value="0.913207547169811">
            <text:p>9,13E-01</text:p>
          </table:table-cell>
          <table:table-cell table:formula="of:=[.Z$1]*[.Z3]/([.$A4]+[.Z$1]*[.Z3])" office:value-type="float" office:value="0.916811091854419">
            <text:p>9,17E-01</text:p>
          </table:table-cell>
          <table:table-cell table:formula="of:=[.AA$1]*[.AA3]/([.$A4]+[.AA$1]*[.AA3])" office:value-type="float" office:value="0.920127795527156">
            <text:p>9,20E-01</text:p>
          </table:table-cell>
          <table:table-cell table:formula="of:=[.AB$1]*[.AB3]/([.$A4]+[.AB$1]*[.AB3])" office:value-type="float" office:value="0.923190546528804">
            <text:p>9,23E-01</text:p>
          </table:table-cell>
          <table:table-cell table:formula="of:=[.AC$1]*[.AC3]/([.$A4]+[.AC$1]*[.AC3])" office:value-type="float" office:value="0.926027397260274">
            <text:p>9,26E-01</text:p>
          </table:table-cell>
          <table:table-cell table:formula="of:=[.AD$1]*[.AD3]/([.$A4]+[.AD$1]*[.AD3])" office:value-type="float" office:value="0.928662420382166">
            <text:p>9,29E-01</text:p>
          </table:table-cell>
          <table:table-cell table:formula="of:=[.AE$1]*[.AE3]/([.$A4]+[.AE$1]*[.AE3])" office:value-type="float" office:value="0.931116389548694">
            <text:p>9,31E-01</text:p>
          </table:table-cell>
          <table:table-cell table:formula="of:=[.AF$1]*[.AF3]/([.$A4]+[.AF$1]*[.AF3])" office:value-type="float" office:value="0.933407325194229">
            <text:p>9,33E-01</text:p>
          </table:table-cell>
          <table:table-cell table:formula="of:=[.AG$1]*[.AG3]/([.$A4]+[.AG$1]*[.AG3])" office:value-type="float" office:value="0.935550935550936">
            <text:p>9,36E-01</text:p>
          </table:table-cell>
          <table:table-cell office:value-type="float" office:value="2">
            <text:p>2</text:p>
          </table:table-cell>
          <table:table-cell table:formula="of:=[.AI$1]*[.AI3]/([.$A4]+[.AI$1]*[.AI3])" office:value-type="float" office:value="0.937560975609756">
            <text:p>9,38E-01</text:p>
          </table:table-cell>
          <table:table-cell table:formula="of:=[.AJ$1]*[.AJ3]/([.$A4]+[.AJ$1]*[.AJ3])" office:value-type="float" office:value="0.939449541284404">
            <text:p>9,39E-01</text:p>
          </table:table-cell>
          <table:table-cell table:formula="of:=[.AK$1]*[.AK3]/([.$A4]+[.AK$1]*[.AK3])" office:value-type="float" office:value="0.941227312013829">
            <text:p>9,41E-01</text:p>
          </table:table-cell>
          <table:table-cell table:formula="of:=[.AL$1]*[.AL3]/([.$A4]+[.AL$1]*[.AL3])" office:value-type="float" office:value="0.942903752039152">
            <text:p>9,43E-01</text:p>
          </table:table-cell>
          <table:table-cell table:formula="of:=[.AM$1]*[.AM3]/([.$A4]+[.AM$1]*[.AM3])" office:value-type="float" office:value="0.944487278334618">
            <text:p>9,44E-01</text:p>
          </table:table-cell>
          <table:table-cell table:formula="of:=[.AN$1]*[.AN3]/([.$A4]+[.AN$1]*[.AN3])" office:value-type="float" office:value="0.945985401459854">
            <text:p>9,46E-01</text:p>
          </table:table-cell>
          <table:table-cell table:formula="of:=[.AO$1]*[.AO3]/([.$A4]+[.AO$1]*[.AO3])" office:value-type="float" office:value="0.947404844290657">
            <text:p>9,47E-01</text:p>
          </table:table-cell>
          <table:table-cell table:formula="of:=[.AP$1]*[.AP3]/([.$A4]+[.AP$1]*[.AP3])" office:value-type="float" office:value="0.948751642575558">
            <text:p>9,49E-01</text:p>
          </table:table-cell>
          <table:table-cell table:formula="of:=[.AQ$1]*[.AQ3]/([.$A4]+[.AQ$1]*[.AQ3])" office:value-type="float" office:value="0.950031230480949">
            <text:p>9,50E-01</text:p>
          </table:table-cell>
          <table:table-cell table:formula="of:=[.AR$1]*[.AR3]/([.$A4]+[.AR$1]*[.AR3])" office:value-type="float" office:value="0.951248513674197">
            <text:p>9,51E-01</text:p>
          </table:table-cell>
          <table:table-cell office:value-type="float" office:value="2">
            <text:p>2</text:p>
          </table:table-cell>
          <table:table-cell table:formula="of:=[.AT$1]*[.AT3]/([.$A4]+[.AT$1]*[.AT3])" office:value-type="float" office:value="0.952407932011331">
            <text:p>9,52E-01</text:p>
          </table:table-cell>
          <table:table-cell table:formula="of:=[.AU$1]*[.AU3]/([.$A4]+[.AU$1]*[.AU3])" office:value-type="float" office:value="0.953513513513514">
            <text:p>9,54E-01</text:p>
          </table:table-cell>
          <table:table-cell table:formula="of:=[.AV$1]*[.AV3]/([.$A4]+[.AV$1]*[.AV3])" office:value-type="float" office:value="0.954568921011874">
            <text:p>9,55E-01</text:p>
          </table:table-cell>
          <table:table-cell table:formula="of:=[.AW$1]*[.AW3]/([.$A4]+[.AW$1]*[.AW3])" office:value-type="float" office:value="0.955577492596249">
            <text:p>9,56E-01</text:p>
          </table:table-cell>
          <table:table-cell table:formula="of:=[.AX$1]*[.AX3]/([.$A4]+[.AX$1]*[.AX3])" office:value-type="float" office:value="0.956542276806802">
            <text:p>9,57E-01</text:p>
          </table:table-cell>
          <table:table-cell table:formula="of:=[.AY$1]*[.AY3]/([.$A4]+[.AY$1]*[.AY3])" office:value-type="float" office:value="0.957466063348416">
            <text:p>9,57E-01</text:p>
          </table:table-cell>
          <table:table-cell table:formula="of:=[.AZ$1]*[.AZ3]/([.$A4]+[.AZ$1]*[.AZ3])" office:value-type="float" office:value="0.958351409978308">
            <text:p>9,58E-01</text:p>
          </table:table-cell>
          <table:table-cell table:formula="of:=[.BA$1]*[.BA3]/([.$A4]+[.BA$1]*[.BA3])" office:value-type="float" office:value="0.959200666111574">
            <text:p>9,59E-01</text:p>
          </table:table-cell>
          <table:table-cell table:formula="of:=[.BB$1]*[.BB3]/([.$A4]+[.BB$1]*[.BB3])" office:value-type="float" office:value="0.960015993602559">
            <text:p>9,60E-01</text:p>
          </table:table-cell>
          <table:table-cell table:formula="of:=[.BC$1]*[.BC3]/([.$A4]+[.BC$1]*[.BC3])" office:value-type="float" office:value="0.960799385088393">
            <text:p>9,61E-01</text:p>
          </table:table-cell>
          <table:table-cell office:value-type="float" office:value="2">
            <text:p>2</text:p>
          </table:table-cell>
          <table:table-cell table:formula="of:=[.BE$1]*[.BE3]/([.$A4]+[.BE$1]*[.BE3])" office:value-type="float" office:value="0.961552680221812">
            <text:p>9,62E-01</text:p>
          </table:table-cell>
          <table:table-cell table:formula="of:=[.BF$1]*[.BF3]/([.$A4]+[.BF$1]*[.BF3])" office:value-type="float" office:value="0.962277580071174">
            <text:p>9,62E-01</text:p>
          </table:table-cell>
          <table:table-cell table:formula="of:=[.BG$1]*[.BG3]/([.$A4]+[.BG$1]*[.BG3])" office:value-type="float" office:value="0.96297565992458">
            <text:p>9,63E-01</text:p>
          </table:table-cell>
          <table:table-cell table:formula="of:=[.BH$1]*[.BH3]/([.$A4]+[.BH$1]*[.BH3])" office:value-type="float" office:value="0.963648380700595">
            <text:p>9,64E-01</text:p>
          </table:table-cell>
          <table:table-cell table:formula="of:=[.BI$1]*[.BI3]/([.$A4]+[.BI$1]*[.BI3])" office:value-type="float" office:value="0.964297099139305">
            <text:p>9,64E-01</text:p>
          </table:table-cell>
          <table:table-cell table:formula="of:=[.BJ$1]*[.BJ3]/([.$A4]+[.BJ$1]*[.BJ3])" office:value-type="float" office:value="0.964923076923077">
            <text:p>9,65E-01</text:p>
          </table:table-cell>
          <table:table-cell table:formula="of:=[.BK$1]*[.BK3]/([.$A4]+[.BK$1]*[.BK3])" office:value-type="float" office:value="0.965527488855869">
            <text:p>9,66E-01</text:p>
          </table:table-cell>
          <table:table-cell table:formula="of:=[.BL$1]*[.BL3]/([.$A4]+[.BL$1]*[.BL3])" office:value-type="float" office:value="0.966111430212522">
            <text:p>9,66E-01</text:p>
          </table:table-cell>
          <table:table-cell table:formula="of:=[.BM$1]*[.BM3]/([.$A4]+[.BM$1]*[.BM3])" office:value-type="float" office:value="0.966675923354624">
            <text:p>9,67E-01</text:p>
          </table:table-cell>
          <table:table-cell table:formula="of:=[.BN$1]*[.BN3]/([.$A4]+[.BN$1]*[.BN3])" office:value-type="float" office:value="0.967221923696937">
            <text:p>9,67E-01</text:p>
          </table:table-cell>
          <table:table-cell office:value-type="float" office:value="2">
            <text:p>2</text:p>
          </table:table-cell>
          <table:table-cell table:formula="of:=[.BP$1]*[.BP3]/([.$A4]+[.BP$1]*[.BP3])" office:value-type="float" office:value="0.967750325097529">
            <text:p>9,68E-01</text:p>
          </table:table-cell>
          <table:table-cell table:formula="of:=[.BQ$1]*[.BQ3]/([.$A4]+[.BQ$1]*[.BQ3])" office:value-type="float" office:value="0.968261964735516">
            <text:p>9,68E-01</text:p>
          </table:table-cell>
          <table:table-cell table:formula="of:=[.BR$1]*[.BR3]/([.$A4]+[.BR$1]*[.BR3])" office:value-type="float" office:value="0.968757627532341">
            <text:p>9,69E-01</text:p>
          </table:table-cell>
          <table:table-cell table:formula="of:=[.BS$1]*[.BS3]/([.$A4]+[.BS$1]*[.BS3])" office:value-type="float" office:value="0.969238050165641">
            <text:p>9,69E-01</text:p>
          </table:table-cell>
          <table:table-cell table:formula="of:=[.BT$1]*[.BT3]/([.$A4]+[.BT$1]*[.BT3])" office:value-type="float" office:value="0.969703924718843">
            <text:p>9,70E-01</text:p>
          </table:table-cell>
          <table:table-cell table:formula="of:=[.BU$1]*[.BU3]/([.$A4]+[.BU$1]*[.BU3])" office:value-type="float" office:value="0.970155902004454">
            <text:p>9,70E-01</text:p>
          </table:table-cell>
          <table:table-cell table:formula="of:=[.BV$1]*[.BV3]/([.$A4]+[.BV$1]*[.BV3])" office:value-type="float" office:value="0.970594594594595">
            <text:p>9,71E-01</text:p>
          </table:table-cell>
          <table:table-cell table:formula="of:=[.BW$1]*[.BW3]/([.$A4]+[.BW$1]*[.BW3])" office:value-type="float" office:value="0.971020579588408">
            <text:p>9,71E-01</text:p>
          </table:table-cell>
          <table:table-cell table:formula="of:=[.BX$1]*[.BX3]/([.$A4]+[.BX$1]*[.BX3])" office:value-type="float" office:value="0.971434401142624">
            <text:p>9,71E-01</text:p>
          </table:table-cell>
          <table:table-cell table:formula="of:=[.BY$1]*[.BY3]/([.$A4]+[.BY$1]*[.BY3])" office:value-type="float" office:value="0.971836572788576">
            <text:p>9,72E-01</text:p>
          </table:table-cell>
          <table:table-cell office:value-type="float" office:value="2">
            <text:p>2</text:p>
          </table:table-cell>
          <table:table-cell table:formula="of:=[.CA$1]*[.CA3]/([.$A4]+[.CA$1]*[.CA3])" office:value-type="float" office:value="0.972227579556413">
            <text:p>9,72E-01</text:p>
          </table:table-cell>
          <table:table-cell table:formula="of:=[.CB$1]*[.CB3]/([.$A4]+[.CB$1]*[.CB3])" office:value-type="float" office:value="0.972607879924953">
            <text:p>9,73E-01</text:p>
          </table:table-cell>
          <table:table-cell table:formula="of:=[.CC$1]*[.CC3]/([.$A4]+[.CC$1]*[.CC3])" office:value-type="float" office:value="0.972977907613657">
            <text:p>9,73E-01</text:p>
          </table:table-cell>
          <table:table-cell table:formula="of:=[.CD$1]*[.CD3]/([.$A4]+[.CD$1]*[.CD3])" office:value-type="float" office:value="0.973338073231425">
            <text:p>9,73E-01</text:p>
          </table:table-cell>
          <table:table-cell table:formula="of:=[.CE$1]*[.CE3]/([.$A4]+[.CE$1]*[.CE3])" office:value-type="float" office:value="0.973688765795396">
            <text:p>9,74E-01</text:p>
          </table:table-cell>
          <table:table-cell table:formula="of:=[.CF$1]*[.CF3]/([.$A4]+[.CF$1]*[.CF3])" office:value-type="float" office:value="0.974030354131535">
            <text:p>9,74E-01</text:p>
          </table:table-cell>
          <table:table-cell table:formula="of:=[.CG$1]*[.CG3]/([.$A4]+[.CG$1]*[.CG3])" office:value-type="float" office:value="0.974363188167625">
            <text:p>9,74E-01</text:p>
          </table:table-cell>
          <table:table-cell table:formula="of:=[.CH$1]*[.CH3]/([.$A4]+[.CH$1]*[.CH3])" office:value-type="float" office:value="0.974687600128164">
            <text:p>9,75E-01</text:p>
          </table:table-cell>
          <table:table-cell table:formula="of:=[.CI$1]*[.CI3]/([.$A4]+[.CI$1]*[.CI3])" office:value-type="float" office:value="0.975003905639744">
            <text:p>9,75E-01</text:p>
          </table:table-cell>
          <table:table-cell table:formula="of:=[.CJ$1]*[.CJ3]/([.$A4]+[.CJ$1]*[.CJ3])" office:value-type="float" office:value="0.975312404754648">
            <text:p>9,75E-01</text:p>
          </table:table-cell>
          <table:table-cell office:value-type="float" office:value="2">
            <text:p>2</text:p>
          </table:table-cell>
          <table:table-cell table:formula="of:=[.CL$1]*[.CL3]/([.$A4]+[.CL$1]*[.CL3])" office:value-type="float" office:value="0.999695297727709">
            <text:p>1,00E+00</text:p>
          </table:table-cell>
          <table:table-cell table:formula="of:=[.CM$1]*[.CM3]/([.$A4]+[.CM$1]*[.CM3])" office:value-type="float" office:value="0.975907111756168">
            <text:p>9,76E-01</text:p>
          </table:table-cell>
          <table:table-cell table:formula="of:=[.CN$1]*[.CN3]/([.$A4]+[.CN$1]*[.CN3])" office:value-type="float" office:value="0.976193850077937">
            <text:p>9,76E-01</text:p>
          </table:table-cell>
          <table:table-cell table:formula="of:=[.CO$1]*[.CO3]/([.$A4]+[.CO$1]*[.CO3])" office:value-type="float" office:value="0.976473844450595">
            <text:p>9,76E-01</text:p>
          </table:table-cell>
          <table:table-cell table:formula="of:=[.CP$1]*[.CP3]/([.$A4]+[.CP$1]*[.CP3])" office:value-type="float" office:value="0.976747329998648">
            <text:p>9,77E-01</text:p>
          </table:table-cell>
          <table:table-cell table:formula="of:=[.CQ$1]*[.CQ3]/([.$A4]+[.CQ$1]*[.CQ3])" office:value-type="float" office:value="0.977014531043593">
            <text:p>9,77E-01</text:p>
          </table:table-cell>
          <table:table-cell table:formula="of:=[.CR$1]*[.CR3]/([.$A4]+[.CR$1]*[.CR3])" office:value-type="float" office:value="0.977275661717237">
            <text:p>9,77E-01</text:p>
          </table:table-cell>
          <table:table-cell table:formula="of:=[.CS$1]*[.CS3]/([.$A4]+[.CS$1]*[.CS3])" office:value-type="float" office:value="0.977530926533704">
            <text:p>9,78E-01</text:p>
          </table:table-cell>
          <table:table-cell table:formula="of:=[.CT$1]*[.CT3]/([.$A4]+[.CT$1]*[.CT3])" office:value-type="float" office:value="0.977780520923343">
            <text:p>9,78E-01</text:p>
          </table:table-cell>
          <table:table-cell table:formula="of:=[.CU$1]*[.CU3]/([.$A4]+[.CU$1]*[.CU3])" office:value-type="float" office:value="0.978024631731466">
            <text:p>9,78E-01</text:p>
          </table:table-cell>
          <table:table-cell office:value-type="float" office:value="2">
            <text:p>2</text:p>
          </table:table-cell>
          <table:table-cell table:formula="of:=[.CW$1]*[.CW3]/([.$A4]+[.CW$1]*[.CW3])" office:value-type="float" office:value="0.978263437684583">
            <text:p>9,78E-01</text:p>
          </table:table-cell>
          <table:table-cell table:formula="of:=[.CX$1]*[.CX3]/([.$A4]+[.CX$1]*[.CX3])" office:value-type="float" office:value="0.978610243958839">
            <text:p>9,79E-01</text:p>
          </table:table-cell>
          <table:table-cell table:formula="of:=[.CY$1]*[.CY3]/([.$A4]+[.CY$1]*[.CY3])" office:value-type="float" office:value="0.978873505111857">
            <text:p>9,79E-01</text:p>
          </table:table-cell>
          <table:table-cell table:formula="of:=[.CZ$1]*[.CZ3]/([.$A4]+[.CZ$1]*[.CZ3])" office:value-type="float" office:value="0.979112416200343">
            <text:p>9,79E-01</text:p>
          </table:table-cell>
          <table:table-cell table:formula="of:=[.DA$1]*[.DA3]/([.$A4]+[.DA$1]*[.DA3])" office:value-type="float" office:value="0.979338932656206">
            <text:p>9,79E-01</text:p>
          </table:table-cell>
          <table:table-cell table:formula="of:=[.DB$1]*[.DB3]/([.$A4]+[.DB$1]*[.DB3])" office:value-type="float" office:value="0.97955713020372">
            <text:p>9,80E-01</text:p>
          </table:table-cell>
          <table:table-cell table:formula="of:=[.DC$1]*[.DC3]/([.$A4]+[.DC$1]*[.DC3])" office:value-type="float" office:value="0.979768829120985">
            <text:p>9,80E-01</text:p>
          </table:table-cell>
          <table:table-cell table:formula="of:=[.DD$1]*[.DD3]/([.$A4]+[.DD$1]*[.DD3])" office:value-type="float" office:value="0.979975000637739">
            <text:p>9,80E-01</text:p>
          </table:table-cell>
          <table:table-cell table:formula="of:=[.DE$1]*[.DE3]/([.$A4]+[.DE$1]*[.DE3])" office:value-type="float" office:value="0.980176235929461">
            <text:p>9,80E-01</text:p>
          </table:table-cell>
          <table:table-cell table:formula="of:=[.DF$1]*[.DF3]/([.$A4]+[.DF$1]*[.DF3])" office:value-type="float" office:value="0.980372933864042">
            <text:p>9,80E-01</text:p>
          </table:table-cell>
          <table:table-cell table:number-columns-repeated="146"/>
        </table:table-row>
        <table:table-row table:style-name="ro1">
          <table:table-cell office:value-type="float" office:value="3">
            <text:p>3</text:p>
          </table:table-cell>
          <table:table-cell table:formula="of:=[.$C$1]*[.B4]/([.$A5]+[.$C$1]*[.B4])" office:value-type="float" office:value="0.181818181818182">
            <text:p>1,82E-01</text:p>
          </table:table-cell>
          <table:table-cell table:formula="of:=[.$C$1]*[.C4]/([.$A5]+[.$C$1]*[.C4])" office:value-type="float" office:value="0.210526315789474">
            <text:p>2,11E-01</text:p>
          </table:table-cell>
          <table:table-cell table:formula="of:=[.$D$1]*[.D4]/([.$A5]+[.$D$1]*[.D4])" office:value-type="float" office:value="0.346153846153846">
            <text:p>3,46E-01</text:p>
          </table:table-cell>
          <table:table-cell table:formula="of:=[.$E$1]*[.E4]/([.$A5]+[.$E$1]*[.E4])" office:value-type="float" office:value="0.450704225352113">
            <text:p>4,51E-01</text:p>
          </table:table-cell>
          <table:table-cell table:formula="of:=[.$F$1]*[.F4]/([.$A5]+[.$F$1]*[.F4])" office:value-type="float" office:value="0.529661016949153">
            <text:p>5,30E-01</text:p>
          </table:table-cell>
          <table:table-cell table:formula="of:=[.$G$1]*[.G4]/([.$A5]+[.$G$1]*[.G4])" office:value-type="float" office:value="0.590163934426229">
            <text:p>5,90E-01</text:p>
          </table:table-cell>
          <table:table-cell table:formula="of:=[.$H$1]*[.H4]/([.$A5]+[.$H$1]*[.H4])" office:value-type="float" office:value="0.637546468401487">
            <text:p>6,38E-01</text:p>
          </table:table-cell>
          <table:table-cell table:formula="of:=[.I$1]*[.I4]/([.$A5]+[.I$1]*[.I4])" office:value-type="float" office:value="0.675461741424802">
            <text:p>6,75E-01</text:p>
          </table:table-cell>
          <table:table-cell table:formula="of:=[.J$1]*[.J4]/([.$A5]+[.J$1]*[.J4])" office:value-type="float" office:value="0.706395348837209">
            <text:p>7,06E-01</text:p>
          </table:table-cell>
          <table:table-cell table:formula="of:=[.K$1]*[.K4]/([.$A5]+[.K$1]*[.K4])" office:value-type="float" office:value="0.732064421669107">
            <text:p>7,32E-01</text:p>
          </table:table-cell>
          <table:table-cell office:value-type="float" office:value="3">
            <text:p>3</text:p>
          </table:table-cell>
          <table:table-cell table:formula="of:=[.M$1]*[.M4]/([.$A5]+[.M$1]*[.M4])" office:value-type="float" office:value="0.753680634201585">
            <text:p>7,54E-01</text:p>
          </table:table-cell>
          <table:table-cell table:formula="of:=[.N$1]*[.N4]/([.$A5]+[.N$1]*[.N4])" office:value-type="float" office:value="0.772117962466488">
            <text:p>7,72E-01</text:p>
          </table:table-cell>
          <table:table-cell table:formula="of:=[.O$1]*[.O4]/([.$A5]+[.O$1]*[.O4])" office:value-type="float" office:value="0.788020086083214">
            <text:p>7,88E-01</text:p>
          </table:table-cell>
          <table:table-cell table:formula="of:=[.P$1]*[.P4]/([.$A5]+[.P$1]*[.P4])" office:value-type="float" office:value="0.80187025131502">
            <text:p>8,02E-01</text:p>
          </table:table-cell>
          <table:table-cell table:formula="of:=[.Q$1]*[.Q4]/([.$A5]+[.Q$1]*[.Q4])" office:value-type="float" office:value="0.814037626628075">
            <text:p>8,14E-01</text:p>
          </table:table-cell>
          <table:table-cell table:formula="of:=[.R$1]*[.R4]/([.$A5]+[.R$1]*[.R4])" office:value-type="float" office:value="0.824808699154249">
            <text:p>8,25E-01</text:p>
          </table:table-cell>
          <table:table-cell table:formula="of:=[.S$1]*[.S4]/([.$A5]+[.S$1]*[.S4])" office:value-type="float" office:value="0.834408967391304">
            <text:p>8,34E-01</text:p>
          </table:table-cell>
          <table:table-cell table:formula="of:=[.T$1]*[.T4]/([.$A5]+[.T$1]*[.T4])" office:value-type="float" office:value="0.843018213356461">
            <text:p>8,43E-01</text:p>
          </table:table-cell>
          <table:table-cell table:formula="of:=[.U$1]*[.U4]/([.$A5]+[.U$1]*[.U4])" office:value-type="float" office:value="0.850781443810469">
            <text:p>8,51E-01</text:p>
          </table:table-cell>
          <table:table-cell table:formula="of:=[.V$1]*[.V4]/([.$A5]+[.V$1]*[.V4])" office:value-type="float" office:value="0.857816856101222">
            <text:p>8,58E-01</text:p>
          </table:table-cell>
          <table:table-cell office:value-type="float" office:value="3">
            <text:p>3</text:p>
          </table:table-cell>
          <table:table-cell table:formula="of:=[.X$1]*[.X4]/([.$A5]+[.X$1]*[.X4])" office:value-type="float" office:value="0.864221724524076">
            <text:p>8,64E-01</text:p>
          </table:table-cell>
          <table:table-cell table:formula="of:=[.Y$1]*[.Y4]/([.$A5]+[.Y$1]*[.Y4])" office:value-type="float" office:value="0.870076809936264">
            <text:p>8,70E-01</text:p>
          </table:table-cell>
          <table:table-cell table:formula="of:=[.Z$1]*[.Z4]/([.$A5]+[.Z$1]*[.Z4])" office:value-type="float" office:value="0.875449704993524">
            <text:p>8,75E-01</text:p>
          </table:table-cell>
          <table:table-cell table:formula="of:=[.AA$1]*[.AA4]/([.$A5]+[.AA$1]*[.AA4])" office:value-type="float" office:value="0.880397401604891">
            <text:p>8,80E-01</text:p>
          </table:table-cell>
          <table:table-cell table:formula="of:=[.AB$1]*[.AB4]/([.$A5]+[.AB$1]*[.AB4])" office:value-type="float" office:value="0.884968282736747">
            <text:p>8,85E-01</text:p>
          </table:table-cell>
          <table:table-cell table:formula="of:=[.AC$1]*[.AC4]/([.$A5]+[.AC$1]*[.AC4])" office:value-type="float" office:value="0.889203683092178">
            <text:p>8,89E-01</text:p>
          </table:table-cell>
          <table:table-cell table:formula="of:=[.AD$1]*[.AD4]/([.$A5]+[.AD$1]*[.AD4])" office:value-type="float" office:value="0.893139123332426">
            <text:p>8,93E-01</text:p>
          </table:table-cell>
          <table:table-cell table:formula="of:=[.AE$1]*[.AE4]/([.$A5]+[.AE$1]*[.AE4])" office:value-type="float" office:value="0.896805294550208">
            <text:p>8,97E-01</text:p>
          </table:table-cell>
          <table:table-cell table:formula="of:=[.AF$1]*[.AF4]/([.$A5]+[.AF$1]*[.AF4])" office:value-type="float" office:value="0.900228849844973">
            <text:p>9,00E-01</text:p>
          </table:table-cell>
          <table:table-cell table:formula="of:=[.AG$1]*[.AG4]/([.$A5]+[.AG$1]*[.AG4])" office:value-type="float" office:value="0.903433045573178">
            <text:p>9,03E-01</text:p>
          </table:table-cell>
          <table:table-cell office:value-type="float" office:value="3">
            <text:p>3</text:p>
          </table:table-cell>
          <table:table-cell table:formula="of:=[.AI$1]*[.AI4]/([.$A5]+[.AI$1]*[.AI4])" office:value-type="float" office:value="0.906438264467839">
            <text:p>9,06E-01</text:p>
          </table:table-cell>
          <table:table-cell table:formula="of:=[.AJ$1]*[.AJ4]/([.$A5]+[.AJ$1]*[.AJ4])" office:value-type="float" office:value="0.909262445196737">
            <text:p>9,09E-01</text:p>
          </table:table-cell>
          <table:table-cell table:formula="of:=[.AK$1]*[.AK4]/([.$A5]+[.AK$1]*[.AK4])" office:value-type="float" office:value="0.91192143727162">
            <text:p>9,12E-01</text:p>
          </table:table-cell>
          <table:table-cell table:formula="of:=[.AL$1]*[.AL4]/([.$A5]+[.AL$1]*[.AL4])" office:value-type="float" office:value="0.914429295984366">
            <text:p>9,14E-01</text:p>
          </table:table-cell>
          <table:table-cell table:formula="of:=[.AM$1]*[.AM4]/([.$A5]+[.AM$1]*[.AM4])" office:value-type="float" office:value="0.916798528845743">
            <text:p>9,17E-01</text:p>
          </table:table-cell>
          <table:table-cell table:formula="of:=[.AN$1]*[.AN4]/([.$A5]+[.AN$1]*[.AN4])" office:value-type="float" office:value="0.919040302564709">
            <text:p>9,19E-01</text:p>
          </table:table-cell>
          <table:table-cell table:formula="of:=[.AO$1]*[.AO4]/([.$A5]+[.AO$1]*[.AO4])" office:value-type="float" office:value="0.921164617734778">
            <text:p>9,21E-01</text:p>
          </table:table-cell>
          <table:table-cell table:formula="of:=[.AP$1]*[.AP4]/([.$A5]+[.AP$1]*[.AP4])" office:value-type="float" office:value="0.923180456946735">
            <text:p>9,23E-01</text:p>
          </table:table-cell>
          <table:table-cell table:formula="of:=[.AQ$1]*[.AQ4]/([.$A5]+[.AQ$1]*[.AQ4])" office:value-type="float" office:value="0.925095910919809">
            <text:p>9,25E-01</text:p>
          </table:table-cell>
          <table:table-cell table:formula="of:=[.AR$1]*[.AR4]/([.$A5]+[.AR$1]*[.AR4])" office:value-type="float" office:value="0.926918286359818">
            <text:p>9,27E-01</text:p>
          </table:table-cell>
          <table:table-cell office:value-type="float" office:value="3">
            <text:p>3</text:p>
          </table:table-cell>
          <table:table-cell table:formula="of:=[.AT$1]*[.AT4]/([.$A5]+[.AT$1]*[.AT4])" office:value-type="float" office:value="0.928654198555567">
            <text:p>9,29E-01</text:p>
          </table:table-cell>
          <table:table-cell table:formula="of:=[.AU$1]*[.AU4]/([.$A5]+[.AU$1]*[.AU4])" office:value-type="float" office:value="0.930309651171551">
            <text:p>9,30E-01</text:p>
          </table:table-cell>
          <table:table-cell table:formula="of:=[.AV$1]*[.AV4]/([.$A5]+[.AV$1]*[.AV4])" office:value-type="float" office:value="0.931890105253288">
            <text:p>9,32E-01</text:p>
          </table:table-cell>
          <table:table-cell table:formula="of:=[.AW$1]*[.AW4]/([.$A5]+[.AW$1]*[.AW4])" office:value-type="float" office:value="0.933400539107186">
            <text:p>9,33E-01</text:p>
          </table:table-cell>
          <table:table-cell table:formula="of:=[.AX$1]*[.AX4]/([.$A5]+[.AX$1]*[.AX4])" office:value-type="float" office:value="0.934845500430875">
            <text:p>9,35E-01</text:p>
          </table:table-cell>
          <table:table-cell table:formula="of:=[.AY$1]*[.AY4]/([.$A5]+[.AY$1]*[.AY4])" office:value-type="float" office:value="0.936229151838101">
            <text:p>9,36E-01</text:p>
          </table:table-cell>
          <table:table-cell table:formula="of:=[.AZ$1]*[.AZ4]/([.$A5]+[.AZ$1]*[.AZ4])" office:value-type="float" office:value="0.937555310733443">
            <text:p>9,38E-01</text:p>
          </table:table-cell>
          <table:table-cell table:formula="of:=[.BA$1]*[.BA4]/([.$A5]+[.BA$1]*[.BA4])" office:value-type="float" office:value="0.938827484337595">
            <text:p>9,39E-01</text:p>
          </table:table-cell>
          <table:table-cell table:formula="of:=[.BB$1]*[.BB4]/([.$A5]+[.BB$1]*[.BB4])" office:value-type="float" office:value="0.940048900536947">
            <text:p>9,40E-01</text:p>
          </table:table-cell>
          <table:table-cell table:formula="of:=[.BC$1]*[.BC4]/([.$A5]+[.BC$1]*[.BC4])" office:value-type="float" office:value="0.941222535126425">
            <text:p>9,41E-01</text:p>
          </table:table-cell>
          <table:table-cell office:value-type="float" office:value="3">
            <text:p>3</text:p>
          </table:table-cell>
          <table:table-cell table:formula="of:=[.BE$1]*[.BE4]/([.$A5]+[.BE$1]*[.BE4])" office:value-type="float" office:value="0.94235113592771">
            <text:p>9,42E-01</text:p>
          </table:table-cell>
          <table:table-cell table:formula="of:=[.BF$1]*[.BF4]/([.$A5]+[.BF$1]*[.BF4])" office:value-type="float" office:value="0.943437244192756">
            <text:p>9,43E-01</text:p>
          </table:table-cell>
          <table:table-cell table:formula="of:=[.BG$1]*[.BG4]/([.$A5]+[.BG$1]*[.BG4])" office:value-type="float" office:value="0.944483213642246">
            <text:p>9,44E-01</text:p>
          </table:table-cell>
          <table:table-cell table:formula="of:=[.BH$1]*[.BH4]/([.$A5]+[.BH$1]*[.BH4])" office:value-type="float" office:value="0.945491227438124">
            <text:p>9,45E-01</text:p>
          </table:table-cell>
          <table:table-cell table:formula="of:=[.BI$1]*[.BI4]/([.$A5]+[.BI$1]*[.BI4])" office:value-type="float" office:value="0.94646331334691">
            <text:p>9,46E-01</text:p>
          </table:table-cell>
          <table:table-cell table:formula="of:=[.BJ$1]*[.BJ4]/([.$A5]+[.BJ$1]*[.BJ4])" office:value-type="float" office:value="0.947401357314718">
            <text:p>9,47E-01</text:p>
          </table:table-cell>
          <table:table-cell table:formula="of:=[.BK$1]*[.BK4]/([.$A5]+[.BK$1]*[.BK4])" office:value-type="float" office:value="0.948307115644587">
            <text:p>9,48E-01</text:p>
          </table:table-cell>
          <table:table-cell table:formula="of:=[.BL$1]*[.BL4]/([.$A5]+[.BL$1]*[.BL4])" office:value-type="float" office:value="0.949182225941097">
            <text:p>9,49E-01</text:p>
          </table:table-cell>
          <table:table-cell table:formula="of:=[.BM$1]*[.BM4]/([.$A5]+[.BM$1]*[.BM4])" office:value-type="float" office:value="0.950028216965335">
            <text:p>9,50E-01</text:p>
          </table:table-cell>
          <table:table-cell table:formula="of:=[.BN$1]*[.BN4]/([.$A5]+[.BN$1]*[.BN4])" office:value-type="float" office:value="0.95084651752463">
            <text:p>9,51E-01</text:p>
          </table:table-cell>
          <table:table-cell office:value-type="float" office:value="3">
            <text:p>3</text:p>
          </table:table-cell>
          <table:table-cell table:formula="of:=[.BP$1]*[.BP4]/([.$A5]+[.BP$1]*[.BP4])" office:value-type="float" office:value="0.951638464505526">
            <text:p>9,52E-01</text:p>
          </table:table-cell>
          <table:table-cell table:formula="of:=[.BQ$1]*[.BQ4]/([.$A5]+[.BQ$1]*[.BQ4])" office:value-type="float" office:value="0.952405310144742">
            <text:p>9,52E-01</text:p>
          </table:table-cell>
          <table:table-cell table:formula="of:=[.BR$1]*[.BR4]/([.$A5]+[.BR$1]*[.BR4])" office:value-type="float" office:value="0.953148228621092">
            <text:p>9,53E-01</text:p>
          </table:table-cell>
          <table:table-cell table:formula="of:=[.BS$1]*[.BS4]/([.$A5]+[.BS$1]*[.BS4])" office:value-type="float" office:value="0.953868322041176">
            <text:p>9,54E-01</text:p>
          </table:table-cell>
          <table:table-cell table:formula="of:=[.BT$1]*[.BT4]/([.$A5]+[.BT$1]*[.BT4])" office:value-type="float" office:value="0.954566625882876">
            <text:p>9,55E-01</text:p>
          </table:table-cell>
          <table:table-cell table:formula="of:=[.BU$1]*[.BU4]/([.$A5]+[.BU$1]*[.BU4])" office:value-type="float" office:value="0.955244113953071">
            <text:p>9,55E-01</text:p>
          </table:table-cell>
          <table:table-cell table:formula="of:=[.BV$1]*[.BV4]/([.$A5]+[.BV$1]*[.BV4])" office:value-type="float" office:value="0.955901702909375">
            <text:p>9,56E-01</text:p>
          </table:table-cell>
          <table:table-cell table:formula="of:=[.BW$1]*[.BW4]/([.$A5]+[.BW$1]*[.BW4])" office:value-type="float" office:value="0.956540256389976">
            <text:p>9,57E-01</text:p>
          </table:table-cell>
          <table:table-cell table:formula="of:=[.BX$1]*[.BX4]/([.$A5]+[.BX$1]*[.BX4])" office:value-type="float" office:value="0.957160588790602">
            <text:p>9,57E-01</text:p>
          </table:table-cell>
          <table:table-cell table:formula="of:=[.BY$1]*[.BY4]/([.$A5]+[.BY$1]*[.BY4])" office:value-type="float" office:value="0.957763468723299">
            <text:p>9,58E-01</text:p>
          </table:table-cell>
          <table:table-cell office:value-type="float" office:value="3">
            <text:p>3</text:p>
          </table:table-cell>
          <table:table-cell table:formula="of:=[.CA$1]*[.CA4]/([.$A5]+[.CA$1]*[.CA4])" office:value-type="float" office:value="0.95834962218783">
            <text:p>9,58E-01</text:p>
          </table:table-cell>
          <table:table-cell table:formula="of:=[.CB$1]*[.CB4]/([.$A5]+[.CB$1]*[.CB4])" office:value-type="float" office:value="0.958919735483175">
            <text:p>9,59E-01</text:p>
          </table:table-cell>
          <table:table-cell table:formula="of:=[.CC$1]*[.CC4]/([.$A5]+[.CC$1]*[.CC4])" office:value-type="float" office:value="0.959474457883625">
            <text:p>9,59E-01</text:p>
          </table:table-cell>
          <table:table-cell table:formula="of:=[.CD$1]*[.CD4]/([.$A5]+[.CD$1]*[.CD4])" office:value-type="float" office:value="0.960014404101378">
            <text:p>9,60E-01</text:p>
          </table:table-cell>
          <table:table-cell table:formula="of:=[.CE$1]*[.CE4]/([.$A5]+[.CE$1]*[.CE4])" office:value-type="float" office:value="0.960540156555238">
            <text:p>9,61E-01</text:p>
          </table:table-cell>
          <table:table-cell table:formula="of:=[.CF$1]*[.CF4]/([.$A5]+[.CF$1]*[.CF4])" office:value-type="float" office:value="0.96105226746299">
            <text:p>9,61E-01</text:p>
          </table:table-cell>
          <table:table-cell table:formula="of:=[.CG$1]*[.CG4]/([.$A5]+[.CG$1]*[.CG4])" office:value-type="float" office:value="0.961551260773229">
            <text:p>9,62E-01</text:p>
          </table:table-cell>
          <table:table-cell table:formula="of:=[.CH$1]*[.CH4]/([.$A5]+[.CH$1]*[.CH4])" office:value-type="float" office:value="0.962037633950835">
            <text:p>9,62E-01</text:p>
          </table:table-cell>
          <table:table-cell table:formula="of:=[.CI$1]*[.CI4]/([.$A5]+[.CI$1]*[.CI4])" office:value-type="float" office:value="0.962511859628847">
            <text:p>9,63E-01</text:p>
          </table:table-cell>
          <table:table-cell table:formula="of:=[.CJ$1]*[.CJ4]/([.$A5]+[.CJ$1]*[.CJ4])" office:value-type="float" office:value="0.962974387138273">
            <text:p>9,63E-01</text:p>
          </table:table-cell>
          <table:table-cell office:value-type="float" office:value="3">
            <text:p>3</text:p>
          </table:table-cell>
          <table:table-cell table:formula="of:=[.CL$1]*[.CL4]/([.$A5]+[.CL$1]*[.CL4])" office:value-type="float" office:value="0.964275217628433">
            <text:p>9,64E-01</text:p>
          </table:table-cell>
          <table:table-cell table:formula="of:=[.CM$1]*[.CM4]/([.$A5]+[.CM$1]*[.CM4])" office:value-type="float" office:value="0.963866036871676">
            <text:p>9,64E-01</text:p>
          </table:table-cell>
          <table:table-cell table:formula="of:=[.CN$1]*[.CN4]/([.$A5]+[.CN$1]*[.CN4])" office:value-type="float" office:value="0.964295953507668">
            <text:p>9,64E-01</text:p>
          </table:table-cell>
          <table:table-cell table:formula="of:=[.CO$1]*[.CO4]/([.$A5]+[.CO$1]*[.CO4])" office:value-type="float" office:value="0.964715763157124">
            <text:p>9,65E-01</text:p>
          </table:table-cell>
          <table:table-cell table:formula="of:=[.CP$1]*[.CP4]/([.$A5]+[.CP$1]*[.CP4])" office:value-type="float" office:value="0.965125817989804">
            <text:p>9,65E-01</text:p>
          </table:table-cell>
          <table:table-cell table:formula="of:=[.CQ$1]*[.CQ4]/([.$A5]+[.CQ$1]*[.CQ4])" office:value-type="float" office:value="0.96552645400643">
            <text:p>9,66E-01</text:p>
          </table:table-cell>
          <table:table-cell table:formula="of:=[.CR$1]*[.CR4]/([.$A5]+[.CR$1]*[.CR4])" office:value-type="float" office:value="0.965917991955854">
            <text:p>9,66E-01</text:p>
          </table:table-cell>
          <table:table-cell table:formula="of:=[.CS$1]*[.CS4]/([.$A5]+[.CS$1]*[.CS4])" office:value-type="float" office:value="0.966300738190511">
            <text:p>9,66E-01</text:p>
          </table:table-cell>
          <table:table-cell table:formula="of:=[.CT$1]*[.CT4]/([.$A5]+[.CT$1]*[.CT4])" office:value-type="float" office:value="0.966674985464957">
            <text:p>9,67E-01</text:p>
          </table:table-cell>
          <table:table-cell table:formula="of:=[.CU$1]*[.CU4]/([.$A5]+[.CU$1]*[.CU4])" office:value-type="float" office:value="0.967041013681839">
            <text:p>9,67E-01</text:p>
          </table:table-cell>
          <table:table-cell office:value-type="float" office:value="3">
            <text:p>3</text:p>
          </table:table-cell>
          <table:table-cell table:formula="of:=[.CW$1]*[.CW4]/([.$A5]+[.CW$1]*[.CW4])" office:value-type="float" office:value="0.96739909058932">
            <text:p>9,67E-01</text:p>
          </table:table-cell>
          <table:table-cell table:formula="of:=[.CX$1]*[.CX4]/([.$A5]+[.CX$1]*[.CX4])" office:value-type="float" office:value="0.967753080589336">
            <text:p>9,68E-01</text:p>
          </table:table-cell>
          <table:table-cell table:formula="of:=[.CY$1]*[.CY4]/([.$A5]+[.CY$1]*[.CY4])" office:value-type="float" office:value="0.968097065223671">
            <text:p>9,68E-01</text:p>
          </table:table-cell>
          <table:table-cell table:formula="of:=[.CZ$1]*[.CZ4]/([.$A5]+[.CZ$1]*[.CZ4])" office:value-type="float" office:value="0.968433203230893">
            <text:p>9,68E-01</text:p>
          </table:table-cell>
          <table:table-cell table:formula="of:=[.DA$1]*[.DA4]/([.$A5]+[.DA$1]*[.DA4])" office:value-type="float" office:value="0.96876210422982">
            <text:p>9,69E-01</text:p>
          </table:table-cell>
          <table:table-cell table:formula="of:=[.DB$1]*[.DB4]/([.$A5]+[.DB$1]*[.DB4])" office:value-type="float" office:value="0.969084112026691">
            <text:p>9,69E-01</text:p>
          </table:table-cell>
          <table:table-cell table:formula="of:=[.DC$1]*[.DC4]/([.$A5]+[.DC$1]*[.DC4])" office:value-type="float" office:value="0.969399488345133">
            <text:p>9,69E-01</text:p>
          </table:table-cell>
          <table:table-cell table:formula="of:=[.DD$1]*[.DD4]/([.$A5]+[.DD$1]*[.DD4])" office:value-type="float" office:value="0.96970845908338">
            <text:p>9,70E-01</text:p>
          </table:table-cell>
          <table:table-cell table:formula="of:=[.DE$1]*[.DE4]/([.$A5]+[.DE$1]*[.DE4])" office:value-type="float" office:value="0.970011230001766">
            <text:p>9,70E-01</text:p>
          </table:table-cell>
          <table:table-cell table:formula="of:=[.DF$1]*[.DF4]/([.$A5]+[.DF$1]*[.DF4])" office:value-type="float" office:value="0.970307993222593">
            <text:p>9,70E-01</text:p>
          </table:table-cell>
          <table:table-cell table:number-columns-repeated="146"/>
        </table:table-row>
        <table:table-row table:style-name="ro1">
          <table:table-cell office:value-type="float" office:value="4">
            <text:p>4</text:p>
          </table:table-cell>
          <table:table-cell table:formula="of:=[.$C$1]*[.B5]/([.$A6]+[.$C$1]*[.B5])" office:value-type="float" office:value="0.0833333333333333">
            <text:p>8,33E-02</text:p>
          </table:table-cell>
          <table:table-cell table:formula="of:=[.$C$1]*[.C5]/([.$A6]+[.$C$1]*[.C5])" office:value-type="float" office:value="0.0952380952380952">
            <text:p>9,52E-02</text:p>
          </table:table-cell>
          <table:table-cell table:formula="of:=[.$D$1]*[.D5]/([.$A6]+[.$D$1]*[.D5])" office:value-type="float" office:value="0.206106870229008">
            <text:p>2,06E-01</text:p>
          </table:table-cell>
          <table:table-cell table:formula="of:=[.$E$1]*[.E5]/([.$A6]+[.$E$1]*[.E5])" office:value-type="float" office:value="0.310679611650485">
            <text:p>3,11E-01</text:p>
          </table:table-cell>
          <table:table-cell table:formula="of:=[.$F$1]*[.F5]/([.$A6]+[.$F$1]*[.F5])" office:value-type="float" office:value="0.398342893562779">
            <text:p>3,98E-01</text:p>
          </table:table-cell>
          <table:table-cell table:formula="of:=[.$G$1]*[.G5]/([.$A6]+[.$G$1]*[.G5])" office:value-type="float" office:value="0.469565217391304">
            <text:p>4,70E-01</text:p>
          </table:table-cell>
          <table:table-cell table:formula="of:=[.$H$1]*[.H5]/([.$A6]+[.$H$1]*[.H5])" office:value-type="float" office:value="0.527344607950802">
            <text:p>5,27E-01</text:p>
          </table:table-cell>
          <table:table-cell table:formula="of:=[.I$1]*[.I5]/([.$A6]+[.I$1]*[.I5])" office:value-type="float" office:value="0.574635241301908">
            <text:p>5,75E-01</text:p>
          </table:table-cell>
          <table:table-cell table:formula="of:=[.J$1]*[.J5]/([.$A6]+[.J$1]*[.J5])" office:value-type="float" office:value="0.613808588268313">
            <text:p>6,14E-01</text:p>
          </table:table-cell>
          <table:table-cell table:formula="of:=[.K$1]*[.K5]/([.$A6]+[.K$1]*[.K5])" office:value-type="float" office:value="0.646663217796172">
            <text:p>6,47E-01</text:p>
          </table:table-cell>
          <table:table-cell office:value-type="float" office:value="4">
            <text:p>4</text:p>
          </table:table-cell>
          <table:table-cell table:formula="of:=[.M$1]*[.M5]/([.$A6]+[.M$1]*[.M5])" office:value-type="float" office:value="0.674545035706058">
            <text:p>6,75E-01</text:p>
          </table:table-cell>
          <table:table-cell table:formula="of:=[.N$1]*[.N5]/([.$A6]+[.N$1]*[.N5])" office:value-type="float" office:value="0.698464025869038">
            <text:p>6,98E-01</text:p>
          </table:table-cell>
          <table:table-cell table:formula="of:=[.O$1]*[.O5]/([.$A6]+[.O$1]*[.O5])" office:value-type="float" office:value="0.719185153476192">
            <text:p>7,19E-01</text:p>
          </table:table-cell>
          <table:table-cell table:formula="of:=[.P$1]*[.P5]/([.$A6]+[.P$1]*[.P5])" office:value-type="float" office:value="0.737294641486258">
            <text:p>7,37E-01</text:p>
          </table:table-cell>
          <table:table-cell table:formula="of:=[.Q$1]*[.Q5]/([.$A6]+[.Q$1]*[.Q5])" office:value-type="float" office:value="0.75324733294648">
            <text:p>7,53E-01</text:p>
          </table:table-cell>
          <table:table-cell table:formula="of:=[.R$1]*[.R5]/([.$A6]+[.R$1]*[.R5])" office:value-type="float" office:value="0.767400468384075">
            <text:p>7,67E-01</text:p>
          </table:table-cell>
          <table:table-cell table:formula="of:=[.S$1]*[.S5]/([.$A6]+[.S$1]*[.S5])" office:value-type="float" office:value="0.780037918055906">
            <text:p>7,80E-01</text:p>
          </table:table-cell>
          <table:table-cell table:formula="of:=[.T$1]*[.T5]/([.$A6]+[.T$1]*[.T5])" office:value-type="float" office:value="0.791387732947349">
            <text:p>7,91E-01</text:p>
          </table:table-cell>
          <table:table-cell table:formula="of:=[.U$1]*[.U5]/([.$A6]+[.U$1]*[.U5])" office:value-type="float" office:value="0.801634998062361">
            <text:p>8,02E-01</text:p>
          </table:table-cell>
          <table:table-cell table:formula="of:=[.V$1]*[.V5]/([.$A6]+[.V$1]*[.V5])" office:value-type="float" office:value="0.810931354660828">
            <text:p>8,11E-01</text:p>
          </table:table-cell>
          <table:table-cell office:value-type="float" office:value="4">
            <text:p>4</text:p>
          </table:table-cell>
          <table:table-cell table:formula="of:=[.X$1]*[.X5]/([.$A6]+[.X$1]*[.X5])" office:value-type="float" office:value="0.819402136130949">
            <text:p>8,19E-01</text:p>
          </table:table-cell>
          <table:table-cell table:formula="of:=[.Y$1]*[.Y5]/([.$A6]+[.Y$1]*[.Y5])" office:value-type="float" office:value="0.827151775373577">
            <text:p>8,27E-01</text:p>
          </table:table-cell>
          <table:table-cell table:formula="of:=[.Z$1]*[.Z5]/([.$A6]+[.Z$1]*[.Z5])" office:value-type="float" office:value="0.834267946206843">
            <text:p>8,34E-01</text:p>
          </table:table-cell>
          <table:table-cell table:formula="of:=[.AA$1]*[.AA5]/([.$A6]+[.AA$1]*[.AA5])" office:value-type="float" office:value="0.840824767349918">
            <text:p>8,41E-01</text:p>
          </table:table-cell>
          <table:table-cell table:formula="of:=[.AB$1]*[.AB5]/([.$A6]+[.AB$1]*[.AB5])" office:value-type="float" office:value="0.84688530490039">
            <text:p>8,47E-01</text:p>
          </table:table-cell>
          <table:table-cell table:formula="of:=[.AC$1]*[.AC5]/([.$A6]+[.AC$1]*[.AC5])" office:value-type="float" office:value="0.852503544511604">
            <text:p>8,53E-01</text:p>
          </table:table-cell>
          <table:table-cell table:formula="of:=[.AD$1]*[.AD5]/([.$A6]+[.AD$1]*[.AD5])" office:value-type="float" office:value="0.857725958814899">
            <text:p>8,58E-01</text:p>
          </table:table-cell>
          <table:table-cell table:formula="of:=[.AE$1]*[.AE5]/([.$A6]+[.AE$1]*[.AE5])" office:value-type="float" office:value="0.862592763076647">
            <text:p>8,63E-01</text:p>
          </table:table-cell>
          <table:table-cell table:formula="of:=[.AF$1]*[.AF5]/([.$A6]+[.AF$1]*[.AF5])" office:value-type="float" office:value="0.867138928632292">
            <text:p>8,67E-01</text:p>
          </table:table-cell>
          <table:table-cell table:formula="of:=[.AG$1]*[.AG5]/([.$A6]+[.AG$1]*[.AG5])" office:value-type="float" office:value="0.871395006583873">
            <text:p>8,71E-01</text:p>
          </table:table-cell>
          <table:table-cell office:value-type="float" office:value="4">
            <text:p>4</text:p>
          </table:table-cell>
          <table:table-cell table:formula="of:=[.AI$1]*[.AI5]/([.$A6]+[.AI$1]*[.AI5])" office:value-type="float" office:value="0.875387801722299">
            <text:p>8,75E-01</text:p>
          </table:table-cell>
          <table:table-cell table:formula="of:=[.AJ$1]*[.AJ5]/([.$A6]+[.AJ$1]*[.AJ5])" office:value-type="float" office:value="0.879140927353093">
            <text:p>8,79E-01</text:p>
          </table:table-cell>
          <table:table-cell table:formula="of:=[.AK$1]*[.AK5]/([.$A6]+[.AK$1]*[.AK5])" office:value-type="float" office:value="0.882675264764397">
            <text:p>8,83E-01</text:p>
          </table:table-cell>
          <table:table-cell table:formula="of:=[.AL$1]*[.AL5]/([.$A6]+[.AL$1]*[.AL5])" office:value-type="float" office:value="0.886009345843964">
            <text:p>8,86E-01</text:p>
          </table:table-cell>
          <table:table-cell table:formula="of:=[.AM$1]*[.AM5]/([.$A6]+[.AM$1]*[.AM5])" office:value-type="float" office:value="0.889159673375841">
            <text:p>8,89E-01</text:p>
          </table:table-cell>
          <table:table-cell table:formula="of:=[.AN$1]*[.AN5]/([.$A6]+[.AN$1]*[.AN5])" office:value-type="float" office:value="0.8921409905029">
            <text:p>8,92E-01</text:p>
          </table:table-cell>
          <table:table-cell table:formula="of:=[.AO$1]*[.AO5]/([.$A6]+[.AO$1]*[.AO5])" office:value-type="float" office:value="0.894966508493095">
            <text:p>8,95E-01</text:p>
          </table:table-cell>
          <table:table-cell table:formula="of:=[.AP$1]*[.AP5]/([.$A6]+[.AP$1]*[.AP5])" office:value-type="float" office:value="0.897648100123639">
            <text:p>8,98E-01</text:p>
          </table:table-cell>
          <table:table-cell table:formula="of:=[.AQ$1]*[.AQ5]/([.$A6]+[.AQ$1]*[.AQ5])" office:value-type="float" office:value="0.900196464571589">
            <text:p>9,00E-01</text:p>
          </table:table-cell>
          <table:table-cell table:formula="of:=[.AR$1]*[.AR5]/([.$A6]+[.AR$1]*[.AR5])" office:value-type="float" office:value="0.902621268577779">
            <text:p>9,03E-01</text:p>
          </table:table-cell>
          <table:table-cell office:value-type="float" office:value="4">
            <text:p>4</text:p>
          </table:table-cell>
          <table:table-cell table:formula="of:=[.AT$1]*[.AT5]/([.$A6]+[.AT$1]*[.AT5])" office:value-type="float" office:value="0.9049312677635">
            <text:p>9,05E-01</text:p>
          </table:table-cell>
          <table:table-cell table:formula="of:=[.AU$1]*[.AU5]/([.$A6]+[.AU$1]*[.AU5])" office:value-type="float" office:value="0.907134411272888">
            <text:p>9,07E-01</text:p>
          </table:table-cell>
          <table:table-cell table:formula="of:=[.AV$1]*[.AV5]/([.$A6]+[.AV$1]*[.AV5])" office:value-type="float" office:value="0.909237932348654">
            <text:p>9,09E-01</text:p>
          </table:table-cell>
          <table:table-cell table:formula="of:=[.AW$1]*[.AW5]/([.$A6]+[.AW$1]*[.AW5])" office:value-type="float" office:value="0.911248426994046">
            <text:p>9,11E-01</text:p>
          </table:table-cell>
          <table:table-cell table:formula="of:=[.AX$1]*[.AX5]/([.$A6]+[.AX$1]*[.AX5])" office:value-type="float" office:value="0.913171922506235">
            <text:p>9,13E-01</text:p>
          </table:table-cell>
          <table:table-cell table:formula="of:=[.AY$1]*[.AY5]/([.$A6]+[.AY$1]*[.AY5])" office:value-type="float" office:value="0.915013937367677">
            <text:p>9,15E-01</text:p>
          </table:table-cell>
          <table:table-cell table:formula="of:=[.AZ$1]*[.AZ5]/([.$A6]+[.AZ$1]*[.AZ5])" office:value-type="float" office:value="0.916779533738283">
            <text:p>9,17E-01</text:p>
          </table:table-cell>
          <table:table-cell table:formula="of:=[.BA$1]*[.BA5]/([.$A6]+[.BA$1]*[.BA5])" office:value-type="float" office:value="0.918473363591441">
            <text:p>9,18E-01</text:p>
          </table:table-cell>
          <table:table-cell table:formula="of:=[.BB$1]*[.BB5]/([.$A6]+[.BB$1]*[.BB5])" office:value-type="float" office:value="0.920099709372525">
            <text:p>9,20E-01</text:p>
          </table:table-cell>
          <table:table-cell table:formula="of:=[.BC$1]*[.BC5]/([.$A6]+[.BC$1]*[.BC5])" office:value-type="float" office:value="0.921662519922657">
            <text:p>9,22E-01</text:p>
          </table:table-cell>
          <table:table-cell office:value-type="float" office:value="4">
            <text:p>4</text:p>
          </table:table-cell>
          <table:table-cell table:formula="of:=[.BE$1]*[.BE5]/([.$A6]+[.BE$1]*[.BE5])" office:value-type="float" office:value="0.923165442297733">
            <text:p>9,23E-01</text:p>
          </table:table-cell>
          <table:table-cell table:formula="of:=[.BF$1]*[.BF5]/([.$A6]+[.BF$1]*[.BF5])" office:value-type="float" office:value="0.924611850018867">
            <text:p>9,25E-01</text:p>
          </table:table-cell>
          <table:table-cell table:formula="of:=[.BG$1]*[.BG5]/([.$A6]+[.BG$1]*[.BG5])" office:value-type="float" office:value="0.926004868211956">
            <text:p>9,26E-01</text:p>
          </table:table-cell>
          <table:table-cell table:formula="of:=[.BH$1]*[.BH5]/([.$A6]+[.BH$1]*[.BH5])" office:value-type="float" office:value="0.927347396028279">
            <text:p>9,27E-01</text:p>
          </table:table-cell>
          <table:table-cell table:formula="of:=[.BI$1]*[.BI5]/([.$A6]+[.BI$1]*[.BI5])" office:value-type="float" office:value="0.928642126682694">
            <text:p>9,29E-01</text:p>
          </table:table-cell>
          <table:table-cell table:formula="of:=[.BJ$1]*[.BJ5]/([.$A6]+[.BJ$1]*[.BJ5])" office:value-type="float" office:value="0.929891565399264">
            <text:p>9,30E-01</text:p>
          </table:table-cell>
          <table:table-cell table:formula="of:=[.BK$1]*[.BK5]/([.$A6]+[.BK$1]*[.BK5])" office:value-type="float" office:value="0.931098045514601">
            <text:p>9,31E-01</text:p>
          </table:table-cell>
          <table:table-cell table:formula="of:=[.BL$1]*[.BL5]/([.$A6]+[.BL$1]*[.BL5])" office:value-type="float" office:value="0.932263742955604">
            <text:p>9,32E-01</text:p>
          </table:table-cell>
          <table:table-cell table:formula="of:=[.BM$1]*[.BM5]/([.$A6]+[.BM$1]*[.BM5])" office:value-type="float" office:value="0.933390689279668">
            <text:p>9,33E-01</text:p>
          </table:table-cell>
          <table:table-cell table:formula="of:=[.BN$1]*[.BN5]/([.$A6]+[.BN$1]*[.BN5])" office:value-type="float" office:value="0.934480783441">
            <text:p>9,34E-01</text:p>
          </table:table-cell>
          <table:table-cell office:value-type="float" office:value="4">
            <text:p>4</text:p>
          </table:table-cell>
          <table:table-cell table:formula="of:=[.BP$1]*[.BP5]/([.$A6]+[.BP$1]*[.BP5])" office:value-type="float" office:value="0.935535802425759">
            <text:p>9,36E-01</text:p>
          </table:table-cell>
          <table:table-cell table:formula="of:=[.BQ$1]*[.BQ5]/([.$A6]+[.BQ$1]*[.BQ5])" office:value-type="float" office:value="0.936557410880755">
            <text:p>9,37E-01</text:p>
          </table:table-cell>
          <table:table-cell table:formula="of:=[.BR$1]*[.BR5]/([.$A6]+[.BR$1]*[.BR5])" office:value-type="float" office:value="0.937547169845009">
            <text:p>9,38E-01</text:p>
          </table:table-cell>
          <table:table-cell table:formula="of:=[.BS$1]*[.BS5]/([.$A6]+[.BS$1]*[.BS5])" office:value-type="float" office:value="0.938506544680101">
            <text:p>9,39E-01</text:p>
          </table:table-cell>
          <table:table-cell table:formula="of:=[.BT$1]*[.BT5]/([.$A6]+[.BT$1]*[.BT5])" office:value-type="float" office:value="0.939436912283715">
            <text:p>9,39E-01</text:p>
          </table:table-cell>
          <table:table-cell table:formula="of:=[.BU$1]*[.BU5]/([.$A6]+[.BU$1]*[.BU5])" office:value-type="float" office:value="0.940339567660789">
            <text:p>9,40E-01</text:p>
          </table:table-cell>
          <table:table-cell table:formula="of:=[.BV$1]*[.BV5]/([.$A6]+[.BV$1]*[.BV5])" office:value-type="float" office:value="0.941215729917967">
            <text:p>9,41E-01</text:p>
          </table:table-cell>
          <table:table-cell table:formula="of:=[.BW$1]*[.BW5]/([.$A6]+[.BW$1]*[.BW5])" office:value-type="float" office:value="0.942066547739521">
            <text:p>9,42E-01</text:p>
          </table:table-cell>
          <table:table-cell table:formula="of:=[.BX$1]*[.BX5]/([.$A6]+[.BX$1]*[.BX5])" office:value-type="float" office:value="0.942893104396266">
            <text:p>9,43E-01</text:p>
          </table:table-cell>
          <table:table-cell table:formula="of:=[.BY$1]*[.BY5]/([.$A6]+[.BY$1]*[.BY5])" office:value-type="float" office:value="0.943696422333273">
            <text:p>9,44E-01</text:p>
          </table:table-cell>
          <table:table-cell office:value-type="float" office:value="4">
            <text:p>4</text:p>
          </table:table-cell>
          <table:table-cell table:formula="of:=[.CA$1]*[.CA5]/([.$A6]+[.CA$1]*[.CA5])" office:value-type="float" office:value="0.944477467377078">
            <text:p>9,44E-01</text:p>
          </table:table-cell>
          <table:table-cell table:formula="of:=[.CB$1]*[.CB5]/([.$A6]+[.CB$1]*[.CB5])" office:value-type="float" office:value="0.945237152598688">
            <text:p>9,45E-01</text:p>
          </table:table-cell>
          <table:table-cell table:formula="of:=[.CC$1]*[.CC5]/([.$A6]+[.CC$1]*[.CC5])" office:value-type="float" office:value="0.945976341864781">
            <text:p>9,46E-01</text:p>
          </table:table-cell>
          <table:table-cell table:formula="of:=[.CD$1]*[.CD5]/([.$A6]+[.CD$1]*[.CD5])" office:value-type="float" office:value="0.946695853106035">
            <text:p>9,47E-01</text:p>
          </table:table-cell>
          <table:table-cell table:formula="of:=[.CE$1]*[.CE5]/([.$A6]+[.CE$1]*[.CE5])" office:value-type="float" office:value="0.947396461328528">
            <text:p>9,47E-01</text:p>
          </table:table-cell>
          <table:table-cell table:formula="of:=[.CF$1]*[.CF5]/([.$A6]+[.CF$1]*[.CF5])" office:value-type="float" office:value="0.948078901391448">
            <text:p>9,48E-01</text:p>
          </table:table-cell>
          <table:table-cell table:formula="of:=[.CG$1]*[.CG5]/([.$A6]+[.CG$1]*[.CG5])" office:value-type="float" office:value="0.948743870571979">
            <text:p>9,49E-01</text:p>
          </table:table-cell>
          <table:table-cell table:formula="of:=[.CH$1]*[.CH5]/([.$A6]+[.CH$1]*[.CH5])" office:value-type="float" office:value="0.949392030936155">
            <text:p>9,49E-01</text:p>
          </table:table-cell>
          <table:table-cell table:formula="of:=[.CI$1]*[.CI5]/([.$A6]+[.CI$1]*[.CI5])" office:value-type="float" office:value="0.95002401153256">
            <text:p>9,50E-01</text:p>
          </table:table-cell>
          <table:table-cell table:formula="of:=[.CJ$1]*[.CJ5]/([.$A6]+[.CJ$1]*[.CJ5])" office:value-type="float" office:value="0.950640410424144">
            <text:p>9,51E-01</text:p>
          </table:table-cell>
          <table:table-cell office:value-type="float" office:value="4">
            <text:p>4</text:p>
          </table:table-cell>
          <table:table-cell table:formula="of:=[.CL$1]*[.CL5]/([.$A6]+[.CL$1]*[.CL5])" office:value-type="float" office:value="0.951282662120337">
            <text:p>9,51E-01</text:p>
          </table:table-cell>
          <table:table-cell table:formula="of:=[.CM$1]*[.CM5]/([.$A6]+[.CM$1]*[.CM5])" office:value-type="float" office:value="0.951828711582792">
            <text:p>9,52E-01</text:p>
          </table:table-cell>
          <table:table-cell table:formula="of:=[.CN$1]*[.CN5]/([.$A6]+[.CN$1]*[.CN5])" office:value-type="float" office:value="0.952401671333419">
            <text:p>9,52E-01</text:p>
          </table:table-cell>
          <table:table-cell table:formula="of:=[.CO$1]*[.CO5]/([.$A6]+[.CO$1]*[.CO5])" office:value-type="float" office:value="0.952961167479228">
            <text:p>9,53E-01</text:p>
          </table:table-cell>
          <table:table-cell table:formula="of:=[.CP$1]*[.CP5]/([.$A6]+[.CP$1]*[.CP5])" office:value-type="float" office:value="0.953507668858935">
            <text:p>9,54E-01</text:p>
          </table:table-cell>
          <table:table-cell table:formula="of:=[.CQ$1]*[.CQ5]/([.$A6]+[.CQ$1]*[.CQ5])" office:value-type="float" office:value="0.954041622802336">
            <text:p>9,54E-01</text:p>
          </table:table-cell>
          <table:table-cell table:formula="of:=[.CR$1]*[.CR5]/([.$A6]+[.CR$1]*[.CR5])" office:value-type="float" office:value="0.954563456349234">
            <text:p>9,55E-01</text:p>
          </table:table-cell>
          <table:table-cell table:formula="of:=[.CS$1]*[.CS5]/([.$A6]+[.CS$1]*[.CS5])" office:value-type="float" office:value="0.955073577386435">
            <text:p>9,55E-01</text:p>
          </table:table-cell>
          <table:table-cell table:formula="of:=[.CT$1]*[.CT5]/([.$A6]+[.CT$1]*[.CT5])" office:value-type="float" office:value="0.95557237570917">
            <text:p>9,56E-01</text:p>
          </table:table-cell>
          <table:table-cell table:formula="of:=[.CU$1]*[.CU5]/([.$A6]+[.CU$1]*[.CU5])" office:value-type="float" office:value="0.956060224012736">
            <text:p>9,56E-01</text:p>
          </table:table-cell>
          <table:table-cell office:value-type="float" office:value="4">
            <text:p>4</text:p>
          </table:table-cell>
          <table:table-cell table:formula="of:=[.CW$1]*[.CW5]/([.$A6]+[.CW$1]*[.CW5])" office:value-type="float" office:value="0.95653747881964">
            <text:p>9,57E-01</text:p>
          </table:table-cell>
          <table:table-cell table:formula="of:=[.CX$1]*[.CX5]/([.$A6]+[.CX$1]*[.CX5])" office:value-type="float" office:value="0.957004634758611">
            <text:p>9,57E-01</text:p>
          </table:table-cell>
          <table:table-cell table:formula="of:=[.CY$1]*[.CY5]/([.$A6]+[.CY$1]*[.CY5])" office:value-type="float" office:value="0.957461754398261">
            <text:p>9,57E-01</text:p>
          </table:table-cell>
          <table:table-cell table:formula="of:=[.CZ$1]*[.CZ5]/([.$A6]+[.CZ$1]*[.CZ5])" office:value-type="float" office:value="0.957909234276949">
            <text:p>9,58E-01</text:p>
          </table:table-cell>
          <table:table-cell table:formula="of:=[.DA$1]*[.DA5]/([.$A6]+[.DA$1]*[.DA5])" office:value-type="float" office:value="0.958347391046262">
            <text:p>9,58E-01</text:p>
          </table:table-cell>
          <table:table-cell table:formula="of:=[.DB$1]*[.DB5]/([.$A6]+[.DB$1]*[.DB5])" office:value-type="float" office:value="0.958776517866718">
            <text:p>9,59E-01</text:p>
          </table:table-cell>
          <table:table-cell table:formula="of:=[.DC$1]*[.DC5]/([.$A6]+[.DC$1]*[.DC5])" office:value-type="float" office:value="0.959196892997175">
            <text:p>9,59E-01</text:p>
          </table:table-cell>
          <table:table-cell table:formula="of:=[.DD$1]*[.DD5]/([.$A6]+[.DD$1]*[.DD5])" office:value-type="float" office:value="0.959608782375573">
            <text:p>9,60E-01</text:p>
          </table:table-cell>
          <table:table-cell table:formula="of:=[.DE$1]*[.DE5]/([.$A6]+[.DE$1]*[.DE5])" office:value-type="float" office:value="0.960012440837505">
            <text:p>9,60E-01</text:p>
          </table:table-cell>
          <table:table-cell table:formula="of:=[.DF$1]*[.DF5]/([.$A6]+[.DF$1]*[.DF5])" office:value-type="float" office:value="0.960408112903857">
            <text:p>9,60E-01</text:p>
          </table:table-cell>
          <table:table-cell table:number-columns-repeated="146"/>
        </table:table-row>
        <table:table-row table:style-name="ro1">
          <table:table-cell office:value-type="float" office:value="5">
            <text:p>5</text:p>
          </table:table-cell>
          <table:table-cell table:formula="of:=[.$C$1]*[.B6]/([.$A7]+[.$C$1]*[.B6])" office:value-type="float" office:value="0.032258064516129">
            <text:p>3,23E-02</text:p>
          </table:table-cell>
          <table:table-cell table:formula="of:=[.$C$1]*[.C6]/([.$A7]+[.$C$1]*[.C6])" office:value-type="float" office:value="0.036697247706422">
            <text:p>3,67E-02</text:p>
          </table:table-cell>
          <table:table-cell table:formula="of:=[.$D$1]*[.D6]/([.$A7]+[.$D$1]*[.D6])" office:value-type="float" office:value="0.110054347826087">
            <text:p>1,10E-01</text:p>
          </table:table-cell>
          <table:table-cell table:formula="of:=[.$E$1]*[.E6]/([.$A7]+[.$E$1]*[.E6])" office:value-type="float" office:value="0.199066874027994">
            <text:p>1,99E-01</text:p>
          </table:table-cell>
          <table:table-cell table:formula="of:=[.$F$1]*[.F6]/([.$A7]+[.$F$1]*[.F6])" office:value-type="float" office:value="0.284867821330902">
            <text:p>2,85E-01</text:p>
          </table:table-cell>
          <table:table-cell table:formula="of:=[.$G$1]*[.G6]/([.$A7]+[.$G$1]*[.G6])" office:value-type="float" office:value="0.360400444938821">
            <text:p>3,60E-01</text:p>
          </table:table-cell>
          <table:table-cell table:formula="of:=[.$H$1]*[.H6]/([.$A7]+[.$H$1]*[.H6])" office:value-type="float" office:value="0.424719498635399">
            <text:p>4,25E-01</text:p>
          </table:table-cell>
          <table:table-cell table:formula="of:=[.I$1]*[.I6]/([.$A7]+[.I$1]*[.I6])" office:value-type="float" office:value="0.479008303122442">
            <text:p>4,79E-01</text:p>
          </table:table-cell>
          <table:table-cell table:formula="of:=[.J$1]*[.J6]/([.$A7]+[.J$1]*[.J6])" office:value-type="float" office:value="0.524907995093071">
            <text:p>5,25E-01</text:p>
          </table:table-cell>
          <table:table-cell table:formula="of:=[.K$1]*[.K6]/([.$A7]+[.K$1]*[.K6])" office:value-type="float" office:value="0.563952176855403">
            <text:p>5,64E-01</text:p>
          </table:table-cell>
          <table:table-cell office:value-type="float" office:value="5">
            <text:p>5</text:p>
          </table:table-cell>
          <table:table-cell table:formula="of:=[.M$1]*[.M6]/([.$A7]+[.M$1]*[.M6])" office:value-type="float" office:value="0.597423361130071">
            <text:p>5,97E-01</text:p>
          </table:table-cell>
          <table:table-cell table:formula="of:=[.N$1]*[.N6]/([.$A7]+[.N$1]*[.N6])" office:value-type="float" office:value="0.626351718721682">
            <text:p>6,26E-01</text:p>
          </table:table-cell>
          <table:table-cell table:formula="of:=[.O$1]*[.O6]/([.$A7]+[.O$1]*[.O6])" office:value-type="float" office:value="0.651553544918208">
            <text:p>6,52E-01</text:p>
          </table:table-cell>
          <table:table-cell table:formula="of:=[.P$1]*[.P6]/([.$A7]+[.P$1]*[.P6])" office:value-type="float" office:value="0.673674506227892">
            <text:p>6,74E-01</text:p>
          </table:table-cell>
          <table:table-cell table:formula="of:=[.Q$1]*[.Q6]/([.$A7]+[.Q$1]*[.Q6])" office:value-type="float" office:value="0.693227255299337">
            <text:p>6,93E-01</text:p>
          </table:table-cell>
          <table:table-cell table:formula="of:=[.R$1]*[.R6]/([.$A7]+[.R$1]*[.R6])" office:value-type="float" office:value="0.710621479340949">
            <text:p>7,11E-01</text:p>
          </table:table-cell>
          <table:table-cell table:formula="of:=[.S$1]*[.S6]/([.$A7]+[.S$1]*[.S6])" office:value-type="float" office:value="0.726187103050191">
            <text:p>7,26E-01</text:p>
          </table:table-cell>
          <table:table-cell table:formula="of:=[.T$1]*[.T6]/([.$A7]+[.T$1]*[.T6])" office:value-type="float" office:value="0.740191976834921">
            <text:p>7,40E-01</text:p>
          </table:table-cell>
          <table:table-cell table:formula="of:=[.U$1]*[.U6]/([.$A7]+[.U$1]*[.U6])" office:value-type="float" office:value="0.752855323775656">
            <text:p>7,53E-01</text:p>
          </table:table-cell>
          <table:table-cell table:formula="of:=[.V$1]*[.V6]/([.$A7]+[.V$1]*[.V6])" office:value-type="float" office:value="0.764357987063241">
            <text:p>7,64E-01</text:p>
          </table:table-cell>
          <table:table-cell office:value-type="float" office:value="5">
            <text:p>5</text:p>
          </table:table-cell>
          <table:table-cell table:formula="of:=[.X$1]*[.X6]/([.$A7]+[.X$1]*[.X6])" office:value-type="float" office:value="0.774850279633591">
            <text:p>7,75E-01</text:p>
          </table:table-cell>
          <table:table-cell table:formula="of:=[.Y$1]*[.Y6]/([.$A7]+[.Y$1]*[.Y6])" office:value-type="float" office:value="0.784458036870029">
            <text:p>7,84E-01</text:p>
          </table:table-cell>
          <table:table-cell table:formula="of:=[.Z$1]*[.Z6]/([.$A7]+[.Z$1]*[.Z6])" office:value-type="float" office:value="0.793287317890116">
            <text:p>7,93E-01</text:p>
          </table:table-cell>
          <table:table-cell table:formula="of:=[.AA$1]*[.AA6]/([.$A7]+[.AA$1]*[.AA6])" office:value-type="float" office:value="0.801428084863798">
            <text:p>8,01E-01</text:p>
          </table:table-cell>
          <table:table-cell table:formula="of:=[.AB$1]*[.AB6]/([.$A7]+[.AB$1]*[.AB6])" office:value-type="float" office:value="0.808957104408845">
            <text:p>8,09E-01</text:p>
          </table:table-cell>
          <table:table-cell table:formula="of:=[.AC$1]*[.AC6]/([.$A7]+[.AC$1]*[.AC6])" office:value-type="float" office:value="0.815940252621007">
            <text:p>8,16E-01</text:p>
          </table:table-cell>
          <table:table-cell table:formula="of:=[.AD$1]*[.AD6]/([.$A7]+[.AD$1]*[.AD6])" office:value-type="float" office:value="0.82243435958033">
            <text:p>8,22E-01</text:p>
          </table:table-cell>
          <table:table-cell table:formula="of:=[.AE$1]*[.AE6]/([.$A7]+[.AE$1]*[.AE6])" office:value-type="float" office:value="0.828488695631411">
            <text:p>8,28E-01</text:p>
          </table:table-cell>
          <table:table-cell table:formula="of:=[.AF$1]*[.AF6]/([.$A7]+[.AF$1]*[.AF6])" office:value-type="float" office:value="0.834146177006233">
            <text:p>8,34E-01</text:p>
          </table:table-cell>
          <table:table-cell table:formula="of:=[.AG$1]*[.AG6]/([.$A7]+[.AG$1]*[.AG6])" office:value-type="float" office:value="0.839444350021349">
            <text:p>8,39E-01</text:p>
          </table:table-cell>
          <table:table-cell office:value-type="float" office:value="5">
            <text:p>5</text:p>
          </table:table-cell>
          <table:table-cell table:formula="of:=[.AI$1]*[.AI6]/([.$A7]+[.AI$1]*[.AI6])" office:value-type="float" office:value="0.844416199397382">
            <text:p>8,44E-01</text:p>
          </table:table-cell>
          <table:table-cell table:formula="of:=[.AJ$1]*[.AJ6]/([.$A7]+[.AJ$1]*[.AJ6])" office:value-type="float" office:value="0.849090815968957">
            <text:p>8,49E-01</text:p>
          </table:table-cell>
          <table:table-cell table:formula="of:=[.AK$1]*[.AK6]/([.$A7]+[.AK$1]*[.AK6])" office:value-type="float" office:value="0.853493951278121">
            <text:p>8,53E-01</text:p>
          </table:table-cell>
          <table:table-cell table:formula="of:=[.AL$1]*[.AL6]/([.$A7]+[.AL$1]*[.AL6])" office:value-type="float" office:value="0.857648480623875">
            <text:p>8,58E-01</text:p>
          </table:table-cell>
          <table:table-cell table:formula="of:=[.AM$1]*[.AM6]/([.$A7]+[.AM$1]*[.AM6])" office:value-type="float" office:value="0.861574791602144">
            <text:p>8,62E-01</text:p>
          </table:table-cell>
          <table:table-cell table:formula="of:=[.AN$1]*[.AN6]/([.$A7]+[.AN$1]*[.AN6])" office:value-type="float" office:value="0.865291111669023">
            <text:p>8,65E-01</text:p>
          </table:table-cell>
          <table:table-cell table:formula="of:=[.AO$1]*[.AO6]/([.$A7]+[.AO$1]*[.AO6])" office:value-type="float" office:value="0.868813785541433">
            <text:p>8,69E-01</text:p>
          </table:table-cell>
          <table:table-cell table:formula="of:=[.AP$1]*[.AP6]/([.$A7]+[.AP$1]*[.AP6])" office:value-type="float" office:value="0.87215751112542">
            <text:p>8,72E-01</text:p>
          </table:table-cell>
          <table:table-cell table:formula="of:=[.AQ$1]*[.AQ6]/([.$A7]+[.AQ$1]*[.AQ6])" office:value-type="float" office:value="0.875335540993309">
            <text:p>8,75E-01</text:p>
          </table:table-cell>
          <table:table-cell table:formula="of:=[.AR$1]*[.AR6]/([.$A7]+[.AR$1]*[.AR6])" office:value-type="float" office:value="0.878359855111797">
            <text:p>8,78E-01</text:p>
          </table:table-cell>
          <table:table-cell office:value-type="float" office:value="5">
            <text:p>5</text:p>
          </table:table-cell>
          <table:table-cell table:formula="of:=[.AT$1]*[.AT6]/([.$A7]+[.AT$1]*[.AT6])" office:value-type="float" office:value="0.881241309474729">
            <text:p>8,81E-01</text:p>
          </table:table-cell>
          <table:table-cell table:formula="of:=[.AU$1]*[.AU6]/([.$A7]+[.AU$1]*[.AU6])" office:value-type="float" office:value="0.883989764456861">
            <text:p>8,84E-01</text:p>
          </table:table-cell>
          <table:table-cell table:formula="of:=[.AV$1]*[.AV6]/([.$A7]+[.AV$1]*[.AV6])" office:value-type="float" office:value="0.886614196032336">
            <text:p>8,87E-01</text:p>
          </table:table-cell>
          <table:table-cell table:formula="of:=[.AW$1]*[.AW6]/([.$A7]+[.AW$1]*[.AW6])" office:value-type="float" office:value="0.889122792458979">
            <text:p>8,89E-01</text:p>
          </table:table-cell>
          <table:table-cell table:formula="of:=[.AX$1]*[.AX6]/([.$A7]+[.AX$1]*[.AX6])" office:value-type="float" office:value="0.891523038589527">
            <text:p>8,92E-01</text:p>
          </table:table-cell>
          <table:table-cell table:formula="of:=[.AY$1]*[.AY6]/([.$A7]+[.AY$1]*[.AY6])" office:value-type="float" office:value="0.893821789612632">
            <text:p>8,94E-01</text:p>
          </table:table-cell>
          <table:table-cell table:formula="of:=[.AZ$1]*[.AZ6]/([.$A7]+[.AZ$1]*[.AZ6])" office:value-type="float" office:value="0.896025335733371">
            <text:p>8,96E-01</text:p>
          </table:table-cell>
          <table:table-cell table:formula="of:=[.BA$1]*[.BA6]/([.$A7]+[.BA$1]*[.BA6])" office:value-type="float" office:value="0.898139459062271">
            <text:p>8,98E-01</text:p>
          </table:table-cell>
          <table:table-cell table:formula="of:=[.BB$1]*[.BB6]/([.$A7]+[.BB$1]*[.BB6])" office:value-type="float" office:value="0.900169483783315">
            <text:p>9,00E-01</text:p>
          </table:table-cell>
          <table:table-cell table:formula="of:=[.BC$1]*[.BC6]/([.$A7]+[.BC$1]*[.BC6])" office:value-type="float" office:value="0.902120320507039">
            <text:p>9,02E-01</text:p>
          </table:table-cell>
          <table:table-cell office:value-type="float" office:value="5">
            <text:p>5</text:p>
          </table:table-cell>
          <table:table-cell table:formula="of:=[.BE$1]*[.BE6]/([.$A7]+[.BE$1]*[.BE6])" office:value-type="float" office:value="0.903996505578209">
            <text:p>9,04E-01</text:p>
          </table:table-cell>
          <table:table-cell table:formula="of:=[.BF$1]*[.BF6]/([.$A7]+[.BF$1]*[.BF6])" office:value-type="float" office:value="0.905802235993659">
            <text:p>9,06E-01</text:p>
          </table:table-cell>
          <table:table-cell table:formula="of:=[.BG$1]*[.BG6]/([.$A7]+[.BG$1]*[.BG6])" office:value-type="float" office:value="0.907541400490535">
            <text:p>9,08E-01</text:p>
          </table:table-cell>
          <table:table-cell table:formula="of:=[.BH$1]*[.BH6]/([.$A7]+[.BH$1]*[.BH6])" office:value-type="float" office:value="0.909217607285118">
            <text:p>9,09E-01</text:p>
          </table:table-cell>
          <table:table-cell table:formula="of:=[.BI$1]*[.BI6]/([.$A7]+[.BI$1]*[.BI6])" office:value-type="float" office:value="0.910834208874939">
            <text:p>9,11E-01</text:p>
          </table:table-cell>
          <table:table-cell table:formula="of:=[.BJ$1]*[.BJ6]/([.$A7]+[.BJ$1]*[.BJ6])" office:value-type="float" office:value="0.912394324259944">
            <text:p>9,12E-01</text:p>
          </table:table-cell>
          <table:table-cell table:formula="of:=[.BK$1]*[.BK6]/([.$A7]+[.BK$1]*[.BK6])" office:value-type="float" office:value="0.91390085889011">
            <text:p>9,14E-01</text:p>
          </table:table-cell>
          <table:table-cell table:formula="of:=[.BL$1]*[.BL6]/([.$A7]+[.BL$1]*[.BL6])" office:value-type="float" office:value="0.915356522605869">
            <text:p>9,15E-01</text:p>
          </table:table-cell>
          <table:table-cell table:formula="of:=[.BM$1]*[.BM6]/([.$A7]+[.BM$1]*[.BM6])" office:value-type="float" office:value="0.916763845802695">
            <text:p>9,17E-01</text:p>
          </table:table-cell>
          <table:table-cell table:formula="of:=[.BN$1]*[.BN6]/([.$A7]+[.BN$1]*[.BN6])" office:value-type="float" office:value="0.918125194021248">
            <text:p>9,18E-01</text:p>
          </table:table-cell>
          <table:table-cell office:value-type="float" office:value="5">
            <text:p>5</text:p>
          </table:table-cell>
          <table:table-cell table:formula="of:=[.BP$1]*[.BP6]/([.$A7]+[.BP$1]*[.BP6])" office:value-type="float" office:value="0.919442781138873">
            <text:p>9,19E-01</text:p>
          </table:table-cell>
          <table:table-cell table:formula="of:=[.BQ$1]*[.BQ6]/([.$A7]+[.BQ$1]*[.BQ6])" office:value-type="float" office:value="0.920718681316154">
            <text:p>9,21E-01</text:p>
          </table:table-cell>
          <table:table-cell table:formula="of:=[.BR$1]*[.BR6]/([.$A7]+[.BR$1]*[.BR6])" office:value-type="float" office:value="0.921954839833301">
            <text:p>9,22E-01</text:p>
          </table:table-cell>
          <table:table-cell table:formula="of:=[.BS$1]*[.BS6]/([.$A7]+[.BS$1]*[.BS6])" office:value-type="float" office:value="0.9231530829347">
            <text:p>9,23E-01</text:p>
          </table:table-cell>
          <table:table-cell table:formula="of:=[.BT$1]*[.BT6]/([.$A7]+[.BT$1]*[.BT6])" office:value-type="float" office:value="0.924315126785824">
            <text:p>9,24E-01</text:p>
          </table:table-cell>
          <table:table-cell table:formula="of:=[.BU$1]*[.BU6]/([.$A7]+[.BU$1]*[.BU6])" office:value-type="float" office:value="0.92544258563437">
            <text:p>9,25E-01</text:p>
          </table:table-cell>
          <table:table-cell table:formula="of:=[.BV$1]*[.BV6]/([.$A7]+[.BV$1]*[.BV6])" office:value-type="float" office:value="0.926536979256784">
            <text:p>9,27E-01</text:p>
          </table:table-cell>
          <table:table-cell table:formula="of:=[.BW$1]*[.BW6]/([.$A7]+[.BW$1]*[.BW6])" office:value-type="float" office:value="0.92759973976206">
            <text:p>9,28E-01</text:p>
          </table:table-cell>
          <table:table-cell table:formula="of:=[.BX$1]*[.BX6]/([.$A7]+[.BX$1]*[.BX6])" office:value-type="float" office:value="0.928632217816529">
            <text:p>9,29E-01</text:p>
          </table:table-cell>
          <table:table-cell table:formula="of:=[.BY$1]*[.BY6]/([.$A7]+[.BY$1]*[.BY6])" office:value-type="float" office:value="0.929635688346248">
            <text:p>9,30E-01</text:p>
          </table:table-cell>
          <table:table-cell office:value-type="float" office:value="5">
            <text:p>5</text:p>
          </table:table-cell>
          <table:table-cell table:formula="of:=[.CA$1]*[.CA6]/([.$A7]+[.CA$1]*[.CA6])" office:value-type="float" office:value="0.9306113557674">
            <text:p>9,31E-01</text:p>
          </table:table-cell>
          <table:table-cell table:formula="of:=[.CB$1]*[.CB6]/([.$A7]+[.CB$1]*[.CB6])" office:value-type="float" office:value="0.931560358789583">
            <text:p>9,32E-01</text:p>
          </table:table-cell>
          <table:table-cell table:formula="of:=[.CC$1]*[.CC6]/([.$A7]+[.CC$1]*[.CC6])" office:value-type="float" office:value="0.93248377483212">
            <text:p>9,32E-01</text:p>
          </table:table-cell>
          <table:table-cell table:formula="of:=[.CD$1]*[.CD6]/([.$A7]+[.CD$1]*[.CD6])" office:value-type="float" office:value="0.933382624089219">
            <text:p>9,33E-01</text:p>
          </table:table-cell>
          <table:table-cell table:formula="of:=[.CE$1]*[.CE6]/([.$A7]+[.CE$1]*[.CE6])" office:value-type="float" office:value="0.934257873276128">
            <text:p>9,34E-01</text:p>
          </table:table-cell>
          <table:table-cell table:formula="of:=[.CF$1]*[.CF6]/([.$A7]+[.CF$1]*[.CF6])" office:value-type="float" office:value="0.935110439085053">
            <text:p>9,35E-01</text:p>
          </table:table-cell>
          <table:table-cell table:formula="of:=[.CG$1]*[.CG6]/([.$A7]+[.CG$1]*[.CG6])" office:value-type="float" office:value="0.935941191376751">
            <text:p>9,36E-01</text:p>
          </table:table-cell>
          <table:table-cell table:formula="of:=[.CH$1]*[.CH6]/([.$A7]+[.CH$1]*[.CH6])" office:value-type="float" office:value="0.936750956131034">
            <text:p>9,37E-01</text:p>
          </table:table-cell>
          <table:table-cell table:formula="of:=[.CI$1]*[.CI6]/([.$A7]+[.CI$1]*[.CI6])" office:value-type="float" office:value="0.937540518177172">
            <text:p>9,38E-01</text:p>
          </table:table-cell>
          <table:table-cell table:formula="of:=[.CJ$1]*[.CJ6]/([.$A7]+[.CJ$1]*[.CJ6])" office:value-type="float" office:value="0.938310623723088">
            <text:p>9,38E-01</text:p>
          </table:table-cell>
          <table:table-cell office:value-type="float" office:value="5">
            <text:p>5</text:p>
          </table:table-cell>
          <table:table-cell table:formula="of:=[.CL$1]*[.CL6]/([.$A7]+[.CL$1]*[.CL6])" office:value-type="float" office:value="0.939064440981088">
            <text:p>9,39E-01</text:p>
          </table:table-cell>
          <table:table-cell table:formula="of:=[.CM$1]*[.CM6]/([.$A7]+[.CM$1]*[.CM6])" office:value-type="float" office:value="0.939795270940896">
            <text:p>9,40E-01</text:p>
          </table:table-cell>
          <table:table-cell table:formula="of:=[.CN$1]*[.CN6]/([.$A7]+[.CN$1]*[.CN6])" office:value-type="float" office:value="0.940511132197996">
            <text:p>9,41E-01</text:p>
          </table:table-cell>
          <table:table-cell table:formula="of:=[.CO$1]*[.CO6]/([.$A7]+[.CO$1]*[.CO6])" office:value-type="float" office:value="0.941210180026571">
            <text:p>9,41E-01</text:p>
          </table:table-cell>
          <table:table-cell table:formula="of:=[.CP$1]*[.CP6]/([.$A7]+[.CP$1]*[.CP6])" office:value-type="float" office:value="0.941892999531923">
            <text:p>9,42E-01</text:p>
          </table:table-cell>
          <table:table-cell table:formula="of:=[.CQ$1]*[.CQ6]/([.$A7]+[.CQ$1]*[.CQ6])" office:value-type="float" office:value="0.942560148998788">
            <text:p>9,43E-01</text:p>
          </table:table-cell>
          <table:table-cell table:formula="of:=[.CR$1]*[.CR6]/([.$A7]+[.CR$1]*[.CR6])" office:value-type="float" office:value="0.943212161409743">
            <text:p>9,43E-01</text:p>
          </table:table-cell>
          <table:table-cell table:formula="of:=[.CS$1]*[.CS6]/([.$A7]+[.CS$1]*[.CS6])" office:value-type="float" office:value="0.943849545861661">
            <text:p>9,44E-01</text:p>
          </table:table-cell>
          <table:table-cell table:formula="of:=[.CT$1]*[.CT6]/([.$A7]+[.CT$1]*[.CT6])" office:value-type="float" office:value="0.944472788888145">
            <text:p>9,44E-01</text:p>
          </table:table-cell>
          <table:table-cell table:formula="of:=[.CU$1]*[.CU6]/([.$A7]+[.CU$1]*[.CU6])" office:value-type="float" office:value="0.9450823556951">
            <text:p>9,45E-01</text:p>
          </table:table-cell>
          <table:table-cell office:value-type="float" office:value="5">
            <text:p>5</text:p>
          </table:table-cell>
          <table:table-cell table:formula="of:=[.CW$1]*[.CW6]/([.$A7]+[.CW$1]*[.CW6])" office:value-type="float" office:value="0.945678691316051">
            <text:p>9,46E-01</text:p>
          </table:table-cell>
          <table:table-cell table:formula="of:=[.CX$1]*[.CX6]/([.$A7]+[.CX$1]*[.CX6])" office:value-type="float" office:value="0.94626222984466">
            <text:p>9,46E-01</text:p>
          </table:table-cell>
          <table:table-cell table:formula="of:=[.CY$1]*[.CY6]/([.$A7]+[.CY$1]*[.CY6])" office:value-type="float" office:value="0.946833364998908">
            <text:p>9,47E-01</text:p>
          </table:table-cell>
          <table:table-cell table:formula="of:=[.CZ$1]*[.CZ6]/([.$A7]+[.CZ$1]*[.CZ6])" office:value-type="float" office:value="0.94739249204542">
            <text:p>9,47E-01</text:p>
          </table:table-cell>
          <table:table-cell table:formula="of:=[.DA$1]*[.DA6]/([.$A7]+[.DA$1]*[.DA6])" office:value-type="float" office:value="0.947939986380033">
            <text:p>9,48E-01</text:p>
          </table:table-cell>
          <table:table-cell table:formula="of:=[.DB$1]*[.DB6]/([.$A7]+[.DB$1]*[.DB6])" office:value-type="float" office:value="0.948476207387698">
            <text:p>9,48E-01</text:p>
          </table:table-cell>
          <table:table-cell table:formula="of:=[.DC$1]*[.DC6]/([.$A7]+[.DC$1]*[.DC6])" office:value-type="float" office:value="0.949001499658403">
            <text:p>9,49E-01</text:p>
          </table:table-cell>
          <table:table-cell table:formula="of:=[.DD$1]*[.DD6]/([.$A7]+[.DD$1]*[.DD6])" office:value-type="float" office:value="0.949516193831624">
            <text:p>9,50E-01</text:p>
          </table:table-cell>
          <table:table-cell table:formula="of:=[.DE$1]*[.DE6]/([.$A7]+[.DE$1]*[.DE6])" office:value-type="float" office:value="0.950020607324718">
            <text:p>9,50E-01</text:p>
          </table:table-cell>
          <table:table-cell table:formula="of:=[.DF$1]*[.DF6]/([.$A7]+[.DF$1]*[.DF6])" office:value-type="float" office:value="0.950515044998696">
            <text:p>9,51E-01</text:p>
          </table:table-cell>
          <table:table-cell table:number-columns-repeated="146"/>
        </table:table-row>
        <table:table-row table:style-name="ro1">
          <table:table-cell office:value-type="float" office:value="6">
            <text:p>6</text:p>
          </table:table-cell>
          <table:table-cell table:formula="of:=[.$C$1]*[.B7]/([.$A8]+[.$C$1]*[.B7])" office:value-type="float" office:value="0.0106382978723404">
            <text:p>1,06E-02</text:p>
          </table:table-cell>
          <table:table-cell table:formula="of:=[.$C$1]*[.C7]/([.$A8]+[.$C$1]*[.C7])" office:value-type="float" office:value="0.0120845921450151">
            <text:p>1,21E-02</text:p>
          </table:table-cell>
          <table:table-cell table:formula="of:=[.$D$1]*[.D7]/([.$A8]+[.$D$1]*[.D7])" office:value-type="float" office:value="0.0521571152607856">
            <text:p>5,22E-02</text:p>
          </table:table-cell>
          <table:table-cell table:formula="of:=[.$E$1]*[.E7]/([.$A8]+[.$E$1]*[.E7])" office:value-type="float" office:value="0.117162471395881">
            <text:p>1,17E-01</text:p>
          </table:table-cell>
          <table:table-cell table:formula="of:=[.$F$1]*[.F7]/([.$A8]+[.$F$1]*[.F7])" office:value-type="float" office:value="0.191847258886365">
            <text:p>1,92E-01</text:p>
          </table:table-cell>
          <table:table-cell table:formula="of:=[.$G$1]*[.G7]/([.$A8]+[.$G$1]*[.G7])" office:value-type="float" office:value="0.264922322158626">
            <text:p>2,65E-01</text:p>
          </table:table-cell>
          <table:table-cell table:formula="of:=[.$H$1]*[.H7]/([.$A8]+[.$H$1]*[.H7])" office:value-type="float" office:value="0.331330034555496">
            <text:p>3,31E-01</text:p>
          </table:table-cell>
          <table:table-cell table:formula="of:=[.I$1]*[.I7]/([.$A8]+[.I$1]*[.I7])" office:value-type="float" office:value="0.389751885243952">
            <text:p>3,90E-01</text:p>
          </table:table-cell>
          <table:table-cell table:formula="of:=[.J$1]*[.J7]/([.$A8]+[.J$1]*[.J7])" office:value-type="float" office:value="0.440516244544742">
            <text:p>4,41E-01</text:p>
          </table:table-cell>
          <table:table-cell table:formula="of:=[.K$1]*[.K7]/([.$A8]+[.K$1]*[.K7])" office:value-type="float" office:value="0.484514903678437">
            <text:p>4,85E-01</text:p>
          </table:table-cell>
          <table:table-cell office:value-type="float" office:value="6">
            <text:p>6</text:p>
          </table:table-cell>
          <table:table-cell table:formula="of:=[.M$1]*[.M7]/([.$A8]+[.M$1]*[.M7])" office:value-type="float" office:value="0.522735943785469">
            <text:p>5,23E-01</text:p>
          </table:table-cell>
          <table:table-cell table:formula="of:=[.N$1]*[.N7]/([.$A8]+[.N$1]*[.N7])" office:value-type="float" office:value="0.556088927029419">
            <text:p>5,56E-01</text:p>
          </table:table-cell>
          <table:table-cell table:formula="of:=[.O$1]*[.O7]/([.$A8]+[.O$1]*[.O7])" office:value-type="float" office:value="0.585354616814034">
            <text:p>5,85E-01</text:p>
          </table:table-cell>
          <table:table-cell table:formula="of:=[.P$1]*[.P7]/([.$A8]+[.P$1]*[.P7])" office:value-type="float" office:value="0.611183479983116">
            <text:p>6,11E-01</text:p>
          </table:table-cell>
          <table:table-cell table:formula="of:=[.Q$1]*[.Q7]/([.$A8]+[.Q$1]*[.Q7])" office:value-type="float" office:value="0.63411084194889">
            <text:p>6,34E-01</text:p>
          </table:table-cell>
          <table:table-cell table:formula="of:=[.R$1]*[.R7]/([.$A8]+[.R$1]*[.R7])" office:value-type="float" office:value="0.654575736445771">
            <text:p>6,55E-01</text:p>
          </table:table-cell>
          <table:table-cell table:formula="of:=[.S$1]*[.S7]/([.$A8]+[.S$1]*[.S7])" office:value-type="float" office:value="0.672938627252616">
            <text:p>6,73E-01</text:p>
          </table:table-cell>
          <table:table-cell table:formula="of:=[.T$1]*[.T7]/([.$A8]+[.T$1]*[.T7])" office:value-type="float" office:value="0.689496530565181">
            <text:p>6,89E-01</text:p>
          </table:table-cell>
          <table:table-cell table:formula="of:=[.U$1]*[.U7]/([.$A8]+[.U$1]*[.U7])" office:value-type="float" office:value="0.704495381033219">
            <text:p>7,04E-01</text:p>
          </table:table-cell>
          <table:table-cell table:formula="of:=[.V$1]*[.V7]/([.$A8]+[.V$1]*[.V7])" office:value-type="float" office:value="0.718139945726574">
            <text:p>7,18E-01</text:p>
          </table:table-cell>
          <table:table-cell office:value-type="float" office:value="6">
            <text:p>6</text:p>
          </table:table-cell>
          <table:table-cell table:formula="of:=[.X$1]*[.X7]/([.$A8]+[.X$1]*[.X7])" office:value-type="float" office:value="0.730601704931969">
            <text:p>7,31E-01</text:p>
          </table:table-cell>
          <table:table-cell table:formula="of:=[.Y$1]*[.Y7]/([.$A8]+[.Y$1]*[.Y7])" office:value-type="float" office:value="0.742025101700327">
            <text:p>7,42E-01</text:p>
          </table:table-cell>
          <table:table-cell table:formula="of:=[.Z$1]*[.Z7]/([.$A8]+[.Z$1]*[.Z7])" office:value-type="float" office:value="0.752532503085893">
            <text:p>7,53E-01</text:p>
          </table:table-cell>
          <table:table-cell table:formula="of:=[.AA$1]*[.AA7]/([.$A8]+[.AA$1]*[.AA7])" office:value-type="float" office:value="0.762228150836978">
            <text:p>7,62E-01</text:p>
          </table:table-cell>
          <table:table-cell table:formula="of:=[.AB$1]*[.AB7]/([.$A8]+[.AB$1]*[.AB7])" office:value-type="float" office:value="0.771201320824977">
            <text:p>7,71E-01</text:p>
          </table:table-cell>
          <table:table-cell table:formula="of:=[.AC$1]*[.AC7]/([.$A8]+[.AC$1]*[.AC7])" office:value-type="float" office:value="0.779528862180764">
            <text:p>7,80E-01</text:p>
          </table:table-cell>
          <table:table-cell table:formula="of:=[.AD$1]*[.AD7]/([.$A8]+[.AD$1]*[.AD7])" office:value-type="float" office:value="0.78727724872151">
            <text:p>7,87E-01</text:p>
          </table:table-cell>
          <table:table-cell table:formula="of:=[.AE$1]*[.AE7]/([.$A8]+[.AE$1]*[.AE7])" office:value-type="float" office:value="0.794504245359507">
            <text:p>7,95E-01</text:p>
          </table:table-cell>
          <table:table-cell table:formula="of:=[.AF$1]*[.AF7]/([.$A8]+[.AF$1]*[.AF7])" office:value-type="float" office:value="0.801260269137595">
            <text:p>8,01E-01</text:p>
          </table:table-cell>
          <table:table-cell table:formula="of:=[.AG$1]*[.AG7]/([.$A8]+[.AG$1]*[.AG7])" office:value-type="float" office:value="0.807589506839984">
            <text:p>8,08E-01</text:p>
          </table:table-cell>
          <table:table-cell office:value-type="float" office:value="6">
            <text:p>6</text:p>
          </table:table-cell>
          <table:table-cell table:formula="of:=[.AI$1]*[.AI7]/([.$A8]+[.AI$1]*[.AI7])" office:value-type="float" office:value="0.813530837549568">
            <text:p>8,14E-01</text:p>
          </table:table-cell>
          <table:table-cell table:formula="of:=[.AJ$1]*[.AJ7]/([.$A8]+[.AJ$1]*[.AJ7])" office:value-type="float" office:value="0.819118598089514">
            <text:p>8,19E-01</text:p>
          </table:table-cell>
          <table:table-cell table:formula="of:=[.AK$1]*[.AK7]/([.$A8]+[.AK$1]*[.AK7])" office:value-type="float" office:value="0.824383221247085">
            <text:p>8,24E-01</text:p>
          </table:table-cell>
          <table:table-cell table:formula="of:=[.AL$1]*[.AL7]/([.$A8]+[.AL$1]*[.AL7])" office:value-type="float" office:value="0.829351770459107">
            <text:p>8,29E-01</text:p>
          </table:table-cell>
          <table:table-cell table:formula="of:=[.AM$1]*[.AM7]/([.$A8]+[.AM$1]*[.AM7])" office:value-type="float" office:value="0.834048389808123">
            <text:p>8,34E-01</text:p>
          </table:table-cell>
          <table:table-cell table:formula="of:=[.AN$1]*[.AN7]/([.$A8]+[.AN$1]*[.AN7])" office:value-type="float" office:value="0.838494684409025">
            <text:p>8,38E-01</text:p>
          </table:table-cell>
          <table:table-cell table:formula="of:=[.AO$1]*[.AO7]/([.$A8]+[.AO$1]*[.AO7])" office:value-type="float" office:value="0.842710043310551">
            <text:p>8,43E-01</text:p>
          </table:table-cell>
          <table:table-cell table:formula="of:=[.AP$1]*[.AP7]/([.$A8]+[.AP$1]*[.AP7])" office:value-type="float" office:value="0.84671191470757">
            <text:p>8,47E-01</text:p>
          </table:table-cell>
          <table:table-cell table:formula="of:=[.AQ$1]*[.AQ7]/([.$A8]+[.AQ$1]*[.AQ7])" office:value-type="float" office:value="0.850516041416621">
            <text:p>8,51E-01</text:p>
          </table:table-cell>
          <table:table-cell table:formula="of:=[.AR$1]*[.AR7]/([.$A8]+[.AR$1]*[.AR7])" office:value-type="float" office:value="0.85413666310059">
            <text:p>8,54E-01</text:p>
          </table:table-cell>
          <table:table-cell office:value-type="float" office:value="6">
            <text:p>6</text:p>
          </table:table-cell>
          <table:table-cell table:formula="of:=[.AT$1]*[.AT7]/([.$A8]+[.AT$1]*[.AT7])" office:value-type="float" office:value="0.857586690556177">
            <text:p>8,58E-01</text:p>
          </table:table-cell>
          <table:table-cell table:formula="of:=[.AU$1]*[.AU7]/([.$A8]+[.AU$1]*[.AU7])" office:value-type="float" office:value="0.860877856436434">
            <text:p>8,61E-01</text:p>
          </table:table-cell>
          <table:table-cell table:formula="of:=[.AV$1]*[.AV7]/([.$A8]+[.AV$1]*[.AV7])" office:value-type="float" office:value="0.864020846021242">
            <text:p>8,64E-01</text:p>
          </table:table-cell>
          <table:table-cell table:formula="of:=[.AW$1]*[.AW7]/([.$A8]+[.AW$1]*[.AW7])" office:value-type="float" office:value="0.86702541103328">
            <text:p>8,67E-01</text:p>
          </table:table-cell>
          <table:table-cell table:formula="of:=[.AX$1]*[.AX7]/([.$A8]+[.AX$1]*[.AX7])" office:value-type="float" office:value="0.869900468996285">
            <text:p>8,70E-01</text:p>
          </table:table-cell>
          <table:table-cell table:formula="of:=[.AY$1]*[.AY7]/([.$A8]+[.AY$1]*[.AY7])" office:value-type="float" office:value="0.872654190223238">
            <text:p>8,73E-01</text:p>
          </table:table-cell>
          <table:table-cell table:formula="of:=[.AZ$1]*[.AZ7]/([.$A8]+[.AZ$1]*[.AZ7])" office:value-type="float" office:value="0.8752940741864">
            <text:p>8,75E-01</text:p>
          </table:table-cell>
          <table:table-cell table:formula="of:=[.BA$1]*[.BA7]/([.$A8]+[.BA$1]*[.BA7])" office:value-type="float" office:value="0.877827016744555">
            <text:p>8,78E-01</text:p>
          </table:table-cell>
          <table:table-cell table:formula="of:=[.BB$1]*[.BB7]/([.$A8]+[.BB$1]*[.BB7])" office:value-type="float" office:value="0.880259369474228">
            <text:p>8,80E-01</text:p>
          </table:table-cell>
          <table:table-cell table:formula="of:=[.BC$1]*[.BC7]/([.$A8]+[.BC$1]*[.BC7])" office:value-type="float" office:value="0.88259699216187">
            <text:p>8,83E-01</text:p>
          </table:table-cell>
          <table:table-cell office:value-type="float" office:value="6">
            <text:p>6</text:p>
          </table:table-cell>
          <table:table-cell table:formula="of:=[.BE$1]*[.BE7]/([.$A8]+[.BE$1]*[.BE7])" office:value-type="float" office:value="0.884845299356022">
            <text:p>8,85E-01</text:p>
          </table:table-cell>
          <table:table-cell table:formula="of:=[.BF$1]*[.BF7]/([.$A8]+[.BF$1]*[.BF7])" office:value-type="float" office:value="0.887009301746411">
            <text:p>8,87E-01</text:p>
          </table:table-cell>
          <table:table-cell table:formula="of:=[.BG$1]*[.BG7]/([.$A8]+[.BG$1]*[.BG7])" office:value-type="float" office:value="0.889093643026237">
            <text:p>8,89E-01</text:p>
          </table:table-cell>
          <table:table-cell table:formula="of:=[.BH$1]*[.BH7]/([.$A8]+[.BH$1]*[.BH7])" office:value-type="float" office:value="0.891102632800773">
            <text:p>8,91E-01</text:p>
          </table:table-cell>
          <table:table-cell table:formula="of:=[.BI$1]*[.BI7]/([.$A8]+[.BI$1]*[.BI7])" office:value-type="float" office:value="0.89304027602685">
            <text:p>8,93E-01</text:p>
          </table:table-cell>
          <table:table-cell table:formula="of:=[.BJ$1]*[.BJ7]/([.$A8]+[.BJ$1]*[.BJ7])" office:value-type="float" office:value="0.894910299401306">
            <text:p>8,95E-01</text:p>
          </table:table-cell>
          <table:table-cell table:formula="of:=[.BK$1]*[.BK7]/([.$A8]+[.BK$1]*[.BK7])" office:value-type="float" office:value="0.896716175060016">
            <text:p>8,97E-01</text:p>
          </table:table-cell>
          <table:table-cell table:formula="of:=[.BL$1]*[.BL7]/([.$A8]+[.BL$1]*[.BL7])" office:value-type="float" office:value="0.898461141901145">
            <text:p>8,98E-01</text:p>
          </table:table-cell>
          <table:table-cell table:formula="of:=[.BM$1]*[.BM7]/([.$A8]+[.BM$1]*[.BM7])" office:value-type="float" office:value="0.900148224805194">
            <text:p>9,00E-01</text:p>
          </table:table-cell>
          <table:table-cell table:formula="of:=[.BN$1]*[.BN7]/([.$A8]+[.BN$1]*[.BN7])" office:value-type="float" office:value="0.90178025198941">
            <text:p>9,02E-01</text:p>
          </table:table-cell>
          <table:table-cell office:value-type="float" office:value="6">
            <text:p>6</text:p>
          </table:table-cell>
          <table:table-cell table:formula="of:=[.BP$1]*[.BP7]/([.$A8]+[.BP$1]*[.BP7])" office:value-type="float" office:value="0.903359870703961">
            <text:p>9,03E-01</text:p>
          </table:table-cell>
          <table:table-cell table:formula="of:=[.BQ$1]*[.BQ7]/([.$A8]+[.BQ$1]*[.BQ7])" office:value-type="float" office:value="0.904889561451454">
            <text:p>9,05E-01</text:p>
          </table:table-cell>
          <table:table-cell table:formula="of:=[.BR$1]*[.BR7]/([.$A8]+[.BR$1]*[.BR7])" office:value-type="float" office:value="0.906371650889012">
            <text:p>9,06E-01</text:p>
          </table:table-cell>
          <table:table-cell table:formula="of:=[.BS$1]*[.BS7]/([.$A8]+[.BS$1]*[.BS7])" office:value-type="float" office:value="0.907808323552875">
            <text:p>9,08E-01</text:p>
          </table:table-cell>
          <table:table-cell table:formula="of:=[.BT$1]*[.BT7]/([.$A8]+[.BT$1]*[.BT7])" office:value-type="float" office:value="0.909201632528769">
            <text:p>9,09E-01</text:p>
          </table:table-cell>
          <table:table-cell table:formula="of:=[.BU$1]*[.BU7]/([.$A8]+[.BU$1]*[.BU7])" office:value-type="float" office:value="0.910553509176798">
            <text:p>9,11E-01</text:p>
          </table:table-cell>
          <table:table-cell table:formula="of:=[.BV$1]*[.BV7]/([.$A8]+[.BV$1]*[.BV7])" office:value-type="float" office:value="0.911865772007002">
            <text:p>9,12E-01</text:p>
          </table:table-cell>
          <table:table-cell table:formula="of:=[.BW$1]*[.BW7]/([.$A8]+[.BW$1]*[.BW7])" office:value-type="float" office:value="0.913140134790729">
            <text:p>9,13E-01</text:p>
          </table:table-cell>
          <table:table-cell table:formula="of:=[.BX$1]*[.BX7]/([.$A8]+[.BX$1]*[.BX7])" office:value-type="float" office:value="0.914378213983373">
            <text:p>9,14E-01</text:p>
          </table:table-cell>
          <table:table-cell table:formula="of:=[.BY$1]*[.BY7]/([.$A8]+[.BY$1]*[.BY7])" office:value-type="float" office:value="0.915581535525626">
            <text:p>9,16E-01</text:p>
          </table:table-cell>
          <table:table-cell office:value-type="float" office:value="6">
            <text:p>6</text:p>
          </table:table-cell>
          <table:table-cell table:formula="of:=[.CA$1]*[.CA7]/([.$A8]+[.CA$1]*[.CA7])" office:value-type="float" office:value="0.916751541083014">
            <text:p>9,17E-01</text:p>
          </table:table-cell>
          <table:table-cell table:formula="of:=[.CB$1]*[.CB7]/([.$A8]+[.CB$1]*[.CB7])" office:value-type="float" office:value="0.917889593777039">
            <text:p>9,18E-01</text:p>
          </table:table-cell>
          <table:table-cell table:formula="of:=[.CC$1]*[.CC7]/([.$A8]+[.CC$1]*[.CC7])" office:value-type="float" office:value="0.918996983455526">
            <text:p>9,19E-01</text:p>
          </table:table-cell>
          <table:table-cell table:formula="of:=[.CD$1]*[.CD7]/([.$A8]+[.CD$1]*[.CD7])" office:value-type="float" office:value="0.920074931544771">
            <text:p>9,20E-01</text:p>
          </table:table-cell>
          <table:table-cell table:formula="of:=[.CE$1]*[.CE7]/([.$A8]+[.CE$1]*[.CE7])" office:value-type="float" office:value="0.921124595521655">
            <text:p>9,21E-01</text:p>
          </table:table-cell>
          <table:table-cell table:formula="of:=[.CF$1]*[.CF7]/([.$A8]+[.CF$1]*[.CF7])" office:value-type="float" office:value="0.922147073039939">
            <text:p>9,22E-01</text:p>
          </table:table-cell>
          <table:table-cell table:formula="of:=[.CG$1]*[.CG7]/([.$A8]+[.CG$1]*[.CG7])" office:value-type="float" office:value="0.923143405741518">
            <text:p>9,23E-01</text:p>
          </table:table-cell>
          <table:table-cell table:formula="of:=[.CH$1]*[.CH7]/([.$A8]+[.CH$1]*[.CH7])" office:value-type="float" office:value="0.92411458278031">
            <text:p>9,24E-01</text:p>
          </table:table-cell>
          <table:table-cell table:formula="of:=[.CI$1]*[.CI7]/([.$A8]+[.CI$1]*[.CI7])" office:value-type="float" office:value="0.925061544083698">
            <text:p>9,25E-01</text:p>
          </table:table-cell>
          <table:table-cell table:formula="of:=[.CJ$1]*[.CJ7]/([.$A8]+[.CJ$1]*[.CJ7])" office:value-type="float" office:value="0.925985183374042">
            <text:p>9,26E-01</text:p>
          </table:table-cell>
          <table:table-cell office:value-type="float" office:value="6">
            <text:p>6</text:p>
          </table:table-cell>
          <table:table-cell table:formula="of:=[.CL$1]*[.CL7]/([.$A8]+[.CL$1]*[.CL7])" office:value-type="float" office:value="0.926886528373624">
            <text:p>9,27E-01</text:p>
          </table:table-cell>
          <table:table-cell table:formula="of:=[.CM$1]*[.CM7]/([.$A8]+[.CM$1]*[.CM7])" office:value-type="float" office:value="0.927765856390021">
            <text:p>9,28E-01</text:p>
          </table:table-cell>
          <table:table-cell table:formula="of:=[.CN$1]*[.CN7]/([.$A8]+[.CN$1]*[.CN7])" office:value-type="float" office:value="0.928624470762733">
            <text:p>9,29E-01</text:p>
          </table:table-cell>
          <table:table-cell table:formula="of:=[.CO$1]*[.CO7]/([.$A8]+[.CO$1]*[.CO7])" office:value-type="float" office:value="0.929462929079171">
            <text:p>9,29E-01</text:p>
          </table:table-cell>
          <table:table-cell table:formula="of:=[.CP$1]*[.CP7]/([.$A8]+[.CP$1]*[.CP7])" office:value-type="float" office:value="0.930281932280705">
            <text:p>9,30E-01</text:p>
          </table:table-cell>
          <table:table-cell table:formula="of:=[.CQ$1]*[.CQ7]/([.$A8]+[.CQ$1]*[.CQ7])" office:value-type="float" office:value="0.93108214920701">
            <text:p>9,31E-01</text:p>
          </table:table-cell>
          <table:table-cell table:formula="of:=[.CR$1]*[.CR7]/([.$A8]+[.CR$1]*[.CR7])" office:value-type="float" office:value="0.931864218411449">
            <text:p>9,32E-01</text:p>
          </table:table-cell>
          <table:table-cell table:formula="of:=[.CS$1]*[.CS7]/([.$A8]+[.CS$1]*[.CS7])" office:value-type="float" office:value="0.932628749854744">
            <text:p>9,33E-01</text:p>
          </table:table-cell>
          <table:table-cell table:formula="of:=[.CT$1]*[.CT7]/([.$A8]+[.CT$1]*[.CT7])" office:value-type="float" office:value="0.933376326486343">
            <text:p>9,33E-01</text:p>
          </table:table-cell>
          <table:table-cell table:formula="of:=[.CU$1]*[.CU7]/([.$A8]+[.CU$1]*[.CU7])" office:value-type="float" office:value="0.934107505722077">
            <text:p>9,34E-01</text:p>
          </table:table-cell>
          <table:table-cell office:value-type="float" office:value="6">
            <text:p>6</text:p>
          </table:table-cell>
          <table:table-cell table:formula="of:=[.CW$1]*[.CW7]/([.$A8]+[.CW$1]*[.CW7])" office:value-type="float" office:value="0.93482282082593">
            <text:p>9,35E-01</text:p>
          </table:table-cell>
          <table:table-cell table:formula="of:=[.CX$1]*[.CX7]/([.$A8]+[.CX$1]*[.CX7])" office:value-type="float" office:value="0.935522782722737">
            <text:p>9,36E-01</text:p>
          </table:table-cell>
          <table:table-cell table:formula="of:=[.CY$1]*[.CY7]/([.$A8]+[.CY$1]*[.CY7])" office:value-type="float" office:value="0.936207879261301">
            <text:p>9,36E-01</text:p>
          </table:table-cell>
          <table:table-cell table:formula="of:=[.CZ$1]*[.CZ7]/([.$A8]+[.CZ$1]*[.CZ7])" office:value-type="float" office:value="0.936878578981148">
            <text:p>9,37E-01</text:p>
          </table:table-cell>
          <table:table-cell table:formula="of:=[.DA$1]*[.DA7]/([.$A8]+[.DA$1]*[.DA7])" office:value-type="float" office:value="0.937535330736647">
            <text:p>9,38E-01</text:p>
          </table:table-cell>
          <table:table-cell table:formula="of:=[.DB$1]*[.DB7]/([.$A8]+[.DB$1]*[.DB7])" office:value-type="float" office:value="0.938178564892742">
            <text:p>9,38E-01</text:p>
          </table:table-cell>
          <table:table-cell table:formula="of:=[.DC$1]*[.DC7]/([.$A8]+[.DC$1]*[.DC7])" office:value-type="float" office:value="0.938808694290918">
            <text:p>9,39E-01</text:p>
          </table:table-cell>
          <table:table-cell table:formula="of:=[.DD$1]*[.DD7]/([.$A8]+[.DD$1]*[.DD7])" office:value-type="float" office:value="0.939426115137481">
            <text:p>9,39E-01</text:p>
          </table:table-cell>
          <table:table-cell table:formula="of:=[.DE$1]*[.DE7]/([.$A8]+[.DE$1]*[.DE7])" office:value-type="float" office:value="0.940031207834492">
            <text:p>9,40E-01</text:p>
          </table:table-cell>
          <table:table-cell table:formula="of:=[.DF$1]*[.DF7]/([.$A8]+[.DF$1]*[.DF7])" office:value-type="float" office:value="0.940624337760278">
            <text:p>9,41E-01</text:p>
          </table:table-cell>
          <table:table-cell table:number-columns-repeated="146"/>
        </table:table-row>
        <table:table-row table:style-name="ro1">
          <table:table-cell office:value-type="float" office:value="7">
            <text:p>7</text:p>
          </table:table-cell>
          <table:table-cell table:formula="of:=[.$C$1]*[.B8]/([.$A9]+[.$C$1]*[.B8])" office:value-type="float" office:value="0.00303030303030303">
            <text:p>3,03E-03</text:p>
          </table:table-cell>
          <table:table-cell table:formula="of:=[.$C$1]*[.C8]/([.$A9]+[.$C$1]*[.C8])" office:value-type="float" office:value="0.00344086021505376">
            <text:p>3,44E-03</text:p>
          </table:table-cell>
          <table:table-cell table:formula="of:=[.$D$1]*[.D8]/([.$A9]+[.$D$1]*[.D8])" office:value-type="float" office:value="0.0218643152780277">
            <text:p>2,19E-02</text:p>
          </table:table-cell>
          <table:table-cell table:formula="of:=[.$E$1]*[.E8]/([.$A9]+[.$E$1]*[.E8])" office:value-type="float" office:value="0.0627489429499357">
            <text:p>6,27E-02</text:p>
          </table:table-cell>
          <table:table-cell table:formula="of:=[.$F$1]*[.F8]/([.$A9]+[.$F$1]*[.F8])" office:value-type="float" office:value="0.12051863507343">
            <text:p>1,21E-01</text:p>
          </table:table-cell>
          <table:table-cell table:formula="of:=[.$G$1]*[.G8]/([.$A9]+[.$G$1]*[.G8])" office:value-type="float" office:value="0.185054735840076">
            <text:p>1,85E-01</text:p>
          </table:table-cell>
          <table:table-cell table:formula="of:=[.$H$1]*[.H8]/([.$A9]+[.$H$1]*[.H8])" office:value-type="float" office:value="0.248871448818564">
            <text:p>2,49E-01</text:p>
          </table:table-cell>
          <table:table-cell table:formula="of:=[.I$1]*[.I8]/([.$A9]+[.I$1]*[.I8])" office:value-type="float" office:value="0.308164699963087">
            <text:p>3,08E-01</text:p>
          </table:table-cell>
          <table:table-cell table:formula="of:=[.J$1]*[.J8]/([.$A9]+[.J$1]*[.J8])" office:value-type="float" office:value="0.361584507904713">
            <text:p>3,62E-01</text:p>
          </table:table-cell>
          <table:table-cell table:formula="of:=[.K$1]*[.K8]/([.$A9]+[.K$1]*[.K8])" office:value-type="float" office:value="0.409040783002228">
            <text:p>4,09E-01</text:p>
          </table:table-cell>
          <table:table-cell office:value-type="float" office:value="7">
            <text:p>7</text:p>
          </table:table-cell>
          <table:table-cell table:formula="of:=[.M$1]*[.M8]/([.$A9]+[.M$1]*[.M8])" office:value-type="float" office:value="0.450984499294034">
            <text:p>4,51E-01</text:p>
          </table:table-cell>
          <table:table-cell table:formula="of:=[.N$1]*[.N8]/([.$A9]+[.N$1]*[.N8])" office:value-type="float" office:value="0.488044640142786">
            <text:p>4,88E-01</text:p>
          </table:table-cell>
          <table:table-cell table:formula="of:=[.O$1]*[.O8]/([.$A9]+[.O$1]*[.O8])" office:value-type="float" office:value="0.520863322765189">
            <text:p>5,21E-01</text:p>
          </table:table-cell>
          <table:table-cell table:formula="of:=[.P$1]*[.P8]/([.$A9]+[.P$1]*[.P8])" office:value-type="float" office:value="0.550029307484307">
            <text:p>5,50E-01</text:p>
          </table:table-cell>
          <table:table-cell table:formula="of:=[.Q$1]*[.Q8]/([.$A9]+[.Q$1]*[.Q8])" office:value-type="float" office:value="0.576057229536247">
            <text:p>5,76E-01</text:p>
          </table:table-cell>
          <table:table-cell table:formula="of:=[.R$1]*[.R8]/([.$A9]+[.R$1]*[.R8])" office:value-type="float" office:value="0.599386759178561">
            <text:p>5,99E-01</text:p>
          </table:table-cell>
          <table:table-cell table:formula="of:=[.S$1]*[.S8]/([.$A9]+[.S$1]*[.S8])" office:value-type="float" office:value="0.620389563391231">
            <text:p>6,20E-01</text:p>
          </table:table-cell>
          <table:table-cell table:formula="of:=[.T$1]*[.T8]/([.$A9]+[.T$1]*[.T8])" office:value-type="float" office:value="0.639378572935673">
            <text:p>6,39E-01</text:p>
          </table:table-cell>
          <table:table-cell table:formula="of:=[.U$1]*[.U8]/([.$A9]+[.U$1]*[.U8])" office:value-type="float" office:value="0.656617196762333">
            <text:p>6,57E-01</text:p>
          </table:table-cell>
          <table:table-cell table:formula="of:=[.V$1]*[.V8]/([.$A9]+[.V$1]*[.V8])" office:value-type="float" office:value="0.672327580856531">
            <text:p>6,72E-01</text:p>
          </table:table-cell>
          <table:table-cell office:value-type="float" office:value="7">
            <text:p>7</text:p>
          </table:table-cell>
          <table:table-cell table:formula="of:=[.X$1]*[.X8]/([.$A9]+[.X$1]*[.X8])" office:value-type="float" office:value="0.686697663537035">
            <text:p>6,87E-01</text:p>
          </table:table-cell>
          <table:table-cell table:formula="of:=[.Y$1]*[.Y8]/([.$A9]+[.Y$1]*[.Y8])" office:value-type="float" office:value="0.699887057691353">
            <text:p>7,00E-01</text:p>
          </table:table-cell>
          <table:table-cell table:formula="of:=[.Z$1]*[.Z8]/([.$A9]+[.Z$1]*[.Z8])" office:value-type="float" office:value="0.712031894542735">
            <text:p>7,12E-01</text:p>
          </table:table-cell>
          <table:table-cell table:formula="of:=[.AA$1]*[.AA8]/([.$A9]+[.AA$1]*[.AA8])" office:value-type="float" office:value="0.723248789326495">
            <text:p>7,23E-01</text:p>
          </table:table-cell>
          <table:table-cell table:formula="of:=[.AB$1]*[.AB8]/([.$A9]+[.AB$1]*[.AB8])" office:value-type="float" office:value="0.733638082018145">
            <text:p>7,34E-01</text:p>
          </table:table-cell>
          <table:table-cell table:formula="of:=[.AC$1]*[.AC8]/([.$A9]+[.AC$1]*[.AC8])" office:value-type="float" office:value="0.743286487039542">
            <text:p>7,43E-01</text:p>
          </table:table-cell>
          <table:table-cell table:formula="of:=[.AD$1]*[.AD8]/([.$A9]+[.AD$1]*[.AD8])" office:value-type="float" office:value="0.752269264108631">
            <text:p>7,52E-01</text:p>
          </table:table-cell>
          <table:table-cell table:formula="of:=[.AE$1]*[.AE8]/([.$A9]+[.AE$1]*[.AE8])" office:value-type="float" office:value="0.760652002028051">
            <text:p>7,61E-01</text:p>
          </table:table-cell>
          <table:table-cell table:formula="of:=[.AF$1]*[.AF8]/([.$A9]+[.AF$1]*[.AF8])" office:value-type="float" office:value="0.768492089601422">
            <text:p>7,68E-01</text:p>
          </table:table-cell>
          <table:table-cell table:formula="of:=[.AG$1]*[.AG8]/([.$A9]+[.AG$1]*[.AG8])" office:value-type="float" office:value="0.775839933251457">
            <text:p>7,76E-01</text:p>
          </table:table-cell>
          <table:table-cell office:value-type="float" office:value="7">
            <text:p>7</text:p>
          </table:table-cell>
          <table:table-cell table:formula="of:=[.AI$1]*[.AI8]/([.$A9]+[.AI$1]*[.AI8])" office:value-type="float" office:value="0.782739969048099">
            <text:p>7,83E-01</text:p>
          </table:table-cell>
          <table:table-cell table:formula="of:=[.AJ$1]*[.AJ8]/([.$A9]+[.AJ$1]*[.AJ8])" office:value-type="float" office:value="0.78923150733853">
            <text:p>7,89E-01</text:p>
          </table:table-cell>
          <table:table-cell table:formula="of:=[.AK$1]*[.AK8]/([.$A9]+[.AK$1]*[.AK8])" office:value-type="float" office:value="0.795349440588606">
            <text:p>7,95E-01</text:p>
          </table:table-cell>
          <table:table-cell table:formula="of:=[.AL$1]*[.AL8]/([.$A9]+[.AL$1]*[.AL8])" office:value-type="float" office:value="0.801124839021974">
            <text:p>8,01E-01</text:p>
          </table:table-cell>
          <table:table-cell table:formula="of:=[.AM$1]*[.AM8]/([.$A9]+[.AM$1]*[.AM8])" office:value-type="float" office:value="0.806585453861485">
            <text:p>8,07E-01</text:p>
          </table:table-cell>
          <table:table-cell table:formula="of:=[.AN$1]*[.AN8]/([.$A9]+[.AN$1]*[.AN8])" office:value-type="float" office:value="0.811756144178339">
            <text:p>8,12E-01</text:p>
          </table:table-cell>
          <table:table-cell table:formula="of:=[.AO$1]*[.AO8]/([.$A9]+[.AO$1]*[.AO8])" office:value-type="float" office:value="0.816659240330197">
            <text:p>8,17E-01</text:p>
          </table:table-cell>
          <table:table-cell table:formula="of:=[.AP$1]*[.AP8]/([.$A9]+[.AP$1]*[.AP8])" office:value-type="float" office:value="0.821314854555954">
            <text:p>8,21E-01</text:p>
          </table:table-cell>
          <table:table-cell table:formula="of:=[.AQ$1]*[.AQ8]/([.$A9]+[.AQ$1]*[.AQ8])" office:value-type="float" office:value="0.825741147362933">
            <text:p>8,26E-01</text:p>
          </table:table-cell>
          <table:table-cell table:formula="of:=[.AR$1]*[.AR8]/([.$A9]+[.AR$1]*[.AR8])" office:value-type="float" office:value="0.829954556790583">
            <text:p>8,30E-01</text:p>
          </table:table-cell>
          <table:table-cell office:value-type="float" office:value="7">
            <text:p>7</text:p>
          </table:table-cell>
          <table:table-cell table:formula="of:=[.AT$1]*[.AT8]/([.$A9]+[.AT$1]*[.AT8])" office:value-type="float" office:value="0.833969996384216">
            <text:p>8,34E-01</text:p>
          </table:table-cell>
          <table:table-cell table:formula="of:=[.AU$1]*[.AU8]/([.$A9]+[.AU$1]*[.AU8])" office:value-type="float" office:value="0.837801026700676">
            <text:p>8,38E-01</text:p>
          </table:table-cell>
          <table:table-cell table:formula="of:=[.AV$1]*[.AV8]/([.$A9]+[.AV$1]*[.AV8])" office:value-type="float" office:value="0.841460004346554">
            <text:p>8,41E-01</text:p>
          </table:table-cell>
          <table:table-cell table:formula="of:=[.AW$1]*[.AW8]/([.$A9]+[.AW$1]*[.AW8])" office:value-type="float" office:value="0.844958211880253">
            <text:p>8,45E-01</text:p>
          </table:table-cell>
          <table:table-cell table:formula="of:=[.AX$1]*[.AX8]/([.$A9]+[.AX$1]*[.AX8])" office:value-type="float" office:value="0.848305971361825">
            <text:p>8,48E-01</text:p>
          </table:table-cell>
          <table:table-cell table:formula="of:=[.AY$1]*[.AY8]/([.$A9]+[.AY$1]*[.AY8])" office:value-type="float" office:value="0.851512743885133">
            <text:p>8,52E-01</text:p>
          </table:table-cell>
          <table:table-cell table:formula="of:=[.AZ$1]*[.AZ8]/([.$A9]+[.AZ$1]*[.AZ8])" office:value-type="float" office:value="0.854587217056713">
            <text:p>8,55E-01</text:p>
          </table:table-cell>
          <table:table-cell table:formula="of:=[.BA$1]*[.BA8]/([.$A9]+[.BA$1]*[.BA8])" office:value-type="float" office:value="0.857537382079674">
            <text:p>8,58E-01</text:p>
          </table:table-cell>
          <table:table-cell table:formula="of:=[.BB$1]*[.BB8]/([.$A9]+[.BB$1]*[.BB8])" office:value-type="float" office:value="0.860370601847081">
            <text:p>8,60E-01</text:p>
          </table:table-cell>
          <table:table-cell table:formula="of:=[.BC$1]*[.BC8]/([.$A9]+[.BC$1]*[.BC8])" office:value-type="float" office:value="0.863093671237947">
            <text:p>8,63E-01</text:p>
          </table:table-cell>
          <table:table-cell office:value-type="float" office:value="7">
            <text:p>7</text:p>
          </table:table-cell>
          <table:table-cell table:formula="of:=[.BE$1]*[.BE8]/([.$A9]+[.BE$1]*[.BE8])" office:value-type="float" office:value="0.865712870632494">
            <text:p>8,66E-01</text:p>
          </table:table-cell>
          <table:table-cell table:formula="of:=[.BF$1]*[.BF8]/([.$A9]+[.BF$1]*[.BF8])" office:value-type="float" office:value="0.868234013515495">
            <text:p>8,68E-01</text:p>
          </table:table-cell>
          <table:table-cell table:formula="of:=[.BG$1]*[.BG8]/([.$A9]+[.BG$1]*[.BG8])" office:value-type="float" office:value="0.870662488912265">
            <text:p>8,71E-01</text:p>
          </table:table-cell>
          <table:table-cell table:formula="of:=[.BH$1]*[.BH8]/([.$A9]+[.BH$1]*[.BH8])" office:value-type="float" office:value="0.873003299297137">
            <text:p>8,73E-01</text:p>
          </table:table-cell>
          <table:table-cell table:formula="of:=[.BI$1]*[.BI8]/([.$A9]+[.BI$1]*[.BI8])" office:value-type="float" office:value="0.875261094525757">
            <text:p>8,75E-01</text:p>
          </table:table-cell>
          <table:table-cell table:formula="of:=[.BJ$1]*[.BJ8]/([.$A9]+[.BJ$1]*[.BJ8])" office:value-type="float" office:value="0.877440202267419">
            <text:p>8,77E-01</text:p>
          </table:table-cell>
          <table:table-cell table:formula="of:=[.BK$1]*[.BK8]/([.$A9]+[.BK$1]*[.BK8])" office:value-type="float" office:value="0.87954465534991">
            <text:p>8,80E-01</text:p>
          </table:table-cell>
          <table:table-cell table:formula="of:=[.BL$1]*[.BL8]/([.$A9]+[.BL$1]*[.BL8])" office:value-type="float" office:value="0.88157821637488">
            <text:p>8,82E-01</text:p>
          </table:table-cell>
          <table:table-cell table:formula="of:=[.BM$1]*[.BM8]/([.$A9]+[.BM$1]*[.BM8])" office:value-type="float" office:value="0.8835443999153">
            <text:p>8,84E-01</text:p>
          </table:table-cell>
          <table:table-cell table:formula="of:=[.BN$1]*[.BN8]/([.$A9]+[.BN$1]*[.BN8])" office:value-type="float" office:value="0.885446492566723">
            <text:p>8,85E-01</text:p>
          </table:table-cell>
          <table:table-cell office:value-type="float" office:value="7">
            <text:p>7</text:p>
          </table:table-cell>
          <table:table-cell table:formula="of:=[.BP$1]*[.BP8]/([.$A9]+[.BP$1]*[.BP8])" office:value-type="float" office:value="0.887287571089821">
            <text:p>8,87E-01</text:p>
          </table:table-cell>
          <table:table-cell table:formula="of:=[.BQ$1]*[.BQ8]/([.$A9]+[.BQ$1]*[.BQ8])" office:value-type="float" office:value="0.88907051885224">
            <text:p>8,89E-01</text:p>
          </table:table-cell>
          <table:table-cell table:formula="of:=[.BR$1]*[.BR8]/([.$A9]+[.BR$1]*[.BR8])" office:value-type="float" office:value="0.890798040752362">
            <text:p>8,91E-01</text:p>
          </table:table-cell>
          <table:table-cell table:formula="of:=[.BS$1]*[.BS8]/([.$A9]+[.BS$1]*[.BS8])" office:value-type="float" office:value="0.892472676785568">
            <text:p>8,92E-01</text:p>
          </table:table-cell>
          <table:table-cell table:formula="of:=[.BT$1]*[.BT8]/([.$A9]+[.BT$1]*[.BT8])" office:value-type="float" office:value="0.894096814394533">
            <text:p>8,94E-01</text:p>
          </table:table-cell>
          <table:table-cell table:formula="of:=[.BU$1]*[.BU8]/([.$A9]+[.BU$1]*[.BU8])" office:value-type="float" office:value="0.895672699728512">
            <text:p>8,96E-01</text:p>
          </table:table-cell>
          <table:table-cell table:formula="of:=[.BV$1]*[.BV8]/([.$A9]+[.BV$1]*[.BV8])" office:value-type="float" office:value="0.897202447922152">
            <text:p>8,97E-01</text:p>
          </table:table-cell>
          <table:table-cell table:formula="of:=[.BW$1]*[.BW8]/([.$A9]+[.BW$1]*[.BW8])" office:value-type="float" office:value="0.898688052491782">
            <text:p>8,99E-01</text:p>
          </table:table-cell>
          <table:table-cell table:formula="of:=[.BX$1]*[.BX8]/([.$A9]+[.BX$1]*[.BX8])" office:value-type="float" office:value="0.900131393936126">
            <text:p>9,00E-01</text:p>
          </table:table-cell>
          <table:table-cell table:formula="of:=[.BY$1]*[.BY8]/([.$A9]+[.BY$1]*[.BY8])" office:value-type="float" office:value="0.901534247618785">
            <text:p>9,02E-01</text:p>
          </table:table-cell>
          <table:table-cell office:value-type="float" office:value="7">
            <text:p>7</text:p>
          </table:table-cell>
          <table:table-cell table:formula="of:=[.CA$1]*[.CA8]/([.$A9]+[.CA$1]*[.CA8])" office:value-type="float" office:value="0.902898291001327">
            <text:p>9,03E-01</text:p>
          </table:table-cell>
          <table:table-cell table:formula="of:=[.CB$1]*[.CB8]/([.$A9]+[.CB$1]*[.CB8])" office:value-type="float" office:value="0.904225110288448">
            <text:p>9,04E-01</text:p>
          </table:table-cell>
          <table:table-cell table:formula="of:=[.CC$1]*[.CC8]/([.$A9]+[.CC$1]*[.CC8])" office:value-type="float" office:value="0.905516206540105">
            <text:p>9,06E-01</text:p>
          </table:table-cell>
          <table:table-cell table:formula="of:=[.CD$1]*[.CD8]/([.$A9]+[.CD$1]*[.CD8])" office:value-type="float" office:value="0.906773001299734">
            <text:p>9,07E-01</text:p>
          </table:table-cell>
          <table:table-cell table:formula="of:=[.CE$1]*[.CE8]/([.$A9]+[.CE$1]*[.CE8])" office:value-type="float" office:value="0.907996841782608">
            <text:p>9,08E-01</text:p>
          </table:table-cell>
          <table:table-cell table:formula="of:=[.CF$1]*[.CF8]/([.$A9]+[.CF$1]*[.CF8])" office:value-type="float" office:value="0.909189005663844">
            <text:p>9,09E-01</text:p>
          </table:table-cell>
          <table:table-cell table:formula="of:=[.CG$1]*[.CG8]/([.$A9]+[.CG$1]*[.CG8])" office:value-type="float" office:value="0.910350705501578">
            <text:p>9,10E-01</text:p>
          </table:table-cell>
          <table:table-cell table:formula="of:=[.CH$1]*[.CH8]/([.$A9]+[.CH$1]*[.CH8])" office:value-type="float" office:value="0.911483092827292">
            <text:p>9,11E-01</text:p>
          </table:table-cell>
          <table:table-cell table:formula="of:=[.CI$1]*[.CI8]/([.$A9]+[.CI$1]*[.CI8])" office:value-type="float" office:value="0.912587261932096">
            <text:p>9,13E-01</text:p>
          </table:table-cell>
          <table:table-cell table:formula="of:=[.CJ$1]*[.CJ8]/([.$A9]+[.CJ$1]*[.CJ8])" office:value-type="float" office:value="0.913664253374973">
            <text:p>9,14E-01</text:p>
          </table:table-cell>
          <table:table-cell office:value-type="float" office:value="7">
            <text:p>7</text:p>
          </table:table-cell>
          <table:table-cell table:formula="of:=[.CL$1]*[.CL8]/([.$A9]+[.CL$1]*[.CL8])" office:value-type="float" office:value="0.914715072167618">
            <text:p>9,15E-01</text:p>
          </table:table-cell>
          <table:table-cell table:formula="of:=[.CM$1]*[.CM8]/([.$A9]+[.CM$1]*[.CM8])" office:value-type="float" office:value="0.915740616139194">
            <text:p>9,16E-01</text:p>
          </table:table-cell>
          <table:table-cell table:formula="of:=[.CN$1]*[.CN8]/([.$A9]+[.CN$1]*[.CN8])" office:value-type="float" office:value="0.91674182805405">
            <text:p>9,17E-01</text:p>
          </table:table-cell>
          <table:table-cell table:formula="of:=[.CO$1]*[.CO8]/([.$A9]+[.CO$1]*[.CO8])" office:value-type="float" office:value="0.91771954891023">
            <text:p>9,18E-01</text:p>
          </table:table-cell>
          <table:table-cell table:formula="of:=[.CP$1]*[.CP8]/([.$A9]+[.CP$1]*[.CP8])" office:value-type="float" office:value="0.918674595024251">
            <text:p>9,19E-01</text:p>
          </table:table-cell>
          <table:table-cell table:formula="of:=[.CQ$1]*[.CQ8]/([.$A9]+[.CQ$1]*[.CQ8])" office:value-type="float" office:value="0.919607745362797">
            <text:p>9,20E-01</text:p>
          </table:table-cell>
          <table:table-cell table:formula="of:=[.CR$1]*[.CR8]/([.$A9]+[.CR$1]*[.CR8])" office:value-type="float" office:value="0.92051974365236">
            <text:p>9,21E-01</text:p>
          </table:table-cell>
          <table:table-cell table:formula="of:=[.CS$1]*[.CS8]/([.$A9]+[.CS$1]*[.CS8])" office:value-type="float" office:value="0.921411300347659">
            <text:p>9,21E-01</text:p>
          </table:table-cell>
          <table:table-cell table:formula="of:=[.CT$1]*[.CT8]/([.$A9]+[.CT$1]*[.CT8])" office:value-type="float" office:value="0.922283094469706">
            <text:p>9,22E-01</text:p>
          </table:table-cell>
          <table:table-cell table:formula="of:=[.CU$1]*[.CU8]/([.$A9]+[.CU$1]*[.CU8])" office:value-type="float" office:value="0.923135775323499">
            <text:p>9,23E-01</text:p>
          </table:table-cell>
          <table:table-cell office:value-type="float" office:value="7">
            <text:p>7</text:p>
          </table:table-cell>
          <table:table-cell table:formula="of:=[.CW$1]*[.CW8]/([.$A9]+[.CW$1]*[.CW8])" office:value-type="float" office:value="0.923969964104406">
            <text:p>9,24E-01</text:p>
          </table:table-cell>
          <table:table-cell table:formula="of:=[.CX$1]*[.CX8]/([.$A9]+[.CX$1]*[.CX8])" office:value-type="float" office:value="0.924786255440201">
            <text:p>9,25E-01</text:p>
          </table:table-cell>
          <table:table-cell table:formula="of:=[.CY$1]*[.CY8]/([.$A9]+[.CY$1]*[.CY8])" office:value-type="float" office:value="0.925585218653764">
            <text:p>9,26E-01</text:p>
          </table:table-cell>
          <table:table-cell table:formula="of:=[.CZ$1]*[.CZ8]/([.$A9]+[.CZ$1]*[.CZ8])" office:value-type="float" office:value="0.926367399279879">
            <text:p>9,26E-01</text:p>
          </table:table-cell>
          <table:table-cell table:formula="of:=[.DA$1]*[.DA8]/([.$A9]+[.DA$1]*[.DA8])" office:value-type="float" office:value="0.927133320194458">
            <text:p>9,27E-01</text:p>
          </table:table-cell>
          <table:table-cell table:formula="of:=[.DB$1]*[.DB8]/([.$A9]+[.DB$1]*[.DB8])" office:value-type="float" office:value="0.927883482791025">
            <text:p>9,28E-01</text:p>
          </table:table-cell>
          <table:table-cell table:formula="of:=[.DC$1]*[.DC8]/([.$A9]+[.DC$1]*[.DC8])" office:value-type="float" office:value="0.928618368073673">
            <text:p>9,29E-01</text:p>
          </table:table-cell>
          <table:table-cell table:formula="of:=[.DD$1]*[.DD8]/([.$A9]+[.DD$1]*[.DD8])" office:value-type="float" office:value="0.929338437682651">
            <text:p>9,29E-01</text:p>
          </table:table-cell>
          <table:table-cell table:formula="of:=[.DE$1]*[.DE8]/([.$A9]+[.DE$1]*[.DE8])" office:value-type="float" office:value="0.930044134858435">
            <text:p>9,30E-01</text:p>
          </table:table-cell>
          <table:table-cell table:formula="of:=[.DF$1]*[.DF8]/([.$A9]+[.DF$1]*[.DF8])" office:value-type="float" office:value="0.930735885348722">
            <text:p>9,31E-01</text:p>
          </table:table-cell>
          <table:table-cell table:number-columns-repeated="146"/>
        </table:table-row>
        <table:table-row table:style-name="ro1">
          <table:table-cell office:value-type="float" office:value="8">
            <text:p>8</text:p>
          </table:table-cell>
          <table:table-cell table:formula="of:=[.$C$1]*[.B9]/([.$A10]+[.$C$1]*[.B9])" office:value-type="float" office:value="0.000757002271006813">
            <text:p>7,57E-04</text:p>
          </table:table-cell>
          <table:table-cell table:formula="of:=[.$C$1]*[.C9]/([.$A10]+[.$C$1]*[.C9])" office:value-type="float" office:value="0.000859475719810915">
            <text:p>8,59E-04</text:p>
          </table:table-cell>
          <table:table-cell table:formula="of:=[.$D$1]*[.D9]/([.$A10]+[.$D$1]*[.D9])" office:value-type="float" office:value="0.00813243939715086">
            <text:p>8,13E-03</text:p>
          </table:table-cell>
          <table:table-cell table:formula="of:=[.$E$1]*[.E9]/([.$A10]+[.$E$1]*[.E9])" office:value-type="float" office:value="0.0304200582258927">
            <text:p>3,04E-02</text:p>
          </table:table-cell>
          <table:table-cell table:formula="of:=[.$F$1]*[.F9]/([.$A10]+[.$F$1]*[.F9])" office:value-type="float" office:value="0.0700478522095671">
            <text:p>7,00E-02</text:p>
          </table:table-cell>
          <table:table-cell table:formula="of:=[.$G$1]*[.G9]/([.$A10]+[.$G$1]*[.G9])" office:value-type="float" office:value="0.121875783666304">
            <text:p>1,22E-01</text:p>
          </table:table-cell>
          <table:table-cell table:formula="of:=[.$H$1]*[.H9]/([.$A10]+[.$H$1]*[.H9])" office:value-type="float" office:value="0.178821826545154">
            <text:p>1,79E-01</text:p>
          </table:table-cell>
          <table:table-cell table:formula="of:=[.I$1]*[.I9]/([.$A10]+[.I$1]*[.I9])" office:value-type="float" office:value="0.235570261123682">
            <text:p>2,36E-01</text:p>
          </table:table-cell>
          <table:table-cell table:formula="of:=[.J$1]*[.J9]/([.$A10]+[.J$1]*[.J9])" office:value-type="float" office:value="0.289158097110958">
            <text:p>2,89E-01</text:p>
          </table:table-cell>
          <table:table-cell table:formula="of:=[.K$1]*[.K9]/([.$A10]+[.K$1]*[.K9])" office:value-type="float" office:value="0.338318432887367">
            <text:p>3,38E-01</text:p>
          </table:table-cell>
          <table:table-cell office:value-type="float" office:value="8">
            <text:p>8</text:p>
          </table:table-cell>
          <table:table-cell table:formula="of:=[.M$1]*[.M9]/([.$A10]+[.M$1]*[.M9])" office:value-type="float" office:value="0.382755555514924">
            <text:p>3,83E-01</text:p>
          </table:table-cell>
          <table:table-cell table:formula="of:=[.N$1]*[.N9]/([.$A10]+[.N$1]*[.N9])" office:value-type="float" office:value="0.422655114975263">
            <text:p>4,23E-01</text:p>
          </table:table-cell>
          <table:table-cell table:formula="of:=[.O$1]*[.O9]/([.$A10]+[.O$1]*[.O9])" office:value-type="float" office:value="0.458406396418488">
            <text:p>4,58E-01</text:p>
          </table:table-cell>
          <table:table-cell table:formula="of:=[.P$1]*[.P9]/([.$A10]+[.P$1]*[.P9])" office:value-type="float" office:value="0.490459176244315">
            <text:p>4,90E-01</text:p>
          </table:table-cell>
          <table:table-cell table:formula="of:=[.Q$1]*[.Q9]/([.$A10]+[.Q$1]*[.Q9])" office:value-type="float" office:value="0.519255570415347">
            <text:p>5,19E-01</text:p>
          </table:table-cell>
          <table:table-cell table:formula="of:=[.R$1]*[.R9]/([.$A10]+[.R$1]*[.R9])" office:value-type="float" office:value="0.545200998806289">
            <text:p>5,45E-01</text:p>
          </table:table-cell>
          <table:table-cell table:formula="of:=[.S$1]*[.S9]/([.$A10]+[.S$1]*[.S9])" office:value-type="float" office:value="0.568654618030553">
            <text:p>5,69E-01</text:p>
          </table:table-cell>
          <table:table-cell table:formula="of:=[.T$1]*[.T9]/([.$A10]+[.T$1]*[.T9])" office:value-type="float" office:value="0.589928948437742">
            <text:p>5,90E-01</text:p>
          </table:table-cell>
          <table:table-cell table:formula="of:=[.U$1]*[.U9]/([.$A10]+[.U$1]*[.U9])" office:value-type="float" office:value="0.609293476994693">
            <text:p>6,09E-01</text:p>
          </table:table-cell>
          <table:table-cell table:formula="of:=[.V$1]*[.V9]/([.$A10]+[.V$1]*[.V9])" office:value-type="float" office:value="0.626979658883252">
            <text:p>6,27E-01</text:p>
          </table:table-cell>
          <table:table-cell office:value-type="float" office:value="8">
            <text:p>8</text:p>
          </table:table-cell>
          <table:table-cell table:formula="of:=[.X$1]*[.X9]/([.$A10]+[.X$1]*[.X9])" office:value-type="float" office:value="0.64318609555759">
            <text:p>6,43E-01</text:p>
          </table:table-cell>
          <table:table-cell table:formula="of:=[.Y$1]*[.Y9]/([.$A10]+[.Y$1]*[.Y9])" office:value-type="float" office:value="0.658083351674197">
            <text:p>6,58E-01</text:p>
          </table:table-cell>
          <table:table-cell table:formula="of:=[.Z$1]*[.Z9]/([.$A10]+[.Z$1]*[.Z9])" office:value-type="float" office:value="0.67181821241324">
            <text:p>6,72E-01</text:p>
          </table:table-cell>
          <table:table-cell table:formula="of:=[.AA$1]*[.AA9]/([.$A10]+[.AA$1]*[.AA9])" office:value-type="float" office:value="0.68451734495166">
            <text:p>6,85E-01</text:p>
          </table:table-cell>
          <table:table-cell table:formula="of:=[.AB$1]*[.AB9]/([.$A10]+[.AB$1]*[.AB9])" office:value-type="float" office:value="0.696290400412379">
            <text:p>6,96E-01</text:p>
          </table:table-cell>
          <table:table-cell table:formula="of:=[.AC$1]*[.AC9]/([.$A10]+[.AC$1]*[.AC9])" office:value-type="float" office:value="0.707232620453762">
            <text:p>7,07E-01</text:p>
          </table:table-cell>
          <table:table-cell table:formula="of:=[.AD$1]*[.AD9]/([.$A10]+[.AD$1]*[.AD9])" office:value-type="float" office:value="0.717427018886759">
            <text:p>7,17E-01</text:p>
          </table:table-cell>
          <table:table-cell table:formula="of:=[.AE$1]*[.AE9]/([.$A10]+[.AE$1]*[.AE9])" office:value-type="float" office:value="0.726946205108778">
            <text:p>7,27E-01</text:p>
          </table:table-cell>
          <table:table-cell table:formula="of:=[.AF$1]*[.AF9]/([.$A10]+[.AF$1]*[.AF9])" office:value-type="float" office:value="0.735853908654843">
            <text:p>7,36E-01</text:p>
          </table:table-cell>
          <table:table-cell table:formula="of:=[.AG$1]*[.AG9]/([.$A10]+[.AG$1]*[.AG9])" office:value-type="float" office:value="0.744206255684511">
            <text:p>7,44E-01</text:p>
          </table:table-cell>
          <table:table-cell office:value-type="float" office:value="8">
            <text:p>8</text:p>
          </table:table-cell>
          <table:table-cell table:formula="of:=[.AI$1]*[.AI9]/([.$A10]+[.AI$1]*[.AI9])" office:value-type="float" office:value="0.752052840082532">
            <text:p>7,52E-01</text:p>
          </table:table-cell>
          <table:table-cell table:formula="of:=[.AJ$1]*[.AJ9]/([.$A10]+[.AJ$1]*[.AJ9])" office:value-type="float" office:value="0.759437624596035">
            <text:p>7,59E-01</text:p>
          </table:table-cell>
          <table:table-cell table:formula="of:=[.AK$1]*[.AK9]/([.$A10]+[.AK$1]*[.AK9])" office:value-type="float" office:value="0.766399701213814">
            <text:p>7,66E-01</text:p>
          </table:table-cell>
          <table:table-cell table:formula="of:=[.AL$1]*[.AL9]/([.$A10]+[.AL$1]*[.AL9])" office:value-type="float" office:value="0.772973934784756">
            <text:p>7,73E-01</text:p>
          </table:table-cell>
          <table:table-cell table:formula="of:=[.AM$1]*[.AM9]/([.$A10]+[.AM$1]*[.AM9])" office:value-type="float" office:value="0.779191509566917">
            <text:p>7,79E-01</text:p>
          </table:table-cell>
          <table:table-cell table:formula="of:=[.AN$1]*[.AN9]/([.$A10]+[.AN$1]*[.AN9])" office:value-type="float" office:value="0.785080394867629">
            <text:p>7,85E-01</text:p>
          </table:table-cell>
          <table:table-cell table:formula="of:=[.AO$1]*[.AO9]/([.$A10]+[.AO$1]*[.AO9])" office:value-type="float" office:value="0.790665743051761">
            <text:p>7,91E-01</text:p>
          </table:table-cell>
          <table:table-cell table:formula="of:=[.AP$1]*[.AP9]/([.$A10]+[.AP$1]*[.AP9])" office:value-type="float" office:value="0.795970230845706">
            <text:p>7,96E-01</text:p>
          </table:table-cell>
          <table:table-cell table:formula="of:=[.AQ$1]*[.AQ9]/([.$A10]+[.AQ$1]*[.AQ9])" office:value-type="float" office:value="0.801014352951221">
            <text:p>8,01E-01</text:p>
          </table:table-cell>
          <table:table-cell table:formula="of:=[.AR$1]*[.AR9]/([.$A10]+[.AR$1]*[.AR9])" office:value-type="float" office:value="0.805816675423802">
            <text:p>8,06E-01</text:p>
          </table:table-cell>
          <table:table-cell office:value-type="float" office:value="8">
            <text:p>8</text:p>
          </table:table-cell>
          <table:table-cell table:formula="of:=[.AT$1]*[.AT9]/([.$A10]+[.AT$1]*[.AT9])" office:value-type="float" office:value="0.810394054997846">
            <text:p>8,10E-01</text:p>
          </table:table-cell>
          <table:table-cell table:formula="of:=[.AU$1]*[.AU9]/([.$A10]+[.AU$1]*[.AU9])" office:value-type="float" office:value="0.81476182950047">
            <text:p>8,15E-01</text:p>
          </table:table-cell>
          <table:table-cell table:formula="of:=[.AV$1]*[.AV9]/([.$A10]+[.AV$1]*[.AV9])" office:value-type="float" office:value="0.818933983643437">
            <text:p>8,19E-01</text:p>
          </table:table-cell>
          <table:table-cell table:formula="of:=[.AW$1]*[.AW9]/([.$A10]+[.AW$1]*[.AW9])" office:value-type="float" office:value="0.822923293782325">
            <text:p>8,23E-01</text:p>
          </table:table-cell>
          <table:table-cell table:formula="of:=[.AX$1]*[.AX9]/([.$A10]+[.AX$1]*[.AX9])" office:value-type="float" office:value="0.826741454655286">
            <text:p>8,27E-01</text:p>
          </table:table-cell>
          <table:table-cell table:formula="of:=[.AY$1]*[.AY9]/([.$A10]+[.AY$1]*[.AY9])" office:value-type="float" office:value="0.830399190637256">
            <text:p>8,30E-01</text:p>
          </table:table-cell>
          <table:table-cell table:formula="of:=[.AZ$1]*[.AZ9]/([.$A10]+[.AZ$1]*[.AZ9])" office:value-type="float" office:value="0.833906353650774">
            <text:p>8,34E-01</text:p>
          </table:table-cell>
          <table:table-cell table:formula="of:=[.BA$1]*[.BA9]/([.$A10]+[.BA$1]*[.BA9])" office:value-type="float" office:value="0.83727200954666">
            <text:p>8,37E-01</text:p>
          </table:table-cell>
          <table:table-cell table:formula="of:=[.BB$1]*[.BB9]/([.$A10]+[.BB$1]*[.BB9])" office:value-type="float" office:value="0.840504514494514">
            <text:p>8,41E-01</text:p>
          </table:table-cell>
          <table:table-cell table:formula="of:=[.BC$1]*[.BC9]/([.$A10]+[.BC$1]*[.BC9])" office:value-type="float" office:value="0.843611582694672">
            <text:p>8,44E-01</text:p>
          </table:table-cell>
          <table:table-cell office:value-type="float" office:value="8">
            <text:p>8</text:p>
          </table:table-cell>
          <table:table-cell table:formula="of:=[.BE$1]*[.BE9]/([.$A10]+[.BE$1]*[.BE9])" office:value-type="float" office:value="0.846600346531855">
            <text:p>8,47E-01</text:p>
          </table:table-cell>
          <table:table-cell table:formula="of:=[.BF$1]*[.BF9]/([.$A10]+[.BF$1]*[.BF9])" office:value-type="float" office:value="0.849477410129887">
            <text:p>8,49E-01</text:p>
          </table:table-cell>
          <table:table-cell table:formula="of:=[.BG$1]*[.BG9]/([.$A10]+[.BG$1]*[.BG9])" office:value-type="float" office:value="0.85224889713128">
            <text:p>8,52E-01</text:p>
          </table:table-cell>
          <table:table-cell table:formula="of:=[.BH$1]*[.BH9]/([.$A10]+[.BH$1]*[.BH9])" office:value-type="float" office:value="0.85492049341086">
            <text:p>8,55E-01</text:p>
          </table:table-cell>
          <table:table-cell table:formula="of:=[.BI$1]*[.BI9]/([.$A10]+[.BI$1]*[.BI9])" office:value-type="float" office:value="0.857497485335531">
            <text:p>8,57E-01</text:p>
          </table:table-cell>
          <table:table-cell table:formula="of:=[.BJ$1]*[.BJ9]/([.$A10]+[.BJ$1]*[.BJ9])" office:value-type="float" office:value="0.859984794099702">
            <text:p>8,60E-01</text:p>
          </table:table-cell>
          <table:table-cell table:formula="of:=[.BK$1]*[.BK9]/([.$A10]+[.BK$1]*[.BK9])" office:value-type="float" office:value="0.862387006595619">
            <text:p>8,62E-01</text:p>
          </table:table-cell>
          <table:table-cell table:formula="of:=[.BL$1]*[.BL9]/([.$A10]+[.BL$1]*[.BL9])" office:value-type="float" office:value="0.864708403217796">
            <text:p>8,65E-01</text:p>
          </table:table-cell>
          <table:table-cell table:formula="of:=[.BM$1]*[.BM9]/([.$A10]+[.BM$1]*[.BM9])" office:value-type="float" office:value="0.866952982949298">
            <text:p>8,67E-01</text:p>
          </table:table-cell>
          <table:table-cell table:formula="of:=[.BN$1]*[.BN9]/([.$A10]+[.BN$1]*[.BN9])" office:value-type="float" office:value="0.869124486033537">
            <text:p>8,69E-01</text:p>
          </table:table-cell>
          <table:table-cell office:value-type="float" office:value="8">
            <text:p>8</text:p>
          </table:table-cell>
          <table:table-cell table:formula="of:=[.BP$1]*[.BP9]/([.$A10]+[.BP$1]*[.BP9])" office:value-type="float" office:value="0.871226414497234">
            <text:p>8,71E-01</text:p>
          </table:table-cell>
          <table:table-cell table:formula="of:=[.BQ$1]*[.BQ9]/([.$A10]+[.BQ$1]*[.BQ9])" office:value-type="float" office:value="0.873262050757508">
            <text:p>8,73E-01</text:p>
          </table:table-cell>
          <table:table-cell table:formula="of:=[.BR$1]*[.BR9]/([.$A10]+[.BR$1]*[.BR9])" office:value-type="float" office:value="0.87523447451773">
            <text:p>8,75E-01</text:p>
          </table:table-cell>
          <table:table-cell table:formula="of:=[.BS$1]*[.BS9]/([.$A10]+[.BS$1]*[.BS9])" office:value-type="float" office:value="0.877146578132295">
            <text:p>8,77E-01</text:p>
          </table:table-cell>
          <table:table-cell table:formula="of:=[.BT$1]*[.BT9]/([.$A10]+[.BT$1]*[.BT9])" office:value-type="float" office:value="0.879001080599196">
            <text:p>8,79E-01</text:p>
          </table:table-cell>
          <table:table-cell table:formula="of:=[.BU$1]*[.BU9]/([.$A10]+[.BU$1]*[.BU9])" office:value-type="float" office:value="0.880800540320783">
            <text:p>8,81E-01</text:p>
          </table:table-cell>
          <table:table-cell table:formula="of:=[.BV$1]*[.BV9]/([.$A10]+[.BV$1]*[.BV9])" office:value-type="float" office:value="0.882547366756985">
            <text:p>8,83E-01</text:p>
          </table:table-cell>
          <table:table-cell table:formula="of:=[.BW$1]*[.BW9]/([.$A10]+[.BW$1]*[.BW9])" office:value-type="float" office:value="0.884243831081193">
            <text:p>8,84E-01</text:p>
          </table:table-cell>
          <table:table-cell table:formula="of:=[.BX$1]*[.BX9]/([.$A10]+[.BX$1]*[.BX9])" office:value-type="float" office:value="0.885892075936672">
            <text:p>8,86E-01</text:p>
          </table:table-cell>
          <table:table-cell table:formula="of:=[.BY$1]*[.BY9]/([.$A10]+[.BY$1]*[.BY9])" office:value-type="float" office:value="0.887494124380617">
            <text:p>8,87E-01</text:p>
          </table:table-cell>
          <table:table-cell office:value-type="float" office:value="8">
            <text:p>8</text:p>
          </table:table-cell>
          <table:table-cell table:formula="of:=[.CA$1]*[.CA9]/([.$A10]+[.CA$1]*[.CA9])" office:value-type="float" office:value="0.88905188809345">
            <text:p>8,89E-01</text:p>
          </table:table-cell>
          <table:table-cell table:formula="of:=[.CB$1]*[.CB9]/([.$A10]+[.CB$1]*[.CB9])" office:value-type="float" office:value="0.890567174922654">
            <text:p>8,91E-01</text:p>
          </table:table-cell>
          <table:table-cell table:formula="of:=[.CC$1]*[.CC9]/([.$A10]+[.CC$1]*[.CC9])" office:value-type="float" office:value="0.892041695823064">
            <text:p>8,92E-01</text:p>
          </table:table-cell>
          <table:table-cell table:formula="of:=[.CD$1]*[.CD9]/([.$A10]+[.CD$1]*[.CD9])" office:value-type="float" office:value="0.893477071249078">
            <text:p>8,93E-01</text:p>
          </table:table-cell>
          <table:table-cell table:formula="of:=[.CE$1]*[.CE9]/([.$A10]+[.CE$1]*[.CE9])" office:value-type="float" office:value="0.894874837048504">
            <text:p>8,95E-01</text:p>
          </table:table-cell>
          <table:table-cell table:formula="of:=[.CF$1]*[.CF9]/([.$A10]+[.CF$1]*[.CF9])" office:value-type="float" office:value="0.896236449902689">
            <text:p>8,96E-01</text:p>
          </table:table-cell>
          <table:table-cell table:formula="of:=[.CG$1]*[.CG9]/([.$A10]+[.CG$1]*[.CG9])" office:value-type="float" office:value="0.897563292353068">
            <text:p>8,98E-01</text:p>
          </table:table-cell>
          <table:table-cell table:formula="of:=[.CH$1]*[.CH9]/([.$A10]+[.CH$1]*[.CH9])" office:value-type="float" office:value="0.898856677450288">
            <text:p>8,99E-01</text:p>
          </table:table-cell>
          <table:table-cell table:formula="of:=[.CI$1]*[.CI9]/([.$A10]+[.CI$1]*[.CI9])" office:value-type="float" office:value="0.900117853058477">
            <text:p>9,00E-01</text:p>
          </table:table-cell>
          <table:table-cell table:formula="of:=[.CJ$1]*[.CJ9]/([.$A10]+[.CJ$1]*[.CJ9])" office:value-type="float" office:value="0.901348005844093">
            <text:p>9,01E-01</text:p>
          </table:table-cell>
          <table:table-cell office:value-type="float" office:value="8">
            <text:p>8</text:p>
          </table:table-cell>
          <table:table-cell table:formula="of:=[.CL$1]*[.CL9]/([.$A10]+[.CL$1]*[.CL9])" office:value-type="float" office:value="0.902548266411639">
            <text:p>9,03E-01</text:p>
          </table:table-cell>
          <table:table-cell table:formula="of:=[.CM$1]*[.CM9]/([.$A10]+[.CM$1]*[.CM9])" office:value-type="float" office:value="0.903719705560349">
            <text:p>9,04E-01</text:p>
          </table:table-cell>
          <table:table-cell table:formula="of:=[.CN$1]*[.CN9]/([.$A10]+[.CN$1]*[.CN9])" office:value-type="float" office:value="0.904863351833555">
            <text:p>9,05E-01</text:p>
          </table:table-cell>
          <table:table-cell table:formula="of:=[.CO$1]*[.CO9]/([.$A10]+[.CO$1]*[.CO9])" office:value-type="float" office:value="0.905980180130661">
            <text:p>9,06E-01</text:p>
          </table:table-cell>
          <table:table-cell table:formula="of:=[.CP$1]*[.CP9]/([.$A10]+[.CP$1]*[.CP9])" office:value-type="float" office:value="0.907071121649544">
            <text:p>9,07E-01</text:p>
          </table:table-cell>
          <table:table-cell table:formula="of:=[.CQ$1]*[.CQ9]/([.$A10]+[.CQ$1]*[.CQ9])" office:value-type="float" office:value="0.908137065025805">
            <text:p>9,08E-01</text:p>
          </table:table-cell>
          <table:table-cell table:formula="of:=[.CR$1]*[.CR9]/([.$A10]+[.CR$1]*[.CR9])" office:value-type="float" office:value="0.909178858733707">
            <text:p>9,09E-01</text:p>
          </table:table-cell>
          <table:table-cell table:formula="of:=[.CS$1]*[.CS9]/([.$A10]+[.CS$1]*[.CS9])" office:value-type="float" office:value="0.910197313326632">
            <text:p>9,10E-01</text:p>
          </table:table-cell>
          <table:table-cell table:formula="of:=[.CT$1]*[.CT9]/([.$A10]+[.CT$1]*[.CT9])" office:value-type="float" office:value="0.911193203529423">
            <text:p>9,11E-01</text:p>
          </table:table-cell>
          <table:table-cell table:formula="of:=[.CU$1]*[.CU9]/([.$A10]+[.CU$1]*[.CU9])" office:value-type="float" office:value="0.912167270193887">
            <text:p>9,12E-01</text:p>
          </table:table-cell>
          <table:table-cell office:value-type="float" office:value="8">
            <text:p>8</text:p>
          </table:table-cell>
          <table:table-cell table:formula="of:=[.CW$1]*[.CW9]/([.$A10]+[.CW$1]*[.CW9])" office:value-type="float" office:value="0.913120222127771">
            <text:p>9,13E-01</text:p>
          </table:table-cell>
          <table:table-cell table:formula="of:=[.CX$1]*[.CX9]/([.$A10]+[.CX$1]*[.CX9])" office:value-type="float" office:value="0.914052737809941">
            <text:p>9,14E-01</text:p>
          </table:table-cell>
          <table:table-cell table:formula="of:=[.CY$1]*[.CY9]/([.$A10]+[.CY$1]*[.CY9])" office:value-type="float" office:value="0.914965466981431">
            <text:p>9,15E-01</text:p>
          </table:table-cell>
          <table:table-cell table:formula="of:=[.CZ$1]*[.CZ9]/([.$A10]+[.CZ$1]*[.CZ9])" office:value-type="float" office:value="0.915859032165241">
            <text:p>9,16E-01</text:p>
          </table:table-cell>
          <table:table-cell table:formula="of:=[.DA$1]*[.DA9]/([.$A10]+[.DA$1]*[.DA9])" office:value-type="float" office:value="0.916734030066661">
            <text:p>9,17E-01</text:p>
          </table:table-cell>
          <table:table-cell table:formula="of:=[.DB$1]*[.DB9]/([.$A10]+[.DB$1]*[.DB9])" office:value-type="float" office:value="0.917591032897652">
            <text:p>9,18E-01</text:p>
          </table:table-cell>
          <table:table-cell table:formula="of:=[.DC$1]*[.DC9]/([.$A10]+[.DC$1]*[.DC9])" office:value-type="float" office:value="0.918430589619646">
            <text:p>9,18E-01</text:p>
          </table:table-cell>
          <table:table-cell table:formula="of:=[.DD$1]*[.DD9]/([.$A10]+[.DD$1]*[.DD9])" office:value-type="float" office:value="0.919253227111411">
            <text:p>9,19E-01</text:p>
          </table:table-cell>
          <table:table-cell table:formula="of:=[.DE$1]*[.DE9]/([.$A10]+[.DE$1]*[.DE9])" office:value-type="float" office:value="0.920059451267266">
            <text:p>9,20E-01</text:p>
          </table:table-cell>
          <table:table-cell table:formula="of:=[.DF$1]*[.DF9]/([.$A10]+[.DF$1]*[.DF9])" office:value-type="float" office:value="0.920849748030467">
            <text:p>9,21E-01</text:p>
          </table:table-cell>
          <table:table-cell table:number-columns-repeated="146"/>
        </table:table-row>
        <table:table-row table:style-name="ro1">
          <table:table-cell office:value-type="float" office:value="9">
            <text:p>9</text:p>
          </table:table-cell>
          <table:table-cell table:formula="of:=[.$C$1]*[.B10]/([.$A11]+[.$C$1]*[.B10])" office:value-type="float" office:value="0.000168194432764276">
            <text:p>1,68E-04</text:p>
          </table:table-cell>
          <table:table-cell table:formula="of:=[.$C$1]*[.C10]/([.$A11]+[.$C$1]*[.C10])" office:value-type="float" office:value="0.000190958132429465">
            <text:p>1,91E-04</text:p>
          </table:table-cell>
          <table:table-cell table:formula="of:=[.$D$1]*[.D10]/([.$A11]+[.$D$1]*[.D10])" office:value-type="float" office:value="0.00270348449112189">
            <text:p>2,70E-03</text:p>
          </table:table-cell>
          <table:table-cell table:formula="of:=[.$E$1]*[.E10]/([.$A11]+[.$E$1]*[.E10])" office:value-type="float" office:value="0.0133396731519537">
            <text:p>1,33E-02</text:p>
          </table:table-cell>
          <table:table-cell table:formula="of:=[.$F$1]*[.F10]/([.$A11]+[.$F$1]*[.F10])" office:value-type="float" office:value="0.037457785974194">
            <text:p>3,75E-02</text:p>
          </table:table-cell>
          <table:table-cell table:formula="of:=[.$G$1]*[.G10]/([.$A11]+[.$G$1]*[.G10])" office:value-type="float" office:value="0.0751449555469656">
            <text:p>7,51E-02</text:p>
          </table:table-cell>
          <table:table-cell table:formula="of:=[.$H$1]*[.H10]/([.$A11]+[.$H$1]*[.H10])" office:value-type="float" office:value="0.122101343250098">
            <text:p>1,22E-01</text:p>
          </table:table-cell>
          <table:table-cell table:formula="of:=[.I$1]*[.I10]/([.$A11]+[.I$1]*[.I10])" office:value-type="float" office:value="0.173140827677011">
            <text:p>1,73E-01</text:p>
          </table:table-cell>
          <table:table-cell table:formula="of:=[.J$1]*[.J10]/([.$A11]+[.J$1]*[.J10])" office:value-type="float" office:value="0.224299950300099">
            <text:p>2,24E-01</text:p>
          </table:table-cell>
          <table:table-cell table:formula="of:=[.K$1]*[.K10]/([.$A11]+[.K$1]*[.K10])" office:value-type="float" office:value="0.273207943855374">
            <text:p>2,73E-01</text:p>
          </table:table-cell>
          <table:table-cell office:value-type="float" office:value="9">
            <text:p>9</text:p>
          </table:table-cell>
          <table:table-cell table:formula="of:=[.M$1]*[.M10]/([.$A11]+[.M$1]*[.M10])" office:value-type="float" office:value="0.31871400116121">
            <text:p>3,19E-01</text:p>
          </table:table-cell>
          <table:table-cell table:formula="of:=[.N$1]*[.N10]/([.$A11]+[.N$1]*[.N10])" office:value-type="float" office:value="0.360425763361957">
            <text:p>3,60E-01</text:p>
          </table:table-cell>
          <table:table-cell table:formula="of:=[.O$1]*[.O10]/([.$A11]+[.O$1]*[.O10])" office:value-type="float" office:value="0.398366893140185">
            <text:p>3,98E-01</text:p>
          </table:table-cell>
          <table:table-cell table:formula="of:=[.P$1]*[.P10]/([.$A11]+[.P$1]*[.P10])" office:value-type="float" office:value="0.432764593589522">
            <text:p>4,33E-01</text:p>
          </table:table-cell>
          <table:table-cell table:formula="of:=[.Q$1]*[.Q10]/([.$A11]+[.Q$1]*[.Q10])" office:value-type="float" office:value="0.463929404633345">
            <text:p>4,64E-01</text:p>
          </table:table-cell>
          <table:table-cell table:formula="of:=[.R$1]*[.R10]/([.$A11]+[.R$1]*[.R10])" office:value-type="float" office:value="0.492191484339026">
            <text:p>4,92E-01</text:p>
          </table:table-cell>
          <table:table-cell table:formula="of:=[.S$1]*[.S10]/([.$A11]+[.S$1]*[.S10])" office:value-type="float" office:value="0.51786907146127">
            <text:p>5,18E-01</text:p>
          </table:table-cell>
          <table:table-cell table:formula="of:=[.T$1]*[.T10]/([.$A11]+[.T$1]*[.T10])" office:value-type="float" office:value="0.54125450038126">
            <text:p>5,41E-01</text:p>
          </table:table-cell>
          <table:table-cell table:formula="of:=[.U$1]*[.U10]/([.$A11]+[.U$1]*[.U10])" office:value-type="float" office:value="0.562609446173722">
            <text:p>5,63E-01</text:p>
          </table:table-cell>
          <table:table-cell table:formula="of:=[.V$1]*[.V10]/([.$A11]+[.V$1]*[.V10])" office:value-type="float" office:value="0.582164810367341">
            <text:p>5,82E-01</text:p>
          </table:table-cell>
          <table:table-cell office:value-type="float" office:value="9">
            <text:p>9</text:p>
          </table:table-cell>
          <table:table-cell table:formula="of:=[.X$1]*[.X10]/([.$A11]+[.X$1]*[.X10])" office:value-type="float" office:value="0.600122771314609">
            <text:p>6,00E-01</text:p>
          </table:table-cell>
          <table:table-cell table:formula="of:=[.Y$1]*[.Y10]/([.$A11]+[.Y$1]*[.Y10])" office:value-type="float" office:value="0.616659692675109">
            <text:p>6,17E-01</text:p>
          </table:table-cell>
          <table:table-cell table:formula="of:=[.Z$1]*[.Z10]/([.$A11]+[.Z$1]*[.Z10])" office:value-type="float" office:value="0.63192922202874">
            <text:p>6,32E-01</text:p>
          </table:table-cell>
          <table:table-cell table:formula="of:=[.AA$1]*[.AA10]/([.$A11]+[.AA$1]*[.AA10])" office:value-type="float" office:value="0.646065256235037">
            <text:p>6,46E-01</text:p>
          </table:table-cell>
          <table:table-cell table:formula="of:=[.AB$1]*[.AB10]/([.$A11]+[.AB$1]*[.AB10])" office:value-type="float" office:value="0.659184633449802">
            <text:p>6,59E-01</text:p>
          </table:table-cell>
          <table:table-cell table:formula="of:=[.AC$1]*[.AC10]/([.$A11]+[.AC$1]*[.AC10])" office:value-type="float" office:value="0.671389506959756">
            <text:p>6,71E-01</text:p>
          </table:table-cell>
          <table:table-cell table:formula="of:=[.AD$1]*[.AD10]/([.$A11]+[.AD$1]*[.AD10])" office:value-type="float" office:value="0.682769403480963">
            <text:p>6,83E-01</text:p>
          </table:table-cell>
          <table:table-cell table:formula="of:=[.AE$1]*[.AE10]/([.$A11]+[.AE$1]*[.AE10])" office:value-type="float" office:value="0.693402990397947">
            <text:p>6,93E-01</text:p>
          </table:table-cell>
          <table:table-cell table:formula="of:=[.AF$1]*[.AF10]/([.$A11]+[.AF$1]*[.AF10])" office:value-type="float" office:value="0.703359584717849">
            <text:p>7,03E-01</text:p>
          </table:table-cell>
          <table:table-cell table:formula="of:=[.AG$1]*[.AG10]/([.$A11]+[.AG$1]*[.AG10])" office:value-type="float" office:value="0.71270043790023">
            <text:p>7,13E-01</text:p>
          </table:table-cell>
          <table:table-cell office:value-type="float" office:value="9">
            <text:p>9</text:p>
          </table:table-cell>
          <table:table-cell table:formula="of:=[.AI$1]*[.AI10]/([.$A11]+[.AI$1]*[.AI10])" office:value-type="float" office:value="0.72147982879097">
            <text:p>7,21E-01</text:p>
          </table:table-cell>
          <table:table-cell table:formula="of:=[.AJ$1]*[.AJ10]/([.$A11]+[.AJ$1]*[.AJ10])" office:value-type="float" office:value="0.729745993559621">
            <text:p>7,30E-01</text:p>
          </table:table-cell>
          <table:table-cell table:formula="of:=[.AK$1]*[.AK10]/([.$A11]+[.AK$1]*[.AK10])" office:value-type="float" office:value="0.737541917815007">
            <text:p>7,38E-01</text:p>
          </table:table-cell>
          <table:table-cell table:formula="of:=[.AL$1]*[.AL10]/([.$A11]+[.AL$1]*[.AL10])" office:value-type="float" office:value="0.744906012450837">
            <text:p>7,45E-01</text:p>
          </table:table-cell>
          <table:table-cell table:formula="of:=[.AM$1]*[.AM10]/([.$A11]+[.AM$1]*[.AM10])" office:value-type="float" office:value="0.751872691475771">
            <text:p>7,52E-01</text:p>
          </table:table-cell>
          <table:table-cell table:formula="of:=[.AN$1]*[.AN10]/([.$A11]+[.AN$1]*[.AN10])" office:value-type="float" office:value="0.758472867190214">
            <text:p>7,58E-01</text:p>
          </table:table-cell>
          <table:table-cell table:formula="of:=[.AO$1]*[.AO10]/([.$A11]+[.AO$1]*[.AO10])" office:value-type="float" office:value="0.764734375590543">
            <text:p>7,65E-01</text:p>
          </table:table-cell>
          <table:table-cell table:formula="of:=[.AP$1]*[.AP10]/([.$A11]+[.AP$1]*[.AP10])" office:value-type="float" office:value="0.770682342781203">
            <text:p>7,71E-01</text:p>
          </table:table-cell>
          <table:table-cell table:formula="of:=[.AQ$1]*[.AQ10]/([.$A11]+[.AQ$1]*[.AQ10])" office:value-type="float" office:value="0.77633950141258">
            <text:p>7,76E-01</text:p>
          </table:table-cell>
          <table:table-cell table:formula="of:=[.AR$1]*[.AR10]/([.$A11]+[.AR$1]*[.AR10])" office:value-type="float" office:value="0.781726464691217">
            <text:p>7,82E-01</text:p>
          </table:table-cell>
          <table:table-cell office:value-type="float" office:value="9">
            <text:p>9</text:p>
          </table:table-cell>
          <table:table-cell table:formula="of:=[.AT$1]*[.AT10]/([.$A11]+[.AT$1]*[.AT10])" office:value-type="float" office:value="0.786861964284207">
            <text:p>7,87E-01</text:p>
          </table:table-cell>
          <table:table-cell table:formula="of:=[.AU$1]*[.AU10]/([.$A11]+[.AU$1]*[.AU10])" office:value-type="float" office:value="0.791763057421729">
            <text:p>7,92E-01</text:p>
          </table:table-cell>
          <table:table-cell table:formula="of:=[.AV$1]*[.AV10]/([.$A11]+[.AV$1]*[.AV10])" office:value-type="float" office:value="0.796445307655801">
            <text:p>7,96E-01</text:p>
          </table:table-cell>
          <table:table-cell table:formula="of:=[.AW$1]*[.AW10]/([.$A11]+[.AW$1]*[.AW10])" office:value-type="float" office:value="0.800922943030282">
            <text:p>8,01E-01</text:p>
          </table:table-cell>
          <table:table-cell table:formula="of:=[.AX$1]*[.AX10]/([.$A11]+[.AX$1]*[.AX10])" office:value-type="float" office:value="0.805208994831959">
            <text:p>8,05E-01</text:p>
          </table:table-cell>
          <table:table-cell table:formula="of:=[.AY$1]*[.AY10]/([.$A11]+[.AY$1]*[.AY10])" office:value-type="float" office:value="0.809315419604949">
            <text:p>8,09E-01</text:p>
          </table:table-cell>
          <table:table-cell table:formula="of:=[.AZ$1]*[.AZ10]/([.$A11]+[.AZ$1]*[.AZ10])" office:value-type="float" office:value="0.813253206703497">
            <text:p>8,13E-01</text:p>
          </table:table-cell>
          <table:table-cell table:formula="of:=[.BA$1]*[.BA10]/([.$A11]+[.BA$1]*[.BA10])" office:value-type="float" office:value="0.817032473317703">
            <text:p>8,17E-01</text:p>
          </table:table-cell>
          <table:table-cell table:formula="of:=[.BB$1]*[.BB10]/([.$A11]+[.BB$1]*[.BB10])" office:value-type="float" office:value="0.820662548621169">
            <text:p>8,21E-01</text:p>
          </table:table-cell>
          <table:table-cell table:formula="of:=[.BC$1]*[.BC10]/([.$A11]+[.BC$1]*[.BC10])" office:value-type="float" office:value="0.824152048449718">
            <text:p>8,24E-01</text:p>
          </table:table-cell>
          <table:table-cell office:value-type="float" office:value="9">
            <text:p>9</text:p>
          </table:table-cell>
          <table:table-cell table:formula="of:=[.BE$1]*[.BE10]/([.$A11]+[.BE$1]*[.BE10])" office:value-type="float" office:value="0.827508941718241">
            <text:p>8,28E-01</text:p>
          </table:table-cell>
          <table:table-cell table:formula="of:=[.BF$1]*[.BF10]/([.$A11]+[.BF$1]*[.BF10])" office:value-type="float" office:value="0.830740609612263">
            <text:p>8,31E-01</text:p>
          </table:table-cell>
          <table:table-cell table:formula="of:=[.BG$1]*[.BG10]/([.$A11]+[.BG$1]*[.BG10])" office:value-type="float" office:value="0.833853898446463">
            <text:p>8,34E-01</text:p>
          </table:table-cell>
          <table:table-cell table:formula="of:=[.BH$1]*[.BH10]/([.$A11]+[.BH$1]*[.BH10])" office:value-type="float" office:value="0.836855166959989">
            <text:p>8,37E-01</text:p>
          </table:table-cell>
          <table:table-cell table:formula="of:=[.BI$1]*[.BI10]/([.$A11]+[.BI$1]*[.BI10])" office:value-type="float" office:value="0.839750328714382">
            <text:p>8,40E-01</text:p>
          </table:table-cell>
          <table:table-cell table:formula="of:=[.BJ$1]*[.BJ10]/([.$A11]+[.BJ$1]*[.BJ10])" office:value-type="float" office:value="0.842544890171181">
            <text:p>8,43E-01</text:p>
          </table:table-cell>
          <table:table-cell table:formula="of:=[.BK$1]*[.BK10]/([.$A11]+[.BK$1]*[.BK10])" office:value-type="float" office:value="0.845243984950572">
            <text:p>8,45E-01</text:p>
          </table:table-cell>
          <table:table-cell table:formula="of:=[.BL$1]*[.BL10]/([.$A11]+[.BL$1]*[.BL10])" office:value-type="float" office:value="0.847852404707554">
            <text:p>8,48E-01</text:p>
          </table:table-cell>
          <table:table-cell table:formula="of:=[.BM$1]*[.BM10]/([.$A11]+[.BM$1]*[.BM10])" office:value-type="float" office:value="0.850374627006448">
            <text:p>8,50E-01</text:p>
          </table:table-cell>
          <table:table-cell table:formula="of:=[.BN$1]*[.BN10]/([.$A11]+[.BN$1]*[.BN10])" office:value-type="float" office:value="0.852814840526691">
            <text:p>8,53E-01</text:p>
          </table:table-cell>
          <table:table-cell office:value-type="float" office:value="9">
            <text:p>9</text:p>
          </table:table-cell>
          <table:table-cell table:formula="of:=[.BP$1]*[.BP10]/([.$A11]+[.BP$1]*[.BP10])" office:value-type="float" office:value="0.855176967891619">
            <text:p>8,55E-01</text:p>
          </table:table-cell>
          <table:table-cell table:formula="of:=[.BQ$1]*[.BQ10]/([.$A11]+[.BQ$1]*[.BQ10])" office:value-type="float" office:value="0.857464686376267">
            <text:p>8,57E-01</text:p>
          </table:table-cell>
          <table:table-cell table:formula="of:=[.BR$1]*[.BR10]/([.$A11]+[.BR$1]*[.BR10])" office:value-type="float" office:value="0.859681446719405">
            <text:p>8,60E-01</text:p>
          </table:table-cell>
          <table:table-cell table:formula="of:=[.BS$1]*[.BS10]/([.$A11]+[.BS$1]*[.BS10])" office:value-type="float" office:value="0.861830490238232">
            <text:p>8,62E-01</text:p>
          </table:table-cell>
          <table:table-cell table:formula="of:=[.BT$1]*[.BT10]/([.$A11]+[.BT$1]*[.BT10])" office:value-type="float" office:value="0.863914864420908">
            <text:p>8,64E-01</text:p>
          </table:table-cell>
          <table:table-cell table:formula="of:=[.BU$1]*[.BU10]/([.$A11]+[.BU$1]*[.BU10])" office:value-type="float" office:value="0.865937437151855">
            <text:p>8,66E-01</text:p>
          </table:table-cell>
          <table:table-cell table:formula="of:=[.BV$1]*[.BV10]/([.$A11]+[.BV$1]*[.BV10])" office:value-type="float" office:value="0.867900909707079">
            <text:p>8,68E-01</text:p>
          </table:table-cell>
          <table:table-cell table:formula="of:=[.BW$1]*[.BW10]/([.$A11]+[.BW$1]*[.BW10])" office:value-type="float" office:value="0.8698078286413">
            <text:p>8,70E-01</text:p>
          </table:table-cell>
          <table:table-cell table:formula="of:=[.BX$1]*[.BX10]/([.$A11]+[.BX$1]*[.BX10])" office:value-type="float" office:value="0.871660596675186">
            <text:p>8,72E-01</text:p>
          </table:table-cell>
          <table:table-cell table:formula="of:=[.BY$1]*[.BY10]/([.$A11]+[.BY$1]*[.BY10])" office:value-type="float" office:value="0.873461482679064">
            <text:p>8,73E-01</text:p>
          </table:table-cell>
          <table:table-cell office:value-type="float" office:value="9">
            <text:p>9</text:p>
          </table:table-cell>
          <table:table-cell table:formula="of:=[.CA$1]*[.CA10]/([.$A11]+[.CA$1]*[.CA10])" office:value-type="float" office:value="0.875212630839109">
            <text:p>8,75E-01</text:p>
          </table:table-cell>
          <table:table-cell table:formula="of:=[.CB$1]*[.CB10]/([.$A11]+[.CB$1]*[.CB10])" office:value-type="float" office:value="0.876916069082757">
            <text:p>8,77E-01</text:p>
          </table:table-cell>
          <table:table-cell table:formula="of:=[.CC$1]*[.CC10]/([.$A11]+[.CC$1]*[.CC10])" office:value-type="float" office:value="0.878573716832043">
            <text:p>8,79E-01</text:p>
          </table:table-cell>
          <table:table-cell table:formula="of:=[.CD$1]*[.CD10]/([.$A11]+[.CD$1]*[.CD10])" office:value-type="float" office:value="0.880187392146397">
            <text:p>8,80E-01</text:p>
          </table:table-cell>
          <table:table-cell table:formula="of:=[.CE$1]*[.CE10]/([.$A11]+[.CE$1]*[.CE10])" office:value-type="float" office:value="0.88175881831006">
            <text:p>8,82E-01</text:p>
          </table:table-cell>
          <table:table-cell table:formula="of:=[.CF$1]*[.CF10]/([.$A11]+[.CF$1]*[.CF10])" office:value-type="float" office:value="0.883289629913736">
            <text:p>8,83E-01</text:p>
          </table:table-cell>
          <table:table-cell table:formula="of:=[.CG$1]*[.CG10]/([.$A11]+[.CG$1]*[.CG10])" office:value-type="float" office:value="0.884781378475061">
            <text:p>8,85E-01</text:p>
          </table:table-cell>
          <table:table-cell table:formula="of:=[.CH$1]*[.CH10]/([.$A11]+[.CH$1]*[.CH10])" office:value-type="float" office:value="0.886235537638086">
            <text:p>8,86E-01</text:p>
          </table:table-cell>
          <table:table-cell table:formula="of:=[.CI$1]*[.CI10]/([.$A11]+[.CI$1]*[.CI10])" office:value-type="float" office:value="0.887653507987987">
            <text:p>8,88E-01</text:p>
          </table:table-cell>
          <table:table-cell table:formula="of:=[.CJ$1]*[.CJ10]/([.$A11]+[.CJ$1]*[.CJ10])" office:value-type="float" office:value="0.889036621513758">
            <text:p>8,89E-01</text:p>
          </table:table-cell>
          <table:table-cell office:value-type="float" office:value="9">
            <text:p>9</text:p>
          </table:table-cell>
          <table:table-cell table:formula="of:=[.CL$1]*[.CL10]/([.$A11]+[.CL$1]*[.CL10])" office:value-type="float" office:value="0.890386145903714">
            <text:p>8,90E-01</text:p>
          </table:table-cell>
          <table:table-cell table:formula="of:=[.CM$1]*[.CM10]/([.$A11]+[.CM$1]*[.CM10])" office:value-type="float" office:value="0.891703287613827">
            <text:p>8,92E-01</text:p>
          </table:table-cell>
          <table:table-cell table:formula="of:=[.CN$1]*[.CN10]/([.$A11]+[.CN$1]*[.CN10])" office:value-type="float" office:value="0.8929891969935">
            <text:p>8,93E-01</text:p>
          </table:table-cell>
          <table:table-cell table:formula="of:=[.CO$1]*[.CO10]/([.$A11]+[.CO$1]*[.CO10])" office:value-type="float" office:value="0.894244970056948">
            <text:p>8,94E-01</text:p>
          </table:table-cell>
          <table:table-cell table:formula="of:=[.CP$1]*[.CP10]/([.$A11]+[.CP$1]*[.CP10])" office:value-type="float" office:value="0.895471652354065">
            <text:p>8,95E-01</text:p>
          </table:table-cell>
          <table:table-cell table:formula="of:=[.CQ$1]*[.CQ10]/([.$A11]+[.CQ$1]*[.CQ10])" office:value-type="float" office:value="0.896670241698684">
            <text:p>8,97E-01</text:p>
          </table:table-cell>
          <table:table-cell table:formula="of:=[.CR$1]*[.CR10]/([.$A11]+[.CR$1]*[.CR10])" office:value-type="float" office:value="0.89784169085755">
            <text:p>8,98E-01</text:p>
          </table:table-cell>
          <table:table-cell table:formula="of:=[.CS$1]*[.CS10]/([.$A11]+[.CS$1]*[.CS10])" office:value-type="float" office:value="0.898986910059893">
            <text:p>8,99E-01</text:p>
          </table:table-cell>
          <table:table-cell table:formula="of:=[.CT$1]*[.CT10]/([.$A11]+[.CT$1]*[.CT10])" office:value-type="float" office:value="0.900106769341365">
            <text:p>9,00E-01</text:p>
          </table:table-cell>
          <table:table-cell table:formula="of:=[.CU$1]*[.CU10]/([.$A11]+[.CU$1]*[.CU10])" office:value-type="float" office:value="0.901202100734946">
            <text:p>9,01E-01</text:p>
          </table:table-cell>
          <table:table-cell office:value-type="float" office:value="9">
            <text:p>9</text:p>
          </table:table-cell>
          <table:table-cell table:formula="of:=[.CW$1]*[.CW10]/([.$A11]+[.CW$1]*[.CW10])" office:value-type="float" office:value="0.902273700320314">
            <text:p>9,02E-01</text:p>
          </table:table-cell>
          <table:table-cell table:formula="of:=[.CX$1]*[.CX10]/([.$A11]+[.CX$1]*[.CX10])" office:value-type="float" office:value="0.903322330142545">
            <text:p>9,03E-01</text:p>
          </table:table-cell>
          <table:table-cell table:formula="of:=[.CY$1]*[.CY10]/([.$A11]+[.CY$1]*[.CY10])" office:value-type="float" office:value="0.904348720007962">
            <text:p>9,04E-01</text:p>
          </table:table-cell>
          <table:table-cell table:formula="of:=[.CZ$1]*[.CZ10]/([.$A11]+[.CZ$1]*[.CZ10])" office:value-type="float" office:value="0.905353569170302">
            <text:p>9,05E-01</text:p>
          </table:table-cell>
          <table:table-cell table:formula="of:=[.DA$1]*[.DA10]/([.$A11]+[.DA$1]*[.DA10])" office:value-type="float" office:value="0.90633754790997">
            <text:p>9,06E-01</text:p>
          </table:table-cell>
          <table:table-cell table:formula="of:=[.DB$1]*[.DB10]/([.$A11]+[.DB$1]*[.DB10])" office:value-type="float" office:value="0.907301299017413">
            <text:p>9,07E-01</text:p>
          </table:table-cell>
          <table:table-cell table:formula="of:=[.DC$1]*[.DC10]/([.$A11]+[.DC$1]*[.DC10])" office:value-type="float" office:value="0.908245439186299">
            <text:p>9,08E-01</text:p>
          </table:table-cell>
          <table:table-cell table:formula="of:=[.DD$1]*[.DD10]/([.$A11]+[.DD$1]*[.DD10])" office:value-type="float" office:value="0.909170560322937">
            <text:p>9,09E-01</text:p>
          </table:table-cell>
          <table:table-cell table:formula="of:=[.DE$1]*[.DE10]/([.$A11]+[.DE$1]*[.DE10])" office:value-type="float" office:value="0.910077230777738">
            <text:p>9,10E-01</text:p>
          </table:table-cell>
          <table:table-cell table:formula="of:=[.DF$1]*[.DF10]/([.$A11]+[.DF$1]*[.DF10])" office:value-type="float" office:value="0.910965996504075">
            <text:p>9,11E-01</text:p>
          </table:table-cell>
          <table:table-cell table:number-columns-repeated="146"/>
        </table:table-row>
        <table:table-row table:style-name="ro1">
          <table:table-cell office:value-type="float" office:value="10">
            <text:p>10</text:p>
          </table:table-cell>
          <table:table-cell table:formula="of:=[.$C$1]*[.B11]/([.$A12]+[.$C$1]*[.B11])" office:value-type="float" office:value="0.0000336377550162302">
            <text:p>3,36E-05</text:p>
          </table:table-cell>
          <table:table-cell table:formula="of:=[.$C$1]*[.C11]/([.$A12]+[.$C$1]*[.C11])" office:value-type="float" office:value="0.0000381901679412635">
            <text:p>3,82E-05</text:p>
          </table:table-cell>
          <table:table-cell table:formula="of:=[.$D$1]*[.D11]/([.$A12]+[.$D$1]*[.D11])" office:value-type="float" office:value="0.000810388085850002">
            <text:p>8,10E-04</text:p>
          </table:table-cell>
          <table:table-cell table:formula="of:=[.$E$1]*[.E11]/([.$A12]+[.$E$1]*[.E11])" office:value-type="float" office:value="0.00530754887389518">
            <text:p>5,31E-03</text:p>
          </table:table-cell>
          <table:table-cell table:formula="of:=[.$F$1]*[.F11]/([.$A12]+[.$F$1]*[.F11])" office:value-type="float" office:value="0.0183845703366481">
            <text:p>1,84E-02</text:p>
          </table:table-cell>
          <table:table-cell table:formula="of:=[.$G$1]*[.G11]/([.$A12]+[.$G$1]*[.G11])" office:value-type="float" office:value="0.0431418384104393">
            <text:p>4,31E-02</text:p>
          </table:table-cell>
          <table:table-cell table:formula="of:=[.$H$1]*[.H11]/([.$A12]+[.$H$1]*[.H11])" office:value-type="float" office:value="0.0787408829695703">
            <text:p>7,87E-02</text:p>
          </table:table-cell>
          <table:table-cell table:formula="of:=[.I$1]*[.I11]/([.$A12]+[.I$1]*[.I11])" office:value-type="float" office:value="0.121661064252952">
            <text:p>1,22E-01</text:p>
          </table:table-cell>
          <table:table-cell table:formula="of:=[.J$1]*[.J11]/([.$A12]+[.J$1]*[.J11])" office:value-type="float" office:value="0.167963226291586">
            <text:p>1,68E-01</text:p>
          </table:table-cell>
          <table:table-cell table:formula="of:=[.K$1]*[.K11]/([.$A12]+[.K$1]*[.K11])" office:value-type="float" office:value="0.214582343107347">
            <text:p>2,15E-01</text:p>
          </table:table-cell>
          <table:table-cell office:value-type="float" office:value="10">
            <text:p>10</text:p>
          </table:table-cell>
          <table:table-cell table:formula="of:=[.M$1]*[.M11]/([.$A12]+[.M$1]*[.M11])" office:value-type="float" office:value="0.25958032786802">
            <text:p>2,60E-01</text:p>
          </table:table-cell>
          <table:table-cell table:formula="of:=[.N$1]*[.N11]/([.$A12]+[.N$1]*[.N11])" office:value-type="float" office:value="0.301925040286379">
            <text:p>3,02E-01</text:p>
          </table:table-cell>
          <table:table-cell table:formula="of:=[.O$1]*[.O11]/([.$A12]+[.O$1]*[.O11])" office:value-type="float" office:value="0.341185072545667">
            <text:p>3,41E-01</text:p>
          </table:table-cell>
          <table:table-cell table:formula="of:=[.P$1]*[.P11]/([.$A12]+[.P$1]*[.P11])" office:value-type="float" office:value="0.377284754311398">
            <text:p>3,77E-01</text:p>
          </table:table-cell>
          <table:table-cell table:formula="of:=[.Q$1]*[.Q11]/([.$A12]+[.Q$1]*[.Q11])" office:value-type="float" office:value="0.410340541958454">
            <text:p>4,10E-01</text:p>
          </table:table-cell>
          <table:table-cell table:formula="of:=[.R$1]*[.R11]/([.$A12]+[.R$1]*[.R11])" office:value-type="float" office:value="0.4405614357419">
            <text:p>4,41E-01</text:p>
          </table:table-cell>
          <table:table-cell table:formula="of:=[.S$1]*[.S11]/([.$A12]+[.S$1]*[.S11])" office:value-type="float" office:value="0.468191870113654">
            <text:p>4,68E-01</text:p>
          </table:table-cell>
          <table:table-cell table:formula="of:=[.T$1]*[.T11]/([.$A12]+[.T$1]*[.T11])" office:value-type="float" office:value="0.493480614488859">
            <text:p>4,93E-01</text:p>
          </table:table-cell>
          <table:table-cell table:formula="of:=[.U$1]*[.U11]/([.$A12]+[.U$1]*[.U11])" office:value-type="float" office:value="0.51666489833825">
            <text:p>5,17E-01</text:p>
          </table:table-cell>
          <table:table-cell table:formula="of:=[.V$1]*[.V11]/([.$A12]+[.V$1]*[.V11])" office:value-type="float" office:value="0.537963168632073">
            <text:p>5,38E-01</text:p>
          </table:table-cell>
          <table:table-cell office:value-type="float" office:value="10">
            <text:p>10</text:p>
          </table:table-cell>
          <table:table-cell table:formula="of:=[.X$1]*[.X11]/([.$A12]+[.X$1]*[.X11])" office:value-type="float" office:value="0.557572595808613">
            <text:p>5,58E-01</text:p>
          </table:table-cell>
          <table:table-cell table:formula="of:=[.Y$1]*[.Y11]/([.$A12]+[.Y$1]*[.Y11])" office:value-type="float" office:value="0.575669090346648">
            <text:p>5,76E-01</text:p>
          </table:table-cell>
          <table:table-cell table:formula="of:=[.Z$1]*[.Z11]/([.$A12]+[.Z$1]*[.Z11])" office:value-type="float" office:value="0.592408562300845">
            <text:p>5,92E-01</text:p>
          </table:table-cell>
          <table:table-cell table:formula="of:=[.AA$1]*[.AA11]/([.$A12]+[.AA$1]*[.AA11])" office:value-type="float" office:value="0.607928718722411">
            <text:p>6,08E-01</text:p>
          </table:table-cell>
          <table:table-cell table:formula="of:=[.AB$1]*[.AB11]/([.$A12]+[.AB$1]*[.AB11])" office:value-type="float" office:value="0.622351016652134">
            <text:p>6,22E-01</text:p>
          </table:table-cell>
          <table:table-cell table:formula="of:=[.AC$1]*[.AC11]/([.$A12]+[.AC$1]*[.AC11])" office:value-type="float" office:value="0.635782572899174">
            <text:p>6,36E-01</text:p>
          </table:table-cell>
          <table:table-cell table:formula="of:=[.AD$1]*[.AD11]/([.$A12]+[.AD$1]*[.AD11])" office:value-type="float" office:value="0.64831793502972">
            <text:p>6,48E-01</text:p>
          </table:table-cell>
          <table:table-cell table:formula="of:=[.AE$1]*[.AE11]/([.$A12]+[.AE$1]*[.AE11])" office:value-type="float" office:value="0.660040675065364">
            <text:p>6,60E-01</text:p>
          </table:table-cell>
          <table:table-cell table:formula="of:=[.AF$1]*[.AF11]/([.$A12]+[.AF$1]*[.AF11])" office:value-type="float" office:value="0.671024798078116">
            <text:p>6,71E-01</text:p>
          </table:table-cell>
          <table:table-cell table:formula="of:=[.AG$1]*[.AG11]/([.$A12]+[.AG$1]*[.AG11])" office:value-type="float" office:value="0.681335973560164">
            <text:p>6,81E-01</text:p>
          </table:table-cell>
          <table:table-cell office:value-type="float" office:value="10">
            <text:p>10</text:p>
          </table:table-cell>
          <table:table-cell table:formula="of:=[.AI$1]*[.AI11]/([.$A12]+[.AI$1]*[.AI11])" office:value-type="float" office:value="0.691032604710941">
            <text:p>6,91E-01</text:p>
          </table:table-cell>
          <table:table-cell table:formula="of:=[.AJ$1]*[.AJ11]/([.$A12]+[.AJ$1]*[.AJ11])" office:value-type="float" office:value="0.700166753404628">
            <text:p>7,00E-01</text:p>
          </table:table-cell>
          <table:table-cell table:formula="of:=[.AK$1]*[.AK11]/([.$A12]+[.AK$1]*[.AK11])" office:value-type="float" office:value="0.708784938748282">
            <text:p>7,09E-01</text:p>
          </table:table-cell>
          <table:table-cell table:formula="of:=[.AL$1]*[.AL11]/([.$A12]+[.AL$1]*[.AL11])" office:value-type="float" office:value="0.716928826050386">
            <text:p>7,17E-01</text:p>
          </table:table-cell>
          <table:table-cell table:formula="of:=[.AM$1]*[.AM11]/([.$A12]+[.AM$1]*[.AM11])" office:value-type="float" office:value="0.724635821386229">
            <text:p>7,25E-01</text:p>
          </table:table-cell>
          <table:table-cell table:formula="of:=[.AN$1]*[.AN11]/([.$A12]+[.AN$1]*[.AN11])" office:value-type="float" office:value="0.73193958515089">
            <text:p>7,32E-01</text:p>
          </table:table-cell>
          <table:table-cell table:formula="of:=[.AO$1]*[.AO11]/([.$A12]+[.AO$1]*[.AO11])" office:value-type="float" office:value="0.738870476232996">
            <text:p>7,39E-01</text:p>
          </table:table-cell>
          <table:table-cell table:formula="of:=[.AP$1]*[.AP11]/([.$A12]+[.AP$1]*[.AP11])" office:value-type="float" office:value="0.745455936819978">
            <text:p>7,45E-01</text:p>
          </table:table-cell>
          <table:table-cell table:formula="of:=[.AQ$1]*[.AQ11]/([.$A12]+[.AQ$1]*[.AQ11])" office:value-type="float" office:value="0.751720826397674">
            <text:p>7,52E-01</text:p>
          </table:table-cell>
          <table:table-cell table:formula="of:=[.AR$1]*[.AR11]/([.$A12]+[.AR$1]*[.AR11])" office:value-type="float" office:value="0.757687712241808">
            <text:p>7,58E-01</text:p>
          </table:table-cell>
          <table:table-cell office:value-type="float" office:value="10">
            <text:p>10</text:p>
          </table:table-cell>
          <table:table-cell table:formula="of:=[.AT$1]*[.AT11]/([.$A12]+[.AT$1]*[.AT11])" office:value-type="float" office:value="0.763377122607746">
            <text:p>7,63E-01</text:p>
          </table:table-cell>
          <table:table-cell table:formula="of:=[.AU$1]*[.AU11]/([.$A12]+[.AU$1]*[.AU11])" office:value-type="float" office:value="0.768807767892262">
            <text:p>7,69E-01</text:p>
          </table:table-cell>
          <table:table-cell table:formula="of:=[.AV$1]*[.AV11]/([.$A12]+[.AV$1]*[.AV11])" office:value-type="float" office:value="0.773996734248269">
            <text:p>7,74E-01</text:p>
          </table:table-cell>
          <table:table-cell table:formula="of:=[.AW$1]*[.AW11]/([.$A12]+[.AW$1]*[.AW11])" office:value-type="float" office:value="0.778959653461923">
            <text:p>7,79E-01</text:p>
          </table:table-cell>
          <table:table-cell table:formula="of:=[.AX$1]*[.AX11]/([.$A12]+[.AX$1]*[.AX11])" office:value-type="float" office:value="0.783710852333871">
            <text:p>7,84E-01</text:p>
          </table:table-cell>
          <table:table-cell table:formula="of:=[.AY$1]*[.AY11]/([.$A12]+[.AY$1]*[.AY11])" office:value-type="float" office:value="0.788263484326976">
            <text:p>7,88E-01</text:p>
          </table:table-cell>
          <table:table-cell table:formula="of:=[.AZ$1]*[.AZ11]/([.$A12]+[.AZ$1]*[.AZ11])" office:value-type="float" office:value="0.792629645838039">
            <text:p>7,93E-01</text:p>
          </table:table-cell>
          <table:table-cell table:formula="of:=[.BA$1]*[.BA11]/([.$A12]+[.BA$1]*[.BA11])" office:value-type="float" office:value="0.796820479109037">
            <text:p>7,97E-01</text:p>
          </table:table-cell>
          <table:table-cell table:formula="of:=[.BB$1]*[.BB11]/([.$A12]+[.BB$1]*[.BB11])" office:value-type="float" office:value="0.800846263504231">
            <text:p>8,01E-01</text:p>
          </table:table-cell>
          <table:table-cell table:formula="of:=[.BC$1]*[.BC11]/([.$A12]+[.BC$1]*[.BC11])" office:value-type="float" office:value="0.804716496634709">
            <text:p>8,05E-01</text:p>
          </table:table-cell>
          <table:table-cell office:value-type="float" office:value="10">
            <text:p>10</text:p>
          </table:table-cell>
          <table:table-cell table:formula="of:=[.BE$1]*[.BE11]/([.$A12]+[.BE$1]*[.BE11])" office:value-type="float" office:value="0.808439966604436">
            <text:p>8,08E-01</text:p>
          </table:table-cell>
          <table:table-cell table:formula="of:=[.BF$1]*[.BF11]/([.$A12]+[.BF$1]*[.BF11])" office:value-type="float" office:value="0.812024816475636">
            <text:p>8,12E-01</text:p>
          </table:table-cell>
          <table:table-cell table:formula="of:=[.BG$1]*[.BG11]/([.$A12]+[.BG$1]*[.BG11])" office:value-type="float" office:value="0.8154786019015">
            <text:p>8,15E-01</text:p>
          </table:table-cell>
          <table:table-cell table:formula="of:=[.BH$1]*[.BH11]/([.$A12]+[.BH$1]*[.BH11])" office:value-type="float" office:value="0.818808342746451">
            <text:p>8,19E-01</text:p>
          </table:table-cell>
          <table:table-cell table:formula="of:=[.BI$1]*[.BI11]/([.$A12]+[.BI$1]*[.BI11])" office:value-type="float" office:value="0.822020569405182">
            <text:p>8,22E-01</text:p>
          </table:table-cell>
          <table:table-cell table:formula="of:=[.BJ$1]*[.BJ11]/([.$A12]+[.BJ$1]*[.BJ11])" office:value-type="float" office:value="0.825121364438364">
            <text:p>8,25E-01</text:p>
          </table:table-cell>
          <table:table-cell table:formula="of:=[.BK$1]*[.BK11]/([.$A12]+[.BK$1]*[.BK11])" office:value-type="float" office:value="0.828116400062979">
            <text:p>8,28E-01</text:p>
          </table:table-cell>
          <table:table-cell table:formula="of:=[.BL$1]*[.BL11]/([.$A12]+[.BL$1]*[.BL11])" office:value-type="float" office:value="0.831010971966566">
            <text:p>8,31E-01</text:p>
          </table:table-cell>
          <table:table-cell table:formula="of:=[.BM$1]*[.BM11]/([.$A12]+[.BM$1]*[.BM11])" office:value-type="float" office:value="0.833810029855528">
            <text:p>8,34E-01</text:p>
          </table:table-cell>
          <table:table-cell table:formula="of:=[.BN$1]*[.BN11]/([.$A12]+[.BN$1]*[.BN11])" office:value-type="float" office:value="0.836518205096725">
            <text:p>8,37E-01</text:p>
          </table:table-cell>
          <table:table-cell office:value-type="float" office:value="10">
            <text:p>10</text:p>
          </table:table-cell>
          <table:table-cell table:formula="of:=[.BP$1]*[.BP11]/([.$A12]+[.BP$1]*[.BP11])" office:value-type="float" office:value="0.839139835767528">
            <text:p>8,39E-01</text:p>
          </table:table-cell>
          <table:table-cell table:formula="of:=[.BQ$1]*[.BQ11]/([.$A12]+[.BQ$1]*[.BQ11])" office:value-type="float" office:value="0.841678989391387">
            <text:p>8,42E-01</text:p>
          </table:table-cell>
          <table:table-cell table:formula="of:=[.BR$1]*[.BR11]/([.$A12]+[.BR$1]*[.BR11])" office:value-type="float" office:value="0.84413948360291">
            <text:p>8,44E-01</text:p>
          </table:table-cell>
          <table:table-cell table:formula="of:=[.BS$1]*[.BS11]/([.$A12]+[.BS$1]*[.BS11])" office:value-type="float" office:value="0.846524904957724">
            <text:p>8,47E-01</text:p>
          </table:table-cell>
          <table:table-cell table:formula="of:=[.BT$1]*[.BT11]/([.$A12]+[.BT$1]*[.BT11])" office:value-type="float" office:value="0.84883862607736">
            <text:p>8,49E-01</text:p>
          </table:table-cell>
          <table:table-cell table:formula="of:=[.BU$1]*[.BU11]/([.$A12]+[.BU$1]*[.BU11])" office:value-type="float" office:value="0.851083821297604">
            <text:p>8,51E-01</text:p>
          </table:table-cell>
          <table:table-cell table:formula="of:=[.BV$1]*[.BV11]/([.$A12]+[.BV$1]*[.BV11])" office:value-type="float" office:value="0.853263480969662">
            <text:p>8,53E-01</text:p>
          </table:table-cell>
          <table:table-cell table:formula="of:=[.BW$1]*[.BW11]/([.$A12]+[.BW$1]*[.BW11])" office:value-type="float" office:value="0.855380424546833">
            <text:p>8,55E-01</text:p>
          </table:table-cell>
          <table:table-cell table:formula="of:=[.BX$1]*[.BX11]/([.$A12]+[.BX$1]*[.BX11])" office:value-type="float" office:value="0.857437312574715">
            <text:p>8,57E-01</text:p>
          </table:table-cell>
          <table:table-cell table:formula="of:=[.BY$1]*[.BY11]/([.$A12]+[.BY$1]*[.BY11])" office:value-type="float" office:value="0.85943665769013">
            <text:p>8,59E-01</text:p>
          </table:table-cell>
          <table:table-cell office:value-type="float" office:value="10">
            <text:p>10</text:p>
          </table:table-cell>
          <table:table-cell table:formula="of:=[.CA$1]*[.CA11]/([.$A12]+[.CA$1]*[.CA11])" office:value-type="float" office:value="0.861380834722627">
            <text:p>8,61E-01</text:p>
          </table:table-cell>
          <table:table-cell table:formula="of:=[.CB$1]*[.CB11]/([.$A12]+[.CB$1]*[.CB11])" office:value-type="float" office:value="0.863272089982489">
            <text:p>8,63E-01</text:p>
          </table:table-cell>
          <table:table-cell table:formula="of:=[.CC$1]*[.CC11]/([.$A12]+[.CC$1]*[.CC11])" office:value-type="float" office:value="0.865112549810297">
            <text:p>8,65E-01</text:p>
          </table:table-cell>
          <table:table-cell table:formula="of:=[.CD$1]*[.CD11]/([.$A12]+[.CD$1]*[.CD11])" office:value-type="float" office:value="0.866904228455413">
            <text:p>8,67E-01</text:p>
          </table:table-cell>
          <table:table-cell table:formula="of:=[.CE$1]*[.CE11]/([.$A12]+[.CE$1]*[.CE11])" office:value-type="float" office:value="0.868649035343764">
            <text:p>8,69E-01</text:p>
          </table:table-cell>
          <table:table-cell table:formula="of:=[.CF$1]*[.CF11]/([.$A12]+[.CF$1]*[.CF11])" office:value-type="float" office:value="0.870348781789271">
            <text:p>8,70E-01</text:p>
          </table:table-cell>
          <table:table-cell table:formula="of:=[.CG$1]*[.CG11]/([.$A12]+[.CG$1]*[.CG11])" office:value-type="float" office:value="0.872005187197783">
            <text:p>8,72E-01</text:p>
          </table:table-cell>
          <table:table-cell table:formula="of:=[.CH$1]*[.CH11]/([.$A12]+[.CH$1]*[.CH11])" office:value-type="float" office:value="0.873619884807592">
            <text:p>8,74E-01</text:p>
          </table:table-cell>
          <table:table-cell table:formula="of:=[.CI$1]*[.CI11]/([.$A12]+[.CI$1]*[.CI11])" office:value-type="float" office:value="0.875194427006267">
            <text:p>8,75E-01</text:p>
          </table:table-cell>
          <table:table-cell table:formula="of:=[.CJ$1]*[.CJ11]/([.$A12]+[.CJ$1]*[.CJ11])" office:value-type="float" office:value="0.876730290259735">
            <text:p>8,77E-01</text:p>
          </table:table-cell>
          <table:table-cell office:value-type="float" office:value="10">
            <text:p>10</text:p>
          </table:table-cell>
          <table:table-cell table:formula="of:=[.CL$1]*[.CL11]/([.$A12]+[.CL$1]*[.CL11])" office:value-type="float" office:value="0.878228879704747">
            <text:p>8,78E-01</text:p>
          </table:table-cell>
          <table:table-cell table:formula="of:=[.CM$1]*[.CM11]/([.$A12]+[.CM$1]*[.CM11])" office:value-type="float" office:value="0.879691533303631">
            <text:p>8,80E-01</text:p>
          </table:table-cell>
          <table:table-cell table:formula="of:=[.CN$1]*[.CN11]/([.$A12]+[.CN$1]*[.CN11])" office:value-type="float" office:value="0.881119525979597">
            <text:p>8,81E-01</text:p>
          </table:table-cell>
          <table:table-cell table:formula="of:=[.CO$1]*[.CO11]/([.$A12]+[.CO$1]*[.CO11])" office:value-type="float" office:value="0.882514073104176">
            <text:p>8,83E-01</text:p>
          </table:table-cell>
          <table:table-cell table:formula="of:=[.CP$1]*[.CP11]/([.$A12]+[.CP$1]*[.CP11])" office:value-type="float" office:value="0.883876334011458">
            <text:p>8,84E-01</text:p>
          </table:table-cell>
          <table:table-cell table:formula="of:=[.CQ$1]*[.CQ11]/([.$A12]+[.CQ$1]*[.CQ11])" office:value-type="float" office:value="0.885207415167555">
            <text:p>8,85E-01</text:p>
          </table:table-cell>
          <table:table-cell table:formula="of:=[.CR$1]*[.CR11]/([.$A12]+[.CR$1]*[.CR11])" office:value-type="float" office:value="0.886508373144081">
            <text:p>8,87E-01</text:p>
          </table:table-cell>
          <table:table-cell table:formula="of:=[.CS$1]*[.CS11]/([.$A12]+[.CS$1]*[.CS11])" office:value-type="float" office:value="0.887780217393611">
            <text:p>8,88E-01</text:p>
          </table:table-cell>
          <table:table-cell table:formula="of:=[.CT$1]*[.CT11]/([.$A12]+[.CT$1]*[.CT11])" office:value-type="float" office:value="0.889023912842311">
            <text:p>8,89E-01</text:p>
          </table:table-cell>
          <table:table-cell table:formula="of:=[.CU$1]*[.CU11]/([.$A12]+[.CU$1]*[.CU11])" office:value-type="float" office:value="0.890240382313604">
            <text:p>8,90E-01</text:p>
          </table:table-cell>
          <table:table-cell office:value-type="float" office:value="10">
            <text:p>10</text:p>
          </table:table-cell>
          <table:table-cell table:formula="of:=[.CW$1]*[.CW11]/([.$A12]+[.CW$1]*[.CW11])" office:value-type="float" office:value="0.891430508795543">
            <text:p>8,91E-01</text:p>
          </table:table-cell>
          <table:table-cell table:formula="of:=[.CX$1]*[.CX11]/([.$A12]+[.CX$1]*[.CX11])" office:value-type="float" office:value="0.89259513756355">
            <text:p>8,93E-01</text:p>
          </table:table-cell>
          <table:table-cell table:formula="of:=[.CY$1]*[.CY11]/([.$A12]+[.CY$1]*[.CY11])" office:value-type="float" office:value="0.893735078168934">
            <text:p>8,94E-01</text:p>
          </table:table-cell>
          <table:table-cell table:formula="of:=[.CZ$1]*[.CZ11]/([.$A12]+[.CZ$1]*[.CZ11])" office:value-type="float" office:value="0.894851106303436">
            <text:p>8,95E-01</text:p>
          </table:table-cell>
          <table:table-cell table:formula="of:=[.DA$1]*[.DA11]/([.$A12]+[.DA$1]*[.DA11])" office:value-type="float" office:value="0.895943965548144">
            <text:p>8,96E-01</text:p>
          </table:table-cell>
          <table:table-cell table:formula="of:=[.DB$1]*[.DB11]/([.$A12]+[.DB$1]*[.DB11])" office:value-type="float" office:value="0.897014369015418">
            <text:p>8,97E-01</text:p>
          </table:table-cell>
          <table:table-cell table:formula="of:=[.DC$1]*[.DC11]/([.$A12]+[.DC$1]*[.DC11])" office:value-type="float" office:value="0.898063000891239">
            <text:p>8,98E-01</text:p>
          </table:table-cell>
          <table:table-cell table:formula="of:=[.DD$1]*[.DD11]/([.$A12]+[.DD$1]*[.DD11])" office:value-type="float" office:value="0.899090517884964">
            <text:p>8,99E-01</text:p>
          </table:table-cell>
          <table:table-cell table:formula="of:=[.DE$1]*[.DE11]/([.$A12]+[.DE$1]*[.DE11])" office:value-type="float" office:value="0.900097550592893">
            <text:p>9,00E-01</text:p>
          </table:table-cell>
          <table:table-cell table:formula="of:=[.DF$1]*[.DF11]/([.$A12]+[.DF$1]*[.DF11])" office:value-type="float" office:value="0.901084704781565">
            <text:p>9,01E-01</text:p>
          </table:table-cell>
          <table:table-cell table:number-columns-repeated="146"/>
        </table:table-row>
        <table:table-row table:style-name="ro1">
          <table:table-cell office:value-type="float" office:value="11">
            <text:p>11</text:p>
          </table:table-cell>
          <table:table-cell table:formula="of:=[.$C$1]*[.B12]/([.$A13]+[.$C$1]*[.B12])" office:value-type="float" office:value="0.00000611591805281401">
            <text:p>6,12E-06</text:p>
          </table:table-cell>
          <table:table-cell table:formula="of:=[.$C$1]*[.C12]/([.$A13]+[.$C$1]*[.C12])" office:value-type="float" office:value="0.00000694361868423634">
            <text:p>6,94E-06</text:p>
          </table:table-cell>
          <table:table-cell table:formula="of:=[.$D$1]*[.D12]/([.$A13]+[.$D$1]*[.D12])" office:value-type="float" office:value="0.000220966095697819">
            <text:p>2,21E-04</text:p>
          </table:table-cell>
          <table:table-cell table:formula="of:=[.$E$1]*[.E12]/([.$A13]+[.$E$1]*[.E12])" office:value-type="float" office:value="0.00192629997913097">
            <text:p>1,93E-03</text:p>
          </table:table-cell>
          <table:table-cell table:formula="of:=[.$F$1]*[.F12]/([.$A13]+[.$F$1]*[.F12])" office:value-type="float" office:value="0.00828736846734298">
            <text:p>8,29E-03</text:p>
          </table:table-cell>
          <table:table-cell table:formula="of:=[.$G$1]*[.G12]/([.$A13]+[.$G$1]*[.G12])" office:value-type="float" office:value="0.0229908922111388">
            <text:p>2,30E-02</text:p>
          </table:table-cell>
          <table:table-cell table:formula="of:=[.$H$1]*[.H12]/([.$A13]+[.$H$1]*[.H12])" office:value-type="float" office:value="0.0477168467515289">
            <text:p>4,77E-02</text:p>
          </table:table-cell>
          <table:table-cell table:formula="of:=[.I$1]*[.I12]/([.$A13]+[.I$1]*[.I12])" office:value-type="float" office:value="0.081288320488031">
            <text:p>8,13E-02</text:p>
          </table:table-cell>
          <table:table-cell table:formula="of:=[.J$1]*[.J12]/([.$A13]+[.J$1]*[.J12])" office:value-type="float" office:value="0.120820734004337">
            <text:p>1,21E-01</text:p>
          </table:table-cell>
          <table:table-cell table:formula="of:=[.K$1]*[.K12]/([.$A13]+[.K$1]*[.K12])" office:value-type="float" office:value="0.163232333244434">
            <text:p>1,63E-01</text:p>
          </table:table-cell>
          <table:table-cell office:value-type="float" office:value="11">
            <text:p>11</text:p>
          </table:table-cell>
          <table:table-cell table:formula="of:=[.M$1]*[.M12]/([.$A13]+[.M$1]*[.M12])" office:value-type="float" office:value="0.206084774527551">
            <text:p>2,06E-01</text:p>
          </table:table-cell>
          <table:table-cell table:formula="of:=[.N$1]*[.N12]/([.$A13]+[.N$1]*[.N12])" office:value-type="float" office:value="0.247765546543321">
            <text:p>2,48E-01</text:p>
          </table:table-cell>
          <table:table-cell table:formula="of:=[.O$1]*[.O12]/([.$A13]+[.O$1]*[.O12])" office:value-type="float" office:value="0.287352723954644">
            <text:p>2,87E-01</text:p>
          </table:table-cell>
          <table:table-cell table:formula="of:=[.P$1]*[.P12]/([.$A13]+[.P$1]*[.P12])" office:value-type="float" office:value="0.324406763313464">
            <text:p>3,24E-01</text:p>
          </table:table-cell>
          <table:table-cell table:formula="of:=[.Q$1]*[.Q12]/([.$A13]+[.Q$1]*[.Q12])" office:value-type="float" office:value="0.358791567092291">
            <text:p>3,59E-01</text:p>
          </table:table-cell>
          <table:table-cell table:formula="of:=[.R$1]*[.R12]/([.$A13]+[.R$1]*[.R12])" office:value-type="float" office:value="0.390547377813827">
            <text:p>3,91E-01</text:p>
          </table:table-cell>
          <table:table-cell table:formula="of:=[.S$1]*[.S12]/([.$A13]+[.S$1]*[.S12])" office:value-type="float" office:value="0.419808633863534">
            <text:p>4,20E-01</text:p>
          </table:table-cell>
          <table:table-cell table:formula="of:=[.T$1]*[.T12]/([.$A13]+[.T$1]*[.T12])" office:value-type="float" office:value="0.44675385760365">
            <text:p>4,47E-01</text:p>
          </table:table-cell>
          <table:table-cell table:formula="of:=[.U$1]*[.U12]/([.$A13]+[.U$1]*[.U12])" office:value-type="float" office:value="0.47157640893022">
            <text:p>4,72E-01</text:p>
          </table:table-cell>
          <table:table-cell table:formula="of:=[.V$1]*[.V12]/([.$A13]+[.V$1]*[.V12])" office:value-type="float" office:value="0.494468180672393">
            <text:p>4,94E-01</text:p>
          </table:table-cell>
          <table:table-cell office:value-type="float" office:value="11">
            <text:p>11</text:p>
          </table:table-cell>
          <table:table-cell table:formula="of:=[.X$1]*[.X12]/([.$A13]+[.X$1]*[.X12])" office:value-type="float" office:value="0.515611073729891">
            <text:p>5,16E-01</text:p>
          </table:table-cell>
          <table:table-cell table:formula="of:=[.Y$1]*[.Y12]/([.$A13]+[.Y$1]*[.Y12])" office:value-type="float" office:value="0.535173033707914">
            <text:p>5,35E-01</text:p>
          </table:table-cell>
          <table:table-cell table:formula="of:=[.Z$1]*[.Z12]/([.$A13]+[.Z$1]*[.Z12])" office:value-type="float" office:value="0.553306692681363">
            <text:p>5,53E-01</text:p>
          </table:table-cell>
          <table:table-cell table:formula="of:=[.AA$1]*[.AA12]/([.$A13]+[.AA$1]*[.AA12])" office:value-type="float" office:value="0.570149446423916">
            <text:p>5,70E-01</text:p>
          </table:table-cell>
          <table:table-cell table:formula="of:=[.AB$1]*[.AB12]/([.$A13]+[.AB$1]*[.AB12])" office:value-type="float" office:value="0.585824277378107">
            <text:p>5,86E-01</text:p>
          </table:table-cell>
          <table:table-cell table:formula="of:=[.AC$1]*[.AC12]/([.$A13]+[.AC$1]*[.AC12])" office:value-type="float" office:value="0.600440922818646">
            <text:p>6,00E-01</text:p>
          </table:table-cell>
          <table:table-cell table:formula="of:=[.AD$1]*[.AD12]/([.$A13]+[.AD$1]*[.AD12])" office:value-type="float" office:value="0.614097160472711">
            <text:p>6,14E-01</text:p>
          </table:table-cell>
          <table:table-cell table:formula="of:=[.AE$1]*[.AE12]/([.$A13]+[.AE$1]*[.AE12])" office:value-type="float" office:value="0.626880086395946">
            <text:p>6,27E-01</text:p>
          </table:table-cell>
          <table:table-cell table:formula="of:=[.AF$1]*[.AF12]/([.$A13]+[.AF$1]*[.AF12])" office:value-type="float" office:value="0.6388673202172">
            <text:p>6,39E-01</text:p>
          </table:table-cell>
          <table:table-cell table:formula="of:=[.AG$1]*[.AG12]/([.$A13]+[.AG$1]*[.AG12])" office:value-type="float" office:value="0.650128107895506">
            <text:p>6,50E-01</text:p>
          </table:table-cell>
          <table:table-cell office:value-type="float" office:value="11">
            <text:p>11</text:p>
          </table:table-cell>
          <table:table-cell table:formula="of:=[.AI$1]*[.AI12]/([.$A13]+[.AI$1]*[.AI12])" office:value-type="float" office:value="0.660724312068035">
            <text:p>6,61E-01</text:p>
          </table:table-cell>
          <table:table-cell table:formula="of:=[.AJ$1]*[.AJ12]/([.$A13]+[.AJ$1]*[.AJ12])" office:value-type="float" office:value="0.670711291030732">
            <text:p>6,71E-01</text:p>
          </table:table-cell>
          <table:table-cell table:formula="of:=[.AK$1]*[.AK12]/([.$A13]+[.AK$1]*[.AK12])" office:value-type="float" office:value="0.680138673062986">
            <text:p>6,80E-01</text:p>
          </table:table-cell>
          <table:table-cell table:formula="of:=[.AL$1]*[.AL12]/([.$A13]+[.AL$1]*[.AL12])" office:value-type="float" office:value="0.689051035393693">
            <text:p>6,89E-01</text:p>
          </table:table-cell>
          <table:table-cell table:formula="of:=[.AM$1]*[.AM12]/([.$A13]+[.AM$1]*[.AM12])" office:value-type="float" office:value="0.697488497933153">
            <text:p>6,97E-01</text:p>
          </table:table-cell>
          <table:table-cell table:formula="of:=[.AN$1]*[.AN12]/([.$A13]+[.AN$1]*[.AN12])" office:value-type="float" office:value="0.705487241754695">
            <text:p>7,05E-01</text:p>
          </table:table-cell>
          <table:table-cell table:formula="of:=[.AO$1]*[.AO12]/([.$A13]+[.AO$1]*[.AO12])" office:value-type="float" office:value="0.713079961670314">
            <text:p>7,13E-01</text:p>
          </table:table-cell>
          <table:table-cell table:formula="of:=[.AP$1]*[.AP12]/([.$A13]+[.AP$1]*[.AP12])" office:value-type="float" office:value="0.720296261380276">
            <text:p>7,20E-01</text:p>
          </table:table-cell>
          <table:table-cell table:formula="of:=[.AQ$1]*[.AQ12]/([.$A13]+[.AQ$1]*[.AQ12])" office:value-type="float" office:value="0.727162998744023">
            <text:p>7,27E-01</text:p>
          </table:table-cell>
          <table:table-cell table:formula="of:=[.AR$1]*[.AR12]/([.$A13]+[.AR$1]*[.AR12])" office:value-type="float" office:value="0.733704587805139">
            <text:p>7,34E-01</text:p>
          </table:table-cell>
          <table:table-cell office:value-type="float" office:value="11">
            <text:p>11</text:p>
          </table:table-cell>
          <table:table-cell table:formula="of:=[.AT$1]*[.AT12]/([.$A13]+[.AT$1]*[.AT12])" office:value-type="float" office:value="0.739943263350807">
            <text:p>7,40E-01</text:p>
          </table:table-cell>
          <table:table-cell table:formula="of:=[.AU$1]*[.AU12]/([.$A13]+[.AU$1]*[.AU12])" office:value-type="float" office:value="0.745899313015688">
            <text:p>7,46E-01</text:p>
          </table:table-cell>
          <table:table-cell table:formula="of:=[.AV$1]*[.AV12]/([.$A13]+[.AV$1]*[.AV12])" office:value-type="float" office:value="0.751591281257131">
            <text:p>7,52E-01</text:p>
          </table:table-cell>
          <table:table-cell table:formula="of:=[.AW$1]*[.AW12]/([.$A13]+[.AW$1]*[.AW12])" office:value-type="float" office:value="0.75703614893074">
            <text:p>7,57E-01</text:p>
          </table:table-cell>
          <table:table-cell table:formula="of:=[.AX$1]*[.AX12]/([.$A13]+[.AX$1]*[.AX12])" office:value-type="float" office:value="0.762249491676596">
            <text:p>7,62E-01</text:p>
          </table:table-cell>
          <table:table-cell table:formula="of:=[.AY$1]*[.AY12]/([.$A13]+[.AY$1]*[.AY12])" office:value-type="float" office:value="0.767245619878832">
            <text:p>7,67E-01</text:p>
          </table:table-cell>
          <table:table-cell table:formula="of:=[.AZ$1]*[.AZ12]/([.$A13]+[.AZ$1]*[.AZ12])" office:value-type="float" office:value="0.772037702576616">
            <text:p>7,72E-01</text:p>
          </table:table-cell>
          <table:table-cell table:formula="of:=[.BA$1]*[.BA12]/([.$A13]+[.BA$1]*[.BA12])" office:value-type="float" office:value="0.776637877374766">
            <text:p>7,77E-01</text:p>
          </table:table-cell>
          <table:table-cell table:formula="of:=[.BB$1]*[.BB12]/([.$A13]+[.BB$1]*[.BB12])" office:value-type="float" office:value="0.78105734811981">
            <text:p>7,81E-01</text:p>
          </table:table-cell>
          <table:table-cell table:formula="of:=[.BC$1]*[.BC12]/([.$A13]+[.BC$1]*[.BC12])" office:value-type="float" office:value="0.785306471865627">
            <text:p>7,85E-01</text:p>
          </table:table-cell>
          <table:table-cell office:value-type="float" office:value="11">
            <text:p>11</text:p>
          </table:table-cell>
          <table:table-cell table:formula="of:=[.BE$1]*[.BE12]/([.$A13]+[.BE$1]*[.BE12])" office:value-type="float" office:value="0.789394836446004">
            <text:p>7,89E-01</text:p>
          </table:table-cell>
          <table:table-cell table:formula="of:=[.BF$1]*[.BF12]/([.$A13]+[.BF$1]*[.BF12])" office:value-type="float" office:value="0.793331329794397">
            <text:p>7,93E-01</text:p>
          </table:table-cell>
          <table:table-cell table:formula="of:=[.BG$1]*[.BG12]/([.$A13]+[.BG$1]*[.BG12])" office:value-type="float" office:value="0.797124201999495">
            <text:p>7,97E-01</text:p>
          </table:table-cell>
          <table:table-cell table:formula="of:=[.BH$1]*[.BH12]/([.$A13]+[.BH$1]*[.BH12])" office:value-type="float" office:value="0.800781120955103">
            <text:p>8,01E-01</text:p>
          </table:table-cell>
          <table:table-cell table:formula="of:=[.BI$1]*[.BI12]/([.$A13]+[.BI$1]*[.BI12])" office:value-type="float" office:value="0.80430922235117">
            <text:p>8,04E-01</text:p>
          </table:table-cell>
          <table:table-cell table:formula="of:=[.BJ$1]*[.BJ12]/([.$A13]+[.BJ$1]*[.BJ12])" office:value-type="float" office:value="0.807715154656759">
            <text:p>8,08E-01</text:p>
          </table:table-cell>
          <table:table-cell table:formula="of:=[.BK$1]*[.BK12]/([.$A13]+[.BK$1]*[.BK12])" office:value-type="float" office:value="0.811005119663044">
            <text:p>8,11E-01</text:p>
          </table:table-cell>
          <table:table-cell table:formula="of:=[.BL$1]*[.BL12]/([.$A13]+[.BL$1]*[.BL12])" office:value-type="float" office:value="0.814184909083144">
            <text:p>8,14E-01</text:p>
          </table:table-cell>
          <table:table-cell table:formula="of:=[.BM$1]*[.BM12]/([.$A13]+[.BM$1]*[.BM12])" office:value-type="float" office:value="0.817259937643976">
            <text:p>8,17E-01</text:p>
          </table:table-cell>
          <table:table-cell table:formula="of:=[.BN$1]*[.BN12]/([.$A13]+[.BN$1]*[.BN12])" office:value-type="float" office:value="0.820235273052043">
            <text:p>8,20E-01</text:p>
          </table:table-cell>
          <table:table-cell office:value-type="float" office:value="11">
            <text:p>11</text:p>
          </table:table-cell>
          <table:table-cell table:formula="of:=[.BP$1]*[.BP12]/([.$A13]+[.BP$1]*[.BP12])" office:value-type="float" office:value="0.823115663168872">
            <text:p>8,23E-01</text:p>
          </table:table-cell>
          <table:table-cell table:formula="of:=[.BQ$1]*[.BQ12]/([.$A13]+[.BQ$1]*[.BQ12])" office:value-type="float" office:value="0.825905560691745">
            <text:p>8,26E-01</text:p>
          </table:table-cell>
          <table:table-cell table:formula="of:=[.BR$1]*[.BR12]/([.$A13]+[.BR$1]*[.BR12])" office:value-type="float" office:value="0.828609145600484">
            <text:p>8,29E-01</text:p>
          </table:table-cell>
          <table:table-cell table:formula="of:=[.BS$1]*[.BS12]/([.$A13]+[.BS$1]*[.BS12])" office:value-type="float" office:value="0.831230345600695">
            <text:p>8,31E-01</text:p>
          </table:table-cell>
          <table:table-cell table:formula="of:=[.BT$1]*[.BT12]/([.$A13]+[.BT$1]*[.BT12])" office:value-type="float" office:value="0.833772854767381">
            <text:p>8,34E-01</text:p>
          </table:table-cell>
          <table:table-cell table:formula="of:=[.BU$1]*[.BU12]/([.$A13]+[.BU$1]*[.BU12])" office:value-type="float" office:value="0.836240150569677">
            <text:p>8,36E-01</text:p>
          </table:table-cell>
          <table:table-cell table:formula="of:=[.BV$1]*[.BV12]/([.$A13]+[.BV$1]*[.BV12])" office:value-type="float" office:value="0.838635509437185">
            <text:p>8,39E-01</text:p>
          </table:table-cell>
          <table:table-cell table:formula="of:=[.BW$1]*[.BW12]/([.$A13]+[.BW$1]*[.BW12])" office:value-type="float" office:value="0.840962021010614">
            <text:p>8,41E-01</text:p>
          </table:table-cell>
          <table:table-cell table:formula="of:=[.BX$1]*[.BX12]/([.$A13]+[.BX$1]*[.BX12])" office:value-type="float" office:value="0.84322260120381">
            <text:p>8,43E-01</text:p>
          </table:table-cell>
          <table:table-cell table:formula="of:=[.BY$1]*[.BY12]/([.$A13]+[.BY$1]*[.BY12])" office:value-type="float" office:value="0.845420004190549">
            <text:p>8,45E-01</text:p>
          </table:table-cell>
          <table:table-cell office:value-type="float" office:value="11">
            <text:p>11</text:p>
          </table:table-cell>
          <table:table-cell table:formula="of:=[.CA$1]*[.CA12]/([.$A13]+[.CA$1]*[.CA12])" office:value-type="float" office:value="0.847556833417329">
            <text:p>8,48E-01</text:p>
          </table:table-cell>
          <table:table-cell table:formula="of:=[.CB$1]*[.CB12]/([.$A13]+[.CB$1]*[.CB12])" office:value-type="float" office:value="0.849635551732757">
            <text:p>8,50E-01</text:p>
          </table:table-cell>
          <table:table-cell table:formula="of:=[.CC$1]*[.CC12]/([.$A13]+[.CC$1]*[.CC12])" office:value-type="float" office:value="0.851658490714643">
            <text:p>8,52E-01</text:p>
          </table:table-cell>
          <table:table-cell table:formula="of:=[.CD$1]*[.CD12]/([.$A13]+[.CD$1]*[.CD12])" office:value-type="float" office:value="0.85362785926762">
            <text:p>8,54E-01</text:p>
          </table:table-cell>
          <table:table-cell table:formula="of:=[.CE$1]*[.CE12]/([.$A13]+[.CE$1]*[.CE12])" office:value-type="float" office:value="0.855545751556633">
            <text:p>8,56E-01</text:p>
          </table:table-cell>
          <table:table-cell table:formula="of:=[.CF$1]*[.CF12]/([.$A13]+[.CF$1]*[.CF12])" office:value-type="float" office:value="0.857414154335121">
            <text:p>8,57E-01</text:p>
          </table:table-cell>
          <table:table-cell table:formula="of:=[.CG$1]*[.CG12]/([.$A13]+[.CG$1]*[.CG12])" office:value-type="float" office:value="0.859234953720855">
            <text:p>8,59E-01</text:p>
          </table:table-cell>
          <table:table-cell table:formula="of:=[.CH$1]*[.CH12]/([.$A13]+[.CH$1]*[.CH12])" office:value-type="float" office:value="0.861009941467164">
            <text:p>8,61E-01</text:p>
          </table:table-cell>
          <table:table-cell table:formula="of:=[.CI$1]*[.CI12]/([.$A13]+[.CI$1]*[.CI12])" office:value-type="float" office:value="0.862740820772701">
            <text:p>8,63E-01</text:p>
          </table:table-cell>
          <table:table-cell table:formula="of:=[.CJ$1]*[.CJ12]/([.$A13]+[.CJ$1]*[.CJ12])" office:value-type="float" office:value="0.864429211668696">
            <text:p>8,64E-01</text:p>
          </table:table-cell>
          <table:table-cell office:value-type="float" office:value="11">
            <text:p>11</text:p>
          </table:table-cell>
          <table:table-cell table:formula="of:=[.CL$1]*[.CL12]/([.$A13]+[.CL$1]*[.CL12])" office:value-type="float" office:value="0.866076656021453">
            <text:p>8,66E-01</text:p>
          </table:table-cell>
          <table:table-cell table:formula="of:=[.CM$1]*[.CM12]/([.$A13]+[.CM$1]*[.CM12])" office:value-type="float" office:value="0.867684622164823">
            <text:p>8,68E-01</text:p>
          </table:table-cell>
          <table:table-cell table:formula="of:=[.CN$1]*[.CN12]/([.$A13]+[.CN$1]*[.CN12])" office:value-type="float" office:value="0.869254509243339">
            <text:p>8,69E-01</text:p>
          </table:table-cell>
          <table:table-cell table:formula="of:=[.CO$1]*[.CO12]/([.$A13]+[.CO$1]*[.CO12])" office:value-type="float" office:value="0.870787651206191">
            <text:p>8,71E-01</text:p>
          </table:table-cell>
          <table:table-cell table:formula="of:=[.CP$1]*[.CP12]/([.$A13]+[.CP$1]*[.CP12])" office:value-type="float" office:value="0.872285320562141">
            <text:p>8,72E-01</text:p>
          </table:table-cell>
          <table:table-cell table:formula="of:=[.CQ$1]*[.CQ12]/([.$A13]+[.CQ$1]*[.CQ12])" office:value-type="float" office:value="0.873748731865484">
            <text:p>8,74E-01</text:p>
          </table:table-cell>
          <table:table-cell table:formula="of:=[.CR$1]*[.CR12]/([.$A13]+[.CR$1]*[.CR12])" office:value-type="float" office:value="0.875179044970118">
            <text:p>8,75E-01</text:p>
          </table:table-cell>
          <table:table-cell table:formula="of:=[.CS$1]*[.CS12]/([.$A13]+[.CS$1]*[.CS12])" office:value-type="float" office:value="0.87657736806739">
            <text:p>8,77E-01</text:p>
          </table:table-cell>
          <table:table-cell table:formula="of:=[.CT$1]*[.CT12]/([.$A13]+[.CT$1]*[.CT12])" office:value-type="float" office:value="0.877944760524238">
            <text:p>8,78E-01</text:p>
          </table:table-cell>
          <table:table-cell table:formula="of:=[.CU$1]*[.CU12]/([.$A13]+[.CU$1]*[.CU12])" office:value-type="float" office:value="0.879282235536732">
            <text:p>8,79E-01</text:p>
          </table:table-cell>
          <table:table-cell office:value-type="float" office:value="11">
            <text:p>11</text:p>
          </table:table-cell>
          <table:table-cell table:formula="of:=[.CW$1]*[.CW12]/([.$A13]+[.CW$1]*[.CW12])" office:value-type="float" office:value="0.880590762612849">
            <text:p>8,81E-01</text:p>
          </table:table-cell>
          <table:table-cell table:formula="of:=[.CX$1]*[.CX12]/([.$A13]+[.CX$1]*[.CX12])" office:value-type="float" office:value="0.881871269897113">
            <text:p>8,82E-01</text:p>
          </table:table-cell>
          <table:table-cell table:formula="of:=[.CY$1]*[.CY12]/([.$A13]+[.CY$1]*[.CY12])" office:value-type="float" office:value="0.8831246463487">
            <text:p>8,83E-01</text:p>
          </table:table-cell>
          <table:table-cell table:formula="of:=[.CZ$1]*[.CZ12]/([.$A13]+[.CZ$1]*[.CZ12])" office:value-type="float" office:value="0.884351743783678">
            <text:p>8,84E-01</text:p>
          </table:table-cell>
          <table:table-cell table:formula="of:=[.DA$1]*[.DA12]/([.$A13]+[.DA$1]*[.DA12])" office:value-type="float" office:value="0.885553378791092">
            <text:p>8,86E-01</text:p>
          </table:table-cell>
          <table:table-cell table:formula="of:=[.DB$1]*[.DB12]/([.$A13]+[.DB$1]*[.DB12])" office:value-type="float" office:value="0.886730334531908">
            <text:p>8,87E-01</text:p>
          </table:table-cell>
          <table:table-cell table:formula="of:=[.DC$1]*[.DC12]/([.$A13]+[.DC$1]*[.DC12])" office:value-type="float" office:value="0.887883362429053">
            <text:p>8,88E-01</text:p>
          </table:table-cell>
          <table:table-cell table:formula="of:=[.DD$1]*[.DD12]/([.$A13]+[.DD$1]*[.DD12])" office:value-type="float" office:value="0.889013183756158">
            <text:p>8,89E-01</text:p>
          </table:table-cell>
          <table:table-cell table:formula="of:=[.DE$1]*[.DE12]/([.$A13]+[.DE$1]*[.DE12])" office:value-type="float" office:value="0.890120491131992">
            <text:p>8,90E-01</text:p>
          </table:table-cell>
          <table:table-cell table:formula="of:=[.DF$1]*[.DF12]/([.$A13]+[.DF$1]*[.DF12])" office:value-type="float" office:value="0.891205949927049">
            <text:p>8,91E-01</text:p>
          </table:table-cell>
          <table:table-cell table:number-columns-repeated="146"/>
        </table:table-row>
        <table:table-row table:style-name="ro1">
          <table:table-cell office:value-type="float" office:value="12">
            <text:p>12</text:p>
          </table:table-cell>
          <table:table-cell table:formula="of:=[.$C$1]*[.B13]/([.$A14]+[.$C$1]*[.B13])" office:value-type="float" office:value="0.00000101931863645746">
            <text:p>1,02E-06</text:p>
          </table:table-cell>
          <table:table-cell table:formula="of:=[.$C$1]*[.C13]/([.$A14]+[.$C$1]*[.C13])" office:value-type="float" office:value="0.00000115726844143426">
            <text:p>1,16E-06</text:p>
          </table:table-cell>
          <table:table-cell table:formula="of:=[.$D$1]*[.D13]/([.$A14]+[.$D$1]*[.D13])" office:value-type="float" office:value="0.0000552384724670565">
            <text:p>5,52E-05</text:p>
          </table:table-cell>
          <table:table-cell table:formula="of:=[.$E$1]*[.E13]/([.$A14]+[.$E$1]*[.E13])" office:value-type="float" office:value="0.000641687965205661">
            <text:p>6,42E-04</text:p>
          </table:table-cell>
          <table:table-cell table:formula="of:=[.$F$1]*[.F13]/([.$A14]+[.$F$1]*[.F13])" office:value-type="float" office:value="0.00344118753262288">
            <text:p>3,44E-03</text:p>
          </table:table-cell>
          <table:table-cell table:formula="of:=[.$G$1]*[.G13]/([.$A14]+[.$G$1]*[.G13])" office:value-type="float" office:value="0.0113648026294422">
            <text:p>1,14E-02</text:p>
          </table:table-cell>
          <table:table-cell table:formula="of:=[.$H$1]*[.H13]/([.$A14]+[.$H$1]*[.H13])" office:value-type="float" office:value="0.0270810314392729">
            <text:p>2,71E-02</text:p>
          </table:table-cell>
          <table:table-cell table:formula="of:=[.I$1]*[.I13]/([.$A14]+[.I$1]*[.I13])" office:value-type="float" office:value="0.0514063877123579">
            <text:p>5,14E-02</text:p>
          </table:table-cell>
          <table:table-cell table:formula="of:=[.J$1]*[.J13]/([.$A14]+[.J$1]*[.J13])" office:value-type="float" office:value="0.0830866114658268">
            <text:p>8,31E-02</text:p>
          </table:table-cell>
          <table:table-cell table:formula="of:=[.K$1]*[.K13]/([.$A14]+[.K$1]*[.K13])" office:value-type="float" office:value="0.119739188444825">
            <text:p>1,20E-01</text:p>
          </table:table-cell>
          <table:table-cell office:value-type="float" office:value="12">
            <text:p>12</text:p>
          </table:table-cell>
          <table:table-cell table:formula="of:=[.M$1]*[.M13]/([.$A14]+[.M$1]*[.M13])" office:value-type="float" office:value="0.158894178314538">
            <text:p>1,59E-01</text:p>
          </table:table-cell>
          <table:table-cell table:formula="of:=[.N$1]*[.N13]/([.$A14]+[.N$1]*[.N13])" office:value-type="float" office:value="0.198567388905475">
            <text:p>1,99E-01</text:p>
          </table:table-cell>
          <table:table-cell table:formula="of:=[.O$1]*[.O13]/([.$A14]+[.O$1]*[.O13])" office:value-type="float" office:value="0.237397294968231">
            <text:p>2,37E-01</text:p>
          </table:table-cell>
          <table:table-cell table:formula="of:=[.P$1]*[.P13]/([.$A14]+[.P$1]*[.P13])" office:value-type="float" office:value="0.274560422767667">
            <text:p>2,75E-01</text:p>
          </table:table-cell>
          <table:table-cell table:formula="of:=[.Q$1]*[.Q13]/([.$A14]+[.Q$1]*[.Q13])" office:value-type="float" office:value="0.309625628354021">
            <text:p>3,10E-01</text:p>
          </table:table-cell>
          <table:table-cell table:formula="of:=[.R$1]*[.R13]/([.$A14]+[.R$1]*[.R13])" office:value-type="float" office:value="0.342421003643372">
            <text:p>3,42E-01</text:p>
          </table:table-cell>
          <table:table-cell table:formula="of:=[.S$1]*[.S13]/([.$A14]+[.S$1]*[.S13])" office:value-type="float" office:value="0.372934170020466">
            <text:p>3,73E-01</text:p>
          </table:table-cell>
          <table:table-cell table:formula="of:=[.T$1]*[.T13]/([.$A14]+[.T$1]*[.T13])" office:value-type="float" office:value="0.40124449645513">
            <text:p>4,01E-01</text:p>
          </table:table-cell>
          <table:table-cell table:formula="of:=[.U$1]*[.U13]/([.$A14]+[.U$1]*[.U13])" office:value-type="float" office:value="0.427479598623783">
            <text:p>4,27E-01</text:p>
          </table:table-cell>
          <table:table-cell table:formula="of:=[.V$1]*[.V13]/([.$A14]+[.V$1]*[.V13])" office:value-type="float" office:value="0.451788539314696">
            <text:p>4,52E-01</text:p>
          </table:table-cell>
          <table:table-cell office:value-type="float" office:value="12">
            <text:p>12</text:p>
          </table:table-cell>
          <table:table-cell table:formula="of:=[.X$1]*[.X13]/([.$A14]+[.X$1]*[.X13])" office:value-type="float" office:value="0.474325914446964">
            <text:p>4,74E-01</text:p>
          </table:table-cell>
          <table:table-cell table:formula="of:=[.Y$1]*[.Y13]/([.$A14]+[.Y$1]*[.Y13])" office:value-type="float" office:value="0.495242805224997">
            <text:p>4,95E-01</text:p>
          </table:table-cell>
          <table:table-cell table:formula="of:=[.Z$1]*[.Z13]/([.$A14]+[.Z$1]*[.Z13])" office:value-type="float" office:value="0.514681961255883">
            <text:p>5,15E-01</text:p>
          </table:table-cell>
          <table:table-cell table:formula="of:=[.AA$1]*[.AA13]/([.$A14]+[.AA$1]*[.AA13])" office:value-type="float" office:value="0.532775537406636">
            <text:p>5,33E-01</text:p>
          </table:table-cell>
          <table:table-cell table:formula="of:=[.AB$1]*[.AB13]/([.$A14]+[.AB$1]*[.AB13])" office:value-type="float" office:value="0.549644336136925">
            <text:p>5,50E-01</text:p>
          </table:table-cell>
          <table:table-cell table:formula="of:=[.AC$1]*[.AC13]/([.$A14]+[.AC$1]*[.AC13])" office:value-type="float" office:value="0.565397908531093">
            <text:p>5,65E-01</text:p>
          </table:table-cell>
          <table:table-cell table:formula="of:=[.AD$1]*[.AD13]/([.$A14]+[.AD$1]*[.AD13])" office:value-type="float" office:value="0.580135119507912">
            <text:p>5,80E-01</text:p>
          </table:table-cell>
          <table:table-cell table:formula="of:=[.AE$1]*[.AE13]/([.$A14]+[.AE$1]*[.AE13])" office:value-type="float" office:value="0.593944939683301">
            <text:p>5,94E-01</text:p>
          </table:table-cell>
          <table:table-cell table:formula="of:=[.AF$1]*[.AF13]/([.$A14]+[.AF$1]*[.AF13])" office:value-type="float" office:value="0.606907323439211">
            <text:p>6,07E-01</text:p>
          </table:table-cell>
          <table:table-cell table:formula="of:=[.AG$1]*[.AG13]/([.$A14]+[.AG$1]*[.AG13])" office:value-type="float" office:value="0.619094092432576">
            <text:p>6,19E-01</text:p>
          </table:table-cell>
          <table:table-cell office:value-type="float" office:value="12">
            <text:p>12</text:p>
          </table:table-cell>
          <table:table-cell table:formula="of:=[.AI$1]*[.AI13]/([.$A14]+[.AI$1]*[.AI13])" office:value-type="float" office:value="0.630569780214452">
            <text:p>6,31E-01</text:p>
          </table:table-cell>
          <table:table-cell table:formula="of:=[.AJ$1]*[.AJ13]/([.$A14]+[.AJ$1]*[.AJ13])" office:value-type="float" office:value="0.641392415653873">
            <text:p>6,41E-01</text:p>
          </table:table-cell>
          <table:table-cell table:formula="of:=[.AK$1]*[.AK13]/([.$A14]+[.AK$1]*[.AK13])" office:value-type="float" office:value="0.651614235969598">
            <text:p>6,52E-01</text:p>
          </table:table-cell>
          <table:table-cell table:formula="of:=[.AL$1]*[.AL13]/([.$A14]+[.AL$1]*[.AL13])" office:value-type="float" office:value="0.661282327783311">
            <text:p>6,61E-01</text:p>
          </table:table-cell>
          <table:table-cell table:formula="of:=[.AM$1]*[.AM13]/([.$A14]+[.AM$1]*[.AM13])" office:value-type="float" office:value="0.670439198844826">
            <text:p>6,70E-01</text:p>
          </table:table-cell>
          <table:table-cell table:formula="of:=[.AN$1]*[.AN13]/([.$A14]+[.AN$1]*[.AN13])" office:value-type="float" office:value="0.679123285265035">
            <text:p>6,79E-01</text:p>
          </table:table-cell>
          <table:table-cell table:formula="of:=[.AO$1]*[.AO13]/([.$A14]+[.AO$1]*[.AO13])" office:value-type="float" office:value="0.687369400046993">
            <text:p>6,87E-01</text:p>
          </table:table-cell>
          <table:table-cell table:formula="of:=[.AP$1]*[.AP13]/([.$A14]+[.AP$1]*[.AP13])" office:value-type="float" office:value="0.695209128938972">
            <text:p>6,95E-01</text:p>
          </table:table-cell>
          <table:table-cell table:formula="of:=[.AQ$1]*[.AQ13]/([.$A14]+[.AQ$1]*[.AQ13])" office:value-type="float" office:value="0.702671179459968">
            <text:p>7,03E-01</text:p>
          </table:table-cell>
          <table:table-cell table:formula="of:=[.AR$1]*[.AR13]/([.$A14]+[.AR$1]*[.AR13])" office:value-type="float" office:value="0.70978168856057">
            <text:p>7,10E-01</text:p>
          </table:table-cell>
          <table:table-cell office:value-type="float" office:value="12">
            <text:p>12</text:p>
          </table:table-cell>
          <table:table-cell table:formula="of:=[.AT$1]*[.AT13]/([.$A14]+[.AT$1]*[.AT13])" office:value-type="float" office:value="0.716564493896646">
            <text:p>7,17E-01</text:p>
          </table:table-cell>
          <table:table-cell table:formula="of:=[.AU$1]*[.AU13]/([.$A14]+[.AU$1]*[.AU13])" office:value-type="float" office:value="0.723041373178843">
            <text:p>7,23E-01</text:p>
          </table:table-cell>
          <table:table-cell table:formula="of:=[.AV$1]*[.AV13]/([.$A14]+[.AV$1]*[.AV13])" office:value-type="float" office:value="0.729232255556634">
            <text:p>7,29E-01</text:p>
          </table:table-cell>
          <table:table-cell table:formula="of:=[.AW$1]*[.AW13]/([.$A14]+[.AW$1]*[.AW13])" office:value-type="float" office:value="0.73515540852271">
            <text:p>7,35E-01</text:p>
          </table:table-cell>
          <table:table-cell table:formula="of:=[.AX$1]*[.AX13]/([.$A14]+[.AX$1]*[.AX13])" office:value-type="float" office:value="0.740827603391857">
            <text:p>7,41E-01</text:p>
          </table:table-cell>
          <table:table-cell table:formula="of:=[.AY$1]*[.AY13]/([.$A14]+[.AY$1]*[.AY13])" office:value-type="float" office:value="0.746264262021404">
            <text:p>7,46E-01</text:p>
          </table:table-cell>
          <table:table-cell table:formula="of:=[.AZ$1]*[.AZ13]/([.$A14]+[.AZ$1]*[.AZ13])" office:value-type="float" office:value="0.7514795870975">
            <text:p>7,51E-01</text:p>
          </table:table-cell>
          <table:table-cell table:formula="of:=[.BA$1]*[.BA13]/([.$A14]+[.BA$1]*[.BA13])" office:value-type="float" office:value="0.756486678010284">
            <text:p>7,56E-01</text:p>
          </table:table-cell>
          <table:table-cell table:formula="of:=[.BB$1]*[.BB13]/([.$A14]+[.BB$1]*[.BB13])" office:value-type="float" office:value="0.761297634077903">
            <text:p>7,61E-01</text:p>
          </table:table-cell>
          <table:table-cell table:formula="of:=[.BC$1]*[.BC13]/([.$A14]+[.BC$1]*[.BC13])" office:value-type="float" office:value="0.765923646650449">
            <text:p>7,66E-01</text:p>
          </table:table-cell>
          <table:table-cell office:value-type="float" office:value="12">
            <text:p>12</text:p>
          </table:table-cell>
          <table:table-cell table:formula="of:=[.BE$1]*[.BE13]/([.$A14]+[.BE$1]*[.BE13])" office:value-type="float" office:value="0.770375081426232">
            <text:p>7,70E-01</text:p>
          </table:table-cell>
          <table:table-cell table:formula="of:=[.BF$1]*[.BF13]/([.$A14]+[.BF$1]*[.BF13])" office:value-type="float" office:value="0.774661552140716">
            <text:p>7,75E-01</text:p>
          </table:table-cell>
          <table:table-cell table:formula="of:=[.BG$1]*[.BG13]/([.$A14]+[.BG$1]*[.BG13])" office:value-type="float" office:value="0.778791986639459">
            <text:p>7,79E-01</text:p>
          </table:table-cell>
          <table:table-cell table:formula="of:=[.BH$1]*[.BH13]/([.$A14]+[.BH$1]*[.BH13])" office:value-type="float" office:value="0.782774686217518">
            <text:p>7,83E-01</text:p>
          </table:table-cell>
          <table:table-cell table:formula="of:=[.BI$1]*[.BI13]/([.$A14]+[.BI$1]*[.BI13])" office:value-type="float" office:value="0.786617378996213">
            <text:p>7,87E-01</text:p>
          </table:table-cell>
          <table:table-cell table:formula="of:=[.BJ$1]*[.BJ13]/([.$A14]+[.BJ$1]*[.BJ13])" office:value-type="float" office:value="0.790327268011573">
            <text:p>7,90E-01</text:p>
          </table:table-cell>
          <table:table-cell table:formula="of:=[.BK$1]*[.BK13]/([.$A14]+[.BK$1]*[.BK13])" office:value-type="float" office:value="0.793911074605144">
            <text:p>7,94E-01</text:p>
          </table:table-cell>
          <table:table-cell table:formula="of:=[.BL$1]*[.BL13]/([.$A14]+[.BL$1]*[.BL13])" office:value-type="float" office:value="0.797375077635273">
            <text:p>7,97E-01</text:p>
          </table:table-cell>
          <table:table-cell table:formula="of:=[.BM$1]*[.BM13]/([.$A14]+[.BM$1]*[.BM13])" office:value-type="float" office:value="0.800725148964032">
            <text:p>8,01E-01</text:p>
          </table:table-cell>
          <table:table-cell table:formula="of:=[.BN$1]*[.BN13]/([.$A14]+[.BN$1]*[.BN13])" office:value-type="float" office:value="0.803966785620244">
            <text:p>8,04E-01</text:p>
          </table:table-cell>
          <table:table-cell office:value-type="float" office:value="12">
            <text:p>12</text:p>
          </table:table-cell>
          <table:table-cell table:formula="of:=[.BP$1]*[.BP13]/([.$A14]+[.BP$1]*[.BP13])" office:value-type="float" office:value="0.807105138991429">
            <text:p>8,07E-01</text:p>
          </table:table-cell>
          <table:table-cell table:formula="of:=[.BQ$1]*[.BQ13]/([.$A14]+[.BQ$1]*[.BQ13])" office:value-type="float" office:value="0.810145041356076">
            <text:p>8,10E-01</text:p>
          </table:table-cell>
          <table:table-cell table:formula="of:=[.BR$1]*[.BR13]/([.$A14]+[.BR$1]*[.BR13])" office:value-type="float" office:value="0.813091030031405">
            <text:p>8,13E-01</text:p>
          </table:table-cell>
          <table:table-cell table:formula="of:=[.BS$1]*[.BS13]/([.$A14]+[.BS$1]*[.BS13])" office:value-type="float" office:value="0.815947369380226">
            <text:p>8,16E-01</text:p>
          </table:table-cell>
          <table:table-cell table:formula="of:=[.BT$1]*[.BT13]/([.$A14]+[.BT$1]*[.BT13])" office:value-type="float" office:value="0.818718070892808">
            <text:p>8,19E-01</text:p>
          </table:table-cell>
          <table:table-cell table:formula="of:=[.BU$1]*[.BU13]/([.$A14]+[.BU$1]*[.BU13])" office:value-type="float" office:value="0.821406911535485">
            <text:p>8,21E-01</text:p>
          </table:table-cell>
          <table:table-cell table:formula="of:=[.BV$1]*[.BV13]/([.$A14]+[.BV$1]*[.BV13])" office:value-type="float" office:value="0.824017450536416">
            <text:p>8,24E-01</text:p>
          </table:table-cell>
          <table:table-cell table:formula="of:=[.BW$1]*[.BW13]/([.$A14]+[.BW$1]*[.BW13])" office:value-type="float" office:value="0.826553044760292">
            <text:p>8,27E-01</text:p>
          </table:table-cell>
          <table:table-cell table:formula="of:=[.BX$1]*[.BX13]/([.$A14]+[.BX$1]*[.BX13])" office:value-type="float" office:value="0.829016862807299">
            <text:p>8,29E-01</text:p>
          </table:table-cell>
          <table:table-cell table:formula="of:=[.BY$1]*[.BY13]/([.$A14]+[.BY$1]*[.BY13])" office:value-type="float" office:value="0.831411897957181">
            <text:p>8,31E-01</text:p>
          </table:table-cell>
          <table:table-cell office:value-type="float" office:value="12">
            <text:p>12</text:p>
          </table:table-cell>
          <table:table-cell table:formula="of:=[.CA$1]*[.CA13]/([.$A14]+[.CA$1]*[.CA13])" office:value-type="float" office:value="0.833740980066463">
            <text:p>8,34E-01</text:p>
          </table:table-cell>
          <table:table-cell table:formula="of:=[.CB$1]*[.CB13]/([.$A14]+[.CB$1]*[.CB13])" office:value-type="float" office:value="0.83600678651558">
            <text:p>8,36E-01</text:p>
          </table:table-cell>
          <table:table-cell table:formula="of:=[.CC$1]*[.CC13]/([.$A14]+[.CC$1]*[.CC13])" office:value-type="float" office:value="0.838211852292667">
            <text:p>8,38E-01</text:p>
          </table:table-cell>
          <table:table-cell table:formula="of:=[.CD$1]*[.CD13]/([.$A14]+[.CD$1]*[.CD13])" office:value-type="float" office:value="0.8403585792919">
            <text:p>8,40E-01</text:p>
          </table:table-cell>
          <table:table-cell table:formula="of:=[.CE$1]*[.CE13]/([.$A14]+[.CE$1]*[.CE13])" office:value-type="float" office:value="0.8424492448964">
            <text:p>8,42E-01</text:p>
          </table:table-cell>
          <table:table-cell table:formula="of:=[.CF$1]*[.CF13]/([.$A14]+[.CF$1]*[.CF13])" office:value-type="float" office:value="0.844486009908738">
            <text:p>8,44E-01</text:p>
          </table:table-cell>
          <table:table-cell table:formula="of:=[.CG$1]*[.CG13]/([.$A14]+[.CG$1]*[.CG13])" office:value-type="float" office:value="0.846470925885826">
            <text:p>8,46E-01</text:p>
          </table:table-cell>
          <table:table-cell table:formula="of:=[.CH$1]*[.CH13]/([.$A14]+[.CH$1]*[.CH13])" office:value-type="float" office:value="0.848405941929475">
            <text:p>8,48E-01</text:p>
          </table:table-cell>
          <table:table-cell table:formula="of:=[.CI$1]*[.CI13]/([.$A14]+[.CI$1]*[.CI13])" office:value-type="float" office:value="0.850292910978901">
            <text:p>8,50E-01</text:p>
          </table:table-cell>
          <table:table-cell table:formula="of:=[.CJ$1]*[.CJ13]/([.$A14]+[.CJ$1]*[.CJ13])" office:value-type="float" office:value="0.852133595647097">
            <text:p>8,52E-01</text:p>
          </table:table-cell>
          <table:table-cell office:value-type="float" office:value="12">
            <text:p>12</text:p>
          </table:table-cell>
          <table:table-cell table:formula="of:=[.CL$1]*[.CL13]/([.$A14]+[.CL$1]*[.CL13])" office:value-type="float" office:value="0.853929673639322">
            <text:p>8,54E-01</text:p>
          </table:table-cell>
          <table:table-cell table:formula="of:=[.CM$1]*[.CM13]/([.$A14]+[.CM$1]*[.CM13])" office:value-type="float" office:value="0.855682742785647">
            <text:p>8,56E-01</text:p>
          </table:table-cell>
          <table:table-cell table:formula="of:=[.CN$1]*[.CN13]/([.$A14]+[.CN$1]*[.CN13])" office:value-type="float" office:value="0.85739432572619">
            <text:p>8,57E-01</text:p>
          </table:table-cell>
          <table:table-cell table:formula="of:=[.CO$1]*[.CO13]/([.$A14]+[.CO$1]*[.CO13])" office:value-type="float" office:value="0.859065874265007">
            <text:p>8,59E-01</text:p>
          </table:table-cell>
          <table:table-cell table:formula="of:=[.CP$1]*[.CP13]/([.$A14]+[.CP$1]*[.CP13])" office:value-type="float" office:value="0.86069877343083">
            <text:p>8,61E-01</text:p>
          </table:table-cell>
          <table:table-cell table:formula="of:=[.CQ$1]*[.CQ13]/([.$A14]+[.CQ$1]*[.CQ13])" office:value-type="float" office:value="0.862294345260702">
            <text:p>8,62E-01</text:p>
          </table:table-cell>
          <table:table-cell table:formula="of:=[.CR$1]*[.CR13]/([.$A14]+[.CR$1]*[.CR13])" office:value-type="float" office:value="0.863853852330393">
            <text:p>8,64E-01</text:p>
          </table:table-cell>
          <table:table-cell table:formula="of:=[.CS$1]*[.CS13]/([.$A14]+[.CS$1]*[.CS13])" office:value-type="float" office:value="0.865378501050777">
            <text:p>8,65E-01</text:p>
          </table:table-cell>
          <table:table-cell table:formula="of:=[.CT$1]*[.CT13]/([.$A14]+[.CT$1]*[.CT13])" office:value-type="float" office:value="0.866869444748007">
            <text:p>8,67E-01</text:p>
          </table:table-cell>
          <table:table-cell table:formula="of:=[.CU$1]*[.CU13]/([.$A14]+[.CU$1]*[.CU13])" office:value-type="float" office:value="0.868327786543797">
            <text:p>8,68E-01</text:p>
          </table:table-cell>
          <table:table-cell office:value-type="float" office:value="12">
            <text:p>12</text:p>
          </table:table-cell>
          <table:table-cell table:formula="of:=[.CW$1]*[.CW13]/([.$A14]+[.CW$1]*[.CW13])" office:value-type="float" office:value="0.869754582050729">
            <text:p>8,70E-01</text:p>
          </table:table-cell>
          <table:table-cell table:formula="of:=[.CX$1]*[.CX13]/([.$A14]+[.CX$1]*[.CX13])" office:value-type="float" office:value="0.871150841896258">
            <text:p>8,71E-01</text:p>
          </table:table-cell>
          <table:table-cell table:formula="of:=[.CY$1]*[.CY13]/([.$A14]+[.CY$1]*[.CY13])" office:value-type="float" office:value="0.872517534087938">
            <text:p>8,73E-01</text:p>
          </table:table-cell>
          <table:table-cell table:formula="of:=[.CZ$1]*[.CZ13]/([.$A14]+[.CZ$1]*[.CZ13])" office:value-type="float" office:value="0.873855586231372">
            <text:p>8,74E-01</text:p>
          </table:table-cell>
          <table:table-cell table:formula="of:=[.DA$1]*[.DA13]/([.$A14]+[.DA$1]*[.DA13])" office:value-type="float" office:value="0.87516588761144">
            <text:p>8,75E-01</text:p>
          </table:table-cell>
          <table:table-cell table:formula="of:=[.DB$1]*[.DB13]/([.$A14]+[.DB$1]*[.DB13])" office:value-type="float" office:value="0.876449291146506">
            <text:p>8,76E-01</text:p>
          </table:table-cell>
          <table:table-cell table:formula="of:=[.DC$1]*[.DC13]/([.$A14]+[.DC$1]*[.DC13])" office:value-type="float" office:value="0.877706615224543">
            <text:p>8,78E-01</text:p>
          </table:table-cell>
          <table:table-cell table:formula="of:=[.DD$1]*[.DD13]/([.$A14]+[.DD$1]*[.DD13])" office:value-type="float" office:value="0.878938645429381">
            <text:p>8,79E-01</text:p>
          </table:table-cell>
          <table:table-cell table:formula="of:=[.DE$1]*[.DE13]/([.$A14]+[.DE$1]*[.DE13])" office:value-type="float" office:value="0.880146136164669">
            <text:p>8,80E-01</text:p>
          </table:table-cell>
          <table:table-cell table:formula="of:=[.DF$1]*[.DF13]/([.$A14]+[.DF$1]*[.DF13])" office:value-type="float" office:value="0.881329812182516">
            <text:p>8,81E-01</text:p>
          </table:table-cell>
          <table:table-cell table:number-columns-repeated="146"/>
        </table:table-row>
        <table:table-row table:style-name="ro1">
          <table:table-cell office:value-type="float" office:value="13">
            <text:p>13</text:p>
          </table:table-cell>
          <table:table-cell table:formula="of:=[.$C$1]*[.B14]/([.$A15]+[.$C$1]*[.B14])" office:value-type="float" office:value="0.000000156818227170726">
            <text:p>1,57E-07</text:p>
          </table:table-cell>
          <table:table-cell table:formula="of:=[.$C$1]*[.C14]/([.$A15]+[.$C$1]*[.C14])" office:value-type="float" office:value="0.000000178041266983496">
            <text:p>1,78E-07</text:p>
          </table:table-cell>
          <table:table-cell table:formula="of:=[.$D$1]*[.D14]/([.$A15]+[.$D$1]*[.D14])" office:value-type="float" office:value="0.0000127471773074893">
            <text:p>1,27E-05</text:p>
          </table:table-cell>
          <table:table-cell table:formula="of:=[.$E$1]*[.E14]/([.$A15]+[.$E$1]*[.E14])" office:value-type="float" office:value="0.000197403475006603">
            <text:p>1,97E-04</text:p>
          </table:table-cell>
          <table:table-cell table:formula="of:=[.$F$1]*[.F14]/([.$A15]+[.$F$1]*[.F14])" office:value-type="float" office:value="0.00132178424045147">
            <text:p>1,32E-03</text:p>
          </table:table-cell>
          <table:table-cell table:formula="of:=[.$G$1]*[.G14]/([.$A15]+[.$G$1]*[.G14])" office:value-type="float" office:value="0.00521792397844236">
            <text:p>5,22E-03</text:p>
          </table:table-cell>
          <table:table-cell table:formula="of:=[.$H$1]*[.H14]/([.$A15]+[.$H$1]*[.H14])" office:value-type="float" office:value="0.0143725125253832">
            <text:p>1,44E-02</text:p>
          </table:table-cell>
          <table:table-cell table:formula="of:=[.I$1]*[.I14]/([.$A15]+[.I$1]*[.I14])" office:value-type="float" office:value="0.0306646336408367">
            <text:p>3,07E-02</text:p>
          </table:table-cell>
          <table:table-cell table:formula="of:=[.J$1]*[.J14]/([.$A15]+[.J$1]*[.J14])" office:value-type="float" office:value="0.054392747790201">
            <text:p>5,44E-02</text:p>
          </table:table-cell>
          <table:table-cell table:formula="of:=[.K$1]*[.K14]/([.$A15]+[.K$1]*[.K14])" office:value-type="float" office:value="0.0843388626723665">
            <text:p>8,43E-02</text:p>
          </table:table-cell>
          <table:table-cell office:value-type="float" office:value="13">
            <text:p>13</text:p>
          </table:table-cell>
          <table:table-cell table:formula="of:=[.M$1]*[.M14]/([.$A15]+[.M$1]*[.M14])" office:value-type="float" office:value="0.118514741147615">
            <text:p>1,19E-01</text:p>
          </table:table-cell>
          <table:table-cell table:formula="of:=[.N$1]*[.N14]/([.$A15]+[.N$1]*[.N14])" office:value-type="float" office:value="0.154900754372524">
            <text:p>1,55E-01</text:p>
          </table:table-cell>
          <table:table-cell table:formula="of:=[.O$1]*[.O14]/([.$A15]+[.O$1]*[.O14])" office:value-type="float" office:value="0.191852120522314">
            <text:p>1,92E-01</text:p>
          </table:table-cell>
          <table:table-cell table:formula="of:=[.P$1]*[.P14]/([.$A15]+[.P$1]*[.P14])" office:value-type="float" office:value="0.228204766137709">
            <text:p>2,28E-01</text:p>
          </table:table-cell>
          <table:table-cell table:formula="of:=[.Q$1]*[.Q14]/([.$A15]+[.Q$1]*[.Q14])" office:value-type="float" office:value="0.263221675143741">
            <text:p>2,63E-01</text:p>
          </table:table-cell>
          <table:table-cell table:formula="of:=[.R$1]*[.R14]/([.$A15]+[.R$1]*[.R14])" office:value-type="float" office:value="0.296488679799877">
            <text:p>2,96E-01</text:p>
          </table:table-cell>
          <table:table-cell table:formula="of:=[.S$1]*[.S14]/([.$A15]+[.S$1]*[.S14])" office:value-type="float" office:value="0.327813853988729">
            <text:p>3,28E-01</text:p>
          </table:table-cell>
          <table:table-cell table:formula="of:=[.T$1]*[.T14]/([.$A15]+[.T$1]*[.T14])" office:value-type="float" office:value="0.357148538345232">
            <text:p>3,57E-01</text:p>
          </table:table-cell>
          <table:table-cell table:formula="of:=[.U$1]*[.U14]/([.$A15]+[.U$1]*[.U14])" office:value-type="float" office:value="0.384531254738833">
            <text:p>3,85E-01</text:p>
          </table:table-cell>
          <table:table-cell table:formula="of:=[.V$1]*[.V14]/([.$A15]+[.V$1]*[.V14])" office:value-type="float" office:value="0.410050135024734">
            <text:p>4,10E-01</text:p>
          </table:table-cell>
          <table:table-cell office:value-type="float" office:value="13">
            <text:p>13</text:p>
          </table:table-cell>
          <table:table-cell table:formula="of:=[.X$1]*[.X14]/([.$A15]+[.X$1]*[.X14])" office:value-type="float" office:value="0.433818727009925">
            <text:p>4,34E-01</text:p>
          </table:table-cell>
          <table:table-cell table:formula="of:=[.Y$1]*[.Y14]/([.$A15]+[.Y$1]*[.Y14])" office:value-type="float" office:value="0.455960908403053">
            <text:p>4,56E-01</text:p>
          </table:table-cell>
          <table:table-cell table:formula="of:=[.Z$1]*[.Z14]/([.$A15]+[.Z$1]*[.Z14])" office:value-type="float" office:value="0.476601787042165">
            <text:p>4,77E-01</text:p>
          </table:table-cell>
          <table:table-cell table:formula="of:=[.AA$1]*[.AA14]/([.$A15]+[.AA$1]*[.AA14])" office:value-type="float" office:value="0.495862444147147">
            <text:p>4,96E-01</text:p>
          </table:table-cell>
          <table:table-cell table:formula="of:=[.AB$1]*[.AB14]/([.$A15]+[.AB$1]*[.AB14])" office:value-type="float" office:value="0.513857099568248">
            <text:p>5,14E-01</text:p>
          </table:table-cell>
          <table:table-cell table:formula="of:=[.AC$1]*[.AC14]/([.$A15]+[.AC$1]*[.AC14])" office:value-type="float" office:value="0.530691776287256">
            <text:p>5,31E-01</text:p>
          </table:table-cell>
          <table:table-cell table:formula="of:=[.AD$1]*[.AD14]/([.$A15]+[.AD$1]*[.AD14])" office:value-type="float" office:value="0.54646387308492">
            <text:p>5,46E-01</text:p>
          </table:table-cell>
          <table:table-cell table:formula="of:=[.AE$1]*[.AE14]/([.$A15]+[.AE$1]*[.AE14])" office:value-type="float" office:value="0.561262270617131">
            <text:p>5,61E-01</text:p>
          </table:table-cell>
          <table:table-cell table:formula="of:=[.AF$1]*[.AF14]/([.$A15]+[.AF$1]*[.AF14])" office:value-type="float" office:value="0.575167735587944">
            <text:p>5,75E-01</text:p>
          </table:table-cell>
          <table:table-cell table:formula="of:=[.AG$1]*[.AG14]/([.$A15]+[.AG$1]*[.AG14])" office:value-type="float" office:value="0.588253476938827">
            <text:p>5,88E-01</text:p>
          </table:table-cell>
          <table:table-cell office:value-type="float" office:value="13">
            <text:p>13</text:p>
          </table:table-cell>
          <table:table-cell table:formula="of:=[.AI$1]*[.AI14]/([.$A15]+[.AI$1]*[.AI14])" office:value-type="float" office:value="0.600585764776718">
            <text:p>6,01E-01</text:p>
          </table:table-cell>
          <table:table-cell table:formula="of:=[.AJ$1]*[.AJ14]/([.$A15]+[.AJ$1]*[.AJ14])" office:value-type="float" office:value="0.612224558752288">
            <text:p>6,12E-01</text:p>
          </table:table-cell>
          <table:table-cell table:formula="of:=[.AK$1]*[.AK14]/([.$A15]+[.AK$1]*[.AK14])" office:value-type="float" office:value="0.623224115272132">
            <text:p>6,23E-01</text:p>
          </table:table-cell>
          <table:table-cell table:formula="of:=[.AL$1]*[.AL14]/([.$A15]+[.AL$1]*[.AL14])" office:value-type="float" office:value="0.633633557097422">
            <text:p>6,34E-01</text:p>
          </table:table-cell>
          <table:table-cell table:formula="of:=[.AM$1]*[.AM14]/([.$A15]+[.AM$1]*[.AM14])" office:value-type="float" office:value="0.643497397629351">
            <text:p>6,43E-01</text:p>
          </table:table-cell>
          <table:table-cell table:formula="of:=[.AN$1]*[.AN14]/([.$A15]+[.AN$1]*[.AN14])" office:value-type="float" office:value="0.652856017481146">
            <text:p>6,53E-01</text:p>
          </table:table-cell>
          <table:table-cell table:formula="of:=[.AO$1]*[.AO14]/([.$A15]+[.AO$1]*[.AO14])" office:value-type="float" office:value="0.661746094050441">
            <text:p>6,62E-01</text:p>
          </table:table-cell>
          <table:table-cell table:formula="of:=[.AP$1]*[.AP14]/([.$A15]+[.AP$1]*[.AP14])" office:value-type="float" office:value="0.670200986543385">
            <text:p>6,70E-01</text:p>
          </table:table-cell>
          <table:table-cell table:formula="of:=[.AQ$1]*[.AQ14]/([.$A15]+[.AQ$1]*[.AQ14])" office:value-type="float" office:value="0.678251079780925">
            <text:p>6,78E-01</text:p>
          </table:table-cell>
          <table:table-cell table:formula="of:=[.AR$1]*[.AR14]/([.$A15]+[.AR$1]*[.AR14])" office:value-type="float" office:value="0.685924090469662">
            <text:p>6,86E-01</text:p>
          </table:table-cell>
          <table:table-cell office:value-type="float" office:value="13">
            <text:p>13</text:p>
          </table:table-cell>
          <table:table-cell table:formula="of:=[.AT$1]*[.AT14]/([.$A15]+[.AT$1]*[.AT14])" office:value-type="float" office:value="0.693245339656124">
            <text:p>6,93E-01</text:p>
          </table:table-cell>
          <table:table-cell table:formula="of:=[.AU$1]*[.AU14]/([.$A15]+[.AU$1]*[.AU14])" office:value-type="float" office:value="0.700237994938337">
            <text:p>7,00E-01</text:p>
          </table:table-cell>
          <table:table-cell table:formula="of:=[.AV$1]*[.AV14]/([.$A15]+[.AV$1]*[.AV14])" office:value-type="float" office:value="0.706923285766844">
            <text:p>7,07E-01</text:p>
          </table:table-cell>
          <table:table-cell table:formula="of:=[.AW$1]*[.AW14]/([.$A15]+[.AW$1]*[.AW14])" office:value-type="float" office:value="0.713320694881368">
            <text:p>7,13E-01</text:p>
          </table:table-cell>
          <table:table-cell table:formula="of:=[.AX$1]*[.AX14]/([.$A15]+[.AX$1]*[.AX14])" office:value-type="float" office:value="0.719448128630997">
            <text:p>7,19E-01</text:p>
          </table:table-cell>
          <table:table-cell table:formula="of:=[.AY$1]*[.AY14]/([.$A15]+[.AY$1]*[.AY14])" office:value-type="float" office:value="0.725322068634022">
            <text:p>7,25E-01</text:p>
          </table:table-cell>
          <table:table-cell table:formula="of:=[.AZ$1]*[.AZ14]/([.$A15]+[.AZ$1]*[.AZ14])" office:value-type="float" office:value="0.730957706958692">
            <text:p>7,31E-01</text:p>
          </table:table-cell>
          <table:table-cell table:formula="of:=[.BA$1]*[.BA14]/([.$A15]+[.BA$1]*[.BA14])" office:value-type="float" office:value="0.73636906675349">
            <text:p>7,36E-01</text:p>
          </table:table-cell>
          <table:table-cell table:formula="of:=[.BB$1]*[.BB14]/([.$A15]+[.BB$1]*[.BB14])" office:value-type="float" office:value="0.741569110026891">
            <text:p>7,42E-01</text:p>
          </table:table-cell>
          <table:table-cell table:formula="of:=[.BC$1]*[.BC14]/([.$A15]+[.BC$1]*[.BC14])" office:value-type="float" office:value="0.74656983407208">
            <text:p>7,47E-01</text:p>
          </table:table-cell>
          <table:table-cell office:value-type="float" office:value="13">
            <text:p>13</text:p>
          </table:table-cell>
          <table:table-cell table:formula="of:=[.BE$1]*[.BE14]/([.$A15]+[.BE$1]*[.BE14])" office:value-type="float" office:value="0.751382357850584">
            <text:p>7,51E-01</text:p>
          </table:table-cell>
          <table:table-cell table:formula="of:=[.BF$1]*[.BF14]/([.$A15]+[.BF$1]*[.BF14])" office:value-type="float" office:value="0.756016999488561">
            <text:p>7,56E-01</text:p>
          </table:table-cell>
          <table:table-cell table:formula="of:=[.BG$1]*[.BG14]/([.$A15]+[.BG$1]*[.BG14])" office:value-type="float" office:value="0.760483345898675">
            <text:p>7,60E-01</text:p>
          </table:table-cell>
          <table:table-cell table:formula="of:=[.BH$1]*[.BH14]/([.$A15]+[.BH$1]*[.BH14])" office:value-type="float" office:value="0.764790315416947">
            <text:p>7,65E-01</text:p>
          </table:table-cell>
          <table:table-cell table:formula="of:=[.BI$1]*[.BI14]/([.$A15]+[.BI$1]*[.BI14])" office:value-type="float" office:value="0.768946214235958">
            <text:p>7,69E-01</text:p>
          </table:table-cell>
          <table:table-cell table:formula="of:=[.BJ$1]*[.BJ14]/([.$A15]+[.BJ$1]*[.BJ14])" office:value-type="float" office:value="0.772958787321248">
            <text:p>7,73E-01</text:p>
          </table:table-cell>
          <table:table-cell table:formula="of:=[.BK$1]*[.BK14]/([.$A15]+[.BK$1]*[.BK14])" office:value-type="float" office:value="0.776835264415238">
            <text:p>7,77E-01</text:p>
          </table:table-cell>
          <table:table-cell table:formula="of:=[.BL$1]*[.BL14]/([.$A15]+[.BL$1]*[.BL14])" office:value-type="float" office:value="0.780582401660884">
            <text:p>7,81E-01</text:p>
          </table:table-cell>
          <table:table-cell table:formula="of:=[.BM$1]*[.BM14]/([.$A15]+[.BM$1]*[.BM14])" office:value-type="float" office:value="0.784206519314267">
            <text:p>7,84E-01</text:p>
          </table:table-cell>
          <table:table-cell table:formula="of:=[.BN$1]*[.BN14]/([.$A15]+[.BN$1]*[.BN14])" office:value-type="float" office:value="0.787713535960254">
            <text:p>7,88E-01</text:p>
          </table:table-cell>
          <table:table-cell office:value-type="float" office:value="13">
            <text:p>13</text:p>
          </table:table-cell>
          <table:table-cell table:formula="of:=[.BP$1]*[.BP14]/([.$A15]+[.BP$1]*[.BP14])" office:value-type="float" office:value="0.791108999597203">
            <text:p>7,91E-01</text:p>
          </table:table-cell>
          <table:table-cell table:formula="of:=[.BQ$1]*[.BQ14]/([.$A15]+[.BQ$1]*[.BQ14])" office:value-type="float" office:value="0.794398115914535">
            <text:p>7,94E-01</text:p>
          </table:table-cell>
          <table:table-cell table:formula="of:=[.BR$1]*[.BR14]/([.$A15]+[.BR$1]*[.BR14])" office:value-type="float" office:value="0.797585774050059">
            <text:p>7,98E-01</text:p>
          </table:table-cell>
          <table:table-cell table:formula="of:=[.BS$1]*[.BS14]/([.$A15]+[.BS$1]*[.BS14])" office:value-type="float" office:value="0.800676570081538">
            <text:p>8,01E-01</text:p>
          </table:table-cell>
          <table:table-cell table:formula="of:=[.BT$1]*[.BT14]/([.$A15]+[.BT$1]*[.BT14])" office:value-type="float" office:value="0.803674828478581">
            <text:p>8,04E-01</text:p>
          </table:table-cell>
          <table:table-cell table:formula="of:=[.BU$1]*[.BU14]/([.$A15]+[.BU$1]*[.BU14])" office:value-type="float" office:value="0.806584621715911">
            <text:p>8,07E-01</text:p>
          </table:table-cell>
          <table:table-cell table:formula="of:=[.BV$1]*[.BV14]/([.$A15]+[.BV$1]*[.BV14])" office:value-type="float" office:value="0.809409788227127">
            <text:p>8,09E-01</text:p>
          </table:table-cell>
          <table:table-cell table:formula="of:=[.BW$1]*[.BW14]/([.$A15]+[.BW$1]*[.BW14])" office:value-type="float" office:value="0.812153948858636">
            <text:p>8,12E-01</text:p>
          </table:table-cell>
          <table:table-cell table:formula="of:=[.BX$1]*[.BX14]/([.$A15]+[.BX$1]*[.BX14])" office:value-type="float" office:value="0.814820521966409">
            <text:p>8,15E-01</text:p>
          </table:table-cell>
          <table:table-cell table:formula="of:=[.BY$1]*[.BY14]/([.$A15]+[.BY$1]*[.BY14])" office:value-type="float" office:value="0.817412737283075">
            <text:p>8,17E-01</text:p>
          </table:table-cell>
          <table:table-cell office:value-type="float" office:value="13">
            <text:p>13</text:p>
          </table:table-cell>
          <table:table-cell table:formula="of:=[.CA$1]*[.CA14]/([.$A15]+[.CA$1]*[.CA14])" office:value-type="float" office:value="0.819933648669522">
            <text:p>8,20E-01</text:p>
          </table:table-cell>
          <table:table-cell table:formula="of:=[.CB$1]*[.CB14]/([.$A15]+[.CB$1]*[.CB14])" office:value-type="float" office:value="0.822386145853393">
            <text:p>8,22E-01</text:p>
          </table:table-cell>
          <table:table-cell table:formula="of:=[.CC$1]*[.CC14]/([.$A15]+[.CC$1]*[.CC14])" office:value-type="float" office:value="0.824772965246321">
            <text:p>8,25E-01</text:p>
          </table:table-cell>
          <table:table-cell table:formula="of:=[.CD$1]*[.CD14]/([.$A15]+[.CD$1]*[.CD14])" office:value-type="float" office:value="0.827096699922502">
            <text:p>8,27E-01</text:p>
          </table:table-cell>
          <table:table-cell table:formula="of:=[.CE$1]*[.CE14]/([.$A15]+[.CE$1]*[.CE14])" office:value-type="float" office:value="0.829359808832898">
            <text:p>8,29E-01</text:p>
          </table:table-cell>
          <table:table-cell table:formula="of:=[.CF$1]*[.CF14]/([.$A15]+[.CF$1]*[.CF14])" office:value-type="float" office:value="0.831564625322018">
            <text:p>8,32E-01</text:p>
          </table:table-cell>
          <table:table-cell table:formula="of:=[.CG$1]*[.CG14]/([.$A15]+[.CG$1]*[.CG14])" office:value-type="float" office:value="0.833713365007654">
            <text:p>8,34E-01</text:p>
          </table:table-cell>
          <table:table-cell table:formula="of:=[.CH$1]*[.CH14]/([.$A15]+[.CH$1]*[.CH14])" office:value-type="float" office:value="0.835808133078117">
            <text:p>8,36E-01</text:p>
          </table:table-cell>
          <table:table-cell table:formula="of:=[.CI$1]*[.CI14]/([.$A15]+[.CI$1]*[.CI14])" office:value-type="float" office:value="0.83785093105625">
            <text:p>8,38E-01</text:p>
          </table:table-cell>
          <table:table-cell table:formula="of:=[.CJ$1]*[.CJ14]/([.$A15]+[.CJ$1]*[.CJ14])" office:value-type="float" office:value="0.839843663074882">
            <text:p>8,40E-01</text:p>
          </table:table-cell>
          <table:table-cell office:value-type="float" office:value="13">
            <text:p>13</text:p>
          </table:table-cell>
          <table:table-cell table:formula="of:=[.CL$1]*[.CL14]/([.$A15]+[.CL$1]*[.CL14])" office:value-type="float" office:value="0.841788141704176">
            <text:p>8,42E-01</text:p>
          </table:table-cell>
          <table:table-cell table:formula="of:=[.CM$1]*[.CM14]/([.$A15]+[.CM$1]*[.CM14])" office:value-type="float" office:value="0.843686093367201">
            <text:p>8,44E-01</text:p>
          </table:table-cell>
          <table:table-cell table:formula="of:=[.CN$1]*[.CN14]/([.$A15]+[.CN$1]*[.CN14])" office:value-type="float" office:value="0.845539163378187">
            <text:p>8,46E-01</text:p>
          </table:table-cell>
          <table:table-cell table:formula="of:=[.CO$1]*[.CO14]/([.$A15]+[.CO$1]*[.CO14])" office:value-type="float" office:value="0.847348920631818">
            <text:p>8,47E-01</text:p>
          </table:table-cell>
          <table:table-cell table:formula="of:=[.CP$1]*[.CP14]/([.$A15]+[.CP$1]*[.CP14])" office:value-type="float" office:value="0.849116861973068">
            <text:p>8,49E-01</text:p>
          </table:table-cell>
          <table:table-cell table:formula="of:=[.CQ$1]*[.CQ14]/([.$A15]+[.CQ$1]*[.CQ14])" office:value-type="float" office:value="0.850844416271511">
            <text:p>8,51E-01</text:p>
          </table:table-cell>
          <table:table-cell table:formula="of:=[.CR$1]*[.CR14]/([.$A15]+[.CR$1]*[.CR14])" office:value-type="float" office:value="0.852532948223407">
            <text:p>8,53E-01</text:p>
          </table:table-cell>
          <table:table-cell table:formula="of:=[.CS$1]*[.CS14]/([.$A15]+[.CS$1]*[.CS14])" office:value-type="float" office:value="0.854183761902401">
            <text:p>8,54E-01</text:p>
          </table:table-cell>
          <table:table-cell table:formula="of:=[.CT$1]*[.CT14]/([.$A15]+[.CT$1]*[.CT14])" office:value-type="float" office:value="0.85579810407792">
            <text:p>8,56E-01</text:p>
          </table:table-cell>
          <table:table-cell table:formula="of:=[.CU$1]*[.CU14]/([.$A15]+[.CU$1]*[.CU14])" office:value-type="float" office:value="0.857377167318758">
            <text:p>8,57E-01</text:p>
          </table:table-cell>
          <table:table-cell office:value-type="float" office:value="13">
            <text:p>13</text:p>
          </table:table-cell>
          <table:table-cell table:formula="of:=[.CW$1]*[.CW14]/([.$A15]+[.CW$1]*[.CW14])" office:value-type="float" office:value="0.858922092897808">
            <text:p>8,59E-01</text:p>
          </table:table-cell>
          <table:table-cell table:formula="of:=[.CX$1]*[.CX14]/([.$A15]+[.CX$1]*[.CX14])" office:value-type="float" office:value="0.860433973512607">
            <text:p>8,60E-01</text:p>
          </table:table-cell>
          <table:table-cell table:formula="of:=[.CY$1]*[.CY14]/([.$A15]+[.CY$1]*[.CY14])" office:value-type="float" office:value="0.861913855835115">
            <text:p>8,62E-01</text:p>
          </table:table-cell>
          <table:table-cell table:formula="of:=[.CZ$1]*[.CZ14]/([.$A15]+[.CZ$1]*[.CZ14])" office:value-type="float" office:value="0.863362742903066">
            <text:p>8,63E-01</text:p>
          </table:table-cell>
          <table:table-cell table:formula="of:=[.DA$1]*[.DA14]/([.$A15]+[.DA$1]*[.DA14])" office:value-type="float" office:value="0.864781596364215">
            <text:p>8,65E-01</text:p>
          </table:table-cell>
          <table:table-cell table:formula="of:=[.DB$1]*[.DB14]/([.$A15]+[.DB$1]*[.DB14])" office:value-type="float" office:value="0.86617133858389">
            <text:p>8,66E-01</text:p>
          </table:table-cell>
          <table:table-cell table:formula="of:=[.DC$1]*[.DC14]/([.$A15]+[.DC$1]*[.DC14])" office:value-type="float" office:value="0.86753285462544">
            <text:p>8,68E-01</text:p>
          </table:table-cell>
          <table:table-cell table:formula="of:=[.DD$1]*[.DD14]/([.$A15]+[.DD$1]*[.DD14])" office:value-type="float" office:value="0.8688669941124">
            <text:p>8,69E-01</text:p>
          </table:table-cell>
          <table:table-cell table:formula="of:=[.DE$1]*[.DE14]/([.$A15]+[.DE$1]*[.DE14])" office:value-type="float" office:value="0.870174572980505">
            <text:p>8,70E-01</text:p>
          </table:table-cell>
          <table:table-cell table:formula="of:=[.DF$1]*[.DF14]/([.$A15]+[.DF$1]*[.DF14])" office:value-type="float" office:value="0.87145637512707">
            <text:p>8,71E-01</text:p>
          </table:table-cell>
          <table:table-cell table:number-columns-repeated="146"/>
        </table:table-row>
        <table:table-row table:style-name="ro1">
          <table:table-cell office:value-type="float" office:value="14">
            <text:p>14</text:p>
          </table:table-cell>
          <table:table-cell table:formula="of:=[.$C$1]*[.B15]/([.$A16]+[.$C$1]*[.B15])" office:value-type="float" office:value="0.0000000224026033796556">
            <text:p>2,24E-08</text:p>
          </table:table-cell>
          <table:table-cell table:formula="of:=[.$C$1]*[.C15]/([.$A16]+[.$C$1]*[.C15])" office:value-type="float" office:value="0.0000000254344660650159">
            <text:p>2,54E-08</text:p>
          </table:table-cell>
          <table:table-cell table:formula="of:=[.$D$1]*[.D15]/([.$A16]+[.$D$1]*[.D15])" office:value-type="float" office:value="0.00000273153053318257">
            <text:p>2,73E-06</text:p>
          </table:table-cell>
          <table:table-cell table:formula="of:=[.$E$1]*[.E15]/([.$A16]+[.$E$1]*[.E15])" office:value-type="float" office:value="0.0000563978119664394">
            <text:p>5,64E-05</text:p>
          </table:table-cell>
          <table:table-cell table:formula="of:=[.$F$1]*[.F15]/([.$A16]+[.$F$1]*[.F15])" office:value-type="float" office:value="0.000471843059189952">
            <text:p>4,72E-04</text:p>
          </table:table-cell>
          <table:table-cell table:formula="of:=[.$G$1]*[.G15]/([.$A16]+[.$G$1]*[.G15])" office:value-type="float" office:value="0.00223126346370552">
            <text:p>2,23E-03</text:p>
          </table:table-cell>
          <table:table-cell table:formula="of:=[.$H$1]*[.H15]/([.$A16]+[.$H$1]*[.H15])" office:value-type="float" office:value="0.00713498245037341">
            <text:p>7,13E-03</text:p>
          </table:table-cell>
          <table:table-cell table:formula="of:=[.I$1]*[.I15]/([.$A16]+[.I$1]*[.I15])" office:value-type="float" office:value="0.0172208921666166">
            <text:p>1,72E-02</text:p>
          </table:table-cell>
          <table:table-cell table:formula="of:=[.J$1]*[.J15]/([.$A16]+[.J$1]*[.J15])" office:value-type="float" office:value="0.0337854002374879">
            <text:p>3,38E-02</text:p>
          </table:table-cell>
          <table:table-cell table:formula="of:=[.K$1]*[.K15]/([.$A16]+[.K$1]*[.K15])" office:value-type="float" office:value="0.0568191433865209">
            <text:p>5,68E-02</text:p>
          </table:table-cell>
          <table:table-cell office:value-type="float" office:value="14">
            <text:p>14</text:p>
          </table:table-cell>
          <table:table-cell table:formula="of:=[.M$1]*[.M15]/([.$A16]+[.M$1]*[.M15])" office:value-type="float" office:value="0.0851862867607973">
            <text:p>8,52E-02</text:p>
          </table:table-cell>
          <table:table-cell table:formula="of:=[.N$1]*[.N15]/([.$A16]+[.N$1]*[.N15])" office:value-type="float" office:value="0.117209876625682">
            <text:p>1,17E-01</text:p>
          </table:table-cell>
          <table:table-cell table:formula="of:=[.O$1]*[.O15]/([.$A16]+[.O$1]*[.O15])" office:value-type="float" office:value="0.151210490958996">
            <text:p>1,51E-01</text:p>
          </table:table-cell>
          <table:table-cell table:formula="of:=[.P$1]*[.P15]/([.$A16]+[.P$1]*[.P15])" office:value-type="float" office:value="0.185803517808627">
            <text:p>1,86E-01</text:p>
          </table:table-cell>
          <table:table-cell table:formula="of:=[.Q$1]*[.Q15]/([.$A16]+[.Q$1]*[.Q15])" office:value-type="float" office:value="0.219982928723652">
            <text:p>2,20E-01</text:p>
          </table:table-cell>
          <table:table-cell table:formula="of:=[.R$1]*[.R15]/([.$A16]+[.R$1]*[.R15])" office:value-type="float" office:value="0.253087106100356">
            <text:p>2,53E-01</text:p>
          </table:table-cell>
          <table:table-cell table:formula="of:=[.S$1]*[.S15]/([.$A16]+[.S$1]*[.S15])" office:value-type="float" office:value="0.284722952519472">
            <text:p>2,85E-01</text:p>
          </table:table-cell>
          <table:table-cell table:formula="of:=[.T$1]*[.T15]/([.$A16]+[.T$1]*[.T15])" office:value-type="float" office:value="0.314688745226454">
            <text:p>3,15E-01</text:p>
          </table:table-cell>
          <table:table-cell table:formula="of:=[.U$1]*[.U15]/([.$A16]+[.U$1]*[.U15])" office:value-type="float" office:value="0.342910995083876">
            <text:p>3,43E-01</text:p>
          </table:table-cell>
          <table:table-cell table:formula="of:=[.V$1]*[.V15]/([.$A16]+[.V$1]*[.V15])" office:value-type="float" office:value="0.369397851580458">
            <text:p>3,69E-01</text:p>
          </table:table-cell>
          <table:table-cell office:value-type="float" office:value="14">
            <text:p>14</text:p>
          </table:table-cell>
          <table:table-cell table:formula="of:=[.X$1]*[.X15]/([.$A16]+[.X$1]*[.X15])" office:value-type="float" office:value="0.394206710513974">
            <text:p>3,94E-01</text:p>
          </table:table-cell>
          <table:table-cell table:formula="of:=[.Y$1]*[.Y15]/([.$A16]+[.Y$1]*[.Y15])" office:value-type="float" office:value="0.417422560527047">
            <text:p>4,17E-01</text:p>
          </table:table-cell>
          <table:table-cell table:formula="of:=[.Z$1]*[.Z15]/([.$A16]+[.Z$1]*[.Z15])" office:value-type="float" office:value="0.43914393402275">
            <text:p>4,39E-01</text:p>
          </table:table-cell>
          <table:table-cell table:formula="of:=[.AA$1]*[.AA15]/([.$A16]+[.AA$1]*[.AA15])" office:value-type="float" office:value="0.459474040293969">
            <text:p>4,59E-01</text:p>
          </table:table-cell>
          <table:table-cell table:formula="of:=[.AB$1]*[.AB15]/([.$A16]+[.AB$1]*[.AB15])" office:value-type="float" office:value="0.478515344150398">
            <text:p>4,79E-01</text:p>
          </table:table-cell>
          <table:table-cell table:formula="of:=[.AC$1]*[.AC15]/([.$A16]+[.AC$1]*[.AC15])" office:value-type="float" office:value="0.496366394759713">
            <text:p>4,96E-01</text:p>
          </table:table-cell>
          <table:table-cell table:formula="of:=[.AD$1]*[.AD15]/([.$A16]+[.AD$1]*[.AD15])" office:value-type="float" office:value="0.513120101696858">
            <text:p>5,13E-01</text:p>
          </table:table-cell>
          <table:table-cell table:formula="of:=[.AE$1]*[.AE15]/([.$A16]+[.AE$1]*[.AE15])" office:value-type="float" office:value="0.528862926871746">
            <text:p>5,29E-01</text:p>
          </table:table-cell>
          <table:table-cell table:formula="of:=[.AF$1]*[.AF15]/([.$A16]+[.AF$1]*[.AF15])" office:value-type="float" office:value="0.543674644435288">
            <text:p>5,44E-01</text:p>
          </table:table-cell>
          <table:table-cell table:formula="of:=[.AG$1]*[.AG15]/([.$A16]+[.AG$1]*[.AG15])" office:value-type="float" office:value="0.557628442782694">
            <text:p>5,58E-01</text:p>
          </table:table-cell>
          <table:table-cell office:value-type="float" office:value="14">
            <text:p>14</text:p>
          </table:table-cell>
          <table:table-cell table:formula="of:=[.AI$1]*[.AI15]/([.$A16]+[.AI$1]*[.AI15])" office:value-type="float" office:value="0.570791223217246">
            <text:p>5,71E-01</text:p>
          </table:table-cell>
          <table:table-cell table:formula="of:=[.AJ$1]*[.AJ15]/([.$A16]+[.AJ$1]*[.AJ15])" office:value-type="float" office:value="0.583224002570716">
            <text:p>5,83E-01</text:p>
          </table:table-cell>
          <table:table-cell table:formula="of:=[.AK$1]*[.AK15]/([.$A16]+[.AK$1]*[.AK15])" office:value-type="float" office:value="0.59498236149955">
            <text:p>5,95E-01</text:p>
          </table:table-cell>
          <table:table-cell table:formula="of:=[.AL$1]*[.AL15]/([.$A16]+[.AL$1]*[.AL15])" office:value-type="float" office:value="0.606116902558581">
            <text:p>6,06E-01</text:p>
          </table:table-cell>
          <table:table-cell table:formula="of:=[.AM$1]*[.AM15]/([.$A16]+[.AM$1]*[.AM15])" office:value-type="float" office:value="0.616673696639079">
            <text:p>6,17E-01</text:p>
          </table:table-cell>
          <table:table-cell table:formula="of:=[.AN$1]*[.AN15]/([.$A16]+[.AN$1]*[.AN15])" office:value-type="float" office:value="0.626694705670341">
            <text:p>6,27E-01</text:p>
          </table:table-cell>
          <table:table-cell table:formula="of:=[.AO$1]*[.AO15]/([.$A16]+[.AO$1]*[.AO15])" office:value-type="float" office:value="0.636218175412393">
            <text:p>6,36E-01</text:p>
          </table:table-cell>
          <table:table-cell table:formula="of:=[.AP$1]*[.AP15]/([.$A16]+[.AP$1]*[.AP15])" office:value-type="float" office:value="0.645278995885513">
            <text:p>6,45E-01</text:p>
          </table:table-cell>
          <table:table-cell table:formula="of:=[.AQ$1]*[.AQ15]/([.$A16]+[.AQ$1]*[.AQ15])" office:value-type="float" office:value="0.653909029260655">
            <text:p>6,54E-01</text:p>
          </table:table-cell>
          <table:table-cell table:formula="of:=[.AR$1]*[.AR15]/([.$A16]+[.AR$1]*[.AR15])" office:value-type="float" office:value="0.662137406379536">
            <text:p>6,62E-01</text:p>
          </table:table-cell>
          <table:table-cell office:value-type="float" office:value="14">
            <text:p>14</text:p>
          </table:table-cell>
          <table:table-cell table:formula="of:=[.AT$1]*[.AT15]/([.$A16]+[.AT$1]*[.AT15])" office:value-type="float" office:value="0.669990793816794">
            <text:p>6,70E-01</text:p>
          </table:table-cell>
          <table:table-cell table:formula="of:=[.AU$1]*[.AU15]/([.$A16]+[.AU$1]*[.AU15])" office:value-type="float" office:value="0.677493633757497">
            <text:p>6,77E-01</text:p>
          </table:table-cell>
          <table:table-cell table:formula="of:=[.AV$1]*[.AV15]/([.$A16]+[.AV$1]*[.AV15])" office:value-type="float" office:value="0.684668359084796">
            <text:p>6,85E-01</text:p>
          </table:table-cell>
          <table:table-cell table:formula="of:=[.AW$1]*[.AW15]/([.$A16]+[.AW$1]*[.AW15])" office:value-type="float" office:value="0.691535586048226">
            <text:p>6,92E-01</text:p>
          </table:table-cell>
          <table:table-cell table:formula="of:=[.AX$1]*[.AX15]/([.$A16]+[.AX$1]*[.AX15])" office:value-type="float" office:value="0.698114286774077">
            <text:p>6,98E-01</text:p>
          </table:table-cell>
          <table:table-cell table:formula="of:=[.AY$1]*[.AY15]/([.$A16]+[.AY$1]*[.AY15])" office:value-type="float" office:value="0.704421943724567">
            <text:p>7,04E-01</text:p>
          </table:table-cell>
          <table:table-cell table:formula="of:=[.AZ$1]*[.AZ15]/([.$A16]+[.AZ$1]*[.AZ15])" office:value-type="float" office:value="0.710474688037285">
            <text:p>7,10E-01</text:p>
          </table:table-cell>
          <table:table-cell table:formula="of:=[.BA$1]*[.BA15]/([.$A16]+[.BA$1]*[.BA15])" office:value-type="float" office:value="0.716287423496141">
            <text:p>7,16E-01</text:p>
          </table:table-cell>
          <table:table-cell table:formula="of:=[.BB$1]*[.BB15]/([.$A16]+[.BB$1]*[.BB15])" office:value-type="float" office:value="0.721873937709131">
            <text:p>7,22E-01</text:p>
          </table:table-cell>
          <table:table-cell table:formula="of:=[.BC$1]*[.BC15]/([.$A16]+[.BC$1]*[.BC15])" office:value-type="float" office:value="0.727247001902123">
            <text:p>7,27E-01</text:p>
          </table:table-cell>
          <table:table-cell office:value-type="float" office:value="14">
            <text:p>14</text:p>
          </table:table-cell>
          <table:table-cell table:formula="of:=[.BE$1]*[.BE15]/([.$A16]+[.BE$1]*[.BE15])" office:value-type="float" office:value="0.732418460584226">
            <text:p>7,32E-01</text:p>
          </table:table-cell>
          <table:table-cell table:formula="of:=[.BF$1]*[.BF15]/([.$A16]+[.BF$1]*[.BF15])" office:value-type="float" office:value="0.737399312200334">
            <text:p>7,37E-01</text:p>
          </table:table-cell>
          <table:table-cell table:formula="of:=[.BG$1]*[.BG15]/([.$A16]+[.BG$1]*[.BG15])" office:value-type="float" office:value="0.742199781760182">
            <text:p>7,42E-01</text:p>
          </table:table-cell>
          <table:table-cell table:formula="of:=[.BH$1]*[.BH15]/([.$A16]+[.BH$1]*[.BH15])" office:value-type="float" office:value="0.746829386320253">
            <text:p>7,47E-01</text:p>
          </table:table-cell>
          <table:table-cell table:formula="of:=[.BI$1]*[.BI15]/([.$A16]+[.BI$1]*[.BI15])" office:value-type="float" office:value="0.751296994094226">
            <text:p>7,51E-01</text:p>
          </table:table-cell>
          <table:table-cell table:formula="of:=[.BJ$1]*[.BJ15]/([.$A16]+[.BJ$1]*[.BJ15])" office:value-type="float" office:value="0.755610877878416">
            <text:p>7,56E-01</text:p>
          </table:table-cell>
          <table:table-cell table:formula="of:=[.BK$1]*[.BK15]/([.$A16]+[.BK$1]*[.BK15])" office:value-type="float" office:value="0.759778763399692">
            <text:p>7,60E-01</text:p>
          </table:table-cell>
          <table:table-cell table:formula="of:=[.BL$1]*[.BL15]/([.$A16]+[.BL$1]*[.BL15])" office:value-type="float" office:value="0.763807873123647">
            <text:p>7,64E-01</text:p>
          </table:table-cell>
          <table:table-cell table:formula="of:=[.BM$1]*[.BM15]/([.$A16]+[.BM$1]*[.BM15])" office:value-type="float" office:value="0.767704965999347">
            <text:p>7,68E-01</text:p>
          </table:table-cell>
          <table:table-cell table:formula="of:=[.BN$1]*[.BN15]/([.$A16]+[.BN$1]*[.BN15])" office:value-type="float" office:value="0.771476373562787">
            <text:p>7,71E-01</text:p>
          </table:table-cell>
          <table:table-cell office:value-type="float" office:value="14">
            <text:p>14</text:p>
          </table:table-cell>
          <table:table-cell table:formula="of:=[.BP$1]*[.BP15]/([.$A16]+[.BP$1]*[.BP15])" office:value-type="float" office:value="0.775128032773527">
            <text:p>7,75E-01</text:p>
          </table:table-cell>
          <table:table-cell table:formula="of:=[.BQ$1]*[.BQ15]/([.$A16]+[.BQ$1]*[.BQ15])" office:value-type="float" office:value="0.778665515916905">
            <text:p>7,79E-01</text:p>
          </table:table-cell>
          <table:table-cell table:formula="of:=[.BR$1]*[.BR15]/([.$A16]+[.BR$1]*[.BR15])" office:value-type="float" office:value="0.782094057867251">
            <text:p>7,82E-01</text:p>
          </table:table-cell>
          <table:table-cell table:formula="of:=[.BS$1]*[.BS15]/([.$A16]+[.BS$1]*[.BS15])" office:value-type="float" office:value="0.785418580974887">
            <text:p>7,85E-01</text:p>
          </table:table-cell>
          <table:table-cell table:formula="of:=[.BT$1]*[.BT15]/([.$A16]+[.BT$1]*[.BT15])" office:value-type="float" office:value="0.788643717810901">
            <text:p>7,89E-01</text:p>
          </table:table-cell>
          <table:table-cell table:formula="of:=[.BU$1]*[.BU15]/([.$A16]+[.BU$1]*[.BU15])" office:value-type="float" office:value="0.791773831978342">
            <text:p>7,92E-01</text:p>
          </table:table-cell>
          <table:table-cell table:formula="of:=[.BV$1]*[.BV15]/([.$A16]+[.BV$1]*[.BV15])" office:value-type="float" office:value="0.794813037176013">
            <text:p>7,95E-01</text:p>
          </table:table-cell>
          <table:table-cell table:formula="of:=[.BW$1]*[.BW15]/([.$A16]+[.BW$1]*[.BW15])" office:value-type="float" office:value="0.797765214681253">
            <text:p>7,98E-01</text:p>
          </table:table-cell>
          <table:table-cell table:formula="of:=[.BX$1]*[.BX15]/([.$A16]+[.BX$1]*[.BX15])" office:value-type="float" office:value="0.800634029400535">
            <text:p>8,01E-01</text:p>
          </table:table-cell>
          <table:table-cell table:formula="of:=[.BY$1]*[.BY15]/([.$A16]+[.BY$1]*[.BY15])" office:value-type="float" office:value="0.803422944621192">
            <text:p>8,03E-01</text:p>
          </table:table-cell>
          <table:table-cell office:value-type="float" office:value="14">
            <text:p>14</text:p>
          </table:table-cell>
          <table:table-cell table:formula="of:=[.CA$1]*[.CA15]/([.$A16]+[.CA$1]*[.CA15])" office:value-type="float" office:value="0.80613523558379">
            <text:p>8,06E-01</text:p>
          </table:table-cell>
          <table:table-cell table:formula="of:=[.CB$1]*[.CB15]/([.$A16]+[.CB$1]*[.CB15])" office:value-type="float" office:value="0.808774001982484">
            <text:p>8,09E-01</text:p>
          </table:table-cell>
          <table:table-cell table:formula="of:=[.CC$1]*[.CC15]/([.$A16]+[.CC$1]*[.CC15])" office:value-type="float" office:value="0.811342179489767">
            <text:p>8,11E-01</text:p>
          </table:table-cell>
          <table:table-cell table:formula="of:=[.CD$1]*[.CD15]/([.$A16]+[.CD$1]*[.CD15])" office:value-type="float" office:value="0.813842550392435">
            <text:p>8,14E-01</text:p>
          </table:table-cell>
          <table:table-cell table:formula="of:=[.CE$1]*[.CE15]/([.$A16]+[.CE$1]*[.CE15])" office:value-type="float" office:value="0.816277753416922">
            <text:p>8,16E-01</text:p>
          </table:table-cell>
          <table:table-cell table:formula="of:=[.CF$1]*[.CF15]/([.$A16]+[.CF$1]*[.CF15])" office:value-type="float" office:value="0.818650292814533">
            <text:p>8,19E-01</text:p>
          </table:table-cell>
          <table:table-cell table:formula="of:=[.CG$1]*[.CG15]/([.$A16]+[.CG$1]*[.CG15])" office:value-type="float" office:value="0.820962546770235">
            <text:p>8,21E-01</text:p>
          </table:table-cell>
          <table:table-cell table:formula="of:=[.CH$1]*[.CH15]/([.$A16]+[.CH$1]*[.CH15])" office:value-type="float" office:value="0.823216775192551">
            <text:p>8,23E-01</text:p>
          </table:table-cell>
          <table:table-cell table:formula="of:=[.CI$1]*[.CI15]/([.$A16]+[.CI$1]*[.CI15])" office:value-type="float" office:value="0.825415126936646">
            <text:p>8,25E-01</text:p>
          </table:table-cell>
          <table:table-cell table:formula="of:=[.CJ$1]*[.CJ15]/([.$A16]+[.CJ$1]*[.CJ15])" office:value-type="float" office:value="0.827559646507753">
            <text:p>8,28E-01</text:p>
          </table:table-cell>
          <table:table-cell office:value-type="float" office:value="14">
            <text:p>14</text:p>
          </table:table-cell>
          <table:table-cell table:formula="of:=[.CL$1]*[.CL15]/([.$A16]+[.CL$1]*[.CL15])" office:value-type="float" office:value="0.829652280287764">
            <text:p>8,30E-01</text:p>
          </table:table-cell>
          <table:table-cell table:formula="of:=[.CM$1]*[.CM15]/([.$A16]+[.CM$1]*[.CM15])" office:value-type="float" office:value="0.831694882323727">
            <text:p>8,32E-01</text:p>
          </table:table-cell>
          <table:table-cell table:formula="of:=[.CN$1]*[.CN15]/([.$A16]+[.CN$1]*[.CN15])" office:value-type="float" office:value="0.833689219713753">
            <text:p>8,34E-01</text:p>
          </table:table-cell>
          <table:table-cell table:formula="of:=[.CO$1]*[.CO15]/([.$A16]+[.CO$1]*[.CO15])" office:value-type="float" office:value="0.835636977622113">
            <text:p>8,36E-01</text:p>
          </table:table-cell>
          <table:table-cell table:formula="of:=[.CP$1]*[.CP15]/([.$A16]+[.CP$1]*[.CP15])" office:value-type="float" office:value="0.837539763953079">
            <text:p>8,38E-01</text:p>
          </table:table-cell>
          <table:table-cell table:formula="of:=[.CQ$1]*[.CQ15]/([.$A16]+[.CQ$1]*[.CQ15])" office:value-type="float" office:value="0.839399113709963">
            <text:p>8,39E-01</text:p>
          </table:table-cell>
          <table:table-cell table:formula="of:=[.CR$1]*[.CR15]/([.$A16]+[.CR$1]*[.CR15])" office:value-type="float" office:value="0.841216493063748">
            <text:p>8,41E-01</text:p>
          </table:table-cell>
          <table:table-cell table:formula="of:=[.CS$1]*[.CS15]/([.$A16]+[.CS$1]*[.CS15])" office:value-type="float" office:value="0.842993303153475">
            <text:p>8,43E-01</text:p>
          </table:table-cell>
          <table:table-cell table:formula="of:=[.CT$1]*[.CT15]/([.$A16]+[.CT$1]*[.CT15])" office:value-type="float" office:value="0.844730883638714">
            <text:p>8,45E-01</text:p>
          </table:table-cell>
          <table:table-cell table:formula="of:=[.CU$1]*[.CU15]/([.$A16]+[.CU$1]*[.CU15])" office:value-type="float" office:value="0.846430516022675">
            <text:p>8,46E-01</text:p>
          </table:table-cell>
          <table:table-cell office:value-type="float" office:value="14">
            <text:p>14</text:p>
          </table:table-cell>
          <table:table-cell table:formula="of:=[.CW$1]*[.CW15]/([.$A16]+[.CW$1]*[.CW15])" office:value-type="float" office:value="0.848093426762966">
            <text:p>8,48E-01</text:p>
          </table:table-cell>
          <table:table-cell table:formula="of:=[.CX$1]*[.CX15]/([.$A16]+[.CX$1]*[.CX15])" office:value-type="float" office:value="0.8497207901856">
            <text:p>8,50E-01</text:p>
          </table:table-cell>
          <table:table-cell table:formula="of:=[.CY$1]*[.CY15]/([.$A16]+[.CY$1]*[.CY15])" office:value-type="float" office:value="0.85131373121653">
            <text:p>8,51E-01</text:p>
          </table:table-cell>
          <table:table-cell table:formula="of:=[.CZ$1]*[.CZ15]/([.$A16]+[.CZ$1]*[.CZ15])" office:value-type="float" office:value="0.852873327943874">
            <text:p>8,53E-01</text:p>
          </table:table-cell>
          <table:table-cell table:formula="of:=[.DA$1]*[.DA15]/([.$A16]+[.DA$1]*[.DA15])" office:value-type="float" office:value="0.854400614022873">
            <text:p>8,54E-01</text:p>
          </table:table-cell>
          <table:table-cell table:formula="of:=[.DB$1]*[.DB15]/([.$A16]+[.DB$1]*[.DB15])" office:value-type="float" office:value="0.855896580934696">
            <text:p>8,56E-01</text:p>
          </table:table-cell>
          <table:table-cell table:formula="of:=[.DC$1]*[.DC15]/([.$A16]+[.DC$1]*[.DC15])" office:value-type="float" office:value="0.857362180109307">
            <text:p>8,57E-01</text:p>
          </table:table-cell>
          <table:table-cell table:formula="of:=[.DD$1]*[.DD15]/([.$A16]+[.DD$1]*[.DD15])" office:value-type="float" office:value="0.858798324921803">
            <text:p>8,59E-01</text:p>
          </table:table-cell>
          <table:table-cell table:formula="of:=[.DE$1]*[.DE15]/([.$A16]+[.DE$1]*[.DE15])" office:value-type="float" office:value="0.860205892570909">
            <text:p>8,60E-01</text:p>
          </table:table-cell>
          <table:table-cell table:formula="of:=[.DF$1]*[.DF15]/([.$A16]+[.DF$1]*[.DF15])" office:value-type="float" office:value="0.861585725847631">
            <text:p>8,62E-01</text:p>
          </table:table-cell>
          <table:table-cell table:number-columns-repeated="146"/>
        </table:table-row>
        <table:table-row table:style-name="ro1">
          <table:table-cell office:value-type="float" office:value="15">
            <text:p>15</text:p>
          </table:table-cell>
          <table:table-cell table:formula="of:=[.$C$1]*[.B16]/([.$A17]+[.$C$1]*[.B16])" office:value-type="float" office:value="0.00000000298701377503183">
            <text:p>2,99E-09</text:p>
          </table:table-cell>
          <table:table-cell table:formula="of:=[.$C$1]*[.C16]/([.$A17]+[.$C$1]*[.C16])" office:value-type="float" office:value="0.00000000339126213050145">
            <text:p>3,39E-09</text:p>
          </table:table-cell>
          <table:table-cell table:formula="of:=[.$D$1]*[.D16]/([.$A17]+[.$D$1]*[.D16])" office:value-type="float" office:value="0.000000546305808186314">
            <text:p>5,46E-07</text:p>
          </table:table-cell>
          <table:table-cell table:formula="of:=[.$E$1]*[.E16]/([.$A17]+[.$E$1]*[.E16])" office:value-type="float" office:value="0.0000150391903437361">
            <text:p>1,50E-05</text:p>
          </table:table-cell>
          <table:table-cell table:formula="of:=[.$F$1]*[.F16]/([.$A17]+[.$F$1]*[.F16])" office:value-type="float" office:value="0.000157256286300916">
            <text:p>1,57E-04</text:p>
          </table:table-cell>
          <table:table-cell table:formula="of:=[.$G$1]*[.G16]/([.$A17]+[.$G$1]*[.G16])" office:value-type="float" office:value="0.000891709529924463">
            <text:p>8,92E-04</text:p>
          </table:table-cell>
          <table:table-cell table:formula="of:=[.$H$1]*[.H16]/([.$A17]+[.$H$1]*[.H16])" office:value-type="float" office:value="0.00331860864343998">
            <text:p>3,32E-03</text:p>
          </table:table-cell>
          <table:table-cell table:formula="of:=[.I$1]*[.I16]/([.$A17]+[.I$1]*[.I16])" office:value-type="float" office:value="0.00910088892787695">
            <text:p>9,10E-03</text:p>
          </table:table-cell>
          <table:table-cell table:formula="of:=[.J$1]*[.J16]/([.$A17]+[.J$1]*[.J16])" office:value-type="float" office:value="0.0198684813850694">
            <text:p>1,99E-02</text:p>
          </table:table-cell>
          <table:table-cell table:formula="of:=[.K$1]*[.K16]/([.$A17]+[.K$1]*[.K16])" office:value-type="float" office:value="0.0364969454723708">
            <text:p>3,65E-02</text:p>
          </table:table-cell>
          <table:table-cell office:value-type="float" office:value="15">
            <text:p>15</text:p>
          </table:table-cell>
          <table:table-cell table:formula="of:=[.M$1]*[.M16]/([.$A17]+[.M$1]*[.M16])" office:value-type="float" office:value="0.058796904326037">
            <text:p>5,88E-02</text:p>
          </table:table-cell>
          <table:table-cell table:formula="of:=[.N$1]*[.N16]/([.$A17]+[.N$1]*[.N16])" office:value-type="float" office:value="0.0857292494953005">
            <text:p>8,57E-02</text:p>
          </table:table-cell>
          <table:table-cell table:formula="of:=[.O$1]*[.O16]/([.$A17]+[.O$1]*[.O16])" office:value-type="float" office:value="0.115865078777153">
            <text:p>1,16E-01</text:p>
          </table:table-cell>
          <table:table-cell table:formula="of:=[.P$1]*[.P16]/([.$A17]+[.P$1]*[.P16])" office:value-type="float" office:value="0.147787762815822">
            <text:p>1,48E-01</text:p>
          </table:table-cell>
          <table:table-cell table:formula="of:=[.Q$1]*[.Q16]/([.$A17]+[.Q$1]*[.Q16])" office:value-type="float" office:value="0.180316399143223">
            <text:p>1,80E-01</text:p>
          </table:table-cell>
          <table:table-cell table:formula="of:=[.R$1]*[.R16]/([.$A17]+[.R$1]*[.R16])" office:value-type="float" office:value="0.21257336385014">
            <text:p>2,13E-01</text:p>
          </table:table-cell>
          <table:table-cell table:formula="of:=[.S$1]*[.S16]/([.$A17]+[.S$1]*[.S16])" office:value-type="float" office:value="0.243962671200242">
            <text:p>2,44E-01</text:p>
          </table:table-cell>
          <table:table-cell table:formula="of:=[.T$1]*[.T16]/([.$A17]+[.T$1]*[.T16])" office:value-type="float" office:value="0.274113844240031">
            <text:p>2,74E-01</text:p>
          </table:table-cell>
          <table:table-cell table:formula="of:=[.U$1]*[.U16]/([.$A17]+[.U$1]*[.U16])" office:value-type="float" office:value="0.302822001528268">
            <text:p>3,03E-01</text:p>
          </table:table-cell>
          <table:table-cell table:formula="of:=[.V$1]*[.V16]/([.$A17]+[.V$1]*[.V16])" office:value-type="float" office:value="0.329996927418533">
            <text:p>3,30E-01</text:p>
          </table:table-cell>
          <table:table-cell office:value-type="float" office:value="15">
            <text:p>15</text:p>
          </table:table-cell>
          <table:table-cell table:formula="of:=[.X$1]*[.X16]/([.$A17]+[.X$1]*[.X16])" office:value-type="float" office:value="0.355624180819467">
            <text:p>3,56E-01</text:p>
          </table:table-cell>
          <table:table-cell table:formula="of:=[.Y$1]*[.Y16]/([.$A17]+[.Y$1]*[.Y16])" office:value-type="float" office:value="0.379737162613239">
            <text:p>3,80E-01</text:p>
          </table:table-cell>
          <table:table-cell table:formula="of:=[.Z$1]*[.Z16]/([.$A17]+[.Z$1]*[.Z16])" office:value-type="float" office:value="0.402397830479263">
            <text:p>4,02E-01</text:p>
          </table:table-cell>
          <table:table-cell table:formula="of:=[.AA$1]*[.AA16]/([.$A17]+[.AA$1]*[.AA16])" office:value-type="float" office:value="0.423683761180138">
            <text:p>4,24E-01</text:p>
          </table:table-cell>
          <table:table-cell table:formula="of:=[.AB$1]*[.AB16]/([.$A17]+[.AB$1]*[.AB16])" office:value-type="float" office:value="0.443679681282003">
            <text:p>4,44E-01</text:p>
          </table:table-cell>
          <table:table-cell table:formula="of:=[.AC$1]*[.AC16]/([.$A17]+[.AC$1]*[.AC16])" office:value-type="float" office:value="0.462472061690375">
            <text:p>4,62E-01</text:p>
          </table:table-cell>
          <table:table-cell table:formula="of:=[.AD$1]*[.AD16]/([.$A17]+[.AD$1]*[.AD16])" office:value-type="float" office:value="0.480145775020365">
            <text:p>4,80E-01</text:p>
          </table:table-cell>
          <table:table-cell table:formula="of:=[.AE$1]*[.AE16]/([.$A17]+[.AE$1]*[.AE16])" office:value-type="float" office:value="0.496782122160075">
            <text:p>4,97E-01</text:p>
          </table:table-cell>
          <table:table-cell table:formula="of:=[.AF$1]*[.AF16]/([.$A17]+[.AF$1]*[.AF16])" office:value-type="float" office:value="0.512457755625002">
            <text:p>5,12E-01</text:p>
          </table:table-cell>
          <table:table-cell table:formula="of:=[.AG$1]*[.AG16]/([.$A17]+[.AG$1]*[.AG16])" office:value-type="float" office:value="0.527244181629169">
            <text:p>5,27E-01</text:p>
          </table:table-cell>
          <table:table-cell office:value-type="float" office:value="15">
            <text:p>15</text:p>
          </table:table-cell>
          <table:table-cell table:formula="of:=[.AI$1]*[.AI16]/([.$A17]+[.AI$1]*[.AI16])" office:value-type="float" office:value="0.54120762848067">
            <text:p>5,41E-01</text:p>
          </table:table-cell>
          <table:table-cell table:formula="of:=[.AJ$1]*[.AJ16]/([.$A17]+[.AJ$1]*[.AJ16])" office:value-type="float" office:value="0.55440914047827">
            <text:p>5,54E-01</text:p>
          </table:table-cell>
          <table:table-cell table:formula="of:=[.AK$1]*[.AK16]/([.$A17]+[.AK$1]*[.AK16])" office:value-type="float" office:value="0.56690480462124">
            <text:p>5,67E-01</text:p>
          </table:table-cell>
          <table:table-cell table:formula="of:=[.AL$1]*[.AL16]/([.$A17]+[.AL$1]*[.AL16])" office:value-type="float" office:value="0.578746049674098">
            <text:p>5,79E-01</text:p>
          </table:table-cell>
          <table:table-cell table:formula="of:=[.AM$1]*[.AM16]/([.$A17]+[.AM$1]*[.AM16])" office:value-type="float" office:value="0.589979978634087">
            <text:p>5,90E-01</text:p>
          </table:table-cell>
          <table:table-cell table:formula="of:=[.AN$1]*[.AN16]/([.$A17]+[.AN$1]*[.AN16])" office:value-type="float" office:value="0.600649709952955">
            <text:p>6,01E-01</text:p>
          </table:table-cell>
          <table:table-cell table:formula="of:=[.AO$1]*[.AO16]/([.$A17]+[.AO$1]*[.AO16])" office:value-type="float" office:value="0.610794712340216">
            <text:p>6,11E-01</text:p>
          </table:table-cell>
          <table:table-cell table:formula="of:=[.AP$1]*[.AP16]/([.$A17]+[.AP$1]*[.AP16])" office:value-type="float" office:value="0.620451124217626">
            <text:p>6,20E-01</text:p>
          </table:table-cell>
          <table:table-cell table:formula="of:=[.AQ$1]*[.AQ16]/([.$A17]+[.AQ$1]*[.AQ16])" office:value-type="float" office:value="0.629652052973987">
            <text:p>6,30E-01</text:p>
          </table:table-cell>
          <table:table-cell table:formula="of:=[.AR$1]*[.AR16]/([.$A17]+[.AR$1]*[.AR16])" office:value-type="float" office:value="0.63842785180311">
            <text:p>6,38E-01</text:p>
          </table:table-cell>
          <table:table-cell office:value-type="float" office:value="15">
            <text:p>15</text:p>
          </table:table-cell>
          <table:table-cell table:formula="of:=[.AT$1]*[.AT16]/([.$A17]+[.AT$1]*[.AT16])" office:value-type="float" office:value="0.646806373577242">
            <text:p>6,47E-01</text:p>
          </table:table-cell>
          <table:table-cell table:formula="of:=[.AU$1]*[.AU16]/([.$A17]+[.AU$1]*[.AU16])" office:value-type="float" office:value="0.654813202236791">
            <text:p>6,55E-01</text:p>
          </table:table-cell>
          <table:table-cell table:formula="of:=[.AV$1]*[.AV16]/([.$A17]+[.AV$1]*[.AV16])" office:value-type="float" office:value="0.662471862781816">
            <text:p>6,62E-01</text:p>
          </table:table-cell>
          <table:table-cell table:formula="of:=[.AW$1]*[.AW16]/([.$A17]+[.AW$1]*[.AW16])" office:value-type="float" office:value="0.669804011277609">
            <text:p>6,70E-01</text:p>
          </table:table-cell>
          <table:table-cell table:formula="of:=[.AX$1]*[.AX16]/([.$A17]+[.AX$1]*[.AX16])" office:value-type="float" office:value="0.676829606433508">
            <text:p>6,77E-01</text:p>
          </table:table-cell>
          <table:table-cell table:formula="of:=[.AY$1]*[.AY16]/([.$A17]+[.AY$1]*[.AY16])" office:value-type="float" office:value="0.683567064346752">
            <text:p>6,84E-01</text:p>
          </table:table-cell>
          <table:table-cell table:formula="of:=[.AZ$1]*[.AZ16]/([.$A17]+[.AZ$1]*[.AZ16])" office:value-type="float" office:value="0.690033397965337">
            <text:p>6,90E-01</text:p>
          </table:table-cell>
          <table:table-cell table:formula="of:=[.BA$1]*[.BA16]/([.$A17]+[.BA$1]*[.BA16])" office:value-type="float" office:value="0.696244342744755">
            <text:p>6,96E-01</text:p>
          </table:table-cell>
          <table:table-cell table:formula="of:=[.BB$1]*[.BB16]/([.$A17]+[.BB$1]*[.BB16])" office:value-type="float" office:value="0.702214469872173">
            <text:p>7,02E-01</text:p>
          </table:table-cell>
          <table:table-cell table:formula="of:=[.BC$1]*[.BC16]/([.$A17]+[.BC$1]*[.BC16])" office:value-type="float" office:value="0.707957288320629">
            <text:p>7,08E-01</text:p>
          </table:table-cell>
          <table:table-cell office:value-type="float" office:value="15">
            <text:p>15</text:p>
          </table:table-cell>
          <table:table-cell table:formula="of:=[.BE$1]*[.BE16]/([.$A17]+[.BE$1]*[.BE16])" office:value-type="float" office:value="0.713485336882962">
            <text:p>7,13E-01</text:p>
          </table:table-cell>
          <table:table-cell table:formula="of:=[.BF$1]*[.BF16]/([.$A17]+[.BF$1]*[.BF16])" office:value-type="float" office:value="0.718810267225397">
            <text:p>7,19E-01</text:p>
          </table:table-cell>
          <table:table-cell table:formula="of:=[.BG$1]*[.BG16]/([.$A17]+[.BG$1]*[.BG16])" office:value-type="float" office:value="0.723942918896797">
            <text:p>7,24E-01</text:p>
          </table:table-cell>
          <table:table-cell table:formula="of:=[.BH$1]*[.BH16]/([.$A17]+[.BH$1]*[.BH16])" office:value-type="float" office:value="0.728893387133099">
            <text:p>7,29E-01</text:p>
          </table:table-cell>
          <table:table-cell table:formula="of:=[.BI$1]*[.BI16]/([.$A17]+[.BI$1]*[.BI16])" office:value-type="float" office:value="0.733671084207995">
            <text:p>7,34E-01</text:p>
          </table:table-cell>
          <table:table-cell table:formula="of:=[.BJ$1]*[.BJ16]/([.$A17]+[.BJ$1]*[.BJ16])" office:value-type="float" office:value="0.738284795000594">
            <text:p>7,38E-01</text:p>
          </table:table-cell>
          <table:table-cell table:formula="of:=[.BK$1]*[.BK16]/([.$A17]+[.BK$1]*[.BK16])" office:value-type="float" office:value="0.742742727378416">
            <text:p>7,43E-01</text:p>
          </table:table-cell>
          <table:table-cell table:formula="of:=[.BL$1]*[.BL16]/([.$A17]+[.BL$1]*[.BL16])" office:value-type="float" office:value="0.747052557929058">
            <text:p>7,47E-01</text:p>
          </table:table-cell>
          <table:table-cell table:formula="of:=[.BM$1]*[.BM16]/([.$A17]+[.BM$1]*[.BM16])" office:value-type="float" office:value="0.751221473515838">
            <text:p>7,51E-01</text:p>
          </table:table-cell>
          <table:table-cell table:formula="of:=[.BN$1]*[.BN16]/([.$A17]+[.BN$1]*[.BN16])" office:value-type="float" office:value="0.75525620908095">
            <text:p>7,55E-01</text:p>
          </table:table-cell>
          <table:table-cell office:value-type="float" office:value="15">
            <text:p>15</text:p>
          </table:table-cell>
          <table:table-cell table:formula="of:=[.BP$1]*[.BP16]/([.$A17]+[.BP$1]*[.BP16])" office:value-type="float" office:value="0.759163082073589">
            <text:p>7,59E-01</text:p>
          </table:table-cell>
          <table:table-cell table:formula="of:=[.BQ$1]*[.BQ16]/([.$A17]+[.BQ$1]*[.BQ16])" office:value-type="float" office:value="0.762948023839627">
            <text:p>7,63E-01</text:p>
          </table:table-cell>
          <table:table-cell table:formula="of:=[.BR$1]*[.BR16]/([.$A17]+[.BR$1]*[.BR16])" office:value-type="float" office:value="0.766616608273067">
            <text:p>7,67E-01</text:p>
          </table:table-cell>
          <table:table-cell table:formula="of:=[.BS$1]*[.BS16]/([.$A17]+[.BS$1]*[.BS16])" office:value-type="float" office:value="0.770174077997289">
            <text:p>7,70E-01</text:p>
          </table:table-cell>
          <table:table-cell table:formula="of:=[.BT$1]*[.BT16]/([.$A17]+[.BT$1]*[.BT16])" office:value-type="float" office:value="0.773625368315507">
            <text:p>7,74E-01</text:p>
          </table:table-cell>
          <table:table-cell table:formula="of:=[.BU$1]*[.BU16]/([.$A17]+[.BU$1]*[.BU16])" office:value-type="float" office:value="0.776975129144484">
            <text:p>7,77E-01</text:p>
          </table:table-cell>
          <table:table-cell table:formula="of:=[.BV$1]*[.BV16]/([.$A17]+[.BV$1]*[.BV16])" office:value-type="float" office:value="0.780227745123062">
            <text:p>7,80E-01</text:p>
          </table:table-cell>
          <table:table-cell table:formula="of:=[.BW$1]*[.BW16]/([.$A17]+[.BW$1]*[.BW16])" office:value-type="float" office:value="0.783387354067045">
            <text:p>7,83E-01</text:p>
          </table:table-cell>
          <table:table-cell table:formula="of:=[.BX$1]*[.BX16]/([.$A17]+[.BX$1]*[.BX16])" office:value-type="float" office:value="0.786457863924277">
            <text:p>7,86E-01</text:p>
          </table:table-cell>
          <table:table-cell table:formula="of:=[.BY$1]*[.BY16]/([.$A17]+[.BY$1]*[.BY16])" office:value-type="float" office:value="0.789442968367909">
            <text:p>7,89E-01</text:p>
          </table:table-cell>
          <table:table-cell office:value-type="float" office:value="15">
            <text:p>15</text:p>
          </table:table-cell>
          <table:table-cell table:formula="of:=[.CA$1]*[.CA16]/([.$A17]+[.CA$1]*[.CA16])" office:value-type="float" office:value="0.792346161151894">
            <text:p>7,92E-01</text:p>
          </table:table-cell>
          <table:table-cell table:formula="of:=[.CB$1]*[.CB16]/([.$A17]+[.CB$1]*[.CB16])" office:value-type="float" office:value="0.795170749340192">
            <text:p>7,95E-01</text:p>
          </table:table-cell>
          <table:table-cell table:formula="of:=[.CC$1]*[.CC16]/([.$A17]+[.CC$1]*[.CC16])" office:value-type="float" office:value="0.79791986551007">
            <text:p>7,98E-01</text:p>
          </table:table-cell>
          <table:table-cell table:formula="of:=[.CD$1]*[.CD16]/([.$A17]+[.CD$1]*[.CD16])" office:value-type="float" office:value="0.800596479019973">
            <text:p>8,01E-01</text:p>
          </table:table-cell>
          <table:table-cell table:formula="of:=[.CE$1]*[.CE16]/([.$A17]+[.CE$1]*[.CE16])" office:value-type="float" office:value="0.803203406423528">
            <text:p>8,03E-01</text:p>
          </table:table-cell>
          <table:table-cell table:formula="of:=[.CF$1]*[.CF16]/([.$A17]+[.CF$1]*[.CF16])" office:value-type="float" office:value="0.805743321103399">
            <text:p>8,06E-01</text:p>
          </table:table-cell>
          <table:table-cell table:formula="of:=[.CG$1]*[.CG16]/([.$A17]+[.CG$1]*[.CG16])" office:value-type="float" office:value="0.808218762191584">
            <text:p>8,08E-01</text:p>
          </table:table-cell>
          <table:table-cell table:formula="of:=[.CH$1]*[.CH16]/([.$A17]+[.CH$1]*[.CH16])" office:value-type="float" office:value="0.810632142836434">
            <text:p>8,11E-01</text:p>
          </table:table-cell>
          <table:table-cell table:formula="of:=[.CI$1]*[.CI16]/([.$A17]+[.CI$1]*[.CI16])" office:value-type="float" office:value="0.812985757870983">
            <text:p>8,13E-01</text:p>
          </table:table-cell>
          <table:table-cell table:formula="of:=[.CJ$1]*[.CJ16]/([.$A17]+[.CJ$1]*[.CJ16])" office:value-type="float" office:value="0.815281790932108">
            <text:p>8,15E-01</text:p>
          </table:table-cell>
          <table:table-cell office:value-type="float" office:value="15">
            <text:p>15</text:p>
          </table:table-cell>
          <table:table-cell table:formula="of:=[.CL$1]*[.CL16]/([.$A17]+[.CL$1]*[.CL16])" office:value-type="float" office:value="0.817522321075442">
            <text:p>8,18E-01</text:p>
          </table:table-cell>
          <table:table-cell table:formula="of:=[.CM$1]*[.CM16]/([.$A17]+[.CM$1]*[.CM16])" office:value-type="float" office:value="0.81970932892687">
            <text:p>8,20E-01</text:p>
          </table:table-cell>
          <table:table-cell table:formula="of:=[.CN$1]*[.CN16]/([.$A17]+[.CN$1]*[.CN16])" office:value-type="float" office:value="0.821844702407759">
            <text:p>8,22E-01</text:p>
          </table:table-cell>
          <table:table-cell table:formula="of:=[.CO$1]*[.CO16]/([.$A17]+[.CO$1]*[.CO16])" office:value-type="float" office:value="0.823930242067672">
            <text:p>8,24E-01</text:p>
          </table:table-cell>
          <table:table-cell table:formula="of:=[.CP$1]*[.CP16]/([.$A17]+[.CP$1]*[.CP16])" office:value-type="float" office:value="0.825967666055434">
            <text:p>8,26E-01</text:p>
          </table:table-cell>
          <table:table-cell table:formula="of:=[.CQ$1]*[.CQ16]/([.$A17]+[.CQ$1]*[.CQ16])" office:value-type="float" office:value="0.827958614756589">
            <text:p>8,28E-01</text:p>
          </table:table-cell>
          <table:table-cell table:formula="of:=[.CR$1]*[.CR16]/([.$A17]+[.CR$1]*[.CR16])" office:value-type="float" office:value="0.829904655122934">
            <text:p>8,30E-01</text:p>
          </table:table-cell>
          <table:table-cell table:formula="of:=[.CS$1]*[.CS16]/([.$A17]+[.CS$1]*[.CS16])" office:value-type="float" office:value="0.831807284717545">
            <text:p>8,32E-01</text:p>
          </table:table-cell>
          <table:table-cell table:formula="of:=[.CT$1]*[.CT16]/([.$A17]+[.CT$1]*[.CT16])" office:value-type="float" office:value="0.833667935496737">
            <text:p>8,34E-01</text:p>
          </table:table-cell>
          <table:table-cell table:formula="of:=[.CU$1]*[.CU16]/([.$A17]+[.CU$1]*[.CU16])" office:value-type="float" office:value="0.835487977348592">
            <text:p>8,35E-01</text:p>
          </table:table-cell>
          <table:table-cell office:value-type="float" office:value="15">
            <text:p>15</text:p>
          </table:table-cell>
          <table:table-cell table:formula="of:=[.CW$1]*[.CW16]/([.$A17]+[.CW$1]*[.CW16])" office:value-type="float" office:value="0.837268721406018">
            <text:p>8,37E-01</text:p>
          </table:table-cell>
          <table:table-cell table:formula="of:=[.CX$1]*[.CX16]/([.$A17]+[.CX$1]*[.CX16])" office:value-type="float" office:value="0.839011423150848">
            <text:p>8,39E-01</text:p>
          </table:table-cell>
          <table:table-cell table:formula="of:=[.CY$1]*[.CY16]/([.$A17]+[.CY$1]*[.CY16])" office:value-type="float" office:value="0.84071728532409">
            <text:p>8,41E-01</text:p>
          </table:table-cell>
          <table:table-cell table:formula="of:=[.CZ$1]*[.CZ16]/([.$A17]+[.CZ$1]*[.CZ16])" office:value-type="float" office:value="0.842387460656254">
            <text:p>8,42E-01</text:p>
          </table:table-cell>
          <table:table-cell table:formula="of:=[.DA$1]*[.DA16]/([.$A17]+[.DA$1]*[.DA16])" office:value-type="float" office:value="0.844023054430519">
            <text:p>8,44E-01</text:p>
          </table:table-cell>
          <table:table-cell table:formula="of:=[.DB$1]*[.DB16]/([.$A17]+[.DB$1]*[.DB16])" office:value-type="float" office:value="0.845625126890508">
            <text:p>8,46E-01</text:p>
          </table:table-cell>
          <table:table-cell table:formula="of:=[.DC$1]*[.DC16]/([.$A17]+[.DC$1]*[.DC16])" office:value-type="float" office:value="0.847194695503499">
            <text:p>8,47E-01</text:p>
          </table:table-cell>
          <table:table-cell table:formula="of:=[.DD$1]*[.DD16]/([.$A17]+[.DD$1]*[.DD16])" office:value-type="float" office:value="0.848732737089054">
            <text:p>8,49E-01</text:p>
          </table:table-cell>
          <table:table-cell table:formula="of:=[.DE$1]*[.DE16]/([.$A17]+[.DE$1]*[.DE16])" office:value-type="float" office:value="0.850240189822262">
            <text:p>8,50E-01</text:p>
          </table:table-cell>
          <table:table-cell table:formula="of:=[.DF$1]*[.DF16]/([.$A17]+[.DF$1]*[.DF16])" office:value-type="float" office:value="0.851717955120104">
            <text:p>8,52E-01</text:p>
          </table:table-cell>
          <table:table-cell table:number-columns-repeated="146"/>
        </table:table-row>
        <table:table-row table:style-name="ro1">
          <table:table-cell office:value-type="float" office:value="16">
            <text:p>16</text:p>
          </table:table-cell>
          <table:table-cell table:formula="of:=[.$C$1]*[.B17]/([.$A18]+[.$C$1]*[.B17])" office:value-type="float" office:value="0.000000000373376721739569">
            <text:p>3,73E-10</text:p>
          </table:table-cell>
          <table:table-cell table:formula="of:=[.$C$1]*[.C17]/([.$A18]+[.$C$1]*[.C17])" office:value-type="float" office:value="0.000000000423907766132984">
            <text:p>4,24E-10</text:p>
          </table:table-cell>
          <table:table-cell table:formula="of:=[.$D$1]*[.D17]/([.$A18]+[.$D$1]*[.D17])" office:value-type="float" office:value="0.000000102432328542551">
            <text:p>1,02E-07</text:p>
          </table:table-cell>
          <table:table-cell table:formula="of:=[.$E$1]*[.E17]/([.$A18]+[.$E$1]*[.E17])" office:value-type="float" office:value="0.00000375978344990928">
            <text:p>3,76E-06</text:p>
          </table:table-cell>
          <table:table-cell table:formula="of:=[.$F$1]*[.F17]/([.$A18]+[.$F$1]*[.F17])" office:value-type="float" office:value="0.0000491401745936096">
            <text:p>4,91E-05</text:p>
          </table:table-cell>
          <table:table-cell table:formula="of:=[.$G$1]*[.G17]/([.$A18]+[.$G$1]*[.G17])" office:value-type="float" office:value="0.000334279293709727">
            <text:p>3,34E-04</text:p>
          </table:table-cell>
          <table:table-cell table:formula="of:=[.$H$1]*[.H17]/([.$A18]+[.$H$1]*[.H17])" office:value-type="float" office:value="0.00144978634934433">
            <text:p>1,45E-03</text:p>
          </table:table-cell>
          <table:table-cell table:formula="of:=[.I$1]*[.I17]/([.$A18]+[.I$1]*[.I17])" office:value-type="float" office:value="0.00452983171628255">
            <text:p>4,53E-03</text:p>
          </table:table-cell>
          <table:table-cell table:formula="of:=[.J$1]*[.J17]/([.$A18]+[.J$1]*[.J17])" office:value-type="float" office:value="0.0110524978336517">
            <text:p>1,11E-02</text:p>
          </table:table-cell>
          <table:table-cell table:formula="of:=[.K$1]*[.K17]/([.$A18]+[.K$1]*[.K17])" office:value-type="float" office:value="0.0223018720403637">
            <text:p>2,23E-02</text:p>
          </table:table-cell>
          <table:table-cell office:value-type="float" office:value="16">
            <text:p>16</text:p>
          </table:table-cell>
          <table:table-cell table:formula="of:=[.M$1]*[.M17]/([.$A18]+[.M$1]*[.M17])" office:value-type="float" office:value="0.0388523482352547">
            <text:p>3,89E-02</text:p>
          </table:table-cell>
          <table:table-cell table:formula="of:=[.N$1]*[.N17]/([.$A18]+[.N$1]*[.N17])" office:value-type="float" office:value="0.0604125924625645">
            <text:p>6,04E-02</text:p>
          </table:table-cell>
          <table:table-cell table:formula="of:=[.O$1]*[.O17]/([.$A18]+[.O$1]*[.O17])" office:value-type="float" office:value="0.0860404921780007">
            <text:p>8,60E-02</text:p>
          </table:table-cell>
          <table:table-cell table:formula="of:=[.P$1]*[.P17]/([.$A18]+[.P$1]*[.P17])" office:value-type="float" office:value="0.114506912138442">
            <text:p>1,15E-01</text:p>
          </table:table-cell>
          <table:table-cell table:formula="of:=[.Q$1]*[.Q17]/([.$A18]+[.Q$1]*[.Q17])" office:value-type="float" office:value="0.144602123386584">
            <text:p>1,45E-01</text:p>
          </table:table-cell>
          <table:table-cell table:formula="of:=[.R$1]*[.R17]/([.$A18]+[.R$1]*[.R17])" office:value-type="float" office:value="0.175307631016387">
            <text:p>1,75E-01</text:p>
          </table:table-cell>
          <table:table-cell table:formula="of:=[.S$1]*[.S17]/([.$A18]+[.S$1]*[.S17])" office:value-type="float" office:value="0.205851500974039">
            <text:p>2,06E-01</text:p>
          </table:table-cell>
          <table:table-cell table:formula="of:=[.T$1]*[.T17]/([.$A18]+[.T$1]*[.T17])" office:value-type="float" office:value="0.235694926960799">
            <text:p>2,36E-01</text:p>
          </table:table-cell>
          <table:table-cell table:formula="of:=[.U$1]*[.U17]/([.$A18]+[.U$1]*[.U17])" office:value-type="float" office:value="0.264490165330524">
            <text:p>2,64E-01</text:p>
          </table:table-cell>
          <table:table-cell table:formula="of:=[.V$1]*[.V17]/([.$A18]+[.V$1]*[.V17])" office:value-type="float" office:value="0.292033473199266">
            <text:p>2,92E-01</text:p>
          </table:table-cell>
          <table:table-cell office:value-type="float" office:value="16">
            <text:p>16</text:p>
          </table:table-cell>
          <table:table-cell table:formula="of:=[.X$1]*[.X17]/([.$A18]+[.X$1]*[.X17])" office:value-type="float" office:value="0.318223687301157">
            <text:p>3,18E-01</text:p>
          </table:table-cell>
          <table:table-cell table:formula="of:=[.Y$1]*[.Y17]/([.$A18]+[.Y$1]*[.Y17])" office:value-type="float" office:value="0.343029602610285">
            <text:p>3,43E-01</text:p>
          </table:table-cell>
          <table:table-cell table:formula="of:=[.Z$1]*[.Z17]/([.$A18]+[.Z$1]*[.Z17])" office:value-type="float" office:value="0.366465852073797">
            <text:p>3,66E-01</text:p>
          </table:table-cell>
          <table:table-cell table:formula="of:=[.AA$1]*[.AA17]/([.$A18]+[.AA$1]*[.AA17])" office:value-type="float" office:value="0.388575773769188">
            <text:p>3,89E-01</text:p>
          </table:table-cell>
          <table:table-cell table:formula="of:=[.AB$1]*[.AB17]/([.$A18]+[.AB$1]*[.AB17])" office:value-type="float" office:value="0.409419581215296">
            <text:p>4,09E-01</text:p>
          </table:table-cell>
          <table:table-cell table:formula="of:=[.AC$1]*[.AC17]/([.$A18]+[.AC$1]*[.AC17])" office:value-type="float" office:value="0.429066379164063">
            <text:p>4,29E-01</text:p>
          </table:table-cell>
          <table:table-cell table:formula="of:=[.AD$1]*[.AD17]/([.$A18]+[.AD$1]*[.AD17])" office:value-type="float" office:value="0.447588889813626">
            <text:p>4,48E-01</text:p>
          </table:table-cell>
          <table:table-cell table:formula="of:=[.AE$1]*[.AE17]/([.$A18]+[.AE$1]*[.AE17])" office:value-type="float" office:value="0.465060053360015">
            <text:p>4,65E-01</text:p>
          </table:table-cell>
          <table:table-cell table:formula="of:=[.AF$1]*[.AF17]/([.$A18]+[.AF$1]*[.AF17])" office:value-type="float" office:value="0.481550906596042">
            <text:p>4,82E-01</text:p>
          </table:table-cell>
          <table:table-cell table:formula="of:=[.AG$1]*[.AG17]/([.$A18]+[.AG$1]*[.AG17])" office:value-type="float" office:value="0.497129322648152">
            <text:p>4,97E-01</text:p>
          </table:table-cell>
          <table:table-cell office:value-type="float" office:value="16">
            <text:p>16</text:p>
          </table:table-cell>
          <table:table-cell table:formula="of:=[.AI$1]*[.AI17]/([.$A18]+[.AI$1]*[.AI17])" office:value-type="float" office:value="0.511859324070483">
            <text:p>5,12E-01</text:p>
          </table:table-cell>
          <table:table-cell table:formula="of:=[.AJ$1]*[.AJ17]/([.$A18]+[.AJ$1]*[.AJ17])" office:value-type="float" office:value="0.525800772389734">
            <text:p>5,26E-01</text:p>
          </table:table-cell>
          <table:table-cell table:formula="of:=[.AK$1]*[.AK17]/([.$A18]+[.AK$1]*[.AK17])" office:value-type="float" office:value="0.539009300277124">
            <text:p>5,39E-01</text:p>
          </table:table-cell>
          <table:table-cell table:formula="of:=[.AL$1]*[.AL17]/([.$A18]+[.AL$1]*[.AL17])" office:value-type="float" office:value="0.551536395946148">
            <text:p>5,52E-01</text:p>
          </table:table-cell>
          <table:table-cell table:formula="of:=[.AM$1]*[.AM17]/([.$A18]+[.AM$1]*[.AM17])" office:value-type="float" office:value="0.563429579106002">
            <text:p>5,63E-01</text:p>
          </table:table-cell>
          <table:table-cell table:formula="of:=[.AN$1]*[.AN17]/([.$A18]+[.AN$1]*[.AN17])" office:value-type="float" office:value="0.574732628084873">
            <text:p>5,75E-01</text:p>
          </table:table-cell>
          <table:table-cell table:formula="of:=[.AO$1]*[.AO17]/([.$A18]+[.AO$1]*[.AO17])" office:value-type="float" office:value="0.585485831537989">
            <text:p>5,85E-01</text:p>
          </table:table-cell>
          <table:table-cell table:formula="of:=[.AP$1]*[.AP17]/([.$A18]+[.AP$1]*[.AP17])" office:value-type="float" office:value="0.595726247518989">
            <text:p>5,96E-01</text:p>
          </table:table-cell>
          <table:table-cell table:formula="of:=[.AQ$1]*[.AQ17]/([.$A18]+[.AQ$1]*[.AQ17])" office:value-type="float" office:value="0.605487959024798">
            <text:p>6,05E-01</text:p>
          </table:table-cell>
          <table:table-cell table:formula="of:=[.AR$1]*[.AR17]/([.$A18]+[.AR$1]*[.AR17])" office:value-type="float" office:value="0.614802319385553">
            <text:p>6,15E-01</text:p>
          </table:table-cell>
          <table:table-cell office:value-type="float" office:value="16">
            <text:p>16</text:p>
          </table:table-cell>
          <table:table-cell table:formula="of:=[.AT$1]*[.AT17]/([.$A18]+[.AT$1]*[.AT17])" office:value-type="float" office:value="0.623698183719587">
            <text:p>6,24E-01</text:p>
          </table:table-cell>
          <table:table-cell table:formula="of:=[.AU$1]*[.AU17]/([.$A18]+[.AU$1]*[.AU17])" office:value-type="float" office:value="0.632202124558522">
            <text:p>6,32E-01</text:p>
          </table:table-cell>
          <table:table-cell table:formula="of:=[.AV$1]*[.AV17]/([.$A18]+[.AV$1]*[.AV17])" office:value-type="float" office:value="0.640338630976617">
            <text:p>6,40E-01</text:p>
          </table:table-cell>
          <table:table-cell table:formula="of:=[.AW$1]*[.AW17]/([.$A18]+[.AW$1]*[.AW17])" office:value-type="float" office:value="0.648130291342029">
            <text:p>6,48E-01</text:p>
          </table:table-cell>
          <table:table-cell table:formula="of:=[.AX$1]*[.AX17]/([.$A18]+[.AX$1]*[.AX17])" office:value-type="float" office:value="0.655597960289823">
            <text:p>6,56E-01</text:p>
          </table:table-cell>
          <table:table-cell table:formula="of:=[.AY$1]*[.AY17]/([.$A18]+[.AY$1]*[.AY17])" office:value-type="float" office:value="0.66276091079623">
            <text:p>6,63E-01</text:p>
          </table:table-cell>
          <table:table-cell table:formula="of:=[.AZ$1]*[.AZ17]/([.$A18]+[.AZ$1]*[.AZ17])" office:value-type="float" office:value="0.669636972378452">
            <text:p>6,70E-01</text:p>
          </table:table-cell>
          <table:table-cell table:formula="of:=[.BA$1]*[.BA17]/([.$A18]+[.BA$1]*[.BA17])" office:value-type="float" office:value="0.676242656500595">
            <text:p>6,76E-01</text:p>
          </table:table-cell>
          <table:table-cell table:formula="of:=[.BB$1]*[.BB17]/([.$A18]+[.BB$1]*[.BB17])" office:value-type="float" office:value="0.682593270265822">
            <text:p>6,83E-01</text:p>
          </table:table-cell>
          <table:table-cell table:formula="of:=[.BC$1]*[.BC17]/([.$A18]+[.BC$1]*[.BC17])" office:value-type="float" office:value="0.688703019438888">
            <text:p>6,89E-01</text:p>
          </table:table-cell>
          <table:table-cell office:value-type="float" office:value="16">
            <text:p>16</text:p>
          </table:table-cell>
          <table:table-cell table:formula="of:=[.BE$1]*[.BE17]/([.$A18]+[.BE$1]*[.BE17])" office:value-type="float" office:value="0.69458510178657">
            <text:p>6,95E-01</text:p>
          </table:table-cell>
          <table:table-cell table:formula="of:=[.BF$1]*[.BF17]/([.$A18]+[.BF$1]*[.BF17])" office:value-type="float" office:value="0.700251791655783">
            <text:p>7,00E-01</text:p>
          </table:table-cell>
          <table:table-cell table:formula="of:=[.BG$1]*[.BG17]/([.$A18]+[.BG$1]*[.BG17])" office:value-type="float" office:value="0.705714516636826">
            <text:p>7,06E-01</text:p>
          </table:table-cell>
          <table:table-cell table:formula="of:=[.BH$1]*[.BH17]/([.$A18]+[.BH$1]*[.BH17])" office:value-type="float" office:value="0.710983927086404">
            <text:p>7,11E-01</text:p>
          </table:table-cell>
          <table:table-cell table:formula="of:=[.BI$1]*[.BI17]/([.$A18]+[.BI$1]*[.BI17])" office:value-type="float" office:value="0.71606995921442">
            <text:p>7,16E-01</text:p>
          </table:table-cell>
          <table:table-cell table:formula="of:=[.BJ$1]*[.BJ17]/([.$A18]+[.BJ$1]*[.BJ17])" office:value-type="float" office:value="0.720981892371601">
            <text:p>7,21E-01</text:p>
          </table:table-cell>
          <table:table-cell table:formula="of:=[.BK$1]*[.BK17]/([.$A18]+[.BK$1]*[.BK17])" office:value-type="float" office:value="0.725728401112638">
            <text:p>7,26E-01</text:p>
          </table:table-cell>
          <table:table-cell table:formula="of:=[.BL$1]*[.BL17]/([.$A18]+[.BL$1]*[.BL17])" office:value-type="float" office:value="0.730317602552037">
            <text:p>7,30E-01</text:p>
          </table:table-cell>
          <table:table-cell table:formula="of:=[.BM$1]*[.BM17]/([.$A18]+[.BM$1]*[.BM17])" office:value-type="float" office:value="0.734757099477459">
            <text:p>7,35E-01</text:p>
          </table:table-cell>
          <table:table-cell table:formula="of:=[.BN$1]*[.BN17]/([.$A18]+[.BN$1]*[.BN17])" office:value-type="float" office:value="0.739054019637657">
            <text:p>7,39E-01</text:p>
          </table:table-cell>
          <table:table-cell office:value-type="float" office:value="16">
            <text:p>16</text:p>
          </table:table-cell>
          <table:table-cell table:formula="of:=[.BP$1]*[.BP17]/([.$A18]+[.BP$1]*[.BP17])" office:value-type="float" office:value="0.743215051579209">
            <text:p>7,43E-01</text:p>
          </table:table-cell>
          <table:table-cell table:formula="of:=[.BQ$1]*[.BQ17]/([.$A18]+[.BQ$1]*[.BQ17])" office:value-type="float" office:value="0.747246477367503">
            <text:p>7,47E-01</text:p>
          </table:table-cell>
          <table:table-cell table:formula="of:=[.BR$1]*[.BR17]/([.$A18]+[.BR$1]*[.BR17])" office:value-type="float" office:value="0.751154202492764">
            <text:p>7,51E-01</text:p>
          </table:table-cell>
          <table:table-cell table:formula="of:=[.BS$1]*[.BS17]/([.$A18]+[.BS$1]*[.BS17])" office:value-type="float" office:value="0.754943783230822">
            <text:p>7,55E-01</text:p>
          </table:table-cell>
          <table:table-cell table:formula="of:=[.BT$1]*[.BT17]/([.$A18]+[.BT$1]*[.BT17])" office:value-type="float" office:value="0.758620451700485">
            <text:p>7,59E-01</text:p>
          </table:table-cell>
          <table:table-cell table:formula="of:=[.BU$1]*[.BU17]/([.$A18]+[.BU$1]*[.BU17])" office:value-type="float" office:value="0.762189138834585">
            <text:p>7,62E-01</text:p>
          </table:table-cell>
          <table:table-cell table:formula="of:=[.BV$1]*[.BV17]/([.$A18]+[.BV$1]*[.BV17])" office:value-type="float" office:value="0.765654495459517">
            <text:p>7,66E-01</text:p>
          </table:table-cell>
          <table:table-cell table:formula="of:=[.BW$1]*[.BW17]/([.$A18]+[.BW$1]*[.BW17])" office:value-type="float" office:value="0.769020911658345">
            <text:p>7,69E-01</text:p>
          </table:table-cell>
          <table:table-cell table:formula="of:=[.BX$1]*[.BX17]/([.$A18]+[.BX$1]*[.BX17])" office:value-type="float" office:value="0.772292534574789">
            <text:p>7,72E-01</text:p>
          </table:table-cell>
          <table:table-cell table:formula="of:=[.BY$1]*[.BY17]/([.$A18]+[.BY$1]*[.BY17])" office:value-type="float" office:value="0.775473284799676">
            <text:p>7,75E-01</text:p>
          </table:table-cell>
          <table:table-cell office:value-type="float" office:value="16">
            <text:p>16</text:p>
          </table:table-cell>
          <table:table-cell table:formula="of:=[.CA$1]*[.CA17]/([.$A18]+[.CA$1]*[.CA17])" office:value-type="float" office:value="0.778566871467295">
            <text:p>7,79E-01</text:p>
          </table:table-cell>
          <table:table-cell table:formula="of:=[.CB$1]*[.CB17]/([.$A18]+[.CB$1]*[.CB17])" office:value-type="float" office:value="0.781576806176521">
            <text:p>7,82E-01</text:p>
          </table:table-cell>
          <table:table-cell table:formula="of:=[.CC$1]*[.CC17]/([.$A18]+[.CC$1]*[.CC17])" office:value-type="float" office:value="0.784506415840267">
            <text:p>7,85E-01</text:p>
          </table:table-cell>
          <table:table-cell table:formula="of:=[.CD$1]*[.CD17]/([.$A18]+[.CD$1]*[.CD17])" office:value-type="float" office:value="0.787358854556795">
            <text:p>7,87E-01</text:p>
          </table:table-cell>
          <table:table-cell table:formula="of:=[.CE$1]*[.CE17]/([.$A18]+[.CE$1]*[.CE17])" office:value-type="float" office:value="0.790137114587359">
            <text:p>7,90E-01</text:p>
          </table:table-cell>
          <table:table-cell table:formula="of:=[.CF$1]*[.CF17]/([.$A18]+[.CF$1]*[.CF17])" office:value-type="float" office:value="0.792844036516595">
            <text:p>7,93E-01</text:p>
          </table:table-cell>
          <table:table-cell table:formula="of:=[.CG$1]*[.CG17]/([.$A18]+[.CG$1]*[.CG17])" office:value-type="float" office:value="0.795482318664805">
            <text:p>7,95E-01</text:p>
          </table:table-cell>
          <table:table-cell table:formula="of:=[.CH$1]*[.CH17]/([.$A18]+[.CH$1]*[.CH17])" office:value-type="float" office:value="0.798054525814837">
            <text:p>7,98E-01</text:p>
          </table:table-cell>
          <table:table-cell table:formula="of:=[.CI$1]*[.CI17]/([.$A18]+[.CI$1]*[.CI17])" office:value-type="float" office:value="0.800563097310359">
            <text:p>8,01E-01</text:p>
          </table:table-cell>
          <table:table-cell table:formula="of:=[.CJ$1]*[.CJ17]/([.$A18]+[.CJ$1]*[.CJ17])" office:value-type="float" office:value="0.803010354577142">
            <text:p>8,03E-01</text:p>
          </table:table-cell>
          <table:table-cell office:value-type="float" office:value="16">
            <text:p>16</text:p>
          </table:table-cell>
          <table:table-cell table:formula="of:=[.CL$1]*[.CL17]/([.$A18]+[.CL$1]*[.CL17])" office:value-type="float" office:value="0.805398508114223">
            <text:p>8,05E-01</text:p>
          </table:table-cell>
          <table:table-cell table:formula="of:=[.CM$1]*[.CM17]/([.$A18]+[.CM$1]*[.CM17])" office:value-type="float" office:value="0.807729663997579">
            <text:p>8,08E-01</text:p>
          </table:table-cell>
          <table:table-cell table:formula="of:=[.CN$1]*[.CN17]/([.$A18]+[.CN$1]*[.CN17])" office:value-type="float" office:value="0.810005829935133">
            <text:p>8,10E-01</text:p>
          </table:table-cell>
          <table:table-cell table:formula="of:=[.CO$1]*[.CO17]/([.$A18]+[.CO$1]*[.CO17])" office:value-type="float" office:value="0.812228920908431">
            <text:p>8,12E-01</text:p>
          </table:table-cell>
          <table:table-cell table:formula="of:=[.CP$1]*[.CP17]/([.$A18]+[.CP$1]*[.CP17])" office:value-type="float" office:value="0.814400764433262">
            <text:p>8,14E-01</text:p>
          </table:table-cell>
          <table:table-cell table:formula="of:=[.CQ$1]*[.CQ17]/([.$A18]+[.CQ$1]*[.CQ17])" office:value-type="float" office:value="0.816523105468639">
            <text:p>8,17E-01</text:p>
          </table:table-cell>
          <table:table-cell table:formula="of:=[.CR$1]*[.CR17]/([.$A18]+[.CR$1]*[.CR17])" office:value-type="float" office:value="0.818597611001047">
            <text:p>8,19E-01</text:p>
          </table:table-cell>
          <table:table-cell table:formula="of:=[.CS$1]*[.CS17]/([.$A18]+[.CS$1]*[.CS17])" office:value-type="float" office:value="0.82062587432853">
            <text:p>8,21E-01</text:p>
          </table:table-cell>
          <table:table-cell table:formula="of:=[.CT$1]*[.CT17]/([.$A18]+[.CT$1]*[.CT17])" office:value-type="float" office:value="0.822609419067148">
            <text:p>8,23E-01</text:p>
          </table:table-cell>
          <table:table-cell table:formula="of:=[.CU$1]*[.CU17]/([.$A18]+[.CU$1]*[.CU17])" office:value-type="float" office:value="0.824549702900394">
            <text:p>8,25E-01</text:p>
          </table:table-cell>
          <table:table-cell office:value-type="float" office:value="16">
            <text:p>16</text:p>
          </table:table-cell>
          <table:table-cell table:formula="of:=[.CW$1]*[.CW17]/([.$A18]+[.CW$1]*[.CW17])" office:value-type="float" office:value="0.826448121090493">
            <text:p>8,26E-01</text:p>
          </table:table-cell>
          <table:table-cell table:formula="of:=[.CX$1]*[.CX17]/([.$A18]+[.CX$1]*[.CX17])" office:value-type="float" office:value="0.8283060097689">
            <text:p>8,28E-01</text:p>
          </table:table-cell>
          <table:table-cell table:formula="of:=[.CY$1]*[.CY17]/([.$A18]+[.CY$1]*[.CY17])" office:value-type="float" office:value="0.830124649021938">
            <text:p>8,30E-01</text:p>
          </table:table-cell>
          <table:table-cell table:formula="of:=[.CZ$1]*[.CZ17]/([.$A18]+[.CZ$1]*[.CZ17])" office:value-type="float" office:value="0.831905265786217">
            <text:p>8,32E-01</text:p>
          </table:table-cell>
          <table:table-cell table:formula="of:=[.DA$1]*[.DA17]/([.$A18]+[.DA$1]*[.DA17])" office:value-type="float" office:value="0.833649036567261">
            <text:p>8,34E-01</text:p>
          </table:table-cell>
          <table:table-cell table:formula="of:=[.DB$1]*[.DB17]/([.$A18]+[.DB$1]*[.DB17])" office:value-type="float" office:value="0.835357089993782">
            <text:p>8,35E-01</text:p>
          </table:table-cell>
          <table:table-cell table:formula="of:=[.DC$1]*[.DC17]/([.$A18]+[.DC$1]*[.DC17])" office:value-type="float" office:value="0.837030509218972">
            <text:p>8,37E-01</text:p>
          </table:table-cell>
          <table:table-cell table:formula="of:=[.DD$1]*[.DD17]/([.$A18]+[.DD$1]*[.DD17])" office:value-type="float" office:value="0.838670334179364">
            <text:p>8,39E-01</text:p>
          </table:table-cell>
          <table:table-cell table:formula="of:=[.DE$1]*[.DE17]/([.$A18]+[.DE$1]*[.DE17])" office:value-type="float" office:value="0.840277563720964">
            <text:p>8,40E-01</text:p>
          </table:table-cell>
          <table:table-cell table:formula="of:=[.DF$1]*[.DF17]/([.$A18]+[.DF$1]*[.DF17])" office:value-type="float" office:value="0.841853157601611">
            <text:p>8,42E-01</text:p>
          </table:table-cell>
          <table:table-cell table:number-columns-repeated="146"/>
        </table:table-row>
        <table:table-row table:style-name="ro1">
          <table:table-cell office:value-type="float" office:value="17">
            <text:p>17</text:p>
          </table:table-cell>
          <table:table-cell table:formula="of:=[.$C$1]*[.B18]/([.$A19]+[.$C$1]*[.B18])" office:value-type="float" office:value="0.0000000000439266731439021">
            <text:p>4,39E-11</text:p>
          </table:table-cell>
          <table:table-cell table:formula="of:=[.$C$1]*[.C18]/([.$A19]+[.$C$1]*[.C18])" office:value-type="float" office:value="0.000000000049871501895511">
            <text:p>4,99E-11</text:p>
          </table:table-cell>
          <table:table-cell table:formula="of:=[.$D$1]*[.D18]/([.$A19]+[.$D$1]*[.D18])" office:value-type="float" office:value="0.0000000180762929454625">
            <text:p>1,81E-08</text:p>
          </table:table-cell>
          <table:table-cell table:formula="of:=[.$E$1]*[.E18]/([.$A19]+[.$E$1]*[.E18])" office:value-type="float" office:value="0.000000884654146776767">
            <text:p>8,85E-07</text:p>
          </table:table-cell>
          <table:table-cell table:formula="of:=[.$F$1]*[.F18]/([.$A19]+[.$F$1]*[.F18])" office:value-type="float" office:value="0.0000144527836415583">
            <text:p>1,45E-05</text:p>
          </table:table-cell>
          <table:table-cell table:formula="of:=[.$G$1]*[.G18]/([.$A19]+[.$G$1]*[.G18])" office:value-type="float" office:value="0.000117967009334529">
            <text:p>1,18E-04</text:p>
          </table:table-cell>
          <table:table-cell table:formula="of:=[.$H$1]*[.H18]/([.$A19]+[.$H$1]*[.H18])" office:value-type="float" office:value="0.000596614688152671">
            <text:p>5,97E-04</text:p>
          </table:table-cell>
          <table:table-cell table:formula="of:=[.I$1]*[.I18]/([.$A19]+[.I$1]*[.I18])" office:value-type="float" office:value="0.00212715109636748">
            <text:p>2,13E-03</text:p>
          </table:table-cell>
          <table:table-cell table:formula="of:=[.J$1]*[.J18]/([.$A19]+[.J$1]*[.J18])" office:value-type="float" office:value="0.00581728358089907">
            <text:p>5,82E-03</text:p>
          </table:table-cell>
          <table:table-cell table:formula="of:=[.K$1]*[.K18]/([.$A19]+[.K$1]*[.K18])" office:value-type="float" office:value="0.0129488752247266">
            <text:p>1,29E-02</text:p>
          </table:table-cell>
          <table:table-cell office:value-type="float" office:value="17">
            <text:p>17</text:p>
          </table:table-cell>
          <table:table-cell table:formula="of:=[.M$1]*[.M18]/([.$A19]+[.M$1]*[.M18])" office:value-type="float" office:value="0.0245232463419817">
            <text:p>2,45E-02</text:p>
          </table:table-cell>
          <table:table-cell table:formula="of:=[.N$1]*[.N18]/([.$A19]+[.N$1]*[.N18])" office:value-type="float" office:value="0.0409000343679451">
            <text:p>4,09E-02</text:p>
          </table:table-cell>
          <table:table-cell table:formula="of:=[.O$1]*[.O18]/([.$A19]+[.O$1]*[.O18])" office:value-type="float" office:value="0.0617338504094953">
            <text:p>6,17E-02</text:p>
          </table:table-cell>
          <table:table-cell table:formula="of:=[.P$1]*[.P18]/([.$A19]+[.P$1]*[.P18])" office:value-type="float" office:value="0.0861736510734451">
            <text:p>8,62E-02</text:p>
          </table:table-cell>
          <table:table-cell table:formula="of:=[.Q$1]*[.Q18]/([.$A19]+[.Q$1]*[.Q18])" office:value-type="float" office:value="0.113152915999166">
            <text:p>1,13E-01</text:p>
          </table:table-cell>
          <table:table-cell table:formula="of:=[.R$1]*[.R18]/([.$A19]+[.R$1]*[.R18])" office:value-type="float" office:value="0.141627524846037">
            <text:p>1,42E-01</text:p>
          </table:table-cell>
          <table:table-cell table:formula="of:=[.S$1]*[.S18]/([.$A19]+[.S$1]*[.S18])" office:value-type="float" office:value="0.170710490311419">
            <text:p>1,71E-01</text:p>
          </table:table-cell>
          <table:table-cell table:formula="of:=[.T$1]*[.T18]/([.$A19]+[.T$1]*[.T18])" office:value-type="float" office:value="0.199717874576244">
            <text:p>2,00E-01</text:p>
          </table:table-cell>
          <table:table-cell table:formula="of:=[.U$1]*[.U18]/([.$A19]+[.U$1]*[.U18])" office:value-type="float" office:value="0.228160803392234">
            <text:p>2,28E-01</text:p>
          </table:table-cell>
          <table:table-cell table:formula="of:=[.V$1]*[.V18]/([.$A19]+[.V$1]*[.V18])" office:value-type="float" office:value="0.255713584630029">
            <text:p>2,56E-01</text:p>
          </table:table-cell>
          <table:table-cell office:value-type="float" office:value="17">
            <text:p>17</text:p>
          </table:table-cell>
          <table:table-cell table:formula="of:=[.X$1]*[.X18]/([.$A19]+[.X$1]*[.X18])" office:value-type="float" office:value="0.282176363234746">
            <text:p>2,82E-01</text:p>
          </table:table-cell>
          <table:table-cell table:formula="of:=[.Y$1]*[.Y18]/([.$A19]+[.Y$1]*[.Y18])" office:value-type="float" office:value="0.307441173066046">
            <text:p>3,07E-01</text:p>
          </table:table-cell>
          <table:table-cell table:formula="of:=[.Z$1]*[.Z18]/([.$A19]+[.Z$1]*[.Z18])" office:value-type="float" office:value="0.331464438177326">
            <text:p>3,31E-01</text:p>
          </table:table-cell>
          <table:table-cell table:formula="of:=[.AA$1]*[.AA18]/([.$A19]+[.AA$1]*[.AA18])" office:value-type="float" office:value="0.354246100477376">
            <text:p>3,54E-01</text:p>
          </table:table-cell>
          <table:table-cell table:formula="of:=[.AB$1]*[.AB18]/([.$A19]+[.AB$1]*[.AB18])" office:value-type="float" office:value="0.375814413725307">
            <text:p>3,76E-01</text:p>
          </table:table-cell>
          <table:table-cell table:formula="of:=[.AC$1]*[.AC18]/([.$A19]+[.AC$1]*[.AC18])" office:value-type="float" office:value="0.396215175358041">
            <text:p>3,96E-01</text:p>
          </table:table-cell>
          <table:table-cell table:formula="of:=[.AD$1]*[.AD18]/([.$A19]+[.AD$1]*[.AD18])" office:value-type="float" office:value="0.415504265601519">
            <text:p>4,16E-01</text:p>
          </table:table-cell>
          <table:table-cell table:formula="of:=[.AE$1]*[.AE18]/([.$A19]+[.AE$1]*[.AE18])" office:value-type="float" office:value="0.433742576898899">
            <text:p>4,34E-01</text:p>
          </table:table-cell>
          <table:table-cell table:formula="of:=[.AF$1]*[.AF18]/([.$A19]+[.AF$1]*[.AF18])" office:value-type="float" office:value="0.450992636322978">
            <text:p>4,51E-01</text:p>
          </table:table-cell>
          <table:table-cell table:formula="of:=[.AG$1]*[.AG18]/([.$A19]+[.AG$1]*[.AG18])" office:value-type="float" office:value="0.467316409952202">
            <text:p>4,67E-01</text:p>
          </table:table-cell>
          <table:table-cell office:value-type="float" office:value="17">
            <text:p>17</text:p>
          </table:table-cell>
          <table:table-cell table:formula="of:=[.AI$1]*[.AI18]/([.$A19]+[.AI$1]*[.AI18])" office:value-type="float" office:value="0.482773923125055">
            <text:p>4,83E-01</text:p>
          </table:table-cell>
          <table:table-cell table:formula="of:=[.AJ$1]*[.AJ18]/([.$A19]+[.AJ$1]*[.AJ18])" office:value-type="float" office:value="0.497422438092568">
            <text:p>4,97E-01</text:p>
          </table:table-cell>
          <table:table-cell table:formula="of:=[.AK$1]*[.AK18]/([.$A19]+[.AK$1]*[.AK18])" office:value-type="float" office:value="0.51131600832455">
            <text:p>5,11E-01</text:p>
          </table:table-cell>
          <table:table-cell table:formula="of:=[.AL$1]*[.AL18]/([.$A19]+[.AL$1]*[.AL18])" office:value-type="float" office:value="0.524505283956328">
            <text:p>5,25E-01</text:p>
          </table:table-cell>
          <table:table-cell table:formula="of:=[.AM$1]*[.AM18]/([.$A19]+[.AM$1]*[.AM18])" office:value-type="float" office:value="0.53703748170182">
            <text:p>5,37E-01</text:p>
          </table:table-cell>
          <table:table-cell table:formula="of:=[.AN$1]*[.AN18]/([.$A19]+[.AN$1]*[.AN18])" office:value-type="float" office:value="0.548956459694791">
            <text:p>5,49E-01</text:p>
          </table:table-cell>
          <table:table-cell table:formula="of:=[.AO$1]*[.AO18]/([.$A19]+[.AO$1]*[.AO18])" office:value-type="float" office:value="0.56030285660134">
            <text:p>5,60E-01</text:p>
          </table:table-cell>
          <table:table-cell table:formula="of:=[.AP$1]*[.AP18]/([.$A19]+[.AP$1]*[.AP18])" office:value-type="float" office:value="0.571114267446843">
            <text:p>5,71E-01</text:p>
          </table:table-cell>
          <table:table-cell table:formula="of:=[.AQ$1]*[.AQ18]/([.$A19]+[.AQ$1]*[.AQ18])" office:value-type="float" office:value="0.581425437669032">
            <text:p>5,81E-01</text:p>
          </table:table-cell>
          <table:table-cell table:formula="of:=[.AR$1]*[.AR18]/([.$A19]+[.AR$1]*[.AR18])" office:value-type="float" office:value="0.591268463171785">
            <text:p>5,91E-01</text:p>
          </table:table-cell>
          <table:table-cell office:value-type="float" office:value="17">
            <text:p>17</text:p>
          </table:table-cell>
          <table:table-cell table:formula="of:=[.AT$1]*[.AT18]/([.$A19]+[.AT$1]*[.AT18])" office:value-type="float" office:value="0.600672988466916">
            <text:p>6,01E-01</text:p>
          </table:table-cell>
          <table:table-cell table:formula="of:=[.AU$1]*[.AU18]/([.$A19]+[.AU$1]*[.AU18])" office:value-type="float" office:value="0.609666397949054">
            <text:p>6,10E-01</text:p>
          </table:table-cell>
          <table:table-cell table:formula="of:=[.AV$1]*[.AV18]/([.$A19]+[.AV$1]*[.AV18])" office:value-type="float" office:value="0.618273997365456">
            <text:p>6,18E-01</text:p>
          </table:table-cell>
          <table:table-cell table:formula="of:=[.AW$1]*[.AW18]/([.$A19]+[.AW$1]*[.AW18])" office:value-type="float" office:value="0.626519183906158">
            <text:p>6,27E-01</text:p>
          </table:table-cell>
          <table:table-cell table:formula="of:=[.AX$1]*[.AX18]/([.$A19]+[.AX$1]*[.AX18])" office:value-type="float" office:value="0.634423604250456">
            <text:p>6,34E-01</text:p>
          </table:table-cell>
          <table:table-cell table:formula="of:=[.AY$1]*[.AY18]/([.$A19]+[.AY$1]*[.AY18])" office:value-type="float" office:value="0.642007300502842">
            <text:p>6,42E-01</text:p>
          </table:table-cell>
          <table:table-cell table:formula="of:=[.AZ$1]*[.AZ18]/([.$A19]+[.AZ$1]*[.AZ18])" office:value-type="float" office:value="0.649288844332346">
            <text:p>6,49E-01</text:p>
          </table:table-cell>
          <table:table-cell table:formula="of:=[.BA$1]*[.BA18]/([.$A19]+[.BA$1]*[.BA18])" office:value-type="float" office:value="0.656285459861686">
            <text:p>6,56E-01</text:p>
          </table:table-cell>
          <table:table-cell table:formula="of:=[.BB$1]*[.BB18]/([.$A19]+[.BB$1]*[.BB18])" office:value-type="float" office:value="0.663013135983841">
            <text:p>6,63E-01</text:p>
          </table:table-cell>
          <table:table-cell table:formula="of:=[.BC$1]*[.BC18]/([.$A19]+[.BC$1]*[.BC18])" office:value-type="float" office:value="0.669486728846723">
            <text:p>6,69E-01</text:p>
          </table:table-cell>
          <table:table-cell office:value-type="float" office:value="17">
            <text:p>17</text:p>
          </table:table-cell>
          <table:table-cell table:formula="of:=[.BE$1]*[.BE18]/([.$A19]+[.BE$1]*[.BE18])" office:value-type="float" office:value="0.675720055264452">
            <text:p>6,76E-01</text:p>
          </table:table-cell>
          <table:table-cell table:formula="of:=[.BF$1]*[.BF18]/([.$A19]+[.BF$1]*[.BF18])" office:value-type="float" office:value="0.681725977802213">
            <text:p>6,82E-01</text:p>
          </table:table-cell>
          <table:table-cell table:formula="of:=[.BG$1]*[.BG18]/([.$A19]+[.BG$1]*[.BG18])" office:value-type="float" office:value="0.687516482251904">
            <text:p>6,88E-01</text:p>
          </table:table-cell>
          <table:table-cell table:formula="of:=[.BH$1]*[.BH18]/([.$A19]+[.BH$1]*[.BH18])" office:value-type="float" office:value="0.693102748175206">
            <text:p>6,93E-01</text:p>
          </table:table-cell>
          <table:table-cell table:formula="of:=[.BI$1]*[.BI18]/([.$A19]+[.BI$1]*[.BI18])" office:value-type="float" office:value="0.698495213144586">
            <text:p>6,98E-01</text:p>
          </table:table-cell>
          <table:table-cell table:formula="of:=[.BJ$1]*[.BJ18]/([.$A19]+[.BJ$1]*[.BJ18])" office:value-type="float" office:value="0.703703631264391">
            <text:p>7,04E-01</text:p>
          </table:table-cell>
          <table:table-cell table:formula="of:=[.BK$1]*[.BK18]/([.$A19]+[.BK$1]*[.BK18])" office:value-type="float" office:value="0.708737126506027">
            <text:p>7,09E-01</text:p>
          </table:table-cell>
          <table:table-cell table:formula="of:=[.BL$1]*[.BL18]/([.$A19]+[.BL$1]*[.BL18])" office:value-type="float" office:value="0.713604241344503">
            <text:p>7,14E-01</text:p>
          </table:table-cell>
          <table:table-cell table:formula="of:=[.BM$1]*[.BM18]/([.$A19]+[.BM$1]*[.BM18])" office:value-type="float" office:value="0.718312981139396">
            <text:p>7,18E-01</text:p>
          </table:table-cell>
          <table:table-cell table:formula="of:=[.BN$1]*[.BN18]/([.$A19]+[.BN$1]*[.BN18])" office:value-type="float" office:value="0.7228708546619">
            <text:p>7,23E-01</text:p>
          </table:table-cell>
          <table:table-cell office:value-type="float" office:value="17">
            <text:p>17</text:p>
          </table:table-cell>
          <table:table-cell table:formula="of:=[.BP$1]*[.BP18]/([.$A19]+[.BP$1]*[.BP18])" office:value-type="float" office:value="0.727284911131407">
            <text:p>7,27E-01</text:p>
          </table:table-cell>
          <table:table-cell table:formula="of:=[.BQ$1]*[.BQ18]/([.$A19]+[.BQ$1]*[.BQ18])" office:value-type="float" office:value="0.731561774089934">
            <text:p>7,32E-01</text:p>
          </table:table-cell>
          <table:table-cell table:formula="of:=[.BR$1]*[.BR18]/([.$A19]+[.BR$1]*[.BR18])" office:value-type="float" office:value="0.735707672410728">
            <text:p>7,36E-01</text:p>
          </table:table-cell>
          <table:table-cell table:formula="of:=[.BS$1]*[.BS18]/([.$A19]+[.BS$1]*[.BS18])" office:value-type="float" office:value="0.739728468708293">
            <text:p>7,40E-01</text:p>
          </table:table-cell>
          <table:table-cell table:formula="of:=[.BT$1]*[.BT18]/([.$A19]+[.BT$1]*[.BT18])" office:value-type="float" office:value="0.743629685390787">
            <text:p>7,44E-01</text:p>
          </table:table-cell>
          <table:table-cell table:formula="of:=[.BU$1]*[.BU18]/([.$A19]+[.BU$1]*[.BU18])" office:value-type="float" office:value="0.747416528571982">
            <text:p>7,47E-01</text:p>
          </table:table-cell>
          <table:table-cell table:formula="of:=[.BV$1]*[.BV18]/([.$A19]+[.BV$1]*[.BV18])" office:value-type="float" office:value="0.751093910038585">
            <text:p>7,51E-01</text:p>
          </table:table-cell>
          <table:table-cell table:formula="of:=[.BW$1]*[.BW18]/([.$A19]+[.BW$1]*[.BW18])" office:value-type="float" office:value="0.754666467449473">
            <text:p>7,55E-01</text:p>
          </table:table-cell>
          <table:table-cell table:formula="of:=[.BX$1]*[.BX18]/([.$A19]+[.BX$1]*[.BX18])" office:value-type="float" office:value="0.758138582926073">
            <text:p>7,58E-01</text:p>
          </table:table-cell>
          <table:table-cell table:formula="of:=[.BY$1]*[.BY18]/([.$A19]+[.BY$1]*[.BY18])" office:value-type="float" office:value="0.761514400177595">
            <text:p>7,62E-01</text:p>
          </table:table-cell>
          <table:table-cell office:value-type="float" office:value="17">
            <text:p>17</text:p>
          </table:table-cell>
          <table:table-cell table:formula="of:=[.CA$1]*[.CA18]/([.$A19]+[.CA$1]*[.CA18])" office:value-type="float" office:value="0.764797840290849">
            <text:p>7,65E-01</text:p>
          </table:table-cell>
          <table:table-cell table:formula="of:=[.CB$1]*[.CB18]/([.$A19]+[.CB$1]*[.CB18])" office:value-type="float" office:value="0.767992616301861">
            <text:p>7,68E-01</text:p>
          </table:table-cell>
          <table:table-cell table:formula="of:=[.CC$1]*[.CC18]/([.$A19]+[.CC$1]*[.CC18])" office:value-type="float" office:value="0.771102246655229">
            <text:p>7,71E-01</text:p>
          </table:table-cell>
          <table:table-cell table:formula="of:=[.CD$1]*[.CD18]/([.$A19]+[.CD$1]*[.CD18])" office:value-type="float" office:value="0.774130067647075">
            <text:p>7,74E-01</text:p>
          </table:table-cell>
          <table:table-cell table:formula="of:=[.CE$1]*[.CE18]/([.$A19]+[.CE$1]*[.CE18])" office:value-type="float" office:value="0.777079244938371">
            <text:p>7,77E-01</text:p>
          </table:table-cell>
          <table:table-cell table:formula="of:=[.CF$1]*[.CF18]/([.$A19]+[.CF$1]*[.CF18])" office:value-type="float" office:value="0.779952784217246">
            <text:p>7,80E-01</text:p>
          </table:table-cell>
          <table:table-cell table:formula="of:=[.CG$1]*[.CG18]/([.$A19]+[.CG$1]*[.CG18])" office:value-type="float" office:value="0.782753541081556">
            <text:p>7,83E-01</text:p>
          </table:table-cell>
          <table:table-cell table:formula="of:=[.CH$1]*[.CH18]/([.$A19]+[.CH$1]*[.CH18])" office:value-type="float" office:value="0.785484230206415">
            <text:p>7,85E-01</text:p>
          </table:table-cell>
          <table:table-cell table:formula="of:=[.CI$1]*[.CI18]/([.$A19]+[.CI$1]*[.CI18])" office:value-type="float" office:value="0.788147433855423">
            <text:p>7,88E-01</text:p>
          </table:table-cell>
          <table:table-cell table:formula="of:=[.CJ$1]*[.CJ18]/([.$A19]+[.CJ$1]*[.CJ18])" office:value-type="float" office:value="0.790745609788996">
            <text:p>7,91E-01</text:p>
          </table:table-cell>
          <table:table-cell office:value-type="float" office:value="17">
            <text:p>17</text:p>
          </table:table-cell>
          <table:table-cell table:formula="of:=[.CL$1]*[.CL18]/([.$A19]+[.CL$1]*[.CL18])" office:value-type="float" office:value="0.793281098618389">
            <text:p>7,93E-01</text:p>
          </table:table-cell>
          <table:table-cell table:formula="of:=[.CM$1]*[.CM18]/([.$A19]+[.CM$1]*[.CM18])" office:value-type="float" office:value="0.795756130649622">
            <text:p>7,96E-01</text:p>
          </table:table-cell>
          <table:table-cell table:formula="of:=[.CN$1]*[.CN18]/([.$A19]+[.CN$1]*[.CN18])" office:value-type="float" office:value="0.798172832257646">
            <text:p>7,98E-01</text:p>
          </table:table-cell>
          <table:table-cell table:formula="of:=[.CO$1]*[.CO18]/([.$A19]+[.CO$1]*[.CO18])" office:value-type="float" office:value="0.800533231827491">
            <text:p>8,01E-01</text:p>
          </table:table-cell>
          <table:table-cell table:formula="of:=[.CP$1]*[.CP18]/([.$A19]+[.CP$1]*[.CP18])" office:value-type="float" office:value="0.802839265295962">
            <text:p>8,03E-01</text:p>
          </table:table-cell>
          <table:table-cell table:formula="of:=[.CQ$1]*[.CQ18]/([.$A19]+[.CQ$1]*[.CQ18])" office:value-type="float" office:value="0.805092781324552">
            <text:p>8,05E-01</text:p>
          </table:table-cell>
          <table:table-cell table:formula="of:=[.CR$1]*[.CR18]/([.$A19]+[.CR$1]*[.CR18])" office:value-type="float" office:value="0.807295546131589">
            <text:p>8,07E-01</text:p>
          </table:table-cell>
          <table:table-cell table:formula="of:=[.CS$1]*[.CS18]/([.$A19]+[.CS$1]*[.CS18])" office:value-type="float" office:value="0.809449248009285">
            <text:p>8,09E-01</text:p>
          </table:table-cell>
          <table:table-cell table:formula="of:=[.CT$1]*[.CT18]/([.$A19]+[.CT$1]*[.CT18])" office:value-type="float" office:value="0.811555501549175">
            <text:p>8,12E-01</text:p>
          </table:table-cell>
          <table:table-cell table:formula="of:=[.CU$1]*[.CU18]/([.$A19]+[.CU$1]*[.CU18])" office:value-type="float" office:value="0.813615851597486">
            <text:p>8,14E-01</text:p>
          </table:table-cell>
          <table:table-cell office:value-type="float" office:value="17">
            <text:p>17</text:p>
          </table:table-cell>
          <table:table-cell table:formula="of:=[.CW$1]*[.CW18]/([.$A19]+[.CW$1]*[.CW18])" office:value-type="float" office:value="0.815631776960198">
            <text:p>8,16E-01</text:p>
          </table:table-cell>
          <table:table-cell table:formula="of:=[.CX$1]*[.CX18]/([.$A19]+[.CX$1]*[.CX18])" office:value-type="float" office:value="0.817604693875931">
            <text:p>8,18E-01</text:p>
          </table:table-cell>
          <table:table-cell table:formula="of:=[.CY$1]*[.CY18]/([.$A19]+[.CY$1]*[.CY18])" office:value-type="float" office:value="0.819535959273319">
            <text:p>8,20E-01</text:p>
          </table:table-cell>
          <table:table-cell table:formula="of:=[.CZ$1]*[.CZ18]/([.$A19]+[.CZ$1]*[.CZ18])" office:value-type="float" office:value="0.82142687382822">
            <text:p>8,21E-01</text:p>
          </table:table-cell>
          <table:table-cell table:formula="of:=[.DA$1]*[.DA18]/([.$A19]+[.DA$1]*[.DA18])" office:value-type="float" office:value="0.823278684834835">
            <text:p>8,23E-01</text:p>
          </table:table-cell>
          <table:table-cell table:formula="of:=[.DB$1]*[.DB18]/([.$A19]+[.DB$1]*[.DB18])" office:value-type="float" office:value="0.825092588903754">
            <text:p>8,25E-01</text:p>
          </table:table-cell>
          <table:table-cell table:formula="of:=[.DC$1]*[.DC18]/([.$A19]+[.DC$1]*[.DC18])" office:value-type="float" office:value="0.82686973449888">
            <text:p>8,27E-01</text:p>
          </table:table-cell>
          <table:table-cell table:formula="of:=[.DD$1]*[.DD18]/([.$A19]+[.DD$1]*[.DD18])" office:value-type="float" office:value="0.82861122432429">
            <text:p>8,29E-01</text:p>
          </table:table-cell>
          <table:table-cell table:formula="of:=[.DE$1]*[.DE18]/([.$A19]+[.DE$1]*[.DE18])" office:value-type="float" office:value="0.830318117571206">
            <text:p>8,30E-01</text:p>
          </table:table-cell>
          <table:table-cell table:formula="of:=[.DF$1]*[.DF18]/([.$A19]+[.DF$1]*[.DF18])" office:value-type="float" office:value="0.831991432034516">
            <text:p>8,32E-01</text:p>
          </table:table-cell>
          <table:table-cell table:number-columns-repeated="146"/>
        </table:table-row>
        <table:table-row table:style-name="ro1">
          <table:table-cell office:value-type="float" office:value="18">
            <text:p>18</text:p>
          </table:table-cell>
          <table:table-cell table:formula="of:=[.$C$1]*[.B19]/([.$A20]+[.$C$1]*[.B19])" office:value-type="float" office:value="0.00000000000488074146040974">
            <text:p>4,88E-12</text:p>
          </table:table-cell>
          <table:table-cell table:formula="of:=[.$C$1]*[.C19]/([.$A20]+[.$C$1]*[.C19])" office:value-type="float" office:value="0.0000000000055412779883594">
            <text:p>5,54E-12</text:p>
          </table:table-cell>
          <table:table-cell table:formula="of:=[.$D$1]*[.D19]/([.$A20]+[.$D$1]*[.D19])" office:value-type="float" office:value="0.00000000301271548183396">
            <text:p>3,01E-09</text:p>
          </table:table-cell>
          <table:table-cell table:formula="of:=[.$E$1]*[.E19]/([.$A20]+[.$E$1]*[.E19])" office:value-type="float" office:value="0.000000196589771747291">
            <text:p>1,97E-07</text:p>
          </table:table-cell>
          <table:table-cell table:formula="of:=[.$F$1]*[.F19]/([.$A20]+[.$F$1]*[.F19])" office:value-type="float" office:value="0.00000401464600520782">
            <text:p>4,01E-06</text:p>
          </table:table-cell>
          <table:table-cell table:formula="of:=[.$G$1]*[.G19]/([.$A20]+[.$G$1]*[.G19])" office:value-type="float" office:value="0.0000393207902594992">
            <text:p>3,93E-05</text:p>
          </table:table-cell>
          <table:table-cell table:formula="of:=[.$H$1]*[.H19]/([.$A20]+[.$H$1]*[.H19])" office:value-type="float" office:value="0.000231963003851237">
            <text:p>2,32E-04</text:p>
          </table:table-cell>
          <table:table-cell table:formula="of:=[.I$1]*[.I19]/([.$A20]+[.I$1]*[.I19])" office:value-type="float" office:value="0.00094450754937702">
            <text:p>9,45E-04</text:p>
          </table:table-cell>
          <table:table-cell table:formula="of:=[.J$1]*[.J19]/([.$A20]+[.J$1]*[.J19])" office:value-type="float" office:value="0.00290020612969977">
            <text:p>2,90E-03</text:p>
          </table:table-cell>
          <table:table-cell table:formula="of:=[.K$1]*[.K19]/([.$A20]+[.K$1]*[.K19])" office:value-type="float" office:value="0.00714243815789978">
            <text:p>7,14E-03</text:p>
          </table:table-cell>
          <table:table-cell office:value-type="float" office:value="18">
            <text:p>18</text:p>
          </table:table-cell>
          <table:table-cell table:formula="of:=[.M$1]*[.M19]/([.$A20]+[.M$1]*[.M19])" office:value-type="float" office:value="0.014765151436462">
            <text:p>1,48E-02</text:p>
          </table:table-cell>
          <table:table-cell table:formula="of:=[.N$1]*[.N19]/([.$A20]+[.N$1]*[.N19])" office:value-type="float" office:value="0.0265429511686147">
            <text:p>2,65E-02</text:p>
          </table:table-cell>
          <table:table-cell table:formula="of:=[.O$1]*[.O19]/([.$A20]+[.O$1]*[.O19])" office:value-type="float" office:value="0.0426825340066871">
            <text:p>4,27E-02</text:p>
          </table:table-cell>
          <table:table-cell table:formula="of:=[.P$1]*[.P19]/([.$A20]+[.P$1]*[.P19])" office:value-type="float" office:value="0.0628139141417194">
            <text:p>6,28E-02</text:p>
          </table:table-cell>
          <table:table-cell table:formula="of:=[.Q$1]*[.Q19]/([.$A20]+[.Q$1]*[.Q19])" office:value-type="float" office:value="0.0861688799686125">
            <text:p>8,62E-02</text:p>
          </table:table-cell>
          <table:table-cell table:formula="of:=[.R$1]*[.R19]/([.$A20]+[.R$1]*[.R19])" office:value-type="float" office:value="0.111814659059499">
            <text:p>1,12E-01</text:p>
          </table:table-cell>
          <table:table-cell table:formula="of:=[.S$1]*[.S19]/([.$A20]+[.S$1]*[.S19])" office:value-type="float" office:value="0.138841616070007">
            <text:p>1,39E-01</text:p>
          </table:table-cell>
          <table:table-cell table:formula="of:=[.T$1]*[.T19]/([.$A20]+[.T$1]*[.T19])" office:value-type="float" office:value="0.166470700160891">
            <text:p>1,66E-01</text:p>
          </table:table-cell>
          <table:table-cell table:formula="of:=[.U$1]*[.U19]/([.$A20]+[.U$1]*[.U19])" office:value-type="float" office:value="0.194091987376988">
            <text:p>1,94E-01</text:p>
          </table:table-cell>
          <table:table-cell table:formula="of:=[.V$1]*[.V19]/([.$A20]+[.V$1]*[.V19])" office:value-type="float" office:value="0.221260343419679">
            <text:p>2,21E-01</text:p>
          </table:table-cell>
          <table:table-cell office:value-type="float" office:value="18">
            <text:p>18</text:p>
          </table:table-cell>
          <table:table-cell table:formula="of:=[.X$1]*[.X19]/([.$A20]+[.X$1]*[.X19])" office:value-type="float" office:value="0.24767102861762">
            <text:p>2,48E-01</text:p>
          </table:table-cell>
          <table:table-cell table:formula="of:=[.Y$1]*[.Y19]/([.$A20]+[.Y$1]*[.Y19])" office:value-type="float" office:value="0.273129791641176">
            <text:p>2,73E-01</text:p>
          </table:table-cell>
          <table:table-cell table:formula="of:=[.Z$1]*[.Z19]/([.$A20]+[.Z$1]*[.Z19])" office:value-type="float" office:value="0.29752484654033">
            <text:p>2,98E-01</text:p>
          </table:table-cell>
          <table:table-cell table:formula="of:=[.AA$1]*[.AA19]/([.$A20]+[.AA$1]*[.AA19])" office:value-type="float" office:value="0.320803578409045">
            <text:p>3,21E-01</text:p>
          </table:table-cell>
          <table:table-cell table:formula="of:=[.AB$1]*[.AB19]/([.$A20]+[.AB$1]*[.AB19])" office:value-type="float" office:value="0.342954435548713">
            <text:p>3,43E-01</text:p>
          </table:table-cell>
          <table:table-cell table:formula="of:=[.AC$1]*[.AC19]/([.$A20]+[.AC$1]*[.AC19])" office:value-type="float" office:value="0.363993432868984">
            <text:p>3,64E-01</text:p>
          </table:table-cell>
          <table:table-cell table:formula="of:=[.AD$1]*[.AD19]/([.$A20]+[.AD$1]*[.AD19])" office:value-type="float" office:value="0.383954376533326">
            <text:p>3,84E-01</text:p>
          </table:table-cell>
          <table:table-cell table:formula="of:=[.AE$1]*[.AE19]/([.$A20]+[.AE$1]*[.AE19])" office:value-type="float" office:value="0.402881933683937">
            <text:p>4,03E-01</text:p>
          </table:table-cell>
          <table:table-cell table:formula="of:=[.AF$1]*[.AF19]/([.$A20]+[.AF$1]*[.AF19])" office:value-type="float" office:value="0.420826806509676">
            <text:p>4,21E-01</text:p>
          </table:table-cell>
          <table:table-cell table:formula="of:=[.AG$1]*[.AG19]/([.$A20]+[.AG$1]*[.AG19])" office:value-type="float" office:value="0.437842429475182">
            <text:p>4,38E-01</text:p>
          </table:table-cell>
          <table:table-cell office:value-type="float" office:value="18">
            <text:p>18</text:p>
          </table:table-cell>
          <table:table-cell table:formula="of:=[.AI$1]*[.AI19]/([.$A20]+[.AI$1]*[.AI19])" office:value-type="float" office:value="0.453982752613908">
            <text:p>4,54E-01</text:p>
          </table:table-cell>
          <table:table-cell table:formula="of:=[.AJ$1]*[.AJ19]/([.$A20]+[.AJ$1]*[.AJ19])" office:value-type="float" office:value="0.46930079052551">
            <text:p>4,69E-01</text:p>
          </table:table-cell>
          <table:table-cell table:formula="of:=[.AK$1]*[.AK19]/([.$A20]+[.AK$1]*[.AK19])" office:value-type="float" office:value="0.483847706104266">
            <text:p>4,84E-01</text:p>
          </table:table-cell>
          <table:table-cell table:formula="of:=[.AL$1]*[.AL19]/([.$A20]+[.AL$1]*[.AL19])" office:value-type="float" office:value="0.497672264266062">
            <text:p>4,98E-01</text:p>
          </table:table-cell>
          <table:table-cell table:formula="of:=[.AM$1]*[.AM19]/([.$A20]+[.AM$1]*[.AM19])" office:value-type="float" office:value="0.510820539061128">
            <text:p>5,11E-01</text:p>
          </table:table-cell>
          <table:table-cell table:formula="of:=[.AN$1]*[.AN19]/([.$A20]+[.AN$1]*[.AN19])" office:value-type="float" office:value="0.523335792082846">
            <text:p>5,23E-01</text:p>
          </table:table-cell>
          <table:table-cell table:formula="of:=[.AO$1]*[.AO19]/([.$A20]+[.AO$1]*[.AO19])" office:value-type="float" office:value="0.535258464657803">
            <text:p>5,35E-01</text:p>
          </table:table-cell>
          <table:table-cell table:formula="of:=[.AP$1]*[.AP19]/([.$A20]+[.AP$1]*[.AP19])" office:value-type="float" office:value="0.546626243708517">
            <text:p>5,47E-01</text:p>
          </table:table-cell>
          <table:table-cell table:formula="of:=[.AQ$1]*[.AQ19]/([.$A20]+[.AQ$1]*[.AQ19])" office:value-type="float" office:value="0.557474173469316">
            <text:p>5,57E-01</text:p>
          </table:table-cell>
          <table:table-cell table:formula="of:=[.AR$1]*[.AR19]/([.$A20]+[.AR$1]*[.AR19])" office:value-type="float" office:value="0.567834793892379">
            <text:p>5,68E-01</text:p>
          </table:table-cell>
          <table:table-cell office:value-type="float" office:value="18">
            <text:p>18</text:p>
          </table:table-cell>
          <table:table-cell table:formula="of:=[.AT$1]*[.AT19]/([.$A20]+[.AT$1]*[.AT19])" office:value-type="float" office:value="0.577738292667166">
            <text:p>5,78E-01</text:p>
          </table:table-cell>
          <table:table-cell table:formula="of:=[.AU$1]*[.AU19]/([.$A20]+[.AU$1]*[.AU19])" office:value-type="float" office:value="0.587212662047068">
            <text:p>5,87E-01</text:p>
          </table:table-cell>
          <table:table-cell table:formula="of:=[.AV$1]*[.AV19]/([.$A20]+[.AV$1]*[.AV19])" office:value-type="float" office:value="0.596283854666155">
            <text:p>5,96E-01</text:p>
          </table:table-cell>
          <table:table-cell table:formula="of:=[.AW$1]*[.AW19]/([.$A20]+[.AW$1]*[.AW19])" office:value-type="float" office:value="0.604975934613581">
            <text:p>6,05E-01</text:p>
          </table:table-cell>
          <table:table-cell table:formula="of:=[.AX$1]*[.AX19]/([.$A20]+[.AX$1]*[.AX19])" office:value-type="float" office:value="0.613311221479869">
            <text:p>6,13E-01</text:p>
          </table:table-cell>
          <table:table-cell table:formula="of:=[.AY$1]*[.AY19]/([.$A20]+[.AY$1]*[.AY19])" office:value-type="float" office:value="0.621310426085969">
            <text:p>6,21E-01</text:p>
          </table:table-cell>
          <table:table-cell table:formula="of:=[.AZ$1]*[.AZ19]/([.$A20]+[.AZ$1]*[.AZ19])" office:value-type="float" office:value="0.628992777285455">
            <text:p>6,29E-01</text:p>
          </table:table-cell>
          <table:table-cell table:formula="of:=[.BA$1]*[.BA19]/([.$A20]+[.BA$1]*[.BA19])" office:value-type="float" office:value="0.636376139686587">
            <text:p>6,36E-01</text:p>
          </table:table-cell>
          <table:table-cell table:formula="of:=[.BB$1]*[.BB19]/([.$A20]+[.BB$1]*[.BB19])" office:value-type="float" office:value="0.643477122440612">
            <text:p>6,43E-01</text:p>
          </table:table-cell>
          <table:table-cell table:formula="of:=[.BC$1]*[.BC19]/([.$A20]+[.BC$1]*[.BC19])" office:value-type="float" office:value="0.650311179432796">
            <text:p>6,50E-01</text:p>
          </table:table-cell>
          <table:table-cell office:value-type="float" office:value="18">
            <text:p>18</text:p>
          </table:table-cell>
          <table:table-cell table:formula="of:=[.BE$1]*[.BE19]/([.$A20]+[.BE$1]*[.BE19])" office:value-type="float" office:value="0.656892701326672">
            <text:p>6,57E-01</text:p>
          </table:table-cell>
          <table:table-cell table:formula="of:=[.BF$1]*[.BF19]/([.$A20]+[.BF$1]*[.BF19])" office:value-type="float" office:value="0.663235099973473">
            <text:p>6,63E-01</text:p>
          </table:table-cell>
          <table:table-cell table:formula="of:=[.BG$1]*[.BG19]/([.$A20]+[.BG$1]*[.BG19])" office:value-type="float" office:value="0.669350885724466">
            <text:p>6,69E-01</text:p>
          </table:table-cell>
          <table:table-cell table:formula="of:=[.BH$1]*[.BH19]/([.$A20]+[.BH$1]*[.BH19])" office:value-type="float" office:value="0.675251738185745">
            <text:p>6,75E-01</text:p>
          </table:table-cell>
          <table:table-cell table:formula="of:=[.BI$1]*[.BI19]/([.$A20]+[.BI$1]*[.BI19])" office:value-type="float" office:value="0.680948570941316">
            <text:p>6,81E-01</text:p>
          </table:table-cell>
          <table:table-cell table:formula="of:=[.BJ$1]*[.BJ19]/([.$A20]+[.BJ$1]*[.BJ19])" office:value-type="float" office:value="0.686451590746835">
            <text:p>6,86E-01</text:p>
          </table:table-cell>
          <table:table-cell table:formula="of:=[.BK$1]*[.BK19]/([.$A20]+[.BK$1]*[.BK19])" office:value-type="float" office:value="0.691770351667225">
            <text:p>6,92E-01</text:p>
          </table:table-cell>
          <table:table-cell table:formula="of:=[.BL$1]*[.BL19]/([.$A20]+[.BL$1]*[.BL19])" office:value-type="float" office:value="0.696913804599389">
            <text:p>6,97E-01</text:p>
          </table:table-cell>
          <table:table-cell table:formula="of:=[.BM$1]*[.BM19]/([.$A20]+[.BM$1]*[.BM19])" office:value-type="float" office:value="0.701890342588288">
            <text:p>7,02E-01</text:p>
          </table:table-cell>
          <table:table-cell table:formula="of:=[.BN$1]*[.BN19]/([.$A20]+[.BN$1]*[.BN19])" office:value-type="float" office:value="0.706707842311958">
            <text:p>7,07E-01</text:p>
          </table:table-cell>
          <table:table-cell office:value-type="float" office:value="18">
            <text:p>18</text:p>
          </table:table-cell>
          <table:table-cell table:formula="of:=[.BP$1]*[.BP19]/([.$A20]+[.BP$1]*[.BP19])" office:value-type="float" office:value="0.711373702079503">
            <text:p>7,11E-01</text:p>
          </table:table-cell>
          <table:table-cell table:formula="of:=[.BQ$1]*[.BQ19]/([.$A20]+[.BQ$1]*[.BQ19])" office:value-type="float" office:value="0.715894876656154">
            <text:p>7,16E-01</text:p>
          </table:table-cell>
          <table:table-cell table:formula="of:=[.BR$1]*[.BR19]/([.$A20]+[.BR$1]*[.BR19])" office:value-type="float" office:value="0.720277909201442">
            <text:p>7,20E-01</text:p>
          </table:table-cell>
          <table:table-cell table:formula="of:=[.BS$1]*[.BS19]/([.$A20]+[.BS$1]*[.BS19])" office:value-type="float" office:value="0.724528960580503">
            <text:p>7,25E-01</text:p>
          </table:table-cell>
          <table:table-cell table:formula="of:=[.BT$1]*[.BT19]/([.$A20]+[.BT$1]*[.BT19])" office:value-type="float" office:value="0.728653836284546">
            <text:p>7,29E-01</text:p>
          </table:table-cell>
          <table:table-cell table:formula="of:=[.BU$1]*[.BU19]/([.$A20]+[.BU$1]*[.BU19])" office:value-type="float" office:value="0.732658011174574">
            <text:p>7,33E-01</text:p>
          </table:table-cell>
          <table:table-cell table:formula="of:=[.BV$1]*[.BV19]/([.$A20]+[.BV$1]*[.BV19])" office:value-type="float" office:value="0.736546652242364">
            <text:p>7,37E-01</text:p>
          </table:table-cell>
          <table:table-cell table:formula="of:=[.BW$1]*[.BW19]/([.$A20]+[.BW$1]*[.BW19])" office:value-type="float" office:value="0.740324639564484">
            <text:p>7,40E-01</text:p>
          </table:table-cell>
          <table:table-cell table:formula="of:=[.BX$1]*[.BX19]/([.$A20]+[.BX$1]*[.BX19])" office:value-type="float" office:value="0.743996585608593">
            <text:p>7,44E-01</text:p>
          </table:table-cell>
          <table:table-cell table:formula="of:=[.BY$1]*[.BY19]/([.$A20]+[.BY$1]*[.BY19])" office:value-type="float" office:value="0.747566853036257">
            <text:p>7,48E-01</text:p>
          </table:table-cell>
          <table:table-cell office:value-type="float" office:value="18">
            <text:p>18</text:p>
          </table:table-cell>
          <table:table-cell table:formula="of:=[.CA$1]*[.CA19]/([.$A20]+[.CA$1]*[.CA19])" office:value-type="float" office:value="0.751039571132958">
            <text:p>7,51E-01</text:p>
          </table:table-cell>
          <table:table-cell table:formula="of:=[.CB$1]*[.CB19]/([.$A20]+[.CB$1]*[.CB19])" office:value-type="float" office:value="0.754418650983743">
            <text:p>7,54E-01</text:p>
          </table:table-cell>
          <table:table-cell table:formula="of:=[.CC$1]*[.CC19]/([.$A20]+[.CC$1]*[.CC19])" office:value-type="float" office:value="0.757707799501871">
            <text:p>7,58E-01</text:p>
          </table:table-cell>
          <table:table-cell table:formula="of:=[.CD$1]*[.CD19]/([.$A20]+[.CD$1]*[.CD19])" office:value-type="float" office:value="0.760910532407836">
            <text:p>7,61E-01</text:p>
          </table:table-cell>
          <table:table-cell table:formula="of:=[.CE$1]*[.CE19]/([.$A20]+[.CE$1]*[.CE19])" office:value-type="float" office:value="0.764030186247147">
            <text:p>7,64E-01</text:p>
          </table:table-cell>
          <table:table-cell table:formula="of:=[.CF$1]*[.CF19]/([.$A20]+[.CF$1]*[.CF19])" office:value-type="float" office:value="0.767069929527097">
            <text:p>7,67E-01</text:p>
          </table:table-cell>
          <table:table-cell table:formula="of:=[.CG$1]*[.CG19]/([.$A20]+[.CG$1]*[.CG19])" office:value-type="float" office:value="0.770032773045426">
            <text:p>7,70E-01</text:p>
          </table:table-cell>
          <table:table-cell table:formula="of:=[.CH$1]*[.CH19]/([.$A20]+[.CH$1]*[.CH19])" office:value-type="float" office:value="0.772921579477149">
            <text:p>7,73E-01</text:p>
          </table:table-cell>
          <table:table-cell table:formula="of:=[.CI$1]*[.CI19]/([.$A20]+[.CI$1]*[.CI19])" office:value-type="float" office:value="0.775739072279848">
            <text:p>7,76E-01</text:p>
          </table:table-cell>
          <table:table-cell table:formula="of:=[.CJ$1]*[.CJ19]/([.$A20]+[.CJ$1]*[.CJ19])" office:value-type="float" office:value="0.778487843972331">
            <text:p>7,78E-01</text:p>
          </table:table-cell>
          <table:table-cell office:value-type="float" office:value="18">
            <text:p>18</text:p>
          </table:table-cell>
          <table:table-cell table:formula="of:=[.CL$1]*[.CL19]/([.$A20]+[.CL$1]*[.CL19])" office:value-type="float" office:value="0.781170363836652">
            <text:p>7,81E-01</text:p>
          </table:table-cell>
          <table:table-cell table:formula="of:=[.CM$1]*[.CM19]/([.$A20]+[.CM$1]*[.CM19])" office:value-type="float" office:value="0.783788985089111">
            <text:p>7,84E-01</text:p>
          </table:table-cell>
          <table:table-cell table:formula="of:=[.CN$1]*[.CN19]/([.$A20]+[.CN$1]*[.CN19])" office:value-type="float" office:value="0.786345951561821">
            <text:p>7,86E-01</text:p>
          </table:table-cell>
          <table:table-cell table:formula="of:=[.CO$1]*[.CO19]/([.$A20]+[.CO$1]*[.CO19])" office:value-type="float" office:value="0.788843403932853">
            <text:p>7,89E-01</text:p>
          </table:table-cell>
          <table:table-cell table:formula="of:=[.CP$1]*[.CP19]/([.$A20]+[.CP$1]*[.CP19])" office:value-type="float" office:value="0.791283385539661">
            <text:p>7,91E-01</text:p>
          </table:table-cell>
          <table:table-cell table:formula="of:=[.CQ$1]*[.CQ19]/([.$A20]+[.CQ$1]*[.CQ19])" office:value-type="float" office:value="0.793667847807549">
            <text:p>7,94E-01</text:p>
          </table:table-cell>
          <table:table-cell table:formula="of:=[.CR$1]*[.CR19]/([.$A20]+[.CR$1]*[.CR19])" office:value-type="float" office:value="0.795998655322229">
            <text:p>7,96E-01</text:p>
          </table:table-cell>
          <table:table-cell table:formula="of:=[.CS$1]*[.CS19]/([.$A20]+[.CS$1]*[.CS19])" office:value-type="float" office:value="0.7982775905731">
            <text:p>7,98E-01</text:p>
          </table:table-cell>
          <table:table-cell table:formula="of:=[.CT$1]*[.CT19]/([.$A20]+[.CT$1]*[.CT19])" office:value-type="float" office:value="0.800506358391641">
            <text:p>8,01E-01</text:p>
          </table:table-cell>
          <table:table-cell table:formula="of:=[.CU$1]*[.CU19]/([.$A20]+[.CU$1]*[.CU19])" office:value-type="float" office:value="0.802686590107293">
            <text:p>8,03E-01</text:p>
          </table:table-cell>
          <table:table-cell office:value-type="float" office:value="18">
            <text:p>18</text:p>
          </table:table-cell>
          <table:table-cell table:formula="of:=[.CW$1]*[.CW19]/([.$A20]+[.CW$1]*[.CW19])" office:value-type="float" office:value="0.804819847441395">
            <text:p>8,05E-01</text:p>
          </table:table-cell>
          <table:table-cell table:formula="of:=[.CX$1]*[.CX19]/([.$A20]+[.CX$1]*[.CX19])" office:value-type="float" office:value="0.806907626158039">
            <text:p>8,07E-01</text:p>
          </table:table-cell>
          <table:table-cell table:formula="of:=[.CY$1]*[.CY19]/([.$A20]+[.CY$1]*[.CY19])" office:value-type="float" office:value="0.808951359489205">
            <text:p>8,09E-01</text:p>
          </table:table-cell>
          <table:table-cell table:formula="of:=[.CZ$1]*[.CZ19]/([.$A20]+[.CZ$1]*[.CZ19])" office:value-type="float" office:value="0.810952421350156">
            <text:p>8,11E-01</text:p>
          </table:table-cell>
          <table:table-cell table:formula="of:=[.DA$1]*[.DA19]/([.$A20]+[.DA$1]*[.DA19])" office:value-type="float" office:value="0.812912129359789">
            <text:p>8,13E-01</text:p>
          </table:table-cell>
          <table:table-cell table:formula="of:=[.DB$1]*[.DB19]/([.$A20]+[.DB$1]*[.DB19])" office:value-type="float" office:value="0.814831747679499">
            <text:p>8,15E-01</text:p>
          </table:table-cell>
          <table:table-cell table:formula="of:=[.DC$1]*[.DC19]/([.$A20]+[.DC$1]*[.DC19])" office:value-type="float" office:value="0.816712489683056">
            <text:p>8,17E-01</text:p>
          </table:table-cell>
          <table:table-cell table:formula="of:=[.DD$1]*[.DD19]/([.$A20]+[.DD$1]*[.DD19])" office:value-type="float" office:value="0.818555520469024">
            <text:p>8,19E-01</text:p>
          </table:table-cell>
          <table:table-cell table:formula="of:=[.DE$1]*[.DE19]/([.$A20]+[.DE$1]*[.DE19])" office:value-type="float" office:value="0.82036195922637">
            <text:p>8,20E-01</text:p>
          </table:table-cell>
          <table:table-cell table:formula="of:=[.DF$1]*[.DF19]/([.$A20]+[.DF$1]*[.DF19])" office:value-type="float" office:value="0.82213288146311">
            <text:p>8,22E-01</text:p>
          </table:table-cell>
          <table:table-cell table:number-columns-repeated="146"/>
        </table:table-row>
        <table:table-row table:style-name="ro1">
          <table:table-cell office:value-type="float" office:value="19">
            <text:p>19</text:p>
          </table:table-cell>
          <table:table-cell table:formula="of:=[.$C$1]*[.B20]/([.$A21]+[.$C$1]*[.B20])" office:value-type="float" office:value="0.000000000000513762258990235">
            <text:p>5,14E-13</text:p>
          </table:table-cell>
          <table:table-cell table:formula="of:=[.$C$1]*[.C20]/([.$A21]+[.$C$1]*[.C20])" office:value-type="float" office:value="0.000000000000583292419826965">
            <text:p>5,83E-13</text:p>
          </table:table-cell>
          <table:table-cell table:formula="of:=[.$D$1]*[.D20]/([.$A21]+[.$D$1]*[.D20])" office:value-type="float" office:value="0.000000000475691917958027">
            <text:p>4,76E-10</text:p>
          </table:table-cell>
          <table:table-cell table:formula="of:=[.$E$1]*[.E20]/([.$A21]+[.$E$1]*[.E20])" office:value-type="float" office:value="0.0000000413873186549405">
            <text:p>4,14E-08</text:p>
          </table:table-cell>
          <table:table-cell table:formula="of:=[.$F$1]*[.F20]/([.$A21]+[.$F$1]*[.F20])" office:value-type="float" office:value="0.00000105648467468312">
            <text:p>1,06E-06</text:p>
          </table:table-cell>
          <table:table-cell table:formula="of:=[.$G$1]*[.G20]/([.$A21]+[.$G$1]*[.G20])" office:value-type="float" office:value="0.0000124169374786437">
            <text:p>1,24E-05</text:p>
          </table:table-cell>
          <table:table-cell table:formula="of:=[.$H$1]*[.H20]/([.$A21]+[.$H$1]*[.H20])" office:value-type="float" office:value="0.0000854527512537147">
            <text:p>8,55E-05</text:p>
          </table:table-cell>
          <table:table-cell table:formula="of:=[.I$1]*[.I20]/([.$A21]+[.I$1]*[.I20])" office:value-type="float" office:value="0.000397529296823188">
            <text:p>3,98E-04</text:p>
          </table:table-cell>
          <table:table-cell table:formula="of:=[.J$1]*[.J20]/([.$A21]+[.J$1]*[.J20])" office:value-type="float" office:value="0.00137189716348591">
            <text:p>1,37E-03</text:p>
          </table:table-cell>
          <table:table-cell table:formula="of:=[.K$1]*[.K20]/([.$A21]+[.K$1]*[.K20])" office:value-type="float" office:value="0.00374509948234314">
            <text:p>3,75E-03</text:p>
          </table:table-cell>
          <table:table-cell office:value-type="float" office:value="19">
            <text:p>19</text:p>
          </table:table-cell>
          <table:table-cell table:formula="of:=[.M$1]*[.M20]/([.$A21]+[.M$1]*[.M20])" office:value-type="float" office:value="0.00847579241353959">
            <text:p>8,48E-03</text:p>
          </table:table-cell>
          <table:table-cell table:formula="of:=[.N$1]*[.N20]/([.$A21]+[.N$1]*[.N20])" office:value-type="float" office:value="0.0164875720104333">
            <text:p>1,65E-02</text:p>
          </table:table-cell>
          <table:table-cell table:formula="of:=[.O$1]*[.O20]/([.$A21]+[.O$1]*[.O20])" office:value-type="float" office:value="0.0283751750129099">
            <text:p>2,84E-02</text:p>
          </table:table-cell>
          <table:table-cell table:formula="of:=[.P$1]*[.P20]/([.$A21]+[.P$1]*[.P20])" office:value-type="float" office:value="0.0442364974849863">
            <text:p>4,42E-02</text:p>
          </table:table-cell>
          <table:table-cell table:formula="of:=[.Q$1]*[.Q20]/([.$A21]+[.Q$1]*[.Q20])" office:value-type="float" office:value="0.0636950146549065">
            <text:p>6,37E-02</text:p>
          </table:table-cell>
          <table:table-cell table:formula="of:=[.R$1]*[.R20]/([.$A21]+[.R$1]*[.R20])" office:value-type="float" office:value="0.0860566440006421">
            <text:p>8,61E-02</text:p>
          </table:table-cell>
          <table:table-cell table:formula="of:=[.S$1]*[.S20]/([.$A21]+[.S$1]*[.S20])" office:value-type="float" office:value="0.110499695575666">
            <text:p>1,10E-01</text:p>
          </table:table-cell>
          <table:table-cell table:formula="of:=[.T$1]*[.T20]/([.$A21]+[.T$1]*[.T20])" office:value-type="float" office:value="0.136225141957603">
            <text:p>1,36E-01</text:p>
          </table:table-cell>
          <table:table-cell table:formula="of:=[.U$1]*[.U20]/([.$A21]+[.U$1]*[.U20])" office:value-type="float" office:value="0.162543580753223">
            <text:p>1,63E-01</text:p>
          </table:table-cell>
          <table:table-cell table:formula="of:=[.V$1]*[.V20]/([.$A21]+[.V$1]*[.V20])" office:value-type="float" office:value="0.188907909896168">
            <text:p>1,89E-01</text:p>
          </table:table-cell>
          <table:table-cell office:value-type="float" office:value="19">
            <text:p>19</text:p>
          </table:table-cell>
          <table:table-cell table:formula="of:=[.X$1]*[.X20]/([.$A21]+[.X$1]*[.X20])" office:value-type="float" office:value="0.214911446422588">
            <text:p>2,15E-01</text:p>
          </table:table-cell>
          <table:table-cell table:formula="of:=[.Y$1]*[.Y20]/([.$A21]+[.Y$1]*[.Y20])" office:value-type="float" office:value="0.240269109326616">
            <text:p>2,40E-01</text:p>
          </table:table-cell>
          <table:table-cell table:formula="of:=[.Z$1]*[.Z20]/([.$A21]+[.Z$1]*[.Z20])" office:value-type="float" office:value="0.264793272667228">
            <text:p>2,65E-01</text:p>
          </table:table-cell>
          <table:table-cell table:formula="of:=[.AA$1]*[.AA20]/([.$A21]+[.AA$1]*[.AA20])" office:value-type="float" office:value="0.288370479865924">
            <text:p>2,88E-01</text:p>
          </table:table-cell>
          <table:table-cell table:formula="of:=[.AB$1]*[.AB20]/([.$A21]+[.AB$1]*[.AB20])" office:value-type="float" office:value="0.3109416168929">
            <text:p>3,11E-01</text:p>
          </table:table-cell>
          <table:table-cell table:formula="of:=[.AC$1]*[.AC20]/([.$A21]+[.AC$1]*[.AC20])" office:value-type="float" office:value="0.332486158834946">
            <text:p>3,32E-01</text:p>
          </table:table-cell>
          <table:table-cell table:formula="of:=[.AD$1]*[.AD20]/([.$A21]+[.AD$1]*[.AD20])" office:value-type="float" office:value="0.353010181701268">
            <text:p>3,53E-01</text:p>
          </table:table-cell>
          <table:table-cell table:formula="of:=[.AE$1]*[.AE20]/([.$A21]+[.AE$1]*[.AE20])" office:value-type="float" office:value="0.372537501611469">
            <text:p>3,73E-01</text:p>
          </table:table-cell>
          <table:table-cell table:formula="of:=[.AF$1]*[.AF20]/([.$A21]+[.AF$1]*[.AF20])" office:value-type="float" office:value="0.391103263431044">
            <text:p>3,91E-01</text:p>
          </table:table-cell>
          <table:table-cell table:formula="of:=[.AG$1]*[.AG20]/([.$A21]+[.AG$1]*[.AG20])" office:value-type="float" office:value="0.408749380519219">
            <text:p>4,09E-01</text:p>
          </table:table-cell>
          <table:table-cell office:value-type="float" office:value="19">
            <text:p>19</text:p>
          </table:table-cell>
          <table:table-cell table:formula="of:=[.AI$1]*[.AI20]/([.$A21]+[.AI$1]*[.AI20])" office:value-type="float" office:value="0.425521341358407">
            <text:p>4,26E-01</text:p>
          </table:table-cell>
          <table:table-cell table:formula="of:=[.AJ$1]*[.AJ20]/([.$A21]+[.AJ$1]*[.AJ20])" office:value-type="float" office:value="0.441466009628303">
            <text:p>4,41E-01</text:p>
          </table:table-cell>
          <table:table-cell table:formula="of:=[.AK$1]*[.AK20]/([.$A21]+[.AK$1]*[.AK20])" office:value-type="float" office:value="0.456630138020917">
            <text:p>4,57E-01</text:p>
          </table:table-cell>
          <table:table-cell table:formula="of:=[.AL$1]*[.AL20]/([.$A21]+[.AL$1]*[.AL20])" office:value-type="float" office:value="0.471059390150137">
            <text:p>4,71E-01</text:p>
          </table:table-cell>
          <table:table-cell table:formula="of:=[.AM$1]*[.AM20]/([.$A21]+[.AM$1]*[.AM20])" office:value-type="float" office:value="0.484797721188471">
            <text:p>4,85E-01</text:p>
          </table:table-cell>
          <table:table-cell table:formula="of:=[.AN$1]*[.AN20]/([.$A21]+[.AN$1]*[.AN20])" office:value-type="float" office:value="0.497887009633259">
            <text:p>4,98E-01</text:p>
          </table:table-cell>
          <table:table-cell table:formula="of:=[.AO$1]*[.AO20]/([.$A21]+[.AO$1]*[.AO20])" office:value-type="float" office:value="0.51036686314894">
            <text:p>5,10E-01</text:p>
          </table:table-cell>
          <table:table-cell table:formula="of:=[.AP$1]*[.AP20]/([.$A21]+[.AP$1]*[.AP20])" office:value-type="float" office:value="0.522274543557835">
            <text:p>5,22E-01</text:p>
          </table:table-cell>
          <table:table-cell table:formula="of:=[.AQ$1]*[.AQ20]/([.$A21]+[.AQ$1]*[.AQ20])" office:value-type="float" office:value="0.533644971983428">
            <text:p>5,34E-01</text:p>
          </table:table-cell>
          <table:table-cell table:formula="of:=[.AR$1]*[.AR20]/([.$A21]+[.AR$1]*[.AR20])" office:value-type="float" office:value="0.544510786577169">
            <text:p>5,45E-01</text:p>
          </table:table-cell>
          <table:table-cell office:value-type="float" office:value="19">
            <text:p>19</text:p>
          </table:table-cell>
          <table:table-cell table:formula="of:=[.AT$1]*[.AT20]/([.$A21]+[.AT$1]*[.AT20])" office:value-type="float" office:value="0.554902433435363">
            <text:p>5,55E-01</text:p>
          </table:table-cell>
          <table:table-cell table:formula="of:=[.AU$1]*[.AU20]/([.$A21]+[.AU$1]*[.AU20])" office:value-type="float" office:value="0.564848277151211">
            <text:p>5,65E-01</text:p>
          </table:table-cell>
          <table:table-cell table:formula="of:=[.AV$1]*[.AV20]/([.$A21]+[.AV$1]*[.AV20])" office:value-type="float" office:value="0.574374721610112">
            <text:p>5,74E-01</text:p>
          </table:table-cell>
          <table:table-cell table:formula="of:=[.AW$1]*[.AW20]/([.$A21]+[.AW$1]*[.AW20])" office:value-type="float" office:value="0.58350633459965">
            <text:p>5,84E-01</text:p>
          </table:table-cell>
          <table:table-cell table:formula="of:=[.AX$1]*[.AX20]/([.$A21]+[.AX$1]*[.AX20])" office:value-type="float" office:value="0.592265971910329">
            <text:p>5,92E-01</text:p>
          </table:table-cell>
          <table:table-cell table:formula="of:=[.AY$1]*[.AY20]/([.$A21]+[.AY$1]*[.AY20])" office:value-type="float" office:value="0.600674898093324">
            <text:p>6,01E-01</text:p>
          </table:table-cell>
          <table:table-cell table:formula="of:=[.AZ$1]*[.AZ20]/([.$A21]+[.AZ$1]*[.AZ20])" office:value-type="float" office:value="0.608752902091985">
            <text:p>6,09E-01</text:p>
          </table:table-cell>
          <table:table-cell table:formula="of:=[.BA$1]*[.BA20]/([.$A21]+[.BA$1]*[.BA20])" office:value-type="float" office:value="0.616518406699708">
            <text:p>6,17E-01</text:p>
          </table:table-cell>
          <table:table-cell table:formula="of:=[.BB$1]*[.BB20]/([.$A21]+[.BB$1]*[.BB20])" office:value-type="float" office:value="0.623988571307685">
            <text:p>6,24E-01</text:p>
          </table:table-cell>
          <table:table-cell table:formula="of:=[.BC$1]*[.BC20]/([.$A21]+[.BC$1]*[.BC20])" office:value-type="float" office:value="0.631179387756234">
            <text:p>6,31E-01</text:p>
          </table:table-cell>
          <table:table-cell office:value-type="float" office:value="19">
            <text:p>19</text:p>
          </table:table-cell>
          <table:table-cell table:formula="of:=[.BE$1]*[.BE20]/([.$A21]+[.BE$1]*[.BE20])" office:value-type="float" office:value="0.638105769339086">
            <text:p>6,38E-01</text:p>
          </table:table-cell>
          <table:table-cell table:formula="of:=[.BF$1]*[.BF20]/([.$A21]+[.BF$1]*[.BF20])" office:value-type="float" office:value="0.644781633164191">
            <text:p>6,45E-01</text:p>
          </table:table-cell>
          <table:table-cell table:formula="of:=[.BG$1]*[.BG20]/([.$A21]+[.BG$1]*[.BG20])" office:value-type="float" office:value="0.65121997617131">
            <text:p>6,51E-01</text:p>
          </table:table-cell>
          <table:table-cell table:formula="of:=[.BH$1]*[.BH20]/([.$A21]+[.BH$1]*[.BH20])" office:value-type="float" office:value="0.657432945162841">
            <text:p>6,57E-01</text:p>
          </table:table-cell>
          <table:table-cell table:formula="of:=[.BI$1]*[.BI20]/([.$A21]+[.BI$1]*[.BI20])" office:value-type="float" office:value="0.66343190123235">
            <text:p>6,63E-01</text:p>
          </table:table-cell>
          <table:table-cell table:formula="of:=[.BJ$1]*[.BJ20]/([.$A21]+[.BJ$1]*[.BJ20])" office:value-type="float" office:value="0.669227478984058">
            <text:p>6,69E-01</text:p>
          </table:table-cell>
          <table:table-cell table:formula="of:=[.BK$1]*[.BK20]/([.$A21]+[.BK$1]*[.BK20])" office:value-type="float" office:value="0.674829640932223">
            <text:p>6,75E-01</text:p>
          </table:table-cell>
          <table:table-cell table:formula="of:=[.BL$1]*[.BL20]/([.$A21]+[.BL$1]*[.BL20])" office:value-type="float" office:value="0.680247727456614">
            <text:p>6,80E-01</text:p>
          </table:table-cell>
          <table:table-cell table:formula="of:=[.BM$1]*[.BM20]/([.$A21]+[.BM$1]*[.BM20])" office:value-type="float" office:value="0.685490502672238">
            <text:p>6,85E-01</text:p>
          </table:table-cell>
          <table:table-cell table:formula="of:=[.BN$1]*[.BN20]/([.$A21]+[.BN$1]*[.BN20])" office:value-type="float" office:value="0.690566196550357">
            <text:p>6,91E-01</text:p>
          </table:table-cell>
          <table:table-cell office:value-type="float" office:value="19">
            <text:p>19</text:p>
          </table:table-cell>
          <table:table-cell table:formula="of:=[.BP$1]*[.BP20]/([.$A21]+[.BP$1]*[.BP20])" office:value-type="float" office:value="0.69548254360534">
            <text:p>6,95E-01</text:p>
          </table:table-cell>
          <table:table-cell table:formula="of:=[.BQ$1]*[.BQ20]/([.$A21]+[.BQ$1]*[.BQ20])" office:value-type="float" office:value="0.70024681843892">
            <text:p>7,00E-01</text:p>
          </table:table-cell>
          <table:table-cell table:formula="of:=[.BR$1]*[.BR20]/([.$A21]+[.BR$1]*[.BR20])" office:value-type="float" office:value="0.704865868410848">
            <text:p>7,05E-01</text:p>
          </table:table-cell>
          <table:table-cell table:formula="of:=[.BS$1]*[.BS20]/([.$A21]+[.BS$1]*[.BS20])" office:value-type="float" office:value="0.709346143683177">
            <text:p>7,09E-01</text:p>
          </table:table-cell>
          <table:table-cell table:formula="of:=[.BT$1]*[.BT20]/([.$A21]+[.BT$1]*[.BT20])" office:value-type="float" office:value="0.713693724864694">
            <text:p>7,14E-01</text:p>
          </table:table-cell>
          <table:table-cell table:formula="of:=[.BU$1]*[.BU20]/([.$A21]+[.BU$1]*[.BU20])" office:value-type="float" office:value="0.717914348462671">
            <text:p>7,18E-01</text:p>
          </table:table-cell>
          <table:table-cell table:formula="of:=[.BV$1]*[.BV20]/([.$A21]+[.BV$1]*[.BV20])" office:value-type="float" office:value="0.722013430330996">
            <text:p>7,22E-01</text:p>
          </table:table-cell>
          <table:table-cell table:formula="of:=[.BW$1]*[.BW20]/([.$A21]+[.BW$1]*[.BW20])" office:value-type="float" office:value="0.725996087287082">
            <text:p>7,26E-01</text:p>
          </table:table-cell>
          <table:table-cell table:formula="of:=[.BX$1]*[.BX20]/([.$A21]+[.BX$1]*[.BX20])" office:value-type="float" office:value="0.729867157054584">
            <text:p>7,30E-01</text:p>
          </table:table-cell>
          <table:table-cell table:formula="of:=[.BY$1]*[.BY20]/([.$A21]+[.BY$1]*[.BY20])" office:value-type="float" office:value="0.733631216674869">
            <text:p>7,34E-01</text:p>
          </table:table-cell>
          <table:table-cell office:value-type="float" office:value="19">
            <text:p>19</text:p>
          </table:table-cell>
          <table:table-cell table:formula="of:=[.CA$1]*[.CA20]/([.$A21]+[.CA$1]*[.CA20])" office:value-type="float" office:value="0.737292599517327">
            <text:p>7,37E-01</text:p>
          </table:table-cell>
          <table:table-cell table:formula="of:=[.CB$1]*[.CB20]/([.$A21]+[.CB$1]*[.CB20])" office:value-type="float" office:value="0.74085541100688">
            <text:p>7,41E-01</text:p>
          </table:table-cell>
          <table:table-cell table:formula="of:=[.CC$1]*[.CC20]/([.$A21]+[.CC$1]*[.CC20])" office:value-type="float" office:value="0.744323543176377">
            <text:p>7,44E-01</text:p>
          </table:table-cell>
          <table:table-cell table:formula="of:=[.CD$1]*[.CD20]/([.$A21]+[.CD$1]*[.CD20])" office:value-type="float" office:value="0.747700688141869">
            <text:p>7,48E-01</text:p>
          </table:table-cell>
          <table:table-cell table:formula="of:=[.CE$1]*[.CE20]/([.$A21]+[.CE$1]*[.CE20])" office:value-type="float" office:value="0.750990350589927">
            <text:p>7,51E-01</text:p>
          </table:table-cell>
          <table:table-cell table:formula="of:=[.CF$1]*[.CF20]/([.$A21]+[.CF$1]*[.CF20])" office:value-type="float" office:value="0.754195859358224">
            <text:p>7,54E-01</text:p>
          </table:table-cell>
          <table:table-cell table:formula="of:=[.CG$1]*[.CG20]/([.$A21]+[.CG$1]*[.CG20])" office:value-type="float" office:value="0.757320378183303">
            <text:p>7,57E-01</text:p>
          </table:table-cell>
          <table:table-cell table:formula="of:=[.CH$1]*[.CH20]/([.$A21]+[.CH$1]*[.CH20])" office:value-type="float" office:value="0.760366915682931">
            <text:p>7,60E-01</text:p>
          </table:table-cell>
          <table:table-cell table:formula="of:=[.CI$1]*[.CI20]/([.$A21]+[.CI$1]*[.CI20])" office:value-type="float" office:value="0.763338334634458">
            <text:p>7,63E-01</text:p>
          </table:table-cell>
          <table:table-cell table:formula="of:=[.CJ$1]*[.CJ20]/([.$A21]+[.CJ$1]*[.CJ20])" office:value-type="float" office:value="0.766237360605204">
            <text:p>7,66E-01</text:p>
          </table:table-cell>
          <table:table-cell office:value-type="float" office:value="19">
            <text:p>19</text:p>
          </table:table-cell>
          <table:table-cell table:formula="of:=[.CL$1]*[.CL20]/([.$A21]+[.CL$1]*[.CL20])" office:value-type="float" office:value="0.769066589986033">
            <text:p>7,69E-01</text:p>
          </table:table-cell>
          <table:table-cell table:formula="of:=[.CM$1]*[.CM20]/([.$A21]+[.CM$1]*[.CM20])" office:value-type="float" office:value="0.771828497474782">
            <text:p>7,72E-01</text:p>
          </table:table-cell>
          <table:table-cell table:formula="of:=[.CN$1]*[.CN20]/([.$A21]+[.CN$1]*[.CN20])" office:value-type="float" office:value="0.774525443052251">
            <text:p>7,75E-01</text:p>
          </table:table-cell>
          <table:table-cell table:formula="of:=[.CO$1]*[.CO20]/([.$A21]+[.CO$1]*[.CO20])" office:value-type="float" office:value="0.777159678489753">
            <text:p>7,77E-01</text:p>
          </table:table-cell>
          <table:table-cell table:formula="of:=[.CP$1]*[.CP20]/([.$A21]+[.CP$1]*[.CP20])" office:value-type="float" office:value="0.779733353423938">
            <text:p>7,80E-01</text:p>
          </table:table-cell>
          <table:table-cell table:formula="of:=[.CQ$1]*[.CQ20]/([.$A21]+[.CQ$1]*[.CQ20])" office:value-type="float" office:value="0.782248521031589">
            <text:p>7,82E-01</text:p>
          </table:table-cell>
          <table:table-cell table:formula="of:=[.CR$1]*[.CR20]/([.$A21]+[.CR$1]*[.CR20])" office:value-type="float" office:value="0.784707143334337">
            <text:p>7,85E-01</text:p>
          </table:table-cell>
          <table:table-cell table:formula="of:=[.CS$1]*[.CS20]/([.$A21]+[.CS$1]*[.CS20])" office:value-type="float" office:value="0.787111096160769">
            <text:p>7,87E-01</text:p>
          </table:table-cell>
          <table:table-cell table:formula="of:=[.CT$1]*[.CT20]/([.$A21]+[.CT$1]*[.CT20])" office:value-type="float" office:value="0.789462173791133">
            <text:p>7,89E-01</text:p>
          </table:table-cell>
          <table:table-cell table:formula="of:=[.CU$1]*[.CU20]/([.$A21]+[.CU$1]*[.CU20])" office:value-type="float" office:value="0.791762093307774">
            <text:p>7,92E-01</text:p>
          </table:table-cell>
          <table:table-cell office:value-type="float" office:value="19">
            <text:p>19</text:p>
          </table:table-cell>
          <table:table-cell table:formula="of:=[.CW$1]*[.CW20]/([.$A21]+[.CW$1]*[.CW20])" office:value-type="float" office:value="0.794012498672572">
            <text:p>7,94E-01</text:p>
          </table:table-cell>
          <table:table-cell table:formula="of:=[.CX$1]*[.CX20]/([.$A21]+[.CX$1]*[.CX20])" office:value-type="float" office:value="0.796214964550935">
            <text:p>7,96E-01</text:p>
          </table:table-cell>
          <table:table-cell table:formula="of:=[.CY$1]*[.CY20]/([.$A21]+[.CY$1]*[.CY20])" office:value-type="float" office:value="0.798370999900329">
            <text:p>7,98E-01</text:p>
          </table:table-cell>
          <table:table-cell table:formula="of:=[.CZ$1]*[.CZ20]/([.$A21]+[.CZ$1]*[.CZ20])" office:value-type="float" office:value="0.800482051339921">
            <text:p>8,00E-01</text:p>
          </table:table-cell>
          <table:table-cell table:formula="of:=[.DA$1]*[.DA20]/([.$A21]+[.DA$1]*[.DA20])" office:value-type="float" office:value="0.802549506316594">
            <text:p>8,03E-01</text:p>
          </table:table-cell>
          <table:table-cell table:formula="of:=[.DB$1]*[.DB20]/([.$A21]+[.DB$1]*[.DB20])" office:value-type="float" office:value="0.804574696081413">
            <text:p>8,05E-01</text:p>
          </table:table-cell>
          <table:table-cell table:formula="of:=[.DC$1]*[.DC20]/([.$A21]+[.DC$1]*[.DC20])" office:value-type="float" office:value="0.806558898489518">
            <text:p>8,07E-01</text:p>
          </table:table-cell>
          <table:table-cell table:formula="of:=[.DD$1]*[.DD20]/([.$A21]+[.DD$1]*[.DD20])" office:value-type="float" office:value="0.808503340635459">
            <text:p>8,09E-01</text:p>
          </table:table-cell>
          <table:table-cell table:formula="of:=[.DE$1]*[.DE20]/([.$A21]+[.DE$1]*[.DE20])" office:value-type="float" office:value="0.81040920133502">
            <text:p>8,10E-01</text:p>
          </table:table-cell>
          <table:table-cell table:formula="of:=[.DF$1]*[.DF20]/([.$A21]+[.DF$1]*[.DF20])" office:value-type="float" office:value="0.812277613463816">
            <text:p>8,12E-01</text:p>
          </table:table-cell>
          <table:table-cell table:number-columns-repeated="146"/>
        </table:table-row>
        <table:table-row table:style-name="ro1">
          <table:table-cell office:value-type="float" office:value="20">
            <text:p>20</text:p>
          </table:table-cell>
          <table:table-cell table:formula="of:=[.$C$1]*[.B21]/([.$A22]+[.$C$1]*[.B21])" office:value-type="float" office:value="0.0000000000000513762258990209">
            <text:p>5,14E-14</text:p>
          </table:table-cell>
          <table:table-cell table:formula="of:=[.$C$1]*[.C21]/([.$A22]+[.$C$1]*[.C21])" office:value-type="float" office:value="0.0000000000000583292419826931">
            <text:p>5,83E-14</text:p>
          </table:table-cell>
          <table:table-cell table:formula="of:=[.$D$1]*[.D21]/([.$A22]+[.$D$1]*[.D21])" office:value-type="float" office:value="0.0000000000713537876886127">
            <text:p>7,14E-11</text:p>
          </table:table-cell>
          <table:table-cell table:formula="of:=[.$E$1]*[.E21]/([.$A22]+[.$E$1]*[.E21])" office:value-type="float" office:value="0.0000000082774636624717">
            <text:p>8,28E-09</text:p>
          </table:table-cell>
          <table:table-cell table:formula="of:=[.$F$1]*[.F21]/([.$A22]+[.$F$1]*[.F21])" office:value-type="float" office:value="0.000000264121098910806">
            <text:p>2,64E-07</text:p>
          </table:table-cell>
          <table:table-cell table:formula="of:=[.$G$1]*[.G21]/([.$A22]+[.$G$1]*[.G21])" office:value-type="float" office:value="0.00000372506736741452">
            <text:p>3,73E-06</text:p>
          </table:table-cell>
          <table:table-cell table:formula="of:=[.$H$1]*[.H21]/([.$A22]+[.$H$1]*[.H21])" office:value-type="float" office:value="0.0000299075684493976">
            <text:p>2,99E-05</text:p>
          </table:table-cell>
          <table:table-cell table:formula="of:=[.I$1]*[.I21]/([.$A22]+[.I$1]*[.I21])" office:value-type="float" office:value="0.000158986438022511">
            <text:p>1,59E-04</text:p>
          </table:table-cell>
          <table:table-cell table:formula="of:=[.J$1]*[.J21]/([.$A22]+[.J$1]*[.J21])" office:value-type="float" office:value="0.000616972833092808">
            <text:p>6,17E-04</text:p>
          </table:table-cell>
          <table:table-cell table:formula="of:=[.K$1]*[.K21]/([.$A22]+[.K$1]*[.K21])" office:value-type="float" office:value="0.00186904985235431">
            <text:p>1,87E-03</text:p>
          </table:table-cell>
          <table:table-cell office:value-type="float" office:value="20">
            <text:p>20</text:p>
          </table:table-cell>
          <table:table-cell table:formula="of:=[.M$1]*[.M21]/([.$A22]+[.M$1]*[.M21])" office:value-type="float" office:value="0.00464005534719618">
            <text:p>4,64E-03</text:p>
          </table:table-cell>
          <table:table-cell table:formula="of:=[.N$1]*[.N21]/([.$A22]+[.N$1]*[.N21])" office:value-type="float" office:value="0.00979563942006408">
            <text:p>9,80E-03</text:p>
          </table:table-cell>
          <table:table-cell table:formula="of:=[.O$1]*[.O21]/([.$A22]+[.O$1]*[.O21])" office:value-type="float" office:value="0.018109848185768">
            <text:p>1,81E-02</text:p>
          </table:table-cell>
          <table:table-cell table:formula="of:=[.P$1]*[.P21]/([.$A22]+[.P$1]*[.P21])" office:value-type="float" office:value="0.0300354830405033">
            <text:p>3,00E-02</text:p>
          </table:table-cell>
          <table:table-cell table:formula="of:=[.Q$1]*[.Q21]/([.$A22]+[.Q$1]*[.Q21])" office:value-type="float" office:value="0.0455932155898118">
            <text:p>4,56E-02</text:p>
          </table:table-cell>
          <table:table-cell table:formula="of:=[.R$1]*[.R21]/([.$A22]+[.R$1]*[.R21])" office:value-type="float" office:value="0.0644109247815699">
            <text:p>6,44E-02</text:p>
          </table:table-cell>
          <table:table-cell table:formula="of:=[.S$1]*[.S21]/([.$A22]+[.S$1]*[.S21])" office:value-type="float" office:value="0.0858603317929419">
            <text:p>8,59E-02</text:p>
          </table:table-cell>
          <table:table-cell table:formula="of:=[.T$1]*[.T21]/([.$A22]+[.T$1]*[.T21])" office:value-type="float" office:value="0.109212845872523">
            <text:p>1,09E-01</text:p>
          </table:table-cell>
          <table:table-cell table:formula="of:=[.U$1]*[.U21]/([.$A22]+[.U$1]*[.U21])" office:value-type="float" office:value="0.133761441266848">
            <text:p>1,34E-01</text:p>
          </table:table-cell>
          <table:table-cell table:formula="of:=[.V$1]*[.V21]/([.$A22]+[.V$1]*[.V21])" office:value-type="float" office:value="0.158891961541972">
            <text:p>1,59E-01</text:p>
          </table:table-cell>
          <table:table-cell office:value-type="float" office:value="20">
            <text:p>20</text:p>
          </table:table-cell>
          <table:table-cell table:formula="of:=[.X$1]*[.X21]/([.$A22]+[.X$1]*[.X21])" office:value-type="float" office:value="0.184111064753672">
            <text:p>1,84E-01</text:p>
          </table:table-cell>
          <table:table-cell table:formula="of:=[.Y$1]*[.Y21]/([.$A22]+[.Y$1]*[.Y21])" office:value-type="float" office:value="0.209045995577109">
            <text:p>2,09E-01</text:p>
          </table:table-cell>
          <table:table-cell table:formula="of:=[.Z$1]*[.Z21]/([.$A22]+[.Z$1]*[.Z21])" office:value-type="float" office:value="0.233429973846773">
            <text:p>2,33E-01</text:p>
          </table:table-cell>
          <table:table-cell table:formula="of:=[.AA$1]*[.AA21]/([.$A22]+[.AA$1]*[.AA21])" office:value-type="float" office:value="0.257082552874141">
            <text:p>2,57E-01</text:p>
          </table:table-cell>
          <table:table-cell table:formula="of:=[.AB$1]*[.AB21]/([.$A22]+[.AB$1]*[.AB21])" office:value-type="float" office:value="0.279890150989705">
            <text:p>2,80E-01</text:p>
          </table:table-cell>
          <table:table-cell table:formula="of:=[.AC$1]*[.AC21]/([.$A22]+[.AC$1]*[.AC21])" office:value-type="float" office:value="0.301789098783017">
            <text:p>3,02E-01</text:p>
          </table:table-cell>
          <table:table-cell table:formula="of:=[.AD$1]*[.AD21]/([.$A22]+[.AD$1]*[.AD21])" office:value-type="float" office:value="0.322751893925817">
            <text:p>3,23E-01</text:p>
          </table:table-cell>
          <table:table-cell table:formula="of:=[.AE$1]*[.AE21]/([.$A22]+[.AE$1]*[.AE21])" office:value-type="float" office:value="0.342776540068603">
            <text:p>3,43E-01</text:p>
          </table:table-cell>
          <table:table-cell table:formula="of:=[.AF$1]*[.AF21]/([.$A22]+[.AF$1]*[.AF21])" office:value-type="float" office:value="0.361878520175802">
            <text:p>3,62E-01</text:p>
          </table:table-cell>
          <table:table-cell table:formula="of:=[.AG$1]*[.AG21]/([.$A22]+[.AG$1]*[.AG21])" office:value-type="float" office:value="0.38008488118512">
            <text:p>3,80E-01</text:p>
          </table:table-cell>
          <table:table-cell office:value-type="float" office:value="20">
            <text:p>20</text:p>
          </table:table-cell>
          <table:table-cell table:formula="of:=[.AI$1]*[.AI21]/([.$A22]+[.AI$1]*[.AI21])" office:value-type="float" office:value="0.397429946809105">
            <text:p>3,97E-01</text:p>
          </table:table-cell>
          <table:table-cell table:formula="of:=[.AJ$1]*[.AJ21]/([.$A22]+[.AJ$1]*[.AJ21])" office:value-type="float" office:value="0.413952255057963">
            <text:p>4,14E-01</text:p>
          </table:table-cell>
          <table:table-cell table:formula="of:=[.AK$1]*[.AK21]/([.$A22]+[.AK$1]*[.AK21])" office:value-type="float" office:value="0.429692401636169">
            <text:p>4,30E-01</text:p>
          </table:table-cell>
          <table:table-cell table:formula="of:=[.AL$1]*[.AL21]/([.$A22]+[.AL$1]*[.AL21])" office:value-type="float" office:value="0.444691545370821">
            <text:p>4,45E-01</text:p>
          </table:table-cell>
          <table:table-cell table:formula="of:=[.AM$1]*[.AM21]/([.$A22]+[.AM$1]*[.AM21])" office:value-type="float" office:value="0.45899039304094">
            <text:p>4,59E-01</text:p>
          </table:table-cell>
          <table:table-cell table:formula="of:=[.AN$1]*[.AN21]/([.$A22]+[.AN$1]*[.AN21])" office:value-type="float" office:value="0.472628528679226">
            <text:p>4,73E-01</text:p>
          </table:table-cell>
          <table:table-cell table:formula="of:=[.AO$1]*[.AO21]/([.$A22]+[.AO$1]*[.AO21])" office:value-type="float" office:value="0.485643988573271">
            <text:p>4,86E-01</text:p>
          </table:table-cell>
          <table:table-cell table:formula="of:=[.AP$1]*[.AP21]/([.$A22]+[.AP$1]*[.AP21])" office:value-type="float" office:value="0.498073010121996">
            <text:p>4,98E-01</text:p>
          </table:table-cell>
          <table:table-cell table:formula="of:=[.AQ$1]*[.AQ21]/([.$A22]+[.AQ$1]*[.AQ21])" office:value-type="float" office:value="0.509949902536354">
            <text:p>5,10E-01</text:p>
          </table:table-cell>
          <table:table-cell table:formula="of:=[.AR$1]*[.AR21]/([.$A22]+[.AR$1]*[.AR21])" office:value-type="float" office:value="0.521307001875505">
            <text:p>5,21E-01</text:p>
          </table:table-cell>
          <table:table-cell office:value-type="float" office:value="20">
            <text:p>20</text:p>
          </table:table-cell>
          <table:table-cell table:formula="of:=[.AT$1]*[.AT21]/([.$A22]+[.AT$1]*[.AT21])" office:value-type="float" office:value="0.532174683464662">
            <text:p>5,32E-01</text:p>
          </table:table-cell>
          <table:table-cell table:formula="of:=[.AU$1]*[.AU21]/([.$A22]+[.AU$1]*[.AU21])" office:value-type="float" office:value="0.542581412399946">
            <text:p>5,43E-01</text:p>
          </table:table-cell>
          <table:table-cell table:formula="of:=[.AV$1]*[.AV21]/([.$A22]+[.AV$1]*[.AV21])" office:value-type="float" office:value="0.552553818392311">
            <text:p>5,53E-01</text:p>
          </table:table-cell>
          <table:table-cell table:formula="of:=[.AW$1]*[.AW21]/([.$A22]+[.AW$1]*[.AW21])" office:value-type="float" office:value="0.562116785213772">
            <text:p>5,62E-01</text:p>
          </table:table-cell>
          <table:table-cell table:formula="of:=[.AX$1]*[.AX21]/([.$A22]+[.AX$1]*[.AX21])" office:value-type="float" office:value="0.571293547905907">
            <text:p>5,71E-01</text:p>
          </table:table-cell>
          <table:table-cell table:formula="of:=[.AY$1]*[.AY21]/([.$A22]+[.AY$1]*[.AY21])" office:value-type="float" office:value="0.580105792999712">
            <text:p>5,80E-01</text:p>
          </table:table-cell>
          <table:table-cell table:formula="of:=[.AZ$1]*[.AZ21]/([.$A22]+[.AZ$1]*[.AZ21])" office:value-type="float" office:value="0.588573758499308">
            <text:p>5,89E-01</text:p>
          </table:table-cell>
          <table:table-cell table:formula="of:=[.BA$1]*[.BA21]/([.$A22]+[.BA$1]*[.BA21])" office:value-type="float" office:value="0.596716331461253">
            <text:p>5,97E-01</text:p>
          </table:table-cell>
          <table:table-cell table:formula="of:=[.BB$1]*[.BB21]/([.$A22]+[.BB$1]*[.BB21])" office:value-type="float" office:value="0.604551141772718">
            <text:p>6,05E-01</text:p>
          </table:table-cell>
          <table:table-cell table:formula="of:=[.BC$1]*[.BC21]/([.$A22]+[.BC$1]*[.BC21])" office:value-type="float" office:value="0.612094651280444">
            <text:p>6,12E-01</text:p>
          </table:table-cell>
          <table:table-cell office:value-type="float" office:value="20">
            <text:p>20</text:p>
          </table:table-cell>
          <table:table-cell table:formula="of:=[.BE$1]*[.BE21]/([.$A22]+[.BE$1]*[.BE21])" office:value-type="float" office:value="0.619362237809423">
            <text:p>6,19E-01</text:p>
          </table:table-cell>
          <table:table-cell table:formula="of:=[.BF$1]*[.BF21]/([.$A22]+[.BF$1]*[.BF21])" office:value-type="float" office:value="0.626368273880368">
            <text:p>6,26E-01</text:p>
          </table:table-cell>
          <table:table-cell table:formula="of:=[.BG$1]*[.BG21]/([.$A22]+[.BG$1]*[.BG21])" office:value-type="float" office:value="0.63312620012062">
            <text:p>6,33E-01</text:p>
          </table:table-cell>
          <table:table-cell table:formula="of:=[.BH$1]*[.BH21]/([.$A22]+[.BH$1]*[.BH21])" office:value-type="float" office:value="0.639648593487727">
            <text:p>6,40E-01</text:p>
          </table:table-cell>
          <table:table-cell table:formula="of:=[.BI$1]*[.BI21]/([.$A22]+[.BI$1]*[.BI21])" office:value-type="float" office:value="0.645947230505807">
            <text:p>6,46E-01</text:p>
          </table:table-cell>
          <table:table-cell table:formula="of:=[.BJ$1]*[.BJ21]/([.$A22]+[.BJ$1]*[.BJ21])" office:value-type="float" office:value="0.652033145764362">
            <text:p>6,52E-01</text:p>
          </table:table-cell>
          <table:table-cell table:formula="of:=[.BK$1]*[.BK21]/([.$A22]+[.BK$1]*[.BK21])" office:value-type="float" office:value="0.657916685956639">
            <text:p>6,58E-01</text:p>
          </table:table-cell>
          <table:table-cell table:formula="of:=[.BL$1]*[.BL21]/([.$A22]+[.BL$1]*[.BL21])" office:value-type="float" office:value="0.663607559746494">
            <text:p>6,64E-01</text:p>
          </table:table-cell>
          <table:table-cell table:formula="of:=[.BM$1]*[.BM21]/([.$A22]+[.BM$1]*[.BM21])" office:value-type="float" office:value="0.669114883753863">
            <text:p>6,69E-01</text:p>
          </table:table-cell>
          <table:table-cell table:formula="of:=[.BN$1]*[.BN21]/([.$A22]+[.BN$1]*[.BN21])" office:value-type="float" office:value="0.674447224942863">
            <text:p>6,74E-01</text:p>
          </table:table-cell>
          <table:table-cell office:value-type="float" office:value="20">
            <text:p>20</text:p>
          </table:table-cell>
          <table:table-cell table:formula="of:=[.BP$1]*[.BP21]/([.$A22]+[.BP$1]*[.BP21])" office:value-type="float" office:value="0.679612639685697">
            <text:p>6,80E-01</text:p>
          </table:table-cell>
          <table:table-cell table:formula="of:=[.BQ$1]*[.BQ21]/([.$A22]+[.BQ$1]*[.BQ21])" office:value-type="float" office:value="0.684618709761809">
            <text:p>6,85E-01</text:p>
          </table:table-cell>
          <table:table-cell table:formula="of:=[.BR$1]*[.BR21]/([.$A22]+[.BR$1]*[.BR21])" office:value-type="float" office:value="0.689472575536352">
            <text:p>6,89E-01</text:p>
          </table:table-cell>
          <table:table-cell table:formula="of:=[.BS$1]*[.BS21]/([.$A22]+[.BS$1]*[.BS21])" office:value-type="float" office:value="0.694180966545889">
            <text:p>6,94E-01</text:p>
          </table:table-cell>
          <table:table-cell table:formula="of:=[.BT$1]*[.BT21]/([.$A22]+[.BT$1]*[.BT21])" office:value-type="float" office:value="0.698750229703052">
            <text:p>6,99E-01</text:p>
          </table:table-cell>
          <table:table-cell table:formula="of:=[.BU$1]*[.BU21]/([.$A22]+[.BU$1]*[.BU21])" office:value-type="float" office:value="0.703186355315963">
            <text:p>7,03E-01</text:p>
          </table:table-cell>
          <table:table-cell table:formula="of:=[.BV$1]*[.BV21]/([.$A22]+[.BV$1]*[.BV21])" office:value-type="float" office:value="0.707495001102903">
            <text:p>7,07E-01</text:p>
          </table:table-cell>
          <table:table-cell table:formula="of:=[.BW$1]*[.BW21]/([.$A22]+[.BW$1]*[.BW21])" office:value-type="float" office:value="0.711681514368189">
            <text:p>7,12E-01</text:p>
          </table:table-cell>
          <table:table-cell table:formula="of:=[.BX$1]*[.BX21]/([.$A22]+[.BX$1]*[.BX21])" office:value-type="float" office:value="0.715750952491566">
            <text:p>7,16E-01</text:p>
          </table:table-cell>
          <table:table-cell table:formula="of:=[.BY$1]*[.BY21]/([.$A22]+[.BY$1]*[.BY21])" office:value-type="float" office:value="0.719708101870637">
            <text:p>7,20E-01</text:p>
          </table:table-cell>
          <table:table-cell office:value-type="float" office:value="20">
            <text:p>20</text:p>
          </table:table-cell>
          <table:table-cell table:formula="of:=[.CA$1]*[.CA21]/([.$A22]+[.CA$1]*[.CA21])" office:value-type="float" office:value="0.723557495444046">
            <text:p>7,24E-01</text:p>
          </table:table-cell>
          <table:table-cell table:formula="of:=[.CB$1]*[.CB21]/([.$A22]+[.CB$1]*[.CB21])" office:value-type="float" office:value="0.727303428912229">
            <text:p>7,27E-01</text:p>
          </table:table-cell>
          <table:table-cell table:formula="of:=[.CC$1]*[.CC21]/([.$A22]+[.CC$1]*[.CC21])" office:value-type="float" office:value="0.730949975762455">
            <text:p>7,31E-01</text:p>
          </table:table-cell>
          <table:table-cell table:formula="of:=[.CD$1]*[.CD21]/([.$A22]+[.CD$1]*[.CD21])" office:value-type="float" office:value="0.734501001195706">
            <text:p>7,35E-01</text:p>
          </table:table-cell>
          <table:table-cell table:formula="of:=[.CE$1]*[.CE21]/([.$A22]+[.CE$1]*[.CE21])" office:value-type="float" office:value="0.737960175044488">
            <text:p>7,38E-01</text:p>
          </table:table-cell>
          <table:table-cell table:formula="of:=[.CF$1]*[.CF21]/([.$A22]+[.CF$1]*[.CF21])" office:value-type="float" office:value="0.741330983762948">
            <text:p>7,41E-01</text:p>
          </table:table-cell>
          <table:table-cell table:formula="of:=[.CG$1]*[.CG21]/([.$A22]+[.CG$1]*[.CG21])" office:value-type="float" office:value="0.744616741563662">
            <text:p>7,45E-01</text:p>
          </table:table-cell>
          <table:table-cell table:formula="of:=[.CH$1]*[.CH21]/([.$A22]+[.CH$1]*[.CH21])" office:value-type="float" office:value="0.747820600768999">
            <text:p>7,48E-01</text:p>
          </table:table-cell>
          <table:table-cell table:formula="of:=[.CI$1]*[.CI21]/([.$A22]+[.CI$1]*[.CI21])" office:value-type="float" office:value="0.750945561439167">
            <text:p>7,51E-01</text:p>
          </table:table-cell>
          <table:table-cell table:formula="of:=[.CJ$1]*[.CJ21]/([.$A22]+[.CJ$1]*[.CJ21])" office:value-type="float" office:value="0.753994480333693">
            <text:p>7,54E-01</text:p>
          </table:table-cell>
          <table:table-cell office:value-type="float" office:value="20">
            <text:p>20</text:p>
          </table:table-cell>
          <table:table-cell table:formula="of:=[.CL$1]*[.CL21]/([.$A22]+[.CL$1]*[.CL21])" office:value-type="float" office:value="0.756970079258239">
            <text:p>7,57E-01</text:p>
          </table:table-cell>
          <table:table-cell table:formula="of:=[.CM$1]*[.CM21]/([.$A22]+[.CM$1]*[.CM21])" office:value-type="float" office:value="0.759874952844277">
            <text:p>7,60E-01</text:p>
          </table:table-cell>
          <table:table-cell table:formula="of:=[.CN$1]*[.CN21]/([.$A22]+[.CN$1]*[.CN21])" office:value-type="float" office:value="0.762711575805079">
            <text:p>7,63E-01</text:p>
          </table:table-cell>
          <table:table-cell table:formula="of:=[.CO$1]*[.CO21]/([.$A22]+[.CO$1]*[.CO21])" office:value-type="float" office:value="0.765482309707873">
            <text:p>7,65E-01</text:p>
          </table:table-cell>
          <table:table-cell table:formula="of:=[.CP$1]*[.CP21]/([.$A22]+[.CP$1]*[.CP21])" office:value-type="float" office:value="0.768189409298656">
            <text:p>7,68E-01</text:p>
          </table:table-cell>
          <table:table-cell table:formula="of:=[.CQ$1]*[.CQ21]/([.$A22]+[.CQ$1]*[.CQ21])" office:value-type="float" office:value="0.770835028413128">
            <text:p>7,71E-01</text:p>
          </table:table-cell>
          <table:table-cell table:formula="of:=[.CR$1]*[.CR21]/([.$A22]+[.CR$1]*[.CR21])" office:value-type="float" office:value="0.773421225504461">
            <text:p>7,73E-01</text:p>
          </table:table-cell>
          <table:table-cell table:formula="of:=[.CS$1]*[.CS21]/([.$A22]+[.CS$1]*[.CS21])" office:value-type="float" office:value="0.775949968816091">
            <text:p>7,76E-01</text:p>
          </table:table-cell>
          <table:table-cell table:formula="of:=[.CT$1]*[.CT21]/([.$A22]+[.CT$1]*[.CT21])" office:value-type="float" office:value="0.778423141225429">
            <text:p>7,78E-01</text:p>
          </table:table-cell>
          <table:table-cell table:formula="of:=[.CU$1]*[.CU21]/([.$A22]+[.CU$1]*[.CU21])" office:value-type="float" office:value="0.780842544782293">
            <text:p>7,81E-01</text:p>
          </table:table-cell>
          <table:table-cell office:value-type="float" office:value="20">
            <text:p>20</text:p>
          </table:table-cell>
          <table:table-cell table:formula="of:=[.CW$1]*[.CW21]/([.$A22]+[.CW$1]*[.CW21])" office:value-type="float" office:value="0.783209904963966">
            <text:p>7,83E-01</text:p>
          </table:table-cell>
          <table:table-cell table:formula="of:=[.CX$1]*[.CX21]/([.$A22]+[.CX$1]*[.CX21])" office:value-type="float" office:value="0.785526874667012">
            <text:p>7,86E-01</text:p>
          </table:table-cell>
          <table:table-cell table:formula="of:=[.CY$1]*[.CY21]/([.$A22]+[.CY$1]*[.CY21])" office:value-type="float" office:value="0.787795037954428">
            <text:p>7,88E-01</text:p>
          </table:table-cell>
          <table:table-cell table:formula="of:=[.CZ$1]*[.CZ21]/([.$A22]+[.CZ$1]*[.CZ21])" office:value-type="float" office:value="0.79001591357522">
            <text:p>7,90E-01</text:p>
          </table:table-cell>
          <table:table-cell table:formula="of:=[.DA$1]*[.DA21]/([.$A22]+[.DA$1]*[.DA21])" office:value-type="float" office:value="0.792190958272192">
            <text:p>7,92E-01</text:p>
          </table:table-cell>
          <table:table-cell table:formula="of:=[.DB$1]*[.DB21]/([.$A22]+[.DB$1]*[.DB21])" office:value-type="float" office:value="0.794321569892473">
            <text:p>7,94E-01</text:p>
          </table:table-cell>
          <table:table-cell table:formula="of:=[.DC$1]*[.DC21]/([.$A22]+[.DC$1]*[.DC21])" office:value-type="float" office:value="0.796409090314259">
            <text:p>7,96E-01</text:p>
          </table:table-cell>
          <table:table-cell table:formula="of:=[.DD$1]*[.DD21]/([.$A22]+[.DD$1]*[.DD21])" office:value-type="float" office:value="0.798454808202144">
            <text:p>7,98E-01</text:p>
          </table:table-cell>
          <table:table-cell table:formula="of:=[.DE$1]*[.DE21]/([.$A22]+[.DE$1]*[.DE21])" office:value-type="float" office:value="0.800459961602556">
            <text:p>8,00E-01</text:p>
          </table:table-cell>
          <table:table-cell table:formula="of:=[.DF$1]*[.DF21]/([.$A22]+[.DF$1]*[.DF21])" office:value-type="float" office:value="0.802425740389892">
            <text:p>8,02E-01</text:p>
          </table:table-cell>
          <table:table-cell table:number-columns-repeated="146"/>
        </table:table-row>
        <table:table-row table:style-name="ro1">
          <table:table-cell office:value-type="float" office:value="21">
            <text:p>21</text:p>
          </table:table-cell>
          <table:table-cell table:formula="of:=[.$C$1]*[.B22]/([.$A23]+[.$C$1]*[.B22])" office:value-type="float" office:value="4.89297389514482E-015">
            <text:p>4,89E-15</text:p>
          </table:table-cell>
          <table:table-cell table:formula="of:=[.$C$1]*[.C22]/([.$A23]+[.$C$1]*[.C22])" office:value-type="float" office:value="5.5551659031136E-015">
            <text:p>5,56E-15</text:p>
          </table:table-cell>
          <table:table-cell table:formula="of:=[.$D$1]*[.D22]/([.$A23]+[.$D$1]*[.D22])" office:value-type="float" office:value="0.0000000000101933982411265">
            <text:p>1,02E-11</text:p>
          </table:table-cell>
          <table:table-cell table:formula="of:=[.$E$1]*[.E22]/([.$A23]+[.$E$1]*[.E22])" office:value-type="float" office:value="0.00000000157665974274685">
            <text:p>1,58E-09</text:p>
          </table:table-cell>
          <table:table-cell table:formula="of:=[.$F$1]*[.F22]/([.$A23]+[.$F$1]*[.F22])" office:value-type="float" office:value="0.0000000628859719764985">
            <text:p>6,29E-08</text:p>
          </table:table-cell>
          <table:table-cell table:formula="of:=[.$G$1]*[.G22]/([.$A23]+[.$G$1]*[.G22])" office:value-type="float" office:value="0.00000106430382937459">
            <text:p>1,06E-06</text:p>
          </table:table-cell>
          <table:table-cell table:formula="of:=[.$H$1]*[.H22]/([.$A23]+[.$H$1]*[.H22])" office:value-type="float" office:value="0.00000996909009938435">
            <text:p>9,97E-06</text:p>
          </table:table-cell>
          <table:table-cell table:formula="of:=[.I$1]*[.I22]/([.$A23]+[.I$1]*[.I22])" office:value-type="float" office:value="0.0000605625940538684">
            <text:p>6,06E-05</text:p>
          </table:table-cell>
          <table:table-cell table:formula="of:=[.J$1]*[.J22]/([.$A23]+[.J$1]*[.J22])" office:value-type="float" office:value="0.000264347030638455">
            <text:p>2,64E-04</text:p>
          </table:table-cell>
          <table:table-cell table:formula="of:=[.K$1]*[.K22]/([.$A23]+[.K$1]*[.K22])" office:value-type="float" office:value="0.000889232301358449">
            <text:p>8,89E-04</text:p>
          </table:table-cell>
          <table:table-cell office:value-type="float" office:value="21">
            <text:p>21</text:p>
          </table:table-cell>
          <table:table-cell table:formula="of:=[.M$1]*[.M22]/([.$A23]+[.M$1]*[.M22])" office:value-type="float" office:value="0.00242461214947136">
            <text:p>2,42E-03</text:p>
          </table:table-cell>
          <table:table-cell table:formula="of:=[.N$1]*[.N22]/([.$A23]+[.N$1]*[.N22])" office:value-type="float" office:value="0.00556635054698295">
            <text:p>5,57E-03</text:p>
          </table:table-cell>
          <table:table-cell table:formula="of:=[.O$1]*[.O22]/([.$A23]+[.O$1]*[.O22])" office:value-type="float" office:value="0.0110865684516522">
            <text:p>1,11E-02</text:p>
          </table:table-cell>
          <table:table-cell table:formula="of:=[.P$1]*[.P22]/([.$A23]+[.P$1]*[.P22])" office:value-type="float" office:value="0.0196305794038295">
            <text:p>1,96E-02</text:p>
          </table:table-cell>
          <table:table-cell table:formula="of:=[.Q$1]*[.Q22]/([.$A23]+[.Q$1]*[.Q22])" office:value-type="float" office:value="0.0315394504471367">
            <text:p>3,15E-02</text:p>
          </table:table-cell>
          <table:table-cell table:formula="of:=[.R$1]*[.R22]/([.$A23]+[.R$1]*[.R22])" office:value-type="float" office:value="0.0467792967738911">
            <text:p>4,68E-02</text:p>
          </table:table-cell>
          <table:table-cell table:formula="of:=[.S$1]*[.S22]/([.$A23]+[.S$1]*[.S22])" office:value-type="float" office:value="0.0649888677507279">
            <text:p>6,50E-02</text:p>
          </table:table-cell>
          <table:table-cell table:formula="of:=[.T$1]*[.T22]/([.$A23]+[.T$1]*[.T22])" office:value-type="float" office:value="0.0855980872795526">
            <text:p>8,56E-02</text:p>
          </table:table-cell>
          <table:table-cell table:formula="of:=[.U$1]*[.U22]/([.$A23]+[.U$1]*[.U22])" office:value-type="float" office:value="0.10795705053585">
            <text:p>1,08E-01</text:p>
          </table:table-cell>
          <table:table-cell table:formula="of:=[.V$1]*[.V22]/([.$A23]+[.V$1]*[.V22])" office:value-type="float" office:value="0.13143603117296">
            <text:p>1,31E-01</text:p>
          </table:table-cell>
          <table:table-cell office:value-type="float" office:value="21">
            <text:p>21</text:p>
          </table:table-cell>
          <table:table-cell table:formula="of:=[.X$1]*[.X22]/([.$A23]+[.X$1]*[.X22])" office:value-type="float" office:value="0.155484624908874">
            <text:p>1,55E-01</text:p>
          </table:table-cell>
          <table:table-cell table:formula="of:=[.Y$1]*[.Y22]/([.$A23]+[.Y$1]*[.Y22])" office:value-type="float" office:value="0.179655836724384">
            <text:p>1,80E-01</text:p>
          </table:table-cell>
          <table:table-cell table:formula="of:=[.Z$1]*[.Z22]/([.$A23]+[.Z$1]*[.Z22])" office:value-type="float" office:value="0.203606959600889">
            <text:p>2,04E-01</text:p>
          </table:table-cell>
          <table:table-cell table:formula="of:=[.AA$1]*[.AA22]/([.$A23]+[.AA$1]*[.AA22])" office:value-type="float" office:value="0.227088167926851">
            <text:p>2,27E-01</text:p>
          </table:table-cell>
          <table:table-cell table:formula="of:=[.AB$1]*[.AB22]/([.$A23]+[.AB$1]*[.AB22])" office:value-type="float" office:value="0.249926433179496">
            <text:p>2,50E-01</text:p>
          </table:table-cell>
          <table:table-cell table:formula="of:=[.AC$1]*[.AC22]/([.$A23]+[.AC$1]*[.AC22])" office:value-type="float" office:value="0.272009154026078">
            <text:p>2,72E-01</text:p>
          </table:table-cell>
          <table:table-cell table:formula="of:=[.AD$1]*[.AD22]/([.$A23]+[.AD$1]*[.AD22])" office:value-type="float" office:value="0.29326959756224">
            <text:p>2,93E-01</text:p>
          </table:table-cell>
          <table:table-cell table:formula="of:=[.AE$1]*[.AE22]/([.$A23]+[.AE$1]*[.AE22])" office:value-type="float" office:value="0.313674870845126">
            <text:p>3,14E-01</text:p>
          </table:table-cell>
          <table:table-cell table:formula="of:=[.AF$1]*[.AF22]/([.$A23]+[.AF$1]*[.AF22])" office:value-type="float" office:value="0.333216425747985">
            <text:p>3,33E-01</text:p>
          </table:table-cell>
          <table:table-cell table:formula="of:=[.AG$1]*[.AG22]/([.$A23]+[.AG$1]*[.AG22])" office:value-type="float" office:value="0.351902788203158">
            <text:p>3,52E-01</text:p>
          </table:table-cell>
          <table:table-cell office:value-type="float" office:value="21">
            <text:p>21</text:p>
          </table:table-cell>
          <table:table-cell table:formula="of:=[.AI$1]*[.AI22]/([.$A23]+[.AI$1]*[.AI22])" office:value-type="float" office:value="0.369754109901563">
            <text:p>3,70E-01</text:p>
          </table:table-cell>
          <table:table-cell table:formula="of:=[.AJ$1]*[.AJ22]/([.$A23]+[.AJ$1]*[.AJ22])" office:value-type="float" office:value="0.386798152500195">
            <text:p>3,87E-01</text:p>
          </table:table-cell>
          <table:table-cell table:formula="of:=[.AK$1]*[.AK22]/([.$A23]+[.AK$1]*[.AK22])" office:value-type="float" office:value="0.403067368243026">
            <text:p>4,03E-01</text:p>
          </table:table-cell>
          <table:table-cell table:formula="of:=[.AL$1]*[.AL22]/([.$A23]+[.AL$1]*[.AL22])" office:value-type="float" office:value="0.418596804837064">
            <text:p>4,19E-01</text:p>
          </table:table-cell>
          <table:table-cell table:formula="of:=[.AM$1]*[.AM22]/([.$A23]+[.AM$1]*[.AM22])" office:value-type="float" office:value="0.433422622204275">
            <text:p>4,33E-01</text:p>
          </table:table-cell>
          <table:table-cell table:formula="of:=[.AN$1]*[.AN22]/([.$A23]+[.AN$1]*[.AN22])" office:value-type="float" office:value="0.447581059204584">
            <text:p>4,48E-01</text:p>
          </table:table-cell>
          <table:table-cell table:formula="of:=[.AO$1]*[.AO22]/([.$A23]+[.AO$1]*[.AO22])" office:value-type="float" office:value="0.461107728776505">
            <text:p>4,61E-01</text:p>
          </table:table-cell>
          <table:table-cell table:formula="of:=[.AP$1]*[.AP22]/([.$A23]+[.AP$1]*[.AP22])" office:value-type="float" office:value="0.474037151168391">
            <text:p>4,74E-01</text:p>
          </table:table-cell>
          <table:table-cell table:formula="of:=[.AQ$1]*[.AQ22]/([.$A23]+[.AQ$1]*[.AQ22])" office:value-type="float" office:value="0.48640245861012">
            <text:p>4,86E-01</text:p>
          </table:table-cell>
          <table:table-cell table:formula="of:=[.AR$1]*[.AR22]/([.$A23]+[.AR$1]*[.AR22])" office:value-type="float" office:value="0.498235222493075">
            <text:p>4,98E-01</text:p>
          </table:table-cell>
          <table:table-cell office:value-type="float" office:value="21">
            <text:p>21</text:p>
          </table:table-cell>
          <table:table-cell table:formula="of:=[.AT$1]*[.AT22]/([.$A23]+[.AT$1]*[.AT22])" office:value-type="float" office:value="0.509565367272126">
            <text:p>5,10E-01</text:p>
          </table:table-cell>
          <table:table-cell table:formula="of:=[.AU$1]*[.AU22]/([.$A23]+[.AU$1]*[.AU22])" office:value-type="float" office:value="0.520421145002924">
            <text:p>5,20E-01</text:p>
          </table:table-cell>
          <table:table-cell table:formula="of:=[.AV$1]*[.AV22]/([.$A23]+[.AV$1]*[.AV22])" office:value-type="float" office:value="0.530829151558815">
            <text:p>5,31E-01</text:p>
          </table:table-cell>
          <table:table-cell table:formula="of:=[.AW$1]*[.AW22]/([.$A23]+[.AW$1]*[.AW22])" office:value-type="float" office:value="0.540814370802181">
            <text:p>5,41E-01</text:p>
          </table:table-cell>
          <table:table-cell table:formula="of:=[.AX$1]*[.AX22]/([.$A23]+[.AX$1]*[.AX22])" office:value-type="float" office:value="0.550400236815592">
            <text:p>5,50E-01</text:p>
          </table:table-cell>
          <table:table-cell table:formula="of:=[.AY$1]*[.AY22]/([.$A23]+[.AY$1]*[.AY22])" office:value-type="float" office:value="0.559608707100094">
            <text:p>5,60E-01</text:p>
          </table:table-cell>
          <table:table-cell table:formula="of:=[.AZ$1]*[.AZ22]/([.$A23]+[.AZ$1]*[.AZ22])" office:value-type="float" office:value="0.568460341695386">
            <text:p>5,68E-01</text:p>
          </table:table-cell>
          <table:table-cell table:formula="of:=[.BA$1]*[.BA22]/([.$A23]+[.BA$1]*[.BA22])" office:value-type="float" office:value="0.576974384670707">
            <text:p>5,77E-01</text:p>
          </table:table-cell>
          <table:table-cell table:formula="of:=[.BB$1]*[.BB22]/([.$A23]+[.BB$1]*[.BB22])" office:value-type="float" office:value="0.585168845523657">
            <text:p>5,85E-01</text:p>
          </table:table-cell>
          <table:table-cell table:formula="of:=[.BC$1]*[.BC22]/([.$A23]+[.BC$1]*[.BC22])" office:value-type="float" office:value="0.593060578815192">
            <text:p>5,93E-01</text:p>
          </table:table-cell>
          <table:table-cell office:value-type="float" office:value="21">
            <text:p>21</text:p>
          </table:table-cell>
          <table:table-cell table:formula="of:=[.BE$1]*[.BE22]/([.$A23]+[.BE$1]*[.BE22])" office:value-type="float" office:value="0.600665360941788">
            <text:p>6,01E-01</text:p>
          </table:table-cell>
          <table:table-cell table:formula="of:=[.BF$1]*[.BF22]/([.$A23]+[.BF$1]*[.BF22])" office:value-type="float" office:value="0.607997963358597">
            <text:p>6,08E-01</text:p>
          </table:table-cell>
          <table:table-cell table:formula="of:=[.BG$1]*[.BG22]/([.$A23]+[.BG$1]*[.BG22])" office:value-type="float" office:value="0.615072221862869">
            <text:p>6,15E-01</text:p>
          </table:table-cell>
          <table:table-cell table:formula="of:=[.BH$1]*[.BH22]/([.$A23]+[.BH$1]*[.BH22])" office:value-type="float" office:value="0.621901101756357">
            <text:p>6,22E-01</text:p>
          </table:table-cell>
          <table:table-cell table:formula="of:=[.BI$1]*[.BI22]/([.$A23]+[.BI$1]*[.BI22])" office:value-type="float" office:value="0.628496758851991">
            <text:p>6,28E-01</text:p>
          </table:table-cell>
          <table:table-cell table:formula="of:=[.BJ$1]*[.BJ22]/([.$A23]+[.BJ$1]*[.BJ22])" office:value-type="float" office:value="0.634870596390627">
            <text:p>6,35E-01</text:p>
          </table:table-cell>
          <table:table-cell table:formula="of:=[.BK$1]*[.BK22]/([.$A23]+[.BK$1]*[.BK22])" office:value-type="float" office:value="0.641033318000796">
            <text:p>6,41E-01</text:p>
          </table:table-cell>
          <table:table-cell table:formula="of:=[.BL$1]*[.BL22]/([.$A23]+[.BL$1]*[.BL22])" office:value-type="float" office:value="0.646994976877197">
            <text:p>6,47E-01</text:p>
          </table:table-cell>
          <table:table-cell table:formula="of:=[.BM$1]*[.BM22]/([.$A23]+[.BM$1]*[.BM22])" office:value-type="float" office:value="0.652765021379028">
            <text:p>6,53E-01</text:p>
          </table:table-cell>
          <table:table-cell table:formula="of:=[.BN$1]*[.BN22]/([.$A23]+[.BN$1]*[.BN22])" office:value-type="float" office:value="0.658352337262155">
            <text:p>6,58E-01</text:p>
          </table:table-cell>
          <table:table-cell office:value-type="float" office:value="21">
            <text:p>21</text:p>
          </table:table-cell>
          <table:table-cell table:formula="of:=[.BP$1]*[.BP22]/([.$A23]+[.BP$1]*[.BP22])" office:value-type="float" office:value="0.663765286763186">
            <text:p>6,64E-01</text:p>
          </table:table-cell>
          <table:table-cell table:formula="of:=[.BQ$1]*[.BQ22]/([.$A23]+[.BQ$1]*[.BQ22])" office:value-type="float" office:value="0.6690117447515">
            <text:p>6,69E-01</text:p>
          </table:table-cell>
          <table:table-cell table:formula="of:=[.BR$1]*[.BR22]/([.$A23]+[.BR$1]*[.BR22])" office:value-type="float" office:value="0.674099132159196">
            <text:p>6,74E-01</text:p>
          </table:table-cell>
          <table:table-cell table:formula="of:=[.BS$1]*[.BS22]/([.$A23]+[.BS$1]*[.BS22])" office:value-type="float" office:value="0.679034446890053">
            <text:p>6,79E-01</text:p>
          </table:table-cell>
          <table:table-cell table:formula="of:=[.BT$1]*[.BT22]/([.$A23]+[.BT$1]*[.BT22])" office:value-type="float" office:value="0.683824292398218">
            <text:p>6,84E-01</text:p>
          </table:table-cell>
          <table:table-cell table:formula="of:=[.BU$1]*[.BU22]/([.$A23]+[.BU$1]*[.BU22])" office:value-type="float" office:value="0.688474904115945">
            <text:p>6,88E-01</text:p>
          </table:table-cell>
          <table:table-cell table:formula="of:=[.BV$1]*[.BV22]/([.$A23]+[.BV$1]*[.BV22])" office:value-type="float" office:value="0.692992173898095">
            <text:p>6,93E-01</text:p>
          </table:table-cell>
          <table:table-cell table:formula="of:=[.BW$1]*[.BW22]/([.$A23]+[.BW$1]*[.BW22])" office:value-type="float" office:value="0.697381672639381">
            <text:p>6,97E-01</text:p>
          </table:table-cell>
          <table:table-cell table:formula="of:=[.BX$1]*[.BX22]/([.$A23]+[.BX$1]*[.BX22])" office:value-type="float" office:value="0.701648671209021">
            <text:p>7,02E-01</text:p>
          </table:table-cell>
          <table:table-cell table:formula="of:=[.BY$1]*[.BY22]/([.$A23]+[.BY$1]*[.BY22])" office:value-type="float" office:value="0.705798159836472">
            <text:p>7,06E-01</text:p>
          </table:table-cell>
          <table:table-cell office:value-type="float" office:value="21">
            <text:p>21</text:p>
          </table:table-cell>
          <table:table-cell table:formula="of:=[.CA$1]*[.CA22]/([.$A23]+[.CA$1]*[.CA22])" office:value-type="float" office:value="0.709834866071547">
            <text:p>7,10E-01</text:p>
          </table:table-cell>
          <table:table-cell table:formula="of:=[.CB$1]*[.CB22]/([.$A23]+[.CB$1]*[.CB22])" office:value-type="float" office:value="0.71376327143245">
            <text:p>7,14E-01</text:p>
          </table:table-cell>
          <table:table-cell table:formula="of:=[.CC$1]*[.CC22]/([.$A23]+[.CC$1]*[.CC22])" office:value-type="float" office:value="0.717587626846069">
            <text:p>7,18E-01</text:p>
          </table:table-cell>
          <table:table-cell table:formula="of:=[.CD$1]*[.CD22]/([.$A23]+[.CD$1]*[.CD22])" office:value-type="float" office:value="0.72131196697641">
            <text:p>7,21E-01</text:p>
          </table:table-cell>
          <table:table-cell table:formula="of:=[.CE$1]*[.CE22]/([.$A23]+[.CE$1]*[.CE22])" office:value-type="float" office:value="0.724940123529132">
            <text:p>7,25E-01</text:p>
          </table:table-cell>
          <table:table-cell table:formula="of:=[.CF$1]*[.CF22]/([.$A23]+[.CF$1]*[.CF22])" office:value-type="float" office:value="0.728475737612905">
            <text:p>7,28E-01</text:p>
          </table:table-cell>
          <table:table-cell table:formula="of:=[.CG$1]*[.CG22]/([.$A23]+[.CG$1]*[.CG22])" office:value-type="float" office:value="0.731922271231568">
            <text:p>7,32E-01</text:p>
          </table:table-cell>
          <table:table-cell table:formula="of:=[.CH$1]*[.CH22]/([.$A23]+[.CH$1]*[.CH22])" office:value-type="float" office:value="0.735283017974962">
            <text:p>7,35E-01</text:p>
          </table:table-cell>
          <table:table-cell table:formula="of:=[.CI$1]*[.CI22]/([.$A23]+[.CI$1]*[.CI22])" office:value-type="float" office:value="0.738561112970612">
            <text:p>7,39E-01</text:p>
          </table:table-cell>
          <table:table-cell table:formula="of:=[.CJ$1]*[.CJ22]/([.$A23]+[.CJ$1]*[.CJ22])" office:value-type="float" office:value="0.741759542153316">
            <text:p>7,42E-01</text:p>
          </table:table-cell>
          <table:table-cell office:value-type="float" office:value="21">
            <text:p>21</text:p>
          </table:table-cell>
          <table:table-cell table:formula="of:=[.CL$1]*[.CL22]/([.$A23]+[.CL$1]*[.CL22])" office:value-type="float" office:value="0.7448811509049">
            <text:p>7,45E-01</text:p>
          </table:table-cell>
          <table:table-cell table:formula="of:=[.CM$1]*[.CM22]/([.$A23]+[.CM$1]*[.CM22])" office:value-type="float" office:value="0.747928652112127">
            <text:p>7,48E-01</text:p>
          </table:table-cell>
          <table:table-cell table:formula="of:=[.CN$1]*[.CN22]/([.$A23]+[.CN$1]*[.CN22])" office:value-type="float" office:value="0.750904633686745">
            <text:p>7,51E-01</text:p>
          </table:table-cell>
          <table:table-cell table:formula="of:=[.CO$1]*[.CO22]/([.$A23]+[.CO$1]*[.CO22])" office:value-type="float" office:value="0.753811565588062">
            <text:p>7,54E-01</text:p>
          </table:table-cell>
          <table:table-cell table:formula="of:=[.CP$1]*[.CP22]/([.$A23]+[.CP$1]*[.CP22])" office:value-type="float" office:value="0.756651806385118">
            <text:p>7,57E-01</text:p>
          </table:table-cell>
          <table:table-cell table:formula="of:=[.CQ$1]*[.CQ22]/([.$A23]+[.CQ$1]*[.CQ22])" office:value-type="float" office:value="0.759427609392515">
            <text:p>7,59E-01</text:p>
          </table:table-cell>
          <table:table-cell table:formula="of:=[.CR$1]*[.CR22]/([.$A23]+[.CR$1]*[.CR22])" office:value-type="float" office:value="0.762141128411194">
            <text:p>7,62E-01</text:p>
          </table:table-cell>
          <table:table-cell table:formula="of:=[.CS$1]*[.CS22]/([.$A23]+[.CS$1]*[.CS22])" office:value-type="float" office:value="0.764794423102929">
            <text:p>7,65E-01</text:p>
          </table:table-cell>
          <table:table-cell table:formula="of:=[.CT$1]*[.CT22]/([.$A23]+[.CT$1]*[.CT22])" office:value-type="float" office:value="0.767389464025004">
            <text:p>7,67E-01</text:p>
          </table:table-cell>
          <table:table-cell table:formula="of:=[.CU$1]*[.CU22]/([.$A23]+[.CU$1]*[.CU22])" office:value-type="float" office:value="0.769928137349436">
            <text:p>7,70E-01</text:p>
          </table:table-cell>
          <table:table-cell office:value-type="float" office:value="21">
            <text:p>21</text:p>
          </table:table-cell>
          <table:table-cell table:formula="of:=[.CW$1]*[.CW22]/([.$A23]+[.CW$1]*[.CW22])" office:value-type="float" office:value="0.772412249289169">
            <text:p>7,72E-01</text:p>
          </table:table-cell>
          <table:table-cell table:formula="of:=[.CX$1]*[.CX22]/([.$A23]+[.CX$1]*[.CX22])" office:value-type="float" office:value="0.774843530251901">
            <text:p>7,75E-01</text:p>
          </table:table-cell>
          <table:table-cell table:formula="of:=[.CY$1]*[.CY22]/([.$A23]+[.CY$1]*[.CY22])" office:value-type="float" office:value="0.777223638740614">
            <text:p>7,77E-01</text:p>
          </table:table-cell>
          <table:table-cell table:formula="of:=[.CZ$1]*[.CZ22]/([.$A23]+[.CZ$1]*[.CZ22])" office:value-type="float" office:value="0.779554165018365">
            <text:p>7,80E-01</text:p>
          </table:table-cell>
          <table:table-cell table:formula="of:=[.DA$1]*[.DA22]/([.$A23]+[.DA$1]*[.DA22])" office:value-type="float" office:value="0.781836634553569">
            <text:p>7,82E-01</text:p>
          </table:table-cell>
          <table:table-cell table:formula="of:=[.DB$1]*[.DB22]/([.$A23]+[.DB$1]*[.DB22])" office:value-type="float" office:value="0.784072511260761">
            <text:p>7,84E-01</text:p>
          </table:table-cell>
          <table:table-cell table:formula="of:=[.DC$1]*[.DC22]/([.$A23]+[.DC$1]*[.DC22])" office:value-type="float" office:value="0.786263200550668">
            <text:p>7,86E-01</text:p>
          </table:table-cell>
          <table:table-cell table:formula="of:=[.DD$1]*[.DD22]/([.$A23]+[.DD$1]*[.DD22])" office:value-type="float" office:value="0.788410052202406">
            <text:p>7,88E-01</text:p>
          </table:table-cell>
          <table:table-cell table:formula="of:=[.DE$1]*[.DE22]/([.$A23]+[.DE$1]*[.DE22])" office:value-type="float" office:value="0.790514363069643">
            <text:p>7,91E-01</text:p>
          </table:table-cell>
          <table:table-cell table:formula="of:=[.DF$1]*[.DF22]/([.$A23]+[.DF$1]*[.DF22])" office:value-type="float" office:value="0.792577379631688">
            <text:p>7,93E-01</text:p>
          </table:table-cell>
          <table:table-cell table:number-columns-repeated="146"/>
        </table:table-row>
        <table:table-row table:style-name="ro1">
          <table:table-cell office:value-type="float" office:value="22">
            <text:p>22</text:p>
          </table:table-cell>
          <table:table-cell table:formula="of:=[.$C$1]*[.B23]/([.$A24]+[.$C$1]*[.B23])" office:value-type="float" office:value="4.44815808649529E-016">
            <text:p>4,45E-16</text:p>
          </table:table-cell>
          <table:table-cell table:formula="of:=[.$C$1]*[.C23]/([.$A24]+[.$C$1]*[.C23])" office:value-type="float" office:value="5.05015082101236E-016">
            <text:p>5,05E-16</text:p>
          </table:table-cell>
          <table:table-cell table:formula="of:=[.$D$1]*[.D23]/([.$A24]+[.$D$1]*[.D23])" office:value-type="float" office:value="0.00000000000139000885106077">
            <text:p>1,39E-12</text:p>
          </table:table-cell>
          <table:table-cell table:formula="of:=[.$E$1]*[.E23]/([.$A24]+[.$E$1]*[.E23])" office:value-type="float" office:value="0.000000000286665407689977">
            <text:p>2,87E-10</text:p>
          </table:table-cell>
          <table:table-cell table:formula="of:=[.$F$1]*[.F23]/([.$A24]+[.$F$1]*[.F23])" office:value-type="float" office:value="0.0000000142922661540262">
            <text:p>1,43E-08</text:p>
          </table:table-cell>
          <table:table-cell table:formula="of:=[.$G$1]*[.G23]/([.$A24]+[.$G$1]*[.G23])" office:value-type="float" office:value="0.000000290264596484963">
            <text:p>2,90E-07</text:p>
          </table:table-cell>
          <table:table-cell table:formula="of:=[.$H$1]*[.H23]/([.$A24]+[.$H$1]*[.H23])" office:value-type="float" office:value="0.00000317197315199488">
            <text:p>3,17E-06</text:p>
          </table:table-cell>
          <table:table-cell table:formula="of:=[.I$1]*[.I23]/([.$A24]+[.I$1]*[.I23])" office:value-type="float" office:value="0.0000220222764827919">
            <text:p>2,20E-05</text:p>
          </table:table-cell>
          <table:table-cell table:formula="of:=[.J$1]*[.J23]/([.$A24]+[.J$1]*[.J23])" office:value-type="float" office:value="0.000108130273658874">
            <text:p>1,08E-04</text:p>
          </table:table-cell>
          <table:table-cell table:formula="of:=[.K$1]*[.K23]/([.$A24]+[.K$1]*[.K23])" office:value-type="float" office:value="0.000404033191815212">
            <text:p>4,04E-04</text:p>
          </table:table-cell>
          <table:table-cell office:value-type="float" office:value="22">
            <text:p>22</text:p>
          </table:table-cell>
          <table:table-cell table:formula="of:=[.M$1]*[.M23]/([.$A24]+[.M$1]*[.M23])" office:value-type="float" office:value="0.00121083816826877">
            <text:p>1,21E-03</text:p>
          </table:table-cell>
          <table:table-cell table:formula="of:=[.N$1]*[.N23]/([.$A24]+[.N$1]*[.N23])" office:value-type="float" office:value="0.0030270006546726">
            <text:p>3,03E-03</text:p>
          </table:table-cell>
          <table:table-cell table:formula="of:=[.O$1]*[.O23]/([.$A24]+[.O$1]*[.O23])" office:value-type="float" office:value="0.00650851579522758">
            <text:p>6,51E-03</text:p>
          </table:table-cell>
          <table:table-cell table:formula="of:=[.P$1]*[.P23]/([.$A24]+[.P$1]*[.P23])" office:value-type="float" office:value="0.0123380575722526">
            <text:p>1,23E-02</text:p>
          </table:table-cell>
          <table:table-cell table:formula="of:=[.Q$1]*[.Q23]/([.$A24]+[.Q$1]*[.Q23])" office:value-type="float" office:value="0.021051476220038">
            <text:p>2,11E-02</text:p>
          </table:table-cell>
          <table:table-cell table:formula="of:=[.R$1]*[.R23]/([.$A24]+[.R$1]*[.R23])" office:value-type="float" office:value="0.032901939759593">
            <text:p>3,29E-02</text:p>
          </table:table-cell>
          <table:table-cell table:formula="of:=[.S$1]*[.S23]/([.$A24]+[.S$1]*[.S23])" office:value-type="float" office:value="0.0478173469426968">
            <text:p>4,78E-02</text:p>
          </table:table-cell>
          <table:table-cell table:formula="of:=[.T$1]*[.T23]/([.$A24]+[.T$1]*[.T23])" office:value-type="float" office:value="0.0654509542768623">
            <text:p>6,55E-02</text:p>
          </table:table-cell>
          <table:table-cell table:formula="of:=[.U$1]*[.U23]/([.$A24]+[.U$1]*[.U23])" office:value-type="float" office:value="0.08528411589122">
            <text:p>8,53E-02</text:p>
          </table:table-cell>
          <table:table-cell table:formula="of:=[.V$1]*[.V23]/([.$A24]+[.V$1]*[.V23])" office:value-type="float" office:value="0.106733949507524">
            <text:p>1,07E-01</text:p>
          </table:table-cell>
          <table:table-cell office:value-type="float" office:value="22">
            <text:p>22</text:p>
          </table:table-cell>
          <table:table-cell table:formula="of:=[.X$1]*[.X23]/([.$A24]+[.X$1]*[.X23])" office:value-type="float" office:value="0.129236264886612">
            <text:p>1,29E-01</text:p>
          </table:table-cell>
          <table:table-cell table:formula="of:=[.Y$1]*[.Y23]/([.$A24]+[.Y$1]*[.Y23])" office:value-type="float" office:value="0.152295128063152">
            <text:p>1,52E-01</text:p>
          </table:table-cell>
          <table:table-cell table:formula="of:=[.Z$1]*[.Z23]/([.$A24]+[.Z$1]*[.Z23])" office:value-type="float" office:value="0.175503769386575">
            <text:p>1,76E-01</text:p>
          </table:table-cell>
          <table:table-cell table:formula="of:=[.AA$1]*[.AA23]/([.$A24]+[.AA$1]*[.AA23])" office:value-type="float" office:value="0.198546192818985">
            <text:p>1,99E-01</text:p>
          </table:table-cell>
          <table:table-cell table:formula="of:=[.AB$1]*[.AB23]/([.$A24]+[.AB$1]*[.AB23])" office:value-type="float" office:value="0.221188234774037">
            <text:p>2,21E-01</text:p>
          </table:table-cell>
          <table:table-cell table:formula="of:=[.AC$1]*[.AC23]/([.$A24]+[.AC$1]*[.AC23])" office:value-type="float" office:value="0.243264312968958">
            <text:p>2,43E-01</text:p>
          </table:table-cell>
          <table:table-cell table:formula="of:=[.AD$1]*[.AD23]/([.$A24]+[.AD$1]*[.AD23])" office:value-type="float" office:value="0.264663589060981">
            <text:p>2,65E-01</text:p>
          </table:table-cell>
          <table:table-cell table:formula="of:=[.AE$1]*[.AE23]/([.$A24]+[.AE$1]*[.AE23])" office:value-type="float" office:value="0.285317413741633">
            <text:p>2,85E-01</text:p>
          </table:table-cell>
          <table:table-cell table:formula="of:=[.AF$1]*[.AF23]/([.$A24]+[.AF$1]*[.AF23])" office:value-type="float" office:value="0.305188769503358">
            <text:p>3,05E-01</text:p>
          </table:table-cell>
          <table:table-cell table:formula="of:=[.AG$1]*[.AG23]/([.$A24]+[.AG$1]*[.AG23])" office:value-type="float" office:value="0.324263799572879">
            <text:p>3,24E-01</text:p>
          </table:table-cell>
          <table:table-cell office:value-type="float" office:value="22">
            <text:p>22</text:p>
          </table:table-cell>
          <table:table-cell table:formula="of:=[.AI$1]*[.AI23]/([.$A24]+[.AI$1]*[.AI23])" office:value-type="float" office:value="0.342545219293603">
            <text:p>3,43E-01</text:p>
          </table:table-cell>
          <table:table-cell table:formula="of:=[.AJ$1]*[.AJ23]/([.$A24]+[.AJ$1]*[.AJ23])" office:value-type="float" office:value="0.360047303069457">
            <text:p>3,60E-01</text:p>
          </table:table-cell>
          <table:table-cell table:formula="of:=[.AK$1]*[.AK23]/([.$A24]+[.AK$1]*[.AK23])" office:value-type="float" office:value="0.376792132520167">
            <text:p>3,77E-01</text:p>
          </table:table-cell>
          <table:table-cell table:formula="of:=[.AL$1]*[.AL23]/([.$A24]+[.AL$1]*[.AL23])" office:value-type="float" office:value="0.392806825858672">
            <text:p>3,93E-01</text:p>
          </table:table-cell>
          <table:table-cell table:formula="of:=[.AM$1]*[.AM23]/([.$A24]+[.AM$1]*[.AM23])" office:value-type="float" office:value="0.408121516205946">
            <text:p>4,08E-01</text:p>
          </table:table-cell>
          <table:table-cell table:formula="of:=[.AN$1]*[.AN23]/([.$A24]+[.AN$1]*[.AN23])" office:value-type="float" office:value="0.422767893967817">
            <text:p>4,23E-01</text:p>
          </table:table-cell>
          <table:table-cell table:formula="of:=[.AO$1]*[.AO23]/([.$A24]+[.AO$1]*[.AO23])" office:value-type="float" office:value="0.436778169914491">
            <text:p>4,37E-01</text:p>
          </table:table-cell>
          <table:table-cell table:formula="of:=[.AP$1]*[.AP23]/([.$A24]+[.AP$1]*[.AP23])" office:value-type="float" office:value="0.450184349674216">
            <text:p>4,50E-01</text:p>
          </table:table-cell>
          <table:table-cell table:formula="of:=[.AQ$1]*[.AQ23]/([.$A24]+[.AQ$1]*[.AQ23])" office:value-type="float" office:value="0.463017737272783">
            <text:p>4,63E-01</text:p>
          </table:table-cell>
          <table:table-cell table:formula="of:=[.AR$1]*[.AR23]/([.$A24]+[.AR$1]*[.AR23])" office:value-type="float" office:value="0.475308606123819">
            <text:p>4,75E-01</text:p>
          </table:table-cell>
          <table:table-cell office:value-type="float" office:value="22">
            <text:p>22</text:p>
          </table:table-cell>
          <table:table-cell table:formula="of:=[.AT$1]*[.AT23]/([.$A24]+[.AT$1]*[.AT23])" office:value-type="float" office:value="0.487085991661641">
            <text:p>4,87E-01</text:p>
          </table:table-cell>
          <table:table-cell table:formula="of:=[.AU$1]*[.AU23]/([.$A24]+[.AU$1]*[.AU23])" office:value-type="float" office:value="0.498377571686123">
            <text:p>4,98E-01</text:p>
          </table:table-cell>
          <table:table-cell table:formula="of:=[.AV$1]*[.AV23]/([.$A24]+[.AV$1]*[.AV23])" office:value-type="float" office:value="0.509209609367049">
            <text:p>5,09E-01</text:p>
          </table:table-cell>
          <table:table-cell table:formula="of:=[.AW$1]*[.AW23]/([.$A24]+[.AW$1]*[.AW23])" office:value-type="float" office:value="0.519606940462748">
            <text:p>5,20E-01</text:p>
          </table:table-cell>
          <table:table-cell table:formula="of:=[.AX$1]*[.AX23]/([.$A24]+[.AX$1]*[.AX23])" office:value-type="float" office:value="0.529592991211665">
            <text:p>5,30E-01</text:p>
          </table:table-cell>
          <table:table-cell table:formula="of:=[.AY$1]*[.AY23]/([.$A24]+[.AY$1]*[.AY23])" office:value-type="float" office:value="0.539189816988493">
            <text:p>5,39E-01</text:p>
          </table:table-cell>
          <table:table-cell table:formula="of:=[.AZ$1]*[.AZ23]/([.$A24]+[.AZ$1]*[.AZ23])" office:value-type="float" office:value="0.548418154504702">
            <text:p>5,48E-01</text:p>
          </table:table-cell>
          <table:table-cell table:formula="of:=[.BA$1]*[.BA23]/([.$A24]+[.BA$1]*[.BA23])" office:value-type="float" office:value="0.557297482320571">
            <text:p>5,57E-01</text:p>
          </table:table-cell>
          <table:table-cell table:formula="of:=[.BB$1]*[.BB23]/([.$A24]+[.BB$1]*[.BB23])" office:value-type="float" office:value="0.565846085903557">
            <text:p>5,66E-01</text:p>
          </table:table-cell>
          <table:table-cell table:formula="of:=[.BC$1]*[.BC23]/([.$A24]+[.BC$1]*[.BC23])" office:value-type="float" office:value="0.574081124550671">
            <text:p>5,74E-01</text:p>
          </table:table-cell>
          <table:table-cell office:value-type="float" office:value="22">
            <text:p>22</text:p>
          </table:table-cell>
          <table:table-cell table:formula="of:=[.BE$1]*[.BE23]/([.$A24]+[.BE$1]*[.BE23])" office:value-type="float" office:value="0.58201869829012">
            <text:p>5,82E-01</text:p>
          </table:table-cell>
          <table:table-cell table:formula="of:=[.BF$1]*[.BF23]/([.$A24]+[.BF$1]*[.BF23])" office:value-type="float" office:value="0.589673913463723">
            <text:p>5,90E-01</text:p>
          </table:table-cell>
          <table:table-cell table:formula="of:=[.BG$1]*[.BG23]/([.$A24]+[.BG$1]*[.BG23])" office:value-type="float" office:value="0.597060946121109">
            <text:p>5,97E-01</text:p>
          </table:table-cell>
          <table:table-cell table:formula="of:=[.BH$1]*[.BH23]/([.$A24]+[.BH$1]*[.BH23])" office:value-type="float" office:value="0.604193102670068">
            <text:p>6,04E-01</text:p>
          </table:table-cell>
          <table:table-cell table:formula="of:=[.BI$1]*[.BI23]/([.$A24]+[.BI$1]*[.BI23])" office:value-type="float" office:value="0.611082877454587">
            <text:p>6,11E-01</text:p>
          </table:table-cell>
          <table:table-cell table:formula="of:=[.BJ$1]*[.BJ23]/([.$A24]+[.BJ$1]*[.BJ23])" office:value-type="float" office:value="0.617742007095489">
            <text:p>6,18E-01</text:p>
          </table:table-cell>
          <table:table-cell table:formula="of:=[.BK$1]*[.BK23]/([.$A24]+[.BK$1]*[.BK23])" office:value-type="float" office:value="0.624181521544677">
            <text:p>6,24E-01</text:p>
          </table:table-cell>
          <table:table-cell table:formula="of:=[.BL$1]*[.BL23]/([.$A24]+[.BL$1]*[.BL23])" office:value-type="float" office:value="0.630411791885169">
            <text:p>6,30E-01</text:p>
          </table:table-cell>
          <table:table-cell table:formula="of:=[.BM$1]*[.BM23]/([.$A24]+[.BM$1]*[.BM23])" office:value-type="float" office:value="0.636442574964555">
            <text:p>6,36E-01</text:p>
          </table:table-cell>
          <table:table-cell table:formula="of:=[.BN$1]*[.BN23]/([.$A24]+[.BN$1]*[.BN23])" office:value-type="float" office:value="0.642283054986044">
            <text:p>6,42E-01</text:p>
          </table:table-cell>
          <table:table-cell office:value-type="float" office:value="22">
            <text:p>22</text:p>
          </table:table-cell>
          <table:table-cell table:formula="of:=[.BP$1]*[.BP23]/([.$A24]+[.BP$1]*[.BP23])" office:value-type="float" office:value="0.647941882203973">
            <text:p>6,48E-01</text:p>
          </table:table-cell>
          <table:table-cell table:formula="of:=[.BQ$1]*[.BQ23]/([.$A24]+[.BQ$1]*[.BQ23])" office:value-type="float" office:value="0.65342720888341">
            <text:p>6,53E-01</text:p>
          </table:table-cell>
          <table:table-cell table:formula="of:=[.BR$1]*[.BR23]/([.$A24]+[.BR$1]*[.BR23])" office:value-type="float" office:value="0.658746722688954">
            <text:p>6,59E-01</text:p>
          </table:table-cell>
          <table:table-cell table:formula="of:=[.BS$1]*[.BS23]/([.$A24]+[.BS$1]*[.BS23])" office:value-type="float" office:value="0.663907677668321">
            <text:p>6,64E-01</text:p>
          </table:table-cell>
          <table:table-cell table:formula="of:=[.BT$1]*[.BT23]/([.$A24]+[.BT$1]*[.BT23])" office:value-type="float" office:value="0.668916922993164">
            <text:p>6,69E-01</text:p>
          </table:table-cell>
          <table:table-cell table:formula="of:=[.BU$1]*[.BU23]/([.$A24]+[.BU$1]*[.BU23])" office:value-type="float" office:value="0.673780929614125">
            <text:p>6,74E-01</text:p>
          </table:table-cell>
          <table:table-cell table:formula="of:=[.BV$1]*[.BV23]/([.$A24]+[.BV$1]*[.BV23])" office:value-type="float" office:value="0.678505814980067">
            <text:p>6,79E-01</text:p>
          </table:table-cell>
          <table:table-cell table:formula="of:=[.BW$1]*[.BW23]/([.$A24]+[.BW$1]*[.BW23])" office:value-type="float" office:value="0.683097365963509">
            <text:p>6,83E-01</text:p>
          </table:table-cell>
          <table:table-cell table:formula="of:=[.BX$1]*[.BX23]/([.$A24]+[.BX$1]*[.BX23])" office:value-type="float" office:value="0.687561060125855">
            <text:p>6,88E-01</text:p>
          </table:table-cell>
          <table:table-cell table:formula="of:=[.BY$1]*[.BY23]/([.$A24]+[.BY$1]*[.BY23])" office:value-type="float" office:value="0.691902085447467">
            <text:p>6,92E-01</text:p>
          </table:table-cell>
          <table:table-cell office:value-type="float" office:value="22">
            <text:p>22</text:p>
          </table:table-cell>
          <table:table-cell table:formula="of:=[.CA$1]*[.CA23]/([.$A24]+[.CA$1]*[.CA23])" office:value-type="float" office:value="0.696125358639093">
            <text:p>6,96E-01</text:p>
          </table:table-cell>
          <table:table-cell table:formula="of:=[.CB$1]*[.CB23]/([.$A24]+[.CB$1]*[.CB23])" office:value-type="float" office:value="0.700235542142938">
            <text:p>7,00E-01</text:p>
          </table:table-cell>
          <table:table-cell table:formula="of:=[.CC$1]*[.CC23]/([.$A24]+[.CC$1]*[.CC23])" office:value-type="float" office:value="0.704237059923693">
            <text:p>7,04E-01</text:p>
          </table:table-cell>
          <table:table-cell table:formula="of:=[.CD$1]*[.CD23]/([.$A24]+[.CD$1]*[.CD23])" office:value-type="float" office:value="0.708134112142326">
            <text:p>7,08E-01</text:p>
          </table:table-cell>
          <table:table-cell table:formula="of:=[.CE$1]*[.CE23]/([.$A24]+[.CE$1]*[.CE23])" office:value-type="float" office:value="0.711930688798311">
            <text:p>7,12E-01</text:p>
          </table:table-cell>
          <table:table-cell table:formula="of:=[.CF$1]*[.CF23]/([.$A24]+[.CF$1]*[.CF23])" office:value-type="float" office:value="0.715630582419313">
            <text:p>7,16E-01</text:p>
          </table:table-cell>
          <table:table-cell table:formula="of:=[.CG$1]*[.CG23]/([.$A24]+[.CG$1]*[.CG23])" office:value-type="float" office:value="0.719237399871153">
            <text:p>7,19E-01</text:p>
          </table:table-cell>
          <table:table-cell table:formula="of:=[.CH$1]*[.CH23]/([.$A24]+[.CH$1]*[.CH23])" office:value-type="float" office:value="0.722754573355085">
            <text:p>7,23E-01</text:p>
          </table:table-cell>
          <table:table-cell table:formula="of:=[.CI$1]*[.CI23]/([.$A24]+[.CI$1]*[.CI23])" office:value-type="float" office:value="0.726185370654099">
            <text:p>7,26E-01</text:p>
          </table:table-cell>
          <table:table-cell table:formula="of:=[.CJ$1]*[.CJ23]/([.$A24]+[.CJ$1]*[.CJ23])" office:value-type="float" office:value="0.729532904685016">
            <text:p>7,30E-01</text:p>
          </table:table-cell>
          <table:table-cell office:value-type="float" office:value="22">
            <text:p>22</text:p>
          </table:table-cell>
          <table:table-cell table:formula="of:=[.CL$1]*[.CL23]/([.$A24]+[.CL$1]*[.CL23])" office:value-type="float" office:value="0.732800142408596">
            <text:p>7,33E-01</text:p>
          </table:table-cell>
          <table:table-cell table:formula="of:=[.CM$1]*[.CM23]/([.$A24]+[.CM$1]*[.CM23])" office:value-type="float" office:value="0.735989913145698">
            <text:p>7,36E-01</text:p>
          </table:table-cell>
          <table:table-cell table:formula="of:=[.CN$1]*[.CN23]/([.$A24]+[.CN$1]*[.CN23])" office:value-type="float" office:value="0.739104916343676">
            <text:p>7,39E-01</text:p>
          </table:table-cell>
          <table:table-cell table:formula="of:=[.CO$1]*[.CO23]/([.$A24]+[.CO$1]*[.CO23])" office:value-type="float" office:value="0.742147728833657">
            <text:p>7,42E-01</text:p>
          </table:table-cell>
          <table:table-cell table:formula="of:=[.CP$1]*[.CP23]/([.$A24]+[.CP$1]*[.CP23])" office:value-type="float" office:value="0.745120811616113">
            <text:p>7,45E-01</text:p>
          </table:table-cell>
          <table:table-cell table:formula="of:=[.CQ$1]*[.CQ23]/([.$A24]+[.CQ$1]*[.CQ23])" office:value-type="float" office:value="0.748026516209142">
            <text:p>7,48E-01</text:p>
          </table:table-cell>
          <table:table-cell table:formula="of:=[.CR$1]*[.CR23]/([.$A24]+[.CR$1]*[.CR23])" office:value-type="float" office:value="0.750867090591164">
            <text:p>7,51E-01</text:p>
          </table:table-cell>
          <table:table-cell table:formula="of:=[.CS$1]*[.CS23]/([.$A24]+[.CS$1]*[.CS23])" office:value-type="float" office:value="0.753644684767209">
            <text:p>7,54E-01</text:p>
          </table:table-cell>
          <table:table-cell table:formula="of:=[.CT$1]*[.CT23]/([.$A24]+[.CT$1]*[.CT23])" office:value-type="float" office:value="0.756361355985709">
            <text:p>7,56E-01</text:p>
          </table:table-cell>
          <table:table-cell table:formula="of:=[.CU$1]*[.CU23]/([.$A24]+[.CU$1]*[.CU23])" office:value-type="float" office:value="0.759019073630565">
            <text:p>7,59E-01</text:p>
          </table:table-cell>
          <table:table-cell office:value-type="float" office:value="22">
            <text:p>22</text:p>
          </table:table-cell>
          <table:table-cell table:formula="of:=[.CW$1]*[.CW23]/([.$A24]+[.CW$1]*[.CW23])" office:value-type="float" office:value="0.761619723811369">
            <text:p>7,62E-01</text:p>
          </table:table-cell>
          <table:table-cell table:formula="of:=[.CX$1]*[.CX23]/([.$A24]+[.CX$1]*[.CX23])" office:value-type="float" office:value="0.764165113672845">
            <text:p>7,64E-01</text:p>
          </table:table-cell>
          <table:table-cell table:formula="of:=[.CY$1]*[.CY23]/([.$A24]+[.CY$1]*[.CY23])" office:value-type="float" office:value="0.766656975443007">
            <text:p>7,67E-01</text:p>
          </table:table-cell>
          <table:table-cell table:formula="of:=[.CZ$1]*[.CZ23]/([.$A24]+[.CZ$1]*[.CZ23])" office:value-type="float" office:value="0.769096970237986">
            <text:p>7,69E-01</text:p>
          </table:table-cell>
          <table:table-cell table:formula="of:=[.DA$1]*[.DA23]/([.$A24]+[.DA$1]*[.DA23])" office:value-type="float" office:value="0.771486691640146">
            <text:p>7,71E-01</text:p>
          </table:table-cell>
          <table:table-cell table:formula="of:=[.DB$1]*[.DB23]/([.$A24]+[.DB$1]*[.DB23])" office:value-type="float" office:value="0.773827669064845">
            <text:p>7,74E-01</text:p>
          </table:table-cell>
          <table:table-cell table:formula="of:=[.DC$1]*[.DC23]/([.$A24]+[.DC$1]*[.DC23])" office:value-type="float" office:value="0.776121370930051">
            <text:p>7,76E-01</text:p>
          </table:table-cell>
          <table:table-cell table:formula="of:=[.DD$1]*[.DD23]/([.$A24]+[.DD$1]*[.DD23])" office:value-type="float" office:value="0.778369207641938">
            <text:p>7,78E-01</text:p>
          </table:table-cell>
          <table:table-cell table:formula="of:=[.DE$1]*[.DE23]/([.$A24]+[.DE$1]*[.DE23])" office:value-type="float" office:value="0.78057253440866">
            <text:p>7,81E-01</text:p>
          </table:table-cell>
          <table:table-cell table:formula="of:=[.DF$1]*[.DF23]/([.$A24]+[.DF$1]*[.DF23])" office:value-type="float" office:value="0.78273265389355">
            <text:p>7,83E-01</text:p>
          </table:table-cell>
          <table:table-cell table:number-columns-repeated="146"/>
        </table:table-row>
        <table:table-row table:style-name="ro1">
          <table:table-cell office:value-type="float" office:value="23">
            <text:p>23</text:p>
          </table:table-cell>
          <table:table-cell table:formula="of:=[.$C$1]*[.B24]/([.$A25]+[.$C$1]*[.B24])" office:value-type="float" office:value="3.86796355347417E-017">
            <text:p>3,87E-17</text:p>
          </table:table-cell>
          <table:table-cell table:formula="of:=[.$C$1]*[.C24]/([.$A25]+[.$C$1]*[.C24])" office:value-type="float" office:value="4.39143549653249E-017">
            <text:p>4,39E-17</text:p>
          </table:table-cell>
          <table:table-cell table:formula="of:=[.$D$1]*[.D24]/([.$A25]+[.$D$1]*[.D24])" office:value-type="float" office:value="0.000000000000181305502312241">
            <text:p>1,81E-13</text:p>
          </table:table-cell>
          <table:table-cell table:formula="of:=[.$E$1]*[.E24]/([.$A25]+[.$E$1]*[.E24])" office:value-type="float" office:value="0.0000000000498548535088149">
            <text:p>4,99E-11</text:p>
          </table:table-cell>
          <table:table-cell table:formula="of:=[.$F$1]*[.F24]/([.$A25]+[.$F$1]*[.F24])" office:value-type="float" office:value="0.00000000310701437165652">
            <text:p>3,11E-09</text:p>
          </table:table-cell>
          <table:table-cell table:formula="of:=[.$G$1]*[.G24]/([.$A25]+[.$G$1]*[.G24])" office:value-type="float" office:value="0.0000000757211933493343">
            <text:p>7,57E-08</text:p>
          </table:table-cell>
          <table:table-cell table:formula="of:=[.$H$1]*[.H24]/([.$A25]+[.$H$1]*[.H24])" office:value-type="float" office:value="0.00000096538220125214">
            <text:p>9,65E-07</text:p>
          </table:table-cell>
          <table:table-cell table:formula="of:=[.I$1]*[.I24]/([.$A25]+[.I$1]*[.I24])" office:value-type="float" office:value="0.00000765986358092462">
            <text:p>7,66E-06</text:p>
          </table:table-cell>
          <table:table-cell table:formula="of:=[.J$1]*[.J24]/([.$A25]+[.J$1]*[.J24])" office:value-type="float" office:value="0.0000423100559977592">
            <text:p>4,23E-05</text:p>
          </table:table-cell>
          <table:table-cell table:formula="of:=[.K$1]*[.K24]/([.$A25]+[.K$1]*[.K24])" office:value-type="float" office:value="0.000175635751800789">
            <text:p>1,76E-04</text:p>
          </table:table-cell>
          <table:table-cell office:value-type="float" office:value="23">
            <text:p>23</text:p>
          </table:table-cell>
          <table:table-cell table:formula="of:=[.M$1]*[.M24]/([.$A25]+[.M$1]*[.M24])" office:value-type="float" office:value="0.000578761356574218">
            <text:p>5,79E-04</text:p>
          </table:table-cell>
          <table:table-cell table:formula="of:=[.N$1]*[.N24]/([.$A25]+[.N$1]*[.N24])" office:value-type="float" office:value="0.00157681441898819">
            <text:p>1,58E-03</text:p>
          </table:table-cell>
          <table:table-cell table:formula="of:=[.O$1]*[.O24]/([.$A25]+[.O$1]*[.O24])" office:value-type="float" office:value="0.00366524289354352">
            <text:p>3,67E-03</text:p>
          </table:table-cell>
          <table:table-cell table:formula="of:=[.P$1]*[.P24]/([.$A25]+[.P$1]*[.P24])" office:value-type="float" office:value="0.007454140495968">
            <text:p>7,45E-03</text:p>
          </table:table-cell>
          <table:table-cell table:formula="of:=[.Q$1]*[.Q24]/([.$A25]+[.Q$1]*[.Q24])" office:value-type="float" office:value="0.0135432848356816">
            <text:p>1,35E-02</text:p>
          </table:table-cell>
          <table:table-cell table:formula="of:=[.R$1]*[.R24]/([.$A25]+[.R$1]*[.R24])" office:value-type="float" office:value="0.022376153669229">
            <text:p>2,24E-02</text:p>
          </table:table-cell>
          <table:table-cell table:formula="of:=[.S$1]*[.S24]/([.$A25]+[.S$1]*[.S24])" office:value-type="float" office:value="0.0341367524405123">
            <text:p>3,41E-02</text:p>
          </table:table-cell>
          <table:table-cell table:formula="of:=[.T$1]*[.T24]/([.$A25]+[.T$1]*[.T24])" office:value-type="float" office:value="0.0487265889382419">
            <text:p>4,87E-02</text:p>
          </table:table-cell>
          <table:table-cell table:formula="of:=[.U$1]*[.U24]/([.$A25]+[.U$1]*[.U24])" office:value-type="float" office:value="0.0658152718994589">
            <text:p>6,58E-02</text:p>
          </table:table-cell>
          <table:table-cell table:formula="of:=[.V$1]*[.V24]/([.$A25]+[.V$1]*[.V24])" office:value-type="float" office:value="0.0849296301332112">
            <text:p>8,49E-02</text:p>
          </table:table-cell>
          <table:table-cell office:value-type="float" office:value="23">
            <text:p>23</text:p>
          </table:table-cell>
          <table:table-cell table:formula="of:=[.X$1]*[.X24]/([.$A25]+[.X$1]*[.X24])" office:value-type="float" office:value="0.105544280137846">
            <text:p>1,06E-01</text:p>
          </table:table-cell>
          <table:table-cell table:formula="of:=[.Y$1]*[.Y24]/([.$A25]+[.Y$1]*[.Y24])" office:value-type="float" office:value="0.12715104953097">
            <text:p>1,27E-01</text:p>
          </table:table-cell>
          <table:table-cell table:formula="of:=[.Z$1]*[.Z24]/([.$A25]+[.Z$1]*[.Z24])" office:value-type="float" office:value="0.149300898863267">
            <text:p>1,49E-01</text:p>
          </table:table-cell>
          <table:table-cell table:formula="of:=[.AA$1]*[.AA24]/([.$A25]+[.AA$1]*[.AA24])" office:value-type="float" office:value="0.17162218565604">
            <text:p>1,72E-01</text:p>
          </table:table-cell>
          <table:table-cell table:formula="of:=[.AB$1]*[.AB24]/([.$A25]+[.AB$1]*[.AB24])" office:value-type="float" office:value="0.193822743728017">
            <text:p>1,94E-01</text:p>
          </table:table-cell>
          <table:table-cell table:formula="of:=[.AC$1]*[.AC24]/([.$A25]+[.AC$1]*[.AC24])" office:value-type="float" office:value="0.215682854731736">
            <text:p>2,16E-01</text:p>
          </table:table-cell>
          <table:table-cell table:formula="of:=[.AD$1]*[.AD24]/([.$A25]+[.AD$1]*[.AD24])" office:value-type="float" office:value="0.237044271277251">
            <text:p>2,37E-01</text:p>
          </table:table-cell>
          <table:table-cell table:formula="of:=[.AE$1]*[.AE24]/([.$A25]+[.AE$1]*[.AE24])" office:value-type="float" office:value="0.257798462849408">
            <text:p>2,58E-01</text:p>
          </table:table-cell>
          <table:table-cell table:formula="of:=[.AF$1]*[.AF24]/([.$A25]+[.AF$1]*[.AF24])" office:value-type="float" office:value="0.277875746147467">
            <text:p>2,78E-01</text:p>
          </table:table-cell>
          <table:table-cell table:formula="of:=[.AG$1]*[.AG24]/([.$A25]+[.AG$1]*[.AG24])" office:value-type="float" office:value="0.297235992217379">
            <text:p>2,97E-01</text:p>
          </table:table-cell>
          <table:table-cell office:value-type="float" office:value="23">
            <text:p>23</text:p>
          </table:table-cell>
          <table:table-cell table:formula="of:=[.AI$1]*[.AI24]/([.$A25]+[.AI$1]*[.AI24])" office:value-type="float" office:value="0.315861055244264">
            <text:p>3,16E-01</text:p>
          </table:table-cell>
          <table:table-cell table:formula="of:=[.AJ$1]*[.AJ24]/([.$A25]+[.AJ$1]*[.AJ24])" office:value-type="float" office:value="0.333748797892829">
            <text:p>3,34E-01</text:p>
          </table:table-cell>
          <table:table-cell table:formula="of:=[.AK$1]*[.AK24]/([.$A25]+[.AK$1]*[.AK24])" office:value-type="float" office:value="0.350908480979602">
            <text:p>3,51E-01</text:p>
          </table:table-cell>
          <table:table-cell table:formula="of:=[.AL$1]*[.AL24]/([.$A25]+[.AL$1]*[.AL24])" office:value-type="float" office:value="0.367357264523828">
            <text:p>3,67E-01</text:p>
          </table:table-cell>
          <table:table-cell table:formula="of:=[.AM$1]*[.AM24]/([.$A25]+[.AM$1]*[.AM24])" office:value-type="float" office:value="0.383117586973233">
            <text:p>3,83E-01</text:p>
          </table:table-cell>
          <table:table-cell table:formula="of:=[.AN$1]*[.AN24]/([.$A25]+[.AN$1]*[.AN24])" office:value-type="float" office:value="0.398215224349844">
            <text:p>3,98E-01</text:p>
          </table:table-cell>
          <table:table-cell table:formula="of:=[.AO$1]*[.AO24]/([.$A25]+[.AO$1]*[.AO24])" office:value-type="float" office:value="0.412677868426799">
            <text:p>4,13E-01</text:p>
          </table:table-cell>
          <table:table-cell table:formula="of:=[.AP$1]*[.AP24]/([.$A25]+[.AP$1]*[.AP24])" office:value-type="float" office:value="0.426534097097013">
            <text:p>4,27E-01</text:p>
          </table:table-cell>
          <table:table-cell table:formula="of:=[.AQ$1]*[.AQ24]/([.$A25]+[.AQ$1]*[.AQ24])" office:value-type="float" office:value="0.439812638810565">
            <text:p>4,40E-01</text:p>
          </table:table-cell>
          <table:table-cell table:formula="of:=[.AR$1]*[.AR24]/([.$A25]+[.AR$1]*[.AR24])" office:value-type="float" office:value="0.45254185612927">
            <text:p>4,53E-01</text:p>
          </table:table-cell>
          <table:table-cell office:value-type="float" office:value="23">
            <text:p>23</text:p>
          </table:table-cell>
          <table:table-cell table:formula="of:=[.AT$1]*[.AT24]/([.$A25]+[.AT$1]*[.AT24])" office:value-type="float" office:value="0.464749391641434">
            <text:p>4,65E-01</text:p>
          </table:table-cell>
          <table:table-cell table:formula="of:=[.AU$1]*[.AU24]/([.$A25]+[.AU$1]*[.AU24])" office:value-type="float" office:value="0.476461933516748">
            <text:p>4,76E-01</text:p>
          </table:table-cell>
          <table:table-cell table:formula="of:=[.AV$1]*[.AV24]/([.$A25]+[.AV$1]*[.AV24])" office:value-type="float" office:value="0.487705068685826">
            <text:p>4,88E-01</text:p>
          </table:table-cell>
          <table:table-cell table:formula="of:=[.AW$1]*[.AW24]/([.$A25]+[.AW$1]*[.AW24])" office:value-type="float" office:value="0.498503199729492">
            <text:p>4,99E-01</text:p>
          </table:table-cell>
          <table:table-cell table:formula="of:=[.AX$1]*[.AX24]/([.$A25]+[.AX$1]*[.AX24])" office:value-type="float" office:value="0.508879507661834">
            <text:p>5,09E-01</text:p>
          </table:table-cell>
          <table:table-cell table:formula="of:=[.AY$1]*[.AY24]/([.$A25]+[.AY$1]*[.AY24])" office:value-type="float" office:value="0.518855947367759">
            <text:p>5,19E-01</text:p>
          </table:table-cell>
          <table:table-cell table:formula="of:=[.AZ$1]*[.AZ24]/([.$A25]+[.AZ$1]*[.AZ24])" office:value-type="float" office:value="0.528453265882749">
            <text:p>5,28E-01</text:p>
          </table:table-cell>
          <table:table-cell table:formula="of:=[.BA$1]*[.BA24]/([.$A25]+[.BA$1]*[.BA24])" office:value-type="float" office:value="0.537691036265098">
            <text:p>5,38E-01</text:p>
          </table:table-cell>
          <table:table-cell table:formula="of:=[.BB$1]*[.BB24]/([.$A25]+[.BB$1]*[.BB24])" office:value-type="float" office:value="0.546587701725351">
            <text:p>5,47E-01</text:p>
          </table:table-cell>
          <table:table-cell table:formula="of:=[.BC$1]*[.BC24]/([.$A25]+[.BC$1]*[.BC24])" office:value-type="float" office:value="0.5551606261067">
            <text:p>5,55E-01</text:p>
          </table:table-cell>
          <table:table-cell office:value-type="float" office:value="23">
            <text:p>23</text:p>
          </table:table-cell>
          <table:table-cell table:formula="of:=[.BE$1]*[.BE24]/([.$A25]+[.BE$1]*[.BE24])" office:value-type="float" office:value="0.56342614787616">
            <text:p>5,63E-01</text:p>
          </table:table-cell>
          <table:table-cell table:formula="of:=[.BF$1]*[.BF24]/([.$A25]+[.BF$1]*[.BF24])" office:value-type="float" office:value="0.571399635580652">
            <text:p>5,71E-01</text:p>
          </table:table-cell>
          <table:table-cell table:formula="of:=[.BG$1]*[.BG24]/([.$A25]+[.BG$1]*[.BG24])" office:value-type="float" office:value="0.579095543313292">
            <text:p>5,79E-01</text:p>
          </table:table-cell>
          <table:table-cell table:formula="of:=[.BH$1]*[.BH24]/([.$A25]+[.BH$1]*[.BH24])" office:value-type="float" office:value="0.586527465174152">
            <text:p>5,87E-01</text:p>
          </table:table-cell>
          <table:table-cell table:formula="of:=[.BI$1]*[.BI24]/([.$A25]+[.BI$1]*[.BI24])" office:value-type="float" office:value="0.593708188034904">
            <text:p>5,94E-01</text:p>
          </table:table-cell>
          <table:table-cell table:formula="of:=[.BJ$1]*[.BJ24]/([.$A25]+[.BJ$1]*[.BJ24])" office:value-type="float" office:value="0.600649742156566">
            <text:p>6,01E-01</text:p>
          </table:table-cell>
          <table:table-cell table:formula="of:=[.BK$1]*[.BK24]/([.$A25]+[.BK$1]*[.BK24])" office:value-type="float" office:value="0.607363449385507">
            <text:p>6,07E-01</text:p>
          </table:table-cell>
          <table:table-cell table:formula="of:=[.BL$1]*[.BL24]/([.$A25]+[.BL$1]*[.BL24])" office:value-type="float" office:value="0.613859968781003">
            <text:p>6,14E-01</text:p>
          </table:table-cell>
          <table:table-cell table:formula="of:=[.BM$1]*[.BM24]/([.$A25]+[.BM$1]*[.BM24])" office:value-type="float" office:value="0.620149339619997">
            <text:p>6,20E-01</text:p>
          </table:table-cell>
          <table:table-cell table:formula="of:=[.BN$1]*[.BN24]/([.$A25]+[.BN$1]*[.BN24])" office:value-type="float" office:value="0.626241021790339">
            <text:p>6,26E-01</text:p>
          </table:table-cell>
          <table:table-cell office:value-type="float" office:value="23">
            <text:p>23</text:p>
          </table:table-cell>
          <table:table-cell table:formula="of:=[.BP$1]*[.BP24]/([.$A25]+[.BP$1]*[.BP24])" office:value-type="float" office:value="0.632143933629513">
            <text:p>6,32E-01</text:p>
          </table:table-cell>
          <table:table-cell table:formula="of:=[.BQ$1]*[.BQ24]/([.$A25]+[.BQ$1]*[.BQ24])" office:value-type="float" office:value="0.637866487296784">
            <text:p>6,38E-01</text:p>
          </table:table-cell>
          <table:table-cell table:formula="of:=[.BR$1]*[.BR24]/([.$A25]+[.BR$1]*[.BR24])" office:value-type="float" office:value="0.64341662178667">
            <text:p>6,43E-01</text:p>
          </table:table-cell>
          <table:table-cell table:formula="of:=[.BS$1]*[.BS24]/([.$A25]+[.BS$1]*[.BS24])" office:value-type="float" office:value="0.648801833703585">
            <text:p>6,49E-01</text:p>
          </table:table-cell>
          <table:table-cell table:formula="of:=[.BT$1]*[.BT24]/([.$A25]+[.BT$1]*[.BT24])" office:value-type="float" office:value="0.654029205923568">
            <text:p>6,54E-01</text:p>
          </table:table-cell>
          <table:table-cell table:formula="of:=[.BU$1]*[.BU24]/([.$A25]+[.BU$1]*[.BU24])" office:value-type="float" office:value="0.659105434270823">
            <text:p>6,59E-01</text:p>
          </table:table-cell>
          <table:table-cell table:formula="of:=[.BV$1]*[.BV24]/([.$A25]+[.BV$1]*[.BV24])" office:value-type="float" office:value="0.664036852335665">
            <text:p>6,64E-01</text:p>
          </table:table-cell>
          <table:table-cell table:formula="of:=[.BW$1]*[.BW24]/([.$A25]+[.BW$1]*[.BW24])" office:value-type="float" office:value="0.668829454557176">
            <text:p>6,69E-01</text:p>
          </table:table-cell>
          <table:table-cell table:formula="of:=[.BX$1]*[.BX24]/([.$A25]+[.BX$1]*[.BX24])" office:value-type="float" office:value="0.673488917689253">
            <text:p>6,73E-01</text:p>
          </table:table-cell>
          <table:table-cell table:formula="of:=[.BY$1]*[.BY24]/([.$A25]+[.BY$1]*[.BY24])" office:value-type="float" office:value="0.678020620763172">
            <text:p>6,78E-01</text:p>
          </table:table-cell>
          <table:table-cell office:value-type="float" office:value="23">
            <text:p>23</text:p>
          </table:table-cell>
          <table:table-cell table:formula="of:=[.CA$1]*[.CA24]/([.$A25]+[.CA$1]*[.CA24])" office:value-type="float" office:value="0.682429663653721">
            <text:p>6,82E-01</text:p>
          </table:table-cell>
          <table:table-cell table:formula="of:=[.CB$1]*[.CB24]/([.$A25]+[.CB$1]*[.CB24])" office:value-type="float" office:value="0.686720884349661">
            <text:p>6,87E-01</text:p>
          </table:table-cell>
          <table:table-cell table:formula="of:=[.CC$1]*[.CC24]/([.$A25]+[.CC$1]*[.CC24])" office:value-type="float" office:value="0.69089887502291">
            <text:p>6,91E-01</text:p>
          </table:table-cell>
          <table:table-cell table:formula="of:=[.CD$1]*[.CD24]/([.$A25]+[.CD$1]*[.CD24])" office:value-type="float" office:value="0.694967996984558">
            <text:p>6,95E-01</text:p>
          </table:table-cell>
          <table:table-cell table:formula="of:=[.CE$1]*[.CE24]/([.$A25]+[.CE$1]*[.CE24])" office:value-type="float" office:value="0.698932394609765">
            <text:p>6,99E-01</text:p>
          </table:table-cell>
          <table:table-cell table:formula="of:=[.CF$1]*[.CF24]/([.$A25]+[.CF$1]*[.CF24])" office:value-type="float" office:value="0.702796008307737">
            <text:p>7,03E-01</text:p>
          </table:table-cell>
          <table:table-cell table:formula="of:=[.CG$1]*[.CG24]/([.$A25]+[.CG$1]*[.CG24])" office:value-type="float" office:value="0.70656258660743">
            <text:p>7,07E-01</text:p>
          </table:table-cell>
          <table:table-cell table:formula="of:=[.CH$1]*[.CH24]/([.$A25]+[.CH$1]*[.CH24])" office:value-type="float" office:value="0.710235697424408">
            <text:p>7,10E-01</text:p>
          </table:table-cell>
          <table:table-cell table:formula="of:=[.CI$1]*[.CI24]/([.$A25]+[.CI$1]*[.CI24])" office:value-type="float" office:value="0.713818738569358">
            <text:p>7,14E-01</text:p>
          </table:table-cell>
          <table:table-cell table:formula="of:=[.CJ$1]*[.CJ24]/([.$A25]+[.CJ$1]*[.CJ24])" office:value-type="float" office:value="0.717314947554188">
            <text:p>7,17E-01</text:p>
          </table:table-cell>
          <table:table-cell office:value-type="float" office:value="23">
            <text:p>23</text:p>
          </table:table-cell>
          <table:table-cell table:formula="of:=[.CL$1]*[.CL24]/([.$A25]+[.CL$1]*[.CL24])" office:value-type="float" office:value="0.720727410747336">
            <text:p>7,21E-01</text:p>
          </table:table-cell>
          <table:table-cell table:formula="of:=[.CM$1]*[.CM24]/([.$A25]+[.CM$1]*[.CM24])" office:value-type="float" office:value="0.724059071925966">
            <text:p>7,24E-01</text:p>
          </table:table-cell>
          <table:table-cell table:formula="of:=[.CN$1]*[.CN24]/([.$A25]+[.CN$1]*[.CN24])" office:value-type="float" office:value="0.727312740269056">
            <text:p>7,27E-01</text:p>
          </table:table-cell>
          <table:table-cell table:formula="of:=[.CO$1]*[.CO24]/([.$A25]+[.CO$1]*[.CO24])" office:value-type="float" office:value="0.730491097831958">
            <text:p>7,30E-01</text:p>
          </table:table-cell>
          <table:table-cell table:formula="of:=[.CP$1]*[.CP24]/([.$A25]+[.CP$1]*[.CP24])" office:value-type="float" office:value="0.733596706539887">
            <text:p>7,34E-01</text:p>
          </table:table-cell>
          <table:table-cell table:formula="of:=[.CQ$1]*[.CQ24]/([.$A25]+[.CQ$1]*[.CQ24])" office:value-type="float" office:value="0.736632014734905">
            <text:p>7,37E-01</text:p>
          </table:table-cell>
          <table:table-cell table:formula="of:=[.CR$1]*[.CR24]/([.$A25]+[.CR$1]*[.CR24])" office:value-type="float" office:value="0.739599363308269">
            <text:p>7,40E-01</text:p>
          </table:table-cell>
          <table:table-cell table:formula="of:=[.CS$1]*[.CS24]/([.$A25]+[.CS$1]*[.CS24])" office:value-type="float" office:value="0.742500991447592">
            <text:p>7,43E-01</text:p>
          </table:table-cell>
          <table:table-cell table:formula="of:=[.CT$1]*[.CT24]/([.$A25]+[.CT$1]*[.CT24])" office:value-type="float" office:value="0.74533904202597">
            <text:p>7,45E-01</text:p>
          </table:table-cell>
          <table:table-cell table:formula="of:=[.CU$1]*[.CU24]/([.$A25]+[.CU$1]*[.CU24])" office:value-type="float" office:value="0.748115566658158">
            <text:p>7,48E-01</text:p>
          </table:table-cell>
          <table:table-cell office:value-type="float" office:value="23">
            <text:p>23</text:p>
          </table:table-cell>
          <table:table-cell table:formula="of:=[.CW$1]*[.CW24]/([.$A25]+[.CW$1]*[.CW24])" office:value-type="float" office:value="0.750832530446986">
            <text:p>7,51E-01</text:p>
          </table:table-cell>
          <table:table-cell table:formula="of:=[.CX$1]*[.CX24]/([.$A25]+[.CX$1]*[.CX24])" office:value-type="float" office:value="0.753491816441394">
            <text:p>7,53E-01</text:p>
          </table:table-cell>
          <table:table-cell table:formula="of:=[.CY$1]*[.CY24]/([.$A25]+[.CY$1]*[.CY24])" office:value-type="float" office:value="0.756095229825894">
            <text:p>7,56E-01</text:p>
          </table:table-cell>
          <table:table-cell table:formula="of:=[.CZ$1]*[.CZ24]/([.$A25]+[.CZ$1]*[.CZ24])" office:value-type="float" office:value="0.758644501859757">
            <text:p>7,59E-01</text:p>
          </table:table-cell>
          <table:table-cell table:formula="of:=[.DA$1]*[.DA24]/([.$A25]+[.DA$1]*[.DA24])" office:value-type="float" office:value="0.761141293582846">
            <text:p>7,61E-01</text:p>
          </table:table-cell>
          <table:table-cell table:formula="of:=[.DB$1]*[.DB24]/([.$A25]+[.DB$1]*[.DB24])" office:value-type="float" office:value="0.763587199303764">
            <text:p>7,64E-01</text:p>
          </table:table-cell>
          <table:table-cell table:formula="of:=[.DC$1]*[.DC24]/([.$A25]+[.DC$1]*[.DC24])" office:value-type="float" office:value="0.765983749884836">
            <text:p>7,66E-01</text:p>
          </table:table-cell>
          <table:table-cell table:formula="of:=[.DD$1]*[.DD24]/([.$A25]+[.DD$1]*[.DD24])" office:value-type="float" office:value="0.768332415837343">
            <text:p>7,68E-01</text:p>
          </table:table-cell>
          <table:table-cell table:formula="of:=[.DE$1]*[.DE24]/([.$A25]+[.DE$1]*[.DE24])" office:value-type="float" office:value="0.770634610239489">
            <text:p>7,71E-01</text:p>
          </table:table-cell>
          <table:table-cell table:formula="of:=[.DF$1]*[.DF24]/([.$A25]+[.DF$1]*[.DF24])" office:value-type="float" office:value="0.772891691488625">
            <text:p>7,73E-01</text:p>
          </table:table-cell>
          <table:table-cell table:number-columns-repeated="146"/>
        </table:table-row>
        <table:table-row table:style-name="ro1">
          <table:table-cell office:value-type="float" office:value="24">
            <text:p>24</text:p>
          </table:table-cell>
          <table:table-cell table:formula="of:=[.$C$1]*[.B25]/([.$A26]+[.$C$1]*[.B25])" office:value-type="float" office:value="3.22330296122847E-018">
            <text:p>3,22E-18</text:p>
          </table:table-cell>
          <table:table-cell table:formula="of:=[.$C$1]*[.C25]/([.$A26]+[.$C$1]*[.C25])" office:value-type="float" office:value="3.65952958044374E-018">
            <text:p>3,66E-18</text:p>
          </table:table-cell>
          <table:table-cell table:formula="of:=[.$D$1]*[.D25]/([.$A26]+[.$D$1]*[.D25])" office:value-type="float" office:value="0.0000000000000226631877890297">
            <text:p>2,27E-14</text:p>
          </table:table-cell>
          <table:table-cell table:formula="of:=[.$E$1]*[.E25]/([.$A26]+[.$E$1]*[.E25])" office:value-type="float" office:value="0.00000000000830914225140011">
            <text:p>8,31E-12</text:p>
          </table:table-cell>
          <table:table-cell table:formula="of:=[.$F$1]*[.F25]/([.$A26]+[.$F$1]*[.F25])" office:value-type="float" office:value="0.000000000647294660342784">
            <text:p>6,47E-10</text:p>
          </table:table-cell>
          <table:table-cell table:formula="of:=[.$G$1]*[.G25]/([.$A26]+[.$G$1]*[.G25])" office:value-type="float" office:value="0.0000000189302979789774">
            <text:p>1,89E-08</text:p>
          </table:table-cell>
          <table:table-cell table:formula="of:=[.$H$1]*[.H25]/([.$A26]+[.$H$1]*[.H25])" office:value-type="float" office:value="0.000000281569729417006">
            <text:p>2,82E-07</text:p>
          </table:table-cell>
          <table:table-cell table:formula="of:=[.I$1]*[.I25]/([.$A26]+[.I$1]*[.I25])" office:value-type="float" office:value="0.00000255328134104595">
            <text:p>2,55E-06</text:p>
          </table:table-cell>
          <table:table-cell table:formula="of:=[.J$1]*[.J25]/([.$A26]+[.J$1]*[.J25])" office:value-type="float" office:value="0.0000158660192645984">
            <text:p>1,59E-05</text:p>
          </table:table-cell>
          <table:table-cell table:formula="of:=[.K$1]*[.K25]/([.$A26]+[.K$1]*[.K25])" office:value-type="float" office:value="0.0000731762081010272">
            <text:p>7,32E-05</text:p>
          </table:table-cell>
          <table:table-cell office:value-type="float" office:value="24">
            <text:p>24</text:p>
          </table:table-cell>
          <table:table-cell table:formula="of:=[.M$1]*[.M25]/([.$A26]+[.M$1]*[.M25])" office:value-type="float" office:value="0.000265195274573785">
            <text:p>2,65E-04</text:p>
          </table:table-cell>
          <table:table-cell table:formula="of:=[.N$1]*[.N25]/([.$A26]+[.N$1]*[.N25])" office:value-type="float" office:value="0.000787786113242873">
            <text:p>7,88E-04</text:p>
          </table:table-cell>
          <table:table-cell table:formula="of:=[.O$1]*[.O25]/([.$A26]+[.O$1]*[.O25])" office:value-type="float" office:value="0.00198140613600816">
            <text:p>1,98E-03</text:p>
          </table:table-cell>
          <table:table-cell table:formula="of:=[.P$1]*[.P25]/([.$A26]+[.P$1]*[.P25])" office:value-type="float" office:value="0.00432942321412034">
            <text:p>4,33E-03</text:p>
          </table:table-cell>
          <table:table-cell table:formula="of:=[.Q$1]*[.Q25]/([.$A26]+[.Q$1]*[.Q25])" office:value-type="float" office:value="0.00839350574785528">
            <text:p>8,39E-03</text:p>
          </table:table-cell>
          <table:table-cell table:formula="of:=[.R$1]*[.R25]/([.$A26]+[.R$1]*[.R25])" office:value-type="float" office:value="0.0146981766728926">
            <text:p>1,47E-02</text:p>
          </table:table-cell>
          <table:table-cell table:formula="of:=[.S$1]*[.S25]/([.$A26]+[.S$1]*[.S25])" office:value-type="float" office:value="0.0236093215371041">
            <text:p>2,36E-02</text:p>
          </table:table-cell>
          <table:table-cell table:formula="of:=[.T$1]*[.T25]/([.$A26]+[.T$1]*[.T25])" office:value-type="float" office:value="0.0352564951439689">
            <text:p>3,53E-02</text:p>
          </table:table-cell>
          <table:table-cell table:formula="of:=[.U$1]*[.U25]/([.$A26]+[.U$1]*[.U25])" office:value-type="float" office:value="0.0495234016395084">
            <text:p>4,95E-02</text:p>
          </table:table-cell>
          <table:table-cell table:formula="of:=[.V$1]*[.V25]/([.$A26]+[.V$1]*[.V25])" office:value-type="float" office:value="0.0660967170041883">
            <text:p>6,61E-02</text:p>
          </table:table-cell>
          <table:table-cell office:value-type="float" office:value="24">
            <text:p>24</text:p>
          </table:table-cell>
          <table:table-cell table:formula="of:=[.X$1]*[.X25]/([.$A26]+[.X$1]*[.X25])" office:value-type="float" office:value="0.0845435436020564">
            <text:p>8,45E-02</text:p>
          </table:table-cell>
          <table:table-cell table:formula="of:=[.Y$1]*[.Y25]/([.$A26]+[.Y$1]*[.Y25])" office:value-type="float" office:value="0.104388154007759">
            <text:p>1,04E-01</text:p>
          </table:table-cell>
          <table:table-cell table:formula="of:=[.Z$1]*[.Z25]/([.$A26]+[.Z$1]*[.Z25])" office:value-type="float" office:value="0.125170613222911">
            <text:p>1,25E-01</text:p>
          </table:table-cell>
          <table:table-cell table:formula="of:=[.AA$1]*[.AA25]/([.$A26]+[.AA$1]*[.AA25])" office:value-type="float" office:value="0.146482533155466">
            <text:p>1,46E-01</text:p>
          </table:table-cell>
          <table:table-cell table:formula="of:=[.AB$1]*[.AB25]/([.$A26]+[.AB$1]*[.AB25])" office:value-type="float" office:value="0.167983119401663">
            <text:p>1,68E-01</text:p>
          </table:table-cell>
          <table:table-cell table:formula="of:=[.AC$1]*[.AC25]/([.$A26]+[.AC$1]*[.AC25])" office:value-type="float" office:value="0.189401539231373">
            <text:p>1,89E-01</text:p>
          </table:table-cell>
          <table:table-cell table:formula="of:=[.AD$1]*[.AD25]/([.$A26]+[.AD$1]*[.AD25])" office:value-type="float" office:value="0.210531388241797">
            <text:p>2,11E-01</text:p>
          </table:table-cell>
          <table:table-cell table:formula="of:=[.AE$1]*[.AE25]/([.$A26]+[.AE$1]*[.AE25])" office:value-type="float" office:value="0.231221552405284">
            <text:p>2,31E-01</text:p>
          </table:table-cell>
          <table:table-cell table:formula="of:=[.AF$1]*[.AF25]/([.$A26]+[.AF$1]*[.AF25])" office:value-type="float" office:value="0.251366178078136">
            <text:p>2,51E-01</text:p>
          </table:table-cell>
          <table:table-cell table:formula="of:=[.AG$1]*[.AG25]/([.$A26]+[.AG$1]*[.AG25])" office:value-type="float" office:value="0.270895226118769">
            <text:p>2,71E-01</text:p>
          </table:table-cell>
          <table:table-cell office:value-type="float" office:value="24">
            <text:p>24</text:p>
          </table:table-cell>
          <table:table-cell table:formula="of:=[.AI$1]*[.AI25]/([.$A26]+[.AI$1]*[.AI25])" office:value-type="float" office:value="0.289766268764902">
            <text:p>2,90E-01</text:p>
          </table:table-cell>
          <table:table-cell table:formula="of:=[.AJ$1]*[.AJ25]/([.$A26]+[.AJ$1]*[.AJ25])" office:value-type="float" office:value="0.307957709887889">
            <text:p>3,08E-01</text:p>
          </table:table-cell>
          <table:table-cell table:formula="of:=[.AK$1]*[.AK25]/([.$A26]+[.AK$1]*[.AK25])" office:value-type="float" office:value="0.325463362089574">
            <text:p>3,25E-01</text:p>
          </table:table-cell>
          <table:table-cell table:formula="of:=[.AL$1]*[.AL25]/([.$A26]+[.AL$1]*[.AL25])" office:value-type="float" office:value="0.342288207168057">
            <text:p>3,42E-01</text:p>
          </table:table-cell>
          <table:table-cell table:formula="of:=[.AM$1]*[.AM25]/([.$A26]+[.AM$1]*[.AM25])" office:value-type="float" office:value="0.358445136941795">
            <text:p>3,58E-01</text:p>
          </table:table-cell>
          <table:table-cell table:formula="of:=[.AN$1]*[.AN25]/([.$A26]+[.AN$1]*[.AN25])" office:value-type="float" office:value="0.373952480279026">
            <text:p>3,74E-01</text:p>
          </table:table-cell>
          <table:table-cell table:formula="of:=[.AO$1]*[.AO25]/([.$A26]+[.AO$1]*[.AO25])" office:value-type="float" office:value="0.388832147117137">
            <text:p>3,89E-01</text:p>
          </table:table-cell>
          <table:table-cell table:formula="of:=[.AP$1]*[.AP25]/([.$A26]+[.AP$1]*[.AP25])" office:value-type="float" office:value="0.403108249471115">
            <text:p>4,03E-01</text:p>
          </table:table-cell>
          <table:table-cell table:formula="of:=[.AQ$1]*[.AQ25]/([.$A26]+[.AQ$1]*[.AQ25])" office:value-type="float" office:value="0.416806087261873">
            <text:p>4,17E-01</text:p>
          </table:table-cell>
          <table:table-cell table:formula="of:=[.AR$1]*[.AR25]/([.$A26]+[.AR$1]*[.AR25])" office:value-type="float" office:value="0.429951410952431">
            <text:p>4,30E-01</text:p>
          </table:table-cell>
          <table:table-cell office:value-type="float" office:value="24">
            <text:p>24</text:p>
          </table:table-cell>
          <table:table-cell table:formula="of:=[.AT$1]*[.AT25]/([.$A26]+[.AT$1]*[.AT25])" office:value-type="float" office:value="0.442569892896542">
            <text:p>4,43E-01</text:p>
          </table:table-cell>
          <table:table-cell table:formula="of:=[.AU$1]*[.AU25]/([.$A26]+[.AU$1]*[.AU25])" office:value-type="float" office:value="0.454686755217436">
            <text:p>4,55E-01</text:p>
          </table:table-cell>
          <table:table-cell table:formula="of:=[.AV$1]*[.AV25]/([.$A26]+[.AV$1]*[.AV25])" office:value-type="float" office:value="0.466326514494842">
            <text:p>4,66E-01</text:p>
          </table:table-cell>
          <table:table-cell table:formula="of:=[.AW$1]*[.AW25]/([.$A26]+[.AW$1]*[.AW25])" office:value-type="float" office:value="0.477512813166219">
            <text:p>4,78E-01</text:p>
          </table:table-cell>
          <table:table-cell table:formula="of:=[.AX$1]*[.AX25]/([.$A26]+[.AX$1]*[.AX25])" office:value-type="float" office:value="0.488268314921091">
            <text:p>4,88E-01</text:p>
          </table:table-cell>
          <table:table-cell table:formula="of:=[.AY$1]*[.AY25]/([.$A26]+[.AY$1]*[.AY25])" office:value-type="float" office:value="0.498614646980115">
            <text:p>4,99E-01</text:p>
          </table:table-cell>
          <table:table-cell table:formula="of:=[.AZ$1]*[.AZ25]/([.$A26]+[.AZ$1]*[.AZ25])" office:value-type="float" office:value="0.508572376406381">
            <text:p>5,09E-01</text:p>
          </table:table-cell>
          <table:table-cell table:formula="of:=[.BA$1]*[.BA25]/([.$A26]+[.BA$1]*[.BA25])" office:value-type="float" office:value="0.518161010815299">
            <text:p>5,18E-01</text:p>
          </table:table-cell>
          <table:table-cell table:formula="of:=[.BB$1]*[.BB25]/([.$A26]+[.BB$1]*[.BB25])" office:value-type="float" office:value="0.527399016279765">
            <text:p>5,27E-01</text:p>
          </table:table-cell>
          <table:table-cell table:formula="of:=[.BC$1]*[.BC25]/([.$A26]+[.BC$1]*[.BC25])" office:value-type="float" office:value="0.536303847060617">
            <text:p>5,36E-01</text:p>
          </table:table-cell>
          <table:table-cell office:value-type="float" office:value="24">
            <text:p>24</text:p>
          </table:table-cell>
          <table:table-cell table:formula="of:=[.BE$1]*[.BE25]/([.$A26]+[.BE$1]*[.BE25])" office:value-type="float" office:value="0.544891983174065">
            <text:p>5,45E-01</text:p>
          </table:table-cell>
          <table:table-cell table:formula="of:=[.BF$1]*[.BF25]/([.$A26]+[.BF$1]*[.BF25])" office:value-type="float" office:value="0.55317897284871">
            <text:p>5,53E-01</text:p>
          </table:table-cell>
          <table:table-cell table:formula="of:=[.BG$1]*[.BG25]/([.$A26]+[.BG$1]*[.BG25])" office:value-type="float" office:value="0.561179477708266">
            <text:p>5,61E-01</text:p>
          </table:table-cell>
          <table:table-cell table:formula="of:=[.BH$1]*[.BH25]/([.$A26]+[.BH$1]*[.BH25])" office:value-type="float" office:value="0.56890731910546">
            <text:p>5,69E-01</text:p>
          </table:table-cell>
          <table:table-cell table:formula="of:=[.BI$1]*[.BI25]/([.$A26]+[.BI$1]*[.BI25])" office:value-type="float" office:value="0.576375524475267">
            <text:p>5,76E-01</text:p>
          </table:table-cell>
          <table:table-cell table:formula="of:=[.BJ$1]*[.BJ25]/([.$A26]+[.BJ$1]*[.BJ25])" office:value-type="float" office:value="0.583596372907595">
            <text:p>5,84E-01</text:p>
          </table:table-cell>
          <table:table-cell table:formula="of:=[.BK$1]*[.BK25]/([.$A26]+[.BK$1]*[.BK25])" office:value-type="float" office:value="0.59058143938776">
            <text:p>5,91E-01</text:p>
          </table:table-cell>
          <table:table-cell table:formula="of:=[.BL$1]*[.BL25]/([.$A26]+[.BL$1]*[.BL25])" office:value-type="float" office:value="0.597341637338136">
            <text:p>5,97E-01</text:p>
          </table:table-cell>
          <table:table-cell table:formula="of:=[.BM$1]*[.BM25]/([.$A26]+[.BM$1]*[.BM25])" office:value-type="float" office:value="0.603887259231508">
            <text:p>6,04E-01</text:p>
          </table:table-cell>
          <table:table-cell table:formula="of:=[.BN$1]*[.BN25]/([.$A26]+[.BN$1]*[.BN25])" office:value-type="float" office:value="0.610228015147771">
            <text:p>6,10E-01</text:p>
          </table:table-cell>
          <table:table-cell office:value-type="float" office:value="24">
            <text:p>24</text:p>
          </table:table-cell>
          <table:table-cell table:formula="of:=[.BP$1]*[.BP25]/([.$A26]+[.BP$1]*[.BP25])" office:value-type="float" office:value="0.616373069219339">
            <text:p>6,16E-01</text:p>
          </table:table-cell>
          <table:table-cell table:formula="of:=[.BQ$1]*[.BQ25]/([.$A26]+[.BQ$1]*[.BQ25])" office:value-type="float" office:value="0.622331073963865">
            <text:p>6,22E-01</text:p>
          </table:table-cell>
          <table:table-cell table:formula="of:=[.BR$1]*[.BR25]/([.$A26]+[.BR$1]*[.BR25])" office:value-type="float" office:value="0.628110202540534">
            <text:p>6,28E-01</text:p>
          </table:table-cell>
          <table:table-cell table:formula="of:=[.BS$1]*[.BS25]/([.$A26]+[.BS$1]*[.BS25])" office:value-type="float" office:value="0.633718178992272">
            <text:p>6,34E-01</text:p>
          </table:table-cell>
          <table:table-cell table:formula="of:=[.BT$1]*[.BT25]/([.$A26]+[.BT$1]*[.BT25])" office:value-type="float" office:value="0.639162306553544">
            <text:p>6,39E-01</text:p>
          </table:table-cell>
          <table:table-cell table:formula="of:=[.BU$1]*[.BU25]/([.$A26]+[.BU$1]*[.BU25])" office:value-type="float" office:value="0.644449494114287">
            <text:p>6,44E-01</text:p>
          </table:table-cell>
          <table:table-cell table:formula="of:=[.BV$1]*[.BV25]/([.$A26]+[.BV$1]*[.BV25])" office:value-type="float" office:value="0.649586280936628">
            <text:p>6,50E-01</text:p>
          </table:table-cell>
          <table:table-cell table:formula="of:=[.BW$1]*[.BW25]/([.$A26]+[.BW$1]*[.BW25])" office:value-type="float" office:value="0.65457885972356">
            <text:p>6,55E-01</text:p>
          </table:table-cell>
          <table:table-cell table:formula="of:=[.BX$1]*[.BX25]/([.$A26]+[.BX$1]*[.BX25])" office:value-type="float" office:value="0.659433098138846">
            <text:p>6,59E-01</text:p>
          </table:table-cell>
          <table:table-cell table:formula="of:=[.BY$1]*[.BY25]/([.$A26]+[.BY$1]*[.BY25])" office:value-type="float" office:value="0.664154558875612">
            <text:p>6,64E-01</text:p>
          </table:table-cell>
          <table:table-cell office:value-type="float" office:value="24">
            <text:p>24</text:p>
          </table:table-cell>
          <table:table-cell table:formula="of:=[.CA$1]*[.CA25]/([.$A26]+[.CA$1]*[.CA25])" office:value-type="float" office:value="0.668748518368103">
            <text:p>6,69E-01</text:p>
          </table:table-cell>
          <table:table-cell table:formula="of:=[.CB$1]*[.CB25]/([.$A26]+[.CB$1]*[.CB25])" office:value-type="float" office:value="0.673219984237226">
            <text:p>6,73E-01</text:p>
          </table:table-cell>
          <table:table-cell table:formula="of:=[.CC$1]*[.CC25]/([.$A26]+[.CC$1]*[.CC25])" office:value-type="float" office:value="0.677573711556153">
            <text:p>6,78E-01</text:p>
          </table:table-cell>
          <table:table-cell table:formula="of:=[.CD$1]*[.CD25]/([.$A26]+[.CD$1]*[.CD25])" office:value-type="float" office:value="0.681814218017598">
            <text:p>6,82E-01</text:p>
          </table:table-cell>
          <table:table-cell table:formula="of:=[.CE$1]*[.CE25]/([.$A26]+[.CE$1]*[.CE25])" office:value-type="float" office:value="0.685945798079612">
            <text:p>6,86E-01</text:p>
          </table:table-cell>
          <table:table-cell table:formula="of:=[.CF$1]*[.CF25]/([.$A26]+[.CF$1]*[.CF25])" office:value-type="float" office:value="0.689972536161961">
            <text:p>6,90E-01</text:p>
          </table:table-cell>
          <table:table-cell table:formula="of:=[.CG$1]*[.CG25]/([.$A26]+[.CG$1]*[.CG25])" office:value-type="float" office:value="0.693898318960496">
            <text:p>6,94E-01</text:p>
          </table:table-cell>
          <table:table-cell table:formula="of:=[.CH$1]*[.CH25]/([.$A26]+[.CH$1]*[.CH25])" office:value-type="float" office:value="0.697726846942355">
            <text:p>6,98E-01</text:p>
          </table:table-cell>
          <table:table-cell table:formula="of:=[.CI$1]*[.CI25]/([.$A26]+[.CI$1]*[.CI25])" office:value-type="float" office:value="0.701461645080518">
            <text:p>7,01E-01</text:p>
          </table:table-cell>
          <table:table-cell table:formula="of:=[.CJ$1]*[.CJ25]/([.$A26]+[.CJ$1]*[.CJ25])" office:value-type="float" office:value="0.705106072882095">
            <text:p>7,05E-01</text:p>
          </table:table-cell>
          <table:table-cell office:value-type="float" office:value="24">
            <text:p>24</text:p>
          </table:table-cell>
          <table:table-cell table:formula="of:=[.CL$1]*[.CL25]/([.$A26]+[.CL$1]*[.CL25])" office:value-type="float" office:value="0.708663333760828">
            <text:p>7,09E-01</text:p>
          </table:table-cell>
          <table:table-cell table:formula="of:=[.CM$1]*[.CM25]/([.$A26]+[.CM$1]*[.CM25])" office:value-type="float" office:value="0.712136483800619">
            <text:p>7,12E-01</text:p>
          </table:table-cell>
          <table:table-cell table:formula="of:=[.CN$1]*[.CN25]/([.$A26]+[.CN$1]*[.CN25])" office:value-type="float" office:value="0.715528439953462">
            <text:p>7,16E-01</text:p>
          </table:table-cell>
          <table:table-cell table:formula="of:=[.CO$1]*[.CO25]/([.$A26]+[.CO$1]*[.CO25])" office:value-type="float" office:value="0.718841987711942">
            <text:p>7,19E-01</text:p>
          </table:table-cell>
          <table:table-cell table:formula="of:=[.CP$1]*[.CP25]/([.$A26]+[.CP$1]*[.CP25])" office:value-type="float" office:value="0.722079788293504">
            <text:p>7,22E-01</text:p>
          </table:table-cell>
          <table:table-cell table:formula="of:=[.CQ$1]*[.CQ25]/([.$A26]+[.CQ$1]*[.CQ25])" office:value-type="float" office:value="0.725244385370889">
            <text:p>7,25E-01</text:p>
          </table:table-cell>
          <table:table-cell table:formula="of:=[.CR$1]*[.CR25]/([.$A26]+[.CR$1]*[.CR25])" office:value-type="float" office:value="0.728338211380597">
            <text:p>7,28E-01</text:p>
          </table:table-cell>
          <table:table-cell table:formula="of:=[.CS$1]*[.CS25]/([.$A26]+[.CS$1]*[.CS25])" office:value-type="float" office:value="0.731363593438827">
            <text:p>7,31E-01</text:p>
          </table:table-cell>
          <table:table-cell table:formula="of:=[.CT$1]*[.CT25]/([.$A26]+[.CT$1]*[.CT25])" office:value-type="float" office:value="0.734322758892166">
            <text:p>7,34E-01</text:p>
          </table:table-cell>
          <table:table-cell table:formula="of:=[.CU$1]*[.CU25]/([.$A26]+[.CU$1]*[.CU25])" office:value-type="float" office:value="0.737217840528246">
            <text:p>7,37E-01</text:p>
          </table:table-cell>
          <table:table-cell office:value-type="float" office:value="24">
            <text:p>24</text:p>
          </table:table-cell>
          <table:table-cell table:formula="of:=[.CW$1]*[.CW25]/([.$A26]+[.CW$1]*[.CW25])" office:value-type="float" office:value="0.740050881469721">
            <text:p>7,40E-01</text:p>
          </table:table-cell>
          <table:table-cell table:formula="of:=[.CX$1]*[.CX25]/([.$A26]+[.CX$1]*[.CX25])" office:value-type="float" office:value="0.742823839773167">
            <text:p>7,43E-01</text:p>
          </table:table-cell>
          <table:table-cell table:formula="of:=[.CY$1]*[.CY25]/([.$A26]+[.CY$1]*[.CY25])" office:value-type="float" office:value="0.745538592752919">
            <text:p>7,46E-01</text:p>
          </table:table-cell>
          <table:table-cell table:formula="of:=[.CZ$1]*[.CZ25]/([.$A26]+[.CZ$1]*[.CZ25])" office:value-type="float" office:value="0.748196941048377">
            <text:p>7,48E-01</text:p>
          </table:table-cell>
          <table:table-cell table:formula="of:=[.DA$1]*[.DA25]/([.$A26]+[.DA$1]*[.DA25])" office:value-type="float" office:value="0.750800612451938">
            <text:p>7,51E-01</text:p>
          </table:table-cell>
          <table:table-cell table:formula="of:=[.DB$1]*[.DB25]/([.$A26]+[.DB$1]*[.DB25])" office:value-type="float" office:value="0.753351265513489">
            <text:p>7,53E-01</text:p>
          </table:table-cell>
          <table:table-cell table:formula="of:=[.DC$1]*[.DC25]/([.$A26]+[.DC$1]*[.DC25])" office:value-type="float" office:value="0.755850492936177">
            <text:p>7,56E-01</text:p>
          </table:table-cell>
          <table:table-cell table:formula="of:=[.DD$1]*[.DD25]/([.$A26]+[.DD$1]*[.DD25])" office:value-type="float" office:value="0.75829982477717">
            <text:p>7,58E-01</text:p>
          </table:table-cell>
          <table:table-cell table:formula="of:=[.DE$1]*[.DE25]/([.$A26]+[.DE$1]*[.DE25])" office:value-type="float" office:value="0.760700731466081">
            <text:p>7,61E-01</text:p>
          </table:table-cell>
          <table:table-cell table:formula="of:=[.DF$1]*[.DF25]/([.$A26]+[.DF$1]*[.DF25])" office:value-type="float" office:value="0.763054626652848">
            <text:p>7,63E-01</text:p>
          </table:table-cell>
          <table:table-cell table:number-columns-repeated="146"/>
        </table:table-row>
        <table:table-row table:style-name="ro1">
          <table:table-cell office:value-type="float" office:value="25">
            <text:p>25</text:p>
          </table:table-cell>
          <table:table-cell table:formula="of:=[.$C$1]*[.B26]/([.$A27]+[.$C$1]*[.B26])" office:value-type="float" office:value="2.57864236898278E-019">
            <text:p>2,58E-19</text:p>
          </table:table-cell>
          <table:table-cell table:formula="of:=[.$C$1]*[.C26]/([.$A27]+[.$C$1]*[.C26])" office:value-type="float" office:value="2.92762366435499E-019">
            <text:p>2,93E-19</text:p>
          </table:table-cell>
          <table:table-cell table:formula="of:=[.$D$1]*[.D26]/([.$A27]+[.$D$1]*[.D26])" office:value-type="float" office:value="2.71958253468355E-015">
            <text:p>2,72E-15</text:p>
          </table:table-cell>
          <table:table-cell table:formula="of:=[.$E$1]*[.E26]/([.$A27]+[.$E$1]*[.E26])" office:value-type="float" office:value="0.00000000000132946276022225">
            <text:p>1,33E-12</text:p>
          </table:table-cell>
          <table:table-cell table:formula="of:=[.$F$1]*[.F26]/([.$A27]+[.$F$1]*[.F26])" office:value-type="float" office:value="0.000000000129458932051797">
            <text:p>1,29E-10</text:p>
          </table:table-cell>
          <table:table-cell table:formula="of:=[.$G$1]*[.G26]/([.$A27]+[.$G$1]*[.G26])" office:value-type="float" office:value="0.00000000454327149431326">
            <text:p>4,54E-09</text:p>
          </table:table-cell>
          <table:table-cell table:formula="of:=[.$H$1]*[.H26]/([.$A27]+[.$H$1]*[.H26])" office:value-type="float" office:value="0.0000000788395180210916">
            <text:p>7,88E-08</text:p>
          </table:table-cell>
          <table:table-cell table:formula="of:=[.I$1]*[.I26]/([.$A27]+[.I$1]*[.I26])" office:value-type="float" office:value="0.000000817049361564501">
            <text:p>8,17E-07</text:p>
          </table:table-cell>
          <table:table-cell table:formula="of:=[.J$1]*[.J26]/([.$A27]+[.J$1]*[.J26])" office:value-type="float" office:value="0.00000571173431116023">
            <text:p>5,71E-06</text:p>
          </table:table-cell>
          <table:table-cell table:formula="of:=[.K$1]*[.K26]/([.$A27]+[.K$1]*[.K26])" office:value-type="float" office:value="0.0000292696265042988">
            <text:p>2,93E-05</text:p>
          </table:table-cell>
          <table:table-cell office:value-type="float" office:value="25">
            <text:p>25</text:p>
          </table:table-cell>
          <table:table-cell table:formula="of:=[.M$1]*[.M26]/([.$A27]+[.M$1]*[.M26])" office:value-type="float" office:value="0.000116672306796913">
            <text:p>1,17E-04</text:p>
          </table:table-cell>
          <table:table-cell table:formula="of:=[.N$1]*[.N26]/([.$A27]+[.N$1]*[.N26])" office:value-type="float" office:value="0.000377994400561549">
            <text:p>3,78E-04</text:p>
          </table:table-cell>
          <table:table-cell table:formula="of:=[.O$1]*[.O26]/([.$A27]+[.O$1]*[.O26])" office:value-type="float" office:value="0.00102927070101729">
            <text:p>1,03E-03</text:p>
          </table:table-cell>
          <table:table-cell table:formula="of:=[.P$1]*[.P26]/([.$A27]+[.P$1]*[.P26])" office:value-type="float" office:value="0.00241861312800687">
            <text:p>2,42E-03</text:p>
          </table:table-cell>
          <table:table-cell table:formula="of:=[.Q$1]*[.Q26]/([.$A27]+[.Q$1]*[.Q26])" office:value-type="float" office:value="0.00501086819809967">
            <text:p>5,01E-03</text:p>
          </table:table-cell>
          <table:table-cell table:formula="of:=[.R$1]*[.R26]/([.$A27]+[.R$1]*[.R26])" office:value-type="float" office:value="0.00931916920161451">
            <text:p>9,32E-03</text:p>
          </table:table-cell>
          <table:table-cell table:formula="of:=[.S$1]*[.S26]/([.$A27]+[.S$1]*[.S26])" office:value-type="float" office:value="0.0158006693486857">
            <text:p>1,58E-02</text:p>
          </table:table-cell>
          <table:table-cell table:formula="of:=[.T$1]*[.T26]/([.$A27]+[.T$1]*[.T26])" office:value-type="float" office:value="0.0247562471776094">
            <text:p>2,48E-02</text:p>
          </table:table-cell>
          <table:table-cell table:formula="of:=[.U$1]*[.U26]/([.$A27]+[.U$1]*[.U26])" office:value-type="float" office:value="0.036272566189465">
            <text:p>3,63E-02</text:p>
          </table:table-cell>
          <table:table-cell table:formula="of:=[.V$1]*[.V26]/([.$A27]+[.V$1]*[.V26])" office:value-type="float" office:value="0.0502217778907946">
            <text:p>5,02E-02</text:p>
          </table:table-cell>
          <table:table-cell office:value-type="float" office:value="25">
            <text:p>25</text:p>
          </table:table-cell>
          <table:table-cell table:formula="of:=[.X$1]*[.X26]/([.$A27]+[.X$1]*[.X26])" office:value-type="float" office:value="0.066307635358425">
            <text:p>6,63E-02</text:p>
          </table:table-cell>
          <table:table-cell table:formula="of:=[.Y$1]*[.Y26]/([.$A27]+[.Y$1]*[.Y26])" office:value-type="float" office:value="0.0841329868051309">
            <text:p>8,41E-02</text:p>
          </table:table-cell>
          <table:table-cell table:formula="of:=[.Z$1]*[.Z26]/([.$A27]+[.Z$1]*[.Z26])" office:value-type="float" office:value="0.103265251319393">
            <text:p>1,03E-01</text:p>
          </table:table-cell>
          <table:table-cell table:formula="of:=[.AA$1]*[.AA26]/([.$A27]+[.AA$1]*[.AA26])" office:value-type="float" office:value="0.123286312171396">
            <text:p>1,23E-01</text:p>
          </table:table-cell>
          <table:table-cell table:formula="of:=[.AB$1]*[.AB26]/([.$A27]+[.AB$1]*[.AB26])" office:value-type="float" office:value="0.143823242486345">
            <text:p>1,44E-01</text:p>
          </table:table-cell>
          <table:table-cell table:formula="of:=[.AC$1]*[.AC26]/([.$A27]+[.AC$1]*[.AC26])" office:value-type="float" office:value="0.164562478586796">
            <text:p>1,65E-01</text:p>
          </table:table-cell>
          <table:table-cell table:formula="of:=[.AD$1]*[.AD26]/([.$A27]+[.AD$1]*[.AD26])" office:value-type="float" office:value="0.185252350103425">
            <text:p>1,85E-01</text:p>
          </table:table-cell>
          <table:table-cell table:formula="of:=[.AE$1]*[.AE26]/([.$A27]+[.AE$1]*[.AE26])" office:value-type="float" office:value="0.205698723211993">
            <text:p>2,06E-01</text:p>
          </table:table-cell>
          <table:table-cell table:formula="of:=[.AF$1]*[.AF26]/([.$A27]+[.AF$1]*[.AF26])" office:value-type="float" office:value="0.225757359576826">
            <text:p>2,26E-01</text:p>
          </table:table-cell>
          <table:table-cell table:formula="of:=[.AG$1]*[.AG26]/([.$A27]+[.AG$1]*[.AG26])" office:value-type="float" office:value="0.245325321284194">
            <text:p>2,45E-01</text:p>
          </table:table-cell>
          <table:table-cell office:value-type="float" office:value="25">
            <text:p>25</text:p>
          </table:table-cell>
          <table:table-cell table:formula="of:=[.AI$1]*[.AI26]/([.$A27]+[.AI$1]*[.AI26])" office:value-type="float" office:value="0.264332733127799">
            <text:p>2,64E-01</text:p>
          </table:table-cell>
          <table:table-cell table:formula="of:=[.AJ$1]*[.AJ26]/([.$A27]+[.AJ$1]*[.AJ26])" office:value-type="float" office:value="0.282735521510022">
            <text:p>2,83E-01</text:p>
          </table:table-cell>
          <table:table-cell table:formula="of:=[.AK$1]*[.AK26]/([.$A27]+[.AK$1]*[.AK26])" office:value-type="float" office:value="0.300509331731383">
            <text:p>3,01E-01</text:p>
          </table:table-cell>
          <table:table-cell table:formula="of:=[.AL$1]*[.AL26]/([.$A27]+[.AL$1]*[.AL26])" office:value-type="float" office:value="0.317644600589365">
            <text:p>3,18E-01</text:p>
          </table:table-cell>
          <table:table-cell table:formula="of:=[.AM$1]*[.AM26]/([.$A27]+[.AM$1]*[.AM26])" office:value-type="float" office:value="0.334142657062237">
            <text:p>3,34E-01</text:p>
          </table:table-cell>
          <table:table-cell table:formula="of:=[.AN$1]*[.AN26]/([.$A27]+[.AN$1]*[.AN26])" office:value-type="float" office:value="0.350012688754056">
            <text:p>3,50E-01</text:p>
          </table:table-cell>
          <table:table-cell table:formula="of:=[.AO$1]*[.AO26]/([.$A27]+[.AO$1]*[.AO26])" office:value-type="float" office:value="0.365269412578865">
            <text:p>3,65E-01</text:p>
          </table:table-cell>
          <table:table-cell table:formula="of:=[.AP$1]*[.AP26]/([.$A27]+[.AP$1]*[.AP26])" office:value-type="float" office:value="0.379931305256584">
            <text:p>3,80E-01</text:p>
          </table:table-cell>
          <table:table-cell table:formula="of:=[.AQ$1]*[.AQ26]/([.$A27]+[.AQ$1]*[.AQ26])" office:value-type="float" office:value="0.394019271795359">
            <text:p>3,94E-01</text:p>
          </table:table-cell>
          <table:table-cell table:formula="of:=[.AR$1]*[.AR26]/([.$A27]+[.AR$1]*[.AR26])" office:value-type="float" office:value="0.407555652789982">
            <text:p>4,08E-01</text:p>
          </table:table-cell>
          <table:table-cell office:value-type="float" office:value="25">
            <text:p>25</text:p>
          </table:table-cell>
          <table:table-cell table:formula="of:=[.AT$1]*[.AT26]/([.$A27]+[.AT$1]*[.AT26])" office:value-type="float" office:value="0.420563491645899">
            <text:p>4,21E-01</text:p>
          </table:table-cell>
          <table:table-cell table:formula="of:=[.AU$1]*[.AU26]/([.$A27]+[.AU$1]*[.AU26])" office:value-type="float" office:value="0.433065999933387">
            <text:p>4,33E-01</text:p>
          </table:table-cell>
          <table:table-cell table:formula="of:=[.AV$1]*[.AV26]/([.$A27]+[.AV$1]*[.AV26])" office:value-type="float" office:value="0.445086172977045">
            <text:p>4,45E-01</text:p>
          </table:table-cell>
          <table:table-cell table:formula="of:=[.AW$1]*[.AW26]/([.$A27]+[.AW$1]*[.AW26])" office:value-type="float" office:value="0.456646518831834">
            <text:p>4,57E-01</text:p>
          </table:table-cell>
          <table:table-cell table:formula="of:=[.AX$1]*[.AX26]/([.$A27]+[.AX$1]*[.AX26])" office:value-type="float" office:value="0.467768872442178">
            <text:p>4,68E-01</text:p>
          </table:table-cell>
          <table:table-cell table:formula="of:=[.AY$1]*[.AY26]/([.$A27]+[.AY$1]*[.AY26])" office:value-type="float" office:value="0.478474273478156">
            <text:p>4,78E-01</text:p>
          </table:table-cell>
          <table:table-cell table:formula="of:=[.AZ$1]*[.AZ26]/([.$A27]+[.AZ$1]*[.AZ26])" office:value-type="float" office:value="0.48878289149558">
            <text:p>4,89E-01</text:p>
          </table:table-cell>
          <table:table-cell table:formula="of:=[.BA$1]*[.BA26]/([.$A27]+[.BA$1]*[.BA26])" office:value-type="float" office:value="0.498713986012973">
            <text:p>4,99E-01</text:p>
          </table:table-cell>
          <table:table-cell table:formula="of:=[.BB$1]*[.BB26]/([.$A27]+[.BB$1]*[.BB26])" office:value-type="float" office:value="0.508285892111207">
            <text:p>5,08E-01</text:p>
          </table:table-cell>
          <table:table-cell table:formula="of:=[.BC$1]*[.BC26]/([.$A27]+[.BC$1]*[.BC26])" office:value-type="float" office:value="0.517516024457301">
            <text:p>5,18E-01</text:p>
          </table:table-cell>
          <table:table-cell office:value-type="float" office:value="25">
            <text:p>25</text:p>
          </table:table-cell>
          <table:table-cell table:formula="of:=[.BE$1]*[.BE26]/([.$A27]+[.BE$1]*[.BE26])" office:value-type="float" office:value="0.526420894400935">
            <text:p>5,26E-01</text:p>
          </table:table-cell>
          <table:table-cell table:formula="of:=[.BF$1]*[.BF26]/([.$A27]+[.BF$1]*[.BF26])" office:value-type="float" office:value="0.535016136120797">
            <text:p>5,35E-01</text:p>
          </table:table-cell>
          <table:table-cell table:formula="of:=[.BG$1]*[.BG26]/([.$A27]+[.BG$1]*[.BG26])" office:value-type="float" office:value="0.543316538807556">
            <text:p>5,43E-01</text:p>
          </table:table-cell>
          <table:table-cell table:formula="of:=[.BH$1]*[.BH26]/([.$A27]+[.BH$1]*[.BH26])" office:value-type="float" office:value="0.55133608263731">
            <text:p>5,51E-01</text:p>
          </table:table-cell>
          <table:table-cell table:formula="of:=[.BI$1]*[.BI26]/([.$A27]+[.BI$1]*[.BI26])" office:value-type="float" office:value="0.55908797687168">
            <text:p>5,59E-01</text:p>
          </table:table-cell>
          <table:table-cell table:formula="of:=[.BJ$1]*[.BJ26]/([.$A27]+[.BJ$1]*[.BJ26])" office:value-type="float" office:value="0.566584698862524">
            <text:p>5,67E-01</text:p>
          </table:table-cell>
          <table:table-cell table:formula="of:=[.BK$1]*[.BK26]/([.$A27]+[.BK$1]*[.BK26])" office:value-type="float" office:value="0.573838033074003">
            <text:p>5,74E-01</text:p>
          </table:table-cell>
          <table:table-cell table:formula="of:=[.BL$1]*[.BL26]/([.$A27]+[.BL$1]*[.BL26])" office:value-type="float" office:value="0.580859109488009">
            <text:p>5,81E-01</text:p>
          </table:table-cell>
          <table:table-cell table:formula="of:=[.BM$1]*[.BM26]/([.$A27]+[.BM$1]*[.BM26])" office:value-type="float" office:value="0.587658440950085">
            <text:p>5,88E-01</text:p>
          </table:table-cell>
          <table:table-cell table:formula="of:=[.BN$1]*[.BN26]/([.$A27]+[.BN$1]*[.BN26])" office:value-type="float" office:value="0.594245959156735">
            <text:p>5,94E-01</text:p>
          </table:table-cell>
          <table:table-cell office:value-type="float" office:value="25">
            <text:p>25</text:p>
          </table:table-cell>
          <table:table-cell table:formula="of:=[.BP$1]*[.BP26]/([.$A27]+[.BP$1]*[.BP26])" office:value-type="float" office:value="0.600631049092741">
            <text:p>6,01E-01</text:p>
          </table:table-cell>
          <table:table-cell table:formula="of:=[.BQ$1]*[.BQ26]/([.$A27]+[.BQ$1]*[.BQ26])" office:value-type="float" office:value="0.606822581807207">
            <text:p>6,07E-01</text:p>
          </table:table-cell>
          <table:table-cell table:formula="of:=[.BR$1]*[.BR26]/([.$A27]+[.BR$1]*[.BR26])" office:value-type="float" office:value="0.612828945476291">
            <text:p>6,13E-01</text:p>
          </table:table-cell>
          <table:table-cell table:formula="of:=[.BS$1]*[.BS26]/([.$A27]+[.BS$1]*[.BS26])" office:value-type="float" office:value="0.61865807474377">
            <text:p>6,19E-01</text:p>
          </table:table-cell>
          <table:table-cell table:formula="of:=[.BT$1]*[.BT26]/([.$A27]+[.BT$1]*[.BT26])" office:value-type="float" office:value="0.624317478361695">
            <text:p>6,24E-01</text:p>
          </table:table-cell>
          <table:table-cell table:formula="of:=[.BU$1]*[.BU26]/([.$A27]+[.BU$1]*[.BU26])" office:value-type="float" office:value="0.629814265175305">
            <text:p>6,30E-01</text:p>
          </table:table-cell>
          <table:table-cell table:formula="of:=[.BV$1]*[.BV26]/([.$A27]+[.BV$1]*[.BV26])" office:value-type="float" office:value="0.635155168511287">
            <text:p>6,35E-01</text:p>
          </table:table-cell>
          <table:table-cell table:formula="of:=[.BW$1]*[.BW26]/([.$A27]+[.BW$1]*[.BW26])" office:value-type="float" office:value="0.640346569038208">
            <text:p>6,40E-01</text:p>
          </table:table-cell>
          <table:table-cell table:formula="of:=[.BX$1]*[.BX26]/([.$A27]+[.BX$1]*[.BX26])" office:value-type="float" office:value="0.645394516173742">
            <text:p>6,45E-01</text:p>
          </table:table-cell>
          <table:table-cell table:formula="of:=[.BY$1]*[.BY26]/([.$A27]+[.BY$1]*[.BY26])" office:value-type="float" office:value="0.650304748116196">
            <text:p>6,50E-01</text:p>
          </table:table-cell>
          <table:table-cell office:value-type="float" office:value="25">
            <text:p>25</text:p>
          </table:table-cell>
          <table:table-cell table:formula="of:=[.CA$1]*[.CA26]/([.$A27]+[.CA$1]*[.CA26])" office:value-type="float" office:value="0.655082710578632">
            <text:p>6,55E-01</text:p>
          </table:table-cell>
          <table:table-cell table:formula="of:=[.CB$1]*[.CB26]/([.$A27]+[.CB$1]*[.CB26])" office:value-type="float" office:value="0.659733574303092">
            <text:p>6,60E-01</text:p>
          </table:table-cell>
          <table:table-cell table:formula="of:=[.CC$1]*[.CC26]/([.$A27]+[.CC$1]*[.CC26])" office:value-type="float" office:value="0.664262251430536">
            <text:p>6,64E-01</text:p>
          </table:table-cell>
          <table:table-cell table:formula="of:=[.CD$1]*[.CD26]/([.$A27]+[.CD$1]*[.CD26])" office:value-type="float" office:value="0.668673410799521">
            <text:p>6,69E-01</text:p>
          </table:table-cell>
          <table:table-cell table:formula="of:=[.CE$1]*[.CE26]/([.$A27]+[.CE$1]*[.CE26])" office:value-type="float" office:value="0.672971492243484">
            <text:p>6,73E-01</text:p>
          </table:table-cell>
          <table:table-cell table:formula="of:=[.CF$1]*[.CF26]/([.$A27]+[.CF$1]*[.CF26])" office:value-type="float" office:value="0.677160719953084">
            <text:p>6,77E-01</text:p>
          </table:table-cell>
          <table:table-cell table:formula="of:=[.CG$1]*[.CG26]/([.$A27]+[.CG$1]*[.CG26])" office:value-type="float" office:value="0.681245114966465">
            <text:p>6,81E-01</text:p>
          </table:table-cell>
          <table:table-cell table:formula="of:=[.CH$1]*[.CH26]/([.$A27]+[.CH$1]*[.CH26])" office:value-type="float" office:value="0.685228506846666">
            <text:p>6,85E-01</text:p>
          </table:table-cell>
          <table:table-cell table:formula="of:=[.CI$1]*[.CI26]/([.$A27]+[.CI$1]*[.CI26])" office:value-type="float" office:value="0.689114544601775">
            <text:p>6,89E-01</text:p>
          </table:table-cell>
          <table:table-cell table:formula="of:=[.CJ$1]*[.CJ26]/([.$A27]+[.CJ$1]*[.CJ26])" office:value-type="float" office:value="0.692906706899923">
            <text:p>6,93E-01</text:p>
          </table:table-cell>
          <table:table-cell office:value-type="float" office:value="25">
            <text:p>25</text:p>
          </table:table-cell>
          <table:table-cell table:formula="of:=[.CL$1]*[.CL26]/([.$A27]+[.CL$1]*[.CL26])" office:value-type="float" office:value="0.696608311627748">
            <text:p>6,97E-01</text:p>
          </table:table-cell>
          <table:table-cell table:formula="of:=[.CM$1]*[.CM26]/([.$A27]+[.CM$1]*[.CM26])" office:value-type="float" office:value="0.700222524837742">
            <text:p>7,00E-01</text:p>
          </table:table-cell>
          <table:table-cell table:formula="of:=[.CN$1]*[.CN26]/([.$A27]+[.CN$1]*[.CN26])" office:value-type="float" office:value="0.703752369126736">
            <text:p>7,04E-01</text:p>
          </table:table-cell>
          <table:table-cell table:formula="of:=[.CO$1]*[.CO26]/([.$A27]+[.CO$1]*[.CO26])" office:value-type="float" office:value="0.707200731484868">
            <text:p>7,07E-01</text:p>
          </table:table-cell>
          <table:table-cell table:formula="of:=[.CP$1]*[.CP26]/([.$A27]+[.CP$1]*[.CP26])" office:value-type="float" office:value="0.710570370651595">
            <text:p>7,11E-01</text:p>
          </table:table-cell>
          <table:table-cell table:formula="of:=[.CQ$1]*[.CQ26]/([.$A27]+[.CQ$1]*[.CQ26])" office:value-type="float" office:value="0.713863924012716">
            <text:p>7,14E-01</text:p>
          </table:table-cell>
          <table:table-cell table:formula="of:=[.CR$1]*[.CR26]/([.$A27]+[.CR$1]*[.CR26])" office:value-type="float" office:value="0.71708391406993">
            <text:p>7,17E-01</text:p>
          </table:table-cell>
          <table:table-cell table:formula="of:=[.CS$1]*[.CS26]/([.$A27]+[.CS$1]*[.CS26])" office:value-type="float" office:value="0.720232754512219">
            <text:p>7,20E-01</text:p>
          </table:table-cell>
          <table:table-cell table:formula="of:=[.CT$1]*[.CT26]/([.$A27]+[.CT$1]*[.CT26])" office:value-type="float" office:value="0.723312755916187">
            <text:p>7,23E-01</text:p>
          </table:table-cell>
          <table:table-cell table:formula="of:=[.CU$1]*[.CU26]/([.$A27]+[.CU$1]*[.CU26])" office:value-type="float" office:value="0.726326131100571">
            <text:p>7,26E-01</text:p>
          </table:table-cell>
          <table:table-cell office:value-type="float" office:value="25">
            <text:p>25</text:p>
          </table:table-cell>
          <table:table-cell table:formula="of:=[.CW$1]*[.CW26]/([.$A27]+[.CW$1]*[.CW26])" office:value-type="float" office:value="0.729275000158277">
            <text:p>7,29E-01</text:p>
          </table:table-cell>
          <table:table-cell table:formula="of:=[.CX$1]*[.CX26]/([.$A27]+[.CX$1]*[.CX26])" office:value-type="float" office:value="0.732161395187639">
            <text:p>7,32E-01</text:p>
          </table:table-cell>
          <table:table-cell table:formula="of:=[.CY$1]*[.CY26]/([.$A27]+[.CY$1]*[.CY26])" office:value-type="float" office:value="0.734987264742998">
            <text:p>7,35E-01</text:p>
          </table:table-cell>
          <table:table-cell table:formula="of:=[.CZ$1]*[.CZ26]/([.$A27]+[.CZ$1]*[.CZ26])" office:value-type="float" office:value="0.73775447802328">
            <text:p>7,38E-01</text:p>
          </table:table-cell>
          <table:table-cell table:formula="of:=[.DA$1]*[.DA26]/([.$A27]+[.DA$1]*[.DA26])" office:value-type="float" office:value="0.740464828815873">
            <text:p>7,40E-01</text:p>
          </table:table-cell>
          <table:table-cell table:formula="of:=[.DB$1]*[.DB26]/([.$A27]+[.DB$1]*[.DB26])" office:value-type="float" office:value="0.743120039211905">
            <text:p>7,43E-01</text:p>
          </table:table-cell>
          <table:table-cell table:formula="of:=[.DC$1]*[.DC26]/([.$A27]+[.DC$1]*[.DC26])" office:value-type="float" office:value="0.745721763107825">
            <text:p>7,46E-01</text:p>
          </table:table-cell>
          <table:table-cell table:formula="of:=[.DD$1]*[.DD26]/([.$A27]+[.DD$1]*[.DD26])" office:value-type="float" office:value="0.748271589507163">
            <text:p>7,48E-01</text:p>
          </table:table-cell>
          <table:table-cell table:formula="of:=[.DE$1]*[.DE26]/([.$A27]+[.DE$1]*[.DE26])" office:value-type="float" office:value="0.750771045635351">
            <text:p>7,51E-01</text:p>
          </table:table-cell>
          <table:table-cell table:formula="of:=[.DF$1]*[.DF26]/([.$A27]+[.DF$1]*[.DF26])" office:value-type="float" office:value="0.75322159987956">
            <text:p>7,53E-01</text:p>
          </table:table-cell>
          <table:table-cell table:number-columns-repeated="146"/>
        </table:table-row>
        <table:table-row table:style-name="ro1">
          <table:table-cell office:value-type="float" office:value="26">
            <text:p>26</text:p>
          </table:table-cell>
          <table:table-cell table:formula="of:=[.$C$1]*[.B27]/([.$A28]+[.$C$1]*[.B27])" office:value-type="float" office:value="1.98357105306368E-020">
            <text:p>1,98E-20</text:p>
          </table:table-cell>
          <table:table-cell table:formula="of:=[.$C$1]*[.C27]/([.$A28]+[.$C$1]*[.C27])" office:value-type="float" office:value="2.25201820334999E-020">
            <text:p>2,25E-20</text:p>
          </table:table-cell>
          <table:table-cell table:formula="of:=[.$D$1]*[.D27]/([.$A28]+[.$D$1]*[.D27])" office:value-type="float" office:value="3.13797984771179E-016">
            <text:p>3,14E-16</text:p>
          </table:table-cell>
          <table:table-cell table:formula="of:=[.$E$1]*[.E27]/([.$A28]+[.$E$1]*[.E27])" office:value-type="float" office:value="0.000000000000204532732341843">
            <text:p>2,05E-13</text:p>
          </table:table-cell>
          <table:table-cell table:formula="of:=[.$F$1]*[.F27]/([.$A28]+[.$F$1]*[.F27])" office:value-type="float" office:value="0.0000000000248959484708796">
            <text:p>2,49E-11</text:p>
          </table:table-cell>
          <table:table-cell table:formula="of:=[.$G$1]*[.G27]/([.$A28]+[.$G$1]*[.G27])" office:value-type="float" office:value="0.0000000010484472668192">
            <text:p>1,05E-09</text:p>
          </table:table-cell>
          <table:table-cell table:formula="of:=[.$H$1]*[.H27]/([.$A28]+[.$H$1]*[.H27])" office:value-type="float" office:value="0.0000000212260236320575">
            <text:p>2,12E-08</text:p>
          </table:table-cell>
          <table:table-cell table:formula="of:=[.I$1]*[.I27]/([.$A28]+[.I$1]*[.I27])" office:value-type="float" office:value="0.000000251399740356463">
            <text:p>2,51E-07</text:p>
          </table:table-cell>
          <table:table-cell table:formula="of:=[.J$1]*[.J27]/([.$A28]+[.J$1]*[.J27])" office:value-type="float" office:value="0.0000019771348909469">
            <text:p>1,98E-06</text:p>
          </table:table-cell>
          <table:table-cell table:formula="of:=[.K$1]*[.K27]/([.$A28]+[.K$1]*[.K27])" office:value-type="float" office:value="0.0000112574219245245">
            <text:p>1,13E-05</text:p>
          </table:table-cell>
          <table:table-cell office:value-type="float" office:value="26">
            <text:p>26</text:p>
          </table:table-cell>
          <table:table-cell table:formula="of:=[.M$1]*[.M27]/([.$A28]+[.M$1]*[.M27])" office:value-type="float" office:value="0.0000493589241442729">
            <text:p>4,94E-05</text:p>
          </table:table-cell>
          <table:table-cell table:formula="of:=[.N$1]*[.N27]/([.$A28]+[.N$1]*[.N27])" office:value-type="float" office:value="0.000174428523487556">
            <text:p>1,74E-04</text:p>
          </table:table-cell>
          <table:table-cell table:formula="of:=[.O$1]*[.O27]/([.$A28]+[.O$1]*[.O27])" office:value-type="float" office:value="0.000514370637195478">
            <text:p>5,14E-04</text:p>
          </table:table-cell>
          <table:table-cell table:formula="of:=[.P$1]*[.P27]/([.$A28]+[.P$1]*[.P27])" office:value-type="float" office:value="0.0013006362880032">
            <text:p>1,30E-03</text:p>
          </table:table-cell>
          <table:table-cell table:formula="of:=[.Q$1]*[.Q27]/([.$A28]+[.Q$1]*[.Q27])" office:value-type="float" office:value="0.00288255237005723">
            <text:p>2,88E-03</text:p>
          </table:table-cell>
          <table:table-cell table:formula="of:=[.R$1]*[.R27]/([.$A28]+[.R$1]*[.R27])" office:value-type="float" office:value="0.00570217211988466">
            <text:p>5,70E-03</text:p>
          </table:table-cell>
          <table:table-cell table:formula="of:=[.S$1]*[.S27]/([.$A28]+[.S$1]*[.S27])" office:value-type="float" office:value="0.0102255644599141">
            <text:p>1,02E-02</text:p>
          </table:table-cell>
          <table:table-cell table:formula="of:=[.T$1]*[.T27]/([.$A28]+[.T$1]*[.T27])" office:value-type="float" office:value="0.0168501466945796">
            <text:p>1,69E-02</text:p>
          </table:table-cell>
          <table:table-cell table:formula="of:=[.U$1]*[.U27]/([.$A28]+[.U$1]*[.U27])" office:value-type="float" office:value="0.0258224040484419">
            <text:p>2,58E-02</text:p>
          </table:table-cell>
          <table:table-cell table:formula="of:=[.V$1]*[.V27]/([.$A28]+[.V$1]*[.V27])" office:value-type="float" office:value="0.0371952065306241">
            <text:p>3,72E-02</text:p>
          </table:table-cell>
          <table:table-cell office:value-type="float" office:value="26">
            <text:p>26</text:p>
          </table:table-cell>
          <table:table-cell table:formula="of:=[.X$1]*[.X27]/([.$A28]+[.X$1]*[.X27])" office:value-type="float" office:value="0.0508337084407538">
            <text:p>5,08E-02</text:p>
          </table:table-cell>
          <table:table-cell table:formula="of:=[.Y$1]*[.Y27]/([.$A28]+[.Y$1]*[.Y27])" office:value-type="float" office:value="0.0664583191598324">
            <text:p>6,65E-02</text:p>
          </table:table-cell>
          <table:table-cell table:formula="of:=[.Z$1]*[.Z27]/([.$A28]+[.Z$1]*[.Z27])" office:value-type="float" office:value="0.0837036949659453">
            <text:p>8,37E-02</text:p>
          </table:table-cell>
          <table:table-cell table:formula="of:=[.AA$1]*[.AA27]/([.$A28]+[.AA$1]*[.AA27])" office:value-type="float" office:value="0.102174958472374">
            <text:p>1,02E-01</text:p>
          </table:table-cell>
          <table:table-cell table:formula="of:=[.AB$1]*[.AB27]/([.$A28]+[.AB$1]*[.AB27])" office:value-type="float" office:value="0.121490470303892">
            <text:p>1,21E-01</text:p>
          </table:table-cell>
          <table:table-cell table:formula="of:=[.AC$1]*[.AC27]/([.$A28]+[.AC$1]*[.AC27])" office:value-type="float" office:value="0.141308415488788">
            <text:p>1,41E-01</text:p>
          </table:table-cell>
          <table:table-cell table:formula="of:=[.AD$1]*[.AD27]/([.$A28]+[.AD$1]*[.AD27])" office:value-type="float" office:value="0.161339382949611">
            <text:p>1,61E-01</text:p>
          </table:table-cell>
          <table:table-cell table:formula="of:=[.AE$1]*[.AE27]/([.$A28]+[.AE$1]*[.AE27])" office:value-type="float" office:value="0.181348969545369">
            <text:p>1,81E-01</text:p>
          </table:table-cell>
          <table:table-cell table:formula="of:=[.AF$1]*[.AF27]/([.$A28]+[.AF$1]*[.AF27])" office:value-type="float" office:value="0.201154354760799">
            <text:p>2,01E-01</text:p>
          </table:table-cell>
          <table:table-cell table:formula="of:=[.AG$1]*[.AG27]/([.$A28]+[.AG$1]*[.AG27])" office:value-type="float" office:value="0.220617885688431">
            <text:p>2,21E-01</text:p>
          </table:table-cell>
          <table:table-cell office:value-type="float" office:value="26">
            <text:p>26</text:p>
          </table:table-cell>
          <table:table-cell table:formula="of:=[.AI$1]*[.AI27]/([.$A28]+[.AI$1]*[.AI27])" office:value-type="float" office:value="0.239639682572748">
            <text:p>2,40E-01</text:p>
          </table:table-cell>
          <table:table-cell table:formula="of:=[.AJ$1]*[.AJ27]/([.$A28]+[.AJ$1]*[.AJ27])" office:value-type="float" office:value="0.258150430621725">
            <text:p>2,58E-01</text:p>
          </table:table-cell>
          <table:table-cell table:formula="of:=[.AK$1]*[.AK27]/([.$A28]+[.AK$1]*[.AK27])" office:value-type="float" office:value="0.276104935653852">
            <text:p>2,76E-01</text:p>
          </table:table-cell>
          <table:table-cell table:formula="of:=[.AL$1]*[.AL27]/([.$A28]+[.AL$1]*[.AL27])" office:value-type="float" office:value="0.293476656217556">
            <text:p>2,93E-01</text:p>
          </table:table-cell>
          <table:table-cell table:formula="of:=[.AM$1]*[.AM27]/([.$A28]+[.AM$1]*[.AM27])" office:value-type="float" office:value="0.31025322111225">
            <text:p>3,10E-01</text:p>
          </table:table-cell>
          <table:table-cell table:formula="of:=[.AN$1]*[.AN27]/([.$A28]+[.AN$1]*[.AN27])" office:value-type="float" office:value="0.326432841507992">
            <text:p>3,26E-01</text:p>
          </table:table-cell>
          <table:table-cell table:formula="of:=[.AO$1]*[.AO27]/([.$A28]+[.AO$1]*[.AO27])" office:value-type="float" office:value="0.34202148853162">
            <text:p>3,42E-01</text:p>
          </table:table-cell>
          <table:table-cell table:formula="of:=[.AP$1]*[.AP27]/([.$A28]+[.AP$1]*[.AP27])" office:value-type="float" office:value="0.357030702096541">
            <text:p>3,57E-01</text:p>
          </table:table-cell>
          <table:table-cell table:formula="of:=[.AQ$1]*[.AQ27]/([.$A28]+[.AQ$1]*[.AQ27])" office:value-type="float" office:value="0.371475907719376">
            <text:p>3,71E-01</text:p>
          </table:table-cell>
          <table:table-cell table:formula="of:=[.AR$1]*[.AR27]/([.$A28]+[.AR$1]*[.AR27])" office:value-type="float" office:value="0.385375135308286">
            <text:p>3,85E-01</text:p>
          </table:table-cell>
          <table:table-cell office:value-type="float" office:value="26">
            <text:p>26</text:p>
          </table:table-cell>
          <table:table-cell table:formula="of:=[.AT$1]*[.AT27]/([.$A28]+[.AT$1]*[.AT27])" office:value-type="float" office:value="0.398748052254397">
            <text:p>3,99E-01</text:p>
          </table:table-cell>
          <table:table-cell table:formula="of:=[.AU$1]*[.AU27]/([.$A28]+[.AU$1]*[.AU27])" office:value-type="float" office:value="0.411615240141859">
            <text:p>4,12E-01</text:p>
          </table:table-cell>
          <table:table-cell table:formula="of:=[.AV$1]*[.AV27]/([.$A28]+[.AV$1]*[.AV27])" office:value-type="float" office:value="0.423997659044416">
            <text:p>4,24E-01</text:p>
          </table:table-cell>
          <table:table-cell table:formula="of:=[.AW$1]*[.AW27]/([.$A28]+[.AW$1]*[.AW27])" office:value-type="float" office:value="0.435916255505298">
            <text:p>4,36E-01</text:p>
          </table:table-cell>
          <table:table-cell table:formula="of:=[.AX$1]*[.AX27]/([.$A28]+[.AX$1]*[.AX27])" office:value-type="float" office:value="0.447391680078332">
            <text:p>4,47E-01</text:p>
          </table:table-cell>
          <table:table-cell table:formula="of:=[.AY$1]*[.AY27]/([.$A28]+[.AY$1]*[.AY27])" office:value-type="float" office:value="0.458444088061071">
            <text:p>4,58E-01</text:p>
          </table:table-cell>
          <table:table-cell table:formula="of:=[.AZ$1]*[.AZ27]/([.$A28]+[.AZ$1]*[.AZ27])" office:value-type="float" office:value="0.469093003124928">
            <text:p>4,69E-01</text:p>
          </table:table-cell>
          <table:table-cell table:formula="of:=[.BA$1]*[.BA27]/([.$A28]+[.BA$1]*[.BA27])" office:value-type="float" office:value="0.479357228268777">
            <text:p>4,79E-01</text:p>
          </table:table-cell>
          <table:table-cell table:formula="of:=[.BB$1]*[.BB27]/([.$A28]+[.BB$1]*[.BB27])" office:value-type="float" office:value="0.489254792172875">
            <text:p>4,89E-01</text:p>
          </table:table-cell>
          <table:table-cell table:formula="of:=[.BC$1]*[.BC27]/([.$A28]+[.BC$1]*[.BC27])" office:value-type="float" office:value="0.498802921842099">
            <text:p>4,99E-01</text:p>
          </table:table-cell>
          <table:table-cell office:value-type="float" office:value="26">
            <text:p>26</text:p>
          </table:table-cell>
          <table:table-cell table:formula="of:=[.BE$1]*[.BE27]/([.$A28]+[.BE$1]*[.BE27])" office:value-type="float" office:value="0.508018034588739">
            <text:p>5,08E-01</text:p>
          </table:table-cell>
          <table:table-cell table:formula="of:=[.BF$1]*[.BF27]/([.$A28]+[.BF$1]*[.BF27])" office:value-type="float" office:value="0.51691574406368">
            <text:p>5,17E-01</text:p>
          </table:table-cell>
          <table:table-cell table:formula="of:=[.BG$1]*[.BG27]/([.$A28]+[.BG$1]*[.BG27])" office:value-type="float" office:value="0.525510876316374">
            <text:p>5,26E-01</text:p>
          </table:table-cell>
          <table:table-cell table:formula="of:=[.BH$1]*[.BH27]/([.$A28]+[.BH$1]*[.BH27])" office:value-type="float" office:value="0.533817492838355">
            <text:p>5,34E-01</text:p>
          </table:table-cell>
          <table:table-cell table:formula="of:=[.BI$1]*[.BI27]/([.$A28]+[.BI$1]*[.BI27])" office:value-type="float" office:value="0.541848918291319">
            <text:p>5,42E-01</text:p>
          </table:table-cell>
          <table:table-cell table:formula="of:=[.BJ$1]*[.BJ27]/([.$A28]+[.BJ$1]*[.BJ27])" office:value-type="float" office:value="0.549617771192207">
            <text:p>5,50E-01</text:p>
          </table:table-cell>
          <table:table-cell table:formula="of:=[.BK$1]*[.BK27]/([.$A28]+[.BK$1]*[.BK27])" office:value-type="float" office:value="0.55713599626494">
            <text:p>5,57E-01</text:p>
          </table:table-cell>
          <table:table-cell table:formula="of:=[.BL$1]*[.BL27]/([.$A28]+[.BL$1]*[.BL27])" office:value-type="float" office:value="0.564414897502928">
            <text:p>5,64E-01</text:p>
          </table:table-cell>
          <table:table-cell table:formula="of:=[.BM$1]*[.BM27]/([.$A28]+[.BM$1]*[.BM27])" office:value-type="float" office:value="0.57146517124186">
            <text:p>5,71E-01</text:p>
          </table:table-cell>
          <table:table-cell table:formula="of:=[.BN$1]*[.BN27]/([.$A28]+[.BN$1]*[.BN27])" office:value-type="float" office:value="0.578296938737191">
            <text:p>5,78E-01</text:p>
          </table:table-cell>
          <table:table-cell office:value-type="float" office:value="26">
            <text:p>26</text:p>
          </table:table-cell>
          <table:table-cell table:formula="of:=[.BP$1]*[.BP27]/([.$A28]+[.BP$1]*[.BP27])" office:value-type="float" office:value="0.584919777889014">
            <text:p>5,85E-01</text:p>
          </table:table-cell>
          <table:table-cell table:formula="of:=[.BQ$1]*[.BQ27]/([.$A28]+[.BQ$1]*[.BQ27])" office:value-type="float" office:value="0.591342753869551">
            <text:p>5,91E-01</text:p>
          </table:table-cell>
          <table:table-cell table:formula="of:=[.BR$1]*[.BR27]/([.$A28]+[.BR$1]*[.BR27])" office:value-type="float" office:value="0.597574448493545">
            <text:p>5,98E-01</text:p>
          </table:table-cell>
          <table:table-cell table:formula="of:=[.BS$1]*[.BS27]/([.$A28]+[.BS$1]*[.BS27])" office:value-type="float" office:value="0.603622988235736">
            <text:p>6,04E-01</text:p>
          </table:table-cell>
          <table:table-cell table:formula="of:=[.BT$1]*[.BT27]/([.$A28]+[.BT$1]*[.BT27])" office:value-type="float" office:value="0.609496070847327">
            <text:p>6,09E-01</text:p>
          </table:table-cell>
          <table:table-cell table:formula="of:=[.BU$1]*[.BU27]/([.$A28]+[.BU$1]*[.BU27])" office:value-type="float" office:value="0.615200990558552">
            <text:p>6,15E-01</text:p>
          </table:table-cell>
          <table:table-cell table:formula="of:=[.BV$1]*[.BV27]/([.$A28]+[.BV$1]*[.BV27])" office:value-type="float" office:value="0.620744661880171">
            <text:p>6,21E-01</text:p>
          </table:table-cell>
          <table:table-cell table:formula="of:=[.BW$1]*[.BW27]/([.$A28]+[.BW$1]*[.BW27])" office:value-type="float" office:value="0.626133642035079">
            <text:p>6,26E-01</text:p>
          </table:table-cell>
          <table:table-cell table:formula="of:=[.BX$1]*[.BX27]/([.$A28]+[.BX$1]*[.BX27])" office:value-type="float" office:value="0.63137415206405">
            <text:p>6,31E-01</text:p>
          </table:table-cell>
          <table:table-cell table:formula="of:=[.BY$1]*[.BY27]/([.$A28]+[.BY$1]*[.BY27])" office:value-type="float" office:value="0.636472096658195">
            <text:p>6,36E-01</text:p>
          </table:table-cell>
          <table:table-cell office:value-type="float" office:value="26">
            <text:p>26</text:p>
          </table:table-cell>
          <table:table-cell table:formula="of:=[.CA$1]*[.CA27]/([.$A28]+[.CA$1]*[.CA27])" office:value-type="float" office:value="0.641433082776103">
            <text:p>6,41E-01</text:p>
          </table:table-cell>
          <table:table-cell table:formula="of:=[.CB$1]*[.CB27]/([.$A28]+[.CB$1]*[.CB27])" office:value-type="float" office:value="0.646262437106589">
            <text:p>6,46E-01</text:p>
          </table:table-cell>
          <table:table-cell table:formula="of:=[.CC$1]*[.CC27]/([.$A28]+[.CC$1]*[.CC27])" office:value-type="float" office:value="0.650965222439168">
            <text:p>6,51E-01</text:p>
          </table:table-cell>
          <table:table-cell table:formula="of:=[.CD$1]*[.CD27]/([.$A28]+[.CD$1]*[.CD27])" office:value-type="float" office:value="0.655546253004216">
            <text:p>6,56E-01</text:p>
          </table:table-cell>
          <table:table-cell table:formula="of:=[.CE$1]*[.CE27]/([.$A28]+[.CE$1]*[.CE27])" office:value-type="float" office:value="0.660010108843705">
            <text:p>6,60E-01</text:p>
          </table:table-cell>
          <table:table-cell table:formula="of:=[.CF$1]*[.CF27]/([.$A28]+[.CF$1]*[.CF27])" office:value-type="float" office:value="0.664361149271626">
            <text:p>6,64E-01</text:p>
          </table:table-cell>
          <table:table-cell table:formula="of:=[.CG$1]*[.CG27]/([.$A28]+[.CG$1]*[.CG27])" office:value-type="float" office:value="0.668603525480983">
            <text:p>6,69E-01</text:p>
          </table:table-cell>
          <table:table-cell table:formula="of:=[.CH$1]*[.CH27]/([.$A28]+[.CH$1]*[.CH27])" office:value-type="float" office:value="0.672741192351731">
            <text:p>6,73E-01</text:p>
          </table:table-cell>
          <table:table-cell table:formula="of:=[.CI$1]*[.CI27]/([.$A28]+[.CI$1]*[.CI27])" office:value-type="float" office:value="0.676777919511321">
            <text:p>6,77E-01</text:p>
          </table:table-cell>
          <table:table-cell table:formula="of:=[.CJ$1]*[.CJ27]/([.$A28]+[.CJ$1]*[.CJ27])" office:value-type="float" office:value="0.680717301696733">
            <text:p>6,81E-01</text:p>
          </table:table-cell>
          <table:table-cell office:value-type="float" office:value="26">
            <text:p>26</text:p>
          </table:table-cell>
          <table:table-cell table:formula="of:=[.CL$1]*[.CL27]/([.$A28]+[.CL$1]*[.CL27])" office:value-type="float" office:value="0.684562768464082">
            <text:p>6,85E-01</text:p>
          </table:table-cell>
          <table:table-cell table:formula="of:=[.CM$1]*[.CM27]/([.$A28]+[.CM$1]*[.CM27])" office:value-type="float" office:value="0.688317593289118">
            <text:p>6,88E-01</text:p>
          </table:table-cell>
          <table:table-cell table:formula="of:=[.CN$1]*[.CN27]/([.$A28]+[.CN$1]*[.CN27])" office:value-type="float" office:value="0.691984902099243">
            <text:p>6,92E-01</text:p>
          </table:table-cell>
          <table:table-cell table:formula="of:=[.CO$1]*[.CO27]/([.$A28]+[.CO$1]*[.CO27])" office:value-type="float" office:value="0.695567681275072">
            <text:p>6,96E-01</text:p>
          </table:table-cell>
          <table:table-cell table:formula="of:=[.CP$1]*[.CP27]/([.$A28]+[.CP$1]*[.CP27])" office:value-type="float" office:value="0.699068785157071">
            <text:p>6,99E-01</text:p>
          </table:table-cell>
          <table:table-cell table:formula="of:=[.CQ$1]*[.CQ27]/([.$A28]+[.CQ$1]*[.CQ27])" office:value-type="float" office:value="0.702490943090437">
            <text:p>7,02E-01</text:p>
          </table:table-cell>
          <table:table-cell table:formula="of:=[.CR$1]*[.CR27]/([.$A28]+[.CR$1]*[.CR27])" office:value-type="float" office:value="0.705836766039151">
            <text:p>7,06E-01</text:p>
          </table:table-cell>
          <table:table-cell table:formula="of:=[.CS$1]*[.CS27]/([.$A28]+[.CS$1]*[.CS27])" office:value-type="float" office:value="0.709108752798018">
            <text:p>7,09E-01</text:p>
          </table:table-cell>
          <table:table-cell table:formula="of:=[.CT$1]*[.CT27]/([.$A28]+[.CT$1]*[.CT27])" office:value-type="float" office:value="0.71230929582951">
            <text:p>7,12E-01</text:p>
          </table:table-cell>
          <table:table-cell table:formula="of:=[.CU$1]*[.CU27]/([.$A28]+[.CU$1]*[.CU27])" office:value-type="float" office:value="0.715440686750391">
            <text:p>7,15E-01</text:p>
          </table:table-cell>
          <table:table-cell office:value-type="float" office:value="26">
            <text:p>26</text:p>
          </table:table-cell>
          <table:table-cell table:formula="of:=[.CW$1]*[.CW27]/([.$A28]+[.CW$1]*[.CW27])" office:value-type="float" office:value="0.718505121491343">
            <text:p>7,19E-01</text:p>
          </table:table-cell>
          <table:table-cell table:formula="of:=[.CX$1]*[.CX27]/([.$A28]+[.CX$1]*[.CX27])" office:value-type="float" office:value="0.721504705151203">
            <text:p>7,22E-01</text:p>
          </table:table-cell>
          <table:table-cell table:formula="of:=[.CY$1]*[.CY27]/([.$A28]+[.CY$1]*[.CY27])" office:value-type="float" office:value="0.724441456565896">
            <text:p>7,24E-01</text:p>
          </table:table-cell>
          <table:table-cell table:formula="of:=[.CZ$1]*[.CZ27]/([.$A28]+[.CZ$1]*[.CZ27])" office:value-type="float" office:value="0.727317312610746">
            <text:p>7,27E-01</text:p>
          </table:table-cell>
          <table:table-cell table:formula="of:=[.DA$1]*[.DA27]/([.$A28]+[.DA$1]*[.DA27])" office:value-type="float" office:value="0.730134132253543">
            <text:p>7,30E-01</text:p>
          </table:table-cell>
          <table:table-cell table:formula="of:=[.DB$1]*[.DB27]/([.$A28]+[.DB$1]*[.DB27])" office:value-type="float" office:value="0.732893700374521">
            <text:p>7,33E-01</text:p>
          </table:table-cell>
          <table:table-cell table:formula="of:=[.DC$1]*[.DC27]/([.$A28]+[.DC$1]*[.DC27])" office:value-type="float" office:value="0.735597731368269">
            <text:p>7,36E-01</text:p>
          </table:table-cell>
          <table:table-cell table:formula="of:=[.DD$1]*[.DD27]/([.$A28]+[.DD$1]*[.DD27])" office:value-type="float" office:value="0.738247872541559">
            <text:p>7,38E-01</text:p>
          </table:table-cell>
          <table:table-cell table:formula="of:=[.DE$1]*[.DE27]/([.$A28]+[.DE$1]*[.DE27])" office:value-type="float" office:value="0.740845707320091">
            <text:p>7,41E-01</text:p>
          </table:table-cell>
          <table:table-cell table:formula="of:=[.DF$1]*[.DF27]/([.$A28]+[.DF$1]*[.DF27])" office:value-type="float" office:value="0.743392758276269">
            <text:p>7,43E-01</text:p>
          </table:table-cell>
          <table:table-cell table:number-columns-repeated="146"/>
        </table:table-row>
        <table:table-row table:style-name="ro1">
          <table:table-cell office:value-type="float" office:value="27">
            <text:p>27</text:p>
          </table:table-cell>
          <table:table-cell table:formula="of:=[.$C$1]*[.B28]/([.$A29]+[.$C$1]*[.B28])" office:value-type="float" office:value="1.46931189115828E-021">
            <text:p>1,47E-21</text:p>
          </table:table-cell>
          <table:table-cell table:formula="of:=[.$C$1]*[.C28]/([.$A29]+[.$C$1]*[.C28])" office:value-type="float" office:value="1.66816163211111E-021">
            <text:p>1,67E-21</text:p>
          </table:table-cell>
          <table:table-cell table:formula="of:=[.$D$1]*[.D28]/([.$A29]+[.$D$1]*[.D28])" office:value-type="float" office:value="3.48664427523532E-017">
            <text:p>3,49E-17</text:p>
          </table:table-cell>
          <table:table-cell table:formula="of:=[.$E$1]*[.E28]/([.$A29]+[.$E$1]*[.E28])" office:value-type="float" office:value="0.0000000000000303011455321239">
            <text:p>3,03E-14</text:p>
          </table:table-cell>
          <table:table-cell table:formula="of:=[.$F$1]*[.F28]/([.$A29]+[.$F$1]*[.F28])" office:value-type="float" office:value="0.00000000000461036082791942">
            <text:p>4,61E-12</text:p>
          </table:table-cell>
          <table:table-cell table:formula="of:=[.$G$1]*[.G28]/([.$A29]+[.$G$1]*[.G28])" office:value-type="float" office:value="0.000000000232988281461095">
            <text:p>2,33E-10</text:p>
          </table:table-cell>
          <table:table-cell table:formula="of:=[.$H$1]*[.H28]/([.$A29]+[.$H$1]*[.H28])" office:value-type="float" office:value="0.00000000550304313358327">
            <text:p>5,50E-09</text:p>
          </table:table-cell>
          <table:table-cell table:formula="of:=[.I$1]*[.I28]/([.$A29]+[.I$1]*[.I28])" office:value-type="float" office:value="0.0000000744888064088877">
            <text:p>7,45E-08</text:p>
          </table:table-cell>
          <table:table-cell table:formula="of:=[.J$1]*[.J28]/([.$A29]+[.J$1]*[.J28])" office:value-type="float" office:value="0.000000659044529308988">
            <text:p>6,59E-07</text:p>
          </table:table-cell>
          <table:table-cell table:formula="of:=[.K$1]*[.K28]/([.$A29]+[.K$1]*[.K28])" office:value-type="float" office:value="0.00000416939814364831">
            <text:p>4,17E-06</text:p>
          </table:table-cell>
          <table:table-cell office:value-type="float" office:value="27">
            <text:p>27</text:p>
          </table:table-cell>
          <table:table-cell table:formula="of:=[.M$1]*[.M28]/([.$A29]+[.M$1]*[.M28])" office:value-type="float" office:value="0.0000201087869465932">
            <text:p>2,01E-05</text:p>
          </table:table-cell>
          <table:table-cell table:formula="of:=[.N$1]*[.N28]/([.$A29]+[.N$1]*[.N28])" office:value-type="float" office:value="0.0000775177787448293">
            <text:p>7,75E-05</text:p>
          </table:table-cell>
          <table:table-cell table:formula="of:=[.O$1]*[.O28]/([.$A29]+[.O$1]*[.O28])" office:value-type="float" office:value="0.000247598616169912">
            <text:p>2,48E-04</text:p>
          </table:table-cell>
          <table:table-cell table:formula="of:=[.P$1]*[.P28]/([.$A29]+[.P$1]*[.P28])" office:value-type="float" office:value="0.000673949486956242">
            <text:p>6,74E-04</text:p>
          </table:table-cell>
          <table:table-cell table:formula="of:=[.Q$1]*[.Q28]/([.$A29]+[.Q$1]*[.Q28])" office:value-type="float" office:value="0.0015988575441411">
            <text:p>1,60E-03</text:p>
          </table:table-cell>
          <table:table-cell table:formula="of:=[.R$1]*[.R28]/([.$A29]+[.R$1]*[.R28])" office:value-type="float" office:value="0.00336768533242876">
            <text:p>3,37E-03</text:p>
          </table:table-cell>
          <table:table-cell table:formula="of:=[.S$1]*[.S28]/([.$A29]+[.S$1]*[.S28])" office:value-type="float" office:value="0.00639713159383433">
            <text:p>6,40E-03</text:p>
          </table:table-cell>
          <table:table-cell table:formula="of:=[.T$1]*[.T28]/([.$A29]+[.T$1]*[.T28])" office:value-type="float" office:value="0.0111086429541497">
            <text:p>1,11E-02</text:p>
          </table:table-cell>
          <table:table-cell table:formula="of:=[.U$1]*[.U28]/([.$A29]+[.U$1]*[.U28])" office:value-type="float" office:value="0.0178470174773904">
            <text:p>1,78E-02</text:p>
          </table:table-cell>
          <table:table-cell table:formula="of:=[.V$1]*[.V28]/([.$A29]+[.V$1]*[.V28])" office:value-type="float" office:value="0.0268132461498691">
            <text:p>2,68E-02</text:p>
          </table:table-cell>
          <table:table-cell office:value-type="float" office:value="27">
            <text:p>27</text:p>
          </table:table-cell>
          <table:table-cell table:formula="of:=[.X$1]*[.X28]/([.$A29]+[.X$1]*[.X28])" office:value-type="float" office:value="0.0380335825298146">
            <text:p>3,80E-02</text:p>
          </table:table-cell>
          <table:table-cell table:formula="of:=[.Y$1]*[.Y28]/([.$A29]+[.Y$1]*[.Y28])" office:value-type="float" office:value="0.0513695016774082">
            <text:p>5,14E-02</text:p>
          </table:table-cell>
          <table:table-cell table:formula="of:=[.Z$1]*[.Z28]/([.$A29]+[.Z$1]*[.Z28])" office:value-type="float" office:value="0.0665573957527752">
            <text:p>6,66E-02</text:p>
          </table:table-cell>
          <table:table-cell table:formula="of:=[.AA$1]*[.AA28]/([.$A29]+[.AA$1]*[.AA28])" office:value-type="float" office:value="0.0832603026707491">
            <text:p>8,33E-02</text:p>
          </table:table-cell>
          <table:table-cell table:formula="of:=[.AB$1]*[.AB28]/([.$A29]+[.AB$1]*[.AB28])" office:value-type="float" office:value="0.101116466011723">
            <text:p>1,01E-01</text:p>
          </table:table-cell>
          <table:table-cell table:formula="of:=[.AC$1]*[.AC28]/([.$A29]+[.AC$1]*[.AC28])" office:value-type="float" office:value="0.119776245373628">
            <text:p>1,20E-01</text:p>
          </table:table-cell>
          <table:table-cell table:formula="of:=[.AD$1]*[.AD28]/([.$A29]+[.AD$1]*[.AD28])" office:value-type="float" office:value="0.138925266221348">
            <text:p>1,39E-01</text:p>
          </table:table-cell>
          <table:table-cell table:formula="of:=[.AE$1]*[.AE28]/([.$A29]+[.AE$1]*[.AE28])" office:value-type="float" office:value="0.15829563481696">
            <text:p>1,58E-01</text:p>
          </table:table-cell>
          <table:table-cell table:formula="of:=[.AF$1]*[.AF28]/([.$A29]+[.AF$1]*[.AF28])" office:value-type="float" office:value="0.177668555010241">
            <text:p>1,78E-01</text:p>
          </table:table-cell>
          <table:table-cell table:formula="of:=[.AG$1]*[.AG28]/([.$A29]+[.AG$1]*[.AG28])" office:value-type="float" office:value="0.19687164421162">
            <text:p>1,97E-01</text:p>
          </table:table-cell>
          <table:table-cell office:value-type="float" office:value="27">
            <text:p>27</text:p>
          </table:table-cell>
          <table:table-cell table:formula="of:=[.AI$1]*[.AI28]/([.$A29]+[.AI$1]*[.AI28])" office:value-type="float" office:value="0.2157735283274">
            <text:p>2,16E-01</text:p>
          </table:table-cell>
          <table:table-cell table:formula="of:=[.AJ$1]*[.AJ28]/([.$A29]+[.AJ$1]*[.AJ28])" office:value-type="float" office:value="0.234277456880627">
            <text:p>2,34E-01</text:p>
          </table:table-cell>
          <table:table-cell table:formula="of:=[.AK$1]*[.AK28]/([.$A29]+[.AK$1]*[.AK28])" office:value-type="float" office:value="0.252314975655197">
            <text:p>2,52E-01</text:p>
          </table:table-cell>
          <table:table-cell table:formula="of:=[.AL$1]*[.AL28]/([.$A29]+[.AL$1]*[.AL28])" office:value-type="float" office:value="0.269840192554758">
            <text:p>2,70E-01</text:p>
          </table:table-cell>
          <table:table-cell table:formula="of:=[.AM$1]*[.AM28]/([.$A29]+[.AM$1]*[.AM28])" office:value-type="float" office:value="0.28682485297592">
            <text:p>2,87E-01</text:p>
          </table:table-cell>
          <table:table-cell table:formula="of:=[.AN$1]*[.AN28]/([.$A29]+[.AN$1]*[.AN28])" office:value-type="float" office:value="0.303254256949916">
            <text:p>3,03E-01</text:p>
          </table:table-cell>
          <table:table-cell table:formula="of:=[.AO$1]*[.AO28]/([.$A29]+[.AO$1]*[.AO28])" office:value-type="float" office:value="0.319123955918114">
            <text:p>3,19E-01</text:p>
          </table:table-cell>
          <table:table-cell table:formula="of:=[.AP$1]*[.AP28]/([.$A29]+[.AP$1]*[.AP28])" office:value-type="float" office:value="0.334437127118078">
            <text:p>3,34E-01</text:p>
          </table:table-cell>
          <table:table-cell table:formula="of:=[.AQ$1]*[.AQ28]/([.$A29]+[.AQ$1]*[.AQ28])" office:value-type="float" office:value="0.349202514223686">
            <text:p>3,49E-01</text:p>
          </table:table-cell>
          <table:table-cell table:formula="of:=[.AR$1]*[.AR28]/([.$A29]+[.AR$1]*[.AR28])" office:value-type="float" office:value="0.363432829077272">
            <text:p>3,63E-01</text:p>
          </table:table-cell>
          <table:table-cell office:value-type="float" office:value="27">
            <text:p>27</text:p>
          </table:table-cell>
          <table:table-cell table:formula="of:=[.AT$1]*[.AT28]/([.$A29]+[.AT$1]*[.AT28])" office:value-type="float" office:value="0.3771435222514">
            <text:p>3,77E-01</text:p>
          </table:table-cell>
          <table:table-cell table:formula="of:=[.AU$1]*[.AU28]/([.$A29]+[.AU$1]*[.AU28])" office:value-type="float" office:value="0.390351844939924">
            <text:p>3,90E-01</text:p>
          </table:table-cell>
          <table:table-cell table:formula="of:=[.AV$1]*[.AV28]/([.$A29]+[.AV$1]*[.AV28])" office:value-type="float" office:value="0.403076138861722">
            <text:p>4,03E-01</text:p>
          </table:table-cell>
          <table:table-cell table:formula="of:=[.AW$1]*[.AW28]/([.$A29]+[.AW$1]*[.AW28])" office:value-type="float" office:value="0.41533530339984">
            <text:p>4,15E-01</text:p>
          </table:table-cell>
          <table:table-cell table:formula="of:=[.AX$1]*[.AX28]/([.$A29]+[.AX$1]*[.AX28])" office:value-type="float" office:value="0.42714839977044">
            <text:p>4,27E-01</text:p>
          </table:table-cell>
          <table:table-cell table:formula="of:=[.AY$1]*[.AY28]/([.$A29]+[.AY$1]*[.AY28])" office:value-type="float" office:value="0.438534360668385">
            <text:p>4,39E-01</text:p>
          </table:table-cell>
          <table:table-cell table:formula="of:=[.AZ$1]*[.AZ28]/([.$A29]+[.AZ$1]*[.AZ28])" office:value-type="float" office:value="0.4495117807813">
            <text:p>4,50E-01</text:p>
          </table:table-cell>
          <table:table-cell table:formula="of:=[.BA$1]*[.BA28]/([.$A29]+[.BA$1]*[.BA28])" office:value-type="float" office:value="0.460098769065806">
            <text:p>4,60E-01</text:p>
          </table:table-cell>
          <table:table-cell table:formula="of:=[.BB$1]*[.BB28]/([.$A29]+[.BB$1]*[.BB28])" office:value-type="float" office:value="0.470312847999053">
            <text:p>4,70E-01</text:p>
          </table:table-cell>
          <table:table-cell table:formula="of:=[.BC$1]*[.BC28]/([.$A29]+[.BC$1]*[.BC28])" office:value-type="float" office:value="0.480170888389086">
            <text:p>4,80E-01</text:p>
          </table:table-cell>
          <table:table-cell office:value-type="float" office:value="27">
            <text:p>27</text:p>
          </table:table-cell>
          <table:table-cell table:formula="of:=[.BE$1]*[.BE28]/([.$A29]+[.BE$1]*[.BE28])" office:value-type="float" office:value="0.489689070946444">
            <text:p>4,90E-01</text:p>
          </table:table-cell>
          <table:table-cell table:formula="of:=[.BF$1]*[.BF28]/([.$A29]+[.BF$1]*[.BF28])" office:value-type="float" office:value="0.498882867848617">
            <text:p>4,99E-01</text:p>
          </table:table-cell>
          <table:table-cell table:formula="of:=[.BG$1]*[.BG28]/([.$A29]+[.BG$1]*[.BG28])" office:value-type="float" office:value="0.507767039098564">
            <text:p>5,08E-01</text:p>
          </table:table-cell>
          <table:table-cell table:formula="of:=[.BH$1]*[.BH28]/([.$A29]+[.BH$1]*[.BH28])" office:value-type="float" office:value="0.516355639691058">
            <text:p>5,16E-01</text:p>
          </table:table-cell>
          <table:table-cell table:formula="of:=[.BI$1]*[.BI28]/([.$A29]+[.BI$1]*[.BI28])" office:value-type="float" office:value="0.524662034536855">
            <text:p>5,25E-01</text:p>
          </table:table-cell>
          <table:table-cell table:formula="of:=[.BJ$1]*[.BJ28]/([.$A29]+[.BJ$1]*[.BJ28])" office:value-type="float" office:value="0.532698918817164">
            <text:p>5,33E-01</text:p>
          </table:table-cell>
          <table:table-cell table:formula="of:=[.BK$1]*[.BK28]/([.$A29]+[.BK$1]*[.BK28])" office:value-type="float" office:value="0.540478341998356">
            <text:p>5,40E-01</text:p>
          </table:table-cell>
          <table:table-cell table:formula="of:=[.BL$1]*[.BL28]/([.$A29]+[.BL$1]*[.BL28])" office:value-type="float" office:value="0.548011734166753">
            <text:p>5,48E-01</text:p>
          </table:table-cell>
          <table:table-cell table:formula="of:=[.BM$1]*[.BM28]/([.$A29]+[.BM$1]*[.BM28])" office:value-type="float" office:value="0.555309933674856">
            <text:p>5,55E-01</text:p>
          </table:table-cell>
          <table:table-cell table:formula="of:=[.BN$1]*[.BN28]/([.$A29]+[.BN$1]*[.BN28])" office:value-type="float" office:value="0.562383215345728">
            <text:p>5,62E-01</text:p>
          </table:table-cell>
          <table:table-cell office:value-type="float" office:value="27">
            <text:p>27</text:p>
          </table:table-cell>
          <table:table-cell table:formula="of:=[.BP$1]*[.BP28]/([.$A29]+[.BP$1]*[.BP28])" office:value-type="float" office:value="0.569241318678867">
            <text:p>5,69E-01</text:p>
          </table:table-cell>
          <table:table-cell table:formula="of:=[.BQ$1]*[.BQ28]/([.$A29]+[.BQ$1]*[.BQ28])" office:value-type="float" office:value="0.57589347565199">
            <text:p>5,76E-01</text:p>
          </table:table-cell>
          <table:table-cell table:formula="of:=[.BR$1]*[.BR28]/([.$A29]+[.BR$1]*[.BR28])" office:value-type="float" office:value="0.582348437829086">
            <text:p>5,82E-01</text:p>
          </table:table-cell>
          <table:table-cell table:formula="of:=[.BS$1]*[.BS28]/([.$A29]+[.BS$1]*[.BS28])" office:value-type="float" office:value="0.588614502573728">
            <text:p>5,89E-01</text:p>
          </table:table-cell>
          <table:table-cell table:formula="of:=[.BT$1]*[.BT28]/([.$A29]+[.BT$1]*[.BT28])" office:value-type="float" office:value="0.59469953823424">
            <text:p>5,95E-01</text:p>
          </table:table-cell>
          <table:table-cell table:formula="of:=[.BU$1]*[.BU28]/([.$A29]+[.BU$1]*[.BU28])" office:value-type="float" office:value="0.600611008218545">
            <text:p>6,01E-01</text:p>
          </table:table-cell>
          <table:table-cell table:formula="of:=[.BV$1]*[.BV28]/([.$A29]+[.BV$1]*[.BV28])" office:value-type="float" office:value="0.606355993915103">
            <text:p>6,06E-01</text:p>
          </table:table-cell>
          <table:table-cell table:formula="of:=[.BW$1]*[.BW28]/([.$A29]+[.BW$1]*[.BW28])" office:value-type="float" office:value="0.611941216445181">
            <text:p>6,12E-01</text:p>
          </table:table-cell>
          <table:table-cell table:formula="of:=[.BX$1]*[.BX28]/([.$A29]+[.BX$1]*[.BX28])" office:value-type="float" office:value="0.617373057252965">
            <text:p>6,17E-01</text:p>
          </table:table-cell>
          <table:table-cell table:formula="of:=[.BY$1]*[.BY28]/([.$A29]+[.BY$1]*[.BY28])" office:value-type="float" office:value="0.622657577555428">
            <text:p>6,23E-01</text:p>
          </table:table-cell>
          <table:table-cell office:value-type="float" office:value="27">
            <text:p>27</text:p>
          </table:table-cell>
          <table:table-cell table:formula="of:=[.CA$1]*[.CA28]/([.$A29]+[.CA$1]*[.CA28])" office:value-type="float" office:value="0.627800536684853">
            <text:p>6,28E-01</text:p>
          </table:table-cell>
          <table:table-cell table:formula="of:=[.CB$1]*[.CB28]/([.$A29]+[.CB$1]*[.CB28])" office:value-type="float" office:value="0.632807409364395">
            <text:p>6,33E-01</text:p>
          </table:table-cell>
          <table:table-cell table:formula="of:=[.CC$1]*[.CC28]/([.$A29]+[.CC$1]*[.CC28])" office:value-type="float" office:value="0.63768340196195">
            <text:p>6,38E-01</text:p>
          </table:table-cell>
          <table:table-cell table:formula="of:=[.CD$1]*[.CD28]/([.$A29]+[.CD$1]*[.CD28])" office:value-type="float" office:value="0.64243346777051">
            <text:p>6,42E-01</text:p>
          </table:table-cell>
          <table:table-cell table:formula="of:=[.CE$1]*[.CE28]/([.$A29]+[.CE$1]*[.CE28])" office:value-type="float" office:value="0.64706232136454">
            <text:p>6,47E-01</text:p>
          </table:table-cell>
          <table:table-cell table:formula="of:=[.CF$1]*[.CF28]/([.$A29]+[.CF$1]*[.CF28])" office:value-type="float" office:value="0.65157445208221">
            <text:p>6,52E-01</text:p>
          </table:table-cell>
          <table:table-cell table:formula="of:=[.CG$1]*[.CG28]/([.$A29]+[.CG$1]*[.CG28])" office:value-type="float" office:value="0.655974136682728">
            <text:p>6,56E-01</text:p>
          </table:table-cell>
          <table:table-cell table:formula="of:=[.CH$1]*[.CH28]/([.$A29]+[.CH$1]*[.CH28])" office:value-type="float" office:value="0.660265451226896">
            <text:p>6,60E-01</text:p>
          </table:table-cell>
          <table:table-cell table:formula="of:=[.CI$1]*[.CI28]/([.$A29]+[.CI$1]*[.CI28])" office:value-type="float" office:value="0.664452282227428">
            <text:p>6,64E-01</text:p>
          </table:table-cell>
          <table:table-cell table:formula="of:=[.CJ$1]*[.CJ28]/([.$A29]+[.CJ$1]*[.CJ28])" office:value-type="float" office:value="0.668538337113701">
            <text:p>6,69E-01</text:p>
          </table:table-cell>
          <table:table-cell office:value-type="float" office:value="27">
            <text:p>27</text:p>
          </table:table-cell>
          <table:table-cell table:formula="of:=[.CL$1]*[.CL28]/([.$A29]+[.CL$1]*[.CL28])" office:value-type="float" office:value="0.672527154053612">
            <text:p>6,73E-01</text:p>
          </table:table-cell>
          <table:table-cell table:formula="of:=[.CM$1]*[.CM28]/([.$A29]+[.CM$1]*[.CM28])" office:value-type="float" office:value="0.676422111173059">
            <text:p>6,76E-01</text:p>
          </table:table-cell>
          <table:table-cell table:formula="of:=[.CN$1]*[.CN28]/([.$A29]+[.CN$1]*[.CN28])" office:value-type="float" office:value="0.680226435211375">
            <text:p>6,80E-01</text:p>
          </table:table-cell>
          <table:table-cell table:formula="of:=[.CO$1]*[.CO28]/([.$A29]+[.CO$1]*[.CO28])" office:value-type="float" office:value="0.683943209648938">
            <text:p>6,84E-01</text:p>
          </table:table-cell>
          <table:table-cell table:formula="of:=[.CP$1]*[.CP28]/([.$A29]+[.CP$1]*[.CP28])" office:value-type="float" office:value="0.687575382340958">
            <text:p>6,88E-01</text:p>
          </table:table-cell>
          <table:table-cell table:formula="of:=[.CQ$1]*[.CQ28]/([.$A29]+[.CQ$1]*[.CQ28])" office:value-type="float" office:value="0.691125772689457">
            <text:p>6,91E-01</text:p>
          </table:table-cell>
          <table:table-cell table:formula="of:=[.CR$1]*[.CR28]/([.$A29]+[.CR$1]*[.CR28])" office:value-type="float" office:value="0.69459707838339">
            <text:p>6,95E-01</text:p>
          </table:table-cell>
          <table:table-cell table:formula="of:=[.CS$1]*[.CS28]/([.$A29]+[.CS$1]*[.CS28])" office:value-type="float" office:value="0.697991881734987">
            <text:p>6,98E-01</text:p>
          </table:table-cell>
          <table:table-cell table:formula="of:=[.CT$1]*[.CT28]/([.$A29]+[.CT$1]*[.CT28])" office:value-type="float" office:value="0.70131265563855">
            <text:p>7,01E-01</text:p>
          </table:table-cell>
          <table:table-cell table:formula="of:=[.CU$1]*[.CU28]/([.$A29]+[.CU$1]*[.CU28])" office:value-type="float" office:value="0.704561769176239">
            <text:p>7,05E-01</text:p>
          </table:table-cell>
          <table:table-cell office:value-type="float" office:value="27">
            <text:p>27</text:p>
          </table:table-cell>
          <table:table-cell table:formula="of:=[.CW$1]*[.CW28]/([.$A29]+[.CW$1]*[.CW28])" office:value-type="float" office:value="0.707741492893717">
            <text:p>7,08E-01</text:p>
          </table:table-cell>
          <table:table-cell table:formula="of:=[.CX$1]*[.CX28]/([.$A29]+[.CX$1]*[.CX28])" office:value-type="float" office:value="0.710854003767034">
            <text:p>7,11E-01</text:p>
          </table:table-cell>
          <table:table-cell table:formula="of:=[.CY$1]*[.CY28]/([.$A29]+[.CY$1]*[.CY28])" office:value-type="float" office:value="0.713901389880672">
            <text:p>7,14E-01</text:p>
          </table:table-cell>
          <table:table-cell table:formula="of:=[.CZ$1]*[.CZ28]/([.$A29]+[.CZ$1]*[.CZ28])" office:value-type="float" office:value="0.716885654835305">
            <text:p>7,17E-01</text:p>
          </table:table-cell>
          <table:table-cell table:formula="of:=[.DA$1]*[.DA28]/([.$A29]+[.DA$1]*[.DA28])" office:value-type="float" office:value="0.719808721902622">
            <text:p>7,20E-01</text:p>
          </table:table-cell>
          <table:table-cell table:formula="of:=[.DB$1]*[.DB28]/([.$A29]+[.DB$1]*[.DB28])" office:value-type="float" office:value="0.722672437943326">
            <text:p>7,23E-01</text:p>
          </table:table-cell>
          <table:table-cell table:formula="of:=[.DC$1]*[.DC28]/([.$A29]+[.DC$1]*[.DC28])" office:value-type="float" office:value="0.725478577103368">
            <text:p>7,25E-01</text:p>
          </table:table-cell>
          <table:table-cell table:formula="of:=[.DD$1]*[.DD28]/([.$A29]+[.DD$1]*[.DD28])" office:value-type="float" office:value="0.728228844302428">
            <text:p>7,28E-01</text:p>
          </table:table-cell>
          <table:table-cell table:formula="of:=[.DE$1]*[.DE28]/([.$A29]+[.DE$1]*[.DE28])" office:value-type="float" office:value="0.730924878527712">
            <text:p>7,31E-01</text:p>
          </table:table-cell>
          <table:table-cell table:formula="of:=[.DF$1]*[.DF28]/([.$A29]+[.DF$1]*[.DF28])" office:value-type="float" office:value="0.73356825594525">
            <text:p>7,34E-01</text:p>
          </table:table-cell>
          <table:table-cell table:number-columns-repeated="146"/>
        </table:table-row>
        <table:table-row table:style-name="ro1">
          <table:table-cell office:value-type="float" office:value="28">
            <text:p>28</text:p>
          </table:table-cell>
          <table:table-cell table:formula="of:=[.$C$1]*[.B29]/([.$A30]+[.$C$1]*[.B29])" office:value-type="float" office:value="1.04950849368448E-022">
            <text:p>1,05E-22</text:p>
          </table:table-cell>
          <table:table-cell table:formula="of:=[.$C$1]*[.C29]/([.$A30]+[.$C$1]*[.C29])" office:value-type="float" office:value="1.1915440229365E-022">
            <text:p>1,19E-22</text:p>
          </table:table-cell>
          <table:table-cell table:formula="of:=[.$D$1]*[.D29]/([.$A30]+[.$D$1]*[.D29])" office:value-type="float" office:value="3.73569029489499E-018">
            <text:p>3,74E-18</text:p>
          </table:table-cell>
          <table:table-cell table:formula="of:=[.$E$1]*[.E29]/([.$A30]+[.$E$1]*[.E29])" office:value-type="float" office:value="4.32873507601769E-015">
            <text:p>4,33E-15</text:p>
          </table:table-cell>
          <table:table-cell table:formula="of:=[.$F$1]*[.F29]/([.$A30]+[.$F$1]*[.F29])" office:value-type="float" office:value="0.000000000000823278719270647">
            <text:p>8,23E-13</text:p>
          </table:table-cell>
          <table:table-cell table:formula="of:=[.$G$1]*[.G29]/([.$A30]+[.$G$1]*[.G29])" office:value-type="float" office:value="0.0000000000499260603105991">
            <text:p>4,99E-11</text:p>
          </table:table-cell>
          <table:table-cell table:formula="of:=[.$H$1]*[.H29]/([.$A30]+[.$H$1]*[.H29])" office:value-type="float" office:value="0.0000000013757607815031">
            <text:p>1,38E-09</text:p>
          </table:table-cell>
          <table:table-cell table:formula="of:=[.I$1]*[.I29]/([.$A30]+[.I$1]*[.I29])" office:value-type="float" office:value="0.0000000212825156638796">
            <text:p>2,13E-08</text:p>
          </table:table-cell>
          <table:table-cell table:formula="of:=[.J$1]*[.J29]/([.$A30]+[.J$1]*[.J29])" office:value-type="float" office:value="0.000000211835696689231">
            <text:p>2,12E-07</text:p>
          </table:table-cell>
          <table:table-cell table:formula="of:=[.K$1]*[.K29]/([.$A30]+[.K$1]*[.K29])" office:value-type="float" office:value="0.00000148906854826024">
            <text:p>1,49E-06</text:p>
          </table:table-cell>
          <table:table-cell office:value-type="float" office:value="28">
            <text:p>28</text:p>
          </table:table-cell>
          <table:table-cell table:formula="of:=[.M$1]*[.M29]/([.$A30]+[.M$1]*[.M29])" office:value-type="float" office:value="0.00000789981817854137">
            <text:p>7,90E-06</text:p>
          </table:table-cell>
          <table:table-cell table:formula="of:=[.N$1]*[.N29]/([.$A30]+[.N$1]*[.N29])" office:value-type="float" office:value="0.0000332208015180375">
            <text:p>3,32E-05</text:p>
          </table:table-cell>
          <table:table-cell table:formula="of:=[.O$1]*[.O29]/([.$A30]+[.O$1]*[.O29])" office:value-type="float" office:value="0.000114943286886601">
            <text:p>1,15E-04</text:p>
          </table:table-cell>
          <table:table-cell table:formula="of:=[.P$1]*[.P29]/([.$A30]+[.P$1]*[.P29])" office:value-type="float" office:value="0.000336861229751638">
            <text:p>3,37E-04</text:p>
          </table:table-cell>
          <table:table-cell table:formula="of:=[.Q$1]*[.Q29]/([.$A30]+[.Q$1]*[.Q29])" office:value-type="float" office:value="0.000855797810012305">
            <text:p>8,56E-04</text:p>
          </table:table-cell>
          <table:table-cell table:formula="of:=[.R$1]*[.R29]/([.$A30]+[.R$1]*[.R29])" office:value-type="float" office:value="0.00192069544830825">
            <text:p>1,92E-03</text:p>
          </table:table-cell>
          <table:table-cell table:formula="of:=[.S$1]*[.S29]/([.$A30]+[.S$1]*[.S29])" office:value-type="float" office:value="0.00386894587304413">
            <text:p>3,87E-03</text:p>
          </table:table-cell>
          <table:table-cell table:formula="of:=[.T$1]*[.T29]/([.$A30]+[.T$1]*[.T29])" office:value-type="float" office:value="0.00709063433294563">
            <text:p>7,09E-03</text:p>
          </table:table-cell>
          <table:table-cell table:formula="of:=[.U$1]*[.U29]/([.$A30]+[.U$1]*[.U29])" office:value-type="float" office:value="0.0119655674264877">
            <text:p>1,20E-02</text:p>
          </table:table-cell>
          <table:table-cell table:formula="of:=[.V$1]*[.V29]/([.$A30]+[.V$1]*[.V29])" office:value-type="float" office:value="0.0187924006328244">
            <text:p>1,88E-02</text:p>
          </table:table-cell>
          <table:table-cell office:value-type="float" office:value="28">
            <text:p>28</text:p>
          </table:table-cell>
          <table:table-cell table:formula="of:=[.X$1]*[.X29]/([.$A30]+[.X$1]*[.X29])" office:value-type="float" office:value="0.0277340674402051">
            <text:p>2,77E-02</text:p>
          </table:table-cell>
          <table:table-cell table:formula="of:=[.Y$1]*[.Y29]/([.$A30]+[.Y$1]*[.Y29])" office:value-type="float" office:value="0.0387958815929478">
            <text:p>3,88E-02</text:p>
          </table:table-cell>
          <table:table-cell table:formula="of:=[.Z$1]*[.Z29]/([.$A30]+[.Z$1]*[.Z29])" office:value-type="float" office:value="0.0518380490961673">
            <text:p>5,18E-02</text:p>
          </table:table-cell>
          <table:table-cell table:formula="of:=[.AA$1]*[.AA29]/([.$A30]+[.AA$1]*[.AA29])" office:value-type="float" office:value="0.0666121339192203">
            <text:p>6,66E-02</text:p>
          </table:table-cell>
          <table:table-cell table:formula="of:=[.AB$1]*[.AB29]/([.$A30]+[.AB$1]*[.AB29])" office:value-type="float" office:value="0.0828065699105494">
            <text:p>8,28E-02</text:p>
          </table:table-cell>
          <table:table-cell table:formula="of:=[.AC$1]*[.AC29]/([.$A30]+[.AC$1]*[.AC29])" office:value-type="float" office:value="0.100088838643072">
            <text:p>1,00E-01</text:p>
          </table:table-cell>
          <table:table-cell table:formula="of:=[.AD$1]*[.AD29]/([.$A30]+[.AD$1]*[.AD29])" office:value-type="float" office:value="0.118137516684345">
            <text:p>1,18E-01</text:p>
          </table:table-cell>
          <table:table-cell table:formula="of:=[.AE$1]*[.AE29]/([.$A30]+[.AE$1]*[.AE29])" office:value-type="float" office:value="0.136662549748774">
            <text:p>1,37E-01</text:p>
          </table:table-cell>
          <table:table-cell table:formula="of:=[.AF$1]*[.AF29]/([.$A30]+[.AF$1]*[.AF29])" office:value-type="float" office:value="0.155415292572178">
            <text:p>1,55E-01</text:p>
          </table:table-cell>
          <table:table-cell table:formula="of:=[.AG$1]*[.AG29]/([.$A30]+[.AG$1]*[.AG29])" office:value-type="float" office:value="0.174191096414446">
            <text:p>1,74E-01</text:p>
          </table:table-cell>
          <table:table-cell office:value-type="float" office:value="28">
            <text:p>28</text:p>
          </table:table-cell>
          <table:table-cell table:formula="of:=[.AI$1]*[.AI29]/([.$A30]+[.AI$1]*[.AI29])" office:value-type="float" office:value="0.19282721769447">
            <text:p>1,93E-01</text:p>
          </table:table-cell>
          <table:table-cell table:formula="of:=[.AJ$1]*[.AJ29]/([.$A30]+[.AJ$1]*[.AJ29])" office:value-type="float" office:value="0.211198249299533">
            <text:p>2,11E-01</text:p>
          </table:table-cell>
          <table:table-cell table:formula="of:=[.AK$1]*[.AK29]/([.$A30]+[.AK$1]*[.AK29])" office:value-type="float" office:value="0.229210588630233">
            <text:p>2,29E-01</text:p>
          </table:table-cell>
          <table:table-cell table:formula="of:=[.AL$1]*[.AL29]/([.$A30]+[.AL$1]*[.AL29])" office:value-type="float" office:value="0.246796866758256">
            <text:p>2,47E-01</text:p>
          </table:table-cell>
          <table:table-cell table:formula="of:=[.AM$1]*[.AM29]/([.$A30]+[.AM$1]*[.AM29])" office:value-type="float" office:value="0.263910833645865">
            <text:p>2,64E-01</text:p>
          </table:table-cell>
          <table:table-cell table:formula="of:=[.AN$1]*[.AN29]/([.$A30]+[.AN$1]*[.AN29])" office:value-type="float" office:value="0.280522914407716">
            <text:p>2,81E-01</text:p>
          </table:table-cell>
          <table:table-cell table:formula="of:=[.AO$1]*[.AO29]/([.$A30]+[.AO$1]*[.AO29])" office:value-type="float" office:value="0.296616485599694">
            <text:p>2,97E-01</text:p>
          </table:table-cell>
          <table:table-cell table:formula="of:=[.AP$1]*[.AP29]/([.$A30]+[.AP$1]*[.AP29])" office:value-type="float" office:value="0.312184831936574">
            <text:p>3,12E-01</text:p>
          </table:table-cell>
          <table:table-cell table:formula="of:=[.AQ$1]*[.AQ29]/([.$A30]+[.AQ$1]*[.AQ29])" office:value-type="float" office:value="0.327228703576355">
            <text:p>3,27E-01</text:p>
          </table:table-cell>
          <table:table-cell table:formula="of:=[.AR$1]*[.AR29]/([.$A30]+[.AR$1]*[.AR29])" office:value-type="float" office:value="0.341754381790732">
            <text:p>3,42E-01</text:p>
          </table:table-cell>
          <table:table-cell office:value-type="float" office:value="28">
            <text:p>28</text:p>
          </table:table-cell>
          <table:table-cell table:formula="of:=[.AT$1]*[.AT29]/([.$A30]+[.AT$1]*[.AT29])" office:value-type="float" office:value="0.355772163338722">
            <text:p>3,56E-01</text:p>
          </table:table-cell>
          <table:table-cell table:formula="of:=[.AU$1]*[.AU29]/([.$A30]+[.AU$1]*[.AU29])" office:value-type="float" office:value="0.369295183247659">
            <text:p>3,69E-01</text:p>
          </table:table-cell>
          <table:table-cell table:formula="of:=[.AV$1]*[.AV29]/([.$A30]+[.AV$1]*[.AV29])" office:value-type="float" office:value="0.382338507486327">
            <text:p>3,82E-01</text:p>
          </table:table-cell>
          <table:table-cell table:formula="of:=[.AW$1]*[.AW29]/([.$A30]+[.AW$1]*[.AW29])" office:value-type="float" office:value="0.394918438819808">
            <text:p>3,95E-01</text:p>
          </table:table-cell>
          <table:table-cell table:formula="of:=[.AX$1]*[.AX29]/([.$A30]+[.AX$1]*[.AX29])" office:value-type="float" office:value="0.40705198984828">
            <text:p>4,07E-01</text:p>
          </table:table-cell>
          <table:table-cell table:formula="of:=[.AY$1]*[.AY29]/([.$A30]+[.AY$1]*[.AY29])" office:value-type="float" office:value="0.418756486436207">
            <text:p>4,19E-01</text:p>
          </table:table-cell>
          <table:table-cell table:formula="of:=[.AZ$1]*[.AZ29]/([.$A30]+[.AZ$1]*[.AZ29])" office:value-type="float" office:value="0.430049272385557">
            <text:p>4,30E-01</text:p>
          </table:table-cell>
          <table:table-cell table:formula="of:=[.BA$1]*[.BA29]/([.$A30]+[.BA$1]*[.BA29])" office:value-type="float" office:value="0.440947492422278">
            <text:p>4,41E-01</text:p>
          </table:table-cell>
          <table:table-cell table:formula="of:=[.BB$1]*[.BB29]/([.$A30]+[.BB$1]*[.BB29])" office:value-type="float" office:value="0.451467935543412">
            <text:p>4,51E-01</text:p>
          </table:table-cell>
          <table:table-cell table:formula="of:=[.BC$1]*[.BC29]/([.$A30]+[.BC$1]*[.BC29])" office:value-type="float" office:value="0.46162692471881">
            <text:p>4,62E-01</text:p>
          </table:table-cell>
          <table:table-cell office:value-type="float" office:value="28">
            <text:p>28</text:p>
          </table:table-cell>
          <table:table-cell table:formula="of:=[.BE$1]*[.BE29]/([.$A30]+[.BE$1]*[.BE29])" office:value-type="float" office:value="0.471440242048506">
            <text:p>4,71E-01</text:p>
          </table:table-cell>
          <table:table-cell table:formula="of:=[.BF$1]*[.BF29]/([.$A30]+[.BF$1]*[.BF29])" office:value-type="float" office:value="0.48092308091114">
            <text:p>4,81E-01</text:p>
          </table:table-cell>
          <table:table-cell table:formula="of:=[.BG$1]*[.BG29]/([.$A30]+[.BG$1]*[.BG29])" office:value-type="float" office:value="0.49009001853992">
            <text:p>4,90E-01</text:p>
          </table:table-cell>
          <table:table-cell table:formula="of:=[.BH$1]*[.BH29]/([.$A30]+[.BH$1]*[.BH29])" office:value-type="float" office:value="0.498955003944053">
            <text:p>4,99E-01</text:p>
          </table:table-cell>
          <table:table-cell table:formula="of:=[.BI$1]*[.BI29]/([.$A30]+[.BI$1]*[.BI29])" office:value-type="float" office:value="0.507531357246395">
            <text:p>5,08E-01</text:p>
          </table:table-cell>
          <table:table-cell table:formula="of:=[.BJ$1]*[.BJ29]/([.$A30]+[.BJ$1]*[.BJ29])" office:value-type="float" office:value="0.515831777404501">
            <text:p>5,16E-01</text:p>
          </table:table-cell>
          <table:table-cell table:formula="of:=[.BK$1]*[.BK29]/([.$A30]+[.BK$1]*[.BK29])" office:value-type="float" office:value="0.523868355978881">
            <text:p>5,24E-01</text:p>
          </table:table-cell>
          <table:table-cell table:formula="of:=[.BL$1]*[.BL29]/([.$A30]+[.BL$1]*[.BL29])" office:value-type="float" office:value="0.531652595153548">
            <text:p>5,32E-01</text:p>
          </table:table-cell>
          <table:table-cell table:formula="of:=[.BM$1]*[.BM29]/([.$A30]+[.BM$1]*[.BM29])" office:value-type="float" office:value="0.539195428634413">
            <text:p>5,39E-01</text:p>
          </table:table-cell>
          <table:table-cell table:formula="of:=[.BN$1]*[.BN29]/([.$A30]+[.BN$1]*[.BN29])" office:value-type="float" office:value="0.546507244377639">
            <text:p>5,47E-01</text:p>
          </table:table-cell>
          <table:table-cell office:value-type="float" office:value="28">
            <text:p>28</text:p>
          </table:table-cell>
          <table:table-cell table:formula="of:=[.BP$1]*[.BP29]/([.$A30]+[.BP$1]*[.BP29])" office:value-type="float" office:value="0.553597908353553">
            <text:p>5,54E-01</text:p>
          </table:table-cell>
          <table:table-cell table:formula="of:=[.BQ$1]*[.BQ29]/([.$A30]+[.BQ$1]*[.BQ29])" office:value-type="float" office:value="0.560476788748464">
            <text:p>5,60E-01</text:p>
          </table:table-cell>
          <table:table-cell table:formula="of:=[.BR$1]*[.BR29]/([.$A30]+[.BR$1]*[.BR29])" office:value-type="float" office:value="0.567152780159176">
            <text:p>5,67E-01</text:p>
          </table:table-cell>
          <table:table-cell table:formula="of:=[.BS$1]*[.BS29]/([.$A30]+[.BS$1]*[.BS29])" office:value-type="float" office:value="0.573634327453076">
            <text:p>5,74E-01</text:p>
          </table:table-cell>
          <table:table-cell table:formula="of:=[.BT$1]*[.BT29]/([.$A30]+[.BT$1]*[.BT29])" office:value-type="float" office:value="0.579929449057875">
            <text:p>5,80E-01</text:p>
          </table:table-cell>
          <table:table-cell table:formula="of:=[.BU$1]*[.BU29]/([.$A30]+[.BU$1]*[.BU29])" office:value-type="float" office:value="0.586045759515392">
            <text:p>5,86E-01</text:p>
          </table:table-cell>
          <table:table-cell table:formula="of:=[.BV$1]*[.BV29]/([.$A30]+[.BV$1]*[.BV29])" office:value-type="float" office:value="0.591990491187773">
            <text:p>5,92E-01</text:p>
          </table:table-cell>
          <table:table-cell table:formula="of:=[.BW$1]*[.BW29]/([.$A30]+[.BW$1]*[.BW29])" office:value-type="float" office:value="0.597770515045815">
            <text:p>5,98E-01</text:p>
          </table:table-cell>
          <table:table-cell table:formula="of:=[.BX$1]*[.BX29]/([.$A30]+[.BX$1]*[.BX29])" office:value-type="float" office:value="0.60339236050045">
            <text:p>6,03E-01</text:p>
          </table:table-cell>
          <table:table-cell table:formula="of:=[.BY$1]*[.BY29]/([.$A30]+[.BY$1]*[.BY29])" office:value-type="float" office:value="0.608862234262064">
            <text:p>6,09E-01</text:p>
          </table:table-cell>
          <table:table-cell office:value-type="float" office:value="28">
            <text:p>28</text:p>
          </table:table-cell>
          <table:table-cell table:formula="of:=[.CA$1]*[.CA29]/([.$A30]+[.CA$1]*[.CA29])" office:value-type="float" office:value="0.614186038229997">
            <text:p>6,14E-01</text:p>
          </table:table-cell>
          <table:table-cell table:formula="of:=[.CB$1]*[.CB29]/([.$A30]+[.CB$1]*[.CB29])" office:value-type="float" office:value="0.61936938642751">
            <text:p>6,19E-01</text:p>
          </table:table-cell>
          <table:table-cell table:formula="of:=[.CC$1]*[.CC29]/([.$A30]+[.CC$1]*[.CC29])" office:value-type="float" office:value="0.624417621006852">
            <text:p>6,24E-01</text:p>
          </table:table-cell>
          <table:table-cell table:formula="of:=[.CD$1]*[.CD29]/([.$A30]+[.CD$1]*[.CD29])" office:value-type="float" office:value="0.629335827355602">
            <text:p>6,29E-01</text:p>
          </table:table-cell>
          <table:table-cell table:formula="of:=[.CE$1]*[.CE29]/([.$A30]+[.CE$1]*[.CE29])" office:value-type="float" office:value="0.63412884833984">
            <text:p>6,34E-01</text:p>
          </table:table-cell>
          <table:table-cell table:formula="of:=[.CF$1]*[.CF29]/([.$A30]+[.CF$1]*[.CF29])" office:value-type="float" office:value="0.638801297722427">
            <text:p>6,39E-01</text:p>
          </table:table-cell>
          <table:table-cell table:formula="of:=[.CG$1]*[.CG29]/([.$A30]+[.CG$1]*[.CG29])" office:value-type="float" office:value="0.64335757279612">
            <text:p>6,43E-01</text:p>
          </table:table-cell>
          <table:table-cell table:formula="of:=[.CH$1]*[.CH29]/([.$A30]+[.CH$1]*[.CH29])" office:value-type="float" office:value="0.647801866271808">
            <text:p>6,48E-01</text:p>
          </table:table-cell>
          <table:table-cell table:formula="of:=[.CI$1]*[.CI29]/([.$A30]+[.CI$1]*[.CI29])" office:value-type="float" office:value="0.652138177461903">
            <text:p>6,52E-01</text:p>
          </table:table-cell>
          <table:table-cell table:formula="of:=[.CJ$1]*[.CJ29]/([.$A30]+[.CJ$1]*[.CJ29])" office:value-type="float" office:value="0.656370322798238">
            <text:p>6,56E-01</text:p>
          </table:table-cell>
          <table:table-cell office:value-type="float" office:value="28">
            <text:p>28</text:p>
          </table:table-cell>
          <table:table-cell table:formula="of:=[.CL$1]*[.CL29]/([.$A30]+[.CL$1]*[.CL29])" office:value-type="float" office:value="0.660501945722729">
            <text:p>6,61E-01</text:p>
          </table:table-cell>
          <table:table-cell table:formula="of:=[.CM$1]*[.CM29]/([.$A30]+[.CM$1]*[.CM29])" office:value-type="float" office:value="0.664536525987676">
            <text:p>6,65E-01</text:p>
          </table:table-cell>
          <table:table-cell table:formula="of:=[.CN$1]*[.CN29]/([.$A30]+[.CN$1]*[.CN29])" office:value-type="float" office:value="0.668477388401096">
            <text:p>6,68E-01</text:p>
          </table:table-cell>
          <table:table-cell table:formula="of:=[.CO$1]*[.CO29]/([.$A30]+[.CO$1]*[.CO29])" office:value-type="float" office:value="0.672327711050797">
            <text:p>6,72E-01</text:p>
          </table:table-cell>
          <table:table-cell table:formula="of:=[.CP$1]*[.CP29]/([.$A30]+[.CP$1]*[.CP29])" office:value-type="float" office:value="0.676090533039244">
            <text:p>6,76E-01</text:p>
          </table:table-cell>
          <table:table-cell table:formula="of:=[.CQ$1]*[.CQ29]/([.$A30]+[.CQ$1]*[.CQ29])" office:value-type="float" office:value="0.679768761759557">
            <text:p>6,80E-01</text:p>
          </table:table-cell>
          <table:table-cell table:formula="of:=[.CR$1]*[.CR29]/([.$A30]+[.CR$1]*[.CR29])" office:value-type="float" office:value="0.683365179741278">
            <text:p>6,83E-01</text:p>
          </table:table-cell>
          <table:table-cell table:formula="of:=[.CS$1]*[.CS29]/([.$A30]+[.CS$1]*[.CS29])" office:value-type="float" office:value="0.686882451092891">
            <text:p>6,87E-01</text:p>
          </table:table-cell>
          <table:table-cell table:formula="of:=[.CT$1]*[.CT29]/([.$A30]+[.CT$1]*[.CT29])" office:value-type="float" office:value="0.690323127566477">
            <text:p>6,90E-01</text:p>
          </table:table-cell>
          <table:table-cell table:formula="of:=[.CU$1]*[.CU29]/([.$A30]+[.CU$1]*[.CU29])" office:value-type="float" office:value="0.693689654268318">
            <text:p>6,94E-01</text:p>
          </table:table-cell>
          <table:table-cell office:value-type="float" office:value="28">
            <text:p>28</text:p>
          </table:table-cell>
          <table:table-cell table:formula="of:=[.CW$1]*[.CW29]/([.$A30]+[.CW$1]*[.CW29])" office:value-type="float" office:value="0.696984375037808">
            <text:p>6,97E-01</text:p>
          </table:table-cell>
          <table:table-cell table:formula="of:=[.CX$1]*[.CX29]/([.$A30]+[.CX$1]*[.CX29])" office:value-type="float" office:value="0.700209537515581">
            <text:p>7,00E-01</text:p>
          </table:table-cell>
          <table:table-cell table:formula="of:=[.CY$1]*[.CY29]/([.$A30]+[.CY$1]*[.CY29])" office:value-type="float" office:value="0.70336729792047">
            <text:p>7,03E-01</text:p>
          </table:table-cell>
          <table:table-cell table:formula="of:=[.CZ$1]*[.CZ29]/([.$A30]+[.CZ$1]*[.CZ29])" office:value-type="float" office:value="0.706459725553613">
            <text:p>7,06E-01</text:p>
          </table:table-cell>
          <table:table-cell table:formula="of:=[.DA$1]*[.DA29]/([.$A30]+[.DA$1]*[.DA29])" office:value-type="float" office:value="0.709488807046844">
            <text:p>7,09E-01</text:p>
          </table:table-cell>
          <table:table-cell table:formula="of:=[.DB$1]*[.DB29]/([.$A30]+[.DB$1]*[.DB29])" office:value-type="float" office:value="0.712456450371387">
            <text:p>7,12E-01</text:p>
          </table:table-cell>
          <table:table-cell table:formula="of:=[.DC$1]*[.DC29]/([.$A30]+[.DC$1]*[.DC29])" office:value-type="float" office:value="0.71536448862181">
            <text:p>7,15E-01</text:p>
          </table:table-cell>
          <table:table-cell table:formula="of:=[.DD$1]*[.DD29]/([.$A30]+[.DD$1]*[.DD29])" office:value-type="float" office:value="0.71821468358923">
            <text:p>7,18E-01</text:p>
          </table:table-cell>
          <table:table-cell table:formula="of:=[.DE$1]*[.DE29]/([.$A30]+[.DE$1]*[.DE29])" office:value-type="float" office:value="0.721008729136813">
            <text:p>7,21E-01</text:p>
          </table:table-cell>
          <table:table-cell table:formula="of:=[.DF$1]*[.DF29]/([.$A30]+[.DF$1]*[.DF29])" office:value-type="float" office:value="0.723748254389762">
            <text:p>7,24E-01</text:p>
          </table:table-cell>
          <table:table-cell table:number-columns-repeated="146"/>
        </table:table-row>
        <table:table-row table:style-name="ro1">
          <table:table-cell office:value-type="float" office:value="29">
            <text:p>29</text:p>
          </table:table-cell>
          <table:table-cell table:formula="of:=[.$C$1]*[.B30]/([.$A31]+[.$C$1]*[.B30])" office:value-type="float" office:value="7.23798961161713E-024">
            <text:p>7,24E-24</text:p>
          </table:table-cell>
          <table:table-cell table:formula="of:=[.$C$1]*[.C30]/([.$A31]+[.$C$1]*[.C30])" office:value-type="float" office:value="8.217544985769E-024">
            <text:p>8,22E-24</text:p>
          </table:table-cell>
          <table:table-cell table:formula="of:=[.$D$1]*[.D30]/([.$A31]+[.$D$1]*[.D30])" office:value-type="float" office:value="3.86450720161551E-019">
            <text:p>3,86E-19</text:p>
          </table:table-cell>
          <table:table-cell table:formula="of:=[.$E$1]*[.E30]/([.$A31]+[.$E$1]*[.E30])" office:value-type="float" office:value="5.97066907036922E-016">
            <text:p>5,97E-16</text:p>
          </table:table-cell>
          <table:table-cell table:formula="of:=[.$F$1]*[.F30]/([.$A31]+[.$F$1]*[.F30])" office:value-type="float" office:value="0.000000000000141944606770781">
            <text:p>1,42E-13</text:p>
          </table:table-cell>
          <table:table-cell table:formula="of:=[.$G$1]*[.G30]/([.$A31]+[.$G$1]*[.G30])" office:value-type="float" office:value="0.0000000000103295297193276">
            <text:p>1,03E-11</text:p>
          </table:table-cell>
          <table:table-cell table:formula="of:=[.$H$1]*[.H30]/([.$A31]+[.$H$1]*[.H30])" office:value-type="float" office:value="0.000000000332080188528402">
            <text:p>3,32E-10</text:p>
          </table:table-cell>
          <table:table-cell table:formula="of:=[.I$1]*[.I30]/([.$A31]+[.I$1]*[.I30])" office:value-type="float" office:value="0.00000000587103876935975">
            <text:p>5,87E-09</text:p>
          </table:table-cell>
          <table:table-cell table:formula="of:=[.J$1]*[.J30]/([.$A31]+[.J$1]*[.J30])" office:value-type="float" office:value="0.0000000657421084435984">
            <text:p>6,57E-08</text:p>
          </table:table-cell>
          <table:table-cell table:formula="of:=[.K$1]*[.K30]/([.$A31]+[.K$1]*[.K30])" office:value-type="float" office:value="0.000000513471649539915">
            <text:p>5,13E-07</text:p>
          </table:table-cell>
          <table:table-cell office:value-type="float" office:value="29">
            <text:p>29</text:p>
          </table:table-cell>
          <table:table-cell table:formula="of:=[.M$1]*[.M30]/([.$A31]+[.M$1]*[.M30])" office:value-type="float" office:value="0.00000299647377849575">
            <text:p>3,00E-06</text:p>
          </table:table-cell>
          <table:table-cell table:formula="of:=[.N$1]*[.N30]/([.$A31]+[.N$1]*[.N30])" office:value-type="float" office:value="0.0000137463495944632">
            <text:p>1,37E-05</text:p>
          </table:table-cell>
          <table:table-cell table:formula="of:=[.O$1]*[.O30]/([.$A31]+[.O$1]*[.O30])" office:value-type="float" office:value="0.0000515236461952282">
            <text:p>5,15E-05</text:p>
          </table:table-cell>
          <table:table-cell table:formula="of:=[.P$1]*[.P30]/([.$A31]+[.P$1]*[.P30])" office:value-type="float" office:value="0.000162596220808359">
            <text:p>1,63E-04</text:p>
          </table:table-cell>
          <table:table-cell table:formula="of:=[.Q$1]*[.Q30]/([.$A31]+[.Q$1]*[.Q30])" office:value-type="float" office:value="0.000442458183759115">
            <text:p>4,42E-04</text:p>
          </table:table-cell>
          <table:table-cell table:formula="of:=[.R$1]*[.R30]/([.$A31]+[.R$1]*[.R30])" office:value-type="float" office:value="0.00105857227771186">
            <text:p>1,06E-03</text:p>
          </table:table-cell>
          <table:table-cell table:formula="of:=[.S$1]*[.S30]/([.$A31]+[.S$1]*[.S30])" office:value-type="float" office:value="0.00226287055651158">
            <text:p>2,26E-03</text:p>
          </table:table-cell>
          <table:table-cell table:formula="of:=[.T$1]*[.T30]/([.$A31]+[.T$1]*[.T30])" office:value-type="float" office:value="0.0043817987175634">
            <text:p>4,38E-03</text:p>
          </table:table-cell>
          <table:table-cell table:formula="of:=[.U$1]*[.U30]/([.$A31]+[.U$1]*[.U30])" office:value-type="float" office:value="0.00777852983318985">
            <text:p>7,78E-03</text:p>
          </table:table-cell>
          <table:table-cell table:formula="of:=[.V$1]*[.V30]/([.$A31]+[.V$1]*[.V30])" office:value-type="float" office:value="0.0127944566057993">
            <text:p>1,28E-02</text:p>
          </table:table-cell>
          <table:table-cell office:value-type="float" office:value="29">
            <text:p>29</text:p>
          </table:table-cell>
          <table:table-cell table:formula="of:=[.X$1]*[.X30]/([.$A31]+[.X$1]*[.X30])" office:value-type="float" office:value="0.0196878925554027">
            <text:p>1,97E-02</text:p>
          </table:table-cell>
          <table:table-cell table:formula="of:=[.Y$1]*[.Y30]/([.$A31]+[.Y$1]*[.Y30])" office:value-type="float" office:value="0.0285899183158185">
            <text:p>2,86E-02</text:p>
          </table:table-cell>
          <table:table-cell table:formula="of:=[.Z$1]*[.Z30]/([.$A31]+[.Z$1]*[.Z30])" office:value-type="float" office:value="0.0394894099271866">
            <text:p>3,95E-02</text:p>
          </table:table-cell>
          <table:table-cell table:formula="of:=[.AA$1]*[.AA30]/([.$A31]+[.AA$1]*[.AA30])" office:value-type="float" office:value="0.0522470455640477">
            <text:p>5,22E-02</text:p>
          </table:table-cell>
          <table:table-cell table:formula="of:=[.AB$1]*[.AB30]/([.$A31]+[.AB$1]*[.AB30])" office:value-type="float" office:value="0.0666286869697747">
            <text:p>6,66E-02</text:p>
          </table:table-cell>
          <table:table-cell table:formula="of:=[.AC$1]*[.AC30]/([.$A31]+[.AC$1]*[.AC30])" office:value-type="float" office:value="0.0823455570431501">
            <text:p>8,23E-02</text:p>
          </table:table-cell>
          <table:table-cell table:formula="of:=[.AD$1]*[.AD30]/([.$A31]+[.AD$1]*[.AD30])" office:value-type="float" office:value="0.0990910653780779">
            <text:p>9,91E-02</text:p>
          </table:table-cell>
          <table:table-cell table:formula="of:=[.AE$1]*[.AE30]/([.$A31]+[.AE$1]*[.AE30])" office:value-type="float" office:value="0.116568790524418">
            <text:p>1,17E-01</text:p>
          </table:table-cell>
          <table:table-cell table:formula="of:=[.AF$1]*[.AF30]/([.$A31]+[.AF$1]*[.AF30])" office:value-type="float" office:value="0.134510330243417">
            <text:p>1,35E-01</text:p>
          </table:table-cell>
          <table:table-cell table:formula="of:=[.AG$1]*[.AG30]/([.$A31]+[.AG$1]*[.AG30])" office:value-type="float" office:value="0.152684324068593">
            <text:p>1,53E-01</text:p>
          </table:table-cell>
          <table:table-cell office:value-type="float" office:value="29">
            <text:p>29</text:p>
          </table:table-cell>
          <table:table-cell table:formula="of:=[.AI$1]*[.AI30]/([.$A31]+[.AI$1]*[.AI30])" office:value-type="float" office:value="0.170898983119183">
            <text:p>1,71E-01</text:p>
          </table:table-cell>
          <table:table-cell table:formula="of:=[.AJ$1]*[.AJ30]/([.$A31]+[.AJ$1]*[.AJ30])" office:value-type="float" office:value="0.189000474457696">
            <text:p>1,89E-01</text:p>
          </table:table-cell>
          <table:table-cell table:formula="of:=[.AK$1]*[.AK30]/([.$A31]+[.AK$1]*[.AK30])" office:value-type="float" office:value="0.206869048442229">
            <text:p>2,07E-01</text:p>
          </table:table-cell>
          <table:table-cell table:formula="of:=[.AL$1]*[.AL30]/([.$A31]+[.AL$1]*[.AL30])" office:value-type="float" office:value="0.224414230532262">
            <text:p>2,24E-01</text:p>
          </table:table-cell>
          <table:table-cell table:formula="of:=[.AM$1]*[.AM30]/([.$A31]+[.AM$1]*[.AM30])" office:value-type="float" office:value="0.241569902572362">
            <text:p>2,42E-01</text:p>
          </table:table-cell>
          <table:table-cell table:formula="of:=[.AN$1]*[.AN30]/([.$A31]+[.AN$1]*[.AN30])" office:value-type="float" office:value="0.258289729670456">
            <text:p>2,58E-01</text:p>
          </table:table-cell>
          <table:table-cell table:formula="of:=[.AO$1]*[.AO30]/([.$A31]+[.AO$1]*[.AO30])" office:value-type="float" office:value="0.274543142949192">
            <text:p>2,75E-01</text:p>
          </table:table-cell>
          <table:table-cell table:formula="of:=[.AP$1]*[.AP30]/([.$A31]+[.AP$1]*[.AP30])" office:value-type="float" office:value="0.290311938875823">
            <text:p>2,90E-01</text:p>
          </table:table-cell>
          <table:table-cell table:formula="of:=[.AQ$1]*[.AQ30]/([.$A31]+[.AQ$1]*[.AQ30])" office:value-type="float" office:value="0.305587473247552">
            <text:p>3,06E-01</text:p>
          </table:table-cell>
          <table:table-cell table:formula="of:=[.AR$1]*[.AR30]/([.$A31]+[.AR$1]*[.AR30])" office:value-type="float" office:value="0.320368388097959">
            <text:p>3,20E-01</text:p>
          </table:table-cell>
          <table:table-cell office:value-type="float" office:value="29">
            <text:p>29</text:p>
          </table:table-cell>
          <table:table-cell table:formula="of:=[.AT$1]*[.AT30]/([.$A31]+[.AT$1]*[.AT30])" office:value-type="float" office:value="0.334658795443047">
            <text:p>3,35E-01</text:p>
          </table:table-cell>
          <table:table-cell table:formula="of:=[.AU$1]*[.AU30]/([.$A31]+[.AU$1]*[.AU30])" office:value-type="float" office:value="0.348466841437716">
            <text:p>3,48E-01</text:p>
          </table:table-cell>
          <table:table-cell table:formula="of:=[.AV$1]*[.AV30]/([.$A31]+[.AV$1]*[.AV30])" office:value-type="float" office:value="0.361803581064125">
            <text:p>3,62E-01</text:p>
          </table:table-cell>
          <table:table-cell table:formula="of:=[.AW$1]*[.AW30]/([.$A31]+[.AW$1]*[.AW30])" office:value-type="float" office:value="0.374682102775108">
            <text:p>3,75E-01</text:p>
          </table:table-cell>
          <table:table-cell table:formula="of:=[.AX$1]*[.AX30]/([.$A31]+[.AX$1]*[.AX30])" office:value-type="float" office:value="0.387116852300196">
            <text:p>3,87E-01</text:p>
          </table:table-cell>
          <table:table-cell table:formula="of:=[.AY$1]*[.AY30]/([.$A31]+[.AY$1]*[.AY30])" office:value-type="float" office:value="0.399123113955579">
            <text:p>3,99E-01</text:p>
          </table:table-cell>
          <table:table-cell table:formula="of:=[.AZ$1]*[.AZ30]/([.$A31]+[.AZ$1]*[.AZ30])" office:value-type="float" office:value="0.410716615803924">
            <text:p>4,11E-01</text:p>
          </table:table-cell>
          <table:table-cell table:formula="of:=[.BA$1]*[.BA30]/([.$A31]+[.BA$1]*[.BA30])" office:value-type="float" office:value="0.4219132317628">
            <text:p>4,22E-01</text:p>
          </table:table-cell>
          <table:table-cell table:formula="of:=[.BB$1]*[.BB30]/([.$A31]+[.BB$1]*[.BB30])" office:value-type="float" office:value="0.432728759318915">
            <text:p>4,33E-01</text:p>
          </table:table-cell>
          <table:table-cell table:formula="of:=[.BC$1]*[.BC30]/([.$A31]+[.BC$1]*[.BC30])" office:value-type="float" office:value="0.443178756005589">
            <text:p>4,43E-01</text:p>
          </table:table-cell>
          <table:table-cell office:value-type="float" office:value="29">
            <text:p>29</text:p>
          </table:table-cell>
          <table:table-cell table:formula="of:=[.BE$1]*[.BE30]/([.$A31]+[.BE$1]*[.BE30])" office:value-type="float" office:value="0.453278421403103">
            <text:p>4,53E-01</text:p>
          </table:table-cell>
          <table:table-cell table:formula="of:=[.BF$1]*[.BF30]/([.$A31]+[.BF$1]*[.BF30])" office:value-type="float" office:value="0.463042514282215">
            <text:p>4,63E-01</text:p>
          </table:table-cell>
          <table:table-cell table:formula="of:=[.BG$1]*[.BG30]/([.$A31]+[.BG$1]*[.BG30])" office:value-type="float" office:value="0.472485296770578">
            <text:p>4,72E-01</text:p>
          </table:table-cell>
          <table:table-cell table:formula="of:=[.BH$1]*[.BH30]/([.$A31]+[.BH$1]*[.BH30])" office:value-type="float" office:value="0.481620499199531">
            <text:p>4,82E-01</text:p>
          </table:table-cell>
          <table:table-cell table:formula="of:=[.BI$1]*[.BI30]/([.$A31]+[.BI$1]*[.BI30])" office:value-type="float" office:value="0.490461300684029">
            <text:p>4,90E-01</text:p>
          </table:table-cell>
          <table:table-cell table:formula="of:=[.BJ$1]*[.BJ30]/([.$A31]+[.BJ$1]*[.BJ30])" office:value-type="float" office:value="0.499020321581792">
            <text:p>4,99E-01</text:p>
          </table:table-cell>
          <table:table-cell table:formula="of:=[.BK$1]*[.BK30]/([.$A31]+[.BK$1]*[.BK30])" office:value-type="float" office:value="0.507309624833479">
            <text:p>5,07E-01</text:p>
          </table:table-cell>
          <table:table-cell table:formula="of:=[.BL$1]*[.BL30]/([.$A31]+[.BL$1]*[.BL30])" office:value-type="float" office:value="0.515340723855222">
            <text:p>5,15E-01</text:p>
          </table:table-cell>
          <table:table-cell table:formula="of:=[.BM$1]*[.BM30]/([.$A31]+[.BM$1]*[.BM30])" office:value-type="float" office:value="0.523124595178366">
            <text:p>5,23E-01</text:p>
          </table:table-cell>
          <table:table-cell table:formula="of:=[.BN$1]*[.BN30]/([.$A31]+[.BN$1]*[.BN30])" office:value-type="float" office:value="0.530671694440669">
            <text:p>5,31E-01</text:p>
          </table:table-cell>
          <table:table-cell office:value-type="float" office:value="29">
            <text:p>29</text:p>
          </table:table-cell>
          <table:table-cell table:formula="of:=[.BP$1]*[.BP30]/([.$A31]+[.BP$1]*[.BP30])" office:value-type="float" office:value="0.53799197465327">
            <text:p>5,38E-01</text:p>
          </table:table-cell>
          <table:table-cell table:formula="of:=[.BQ$1]*[.BQ30]/([.$A31]+[.BQ$1]*[.BQ30])" office:value-type="float" office:value="0.545094905917916">
            <text:p>5,45E-01</text:p>
          </table:table-cell>
          <table:table-cell table:formula="of:=[.BR$1]*[.BR30]/([.$A31]+[.BR$1]*[.BR30])" office:value-type="float" office:value="0.551989495964455">
            <text:p>5,52E-01</text:p>
          </table:table-cell>
          <table:table-cell table:formula="of:=[.BS$1]*[.BS30]/([.$A31]+[.BS$1]*[.BS30])" office:value-type="float" office:value="0.558684311031293">
            <text:p>5,59E-01</text:p>
          </table:table-cell>
          <table:table-cell table:formula="of:=[.BT$1]*[.BT30]/([.$A31]+[.BT$1]*[.BT30])" office:value-type="float" office:value="0.565187496730675">
            <text:p>5,65E-01</text:p>
          </table:table-cell>
          <table:table-cell table:formula="of:=[.BU$1]*[.BU30]/([.$A31]+[.BU$1]*[.BU30])" office:value-type="float" office:value="0.571506798633519">
            <text:p>5,72E-01</text:p>
          </table:table-cell>
          <table:table-cell table:formula="of:=[.BV$1]*[.BV30]/([.$A31]+[.BV$1]*[.BV30])" office:value-type="float" office:value="0.577649582380802">
            <text:p>5,78E-01</text:p>
          </table:table-cell>
          <table:table-cell table:formula="of:=[.BW$1]*[.BW30]/([.$A31]+[.BW$1]*[.BW30])" office:value-type="float" office:value="0.583622853184553">
            <text:p>5,84E-01</text:p>
          </table:table-cell>
          <table:table-cell table:formula="of:=[.BX$1]*[.BX30]/([.$A31]+[.BX$1]*[.BX30])" office:value-type="float" office:value="0.589433274624934">
            <text:p>5,89E-01</text:p>
          </table:table-cell>
          <table:table-cell table:formula="of:=[.BY$1]*[.BY30]/([.$A31]+[.BY$1]*[.BY30])" office:value-type="float" office:value="0.595087186683277">
            <text:p>5,95E-01</text:p>
          </table:table-cell>
          <table:table-cell office:value-type="float" office:value="29">
            <text:p>29</text:p>
          </table:table-cell>
          <table:table-cell table:formula="of:=[.CA$1]*[.CA30]/([.$A31]+[.CA$1]*[.CA30])" office:value-type="float" office:value="0.600590622976579">
            <text:p>6,01E-01</text:p>
          </table:table-cell>
          <table:table-cell table:formula="of:=[.CB$1]*[.CB30]/([.$A31]+[.CB$1]*[.CB30])" office:value-type="float" office:value="0.605949327178406">
            <text:p>6,06E-01</text:p>
          </table:table-cell>
          <table:table-cell table:formula="of:=[.CC$1]*[.CC30]/([.$A31]+[.CC$1]*[.CC30])" office:value-type="float" office:value="0.611168768625858">
            <text:p>6,11E-01</text:p>
          </table:table-cell>
          <table:table-cell table:formula="of:=[.CD$1]*[.CD30]/([.$A31]+[.CD$1]*[.CD30])" office:value-type="float" office:value="0.616254157123092">
            <text:p>6,16E-01</text:p>
          </table:table-cell>
          <table:table-cell table:formula="of:=[.CE$1]*[.CE30]/([.$A31]+[.CE$1]*[.CE30])" office:value-type="float" office:value="0.621210456959931">
            <text:p>6,21E-01</text:p>
          </table:table-cell>
          <table:table-cell table:formula="of:=[.CF$1]*[.CF30]/([.$A31]+[.CF$1]*[.CF30])" office:value-type="float" office:value="0.626042400169706">
            <text:p>6,26E-01</text:p>
          </table:table-cell>
          <table:table-cell table:formula="of:=[.CG$1]*[.CG30]/([.$A31]+[.CG$1]*[.CG30])" office:value-type="float" office:value="0.630754499054394">
            <text:p>6,31E-01</text:p>
          </table:table-cell>
          <table:table-cell table:formula="of:=[.CH$1]*[.CH30]/([.$A31]+[.CH$1]*[.CH30])" office:value-type="float" office:value="0.635351058007644">
            <text:p>6,35E-01</text:p>
          </table:table-cell>
          <table:table-cell table:formula="of:=[.CI$1]*[.CI30]/([.$A31]+[.CI$1]*[.CI30])" office:value-type="float" office:value="0.639836184667708">
            <text:p>6,40E-01</text:p>
          </table:table-cell>
          <table:table-cell table:formula="of:=[.CJ$1]*[.CJ30]/([.$A31]+[.CJ$1]*[.CJ30])" office:value-type="float" office:value="0.644213800432988">
            <text:p>6,44E-01</text:p>
          </table:table-cell>
          <table:table-cell office:value-type="float" office:value="29">
            <text:p>29</text:p>
          </table:table-cell>
          <table:table-cell table:formula="of:=[.CL$1]*[.CL30]/([.$A31]+[.CL$1]*[.CL30])" office:value-type="float" office:value="0.648487650372919">
            <text:p>6,48E-01</text:p>
          </table:table-cell>
          <table:table-cell table:formula="of:=[.CM$1]*[.CM30]/([.$A31]+[.CM$1]*[.CM30])" office:value-type="float" office:value="0.652661312566524">
            <text:p>6,53E-01</text:p>
          </table:table-cell>
          <table:table-cell table:formula="of:=[.CN$1]*[.CN30]/([.$A31]+[.CN$1]*[.CN30])" office:value-type="float" office:value="0.656738206900205">
            <text:p>6,57E-01</text:p>
          </table:table-cell>
          <table:table-cell table:formula="of:=[.CO$1]*[.CO30]/([.$A31]+[.CO$1]*[.CO30])" office:value-type="float" office:value="0.66072160335537">
            <text:p>6,61E-01</text:p>
          </table:table-cell>
          <table:table-cell table:formula="of:=[.CP$1]*[.CP30]/([.$A31]+[.CP$1]*[.CP30])" office:value-type="float" office:value="0.664614629815346">
            <text:p>6,65E-01</text:p>
          </table:table-cell>
          <table:table-cell table:formula="of:=[.CQ$1]*[.CQ30]/([.$A31]+[.CQ$1]*[.CQ30])" office:value-type="float" office:value="0.668420279419762">
            <text:p>6,68E-01</text:p>
          </table:table-cell>
          <table:table-cell table:formula="of:=[.CR$1]*[.CR30]/([.$A31]+[.CR$1]*[.CR30])" office:value-type="float" office:value="0.672141417493279">
            <text:p>6,72E-01</text:p>
          </table:table-cell>
          <table:table-cell table:formula="of:=[.CS$1]*[.CS30]/([.$A31]+[.CS$1]*[.CS30])" office:value-type="float" office:value="0.675780788074201">
            <text:p>6,76E-01</text:p>
          </table:table-cell>
          <table:table-cell table:formula="of:=[.CT$1]*[.CT30]/([.$A31]+[.CT$1]*[.CT30])" office:value-type="float" office:value="0.67934102006715">
            <text:p>6,79E-01</text:p>
          </table:table-cell>
          <table:table-cell table:formula="of:=[.CU$1]*[.CU30]/([.$A31]+[.CU$1]*[.CU30])" office:value-type="float" office:value="0.682824633042645">
            <text:p>6,83E-01</text:p>
          </table:table-cell>
          <table:table-cell office:value-type="float" office:value="29">
            <text:p>29</text:p>
          </table:table-cell>
          <table:table-cell table:formula="of:=[.CW$1]*[.CW30]/([.$A31]+[.CW$1]*[.CW30])" office:value-type="float" office:value="0.686234042705151">
            <text:p>6,86E-01</text:p>
          </table:table-cell>
          <table:table-cell table:formula="of:=[.CX$1]*[.CX30]/([.$A31]+[.CX$1]*[.CX30])" office:value-type="float" office:value="0.689571566049883">
            <text:p>6,90E-01</text:p>
          </table:table-cell>
          <table:table-cell table:formula="of:=[.CY$1]*[.CY30]/([.$A31]+[.CY$1]*[.CY30])" office:value-type="float" office:value="0.692839426227442">
            <text:p>6,93E-01</text:p>
          </table:table-cell>
          <table:table-cell table:formula="of:=[.CZ$1]*[.CZ30]/([.$A31]+[.CZ$1]*[.CZ30])" office:value-type="float" office:value="0.696039757134214">
            <text:p>6,96E-01</text:p>
          </table:table-cell>
          <table:table-cell table:formula="of:=[.DA$1]*[.DA30]/([.$A31]+[.DA$1]*[.DA30])" office:value-type="float" office:value="0.699174607745341">
            <text:p>6,99E-01</text:p>
          </table:table-cell>
          <table:table-cell table:formula="of:=[.DB$1]*[.DB30]/([.$A31]+[.DB$1]*[.DB30])" office:value-type="float" office:value="0.702245946206034">
            <text:p>7,02E-01</text:p>
          </table:table-cell>
          <table:table-cell table:formula="of:=[.DC$1]*[.DC30]/([.$A31]+[.DC$1]*[.DC30])" office:value-type="float" office:value="0.705255663696017">
            <text:p>7,05E-01</text:p>
          </table:table-cell>
          <table:table-cell table:formula="of:=[.DD$1]*[.DD30]/([.$A31]+[.DD$1]*[.DD30])" office:value-type="float" office:value="0.708205578080933">
            <text:p>7,08E-01</text:p>
          </table:table-cell>
          <table:table-cell table:formula="of:=[.DE$1]*[.DE30]/([.$A31]+[.DE$1]*[.DE30])" office:value-type="float" office:value="0.711097437363686">
            <text:p>7,11E-01</text:p>
          </table:table-cell>
          <table:table-cell table:formula="of:=[.DF$1]*[.DF30]/([.$A31]+[.DF$1]*[.DF30])" office:value-type="float" office:value="0.713932922947849">
            <text:p>7,14E-01</text:p>
          </table:table-cell>
          <table:table-cell table:number-columns-repeated="146"/>
        </table:table-row>
        <table:table-row table:style-name="ro1">
          <table:table-cell office:value-type="float" office:value="30">
            <text:p>30</text:p>
          </table:table-cell>
          <table:table-cell table:formula="of:=[.$C$1]*[.B31]/([.$A32]+[.$C$1]*[.B31])" office:value-type="float" office:value="4.82532640774475E-025">
            <text:p>4,83E-25</text:p>
          </table:table-cell>
          <table:table-cell table:formula="of:=[.$C$1]*[.C31]/([.$A32]+[.$C$1]*[.C31])" office:value-type="float" office:value="5.478363323846E-025">
            <text:p>5,48E-25</text:p>
          </table:table-cell>
          <table:table-cell table:formula="of:=[.$D$1]*[.D31]/([.$A32]+[.$D$1]*[.D31])" office:value-type="float" office:value="3.86450720161551E-020">
            <text:p>3,86E-20</text:p>
          </table:table-cell>
          <table:table-cell table:formula="of:=[.$E$1]*[.E31]/([.$A32]+[.$E$1]*[.E31])" office:value-type="float" office:value="7.96089209382563E-017">
            <text:p>7,96E-17</text:p>
          </table:table-cell>
          <table:table-cell table:formula="of:=[.$F$1]*[.F31]/([.$A32]+[.$F$1]*[.F31])" office:value-type="float" office:value="0.0000000000000236574344617963">
            <text:p>2,37E-14</text:p>
          </table:table-cell>
          <table:table-cell table:formula="of:=[.$G$1]*[.G31]/([.$A32]+[.$G$1]*[.G31])" office:value-type="float" office:value="0.00000000000206590594386125">
            <text:p>2,07E-12</text:p>
          </table:table-cell>
          <table:table-cell table:formula="of:=[.$H$1]*[.H31]/([.$A32]+[.$H$1]*[.H31])" office:value-type="float" office:value="0.0000000000774853773172898">
            <text:p>7,75E-11</text:p>
          </table:table-cell>
          <table:table-cell table:formula="of:=[.I$1]*[.I31]/([.$A32]+[.I$1]*[.I31])" office:value-type="float" office:value="0.0000000015656103360448">
            <text:p>1,57E-09</text:p>
          </table:table-cell>
          <table:table-cell table:formula="of:=[.J$1]*[.J31]/([.$A32]+[.J$1]*[.J31])" office:value-type="float" office:value="0.0000000197226321440973">
            <text:p>1,97E-08</text:p>
          </table:table-cell>
          <table:table-cell table:formula="of:=[.K$1]*[.K31]/([.$A32]+[.K$1]*[.K31])" office:value-type="float" office:value="0.000000171157187218517">
            <text:p>1,71E-07</text:p>
          </table:table-cell>
          <table:table-cell office:value-type="float" office:value="30">
            <text:p>30</text:p>
          </table:table-cell>
          <table:table-cell table:formula="of:=[.M$1]*[.M31]/([.$A32]+[.M$1]*[.M31])" office:value-type="float" office:value="0.00000109870584495925">
            <text:p>1,10E-06</text:p>
          </table:table-cell>
          <table:table-cell table:formula="of:=[.N$1]*[.N31]/([.$A32]+[.N$1]*[.N31])" office:value-type="float" office:value="0.00000549850960401117">
            <text:p>5,50E-06</text:p>
          </table:table-cell>
          <table:table-cell table:formula="of:=[.O$1]*[.O31]/([.$A32]+[.O$1]*[.O31])" office:value-type="float" office:value="0.0000223264148713353">
            <text:p>2,23E-05</text:p>
          </table:table-cell>
          <table:table-cell table:formula="of:=[.P$1]*[.P31]/([.$A32]+[.P$1]*[.P31])" office:value-type="float" office:value="0.0000758724793073147">
            <text:p>7,59E-05</text:p>
          </table:table-cell>
          <table:table-cell table:formula="of:=[.Q$1]*[.Q31]/([.$A32]+[.Q$1]*[.Q31])" office:value-type="float" office:value="0.000221180160393532">
            <text:p>2,21E-04</text:p>
          </table:table-cell>
          <table:table-cell table:formula="of:=[.R$1]*[.R31]/([.$A32]+[.R$1]*[.R31])" office:value-type="float" office:value="0.000564253319887903">
            <text:p>5,64E-04</text:p>
          </table:table-cell>
          <table:table-cell table:formula="of:=[.S$1]*[.S31]/([.$A32]+[.S$1]*[.S31])" office:value-type="float" office:value="0.00128065114495408">
            <text:p>1,28E-03</text:p>
          </table:table-cell>
          <table:table-cell table:formula="of:=[.T$1]*[.T31]/([.$A32]+[.T$1]*[.T31])" office:value-type="float" office:value="0.00262218529763341">
            <text:p>2,62E-03</text:p>
          </table:table-cell>
          <table:table-cell table:formula="of:=[.U$1]*[.U31]/([.$A32]+[.U$1]*[.U31])" office:value-type="float" office:value="0.00490225176367764">
            <text:p>4,90E-03</text:p>
          </table:table-cell>
          <table:table-cell table:formula="of:=[.V$1]*[.V31]/([.$A32]+[.V$1]*[.V31])" office:value-type="float" office:value="0.0084574983401947">
            <text:p>8,46E-03</text:p>
          </table:table-cell>
          <table:table-cell office:value-type="float" office:value="30">
            <text:p>30</text:p>
          </table:table-cell>
          <table:table-cell table:formula="of:=[.X$1]*[.X31]/([.$A32]+[.X$1]*[.X31])" office:value-type="float" office:value="0.0135941763109692">
            <text:p>1,36E-02</text:p>
          </table:table-cell>
          <table:table-cell table:formula="of:=[.Y$1]*[.Y31]/([.$A32]+[.Y$1]*[.Y31])" office:value-type="float" office:value="0.0205353962114044">
            <text:p>2,05E-02</text:p>
          </table:table-cell>
          <table:table-cell table:formula="of:=[.Z$1]*[.Z31]/([.$A32]+[.Z$1]*[.Z31])" office:value-type="float" office:value="0.0293855601473831">
            <text:p>2,94E-02</text:p>
          </table:table-cell>
          <table:table-cell table:formula="of:=[.AA$1]*[.AA31]/([.$A32]+[.AA$1]*[.AA31])" office:value-type="float" office:value="0.0401206865794176">
            <text:p>4,01E-02</text:p>
          </table:table-cell>
          <table:table-cell table:formula="of:=[.AB$1]*[.AB31]/([.$A32]+[.AB$1]*[.AB31])" office:value-type="float" office:value="0.0526031722281406">
            <text:p>5,26E-02</text:p>
          </table:table-cell>
          <table:table-cell table:formula="of:=[.AC$1]*[.AC31]/([.$A32]+[.AC$1]*[.AC31])" office:value-type="float" office:value="0.0666122870083893">
            <text:p>6,66E-02</text:p>
          </table:table-cell>
          <table:table-cell table:formula="of:=[.AD$1]*[.AD31]/([.$A32]+[.AD$1]*[.AD31])" office:value-type="float" office:value="0.0818797613350376">
            <text:p>8,19E-02</text:p>
          </table:table-cell>
          <table:table-cell table:formula="of:=[.AE$1]*[.AE31]/([.$A32]+[.AE$1]*[.AE31])" office:value-type="float" office:value="0.0981220954336017">
            <text:p>9,81E-02</text:p>
          </table:table-cell>
          <table:table-cell table:formula="of:=[.AF$1]*[.AF31]/([.$A32]+[.AF$1]*[.AF31])" office:value-type="float" office:value="0.115065120166039">
            <text:p>1,15E-01</text:p>
          </table:table-cell>
          <table:table-cell table:formula="of:=[.AG$1]*[.AG31]/([.$A32]+[.AG$1]*[.AG31])" office:value-type="float" office:value="0.132459790491179">
            <text:p>1,32E-01</text:p>
          </table:table-cell>
          <table:table-cell office:value-type="float" office:value="30">
            <text:p>30</text:p>
          </table:table-cell>
          <table:table-cell table:formula="of:=[.AI$1]*[.AI31]/([.$A32]+[.AI$1]*[.AI31])" office:value-type="float" office:value="0.150090322881467">
            <text:p>1,50E-01</text:p>
          </table:table-cell>
          <table:table-cell table:formula="of:=[.AJ$1]*[.AJ31]/([.$A32]+[.AJ$1]*[.AJ31])" office:value-type="float" office:value="0.167776648783643">
            <text:p>1,68E-01</text:p>
          </table:table-cell>
          <table:table-cell table:formula="of:=[.AK$1]*[.AK31]/([.$A32]+[.AK$1]*[.AK31])" office:value-type="float" office:value="0.185373182116247">
            <text:p>1,85E-01</text:p>
          </table:table-cell>
          <table:table-cell table:formula="of:=[.AL$1]*[.AL31]/([.$A32]+[.AL$1]*[.AL31])" office:value-type="float" office:value="0.202765528530982">
            <text:p>2,03E-01</text:p>
          </table:table-cell>
          <table:table-cell table:formula="of:=[.AM$1]*[.AM31]/([.$A32]+[.AM$1]*[.AM31])" office:value-type="float" office:value="0.219866293930158">
            <text:p>2,20E-01</text:p>
          </table:table-cell>
          <table:table-cell table:formula="of:=[.AN$1]*[.AN31]/([.$A32]+[.AN$1]*[.AN31])" office:value-type="float" office:value="0.236610729861027">
            <text:p>2,37E-01</text:p>
          </table:table-cell>
          <table:table-cell table:formula="of:=[.AO$1]*[.AO31]/([.$A32]+[.AO$1]*[.AO31])" office:value-type="float" office:value="0.252952635403492">
            <text:p>2,53E-01</text:p>
          </table:table-cell>
          <table:table-cell table:formula="of:=[.AP$1]*[.AP31]/([.$A32]+[.AP$1]*[.AP31])" office:value-type="float" office:value="0.268860718895316">
            <text:p>2,69E-01</text:p>
          </table:table-cell>
          <table:table-cell table:formula="of:=[.AQ$1]*[.AQ31]/([.$A32]+[.AQ$1]*[.AQ31])" office:value-type="float" office:value="0.284315488117253">
            <text:p>2,84E-01</text:p>
          </table:table-cell>
          <table:table-cell table:formula="of:=[.AR$1]*[.AR31]/([.$A32]+[.AR$1]*[.AR31])" office:value-type="float" office:value="0.299306660828477">
            <text:p>2,99E-01</text:p>
          </table:table-cell>
          <table:table-cell office:value-type="float" office:value="30">
            <text:p>30</text:p>
          </table:table-cell>
          <table:table-cell table:formula="of:=[.AT$1]*[.AT31]/([.$A32]+[.AT$1]*[.AT31])" office:value-type="float" office:value="0.313831048750583">
            <text:p>3,14E-01</text:p>
          </table:table-cell>
          <table:table-cell table:formula="of:=[.AU$1]*[.AU31]/([.$A32]+[.AU$1]*[.AU31])" office:value-type="float" office:value="0.327890852448254">
            <text:p>3,28E-01</text:p>
          </table:table-cell>
          <table:table-cell table:formula="of:=[.AV$1]*[.AV31]/([.$A32]+[.AV$1]*[.AV31])" office:value-type="float" office:value="0.341492302036697">
            <text:p>3,41E-01</text:p>
          </table:table-cell>
          <table:table-cell table:formula="of:=[.AW$1]*[.AW31]/([.$A32]+[.AW$1]*[.AW31])" office:value-type="float" office:value="0.354644582911159">
            <text:p>3,55E-01</text:p>
          </table:table-cell>
          <table:table-cell table:formula="of:=[.AX$1]*[.AX31]/([.$A32]+[.AX$1]*[.AX31])" office:value-type="float" office:value="0.367358992935977">
            <text:p>3,67E-01</text:p>
          </table:table-cell>
          <table:table-cell table:formula="of:=[.AY$1]*[.AY31]/([.$A32]+[.AY$1]*[.AY31])" office:value-type="float" office:value="0.379648285599058">
            <text:p>3,80E-01</text:p>
          </table:table-cell>
          <table:table-cell table:formula="of:=[.AZ$1]*[.AZ31]/([.$A32]+[.AZ$1]*[.AZ31])" office:value-type="float" office:value="0.391526161407418">
            <text:p>3,92E-01</text:p>
          </table:table-cell>
          <table:table-cell table:formula="of:=[.BA$1]*[.BA31]/([.$A32]+[.BA$1]*[.BA31])" office:value-type="float" office:value="0.403006876751743">
            <text:p>4,03E-01</text:p>
          </table:table-cell>
          <table:table-cell table:formula="of:=[.BB$1]*[.BB31]/([.$A32]+[.BB$1]*[.BB31])" office:value-type="float" office:value="0.414104945426153">
            <text:p>4,14E-01</text:p>
          </table:table-cell>
          <table:table-cell table:formula="of:=[.BC$1]*[.BC31]/([.$A32]+[.BC$1]*[.BC31])" office:value-type="float" office:value="0.42483491295639">
            <text:p>4,25E-01</text:p>
          </table:table-cell>
          <table:table-cell office:value-type="float" office:value="30">
            <text:p>30</text:p>
          </table:table-cell>
          <table:table-cell table:formula="of:=[.BE$1]*[.BE31]/([.$A32]+[.BE$1]*[.BE31])" office:value-type="float" office:value="0.435211187954896">
            <text:p>4,35E-01</text:p>
          </table:table-cell>
          <table:table-cell table:formula="of:=[.BF$1]*[.BF31]/([.$A32]+[.BF$1]*[.BF31])" office:value-type="float" office:value="0.445247918006173">
            <text:p>4,45E-01</text:p>
          </table:table-cell>
          <table:table-cell table:formula="of:=[.BG$1]*[.BG31]/([.$A32]+[.BG$1]*[.BG31])" office:value-type="float" office:value="0.454958900216928">
            <text:p>4,55E-01</text:p>
          </table:table-cell>
          <table:table-cell table:formula="of:=[.BH$1]*[.BH31]/([.$A32]+[.BH$1]*[.BH31])" office:value-type="float" office:value="0.464357518659894">
            <text:p>4,64E-01</text:p>
          </table:table-cell>
          <table:table-cell table:formula="of:=[.BI$1]*[.BI31]/([.$A32]+[.BI$1]*[.BI31])" office:value-type="float" office:value="0.473456702600165">
            <text:p>4,73E-01</text:p>
          </table:table-cell>
          <table:table-cell table:formula="of:=[.BJ$1]*[.BJ31]/([.$A32]+[.BJ$1]*[.BJ31])" office:value-type="float" office:value="0.482268900704703">
            <text:p>4,82E-01</text:p>
          </table:table-cell>
          <table:table-cell table:formula="of:=[.BK$1]*[.BK31]/([.$A32]+[.BK$1]*[.BK31])" office:value-type="float" office:value="0.49080606747032">
            <text:p>4,91E-01</text:p>
          </table:table-cell>
          <table:table-cell table:formula="of:=[.BL$1]*[.BL31]/([.$A32]+[.BL$1]*[.BL31])" office:value-type="float" office:value="0.49907965892044">
            <text:p>4,99E-01</text:p>
          </table:table-cell>
          <table:table-cell table:formula="of:=[.BM$1]*[.BM31]/([.$A32]+[.BM$1]*[.BM31])" office:value-type="float" office:value="0.507100635262528">
            <text:p>5,07E-01</text:p>
          </table:table-cell>
          <table:table-cell table:formula="of:=[.BN$1]*[.BN31]/([.$A32]+[.BN$1]*[.BN31])" office:value-type="float" office:value="0.514879468702841">
            <text:p>5,15E-01</text:p>
          </table:table-cell>
          <table:table-cell office:value-type="float" office:value="30">
            <text:p>30</text:p>
          </table:table-cell>
          <table:table-cell table:formula="of:=[.BP$1]*[.BP31]/([.$A32]+[.BP$1]*[.BP31])" office:value-type="float" office:value="0.522426155012299">
            <text:p>5,22E-01</text:p>
          </table:table-cell>
          <table:table-cell table:formula="of:=[.BQ$1]*[.BQ31]/([.$A32]+[.BQ$1]*[.BQ31])" office:value-type="float" office:value="0.529750227749642">
            <text:p>5,30E-01</text:p>
          </table:table-cell>
          <table:table-cell table:formula="of:=[.BR$1]*[.BR31]/([.$A32]+[.BR$1]*[.BR31])" office:value-type="float" office:value="0.536860774293781">
            <text:p>5,37E-01</text:p>
          </table:table-cell>
          <table:table-cell table:formula="of:=[.BS$1]*[.BS31]/([.$A32]+[.BS$1]*[.BS31])" office:value-type="float" office:value="0.543766453030472">
            <text:p>5,44E-01</text:p>
          </table:table-cell>
          <table:table-cell table:formula="of:=[.BT$1]*[.BT31]/([.$A32]+[.BT$1]*[.BT31])" office:value-type="float" office:value="0.550475511190418">
            <text:p>5,50E-01</text:p>
          </table:table-cell>
          <table:table-cell table:formula="of:=[.BU$1]*[.BU31]/([.$A32]+[.BU$1]*[.BU31])" office:value-type="float" office:value="0.556995802955302">
            <text:p>5,57E-01</text:p>
          </table:table-cell>
          <table:table-cell table:formula="of:=[.BV$1]*[.BV31]/([.$A32]+[.BV$1]*[.BV31])" office:value-type="float" office:value="0.563334807542014">
            <text:p>5,63E-01</text:p>
          </table:table-cell>
          <table:table-cell table:formula="of:=[.BW$1]*[.BW31]/([.$A32]+[.BW$1]*[.BW31])" office:value-type="float" office:value="0.569499647048899">
            <text:p>5,69E-01</text:p>
          </table:table-cell>
          <table:table-cell table:formula="of:=[.BX$1]*[.BX31]/([.$A32]+[.BX$1]*[.BX31])" office:value-type="float" office:value="0.575497103905425">
            <text:p>5,75E-01</text:p>
          </table:table-cell>
          <table:table-cell table:formula="of:=[.BY$1]*[.BY31]/([.$A32]+[.BY$1]*[.BY31])" office:value-type="float" office:value="0.581333637811672">
            <text:p>5,81E-01</text:p>
          </table:table-cell>
          <table:table-cell office:value-type="float" office:value="30">
            <text:p>30</text:p>
          </table:table-cell>
          <table:table-cell table:formula="of:=[.CA$1]*[.CA31]/([.$A32]+[.CA$1]*[.CA31])" office:value-type="float" office:value="0.587015402089083">
            <text:p>5,87E-01</text:p>
          </table:table-cell>
          <table:table-cell table:formula="of:=[.CB$1]*[.CB31]/([.$A32]+[.CB$1]*[.CB31])" office:value-type="float" office:value="0.592548259391108">
            <text:p>5,93E-01</text:p>
          </table:table-cell>
          <table:table-cell table:formula="of:=[.CC$1]*[.CC31]/([.$A32]+[.CC$1]*[.CC31])" office:value-type="float" office:value="0.597937796743366">
            <text:p>5,98E-01</text:p>
          </table:table-cell>
          <table:table-cell table:formula="of:=[.CD$1]*[.CD31]/([.$A32]+[.CD$1]*[.CD31])" office:value-type="float" office:value="0.603189339899026">
            <text:p>6,03E-01</text:p>
          </table:table-cell>
          <table:table-cell table:formula="of:=[.CE$1]*[.CE31]/([.$A32]+[.CE$1]*[.CE31])" office:value-type="float" office:value="0.608307967007339">
            <text:p>6,08E-01</text:p>
          </table:table-cell>
          <table:table-cell table:formula="of:=[.CF$1]*[.CF31]/([.$A32]+[.CF$1]*[.CF31])" office:value-type="float" office:value="0.613298521602448">
            <text:p>6,13E-01</text:p>
          </table:table-cell>
          <table:table-cell table:formula="of:=[.CG$1]*[.CG31]/([.$A32]+[.CG$1]*[.CG31])" office:value-type="float" office:value="0.618165624926372">
            <text:p>6,18E-01</text:p>
          </table:table-cell>
          <table:table-cell table:formula="of:=[.CH$1]*[.CH31]/([.$A32]+[.CH$1]*[.CH31])" office:value-type="float" office:value="0.62291368760498">
            <text:p>6,23E-01</text:p>
          </table:table-cell>
          <table:table-cell table:formula="of:=[.CI$1]*[.CI31]/([.$A32]+[.CI$1]*[.CI31])" office:value-type="float" office:value="0.627546920699219">
            <text:p>6,28E-01</text:p>
          </table:table-cell>
          <table:table-cell table:formula="of:=[.CJ$1]*[.CJ31]/([.$A32]+[.CJ$1]*[.CJ31])" office:value-type="float" office:value="0.632069346156135">
            <text:p>6,32E-01</text:p>
          </table:table-cell>
          <table:table-cell office:value-type="float" office:value="30">
            <text:p>30</text:p>
          </table:table-cell>
          <table:table-cell table:formula="of:=[.CL$1]*[.CL31]/([.$A32]+[.CL$1]*[.CL31])" office:value-type="float" office:value="0.636484806685652">
            <text:p>6,36E-01</text:p>
          </table:table-cell>
          <table:table-cell table:formula="of:=[.CM$1]*[.CM31]/([.$A32]+[.CM$1]*[.CM31])" office:value-type="float" office:value="0.640796975089777">
            <text:p>6,41E-01</text:p>
          </table:table-cell>
          <table:table-cell table:formula="of:=[.CN$1]*[.CN31]/([.$A32]+[.CN$1]*[.CN31])" office:value-type="float" office:value="0.645009363071099">
            <text:p>6,45E-01</text:p>
          </table:table-cell>
          <table:table-cell table:formula="of:=[.CO$1]*[.CO31]/([.$A32]+[.CO$1]*[.CO31])" office:value-type="float" office:value="0.649125329547274">
            <text:p>6,49E-01</text:p>
          </table:table-cell>
          <table:table-cell table:formula="of:=[.CP$1]*[.CP31]/([.$A32]+[.CP$1]*[.CP31])" office:value-type="float" office:value="0.653148088497653">
            <text:p>6,53E-01</text:p>
          </table:table-cell>
          <table:table-cell table:formula="of:=[.CQ$1]*[.CQ31]/([.$A32]+[.CQ$1]*[.CQ31])" office:value-type="float" office:value="0.657080716367548">
            <text:p>6,57E-01</text:p>
          </table:table-cell>
          <table:table-cell table:formula="of:=[.CR$1]*[.CR31]/([.$A32]+[.CR$1]*[.CR31])" office:value-type="float" office:value="0.660926159054736">
            <text:p>6,61E-01</text:p>
          </table:table-cell>
          <table:table-cell table:formula="of:=[.CS$1]*[.CS31]/([.$A32]+[.CS$1]*[.CS31])" office:value-type="float" office:value="0.664687238501867">
            <text:p>6,65E-01</text:p>
          </table:table-cell>
          <table:table-cell table:formula="of:=[.CT$1]*[.CT31]/([.$A32]+[.CT$1]*[.CT31])" office:value-type="float" office:value="0.668366658917383">
            <text:p>6,68E-01</text:p>
          </table:table-cell>
          <table:table-cell table:formula="of:=[.CU$1]*[.CU31]/([.$A32]+[.CU$1]*[.CU31])" office:value-type="float" office:value="0.671967012646536">
            <text:p>6,72E-01</text:p>
          </table:table-cell>
          <table:table-cell office:value-type="float" office:value="30">
            <text:p>30</text:p>
          </table:table-cell>
          <table:table-cell table:formula="of:=[.CW$1]*[.CW31]/([.$A32]+[.CW$1]*[.CW31])" office:value-type="float" office:value="0.675490785712966">
            <text:p>6,75E-01</text:p>
          </table:table-cell>
          <table:table-cell table:formula="of:=[.CX$1]*[.CX31]/([.$A32]+[.CX$1]*[.CX31])" office:value-type="float" office:value="0.678940363050275">
            <text:p>6,79E-01</text:p>
          </table:table-cell>
          <table:table-cell table:formula="of:=[.CY$1]*[.CY31]/([.$A32]+[.CY$1]*[.CY31])" office:value-type="float" office:value="0.682318033441948">
            <text:p>6,82E-01</text:p>
          </table:table-cell>
          <table:table-cell table:formula="of:=[.CZ$1]*[.CZ31]/([.$A32]+[.CZ$1]*[.CZ31])" office:value-type="float" office:value="0.685625994186966">
            <text:p>6,86E-01</text:p>
          </table:table-cell>
          <table:table-cell table:formula="of:=[.DA$1]*[.DA31]/([.$A32]+[.DA$1]*[.DA31])" office:value-type="float" office:value="0.688866355507449">
            <text:p>6,89E-01</text:p>
          </table:table-cell>
          <table:table-cell table:formula="of:=[.DB$1]*[.DB31]/([.$A32]+[.DB$1]*[.DB31])" office:value-type="float" office:value="0.692041144713723">
            <text:p>6,92E-01</text:p>
          </table:table-cell>
          <table:table-cell table:formula="of:=[.DC$1]*[.DC31]/([.$A32]+[.DC$1]*[.DC31])" office:value-type="float" office:value="0.69515231014128">
            <text:p>6,95E-01</text:p>
          </table:table-cell>
          <table:table-cell table:formula="of:=[.DD$1]*[.DD31]/([.$A32]+[.DD$1]*[.DD31])" office:value-type="float" office:value="0.698201724873244">
            <text:p>6,98E-01</text:p>
          </table:table-cell>
          <table:table-cell table:formula="of:=[.DE$1]*[.DE31]/([.$A32]+[.DE$1]*[.DE31])" office:value-type="float" office:value="0.701191190261125">
            <text:p>7,01E-01</text:p>
          </table:table-cell>
          <table:table-cell table:formula="of:=[.DF$1]*[.DF31]/([.$A32]+[.DF$1]*[.DF31])" office:value-type="float" office:value="0.704122439255846">
            <text:p>7,04E-01</text:p>
          </table:table-cell>
          <table:table-cell table:number-columns-repeated="146"/>
        </table:table-row>
        <table:table-row table:style-name="ro1">
          <table:table-cell office:value-type="float" office:value="31">
            <text:p>31</text:p>
          </table:table-cell>
          <table:table-cell table:formula="of:=[.$C$1]*[.B32]/([.$A33]+[.$C$1]*[.B32])" office:value-type="float" office:value="3.11311381144823E-026">
            <text:p>3,11E-26</text:p>
          </table:table-cell>
          <table:table-cell table:formula="of:=[.$C$1]*[.C32]/([.$A33]+[.$C$1]*[.C32])" office:value-type="float" office:value="3.53442795086839E-026">
            <text:p>3,53E-26</text:p>
          </table:table-cell>
          <table:table-cell table:formula="of:=[.$D$1]*[.D32]/([.$A33]+[.$D$1]*[.D32])" office:value-type="float" office:value="3.73984567898275E-021">
            <text:p>3,74E-21</text:p>
          </table:table-cell>
          <table:table-cell table:formula="of:=[.$E$1]*[.E32]/([.$A33]+[.$E$1]*[.E32])" office:value-type="float" office:value="1.02721188307427E-017">
            <text:p>1,03E-17</text:p>
          </table:table-cell>
          <table:table-cell table:formula="of:=[.$F$1]*[.F32]/([.$A33]+[.$F$1]*[.F32])" office:value-type="float" office:value="3.81571523577358E-015">
            <text:p>3,82E-15</text:p>
          </table:table-cell>
          <table:table-cell table:formula="of:=[.$G$1]*[.G32]/([.$A33]+[.$G$1]*[.G32])" office:value-type="float" office:value="0.000000000000399852763327824">
            <text:p>4,00E-13</text:p>
          </table:table-cell>
          <table:table-cell table:formula="of:=[.$H$1]*[.H32]/([.$A33]+[.$H$1]*[.H32])" office:value-type="float" office:value="0.000000000017496698103598">
            <text:p>1,75E-11</text:p>
          </table:table-cell>
          <table:table-cell table:formula="of:=[.I$1]*[.I32]/([.$A33]+[.I$1]*[.I32])" office:value-type="float" office:value="0.000000000404028473654774">
            <text:p>4,04E-10</text:p>
          </table:table-cell>
          <table:table-cell table:formula="of:=[.J$1]*[.J32]/([.$A33]+[.J$1]*[.J32])" office:value-type="float" office:value="0.00000000572592542840332">
            <text:p>5,73E-09</text:p>
          </table:table-cell>
          <table:table-cell table:formula="of:=[.K$1]*[.K32]/([.$A33]+[.K$1]*[.K32])" office:value-type="float" office:value="0.0000000552119928285768">
            <text:p>5,52E-08</text:p>
          </table:table-cell>
          <table:table-cell office:value-type="float" office:value="31">
            <text:p>31</text:p>
          </table:table-cell>
          <table:table-cell table:formula="of:=[.M$1]*[.M32]/([.$A33]+[.M$1]*[.M32])" office:value-type="float" office:value="0.000000389863212346995">
            <text:p>3,90E-07</text:p>
          </table:table-cell>
          <table:table-cell table:formula="of:=[.N$1]*[.N32]/([.$A33]+[.N$1]*[.N32])" office:value-type="float" office:value="0.00000212845080027252">
            <text:p>2,13E-06</text:p>
          </table:table-cell>
          <table:table-cell table:formula="of:=[.O$1]*[.O32]/([.$A33]+[.O$1]*[.O32])" office:value-type="float" office:value="0.00000936260244818883">
            <text:p>9,36E-06</text:p>
          </table:table-cell>
          <table:table-cell table:formula="of:=[.P$1]*[.P32]/([.$A33]+[.P$1]*[.P32])" office:value-type="float" office:value="0.0000342638166055605">
            <text:p>3,43E-05</text:p>
          </table:table-cell>
          <table:table-cell table:formula="of:=[.Q$1]*[.Q32]/([.$A33]+[.Q$1]*[.Q32])" office:value-type="float" office:value="0.000107011205631245">
            <text:p>1,07E-04</text:p>
          </table:table-cell>
          <table:table-cell table:formula="of:=[.R$1]*[.R32]/([.$A33]+[.R$1]*[.R32])" office:value-type="float" office:value="0.000291142731166596">
            <text:p>2,91E-04</text:p>
          </table:table-cell>
          <table:table-cell table:formula="of:=[.S$1]*[.S32]/([.$A33]+[.S$1]*[.S32])" office:value-type="float" office:value="0.000701799694655391">
            <text:p>7,02E-04</text:p>
          </table:table-cell>
          <table:table-cell table:formula="of:=[.T$1]*[.T32]/([.$A33]+[.T$1]*[.T32])" office:value-type="float" office:value="0.00152024454275492">
            <text:p>1,52E-03</text:p>
          </table:table-cell>
          <table:table-cell table:formula="of:=[.U$1]*[.U32]/([.$A33]+[.U$1]*[.U32])" office:value-type="float" office:value="0.00299560530623727">
            <text:p>3,00E-03</text:p>
          </table:table-cell>
          <table:table-cell table:formula="of:=[.V$1]*[.V32]/([.$A33]+[.V$1]*[.V32])" office:value-type="float" office:value="0.00542683926202813">
            <text:p>5,43E-03</text:p>
          </table:table-cell>
          <table:table-cell office:value-type="float" office:value="31">
            <text:p>31</text:p>
          </table:table-cell>
          <table:table-cell table:formula="of:=[.X$1]*[.X32]/([.$A33]+[.X$1]*[.X32])" office:value-type="float" office:value="0.00912492707462363">
            <text:p>9,12E-03</text:p>
          </table:table-cell>
          <table:table-cell table:formula="of:=[.Y$1]*[.Y32]/([.$A33]+[.Y$1]*[.Y32])" office:value-type="float" office:value="0.014364170647421">
            <text:p>1,44E-02</text:p>
          </table:table-cell>
          <table:table-cell table:formula="of:=[.Z$1]*[.Z32]/([.$A33]+[.Z$1]*[.Z32])" office:value-type="float" office:value="0.0213369965387506">
            <text:p>2,13E-02</text:p>
          </table:table-cell>
          <table:table-cell table:formula="of:=[.AA$1]*[.AA32]/([.$A33]+[.AA$1]*[.AA32])" office:value-type="float" office:value="0.0301254449380585">
            <text:p>3,01E-02</text:p>
          </table:table-cell>
          <table:table-cell table:formula="of:=[.AB$1]*[.AB32]/([.$A33]+[.AB$1]*[.AB32])" office:value-type="float" office:value="0.0406955308159002">
            <text:p>4,07E-02</text:p>
          </table:table-cell>
          <table:table-cell table:formula="of:=[.AC$1]*[.AC32]/([.$A33]+[.AC$1]*[.AC32])" office:value-type="float" office:value="0.0529122486757077">
            <text:p>5,29E-02</text:p>
          </table:table-cell>
          <table:table-cell table:formula="of:=[.AD$1]*[.AD32]/([.$A33]+[.AD$1]*[.AD32])" office:value-type="float" office:value="0.0665674011977831">
            <text:p>6,66E-02</text:p>
          </table:table-cell>
          <table:table-cell table:formula="of:=[.AE$1]*[.AE32]/([.$A33]+[.AE$1]*[.AE32])" office:value-type="float" office:value="0.081411224331919">
            <text:p>8,14E-02</text:p>
          </table:table-cell>
          <table:table-cell table:formula="of:=[.AF$1]*[.AF32]/([.$A33]+[.AF$1]*[.AF32])" office:value-type="float" office:value="0.097180863848243">
            <text:p>9,72E-02</text:p>
          </table:table-cell>
          <table:table-cell table:formula="of:=[.AG$1]*[.AG32]/([.$A33]+[.AG$1]*[.AG32])" office:value-type="float" office:value="0.113622037893508">
            <text:p>1,14E-01</text:p>
          </table:table-cell>
          <table:table-cell office:value-type="float" office:value="31">
            <text:p>31</text:p>
          </table:table-cell>
          <table:table-cell table:formula="of:=[.AI$1]*[.AI32]/([.$A33]+[.AI$1]*[.AI32])" office:value-type="float" office:value="0.130503074319787">
            <text:p>1,31E-01</text:p>
          </table:table-cell>
          <table:table-cell table:formula="of:=[.AJ$1]*[.AJ32]/([.$A33]+[.AJ$1]*[.AJ32])" office:value-type="float" office:value="0.147622274377116">
            <text:p>1,48E-01</text:p>
          </table:table-cell>
          <table:table-cell table:formula="of:=[.AK$1]*[.AK32]/([.$A33]+[.AK$1]*[.AK32])" office:value-type="float" office:value="0.16481027811993">
            <text:p>1,65E-01</text:p>
          </table:table-cell>
          <table:table-cell table:formula="of:=[.AL$1]*[.AL32]/([.$A33]+[.AL$1]*[.AL32])" office:value-type="float" office:value="0.181929141328063">
            <text:p>1,82E-01</text:p>
          </table:table-cell>
          <table:table-cell table:formula="of:=[.AM$1]*[.AM32]/([.$A33]+[.AM$1]*[.AM32])" office:value-type="float" office:value="0.19886953332779">
            <text:p>1,99E-01</text:p>
          </table:table-cell>
          <table:table-cell table:formula="of:=[.AN$1]*[.AN32]/([.$A33]+[.AN$1]*[.AN32])" office:value-type="float" office:value="0.215547073064963">
            <text:p>2,16E-01</text:p>
          </table:table-cell>
          <table:table-cell table:formula="of:=[.AO$1]*[.AO32]/([.$A33]+[.AO$1]*[.AO32])" office:value-type="float" office:value="0.231898464103589">
            <text:p>2,32E-01</text:p>
          </table:table-cell>
          <table:table-cell table:formula="of:=[.AP$1]*[.AP32]/([.$A33]+[.AP$1]*[.AP32])" office:value-type="float" office:value="0.247877814188101">
            <text:p>2,48E-01</text:p>
          </table:table-cell>
          <table:table-cell table:formula="of:=[.AQ$1]*[.AQ32]/([.$A33]+[.AQ$1]*[.AQ32])" office:value-type="float" office:value="0.263453334373788">
            <text:p>2,63E-01</text:p>
          </table:table-cell>
          <table:table-cell table:formula="of:=[.AR$1]*[.AR32]/([.$A33]+[.AR$1]*[.AR32])" office:value-type="float" office:value="0.27860449138206">
            <text:p>2,79E-01</text:p>
          </table:table-cell>
          <table:table-cell office:value-type="float" office:value="31">
            <text:p>31</text:p>
          </table:table-cell>
          <table:table-cell table:formula="of:=[.AT$1]*[.AT32]/([.$A33]+[.AT$1]*[.AT32])" office:value-type="float" office:value="0.293319615811466">
            <text:p>2,93E-01</text:p>
          </table:table-cell>
          <table:table-cell table:formula="of:=[.AU$1]*[.AU32]/([.$A33]+[.AU$1]*[.AU32])" office:value-type="float" office:value="0.307593931437772">
            <text:p>3,08E-01</text:p>
          </table:table-cell>
          <table:table-cell table:formula="of:=[.AV$1]*[.AV32]/([.$A33]+[.AV$1]*[.AV32])" office:value-type="float" office:value="0.321427954431452">
            <text:p>3,21E-01</text:p>
          </table:table-cell>
          <table:table-cell table:formula="of:=[.AW$1]*[.AW32]/([.$A33]+[.AW$1]*[.AW32])" office:value-type="float" office:value="0.334826207167461">
            <text:p>3,35E-01</text:p>
          </table:table-cell>
          <table:table-cell table:formula="of:=[.AX$1]*[.AX32]/([.$A33]+[.AX$1]*[.AX32])" office:value-type="float" office:value="0.347796193731812">
            <text:p>3,48E-01</text:p>
          </table:table-cell>
          <table:table-cell table:formula="of:=[.AY$1]*[.AY32]/([.$A33]+[.AY$1]*[.AY32])" office:value-type="float" office:value="0.360347589761618">
            <text:p>3,60E-01</text:p>
          </table:table-cell>
          <table:table-cell table:formula="of:=[.AZ$1]*[.AZ32]/([.$A33]+[.AZ$1]*[.AZ32])" office:value-type="float" office:value="0.372491605866936">
            <text:p>3,72E-01</text:p>
          </table:table-cell>
          <table:table-cell table:formula="of:=[.BA$1]*[.BA32]/([.$A33]+[.BA$1]*[.BA32])" office:value-type="float" office:value="0.38424049047381">
            <text:p>3,84E-01</text:p>
          </table:table-cell>
          <table:table-cell table:formula="of:=[.BB$1]*[.BB32]/([.$A33]+[.BB$1]*[.BB32])" office:value-type="float" office:value="0.395607143957927">
            <text:p>3,96E-01</text:p>
          </table:table-cell>
          <table:table-cell table:formula="of:=[.BC$1]*[.BC32]/([.$A33]+[.BC$1]*[.BC32])" office:value-type="float" office:value="0.406604821190658">
            <text:p>4,07E-01</text:p>
          </table:table-cell>
          <table:table-cell office:value-type="float" office:value="31">
            <text:p>31</text:p>
          </table:table-cell>
          <table:table-cell table:formula="of:=[.BE$1]*[.BE32]/([.$A33]+[.BE$1]*[.BE32])" office:value-type="float" office:value="0.417246904054933">
            <text:p>4,17E-01</text:p>
          </table:table-cell>
          <table:table-cell table:formula="of:=[.BF$1]*[.BF32]/([.$A33]+[.BF$1]*[.BF32])" office:value-type="float" office:value="0.427546729158178">
            <text:p>4,28E-01</text:p>
          </table:table-cell>
          <table:table-cell table:formula="of:=[.BG$1]*[.BG32]/([.$A33]+[.BG$1]*[.BG32])" office:value-type="float" office:value="0.437517458963038">
            <text:p>4,38E-01</text:p>
          </table:table-cell>
          <table:table-cell table:formula="of:=[.BH$1]*[.BH32]/([.$A33]+[.BH$1]*[.BH32])" office:value-type="float" office:value="0.447171986974453">
            <text:p>4,47E-01</text:p>
          </table:table-cell>
          <table:table-cell table:formula="of:=[.BI$1]*[.BI32]/([.$A33]+[.BI$1]*[.BI32])" office:value-type="float" office:value="0.456522869561047">
            <text:p>4,57E-01</text:p>
          </table:table-cell>
          <table:table-cell table:formula="of:=[.BJ$1]*[.BJ32]/([.$A33]+[.BJ$1]*[.BJ32])" office:value-type="float" office:value="0.465582278536812">
            <text:p>4,66E-01</text:p>
          </table:table-cell>
          <table:table-cell table:formula="of:=[.BK$1]*[.BK32]/([.$A33]+[.BK$1]*[.BK32])" office:value-type="float" office:value="0.474361969860576">
            <text:p>4,74E-01</text:p>
          </table:table-cell>
          <table:table-cell table:formula="of:=[.BL$1]*[.BL32]/([.$A33]+[.BL$1]*[.BL32])" office:value-type="float" office:value="0.482873264788171">
            <text:p>4,83E-01</text:p>
          </table:table-cell>
          <table:table-cell table:formula="of:=[.BM$1]*[.BM32]/([.$A33]+[.BM$1]*[.BM32])" office:value-type="float" office:value="0.49112704058687">
            <text:p>4,91E-01</text:p>
          </table:table-cell>
          <table:table-cell table:formula="of:=[.BN$1]*[.BN32]/([.$A33]+[.BN$1]*[.BN32])" office:value-type="float" office:value="0.499133728534989">
            <text:p>4,99E-01</text:p>
          </table:table-cell>
          <table:table-cell office:value-type="float" office:value="31">
            <text:p>31</text:p>
          </table:table-cell>
          <table:table-cell table:formula="of:=[.BP$1]*[.BP32]/([.$A33]+[.BP$1]*[.BP32])" office:value-type="float" office:value="0.506903317414989">
            <text:p>5,07E-01</text:p>
          </table:table-cell>
          <table:table-cell table:formula="of:=[.BQ$1]*[.BQ32]/([.$A33]+[.BQ$1]*[.BQ32])" office:value-type="float" office:value="0.514445361092396">
            <text:p>5,14E-01</text:p>
          </table:table-cell>
          <table:table-cell table:formula="of:=[.BR$1]*[.BR32]/([.$A33]+[.BR$1]*[.BR32])" office:value-type="float" office:value="0.52176898907676">
            <text:p>5,22E-01</text:p>
          </table:table-cell>
          <table:table-cell table:formula="of:=[.BS$1]*[.BS32]/([.$A33]+[.BS$1]*[.BS32])" office:value-type="float" office:value="0.528882919201154">
            <text:p>5,29E-01</text:p>
          </table:table-cell>
          <table:table-cell table:formula="of:=[.BT$1]*[.BT32]/([.$A33]+[.BT$1]*[.BT32])" office:value-type="float" office:value="0.535795471746948">
            <text:p>5,36E-01</text:p>
          </table:table-cell>
          <table:table-cell table:formula="of:=[.BU$1]*[.BU32]/([.$A33]+[.BU$1]*[.BU32])" office:value-type="float" office:value="0.542514584490944">
            <text:p>5,43E-01</text:p>
          </table:table-cell>
          <table:table-cell table:formula="of:=[.BV$1]*[.BV32]/([.$A33]+[.BV$1]*[.BV32])" office:value-type="float" office:value="0.549047828270954">
            <text:p>5,49E-01</text:p>
          </table:table-cell>
          <table:table-cell table:formula="of:=[.BW$1]*[.BW32]/([.$A33]+[.BW$1]*[.BW32])" office:value-type="float" office:value="0.555402422759919">
            <text:p>5,55E-01</text:p>
          </table:table-cell>
          <table:table-cell table:formula="of:=[.BX$1]*[.BX32]/([.$A33]+[.BX$1]*[.BX32])" office:value-type="float" office:value="0.561585252212934">
            <text:p>5,62E-01</text:p>
          </table:table-cell>
          <table:table-cell table:formula="of:=[.BY$1]*[.BY32]/([.$A33]+[.BY$1]*[.BY32])" office:value-type="float" office:value="0.567602881010168">
            <text:p>5,68E-01</text:p>
          </table:table-cell>
          <table:table-cell office:value-type="float" office:value="31">
            <text:p>31</text:p>
          </table:table-cell>
          <table:table-cell table:formula="of:=[.CA$1]*[.CA32]/([.$A33]+[.CA$1]*[.CA32])" office:value-type="float" office:value="0.573461568864798">
            <text:p>5,73E-01</text:p>
          </table:table-cell>
          <table:table-cell table:formula="of:=[.CB$1]*[.CB32]/([.$A33]+[.CB$1]*[.CB32])" office:value-type="float" office:value="0.579167285601412">
            <text:p>5,79E-01</text:p>
          </table:table-cell>
          <table:table-cell table:formula="of:=[.CC$1]*[.CC32]/([.$A33]+[.CC$1]*[.CC32])" office:value-type="float" office:value="0.584725725438744">
            <text:p>5,85E-01</text:p>
          </table:table-cell>
          <table:table-cell table:formula="of:=[.CD$1]*[.CD32]/([.$A33]+[.CD$1]*[.CD32])" office:value-type="float" office:value="0.590142320732842">
            <text:p>5,90E-01</text:p>
          </table:table-cell>
          <table:table-cell table:formula="of:=[.CE$1]*[.CE32]/([.$A33]+[.CE$1]*[.CE32])" office:value-type="float" office:value="0.59542225515403">
            <text:p>5,95E-01</text:p>
          </table:table-cell>
          <table:table-cell table:formula="of:=[.CF$1]*[.CF32]/([.$A33]+[.CF$1]*[.CF32])" office:value-type="float" office:value="0.600570476284385">
            <text:p>6,01E-01</text:p>
          </table:table-cell>
          <table:table-cell table:formula="of:=[.CG$1]*[.CG32]/([.$A33]+[.CG$1]*[.CG32])" office:value-type="float" office:value="0.605591707632626">
            <text:p>6,06E-01</text:p>
          </table:table-cell>
          <table:table-cell table:formula="of:=[.CH$1]*[.CH32]/([.$A33]+[.CH$1]*[.CH32])" office:value-type="float" office:value="0.610490460071118">
            <text:p>6,10E-01</text:p>
          </table:table-cell>
          <table:table-cell table:formula="of:=[.CI$1]*[.CI32]/([.$A33]+[.CI$1]*[.CI32])" office:value-type="float" office:value="0.615271042705429">
            <text:p>6,15E-01</text:p>
          </table:table-cell>
          <table:table-cell table:formula="of:=[.CJ$1]*[.CJ32]/([.$A33]+[.CJ$1]*[.CJ32])" office:value-type="float" office:value="0.619937573191163">
            <text:p>6,20E-01</text:p>
          </table:table-cell>
          <table:table-cell office:value-type="float" office:value="31">
            <text:p>31</text:p>
          </table:table-cell>
          <table:table-cell table:formula="of:=[.CL$1]*[.CL32]/([.$A33]+[.CL$1]*[.CL32])" office:value-type="float" office:value="0.6244939875158">
            <text:p>6,24E-01</text:p>
          </table:table-cell>
          <table:table-cell table:formula="of:=[.CM$1]*[.CM32]/([.$A33]+[.CM$1]*[.CM32])" office:value-type="float" office:value="0.628944049265348">
            <text:p>6,29E-01</text:p>
          </table:table-cell>
          <table:table-cell table:formula="of:=[.CN$1]*[.CN32]/([.$A33]+[.CN$1]*[.CN32])" office:value-type="float" office:value="0.633291358396924">
            <text:p>6,33E-01</text:p>
          </table:table-cell>
          <table:table-cell table:formula="of:=[.CO$1]*[.CO32]/([.$A33]+[.CO$1]*[.CO32])" office:value-type="float" office:value="0.637539359539148">
            <text:p>6,38E-01</text:p>
          </table:table-cell>
          <table:table-cell table:formula="of:=[.CP$1]*[.CP32]/([.$A33]+[.CP$1]*[.CP32])" office:value-type="float" office:value="0.641691349842487">
            <text:p>6,42E-01</text:p>
          </table:table-cell>
          <table:table-cell table:formula="of:=[.CQ$1]*[.CQ32]/([.$A33]+[.CQ$1]*[.CQ32])" office:value-type="float" office:value="0.645750486401672">
            <text:p>6,46E-01</text:p>
          </table:table-cell>
          <table:table-cell table:formula="of:=[.CR$1]*[.CR32]/([.$A33]+[.CR$1]*[.CR32])" office:value-type="float" office:value="0.649719793271981">
            <text:p>6,50E-01</text:p>
          </table:table-cell>
          <table:table-cell table:formula="of:=[.CS$1]*[.CS32]/([.$A33]+[.CS$1]*[.CS32])" office:value-type="float" office:value="0.653602168100679">
            <text:p>6,54E-01</text:p>
          </table:table-cell>
          <table:table-cell table:formula="of:=[.CT$1]*[.CT32]/([.$A33]+[.CT$1]*[.CT32])" office:value-type="float" office:value="0.657400388394277">
            <text:p>6,57E-01</text:p>
          </table:table-cell>
          <table:table-cell table:formula="of:=[.CU$1]*[.CU32]/([.$A33]+[.CU$1]*[.CU32])" office:value-type="float" office:value="0.661117117441532">
            <text:p>6,61E-01</text:p>
          </table:table-cell>
          <table:table-cell office:value-type="float" office:value="31">
            <text:p>31</text:p>
          </table:table-cell>
          <table:table-cell table:formula="of:=[.CW$1]*[.CW32]/([.$A33]+[.CW$1]*[.CW32])" office:value-type="float" office:value="0.664754909911287">
            <text:p>6,65E-01</text:p>
          </table:table-cell>
          <table:table-cell table:formula="of:=[.CX$1]*[.CX32]/([.$A33]+[.CX$1]*[.CX32])" office:value-type="float" office:value="0.668316217143454">
            <text:p>6,68E-01</text:p>
          </table:table-cell>
          <table:table-cell table:formula="of:=[.CY$1]*[.CY32]/([.$A33]+[.CY$1]*[.CY32])" office:value-type="float" office:value="0.671803392150522">
            <text:p>6,72E-01</text:p>
          </table:table-cell>
          <table:table-cell table:formula="of:=[.CZ$1]*[.CZ32]/([.$A33]+[.CZ$1]*[.CZ32])" office:value-type="float" office:value="0.67521869434617">
            <text:p>6,75E-01</text:p>
          </table:table-cell>
          <table:table-cell table:formula="of:=[.DA$1]*[.DA32]/([.$A33]+[.DA$1]*[.DA32])" office:value-type="float" office:value="0.678564294016668">
            <text:p>6,79E-01</text:p>
          </table:table-cell>
          <table:table-cell table:formula="of:=[.DB$1]*[.DB32]/([.$A33]+[.DB$1]*[.DB32])" office:value-type="float" office:value="0.681842276549914">
            <text:p>6,82E-01</text:p>
          </table:table-cell>
          <table:table-cell table:formula="of:=[.DC$1]*[.DC32]/([.$A33]+[.DC$1]*[.DC32])" office:value-type="float" office:value="0.685054646436171">
            <text:p>6,85E-01</text:p>
          </table:table-cell>
          <table:table-cell table:formula="of:=[.DD$1]*[.DD32]/([.$A33]+[.DD$1]*[.DD32])" office:value-type="float" office:value="0.688203331053731">
            <text:p>6,88E-01</text:p>
          </table:table-cell>
          <table:table-cell table:formula="of:=[.DE$1]*[.DE32]/([.$A33]+[.DE$1]*[.DE32])" office:value-type="float" office:value="0.691290184252016">
            <text:p>6,91E-01</text:p>
          </table:table-cell>
          <table:table-cell table:formula="of:=[.DF$1]*[.DF32]/([.$A33]+[.DF$1]*[.DF32])" office:value-type="float" office:value="0.694316989743886">
            <text:p>6,94E-01</text:p>
          </table:table-cell>
          <table:table-cell table:number-columns-repeated="146"/>
        </table:table-row>
        <table:table-row table:style-name="ro1">
          <table:table-cell office:value-type="float" office:value="32">
            <text:p>32</text:p>
          </table:table-cell>
          <table:table-cell table:formula="of:=[.$C$1]*[.B33]/([.$A34]+[.$C$1]*[.B33])" office:value-type="float" office:value="1.94569613215514E-027">
            <text:p>1,95E-27</text:p>
          </table:table-cell>
          <table:table-cell table:formula="of:=[.$C$1]*[.C33]/([.$A34]+[.$C$1]*[.C33])" office:value-type="float" office:value="2.20901746929274E-027">
            <text:p>2,21E-27</text:p>
          </table:table-cell>
          <table:table-cell table:formula="of:=[.$D$1]*[.D33]/([.$A34]+[.$D$1]*[.D33])" office:value-type="float" office:value="3.50610532404633E-022">
            <text:p>3,51E-22</text:p>
          </table:table-cell>
          <table:table-cell table:formula="of:=[.$E$1]*[.E33]/([.$A34]+[.$E$1]*[.E33])" office:value-type="float" office:value="1.28401485384284E-018">
            <text:p>1,28E-18</text:p>
          </table:table-cell>
          <table:table-cell table:formula="of:=[.$F$1]*[.F33]/([.$A34]+[.$F$1]*[.F33])" office:value-type="float" office:value="5.96205505589621E-016">
            <text:p>5,96E-16</text:p>
          </table:table-cell>
          <table:table-cell table:formula="of:=[.$G$1]*[.G33]/([.$A34]+[.$G$1]*[.G33])" office:value-type="float" office:value="0.0000000000000749723931239615">
            <text:p>7,50E-14</text:p>
          </table:table-cell>
          <table:table-cell table:formula="of:=[.$H$1]*[.H33]/([.$A34]+[.$H$1]*[.H33])" office:value-type="float" office:value="0.00000000000382740271014742">
            <text:p>3,83E-12</text:p>
          </table:table-cell>
          <table:table-cell table:formula="of:=[.I$1]*[.I33]/([.$A34]+[.I$1]*[.I33])" office:value-type="float" office:value="0.000000000101007118403491">
            <text:p>1,01E-10</text:p>
          </table:table-cell>
          <table:table-cell table:formula="of:=[.J$1]*[.J33]/([.$A34]+[.J$1]*[.J33])" office:value-type="float" office:value="0.00000000161041652414499">
            <text:p>1,61E-09</text:p>
          </table:table-cell>
          <table:table-cell table:formula="of:=[.K$1]*[.K33]/([.$A34]+[.K$1]*[.K33])" office:value-type="float" office:value="0.0000000172537474612384">
            <text:p>1,73E-08</text:p>
          </table:table-cell>
          <table:table-cell office:value-type="float" office:value="32">
            <text:p>32</text:p>
          </table:table-cell>
          <table:table-cell table:formula="of:=[.M$1]*[.M33]/([.$A34]+[.M$1]*[.M33])" office:value-type="float" office:value="0.000000134015461284133">
            <text:p>1,34E-07</text:p>
          </table:table-cell>
          <table:table-cell table:formula="of:=[.N$1]*[.N33]/([.$A34]+[.N$1]*[.N33])" office:value-type="float" office:value="0.00000079816841302887">
            <text:p>7,98E-07</text:p>
          </table:table-cell>
          <table:table-cell table:formula="of:=[.O$1]*[.O33]/([.$A34]+[.O$1]*[.O33])" office:value-type="float" office:value="0.00000380354277758402">
            <text:p>3,80E-06</text:p>
          </table:table-cell>
          <table:table-cell table:formula="of:=[.P$1]*[.P33]/([.$A34]+[.P$1]*[.P33])" office:value-type="float" office:value="0.0000149901950556165">
            <text:p>1,50E-05</text:p>
          </table:table-cell>
          <table:table-cell table:formula="of:=[.Q$1]*[.Q33]/([.$A34]+[.Q$1]*[.Q33])" office:value-type="float" office:value="0.0000501589865895079">
            <text:p>5,02E-05</text:p>
          </table:table-cell>
          <table:table-cell table:formula="of:=[.R$1]*[.R33]/([.$A34]+[.R$1]*[.R33])" office:value-type="float" office:value="0.000145550177645177">
            <text:p>1,46E-04</text:p>
          </table:table-cell>
          <table:table-cell table:formula="of:=[.S$1]*[.S33]/([.$A34]+[.S$1]*[.S33])" office:value-type="float" office:value="0.000372692136570989">
            <text:p>3,73E-04</text:p>
          </table:table-cell>
          <table:table-cell table:formula="of:=[.T$1]*[.T33]/([.$A34]+[.T$1]*[.T33])" office:value-type="float" office:value="0.000854406919854969">
            <text:p>8,54E-04</text:p>
          </table:table-cell>
          <table:table-cell table:formula="of:=[.U$1]*[.U33]/([.$A34]+[.U$1]*[.U33])" office:value-type="float" office:value="0.00177548270486511">
            <text:p>1,78E-03</text:p>
          </table:table-cell>
          <table:table-cell table:formula="of:=[.V$1]*[.V33]/([.$A34]+[.V$1]*[.V33])" office:value-type="float" office:value="0.00338030929177857">
            <text:p>3,38E-03</text:p>
          </table:table-cell>
          <table:table-cell office:value-type="float" office:value="32">
            <text:p>32</text:p>
          </table:table-cell>
          <table:table-cell table:formula="of:=[.X$1]*[.X33]/([.$A34]+[.X$1]*[.X33])" office:value-type="float" office:value="0.00595258790704369">
            <text:p>5,95E-03</text:p>
          </table:table-cell>
          <table:table-cell table:formula="of:=[.Y$1]*[.Y33]/([.$A34]+[.Y$1]*[.Y33])" office:value-type="float" office:value="0.00977879809694548">
            <text:p>9,78E-03</text:p>
          </table:table-cell>
          <table:table-cell table:formula="of:=[.Z$1]*[.Z33]/([.$A34]+[.Z$1]*[.Z33])" office:value-type="float" office:value="0.0151043268157668">
            <text:p>1,51E-02</text:p>
          </table:table-cell>
          <table:table-cell table:formula="of:=[.AA$1]*[.AA33]/([.$A34]+[.AA$1]*[.AA33])" office:value-type="float" office:value="0.0220948703533611">
            <text:p>2,21E-02</text:p>
          </table:table-cell>
          <table:table-cell table:formula="of:=[.AB$1]*[.AB33]/([.$A34]+[.AB$1]*[.AB33])" office:value-type="float" office:value="0.0308137113107056">
            <text:p>3,08E-02</text:p>
          </table:table-cell>
          <table:table-cell table:formula="of:=[.AC$1]*[.AC33]/([.$A34]+[.AC$1]*[.AC33])" office:value-type="float" office:value="0.0412191416040269">
            <text:p>4,12E-02</text:p>
          </table:table-cell>
          <table:table-cell table:formula="of:=[.AD$1]*[.AD33]/([.$A34]+[.AD$1]*[.AD33])" office:value-type="float" office:value="0.053179359820725">
            <text:p>5,32E-02</text:p>
          </table:table-cell>
          <table:table-cell table:formula="of:=[.AE$1]*[.AE33]/([.$A34]+[.AE$1]*[.AE33])" office:value-type="float" office:value="0.0664978582423397">
            <text:p>6,65E-02</text:p>
          </table:table-cell>
          <table:table-cell table:formula="of:=[.AF$1]*[.AF33]/([.$A34]+[.AF$1]*[.AF33])" office:value-type="float" office:value="0.0809416168857028">
            <text:p>8,09E-02</text:p>
          </table:table-cell>
          <table:table-cell table:formula="of:=[.AG$1]*[.AG33]/([.$A34]+[.AG$1]*[.AG33])" office:value-type="float" office:value="0.0962663096363767">
            <text:p>9,63E-02</text:p>
          </table:table-cell>
          <table:table-cell office:value-type="float" office:value="32">
            <text:p>32</text:p>
          </table:table-cell>
          <table:table-cell table:formula="of:=[.AI$1]*[.AI33]/([.$A34]+[.AI$1]*[.AI33])" office:value-type="float" office:value="0.112235497008817">
            <text:p>1,12E-01</text:p>
          </table:table-cell>
          <table:table-cell table:formula="of:=[.AJ$1]*[.AJ33]/([.$A34]+[.AJ$1]*[.AJ33])" office:value-type="float" office:value="0.128633155414519">
            <text:p>1,29E-01</text:p>
          </table:table-cell>
          <table:table-cell table:formula="of:=[.AK$1]*[.AK33]/([.$A34]+[.AK$1]*[.AK33])" office:value-type="float" office:value="0.145270361592726">
            <text:p>1,45E-01</text:p>
          </table:table-cell>
          <table:table-cell table:formula="of:=[.AL$1]*[.AL33]/([.$A34]+[.AL$1]*[.AL33])" office:value-type="float" office:value="0.161987563233387">
            <text:p>1,62E-01</text:p>
          </table:table-cell>
          <table:table-cell table:formula="of:=[.AM$1]*[.AM33]/([.$A34]+[.AM$1]*[.AM33])" office:value-type="float" office:value="0.178653906320926">
            <text:p>1,79E-01</text:p>
          </table:table-cell>
          <table:table-cell table:formula="of:=[.AN$1]*[.AN33]/([.$A34]+[.AN$1]*[.AN33])" office:value-type="float" office:value="0.195164844762606">
            <text:p>1,95E-01</text:p>
          </table:table-cell>
          <table:table-cell table:formula="of:=[.AO$1]*[.AO33]/([.$A34]+[.AO$1]*[.AO33])" office:value-type="float" office:value="0.211438929419438">
            <text:p>2,11E-01</text:p>
          </table:table-cell>
          <table:table-cell table:formula="of:=[.AP$1]*[.AP33]/([.$A34]+[.AP$1]*[.AP33])" office:value-type="float" office:value="0.227414369397055">
            <text:p>2,27E-01</text:p>
          </table:table-cell>
          <table:table-cell table:formula="of:=[.AQ$1]*[.AQ33]/([.$A34]+[.AQ$1]*[.AQ33])" office:value-type="float" office:value="0.243045719818943">
            <text:p>2,43E-01</text:p>
          </table:table-cell>
          <table:table-cell table:formula="of:=[.AR$1]*[.AR33]/([.$A34]+[.AR$1]*[.AR33])" office:value-type="float" office:value="0.258300881934093">
            <text:p>2,58E-01</text:p>
          </table:table-cell>
          <table:table-cell office:value-type="float" office:value="32">
            <text:p>32</text:p>
          </table:table-cell>
          <table:table-cell table:formula="of:=[.AT$1]*[.AT33]/([.$A34]+[.AT$1]*[.AT33])" office:value-type="float" office:value="0.273158492072181">
            <text:p>2,73E-01</text:p>
          </table:table-cell>
          <table:table-cell table:formula="of:=[.AU$1]*[.AU33]/([.$A34]+[.AU$1]*[.AU33])" office:value-type="float" office:value="0.287605710369258">
            <text:p>2,88E-01</text:p>
          </table:table-cell>
          <table:table-cell table:formula="of:=[.AV$1]*[.AV33]/([.$A34]+[.AV$1]*[.AV33])" office:value-type="float" office:value="0.301636384419672">
            <text:p>3,02E-01</text:p>
          </table:table-cell>
          <table:table-cell table:formula="of:=[.AW$1]*[.AW33]/([.$A34]+[.AW$1]*[.AW33])" office:value-type="float" office:value="0.315249546261848">
            <text:p>3,15E-01</text:p>
          </table:table-cell>
          <table:table-cell table:formula="of:=[.AX$1]*[.AX33]/([.$A34]+[.AX$1]*[.AX33])" office:value-type="float" office:value="0.328448195740234">
            <text:p>3,28E-01</text:p>
          </table:table-cell>
          <table:table-cell table:formula="of:=[.AY$1]*[.AY33]/([.$A34]+[.AY$1]*[.AY33])" office:value-type="float" office:value="0.341238324247046">
            <text:p>3,41E-01</text:p>
          </table:table-cell>
          <table:table-cell table:formula="of:=[.AZ$1]*[.AZ33]/([.$A34]+[.AZ$1]*[.AZ33])" office:value-type="float" office:value="0.35362813696153">
            <text:p>3,54E-01</text:p>
          </table:table-cell>
          <table:table-cell table:formula="of:=[.BA$1]*[.BA33]/([.$A34]+[.BA$1]*[.BA33])" office:value-type="float" office:value="0.365627437079532">
            <text:p>3,66E-01</text:p>
          </table:table-cell>
          <table:table-cell table:formula="of:=[.BB$1]*[.BB33]/([.$A34]+[.BB$1]*[.BB33])" office:value-type="float" office:value="0.377247141099067">
            <text:p>3,77E-01</text:p>
          </table:table-cell>
          <table:table-cell table:formula="of:=[.BC$1]*[.BC33]/([.$A34]+[.BC$1]*[.BC33])" office:value-type="float" office:value="0.388498899449067">
            <text:p>3,88E-01</text:p>
          </table:table-cell>
          <table:table-cell office:value-type="float" office:value="32">
            <text:p>32</text:p>
          </table:table-cell>
          <table:table-cell table:formula="of:=[.BE$1]*[.BE33]/([.$A34]+[.BE$1]*[.BE33])" office:value-type="float" office:value="0.399394801374335">
            <text:p>3,99E-01</text:p>
          </table:table-cell>
          <table:table-cell table:formula="of:=[.BF$1]*[.BF33]/([.$A34]+[.BF$1]*[.BF33])" office:value-type="float" office:value="0.409947146948209">
            <text:p>4,10E-01</text:p>
          </table:table-cell>
          <table:table-cell table:formula="of:=[.BG$1]*[.BG33]/([.$A34]+[.BG$1]*[.BG33])" office:value-type="float" office:value="0.420168272395327">
            <text:p>4,20E-01</text:p>
          </table:table-cell>
          <table:table-cell table:formula="of:=[.BH$1]*[.BH33]/([.$A34]+[.BH$1]*[.BH33])" office:value-type="float" office:value="0.430070417633051">
            <text:p>4,30E-01</text:p>
          </table:table-cell>
          <table:table-cell table:formula="of:=[.BI$1]*[.BI33]/([.$A34]+[.BI$1]*[.BI33])" office:value-type="float" office:value="0.439665627160409">
            <text:p>4,40E-01</text:p>
          </table:table-cell>
          <table:table-cell table:formula="of:=[.BJ$1]*[.BJ33]/([.$A34]+[.BJ$1]*[.BJ33])" office:value-type="float" office:value="0.448965677217701">
            <text:p>4,49E-01</text:p>
          </table:table-cell>
          <table:table-cell table:formula="of:=[.BK$1]*[.BK33]/([.$A34]+[.BK$1]*[.BK33])" office:value-type="float" office:value="0.457982023582079">
            <text:p>4,58E-01</text:p>
          </table:table-cell>
          <table:table-cell table:formula="of:=[.BL$1]*[.BL33]/([.$A34]+[.BL$1]*[.BL33])" office:value-type="float" office:value="0.466725765519078">
            <text:p>4,67E-01</text:p>
          </table:table-cell>
          <table:table-cell table:formula="of:=[.BM$1]*[.BM33]/([.$A34]+[.BM$1]*[.BM33])" office:value-type="float" office:value="0.475207622332119">
            <text:p>4,75E-01</text:p>
          </table:table-cell>
          <table:table-cell table:formula="of:=[.BN$1]*[.BN33]/([.$A34]+[.BN$1]*[.BN33])" office:value-type="float" office:value="0.483437919687018">
            <text:p>4,83E-01</text:p>
          </table:table-cell>
          <table:table-cell office:value-type="float" office:value="32">
            <text:p>32</text:p>
          </table:table-cell>
          <table:table-cell table:formula="of:=[.BP$1]*[.BP33]/([.$A34]+[.BP$1]*[.BP33])" office:value-type="float" office:value="0.491426583473751">
            <text:p>4,91E-01</text:p>
          </table:table-cell>
          <table:table-cell table:formula="of:=[.BQ$1]*[.BQ33]/([.$A34]+[.BQ$1]*[.BQ33])" office:value-type="float" office:value="0.49918313943344">
            <text:p>4,99E-01</text:p>
          </table:table-cell>
          <table:table-cell table:formula="of:=[.BR$1]*[.BR33]/([.$A34]+[.BR$1]*[.BR33])" office:value-type="float" office:value="0.50671671714892">
            <text:p>5,07E-01</text:p>
          </table:table-cell>
          <table:table-cell table:formula="of:=[.BS$1]*[.BS33]/([.$A34]+[.BS$1]*[.BS33])" office:value-type="float" office:value="0.514036057291912">
            <text:p>5,14E-01</text:p>
          </table:table-cell>
          <table:table-cell table:formula="of:=[.BT$1]*[.BT33]/([.$A34]+[.BT$1]*[.BT33])" office:value-type="float" office:value="0.521149521254145">
            <text:p>5,21E-01</text:p>
          </table:table-cell>
          <table:table-cell table:formula="of:=[.BU$1]*[.BU33]/([.$A34]+[.BU$1]*[.BU33])" office:value-type="float" office:value="0.528065102476156">
            <text:p>5,28E-01</text:p>
          </table:table-cell>
          <table:table-cell table:formula="of:=[.BV$1]*[.BV33]/([.$A34]+[.BV$1]*[.BV33])" office:value-type="float" office:value="0.534790438935766">
            <text:p>5,35E-01</text:p>
          </table:table-cell>
          <table:table-cell table:formula="of:=[.BW$1]*[.BW33]/([.$A34]+[.BW$1]*[.BW33])" office:value-type="float" office:value="0.541332826376151">
            <text:p>5,41E-01</text:p>
          </table:table-cell>
          <table:table-cell table:formula="of:=[.BX$1]*[.BX33]/([.$A34]+[.BX$1]*[.BX33])" office:value-type="float" office:value="0.547699231947187">
            <text:p>5,48E-01</text:p>
          </table:table-cell>
          <table:table-cell table:formula="of:=[.BY$1]*[.BY33]/([.$A34]+[.BY$1]*[.BY33])" office:value-type="float" office:value="0.553896308008268">
            <text:p>5,54E-01</text:p>
          </table:table-cell>
          <table:table-cell office:value-type="float" office:value="32">
            <text:p>32</text:p>
          </table:table-cell>
          <table:table-cell table:formula="of:=[.CA$1]*[.CA33]/([.$A34]+[.CA$1]*[.CA33])" office:value-type="float" office:value="0.559930405900026">
            <text:p>5,60E-01</text:p>
          </table:table-cell>
          <table:table-cell table:formula="of:=[.CB$1]*[.CB33]/([.$A34]+[.CB$1]*[.CB33])" office:value-type="float" office:value="0.565807589539313">
            <text:p>5,66E-01</text:p>
          </table:table-cell>
          <table:table-cell table:formula="of:=[.CC$1]*[.CC33]/([.$A34]+[.CC$1]*[.CC33])" office:value-type="float" office:value="0.57153364872904">
            <text:p>5,72E-01</text:p>
          </table:table-cell>
          <table:table-cell table:formula="of:=[.CD$1]*[.CD33]/([.$A34]+[.CD$1]*[.CD33])" office:value-type="float" office:value="0.5771141121039">
            <text:p>5,77E-01</text:p>
          </table:table-cell>
          <table:table-cell table:formula="of:=[.CE$1]*[.CE33]/([.$A34]+[.CE$1]*[.CE33])" office:value-type="float" office:value="0.582554259656171">
            <text:p>5,83E-01</text:p>
          </table:table-cell>
          <table:table-cell table:formula="of:=[.CF$1]*[.CF33]/([.$A34]+[.CF$1]*[.CF33])" office:value-type="float" office:value="0.587859134804071">
            <text:p>5,88E-01</text:p>
          </table:table-cell>
          <table:table-cell table:formula="of:=[.CG$1]*[.CG33]/([.$A34]+[.CG$1]*[.CG33])" office:value-type="float" office:value="0.593033555979367">
            <text:p>5,93E-01</text:p>
          </table:table-cell>
          <table:table-cell table:formula="of:=[.CH$1]*[.CH33]/([.$A34]+[.CH$1]*[.CH33])" office:value-type="float" office:value="0.598082127722056">
            <text:p>5,98E-01</text:p>
          </table:table-cell>
          <table:table-cell table:formula="of:=[.CI$1]*[.CI33]/([.$A34]+[.CI$1]*[.CI33])" office:value-type="float" office:value="0.603009251278508">
            <text:p>6,03E-01</text:p>
          </table:table-cell>
          <table:table-cell table:formula="of:=[.CJ$1]*[.CJ33]/([.$A34]+[.CJ$1]*[.CJ33])" office:value-type="float" office:value="0.607819134705973">
            <text:p>6,08E-01</text:p>
          </table:table-cell>
          <table:table-cell office:value-type="float" office:value="32">
            <text:p>32</text:p>
          </table:table-cell>
          <table:table-cell table:formula="of:=[.CL$1]*[.CL33]/([.$A34]+[.CL$1]*[.CL33])" office:value-type="float" office:value="0.612515802491365">
            <text:p>6,13E-01</text:p>
          </table:table-cell>
          <table:table-cell table:formula="of:=[.CM$1]*[.CM33]/([.$A34]+[.CM$1]*[.CM33])" office:value-type="float" office:value="0.617103104695826">
            <text:p>6,17E-01</text:p>
          </table:table-cell>
          <table:table-cell table:formula="of:=[.CN$1]*[.CN33]/([.$A34]+[.CN$1]*[.CN33])" office:value-type="float" office:value="0.621584725639289">
            <text:p>6,22E-01</text:p>
          </table:table-cell>
          <table:table-cell table:formula="of:=[.CO$1]*[.CO33]/([.$A34]+[.CO$1]*[.CO33])" office:value-type="float" office:value="0.625964192141085">
            <text:p>6,26E-01</text:p>
          </table:table-cell>
          <table:table-cell table:formula="of:=[.CP$1]*[.CP33]/([.$A34]+[.CP$1]*[.CP33])" office:value-type="float" office:value="0.630244881333863">
            <text:p>6,30E-01</text:p>
          </table:table-cell>
          <table:table-cell table:formula="of:=[.CQ$1]*[.CQ33]/([.$A34]+[.CQ$1]*[.CQ33])" office:value-type="float" office:value="0.634430028068827">
            <text:p>6,34E-01</text:p>
          </table:table-cell>
          <table:table-cell table:formula="of:=[.CR$1]*[.CR33]/([.$A34]+[.CR$1]*[.CR33])" office:value-type="float" office:value="0.638522731930651">
            <text:p>6,39E-01</text:p>
          </table:table-cell>
          <table:table-cell table:formula="of:=[.CS$1]*[.CS33]/([.$A34]+[.CS$1]*[.CS33])" office:value-type="float" office:value="0.642525963880452">
            <text:p>6,43E-01</text:p>
          </table:table-cell>
          <table:table-cell table:formula="of:=[.CT$1]*[.CT33]/([.$A34]+[.CT$1]*[.CT33])" office:value-type="float" office:value="0.646442572545058">
            <text:p>6,46E-01</text:p>
          </table:table-cell>
          <table:table-cell table:formula="of:=[.CU$1]*[.CU33]/([.$A34]+[.CU$1]*[.CU33])" office:value-type="float" office:value="0.650275290170434">
            <text:p>6,50E-01</text:p>
          </table:table-cell>
          <table:table-cell office:value-type="float" office:value="32">
            <text:p>32</text:p>
          </table:table-cell>
          <table:table-cell table:formula="of:=[.CW$1]*[.CW33]/([.$A34]+[.CW$1]*[.CW33])" office:value-type="float" office:value="0.654026738256666">
            <text:p>6,54E-01</text:p>
          </table:table-cell>
          <table:table-cell table:formula="of:=[.CX$1]*[.CX33]/([.$A34]+[.CX$1]*[.CX33])" office:value-type="float" office:value="0.65769943289134">
            <text:p>6,58E-01</text:p>
          </table:table-cell>
          <table:table-cell table:formula="of:=[.CY$1]*[.CY33]/([.$A34]+[.CY$1]*[.CY33])" office:value-type="float" office:value="0.661295789797525">
            <text:p>6,61E-01</text:p>
          </table:table-cell>
          <table:table-cell table:formula="of:=[.CZ$1]*[.CZ33]/([.$A34]+[.CZ$1]*[.CZ33])" office:value-type="float" office:value="0.664818129111887">
            <text:p>6,65E-01</text:p>
          </table:table-cell>
          <table:table-cell table:formula="of:=[.DA$1]*[.DA33]/([.$A34]+[.DA$1]*[.DA33])" office:value-type="float" office:value="0.668268679907806">
            <text:p>6,68E-01</text:p>
          </table:table-cell>
          <table:table-cell table:formula="of:=[.DB$1]*[.DB33]/([.$A34]+[.DB$1]*[.DB33])" office:value-type="float" office:value="0.671649584477636">
            <text:p>6,72E-01</text:p>
          </table:table-cell>
          <table:table-cell table:formula="of:=[.DC$1]*[.DC33]/([.$A34]+[.DC$1]*[.DC33])" office:value-type="float" office:value="0.674962902387564">
            <text:p>6,75E-01</text:p>
          </table:table-cell>
          <table:table-cell table:formula="of:=[.DD$1]*[.DD33]/([.$A34]+[.DD$1]*[.DD33])" office:value-type="float" office:value="0.678210614317844">
            <text:p>6,78E-01</text:p>
          </table:table-cell>
          <table:table-cell table:formula="of:=[.DE$1]*[.DE33]/([.$A34]+[.DE$1]*[.DE33])" office:value-type="float" office:value="0.681394625700492">
            <text:p>6,81E-01</text:p>
          </table:table-cell>
          <table:table-cell table:formula="of:=[.DF$1]*[.DF33]/([.$A34]+[.DF$1]*[.DF33])" office:value-type="float" office:value="0.684516770165903">
            <text:p>6,85E-01</text:p>
          </table:table-cell>
          <table:table-cell table:number-columns-repeated="146"/>
        </table:table-row>
        <table:table-row table:style-name="ro1">
          <table:table-cell office:value-type="float" office:value="33">
            <text:p>33</text:p>
          </table:table-cell>
          <table:table-cell table:formula="of:=[.$C$1]*[.B34]/([.$A35]+[.$C$1]*[.B34])" office:value-type="float" office:value="1.17920977706372E-028">
            <text:p>1,18E-28</text:p>
          </table:table-cell>
          <table:table-cell table:formula="of:=[.$C$1]*[.C34]/([.$A35]+[.$C$1]*[.C34])" office:value-type="float" office:value="1.33879846623802E-028">
            <text:p>1,34E-28</text:p>
          </table:table-cell>
          <table:table-cell table:formula="of:=[.$D$1]*[.D34]/([.$A35]+[.$D$1]*[.D34])" office:value-type="float" office:value="3.18736847640575E-023">
            <text:p>3,19E-23</text:p>
          </table:table-cell>
          <table:table-cell table:formula="of:=[.$E$1]*[.E34]/([.$A35]+[.$E$1]*[.E34])" office:value-type="float" office:value="1.55638164102163E-019">
            <text:p>1,56E-19</text:p>
          </table:table-cell>
          <table:table-cell table:formula="of:=[.$F$1]*[.F34]/([.$A35]+[.$F$1]*[.F34])" office:value-type="float" office:value="9.0334167513579E-017">
            <text:p>9,03E-17</text:p>
          </table:table-cell>
          <table:table-cell table:formula="of:=[.$G$1]*[.G34]/([.$A35]+[.$G$1]*[.G34])" office:value-type="float" office:value="0.0000000000000136313442043564">
            <text:p>1,36E-14</text:p>
          </table:table-cell>
          <table:table-cell table:formula="of:=[.$H$1]*[.H34]/([.$A35]+[.$H$1]*[.H34])" office:value-type="float" office:value="0.000000000000811873302151824">
            <text:p>8,12E-13</text:p>
          </table:table-cell>
          <table:table-cell table:formula="of:=[.I$1]*[.I34]/([.$A35]+[.I$1]*[.I34])" office:value-type="float" office:value="0.0000000000244865741578225">
            <text:p>2,45E-11</text:p>
          </table:table-cell>
          <table:table-cell table:formula="of:=[.J$1]*[.J34]/([.$A35]+[.J$1]*[.J34])" office:value-type="float" office:value="0.000000000439204506392097">
            <text:p>4,39E-10</text:p>
          </table:table-cell>
          <table:table-cell table:formula="of:=[.K$1]*[.K34]/([.$A35]+[.K$1]*[.K34])" office:value-type="float" office:value="0.00000000522840829425115">
            <text:p>5,23E-09</text:p>
          </table:table-cell>
          <table:table-cell office:value-type="float" office:value="33">
            <text:p>33</text:p>
          </table:table-cell>
          <table:table-cell table:formula="of:=[.M$1]*[.M34]/([.$A35]+[.M$1]*[.M34])" office:value-type="float" office:value="0.000000044671818432473">
            <text:p>4,47E-08</text:p>
          </table:table-cell>
          <table:table-cell table:formula="of:=[.N$1]*[.N34]/([.$A35]+[.N$1]*[.N34])" office:value-type="float" office:value="0.000000290242975042216">
            <text:p>2,90E-07</text:p>
          </table:table-cell>
          <table:table-cell table:formula="of:=[.O$1]*[.O34]/([.$A35]+[.O$1]*[.O34])" office:value-type="float" office:value="0.00000149836309152869">
            <text:p>1,50E-06</text:p>
          </table:table-cell>
          <table:table-cell table:formula="of:=[.P$1]*[.P34]/([.$A35]+[.P$1]*[.P34])" office:value-type="float" office:value="0.00000635943624757497">
            <text:p>6,36E-06</text:p>
          </table:table-cell>
          <table:table-cell table:formula="of:=[.Q$1]*[.Q34]/([.$A35]+[.Q$1]*[.Q34])" office:value-type="float" office:value="0.0000227990195517236">
            <text:p>2,28E-05</text:p>
          </table:table-cell>
          <table:table-cell table:formula="of:=[.R$1]*[.R34]/([.$A35]+[.R$1]*[.R34])" office:value-type="float" office:value="0.0000705648033578246">
            <text:p>7,06E-05</text:p>
          </table:table-cell>
          <table:table-cell table:formula="of:=[.S$1]*[.S34]/([.$A35]+[.S$1]*[.S34])" office:value-type="float" office:value="0.000191956064634462">
            <text:p>1,92E-04</text:p>
          </table:table-cell>
          <table:table-cell table:formula="of:=[.T$1]*[.T34]/([.$A35]+[.T$1]*[.T34])" office:value-type="float" office:value="0.000465823045866083">
            <text:p>4,66E-04</text:p>
          </table:table-cell>
          <table:table-cell table:formula="of:=[.U$1]*[.U34]/([.$A35]+[.U$1]*[.U34])" office:value-type="float" office:value="0.00102120369490807">
            <text:p>1,02E-03</text:p>
          </table:table-cell>
          <table:table-cell table:formula="of:=[.V$1]*[.V34]/([.$A35]+[.V$1]*[.V34])" office:value-type="float" office:value="0.00204448382068038">
            <text:p>2,04E-03</text:p>
          </table:table-cell>
          <table:table-cell office:value-type="float" office:value="33">
            <text:p>33</text:p>
          </table:table-cell>
          <table:table-cell table:formula="of:=[.X$1]*[.X34]/([.$A35]+[.X$1]*[.X34])" office:value-type="float" office:value="0.00377371561198999">
            <text:p>3,77E-03</text:p>
          </table:table-cell>
          <table:table-cell table:formula="of:=[.Y$1]*[.Y34]/([.$A35]+[.Y$1]*[.Y34])" office:value-type="float" office:value="0.00647697405028572">
            <text:p>6,48E-03</text:p>
          </table:table-cell>
          <table:table-cell table:formula="of:=[.Z$1]*[.Z34]/([.$A35]+[.Z$1]*[.Z34])" office:value-type="float" office:value="0.0104175894311642">
            <text:p>1,04E-02</text:p>
          </table:table-cell>
          <table:table-cell table:formula="of:=[.AA$1]*[.AA34]/([.$A35]+[.AA$1]*[.AA34])" office:value-type="float" office:value="0.0158148675671343">
            <text:p>1,58E-02</text:p>
          </table:table-cell>
          <table:table-cell table:formula="of:=[.AB$1]*[.AB34]/([.$A35]+[.AB$1]*[.AB34])" office:value-type="float" office:value="0.0228112218973605">
            <text:p>2,28E-02</text:p>
          </table:table-cell>
          <table:table-cell table:formula="of:=[.AC$1]*[.AC34]/([.$A35]+[.AC$1]*[.AC34])" office:value-type="float" office:value="0.0314541908570692">
            <text:p>3,15E-02</text:p>
          </table:table-cell>
          <table:table-cell table:formula="of:=[.AD$1]*[.AD34]/([.$A35]+[.AD$1]*[.AD34])" office:value-type="float" office:value="0.0416961689317822">
            <text:p>4,17E-02</text:p>
          </table:table-cell>
          <table:table-cell table:formula="of:=[.AE$1]*[.AE34]/([.$A35]+[.AE$1]*[.AE34])" office:value-type="float" office:value="0.0534089620124781">
            <text:p>5,34E-02</text:p>
          </table:table-cell>
          <table:table-cell table:formula="of:=[.AF$1]*[.AF34]/([.$A35]+[.AF$1]*[.AF34])" office:value-type="float" office:value="0.0664069513700446">
            <text:p>6,64E-02</text:p>
          </table:table-cell>
          <table:table-cell table:formula="of:=[.AG$1]*[.AG34]/([.$A35]+[.AG$1]*[.AG34])" office:value-type="float" office:value="0.0804723069277428">
            <text:p>8,05E-02</text:p>
          </table:table-cell>
          <table:table-cell office:value-type="float" office:value="33">
            <text:p>33</text:p>
          </table:table-cell>
          <table:table-cell table:formula="of:=[.AI$1]*[.AI34]/([.$A35]+[.AI$1]*[.AI34])" office:value-type="float" office:value="0.0953773885033059">
            <text:p>9,54E-02</text:p>
          </table:table-cell>
          <table:table-cell table:formula="of:=[.AJ$1]*[.AJ34]/([.$A35]+[.AJ$1]*[.AJ34])" office:value-type="float" office:value="0.110901822148239">
            <text:p>1,11E-01</text:p>
          </table:table-cell>
          <table:table-cell table:formula="of:=[.AK$1]*[.AK34]/([.$A35]+[.AK$1]*[.AK34])" office:value-type="float" office:value="0.126843727441527">
            <text:p>1,27E-01</text:p>
          </table:table-cell>
          <table:table-cell table:formula="of:=[.AL$1]*[.AL34]/([.$A35]+[.AL$1]*[.AL34])" office:value-type="float" office:value="0.14302580316831">
            <text:p>1,43E-01</text:p>
          </table:table-cell>
          <table:table-cell table:formula="of:=[.AM$1]*[.AM34]/([.$A35]+[.AM$1]*[.AM34])" office:value-type="float" office:value="0.159297499968331">
            <text:p>1,59E-01</text:p>
          </table:table-cell>
          <table:table-cell table:formula="of:=[.AN$1]*[.AN34]/([.$A35]+[.AN$1]*[.AN34])" office:value-type="float" office:value="0.175534550654819">
            <text:p>1,76E-01</text:p>
          </table:table-cell>
          <table:table-cell table:formula="of:=[.AO$1]*[.AO34]/([.$A35]+[.AO$1]*[.AO34])" office:value-type="float" office:value="0.191636928231679">
            <text:p>1,92E-01</text:p>
          </table:table-cell>
          <table:table-cell table:formula="of:=[.AP$1]*[.AP34]/([.$A35]+[.AP$1]*[.AP34])" office:value-type="float" office:value="0.207526025190955">
            <text:p>2,08E-01</text:p>
          </table:table-cell>
          <table:table-cell table:formula="of:=[.AQ$1]*[.AQ34]/([.$A35]+[.AQ$1]*[.AQ34])" office:value-type="float" office:value="0.223141587099214">
            <text:p>2,23E-01</text:p>
          </table:table-cell>
          <table:table-cell table:formula="of:=[.AR$1]*[.AR34]/([.$A35]+[.AR$1]*[.AR34])" office:value-type="float" office:value="0.238438725788657">
            <text:p>2,38E-01</text:p>
          </table:table-cell>
          <table:table-cell office:value-type="float" office:value="33">
            <text:p>33</text:p>
          </table:table-cell>
          <table:table-cell table:formula="of:=[.AT$1]*[.AT34]/([.$A35]+[.AT$1]*[.AT34])" office:value-type="float" office:value="0.253385188461355">
            <text:p>2,53E-01</text:p>
          </table:table-cell>
          <table:table-cell table:formula="of:=[.AU$1]*[.AU34]/([.$A35]+[.AU$1]*[.AU34])" office:value-type="float" office:value="0.267958960439298">
            <text:p>2,68E-01</text:p>
          </table:table-cell>
          <table:table-cell table:formula="of:=[.AV$1]*[.AV34]/([.$A35]+[.AV$1]*[.AV34])" office:value-type="float" office:value="0.282146218822532">
            <text:p>2,82E-01</text:p>
          </table:table-cell>
          <table:table-cell table:formula="of:=[.AW$1]*[.AW34]/([.$A35]+[.AW$1]*[.AW34])" office:value-type="float" office:value="0.295939620315366">
            <text:p>2,96E-01</text:p>
          </table:table-cell>
          <table:table-cell table:formula="of:=[.AX$1]*[.AX34]/([.$A35]+[.AX$1]*[.AX34])" office:value-type="float" office:value="0.309336889695956">
            <text:p>3,09E-01</text:p>
          </table:table-cell>
          <table:table-cell table:formula="of:=[.AY$1]*[.AY34]/([.$A35]+[.AY$1]*[.AY34])" office:value-type="float" office:value="0.322339669162646">
            <text:p>3,22E-01</text:p>
          </table:table-cell>
          <table:table-cell table:formula="of:=[.AZ$1]*[.AZ34]/([.$A35]+[.AZ$1]*[.AZ34])" office:value-type="float" office:value="0.334952588583275">
            <text:p>3,35E-01</text:p>
          </table:table-cell>
          <table:table-cell table:formula="of:=[.BA$1]*[.BA34]/([.$A35]+[.BA$1]*[.BA34])" office:value-type="float" office:value="0.347182519613645">
            <text:p>3,47E-01</text:p>
          </table:table-cell>
          <table:table-cell table:formula="of:=[.BB$1]*[.BB34]/([.$A35]+[.BB$1]*[.BB34])" office:value-type="float" office:value="0.359037980977099">
            <text:p>3,59E-01</text:p>
          </table:table-cell>
          <table:table-cell table:formula="of:=[.BC$1]*[.BC34]/([.$A35]+[.BC$1]*[.BC34])" office:value-type="float" office:value="0.370528666890545">
            <text:p>3,71E-01</text:p>
          </table:table-cell>
          <table:table-cell office:value-type="float" office:value="33">
            <text:p>33</text:p>
          </table:table-cell>
          <table:table-cell table:formula="of:=[.BE$1]*[.BE34]/([.$A35]+[.BE$1]*[.BE34])" office:value-type="float" office:value="0.381665075135146">
            <text:p>3,82E-01</text:p>
          </table:table-cell>
          <table:table-cell table:formula="of:=[.BF$1]*[.BF34]/([.$A35]+[.BF$1]*[.BF34])" office:value-type="float" office:value="0.39245821533974">
            <text:p>3,92E-01</text:p>
          </table:table-cell>
          <table:table-cell table:formula="of:=[.BG$1]*[.BG34]/([.$A35]+[.BG$1]*[.BG34])" office:value-type="float" office:value="0.402919381575297">
            <text:p>4,03E-01</text:p>
          </table:table-cell>
          <table:table-cell table:formula="of:=[.BH$1]*[.BH34]/([.$A35]+[.BH$1]*[.BH34])" office:value-type="float" office:value="0.413059976344171">
            <text:p>4,13E-01</text:p>
          </table:table-cell>
          <table:table-cell table:formula="of:=[.BI$1]*[.BI34]/([.$A35]+[.BI$1]*[.BI34])" office:value-type="float" office:value="0.422891375529311">
            <text:p>4,23E-01</text:p>
          </table:table-cell>
          <table:table-cell table:formula="of:=[.BJ$1]*[.BJ34]/([.$A35]+[.BJ$1]*[.BJ34])" office:value-type="float" office:value="0.432424825906168">
            <text:p>4,32E-01</text:p>
          </table:table-cell>
          <table:table-cell table:formula="of:=[.BK$1]*[.BK34]/([.$A35]+[.BK$1]*[.BK34])" office:value-type="float" office:value="0.44167136847896">
            <text:p>4,42E-01</text:p>
          </table:table-cell>
          <table:table-cell table:formula="of:=[.BL$1]*[.BL34]/([.$A35]+[.BL$1]*[.BL34])" office:value-type="float" office:value="0.450641782245285">
            <text:p>4,51E-01</text:p>
          </table:table-cell>
          <table:table-cell table:formula="of:=[.BM$1]*[.BM34]/([.$A35]+[.BM$1]*[.BM34])" office:value-type="float" office:value="0.45934654407459">
            <text:p>4,59E-01</text:p>
          </table:table-cell>
          <table:table-cell table:formula="of:=[.BN$1]*[.BN34]/([.$A35]+[.BN$1]*[.BN34])" office:value-type="float" office:value="0.467795801254738">
            <text:p>4,68E-01</text:p>
          </table:table-cell>
          <table:table-cell office:value-type="float" office:value="33">
            <text:p>33</text:p>
          </table:table-cell>
          <table:table-cell table:formula="of:=[.BP$1]*[.BP34]/([.$A35]+[.BP$1]*[.BP34])" office:value-type="float" office:value="0.475999353957301">
            <text:p>4,76E-01</text:p>
          </table:table-cell>
          <table:table-cell table:formula="of:=[.BQ$1]*[.BQ34]/([.$A35]+[.BQ$1]*[.BQ34])" office:value-type="float" office:value="0.483966645429696">
            <text:p>4,84E-01</text:p>
          </table:table-cell>
          <table:table-cell table:formula="of:=[.BR$1]*[.BR34]/([.$A35]+[.BR$1]*[.BR34])" office:value-type="float" office:value="0.491706758168183">
            <text:p>4,92E-01</text:p>
          </table:table-cell>
          <table:table-cell table:formula="of:=[.BS$1]*[.BS34]/([.$A35]+[.BS$1]*[.BS34])" office:value-type="float" office:value="0.499228414682271">
            <text:p>4,99E-01</text:p>
          </table:table-cell>
          <table:table-cell table:formula="of:=[.BT$1]*[.BT34]/([.$A35]+[.BT$1]*[.BT34])" office:value-type="float" office:value="0.506539981746085">
            <text:p>5,07E-01</text:p>
          </table:table-cell>
          <table:table-cell table:formula="of:=[.BU$1]*[.BU34]/([.$A35]+[.BU$1]*[.BU34])" office:value-type="float" office:value="0.513649477260029">
            <text:p>5,14E-01</text:p>
          </table:table-cell>
          <table:table-cell table:formula="of:=[.BV$1]*[.BV34]/([.$A35]+[.BV$1]*[.BV34])" office:value-type="float" office:value="0.520564579028217">
            <text:p>5,21E-01</text:p>
          </table:table-cell>
          <table:table-cell table:formula="of:=[.BW$1]*[.BW34]/([.$A35]+[.BW$1]*[.BW34])" office:value-type="float" office:value="0.527292634902745">
            <text:p>5,27E-01</text:p>
          </table:table-cell>
          <table:table-cell table:formula="of:=[.BX$1]*[.BX34]/([.$A35]+[.BX$1]*[.BX34])" office:value-type="float" office:value="0.533840673862272">
            <text:p>5,34E-01</text:p>
          </table:table-cell>
          <table:table-cell table:formula="of:=[.BY$1]*[.BY34]/([.$A35]+[.BY$1]*[.BY34])" office:value-type="float" office:value="0.540215417685462">
            <text:p>5,40E-01</text:p>
          </table:table-cell>
          <table:table-cell office:value-type="float" office:value="33">
            <text:p>33</text:p>
          </table:table-cell>
          <table:table-cell table:formula="of:=[.CA$1]*[.CA34]/([.$A35]+[.CA$1]*[.CA34])" office:value-type="float" office:value="0.546423292954214">
            <text:p>5,46E-01</text:p>
          </table:table-cell>
          <table:table-cell table:formula="of:=[.CB$1]*[.CB34]/([.$A35]+[.CB$1]*[.CB34])" office:value-type="float" office:value="0.552470443181062">
            <text:p>5,52E-01</text:p>
          </table:table-cell>
          <table:table-cell table:formula="of:=[.CC$1]*[.CC34]/([.$A35]+[.CC$1]*[.CC34])" office:value-type="float" office:value="0.558362740902575">
            <text:p>5,58E-01</text:p>
          </table:table-cell>
          <table:table-cell table:formula="of:=[.CD$1]*[.CD34]/([.$A35]+[.CD$1]*[.CD34])" office:value-type="float" office:value="0.564105799618444">
            <text:p>5,64E-01</text:p>
          </table:table-cell>
          <table:table-cell table:formula="of:=[.CE$1]*[.CE34]/([.$A35]+[.CE$1]*[.CE34])" office:value-type="float" office:value="0.569704985486102">
            <text:p>5,70E-01</text:p>
          </table:table-cell>
          <table:table-cell table:formula="of:=[.CF$1]*[.CF34]/([.$A35]+[.CF$1]*[.CF34])" office:value-type="float" office:value="0.575165428704699">
            <text:p>5,75E-01</text:p>
          </table:table-cell>
          <table:table-cell table:formula="of:=[.CG$1]*[.CG34]/([.$A35]+[.CG$1]*[.CG34])" office:value-type="float" office:value="0.580492034541243">
            <text:p>5,80E-01</text:p>
          </table:table-cell>
          <table:table-cell table:formula="of:=[.CH$1]*[.CH34]/([.$A35]+[.CH$1]*[.CH34])" office:value-type="float" office:value="0.585689493966785">
            <text:p>5,86E-01</text:p>
          </table:table-cell>
          <table:table-cell table:formula="of:=[.CI$1]*[.CI34]/([.$A35]+[.CI$1]*[.CI34])" office:value-type="float" office:value="0.590762293882307">
            <text:p>5,91E-01</text:p>
          </table:table-cell>
          <table:table-cell table:formula="of:=[.CJ$1]*[.CJ34]/([.$A35]+[.CJ$1]*[.CJ34])" office:value-type="float" office:value="0.595714726923287">
            <text:p>5,96E-01</text:p>
          </table:table-cell>
          <table:table-cell office:value-type="float" office:value="33">
            <text:p>33</text:p>
          </table:table-cell>
          <table:table-cell table:formula="of:=[.CL$1]*[.CL34]/([.$A35]+[.CL$1]*[.CL34])" office:value-type="float" office:value="0.600550900839052">
            <text:p>6,01E-01</text:p>
          </table:table-cell>
          <table:table-cell table:formula="of:=[.CM$1]*[.CM34]/([.$A35]+[.CM$1]*[.CM34])" office:value-type="float" office:value="0.605274747448646">
            <text:p>6,05E-01</text:p>
          </table:table-cell>
          <table:table-cell table:formula="of:=[.CN$1]*[.CN34]/([.$A35]+[.CN$1]*[.CN34])" office:value-type="float" office:value="0.609890031179112">
            <text:p>6,10E-01</text:p>
          </table:table-cell>
          <table:table-cell table:formula="of:=[.CO$1]*[.CO34]/([.$A35]+[.CO$1]*[.CO34])" office:value-type="float" office:value="0.614400357195282">
            <text:p>6,14E-01</text:p>
          </table:table-cell>
          <table:table-cell table:formula="of:=[.CP$1]*[.CP34]/([.$A35]+[.CP$1]*[.CP34])" office:value-type="float" office:value="0.61880917913249">
            <text:p>6,19E-01</text:p>
          </table:table-cell>
          <table:table-cell table:formula="of:=[.CQ$1]*[.CQ34]/([.$A35]+[.CQ$1]*[.CQ34])" office:value-type="float" office:value="0.623119806445272">
            <text:p>6,23E-01</text:p>
          </table:table-cell>
          <table:table-cell table:formula="of:=[.CR$1]*[.CR34]/([.$A35]+[.CR$1]*[.CR34])" office:value-type="float" office:value="0.62733541138624">
            <text:p>6,27E-01</text:p>
          </table:table-cell>
          <table:table-cell table:formula="of:=[.CS$1]*[.CS34]/([.$A35]+[.CS$1]*[.CS34])" office:value-type="float" office:value="0.631459035630015">
            <text:p>6,31E-01</text:p>
          </table:table-cell>
          <table:table-cell table:formula="of:=[.CT$1]*[.CT34]/([.$A35]+[.CT$1]*[.CT34])" office:value-type="float" office:value="0.635493596557483">
            <text:p>6,35E-01</text:p>
          </table:table-cell>
          <table:table-cell table:formula="of:=[.CU$1]*[.CU34]/([.$A35]+[.CU$1]*[.CU34])" office:value-type="float" office:value="0.639441893215739">
            <text:p>6,39E-01</text:p>
          </table:table-cell>
          <table:table-cell office:value-type="float" office:value="33">
            <text:p>33</text:p>
          </table:table-cell>
          <table:table-cell table:formula="of:=[.CW$1]*[.CW34]/([.$A35]+[.CW$1]*[.CW34])" office:value-type="float" office:value="0.643306611969018">
            <text:p>6,43E-01</text:p>
          </table:table-cell>
          <table:table-cell table:formula="of:=[.CX$1]*[.CX34]/([.$A35]+[.CX$1]*[.CX34])" office:value-type="float" office:value="0.647090331855664">
            <text:p>6,47E-01</text:p>
          </table:table-cell>
          <table:table-cell table:formula="of:=[.CY$1]*[.CY34]/([.$A35]+[.CY$1]*[.CY34])" office:value-type="float" office:value="0.650795529665836">
            <text:p>6,51E-01</text:p>
          </table:table-cell>
          <table:table-cell table:formula="of:=[.CZ$1]*[.CZ34]/([.$A35]+[.CZ$1]*[.CZ34])" office:value-type="float" office:value="0.654424584754246">
            <text:p>6,54E-01</text:p>
          </table:table-cell>
          <table:table-cell table:formula="of:=[.DA$1]*[.DA34]/([.$A35]+[.DA$1]*[.DA34])" office:value-type="float" office:value="0.657979783601699">
            <text:p>6,58E-01</text:p>
          </table:table-cell>
          <table:table-cell table:formula="of:=[.DB$1]*[.DB34]/([.$A35]+[.DB$1]*[.DB34])" office:value-type="float" office:value="0.661463324138704">
            <text:p>6,61E-01</text:p>
          </table:table-cell>
          <table:table-cell table:formula="of:=[.DC$1]*[.DC34]/([.$A35]+[.DC$1]*[.DC34])" office:value-type="float" office:value="0.664877319843851">
            <text:p>6,65E-01</text:p>
          </table:table-cell>
          <table:table-cell table:formula="of:=[.DD$1]*[.DD34]/([.$A35]+[.DD$1]*[.DD34])" office:value-type="float" office:value="0.668223803629108">
            <text:p>6,68E-01</text:p>
          </table:table-cell>
          <table:table-cell table:formula="of:=[.DE$1]*[.DE34]/([.$A35]+[.DE$1]*[.DE34])" office:value-type="float" office:value="0.671504731523593">
            <text:p>6,72E-01</text:p>
          </table:table-cell>
          <table:table-cell table:formula="of:=[.DF$1]*[.DF34]/([.$A35]+[.DF$1]*[.DF34])" office:value-type="float" office:value="0.674721986166837">
            <text:p>6,75E-01</text:p>
          </table:table-cell>
          <table:table-cell table:number-columns-repeated="146"/>
        </table:table-row>
        <table:table-row table:style-name="ro1">
          <table:table-cell office:value-type="float" office:value="34">
            <text:p>34</text:p>
          </table:table-cell>
          <table:table-cell table:formula="of:=[.$C$1]*[.B35]/([.$A36]+[.$C$1]*[.B35])" office:value-type="float" office:value="6.93652810037484E-030">
            <text:p>6,94E-30</text:p>
          </table:table-cell>
          <table:table-cell table:formula="of:=[.$C$1]*[.C35]/([.$A36]+[.$C$1]*[.C35])" office:value-type="float" office:value="7.87528509551779E-030">
            <text:p>7,88E-30</text:p>
          </table:table-cell>
          <table:table-cell table:formula="of:=[.$D$1]*[.D35]/([.$A36]+[.$D$1]*[.D35])" office:value-type="float" office:value="2.81238394976978E-024">
            <text:p>2,81E-24</text:p>
          </table:table-cell>
          <table:table-cell table:formula="of:=[.$E$1]*[.E35]/([.$A36]+[.$E$1]*[.E35])" office:value-type="float" office:value="1.83103722473133E-020">
            <text:p>1,83E-20</text:p>
          </table:table-cell>
          <table:table-cell table:formula="of:=[.$F$1]*[.F35]/([.$A36]+[.$F$1]*[.F35])" office:value-type="float" office:value="1.32844363990557E-017">
            <text:p>1,33E-17</text:p>
          </table:table-cell>
          <table:table-cell table:formula="of:=[.$G$1]*[.G35]/([.$A36]+[.$G$1]*[.G35])" office:value-type="float" office:value="2.40553133018054E-015">
            <text:p>2,41E-15</text:p>
          </table:table-cell>
          <table:table-cell table:formula="of:=[.$H$1]*[.H35]/([.$A36]+[.$H$1]*[.H35])" office:value-type="float" office:value="0.000000000000167150385737112">
            <text:p>1,67E-13</text:p>
          </table:table-cell>
          <table:table-cell table:formula="of:=[.I$1]*[.I35]/([.$A36]+[.I$1]*[.I35])" office:value-type="float" office:value="0.00000000000576154686063091">
            <text:p>5,76E-12</text:p>
          </table:table-cell>
          <table:table-cell table:formula="of:=[.J$1]*[.J35]/([.$A36]+[.J$1]*[.J35])" office:value-type="float" office:value="0.000000000116260016384392">
            <text:p>1,16E-10</text:p>
          </table:table-cell>
          <table:table-cell table:formula="of:=[.K$1]*[.K35]/([.$A36]+[.K$1]*[.K35])" office:value-type="float" office:value="0.00000000153776714300326">
            <text:p>1,54E-09</text:p>
          </table:table-cell>
          <table:table-cell office:value-type="float" office:value="34">
            <text:p>34</text:p>
          </table:table-cell>
          <table:table-cell table:formula="of:=[.M$1]*[.M35]/([.$A36]+[.M$1]*[.M35])" office:value-type="float" office:value="0.0000000144526469310387">
            <text:p>1,45E-08</text:p>
          </table:table-cell>
          <table:table-cell table:formula="of:=[.N$1]*[.N35]/([.$A36]+[.N$1]*[.N35])" office:value-type="float" office:value="0.000000102438686580038">
            <text:p>1,02E-07</text:p>
          </table:table-cell>
          <table:table-cell table:formula="of:=[.O$1]*[.O35]/([.$A36]+[.O$1]*[.O35])" office:value-type="float" office:value="0.000000572903206777992">
            <text:p>5,73E-07</text:p>
          </table:table-cell>
          <table:table-cell table:formula="of:=[.P$1]*[.P35]/([.$A36]+[.P$1]*[.P35])" office:value-type="float" office:value="0.00000261858453905734">
            <text:p>2,62E-06</text:p>
          </table:table-cell>
          <table:table-cell table:formula="of:=[.Q$1]*[.Q35]/([.$A36]+[.Q$1]*[.Q35])" office:value-type="float" office:value="0.0000100582898084901">
            <text:p>1,01E-05</text:p>
          </table:table-cell>
          <table:table-cell table:formula="of:=[.R$1]*[.R35]/([.$A36]+[.R$1]*[.R35])" office:value-type="float" office:value="0.0000332058636200414">
            <text:p>3,32E-05</text:p>
          </table:table-cell>
          <table:table-cell table:formula="of:=[.S$1]*[.S35]/([.$A36]+[.S$1]*[.S35])" office:value-type="float" office:value="0.0000959688214185876">
            <text:p>9,60E-05</text:p>
          </table:table-cell>
          <table:table-cell table:formula="of:=[.T$1]*[.T35]/([.$A36]+[.T$1]*[.T35])" office:value-type="float" office:value="0.000246551398169731">
            <text:p>2,47E-04</text:p>
          </table:table-cell>
          <table:table-cell table:formula="of:=[.U$1]*[.U35]/([.$A36]+[.U$1]*[.U35])" office:value-type="float" office:value="0.00057034717150335">
            <text:p>5,70E-04</text:p>
          </table:table-cell>
          <table:table-cell table:formula="of:=[.V$1]*[.V35]/([.$A36]+[.V$1]*[.V35])" office:value-type="float" office:value="0.00120119294185015">
            <text:p>1,20E-03</text:p>
          </table:table-cell>
          <table:table-cell office:value-type="float" office:value="34">
            <text:p>34</text:p>
          </table:table-cell>
          <table:table-cell table:formula="of:=[.X$1]*[.X35]/([.$A36]+[.X$1]*[.X35])" office:value-type="float" office:value="0.00232540423975973">
            <text:p>2,33E-03</text:p>
          </table:table-cell>
          <table:table-cell table:formula="of:=[.Y$1]*[.Y35]/([.$A36]+[.Y$1]*[.Y35])" office:value-type="float" office:value="0.00417349217338682">
            <text:p>4,17E-03</text:p>
          </table:table-cell>
          <table:table-cell table:formula="of:=[.Z$1]*[.Z35]/([.$A36]+[.Z$1]*[.Z35])" office:value-type="float" office:value="0.00699787745849924">
            <text:p>7,00E-03</text:p>
          </table:table-cell>
          <table:table-cell table:formula="of:=[.AA$1]*[.AA35]/([.$A36]+[.AA$1]*[.AA35])" office:value-type="float" office:value="0.0110401894818095">
            <text:p>1,10E-02</text:p>
          </table:table-cell>
          <table:table-cell table:formula="of:=[.AB$1]*[.AB35]/([.$A36]+[.AB$1]*[.AB35])" office:value-type="float" office:value="0.0164962661107574">
            <text:p>1,65E-02</text:p>
          </table:table-cell>
          <table:table-cell table:formula="of:=[.AC$1]*[.AC35]/([.$A36]+[.AC$1]*[.AC35])" office:value-type="float" office:value="0.0234882373893683">
            <text:p>2,35E-02</text:p>
          </table:table-cell>
          <table:table-cell table:formula="of:=[.AD$1]*[.AD35]/([.$A36]+[.AD$1]*[.AD35])" office:value-type="float" office:value="0.032050420812464">
            <text:p>3,21E-02</text:p>
          </table:table-cell>
          <table:table-cell table:formula="of:=[.AE$1]*[.AE35]/([.$A36]+[.AE$1]*[.AE35])" office:value-type="float" office:value="0.0421307772376533">
            <text:p>4,21E-02</text:p>
          </table:table-cell>
          <table:table-cell table:formula="of:=[.AF$1]*[.AF35]/([.$A36]+[.AF$1]*[.AF35])" office:value-type="float" office:value="0.0536049720399766">
            <text:p>5,36E-02</text:p>
          </table:table-cell>
          <table:table-cell table:formula="of:=[.AG$1]*[.AG35]/([.$A36]+[.AG$1]*[.AG35])" office:value-type="float" office:value="0.0662975226498652">
            <text:p>6,63E-02</text:p>
          </table:table-cell>
          <table:table-cell office:value-type="float" office:value="34">
            <text:p>34</text:p>
          </table:table-cell>
          <table:table-cell table:formula="of:=[.AI$1]*[.AI35]/([.$A36]+[.AI$1]*[.AI35])" office:value-type="float" office:value="0.0800044138172106">
            <text:p>8,00E-02</text:p>
          </table:table-cell>
          <table:table-cell table:formula="of:=[.AJ$1]*[.AJ35]/([.$A36]+[.AJ$1]*[.AJ35])" office:value-type="float" office:value="0.0945130815846207">
            <text:p>9,45E-02</text:p>
          </table:table-cell>
          <table:table-cell table:formula="of:=[.AK$1]*[.AK35]/([.$A36]+[.AK$1]*[.AK35])" office:value-type="float" office:value="0.109617666551443">
            <text:p>1,10E-01</text:p>
          </table:table-cell>
          <table:table-cell table:formula="of:=[.AL$1]*[.AL35]/([.$A36]+[.AL$1]*[.AL35])" office:value-type="float" office:value="0.12512911149675">
            <text:p>1,25E-01</text:p>
          </table:table-cell>
          <table:table-cell table:formula="of:=[.AM$1]*[.AM35]/([.$A36]+[.AM$1]*[.AM35])" office:value-type="float" office:value="0.140880717264734">
            <text:p>1,41E-01</text:p>
          </table:table-cell>
          <table:table-cell table:formula="of:=[.AN$1]*[.AN35]/([.$A36]+[.AN$1]*[.AN35])" office:value-type="float" office:value="0.156730216747736">
            <text:p>1,57E-01</text:p>
          </table:table-cell>
          <table:table-cell table:formula="of:=[.AO$1]*[.AO35]/([.$A36]+[.AO$1]*[.AO35])" office:value-type="float" office:value="0.172559469857702">
            <text:p>1,73E-01</text:p>
          </table:table-cell>
          <table:table-cell table:formula="of:=[.AP$1]*[.AP35]/([.$A36]+[.AP$1]*[.AP35])" office:value-type="float" office:value="0.188272717287486">
            <text:p>1,88E-01</text:p>
          </table:table-cell>
          <table:table-cell table:formula="of:=[.AQ$1]*[.AQ35]/([.$A36]+[.AQ$1]*[.AQ35])" office:value-type="float" office:value="0.203794097170344">
            <text:p>2,04E-01</text:p>
          </table:table-cell>
          <table:table-cell table:formula="of:=[.AR$1]*[.AR35]/([.$A36]+[.AR$1]*[.AR35])" office:value-type="float" office:value="0.219064904747752">
            <text:p>2,19E-01</text:p>
          </table:table-cell>
          <table:table-cell office:value-type="float" office:value="34">
            <text:p>34</text:p>
          </table:table-cell>
          <table:table-cell table:formula="of:=[.AT$1]*[.AT35]/([.$A36]+[.AT$1]*[.AT35])" office:value-type="float" office:value="0.234040893854187">
            <text:p>2,34E-01</text:p>
          </table:table-cell>
          <table:table-cell table:formula="of:=[.AU$1]*[.AU35]/([.$A36]+[.AU$1]*[.AU35])" office:value-type="float" office:value="0.24868978688956">
            <text:p>2,49E-01</text:p>
          </table:table-cell>
          <table:table-cell table:formula="of:=[.AV$1]*[.AV35]/([.$A36]+[.AV$1]*[.AV35])" office:value-type="float" office:value="0.262989071010274">
            <text:p>2,63E-01</text:p>
          </table:table-cell>
          <table:table-cell table:formula="of:=[.AW$1]*[.AW35]/([.$A36]+[.AW$1]*[.AW35])" office:value-type="float" office:value="0.276924102582411">
            <text:p>2,77E-01</text:p>
          </table:table-cell>
          <table:table-cell table:formula="of:=[.AX$1]*[.AX35]/([.$A36]+[.AX$1]*[.AX35])" office:value-type="float" office:value="0.290486509764745">
            <text:p>2,90E-01</text:p>
          </table:table-cell>
          <table:table-cell table:formula="of:=[.AY$1]*[.AY35]/([.$A36]+[.AY$1]*[.AY35])" office:value-type="float" office:value="0.303672866493912">
            <text:p>3,04E-01</text:p>
          </table:table-cell>
          <table:table-cell table:formula="of:=[.AZ$1]*[.AZ35]/([.$A36]+[.AZ$1]*[.AZ35])" office:value-type="float" office:value="0.316483604290044">
            <text:p>3,16E-01</text:p>
          </table:table-cell>
          <table:table-cell table:formula="of:=[.BA$1]*[.BA35]/([.$A36]+[.BA$1]*[.BA35])" office:value-type="float" office:value="0.328922127170633">
            <text:p>3,29E-01</text:p>
          </table:table-cell>
          <table:table-cell table:formula="of:=[.BB$1]*[.BB35]/([.$A36]+[.BB$1]*[.BB35])" office:value-type="float" office:value="0.340994096930037">
            <text:p>3,41E-01</text:p>
          </table:table-cell>
          <table:table-cell table:formula="of:=[.BC$1]*[.BC35]/([.$A36]+[.BC$1]*[.BC35])" office:value-type="float" office:value="0.352706859477973">
            <text:p>3,53E-01</text:p>
          </table:table-cell>
          <table:table-cell office:value-type="float" office:value="34">
            <text:p>34</text:p>
          </table:table-cell>
          <table:table-cell table:formula="of:=[.BE$1]*[.BE35]/([.$A36]+[.BE$1]*[.BE35])" office:value-type="float" office:value="0.364068986863988">
            <text:p>3,64E-01</text:p>
          </table:table-cell>
          <table:table-cell table:formula="of:=[.BF$1]*[.BF35]/([.$A36]+[.BF$1]*[.BF35])" office:value-type="float" office:value="0.375089913506816">
            <text:p>3,75E-01</text:p>
          </table:table-cell>
          <table:table-cell table:formula="of:=[.BG$1]*[.BG35]/([.$A36]+[.BG$1]*[.BG35])" office:value-type="float" office:value="0.385779648723993">
            <text:p>3,86E-01</text:p>
          </table:table-cell>
          <table:table-cell table:formula="of:=[.BH$1]*[.BH35]/([.$A36]+[.BH$1]*[.BH35])" office:value-type="float" office:value="0.396148550803286">
            <text:p>3,96E-01</text:p>
          </table:table-cell>
          <table:table-cell table:formula="of:=[.BI$1]*[.BI35]/([.$A36]+[.BI$1]*[.BI35])" office:value-type="float" office:value="0.406207150548007">
            <text:p>4,06E-01</text:p>
          </table:table-cell>
          <table:table-cell table:formula="of:=[.BJ$1]*[.BJ35]/([.$A36]+[.BJ$1]*[.BJ35])" office:value-type="float" office:value="0.415966014485827">
            <text:p>4,16E-01</text:p>
          </table:table-cell>
          <table:table-cell table:formula="of:=[.BK$1]*[.BK35]/([.$A36]+[.BK$1]*[.BK35])" office:value-type="float" office:value="0.425435639799662">
            <text:p>4,25E-01</text:p>
          </table:table-cell>
          <table:table-cell table:formula="of:=[.BL$1]*[.BL35]/([.$A36]+[.BL$1]*[.BL35])" office:value-type="float" office:value="0.434626374571974">
            <text:p>4,35E-01</text:p>
          </table:table-cell>
          <table:table-cell table:formula="of:=[.BM$1]*[.BM35]/([.$A36]+[.BM$1]*[.BM35])" office:value-type="float" office:value="0.443548358182361">
            <text:p>4,44E-01</text:p>
          </table:table-cell>
          <table:table-cell table:formula="of:=[.BN$1]*[.BN35]/([.$A36]+[.BN$1]*[.BN35])" office:value-type="float" office:value="0.45221147771045">
            <text:p>4,52E-01</text:p>
          </table:table-cell>
          <table:table-cell office:value-type="float" office:value="34">
            <text:p>34</text:p>
          </table:table-cell>
          <table:table-cell table:formula="of:=[.BP$1]*[.BP35]/([.$A36]+[.BP$1]*[.BP35])" office:value-type="float" office:value="0.460625337013725">
            <text:p>4,61E-01</text:p>
          </table:table-cell>
          <table:table-cell table:formula="of:=[.BQ$1]*[.BQ35]/([.$A36]+[.BQ$1]*[.BQ35])" office:value-type="float" office:value="0.468799235808953">
            <text:p>4,69E-01</text:p>
          </table:table-cell>
          <table:table-cell table:formula="of:=[.BR$1]*[.BR35]/([.$A36]+[.BR$1]*[.BR35])" office:value-type="float" office:value="0.476742156616162">
            <text:p>4,77E-01</text:p>
          </table:table-cell>
          <table:table-cell table:formula="of:=[.BS$1]*[.BS35]/([.$A36]+[.BS$1]*[.BS35])" office:value-type="float" office:value="0.48446275785039">
            <text:p>4,84E-01</text:p>
          </table:table-cell>
          <table:table-cell table:formula="of:=[.BT$1]*[.BT35]/([.$A36]+[.BT$1]*[.BT35])" office:value-type="float" office:value="0.491969371688939">
            <text:p>4,92E-01</text:p>
          </table:table-cell>
          <table:table-cell table:formula="of:=[.BU$1]*[.BU35]/([.$A36]+[.BU$1]*[.BU35])" office:value-type="float" office:value="0.499270005616944">
            <text:p>4,99E-01</text:p>
          </table:table-cell>
          <table:table-cell table:formula="of:=[.BV$1]*[.BV35]/([.$A36]+[.BV$1]*[.BV35])" office:value-type="float" office:value="0.506372346774998">
            <text:p>5,06E-01</text:p>
          </table:table-cell>
          <table:table-cell table:formula="of:=[.BW$1]*[.BW35]/([.$A36]+[.BW$1]*[.BW35])" office:value-type="float" office:value="0.513283768410025">
            <text:p>5,13E-01</text:p>
          </table:table-cell>
          <table:table-cell table:formula="of:=[.BX$1]*[.BX35]/([.$A36]+[.BX$1]*[.BX35])" office:value-type="float" office:value="0.520011337873153">
            <text:p>5,20E-01</text:p>
          </table:table-cell>
          <table:table-cell table:formula="of:=[.BY$1]*[.BY35]/([.$A36]+[.BY$1]*[.BY35])" office:value-type="float" office:value="0.526561825722839">
            <text:p>5,27E-01</text:p>
          </table:table-cell>
          <table:table-cell office:value-type="float" office:value="34">
            <text:p>34</text:p>
          </table:table-cell>
          <table:table-cell table:formula="of:=[.CA$1]*[.CA35]/([.$A36]+[.CA$1]*[.CA35])" office:value-type="float" office:value="0.532941715583529">
            <text:p>5,33E-01</text:p>
          </table:table-cell>
          <table:table-cell table:formula="of:=[.CB$1]*[.CB35]/([.$A36]+[.CB$1]*[.CB35])" office:value-type="float" office:value="0.539157214484041">
            <text:p>5,39E-01</text:p>
          </table:table-cell>
          <table:table-cell table:formula="of:=[.CC$1]*[.CC35]/([.$A36]+[.CC$1]*[.CC35])" office:value-type="float" office:value="0.545214263459259">
            <text:p>5,45E-01</text:p>
          </table:table-cell>
          <table:table-cell table:formula="of:=[.CD$1]*[.CD35]/([.$A36]+[.CD$1]*[.CD35])" office:value-type="float" office:value="0.55111854824638">
            <text:p>5,51E-01</text:p>
          </table:table-cell>
          <table:table-cell table:formula="of:=[.CE$1]*[.CE35]/([.$A36]+[.CE$1]*[.CE35])" office:value-type="float" office:value="0.556875509945248">
            <text:p>5,57E-01</text:p>
          </table:table-cell>
          <table:table-cell table:formula="of:=[.CF$1]*[.CF35]/([.$A36]+[.CF$1]*[.CF35])" office:value-type="float" office:value="0.562490355542947">
            <text:p>5,62E-01</text:p>
          </table:table-cell>
          <table:table-cell table:formula="of:=[.CG$1]*[.CG35]/([.$A36]+[.CG$1]*[.CG35])" office:value-type="float" office:value="0.567968068227411">
            <text:p>5,68E-01</text:p>
          </table:table-cell>
          <table:table-cell table:formula="of:=[.CH$1]*[.CH35]/([.$A36]+[.CH$1]*[.CH35])" office:value-type="float" office:value="0.573313417434411">
            <text:p>5,73E-01</text:p>
          </table:table-cell>
          <table:table-cell table:formula="of:=[.CI$1]*[.CI35]/([.$A36]+[.CI$1]*[.CI35])" office:value-type="float" office:value="0.578530968587941">
            <text:p>5,79E-01</text:p>
          </table:table-cell>
          <table:table-cell table:formula="of:=[.CJ$1]*[.CJ35]/([.$A36]+[.CJ$1]*[.CJ35])" office:value-type="float" office:value="0.583625092506438">
            <text:p>5,84E-01</text:p>
          </table:table-cell>
          <table:table-cell office:value-type="float" office:value="34">
            <text:p>34</text:p>
          </table:table-cell>
          <table:table-cell table:formula="of:=[.CL$1]*[.CL35]/([.$A36]+[.CL$1]*[.CL35])" office:value-type="float" office:value="0.588599974457141">
            <text:p>5,89E-01</text:p>
          </table:table-cell>
          <table:table-cell table:formula="of:=[.CM$1]*[.CM35]/([.$A36]+[.CM$1]*[.CM35])" office:value-type="float" office:value="0.593459622848634">
            <text:p>5,93E-01</text:p>
          </table:table-cell>
          <table:table-cell table:formula="of:=[.CN$1]*[.CN35]/([.$A36]+[.CN$1]*[.CN35])" office:value-type="float" office:value="0.598207877557679">
            <text:p>5,98E-01</text:p>
          </table:table-cell>
          <table:table-cell table:formula="of:=[.CO$1]*[.CO35]/([.$A36]+[.CO$1]*[.CO35])" office:value-type="float" office:value="0.602848417891176">
            <text:p>6,03E-01</text:p>
          </table:table-cell>
          <table:table-cell table:formula="of:=[.CP$1]*[.CP35]/([.$A36]+[.CP$1]*[.CP35])" office:value-type="float" office:value="0.607384770187683">
            <text:p>6,07E-01</text:p>
          </table:table-cell>
          <table:table-cell table:formula="of:=[.CQ$1]*[.CQ35]/([.$A36]+[.CQ$1]*[.CQ35])" office:value-type="float" office:value="0.611820315065694">
            <text:p>6,12E-01</text:p>
          </table:table-cell>
          <table:table-cell table:formula="of:=[.CR$1]*[.CR35]/([.$A36]+[.CR$1]*[.CR35])" office:value-type="float" office:value="0.616158294327862">
            <text:p>6,16E-01</text:p>
          </table:table-cell>
          <table:table-cell table:formula="of:=[.CS$1]*[.CS35]/([.$A36]+[.CS$1]*[.CS35])" office:value-type="float" office:value="0.620401817531879">
            <text:p>6,20E-01</text:p>
          </table:table-cell>
          <table:table-cell table:formula="of:=[.CT$1]*[.CT35]/([.$A36]+[.CT$1]*[.CT35])" office:value-type="float" office:value="0.624553868239695">
            <text:p>6,25E-01</text:p>
          </table:table-cell>
          <table:table-cell table:formula="of:=[.CU$1]*[.CU35]/([.$A36]+[.CU$1]*[.CU35])" office:value-type="float" office:value="0.628617309957442">
            <text:p>6,29E-01</text:p>
          </table:table-cell>
          <table:table-cell office:value-type="float" office:value="34">
            <text:p>34</text:p>
          </table:table-cell>
          <table:table-cell table:formula="of:=[.CW$1]*[.CW35]/([.$A36]+[.CW$1]*[.CW35])" office:value-type="float" office:value="0.632594891778809">
            <text:p>6,33E-01</text:p>
          </table:table-cell>
          <table:table-cell table:formula="of:=[.CX$1]*[.CX35]/([.$A36]+[.CX$1]*[.CX35])" office:value-type="float" office:value="0.636489253744752">
            <text:p>6,36E-01</text:p>
          </table:table-cell>
          <table:table-cell table:formula="of:=[.CY$1]*[.CY35]/([.$A36]+[.CY$1]*[.CY35])" office:value-type="float" office:value="0.640302931932426">
            <text:p>6,40E-01</text:p>
          </table:table-cell>
          <table:table-cell table:formula="of:=[.CZ$1]*[.CZ35]/([.$A36]+[.CZ$1]*[.CZ35])" office:value-type="float" office:value="0.644038363286064">
            <text:p>6,44E-01</text:p>
          </table:table-cell>
          <table:table-cell table:formula="of:=[.DA$1]*[.DA35]/([.$A36]+[.DA$1]*[.DA35])" office:value-type="float" office:value="0.647697890202274">
            <text:p>6,48E-01</text:p>
          </table:table-cell>
          <table:table-cell table:formula="of:=[.DB$1]*[.DB35]/([.$A36]+[.DB$1]*[.DB35])" office:value-type="float" office:value="0.651283764881913">
            <text:p>6,51E-01</text:p>
          </table:table-cell>
          <table:table-cell table:formula="of:=[.DC$1]*[.DC35]/([.$A36]+[.DC$1]*[.DC35])" office:value-type="float" office:value="0.654798153460288">
            <text:p>6,55E-01</text:p>
          </table:table-cell>
          <table:table-cell table:formula="of:=[.DD$1]*[.DD35]/([.$A36]+[.DD$1]*[.DD35])" office:value-type="float" office:value="0.658243139927055">
            <text:p>6,58E-01</text:p>
          </table:table-cell>
          <table:table-cell table:formula="of:=[.DE$1]*[.DE35]/([.$A36]+[.DE$1]*[.DE35])" office:value-type="float" office:value="0.661620729846689">
            <text:p>6,62E-01</text:p>
          </table:table-cell>
          <table:table-cell table:formula="of:=[.DF$1]*[.DF35]/([.$A36]+[.DF$1]*[.DF35])" office:value-type="float" office:value="0.664932853889993">
            <text:p>6,65E-01</text:p>
          </table:table-cell>
          <table:table-cell table:number-columns-repeated="146"/>
        </table:table-row>
        <table:table-row table:style-name="ro1">
          <table:table-cell office:value-type="float" office:value="35">
            <text:p>35</text:p>
          </table:table-cell>
          <table:table-cell table:formula="of:=[.$C$1]*[.B36]/([.$A37]+[.$C$1]*[.B36])" office:value-type="float" office:value="3.96373034307134E-031">
            <text:p>3,96E-31</text:p>
          </table:table-cell>
          <table:table-cell table:formula="of:=[.$C$1]*[.C36]/([.$A37]+[.$C$1]*[.C36])" office:value-type="float" office:value="4.50016291172445E-031">
            <text:p>4,50E-31</text:p>
          </table:table-cell>
          <table:table-cell table:formula="of:=[.$D$1]*[.D36]/([.$A37]+[.$D$1]*[.D36])" office:value-type="float" office:value="2.41061481408838E-025">
            <text:p>2,41E-25</text:p>
          </table:table-cell>
          <table:table-cell table:formula="of:=[.$E$1]*[.E36]/([.$A37]+[.$E$1]*[.E36])" office:value-type="float" office:value="2.09261397112152E-021">
            <text:p>2,09E-21</text:p>
          </table:table-cell>
          <table:table-cell table:formula="of:=[.$F$1]*[.F36]/([.$A37]+[.$F$1]*[.F36])" office:value-type="float" office:value="1.89777662843653E-018">
            <text:p>1,90E-18</text:p>
          </table:table-cell>
          <table:table-cell table:formula="of:=[.$G$1]*[.G36]/([.$A37]+[.$G$1]*[.G36])" office:value-type="float" office:value="4.12376799459521E-016">
            <text:p>4,12E-16</text:p>
          </table:table-cell>
          <table:table-cell table:formula="of:=[.$H$1]*[.H36]/([.$A37]+[.$H$1]*[.H36])" office:value-type="float" office:value="0.0000000000000334300771474213">
            <text:p>3,34E-14</text:p>
          </table:table-cell>
          <table:table-cell table:formula="of:=[.I$1]*[.I36]/([.$A37]+[.I$1]*[.I36])" office:value-type="float" office:value="0.0000000000013169249967139">
            <text:p>1,32E-12</text:p>
          </table:table-cell>
          <table:table-cell table:formula="of:=[.J$1]*[.J36]/([.$A37]+[.J$1]*[.J36])" office:value-type="float" office:value="0.0000000000298954327836641">
            <text:p>2,99E-11</text:p>
          </table:table-cell>
          <table:table-cell table:formula="of:=[.K$1]*[.K36]/([.$A37]+[.K$1]*[.K36])" office:value-type="float" office:value="0.000000000439362040665034">
            <text:p>4,39E-10</text:p>
          </table:table-cell>
          <table:table-cell office:value-type="float" office:value="35">
            <text:p>35</text:p>
          </table:table-cell>
          <table:table-cell table:formula="of:=[.M$1]*[.M36]/([.$A37]+[.M$1]*[.M36])" office:value-type="float" office:value="0.00000000454226044340861">
            <text:p>4,54E-09</text:p>
          </table:table-cell>
          <table:table-cell table:formula="of:=[.N$1]*[.N36]/([.$A37]+[.N$1]*[.N36])" office:value-type="float" office:value="0.0000000351218341653268">
            <text:p>3,51E-08</text:p>
          </table:table-cell>
          <table:table-cell table:formula="of:=[.O$1]*[.O36]/([.$A37]+[.O$1]*[.O36])" office:value-type="float" office:value="0.000000212792574379708">
            <text:p>2,13E-07</text:p>
          </table:table-cell>
          <table:table-cell table:formula="of:=[.P$1]*[.P36]/([.$A37]+[.P$1]*[.P36])" office:value-type="float" office:value="0.00000104743271850649">
            <text:p>1,05E-06</text:p>
          </table:table-cell>
          <table:table-cell table:formula="of:=[.Q$1]*[.Q36]/([.$A37]+[.Q$1]*[.Q36])" office:value-type="float" office:value="0.00000431067705019332">
            <text:p>4,31E-06</text:p>
          </table:table-cell>
          <table:table-cell table:formula="of:=[.R$1]*[.R36]/([.$A37]+[.R$1]*[.R36])" office:value-type="float" office:value="0.000015179592945622">
            <text:p>1,52E-05</text:p>
          </table:table-cell>
          <table:table-cell table:formula="of:=[.S$1]*[.S36]/([.$A37]+[.S$1]*[.S36])" office:value-type="float" office:value="0.000046611254835821">
            <text:p>4,66E-05</text:p>
          </table:table-cell>
          <table:table-cell table:formula="of:=[.T$1]*[.T36]/([.$A37]+[.T$1]*[.T36])" office:value-type="float" office:value="0.000126781786256435">
            <text:p>1,27E-04</text:p>
          </table:table-cell>
          <table:table-cell table:formula="of:=[.U$1]*[.U36]/([.$A37]+[.U$1]*[.U36])" office:value-type="float" office:value="0.000309521202921546">
            <text:p>3,10E-04</text:p>
          </table:table-cell>
          <table:table-cell table:formula="of:=[.V$1]*[.V36]/([.$A37]+[.V$1]*[.V36])" office:value-type="float" office:value="0.000685925150514693">
            <text:p>6,86E-04</text:p>
          </table:table-cell>
          <table:table-cell office:value-type="float" office:value="35">
            <text:p>35</text:p>
          </table:table-cell>
          <table:table-cell table:formula="of:=[.X$1]*[.X36]/([.$A37]+[.X$1]*[.X36])" office:value-type="float" office:value="0.00139329855443639">
            <text:p>1,39E-03</text:p>
          </table:table-cell>
          <table:table-cell table:formula="of:=[.Y$1]*[.Y36]/([.$A37]+[.Y$1]*[.Y36])" office:value-type="float" office:value="0.00261647404194057">
            <text:p>2,62E-03</text:p>
          </table:table-cell>
          <table:table-cell table:formula="of:=[.Z$1]*[.Z36]/([.$A37]+[.Z$1]*[.Z36])" office:value-type="float" office:value="0.00457755481967619">
            <text:p>4,58E-03</text:p>
          </table:table-cell>
          <table:table-cell table:formula="of:=[.AA$1]*[.AA36]/([.$A37]+[.AA$1]*[.AA36])" office:value-type="float" office:value="0.00751353506129456">
            <text:p>7,51E-03</text:p>
          </table:table-cell>
          <table:table-cell table:formula="of:=[.AB$1]*[.AB36]/([.$A37]+[.AB$1]*[.AB36])" office:value-type="float" office:value="0.0116458239286792">
            <text:p>1,16E-02</text:p>
          </table:table-cell>
          <table:table-cell table:formula="of:=[.AC$1]*[.AC36]/([.$A37]+[.AC$1]*[.AC36])" office:value-type="float" office:value="0.0171491790969252">
            <text:p>1,71E-02</text:p>
          </table:table-cell>
          <table:table-cell table:formula="of:=[.AD$1]*[.AD36]/([.$A37]+[.AD$1]*[.AD36])" office:value-type="float" office:value="0.0241280536170737">
            <text:p>2,41E-02</text:p>
          </table:table-cell>
          <table:table-cell table:formula="of:=[.AE$1]*[.AE36]/([.$A37]+[.AE$1]*[.AE36])" office:value-type="float" office:value="0.0326056603401409">
            <text:p>3,26E-02</text:p>
          </table:table-cell>
          <table:table-cell table:formula="of:=[.AF$1]*[.AF36]/([.$A37]+[.AF$1]*[.AF36])" office:value-type="float" office:value="0.0425267014988616">
            <text:p>4,25E-02</text:p>
          </table:table-cell>
          <table:table-cell table:formula="of:=[.AG$1]*[.AG36]/([.$A37]+[.AG$1]*[.AG36])" office:value-type="float" office:value="0.0537708420279553">
            <text:p>5,38E-02</text:p>
          </table:table-cell>
          <table:table-cell office:value-type="float" office:value="35">
            <text:p>35</text:p>
          </table:table-cell>
          <table:table-cell table:formula="of:=[.AI$1]*[.AI36]/([.$A37]+[.AI$1]*[.AI36])" office:value-type="float" office:value="0.066172032393933">
            <text:p>6,62E-02</text:p>
          </table:table-cell>
          <table:table-cell table:formula="of:=[.AJ$1]*[.AJ36]/([.$A37]+[.AJ$1]*[.AJ36])" office:value-type="float" office:value="0.0795388521694891">
            <text:p>7,95E-02</text:p>
          </table:table-cell>
          <table:table-cell table:formula="of:=[.AK$1]*[.AK36]/([.$A37]+[.AK$1]*[.AK36])" office:value-type="float" office:value="0.0936724012746749">
            <text:p>9,37E-02</text:p>
          </table:table-cell>
          <table:table-cell table:formula="of:=[.AL$1]*[.AL36]/([.$A37]+[.AL$1]*[.AL36])" office:value-type="float" office:value="0.108379975171004">
            <text:p>1,08E-01</text:p>
          </table:table-cell>
          <table:table-cell table:formula="of:=[.AM$1]*[.AM36]/([.$A37]+[.AM$1]*[.AM36])" office:value-type="float" office:value="0.123484177734633">
            <text:p>1,23E-01</text:p>
          </table:table-cell>
          <table:table-cell table:formula="of:=[.AN$1]*[.AN36]/([.$A37]+[.AN$1]*[.AN36])" office:value-type="float" office:value="0.138828006687983">
            <text:p>1,39E-01</text:p>
          </table:table-cell>
          <table:table-cell table:formula="of:=[.AO$1]*[.AO36]/([.$A37]+[.AO$1]*[.AO36])" office:value-type="float" office:value="0.154276829972896">
            <text:p>1,54E-01</text:p>
          </table:table-cell>
          <table:table-cell table:formula="of:=[.AP$1]*[.AP36]/([.$A37]+[.AP$1]*[.AP36])" office:value-type="float" office:value="0.169718214300136">
            <text:p>1,70E-01</text:p>
          </table:table-cell>
          <table:table-cell table:formula="of:=[.AQ$1]*[.AQ36]/([.$A37]+[.AQ$1]*[.AQ36])" office:value-type="float" office:value="0.185060430762434">
            <text:p>1,85E-01</text:p>
          </table:table-cell>
          <table:table-cell table:formula="of:=[.AR$1]*[.AR36]/([.$A37]+[.AR$1]*[.AR36])" office:value-type="float" office:value="0.200230264033796">
            <text:p>2,00E-01</text:p>
          </table:table-cell>
          <table:table-cell office:value-type="float" office:value="35">
            <text:p>35</text:p>
          </table:table-cell>
          <table:table-cell table:formula="of:=[.AT$1]*[.AT36]/([.$A37]+[.AT$1]*[.AT36])" office:value-type="float" office:value="0.215170558432313">
            <text:p>2,15E-01</text:p>
          </table:table-cell>
          <table:table-cell table:formula="of:=[.AU$1]*[.AU36]/([.$A37]+[.AU$1]*[.AU36])" office:value-type="float" office:value="0.229837775405696">
            <text:p>2,30E-01</text:p>
          </table:table-cell>
          <table:table-cell table:formula="of:=[.AV$1]*[.AV36]/([.$A37]+[.AV$1]*[.AV36])" office:value-type="float" office:value="0.244199719584952">
            <text:p>2,44E-01</text:p>
          </table:table-cell>
          <table:table-cell table:formula="of:=[.AW$1]*[.AW36]/([.$A37]+[.AW$1]*[.AW36])" office:value-type="float" office:value="0.258233510233848">
            <text:p>2,58E-01</text:p>
          </table:table-cell>
          <table:table-cell table:formula="of:=[.AX$1]*[.AX36]/([.$A37]+[.AX$1]*[.AX36])" office:value-type="float" office:value="0.271923823675686">
            <text:p>2,72E-01</text:p>
          </table:table-cell>
          <table:table-cell table:formula="of:=[.AY$1]*[.AY36]/([.$A37]+[.AY$1]*[.AY36])" office:value-type="float" office:value="0.285261401939369">
            <text:p>2,85E-01</text:p>
          </table:table-cell>
          <table:table-cell table:formula="of:=[.AZ$1]*[.AZ36]/([.$A37]+[.AZ$1]*[.AZ36])" office:value-type="float" office:value="0.298241806624124">
            <text:p>2,98E-01</text:p>
          </table:table-cell>
          <table:table-cell table:formula="of:=[.BA$1]*[.BA36]/([.$A37]+[.BA$1]*[.BA36])" office:value-type="float" office:value="0.310864389724565">
            <text:p>3,11E-01</text:p>
          </table:table-cell>
          <table:table-cell table:formula="of:=[.BB$1]*[.BB36]/([.$A37]+[.BB$1]*[.BB36])" office:value-type="float" office:value="0.323131451304076">
            <text:p>3,23E-01</text:p>
          </table:table-cell>
          <table:table-cell table:formula="of:=[.BC$1]*[.BC36]/([.$A37]+[.BC$1]*[.BC36])" office:value-type="float" office:value="0.335047555074236">
            <text:p>3,35E-01</text:p>
          </table:table-cell>
          <table:table-cell office:value-type="float" office:value="35">
            <text:p>35</text:p>
          </table:table-cell>
          <table:table-cell table:formula="of:=[.BE$1]*[.BE36]/([.$A37]+[.BE$1]*[.BE36])" office:value-type="float" office:value="0.346618975619837">
            <text:p>3,47E-01</text:p>
          </table:table-cell>
          <table:table-cell table:formula="of:=[.BF$1]*[.BF36]/([.$A37]+[.BF$1]*[.BF36])" office:value-type="float" office:value="0.357853254286632">
            <text:p>3,58E-01</text:p>
          </table:table-cell>
          <table:table-cell table:formula="of:=[.BG$1]*[.BG36]/([.$A37]+[.BG$1]*[.BG36])" office:value-type="float" office:value="0.368758844096594">
            <text:p>3,69E-01</text:p>
          </table:table-cell>
          <table:table-cell table:formula="of:=[.BH$1]*[.BH36]/([.$A37]+[.BH$1]*[.BH36])" office:value-type="float" office:value="0.379344827194277">
            <text:p>3,79E-01</text:p>
          </table:table-cell>
          <table:table-cell table:formula="of:=[.BI$1]*[.BI36]/([.$A37]+[.BI$1]*[.BI36])" office:value-type="float" office:value="0.389620691129563">
            <text:p>3,90E-01</text:p>
          </table:table-cell>
          <table:table-cell table:formula="of:=[.BJ$1]*[.BJ36]/([.$A37]+[.BJ$1]*[.BJ36])" office:value-type="float" office:value="0.399596152705608">
            <text:p>4,00E-01</text:p>
          </table:table-cell>
          <table:table-cell table:formula="of:=[.BK$1]*[.BK36]/([.$A37]+[.BK$1]*[.BK36])" office:value-type="float" office:value="0.409281020173704">
            <text:p>4,09E-01</text:p>
          </table:table-cell>
          <table:table-cell table:formula="of:=[.BL$1]*[.BL36]/([.$A37]+[.BL$1]*[.BL36])" office:value-type="float" office:value="0.418685086270286">
            <text:p>4,19E-01</text:p>
          </table:table-cell>
          <table:table-cell table:formula="of:=[.BM$1]*[.BM36]/([.$A37]+[.BM$1]*[.BM36])" office:value-type="float" office:value="0.427818046006837">
            <text:p>4,28E-01</text:p>
          </table:table-cell>
          <table:table-cell table:formula="of:=[.BN$1]*[.BN36]/([.$A37]+[.BN$1]*[.BN36])" office:value-type="float" office:value="0.436689434284008">
            <text:p>4,37E-01</text:p>
          </table:table-cell>
          <table:table-cell office:value-type="float" office:value="35">
            <text:p>35</text:p>
          </table:table-cell>
          <table:table-cell table:formula="of:=[.BP$1]*[.BP36]/([.$A37]+[.BP$1]*[.BP36])" office:value-type="float" office:value="0.445308579347737">
            <text:p>4,45E-01</text:p>
          </table:table-cell>
          <table:table-cell table:formula="of:=[.BQ$1]*[.BQ36]/([.$A37]+[.BQ$1]*[.BQ36])" office:value-type="float" office:value="0.453684568874085">
            <text:p>4,54E-01</text:p>
          </table:table-cell>
          <table:table-cell table:formula="of:=[.BR$1]*[.BR36]/([.$A37]+[.BR$1]*[.BR36])" office:value-type="float" office:value="0.461826226092477">
            <text:p>4,62E-01</text:p>
          </table:table-cell>
          <table:table-cell table:formula="of:=[.BS$1]*[.BS36]/([.$A37]+[.BS$1]*[.BS36])" office:value-type="float" office:value="0.469742093860844">
            <text:p>4,70E-01</text:p>
          </table:table-cell>
          <table:table-cell table:formula="of:=[.BT$1]*[.BT36]/([.$A37]+[.BT$1]*[.BT36])" office:value-type="float" office:value="0.477440425013158">
            <text:p>4,77E-01</text:p>
          </table:table-cell>
          <table:table-cell table:formula="of:=[.BU$1]*[.BU36]/([.$A37]+[.BU$1]*[.BU36])" office:value-type="float" office:value="0.484929177628299">
            <text:p>4,85E-01</text:p>
          </table:table-cell>
          <table:table-cell table:formula="of:=[.BV$1]*[.BV36]/([.$A37]+[.BV$1]*[.BV36])" office:value-type="float" office:value="0.492216014134259">
            <text:p>4,92E-01</text:p>
          </table:table-cell>
          <table:table-cell table:formula="of:=[.BW$1]*[.BW36]/([.$A37]+[.BW$1]*[.BW36])" office:value-type="float" office:value="0.499308303375496">
            <text:p>4,99E-01</text:p>
          </table:table-cell>
          <table:table-cell table:formula="of:=[.BX$1]*[.BX36]/([.$A37]+[.BX$1]*[.BX36])" office:value-type="float" office:value="0.506213124943762">
            <text:p>5,06E-01</text:p>
          </table:table-cell>
          <table:table-cell table:formula="of:=[.BY$1]*[.BY36]/([.$A37]+[.BY$1]*[.BY36])" office:value-type="float" office:value="0.512937275211912">
            <text:p>5,13E-01</text:p>
          </table:table-cell>
          <table:table-cell office:value-type="float" office:value="35">
            <text:p>35</text:p>
          </table:table-cell>
          <table:table-cell table:formula="of:=[.CA$1]*[.CA36]/([.$A37]+[.CA$1]*[.CA36])" office:value-type="float" office:value="0.519487274622542">
            <text:p>5,19E-01</text:p>
          </table:table-cell>
          <table:table-cell table:formula="of:=[.CB$1]*[.CB36]/([.$A37]+[.CB$1]*[.CB36])" office:value-type="float" office:value="0.525869375873939">
            <text:p>5,26E-01</text:p>
          </table:table-cell>
          <table:table-cell table:formula="of:=[.CC$1]*[.CC36]/([.$A37]+[.CC$1]*[.CC36])" office:value-type="float" office:value="0.532089572719053">
            <text:p>5,32E-01</text:p>
          </table:table-cell>
          <table:table-cell table:formula="of:=[.CD$1]*[.CD36]/([.$A37]+[.CD$1]*[.CD36])" office:value-type="float" office:value="0.538153609152218">
            <text:p>5,38E-01</text:p>
          </table:table-cell>
          <table:table-cell table:formula="of:=[.CE$1]*[.CE36]/([.$A37]+[.CE$1]*[.CE36])" office:value-type="float" office:value="0.544066988806063">
            <text:p>5,44E-01</text:p>
          </table:table-cell>
          <table:table-cell table:formula="of:=[.CF$1]*[.CF36]/([.$A37]+[.CF$1]*[.CF36])" office:value-type="float" office:value="0.549834984419497">
            <text:p>5,50E-01</text:p>
          </table:table-cell>
          <table:table-cell table:formula="of:=[.CG$1]*[.CG36]/([.$A37]+[.CG$1]*[.CG36])" office:value-type="float" office:value="0.555462647268652">
            <text:p>5,55E-01</text:p>
          </table:table-cell>
          <table:table-cell table:formula="of:=[.CH$1]*[.CH36]/([.$A37]+[.CH$1]*[.CH36])" office:value-type="float" office:value="0.560954816477662">
            <text:p>5,61E-01</text:p>
          </table:table-cell>
          <table:table-cell table:formula="of:=[.CI$1]*[.CI36]/([.$A37]+[.CI$1]*[.CI36])" office:value-type="float" office:value="0.566316128146228">
            <text:p>5,66E-01</text:p>
          </table:table-cell>
          <table:table-cell table:formula="of:=[.CJ$1]*[.CJ36]/([.$A37]+[.CJ$1]*[.CJ36])" office:value-type="float" office:value="0.571551024247069">
            <text:p>5,72E-01</text:p>
          </table:table-cell>
          <table:table-cell office:value-type="float" office:value="35">
            <text:p>35</text:p>
          </table:table-cell>
          <table:table-cell table:formula="of:=[.CL$1]*[.CL36]/([.$A37]+[.CL$1]*[.CL36])" office:value-type="float" office:value="0.576663761259285">
            <text:p>5,77E-01</text:p>
          </table:table-cell>
          <table:table-cell table:formula="of:=[.CM$1]*[.CM36]/([.$A37]+[.CM$1]*[.CM36])" office:value-type="float" office:value="0.581658418513973">
            <text:p>5,82E-01</text:p>
          </table:table-cell>
          <table:table-cell table:formula="of:=[.CN$1]*[.CN36]/([.$A37]+[.CN$1]*[.CN36])" office:value-type="float" office:value="0.586538906236695">
            <text:p>5,87E-01</text:p>
          </table:table-cell>
          <table:table-cell table:formula="of:=[.CO$1]*[.CO36]/([.$A37]+[.CO$1]*[.CO36])" office:value-type="float" office:value="0.591308973277848">
            <text:p>5,91E-01</text:p>
          </table:table-cell>
          <table:table-cell table:formula="of:=[.CP$1]*[.CP36]/([.$A37]+[.CP$1]*[.CP36])" office:value-type="float" office:value="0.595972214527188">
            <text:p>5,96E-01</text:p>
          </table:table-cell>
          <table:table-cell table:formula="of:=[.CQ$1]*[.CQ36]/([.$A37]+[.CQ$1]*[.CQ36])" office:value-type="float" office:value="0.600532078012718">
            <text:p>6,01E-01</text:p>
          </table:table-cell>
          <table:table-cell table:formula="of:=[.CR$1]*[.CR36]/([.$A37]+[.CR$1]*[.CR36])" office:value-type="float" office:value="0.604991871687251">
            <text:p>6,05E-01</text:p>
          </table:table-cell>
          <table:table-cell table:formula="of:=[.CS$1]*[.CS36]/([.$A37]+[.CS$1]*[.CS36])" office:value-type="float" office:value="0.609354769908366">
            <text:p>6,09E-01</text:p>
          </table:table-cell>
          <table:table-cell table:formula="of:=[.CT$1]*[.CT36]/([.$A37]+[.CT$1]*[.CT36])" office:value-type="float" office:value="0.613623819619212">
            <text:p>6,14E-01</text:p>
          </table:table-cell>
          <table:table-cell table:formula="of:=[.CU$1]*[.CU36]/([.$A37]+[.CU$1]*[.CU36])" office:value-type="float" office:value="0.617801946238933">
            <text:p>6,18E-01</text:p>
          </table:table-cell>
          <table:table-cell office:value-type="float" office:value="35">
            <text:p>35</text:p>
          </table:table-cell>
          <table:table-cell table:formula="of:=[.CW$1]*[.CW36]/([.$A37]+[.CW$1]*[.CW36])" office:value-type="float" office:value="0.621891959272404">
            <text:p>6,22E-01</text:p>
          </table:table-cell>
          <table:table-cell table:formula="of:=[.CX$1]*[.CX36]/([.$A37]+[.CX$1]*[.CX36])" office:value-type="float" office:value="0.625896557649593">
            <text:p>6,26E-01</text:p>
          </table:table-cell>
          <table:table-cell table:formula="of:=[.CY$1]*[.CY36]/([.$A37]+[.CY$1]*[.CY36])" office:value-type="float" office:value="0.629818334805209">
            <text:p>6,30E-01</text:p>
          </table:table-cell>
          <table:table-cell table:formula="of:=[.CZ$1]*[.CZ36]/([.$A37]+[.CZ$1]*[.CZ36])" office:value-type="float" office:value="0.633659783509515">
            <text:p>6,34E-01</text:p>
          </table:table-cell>
          <table:table-cell table:formula="of:=[.DA$1]*[.DA36]/([.$A37]+[.DA$1]*[.DA36])" office:value-type="float" office:value="0.637423300461175">
            <text:p>6,37E-01</text:p>
          </table:table-cell>
          <table:table-cell table:formula="of:=[.DB$1]*[.DB36]/([.$A37]+[.DB$1]*[.DB36])" office:value-type="float" office:value="0.641111190652929">
            <text:p>6,41E-01</text:p>
          </table:table-cell>
          <table:table-cell table:formula="of:=[.DC$1]*[.DC36]/([.$A37]+[.DC$1]*[.DC36])" office:value-type="float" office:value="0.644725671520742">
            <text:p>6,45E-01</text:p>
          </table:table-cell>
          <table:table-cell table:formula="of:=[.DD$1]*[.DD36]/([.$A37]+[.DD$1]*[.DD36])" office:value-type="float" office:value="0.64826887688676">
            <text:p>6,48E-01</text:p>
          </table:table-cell>
          <table:table-cell table:formula="of:=[.DE$1]*[.DE36]/([.$A37]+[.DE$1]*[.DE36])" office:value-type="float" office:value="0.651742860706175">
            <text:p>6,52E-01</text:p>
          </table:table-cell>
          <table:table-cell table:formula="of:=[.DF$1]*[.DF36]/([.$A37]+[.DF$1]*[.DF36])" office:value-type="float" office:value="0.655149600627732">
            <text:p>6,55E-01</text:p>
          </table:table-cell>
          <table:table-cell table:number-columns-repeated="146"/>
        </table:table-row>
        <table:table-row table:style-name="ro1">
          <table:table-cell office:value-type="float" office:value="36">
            <text:p>36</text:p>
          </table:table-cell>
          <table:table-cell table:formula="of:=[.$C$1]*[.B37]/([.$A38]+[.$C$1]*[.B37])" office:value-type="float" office:value="2.20207241281741E-032">
            <text:p>2,20E-32</text:p>
          </table:table-cell>
          <table:table-cell table:formula="of:=[.$C$1]*[.C37]/([.$A38]+[.$C$1]*[.C37])" office:value-type="float" office:value="2.50009050651358E-032">
            <text:p>2,50E-32</text:p>
          </table:table-cell>
          <table:table-cell table:formula="of:=[.$D$1]*[.D37]/([.$A38]+[.$D$1]*[.D37])" office:value-type="float" office:value="2.00884567840699E-026">
            <text:p>2,01E-26</text:p>
          </table:table-cell>
          <table:table-cell table:formula="of:=[.$E$1]*[.E37]/([.$A38]+[.$E$1]*[.E37])" office:value-type="float" office:value="2.32512663457946E-022">
            <text:p>2,33E-22</text:p>
          </table:table-cell>
          <table:table-cell table:formula="of:=[.$F$1]*[.F37]/([.$A38]+[.$F$1]*[.F37])" office:value-type="float" office:value="2.63580087282852E-019">
            <text:p>2,64E-19</text:p>
          </table:table-cell>
          <table:table-cell table:formula="of:=[.$G$1]*[.G37]/([.$A38]+[.$G$1]*[.G37])" office:value-type="float" office:value="6.87294665765869E-017">
            <text:p>6,87E-17</text:p>
          </table:table-cell>
          <table:table-cell table:formula="of:=[.$H$1]*[.H37]/([.$A38]+[.$H$1]*[.H37])" office:value-type="float" office:value="6.50029277866521E-015">
            <text:p>6,50E-15</text:p>
          </table:table-cell>
          <table:table-cell table:formula="of:=[.I$1]*[.I37]/([.$A38]+[.I$1]*[.I37])" office:value-type="float" office:value="0.00000000000029264999926967">
            <text:p>2,93E-13</text:p>
          </table:table-cell>
          <table:table-cell table:formula="of:=[.J$1]*[.J37]/([.$A38]+[.J$1]*[.J37])" office:value-type="float" office:value="0.00000000000747385819586017">
            <text:p>7,47E-12</text:p>
          </table:table-cell>
          <table:table-cell table:formula="of:=[.K$1]*[.K37]/([.$A38]+[.K$1]*[.K37])" office:value-type="float" office:value="0.000000000122045011280948">
            <text:p>1,22E-10</text:p>
          </table:table-cell>
          <table:table-cell office:value-type="float" office:value="36">
            <text:p>36</text:p>
          </table:table-cell>
          <table:table-cell table:formula="of:=[.M$1]*[.M37]/([.$A38]+[.M$1]*[.M37])" office:value-type="float" office:value="0.00000000138791291133744">
            <text:p>1,39E-09</text:p>
          </table:table-cell>
          <table:table-cell table:formula="of:=[.N$1]*[.N37]/([.$A38]+[.N$1]*[.N37])" office:value-type="float" office:value="0.0000000117072779180486">
            <text:p>1,17E-08</text:p>
          </table:table-cell>
          <table:table-cell table:formula="of:=[.O$1]*[.O37]/([.$A38]+[.O$1]*[.O37])" office:value-type="float" office:value="0.0000000768417570657939">
            <text:p>7,68E-08</text:p>
          </table:table-cell>
          <table:table-cell table:formula="of:=[.P$1]*[.P37]/([.$A38]+[.P$1]*[.P37])" office:value-type="float" office:value="0.000000407334780164165">
            <text:p>4,07E-07</text:p>
          </table:table-cell>
          <table:table-cell table:formula="of:=[.Q$1]*[.Q37]/([.$A38]+[.Q$1]*[.Q37])" office:value-type="float" office:value="0.00000179611221155568">
            <text:p>1,80E-06</text:p>
          </table:table-cell>
          <table:table-cell table:formula="of:=[.R$1]*[.R37]/([.$A38]+[.R$1]*[.R37])" office:value-type="float" office:value="0.00000674644023884684">
            <text:p>6,75E-06</text:p>
          </table:table-cell>
          <table:table-cell table:formula="of:=[.S$1]*[.S37]/([.$A38]+[.S$1]*[.S37])" office:value-type="float" office:value="0.0000220103858713882">
            <text:p>2,20E-05</text:p>
          </table:table-cell>
          <table:table-cell table:formula="of:=[.T$1]*[.T37]/([.$A38]+[.T$1]*[.T37])" office:value-type="float" office:value="0.0000633868749775998">
            <text:p>6,34E-05</text:p>
          </table:table-cell>
          <table:table-cell table:formula="of:=[.U$1]*[.U37]/([.$A38]+[.U$1]*[.U37])" office:value-type="float" office:value="0.00016333173104072">
            <text:p>1,63E-04</text:p>
          </table:table-cell>
          <table:table-cell table:formula="of:=[.V$1]*[.V37]/([.$A38]+[.V$1]*[.V37])" office:value-type="float" office:value="0.000380924369394045">
            <text:p>3,81E-04</text:p>
          </table:table-cell>
          <table:table-cell office:value-type="float" office:value="36">
            <text:p>36</text:p>
          </table:table-cell>
          <table:table-cell table:formula="of:=[.X$1]*[.X37]/([.$A38]+[.X$1]*[.X37])" office:value-type="float" office:value="0.000812097451801264">
            <text:p>8,12E-04</text:p>
          </table:table-cell>
          <table:table-cell table:formula="of:=[.Y$1]*[.Y37]/([.$A38]+[.Y$1]*[.Y37])" office:value-type="float" office:value="0.00159640377898979">
            <text:p>1,60E-03</text:p>
          </table:table-cell>
          <table:table-cell table:formula="of:=[.Z$1]*[.Z37]/([.$A38]+[.Z$1]*[.Z37])" office:value-type="float" office:value="0.00291602086691553">
            <text:p>2,92E-03</text:p>
          </table:table-cell>
          <table:table-cell table:formula="of:=[.AA$1]*[.AA37]/([.$A38]+[.AA$1]*[.AA37])" office:value-type="float" office:value="0.00498405811062192">
            <text:p>4,98E-03</text:p>
          </table:table-cell>
          <table:table-cell table:formula="of:=[.AB$1]*[.AB37]/([.$A38]+[.AB$1]*[.AB37])" office:value-type="float" office:value="0.00802249676657451">
            <text:p>8,02E-03</text:p>
          </table:table-cell>
          <table:table-cell table:formula="of:=[.AC$1]*[.AC37]/([.$A38]+[.AC$1]*[.AC37])" office:value-type="float" office:value="0.0122339938823313">
            <text:p>1,22E-02</text:p>
          </table:table-cell>
          <table:table-cell table:formula="of:=[.AD$1]*[.AD37]/([.$A38]+[.AD$1]*[.AD37])" office:value-type="float" office:value="0.0177743940630815">
            <text:p>1,78E-02</text:p>
          </table:table-cell>
          <table:table-cell table:formula="of:=[.AE$1]*[.AE37]/([.$A38]+[.AE$1]*[.AE37])" office:value-type="float" office:value="0.0247327368729615">
            <text:p>2,47E-02</text:p>
          </table:table-cell>
          <table:table-cell table:formula="of:=[.AF$1]*[.AF37]/([.$A38]+[.AF$1]*[.AF37])" office:value-type="float" office:value="0.0331229086136868">
            <text:p>3,31E-02</text:p>
          </table:table-cell>
          <table:table-cell table:formula="of:=[.AG$1]*[.AG37]/([.$A38]+[.AG$1]*[.AG37])" office:value-type="float" office:value="0.0428872966458382">
            <text:p>4,29E-02</text:p>
          </table:table-cell>
          <table:table-cell office:value-type="float" office:value="36">
            <text:p>36</text:p>
          </table:table-cell>
          <table:table-cell table:formula="of:=[.AI$1]*[.AI37]/([.$A38]+[.AI$1]*[.AI37])" office:value-type="float" office:value="0.0539096226664348">
            <text:p>5,39E-02</text:p>
          </table:table-cell>
          <table:table-cell table:formula="of:=[.AJ$1]*[.AJ37]/([.$A38]+[.AJ$1]*[.AJ37])" office:value-type="float" office:value="0.0660326165704261">
            <text:p>6,60E-02</text:p>
          </table:table-cell>
          <table:table-cell table:formula="of:=[.AK$1]*[.AK37]/([.$A38]+[.AK$1]*[.AK37])" office:value-type="float" office:value="0.0790763673860805">
            <text:p>7,91E-02</text:p>
          </table:table-cell>
          <table:table-cell table:formula="of:=[.AL$1]*[.AL37]/([.$A38]+[.AL$1]*[.AL37])" office:value-type="float" office:value="0.0928543949238275">
            <text:p>9,29E-02</text:p>
          </table:table-cell>
          <table:table-cell table:formula="of:=[.AM$1]*[.AM37]/([.$A38]+[.AM$1]*[.AM37])" office:value-type="float" office:value="0.107185952708109">
            <text:p>1,07E-01</text:p>
          </table:table-cell>
          <table:table-cell table:formula="of:=[.AN$1]*[.AN37]/([.$A38]+[.AN$1]*[.AN37])" office:value-type="float" office:value="0.121904278673065">
            <text:p>1,22E-01</text:p>
          </table:table-cell>
          <table:table-cell table:formula="of:=[.AO$1]*[.AO37]/([.$A38]+[.AO$1]*[.AO37])" office:value-type="float" office:value="0.136861261425569">
            <text:p>1,37E-01</text:p>
          </table:table-cell>
          <table:table-cell table:formula="of:=[.AP$1]*[.AP37]/([.$A38]+[.AP$1]*[.AP37])" office:value-type="float" office:value="0.151929321262124">
            <text:p>1,52E-01</text:p>
          </table:table-cell>
          <table:table-cell table:formula="of:=[.AQ$1]*[.AQ37]/([.$A38]+[.AQ$1]*[.AQ37])" office:value-type="float" office:value="0.167001347009246">
            <text:p>1,67E-01</text:p>
          </table:table-cell>
          <table:table-cell table:formula="of:=[.AR$1]*[.AR37]/([.$A38]+[.AR$1]*[.AR37])" office:value-type="float" office:value="0.181989416742353">
            <text:p>1,82E-01</text:p>
          </table:table-cell>
          <table:table-cell office:value-type="float" office:value="36">
            <text:p>36</text:p>
          </table:table-cell>
          <table:table-cell table:formula="of:=[.AT$1]*[.AT37]/([.$A38]+[.AT$1]*[.AT37])" office:value-type="float" office:value="0.196822861407536">
            <text:p>1,97E-01</text:p>
          </table:table-cell>
          <table:table-cell table:formula="of:=[.AU$1]*[.AU37]/([.$A38]+[.AU$1]*[.AU37])" office:value-type="float" office:value="0.211446063088369">
            <text:p>2,11E-01</text:p>
          </table:table-cell>
          <table:table-cell table:formula="of:=[.AV$1]*[.AV37]/([.$A38]+[.AV$1]*[.AV37])" office:value-type="float" office:value="0.22581624032831">
            <text:p>2,26E-01</text:p>
          </table:table-cell>
          <table:table-cell table:formula="of:=[.AW$1]*[.AW37]/([.$A38]+[.AW$1]*[.AW37])" office:value-type="float" office:value="0.2399013683816">
            <text:p>2,40E-01</text:p>
          </table:table-cell>
          <table:table-cell table:formula="of:=[.AX$1]*[.AX37]/([.$A38]+[.AX$1]*[.AX37])" office:value-type="float" office:value="0.253678309661263">
            <text:p>2,54E-01</text:p>
          </table:table-cell>
          <table:table-cell table:formula="of:=[.AY$1]*[.AY37]/([.$A38]+[.AY$1]*[.AY37])" office:value-type="float" office:value="0.267131182512501">
            <text:p>2,67E-01</text:p>
          </table:table-cell>
          <table:table-cell table:formula="of:=[.AZ$1]*[.AZ37]/([.$A38]+[.AZ$1]*[.AZ37])" office:value-type="float" office:value="0.280249967909795">
            <text:p>2,80E-01</text:p>
          </table:table-cell>
          <table:table-cell table:formula="of:=[.BA$1]*[.BA37]/([.$A38]+[.BA$1]*[.BA37])" office:value-type="float" office:value="0.29302933790178">
            <text:p>2,93E-01</text:p>
          </table:table-cell>
          <table:table-cell table:formula="of:=[.BB$1]*[.BB37]/([.$A38]+[.BB$1]*[.BB37])" office:value-type="float" office:value="0.305467682130288">
            <text:p>3,05E-01</text:p>
          </table:table-cell>
          <table:table-cell table:formula="of:=[.BC$1]*[.BC37]/([.$A38]+[.BC$1]*[.BC37])" office:value-type="float" office:value="0.317566306336458">
            <text:p>3,18E-01</text:p>
          </table:table-cell>
          <table:table-cell office:value-type="float" office:value="36">
            <text:p>36</text:p>
          </table:table-cell>
          <table:table-cell table:formula="of:=[.BE$1]*[.BE37]/([.$A38]+[.BE$1]*[.BE37])" office:value-type="float" office:value="0.3293287772793">
            <text:p>3,29E-01</text:p>
          </table:table-cell>
          <table:table-cell table:formula="of:=[.BF$1]*[.BF37]/([.$A38]+[.BF$1]*[.BF37])" office:value-type="float" office:value="0.340760390535519">
            <text:p>3,41E-01</text:p>
          </table:table-cell>
          <table:table-cell table:formula="of:=[.BG$1]*[.BG37]/([.$A38]+[.BG$1]*[.BG37])" office:value-type="float" office:value="0.351867740360498">
            <text:p>3,52E-01</text:p>
          </table:table-cell>
          <table:table-cell table:formula="of:=[.BH$1]*[.BH37]/([.$A38]+[.BH$1]*[.BH37])" office:value-type="float" office:value="0.362658373660956">
            <text:p>3,63E-01</text:p>
          </table:table-cell>
          <table:table-cell table:formula="of:=[.BI$1]*[.BI37]/([.$A38]+[.BI$1]*[.BI37])" office:value-type="float" office:value="0.373140512880435">
            <text:p>3,73E-01</text:p>
          </table:table-cell>
          <table:table-cell table:formula="of:=[.BJ$1]*[.BJ37]/([.$A38]+[.BJ$1]*[.BJ37])" office:value-type="float" office:value="0.383322835091516">
            <text:p>3,83E-01</text:p>
          </table:table-cell>
          <table:table-cell table:formula="of:=[.BK$1]*[.BK37]/([.$A38]+[.BK$1]*[.BK37])" office:value-type="float" office:value="0.393214296770559">
            <text:p>3,93E-01</text:p>
          </table:table-cell>
          <table:table-cell table:formula="of:=[.BL$1]*[.BL37]/([.$A38]+[.BL$1]*[.BL37])" office:value-type="float" office:value="0.402823995596749">
            <text:p>4,03E-01</text:p>
          </table:table-cell>
          <table:table-cell table:formula="of:=[.BM$1]*[.BM37]/([.$A38]+[.BM$1]*[.BM37])" office:value-type="float" office:value="0.412161062187648">
            <text:p>4,12E-01</text:p>
          </table:table-cell>
          <table:table-cell table:formula="of:=[.BN$1]*[.BN37]/([.$A38]+[.BN$1]*[.BN37])" office:value-type="float" office:value="0.421234575990069">
            <text:p>4,21E-01</text:p>
          </table:table-cell>
          <table:table-cell office:value-type="float" office:value="36">
            <text:p>36</text:p>
          </table:table-cell>
          <table:table-cell table:formula="of:=[.BP$1]*[.BP37]/([.$A38]+[.BP$1]*[.BP37])" office:value-type="float" office:value="0.430053500623333">
            <text:p>4,30E-01</text:p>
          </table:table-cell>
          <table:table-cell table:formula="of:=[.BQ$1]*[.BQ37]/([.$A38]+[.BQ$1]*[.BQ37])" office:value-type="float" office:value="0.438626634856538">
            <text:p>4,39E-01</text:p>
          </table:table-cell>
          <table:table-cell table:formula="of:=[.BR$1]*[.BR37]/([.$A38]+[.BR$1]*[.BR37])" office:value-type="float" office:value="0.446962576123987">
            <text:p>4,47E-01</text:p>
          </table:table-cell>
          <table:table-cell table:formula="of:=[.BS$1]*[.BS37]/([.$A38]+[.BS$1]*[.BS37])" office:value-type="float" office:value="0.455069694071369">
            <text:p>4,55E-01</text:p>
          </table:table-cell>
          <table:table-cell table:formula="of:=[.BT$1]*[.BT37]/([.$A38]+[.BT$1]*[.BT37])" office:value-type="float" office:value="0.462956112103433">
            <text:p>4,63E-01</text:p>
          </table:table-cell>
          <table:table-cell table:formula="of:=[.BU$1]*[.BU37]/([.$A38]+[.BU$1]*[.BU37])" office:value-type="float" office:value="0.470629695291984">
            <text:p>4,71E-01</text:p>
          </table:table-cell>
          <table:table-cell table:formula="of:=[.BV$1]*[.BV37]/([.$A38]+[.BV$1]*[.BV37])" office:value-type="float" office:value="0.478098043317612">
            <text:p>4,78E-01</text:p>
          </table:table-cell>
          <table:table-cell table:formula="of:=[.BW$1]*[.BW37]/([.$A38]+[.BW$1]*[.BW37])" office:value-type="float" office:value="0.485368487373571">
            <text:p>4,85E-01</text:p>
          </table:table-cell>
          <table:table-cell table:formula="of:=[.BX$1]*[.BX37]/([.$A38]+[.BX$1]*[.BX37])" office:value-type="float" office:value="0.492448090166745">
            <text:p>4,92E-01</text:p>
          </table:table-cell>
          <table:table-cell table:formula="of:=[.BY$1]*[.BY37]/([.$A38]+[.BY$1]*[.BY37])" office:value-type="float" office:value="0.499343648318044">
            <text:p>4,99E-01</text:p>
          </table:table-cell>
          <table:table-cell office:value-type="float" office:value="36">
            <text:p>36</text:p>
          </table:table-cell>
          <table:table-cell table:formula="of:=[.CA$1]*[.CA37]/([.$A38]+[.CA$1]*[.CA37])" office:value-type="float" office:value="0.506061696600155">
            <text:p>5,06E-01</text:p>
          </table:table-cell>
          <table:table-cell table:formula="of:=[.CB$1]*[.CB37]/([.$A38]+[.CB$1]*[.CB37])" office:value-type="float" office:value="0.512608513560462">
            <text:p>5,13E-01</text:p>
          </table:table-cell>
          <table:table-cell table:formula="of:=[.CC$1]*[.CC37]/([.$A38]+[.CC$1]*[.CC37])" office:value-type="float" office:value="0.518990128166045">
            <text:p>5,19E-01</text:p>
          </table:table-cell>
          <table:table-cell table:formula="of:=[.CD$1]*[.CD37]/([.$A38]+[.CD$1]*[.CD37])" office:value-type="float" office:value="0.525212327179879">
            <text:p>5,25E-01</text:p>
          </table:table-cell>
          <table:table-cell table:formula="of:=[.CE$1]*[.CE37]/([.$A38]+[.CE$1]*[.CE37])" office:value-type="float" office:value="0.5312806630359">
            <text:p>5,31E-01</text:p>
          </table:table-cell>
          <table:table-cell table:formula="of:=[.CF$1]*[.CF37]/([.$A38]+[.CF$1]*[.CF37])" office:value-type="float" office:value="0.537200462028078">
            <text:p>5,37E-01</text:p>
          </table:table-cell>
          <table:table-cell table:formula="of:=[.CG$1]*[.CG37]/([.$A38]+[.CG$1]*[.CG37])" office:value-type="float" office:value="0.542976832667123">
            <text:p>5,43E-01</text:p>
          </table:table-cell>
          <table:table-cell table:formula="of:=[.CH$1]*[.CH37]/([.$A38]+[.CH$1]*[.CH37])" office:value-type="float" office:value="0.548614674089639">
            <text:p>5,49E-01</text:p>
          </table:table-cell>
          <table:table-cell table:formula="of:=[.CI$1]*[.CI37]/([.$A38]+[.CI$1]*[.CI37])" office:value-type="float" office:value="0.554118684429772">
            <text:p>5,54E-01</text:p>
          </table:table-cell>
          <table:table-cell table:formula="of:=[.CJ$1]*[.CJ37]/([.$A38]+[.CJ$1]*[.CJ37])" office:value-type="float" office:value="0.559493369083868">
            <text:p>5,59E-01</text:p>
          </table:table-cell>
          <table:table-cell office:value-type="float" office:value="36">
            <text:p>36</text:p>
          </table:table-cell>
          <table:table-cell table:formula="of:=[.CL$1]*[.CL37]/([.$A38]+[.CL$1]*[.CL37])" office:value-type="float" office:value="0.564743048815143">
            <text:p>5,65E-01</text:p>
          </table:table-cell>
          <table:table-cell table:formula="of:=[.CM$1]*[.CM37]/([.$A38]+[.CM$1]*[.CM37])" office:value-type="float" office:value="0.569871867658695">
            <text:p>5,70E-01</text:p>
          </table:table-cell>
          <table:table-cell table:formula="of:=[.CN$1]*[.CN37]/([.$A38]+[.CN$1]*[.CN37])" office:value-type="float" office:value="0.574883800597932">
            <text:p>5,75E-01</text:p>
          </table:table-cell>
          <table:table-cell table:formula="of:=[.CO$1]*[.CO37]/([.$A38]+[.CO$1]*[.CO37])" office:value-type="float" office:value="0.579782660992082">
            <text:p>5,80E-01</text:p>
          </table:table-cell>
          <table:table-cell table:formula="of:=[.CP$1]*[.CP37]/([.$A38]+[.CP$1]*[.CP37])" office:value-type="float" office:value="0.584572107741352">
            <text:p>5,85E-01</text:p>
          </table:table-cell>
          <table:table-cell table:formula="of:=[.CQ$1]*[.CQ37]/([.$A38]+[.CQ$1]*[.CQ37])" office:value-type="float" office:value="0.589255652181778">
            <text:p>5,89E-01</text:p>
          </table:table-cell>
          <table:table-cell table:formula="of:=[.CR$1]*[.CR37]/([.$A38]+[.CR$1]*[.CR37])" office:value-type="float" office:value="0.593836664706181">
            <text:p>5,94E-01</text:p>
          </table:table-cell>
          <table:table-cell table:formula="of:=[.CS$1]*[.CS37]/([.$A38]+[.CS$1]*[.CS37])" office:value-type="float" office:value="0.598318381111026">
            <text:p>5,98E-01</text:p>
          </table:table-cell>
          <table:table-cell table:formula="of:=[.CT$1]*[.CT37]/([.$A38]+[.CT$1]*[.CT37])" office:value-type="float" office:value="0.602703908671668">
            <text:p>6,03E-01</text:p>
          </table:table-cell>
          <table:table-cell table:formula="of:=[.CU$1]*[.CU37]/([.$A38]+[.CU$1]*[.CU37])" office:value-type="float" office:value="0.606996231950515">
            <text:p>6,07E-01</text:p>
          </table:table-cell>
          <table:table-cell office:value-type="float" office:value="36">
            <text:p>36</text:p>
          </table:table-cell>
          <table:table-cell table:formula="of:=[.CW$1]*[.CW37]/([.$A38]+[.CW$1]*[.CW37])" office:value-type="float" office:value="0.611198218344187">
            <text:p>6,11E-01</text:p>
          </table:table-cell>
          <table:table-cell table:formula="of:=[.CX$1]*[.CX37]/([.$A38]+[.CX$1]*[.CX37])" office:value-type="float" office:value="0.615312623376894">
            <text:p>6,15E-01</text:p>
          </table:table-cell>
          <table:table-cell table:formula="of:=[.CY$1]*[.CY37]/([.$A38]+[.CY$1]*[.CY37])" office:value-type="float" office:value="0.619342095748111">
            <text:p>6,19E-01</text:p>
          </table:table-cell>
          <table:table-cell table:formula="of:=[.CZ$1]*[.CZ37]/([.$A38]+[.CZ$1]*[.CZ37])" office:value-type="float" office:value="0.623289182143148">
            <text:p>6,23E-01</text:p>
          </table:table-cell>
          <table:table-cell table:formula="of:=[.DA$1]*[.DA37]/([.$A38]+[.DA$1]*[.DA37])" office:value-type="float" office:value="0.627156331815629">
            <text:p>6,27E-01</text:p>
          </table:table-cell>
          <table:table-cell table:formula="of:=[.DB$1]*[.DB37]/([.$A38]+[.DB$1]*[.DB37])" office:value-type="float" office:value="0.630945900951023">
            <text:p>6,31E-01</text:p>
          </table:table-cell>
          <table:table-cell table:formula="of:=[.DC$1]*[.DC37]/([.$A38]+[.DC$1]*[.DC37])" office:value-type="float" office:value="0.63466015682049">
            <text:p>6,35E-01</text:p>
          </table:table-cell>
          <table:table-cell table:formula="of:=[.DD$1]*[.DD37]/([.$A38]+[.DD$1]*[.DD37])" office:value-type="float" office:value="0.638301281734208">
            <text:p>6,38E-01</text:p>
          </table:table-cell>
          <table:table-cell table:formula="of:=[.DE$1]*[.DE37]/([.$A38]+[.DE$1]*[.DE37])" office:value-type="float" office:value="0.641871376803263">
            <text:p>6,42E-01</text:p>
          </table:table-cell>
          <table:table-cell table:formula="of:=[.DF$1]*[.DF37]/([.$A38]+[.DF$1]*[.DF37])" office:value-type="float" office:value="0.645372465518985">
            <text:p>6,45E-01</text:p>
          </table:table-cell>
          <table:table-cell table:number-columns-repeated="146"/>
        </table:table-row>
        <table:table-row table:style-name="ro1">
          <table:table-cell office:value-type="float" office:value="37">
            <text:p>37</text:p>
          </table:table-cell>
          <table:table-cell table:formula="of:=[.$C$1]*[.B38]/([.$A39]+[.$C$1]*[.B38])" office:value-type="float" office:value="1.19030941233374E-033">
            <text:p>1,19E-33</text:p>
          </table:table-cell>
          <table:table-cell table:formula="of:=[.$C$1]*[.C38]/([.$A39]+[.$C$1]*[.C38])" office:value-type="float" office:value="1.35140027379113E-033">
            <text:p>1,35E-33</text:p>
          </table:table-cell>
          <table:table-cell table:formula="of:=[.$D$1]*[.D38]/([.$A39]+[.$D$1]*[.D38])" office:value-type="float" office:value="1.62879379330296E-027">
            <text:p>1,63E-27</text:p>
          </table:table-cell>
          <table:table-cell table:formula="of:=[.$E$1]*[.E38]/([.$A39]+[.$E$1]*[.E38])" office:value-type="float" office:value="2.51365041576158E-023">
            <text:p>2,51E-23</text:p>
          </table:table-cell>
          <table:table-cell table:formula="of:=[.$F$1]*[.F38]/([.$A39]+[.$F$1]*[.F38])" office:value-type="float" office:value="3.56189307138989E-020">
            <text:p>3,56E-20</text:p>
          </table:table-cell>
          <table:table-cell table:formula="of:=[.$G$1]*[.G38]/([.$A39]+[.$G$1]*[.G38])" office:value-type="float" office:value="1.11453189043114E-017">
            <text:p>1,11E-17</text:p>
          </table:table-cell>
          <table:table-cell table:formula="of:=[.$H$1]*[.H38]/([.$A39]+[.$H$1]*[.H38])" office:value-type="float" office:value="1.22978512028801E-015">
            <text:p>1,23E-15</text:p>
          </table:table-cell>
          <table:table-cell table:formula="of:=[.I$1]*[.I38]/([.$A39]+[.I$1]*[.I38])" office:value-type="float" office:value="0.0000000000000632756755177626">
            <text:p>6,33E-14</text:p>
          </table:table-cell>
          <table:table-cell table:formula="of:=[.J$1]*[.J38]/([.$A39]+[.J$1]*[.J38])" office:value-type="float" office:value="0.00000000000181796550709782">
            <text:p>1,82E-12</text:p>
          </table:table-cell>
          <table:table-cell table:formula="of:=[.K$1]*[.K38]/([.$A39]+[.K$1]*[.K38])" office:value-type="float" office:value="0.000000000032985138182952">
            <text:p>3,30E-11</text:p>
          </table:table-cell>
          <table:table-cell office:value-type="float" office:value="37">
            <text:p>37</text:p>
          </table:table-cell>
          <table:table-cell table:formula="of:=[.M$1]*[.M38]/([.$A39]+[.M$1]*[.M38])" office:value-type="float" office:value="0.000000000412622757254386">
            <text:p>4,13E-10</text:p>
          </table:table-cell>
          <table:table-cell table:formula="of:=[.N$1]*[.N38]/([.$A39]+[.N$1]*[.N38])" office:value-type="float" office:value="0.00000000379695498603132">
            <text:p>3,80E-09</text:p>
          </table:table-cell>
          <table:table-cell table:formula="of:=[.O$1]*[.O38]/([.$A39]+[.O$1]*[.O38])" office:value-type="float" office:value="0.0000000269984544563624">
            <text:p>2,70E-08</text:p>
          </table:table-cell>
          <table:table-cell table:formula="of:=[.P$1]*[.P38]/([.$A39]+[.P$1]*[.P38])" office:value-type="float" office:value="0.000000154126649820602">
            <text:p>1,54E-07</text:p>
          </table:table-cell>
          <table:table-cell table:formula="of:=[.Q$1]*[.Q38]/([.$A39]+[.Q$1]*[.Q38])" office:value-type="float" office:value="0.000000728153069072051">
            <text:p>7,28E-07</text:p>
          </table:table-cell>
          <table:table-cell table:formula="of:=[.R$1]*[.R38]/([.$A39]+[.R$1]*[.R38])" office:value-type="float" office:value="0.0000029173710516659">
            <text:p>2,92E-06</text:p>
          </table:table-cell>
          <table:table-cell table:formula="of:=[.S$1]*[.S38]/([.$A39]+[.S$1]*[.S38])" office:value-type="float" office:value="0.0000101127777256546">
            <text:p>1,01E-05</text:p>
          </table:table-cell>
          <table:table-cell table:formula="of:=[.T$1]*[.T38]/([.$A39]+[.T$1]*[.T38])" office:value-type="float" office:value="0.0000308359072147156">
            <text:p>3,08E-05</text:p>
          </table:table-cell>
          <table:table-cell table:formula="of:=[.U$1]*[.U38]/([.$A39]+[.U$1]*[.U38])" office:value-type="float" office:value="0.0000838660169762388">
            <text:p>8,39E-05</text:p>
          </table:table-cell>
          <table:table-cell table:formula="of:=[.V$1]*[.V38]/([.$A39]+[.V$1]*[.V38])" office:value-type="float" office:value="0.000205862676369658">
            <text:p>2,06E-04</text:p>
          </table:table-cell>
          <table:table-cell office:value-type="float" office:value="37">
            <text:p>37</text:p>
          </table:table-cell>
          <table:table-cell table:formula="of:=[.X$1]*[.X38]/([.$A39]+[.X$1]*[.X38])" office:value-type="float" office:value="0.000460707825814805">
            <text:p>4,61E-04</text:p>
          </table:table-cell>
          <table:table-cell table:formula="of:=[.Y$1]*[.Y38]/([.$A39]+[.Y$1]*[.Y38])" office:value-type="float" office:value="0.000948312906783736">
            <text:p>9,48E-04</text:p>
          </table:table-cell>
          <table:table-cell table:formula="of:=[.Z$1]*[.Z38]/([.$A39]+[.Z$1]*[.Z38])" office:value-type="float" office:value="0.00180938182298811">
            <text:p>1,81E-03</text:p>
          </table:table-cell>
          <table:table-cell table:formula="of:=[.AA$1]*[.AA38]/([.$A39]+[.AA$1]*[.AA38])" office:value-type="float" office:value="0.00322248457959996">
            <text:p>3,22E-03</text:p>
          </table:table-cell>
          <table:table-cell table:formula="of:=[.AB$1]*[.AB38]/([.$A39]+[.AB$1]*[.AB38])" office:value-type="float" office:value="0.00539138136957414">
            <text:p>5,39E-03</text:p>
          </table:table-cell>
          <table:table-cell table:formula="of:=[.AC$1]*[.AC38]/([.$A39]+[.AC$1]*[.AC38])" office:value-type="float" office:value="0.00852358449850665">
            <text:p>8,52E-03</text:p>
          </table:table-cell>
          <table:table-cell table:formula="of:=[.AD$1]*[.AD38]/([.$A39]+[.AD$1]*[.AD38])" office:value-type="float" office:value="0.0128044239466162">
            <text:p>1,28E-02</text:p>
          </table:table-cell>
          <table:table-cell table:formula="of:=[.AE$1]*[.AE38]/([.$A39]+[.AE$1]*[.AE38])" office:value-type="float" office:value="0.0183727884024293">
            <text:p>1,84E-02</text:p>
          </table:table-cell>
          <table:table-cell table:formula="of:=[.AF$1]*[.AF38]/([.$A39]+[.AF$1]*[.AF38])" office:value-type="float" office:value="0.0253042694767538">
            <text:p>2,53E-02</text:p>
          </table:table-cell>
          <table:table-cell table:formula="of:=[.AG$1]*[.AG38]/([.$A39]+[.AG$1]*[.AG38])" office:value-type="float" office:value="0.0336049235049101">
            <text:p>3,36E-02</text:p>
          </table:table-cell>
          <table:table-cell office:value-type="float" office:value="37">
            <text:p>37</text:p>
          </table:table-cell>
          <table:table-cell table:formula="of:=[.AI$1]*[.AI38]/([.$A39]+[.AI$1]*[.AI38])" office:value-type="float" office:value="0.0432155810011336">
            <text:p>4,32E-02</text:p>
          </table:table-cell>
          <table:table-cell table:formula="of:=[.AJ$1]*[.AJ38]/([.$A39]+[.AJ$1]*[.AJ38])" office:value-type="float" office:value="0.0540240167660287">
            <text:p>5,40E-02</text:p>
          </table:table-cell>
          <table:table-cell table:formula="of:=[.AK$1]*[.AK38]/([.$A39]+[.AK$1]*[.AK38])" office:value-type="float" office:value="0.0658811345249445">
            <text:p>6,59E-02</text:p>
          </table:table-cell>
          <table:table-cell table:formula="of:=[.AL$1]*[.AL38]/([.$A39]+[.AL$1]*[.AL38])" office:value-type="float" office:value="0.0786175645976424">
            <text:p>7,86E-02</text:p>
          </table:table-cell>
          <table:table-cell table:formula="of:=[.AM$1]*[.AM38]/([.$A39]+[.AM$1]*[.AM38])" office:value-type="float" office:value="0.0920581469781106">
            <text:p>9,21E-02</text:p>
          </table:table-cell>
          <table:table-cell table:formula="of:=[.AN$1]*[.AN38]/([.$A39]+[.AN$1]*[.AN38])" office:value-type="float" office:value="0.106033035819827">
            <text:p>1,06E-01</text:p>
          </table:table-cell>
          <table:table-cell table:formula="of:=[.AO$1]*[.AO38]/([.$A39]+[.AO$1]*[.AO38])" office:value-type="float" office:value="0.120385192168437">
            <text:p>1,20E-01</text:p>
          </table:table-cell>
          <table:table-cell table:formula="of:=[.AP$1]*[.AP38]/([.$A39]+[.AP$1]*[.AP38])" office:value-type="float" office:value="0.134974675562695">
            <text:p>1,35E-01</text:p>
          </table:table-cell>
          <table:table-cell table:formula="of:=[.AQ$1]*[.AQ38]/([.$A39]+[.AQ$1]*[.AQ38])" office:value-type="float" office:value="0.149680432747557">
            <text:p>1,50E-01</text:p>
          </table:table-cell>
          <table:table-cell table:formula="of:=[.AR$1]*[.AR38]/([.$A39]+[.AR$1]*[.AR38])" office:value-type="float" office:value="0.164400322161987">
            <text:p>1,64E-01</text:p>
          </table:table-cell>
          <table:table-cell office:value-type="float" office:value="37">
            <text:p>37</text:p>
          </table:table-cell>
          <table:table-cell table:formula="of:=[.AT$1]*[.AT38]/([.$A39]+[.AT$1]*[.AT38])" office:value-type="float" office:value="0.179050018881255">
            <text:p>1,79E-01</text:p>
          </table:table-cell>
          <table:table-cell table:formula="of:=[.AU$1]*[.AU38]/([.$A39]+[.AU$1]*[.AU38])" office:value-type="float" office:value="0.193561300129865">
            <text:p>1,94E-01</text:p>
          </table:table-cell>
          <table:table-cell table:formula="of:=[.AV$1]*[.AV38]/([.$A39]+[.AV$1]*[.AV38])" office:value-type="float" office:value="0.207880066204549">
            <text:p>2,08E-01</text:p>
          </table:table-cell>
          <table:table-cell table:formula="of:=[.AW$1]*[.AW38]/([.$A39]+[.AW$1]*[.AW38])" office:value-type="float" office:value="0.22196432900829">
            <text:p>2,22E-01</text:p>
          </table:table-cell>
          <table:table-cell table:formula="of:=[.AX$1]*[.AX38]/([.$A39]+[.AX$1]*[.AX38])" office:value-type="float" office:value="0.235782307140578">
            <text:p>2,36E-01</text:p>
          </table:table-cell>
          <table:table-cell table:formula="of:=[.AY$1]*[.AY38]/([.$A39]+[.AY$1]*[.AY38])" office:value-type="float" office:value="0.24931070078701">
            <text:p>2,49E-01</text:p>
          </table:table-cell>
          <table:table-cell table:formula="of:=[.AZ$1]*[.AZ38]/([.$A39]+[.AZ$1]*[.AZ38])" office:value-type="float" office:value="0.262533176293897">
            <text:p>2,63E-01</text:p>
          </table:table-cell>
          <table:table-cell table:formula="of:=[.BA$1]*[.BA38]/([.$A39]+[.BA$1]*[.BA38])" office:value-type="float" office:value="0.27543906354152">
            <text:p>2,75E-01</text:p>
          </table:table-cell>
          <table:table-cell table:formula="of:=[.BB$1]*[.BB38]/([.$A39]+[.BB$1]*[.BB38])" office:value-type="float" office:value="0.288022254002874">
            <text:p>2,88E-01</text:p>
          </table:table-cell>
          <table:table-cell table:formula="of:=[.BC$1]*[.BC38]/([.$A39]+[.BC$1]*[.BC38])" office:value-type="float" office:value="0.300280279764725">
            <text:p>3,00E-01</text:p>
          </table:table-cell>
          <table:table-cell office:value-type="float" office:value="37">
            <text:p>37</text:p>
          </table:table-cell>
          <table:table-cell table:formula="of:=[.BE$1]*[.BE38]/([.$A39]+[.BE$1]*[.BE38])" office:value-type="float" office:value="0.312213550947961">
            <text:p>3,12E-01</text:p>
          </table:table-cell>
          <table:table-cell table:formula="of:=[.BF$1]*[.BF38]/([.$A39]+[.BF$1]*[.BF38])" office:value-type="float" office:value="0.323824728938849">
            <text:p>3,24E-01</text:p>
          </table:table-cell>
          <table:table-cell table:formula="of:=[.BG$1]*[.BG38]/([.$A39]+[.BG$1]*[.BG38])" office:value-type="float" office:value="0.335118214346343">
            <text:p>3,35E-01</text:p>
          </table:table-cell>
          <table:table-cell table:formula="of:=[.BH$1]*[.BH38]/([.$A39]+[.BH$1]*[.BH38])" office:value-type="float" office:value="0.346099730822706">
            <text:p>3,46E-01</text:p>
          </table:table-cell>
          <table:table-cell table:formula="of:=[.BI$1]*[.BI38]/([.$A39]+[.BI$1]*[.BI38])" office:value-type="float" office:value="0.356775988337397">
            <text:p>3,57E-01</text:p>
          </table:table-cell>
          <table:table-cell table:formula="of:=[.BJ$1]*[.BJ38]/([.$A39]+[.BJ$1]*[.BJ38])" office:value-type="float" office:value="0.36715441190028">
            <text:p>3,67E-01</text:p>
          </table:table-cell>
          <table:table-cell table:formula="of:=[.BK$1]*[.BK38]/([.$A39]+[.BK$1]*[.BK38])" office:value-type="float" office:value="0.377242923946125">
            <text:p>3,77E-01</text:p>
          </table:table-cell>
          <table:table-cell table:formula="of:=[.BL$1]*[.BL38]/([.$A39]+[.BL$1]*[.BL38])" office:value-type="float" office:value="0.387049770555493">
            <text:p>3,87E-01</text:p>
          </table:table-cell>
          <table:table-cell table:formula="of:=[.BM$1]*[.BM38]/([.$A39]+[.BM$1]*[.BM38])" office:value-type="float" office:value="0.396583383382589">
            <text:p>3,97E-01</text:p>
          </table:table-cell>
          <table:table-cell table:formula="of:=[.BN$1]*[.BN38]/([.$A39]+[.BN$1]*[.BN38])" office:value-type="float" office:value="0.405852270599298">
            <text:p>4,06E-01</text:p>
          </table:table-cell>
          <table:table-cell office:value-type="float" office:value="37">
            <text:p>37</text:p>
          </table:table-cell>
          <table:table-cell table:formula="of:=[.BP$1]*[.BP38]/([.$A39]+[.BP$1]*[.BP38])" office:value-type="float" office:value="0.414864931370319">
            <text:p>4,15E-01</text:p>
          </table:table-cell>
          <table:table-cell table:formula="of:=[.BQ$1]*[.BQ38]/([.$A39]+[.BQ$1]*[.BQ38])" office:value-type="float" office:value="0.423629789375637">
            <text:p>4,24E-01</text:p>
          </table:table-cell>
          <table:table-cell table:formula="of:=[.BR$1]*[.BR38]/([.$A39]+[.BR$1]*[.BR38])" office:value-type="float" office:value="0.432155141722795">
            <text:p>4,32E-01</text:p>
          </table:table-cell>
          <table:table-cell table:formula="of:=[.BS$1]*[.BS38]/([.$A39]+[.BS$1]*[.BS38])" office:value-type="float" office:value="0.440449120270003">
            <text:p>4,40E-01</text:p>
          </table:table-cell>
          <table:table-cell table:formula="of:=[.BT$1]*[.BT38]/([.$A39]+[.BT$1]*[.BT38])" office:value-type="float" office:value="0.448519662936442">
            <text:p>4,49E-01</text:p>
          </table:table-cell>
          <table:table-cell table:formula="of:=[.BU$1]*[.BU38]/([.$A39]+[.BU$1]*[.BU38])" office:value-type="float" office:value="0.456374493029617">
            <text:p>4,56E-01</text:p>
          </table:table-cell>
          <table:table-cell table:formula="of:=[.BV$1]*[.BV38]/([.$A39]+[.BV$1]*[.BV38])" office:value-type="float" office:value="0.464021104989214">
            <text:p>4,64E-01</text:p>
          </table:table-cell>
          <table:table-cell table:formula="of:=[.BW$1]*[.BW38]/([.$A39]+[.BW$1]*[.BW38])" office:value-type="float" office:value="0.471466755247926">
            <text:p>4,71E-01</text:p>
          </table:table-cell>
          <table:table-cell table:formula="of:=[.BX$1]*[.BX38]/([.$A39]+[.BX$1]*[.BX38])" office:value-type="float" office:value="0.478718457154653">
            <text:p>4,79E-01</text:p>
          </table:table-cell>
          <table:table-cell table:formula="of:=[.BY$1]*[.BY38]/([.$A39]+[.BY$1]*[.BY38])" office:value-type="float" office:value="0.485782979104738">
            <text:p>4,86E-01</text:p>
          </table:table-cell>
          <table:table-cell office:value-type="float" office:value="37">
            <text:p>37</text:p>
          </table:table-cell>
          <table:table-cell table:formula="of:=[.CA$1]*[.CA38]/([.$A39]+[.CA$1]*[.CA38])" office:value-type="float" office:value="0.492666845183977">
            <text:p>4,93E-01</text:p>
          </table:table-cell>
          <table:table-cell table:formula="of:=[.CB$1]*[.CB38]/([.$A39]+[.CB$1]*[.CB38])" office:value-type="float" office:value="0.499376337765019">
            <text:p>4,99E-01</text:p>
          </table:table-cell>
          <table:table-cell table:formula="of:=[.CC$1]*[.CC38]/([.$A39]+[.CC$1]*[.CC38])" office:value-type="float" office:value="0.50591750160204">
            <text:p>5,06E-01</text:p>
          </table:table-cell>
          <table:table-cell table:formula="of:=[.CD$1]*[.CD38]/([.$A39]+[.CD$1]*[.CD38])" office:value-type="float" office:value="0.512296149056865">
            <text:p>5,12E-01</text:p>
          </table:table-cell>
          <table:table-cell table:formula="of:=[.CE$1]*[.CE38]/([.$A39]+[.CE$1]*[.CE38])" office:value-type="float" office:value="0.518517866160835">
            <text:p>5,19E-01</text:p>
          </table:table-cell>
          <table:table-cell table:formula="of:=[.CF$1]*[.CF38]/([.$A39]+[.CF$1]*[.CF38])" office:value-type="float" office:value="0.524588019274495">
            <text:p>5,25E-01</text:p>
          </table:table-cell>
          <table:table-cell table:formula="of:=[.CG$1]*[.CG38]/([.$A39]+[.CG$1]*[.CG38])" office:value-type="float" office:value="0.530511762154367">
            <text:p>5,31E-01</text:p>
          </table:table-cell>
          <table:table-cell table:formula="of:=[.CH$1]*[.CH38]/([.$A39]+[.CH$1]*[.CH38])" office:value-type="float" office:value="0.536294043274368">
            <text:p>5,36E-01</text:p>
          </table:table-cell>
          <table:table-cell table:formula="of:=[.CI$1]*[.CI38]/([.$A39]+[.CI$1]*[.CI38])" office:value-type="float" office:value="0.541939613280689">
            <text:p>5,42E-01</text:p>
          </table:table-cell>
          <table:table-cell table:formula="of:=[.CJ$1]*[.CJ38]/([.$A39]+[.CJ$1]*[.CJ38])" office:value-type="float" office:value="0.547453032484357">
            <text:p>5,47E-01</text:p>
          </table:table-cell>
          <table:table-cell office:value-type="float" office:value="37">
            <text:p>37</text:p>
          </table:table-cell>
          <table:table-cell table:formula="of:=[.CL$1]*[.CL38]/([.$A39]+[.CL$1]*[.CL38])" office:value-type="float" office:value="0.552838678316369">
            <text:p>5,53E-01</text:p>
          </table:table-cell>
          <table:table-cell table:formula="of:=[.CM$1]*[.CM38]/([.$A39]+[.CM$1]*[.CM38])" office:value-type="float" office:value="0.558100752687071">
            <text:p>5,58E-01</text:p>
          </table:table-cell>
          <table:table-cell table:formula="of:=[.CN$1]*[.CN38]/([.$A39]+[.CN$1]*[.CN38])" office:value-type="float" office:value="0.563243289205106">
            <text:p>5,63E-01</text:p>
          </table:table-cell>
          <table:table-cell table:formula="of:=[.CO$1]*[.CO38]/([.$A39]+[.CO$1]*[.CO38])" office:value-type="float" office:value="0.568270160222287">
            <text:p>5,68E-01</text:p>
          </table:table-cell>
          <table:table-cell table:formula="of:=[.CP$1]*[.CP38]/([.$A39]+[.CP$1]*[.CP38])" office:value-type="float" office:value="0.573185083679696">
            <text:p>5,73E-01</text:p>
          </table:table-cell>
          <table:table-cell table:formula="of:=[.CQ$1]*[.CQ38]/([.$A39]+[.CQ$1]*[.CQ38])" office:value-type="float" office:value="0.577991629737495">
            <text:p>5,78E-01</text:p>
          </table:table-cell>
          <table:table-cell table:formula="of:=[.CR$1]*[.CR38]/([.$A39]+[.CR$1]*[.CR38])" office:value-type="float" office:value="0.582693227176768">
            <text:p>5,83E-01</text:p>
          </table:table-cell>
          <table:table-cell table:formula="of:=[.CS$1]*[.CS38]/([.$A39]+[.CS$1]*[.CS38])" office:value-type="float" office:value="0.587293169566296">
            <text:p>5,87E-01</text:p>
          </table:table-cell>
          <table:table-cell table:formula="of:=[.CT$1]*[.CT38]/([.$A39]+[.CT$1]*[.CT38])" office:value-type="float" office:value="0.591794621190917">
            <text:p>5,92E-01</text:p>
          </table:table-cell>
          <table:table-cell table:formula="of:=[.CU$1]*[.CU38]/([.$A39]+[.CU$1]*[.CU38])" office:value-type="float" office:value="0.596200622740989">
            <text:p>5,96E-01</text:p>
          </table:table-cell>
          <table:table-cell office:value-type="float" office:value="37">
            <text:p>37</text:p>
          </table:table-cell>
          <table:table-cell table:formula="of:=[.CW$1]*[.CW38]/([.$A39]+[.CW$1]*[.CW38])" office:value-type="float" office:value="0.60051409676481">
            <text:p>6,01E-01</text:p>
          </table:table-cell>
          <table:table-cell table:formula="of:=[.CX$1]*[.CX38]/([.$A39]+[.CX$1]*[.CX38])" office:value-type="float" office:value="0.604737852887597">
            <text:p>6,05E-01</text:p>
          </table:table-cell>
          <table:table-cell table:formula="of:=[.CY$1]*[.CY38]/([.$A39]+[.CY$1]*[.CY38])" office:value-type="float" office:value="0.608874592801998">
            <text:p>6,09E-01</text:p>
          </table:table-cell>
          <table:table-cell table:formula="of:=[.CZ$1]*[.CZ38]/([.$A39]+[.CZ$1]*[.CZ38])" office:value-type="float" office:value="0.612926915036111">
            <text:p>6,13E-01</text:p>
          </table:table-cell>
          <table:table-cell table:formula="of:=[.DA$1]*[.DA38]/([.$A39]+[.DA$1]*[.DA38])" office:value-type="float" office:value="0.616897319505756">
            <text:p>6,17E-01</text:p>
          </table:table-cell>
          <table:table-cell table:formula="of:=[.DB$1]*[.DB38]/([.$A39]+[.DB$1]*[.DB38])" office:value-type="float" office:value="0.620788211858228">
            <text:p>6,21E-01</text:p>
          </table:table-cell>
          <table:table-cell table:formula="of:=[.DC$1]*[.DC38]/([.$A39]+[.DC$1]*[.DC38])" office:value-type="float" office:value="0.624601907615134">
            <text:p>6,25E-01</text:p>
          </table:table-cell>
          <table:table-cell table:formula="of:=[.DD$1]*[.DD38]/([.$A39]+[.DD$1]*[.DD38])" office:value-type="float" office:value="0.628340636122071">
            <text:p>6,28E-01</text:p>
          </table:table-cell>
          <table:table-cell table:formula="of:=[.DE$1]*[.DE38]/([.$A39]+[.DE$1]*[.DE38])" office:value-type="float" office:value="0.632006544313031">
            <text:p>6,32E-01</text:p>
          </table:table-cell>
          <table:table-cell table:formula="of:=[.DF$1]*[.DF38]/([.$A39]+[.DF$1]*[.DF38])" office:value-type="float" office:value="0.635601700297356">
            <text:p>6,36E-01</text:p>
          </table:table-cell>
          <table:table-cell table:number-columns-repeated="146"/>
        </table:table-row>
        <table:table-row table:style-name="ro1">
          <table:table-cell office:value-type="float" office:value="38">
            <text:p>38</text:p>
          </table:table-cell>
          <table:table-cell table:formula="of:=[.$C$1]*[.B39]/([.$A40]+[.$C$1]*[.B39])" office:value-type="float" office:value="6.26478638070387E-035">
            <text:p>6,26E-35</text:p>
          </table:table-cell>
          <table:table-cell table:formula="of:=[.$C$1]*[.C39]/([.$A40]+[.$C$1]*[.C39])" office:value-type="float" office:value="7.1126330199533E-035">
            <text:p>7,11E-35</text:p>
          </table:table-cell>
          <table:table-cell table:formula="of:=[.$D$1]*[.D39]/([.$A40]+[.$D$1]*[.D39])" office:value-type="float" office:value="1.28588983681813E-028">
            <text:p>1,29E-28</text:p>
          </table:table-cell>
          <table:table-cell table:formula="of:=[.$E$1]*[.E39]/([.$A40]+[.$E$1]*[.E39])" office:value-type="float" office:value="2.64594780606482E-024">
            <text:p>2,65E-24</text:p>
          </table:table-cell>
          <table:table-cell table:formula="of:=[.$F$1]*[.F39]/([.$A40]+[.$F$1]*[.F39])" office:value-type="float" office:value="4.68670140972354E-021">
            <text:p>4,69E-21</text:p>
          </table:table-cell>
          <table:table-cell table:formula="of:=[.$G$1]*[.G39]/([.$A40]+[.$G$1]*[.G39])" office:value-type="float" office:value="1.75978719541759E-018">
            <text:p>1,76E-18</text:p>
          </table:table-cell>
          <table:table-cell table:formula="of:=[.$H$1]*[.H39]/([.$A40]+[.$H$1]*[.H39])" office:value-type="float" office:value="2.26539364263581E-016">
            <text:p>2,27E-16</text:p>
          </table:table-cell>
          <table:table-cell table:formula="of:=[.I$1]*[.I39]/([.$A40]+[.I$1]*[.I39])" office:value-type="float" office:value="0.0000000000000133211948458446">
            <text:p>1,33E-14</text:p>
          </table:table-cell>
          <table:table-cell table:formula="of:=[.J$1]*[.J39]/([.$A40]+[.J$1]*[.J39])" office:value-type="float" office:value="0.000000000000430570777996666">
            <text:p>4,31E-13</text:p>
          </table:table-cell>
          <table:table-cell table:formula="of:=[.K$1]*[.K39]/([.$A40]+[.K$1]*[.K39])" office:value-type="float" office:value="0.00000000000868029952175412">
            <text:p>8,68E-12</text:p>
          </table:table-cell>
          <table:table-cell office:value-type="float" office:value="38">
            <text:p>38</text:p>
          </table:table-cell>
          <table:table-cell table:formula="of:=[.M$1]*[.M39]/([.$A40]+[.M$1]*[.M39])" office:value-type="float" office:value="0.000000000119443429717266">
            <text:p>1,19E-10</text:p>
          </table:table-cell>
          <table:table-cell table:formula="of:=[.N$1]*[.N39]/([.$A40]+[.N$1]*[.N39])" office:value-type="float" office:value="0.00000000119903841520378">
            <text:p>1,20E-09</text:p>
          </table:table-cell>
          <table:table-cell table:formula="of:=[.O$1]*[.O39]/([.$A40]+[.O$1]*[.O39])" office:value-type="float" office:value="0.0000000092363132813408">
            <text:p>9,24E-09</text:p>
          </table:table-cell>
          <table:table-cell table:formula="of:=[.P$1]*[.P39]/([.$A40]+[.P$1]*[.P39])" office:value-type="float" office:value="0.000000056783499341119">
            <text:p>5,68E-08</text:p>
          </table:table-cell>
          <table:table-cell table:formula="of:=[.Q$1]*[.Q39]/([.$A40]+[.Q$1]*[.Q39])" office:value-type="float" office:value="0.000000287428760439441">
            <text:p>2,87E-07</text:p>
          </table:table-cell>
          <table:table-cell table:formula="of:=[.R$1]*[.R39]/([.$A40]+[.R$1]*[.R39])" office:value-type="float" office:value="0.00000122836524971313">
            <text:p>1,23E-06</text:p>
          </table:table-cell>
          <table:table-cell table:formula="of:=[.S$1]*[.S39]/([.$A40]+[.S$1]*[.S39])" office:value-type="float" office:value="0.00000452411693585566">
            <text:p>4,52E-06</text:p>
          </table:table-cell>
          <table:table-cell table:formula="of:=[.T$1]*[.T39]/([.$A40]+[.T$1]*[.T39])" office:value-type="float" office:value="0.0000146062690186545">
            <text:p>1,46E-05</text:p>
          </table:table-cell>
          <table:table-cell table:formula="of:=[.U$1]*[.U39]/([.$A40]+[.U$1]*[.U39])" office:value-type="float" office:value="0.0000419312501846495">
            <text:p>4,19E-05</text:p>
          </table:table-cell>
          <table:table-cell table:formula="of:=[.V$1]*[.V39]/([.$A40]+[.V$1]*[.V39])" office:value-type="float" office:value="0.000108337038850995">
            <text:p>1,08E-04</text:p>
          </table:table-cell>
          <table:table-cell office:value-type="float" office:value="38">
            <text:p>38</text:p>
          </table:table-cell>
          <table:table-cell table:formula="of:=[.X$1]*[.X39]/([.$A40]+[.X$1]*[.X39])" office:value-type="float" office:value="0.000254536887690854">
            <text:p>2,55E-04</text:p>
          </table:table-cell>
          <table:table-cell table:formula="of:=[.Y$1]*[.Y39]/([.$A40]+[.Y$1]*[.Y39])" office:value-type="float" office:value="0.000548722000679516">
            <text:p>5,49E-04</text:p>
          </table:table-cell>
          <table:table-cell table:formula="of:=[.Z$1]*[.Z39]/([.$A40]+[.Z$1]*[.Z39])" office:value-type="float" office:value="0.00109395410981716">
            <text:p>1,09E-03</text:p>
          </table:table-cell>
          <table:table-cell table:formula="of:=[.AA$1]*[.AA39]/([.$A40]+[.AA$1]*[.AA39])" office:value-type="float" office:value="0.00203111957563462">
            <text:p>2,03E-03</text:p>
          </table:table-cell>
          <table:table-cell table:formula="of:=[.AB$1]*[.AB39]/([.$A40]+[.AB$1]*[.AB39])" office:value-type="float" office:value="0.00353442495835625">
            <text:p>3,53E-03</text:p>
          </table:table-cell>
          <table:table-cell table:formula="of:=[.AC$1]*[.AC39]/([.$A40]+[.AC$1]*[.AC39])" office:value-type="float" office:value="0.00579811207389835">
            <text:p>5,80E-03</text:p>
          </table:table-cell>
          <table:table-cell table:formula="of:=[.AD$1]*[.AD39]/([.$A40]+[.AD$1]*[.AD39])" office:value-type="float" office:value="0.00901585500411476">
            <text:p>9,02E-03</text:p>
          </table:table-cell>
          <table:table-cell table:formula="of:=[.AE$1]*[.AE39]/([.$A40]+[.AE$1]*[.AE39])" office:value-type="float" office:value="0.0133570188473908">
            <text:p>1,34E-02</text:p>
          </table:table-cell>
          <table:table-cell table:formula="of:=[.AF$1]*[.AF39]/([.$A40]+[.AF$1]*[.AF39])" office:value-type="float" office:value="0.0189452974829968">
            <text:p>1,89E-02</text:p>
          </table:table-cell>
          <table:table-cell table:formula="of:=[.AG$1]*[.AG39]/([.$A40]+[.AG$1]*[.AG39])" office:value-type="float" office:value="0.0258445418318151">
            <text:p>2,58E-02</text:p>
          </table:table-cell>
          <table:table-cell office:value-type="float" office:value="38">
            <text:p>38</text:p>
          </table:table-cell>
          <table:table-cell table:formula="of:=[.AI$1]*[.AI39]/([.$A40]+[.AI$1]*[.AI39])" office:value-type="float" office:value="0.0340542401081205">
            <text:p>3,41E-02</text:p>
          </table:table-cell>
          <table:table-cell table:formula="of:=[.AJ$1]*[.AJ39]/([.$A40]+[.AJ$1]*[.AJ39])" office:value-type="float" office:value="0.0435142744211688">
            <text:p>4,35E-02</text:p>
          </table:table-cell>
          <table:table-cell table:formula="of:=[.AK$1]*[.AK39]/([.$A40]+[.AK$1]*[.AK39])" office:value-type="float" office:value="0.0541164247668607">
            <text:p>5,41E-02</text:p>
          </table:table-cell>
          <table:table-cell table:formula="of:=[.AL$1]*[.AL39]/([.$A40]+[.AL$1]*[.AL39])" office:value-type="float" office:value="0.0657192088258914">
            <text:p>6,57E-02</text:p>
          </table:table-cell>
          <table:table-cell table:formula="of:=[.AM$1]*[.AM39]/([.$A40]+[.AM$1]*[.AM39])" office:value-type="float" office:value="0.0781629323481999">
            <text:p>7,82E-02</text:p>
          </table:table-cell>
          <table:table-cell table:formula="of:=[.AN$1]*[.AN39]/([.$A40]+[.AN$1]*[.AN39])" office:value-type="float" office:value="0.0912827799851913">
            <text:p>9,13E-02</text:p>
          </table:table-cell>
          <table:table-cell table:formula="of:=[.AO$1]*[.AO39]/([.$A40]+[.AO$1]*[.AO39])" office:value-type="float" office:value="0.104918868872469">
            <text:p>1,05E-01</text:p>
          </table:table-cell>
          <table:table-cell table:formula="of:=[.AP$1]*[.AP39]/([.$A40]+[.AP$1]*[.AP39])" office:value-type="float" office:value="0.118923072442808">
            <text:p>1,19E-01</text:p>
          </table:table-cell>
          <table:table-cell table:formula="of:=[.AQ$1]*[.AQ39]/([.$A40]+[.AQ$1]*[.AQ39])" office:value-type="float" office:value="0.133162976138764">
            <text:p>1,33E-01</text:p>
          </table:table-cell>
          <table:table-cell table:formula="of:=[.AR$1]*[.AR39]/([.$A40]+[.AR$1]*[.AR39])" office:value-type="float" office:value="0.147523577382895">
            <text:p>1,48E-01</text:p>
          </table:table-cell>
          <table:table-cell office:value-type="float" office:value="38">
            <text:p>38</text:p>
          </table:table-cell>
          <table:table-cell table:formula="of:=[.AT$1]*[.AT39]/([.$A40]+[.AT$1]*[.AT39])" office:value-type="float" office:value="0.161907380812616">
            <text:p>1,62E-01</text:p>
          </table:table-cell>
          <table:table-cell table:formula="of:=[.AU$1]*[.AU39]/([.$A40]+[.AU$1]*[.AU39])" office:value-type="float" office:value="0.176233461396218">
            <text:p>1,76E-01</text:p>
          </table:table-cell>
          <table:table-cell table:formula="of:=[.AV$1]*[.AV39]/([.$A40]+[.AV$1]*[.AV39])" office:value-type="float" office:value="0.190435943978663">
            <text:p>1,90E-01</text:p>
          </table:table-cell>
          <table:table-cell table:formula="of:=[.AW$1]*[.AW39]/([.$A40]+[.AW$1]*[.AW39])" office:value-type="float" office:value="0.204462221249655">
            <text:p>2,04E-01</text:p>
          </table:table-cell>
          <table:table-cell table:formula="of:=[.AX$1]*[.AX39]/([.$A40]+[.AX$1]*[.AX39])" office:value-type="float" office:value="0.218271123904878">
            <text:p>2,18E-01</text:p>
          </table:table-cell>
          <table:table-cell table:formula="of:=[.AY$1]*[.AY39]/([.$A40]+[.AY$1]*[.AY39])" office:value-type="float" office:value="0.231831173420003">
            <text:p>2,32E-01</text:p>
          </table:table-cell>
          <table:table-cell table:formula="of:=[.AZ$1]*[.AZ39]/([.$A40]+[.AZ$1]*[.AZ39])" office:value-type="float" office:value="0.245118988333789">
            <text:p>2,45E-01</text:p>
          </table:table-cell>
          <table:table-cell table:formula="of:=[.BA$1]*[.BA39]/([.$A40]+[.BA$1]*[.BA39])" office:value-type="float" office:value="0.258117875056095">
            <text:p>2,58E-01</text:p>
          </table:table-cell>
          <table:table-cell table:formula="of:=[.BB$1]*[.BB39]/([.$A40]+[.BB$1]*[.BB39])" office:value-type="float" office:value="0.270816609134451">
            <text:p>2,71E-01</text:p>
          </table:table-cell>
          <table:table-cell table:formula="of:=[.BC$1]*[.BC39]/([.$A40]+[.BC$1]*[.BC39])" office:value-type="float" office:value="0.28320839828442">
            <text:p>2,83E-01</text:p>
          </table:table-cell>
          <table:table-cell office:value-type="float" office:value="38">
            <text:p>38</text:p>
          </table:table-cell>
          <table:table-cell table:formula="of:=[.BE$1]*[.BE39]/([.$A40]+[.BE$1]*[.BE39])" office:value-type="float" office:value="0.295290010865801">
            <text:p>2,95E-01</text:p>
          </table:table-cell>
          <table:table-cell table:formula="of:=[.BF$1]*[.BF39]/([.$A40]+[.BF$1]*[.BF39])" office:value-type="float" office:value="0.307061050329253">
            <text:p>3,07E-01</text:p>
          </table:table-cell>
          <table:table-cell table:formula="of:=[.BG$1]*[.BG39]/([.$A40]+[.BG$1]*[.BG39])" office:value-type="float" office:value="0.318523355694573">
            <text:p>3,19E-01</text:p>
          </table:table-cell>
          <table:table-cell table:formula="of:=[.BH$1]*[.BH39]/([.$A40]+[.BH$1]*[.BH39])" office:value-type="float" office:value="0.329680509169643">
            <text:p>3,30E-01</text:p>
          </table:table-cell>
          <table:table-cell table:formula="of:=[.BI$1]*[.BI39]/([.$A40]+[.BI$1]*[.BI39])" office:value-type="float" office:value="0.340537433819327">
            <text:p>3,41E-01</text:p>
          </table:table-cell>
          <table:table-cell table:formula="of:=[.BJ$1]*[.BJ39]/([.$A40]+[.BJ$1]*[.BJ39])" office:value-type="float" office:value="0.351100066279957">
            <text:p>3,51E-01</text:p>
          </table:table-cell>
          <table:table-cell table:formula="of:=[.BK$1]*[.BK39]/([.$A40]+[.BK$1]*[.BK39])" office:value-type="float" office:value="0.361375091615623">
            <text:p>3,61E-01</text:p>
          </table:table-cell>
          <table:table-cell table:formula="of:=[.BL$1]*[.BL39]/([.$A40]+[.BL$1]*[.BL39])" office:value-type="float" office:value="0.371369729380117">
            <text:p>3,71E-01</text:p>
          </table:table-cell>
          <table:table-cell table:formula="of:=[.BM$1]*[.BM39]/([.$A40]+[.BM$1]*[.BM39])" office:value-type="float" office:value="0.381091561713646">
            <text:p>3,81E-01</text:p>
          </table:table-cell>
          <table:table-cell table:formula="of:=[.BN$1]*[.BN39]/([.$A40]+[.BN$1]*[.BN39])" office:value-type="float" office:value="0.390548395843259">
            <text:p>3,91E-01</text:p>
          </table:table-cell>
          <table:table-cell office:value-type="float" office:value="38">
            <text:p>38</text:p>
          </table:table-cell>
          <table:table-cell table:formula="of:=[.BP$1]*[.BP39]/([.$A40]+[.BP$1]*[.BP39])" office:value-type="float" office:value="0.399748154673507">
            <text:p>4,00E-01</text:p>
          </table:table-cell>
          <table:table-cell table:formula="of:=[.BQ$1]*[.BQ39]/([.$A40]+[.BQ$1]*[.BQ39])" office:value-type="float" office:value="0.40869879026595">
            <text:p>4,09E-01</text:p>
          </table:table-cell>
          <table:table-cell table:formula="of:=[.BR$1]*[.BR39]/([.$A40]+[.BR$1]*[.BR39])" office:value-type="float" office:value="0.417408215935708">
            <text:p>4,17E-01</text:p>
          </table:table-cell>
          <table:table-cell table:formula="of:=[.BS$1]*[.BS39]/([.$A40]+[.BS$1]*[.BS39])" office:value-type="float" office:value="0.425884253464664">
            <text:p>4,26E-01</text:p>
          </table:table-cell>
          <table:table-cell table:formula="of:=[.BT$1]*[.BT39]/([.$A40]+[.BT$1]*[.BT39])" office:value-type="float" office:value="0.434134592567814">
            <text:p>4,34E-01</text:p>
          </table:table-cell>
          <table:table-cell table:formula="of:=[.BU$1]*[.BU39]/([.$A40]+[.BU$1]*[.BU39])" office:value-type="float" office:value="0.442166760273111">
            <text:p>4,42E-01</text:p>
          </table:table-cell>
          <table:table-cell table:formula="of:=[.BV$1]*[.BV39]/([.$A40]+[.BV$1]*[.BV39])" office:value-type="float" office:value="0.449988098304799">
            <text:p>4,50E-01</text:p>
          </table:table-cell>
          <table:table-cell table:formula="of:=[.BW$1]*[.BW39]/([.$A40]+[.BW$1]*[.BW39])" office:value-type="float" office:value="0.45760574691205">
            <text:p>4,58E-01</text:p>
          </table:table-cell>
          <table:table-cell table:formula="of:=[.BX$1]*[.BX39]/([.$A40]+[.BX$1]*[.BX39])" office:value-type="float" office:value="0.46502663387237">
            <text:p>4,65E-01</text:p>
          </table:table-cell>
          <table:table-cell table:formula="of:=[.BY$1]*[.BY39]/([.$A40]+[.BY$1]*[.BY39])" office:value-type="float" office:value="0.472257467634283">
            <text:p>4,72E-01</text:p>
          </table:table-cell>
          <table:table-cell office:value-type="float" office:value="38">
            <text:p>38</text:p>
          </table:table-cell>
          <table:table-cell table:formula="of:=[.CA$1]*[.CA39]/([.$A40]+[.CA$1]*[.CA39])" office:value-type="float" office:value="0.47930473375574">
            <text:p>4,79E-01</text:p>
          </table:table-cell>
          <table:table-cell table:formula="of:=[.CB$1]*[.CB39]/([.$A40]+[.CB$1]*[.CB39])" office:value-type="float" office:value="0.486174693951477">
            <text:p>4,86E-01</text:p>
          </table:table-cell>
          <table:table-cell table:formula="of:=[.CC$1]*[.CC39]/([.$A40]+[.CC$1]*[.CC39])" office:value-type="float" office:value="0.492873387190508">
            <text:p>4,93E-01</text:p>
          </table:table-cell>
          <table:table-cell table:formula="of:=[.CD$1]*[.CD39]/([.$A40]+[.CD$1]*[.CD39])" office:value-type="float" office:value="0.499406632389484">
            <text:p>4,99E-01</text:p>
          </table:table-cell>
          <table:table-cell table:formula="of:=[.CE$1]*[.CE39]/([.$A40]+[.CE$1]*[.CE39])" office:value-type="float" office:value="0.505780032333048">
            <text:p>5,06E-01</text:p>
          </table:table-cell>
          <table:table-cell table:formula="of:=[.CF$1]*[.CF39]/([.$A40]+[.CF$1]*[.CF39])" office:value-type="float" office:value="0.511998978522072">
            <text:p>5,12E-01</text:p>
          </table:table-cell>
          <table:table-cell table:formula="of:=[.CG$1]*[.CG39]/([.$A40]+[.CG$1]*[.CG39])" office:value-type="float" office:value="0.518068656707683">
            <text:p>5,18E-01</text:p>
          </table:table-cell>
          <table:table-cell table:formula="of:=[.CH$1]*[.CH39]/([.$A40]+[.CH$1]*[.CH39])" office:value-type="float" office:value="0.523994052915614">
            <text:p>5,24E-01</text:p>
          </table:table-cell>
          <table:table-cell table:formula="of:=[.CI$1]*[.CI39]/([.$A40]+[.CI$1]*[.CI39])" office:value-type="float" office:value="0.529779959803497">
            <text:p>5,30E-01</text:p>
          </table:table-cell>
          <table:table-cell table:formula="of:=[.CJ$1]*[.CJ39]/([.$A40]+[.CJ$1]*[.CJ39])" office:value-type="float" office:value="0.535430983224878">
            <text:p>5,35E-01</text:p>
          </table:table-cell>
          <table:table-cell office:value-type="float" office:value="38">
            <text:p>38</text:p>
          </table:table-cell>
          <table:table-cell table:formula="of:=[.CL$1]*[.CL39]/([.$A40]+[.CL$1]*[.CL39])" office:value-type="float" office:value="0.540951548899194">
            <text:p>5,41E-01</text:p>
          </table:table-cell>
          <table:table-cell table:formula="of:=[.CM$1]*[.CM39]/([.$A40]+[.CM$1]*[.CM39])" office:value-type="float" office:value="0.546345909107765">
            <text:p>5,46E-01</text:p>
          </table:table-cell>
          <table:table-cell table:formula="of:=[.CN$1]*[.CN39]/([.$A40]+[.CN$1]*[.CN39])" office:value-type="float" office:value="0.551618149352811">
            <text:p>5,52E-01</text:p>
          </table:table-cell>
          <table:table-cell table:formula="of:=[.CO$1]*[.CO39]/([.$A40]+[.CO$1]*[.CO39])" office:value-type="float" office:value="0.556772194930426">
            <text:p>5,57E-01</text:p>
          </table:table-cell>
          <table:table-cell table:formula="of:=[.CP$1]*[.CP39]/([.$A40]+[.CP$1]*[.CP39])" office:value-type="float" office:value="0.561811817379681">
            <text:p>5,62E-01</text:p>
          </table:table-cell>
          <table:table-cell table:formula="of:=[.CQ$1]*[.CQ39]/([.$A40]+[.CQ$1]*[.CQ39])" office:value-type="float" office:value="0.566740640779257">
            <text:p>5,67E-01</text:p>
          </table:table-cell>
          <table:table-cell table:formula="of:=[.CR$1]*[.CR39]/([.$A40]+[.CR$1]*[.CR39])" office:value-type="float" office:value="0.571562147870464">
            <text:p>5,72E-01</text:p>
          </table:table-cell>
          <table:table-cell table:formula="of:=[.CS$1]*[.CS39]/([.$A40]+[.CS$1]*[.CS39])" office:value-type="float" office:value="0.576279685991575">
            <text:p>5,76E-01</text:p>
          </table:table-cell>
          <table:table-cell table:formula="of:=[.CT$1]*[.CT39]/([.$A40]+[.CT$1]*[.CT39])" office:value-type="float" office:value="0.580896472813235">
            <text:p>5,81E-01</text:p>
          </table:table-cell>
          <table:table-cell table:formula="of:=[.CU$1]*[.CU39]/([.$A40]+[.CU$1]*[.CU39])" office:value-type="float" office:value="0.585415601868717">
            <text:p>5,85E-01</text:p>
          </table:table-cell>
          <table:table-cell office:value-type="float" office:value="38">
            <text:p>38</text:p>
          </table:table-cell>
          <table:table-cell table:formula="of:=[.CW$1]*[.CW39]/([.$A40]+[.CW$1]*[.CW39])" office:value-type="float" office:value="0.589840047875855">
            <text:p>5,90E-01</text:p>
          </table:table-cell>
          <table:table-cell table:formula="of:=[.CX$1]*[.CX39]/([.$A40]+[.CX$1]*[.CX39])" office:value-type="float" office:value="0.594172671850062">
            <text:p>5,94E-01</text:p>
          </table:table-cell>
          <table:table-cell table:formula="of:=[.CY$1]*[.CY39]/([.$A40]+[.CY$1]*[.CY39])" office:value-type="float" office:value="0.598416226009754">
            <text:p>5,98E-01</text:p>
          </table:table-cell>
          <table:table-cell table:formula="of:=[.CZ$1]*[.CZ39]/([.$A40]+[.CZ$1]*[.CZ39])" office:value-type="float" office:value="0.602573358477087">
            <text:p>6,03E-01</text:p>
          </table:table-cell>
          <table:table-cell table:formula="of:=[.DA$1]*[.DA39]/([.$A40]+[.DA$1]*[.DA39])" office:value-type="float" office:value="0.606646617778074">
            <text:p>6,07E-01</text:p>
          </table:table-cell>
          <table:table-cell table:formula="of:=[.DB$1]*[.DB39]/([.$A40]+[.DB$1]*[.DB39])" office:value-type="float" office:value="0.610638457147053">
            <text:p>6,11E-01</text:p>
          </table:table-cell>
          <table:table-cell table:formula="of:=[.DC$1]*[.DC39]/([.$A40]+[.DC$1]*[.DC39])" office:value-type="float" office:value="0.614551238641162">
            <text:p>6,15E-01</text:p>
          </table:table-cell>
          <table:table-cell table:formula="of:=[.DD$1]*[.DD39]/([.$A40]+[.DD$1]*[.DD39])" office:value-type="float" office:value="0.618387237070906">
            <text:p>6,18E-01</text:p>
          </table:table-cell>
          <table:table-cell table:formula="of:=[.DE$1]*[.DE39]/([.$A40]+[.DE$1]*[.DE39])" office:value-type="float" office:value="0.62214864375326">
            <text:p>6,22E-01</text:p>
          </table:table-cell>
          <table:table-cell table:formula="of:=[.DF$1]*[.DF39]/([.$A40]+[.DF$1]*[.DF39])" office:value-type="float" office:value="0.625837570093925">
            <text:p>6,26E-01</text:p>
          </table:table-cell>
          <table:table-cell table:number-columns-repeated="146"/>
        </table:table-row>
        <table:table-row table:style-name="ro1">
          <table:table-cell office:value-type="float" office:value="39">
            <text:p>39</text:p>
          </table:table-cell>
          <table:table-cell table:formula="of:=[.$C$1]*[.B40]/([.$A41]+[.$C$1]*[.B40])" office:value-type="float" office:value="3.21271096446352E-036">
            <text:p>3,21E-36</text:p>
          </table:table-cell>
          <table:table-cell table:formula="of:=[.$C$1]*[.C40]/([.$A41]+[.$C$1]*[.C40])" office:value-type="float" office:value="3.64750411279656E-036">
            <text:p>3,65E-36</text:p>
          </table:table-cell>
          <table:table-cell table:formula="of:=[.$D$1]*[.D40]/([.$A41]+[.$D$1]*[.D40])" office:value-type="float" office:value="9.89146028321636E-030">
            <text:p>9,89E-30</text:p>
          </table:table-cell>
          <table:table-cell table:formula="of:=[.$E$1]*[.E40]/([.$A41]+[.$E$1]*[.E40])" office:value-type="float" office:value="2.71379262160495E-025">
            <text:p>2,71E-25</text:p>
          </table:table-cell>
          <table:table-cell table:formula="of:=[.$F$1]*[.F40]/([.$A41]+[.$F$1]*[.F40])" office:value-type="float" office:value="6.00859155092761E-022">
            <text:p>6,01E-22</text:p>
          </table:table-cell>
          <table:table-cell table:formula="of:=[.$G$1]*[.G40]/([.$A41]+[.$G$1]*[.G40])" office:value-type="float" office:value="2.70736491602706E-019">
            <text:p>2,71E-19</text:p>
          </table:table-cell>
          <table:table-cell table:formula="of:=[.$H$1]*[.H40]/([.$A41]+[.$H$1]*[.H40])" office:value-type="float" office:value="4.06609115344889E-017">
            <text:p>4,07E-17</text:p>
          </table:table-cell>
          <table:table-cell table:formula="of:=[.I$1]*[.I40]/([.$A41]+[.I$1]*[.I40])" office:value-type="float" office:value="2.73255278889119E-015">
            <text:p>2,73E-15</text:p>
          </table:table-cell>
          <table:table-cell table:formula="of:=[.J$1]*[.J40]/([.$A41]+[.J$1]*[.J40])" office:value-type="float" office:value="0.00000000000009936248722999">
            <text:p>9,94E-14</text:p>
          </table:table-cell>
          <table:table-cell table:formula="of:=[.K$1]*[.K40]/([.$A41]+[.K$1]*[.K40])" office:value-type="float" office:value="0.00000000000222571782608585">
            <text:p>2,23E-12</text:p>
          </table:table-cell>
          <table:table-cell office:value-type="float" office:value="39">
            <text:p>39</text:p>
          </table:table-cell>
          <table:table-cell table:formula="of:=[.M$1]*[.M40]/([.$A41]+[.M$1]*[.M40])" office:value-type="float" office:value="0.0000000000336891724832222">
            <text:p>3,37E-11</text:p>
          </table:table-cell>
          <table:table-cell table:formula="of:=[.N$1]*[.N40]/([.$A41]+[.N$1]*[.N40])" office:value-type="float" office:value="0.000000000368934896849665">
            <text:p>3,69E-10</text:p>
          </table:table-cell>
          <table:table-cell table:formula="of:=[.O$1]*[.O40]/([.$A41]+[.O$1]*[.O40])" office:value-type="float" office:value="0.00000000307877108430144">
            <text:p>3,08E-09</text:p>
          </table:table-cell>
          <table:table-cell table:formula="of:=[.P$1]*[.P40]/([.$A41]+[.P$1]*[.P40])" office:value-type="float" office:value="0.000000020383819860799">
            <text:p>2,04E-08</text:p>
          </table:table-cell>
          <table:table-cell table:formula="of:=[.Q$1]*[.Q40]/([.$A41]+[.Q$1]*[.Q40])" office:value-type="float" office:value="0.000000110549511024743">
            <text:p>1,11E-07</text:p>
          </table:table-cell>
          <table:table-cell table:formula="of:=[.R$1]*[.R40]/([.$A41]+[.R$1]*[.R40])" office:value-type="float" office:value="0.000000503944463870876">
            <text:p>5,04E-07</text:p>
          </table:table-cell>
          <table:table-cell table:formula="of:=[.S$1]*[.S40]/([.$A41]+[.S$1]*[.S40])" office:value-type="float" office:value="0.00000197204708306228">
            <text:p>1,97E-06</text:p>
          </table:table-cell>
          <table:table-cell table:formula="of:=[.T$1]*[.T40]/([.$A41]+[.T$1]*[.T40])" office:value-type="float" office:value="0.00000674130948612673">
            <text:p>6,74E-06</text:p>
          </table:table-cell>
          <table:table-cell table:formula="of:=[.U$1]*[.U40]/([.$A41]+[.U$1]*[.U40])" office:value-type="float" office:value="0.0000204276276652559">
            <text:p>2,04E-05</text:p>
          </table:table-cell>
          <table:table-cell table:formula="of:=[.V$1]*[.V40]/([.$A41]+[.V$1]*[.V40])" office:value-type="float" office:value="0.0000555543693616016">
            <text:p>5,56E-05</text:p>
          </table:table-cell>
          <table:table-cell office:value-type="float" office:value="39">
            <text:p>39</text:p>
          </table:table-cell>
          <table:table-cell table:formula="of:=[.X$1]*[.X40]/([.$A41]+[.X$1]*[.X40])" office:value-type="float" office:value="0.000137039541731298">
            <text:p>1,37E-04</text:p>
          </table:table-cell>
          <table:table-cell table:formula="of:=[.Y$1]*[.Y40]/([.$A41]+[.Y$1]*[.Y40])" office:value-type="float" office:value="0.000309439704992848">
            <text:p>3,09E-04</text:p>
          </table:table-cell>
          <table:table-cell table:formula="of:=[.Z$1]*[.Z40]/([.$A41]+[.Z$1]*[.Z40])" office:value-type="float" office:value="0.00064473647044175">
            <text:p>6,45E-04</text:p>
          </table:table-cell>
          <table:table-cell table:formula="of:=[.AA$1]*[.AA40]/([.$A41]+[.AA$1]*[.AA40])" office:value-type="float" office:value="0.00124835938980957">
            <text:p>1,25E-03</text:p>
          </table:table-cell>
          <table:table-cell table:formula="of:=[.AB$1]*[.AB40]/([.$A41]+[.AB$1]*[.AB40])" office:value-type="float" office:value="0.00226053542661869">
            <text:p>2,26E-03</text:p>
          </table:table-cell>
          <table:table-cell table:formula="of:=[.AC$1]*[.AC40]/([.$A41]+[.AC$1]*[.AC40])" office:value-type="float" office:value="0.00385052420202118">
            <text:p>3,85E-03</text:p>
          </table:table-cell>
          <table:table-cell table:formula="of:=[.AD$1]*[.AD40]/([.$A41]+[.AD$1]*[.AD40])" office:value-type="float" office:value="0.00620302804798683">
            <text:p>6,20E-03</text:p>
          </table:table-cell>
          <table:table-cell table:formula="of:=[.AE$1]*[.AE40]/([.$A41]+[.AE$1]*[.AE40])" office:value-type="float" office:value="0.00949856658476557">
            <text:p>9,50E-03</text:p>
          </table:table-cell>
          <table:table-cell table:formula="of:=[.AF$1]*[.AF40]/([.$A41]+[.AF$1]*[.AF40])" office:value-type="float" office:value="0.013891827377985">
            <text:p>1,39E-02</text:p>
          </table:table-cell>
          <table:table-cell table:formula="of:=[.AG$1]*[.AG40]/([.$A41]+[.AG$1]*[.AG40])" office:value-type="float" office:value="0.0194928900156784">
            <text:p>1,95E-02</text:p>
          </table:table-cell>
          <table:table-cell office:value-type="float" office:value="39">
            <text:p>39</text:p>
          </table:table-cell>
          <table:table-cell table:formula="of:=[.AI$1]*[.AI40]/([.$A41]+[.AI$1]*[.AI40])" office:value-type="float" office:value="0.0263553484876976">
            <text:p>2,64E-02</text:p>
          </table:table-cell>
          <table:table-cell table:formula="of:=[.AJ$1]*[.AJ40]/([.$A41]+[.AJ$1]*[.AJ40])" office:value-type="float" office:value="0.0344731886206024">
            <text:p>3,45E-02</text:p>
          </table:table-cell>
          <table:table-cell table:formula="of:=[.AK$1]*[.AK40]/([.$A41]+[.AK$1]*[.AK40])" office:value-type="float" office:value="0.0437858317734038">
            <text:p>4,38E-02</text:p>
          </table:table-cell>
          <table:table-cell table:formula="of:=[.AL$1]*[.AL40]/([.$A41]+[.AL$1]*[.AL40])" office:value-type="float" office:value="0.0541889835341591">
            <text:p>5,42E-02</text:p>
          </table:table-cell>
          <table:table-cell table:formula="of:=[.AM$1]*[.AM40]/([.$A41]+[.AM$1]*[.AM40])" office:value-type="float" office:value="0.0655482586766659">
            <text:p>6,55E-02</text:p>
          </table:table-cell>
          <table:table-cell table:formula="of:=[.AN$1]*[.AN40]/([.$A41]+[.AN$1]*[.AN40])" office:value-type="float" office:value="0.0777128620577997">
            <text:p>7,77E-02</text:p>
          </table:table-cell>
          <table:table-cell table:formula="of:=[.AO$1]*[.AO40]/([.$A41]+[.AO$1]*[.AO40])" office:value-type="float" office:value="0.0905274547808572">
            <text:p>9,05E-02</text:p>
          </table:table-cell>
          <table:table-cell table:formula="of:=[.AP$1]*[.AP40]/([.$A41]+[.AP$1]*[.AP40])" office:value-type="float" office:value="0.10384128272053">
            <text:p>1,04E-01</text:p>
          </table:table-cell>
          <table:table-cell table:formula="of:=[.AQ$1]*[.AQ40]/([.$A41]+[.AQ$1]*[.AQ40])" office:value-type="float" office:value="0.117514407850241">
            <text:p>1,18E-01</text:p>
          </table:table-cell>
          <table:table-cell table:formula="of:=[.AR$1]*[.AR40]/([.$A41]+[.AR$1]*[.AR40])" office:value-type="float" office:value="0.13142136196982">
            <text:p>1,31E-01</text:p>
          </table:table-cell>
          <table:table-cell office:value-type="float" office:value="39">
            <text:p>39</text:p>
          </table:table-cell>
          <table:table-cell table:formula="of:=[.AT$1]*[.AT40]/([.$A41]+[.AT$1]*[.AT40])" office:value-type="float" office:value="0.145452761791724">
            <text:p>1,45E-01</text:p>
          </table:table-cell>
          <table:table-cell table:formula="of:=[.AU$1]*[.AU40]/([.$A41]+[.AU$1]*[.AU40])" office:value-type="float" office:value="0.159515461052475">
            <text:p>1,60E-01</text:p>
          </table:table-cell>
          <table:table-cell table:formula="of:=[.AV$1]*[.AV40]/([.$A41]+[.AV$1]*[.AV40])" office:value-type="float" office:value="0.173531749753271">
            <text:p>1,74E-01</text:p>
          </table:table-cell>
          <table:table-cell table:formula="of:=[.AW$1]*[.AW40]/([.$A41]+[.AW$1]*[.AW40])" office:value-type="float" office:value="0.187438003804764">
            <text:p>1,87E-01</text:p>
          </table:table-cell>
          <table:table-cell table:formula="of:=[.AX$1]*[.AX40]/([.$A41]+[.AX$1]*[.AX40])" office:value-type="float" office:value="0.201183077778029">
            <text:p>2,01E-01</text:p>
          </table:table-cell>
          <table:table-cell table:formula="of:=[.AY$1]*[.AY40]/([.$A41]+[.AY$1]*[.AY40])" office:value-type="float" office:value="0.214726637728674">
            <text:p>2,15E-01</text:p>
          </table:table-cell>
          <table:table-cell table:formula="of:=[.AZ$1]*[.AZ40]/([.$A41]+[.AZ$1]*[.AZ40])" office:value-type="float" office:value="0.228037556422265">
            <text:p>2,28E-01</text:p>
          </table:table-cell>
          <table:table-cell table:formula="of:=[.BA$1]*[.BA40]/([.$A41]+[.BA$1]*[.BA40])" office:value-type="float" office:value="0.241092439300597">
            <text:p>2,41E-01</text:p>
          </table:table-cell>
          <table:table-cell table:formula="of:=[.BB$1]*[.BB40]/([.$A41]+[.BB$1]*[.BB40])" office:value-type="float" office:value="0.25387431283798">
            <text:p>2,54E-01</text:p>
          </table:table-cell>
          <table:table-cell table:formula="of:=[.BC$1]*[.BC40]/([.$A41]+[.BC$1]*[.BC40])" office:value-type="float" office:value="0.266371483465896">
            <text:p>2,66E-01</text:p>
          </table:table-cell>
          <table:table-cell office:value-type="float" office:value="39">
            <text:p>39</text:p>
          </table:table-cell>
          <table:table-cell table:formula="of:=[.BE$1]*[.BE40]/([.$A41]+[.BE$1]*[.BE40])" office:value-type="float" office:value="0.278576561244152">
            <text:p>2,79E-01</text:p>
          </table:table-cell>
          <table:table-cell table:formula="of:=[.BF$1]*[.BF40]/([.$A41]+[.BF$1]*[.BF40])" office:value-type="float" office:value="0.290485634896499">
            <text:p>2,90E-01</text:p>
          </table:table-cell>
          <table:table-cell table:formula="of:=[.BG$1]*[.BG40]/([.$A41]+[.BG$1]*[.BG40])" office:value-type="float" office:value="0.302097581442071">
            <text:p>3,02E-01</text:p>
          </table:table-cell>
          <table:table-cell table:formula="of:=[.BH$1]*[.BH40]/([.$A41]+[.BH$1]*[.BH40])" office:value-type="float" office:value="0.31341349283637">
            <text:p>3,13E-01</text:p>
          </table:table-cell>
          <table:table-cell table:formula="of:=[.BI$1]*[.BI40]/([.$A41]+[.BI$1]*[.BI40])" office:value-type="float" office:value="0.324436202699273">
            <text:p>3,24E-01</text:p>
          </table:table-cell>
          <table:table-cell table:formula="of:=[.BJ$1]*[.BJ40]/([.$A41]+[.BJ$1]*[.BJ40])" office:value-type="float" office:value="0.335169897644029">
            <text:p>3,35E-01</text:p>
          </table:table-cell>
          <table:table-cell table:formula="of:=[.BK$1]*[.BK40]/([.$A41]+[.BK$1]*[.BK40])" office:value-type="float" office:value="0.345619799486691">
            <text:p>3,46E-01</text:p>
          </table:table-cell>
          <table:table-cell table:formula="of:=[.BL$1]*[.BL40]/([.$A41]+[.BL$1]*[.BL40])" office:value-type="float" office:value="0.35579190644482">
            <text:p>3,56E-01</text:p>
          </table:table-cell>
          <table:table-cell table:formula="of:=[.BM$1]*[.BM40]/([.$A41]+[.BM$1]*[.BM40])" office:value-type="float" office:value="0.365692783179448">
            <text:p>3,66E-01</text:p>
          </table:table-cell>
          <table:table-cell table:formula="of:=[.BN$1]*[.BN40]/([.$A41]+[.BN$1]*[.BN40])" office:value-type="float" office:value="0.375329391120496">
            <text:p>3,75E-01</text:p>
          </table:table-cell>
          <table:table-cell office:value-type="float" office:value="39">
            <text:p>39</text:p>
          </table:table-cell>
          <table:table-cell table:formula="of:=[.BP$1]*[.BP40]/([.$A41]+[.BP$1]*[.BP40])" office:value-type="float" office:value="0.384708951913746">
            <text:p>3,85E-01</text:p>
          </table:table-cell>
          <table:table-cell table:formula="of:=[.BQ$1]*[.BQ40]/([.$A41]+[.BQ$1]*[.BQ40])" office:value-type="float" office:value="0.393838838033686">
            <text:p>3,94E-01</text:p>
          </table:table-cell>
          <table:table-cell table:formula="of:=[.BR$1]*[.BR40]/([.$A41]+[.BR$1]*[.BR40])" office:value-type="float" office:value="0.40272648563209">
            <text:p>4,03E-01</text:p>
          </table:table-cell>
          <table:table-cell table:formula="of:=[.BS$1]*[.BS40]/([.$A41]+[.BS$1]*[.BS40])" office:value-type="float" office:value="0.411379325554805">
            <text:p>4,11E-01</text:p>
          </table:table-cell>
          <table:table-cell table:formula="of:=[.BT$1]*[.BT40]/([.$A41]+[.BT$1]*[.BT40])" office:value-type="float" office:value="0.419804729179239">
            <text:p>4,20E-01</text:p>
          </table:table-cell>
          <table:table-cell table:formula="of:=[.BU$1]*[.BU40]/([.$A41]+[.BU$1]*[.BU40])" office:value-type="float" office:value="0.428009966322528">
            <text:p>4,28E-01</text:p>
          </table:table-cell>
          <table:table-cell table:formula="of:=[.BV$1]*[.BV40]/([.$A41]+[.BV$1]*[.BV40])" office:value-type="float" office:value="0.436002172964201">
            <text:p>4,36E-01</text:p>
          </table:table-cell>
          <table:table-cell table:formula="of:=[.BW$1]*[.BW40]/([.$A41]+[.BW$1]*[.BW40])" office:value-type="float" office:value="0.443788326934066">
            <text:p>4,44E-01</text:p>
          </table:table-cell>
          <table:table-cell table:formula="of:=[.BX$1]*[.BX40]/([.$A41]+[.BX$1]*[.BX40])" office:value-type="float" office:value="0.451375230050574">
            <text:p>4,51E-01</text:p>
          </table:table-cell>
          <table:table-cell table:formula="of:=[.BY$1]*[.BY40]/([.$A41]+[.BY$1]*[.BY40])" office:value-type="float" office:value="0.458769495469631">
            <text:p>4,59E-01</text:p>
          </table:table-cell>
          <table:table-cell office:value-type="float" office:value="39">
            <text:p>39</text:p>
          </table:table-cell>
          <table:table-cell table:formula="of:=[.CA$1]*[.CA40]/([.$A41]+[.CA$1]*[.CA40])" office:value-type="float" office:value="0.465977539229116">
            <text:p>4,66E-01</text:p>
          </table:table-cell>
          <table:table-cell table:formula="of:=[.CB$1]*[.CB40]/([.$A41]+[.CB$1]*[.CB40])" office:value-type="float" office:value="0.473005575159081">
            <text:p>4,73E-01</text:p>
          </table:table-cell>
          <table:table-cell table:formula="of:=[.CC$1]*[.CC40]/([.$A41]+[.CC$1]*[.CC40])" office:value-type="float" office:value="0.47985961247899">
            <text:p>4,80E-01</text:p>
          </table:table-cell>
          <table:table-cell table:formula="of:=[.CD$1]*[.CD40]/([.$A41]+[.CD$1]*[.CD40])" office:value-type="float" office:value="0.486545455527421">
            <text:p>4,87E-01</text:p>
          </table:table-cell>
          <table:table-cell table:formula="of:=[.CE$1]*[.CE40]/([.$A41]+[.CE$1]*[.CE40])" office:value-type="float" office:value="0.493068705171318">
            <text:p>4,93E-01</text:p>
          </table:table-cell>
          <table:table-cell table:formula="of:=[.CF$1]*[.CF40]/([.$A41]+[.CF$1]*[.CF40])" office:value-type="float" office:value="0.499434761525285">
            <text:p>4,99E-01</text:p>
          </table:table-cell>
          <table:table-cell table:formula="of:=[.CG$1]*[.CG40]/([.$A41]+[.CG$1]*[.CG40])" office:value-type="float" office:value="0.505648827679724">
            <text:p>5,06E-01</text:p>
          </table:table-cell>
          <table:table-cell table:formula="of:=[.CH$1]*[.CH40]/([.$A41]+[.CH$1]*[.CH40])" office:value-type="float" office:value="0.511715914192712">
            <text:p>5,12E-01</text:p>
          </table:table-cell>
          <table:table-cell table:formula="of:=[.CI$1]*[.CI40]/([.$A41]+[.CI$1]*[.CI40])" office:value-type="float" office:value="0.517640844146511">
            <text:p>5,18E-01</text:p>
          </table:table-cell>
          <table:table-cell table:formula="of:=[.CJ$1]*[.CJ40]/([.$A41]+[.CJ$1]*[.CJ40])" office:value-type="float" office:value="0.523428258607326">
            <text:p>5,23E-01</text:p>
          </table:table-cell>
          <table:table-cell office:value-type="float" office:value="39">
            <text:p>39</text:p>
          </table:table-cell>
          <table:table-cell table:formula="of:=[.CL$1]*[.CL40]/([.$A41]+[.CL$1]*[.CL40])" office:value-type="float" office:value="0.529082622357951">
            <text:p>5,29E-01</text:p>
          </table:table-cell>
          <table:table-cell table:formula="of:=[.CM$1]*[.CM40]/([.$A41]+[.CM$1]*[.CM40])" office:value-type="float" office:value="0.534608229798301">
            <text:p>5,35E-01</text:p>
          </table:table-cell>
          <table:table-cell table:formula="of:=[.CN$1]*[.CN40]/([.$A41]+[.CN$1]*[.CN40])" office:value-type="float" office:value="0.540009210929752">
            <text:p>5,40E-01</text:p>
          </table:table-cell>
          <table:table-cell table:formula="of:=[.CO$1]*[.CO40]/([.$A41]+[.CO$1]*[.CO40])" office:value-type="float" office:value="0.545289537356267">
            <text:p>5,45E-01</text:p>
          </table:table-cell>
          <table:table-cell table:formula="of:=[.CP$1]*[.CP40]/([.$A41]+[.CP$1]*[.CP40])" office:value-type="float" office:value="0.550453028249354">
            <text:p>5,50E-01</text:p>
          </table:table-cell>
          <table:table-cell table:formula="of:=[.CQ$1]*[.CQ40]/([.$A41]+[.CQ$1]*[.CQ40])" office:value-type="float" office:value="0.555503356235376">
            <text:p>5,56E-01</text:p>
          </table:table-cell>
          <table:table-cell table:formula="of:=[.CR$1]*[.CR40]/([.$A41]+[.CR$1]*[.CR40])" office:value-type="float" office:value="0.560444053173122">
            <text:p>5,60E-01</text:p>
          </table:table-cell>
          <table:table-cell table:formula="of:=[.CS$1]*[.CS40]/([.$A41]+[.CS$1]*[.CS40])" office:value-type="float" office:value="0.565278515797257">
            <text:p>5,65E-01</text:p>
          </table:table-cell>
          <table:table-cell table:formula="of:=[.CT$1]*[.CT40]/([.$A41]+[.CT$1]*[.CT40])" office:value-type="float" office:value="0.570010011209527">
            <text:p>5,70E-01</text:p>
          </table:table-cell>
          <table:table-cell table:formula="of:=[.CU$1]*[.CU40]/([.$A41]+[.CU$1]*[.CU40])" office:value-type="float" office:value="0.574641682204664">
            <text:p>5,75E-01</text:p>
          </table:table-cell>
          <table:table-cell office:value-type="float" office:value="39">
            <text:p>39</text:p>
          </table:table-cell>
          <table:table-cell table:formula="of:=[.CW$1]*[.CW40]/([.$A41]+[.CW$1]*[.CW40])" office:value-type="float" office:value="0.579176552422116">
            <text:p>5,79E-01</text:p>
          </table:table-cell>
          <table:table-cell table:formula="of:=[.CX$1]*[.CX40]/([.$A41]+[.CX$1]*[.CX40])" office:value-type="float" office:value="0.583617531318026">
            <text:p>5,84E-01</text:p>
          </table:table-cell>
          <table:table-cell table:formula="of:=[.CY$1]*[.CY40]/([.$A41]+[.CY$1]*[.CY40])" office:value-type="float" office:value="0.587967418954595">
            <text:p>5,88E-01</text:p>
          </table:table-cell>
          <table:table-cell table:formula="of:=[.CZ$1]*[.CZ40]/([.$A41]+[.CZ$1]*[.CZ40])" office:value-type="float" office:value="0.592228910606108">
            <text:p>5,92E-01</text:p>
          </table:table-cell>
          <table:table-cell table:formula="of:=[.DA$1]*[.DA40]/([.$A41]+[.DA$1]*[.DA40])" office:value-type="float" office:value="0.596404601182585">
            <text:p>5,96E-01</text:p>
          </table:table-cell>
          <table:table-cell table:formula="of:=[.DB$1]*[.DB40]/([.$A41]+[.DB$1]*[.DB40])" office:value-type="float" office:value="0.600496989473397">
            <text:p>6,00E-01</text:p>
          </table:table-cell>
          <table:table-cell table:formula="of:=[.DC$1]*[.DC40]/([.$A41]+[.DC$1]*[.DC40])" office:value-type="float" office:value="0.604508482214178">
            <text:p>6,05E-01</text:p>
          </table:table-cell>
          <table:table-cell table:formula="of:=[.DD$1]*[.DD40]/([.$A41]+[.DD$1]*[.DD40])" office:value-type="float" office:value="0.608441397981209">
            <text:p>6,08E-01</text:p>
          </table:table-cell>
          <table:table-cell table:formula="of:=[.DE$1]*[.DE40]/([.$A41]+[.DE$1]*[.DE40])" office:value-type="float" office:value="0.612297970917996">
            <text:p>6,12E-01</text:p>
          </table:table-cell>
          <table:table-cell table:formula="of:=[.DF$1]*[.DF40]/([.$A41]+[.DF$1]*[.DF40])" office:value-type="float" office:value="0.616080354299221">
            <text:p>6,16E-01</text:p>
          </table:table-cell>
          <table:table-cell table:number-columns-repeated="146"/>
        </table:table-row>
        <table:table-row table:style-name="ro1">
          <table:table-cell office:value-type="float" office:value="40">
            <text:p>40</text:p>
          </table:table-cell>
          <table:table-cell table:formula="of:=[.$C$1]*[.B41]/([.$A42]+[.$C$1]*[.B41])" office:value-type="float" office:value="1.60635548223176E-037">
            <text:p>1,61E-37</text:p>
          </table:table-cell>
          <table:table-cell table:formula="of:=[.$C$1]*[.C41]/([.$A42]+[.$C$1]*[.C41])" office:value-type="float" office:value="1.82375205639828E-037">
            <text:p>1,82E-37</text:p>
          </table:table-cell>
          <table:table-cell table:formula="of:=[.$D$1]*[.D41]/([.$A42]+[.$D$1]*[.D41])" office:value-type="float" office:value="7.41859521241227E-031">
            <text:p>7,42E-31</text:p>
          </table:table-cell>
          <table:table-cell table:formula="of:=[.$E$1]*[.E41]/([.$A42]+[.$E$1]*[.E41])" office:value-type="float" office:value="2.71379262160495E-026">
            <text:p>2,71E-26</text:p>
          </table:table-cell>
          <table:table-cell table:formula="of:=[.$F$1]*[.F41]/([.$A42]+[.$F$1]*[.F41])" office:value-type="float" office:value="7.51073943865952E-023">
            <text:p>7,51E-23</text:p>
          </table:table-cell>
          <table:table-cell table:formula="of:=[.$G$1]*[.G41]/([.$A42]+[.$G$1]*[.G41])" office:value-type="float" office:value="4.06104737404059E-020">
            <text:p>4,06E-20</text:p>
          </table:table-cell>
          <table:table-cell table:formula="of:=[.$H$1]*[.H41]/([.$A42]+[.$H$1]*[.H41])" office:value-type="float" office:value="7.11565951853556E-018">
            <text:p>7,12E-18</text:p>
          </table:table-cell>
          <table:table-cell table:formula="of:=[.I$1]*[.I41]/([.$A42]+[.I$1]*[.I41])" office:value-type="float" office:value="5.46510557778237E-016">
            <text:p>5,47E-16</text:p>
          </table:table-cell>
          <table:table-cell table:formula="of:=[.J$1]*[.J41]/([.$A42]+[.J$1]*[.J41])" office:value-type="float" office:value="0.0000000000000223565596267472">
            <text:p>2,24E-14</text:p>
          </table:table-cell>
          <table:table-cell table:formula="of:=[.K$1]*[.K41]/([.$A42]+[.K$1]*[.K41])" office:value-type="float" office:value="0.000000000000556429456521152">
            <text:p>5,56E-13</text:p>
          </table:table-cell>
          <table:table-cell office:value-type="float" office:value="40">
            <text:p>40</text:p>
          </table:table-cell>
          <table:table-cell table:formula="of:=[.M$1]*[.M41]/([.$A42]+[.M$1]*[.M41])" office:value-type="float" office:value="0.00000000000926452243280026">
            <text:p>9,26E-12</text:p>
          </table:table-cell>
          <table:table-cell table:formula="of:=[.N$1]*[.N41]/([.$A42]+[.N$1]*[.N41])" office:value-type="float" office:value="0.000000000110680469042649">
            <text:p>1,11E-10</text:p>
          </table:table-cell>
          <table:table-cell table:formula="of:=[.O$1]*[.O41]/([.$A42]+[.O$1]*[.O41])" office:value-type="float" office:value="0.00000000100060060139677">
            <text:p>1,00E-09</text:p>
          </table:table-cell>
          <table:table-cell table:formula="of:=[.P$1]*[.P41]/([.$A42]+[.P$1]*[.P41])" office:value-type="float" office:value="0.00000000713433690038089">
            <text:p>7,13E-09</text:p>
          </table:table-cell>
          <table:table-cell table:formula="of:=[.Q$1]*[.Q41]/([.$A42]+[.Q$1]*[.Q41])" office:value-type="float" office:value="0.0000000414560649156733">
            <text:p>4,15E-08</text:p>
          </table:table-cell>
          <table:table-cell table:formula="of:=[.R$1]*[.R41]/([.$A42]+[.R$1]*[.R41])" office:value-type="float" office:value="0.000000201577744914755">
            <text:p>2,02E-07</text:p>
          </table:table-cell>
          <table:table-cell table:formula="of:=[.S$1]*[.S41]/([.$A42]+[.S$1]*[.S41])" office:value-type="float" office:value="0.000000838119307856906">
            <text:p>8,38E-07</text:p>
          </table:table-cell>
          <table:table-cell table:formula="of:=[.T$1]*[.T41]/([.$A42]+[.T$1]*[.T41])" office:value-type="float" office:value="0.00000303358006612109">
            <text:p>3,03E-06</text:p>
          </table:table-cell>
          <table:table-cell table:formula="of:=[.U$1]*[.U41]/([.$A42]+[.U$1]*[.U41])" office:value-type="float" office:value="0.00000970302899131142">
            <text:p>9,70E-06</text:p>
          </table:table-cell>
          <table:table-cell table:formula="of:=[.V$1]*[.V41]/([.$A42]+[.V$1]*[.V41])" office:value-type="float" office:value="0.0000277764131302435">
            <text:p>2,78E-05</text:p>
          </table:table-cell>
          <table:table-cell office:value-type="float" office:value="40">
            <text:p>40</text:p>
          </table:table-cell>
          <table:table-cell table:formula="of:=[.X$1]*[.X41]/([.$A42]+[.X$1]*[.X41])" office:value-type="float" office:value="0.0000719405835890129">
            <text:p>7,19E-05</text:p>
          </table:table-cell>
          <table:table-cell table:formula="of:=[.Y$1]*[.Y41]/([.$A42]+[.Y$1]*[.Y41])" office:value-type="float" office:value="0.000170162877413243">
            <text:p>1,70E-04</text:p>
          </table:table-cell>
          <table:table-cell table:formula="of:=[.Z$1]*[.Z41]/([.$A42]+[.Z$1]*[.Z41])" office:value-type="float" office:value="0.000370586085544253">
            <text:p>3,71E-04</text:p>
          </table:table-cell>
          <table:table-cell table:formula="of:=[.AA$1]*[.AA41]/([.$A42]+[.AA$1]*[.AA41])" office:value-type="float" office:value="0.000748455029367487">
            <text:p>7,48E-04</text:p>
          </table:table-cell>
          <table:table-cell table:formula="of:=[.AB$1]*[.AB41]/([.$A42]+[.AB$1]*[.AB41])" office:value-type="float" office:value="0.00141084135609494">
            <text:p>1,41E-03</text:p>
          </table:table-cell>
          <table:table-cell table:formula="of:=[.AC$1]*[.AC41]/([.$A42]+[.AC$1]*[.AC41])" office:value-type="float" office:value="0.00249659215876932">
            <text:p>2,50E-03</text:p>
          </table:table-cell>
          <table:table-cell table:formula="of:=[.AD$1]*[.AD41]/([.$A42]+[.AD$1]*[.AD41])" office:value-type="float" office:value="0.00416958569391084">
            <text:p>4,17E-03</text:p>
          </table:table-cell>
          <table:table-cell table:formula="of:=[.AE$1]*[.AE41]/([.$A42]+[.AE$1]*[.AE41])" office:value-type="float" office:value="0.00660507945841252">
            <text:p>6,61E-03</text:p>
          </table:table-cell>
          <table:table-cell table:formula="of:=[.AF$1]*[.AF41]/([.$A42]+[.AF$1]*[.AF41])" office:value-type="float" office:value="0.00997114966881863">
            <text:p>9,97E-03</text:p>
          </table:table-cell>
          <table:table-cell table:formula="of:=[.AG$1]*[.AG41]/([.$A42]+[.AG$1]*[.AG41])" office:value-type="float" office:value="0.014409012539262">
            <text:p>1,44E-02</text:p>
          </table:table-cell>
          <table:table-cell office:value-type="float" office:value="40">
            <text:p>40</text:p>
          </table:table-cell>
          <table:table-cell table:formula="of:=[.AI$1]*[.AI41]/([.$A42]+[.AI$1]*[.AI41])" office:value-type="float" office:value="0.0200165491534097">
            <text:p>2,00E-02</text:p>
          </table:table-cell>
          <table:table-cell table:formula="of:=[.AJ$1]*[.AJ41]/([.$A42]+[.AJ$1]*[.AJ41])" office:value-type="float" office:value="0.0268383870726202">
            <text:p>2,68E-02</text:p>
          </table:table-cell>
          <table:table-cell table:formula="of:=[.AK$1]*[.AK41]/([.$A42]+[.AK$1]*[.AK41])" office:value-type="float" office:value="0.0348639112952359">
            <text:p>3,49E-02</text:p>
          </table:table-cell>
          <table:table-cell table:formula="of:=[.AL$1]*[.AL41]/([.$A42]+[.AL$1]*[.AL41])" office:value-type="float" office:value="0.0440324723239634">
            <text:p>4,40E-02</text:p>
          </table:table-cell>
          <table:table-cell table:formula="of:=[.AM$1]*[.AM41]/([.$A42]+[.AM$1]*[.AM41])" office:value-type="float" office:value="0.0542435995349463">
            <text:p>5,42E-02</text:p>
          </table:table-cell>
          <table:table-cell table:formula="of:=[.AN$1]*[.AN41]/([.$A42]+[.AN$1]*[.AN41])" office:value-type="float" office:value="0.0653695280476633">
            <text:p>6,54E-02</text:p>
          </table:table-cell>
          <table:table-cell table:formula="of:=[.AO$1]*[.AO41]/([.$A42]+[.AO$1]*[.AO41])" office:value-type="float" office:value="0.077267664078819">
            <text:p>7,73E-02</text:p>
          </table:table-cell>
          <table:table-cell table:formula="of:=[.AP$1]*[.AP41]/([.$A42]+[.AP$1]*[.AP41])" office:value-type="float" office:value="0.0897913700895384">
            <text:p>8,98E-02</text:p>
          </table:table-cell>
          <table:table-cell table:formula="of:=[.AQ$1]*[.AQ41]/([.$A42]+[.AQ$1]*[.AQ41])" office:value-type="float" office:value="0.102798276076373">
            <text:p>1,03E-01</text:p>
          </table:table-cell>
          <table:table-cell table:formula="of:=[.AR$1]*[.AR41]/([.$A42]+[.AR$1]*[.AR41])" office:value-type="float" office:value="0.116155984310756">
            <text:p>1,16E-01</text:p>
          </table:table-cell>
          <table:table-cell office:value-type="float" office:value="40">
            <text:p>40</text:p>
          </table:table-cell>
          <table:table-cell table:formula="of:=[.AT$1]*[.AT41]/([.$A42]+[.AT$1]*[.AT41])" office:value-type="float" office:value="0.12974545082961">
            <text:p>1,30E-01</text:p>
          </table:table-cell>
          <table:table-cell table:formula="of:=[.AU$1]*[.AU41]/([.$A42]+[.AU$1]*[.AU41])" office:value-type="float" office:value="0.143462519642371">
            <text:p>1,43E-01</text:p>
          </table:table-cell>
          <table:table-cell table:formula="of:=[.AV$1]*[.AV41]/([.$A42]+[.AV$1]*[.AV41])" office:value-type="float" office:value="0.157218120310993">
            <text:p>1,57E-01</text:p>
          </table:table-cell>
          <table:table-cell table:formula="of:=[.AW$1]*[.AW41]/([.$A42]+[.AW$1]*[.AW41])" office:value-type="float" office:value="0.170937584591167">
            <text:p>1,71E-01</text:p>
          </table:table-cell>
          <table:table-cell table:formula="of:=[.AX$1]*[.AX41]/([.$A42]+[.AX$1]*[.AX41])" office:value-type="float" office:value="0.184559445550353">
            <text:p>1,85E-01</text:p>
          </table:table-cell>
          <table:table-cell table:formula="of:=[.AY$1]*[.AY41]/([.$A42]+[.AY$1]*[.AY41])" office:value-type="float" office:value="0.198033985697434">
            <text:p>1,98E-01</text:p>
          </table:table-cell>
          <table:table-cell table:formula="of:=[.AZ$1]*[.AZ41]/([.$A42]+[.AZ$1]*[.AZ41])" office:value-type="float" office:value="0.211321715768785">
            <text:p>2,11E-01</text:p>
          </table:table-cell>
          <table:table-cell table:formula="of:=[.BA$1]*[.BA41]/([.$A42]+[.BA$1]*[.BA41])" office:value-type="float" office:value="0.224391898855483">
            <text:p>2,24E-01</text:p>
          </table:table-cell>
          <table:table-cell table:formula="of:=[.BB$1]*[.BB41]/([.$A42]+[.BB$1]*[.BB41])" office:value-type="float" office:value="0.237221185529544">
            <text:p>2,37E-01</text:p>
          </table:table-cell>
          <table:table-cell table:formula="of:=[.BC$1]*[.BC41]/([.$A42]+[.BC$1]*[.BC41])" office:value-type="float" office:value="0.249792391859675">
            <text:p>2,50E-01</text:p>
          </table:table-cell>
          <table:table-cell office:value-type="float" office:value="40">
            <text:p>40</text:p>
          </table:table-cell>
          <table:table-cell table:formula="of:=[.BE$1]*[.BE41]/([.$A42]+[.BE$1]*[.BE41])" office:value-type="float" office:value="0.262093430263681">
            <text:p>2,62E-01</text:p>
          </table:table-cell>
          <table:table-cell table:formula="of:=[.BF$1]*[.BF41]/([.$A42]+[.BF$1]*[.BF41])" office:value-type="float" office:value="0.274116389786123">
            <text:p>2,74E-01</text:p>
          </table:table-cell>
          <table:table-cell table:formula="of:=[.BG$1]*[.BG41]/([.$A42]+[.BG$1]*[.BG41])" office:value-type="float" office:value="0.285856754950683">
            <text:p>2,86E-01</text:p>
          </table:table-cell>
          <table:table-cell table:formula="of:=[.BH$1]*[.BH41]/([.$A42]+[.BH$1]*[.BH41])" office:value-type="float" office:value="0.297312748792792">
            <text:p>2,97E-01</text:p>
          </table:table-cell>
          <table:table-cell table:formula="of:=[.BI$1]*[.BI41]/([.$A42]+[.BI$1]*[.BI41])" office:value-type="float" office:value="0.308484784576195">
            <text:p>3,08E-01</text:p>
          </table:table-cell>
          <table:table-cell table:formula="of:=[.BJ$1]*[.BJ41]/([.$A42]+[.BJ$1]*[.BJ41])" office:value-type="float" office:value="0.319375011038073">
            <text:p>3,19E-01</text:p>
          </table:table-cell>
          <table:table-cell table:formula="of:=[.BK$1]*[.BK41]/([.$A42]+[.BK$1]*[.BK41])" office:value-type="float" office:value="0.329986937130466">
            <text:p>3,30E-01</text:p>
          </table:table-cell>
          <table:table-cell table:formula="of:=[.BL$1]*[.BL41]/([.$A42]+[.BL$1]*[.BL41])" office:value-type="float" office:value="0.340325123710004">
            <text:p>3,40E-01</text:p>
          </table:table-cell>
          <table:table-cell table:formula="of:=[.BM$1]*[.BM41]/([.$A42]+[.BM$1]*[.BM41])" office:value-type="float" office:value="0.350394931216889">
            <text:p>3,50E-01</text:p>
          </table:table-cell>
          <table:table-cell table:formula="of:=[.BN$1]*[.BN41]/([.$A42]+[.BN$1]*[.BN41])" office:value-type="float" office:value="0.360202313929637">
            <text:p>3,60E-01</text:p>
          </table:table-cell>
          <table:table-cell office:value-type="float" office:value="40">
            <text:p>40</text:p>
          </table:table-cell>
          <table:table-cell table:formula="of:=[.BP$1]*[.BP41]/([.$A42]+[.BP$1]*[.BP41])" office:value-type="float" office:value="0.369753652806389">
            <text:p>3,70E-01</text:p>
          </table:table-cell>
          <table:table-cell table:formula="of:=[.BQ$1]*[.BQ41]/([.$A42]+[.BQ$1]*[.BQ41])" office:value-type="float" office:value="0.379055620192033">
            <text:p>3,79E-01</text:p>
          </table:table-cell>
          <table:table-cell table:formula="of:=[.BR$1]*[.BR41]/([.$A42]+[.BR$1]*[.BR41])" office:value-type="float" office:value="0.38811507077432">
            <text:p>3,88E-01</text:p>
          </table:table-cell>
          <table:table-cell table:formula="of:=[.BS$1]*[.BS41]/([.$A42]+[.BS$1]*[.BS41])" office:value-type="float" office:value="0.396938954117578">
            <text:p>3,97E-01</text:p>
          </table:table-cell>
          <table:table-cell table:formula="of:=[.BT$1]*[.BT41]/([.$A42]+[.BT$1]*[.BT41])" office:value-type="float" office:value="0.405534244902908">
            <text:p>4,06E-01</text:p>
          </table:table-cell>
          <table:table-cell table:formula="of:=[.BU$1]*[.BU41]/([.$A42]+[.BU$1]*[.BU41])" office:value-type="float" office:value="0.413907887675529">
            <text:p>4,14E-01</text:p>
          </table:table-cell>
          <table:table-cell table:formula="of:=[.BV$1]*[.BV41]/([.$A42]+[.BV$1]*[.BV41])" office:value-type="float" office:value="0.422066753460283">
            <text:p>4,22E-01</text:p>
          </table:table-cell>
          <table:table-cell table:formula="of:=[.BW$1]*[.BW41]/([.$A42]+[.BW$1]*[.BW41])" office:value-type="float" office:value="0.430017606071662">
            <text:p>4,30E-01</text:p>
          </table:table-cell>
          <table:table-cell table:formula="of:=[.BX$1]*[.BX41]/([.$A42]+[.BX$1]*[.BX41])" office:value-type="float" office:value="0.437767076329791">
            <text:p>4,38E-01</text:p>
          </table:table-cell>
          <table:table-cell table:formula="of:=[.BY$1]*[.BY41]/([.$A42]+[.BY$1]*[.BY41])" office:value-type="float" office:value="0.445321642711803">
            <text:p>4,45E-01</text:p>
          </table:table-cell>
          <table:table-cell office:value-type="float" office:value="40">
            <text:p>40</text:p>
          </table:table-cell>
          <table:table-cell table:formula="of:=[.CA$1]*[.CA41]/([.$A42]+[.CA$1]*[.CA41])" office:value-type="float" office:value="0.452687617230109">
            <text:p>4,53E-01</text:p>
          </table:table-cell>
          <table:table-cell table:formula="of:=[.CB$1]*[.CB41]/([.$A42]+[.CB$1]*[.CB41])" office:value-type="float" office:value="0.459871135544895">
            <text:p>4,60E-01</text:p>
          </table:table-cell>
          <table:table-cell table:formula="of:=[.CC$1]*[.CC41]/([.$A42]+[.CC$1]*[.CC41])" office:value-type="float" office:value="0.466878150495684">
            <text:p>4,67E-01</text:p>
          </table:table-cell>
          <table:table-cell table:formula="of:=[.CD$1]*[.CD41]/([.$A42]+[.CD$1]*[.CD41])" office:value-type="float" office:value="0.473714428382905">
            <text:p>4,74E-01</text:p>
          </table:table-cell>
          <table:table-cell table:formula="of:=[.CE$1]*[.CE41]/([.$A42]+[.CE$1]*[.CE41])" office:value-type="float" office:value="0.480385547450453">
            <text:p>4,80E-01</text:p>
          </table:table-cell>
          <table:table-cell table:formula="of:=[.CF$1]*[.CF41]/([.$A42]+[.CF$1]*[.CF41])" office:value-type="float" office:value="0.486896898119031">
            <text:p>4,87E-01</text:p>
          </table:table-cell>
          <table:table-cell table:formula="of:=[.CG$1]*[.CG41]/([.$A42]+[.CG$1]*[.CG41])" office:value-type="float" office:value="0.493253684601308">
            <text:p>4,93E-01</text:p>
          </table:table-cell>
          <table:table-cell table:formula="of:=[.CH$1]*[.CH41]/([.$A42]+[.CH$1]*[.CH41])" office:value-type="float" office:value="0.499460927596776">
            <text:p>4,99E-01</text:p>
          </table:table-cell>
          <table:table-cell table:formula="of:=[.CI$1]*[.CI41]/([.$A42]+[.CI$1]*[.CI41])" office:value-type="float" office:value="0.5055234678192">
            <text:p>5,06E-01</text:p>
          </table:table-cell>
          <table:table-cell table:formula="of:=[.CJ$1]*[.CJ41]/([.$A42]+[.CJ$1]*[.CJ41])" office:value-type="float" office:value="0.511445970154863">
            <text:p>5,11E-01</text:p>
          </table:table-cell>
          <table:table-cell office:value-type="float" office:value="40">
            <text:p>40</text:p>
          </table:table-cell>
          <table:table-cell table:formula="of:=[.CL$1]*[.CL41]/([.$A42]+[.CL$1]*[.CL41])" office:value-type="float" office:value="0.517232928287104">
            <text:p>5,17E-01</text:p>
          </table:table-cell>
          <table:table-cell table:formula="of:=[.CM$1]*[.CM41]/([.$A42]+[.CM$1]*[.CM41])" office:value-type="float" office:value="0.522888669653344">
            <text:p>5,23E-01</text:p>
          </table:table-cell>
          <table:table-cell table:formula="of:=[.CN$1]*[.CN41]/([.$A42]+[.CN$1]*[.CN41])" office:value-type="float" office:value="0.528417360626135">
            <text:p>5,28E-01</text:p>
          </table:table-cell>
          <table:table-cell table:formula="of:=[.CO$1]*[.CO41]/([.$A42]+[.CO$1]*[.CO41])" office:value-type="float" office:value="0.533823011830583">
            <text:p>5,34E-01</text:p>
          </table:table-cell>
          <table:table-cell table:formula="of:=[.CP$1]*[.CP41]/([.$A42]+[.CP$1]*[.CP41])" office:value-type="float" office:value="0.539109483527664">
            <text:p>5,39E-01</text:p>
          </table:table-cell>
          <table:table-cell table:formula="of:=[.CQ$1]*[.CQ41]/([.$A42]+[.CQ$1]*[.CQ41])" office:value-type="float" office:value="0.544280491007105">
            <text:p>5,44E-01</text:p>
          </table:table-cell>
          <table:table-cell table:formula="of:=[.CR$1]*[.CR41]/([.$A42]+[.CR$1]*[.CR41])" office:value-type="float" office:value="0.549339609945105">
            <text:p>5,49E-01</text:p>
          </table:table-cell>
          <table:table-cell table:formula="of:=[.CS$1]*[.CS41]/([.$A42]+[.CS$1]*[.CS41])" office:value-type="float" office:value="0.554290281691747">
            <text:p>5,54E-01</text:p>
          </table:table-cell>
          <table:table-cell table:formula="of:=[.CT$1]*[.CT41]/([.$A42]+[.CT$1]*[.CT41])" office:value-type="float" office:value="0.559135818460805">
            <text:p>5,59E-01</text:p>
          </table:table-cell>
          <table:table-cell table:formula="of:=[.CU$1]*[.CU41]/([.$A42]+[.CU$1]*[.CU41])" office:value-type="float" office:value="0.563879408401097">
            <text:p>5,64E-01</text:p>
          </table:table-cell>
          <table:table-cell office:value-type="float" office:value="40">
            <text:p>40</text:p>
          </table:table-cell>
          <table:table-cell table:formula="of:=[.CW$1]*[.CW41]/([.$A42]+[.CW$1]*[.CW41])" office:value-type="float" office:value="0.568524120533785">
            <text:p>5,69E-01</text:p>
          </table:table-cell>
          <table:table-cell table:formula="of:=[.CX$1]*[.CX41]/([.$A42]+[.CX$1]*[.CX41])" office:value-type="float" office:value="0.573072909544363">
            <text:p>5,73E-01</text:p>
          </table:table-cell>
          <table:table-cell table:formula="of:=[.CY$1]*[.CY41]/([.$A42]+[.CY$1]*[.CY41])" office:value-type="float" office:value="0.577528620421553">
            <text:p>5,78E-01</text:p>
          </table:table-cell>
          <table:table-cell table:formula="of:=[.CZ$1]*[.CZ41]/([.$A42]+[.CZ$1]*[.CZ41])" office:value-type="float" office:value="0.581893992938194">
            <text:p>5,82E-01</text:p>
          </table:table-cell>
          <table:table-cell table:formula="of:=[.DA$1]*[.DA41]/([.$A42]+[.DA$1]*[.DA41])" office:value-type="float" office:value="0.586171665971505">
            <text:p>5,86E-01</text:p>
          </table:table-cell>
          <table:table-cell table:formula="of:=[.DB$1]*[.DB41]/([.$A42]+[.DB$1]*[.DB41])" office:value-type="float" office:value="0.590364181661941">
            <text:p>5,90E-01</text:p>
          </table:table-cell>
          <table:table-cell table:formula="of:=[.DC$1]*[.DC41]/([.$A42]+[.DC$1]*[.DC41])" office:value-type="float" office:value="0.594473989411346">
            <text:p>5,94E-01</text:p>
          </table:table-cell>
          <table:table-cell table:formula="of:=[.DD$1]*[.DD41]/([.$A42]+[.DD$1]*[.DD41])" office:value-type="float" office:value="0.598503449722265">
            <text:p>5,99E-01</text:p>
          </table:table-cell>
          <table:table-cell table:formula="of:=[.DE$1]*[.DE41]/([.$A42]+[.DE$1]*[.DE41])" office:value-type="float" office:value="0.602454837881191">
            <text:p>6,02E-01</text:p>
          </table:table-cell>
          <table:table-cell table:formula="of:=[.DF$1]*[.DF41]/([.$A42]+[.DF$1]*[.DF41])" office:value-type="float" office:value="0.606330347489224">
            <text:p>6,06E-01</text:p>
          </table:table-cell>
          <table:table-cell table:number-columns-repeated="146"/>
        </table:table-row>
        <table:table-row table:style-name="ro1">
          <table:table-cell office:value-type="float" office:value="41">
            <text:p>41</text:p>
          </table:table-cell>
          <table:table-cell table:formula="of:=[.$C$1]*[.B42]/([.$A43]+[.$C$1]*[.B42])" office:value-type="float" office:value="7.83588040113054E-039">
            <text:p>7,84E-39</text:p>
          </table:table-cell>
          <table:table-cell table:formula="of:=[.$C$1]*[.C42]/([.$A43]+[.$C$1]*[.C42])" office:value-type="float" office:value="8.89635149462577E-039">
            <text:p>8,90E-39</text:p>
          </table:table-cell>
          <table:table-cell table:formula="of:=[.$D$1]*[.D42]/([.$A43]+[.$D$1]*[.D42])" office:value-type="float" office:value="5.42824039932605E-032">
            <text:p>5,43E-32</text:p>
          </table:table-cell>
          <table:table-cell table:formula="of:=[.$E$1]*[.E42]/([.$A43]+[.$E$1]*[.E42])" office:value-type="float" office:value="2.64760255766336E-027">
            <text:p>2,65E-27</text:p>
          </table:table-cell>
          <table:table-cell table:formula="of:=[.$F$1]*[.F42]/([.$A43]+[.$F$1]*[.F42])" office:value-type="float" office:value="9.15943833982868E-024">
            <text:p>9,16E-24</text:p>
          </table:table-cell>
          <table:table-cell table:formula="of:=[.$G$1]*[.G42]/([.$A43]+[.$G$1]*[.G42])" office:value-type="float" office:value="5.94299615713257E-021">
            <text:p>5,94E-21</text:p>
          </table:table-cell>
          <table:table-cell table:formula="of:=[.$H$1]*[.H42]/([.$A43]+[.$H$1]*[.H42])" office:value-type="float" office:value="1.21486869828656E-018">
            <text:p>1,21E-18</text:p>
          </table:table-cell>
          <table:table-cell table:formula="of:=[.I$1]*[.I42]/([.$A43]+[.I$1]*[.I42])" office:value-type="float" office:value="1.06636206395754E-016">
            <text:p>1,07E-16</text:p>
          </table:table-cell>
          <table:table-cell table:formula="of:=[.J$1]*[.J42]/([.$A43]+[.J$1]*[.J42])" office:value-type="float" office:value="4.90753747904205E-015">
            <text:p>4,91E-15</text:p>
          </table:table-cell>
          <table:table-cell table:formula="of:=[.K$1]*[.K42]/([.$A43]+[.K$1]*[.K42])" office:value-type="float" office:value="0.000000000000135714501590506">
            <text:p>1,36E-13</text:p>
          </table:table-cell>
          <table:table-cell office:value-type="float" office:value="41">
            <text:p>41</text:p>
          </table:table-cell>
          <table:table-cell table:formula="of:=[.M$1]*[.M42]/([.$A43]+[.M$1]*[.M42])" office:value-type="float" office:value="0.0000000000024856035795256">
            <text:p>2,49E-12</text:p>
          </table:table-cell>
          <table:table-cell table:formula="of:=[.N$1]*[.N42]/([.$A43]+[.N$1]*[.N42])" office:value-type="float" office:value="0.0000000000323942836211894">
            <text:p>3,24E-11</text:p>
          </table:table-cell>
          <table:table-cell table:formula="of:=[.O$1]*[.O42]/([.$A43]+[.O$1]*[.O42])" office:value-type="float" office:value="0.000000000317263605220269">
            <text:p>3,17E-10</text:p>
          </table:table-cell>
          <table:table-cell table:formula="of:=[.P$1]*[.P42]/([.$A43]+[.P$1]*[.P42])" office:value-type="float" office:value="0.00000000243611503321979">
            <text:p>2,44E-09</text:p>
          </table:table-cell>
          <table:table-cell table:formula="of:=[.Q$1]*[.Q42]/([.$A43]+[.Q$1]*[.Q42])" office:value-type="float" office:value="0.0000000151668527878958">
            <text:p>1,52E-08</text:p>
          </table:table-cell>
          <table:table-cell table:formula="of:=[.R$1]*[.R42]/([.$A43]+[.R$1]*[.R42])" office:value-type="float" office:value="0.0000000786644796322913">
            <text:p>7,87E-08</text:p>
          </table:table-cell>
          <table:table-cell table:formula="of:=[.S$1]*[.S42]/([.$A43]+[.S$1]*[.S42])" office:value-type="float" office:value="0.000000347512762980384">
            <text:p>3,48E-07</text:p>
          </table:table-cell>
          <table:table-cell table:formula="of:=[.T$1]*[.T42]/([.$A43]+[.T$1]*[.T42])" office:value-type="float" office:value="0.00000133181386505434">
            <text:p>1,33E-06</text:p>
          </table:table-cell>
          <table:table-cell table:formula="of:=[.U$1]*[.U42]/([.$A43]+[.U$1]*[.U42])" office:value-type="float" office:value="0.0000044965054114681">
            <text:p>4,50E-06</text:p>
          </table:table-cell>
          <table:table-cell table:formula="of:=[.V$1]*[.V42]/([.$A43]+[.V$1]*[.V42])" office:value-type="float" office:value="0.0000135492862339861">
            <text:p>1,35E-05</text:p>
          </table:table-cell>
          <table:table-cell office:value-type="float" office:value="41">
            <text:p>41</text:p>
          </table:table-cell>
          <table:table-cell table:formula="of:=[.X$1]*[.X42]/([.$A43]+[.X$1]*[.X42])" office:value-type="float" office:value="0.0000368462582878405">
            <text:p>3,68E-05</text:p>
          </table:table-cell>
          <table:table-cell table:formula="of:=[.Y$1]*[.Y42]/([.$A43]+[.Y$1]*[.Y42])" office:value-type="float" office:value="0.0000912985736408652">
            <text:p>9,13E-05</text:p>
          </table:table-cell>
          <table:table-cell table:formula="of:=[.Z$1]*[.Z42]/([.$A43]+[.Z$1]*[.Z42])" office:value-type="float" office:value="0.000207846546137695">
            <text:p>2,08E-04</text:p>
          </table:table-cell>
          <table:table-cell table:formula="of:=[.AA$1]*[.AA42]/([.$A43]+[.AA$1]*[.AA42])" office:value-type="float" office:value="0.000437928152101197">
            <text:p>4,38E-04</text:p>
          </table:table-cell>
          <table:table-cell table:formula="of:=[.AB$1]*[.AB42]/([.$A43]+[.AB$1]*[.AB42])" office:value-type="float" office:value="0.000859529692718086">
            <text:p>8,60E-04</text:p>
          </table:table-cell>
          <table:table-cell table:formula="of:=[.AC$1]*[.AC42]/([.$A43]+[.AC$1]*[.AC42])" office:value-type="float" office:value="0.00158070220831215">
            <text:p>1,58E-03</text:p>
          </table:table-cell>
          <table:table-cell table:formula="of:=[.AD$1]*[.AD42]/([.$A43]+[.AD$1]*[.AD42])" office:value-type="float" office:value="0.00273830581743951">
            <text:p>2,74E-03</text:p>
          </table:table-cell>
          <table:table-cell table:formula="of:=[.AE$1]*[.AE42]/([.$A43]+[.AE$1]*[.AE42])" office:value-type="float" office:value="0.00449053015118778">
            <text:p>4,49E-03</text:p>
          </table:table-cell>
          <table:table-cell table:formula="of:=[.AF$1]*[.AF42]/([.$A43]+[.AF$1]*[.AF42])" office:value-type="float" office:value="0.00700337127230752">
            <text:p>7,00E-03</text:p>
          </table:table-cell>
          <table:table-cell table:formula="of:=[.AG$1]*[.AG42]/([.$A43]+[.AG$1]*[.AG42])" office:value-type="float" office:value="0.0104331810024681">
            <text:p>1,04E-02</text:p>
          </table:table-cell>
          <table:table-cell office:value-type="float" office:value="41">
            <text:p>41</text:p>
          </table:table-cell>
          <table:table-cell table:formula="of:=[.AI$1]*[.AI42]/([.$A43]+[.AI$1]*[.AI42])" office:value-type="float" office:value="0.0149088268902772">
            <text:p>1,49E-02</text:p>
          </table:table-cell>
          <table:table-cell table:formula="of:=[.AJ$1]*[.AJ42]/([.$A43]+[.AJ$1]*[.AJ42])" office:value-type="float" office:value="0.0205172581133313">
            <text:p>2,05E-02</text:p>
          </table:table-cell>
          <table:table-cell table:formula="of:=[.AK$1]*[.AK42]/([.$A43]+[.AK$1]*[.AK42])" office:value-type="float" office:value="0.0272952592519642">
            <text:p>2,73E-02</text:p>
          </table:table-cell>
          <table:table-cell table:formula="of:=[.AL$1]*[.AL42]/([.$A43]+[.AL$1]*[.AL42])" office:value-type="float" office:value="0.0352283783133966">
            <text:p>3,52E-02</text:p>
          </table:table-cell>
          <table:table-cell table:formula="of:=[.AM$1]*[.AM42]/([.$A43]+[.AM$1]*[.AM42])" office:value-type="float" office:value="0.044256205549894">
            <text:p>4,43E-02</text:p>
          </table:table-cell>
          <table:table-cell table:formula="of:=[.AN$1]*[.AN42]/([.$A43]+[.AN$1]*[.AN42])" office:value-type="float" office:value="0.0542819772968275">
            <text:p>5,43E-02</text:p>
          </table:table-cell>
          <table:table-cell table:formula="of:=[.AO$1]*[.AO42]/([.$A43]+[.AO$1]*[.AO42])" office:value-type="float" office:value="0.0651841094543936">
            <text:p>6,52E-02</text:p>
          </table:table-cell>
          <table:table-cell table:formula="of:=[.AP$1]*[.AP42]/([.$A43]+[.AP$1]*[.AP42])" office:value-type="float" office:value="0.0768275809903983">
            <text:p>7,68E-02</text:p>
          </table:table-cell>
          <table:table-cell table:formula="of:=[.AQ$1]*[.AQ42]/([.$A43]+[.AQ$1]*[.AQ42])" office:value-type="float" office:value="0.0890737617126427">
            <text:p>8,91E-02</text:p>
          </table:table-cell>
          <table:table-cell table:formula="of:=[.AR$1]*[.AR42]/([.$A43]+[.AR$1]*[.AR42])" office:value-type="float" office:value="0.101787999105935">
            <text:p>1,02E-01</text:p>
          </table:table-cell>
          <table:table-cell office:value-type="float" office:value="41">
            <text:p>41</text:p>
          </table:table-cell>
          <table:table-cell table:formula="of:=[.AT$1]*[.AT42]/([.$A43]+[.AT$1]*[.AT42])" office:value-type="float" office:value="0.114844853532567">
            <text:p>1,15E-01</text:p>
          </table:table-cell>
          <table:table-cell table:formula="of:=[.AU$1]*[.AU42]/([.$A43]+[.AU$1]*[.AU42])" office:value-type="float" office:value="0.12813123367357">
            <text:p>1,28E-01</text:p>
          </table:table-cell>
          <table:table-cell table:formula="of:=[.AV$1]*[.AV42]/([.$A43]+[.AV$1]*[.AV42])" office:value-type="float" office:value="0.141547853898566">
            <text:p>1,42E-01</text:p>
          </table:table-cell>
          <table:table-cell table:formula="of:=[.AW$1]*[.AW42]/([.$A43]+[.AW$1]*[.AW42])" office:value-type="float" office:value="0.155009467914869">
            <text:p>1,55E-01</text:p>
          </table:table-cell>
          <table:table-cell table:formula="of:=[.AX$1]*[.AX42]/([.$A43]+[.AX$1]*[.AX42])" office:value-type="float" office:value="0.168444286860012">
            <text:p>1,68E-01</text:p>
          </table:table-cell>
          <table:table-cell table:formula="of:=[.AY$1]*[.AY42]/([.$A43]+[.AY$1]*[.AY42])" office:value-type="float" office:value="0.181792910065767">
            <text:p>1,82E-01</text:p>
          </table:table-cell>
          <table:table-cell table:formula="of:=[.AZ$1]*[.AZ42]/([.$A43]+[.AZ$1]*[.AZ42])" office:value-type="float" office:value="0.195007011608931">
            <text:p>1,95E-01</text:p>
          </table:table-cell>
          <table:table-cell table:formula="of:=[.BA$1]*[.BA42]/([.$A43]+[.BA$1]*[.BA42])" office:value-type="float" office:value="0.208047950318628">
            <text:p>2,08E-01</text:p>
          </table:table-cell>
          <table:table-cell table:formula="of:=[.BB$1]*[.BB42]/([.$A43]+[.BB$1]*[.BB42])" office:value-type="float" office:value="0.220885410730753">
            <text:p>2,21E-01</text:p>
          </table:table-cell>
          <table:table-cell table:formula="of:=[.BC$1]*[.BC42]/([.$A43]+[.BC$1]*[.BC42])" office:value-type="float" office:value="0.23349613790527">
            <text:p>2,33E-01</text:p>
          </table:table-cell>
          <table:table-cell office:value-type="float" office:value="41">
            <text:p>41</text:p>
          </table:table-cell>
          <table:table-cell table:formula="of:=[.BE$1]*[.BE42]/([.$A43]+[.BE$1]*[.BE42])" office:value-type="float" office:value="0.245862797930902">
            <text:p>2,46E-01</text:p>
          </table:table-cell>
          <table:table-cell table:formula="of:=[.BF$1]*[.BF42]/([.$A43]+[.BF$1]*[.BF42])" office:value-type="float" office:value="0.25797297543925">
            <text:p>2,58E-01</text:p>
          </table:table-cell>
          <table:table-cell table:formula="of:=[.BG$1]*[.BG42]/([.$A43]+[.BG$1]*[.BG42])" office:value-type="float" office:value="0.269818306735085">
            <text:p>2,70E-01</text:p>
          </table:table-cell>
          <table:table-cell table:formula="of:=[.BH$1]*[.BH42]/([.$A43]+[.BH$1]*[.BH42])" office:value-type="float" office:value="0.281393739874798">
            <text:p>2,81E-01</text:p>
          </table:table-cell>
          <table:table-cell table:formula="of:=[.BI$1]*[.BI42]/([.$A43]+[.BI$1]*[.BI42])" office:value-type="float" office:value="0.292696909382058">
            <text:p>2,93E-01</text:p>
          </table:table-cell>
          <table:table-cell table:formula="of:=[.BJ$1]*[.BJ42]/([.$A43]+[.BJ$1]*[.BJ42])" office:value-type="float" office:value="0.303727611962101">
            <text:p>3,04E-01</text:p>
          </table:table-cell>
          <table:table-cell table:formula="of:=[.BK$1]*[.BK42]/([.$A43]+[.BK$1]*[.BK42])" office:value-type="float" office:value="0.314487369646596">
            <text:p>3,14E-01</text:p>
          </table:table-cell>
          <table:table-cell table:formula="of:=[.BL$1]*[.BL42]/([.$A43]+[.BL$1]*[.BL42])" office:value-type="float" office:value="0.324979067654341">
            <text:p>3,25E-01</text:p>
          </table:table-cell>
          <table:table-cell table:formula="of:=[.BM$1]*[.BM42]/([.$A43]+[.BM$1]*[.BM42])" office:value-type="float" office:value="0.335206655491112">
            <text:p>3,35E-01</text:p>
          </table:table-cell>
          <table:table-cell table:formula="of:=[.BN$1]*[.BN42]/([.$A43]+[.BN$1]*[.BN42])" office:value-type="float" office:value="0.345174901187507">
            <text:p>3,45E-01</text:p>
          </table:table-cell>
          <table:table-cell office:value-type="float" office:value="41">
            <text:p>41</text:p>
          </table:table-cell>
          <table:table-cell table:formula="of:=[.BP$1]*[.BP42]/([.$A43]+[.BP$1]*[.BP42])" office:value-type="float" office:value="0.354889189940299">
            <text:p>3,55E-01</text:p>
          </table:table-cell>
          <table:table-cell table:formula="of:=[.BQ$1]*[.BQ42]/([.$A43]+[.BQ$1]*[.BQ42])" office:value-type="float" office:value="0.364355359700632">
            <text:p>3,64E-01</text:p>
          </table:table-cell>
          <table:table-cell table:formula="of:=[.BR$1]*[.BR42]/([.$A43]+[.BR$1]*[.BR42])" office:value-type="float" office:value="0.373579567402763">
            <text:p>3,74E-01</text:p>
          </table:table-cell>
          <table:table-cell table:formula="of:=[.BS$1]*[.BS42]/([.$A43]+[.BS$1]*[.BS42])" office:value-type="float" office:value="0.382568180537039">
            <text:p>3,83E-01</text:p>
          </table:table-cell>
          <table:table-cell table:formula="of:=[.BT$1]*[.BT42]/([.$A43]+[.BT$1]*[.BT42])" office:value-type="float" office:value="0.39132768964215">
            <text:p>3,91E-01</text:p>
          </table:table-cell>
          <table:table-cell table:formula="of:=[.BU$1]*[.BU42]/([.$A43]+[.BU$1]*[.BU42])" office:value-type="float" office:value="0.39986463803392">
            <text:p>4,00E-01</text:p>
          </table:table-cell>
          <table:table-cell table:formula="of:=[.BV$1]*[.BV42]/([.$A43]+[.BV$1]*[.BV42])" office:value-type="float" office:value="0.408185565714545">
            <text:p>4,08E-01</text:p>
          </table:table-cell>
          <table:table-cell table:formula="of:=[.BW$1]*[.BW42]/([.$A43]+[.BW$1]*[.BW42])" office:value-type="float" office:value="0.416296964931486">
            <text:p>4,16E-01</text:p>
          </table:table-cell>
          <table:table-cell table:formula="of:=[.BX$1]*[.BX42]/([.$A43]+[.BX$1]*[.BX42])" office:value-type="float" office:value="0.424205245293573">
            <text:p>4,24E-01</text:p>
          </table:table-cell>
          <table:table-cell table:formula="of:=[.BY$1]*[.BY42]/([.$A43]+[.BY$1]*[.BY42])" office:value-type="float" office:value="0.431916706716129">
            <text:p>4,32E-01</text:p>
          </table:table-cell>
          <table:table-cell office:value-type="float" office:value="41">
            <text:p>41</text:p>
          </table:table-cell>
          <table:table-cell table:formula="of:=[.CA$1]*[.CA42]/([.$A43]+[.CA$1]*[.CA42])" office:value-type="float" office:value="0.43943751876903">
            <text:p>4,39E-01</text:p>
          </table:table-cell>
          <table:table-cell table:formula="of:=[.CB$1]*[.CB42]/([.$A43]+[.CB$1]*[.CB42])" office:value-type="float" office:value="0.446773705251462">
            <text:p>4,47E-01</text:p>
          </table:table-cell>
          <table:table-cell table:formula="of:=[.CC$1]*[.CC42]/([.$A43]+[.CC$1]*[.CC42])" office:value-type="float" office:value="0.453931133023721">
            <text:p>4,54E-01</text:p>
          </table:table-cell>
          <table:table-cell table:formula="of:=[.CD$1]*[.CD42]/([.$A43]+[.CD$1]*[.CD42])" office:value-type="float" office:value="0.460915504296914">
            <text:p>4,61E-01</text:p>
          </table:table-cell>
          <table:table-cell table:formula="of:=[.CE$1]*[.CE42]/([.$A43]+[.CE$1]*[.CE42])" office:value-type="float" office:value="0.467732351722161">
            <text:p>4,68E-01</text:p>
          </table:table-cell>
          <table:table-cell table:formula="of:=[.CF$1]*[.CF42]/([.$A43]+[.CF$1]*[.CF42])" office:value-type="float" office:value="0.474387035737052">
            <text:p>4,74E-01</text:p>
          </table:table-cell>
          <table:table-cell table:formula="of:=[.CG$1]*[.CG42]/([.$A43]+[.CG$1]*[.CG42])" office:value-type="float" office:value="0.480884743722917">
            <text:p>4,81E-01</text:p>
          </table:table-cell>
          <table:table-cell table:formula="of:=[.CH$1]*[.CH42]/([.$A43]+[.CH$1]*[.CH42])" office:value-type="float" office:value="0.487230490605564">
            <text:p>4,87E-01</text:p>
          </table:table-cell>
          <table:table-cell table:formula="of:=[.CI$1]*[.CI42]/([.$A43]+[.CI$1]*[.CI42])" office:value-type="float" office:value="0.493429120597409">
            <text:p>4,93E-01</text:p>
          </table:table-cell>
          <table:table-cell table:formula="of:=[.CJ$1]*[.CJ42]/([.$A43]+[.CJ$1]*[.CJ42])" office:value-type="float" office:value="0.499485309832814">
            <text:p>4,99E-01</text:p>
          </table:table-cell>
          <table:table-cell office:value-type="float" office:value="41">
            <text:p>41</text:p>
          </table:table-cell>
          <table:table-cell table:formula="of:=[.CL$1]*[.CL42]/([.$A43]+[.CL$1]*[.CL42])" office:value-type="float" office:value="0.505403569692977">
            <text:p>5,05E-01</text:p>
          </table:table-cell>
          <table:table-cell table:formula="of:=[.CM$1]*[.CM42]/([.$A43]+[.CM$1]*[.CM42])" office:value-type="float" office:value="0.511188250653466">
            <text:p>5,11E-01</text:p>
          </table:table-cell>
          <table:table-cell table:formula="of:=[.CN$1]*[.CN42]/([.$A43]+[.CN$1]*[.CN42])" office:value-type="float" office:value="0.516843546517914">
            <text:p>5,17E-01</text:p>
          </table:table-cell>
          <table:table-cell table:formula="of:=[.CO$1]*[.CO42]/([.$A43]+[.CO$1]*[.CO42])" office:value-type="float" office:value="0.522373498926486">
            <text:p>5,22E-01</text:p>
          </table:table-cell>
          <table:table-cell table:formula="of:=[.CP$1]*[.CP42]/([.$A43]+[.CP$1]*[.CP42])" office:value-type="float" office:value="0.5277820020485">
            <text:p>5,28E-01</text:p>
          </table:table-cell>
          <table:table-cell table:formula="of:=[.CQ$1]*[.CQ42]/([.$A43]+[.CQ$1]*[.CQ42])" office:value-type="float" office:value="0.533072807385755">
            <text:p>5,33E-01</text:p>
          </table:table-cell>
          <table:table-cell table:formula="of:=[.CR$1]*[.CR42]/([.$A43]+[.CR$1]*[.CR42])" office:value-type="float" office:value="0.538249528627294">
            <text:p>5,38E-01</text:p>
          </table:table-cell>
          <table:table-cell table:formula="of:=[.CS$1]*[.CS42]/([.$A43]+[.CS$1]*[.CS42])" office:value-type="float" office:value="0.543315646508065">
            <text:p>5,43E-01</text:p>
          </table:table-cell>
          <table:table-cell table:formula="of:=[.CT$1]*[.CT42]/([.$A43]+[.CT$1]*[.CT42])" office:value-type="float" office:value="0.548274513633608">
            <text:p>5,48E-01</text:p>
          </table:table-cell>
          <table:table-cell table:formula="of:=[.CU$1]*[.CU42]/([.$A43]+[.CU$1]*[.CU42])" office:value-type="float" office:value="0.553129359240884">
            <text:p>5,53E-01</text:p>
          </table:table-cell>
          <table:table-cell office:value-type="float" office:value="41">
            <text:p>41</text:p>
          </table:table-cell>
          <table:table-cell table:formula="of:=[.CW$1]*[.CW42]/([.$A43]+[.CW$1]*[.CW42])" office:value-type="float" office:value="0.557883293871969">
            <text:p>5,58E-01</text:p>
          </table:table-cell>
          <table:table-cell table:formula="of:=[.CX$1]*[.CX42]/([.$A43]+[.CX$1]*[.CX42])" office:value-type="float" office:value="0.562539313942714">
            <text:p>5,63E-01</text:p>
          </table:table-cell>
          <table:table-cell table:formula="of:=[.CY$1]*[.CY42]/([.$A43]+[.CY$1]*[.CY42])" office:value-type="float" office:value="0.567100306192969">
            <text:p>5,67E-01</text:p>
          </table:table-cell>
          <table:table-cell table:formula="of:=[.CZ$1]*[.CZ42]/([.$A43]+[.CZ$1]*[.CZ42])" office:value-type="float" office:value="0.571569052008584">
            <text:p>5,72E-01</text:p>
          </table:table-cell>
          <table:table-cell table:formula="of:=[.DA$1]*[.DA42]/([.$A43]+[.DA$1]*[.DA42])" office:value-type="float" office:value="0.57594823160841">
            <text:p>5,76E-01</text:p>
          </table:table-cell>
          <table:table-cell table:formula="of:=[.DB$1]*[.DB42]/([.$A43]+[.DB$1]*[.DB42])" office:value-type="float" office:value="0.580240428091943">
            <text:p>5,80E-01</text:p>
          </table:table-cell>
          <table:table-cell table:formula="of:=[.DC$1]*[.DC42]/([.$A43]+[.DC$1]*[.DC42])" office:value-type="float" office:value="0.58444813134523">
            <text:p>5,84E-01</text:p>
          </table:table-cell>
          <table:table-cell table:formula="of:=[.DD$1]*[.DD42]/([.$A43]+[.DD$1]*[.DD42])" office:value-type="float" office:value="0.588573741804257">
            <text:p>5,89E-01</text:p>
          </table:table-cell>
          <table:table-cell table:formula="of:=[.DE$1]*[.DE42]/([.$A43]+[.DE$1]*[.DE42])" office:value-type="float" office:value="0.592619574076292">
            <text:p>5,93E-01</text:p>
          </table:table-cell>
          <table:table-cell table:formula="of:=[.DF$1]*[.DF42]/([.$A43]+[.DF$1]*[.DF42])" office:value-type="float" office:value="0.596587860420701">
            <text:p>5,97E-01</text:p>
          </table:table-cell>
          <table:table-cell table:number-columns-repeated="146"/>
        </table:table-row>
        <table:table-row table:style-name="ro1">
          <table:table-cell office:value-type="float" office:value="42">
            <text:p>42</text:p>
          </table:table-cell>
          <table:table-cell table:formula="of:=[.$C$1]*[.B43]/([.$A44]+[.$C$1]*[.B43])" office:value-type="float" office:value="3.73137161958597E-040">
            <text:p>3,73E-40</text:p>
          </table:table-cell>
          <table:table-cell table:formula="of:=[.$C$1]*[.C43]/([.$A44]+[.$C$1]*[.C43])" office:value-type="float" office:value="4.2363578545837E-040">
            <text:p>4,24E-40</text:p>
          </table:table-cell>
          <table:table-cell table:formula="of:=[.$D$1]*[.D43]/([.$A44]+[.$D$1]*[.D43])" office:value-type="float" office:value="3.87731457094718E-033">
            <text:p>3,88E-33</text:p>
          </table:table-cell>
          <table:table-cell table:formula="of:=[.$E$1]*[.E43]/([.$A44]+[.$E$1]*[.E43])" office:value-type="float" office:value="2.52152624539368E-028">
            <text:p>2,52E-28</text:p>
          </table:table-cell>
          <table:table-cell table:formula="of:=[.$F$1]*[.F43]/([.$A44]+[.$F$1]*[.F43])" office:value-type="float" office:value="1.09040932617008E-024">
            <text:p>1,09E-24</text:p>
          </table:table-cell>
          <table:table-cell table:formula="of:=[.$G$1]*[.G43]/([.$A44]+[.$G$1]*[.G43])" office:value-type="float" office:value="8.48999451018938E-022">
            <text:p>8,49E-22</text:p>
          </table:table-cell>
          <table:table-cell table:formula="of:=[.$H$1]*[.H43]/([.$A44]+[.$H$1]*[.H43])" office:value-type="float" office:value="2.02478116381093E-019">
            <text:p>2,02E-19</text:p>
          </table:table-cell>
          <table:table-cell table:formula="of:=[.I$1]*[.I43]/([.$A44]+[.I$1]*[.I43])" office:value-type="float" office:value="2.03116583610959E-017">
            <text:p>2,03E-17</text:p>
          </table:table-cell>
          <table:table-cell table:formula="of:=[.J$1]*[.J43]/([.$A44]+[.J$1]*[.J43])" office:value-type="float" office:value="1.05161517408044E-015">
            <text:p>1,05E-15</text:p>
          </table:table-cell>
          <table:table-cell table:formula="of:=[.K$1]*[.K43]/([.$A44]+[.K$1]*[.K43])" office:value-type="float" office:value="0.0000000000000323129765691671">
            <text:p>3,23E-14</text:p>
          </table:table-cell>
          <table:table-cell office:value-type="float" office:value="42">
            <text:p>42</text:p>
          </table:table-cell>
          <table:table-cell table:formula="of:=[.M$1]*[.M43]/([.$A44]+[.M$1]*[.M43])" office:value-type="float" office:value="0.000000000000650991413684852">
            <text:p>6,51E-13</text:p>
          </table:table-cell>
          <table:table-cell table:formula="of:=[.N$1]*[.N43]/([.$A44]+[.N$1]*[.N43])" office:value-type="float" office:value="0.00000000000925550960596845">
            <text:p>9,26E-12</text:p>
          </table:table-cell>
          <table:table-cell table:formula="of:=[.O$1]*[.O43]/([.$A44]+[.O$1]*[.O43])" office:value-type="float" office:value="0.0000000000982006397013924">
            <text:p>9,82E-11</text:p>
          </table:table-cell>
          <table:table-cell table:formula="of:=[.P$1]*[.P43]/([.$A44]+[.P$1]*[.P43])" office:value-type="float" office:value="0.000000000812038343747191">
            <text:p>8,12E-10</text:p>
          </table:table-cell>
          <table:table-cell table:formula="of:=[.Q$1]*[.Q43]/([.$A44]+[.Q$1]*[.Q43])" office:value-type="float" office:value="0.00000000541673310919322">
            <text:p>5,42E-09</text:p>
          </table:table-cell>
          <table:table-cell table:formula="of:=[.R$1]*[.R43]/([.$A44]+[.R$1]*[.R43])" office:value-type="float" office:value="0.0000000299674199142551">
            <text:p>3,00E-08</text:p>
          </table:table-cell>
          <table:table-cell table:formula="of:=[.S$1]*[.S43]/([.$A44]+[.S$1]*[.S43])" office:value-type="float" office:value="0.0000001406599080878">
            <text:p>1,41E-07</text:p>
          </table:table-cell>
          <table:table-cell table:formula="of:=[.T$1]*[.T43]/([.$A44]+[.T$1]*[.T43])" office:value-type="float" office:value="0.000000570777044950952">
            <text:p>5,71E-07</text:p>
          </table:table-cell>
          <table:table-cell table:formula="of:=[.U$1]*[.U43]/([.$A44]+[.U$1]*[.U43])" office:value-type="float" office:value="0.00000203412926273577">
            <text:p>2,03E-06</text:p>
          </table:table-cell>
          <table:table-cell table:formula="of:=[.V$1]*[.V43]/([.$A44]+[.V$1]*[.V43])" office:value-type="float" office:value="0.00000645199943523759">
            <text:p>6,45E-06</text:p>
          </table:table-cell>
          <table:table-cell office:value-type="float" office:value="42">
            <text:p>42</text:p>
          </table:table-cell>
          <table:table-cell table:formula="of:=[.X$1]*[.X43]/([.$A44]+[.X$1]*[.X43])" office:value-type="float" office:value="0.0000184227897384857">
            <text:p>1,84E-05</text:p>
          </table:table-cell>
          <table:table-cell table:formula="of:=[.Y$1]*[.Y43]/([.$A44]+[.Y$1]*[.Y43])" office:value-type="float" office:value="0.0000478207754473829">
            <text:p>4,78E-05</text:p>
          </table:table-cell>
          <table:table-cell table:formula="of:=[.Z$1]*[.Z43]/([.$A44]+[.Z$1]*[.Z43])" office:value-type="float" office:value="0.000113807773963189">
            <text:p>1,14E-04</text:p>
          </table:table-cell>
          <table:table-cell table:formula="of:=[.AA$1]*[.AA43]/([.$A44]+[.AA$1]*[.AA43])" office:value-type="float" office:value="0.000250182051621509">
            <text:p>2,50E-04</text:p>
          </table:table-cell>
          <table:table-cell table:formula="of:=[.AB$1]*[.AB43]/([.$A44]+[.AB$1]*[.AB43])" office:value-type="float" office:value="0.000511363190995037">
            <text:p>5,11E-04</text:p>
          </table:table-cell>
          <table:table-cell table:formula="of:=[.AC$1]*[.AC43]/([.$A44]+[.AC$1]*[.AC43])" office:value-type="float" office:value="0.000977573353685311">
            <text:p>9,78E-04</text:p>
          </table:table-cell>
          <table:table-cell table:formula="of:=[.AD$1]*[.AD43]/([.$A44]+[.AD$1]*[.AD43])" office:value-type="float" office:value="0.00175724610442014">
            <text:p>1,76E-03</text:p>
          </table:table-cell>
          <table:table-cell table:formula="of:=[.AE$1]*[.AE43]/([.$A44]+[.AE$1]*[.AE43])" office:value-type="float" office:value="0.00298475135681746">
            <text:p>2,98E-03</text:p>
          </table:table-cell>
          <table:table-cell table:formula="of:=[.AF$1]*[.AF43]/([.$A44]+[.AF$1]*[.AF43])" office:value-type="float" office:value="0.00481239002925096">
            <text:p>4,81E-03</text:p>
          </table:table-cell>
          <table:table-cell table:formula="of:=[.AG$1]*[.AG43]/([.$A44]+[.AG$1]*[.AG43])" office:value-type="float" office:value="0.00739714659509975">
            <text:p>7,40E-03</text:p>
          </table:table-cell>
          <table:table-cell office:value-type="float" office:value="42">
            <text:p>42</text:p>
          </table:table-cell>
          <table:table-cell table:formula="of:=[.AI$1]*[.AI43]/([.$A44]+[.AI$1]*[.AI43])" office:value-type="float" office:value="0.0108843611631057">
            <text:p>1,09E-02</text:p>
          </table:table-cell>
          <table:table-cell table:formula="of:=[.AJ$1]*[.AJ43]/([.$A44]+[.AJ$1]*[.AJ43])" office:value-type="float" office:value="0.015391592260681">
            <text:p>1,54E-02</text:p>
          </table:table-cell>
          <table:table-cell table:formula="of:=[.AK$1]*[.AK43]/([.$A44]+[.AK$1]*[.AK43])" office:value-type="float" office:value="0.0209959893621291">
            <text:p>2,10E-02</text:p>
          </table:table-cell>
          <table:table-cell table:formula="of:=[.AL$1]*[.AL43]/([.$A44]+[.AL$1]*[.AL43])" office:value-type="float" office:value="0.0277274730871771">
            <text:p>2,77E-02</text:p>
          </table:table-cell>
          <table:table-cell table:formula="of:=[.AM$1]*[.AM43]/([.$A44]+[.AM$1]*[.AM43])" office:value-type="float" office:value="0.0355684025142838">
            <text:p>3,56E-02</text:p>
          </table:table-cell>
          <table:table-cell table:formula="of:=[.AN$1]*[.AN43]/([.$A44]+[.AN$1]*[.AN43])" office:value-type="float" office:value="0.0444588538307517">
            <text:p>4,45E-02</text:p>
          </table:table-cell>
          <table:table-cell table:formula="of:=[.AO$1]*[.AO43]/([.$A44]+[.AO$1]*[.AO43])" office:value-type="float" office:value="0.0543056438928333">
            <text:p>5,43E-02</text:p>
          </table:table-cell>
          <table:table-cell table:formula="of:=[.AP$1]*[.AP43]/([.$A44]+[.AP$1]*[.AP43])" office:value-type="float" office:value="0.0649929641296883">
            <text:p>6,50E-02</text:p>
          </table:table-cell>
          <table:table-cell table:formula="of:=[.AQ$1]*[.AQ43]/([.$A44]+[.AQ$1]*[.AQ43])" office:value-type="float" office:value="0.076392798643317">
            <text:p>7,64E-02</text:p>
          </table:table-cell>
          <table:table-cell table:formula="of:=[.AR$1]*[.AR43]/([.$A44]+[.AR$1]*[.AR43])" office:value-type="float" office:value="0.0883739014340722">
            <text:p>8,84E-02</text:p>
          </table:table-cell>
          <table:table-cell office:value-type="float" office:value="42">
            <text:p>42</text:p>
          </table:table-cell>
          <table:table-cell table:formula="of:=[.AT$1]*[.AT43]/([.$A44]+[.AT$1]*[.AT43])" office:value-type="float" office:value="0.100808738943473">
            <text:p>1,01E-01</text:p>
          </table:table-cell>
          <table:table-cell table:formula="of:=[.AU$1]*[.AU43]/([.$A44]+[.AU$1]*[.AU43])" office:value-type="float" office:value="0.113578305297277">
            <text:p>1,14E-01</text:p>
          </table:table-cell>
          <table:table-cell table:formula="of:=[.AV$1]*[.AV43]/([.$A44]+[.AV$1]*[.AV43])" office:value-type="float" office:value="0.12657503482321">
            <text:p>1,27E-01</text:p>
          </table:table-cell>
          <table:table-cell table:formula="of:=[.AW$1]*[.AW43]/([.$A44]+[.AW$1]*[.AW43])" office:value-type="float" office:value="0.139704186586052">
            <text:p>1,40E-01</text:p>
          </table:table-cell>
          <table:table-cell table:formula="of:=[.AX$1]*[.AX43]/([.$A44]+[.AX$1]*[.AX43])" office:value-type="float" office:value="0.152884106350293">
            <text:p>1,53E-01</text:p>
          </table:table-cell>
          <table:table-cell table:formula="of:=[.AY$1]*[.AY43]/([.$A44]+[.AY$1]*[.AY43])" office:value-type="float" office:value="0.166045732498554">
            <text:p>1,66E-01</text:p>
          </table:table-cell>
          <table:table-cell table:formula="of:=[.AZ$1]*[.AZ43]/([.$A44]+[.AZ$1]*[.AZ43])" office:value-type="float" office:value="0.179131642989767">
            <text:p>1,79E-01</text:p>
          </table:table-cell>
          <table:table-cell table:formula="of:=[.BA$1]*[.BA43]/([.$A44]+[.BA$1]*[.BA43])" office:value-type="float" office:value="0.192094865474258">
            <text:p>1,92E-01</text:p>
          </table:table-cell>
          <table:table-cell table:formula="of:=[.BB$1]*[.BB43]/([.$A44]+[.BB$1]*[.BB43])" office:value-type="float" office:value="0.204897605483431">
            <text:p>2,05E-01</text:p>
          </table:table-cell>
          <table:table-cell table:formula="of:=[.BC$1]*[.BC43]/([.$A44]+[.BC$1]*[.BC43])" office:value-type="float" office:value="0.217509993432202">
            <text:p>2,18E-01</text:p>
          </table:table-cell>
          <table:table-cell office:value-type="float" office:value="42">
            <text:p>42</text:p>
          </table:table-cell>
          <table:table-cell table:formula="of:=[.BE$1]*[.BE43]/([.$A44]+[.BE$1]*[.BE43])" office:value-type="float" office:value="0.229908910595939">
            <text:p>2,30E-01</text:p>
          </table:table-cell>
          <table:table-cell table:formula="of:=[.BF$1]*[.BF43]/([.$A44]+[.BF$1]*[.BF43])" office:value-type="float" office:value="0.242076925581335">
            <text:p>2,42E-01</text:p>
          </table:table-cell>
          <table:table-cell table:formula="of:=[.BG$1]*[.BG43]/([.$A44]+[.BG$1]*[.BG43])" office:value-type="float" office:value="0.254001353662355">
            <text:p>2,54E-01</text:p>
          </table:table-cell>
          <table:table-cell table:formula="of:=[.BH$1]*[.BH43]/([.$A44]+[.BH$1]*[.BH43])" office:value-type="float" office:value="0.265673439273033">
            <text:p>2,66E-01</text:p>
          </table:table-cell>
          <table:table-cell table:formula="of:=[.BI$1]*[.BI43]/([.$A44]+[.BI$1]*[.BI43])" office:value-type="float" office:value="0.27708765487022">
            <text:p>2,77E-01</text:p>
          </table:table-cell>
          <table:table-cell table:formula="of:=[.BJ$1]*[.BJ43]/([.$A44]+[.BJ$1]*[.BJ43])" office:value-type="float" office:value="0.288241105684364">
            <text:p>2,88E-01</text:p>
          </table:table-cell>
          <table:table-cell table:formula="of:=[.BK$1]*[.BK43]/([.$A44]+[.BK$1]*[.BK43])" office:value-type="float" office:value="0.299133028372092">
            <text:p>2,99E-01</text:p>
          </table:table-cell>
          <table:table-cell table:formula="of:=[.BL$1]*[.BL43]/([.$A44]+[.BL$1]*[.BL43])" office:value-type="float" office:value="0.309764371429017">
            <text:p>3,10E-01</text:p>
          </table:table-cell>
          <table:table-cell table:formula="of:=[.BM$1]*[.BM43]/([.$A44]+[.BM$1]*[.BM43])" office:value-type="float" office:value="0.320137445842647">
            <text:p>3,20E-01</text:p>
          </table:table-cell>
          <table:table-cell table:formula="of:=[.BN$1]*[.BN43]/([.$A44]+[.BN$1]*[.BN43])" office:value-type="float" office:value="0.330255635487732">
            <text:p>3,30E-01</text:p>
          </table:table-cell>
          <table:table-cell office:value-type="float" office:value="42">
            <text:p>42</text:p>
          </table:table-cell>
          <table:table-cell table:formula="of:=[.BP$1]*[.BP43]/([.$A44]+[.BP$1]*[.BP43])" office:value-type="float" office:value="0.340123157952588">
            <text:p>3,40E-01</text:p>
          </table:table-cell>
          <table:table-cell table:formula="of:=[.BQ$1]*[.BQ43]/([.$A44]+[.BQ$1]*[.BQ43])" office:value-type="float" office:value="0.349744867691231">
            <text:p>3,50E-01</text:p>
          </table:table-cell>
          <table:table-cell table:formula="of:=[.BR$1]*[.BR43]/([.$A44]+[.BR$1]*[.BR43])" office:value-type="float" office:value="0.359126094541409">
            <text:p>3,59E-01</text:p>
          </table:table-cell>
          <table:table-cell table:formula="of:=[.BS$1]*[.BS43]/([.$A44]+[.BS$1]*[.BS43])" office:value-type="float" office:value="0.368272511691375">
            <text:p>3,68E-01</text:p>
          </table:table-cell>
          <table:table-cell table:formula="of:=[.BT$1]*[.BT43]/([.$A44]+[.BT$1]*[.BT43])" office:value-type="float" office:value="0.377190028101954">
            <text:p>3,77E-01</text:p>
          </table:table-cell>
          <table:table-cell table:formula="of:=[.BU$1]*[.BU43]/([.$A44]+[.BU$1]*[.BU43])" office:value-type="float" office:value="0.385884701193271">
            <text:p>3,86E-01</text:p>
          </table:table-cell>
          <table:table-cell table:formula="of:=[.BV$1]*[.BV43]/([.$A44]+[.BV$1]*[.BV43])" office:value-type="float" office:value="0.394362666293803">
            <text:p>3,94E-01</text:p>
          </table:table-cell>
          <table:table-cell table:formula="of:=[.BW$1]*[.BW43]/([.$A44]+[.BW$1]*[.BW43])" office:value-type="float" office:value="0.402630079933732">
            <text:p>4,03E-01</text:p>
          </table:table-cell>
          <table:table-cell table:formula="of:=[.BX$1]*[.BX43]/([.$A44]+[.BX$1]*[.BX43])" office:value-type="float" office:value="0.410693074556967">
            <text:p>4,11E-01</text:p>
          </table:table-cell>
          <table:table-cell table:formula="of:=[.BY$1]*[.BY43]/([.$A44]+[.BY$1]*[.BY43])" office:value-type="float" office:value="0.418557722638893">
            <text:p>4,19E-01</text:p>
          </table:table-cell>
          <table:table-cell office:value-type="float" office:value="42">
            <text:p>42</text:p>
          </table:table-cell>
          <table:table-cell table:formula="of:=[.CA$1]*[.CA43]/([.$A44]+[.CA$1]*[.CA43])" office:value-type="float" office:value="0.426230008541407">
            <text:p>4,26E-01</text:p>
          </table:table-cell>
          <table:table-cell table:formula="of:=[.CB$1]*[.CB43]/([.$A44]+[.CB$1]*[.CB43])" office:value-type="float" office:value="0.433715806723599">
            <text:p>4,34E-01</text:p>
          </table:table-cell>
          <table:table-cell table:formula="of:=[.CC$1]*[.CC43]/([.$A44]+[.CC$1]*[.CC43])" office:value-type="float" office:value="0.441020865164545">
            <text:p>4,41E-01</text:p>
          </table:table-cell>
          <table:table-cell table:formula="of:=[.CD$1]*[.CD43]/([.$A44]+[.CD$1]*[.CD43])" office:value-type="float" office:value="0.448150793052281">
            <text:p>4,48E-01</text:p>
          </table:table-cell>
          <table:table-cell table:formula="of:=[.CE$1]*[.CE43]/([.$A44]+[.CE$1]*[.CE43])" office:value-type="float" office:value="0.455111051956656">
            <text:p>4,55E-01</text:p>
          </table:table-cell>
          <table:table-cell table:formula="of:=[.CF$1]*[.CF43]/([.$A44]+[.CF$1]*[.CF43])" office:value-type="float" office:value="0.461906949839289">
            <text:p>4,62E-01</text:p>
          </table:table-cell>
          <table:table-cell table:formula="of:=[.CG$1]*[.CG43]/([.$A44]+[.CG$1]*[.CG43])" office:value-type="float" office:value="0.468543637366072">
            <text:p>4,69E-01</text:p>
          </table:table-cell>
          <table:table-cell table:formula="of:=[.CH$1]*[.CH43]/([.$A44]+[.CH$1]*[.CH43])" office:value-type="float" office:value="0.475026106080511">
            <text:p>4,75E-01</text:p>
          </table:table-cell>
          <table:table-cell table:formula="of:=[.CI$1]*[.CI43]/([.$A44]+[.CI$1]*[.CI43])" office:value-type="float" office:value="0.481359188073052">
            <text:p>4,81E-01</text:p>
          </table:table-cell>
          <table:table-cell table:formula="of:=[.CJ$1]*[.CJ43]/([.$A44]+[.CJ$1]*[.CJ43])" office:value-type="float" office:value="0.487547556845227">
            <text:p>4,88E-01</text:p>
          </table:table-cell>
          <table:table-cell office:value-type="float" office:value="42">
            <text:p>42</text:p>
          </table:table-cell>
          <table:table-cell table:formula="of:=[.CL$1]*[.CL43]/([.$A44]+[.CL$1]*[.CL43])" office:value-type="float" office:value="0.493595729120147">
            <text:p>4,94E-01</text:p>
          </table:table-cell>
          <table:table-cell table:formula="of:=[.CM$1]*[.CM43]/([.$A44]+[.CM$1]*[.CM43])" office:value-type="float" office:value="0.499508067394533">
            <text:p>5,00E-01</text:p>
          </table:table-cell>
          <table:table-cell table:formula="of:=[.CN$1]*[.CN43]/([.$A44]+[.CN$1]*[.CN43])" office:value-type="float" office:value="0.505288783063692">
            <text:p>5,05E-01</text:p>
          </table:table-cell>
          <table:table-cell table:formula="of:=[.CO$1]*[.CO43]/([.$A44]+[.CO$1]*[.CO43])" office:value-type="float" office:value="0.510941939980828">
            <text:p>5,11E-01</text:p>
          </table:table-cell>
          <table:table-cell table:formula="of:=[.CP$1]*[.CP43]/([.$A44]+[.CP$1]*[.CP43])" office:value-type="float" office:value="0.516471458336973">
            <text:p>5,16E-01</text:p>
          </table:table-cell>
          <table:table-cell table:formula="of:=[.CQ$1]*[.CQ43]/([.$A44]+[.CQ$1]*[.CQ43])" office:value-type="float" office:value="0.521881118768423">
            <text:p>5,22E-01</text:p>
          </table:table-cell>
          <table:table-cell table:formula="of:=[.CR$1]*[.CR43]/([.$A44]+[.CR$1]*[.CR43])" office:value-type="float" office:value="0.527174566615733">
            <text:p>5,27E-01</text:p>
          </table:table-cell>
          <table:table-cell table:formula="of:=[.CS$1]*[.CS43]/([.$A44]+[.CS$1]*[.CS43])" office:value-type="float" office:value="0.532355316272456">
            <text:p>5,32E-01</text:p>
          </table:table-cell>
          <table:table-cell table:formula="of:=[.CT$1]*[.CT43]/([.$A44]+[.CT$1]*[.CT43])" office:value-type="float" office:value="0.537426755573637">
            <text:p>5,37E-01</text:p>
          </table:table-cell>
          <table:table-cell table:formula="of:=[.CU$1]*[.CU43]/([.$A44]+[.CU$1]*[.CU43])" office:value-type="float" office:value="0.542392150183794">
            <text:p>5,42E-01</text:p>
          </table:table-cell>
          <table:table-cell office:value-type="float" office:value="42">
            <text:p>42</text:p>
          </table:table-cell>
          <table:table-cell table:formula="of:=[.CW$1]*[.CW43]/([.$A44]+[.CW$1]*[.CW43])" office:value-type="float" office:value="0.547254647952219">
            <text:p>5,47E-01</text:p>
          </table:table-cell>
          <table:table-cell table:formula="of:=[.CX$1]*[.CX43]/([.$A44]+[.CX$1]*[.CX43])" office:value-type="float" office:value="0.55201728321015">
            <text:p>5,52E-01</text:p>
          </table:table-cell>
          <table:table-cell table:formula="of:=[.CY$1]*[.CY43]/([.$A44]+[.CY$1]*[.CY43])" office:value-type="float" office:value="0.556682980989838">
            <text:p>5,57E-01</text:p>
          </table:table-cell>
          <table:table-cell table:formula="of:=[.CZ$1]*[.CZ43]/([.$A44]+[.CZ$1]*[.CZ43])" office:value-type="float" office:value="0.561254561150198">
            <text:p>5,61E-01</text:p>
          </table:table-cell>
          <table:table-cell table:formula="of:=[.DA$1]*[.DA43]/([.$A44]+[.DA$1]*[.DA43])" office:value-type="float" office:value="0.565734742397421">
            <text:p>5,66E-01</text:p>
          </table:table-cell>
          <table:table-cell table:formula="of:=[.DB$1]*[.DB43]/([.$A44]+[.DB$1]*[.DB43])" office:value-type="float" office:value="0.570126146192086">
            <text:p>5,70E-01</text:p>
          </table:table-cell>
          <table:table-cell table:formula="of:=[.DC$1]*[.DC43]/([.$A44]+[.DC$1]*[.DC43])" office:value-type="float" office:value="0.574431300536823">
            <text:p>5,74E-01</text:p>
          </table:table-cell>
          <table:table-cell table:formula="of:=[.DD$1]*[.DD43]/([.$A44]+[.DD$1]*[.DD43])" office:value-type="float" office:value="0.578652643640697">
            <text:p>5,79E-01</text:p>
          </table:table-cell>
          <table:table-cell table:formula="of:=[.DE$1]*[.DE43]/([.$A44]+[.DE$1]*[.DE43])" office:value-type="float" office:value="0.582792527458133">
            <text:p>5,83E-01</text:p>
          </table:table-cell>
          <table:table-cell table:formula="of:=[.DF$1]*[.DF43]/([.$A44]+[.DF$1]*[.DF43])" office:value-type="float" office:value="0.586853221101629">
            <text:p>5,87E-01</text:p>
          </table:table-cell>
          <table:table-cell table:number-columns-repeated="146"/>
        </table:table-row>
        <table:table-row table:style-name="ro1">
          <table:table-cell office:value-type="float" office:value="43">
            <text:p>43</text:p>
          </table:table-cell>
          <table:table-cell table:formula="of:=[.$C$1]*[.B44]/([.$A45]+[.$C$1]*[.B44])" office:value-type="float" office:value="1.73552168352836E-041">
            <text:p>1,74E-41</text:p>
          </table:table-cell>
          <table:table-cell table:formula="of:=[.$C$1]*[.C44]/([.$A45]+[.$C$1]*[.C44])" office:value-type="float" office:value="1.97039900213195E-041">
            <text:p>1,97E-41</text:p>
          </table:table-cell>
          <table:table-cell table:formula="of:=[.$D$1]*[.D44]/([.$A45]+[.$D$1]*[.D44])" office:value-type="float" office:value="2.70510318903292E-034">
            <text:p>2,71E-34</text:p>
          </table:table-cell>
          <table:table-cell table:formula="of:=[.$E$1]*[.E44]/([.$A45]+[.$E$1]*[.E44])" office:value-type="float" office:value="2.34560580966854E-029">
            <text:p>2,35E-29</text:p>
          </table:table-cell>
          <table:table-cell table:formula="of:=[.$F$1]*[.F44]/([.$A45]+[.$F$1]*[.F44])" office:value-type="float" office:value="1.267917821128E-025">
            <text:p>1,27E-25</text:p>
          </table:table-cell>
          <table:table-cell table:formula="of:=[.$G$1]*[.G44]/([.$A45]+[.$G$1]*[.G44])" office:value-type="float" office:value="1.18465039677061E-022">
            <text:p>1,18E-22</text:p>
          </table:table-cell>
          <table:table-cell table:formula="of:=[.$H$1]*[.H44]/([.$A45]+[.$H$1]*[.H44])" office:value-type="float" office:value="3.29615538294803E-020">
            <text:p>3,30E-20</text:p>
          </table:table-cell>
          <table:table-cell table:formula="of:=[.I$1]*[.I44]/([.$A45]+[.I$1]*[.I44])" office:value-type="float" office:value="3.77891318345971E-018">
            <text:p>3,78E-18</text:p>
          </table:table-cell>
          <table:table-cell table:formula="of:=[.J$1]*[.J44]/([.$A45]+[.J$1]*[.J44])" office:value-type="float" office:value="2.2010550155172E-016">
            <text:p>2,20E-16</text:p>
          </table:table-cell>
          <table:table-cell table:formula="of:=[.K$1]*[.K44]/([.$A45]+[.K$1]*[.K44])" office:value-type="float" office:value="7.51464571375974E-015">
            <text:p>7,51E-15</text:p>
          </table:table-cell>
          <table:table-cell office:value-type="float" office:value="43">
            <text:p>43</text:p>
          </table:table-cell>
          <table:table-cell table:formula="of:=[.M$1]*[.M44]/([.$A45]+[.M$1]*[.M44])" office:value-type="float" office:value="0.000000000000166532687221679">
            <text:p>1,67E-13</text:p>
          </table:table-cell>
          <table:table-cell table:formula="of:=[.N$1]*[.N44]/([.$A45]+[.N$1]*[.N44])" office:value-type="float" office:value="0.00000000000258293291328685">
            <text:p>2,58E-12</text:p>
          </table:table-cell>
          <table:table-cell table:formula="of:=[.O$1]*[.O44]/([.$A45]+[.O$1]*[.O44])" office:value-type="float" office:value="0.0000000000296885654902372">
            <text:p>2,97E-11</text:p>
          </table:table-cell>
          <table:table-cell table:formula="of:=[.P$1]*[.P44]/([.$A45]+[.P$1]*[.P44])" office:value-type="float" office:value="0.00000000026438457696407">
            <text:p>2,64E-10</text:p>
          </table:table-cell>
          <table:table-cell table:formula="of:=[.Q$1]*[.Q44]/([.$A45]+[.Q$1]*[.Q44])" office:value-type="float" office:value="0.00000000188955805777604">
            <text:p>1,89E-09</text:p>
          </table:table-cell>
          <table:table-cell table:formula="of:=[.R$1]*[.R44]/([.$A45]+[.R$1]*[.R44])" office:value-type="float" office:value="0.0000000111506677507343">
            <text:p>1,12E-08</text:p>
          </table:table-cell>
          <table:table-cell table:formula="of:=[.S$1]*[.S44]/([.$A45]+[.S$1]*[.S44])" office:value-type="float" office:value="0.0000000556097280120371">
            <text:p>5,56E-08</text:p>
          </table:table-cell>
          <table:table-cell table:formula="of:=[.T$1]*[.T44]/([.$A45]+[.T$1]*[.T44])" office:value-type="float" office:value="0.000000238929868705926">
            <text:p>2,39E-07</text:p>
          </table:table-cell>
          <table:table-cell table:formula="of:=[.U$1]*[.U44]/([.$A45]+[.U$1]*[.U44])" office:value-type="float" office:value="0.000000898800494296007">
            <text:p>8,99E-07</text:p>
          </table:table-cell>
          <table:table-cell table:formula="of:=[.V$1]*[.V44]/([.$A45]+[.V$1]*[.V44])" office:value-type="float" office:value="0.00000300092096432429">
            <text:p>3,00E-06</text:p>
          </table:table-cell>
          <table:table-cell office:value-type="float" office:value="43">
            <text:p>43</text:p>
          </table:table-cell>
          <table:table-cell table:formula="of:=[.X$1]*[.X44]/([.$A45]+[.X$1]*[.X44])" office:value-type="float" office:value="0.00000899709543545704">
            <text:p>9,00E-06</text:p>
          </table:table-cell>
          <table:table-cell table:formula="of:=[.Y$1]*[.Y44]/([.$A45]+[.Y$1]*[.Y44])" office:value-type="float" office:value="0.0000244658446599494">
            <text:p>2,45E-05</text:p>
          </table:table-cell>
          <table:table-cell table:formula="of:=[.Z$1]*[.Z44]/([.$A45]+[.Z$1]*[.Z44])" office:value-type="float" office:value="0.000060870220198961">
            <text:p>6,09E-05</text:p>
          </table:table-cell>
          <table:table-cell table:formula="of:=[.AA$1]*[.AA44]/([.$A45]+[.AA$1]*[.AA44])" office:value-type="float" office:value="0.000139616998300149">
            <text:p>1,40E-04</text:p>
          </table:table-cell>
          <table:table-cell table:formula="of:=[.AB$1]*[.AB44]/([.$A45]+[.AB$1]*[.AB44])" office:value-type="float" office:value="0.00029721581730598">
            <text:p>2,97E-04</text:p>
          </table:table-cell>
          <table:table-cell table:formula="of:=[.AC$1]*[.AC44]/([.$A45]+[.AC$1]*[.AC44])" office:value-type="float" office:value="0.000590741683006614">
            <text:p>5,91E-04</text:p>
          </table:table-cell>
          <table:table-cell table:formula="of:=[.AD$1]*[.AD44]/([.$A45]+[.AD$1]*[.AD44])" office:value-type="float" office:value="0.00110217096760662">
            <text:p>1,10E-03</text:p>
          </table:table-cell>
          <table:table-cell table:formula="of:=[.AE$1]*[.AE44]/([.$A45]+[.AE$1]*[.AE44])" office:value-type="float" office:value="0.00193978892876862">
            <text:p>1,94E-03</text:p>
          </table:table-cell>
          <table:table-cell table:formula="of:=[.AF$1]*[.AF44]/([.$A45]+[.AF$1]*[.AF44])" office:value-type="float" office:value="0.00323506575119748">
            <text:p>3,24E-03</text:p>
          </table:table-cell>
          <table:table-cell table:formula="of:=[.AG$1]*[.AG44]/([.$A45]+[.AG$1]*[.AG44])" office:value-type="float" office:value="0.0051343028402281">
            <text:p>5,13E-03</text:p>
          </table:table-cell>
          <table:table-cell office:value-type="float" office:value="43">
            <text:p>43</text:p>
          </table:table-cell>
          <table:table-cell table:formula="of:=[.AI$1]*[.AI44]/([.$A45]+[.AI$1]*[.AI44])" office:value-type="float" office:value="0.00778577112940005">
            <text:p>7,79E-03</text:p>
          </table:table-cell>
          <table:table-cell table:formula="of:=[.AJ$1]*[.AJ44]/([.$A45]+[.AJ$1]*[.AJ44])" office:value-type="float" office:value="0.0113244950697741">
            <text:p>1,13E-02</text:p>
          </table:table-cell>
          <table:table-cell table:formula="of:=[.AK$1]*[.AK44]/([.$A45]+[.AK$1]*[.AK44])" office:value-type="float" office:value="0.0158576831009834">
            <text:p>1,59E-02</text:p>
          </table:table-cell>
          <table:table-cell table:formula="of:=[.AL$1]*[.AL44]/([.$A45]+[.AL$1]*[.AL44])" office:value-type="float" office:value="0.0214536966029749">
            <text:p>2,15E-02</text:p>
          </table:table-cell>
          <table:table-cell table:formula="of:=[.AM$1]*[.AM44]/([.$A45]+[.AM$1]*[.AM44])" office:value-type="float" office:value="0.0281364463326305">
            <text:p>2,81E-02</text:p>
          </table:table-cell>
          <table:table-cell table:formula="of:=[.AN$1]*[.AN44]/([.$A45]+[.AN$1]*[.AN44])" office:value-type="float" office:value="0.0358856529744068">
            <text:p>3,59E-02</text:p>
          </table:table-cell>
          <table:table-cell table:formula="of:=[.AO$1]*[.AO44]/([.$A45]+[.AO$1]*[.AO44])" office:value-type="float" office:value="0.0446420724186252">
            <text:p>4,46E-02</text:p>
          </table:table-cell>
          <table:table-cell table:formula="of:=[.AP$1]*[.AP44]/([.$A45]+[.AP$1]*[.AP44])" office:value-type="float" office:value="0.0543159700684575">
            <text:p>5,43E-02</text:p>
          </table:table-cell>
          <table:table-cell table:formula="of:=[.AQ$1]*[.AQ44]/([.$A45]+[.AQ$1]*[.AQ44])" office:value-type="float" office:value="0.064796939196912">
            <text:p>6,48E-02</text:p>
          </table:table-cell>
          <table:table-cell table:formula="of:=[.AR$1]*[.AR44]/([.$A45]+[.AR$1]*[.AR44])" office:value-type="float" office:value="0.0759634553647242">
            <text:p>7,60E-02</text:p>
          </table:table-cell>
          <table:table-cell office:value-type="float" office:value="43">
            <text:p>43</text:p>
          </table:table-cell>
          <table:table-cell table:formula="of:=[.AT$1]*[.AT44]/([.$A45]+[.AT$1]*[.AT44])" office:value-type="float" office:value="0.0876910957391391">
            <text:p>8,77E-02</text:p>
          </table:table-cell>
          <table:table-cell table:formula="of:=[.AU$1]*[.AU44]/([.$A45]+[.AU$1]*[.AU44])" office:value-type="float" office:value="0.0998589068659812">
            <text:p>9,99E-02</text:p>
          </table:table-cell>
          <table:table-cell table:formula="of:=[.AV$1]*[.AV44]/([.$A45]+[.AV$1]*[.AV44])" office:value-type="float" office:value="0.112353843206789">
            <text:p>1,12E-01</text:p>
          </table:table-cell>
          <table:table-cell table:formula="of:=[.AW$1]*[.AW44]/([.$A45]+[.AW$1]*[.AW44])" office:value-type="float" office:value="0.125073477215765">
            <text:p>1,25E-01</text:p>
          </table:table-cell>
          <table:table-cell table:formula="of:=[.AX$1]*[.AX44]/([.$A45]+[.AX$1]*[.AX44])" office:value-type="float" office:value="0.137927314949579">
            <text:p>1,38E-01</text:p>
          </table:table-cell>
          <table:table-cell table:formula="of:=[.AY$1]*[.AY44]/([.$A45]+[.AY$1]*[.AY44])" office:value-type="float" office:value="0.150837079937843">
            <text:p>1,51E-01</text:p>
          </table:table-cell>
          <table:table-cell table:formula="of:=[.AZ$1]*[.AZ44]/([.$A45]+[.AZ$1]*[.AZ44])" office:value-type="float" office:value="0.163736295255156">
            <text:p>1,64E-01</text:p>
          </table:table-cell>
          <table:table-cell table:formula="of:=[.BA$1]*[.BA44]/([.$A45]+[.BA$1]*[.BA44])" office:value-type="float" office:value="0.176569433244585">
            <text:p>1,77E-01</text:p>
          </table:table-cell>
          <table:table-cell table:formula="of:=[.BB$1]*[.BB44]/([.$A45]+[.BB$1]*[.BB44])" office:value-type="float" office:value="0.189290836149069">
            <text:p>1,89E-01</text:p>
          </table:table-cell>
          <table:table-cell table:formula="of:=[.BC$1]*[.BC44]/([.$A45]+[.BC$1]*[.BC44])" office:value-type="float" office:value="0.201863550925747">
            <text:p>2,02E-01</text:p>
          </table:table-cell>
          <table:table-cell office:value-type="float" office:value="43">
            <text:p>43</text:p>
          </table:table-cell>
          <table:table-cell table:formula="of:=[.BE$1]*[.BE44]/([.$A45]+[.BE$1]*[.BE44])" office:value-type="float" office:value="0.214258172656775">
            <text:p>2,14E-01</text:p>
          </table:table-cell>
          <table:table-cell table:formula="of:=[.BF$1]*[.BF44]/([.$A45]+[.BF$1]*[.BF44])" office:value-type="float" office:value="0.226451753988967">
            <text:p>2,26E-01</text:p>
          </table:table-cell>
          <table:table-cell table:formula="of:=[.BG$1]*[.BG44]/([.$A45]+[.BG$1]*[.BG44])" office:value-type="float" office:value="0.238426811632366">
            <text:p>2,38E-01</text:p>
          </table:table-cell>
          <table:table-cell table:formula="of:=[.BH$1]*[.BH44]/([.$A45]+[.BH$1]*[.BH44])" office:value-type="float" office:value="0.250170443068798">
            <text:p>2,50E-01</text:p>
          </table:table-cell>
          <table:table-cell table:formula="of:=[.BI$1]*[.BI44]/([.$A45]+[.BI$1]*[.BI44])" office:value-type="float" office:value="0.261673555164053">
            <text:p>2,62E-01</text:p>
          </table:table-cell>
          <table:table-cell table:formula="of:=[.BJ$1]*[.BJ44]/([.$A45]+[.BJ$1]*[.BJ44])" office:value-type="float" office:value="0.272930199517356">
            <text:p>2,73E-01</text:p>
          </table:table-cell>
          <table:table-cell table:formula="of:=[.BK$1]*[.BK44]/([.$A45]+[.BK$1]*[.BK44])" office:value-type="float" office:value="0.28393700567233">
            <text:p>2,84E-01</text:p>
          </table:table-cell>
          <table:table-cell table:formula="of:=[.BL$1]*[.BL44]/([.$A45]+[.BL$1]*[.BL44])" office:value-type="float" office:value="0.294692701673551">
            <text:p>2,95E-01</text:p>
          </table:table-cell>
          <table:table-cell table:formula="of:=[.BM$1]*[.BM44]/([.$A45]+[.BM$1]*[.BM44])" office:value-type="float" office:value="0.305197711109859">
            <text:p>3,05E-01</text:p>
          </table:table-cell>
          <table:table-cell table:formula="of:=[.BN$1]*[.BN44]/([.$A45]+[.BN$1]*[.BN44])" office:value-type="float" office:value="0.315453816207868">
            <text:p>3,15E-01</text:p>
          </table:table-cell>
          <table:table-cell office:value-type="float" office:value="43">
            <text:p>43</text:p>
          </table:table-cell>
          <table:table-cell table:formula="of:=[.BP$1]*[.BP44]/([.$A45]+[.BP$1]*[.BP44])" office:value-type="float" office:value="0.325463877373021">
            <text:p>3,25E-01</text:p>
          </table:table-cell>
          <table:table-cell table:formula="of:=[.BQ$1]*[.BQ44]/([.$A45]+[.BQ$1]*[.BQ44])" office:value-type="float" office:value="0.335231600593736">
            <text:p>3,35E-01</text:p>
          </table:table-cell>
          <table:table-cell table:formula="of:=[.BR$1]*[.BR44]/([.$A45]+[.BR$1]*[.BR44])" office:value-type="float" office:value="0.344761345186683">
            <text:p>3,45E-01</text:p>
          </table:table-cell>
          <table:table-cell table:formula="of:=[.BS$1]*[.BS44]/([.$A45]+[.BS$1]*[.BS44])" office:value-type="float" office:value="0.354057965386592">
            <text:p>3,54E-01</text:p>
          </table:table-cell>
          <table:table-cell table:formula="of:=[.BT$1]*[.BT44]/([.$A45]+[.BT$1]*[.BT44])" office:value-type="float" office:value="0.363126680228564">
            <text:p>3,63E-01</text:p>
          </table:table-cell>
          <table:table-cell table:formula="of:=[.BU$1]*[.BU44]/([.$A45]+[.BU$1]*[.BU44])" office:value-type="float" office:value="0.371972967015381">
            <text:p>3,72E-01</text:p>
          </table:table-cell>
          <table:table-cell table:formula="of:=[.BV$1]*[.BV44]/([.$A45]+[.BV$1]*[.BV44])" office:value-type="float" office:value="0.380602474401784">
            <text:p>3,81E-01</text:p>
          </table:table-cell>
          <table:table-cell table:formula="of:=[.BW$1]*[.BW44]/([.$A45]+[.BW$1]*[.BW44])" office:value-type="float" office:value="0.389020951765798">
            <text:p>3,89E-01</text:p>
          </table:table-cell>
          <table:table-cell table:formula="of:=[.BX$1]*[.BX44]/([.$A45]+[.BX$1]*[.BX44])" office:value-type="float" office:value="0.397234192081977">
            <text:p>3,97E-01</text:p>
          </table:table-cell>
          <table:table-cell table:formula="of:=[.BY$1]*[.BY44]/([.$A45]+[.BY$1]*[.BY44])" office:value-type="float" office:value="0.405247985972772">
            <text:p>4,05E-01</text:p>
          </table:table-cell>
          <table:table-cell office:value-type="float" office:value="43">
            <text:p>43</text:p>
          </table:table-cell>
          <table:table-cell table:formula="of:=[.CA$1]*[.CA44]/([.$A45]+[.CA$1]*[.CA44])" office:value-type="float" office:value="0.413068085002742">
            <text:p>4,13E-01</text:p>
          </table:table-cell>
          <table:table-cell table:formula="of:=[.CB$1]*[.CB44]/([.$A45]+[.CB$1]*[.CB44])" office:value-type="float" office:value="0.420700172606002">
            <text:p>4,21E-01</text:p>
          </table:table-cell>
          <table:table-cell table:formula="of:=[.CC$1]*[.CC44]/([.$A45]+[.CC$1]*[.CC44])" office:value-type="float" office:value="0.428149841309416">
            <text:p>4,28E-01</text:p>
          </table:table-cell>
          <table:table-cell table:formula="of:=[.CD$1]*[.CD44]/([.$A45]+[.CD$1]*[.CD44])" office:value-type="float" office:value="0.435422575140937">
            <text:p>4,35E-01</text:p>
          </table:table-cell>
          <table:table-cell table:formula="of:=[.CE$1]*[.CE44]/([.$A45]+[.CE$1]*[.CE44])" office:value-type="float" office:value="0.442523736301335">
            <text:p>4,43E-01</text:p>
          </table:table-cell>
          <table:table-cell table:formula="of:=[.CF$1]*[.CF44]/([.$A45]+[.CF$1]*[.CF44])" office:value-type="float" office:value="0.449458555334485">
            <text:p>4,49E-01</text:p>
          </table:table-cell>
          <table:table-cell table:formula="of:=[.CG$1]*[.CG44]/([.$A45]+[.CG$1]*[.CG44])" office:value-type="float" office:value="0.456232124161834">
            <text:p>4,56E-01</text:p>
          </table:table-cell>
          <table:table-cell table:formula="of:=[.CH$1]*[.CH44]/([.$A45]+[.CH$1]*[.CH44])" office:value-type="float" office:value="0.462849391454948">
            <text:p>4,63E-01</text:p>
          </table:table-cell>
          <table:table-cell table:formula="of:=[.CI$1]*[.CI44]/([.$A45]+[.CI$1]*[.CI44])" office:value-type="float" office:value="0.469315159909921">
            <text:p>4,69E-01</text:p>
          </table:table-cell>
          <table:table-cell table:formula="of:=[.CJ$1]*[.CJ44]/([.$A45]+[.CJ$1]*[.CJ44])" office:value-type="float" office:value="0.475634085062106">
            <text:p>4,76E-01</text:p>
          </table:table-cell>
          <table:table-cell office:value-type="float" office:value="43">
            <text:p>43</text:p>
          </table:table-cell>
          <table:table-cell table:formula="of:=[.CL$1]*[.CL44]/([.$A45]+[.CL$1]*[.CL44])" office:value-type="float" office:value="0.481810675341617">
            <text:p>4,82E-01</text:p>
          </table:table-cell>
          <table:table-cell table:formula="of:=[.CM$1]*[.CM44]/([.$A45]+[.CM$1]*[.CM44])" office:value-type="float" office:value="0.487849293121508">
            <text:p>4,88E-01</text:p>
          </table:table-cell>
          <table:table-cell table:formula="of:=[.CN$1]*[.CN44]/([.$A45]+[.CN$1]*[.CN44])" office:value-type="float" office:value="0.493754156553366">
            <text:p>4,94E-01</text:p>
          </table:table-cell>
          <table:table-cell table:formula="of:=[.CO$1]*[.CO44]/([.$A45]+[.CO$1]*[.CO44])" office:value-type="float" office:value="0.499529342020579">
            <text:p>5,00E-01</text:p>
          </table:table-cell>
          <table:table-cell table:formula="of:=[.CP$1]*[.CP44]/([.$A45]+[.CP$1]*[.CP44])" office:value-type="float" office:value="0.505178787069106">
            <text:p>5,05E-01</text:p>
          </table:table-cell>
          <table:table-cell table:formula="of:=[.CQ$1]*[.CQ44]/([.$A45]+[.CQ$1]*[.CQ44])" office:value-type="float" office:value="0.510706293700188">
            <text:p>5,11E-01</text:p>
          </table:table-cell>
          <table:table-cell table:formula="of:=[.CR$1]*[.CR44]/([.$A45]+[.CR$1]*[.CR44])" office:value-type="float" office:value="0.516115531929878">
            <text:p>5,16E-01</text:p>
          </table:table-cell>
          <table:table-cell table:formula="of:=[.CS$1]*[.CS44]/([.$A45]+[.CS$1]*[.CS44])" office:value-type="float" office:value="0.521410043537278">
            <text:p>5,21E-01</text:p>
          </table:table-cell>
          <table:table-cell table:formula="of:=[.CT$1]*[.CT44]/([.$A45]+[.CT$1]*[.CT44])" office:value-type="float" office:value="0.526593245937567">
            <text:p>5,27E-01</text:p>
          </table:table-cell>
          <table:table-cell table:formula="of:=[.CU$1]*[.CU44]/([.$A45]+[.CU$1]*[.CU44])" office:value-type="float" office:value="0.531668436127657">
            <text:p>5,32E-01</text:p>
          </table:table-cell>
          <table:table-cell office:value-type="float" office:value="43">
            <text:p>43</text:p>
          </table:table-cell>
          <table:table-cell table:formula="of:=[.CW$1]*[.CW44]/([.$A45]+[.CW$1]*[.CW44])" office:value-type="float" office:value="0.536638794662136">
            <text:p>5,37E-01</text:p>
          </table:table-cell>
          <table:table-cell table:formula="of:=[.CX$1]*[.CX44]/([.$A45]+[.CX$1]*[.CX44])" office:value-type="float" office:value="0.541507389625316">
            <text:p>5,42E-01</text:p>
          </table:table-cell>
          <table:table-cell table:formula="of:=[.CY$1]*[.CY44]/([.$A45]+[.CY$1]*[.CY44])" office:value-type="float" office:value="0.546277180571971">
            <text:p>5,46E-01</text:p>
          </table:table-cell>
          <table:table-cell table:formula="of:=[.CZ$1]*[.CZ44]/([.$A45]+[.CZ$1]*[.CZ44])" office:value-type="float" office:value="0.550951022414999">
            <text:p>5,51E-01</text:p>
          </table:table-cell>
          <table:table-cell table:formula="of:=[.DA$1]*[.DA44]/([.$A45]+[.DA$1]*[.DA44])" office:value-type="float" office:value="0.555531669242899">
            <text:p>5,56E-01</text:p>
          </table:table-cell>
          <table:table-cell table:formula="of:=[.DB$1]*[.DB44]/([.$A45]+[.DB$1]*[.DB44])" office:value-type="float" office:value="0.560021778053835">
            <text:p>5,60E-01</text:p>
          </table:table-cell>
          <table:table-cell table:formula="of:=[.DC$1]*[.DC44]/([.$A45]+[.DC$1]*[.DC44])" office:value-type="float" office:value="0.564423912396277">
            <text:p>5,64E-01</text:p>
          </table:table-cell>
          <table:table-cell table:formula="of:=[.DD$1]*[.DD44]/([.$A45]+[.DD$1]*[.DD44])" office:value-type="float" office:value="0.568740545908834">
            <text:p>5,69E-01</text:p>
          </table:table-cell>
          <table:table-cell table:formula="of:=[.DE$1]*[.DE44]/([.$A45]+[.DE$1]*[.DE44])" office:value-type="float" office:value="0.572974065754082">
            <text:p>5,73E-01</text:p>
          </table:table-cell>
          <table:table-cell table:formula="of:=[.DF$1]*[.DF44]/([.$A45]+[.DF$1]*[.DF44])" office:value-type="float" office:value="0.577126775942991">
            <text:p>5,77E-01</text:p>
          </table:table-cell>
          <table:table-cell table:number-columns-repeated="146"/>
        </table:table-row>
        <table:table-row table:style-name="ro1">
          <table:table-cell office:value-type="float" office:value="44">
            <text:p>44</text:p>
          </table:table-cell>
          <table:table-cell table:formula="of:=[.$C$1]*[.B45]/([.$A46]+[.$C$1]*[.B45])" office:value-type="float" office:value="7.8887349251289E-043">
            <text:p>7,89E-43</text:p>
          </table:table-cell>
          <table:table-cell table:formula="of:=[.$C$1]*[.C45]/([.$A46]+[.$C$1]*[.C45])" office:value-type="float" office:value="8.95635910059979E-043">
            <text:p>8,96E-43</text:p>
          </table:table-cell>
          <table:table-cell table:formula="of:=[.$D$1]*[.D45]/([.$A46]+[.$D$1]*[.D45])" office:value-type="float" office:value="1.84438853797699E-035">
            <text:p>1,84E-35</text:p>
          </table:table-cell>
          <table:table-cell table:formula="of:=[.$E$1]*[.E45]/([.$A46]+[.$E$1]*[.E45])" office:value-type="float" office:value="2.13236891788049E-030">
            <text:p>2,13E-30</text:p>
          </table:table-cell>
          <table:table-cell table:formula="of:=[.$F$1]*[.F45]/([.$A46]+[.$F$1]*[.F45])" office:value-type="float" office:value="1.44081570582727E-026">
            <text:p>1,44E-26</text:p>
          </table:table-cell>
          <table:table-cell table:formula="of:=[.$G$1]*[.G45]/([.$A46]+[.$G$1]*[.G45])" office:value-type="float" office:value="1.61543235923265E-023">
            <text:p>1,62E-23</text:p>
          </table:table-cell>
          <table:table-cell table:formula="of:=[.$H$1]*[.H45]/([.$A46]+[.$H$1]*[.H45])" office:value-type="float" office:value="5.24388356378095E-021">
            <text:p>5,24E-21</text:p>
          </table:table-cell>
          <table:table-cell table:formula="of:=[.I$1]*[.I45]/([.$A46]+[.I$1]*[.I45])" office:value-type="float" office:value="6.87075124265401E-019">
            <text:p>6,87E-19</text:p>
          </table:table-cell>
          <table:table-cell table:formula="of:=[.J$1]*[.J45]/([.$A46]+[.J$1]*[.J45])" office:value-type="float" office:value="4.50215798628518E-017">
            <text:p>4,50E-17</text:p>
          </table:table-cell>
          <table:table-cell table:formula="of:=[.K$1]*[.K45]/([.$A46]+[.K$1]*[.K45])" office:value-type="float" office:value="1.70787402585448E-015">
            <text:p>1,71E-15</text:p>
          </table:table-cell>
          <table:table-cell office:value-type="float" office:value="44">
            <text:p>44</text:p>
          </table:table-cell>
          <table:table-cell table:formula="of:=[.M$1]*[.M45]/([.$A46]+[.M$1]*[.M45])" office:value-type="float" office:value="0.0000000000000416331718054179">
            <text:p>4,16E-14</text:p>
          </table:table-cell>
          <table:table-cell table:formula="of:=[.N$1]*[.N45]/([.$A46]+[.N$1]*[.N45])" office:value-type="float" office:value="0.000000000000704436249077735">
            <text:p>7,04E-13</text:p>
          </table:table-cell>
          <table:table-cell table:formula="of:=[.O$1]*[.O45]/([.$A46]+[.O$1]*[.O45])" office:value-type="float" office:value="0.0000000000087716216220386">
            <text:p>8,77E-12</text:p>
          </table:table-cell>
          <table:table-cell table:formula="of:=[.P$1]*[.P45]/([.$A46]+[.P$1]*[.P45])" office:value-type="float" office:value="0.0000000000841223653905821">
            <text:p>8,41E-11</text:p>
          </table:table-cell>
          <table:table-cell table:formula="of:=[.Q$1]*[.Q45]/([.$A46]+[.Q$1]*[.Q45])" office:value-type="float" office:value="0.000000000644167519281427">
            <text:p>6,44E-10</text:p>
          </table:table-cell>
          <table:table-cell table:formula="of:=[.R$1]*[.R45]/([.$A46]+[.R$1]*[.R45])" office:value-type="float" office:value="0.00000000405478825655298">
            <text:p>4,05E-09</text:p>
          </table:table-cell>
          <table:table-cell table:formula="of:=[.S$1]*[.S45]/([.$A46]+[.S$1]*[.S45])" office:value-type="float" office:value="0.0000000214855762702934">
            <text:p>2,15E-08</text:p>
          </table:table-cell>
          <table:table-cell table:formula="of:=[.T$1]*[.T45]/([.$A46]+[.T$1]*[.T45])" office:value-type="float" office:value="0.0000000977440276439829">
            <text:p>9,77E-08</text:p>
          </table:table-cell>
          <table:table-cell table:formula="of:=[.U$1]*[.U45]/([.$A46]+[.U$1]*[.U45])" office:value-type="float" office:value="0.000000388118244628354">
            <text:p>3,88E-07</text:p>
          </table:table-cell>
          <table:table-cell table:formula="of:=[.V$1]*[.V45]/([.$A46]+[.V$1]*[.V45])" office:value-type="float" office:value="0.00000136405312314031">
            <text:p>1,36E-06</text:p>
          </table:table-cell>
          <table:table-cell office:value-type="float" office:value="44">
            <text:p>44</text:p>
          </table:table-cell>
          <table:table-cell table:formula="of:=[.X$1]*[.X45]/([.$A46]+[.X$1]*[.X45])" office:value-type="float" office:value="0.00000429404983707041">
            <text:p>4,29E-06</text:p>
          </table:table-cell>
          <table:table-cell table:formula="of:=[.Y$1]*[.Y45]/([.$A46]+[.Y$1]*[.Y45])" office:value-type="float" office:value="0.0000122327726874165">
            <text:p>1,22E-05</text:p>
          </table:table-cell>
          <table:table-cell table:formula="of:=[.Z$1]*[.Z45]/([.$A46]+[.Z$1]*[.Z45])" office:value-type="float" office:value="0.0000318175118086421">
            <text:p>3,18E-05</text:p>
          </table:table-cell>
          <table:table-cell table:formula="of:=[.AA$1]*[.AA45]/([.$A46]+[.AA$1]*[.AA45])" office:value-type="float" office:value="0.0000761489272448199">
            <text:p>7,61E-05</text:p>
          </table:table-cell>
          <table:table-cell table:formula="of:=[.AB$1]*[.AB45]/([.$A46]+[.AB$1]*[.AB45])" office:value-type="float" office:value="0.000168844110321439">
            <text:p>1,69E-04</text:p>
          </table:table-cell>
          <table:table-cell table:formula="of:=[.AC$1]*[.AC45]/([.$A46]+[.AC$1]*[.AC45])" office:value-type="float" office:value="0.000348952820290611">
            <text:p>3,49E-04</text:p>
          </table:table-cell>
          <table:table-cell table:formula="of:=[.AD$1]*[.AD45]/([.$A46]+[.AD$1]*[.AD45])" office:value-type="float" office:value="0.000675875068605984">
            <text:p>6,76E-04</text:p>
          </table:table-cell>
          <table:table-cell table:formula="of:=[.AE$1]*[.AE45]/([.$A46]+[.AE$1]*[.AE45])" office:value-type="float" office:value="0.00123288924427593">
            <text:p>1,23E-03</text:p>
          </table:table-cell>
          <table:table-cell table:formula="of:=[.AF$1]*[.AF45]/([.$A46]+[.AF$1]*[.AF45])" office:value-type="float" office:value="0.00212766581271605">
            <text:p>2,13E-03</text:p>
          </table:table-cell>
          <table:table-cell table:formula="of:=[.AG$1]*[.AG45]/([.$A46]+[.AG$1]*[.AG45])" office:value-type="float" office:value="0.00348844914944462">
            <text:p>3,49E-03</text:p>
          </table:table-cell>
          <table:table-cell office:value-type="float" office:value="44">
            <text:p>44</text:p>
          </table:table-cell>
          <table:table-cell table:formula="of:=[.AI$1]*[.AI45]/([.$A46]+[.AI$1]*[.AI45])" office:value-type="float" office:value="0.00545550387657875">
            <text:p>5,46E-03</text:p>
          </table:table-cell>
          <table:table-cell table:formula="of:=[.AJ$1]*[.AJ45]/([.$A46]+[.AJ$1]*[.AJ45])" office:value-type="float" office:value="0.00816871887501642">
            <text:p>8,17E-03</text:p>
          </table:table-cell>
          <table:table-cell table:formula="of:=[.AK$1]*[.AK45]/([.$A46]+[.AK$1]*[.AK45])" office:value-type="float" office:value="0.0117534751623921">
            <text:p>1,18E-02</text:p>
          </table:table-cell>
          <table:table-cell table:formula="of:=[.AL$1]*[.AL45]/([.$A46]+[.AL$1]*[.AL45])" office:value-type="float" office:value="0.0163075128584514">
            <text:p>1,63E-02</text:p>
          </table:table-cell>
          <table:table-cell table:formula="of:=[.AM$1]*[.AM45]/([.$A46]+[.AM$1]*[.AM45])" office:value-type="float" office:value="0.0218913089602762">
            <text:p>2,19E-02</text:p>
          </table:table-cell>
          <table:table-cell table:formula="of:=[.AN$1]*[.AN45]/([.$A46]+[.AN$1]*[.AN45])" office:value-type="float" office:value="0.0285235103299852">
            <text:p>2,85E-02</text:p>
          </table:table-cell>
          <table:table-cell table:formula="of:=[.AO$1]*[.AO45]/([.$A46]+[.AO$1]*[.AO45])" office:value-type="float" office:value="0.0361816674676015">
            <text:p>3,62E-02</text:p>
          </table:table-cell>
          <table:table-cell table:formula="of:=[.AP$1]*[.AP45]/([.$A46]+[.AP$1]*[.AP45])" office:value-type="float" office:value="0.0448073670351312">
            <text:p>4,48E-02</text:p>
          </table:table-cell>
          <table:table-cell table:formula="of:=[.AQ$1]*[.AQ45]/([.$A46]+[.AQ$1]*[.AQ45])" office:value-type="float" office:value="0.054314188522756">
            <text:p>5,43E-02</text:p>
          </table:table-cell>
          <table:table-cell table:formula="of:=[.AR$1]*[.AR45]/([.$A46]+[.AR$1]*[.AR45])" office:value-type="float" office:value="0.0645967823389241">
            <text:p>6,46E-02</text:p>
          </table:table-cell>
          <table:table-cell office:value-type="float" office:value="44">
            <text:p>44</text:p>
          </table:table-cell>
          <table:table-cell table:formula="of:=[.AT$1]*[.AT45]/([.$A46]+[.AT$1]*[.AT45])" office:value-type="float" office:value="0.0755396496515291">
            <text:p>7,55E-02</text:p>
          </table:table-cell>
          <table:table-cell table:formula="of:=[.AU$1]*[.AU45]/([.$A46]+[.AU$1]*[.AU45])" office:value-type="float" office:value="0.0870246844182697">
            <text:p>8,70E-02</text:p>
          </table:table-cell>
          <table:table-cell table:formula="of:=[.AV$1]*[.AV45]/([.$A46]+[.AV$1]*[.AV45])" office:value-type="float" office:value="0.098937026907417">
            <text:p>9,89E-02</text:p>
          </table:table-cell>
          <table:table-cell table:formula="of:=[.AW$1]*[.AW45]/([.$A46]+[.AW$1]*[.AW45])" office:value-type="float" office:value="0.111169163391253">
            <text:p>1,11E-01</text:p>
          </table:table-cell>
          <table:table-cell table:formula="of:=[.AX$1]*[.AX45]/([.$A46]+[.AX$1]*[.AX45])" office:value-type="float" office:value="0.12362345197548">
            <text:p>1,24E-01</text:p>
          </table:table-cell>
          <table:table-cell table:formula="of:=[.AY$1]*[.AY45]/([.$A46]+[.AY$1]*[.AY45])" office:value-type="float" office:value="0.136213373064348">
            <text:p>1,36E-01</text:p>
          </table:table-cell>
          <table:table-cell table:formula="of:=[.AZ$1]*[.AZ45]/([.$A46]+[.AZ$1]*[.AZ45])" office:value-type="float" office:value="0.148863829844721">
            <text:p>1,49E-01</text:p>
          </table:table-cell>
          <table:table-cell table:formula="of:=[.BA$1]*[.BA45]/([.$A46]+[.BA$1]*[.BA45])" office:value-type="float" office:value="0.161510796486613">
            <text:p>1,62E-01</text:p>
          </table:table-cell>
          <table:table-cell table:formula="of:=[.BB$1]*[.BB45]/([.$A46]+[.BB$1]*[.BB45])" office:value-type="float" office:value="0.174100558931206">
            <text:p>1,74E-01</text:p>
          </table:table-cell>
          <table:table-cell table:formula="of:=[.BC$1]*[.BC45]/([.$A46]+[.BC$1]*[.BC45])" office:value-type="float" office:value="0.186588734552535">
            <text:p>1,87E-01</text:p>
          </table:table-cell>
          <table:table-cell office:value-type="float" office:value="44">
            <text:p>44</text:p>
          </table:table-cell>
          <table:table-cell table:formula="of:=[.BE$1]*[.BE45]/([.$A46]+[.BE$1]*[.BE45])" office:value-type="float" office:value="0.19893920333066">
            <text:p>1,99E-01</text:p>
          </table:table-cell>
          <table:table-cell table:formula="of:=[.BF$1]*[.BF45]/([.$A46]+[.BF$1]*[.BF45])" office:value-type="float" office:value="0.211123039035799">
            <text:p>2,11E-01</text:p>
          </table:table-cell>
          <table:table-cell table:formula="of:=[.BG$1]*[.BG45]/([.$A46]+[.BG$1]*[.BG45])" office:value-type="float" office:value="0.223117495177379">
            <text:p>2,23E-01</text:p>
          </table:table-cell>
          <table:table-cell table:formula="of:=[.BH$1]*[.BH45]/([.$A46]+[.BH$1]*[.BH45])" office:value-type="float" office:value="0.234905076119033">
            <text:p>2,35E-01</text:p>
          </table:table-cell>
          <table:table-cell table:formula="of:=[.BI$1]*[.BI45]/([.$A46]+[.BI$1]*[.BI45])" office:value-type="float" office:value="0.246472707068246">
            <text:p>2,46E-01</text:p>
          </table:table-cell>
          <table:table-cell table:formula="of:=[.BJ$1]*[.BJ45]/([.$A46]+[.BJ$1]*[.BJ45])" office:value-type="float" office:value="0.257811005795431">
            <text:p>2,58E-01</text:p>
          </table:table-cell>
          <table:table-cell table:formula="of:=[.BK$1]*[.BK45]/([.$A46]+[.BK$1]*[.BK45])" office:value-type="float" office:value="0.268913652311131">
            <text:p>2,69E-01</text:p>
          </table:table-cell>
          <table:table-cell table:formula="of:=[.BL$1]*[.BL45]/([.$A46]+[.BL$1]*[.BL45])" office:value-type="float" office:value="0.279776849036168">
            <text:p>2,80E-01</text:p>
          </table:table-cell>
          <table:table-cell table:formula="of:=[.BM$1]*[.BM45]/([.$A46]+[.BM$1]*[.BM45])" office:value-type="float" office:value="0.290398862257949">
            <text:p>2,90E-01</text:p>
          </table:table-cell>
          <table:table-cell table:formula="of:=[.BN$1]*[.BN45]/([.$A46]+[.BN$1]*[.BN45])" office:value-type="float" office:value="0.30077963516798">
            <text:p>3,01E-01</text:p>
          </table:table-cell>
          <table:table-cell office:value-type="float" office:value="44">
            <text:p>44</text:p>
          </table:table-cell>
          <table:table-cell table:formula="of:=[.BP$1]*[.BP45]/([.$A46]+[.BP$1]*[.BP45])" office:value-type="float" office:value="0.3109204630275">
            <text:p>3,11E-01</text:p>
          </table:table-cell>
          <table:table-cell table:formula="of:=[.BQ$1]*[.BQ45]/([.$A46]+[.BQ$1]*[.BQ45])" office:value-type="float" office:value="0.320823721676969">
            <text:p>3,21E-01</text:p>
          </table:table-cell>
          <table:table-cell table:formula="of:=[.BR$1]*[.BR45]/([.$A46]+[.BR$1]*[.BR45])" office:value-type="float" office:value="0.330492641474393">
            <text:p>3,30E-01</text:p>
          </table:table-cell>
          <table:table-cell table:formula="of:=[.BS$1]*[.BS45]/([.$A46]+[.BS$1]*[.BS45])" office:value-type="float" office:value="0.339931119681061">
            <text:p>3,40E-01</text:p>
          </table:table-cell>
          <table:table-cell table:formula="of:=[.BT$1]*[.BT45]/([.$A46]+[.BT$1]*[.BT45])" office:value-type="float" office:value="0.349143565230042">
            <text:p>3,49E-01</text:p>
          </table:table-cell>
          <table:table-cell table:formula="of:=[.BU$1]*[.BU45]/([.$A46]+[.BU$1]*[.BU45])" office:value-type="float" office:value="0.358134770667967">
            <text:p>3,58E-01</text:p>
          </table:table-cell>
          <table:table-cell table:formula="of:=[.BV$1]*[.BV45]/([.$A46]+[.BV$1]*[.BV45])" office:value-type="float" office:value="0.366909806832307">
            <text:p>3,67E-01</text:p>
          </table:table-cell>
          <table:table-cell table:formula="of:=[.BW$1]*[.BW45]/([.$A46]+[.BW$1]*[.BW45])" office:value-type="float" office:value="0.375473936507403">
            <text:p>3,75E-01</text:p>
          </table:table-cell>
          <table:table-cell table:formula="of:=[.BX$1]*[.BX45]/([.$A46]+[.BX$1]*[.BX45])" office:value-type="float" office:value="0.383832543893912">
            <text:p>3,84E-01</text:p>
          </table:table-cell>
          <table:table-cell table:formula="of:=[.BY$1]*[.BY45]/([.$A46]+[.BY$1]*[.BY45])" office:value-type="float" office:value="0.391991077234162">
            <text:p>3,92E-01</text:p>
          </table:table-cell>
          <table:table-cell office:value-type="float" office:value="44">
            <text:p>44</text:p>
          </table:table-cell>
          <table:table-cell table:formula="of:=[.CA$1]*[.CA45]/([.$A46]+[.CA$1]*[.CA45])" office:value-type="float" office:value="0.39995500236811">
            <text:p>4,00E-01</text:p>
          </table:table-cell>
          <table:table-cell table:formula="of:=[.CB$1]*[.CB45]/([.$A46]+[.CB$1]*[.CB45])" office:value-type="float" office:value="0.407729765360217">
            <text:p>4,08E-01</text:p>
          </table:table-cell>
          <table:table-cell table:formula="of:=[.CC$1]*[.CC45]/([.$A46]+[.CC$1]*[.CC45])" office:value-type="float" office:value="0.415320762645307">
            <text:p>4,15E-01</text:p>
          </table:table-cell>
          <table:table-cell table:formula="of:=[.CD$1]*[.CD45]/([.$A46]+[.CD$1]*[.CD45])" office:value-type="float" office:value="0.422733317399686">
            <text:p>4,23E-01</text:p>
          </table:table-cell>
          <table:table-cell table:formula="of:=[.CE$1]*[.CE45]/([.$A46]+[.CE$1]*[.CE45])" office:value-type="float" office:value="0.429972661059776">
            <text:p>4,30E-01</text:p>
          </table:table-cell>
          <table:table-cell table:formula="of:=[.CF$1]*[.CF45]/([.$A46]+[.CF$1]*[.CF45])" office:value-type="float" office:value="0.437043919090965">
            <text:p>4,37E-01</text:p>
          </table:table-cell>
          <table:table-cell table:formula="of:=[.CG$1]*[.CG45]/([.$A46]+[.CG$1]*[.CG45])" office:value-type="float" office:value="0.443952100259826">
            <text:p>4,44E-01</text:p>
          </table:table-cell>
          <table:table-cell table:formula="of:=[.CH$1]*[.CH45]/([.$A46]+[.CH$1]*[.CH45])" office:value-type="float" office:value="0.450702088788249">
            <text:p>4,51E-01</text:p>
          </table:table-cell>
          <table:table-cell table:formula="of:=[.CI$1]*[.CI45]/([.$A46]+[.CI$1]*[.CI45])" office:value-type="float" office:value="0.457298638872498">
            <text:p>4,57E-01</text:p>
          </table:table-cell>
          <table:table-cell table:formula="of:=[.CJ$1]*[.CJ45]/([.$A46]+[.CJ$1]*[.CJ45])" office:value-type="float" office:value="0.463746371137134">
            <text:p>4,64E-01</text:p>
          </table:table-cell>
          <table:table-cell office:value-type="float" office:value="44">
            <text:p>44</text:p>
          </table:table-cell>
          <table:table-cell table:formula="of:=[.CL$1]*[.CL45]/([.$A46]+[.CL$1]*[.CL45])" office:value-type="float" office:value="0.470049770666212">
            <text:p>4,70E-01</text:p>
          </table:table-cell>
          <table:table-cell table:formula="of:=[.CM$1]*[.CM45]/([.$A46]+[.CM$1]*[.CM45])" office:value-type="float" office:value="0.476213186314437">
            <text:p>4,76E-01</text:p>
          </table:table-cell>
          <table:table-cell table:formula="of:=[.CN$1]*[.CN45]/([.$A46]+[.CN$1]*[.CN45])" office:value-type="float" office:value="0.482240831051205">
            <text:p>4,82E-01</text:p>
          </table:table-cell>
          <table:table-cell table:formula="of:=[.CO$1]*[.CO45]/([.$A46]+[.CO$1]*[.CO45])" office:value-type="float" office:value="0.488136783132316">
            <text:p>4,88E-01</text:p>
          </table:table-cell>
          <table:table-cell table:formula="of:=[.CP$1]*[.CP45]/([.$A46]+[.CP$1]*[.CP45])" office:value-type="float" office:value="0.493904987929034">
            <text:p>4,94E-01</text:p>
          </table:table-cell>
          <table:table-cell table:formula="of:=[.CQ$1]*[.CQ45]/([.$A46]+[.CQ$1]*[.CQ45])" office:value-type="float" office:value="0.499549260273233">
            <text:p>5,00E-01</text:p>
          </table:table-cell>
          <table:table-cell table:formula="of:=[.CR$1]*[.CR45]/([.$A46]+[.CR$1]*[.CR45])" office:value-type="float" office:value="0.505073287201662">
            <text:p>5,05E-01</text:p>
          </table:table-cell>
          <table:table-cell table:formula="of:=[.CS$1]*[.CS45]/([.$A46]+[.CS$1]*[.CS45])" office:value-type="float" office:value="0.510480631002576">
            <text:p>5,10E-01</text:p>
          </table:table-cell>
          <table:table-cell table:formula="of:=[.CT$1]*[.CT45]/([.$A46]+[.CT$1]*[.CT45])" office:value-type="float" office:value="0.515774732484871">
            <text:p>5,16E-01</text:p>
          </table:table-cell>
          <table:table-cell table:formula="of:=[.CU$1]*[.CU45]/([.$A46]+[.CU$1]*[.CU45])" office:value-type="float" office:value="0.520958914403987">
            <text:p>5,21E-01</text:p>
          </table:table-cell>
          <table:table-cell office:value-type="float" office:value="44">
            <text:p>44</text:p>
          </table:table-cell>
          <table:table-cell table:formula="of:=[.CW$1]*[.CW45]/([.$A46]+[.CW$1]*[.CW45])" office:value-type="float" office:value="0.526036384990576">
            <text:p>5,26E-01</text:p>
          </table:table-cell>
          <table:table-cell table:formula="of:=[.CX$1]*[.CX45]/([.$A46]+[.CX$1]*[.CX45])" office:value-type="float" office:value="0.53101024153777">
            <text:p>5,31E-01</text:p>
          </table:table-cell>
          <table:table-cell table:formula="of:=[.CY$1]*[.CY45]/([.$A46]+[.CY$1]*[.CY45])" office:value-type="float" office:value="0.535883474011105">
            <text:p>5,36E-01</text:p>
          </table:table-cell>
          <table:table-cell table:formula="of:=[.CZ$1]*[.CZ45]/([.$A46]+[.CZ$1]*[.CZ45])" office:value-type="float" office:value="0.540658968651959">
            <text:p>5,41E-01</text:p>
          </table:table-cell>
          <table:table-cell table:formula="of:=[.DA$1]*[.DA45]/([.$A46]+[.DA$1]*[.DA45])" office:value-type="float" office:value="0.545339511551084">
            <text:p>5,45E-01</text:p>
          </table:table-cell>
          <table:table-cell table:formula="of:=[.DB$1]*[.DB45]/([.$A46]+[.DB$1]*[.DB45])" office:value-type="float" office:value="0.549927792173589">
            <text:p>5,50E-01</text:p>
          </table:table-cell>
          <table:table-cell table:formula="of:=[.DC$1]*[.DC45]/([.$A46]+[.DC$1]*[.DC45])" office:value-type="float" office:value="0.554426406820637">
            <text:p>5,54E-01</text:p>
          </table:table-cell>
          <table:table-cell table:formula="of:=[.DD$1]*[.DD45]/([.$A46]+[.DD$1]*[.DD45])" office:value-type="float" office:value="0.558837862016463">
            <text:p>5,59E-01</text:p>
          </table:table-cell>
          <table:table-cell table:formula="of:=[.DE$1]*[.DE45]/([.$A46]+[.DE$1]*[.DE45])" office:value-type="float" office:value="0.563164577812015">
            <text:p>5,63E-01</text:p>
          </table:table-cell>
          <table:table-cell table:formula="of:=[.DF$1]*[.DF45]/([.$A46]+[.DF$1]*[.DF45])" office:value-type="float" office:value="0.567408890998794">
            <text:p>5,67E-01</text:p>
          </table:table-cell>
          <table:table-cell table:number-columns-repeated="146"/>
        </table:table-row>
        <table:table-row table:style-name="ro1">
          <table:table-cell office:value-type="float" office:value="45">
            <text:p>45</text:p>
          </table:table-cell>
          <table:table-cell table:formula="of:=[.$C$1]*[.B46]/([.$A47]+[.$C$1]*[.B46])" office:value-type="float" office:value="3.5061044111684E-044">
            <text:p>3,51E-44</text:p>
          </table:table-cell>
          <table:table-cell table:formula="of:=[.$C$1]*[.C46]/([.$A47]+[.$C$1]*[.C46])" office:value-type="float" office:value="3.98060404471102E-044">
            <text:p>3,98E-44</text:p>
          </table:table-cell>
          <table:table-cell table:formula="of:=[.$D$1]*[.D46]/([.$A47]+[.$D$1]*[.D46])" office:value-type="float" office:value="1.22959235865133E-036">
            <text:p>1,23E-36</text:p>
          </table:table-cell>
          <table:table-cell table:formula="of:=[.$E$1]*[.E46]/([.$A47]+[.$E$1]*[.E46])" office:value-type="float" office:value="1.89543903811599E-031">
            <text:p>1,90E-31</text:p>
          </table:table-cell>
          <table:table-cell table:formula="of:=[.$F$1]*[.F46]/([.$A47]+[.$F$1]*[.F46])" office:value-type="float" office:value="1.60090633980808E-027">
            <text:p>1,60E-27</text:p>
          </table:table-cell>
          <table:table-cell table:formula="of:=[.$G$1]*[.G46]/([.$A47]+[.$G$1]*[.G46])" office:value-type="float" office:value="2.1539098123102E-024">
            <text:p>2,15E-24</text:p>
          </table:table-cell>
          <table:table-cell table:formula="of:=[.$H$1]*[.H46]/([.$A47]+[.$H$1]*[.H46])" office:value-type="float" office:value="8.15715221032593E-022">
            <text:p>8,16E-22</text:p>
          </table:table-cell>
          <table:table-cell table:formula="of:=[.I$1]*[.I46]/([.$A47]+[.I$1]*[.I46])" office:value-type="float" office:value="1.22146688758294E-019">
            <text:p>1,22E-19</text:p>
          </table:table-cell>
          <table:table-cell table:formula="of:=[.J$1]*[.J46]/([.$A47]+[.J$1]*[.J46])" office:value-type="float" office:value="9.00431597257036E-018">
            <text:p>9,00E-18</text:p>
          </table:table-cell>
          <table:table-cell table:formula="of:=[.K$1]*[.K46]/([.$A47]+[.K$1]*[.K46])" office:value-type="float" office:value="3.79527561300996E-016">
            <text:p>3,80E-16</text:p>
          </table:table-cell>
          <table:table-cell office:value-type="float" office:value="45">
            <text:p>45</text:p>
          </table:table-cell>
          <table:table-cell table:formula="of:=[.M$1]*[.M46]/([.$A47]+[.M$1]*[.M46])" office:value-type="float" office:value="0.0000000000000101769975524354">
            <text:p>1,02E-14</text:p>
          </table:table-cell>
          <table:table-cell table:formula="of:=[.N$1]*[.N46]/([.$A47]+[.N$1]*[.N46])" office:value-type="float" office:value="0.000000000000187849666420694">
            <text:p>1,88E-13</text:p>
          </table:table-cell>
          <table:table-cell table:formula="of:=[.O$1]*[.O46]/([.$A47]+[.O$1]*[.O46])" office:value-type="float" office:value="0.00000000000253402402413806">
            <text:p>2,53E-12</text:p>
          </table:table-cell>
          <table:table-cell table:formula="of:=[.P$1]*[.P46]/([.$A47]+[.P$1]*[.P46])" office:value-type="float" office:value="0.0000000000261714025652739">
            <text:p>2,62E-11</text:p>
          </table:table-cell>
          <table:table-cell table:formula="of:=[.Q$1]*[.Q46]/([.$A47]+[.Q$1]*[.Q46])" office:value-type="float" office:value="0.000000000214722506381036">
            <text:p>2,15E-10</text:p>
          </table:table-cell>
          <table:table-cell table:formula="of:=[.R$1]*[.R46]/([.$A47]+[.R$1]*[.R46])" office:value-type="float" office:value="0.00000000144170248914033">
            <text:p>1,44E-09</text:p>
          </table:table-cell>
          <table:table-cell table:formula="of:=[.S$1]*[.S46]/([.$A47]+[.S$1]*[.S46])" office:value-type="float" office:value="0.0000000081167731917844">
            <text:p>8,12E-09</text:p>
          </table:table-cell>
          <table:table-cell table:formula="of:=[.T$1]*[.T46]/([.$A47]+[.T$1]*[.T46])" office:value-type="float" office:value="0.00000003909760952897">
            <text:p>3,91E-08</text:p>
          </table:table-cell>
          <table:table-cell table:formula="of:=[.U$1]*[.U46]/([.$A47]+[.U$1]*[.U46])" office:value-type="float" office:value="0.000000163872120877895">
            <text:p>1,64E-07</text:p>
          </table:table-cell>
          <table:table-cell table:formula="of:=[.V$1]*[.V46]/([.$A47]+[.V$1]*[.V46])" office:value-type="float" office:value="0.000000606245464973017">
            <text:p>6,06E-07</text:p>
          </table:table-cell>
          <table:table-cell office:value-type="float" office:value="45">
            <text:p>45</text:p>
          </table:table-cell>
          <table:table-cell table:formula="of:=[.X$1]*[.X46]/([.$A47]+[.X$1]*[.X46])" office:value-type="float" office:value="0.00000200388590839941">
            <text:p>2,00E-06</text:p>
          </table:table-cell>
          <table:table-cell table:formula="of:=[.Y$1]*[.Y46]/([.$A47]+[.Y$1]*[.Y46])" office:value-type="float" office:value="0.000005980430881414">
            <text:p>5,98E-06</text:p>
          </table:table-cell>
          <table:table-cell table:formula="of:=[.Z$1]*[.Z46]/([.$A47]+[.Z$1]*[.Z46])" office:value-type="float" office:value="0.0000162620193557318">
            <text:p>1,63E-05</text:p>
          </table:table-cell>
          <table:table-cell table:formula="of:=[.AA$1]*[.AA46]/([.$A47]+[.AA$1]*[.AA46])" office:value-type="float" office:value="0.0000406111118678491">
            <text:p>4,06E-05</text:p>
          </table:table-cell>
          <table:table-cell table:formula="of:=[.AB$1]*[.AB46]/([.$A47]+[.AB$1]*[.AB46])" office:value-type="float" office:value="0.0000937934854687953">
            <text:p>9,38E-05</text:p>
          </table:table-cell>
          <table:table-cell table:formula="of:=[.AC$1]*[.AC46]/([.$A47]+[.AC$1]*[.AC46])" office:value-type="float" office:value="0.000201576543761471">
            <text:p>2,02E-04</text:p>
          </table:table-cell>
          <table:table-cell table:formula="of:=[.AD$1]*[.AD46]/([.$A47]+[.AD$1]*[.AD46])" office:value-type="float" office:value="0.000405360657266366">
            <text:p>4,05E-04</text:p>
          </table:table-cell>
          <table:table-cell table:formula="of:=[.AE$1]*[.AE46]/([.$A47]+[.AE$1]*[.AE46])" office:value-type="float" office:value="0.000766543046328165">
            <text:p>7,67E-04</text:p>
          </table:table-cell>
          <table:table-cell table:formula="of:=[.AF$1]*[.AF46]/([.$A47]+[.AF$1]*[.AF46])" office:value-type="float" office:value="0.00136928490065127">
            <text:p>1,37E-03</text:p>
          </table:table-cell>
          <table:table-cell table:formula="of:=[.AG$1]*[.AG46]/([.$A47]+[.AG$1]*[.AG46])" office:value-type="float" office:value="0.00232023674769042">
            <text:p>2,32E-03</text:p>
          </table:table-cell>
          <table:table-cell office:value-type="float" office:value="45">
            <text:p>45</text:p>
          </table:table-cell>
          <table:table-cell table:formula="of:=[.AI$1]*[.AI46]/([.$A47]+[.AI$1]*[.AI46])" office:value-type="float" office:value="0.00374416454984972">
            <text:p>3,74E-03</text:p>
          </table:table-cell>
          <table:table-cell table:formula="of:=[.AJ$1]*[.AJ46]/([.$A47]+[.AJ$1]*[.AJ46])" office:value-type="float" office:value="0.00577531869877511">
            <text:p>5,78E-03</text:p>
          </table:table-cell>
          <table:table-cell table:formula="of:=[.AK$1]*[.AK46]/([.$A47]+[.AK$1]*[.AK46])" office:value-type="float" office:value="0.0085455591068329">
            <text:p>8,55E-03</text:p>
          </table:table-cell>
          <table:table-cell table:formula="of:=[.AL$1]*[.AL46]/([.$A47]+[.AL$1]*[.AL46])" office:value-type="float" office:value="0.0121712669346219">
            <text:p>1,22E-02</text:p>
          </table:table-cell>
          <table:table-cell table:formula="of:=[.AM$1]*[.AM46]/([.$A47]+[.AM$1]*[.AM46])" office:value-type="float" office:value="0.0167415228639524">
            <text:p>1,67E-02</text:p>
          </table:table-cell>
          <table:table-cell table:formula="of:=[.AN$1]*[.AN46]/([.$A47]+[.AN$1]*[.AN46])" office:value-type="float" office:value="0.0223097268838047">
            <text:p>2,23E-02</text:p>
          </table:table-cell>
          <table:table-cell table:formula="of:=[.AO$1]*[.AO46]/([.$A47]+[.AO$1]*[.AO46])" office:value-type="float" office:value="0.028889914250874">
            <text:p>2,89E-02</text:p>
          </table:table-cell>
          <table:table-cell table:formula="of:=[.AP$1]*[.AP46]/([.$A47]+[.AP$1]*[.AP46])" office:value-type="float" office:value="0.036457863858242">
            <text:p>3,65E-02</text:p>
          </table:table-cell>
          <table:table-cell table:formula="of:=[.AQ$1]*[.AQ46]/([.$A47]+[.AQ$1]*[.AQ46])" office:value-type="float" office:value="0.0449561093987401">
            <text:p>4,50E-02</text:p>
          </table:table-cell>
          <table:table-cell table:formula="of:=[.AR$1]*[.AR46]/([.$A47]+[.AR$1]*[.AR46])" office:value-type="float" office:value="0.0543014097700544">
            <text:p>5,43E-02</text:p>
          </table:table-cell>
          <table:table-cell office:value-type="float" office:value="45">
            <text:p>45</text:p>
          </table:table-cell>
          <table:table-cell table:formula="of:=[.AT$1]*[.AT46]/([.$A47]+[.AT$1]*[.AT46])" office:value-type="float" office:value="0.0643931543678993">
            <text:p>6,44E-02</text:p>
          </table:table-cell>
          <table:table-cell table:formula="of:=[.AU$1]*[.AU46]/([.$A47]+[.AU$1]*[.AU46])" office:value-type="float" office:value="0.0751214466177608">
            <text:p>7,51E-02</text:p>
          </table:table-cell>
          <table:table-cell table:formula="of:=[.AV$1]*[.AV46]/([.$A47]+[.AV$1]*[.AV46])" office:value-type="float" office:value="0.0863740391082379">
            <text:p>8,64E-02</text:p>
          </table:table-cell>
          <table:table-cell table:formula="of:=[.AW$1]*[.AW46]/([.$A47]+[.AW$1]*[.AW46])" office:value-type="float" office:value="0.0980417257256755">
            <text:p>9,80E-02</text:p>
          </table:table-cell>
          <table:table-cell table:formula="of:=[.AX$1]*[.AX46]/([.$A47]+[.AX$1]*[.AX46])" office:value-type="float" office:value="0.110022135759212">
            <text:p>1,10E-01</text:p>
          </table:table-cell>
          <table:table-cell table:formula="of:=[.AY$1]*[.AY46]/([.$A47]+[.AY$1]*[.AY46])" office:value-type="float" office:value="0.122222091685993">
            <text:p>1,22E-01</text:p>
          </table:table-cell>
          <table:table-cell table:formula="of:=[.AZ$1]*[.AZ46]/([.$A47]+[.AZ$1]*[.AZ46])" office:value-type="float" office:value="0.134558798120229">
            <text:p>1,35E-01</text:p>
          </table:table-cell>
          <table:table-cell table:formula="of:=[.BA$1]*[.BA46]/([.$A47]+[.BA$1]*[.BA46])" office:value-type="float" office:value="0.146960154534369">
            <text:p>1,47E-01</text:p>
          </table:table-cell>
          <table:table-cell table:formula="of:=[.BB$1]*[.BB46]/([.$A47]+[.BB$1]*[.BB46])" office:value-type="float" office:value="0.159364460956464">
            <text:p>1,59E-01</text:p>
          </table:table-cell>
          <table:table-cell table:formula="of:=[.BC$1]*[.BC46]/([.$A47]+[.BC$1]*[.BC46])" office:value-type="float" office:value="0.17171973960265">
            <text:p>1,72E-01</text:p>
          </table:table-cell>
          <table:table-cell office:value-type="float" office:value="45">
            <text:p>45</text:p>
          </table:table-cell>
          <table:table-cell table:formula="of:=[.BE$1]*[.BE46]/([.$A47]+[.BE$1]*[.BE46])" office:value-type="float" office:value="0.183982843435286">
            <text:p>1,84E-01</text:p>
          </table:table-cell>
          <table:table-cell table:formula="of:=[.BF$1]*[.BF46]/([.$A47]+[.BF$1]*[.BF46])" office:value-type="float" office:value="0.196118474558796">
            <text:p>1,96E-01</text:p>
          </table:table-cell>
          <table:table-cell table:formula="of:=[.BG$1]*[.BG46]/([.$A47]+[.BG$1]*[.BG46])" office:value-type="float" office:value="0.208098195428971">
            <text:p>2,08E-01</text:p>
          </table:table-cell>
          <table:table-cell table:formula="of:=[.BH$1]*[.BH46]/([.$A47]+[.BH$1]*[.BH46])" office:value-type="float" office:value="0.219899485021754">
            <text:p>2,20E-01</text:p>
          </table:table-cell>
          <table:table-cell table:formula="of:=[.BI$1]*[.BI46]/([.$A47]+[.BI$1]*[.BI46])" office:value-type="float" office:value="0.231504869629286">
            <text:p>2,32E-01</text:p>
          </table:table-cell>
          <table:table-cell table:formula="of:=[.BJ$1]*[.BJ46]/([.$A47]+[.BJ$1]*[.BJ46])" office:value-type="float" office:value="0.242901142366485">
            <text:p>2,43E-01</text:p>
          </table:table-cell>
          <table:table-cell table:formula="of:=[.BK$1]*[.BK46]/([.$A47]+[.BK$1]*[.BK46])" office:value-type="float" office:value="0.254078675199293">
            <text:p>2,54E-01</text:p>
          </table:table-cell>
          <table:table-cell table:formula="of:=[.BL$1]*[.BL46]/([.$A47]+[.BL$1]*[.BL46])" office:value-type="float" office:value="0.265030820922919">
            <text:p>2,65E-01</text:p>
          </table:table-cell>
          <table:table-cell table:formula="of:=[.BM$1]*[.BM46]/([.$A47]+[.BM$1]*[.BM46])" office:value-type="float" office:value="0.275753398864012">
            <text:p>2,76E-01</text:p>
          </table:table-cell>
          <table:table-cell table:formula="of:=[.BN$1]*[.BN46]/([.$A47]+[.BN$1]*[.BN46])" office:value-type="float" office:value="0.286244256265869">
            <text:p>2,86E-01</text:p>
          </table:table-cell>
          <table:table-cell office:value-type="float" office:value="45">
            <text:p>45</text:p>
          </table:table-cell>
          <table:table-cell table:formula="of:=[.BP$1]*[.BP46]/([.$A47]+[.BP$1]*[.BP46])" office:value-type="float" office:value="0.296502896690448">
            <text:p>2,97E-01</text:p>
          </table:table-cell>
          <table:table-cell table:formula="of:=[.BQ$1]*[.BQ46]/([.$A47]+[.BQ$1]*[.BQ46])" office:value-type="float" office:value="0.306530166876924">
            <text:p>3,07E-01</text:p>
          </table:table-cell>
          <table:table-cell table:formula="of:=[.BR$1]*[.BR46]/([.$A47]+[.BR$1]*[.BR46])" office:value-type="float" office:value="0.316327994021229">
            <text:p>3,16E-01</text:p>
          </table:table-cell>
          <table:table-cell table:formula="of:=[.BS$1]*[.BS46]/([.$A47]+[.BS$1]*[.BS46])" office:value-type="float" office:value="0.325899166178137">
            <text:p>3,26E-01</text:p>
          </table:table-cell>
          <table:table-cell table:formula="of:=[.BT$1]*[.BT46]/([.$A47]+[.BT$1]*[.BT46])" office:value-type="float" office:value="0.335247149305393">
            <text:p>3,35E-01</text:p>
          </table:table-cell>
          <table:table-cell table:formula="of:=[.BU$1]*[.BU46]/([.$A47]+[.BU$1]*[.BU46])" office:value-type="float" office:value="0.344375935288031">
            <text:p>3,44E-01</text:p>
          </table:table-cell>
          <table:table-cell table:formula="of:=[.BV$1]*[.BV46]/([.$A47]+[.BV$1]*[.BV46])" office:value-type="float" office:value="0.353289916054544">
            <text:p>3,53E-01</text:p>
          </table:table-cell>
          <table:table-cell table:formula="of:=[.BW$1]*[.BW46]/([.$A47]+[.BW$1]*[.BW46])" office:value-type="float" office:value="0.361993779601506">
            <text:p>3,62E-01</text:p>
          </table:table-cell>
          <table:table-cell table:formula="of:=[.BX$1]*[.BX46]/([.$A47]+[.BX$1]*[.BX46])" office:value-type="float" office:value="0.370492424370197">
            <text:p>3,70E-01</text:p>
          </table:table-cell>
          <table:table-cell table:formula="of:=[.BY$1]*[.BY46]/([.$A47]+[.BY$1]*[.BY46])" office:value-type="float" office:value="0.378790888966864">
            <text:p>3,79E-01</text:p>
          </table:table-cell>
          <table:table-cell office:value-type="float" office:value="45">
            <text:p>45</text:p>
          </table:table-cell>
          <table:table-cell table:formula="of:=[.CA$1]*[.CA46]/([.$A47]+[.CA$1]*[.CA46])" office:value-type="float" office:value="0.386894294691506">
            <text:p>3,87E-01</text:p>
          </table:table-cell>
          <table:table-cell table:formula="of:=[.CB$1]*[.CB46]/([.$A47]+[.CB$1]*[.CB46])" office:value-type="float" office:value="0.394807798744912">
            <text:p>3,95E-01</text:p>
          </table:table-cell>
          <table:table-cell table:formula="of:=[.CC$1]*[.CC46]/([.$A47]+[.CC$1]*[.CC46])" office:value-type="float" office:value="0.402536556327653">
            <text:p>4,03E-01</text:p>
          </table:table-cell>
          <table:table-cell table:formula="of:=[.CD$1]*[.CD46]/([.$A47]+[.CD$1]*[.CD46])" office:value-type="float" office:value="0.410085690135558">
            <text:p>4,10E-01</text:p>
          </table:table-cell>
          <table:table-cell table:formula="of:=[.CE$1]*[.CE46]/([.$A47]+[.CE$1]*[.CE46])" office:value-type="float" office:value="0.417460266001004">
            <text:p>4,17E-01</text:p>
          </table:table-cell>
          <table:table-cell table:formula="of:=[.CF$1]*[.CF46]/([.$A47]+[.CF$1]*[.CF46])" office:value-type="float" office:value="0.424665273635016">
            <text:p>4,25E-01</text:p>
          </table:table-cell>
          <table:table-cell table:formula="of:=[.CG$1]*[.CG46]/([.$A47]+[.CG$1]*[.CG46])" office:value-type="float" office:value="0.431705611597425">
            <text:p>4,32E-01</text:p>
          </table:table-cell>
          <table:table-cell table:formula="of:=[.CH$1]*[.CH46]/([.$A47]+[.CH$1]*[.CH46])" office:value-type="float" office:value="0.438586075766519">
            <text:p>4,39E-01</text:p>
          </table:table-cell>
          <table:table-cell table:formula="of:=[.CI$1]*[.CI46]/([.$A47]+[.CI$1]*[.CI46])" office:value-type="float" office:value="0.445311350700126">
            <text:p>4,45E-01</text:p>
          </table:table-cell>
          <table:table-cell table:formula="of:=[.CJ$1]*[.CJ46]/([.$A47]+[.CJ$1]*[.CJ46])" office:value-type="float" office:value="0.451886003380727">
            <text:p>4,52E-01</text:p>
          </table:table-cell>
          <table:table-cell office:value-type="float" office:value="45">
            <text:p>45</text:p>
          </table:table-cell>
          <table:table-cell table:formula="of:=[.CL$1]*[.CL46]/([.$A47]+[.CL$1]*[.CL46])" office:value-type="float" office:value="0.458314478921273">
            <text:p>4,58E-01</text:p>
          </table:table-cell>
          <table:table-cell table:formula="of:=[.CM$1]*[.CM46]/([.$A47]+[.CM$1]*[.CM46])" office:value-type="float" office:value="0.464601097878584">
            <text:p>4,65E-01</text:p>
          </table:table-cell>
          <table:table-cell table:formula="of:=[.CN$1]*[.CN46]/([.$A47]+[.CN$1]*[.CN46])" office:value-type="float" office:value="0.470750054879803">
            <text:p>4,71E-01</text:p>
          </table:table-cell>
          <table:table-cell table:formula="of:=[.CO$1]*[.CO46]/([.$A47]+[.CO$1]*[.CO46])" office:value-type="float" office:value="0.476765418316373">
            <text:p>4,77E-01</text:p>
          </table:table-cell>
          <table:table-cell table:formula="of:=[.CP$1]*[.CP46]/([.$A47]+[.CP$1]*[.CP46])" office:value-type="float" office:value="0.482651130900856">
            <text:p>4,83E-01</text:p>
          </table:table-cell>
          <table:table-cell table:formula="of:=[.CQ$1]*[.CQ46]/([.$A47]+[.CQ$1]*[.CQ46])" office:value-type="float" office:value="0.488411010916142">
            <text:p>4,88E-01</text:p>
          </table:table-cell>
          <table:table-cell table:formula="of:=[.CR$1]*[.CR46]/([.$A47]+[.CR$1]*[.CR46])" office:value-type="float" office:value="0.494048754015142">
            <text:p>4,94E-01</text:p>
          </table:table-cell>
          <table:table-cell table:formula="of:=[.CS$1]*[.CS46]/([.$A47]+[.CS$1]*[.CS46])" office:value-type="float" office:value="0.499567935452955">
            <text:p>5,00E-01</text:p>
          </table:table-cell>
          <table:table-cell table:formula="of:=[.CT$1]*[.CT46]/([.$A47]+[.CT$1]*[.CT46])" office:value-type="float" office:value="0.504972012653513">
            <text:p>5,05E-01</text:p>
          </table:table-cell>
          <table:table-cell table:formula="of:=[.CU$1]*[.CU46]/([.$A47]+[.CU$1]*[.CU46])" office:value-type="float" office:value="0.510264328029411">
            <text:p>5,10E-01</text:p>
          </table:table-cell>
          <table:table-cell office:value-type="float" office:value="45">
            <text:p>45</text:p>
          </table:table-cell>
          <table:table-cell table:formula="of:=[.CW$1]*[.CW46]/([.$A47]+[.CW$1]*[.CW46])" office:value-type="float" office:value="0.515448111987649">
            <text:p>5,15E-01</text:p>
          </table:table-cell>
          <table:table-cell table:formula="of:=[.CX$1]*[.CX46]/([.$A47]+[.CX$1]*[.CX46])" office:value-type="float" office:value="0.520526486065736">
            <text:p>5,21E-01</text:p>
          </table:table-cell>
          <table:table-cell table:formula="of:=[.CY$1]*[.CY46]/([.$A47]+[.CY$1]*[.CY46])" office:value-type="float" office:value="0.525502466152418">
            <text:p>5,26E-01</text:p>
          </table:table-cell>
          <table:table-cell table:formula="of:=[.CZ$1]*[.CZ46]/([.$A47]+[.CZ$1]*[.CZ46])" office:value-type="float" office:value="0.530378965755509">
            <text:p>5,30E-01</text:p>
          </table:table-cell>
          <table:table-cell table:formula="of:=[.DA$1]*[.DA46]/([.$A47]+[.DA$1]*[.DA46])" office:value-type="float" office:value="0.535158799286189">
            <text:p>5,35E-01</text:p>
          </table:table-cell>
          <table:table-cell table:formula="of:=[.DB$1]*[.DB46]/([.$A47]+[.DB$1]*[.DB46])" office:value-type="float" office:value="0.539844685334888">
            <text:p>5,40E-01</text:p>
          </table:table-cell>
          <table:table-cell table:formula="of:=[.DC$1]*[.DC46]/([.$A47]+[.DC$1]*[.DC46])" office:value-type="float" office:value="0.544439249918692">
            <text:p>5,44E-01</text:p>
          </table:table-cell>
          <table:table-cell table:formula="of:=[.DD$1]*[.DD46]/([.$A47]+[.DD$1]*[.DD46])" office:value-type="float" office:value="0.548945029684227">
            <text:p>5,49E-01</text:p>
          </table:table-cell>
          <table:table-cell table:formula="of:=[.DE$1]*[.DE46]/([.$A47]+[.DE$1]*[.DE46])" office:value-type="float" office:value="0.553364475053346">
            <text:p>5,53E-01</text:p>
          </table:table-cell>
          <table:table-cell table:formula="of:=[.DF$1]*[.DF46]/([.$A47]+[.DF$1]*[.DF46])" office:value-type="float" office:value="0.557699953301732">
            <text:p>5,58E-01</text:p>
          </table:table-cell>
          <table:table-cell table:number-columns-repeated="146"/>
        </table:table-row>
        <table:table-row table:style-name="ro1">
          <table:table-cell office:value-type="float" office:value="46">
            <text:p>46</text:p>
          </table:table-cell>
          <table:table-cell table:formula="of:=[.$C$1]*[.B47]/([.$A48]+[.$C$1]*[.B47])" office:value-type="float" office:value="1.52439322224713E-045">
            <text:p>1,52E-45</text:p>
          </table:table-cell>
          <table:table-cell table:formula="of:=[.$C$1]*[.C47]/([.$A48]+[.$C$1]*[.C47])" office:value-type="float" office:value="1.73069741074392E-045">
            <text:p>1,73E-45</text:p>
          </table:table-cell>
          <table:table-cell table:formula="of:=[.$D$1]*[.D47]/([.$A48]+[.$D$1]*[.D47])" office:value-type="float" office:value="8.01908059989995E-038">
            <text:p>8,02E-38</text:p>
          </table:table-cell>
          <table:table-cell table:formula="of:=[.$E$1]*[.E47]/([.$A48]+[.$E$1]*[.E47])" office:value-type="float" office:value="1.6482078592313E-032">
            <text:p>1,65E-32</text:p>
          </table:table-cell>
          <table:table-cell table:formula="of:=[.$F$1]*[.F47]/([.$A48]+[.$F$1]*[.F47])" office:value-type="float" office:value="1.74011558674792E-028">
            <text:p>1,74E-28</text:p>
          </table:table-cell>
          <table:table-cell table:formula="of:=[.$G$1]*[.G47]/([.$A48]+[.$G$1]*[.G47])" office:value-type="float" office:value="2.80944758127418E-025">
            <text:p>2,81E-25</text:p>
          </table:table-cell>
          <table:table-cell table:formula="of:=[.$H$1]*[.H47]/([.$A48]+[.$H$1]*[.H47])" office:value-type="float" office:value="1.24130577113655E-022">
            <text:p>1,24E-22</text:p>
          </table:table-cell>
          <table:table-cell table:formula="of:=[.I$1]*[.I47]/([.$A48]+[.I$1]*[.I47])" office:value-type="float" office:value="2.12429023927467E-020">
            <text:p>2,12E-20</text:p>
          </table:table-cell>
          <table:table-cell table:formula="of:=[.J$1]*[.J47]/([.$A48]+[.J$1]*[.J47])" office:value-type="float" office:value="1.76171399463333E-018">
            <text:p>1,76E-18</text:p>
          </table:table-cell>
          <table:table-cell table:formula="of:=[.K$1]*[.K47]/([.$A48]+[.K$1]*[.K47])" office:value-type="float" office:value="8.25059915871731E-017">
            <text:p>8,25E-17</text:p>
          </table:table-cell>
          <table:table-cell office:value-type="float" office:value="46">
            <text:p>46</text:p>
          </table:table-cell>
          <table:table-cell table:formula="of:=[.M$1]*[.M47]/([.$A48]+[.M$1]*[.M47])" office:value-type="float" office:value="2.43362984949541E-015">
            <text:p>2,43E-15</text:p>
          </table:table-cell>
          <table:table-cell table:formula="of:=[.N$1]*[.N47]/([.$A48]+[.N$1]*[.N47])" office:value-type="float" office:value="0.0000000000000490042608053961">
            <text:p>4,90E-14</text:p>
          </table:table-cell>
          <table:table-cell table:formula="of:=[.O$1]*[.O47]/([.$A48]+[.O$1]*[.O47])" office:value-type="float" office:value="0.000000000000716137224212418">
            <text:p>7,16E-13</text:p>
          </table:table-cell>
          <table:table-cell table:formula="of:=[.P$1]*[.P47]/([.$A48]+[.P$1]*[.P47])" office:value-type="float" office:value="0.00000000000796520947632428">
            <text:p>7,97E-12</text:p>
          </table:table-cell>
          <table:table-cell table:formula="of:=[.Q$1]*[.Q47]/([.$A48]+[.Q$1]*[.Q47])" office:value-type="float" office:value="0.0000000000700182085976093">
            <text:p>7,00E-11</text:p>
          </table:table-cell>
          <table:table-cell table:formula="of:=[.R$1]*[.R47]/([.$A48]+[.R$1]*[.R47])" office:value-type="float" office:value="0.000000000501461735101695">
            <text:p>5,01E-10</text:p>
          </table:table-cell>
          <table:table-cell table:formula="of:=[.S$1]*[.S47]/([.$A48]+[.S$1]*[.S47])" office:value-type="float" office:value="0.00000000299967704013965">
            <text:p>3,00E-09</text:p>
          </table:table-cell>
          <table:table-cell table:formula="of:=[.T$1]*[.T47]/([.$A48]+[.T$1]*[.T47])" office:value-type="float" office:value="0.0000000152990643642312">
            <text:p>1,53E-08</text:p>
          </table:table-cell>
          <table:table-cell table:formula="of:=[.U$1]*[.U47]/([.$A48]+[.U$1]*[.U47])" office:value-type="float" office:value="0.0000000676863062159552">
            <text:p>6,77E-08</text:p>
          </table:table-cell>
          <table:table-cell table:formula="of:=[.V$1]*[.V47]/([.$A48]+[.V$1]*[.V47])" office:value-type="float" office:value="0.000000263584915293851">
            <text:p>2,64E-07</text:p>
          </table:table-cell>
          <table:table-cell office:value-type="float" office:value="46">
            <text:p>46</text:p>
          </table:table-cell>
          <table:table-cell table:formula="of:=[.X$1]*[.X47]/([.$A48]+[.X$1]*[.X47])" office:value-type="float" office:value="0.000000914816643031214">
            <text:p>9,15E-07</text:p>
          </table:table-cell>
          <table:table-cell table:formula="of:=[.Y$1]*[.Y47]/([.$A48]+[.Y$1]*[.Y47])" office:value-type="float" office:value="0.00000286019789296435">
            <text:p>2,86E-06</text:p>
          </table:table-cell>
          <table:table-cell table:formula="of:=[.Z$1]*[.Z47]/([.$A48]+[.Z$1]*[.Z47])" office:value-type="float" office:value="0.0000081309435650851">
            <text:p>8,13E-06</text:p>
          </table:table-cell>
          <table:table-cell table:formula="of:=[.AA$1]*[.AA47]/([.$A48]+[.AA$1]*[.AA47])" office:value-type="float" office:value="0.0000211879572528766">
            <text:p>2,12E-05</text:p>
          </table:table-cell>
          <table:table-cell table:formula="of:=[.AB$1]*[.AB47]/([.$A48]+[.AB$1]*[.AB47])" office:value-type="float" office:value="0.0000509721220738067">
            <text:p>5,10E-05</text:p>
          </table:table-cell>
          <table:table-cell table:formula="of:=[.AC$1]*[.AC47]/([.$A48]+[.AC$1]*[.AC47])" office:value-type="float" office:value="0.000113921588605997">
            <text:p>1,14E-04</text:p>
          </table:table-cell>
          <table:table-cell table:formula="of:=[.AD$1]*[.AD47]/([.$A48]+[.AD$1]*[.AD47])" office:value-type="float" office:value="0.00023787248465718">
            <text:p>2,38E-04</text:p>
          </table:table-cell>
          <table:table-cell table:formula="of:=[.AE$1]*[.AE47]/([.$A48]+[.AE$1]*[.AE47])" office:value-type="float" office:value="0.000466373813484447">
            <text:p>4,66E-04</text:p>
          </table:table-cell>
          <table:table-cell table:formula="of:=[.AF$1]*[.AF47]/([.$A48]+[.AF$1]*[.AF47])" office:value-type="float" office:value="0.000862500279765216">
            <text:p>8,63E-04</text:p>
          </table:table-cell>
          <table:table-cell table:formula="of:=[.AG$1]*[.AG47]/([.$A48]+[.AG$1]*[.AG47])" office:value-type="float" office:value="0.00151091157074444">
            <text:p>1,51E-03</text:p>
          </table:table-cell>
          <table:table-cell office:value-type="float" office:value="46">
            <text:p>46</text:p>
          </table:table-cell>
          <table:table-cell table:formula="of:=[.AI$1]*[.AI47]/([.$A48]+[.AI$1]*[.AI47])" office:value-type="float" office:value="0.00251689060468318">
            <text:p>2,52E-03</text:p>
          </table:table-cell>
          <table:table-cell table:formula="of:=[.AJ$1]*[.AJ47]/([.$A48]+[.AJ$1]*[.AJ47])" office:value-type="float" office:value="0.00400153638321897">
            <text:p>4,00E-03</text:p>
          </table:table-cell>
          <table:table-cell table:formula="of:=[.AK$1]*[.AK47]/([.$A48]+[.AK$1]*[.AK47])" office:value-type="float" office:value="0.00609315564368214">
            <text:p>6,09E-03</text:p>
          </table:table-cell>
          <table:table-cell table:formula="of:=[.AL$1]*[.AL47]/([.$A48]+[.AL$1]*[.AL47])" office:value-type="float" office:value="0.00891594461205061">
            <text:p>8,92E-03</text:p>
          </table:table-cell>
          <table:table-cell table:formula="of:=[.AM$1]*[.AM47]/([.$A48]+[.AM$1]*[.AM47])" office:value-type="float" office:value="0.0125778965273495">
            <text:p>1,26E-02</text:p>
          </table:table-cell>
          <table:table-cell table:formula="of:=[.AN$1]*[.AN47]/([.$A48]+[.AN$1]*[.AN47])" office:value-type="float" office:value="0.0171601732989596">
            <text:p>1,72E-02</text:p>
          </table:table-cell>
          <table:table-cell table:formula="of:=[.AO$1]*[.AO47]/([.$A48]+[.AO$1]*[.AO47])" office:value-type="float" office:value="0.0227098193932639">
            <text:p>2,27E-02</text:p>
          </table:table-cell>
          <table:table-cell table:formula="of:=[.AP$1]*[.AP47]/([.$A48]+[.AP$1]*[.AP47])" office:value-type="float" office:value="0.0292368295069643">
            <text:p>2,92E-02</text:p>
          </table:table-cell>
          <table:table-cell table:formula="of:=[.AQ$1]*[.AQ47]/([.$A48]+[.AQ$1]*[.AQ47])" office:value-type="float" office:value="0.0367155504928645">
            <text:p>3,67E-02</text:p>
          </table:table-cell>
          <table:table-cell table:formula="of:=[.AR$1]*[.AR47]/([.$A48]+[.AR$1]*[.AR47])" office:value-type="float" office:value="0.0450895509459069">
            <text:p>4,51E-02</text:p>
          </table:table-cell>
          <table:table-cell office:value-type="float" office:value="46">
            <text:p>46</text:p>
          </table:table-cell>
          <table:table-cell table:formula="of:=[.AT$1]*[.AT47]/([.$A48]+[.AT$1]*[.AT47])" office:value-type="float" office:value="0.0542786359388152">
            <text:p>5,43E-02</text:p>
          </table:table-cell>
          <table:table-cell table:formula="of:=[.AU$1]*[.AU47]/([.$A48]+[.AU$1]*[.AU47])" office:value-type="float" office:value="0.0641866400291313">
            <text:p>6,42E-02</text:p>
          </table:table-cell>
          <table:table-cell table:formula="of:=[.AV$1]*[.AV47]/([.$A48]+[.AV$1]*[.AV47])" office:value-type="float" office:value="0.0747088834109362">
            <text:p>7,47E-02</text:p>
          </table:table-cell>
          <table:table-cell table:formula="of:=[.AW$1]*[.AW47]/([.$A48]+[.AW$1]*[.AW47])" office:value-type="float" office:value="0.0857385618096376">
            <text:p>8,57E-02</text:p>
          </table:table-cell>
          <table:table-cell table:formula="of:=[.AX$1]*[.AX47]/([.$A48]+[.AX$1]*[.AX47])" office:value-type="float" office:value="0.0971717235627114">
            <text:p>9,72E-02</text:p>
          </table:table-cell>
          <table:table-cell table:formula="of:=[.AY$1]*[.AY47]/([.$A48]+[.AY$1]*[.AY47])" office:value-type="float" office:value="0.108910787438135">
            <text:p>1,09E-01</text:p>
          </table:table-cell>
          <table:table-cell table:formula="of:=[.AZ$1]*[.AZ47]/([.$A48]+[.AZ$1]*[.AZ47])" office:value-type="float" office:value="0.120866746843796">
            <text:p>1,21E-01</text:p>
          </table:table-cell>
          <table:table-cell table:formula="of:=[.BA$1]*[.BA47]/([.$A48]+[.BA$1]*[.BA47])" office:value-type="float" office:value="0.132960300723277">
            <text:p>1,33E-01</text:p>
          </table:table-cell>
          <table:table-cell table:formula="of:=[.BB$1]*[.BB47]/([.$A48]+[.BB$1]*[.BB47])" office:value-type="float" office:value="0.145122174897288">
            <text:p>1,45E-01</text:p>
          </table:table-cell>
          <table:table-cell table:formula="of:=[.BC$1]*[.BC47]/([.$A48]+[.BC$1]*[.BC47])" office:value-type="float" office:value="0.157292877808686">
            <text:p>1,57E-01</text:p>
          </table:table-cell>
          <table:table-cell office:value-type="float" office:value="46">
            <text:p>46</text:p>
          </table:table-cell>
          <table:table-cell table:formula="of:=[.BE$1]*[.BE47]/([.$A48]+[.BE$1]*[.BE47])" office:value-type="float" office:value="0.169422094051652">
            <text:p>1,69E-01</text:p>
          </table:table-cell>
          <table:table-cell table:formula="of:=[.BF$1]*[.BF47]/([.$A48]+[.BF$1]*[.BF47])" office:value-type="float" office:value="0.181467872866179">
            <text:p>1,81E-01</text:p>
          </table:table-cell>
          <table:table-cell table:formula="of:=[.BG$1]*[.BG47]/([.$A48]+[.BG$1]*[.BG47])" office:value-type="float" office:value="0.19339572561018">
            <text:p>1,93E-01</text:p>
          </table:table-cell>
          <table:table-cell table:formula="of:=[.BH$1]*[.BH47]/([.$A48]+[.BH$1]*[.BH47])" office:value-type="float" office:value="0.205177710030407">
            <text:p>2,05E-01</text:p>
          </table:table-cell>
          <table:table-cell table:formula="of:=[.BI$1]*[.BI47]/([.$A48]+[.BI$1]*[.BI47])" office:value-type="float" office:value="0.21679155095414">
            <text:p>2,17E-01</text:p>
          </table:table-cell>
          <table:table-cell table:formula="of:=[.BJ$1]*[.BJ47]/([.$A48]+[.BJ$1]*[.BJ47])" office:value-type="float" office:value="0.228219826260772">
            <text:p>2,28E-01</text:p>
          </table:table-cell>
          <table:table-cell table:formula="of:=[.BK$1]*[.BK47]/([.$A48]+[.BK$1]*[.BK47])" office:value-type="float" office:value="0.239449232440606">
            <text:p>2,39E-01</text:p>
          </table:table-cell>
          <table:table-cell table:formula="of:=[.BL$1]*[.BL47]/([.$A48]+[.BL$1]*[.BL47])" office:value-type="float" office:value="0.250469934334137">
            <text:p>2,50E-01</text:p>
          </table:table-cell>
          <table:table-cell table:formula="of:=[.BM$1]*[.BM47]/([.$A48]+[.BM$1]*[.BM47])" office:value-type="float" office:value="0.261274997510388">
            <text:p>2,61E-01</text:p>
          </table:table-cell>
          <table:table-cell table:formula="of:=[.BN$1]*[.BN47]/([.$A48]+[.BN$1]*[.BN47])" office:value-type="float" office:value="0.271859898146588">
            <text:p>2,72E-01</text:p>
          </table:table-cell>
          <table:table-cell office:value-type="float" office:value="46">
            <text:p>46</text:p>
          </table:table-cell>
          <table:table-cell table:formula="of:=[.BP$1]*[.BP47]/([.$A48]+[.BP$1]*[.BP47])" office:value-type="float" office:value="0.282222103407161">
            <text:p>2,82E-01</text:p>
          </table:table-cell>
          <table:table-cell table:formula="of:=[.BQ$1]*[.BQ47]/([.$A48]+[.BQ$1]*[.BQ47])" office:value-type="float" office:value="0.292360714591146">
            <text:p>2,92E-01</text:p>
          </table:table-cell>
          <table:table-cell table:formula="of:=[.BR$1]*[.BR47]/([.$A48]+[.BR$1]*[.BR47])" office:value-type="float" office:value="0.302276165298808">
            <text:p>3,02E-01</text:p>
          </table:table-cell>
          <table:table-cell table:formula="of:=[.BS$1]*[.BS47]/([.$A48]+[.BS$1]*[.BS47])" office:value-type="float" office:value="0.311969967267043">
            <text:p>3,12E-01</text:p>
          </table:table-cell>
          <table:table-cell table:formula="of:=[.BT$1]*[.BT47]/([.$A48]+[.BT$1]*[.BT47])" office:value-type="float" office:value="0.321444497143167">
            <text:p>3,21E-01</text:p>
          </table:table-cell>
          <table:table-cell table:formula="of:=[.BU$1]*[.BU47]/([.$A48]+[.BU$1]*[.BU47])" office:value-type="float" office:value="0.330702818180928">
            <text:p>3,31E-01</text:p>
          </table:table-cell>
          <table:table-cell table:formula="of:=[.BV$1]*[.BV47]/([.$A48]+[.BV$1]*[.BV47])" office:value-type="float" office:value="0.339748531572399">
            <text:p>3,40E-01</text:p>
          </table:table-cell>
          <table:table-cell table:formula="of:=[.BW$1]*[.BW47]/([.$A48]+[.BW$1]*[.BW47])" office:value-type="float" office:value="0.34858565282848">
            <text:p>3,49E-01</text:p>
          </table:table-cell>
          <table:table-cell table:formula="of:=[.BX$1]*[.BX47]/([.$A48]+[.BX$1]*[.BX47])" office:value-type="float" office:value="0.357218509264389">
            <text:p>3,57E-01</text:p>
          </table:table-cell>
          <table:table-cell table:formula="of:=[.BY$1]*[.BY47]/([.$A48]+[.BY$1]*[.BY47])" office:value-type="float" office:value="0.365651655223465">
            <text:p>3,66E-01</text:p>
          </table:table-cell>
          <table:table-cell office:value-type="float" office:value="46">
            <text:p>46</text:p>
          </table:table-cell>
          <table:table-cell table:formula="of:=[.CA$1]*[.CA47]/([.$A48]+[.CA$1]*[.CA47])" office:value-type="float" office:value="0.373889802180486">
            <text:p>3,74E-01</text:p>
          </table:table-cell>
          <table:table-cell table:formula="of:=[.CB$1]*[.CB47]/([.$A48]+[.CB$1]*[.CB47])" office:value-type="float" office:value="0.38193776130661">
            <text:p>3,82E-01</text:p>
          </table:table-cell>
          <table:table-cell table:formula="of:=[.CC$1]*[.CC47]/([.$A48]+[.CC$1]*[.CC47])" office:value-type="float" office:value="0.389800396457199">
            <text:p>3,90E-01</text:p>
          </table:table-cell>
          <table:table-cell table:formula="of:=[.CD$1]*[.CD47]/([.$A48]+[.CD$1]*[.CD47])" office:value-type="float" office:value="0.39748258586741">
            <text:p>3,97E-01</text:p>
          </table:table-cell>
          <table:table-cell table:formula="of:=[.CE$1]*[.CE47]/([.$A48]+[.CE$1]*[.CE47])" office:value-type="float" office:value="0.404989191115069">
            <text:p>4,05E-01</text:p>
          </table:table-cell>
          <table:table-cell table:formula="of:=[.CF$1]*[.CF47]/([.$A48]+[.CF$1]*[.CF47])" office:value-type="float" office:value="0.412325032142535">
            <text:p>4,12E-01</text:p>
          </table:table-cell>
          <table:table-cell table:formula="of:=[.CG$1]*[.CG47]/([.$A48]+[.CG$1]*[.CG47])" office:value-type="float" office:value="0.419494867324895">
            <text:p>4,19E-01</text:p>
          </table:table-cell>
          <table:table-cell table:formula="of:=[.CH$1]*[.CH47]/([.$A48]+[.CH$1]*[.CH47])" office:value-type="float" office:value="0.426503377736317">
            <text:p>4,27E-01</text:p>
          </table:table-cell>
          <table:table-cell table:formula="of:=[.CI$1]*[.CI47]/([.$A48]+[.CI$1]*[.CI47])" office:value-type="float" office:value="0.433355154904445">
            <text:p>4,33E-01</text:p>
          </table:table-cell>
          <table:table-cell table:formula="of:=[.CJ$1]*[.CJ47]/([.$A48]+[.CJ$1]*[.CJ47])" office:value-type="float" office:value="0.44005469145847">
            <text:p>4,40E-01</text:p>
          </table:table-cell>
          <table:table-cell office:value-type="float" office:value="46">
            <text:p>46</text:p>
          </table:table-cell>
          <table:table-cell table:formula="of:=[.CL$1]*[.CL47]/([.$A48]+[.CL$1]*[.CL47])" office:value-type="float" office:value="0.446606374173502">
            <text:p>4,47E-01</text:p>
          </table:table-cell>
          <table:table-cell table:formula="of:=[.CM$1]*[.CM47]/([.$A48]+[.CM$1]*[.CM47])" office:value-type="float" office:value="0.45301447899505">
            <text:p>4,53E-01</text:p>
          </table:table-cell>
          <table:table-cell table:formula="of:=[.CN$1]*[.CN47]/([.$A48]+[.CN$1]*[.CN47])" office:value-type="float" office:value="0.459283167695435">
            <text:p>4,59E-01</text:p>
          </table:table-cell>
          <table:table-cell table:formula="of:=[.CO$1]*[.CO47]/([.$A48]+[.CO$1]*[.CO47])" office:value-type="float" office:value="0.465416485870872">
            <text:p>4,65E-01</text:p>
          </table:table-cell>
          <table:table-cell table:formula="of:=[.CP$1]*[.CP47]/([.$A48]+[.CP$1]*[.CP47])" office:value-type="float" office:value="0.471418362035631">
            <text:p>4,71E-01</text:p>
          </table:table-cell>
          <table:table-cell table:formula="of:=[.CQ$1]*[.CQ47]/([.$A48]+[.CQ$1]*[.CQ47])" office:value-type="float" office:value="0.477292607609619">
            <text:p>4,77E-01</text:p>
          </table:table-cell>
          <table:table-cell table:formula="of:=[.CR$1]*[.CR47]/([.$A48]+[.CR$1]*[.CR47])" office:value-type="float" office:value="0.483042917629163">
            <text:p>4,83E-01</text:p>
          </table:table-cell>
          <table:table-cell table:formula="of:=[.CS$1]*[.CS47]/([.$A48]+[.CS$1]*[.CS47])" office:value-type="float" office:value="0.48867287203882">
            <text:p>4,89E-01</text:p>
          </table:table-cell>
          <table:table-cell table:formula="of:=[.CT$1]*[.CT47]/([.$A48]+[.CT$1]*[.CT47])" office:value-type="float" office:value="0.494185937445544">
            <text:p>4,94E-01</text:p>
          </table:table-cell>
          <table:table-cell table:formula="of:=[.CU$1]*[.CU47]/([.$A48]+[.CU$1]*[.CU47])" office:value-type="float" office:value="0.499585469236262">
            <text:p>5,00E-01</text:p>
          </table:table-cell>
          <table:table-cell office:value-type="float" office:value="46">
            <text:p>46</text:p>
          </table:table-cell>
          <table:table-cell table:formula="of:=[.CW$1]*[.CW47]/([.$A48]+[.CW$1]*[.CW47])" office:value-type="float" office:value="0.504874713976428">
            <text:p>5,05E-01</text:p>
          </table:table-cell>
          <table:table-cell table:formula="of:=[.CX$1]*[.CX47]/([.$A48]+[.CX$1]*[.CX47])" office:value-type="float" office:value="0.510056812021052">
            <text:p>5,10E-01</text:p>
          </table:table-cell>
          <table:table-cell table:formula="of:=[.CY$1]*[.CY47]/([.$A48]+[.CY$1]*[.CY47])" office:value-type="float" office:value="0.515134800281308">
            <text:p>5,15E-01</text:p>
          </table:table-cell>
          <table:table-cell table:formula="of:=[.CZ$1]*[.CZ47]/([.$A48]+[.CZ$1]*[.CZ47])" office:value-type="float" office:value="0.520111615099649">
            <text:p>5,20E-01</text:p>
          </table:table-cell>
          <table:table-cell table:formula="of:=[.DA$1]*[.DA47]/([.$A48]+[.DA$1]*[.DA47])" office:value-type="float" office:value="0.524990095194552">
            <text:p>5,25E-01</text:p>
          </table:table-cell>
          <table:table-cell table:formula="of:=[.DB$1]*[.DB47]/([.$A48]+[.DB$1]*[.DB47])" office:value-type="float" office:value="0.529772984642927">
            <text:p>5,30E-01</text:p>
          </table:table-cell>
          <table:table-cell table:formula="of:=[.DC$1]*[.DC47]/([.$A48]+[.DC$1]*[.DC47])" office:value-type="float" office:value="0.534462935874006">
            <text:p>5,34E-01</text:p>
          </table:table-cell>
          <table:table-cell table:formula="of:=[.DD$1]*[.DD47]/([.$A48]+[.DD$1]*[.DD47])" office:value-type="float" office:value="0.539062512653408">
            <text:p>5,39E-01</text:p>
          </table:table-cell>
          <table:table-cell table:formula="of:=[.DE$1]*[.DE47]/([.$A48]+[.DE$1]*[.DE47])" office:value-type="float" office:value="0.543574193040127">
            <text:p>5,44E-01</text:p>
          </table:table-cell>
          <table:table-cell table:formula="of:=[.DF$1]*[.DF47]/([.$A48]+[.DF$1]*[.DF47])" office:value-type="float" office:value="0.548000372302643">
            <text:p>5,48E-01</text:p>
          </table:table-cell>
          <table:table-cell table:number-columns-repeated="146"/>
        </table:table-row>
        <table:table-row table:style-name="ro1">
          <table:table-cell office:value-type="float" office:value="47">
            <text:p>47</text:p>
          </table:table-cell>
          <table:table-cell table:formula="of:=[.$C$1]*[.B48]/([.$A49]+[.$C$1]*[.B48])" office:value-type="float" office:value="6.48677966913673E-047">
            <text:p>6,49E-47</text:p>
          </table:table-cell>
          <table:table-cell table:formula="of:=[.$C$1]*[.C48]/([.$A49]+[.$C$1]*[.C48])" office:value-type="float" office:value="7.36466983295285E-047">
            <text:p>7,36E-47</text:p>
          </table:table-cell>
          <table:table-cell table:formula="of:=[.$D$1]*[.D48]/([.$A49]+[.$D$1]*[.D48])" office:value-type="float" office:value="5.11856208504252E-039">
            <text:p>5,12E-39</text:p>
          </table:table-cell>
          <table:table-cell table:formula="of:=[.$E$1]*[.E48]/([.$A49]+[.$E$1]*[.E48])" office:value-type="float" office:value="1.40273009296281E-033">
            <text:p>1,40E-33</text:p>
          </table:table-cell>
          <table:table-cell table:formula="of:=[.$F$1]*[.F48]/([.$A49]+[.$F$1]*[.F48])" office:value-type="float" office:value="1.85118679441268E-029">
            <text:p>1,85E-29</text:p>
          </table:table-cell>
          <table:table-cell table:formula="of:=[.$G$1]*[.G48]/([.$A49]+[.$G$1]*[.G48])" office:value-type="float" office:value="3.58652882715852E-026">
            <text:p>3,59E-26</text:p>
          </table:table-cell>
          <table:table-cell table:formula="of:=[.$H$1]*[.H48]/([.$A49]+[.$H$1]*[.H48])" office:value-type="float" office:value="1.84875327616083E-023">
            <text:p>1,85E-23</text:p>
          </table:table-cell>
          <table:table-cell table:formula="of:=[.I$1]*[.I48]/([.$A49]+[.I$1]*[.I48])" office:value-type="float" office:value="3.61581317323348E-021">
            <text:p>3,62E-21</text:p>
          </table:table-cell>
          <table:table-cell table:formula="of:=[.J$1]*[.J48]/([.$A49]+[.J$1]*[.J48])" office:value-type="float" office:value="3.37349488334042E-019">
            <text:p>3,37E-19</text:p>
          </table:table-cell>
          <table:table-cell table:formula="of:=[.K$1]*[.K48]/([.$A49]+[.K$1]*[.K48])" office:value-type="float" office:value="1.75544662951432E-017">
            <text:p>1,76E-17</text:p>
          </table:table-cell>
          <table:table-cell office:value-type="float" office:value="47">
            <text:p>47</text:p>
          </table:table-cell>
          <table:table-cell table:formula="of:=[.M$1]*[.M48]/([.$A49]+[.M$1]*[.M48])" office:value-type="float" office:value="5.69572943498926E-016">
            <text:p>5,70E-16</text:p>
          </table:table-cell>
          <table:table-cell table:formula="of:=[.N$1]*[.N48]/([.$A49]+[.N$1]*[.N48])" office:value-type="float" office:value="0.0000000000000125117261630797">
            <text:p>1,25E-14</text:p>
          </table:table-cell>
          <table:table-cell table:formula="of:=[.O$1]*[.O48]/([.$A49]+[.O$1]*[.O48])" office:value-type="float" office:value="0.000000000000198080508824672">
            <text:p>1,98E-13</text:p>
          </table:table-cell>
          <table:table-cell table:formula="of:=[.P$1]*[.P48]/([.$A49]+[.P$1]*[.P48])" office:value-type="float" office:value="0.00000000000237261558868671">
            <text:p>2,37E-12</text:p>
          </table:table-cell>
          <table:table-cell table:formula="of:=[.Q$1]*[.Q48]/([.$A49]+[.Q$1]*[.Q48])" office:value-type="float" office:value="0.0000000000223462367859717">
            <text:p>2,23E-11</text:p>
          </table:table-cell>
          <table:table-cell table:formula="of:=[.R$1]*[.R48]/([.$A49]+[.R$1]*[.R48])" office:value-type="float" office:value="0.000000000170710377877818">
            <text:p>1,71E-10</text:p>
          </table:table-cell>
          <table:table-cell table:formula="of:=[.S$1]*[.S48]/([.$A49]+[.S$1]*[.S48])" office:value-type="float" office:value="0.00000000108498956653288">
            <text:p>1,08E-09</text:p>
          </table:table-cell>
          <table:table-cell table:formula="of:=[.T$1]*[.T48]/([.$A49]+[.T$1]*[.T48])" office:value-type="float" office:value="0.0000000058592161051624">
            <text:p>5,86E-09</text:p>
          </table:table-cell>
          <table:table-cell table:formula="of:=[.U$1]*[.U48]/([.$A49]+[.U$1]*[.U48])" office:value-type="float" office:value="0.0000000273625485726345">
            <text:p>2,74E-08</text:p>
          </table:table-cell>
          <table:table-cell table:formula="of:=[.V$1]*[.V48]/([.$A49]+[.V$1]*[.V48])" office:value-type="float" office:value="0.000000112163781161349">
            <text:p>1,12E-07</text:p>
          </table:table-cell>
          <table:table-cell office:value-type="float" office:value="47">
            <text:p>47</text:p>
          </table:table-cell>
          <table:table-cell table:formula="of:=[.X$1]*[.X48]/([.$A49]+[.X$1]*[.X48])" office:value-type="float" office:value="0.000000408747694705158">
            <text:p>4,09E-07</text:p>
          </table:table-cell>
          <table:table-cell table:formula="of:=[.Y$1]*[.Y48]/([.$A49]+[.Y$1]*[.Y48])" office:value-type="float" office:value="0.00000133881424257861">
            <text:p>1,34E-06</text:p>
          </table:table-cell>
          <table:table-cell table:formula="of:=[.Z$1]*[.Z48]/([.$A49]+[.Z$1]*[.Z48])" office:value-type="float" office:value="0.00000397895655075576">
            <text:p>3,98E-06</text:p>
          </table:table-cell>
          <table:table-cell table:formula="of:=[.AA$1]*[.AA48]/([.$A49]+[.AA$1]*[.AA48])" office:value-type="float" office:value="0.0000108192653692312">
            <text:p>1,08E-05</text:p>
          </table:table-cell>
          <table:table-cell table:formula="of:=[.AB$1]*[.AB48]/([.$A49]+[.AB$1]*[.AB48])" office:value-type="float" office:value="0.0000271120958046541">
            <text:p>2,71E-05</text:p>
          </table:table-cell>
          <table:table-cell table:formula="of:=[.AC$1]*[.AC48]/([.$A49]+[.AC$1]*[.AC48])" office:value-type="float" office:value="0.0000630164819441471">
            <text:p>6,30E-05</text:p>
          </table:table-cell>
          <table:table-cell table:formula="of:=[.AD$1]*[.AD48]/([.$A49]+[.AD$1]*[.AD48])" office:value-type="float" office:value="0.00013663148004816">
            <text:p>1,37E-04</text:p>
          </table:table-cell>
          <table:table-cell table:formula="of:=[.AE$1]*[.AE48]/([.$A49]+[.AE$1]*[.AE48])" office:value-type="float" office:value="0.000277762545204168">
            <text:p>2,78E-04</text:p>
          </table:table-cell>
          <table:table-cell table:formula="of:=[.AF$1]*[.AF48]/([.$A49]+[.AF$1]*[.AF48])" office:value-type="float" office:value="0.000531897957685304">
            <text:p>5,32E-04</text:p>
          </table:table-cell>
          <table:table-cell table:formula="of:=[.AG$1]*[.AG48]/([.$A49]+[.AG$1]*[.AG48])" office:value-type="float" office:value="0.000963482447212809">
            <text:p>9,63E-04</text:p>
          </table:table-cell>
          <table:table-cell office:value-type="float" office:value="47">
            <text:p>47</text:p>
          </table:table-cell>
          <table:table-cell table:formula="of:=[.AI$1]*[.AI48]/([.$A49]+[.AI$1]*[.AI48])" office:value-type="float" office:value="0.00165732549423942">
            <text:p>1,66E-03</text:p>
          </table:table-cell>
          <table:table-cell table:formula="of:=[.AJ$1]*[.AJ48]/([.$A49]+[.AJ$1]*[.AJ48])" office:value-type="float" office:value="0.00271704784165151">
            <text:p>2,72E-03</text:p>
          </table:table-cell>
          <table:table-cell table:formula="of:=[.AK$1]*[.AK48]/([.$A49]+[.AK$1]*[.AK48])" office:value-type="float" office:value="0.00425994831518302">
            <text:p>4,26E-03</text:p>
          </table:table-cell>
          <table:table-cell table:formula="of:=[.AL$1]*[.AL48]/([.$A49]+[.AL$1]*[.AL48])" office:value-type="float" office:value="0.00640849853189764">
            <text:p>6,41E-03</text:p>
          </table:table-cell>
          <table:table-cell table:formula="of:=[.AM$1]*[.AM48]/([.$A49]+[.AM$1]*[.AM48])" office:value-type="float" office:value="0.00927960113312487">
            <text:p>9,28E-03</text:p>
          </table:table-cell>
          <table:table-cell table:formula="of:=[.AN$1]*[.AN48]/([.$A49]+[.AN$1]*[.AN48])" office:value-type="float" office:value="0.0129734401161317">
            <text:p>1,30E-02</text:p>
          </table:table-cell>
          <table:table-cell table:formula="of:=[.AO$1]*[.AO48]/([.$A49]+[.AO$1]*[.AO48])" office:value-type="float" office:value="0.0175639358833233">
            <text:p>1,76E-02</text:p>
          </table:table-cell>
          <table:table-cell table:formula="of:=[.AP$1]*[.AP48]/([.$A49]+[.AP$1]*[.AP48])" office:value-type="float" office:value="0.0230924223632808">
            <text:p>2,31E-02</text:p>
          </table:table-cell>
          <table:table-cell table:formula="of:=[.AQ$1]*[.AQ48]/([.$A49]+[.AQ$1]*[.AQ48])" office:value-type="float" office:value="0.029565354197479">
            <text:p>2,96E-02</text:p>
          </table:table-cell>
          <table:table-cell table:formula="of:=[.AR$1]*[.AR48]/([.$A49]+[.AR$1]*[.AR48])" office:value-type="float" office:value="0.0369559356614029">
            <text:p>3,70E-02</text:p>
          </table:table-cell>
          <table:table-cell office:value-type="float" office:value="47">
            <text:p>47</text:p>
          </table:table-cell>
          <table:table-cell table:formula="of:=[.AT$1]*[.AT48]/([.$A49]+[.AT$1]*[.AT48])" office:value-type="float" office:value="0.0452088349745644">
            <text:p>4,52E-02</text:p>
          </table:table-cell>
          <table:table-cell table:formula="of:=[.AU$1]*[.AU48]/([.$A49]+[.AU$1]*[.AU48])" office:value-type="float" office:value="0.0542467728066077">
            <text:p>5,42E-02</text:p>
          </table:table-cell>
          <table:table-cell table:formula="of:=[.AV$1]*[.AV48]/([.$A49]+[.AV$1]*[.AV48])" office:value-type="float" office:value="0.06397775731387">
            <text:p>6,40E-02</text:p>
          </table:table-cell>
          <table:table-cell table:formula="of:=[.AW$1]*[.AW48]/([.$A49]+[.AW$1]*[.AW48])" office:value-type="float" office:value="0.0743019737724646">
            <text:p>7,43E-02</text:p>
          </table:table-cell>
          <table:table-cell table:formula="of:=[.AX$1]*[.AX48]/([.$A49]+[.AX$1]*[.AX48])" office:value-type="float" office:value="0.0851176834087219">
            <text:p>8,51E-02</text:p>
          </table:table-cell>
          <table:table-cell table:formula="of:=[.AY$1]*[.AY48]/([.$A49]+[.AY$1]*[.AY48])" office:value-type="float" office:value="0.0963258261611412">
            <text:p>9,63E-02</text:p>
          </table:table-cell>
          <table:table-cell table:formula="of:=[.AZ$1]*[.AZ48]/([.$A49]+[.AZ$1]*[.AZ48])" office:value-type="float" office:value="0.107833288108636">
            <text:p>1,08E-01</text:p>
          </table:table-cell>
          <table:table-cell table:formula="of:=[.BA$1]*[.BA48]/([.$A49]+[.BA$1]*[.BA48])" office:value-type="float" office:value="0.119554965055224">
            <text:p>1,20E-01</text:p>
          </table:table-cell>
          <table:table-cell table:formula="of:=[.BB$1]*[.BB48]/([.$A49]+[.BB$1]*[.BB48])" office:value-type="float" office:value="0.131414838662614">
            <text:p>1,31E-01</text:p>
          </table:table-cell>
          <table:table-cell table:formula="of:=[.BC$1]*[.BC48]/([.$A49]+[.BC$1]*[.BC48])" office:value-type="float" office:value="0.14334630342521">
            <text:p>1,43E-01</text:p>
          </table:table-cell>
          <table:table-cell office:value-type="float" office:value="47">
            <text:p>47</text:p>
          </table:table-cell>
          <table:table-cell table:formula="of:=[.BE$1]*[.BE48]/([.$A49]+[.BE$1]*[.BE48])" office:value-type="float" office:value="0.155291966019936">
            <text:p>1,55E-01</text:p>
          </table:table-cell>
          <table:table-cell table:formula="of:=[.BF$1]*[.BF48]/([.$A49]+[.BF$1]*[.BF48])" office:value-type="float" office:value="0.167203102880636">
            <text:p>1,67E-01</text:p>
          </table:table-cell>
          <table:table-cell table:formula="of:=[.BG$1]*[.BG48]/([.$A49]+[.BG$1]*[.BG48])" office:value-type="float" office:value="0.17903892069011">
            <text:p>1,79E-01</text:p>
          </table:table-cell>
          <table:table-cell table:formula="of:=[.BH$1]*[.BH48]/([.$A49]+[.BH$1]*[.BH48])" office:value-type="float" office:value="0.190765725651198">
            <text:p>1,91E-01</text:p>
          </table:table-cell>
          <table:table-cell table:formula="of:=[.BI$1]*[.BI48]/([.$A49]+[.BI$1]*[.BI48])" office:value-type="float" office:value="0.202356074551018">
            <text:p>2,02E-01</text:p>
          </table:table-cell>
          <table:table-cell table:formula="of:=[.BJ$1]*[.BJ48]/([.$A49]+[.BJ$1]*[.BJ48])" office:value-type="float" office:value="0.213787954809059">
            <text:p>2,14E-01</text:p>
          </table:table-cell>
          <table:table-cell table:formula="of:=[.BK$1]*[.BK48]/([.$A49]+[.BK$1]*[.BK48])" office:value-type="float" office:value="0.225044021507317">
            <text:p>2,25E-01</text:p>
          </table:table-cell>
          <table:table-cell table:formula="of:=[.BL$1]*[.BL48]/([.$A49]+[.BL$1]*[.BL48])" office:value-type="float" office:value="0.236110905810476">
            <text:p>2,36E-01</text:p>
          </table:table-cell>
          <table:table-cell table:formula="of:=[.BM$1]*[.BM48]/([.$A49]+[.BM$1]*[.BM48])" office:value-type="float" office:value="0.246978600003298">
            <text:p>2,47E-01</text:p>
          </table:table-cell>
          <table:table-cell table:formula="of:=[.BN$1]*[.BN48]/([.$A49]+[.BN$1]*[.BN48])" office:value-type="float" office:value="0.257639918487063">
            <text:p>2,58E-01</text:p>
          </table:table-cell>
          <table:table-cell office:value-type="float" office:value="47">
            <text:p>47</text:p>
          </table:table-cell>
          <table:table-cell table:formula="of:=[.BP$1]*[.BP48]/([.$A49]+[.BP$1]*[.BP48])" office:value-type="float" office:value="0.268090030553174">
            <text:p>2,68E-01</text:p>
          </table:table-cell>
          <table:table-cell table:formula="of:=[.BQ$1]*[.BQ48]/([.$A49]+[.BQ$1]*[.BQ48])" office:value-type="float" office:value="0.278326058857803">
            <text:p>2,78E-01</text:p>
          </table:table-cell>
          <table:table-cell table:formula="of:=[.BR$1]*[.BR48]/([.$A49]+[.BR$1]*[.BR48])" office:value-type="float" office:value="0.288346736709396">
            <text:p>2,88E-01</text:p>
          </table:table-cell>
          <table:table-cell table:formula="of:=[.BS$1]*[.BS48]/([.$A49]+[.BS$1]*[.BS48])" office:value-type="float" office:value="0.298152117156811">
            <text:p>2,98E-01</text:p>
          </table:table-cell>
          <table:table-cell table:formula="of:=[.BT$1]*[.BT48]/([.$A49]+[.BT$1]*[.BT48])" office:value-type="float" office:value="0.307743327154972">
            <text:p>3,08E-01</text:p>
          </table:table-cell>
          <table:table-cell table:formula="of:=[.BU$1]*[.BU48]/([.$A49]+[.BU$1]*[.BU48])" office:value-type="float" office:value="0.317122360601062">
            <text:p>3,17E-01</text:p>
          </table:table-cell>
          <table:table-cell table:formula="of:=[.BV$1]*[.BV48]/([.$A49]+[.BV$1]*[.BV48])" office:value-type="float" office:value="0.326291904655608">
            <text:p>3,26E-01</text:p>
          </table:table-cell>
          <table:table-cell table:formula="of:=[.BW$1]*[.BW48]/([.$A49]+[.BW$1]*[.BW48])" office:value-type="float" office:value="0.335255194412169">
            <text:p>3,35E-01</text:p>
          </table:table-cell>
          <table:table-cell table:formula="of:=[.BX$1]*[.BX48]/([.$A49]+[.BX$1]*[.BX48])" office:value-type="float" office:value="0.344015891610616">
            <text:p>3,44E-01</text:p>
          </table:table-cell>
          <table:table-cell table:formula="of:=[.BY$1]*[.BY48]/([.$A49]+[.BY$1]*[.BY48])" office:value-type="float" office:value="0.352577983676232">
            <text:p>3,53E-01</text:p>
          </table:table-cell>
          <table:table-cell office:value-type="float" office:value="47">
            <text:p>47</text:p>
          </table:table-cell>
          <table:table-cell table:formula="of:=[.CA$1]*[.CA48]/([.$A49]+[.CA$1]*[.CA48])" office:value-type="float" office:value="0.360945699897763">
            <text:p>3,61E-01</text:p>
          </table:table-cell>
          <table:table-cell table:formula="of:=[.CB$1]*[.CB48]/([.$A49]+[.CB$1]*[.CB48])" office:value-type="float" office:value="0.369123442027926">
            <text:p>3,69E-01</text:p>
          </table:table-cell>
          <table:table-cell table:formula="of:=[.CC$1]*[.CC48]/([.$A49]+[.CC$1]*[.CC48])" office:value-type="float" office:value="0.377115727000687">
            <text:p>3,77E-01</text:p>
          </table:table-cell>
          <table:table-cell table:formula="of:=[.CD$1]*[.CD48]/([.$A49]+[.CD$1]*[.CD48])" office:value-type="float" office:value="0.384927139814629">
            <text:p>3,85E-01</text:p>
          </table:table-cell>
          <table:table-cell table:formula="of:=[.CE$1]*[.CE48]/([.$A49]+[.CE$1]*[.CE48])" office:value-type="float" office:value="0.3925622949361">
            <text:p>3,93E-01</text:p>
          </table:table-cell>
          <table:table-cell table:formula="of:=[.CF$1]*[.CF48]/([.$A49]+[.CF$1]*[.CF48])" office:value-type="float" office:value="0.400025804835238">
            <text:p>4,00E-01</text:p>
          </table:table-cell>
          <table:table-cell table:formula="of:=[.CG$1]*[.CG48]/([.$A49]+[.CG$1]*[.CG48])" office:value-type="float" office:value="0.407322254488026">
            <text:p>4,07E-01</text:p>
          </table:table-cell>
          <table:table-cell table:formula="of:=[.CH$1]*[.CH48]/([.$A49]+[.CH$1]*[.CH48])" office:value-type="float" office:value="0.414456180863675">
            <text:p>4,14E-01</text:p>
          </table:table-cell>
          <table:table-cell table:formula="of:=[.CI$1]*[.CI48]/([.$A49]+[.CI$1]*[.CI48])" office:value-type="float" office:value="0.421432056573575">
            <text:p>4,21E-01</text:p>
          </table:table-cell>
          <table:table-cell table:formula="of:=[.CJ$1]*[.CJ48]/([.$A49]+[.CJ$1]*[.CJ48])" office:value-type="float" office:value="0.428254276990234">
            <text:p>4,28E-01</text:p>
          </table:table-cell>
          <table:table-cell office:value-type="float" office:value="47">
            <text:p>47</text:p>
          </table:table-cell>
          <table:table-cell table:formula="of:=[.CL$1]*[.CL48]/([.$A49]+[.CL$1]*[.CL48])" office:value-type="float" office:value="0.434927150255766">
            <text:p>4,35E-01</text:p>
          </table:table-cell>
          <table:table-cell table:formula="of:=[.CM$1]*[.CM48]/([.$A49]+[.CM$1]*[.CM48])" office:value-type="float" office:value="0.441454889692852">
            <text:p>4,41E-01</text:p>
          </table:table-cell>
          <table:table-cell table:formula="of:=[.CN$1]*[.CN48]/([.$A49]+[.CN$1]*[.CN48])" office:value-type="float" office:value="0.447841608209495">
            <text:p>4,48E-01</text:p>
          </table:table-cell>
          <table:table-cell table:formula="of:=[.CO$1]*[.CO48]/([.$A49]+[.CO$1]*[.CO48])" office:value-type="float" office:value="0.454091314354706">
            <text:p>4,54E-01</text:p>
          </table:table-cell>
          <table:table-cell table:formula="of:=[.CP$1]*[.CP48]/([.$A49]+[.CP$1]*[.CP48])" office:value-type="float" office:value="0.460207909737513">
            <text:p>4,60E-01</text:p>
          </table:table-cell>
          <table:table-cell table:formula="of:=[.CQ$1]*[.CQ48]/([.$A49]+[.CQ$1]*[.CQ48])" office:value-type="float" office:value="0.466195187568046">
            <text:p>4,66E-01</text:p>
          </table:table-cell>
          <table:table-cell table:formula="of:=[.CR$1]*[.CR48]/([.$A49]+[.CR$1]*[.CR48])" office:value-type="float" office:value="0.472056832118394">
            <text:p>4,72E-01</text:p>
          </table:table-cell>
          <table:table-cell table:formula="of:=[.CS$1]*[.CS48]/([.$A49]+[.CS$1]*[.CS48])" office:value-type="float" office:value="0.477796418933646">
            <text:p>4,78E-01</text:p>
          </table:table-cell>
          <table:table-cell table:formula="of:=[.CT$1]*[.CT48]/([.$A49]+[.CT$1]*[.CT48])" office:value-type="float" office:value="0.48341741565098">
            <text:p>4,83E-01</text:p>
          </table:table-cell>
          <table:table-cell table:formula="of:=[.CU$1]*[.CU48]/([.$A49]+[.CU$1]*[.CU48])" office:value-type="float" office:value="0.488923183307786">
            <text:p>4,89E-01</text:p>
          </table:table-cell>
          <table:table-cell office:value-type="float" office:value="47">
            <text:p>47</text:p>
          </table:table-cell>
          <table:table-cell table:formula="of:=[.CW$1]*[.CW48]/([.$A49]+[.CW$1]*[.CW48])" office:value-type="float" office:value="0.494316978039204">
            <text:p>4,94E-01</text:p>
          </table:table-cell>
          <table:table-cell table:formula="of:=[.CX$1]*[.CX48]/([.$A49]+[.CX$1]*[.CX48])" office:value-type="float" office:value="0.499601953081799">
            <text:p>5,00E-01</text:p>
          </table:table-cell>
          <table:table-cell table:formula="of:=[.CY$1]*[.CY48]/([.$A49]+[.CY$1]*[.CY48])" office:value-type="float" office:value="0.504781161013845">
            <text:p>5,05E-01</text:p>
          </table:table-cell>
          <table:table-cell table:formula="of:=[.CZ$1]*[.CZ48]/([.$A49]+[.CZ$1]*[.CZ48])" office:value-type="float" office:value="0.509857556174225">
            <text:p>5,10E-01</text:p>
          </table:table-cell>
          <table:table-cell table:formula="of:=[.DA$1]*[.DA48]/([.$A49]+[.DA$1]*[.DA48])" office:value-type="float" office:value="0.514833997211743">
            <text:p>5,15E-01</text:p>
          </table:table-cell>
          <table:table-cell table:formula="of:=[.DB$1]*[.DB48]/([.$A49]+[.DB$1]*[.DB48])" office:value-type="float" office:value="0.519713249724779">
            <text:p>5,20E-01</text:p>
          </table:table-cell>
          <table:table-cell table:formula="of:=[.DC$1]*[.DC48]/([.$A49]+[.DC$1]*[.DC48])" office:value-type="float" office:value="0.524497988958178">
            <text:p>5,24E-01</text:p>
          </table:table-cell>
          <table:table-cell table:formula="of:=[.DD$1]*[.DD48]/([.$A49]+[.DD$1]*[.DD48])" office:value-type="float" office:value="0.529190802530042">
            <text:p>5,29E-01</text:p>
          </table:table-cell>
          <table:table-cell table:formula="of:=[.DE$1]*[.DE48]/([.$A49]+[.DE$1]*[.DE48])" office:value-type="float" office:value="0.533794193165989">
            <text:p>5,34E-01</text:p>
          </table:table-cell>
          <table:table-cell table:formula="of:=[.DF$1]*[.DF48]/([.$A49]+[.DF$1]*[.DF48])" office:value-type="float" office:value="0.538310581422584">
            <text:p>5,38E-01</text:p>
          </table:table-cell>
          <table:table-cell table:number-columns-repeated="146"/>
        </table:table-row>
        <table:table-row table:style-name="ro1">
          <table:table-cell office:value-type="float" office:value="48">
            <text:p>48</text:p>
          </table:table-cell>
          <table:table-cell table:formula="of:=[.$C$1]*[.B49]/([.$A50]+[.$C$1]*[.B49])" office:value-type="float" office:value="2.7028248621403E-048">
            <text:p>2,70E-48</text:p>
          </table:table-cell>
          <table:table-cell table:formula="of:=[.$C$1]*[.C49]/([.$A50]+[.$C$1]*[.C49])" office:value-type="float" office:value="3.06861243039702E-048">
            <text:p>3,07E-48</text:p>
          </table:table-cell>
          <table:table-cell table:formula="of:=[.$D$1]*[.D49]/([.$A50]+[.$D$1]*[.D49])" office:value-type="float" office:value="3.19910130315158E-040">
            <text:p>3,20E-40</text:p>
          </table:table-cell>
          <table:table-cell table:formula="of:=[.$E$1]*[.E49]/([.$A50]+[.$E$1]*[.E49])" office:value-type="float" office:value="1.16894174413567E-034">
            <text:p>1,17E-34</text:p>
          </table:table-cell>
          <table:table-cell table:formula="of:=[.$F$1]*[.F49]/([.$A50]+[.$F$1]*[.F49])" office:value-type="float" office:value="1.9283195775132E-030">
            <text:p>1,93E-30</text:p>
          </table:table-cell>
          <table:table-cell table:formula="of:=[.$G$1]*[.G49]/([.$A50]+[.$G$1]*[.G49])" office:value-type="float" office:value="4.48316103394816E-027">
            <text:p>4,48E-27</text:p>
          </table:table-cell>
          <table:table-cell table:formula="of:=[.$H$1]*[.H49]/([.$A50]+[.$H$1]*[.H49])" office:value-type="float" office:value="2.69609852773454E-024">
            <text:p>2,70E-24</text:p>
          </table:table-cell>
          <table:table-cell table:formula="of:=[.I$1]*[.I49]/([.$A50]+[.I$1]*[.I49])" office:value-type="float" office:value="6.02635528872247E-022">
            <text:p>6,03E-22</text:p>
          </table:table-cell>
          <table:table-cell table:formula="of:=[.J$1]*[.J49]/([.$A50]+[.J$1]*[.J49])" office:value-type="float" office:value="6.32530290626329E-020">
            <text:p>6,33E-20</text:p>
          </table:table-cell>
          <table:table-cell table:formula="of:=[.K$1]*[.K49]/([.$A50]+[.K$1]*[.K49])" office:value-type="float" office:value="3.65718047815484E-018">
            <text:p>3,66E-18</text:p>
          </table:table-cell>
          <table:table-cell office:value-type="float" office:value="48">
            <text:p>48</text:p>
          </table:table-cell>
          <table:table-cell table:formula="of:=[.M$1]*[.M49]/([.$A50]+[.M$1]*[.M49])" office:value-type="float" office:value="1.30527132885171E-016">
            <text:p>1,31E-16</text:p>
          </table:table-cell>
          <table:table-cell table:formula="of:=[.N$1]*[.N49]/([.$A50]+[.N$1]*[.N49])" office:value-type="float" office:value="3.12793154076991E-015">
            <text:p>3,13E-15</text:p>
          </table:table-cell>
          <table:table-cell table:formula="of:=[.O$1]*[.O49]/([.$A50]+[.O$1]*[.O49])" office:value-type="float" office:value="0.0000000000000536468044733458">
            <text:p>5,36E-14</text:p>
          </table:table-cell>
          <table:table-cell table:formula="of:=[.P$1]*[.P49]/([.$A50]+[.P$1]*[.P49])" office:value-type="float" office:value="0.000000000000692012880033145">
            <text:p>6,92E-13</text:p>
          </table:table-cell>
          <table:table-cell table:formula="of:=[.Q$1]*[.Q49]/([.$A50]+[.Q$1]*[.Q49])" office:value-type="float" office:value="0.00000000000698319899556739">
            <text:p>6,98E-12</text:p>
          </table:table-cell>
          <table:table-cell table:formula="of:=[.R$1]*[.R49]/([.$A50]+[.R$1]*[.R49])" office:value-type="float" office:value="0.000000000056903459289368">
            <text:p>5,69E-11</text:p>
          </table:table-cell>
          <table:table-cell table:formula="of:=[.S$1]*[.S49]/([.$A50]+[.S$1]*[.S49])" office:value-type="float" office:value="0.000000000384267137999402">
            <text:p>3,84E-10</text:p>
          </table:table-cell>
          <table:table-cell table:formula="of:=[.T$1]*[.T49]/([.$A50]+[.T$1]*[.T49])" office:value-type="float" office:value="0.00000000219720603460819">
            <text:p>2,20E-09</text:p>
          </table:table-cell>
          <table:table-cell table:formula="of:=[.U$1]*[.U49]/([.$A50]+[.U$1]*[.U49])" office:value-type="float" office:value="0.0000000108310086926904">
            <text:p>1,08E-08</text:p>
          </table:table-cell>
          <table:table-cell table:formula="of:=[.V$1]*[.V49]/([.$A50]+[.V$1]*[.V49])" office:value-type="float" office:value="0.0000000467349066330772">
            <text:p>4,67E-08</text:p>
          </table:table-cell>
          <table:table-cell office:value-type="float" office:value="48">
            <text:p>48</text:p>
          </table:table-cell>
          <table:table-cell table:formula="of:=[.X$1]*[.X49]/([.$A50]+[.X$1]*[.X49])" office:value-type="float" office:value="0.000000178827084454375">
            <text:p>1,79E-07</text:p>
          </table:table-cell>
          <table:table-cell table:formula="of:=[.Y$1]*[.Y49]/([.$A50]+[.Y$1]*[.Y49])" office:value-type="float" office:value="0.000000613622817982005">
            <text:p>6,14E-07</text:p>
          </table:table-cell>
          <table:table-cell table:formula="of:=[.Z$1]*[.Z49]/([.$A50]+[.Z$1]*[.Z49])" office:value-type="float" office:value="0.000001906579712184">
            <text:p>1,91E-06</text:p>
          </table:table-cell>
          <table:table-cell table:formula="of:=[.AA$1]*[.AA49]/([.$A50]+[.AA$1]*[.AA49])" office:value-type="float" office:value="0.00000540960342064813">
            <text:p>5,41E-06</text:p>
          </table:table-cell>
          <table:table-cell table:formula="of:=[.AB$1]*[.AB49]/([.$A50]+[.AB$1]*[.AB49])" office:value-type="float" office:value="0.0000141206838350631">
            <text:p>1,41E-05</text:p>
          </table:table-cell>
          <table:table-cell table:formula="of:=[.AC$1]*[.AC49]/([.$A50]+[.AC$1]*[.AC49])" office:value-type="float" office:value="0.0000341327626344937">
            <text:p>3,41E-05</text:p>
          </table:table-cell>
          <table:table-cell table:formula="of:=[.AD$1]*[.AD49]/([.$A50]+[.AD$1]*[.AD49])" office:value-type="float" office:value="0.0000768493012580938">
            <text:p>7,68E-05</text:p>
          </table:table-cell>
          <table:table-cell table:formula="of:=[.AE$1]*[.AE49]/([.$A50]+[.AE$1]*[.AE49])" office:value-type="float" office:value="0.000162001902500318">
            <text:p>1,62E-04</text:p>
          </table:table-cell>
          <table:table-cell table:formula="of:=[.AF$1]*[.AF49]/([.$A50]+[.AF$1]*[.AF49])" office:value-type="float" office:value="0.000321251780230529">
            <text:p>3,21E-04</text:p>
          </table:table-cell>
          <table:table-cell table:formula="of:=[.AG$1]*[.AG49]/([.$A50]+[.AG$1]*[.AG49])" office:value-type="float" office:value="0.000601814131163093">
            <text:p>6,02E-04</text:p>
          </table:table-cell>
          <table:table-cell office:value-type="float" office:value="48">
            <text:p>48</text:p>
          </table:table-cell>
          <table:table-cell table:formula="of:=[.AI$1]*[.AI49]/([.$A50]+[.AI$1]*[.AI49])" office:value-type="float" office:value="0.00106921161124788">
            <text:p>1,07E-03</text:p>
          </table:table-cell>
          <table:table-cell table:formula="of:=[.AJ$1]*[.AJ49]/([.$A50]+[.AJ$1]*[.AJ49])" office:value-type="float" office:value="0.00180809011620252">
            <text:p>1,81E-03</text:p>
          </table:table-cell>
          <table:table-cell table:formula="of:=[.AK$1]*[.AK49]/([.$A50]+[.AK$1]*[.AK49])" office:value-type="float" office:value="0.00292016214556753">
            <text:p>2,92E-03</text:p>
          </table:table-cell>
          <table:table-cell table:formula="of:=[.AL$1]*[.AL49]/([.$A50]+[.AL$1]*[.AL49])" office:value-type="float" office:value="0.00451884051394452">
            <text:p>4,52E-03</text:p>
          </table:table-cell>
          <table:table-cell table:formula="of:=[.AM$1]*[.AM49]/([.$A50]+[.AM$1]*[.AM49])" office:value-type="float" office:value="0.00672089969302344">
            <text:p>6,72E-03</text:p>
          </table:table-cell>
          <table:table-cell table:formula="of:=[.AN$1]*[.AN49]/([.$A50]+[.AN$1]*[.AN49])" office:value-type="float" office:value="0.00963631794178053">
            <text:p>9,64E-03</text:p>
          </table:table-cell>
          <table:table-cell table:formula="of:=[.AO$1]*[.AO49]/([.$A50]+[.AO$1]*[.AO49])" office:value-type="float" office:value="0.0133580148536561">
            <text:p>1,34E-02</text:p>
          </table:table-cell>
          <table:table-cell table:formula="of:=[.AP$1]*[.AP49]/([.$A50]+[.AP$1]*[.AP49])" office:value-type="float" office:value="0.0179532879846771">
            <text:p>1,80E-02</text:p>
          </table:table-cell>
          <table:table-cell table:formula="of:=[.AQ$1]*[.AQ49]/([.$A50]+[.AQ$1]*[.AQ49])" office:value-type="float" office:value="0.023458337611405">
            <text:p>2,35E-02</text:p>
          </table:table-cell>
          <table:table-cell table:formula="of:=[.AR$1]*[.AR49]/([.$A50]+[.AR$1]*[.AR49])" office:value-type="float" office:value="0.0298765175023333">
            <text:p>2,99E-02</text:p>
          </table:table-cell>
          <table:table-cell office:value-type="float" office:value="48">
            <text:p>48</text:p>
          </table:table-cell>
          <table:table-cell table:formula="of:=[.AT$1]*[.AT49]/([.$A50]+[.AT$1]*[.AT49])" office:value-type="float" office:value="0.0371801362008713">
            <text:p>3,72E-02</text:p>
          </table:table-cell>
          <table:table-cell table:formula="of:=[.AU$1]*[.AU49]/([.$A50]+[.AU$1]*[.AU49])" office:value-type="float" office:value="0.0453150074081328">
            <text:p>4,53E-02</text:p>
          </table:table-cell>
          <table:table-cell table:formula="of:=[.AV$1]*[.AV49]/([.$A50]+[.AV$1]*[.AV49])" office:value-type="float" office:value="0.0542066403225832">
            <text:p>5,42E-02</text:p>
          </table:table-cell>
          <table:table-cell table:formula="of:=[.AW$1]*[.AW49]/([.$A50]+[.AW$1]*[.AW49])" office:value-type="float" office:value="0.0637669655091808">
            <text:p>6,38E-02</text:p>
          </table:table-cell>
          <table:table-cell table:formula="of:=[.AX$1]*[.AX49]/([.$A50]+[.AX$1]*[.AX49])" office:value-type="float" office:value="0.0739007118851291">
            <text:p>7,39E-02</text:p>
          </table:table-cell>
          <table:table-cell table:formula="of:=[.AY$1]*[.AY49]/([.$A50]+[.AY$1]*[.AY49])" office:value-type="float" office:value="0.0845108622237693">
            <text:p>8,45E-02</text:p>
          </table:table-cell>
          <table:table-cell table:formula="of:=[.AZ$1]*[.AZ49]/([.$A50]+[.AZ$1]*[.AZ49])" office:value-type="float" office:value="0.0955029175199784">
            <text:p>9,55E-02</text:p>
          </table:table-cell>
          <table:table-cell table:formula="of:=[.BA$1]*[.BA49]/([.$A50]+[.BA$1]*[.BA49])" office:value-type="float" office:value="0.106787936981126">
            <text:p>1,07E-01</text:p>
          </table:table-cell>
          <table:table-cell table:formula="of:=[.BB$1]*[.BB49]/([.$A50]+[.BB$1]*[.BB49])" office:value-type="float" office:value="0.118284472607349">
            <text:p>1,18E-01</text:p>
          </table:table-cell>
          <table:table-cell table:formula="of:=[.BC$1]*[.BC49]/([.$A50]+[.BC$1]*[.BC49])" office:value-type="float" office:value="0.129919593676263">
            <text:p>1,30E-01</text:p>
          </table:table-cell>
          <table:table-cell office:value-type="float" office:value="48">
            <text:p>48</text:p>
          </table:table-cell>
          <table:table-cell table:formula="of:=[.BE$1]*[.BE49]/([.$A50]+[.BE$1]*[.BE49])" office:value-type="float" office:value="0.141629216888649">
            <text:p>1,42E-01</text:p>
          </table:table-cell>
          <table:table-cell table:formula="of:=[.BF$1]*[.BF49]/([.$A50]+[.BF$1]*[.BF49])" office:value-type="float" office:value="0.153357943739074">
            <text:p>1,53E-01</text:p>
          </table:table-cell>
          <table:table-cell table:formula="of:=[.BG$1]*[.BG49]/([.$A50]+[.BG$1]*[.BG49])" office:value-type="float" office:value="0.165058575231131">
            <text:p>1,65E-01</text:p>
          </table:table-cell>
          <table:table-cell table:formula="of:=[.BH$1]*[.BH49]/([.$A50]+[.BH$1]*[.BH49])" office:value-type="float" office:value="0.176691437319018">
            <text:p>1,77E-01</text:p>
          </table:table-cell>
          <table:table-cell table:formula="of:=[.BI$1]*[.BI49]/([.$A50]+[.BI$1]*[.BI49])" office:value-type="float" office:value="0.188223615465078">
            <text:p>1,88E-01</text:p>
          </table:table-cell>
          <table:table-cell table:formula="of:=[.BJ$1]*[.BJ49]/([.$A50]+[.BJ$1]*[.BJ49])" office:value-type="float" office:value="0.199628166846186">
            <text:p>2,00E-01</text:p>
          </table:table-cell>
          <table:table-cell table:formula="of:=[.BK$1]*[.BK49]/([.$A50]+[.BK$1]*[.BK49])" office:value-type="float" office:value="0.210883355066783">
            <text:p>2,11E-01</text:p>
          </table:table-cell>
          <table:table-cell table:formula="of:=[.BL$1]*[.BL49]/([.$A50]+[.BL$1]*[.BL49])" office:value-type="float" office:value="0.22197193448198">
            <text:p>2,22E-01</text:p>
          </table:table-cell>
          <table:table-cell table:formula="of:=[.BM$1]*[.BM49]/([.$A50]+[.BM$1]*[.BM49])" office:value-type="float" office:value="0.232880498538774">
            <text:p>2,33E-01</text:p>
          </table:table-cell>
          <table:table-cell table:formula="of:=[.BN$1]*[.BN49]/([.$A50]+[.BN$1]*[.BN49])" office:value-type="float" office:value="0.243598897870282">
            <text:p>2,44E-01</text:p>
          </table:table-cell>
          <table:table-cell office:value-type="float" office:value="48">
            <text:p>48</text:p>
          </table:table-cell>
          <table:table-cell table:formula="of:=[.BP$1]*[.BP49]/([.$A50]+[.BP$1]*[.BP49])" office:value-type="float" office:value="0.254119728240529">
            <text:p>2,54E-01</text:p>
          </table:table-cell>
          <table:table-cell table:formula="of:=[.BQ$1]*[.BQ49]/([.$A50]+[.BQ$1]*[.BQ49])" office:value-type="float" office:value="0.264437884997084">
            <text:p>2,64E-01</text:p>
          </table:table-cell>
          <table:table-cell table:formula="of:=[.BR$1]*[.BR49]/([.$A50]+[.BR$1]*[.BR49])" office:value-type="float" office:value="0.274550178780872">
            <text:p>2,75E-01</text:p>
          </table:table-cell>
          <table:table-cell table:formula="of:=[.BS$1]*[.BS49]/([.$A50]+[.BS$1]*[.BS49])" office:value-type="float" office:value="0.284455006364506">
            <text:p>2,84E-01</text:p>
          </table:table-cell>
          <table:table-cell table:formula="of:=[.BT$1]*[.BT49]/([.$A50]+[.BT$1]*[.BT49])" office:value-type="float" office:value="0.294152070277004">
            <text:p>2,94E-01</text:p>
          </table:table-cell>
          <table:table-cell table:formula="of:=[.BU$1]*[.BU49]/([.$A50]+[.BU$1]*[.BU49])" office:value-type="float" office:value="0.303642141066241">
            <text:p>3,04E-01</text:p>
          </table:table-cell>
          <table:table-cell table:formula="of:=[.BV$1]*[.BV49]/([.$A50]+[.BV$1]*[.BV49])" office:value-type="float" office:value="0.312926856474695">
            <text:p>3,13E-01</text:p>
          </table:table-cell>
          <table:table-cell table:formula="of:=[.BW$1]*[.BW49]/([.$A50]+[.BW$1]*[.BW49])" office:value-type="float" office:value="0.322008552342017">
            <text:p>3,22E-01</text:p>
          </table:table-cell>
          <table:table-cell table:formula="of:=[.BX$1]*[.BX49]/([.$A50]+[.BX$1]*[.BX49])" office:value-type="float" office:value="0.33089012062455">
            <text:p>3,31E-01</text:p>
          </table:table-cell>
          <table:table-cell table:formula="of:=[.BY$1]*[.BY49]/([.$A50]+[.BY$1]*[.BY49])" office:value-type="float" office:value="0.339574890491284">
            <text:p>3,40E-01</text:p>
          </table:table-cell>
          <table:table-cell office:value-type="float" office:value="48">
            <text:p>48</text:p>
          </table:table-cell>
          <table:table-cell table:formula="of:=[.CA$1]*[.CA49]/([.$A50]+[.CA$1]*[.CA49])" office:value-type="float" office:value="0.34806652899128">
            <text:p>3,48E-01</text:p>
          </table:table-cell>
          <table:table-cell table:formula="of:=[.CB$1]*[.CB49]/([.$A50]+[.CB$1]*[.CB49])" office:value-type="float" office:value="0.356368958275854">
            <text:p>3,56E-01</text:p>
          </table:table-cell>
          <table:table-cell table:formula="of:=[.CC$1]*[.CC49]/([.$A50]+[.CC$1]*[.CC49])" office:value-type="float" office:value="0.364486286794435">
            <text:p>3,64E-01</text:p>
          </table:table-cell>
          <table:table-cell table:formula="of:=[.CD$1]*[.CD49]/([.$A50]+[.CD$1]*[.CD49])" office:value-type="float" office:value="0.372422752265646">
            <text:p>3,72E-01</text:p>
          </table:table-cell>
          <table:table-cell table:formula="of:=[.CE$1]*[.CE49]/([.$A50]+[.CE$1]*[.CE49])" office:value-type="float" office:value="0.380182674557561">
            <text:p>3,80E-01</text:p>
          </table:table-cell>
          <table:table-cell table:formula="of:=[.CF$1]*[.CF49]/([.$A50]+[.CF$1]*[.CF49])" office:value-type="float" office:value="0.387770416897289">
            <text:p>3,88E-01</text:p>
          </table:table-cell>
          <table:table-cell table:formula="of:=[.CG$1]*[.CG49]/([.$A50]+[.CG$1]*[.CG49])" office:value-type="float" office:value="0.39519035407499">
            <text:p>3,95E-01</text:p>
          </table:table-cell>
          <table:table-cell table:formula="of:=[.CH$1]*[.CH49]/([.$A50]+[.CH$1]*[.CH49])" office:value-type="float" office:value="0.402446846516023">
            <text:p>4,02E-01</text:p>
          </table:table-cell>
          <table:table-cell table:formula="of:=[.CI$1]*[.CI49]/([.$A50]+[.CI$1]*[.CI49])" office:value-type="float" office:value="0.409544219271909">
            <text:p>4,10E-01</text:p>
          </table:table-cell>
          <table:table-cell table:formula="of:=[.CJ$1]*[.CJ49]/([.$A50]+[.CJ$1]*[.CJ49])" office:value-type="float" office:value="0.416486745130554">
            <text:p>4,16E-01</text:p>
          </table:table-cell>
          <table:table-cell office:value-type="float" office:value="48">
            <text:p>48</text:p>
          </table:table-cell>
          <table:table-cell table:formula="of:=[.CL$1]*[.CL49]/([.$A50]+[.CL$1]*[.CL49])" office:value-type="float" office:value="0.423278631172688">
            <text:p>4,23E-01</text:p>
          </table:table-cell>
          <table:table-cell table:formula="of:=[.CM$1]*[.CM49]/([.$A50]+[.CM$1]*[.CM49])" office:value-type="float" office:value="0.429924008208102">
            <text:p>4,30E-01</text:p>
          </table:table-cell>
          <table:table-cell table:formula="of:=[.CN$1]*[.CN49]/([.$A50]+[.CN$1]*[.CN49])" office:value-type="float" office:value="0.436426922615151">
            <text:p>4,36E-01</text:p>
          </table:table-cell>
          <table:table-cell table:formula="of:=[.CO$1]*[.CO49]/([.$A50]+[.CO$1]*[.CO49])" office:value-type="float" office:value="0.44279133018262">
            <text:p>4,43E-01</text:p>
          </table:table-cell>
          <table:table-cell table:formula="of:=[.CP$1]*[.CP49]/([.$A50]+[.CP$1]*[.CP49])" office:value-type="float" office:value="0.449021091616745">
            <text:p>4,49E-01</text:p>
          </table:table-cell>
          <table:table-cell table:formula="of:=[.CQ$1]*[.CQ49]/([.$A50]+[.CQ$1]*[.CQ49])" office:value-type="float" office:value="0.455119969429717">
            <text:p>4,55E-01</text:p>
          </table:table-cell>
          <table:table-cell table:formula="of:=[.CR$1]*[.CR49]/([.$A50]+[.CR$1]*[.CR49])" office:value-type="float" office:value="0.461091625971132">
            <text:p>4,61E-01</text:p>
          </table:table-cell>
          <table:table-cell table:formula="of:=[.CS$1]*[.CS49]/([.$A50]+[.CS$1]*[.CS49])" office:value-type="float" office:value="0.466939622401747">
            <text:p>4,67E-01</text:p>
          </table:table-cell>
          <table:table-cell table:formula="of:=[.CT$1]*[.CT49]/([.$A50]+[.CT$1]*[.CT49])" office:value-type="float" office:value="0.472667418440881">
            <text:p>4,73E-01</text:p>
          </table:table-cell>
          <table:table-cell table:formula="of:=[.CU$1]*[.CU49]/([.$A50]+[.CU$1]*[.CU49])" office:value-type="float" office:value="0.478278372745684">
            <text:p>4,78E-01</text:p>
          </table:table-cell>
          <table:table-cell office:value-type="float" office:value="48">
            <text:p>48</text:p>
          </table:table-cell>
          <table:table-cell table:formula="of:=[.CW$1]*[.CW49]/([.$A50]+[.CW$1]*[.CW49])" office:value-type="float" office:value="0.483775743803163">
            <text:p>4,84E-01</text:p>
          </table:table-cell>
          <table:table-cell table:formula="of:=[.CX$1]*[.CX49]/([.$A50]+[.CX$1]*[.CX49])" office:value-type="float" office:value="0.489162691234958">
            <text:p>4,89E-01</text:p>
          </table:table-cell>
          <table:table-cell table:formula="of:=[.CY$1]*[.CY49]/([.$A50]+[.CY$1]*[.CY49])" office:value-type="float" office:value="0.49444227743096">
            <text:p>4,94E-01</text:p>
          </table:table-cell>
          <table:table-cell table:formula="of:=[.CZ$1]*[.CZ49]/([.$A50]+[.CZ$1]*[.CZ49])" office:value-type="float" office:value="0.499617469441439">
            <text:p>5,00E-01</text:p>
          </table:table-cell>
          <table:table-cell table:formula="of:=[.DA$1]*[.DA49]/([.$A50]+[.DA$1]*[.DA49])" office:value-type="float" office:value="0.504691141068817">
            <text:p>5,05E-01</text:p>
          </table:table-cell>
          <table:table-cell table:formula="of:=[.DB$1]*[.DB49]/([.$A50]+[.DB$1]*[.DB49])" office:value-type="float" office:value="0.509666075109889">
            <text:p>5,10E-01</text:p>
          </table:table-cell>
          <table:table-cell table:formula="of:=[.DC$1]*[.DC49]/([.$A50]+[.DC$1]*[.DC49])" office:value-type="float" office:value="0.514544965707458">
            <text:p>5,15E-01</text:p>
          </table:table-cell>
          <table:table-cell table:formula="of:=[.DD$1]*[.DD49]/([.$A50]+[.DD$1]*[.DD49])" office:value-type="float" office:value="0.519330420777221">
            <text:p>5,19E-01</text:p>
          </table:table-cell>
          <table:table-cell table:formula="of:=[.DE$1]*[.DE49]/([.$A50]+[.DE$1]*[.DE49])" office:value-type="float" office:value="0.524024964481612">
            <text:p>5,24E-01</text:p>
          </table:table-cell>
          <table:table-cell table:formula="of:=[.DF$1]*[.DF49]/([.$A50]+[.DF$1]*[.DF49])" office:value-type="float" office:value="0.528631039727155">
            <text:p>5,29E-01</text:p>
          </table:table-cell>
          <table:table-cell table:number-columns-repeated="146"/>
        </table:table-row>
        <table:table-row table:style-name="ro1">
          <table:table-cell office:value-type="float" office:value="49">
            <text:p>49</text:p>
          </table:table-cell>
          <table:table-cell table:formula="of:=[.$C$1]*[.B50]/([.$A51]+[.$C$1]*[.B50])" office:value-type="float" office:value="1.10319382128176E-049">
            <text:p>1,10E-49</text:p>
          </table:table-cell>
          <table:table-cell table:formula="of:=[.$C$1]*[.C50]/([.$A51]+[.$C$1]*[.C50])" office:value-type="float" office:value="1.2524948695498E-049">
            <text:p>1,25E-49</text:p>
          </table:table-cell>
          <table:table-cell table:formula="of:=[.$D$1]*[.D50]/([.$A51]+[.$D$1]*[.D50])" office:value-type="float" office:value="1.95863345090913E-041">
            <text:p>1,96E-41</text:p>
          </table:table-cell>
          <table:table-cell table:formula="of:=[.$E$1]*[.E50]/([.$A51]+[.$E$1]*[.E50])" office:value-type="float" office:value="9.54238158478099E-036">
            <text:p>9,54E-36</text:p>
          </table:table-cell>
          <table:table-cell table:formula="of:=[.$F$1]*[.F50]/([.$A51]+[.$F$1]*[.F50])" office:value-type="float" office:value="1.96767303827878E-031">
            <text:p>1,97E-31</text:p>
          </table:table-cell>
          <table:table-cell table:formula="of:=[.$G$1]*[.G50]/([.$A51]+[.$G$1]*[.G50])" office:value-type="float" office:value="5.48958493952835E-028">
            <text:p>5,49E-28</text:p>
          </table:table-cell>
          <table:table-cell table:formula="of:=[.$H$1]*[.H50]/([.$A51]+[.$H$1]*[.H50])" office:value-type="float" office:value="3.85156932533505E-025">
            <text:p>3,85E-25</text:p>
          </table:table-cell>
          <table:table-cell table:formula="of:=[.I$1]*[.I50]/([.$A51]+[.I$1]*[.I50])" office:value-type="float" office:value="9.83894741015914E-023">
            <text:p>9,84E-23</text:p>
          </table:table-cell>
          <table:table-cell table:formula="of:=[.J$1]*[.J50]/([.$A51]+[.J$1]*[.J50])" office:value-type="float" office:value="1.16179032972183E-020">
            <text:p>1,16E-20</text:p>
          </table:table-cell>
          <table:table-cell table:formula="of:=[.K$1]*[.K50]/([.$A51]+[.K$1]*[.K50])" office:value-type="float" office:value="7.46363362888742E-019">
            <text:p>7,46E-19</text:p>
          </table:table-cell>
          <table:table-cell office:value-type="float" office:value="49">
            <text:p>49</text:p>
          </table:table-cell>
          <table:table-cell table:formula="of:=[.M$1]*[.M50]/([.$A51]+[.M$1]*[.M50])" office:value-type="float" office:value="2.93020094232016E-017">
            <text:p>2,93E-17</text:p>
          </table:table-cell>
          <table:table-cell table:formula="of:=[.N$1]*[.N50]/([.$A51]+[.N$1]*[.N50])" office:value-type="float" office:value="7.66024050800794E-016">
            <text:p>7,66E-16</text:p>
          </table:table-cell>
          <table:table-cell table:formula="of:=[.O$1]*[.O50]/([.$A51]+[.O$1]*[.O50])" office:value-type="float" office:value="0.0000000000000142328256766018">
            <text:p>1,42E-14</text:p>
          </table:table-cell>
          <table:table-cell table:formula="of:=[.P$1]*[.P50]/([.$A51]+[.P$1]*[.P50])" office:value-type="float" office:value="0.000000000000197717965723717">
            <text:p>1,98E-13</text:p>
          </table:table-cell>
          <table:table-cell table:formula="of:=[.Q$1]*[.Q50]/([.$A51]+[.Q$1]*[.Q50])" office:value-type="float" office:value="0.00000000000213771397823035">
            <text:p>2,14E-12</text:p>
          </table:table-cell>
          <table:table-cell table:formula="of:=[.R$1]*[.R50]/([.$A51]+[.R$1]*[.R50])" office:value-type="float" office:value="0.0000000000185807214002647">
            <text:p>1,86E-11</text:p>
          </table:table-cell>
          <table:table-cell table:formula="of:=[.S$1]*[.S50]/([.$A51]+[.S$1]*[.S50])" office:value-type="float" office:value="0.00000000013331717030855">
            <text:p>1,33E-10</text:p>
          </table:table-cell>
          <table:table-cell table:formula="of:=[.T$1]*[.T50]/([.$A51]+[.T$1]*[.T50])" office:value-type="float" office:value="0.000000000807136910020925">
            <text:p>8,07E-10</text:p>
          </table:table-cell>
          <table:table-cell table:formula="of:=[.U$1]*[.U50]/([.$A51]+[.U$1]*[.U50])" office:value-type="float" office:value="0.000000004199778863201">
            <text:p>4,20E-09</text:p>
          </table:table-cell>
          <table:table-cell table:formula="of:=[.V$1]*[.V50]/([.$A51]+[.V$1]*[.V50])" office:value-type="float" office:value="0.0000000190754717312599">
            <text:p>1,91E-08</text:p>
          </table:table-cell>
          <table:table-cell office:value-type="float" office:value="49">
            <text:p>49</text:p>
          </table:table-cell>
          <table:table-cell table:formula="of:=[.X$1]*[.X50]/([.$A51]+[.X$1]*[.X50])" office:value-type="float" office:value="0.0000000766401731781582">
            <text:p>7,66E-08</text:p>
          </table:table-cell>
          <table:table-cell table:formula="of:=[.Y$1]*[.Y50]/([.$A51]+[.Y$1]*[.Y50])" office:value-type="float" office:value="0.000000275504046456767">
            <text:p>2,76E-07</text:p>
          </table:table-cell>
          <table:table-cell table:formula="of:=[.Z$1]*[.Z50]/([.$A51]+[.Z$1]*[.Z50])" office:value-type="float" office:value="0.0000008949243701348">
            <text:p>8,95E-07</text:p>
          </table:table-cell>
          <table:table-cell table:formula="of:=[.AA$1]*[.AA50]/([.$A51]+[.AA$1]*[.AA50])" office:value-type="float" office:value="0.00000264959465504906">
            <text:p>2,65E-06</text:p>
          </table:table-cell>
          <table:table-cell table:formula="of:=[.AB$1]*[.AB50]/([.$A51]+[.AB$1]*[.AB50])" office:value-type="float" office:value="0.0000072043786246481">
            <text:p>7,20E-06</text:p>
          </table:table-cell>
          <table:table-cell table:formula="of:=[.AC$1]*[.AC50]/([.$A51]+[.AC$1]*[.AC50])" office:value-type="float" office:value="0.0000181109337941944">
            <text:p>1,81E-05</text:p>
          </table:table-cell>
          <table:table-cell table:formula="of:=[.AD$1]*[.AD50]/([.$A51]+[.AD$1]*[.AD50])" office:value-type="float" office:value="0.0000423437402780306">
            <text:p>4,23E-05</text:p>
          </table:table-cell>
          <table:table-cell table:formula="of:=[.AE$1]*[.AE50]/([.$A51]+[.AE$1]*[.AE50])" office:value-type="float" office:value="0.0000925639468370442">
            <text:p>9,26E-05</text:p>
          </table:table-cell>
          <table:table-cell table:formula="of:=[.AF$1]*[.AF50]/([.$A51]+[.AF$1]*[.AF50])" office:value-type="float" office:value="0.000190092462611565">
            <text:p>1,90E-04</text:p>
          </table:table-cell>
          <table:table-cell table:formula="of:=[.AG$1]*[.AG50]/([.$A51]+[.AG$1]*[.AG50])" office:value-type="float" office:value="0.000368321920302023">
            <text:p>3,68E-04</text:p>
          </table:table-cell>
          <table:table-cell office:value-type="float" office:value="49">
            <text:p>49</text:p>
          </table:table-cell>
          <table:table-cell table:formula="of:=[.AI$1]*[.AI50]/([.$A51]+[.AI$1]*[.AI50])" office:value-type="float" office:value="0.000675982737190702">
            <text:p>6,76E-04</text:p>
          </table:table-cell>
          <table:table-cell table:formula="of:=[.AJ$1]*[.AJ50]/([.$A51]+[.AJ$1]*[.AJ50])" office:value-type="float" office:value="0.00117940091628587">
            <text:p>1,18E-03</text:p>
          </table:table-cell>
          <table:table-cell table:formula="of:=[.AK$1]*[.AK50]/([.$A51]+[.AK$1]*[.AK50])" office:value-type="float" office:value="0.00196277973155809">
            <text:p>1,96E-03</text:p>
          </table:table-cell>
          <table:table-cell table:formula="of:=[.AL$1]*[.AL50]/([.$A51]+[.AL$1]*[.AL50])" office:value-type="float" office:value="0.00312572122164484">
            <text:p>3,13E-03</text:p>
          </table:table-cell>
          <table:table-cell table:formula="of:=[.AM$1]*[.AM50]/([.$A51]+[.AM$1]*[.AM50])" office:value-type="float" office:value="0.00477770657597402">
            <text:p>4,78E-03</text:p>
          </table:table-cell>
          <table:table-cell table:formula="of:=[.AN$1]*[.AN50]/([.$A51]+[.AN$1]*[.AN50])" office:value-type="float" office:value="0.00702997338352747">
            <text:p>7,03E-03</text:p>
          </table:table-cell>
          <table:table-cell table:formula="of:=[.AO$1]*[.AO50]/([.$A51]+[.AO$1]*[.AO50])" office:value-type="float" office:value="0.00998593945844029">
            <text:p>9,99E-03</text:p>
          </table:table-cell>
          <table:table-cell table:formula="of:=[.AP$1]*[.AP50]/([.$A51]+[.AP$1]*[.AP50])" office:value-type="float" office:value="0.0137317711554727">
            <text:p>1,37E-02</text:p>
          </table:table-cell>
          <table:table-cell table:formula="of:=[.AQ$1]*[.AQ50]/([.$A51]+[.AQ$1]*[.AQ50])" office:value-type="float" office:value="0.0183287079009362">
            <text:p>1,83E-02</text:p>
          </table:table-cell>
          <table:table-cell table:formula="of:=[.AR$1]*[.AR50]/([.$A51]+[.AR$1]*[.AR50])" office:value-type="float" office:value="0.0238083326013611">
            <text:p>2,38E-02</text:p>
          </table:table-cell>
          <table:table-cell office:value-type="float" office:value="49">
            <text:p>49</text:p>
          </table:table-cell>
          <table:table-cell table:formula="of:=[.AT$1]*[.AT50]/([.$A51]+[.AT$1]*[.AT50])" office:value-type="float" office:value="0.0301712839574115">
            <text:p>3,02E-02</text:p>
          </table:table-cell>
          <table:table-cell table:formula="of:=[.AU$1]*[.AU50]/([.$A51]+[.AU$1]*[.AU50])" office:value-type="float" office:value="0.0373891853131569">
            <text:p>3,74E-02</text:p>
          </table:table-cell>
          <table:table-cell table:formula="of:=[.AV$1]*[.AV50]/([.$A51]+[.AV$1]*[.AV50])" office:value-type="float" office:value="0.0454090263518448">
            <text:p>4,54E-02</text:p>
          </table:table-cell>
          <table:table-cell table:formula="of:=[.AW$1]*[.AW50]/([.$A51]+[.AW$1]*[.AW50])" office:value-type="float" office:value="0.0541589818294953">
            <text:p>5,42E-02</text:p>
          </table:table-cell>
          <table:table-cell table:formula="of:=[.AX$1]*[.AX50]/([.$A51]+[.AX$1]*[.AX50])" office:value-type="float" office:value="0.063554672174516">
            <text:p>6,36E-02</text:p>
          </table:table-cell>
          <table:table-cell table:formula="of:=[.AY$1]*[.AY50]/([.$A51]+[.AY$1]*[.AY50])" office:value-type="float" office:value="0.0735050756249877">
            <text:p>7,35E-02</text:p>
          </table:table-cell>
          <table:table-cell table:formula="of:=[.AZ$1]*[.AZ50]/([.$A51]+[.AZ$1]*[.AZ50])" office:value-type="float" office:value="0.083917582590117">
            <text:p>8,39E-02</text:p>
          </table:table-cell>
          <table:table-cell table:formula="of:=[.BA$1]*[.BA50]/([.$A51]+[.BA$1]*[.BA50])" office:value-type="float" office:value="0.0947019533884334">
            <text:p>9,47E-02</text:p>
          </table:table-cell>
          <table:table-cell table:formula="of:=[.BB$1]*[.BB50]/([.$A51]+[.BB$1]*[.BB50])" office:value-type="float" office:value="0.105773151201466">
            <text:p>1,06E-01</text:p>
          </table:table-cell>
          <table:table-cell table:formula="of:=[.BC$1]*[.BC50]/([.$A51]+[.BC$1]*[.BC50])" office:value-type="float" office:value="0.117053158099448">
            <text:p>1,17E-01</text:p>
          </table:table-cell>
          <table:table-cell office:value-type="float" office:value="49">
            <text:p>49</text:p>
          </table:table-cell>
          <table:table-cell table:formula="of:=[.BE$1]*[.BE50]/([.$A51]+[.BE$1]*[.BE50])" office:value-type="float" office:value="0.12847195082026">
            <text:p>1,28E-01</text:p>
          </table:table-cell>
          <table:table-cell table:formula="of:=[.BF$1]*[.BF50]/([.$A51]+[.BF$1]*[.BF50])" office:value-type="float" office:value="0.139967832059058">
            <text:p>1,40E-01</text:p>
          </table:table-cell>
          <table:table-cell table:formula="of:=[.BG$1]*[.BG50]/([.$A51]+[.BG$1]*[.BG50])" office:value-type="float" office:value="0.151487301010571">
            <text:p>1,51E-01</text:p>
          </table:table-cell>
          <table:table-cell table:formula="of:=[.BH$1]*[.BH50]/([.$A51]+[.BH$1]*[.BH50])" office:value-type="float" office:value="0.162984619141077">
            <text:p>1,63E-01</text:p>
          </table:table-cell>
          <table:table-cell table:formula="of:=[.BI$1]*[.BI50]/([.$A51]+[.BI$1]*[.BI50])" office:value-type="float" office:value="0.17442119431029">
            <text:p>1,74E-01</text:p>
          </table:table-cell>
          <table:table-cell table:formula="of:=[.BJ$1]*[.BJ50]/([.$A51]+[.BJ$1]*[.BJ50])" office:value-type="float" office:value="0.185764874777156">
            <text:p>1,86E-01</text:p>
          </table:table-cell>
          <table:table-cell table:formula="of:=[.BK$1]*[.BK50]/([.$A51]+[.BK$1]*[.BK50])" office:value-type="float" office:value="0.196989217445902">
            <text:p>1,97E-01</text:p>
          </table:table-cell>
          <table:table-cell table:formula="of:=[.BL$1]*[.BL50]/([.$A51]+[.BL$1]*[.BL50])" office:value-type="float" office:value="0.208072772978604">
            <text:p>2,08E-01</text:p>
          </table:table-cell>
          <table:table-cell table:formula="of:=[.BM$1]*[.BM50]/([.$A51]+[.BM$1]*[.BM50])" office:value-type="float" office:value="0.218998413963786">
            <text:p>2,19E-01</text:p>
          </table:table-cell>
          <table:table-cell table:formula="of:=[.BN$1]*[.BN50]/([.$A51]+[.BN$1]*[.BN50])" office:value-type="float" office:value="0.229752720467413">
            <text:p>2,30E-01</text:p>
          </table:table-cell>
          <table:table-cell office:value-type="float" office:value="49">
            <text:p>49</text:p>
          </table:table-cell>
          <table:table-cell table:formula="of:=[.BP$1]*[.BP50]/([.$A51]+[.BP$1]*[.BP50])" office:value-type="float" office:value="0.240325429101694">
            <text:p>2,40E-01</text:p>
          </table:table-cell>
          <table:table-cell table:formula="of:=[.BQ$1]*[.BQ50]/([.$A51]+[.BQ$1]*[.BQ50])" office:value-type="float" office:value="0.250708946354059">
            <text:p>2,51E-01</text:p>
          </table:table-cell>
          <table:table-cell table:formula="of:=[.BR$1]*[.BR50]/([.$A51]+[.BR$1]*[.BR50])" office:value-type="float" office:value="0.260897923570056">
            <text:p>2,61E-01</text:p>
          </table:table-cell>
          <table:table-cell table:formula="of:=[.BS$1]*[.BS50]/([.$A51]+[.BS$1]*[.BS50])" office:value-type="float" office:value="0.270888889075529">
            <text:p>2,71E-01</text:p>
          </table:table-cell>
          <table:table-cell table:formula="of:=[.BT$1]*[.BT50]/([.$A51]+[.BT$1]*[.BT50])" office:value-type="float" office:value="0.280679931994271">
            <text:p>2,81E-01</text:p>
          </table:table-cell>
          <table:table-cell table:formula="of:=[.BU$1]*[.BU50]/([.$A51]+[.BU$1]*[.BU50])" office:value-type="float" office:value="0.290270432028469">
            <text:p>2,90E-01</text:p>
          </table:table-cell>
          <table:table-cell table:formula="of:=[.BV$1]*[.BV50]/([.$A51]+[.BV$1]*[.BV50])" office:value-type="float" office:value="0.299660829579671">
            <text:p>3,00E-01</text:p>
          </table:table-cell>
          <table:table-cell table:formula="of:=[.BW$1]*[.BW50]/([.$A51]+[.BW$1]*[.BW50])" office:value-type="float" office:value="0.308852430930756">
            <text:p>3,09E-01</text:p>
          </table:table-cell>
          <table:table-cell table:formula="of:=[.BX$1]*[.BX50]/([.$A51]+[.BX$1]*[.BX50])" office:value-type="float" office:value="0.31784724367267">
            <text:p>3,18E-01</text:p>
          </table:table-cell>
          <table:table-cell table:formula="of:=[.BY$1]*[.BY50]/([.$A51]+[.BY$1]*[.BY50])" office:value-type="float" office:value="0.326647838070432">
            <text:p>3,27E-01</text:p>
          </table:table-cell>
          <table:table-cell office:value-type="float" office:value="49">
            <text:p>49</text:p>
          </table:table-cell>
          <table:table-cell table:formula="of:=[.CA$1]*[.CA50]/([.$A51]+[.CA$1]*[.CA50])" office:value-type="float" office:value="0.335257230575781">
            <text:p>3,35E-01</text:p>
          </table:table-cell>
          <table:table-cell table:formula="of:=[.CB$1]*[.CB50]/([.$A51]+[.CB$1]*[.CB50])" office:value-type="float" office:value="0.343678786181918">
            <text:p>3,44E-01</text:p>
          </table:table-cell>
          <table:table-cell table:formula="of:=[.CC$1]*[.CC50]/([.$A51]+[.CC$1]*[.CC50])" office:value-type="float" office:value="0.351916136764669">
            <text:p>3,52E-01</text:p>
          </table:table-cell>
          <table:table-cell table:formula="of:=[.CD$1]*[.CD50]/([.$A51]+[.CD$1]*[.CD50])" office:value-type="float" office:value="0.359973112957692">
            <text:p>3,60E-01</text:p>
          </table:table-cell>
          <table:table-cell table:formula="of:=[.CE$1]*[.CE50]/([.$A51]+[.CE$1]*[.CE50])" office:value-type="float" office:value="0.367853687465764">
            <text:p>3,68E-01</text:p>
          </table:table-cell>
          <table:table-cell table:formula="of:=[.CF$1]*[.CF50]/([.$A51]+[.CF$1]*[.CF50])" office:value-type="float" office:value="0.375561928031279">
            <text:p>3,76E-01</text:p>
          </table:table-cell>
          <table:table-cell table:formula="of:=[.CG$1]*[.CG50]/([.$A51]+[.CG$1]*[.CG50])" office:value-type="float" office:value="0.383101958538255">
            <text:p>3,83E-01</text:p>
          </table:table-cell>
          <table:table-cell table:formula="of:=[.CH$1]*[.CH50]/([.$A51]+[.CH$1]*[.CH50])" office:value-type="float" office:value="0.39047792696939">
            <text:p>3,90E-01</text:p>
          </table:table-cell>
          <table:table-cell table:formula="of:=[.CI$1]*[.CI50]/([.$A51]+[.CI$1]*[.CI50])" office:value-type="float" office:value="0.397693979129361">
            <text:p>3,98E-01</text:p>
          </table:table-cell>
          <table:table-cell table:formula="of:=[.CJ$1]*[.CJ50]/([.$A51]+[.CJ$1]*[.CJ50])" office:value-type="float" office:value="0.404754237215866">
            <text:p>4,05E-01</text:p>
          </table:table-cell>
          <table:table-cell office:value-type="float" office:value="49">
            <text:p>49</text:p>
          </table:table-cell>
          <table:table-cell table:formula="of:=[.CL$1]*[.CL50]/([.$A51]+[.CL$1]*[.CL50])" office:value-type="float" office:value="0.411662782462769">
            <text:p>4,12E-01</text:p>
          </table:table-cell>
          <table:table-cell table:formula="of:=[.CM$1]*[.CM50]/([.$A51]+[.CM$1]*[.CM50])" office:value-type="float" office:value="0.418423641200692">
            <text:p>4,18E-01</text:p>
          </table:table-cell>
          <table:table-cell table:formula="of:=[.CN$1]*[.CN50]/([.$A51]+[.CN$1]*[.CN50])" office:value-type="float" office:value="0.425040773782767">
            <text:p>4,25E-01</text:p>
          </table:table-cell>
          <table:table-cell table:formula="of:=[.CO$1]*[.CO50]/([.$A51]+[.CO$1]*[.CO50])" office:value-type="float" office:value="0.431518065909675">
            <text:p>4,32E-01</text:p>
          </table:table-cell>
          <table:table-cell table:formula="of:=[.CP$1]*[.CP50]/([.$A51]+[.CP$1]*[.CP50])" office:value-type="float" office:value="0.437859321961082">
            <text:p>4,38E-01</text:p>
          </table:table-cell>
          <table:table-cell table:formula="of:=[.CQ$1]*[.CQ50]/([.$A51]+[.CQ$1]*[.CQ50])" office:value-type="float" office:value="0.444068260002128">
            <text:p>4,44E-01</text:p>
          </table:table-cell>
          <table:table-cell table:formula="of:=[.CR$1]*[.CR50]/([.$A51]+[.CR$1]*[.CR50])" office:value-type="float" office:value="0.450148508185571">
            <text:p>4,50E-01</text:p>
          </table:table-cell>
          <table:table-cell table:formula="of:=[.CS$1]*[.CS50]/([.$A51]+[.CS$1]*[.CS50])" office:value-type="float" office:value="0.456103602313968">
            <text:p>4,56E-01</text:p>
          </table:table-cell>
          <table:table-cell table:formula="of:=[.CT$1]*[.CT50]/([.$A51]+[.CT$1]*[.CT50])" office:value-type="float" office:value="0.461936984363246">
            <text:p>4,62E-01</text:p>
          </table:table-cell>
          <table:table-cell table:formula="of:=[.CU$1]*[.CU50]/([.$A51]+[.CU$1]*[.CU50])" office:value-type="float" office:value="0.467652001800181">
            <text:p>4,68E-01</text:p>
          </table:table-cell>
          <table:table-cell office:value-type="float" office:value="49">
            <text:p>49</text:p>
          </table:table-cell>
          <table:table-cell table:formula="of:=[.CW$1]*[.CW50]/([.$A51]+[.CW$1]*[.CW50])" office:value-type="float" office:value="0.473251907552607">
            <text:p>4,73E-01</text:p>
          </table:table-cell>
          <table:table-cell table:formula="of:=[.CX$1]*[.CX50]/([.$A51]+[.CX$1]*[.CX50])" office:value-type="float" office:value="0.478739860513429">
            <text:p>4,79E-01</text:p>
          </table:table-cell>
          <table:table-cell table:formula="of:=[.CY$1]*[.CY50]/([.$A51]+[.CY$1]*[.CY50])" office:value-type="float" office:value="0.484118926478236">
            <text:p>4,84E-01</text:p>
          </table:table-cell>
          <table:table-cell table:formula="of:=[.CZ$1]*[.CZ50]/([.$A51]+[.CZ$1]*[.CZ50])" office:value-type="float" office:value="0.489392079432212">
            <text:p>4,89E-01</text:p>
          </table:table-cell>
          <table:table-cell table:formula="of:=[.DA$1]*[.DA50]/([.$A51]+[.DA$1]*[.DA50])" office:value-type="float" office:value="0.494562203115402">
            <text:p>4,95E-01</text:p>
          </table:table-cell>
          <table:table-cell table:formula="of:=[.DB$1]*[.DB50]/([.$A51]+[.DB$1]*[.DB50])" office:value-type="float" office:value="0.499632092806771">
            <text:p>5,00E-01</text:p>
          </table:table-cell>
          <table:table-cell table:formula="of:=[.DC$1]*[.DC50]/([.$A51]+[.DC$1]*[.DC50])" office:value-type="float" office:value="0.504604457277043">
            <text:p>5,05E-01</text:p>
          </table:table-cell>
          <table:table-cell table:formula="of:=[.DD$1]*[.DD50]/([.$A51]+[.DD$1]*[.DD50])" office:value-type="float" office:value="0.509481920868447">
            <text:p>5,09E-01</text:p>
          </table:table-cell>
          <table:table-cell table:formula="of:=[.DE$1]*[.DE50]/([.$A51]+[.DE$1]*[.DE50])" office:value-type="float" office:value="0.51426702566635">
            <text:p>5,14E-01</text:p>
          </table:table-cell>
          <table:table-cell table:formula="of:=[.DF$1]*[.DF50]/([.$A51]+[.DF$1]*[.DF50])" office:value-type="float" office:value="0.518962233733572">
            <text:p>5,19E-01</text:p>
          </table:table-cell>
          <table:table-cell table:number-columns-repeated="146"/>
        </table:table-row>
        <table:table-row table:style-name="ro1">
          <table:table-cell office:value-type="float" office:value="50">
            <text:p>50</text:p>
          </table:table-cell>
          <table:table-cell table:formula="of:=[.$C$1]*[.B51]/([.$A52]+[.$C$1]*[.B51])" office:value-type="float" office:value="4.41277528512703E-051">
            <text:p>4,41E-51</text:p>
          </table:table-cell>
          <table:table-cell table:formula="of:=[.$C$1]*[.C51]/([.$A52]+[.$C$1]*[.C51])" office:value-type="float" office:value="5.00997947819922E-051">
            <text:p>5,01E-51</text:p>
          </table:table-cell>
          <table:table-cell table:formula="of:=[.$D$1]*[.D51]/([.$A52]+[.$D$1]*[.D51])" office:value-type="float" office:value="1.17518007054548E-042">
            <text:p>1,18E-42</text:p>
          </table:table-cell>
          <table:table-cell table:formula="of:=[.$E$1]*[.E51]/([.$A52]+[.$E$1]*[.E51])" office:value-type="float" office:value="7.63390526782479E-037">
            <text:p>7,63E-37</text:p>
          </table:table-cell>
          <table:table-cell table:formula="of:=[.$F$1]*[.F51]/([.$A52]+[.$F$1]*[.F51])" office:value-type="float" office:value="1.96767303827878E-032">
            <text:p>1,97E-32</text:p>
          </table:table-cell>
          <table:table-cell table:formula="of:=[.$G$1]*[.G51]/([.$A52]+[.$G$1]*[.G51])" office:value-type="float" office:value="6.58750192743403E-029">
            <text:p>6,59E-29</text:p>
          </table:table-cell>
          <table:table-cell table:formula="of:=[.$H$1]*[.H51]/([.$A52]+[.$H$1]*[.H51])" office:value-type="float" office:value="5.39219705546908E-026">
            <text:p>5,39E-26</text:p>
          </table:table-cell>
          <table:table-cell table:formula="of:=[.I$1]*[.I51]/([.$A52]+[.I$1]*[.I51])" office:value-type="float" office:value="1.57423158562546E-023">
            <text:p>1,57E-23</text:p>
          </table:table-cell>
          <table:table-cell table:formula="of:=[.J$1]*[.J51]/([.$A52]+[.J$1]*[.J51])" office:value-type="float" office:value="2.09122259349929E-021">
            <text:p>2,09E-21</text:p>
          </table:table-cell>
          <table:table-cell table:formula="of:=[.K$1]*[.K51]/([.$A52]+[.K$1]*[.K51])" office:value-type="float" office:value="1.49272672577748E-019">
            <text:p>1,49E-19</text:p>
          </table:table-cell>
          <table:table-cell office:value-type="float" office:value="50">
            <text:p>50</text:p>
          </table:table-cell>
          <table:table-cell table:formula="of:=[.M$1]*[.M51]/([.$A52]+[.M$1]*[.M51])" office:value-type="float" office:value="6.44644207310434E-018">
            <text:p>6,45E-18</text:p>
          </table:table-cell>
          <table:table-cell table:formula="of:=[.N$1]*[.N51]/([.$A52]+[.N$1]*[.N51])" office:value-type="float" office:value="1.83845772192191E-016">
            <text:p>1,84E-16</text:p>
          </table:table-cell>
          <table:table-cell table:formula="of:=[.O$1]*[.O51]/([.$A52]+[.O$1]*[.O51])" office:value-type="float" office:value="3.70053467591644E-015">
            <text:p>3,70E-15</text:p>
          </table:table-cell>
          <table:table-cell table:formula="of:=[.P$1]*[.P51]/([.$A52]+[.P$1]*[.P51])" office:value-type="float" office:value="0.0000000000000553610304026376">
            <text:p>5,54E-14</text:p>
          </table:table-cell>
          <table:table-cell table:formula="of:=[.Q$1]*[.Q51]/([.$A52]+[.Q$1]*[.Q51])" office:value-type="float" office:value="0.000000000000641314193468693">
            <text:p>6,41E-13</text:p>
          </table:table-cell>
          <table:table-cell table:formula="of:=[.R$1]*[.R51]/([.$A52]+[.R$1]*[.R51])" office:value-type="float" office:value="0.00000000000594583084804935">
            <text:p>5,95E-12</text:p>
          </table:table-cell>
          <table:table-cell table:formula="of:=[.S$1]*[.S51]/([.$A52]+[.S$1]*[.S51])" office:value-type="float" office:value="0.0000000000453278379028522">
            <text:p>4,53E-11</text:p>
          </table:table-cell>
          <table:table-cell table:formula="of:=[.T$1]*[.T51]/([.$A52]+[.T$1]*[.T51])" office:value-type="float" office:value="0.000000000290569287523102">
            <text:p>2,91E-10</text:p>
          </table:table-cell>
          <table:table-cell table:formula="of:=[.U$1]*[.U51]/([.$A52]+[.U$1]*[.U51])" office:value-type="float" office:value="0.00000000159591596546943">
            <text:p>1,60E-09</text:p>
          </table:table-cell>
          <table:table-cell table:formula="of:=[.V$1]*[.V51]/([.$A52]+[.V$1]*[.V51])" office:value-type="float" office:value="0.00000000763018863428418">
            <text:p>7,63E-09</text:p>
          </table:table-cell>
          <table:table-cell office:value-type="float" office:value="50">
            <text:p>50</text:p>
          </table:table-cell>
          <table:table-cell table:formula="of:=[.X$1]*[.X51]/([.$A52]+[.X$1]*[.X51])" office:value-type="float" office:value="0.000000032188871698703">
            <text:p>3,22E-08</text:p>
          </table:table-cell>
          <table:table-cell table:formula="of:=[.Y$1]*[.Y51]/([.$A52]+[.Y$1]*[.Y51])" office:value-type="float" office:value="0.000000121221765746259">
            <text:p>1,21E-07</text:p>
          </table:table-cell>
          <table:table-cell table:formula="of:=[.Z$1]*[.Z51]/([.$A52]+[.Z$1]*[.Z51])" office:value-type="float" office:value="0.000000411665040793832">
            <text:p>4,12E-07</text:p>
          </table:table-cell>
          <table:table-cell table:formula="of:=[.AA$1]*[.AA51]/([.$A52]+[.AA$1]*[.AA51])" office:value-type="float" office:value="0.00000127180381693654">
            <text:p>1,27E-06</text:p>
          </table:table-cell>
          <table:table-cell table:formula="of:=[.AB$1]*[.AB51]/([.$A52]+[.AB$1]*[.AB51])" office:value-type="float" office:value="0.00000360217633660295">
            <text:p>3,60E-06</text:p>
          </table:table-cell>
          <table:table-cell table:formula="of:=[.AC$1]*[.AC51]/([.$A52]+[.AC$1]*[.AC51])" office:value-type="float" office:value="0.00000941759688101481">
            <text:p>9,42E-06</text:p>
          </table:table-cell>
          <table:table-cell table:formula="of:=[.AD$1]*[.AD51]/([.$A52]+[.AD$1]*[.AD51])" office:value-type="float" office:value="0.0000228650969255247">
            <text:p>2,29E-05</text:p>
          </table:table-cell>
          <table:table-cell table:formula="of:=[.AE$1]*[.AE51]/([.$A52]+[.AE$1]*[.AE51])" office:value-type="float" office:value="0.0000518331234167957">
            <text:p>5,18E-05</text:p>
          </table:table-cell>
          <table:table-cell table:formula="of:=[.AF$1]*[.AF51]/([.$A52]+[.AF$1]*[.AF51])" office:value-type="float" office:value="0.000110241473792231">
            <text:p>1,10E-04</text:p>
          </table:table-cell>
          <table:table-cell table:formula="of:=[.AG$1]*[.AG51]/([.$A52]+[.AG$1]*[.AG51])" office:value-type="float" office:value="0.000220944324998376">
            <text:p>2,21E-04</text:p>
          </table:table-cell>
          <table:table-cell office:value-type="float" office:value="50">
            <text:p>50</text:p>
          </table:table-cell>
          <table:table-cell table:formula="of:=[.AI$1]*[.AI51]/([.$A52]+[.AI$1]*[.AI51])" office:value-type="float" office:value="0.000418933718042153">
            <text:p>4,19E-04</text:p>
          </table:table-cell>
          <table:table-cell table:formula="of:=[.AJ$1]*[.AJ51]/([.$A52]+[.AJ$1]*[.AJ51])" office:value-type="float" office:value="0.00075424726807475">
            <text:p>7,54E-04</text:p>
          </table:table-cell>
          <table:table-cell table:formula="of:=[.AK$1]*[.AK51]/([.$A52]+[.AK$1]*[.AK51])" office:value-type="float" office:value="0.0012937586430885">
            <text:p>1,29E-03</text:p>
          </table:table-cell>
          <table:table-cell table:formula="of:=[.AL$1]*[.AL51]/([.$A52]+[.AL$1]*[.AL51])" office:value-type="float" office:value="0.00212098230312947">
            <text:p>2,12E-03</text:p>
          </table:table-cell>
          <table:table-cell table:formula="of:=[.AM$1]*[.AM51]/([.$A52]+[.AM$1]*[.AM51])" office:value-type="float" office:value="0.00333324691020425">
            <text:p>3,33E-03</text:p>
          </table:table-cell>
          <table:table-cell table:formula="of:=[.AN$1]*[.AN51]/([.$A52]+[.AN$1]*[.AN51])" office:value-type="float" office:value="0.0050360902581998">
            <text:p>5,04E-03</text:p>
          </table:table-cell>
          <table:table-cell table:formula="of:=[.AO$1]*[.AO51]/([.$A52]+[.AO$1]*[.AO51])" office:value-type="float" office:value="0.0073353896391835">
            <text:p>7,34E-03</text:p>
          </table:table-cell>
          <table:table-cell table:formula="of:=[.AP$1]*[.AP51]/([.$A52]+[.AP$1]*[.AP51])" office:value-type="float" office:value="0.0103283578271279">
            <text:p>1,03E-02</text:p>
          </table:table-cell>
          <table:table-cell table:formula="of:=[.AQ$1]*[.AQ51]/([.$A52]+[.AQ$1]*[.AQ51])" office:value-type="float" office:value="0.0140948861429417">
            <text:p>1,41E-02</text:p>
          </table:table-cell>
          <table:table-cell table:formula="of:=[.AR$1]*[.AR51]/([.$A52]+[.AR$1]*[.AR51])" office:value-type="float" office:value="0.0186906711096322">
            <text:p>1,87E-02</text:p>
          </table:table-cell>
          <table:table-cell office:value-type="float" office:value="50">
            <text:p>50</text:p>
          </table:table-cell>
          <table:table-cell table:formula="of:=[.AT$1]*[.AT51]/([.$A52]+[.AT$1]*[.AT51])" office:value-type="float" office:value="0.0241431406132043">
            <text:p>2,41E-02</text:p>
          </table:table-cell>
          <table:table-cell table:formula="of:=[.AU$1]*[.AU51]/([.$A52]+[.AU$1]*[.AU51])" office:value-type="float" office:value="0.0304505575695714">
            <text:p>3,05E-02</text:p>
          </table:table-cell>
          <table:table-cell table:formula="of:=[.AV$1]*[.AV51]/([.$A52]+[.AV$1]*[.AV51])" office:value-type="float" office:value="0.0375840396656618">
            <text:p>3,76E-02</text:p>
          </table:table-cell>
          <table:table-cell table:formula="of:=[.AW$1]*[.AW51]/([.$A52]+[.AW$1]*[.AW51])" office:value-type="float" office:value="0.0454917705903757">
            <text:p>4,55E-02</text:p>
          </table:table-cell>
          <table:table-cell table:formula="of:=[.AX$1]*[.AX51]/([.$A52]+[.AX$1]*[.AX51])" office:value-type="float" office:value="0.0541044721646262">
            <text:p>5,41E-02</text:p>
          </table:table-cell>
          <table:table-cell table:formula="of:=[.AY$1]*[.AY51]/([.$A52]+[.AY$1]*[.AY51])" office:value-type="float" office:value="0.0633412392033892">
            <text:p>6,33E-02</text:p>
          </table:table-cell>
          <table:table-cell table:formula="of:=[.AZ$1]*[.AZ51]/([.$A52]+[.AZ$1]*[.AZ51])" office:value-type="float" office:value="0.0731150293143112">
            <text:p>7,31E-02</text:p>
          </table:table-cell>
          <table:table-cell table:formula="of:=[.BA$1]*[.BA51]/([.$A52]+[.BA$1]*[.BA51])" office:value-type="float" office:value="0.083337353493483">
            <text:p>8,33E-02</text:p>
          </table:table-cell>
          <table:table-cell table:formula="of:=[.BB$1]*[.BB51]/([.$A52]+[.BB$1]*[.BB51])" office:value-type="float" office:value="0.0939219554104818">
            <text:p>9,39E-02</text:p>
          </table:table-cell>
          <table:table-cell table:formula="of:=[.BC$1]*[.BC51]/([.$A52]+[.BC$1]*[.BC51])" office:value-type="float" office:value="0.104787455503552">
            <text:p>1,05E-01</text:p>
          </table:table-cell>
          <table:table-cell office:value-type="float" office:value="50">
            <text:p>50</text:p>
          </table:table-cell>
          <table:table-cell table:formula="of:=[.BE$1]*[.BE51]/([.$A52]+[.BE$1]*[.BE51])" office:value-type="float" office:value="0.115859057868421">
            <text:p>1,16E-01</text:p>
          </table:table-cell>
          <table:table-cell table:formula="of:=[.BF$1]*[.BF51]/([.$A52]+[.BF$1]*[.BF51])" office:value-type="float" office:value="0.127069480104306">
            <text:p>1,27E-01</text:p>
          </table:table-cell>
          <table:table-cell table:formula="of:=[.BG$1]*[.BG51]/([.$A52]+[.BG$1]*[.BG51])" office:value-type="float" office:value="0.13835928408454">
            <text:p>1,38E-01</text:p>
          </table:table-cell>
          <table:table-cell table:formula="of:=[.BH$1]*[.BH51]/([.$A52]+[.BH$1]*[.BH51])" office:value-type="float" office:value="0.149676775451787">
            <text:p>1,50E-01</text:p>
          </table:table-cell>
          <table:table-cell table:formula="of:=[.BI$1]*[.BI51]/([.$A52]+[.BI$1]*[.BI51])" office:value-type="float" office:value="0.160977615074878">
            <text:p>1,61E-01</text:p>
          </table:table-cell>
          <table:table-cell table:formula="of:=[.BJ$1]*[.BJ51]/([.$A52]+[.BJ$1]*[.BJ51])" office:value-type="float" office:value="0.172224256264105">
            <text:p>1,72E-01</text:p>
          </table:table-cell>
          <table:table-cell table:formula="of:=[.BK$1]*[.BK51]/([.$A52]+[.BK$1]*[.BK51])" office:value-type="float" office:value="0.183385292982761">
            <text:p>1,83E-01</text:p>
          </table:table-cell>
          <table:table-cell table:formula="of:=[.BL$1]*[.BL51]/([.$A52]+[.BL$1]*[.BL51])" office:value-type="float" office:value="0.19443477951908">
            <text:p>1,94E-01</text:p>
          </table:table-cell>
          <table:table-cell table:formula="of:=[.BM$1]*[.BM51]/([.$A52]+[.BM$1]*[.BM51])" office:value-type="float" office:value="0.205351562115498">
            <text:p>2,05E-01</text:p>
          </table:table-cell>
          <table:table-cell table:formula="of:=[.BN$1]*[.BN51]/([.$A52]+[.BN$1]*[.BN51])" office:value-type="float" office:value="0.216118647823477">
            <text:p>2,16E-01</text:p>
          </table:table-cell>
          <table:table-cell office:value-type="float" office:value="50">
            <text:p>50</text:p>
          </table:table-cell>
          <table:table-cell table:formula="of:=[.BP$1]*[.BP51]/([.$A52]+[.BP$1]*[.BP51])" office:value-type="float" office:value="0.226722624762633">
            <text:p>2,27E-01</text:p>
          </table:table-cell>
          <table:table-cell table:formula="of:=[.BQ$1]*[.BQ51]/([.$A52]+[.BQ$1]*[.BQ51])" office:value-type="float" office:value="0.237153140228951">
            <text:p>2,37E-01</text:p>
          </table:table-cell>
          <table:table-cell table:formula="of:=[.BR$1]*[.BR51]/([.$A52]+[.BR$1]*[.BR51])" office:value-type="float" office:value="0.247402437942957">
            <text:p>2,47E-01</text:p>
          </table:table-cell>
          <table:table-cell table:formula="of:=[.BS$1]*[.BS51]/([.$A52]+[.BS$1]*[.BS51])" office:value-type="float" office:value="0.25746495247747">
            <text:p>2,57E-01</text:p>
          </table:table-cell>
          <table:table-cell table:formula="of:=[.BT$1]*[.BT51]/([.$A52]+[.BT$1]*[.BT51])" office:value-type="float" office:value="0.267336957006698">
            <text:p>2,67E-01</text:p>
          </table:table-cell>
          <table:table-cell table:formula="of:=[.BU$1]*[.BU51]/([.$A52]+[.BU$1]*[.BU51])" office:value-type="float" office:value="0.277016259550559">
            <text:p>2,77E-01</text:p>
          </table:table-cell>
          <table:table-cell table:formula="of:=[.BV$1]*[.BV51]/([.$A52]+[.BV$1]*[.BV51])" office:value-type="float" office:value="0.286501942536154">
            <text:p>2,87E-01</text:p>
          </table:table-cell>
          <table:table-cell table:formula="of:=[.BW$1]*[.BW51]/([.$A52]+[.BW$1]*[.BW51])" office:value-type="float" office:value="0.295794140536527">
            <text:p>2,96E-01</text:p>
          </table:table-cell>
          <table:table-cell table:formula="of:=[.BX$1]*[.BX51]/([.$A52]+[.BX$1]*[.BX51])" office:value-type="float" office:value="0.304893851317672">
            <text:p>3,05E-01</text:p>
          </table:table-cell>
          <table:table-cell table:formula="of:=[.BY$1]*[.BY51]/([.$A52]+[.BY$1]*[.BY51])" office:value-type="float" office:value="0.313802775720954">
            <text:p>3,14E-01</text:p>
          </table:table-cell>
          <table:table-cell office:value-type="float" office:value="50">
            <text:p>50</text:p>
          </table:table-cell>
          <table:table-cell table:formula="of:=[.CA$1]*[.CA51]/([.$A52]+[.CA$1]*[.CA51])" office:value-type="float" office:value="0.322523182359334">
            <text:p>3,23E-01</text:p>
          </table:table-cell>
          <table:table-cell table:formula="of:=[.CB$1]*[.CB51]/([.$A52]+[.CB$1]*[.CB51])" office:value-type="float" office:value="0.331057793567104">
            <text:p>3,31E-01</text:p>
          </table:table-cell>
          <table:table-cell table:formula="of:=[.CC$1]*[.CC51]/([.$A52]+[.CC$1]*[.CC51])" office:value-type="float" office:value="0.339409689487308">
            <text:p>3,39E-01</text:p>
          </table:table-cell>
          <table:table-cell table:formula="of:=[.CD$1]*[.CD51]/([.$A52]+[.CD$1]*[.CD51])" office:value-type="float" office:value="0.347582227593497">
            <text:p>3,48E-01</text:p>
          </table:table-cell>
          <table:table-cell table:formula="of:=[.CE$1]*[.CE51]/([.$A52]+[.CE$1]*[.CE51])" office:value-type="float" office:value="0.355578975315815">
            <text:p>3,56E-01</text:p>
          </table:table-cell>
          <table:table-cell table:formula="of:=[.CF$1]*[.CF51]/([.$A52]+[.CF$1]*[.CF51])" office:value-type="float" office:value="0.363403653773225">
            <text:p>3,63E-01</text:p>
          </table:table-cell>
          <table:table-cell table:formula="of:=[.CG$1]*[.CG51]/([.$A52]+[.CG$1]*[.CG51])" office:value-type="float" office:value="0.371060090904897">
            <text:p>3,71E-01</text:p>
          </table:table-cell>
          <table:table-cell table:formula="of:=[.CH$1]*[.CH51]/([.$A52]+[.CH$1]*[.CH51])" office:value-type="float" office:value="0.378552182546858">
            <text:p>3,79E-01</text:p>
          </table:table-cell>
          <table:table-cell table:formula="of:=[.CI$1]*[.CI51]/([.$A52]+[.CI$1]*[.CI51])" office:value-type="float" office:value="0.385883860218244">
            <text:p>3,86E-01</text:p>
          </table:table-cell>
          <table:table-cell table:formula="of:=[.CJ$1]*[.CJ51]/([.$A52]+[.CJ$1]*[.CJ51])" office:value-type="float" office:value="0.393059064568838">
            <text:p>3,93E-01</text:p>
          </table:table-cell>
          <table:table-cell office:value-type="float" office:value="50">
            <text:p>50</text:p>
          </table:table-cell>
          <table:table-cell table:formula="of:=[.CL$1]*[.CL51]/([.$A52]+[.CL$1]*[.CL51])" office:value-type="float" office:value="0.400081723599526">
            <text:p>4,00E-01</text:p>
          </table:table-cell>
          <table:table-cell table:formula="of:=[.CM$1]*[.CM51]/([.$A52]+[.CM$1]*[.CM51])" office:value-type="float" office:value="0.406955734903548">
            <text:p>4,07E-01</text:p>
          </table:table-cell>
          <table:table-cell table:formula="of:=[.CN$1]*[.CN51]/([.$A52]+[.CN$1]*[.CN51])" office:value-type="float" office:value="0.413684951292191">
            <text:p>4,14E-01</text:p>
          </table:table-cell>
          <table:table-cell table:formula="of:=[.CO$1]*[.CO51]/([.$A52]+[.CO$1]*[.CO51])" office:value-type="float" office:value="0.420273169266691">
            <text:p>4,20E-01</text:p>
          </table:table-cell>
          <table:table-cell table:formula="of:=[.CP$1]*[.CP51]/([.$A52]+[.CP$1]*[.CP51])" office:value-type="float" office:value="0.426724119881247">
            <text:p>4,27E-01</text:p>
          </table:table-cell>
          <table:table-cell table:formula="of:=[.CQ$1]*[.CQ51]/([.$A52]+[.CQ$1]*[.CQ51])" office:value-type="float" office:value="0.433041461612415">
            <text:p>4,33E-01</text:p>
          </table:table-cell>
          <table:table-cell table:formula="of:=[.CR$1]*[.CR51]/([.$A52]+[.CR$1]*[.CR51])" office:value-type="float" office:value="0.439228774909622">
            <text:p>4,39E-01</text:p>
          </table:table-cell>
          <table:table-cell table:formula="of:=[.CS$1]*[.CS51]/([.$A52]+[.CS$1]*[.CS51])" office:value-type="float" office:value="0.445289558151867">
            <text:p>4,45E-01</text:p>
          </table:table-cell>
          <table:table-cell table:formula="of:=[.CT$1]*[.CT51]/([.$A52]+[.CT$1]*[.CT51])" office:value-type="float" office:value="0.451227224778179">
            <text:p>4,51E-01</text:p>
          </table:table-cell>
          <table:table-cell table:formula="of:=[.CU$1]*[.CU51]/([.$A52]+[.CU$1]*[.CU51])" office:value-type="float" office:value="0.457045101395389">
            <text:p>4,57E-01</text:p>
          </table:table-cell>
          <table:table-cell office:value-type="float" office:value="50">
            <text:p>50</text:p>
          </table:table-cell>
          <table:table-cell table:formula="of:=[.CW$1]*[.CW51]/([.$A52]+[.CW$1]*[.CW51])" office:value-type="float" office:value="0.462746426697151">
            <text:p>4,63E-01</text:p>
          </table:table-cell>
          <table:table-cell table:formula="of:=[.CX$1]*[.CX51]/([.$A52]+[.CX$1]*[.CX51])" office:value-type="float" office:value="0.468334351053888">
            <text:p>4,68E-01</text:p>
          </table:table-cell>
          <table:table-cell table:formula="of:=[.CY$1]*[.CY51]/([.$A52]+[.CY$1]*[.CY51])" office:value-type="float" office:value="0.473811936655091">
            <text:p>4,74E-01</text:p>
          </table:table-cell>
          <table:table-cell table:formula="of:=[.CZ$1]*[.CZ51]/([.$A52]+[.CZ$1]*[.CZ51])" office:value-type="float" office:value="0.47918215810382">
            <text:p>4,79E-01</text:p>
          </table:table-cell>
          <table:table-cell table:formula="of:=[.DA$1]*[.DA51]/([.$A52]+[.DA$1]*[.DA51])" office:value-type="float" office:value="0.48444790337886">
            <text:p>4,84E-01</text:p>
          </table:table-cell>
          <table:table-cell table:formula="of:=[.DB$1]*[.DB51]/([.$A52]+[.DB$1]*[.DB51])" office:value-type="float" office:value="0.489611975093191">
            <text:p>4,90E-01</text:p>
          </table:table-cell>
          <table:table-cell table:formula="of:=[.DC$1]*[.DC51]/([.$A52]+[.DC$1]*[.DC51])" office:value-type="float" office:value="0.494677091988648">
            <text:p>4,95E-01</text:p>
          </table:table-cell>
          <table:table-cell table:formula="of:=[.DD$1]*[.DD51]/([.$A52]+[.DD$1]*[.DD51])" office:value-type="float" office:value="0.499645890616114">
            <text:p>5,00E-01</text:p>
          </table:table-cell>
          <table:table-cell table:formula="of:=[.DE$1]*[.DE51]/([.$A52]+[.DE$1]*[.DE51])" office:value-type="float" office:value="0.504520927158666">
            <text:p>5,05E-01</text:p>
          </table:table-cell>
          <table:table-cell table:formula="of:=[.DF$1]*[.DF51]/([.$A52]+[.DF$1]*[.DF51])" office:value-type="float" office:value="0.509304679361909">
            <text:p>5,09E-01</text:p>
          </table:table-cell>
          <table:table-cell table:number-columns-repeated="146"/>
        </table:table-row>
        <table:table-row table:style-name="ro1">
          <table:table-cell office:value-type="float" office:value="51">
            <text:p>51</text:p>
          </table:table-cell>
          <table:table-cell table:formula="of:=[.$C$1]*[.B52]/([.$A53]+[.$C$1]*[.B52])" office:value-type="float" office:value="1.73050011181452E-052">
            <text:p>1,73E-52</text:p>
          </table:table-cell>
          <table:table-cell table:formula="of:=[.$C$1]*[.C52]/([.$A53]+[.$C$1]*[.C52])" office:value-type="float" office:value="1.96469783458793E-052">
            <text:p>1,96E-52</text:p>
          </table:table-cell>
          <table:table-cell table:formula="of:=[.$D$1]*[.D52]/([.$A53]+[.$D$1]*[.D52])" office:value-type="float" office:value="6.91282394438516E-044">
            <text:p>6,91E-44</text:p>
          </table:table-cell>
          <table:table-cell table:formula="of:=[.$E$1]*[.E52]/([.$A53]+[.$E$1]*[.E52])" office:value-type="float" office:value="5.98737668064689E-038">
            <text:p>5,99E-38</text:p>
          </table:table-cell>
          <table:table-cell table:formula="of:=[.$F$1]*[.F52]/([.$A53]+[.$F$1]*[.F52])" office:value-type="float" office:value="1.9290912139988E-033">
            <text:p>1,93E-33</text:p>
          </table:table-cell>
          <table:table-cell table:formula="of:=[.$G$1]*[.G52]/([.$A53]+[.$G$1]*[.G52])" office:value-type="float" office:value="7.75000226756944E-030">
            <text:p>7,75E-30</text:p>
          </table:table-cell>
          <table:table-cell table:formula="of:=[.$H$1]*[.H52]/([.$A53]+[.$H$1]*[.H52])" office:value-type="float" office:value="7.40105478201638E-027">
            <text:p>7,40E-27</text:p>
          </table:table-cell>
          <table:table-cell table:formula="of:=[.I$1]*[.I52]/([.$A53]+[.I$1]*[.I52])" office:value-type="float" office:value="2.46938287941249E-024">
            <text:p>2,47E-24</text:p>
          </table:table-cell>
          <table:table-cell table:formula="of:=[.J$1]*[.J52]/([.$A53]+[.J$1]*[.J52])" office:value-type="float" office:value="3.69039281205757E-022">
            <text:p>3,69E-22</text:p>
          </table:table-cell>
          <table:table-cell table:formula="of:=[.K$1]*[.K52]/([.$A53]+[.K$1]*[.K52])" office:value-type="float" office:value="2.9269151485833E-020">
            <text:p>2,93E-20</text:p>
          </table:table-cell>
          <table:table-cell office:value-type="float" office:value="51">
            <text:p>51</text:p>
          </table:table-cell>
          <table:table-cell table:formula="of:=[.M$1]*[.M52]/([.$A53]+[.M$1]*[.M52])" office:value-type="float" office:value="1.39040907459113E-018">
            <text:p>1,39E-18</text:p>
          </table:table-cell>
          <table:table-cell table:formula="of:=[.N$1]*[.N52]/([.$A53]+[.N$1]*[.N52])" office:value-type="float" office:value="4.32578287511037E-017">
            <text:p>4,33E-17</text:p>
          </table:table-cell>
          <table:table-cell table:formula="of:=[.O$1]*[.O52]/([.$A53]+[.O$1]*[.O52])" office:value-type="float" office:value="9.43273544841446E-016">
            <text:p>9,43E-16</text:p>
          </table:table-cell>
          <table:table-cell table:formula="of:=[.P$1]*[.P52]/([.$A53]+[.P$1]*[.P52])" office:value-type="float" office:value="0.0000000000000151971456007238">
            <text:p>1,52E-14</text:p>
          </table:table-cell>
          <table:table-cell table:formula="of:=[.Q$1]*[.Q52]/([.$A53]+[.Q$1]*[.Q52])" office:value-type="float" office:value="0.000000000000188621821608403">
            <text:p>1,89E-13</text:p>
          </table:table-cell>
          <table:table-cell table:formula="of:=[.R$1]*[.R52]/([.$A53]+[.R$1]*[.R52])" office:value-type="float" office:value="0.00000000000186535869742377">
            <text:p>1,87E-12</text:p>
          </table:table-cell>
          <table:table-cell table:formula="of:=[.S$1]*[.S52]/([.$A53]+[.S$1]*[.S52])" office:value-type="float" office:value="0.0000000000151092793007225">
            <text:p>1,51E-11</text:p>
          </table:table-cell>
          <table:table-cell table:formula="of:=[.T$1]*[.T52]/([.$A53]+[.T$1]*[.T52])" office:value-type="float" office:value="0.000000000102553866174107">
            <text:p>1,03E-10</text:p>
          </table:table-cell>
          <table:table-cell table:formula="of:=[.U$1]*[.U52]/([.$A53]+[.U$1]*[.U52])" office:value-type="float" office:value="0.000000000594556927958643">
            <text:p>5,95E-10</text:p>
          </table:table-cell>
          <table:table-cell table:formula="of:=[.V$1]*[.V52]/([.$A53]+[.V$1]*[.V52])" office:value-type="float" office:value="0.00000000299223082802074">
            <text:p>2,99E-09</text:p>
          </table:table-cell>
          <table:table-cell office:value-type="float" office:value="51">
            <text:p>51</text:p>
          </table:table-cell>
          <table:table-cell table:formula="of:=[.X$1]*[.X52]/([.$A53]+[.X$1]*[.X52])" office:value-type="float" office:value="0.0000000132542411120263">
            <text:p>1,33E-08</text:p>
          </table:table-cell>
          <table:table-cell table:formula="of:=[.Y$1]*[.Y52]/([.$A53]+[.Y$1]*[.Y52])" office:value-type="float" office:value="0.0000000522917393521954">
            <text:p>5,23E-08</text:p>
          </table:table-cell>
          <table:table-cell table:formula="of:=[.Z$1]*[.Z52]/([.$A53]+[.Z$1]*[.Z52])" office:value-type="float" office:value="0.000000185652827067495">
            <text:p>1,86E-07</text:p>
          </table:table-cell>
          <table:table-cell table:formula="of:=[.AA$1]*[.AA52]/([.$A53]+[.AA$1]*[.AA52])" office:value-type="float" office:value="0.000000598495555655345">
            <text:p>5,98E-07</text:p>
          </table:table-cell>
          <table:table-cell table:formula="of:=[.AB$1]*[.AB52]/([.$A53]+[.AB$1]*[.AB52])" office:value-type="float" office:value="0.00000176576959607328">
            <text:p>1,77E-06</text:p>
          </table:table-cell>
          <table:table-cell table:formula="of:=[.AC$1]*[.AC52]/([.$A53]+[.AC$1]*[.AC52])" office:value-type="float" office:value="0.00000480110477097613">
            <text:p>4,80E-06</text:p>
          </table:table-cell>
          <table:table-cell table:formula="of:=[.AD$1]*[.AD52]/([.$A53]+[.AD$1]*[.AD52])" office:value-type="float" office:value="0.0000121049047830195">
            <text:p>1,21E-05</text:p>
          </table:table-cell>
          <table:table-cell table:formula="of:=[.AE$1]*[.AE52]/([.$A53]+[.AE$1]*[.AE52])" office:value-type="float" office:value="0.0000284565912909421">
            <text:p>2,85E-05</text:p>
          </table:table-cell>
          <table:table-cell table:formula="of:=[.AF$1]*[.AF52]/([.$A53]+[.AF$1]*[.AF52])" office:value-type="float" office:value="0.000062682398905366">
            <text:p>6,27E-05</text:p>
          </table:table-cell>
          <table:table-cell table:formula="of:=[.AG$1]*[.AG52]/([.$A53]+[.AG$1]*[.AG52])" office:value-type="float" office:value="0.000129950360708027">
            <text:p>1,30E-04</text:p>
          </table:table-cell>
          <table:table-cell office:value-type="float" office:value="51">
            <text:p>51</text:p>
          </table:table-cell>
          <table:table-cell table:formula="of:=[.AI$1]*[.AI52]/([.$A53]+[.AI$1]*[.AI52])" office:value-type="float" office:value="0.000254581157406891">
            <text:p>2,55E-04</text:p>
          </table:table-cell>
          <table:table-cell table:formula="of:=[.AJ$1]*[.AJ52]/([.$A53]+[.AJ$1]*[.AJ52])" office:value-type="float" office:value="0.00047302932517554">
            <text:p>4,73E-04</text:p>
          </table:table-cell>
          <table:table-cell table:formula="of:=[.AK$1]*[.AK52]/([.$A53]+[.AK$1]*[.AK52])" office:value-type="float" office:value="0.000836437731763521">
            <text:p>8,36E-04</text:p>
          </table:table-cell>
          <table:table-cell table:formula="of:=[.AL$1]*[.AL52]/([.$A53]+[.AL$1]*[.AL52])" office:value-type="float" office:value="0.00141199166253404">
            <text:p>1,41E-03</text:p>
          </table:table-cell>
          <table:table-cell table:formula="of:=[.AM$1]*[.AM52]/([.$A53]+[.AM$1]*[.AM52])" office:value-type="float" office:value="0.00228230157340743">
            <text:p>2,28E-03</text:p>
          </table:table-cell>
          <table:table-cell table:formula="of:=[.AN$1]*[.AN52]/([.$A53]+[.AN$1]*[.AN52])" office:value-type="float" office:value="0.00354229478255555">
            <text:p>3,54E-03</text:p>
          </table:table-cell>
          <table:table-cell table:formula="of:=[.AO$1]*[.AO52]/([.$A53]+[.AO$1]*[.AO52])" office:value-type="float" office:value="0.00529358212964695">
            <text:p>5,29E-03</text:p>
          </table:table-cell>
          <table:table-cell table:formula="of:=[.AP$1]*[.AP52]/([.$A53]+[.AP$1]*[.AP52])" office:value-type="float" office:value="0.00763686858036358">
            <text:p>7,64E-03</text:p>
          </table:table-cell>
          <table:table-cell table:formula="of:=[.AQ$1]*[.AQ52]/([.$A53]+[.AQ$1]*[.AQ52])" office:value-type="float" office:value="0.0106635063561514">
            <text:p>1,07E-02</text:p>
          </table:table-cell>
          <table:table-cell table:formula="of:=[.AR$1]*[.AR52]/([.$A53]+[.AR$1]*[.AR52])" office:value-type="float" office:value="0.0144475580809443">
            <text:p>1,44E-02</text:p>
          </table:table-cell>
          <table:table-cell office:value-type="float" office:value="51">
            <text:p>51</text:p>
          </table:table-cell>
          <table:table-cell table:formula="of:=[.AT$1]*[.AT52]/([.$A53]+[.AT$1]*[.AT52])" office:value-type="float" office:value="0.0190396473130756">
            <text:p>1,90E-02</text:p>
          </table:table-cell>
          <table:table-cell table:formula="of:=[.AU$1]*[.AU52]/([.$A53]+[.AU$1]*[.AU52])" office:value-type="float" office:value="0.0244634612633122">
            <text:p>2,45E-02</text:p>
          </table:table-cell>
          <table:table-cell table:formula="of:=[.AV$1]*[.AV52]/([.$A53]+[.AV$1]*[.AV52])" office:value-type="float" office:value="0.0307151857445285">
            <text:p>3,07E-02</text:p>
          </table:table-cell>
          <table:table-cell table:formula="of:=[.AW$1]*[.AW52]/([.$A53]+[.AW$1]*[.AW52])" office:value-type="float" office:value="0.0377655858395807">
            <text:p>3,78E-02</text:p>
          </table:table-cell>
          <table:table-cell table:formula="of:=[.AX$1]*[.AX52]/([.$A53]+[.AX$1]*[.AX52])" office:value-type="float" office:value="0.0455640471560842">
            <text:p>4,56E-02</text:p>
          </table:table-cell>
          <table:table-cell table:formula="of:=[.AY$1]*[.AY52]/([.$A53]+[.AY$1]*[.AY52])" office:value-type="float" office:value="0.0540437247917637">
            <text:p>5,40E-02</text:p>
          </table:table-cell>
          <table:table-cell table:formula="of:=[.AZ$1]*[.AZ52]/([.$A53]+[.AZ$1]*[.AZ52])" office:value-type="float" office:value="0.0631269881028695">
            <text:p>6,31E-02</text:p>
          </table:table-cell>
          <table:table-cell table:formula="of:=[.BA$1]*[.BA52]/([.$A53]+[.BA$1]*[.BA52])" office:value-type="float" office:value="0.0727305260553779">
            <text:p>7,27E-02</text:p>
          </table:table-cell>
          <table:table-cell table:formula="of:=[.BB$1]*[.BB52]/([.$A53]+[.BB$1]*[.BB52])" office:value-type="float" office:value="0.0827697072577987">
            <text:p>8,28E-02</text:p>
          </table:table-cell>
          <table:table-cell table:formula="of:=[.BC$1]*[.BC52]/([.$A53]+[.BC$1]*[.BC52])" office:value-type="float" office:value="0.0931620058445978">
            <text:p>9,32E-02</text:p>
          </table:table-cell>
          <table:table-cell office:value-type="float" office:value="51">
            <text:p>51</text:p>
          </table:table-cell>
          <table:table-cell table:formula="of:=[.BE$1]*[.BE52]/([.$A53]+[.BE$1]*[.BE52])" office:value-type="float" office:value="0.1038294729531">
            <text:p>1,04E-01</text:p>
          </table:table-cell>
          <table:table-cell table:formula="of:=[.BF$1]*[.BF52]/([.$A53]+[.BF$1]*[.BF52])" office:value-type="float" office:value="0.114700342980533">
            <text:p>1,15E-01</text:p>
          </table:table-cell>
          <table:table-cell table:formula="of:=[.BG$1]*[.BG52]/([.$A53]+[.BG$1]*[.BG52])" office:value-type="float" office:value="0.125709920106352">
            <text:p>1,26E-01</text:p>
          </table:table-cell>
          <table:table-cell table:formula="of:=[.BH$1]*[.BH52]/([.$A53]+[.BH$1]*[.BH52])" office:value-type="float" office:value="0.136800907184656">
            <text:p>1,37E-01</text:p>
          </table:table-cell>
          <table:table-cell table:formula="of:=[.BI$1]*[.BI52]/([.$A53]+[.BI$1]*[.BI52])" office:value-type="float" office:value="0.147923330515672">
            <text:p>1,48E-01</text:p>
          </table:table-cell>
          <table:table-cell table:formula="of:=[.BJ$1]*[.BJ52]/([.$A53]+[.BJ$1]*[.BJ52])" office:value-type="float" office:value="0.159034192235391">
            <text:p>1,59E-01</text:p>
          </table:table-cell>
          <table:table-cell table:formula="of:=[.BK$1]*[.BK52]/([.$A53]+[.BK$1]*[.BK52])" office:value-type="float" office:value="0.170096955636467">
            <text:p>1,70E-01</text:p>
          </table:table-cell>
          <table:table-cell table:formula="of:=[.BL$1]*[.BL52]/([.$A53]+[.BL$1]*[.BL52])" office:value-type="float" office:value="0.181080942870298">
            <text:p>1,81E-01</text:p>
          </table:table-cell>
          <table:table-cell table:formula="of:=[.BM$1]*[.BM52]/([.$A53]+[.BM$1]*[.BM52])" office:value-type="float" office:value="0.191960701867">
            <text:p>1,92E-01</text:p>
          </table:table-cell>
          <table:table-cell table:formula="of:=[.BN$1]*[.BN52]/([.$A53]+[.BN$1]*[.BN52])" office:value-type="float" office:value="0.202715380942535">
            <text:p>2,03E-01</text:p>
          </table:table-cell>
          <table:table-cell office:value-type="float" office:value="51">
            <text:p>51</text:p>
          </table:table-cell>
          <table:table-cell table:formula="of:=[.BP$1]*[.BP52]/([.$A53]+[.BP$1]*[.BP52])" office:value-type="float" office:value="0.213328135441811">
            <text:p>2,13E-01</text:p>
          </table:table-cell>
          <table:table-cell table:formula="of:=[.BQ$1]*[.BQ52]/([.$A53]+[.BQ$1]*[.BQ52])" office:value-type="float" office:value="0.223785580396138">
            <text:p>2,24E-01</text:p>
          </table:table-cell>
          <table:table-cell table:formula="of:=[.BR$1]*[.BR52]/([.$A53]+[.BR$1]*[.BR52])" office:value-type="float" office:value="0.234077295871807">
            <text:p>2,34E-01</text:p>
          </table:table-cell>
          <table:table-cell table:formula="of:=[.BS$1]*[.BS52]/([.$A53]+[.BS$1]*[.BS52])" office:value-type="float" office:value="0.24419538676542">
            <text:p>2,44E-01</text:p>
          </table:table-cell>
          <table:table-cell table:formula="of:=[.BT$1]*[.BT52]/([.$A53]+[.BT$1]*[.BT52])" office:value-type="float" office:value="0.254134095651588">
            <text:p>2,54E-01</text:p>
          </table:table-cell>
          <table:table-cell table:formula="of:=[.BU$1]*[.BU52]/([.$A53]+[.BU$1]*[.BU52])" office:value-type="float" office:value="0.26388946541015">
            <text:p>2,64E-01</text:p>
          </table:table-cell>
          <table:table-cell table:formula="of:=[.BV$1]*[.BV52]/([.$A53]+[.BV$1]*[.BV52])" office:value-type="float" office:value="0.273459047364126">
            <text:p>2,73E-01</text:p>
          </table:table-cell>
          <table:table-cell table:formula="of:=[.BW$1]*[.BW52]/([.$A53]+[.BW$1]*[.BW52])" office:value-type="float" office:value="0.282841650255159">
            <text:p>2,83E-01</text:p>
          </table:table-cell>
          <table:table-cell table:formula="of:=[.BX$1]*[.BX52]/([.$A53]+[.BX$1]*[.BX52])" office:value-type="float" office:value="0.292037125358966">
            <text:p>2,92E-01</text:p>
          </table:table-cell>
          <table:table-cell table:formula="of:=[.BY$1]*[.BY52]/([.$A53]+[.BY$1]*[.BY52])" office:value-type="float" office:value="0.301046183250457">
            <text:p>3,01E-01</text:p>
          </table:table-cell>
          <table:table-cell office:value-type="float" office:value="51">
            <text:p>51</text:p>
          </table:table-cell>
          <table:table-cell table:formula="of:=[.CA$1]*[.CA52]/([.$A53]+[.CA$1]*[.CA52])" office:value-type="float" office:value="0.309870238064415">
            <text:p>3,10E-01</text:p>
          </table:table-cell>
          <table:table-cell table:formula="of:=[.CB$1]*[.CB52]/([.$A53]+[.CB$1]*[.CB52])" office:value-type="float" office:value="0.318511275494866">
            <text:p>3,19E-01</text:p>
          </table:table-cell>
          <table:table-cell table:formula="of:=[.CC$1]*[.CC52]/([.$A53]+[.CC$1]*[.CC52])" office:value-type="float" office:value="0.326971741190642">
            <text:p>3,27E-01</text:p>
          </table:table-cell>
          <table:table-cell table:formula="of:=[.CD$1]*[.CD52]/([.$A53]+[.CD$1]*[.CD52])" office:value-type="float" office:value="0.335254446608989">
            <text:p>3,35E-01</text:p>
          </table:table-cell>
          <table:table-cell table:formula="of:=[.CE$1]*[.CE52]/([.$A53]+[.CE$1]*[.CE52])" office:value-type="float" office:value="0.343362489767983">
            <text:p>3,43E-01</text:p>
          </table:table-cell>
          <table:table-cell table:formula="of:=[.CF$1]*[.CF52]/([.$A53]+[.CF$1]*[.CF52])" office:value-type="float" office:value="0.351299188683944">
            <text:p>3,51E-01</text:p>
          </table:table-cell>
          <table:table-cell table:formula="of:=[.CG$1]*[.CG52]/([.$A53]+[.CG$1]*[.CG52])" office:value-type="float" office:value="0.359068025588983">
            <text:p>3,59E-01</text:p>
          </table:table-cell>
          <table:table-cell table:formula="of:=[.CH$1]*[.CH52]/([.$A53]+[.CH$1]*[.CH52])" office:value-type="float" office:value="0.366672600296356">
            <text:p>3,67E-01</text:p>
          </table:table-cell>
          <table:table-cell table:formula="of:=[.CI$1]*[.CI52]/([.$A53]+[.CI$1]*[.CI52])" office:value-type="float" office:value="0.374116591319157">
            <text:p>3,74E-01</text:p>
          </table:table-cell>
          <table:table-cell table:formula="of:=[.CJ$1]*[.CJ52]/([.$A53]+[.CJ$1]*[.CJ52])" office:value-type="float" office:value="0.381403723553958">
            <text:p>3,81E-01</text:p>
          </table:table-cell>
          <table:table-cell office:value-type="float" office:value="51">
            <text:p>51</text:p>
          </table:table-cell>
          <table:table-cell table:formula="of:=[.CL$1]*[.CL52]/([.$A53]+[.CL$1]*[.CL52])" office:value-type="float" office:value="0.388537741518414">
            <text:p>3,89E-01</text:p>
          </table:table-cell>
          <table:table-cell table:formula="of:=[.CM$1]*[.CM52]/([.$A53]+[.CM$1]*[.CM52])" office:value-type="float" office:value="0.395522387283925">
            <text:p>3,96E-01</text:p>
          </table:table-cell>
          <table:table-cell table:formula="of:=[.CN$1]*[.CN52]/([.$A53]+[.CN$1]*[.CN52])" office:value-type="float" office:value="0.402361382374356">
            <text:p>4,02E-01</text:p>
          </table:table-cell>
          <table:table-cell table:formula="of:=[.CO$1]*[.CO52]/([.$A53]+[.CO$1]*[.CO52])" office:value-type="float" office:value="0.409058413012493">
            <text:p>4,09E-01</text:p>
          </table:table-cell>
          <table:table-cell table:formula="of:=[.CP$1]*[.CP52]/([.$A53]+[.CP$1]*[.CP52])" office:value-type="float" office:value="0.415617118190038">
            <text:p>4,16E-01</text:p>
          </table:table-cell>
          <table:table-cell table:formula="of:=[.CQ$1]*[.CQ52]/([.$A53]+[.CQ$1]*[.CQ52])" office:value-type="float" office:value="0.42204108011685">
            <text:p>4,22E-01</text:p>
          </table:table-cell>
          <table:table-cell table:formula="of:=[.CR$1]*[.CR52]/([.$A53]+[.CR$1]*[.CR52])" office:value-type="float" office:value="0.428333816672945">
            <text:p>4,28E-01</text:p>
          </table:table-cell>
          <table:table-cell table:formula="of:=[.CS$1]*[.CS52]/([.$A53]+[.CS$1]*[.CS52])" office:value-type="float" office:value="0.434498775544255">
            <text:p>4,34E-01</text:p>
          </table:table-cell>
          <table:table-cell table:formula="of:=[.CT$1]*[.CT52]/([.$A53]+[.CT$1]*[.CT52])" office:value-type="float" office:value="0.440539329771839">
            <text:p>4,41E-01</text:p>
          </table:table-cell>
          <table:table-cell table:formula="of:=[.CU$1]*[.CU52]/([.$A53]+[.CU$1]*[.CU52])" office:value-type="float" office:value="0.446458774485519">
            <text:p>4,46E-01</text:p>
          </table:table-cell>
          <table:table-cell office:value-type="float" office:value="51">
            <text:p>51</text:p>
          </table:table-cell>
          <table:table-cell table:formula="of:=[.CW$1]*[.CW52]/([.$A53]+[.CW$1]*[.CW52])" office:value-type="float" office:value="0.452260324627884">
            <text:p>4,52E-01</text:p>
          </table:table-cell>
          <table:table-cell table:formula="of:=[.CX$1]*[.CX52]/([.$A53]+[.CX$1]*[.CX52])" office:value-type="float" office:value="0.457947113504246">
            <text:p>4,58E-01</text:p>
          </table:table-cell>
          <table:table-cell table:formula="of:=[.CY$1]*[.CY52]/([.$A53]+[.CY$1]*[.CY52])" office:value-type="float" office:value="0.463522192019241">
            <text:p>4,64E-01</text:p>
          </table:table-cell>
          <table:table-cell table:formula="of:=[.CZ$1]*[.CZ52]/([.$A53]+[.CZ$1]*[.CZ52])" office:value-type="float" office:value="0.46898852848207">
            <text:p>4,69E-01</text:p>
          </table:table-cell>
          <table:table-cell table:formula="of:=[.DA$1]*[.DA52]/([.$A53]+[.DA$1]*[.DA52])" office:value-type="float" office:value="0.474349008880462">
            <text:p>4,74E-01</text:p>
          </table:table-cell>
          <table:table-cell table:formula="of:=[.DB$1]*[.DB52]/([.$A53]+[.DB$1]*[.DB52])" office:value-type="float" office:value="0.479606437538724">
            <text:p>4,80E-01</text:p>
          </table:table-cell>
          <table:table-cell table:formula="of:=[.DC$1]*[.DC52]/([.$A53]+[.DC$1]*[.DC52])" office:value-type="float" office:value="0.484763538088317">
            <text:p>4,85E-01</text:p>
          </table:table-cell>
          <table:table-cell table:formula="of:=[.DD$1]*[.DD52]/([.$A53]+[.DD$1]*[.DD52])" office:value-type="float" office:value="0.489822954690396">
            <text:p>4,90E-01</text:p>
          </table:table-cell>
          <table:table-cell table:formula="of:=[.DE$1]*[.DE52]/([.$A53]+[.DE$1]*[.DE52])" office:value-type="float" office:value="0.494787253459178">
            <text:p>4,95E-01</text:p>
          </table:table-cell>
          <table:table-cell table:formula="of:=[.DF$1]*[.DF52]/([.$A53]+[.DF$1]*[.DF52])" office:value-type="float" office:value="0.499658924042944">
            <text:p>5,00E-01</text:p>
          </table:table-cell>
          <table:table-cell table:number-columns-repeated="146"/>
        </table:table-row>
        <table:table-row table:style-name="ro1">
          <table:table-cell office:value-type="float" office:value="52">
            <text:p>52</text:p>
          </table:table-cell>
          <table:table-cell table:formula="of:=[.$C$1]*[.B53]/([.$A54]+[.$C$1]*[.B53])" office:value-type="float" office:value="6.65576966082508E-054">
            <text:p>6,66E-54</text:p>
          </table:table-cell>
          <table:table-cell table:formula="of:=[.$C$1]*[.C53]/([.$A54]+[.$C$1]*[.C53])" office:value-type="float" office:value="7.55653013303049E-054">
            <text:p>7,56E-54</text:p>
          </table:table-cell>
          <table:table-cell table:formula="of:=[.$D$1]*[.D53]/([.$A54]+[.$D$1]*[.D53])" office:value-type="float" office:value="3.98816766022221E-045">
            <text:p>3,99E-45</text:p>
          </table:table-cell>
          <table:table-cell table:formula="of:=[.$E$1]*[.E53]/([.$A54]+[.$E$1]*[.E53])" office:value-type="float" office:value="4.60567436972838E-039">
            <text:p>4,61E-39</text:p>
          </table:table-cell>
          <table:table-cell table:formula="of:=[.$F$1]*[.F53]/([.$A54]+[.$F$1]*[.F53])" office:value-type="float" office:value="1.85489539807577E-034">
            <text:p>1,85E-34</text:p>
          </table:table-cell>
          <table:table-cell table:formula="of:=[.$G$1]*[.G53]/([.$A54]+[.$G$1]*[.G53])" office:value-type="float" office:value="8.94231030873397E-031">
            <text:p>8,94E-31</text:p>
          </table:table-cell>
          <table:table-cell table:formula="of:=[.$H$1]*[.H53]/([.$A54]+[.$H$1]*[.H53])" office:value-type="float" office:value="9.96295836040667E-028">
            <text:p>9,96E-28</text:p>
          </table:table-cell>
          <table:table-cell table:formula="of:=[.I$1]*[.I53]/([.$A54]+[.I$1]*[.I53])" office:value-type="float" office:value="3.79905058371152E-025">
            <text:p>3,80E-25</text:p>
          </table:table-cell>
          <table:table-cell table:formula="of:=[.J$1]*[.J53]/([.$A54]+[.J$1]*[.J53])" office:value-type="float" office:value="6.38721832856118E-023">
            <text:p>6,39E-23</text:p>
          </table:table-cell>
          <table:table-cell table:formula="of:=[.K$1]*[.K53]/([.$A54]+[.K$1]*[.K53])" office:value-type="float" office:value="5.62868297804481E-021">
            <text:p>5,63E-21</text:p>
          </table:table-cell>
          <table:table-cell office:value-type="float" office:value="52">
            <text:p>52</text:p>
          </table:table-cell>
          <table:table-cell table:formula="of:=[.M$1]*[.M53]/([.$A54]+[.M$1]*[.M53])" office:value-type="float" office:value="2.94124996548124E-019">
            <text:p>2,94E-19</text:p>
          </table:table-cell>
          <table:table-cell table:formula="of:=[.N$1]*[.N53]/([.$A54]+[.N$1]*[.N53])" office:value-type="float" office:value="9.98257586563931E-018">
            <text:p>9,98E-18</text:p>
          </table:table-cell>
          <table:table-cell table:formula="of:=[.O$1]*[.O53]/([.$A54]+[.O$1]*[.O53])" office:value-type="float" office:value="2.35818386210361E-016">
            <text:p>2,36E-16</text:p>
          </table:table-cell>
          <table:table-cell table:formula="of:=[.P$1]*[.P53]/([.$A54]+[.P$1]*[.P53])" office:value-type="float" office:value="4.09153920019485E-015">
            <text:p>4,09E-15</text:p>
          </table:table-cell>
          <table:table-cell table:formula="of:=[.Q$1]*[.Q53]/([.$A54]+[.Q$1]*[.Q53])" office:value-type="float" office:value="0.0000000000000544101408485749">
            <text:p>5,44E-14</text:p>
          </table:table-cell>
          <table:table-cell table:formula="of:=[.R$1]*[.R53]/([.$A54]+[.R$1]*[.R53])" office:value-type="float" office:value="0.000000000000573956522283907">
            <text:p>5,74E-13</text:p>
          </table:table-cell>
          <table:table-cell table:formula="of:=[.S$1]*[.S53]/([.$A54]+[.S$1]*[.S53])" office:value-type="float" office:value="0.00000000000493957207905794">
            <text:p>4,94E-12</text:p>
          </table:table-cell>
          <table:table-cell table:formula="of:=[.T$1]*[.T53]/([.$A54]+[.T$1]*[.T53])" office:value-type="float" office:value="0.0000000000354994152128538">
            <text:p>3,55E-11</text:p>
          </table:table-cell>
          <table:table-cell table:formula="of:=[.U$1]*[.U53]/([.$A54]+[.U$1]*[.U53])" office:value-type="float" office:value="0.000000000217241954399233">
            <text:p>2,17E-10</text:p>
          </table:table-cell>
          <table:table-cell table:formula="of:=[.V$1]*[.V53]/([.$A54]+[.V$1]*[.V53])" office:value-type="float" office:value="0.00000000115085800945273">
            <text:p>1,15E-09</text:p>
          </table:table-cell>
          <table:table-cell office:value-type="float" office:value="52">
            <text:p>52</text:p>
          </table:table-cell>
          <table:table-cell table:formula="of:=[.X$1]*[.X53]/([.$A54]+[.X$1]*[.X53])" office:value-type="float" office:value="0.00000000535267426659027">
            <text:p>5,35E-09</text:p>
          </table:table-cell>
          <table:table-cell table:formula="of:=[.Y$1]*[.Y53]/([.$A54]+[.Y$1]*[.Y53])" office:value-type="float" office:value="0.0000000221234276980212">
            <text:p>2,21E-08</text:p>
          </table:table-cell>
          <table:table-cell table:formula="of:=[.Z$1]*[.Z53]/([.$A54]+[.Z$1]*[.Z53])" office:value-type="float" office:value="0.0000000821156667676394">
            <text:p>8,21E-08</text:p>
          </table:table-cell>
          <table:table-cell table:formula="of:=[.AA$1]*[.AA53]/([.$A54]+[.AA$1]*[.AA53])" office:value-type="float" office:value="0.000000276228641692491">
            <text:p>2,76E-07</text:p>
          </table:table-cell>
          <table:table-cell table:formula="of:=[.AB$1]*[.AB53]/([.$A54]+[.AB$1]*[.AB53])" office:value-type="float" office:value="0.000000848926969742236">
            <text:p>8,49E-07</text:p>
          </table:table-cell>
          <table:table-cell table:formula="of:=[.AC$1]*[.AC53]/([.$A54]+[.AC$1]*[.AC53])" office:value-type="float" office:value="0.00000240054662285014">
            <text:p>2,40E-06</text:p>
          </table:table-cell>
          <table:table-cell table:formula="of:=[.AD$1]*[.AD53]/([.$A54]+[.AD$1]*[.AD53])" office:value-type="float" office:value="0.00000628519951797118">
            <text:p>6,29E-06</text:p>
          </table:table-cell>
          <table:table-cell table:formula="of:=[.AE$1]*[.AE53]/([.$A54]+[.AE$1]*[.AE53])" office:value-type="float" office:value="0.0000153225451419048">
            <text:p>1,53E-05</text:p>
          </table:table-cell>
          <table:table-cell table:formula="of:=[.AF$1]*[.AF53]/([.$A54]+[.AF$1]*[.AF53])" office:value-type="float" office:value="0.000034956269713715">
            <text:p>3,50E-05</text:p>
          </table:table-cell>
          <table:table-cell table:formula="of:=[.AG$1]*[.AG53]/([.$A54]+[.AG$1]*[.AG53])" office:value-type="float" office:value="0.0000749657416631869">
            <text:p>7,50E-05</text:p>
          </table:table-cell>
          <table:table-cell office:value-type="float" office:value="52">
            <text:p>52</text:p>
          </table:table-cell>
          <table:table-cell table:formula="of:=[.AI$1]*[.AI53]/([.$A54]+[.AI$1]*[.AI53])" office:value-type="float" office:value="0.000151746505649641">
            <text:p>1,52E-04</text:p>
          </table:table-cell>
          <table:table-cell table:formula="of:=[.AJ$1]*[.AJ53]/([.$A54]+[.AJ$1]*[.AJ53])" office:value-type="float" office:value="0.000291010257716747">
            <text:p>2,91E-04</text:p>
          </table:table-cell>
          <table:table-cell table:formula="of:=[.AK$1]*[.AK53]/([.$A54]+[.AK$1]*[.AK53])" office:value-type="float" office:value="0.000530534636442204">
            <text:p>5,31E-04</text:p>
          </table:table-cell>
          <table:table-cell table:formula="of:=[.AL$1]*[.AL53]/([.$A54]+[.AL$1]*[.AL53])" office:value-type="float" office:value="0.000922373759003924">
            <text:p>9,22E-04</text:p>
          </table:table-cell>
          <table:table-cell table:formula="of:=[.AM$1]*[.AM53]/([.$A54]+[.AM$1]*[.AM53])" office:value-type="float" office:value="0.00153380833861157">
            <text:p>1,53E-03</text:p>
          </table:table-cell>
          <table:table-cell table:formula="of:=[.AN$1]*[.AN53]/([.$A54]+[.AN$1]*[.AN53])" office:value-type="float" office:value="0.00244635857953132">
            <text:p>2,45E-03</text:p>
          </table:table-cell>
          <table:table-cell table:formula="of:=[.AO$1]*[.AO53]/([.$A54]+[.AO$1]*[.AO53])" office:value-type="float" office:value="0.00375245334151444">
            <text:p>3,75E-03</text:p>
          </table:table-cell>
          <table:table-cell table:formula="of:=[.AP$1]*[.AP53]/([.$A54]+[.AP$1]*[.AP53])" office:value-type="float" office:value="0.00554981622694888">
            <text:p>5,55E-03</text:p>
          </table:table-cell>
          <table:table-cell table:formula="of:=[.AQ$1]*[.AQ53]/([.$A54]+[.AQ$1]*[.AQ53])" office:value-type="float" office:value="0.00793417517158381">
            <text:p>7,93E-03</text:p>
          </table:table-cell>
          <table:table-cell table:formula="of:=[.AR$1]*[.AR53]/([.$A54]+[.AR$1]*[.AR53])" office:value-type="float" office:value="0.0109913537380201">
            <text:p>1,10E-02</text:p>
          </table:table-cell>
          <table:table-cell office:value-type="float" office:value="52">
            <text:p>52</text:p>
          </table:table-cell>
          <table:table-cell table:formula="of:=[.AT$1]*[.AT53]/([.$A54]+[.AT$1]*[.AT53])" office:value-type="float" office:value="0.0147900016692096">
            <text:p>1,48E-02</text:p>
          </table:table-cell>
          <table:table-cell table:formula="of:=[.AU$1]*[.AU53]/([.$A54]+[.AU$1]*[.AU53])" office:value-type="float" office:value="0.0193760981376477">
            <text:p>1,94E-02</text:p>
          </table:table-cell>
          <table:table-cell table:formula="of:=[.AV$1]*[.AV53]/([.$A54]+[.AV$1]*[.AV53])" office:value-type="float" office:value="0.0247699612819866">
            <text:p>2,48E-02</text:p>
          </table:table-cell>
          <table:table-cell table:formula="of:=[.AW$1]*[.AW53]/([.$A54]+[.AW$1]*[.AW53])" office:value-type="float" office:value="0.0309659630122089">
            <text:p>3,10E-02</text:p>
          </table:table-cell>
          <table:table-cell table:formula="of:=[.AX$1]*[.AX53]/([.$A54]+[.AX$1]*[.AX53])" office:value-type="float" office:value="0.0379346461861243">
            <text:p>3,79E-02</text:p>
          </table:table-cell>
          <table:table-cell table:formula="of:=[.AY$1]*[.AY53]/([.$A54]+[.AY$1]*[.AY53])" office:value-type="float" office:value="0.0456265980801728">
            <text:p>4,56E-02</text:p>
          </table:table-cell>
          <table:table-cell table:formula="of:=[.AZ$1]*[.AZ53]/([.$A54]+[.AZ$1]*[.AZ53])" office:value-type="float" office:value="0.0539772980936441">
            <text:p>5,40E-02</text:p>
          </table:table-cell>
          <table:table-cell table:formula="of:=[.BA$1]*[.BA53]/([.$A54]+[.BA$1]*[.BA53])" office:value-type="float" office:value="0.062912204602465">
            <text:p>6,29E-02</text:p>
          </table:table-cell>
          <table:table-cell table:formula="of:=[.BB$1]*[.BB53]/([.$A54]+[.BB$1]*[.BB53])" office:value-type="float" office:value="0.0723515097112963">
            <text:p>7,24E-02</text:p>
          </table:table-cell>
          <table:table-cell table:formula="of:=[.BC$1]*[.BC53]/([.$A54]+[.BC$1]*[.BC53])" office:value-type="float" office:value="0.0822141982912319">
            <text:p>8,22E-02</text:p>
          </table:table-cell>
          <table:table-cell office:value-type="float" office:value="52">
            <text:p>52</text:p>
          </table:table-cell>
          <table:table-cell table:formula="of:=[.BE$1]*[.BE53]/([.$A54]+[.BE$1]*[.BE53])" office:value-type="float" office:value="0.0924212427929971">
            <text:p>9,24E-02</text:p>
          </table:table-cell>
          <table:table-cell table:formula="of:=[.BF$1]*[.BF53]/([.$A54]+[.BF$1]*[.BF53])" office:value-type="float" office:value="0.102897916648919">
            <text:p>1,03E-01</text:p>
          </table:table-cell>
          <table:table-cell table:formula="of:=[.BG$1]*[.BG53]/([.$A54]+[.BG$1]*[.BG53])" office:value-type="float" office:value="0.113575307594558">
            <text:p>1,14E-01</text:p>
          </table:table-cell>
          <table:table-cell table:formula="of:=[.BH$1]*[.BH53]/([.$A54]+[.BH$1]*[.BH53])" office:value-type="float" office:value="0.124391163319717">
            <text:p>1,24E-01</text:p>
          </table:table-cell>
          <table:table-cell table:formula="of:=[.BI$1]*[.BI53]/([.$A54]+[.BI$1]*[.BI53])" office:value-type="float" office:value="0.13529021737742">
            <text:p>1,35E-01</text:p>
          </table:table-cell>
          <table:table-cell table:formula="of:=[.BJ$1]*[.BJ53]/([.$A54]+[.BJ$1]*[.BJ53])" office:value-type="float" office:value="0.146224136022223">
            <text:p>1,46E-01</text:p>
          </table:table-cell>
          <table:table-cell table:formula="of:=[.BK$1]*[.BK53]/([.$A54]+[.BK$1]*[.BK53])" office:value-type="float" office:value="0.157151207321202">
            <text:p>1,57E-01</text:p>
          </table:table-cell>
          <table:table-cell table:formula="of:=[.BL$1]*[.BL53]/([.$A54]+[.BL$1]*[.BL53])" office:value-type="float" office:value="0.168035870119846">
            <text:p>1,68E-01</text:p>
          </table:table-cell>
          <table:table-cell table:formula="of:=[.BM$1]*[.BM53]/([.$A54]+[.BM$1]*[.BM53])" office:value-type="float" office:value="0.178848156987019">
            <text:p>1,79E-01</text:p>
          </table:table-cell>
          <table:table-cell table:formula="of:=[.BN$1]*[.BN53]/([.$A54]+[.BN$1]*[.BN53])" office:value-type="float" office:value="0.189563104594604">
            <text:p>1,90E-01</text:p>
          </table:table-cell>
          <table:table-cell office:value-type="float" office:value="52">
            <text:p>52</text:p>
          </table:table-cell>
          <table:table-cell table:formula="of:=[.BP$1]*[.BP53]/([.$A54]+[.BP$1]*[.BP53])" office:value-type="float" office:value="0.200160168073397">
            <text:p>2,00E-01</text:p>
          </table:table-cell>
          <table:table-cell table:formula="of:=[.BQ$1]*[.BQ53]/([.$A54]+[.BQ$1]*[.BQ53])" office:value-type="float" office:value="0.210622662783686">
            <text:p>2,11E-01</text:p>
          </table:table-cell>
          <table:table-cell table:formula="of:=[.BR$1]*[.BR53]/([.$A54]+[.BR$1]*[.BR53])" office:value-type="float" office:value="0.220937247236883">
            <text:p>2,21E-01</text:p>
          </table:table-cell>
          <table:table-cell table:formula="of:=[.BS$1]*[.BS53]/([.$A54]+[.BS$1]*[.BS53])" office:value-type="float" office:value="0.231093454011293">
            <text:p>2,31E-01</text:p>
          </table:table-cell>
          <table:table-cell table:formula="of:=[.BT$1]*[.BT53]/([.$A54]+[.BT$1]*[.BT53])" office:value-type="float" office:value="0.241083270809584">
            <text:p>2,41E-01</text:p>
          </table:table-cell>
          <table:table-cell table:formula="of:=[.BU$1]*[.BU53]/([.$A54]+[.BU$1]*[.BU53])" office:value-type="float" office:value="0.250900770759103">
            <text:p>2,51E-01</text:p>
          </table:table-cell>
          <table:table-cell table:formula="of:=[.BV$1]*[.BV53]/([.$A54]+[.BV$1]*[.BV53])" office:value-type="float" office:value="0.260541789204175">
            <text:p>2,61E-01</text:p>
          </table:table-cell>
          <table:table-cell table:formula="of:=[.BW$1]*[.BW53]/([.$A54]+[.BW$1]*[.BW53])" office:value-type="float" office:value="0.27000364322463">
            <text:p>2,70E-01</text:p>
          </table:table-cell>
          <table:table-cell table:formula="of:=[.BX$1]*[.BX53]/([.$A54]+[.BX$1]*[.BX53])" office:value-type="float" office:value="0.279284889667013">
            <text:p>2,79E-01</text:p>
          </table:table-cell>
          <table:table-cell table:formula="of:=[.BY$1]*[.BY53]/([.$A54]+[.BY$1]*[.BY53])" office:value-type="float" office:value="0.288385117396807">
            <text:p>2,88E-01</text:p>
          </table:table-cell>
          <table:table-cell office:value-type="float" office:value="52">
            <text:p>52</text:p>
          </table:table-cell>
          <table:table-cell table:formula="of:=[.CA$1]*[.CA53]/([.$A54]+[.CA$1]*[.CA53])" office:value-type="float" office:value="0.29730476963088">
            <text:p>2,97E-01</text:p>
          </table:table-cell>
          <table:table-cell table:formula="of:=[.CB$1]*[.CB53]/([.$A54]+[.CB$1]*[.CB53])" office:value-type="float" office:value="0.306044992491872">
            <text:p>3,06E-01</text:p>
          </table:table-cell>
          <table:table-cell table:formula="of:=[.CC$1]*[.CC53]/([.$A54]+[.CC$1]*[.CC53])" office:value-type="float" office:value="0.31460750627467">
            <text:p>3,15E-01</text:p>
          </table:table-cell>
          <table:table-cell table:formula="of:=[.CD$1]*[.CD53]/([.$A54]+[.CD$1]*[.CD53])" office:value-type="float" office:value="0.322994496286584">
            <text:p>3,23E-01</text:p>
          </table:table-cell>
          <table:table-cell table:formula="of:=[.CE$1]*[.CE53]/([.$A54]+[.CE$1]*[.CE53])" office:value-type="float" office:value="0.331208520490418">
            <text:p>3,31E-01</text:p>
          </table:table-cell>
          <table:table-cell table:formula="of:=[.CF$1]*[.CF53]/([.$A54]+[.CF$1]*[.CF53])" office:value-type="float" office:value="0.339252431527438">
            <text:p>3,39E-01</text:p>
          </table:table-cell>
          <table:table-cell table:formula="of:=[.CG$1]*[.CG53]/([.$A54]+[.CG$1]*[.CG53])" office:value-type="float" office:value="0.347129311016817">
            <text:p>3,47E-01</text:p>
          </table:table-cell>
          <table:table-cell table:formula="of:=[.CH$1]*[.CH53]/([.$A54]+[.CH$1]*[.CH53])" office:value-type="float" office:value="0.354842414315682">
            <text:p>3,55E-01</text:p>
          </table:table-cell>
          <table:table-cell table:formula="of:=[.CI$1]*[.CI53]/([.$A54]+[.CI$1]*[.CI53])" office:value-type="float" office:value="0.362395124178896">
            <text:p>3,62E-01</text:p>
          </table:table-cell>
          <table:table-cell table:formula="of:=[.CJ$1]*[.CJ53]/([.$A54]+[.CJ$1]*[.CJ53])" office:value-type="float" office:value="0.36979091198133">
            <text:p>3,70E-01</text:p>
          </table:table-cell>
          <table:table-cell office:value-type="float" office:value="52">
            <text:p>52</text:p>
          </table:table-cell>
          <table:table-cell table:formula="of:=[.CL$1]*[.CL53]/([.$A54]+[.CL$1]*[.CL53])" office:value-type="float" office:value="0.377033305359832">
            <text:p>3,77E-01</text:p>
          </table:table-cell>
          <table:table-cell table:formula="of:=[.CM$1]*[.CM53]/([.$A54]+[.CM$1]*[.CM53])" office:value-type="float" office:value="0.384125861300172">
            <text:p>3,84E-01</text:p>
          </table:table-cell>
          <table:table-cell table:formula="of:=[.CN$1]*[.CN53]/([.$A54]+[.CN$1]*[.CN53])" office:value-type="float" office:value="0.391072143838778">
            <text:p>3,91E-01</text:p>
          </table:table-cell>
          <table:table-cell table:formula="of:=[.CO$1]*[.CO53]/([.$A54]+[.CO$1]*[.CO53])" office:value-type="float" office:value="0.39787570567291">
            <text:p>3,98E-01</text:p>
          </table:table-cell>
          <table:table-cell table:formula="of:=[.CP$1]*[.CP53]/([.$A54]+[.CP$1]*[.CP53])" office:value-type="float" office:value="0.404540073078763">
            <text:p>4,05E-01</text:p>
          </table:table-cell>
          <table:table-cell table:formula="of:=[.CQ$1]*[.CQ53]/([.$A54]+[.CQ$1]*[.CQ53])" office:value-type="float" office:value="0.411068733627175">
            <text:p>4,11E-01</text:p>
          </table:table-cell>
          <table:table-cell table:formula="of:=[.CR$1]*[.CR53]/([.$A54]+[.CR$1]*[.CR53])" office:value-type="float" office:value="0.417465126263481">
            <text:p>4,17E-01</text:p>
          </table:table-cell>
          <table:table-cell table:formula="of:=[.CS$1]*[.CS53]/([.$A54]+[.CS$1]*[.CS53])" office:value-type="float" office:value="0.423732633383327">
            <text:p>4,24E-01</text:p>
          </table:table-cell>
          <table:table-cell table:formula="of:=[.CT$1]*[.CT53]/([.$A54]+[.CT$1]*[.CT53])" office:value-type="float" office:value="0.429874574591804">
            <text:p>4,30E-01</text:p>
          </table:table-cell>
          <table:table-cell table:formula="of:=[.CU$1]*[.CU53]/([.$A54]+[.CU$1]*[.CU53])" office:value-type="float" office:value="0.435894201880377">
            <text:p>4,36E-01</text:p>
          </table:table-cell>
          <table:table-cell office:value-type="float" office:value="52">
            <text:p>52</text:p>
          </table:table-cell>
          <table:table-cell table:formula="of:=[.CW$1]*[.CW53]/([.$A54]+[.CW$1]*[.CW53])" office:value-type="float" office:value="0.441794695996138">
            <text:p>4,42E-01</text:p>
          </table:table-cell>
          <table:table-cell table:formula="of:=[.CX$1]*[.CX53]/([.$A54]+[.CX$1]*[.CX53])" office:value-type="float" office:value="0.447579163811899">
            <text:p>4,48E-01</text:p>
          </table:table-cell>
          <table:table-cell table:formula="of:=[.CY$1]*[.CY53]/([.$A54]+[.CY$1]*[.CY53])" office:value-type="float" office:value="0.453250636534508">
            <text:p>4,53E-01</text:p>
          </table:table-cell>
          <table:table-cell table:formula="of:=[.CZ$1]*[.CZ53]/([.$A54]+[.CZ$1]*[.CZ53])" office:value-type="float" office:value="0.458812068613289">
            <text:p>4,59E-01</text:p>
          </table:table-cell>
          <table:table-cell table:formula="of:=[.DA$1]*[.DA53]/([.$A54]+[.DA$1]*[.DA53])" office:value-type="float" office:value="0.464266337231346">
            <text:p>4,64E-01</text:p>
          </table:table-cell>
          <table:table-cell table:formula="of:=[.DB$1]*[.DB53]/([.$A54]+[.DB$1]*[.DB53])" office:value-type="float" office:value="0.469616242280154">
            <text:p>4,70E-01</text:p>
          </table:table-cell>
          <table:table-cell table:formula="of:=[.DC$1]*[.DC53]/([.$A54]+[.DC$1]*[.DC53])" office:value-type="float" office:value="0.474864506732948">
            <text:p>4,75E-01</text:p>
          </table:table-cell>
          <table:table-cell table:formula="of:=[.DD$1]*[.DD53]/([.$A54]+[.DD$1]*[.DD53])" office:value-type="float" office:value="0.480013777345187">
            <text:p>4,80E-01</text:p>
          </table:table-cell>
          <table:table-cell table:formula="of:=[.DE$1]*[.DE53]/([.$A54]+[.DE$1]*[.DE53])" office:value-type="float" office:value="0.485066625621294">
            <text:p>4,85E-01</text:p>
          </table:table-cell>
          <table:table-cell table:formula="of:=[.DF$1]*[.DF53]/([.$A54]+[.DF$1]*[.DF53])" office:value-type="float" office:value="0.490025548996127">
            <text:p>4,90E-01</text:p>
          </table:table-cell>
          <table:table-cell table:number-columns-repeated="146"/>
        </table:table-row>
        <table:table-row table:style-name="ro1">
          <table:table-cell office:value-type="float" office:value="53">
            <text:p>53</text:p>
          </table:table-cell>
          <table:table-cell table:formula="of:=[.$C$1]*[.B54]/([.$A55]+[.$C$1]*[.B54])" office:value-type="float" office:value="2.51161119276418E-055">
            <text:p>2,51E-55</text:p>
          </table:table-cell>
          <table:table-cell table:formula="of:=[.$C$1]*[.C54]/([.$A55]+[.$C$1]*[.C54])" office:value-type="float" office:value="2.85152080491717E-055">
            <text:p>2,85E-55</text:p>
          </table:table-cell>
          <table:table-cell table:formula="of:=[.$D$1]*[.D54]/([.$A55]+[.$D$1]*[.D54])" office:value-type="float" office:value="2.25745339257861E-046">
            <text:p>2,26E-46</text:p>
          </table:table-cell>
          <table:table-cell table:formula="of:=[.$E$1]*[.E54]/([.$A55]+[.$E$1]*[.E54])" office:value-type="float" office:value="3.47598065639878E-040">
            <text:p>3,48E-40</text:p>
          </table:table-cell>
          <table:table-cell table:formula="of:=[.$F$1]*[.F54]/([.$A55]+[.$F$1]*[.F54])" office:value-type="float" office:value="1.74990131893941E-035">
            <text:p>1,75E-35</text:p>
          </table:table-cell>
          <table:table-cell table:formula="of:=[.$G$1]*[.G54]/([.$A55]+[.$G$1]*[.G54])" office:value-type="float" office:value="1.01233701608309E-031">
            <text:p>1,01E-31</text:p>
          </table:table-cell>
          <table:table-cell table:formula="of:=[.$H$1]*[.H54]/([.$A55]+[.$H$1]*[.H54])" office:value-type="float" office:value="1.31586242495937E-028">
            <text:p>1,32E-28</text:p>
          </table:table-cell>
          <table:table-cell table:formula="of:=[.I$1]*[.I54]/([.$A55]+[.I$1]*[.I54])" office:value-type="float" office:value="5.73441597541362E-026">
            <text:p>5,73E-26</text:p>
          </table:table-cell>
          <table:table-cell table:formula="of:=[.J$1]*[.J54]/([.$A55]+[.J$1]*[.J54])" office:value-type="float" office:value="1.08462198032171E-023">
            <text:p>1,08E-23</text:p>
          </table:table-cell>
          <table:table-cell table:formula="of:=[.K$1]*[.K54]/([.$A55]+[.K$1]*[.K54])" office:value-type="float" office:value="1.06201565623487E-021">
            <text:p>1,06E-21</text:p>
          </table:table-cell>
          <table:table-cell office:value-type="float" office:value="53">
            <text:p>53</text:p>
          </table:table-cell>
          <table:table-cell table:formula="of:=[.M$1]*[.M54]/([.$A55]+[.M$1]*[.M54])" office:value-type="float" office:value="6.10448106043277E-020">
            <text:p>6,10E-20</text:p>
          </table:table-cell>
          <table:table-cell table:formula="of:=[.N$1]*[.N54]/([.$A55]+[.N$1]*[.N54])" office:value-type="float" office:value="2.26020585637116E-018">
            <text:p>2,26E-18</text:p>
          </table:table-cell>
          <table:table-cell table:formula="of:=[.O$1]*[.O54]/([.$A55]+[.O$1]*[.O54])" office:value-type="float" office:value="5.78422456742396E-017">
            <text:p>5,78E-17</text:p>
          </table:table-cell>
          <table:table-cell table:formula="of:=[.P$1]*[.P54]/([.$A55]+[.P$1]*[.P54])" office:value-type="float" office:value="1.08078393967411E-015">
            <text:p>1,08E-15</text:p>
          </table:table-cell>
          <table:table-cell table:formula="of:=[.Q$1]*[.Q54]/([.$A55]+[.Q$1]*[.Q54])" office:value-type="float" office:value="0.0000000000000153990964665776">
            <text:p>1,54E-14</text:p>
          </table:table-cell>
          <table:table-cell table:formula="of:=[.R$1]*[.R54]/([.$A55]+[.R$1]*[.R54])" office:value-type="float" office:value="0.00000000000017326989351964">
            <text:p>1,73E-13</text:p>
          </table:table-cell>
          <table:table-cell table:formula="of:=[.S$1]*[.S54]/([.$A55]+[.S$1]*[.S54])" office:value-type="float" office:value="0.00000000000158439104422362">
            <text:p>1,58E-12</text:p>
          </table:table-cell>
          <table:table-cell table:formula="of:=[.T$1]*[.T54]/([.$A55]+[.T$1]*[.T54])" office:value-type="float" office:value="0.0000000000120564051664842">
            <text:p>1,21E-11</text:p>
          </table:table-cell>
          <table:table-cell table:formula="of:=[.U$1]*[.U54]/([.$A55]+[.U$1]*[.U54])" office:value-type="float" office:value="0.00000000007787919119366">
            <text:p>7,79E-11</text:p>
          </table:table-cell>
          <table:table-cell table:formula="of:=[.V$1]*[.V54]/([.$A55]+[.V$1]*[.V54])" office:value-type="float" office:value="0.000000000434286041114314">
            <text:p>4,34E-10</text:p>
          </table:table-cell>
          <table:table-cell office:value-type="float" office:value="53">
            <text:p>53</text:p>
          </table:table-cell>
          <table:table-cell table:formula="of:=[.X$1]*[.X54]/([.$A55]+[.X$1]*[.X54])" office:value-type="float" office:value="0.00000000212087093132069">
            <text:p>2,12E-09</text:p>
          </table:table-cell>
          <table:table-cell table:formula="of:=[.Y$1]*[.Y54]/([.$A55]+[.Y$1]*[.Y54])" office:value-type="float" office:value="0.00000000918330952616621">
            <text:p>9,18E-09</text:p>
          </table:table-cell>
          <table:table-cell table:formula="of:=[.Z$1]*[.Z54]/([.$A55]+[.Z$1]*[.Z54])" office:value-type="float" office:value="0.0000000356350994028888">
            <text:p>3,56E-08</text:p>
          </table:table-cell>
          <table:table-cell table:formula="of:=[.AA$1]*[.AA54]/([.$A55]+[.AA$1]*[.AA54])" office:value-type="float" office:value="0.00000012508465229005">
            <text:p>1,25E-07</text:p>
          </table:table-cell>
          <table:table-cell table:formula="of:=[.AB$1]*[.AB54]/([.$A55]+[.AB$1]*[.AB54])" office:value-type="float" office:value="0.000000400437089528486">
            <text:p>4,00E-07</text:p>
          </table:table-cell>
          <table:table-cell table:formula="of:=[.AC$1]*[.AC54]/([.$A55]+[.AC$1]*[.AC54])" office:value-type="float" office:value="0.00000117762525836889">
            <text:p>1,18E-06</text:p>
          </table:table-cell>
          <table:table-cell table:formula="of:=[.AD$1]*[.AD54]/([.$A55]+[.AD$1]*[.AD54])" office:value-type="float" office:value="0.00000320188384196782">
            <text:p>3,20E-06</text:p>
          </table:table-cell>
          <table:table-cell table:formula="of:=[.AE$1]*[.AE54]/([.$A55]+[.AE$1]*[.AE54])" office:value-type="float" office:value="0.00000809486398157751">
            <text:p>8,09E-06</text:p>
          </table:table-cell>
          <table:table-cell table:formula="of:=[.AF$1]*[.AF54]/([.$A55]+[.AF$1]*[.AF54])" office:value-type="float" office:value="0.0000191266496680061">
            <text:p>1,91E-05</text:p>
          </table:table-cell>
          <table:table-cell table:formula="of:=[.AG$1]*[.AG54]/([.$A55]+[.AG$1]*[.AG54])" office:value-type="float" office:value="0.0000424316381569599">
            <text:p>4,24E-05</text:p>
          </table:table-cell>
          <table:table-cell office:value-type="float" office:value="53">
            <text:p>53</text:p>
          </table:table-cell>
          <table:table-cell table:formula="of:=[.AI$1]*[.AI54]/([.$A55]+[.AI$1]*[.AI54])" office:value-type="float" office:value="0.0000887495129218208">
            <text:p>8,87E-05</text:p>
          </table:table-cell>
          <table:table-cell table:formula="of:=[.AJ$1]*[.AJ54]/([.$A55]+[.AJ$1]*[.AJ54])" office:value-type="float" office:value="0.000175673439966012">
            <text:p>1,76E-04</text:p>
          </table:table-cell>
          <table:table-cell table:formula="of:=[.AK$1]*[.AK54]/([.$A55]+[.AK$1]*[.AK54])" office:value-type="float" office:value="0.000330223803059204">
            <text:p>3,30E-04</text:p>
          </table:table-cell>
          <table:table-cell table:formula="of:=[.AL$1]*[.AL54]/([.$A55]+[.AL$1]*[.AL54])" office:value-type="float" office:value="0.000591361552627805">
            <text:p>5,91E-04</text:p>
          </table:table-cell>
          <table:table-cell table:formula="of:=[.AM$1]*[.AM54]/([.$A55]+[.AM$1]*[.AM54])" office:value-type="float" office:value="0.00101186738639974">
            <text:p>1,01E-03</text:p>
          </table:table-cell>
          <table:table-cell table:formula="of:=[.AN$1]*[.AN54]/([.$A55]+[.AN$1]*[.AN54])" office:value-type="float" office:value="0.00165892093408627">
            <text:p>1,66E-03</text:p>
          </table:table-cell>
          <table:table-cell table:formula="of:=[.AO$1]*[.AO54]/([.$A55]+[.AO$1]*[.AO54])" office:value-type="float" office:value="0.00261279266944261">
            <text:p>2,61E-03</text:p>
          </table:table-cell>
          <table:table-cell table:formula="of:=[.AP$1]*[.AP54]/([.$A55]+[.AP$1]*[.AP54])" office:value-type="float" office:value="0.00396334292976761">
            <text:p>3,96E-03</text:p>
          </table:table-cell>
          <table:table-cell table:formula="of:=[.AQ$1]*[.AQ54]/([.$A55]+[.AQ$1]*[.AQ54])" office:value-type="float" office:value="0.00580446677548996">
            <text:p>5,80E-03</text:p>
          </table:table-cell>
          <table:table-cell table:formula="of:=[.AR$1]*[.AR54]/([.$A55]+[.AR$1]*[.AR54])" office:value-type="float" office:value="0.00822711442500502">
            <text:p>8,23E-03</text:p>
          </table:table-cell>
          <table:table-cell office:value-type="float" office:value="53">
            <text:p>53</text:p>
          </table:table-cell>
          <table:table-cell table:formula="of:=[.AT$1]*[.AT54]/([.$A55]+[.AT$1]*[.AT54])" office:value-type="float" office:value="0.0113118989669596">
            <text:p>1,13E-02</text:p>
          </table:table-cell>
          <table:table-cell table:formula="of:=[.AU$1]*[.AU54]/([.$A55]+[.AU$1]*[.AU54])" office:value-type="float" office:value="0.0151224440650791">
            <text:p>1,51E-02</text:p>
          </table:table-cell>
          <table:table-cell table:formula="of:=[.AV$1]*[.AV54]/([.$A55]+[.AV$1]*[.AV54])" office:value-type="float" office:value="0.0197004753698688">
            <text:p>1,97E-02</text:p>
          </table:table-cell>
          <table:table-cell table:formula="of:=[.AW$1]*[.AW54]/([.$A55]+[.AW$1]*[.AW54])" office:value-type="float" office:value="0.0250632754761764">
            <text:p>2,51E-02</text:p>
          </table:table-cell>
          <table:table-cell table:formula="of:=[.AX$1]*[.AX54]/([.$A55]+[.AX$1]*[.AX54])" office:value-type="float" office:value="0.0312036345424818">
            <text:p>3,12E-02</text:p>
          </table:table-cell>
          <table:table-cell table:formula="of:=[.AY$1]*[.AY54]/([.$A55]+[.AY$1]*[.AY54])" office:value-type="float" office:value="0.0380919841463172">
            <text:p>3,81E-02</text:p>
          </table:table-cell>
          <table:table-cell table:formula="of:=[.AZ$1]*[.AZ54]/([.$A55]+[.AZ$1]*[.AZ54])" office:value-type="float" office:value="0.0456801064244246">
            <text:p>4,57E-02</text:p>
          </table:table-cell>
          <table:table-cell table:formula="of:=[.BA$1]*[.BA54]/([.$A55]+[.BA$1]*[.BA54])" office:value-type="float" office:value="0.0539057009352346">
            <text:p>5,39E-02</text:p>
          </table:table-cell>
          <table:table-cell table:formula="of:=[.BB$1]*[.BB54]/([.$A55]+[.BB$1]*[.BB54])" office:value-type="float" office:value="0.0626971426864882">
            <text:p>6,27E-02</text:p>
          </table:table-cell>
          <table:table-cell table:formula="of:=[.BC$1]*[.BC54]/([.$A55]+[.BC$1]*[.BC54])" office:value-type="float" office:value="0.0719779165888722">
            <text:p>7,20E-02</text:p>
          </table:table-cell>
          <table:table-cell office:value-type="float" office:value="53">
            <text:p>53</text:p>
          </table:table-cell>
          <table:table-cell table:formula="of:=[.BE$1]*[.BE54]/([.$A55]+[.BE$1]*[.BE54])" office:value-type="float" office:value="0.081670401892199">
            <text:p>8,17E-02</text:p>
          </table:table-cell>
          <table:table-cell table:formula="of:=[.BF$1]*[.BF54]/([.$A55]+[.BF$1]*[.BF54])" office:value-type="float" office:value="0.0916988558832296">
            <text:p>9,17E-02</text:p>
          </table:table-cell>
          <table:table-cell table:formula="of:=[.BG$1]*[.BG54]/([.$A55]+[.BG$1]*[.BG54])" office:value-type="float" office:value="0.101991582266576">
            <text:p>1,02E-01</text:p>
          </table:table-cell>
          <table:table-cell table:formula="of:=[.BH$1]*[.BH54]/([.$A55]+[.BH$1]*[.BH54])" office:value-type="float" office:value="0.112482358528796">
            <text:p>1,12E-01</text:p>
          </table:table-cell>
          <table:table-cell table:formula="of:=[.BI$1]*[.BI54]/([.$A55]+[.BI$1]*[.BI54])" office:value-type="float" office:value="0.123111243020996">
            <text:p>1,23E-01</text:p>
          </table:table-cell>
          <table:table-cell table:formula="of:=[.BJ$1]*[.BJ54]/([.$A55]+[.BJ$1]*[.BJ54])" office:value-type="float" office:value="0.133824896991625">
            <text:p>1,34E-01</text:p>
          </table:table-cell>
          <table:table-cell table:formula="of:=[.BK$1]*[.BK54]/([.$A55]+[.BK$1]*[.BK54])" office:value-type="float" office:value="0.144576550685743">
            <text:p>1,45E-01</text:p>
          </table:table-cell>
          <table:table-cell table:formula="of:=[.BL$1]*[.BL54]/([.$A55]+[.BL$1]*[.BL54])" office:value-type="float" office:value="0.15532572543849">
            <text:p>1,55E-01</text:p>
          </table:table-cell>
          <table:table-cell table:formula="of:=[.BM$1]*[.BM54]/([.$A55]+[.BM$1]*[.BM54])" office:value-type="float" office:value="0.166037802290147">
            <text:p>1,66E-01</text:p>
          </table:table-cell>
          <table:table-cell table:formula="of:=[.BN$1]*[.BN54]/([.$A55]+[.BN$1]*[.BN54])" office:value-type="float" office:value="0.176683506341678">
            <text:p>1,77E-01</text:p>
          </table:table-cell>
          <table:table-cell office:value-type="float" office:value="53">
            <text:p>53</text:p>
          </table:table-cell>
          <table:table-cell table:formula="of:=[.BP$1]*[.BP54]/([.$A55]+[.BP$1]*[.BP54])" office:value-type="float" office:value="0.187238357154208">
            <text:p>1,87E-01</text:p>
          </table:table-cell>
          <table:table-cell table:formula="of:=[.BQ$1]*[.BQ54]/([.$A55]+[.BQ$1]*[.BQ54])" office:value-type="float" office:value="0.197682119903764">
            <text:p>1,98E-01</text:p>
          </table:table-cell>
          <table:table-cell table:formula="of:=[.BR$1]*[.BR54]/([.$A55]+[.BR$1]*[.BR54])" office:value-type="float" office:value="0.207998279834003">
            <text:p>2,08E-01</text:p>
          </table:table-cell>
          <table:table-cell table:formula="of:=[.BS$1]*[.BS54]/([.$A55]+[.BS$1]*[.BS54])" office:value-type="float" office:value="0.218173553468725">
            <text:p>2,18E-01</text:p>
          </table:table-cell>
          <table:table-cell table:formula="of:=[.BT$1]*[.BT54]/([.$A55]+[.BT$1]*[.BT54])" office:value-type="float" office:value="0.228197443538069">
            <text:p>2,28E-01</text:p>
          </table:table-cell>
          <table:table-cell table:formula="of:=[.BU$1]*[.BU54]/([.$A55]+[.BU$1]*[.BU54])" office:value-type="float" office:value="0.238061840094523">
            <text:p>2,38E-01</text:p>
          </table:table-cell>
          <table:table-cell table:formula="of:=[.BV$1]*[.BV54]/([.$A55]+[.BV$1]*[.BV54])" office:value-type="float" office:value="0.247760667353149">
            <text:p>2,48E-01</text:p>
          </table:table-cell>
          <table:table-cell table:formula="of:=[.BW$1]*[.BW54]/([.$A55]+[.BW$1]*[.BW54])" office:value-type="float" office:value="0.257289573970605">
            <text:p>2,57E-01</text:p>
          </table:table-cell>
          <table:table-cell table:formula="of:=[.BX$1]*[.BX54]/([.$A55]+[.BX$1]*[.BX54])" office:value-type="float" office:value="0.26664566345129">
            <text:p>2,67E-01</text:p>
          </table:table-cell>
          <table:table-cell table:formula="of:=[.BY$1]*[.BY54]/([.$A55]+[.BY$1]*[.BY54])" office:value-type="float" office:value="0.275827260885851">
            <text:p>2,76E-01</text:p>
          </table:table-cell>
          <table:table-cell office:value-type="float" office:value="53">
            <text:p>53</text:p>
          </table:table-cell>
          <table:table-cell table:formula="of:=[.CA$1]*[.CA54]/([.$A55]+[.CA$1]*[.CA54])" office:value-type="float" office:value="0.284833712102747">
            <text:p>2,85E-01</text:p>
          </table:table-cell>
          <table:table-cell table:formula="of:=[.CB$1]*[.CB54]/([.$A55]+[.CB$1]*[.CB54])" office:value-type="float" office:value="0.293665211414875">
            <text:p>2,94E-01</text:p>
          </table:table-cell>
          <table:table-cell table:formula="of:=[.CC$1]*[.CC54]/([.$A55]+[.CC$1]*[.CC54])" office:value-type="float" office:value="0.302322654377607">
            <text:p>3,02E-01</text:p>
          </table:table-cell>
          <table:table-cell table:formula="of:=[.CD$1]*[.CD54]/([.$A55]+[.CD$1]*[.CD54])" office:value-type="float" office:value="0.310807512278905">
            <text:p>3,11E-01</text:p>
          </table:table-cell>
          <table:table-cell table:formula="of:=[.CE$1]*[.CE54]/([.$A55]+[.CE$1]*[.CE54])" office:value-type="float" office:value="0.319121725414454">
            <text:p>3,19E-01</text:p>
          </table:table-cell>
          <table:table-cell table:formula="of:=[.CF$1]*[.CF54]/([.$A55]+[.CF$1]*[.CF54])" office:value-type="float" office:value="0.327267612534578">
            <text:p>3,27E-01</text:p>
          </table:table-cell>
          <table:table-cell table:formula="of:=[.CG$1]*[.CG54]/([.$A55]+[.CG$1]*[.CG54])" office:value-type="float" office:value="0.335247794168798">
            <text:p>3,35E-01</text:p>
          </table:table-cell>
          <table:table-cell table:formula="of:=[.CH$1]*[.CH54]/([.$A55]+[.CH$1]*[.CH54])" office:value-type="float" office:value="0.343065127829373">
            <text:p>3,43E-01</text:p>
          </table:table-cell>
          <table:table-cell table:formula="of:=[.CI$1]*[.CI54]/([.$A55]+[.CI$1]*[.CI54])" office:value-type="float" office:value="0.350722653362813">
            <text:p>3,51E-01</text:p>
          </table:table-cell>
          <table:table-cell table:formula="of:=[.CJ$1]*[.CJ54]/([.$A55]+[.CJ$1]*[.CJ54])" office:value-type="float" office:value="0.358223546956905">
            <text:p>3,58E-01</text:p>
          </table:table-cell>
          <table:table-cell office:value-type="float" office:value="53">
            <text:p>53</text:p>
          </table:table-cell>
          <table:table-cell table:formula="of:=[.CL$1]*[.CL54]/([.$A55]+[.CL$1]*[.CL54])" office:value-type="float" office:value="0.365571082520968">
            <text:p>3,66E-01</text:p>
          </table:table-cell>
          <table:table-cell table:formula="of:=[.CM$1]*[.CM54]/([.$A55]+[.CM$1]*[.CM54])" office:value-type="float" office:value="0.372768599340579">
            <text:p>3,73E-01</text:p>
          </table:table-cell>
          <table:table-cell table:formula="of:=[.CN$1]*[.CN54]/([.$A55]+[.CN$1]*[.CN54])" office:value-type="float" office:value="0.37981947506718">
            <text:p>3,80E-01</text:p>
          </table:table-cell>
          <table:table-cell table:formula="of:=[.CO$1]*[.CO54]/([.$A55]+[.CO$1]*[.CO54])" office:value-type="float" office:value="0.38672710324035">
            <text:p>3,87E-01</text:p>
          </table:table-cell>
          <table:table-cell table:formula="of:=[.CP$1]*[.CP54]/([.$A55]+[.CP$1]*[.CP54])" office:value-type="float" office:value="0.393494874658552">
            <text:p>3,93E-01</text:p>
          </table:table-cell>
          <table:table-cell table:formula="of:=[.CQ$1]*[.CQ54]/([.$A55]+[.CQ$1]*[.CQ54])" office:value-type="float" office:value="0.400126162015337">
            <text:p>4,00E-01</text:p>
          </table:table-cell>
          <table:table-cell table:formula="of:=[.CR$1]*[.CR54]/([.$A55]+[.CR$1]*[.CR54])" office:value-type="float" office:value="0.406624307304452">
            <text:p>4,07E-01</text:p>
          </table:table-cell>
          <table:table-cell table:formula="of:=[.CS$1]*[.CS54]/([.$A55]+[.CS$1]*[.CS54])" office:value-type="float" office:value="0.412992611571134">
            <text:p>4,13E-01</text:p>
          </table:table-cell>
          <table:table-cell table:formula="of:=[.CT$1]*[.CT54]/([.$A55]+[.CT$1]*[.CT54])" office:value-type="float" office:value="0.419234326649759">
            <text:p>4,19E-01</text:p>
          </table:table-cell>
          <table:table-cell table:formula="of:=[.CU$1]*[.CU54]/([.$A55]+[.CU$1]*[.CU54])" office:value-type="float" office:value="0.425352648581631">
            <text:p>4,25E-01</text:p>
          </table:table-cell>
          <table:table-cell office:value-type="float" office:value="53">
            <text:p>53</text:p>
          </table:table-cell>
          <table:table-cell table:formula="of:=[.CW$1]*[.CW54]/([.$A55]+[.CW$1]*[.CW54])" office:value-type="float" office:value="0.431350712452287">
            <text:p>4,31E-01</text:p>
          </table:table-cell>
          <table:table-cell table:formula="of:=[.CX$1]*[.CX54]/([.$A55]+[.CX$1]*[.CX54])" office:value-type="float" office:value="0.437231588426529">
            <text:p>4,37E-01</text:p>
          </table:table-cell>
          <table:table-cell table:formula="of:=[.CY$1]*[.CY54]/([.$A55]+[.CY$1]*[.CY54])" office:value-type="float" office:value="0.442998278792419">
            <text:p>4,43E-01</text:p>
          </table:table-cell>
          <table:table-cell table:formula="of:=[.CZ$1]*[.CZ54]/([.$A55]+[.CZ$1]*[.CZ54])" office:value-type="float" office:value="0.448653715853563">
            <text:p>4,49E-01</text:p>
          </table:table-cell>
          <table:table-cell table:formula="of:=[.DA$1]*[.DA54]/([.$A55]+[.DA$1]*[.DA54])" office:value-type="float" office:value="0.454200760532957">
            <text:p>4,54E-01</text:p>
          </table:table-cell>
          <table:table-cell table:formula="of:=[.DB$1]*[.DB54]/([.$A55]+[.DB$1]*[.DB54])" office:value-type="float" office:value="0.459642201571993">
            <text:p>4,60E-01</text:p>
          </table:table-cell>
          <table:table-cell table:formula="of:=[.DC$1]*[.DC54]/([.$A55]+[.DC$1]*[.DC54])" office:value-type="float" office:value="0.464980755225589">
            <text:p>4,65E-01</text:p>
          </table:table-cell>
          <table:table-cell table:formula="of:=[.DD$1]*[.DD54]/([.$A55]+[.DD$1]*[.DD54])" office:value-type="float" office:value="0.470219065369166">
            <text:p>4,70E-01</text:p>
          </table:table-cell>
          <table:table-cell table:formula="of:=[.DE$1]*[.DE54]/([.$A55]+[.DE$1]*[.DE54])" office:value-type="float" office:value="0.475359703945774">
            <text:p>4,75E-01</text:p>
          </table:table-cell>
          <table:table-cell table:formula="of:=[.DF$1]*[.DF54]/([.$A55]+[.DF$1]*[.DF54])" office:value-type="float" office:value="0.480405171692408">
            <text:p>4,80E-01</text:p>
          </table:table-cell>
          <table:table-cell table:number-columns-repeated="146"/>
        </table:table-row>
        <table:table-row table:style-name="ro1">
          <table:table-cell office:value-type="float" office:value="54">
            <text:p>54</text:p>
          </table:table-cell>
          <table:table-cell table:formula="of:=[.$C$1]*[.B55]/([.$A56]+[.$C$1]*[.B55])" office:value-type="float" office:value="9.30226367690437E-057">
            <text:p>9,30E-57</text:p>
          </table:table-cell>
          <table:table-cell table:formula="of:=[.$C$1]*[.C55]/([.$A56]+[.$C$1]*[.C55])" office:value-type="float" office:value="1.05611881663599E-056">
            <text:p>1,06E-56</text:p>
          </table:table-cell>
          <table:table-cell table:formula="of:=[.$D$1]*[.D55]/([.$A56]+[.$D$1]*[.D55])" office:value-type="float" office:value="1.25414077365478E-047">
            <text:p>1,25E-47</text:p>
          </table:table-cell>
          <table:table-cell table:formula="of:=[.$E$1]*[.E55]/([.$A56]+[.$E$1]*[.E55])" office:value-type="float" office:value="2.57480048622132E-041">
            <text:p>2,57E-41</text:p>
          </table:table-cell>
          <table:table-cell table:formula="of:=[.$F$1]*[.F55]/([.$A56]+[.$F$1]*[.F55])" office:value-type="float" office:value="1.62027899901797E-036">
            <text:p>1,62E-36</text:p>
          </table:table-cell>
          <table:table-cell table:formula="of:=[.$G$1]*[.G55]/([.$A56]+[.$G$1]*[.G55])" office:value-type="float" office:value="1.12481890675899E-032">
            <text:p>1,12E-32</text:p>
          </table:table-cell>
          <table:table-cell table:formula="of:=[.$H$1]*[.H55]/([.$A56]+[.$H$1]*[.H55])" office:value-type="float" office:value="1.7057475879103E-029">
            <text:p>1,71E-29</text:p>
          </table:table-cell>
          <table:table-cell table:formula="of:=[.I$1]*[.I55]/([.$A56]+[.I$1]*[.I55])" office:value-type="float" office:value="8.49543107468684E-027">
            <text:p>8,50E-27</text:p>
          </table:table-cell>
          <table:table-cell table:formula="of:=[.J$1]*[.J55]/([.$A56]+[.J$1]*[.J55])" office:value-type="float" office:value="1.80770330053618E-024">
            <text:p>1,81E-24</text:p>
          </table:table-cell>
          <table:table-cell table:formula="of:=[.K$1]*[.K55]/([.$A56]+[.K$1]*[.K55])" office:value-type="float" office:value="1.9666956596942E-022">
            <text:p>1,97E-22</text:p>
          </table:table-cell>
          <table:table-cell office:value-type="float" office:value="54">
            <text:p>54</text:p>
          </table:table-cell>
          <table:table-cell table:formula="of:=[.M$1]*[.M55]/([.$A56]+[.M$1]*[.M55])" office:value-type="float" office:value="1.24350540119927E-020">
            <text:p>1,24E-20</text:p>
          </table:table-cell>
          <table:table-cell table:formula="of:=[.N$1]*[.N55]/([.$A56]+[.N$1]*[.N55])" office:value-type="float" office:value="5.02267968082481E-019">
            <text:p>5,02E-19</text:p>
          </table:table-cell>
          <table:table-cell table:formula="of:=[.O$1]*[.O55]/([.$A56]+[.O$1]*[.O55])" office:value-type="float" office:value="1.39249850697243E-017">
            <text:p>1,39E-17</text:p>
          </table:table-cell>
          <table:table-cell table:formula="of:=[.P$1]*[.P55]/([.$A56]+[.P$1]*[.P55])" office:value-type="float" office:value="2.80203243619214E-016">
            <text:p>2,80E-16</text:p>
          </table:table-cell>
          <table:table-cell table:formula="of:=[.Q$1]*[.Q55]/([.$A56]+[.Q$1]*[.Q55])" office:value-type="float" office:value="4.27752679627153E-015">
            <text:p>4,28E-15</text:p>
          </table:table-cell>
          <table:table-cell table:formula="of:=[.R$1]*[.R55]/([.$A56]+[.R$1]*[.R55])" office:value-type="float" office:value="0.0000000000000513392277095204">
            <text:p>5,13E-14</text:p>
          </table:table-cell>
          <table:table-cell table:formula="of:=[.S$1]*[.S55]/([.$A56]+[.S$1]*[.S55])" office:value-type="float" office:value="0.000000000000498789773181262">
            <text:p>4,99E-13</text:p>
          </table:table-cell>
          <table:table-cell table:formula="of:=[.T$1]*[.T55]/([.$A56]+[.T$1]*[.T55])" office:value-type="float" office:value="0.00000000000401880172214526">
            <text:p>4,02E-12</text:p>
          </table:table-cell>
          <table:table-cell table:formula="of:=[.U$1]*[.U55]/([.$A56]+[.U$1]*[.U55])" office:value-type="float" office:value="0.0000000000274019376414628">
            <text:p>2,74E-11</text:p>
          </table:table-cell>
          <table:table-cell table:formula="of:=[.V$1]*[.V55]/([.$A56]+[.V$1]*[.V55])" office:value-type="float" office:value="0.000000000160846681868319">
            <text:p>1,61E-10</text:p>
          </table:table-cell>
          <table:table-cell office:value-type="float" office:value="54">
            <text:p>54</text:p>
          </table:table-cell>
          <table:table-cell table:formula="of:=[.X$1]*[.X55]/([.$A56]+[.X$1]*[.X55])" office:value-type="float" office:value="0.00000000082478313927778">
            <text:p>8,25E-10</text:p>
          </table:table-cell>
          <table:table-cell table:formula="of:=[.Y$1]*[.Y55]/([.$A56]+[.Y$1]*[.Y55])" office:value-type="float" office:value="0.00000000374134831147743">
            <text:p>3,74E-09</text:p>
          </table:table-cell>
          <table:table-cell table:formula="of:=[.Z$1]*[.Z55]/([.$A56]+[.Z$1]*[.Z55])" office:value-type="float" office:value="0.0000000151779124782688">
            <text:p>1,52E-08</text:p>
          </table:table-cell>
          <table:table-cell table:formula="of:=[.AA$1]*[.AA55]/([.$A56]+[.AA$1]*[.AA55])" office:value-type="float" office:value="0.0000000555931757049765">
            <text:p>5,56E-08</text:p>
          </table:table-cell>
          <table:table-cell table:formula="of:=[.AB$1]*[.AB55]/([.$A56]+[.AB$1]*[.AB55])" office:value-type="float" office:value="0.000000185387507079839">
            <text:p>1,85E-07</text:p>
          </table:table-cell>
          <table:table-cell table:formula="of:=[.AC$1]*[.AC55]/([.$A56]+[.AC$1]*[.AC55])" office:value-type="float" office:value="0.000000567004432535255">
            <text:p>5,67E-07</text:p>
          </table:table-cell>
          <table:table-cell table:formula="of:=[.AD$1]*[.AD55]/([.$A56]+[.AD$1]*[.AD55])" office:value-type="float" office:value="0.00000160093935797298">
            <text:p>1,60E-06</text:p>
          </table:table-cell>
          <table:table-cell table:formula="of:=[.AE$1]*[.AE55]/([.$A56]+[.AE$1]*[.AE55])" office:value-type="float" office:value="0.00000419731926177355">
            <text:p>4,20E-06</text:p>
          </table:table-cell>
          <table:table-cell table:formula="of:=[.AF$1]*[.AF55]/([.$A56]+[.AF$1]*[.AF55])" office:value-type="float" office:value="0.0000102716137590185">
            <text:p>1,03E-05</text:p>
          </table:table-cell>
          <table:table-cell table:formula="of:=[.AG$1]*[.AG55]/([.$A56]+[.AG$1]*[.AG55])" office:value-type="float" office:value="0.0000235725766299544">
            <text:p>2,36E-05</text:p>
          </table:table-cell>
          <table:table-cell office:value-type="float" office:value="54">
            <text:p>54</text:p>
          </table:table-cell>
          <table:table-cell table:formula="of:=[.AI$1]*[.AI55]/([.$A56]+[.AI$1]*[.AI55])" office:value-type="float" office:value="0.000050946198807708">
            <text:p>5,09E-05</text:p>
          </table:table-cell>
          <table:table-cell table:formula="of:=[.AJ$1]*[.AJ55]/([.$A56]+[.AJ$1]*[.AJ55])" office:value-type="float" office:value="0.000104091942978558">
            <text:p>1,04E-04</text:p>
          </table:table-cell>
          <table:table-cell table:formula="of:=[.AK$1]*[.AK55]/([.$A56]+[.AK$1]*[.AK55])" office:value-type="float" office:value="0.000201762718793098">
            <text:p>2,02E-04</text:p>
          </table:table-cell>
          <table:table-cell table:formula="of:=[.AL$1]*[.AL55]/([.$A56]+[.AL$1]*[.AL55])" office:value-type="float" office:value="0.000372200170809904">
            <text:p>3,72E-04</text:p>
          </table:table-cell>
          <table:table-cell table:formula="of:=[.AM$1]*[.AM55]/([.$A56]+[.AM$1]*[.AM55])" office:value-type="float" office:value="0.000655410128505732">
            <text:p>6,55E-04</text:p>
          </table:table-cell>
          <table:table-cell table:formula="of:=[.AN$1]*[.AN55]/([.$A56]+[.AN$1]*[.AN55])" office:value-type="float" office:value="0.00110472552119516">
            <text:p>1,10E-03</text:p>
          </table:table-cell>
          <table:table-cell table:formula="of:=[.AO$1]*[.AO55]/([.$A56]+[.AO$1]*[.AO55])" office:value-type="float" office:value="0.00178704757281192">
            <text:p>1,79E-03</text:p>
          </table:table-cell>
          <table:table-cell table:formula="of:=[.AP$1]*[.AP55]/([.$A56]+[.AP$1]*[.AP55])" office:value-type="float" office:value="0.00278126210559429">
            <text:p>2,78E-03</text:p>
          </table:table-cell>
          <table:table-cell table:formula="of:=[.AQ$1]*[.AQ55]/([.$A56]+[.AQ$1]*[.AQ55])" office:value-type="float" office:value="0.00417461443008283">
            <text:p>4,17E-03</text:p>
          </table:table-cell>
          <table:table-cell table:formula="of:=[.AR$1]*[.AR55]/([.$A56]+[.AR$1]*[.AR55])" office:value-type="float" office:value="0.00605724502009217">
            <text:p>6,06E-03</text:p>
          </table:table-cell>
          <table:table-cell office:value-type="float" office:value="54">
            <text:p>54</text:p>
          </table:table-cell>
          <table:table-cell table:formula="of:=[.AT$1]*[.AT55]/([.$A56]+[.AT$1]*[.AT55])" office:value-type="float" office:value="0.00851552702976825">
            <text:p>8,52E-03</text:p>
          </table:table-cell>
          <table:table-cell table:formula="of:=[.AU$1]*[.AU55]/([.$A56]+[.AU$1]*[.AU55])" office:value-type="float" office:value="0.0116251668782784">
            <text:p>1,16E-02</text:p>
          </table:table-cell>
          <table:table-cell table:formula="of:=[.AV$1]*[.AV55]/([.$A56]+[.AV$1]*[.AV55])" office:value-type="float" office:value="0.0154451215322616">
            <text:p>1,54E-02</text:p>
          </table:table-cell>
          <table:table-cell table:formula="of:=[.AW$1]*[.AW55]/([.$A56]+[.AW$1]*[.AW55])" office:value-type="float" office:value="0.0200132196320811">
            <text:p>2,00E-02</text:p>
          </table:table-cell>
          <table:table-cell table:formula="of:=[.AX$1]*[.AX55]/([.$A56]+[.AX$1]*[.AX55])" office:value-type="float" office:value="0.0253440078205074">
            <text:p>2,53E-02</text:p>
          </table:table-cell>
          <table:table-cell table:formula="of:=[.AY$1]*[.AY55]/([.$A56]+[.AY$1]*[.AY55])" office:value-type="float" office:value="0.0314288994501732">
            <text:p>3,14E-02</text:p>
          </table:table-cell>
          <table:table-cell table:formula="of:=[.AZ$1]*[.AZ55]/([.$A56]+[.AZ$1]*[.AZ55])" office:value-type="float" office:value="0.0382383090853347">
            <text:p>3,82E-02</text:p>
          </table:table-cell>
          <table:table-cell table:formula="of:=[.BA$1]*[.BA55]/([.$A56]+[.BA$1]*[.BA55])" office:value-type="float" office:value="0.0457252016785319">
            <text:p>4,57E-02</text:p>
          </table:table-cell>
          <table:table-cell table:formula="of:=[.BB$1]*[.BB55]/([.$A56]+[.BB$1]*[.BB55])" office:value-type="float" office:value="0.0538293975922419">
            <text:p>5,38E-02</text:p>
          </table:table-cell>
          <table:table-cell table:formula="of:=[.BC$1]*[.BC55]/([.$A56]+[.BC$1]*[.BC55])" office:value-type="float" office:value="0.062482028129503">
            <text:p>6,25E-02</text:p>
          </table:table-cell>
          <table:table-cell office:value-type="float" office:value="54">
            <text:p>54</text:p>
          </table:table-cell>
          <table:table-cell table:formula="of:=[.BE$1]*[.BE55]/([.$A56]+[.BE$1]*[.BE55])" office:value-type="float" office:value="0.0716096768694092">
            <text:p>7,16E-02</text:p>
          </table:table-cell>
          <table:table-cell table:formula="of:=[.BF$1]*[.BF55]/([.$A56]+[.BF$1]*[.BF55])" office:value-type="float" office:value="0.0811379131157695">
            <text:p>8,11E-02</text:p>
          </table:table-cell>
          <table:table-cell table:formula="of:=[.BG$1]*[.BG55]/([.$A56]+[.BG$1]*[.BG55])" office:value-type="float" office:value="0.0909940823522328">
            <text:p>9,10E-02</text:p>
          </table:table-cell>
          <table:table-cell table:formula="of:=[.BH$1]*[.BH55]/([.$A56]+[.BH$1]*[.BH55])" office:value-type="float" office:value="0.101109341345016">
            <text:p>1,01E-01</text:p>
          </table:table-cell>
          <table:table-cell table:formula="of:=[.BI$1]*[.BI55]/([.$A56]+[.BI$1]*[.BI55])" office:value-type="float" office:value="0.111420005887629">
            <text:p>1,11E-01</text:p>
          </table:table-cell>
          <table:table-cell table:formula="of:=[.BJ$1]*[.BJ55]/([.$A56]+[.BJ$1]*[.BJ55])" office:value-type="float" office:value="0.121868321476247">
            <text:p>1,22E-01</text:p>
          </table:table-cell>
          <table:table-cell table:formula="of:=[.BK$1]*[.BK55]/([.$A56]+[.BK$1]*[.BK55])" office:value-type="float" office:value="0.132402780751467">
            <text:p>1,32E-01</text:p>
          </table:table-cell>
          <table:table-cell table:formula="of:=[.BL$1]*[.BL55]/([.$A56]+[.BL$1]*[.BL55])" office:value-type="float" office:value="0.142978106401986">
            <text:p>1,43E-01</text:p>
          </table:table-cell>
          <table:table-cell table:formula="of:=[.BM$1]*[.BM55]/([.$A56]+[.BM$1]*[.BM55])" office:value-type="float" office:value="0.153555002915682">
            <text:p>1,54E-01</text:p>
          </table:table-cell>
          <table:table-cell table:formula="of:=[.BN$1]*[.BN55]/([.$A56]+[.BN$1]*[.BN55])" office:value-type="float" office:value="0.164099761258541">
            <text:p>1,64E-01</text:p>
          </table:table-cell>
          <table:table-cell office:value-type="float" office:value="54">
            <text:p>54</text:p>
          </table:table-cell>
          <table:table-cell table:formula="of:=[.BP$1]*[.BP55]/([.$A56]+[.BP$1]*[.BP55])" office:value-type="float" office:value="0.174583781178136">
            <text:p>1,75E-01</text:p>
          </table:table-cell>
          <table:table-cell table:formula="of:=[.BQ$1]*[.BQ55]/([.$A56]+[.BQ$1]*[.BQ55])" office:value-type="float" office:value="0.18498305849545">
            <text:p>1,85E-01</text:p>
          </table:table-cell>
          <table:table-cell table:formula="of:=[.BR$1]*[.BR55]/([.$A56]+[.BR$1]*[.BR55])" office:value-type="float" office:value="0.195277670360526">
            <text:p>1,95E-01</text:p>
          </table:table-cell>
          <table:table-cell table:formula="of:=[.BS$1]*[.BS55]/([.$A56]+[.BS$1]*[.BS55])" office:value-type="float" office:value="0.205451280137888">
            <text:p>2,05E-01</text:p>
          </table:table-cell>
          <table:table-cell table:formula="of:=[.BT$1]*[.BT55]/([.$A56]+[.BT$1]*[.BT55])" office:value-type="float" office:value="0.215490675084123">
            <text:p>2,15E-01</text:p>
          </table:table-cell>
          <table:table-cell table:formula="of:=[.BU$1]*[.BU55]/([.$A56]+[.BU$1]*[.BU55])" office:value-type="float" office:value="0.225385343835352">
            <text:p>2,25E-01</text:p>
          </table:table-cell>
          <table:table-cell table:formula="of:=[.BV$1]*[.BV55]/([.$A56]+[.BV$1]*[.BV55])" office:value-type="float" office:value="0.235127096454257">
            <text:p>2,35E-01</text:p>
          </table:table-cell>
          <table:table-cell table:formula="of:=[.BW$1]*[.BW55]/([.$A56]+[.BW$1]*[.BW55])" office:value-type="float" office:value="0.244709726949273">
            <text:p>2,45E-01</text:p>
          </table:table-cell>
          <table:table-cell table:formula="of:=[.BX$1]*[.BX55]/([.$A56]+[.BX$1]*[.BX55])" office:value-type="float" office:value="0.254128716395447">
            <text:p>2,54E-01</text:p>
          </table:table-cell>
          <table:table-cell table:formula="of:=[.BY$1]*[.BY55]/([.$A56]+[.BY$1]*[.BY55])" office:value-type="float" office:value="0.263380973755263">
            <text:p>2,63E-01</text:p>
          </table:table-cell>
          <table:table-cell office:value-type="float" office:value="54">
            <text:p>54</text:p>
          </table:table-cell>
          <table:table-cell table:formula="of:=[.CA$1]*[.CA55]/([.$A56]+[.CA$1]*[.CA55])" office:value-type="float" office:value="0.272464610986312">
            <text:p>2,72E-01</text:p>
          </table:table-cell>
          <table:table-cell table:formula="of:=[.CB$1]*[.CB55]/([.$A56]+[.CB$1]*[.CB55])" office:value-type="float" office:value="0.281378748858323">
            <text:p>2,81E-01</text:p>
          </table:table-cell>
          <table:table-cell table:formula="of:=[.CC$1]*[.CC55]/([.$A56]+[.CC$1]*[.CC55])" office:value-type="float" office:value="0.290123349959694">
            <text:p>2,90E-01</text:p>
          </table:table-cell>
          <table:table-cell table:formula="of:=[.CD$1]*[.CD55]/([.$A56]+[.CD$1]*[.CD55])" office:value-type="float" office:value="0.298699075564973">
            <text:p>2,99E-01</text:p>
          </table:table-cell>
          <table:table-cell table:formula="of:=[.CE$1]*[.CE55]/([.$A56]+[.CE$1]*[.CE55])" office:value-type="float" office:value="0.307107163299056">
            <text:p>3,07E-01</text:p>
          </table:table-cell>
          <table:table-cell table:formula="of:=[.CF$1]*[.CF55]/([.$A56]+[.CF$1]*[.CF55])" office:value-type="float" office:value="0.315349322830484">
            <text:p>3,15E-01</text:p>
          </table:table-cell>
          <table:table-cell table:formula="of:=[.CG$1]*[.CG55]/([.$A56]+[.CG$1]*[.CG55])" office:value-type="float" office:value="0.323427647128936">
            <text:p>3,23E-01</text:p>
          </table:table-cell>
          <table:table-cell table:formula="of:=[.CH$1]*[.CH55]/([.$A56]+[.CH$1]*[.CH55])" office:value-type="float" office:value="0.331344537114618">
            <text:p>3,31E-01</text:p>
          </table:table-cell>
          <table:table-cell table:formula="of:=[.CI$1]*[.CI55]/([.$A56]+[.CI$1]*[.CI55])" office:value-type="float" office:value="0.339102637800369">
            <text:p>3,39E-01</text:p>
          </table:table-cell>
          <table:table-cell table:formula="of:=[.CJ$1]*[.CJ55]/([.$A56]+[.CJ$1]*[.CJ55])" office:value-type="float" office:value="0.346704784276317">
            <text:p>3,47E-01</text:p>
          </table:table-cell>
          <table:table-cell office:value-type="float" office:value="54">
            <text:p>54</text:p>
          </table:table-cell>
          <table:table-cell table:formula="of:=[.CL$1]*[.CL55]/([.$A56]+[.CL$1]*[.CL55])" office:value-type="float" office:value="0.354153956110083">
            <text:p>3,54E-01</text:p>
          </table:table-cell>
          <table:table-cell table:formula="of:=[.CM$1]*[.CM55]/([.$A56]+[.CM$1]*[.CM55])" office:value-type="float" office:value="0.361453238933042">
            <text:p>3,61E-01</text:p>
          </table:table-cell>
          <table:table-cell table:formula="of:=[.CN$1]*[.CN55]/([.$A56]+[.CN$1]*[.CN55])" office:value-type="float" office:value="0.368605792156334">
            <text:p>3,69E-01</text:p>
          </table:table-cell>
          <table:table-cell table:formula="of:=[.CO$1]*[.CO55]/([.$A56]+[.CO$1]*[.CO55])" office:value-type="float" office:value="0.375614821911067">
            <text:p>3,76E-01</text:p>
          </table:table-cell>
          <table:table-cell table:formula="of:=[.CP$1]*[.CP55]/([.$A56]+[.CP$1]*[.CP55])" office:value-type="float" office:value="0.382483558437668">
            <text:p>3,82E-01</text:p>
          </table:table-cell>
          <table:table-cell table:formula="of:=[.CQ$1]*[.CQ55]/([.$A56]+[.CQ$1]*[.CQ55])" office:value-type="float" office:value="0.389215237261855">
            <text:p>3,89E-01</text:p>
          </table:table-cell>
          <table:table-cell table:formula="of:=[.CR$1]*[.CR55]/([.$A56]+[.CR$1]*[.CR55])" office:value-type="float" office:value="0.395813083591384">
            <text:p>3,96E-01</text:p>
          </table:table-cell>
          <table:table-cell table:formula="of:=[.CS$1]*[.CS55]/([.$A56]+[.CS$1]*[.CS55])" office:value-type="float" office:value="0.402280299450599">
            <text:p>4,02E-01</text:p>
          </table:table-cell>
          <table:table-cell table:formula="of:=[.CT$1]*[.CT55]/([.$A56]+[.CT$1]*[.CT55])" office:value-type="float" office:value="0.408620053140723">
            <text:p>4,09E-01</text:p>
          </table:table-cell>
          <table:table-cell table:formula="of:=[.CU$1]*[.CU55]/([.$A56]+[.CU$1]*[.CU55])" office:value-type="float" office:value="0.414835470674427">
            <text:p>4,15E-01</text:p>
          </table:table-cell>
          <table:table-cell office:value-type="float" office:value="54">
            <text:p>54</text:p>
          </table:table-cell>
          <table:table-cell table:formula="of:=[.CW$1]*[.CW55]/([.$A56]+[.CW$1]*[.CW55])" office:value-type="float" office:value="0.420929628884918">
            <text:p>4,21E-01</text:p>
          </table:table-cell>
          <table:table-cell table:formula="of:=[.CX$1]*[.CX55]/([.$A56]+[.CX$1]*[.CX55])" office:value-type="float" office:value="0.426905549953912">
            <text:p>4,27E-01</text:p>
          </table:table-cell>
          <table:table-cell table:formula="of:=[.CY$1]*[.CY55]/([.$A56]+[.CY$1]*[.CY55])" office:value-type="float" office:value="0.432766197140492">
            <text:p>4,33E-01</text:p>
          </table:table-cell>
          <table:table-cell table:formula="of:=[.CZ$1]*[.CZ55]/([.$A56]+[.CZ$1]*[.CZ55])" office:value-type="float" office:value="0.438514471524908">
            <text:p>4,39E-01</text:p>
          </table:table-cell>
          <table:table-cell table:formula="of:=[.DA$1]*[.DA55]/([.$A56]+[.DA$1]*[.DA55])" office:value-type="float" office:value="0.444153209608759">
            <text:p>4,44E-01</text:p>
          </table:table-cell>
          <table:table-cell table:formula="of:=[.DB$1]*[.DB55]/([.$A56]+[.DB$1]*[.DB55])" office:value-type="float" office:value="0.449685181636265">
            <text:p>4,50E-01</text:p>
          </table:table-cell>
          <table:table-cell table:formula="of:=[.DC$1]*[.DC55]/([.$A56]+[.DC$1]*[.DC55])" office:value-type="float" office:value="0.455113090521283">
            <text:p>4,55E-01</text:p>
          </table:table-cell>
          <table:table-cell table:formula="of:=[.DD$1]*[.DD55]/([.$A56]+[.DD$1]*[.DD55])" office:value-type="float" office:value="0.460439571281645">
            <text:p>4,60E-01</text:p>
          </table:table-cell>
          <table:table-cell table:formula="of:=[.DE$1]*[.DE55]/([.$A56]+[.DE$1]*[.DE55])" office:value-type="float" office:value="0.4656671908969">
            <text:p>4,66E-01</text:p>
          </table:table-cell>
          <table:table-cell table:formula="of:=[.DF$1]*[.DF55]/([.$A56]+[.DF$1]*[.DF55])" office:value-type="float" office:value="0.470798448517881">
            <text:p>4,71E-01</text:p>
          </table:table-cell>
          <table:table-cell table:number-columns-repeated="146"/>
        </table:table-row>
        <table:table-row table:style-name="ro1">
          <table:table-cell office:value-type="float" office:value="55">
            <text:p>55</text:p>
          </table:table-cell>
          <table:table-cell table:formula="of:=[.$C$1]*[.B56]/([.$A57]+[.$C$1]*[.B56])" office:value-type="float" office:value="3.38264133705613E-058">
            <text:p>3,38E-58</text:p>
          </table:table-cell>
          <table:table-cell table:formula="of:=[.$C$1]*[.C56]/([.$A57]+[.$C$1]*[.C56])" office:value-type="float" office:value="3.8404320604945E-058">
            <text:p>3,84E-58</text:p>
          </table:table-cell>
          <table:table-cell table:formula="of:=[.$D$1]*[.D56]/([.$A57]+[.$D$1]*[.D56])" office:value-type="float" office:value="6.84076785629881E-049">
            <text:p>6,84E-49</text:p>
          </table:table-cell>
          <table:table-cell table:formula="of:=[.$E$1]*[.E56]/([.$A57]+[.$E$1]*[.E56])" office:value-type="float" office:value="1.87258217179732E-042">
            <text:p>1,87E-42</text:p>
          </table:table-cell>
          <table:table-cell table:formula="of:=[.$F$1]*[.F56]/([.$A57]+[.$F$1]*[.F56])" office:value-type="float" office:value="1.47298090819815E-037">
            <text:p>1,47E-37</text:p>
          </table:table-cell>
          <table:table-cell table:formula="of:=[.$G$1]*[.G56]/([.$A57]+[.$G$1]*[.G56])" office:value-type="float" office:value="1.22707517100981E-033">
            <text:p>1,23E-33</text:p>
          </table:table-cell>
          <table:table-cell table:formula="of:=[.$H$1]*[.H56]/([.$A57]+[.$H$1]*[.H56])" office:value-type="float" office:value="2.17095147552219E-030">
            <text:p>2,17E-30</text:p>
          </table:table-cell>
          <table:table-cell table:formula="of:=[.I$1]*[.I56]/([.$A57]+[.I$1]*[.I56])" office:value-type="float" office:value="1.235699065409E-027">
            <text:p>1,24E-27</text:p>
          </table:table-cell>
          <table:table-cell table:formula="of:=[.J$1]*[.J56]/([.$A57]+[.J$1]*[.J56])" office:value-type="float" office:value="2.95805994633194E-025">
            <text:p>2,96E-25</text:p>
          </table:table-cell>
          <table:table-cell table:formula="of:=[.K$1]*[.K56]/([.$A57]+[.K$1]*[.K56])" office:value-type="float" office:value="3.5758102903531E-023">
            <text:p>3,58E-23</text:p>
          </table:table-cell>
          <table:table-cell office:value-type="float" office:value="55">
            <text:p>55</text:p>
          </table:table-cell>
          <table:table-cell table:formula="of:=[.M$1]*[.M56]/([.$A57]+[.M$1]*[.M56])" office:value-type="float" office:value="2.48701080239853E-021">
            <text:p>2,49E-21</text:p>
          </table:table-cell>
          <table:table-cell table:formula="of:=[.N$1]*[.N56]/([.$A57]+[.N$1]*[.N56])" office:value-type="float" office:value="1.09585738490723E-019">
            <text:p>1,10E-19</text:p>
          </table:table-cell>
          <table:table-cell table:formula="of:=[.O$1]*[.O56]/([.$A57]+[.O$1]*[.O56])" office:value-type="float" office:value="3.29136010738939E-018">
            <text:p>3,29E-18</text:p>
          </table:table-cell>
          <table:table-cell table:formula="of:=[.P$1]*[.P56]/([.$A57]+[.P$1]*[.P56])" office:value-type="float" office:value="7.13244620121635E-017">
            <text:p>7,13E-17</text:p>
          </table:table-cell>
          <table:table-cell table:formula="of:=[.Q$1]*[.Q56]/([.$A57]+[.Q$1]*[.Q56])" office:value-type="float" office:value="1.16659821716496E-015">
            <text:p>1,17E-15</text:p>
          </table:table-cell>
          <table:table-cell table:formula="of:=[.R$1]*[.R56]/([.$A57]+[.R$1]*[.R56])" office:value-type="float" office:value="0.0000000000000149350480609512">
            <text:p>1,49E-14</text:p>
          </table:table-cell>
          <table:table-cell table:formula="of:=[.S$1]*[.S56]/([.$A57]+[.S$1]*[.S56])" office:value-type="float" office:value="0.000000000000154171384437821">
            <text:p>1,54E-13</text:p>
          </table:table-cell>
          <table:table-cell table:formula="of:=[.T$1]*[.T56]/([.$A57]+[.T$1]*[.T56])" office:value-type="float" office:value="0.00000000000131524419997308">
            <text:p>1,32E-12</text:p>
          </table:table-cell>
          <table:table-cell table:formula="of:=[.U$1]*[.U56]/([.$A57]+[.U$1]*[.U56])" office:value-type="float" office:value="0.00000000000946612391241573">
            <text:p>9,47E-12</text:p>
          </table:table-cell>
          <table:table-cell table:formula="of:=[.V$1]*[.V56]/([.$A57]+[.V$1]*[.V56])" office:value-type="float" office:value="0.0000000000584897024941495">
            <text:p>5,85E-11</text:p>
          </table:table-cell>
          <table:table-cell office:value-type="float" office:value="55">
            <text:p>55</text:p>
          </table:table-cell>
          <table:table-cell table:formula="of:=[.X$1]*[.X56]/([.$A57]+[.X$1]*[.X56])" office:value-type="float" office:value="0.000000000314917198534161">
            <text:p>3,15E-10</text:p>
          </table:table-cell>
          <table:table-cell table:formula="of:=[.Y$1]*[.Y56]/([.$A57]+[.Y$1]*[.Y56])" office:value-type="float" office:value="0.00000000149653932235134">
            <text:p>1,50E-09</text:p>
          </table:table-cell>
          <table:table-cell table:formula="of:=[.Z$1]*[.Z56]/([.$A57]+[.Z$1]*[.Z56])" office:value-type="float" office:value="0.00000000634712699608093">
            <text:p>6,35E-09</text:p>
          </table:table-cell>
          <table:table-cell table:formula="of:=[.AA$1]*[.AA56]/([.$A57]+[.AA$1]*[.AA56])" office:value-type="float" office:value="0.0000000242588397191348">
            <text:p>2,43E-08</text:p>
          </table:table-cell>
          <table:table-cell table:formula="of:=[.AB$1]*[.AB56]/([.$A57]+[.AB$1]*[.AB56])" office:value-type="float" office:value="0.0000000842670415717192">
            <text:p>8,43E-08</text:p>
          </table:table-cell>
          <table:table-cell table:formula="of:=[.AC$1]*[.AC56]/([.$A57]+[.AC$1]*[.AC56])" office:value-type="float" office:value="0.00000026803838717207">
            <text:p>2,68E-07</text:p>
          </table:table-cell>
          <table:table-cell table:formula="of:=[.AD$1]*[.AD56]/([.$A57]+[.AD$1]*[.AD56])" office:value-type="float" office:value="0.000000785915067160121">
            <text:p>7,86E-07</text:p>
          </table:table-cell>
          <table:table-cell table:formula="of:=[.AE$1]*[.AE56]/([.$A57]+[.AE$1]*[.AE56])" office:value-type="float" office:value="0.00000213681251274361">
            <text:p>2,14E-06</text:p>
          </table:table-cell>
          <table:table-cell table:formula="of:=[.AF$1]*[.AF56]/([.$A57]+[.AF$1]*[.AF56])" office:value-type="float" office:value="0.00000541591246794303">
            <text:p>5,42E-06</text:p>
          </table:table-cell>
          <table:table-cell table:formula="of:=[.AG$1]*[.AG56]/([.$A57]+[.AG$1]*[.AG56])" office:value-type="float" office:value="0.0000128576037507844">
            <text:p>1,29E-05</text:p>
          </table:table-cell>
          <table:table-cell office:value-type="float" office:value="55">
            <text:p>55</text:p>
          </table:table-cell>
          <table:table-cell table:formula="of:=[.AI$1]*[.AI56]/([.$A57]+[.AI$1]*[.AI56])" office:value-type="float" office:value="0.0000287143057020439">
            <text:p>2,87E-05</text:p>
          </table:table-cell>
          <table:table-cell table:formula="of:=[.AJ$1]*[.AJ56]/([.$A57]+[.AJ$1]*[.AJ56])" office:value-type="float" office:value="0.0000605589174011235">
            <text:p>6,06E-05</text:p>
          </table:table-cell>
          <table:table-cell table:formula="of:=[.AK$1]*[.AK56]/([.$A57]+[.AK$1]*[.AK56])" office:value-type="float" office:value="0.000121042978099648">
            <text:p>1,21E-04</text:p>
          </table:table-cell>
          <table:table-cell table:formula="of:=[.AL$1]*[.AL56]/([.$A57]+[.AL$1]*[.AL56])" office:value-type="float" office:value="0.000230034450295258">
            <text:p>2,30E-04</text:p>
          </table:table-cell>
          <table:table-cell table:formula="of:=[.AM$1]*[.AM56]/([.$A57]+[.AM$1]*[.AM56])" office:value-type="float" office:value="0.000416905290171952">
            <text:p>4,17E-04</text:p>
          </table:table-cell>
          <table:table-cell table:formula="of:=[.AN$1]*[.AN56]/([.$A57]+[.AN$1]*[.AN56])" office:value-type="float" office:value="0.000722570582638901">
            <text:p>7,23E-04</text:p>
          </table:table-cell>
          <table:table-cell table:formula="of:=[.AO$1]*[.AO56]/([.$A57]+[.AO$1]*[.AO56])" office:value-type="float" office:value="0.0012007521009513">
            <text:p>1,20E-03</text:p>
          </table:table-cell>
          <table:table-cell table:formula="of:=[.AP$1]*[.AP56]/([.$A57]+[.AP$1]*[.AP56])" office:value-type="float" office:value="0.00191791381117092">
            <text:p>1,92E-03</text:p>
          </table:table-cell>
          <table:table-cell table:formula="of:=[.AQ$1]*[.AQ56]/([.$A57]+[.AQ$1]*[.AQ56])" office:value-type="float" office:value="0.00295144433148172">
            <text:p>2,95E-03</text:p>
          </table:table-cell>
          <table:table-cell table:formula="of:=[.AR$1]*[.AR56]/([.$A57]+[.AR$1]*[.AR56])" office:value-type="float" office:value="0.00438594782506937">
            <text:p>4,39E-03</text:p>
          </table:table-cell>
          <table:table-cell office:value-type="float" office:value="55">
            <text:p>55</text:p>
          </table:table-cell>
          <table:table-cell table:formula="of:=[.AT$1]*[.AT56]/([.$A57]+[.AT$1]*[.AT56])" office:value-type="float" office:value="0.00630789619523432">
            <text:p>6,31E-03</text:p>
          </table:table-cell>
          <table:table-cell table:formula="of:=[.AU$1]*[.AU56]/([.$A57]+[.AU$1]*[.AU56])" office:value-type="float" office:value="0.00879928538410366">
            <text:p>8,80E-03</text:p>
          </table:table-cell>
          <table:table-cell table:formula="of:=[.AV$1]*[.AV56]/([.$A57]+[.AV$1]*[.AV56])" office:value-type="float" office:value="0.0119312042401471">
            <text:p>1,19E-02</text:p>
          </table:table-cell>
          <table:table-cell table:formula="of:=[.AW$1]*[.AW56]/([.$A57]+[.AW$1]*[.AW56])" office:value-type="float" office:value="0.0157582766247732">
            <text:p>1,58E-02</text:p>
          </table:table-cell>
          <table:table-cell table:formula="of:=[.AX$1]*[.AX56]/([.$A57]+[.AX$1]*[.AX56])" office:value-type="float" office:value="0.0203147594173332">
            <text:p>2,03E-02</text:p>
          </table:table-cell>
          <table:table-cell table:formula="of:=[.AY$1]*[.AY56]/([.$A57]+[.AY$1]*[.AY56])" office:value-type="float" office:value="0.0256127326322718">
            <text:p>2,56E-02</text:p>
          </table:table-cell>
          <table:table-cell table:formula="of:=[.AZ$1]*[.AZ56]/([.$A57]+[.AZ$1]*[.AZ56])" office:value-type="float" office:value="0.0316424138924954">
            <text:p>3,16E-02</text:p>
          </table:table-cell>
          <table:table-cell table:formula="of:=[.BA$1]*[.BA56]/([.$A57]+[.BA$1]*[.BA56])" office:value-type="float" office:value="0.0383742806878359">
            <text:p>3,84E-02</text:p>
          </table:table-cell>
          <table:table-cell table:formula="of:=[.BB$1]*[.BB56]/([.$A57]+[.BB$1]*[.BB56])" office:value-type="float" office:value="0.0457624645971181">
            <text:p>4,58E-02</text:p>
          </table:table-cell>
          <table:table-cell table:formula="of:=[.BC$1]*[.BC56]/([.$A57]+[.BC$1]*[.BC56])" office:value-type="float" office:value="0.0537488121257582">
            <text:p>5,37E-02</text:p>
          </table:table-cell>
          <table:table-cell office:value-type="float" office:value="55">
            <text:p>55</text:p>
          </table:table-cell>
          <table:table-cell table:formula="of:=[.BE$1]*[.BE56]/([.$A57]+[.BE$1]*[.BE56])" office:value-type="float" office:value="0.0622670616023853">
            <text:p>6,23E-02</text:p>
          </table:table-cell>
          <table:table-cell table:formula="of:=[.BF$1]*[.BF56]/([.$A57]+[.BF$1]*[.BF56])" office:value-type="float" office:value="0.0712467158258205">
            <text:p>7,12E-02</text:p>
          </table:table-cell>
          <table:table-cell table:formula="of:=[.BG$1]*[.BG56]/([.$A57]+[.BG$1]*[.BG56])" office:value-type="float" office:value="0.0806163456998589">
            <text:p>8,06E-02</text:p>
          </table:table-cell>
          <table:table-cell table:formula="of:=[.BH$1]*[.BH56]/([.$A57]+[.BH$1]*[.BH56])" office:value-type="float" office:value="0.0903062034892017">
            <text:p>9,03E-02</text:p>
          </table:table-cell>
          <table:table-cell table:formula="of:=[.BI$1]*[.BI56]/([.$A57]+[.BI$1]*[.BI56])" office:value-type="float" office:value="0.10025013523006">
            <text:p>1,00E-01</text:p>
          </table:table-cell>
          <table:table-cell table:formula="of:=[.BJ$1]*[.BJ56]/([.$A57]+[.BJ$1]*[.BJ56])" office:value-type="float" office:value="0.110386854622867">
            <text:p>1,10E-01</text:p>
          </table:table-cell>
          <table:table-cell table:formula="of:=[.BK$1]*[.BK56]/([.$A57]+[.BK$1]*[.BK56])" office:value-type="float" office:value="0.120660679327704">
            <text:p>1,21E-01</text:p>
          </table:table-cell>
          <table:table-cell table:formula="of:=[.BL$1]*[.BL56]/([.$A57]+[.BL$1]*[.BL56])" office:value-type="float" office:value="0.131021843249125">
            <text:p>1,31E-01</text:p>
          </table:table-cell>
          <table:table-cell table:formula="of:=[.BM$1]*[.BM56]/([.$A57]+[.BM$1]*[.BM56])" office:value-type="float" office:value="0.141426494090733">
            <text:p>1,41E-01</text:p>
          </table:table-cell>
          <table:table-cell table:formula="of:=[.BN$1]*[.BN56]/([.$A57]+[.BN$1]*[.BN56])" office:value-type="float" office:value="0.151836471802302">
            <text:p>1,52E-01</text:p>
          </table:table-cell>
          <table:table-cell office:value-type="float" office:value="55">
            <text:p>55</text:p>
          </table:table-cell>
          <table:table-cell table:formula="of:=[.BP$1]*[.BP56]/([.$A57]+[.BP$1]*[.BP56])" office:value-type="float" office:value="0.162218946100688">
            <text:p>1,62E-01</text:p>
          </table:table-cell>
          <table:table-cell table:formula="of:=[.BQ$1]*[.BQ56]/([.$A57]+[.BQ$1]*[.BQ56])" office:value-type="float" office:value="0.172545973588062">
            <text:p>1,73E-01</text:p>
          </table:table-cell>
          <table:table-cell table:formula="of:=[.BR$1]*[.BR56]/([.$A57]+[.BR$1]*[.BR56])" office:value-type="float" office:value="0.182794019088929">
            <text:p>1,83E-01</text:p>
          </table:table-cell>
          <table:table-cell table:formula="of:=[.BS$1]*[.BS56]/([.$A57]+[.BS$1]*[.BS56])" office:value-type="float" office:value="0.192943472536463">
            <text:p>1,93E-01</text:p>
          </table:table-cell>
          <table:table-cell table:formula="of:=[.BT$1]*[.BT56]/([.$A57]+[.BT$1]*[.BT56])" office:value-type="float" office:value="0.202978182219452">
            <text:p>2,03E-01</text:p>
          </table:table-cell>
          <table:table-cell table:formula="of:=[.BU$1]*[.BU56]/([.$A57]+[.BU$1]*[.BU56])" office:value-type="float" office:value="0.21288501723432">
            <text:p>2,13E-01</text:p>
          </table:table-cell>
          <table:table-cell table:formula="of:=[.BV$1]*[.BV56]/([.$A57]+[.BV$1]*[.BV56])" office:value-type="float" office:value="0.222653466184294">
            <text:p>2,23E-01</text:p>
          </table:table-cell>
          <table:table-cell table:formula="of:=[.BW$1]*[.BW56]/([.$A57]+[.BW$1]*[.BW56])" office:value-type="float" office:value="0.232275275100962">
            <text:p>2,32E-01</text:p>
          </table:table-cell>
          <table:table-cell table:formula="of:=[.BX$1]*[.BX56]/([.$A57]+[.BX$1]*[.BX56])" office:value-type="float" office:value="0.241744124830438">
            <text:p>2,42E-01</text:p>
          </table:table-cell>
          <table:table-cell table:formula="of:=[.BY$1]*[.BY56]/([.$A57]+[.BY$1]*[.BY56])" office:value-type="float" office:value="0.251055346383355">
            <text:p>2,51E-01</text:p>
          </table:table-cell>
          <table:table-cell office:value-type="float" office:value="55">
            <text:p>55</text:p>
          </table:table-cell>
          <table:table-cell table:formula="of:=[.CA$1]*[.CA56]/([.$A57]+[.CA$1]*[.CA56])" office:value-type="float" office:value="0.260205671717216">
            <text:p>2,60E-01</text:p>
          </table:table-cell>
          <table:table-cell table:formula="of:=[.CB$1]*[.CB56]/([.$A57]+[.CB$1]*[.CB56])" office:value-type="float" office:value="0.269193016885855">
            <text:p>2,69E-01</text:p>
          </table:table-cell>
          <table:table-cell table:formula="of:=[.CC$1]*[.CC56]/([.$A57]+[.CC$1]*[.CC56])" office:value-type="float" office:value="0.27801629429241">
            <text:p>2,78E-01</text:p>
          </table:table-cell>
          <table:table-cell table:formula="of:=[.CD$1]*[.CD56]/([.$A57]+[.CD$1]*[.CD56])" office:value-type="float" office:value="0.286675250801434">
            <text:p>2,87E-01</text:p>
          </table:table-cell>
          <table:table-cell table:formula="of:=[.CE$1]*[.CE56]/([.$A57]+[.CE$1]*[.CE56])" office:value-type="float" office:value="0.295170328618575">
            <text:p>2,95E-01</text:p>
          </table:table-cell>
          <table:table-cell table:formula="of:=[.CF$1]*[.CF56]/([.$A57]+[.CF$1]*[.CF56])" office:value-type="float" office:value="0.303502546074415">
            <text:p>3,04E-01</text:p>
          </table:table-cell>
          <table:table-cell table:formula="of:=[.CG$1]*[.CG56]/([.$A57]+[.CG$1]*[.CG56])" office:value-type="float" office:value="0.311673395713078">
            <text:p>3,12E-01</text:p>
          </table:table-cell>
          <table:table-cell table:formula="of:=[.CH$1]*[.CH56]/([.$A57]+[.CH$1]*[.CH56])" office:value-type="float" office:value="0.319684757360451">
            <text:p>3,20E-01</text:p>
          </table:table-cell>
          <table:table-cell table:formula="of:=[.CI$1]*[.CI56]/([.$A57]+[.CI$1]*[.CI56])" office:value-type="float" office:value="0.32753882411487">
            <text:p>3,28E-01</text:p>
          </table:table-cell>
          <table:table-cell table:formula="of:=[.CJ$1]*[.CJ56]/([.$A57]+[.CJ$1]*[.CJ56])" office:value-type="float" office:value="0.335238039455525">
            <text:p>3,35E-01</text:p>
          </table:table-cell>
          <table:table-cell office:value-type="float" office:value="55">
            <text:p>55</text:p>
          </table:table-cell>
          <table:table-cell table:formula="of:=[.CL$1]*[.CL56]/([.$A57]+[.CL$1]*[.CL56])" office:value-type="float" office:value="0.342785043895458">
            <text:p>3,43E-01</text:p>
          </table:table-cell>
          <table:table-cell table:formula="of:=[.CM$1]*[.CM56]/([.$A57]+[.CM$1]*[.CM56])" office:value-type="float" office:value="0.350182629814731">
            <text:p>3,50E-01</text:p>
          </table:table-cell>
          <table:table-cell table:formula="of:=[.CN$1]*[.CN56]/([.$A57]+[.CN$1]*[.CN56])" office:value-type="float" office:value="0.35743370329497">
            <text:p>3,57E-01</text:p>
          </table:table-cell>
          <table:table-cell table:formula="of:=[.CO$1]*[.CO56]/([.$A57]+[.CO$1]*[.CO56])" office:value-type="float" office:value="0.364541251939867">
            <text:p>3,65E-01</text:p>
          </table:table-cell>
          <table:table-cell table:formula="of:=[.CP$1]*[.CP56]/([.$A57]+[.CP$1]*[.CP56])" office:value-type="float" office:value="0.371508317809007">
            <text:p>3,72E-01</text:p>
          </table:table-cell>
          <table:table-cell table:formula="of:=[.CQ$1]*[.CQ56]/([.$A57]+[.CQ$1]*[.CQ56])" office:value-type="float" office:value="0.378337974716377">
            <text:p>3,78E-01</text:p>
          </table:table-cell>
          <table:table-cell table:formula="of:=[.CR$1]*[.CR56]/([.$A57]+[.CR$1]*[.CR56])" office:value-type="float" office:value="0.385033309252147">
            <text:p>3,85E-01</text:p>
          </table:table-cell>
          <table:table-cell table:formula="of:=[.CS$1]*[.CS56]/([.$A57]+[.CS$1]*[.CS56])" office:value-type="float" office:value="0.391597404978703">
            <text:p>3,92E-01</text:p>
          </table:table-cell>
          <table:table-cell table:formula="of:=[.CT$1]*[.CT56]/([.$A57]+[.CT$1]*[.CT56])" office:value-type="float" office:value="0.398033329331342">
            <text:p>3,98E-01</text:p>
          </table:table-cell>
          <table:table-cell table:formula="of:=[.CU$1]*[.CU56]/([.$A57]+[.CU$1]*[.CU56])" office:value-type="float" office:value="0.404344122822121">
            <text:p>4,04E-01</text:p>
          </table:table-cell>
          <table:table-cell office:value-type="float" office:value="55">
            <text:p>55</text:p>
          </table:table-cell>
          <table:table-cell table:formula="of:=[.CW$1]*[.CW56]/([.$A57]+[.CW$1]*[.CW56])" office:value-type="float" office:value="0.410532790203705">
            <text:p>4,11E-01</text:p>
          </table:table-cell>
          <table:table-cell table:formula="of:=[.CX$1]*[.CX56]/([.$A57]+[.CX$1]*[.CX56])" office:value-type="float" office:value="0.416602293299963">
            <text:p>4,17E-01</text:p>
          </table:table-cell>
          <table:table-cell table:formula="of:=[.CY$1]*[.CY56]/([.$A57]+[.CY$1]*[.CY56])" office:value-type="float" office:value="0.42255554525271">
            <text:p>4,23E-01</text:p>
          </table:table-cell>
          <table:table-cell table:formula="of:=[.CZ$1]*[.CZ56]/([.$A57]+[.CZ$1]*[.CZ56])" office:value-type="float" office:value="0.428395405970456">
            <text:p>4,28E-01</text:p>
          </table:table-cell>
          <table:table-cell table:formula="of:=[.DA$1]*[.DA56]/([.$A57]+[.DA$1]*[.DA56])" office:value-type="float" office:value="0.434124678596181">
            <text:p>4,34E-01</text:p>
          </table:table-cell>
          <table:table-cell table:formula="of:=[.DB$1]*[.DB56]/([.$A57]+[.DB$1]*[.DB56])" office:value-type="float" office:value="0.439746106837714">
            <text:p>4,40E-01</text:p>
          </table:table-cell>
          <table:table-cell table:formula="of:=[.DC$1]*[.DC56]/([.$A57]+[.DC$1]*[.DC56])" office:value-type="float" office:value="0.445262373027071">
            <text:p>4,45E-01</text:p>
          </table:table-cell>
          <table:table-cell table:formula="of:=[.DD$1]*[.DD56]/([.$A57]+[.DD$1]*[.DD56])" office:value-type="float" office:value="0.450676096794492">
            <text:p>4,51E-01</text:p>
          </table:table-cell>
          <table:table-cell table:formula="of:=[.DE$1]*[.DE56]/([.$A57]+[.DE$1]*[.DE56])" office:value-type="float" office:value="0.455989834259513">
            <text:p>4,56E-01</text:p>
          </table:table-cell>
          <table:table-cell table:formula="of:=[.DF$1]*[.DF56]/([.$A57]+[.DF$1]*[.DF56])" office:value-type="float" office:value="0.461206077655627">
            <text:p>4,61E-01</text:p>
          </table:table-cell>
          <table:table-cell table:number-columns-repeated="146"/>
        </table:table-row>
        <table:table-row table:style-name="ro1">
          <table:table-cell office:value-type="float" office:value="56">
            <text:p>56</text:p>
          </table:table-cell>
          <table:table-cell table:formula="of:=[.$C$1]*[.B57]/([.$A58]+[.$C$1]*[.B57])" office:value-type="float" office:value="1.20808619180576E-059">
            <text:p>1,21E-59</text:p>
          </table:table-cell>
          <table:table-cell table:formula="of:=[.$C$1]*[.C57]/([.$A58]+[.$C$1]*[.C57])" office:value-type="float" office:value="1.37158287874804E-059">
            <text:p>1,37E-59</text:p>
          </table:table-cell>
          <table:table-cell table:formula="of:=[.$D$1]*[.D57]/([.$A58]+[.$D$1]*[.D57])" office:value-type="float" office:value="3.66469706587436E-050">
            <text:p>3,66E-50</text:p>
          </table:table-cell>
          <table:table-cell table:formula="of:=[.$E$1]*[.E57]/([.$A58]+[.$E$1]*[.E57])" office:value-type="float" office:value="1.33755869414094E-043">
            <text:p>1,34E-43</text:p>
          </table:table-cell>
          <table:table-cell table:formula="of:=[.$F$1]*[.F57]/([.$A58]+[.$F$1]*[.F57])" office:value-type="float" office:value="1.31516152517692E-038">
            <text:p>1,32E-38</text:p>
          </table:table-cell>
          <table:table-cell table:formula="of:=[.$G$1]*[.G57]/([.$A58]+[.$G$1]*[.G57])" office:value-type="float" office:value="1.31472339751051E-034">
            <text:p>1,31E-34</text:p>
          </table:table-cell>
          <table:table-cell table:formula="of:=[.$H$1]*[.H57]/([.$A58]+[.$H$1]*[.H57])" office:value-type="float" office:value="2.71368934440274E-031">
            <text:p>2,71E-31</text:p>
          </table:table-cell>
          <table:table-cell table:formula="of:=[.I$1]*[.I57]/([.$A58]+[.I$1]*[.I57])" office:value-type="float" office:value="1.76528437915571E-028">
            <text:p>1,77E-28</text:p>
          </table:table-cell>
          <table:table-cell table:formula="of:=[.J$1]*[.J57]/([.$A58]+[.J$1]*[.J57])" office:value-type="float" office:value="4.75402491374776E-026">
            <text:p>4,75E-26</text:p>
          </table:table-cell>
          <table:table-cell table:formula="of:=[.K$1]*[.K57]/([.$A58]+[.K$1]*[.K57])" office:value-type="float" office:value="6.38537551848768E-024">
            <text:p>6,39E-24</text:p>
          </table:table-cell>
          <table:table-cell office:value-type="float" office:value="56">
            <text:p>56</text:p>
          </table:table-cell>
          <table:table-cell table:formula="of:=[.M$1]*[.M57]/([.$A58]+[.M$1]*[.M57])" office:value-type="float" office:value="4.88519979042569E-022">
            <text:p>4,89E-22</text:p>
          </table:table-cell>
          <table:table-cell table:formula="of:=[.N$1]*[.N57]/([.$A58]+[.N$1]*[.N57])" office:value-type="float" office:value="2.34826582480121E-020">
            <text:p>2,35E-20</text:p>
          </table:table-cell>
          <table:table-cell table:formula="of:=[.O$1]*[.O57]/([.$A58]+[.O$1]*[.O57])" office:value-type="float" office:value="7.64065739215394E-019">
            <text:p>7,64E-19</text:p>
          </table:table-cell>
          <table:table-cell table:formula="of:=[.P$1]*[.P57]/([.$A58]+[.P$1]*[.P57])" office:value-type="float" office:value="1.78311155030409E-017">
            <text:p>1,78E-17</text:p>
          </table:table-cell>
          <table:table-cell table:formula="of:=[.Q$1]*[.Q57]/([.$A58]+[.Q$1]*[.Q57])" office:value-type="float" office:value="3.12481665312043E-016">
            <text:p>3,12E-16</text:p>
          </table:table-cell>
          <table:table-cell table:formula="of:=[.R$1]*[.R57]/([.$A58]+[.R$1]*[.R57])" office:value-type="float" office:value="4.26715658884317E-015">
            <text:p>4,27E-15</text:p>
          </table:table-cell>
          <table:table-cell table:formula="of:=[.S$1]*[.S57]/([.$A58]+[.S$1]*[.S57])" office:value-type="float" office:value="0.000000000000046802027418622">
            <text:p>4,68E-14</text:p>
          </table:table-cell>
          <table:table-cell table:formula="of:=[.T$1]*[.T57]/([.$A58]+[.T$1]*[.T57])" office:value-type="float" office:value="0.000000000000422757064276883">
            <text:p>4,23E-13</text:p>
          </table:table-cell>
          <table:table-cell table:formula="of:=[.U$1]*[.U57]/([.$A58]+[.U$1]*[.U57])" office:value-type="float" office:value="0.00000000000321172061313074">
            <text:p>3,21E-12</text:p>
          </table:table-cell>
          <table:table-cell table:formula="of:=[.V$1]*[.V57]/([.$A58]+[.V$1]*[.V57])" office:value-type="float" office:value="0.0000000000208891794617599">
            <text:p>2,09E-11</text:p>
          </table:table-cell>
          <table:table-cell office:value-type="float" office:value="56">
            <text:p>56</text:p>
          </table:table-cell>
          <table:table-cell table:formula="of:=[.X$1]*[.X57]/([.$A58]+[.X$1]*[.X57])" office:value-type="float" office:value="0.000000000118093949436364">
            <text:p>1,18E-10</text:p>
          </table:table-cell>
          <table:table-cell table:formula="of:=[.Y$1]*[.Y57]/([.$A58]+[.Y$1]*[.Y57])" office:value-type="float" office:value="0.000000000587926162006656">
            <text:p>5,88E-10</text:p>
          </table:table-cell>
          <table:table-cell table:formula="of:=[.Z$1]*[.Z57]/([.$A58]+[.Z$1]*[.Z57])" office:value-type="float" office:value="0.00000000260685572373754">
            <text:p>2,61E-09</text:p>
          </table:table-cell>
          <table:table-cell table:formula="of:=[.AA$1]*[.AA57]/([.$A58]+[.AA$1]*[.AA57])" office:value-type="float" office:value="0.0000000103966454858247">
            <text:p>1,04E-08</text:p>
          </table:table-cell>
          <table:table-cell table:formula="of:=[.AB$1]*[.AB57]/([.$A58]+[.AB$1]*[.AB57])" office:value-type="float" office:value="0.0000000376192135721694">
            <text:p>3,76E-08</text:p>
          </table:table-cell>
          <table:table-cell table:formula="of:=[.AC$1]*[.AC57]/([.$A58]+[.AC$1]*[.AC57])" office:value-type="float" office:value="0.000000124446378557272">
            <text:p>1,24E-07</text:p>
          </table:table-cell>
          <table:table-cell table:formula="of:=[.AD$1]*[.AD57]/([.$A58]+[.AD$1]*[.AD57])" office:value-type="float" office:value="0.000000378923192369361">
            <text:p>3,79E-07</text:p>
          </table:table-cell>
          <table:table-cell table:formula="of:=[.AE$1]*[.AE57]/([.$A58]+[.AE$1]*[.AE57])" office:value-type="float" office:value="0.0000010684051148811">
            <text:p>1,07E-06</text:p>
          </table:table-cell>
          <table:table-cell table:formula="of:=[.AF$1]*[.AF57]/([.$A58]+[.AF$1]*[.AF57])" office:value-type="float" office:value="0.00000280466109046746">
            <text:p>2,80E-06</text:p>
          </table:table-cell>
          <table:table-cell table:formula="of:=[.AG$1]*[.AG57]/([.$A58]+[.AG$1]*[.AG57])" office:value-type="float" office:value="0.00000688795456510389">
            <text:p>6,89E-06</text:p>
          </table:table-cell>
          <table:table-cell office:value-type="float" office:value="56">
            <text:p>56</text:p>
          </table:table-cell>
          <table:table-cell table:formula="of:=[.AI$1]*[.AI57]/([.$A58]+[.AI$1]*[.AI57])" office:value-type="float" office:value="0.0000158951665675809">
            <text:p>1,59E-05</text:p>
          </table:table-cell>
          <table:table-cell table:formula="of:=[.AJ$1]*[.AJ57]/([.$A58]+[.AJ$1]*[.AJ57])" office:value-type="float" office:value="0.000034603898186578">
            <text:p>3,46E-05</text:p>
          </table:table-cell>
          <table:table-cell table:formula="of:=[.AK$1]*[.AK57]/([.$A58]+[.AK$1]*[.AK57])" office:value-type="float" office:value="0.0000713238103599405">
            <text:p>7,13E-05</text:p>
          </table:table-cell>
          <table:table-cell table:formula="of:=[.AL$1]*[.AL57]/([.$A58]+[.AL$1]*[.AL57])" office:value-type="float" office:value="0.000139644270147848">
            <text:p>1,40E-04</text:p>
          </table:table-cell>
          <table:table-cell table:formula="of:=[.AM$1]*[.AM57]/([.$A58]+[.AM$1]*[.AM57])" office:value-type="float" office:value="0.000260497929504414">
            <text:p>2,60E-04</text:p>
          </table:table-cell>
          <table:table-cell table:formula="of:=[.AN$1]*[.AN57]/([.$A58]+[.AN$1]*[.AN57])" office:value-type="float" office:value="0.000464293991223737">
            <text:p>4,64E-04</text:p>
          </table:table-cell>
          <table:table-cell table:formula="of:=[.AO$1]*[.AO57]/([.$A58]+[.AO$1]*[.AO57])" office:value-type="float" office:value="0.000792725154974492">
            <text:p>7,93E-04</text:p>
          </table:table-cell>
          <table:table-cell table:formula="of:=[.AP$1]*[.AP57]/([.$A58]+[.AP$1]*[.AP57])" office:value-type="float" office:value="0.0012997499661584">
            <text:p>1,30E-03</text:p>
          </table:table-cell>
          <table:table-cell table:formula="of:=[.AQ$1]*[.AQ57]/([.$A58]+[.AQ$1]*[.AQ57])" office:value-type="float" office:value="0.00205125386830905">
            <text:p>2,05E-03</text:p>
          </table:table-cell>
          <table:table-cell table:formula="of:=[.AR$1]*[.AR57]/([.$A58]+[.AR$1]*[.AR57])" office:value-type="float" office:value="0.00312303596590507">
            <text:p>3,12E-03</text:p>
          </table:table-cell>
          <table:table-cell office:value-type="float" office:value="56">
            <text:p>56</text:p>
          </table:table-cell>
          <table:table-cell table:formula="of:=[.AT$1]*[.AT57]/([.$A58]+[.AT$1]*[.AT57])" office:value-type="float" office:value="0.00459705067051463">
            <text:p>4,60E-03</text:p>
          </table:table-cell>
          <table:table-cell table:formula="of:=[.AU$1]*[.AU57]/([.$A58]+[.AU$1]*[.AU57])" office:value-type="float" office:value="0.00655619665403289">
            <text:p>6,56E-03</text:p>
          </table:table-cell>
          <table:table-cell table:formula="of:=[.AV$1]*[.AV57]/([.$A58]+[.AV$1]*[.AV57])" office:value-type="float" office:value="0.00907829000432201">
            <text:p>9,08E-03</text:p>
          </table:table-cell>
          <table:table-cell table:formula="of:=[.AW$1]*[.AW57]/([.$A58]+[.AW$1]*[.AW57])" office:value-type="float" office:value="0.0122300763347309">
            <text:p>1,22E-02</text:p>
          </table:table-cell>
          <table:table-cell table:formula="of:=[.AX$1]*[.AX57]/([.$A58]+[.AX$1]*[.AX57])" office:value-type="float" office:value="0.0160621558280064">
            <text:p>1,61E-02</text:p>
          </table:table-cell>
          <table:table-cell table:formula="of:=[.AY$1]*[.AY57]/([.$A58]+[.AY$1]*[.AY57])" office:value-type="float" office:value="0.0206055104169239">
            <text:p>2,06E-02</text:p>
          </table:table-cell>
          <table:table-cell table:formula="of:=[.AZ$1]*[.AZ57]/([.$A58]+[.AZ$1]*[.AZ57])" office:value-type="float" office:value="0.0258699957959252">
            <text:p>2,59E-02</text:p>
          </table:table-cell>
          <table:table-cell table:formula="of:=[.BA$1]*[.BA57]/([.$A58]+[.BA$1]*[.BA57])" office:value-type="float" office:value="0.031844793964953">
            <text:p>3,18E-02</text:p>
          </table:table-cell>
          <table:table-cell table:formula="of:=[.BB$1]*[.BB57]/([.$A58]+[.BB$1]*[.BB57])" office:value-type="float" office:value="0.0385005129564793">
            <text:p>3,85E-02</text:p>
          </table:table-cell>
          <table:table-cell table:formula="of:=[.BC$1]*[.BC57]/([.$A58]+[.BC$1]*[.BC57])" office:value-type="float" office:value="0.0457924315411358">
            <text:p>4,58E-02</text:p>
          </table:table-cell>
          <table:table-cell office:value-type="float" office:value="56">
            <text:p>56</text:p>
          </table:table-cell>
          <table:table-cell table:formula="of:=[.BE$1]*[.BE57]/([.$A58]+[.BE$1]*[.BE57])" office:value-type="float" office:value="0.0536643322725855">
            <text:p>5,37E-02</text:p>
          </table:table-cell>
          <table:table-cell table:formula="of:=[.BF$1]*[.BF57]/([.$A58]+[.BF$1]*[.BF57])" office:value-type="float" office:value="0.0620524214064583">
            <text:p>6,21E-02</text:p>
          </table:table-cell>
          <table:table-cell table:formula="of:=[.BG$1]*[.BG57]/([.$A58]+[.BG$1]*[.BG57])" office:value-type="float" office:value="0.0708889548582391">
            <text:p>7,09E-02</text:p>
          </table:table-cell>
          <table:table-cell table:formula="of:=[.BH$1]*[.BH57]/([.$A58]+[.BH$1]*[.BH57])" office:value-type="float" office:value="0.0801053310498826">
            <text:p>8,01E-02</text:p>
          </table:table-cell>
          <table:table-cell table:formula="of:=[.BI$1]*[.BI57]/([.$A58]+[.BI$1]*[.BI57])" office:value-type="float" office:value="0.0896345413989988">
            <text:p>8,96E-02</text:p>
          </table:table-cell>
          <table:table-cell table:formula="of:=[.BJ$1]*[.BJ57]/([.$A58]+[.BJ$1]*[.BJ57])" office:value-type="float" office:value="0.0994129696000041">
            <text:p>9,94E-02</text:p>
          </table:table-cell>
          <table:table-cell table:formula="of:=[.BK$1]*[.BK57]/([.$A58]+[.BK$1]*[.BK57])" office:value-type="float" office:value="0.109381596921767">
            <text:p>1,09E-01</text:p>
          </table:table-cell>
          <table:table-cell table:formula="of:=[.BL$1]*[.BL57]/([.$A58]+[.BL$1]*[.BL57])" office:value-type="float" office:value="0.119486706024274">
            <text:p>1,19E-01</text:p>
          </table:table-cell>
          <table:table-cell table:formula="of:=[.BM$1]*[.BM57]/([.$A58]+[.BM$1]*[.BM57])" office:value-type="float" office:value="0.129680187645392">
            <text:p>1,30E-01</text:p>
          </table:table-cell>
          <table:table-cell table:formula="of:=[.BN$1]*[.BN57]/([.$A58]+[.BN$1]*[.BN57])" office:value-type="float" office:value="0.139919550916111">
            <text:p>1,40E-01</text:p>
          </table:table-cell>
          <table:table-cell office:value-type="float" office:value="56">
            <text:p>56</text:p>
          </table:table-cell>
          <table:table-cell table:formula="of:=[.BP$1]*[.BP57]/([.$A58]+[.BP$1]*[.BP57])" office:value-type="float" office:value="0.150167725861728">
            <text:p>1,50E-01</text:p>
          </table:table-cell>
          <table:table-cell table:formula="of:=[.BQ$1]*[.BQ57]/([.$A58]+[.BQ$1]*[.BQ57])" office:value-type="float" office:value="0.160392730864997">
            <text:p>1,60E-01</text:p>
          </table:table-cell>
          <table:table-cell table:formula="of:=[.BR$1]*[.BR57]/([.$A58]+[.BR$1]*[.BR57])" office:value-type="float" office:value="0.170567261760148">
            <text:p>1,71E-01</text:p>
          </table:table-cell>
          <table:table-cell table:formula="of:=[.BS$1]*[.BS57]/([.$A58]+[.BS$1]*[.BS57])" office:value-type="float" office:value="0.180668244619918">
            <text:p>1,81E-01</text:p>
          </table:table-cell>
          <table:table-cell table:formula="of:=[.BT$1]*[.BT57]/([.$A58]+[.BT$1]*[.BT57])" office:value-type="float" office:value="0.19067638200837">
            <text:p>1,91E-01</text:p>
          </table:table-cell>
          <table:table-cell table:formula="of:=[.BU$1]*[.BU57]/([.$A58]+[.BU$1]*[.BU57])" office:value-type="float" office:value="0.200575712680586">
            <text:p>2,01E-01</text:p>
          </table:table-cell>
          <table:table-cell table:formula="of:=[.BV$1]*[.BV57]/([.$A58]+[.BV$1]*[.BV57])" office:value-type="float" office:value="0.210353197242574">
            <text:p>2,10E-01</text:p>
          </table:table-cell>
          <table:table-cell table:formula="of:=[.BW$1]*[.BW57]/([.$A58]+[.BW$1]*[.BW57])" office:value-type="float" office:value="0.219998336804613">
            <text:p>2,20E-01</text:p>
          </table:table-cell>
          <table:table-cell table:formula="of:=[.BX$1]*[.BX57]/([.$A58]+[.BX$1]*[.BX57])" office:value-type="float" office:value="0.229502827787195">
            <text:p>2,30E-01</text:p>
          </table:table-cell>
          <table:table-cell table:formula="of:=[.BY$1]*[.BY57]/([.$A58]+[.BY$1]*[.BY57])" office:value-type="float" office:value="0.238860253408374">
            <text:p>2,39E-01</text:p>
          </table:table-cell>
          <table:table-cell office:value-type="float" office:value="56">
            <text:p>56</text:p>
          </table:table-cell>
          <table:table-cell table:formula="of:=[.CA$1]*[.CA57]/([.$A58]+[.CA$1]*[.CA57])" office:value-type="float" office:value="0.24806581068107">
            <text:p>2,48E-01</text:p>
          </table:table-cell>
          <table:table-cell table:formula="of:=[.CB$1]*[.CB57]/([.$A58]+[.CB$1]*[.CB57])" office:value-type="float" office:value="0.257116070723196">
            <text:p>2,57E-01</text:p>
          </table:table-cell>
          <table:table-cell table:formula="of:=[.CC$1]*[.CC57]/([.$A58]+[.CC$1]*[.CC57])" office:value-type="float" office:value="0.266008769632535">
            <text:p>2,66E-01</text:p>
          </table:table-cell>
          <table:table-cell table:formula="of:=[.CD$1]*[.CD57]/([.$A58]+[.CD$1]*[.CD57])" office:value-type="float" office:value="0.274742626951135">
            <text:p>2,75E-01</text:p>
          </table:table-cell>
          <table:table-cell table:formula="of:=[.CE$1]*[.CE57]/([.$A58]+[.CE$1]*[.CE57])" office:value-type="float" office:value="0.283317188729472">
            <text:p>2,83E-01</text:p>
          </table:table-cell>
          <table:table-cell table:formula="of:=[.CF$1]*[.CF57]/([.$A58]+[.CF$1]*[.CF57])" office:value-type="float" office:value="0.291732692319032">
            <text:p>2,92E-01</text:p>
          </table:table-cell>
          <table:table-cell table:formula="of:=[.CG$1]*[.CG57]/([.$A58]+[.CG$1]*[.CG57])" office:value-type="float" office:value="0.299989950217405">
            <text:p>3,00E-01</text:p>
          </table:table-cell>
          <table:table-cell table:formula="of:=[.CH$1]*[.CH57]/([.$A58]+[.CH$1]*[.CH57])" office:value-type="float" office:value="0.308090250524347">
            <text:p>3,08E-01</text:p>
          </table:table-cell>
          <table:table-cell table:formula="of:=[.CI$1]*[.CI57]/([.$A58]+[.CI$1]*[.CI57])" office:value-type="float" office:value="0.316035271815185">
            <text:p>3,16E-01</text:p>
          </table:table-cell>
          <table:table-cell table:formula="of:=[.CJ$1]*[.CJ57]/([.$A58]+[.CJ$1]*[.CJ57])" office:value-type="float" office:value="0.323827010483348">
            <text:p>3,24E-01</text:p>
          </table:table-cell>
          <table:table-cell office:value-type="float" office:value="56">
            <text:p>56</text:p>
          </table:table-cell>
          <table:table-cell table:formula="of:=[.CL$1]*[.CL57]/([.$A58]+[.CL$1]*[.CL57])" office:value-type="float" office:value="0.331467718836894">
            <text:p>3,31E-01</text:p>
          </table:table-cell>
          <table:table-cell table:formula="of:=[.CM$1]*[.CM57]/([.$A58]+[.CM$1]*[.CM57])" office:value-type="float" office:value="0.338959852449274">
            <text:p>3,39E-01</text:p>
          </table:table-cell>
          <table:table-cell table:formula="of:=[.CN$1]*[.CN57]/([.$A58]+[.CN$1]*[.CN57])" office:value-type="float" office:value="0.346306025459761">
            <text:p>3,46E-01</text:p>
          </table:table-cell>
          <table:table-cell table:formula="of:=[.CO$1]*[.CO57]/([.$A58]+[.CO$1]*[.CO57])" office:value-type="float" office:value="0.353508972693373">
            <text:p>3,54E-01</text:p>
          </table:table-cell>
          <table:table-cell table:formula="of:=[.CP$1]*[.CP57]/([.$A58]+[.CP$1]*[.CP57])" office:value-type="float" office:value="0.360571517624266">
            <text:p>3,61E-01</text:p>
          </table:table-cell>
          <table:table-cell table:formula="of:=[.CQ$1]*[.CQ57]/([.$A58]+[.CQ$1]*[.CQ57])" office:value-type="float" office:value="0.367496545341775">
            <text:p>3,67E-01</text:p>
          </table:table-cell>
          <table:table-cell table:formula="of:=[.CR$1]*[.CR57]/([.$A58]+[.CR$1]*[.CR57])" office:value-type="float" office:value="0.374286979796081">
            <text:p>3,74E-01</text:p>
          </table:table-cell>
          <table:table-cell table:formula="of:=[.CS$1]*[.CS57]/([.$A58]+[.CS$1]*[.CS57])" office:value-type="float" office:value="0.380945764702662">
            <text:p>3,81E-01</text:p>
          </table:table-cell>
          <table:table-cell table:formula="of:=[.CT$1]*[.CT57]/([.$A58]+[.CT$1]*[.CT57])" office:value-type="float" office:value="0.387475847572995">
            <text:p>3,87E-01</text:p>
          </table:table-cell>
          <table:table-cell table:formula="of:=[.CU$1]*[.CU57]/([.$A58]+[.CU$1]*[.CU57])" office:value-type="float" office:value="0.393880166415016">
            <text:p>3,94E-01</text:p>
          </table:table-cell>
          <table:table-cell office:value-type="float" office:value="56">
            <text:p>56</text:p>
          </table:table-cell>
          <table:table-cell table:formula="of:=[.CW$1]*[.CW57]/([.$A58]+[.CW$1]*[.CW57])" office:value-type="float" office:value="0.400161638712311">
            <text:p>4,00E-01</text:p>
          </table:table-cell>
          <table:table-cell table:formula="of:=[.CX$1]*[.CX57]/([.$A58]+[.CX$1]*[.CX57])" office:value-type="float" office:value="0.406323152347113">
            <text:p>4,06E-01</text:p>
          </table:table-cell>
          <table:table-cell table:formula="of:=[.CY$1]*[.CY57]/([.$A58]+[.CY$1]*[.CY57])" office:value-type="float" office:value="0.412367558180347">
            <text:p>4,12E-01</text:p>
          </table:table-cell>
          <table:table-cell table:formula="of:=[.CZ$1]*[.CZ57]/([.$A58]+[.CZ$1]*[.CZ57])" office:value-type="float" office:value="0.418297664043214">
            <text:p>4,18E-01</text:p>
          </table:table-cell>
          <table:table-cell table:formula="of:=[.DA$1]*[.DA57]/([.$A58]+[.DA$1]*[.DA57])" office:value-type="float" office:value="0.424116229930078">
            <text:p>4,24E-01</text:p>
          </table:table-cell>
          <table:table-cell table:formula="of:=[.DB$1]*[.DB57]/([.$A58]+[.DB$1]*[.DB57])" office:value-type="float" office:value="0.429825964212704">
            <text:p>4,30E-01</text:p>
          </table:table-cell>
          <table:table-cell table:formula="of:=[.DC$1]*[.DC57]/([.$A58]+[.DC$1]*[.DC57])" office:value-type="float" office:value="0.4354295207217">
            <text:p>4,35E-01</text:p>
          </table:table-cell>
          <table:table-cell table:formula="of:=[.DD$1]*[.DD57]/([.$A58]+[.DD$1]*[.DD57])" office:value-type="float" office:value="0.4409294965632">
            <text:p>4,41E-01</text:p>
          </table:table-cell>
          <table:table-cell table:formula="of:=[.DE$1]*[.DE57]/([.$A58]+[.DE$1]*[.DE57])" office:value-type="float" office:value="0.446328430557744">
            <text:p>4,46E-01</text:p>
          </table:table-cell>
          <table:table-cell table:formula="of:=[.DF$1]*[.DF57]/([.$A58]+[.DF$1]*[.DF57])" office:value-type="float" office:value="0.451628802204559">
            <text:p>4,52E-01</text:p>
          </table:table-cell>
          <table:table-cell table:number-columns-repeated="146"/>
        </table:table-row>
        <table:table-row table:style-name="ro1">
          <table:table-cell office:value-type="float" office:value="57">
            <text:p>57</text:p>
          </table:table-cell>
          <table:table-cell table:formula="of:=[.$C$1]*[.B58]/([.$A59]+[.$C$1]*[.B58])" office:value-type="float" office:value="4.23889891861671E-061">
            <text:p>4,24E-61</text:p>
          </table:table-cell>
          <table:table-cell table:formula="of:=[.$C$1]*[.C58]/([.$A59]+[.$C$1]*[.C58])" office:value-type="float" office:value="4.81257150437908E-061">
            <text:p>4,81E-61</text:p>
          </table:table-cell>
          <table:table-cell table:formula="of:=[.$D$1]*[.D58]/([.$A59]+[.$D$1]*[.D58])" office:value-type="float" office:value="1.92878792940756E-051">
            <text:p>1,93E-51</text:p>
          </table:table-cell>
          <table:table-cell table:formula="of:=[.$E$1]*[.E58]/([.$A59]+[.$E$1]*[.E58])" office:value-type="float" office:value="9.38637680098908E-045">
            <text:p>9,39E-45</text:p>
          </table:table-cell>
          <table:table-cell table:formula="of:=[.$F$1]*[.F58]/([.$A59]+[.$F$1]*[.F58])" office:value-type="float" office:value="1.15365046068151E-039">
            <text:p>1,15E-39</text:p>
          </table:table-cell>
          <table:table-cell table:formula="of:=[.$G$1]*[.G58]/([.$A59]+[.$G$1]*[.G58])" office:value-type="float" office:value="1.38391936580053E-035">
            <text:p>1,38E-35</text:p>
          </table:table-cell>
          <table:table-cell table:formula="of:=[.$H$1]*[.H58]/([.$A59]+[.$H$1]*[.H58])" office:value-type="float" office:value="3.33260094926653E-032">
            <text:p>3,33E-32</text:p>
          </table:table-cell>
          <table:table-cell table:formula="of:=[.I$1]*[.I58]/([.$A59]+[.I$1]*[.I58])" office:value-type="float" office:value="2.47759211109573E-029">
            <text:p>2,48E-29</text:p>
          </table:table-cell>
          <table:table-cell table:formula="of:=[.J$1]*[.J58]/([.$A59]+[.J$1]*[.J58])" office:value-type="float" office:value="7.50635512697014E-027">
            <text:p>7,51E-27</text:p>
          </table:table-cell>
          <table:table-cell table:formula="of:=[.K$1]*[.K58]/([.$A59]+[.K$1]*[.K58])" office:value-type="float" office:value="1.12024131903293E-024">
            <text:p>1,12E-24</text:p>
          </table:table-cell>
          <table:table-cell office:value-type="float" office:value="57">
            <text:p>57</text:p>
          </table:table-cell>
          <table:table-cell table:formula="of:=[.M$1]*[.M58]/([.$A59]+[.M$1]*[.M58])" office:value-type="float" office:value="9.42757854292677E-023">
            <text:p>9,43E-23</text:p>
          </table:table-cell>
          <table:table-cell table:formula="of:=[.N$1]*[.N58]/([.$A59]+[.N$1]*[.N58])" office:value-type="float" office:value="4.94371752589729E-021">
            <text:p>4,94E-21</text:p>
          </table:table-cell>
          <table:table-cell table:formula="of:=[.O$1]*[.O58]/([.$A59]+[.O$1]*[.O58])" office:value-type="float" office:value="1.74260607189476E-019">
            <text:p>1,74E-19</text:p>
          </table:table-cell>
          <table:table-cell table:formula="of:=[.P$1]*[.P58]/([.$A59]+[.P$1]*[.P58])" office:value-type="float" office:value="4.37957222881706E-018">
            <text:p>4,38E-18</text:p>
          </table:table-cell>
          <table:table-cell table:formula="of:=[.Q$1]*[.Q58]/([.$A59]+[.Q$1]*[.Q58])" office:value-type="float" office:value="8.22320171873798E-017">
            <text:p>8,22E-17</text:p>
          </table:table-cell>
          <table:table-cell table:formula="of:=[.R$1]*[.R58]/([.$A59]+[.R$1]*[.R58])" office:value-type="float" office:value="1.19779834072791E-015">
            <text:p>1,20E-15</text:p>
          </table:table-cell>
          <table:table-cell table:formula="of:=[.S$1]*[.S58]/([.$A59]+[.S$1]*[.S58])" office:value-type="float" office:value="0.0000000000000139584994055537">
            <text:p>1,40E-14</text:p>
          </table:table-cell>
          <table:table-cell table:formula="of:=[.T$1]*[.T58]/([.$A59]+[.T$1]*[.T58])" office:value-type="float" office:value="0.000000000000133502230824261">
            <text:p>1,34E-13</text:p>
          </table:table-cell>
          <table:table-cell table:formula="of:=[.U$1]*[.U58]/([.$A59]+[.U$1]*[.U58])" office:value-type="float" office:value="0.0000000000010705735377091">
            <text:p>1,07E-12</text:p>
          </table:table-cell>
          <table:table-cell table:formula="of:=[.V$1]*[.V58]/([.$A59]+[.V$1]*[.V58])" office:value-type="float" office:value="0.00000000000732953665319536">
            <text:p>7,33E-12</text:p>
          </table:table-cell>
          <table:table-cell office:value-type="float" office:value="57">
            <text:p>57</text:p>
          </table:table-cell>
          <table:table-cell table:formula="of:=[.X$1]*[.X58]/([.$A59]+[.X$1]*[.X58])" office:value-type="float" office:value="0.0000000000435082971588729">
            <text:p>4,35E-11</text:p>
          </table:table-cell>
          <table:table-cell table:formula="of:=[.Y$1]*[.Y58]/([.$A59]+[.Y$1]*[.Y58])" office:value-type="float" office:value="0.000000000226918869494937">
            <text:p>2,27E-10</text:p>
          </table:table-cell>
          <table:table-cell table:formula="of:=[.Z$1]*[.Z58]/([.$A59]+[.Z$1]*[.Z58])" office:value-type="float" office:value="0.0000000010518891505771">
            <text:p>1,05E-09</text:p>
          </table:table-cell>
          <table:table-cell table:formula="of:=[.AA$1]*[.AA58]/([.$A59]+[.AA$1]*[.AA58])" office:value-type="float" office:value="0.00000000437753492223705">
            <text:p>4,38E-09</text:p>
          </table:table-cell>
          <table:table-cell table:formula="of:=[.AB$1]*[.AB58]/([.$A59]+[.AB$1]*[.AB58])" office:value-type="float" office:value="0.0000000164996548032743">
            <text:p>1,65E-08</text:p>
          </table:table-cell>
          <table:table-cell table:formula="of:=[.AC$1]*[.AC58]/([.$A59]+[.AC$1]*[.AC58])" office:value-type="float" office:value="0.0000000567650115582434">
            <text:p>5,68E-08</text:p>
          </table:table-cell>
          <table:table-cell table:formula="of:=[.AD$1]*[.AD58]/([.$A59]+[.AD$1]*[.AD58])" office:value-type="float" office:value="0.000000179489901010962">
            <text:p>1,79E-07</text:p>
          </table:table-cell>
          <table:table-cell table:formula="of:=[.AE$1]*[.AE58]/([.$A59]+[.AE$1]*[.AE58])" office:value-type="float" office:value="0.000000524830307301613">
            <text:p>5,25E-07</text:p>
          </table:table-cell>
          <table:table-cell table:formula="of:=[.AF$1]*[.AF58]/([.$A59]+[.AF$1]*[.AF58])" office:value-type="float" office:value="0.00000142693079936658">
            <text:p>1,43E-06</text:p>
          </table:table-cell>
          <table:table-cell table:formula="of:=[.AG$1]*[.AG58]/([.$A59]+[.AG$1]*[.AG58])" office:value-type="float" office:value="0.00000362522610247958">
            <text:p>3,63E-06</text:p>
          </table:table-cell>
          <table:table-cell office:value-type="float" office:value="57">
            <text:p>57</text:p>
          </table:table-cell>
          <table:table-cell table:formula="of:=[.AI$1]*[.AI58]/([.$A59]+[.AI$1]*[.AI58])" office:value-type="float" office:value="0.00000864466498131444">
            <text:p>8,64E-06</text:p>
          </table:table-cell>
          <table:table-cell table:formula="of:=[.AJ$1]*[.AJ58]/([.$A59]+[.AJ$1]*[.AJ58])" office:value-type="float" office:value="0.0000194263724678529">
            <text:p>1,94E-05</text:p>
          </table:table-cell>
          <table:table-cell table:formula="of:=[.AK$1]*[.AK58]/([.$A59]+[.AK$1]*[.AK58])" office:value-type="float" office:value="0.0000412910272943127">
            <text:p>4,13E-05</text:p>
          </table:table-cell>
          <table:table-cell table:formula="of:=[.AL$1]*[.AL58]/([.$A59]+[.AL$1]*[.AL58])" office:value-type="float" office:value="0.0000832896444507384">
            <text:p>8,33E-05</text:p>
          </table:table-cell>
          <table:table-cell table:formula="of:=[.AM$1]*[.AM58]/([.$A59]+[.AM$1]*[.AM58])" office:value-type="float" office:value="0.000159929287525704">
            <text:p>1,60E-04</text:p>
          </table:table-cell>
          <table:table-cell table:formula="of:=[.AN$1]*[.AN58]/([.$A59]+[.AN$1]*[.AN58])" office:value-type="float" office:value="0.000293152346747766">
            <text:p>2,93E-04</text:p>
          </table:table-cell>
          <table:table-cell table:formula="of:=[.AO$1]*[.AO58]/([.$A59]+[.AO$1]*[.AO58])" office:value-type="float" office:value="0.000514311325537233">
            <text:p>5,14E-04</text:p>
          </table:table-cell>
          <table:table-cell table:formula="of:=[.AP$1]*[.AP58]/([.$A59]+[.AP$1]*[.AP58])" office:value-type="float" office:value="0.000865749805252216">
            <text:p>8,66E-04</text:p>
          </table:table-cell>
          <table:table-cell table:formula="of:=[.AQ$1]*[.AQ58]/([.$A59]+[.AQ$1]*[.AQ58])" office:value-type="float" office:value="0.00140152246679252">
            <text:p>1,40E-03</text:p>
          </table:table-cell>
          <table:table-cell table:formula="of:=[.AR$1]*[.AR58]/([.$A59]+[.AR$1]*[.AR58])" office:value-type="float" office:value="0.00218681156122716">
            <text:p>2,19E-03</text:p>
          </table:table-cell>
          <table:table-cell office:value-type="float" office:value="57">
            <text:p>57</text:p>
          </table:table-cell>
          <table:table-cell table:formula="of:=[.AT$1]*[.AT58]/([.$A59]+[.AT$1]*[.AT58])" office:value-type="float" office:value="0.00329575258044035">
            <text:p>3,30E-03</text:p>
          </table:table-cell>
          <table:table-cell table:formula="of:=[.AU$1]*[.AU58]/([.$A59]+[.AU$1]*[.AU58])" office:value-type="float" office:value="0.00480765652493397">
            <text:p>4,81E-03</text:p>
          </table:table-cell>
          <table:table-cell table:formula="of:=[.AV$1]*[.AV58]/([.$A59]+[.AV$1]*[.AV58])" office:value-type="float" office:value="0.00680195116698969">
            <text:p>6,80E-03</text:p>
          </table:table-cell>
          <table:table-cell table:formula="of:=[.AW$1]*[.AW58]/([.$A59]+[.AW$1]*[.AW58])" office:value-type="float" office:value="0.00935246628349635">
            <text:p>9,35E-03</text:p>
          </table:table-cell>
          <table:table-cell table:formula="of:=[.AX$1]*[.AX58]/([.$A59]+[.AX$1]*[.AX58])" office:value-type="float" office:value="0.0125218639718163">
            <text:p>1,25E-02</text:p>
          </table:table-cell>
          <table:table-cell table:formula="of:=[.AY$1]*[.AY58]/([.$A59]+[.AY$1]*[.AY58])" office:value-type="float" office:value="0.01635700758992">
            <text:p>1,64E-02</text:p>
          </table:table-cell>
          <table:table-cell table:formula="of:=[.AZ$1]*[.AZ58]/([.$A59]+[.AZ$1]*[.AZ58])" office:value-type="float" office:value="0.0208858750855712">
            <text:p>2,09E-02</text:p>
          </table:table-cell>
          <table:table-cell table:formula="of:=[.BA$1]*[.BA58]/([.$A59]+[.BA$1]*[.BA58])" office:value-type="float" office:value="0.0261163160105052">
            <text:p>2,61E-02</text:p>
          </table:table-cell>
          <table:table-cell table:formula="of:=[.BB$1]*[.BB58]/([.$A59]+[.BB$1]*[.BB58])" office:value-type="float" office:value="0.0320366184037314">
            <text:p>3,20E-02</text:p>
          </table:table-cell>
          <table:table-cell table:formula="of:=[.BC$1]*[.BC58]/([.$A59]+[.BC$1]*[.BC58])" office:value-type="float" office:value="0.0386175778518175">
            <text:p>3,86E-02</text:p>
          </table:table-cell>
          <table:table-cell office:value-type="float" office:value="57">
            <text:p>57</text:p>
          </table:table-cell>
          <table:table-cell table:formula="of:=[.BE$1]*[.BE58]/([.$A59]+[.BE$1]*[.BE58])" office:value-type="float" office:value="0.0458155983801765">
            <text:p>4,58E-02</text:p>
          </table:table-cell>
          <table:table-cell table:formula="of:=[.BF$1]*[.BF58]/([.$A59]+[.BF$1]*[.BF58])" office:value-type="float" office:value="0.0535763129111434">
            <text:p>5,36E-02</text:p>
          </table:table-cell>
          <table:table-cell table:formula="of:=[.BG$1]*[.BG58]/([.$A59]+[.BG$1]*[.BG58])" office:value-type="float" office:value="0.0618382658847283">
            <text:p>6,18E-02</text:p>
          </table:table-cell>
          <table:table-cell table:formula="of:=[.BH$1]*[.BH58]/([.$A59]+[.BH$1]*[.BH58])" office:value-type="float" office:value="0.0705363123751866">
            <text:p>7,05E-02</text:p>
          </table:table-cell>
          <table:table-cell table:formula="of:=[.BI$1]*[.BI58]/([.$A59]+[.BI$1]*[.BI58])" office:value-type="float" office:value="0.0796045172800396">
            <text:p>7,96E-02</text:p>
          </table:table-cell>
          <table:table-cell table:formula="of:=[.BJ$1]*[.BJ58]/([.$A59]+[.BJ$1]*[.BJ58])" office:value-type="float" office:value="0.0889784560524679">
            <text:p>8,90E-02</text:p>
          </table:table-cell>
          <table:table-cell table:formula="of:=[.BK$1]*[.BK58]/([.$A59]+[.BK$1]*[.BK58])" office:value-type="float" office:value="0.0985969095082081">
            <text:p>9,86E-02</text:p>
          </table:table-cell>
          <table:table-cell table:formula="of:=[.BL$1]*[.BL58]/([.$A59]+[.BL$1]*[.BL58])" office:value-type="float" office:value="0.108403005327765">
            <text:p>1,08E-01</text:p>
          </table:table-cell>
          <table:table-cell table:formula="of:=[.BM$1]*[.BM58]/([.$A59]+[.BM$1]*[.BM58])" office:value-type="float" office:value="0.118344891177022">
            <text:p>1,18E-01</text:p>
          </table:table-cell>
          <table:table-cell table:formula="of:=[.BN$1]*[.BN58]/([.$A59]+[.BN$1]*[.BN58])" office:value-type="float" office:value="0.128376035459227">
            <text:p>1,28E-01</text:p>
          </table:table-cell>
          <table:table-cell office:value-type="float" office:value="57">
            <text:p>57</text:p>
          </table:table-cell>
          <table:table-cell table:formula="of:=[.BP$1]*[.BP58]/([.$A59]+[.BP$1]*[.BP58])" office:value-type="float" office:value="0.138455248729936">
            <text:p>1,38E-01</text:p>
          </table:table-cell>
          <table:table-cell table:formula="of:=[.BQ$1]*[.BQ58]/([.$A59]+[.BQ$1]*[.BQ58])" office:value-type="float" office:value="0.148546507891819">
            <text:p>1,49E-01</text:p>
          </table:table-cell>
          <table:table-cell table:formula="of:=[.BR$1]*[.BR58]/([.$A59]+[.BR$1]*[.BR58])" office:value-type="float" office:value="0.158618650986484">
            <text:p>1,59E-01</text:p>
          </table:table-cell>
          <table:table-cell table:formula="of:=[.BS$1]*[.BS58]/([.$A59]+[.BS$1]*[.BS58])" office:value-type="float" office:value="0.168644995688381">
            <text:p>1,69E-01</text:p>
          </table:table-cell>
          <table:table-cell table:formula="of:=[.BT$1]*[.BT58]/([.$A59]+[.BT$1]*[.BT58])" office:value-type="float" office:value="0.178602921173468">
            <text:p>1,79E-01</text:p>
          </table:table-cell>
          <table:table-cell table:formula="of:=[.BU$1]*[.BU58]/([.$A59]+[.BU$1]*[.BU58])" office:value-type="float" office:value="0.188473441660936">
            <text:p>1,88E-01</text:p>
          </table:table-cell>
          <table:table-cell table:formula="of:=[.BV$1]*[.BV58]/([.$A59]+[.BV$1]*[.BV58])" office:value-type="float" office:value="0.198240790804939">
            <text:p>1,98E-01</text:p>
          </table:table-cell>
          <table:table-cell table:formula="of:=[.BW$1]*[.BW58]/([.$A59]+[.BW$1]*[.BW58])" office:value-type="float" office:value="0.207892029109756">
            <text:p>2,08E-01</text:p>
          </table:table-cell>
          <table:table-cell table:formula="of:=[.BX$1]*[.BX58]/([.$A59]+[.BX$1]*[.BX58])" office:value-type="float" office:value="0.217416681364953">
            <text:p>2,17E-01</text:p>
          </table:table-cell>
          <table:table-cell table:formula="of:=[.BY$1]*[.BY58]/([.$A59]+[.BY$1]*[.BY58])" office:value-type="float" office:value="0.226806407407484">
            <text:p>2,27E-01</text:p>
          </table:table-cell>
          <table:table-cell office:value-type="float" office:value="57">
            <text:p>57</text:p>
          </table:table-cell>
          <table:table-cell table:formula="of:=[.CA$1]*[.CA58]/([.$A59]+[.CA$1]*[.CA58])" office:value-type="float" office:value="0.236054706988022">
            <text:p>2,36E-01</text:p>
          </table:table-cell>
          <table:table-cell table:formula="of:=[.CB$1]*[.CB58]/([.$A59]+[.CB$1]*[.CB58])" office:value-type="float" office:value="0.245156657863275">
            <text:p>2,45E-01</text:p>
          </table:table-cell>
          <table:table-cell table:formula="of:=[.CC$1]*[.CC58]/([.$A59]+[.CC$1]*[.CC58])" office:value-type="float" office:value="0.25410868521906">
            <text:p>2,54E-01</text:p>
          </table:table-cell>
          <table:table-cell table:formula="of:=[.CD$1]*[.CD58]/([.$A59]+[.CD$1]*[.CD58])" office:value-type="float" office:value="0.262908359965366">
            <text:p>2,63E-01</text:p>
          </table:table-cell>
          <table:table-cell table:formula="of:=[.CE$1]*[.CE58]/([.$A59]+[.CE$1]*[.CE58])" office:value-type="float" office:value="0.27155422319313">
            <text:p>2,72E-01</text:p>
          </table:table-cell>
          <table:table-cell table:formula="of:=[.CF$1]*[.CF58]/([.$A59]+[.CF$1]*[.CF58])" office:value-type="float" office:value="0.280045634038419">
            <text:p>2,80E-01</text:p>
          </table:table-cell>
          <table:table-cell table:formula="of:=[.CG$1]*[.CG58]/([.$A59]+[.CG$1]*[.CG58])" office:value-type="float" office:value="0.288382638287356">
            <text:p>2,88E-01</text:p>
          </table:table-cell>
          <table:table-cell table:formula="of:=[.CH$1]*[.CH58]/([.$A59]+[.CH$1]*[.CH58])" office:value-type="float" office:value="0.29656585522107">
            <text:p>2,97E-01</text:p>
          </table:table-cell>
          <table:table-cell table:formula="of:=[.CI$1]*[.CI58]/([.$A59]+[.CI$1]*[.CI58])" office:value-type="float" office:value="0.304596380407106">
            <text:p>3,05E-01</text:p>
          </table:table-cell>
          <table:table-cell table:formula="of:=[.CJ$1]*[.CJ58]/([.$A59]+[.CJ$1]*[.CJ58])" office:value-type="float" office:value="0.312475702367647">
            <text:p>3,12E-01</text:p>
          </table:table-cell>
          <table:table-cell office:value-type="float" office:value="57">
            <text:p>57</text:p>
          </table:table-cell>
          <table:table-cell table:formula="of:=[.CL$1]*[.CL58]/([.$A59]+[.CL$1]*[.CL58])" office:value-type="float" office:value="0.320205631279291">
            <text:p>3,20E-01</text:p>
          </table:table-cell>
          <table:table-cell table:formula="of:=[.CM$1]*[.CM58]/([.$A59]+[.CM$1]*[.CM58])" office:value-type="float" office:value="0.327788238074289">
            <text:p>3,28E-01</text:p>
          </table:table-cell>
          <table:table-cell table:formula="of:=[.CN$1]*[.CN58]/([.$A59]+[.CN$1]*[.CN58])" office:value-type="float" office:value="0.335225802513382">
            <text:p>3,35E-01</text:p>
          </table:table-cell>
          <table:table-cell table:formula="of:=[.CO$1]*[.CO58]/([.$A59]+[.CO$1]*[.CO58])" office:value-type="float" office:value="0.342520768982874">
            <text:p>3,43E-01</text:p>
          </table:table-cell>
          <table:table-cell table:formula="of:=[.CP$1]*[.CP58]/([.$A59]+[.CP$1]*[.CP58])" office:value-type="float" office:value="0.349675708932373">
            <text:p>3,50E-01</text:p>
          </table:table-cell>
          <table:table-cell table:formula="of:=[.CQ$1]*[.CQ58]/([.$A59]+[.CQ$1]*[.CQ58])" office:value-type="float" office:value="0.356693289015128">
            <text:p>3,57E-01</text:p>
          </table:table-cell>
          <table:table-cell table:formula="of:=[.CR$1]*[.CR58]/([.$A59]+[.CR$1]*[.CR58])" office:value-type="float" office:value="0.363576244120847">
            <text:p>3,64E-01</text:p>
          </table:table-cell>
          <table:table-cell table:formula="of:=[.CS$1]*[.CS58]/([.$A59]+[.CS$1]*[.CS58])" office:value-type="float" office:value="0.370327354602807">
            <text:p>3,70E-01</text:p>
          </table:table-cell>
          <table:table-cell table:formula="of:=[.CT$1]*[.CT58]/([.$A59]+[.CT$1]*[.CT58])" office:value-type="float" office:value="0.376949427098457">
            <text:p>3,77E-01</text:p>
          </table:table-cell>
          <table:table-cell table:formula="of:=[.CU$1]*[.CU58]/([.$A59]+[.CU$1]*[.CU58])" office:value-type="float" office:value="0.383445278427036">
            <text:p>3,83E-01</text:p>
          </table:table-cell>
          <table:table-cell office:value-type="float" office:value="57">
            <text:p>57</text:p>
          </table:table-cell>
          <table:table-cell table:formula="of:=[.CW$1]*[.CW58]/([.$A59]+[.CW$1]*[.CW58])" office:value-type="float" office:value="0.389817722120644">
            <text:p>3,90E-01</text:p>
          </table:table-cell>
          <table:table-cell table:formula="of:=[.CX$1]*[.CX58]/([.$A59]+[.CX$1]*[.CX58])" office:value-type="float" office:value="0.396069557207981">
            <text:p>3,96E-01</text:p>
          </table:table-cell>
          <table:table-cell table:formula="of:=[.CY$1]*[.CY58]/([.$A59]+[.CY$1]*[.CY58])" office:value-type="float" office:value="0.402203558924056">
            <text:p>4,02E-01</text:p>
          </table:table-cell>
          <table:table-cell table:formula="of:=[.CZ$1]*[.CZ58]/([.$A59]+[.CZ$1]*[.CZ58])" office:value-type="float" office:value="0.408222471065539">
            <text:p>4,08E-01</text:p>
          </table:table-cell>
          <table:table-cell table:formula="of:=[.DA$1]*[.DA58]/([.$A59]+[.DA$1]*[.DA58])" office:value-type="float" office:value="0.414128999751361">
            <text:p>4,14E-01</text:p>
          </table:table-cell>
          <table:table-cell table:formula="of:=[.DB$1]*[.DB58]/([.$A59]+[.DB$1]*[.DB58])" office:value-type="float" office:value="0.419925808382292">
            <text:p>4,20E-01</text:p>
          </table:table-cell>
          <table:table-cell table:formula="of:=[.DC$1]*[.DC58]/([.$A59]+[.DC$1]*[.DC58])" office:value-type="float" office:value="0.425615513622611">
            <text:p>4,26E-01</text:p>
          </table:table-cell>
          <table:table-cell table:formula="of:=[.DD$1]*[.DD58]/([.$A59]+[.DD$1]*[.DD58])" office:value-type="float" office:value="0.431200682252075">
            <text:p>4,31E-01</text:p>
          </table:table-cell>
          <table:table-cell table:formula="of:=[.DE$1]*[.DE58]/([.$A59]+[.DE$1]*[.DE58])" office:value-type="float" office:value="0.436683828757997">
            <text:p>4,37E-01</text:p>
          </table:table-cell>
          <table:table-cell table:formula="of:=[.DF$1]*[.DF58]/([.$A59]+[.DF$1]*[.DF58])" office:value-type="float" office:value="0.442067413555682">
            <text:p>4,42E-01</text:p>
          </table:table-cell>
          <table:table-cell table:number-columns-repeated="146"/>
        </table:table-row>
        <table:table-row table:style-name="ro1">
          <table:table-cell office:value-type="float" office:value="58">
            <text:p>58</text:p>
          </table:table-cell>
          <table:table-cell table:formula="of:=[.$C$1]*[.B59]/([.$A60]+[.$C$1]*[.B59])" office:value-type="float" office:value="1.46168928228162E-062">
            <text:p>1,46E-62</text:p>
          </table:table-cell>
          <table:table-cell table:formula="of:=[.$C$1]*[.C59]/([.$A60]+[.$C$1]*[.C59])" office:value-type="float" office:value="1.65950741530313E-062">
            <text:p>1,66E-62</text:p>
          </table:table-cell>
          <table:table-cell table:formula="of:=[.$D$1]*[.D59]/([.$A60]+[.$D$1]*[.D59])" office:value-type="float" office:value="9.9764892900391E-053">
            <text:p>9,98E-53</text:p>
          </table:table-cell>
          <table:table-cell table:formula="of:=[.$E$1]*[.E59]/([.$A60]+[.$E$1]*[.E59])" office:value-type="float" office:value="6.47336331102695E-046">
            <text:p>6,47E-46</text:p>
          </table:table-cell>
          <table:table-cell table:formula="of:=[.$F$1]*[.F59]/([.$A60]+[.$F$1]*[.F59])" office:value-type="float" office:value="9.945262592082E-041">
            <text:p>9,95E-41</text:p>
          </table:table-cell>
          <table:table-cell table:formula="of:=[.$G$1]*[.G59]/([.$A60]+[.$G$1]*[.G59])" office:value-type="float" office:value="1.43164072324193E-036">
            <text:p>1,43E-36</text:p>
          </table:table-cell>
          <table:table-cell table:formula="of:=[.$H$1]*[.H59]/([.$A60]+[.$H$1]*[.H59])" office:value-type="float" office:value="4.02210459394236E-033">
            <text:p>4,02E-33</text:p>
          </table:table-cell>
          <table:table-cell table:formula="of:=[.I$1]*[.I59]/([.$A60]+[.I$1]*[.I59])" office:value-type="float" office:value="3.41736842909756E-030">
            <text:p>3,42E-30</text:p>
          </table:table-cell>
          <table:table-cell table:formula="of:=[.J$1]*[.J59]/([.$A60]+[.J$1]*[.J59])" office:value-type="float" office:value="1.16477924384019E-027">
            <text:p>1,16E-27</text:p>
          </table:table-cell>
          <table:table-cell table:formula="of:=[.K$1]*[.K59]/([.$A60]+[.K$1]*[.K59])" office:value-type="float" office:value="1.93145055005677E-025">
            <text:p>1,93E-25</text:p>
          </table:table-cell>
          <table:table-cell office:value-type="float" office:value="58">
            <text:p>58</text:p>
          </table:table-cell>
          <table:table-cell table:formula="of:=[.M$1]*[.M59]/([.$A60]+[.M$1]*[.M59])" office:value-type="float" office:value="1.78798903400335E-023">
            <text:p>1,79E-23</text:p>
          </table:table-cell>
          <table:table-cell table:formula="of:=[.N$1]*[.N59]/([.$A60]+[.N$1]*[.N59])" office:value-type="float" office:value="1.02283810880633E-021">
            <text:p>1,02E-21</text:p>
          </table:table-cell>
          <table:table-cell table:formula="of:=[.O$1]*[.O59]/([.$A60]+[.O$1]*[.O59])" office:value-type="float" office:value="3.90584119562618E-020">
            <text:p>3,91E-20</text:p>
          </table:table-cell>
          <table:table-cell table:formula="of:=[.P$1]*[.P59]/([.$A60]+[.P$1]*[.P59])" office:value-type="float" office:value="1.05713812419722E-018">
            <text:p>1,06E-18</text:p>
          </table:table-cell>
          <table:table-cell table:formula="of:=[.Q$1]*[.Q59]/([.$A60]+[.Q$1]*[.Q59])" office:value-type="float" office:value="2.12669009967361E-017">
            <text:p>2,13E-17</text:p>
          </table:table-cell>
          <table:table-cell table:formula="of:=[.R$1]*[.R59]/([.$A60]+[.R$1]*[.R59])" office:value-type="float" office:value="3.30427128476663E-016">
            <text:p>3,30E-16</text:p>
          </table:table-cell>
          <table:table-cell table:formula="of:=[.S$1]*[.S59]/([.$A60]+[.S$1]*[.S59])" office:value-type="float" office:value="4.09128430852435E-015">
            <text:p>4,09E-15</text:p>
          </table:table-cell>
          <table:table-cell table:formula="of:=[.T$1]*[.T59]/([.$A60]+[.T$1]*[.T59])" office:value-type="float" office:value="0.0000000000000414317268075276">
            <text:p>4,14E-14</text:p>
          </table:table-cell>
          <table:table-cell table:formula="of:=[.U$1]*[.U59]/([.$A60]+[.U$1]*[.U59])" office:value-type="float" office:value="0.000000000000350705124421823">
            <text:p>3,51E-13</text:p>
          </table:table-cell>
          <table:table-cell table:formula="of:=[.V$1]*[.V59]/([.$A60]+[.V$1]*[.V59])" office:value-type="float" office:value="0.00000000000252742643212994">
            <text:p>2,53E-12</text:p>
          </table:table-cell>
          <table:table-cell office:value-type="float" office:value="58">
            <text:p>58</text:p>
          </table:table-cell>
          <table:table-cell table:formula="of:=[.X$1]*[.X59]/([.$A60]+[.X$1]*[.X59])" office:value-type="float" office:value="0.0000000000157530041434817">
            <text:p>1,58E-11</text:p>
          </table:table-cell>
          <table:table-cell table:formula="of:=[.Y$1]*[.Y59]/([.$A60]+[.Y$1]*[.Y59])" office:value-type="float" office:value="0.0000000000860726746286019">
            <text:p>8,61E-11</text:p>
          </table:table-cell>
          <table:table-cell table:formula="of:=[.Z$1]*[.Z59]/([.$A60]+[.Z$1]*[.Z59])" office:value-type="float" office:value="0.000000000417128456089337">
            <text:p>4,17E-10</text:p>
          </table:table-cell>
          <table:table-cell table:formula="of:=[.AA$1]*[.AA59]/([.$A60]+[.AA$1]*[.AA59])" office:value-type="float" office:value="0.00000000181139375764453">
            <text:p>1,81E-09</text:p>
          </table:table-cell>
          <table:table-cell table:formula="of:=[.AB$1]*[.AB59]/([.$A60]+[.AB$1]*[.AB59])" office:value-type="float" office:value="0.00000000711192012324571">
            <text:p>7,11E-09</text:p>
          </table:table-cell>
          <table:table-cell table:formula="of:=[.AC$1]*[.AC59]/([.$A60]+[.AC$1]*[.AC59])" office:value-type="float" office:value="0.0000000254463838441079">
            <text:p>2,54E-08</text:p>
          </table:table-cell>
          <table:table-cell table:formula="of:=[.AD$1]*[.AD59]/([.$A60]+[.AD$1]*[.AD59])" office:value-type="float" office:value="0.0000000835556365925235">
            <text:p>8,36E-08</text:p>
          </table:table-cell>
          <table:table-cell table:formula="of:=[.AE$1]*[.AE59]/([.$A60]+[.AE$1]*[.AE59])" office:value-type="float" office:value="0.000000253366291054561">
            <text:p>2,53E-07</text:p>
          </table:table-cell>
          <table:table-cell table:formula="of:=[.AF$1]*[.AF59]/([.$A60]+[.AF$1]*[.AF59])" office:value-type="float" office:value="0.000000713464890650776">
            <text:p>7,13E-07</text:p>
          </table:table-cell>
          <table:table-cell table:formula="of:=[.AG$1]*[.AG59]/([.$A60]+[.AG$1]*[.AG59])" office:value-type="float" office:value="0.00000187511343350142">
            <text:p>1,88E-06</text:p>
          </table:table-cell>
          <table:table-cell office:value-type="float" office:value="58">
            <text:p>58</text:p>
          </table:table-cell>
          <table:table-cell table:formula="of:=[.AI$1]*[.AI59]/([.$A60]+[.AI$1]*[.AI59])" office:value-type="float" office:value="0.00000462040303834174">
            <text:p>4,62E-06</text:p>
          </table:table-cell>
          <table:table-cell table:formula="of:=[.AJ$1]*[.AJ59]/([.$A60]+[.AJ$1]*[.AJ59])" office:value-type="float" office:value="0.0000107178837286905">
            <text:p>1,07E-05</text:p>
          </table:table-cell>
          <table:table-cell table:formula="of:=[.AK$1]*[.AK59]/([.$A60]+[.AK$1]*[.AK59])" office:value-type="float" office:value="0.0000234926187858332">
            <text:p>2,35E-05</text:p>
          </table:table-cell>
          <table:table-cell table:formula="of:=[.AL$1]*[.AL59]/([.$A60]+[.AL$1]*[.AL59])" office:value-type="float" office:value="0.0000488225802276425">
            <text:p>4,88E-05</text:p>
          </table:table-cell>
          <table:table-cell table:formula="of:=[.AM$1]*[.AM59]/([.$A60]+[.AM$1]*[.AM59])" office:value-type="float" office:value="0.000096499739718758">
            <text:p>9,65E-05</text:p>
          </table:table-cell>
          <table:table-cell table:formula="of:=[.AN$1]*[.AN59]/([.$A60]+[.AN$1]*[.AN59])" office:value-type="float" office:value="0.000181923526824175">
            <text:p>1,82E-04</text:p>
          </table:table-cell>
          <table:table-cell table:formula="of:=[.AO$1]*[.AO59]/([.$A60]+[.AO$1]*[.AO59])" office:value-type="float" office:value="0.000327987544821499">
            <text:p>3,28E-04</text:p>
          </table:table-cell>
          <table:table-cell table:formula="of:=[.AP$1]*[.AP59]/([.$A60]+[.AP$1]*[.AP59])" office:value-type="float" office:value="0.000566893838738375">
            <text:p>5,67E-04</text:p>
          </table:table-cell>
          <table:table-cell table:formula="of:=[.AQ$1]*[.AQ59]/([.$A60]+[.AQ$1]*[.AQ59])" office:value-type="float" office:value="0.000941515750711846">
            <text:p>9,42E-04</text:p>
          </table:table-cell>
          <table:table-cell table:formula="of:=[.AR$1]*[.AR59]/([.$A60]+[.AR$1]*[.AR59])" office:value-type="float" office:value="0.00150587482534437">
            <text:p>1,51E-03</text:p>
          </table:table-cell>
          <table:table-cell office:value-type="float" office:value="58">
            <text:p>58</text:p>
          </table:table-cell>
          <table:table-cell table:formula="of:=[.AT$1]*[.AT59]/([.$A60]+[.AT$1]*[.AT59])" office:value-type="float" office:value="0.00232434098677672">
            <text:p>2,32E-03</text:p>
          </table:table-cell>
          <table:table-cell table:formula="of:=[.AU$1]*[.AU59]/([.$A60]+[.AU$1]*[.AU59])" office:value-type="float" office:value="0.0034693283071476">
            <text:p>3,47E-03</text:p>
          </table:table-cell>
          <table:table-cell table:formula="of:=[.AV$1]*[.AV59]/([.$A60]+[.AV$1]*[.AV59])" office:value-type="float" office:value="0.00501752336855988">
            <text:p>5,02E-03</text:p>
          </table:table-cell>
          <table:table-cell table:formula="of:=[.AW$1]*[.AW59]/([.$A60]+[.AW$1]*[.AW59])" office:value-type="float" office:value="0.00704499039530509">
            <text:p>7,04E-03</text:p>
          </table:table-cell>
          <table:table-cell table:formula="of:=[.AX$1]*[.AX59]/([.$A60]+[.AX$1]*[.AX59])" office:value-type="float" office:value="0.00962176157242537">
            <text:p>9,62E-03</text:p>
          </table:table-cell>
          <table:table-cell table:formula="of:=[.AY$1]*[.AY59]/([.$A60]+[.AY$1]*[.AY59])" office:value-type="float" office:value="0.0128066608839556">
            <text:p>1,28E-02</text:p>
          </table:table-cell>
          <table:table-cell table:formula="of:=[.AZ$1]*[.AZ59]/([.$A60]+[.AZ$1]*[.AZ59])" office:value-type="float" office:value="0.0166430806848852">
            <text:p>1,66E-02</text:p>
          </table:table-cell>
          <table:table-cell table:formula="of:=[.BA$1]*[.BA59]/([.$A60]+[.BA$1]*[.BA59])" office:value-type="float" office:value="0.0211562423986973">
            <text:p>2,12E-02</text:p>
          </table:table-cell>
          <table:table-cell table:formula="of:=[.BB$1]*[.BB59]/([.$A60]+[.BB$1]*[.BB59])" office:value-type="float" office:value="0.0263521860396261">
            <text:p>2,64E-02</text:p>
          </table:table-cell>
          <table:table-cell table:formula="of:=[.BC$1]*[.BC59]/([.$A60]+[.BC$1]*[.BC59])" office:value-type="float" office:value="0.0322184311037959">
            <text:p>3,22E-02</text:p>
          </table:table-cell>
          <table:table-cell office:value-type="float" office:value="58">
            <text:p>58</text:p>
          </table:table-cell>
          <table:table-cell table:formula="of:=[.BE$1]*[.BE59]/([.$A60]+[.BE$1]*[.BE59])" office:value-type="float" office:value="0.0387260086080859">
            <text:p>3,87E-02</text:p>
          </table:table-cell>
          <table:table-cell table:formula="of:=[.BF$1]*[.BF59]/([.$A60]+[.BF$1]*[.BF59])" office:value-type="float" office:value="0.0458324240051829">
            <text:p>4,58E-02</text:p>
          </table:table-cell>
          <table:table-cell table:formula="of:=[.BG$1]*[.BG59]/([.$A60]+[.BG$1]*[.BG59])" office:value-type="float" office:value="0.0534850791546901">
            <text:p>5,35E-02</text:p>
          </table:table-cell>
          <table:table-cell table:formula="of:=[.BH$1]*[.BH59]/([.$A60]+[.BH$1]*[.BH59])" office:value-type="float" office:value="0.0616247355521559">
            <text:p>6,16E-02</text:p>
          </table:table-cell>
          <table:table-cell table:formula="of:=[.BI$1]*[.BI59]/([.$A60]+[.BI$1]*[.BI59])" office:value-type="float" office:value="0.0701887045431131">
            <text:p>7,02E-02</text:p>
          </table:table-cell>
          <table:table-cell table:formula="of:=[.BJ$1]*[.BJ59]/([.$A60]+[.BJ$1]*[.BJ59])" office:value-type="float" office:value="0.0791135683090599">
            <text:p>7,91E-02</text:p>
          </table:table-cell>
          <table:table-cell table:formula="of:=[.BK$1]*[.BK59]/([.$A60]+[.BK$1]*[.BK59])" office:value-type="float" office:value="0.0883373425940235">
            <text:p>8,83E-02</text:p>
          </table:table-cell>
          <table:table-cell table:formula="of:=[.BL$1]*[.BL59]/([.$A60]+[.BL$1]*[.BL59])" office:value-type="float" office:value="0.0978010748858528">
            <text:p>9,78E-02</text:p>
          </table:table-cell>
          <table:table-cell table:formula="of:=[.BM$1]*[.BM59]/([.$A60]+[.BM$1]*[.BM59])" office:value-type="float" office:value="0.10744992651209">
            <text:p>1,07E-01</text:p>
          </table:table-cell>
          <table:table-cell table:formula="of:=[.BN$1]*[.BN59]/([.$A60]+[.BN$1]*[.BN59])" office:value-type="float" office:value="0.117233816736097">
            <text:p>1,17E-01</text:p>
          </table:table-cell>
          <table:table-cell office:value-type="float" office:value="58">
            <text:p>58</text:p>
          </table:table-cell>
          <table:table-cell table:formula="of:=[.BP$1]*[.BP59]/([.$A60]+[.BP$1]*[.BP59])" office:value-type="float" office:value="0.127107717324921">
            <text:p>1,27E-01</text:p>
          </table:table-cell>
          <table:table-cell table:formula="of:=[.BQ$1]*[.BQ59]/([.$A60]+[.BQ$1]*[.BQ59])" office:value-type="float" office:value="0.137031683602904">
            <text:p>1,37E-01</text:p>
          </table:table-cell>
          <table:table-cell table:formula="of:=[.BR$1]*[.BR59]/([.$A60]+[.BR$1]*[.BR59])" office:value-type="float" office:value="0.146970698228207">
            <text:p>1,47E-01</text:p>
          </table:table-cell>
          <table:table-cell table:formula="of:=[.BS$1]*[.BS59]/([.$A60]+[.BS$1]*[.BS59])" office:value-type="float" office:value="0.156894390954326">
            <text:p>1,57E-01</text:p>
          </table:table-cell>
          <table:table-cell table:formula="of:=[.BT$1]*[.BT59]/([.$A60]+[.BT$1]*[.BT59])" office:value-type="float" office:value="0.166776684183651">
            <text:p>1,67E-01</text:p>
          </table:table-cell>
          <table:table-cell table:formula="of:=[.BU$1]*[.BU59]/([.$A60]+[.BU$1]*[.BU59])" office:value-type="float" office:value="0.176595401753787">
            <text:p>1,77E-01</text:p>
          </table:table-cell>
          <table:table-cell table:formula="of:=[.BV$1]*[.BV59]/([.$A60]+[.BV$1]*[.BV59])" office:value-type="float" office:value="0.186331867859862">
            <text:p>1,86E-01</text:p>
          </table:table-cell>
          <table:table-cell table:formula="of:=[.BW$1]*[.BW59]/([.$A60]+[.BW$1]*[.BW59])" office:value-type="float" office:value="0.195970514512718">
            <text:p>1,96E-01</text:p>
          </table:table-cell>
          <table:table-cell table:formula="of:=[.BX$1]*[.BX59]/([.$A60]+[.BX$1]*[.BX59])" office:value-type="float" office:value="0.205498509361336">
            <text:p>2,05E-01</text:p>
          </table:table-cell>
          <table:table-cell table:formula="of:=[.BY$1]*[.BY59]/([.$A60]+[.BY$1]*[.BY59])" office:value-type="float" office:value="0.214905410816317">
            <text:p>2,15E-01</text:p>
          </table:table-cell>
          <table:table-cell office:value-type="float" office:value="58">
            <text:p>58</text:p>
          </table:table-cell>
          <table:table-cell table:formula="of:=[.CA$1]*[.CA59]/([.$A60]+[.CA$1]*[.CA59])" office:value-type="float" office:value="0.224182853897636">
            <text:p>2,24E-01</text:p>
          </table:table-cell>
          <table:table-cell table:formula="of:=[.CB$1]*[.CB59]/([.$A60]+[.CB$1]*[.CB59])" office:value-type="float" office:value="0.233324267798867">
            <text:p>2,33E-01</text:p>
          </table:table-cell>
          <table:table-cell table:formula="of:=[.CC$1]*[.CC59]/([.$A60]+[.CC$1]*[.CC59])" office:value-type="float" office:value="0.242324624550358">
            <text:p>2,42E-01</text:p>
          </table:table-cell>
          <table:table-cell table:formula="of:=[.CD$1]*[.CD59]/([.$A60]+[.CD$1]*[.CD59])" office:value-type="float" office:value="0.251180217158842">
            <text:p>2,51E-01</text:p>
          </table:table-cell>
          <table:table-cell table:formula="of:=[.CE$1]*[.CE59]/([.$A60]+[.CE$1]*[.CE59])" office:value-type="float" office:value="0.259888465028584">
            <text:p>2,60E-01</text:p>
          </table:table-cell>
          <table:table-cell table:formula="of:=[.CF$1]*[.CF59]/([.$A60]+[.CF$1]*[.CF59])" office:value-type="float" office:value="0.268447744197335">
            <text:p>2,68E-01</text:p>
          </table:table-cell>
          <table:table-cell table:formula="of:=[.CG$1]*[.CG59]/([.$A60]+[.CG$1]*[.CG59])" office:value-type="float" office:value="0.276857239850564">
            <text:p>2,77E-01</text:p>
          </table:table-cell>
          <table:table-cell table:formula="of:=[.CH$1]*[.CH59]/([.$A60]+[.CH$1]*[.CH59])" office:value-type="float" office:value="0.285116818637641">
            <text:p>2,85E-01</text:p>
          </table:table-cell>
          <table:table-cell table:formula="of:=[.CI$1]*[.CI59]/([.$A60]+[.CI$1]*[.CI59])" office:value-type="float" office:value="0.293226918452866">
            <text:p>2,93E-01</text:p>
          </table:table-cell>
          <table:table-cell table:formula="of:=[.CJ$1]*[.CJ59]/([.$A60]+[.CJ$1]*[.CJ59])" office:value-type="float" office:value="0.301188453526708">
            <text:p>3,01E-01</text:p>
          </table:table-cell>
          <table:table-cell office:value-type="float" office:value="58">
            <text:p>58</text:p>
          </table:table-cell>
          <table:table-cell table:formula="of:=[.CL$1]*[.CL59]/([.$A60]+[.CL$1]*[.CL59])" office:value-type="float" office:value="0.309002732874334">
            <text:p>3,09E-01</text:p>
          </table:table-cell>
          <table:table-cell table:formula="of:=[.CM$1]*[.CM59]/([.$A60]+[.CM$1]*[.CM59])" office:value-type="float" office:value="0.316671390353535">
            <text:p>3,17E-01</text:p>
          </table:table-cell>
          <table:table-cell table:formula="of:=[.CN$1]*[.CN59]/([.$A60]+[.CN$1]*[.CN59])" office:value-type="float" office:value="0.324196324782689">
            <text:p>3,24E-01</text:p>
          </table:table-cell>
          <table:table-cell table:formula="of:=[.CO$1]*[.CO59]/([.$A60]+[.CO$1]*[.CO59])" office:value-type="float" office:value="0.33157964875544">
            <text:p>3,32E-01</text:p>
          </table:table-cell>
          <table:table-cell table:formula="of:=[.CP$1]*[.CP59]/([.$A60]+[.CP$1]*[.CP59])" office:value-type="float" office:value="0.338823644959366">
            <text:p>3,39E-01</text:p>
          </table:table-cell>
          <table:table-cell table:formula="of:=[.CQ$1]*[.CQ59]/([.$A60]+[.CQ$1]*[.CQ59])" office:value-type="float" office:value="0.345930728959828">
            <text:p>3,46E-01</text:p>
          </table:table-cell>
          <table:table-cell table:formula="of:=[.CR$1]*[.CR59]/([.$A60]+[.CR$1]*[.CR59])" office:value-type="float" office:value="0.352903417547354">
            <text:p>3,53E-01</text:p>
          </table:table-cell>
          <table:table-cell table:formula="of:=[.CS$1]*[.CS59]/([.$A60]+[.CS$1]*[.CS59])" office:value-type="float" office:value="0.359744301868138">
            <text:p>3,60E-01</text:p>
          </table:table-cell>
          <table:table-cell table:formula="of:=[.CT$1]*[.CT59]/([.$A60]+[.CT$1]*[.CT59])" office:value-type="float" office:value="0.366456024663519">
            <text:p>3,66E-01</text:p>
          </table:table-cell>
          <table:table-cell table:formula="of:=[.CU$1]*[.CU59]/([.$A60]+[.CU$1]*[.CU59])" office:value-type="float" office:value="0.373041261037084">
            <text:p>3,73E-01</text:p>
          </table:table-cell>
          <table:table-cell office:value-type="float" office:value="58">
            <text:p>58</text:p>
          </table:table-cell>
          <table:table-cell table:formula="of:=[.CW$1]*[.CW59]/([.$A60]+[.CW$1]*[.CW59])" office:value-type="float" office:value="0.379502702248649">
            <text:p>3,80E-01</text:p>
          </table:table-cell>
          <table:table-cell table:formula="of:=[.CX$1]*[.CX59]/([.$A60]+[.CX$1]*[.CX59])" office:value-type="float" office:value="0.385843042104152">
            <text:p>3,86E-01</text:p>
          </table:table-cell>
          <table:table-cell table:formula="of:=[.CY$1]*[.CY59]/([.$A60]+[.CY$1]*[.CY59])" office:value-type="float" office:value="0.392064965570837">
            <text:p>3,92E-01</text:p>
          </table:table-cell>
          <table:table-cell table:formula="of:=[.CZ$1]*[.CZ59]/([.$A60]+[.CZ$1]*[.CZ59])" office:value-type="float" office:value="0.398171139299068">
            <text:p>3,98E-01</text:p>
          </table:table-cell>
          <table:table-cell table:formula="of:=[.DA$1]*[.DA59]/([.$A60]+[.DA$1]*[.DA59])" office:value-type="float" office:value="0.404164203776931">
            <text:p>4,04E-01</text:p>
          </table:table-cell>
          <table:table-cell table:formula="of:=[.DB$1]*[.DB59]/([.$A60]+[.DB$1]*[.DB59])" office:value-type="float" office:value="0.410046766882275">
            <text:p>4,10E-01</text:p>
          </table:table-cell>
          <table:table-cell table:formula="of:=[.DC$1]*[.DC59]/([.$A60]+[.DC$1]*[.DC59])" office:value-type="float" office:value="0.415821398629948">
            <text:p>4,16E-01</text:p>
          </table:table-cell>
          <table:table-cell table:formula="of:=[.DD$1]*[.DD59]/([.$A60]+[.DD$1]*[.DD59])" office:value-type="float" office:value="0.421490626940437">
            <text:p>4,21E-01</text:p>
          </table:table-cell>
          <table:table-cell table:formula="of:=[.DE$1]*[.DE59]/([.$A60]+[.DE$1]*[.DE59])" office:value-type="float" office:value="0.427056934280558">
            <text:p>4,27E-01</text:p>
          </table:table-cell>
          <table:table-cell table:formula="of:=[.DF$1]*[.DF59]/([.$A60]+[.DF$1]*[.DF59])" office:value-type="float" office:value="0.432522755047799">
            <text:p>4,33E-01</text:p>
          </table:table-cell>
          <table:table-cell table:number-columns-repeated="146"/>
        </table:table-row>
        <table:table-row table:style-name="ro1">
          <table:table-cell office:value-type="float" office:value="59">
            <text:p>59</text:p>
          </table:table-cell>
          <table:table-cell table:formula="of:=[.$C$1]*[.B60]/([.$A61]+[.$C$1]*[.B60])" office:value-type="float" office:value="4.95487892298856E-064">
            <text:p>4,95E-64</text:p>
          </table:table-cell>
          <table:table-cell table:formula="of:=[.$C$1]*[.C60]/([.$A61]+[.$C$1]*[.C60])" office:value-type="float" office:value="5.62544886543434E-064">
            <text:p>5,63E-64</text:p>
          </table:table-cell>
          <table:table-cell table:formula="of:=[.$D$1]*[.D60]/([.$A61]+[.$D$1]*[.D60])" office:value-type="float" office:value="5.07279116442666E-054">
            <text:p>5,07E-54</text:p>
          </table:table-cell>
          <table:table-cell table:formula="of:=[.$E$1]*[.E60]/([.$A61]+[.$E$1]*[.E60])" office:value-type="float" office:value="4.38872088883183E-047">
            <text:p>4,39E-47</text:p>
          </table:table-cell>
          <table:table-cell table:formula="of:=[.$F$1]*[.F60]/([.$A61]+[.$F$1]*[.F60])" office:value-type="float" office:value="8.42818863735763E-042">
            <text:p>8,43E-42</text:p>
          </table:table-cell>
          <table:table-cell table:formula="of:=[.$G$1]*[.G60]/([.$A61]+[.$G$1]*[.G60])" office:value-type="float" office:value="1.45590582024603E-037">
            <text:p>1,46E-37</text:p>
          </table:table-cell>
          <table:table-cell table:formula="of:=[.$H$1]*[.H60]/([.$A61]+[.$H$1]*[.H60])" office:value-type="float" office:value="4.77198850128755E-034">
            <text:p>4,77E-34</text:p>
          </table:table-cell>
          <table:table-cell table:formula="of:=[.I$1]*[.I60]/([.$A61]+[.I$1]*[.I60])" office:value-type="float" office:value="4.6337199038611E-031">
            <text:p>4,63E-31</text:p>
          </table:table-cell>
          <table:table-cell table:formula="of:=[.J$1]*[.J60]/([.$A61]+[.J$1]*[.J60])" office:value-type="float" office:value="1.77678189738335E-028">
            <text:p>1,78E-28</text:p>
          </table:table-cell>
          <table:table-cell table:formula="of:=[.K$1]*[.K60]/([.$A61]+[.K$1]*[.K60])" office:value-type="float" office:value="3.27364500009622E-026">
            <text:p>3,27E-26</text:p>
          </table:table-cell>
          <table:table-cell office:value-type="float" office:value="59">
            <text:p>59</text:p>
          </table:table-cell>
          <table:table-cell table:formula="of:=[.M$1]*[.M60]/([.$A61]+[.M$1]*[.M60])" office:value-type="float" office:value="3.3335388769554E-024">
            <text:p>3,33E-24</text:p>
          </table:table-cell>
          <table:table-cell table:formula="of:=[.N$1]*[.N60]/([.$A61]+[.N$1]*[.N60])" office:value-type="float" office:value="2.08034869587729E-022">
            <text:p>2,08E-22</text:p>
          </table:table-cell>
          <table:table-cell table:formula="of:=[.O$1]*[.O60]/([.$A61]+[.O$1]*[.O60])" office:value-type="float" office:value="8.60609077002379E-021">
            <text:p>8,61E-21</text:p>
          </table:table-cell>
          <table:table-cell table:formula="of:=[.P$1]*[.P60]/([.$A61]+[.P$1]*[.P60])" office:value-type="float" office:value="2.50846334555273E-019">
            <text:p>2,51E-19</text:p>
          </table:table-cell>
          <table:table-cell table:formula="of:=[.Q$1]*[.Q60]/([.$A61]+[.Q$1]*[.Q60])" office:value-type="float" office:value="5.40683923645834E-018">
            <text:p>5,41E-18</text:p>
          </table:table-cell>
          <table:table-cell table:formula="of:=[.R$1]*[.R60]/([.$A61]+[.R$1]*[.R60])" office:value-type="float" office:value="8.96073568750273E-017">
            <text:p>8,96E-17</text:p>
          </table:table-cell>
          <table:table-cell table:formula="of:=[.S$1]*[.S60]/([.$A61]+[.S$1]*[.S60])" office:value-type="float" office:value="1.17884463126973E-015">
            <text:p>1,18E-15</text:p>
          </table:table-cell>
          <table:table-cell table:formula="of:=[.T$1]*[.T60]/([.$A61]+[.T$1]*[.T60])" office:value-type="float" office:value="0.0000000000000126401878395845">
            <text:p>1,26E-14</text:p>
          </table:table-cell>
          <table:table-cell table:formula="of:=[.U$1]*[.U60]/([.$A61]+[.U$1]*[.U60])" office:value-type="float" office:value="0.000000000000112938938373117">
            <text:p>1,13E-13</text:p>
          </table:table-cell>
          <table:table-cell table:formula="of:=[.V$1]*[.V60]/([.$A61]+[.V$1]*[.V60])" office:value-type="float" office:value="0.000000000000856754722755179">
            <text:p>8,57E-13</text:p>
          </table:table-cell>
          <table:table-cell office:value-type="float" office:value="59">
            <text:p>59</text:p>
          </table:table-cell>
          <table:table-cell table:formula="of:=[.X$1]*[.X60]/([.$A61]+[.X$1]*[.X60])" office:value-type="float" office:value="0.00000000000560700147476712">
            <text:p>5,61E-12</text:p>
          </table:table-cell>
          <table:table-cell table:formula="of:=[.Y$1]*[.Y60]/([.$A61]+[.Y$1]*[.Y60])" office:value-type="float" office:value="0.0000000000320948956231944">
            <text:p>3,21E-11</text:p>
          </table:table-cell>
          <table:table-cell table:formula="of:=[.Z$1]*[.Z60]/([.$A61]+[.Z$1]*[.Z60])" office:value-type="float" office:value="0.000000000162609398110079">
            <text:p>1,63E-10</text:p>
          </table:table-cell>
          <table:table-cell table:formula="of:=[.AA$1]*[.AA60]/([.$A61]+[.AA$1]*[.AA60])" office:value-type="float" office:value="0.000000000736838138159929">
            <text:p>7,37E-10</text:p>
          </table:table-cell>
          <table:table-cell table:formula="of:=[.AB$1]*[.AB60]/([.$A61]+[.AB$1]*[.AB60])" office:value-type="float" office:value="0.00000000301352546687023">
            <text:p>3,01E-09</text:p>
          </table:table-cell>
          <table:table-cell table:formula="of:=[.AC$1]*[.AC60]/([.$A61]+[.AC$1]*[.AC60])" office:value-type="float" office:value="0.0000000112136605513183">
            <text:p>1,12E-08</text:p>
          </table:table-cell>
          <table:table-cell table:formula="of:=[.AD$1]*[.AD60]/([.$A61]+[.AD$1]*[.AD60])" office:value-type="float" office:value="0.0000000382373237582144">
            <text:p>3,82E-08</text:p>
          </table:table-cell>
          <table:table-cell table:formula="of:=[.AE$1]*[.AE60]/([.$A61]+[.AE$1]*[.AE60])" office:value-type="float" office:value="0.000000120241615194964">
            <text:p>1,20E-07</text:p>
          </table:table-cell>
          <table:table-cell table:formula="of:=[.AF$1]*[.AF60]/([.$A61]+[.AF$1]*[.AF60])" office:value-type="float" office:value="0.000000350686009712034">
            <text:p>3,51E-07</text:p>
          </table:table-cell>
          <table:table-cell table:formula="of:=[.AG$1]*[.AG60]/([.$A61]+[.AG$1]*[.AG60])" office:value-type="float" office:value="0.000000953446599498761">
            <text:p>9,53E-07</text:p>
          </table:table-cell>
          <table:table-cell office:value-type="float" office:value="59">
            <text:p>59</text:p>
          </table:table-cell>
          <table:table-cell table:formula="of:=[.AI$1]*[.AI60]/([.$A61]+[.AI$1]*[.AI60])" office:value-type="float" office:value="0.00000242766349946264">
            <text:p>2,43E-06</text:p>
          </table:table-cell>
          <table:table-cell table:formula="of:=[.AJ$1]*[.AJ60]/([.$A61]+[.AJ$1]*[.AJ60])" office:value-type="float" office:value="0.00000581305568815486">
            <text:p>5,81E-06</text:p>
          </table:table-cell>
          <table:table-cell table:formula="of:=[.AK$1]*[.AK60]/([.$A61]+[.AK$1]*[.AK60])" office:value-type="float" office:value="0.0000131397666651531">
            <text:p>1,31E-05</text:p>
          </table:table-cell>
          <table:table-cell table:formula="of:=[.AL$1]*[.AL60]/([.$A61]+[.AL$1]*[.AL60])" office:value-type="float" office:value="0.0000281342546743227">
            <text:p>2,81E-05</text:p>
          </table:table-cell>
          <table:table-cell table:formula="of:=[.AM$1]*[.AM60]/([.$A61]+[.AM$1]*[.AM60])" office:value-type="float" office:value="0.0000572423314356538">
            <text:p>5,72E-05</text:p>
          </table:table-cell>
          <table:table-cell table:formula="of:=[.AN$1]*[.AN60]/([.$A61]+[.AN$1]*[.AN60])" office:value-type="float" office:value="0.000110991865297174">
            <text:p>1,11E-04</text:p>
          </table:table-cell>
          <table:table-cell table:formula="of:=[.AO$1]*[.AO60]/([.$A61]+[.AO$1]*[.AO60])" office:value-type="float" office:value="0.000205644805894929">
            <text:p>2,06E-04</text:p>
          </table:table-cell>
          <table:table-cell table:formula="of:=[.AP$1]*[.AP60]/([.$A61]+[.AP$1]*[.AP60])" office:value-type="float" office:value="0.00036498480308282">
            <text:p>3,65E-04</text:p>
          </table:table-cell>
          <table:table-cell table:formula="of:=[.AQ$1]*[.AQ60]/([.$A61]+[.AQ$1]*[.AQ60])" office:value-type="float" office:value="0.000621970780704879">
            <text:p>6,22E-04</text:p>
          </table:table-cell>
          <table:table-cell table:formula="of:=[.AR$1]*[.AR60]/([.$A61]+[.AR$1]*[.AR60])" office:value-type="float" office:value="0.00101989084569169">
            <text:p>1,02E-03</text:p>
          </table:table-cell>
          <table:table-cell office:value-type="float" office:value="59">
            <text:p>59</text:p>
          </table:table-cell>
          <table:table-cell table:formula="of:=[.AT$1]*[.AT60]/([.$A61]+[.AT$1]*[.AT60])" office:value-type="float" office:value="0.00161261527929615">
            <text:p>1,61E-03</text:p>
          </table:table-cell>
          <table:table-cell table:formula="of:=[.AU$1]*[.AU60]/([.$A61]+[.AU$1]*[.AU60])" office:value-type="float" office:value="0.00246360698845364">
            <text:p>2,46E-03</text:p>
          </table:table-cell>
          <table:table-cell table:formula="of:=[.AV$1]*[.AV60]/([.$A61]+[.AV$1]*[.AV60])" office:value-type="float" office:value="0.00364351531607904">
            <text:p>3,64E-03</text:p>
          </table:table-cell>
          <table:table-cell table:formula="of:=[.AW$1]*[.AW60]/([.$A61]+[.AW$1]*[.AW60])" office:value-type="float" office:value="0.00522643203727515">
            <text:p>5,23E-03</text:p>
          </table:table-cell>
          <table:table-cell table:formula="of:=[.AX$1]*[.AX60]/([.$A61]+[.AX$1]*[.AX60])" office:value-type="float" office:value="0.00728516853894562">
            <text:p>7,29E-03</text:p>
          </table:table-cell>
          <table:table-cell table:formula="of:=[.AY$1]*[.AY60]/([.$A61]+[.AY$1]*[.AY60])" office:value-type="float" office:value="0.00988614255600605">
            <text:p>9,89E-03</text:p>
          </table:table-cell>
          <table:table-cell table:formula="of:=[.AZ$1]*[.AZ60]/([.$A61]+[.AZ$1]*[.AZ60])" office:value-type="float" office:value="0.0130845714576316">
            <text:p>1,31E-02</text:p>
          </table:table-cell>
          <table:table-cell table:formula="of:=[.BA$1]*[.BA60]/([.$A61]+[.BA$1]*[.BA60])" office:value-type="float" office:value="0.0169206228609471">
            <text:p>1,69E-02</text:p>
          </table:table-cell>
          <table:table-cell table:formula="of:=[.BB$1]*[.BB60]/([.$A61]+[.BB$1]*[.BB60])" office:value-type="float" office:value="0.0214169877642219">
            <text:p>2,14E-02</text:p>
          </table:table-cell>
          <table:table-cell table:formula="of:=[.BC$1]*[.BC60]/([.$A61]+[.BC$1]*[.BC60])" office:value-type="float" office:value="0.0265780739486522">
            <text:p>2,66E-02</text:p>
          </table:table-cell>
          <table:table-cell office:value-type="float" office:value="59">
            <text:p>59</text:p>
          </table:table-cell>
          <table:table-cell table:formula="of:=[.BE$1]*[.BE60]/([.$A61]+[.BE$1]*[.BE60])" office:value-type="float" office:value="0.0323907434626177">
            <text:p>3,24E-02</text:p>
          </table:table-cell>
          <table:table-cell table:formula="of:=[.BF$1]*[.BF60]/([.$A61]+[.BF$1]*[.BF60])" office:value-type="float" office:value="0.0388263027560203">
            <text:p>3,88E-02</text:p>
          </table:table-cell>
          <table:table-cell table:formula="of:=[.BG$1]*[.BG60]/([.$A61]+[.BG$1]*[.BG60])" office:value-type="float" office:value="0.0458433334949474">
            <text:p>4,58E-02</text:p>
          </table:table-cell>
          <table:table-cell table:formula="of:=[.BH$1]*[.BH60]/([.$A61]+[.BH$1]*[.BH60])" office:value-type="float" office:value="0.0533909291166244">
            <text:p>5,34E-02</text:p>
          </table:table-cell>
          <table:table-cell table:formula="of:=[.BI$1]*[.BI60]/([.$A61]+[.BI$1]*[.BI60])" office:value-type="float" office:value="0.0614119549809287">
            <text:p>6,14E-02</text:p>
          </table:table-cell>
          <table:table-cell table:formula="of:=[.BJ$1]*[.BJ60]/([.$A61]+[.BJ$1]*[.BJ60])" office:value-type="float" office:value="0.0698460459235758">
            <text:p>6,98E-02</text:p>
          </table:table-cell>
          <table:table-cell table:formula="of:=[.BK$1]*[.BK60]/([.$A61]+[.BK$1]*[.BK60])" office:value-type="float" office:value="0.0786321630080339">
            <text:p>7,86E-02</text:p>
          </table:table-cell>
          <table:table-cell table:formula="of:=[.BL$1]*[.BL60]/([.$A61]+[.BL$1]*[.BL60])" office:value-type="float" office:value="0.0877106288803639">
            <text:p>8,77E-02</text:p>
          </table:table-cell>
          <table:table-cell table:formula="of:=[.BM$1]*[.BM60]/([.$A61]+[.BM$1]*[.BM60])" office:value-type="float" office:value="0.0970246364551246">
            <text:p>9,70E-02</text:p>
          </table:table-cell>
          <table:table-cell table:formula="of:=[.BN$1]*[.BN60]/([.$A61]+[.BN$1]*[.BN60])" office:value-type="float" office:value="0.106521275624755">
            <text:p>1,07E-01</text:p>
          </table:table-cell>
          <table:table-cell office:value-type="float" office:value="59">
            <text:p>59</text:p>
          </table:table-cell>
          <table:table-cell table:formula="of:=[.BP$1]*[.BP60]/([.$A61]+[.BP$1]*[.BP60])" office:value-type="float" office:value="0.116152149898708">
            <text:p>1,16E-01</text:p>
          </table:table-cell>
          <table:table-cell table:formula="of:=[.BQ$1]*[.BQ60]/([.$A61]+[.BQ$1]*[.BQ60])" office:value-type="float" office:value="0.125873664610858">
            <text:p>1,26E-01</text:p>
          </table:table-cell>
          <table:table-cell table:formula="of:=[.BR$1]*[.BR60]/([.$A61]+[.BR$1]*[.BR60])" office:value-type="float" office:value="0.1356470663254">
            <text:p>1,36E-01</text:p>
          </table:table-cell>
          <table:table-cell table:formula="of:=[.BS$1]*[.BS60]/([.$A61]+[.BS$1]*[.BS60])" office:value-type="float" office:value="0.145438304302952">
            <text:p>1,45E-01</text:p>
          </table:table-cell>
          <table:table-cell table:formula="of:=[.BT$1]*[.BT60]/([.$A61]+[.BT$1]*[.BT60])" office:value-type="float" office:value="0.155217773099686">
            <text:p>1,55E-01</text:p>
          </table:table-cell>
          <table:table-cell table:formula="of:=[.BU$1]*[.BU60]/([.$A61]+[.BU$1]*[.BU60])" office:value-type="float" office:value="0.164959983051686">
            <text:p>1,65E-01</text:p>
          </table:table-cell>
          <table:table-cell table:formula="of:=[.BV$1]*[.BV60]/([.$A61]+[.BV$1]*[.BV60])" office:value-type="float" office:value="0.174643193999435">
            <text:p>1,75E-01</text:p>
          </table:table-cell>
          <table:table-cell table:formula="of:=[.BW$1]*[.BW60]/([.$A61]+[.BW$1]*[.BW60])" office:value-type="float" office:value="0.18424903783605">
            <text:p>1,84E-01</text:p>
          </table:table-cell>
          <table:table-cell table:formula="of:=[.BX$1]*[.BX60]/([.$A61]+[.BX$1]*[.BX60])" office:value-type="float" office:value="0.193762147529804">
            <text:p>1,94E-01</text:p>
          </table:table-cell>
          <table:table-cell table:formula="of:=[.BY$1]*[.BY60]/([.$A61]+[.BY$1]*[.BY60])" office:value-type="float" office:value="0.203169804102046">
            <text:p>2,03E-01</text:p>
          </table:table-cell>
          <table:table-cell office:value-type="float" office:value="59">
            <text:p>59</text:p>
          </table:table-cell>
          <table:table-cell table:formula="of:=[.CA$1]*[.CA60]/([.$A61]+[.CA$1]*[.CA60])" office:value-type="float" office:value="0.212461608418444">
            <text:p>2,12E-01</text:p>
          </table:table-cell>
          <table:table-cell table:formula="of:=[.CB$1]*[.CB60]/([.$A61]+[.CB$1]*[.CB60])" office:value-type="float" office:value="0.221629181305819">
            <text:p>2,22E-01</text:p>
          </table:table-cell>
          <table:table-cell table:formula="of:=[.CC$1]*[.CC60]/([.$A61]+[.CC$1]*[.CC60])" office:value-type="float" office:value="0.23066589317182">
            <text:p>2,31E-01</text:p>
          </table:table-cell>
          <table:table-cell table:formula="of:=[.CD$1]*[.CD60]/([.$A61]+[.CD$1]*[.CD60])" office:value-type="float" office:value="0.239566622741674">
            <text:p>2,40E-01</text:p>
          </table:table-cell>
          <table:table-cell table:formula="of:=[.CE$1]*[.CE60]/([.$A61]+[.CE$1]*[.CE60])" office:value-type="float" office:value="0.24832754353572">
            <text:p>2,48E-01</text:p>
          </table:table-cell>
          <table:table-cell table:formula="of:=[.CF$1]*[.CF60]/([.$A61]+[.CF$1]*[.CF60])" office:value-type="float" office:value="0.256945936133588">
            <text:p>2,57E-01</text:p>
          </table:table-cell>
          <table:table-cell table:formula="of:=[.CG$1]*[.CG60]/([.$A61]+[.CG$1]*[.CG60])" office:value-type="float" office:value="0.265420023982242">
            <text:p>2,65E-01</text:p>
          </table:table-cell>
          <table:table-cell table:formula="of:=[.CH$1]*[.CH60]/([.$A61]+[.CH$1]*[.CH60])" office:value-type="float" office:value="0.273748830412814">
            <text:p>2,74E-01</text:p>
          </table:table-cell>
          <table:table-cell table:formula="of:=[.CI$1]*[.CI60]/([.$A61]+[.CI$1]*[.CI60])" office:value-type="float" office:value="0.281932054566949">
            <text:p>2,82E-01</text:p>
          </table:table-cell>
          <table:table-cell table:formula="of:=[.CJ$1]*[.CJ60]/([.$A61]+[.CJ$1]*[.CJ60])" office:value-type="float" office:value="0.289969964048477">
            <text:p>2,90E-01</text:p>
          </table:table-cell>
          <table:table-cell office:value-type="float" office:value="59">
            <text:p>59</text:p>
          </table:table-cell>
          <table:table-cell table:formula="of:=[.CL$1]*[.CL60]/([.$A61]+[.CL$1]*[.CL60])" office:value-type="float" office:value="0.297863302276121">
            <text:p>2,98E-01</text:p>
          </table:table-cell>
          <table:table-cell table:formula="of:=[.CM$1]*[.CM60]/([.$A61]+[.CM$1]*[.CM60])" office:value-type="float" office:value="0.305613208694307">
            <text:p>3,06E-01</text:p>
          </table:table-cell>
          <table:table-cell table:formula="of:=[.CN$1]*[.CN60]/([.$A61]+[.CN$1]*[.CN60])" office:value-type="float" office:value="0.313221150186291">
            <text:p>3,13E-01</text:p>
          </table:table-cell>
          <table:table-cell table:formula="of:=[.CO$1]*[.CO60]/([.$A61]+[.CO$1]*[.CO60])" office:value-type="float" office:value="0.320688862216811">
            <text:p>3,21E-01</text:p>
          </table:table-cell>
          <table:table-cell table:formula="of:=[.CP$1]*[.CP60]/([.$A61]+[.CP$1]*[.CP60])" office:value-type="float" office:value="0.32801829840432">
            <text:p>3,28E-01</text:p>
          </table:table-cell>
          <table:table-cell table:formula="of:=[.CQ$1]*[.CQ60]/([.$A61]+[.CQ$1]*[.CQ60])" office:value-type="float" office:value="0.335211587382307">
            <text:p>3,35E-01</text:p>
          </table:table-cell>
          <table:table-cell table:formula="of:=[.CR$1]*[.CR60]/([.$A61]+[.CR$1]*[.CR60])" office:value-type="float" office:value="0.342270995953744">
            <text:p>3,42E-01</text:p>
          </table:table-cell>
          <table:table-cell table:formula="of:=[.CS$1]*[.CS60]/([.$A61]+[.CS$1]*[.CS60])" office:value-type="float" office:value="0.349198897672089">
            <text:p>3,49E-01</text:p>
          </table:table-cell>
          <table:table-cell table:formula="of:=[.CT$1]*[.CT60]/([.$A61]+[.CT$1]*[.CT60])" office:value-type="float" office:value="0.355997746097054">
            <text:p>3,56E-01</text:p>
          </table:table-cell>
          <table:table-cell table:formula="of:=[.CU$1]*[.CU60]/([.$A61]+[.CU$1]*[.CU60])" office:value-type="float" office:value="0.362670052074273">
            <text:p>3,63E-01</text:p>
          </table:table-cell>
          <table:table-cell office:value-type="float" office:value="59">
            <text:p>59</text:p>
          </table:table-cell>
          <table:table-cell table:formula="of:=[.CW$1]*[.CW60]/([.$A61]+[.CW$1]*[.CW60])" office:value-type="float" office:value="0.369218364476453">
            <text:p>3,69E-01</text:p>
          </table:table-cell>
          <table:table-cell table:formula="of:=[.CX$1]*[.CX60]/([.$A61]+[.CX$1]*[.CX60])" office:value-type="float" office:value="0.375645253920528">
            <text:p>3,76E-01</text:p>
          </table:table-cell>
          <table:table-cell table:formula="of:=[.CY$1]*[.CY60]/([.$A61]+[.CY$1]*[.CY60])" office:value-type="float" office:value="0.38195329904224">
            <text:p>3,82E-01</text:p>
          </table:table-cell>
          <table:table-cell table:formula="of:=[.CZ$1]*[.CZ60]/([.$A61]+[.CZ$1]*[.CZ60])" office:value-type="float" office:value="0.388145074967453">
            <text:p>3,88E-01</text:p>
          </table:table-cell>
          <table:table-cell table:formula="of:=[.DA$1]*[.DA60]/([.$A61]+[.DA$1]*[.DA60])" office:value-type="float" office:value="0.394223143669539">
            <text:p>3,94E-01</text:p>
          </table:table-cell>
          <table:table-cell table:formula="of:=[.DB$1]*[.DB60]/([.$A61]+[.DB$1]*[.DB60])" office:value-type="float" office:value="0.400190045945352">
            <text:p>4,00E-01</text:p>
          </table:table-cell>
          <table:table-cell table:formula="of:=[.DC$1]*[.DC60]/([.$A61]+[.DC$1]*[.DC60])" office:value-type="float" office:value="0.406048294779523">
            <text:p>4,06E-01</text:p>
          </table:table-cell>
          <table:table-cell table:formula="of:=[.DD$1]*[.DD60]/([.$A61]+[.DD$1]*[.DD60])" office:value-type="float" office:value="0.411800369898846">
            <text:p>4,12E-01</text:p>
          </table:table-cell>
          <table:table-cell table:formula="of:=[.DE$1]*[.DE60]/([.$A61]+[.DE$1]*[.DE60])" office:value-type="float" office:value="0.417448713346114">
            <text:p>4,17E-01</text:p>
          </table:table-cell>
          <table:table-cell table:formula="of:=[.DF$1]*[.DF60]/([.$A61]+[.DF$1]*[.DF60])" office:value-type="float" office:value="0.422995725926491">
            <text:p>4,23E-01</text:p>
          </table:table-cell>
          <table:table-cell table:number-columns-repeated="146"/>
        </table:table-row>
        <table:table-row table:style-name="ro1">
          <table:table-cell office:value-type="float" office:value="60">
            <text:p>60</text:p>
          </table:table-cell>
          <table:table-cell table:formula="of:=[.$C$1]*[.B61]/([.$A62]+[.$C$1]*[.B61])" office:value-type="float" office:value="1.65162630766285E-065">
            <text:p>1,65E-65</text:p>
          </table:table-cell>
          <table:table-cell table:formula="of:=[.$C$1]*[.C61]/([.$A62]+[.$C$1]*[.C61])" office:value-type="float" office:value="1.87514962181145E-065">
            <text:p>1,88E-65</text:p>
          </table:table-cell>
          <table:table-cell table:formula="of:=[.$D$1]*[.D61]/([.$A62]+[.$D$1]*[.D61])" office:value-type="float" office:value="2.53639558221333E-055">
            <text:p>2,54E-55</text:p>
          </table:table-cell>
          <table:table-cell table:formula="of:=[.$E$1]*[.E61]/([.$A62]+[.$E$1]*[.E61])" office:value-type="float" office:value="2.92581392588789E-048">
            <text:p>2,93E-48</text:p>
          </table:table-cell>
          <table:table-cell table:formula="of:=[.$F$1]*[.F61]/([.$A62]+[.$F$1]*[.F61])" office:value-type="float" office:value="7.02349053113136E-043">
            <text:p>7,02E-43</text:p>
          </table:table-cell>
          <table:table-cell table:formula="of:=[.$G$1]*[.G61]/([.$A62]+[.$G$1]*[.G61])" office:value-type="float" office:value="1.45590582024603E-038">
            <text:p>1,46E-38</text:p>
          </table:table-cell>
          <table:table-cell table:formula="of:=[.$H$1]*[.H61]/([.$A62]+[.$H$1]*[.H61])" office:value-type="float" office:value="5.5673199181688E-035">
            <text:p>5,57E-35</text:p>
          </table:table-cell>
          <table:table-cell table:formula="of:=[.I$1]*[.I61]/([.$A62]+[.I$1]*[.I61])" office:value-type="float" office:value="6.17829320514813E-032">
            <text:p>6,18E-32</text:p>
          </table:table-cell>
          <table:table-cell table:formula="of:=[.J$1]*[.J61]/([.$A62]+[.J$1]*[.J61])" office:value-type="float" office:value="2.66517284607502E-029">
            <text:p>2,67E-29</text:p>
          </table:table-cell>
          <table:table-cell table:formula="of:=[.K$1]*[.K61]/([.$A62]+[.K$1]*[.K61])" office:value-type="float" office:value="5.45607500016036E-027">
            <text:p>5,46E-27</text:p>
          </table:table-cell>
          <table:table-cell office:value-type="float" office:value="60">
            <text:p>60</text:p>
          </table:table-cell>
          <table:table-cell table:formula="of:=[.M$1]*[.M61]/([.$A62]+[.M$1]*[.M61])" office:value-type="float" office:value="6.11148794108491E-025">
            <text:p>6,11E-25</text:p>
          </table:table-cell>
          <table:table-cell table:formula="of:=[.N$1]*[.N61]/([.$A62]+[.N$1]*[.N61])" office:value-type="float" office:value="4.16069739175458E-023">
            <text:p>4,16E-23</text:p>
          </table:table-cell>
          <table:table-cell table:formula="of:=[.O$1]*[.O61]/([.$A62]+[.O$1]*[.O61])" office:value-type="float" office:value="1.86465300017182E-021">
            <text:p>1,86E-21</text:p>
          </table:table-cell>
          <table:table-cell table:formula="of:=[.P$1]*[.P61]/([.$A62]+[.P$1]*[.P61])" office:value-type="float" office:value="5.85308113962303E-020">
            <text:p>5,85E-20</text:p>
          </table:table-cell>
          <table:table-cell table:formula="of:=[.Q$1]*[.Q61]/([.$A62]+[.Q$1]*[.Q61])" office:value-type="float" office:value="1.35170980911459E-018">
            <text:p>1,35E-18</text:p>
          </table:table-cell>
          <table:table-cell table:formula="of:=[.R$1]*[.R61]/([.$A62]+[.R$1]*[.R61])" office:value-type="float" office:value="2.3895295166674E-017">
            <text:p>2,39E-17</text:p>
          </table:table-cell>
          <table:table-cell table:formula="of:=[.S$1]*[.S61]/([.$A62]+[.S$1]*[.S61])" office:value-type="float" office:value="3.34005978859756E-016">
            <text:p>3,34E-16</text:p>
          </table:table-cell>
          <table:table-cell table:formula="of:=[.T$1]*[.T61]/([.$A62]+[.T$1]*[.T61])" office:value-type="float" office:value="3.79205635187535E-015">
            <text:p>3,79E-15</text:p>
          </table:table-cell>
          <table:table-cell table:formula="of:=[.U$1]*[.U61]/([.$A62]+[.U$1]*[.U61])" office:value-type="float" office:value="0.0000000000000357639971514857">
            <text:p>3,58E-14</text:p>
          </table:table-cell>
          <table:table-cell table:formula="of:=[.V$1]*[.V61]/([.$A62]+[.V$1]*[.V61])" office:value-type="float" office:value="0.000000000000285584907584978">
            <text:p>2,86E-13</text:p>
          </table:table-cell>
          <table:table-cell office:value-type="float" office:value="60">
            <text:p>60</text:p>
          </table:table-cell>
          <table:table-cell table:formula="of:=[.X$1]*[.X61]/([.$A62]+[.X$1]*[.X61])" office:value-type="float" office:value="0.00000000000196245051616464">
            <text:p>1,96E-12</text:p>
          </table:table-cell>
          <table:table-cell table:formula="of:=[.Y$1]*[.Y61]/([.$A62]+[.Y$1]*[.Y61])" office:value-type="float" office:value="0.0000000000117681283950328">
            <text:p>1,18E-11</text:p>
          </table:table-cell>
          <table:table-cell table:formula="of:=[.Z$1]*[.Z61]/([.$A62]+[.Z$1]*[.Z61])" office:value-type="float" office:value="0.0000000000623336026049782">
            <text:p>6,23E-11</text:p>
          </table:table-cell>
          <table:table-cell table:formula="of:=[.AA$1]*[.AA61]/([.$A62]+[.AA$1]*[.AA61])" office:value-type="float" office:value="0.000000000294735255177103">
            <text:p>2,95E-10</text:p>
          </table:table-cell>
          <table:table-cell table:formula="of:=[.AB$1]*[.AB61]/([.$A62]+[.AB$1]*[.AB61])" office:value-type="float" office:value="0.00000000125563560961931">
            <text:p>1,26E-09</text:p>
          </table:table-cell>
          <table:table-cell table:formula="of:=[.AC$1]*[.AC61]/([.$A62]+[.AC$1]*[.AC61])" office:value-type="float" office:value="0.00000000485925288195893">
            <text:p>4,86E-09</text:p>
          </table:table-cell>
          <table:table-cell table:formula="of:=[.AD$1]*[.AD61]/([.$A62]+[.AD$1]*[.AD61])" office:value-type="float" office:value="0.0000000172067953951227">
            <text:p>1,72E-08</text:p>
          </table:table-cell>
          <table:table-cell table:formula="of:=[.AE$1]*[.AE61]/([.$A62]+[.AE$1]*[.AE61])" office:value-type="float" office:value="0.000000056112750609009">
            <text:p>5,61E-08</text:p>
          </table:table-cell>
          <table:table-cell table:formula="of:=[.AF$1]*[.AF61]/([.$A62]+[.AF$1]*[.AF61])" office:value-type="float" office:value="0.000000169498209297835">
            <text:p>1,69E-07</text:p>
          </table:table-cell>
          <table:table-cell table:formula="of:=[.AG$1]*[.AG61]/([.$A62]+[.AG$1]*[.AG61])" office:value-type="float" office:value="0.000000476723072484384">
            <text:p>4,77E-07</text:p>
          </table:table-cell>
          <table:table-cell office:value-type="float" office:value="60">
            <text:p>60</text:p>
          </table:table-cell>
          <table:table-cell table:formula="of:=[.AI$1]*[.AI61]/([.$A62]+[.AI$1]*[.AI61])" office:value-type="float" office:value="0.00000125429123480722">
            <text:p>1,25E-06</text:p>
          </table:table-cell>
          <table:table-cell table:formula="of:=[.AJ$1]*[.AJ61]/([.$A62]+[.AJ$1]*[.AJ61])" office:value-type="float" office:value="0.00000310028675520816">
            <text:p>3,10E-06</text:p>
          </table:table-cell>
          <table:table-cell table:formula="of:=[.AK$1]*[.AK61]/([.$A62]+[.AK$1]*[.AK61])" office:value-type="float" office:value="0.00000722681943853756">
            <text:p>7,23E-06</text:p>
          </table:table-cell>
          <table:table-cell table:formula="of:=[.AL$1]*[.AL61]/([.$A62]+[.AL$1]*[.AL61])" office:value-type="float" office:value="0.0000159424901484054">
            <text:p>1,59E-05</text:p>
          </table:table-cell>
          <table:table-cell table:formula="of:=[.AM$1]*[.AM61]/([.$A62]+[.AM$1]*[.AM61])" office:value-type="float" office:value="0.000033390245058438">
            <text:p>3,34E-05</text:p>
          </table:table-cell>
          <table:table-cell table:formula="of:=[.AN$1]*[.AN61]/([.$A62]+[.AN$1]*[.AN61])" office:value-type="float" office:value="0.0000665906845637299">
            <text:p>6,66E-05</text:p>
          </table:table-cell>
          <table:table-cell table:formula="of:=[.AO$1]*[.AO61]/([.$A62]+[.AO$1]*[.AO61])" office:value-type="float" office:value="0.000126798217141776">
            <text:p>1,27E-04</text:p>
          </table:table-cell>
          <table:table-cell table:formula="of:=[.AP$1]*[.AP61]/([.$A62]+[.AP$1]*[.AP61])" office:value-type="float" office:value="0.000231103620723102">
            <text:p>2,31E-04</text:p>
          </table:table-cell>
          <table:table-cell table:formula="of:=[.AQ$1]*[.AQ61]/([.$A62]+[.AQ$1]*[.AQ61])" office:value-type="float" office:value="0.000404117630375432">
            <text:p>4,04E-04</text:p>
          </table:table-cell>
          <table:table-cell table:formula="of:=[.AR$1]*[.AR61]/([.$A62]+[.AR$1]*[.AR61])" office:value-type="float" office:value="0.000679465243539892">
            <text:p>6,79E-04</text:p>
          </table:table-cell>
          <table:table-cell office:value-type="float" office:value="60">
            <text:p>60</text:p>
          </table:table-cell>
          <table:table-cell table:formula="of:=[.AT$1]*[.AT61]/([.$A62]+[.AT$1]*[.AT61])" office:value-type="float" office:value="0.00110074080869716">
            <text:p>1,10E-03</text:p>
          </table:table-cell>
          <table:table-cell table:formula="of:=[.AU$1]*[.AU61]/([.$A62]+[.AU$1]*[.AU61])" office:value-type="float" office:value="0.0017215560256984">
            <text:p>1,72E-03</text:p>
          </table:table-cell>
          <table:table-cell table:formula="of:=[.AV$1]*[.AV61]/([.$A62]+[.AV$1]*[.AV61])" office:value-type="float" office:value="0.00260438544178027">
            <text:p>2,60E-03</text:p>
          </table:table-cell>
          <table:table-cell table:formula="of:=[.AW$1]*[.AW61]/([.$A62]+[.AW$1]*[.AW61])" office:value-type="float" office:value="0.00381808319562308">
            <text:p>3,82E-03</text:p>
          </table:table-cell>
          <table:table-cell table:formula="of:=[.AX$1]*[.AX61]/([.$A62]+[.AX$1]*[.AX61])" office:value-type="float" office:value="0.00543418469070157">
            <text:p>5,43E-03</text:p>
          </table:table-cell>
          <table:table-cell table:formula="of:=[.AY$1]*[.AY61]/([.$A62]+[.AY$1]*[.AY61])" office:value-type="float" office:value="0.00752236115629714">
            <text:p>7,52E-03</text:p>
          </table:table-cell>
          <table:table-cell table:formula="of:=[.AZ$1]*[.AZ61]/([.$A62]+[.AZ$1]*[.AZ61])" office:value-type="float" office:value="0.0101455928991837">
            <text:p>1,01E-02</text:p>
          </table:table-cell>
          <table:table-cell table:formula="of:=[.BA$1]*[.BA61]/([.$A62]+[.BA$1]*[.BA61])" office:value-type="float" office:value="0.0133557087599831">
            <text:p>1,34E-02</text:p>
          </table:table-cell>
          <table:table-cell table:formula="of:=[.BB$1]*[.BB61]/([.$A62]+[.BB$1]*[.BB61])" office:value-type="float" office:value="0.0171898797283362">
            <text:p>1,72E-02</text:p>
          </table:table-cell>
          <table:table-cell table:formula="of:=[.BC$1]*[.BC61]/([.$A62]+[.BC$1]*[.BC61])" office:value-type="float" office:value="0.0216684730578062">
            <text:p>2,17E-02</text:p>
          </table:table-cell>
          <table:table-cell office:value-type="float" office:value="60">
            <text:p>60</text:p>
          </table:table-cell>
          <table:table-cell table:formula="of:=[.BE$1]*[.BE61]/([.$A62]+[.BE$1]*[.BE61])" office:value-type="float" office:value="0.0267944243175709">
            <text:p>2,68E-02</text:p>
          </table:table-cell>
          <table:table-cell table:formula="of:=[.BF$1]*[.BF61]/([.$A62]+[.BF$1]*[.BF61])" office:value-type="float" office:value="0.0325540365597385">
            <text:p>3,26E-02</text:p>
          </table:table-cell>
          <table:table-cell table:formula="of:=[.BG$1]*[.BG61]/([.$A62]+[.BG$1]*[.BG61])" office:value-type="float" office:value="0.0389189248807634">
            <text:p>3,89E-02</text:p>
          </table:table-cell>
          <table:table-cell table:formula="of:=[.BH$1]*[.BH61]/([.$A62]+[.BH$1]*[.BH61])" office:value-type="float" office:value="0.0458487209744888">
            <text:p>4,58E-02</text:p>
          </table:table-cell>
          <table:table-cell table:formula="of:=[.BI$1]*[.BI61]/([.$A62]+[.BI$1]*[.BI61])" office:value-type="float" office:value="0.053294136386701">
            <text:p>5,33E-02</text:p>
          </table:table-cell>
          <table:table-cell table:formula="of:=[.BJ$1]*[.BJ61]/([.$A62]+[.BJ$1]*[.BJ61])" office:value-type="float" office:value="0.0612000344716545">
            <text:p>6,12E-02</text:p>
          </table:table-cell>
          <table:table-cell table:formula="of:=[.BK$1]*[.BK61]/([.$A62]+[.BK$1]*[.BK61])" office:value-type="float" office:value="0.0695082500143754">
            <text:p>6,95E-02</text:p>
          </table:table-cell>
          <table:table-cell table:formula="of:=[.BL$1]*[.BL61]/([.$A62]+[.BL$1]*[.BL61])" office:value-type="float" office:value="0.0781599943978297">
            <text:p>7,82E-02</text:p>
          </table:table-cell>
          <table:table-cell table:formula="of:=[.BM$1]*[.BM61]/([.$A62]+[.BM$1]*[.BM61])" office:value-type="float" office:value="0.0870977732271783">
            <text:p>8,71E-02</text:p>
          </table:table-cell>
          <table:table-cell table:formula="of:=[.BN$1]*[.BN61]/([.$A62]+[.BN$1]*[.BN61])" office:value-type="float" office:value="0.0962668120092057">
            <text:p>9,63E-02</text:p>
          </table:table-cell>
          <table:table-cell office:value-type="float" office:value="60">
            <text:p>60</text:p>
          </table:table-cell>
          <table:table-cell table:formula="of:=[.BP$1]*[.BP61]/([.$A62]+[.BP$1]*[.BP61])" office:value-type="float" office:value="0.105616031162355">
            <text:p>1,06E-01</text:p>
          </table:table-cell>
          <table:table-cell table:formula="of:=[.BQ$1]*[.BQ61]/([.$A62]+[.BQ$1]*[.BQ61])" office:value-type="float" office:value="0.115098636669004">
            <text:p>1,15E-01</text:p>
          </table:table-cell>
          <table:table-cell table:formula="of:=[.BR$1]*[.BR61]/([.$A62]+[.BR$1]*[.BR61])" office:value-type="float" office:value="0.12467240180697">
            <text:p>1,25E-01</text:p>
          </table:table-cell>
          <table:table-cell table:formula="of:=[.BS$1]*[.BS61]/([.$A62]+[.BS$1]*[.BS61])" office:value-type="float" office:value="0.134299713774152">
            <text:p>1,34E-01</text:p>
          </table:table-cell>
          <table:table-cell table:formula="of:=[.BT$1]*[.BT61]/([.$A62]+[.BT$1]*[.BT61])" office:value-type="float" office:value="0.143947451146754">
            <text:p>1,44E-01</text:p>
          </table:table-cell>
          <table:table-cell table:formula="of:=[.BU$1]*[.BU61]/([.$A62]+[.BU$1]*[.BU61])" office:value-type="float" office:value="0.153586747386441">
            <text:p>1,54E-01</text:p>
          </table:table-cell>
          <table:table-cell table:formula="of:=[.BV$1]*[.BV61]/([.$A62]+[.BV$1]*[.BV61])" office:value-type="float" office:value="0.16319268431657">
            <text:p>1,63E-01</text:p>
          </table:table-cell>
          <table:table-cell table:formula="of:=[.BW$1]*[.BW61]/([.$A62]+[.BW$1]*[.BW61])" office:value-type="float" office:value="0.172743948972072">
            <text:p>1,73E-01</text:p>
          </table:table-cell>
          <table:table-cell table:formula="of:=[.BX$1]*[.BX61]/([.$A62]+[.BX$1]*[.BX61])" office:value-type="float" office:value="0.182222478158624">
            <text:p>1,82E-01</text:p>
          </table:table-cell>
          <table:table-cell table:formula="of:=[.BY$1]*[.BY61]/([.$A62]+[.BY$1]*[.BY61])" office:value-type="float" office:value="0.191613107650253">
            <text:p>1,92E-01</text:p>
          </table:table-cell>
          <table:table-cell office:value-type="float" office:value="60">
            <text:p>60</text:p>
          </table:table-cell>
          <table:table-cell table:formula="of:=[.CA$1]*[.CA61]/([.$A62]+[.CA$1]*[.CA61])" office:value-type="float" office:value="0.200903237159495">
            <text:p>2,01E-01</text:p>
          </table:table-cell>
          <table:table-cell table:formula="of:=[.CB$1]*[.CB61]/([.$A62]+[.CB$1]*[.CB61])" office:value-type="float" office:value="0.21008251784342">
            <text:p>2,10E-01</text:p>
          </table:table-cell>
          <table:table-cell table:formula="of:=[.CC$1]*[.CC61]/([.$A62]+[.CC$1]*[.CC61])" office:value-type="float" office:value="0.219142565923255">
            <text:p>2,19E-01</text:p>
          </table:table-cell>
          <table:table-cell table:formula="of:=[.CD$1]*[.CD61]/([.$A62]+[.CD$1]*[.CD61])" office:value-type="float" office:value="0.228076703753464">
            <text:p>2,28E-01</text:p>
          </table:table-cell>
          <table:table-cell table:formula="of:=[.CE$1]*[.CE61]/([.$A62]+[.CE$1]*[.CE61])" office:value-type="float" office:value="0.236879728160323">
            <text:p>2,37E-01</text:p>
          </table:table-cell>
          <table:table-cell table:formula="of:=[.CF$1]*[.CF61]/([.$A62]+[.CF$1]*[.CF61])" office:value-type="float" office:value="0.245547704895949">
            <text:p>2,46E-01</text:p>
          </table:table-cell>
          <table:table-cell table:formula="of:=[.CG$1]*[.CG61]/([.$A62]+[.CG$1]*[.CG61])" office:value-type="float" office:value="0.254077787473384">
            <text:p>2,54E-01</text:p>
          </table:table-cell>
          <table:table-cell table:formula="of:=[.CH$1]*[.CH61]/([.$A62]+[.CH$1]*[.CH61])" office:value-type="float" office:value="0.26246805834588">
            <text:p>2,62E-01</text:p>
          </table:table-cell>
          <table:table-cell table:formula="of:=[.CI$1]*[.CI61]/([.$A62]+[.CI$1]*[.CI61])" office:value-type="float" office:value="0.270717390281777">
            <text:p>2,71E-01</text:p>
          </table:table-cell>
          <table:table-cell table:formula="of:=[.CJ$1]*[.CJ61]/([.$A62]+[.CJ$1]*[.CJ61])" office:value-type="float" office:value="0.278825325800429">
            <text:p>2,79E-01</text:p>
          </table:table-cell>
          <table:table-cell office:value-type="float" office:value="60">
            <text:p>60</text:p>
          </table:table-cell>
          <table:table-cell table:formula="of:=[.CL$1]*[.CL61]/([.$A62]+[.CL$1]*[.CL61])" office:value-type="float" office:value="0.286791972627903">
            <text:p>2,87E-01</text:p>
          </table:table-cell>
          <table:table-cell table:formula="of:=[.CM$1]*[.CM61]/([.$A62]+[.CM$1]*[.CM61])" office:value-type="float" office:value="0.294617913270533">
            <text:p>2,95E-01</text:p>
          </table:table-cell>
          <table:table-cell table:formula="of:=[.CN$1]*[.CN61]/([.$A62]+[.CN$1]*[.CN61])" office:value-type="float" office:value="0.302304126967057">
            <text:p>3,02E-01</text:p>
          </table:table-cell>
          <table:table-cell table:formula="of:=[.CO$1]*[.CO61]/([.$A62]+[.CO$1]*[.CO61])" office:value-type="float" office:value="0.309851922450608">
            <text:p>3,10E-01</text:p>
          </table:table-cell>
          <table:table-cell table:formula="of:=[.CP$1]*[.CP61]/([.$A62]+[.CP$1]*[.CP61])" office:value-type="float" office:value="0.317262880120487">
            <text:p>3,17E-01</text:p>
          </table:table-cell>
          <table:table-cell table:formula="of:=[.CQ$1]*[.CQ61]/([.$A62]+[.CQ$1]*[.CQ61])" office:value-type="float" office:value="0.324538802384103">
            <text:p>3,25E-01</text:p>
          </table:table-cell>
          <table:table-cell table:formula="of:=[.CR$1]*[.CR61]/([.$A62]+[.CR$1]*[.CR61])" office:value-type="float" office:value="0.331681671078467">
            <text:p>3,32E-01</text:p>
          </table:table-cell>
          <table:table-cell table:formula="of:=[.CS$1]*[.CS61]/([.$A62]+[.CS$1]*[.CS61])" office:value-type="float" office:value="0.338693611016348">
            <text:p>3,39E-01</text:p>
          </table:table-cell>
          <table:table-cell table:formula="of:=[.CT$1]*[.CT61]/([.$A62]+[.CT$1]*[.CT61])" office:value-type="float" office:value="0.345576858824267">
            <text:p>3,46E-01</text:p>
          </table:table-cell>
          <table:table-cell table:formula="of:=[.CU$1]*[.CU61]/([.$A62]+[.CU$1]*[.CU61])" office:value-type="float" office:value="0.352333736348085">
            <text:p>3,52E-01</text:p>
          </table:table-cell>
          <table:table-cell office:value-type="float" office:value="60">
            <text:p>60</text:p>
          </table:table-cell>
          <table:table-cell table:formula="of:=[.CW$1]*[.CW61]/([.$A62]+[.CW$1]*[.CW61])" office:value-type="float" office:value="0.358966627997912">
            <text:p>3,59E-01</text:p>
          </table:table-cell>
          <table:table-cell table:formula="of:=[.CX$1]*[.CX61]/([.$A62]+[.CX$1]*[.CX61])" office:value-type="float" office:value="0.365477961488223">
            <text:p>3,65E-01</text:p>
          </table:table-cell>
          <table:table-cell table:formula="of:=[.CY$1]*[.CY61]/([.$A62]+[.CY$1]*[.CY61])" office:value-type="float" office:value="0.371870191502629">
            <text:p>3,72E-01</text:p>
          </table:table-cell>
          <table:table-cell table:formula="of:=[.CZ$1]*[.CZ61]/([.$A62]+[.CZ$1]*[.CZ61])" office:value-type="float" office:value="0.378145785876816">
            <text:p>3,78E-01</text:p>
          </table:table-cell>
          <table:table-cell table:formula="of:=[.DA$1]*[.DA61]/([.$A62]+[.DA$1]*[.DA61])" office:value-type="float" office:value="0.38430721394869">
            <text:p>3,84E-01</text:p>
          </table:table-cell>
          <table:table-cell table:formula="of:=[.DB$1]*[.DB61]/([.$A62]+[.DB$1]*[.DB61])" office:value-type="float" office:value="0.390356936772954">
            <text:p>3,90E-01</text:p>
          </table:table-cell>
          <table:table-cell table:formula="of:=[.DC$1]*[.DC61]/([.$A62]+[.DC$1]*[.DC61])" office:value-type="float" office:value="0.396297398938938">
            <text:p>3,96E-01</text:p>
          </table:table-cell>
          <table:table-cell table:formula="of:=[.DD$1]*[.DD61]/([.$A62]+[.DD$1]*[.DD61])" office:value-type="float" office:value="0.402131021766449">
            <text:p>4,02E-01</text:p>
          </table:table-cell>
          <table:table-cell table:formula="of:=[.DE$1]*[.DE61]/([.$A62]+[.DE$1]*[.DE61])" office:value-type="float" office:value="0.407860197685439">
            <text:p>4,08E-01</text:p>
          </table:table-cell>
          <table:table-cell table:formula="of:=[.DF$1]*[.DF61]/([.$A62]+[.DF$1]*[.DF61])" office:value-type="float" office:value="0.413487285632009">
            <text:p>4,13E-01</text:p>
          </table:table-cell>
          <table:table-cell table:number-columns-repeated="146"/>
        </table:table-row>
        <table:table-row table:style-name="ro1">
          <table:table-cell office:value-type="float" office:value="61">
            <text:p>61</text:p>
          </table:table-cell>
          <table:table-cell table:formula="of:=[.$C$1]*[.B62]/([.$A63]+[.$C$1]*[.B62])" office:value-type="float" office:value="5.41516822184542E-067">
            <text:p>5,42E-67</text:p>
          </table:table-cell>
          <table:table-cell table:formula="of:=[.$C$1]*[.C62]/([.$A63]+[.$C$1]*[.C62])" office:value-type="float" office:value="6.14803154692277E-067">
            <text:p>6,15E-67</text:p>
          </table:table-cell>
          <table:table-cell table:formula="of:=[.$D$1]*[.D62]/([.$A63]+[.$D$1]*[.D62])" office:value-type="float" office:value="1.24740766338361E-056">
            <text:p>1,25E-56</text:p>
          </table:table-cell>
          <table:table-cell table:formula="of:=[.$E$1]*[.E62]/([.$A63]+[.$E$1]*[.E62])" office:value-type="float" office:value="1.91856650877894E-049">
            <text:p>1,92E-49</text:p>
          </table:table-cell>
          <table:table-cell table:formula="of:=[.$F$1]*[.F62]/([.$A63]+[.$F$1]*[.F62])" office:value-type="float" office:value="5.75695945174701E-044">
            <text:p>5,76E-44</text:p>
          </table:table-cell>
          <table:table-cell table:formula="of:=[.$G$1]*[.G62]/([.$A63]+[.$G$1]*[.G62])" office:value-type="float" office:value="1.43203851171741E-039">
            <text:p>1,43E-39</text:p>
          </table:table-cell>
          <table:table-cell table:formula="of:=[.$H$1]*[.H62]/([.$A63]+[.$H$1]*[.H62])" office:value-type="float" office:value="6.38872777494781E-036">
            <text:p>6,39E-36</text:p>
          </table:table-cell>
          <table:table-cell table:formula="of:=[.I$1]*[.I62]/([.$A63]+[.I$1]*[.I62])" office:value-type="float" office:value="8.10267961330902E-033">
            <text:p>8,10E-33</text:p>
          </table:table-cell>
          <table:table-cell table:formula="of:=[.J$1]*[.J62]/([.$A63]+[.J$1]*[.J62])" office:value-type="float" office:value="3.93222223191396E-030">
            <text:p>3,93E-30</text:p>
          </table:table-cell>
          <table:table-cell table:formula="of:=[.K$1]*[.K62]/([.$A63]+[.K$1]*[.K62])" office:value-type="float" office:value="8.94438524616453E-028">
            <text:p>8,94E-28</text:p>
          </table:table-cell>
          <table:table-cell office:value-type="float" office:value="61">
            <text:p>61</text:p>
          </table:table-cell>
          <table:table-cell table:formula="of:=[.M$1]*[.M62]/([.$A63]+[.M$1]*[.M62])" office:value-type="float" office:value="1.10207159593334E-025">
            <text:p>1,10E-25</text:p>
          </table:table-cell>
          <table:table-cell table:formula="of:=[.N$1]*[.N62]/([.$A63]+[.N$1]*[.N62])" office:value-type="float" office:value="8.18497847558279E-024">
            <text:p>8,18E-24</text:p>
          </table:table-cell>
          <table:table-cell table:formula="of:=[.O$1]*[.O62]/([.$A63]+[.O$1]*[.O62])" office:value-type="float" office:value="3.97385065610388E-022">
            <text:p>3,97E-22</text:p>
          </table:table-cell>
          <table:table-cell table:formula="of:=[.P$1]*[.P62]/([.$A63]+[.P$1]*[.P62])" office:value-type="float" office:value="1.3433300976184E-020">
            <text:p>1,34E-20</text:p>
          </table:table-cell>
          <table:table-cell table:formula="of:=[.Q$1]*[.Q62]/([.$A63]+[.Q$1]*[.Q62])" office:value-type="float" office:value="3.32387657978997E-019">
            <text:p>3,32E-19</text:p>
          </table:table-cell>
          <table:table-cell table:formula="of:=[.R$1]*[.R62]/([.$A63]+[.R$1]*[.R62])" office:value-type="float" office:value="6.2676184043735E-018">
            <text:p>6,27E-18</text:p>
          </table:table-cell>
          <table:table-cell table:formula="of:=[.S$1]*[.S62]/([.$A63]+[.S$1]*[.S62])" office:value-type="float" office:value="9.30836334527189E-017">
            <text:p>9,31E-17</text:p>
          </table:table-cell>
          <table:table-cell table:formula="of:=[.T$1]*[.T62]/([.$A63]+[.T$1]*[.T62])" office:value-type="float" office:value="1.11896744809436E-015">
            <text:p>1,12E-15</text:p>
          </table:table-cell>
          <table:table-cell table:formula="of:=[.U$1]*[.U62]/([.$A63]+[.U$1]*[.U62])" office:value-type="float" office:value="0.0000000000000111396056701348">
            <text:p>1,11E-14</text:p>
          </table:table-cell>
          <table:table-cell table:formula="of:=[.V$1]*[.V62]/([.$A63]+[.V$1]*[.V62])" office:value-type="float" office:value="0.0000000000000936343959294922">
            <text:p>9,36E-14</text:p>
          </table:table-cell>
          <table:table-cell office:value-type="float" office:value="61">
            <text:p>61</text:p>
          </table:table-cell>
          <table:table-cell table:formula="of:=[.X$1]*[.X62]/([.$A63]+[.X$1]*[.X62])" office:value-type="float" office:value="0.000000000000675597718679174">
            <text:p>6,76E-13</text:p>
          </table:table-cell>
          <table:table-cell table:formula="of:=[.Y$1]*[.Y62]/([.$A63]+[.Y$1]*[.Y62])" office:value-type="float" office:value="0.00000000000424424302769873">
            <text:p>4,24E-12</text:p>
          </table:table-cell>
          <table:table-cell table:formula="of:=[.Z$1]*[.Z62]/([.$A63]+[.Z$1]*[.Z62])" office:value-type="float" office:value="0.0000000000235028337685378">
            <text:p>2,35E-11</text:p>
          </table:table-cell>
          <table:table-cell table:formula="of:=[.AA$1]*[.AA62]/([.$A63]+[.AA$1]*[.AA62])" office:value-type="float" office:value="0.000000000115961411859511">
            <text:p>1,16E-10</text:p>
          </table:table-cell>
          <table:table-cell table:formula="of:=[.AB$1]*[.AB62]/([.$A63]+[.AB$1]*[.AB62])" office:value-type="float" office:value="0.000000000514604757775883">
            <text:p>5,15E-10</text:p>
          </table:table-cell>
          <table:table-cell table:formula="of:=[.AC$1]*[.AC62]/([.$A63]+[.AC$1]*[.AC62])" office:value-type="float" office:value="0.00000000207115696179116">
            <text:p>2,07E-09</text:p>
          </table:table-cell>
          <table:table-cell table:formula="of:=[.AD$1]*[.AD62]/([.$A63]+[.AD$1]*[.AD62])" office:value-type="float" office:value="0.00000000761612249393421">
            <text:p>7,62E-09</text:p>
          </table:table-cell>
          <table:table-cell table:formula="of:=[.AE$1]*[.AE62]/([.$A63]+[.AE$1]*[.AE62])" office:value-type="float" office:value="0.0000000257566717472865">
            <text:p>2,58E-08</text:p>
          </table:table-cell>
          <table:table-cell table:formula="of:=[.AF$1]*[.AF62]/([.$A63]+[.AF$1]*[.AF62])" office:value-type="float" office:value="0.0000000805811094023764">
            <text:p>8,06E-08</text:p>
          </table:table-cell>
          <table:table-cell table:formula="of:=[.AG$1]*[.AG62]/([.$A63]+[.AG$1]*[.AG62])" office:value-type="float" office:value="0.000000234453915105636">
            <text:p>2,34E-07</text:p>
          </table:table-cell>
          <table:table-cell office:value-type="float" office:value="61">
            <text:p>61</text:p>
          </table:table-cell>
          <table:table-cell table:formula="of:=[.AI$1]*[.AI62]/([.$A63]+[.AI$1]*[.AI62])" office:value-type="float" office:value="0.000000637426286786222">
            <text:p>6,37E-07</text:p>
          </table:table-cell>
          <table:table-cell table:formula="of:=[.AJ$1]*[.AJ62]/([.$A63]+[.AJ$1]*[.AJ62])" office:value-type="float" office:value="0.00000162637729205098">
            <text:p>1,63E-06</text:p>
          </table:table-cell>
          <table:table-cell table:formula="of:=[.AK$1]*[.AK62]/([.$A63]+[.AK$1]*[.AK62])" office:value-type="float" office:value="0.0000039095755589582">
            <text:p>3,91E-06</text:p>
          </table:table-cell>
          <table:table-cell table:formula="of:=[.AL$1]*[.AL62]/([.$A63]+[.AL$1]*[.AL62])" office:value-type="float" office:value="0.00000888589915559919">
            <text:p>8,89E-06</text:p>
          </table:table-cell>
          <table:table-cell table:formula="of:=[.AM$1]*[.AM62]/([.$A63]+[.AM$1]*[.AM62])" office:value-type="float" office:value="0.0000191579702937545">
            <text:p>1,92E-05</text:p>
          </table:table-cell>
          <table:table-cell table:formula="of:=[.AN$1]*[.AN62]/([.$A63]+[.AN$1]*[.AN62])" office:value-type="float" office:value="0.0000392978760145166">
            <text:p>3,93E-05</text:p>
          </table:table-cell>
          <table:table-cell table:formula="of:=[.AO$1]*[.AO62]/([.$A63]+[.AO$1]*[.AO62])" office:value-type="float" office:value="0.0000769044792502281">
            <text:p>7,69E-05</text:p>
          </table:table-cell>
          <table:table-cell table:formula="of:=[.AP$1]*[.AP62]/([.$A63]+[.AP$1]*[.AP62])" office:value-type="float" office:value="0.000143945466678254">
            <text:p>1,44E-04</text:p>
          </table:table-cell>
          <table:table-cell table:formula="of:=[.AQ$1]*[.AQ62]/([.$A63]+[.AQ$1]*[.AQ62])" office:value-type="float" office:value="0.000258303550310061">
            <text:p>2,58E-04</text:p>
          </table:table-cell>
          <table:table-cell table:formula="of:=[.AR$1]*[.AR62]/([.$A63]+[.AR$1]*[.AR62])" office:value-type="float" office:value="0.000445352552104665">
            <text:p>4,45E-04</text:p>
          </table:table-cell>
          <table:table-cell office:value-type="float" office:value="61">
            <text:p>61</text:p>
          </table:table-cell>
          <table:table-cell table:formula="of:=[.AT$1]*[.AT62]/([.$A63]+[.AT$1]*[.AT62])" office:value-type="float" office:value="0.000739295221104626">
            <text:p>7,39E-04</text:p>
          </table:table-cell>
          <table:table-cell table:formula="of:=[.AU$1]*[.AU62]/([.$A63]+[.AU$1]*[.AU62])" office:value-type="float" office:value="0.00118393030460061">
            <text:p>1,18E-03</text:p>
          </table:table-cell>
          <table:table-cell table:formula="of:=[.AV$1]*[.AV62]/([.$A63]+[.AV$1]*[.AV62])" office:value-type="float" office:value="0.00183251398963972">
            <text:p>1,83E-03</text:p>
          </table:table-cell>
          <table:table-cell table:formula="of:=[.AW$1]*[.AW62]/([.$A63]+[.AW$1]*[.AW62])" office:value-type="float" office:value="0.00274646338813429">
            <text:p>2,75E-03</text:p>
          </table:table-cell>
          <table:table-cell table:formula="of:=[.AX$1]*[.AX62]/([.$A63]+[.AX$1]*[.AX62])" office:value-type="float" office:value="0.00399281826306664">
            <text:p>3,99E-03</text:p>
          </table:table-cell>
          <table:table-cell table:formula="of:=[.AY$1]*[.AY62]/([.$A63]+[.AY$1]*[.AY62])" office:value-type="float" office:value="0.00564060332856283">
            <text:p>5,64E-03</text:p>
          </table:table-cell>
          <table:table-cell table:formula="of:=[.AZ$1]*[.AZ62]/([.$A63]+[.AZ$1]*[.AZ62])" office:value-type="float" office:value="0.00775646314985583">
            <text:p>7,76E-03</text:p>
          </table:table-cell>
          <table:table-cell table:formula="of:=[.BA$1]*[.BA62]/([.$A63]+[.BA$1]*[.BA62])" office:value-type="float" office:value="0.0104001111380084">
            <text:p>1,04E-02</text:p>
          </table:table-cell>
          <table:table-cell table:formula="of:=[.BB$1]*[.BB62]/([.$A63]+[.BB$1]*[.BB62])" office:value-type="float" office:value="0.0136201928252116">
            <text:p>1,36E-02</text:p>
          </table:table-cell>
          <table:table-cell table:formula="of:=[.BC$1]*[.BC62]/([.$A63]+[.BC$1]*[.BC62])" office:value-type="float" office:value="0.0174510938531315">
            <text:p>1,75E-02</text:p>
          </table:table-cell>
          <table:table-cell office:value-type="float" office:value="61">
            <text:p>61</text:p>
          </table:table-cell>
          <table:table-cell table:formula="of:=[.BE$1]*[.BE62]/([.$A63]+[.BE$1]*[.BE62])" office:value-type="float" office:value="0.0219110467559194">
            <text:p>2,19E-02</text:p>
          </table:table-cell>
          <table:table-cell table:formula="of:=[.BF$1]*[.BF62]/([.$A63]+[.BF$1]*[.BF62])" office:value-type="float" office:value="0.0270016594211791">
            <text:p>2,70E-02</text:p>
          </table:table-cell>
          <table:table-cell table:formula="of:=[.BG$1]*[.BG62]/([.$A63]+[.BG$1]*[.BG62])" office:value-type="float" office:value="0.0327087631824067">
            <text:p>3,27E-02</text:p>
          </table:table-cell>
          <table:table-cell table:formula="of:=[.BH$1]*[.BH62]/([.$A63]+[.BH$1]*[.BH62])" office:value-type="float" office:value="0.0390043091401263">
            <text:p>3,90E-02</text:p>
          </table:table-cell>
          <table:table-cell table:formula="of:=[.BI$1]*[.BI62]/([.$A63]+[.BI$1]*[.BI62])" office:value-type="float" office:value="0.0458489521987984">
            <text:p>4,58E-02</text:p>
          </table:table-cell>
          <table:table-cell table:formula="of:=[.BJ$1]*[.BJ62]/([.$A63]+[.BJ$1]*[.BJ62])" office:value-type="float" office:value="0.053194952251913">
            <text:p>5,32E-02</text:p>
          </table:table-cell>
          <table:table-cell table:formula="of:=[.BK$1]*[.BK62]/([.$A63]+[.BK$1]*[.BK62])" office:value-type="float" office:value="0.0609890715371186">
            <text:p>6,10E-02</text:p>
          </table:table-cell>
          <table:table-cell table:formula="of:=[.BL$1]*[.BL62]/([.$A63]+[.BL$1]*[.BL62])" office:value-type="float" office:value="0.0691752297084923">
            <text:p>6,92E-02</text:p>
          </table:table-cell>
          <table:table-cell table:formula="of:=[.BM$1]*[.BM62]/([.$A63]+[.BM$1]*[.BM62])" office:value-type="float" office:value="0.0776967688935508">
            <text:p>7,77E-02</text:p>
          </table:table-cell>
          <table:table-cell table:formula="of:=[.BN$1]*[.BN62]/([.$A63]+[.BN$1]*[.BN62])" office:value-type="float" office:value="0.0864982623433527">
            <text:p>8,65E-02</text:p>
          </table:table-cell>
          <table:table-cell office:value-type="float" office:value="61">
            <text:p>61</text:p>
          </table:table-cell>
          <table:table-cell table:formula="of:=[.BP$1]*[.BP62]/([.$A63]+[.BP$1]*[.BP62])" office:value-type="float" office:value="0.095526863020717">
            <text:p>9,55E-02</text:p>
          </table:table-cell>
          <table:table-cell table:formula="of:=[.BQ$1]*[.BQ62]/([.$A63]+[.BQ$1]*[.BQ62])" office:value-type="float" office:value="0.104733230297756">
            <text:p>1,05E-01</text:p>
          </table:table-cell>
          <table:table-cell table:formula="of:=[.BR$1]*[.BR62]/([.$A63]+[.BR$1]*[.BR62])" office:value-type="float" office:value="0.114072096000409">
            <text:p>1,14E-01</text:p>
          </table:table-cell>
          <table:table-cell table:formula="of:=[.BS$1]*[.BS62]/([.$A63]+[.BS$1]*[.BS62])" office:value-type="float" office:value="0.123502539599302">
            <text:p>1,24E-01</text:p>
          </table:table-cell>
          <table:table-cell table:formula="of:=[.BT$1]*[.BT62]/([.$A63]+[.BT$1]*[.BT62])" office:value-type="float" office:value="0.132988041053545">
            <text:p>1,33E-01</text:p>
          </table:table-cell>
          <table:table-cell table:formula="of:=[.BU$1]*[.BU62]/([.$A63]+[.BU$1]*[.BU62])" office:value-type="float" office:value="0.14249637273626">
            <text:p>1,42E-01</text:p>
          </table:table-cell>
          <table:table-cell table:formula="of:=[.BV$1]*[.BV62]/([.$A63]+[.BV$1]*[.BV62])" office:value-type="float" office:value="0.151999382101295">
            <text:p>1,52E-01</text:p>
          </table:table-cell>
          <table:table-cell table:formula="of:=[.BW$1]*[.BW62]/([.$A63]+[.BW$1]*[.BW62])" office:value-type="float" office:value="0.161472706383206">
            <text:p>1,61E-01</text:p>
          </table:table-cell>
          <table:table-cell table:formula="of:=[.BX$1]*[.BX62]/([.$A63]+[.BX$1]*[.BX62])" office:value-type="float" office:value="0.170895450910625">
            <text:p>1,71E-01</text:p>
          </table:table-cell>
          <table:table-cell table:formula="of:=[.BY$1]*[.BY62]/([.$A63]+[.BY$1]*[.BY62])" office:value-type="float" office:value="0.180249854188497">
            <text:p>1,80E-01</text:p>
          </table:table-cell>
          <table:table-cell office:value-type="float" office:value="61">
            <text:p>61</text:p>
          </table:table-cell>
          <table:table-cell table:formula="of:=[.CA$1]*[.CA62]/([.$A63]+[.CA$1]*[.CA62])" office:value-type="float" office:value="0.189520955984811">
            <text:p>1,90E-01</text:p>
          </table:table-cell>
          <table:table-cell table:formula="of:=[.CB$1]*[.CB62]/([.$A63]+[.CB$1]*[.CB62])" office:value-type="float" office:value="0.198696279211211">
            <text:p>1,99E-01</text:p>
          </table:table-cell>
          <table:table-cell table:formula="of:=[.CC$1]*[.CC62]/([.$A63]+[.CC$1]*[.CC62])" office:value-type="float" office:value="0.207765532253471">
            <text:p>2,08E-01</text:p>
          </table:table-cell>
          <table:table-cell table:formula="of:=[.CD$1]*[.CD62]/([.$A63]+[.CD$1]*[.CD62])" office:value-type="float" office:value="0.216720335374479">
            <text:p>2,17E-01</text:p>
          </table:table-cell>
          <table:table-cell table:formula="of:=[.CE$1]*[.CE62]/([.$A63]+[.CE$1]*[.CE62])" office:value-type="float" office:value="0.22555397266096">
            <text:p>2,26E-01</text:p>
          </table:table-cell>
          <table:table-cell table:formula="of:=[.CF$1]*[.CF62]/([.$A63]+[.CF$1]*[.CF62])" office:value-type="float" office:value="0.234261169516353">
            <text:p>2,34E-01</text:p>
          </table:table-cell>
          <table:table-cell table:formula="of:=[.CG$1]*[.CG62]/([.$A63]+[.CG$1]*[.CG62])" office:value-type="float" office:value="0.242837894746486">
            <text:p>2,43E-01</text:p>
          </table:table-cell>
          <table:table-cell table:formula="of:=[.CH$1]*[.CH62]/([.$A63]+[.CH$1]*[.CH62])" office:value-type="float" office:value="0.251281185704116">
            <text:p>2,51E-01</text:p>
          </table:table-cell>
          <table:table-cell table:formula="of:=[.CI$1]*[.CI62]/([.$A63]+[.CI$1]*[.CI62])" office:value-type="float" office:value="0.25958899464498">
            <text:p>2,60E-01</text:p>
          </table:table-cell>
          <table:table-cell table:formula="of:=[.CJ$1]*[.CJ62]/([.$A63]+[.CJ$1]*[.CJ62])" office:value-type="float" office:value="0.267760054319342">
            <text:p>2,68E-01</text:p>
          </table:table-cell>
          <table:table-cell office:value-type="float" office:value="61">
            <text:p>61</text:p>
          </table:table-cell>
          <table:table-cell table:formula="of:=[.CL$1]*[.CL62]/([.$A63]+[.CL$1]*[.CL62])" office:value-type="float" office:value="0.275793760817783">
            <text:p>2,76E-01</text:p>
          </table:table-cell>
          <table:table-cell table:formula="of:=[.CM$1]*[.CM62]/([.$A63]+[.CM$1]*[.CM62])" office:value-type="float" office:value="0.283690071763626">
            <text:p>2,84E-01</text:p>
          </table:table-cell>
          <table:table-cell table:formula="of:=[.CN$1]*[.CN62]/([.$A63]+[.CN$1]*[.CN62])" office:value-type="float" office:value="0.291449418064946">
            <text:p>2,91E-01</text:p>
          </table:table-cell>
          <table:table-cell table:formula="of:=[.CO$1]*[.CO62]/([.$A63]+[.CO$1]*[.CO62])" office:value-type="float" office:value="0.299072627584568">
            <text:p>2,99E-01</text:p>
          </table:table-cell>
          <table:table-cell table:formula="of:=[.CP$1]*[.CP62]/([.$A63]+[.CP$1]*[.CP62])" office:value-type="float" office:value="0.306560859241733">
            <text:p>3,07E-01</text:p>
          </table:table-cell>
          <table:table-cell table:formula="of:=[.CQ$1]*[.CQ62]/([.$A63]+[.CQ$1]*[.CQ62])" office:value-type="float" office:value="0.313915546214306">
            <text:p>3,14E-01</text:p>
          </table:table-cell>
          <table:table-cell table:formula="of:=[.CR$1]*[.CR62]/([.$A63]+[.CR$1]*[.CR62])" office:value-type="float" office:value="0.321138347059398">
            <text:p>3,21E-01</text:p>
          </table:table-cell>
          <table:table-cell table:formula="of:=[.CS$1]*[.CS62]/([.$A63]+[.CS$1]*[.CS62])" office:value-type="float" office:value="0.328231103709423">
            <text:p>3,28E-01</text:p>
          </table:table-cell>
          <table:table-cell table:formula="of:=[.CT$1]*[.CT62]/([.$A63]+[.CT$1]*[.CT62])" office:value-type="float" office:value="0.335195805428039">
            <text:p>3,35E-01</text:p>
          </table:table-cell>
          <table:table-cell table:formula="of:=[.CU$1]*[.CU62]/([.$A63]+[.CU$1]*[.CU62])" office:value-type="float" office:value="0.342034557925576">
            <text:p>3,42E-01</text:p>
          </table:table-cell>
          <table:table-cell office:value-type="float" office:value="61">
            <text:p>61</text:p>
          </table:table-cell>
          <table:table-cell table:formula="of:=[.CW$1]*[.CW62]/([.$A63]+[.CW$1]*[.CW62])" office:value-type="float" office:value="0.348749556936294">
            <text:p>3,49E-01</text:p>
          </table:table-cell>
          <table:table-cell table:formula="of:=[.CX$1]*[.CX62]/([.$A63]+[.CX$1]*[.CX62])" office:value-type="float" office:value="0.355343065651">
            <text:p>3,55E-01</text:p>
          </table:table-cell>
          <table:table-cell table:formula="of:=[.CY$1]*[.CY62]/([.$A63]+[.CY$1]*[.CY62])" office:value-type="float" office:value="0.361817395478686">
            <text:p>3,62E-01</text:p>
          </table:table-cell>
          <table:table-cell table:formula="of:=[.CZ$1]*[.CZ62]/([.$A63]+[.CZ$1]*[.CZ62])" office:value-type="float" office:value="0.368174889681184">
            <text:p>3,68E-01</text:p>
          </table:table-cell>
          <table:table-cell table:formula="of:=[.DA$1]*[.DA62]/([.$A63]+[.DA$1]*[.DA62])" office:value-type="float" office:value="0.374417909486093">
            <text:p>3,74E-01</text:p>
          </table:table-cell>
          <table:table-cell table:formula="of:=[.DB$1]*[.DB62]/([.$A63]+[.DB$1]*[.DB62])" office:value-type="float" office:value="0.380548822336635">
            <text:p>3,81E-01</text:p>
          </table:table-cell>
          <table:table-cell table:formula="of:=[.DC$1]*[.DC62]/([.$A63]+[.DC$1]*[.DC62])" office:value-type="float" office:value="0.386569991983354">
            <text:p>3,87E-01</text:p>
          </table:table-cell>
          <table:table-cell table:formula="of:=[.DD$1]*[.DD62]/([.$A63]+[.DD$1]*[.DD62])" office:value-type="float" office:value="0.392483770162743">
            <text:p>3,92E-01</text:p>
          </table:table-cell>
          <table:table-cell table:formula="of:=[.DE$1]*[.DE62]/([.$A63]+[.DE$1]*[.DE62])" office:value-type="float" office:value="0.398292489642565">
            <text:p>3,98E-01</text:p>
          </table:table-cell>
          <table:table-cell table:formula="of:=[.DF$1]*[.DF62]/([.$A63]+[.DF$1]*[.DF62])" office:value-type="float" office:value="0.403998458443651">
            <text:p>4,04E-01</text:p>
          </table:table-cell>
          <table:table-cell table:number-columns-repeated="146"/>
        </table:table-row>
        <table:table-row table:style-name="ro1">
          <table:table-cell office:value-type="float" office:value="62">
            <text:p>62</text:p>
          </table:table-cell>
          <table:table-cell table:formula="of:=[.$C$1]*[.B63]/([.$A64]+[.$C$1]*[.B63])" office:value-type="float" office:value="1.74682845865981E-068">
            <text:p>1,75E-68</text:p>
          </table:table-cell>
          <table:table-cell table:formula="of:=[.$C$1]*[.C63]/([.$A64]+[.$C$1]*[.C63])" office:value-type="float" office:value="1.98323598287831E-068">
            <text:p>1,98E-68</text:p>
          </table:table-cell>
          <table:table-cell table:formula="of:=[.$D$1]*[.D63]/([.$A64]+[.$D$1]*[.D63])" office:value-type="float" office:value="6.03584353250132E-058">
            <text:p>6,04E-58</text:p>
          </table:table-cell>
          <table:table-cell table:formula="of:=[.$E$1]*[.E63]/([.$A64]+[.$E$1]*[.E63])" office:value-type="float" office:value="1.23778484437351E-050">
            <text:p>1,24E-50</text:p>
          </table:table-cell>
          <table:table-cell table:formula="of:=[.$F$1]*[.F63]/([.$A64]+[.$F$1]*[.F63])" office:value-type="float" office:value="4.64270923527985E-045">
            <text:p>4,64E-45</text:p>
          </table:table-cell>
          <table:table-cell table:formula="of:=[.$G$1]*[.G63]/([.$A64]+[.$G$1]*[.G63])" office:value-type="float" office:value="1.38584372101685E-040">
            <text:p>1,39E-40</text:p>
          </table:table-cell>
          <table:table-cell table:formula="of:=[.$H$1]*[.H63]/([.$A64]+[.$H$1]*[.H63])" office:value-type="float" office:value="7.21307974590881E-037">
            <text:p>7,21E-37</text:p>
          </table:table-cell>
          <table:table-cell table:formula="of:=[.I$1]*[.I63]/([.$A64]+[.I$1]*[.I63])" office:value-type="float" office:value="1.04550704687858E-033">
            <text:p>1,05E-33</text:p>
          </table:table-cell>
          <table:table-cell table:formula="of:=[.J$1]*[.J63]/([.$A64]+[.J$1]*[.J63])" office:value-type="float" office:value="5.70806453019769E-031">
            <text:p>5,71E-31</text:p>
          </table:table-cell>
          <table:table-cell table:formula="of:=[.K$1]*[.K63]/([.$A64]+[.K$1]*[.K63])" office:value-type="float" office:value="1.44264278163944E-028">
            <text:p>1,44E-28</text:p>
          </table:table-cell>
          <table:table-cell office:value-type="float" office:value="62">
            <text:p>62</text:p>
          </table:table-cell>
          <table:table-cell table:formula="of:=[.M$1]*[.M63]/([.$A64]+[.M$1]*[.M63])" office:value-type="float" office:value="1.95528831536561E-026">
            <text:p>1,96E-26</text:p>
          </table:table-cell>
          <table:table-cell table:formula="of:=[.N$1]*[.N63]/([.$A64]+[.N$1]*[.N63])" office:value-type="float" office:value="1.58418938237086E-024">
            <text:p>1,58E-24</text:p>
          </table:table-cell>
          <table:table-cell table:formula="of:=[.O$1]*[.O63]/([.$A64]+[.O$1]*[.O63])" office:value-type="float" office:value="8.33226750473395E-023">
            <text:p>8,33E-23</text:p>
          </table:table-cell>
          <table:table-cell table:formula="of:=[.P$1]*[.P63]/([.$A64]+[.P$1]*[.P63])" office:value-type="float" office:value="3.03332602688026E-021">
            <text:p>3,03E-21</text:p>
          </table:table-cell>
          <table:table-cell table:formula="of:=[.Q$1]*[.Q63]/([.$A64]+[.Q$1]*[.Q63])" office:value-type="float" office:value="8.04163688658863E-020">
            <text:p>8,04E-20</text:p>
          </table:table-cell>
          <table:table-cell table:formula="of:=[.R$1]*[.R63]/([.$A64]+[.R$1]*[.R63])" office:value-type="float" office:value="1.61744991080606E-018">
            <text:p>1,62E-18</text:p>
          </table:table-cell>
          <table:table-cell table:formula="of:=[.S$1]*[.S63]/([.$A64]+[.S$1]*[.S63])" office:value-type="float" office:value="2.55229317531648E-017">
            <text:p>2,55E-17</text:p>
          </table:table-cell>
          <table:table-cell table:formula="of:=[.T$1]*[.T63]/([.$A64]+[.T$1]*[.T63])" office:value-type="float" office:value="3.24861517188686E-016">
            <text:p>3,25E-16</text:p>
          </table:table-cell>
          <table:table-cell table:formula="of:=[.U$1]*[.U63]/([.$A64]+[.U$1]*[.U63])" office:value-type="float" office:value="3.41375012471871E-015">
            <text:p>3,41E-15</text:p>
          </table:table-cell>
          <table:table-cell table:formula="of:=[.V$1]*[.V63]/([.$A64]+[.V$1]*[.V63])" office:value-type="float" office:value="0.0000000000000302046438482224">
            <text:p>3,02E-14</text:p>
          </table:table-cell>
          <table:table-cell office:value-type="float" office:value="62">
            <text:p>62</text:p>
          </table:table-cell>
          <table:table-cell table:formula="of:=[.X$1]*[.X63]/([.$A64]+[.X$1]*[.X63])" office:value-type="float" office:value="0.000000000000228831485359023">
            <text:p>2,29E-13</text:p>
          </table:table-cell>
          <table:table-cell table:formula="of:=[.Y$1]*[.Y63]/([.$A64]+[.Y$1]*[.Y63])" office:value-type="float" office:value="0.00000000000150602171950373">
            <text:p>1,51E-12</text:p>
          </table:table-cell>
          <table:table-cell table:formula="of:=[.Z$1]*[.Z63]/([.$A64]+[.Z$1]*[.Z63])" office:value-type="float" office:value="0.00000000000871879317212348">
            <text:p>8,72E-12</text:p>
          </table:table-cell>
          <table:table-cell table:formula="of:=[.AA$1]*[.AA63]/([.$A64]+[.AA$1]*[.AA63])" office:value-type="float" office:value="0.0000000000448882884597314">
            <text:p>4,49E-11</text:p>
          </table:table-cell>
          <table:table-cell table:formula="of:=[.AB$1]*[.AB63]/([.$A64]+[.AB$1]*[.AB63])" office:value-type="float" office:value="0.00000000020750191841496">
            <text:p>2,08E-10</text:p>
          </table:table-cell>
          <table:table-cell table:formula="of:=[.AC$1]*[.AC63]/([.$A64]+[.AC$1]*[.AC63])" office:value-type="float" office:value="0.00000000086854969289998">
            <text:p>8,69E-10</text:p>
          </table:table-cell>
          <table:table-cell table:formula="of:=[.AD$1]*[.AD63]/([.$A64]+[.AD$1]*[.AD63])" office:value-type="float" office:value="0.00000000331669849442247">
            <text:p>3,32E-09</text:p>
          </table:table-cell>
          <table:table-cell table:formula="of:=[.AE$1]*[.AE63]/([.$A64]+[.AE$1]*[.AE63])" office:value-type="float" office:value="0.0000000116320451699217">
            <text:p>1,16E-08</text:p>
          </table:table-cell>
          <table:table-cell table:formula="of:=[.AF$1]*[.AF63]/([.$A64]+[.AF$1]*[.AF63])" office:value-type="float" office:value="0.0000000376911626546813">
            <text:p>3,77E-08</text:p>
          </table:table-cell>
          <table:table-cell table:formula="of:=[.AG$1]*[.AG63]/([.$A64]+[.AG$1]*[.AG63])" office:value-type="float" office:value="0.000000113445429923183">
            <text:p>1,13E-07</text:p>
          </table:table-cell>
          <table:table-cell office:value-type="float" office:value="62">
            <text:p>62</text:p>
          </table:table-cell>
          <table:table-cell table:formula="of:=[.AI$1]*[.AI63]/([.$A64]+[.AI$1]*[.AI63])" office:value-type="float" office:value="0.000000318713041815076">
            <text:p>3,19E-07</text:p>
          </table:table-cell>
          <table:table-cell table:formula="of:=[.AJ$1]*[.AJ63]/([.$A64]+[.AJ$1]*[.AJ63])" office:value-type="float" office:value="0.000000839419833206517">
            <text:p>8,39E-07</text:p>
          </table:table-cell>
          <table:table-cell table:formula="of:=[.AK$1]*[.AK63]/([.$A64]+[.AK$1]*[.AK63])" office:value-type="float" office:value="0.00000208089878994187">
            <text:p>2,08E-06</text:p>
          </table:table-cell>
          <table:table-cell table:formula="of:=[.AL$1]*[.AL63]/([.$A64]+[.AL$1]*[.AL63])" office:value-type="float" office:value="0.00000487288869500736">
            <text:p>4,87E-06</text:p>
          </table:table-cell>
          <table:table-cell table:formula="of:=[.AM$1]*[.AM63]/([.$A64]+[.AM$1]*[.AM63])" office:value-type="float" office:value="0.000010814866267748">
            <text:p>1,08E-05</text:p>
          </table:table-cell>
          <table:table-cell table:formula="of:=[.AN$1]*[.AN63]/([.$A64]+[.AN$1]*[.AN63])" office:value-type="float" office:value="0.0000228176009020251">
            <text:p>2,28E-05</text:p>
          </table:table-cell>
          <table:table-cell table:formula="of:=[.AO$1]*[.AO63]/([.$A64]+[.AO$1]*[.AO63])" office:value-type="float" office:value="0.0000458925023663805">
            <text:p>4,59E-05</text:p>
          </table:table-cell>
          <table:table-cell table:formula="of:=[.AP$1]*[.AP63]/([.$A64]+[.AP$1]*[.AP63])" office:value-type="float" office:value="0.0000882168579667046">
            <text:p>8,82E-05</text:p>
          </table:table-cell>
          <table:table-cell table:formula="of:=[.AQ$1]*[.AQ63]/([.$A64]+[.AQ$1]*[.AQ63])" office:value-type="float" office:value="0.00016245486964481">
            <text:p>1,62E-04</text:p>
          </table:table-cell>
          <table:table-cell table:formula="of:=[.AR$1]*[.AR63]/([.$A64]+[.AR$1]*[.AR63])" office:value-type="float" office:value="0.000287241695666084">
            <text:p>2,87E-04</text:p>
          </table:table-cell>
          <table:table-cell office:value-type="float" office:value="62">
            <text:p>62</text:p>
          </table:table-cell>
          <table:table-cell table:formula="of:=[.AT$1]*[.AT63]/([.$A64]+[.AT$1]*[.AT63])" office:value-type="float" office:value="0.000488649879805345">
            <text:p>4,89E-04</text:p>
          </table:table-cell>
          <table:table-cell table:formula="of:=[.AU$1]*[.AU63]/([.$A64]+[.AU$1]*[.AU63])" office:value-type="float" office:value="0.000801374586831626">
            <text:p>8,01E-04</text:p>
          </table:table-cell>
          <table:table-cell table:formula="of:=[.AV$1]*[.AV63]/([.$A64]+[.AV$1]*[.AV63])" office:value-type="float" office:value="0.00126932389099419">
            <text:p>1,27E-03</text:p>
          </table:table-cell>
          <table:table-cell table:formula="of:=[.AW$1]*[.AW63]/([.$A64]+[.AW$1]*[.AW63])" office:value-type="float" office:value="0.00194531143718896">
            <text:p>1,95E-03</text:p>
          </table:table-cell>
          <table:table-cell table:formula="of:=[.AX$1]*[.AX63]/([.$A64]+[.AX$1]*[.AX63])" office:value-type="float" office:value="0.00288963904320092">
            <text:p>2,89E-03</text:p>
          </table:table-cell>
          <table:table-cell table:formula="of:=[.AY$1]*[.AY63]/([.$A64]+[.AY$1]*[.AY63])" office:value-type="float" office:value="0.00416752282789814">
            <text:p>4,17E-03</text:p>
          </table:table-cell>
          <table:table-cell table:formula="of:=[.AZ$1]*[.AZ63]/([.$A64]+[.AZ$1]*[.AZ63])" office:value-type="float" office:value="0.00584552836534571">
            <text:p>5,85E-03</text:p>
          </table:table-cell>
          <table:table-cell table:formula="of:=[.BA$1]*[.BA63]/([.$A64]+[.BA$1]*[.BA63])" office:value-type="float" office:value="0.00798738691078757">
            <text:p>7,99E-03</text:p>
          </table:table-cell>
          <table:table-cell table:formula="of:=[.BB$1]*[.BB63]/([.$A64]+[.BB$1]*[.BB63])" office:value-type="float" office:value="0.0106497087928725">
            <text:p>1,06E-02</text:p>
          </table:table-cell>
          <table:table-cell table:formula="of:=[.BC$1]*[.BC63]/([.$A64]+[.BC$1]*[.BC63])" office:value-type="float" office:value="0.0138781491689328">
            <text:p>1,39E-02</text:p>
          </table:table-cell>
          <table:table-cell office:value-type="float" office:value="62">
            <text:p>62</text:p>
          </table:table-cell>
          <table:table-cell table:formula="of:=[.BE$1]*[.BE63]/([.$A64]+[.BE$1]*[.BE63])" office:value-type="float" office:value="0.0177045040251949">
            <text:p>1,77E-02</text:p>
          </table:table-cell>
          <table:table-cell table:formula="of:=[.BF$1]*[.BF63]/([.$A64]+[.BF$1]*[.BF63])" office:value-type="float" office:value="0.0221450441456003">
            <text:p>2,21E-02</text:p>
          </table:table-cell>
          <table:table-cell table:formula="of:=[.BG$1]*[.BG63]/([.$A64]+[.BG$1]*[.BG63])" office:value-type="float" office:value="0.0272001803706398">
            <text:p>2,72E-02</text:p>
          </table:table-cell>
          <table:table-cell table:formula="of:=[.BH$1]*[.BH63]/([.$A64]+[.BH$1]*[.BH63])" office:value-type="float" office:value="0.0328553497073333">
            <text:p>3,29E-02</text:p>
          </table:table-cell>
          <table:table-cell table:formula="of:=[.BI$1]*[.BI63]/([.$A64]+[.BI$1]*[.BI63])" office:value-type="float" office:value="0.0390828615659483">
            <text:p>3,91E-02</text:p>
          </table:table-cell>
          <table:table-cell table:formula="of:=[.BJ$1]*[.BJ63]/([.$A64]+[.BJ$1]*[.BJ63])" office:value-type="float" office:value="0.045844366891448">
            <text:p>4,58E-02</text:p>
          </table:table-cell>
          <table:table-cell table:formula="of:=[.BK$1]*[.BK63]/([.$A64]+[.BK$1]*[.BK63])" office:value-type="float" office:value="0.0530936076914405">
            <text:p>5,31E-02</text:p>
          </table:table-cell>
          <table:table-cell table:formula="of:=[.BL$1]*[.BL63]/([.$A64]+[.BL$1]*[.BL63])" office:value-type="float" office:value="0.060779152221618">
            <text:p>6,08E-02</text:p>
          </table:table-cell>
          <table:table-cell table:formula="of:=[.BM$1]*[.BM63]/([.$A64]+[.BM$1]*[.BM63])" office:value-type="float" office:value="0.0688468976825941">
            <text:p>6,88E-02</text:p>
          </table:table-cell>
          <table:table-cell table:formula="of:=[.BN$1]*[.BN63]/([.$A64]+[.BN$1]*[.BN63])" office:value-type="float" office:value="0.0772422055934972">
            <text:p>7,72E-02</text:p>
          </table:table-cell>
          <table:table-cell office:value-type="float" office:value="62">
            <text:p>62</text:p>
          </table:table-cell>
          <table:table-cell table:formula="of:=[.BP$1]*[.BP63]/([.$A64]+[.BP$1]*[.BP63])" office:value-type="float" office:value="0.0859116094344715">
            <text:p>8,59E-02</text:p>
          </table:table-cell>
          <table:table-cell table:formula="of:=[.BQ$1]*[.BQ63]/([.$A64]+[.BQ$1]*[.BQ63])" office:value-type="float" office:value="0.0948040915448223">
            <text:p>9,48E-02</text:p>
          </table:table-cell>
          <table:table-cell table:formula="of:=[.BR$1]*[.BR63]/([.$A64]+[.BR$1]*[.BR63])" office:value-type="float" office:value="0.103871964623369">
            <text:p>1,04E-01</text:p>
          </table:table-cell>
          <table:table-cell table:formula="of:=[.BS$1]*[.BS63]/([.$A64]+[.BS$1]*[.BS63])" office:value-type="float" office:value="0.113071414459343">
            <text:p>1,13E-01</text:p>
          </table:table-cell>
          <table:table-cell table:formula="of:=[.BT$1]*[.BT63]/([.$A64]+[.BT$1]*[.BT63])" office:value-type="float" office:value="0.122362768559944">
            <text:p>1,22E-01</text:p>
          </table:table-cell>
          <table:table-cell table:formula="of:=[.BU$1]*[.BU63]/([.$A64]+[.BU$1]*[.BU63])" office:value-type="float" office:value="0.131710554331233">
            <text:p>1,32E-01</text:p>
          </table:table-cell>
          <table:table-cell table:formula="of:=[.BV$1]*[.BV63]/([.$A64]+[.BV$1]*[.BV63])" office:value-type="float" office:value="0.141083404099644">
            <text:p>1,41E-01</text:p>
          </table:table-cell>
          <table:table-cell table:formula="of:=[.BW$1]*[.BW63]/([.$A64]+[.BW$1]*[.BW63])" office:value-type="float" office:value="0.150453855351859">
            <text:p>1,50E-01</text:p>
          </table:table-cell>
          <table:table-cell table:formula="of:=[.BX$1]*[.BX63]/([.$A64]+[.BX$1]*[.BX63])" office:value-type="float" office:value="0.159798085044352">
            <text:p>1,60E-01</text:p>
          </table:table-cell>
          <table:table-cell table:formula="of:=[.BY$1]*[.BY63]/([.$A64]+[.BY$1]*[.BY63])" office:value-type="float" office:value="0.169095607855004">
            <text:p>1,69E-01</text:p>
          </table:table-cell>
          <table:table-cell office:value-type="float" office:value="62">
            <text:p>62</text:p>
          </table:table-cell>
          <table:table-cell table:formula="of:=[.CA$1]*[.CA63]/([.$A64]+[.CA$1]*[.CA63])" office:value-type="float" office:value="0.178328960416325">
            <text:p>1,78E-01</text:p>
          </table:table-cell>
          <table:table-cell table:formula="of:=[.CB$1]*[.CB63]/([.$A64]+[.CB$1]*[.CB63])" office:value-type="float" office:value="0.187483387099972">
            <text:p>1,87E-01</text:p>
          </table:table-cell>
          <table:table-cell table:formula="of:=[.CC$1]*[.CC63]/([.$A64]+[.CC$1]*[.CC63])" office:value-type="float" office:value="0.196546537801115">
            <text:p>1,97E-01</text:p>
          </table:table-cell>
          <table:table-cell table:formula="of:=[.CD$1]*[.CD63]/([.$A64]+[.CD$1]*[.CD63])" office:value-type="float" office:value="0.205508184261017">
            <text:p>2,06E-01</text:p>
          </table:table-cell>
          <table:table-cell table:formula="of:=[.CE$1]*[.CE63]/([.$A64]+[.CE$1]*[.CE63])" office:value-type="float" office:value="0.214359958577784">
            <text:p>2,14E-01</text:p>
          </table:table-cell>
          <table:table-cell table:formula="of:=[.CF$1]*[.CF63]/([.$A64]+[.CF$1]*[.CF63])" office:value-type="float" office:value="0.223095115491119">
            <text:p>2,23E-01</text:p>
          </table:table-cell>
          <table:table-cell table:formula="of:=[.CG$1]*[.CG63]/([.$A64]+[.CG$1]*[.CG63])" office:value-type="float" office:value="0.23170831860503">
            <text:p>2,32E-01</text:p>
          </table:table-cell>
          <table:table-cell table:formula="of:=[.CH$1]*[.CH63]/([.$A64]+[.CH$1]*[.CH63])" office:value-type="float" office:value="0.240195449776174">
            <text:p>2,40E-01</text:p>
          </table:table-cell>
          <table:table-cell table:formula="of:=[.CI$1]*[.CI63]/([.$A64]+[.CI$1]*[.CI63])" office:value-type="float" office:value="0.248553440316898">
            <text:p>2,49E-01</text:p>
          </table:table-cell>
          <table:table-cell table:formula="of:=[.CJ$1]*[.CJ63]/([.$A64]+[.CJ$1]*[.CJ63])" office:value-type="float" office:value="0.256780122339958">
            <text:p>2,57E-01</text:p>
          </table:table-cell>
          <table:table-cell office:value-type="float" office:value="62">
            <text:p>62</text:p>
          </table:table-cell>
          <table:table-cell table:formula="of:=[.CL$1]*[.CL63]/([.$A64]+[.CL$1]*[.CL63])" office:value-type="float" office:value="0.264874098428729">
            <text:p>2,65E-01</text:p>
          </table:table-cell>
          <table:table-cell table:formula="of:=[.CM$1]*[.CM63]/([.$A64]+[.CM$1]*[.CM63])" office:value-type="float" office:value="0.272834627794397">
            <text:p>2,73E-01</text:p>
          </table:table-cell>
          <table:table-cell table:formula="of:=[.CN$1]*[.CN63]/([.$A64]+[.CN$1]*[.CN63])" office:value-type="float" office:value="0.280661527137474">
            <text:p>2,81E-01</text:p>
          </table:table-cell>
          <table:table-cell table:formula="of:=[.CO$1]*[.CO63]/([.$A64]+[.CO$1]*[.CO63])" office:value-type="float" office:value="0.288355084534501">
            <text:p>2,88E-01</text:p>
          </table:table-cell>
          <table:table-cell table:formula="of:=[.CP$1]*[.CP63]/([.$A64]+[.CP$1]*[.CP63])" office:value-type="float" office:value="0.295915984800419">
            <text:p>2,96E-01</text:p>
          </table:table-cell>
          <table:table-cell table:formula="of:=[.CQ$1]*[.CQ63]/([.$A64]+[.CQ$1]*[.CQ63])" office:value-type="float" office:value="0.303345244918212">
            <text:p>3,03E-01</text:p>
          </table:table-cell>
          <table:table-cell table:formula="of:=[.CR$1]*[.CR63]/([.$A64]+[.CR$1]*[.CR63])" office:value-type="float" office:value="0.310644158270171">
            <text:p>3,11E-01</text:p>
          </table:table-cell>
          <table:table-cell table:formula="of:=[.CS$1]*[.CS63]/([.$A64]+[.CS$1]*[.CS63])" office:value-type="float" office:value="0.317814246543364">
            <text:p>3,18E-01</text:p>
          </table:table-cell>
          <table:table-cell table:formula="of:=[.CT$1]*[.CT63]/([.$A64]+[.CT$1]*[.CT63])" office:value-type="float" office:value="0.32485721831183">
            <text:p>3,25E-01</text:p>
          </table:table-cell>
          <table:table-cell table:formula="of:=[.CU$1]*[.CU63]/([.$A64]+[.CU$1]*[.CU63])" office:value-type="float" office:value="0.331774933417662">
            <text:p>3,32E-01</text:p>
          </table:table-cell>
          <table:table-cell office:value-type="float" office:value="62">
            <text:p>62</text:p>
          </table:table-cell>
          <table:table-cell table:formula="of:=[.CW$1]*[.CW63]/([.$A64]+[.CW$1]*[.CW63])" office:value-type="float" office:value="0.338569372381684">
            <text:p>3,39E-01</text:p>
          </table:table-cell>
          <table:table-cell table:formula="of:=[.CX$1]*[.CX63]/([.$A64]+[.CX$1]*[.CX63])" office:value-type="float" office:value="0.345242610171745">
            <text:p>3,45E-01</text:p>
          </table:table-cell>
          <table:table-cell table:formula="of:=[.CY$1]*[.CY63]/([.$A64]+[.CY$1]*[.CY63])" office:value-type="float" office:value="0.35179679374317">
            <text:p>3,52E-01</text:p>
          </table:table-cell>
          <table:table-cell table:formula="of:=[.CZ$1]*[.CZ63]/([.$A64]+[.CZ$1]*[.CZ63])" office:value-type="float" office:value="0.358234122842338">
            <text:p>3,58E-01</text:p>
          </table:table-cell>
          <table:table-cell table:formula="of:=[.DA$1]*[.DA63]/([.$A64]+[.DA$1]*[.DA63])" office:value-type="float" office:value="0.36455683363144">
            <text:p>3,65E-01</text:p>
          </table:table-cell>
          <table:table-cell table:formula="of:=[.DB$1]*[.DB63]/([.$A64]+[.DB$1]*[.DB63])" office:value-type="float" office:value="0.370767184751213">
            <text:p>3,71E-01</text:p>
          </table:table-cell>
          <table:table-cell table:formula="of:=[.DC$1]*[.DC63]/([.$A64]+[.DC$1]*[.DC63])" office:value-type="float" office:value="0.376867445489651">
            <text:p>3,77E-01</text:p>
          </table:table-cell>
          <table:table-cell table:formula="of:=[.DD$1]*[.DD63]/([.$A64]+[.DD$1]*[.DD63])" office:value-type="float" office:value="0.382859885769227">
            <text:p>3,83E-01</text:p>
          </table:table-cell>
          <table:table-cell table:formula="of:=[.DE$1]*[.DE63]/([.$A64]+[.DE$1]*[.DE63])" office:value-type="float" office:value="0.388746767703829">
            <text:p>3,89E-01</text:p>
          </table:table-cell>
          <table:table-cell table:formula="of:=[.DF$1]*[.DF63]/([.$A64]+[.DF$1]*[.DF63])" office:value-type="float" office:value="0.394530338510156">
            <text:p>3,95E-01</text:p>
          </table:table-cell>
          <table:table-cell table:number-columns-repeated="146"/>
        </table:table-row>
        <table:table-row table:style-name="ro1">
          <table:table-cell office:value-type="float" office:value="63">
            <text:p>63</text:p>
          </table:table-cell>
          <table:table-cell table:formula="of:=[.$C$1]*[.B64]/([.$A65]+[.$C$1]*[.B64])" office:value-type="float" office:value="5.54548717034861E-070">
            <text:p>5,55E-70</text:p>
          </table:table-cell>
          <table:table-cell table:formula="of:=[.$C$1]*[.C64]/([.$A65]+[.$C$1]*[.C64])" office:value-type="float" office:value="6.29598724723274E-070">
            <text:p>6,30E-70</text:p>
          </table:table-cell>
          <table:table-cell table:formula="of:=[.$D$1]*[.D64]/([.$A65]+[.$D$1]*[.D64])" office:value-type="float" office:value="2.87421120595301E-059">
            <text:p>2,87E-59</text:p>
          </table:table-cell>
          <table:table-cell table:formula="of:=[.$E$1]*[.E64]/([.$A65]+[.$E$1]*[.E64])" office:value-type="float" office:value="7.85895139284769E-052">
            <text:p>7,86E-52</text:p>
          </table:table-cell>
          <table:table-cell table:formula="of:=[.$F$1]*[.F64]/([.$A65]+[.$F$1]*[.F64])" office:value-type="float" office:value="3.68468986926972E-046">
            <text:p>3,68E-46</text:p>
          </table:table-cell>
          <table:table-cell table:formula="of:=[.$G$1]*[.G64]/([.$A65]+[.$G$1]*[.G64])" office:value-type="float" office:value="1.31985116287319E-041">
            <text:p>1,32E-41</text:p>
          </table:table-cell>
          <table:table-cell table:formula="of:=[.$H$1]*[.H64]/([.$A65]+[.$H$1]*[.H64])" office:value-type="float" office:value="8.01453305100979E-038">
            <text:p>8,01E-38</text:p>
          </table:table-cell>
          <table:table-cell table:formula="of:=[.I$1]*[.I64]/([.$A65]+[.I$1]*[.I64])" office:value-type="float" office:value="1.3276279960363E-034">
            <text:p>1,33E-34</text:p>
          </table:table-cell>
          <table:table-cell table:formula="of:=[.J$1]*[.J64]/([.$A65]+[.J$1]*[.J64])" office:value-type="float" office:value="8.15437790028241E-032">
            <text:p>8,15E-32</text:p>
          </table:table-cell>
          <table:table-cell table:formula="of:=[.K$1]*[.K64]/([.$A65]+[.K$1]*[.K64])" office:value-type="float" office:value="2.28990917720546E-029">
            <text:p>2,29E-29</text:p>
          </table:table-cell>
          <table:table-cell office:value-type="float" office:value="63">
            <text:p>63</text:p>
          </table:table-cell>
          <table:table-cell table:formula="of:=[.M$1]*[.M64]/([.$A65]+[.M$1]*[.M64])" office:value-type="float" office:value="3.41399547127329E-027">
            <text:p>3,41E-27</text:p>
          </table:table-cell>
          <table:table-cell table:formula="of:=[.N$1]*[.N64]/([.$A65]+[.N$1]*[.N64])" office:value-type="float" office:value="3.01750358546831E-025">
            <text:p>3,02E-25</text:p>
          </table:table-cell>
          <table:table-cell table:formula="of:=[.O$1]*[.O64]/([.$A65]+[.O$1]*[.O64])" office:value-type="float" office:value="1.71935678669113E-023">
            <text:p>1,72E-23</text:p>
          </table:table-cell>
          <table:table-cell table:formula="of:=[.P$1]*[.P64]/([.$A65]+[.P$1]*[.P64])" office:value-type="float" office:value="6.74072450417836E-022">
            <text:p>6,74E-22</text:p>
          </table:table-cell>
          <table:table-cell table:formula="of:=[.Q$1]*[.Q64]/([.$A65]+[.Q$1]*[.Q64])" office:value-type="float" office:value="1.91467544918777E-020">
            <text:p>1,91E-20</text:p>
          </table:table-cell>
          <table:table-cell table:formula="of:=[.R$1]*[.R64]/([.$A65]+[.R$1]*[.R64])" office:value-type="float" office:value="4.10780929728524E-019">
            <text:p>4,11E-19</text:p>
          </table:table-cell>
          <table:table-cell table:formula="of:=[.S$1]*[.S64]/([.$A65]+[.S$1]*[.S64])" office:value-type="float" office:value="6.88714031434607E-018">
            <text:p>6,89E-18</text:p>
          </table:table-cell>
          <table:table-cell table:formula="of:=[.T$1]*[.T64]/([.$A65]+[.T$1]*[.T64])" office:value-type="float" office:value="9.28175763396245E-017">
            <text:p>9,28E-17</text:p>
          </table:table-cell>
          <table:table-cell table:formula="of:=[.U$1]*[.U64]/([.$A65]+[.U$1]*[.U64])" office:value-type="float" office:value="1.02954368840723E-015">
            <text:p>1,03E-15</text:p>
          </table:table-cell>
          <table:table-cell table:formula="of:=[.V$1]*[.V64]/([.$A65]+[.V$1]*[.V64])" office:value-type="float" office:value="9.58877582483241E-015">
            <text:p>9,59E-15</text:p>
          </table:table-cell>
          <table:table-cell office:value-type="float" office:value="63">
            <text:p>63</text:p>
          </table:table-cell>
          <table:table-cell table:formula="of:=[.X$1]*[.X64]/([.$A65]+[.X$1]*[.X64])" office:value-type="float" office:value="0.0000000000000762771617863351">
            <text:p>7,63E-14</text:p>
          </table:table-cell>
          <table:table-cell table:formula="of:=[.Y$1]*[.Y64]/([.$A65]+[.Y$1]*[.Y64])" office:value-type="float" office:value="0.00000000000052591234649309">
            <text:p>5,26E-13</text:p>
          </table:table-cell>
          <table:table-cell table:formula="of:=[.Z$1]*[.Z64]/([.$A65]+[.Z$1]*[.Z64])" office:value-type="float" office:value="0.00000000000318305147552701">
            <text:p>3,18E-12</text:p>
          </table:table-cell>
          <table:table-cell table:formula="of:=[.AA$1]*[.AA64]/([.$A65]+[.AA$1]*[.AA64])" office:value-type="float" office:value="0.0000000000171003003653195">
            <text:p>1,71E-11</text:p>
          </table:table-cell>
          <table:table-cell table:formula="of:=[.AB$1]*[.AB64]/([.$A65]+[.AB$1]*[.AB64])" office:value-type="float" office:value="0.0000000000823420311102675">
            <text:p>8,23E-11</text:p>
          </table:table-cell>
          <table:table-cell table:formula="of:=[.AC$1]*[.AC64]/([.$A65]+[.AC$1]*[.AC64])" office:value-type="float" office:value="0.00000000035844907948103">
            <text:p>3,58E-10</text:p>
          </table:table-cell>
          <table:table-cell table:formula="of:=[.AD$1]*[.AD64]/([.$A65]+[.AD$1]*[.AD64])" office:value-type="float" office:value="0.00000000142144220987485">
            <text:p>1,42E-09</text:p>
          </table:table-cell>
          <table:table-cell table:formula="of:=[.AE$1]*[.AE64]/([.$A65]+[.AE$1]*[.AE64])" office:value-type="float" office:value="0.00000000516979782657171">
            <text:p>5,17E-09</text:p>
          </table:table-cell>
          <table:table-cell table:formula="of:=[.AF$1]*[.AF64]/([.$A65]+[.AF$1]*[.AF64])" office:value-type="float" office:value="0.0000000173498999685962">
            <text:p>1,73E-08</text:p>
          </table:table-cell>
          <table:table-cell table:formula="of:=[.AG$1]*[.AG64]/([.$A65]+[.AG$1]*[.AG64])" office:value-type="float" office:value="0.000000054021630378417">
            <text:p>5,40E-08</text:p>
          </table:table-cell>
          <table:table-cell office:value-type="float" office:value="63">
            <text:p>63</text:p>
          </table:table-cell>
          <table:table-cell table:formula="of:=[.AI$1]*[.AI64]/([.$A65]+[.AI$1]*[.AI64])" office:value-type="float" office:value="0.000000156827027726983">
            <text:p>1,57E-07</text:p>
          </table:table-cell>
          <table:table-cell table:formula="of:=[.AJ$1]*[.AJ64]/([.$A65]+[.AJ$1]*[.AJ64])" office:value-type="float" office:value="0.000000426371796978577">
            <text:p>4,26E-07</text:p>
          </table:table-cell>
          <table:table-cell table:formula="of:=[.AK$1]*[.AK64]/([.$A65]+[.AK$1]*[.AK64])" office:value-type="float" office:value="0.00000108999341616832">
            <text:p>1,09E-06</text:p>
          </table:table-cell>
          <table:table-cell table:formula="of:=[.AL$1]*[.AL64]/([.$A65]+[.AL$1]*[.AL64])" office:value-type="float" office:value="0.00000262980603061396">
            <text:p>2,63E-06</text:p>
          </table:table-cell>
          <table:table-cell table:formula="of:=[.AM$1]*[.AM64]/([.$A65]+[.AM$1]*[.AM64])" office:value-type="float" office:value="0.000006008222938678">
            <text:p>6,01E-06</text:p>
          </table:table-cell>
          <table:table-cell table:formula="of:=[.AN$1]*[.AN64]/([.$A65]+[.AN$1]*[.AN64])" office:value-type="float" office:value="0.0000130384590832396">
            <text:p>1,30E-05</text:p>
          </table:table-cell>
          <table:table-cell table:formula="of:=[.AO$1]*[.AO64]/([.$A65]+[.AO$1]*[.AO64])" office:value-type="float" office:value="0.0000269520130544307">
            <text:p>2,70E-05</text:p>
          </table:table-cell>
          <table:table-cell table:formula="of:=[.AP$1]*[.AP64]/([.$A65]+[.AP$1]*[.AP64])" office:value-type="float" office:value="0.0000532073371260142">
            <text:p>5,32E-05</text:p>
          </table:table-cell>
          <table:table-cell table:formula="of:=[.AQ$1]*[.AQ64]/([.$A65]+[.AQ$1]*[.AQ64])" office:value-type="float" office:value="0.000100557187491444">
            <text:p>1,01E-04</text:p>
          </table:table-cell>
          <table:table-cell table:formula="of:=[.AR$1]*[.AR64]/([.$A65]+[.AR$1]*[.AR64])" office:value-type="float" office:value="0.000182342424964283">
            <text:p>1,82E-04</text:p>
          </table:table-cell>
          <table:table-cell office:value-type="float" office:value="63">
            <text:p>63</text:p>
          </table:table-cell>
          <table:table-cell table:formula="of:=[.AT$1]*[.AT64]/([.$A65]+[.AT$1]*[.AT64])" office:value-type="float" office:value="0.000317909140876453">
            <text:p>3,18E-04</text:p>
          </table:table-cell>
          <table:table-cell table:formula="of:=[.AU$1]*[.AU64]/([.$A65]+[.AU$1]*[.AU64])" office:value-type="float" office:value="0.000533964454191843">
            <text:p>5,34E-04</text:p>
          </table:table-cell>
          <table:table-cell table:formula="of:=[.AV$1]*[.AV64]/([.$A65]+[.AV$1]*[.AV64])" office:value-type="float" office:value="0.000865613988865764">
            <text:p>8,66E-04</text:p>
          </table:table-cell>
          <table:table-cell table:formula="of:=[.AW$1]*[.AW64]/([.$A65]+[.AW$1]*[.AW64])" office:value-type="float" office:value="0.00135678683851276">
            <text:p>1,36E-03</text:p>
          </table:table-cell>
          <table:table-cell table:formula="of:=[.AX$1]*[.AX64]/([.$A65]+[.AX$1]*[.AX64])" office:value-type="float" office:value="0.00205977645196077">
            <text:p>2,06E-03</text:p>
          </table:table-cell>
          <table:table-cell table:formula="of:=[.AY$1]*[.AY64]/([.$A65]+[.AY$1]*[.AY64])" office:value-type="float" office:value="0.00303372170283511">
            <text:p>3,03E-03</text:p>
          </table:table-cell>
          <table:table-cell table:formula="of:=[.AZ$1]*[.AZ64]/([.$A65]+[.AZ$1]*[.AZ64])" office:value-type="float" office:value="0.00434201442622476">
            <text:p>4,34E-03</text:p>
          </table:table-cell>
          <table:table-cell table:formula="of:=[.BA$1]*[.BA64]/([.$A65]+[.BA$1]*[.BA64])" office:value-type="float" office:value="0.0060488172700185">
            <text:p>6,05E-03</text:p>
          </table:table-cell>
          <table:table-cell table:formula="of:=[.BB$1]*[.BB64]/([.$A65]+[.BB$1]*[.BB64])" office:value-type="float" office:value="0.00821506061414583">
            <text:p>8,22E-03</text:p>
          </table:table-cell>
          <table:table-cell table:formula="of:=[.BC$1]*[.BC64]/([.$A65]+[.BC$1]*[.BC64])" office:value-type="float" office:value="0.0108944086826411">
            <text:p>1,09E-02</text:p>
          </table:table-cell>
          <table:table-cell office:value-type="float" office:value="63">
            <text:p>63</text:p>
          </table:table-cell>
          <table:table-cell table:formula="of:=[.BE$1]*[.BE64]/([.$A65]+[.BE$1]*[.BE64])" office:value-type="float" office:value="0.0141297075024444">
            <text:p>1,41E-02</text:p>
          </table:table-cell>
          <table:table-cell table:formula="of:=[.BF$1]*[.BF64]/([.$A65]+[.BF$1]*[.BF64])" office:value-type="float" office:value="0.0179503446739536">
            <text:p>1,80E-02</text:p>
          </table:table-cell>
          <table:table-cell table:formula="of:=[.BG$1]*[.BG64]/([.$A65]+[.BG$1]*[.BG64])" office:value-type="float" office:value="0.0223707875935288">
            <text:p>2,24E-02</text:p>
          </table:table-cell>
          <table:table-cell table:formula="of:=[.BH$1]*[.BH64]/([.$A65]+[.BH$1]*[.BH64])" office:value-type="float" office:value="0.0273903682123741">
            <text:p>2,74E-02</text:p>
          </table:table-cell>
          <table:table-cell table:formula="of:=[.BI$1]*[.BI64]/([.$A65]+[.BI$1]*[.BI64])" office:value-type="float" office:value="0.0329941978483016">
            <text:p>3,30E-02</text:p>
          </table:table-cell>
          <table:table-cell table:formula="of:=[.BJ$1]*[.BJ64]/([.$A65]+[.BJ$1]*[.BJ64])" office:value-type="float" office:value="0.0391549621690227">
            <text:p>3,92E-02</text:p>
          </table:table-cell>
          <table:table-cell table:formula="of:=[.BK$1]*[.BK64]/([.$A65]+[.BK$1]*[.BK64])" office:value-type="float" office:value="0.0458352808640721">
            <text:p>4,58E-02</text:p>
          </table:table-cell>
          <table:table-cell table:formula="of:=[.BL$1]*[.BL64]/([.$A65]+[.BL$1]*[.BL64])" office:value-type="float" office:value="0.0529903151713301">
            <text:p>5,30E-02</text:p>
          </table:table-cell>
          <table:table-cell table:formula="of:=[.BM$1]*[.BM64]/([.$A65]+[.BM$1]*[.BM64])" office:value-type="float" office:value="0.0605703522757931">
            <text:p>6,06E-02</text:p>
          </table:table-cell>
          <table:table-cell table:formula="of:=[.BN$1]*[.BN64]/([.$A65]+[.BN$1]*[.BN64])" office:value-type="float" office:value="0.0685231667251396">
            <text:p>6,85E-02</text:p>
          </table:table-cell>
          <table:table-cell office:value-type="float" office:value="63">
            <text:p>63</text:p>
          </table:table-cell>
          <table:table-cell table:formula="of:=[.BP$1]*[.BP64]/([.$A65]+[.BP$1]*[.BP64])" office:value-type="float" office:value="0.0767960356101289">
            <text:p>7,68E-02</text:p>
          </table:table-cell>
          <table:table-cell table:formula="of:=[.BQ$1]*[.BQ64]/([.$A65]+[.BQ$1]*[.BQ64])" office:value-type="float" office:value="0.0853373524594298">
            <text:p>8,53E-02</text:p>
          </table:table-cell>
          <table:table-cell table:formula="of:=[.BR$1]*[.BR64]/([.$A65]+[.BR$1]*[.BR64])" office:value-type="float" office:value="0.0940978373871549">
            <text:p>9,41E-02</text:p>
          </table:table-cell>
          <table:table-cell table:formula="of:=[.BS$1]*[.BS64]/([.$A65]+[.BS$1]*[.BS64])" office:value-type="float" office:value="0.103031376265462">
            <text:p>1,03E-01</text:p>
          </table:table-cell>
          <table:table-cell table:formula="of:=[.BT$1]*[.BT64]/([.$A65]+[.BT$1]*[.BT64])" office:value-type="float" office:value="0.112095541356534">
            <text:p>1,12E-01</text:p>
          </table:table-cell>
          <table:table-cell table:formula="of:=[.BU$1]*[.BU64]/([.$A65]+[.BU$1]*[.BU64])" office:value-type="float" office:value="0.121251853388997">
            <text:p>1,21E-01</text:p>
          </table:table-cell>
          <table:table-cell table:formula="of:=[.BV$1]*[.BV64]/([.$A65]+[.BV$1]*[.BV64])" office:value-type="float" office:value="0.130465844297148">
            <text:p>1,30E-01</text:p>
          </table:table-cell>
          <table:table-cell table:formula="of:=[.BW$1]*[.BW64]/([.$A65]+[.BW$1]*[.BW64])" office:value-type="float" office:value="0.139706974103688">
            <text:p>1,40E-01</text:p>
          </table:table-cell>
          <table:table-cell table:formula="of:=[.BX$1]*[.BX64]/([.$A65]+[.BX$1]*[.BX64])" office:value-type="float" office:value="0.148948447291737">
            <text:p>1,49E-01</text:p>
          </table:table-cell>
          <table:table-cell table:formula="of:=[.BY$1]*[.BY64]/([.$A65]+[.BY$1]*[.BY64])" office:value-type="float" office:value="0.158166965248572">
            <text:p>1,58E-01</text:p>
          </table:table-cell>
          <table:table-cell office:value-type="float" office:value="63">
            <text:p>63</text:p>
          </table:table-cell>
          <table:table-cell table:formula="of:=[.CA$1]*[.CA64]/([.$A65]+[.CA$1]*[.CA64])" office:value-type="float" office:value="0.167342443054256">
            <text:p>1,67E-01</text:p>
          </table:table-cell>
          <table:table-cell table:formula="of:=[.CB$1]*[.CB64]/([.$A65]+[.CB$1]*[.CB64])" office:value-type="float" office:value="0.176457711599336">
            <text:p>1,76E-01</text:p>
          </table:table-cell>
          <table:table-cell table:formula="of:=[.CC$1]*[.CC64]/([.$A65]+[.CC$1]*[.CC64])" office:value-type="float" office:value="0.185498219962568">
            <text:p>1,85E-01</text:p>
          </table:table-cell>
          <table:table-cell table:formula="of:=[.CD$1]*[.CD64]/([.$A65]+[.CD$1]*[.CD64])" office:value-type="float" office:value="0.194451748161539">
            <text:p>1,94E-01</text:p>
          </table:table-cell>
          <table:table-cell table:formula="of:=[.CE$1]*[.CE64]/([.$A65]+[.CE$1]*[.CE64])" office:value-type="float" office:value="0.203308136688852">
            <text:p>2,03E-01</text:p>
          </table:table-cell>
          <table:table-cell table:formula="of:=[.CF$1]*[.CF64]/([.$A65]+[.CF$1]*[.CF64])" office:value-type="float" office:value="0.212059036495853">
            <text:p>2,12E-01</text:p>
          </table:table-cell>
          <table:table-cell table:formula="of:=[.CG$1]*[.CG64]/([.$A65]+[.CG$1]*[.CG64])" office:value-type="float" office:value="0.220697681106106">
            <text:p>2,21E-01</text:p>
          </table:table-cell>
          <table:table-cell table:formula="of:=[.CH$1]*[.CH64]/([.$A65]+[.CH$1]*[.CH64])" office:value-type="float" office:value="0.229218681165285">
            <text:p>2,29E-01</text:p>
          </table:table-cell>
          <table:table-cell table:formula="of:=[.CI$1]*[.CI64]/([.$A65]+[.CI$1]*[.CI64])" office:value-type="float" office:value="0.23761784081846">
            <text:p>2,38E-01</text:p>
          </table:table-cell>
          <table:table-cell table:formula="of:=[.CJ$1]*[.CJ64]/([.$A65]+[.CJ$1]*[.CJ64])" office:value-type="float" office:value="0.245891994730859">
            <text:p>2,46E-01</text:p>
          </table:table-cell>
          <table:table-cell office:value-type="float" office:value="63">
            <text:p>63</text:p>
          </table:table-cell>
          <table:table-cell table:formula="of:=[.CL$1]*[.CL64]/([.$A65]+[.CL$1]*[.CL64])" office:value-type="float" office:value="0.254038864239543">
            <text:p>2,54E-01</text:p>
          </table:table-cell>
          <table:table-cell table:formula="of:=[.CM$1]*[.CM64]/([.$A65]+[.CM$1]*[.CM64])" office:value-type="float" office:value="0.262056930967832">
            <text:p>2,62E-01</text:p>
          </table:table-cell>
          <table:table-cell table:formula="of:=[.CN$1]*[.CN64]/([.$A65]+[.CN$1]*[.CN64])" office:value-type="float" office:value="0.269945326196898">
            <text:p>2,70E-01</text:p>
          </table:table-cell>
          <table:table-cell table:formula="of:=[.CO$1]*[.CO64]/([.$A65]+[.CO$1]*[.CO64])" office:value-type="float" office:value="0.277703734328774">
            <text:p>2,78E-01</text:p>
          </table:table-cell>
          <table:table-cell table:formula="of:=[.CP$1]*[.CP64]/([.$A65]+[.CP$1]*[.CP64])" office:value-type="float" office:value="0.285332308862977">
            <text:p>2,85E-01</text:p>
          </table:table-cell>
          <table:table-cell table:formula="of:=[.CQ$1]*[.CQ64]/([.$A65]+[.CQ$1]*[.CQ64])" office:value-type="float" office:value="0.292831599424075">
            <text:p>2,93E-01</text:p>
          </table:table-cell>
          <table:table-cell table:formula="of:=[.CR$1]*[.CR64]/([.$A65]+[.CR$1]*[.CR64])" office:value-type="float" office:value="0.300202488505494">
            <text:p>3,00E-01</text:p>
          </table:table-cell>
          <table:table-cell table:formula="of:=[.CS$1]*[.CS64]/([.$A65]+[.CS$1]*[.CS64])" office:value-type="float" office:value="0.307446136726096">
            <text:p>3,07E-01</text:p>
          </table:table-cell>
          <table:table-cell table:formula="of:=[.CT$1]*[.CT64]/([.$A65]+[.CT$1]*[.CT64])" office:value-type="float" office:value="0.314563935524186">
            <text:p>3,15E-01</text:p>
          </table:table-cell>
          <table:table-cell table:formula="of:=[.CU$1]*[.CU64]/([.$A65]+[.CU$1]*[.CU64])" office:value-type="float" office:value="0.321557466334918">
            <text:p>3,22E-01</text:p>
          </table:table-cell>
          <table:table-cell office:value-type="float" office:value="63">
            <text:p>63</text:p>
          </table:table-cell>
          <table:table-cell table:formula="of:=[.CW$1]*[.CW64]/([.$A65]+[.CW$1]*[.CW64])" office:value-type="float" office:value="0.328428465409405">
            <text:p>3,28E-01</text:p>
          </table:table-cell>
          <table:table-cell table:formula="of:=[.CX$1]*[.CX64]/([.$A65]+[.CX$1]*[.CX64])" office:value-type="float" office:value="0.335178793536113">
            <text:p>3,35E-01</text:p>
          </table:table-cell>
          <table:table-cell table:formula="of:=[.CY$1]*[.CY64]/([.$A65]+[.CY$1]*[.CY64])" office:value-type="float" office:value="0.341810410017272">
            <text:p>3,42E-01</text:p>
          </table:table-cell>
          <table:table-cell table:formula="of:=[.CZ$1]*[.CZ64]/([.$A65]+[.CZ$1]*[.CZ64])" office:value-type="float" office:value="0.348325350335207">
            <text:p>3,48E-01</text:p>
          </table:table-cell>
          <table:table-cell table:formula="of:=[.DA$1]*[.DA64]/([.$A65]+[.DA$1]*[.DA64])" office:value-type="float" office:value="0.354725707016238">
            <text:p>3,55E-01</text:p>
          </table:table-cell>
          <table:table-cell table:formula="of:=[.DB$1]*[.DB64]/([.$A65]+[.DB$1]*[.DB64])" office:value-type="float" office:value="0.361013613263957">
            <text:p>3,61E-01</text:p>
          </table:table-cell>
          <table:table-cell table:formula="of:=[.DC$1]*[.DC64]/([.$A65]+[.DC$1]*[.DC64])" office:value-type="float" office:value="0.367191228989864">
            <text:p>3,67E-01</text:p>
          </table:table-cell>
          <table:table-cell table:formula="of:=[.DD$1]*[.DD64]/([.$A65]+[.DD$1]*[.DD64])" office:value-type="float" office:value="0.373260728918529">
            <text:p>3,73E-01</text:p>
          </table:table-cell>
          <table:table-cell table:formula="of:=[.DE$1]*[.DE64]/([.$A65]+[.DE$1]*[.DE64])" office:value-type="float" office:value="0.379224292487275">
            <text:p>3,79E-01</text:p>
          </table:table-cell>
          <table:table-cell table:formula="of:=[.DF$1]*[.DF64]/([.$A65]+[.DF$1]*[.DF64])" office:value-type="float" office:value="0.385084095297628">
            <text:p>3,85E-01</text:p>
          </table:table-cell>
          <table:table-cell table:number-columns-repeated="146"/>
        </table:table-row>
        <table:table-row table:style-name="ro1">
          <table:table-cell office:value-type="float" office:value="64">
            <text:p>64</text:p>
          </table:table-cell>
          <table:table-cell table:formula="of:=[.$C$1]*[.B65]/([.$A66]+[.$C$1]*[.B65])" office:value-type="float" office:value="1.73296474073394E-071">
            <text:p>1,73E-71</text:p>
          </table:table-cell>
          <table:table-cell table:formula="of:=[.$C$1]*[.C65]/([.$A66]+[.$C$1]*[.C65])" office:value-type="float" office:value="1.96749601476023E-071">
            <text:p>1,97E-71</text:p>
          </table:table-cell>
          <table:table-cell table:formula="of:=[.$D$1]*[.D65]/([.$A66]+[.$D$1]*[.D65])" office:value-type="float" office:value="1.34728650279047E-060">
            <text:p>1,35E-60</text:p>
          </table:table-cell>
          <table:table-cell table:formula="of:=[.$E$1]*[.E65]/([.$A66]+[.$E$1]*[.E65])" office:value-type="float" office:value="4.91184462052981E-053">
            <text:p>4,91E-53</text:p>
          </table:table-cell>
          <table:table-cell table:formula="of:=[.$F$1]*[.F65]/([.$A66]+[.$F$1]*[.F65])" office:value-type="float" office:value="2.87866396036697E-047">
            <text:p>2,88E-47</text:p>
          </table:table-cell>
          <table:table-cell table:formula="of:=[.$G$1]*[.G65]/([.$A66]+[.$G$1]*[.G65])" office:value-type="float" office:value="1.23736046519361E-042">
            <text:p>1,24E-42</text:p>
          </table:table-cell>
          <table:table-cell table:formula="of:=[.$H$1]*[.H65]/([.$A66]+[.$H$1]*[.H65])" office:value-type="float" office:value="8.76589552454196E-039">
            <text:p>8,77E-39</text:p>
          </table:table-cell>
          <table:table-cell table:formula="of:=[.I$1]*[.I65]/([.$A66]+[.I$1]*[.I65])" office:value-type="float" office:value="1.65953499504537E-035">
            <text:p>1,66E-35</text:p>
          </table:table-cell>
          <table:table-cell table:formula="of:=[.J$1]*[.J65]/([.$A66]+[.J$1]*[.J65])" office:value-type="float" office:value="1.14670939222721E-032">
            <text:p>1,15E-32</text:p>
          </table:table-cell>
          <table:table-cell table:formula="of:=[.K$1]*[.K65]/([.$A66]+[.K$1]*[.K65])" office:value-type="float" office:value="3.57798308938353E-030">
            <text:p>3,58E-30</text:p>
          </table:table-cell>
          <table:table-cell office:value-type="float" office:value="64">
            <text:p>64</text:p>
          </table:table-cell>
          <table:table-cell table:formula="of:=[.M$1]*[.M65]/([.$A66]+[.M$1]*[.M65])" office:value-type="float" office:value="5.86780471625097E-028">
            <text:p>5,87E-28</text:p>
          </table:table-cell>
          <table:table-cell table:formula="of:=[.N$1]*[.N65]/([.$A66]+[.N$1]*[.N65])" office:value-type="float" office:value="5.65781922275308E-026">
            <text:p>5,66E-26</text:p>
          </table:table-cell>
          <table:table-cell table:formula="of:=[.O$1]*[.O65]/([.$A66]+[.O$1]*[.O65])" office:value-type="float" office:value="3.49244347296636E-024">
            <text:p>3,49E-24</text:p>
          </table:table-cell>
          <table:table-cell table:formula="of:=[.P$1]*[.P65]/([.$A66]+[.P$1]*[.P65])" office:value-type="float" office:value="1.47453348528902E-022">
            <text:p>1,47E-22</text:p>
          </table:table-cell>
          <table:table-cell table:formula="of:=[.Q$1]*[.Q65]/([.$A66]+[.Q$1]*[.Q65])" office:value-type="float" office:value="4.48752058403383E-021">
            <text:p>4,49E-21</text:p>
          </table:table-cell>
          <table:table-cell table:formula="of:=[.R$1]*[.R65]/([.$A66]+[.R$1]*[.R65])" office:value-type="float" office:value="1.02695232432131E-019">
            <text:p>1,03E-19</text:p>
          </table:table-cell>
          <table:table-cell table:formula="of:=[.S$1]*[.S65]/([.$A66]+[.S$1]*[.S65])" office:value-type="float" office:value="1.82939664599817E-018">
            <text:p>1,83E-18</text:p>
          </table:table-cell>
          <table:table-cell table:formula="of:=[.T$1]*[.T65]/([.$A66]+[.T$1]*[.T65])" office:value-type="float" office:value="2.61049433455194E-017">
            <text:p>2,61E-17</text:p>
          </table:table-cell>
          <table:table-cell table:formula="of:=[.U$1]*[.U65]/([.$A66]+[.U$1]*[.U65])" office:value-type="float" office:value="3.05645782495896E-016">
            <text:p>3,06E-16</text:p>
          </table:table-cell>
          <table:table-cell table:formula="of:=[.V$1]*[.V65]/([.$A66]+[.V$1]*[.V65])" office:value-type="float" office:value="2.99649244526012E-015">
            <text:p>3,00E-15</text:p>
          </table:table-cell>
          <table:table-cell office:value-type="float" office:value="64">
            <text:p>64</text:p>
          </table:table-cell>
          <table:table-cell table:formula="of:=[.X$1]*[.X65]/([.$A66]+[.X$1]*[.X65])" office:value-type="float" office:value="0.0000000000000250284437111406">
            <text:p>2,50E-14</text:p>
          </table:table-cell>
          <table:table-cell table:formula="of:=[.Y$1]*[.Y65]/([.$A66]+[.Y$1]*[.Y65])" office:value-type="float" office:value="0.000000000000180782369106967">
            <text:p>1,81E-13</text:p>
          </table:table-cell>
          <table:table-cell table:formula="of:=[.Z$1]*[.Z65]/([.$A66]+[.Z$1]*[.Z65])" office:value-type="float" office:value="0.00000000000114390912401621">
            <text:p>1,14E-12</text:p>
          </table:table-cell>
          <table:table-cell table:formula="of:=[.AA$1]*[.AA65]/([.$A66]+[.AA$1]*[.AA65])" office:value-type="float" office:value="0.0000000000064126126369537">
            <text:p>6,41E-12</text:p>
          </table:table-cell>
          <table:table-cell table:formula="of:=[.AB$1]*[.AB65]/([.$A66]+[.AB$1]*[.AB65])" office:value-type="float" office:value="0.0000000000321648559014137">
            <text:p>3,22E-11</text:p>
          </table:table-cell>
          <table:table-cell table:formula="of:=[.AC$1]*[.AC65]/([.$A66]+[.AC$1]*[.AC65])" office:value-type="float" office:value="0.000000000145619938517963">
            <text:p>1,46E-10</text:p>
          </table:table-cell>
          <table:table-cell table:formula="of:=[.AD$1]*[.AD65]/([.$A66]+[.AD$1]*[.AD65])" office:value-type="float" office:value="0.000000000599670931931346">
            <text:p>6,00E-10</text:p>
          </table:table-cell>
          <table:table-cell table:formula="of:=[.AE$1]*[.AE65]/([.$A66]+[.AE$1]*[.AE65])" office:value-type="float" office:value="0.00000000226178654400945">
            <text:p>2,26E-09</text:p>
          </table:table-cell>
          <table:table-cell table:formula="of:=[.AF$1]*[.AF65]/([.$A66]+[.AF$1]*[.AF65])" office:value-type="float" office:value="0.00000000786167336146423">
            <text:p>7,86E-09</text:p>
          </table:table-cell>
          <table:table-cell table:formula="of:=[.AG$1]*[.AG65]/([.$A66]+[.AG$1]*[.AG65])" office:value-type="float" office:value="0.0000000253226385986469">
            <text:p>2,53E-08</text:p>
          </table:table-cell>
          <table:table-cell office:value-type="float" office:value="64">
            <text:p>64</text:p>
          </table:table-cell>
          <table:table-cell table:formula="of:=[.AI$1]*[.AI65]/([.$A66]+[.AI$1]*[.AI65])" office:value-type="float" office:value="0.0000000759630857848668">
            <text:p>7,60E-08</text:p>
          </table:table-cell>
          <table:table-cell table:formula="of:=[.AJ$1]*[.AJ65]/([.$A66]+[.AJ$1]*[.AJ65])" office:value-type="float" office:value="0.000000213185853041071">
            <text:p>2,13E-07</text:p>
          </table:table-cell>
          <table:table-cell table:formula="of:=[.AK$1]*[.AK65]/([.$A66]+[.AK$1]*[.AK65])" office:value-type="float" office:value="0.000000562027539336659">
            <text:p>5,62E-07</text:p>
          </table:table-cell>
          <table:table-cell table:formula="of:=[.AL$1]*[.AL65]/([.$A66]+[.AL$1]*[.AL65])" office:value-type="float" office:value="0.00000139708250192142">
            <text:p>1,40E-06</text:p>
          </table:table-cell>
          <table:table-cell table:formula="of:=[.AM$1]*[.AM65]/([.$A66]+[.AM$1]*[.AM65])" office:value-type="float" office:value="0.00000328573612349218">
            <text:p>3,29E-06</text:p>
          </table:table-cell>
          <table:table-cell table:formula="of:=[.AN$1]*[.AN65]/([.$A66]+[.AN$1]*[.AN65])" office:value-type="float" office:value="0.00000733407944520649">
            <text:p>7,33E-06</text:p>
          </table:table-cell>
          <table:table-cell table:formula="of:=[.AO$1]*[.AO65]/([.$A66]+[.AO$1]*[.AO65])" office:value-type="float" office:value="0.0000155813897636029">
            <text:p>1,56E-05</text:p>
          </table:table-cell>
          <table:table-cell table:formula="of:=[.AP$1]*[.AP65]/([.$A66]+[.AP$1]*[.AP65])" office:value-type="float" office:value="0.0000315908584047081">
            <text:p>3,16E-05</text:p>
          </table:table-cell>
          <table:table-cell table:formula="of:=[.AQ$1]*[.AQ65]/([.$A66]+[.AQ$1]*[.AQ65])" office:value-type="float" office:value="0.0000612732814825153">
            <text:p>6,13E-05</text:p>
          </table:table-cell>
          <table:table-cell table:formula="of:=[.AR$1]*[.AR65]/([.$A66]+[.AR$1]*[.AR65])" office:value-type="float" office:value="0.000113951029285797">
            <text:p>1,14E-04</text:p>
          </table:table-cell>
          <table:table-cell office:value-type="float" office:value="64">
            <text:p>64</text:p>
          </table:table-cell>
          <table:table-cell table:formula="of:=[.AT$1]*[.AT65]/([.$A66]+[.AT$1]*[.AT65])" office:value-type="float" office:value="0.000203619074202684">
            <text:p>2,04E-04</text:p>
          </table:table-cell>
          <table:table-cell table:formula="of:=[.AU$1]*[.AU65]/([.$A66]+[.AU$1]*[.AU65])" office:value-type="float" office:value="0.00035029142598303">
            <text:p>3,50E-04</text:p>
          </table:table-cell>
          <table:table-cell table:formula="of:=[.AV$1]*[.AV65]/([.$A66]+[.AV$1]*[.AV65])" office:value-type="float" office:value="0.000581246354957301">
            <text:p>5,81E-04</text:p>
          </table:table-cell>
          <table:table-cell table:formula="of:=[.AW$1]*[.AW65]/([.$A66]+[.AW$1]*[.AW65])" office:value-type="float" office:value="0.00093192166338243">
            <text:p>9,32E-04</text:p>
          </table:table-cell>
          <table:table-cell table:formula="of:=[.AX$1]*[.AX65]/([.$A66]+[.AX$1]*[.AX65])" office:value-type="float" office:value="0.00144618583530378">
            <text:p>1,45E-03</text:p>
          </table:table-cell>
          <table:table-cell table:formula="of:=[.AY$1]*[.AY65]/([.$A66]+[.AY$1]*[.AY65])" office:value-type="float" office:value="0.00217574329291608">
            <text:p>2,18E-03</text:p>
          </table:table-cell>
          <table:table-cell table:formula="of:=[.AZ$1]*[.AZ65]/([.$A66]+[.AZ$1]*[.AZ65])" office:value-type="float" office:value="0.00317853156604075">
            <text:p>3,18E-03</text:p>
          </table:table-cell>
          <table:table-cell table:formula="of:=[.BA$1]*[.BA65]/([.$A66]+[.BA$1]*[.BA65])" office:value-type="float" office:value="0.00451612504115699">
            <text:p>4,52E-03</text:p>
          </table:table-cell>
          <table:table-cell table:formula="of:=[.BB$1]*[.BB65]/([.$A66]+[.BB$1]*[.BB65])" office:value-type="float" office:value="0.00625034327498202">
            <text:p>6,25E-03</text:p>
          </table:table-cell>
          <table:table-cell table:formula="of:=[.BC$1]*[.BC65]/([.$A66]+[.BC$1]*[.BC65])" office:value-type="float" office:value="0.00843942665594072">
            <text:p>8,44E-03</text:p>
          </table:table-cell>
          <table:table-cell office:value-type="float" office:value="64">
            <text:p>64</text:p>
          </table:table-cell>
          <table:table-cell table:formula="of:=[.BE$1]*[.BE65]/([.$A66]+[.BE$1]*[.BE65])" office:value-type="float" office:value="0.0111342434200401">
            <text:p>1,11E-02</text:p>
          </table:table-cell>
          <table:table-cell table:formula="of:=[.BF$1]*[.BF65]/([.$A66]+[.BF$1]*[.BF65])" office:value-type="float" office:value="0.0143750006222036">
            <text:p>1,44E-02</text:p>
          </table:table-cell>
          <table:table-cell table:formula="of:=[.BG$1]*[.BG65]/([.$A66]+[.BG$1]*[.BG65])" office:value-type="float" office:value="0.0181888454094382">
            <text:p>1,82E-02</text:p>
          </table:table-cell>
          <table:table-cell table:formula="of:=[.BH$1]*[.BH65]/([.$A66]+[.BH$1]*[.BH65])" office:value-type="float" office:value="0.0225885868601161">
            <text:p>2,26E-02</text:p>
          </table:table-cell>
          <table:table-cell table:formula="of:=[.BI$1]*[.BI65]/([.$A66]+[.BI$1]*[.BI65])" office:value-type="float" office:value="0.0275725849817554">
            <text:p>2,76E-02</text:p>
          </table:table-cell>
          <table:table-cell table:formula="of:=[.BJ$1]*[.BJ65]/([.$A66]+[.BJ$1]*[.BJ65])" office:value-type="float" office:value="0.033125686278954">
            <text:p>3,31E-02</text:p>
          </table:table-cell>
          <table:table-cell table:formula="of:=[.BK$1]*[.BK65]/([.$A66]+[.BK$1]*[.BK65])" office:value-type="float" office:value="0.0392209668660073">
            <text:p>3,92E-02</text:p>
          </table:table-cell>
          <table:table-cell table:formula="of:=[.BL$1]*[.BL65]/([.$A66]+[.BL$1]*[.BL65])" office:value-type="float" office:value="0.0458219879396949">
            <text:p>4,58E-02</text:p>
          </table:table-cell>
          <table:table-cell table:formula="of:=[.BM$1]*[.BM65]/([.$A66]+[.BM$1]*[.BM65])" office:value-type="float" office:value="0.0528852702613425">
            <text:p>5,29E-02</text:p>
          </table:table-cell>
          <table:table-cell table:formula="of:=[.BN$1]*[.BN65]/([.$A66]+[.BN$1]*[.BN65])" office:value-type="float" office:value="0.0603627382042357">
            <text:p>6,04E-02</text:p>
          </table:table-cell>
          <table:table-cell office:value-type="float" office:value="64">
            <text:p>64</text:p>
          </table:table-cell>
          <table:table-cell table:formula="of:=[.BP$1]*[.BP65]/([.$A66]+[.BP$1]*[.BP65])" office:value-type="float" office:value="0.0682039500126349">
            <text:p>6,82E-02</text:p>
          </table:table-cell>
          <table:table-cell table:formula="of:=[.BQ$1]*[.BQ65]/([.$A66]+[.BQ$1]*[.BQ65])" office:value-type="float" office:value="0.0763580014406019">
            <text:p>7,64E-02</text:p>
          </table:table-cell>
          <table:table-cell table:formula="of:=[.BR$1]*[.BR65]/([.$A66]+[.BR$1]*[.BR65])" office:value-type="float" office:value="0.0847750525257251">
            <text:p>8,48E-02</text:p>
          </table:table-cell>
          <table:table-cell table:formula="of:=[.BS$1]*[.BS65]/([.$A66]+[.BS$1]*[.BS65])" office:value-type="float" office:value="0.0934074755101672">
            <text:p>9,34E-02</text:p>
          </table:table-cell>
          <table:table-cell table:formula="of:=[.BT$1]*[.BT65]/([.$A66]+[.BT$1]*[.BT65])" office:value-type="float" office:value="0.1022106543319">
            <text:p>1,02E-01</text:p>
          </table:table-cell>
          <table:table-cell table:formula="of:=[.BU$1]*[.BU65]/([.$A66]+[.BU$1]*[.BU65])" office:value-type="float" office:value="0.111143484298385">
            <text:p>1,11E-01</text:p>
          </table:table-cell>
          <table:table-cell table:formula="of:=[.BV$1]*[.BV65]/([.$A66]+[.BV$1]*[.BV65])" office:value-type="float" office:value="0.120168627652681">
            <text:p>1,20E-01</text:p>
          </table:table-cell>
          <table:table-cell table:formula="of:=[.BW$1]*[.BW65]/([.$A66]+[.BW$1]*[.BW65])" office:value-type="float" office:value="0.129252580183156">
            <text:p>1,29E-01</text:p>
          </table:table-cell>
          <table:table-cell table:formula="of:=[.BX$1]*[.BX65]/([.$A66]+[.BX$1]*[.BX65])" office:value-type="float" office:value="0.138365598854392">
            <text:p>1,38E-01</text:p>
          </table:table-cell>
          <table:table-cell table:formula="of:=[.BY$1]*[.BY65]/([.$A66]+[.BY$1]*[.BY65])" office:value-type="float" office:value="0.147481533000837">
            <text:p>1,47E-01</text:p>
          </table:table-cell>
          <table:table-cell office:value-type="float" office:value="64">
            <text:p>64</text:p>
          </table:table-cell>
          <table:table-cell table:formula="of:=[.CA$1]*[.CA65]/([.$A66]+[.CA$1]*[.CA65])" office:value-type="float" office:value="0.15657759355481">
            <text:p>1,57E-01</text:p>
          </table:table-cell>
          <table:table-cell table:formula="of:=[.CB$1]*[.CB65]/([.$A66]+[.CB$1]*[.CB65])" office:value-type="float" office:value="0.165634087083461">
            <text:p>1,66E-01</text:p>
          </table:table-cell>
          <table:table-cell table:formula="of:=[.CC$1]*[.CC65]/([.$A66]+[.CC$1]*[.CC65])" office:value-type="float" office:value="0.174634134620869">
            <text:p>1,75E-01</text:p>
          </table:table-cell>
          <table:table-cell table:formula="of:=[.CD$1]*[.CD65]/([.$A66]+[.CD$1]*[.CD65])" office:value-type="float" office:value="0.183563389613991">
            <text:p>1,84E-01</text:p>
          </table:table-cell>
          <table:table-cell table:formula="of:=[.CE$1]*[.CE65]/([.$A66]+[.CE$1]*[.CE65])" office:value-type="float" office:value="0.192409764765889">
            <text:p>1,92E-01</text:p>
          </table:table-cell>
          <table:table-cell table:formula="of:=[.CF$1]*[.CF65]/([.$A66]+[.CF$1]*[.CF65])" office:value-type="float" office:value="0.201163174056934">
            <text:p>2,01E-01</text:p>
          </table:table-cell>
          <table:table-cell table:formula="of:=[.CG$1]*[.CG65]/([.$A66]+[.CG$1]*[.CG65])" office:value-type="float" office:value="0.209815293604879">
            <text:p>2,10E-01</text:p>
          </table:table-cell>
          <table:table-cell table:formula="of:=[.CH$1]*[.CH65]/([.$A66]+[.CH$1]*[.CH65])" office:value-type="float" office:value="0.218359343126176">
            <text:p>2,18E-01</text:p>
          </table:table-cell>
          <table:table-cell table:formula="of:=[.CI$1]*[.CI65]/([.$A66]+[.CI$1]*[.CI65])" office:value-type="float" office:value="0.226789888431097">
            <text:p>2,27E-01</text:p>
          </table:table-cell>
          <table:table-cell table:formula="of:=[.CJ$1]*[.CJ65]/([.$A66]+[.CJ$1]*[.CJ65])" office:value-type="float" office:value="0.235102664490835">
            <text:p>2,35E-01</text:p>
          </table:table-cell>
          <table:table-cell office:value-type="float" office:value="64">
            <text:p>64</text:p>
          </table:table-cell>
          <table:table-cell table:formula="of:=[.CL$1]*[.CL65]/([.$A66]+[.CL$1]*[.CL65])" office:value-type="float" office:value="0.243294418045109">
            <text:p>2,43E-01</text:p>
          </table:table-cell>
          <table:table-cell table:formula="of:=[.CM$1]*[.CM65]/([.$A66]+[.CM$1]*[.CM65])" office:value-type="float" office:value="0.251362768385386">
            <text:p>2,51E-01</text:p>
          </table:table-cell>
          <table:table-cell table:formula="of:=[.CN$1]*[.CN65]/([.$A66]+[.CN$1]*[.CN65])" office:value-type="float" office:value="0.259306084782755">
            <text:p>2,59E-01</text:p>
          </table:table-cell>
          <table:table-cell table:formula="of:=[.CO$1]*[.CO65]/([.$A66]+[.CO$1]*[.CO65])" office:value-type="float" office:value="0.26712337897861">
            <text:p>2,67E-01</text:p>
          </table:table-cell>
          <table:table-cell table:formula="of:=[.CP$1]*[.CP65]/([.$A66]+[.CP$1]*[.CP65])" office:value-type="float" office:value="0.274814211181853">
            <text:p>2,75E-01</text:p>
          </table:table-cell>
          <table:table-cell table:formula="of:=[.CQ$1]*[.CQ65]/([.$A66]+[.CQ$1]*[.CQ65])" office:value-type="float" office:value="0.282378608089983">
            <text:p>2,82E-01</text:p>
          </table:table-cell>
          <table:table-cell table:formula="of:=[.CR$1]*[.CR65]/([.$A66]+[.CR$1]*[.CR65])" office:value-type="float" office:value="0.289816991553303">
            <text:p>2,90E-01</text:p>
          </table:table-cell>
          <table:table-cell table:formula="of:=[.CS$1]*[.CS65]/([.$A66]+[.CS$1]*[.CS65])" office:value-type="float" office:value="0.297130116617306">
            <text:p>2,97E-01</text:p>
          </table:table-cell>
          <table:table-cell table:formula="of:=[.CT$1]*[.CT65]/([.$A66]+[.CT$1]*[.CT65])" office:value-type="float" office:value="0.304319017798745">
            <text:p>3,04E-01</text:p>
          </table:table-cell>
          <table:table-cell table:formula="of:=[.CU$1]*[.CU65]/([.$A66]+[.CU$1]*[.CU65])" office:value-type="float" office:value="0.311384962569681">
            <text:p>3,11E-01</text:p>
          </table:table-cell>
          <table:table-cell office:value-type="float" office:value="64">
            <text:p>64</text:p>
          </table:table-cell>
          <table:table-cell table:formula="of:=[.CW$1]*[.CW65]/([.$A66]+[.CW$1]*[.CW65])" office:value-type="float" office:value="0.318329411136969">
            <text:p>3,18E-01</text:p>
          </table:table-cell>
          <table:table-cell table:formula="of:=[.CX$1]*[.CX65]/([.$A66]+[.CX$1]*[.CX65])" office:value-type="float" office:value="0.325153981710047">
            <text:p>3,25E-01</text:p>
          </table:table-cell>
          <table:table-cell table:formula="of:=[.CY$1]*[.CY65]/([.$A66]+[.CY$1]*[.CY65])" office:value-type="float" office:value="0.33186042054638">
            <text:p>3,32E-01</text:p>
          </table:table-cell>
          <table:table-cell table:formula="of:=[.CZ$1]*[.CZ65]/([.$A66]+[.CZ$1]*[.CZ65])" office:value-type="float" office:value="0.338450576151043">
            <text:p>3,38E-01</text:p>
          </table:table-cell>
          <table:table-cell table:formula="of:=[.DA$1]*[.DA65]/([.$A66]+[.DA$1]*[.DA65])" office:value-type="float" office:value="0.344926377085001">
            <text:p>3,45E-01</text:p>
          </table:table-cell>
          <table:table-cell table:formula="of:=[.DB$1]*[.DB65]/([.$A66]+[.DB$1]*[.DB65])" office:value-type="float" office:value="0.351289812905944">
            <text:p>3,51E-01</text:p>
          </table:table-cell>
          <table:table-cell table:formula="of:=[.DC$1]*[.DC65]/([.$A66]+[.DC$1]*[.DC65])" office:value-type="float" office:value="0.357542917826775">
            <text:p>3,58E-01</text:p>
          </table:table-cell>
          <table:table-cell table:formula="of:=[.DD$1]*[.DD65]/([.$A66]+[.DD$1]*[.DD65])" office:value-type="float" office:value="0.363687756730686">
            <text:p>3,64E-01</text:p>
          </table:table-cell>
          <table:table-cell table:formula="of:=[.DE$1]*[.DE65]/([.$A66]+[.DE$1]*[.DE65])" office:value-type="float" office:value="0.369726413228924">
            <text:p>3,70E-01</text:p>
          </table:table-cell>
          <table:table-cell table:formula="of:=[.DF$1]*[.DF65]/([.$A66]+[.DF$1]*[.DF65])" office:value-type="float" office:value="0.375660979488537">
            <text:p>3,76E-01</text:p>
          </table:table-cell>
          <table:table-cell table:number-columns-repeated="146"/>
        </table:table-row>
        <table:table-row table:style-name="ro1">
          <table:table-cell office:value-type="float" office:value="65">
            <text:p>65</text:p>
          </table:table-cell>
          <table:table-cell table:formula="of:=[.$C$1]*[.B66]/([.$A67]+[.$C$1]*[.B66])" office:value-type="float" office:value="5.33219920225828E-073">
            <text:p>5,33E-73</text:p>
          </table:table-cell>
          <table:table-cell table:formula="of:=[.$C$1]*[.C66]/([.$A67]+[.$C$1]*[.C66])" office:value-type="float" office:value="6.05383389156995E-073">
            <text:p>6,05E-73</text:p>
          </table:table-cell>
          <table:table-cell table:formula="of:=[.$D$1]*[.D66]/([.$A67]+[.$D$1]*[.D66])" office:value-type="float" office:value="6.21824539749449E-062">
            <text:p>6,22E-62</text:p>
          </table:table-cell>
          <table:table-cell table:formula="of:=[.$E$1]*[.E66]/([.$A67]+[.$E$1]*[.E66])" office:value-type="float" office:value="3.02267361263373E-054">
            <text:p>3,02E-54</text:p>
          </table:table-cell>
          <table:table-cell table:formula="of:=[.$F$1]*[.F66]/([.$A67]+[.$F$1]*[.F66])" office:value-type="float" office:value="2.21435689258998E-048">
            <text:p>2,21E-48</text:p>
          </table:table-cell>
          <table:table-cell table:formula="of:=[.$G$1]*[.G66]/([.$A67]+[.$G$1]*[.G66])" office:value-type="float" office:value="1.14217889094795E-043">
            <text:p>1,14E-43</text:p>
          </table:table-cell>
          <table:table-cell table:formula="of:=[.$H$1]*[.H66]/([.$A67]+[.$H$1]*[.H66])" office:value-type="float" office:value="9.44019518027596E-040">
            <text:p>9,44E-40</text:p>
          </table:table-cell>
          <table:table-cell table:formula="of:=[.I$1]*[.I66]/([.$A67]+[.I$1]*[.I66])" office:value-type="float" office:value="2.04250460928661E-036">
            <text:p>2,04E-36</text:p>
          </table:table-cell>
          <table:table-cell table:formula="of:=[.J$1]*[.J66]/([.$A67]+[.J$1]*[.J66])" office:value-type="float" office:value="1.58775146616076E-033">
            <text:p>1,59E-33</text:p>
          </table:table-cell>
          <table:table-cell table:formula="of:=[.K$1]*[.K66]/([.$A67]+[.K$1]*[.K66])" office:value-type="float" office:value="5.50458936828236E-031">
            <text:p>5,50E-31</text:p>
          </table:table-cell>
          <table:table-cell office:value-type="float" office:value="65">
            <text:p>65</text:p>
          </table:table-cell>
          <table:table-cell table:formula="of:=[.M$1]*[.M66]/([.$A67]+[.M$1]*[.M66])" office:value-type="float" office:value="9.93013105827087E-029">
            <text:p>9,93E-29</text:p>
          </table:table-cell>
          <table:table-cell table:formula="of:=[.N$1]*[.N66]/([.$A67]+[.N$1]*[.N66])" office:value-type="float" office:value="1.04452047189288E-026">
            <text:p>1,04E-26</text:p>
          </table:table-cell>
          <table:table-cell table:formula="of:=[.O$1]*[.O66]/([.$A67]+[.O$1]*[.O66])" office:value-type="float" office:value="6.98488694593272E-025">
            <text:p>6,98E-25</text:p>
          </table:table-cell>
          <table:table-cell table:formula="of:=[.P$1]*[.P66]/([.$A67]+[.P$1]*[.P66])" office:value-type="float" office:value="3.17591827600711E-023">
            <text:p>3,18E-23</text:p>
          </table:table-cell>
          <table:table-cell table:formula="of:=[.Q$1]*[.Q66]/([.$A67]+[.Q$1]*[.Q66])" office:value-type="float" office:value="1.03558167323858E-021">
            <text:p>1,04E-21</text:p>
          </table:table-cell>
          <table:table-cell table:formula="of:=[.R$1]*[.R66]/([.$A67]+[.R$1]*[.R66])" office:value-type="float" office:value="2.52788264448323E-020">
            <text:p>2,53E-20</text:p>
          </table:table-cell>
          <table:table-cell table:formula="of:=[.S$1]*[.S66]/([.$A67]+[.S$1]*[.S66])" office:value-type="float" office:value="4.78457584337984E-019">
            <text:p>4,78E-19</text:p>
          </table:table-cell>
          <table:table-cell table:formula="of:=[.T$1]*[.T66]/([.$A67]+[.T$1]*[.T66])" office:value-type="float" office:value="7.22906123414383E-018">
            <text:p>7,23E-18</text:p>
          </table:table-cell>
          <table:table-cell table:formula="of:=[.U$1]*[.U66]/([.$A67]+[.U$1]*[.U66])" office:value-type="float" office:value="8.93426133449541E-017">
            <text:p>8,93E-17</text:p>
          </table:table-cell>
          <table:table-cell table:formula="of:=[.V$1]*[.V66]/([.$A67]+[.V$1]*[.V66])" office:value-type="float" office:value="9.21997675464651E-016">
            <text:p>9,22E-16</text:p>
          </table:table-cell>
          <table:table-cell office:value-type="float" office:value="65">
            <text:p>65</text:p>
          </table:table-cell>
          <table:table-cell table:formula="of:=[.X$1]*[.X66]/([.$A67]+[.X$1]*[.X66])" office:value-type="float" office:value="8.0861125835992E-015">
            <text:p>8,09E-15</text:p>
          </table:table-cell>
          <table:table-cell table:formula="of:=[.Y$1]*[.Y66]/([.$A67]+[.Y$1]*[.Y66])" office:value-type="float" office:value="0.000000000000061187878774662">
            <text:p>6,12E-14</text:p>
          </table:table-cell>
          <table:table-cell table:formula="of:=[.Z$1]*[.Z66]/([.$A67]+[.Z$1]*[.Z66])" office:value-type="float" office:value="0.000000000000404767843882495">
            <text:p>4,05E-13</text:p>
          </table:table-cell>
          <table:table-cell table:formula="of:=[.AA$1]*[.AA66]/([.$A67]+[.AA$1]*[.AA66])" office:value-type="float" office:value="0.00000000000236773389671576">
            <text:p>2,37E-12</text:p>
          </table:table-cell>
          <table:table-cell table:formula="of:=[.AB$1]*[.AB66]/([.$A67]+[.AB$1]*[.AB66])" office:value-type="float" office:value="0.0000000000123710984234676">
            <text:p>1,24E-11</text:p>
          </table:table-cell>
          <table:table-cell table:formula="of:=[.AC$1]*[.AC66]/([.$A67]+[.AC$1]*[.AC66])" office:value-type="float" office:value="0.0000000000582479754037925">
            <text:p>5,82E-11</text:p>
          </table:table-cell>
          <table:table-cell table:formula="of:=[.AD$1]*[.AD66]/([.$A67]+[.AD$1]*[.AD66])" office:value-type="float" office:value="0.000000000249094079355588">
            <text:p>2,49E-10</text:p>
          </table:table-cell>
          <table:table-cell table:formula="of:=[.AE$1]*[.AE66]/([.$A67]+[.AE$1]*[.AE66])" office:value-type="float" office:value="0.00000000097430804877787">
            <text:p>9,74E-10</text:p>
          </table:table-cell>
          <table:table-cell table:formula="of:=[.AF$1]*[.AF66]/([.$A67]+[.AF$1]*[.AF66])" office:value-type="float" office:value="0.00000000350751579511983">
            <text:p>3,51E-09</text:p>
          </table:table-cell>
          <table:table-cell table:formula="of:=[.AG$1]*[.AG66]/([.$A67]+[.AG$1]*[.AG66])" office:value-type="float" office:value="0.0000000116873715243193">
            <text:p>1,17E-08</text:p>
          </table:table-cell>
          <table:table-cell office:value-type="float" office:value="65">
            <text:p>65</text:p>
          </table:table-cell>
          <table:table-cell table:formula="of:=[.AI$1]*[.AI66]/([.$A67]+[.AI$1]*[.AI66])" office:value-type="float" office:value="0.0000000362285472925826">
            <text:p>3,62E-08</text:p>
          </table:table-cell>
          <table:table-cell table:formula="of:=[.AJ$1]*[.AJ66]/([.$A67]+[.AJ$1]*[.AJ66])" office:value-type="float" office:value="0.000000104953024328158">
            <text:p>1,05E-07</text:p>
          </table:table-cell>
          <table:table-cell table:formula="of:=[.AK$1]*[.AK66]/([.$A67]+[.AK$1]*[.AK66])" office:value-type="float" office:value="0.000000285336977015244">
            <text:p>2,85E-07</text:p>
          </table:table-cell>
          <table:table-cell table:formula="of:=[.AL$1]*[.AL66]/([.$A67]+[.AL$1]*[.AL66])" office:value-type="float" office:value="0.000000730781082348287">
            <text:p>7,31E-07</text:p>
          </table:table-cell>
          <table:table-cell table:formula="of:=[.AM$1]*[.AM66]/([.$A67]+[.AM$1]*[.AM66])" office:value-type="float" office:value="0.00000176923939782067">
            <text:p>1,77E-06</text:p>
          </table:table-cell>
          <table:table-cell table:formula="of:=[.AN$1]*[.AN66]/([.$A67]+[.AN$1]*[.AN66])" office:value-type="float" office:value="0.00000406193519334521">
            <text:p>4,06E-06</text:p>
          </table:table-cell>
          <table:table-cell table:formula="of:=[.AO$1]*[.AO66]/([.$A67]+[.AO$1]*[.AO66])" office:value-type="float" office:value="0.00000886932781514648">
            <text:p>8,87E-06</text:p>
          </table:table-cell>
          <table:table-cell table:formula="of:=[.AP$1]*[.AP66]/([.$A67]+[.AP$1]*[.AP66])" office:value-type="float" office:value="0.0000184681607573377">
            <text:p>1,85E-05</text:p>
          </table:table-cell>
          <table:table-cell table:formula="of:=[.AQ$1]*[.AQ66]/([.$A67]+[.AQ$1]*[.AQ66])" office:value-type="float" office:value="0.0000367626173497887">
            <text:p>3,68E-05</text:p>
          </table:table-cell>
          <table:table-cell table:formula="of:=[.AR$1]*[.AR66]/([.$A67]+[.AR$1]*[.AR66])" office:value-type="float" office:value="0.0000701187933397685">
            <text:p>7,01E-05</text:p>
          </table:table-cell>
          <table:table-cell office:value-type="float" office:value="65">
            <text:p>65</text:p>
          </table:table-cell>
          <table:table-cell table:formula="of:=[.AT$1]*[.AT66]/([.$A67]+[.AT$1]*[.AT66])" office:value-type="float" office:value="0.000128420152950943">
            <text:p>1,28E-04</text:p>
          </table:table-cell>
          <table:table-cell table:formula="of:=[.AU$1]*[.AU66]/([.$A67]+[.AU$1]*[.AU66])" office:value-type="float" office:value="0.000226290932996858">
            <text:p>2,26E-04</text:p>
          </table:table-cell>
          <table:table-cell table:formula="of:=[.AV$1]*[.AV66]/([.$A67]+[.AV$1]*[.AV66])" office:value-type="float" office:value="0.000384369023079048">
            <text:p>3,84E-04</text:p>
          </table:table-cell>
          <table:table-cell table:formula="of:=[.AW$1]*[.AW66]/([.$A67]+[.AW$1]*[.AW66])" office:value-type="float" office:value="0.000630441572520524">
            <text:p>6,30E-04</text:p>
          </table:table-cell>
          <table:table-cell table:formula="of:=[.AX$1]*[.AX66]/([.$A67]+[.AX$1]*[.AX66])" office:value-type="float" office:value="0.00100020416829451">
            <text:p>1,00E-03</text:p>
          </table:table-cell>
          <table:table-cell table:formula="of:=[.AY$1]*[.AY66]/([.$A67]+[.AY$1]*[.AY66])" office:value-type="float" office:value="0.00153738958585321">
            <text:p>1,54E-03</text:p>
          </table:table-cell>
          <table:table-cell table:formula="of:=[.AZ$1]*[.AZ66]/([.$A67]+[.AZ$1]*[.AZ66])" office:value-type="float" office:value="0.00229305264943324">
            <text:p>2,29E-03</text:p>
          </table:table-cell>
          <table:table-cell table:formula="of:=[.BA$1]*[.BA66]/([.$A67]+[.BA$1]*[.BA66])" office:value-type="float" office:value="0.00332389949200752">
            <text:p>3,32E-03</text:p>
          </table:table-cell>
          <table:table-cell table:formula="of:=[.BB$1]*[.BB66]/([.$A67]+[.BB$1]*[.BB66])" office:value-type="float" office:value="0.00468970032104333">
            <text:p>4,69E-03</text:p>
          </table:table-cell>
          <table:table-cell table:formula="of:=[.BC$1]*[.BC66]/([.$A67]+[.BC$1]*[.BC66])" office:value-type="float" office:value="0.00644999415640499">
            <text:p>6,45E-03</text:p>
          </table:table-cell>
          <table:table-cell office:value-type="float" office:value="65">
            <text:p>65</text:p>
          </table:table-cell>
          <table:table-cell table:formula="of:=[.BE$1]*[.BE66]/([.$A67]+[.BE$1]*[.BE66])" office:value-type="float" office:value="0.00866044022298625">
            <text:p>8,66E-03</text:p>
          </table:table-cell>
          <table:table-cell table:formula="of:=[.BF$1]*[.BF66]/([.$A67]+[.BF$1]*[.BF66])" office:value-type="float" office:value="0.0113692540702953">
            <text:p>1,14E-02</text:p>
          </table:table-cell>
          <table:table-cell table:formula="of:=[.BG$1]*[.BG66]/([.$A67]+[.BG$1]*[.BG66])" office:value-type="float" office:value="0.0146141634527571">
            <text:p>1,46E-02</text:p>
          </table:table-cell>
          <table:table-cell table:formula="of:=[.BH$1]*[.BH66]/([.$A67]+[.BH$1]*[.BH66])" office:value-type="float" office:value="0.0184202306692562">
            <text:p>1,84E-02</text:p>
          </table:table-cell>
          <table:table-cell table:formula="of:=[.BI$1]*[.BI66]/([.$A67]+[.BI$1]*[.BI66])" office:value-type="float" office:value="0.0227987394468975">
            <text:p>2,28E-02</text:p>
          </table:table-cell>
          <table:table-cell table:formula="of:=[.BJ$1]*[.BJ66]/([.$A67]+[.BJ$1]*[.BJ66])" office:value-type="float" office:value="0.0277471747102312">
            <text:p>2,77E-02</text:p>
          </table:table-cell>
          <table:table-cell table:formula="of:=[.BK$1]*[.BK66]/([.$A67]+[.BK$1]*[.BK66])" office:value-type="float" office:value="0.0332501721396173">
            <text:p>3,33E-02</text:p>
          </table:table-cell>
          <table:table-cell table:formula="of:=[.BL$1]*[.BL66]/([.$A67]+[.BL$1]*[.BL66])" office:value-type="float" office:value="0.0392812092448966">
            <text:p>3,93E-02</text:p>
          </table:table-cell>
          <table:table-cell table:formula="of:=[.BM$1]*[.BM66]/([.$A67]+[.BM$1]*[.BM66])" office:value-type="float" office:value="0.0458047617002249">
            <text:p>4,58E-02</text:p>
          </table:table-cell>
          <table:table-cell table:formula="of:=[.BN$1]*[.BN66]/([.$A67]+[.BN$1]*[.BN66])" office:value-type="float" office:value="0.052778653093636">
            <text:p>5,28E-02</text:p>
          </table:table-cell>
          <table:table-cell office:value-type="float" office:value="65">
            <text:p>65</text:p>
          </table:table-cell>
          <table:table-cell table:formula="of:=[.BP$1]*[.BP66]/([.$A67]+[.BP$1]*[.BP66])" office:value-type="float" office:value="0.0601563682008937">
            <text:p>6,02E-02</text:p>
          </table:table-cell>
          <table:table-cell table:formula="of:=[.BQ$1]*[.BQ66]/([.$A67]+[.BQ$1]*[.BQ66])" office:value-type="float" office:value="0.0678891613413545">
            <text:p>6,79E-02</text:p>
          </table:table-cell>
          <table:table-cell table:formula="of:=[.BR$1]*[.BR66]/([.$A67]+[.BR$1]*[.BR66])" office:value-type="float" office:value="0.0759278563745342">
            <text:p>7,59E-02</text:p>
          </table:table-cell>
          <table:table-cell table:formula="of:=[.BS$1]*[.BS66]/([.$A67]+[.BS$1]*[.BS66])" office:value-type="float" office:value="0.0842242924105524">
            <text:p>8,42E-02</text:p>
          </table:table-cell>
          <table:table-cell table:formula="of:=[.BT$1]*[.BT66]/([.$A67]+[.BT$1]*[.BT66])" office:value-type="float" office:value="0.0927324136544976">
            <text:p>9,27E-02</text:p>
          </table:table-cell>
          <table:table-cell table:formula="of:=[.BU$1]*[.BU66]/([.$A67]+[.BU$1]*[.BU66])" office:value-type="float" office:value="0.101409031660059">
            <text:p>1,01E-01</text:p>
          </table:table-cell>
          <table:table-cell table:formula="of:=[.BV$1]*[.BV66]/([.$A67]+[.BV$1]*[.BV66])" office:value-type="float" office:value="0.110214305116359">
            <text:p>1,10E-01</text:p>
          </table:table-cell>
          <table:table-cell table:formula="of:=[.BW$1]*[.BW66]/([.$A67]+[.BW$1]*[.BW66])" office:value-type="float" office:value="0.119111988968054">
            <text:p>1,19E-01</text:p>
          </table:table-cell>
          <table:table-cell table:formula="of:=[.BX$1]*[.BX66]/([.$A67]+[.BX$1]*[.BX66])" office:value-type="float" office:value="0.128069504287775">
            <text:p>1,28E-01</text:p>
          </table:table-cell>
          <table:table-cell table:formula="of:=[.BY$1]*[.BY66]/([.$A67]+[.BY$1]*[.BY66])" office:value-type="float" office:value="0.137057875650791">
            <text:p>1,37E-01</text:p>
          </table:table-cell>
          <table:table-cell office:value-type="float" office:value="65">
            <text:p>65</text:p>
          </table:table-cell>
          <table:table-cell table:formula="of:=[.CA$1]*[.CA66]/([.$A67]+[.CA$1]*[.CA66])" office:value-type="float" office:value="0.146051575957156">
            <text:p>1,46E-01</text:p>
          </table:table-cell>
          <table:table-cell table:formula="of:=[.CB$1]*[.CB66]/([.$A67]+[.CB$1]*[.CB66])" office:value-type="float" office:value="0.15502831120747">
            <text:p>1,55E-01</text:p>
          </table:table-cell>
          <table:table-cell table:formula="of:=[.CC$1]*[.CC66]/([.$A67]+[.CC$1]*[.CC66])" office:value-type="float" office:value="0.163968770601893">
            <text:p>1,64E-01</text:p>
          </table:table-cell>
          <table:table-cell table:formula="of:=[.CD$1]*[.CD66]/([.$A67]+[.CD$1]*[.CD66])" office:value-type="float" office:value="0.172856361004636">
            <text:p>1,73E-01</text:p>
          </table:table-cell>
          <table:table-cell table:formula="of:=[.CE$1]*[.CE66]/([.$A67]+[.CE$1]*[.CE66])" office:value-type="float" office:value="0.18167693950627">
            <text:p>1,82E-01</text:p>
          </table:table-cell>
          <table:table-cell table:formula="of:=[.CF$1]*[.CF66]/([.$A67]+[.CF$1]*[.CF66])" office:value-type="float" office:value="0.190418553544855">
            <text:p>1,90E-01</text:p>
          </table:table-cell>
          <table:table-cell table:formula="of:=[.CG$1]*[.CG66]/([.$A67]+[.CG$1]*[.CG66])" office:value-type="float" office:value="0.199071194729919">
            <text:p>1,99E-01</text:p>
          </table:table-cell>
          <table:table-cell table:formula="of:=[.CH$1]*[.CH66]/([.$A67]+[.CH$1]*[.CH66])" office:value-type="float" office:value="0.207626570017846">
            <text:p>2,08E-01</text:p>
          </table:table-cell>
          <table:table-cell table:formula="of:=[.CI$1]*[.CI66]/([.$A67]+[.CI$1]*[.CI66])" office:value-type="float" office:value="0.216077892066902">
            <text:p>2,16E-01</text:p>
          </table:table-cell>
          <table:table-cell table:formula="of:=[.CJ$1]*[.CJ66]/([.$A67]+[.CJ$1]*[.CJ66])" office:value-type="float" office:value="0.224419689315225">
            <text:p>2,24E-01</text:p>
          </table:table-cell>
          <table:table-cell office:value-type="float" office:value="65">
            <text:p>65</text:p>
          </table:table-cell>
          <table:table-cell table:formula="of:=[.CL$1]*[.CL66]/([.$A67]+[.CL$1]*[.CL66])" office:value-type="float" office:value="0.232647635452564">
            <text:p>2,33E-01</text:p>
          </table:table-cell>
          <table:table-cell table:formula="of:=[.CM$1]*[.CM66]/([.$A67]+[.CM$1]*[.CM66])" office:value-type="float" office:value="0.240758397393427">
            <text:p>2,41E-01</text:p>
          </table:table-cell>
          <table:table-cell table:formula="of:=[.CN$1]*[.CN66]/([.$A67]+[.CN$1]*[.CN66])" office:value-type="float" office:value="0.248749500522699">
            <text:p>2,49E-01</text:p>
          </table:table-cell>
          <table:table-cell table:formula="of:=[.CO$1]*[.CO66]/([.$A67]+[.CO$1]*[.CO66])" office:value-type="float" office:value="0.256619209809894">
            <text:p>2,57E-01</text:p>
          </table:table-cell>
          <table:table-cell table:formula="of:=[.CP$1]*[.CP66]/([.$A67]+[.CP$1]*[.CP66])" office:value-type="float" office:value="0.264366425325529">
            <text:p>2,64E-01</text:p>
          </table:table-cell>
          <table:table-cell table:formula="of:=[.CQ$1]*[.CQ66]/([.$A67]+[.CQ$1]*[.CQ66])" office:value-type="float" office:value="0.271990590705722">
            <text:p>2,72E-01</text:p>
          </table:table-cell>
          <table:table-cell table:formula="of:=[.CR$1]*[.CR66]/([.$A67]+[.CR$1]*[.CR66])" office:value-type="float" office:value="0.279491613171879">
            <text:p>2,79E-01</text:p>
          </table:table-cell>
          <table:table-cell table:formula="of:=[.CS$1]*[.CS66]/([.$A67]+[.CS$1]*[.CS66])" office:value-type="float" office:value="0.286869793801915">
            <text:p>2,87E-01</text:p>
          </table:table-cell>
          <table:table-cell table:formula="of:=[.CT$1]*[.CT66]/([.$A67]+[.CT$1]*[.CT66])" office:value-type="float" office:value="0.294125766854092">
            <text:p>2,94E-01</text:p>
          </table:table-cell>
          <table:table-cell table:formula="of:=[.CU$1]*[.CU66]/([.$A67]+[.CU$1]*[.CU66])" office:value-type="float" office:value="0.301260447055012">
            <text:p>3,01E-01</text:p>
          </table:table-cell>
          <table:table-cell office:value-type="float" office:value="65">
            <text:p>65</text:p>
          </table:table-cell>
          <table:table-cell table:formula="of:=[.CW$1]*[.CW66]/([.$A67]+[.CW$1]*[.CW66])" office:value-type="float" office:value="0.308274983873267">
            <text:p>3,08E-01</text:p>
          </table:table-cell>
          <table:table-cell table:formula="of:=[.CX$1]*[.CX66]/([.$A67]+[.CX$1]*[.CX66])" office:value-type="float" office:value="0.315170721905864">
            <text:p>3,15E-01</text:p>
          </table:table-cell>
          <table:table-cell table:formula="of:=[.CY$1]*[.CY66]/([.$A67]+[.CY$1]*[.CY66])" office:value-type="float" office:value="0.321949166603412">
            <text:p>3,22E-01</text:p>
          </table:table-cell>
          <table:table-cell table:formula="of:=[.CZ$1]*[.CZ66]/([.$A67]+[.CZ$1]*[.CZ66])" office:value-type="float" office:value="0.328611954650984">
            <text:p>3,29E-01</text:p>
          </table:table-cell>
          <table:table-cell table:formula="of:=[.DA$1]*[.DA66]/([.$A67]+[.DA$1]*[.DA66])" office:value-type="float" office:value="0.335160828404063">
            <text:p>3,35E-01</text:p>
          </table:table-cell>
          <table:table-cell table:formula="of:=[.DB$1]*[.DB66]/([.$A67]+[.DB$1]*[.DB66])" office:value-type="float" office:value="0.341597613853102">
            <text:p>3,42E-01</text:p>
          </table:table-cell>
          <table:table-cell table:formula="of:=[.DC$1]*[.DC66]/([.$A67]+[.DC$1]*[.DC66])" office:value-type="float" office:value="0.347924201656214">
            <text:p>3,48E-01</text:p>
          </table:table-cell>
          <table:table-cell table:formula="of:=[.DD$1]*[.DD66]/([.$A67]+[.DD$1]*[.DD66])" office:value-type="float" office:value="0.35414253083804">
            <text:p>3,54E-01</text:p>
          </table:table-cell>
          <table:table-cell table:formula="of:=[.DE$1]*[.DE66]/([.$A67]+[.DE$1]*[.DE66])" office:value-type="float" office:value="0.360254574804351">
            <text:p>3,60E-01</text:p>
          </table:table-cell>
          <table:table-cell table:formula="of:=[.DF$1]*[.DF66]/([.$A67]+[.DF$1]*[.DF66])" office:value-type="float" office:value="0.366262329367221">
            <text:p>3,66E-01</text:p>
          </table:table-cell>
          <table:table-cell table:number-columns-repeated="146"/>
        </table:table-row>
        <table:table-row table:style-name="ro1">
          <table:table-cell office:value-type="float" office:value="66">
            <text:p>66</text:p>
          </table:table-cell>
          <table:table-cell table:formula="of:=[.$C$1]*[.B67]/([.$A68]+[.$C$1]*[.B67])" office:value-type="float" office:value="1.61581794007827E-074">
            <text:p>1,62E-74</text:p>
          </table:table-cell>
          <table:table-cell table:formula="of:=[.$C$1]*[.C67]/([.$A68]+[.$C$1]*[.C67])" office:value-type="float" office:value="1.83449511865756E-074">
            <text:p>1,83E-74</text:p>
          </table:table-cell>
          <table:table-cell table:formula="of:=[.$D$1]*[.D67]/([.$A68]+[.$D$1]*[.D67])" office:value-type="float" office:value="2.82647518067931E-063">
            <text:p>2,83E-63</text:p>
          </table:table-cell>
          <table:table-cell table:formula="of:=[.$E$1]*[.E67]/([.$A68]+[.$E$1]*[.E67])" office:value-type="float" office:value="1.8319234015962E-055">
            <text:p>1,83E-55</text:p>
          </table:table-cell>
          <table:table-cell table:formula="of:=[.$F$1]*[.F67]/([.$A68]+[.$F$1]*[.F67])" office:value-type="float" office:value="1.67754310044695E-049">
            <text:p>1,68E-49</text:p>
          </table:table-cell>
          <table:table-cell table:formula="of:=[.$G$1]*[.G67]/([.$A68]+[.$G$1]*[.G67])" office:value-type="float" office:value="1.03834444631632E-044">
            <text:p>1,04E-44</text:p>
          </table:table-cell>
          <table:table-cell table:formula="of:=[.$H$1]*[.H67]/([.$A68]+[.$H$1]*[.H67])" office:value-type="float" office:value="1.00123282215048E-040">
            <text:p>1,00E-40</text:p>
          </table:table-cell>
          <table:table-cell table:formula="of:=[.I$1]*[.I67]/([.$A68]+[.I$1]*[.I67])" office:value-type="float" office:value="2.47576316277165E-037">
            <text:p>2,48E-37</text:p>
          </table:table-cell>
          <table:table-cell table:formula="of:=[.J$1]*[.J67]/([.$A68]+[.J$1]*[.J67])" office:value-type="float" office:value="2.16511563567376E-034">
            <text:p>2,17E-34</text:p>
          </table:table-cell>
          <table:table-cell table:formula="of:=[.K$1]*[.K67]/([.$A68]+[.K$1]*[.K67])" office:value-type="float" office:value="8.34028692163994E-032">
            <text:p>8,34E-32</text:p>
          </table:table-cell>
          <table:table-cell office:value-type="float" office:value="66">
            <text:p>66</text:p>
          </table:table-cell>
          <table:table-cell table:formula="of:=[.M$1]*[.M67]/([.$A68]+[.M$1]*[.M67])" office:value-type="float" office:value="1.65502184304514E-029">
            <text:p>1,66E-29</text:p>
          </table:table-cell>
          <table:table-cell table:formula="of:=[.N$1]*[.N67]/([.$A68]+[.N$1]*[.N67])" office:value-type="float" office:value="1.89912813071432E-027">
            <text:p>1,90E-27</text:p>
          </table:table-cell>
          <table:table-cell table:formula="of:=[.O$1]*[.O67]/([.$A68]+[.O$1]*[.O67])" office:value-type="float" office:value="1.37581106510796E-025">
            <text:p>1,38E-25</text:p>
          </table:table-cell>
          <table:table-cell table:formula="of:=[.P$1]*[.P67]/([.$A68]+[.P$1]*[.P67])" office:value-type="float" office:value="6.73679634304539E-024">
            <text:p>6,74E-24</text:p>
          </table:table-cell>
          <table:table-cell table:formula="of:=[.Q$1]*[.Q67]/([.$A68]+[.Q$1]*[.Q67])" office:value-type="float" office:value="2.35359471190586E-022">
            <text:p>2,35E-22</text:p>
          </table:table-cell>
          <table:table-cell table:formula="of:=[.R$1]*[.R67]/([.$A68]+[.R$1]*[.R67])" office:value-type="float" office:value="6.12820035026237E-021">
            <text:p>6,13E-21</text:p>
          </table:table-cell>
          <table:table-cell table:formula="of:=[.S$1]*[.S67]/([.$A68]+[.S$1]*[.S67])" office:value-type="float" office:value="1.23239074753723E-019">
            <text:p>1,23E-19</text:p>
          </table:table-cell>
          <table:table-cell table:formula="of:=[.T$1]*[.T67]/([.$A68]+[.T$1]*[.T67])" office:value-type="float" office:value="1.9715621547665E-018">
            <text:p>1,97E-18</text:p>
          </table:table-cell>
          <table:table-cell table:formula="of:=[.U$1]*[.U67]/([.$A68]+[.U$1]*[.U67])" office:value-type="float" office:value="2.57198432356686E-017">
            <text:p>2,57E-17</text:p>
          </table:table-cell>
          <table:table-cell table:formula="of:=[.V$1]*[.V67]/([.$A68]+[.V$1]*[.V67])" office:value-type="float" office:value="2.79393234989288E-016">
            <text:p>2,79E-16</text:p>
          </table:table-cell>
          <table:table-cell office:value-type="float" office:value="66">
            <text:p>66</text:p>
          </table:table-cell>
          <table:table-cell table:formula="of:=[.X$1]*[.X67]/([.$A68]+[.X$1]*[.X67])" office:value-type="float" office:value="2.57285400387246E-015">
            <text:p>2,57E-15</text:p>
          </table:table-cell>
          <table:table-cell table:formula="of:=[.Y$1]*[.Y67]/([.$A68]+[.Y$1]*[.Y67])" office:value-type="float" office:value="0.0000000000000203959595915536">
            <text:p>2,04E-14</text:p>
          </table:table-cell>
          <table:table-cell table:formula="of:=[.Z$1]*[.Z67]/([.$A68]+[.Z$1]*[.Z67])" office:value-type="float" office:value="0.00000000000014105546074691">
            <text:p>1,41E-13</text:p>
          </table:table-cell>
          <table:table-cell table:formula="of:=[.AA$1]*[.AA67]/([.$A68]+[.AA$1]*[.AA67])" office:value-type="float" office:value="0.000000000000860994144259536">
            <text:p>8,61E-13</text:p>
          </table:table-cell>
          <table:table-cell table:formula="of:=[.AB$1]*[.AB67]/([.$A68]+[.AB$1]*[.AB67])" office:value-type="float" office:value="0.0000000000046860221300794">
            <text:p>4,69E-12</text:p>
          </table:table-cell>
          <table:table-cell table:formula="of:=[.AC$1]*[.AC67]/([.$A68]+[.AC$1]*[.AC67])" office:value-type="float" office:value="0.0000000000229461721282402">
            <text:p>2,29E-11</text:p>
          </table:table-cell>
          <table:table-cell table:formula="of:=[.AD$1]*[.AD67]/([.$A68]+[.AD$1]*[.AD67])" office:value-type="float" office:value="0.000000000101902123362357">
            <text:p>1,02E-10</text:p>
          </table:table-cell>
          <table:table-cell table:formula="of:=[.AE$1]*[.AE67]/([.$A68]+[.AE$1]*[.AE67])" office:value-type="float" office:value="0.000000000413342808401577">
            <text:p>4,13E-10</text:p>
          </table:table-cell>
          <table:table-cell table:formula="of:=[.AF$1]*[.AF67]/([.$A68]+[.AF$1]*[.AF67])" office:value-type="float" office:value="0.00000000154118118032893">
            <text:p>1,54E-09</text:p>
          </table:table-cell>
          <table:table-cell table:formula="of:=[.AG$1]*[.AG67]/([.$A68]+[.AG$1]*[.AG67])" office:value-type="float" office:value="0.00000000531244157374128">
            <text:p>5,31E-09</text:p>
          </table:table-cell>
          <table:table-cell office:value-type="float" office:value="66">
            <text:p>66</text:p>
          </table:table-cell>
          <table:table-cell table:formula="of:=[.AI$1]*[.AI67]/([.$A68]+[.AI$1]*[.AI67])" office:value-type="float" office:value="0.0000000170164385902902">
            <text:p>1,70E-08</text:p>
          </table:table-cell>
          <table:table-cell table:formula="of:=[.AJ$1]*[.AJ67]/([.$A68]+[.AJ$1]*[.AJ67])" office:value-type="float" office:value="0.0000000508863122363567">
            <text:p>5,09E-08</text:p>
          </table:table-cell>
          <table:table-cell table:formula="of:=[.AK$1]*[.AK67]/([.$A68]+[.AK$1]*[.AK67])" office:value-type="float" office:value="0.000000142668468153327">
            <text:p>1,43E-07</text:p>
          </table:table-cell>
          <table:table-cell table:formula="of:=[.AL$1]*[.AL67]/([.$A68]+[.AL$1]*[.AL67])" office:value-type="float" office:value="0.000000376462840091461">
            <text:p>3,76E-07</text:p>
          </table:table-cell>
          <table:table-cell table:formula="of:=[.AM$1]*[.AM67]/([.$A68]+[.AM$1]*[.AM67])" office:value-type="float" office:value="0.000000938232133715446">
            <text:p>9,38E-07</text:p>
          </table:table-cell>
          <table:table-cell table:formula="of:=[.AN$1]*[.AN67]/([.$A68]+[.AN$1]*[.AN67])" office:value-type="float" office:value="0.00000221559610567495">
            <text:p>2,22E-06</text:p>
          </table:table-cell>
          <table:table-cell table:formula="of:=[.AO$1]*[.AO67]/([.$A68]+[.AO$1]*[.AO67])" office:value-type="float" office:value="0.00000497217420403379">
            <text:p>4,97E-06</text:p>
          </table:table-cell>
          <table:table-cell table:formula="of:=[.AP$1]*[.AP67]/([.$A68]+[.AP$1]*[.AP67])" office:value-type="float" office:value="0.0000106330704029576">
            <text:p>1,06E-05</text:p>
          </table:table-cell>
          <table:table-cell table:formula="of:=[.AQ$1]*[.AQ67]/([.$A68]+[.AQ$1]*[.AQ67])" office:value-type="float" office:value="0.0000217228929032754">
            <text:p>2,17E-05</text:p>
          </table:table-cell>
          <table:table-cell table:formula="of:=[.AR$1]*[.AR67]/([.$A68]+[.AR$1]*[.AR67])" office:value-type="float" office:value="0.0000424944325342033">
            <text:p>4,25E-05</text:p>
          </table:table-cell>
          <table:table-cell office:value-type="float" office:value="66">
            <text:p>66</text:p>
          </table:table-cell>
          <table:table-cell table:formula="of:=[.AT$1]*[.AT67]/([.$A68]+[.AT$1]*[.AT67])" office:value-type="float" office:value="0.0000797697918937083">
            <text:p>7,98E-05</text:p>
          </table:table-cell>
          <table:table-cell table:formula="of:=[.AU$1]*[.AU67]/([.$A68]+[.AU$1]*[.AU67])" office:value-type="float" office:value="0.000143982587027303">
            <text:p>1,44E-04</text:p>
          </table:table-cell>
          <table:table-cell table:formula="of:=[.AV$1]*[.AV67]/([.$A68]+[.AV$1]*[.AV67])" office:value-type="float" office:value="0.000250359546710006">
            <text:p>2,50E-04</text:p>
          </table:table-cell>
          <table:table-cell table:formula="of:=[.AW$1]*[.AW67]/([.$A68]+[.AW$1]*[.AW67])" office:value-type="float" office:value="0.000420117808525782">
            <text:p>4,20E-04</text:p>
          </table:table-cell>
          <table:table-cell table:formula="of:=[.AX$1]*[.AX67]/([.$A68]+[.AX$1]*[.AX67])" office:value-type="float" office:value="0.000681492638534174">
            <text:p>6,81E-04</text:p>
          </table:table-cell>
          <table:table-cell table:formula="of:=[.AY$1]*[.AY67]/([.$A68]+[.AY$1]*[.AY67])" office:value-type="float" office:value="0.00107036704055686">
            <text:p>1,07E-03</text:p>
          </table:table-cell>
          <table:table-cell table:formula="of:=[.AZ$1]*[.AZ67]/([.$A68]+[.AZ$1]*[.AZ67])" office:value-type="float" office:value="0.00163026931416615">
            <text:p>1,63E-03</text:p>
          </table:table-cell>
          <table:table-cell table:formula="of:=[.BA$1]*[.BA67]/([.$A68]+[.BA$1]*[.BA67])" office:value-type="float" office:value="0.00241155180812911">
            <text:p>2,41E-03</text:p>
          </table:table-cell>
          <table:table-cell table:formula="of:=[.BB$1]*[.BB67]/([.$A68]+[.BB$1]*[.BB67])" office:value-type="float" office:value="0.00346966670568196">
            <text:p>3,47E-03</text:p>
          </table:table-cell>
          <table:table-cell table:formula="of:=[.BC$1]*[.BC67]/([.$A68]+[.BC$1]*[.BC67])" office:value-type="float" office:value="0.00486259880494557">
            <text:p>4,86E-03</text:p>
          </table:table-cell>
          <table:table-cell office:value-type="float" office:value="66">
            <text:p>66</text:p>
          </table:table-cell>
          <table:table-cell table:formula="of:=[.BE$1]*[.BE67]/([.$A68]+[.BE$1]*[.BE67])" office:value-type="float" office:value="0.00664767108652855">
            <text:p>6,65E-03</text:p>
          </table:table-cell>
          <table:table-cell table:formula="of:=[.BF$1]*[.BF67]/([.$A68]+[.BF$1]*[.BF67])" office:value-type="float" office:value="0.00887806798643359">
            <text:p>8,88E-03</text:p>
          </table:table-cell>
          <table:table-cell table:formula="of:=[.BG$1]*[.BG67]/([.$A68]+[.BG$1]*[.BG67])" office:value-type="float" office:value="0.0115994889565817">
            <text:p>1,16E-02</text:p>
          </table:table-cell>
          <table:table-cell table:formula="of:=[.BH$1]*[.BH67]/([.$A68]+[.BH$1]*[.BH67])" office:value-type="float" office:value="0.0148473322239824">
            <text:p>1,48E-02</text:p>
          </table:table-cell>
          <table:table-cell table:formula="of:=[.BI$1]*[.BI67]/([.$A68]+[.BI$1]*[.BI67])" office:value-type="float" office:value="0.0186447194549857">
            <text:p>1,86E-02</text:p>
          </table:table-cell>
          <table:table-cell table:formula="of:=[.BJ$1]*[.BJ67]/([.$A68]+[.BJ$1]*[.BJ67])" office:value-type="float" office:value="0.0230015309676465">
            <text:p>2,30E-02</text:p>
          </table:table-cell>
          <table:table-cell table:formula="of:=[.BK$1]*[.BK67]/([.$A68]+[.BK$1]*[.BK67])" office:value-type="float" office:value="0.0279144643853971">
            <text:p>2,79E-02</text:p>
          </table:table-cell>
          <table:table-cell table:formula="of:=[.BL$1]*[.BL67]/([.$A68]+[.BL$1]*[.BL67])" office:value-type="float" office:value="0.0333679924365314">
            <text:p>3,34E-02</text:p>
          </table:table-cell>
          <table:table-cell table:formula="of:=[.BM$1]*[.BM67]/([.$A68]+[.BM$1]*[.BM67])" office:value-type="float" office:value="0.0393360021839838">
            <text:p>3,93E-02</text:p>
          </table:table-cell>
          <table:table-cell table:formula="of:=[.BN$1]*[.BN67]/([.$A68]+[.BN$1]*[.BN67])" office:value-type="float" office:value="0.0457838570761156">
            <text:p>4,58E-02</text:p>
          </table:table-cell>
          <table:table-cell office:value-type="float" office:value="66">
            <text:p>66</text:p>
          </table:table-cell>
          <table:table-cell table:formula="of:=[.BP$1]*[.BP67]/([.$A68]+[.BP$1]*[.BP67])" office:value-type="float" office:value="0.0526706296805445">
            <text:p>5,27E-02</text:p>
          </table:table-cell>
          <table:table-cell table:formula="of:=[.BQ$1]*[.BQ67]/([.$A68]+[.BQ$1]*[.BQ67])" office:value-type="float" office:value="0.059951292985355">
            <text:p>6,00E-02</text:p>
          </table:table-cell>
          <table:table-cell table:formula="of:=[.BR$1]*[.BR67]/([.$A68]+[.BR$1]*[.BR67])" office:value-type="float" office:value="0.0675787153207873">
            <text:p>6,76E-02</text:p>
          </table:table-cell>
          <table:table-cell table:formula="of:=[.BS$1]*[.BS67]/([.$A68]+[.BS$1]*[.BS67])" office:value-type="float" office:value="0.0755053639367545">
            <text:p>7,55E-02</text:p>
          </table:table-cell>
          <table:table-cell table:formula="of:=[.BT$1]*[.BT67]/([.$A68]+[.BT$1]*[.BT67])" office:value-type="float" office:value="0.0836846751961832">
            <text:p>8,37E-02</text:p>
          </table:table-cell>
          <table:table-cell table:formula="of:=[.BU$1]*[.BU67]/([.$A68]+[.BU$1]*[.BU67])" office:value-type="float" office:value="0.0920720901545667">
            <text:p>9,21E-02</text:p>
          </table:table-cell>
          <table:table-cell table:formula="of:=[.BV$1]*[.BV67]/([.$A68]+[.BV$1]*[.BV67])" office:value-type="float" office:value="0.100625781835406">
            <text:p>1,01E-01</text:p>
          </table:table-cell>
          <table:table-cell table:formula="of:=[.BW$1]*[.BW67]/([.$A68]+[.BW$1]*[.BW67])" office:value-type="float" office:value="0.109307116137105">
            <text:p>1,09E-01</text:p>
          </table:table-cell>
          <table:table-cell table:formula="of:=[.BX$1]*[.BX67]/([.$A68]+[.BX$1]*[.BX67])" office:value-type="float" office:value="0.118080894590435">
            <text:p>1,18E-01</text:p>
          </table:table-cell>
          <table:table-cell table:formula="of:=[.BY$1]*[.BY67]/([.$A68]+[.BY$1]*[.BY67])" office:value-type="float" office:value="0.126915426956611">
            <text:p>1,27E-01</text:p>
          </table:table-cell>
          <table:table-cell office:value-type="float" office:value="66">
            <text:p>66</text:p>
          </table:table-cell>
          <table:table-cell table:formula="of:=[.CA$1]*[.CA67]/([.$A68]+[.CA$1]*[.CA67])" office:value-type="float" office:value="0.13578247743839">
            <text:p>1,36E-01</text:p>
          </table:table-cell>
          <table:table-cell table:formula="of:=[.CB$1]*[.CB67]/([.$A68]+[.CB$1]*[.CB67])" office:value-type="float" office:value="0.144657122043243">
            <text:p>1,45E-01</text:p>
          </table:table-cell>
          <table:table-cell table:formula="of:=[.CC$1]*[.CC67]/([.$A68]+[.CC$1]*[.CC67])" office:value-type="float" office:value="0.153517547773087">
            <text:p>1,54E-01</text:p>
          </table:table-cell>
          <table:table-cell table:formula="of:=[.CD$1]*[.CD67]/([.$A68]+[.CD$1]*[.CD67])" office:value-type="float" office:value="0.162344817692257">
            <text:p>1,62E-01</text:p>
          </table:table-cell>
          <table:table-cell table:formula="of:=[.CE$1]*[.CE67]/([.$A68]+[.CE$1]*[.CE67])" office:value-type="float" office:value="0.17112262002296">
            <text:p>1,71E-01</text:p>
          </table:table-cell>
          <table:table-cell table:formula="of:=[.CF$1]*[.CF67]/([.$A68]+[.CF$1]*[.CF67])" office:value-type="float" office:value="0.179837014439301">
            <text:p>1,80E-01</text:p>
          </table:table-cell>
          <table:table-cell table:formula="of:=[.CG$1]*[.CG67]/([.$A68]+[.CG$1]*[.CG67])" office:value-type="float" office:value="0.188476184706069">
            <text:p>1,88E-01</text:p>
          </table:table-cell>
          <table:table-cell table:formula="of:=[.CH$1]*[.CH67]/([.$A68]+[.CH$1]*[.CH67])" office:value-type="float" office:value="0.19703020366628">
            <text:p>1,97E-01</text:p>
          </table:table-cell>
          <table:table-cell table:formula="of:=[.CI$1]*[.CI67]/([.$A68]+[.CI$1]*[.CI67])" office:value-type="float" office:value="0.205490814204104">
            <text:p>2,05E-01</text:p>
          </table:table-cell>
          <table:table-cell table:formula="of:=[.CJ$1]*[.CJ67]/([.$A68]+[.CJ$1]*[.CJ67])" office:value-type="float" office:value="0.213851228064593">
            <text:p>2,14E-01</text:p>
          </table:table-cell>
          <table:table-cell office:value-type="float" office:value="66">
            <text:p>66</text:p>
          </table:table-cell>
          <table:table-cell table:formula="of:=[.CL$1]*[.CL67]/([.$A68]+[.CL$1]*[.CL67])" office:value-type="float" office:value="0.222105943170733">
            <text:p>2,22E-01</text:p>
          </table:table-cell>
          <table:table-cell table:formula="of:=[.CM$1]*[.CM67]/([.$A68]+[.CM$1]*[.CM67])" office:value-type="float" office:value="0.230250579227976">
            <text:p>2,30E-01</text:p>
          </table:table-cell>
          <table:table-cell table:formula="of:=[.CN$1]*[.CN67]/([.$A68]+[.CN$1]*[.CN67])" office:value-type="float" office:value="0.238281730850882">
            <text:p>2,38E-01</text:p>
          </table:table-cell>
          <table:table-cell table:formula="of:=[.CO$1]*[.CO67]/([.$A68]+[.CO$1]*[.CO67])" office:value-type="float" office:value="0.246196837108111">
            <text:p>2,46E-01</text:p>
          </table:table-cell>
          <table:table-cell table:formula="of:=[.CP$1]*[.CP67]/([.$A68]+[.CP$1]*[.CP67])" office:value-type="float" office:value="0.253994066199761">
            <text:p>2,54E-01</text:p>
          </table:table-cell>
          <table:table-cell table:formula="of:=[.CQ$1]*[.CQ67]/([.$A68]+[.CQ$1]*[.CQ67])" office:value-type="float" office:value="0.261672213908028">
            <text:p>2,62E-01</text:p>
          </table:table-cell>
          <table:table-cell table:formula="of:=[.CR$1]*[.CR67]/([.$A68]+[.CR$1]*[.CR67])" office:value-type="float" office:value="0.269230614463146">
            <text:p>2,69E-01</text:p>
          </table:table-cell>
          <table:table-cell table:formula="of:=[.CS$1]*[.CS67]/([.$A68]+[.CS$1]*[.CS67])" office:value-type="float" office:value="0.276669062515596">
            <text:p>2,77E-01</text:p>
          </table:table-cell>
          <table:table-cell table:formula="of:=[.CT$1]*[.CT67]/([.$A68]+[.CT$1]*[.CT67])" office:value-type="float" office:value="0.283987744983873">
            <text:p>2,84E-01</text:p>
          </table:table-cell>
          <table:table-cell table:formula="of:=[.CU$1]*[.CU67]/([.$A68]+[.CU$1]*[.CU67])" office:value-type="float" office:value="0.291187181641408">
            <text:p>2,91E-01</text:p>
          </table:table-cell>
          <table:table-cell office:value-type="float" office:value="66">
            <text:p>66</text:p>
          </table:table-cell>
          <table:table-cell table:formula="of:=[.CW$1]*[.CW67]/([.$A68]+[.CW$1]*[.CW67])" office:value-type="float" office:value="0.298268173407347">
            <text:p>2,98E-01</text:p>
          </table:table-cell>
          <table:table-cell table:formula="of:=[.CX$1]*[.CX67]/([.$A68]+[.CX$1]*[.CX67])" office:value-type="float" office:value="0.305231757407694">
            <text:p>3,05E-01</text:p>
          </table:table-cell>
          <table:table-cell table:formula="of:=[.CY$1]*[.CY67]/([.$A68]+[.CY$1]*[.CY67])" office:value-type="float" office:value="0.312079167971773">
            <text:p>3,12E-01</text:p>
          </table:table-cell>
          <table:table-cell table:formula="of:=[.CZ$1]*[.CZ67]/([.$A68]+[.CZ$1]*[.CZ67])" office:value-type="float" office:value="0.318811802821723">
            <text:p>3,19E-01</text:p>
          </table:table-cell>
          <table:table-cell table:formula="of:=[.DA$1]*[.DA67]/([.$A68]+[.DA$1]*[.DA67])" office:value-type="float" office:value="0.325431193798421">
            <text:p>3,25E-01</text:p>
          </table:table-cell>
          <table:table-cell table:formula="of:=[.DB$1]*[.DB67]/([.$A68]+[.DB$1]*[.DB67])" office:value-type="float" office:value="0.331938981545305">
            <text:p>3,32E-01</text:p>
          </table:table-cell>
          <table:table-cell table:formula="of:=[.DC$1]*[.DC67]/([.$A68]+[.DC$1]*[.DC67])" office:value-type="float" office:value="0.338336893641908">
            <text:p>3,38E-01</text:p>
          </table:table-cell>
          <table:table-cell table:formula="of:=[.DD$1]*[.DD67]/([.$A68]+[.DD$1]*[.DD67])" office:value-type="float" office:value="0.344626725741835">
            <text:p>3,45E-01</text:p>
          </table:table-cell>
          <table:table-cell table:formula="of:=[.DE$1]*[.DE67]/([.$A68]+[.DE$1]*[.DE67])" office:value-type="float" office:value="0.350810325325731">
            <text:p>3,51E-01</text:p>
          </table:table-cell>
          <table:table-cell table:formula="of:=[.DF$1]*[.DF67]/([.$A68]+[.DF$1]*[.DF67])" office:value-type="float" office:value="0.356889577729169">
            <text:p>3,57E-01</text:p>
          </table:table-cell>
          <table:table-cell table:number-columns-repeated="146"/>
        </table:table-row>
        <table:table-row table:style-name="ro1">
          <table:table-cell office:value-type="float" office:value="67">
            <text:p>67</text:p>
          </table:table-cell>
          <table:table-cell table:formula="of:=[.$C$1]*[.B68]/([.$A69]+[.$C$1]*[.B68])" office:value-type="float" office:value="4.82333713456199E-076">
            <text:p>4,82E-76</text:p>
          </table:table-cell>
          <table:table-cell table:formula="of:=[.$C$1]*[.C68]/([.$A69]+[.$C$1]*[.C68])" office:value-type="float" office:value="5.47610483181361E-076">
            <text:p>5,48E-76</text:p>
          </table:table-cell>
          <table:table-cell table:formula="of:=[.$D$1]*[.D68]/([.$A69]+[.$D$1]*[.D68])" office:value-type="float" office:value="1.26558590179671E-064">
            <text:p>1,27E-64</text:p>
          </table:table-cell>
          <table:table-cell table:formula="of:=[.$E$1]*[.E68]/([.$A69]+[.$E$1]*[.E68])" office:value-type="float" office:value="1.09368561289325E-056">
            <text:p>1,09E-56</text:p>
          </table:table-cell>
          <table:table-cell table:formula="of:=[.$F$1]*[.F68]/([.$A69]+[.$F$1]*[.F68])" office:value-type="float" office:value="1.25189783615444E-050">
            <text:p>1,25E-50</text:p>
          </table:table-cell>
          <table:table-cell table:formula="of:=[.$G$1]*[.G68]/([.$A69]+[.$G$1]*[.G68])" office:value-type="float" office:value="9.29860698193719E-046">
            <text:p>9,30E-46</text:p>
          </table:table-cell>
          <table:table-cell table:formula="of:=[.$H$1]*[.H68]/([.$A69]+[.$H$1]*[.H68])" office:value-type="float" office:value="1.04606414254528E-041">
            <text:p>1,05E-41</text:p>
          </table:table-cell>
          <table:table-cell table:formula="of:=[.I$1]*[.I68]/([.$A69]+[.I$1]*[.I68])" office:value-type="float" office:value="2.95613511972734E-038">
            <text:p>2,96E-38</text:p>
          </table:table-cell>
          <table:table-cell table:formula="of:=[.J$1]*[.J68]/([.$A69]+[.J$1]*[.J68])" office:value-type="float" office:value="2.90836428672595E-035">
            <text:p>2,91E-35</text:p>
          </table:table-cell>
          <table:table-cell table:formula="of:=[.K$1]*[.K68]/([.$A69]+[.K$1]*[.K68])" office:value-type="float" office:value="1.24481894352835E-032">
            <text:p>1,24E-32</text:p>
          </table:table-cell>
          <table:table-cell office:value-type="float" office:value="67">
            <text:p>67</text:p>
          </table:table-cell>
          <table:table-cell table:formula="of:=[.M$1]*[.M68]/([.$A69]+[.M$1]*[.M68])" office:value-type="float" office:value="2.71720004082039E-030">
            <text:p>2,72E-30</text:p>
          </table:table-cell>
          <table:table-cell table:formula="of:=[.N$1]*[.N68]/([.$A69]+[.N$1]*[.N68])" office:value-type="float" office:value="3.40142351769729E-028">
            <text:p>3,40E-28</text:p>
          </table:table-cell>
          <table:table-cell table:formula="of:=[.O$1]*[.O68]/([.$A69]+[.O$1]*[.O68])" office:value-type="float" office:value="2.66948415617962E-026">
            <text:p>2,67E-26</text:p>
          </table:table-cell>
          <table:table-cell table:formula="of:=[.P$1]*[.P68]/([.$A69]+[.P$1]*[.P68])" office:value-type="float" office:value="1.40768878809904E-024">
            <text:p>1,41E-24</text:p>
          </table:table-cell>
          <table:table-cell table:formula="of:=[.Q$1]*[.Q68]/([.$A69]+[.Q$1]*[.Q68])" office:value-type="float" office:value="5.26924189232654E-023">
            <text:p>5,27E-23</text:p>
          </table:table-cell>
          <table:table-cell table:formula="of:=[.R$1]*[.R68]/([.$A69]+[.R$1]*[.R68])" office:value-type="float" office:value="1.4634508299134E-021">
            <text:p>1,46E-21</text:p>
          </table:table-cell>
          <table:table-cell table:formula="of:=[.S$1]*[.S68]/([.$A69]+[.S$1]*[.S68])" office:value-type="float" office:value="3.1269615982288E-020">
            <text:p>3,13E-20</text:p>
          </table:table-cell>
          <table:table-cell table:formula="of:=[.T$1]*[.T68]/([.$A69]+[.T$1]*[.T68])" office:value-type="float" office:value="5.29673414713388E-019">
            <text:p>5,30E-19</text:p>
          </table:table-cell>
          <table:table-cell table:formula="of:=[.U$1]*[.U68]/([.$A69]+[.U$1]*[.U68])" office:value-type="float" office:value="7.29368688772692E-018">
            <text:p>7,29E-18</text:p>
          </table:table-cell>
          <table:table-cell table:formula="of:=[.V$1]*[.V68]/([.$A69]+[.V$1]*[.V68])" office:value-type="float" office:value="8.34009656684443E-017">
            <text:p>8,34E-17</text:p>
          </table:table-cell>
          <table:table-cell office:value-type="float" office:value="67">
            <text:p>67</text:p>
          </table:table-cell>
          <table:table-cell table:formula="of:=[.X$1]*[.X68]/([.$A69]+[.X$1]*[.X68])" office:value-type="float" office:value="8.06416926586891E-016">
            <text:p>8,06E-16</text:p>
          </table:table-cell>
          <table:table-cell table:formula="of:=[.Y$1]*[.Y68]/([.$A69]+[.Y$1]*[.Y68])" office:value-type="float" office:value="6.69718076140561E-015">
            <text:p>6,70E-15</text:p>
          </table:table-cell>
          <table:table-cell table:formula="of:=[.Z$1]*[.Z68]/([.$A69]+[.Z$1]*[.Z68])" office:value-type="float" office:value="0.0000000000000484220238384893">
            <text:p>4,84E-14</text:p>
          </table:table-cell>
          <table:table-cell table:formula="of:=[.AA$1]*[.AA68]/([.$A69]+[.AA$1]*[.AA68])" office:value-type="float" office:value="0.000000000000308415812868992">
            <text:p>3,08E-13</text:p>
          </table:table-cell>
          <table:table-cell table:formula="of:=[.AB$1]*[.AB68]/([.$A69]+[.AB$1]*[.AB68])" office:value-type="float" office:value="0.00000000000174851572017582">
            <text:p>1,75E-12</text:p>
          </table:table-cell>
          <table:table-cell table:formula="of:=[.AC$1]*[.AC68]/([.$A69]+[.AC$1]*[.AC68])" office:value-type="float" office:value="0.00000000000890448470640198">
            <text:p>8,90E-12</text:p>
          </table:table-cell>
          <table:table-cell table:formula="of:=[.AD$1]*[.AD68]/([.$A69]+[.AD$1]*[.AD68])" office:value-type="float" office:value="0.000000000041065034786129">
            <text:p>4,11E-11</text:p>
          </table:table-cell>
          <table:table-cell table:formula="of:=[.AE$1]*[.AE68]/([.$A69]+[.AE$1]*[.AE68])" office:value-type="float" office:value="0.000000000172740278108133">
            <text:p>1,73E-10</text:p>
          </table:table-cell>
          <table:table-cell table:formula="of:=[.AF$1]*[.AF68]/([.$A69]+[.AF$1]*[.AF68])" office:value-type="float" office:value="0.000000000667078420891409">
            <text:p>6,67E-10</text:p>
          </table:table-cell>
          <table:table-cell table:formula="of:=[.AG$1]*[.AG68]/([.$A69]+[.AG$1]*[.AG68])" office:value-type="float" office:value="0.00000000237870517661398">
            <text:p>2,38E-09</text:p>
          </table:table-cell>
          <table:table-cell office:value-type="float" office:value="67">
            <text:p>67</text:p>
          </table:table-cell>
          <table:table-cell table:formula="of:=[.AI$1]*[.AI68]/([.$A69]+[.AI$1]*[.AI68])" office:value-type="float" office:value="0.00000000787327749471295">
            <text:p>7,87E-09</text:p>
          </table:table-cell>
          <table:table-cell table:formula="of:=[.AJ$1]*[.AJ68]/([.$A69]+[.AJ$1]*[.AJ68])" office:value-type="float" office:value="0.000000024303909731162">
            <text:p>2,43E-08</text:p>
          </table:table-cell>
          <table:table-cell table:formula="of:=[.AK$1]*[.AK68]/([.$A69]+[.AK$1]*[.AK68])" office:value-type="float" office:value="0.0000000702695390780094">
            <text:p>7,03E-08</text:p>
          </table:table-cell>
          <table:table-cell table:formula="of:=[.AL$1]*[.AL68]/([.$A69]+[.AL$1]*[.AL68])" office:value-type="float" office:value="0.00000019104080772892">
            <text:p>1,91E-07</text:p>
          </table:table-cell>
          <table:table-cell table:formula="of:=[.AM$1]*[.AM68]/([.$A69]+[.AM$1]*[.AM68])" office:value-type="float" office:value="0.000000490121023662467">
            <text:p>4,90E-07</text:p>
          </table:table-cell>
          <table:table-cell table:formula="of:=[.AN$1]*[.AN68]/([.$A69]+[.AN$1]*[.AN68])" office:value-type="float" office:value="0.00000119046813210183">
            <text:p>1,19E-06</text:p>
          </table:table-cell>
          <table:table-cell table:formula="of:=[.AO$1]*[.AO68]/([.$A69]+[.AO$1]*[.AO68])" office:value-type="float" office:value="0.00000274582000596299">
            <text:p>2,75E-06</text:p>
          </table:table-cell>
          <table:table-cell table:formula="of:=[.AP$1]*[.AP68]/([.$A69]+[.AP$1]*[.AP68])" office:value-type="float" office:value="0.00000603066027737083">
            <text:p>6,03E-06</text:p>
          </table:table-cell>
          <table:table-cell table:formula="of:=[.AQ$1]*[.AQ68]/([.$A69]+[.AQ$1]*[.AQ68])" office:value-type="float" office:value="0.0000126445091177666">
            <text:p>1,26E-05</text:p>
          </table:table-cell>
          <table:table-cell table:formula="of:=[.AR$1]*[.AR68]/([.$A69]+[.AR$1]*[.AR68])" office:value-type="float" office:value="0.0000253691668572262">
            <text:p>2,54E-05</text:p>
          </table:table-cell>
          <table:table-cell office:value-type="float" office:value="67">
            <text:p>67</text:p>
          </table:table-cell>
          <table:table-cell table:formula="of:=[.AT$1]*[.AT68]/([.$A69]+[.AT$1]*[.AT68])" office:value-type="float" office:value="0.0000488119675388336">
            <text:p>4,88E-05</text:p>
          </table:table-cell>
          <table:table-cell table:formula="of:=[.AU$1]*[.AU68]/([.$A69]+[.AU$1]*[.AU68])" office:value-type="float" office:value="0.0000902495953969752">
            <text:p>9,02E-05</text:p>
          </table:table-cell>
          <table:table-cell table:formula="of:=[.AV$1]*[.AV68]/([.$A69]+[.AV$1]*[.AV68])" office:value-type="float" office:value="0.000160652701615156">
            <text:p>1,61E-04</text:p>
          </table:table-cell>
          <table:table-cell table:formula="of:=[.AW$1]*[.AW68]/([.$A69]+[.AW$1]*[.AW68])" office:value-type="float" office:value="0.000275822163459832">
            <text:p>2,76E-04</text:p>
          </table:table-cell>
          <table:table-cell table:formula="of:=[.AX$1]*[.AX68]/([.$A69]+[.AX$1]*[.AX68])" office:value-type="float" office:value="0.000457509525555525">
            <text:p>4,58E-04</text:p>
          </table:table-cell>
          <table:table-cell table:formula="of:=[.AY$1]*[.AY68]/([.$A69]+[.AY$1]*[.AY68])" office:value-type="float" office:value="0.000734339213299291">
            <text:p>7,34E-04</text:p>
          </table:table-cell>
          <table:table-cell table:formula="of:=[.AZ$1]*[.AZ68]/([.$A69]+[.AZ$1]*[.AZ68])" office:value-type="float" office:value="0.00114231538097481">
            <text:p>1,14E-03</text:p>
          </table:table-cell>
          <table:table-cell table:formula="of:=[.BA$1]*[.BA68]/([.$A69]+[.BA$1]*[.BA68])" office:value-type="float" office:value="0.00172469918092004">
            <text:p>1,72E-03</text:p>
          </table:table-cell>
          <table:table-cell table:formula="of:=[.BB$1]*[.BB68]/([.$A69]+[.BB$1]*[.BB68])" office:value-type="float" office:value="0.00253109474440895">
            <text:p>2,53E-03</text:p>
          </table:table-cell>
          <table:table-cell table:formula="of:=[.BC$1]*[.BC68]/([.$A69]+[.BC$1]*[.BC68])" office:value-type="float" office:value="0.00361568446417241">
            <text:p>3,62E-03</text:p>
          </table:table-cell>
          <table:table-cell office:value-type="float" office:value="67">
            <text:p>67</text:p>
          </table:table-cell>
          <table:table-cell table:formula="of:=[.BE$1]*[.BE68]/([.$A69]+[.BE$1]*[.BE68])" office:value-type="float" office:value="0.00503469116266421">
            <text:p>5,03E-03</text:p>
          </table:table-cell>
          <table:table-cell table:formula="of:=[.BF$1]*[.BF68]/([.$A69]+[.BF$1]*[.BF68])" office:value-type="float" office:value="0.00684328755732752">
            <text:p>6,84E-03</text:p>
          </table:table-cell>
          <table:table-cell table:formula="of:=[.BG$1]*[.BG68]/([.$A69]+[.BG$1]*[.BG68])" office:value-type="float" office:value="0.00909228691005751">
            <text:p>9,09E-03</text:p>
          </table:table-cell>
          <table:table-cell table:formula="of:=[.BH$1]*[.BH68]/([.$A69]+[.BH$1]*[.BH68])" office:value-type="float" office:value="0.0118250025973284">
            <text:p>1,18E-02</text:p>
          </table:table-cell>
          <table:table-cell table:formula="of:=[.BI$1]*[.BI68]/([.$A69]+[.BI$1]*[.BI68])" office:value-type="float" office:value="0.0150746437658186">
            <text:p>1,51E-02</text:p>
          </table:table-cell>
          <table:table-cell table:formula="of:=[.BJ$1]*[.BJ68]/([.$A69]+[.BJ$1]*[.BJ68])" office:value-type="float" office:value="0.0188625251438748">
            <text:p>1,89E-02</text:p>
          </table:table-cell>
          <table:table-cell table:formula="of:=[.BK$1]*[.BK68]/([.$A69]+[.BK$1]*[.BK68])" office:value-type="float" office:value="0.0231972355353979">
            <text:p>2,32E-02</text:p>
          </table:table-cell>
          <table:table-cell table:formula="of:=[.BL$1]*[.BL68]/([.$A69]+[.BL$1]*[.BL68])" office:value-type="float" office:value="0.0280747648642283">
            <text:p>2,81E-02</text:p>
          </table:table-cell>
          <table:table-cell table:formula="of:=[.BM$1]*[.BM68]/([.$A69]+[.BM$1]*[.BM68])" office:value-type="float" office:value="0.0334794653413388">
            <text:p>3,35E-02</text:p>
          </table:table-cell>
          <table:table-cell table:formula="of:=[.BN$1]*[.BN68]/([.$A69]+[.BN$1]*[.BN68])" office:value-type="float" office:value="0.0393856393377532">
            <text:p>3,94E-02</text:p>
          </table:table-cell>
          <table:table-cell office:value-type="float" office:value="67">
            <text:p>67</text:p>
          </table:table-cell>
          <table:table-cell table:formula="of:=[.BP$1]*[.BP68]/([.$A69]+[.BP$1]*[.BP68])" office:value-type="float" office:value="0.0457595117941608">
            <text:p>4,58E-02</text:p>
          </table:table-cell>
          <table:table-cell table:formula="of:=[.BQ$1]*[.BQ68]/([.$A69]+[.BQ$1]*[.BQ68])" office:value-type="float" office:value="0.0525613531066309">
            <text:p>5,26E-02</text:p>
          </table:table-cell>
          <table:table-cell table:formula="of:=[.BR$1]*[.BR68]/([.$A69]+[.BR$1]*[.BR68])" office:value-type="float" office:value="0.0597475565514269">
            <text:p>5,97E-02</text:p>
          </table:table-cell>
          <table:table-cell table:formula="of:=[.BS$1]*[.BS68]/([.$A69]+[.BS$1]*[.BS68])" office:value-type="float" office:value="0.0672725275341766">
            <text:p>6,73E-02</text:p>
          </table:table-cell>
          <table:table-cell table:formula="of:=[.BT$1]*[.BT68]/([.$A69]+[.BT$1]*[.BT68])" office:value-type="float" office:value="0.0750902973628954">
            <text:p>7,51E-02</text:p>
          </table:table-cell>
          <table:table-cell table:formula="of:=[.BU$1]*[.BU68]/([.$A69]+[.BU$1]*[.BU68])" office:value-type="float" office:value="0.0831558230093137">
            <text:p>8,32E-02</text:p>
          </table:table-cell>
          <table:table-cell table:formula="of:=[.BV$1]*[.BV68]/([.$A69]+[.BV$1]*[.BV68])" office:value-type="float" office:value="0.0914259719298984">
            <text:p>9,14E-02</text:p>
          </table:table-cell>
          <table:table-cell table:formula="of:=[.BW$1]*[.BW68]/([.$A69]+[.BW$1]*[.BW68])" office:value-type="float" office:value="0.0998602164545505">
            <text:p>9,99E-02</text:p>
          </table:table-cell>
          <table:table-cell table:formula="of:=[.BX$1]*[.BX68]/([.$A69]+[.BX$1]*[.BX68])" office:value-type="float" office:value="0.108421076760223">
            <text:p>1,08E-01</text:p>
          </table:table-cell>
          <table:table-cell table:formula="of:=[.BY$1]*[.BY68]/([.$A69]+[.BY$1]*[.BY68])" office:value-type="float" office:value="0.117074357364503">
            <text:p>1,17E-01</text:p>
          </table:table-cell>
          <table:table-cell office:value-type="float" office:value="67">
            <text:p>67</text:p>
          </table:table-cell>
          <table:table-cell table:formula="of:=[.CA$1]*[.CA68]/([.$A69]+[.CA$1]*[.CA68])" office:value-type="float" office:value="0.125789221974595">
            <text:p>1,26E-01</text:p>
          </table:table-cell>
          <table:table-cell table:formula="of:=[.CB$1]*[.CB68]/([.$A69]+[.CB$1]*[.CB68])" office:value-type="float" office:value="0.134538147714456">
            <text:p>1,35E-01</text:p>
          </table:table-cell>
          <table:table-cell table:formula="of:=[.CC$1]*[.CC68]/([.$A69]+[.CC$1]*[.CC68])" office:value-type="float" office:value="0.143296794036771">
            <text:p>1,43E-01</text:p>
          </table:table-cell>
          <table:table-cell table:formula="of:=[.CD$1]*[.CD68]/([.$A69]+[.CD$1]*[.CD68])" office:value-type="float" office:value="0.15204381528601">
            <text:p>1,52E-01</text:p>
          </table:table-cell>
          <table:table-cell table:formula="of:=[.CE$1]*[.CE68]/([.$A69]+[.CE$1]*[.CE68])" office:value-type="float" office:value="0.160760639727177">
            <text:p>1,61E-01</text:p>
          </table:table-cell>
          <table:table-cell table:formula="of:=[.CF$1]*[.CF68]/([.$A69]+[.CF$1]*[.CF68])" office:value-type="float" office:value="0.16943123234459">
            <text:p>1,69E-01</text:p>
          </table:table-cell>
          <table:table-cell table:formula="of:=[.CG$1]*[.CG68]/([.$A69]+[.CG$1]*[.CG68])" office:value-type="float" office:value="0.178041854044826">
            <text:p>1,78E-01</text:p>
          </table:table-cell>
          <table:table-cell table:formula="of:=[.CH$1]*[.CH68]/([.$A69]+[.CH$1]*[.CH68])" office:value-type="float" office:value="0.186580826103239">
            <text:p>1,87E-01</text:p>
          </table:table-cell>
          <table:table-cell table:formula="of:=[.CI$1]*[.CI68]/([.$A69]+[.CI$1]*[.CI68])" office:value-type="float" office:value="0.19503830571587">
            <text:p>1,95E-01</text:p>
          </table:table-cell>
          <table:table-cell table:formula="of:=[.CJ$1]*[.CJ68]/([.$A69]+[.CJ$1]*[.CJ68])" office:value-type="float" office:value="0.203406076253192">
            <text:p>2,03E-01</text:p>
          </table:table-cell>
          <table:table-cell office:value-type="float" office:value="67">
            <text:p>67</text:p>
          </table:table-cell>
          <table:table-cell table:formula="of:=[.CL$1]*[.CL68]/([.$A69]+[.CL$1]*[.CL68])" office:value-type="float" office:value="0.211677354139156">
            <text:p>2,12E-01</text:p>
          </table:table-cell>
          <table:table-cell table:formula="of:=[.CM$1]*[.CM68]/([.$A69]+[.CM$1]*[.CM68])" office:value-type="float" office:value="0.219846613081046">
            <text:p>2,20E-01</text:p>
          </table:table-cell>
          <table:table-cell table:formula="of:=[.CN$1]*[.CN68]/([.$A69]+[.CN$1]*[.CN68])" office:value-type="float" office:value="0.227909425547679">
            <text:p>2,28E-01</text:p>
          </table:table-cell>
          <table:table-cell table:formula="of:=[.CO$1]*[.CO68]/([.$A69]+[.CO$1]*[.CO68])" office:value-type="float" office:value="0.235862320846424">
            <text:p>2,36E-01</text:p>
          </table:table-cell>
          <table:table-cell table:formula="of:=[.CP$1]*[.CP68]/([.$A69]+[.CP$1]*[.CP68])" office:value-type="float" office:value="0.24370265881054">
            <text:p>2,44E-01</text:p>
          </table:table-cell>
          <table:table-cell table:formula="of:=[.CQ$1]*[.CQ68]/([.$A69]+[.CQ$1]*[.CQ68])" office:value-type="float" office:value="0.251428517920097">
            <text:p>2,51E-01</text:p>
          </table:table-cell>
          <table:table-cell table:formula="of:=[.CR$1]*[.CR68]/([.$A69]+[.CR$1]*[.CR68])" office:value-type="float" office:value="0.259038596597618">
            <text:p>2,59E-01</text:p>
          </table:table-cell>
          <table:table-cell table:formula="of:=[.CS$1]*[.CS68]/([.$A69]+[.CS$1]*[.CS68])" office:value-type="float" office:value="0.266532126410195">
            <text:p>2,67E-01</text:p>
          </table:table-cell>
          <table:table-cell table:formula="of:=[.CT$1]*[.CT68]/([.$A69]+[.CT$1]*[.CT68])" office:value-type="float" office:value="0.273908795948156">
            <text:p>2,74E-01</text:p>
          </table:table-cell>
          <table:table-cell table:formula="of:=[.CU$1]*[.CU68]/([.$A69]+[.CU$1]*[.CU68])" office:value-type="float" office:value="0.281168684218291">
            <text:p>2,81E-01</text:p>
          </table:table-cell>
          <table:table-cell office:value-type="float" office:value="67">
            <text:p>67</text:p>
          </table:table-cell>
          <table:table-cell table:formula="of:=[.CW$1]*[.CW68]/([.$A69]+[.CW$1]*[.CW68])" office:value-type="float" office:value="0.288312202474429">
            <text:p>2,88E-01</text:p>
          </table:table-cell>
          <table:table-cell table:formula="of:=[.CX$1]*[.CX68]/([.$A69]+[.CX$1]*[.CX68])" office:value-type="float" office:value="0.295340043500566">
            <text:p>2,95E-01</text:p>
          </table:table-cell>
          <table:table-cell table:formula="of:=[.CY$1]*[.CY68]/([.$A69]+[.CY$1]*[.CY68])" office:value-type="float" office:value="0.302253137455887">
            <text:p>3,02E-01</text:p>
          </table:table-cell>
          <table:table-cell table:formula="of:=[.CZ$1]*[.CZ68]/([.$A69]+[.CZ$1]*[.CZ68])" office:value-type="float" office:value="0.3090526134828">
            <text:p>3,09E-01</text:p>
          </table:table-cell>
          <table:table-cell table:formula="of:=[.DA$1]*[.DA68]/([.$A69]+[.DA$1]*[.DA68])" office:value-type="float" office:value="0.315739766366066">
            <text:p>3,16E-01</text:p>
          </table:table-cell>
          <table:table-cell table:formula="of:=[.DB$1]*[.DB68]/([.$A69]+[.DB$1]*[.DB68])" office:value-type="float" office:value="0.322316027611845">
            <text:p>3,22E-01</text:p>
          </table:table-cell>
          <table:table-cell table:formula="of:=[.DC$1]*[.DC68]/([.$A69]+[.DC$1]*[.DC68])" office:value-type="float" office:value="0.328782940389365">
            <text:p>3,29E-01</text:p>
          </table:table-cell>
          <table:table-cell table:formula="of:=[.DD$1]*[.DD68]/([.$A69]+[.DD$1]*[.DD68])" office:value-type="float" office:value="0.335142137844683">
            <text:p>3,35E-01</text:p>
          </table:table-cell>
          <table:table-cell table:formula="of:=[.DE$1]*[.DE68]/([.$A69]+[.DE$1]*[.DE68])" office:value-type="float" office:value="0.341395324355963">
            <text:p>3,41E-01</text:p>
          </table:table-cell>
          <table:table-cell table:formula="of:=[.DF$1]*[.DF68]/([.$A69]+[.DF$1]*[.DF68])" office:value-type="float" office:value="0.347544259352971">
            <text:p>3,48E-01</text:p>
          </table:table-cell>
          <table:table-cell table:number-columns-repeated="146"/>
        </table:table-row>
        <table:table-row table:style-name="ro1">
          <table:table-cell office:value-type="float" office:value="68">
            <text:p>68</text:p>
          </table:table-cell>
          <table:table-cell table:formula="of:=[.$C$1]*[.B69]/([.$A70]+[.$C$1]*[.B69])" office:value-type="float" office:value="1.41862856898882E-077">
            <text:p>1,42E-77</text:p>
          </table:table-cell>
          <table:table-cell table:formula="of:=[.$C$1]*[.C69]/([.$A70]+[.$C$1]*[.C69])" office:value-type="float" office:value="1.61061906818047E-077">
            <text:p>1,61E-77</text:p>
          </table:table-cell>
          <table:table-cell table:formula="of:=[.$D$1]*[.D69]/([.$A70]+[.$D$1]*[.D69])" office:value-type="float" office:value="5.583467213809E-066">
            <text:p>5,58E-66</text:p>
          </table:table-cell>
          <table:table-cell table:formula="of:=[.$E$1]*[.E69]/([.$A70]+[.$E$1]*[.E69])" office:value-type="float" office:value="6.43344478172502E-058">
            <text:p>6,43E-58</text:p>
          </table:table-cell>
          <table:table-cell table:formula="of:=[.$F$1]*[.F69]/([.$A70]+[.$F$1]*[.F69])" office:value-type="float" office:value="9.20513114819443E-052">
            <text:p>9,21E-52</text:p>
          </table:table-cell>
          <table:table-cell table:formula="of:=[.$G$1]*[.G69]/([.$A70]+[.$G$1]*[.G69])" office:value-type="float" office:value="8.20465321935635E-047">
            <text:p>8,20E-47</text:p>
          </table:table-cell>
          <table:table-cell table:formula="of:=[.$H$1]*[.H69]/([.$A70]+[.$H$1]*[.H69])" office:value-type="float" office:value="1.07683073497308E-042">
            <text:p>1,08E-42</text:p>
          </table:table-cell>
          <table:table-cell table:formula="of:=[.I$1]*[.I69]/([.$A70]+[.I$1]*[.I69])" office:value-type="float" office:value="3.47780602320864E-039">
            <text:p>3,48E-39</text:p>
          </table:table-cell>
          <table:table-cell table:formula="of:=[.J$1]*[.J69]/([.$A70]+[.J$1]*[.J69])" office:value-type="float" office:value="3.84930567360787E-036">
            <text:p>3,85E-36</text:p>
          </table:table-cell>
          <table:table-cell table:formula="of:=[.K$1]*[.K69]/([.$A70]+[.K$1]*[.K69])" office:value-type="float" office:value="1.83061609342404E-033">
            <text:p>1,83E-33</text:p>
          </table:table-cell>
          <table:table-cell office:value-type="float" office:value="68">
            <text:p>68</text:p>
          </table:table-cell>
          <table:table-cell table:formula="of:=[.M$1]*[.M69]/([.$A70]+[.M$1]*[.M69])" office:value-type="float" office:value="4.39547065426827E-031">
            <text:p>4,40E-31</text:p>
          </table:table-cell>
          <table:table-cell table:formula="of:=[.N$1]*[.N69]/([.$A70]+[.N$1]*[.N69])" office:value-type="float" office:value="6.00251209005404E-029">
            <text:p>6,00E-29</text:p>
          </table:table-cell>
          <table:table-cell table:formula="of:=[.O$1]*[.O69]/([.$A70]+[.O$1]*[.O69])" office:value-type="float" office:value="5.10342559269634E-027">
            <text:p>5,10E-27</text:p>
          </table:table-cell>
          <table:table-cell table:formula="of:=[.P$1]*[.P69]/([.$A70]+[.P$1]*[.P69])" office:value-type="float" office:value="2.89818279902743E-025">
            <text:p>2,90E-25</text:p>
          </table:table-cell>
          <table:table-cell table:formula="of:=[.Q$1]*[.Q69]/([.$A70]+[.Q$1]*[.Q69])" office:value-type="float" office:value="1.16233277036615E-023">
            <text:p>1,16E-23</text:p>
          </table:table-cell>
          <table:table-cell table:formula="of:=[.R$1]*[.R69]/([.$A70]+[.R$1]*[.R69])" office:value-type="float" office:value="3.44341371744329E-022">
            <text:p>3,44E-22</text:p>
          </table:table-cell>
          <table:table-cell table:formula="of:=[.S$1]*[.S69]/([.$A70]+[.S$1]*[.S69])" office:value-type="float" office:value="7.817403995572E-021">
            <text:p>7,82E-21</text:p>
          </table:table-cell>
          <table:table-cell table:formula="of:=[.T$1]*[.T69]/([.$A70]+[.T$1]*[.T69])" office:value-type="float" office:value="1.40207668600603E-019">
            <text:p>1,40E-19</text:p>
          </table:table-cell>
          <table:table-cell table:formula="of:=[.U$1]*[.U69]/([.$A70]+[.U$1]*[.U69])" office:value-type="float" office:value="2.03794192451193E-018">
            <text:p>2,04E-18</text:p>
          </table:table-cell>
          <table:table-cell table:formula="of:=[.V$1]*[.V69]/([.$A70]+[.V$1]*[.V69])" office:value-type="float" office:value="2.45296957848365E-017">
            <text:p>2,45E-17</text:p>
          </table:table-cell>
          <table:table-cell office:value-type="float" office:value="68">
            <text:p>68</text:p>
          </table:table-cell>
          <table:table-cell table:formula="of:=[.X$1]*[.X69]/([.$A70]+[.X$1]*[.X69])" office:value-type="float" office:value="2.49040521445952E-016">
            <text:p>2,49E-16</text:p>
          </table:table-cell>
          <table:table-cell table:formula="of:=[.Y$1]*[.Y69]/([.$A70]+[.Y$1]*[.Y69])" office:value-type="float" office:value="2.16673495221946E-015">
            <text:p>2,17E-15</text:p>
          </table:table-cell>
          <table:table-cell table:formula="of:=[.Z$1]*[.Z69]/([.$A70]+[.Z$1]*[.Z69])" office:value-type="float" office:value="0.0000000000000163780374747829">
            <text:p>1,64E-14</text:p>
          </table:table-cell>
          <table:table-cell table:formula="of:=[.AA$1]*[.AA69]/([.$A70]+[.AA$1]*[.AA69])" office:value-type="float" office:value="0.000000000000108852639836103">
            <text:p>1,09E-13</text:p>
          </table:table-cell>
          <table:table-cell table:formula="of:=[.AB$1]*[.AB69]/([.$A70]+[.AB$1]*[.AB69])" office:value-type="float" office:value="0.000000000000642836661828934">
            <text:p>6,43E-13</text:p>
          </table:table-cell>
          <table:table-cell table:formula="of:=[.AC$1]*[.AC69]/([.$A70]+[.AC$1]*[.AC69])" office:value-type="float" office:value="0.00000000000340465591714211">
            <text:p>3,40E-12</text:p>
          </table:table-cell>
          <table:table-cell table:formula="of:=[.AD$1]*[.AD69]/([.$A70]+[.AD$1]*[.AD69])" office:value-type="float" office:value="0.0000000000163052344001089">
            <text:p>1,63E-11</text:p>
          </table:table-cell>
          <table:table-cell table:formula="of:=[.AE$1]*[.AE69]/([.$A70]+[.AE$1]*[.AE69])" office:value-type="float" office:value="0.0000000000711283498041722">
            <text:p>7,11E-11</text:p>
          </table:table-cell>
          <table:table-cell table:formula="of:=[.AF$1]*[.AF69]/([.$A70]+[.AF$1]*[.AF69])" office:value-type="float" office:value="0.000000000284489326475696">
            <text:p>2,84E-10</text:p>
          </table:table-cell>
          <table:table-cell table:formula="of:=[.AG$1]*[.AG69]/([.$A70]+[.AG$1]*[.AG69])" office:value-type="float" office:value="0.00000000104942875328722">
            <text:p>1,05E-09</text:p>
          </table:table-cell>
          <table:table-cell office:value-type="float" office:value="68">
            <text:p>68</text:p>
          </table:table-cell>
          <table:table-cell table:formula="of:=[.AI$1]*[.AI69]/([.$A70]+[.AI$1]*[.AI69])" office:value-type="float" office:value="0.00000000358928825676556">
            <text:p>3,59E-09</text:p>
          </table:table-cell>
          <table:table-cell table:formula="of:=[.AJ$1]*[.AJ69]/([.$A70]+[.AJ$1]*[.AJ69])" office:value-type="float" office:value="0.000000011437133860327">
            <text:p>1,14E-08</text:p>
          </table:table-cell>
          <table:table-cell table:formula="of:=[.AK$1]*[.AK69]/([.$A70]+[.AK$1]*[.AK69])" office:value-type="float" office:value="0.0000000341013928014231">
            <text:p>3,41E-08</text:p>
          </table:table-cell>
          <table:table-cell table:formula="of:=[.AL$1]*[.AL69]/([.$A70]+[.AL$1]*[.AL69])" office:value-type="float" office:value="0.0000000955203947403134">
            <text:p>9,55E-08</text:p>
          </table:table-cell>
          <table:table-cell table:formula="of:=[.AM$1]*[.AM69]/([.$A70]+[.AM$1]*[.AM69])" office:value-type="float" office:value="0.000000252268110304702">
            <text:p>2,52E-07</text:p>
          </table:table-cell>
          <table:table-cell table:formula="of:=[.AN$1]*[.AN69]/([.$A70]+[.AN$1]*[.AN69])" office:value-type="float" office:value="0.00000063024743743006">
            <text:p>6,30E-07</text:p>
          </table:table-cell>
          <table:table-cell table:formula="of:=[.AO$1]*[.AO69]/([.$A70]+[.AO$1]*[.AO69])" office:value-type="float" office:value="0.00000149404688871219">
            <text:p>1,49E-06</text:p>
          </table:table-cell>
          <table:table-cell table:formula="of:=[.AP$1]*[.AP69]/([.$A70]+[.AP$1]*[.AP69])" office:value-type="float" office:value="0.0000033700635035174">
            <text:p>3,37E-06</text:p>
          </table:table-cell>
          <table:table-cell table:formula="of:=[.AQ$1]*[.AQ69]/([.$A70]+[.AQ$1]*[.AQ69])" office:value-type="float" office:value="0.00000725194528527433">
            <text:p>7,25E-06</text:p>
          </table:table-cell>
          <table:table-cell table:formula="of:=[.AR$1]*[.AR69]/([.$A70]+[.AR$1]*[.AR69])" office:value-type="float" office:value="0.0000149228166340006">
            <text:p>1,49E-05</text:p>
          </table:table-cell>
          <table:table-cell office:value-type="float" office:value="68">
            <text:p>68</text:p>
          </table:table-cell>
          <table:table-cell table:formula="of:=[.AT$1]*[.AT69]/([.$A70]+[.AT$1]*[.AT69])" office:value-type="float" office:value="0.0000294298789904406">
            <text:p>2,94E-05</text:p>
          </table:table-cell>
          <table:table-cell table:formula="of:=[.AU$1]*[.AU69]/([.$A70]+[.AU$1]*[.AU69])" office:value-type="float" office:value="0.0000557392901153084">
            <text:p>5,57E-05</text:p>
          </table:table-cell>
          <table:table-cell table:formula="of:=[.AV$1]*[.AV69]/([.$A70]+[.AV$1]*[.AV69])" office:value-type="float" office:value="0.000101578889055363">
            <text:p>1,02E-04</text:p>
          </table:table-cell>
          <table:table-cell table:formula="of:=[.AW$1]*[.AW69]/([.$A70]+[.AW$1]*[.AW69])" office:value-type="float" office:value="0.000178441317605009">
            <text:p>1,78E-04</text:p>
          </table:table-cell>
          <table:table-cell table:formula="of:=[.AX$1]*[.AX69]/([.$A70]+[.AX$1]*[.AX69])" office:value-type="float" office:value="0.000302672018530541">
            <text:p>3,03E-04</text:p>
          </table:table-cell>
          <table:table-cell table:formula="of:=[.AY$1]*[.AY69]/([.$A70]+[.AY$1]*[.AY69])" office:value-type="float" office:value="0.000496512232724386">
            <text:p>4,97E-04</text:p>
          </table:table-cell>
          <table:table-cell table:formula="of:=[.AZ$1]*[.AZ69]/([.$A70]+[.AZ$1]*[.AZ69])" office:value-type="float" office:value="0.000788918629312347">
            <text:p>7,89E-04</text:p>
          </table:table-cell>
          <table:table-cell table:formula="of:=[.BA$1]*[.BA69]/([.$A70]+[.BA$1]*[.BA69])" office:value-type="float" office:value="0.00121595437087944">
            <text:p>1,22E-03</text:p>
          </table:table-cell>
          <table:table-cell table:formula="of:=[.BB$1]*[.BB69]/([.$A70]+[.BB$1]*[.BB69])" office:value-type="float" office:value="0.00182055662370929">
            <text:p>1,82E-03</text:p>
          </table:table-cell>
          <table:table-cell table:formula="of:=[.BC$1]*[.BC69]/([.$A70]+[.BC$1]*[.BC69])" office:value-type="float" office:value="0.00265154215030401">
            <text:p>2,65E-03</text:p>
          </table:table-cell>
          <table:table-cell office:value-type="float" office:value="68">
            <text:p>68</text:p>
          </table:table-cell>
          <table:table-cell table:formula="of:=[.BE$1]*[.BE69]/([.$A70]+[.BE$1]*[.BE69])" office:value-type="float" office:value="0.00376181369437616">
            <text:p>3,76E-03</text:p>
          </table:table-cell>
          <table:table-cell table:formula="of:=[.BF$1]*[.BF69]/([.$A70]+[.BF$1]*[.BF69])" office:value-type="float" office:value="0.0052058594548959">
            <text:p>5,21E-03</text:p>
          </table:table-cell>
          <table:table-cell table:formula="of:=[.BG$1]*[.BG69]/([.$A70]+[.BG$1]*[.BG69])" office:value-type="float" office:value="0.00703676837401926">
            <text:p>7,04E-03</text:p>
          </table:table-cell>
          <table:table-cell table:formula="of:=[.BH$1]*[.BH69]/([.$A70]+[.BH$1]*[.BH69])" office:value-type="float" office:value="0.00930308316464904">
            <text:p>9,30E-03</text:p>
          </table:table-cell>
          <table:table-cell table:formula="of:=[.BI$1]*[.BI69]/([.$A70]+[.BI$1]*[.BI69])" office:value-type="float" office:value="0.0120458547618179">
            <text:p>1,20E-02</text:p>
          </table:table-cell>
          <table:table-cell table:formula="of:=[.BJ$1]*[.BJ69]/([.$A70]+[.BJ$1]*[.BJ69])" office:value-type="float" office:value="0.0152962349057077">
            <text:p>1,53E-02</text:p>
          </table:table-cell>
          <table:table-cell table:formula="of:=[.BK$1]*[.BK69]/([.$A70]+[.BK$1]*[.BK69])" office:value-type="float" office:value="0.0190738553637867">
            <text:p>1,91E-02</text:p>
          </table:table-cell>
          <table:table-cell table:formula="of:=[.BL$1]*[.BL69]/([.$A70]+[.BL$1]*[.BL69])" office:value-type="float" office:value="0.0233861161590382">
            <text:p>2,34E-02</text:p>
          </table:table-cell>
          <table:table-cell table:formula="of:=[.BM$1]*[.BM69]/([.$A70]+[.BM$1]*[.BM69])" office:value-type="float" office:value="0.0282283717401943">
            <text:p>2,82E-02</text:p>
          </table:table-cell>
          <table:table-cell table:formula="of:=[.BN$1]*[.BN69]/([.$A70]+[.BN$1]*[.BN69])" office:value-type="float" office:value="0.0335848913981882">
            <text:p>3,36E-02</text:p>
          </table:table-cell>
          <table:table-cell office:value-type="float" office:value="68">
            <text:p>68</text:p>
          </table:table-cell>
          <table:table-cell table:formula="of:=[.BP$1]*[.BP69]/([.$A70]+[.BP$1]*[.BP69])" office:value-type="float" office:value="0.0394303965018181">
            <text:p>3,94E-02</text:p>
          </table:table-cell>
          <table:table-cell table:formula="of:=[.BQ$1]*[.BQ69]/([.$A70]+[.BQ$1]*[.BQ69])" office:value-type="float" office:value="0.0457319476976096">
            <text:p>4,57E-02</text:p>
          </table:table-cell>
          <table:table-cell table:formula="of:=[.BR$1]*[.BR69]/([.$A70]+[.BR$1]*[.BR69])" office:value-type="float" office:value="0.0524509646083903">
            <text:p>5,25E-02</text:p>
          </table:table-cell>
          <table:table-cell table:formula="of:=[.BS$1]*[.BS69]/([.$A70]+[.BS$1]*[.BS69])" office:value-type="float" office:value="0.0595451968379905">
            <text:p>5,95E-02</text:p>
          </table:table-cell>
          <table:table-cell table:formula="of:=[.BT$1]*[.BT69]/([.$A70]+[.BT$1]*[.BT69])" office:value-type="float" office:value="0.0669705146707633">
            <text:p>6,70E-02</text:p>
          </table:table-cell>
          <table:table-cell table:formula="of:=[.BU$1]*[.BU69]/([.$A70]+[.BU$1]*[.BU69])" office:value-type="float" office:value="0.0746824391058006">
            <text:p>7,47E-02</text:p>
          </table:table-cell>
          <table:table-cell table:formula="of:=[.BV$1]*[.BV69]/([.$A70]+[.BV$1]*[.BV69])" office:value-type="float" office:value="0.0826373758551275">
            <text:p>8,26E-02</text:p>
          </table:table-cell>
          <table:table-cell table:formula="of:=[.BW$1]*[.BW69]/([.$A70]+[.BW$1]*[.BW69])" office:value-type="float" office:value="0.0907935526356744">
            <text:p>9,08E-02</text:p>
          </table:table-cell>
          <table:table-cell table:formula="of:=[.BX$1]*[.BX69]/([.$A70]+[.BX$1]*[.BX69])" office:value-type="float" office:value="0.0991116826094297">
            <text:p>9,91E-02</text:p>
          </table:table-cell>
          <table:table-cell table:formula="of:=[.BY$1]*[.BY69]/([.$A70]+[.BY$1]*[.BY69])" office:value-type="float" office:value="0.107555390314213">
            <text:p>1,08E-01</text:p>
          </table:table-cell>
          <table:table-cell office:value-type="float" office:value="68">
            <text:p>68</text:p>
          </table:table-cell>
          <table:table-cell table:formula="of:=[.CA$1]*[.CA69]/([.$A70]+[.CA$1]*[.CA69])" office:value-type="float" office:value="0.116091442004328">
            <text:p>1,16E-01</text:p>
          </table:table-cell>
          <table:table-cell table:formula="of:=[.CB$1]*[.CB69]/([.$A70]+[.CB$1]*[.CB69])" office:value-type="float" office:value="0.124689822330927">
            <text:p>1,25E-01</text:p>
          </table:table-cell>
          <table:table-cell table:formula="of:=[.CC$1]*[.CC69]/([.$A70]+[.CC$1]*[.CC69])" office:value-type="float" office:value="0.133323695842611">
            <text:p>1,33E-01</text:p>
          </table:table-cell>
          <table:table-cell table:formula="of:=[.CD$1]*[.CD69]/([.$A70]+[.CD$1]*[.CD69])" office:value-type="float" office:value="0.141969286540008">
            <text:p>1,42E-01</text:p>
          </table:table-cell>
          <table:table-cell table:formula="of:=[.CE$1]*[.CE69]/([.$A70]+[.CE$1]*[.CE69])" office:value-type="float" office:value="0.150605702856042">
            <text:p>1,51E-01</text:p>
          </table:table-cell>
          <table:table-cell table:formula="of:=[.CF$1]*[.CF69]/([.$A70]+[.CF$1]*[.CF69])" office:value-type="float" office:value="0.159214729714741">
            <text:p>1,59E-01</text:p>
          </table:table-cell>
          <table:table-cell table:formula="of:=[.CG$1]*[.CG69]/([.$A70]+[.CG$1]*[.CG69])" office:value-type="float" office:value="0.167780604173355">
            <text:p>1,68E-01</text:p>
          </table:table-cell>
          <table:table-cell table:formula="of:=[.CH$1]*[.CH69]/([.$A70]+[.CH$1]*[.CH69])" office:value-type="float" office:value="0.176289786768329">
            <text:p>1,76E-01</text:p>
          </table:table-cell>
          <table:table-cell table:formula="of:=[.CI$1]*[.CI69]/([.$A70]+[.CI$1]*[.CI69])" office:value-type="float" office:value="0.184730737106248">
            <text:p>1,85E-01</text:p>
          </table:table-cell>
          <table:table-cell table:formula="of:=[.CJ$1]*[.CJ69]/([.$A70]+[.CJ$1]*[.CJ69])" office:value-type="float" office:value="0.19309369941806">
            <text:p>1,93E-01</text:p>
          </table:table-cell>
          <table:table-cell office:value-type="float" office:value="68">
            <text:p>68</text:p>
          </table:table-cell>
          <table:table-cell table:formula="of:=[.CL$1]*[.CL69]/([.$A70]+[.CL$1]*[.CL69])" office:value-type="float" office:value="0.201370501635965">
            <text:p>2,01E-01</text:p>
          </table:table-cell>
          <table:table-cell table:formula="of:=[.CM$1]*[.CM69]/([.$A70]+[.CM$1]*[.CM69])" office:value-type="float" office:value="0.209554369948592">
            <text:p>2,10E-01</text:p>
          </table:table-cell>
          <table:table-cell table:formula="of:=[.CN$1]*[.CN69]/([.$A70]+[.CN$1]*[.CN69])" office:value-type="float" office:value="0.217639759634003">
            <text:p>2,18E-01</text:p>
          </table:table-cell>
          <table:table-cell table:formula="of:=[.CO$1]*[.CO69]/([.$A70]+[.CO$1]*[.CO69])" office:value-type="float" office:value="0.225622202164564">
            <text:p>2,26E-01</text:p>
          </table:table-cell>
          <table:table-cell table:formula="of:=[.CP$1]*[.CP69]/([.$A70]+[.CP$1]*[.CP69])" office:value-type="float" office:value="0.23349816803981">
            <text:p>2,33E-01</text:p>
          </table:table-cell>
          <table:table-cell table:formula="of:=[.CQ$1]*[.CQ69]/([.$A70]+[.CQ$1]*[.CQ69])" office:value-type="float" office:value="0.241264944464979">
            <text:p>2,41E-01</text:p>
          </table:table-cell>
          <table:table-cell table:formula="of:=[.CR$1]*[.CR69]/([.$A70]+[.CR$1]*[.CR69])" office:value-type="float" office:value="0.248920526799752">
            <text:p>2,49E-01</text:p>
          </table:table-cell>
          <table:table-cell table:formula="of:=[.CS$1]*[.CS69]/([.$A70]+[.CS$1]*[.CS69])" office:value-type="float" office:value="0.256463522611779">
            <text:p>2,56E-01</text:p>
          </table:table-cell>
          <table:table-cell table:formula="of:=[.CT$1]*[.CT69]/([.$A70]+[.CT$1]*[.CT69])" office:value-type="float" office:value="0.263893067150833">
            <text:p>2,64E-01</text:p>
          </table:table-cell>
          <table:table-cell table:formula="of:=[.CU$1]*[.CU69]/([.$A70]+[.CU$1]*[.CU69])" office:value-type="float" office:value="0.271208749088017">
            <text:p>2,71E-01</text:p>
          </table:table-cell>
          <table:table-cell office:value-type="float" office:value="68">
            <text:p>68</text:p>
          </table:table-cell>
          <table:table-cell table:formula="of:=[.CW$1]*[.CW69]/([.$A70]+[.CW$1]*[.CW69])" office:value-type="float" office:value="0.278410545422946">
            <text:p>2,78E-01</text:p>
          </table:table-cell>
          <table:table-cell table:formula="of:=[.CX$1]*[.CX69]/([.$A70]+[.CX$1]*[.CX69])" office:value-type="float" office:value="0.285498764537696">
            <text:p>2,85E-01</text:p>
          </table:table-cell>
          <table:table-cell table:formula="of:=[.CY$1]*[.CY69]/([.$A70]+[.CY$1]*[.CY69])" office:value-type="float" office:value="0.292473996460706">
            <text:p>2,92E-01</text:p>
          </table:table-cell>
          <table:table-cell table:formula="of:=[.CZ$1]*[.CZ69]/([.$A70]+[.CZ$1]*[.CZ69])" office:value-type="float" office:value="0.299337069490778">
            <text:p>2,99E-01</text:p>
          </table:table-cell>
          <table:table-cell table:formula="of:=[.DA$1]*[.DA69]/([.$A70]+[.DA$1]*[.DA69])" office:value-type="float" office:value="0.306089012416824">
            <text:p>3,06E-01</text:p>
          </table:table-cell>
          <table:table-cell table:formula="of:=[.DB$1]*[.DB69]/([.$A70]+[.DB$1]*[.DB69])" office:value-type="float" office:value="0.312731021650524">
            <text:p>3,13E-01</text:p>
          </table:table-cell>
          <table:table-cell table:formula="of:=[.DC$1]*[.DC69]/([.$A70]+[.DC$1]*[.DC69])" office:value-type="float" office:value="0.319264432665143">
            <text:p>3,19E-01</text:p>
          </table:table-cell>
          <table:table-cell table:formula="of:=[.DD$1]*[.DD69]/([.$A70]+[.DD$1]*[.DD69])" office:value-type="float" office:value="0.325690695203619">
            <text:p>3,26E-01</text:p>
          </table:table-cell>
          <table:table-cell table:formula="of:=[.DE$1]*[.DE69]/([.$A70]+[.DE$1]*[.DE69])" office:value-type="float" office:value="0.332011351782472">
            <text:p>3,32E-01</text:p>
          </table:table-cell>
          <table:table-cell table:formula="of:=[.DF$1]*[.DF69]/([.$A70]+[.DF$1]*[.DF69])" office:value-type="float" office:value="0.338228019075124">
            <text:p>3,38E-01</text:p>
          </table:table-cell>
          <table:table-cell table:number-columns-repeated="146"/>
        </table:table-row>
        <table:table-row table:style-name="ro1">
          <table:table-cell office:value-type="float" office:value="69">
            <text:p>69</text:p>
          </table:table-cell>
          <table:table-cell table:formula="of:=[.$C$1]*[.B70]/([.$A71]+[.$C$1]*[.B70])" office:value-type="float" office:value="4.11196686663426E-079">
            <text:p>4,11E-79</text:p>
          </table:table-cell>
          <table:table-cell table:formula="of:=[.$C$1]*[.C70]/([.$A71]+[.$C$1]*[.C70])" office:value-type="float" office:value="4.66846106718978E-079">
            <text:p>4,67E-79</text:p>
          </table:table-cell>
          <table:table-cell table:formula="of:=[.$D$1]*[.D70]/([.$A71]+[.$D$1]*[.D70])" office:value-type="float" office:value="2.42759444078652E-067">
            <text:p>2,43E-67</text:p>
          </table:table-cell>
          <table:table-cell table:formula="of:=[.$E$1]*[.E70]/([.$A71]+[.$E$1]*[.E70])" office:value-type="float" office:value="3.72953320679711E-059">
            <text:p>3,73E-59</text:p>
          </table:table-cell>
          <table:table-cell table:formula="of:=[.$F$1]*[.F70]/([.$A71]+[.$F$1]*[.F70])" office:value-type="float" office:value="6.67038488999596E-053">
            <text:p>6,67E-53</text:p>
          </table:table-cell>
          <table:table-cell table:formula="of:=[.$G$1]*[.G70]/([.$A71]+[.$G$1]*[.G70])" office:value-type="float" office:value="7.13448106030987E-048">
            <text:p>7,13E-48</text:p>
          </table:table-cell>
          <table:table-cell table:formula="of:=[.$H$1]*[.H70]/([.$A71]+[.$H$1]*[.H70])" office:value-type="float" office:value="1.09243697750892E-043">
            <text:p>1,09E-43</text:p>
          </table:table-cell>
          <table:table-cell table:formula="of:=[.I$1]*[.I70]/([.$A71]+[.I$1]*[.I70])" office:value-type="float" office:value="4.03223886748827E-040">
            <text:p>4,03E-40</text:p>
          </table:table-cell>
          <table:table-cell table:formula="of:=[.J$1]*[.J70]/([.$A71]+[.J$1]*[.J70])" office:value-type="float" office:value="5.02083348731462E-037">
            <text:p>5,02E-37</text:p>
          </table:table-cell>
          <table:table-cell table:formula="of:=[.K$1]*[.K70]/([.$A71]+[.K$1]*[.K70])" office:value-type="float" office:value="2.65306680206383E-034">
            <text:p>2,65E-34</text:p>
          </table:table-cell>
          <table:table-cell office:value-type="float" office:value="69">
            <text:p>69</text:p>
          </table:table-cell>
          <table:table-cell table:formula="of:=[.M$1]*[.M70]/([.$A71]+[.M$1]*[.M70])" office:value-type="float" office:value="7.00727205752913E-032">
            <text:p>7,01E-32</text:p>
          </table:table-cell>
          <table:table-cell table:formula="of:=[.N$1]*[.N70]/([.$A71]+[.N$1]*[.N70])" office:value-type="float" office:value="1.04391514609635E-029">
            <text:p>1,04E-29</text:p>
          </table:table-cell>
          <table:table-cell table:formula="of:=[.O$1]*[.O70]/([.$A71]+[.O$1]*[.O70])" office:value-type="float" office:value="9.61514966739891E-028">
            <text:p>9,62E-28</text:p>
          </table:table-cell>
          <table:table-cell table:formula="of:=[.P$1]*[.P70]/([.$A71]+[.P$1]*[.P70])" office:value-type="float" office:value="5.88037089657739E-026">
            <text:p>5,88E-26</text:p>
          </table:table-cell>
          <table:table-cell table:formula="of:=[.Q$1]*[.Q70]/([.$A71]+[.Q$1]*[.Q70])" office:value-type="float" office:value="2.52681037036119E-024">
            <text:p>2,53E-24</text:p>
          </table:table-cell>
          <table:table-cell table:formula="of:=[.R$1]*[.R70]/([.$A71]+[.R$1]*[.R70])" office:value-type="float" office:value="7.98472746073808E-023">
            <text:p>7,98E-23</text:p>
          </table:table-cell>
          <table:table-cell table:formula="of:=[.S$1]*[.S70]/([.$A71]+[.S$1]*[.S70])" office:value-type="float" office:value="1.92602707137281E-021">
            <text:p>1,93E-21</text:p>
          </table:table-cell>
          <table:table-cell table:formula="of:=[.T$1]*[.T70]/([.$A71]+[.T$1]*[.T70])" office:value-type="float" office:value="3.65759135479833E-020">
            <text:p>3,66E-20</text:p>
          </table:table-cell>
          <table:table-cell table:formula="of:=[.U$1]*[.U70]/([.$A71]+[.U$1]*[.U70])" office:value-type="float" office:value="5.6117241399604E-019">
            <text:p>5,61E-19</text:p>
          </table:table-cell>
          <table:table-cell table:formula="of:=[.V$1]*[.V70]/([.$A71]+[.V$1]*[.V70])" office:value-type="float" office:value="7.11005674922798E-018">
            <text:p>7,11E-18</text:p>
          </table:table-cell>
          <table:table-cell office:value-type="float" office:value="69">
            <text:p>69</text:p>
          </table:table-cell>
          <table:table-cell table:formula="of:=[.X$1]*[.X70]/([.$A71]+[.X$1]*[.X70])" office:value-type="float" office:value="7.57949413096375E-017">
            <text:p>7,58E-17</text:p>
          </table:table-cell>
          <table:table-cell table:formula="of:=[.Y$1]*[.Y70]/([.$A71]+[.Y$1]*[.Y70])" office:value-type="float" office:value="6.90843028243885E-016">
            <text:p>6,91E-16</text:p>
          </table:table-cell>
          <table:table-cell table:formula="of:=[.Z$1]*[.Z70]/([.$A71]+[.Z$1]*[.Z70])" office:value-type="float" office:value="5.45934582492759E-015">
            <text:p>5,46E-15</text:p>
          </table:table-cell>
          <table:table-cell table:formula="of:=[.AA$1]*[.AA70]/([.$A71]+[.AA$1]*[.AA70])" office:value-type="float" office:value="0.0000000000000378617877690779">
            <text:p>3,79E-14</text:p>
          </table:table-cell>
          <table:table-cell table:formula="of:=[.AB$1]*[.AB70]/([.$A71]+[.AB$1]*[.AB70])" office:value-type="float" office:value="0.000000000000232911833995936">
            <text:p>2,33E-13</text:p>
          </table:table-cell>
          <table:table-cell table:formula="of:=[.AC$1]*[.AC70]/([.$A71]+[.AC$1]*[.AC70])" office:value-type="float" office:value="0.000000000001282913823849">
            <text:p>1,28E-12</text:p>
          </table:table-cell>
          <table:table-cell table:formula="of:=[.AD$1]*[.AD70]/([.$A71]+[.AD$1]*[.AD70])" office:value-type="float" office:value="0.00000000000638030911304538">
            <text:p>6,38E-12</text:p>
          </table:table-cell>
          <table:table-cell table:formula="of:=[.AE$1]*[.AE70]/([.$A71]+[.AE$1]*[.AE70])" office:value-type="float" office:value="0.0000000000288636781805701">
            <text:p>2,89E-11</text:p>
          </table:table-cell>
          <table:table-cell table:formula="of:=[.AF$1]*[.AF70]/([.$A71]+[.AF$1]*[.AF70])" office:value-type="float" office:value="0.000000000119567977779837">
            <text:p>1,20E-10</text:p>
          </table:table-cell>
          <table:table-cell table:formula="of:=[.AG$1]*[.AG70]/([.$A71]+[.AG$1]*[.AG70])" office:value-type="float" office:value="0.000000000456273370786258">
            <text:p>4,56E-10</text:p>
          </table:table-cell>
          <table:table-cell office:value-type="float" office:value="69">
            <text:p>69</text:p>
          </table:table-cell>
          <table:table-cell table:formula="of:=[.AI$1]*[.AI70]/([.$A71]+[.AI$1]*[.AI70])" office:value-type="float" office:value="0.0000000016125787794247">
            <text:p>1,61E-09</text:p>
          </table:table-cell>
          <table:table-cell table:formula="of:=[.AJ$1]*[.AJ70]/([.$A71]+[.AJ$1]*[.AJ70])" office:value-type="float" office:value="0.00000000530417799404634">
            <text:p>5,30E-09</text:p>
          </table:table-cell>
          <table:table-cell table:formula="of:=[.AK$1]*[.AK70]/([.$A71]+[.AK$1]*[.AK70])" office:value-type="float" office:value="0.0000000163093615085984">
            <text:p>1,63E-08</text:p>
          </table:table-cell>
          <table:table-cell table:formula="of:=[.AL$1]*[.AL70]/([.$A71]+[.AL$1]*[.AL70])" office:value-type="float" office:value="0.0000000470680183812777">
            <text:p>4,71E-08</text:p>
          </table:table-cell>
          <table:table-cell table:formula="of:=[.AM$1]*[.AM70]/([.$A71]+[.AM$1]*[.AM70])" office:value-type="float" office:value="0.000000127962068562874">
            <text:p>1,28E-07</text:p>
          </table:table-cell>
          <table:table-cell table:formula="of:=[.AN$1]*[.AN70]/([.$A71]+[.AN$1]*[.AN70])" office:value-type="float" office:value="0.000000328824641837829">
            <text:p>3,29E-07</text:p>
          </table:table-cell>
          <table:table-cell table:formula="of:=[.AO$1]*[.AO70]/([.$A71]+[.AO$1]*[.AO70])" office:value-type="float" office:value="0.000000801154936155339">
            <text:p>8,01E-07</text:p>
          </table:table-cell>
          <table:table-cell table:formula="of:=[.AP$1]*[.AP70]/([.$A71]+[.AP$1]*[.AP70])" office:value-type="float" office:value="0.00000185597355729288">
            <text:p>1,86E-06</text:p>
          </table:table-cell>
          <table:table-cell table:formula="of:=[.AQ$1]*[.AQ70]/([.$A71]+[.AQ$1]*[.AQ70])" office:value-type="float" office:value="0.00000409890879490245">
            <text:p>4,10E-06</text:p>
          </table:table-cell>
          <table:table-cell table:formula="of:=[.AR$1]*[.AR70]/([.$A71]+[.AR$1]*[.AR70])" office:value-type="float" office:value="0.00000865083335605838">
            <text:p>8,65E-06</text:p>
          </table:table-cell>
          <table:table-cell office:value-type="float" office:value="69">
            <text:p>69</text:p>
          </table:table-cell>
          <table:table-cell table:formula="of:=[.AT$1]*[.AT70]/([.$A71]+[.AT$1]*[.AT70])" office:value-type="float" office:value="0.0000174870135991247">
            <text:p>1,75E-05</text:p>
          </table:table-cell>
          <table:table-cell table:formula="of:=[.AU$1]*[.AU70]/([.$A71]+[.AU$1]*[.AU70])" office:value-type="float" office:value="0.0000339271124604356">
            <text:p>3,39E-05</text:p>
          </table:table-cell>
          <table:table-cell table:formula="of:=[.AV$1]*[.AV70]/([.$A71]+[.AV$1]*[.AV70])" office:value-type="float" office:value="0.000063298778943999">
            <text:p>6,33E-05</text:p>
          </table:table-cell>
          <table:table-cell table:formula="of:=[.AW$1]*[.AW70]/([.$A71]+[.AW$1]*[.AW70])" office:value-type="float" office:value="0.000113775719911421">
            <text:p>1,14E-04</text:p>
          </table:table-cell>
          <table:table-cell table:formula="of:=[.AX$1]*[.AX70]/([.$A71]+[.AX$1]*[.AX70])" office:value-type="float" office:value="0.000197355837678771">
            <text:p>1,97E-04</text:p>
          </table:table-cell>
          <table:table-cell table:formula="of:=[.AY$1]*[.AY70]/([.$A71]+[.AY$1]*[.AY70])" office:value-type="float" office:value="0.000330898625006186">
            <text:p>3,31E-04</text:p>
          </table:table-cell>
          <table:table-cell table:formula="of:=[.AZ$1]*[.AZ70]/([.$A71]+[.AZ$1]*[.AZ70])" office:value-type="float" office:value="0.000537090734725019">
            <text:p>5,37E-04</text:p>
          </table:table-cell>
          <table:table-cell table:formula="of:=[.BA$1]*[.BA70]/([.$A71]+[.BA$1]*[.BA70])" office:value-type="float" office:value="0.000845166391034535">
            <text:p>8,45E-04</text:p>
          </table:table-cell>
          <table:table-cell table:formula="of:=[.BB$1]*[.BB70]/([.$A71]+[.BB$1]*[.BB70])" office:value-type="float" office:value="0.00129118972529594">
            <text:p>1,29E-03</text:p>
          </table:table-cell>
          <table:table-cell table:formula="of:=[.BC$1]*[.BC70]/([.$A71]+[.BC$1]*[.BC70])" office:value-type="float" office:value="0.00191772262892813">
            <text:p>1,92E-03</text:p>
          </table:table-cell>
          <table:table-cell office:value-type="float" office:value="69">
            <text:p>69</text:p>
          </table:table-cell>
          <table:table-cell table:formula="of:=[.BE$1]*[.BE70]/([.$A71]+[.BE$1]*[.BE70])" office:value-type="float" office:value="0.00277276140883183">
            <text:p>2,77E-03</text:p>
          </table:table-cell>
          <table:table-cell table:formula="of:=[.BF$1]*[.BF70]/([.$A71]+[.BF$1]*[.BF70])" office:value-type="float" office:value="0.00390792461054896">
            <text:p>3,91E-03</text:p>
          </table:table-cell>
          <table:table-cell table:formula="of:=[.BG$1]*[.BG70]/([.$A71]+[.BG$1]*[.BG70])" office:value-type="float" office:value="0.00537599641767784">
            <text:p>5,38E-03</text:p>
          </table:table-cell>
          <table:table-cell table:formula="of:=[.BH$1]*[.BH70]/([.$A71]+[.BH$1]*[.BH70])" office:value-type="float" office:value="0.00722804871625325">
            <text:p>7,23E-03</text:p>
          </table:table-cell>
          <table:table-cell table:formula="of:=[.BI$1]*[.BI70]/([.$A71]+[.BI$1]*[.BI70])" office:value-type="float" office:value="0.00951045114023881">
            <text:p>9,51E-03</text:p>
          </table:table-cell>
          <table:table-cell table:formula="of:=[.BJ$1]*[.BJ70]/([.$A71]+[.BJ$1]*[.BJ70])" office:value-type="float" office:value="0.0122621096318121">
            <text:p>1,23E-02</text:p>
          </table:table-cell>
          <table:table-cell table:formula="of:=[.BK$1]*[.BK70]/([.$A71]+[.BK$1]*[.BK70])" office:value-type="float" office:value="0.0155122419557709">
            <text:p>1,55E-02</text:p>
          </table:table-cell>
          <table:table-cell table:formula="of:=[.BL$1]*[.BL70]/([.$A71]+[.BL$1]*[.BL70])" office:value-type="float" office:value="0.0192789119210876">
            <text:p>1,93E-02</text:p>
          </table:table-cell>
          <table:table-cell table:formula="of:=[.BM$1]*[.BM70]/([.$A71]+[.BM$1]*[.BM70])" office:value-type="float" office:value="0.0235684251443398">
            <text:p>2,36E-02</text:p>
          </table:table-cell>
          <table:table-cell table:formula="of:=[.BN$1]*[.BN70]/([.$A71]+[.BN$1]*[.BN70])" office:value-type="float" office:value="0.0283755661653587">
            <text:p>2,84E-02</text:p>
          </table:table-cell>
          <table:table-cell office:value-type="float" office:value="69">
            <text:p>69</text:p>
          </table:table-cell>
          <table:table-cell table:formula="of:=[.BP$1]*[.BP70]/([.$A71]+[.BP$1]*[.BP70])" office:value-type="float" office:value="0.0336845546453066">
            <text:p>3,37E-02</text:p>
          </table:table-cell>
          <table:table-cell table:formula="of:=[.BQ$1]*[.BQ70]/([.$A71]+[.BQ$1]*[.BQ70])" office:value-type="float" office:value="0.0394705328678245">
            <text:p>3,95E-02</text:p>
          </table:table-cell>
          <table:table-cell table:formula="of:=[.BR$1]*[.BR70]/([.$A71]+[.BR$1]*[.BR70])" office:value-type="float" office:value="0.0457013719512201">
            <text:p>4,57E-02</text:p>
          </table:table-cell>
          <table:table-cell table:formula="of:=[.BS$1]*[.BS70]/([.$A71]+[.BS$1]*[.BS70])" office:value-type="float" office:value="0.0523395945534029">
            <text:p>5,23E-02</text:p>
          </table:table-cell>
          <table:table-cell table:formula="of:=[.BT$1]*[.BT70]/([.$A71]+[.BT$1]*[.BT70])" office:value-type="float" office:value="0.0593442463308746">
            <text:p>5,93E-02</text:p>
          </table:table-cell>
          <table:table-cell table:formula="of:=[.BU$1]*[.BU70]/([.$A71]+[.BU$1]*[.BU70])" office:value-type="float" office:value="0.0666725946336943">
            <text:p>6,67E-02</text:p>
          </table:table-cell>
          <table:table-cell table:formula="of:=[.BV$1]*[.BV70]/([.$A71]+[.BV$1]*[.BV70])" office:value-type="float" office:value="0.0742815803708263">
            <text:p>7,43E-02</text:p>
          </table:table-cell>
          <table:table-cell table:formula="of:=[.BW$1]*[.BW70]/([.$A71]+[.BW$1]*[.BW70])" office:value-type="float" office:value="0.0821289905377558">
            <text:p>8,21E-02</text:p>
          </table:table-cell>
          <table:table-cell table:formula="of:=[.BX$1]*[.BX70]/([.$A71]+[.BX$1]*[.BX70])" office:value-type="float" office:value="0.0901743509577899">
            <text:p>9,02E-02</text:p>
          </table:table-cell>
          <table:table-cell table:formula="of:=[.BY$1]*[.BY70]/([.$A71]+[.BY$1]*[.BY70])" office:value-type="float" office:value="0.0983795605718505">
            <text:p>9,84E-02</text:p>
          </table:table-cell>
          <table:table-cell office:value-type="float" office:value="69">
            <text:p>69</text:p>
          </table:table-cell>
          <table:table-cell table:formula="of:=[.CA$1]*[.CA70]/([.$A71]+[.CA$1]*[.CA70])" office:value-type="float" office:value="0.106709301164333">
            <text:p>1,07E-01</text:p>
          </table:table-cell>
          <table:table-cell table:formula="of:=[.CB$1]*[.CB70]/([.$A71]+[.CB$1]*[.CB70])" office:value-type="float" office:value="0.115131261671363">
            <text:p>1,15E-01</text:p>
          </table:table-cell>
          <table:table-cell table:formula="of:=[.CC$1]*[.CC70]/([.$A71]+[.CC$1]*[.CC70])" office:value-type="float" office:value="0.123616216321812">
            <text:p>1,24E-01</text:p>
          </table:table-cell>
          <table:table-cell table:formula="of:=[.CD$1]*[.CD70]/([.$A71]+[.CD$1]*[.CD70])" office:value-type="float" office:value="0.132137992738682">
            <text:p>1,32E-01</text:p>
          </table:table-cell>
          <table:table-cell table:formula="of:=[.CE$1]*[.CE70]/([.$A71]+[.CE$1]*[.CE70])" office:value-type="float" office:value="0.140673361307784">
            <text:p>1,41E-01</text:p>
          </table:table-cell>
          <table:table-cell table:formula="of:=[.CF$1]*[.CF70]/([.$A71]+[.CF$1]*[.CF70])" office:value-type="float" office:value="0.149201871695944">
            <text:p>1,49E-01</text:p>
          </table:table-cell>
          <table:table-cell table:formula="of:=[.CG$1]*[.CG70]/([.$A71]+[.CG$1]*[.CG70])" office:value-type="float" office:value="0.157705657079909">
            <text:p>1,58E-01</text:p>
          </table:table-cell>
          <table:table-cell table:formula="of:=[.CH$1]*[.CH70]/([.$A71]+[.CH$1]*[.CH70])" office:value-type="float" office:value="0.16616922183384">
            <text:p>1,66E-01</text:p>
          </table:table-cell>
          <table:table-cell table:formula="of:=[.CI$1]*[.CI70]/([.$A71]+[.CI$1]*[.CI70])" office:value-type="float" office:value="0.174579224304927">
            <text:p>1,75E-01</text:p>
          </table:table-cell>
          <table:table-cell table:formula="of:=[.CJ$1]*[.CJ70]/([.$A71]+[.CJ$1]*[.CJ70])" office:value-type="float" office:value="0.18292426292854">
            <text:p>1,83E-01</text:p>
          </table:table-cell>
          <table:table-cell office:value-type="float" office:value="69">
            <text:p>69</text:p>
          </table:table-cell>
          <table:table-cell table:formula="of:=[.CL$1]*[.CL70]/([.$A71]+[.CL$1]*[.CL70])" office:value-type="float" office:value="0.191194671257321">
            <text:p>1,91E-01</text:p>
          </table:table-cell>
          <table:table-cell table:formula="of:=[.CM$1]*[.CM70]/([.$A71]+[.CM$1]*[.CM70])" office:value-type="float" office:value="0.199382325420675">
            <text:p>1,99E-01</text:p>
          </table:table-cell>
          <table:table-cell table:formula="of:=[.CN$1]*[.CN70]/([.$A71]+[.CN$1]*[.CN70])" office:value-type="float" office:value="0.207480465993751">
            <text:p>2,07E-01</text:p>
          </table:table-cell>
          <table:table-cell table:formula="of:=[.CO$1]*[.CO70]/([.$A71]+[.CO$1]*[.CO70])" office:value-type="float" office:value="0.215483535139659">
            <text:p>2,15E-01</text:p>
          </table:table-cell>
          <table:table-cell table:formula="of:=[.CP$1]*[.CP70]/([.$A71]+[.CP$1]*[.CP70])" office:value-type="float" office:value="0.223387029105559">
            <text:p>2,23E-01</text:p>
          </table:table-cell>
          <table:table-cell table:formula="of:=[.CQ$1]*[.CQ70]/([.$A71]+[.CQ$1]*[.CQ70])" office:value-type="float" office:value="0.231187365625117">
            <text:p>2,31E-01</text:p>
          </table:table-cell>
          <table:table-cell table:formula="of:=[.CR$1]*[.CR70]/([.$A71]+[.CR$1]*[.CR70])" office:value-type="float" office:value="0.238881765442766">
            <text:p>2,39E-01</text:p>
          </table:table-cell>
          <table:table-cell table:formula="of:=[.CS$1]*[.CS70]/([.$A71]+[.CS$1]*[.CS70])" office:value-type="float" office:value="0.246468146978261">
            <text:p>2,46E-01</text:p>
          </table:table-cell>
          <table:table-cell table:formula="of:=[.CT$1]*[.CT70]/([.$A71]+[.CT$1]*[.CT70])" office:value-type="float" office:value="0.253945033053221">
            <text:p>2,54E-01</text:p>
          </table:table-cell>
          <table:table-cell table:formula="of:=[.CU$1]*[.CU70]/([.$A71]+[.CU$1]*[.CU70])" office:value-type="float" office:value="0.261311468574299">
            <text:p>2,61E-01</text:p>
          </table:table-cell>
          <table:table-cell office:value-type="float" office:value="69">
            <text:p>69</text:p>
          </table:table-cell>
          <table:table-cell table:formula="of:=[.CW$1]*[.CW70]/([.$A71]+[.CW$1]*[.CW70])" office:value-type="float" office:value="0.268566948087346">
            <text:p>2,69E-01</text:p>
          </table:table-cell>
          <table:table-cell table:formula="of:=[.CX$1]*[.CX70]/([.$A71]+[.CX$1]*[.CX70])" office:value-type="float" office:value="0.275711352166759">
            <text:p>2,76E-01</text:p>
          </table:table-cell>
          <table:table-cell table:formula="of:=[.CY$1]*[.CY70]/([.$A71]+[.CY$1]*[.CY70])" office:value-type="float" office:value="0.282744891671843">
            <text:p>2,83E-01</text:p>
          </table:table-cell>
          <table:table-cell table:formula="of:=[.CZ$1]*[.CZ70]/([.$A71]+[.CZ$1]*[.CZ70])" office:value-type="float" office:value="0.289668058978956">
            <text:p>2,90E-01</text:p>
          </table:table-cell>
          <table:table-cell table:formula="of:=[.DA$1]*[.DA70]/([.$A71]+[.DA$1]*[.DA70])" office:value-type="float" office:value="0.296481585378451">
            <text:p>2,96E-01</text:p>
          </table:table-cell>
          <table:table-cell table:formula="of:=[.DB$1]*[.DB70]/([.$A71]+[.DB$1]*[.DB70])" office:value-type="float" office:value="0.303186403905045">
            <text:p>3,03E-01</text:p>
          </table:table-cell>
          <table:table-cell table:formula="of:=[.DC$1]*[.DC70]/([.$A71]+[.DC$1]*[.DC70])" office:value-type="float" office:value="0.309783616946625">
            <text:p>3,10E-01</text:p>
          </table:table-cell>
          <table:table-cell table:formula="of:=[.DD$1]*[.DD70]/([.$A71]+[.DD$1]*[.DD70])" office:value-type="float" office:value="0.316274468048191">
            <text:p>3,16E-01</text:p>
          </table:table-cell>
          <table:table-cell table:formula="of:=[.DE$1]*[.DE70]/([.$A71]+[.DE$1]*[.DE70])" office:value-type="float" office:value="0.322660317393695">
            <text:p>3,23E-01</text:p>
          </table:table-cell>
          <table:table-cell table:formula="of:=[.DF$1]*[.DF70]/([.$A71]+[.DF$1]*[.DF70])" office:value-type="float" office:value="0.328942620508781">
            <text:p>3,29E-01</text:p>
          </table:table-cell>
          <table:table-cell table:number-columns-repeated="146"/>
        </table:table-row>
        <table:table-row table:style-name="ro1">
          <table:table-cell office:value-type="float" office:value="70">
            <text:p>70</text:p>
          </table:table-cell>
          <table:table-cell table:formula="of:=[.$C$1]*[.B71]/([.$A72]+[.$C$1]*[.B71])" office:value-type="float" office:value="1.17484767618122E-080">
            <text:p>1,17E-80</text:p>
          </table:table-cell>
          <table:table-cell table:formula="of:=[.$C$1]*[.C71]/([.$A72]+[.$C$1]*[.C71])" office:value-type="float" office:value="1.33384601919708E-080">
            <text:p>1,33E-80</text:p>
          </table:table-cell>
          <table:table-cell table:formula="of:=[.$D$1]*[.D71]/([.$A72]+[.$D$1]*[.D71])" office:value-type="float" office:value="1.04039761747994E-068">
            <text:p>1,04E-68</text:p>
          </table:table-cell>
          <table:table-cell table:formula="of:=[.$E$1]*[.E71]/([.$A72]+[.$E$1]*[.E71])" office:value-type="float" office:value="2.13116183245549E-060">
            <text:p>2,13E-60</text:p>
          </table:table-cell>
          <table:table-cell table:formula="of:=[.$F$1]*[.F71]/([.$A72]+[.$F$1]*[.F71])" office:value-type="float" office:value="4.7645606357114E-054">
            <text:p>4,76E-54</text:p>
          </table:table-cell>
          <table:table-cell table:formula="of:=[.$G$1]*[.G71]/([.$A72]+[.$G$1]*[.G71])" office:value-type="float" office:value="6.1152694802656E-049">
            <text:p>6,12E-49</text:p>
          </table:table-cell>
          <table:table-cell table:formula="of:=[.$H$1]*[.H71]/([.$A72]+[.$H$1]*[.H71])" office:value-type="float" office:value="1.09243697750892E-044">
            <text:p>1,09E-44</text:p>
          </table:table-cell>
          <table:table-cell table:formula="of:=[.I$1]*[.I71]/([.$A72]+[.I$1]*[.I71])" office:value-type="float" office:value="4.60827299141517E-041">
            <text:p>4,61E-41</text:p>
          </table:table-cell>
          <table:table-cell table:formula="of:=[.J$1]*[.J71]/([.$A72]+[.J$1]*[.J71])" office:value-type="float" office:value="6.45535734083308E-038">
            <text:p>6,46E-38</text:p>
          </table:table-cell>
          <table:table-cell table:formula="of:=[.K$1]*[.K71]/([.$A72]+[.K$1]*[.K71])" office:value-type="float" office:value="3.79009543151976E-035">
            <text:p>3,79E-35</text:p>
          </table:table-cell>
          <table:table-cell office:value-type="float" office:value="70">
            <text:p>70</text:p>
          </table:table-cell>
          <table:table-cell table:formula="of:=[.M$1]*[.M71]/([.$A72]+[.M$1]*[.M71])" office:value-type="float" office:value="1.10114275189743E-032">
            <text:p>1,10E-32</text:p>
          </table:table-cell>
          <table:table-cell table:formula="of:=[.N$1]*[.N71]/([.$A72]+[.N$1]*[.N71])" office:value-type="float" office:value="1.78956882187947E-030">
            <text:p>1,79E-30</text:p>
          </table:table-cell>
          <table:table-cell table:formula="of:=[.O$1]*[.O71]/([.$A72]+[.O$1]*[.O71])" office:value-type="float" office:value="1.78567065251694E-028">
            <text:p>1,79E-28</text:p>
          </table:table-cell>
          <table:table-cell table:formula="of:=[.P$1]*[.P71]/([.$A72]+[.P$1]*[.P71])" office:value-type="float" office:value="1.17607417931548E-026">
            <text:p>1,18E-26</text:p>
          </table:table-cell>
          <table:table-cell table:formula="of:=[.Q$1]*[.Q71]/([.$A72]+[.Q$1]*[.Q71])" office:value-type="float" office:value="5.41459365077399E-025">
            <text:p>5,41E-25</text:p>
          </table:table-cell>
          <table:table-cell table:formula="of:=[.R$1]*[.R71]/([.$A72]+[.R$1]*[.R71])" office:value-type="float" office:value="1.82508056245442E-023">
            <text:p>1,83E-23</text:p>
          </table:table-cell>
          <table:table-cell table:formula="of:=[.S$1]*[.S71]/([.$A72]+[.S$1]*[.S71])" office:value-type="float" office:value="4.67749431619111E-022">
            <text:p>4,68E-22</text:p>
          </table:table-cell>
          <table:table-cell table:formula="of:=[.T$1]*[.T71]/([.$A72]+[.T$1]*[.T71])" office:value-type="float" office:value="9.40523491233857E-021">
            <text:p>9,41E-21</text:p>
          </table:table-cell>
          <table:table-cell table:formula="of:=[.U$1]*[.U71]/([.$A72]+[.U$1]*[.U71])" office:value-type="float" office:value="1.52318226656068E-019">
            <text:p>1,52E-19</text:p>
          </table:table-cell>
          <table:table-cell table:formula="of:=[.V$1]*[.V71]/([.$A72]+[.V$1]*[.V71])" office:value-type="float" office:value="2.03144478549371E-018">
            <text:p>2,03E-18</text:p>
          </table:table-cell>
          <table:table-cell office:value-type="float" office:value="70">
            <text:p>70</text:p>
          </table:table-cell>
          <table:table-cell table:formula="of:=[.X$1]*[.X71]/([.$A72]+[.X$1]*[.X71])" office:value-type="float" office:value="2.27384823928912E-017">
            <text:p>2,27E-17</text:p>
          </table:table-cell>
          <table:table-cell table:formula="of:=[.Y$1]*[.Y71]/([.$A72]+[.Y$1]*[.Y71])" office:value-type="float" office:value="2.17122094590935E-016">
            <text:p>2,17E-16</text:p>
          </table:table-cell>
          <table:table-cell table:formula="of:=[.Z$1]*[.Z71]/([.$A72]+[.Z$1]*[.Z71])" office:value-type="float" office:value="1.79378505676192E-015">
            <text:p>1,79E-15</text:p>
          </table:table-cell>
          <table:table-cell table:formula="of:=[.AA$1]*[.AA71]/([.$A72]+[.AA$1]*[.AA71])" office:value-type="float" office:value="0.0000000000000129811843779694">
            <text:p>1,30E-14</text:p>
          </table:table-cell>
          <table:table-cell table:formula="of:=[.AB$1]*[.AB71]/([.$A72]+[.AB$1]*[.AB71])" office:value-type="float" office:value="0.0000000000000831827978556846">
            <text:p>8,32E-14</text:p>
          </table:table-cell>
          <table:table-cell table:formula="of:=[.AC$1]*[.AC71]/([.$A72]+[.AC$1]*[.AC71])" office:value-type="float" office:value="0.000000000000476510848857974">
            <text:p>4,77E-13</text:p>
          </table:table-cell>
          <table:table-cell table:formula="of:=[.AD$1]*[.AD71]/([.$A72]+[.AD$1]*[.AD71])" office:value-type="float" office:value="0.00000000000246097637216859">
            <text:p>2,46E-12</text:p>
          </table:table-cell>
          <table:table-cell table:formula="of:=[.AE$1]*[.AE71]/([.$A72]+[.AE$1]*[.AE71])" office:value-type="float" office:value="0.0000000000115454712720947">
            <text:p>1,15E-11</text:p>
          </table:table-cell>
          <table:table-cell table:formula="of:=[.AF$1]*[.AF71]/([.$A72]+[.AF$1]*[.AF71])" office:value-type="float" office:value="0.0000000000495353050777643">
            <text:p>4,95E-11</text:p>
          </table:table-cell>
          <table:table-cell table:formula="of:=[.AG$1]*[.AG71]/([.$A72]+[.AG$1]*[.AG71])" office:value-type="float" office:value="0.000000000195545730298729">
            <text:p>1,96E-10</text:p>
          </table:table-cell>
          <table:table-cell office:value-type="float" office:value="70">
            <text:p>70</text:p>
          </table:table-cell>
          <table:table-cell table:formula="of:=[.AI$1]*[.AI71]/([.$A72]+[.AI$1]*[.AI71])" office:value-type="float" office:value="0.000000000714142030378081">
            <text:p>7,14E-10</text:p>
          </table:table-cell>
          <table:table-cell table:formula="of:=[.AJ$1]*[.AJ71]/([.$A72]+[.AJ$1]*[.AJ71])" office:value-type="float" office:value="0.00000000242476707711312">
            <text:p>2,42E-09</text:p>
          </table:table-cell>
          <table:table-cell table:formula="of:=[.AK$1]*[.AK71]/([.$A72]+[.AK$1]*[.AK71])" office:value-type="float" office:value="0.00000000768869893779457">
            <text:p>7,69E-09</text:p>
          </table:table-cell>
          <table:table-cell table:formula="of:=[.AL$1]*[.AL71]/([.$A72]+[.AL$1]*[.AL71])" office:value-type="float" office:value="0.000000022861608405396">
            <text:p>2,29E-08</text:p>
          </table:table-cell>
          <table:table-cell table:formula="of:=[.AM$1]*[.AM71]/([.$A72]+[.AM$1]*[.AM71])" office:value-type="float" office:value="0.0000000639810301878647">
            <text:p>6,40E-08</text:p>
          </table:table-cell>
          <table:table-cell table:formula="of:=[.AN$1]*[.AN71]/([.$A72]+[.AN$1]*[.AN71])" office:value-type="float" office:value="0.000000169109787204187">
            <text:p>1,69E-07</text:p>
          </table:table-cell>
          <table:table-cell table:formula="of:=[.AO$1]*[.AO71]/([.$A72]+[.AO$1]*[.AO71])" office:value-type="float" office:value="0.000000423467429785939">
            <text:p>4,23E-07</text:p>
          </table:table-cell>
          <table:table-cell table:formula="of:=[.AP$1]*[.AP71]/([.$A72]+[.AP$1]*[.AP71])" office:value-type="float" office:value="0.00000100752748741776">
            <text:p>1,01E-06</text:p>
          </table:table-cell>
          <table:table-cell table:formula="of:=[.AQ$1]*[.AQ71]/([.$A72]+[.AQ$1]*[.AQ71])" office:value-type="float" office:value="0.00000228367254198775">
            <text:p>2,28E-06</text:p>
          </table:table-cell>
          <table:table-cell table:formula="of:=[.AR$1]*[.AR71]/([.$A72]+[.AR$1]*[.AR71])" office:value-type="float" office:value="0.0000049433089098953">
            <text:p>4,94E-06</text:p>
          </table:table-cell>
          <table:table-cell office:value-type="float" office:value="70">
            <text:p>70</text:p>
          </table:table-cell>
          <table:table-cell table:formula="of:=[.AT$1]*[.AT71]/([.$A72]+[.AT$1]*[.AT71])" office:value-type="float" office:value="0.0000102422887739335">
            <text:p>1,02E-05</text:p>
          </table:table-cell>
          <table:table-cell table:formula="of:=[.AU$1]*[.AU71]/([.$A72]+[.AU$1]*[.AU71])" office:value-type="float" office:value="0.0000203558531070708">
            <text:p>2,04E-05</text:p>
          </table:table-cell>
          <table:table-cell table:formula="of:=[.AV$1]*[.AV71]/([.$A72]+[.AV$1]*[.AV71])" office:value-type="float" office:value="0.0000388820237664712">
            <text:p>3,89E-05</text:p>
          </table:table-cell>
          <table:table-cell table:formula="of:=[.AW$1]*[.AW71]/([.$A72]+[.AW$1]*[.AW71])" office:value-type="float" office:value="0.0000715110526050981">
            <text:p>7,15E-05</text:p>
          </table:table-cell>
          <table:table-cell table:formula="of:=[.AX$1]*[.AX71]/([.$A72]+[.AX$1]*[.AX71])" office:value-type="float" office:value="0.000126855515572863">
            <text:p>1,27E-04</text:p>
          </table:table-cell>
          <table:table-cell table:formula="of:=[.AY$1]*[.AY71]/([.$A72]+[.AY$1]*[.AY71])" office:value-type="float" office:value="0.000217400394652399">
            <text:p>2,17E-04</text:p>
          </table:table-cell>
          <table:table-cell table:formula="of:=[.AZ$1]*[.AZ71]/([.$A72]+[.AZ$1]*[.AZ71])" office:value-type="float" office:value="0.000360488066235132">
            <text:p>3,60E-04</text:p>
          </table:table-cell>
          <table:table-cell table:formula="of:=[.BA$1]*[.BA71]/([.$A72]+[.BA$1]*[.BA71])" office:value-type="float" office:value="0.000579206992971856">
            <text:p>5,79E-04</text:p>
          </table:table-cell>
          <table:table-cell table:formula="of:=[.BB$1]*[.BB71]/([.$A72]+[.BB$1]*[.BB71])" office:value-type="float" office:value="0.000903016631649566">
            <text:p>9,03E-04</text:p>
          </table:table-cell>
          <table:table-cell table:formula="of:=[.BC$1]*[.BC71]/([.$A72]+[.BC$1]*[.BC71])" office:value-type="float" office:value="0.00136792808734306">
            <text:p>1,37E-03</text:p>
          </table:table-cell>
          <table:table-cell office:value-type="float" office:value="70">
            <text:p>70</text:p>
          </table:table-cell>
          <table:table-cell table:formula="of:=[.BE$1]*[.BE71]/([.$A72]+[.BE$1]*[.BE71])" office:value-type="float" office:value="0.00201608194322504">
            <text:p>2,02E-03</text:p>
          </table:table-cell>
          <table:table-cell table:formula="of:=[.BF$1]*[.BF71]/([.$A72]+[.BF$1]*[.BF71])" office:value-type="float" office:value="0.00289462652389329">
            <text:p>2,89E-03</text:p>
          </table:table-cell>
          <table:table-cell table:formula="of:=[.BG$1]*[.BG71]/([.$A72]+[.BG$1]*[.BG71])" office:value-type="float" office:value="0.00405389631908865">
            <text:p>4,05E-03</text:p>
          </table:table-cell>
          <table:table-cell table:formula="of:=[.BH$1]*[.BH71]/([.$A72]+[.BH$1]*[.BH71])" office:value-type="float" office:value="0.00554500477410237">
            <text:p>5,55E-03</text:p>
          </table:table-cell>
          <table:table-cell table:formula="of:=[.BI$1]*[.BI71]/([.$A72]+[.BI$1]*[.BI71])" office:value-type="float" office:value="0.00741707326435007">
            <text:p>7,42E-03</text:p>
          </table:table-cell>
          <table:table-cell table:formula="of:=[.BJ$1]*[.BJ71]/([.$A72]+[.BJ$1]*[.BJ71])" office:value-type="float" office:value="0.0097143925483027">
            <text:p>9,71E-03</text:p>
          </table:table-cell>
          <table:table-cell table:formula="of:=[.BK$1]*[.BK71]/([.$A72]+[.BK$1]*[.BK71])" office:value-type="float" office:value="0.0124738350581324">
            <text:p>1,25E-02</text:p>
          </table:table-cell>
          <table:table-cell table:formula="of:=[.BL$1]*[.BL71]/([.$A72]+[.BL$1]*[.BL71])" office:value-type="float" office:value="0.0157228002783341">
            <text:p>1,57E-02</text:p>
          </table:table-cell>
          <table:table-cell table:formula="of:=[.BM$1]*[.BM71]/([.$A72]+[.BM$1]*[.BM71])" office:value-type="float" office:value="0.019477890772685">
            <text:p>1,95E-02</text:p>
          </table:table-cell>
          <table:table-cell table:formula="of:=[.BN$1]*[.BN71]/([.$A72]+[.BN$1]*[.BN71])" office:value-type="float" office:value="0.0237444044953239">
            <text:p>2,37E-02</text:p>
          </table:table-cell>
          <table:table-cell office:value-type="float" office:value="70">
            <text:p>70</text:p>
          </table:table-cell>
          <table:table-cell table:formula="of:=[.BP$1]*[.BP71]/([.$A72]+[.BP$1]*[.BP71])" office:value-type="float" office:value="0.0285166156288473">
            <text:p>2,85E-02</text:p>
          </table:table-cell>
          <table:table-cell table:formula="of:=[.BQ$1]*[.BQ71]/([.$A72]+[.BQ$1]*[.BQ71])" office:value-type="float" office:value="0.0337787236574174">
            <text:p>3,38E-02</text:p>
          </table:table-cell>
          <table:table-cell table:formula="of:=[.BR$1]*[.BR71]/([.$A72]+[.BR$1]*[.BR71])" office:value-type="float" office:value="0.0395062921781746">
            <text:p>3,95E-02</text:p>
          </table:table-cell>
          <table:table-cell table:formula="of:=[.BS$1]*[.BS71]/([.$A72]+[.BS$1]*[.BS71])" office:value-type="float" office:value="0.0456679781424925">
            <text:p>4,57E-02</text:p>
          </table:table-cell>
          <table:table-cell table:formula="of:=[.BT$1]*[.BT71]/([.$A72]+[.BT$1]*[.BT71])" office:value-type="float" office:value="0.0522273633293698">
            <text:p>5,22E-02</text:p>
          </table:table-cell>
          <table:table-cell table:formula="of:=[.BU$1]*[.BU71]/([.$A72]+[.BU$1]*[.BU71])" office:value-type="float" office:value="0.0591447326034165">
            <text:p>5,91E-02</text:p>
          </table:table-cell>
          <table:table-cell table:formula="of:=[.BV$1]*[.BV71]/([.$A72]+[.BV$1]*[.BV71])" office:value-type="float" office:value="0.0663786866270081">
            <text:p>6,64E-02</text:p>
          </table:table-cell>
          <table:table-cell table:formula="of:=[.BW$1]*[.BW71]/([.$A72]+[.BW$1]*[.BW71])" office:value-type="float" office:value="0.0738875206782265">
            <text:p>7,39E-02</text:p>
          </table:table-cell>
          <table:table-cell table:formula="of:=[.BX$1]*[.BX71]/([.$A72]+[.BX$1]*[.BX71])" office:value-type="float" office:value="0.0816303396596523">
            <text:p>8,16E-02</text:p>
          </table:table-cell>
          <table:table-cell table:formula="of:=[.BY$1]*[.BY71]/([.$A72]+[.BY$1]*[.BY71])" office:value-type="float" office:value="0.0895679090392314">
            <text:p>8,96E-02</text:p>
          </table:table-cell>
          <table:table-cell office:value-type="float" office:value="70">
            <text:p>70</text:p>
          </table:table-cell>
          <table:table-cell table:formula="of:=[.CA$1]*[.CA71]/([.$A72]+[.CA$1]*[.CA71])" office:value-type="float" office:value="0.0976632616598026">
            <text:p>9,77E-02</text:p>
          </table:table-cell>
          <table:table-cell table:formula="of:=[.CB$1]*[.CB71]/([.$A72]+[.CB$1]*[.CB71])" office:value-type="float" office:value="0.105882092048946">
            <text:p>1,06E-01</text:p>
          </table:table-cell>
          <table:table-cell table:formula="of:=[.CC$1]*[.CC71]/([.$A72]+[.CC$1]*[.CC71])" office:value-type="float" office:value="0.114192974822712">
            <text:p>1,14E-01</text:p>
          </table:table-cell>
          <table:table-cell table:formula="of:=[.CD$1]*[.CD71]/([.$A72]+[.CD$1]*[.CD71])" office:value-type="float" office:value="0.122567443959794">
            <text:p>1,23E-01</text:p>
          </table:table-cell>
          <table:table-cell table:formula="of:=[.CE$1]*[.CE71]/([.$A72]+[.CE$1]*[.CE71])" office:value-type="float" office:value="0.130979966893773">
            <text:p>1,31E-01</text:p>
          </table:table-cell>
          <table:table-cell table:formula="of:=[.CF$1]*[.CF71]/([.$A72]+[.CF$1]*[.CF71])" office:value-type="float" office:value="0.139407842937729">
            <text:p>1,39E-01</text:p>
          </table:table-cell>
          <table:table-cell table:formula="of:=[.CG$1]*[.CG71]/([.$A72]+[.CG$1]*[.CG71])" office:value-type="float" office:value="0.147831050531013">
            <text:p>1,48E-01</text:p>
          </table:table-cell>
          <table:table-cell table:formula="of:=[.CH$1]*[.CH71]/([.$A72]+[.CH$1]*[.CH71])" office:value-type="float" office:value="0.156232062842957">
            <text:p>1,56E-01</text:p>
          </table:table-cell>
          <table:table-cell table:formula="of:=[.CI$1]*[.CI71]/([.$A72]+[.CI$1]*[.CI71])" office:value-type="float" office:value="0.164595646764753">
            <text:p>1,65E-01</text:p>
          </table:table-cell>
          <table:table-cell table:formula="of:=[.CJ$1]*[.CJ71]/([.$A72]+[.CJ$1]*[.CJ71])" office:value-type="float" office:value="0.172908656449726">
            <text:p>1,73E-01</text:p>
          </table:table-cell>
          <table:table-cell office:value-type="float" office:value="70">
            <text:p>70</text:p>
          </table:table-cell>
          <table:table-cell table:formula="of:=[.CL$1]*[.CL71]/([.$A72]+[.CL$1]*[.CL71])" office:value-type="float" office:value="0.181159829372424">
            <text:p>1,81E-01</text:p>
          </table:table-cell>
          <table:table-cell table:formula="of:=[.CM$1]*[.CM71]/([.$A72]+[.CM$1]*[.CM71])" office:value-type="float" office:value="0.189339590337313">
            <text:p>1,89E-01</text:p>
          </table:table-cell>
          <table:table-cell table:formula="of:=[.CN$1]*[.CN71]/([.$A72]+[.CN$1]*[.CN71])" office:value-type="float" office:value="0.197439866905714">
            <text:p>1,97E-01</text:p>
          </table:table-cell>
          <table:table-cell table:formula="of:=[.CO$1]*[.CO71]/([.$A72]+[.CO$1]*[.CO71])" office:value-type="float" office:value="0.205453918235877">
            <text:p>2,05E-01</text:p>
          </table:table-cell>
          <table:table-cell table:formula="of:=[.CP$1]*[.CP71]/([.$A72]+[.CP$1]*[.CP71])" office:value-type="float" office:value="0.21337617825532">
            <text:p>2,13E-01</text:p>
          </table:table-cell>
          <table:table-cell table:formula="of:=[.CQ$1]*[.CQ71]/([.$A72]+[.CQ$1]*[.CQ71])" office:value-type="float" office:value="0.221202113323697">
            <text:p>2,21E-01</text:p>
          </table:table-cell>
          <table:table-cell table:formula="of:=[.CR$1]*[.CR71]/([.$A72]+[.CR$1]*[.CR71])" office:value-type="float" office:value="0.228928094026526">
            <text:p>2,29E-01</text:p>
          </table:table-cell>
          <table:table-cell table:formula="of:=[.CS$1]*[.CS71]/([.$A72]+[.CS$1]*[.CS71])" office:value-type="float" office:value="0.236551280405245">
            <text:p>2,37E-01</text:p>
          </table:table-cell>
          <table:table-cell table:formula="of:=[.CT$1]*[.CT71]/([.$A72]+[.CT$1]*[.CT71])" office:value-type="float" office:value="0.244069519729256">
            <text:p>2,44E-01</text:p>
          </table:table-cell>
          <table:table-cell table:formula="of:=[.CU$1]*[.CU71]/([.$A72]+[.CU$1]*[.CU71])" office:value-type="float" office:value="0.251481255812899">
            <text:p>2,51E-01</text:p>
          </table:table-cell>
          <table:table-cell office:value-type="float" office:value="70">
            <text:p>70</text:p>
          </table:table-cell>
          <table:table-cell table:formula="of:=[.CW$1]*[.CW71]/([.$A72]+[.CW$1]*[.CW71])" office:value-type="float" office:value="0.25878544884583">
            <text:p>2,59E-01</text:p>
          </table:table-cell>
          <table:table-cell table:formula="of:=[.CX$1]*[.CX71]/([.$A72]+[.CX$1]*[.CX71])" office:value-type="float" office:value="0.265981504716994">
            <text:p>2,66E-01</text:p>
          </table:table-cell>
          <table:table-cell table:formula="of:=[.CY$1]*[.CY71]/([.$A72]+[.CY$1]*[.CY71])" office:value-type="float" office:value="0.273069212854214">
            <text:p>2,73E-01</text:p>
          </table:table-cell>
          <table:table-cell table:formula="of:=[.CZ$1]*[.CZ71]/([.$A72]+[.CZ$1]*[.CZ71])" office:value-type="float" office:value="0.280048691661476">
            <text:p>2,80E-01</text:p>
          </table:table-cell>
          <table:table-cell table:formula="of:=[.DA$1]*[.DA71]/([.$A72]+[.DA$1]*[.DA71])" office:value-type="float" office:value="0.28692034070598">
            <text:p>2,87E-01</text:p>
          </table:table-cell>
          <table:table-cell table:formula="of:=[.DB$1]*[.DB71]/([.$A72]+[.DB$1]*[.DB71])" office:value-type="float" office:value="0.293684798881009">
            <text:p>2,94E-01</text:p>
          </table:table-cell>
          <table:table-cell table:formula="of:=[.DC$1]*[.DC71]/([.$A72]+[.DC$1]*[.DC71])" office:value-type="float" office:value="0.30034290784473">
            <text:p>3,00E-01</text:p>
          </table:table-cell>
          <table:table-cell table:formula="of:=[.DD$1]*[.DD71]/([.$A72]+[.DD$1]*[.DD71])" office:value-type="float" office:value="0.306895680106644">
            <text:p>3,07E-01</text:p>
          </table:table-cell>
          <table:table-cell table:formula="of:=[.DE$1]*[.DE71]/([.$A72]+[.DE$1]*[.DE71])" office:value-type="float" office:value="0.313344271200842">
            <text:p>3,13E-01</text:p>
          </table:table-cell>
          <table:table-cell table:formula="of:=[.DF$1]*[.DF71]/([.$A72]+[.DF$1]*[.DF71])" office:value-type="float" office:value="0.319689955447786">
            <text:p>3,20E-01</text:p>
          </table:table-cell>
          <table:table-cell table:number-columns-repeated="146"/>
        </table:table-row>
        <table:table-row table:style-name="ro1">
          <table:table-cell office:value-type="float" office:value="71">
            <text:p>71</text:p>
          </table:table-cell>
          <table:table-cell table:formula="of:=[.$C$1]*[.B72]/([.$A73]+[.$C$1]*[.B72])" office:value-type="float" office:value="3.30943007374991E-082">
            <text:p>3,31E-82</text:p>
          </table:table-cell>
          <table:table-cell table:formula="of:=[.$C$1]*[.C72]/([.$A73]+[.$C$1]*[.C72])" office:value-type="float" office:value="3.75731273013262E-082">
            <text:p>3,76E-82</text:p>
          </table:table-cell>
          <table:table-cell table:formula="of:=[.$D$1]*[.D72]/([.$A73]+[.$D$1]*[.D72])" office:value-type="float" office:value="4.39604627104199E-070">
            <text:p>4,40E-70</text:p>
          </table:table-cell>
          <table:table-cell table:formula="of:=[.$E$1]*[.E72]/([.$A73]+[.$E$1]*[.E72])" office:value-type="float" office:value="1.20065455349605E-061">
            <text:p>1,20E-61</text:p>
          </table:table-cell>
          <table:table-cell table:formula="of:=[.$F$1]*[.F72]/([.$A73]+[.$F$1]*[.F72])" office:value-type="float" office:value="3.35532439134606E-055">
            <text:p>3,36E-55</text:p>
          </table:table-cell>
          <table:table-cell table:formula="of:=[.$G$1]*[.G72]/([.$A73]+[.$G$1]*[.G72])" office:value-type="float" office:value="5.16783336360473E-050">
            <text:p>5,17E-50</text:p>
          </table:table-cell>
          <table:table-cell table:formula="of:=[.$H$1]*[.H72]/([.$A73]+[.$H$1]*[.H72])" office:value-type="float" office:value="1.07705054120598E-045">
            <text:p>1,08E-45</text:p>
          </table:table-cell>
          <table:table-cell table:formula="of:=[.I$1]*[.I72]/([.$A73]+[.I$1]*[.I72])" office:value-type="float" office:value="5.19242027201709E-042">
            <text:p>5,19E-42</text:p>
          </table:table-cell>
          <table:table-cell table:formula="of:=[.J$1]*[.J72]/([.$A73]+[.J$1]*[.J72])" office:value-type="float" office:value="8.18284733345038E-039">
            <text:p>8,18E-39</text:p>
          </table:table-cell>
          <table:table-cell table:formula="of:=[.K$1]*[.K72]/([.$A73]+[.K$1]*[.K72])" office:value-type="float" office:value="5.33816257960529E-036">
            <text:p>5,34E-36</text:p>
          </table:table-cell>
          <table:table-cell office:value-type="float" office:value="71">
            <text:p>71</text:p>
          </table:table-cell>
          <table:table-cell table:formula="of:=[.M$1]*[.M72]/([.$A73]+[.M$1]*[.M72])" office:value-type="float" office:value="1.70599581279884E-033">
            <text:p>1,71E-33</text:p>
          </table:table-cell>
          <table:table-cell table:formula="of:=[.N$1]*[.N72]/([.$A73]+[.N$1]*[.N72])" office:value-type="float" office:value="3.02462336092304E-031">
            <text:p>3,02E-31</text:p>
          </table:table-cell>
          <table:table-cell table:formula="of:=[.O$1]*[.O72]/([.$A73]+[.O$1]*[.O72])" office:value-type="float" office:value="3.26953781446764E-029">
            <text:p>3,27E-29</text:p>
          </table:table-cell>
          <table:table-cell table:formula="of:=[.P$1]*[.P72]/([.$A73]+[.P$1]*[.P72])" office:value-type="float" office:value="2.31901950850939E-027">
            <text:p>2,32E-27</text:p>
          </table:table-cell>
          <table:table-cell table:formula="of:=[.Q$1]*[.Q72]/([.$A73]+[.Q$1]*[.Q72])" office:value-type="float" office:value="1.14392823607901E-025">
            <text:p>1,14E-25</text:p>
          </table:table-cell>
          <table:table-cell table:formula="of:=[.R$1]*[.R72]/([.$A73]+[.R$1]*[.R72])" office:value-type="float" office:value="4.11285760553108E-024">
            <text:p>4,11E-24</text:p>
          </table:table-cell>
          <table:table-cell table:formula="of:=[.S$1]*[.S72]/([.$A73]+[.S$1]*[.S72])" office:value-type="float" office:value="1.11996342782041E-022">
            <text:p>1,12E-22</text:p>
          </table:table-cell>
          <table:table-cell table:formula="of:=[.T$1]*[.T72]/([.$A73]+[.T$1]*[.T72])" office:value-type="float" office:value="2.38442575242386E-021">
            <text:p>2,38E-21</text:p>
          </table:table-cell>
          <table:table-cell table:formula="of:=[.U$1]*[.U72]/([.$A73]+[.U$1]*[.U72])" office:value-type="float" office:value="4.07612155840182E-020">
            <text:p>4,08E-20</text:p>
          </table:table-cell>
          <table:table-cell table:formula="of:=[.V$1]*[.V72]/([.$A73]+[.V$1]*[.V72])" office:value-type="float" office:value="5.72237967744707E-019">
            <text:p>5,72E-19</text:p>
          </table:table-cell>
          <table:table-cell office:value-type="float" office:value="71">
            <text:p>71</text:p>
          </table:table-cell>
          <table:table-cell table:formula="of:=[.X$1]*[.X72]/([.$A73]+[.X$1]*[.X72])" office:value-type="float" office:value="6.72546662324952E-018">
            <text:p>6,73E-18</text:p>
          </table:table-cell>
          <table:table-cell table:formula="of:=[.Y$1]*[.Y72]/([.$A73]+[.Y$1]*[.Y72])" office:value-type="float" office:value="6.72772687464869E-017">
            <text:p>6,73E-17</text:p>
          </table:table-cell>
          <table:table-cell table:formula="of:=[.Z$1]*[.Z72]/([.$A73]+[.Z$1]*[.Z72])" office:value-type="float" office:value="5.81085300077805E-016">
            <text:p>5,81E-16</text:p>
          </table:table-cell>
          <table:table-cell table:formula="of:=[.AA$1]*[.AA72]/([.$A73]+[.AA$1]*[.AA72])" office:value-type="float" office:value="4.38800598691921E-015">
            <text:p>4,39E-15</text:p>
          </table:table-cell>
          <table:table-cell table:formula="of:=[.AB$1]*[.AB72]/([.$A73]+[.AB$1]*[.AB72])" office:value-type="float" office:value="0.0000000000000292897175548177">
            <text:p>2,93E-14</text:p>
          </table:table-cell>
          <table:table-cell table:formula="of:=[.AC$1]*[.AC72]/([.$A73]+[.AC$1]*[.AC72])" office:value-type="float" office:value="0.000000000000174496930567678">
            <text:p>1,74E-13</text:p>
          </table:table-cell>
          <table:table-cell table:formula="of:=[.AD$1]*[.AD72]/([.$A73]+[.AD$1]*[.AD72])" office:value-type="float" office:value="0.000000000000935864254204081">
            <text:p>9,36E-13</text:p>
          </table:table-cell>
          <table:table-cell table:formula="of:=[.AE$1]*[.AE72]/([.$A73]+[.AE$1]*[.AE72])" office:value-type="float" office:value="0.00000000000455314360024198">
            <text:p>4,55E-12</text:p>
          </table:table-cell>
          <table:table-cell table:formula="of:=[.AF$1]*[.AF72]/([.$A73]+[.AF$1]*[.AF72])" office:value-type="float" office:value="0.0000000000202327302426211">
            <text:p>2,02E-11</text:p>
          </table:table-cell>
          <table:table-cell table:formula="of:=[.AG$1]*[.AG72]/([.$A73]+[.AG$1]*[.AG72])" office:value-type="float" office:value="0.000000000082624956457425">
            <text:p>8,26E-11</text:p>
          </table:table-cell>
          <table:table-cell office:value-type="float" office:value="71">
            <text:p>71</text:p>
          </table:table-cell>
          <table:table-cell table:formula="of:=[.AI$1]*[.AI72]/([.$A73]+[.AI$1]*[.AI72])" office:value-type="float" office:value="0.000000000311808492039684">
            <text:p>3,12E-10</text:p>
          </table:table-cell>
          <table:table-cell table:formula="of:=[.AJ$1]*[.AJ72]/([.$A73]+[.AJ$1]*[.AJ72])" office:value-type="float" office:value="0.00000000109285276595525">
            <text:p>1,09E-09</text:p>
          </table:table-cell>
          <table:table-cell table:formula="of:=[.AK$1]*[.AK72]/([.$A73]+[.AK$1]*[.AK72])" office:value-type="float" office:value="0.00000000357362062028868">
            <text:p>3,57E-09</text:p>
          </table:table-cell>
          <table:table-cell table:formula="of:=[.AL$1]*[.AL72]/([.$A73]+[.AL$1]*[.AL72])" office:value-type="float" office:value="0.0000000109478123559688">
            <text:p>1,09E-08</text:p>
          </table:table-cell>
          <table:table-cell table:formula="of:=[.AM$1]*[.AM72]/([.$A73]+[.AM$1]*[.AM72])" office:value-type="float" office:value="0.0000000315399434640385">
            <text:p>3,15E-08</text:p>
          </table:table-cell>
          <table:table-cell table:formula="of:=[.AN$1]*[.AN72]/([.$A73]+[.AN$1]*[.AN72])" office:value-type="float" office:value="0.0000000857458002441463">
            <text:p>8,57E-08</text:p>
          </table:table-cell>
          <table:table-cell table:formula="of:=[.AO$1]*[.AO72]/([.$A73]+[.AO$1]*[.AO72])" office:value-type="float" office:value="0.000000220680161188703">
            <text:p>2,21E-07</text:p>
          </table:table-cell>
          <table:table-cell table:formula="of:=[.AP$1]*[.AP72]/([.$A73]+[.AP$1]*[.AP72])" office:value-type="float" office:value="0.00000053923977290869">
            <text:p>5,39E-07</text:p>
          </table:table-cell>
          <table:table-cell table:formula="of:=[.AQ$1]*[.AQ72]/([.$A73]+[.AQ$1]*[.AQ72])" office:value-type="float" office:value="0.00000125441010444659">
            <text:p>1,25E-06</text:p>
          </table:table-cell>
          <table:table-cell table:formula="of:=[.AR$1]*[.AR72]/([.$A73]+[.AR$1]*[.AR72])" office:value-type="float" office:value="0.00000278495501014219">
            <text:p>2,78E-06</text:p>
          </table:table-cell>
          <table:table-cell office:value-type="float" office:value="71">
            <text:p>71</text:p>
          </table:table-cell>
          <table:table-cell table:formula="of:=[.AT$1]*[.AT72]/([.$A73]+[.AT$1]*[.AT72])" office:value-type="float" office:value="0.00000591452614114933">
            <text:p>5,91E-06</text:p>
          </table:table-cell>
          <table:table-cell table:formula="of:=[.AU$1]*[.AU72]/([.$A73]+[.AU$1]*[.AU72])" office:value-type="float" office:value="0.0000120413455746307">
            <text:p>1,20E-05</text:p>
          </table:table-cell>
          <table:table-cell table:formula="of:=[.AV$1]*[.AV72]/([.$A73]+[.AV$1]*[.AV72])" office:value-type="float" office:value="0.000023547713407041">
            <text:p>2,35E-05</text:p>
          </table:table-cell>
          <table:table-cell table:formula="of:=[.AW$1]*[.AW72]/([.$A73]+[.AW$1]*[.AW72])" office:value-type="float" office:value="0.0000443147447730472">
            <text:p>4,43E-05</text:p>
          </table:table-cell>
          <table:table-cell table:formula="of:=[.AX$1]*[.AX72]/([.$A73]+[.AX$1]*[.AX72])" office:value-type="float" office:value="0.0000803949192468584">
            <text:p>8,04E-05</text:p>
          </table:table-cell>
          <table:table-cell table:formula="of:=[.AY$1]*[.AY72]/([.$A73]+[.AY$1]*[.AY72])" office:value-type="float" office:value="0.000140831123716677">
            <text:p>1,41E-04</text:p>
          </table:table-cell>
          <table:table-cell table:formula="of:=[.AZ$1]*[.AZ72]/([.$A73]+[.AZ$1]*[.AZ72])" office:value-type="float" office:value="0.000238576013157556">
            <text:p>2,39E-04</text:p>
          </table:table-cell>
          <table:table-cell table:formula="of:=[.BA$1]*[.BA72]/([.$A73]+[.BA$1]*[.BA72])" office:value-type="float" office:value="0.000391423286445387">
            <text:p>3,91E-04</text:p>
          </table:table-cell>
          <table:table-cell table:formula="of:=[.BB$1]*[.BB72]/([.$A73]+[.BB$1]*[.BB72])" office:value-type="float" office:value="0.000622820514140443">
            <text:p>6,23E-04</text:p>
          </table:table-cell>
          <table:table-cell table:formula="of:=[.BC$1]*[.BC72]/([.$A73]+[.BC$1]*[.BC72])" office:value-type="float" office:value="0.000962402528094049">
            <text:p>9,62E-04</text:p>
          </table:table-cell>
          <table:table-cell office:value-type="float" office:value="71">
            <text:p>71</text:p>
          </table:table-cell>
          <table:table-cell table:formula="of:=[.BE$1]*[.BE72]/([.$A73]+[.BE$1]*[.BE72])" office:value-type="float" office:value="0.00144607736859773">
            <text:p>1,45E-03</text:p>
          </table:table-cell>
          <table:table-cell table:formula="of:=[.BF$1]*[.BF72]/([.$A73]+[.BF$1]*[.BF72])" office:value-type="float" office:value="0.00211552323183373">
            <text:p>2,12E-03</text:p>
          </table:table-cell>
          <table:table-cell table:formula="of:=[.BG$1]*[.BG72]/([.$A73]+[.BG$1]*[.BG72])" office:value-type="float" office:value="0.00301701801360619">
            <text:p>3,02E-03</text:p>
          </table:table-cell>
          <table:table-cell table:formula="of:=[.BH$1]*[.BH72]/([.$A73]+[.BH$1]*[.BH72])" office:value-type="float" office:value="0.00419961641655284">
            <text:p>4,20E-03</text:p>
          </table:table-cell>
          <table:table-cell table:formula="of:=[.BI$1]*[.BI72]/([.$A73]+[.BI$1]*[.BI72])" office:value-type="float" office:value="0.005712796575329">
            <text:p>5,71E-03</text:p>
          </table:table-cell>
          <table:table-cell table:formula="of:=[.BJ$1]*[.BJ72]/([.$A73]+[.BJ$1]*[.BJ72])" office:value-type="float" office:value="0.00760379538764518">
            <text:p>7,60E-03</text:p>
          </table:table-cell>
          <table:table-cell table:formula="of:=[.BK$1]*[.BK72]/([.$A73]+[.BK$1]*[.BK72])" office:value-type="float" office:value="0.00991491560655957">
            <text:p>9,91E-03</text:p>
          </table:table-cell>
          <table:table-cell table:formula="of:=[.BL$1]*[.BL72]/([.$A73]+[.BL$1]*[.BL72])" office:value-type="float" office:value="0.0126811019022162">
            <text:p>1,27E-02</text:p>
          </table:table-cell>
          <table:table-cell table:formula="of:=[.BM$1]*[.BM72]/([.$A73]+[.BM$1]*[.BM72])" office:value-type="float" office:value="0.0159280439198106">
            <text:p>1,59E-02</text:p>
          </table:table-cell>
          <table:table-cell table:formula="of:=[.BN$1]*[.BN72]/([.$A73]+[.BN$1]*[.BN72])" office:value-type="float" office:value="0.0196709820347084">
            <text:p>1,97E-02</text:p>
          </table:table-cell>
          <table:table-cell office:value-type="float" office:value="71">
            <text:p>71</text:p>
          </table:table-cell>
          <table:table-cell table:formula="of:=[.BP$1]*[.BP72]/([.$A73]+[.BP$1]*[.BP72])" office:value-type="float" office:value="0.0239142863126741">
            <text:p>2,39E-02</text:p>
          </table:table-cell>
          <table:table-cell table:formula="of:=[.BQ$1]*[.BQ72]/([.$A73]+[.BQ$1]*[.BQ72])" office:value-type="float" office:value="0.0286517746932547">
            <text:p>2,87E-02</text:p>
          </table:table-cell>
          <table:table-cell table:formula="of:=[.BR$1]*[.BR72]/([.$A73]+[.BR$1]*[.BR72])" office:value-type="float" office:value="0.033867652514922">
            <text:p>3,39E-02</text:p>
          </table:table-cell>
          <table:table-cell table:formula="of:=[.BS$1]*[.BS72]/([.$A73]+[.BS$1]*[.BS72])" office:value-type="float" office:value="0.0395379037894629">
            <text:p>3,95E-02</text:p>
          </table:table-cell>
          <table:table-cell table:formula="of:=[.BT$1]*[.BT72]/([.$A73]+[.BT$1]*[.BT72])" office:value-type="float" office:value="0.0456319472891107">
            <text:p>4,56E-02</text:p>
          </table:table-cell>
          <table:table-cell table:formula="of:=[.BU$1]*[.BU72]/([.$A73]+[.BU$1]*[.BU72])" office:value-type="float" office:value="0.0521143821522686">
            <text:p>5,21E-02</text:p>
          </table:table-cell>
          <table:table-cell table:formula="of:=[.BV$1]*[.BV72]/([.$A73]+[.BV$1]*[.BV72])" office:value-type="float" office:value="0.0589466788024531">
            <text:p>5,89E-02</text:p>
          </table:table-cell>
          <table:table-cell table:formula="of:=[.BW$1]*[.BW72]/([.$A73]+[.BW$1]*[.BW72])" office:value-type="float" office:value="0.0660887112246377">
            <text:p>6,61E-02</text:p>
          </table:table-cell>
          <table:table-cell table:formula="of:=[.BX$1]*[.BX72]/([.$A73]+[.BX$1]*[.BX72])" office:value-type="float" office:value="0.0735000674509187">
            <text:p>7,35E-02</text:p>
          </table:table-cell>
          <table:table-cell table:formula="of:=[.BY$1]*[.BY72]/([.$A73]+[.BY$1]*[.BY72])" office:value-type="float" office:value="0.0811411106931385">
            <text:p>8,11E-02</text:p>
          </table:table-cell>
          <table:table-cell office:value-type="float" office:value="71">
            <text:p>71</text:p>
          </table:table-cell>
          <table:table-cell table:formula="of:=[.CA$1]*[.CA72]/([.$A73]+[.CA$1]*[.CA72])" office:value-type="float" office:value="0.0889737910259688">
            <text:p>8,90E-02</text:p>
          </table:table-cell>
          <table:table-cell table:formula="of:=[.CB$1]*[.CB72]/([.$A73]+[.CB$1]*[.CB72])" office:value-type="float" office:value="0.0969622262689362">
            <text:p>9,70E-02</text:p>
          </table:table-cell>
          <table:table-cell table:formula="of:=[.CC$1]*[.CC72]/([.$A73]+[.CC$1]*[.CC72])" office:value-type="float" office:value="0.105073081623373">
            <text:p>1,05E-01</text:p>
          </table:table-cell>
          <table:table-cell table:formula="of:=[.CD$1]*[.CD72]/([.$A73]+[.CD$1]*[.CD72])" office:value-type="float" office:value="0.113275782304928">
            <text:p>1,13E-01</text:p>
          </table:table-cell>
          <table:table-cell table:formula="of:=[.CE$1]*[.CE72]/([.$A73]+[.CE$1]*[.CE72])" office:value-type="float" office:value="0.121542593661735">
            <text:p>1,22E-01</text:p>
          </table:table-cell>
          <table:table-cell table:formula="of:=[.CF$1]*[.CF72]/([.$A73]+[.CF$1]*[.CF72])" office:value-type="float" office:value="0.129848600704046">
            <text:p>1,30E-01</text:p>
          </table:table-cell>
          <table:table-cell table:formula="of:=[.CG$1]*[.CG72]/([.$A73]+[.CG$1]*[.CG72])" office:value-type="float" office:value="0.138171614890314">
            <text:p>1,38E-01</text:p>
          </table:table-cell>
          <table:table-cell table:formula="of:=[.CH$1]*[.CH72]/([.$A73]+[.CH$1]*[.CH72])" office:value-type="float" office:value="0.146492031356817">
            <text:p>1,46E-01</text:p>
          </table:table-cell>
          <table:table-cell table:formula="of:=[.CI$1]*[.CI72]/([.$A73]+[.CI$1]*[.CI72])" office:value-type="float" office:value="0.154792655160078">
            <text:p>1,55E-01</text:p>
          </table:table-cell>
          <table:table-cell table:formula="of:=[.CJ$1]*[.CJ72]/([.$A73]+[.CJ$1]*[.CJ72])" office:value-type="float" office:value="0.1630585108845">
            <text:p>1,63E-01</text:p>
          </table:table-cell>
          <table:table-cell office:value-type="float" office:value="71">
            <text:p>71</text:p>
          </table:table-cell>
          <table:table-cell table:formula="of:=[.CL$1]*[.CL72]/([.$A73]+[.CL$1]*[.CL72])" office:value-type="float" office:value="0.171276646326986">
            <text:p>1,71E-01</text:p>
          </table:table-cell>
          <table:table-cell table:formula="of:=[.CM$1]*[.CM72]/([.$A73]+[.CM$1]*[.CM72])" office:value-type="float" office:value="0.179435937956745">
            <text:p>1,79E-01</text:p>
          </table:table-cell>
          <table:table-cell table:formula="of:=[.CN$1]*[.CN72]/([.$A73]+[.CN$1]*[.CN72])" office:value-type="float" office:value="0.187526903438286">
            <text:p>1,88E-01</text:p>
          </table:table-cell>
          <table:table-cell table:formula="of:=[.CO$1]*[.CO72]/([.$A73]+[.CO$1]*[.CO72])" office:value-type="float" office:value="0.19554152463439">
            <text:p>1,96E-01</text:p>
          </table:table-cell>
          <table:table-cell table:formula="of:=[.CP$1]*[.CP72]/([.$A73]+[.CP$1]*[.CP72])" office:value-type="float" office:value="0.203473083093014">
            <text:p>2,03E-01</text:p>
          </table:table-cell>
          <table:table-cell table:formula="of:=[.CQ$1]*[.CQ72]/([.$A73]+[.CQ$1]*[.CQ72])" office:value-type="float" office:value="0.211316008984716">
            <text:p>2,11E-01</text:p>
          </table:table-cell>
          <table:table-cell table:formula="of:=[.CR$1]*[.CR72]/([.$A73]+[.CR$1]*[.CR72])" office:value-type="float" office:value="0.219065743718324">
            <text:p>2,19E-01</text:p>
          </table:table-cell>
          <table:table-cell table:formula="of:=[.CS$1]*[.CS72]/([.$A73]+[.CS$1]*[.CS72])" office:value-type="float" office:value="0.226718615955227">
            <text:p>2,27E-01</text:p>
          </table:table-cell>
          <table:table-cell table:formula="of:=[.CT$1]*[.CT72]/([.$A73]+[.CT$1]*[.CT72])" office:value-type="float" office:value="0.234271730410681">
            <text:p>2,34E-01</text:p>
          </table:table-cell>
          <table:table-cell table:formula="of:=[.CU$1]*[.CU72]/([.$A73]+[.CU$1]*[.CU72])" office:value-type="float" office:value="0.24172286862863">
            <text:p>2,42E-01</text:p>
          </table:table-cell>
          <table:table-cell office:value-type="float" office:value="71">
            <text:p>71</text:p>
          </table:table-cell>
          <table:table-cell table:formula="of:=[.CW$1]*[.CW72]/([.$A73]+[.CW$1]*[.CW72])" office:value-type="float" office:value="0.249070400808818">
            <text:p>2,49E-01</text:p>
          </table:table-cell>
          <table:table-cell table:formula="of:=[.CX$1]*[.CX72]/([.$A73]+[.CX$1]*[.CX72])" office:value-type="float" office:value="0.256313207723861">
            <text:p>2,56E-01</text:p>
          </table:table-cell>
          <table:table-cell table:formula="of:=[.CY$1]*[.CY72]/([.$A73]+[.CY$1]*[.CY72])" office:value-type="float" office:value="0.263450611768406">
            <text:p>2,63E-01</text:p>
          </table:table-cell>
          <table:table-cell table:formula="of:=[.CZ$1]*[.CZ72]/([.$A73]+[.CZ$1]*[.CZ72])" office:value-type="float" office:value="0.27048231621703">
            <text:p>2,70E-01</text:p>
          </table:table-cell>
          <table:table-cell table:formula="of:=[.DA$1]*[.DA72]/([.$A73]+[.DA$1]*[.DA72])" office:value-type="float" office:value="0.277408351820556">
            <text:p>2,77E-01</text:p>
          </table:table-cell>
          <table:table-cell table:formula="of:=[.DB$1]*[.DB72]/([.$A73]+[.DB$1]*[.DB72])" office:value-type="float" office:value="0.28422902993401">
            <text:p>2,84E-01</text:p>
          </table:table-cell>
          <table:table-cell table:formula="of:=[.DC$1]*[.DC72]/([.$A73]+[.DC$1]*[.DC72])" office:value-type="float" office:value="0.290944901437536">
            <text:p>2,91E-01</text:p>
          </table:table-cell>
          <table:table-cell table:formula="of:=[.DD$1]*[.DD72]/([.$A73]+[.DD$1]*[.DD72])" office:value-type="float" office:value="0.297556720780506">
            <text:p>2,98E-01</text:p>
          </table:table-cell>
          <table:table-cell table:formula="of:=[.DE$1]*[.DE72]/([.$A73]+[.DE$1]*[.DE72])" office:value-type="float" office:value="0.304065414546057">
            <text:p>3,04E-01</text:p>
          </table:table-cell>
          <table:table-cell table:formula="of:=[.DF$1]*[.DF72]/([.$A73]+[.DF$1]*[.DF72])" office:value-type="float" office:value="0.310472053996838">
            <text:p>3,10E-01</text:p>
          </table:table-cell>
          <table:table-cell table:number-columns-repeated="146"/>
        </table:table-row>
        <table:table-row table:style-name="ro1">
          <table:table-cell office:value-type="float" office:value="72">
            <text:p>72</text:p>
          </table:table-cell>
          <table:table-cell table:formula="of:=[.$C$1]*[.B73]/([.$A74]+[.$C$1]*[.B73])" office:value-type="float" office:value="9.19286131597197E-084">
            <text:p>9,19E-84</text:p>
          </table:table-cell>
          <table:table-cell table:formula="of:=[.$C$1]*[.C73]/([.$A74]+[.$C$1]*[.C73])" office:value-type="float" office:value="1.04369798059239E-083">
            <text:p>1,04E-83</text:p>
          </table:table-cell>
          <table:table-cell table:formula="of:=[.$D$1]*[.D73]/([.$A74]+[.$D$1]*[.D73])" office:value-type="float" office:value="1.8316859462675E-071">
            <text:p>1,83E-71</text:p>
          </table:table-cell>
          <table:table-cell table:formula="of:=[.$E$1]*[.E73]/([.$A74]+[.$E$1]*[.E73])" office:value-type="float" office:value="6.67030307497807E-063">
            <text:p>6,67E-63</text:p>
          </table:table-cell>
          <table:table-cell table:formula="of:=[.$F$1]*[.F73]/([.$A74]+[.$F$1]*[.F73])" office:value-type="float" office:value="2.33008638287921E-056">
            <text:p>2,33E-56</text:p>
          </table:table-cell>
          <table:table-cell table:formula="of:=[.$G$1]*[.G73]/([.$A74]+[.$G$1]*[.G73])" office:value-type="float" office:value="4.30652780300394E-051">
            <text:p>4,31E-51</text:p>
          </table:table-cell>
          <table:table-cell table:formula="of:=[.$H$1]*[.H73]/([.$A74]+[.$H$1]*[.H73])" office:value-type="float" office:value="1.04713247061692E-046">
            <text:p>1,05E-46</text:p>
          </table:table-cell>
          <table:table-cell table:formula="of:=[.I$1]*[.I73]/([.$A74]+[.I$1]*[.I73])" office:value-type="float" office:value="5.76935585779677E-043">
            <text:p>5,77E-43</text:p>
          </table:table-cell>
          <table:table-cell table:formula="of:=[.J$1]*[.J73]/([.$A74]+[.J$1]*[.J73])" office:value-type="float" office:value="1.0228559166813E-039">
            <text:p>1,02E-39</text:p>
          </table:table-cell>
          <table:table-cell table:formula="of:=[.K$1]*[.K73]/([.$A74]+[.K$1]*[.K73])" office:value-type="float" office:value="7.41411469389624E-037">
            <text:p>7,41E-37</text:p>
          </table:table-cell>
          <table:table-cell office:value-type="float" office:value="72">
            <text:p>72</text:p>
          </table:table-cell>
          <table:table-cell table:formula="of:=[.M$1]*[.M73]/([.$A74]+[.M$1]*[.M73])" office:value-type="float" office:value="2.60638249177601E-034">
            <text:p>2,61E-34</text:p>
          </table:table-cell>
          <table:table-cell table:formula="of:=[.N$1]*[.N73]/([.$A74]+[.N$1]*[.N73])" office:value-type="float" office:value="5.04103893487173E-032">
            <text:p>5,04E-32</text:p>
          </table:table-cell>
          <table:table-cell table:formula="of:=[.O$1]*[.O73]/([.$A74]+[.O$1]*[.O73])" office:value-type="float" office:value="5.90333216501101E-030">
            <text:p>5,90E-30</text:p>
          </table:table-cell>
          <table:table-cell table:formula="of:=[.P$1]*[.P73]/([.$A74]+[.P$1]*[.P73])" office:value-type="float" office:value="4.50920459987937E-028">
            <text:p>4,51E-28</text:p>
          </table:table-cell>
          <table:table-cell table:formula="of:=[.Q$1]*[.Q73]/([.$A74]+[.Q$1]*[.Q73])" office:value-type="float" office:value="2.38318382516461E-026">
            <text:p>2,38E-26</text:p>
          </table:table-cell>
          <table:table-cell table:formula="of:=[.R$1]*[.R73]/([.$A74]+[.R$1]*[.R73])" office:value-type="float" office:value="9.13968356784685E-025">
            <text:p>9,14E-25</text:p>
          </table:table-cell>
          <table:table-cell table:formula="of:=[.S$1]*[.S73]/([.$A74]+[.S$1]*[.S73])" office:value-type="float" office:value="2.64435809346485E-023">
            <text:p>2,64E-23</text:p>
          </table:table-cell>
          <table:table-cell table:formula="of:=[.T$1]*[.T73]/([.$A74]+[.T$1]*[.T73])" office:value-type="float" office:value="5.96106438105966E-022">
            <text:p>5,96E-22</text:p>
          </table:table-cell>
          <table:table-cell table:formula="of:=[.U$1]*[.U73]/([.$A74]+[.U$1]*[.U73])" office:value-type="float" office:value="1.0756431890227E-020">
            <text:p>1,08E-20</text:p>
          </table:table-cell>
          <table:table-cell table:formula="of:=[.V$1]*[.V73]/([.$A74]+[.V$1]*[.V73])" office:value-type="float" office:value="1.58954991040196E-019">
            <text:p>1,59E-19</text:p>
          </table:table-cell>
          <table:table-cell office:value-type="float" office:value="72">
            <text:p>72</text:p>
          </table:table-cell>
          <table:table-cell table:formula="of:=[.X$1]*[.X73]/([.$A74]+[.X$1]*[.X73])" office:value-type="float" office:value="1.96159443178111E-018">
            <text:p>1,96E-18</text:p>
          </table:table-cell>
          <table:table-cell table:formula="of:=[.Y$1]*[.Y73]/([.$A74]+[.Y$1]*[.Y73])" office:value-type="float" office:value="2.05569432280932E-017">
            <text:p>2,06E-17</text:p>
          </table:table-cell>
          <table:table-cell table:formula="of:=[.Z$1]*[.Z73]/([.$A74]+[.Z$1]*[.Z73])" office:value-type="float" office:value="1.85624470858188E-016">
            <text:p>1,86E-16</text:p>
          </table:table-cell>
          <table:table-cell table:formula="of:=[.AA$1]*[.AA73]/([.$A74]+[.AA$1]*[.AA73])" office:value-type="float" office:value="1.4626686623064E-015">
            <text:p>1,46E-15</text:p>
          </table:table-cell>
          <table:table-cell table:formula="of:=[.AB$1]*[.AB73]/([.$A74]+[.AB$1]*[.AB73])" office:value-type="float" office:value="0.0000000000000101700408176449">
            <text:p>1,02E-14</text:p>
          </table:table-cell>
          <table:table-cell table:formula="of:=[.AC$1]*[.AC73]/([.$A74]+[.AC$1]*[.AC73])" office:value-type="float" office:value="0.0000000000000630127804827688">
            <text:p>6,30E-14</text:p>
          </table:table-cell>
          <table:table-cell table:formula="of:=[.AD$1]*[.AD73]/([.$A74]+[.AD$1]*[.AD73])" office:value-type="float" office:value="0.000000000000350949095326407">
            <text:p>3,51E-13</text:p>
          </table:table-cell>
          <table:table-cell table:formula="of:=[.AE$1]*[.AE73]/([.$A74]+[.AE$1]*[.AE73])" office:value-type="float" office:value="0.00000000000177066695564652">
            <text:p>1,77E-12</text:p>
          </table:table-cell>
          <table:table-cell table:formula="of:=[.AF$1]*[.AF73]/([.$A74]+[.AF$1]*[.AF73])" office:value-type="float" office:value="0.00000000000814929412543376">
            <text:p>8,15E-12</text:p>
          </table:table-cell>
          <table:table-cell table:formula="of:=[.AG$1]*[.AG73]/([.$A74]+[.AG$1]*[.AG73])" office:value-type="float" office:value="0.0000000000344270651894085">
            <text:p>3,44E-11</text:p>
          </table:table-cell>
          <table:table-cell office:value-type="float" office:value="72">
            <text:p>72</text:p>
          </table:table-cell>
          <table:table-cell table:formula="of:=[.AI$1]*[.AI73]/([.$A74]+[.AI$1]*[.AI73])" office:value-type="float" office:value="0.000000000134250878499063">
            <text:p>1,34E-10</text:p>
          </table:table-cell>
          <table:table-cell table:formula="of:=[.AJ$1]*[.AJ73]/([.$A74]+[.AJ$1]*[.AJ73])" office:value-type="float" office:value="0.000000000485712340188637">
            <text:p>4,86E-10</text:p>
          </table:table-cell>
          <table:table-cell table:formula="of:=[.AK$1]*[.AK73]/([.$A74]+[.AK$1]*[.AK73])" office:value-type="float" office:value="0.0000000016379094482829">
            <text:p>1,64E-09</text:p>
          </table:table-cell>
          <table:table-cell table:formula="of:=[.AL$1]*[.AL73]/([.$A74]+[.AL$1]*[.AL73])" office:value-type="float" office:value="0.00000000516980025248068">
            <text:p>5,17E-09</text:p>
          </table:table-cell>
          <table:table-cell table:formula="of:=[.AM$1]*[.AM73]/([.$A74]+[.AM$1]*[.AM73])" office:value-type="float" office:value="0.0000000153319167266177">
            <text:p>1,53E-08</text:p>
          </table:table-cell>
          <table:table-cell table:formula="of:=[.AN$1]*[.AN73]/([.$A74]+[.AN$1]*[.AN73])" office:value-type="float" office:value="0.0000000428728982839877">
            <text:p>4,29E-08</text:p>
          </table:table-cell>
          <table:table-cell table:formula="of:=[.AO$1]*[.AO73]/([.$A74]+[.AO$1]*[.AO73])" office:value-type="float" office:value="0.000000113405069972372">
            <text:p>1,13E-07</text:p>
          </table:table-cell>
          <table:table-cell table:formula="of:=[.AP$1]*[.AP73]/([.$A74]+[.AP$1]*[.AP73])" office:value-type="float" office:value="0.000000284598688038706">
            <text:p>2,85E-07</text:p>
          </table:table-cell>
          <table:table-cell table:formula="of:=[.AQ$1]*[.AQ73]/([.$A74]+[.AQ$1]*[.AQ73])" office:value-type="float" office:value="0.000000679471678226492">
            <text:p>6,79E-07</text:p>
          </table:table-cell>
          <table:table-cell table:formula="of:=[.AR$1]*[.AR73]/([.$A74]+[.AR$1]*[.AR73])" office:value-type="float" office:value="0.00000154719483404121">
            <text:p>1,55E-06</text:p>
          </table:table-cell>
          <table:table-cell office:value-type="float" office:value="72">
            <text:p>72</text:p>
          </table:table-cell>
          <table:table-cell table:formula="of:=[.AT$1]*[.AT73]/([.$A74]+[.AT$1]*[.AT73])" office:value-type="float" office:value="0.00000336798270925319">
            <text:p>3,37E-06</text:p>
          </table:table-cell>
          <table:table-cell table:formula="of:=[.AU$1]*[.AU73]/([.$A74]+[.AU$1]*[.AU73])" office:value-type="float" office:value="0.00000702406891397726">
            <text:p>7,02E-06</text:p>
          </table:table-cell>
          <table:table-cell table:formula="of:=[.AV$1]*[.AV73]/([.$A74]+[.AV$1]*[.AV73])" office:value-type="float" office:value="0.0000140630199578934">
            <text:p>1,41E-05</text:p>
          </table:table-cell>
          <table:table-cell table:formula="of:=[.AW$1]*[.AW73]/([.$A74]+[.AW$1]*[.AW73])" office:value-type="float" office:value="0.0000270804995435466">
            <text:p>2,71E-05</text:p>
          </table:table-cell>
          <table:table-cell table:formula="of:=[.AX$1]*[.AX73]/([.$A74]+[.AX$1]*[.AX73])" office:value-type="float" office:value="0.0000502442999127652">
            <text:p>5,02E-05</text:p>
          </table:table-cell>
          <table:table-cell table:formula="of:=[.AY$1]*[.AY73]/([.$A74]+[.AY$1]*[.AY73])" office:value-type="float" office:value="0.0000899673453008287">
            <text:p>9,00E-05</text:p>
          </table:table-cell>
          <table:table-cell table:formula="of:=[.AZ$1]*[.AZ73]/([.$A74]+[.AZ$1]*[.AZ73])" office:value-type="float" office:value="0.000155712869426286">
            <text:p>1,56E-04</text:p>
          </table:table-cell>
          <table:table-cell table:formula="of:=[.BA$1]*[.BA73]/([.$A74]+[.BA$1]*[.BA73])" office:value-type="float" office:value="0.000260880781088455">
            <text:p>2,61E-04</text:p>
          </table:table-cell>
          <table:table-cell table:formula="of:=[.BB$1]*[.BB73]/([.$A74]+[.BB$1]*[.BB73])" office:value-type="float" office:value="0.000423684376474215">
            <text:p>4,24E-04</text:p>
          </table:table-cell>
          <table:table-cell table:formula="of:=[.BC$1]*[.BC73]/([.$A74]+[.BC$1]*[.BC73])" office:value-type="float" office:value="0.000667888715490122">
            <text:p>6,68E-04</text:p>
          </table:table-cell>
          <table:table-cell office:value-type="float" office:value="72">
            <text:p>72</text:p>
          </table:table-cell>
          <table:table-cell table:formula="of:=[.BE$1]*[.BE73]/([.$A74]+[.BE$1]*[.BE73])" office:value-type="float" office:value="0.00102325667602902">
            <text:p>1,02E-03</text:p>
          </table:table-cell>
          <table:table-cell table:formula="of:=[.BF$1]*[.BF73]/([.$A74]+[.BF$1]*[.BF73])" office:value-type="float" office:value="0.00152554704006554">
            <text:p>1,53E-03</text:p>
          </table:table-cell>
          <table:table-cell table:formula="of:=[.BG$1]*[.BG73]/([.$A74]+[.BG$1]*[.BG73])" office:value-type="float" office:value="0.00221593919045875">
            <text:p>2,22E-03</text:p>
          </table:table-cell>
          <table:table-cell table:formula="of:=[.BH$1]*[.BH73]/([.$A74]+[.BH$1]*[.BH73])" office:value-type="float" office:value="0.00313982277396468">
            <text:p>3,14E-03</text:p>
          </table:table-cell>
          <table:table-cell table:formula="of:=[.BI$1]*[.BI73]/([.$A74]+[.BI$1]*[.BI73])" office:value-type="float" office:value="0.00434498058585423">
            <text:p>4,34E-03</text:p>
          </table:table-cell>
          <table:table-cell table:formula="of:=[.BJ$1]*[.BJ73]/([.$A74]+[.BJ$1]*[.BJ73])" office:value-type="float" office:value="0.00587929257214637">
            <text:p>5,88E-03</text:p>
          </table:table-cell>
          <table:table-cell table:formula="of:=[.BK$1]*[.BK73]/([.$A74]+[.BK$1]*[.BK73])" office:value-type="float" office:value="0.00778817639180048">
            <text:p>7,79E-03</text:p>
          </table:table-cell>
          <table:table-cell table:formula="of:=[.BL$1]*[.BL73]/([.$A74]+[.BL$1]*[.BL73])" office:value-type="float" office:value="0.0101120342994433">
            <text:p>1,01E-02</text:p>
          </table:table-cell>
          <table:table-cell table:formula="of:=[.BM$1]*[.BM73]/([.$A74]+[.BM$1]*[.BM73])" office:value-type="float" office:value="0.0128839834536723">
            <text:p>1,29E-02</text:p>
          </table:table-cell>
          <table:table-cell table:formula="of:=[.BN$1]*[.BN73]/([.$A74]+[.BN$1]*[.BN73])" office:value-type="float" office:value="0.01612810530418">
            <text:p>1,61E-02</text:p>
          </table:table-cell>
          <table:table-cell office:value-type="float" office:value="72">
            <text:p>72</text:p>
          </table:table-cell>
          <table:table-cell table:formula="of:=[.BP$1]*[.BP73]/([.$A74]+[.BP$1]*[.BP73])" office:value-type="float" office:value="0.0198583700214305">
            <text:p>1,99E-02</text:p>
          </table:table-cell>
          <table:table-cell table:formula="of:=[.BQ$1]*[.BQ73]/([.$A74]+[.BQ$1]*[.BQ73])" office:value-type="float" office:value="0.0240782931866135">
            <text:p>2,41E-02</text:p>
          </table:table-cell>
          <table:table-cell table:formula="of:=[.BR$1]*[.BR73]/([.$A74]+[.BR$1]*[.BR73])" office:value-type="float" office:value="0.0287812856906899">
            <text:p>2,88E-02</text:p>
          </table:table-cell>
          <table:table-cell table:formula="of:=[.BS$1]*[.BS73]/([.$A74]+[.BS$1]*[.BS73])" office:value-type="float" office:value="0.033951581705331">
            <text:p>3,40E-02</text:p>
          </table:table-cell>
          <table:table-cell table:formula="of:=[.BT$1]*[.BT73]/([.$A74]+[.BT$1]*[.BT73])" office:value-type="float" office:value="0.0395655836526614">
            <text:p>3,96E-02</text:p>
          </table:table-cell>
          <table:table-cell table:formula="of:=[.BU$1]*[.BU73]/([.$A74]+[.BU$1]*[.BU73])" office:value-type="float" office:value="0.045593448761547">
            <text:p>4,56E-02</text:p>
          </table:table-cell>
          <table:table-cell table:formula="of:=[.BV$1]*[.BV73]/([.$A74]+[.BV$1]*[.BV73])" office:value-type="float" office:value="0.0520007538018193">
            <text:p>5,20E-02</text:p>
          </table:table-cell>
          <table:table-cell table:formula="of:=[.BW$1]*[.BW73]/([.$A74]+[.BW$1]*[.BW73])" office:value-type="float" office:value="0.0587501040856742">
            <text:p>5,88E-02</text:p>
          </table:table-cell>
          <table:table-cell table:formula="of:=[.BX$1]*[.BX73]/([.$A74]+[.BX$1]*[.BX73])" office:value-type="float" office:value="0.0658025904239657">
            <text:p>6,58E-02</text:p>
          </table:table-cell>
          <table:table-cell table:formula="of:=[.BY$1]*[.BY73]/([.$A74]+[.BY$1]*[.BY73])" office:value-type="float" office:value="0.0731190356260304">
            <text:p>7,31E-02</text:p>
          </table:table-cell>
          <table:table-cell office:value-type="float" office:value="72">
            <text:p>72</text:p>
          </table:table-cell>
          <table:table-cell table:formula="of:=[.CA$1]*[.CA73]/([.$A74]+[.CA$1]*[.CA73])" office:value-type="float" office:value="0.0806610051180322">
            <text:p>8,07E-02</text:p>
          </table:table-cell>
          <table:table-cell table:formula="of:=[.CB$1]*[.CB73]/([.$A74]+[.CB$1]*[.CB73])" office:value-type="float" office:value="0.0883915817217616">
            <text:p>8,84E-02</text:p>
          </table:table-cell>
          <table:table-cell table:formula="of:=[.CC$1]*[.CC73]/([.$A74]+[.CC$1]*[.CC73])" office:value-type="float" office:value="0.0962759220543142">
            <text:p>9,63E-02</text:p>
          </table:table-cell>
          <table:table-cell table:formula="of:=[.CD$1]*[.CD73]/([.$A74]+[.CD$1]*[.CD73])" office:value-type="float" office:value="0.104281622192467">
            <text:p>1,04E-01</text:p>
          </table:table-cell>
          <table:table-cell table:formula="of:=[.CE$1]*[.CE73]/([.$A74]+[.CE$1]*[.CE73])" office:value-type="float" office:value="0.112378924671134">
            <text:p>1,12E-01</text:p>
          </table:table-cell>
          <table:table-cell table:formula="of:=[.CF$1]*[.CF73]/([.$A74]+[.CF$1]*[.CF73])" office:value-type="float" office:value="0.120540799190394">
            <text:p>1,21E-01</text:p>
          </table:table-cell>
          <table:table-cell table:formula="of:=[.CG$1]*[.CG73]/([.$A74]+[.CG$1]*[.CG73])" office:value-type="float" office:value="0.128742927079846">
            <text:p>1,29E-01</text:p>
          </table:table-cell>
          <table:table-cell table:formula="of:=[.CH$1]*[.CH73]/([.$A74]+[.CH$1]*[.CH73])" office:value-type="float" office:value="0.136963615809487">
            <text:p>1,37E-01</text:p>
          </table:table-cell>
          <table:table-cell table:formula="of:=[.CI$1]*[.CI73]/([.$A74]+[.CI$1]*[.CI73])" office:value-type="float" office:value="0.145183665514548">
            <text:p>1,45E-01</text:p>
          </table:table-cell>
          <table:table-cell table:formula="of:=[.CJ$1]*[.CJ73]/([.$A74]+[.CJ$1]*[.CJ73])" office:value-type="float" office:value="0.153386205194698">
            <text:p>1,53E-01</text:p>
          </table:table-cell>
          <table:table-cell office:value-type="float" office:value="72">
            <text:p>72</text:p>
          </table:table-cell>
          <table:table-cell table:formula="of:=[.CL$1]*[.CL73]/([.$A74]+[.CL$1]*[.CL73])" office:value-type="float" office:value="0.161556512297025">
            <text:p>1,62E-01</text:p>
          </table:table-cell>
          <table:table-cell table:formula="of:=[.CM$1]*[.CM73]/([.$A74]+[.CM$1]*[.CM73])" office:value-type="float" office:value="0.169681825965936">
            <text:p>1,70E-01</text:p>
          </table:table-cell>
          <table:table-cell table:formula="of:=[.CN$1]*[.CN73]/([.$A74]+[.CN$1]*[.CN73])" office:value-type="float" office:value="0.177751161394815">
            <text:p>1,78E-01</text:p>
          </table:table-cell>
          <table:table-cell table:formula="of:=[.CO$1]*[.CO73]/([.$A74]+[.CO$1]*[.CO73])" office:value-type="float" office:value="0.185755130425947">
            <text:p>1,86E-01</text:p>
          </table:table-cell>
          <table:table-cell table:formula="of:=[.CP$1]*[.CP73]/([.$A74]+[.CP$1]*[.CP73])" office:value-type="float" office:value="0.193685771760328">
            <text:p>1,94E-01</text:p>
          </table:table-cell>
          <table:table-cell table:formula="of:=[.CQ$1]*[.CQ73]/([.$A74]+[.CQ$1]*[.CQ73])" office:value-type="float" office:value="0.201536392784494">
            <text:p>2,02E-01</text:p>
          </table:table-cell>
          <table:table-cell table:formula="of:=[.CR$1]*[.CR73]/([.$A74]+[.CR$1]*[.CR73])" office:value-type="float" office:value="0.209301424021261">
            <text:p>2,09E-01</text:p>
          </table:table-cell>
          <table:table-cell table:formula="of:=[.CS$1]*[.CS73]/([.$A74]+[.CS$1]*[.CS73])" office:value-type="float" office:value="0.216976286494194">
            <text:p>2,17E-01</text:p>
          </table:table-cell>
          <table:table-cell table:formula="of:=[.CT$1]*[.CT73]/([.$A74]+[.CT$1]*[.CT73])" office:value-type="float" office:value="0.224557271799048">
            <text:p>2,25E-01</text:p>
          </table:table-cell>
          <table:table-cell table:formula="of:=[.CU$1]*[.CU73]/([.$A74]+[.CU$1]*[.CU73])" office:value-type="float" office:value="0.232041434346972">
            <text:p>2,32E-01</text:p>
          </table:table-cell>
          <table:table-cell office:value-type="float" office:value="72">
            <text:p>72</text:p>
          </table:table-cell>
          <table:table-cell table:formula="of:=[.CW$1]*[.CW73]/([.$A74]+[.CW$1]*[.CW73])" office:value-type="float" office:value="0.23942649504096">
            <text:p>2,39E-01</text:p>
          </table:table-cell>
          <table:table-cell table:formula="of:=[.CX$1]*[.CX73]/([.$A74]+[.CX$1]*[.CX73])" office:value-type="float" office:value="0.246710755535095">
            <text:p>2,47E-01</text:p>
          </table:table-cell>
          <table:table-cell table:formula="of:=[.CY$1]*[.CY73]/([.$A74]+[.CY$1]*[.CY73])" office:value-type="float" office:value="0.253893022179131">
            <text:p>2,54E-01</text:p>
          </table:table-cell>
          <table:table-cell table:formula="of:=[.CZ$1]*[.CZ73]/([.$A74]+[.CZ$1]*[.CZ73])" office:value-type="float" office:value="0.260972538748848">
            <text:p>2,61E-01</text:p>
          </table:table-cell>
          <table:table-cell table:formula="of:=[.DA$1]*[.DA73]/([.$A74]+[.DA$1]*[.DA73])" office:value-type="float" office:value="0.267948927090418">
            <text:p>2,68E-01</text:p>
          </table:table-cell>
          <table:table-cell table:formula="of:=[.DB$1]*[.DB73]/([.$A74]+[.DB$1]*[.DB73])" office:value-type="float" office:value="0.274822134853578">
            <text:p>2,75E-01</text:p>
          </table:table-cell>
          <table:table-cell table:formula="of:=[.DC$1]*[.DC73]/([.$A74]+[.DC$1]*[.DC73])" office:value-type="float" office:value="0.281592389545929">
            <text:p>2,82E-01</text:p>
          </table:table-cell>
          <table:table-cell table:formula="of:=[.DD$1]*[.DD73]/([.$A74]+[.DD$1]*[.DD73])" office:value-type="float" office:value="0.288260158203309">
            <text:p>2,88E-01</text:p>
          </table:table-cell>
          <table:table-cell table:formula="of:=[.DE$1]*[.DE73]/([.$A74]+[.DE$1]*[.DE73])" office:value-type="float" office:value="0.294826112035217">
            <text:p>2,95E-01</text:p>
          </table:table-cell>
          <table:table-cell table:formula="of:=[.DF$1]*[.DF73]/([.$A74]+[.DF$1]*[.DF73])" office:value-type="float" office:value="0.301291095467001">
            <text:p>3,01E-01</text:p>
          </table:table-cell>
          <table:table-cell table:number-columns-repeated="146"/>
        </table:table-row>
        <table:table-row table:style-name="ro1">
          <table:table-cell office:value-type="float" office:value="73">
            <text:p>73</text:p>
          </table:table-cell>
          <table:table-cell table:formula="of:=[.$C$1]*[.B74]/([.$A75]+[.$C$1]*[.B74])" office:value-type="float" office:value="2.51859214136218E-085">
            <text:p>2,52E-85</text:p>
          </table:table-cell>
          <table:table-cell table:formula="of:=[.$C$1]*[.C74]/([.$A75]+[.$C$1]*[.C74])" office:value-type="float" office:value="2.85944652217094E-085">
            <text:p>2,86E-85</text:p>
          </table:table-cell>
          <table:table-cell table:formula="of:=[.$D$1]*[.D74]/([.$A75]+[.$D$1]*[.D74])" office:value-type="float" office:value="7.52747649151026E-073">
            <text:p>7,53E-73</text:p>
          </table:table-cell>
          <table:table-cell table:formula="of:=[.$E$1]*[.E74]/([.$A75]+[.$E$1]*[.E74])" office:value-type="float" office:value="3.65496058902908E-064">
            <text:p>3,65E-64</text:p>
          </table:table-cell>
          <table:table-cell table:formula="of:=[.$F$1]*[.F74]/([.$A75]+[.$F$1]*[.F74])" office:value-type="float" office:value="1.59594957731452E-057">
            <text:p>1,60E-57</text:p>
          </table:table-cell>
          <table:table-cell table:formula="of:=[.$G$1]*[.G74]/([.$A75]+[.$G$1]*[.G74])" office:value-type="float" office:value="3.53961189287995E-052">
            <text:p>3,54E-52</text:p>
          </table:table-cell>
          <table:table-cell table:formula="of:=[.$H$1]*[.H74]/([.$A75]+[.$H$1]*[.H74])" office:value-type="float" office:value="1.0040996293587E-047">
            <text:p>1,00E-47</text:p>
          </table:table-cell>
          <table:table-cell table:formula="of:=[.I$1]*[.I74]/([.$A75]+[.I$1]*[.I74])" office:value-type="float" office:value="6.32258176196906E-044">
            <text:p>6,32E-44</text:p>
          </table:table-cell>
          <table:table-cell table:formula="of:=[.J$1]*[.J74]/([.$A75]+[.J$1]*[.J74])" office:value-type="float" office:value="1.26105523974407E-040">
            <text:p>1,26E-40</text:p>
          </table:table-cell>
          <table:table-cell table:formula="of:=[.K$1]*[.K74]/([.$A75]+[.K$1]*[.K74])" office:value-type="float" office:value="1.0156321498488E-037">
            <text:p>1,02E-37</text:p>
          </table:table-cell>
          <table:table-cell office:value-type="float" office:value="73">
            <text:p>73</text:p>
          </table:table-cell>
          <table:table-cell table:formula="of:=[.M$1]*[.M74]/([.$A75]+[.M$1]*[.M74])" office:value-type="float" office:value="3.92742567253919E-035">
            <text:p>3,93E-35</text:p>
          </table:table-cell>
          <table:table-cell table:formula="of:=[.N$1]*[.N74]/([.$A75]+[.N$1]*[.N74])" office:value-type="float" office:value="8.28663934499463E-033">
            <text:p>8,29E-33</text:p>
          </table:table-cell>
          <table:table-cell table:formula="of:=[.O$1]*[.O74]/([.$A75]+[.O$1]*[.O74])" office:value-type="float" office:value="1.05127833075539E-030">
            <text:p>1,05E-30</text:p>
          </table:table-cell>
          <table:table-cell table:formula="of:=[.P$1]*[.P74]/([.$A75]+[.P$1]*[.P74])" office:value-type="float" office:value="8.64778964360428E-029">
            <text:p>8,65E-29</text:p>
          </table:table-cell>
          <table:table-cell table:formula="of:=[.Q$1]*[.Q74]/([.$A75]+[.Q$1]*[.Q74])" office:value-type="float" office:value="4.89695306540673E-027">
            <text:p>4,90E-27</text:p>
          </table:table-cell>
          <table:table-cell table:formula="of:=[.R$1]*[.R74]/([.$A75]+[.R$1]*[.R74])" office:value-type="float" office:value="2.0032183162404E-025">
            <text:p>2,00E-25</text:p>
          </table:table-cell>
          <table:table-cell table:formula="of:=[.S$1]*[.S74]/([.$A75]+[.S$1]*[.S74])" office:value-type="float" office:value="6.15809419026061E-024">
            <text:p>6,16E-24</text:p>
          </table:table-cell>
          <table:table-cell table:formula="of:=[.T$1]*[.T74]/([.$A75]+[.T$1]*[.T74])" office:value-type="float" office:value="1.46985149122019E-022">
            <text:p>1,47E-22</text:p>
          </table:table-cell>
          <table:table-cell table:formula="of:=[.U$1]*[.U74]/([.$A75]+[.U$1]*[.U74])" office:value-type="float" office:value="2.79961925910018E-021">
            <text:p>2,80E-21</text:p>
          </table:table-cell>
          <table:table-cell table:formula="of:=[.V$1]*[.V74]/([.$A75]+[.V$1]*[.V74])" office:value-type="float" office:value="4.35493126137524E-020">
            <text:p>4,35E-20</text:p>
          </table:table-cell>
          <table:table-cell office:value-type="float" office:value="73">
            <text:p>73</text:p>
          </table:table-cell>
          <table:table-cell table:formula="of:=[.X$1]*[.X74]/([.$A75]+[.X$1]*[.X74])" office:value-type="float" office:value="5.64294288594566E-019">
            <text:p>5,64E-19</text:p>
          </table:table-cell>
          <table:table-cell table:formula="of:=[.Y$1]*[.Y74]/([.$A75]+[.Y$1]*[.Y74])" office:value-type="float" office:value="6.19524316463084E-018">
            <text:p>6,20E-18</text:p>
          </table:table-cell>
          <table:table-cell table:formula="of:=[.Z$1]*[.Z74]/([.$A75]+[.Z$1]*[.Z74])" office:value-type="float" office:value="5.84844223251824E-017">
            <text:p>5,85E-17</text:p>
          </table:table-cell>
          <table:table-cell table:formula="of:=[.AA$1]*[.AA74]/([.$A75]+[.AA$1]*[.AA74])" office:value-type="float" office:value="4.80877368429502E-016">
            <text:p>4,81E-16</text:p>
          </table:table-cell>
          <table:table-cell table:formula="of:=[.AB$1]*[.AB74]/([.$A75]+[.AB$1]*[.AB74])" office:value-type="float" office:value="3.48289069097427E-015">
            <text:p>3,48E-15</text:p>
          </table:table-cell>
          <table:table-cell table:formula="of:=[.AC$1]*[.AC74]/([.$A75]+[.AC$1]*[.AC74])" office:value-type="float" office:value="0.00000000000002244290811715">
            <text:p>2,24E-14</text:p>
          </table:table-cell>
          <table:table-cell table:formula="of:=[.AD$1]*[.AD74]/([.$A75]+[.AD$1]*[.AD74])" office:value-type="float" office:value="0.000000000000129803090052216">
            <text:p>1,30E-13</text:p>
          </table:table-cell>
          <table:table-cell table:formula="of:=[.AE$1]*[.AE74]/([.$A75]+[.AE$1]*[.AE74])" office:value-type="float" office:value="0.000000000000679159928192726">
            <text:p>6,79E-13</text:p>
          </table:table-cell>
          <table:table-cell table:formula="of:=[.AF$1]*[.AF74]/([.$A75]+[.AF$1]*[.AF74])" office:value-type="float" office:value="0.00000000000323739081694266">
            <text:p>3,24E-12</text:p>
          </table:table-cell>
          <table:table-cell table:formula="of:=[.AG$1]*[.AG74]/([.$A75]+[.AG$1]*[.AG74])" office:value-type="float" office:value="0.0000000000141481089817485">
            <text:p>1,41E-11</text:p>
          </table:table-cell>
          <table:table-cell office:value-type="float" office:value="73">
            <text:p>73</text:p>
          </table:table-cell>
          <table:table-cell table:formula="of:=[.AI$1]*[.AI74]/([.$A75]+[.AI$1]*[.AI74])" office:value-type="float" office:value="0.0000000000570106470305984">
            <text:p>5,70E-11</text:p>
          </table:table-cell>
          <table:table-cell table:formula="of:=[.AJ$1]*[.AJ74]/([.$A75]+[.AJ$1]*[.AJ74])" office:value-type="float" office:value="0.000000000212914998393522">
            <text:p>2,13E-10</text:p>
          </table:table-cell>
          <table:table-cell table:formula="of:=[.AK$1]*[.AK74]/([.$A75]+[.AK$1]*[.AK74])" office:value-type="float" office:value="0.000000000740424818538561">
            <text:p>7,40E-10</text:p>
          </table:table-cell>
          <table:table-cell table:formula="of:=[.AL$1]*[.AL74]/([.$A75]+[.AL$1]*[.AL74])" office:value-type="float" office:value="0.00000000240785216659051">
            <text:p>2,41E-09</text:p>
          </table:table-cell>
          <table:table-cell table:formula="of:=[.AM$1]*[.AM74]/([.$A75]+[.AM$1]*[.AM74])" office:value-type="float" office:value="0.00000000735091892447932">
            <text:p>7,35E-09</text:p>
          </table:table-cell>
          <table:table-cell table:formula="of:=[.AN$1]*[.AN74]/([.$A75]+[.AN$1]*[.AN74])" office:value-type="float" office:value="0.0000000211427987067294">
            <text:p>2,11E-08</text:p>
          </table:table-cell>
          <table:table-cell table:formula="of:=[.AO$1]*[.AO74]/([.$A75]+[.AO$1]*[.AO74])" office:value-type="float" office:value="0.0000000574792787369236">
            <text:p>5,75E-08</text:p>
          </table:table-cell>
          <table:table-cell table:formula="of:=[.AP$1]*[.AP74]/([.$A75]+[.AP$1]*[.AP74])" office:value-type="float" office:value="0.000000148147240319115">
            <text:p>1,48E-07</text:p>
          </table:table-cell>
          <table:table-cell table:formula="of:=[.AQ$1]*[.AQ74]/([.$A75]+[.AQ$1]*[.AQ74])" office:value-type="float" office:value="0.000000363005285361816">
            <text:p>3,63E-07</text:p>
          </table:table-cell>
          <table:table-cell table:formula="of:=[.AR$1]*[.AR74]/([.$A75]+[.AR$1]*[.AR74])" office:value-type="float" office:value="0.000000847777272528546">
            <text:p>8,48E-07</text:p>
          </table:table-cell>
          <table:table-cell office:value-type="float" office:value="73">
            <text:p>73</text:p>
          </table:table-cell>
          <table:table-cell table:formula="of:=[.AT$1]*[.AT74]/([.$A75]+[.AT$1]*[.AT74])" office:value-type="float" office:value="0.00000189160314894556">
            <text:p>1,89E-06</text:p>
          </table:table-cell>
          <table:table-cell table:formula="of:=[.AU$1]*[.AU74]/([.$A75]+[.AU$1]*[.AU74])" office:value-type="float" office:value="0.00000404122879699347">
            <text:p>4,04E-06</text:p>
          </table:table-cell>
          <table:table-cell table:formula="of:=[.AV$1]*[.AV74]/([.$A75]+[.AV$1]*[.AV74])" office:value-type="float" office:value="0.00000828362806846388">
            <text:p>8,28E-06</text:p>
          </table:table-cell>
          <table:table-cell table:formula="of:=[.AW$1]*[.AW74]/([.$A75]+[.AW$1]*[.AW74])" office:value-type="float" office:value="0.0000163222264561373">
            <text:p>1,63E-05</text:p>
          </table:table-cell>
          <table:table-cell table:formula="of:=[.AX$1]*[.AX74]/([.$A75]+[.AX$1]*[.AX74])" office:value-type="float" office:value="0.0000309715543779647">
            <text:p>3,10E-05</text:p>
          </table:table-cell>
          <table:table-cell table:formula="of:=[.AY$1]*[.AY74]/([.$A75]+[.AY$1]*[.AY74])" office:value-type="float" office:value="0.0000566885380608674">
            <text:p>5,67E-05</text:p>
          </table:table-cell>
          <table:table-cell table:formula="of:=[.AZ$1]*[.AZ74]/([.$A75]+[.AZ$1]*[.AZ74])" office:value-type="float" office:value="0.000100243441519469">
            <text:p>1,00E-04</text:p>
          </table:table-cell>
          <table:table-cell table:formula="of:=[.BA$1]*[.BA74]/([.$A75]+[.BA$1]*[.BA74])" office:value-type="float" office:value="0.000171508627583821">
            <text:p>1,72E-04</text:p>
          </table:table-cell>
          <table:table-cell table:formula="of:=[.BB$1]*[.BB74]/([.$A75]+[.BB$1]*[.BB74])" office:value-type="float" office:value="0.00028431002765909">
            <text:p>2,84E-04</text:p>
          </table:table-cell>
          <table:table-cell table:formula="of:=[.BC$1]*[.BC74]/([.$A75]+[.BC$1]*[.BC74])" office:value-type="float" office:value="0.00045724885215178">
            <text:p>4,57E-04</text:p>
          </table:table-cell>
          <table:table-cell office:value-type="float" office:value="73">
            <text:p>73</text:p>
          </table:table-cell>
          <table:table-cell table:formula="of:=[.BE$1]*[.BE74]/([.$A75]+[.BE$1]*[.BE74])" office:value-type="float" office:value="0.000714367266338147">
            <text:p>7,14E-04</text:p>
          </table:table-cell>
          <table:table-cell table:formula="of:=[.BF$1]*[.BF74]/([.$A75]+[.BF$1]*[.BF74])" office:value-type="float" office:value="0.00108551142669483">
            <text:p>1,09E-03</text:p>
          </table:table-cell>
          <table:table-cell table:formula="of:=[.BG$1]*[.BG74]/([.$A75]+[.BG$1]*[.BG74])" office:value-type="float" office:value="0.00160624837824073">
            <text:p>1,61E-03</text:p>
          </table:table-cell>
          <table:table-cell table:formula="of:=[.BH$1]*[.BH74]/([.$A75]+[.BH$1]*[.BH74])" office:value-type="float" office:value="0.00231722661678474">
            <text:p>2,32E-03</text:p>
          </table:table-cell>
          <table:table-cell table:formula="of:=[.BI$1]*[.BI74]/([.$A75]+[.BI$1]*[.BI74])" office:value-type="float" office:value="0.00326293391880582">
            <text:p>3,26E-03</text:p>
          </table:table-cell>
          <table:table-cell table:formula="of:=[.BJ$1]*[.BJ74]/([.$A75]+[.BJ$1]*[.BJ74])" office:value-type="float" office:value="0.00448989219465383">
            <text:p>4,49E-03</text:p>
          </table:table-cell>
          <table:table-cell table:formula="of:=[.BK$1]*[.BK74]/([.$A75]+[.BK$1]*[.BK74])" office:value-type="float" office:value="0.00604442161771442">
            <text:p>6,04E-03</text:p>
          </table:table-cell>
          <table:table-cell table:formula="of:=[.BL$1]*[.BL74]/([.$A75]+[.BL$1]*[.BL74])" office:value-type="float" office:value="0.00797018482184673">
            <text:p>7,97E-03</text:p>
          </table:table-cell>
          <table:table-cell table:formula="of:=[.BM$1]*[.BM74]/([.$A75]+[.BM$1]*[.BM74])" office:value-type="float" office:value="0.0103057677078056">
            <text:p>1,03E-02</text:p>
          </table:table-cell>
          <table:table-cell table:formula="of:=[.BN$1]*[.BN74]/([.$A75]+[.BN$1]*[.BN74])" office:value-type="float" office:value="0.0130825549157677">
            <text:p>1,31E-02</text:p>
          </table:table-cell>
          <table:table-cell office:value-type="float" office:value="73">
            <text:p>73</text:p>
          </table:table-cell>
          <table:table-cell table:formula="of:=[.BP$1]*[.BP74]/([.$A75]+[.BP$1]*[.BP74])" office:value-type="float" office:value="0.0163231149783772">
            <text:p>1,63E-02</text:p>
          </table:table-cell>
          <table:table-cell table:formula="of:=[.BQ$1]*[.BQ74]/([.$A75]+[.BQ$1]*[.BQ74])" office:value-type="float" office:value="0.020040233308976">
            <text:p>2,00E-02</text:p>
          </table:table-cell>
          <table:table-cell table:formula="of:=[.BR$1]*[.BR74]/([.$A75]+[.BR$1]*[.BR74])" office:value-type="float" office:value="0.0242366385822299">
            <text:p>2,42E-02</text:p>
          </table:table-cell>
          <table:table-cell table:formula="of:=[.BS$1]*[.BS74]/([.$A75]+[.BS$1]*[.BS74])" office:value-type="float" office:value="0.028905379380234">
            <text:p>2,89E-02</text:p>
          </table:table-cell>
          <table:table-cell table:formula="of:=[.BT$1]*[.BT74]/([.$A75]+[.BT$1]*[.BT74])" office:value-type="float" office:value="0.0340307389620185">
            <text:p>3,40E-02</text:p>
          </table:table-cell>
          <table:table-cell table:formula="of:=[.BU$1]*[.BU74]/([.$A75]+[.BU$1]*[.BU74])" office:value-type="float" office:value="0.0395895352173165">
            <text:p>3,96E-02</text:p>
          </table:table-cell>
          <table:table-cell table:formula="of:=[.BV$1]*[.BV74]/([.$A75]+[.BV$1]*[.BV74])" office:value-type="float" office:value="0.0455526411288429">
            <text:p>4,56E-02</text:p>
          </table:table-cell>
          <table:table-cell table:formula="of:=[.BW$1]*[.BW74]/([.$A75]+[.BW$1]*[.BW74])" office:value-type="float" office:value="0.0518865732915348">
            <text:p>5,19E-02</text:p>
          </table:table-cell>
          <table:table-cell table:formula="of:=[.BX$1]*[.BX74]/([.$A75]+[.BX$1]*[.BX74])" office:value-type="float" office:value="0.0585550240155731">
            <text:p>5,86E-02</text:p>
          </table:table-cell>
          <table:table-cell table:formula="of:=[.BY$1]*[.BY74]/([.$A75]+[.BY$1]*[.BY74])" office:value-type="float" office:value="0.0655202476861228">
            <text:p>6,55E-02</text:p>
          </table:table-cell>
          <table:table-cell office:value-type="float" office:value="73">
            <text:p>73</text:p>
          </table:table-cell>
          <table:table-cell table:formula="of:=[.CA$1]*[.CA74]/([.$A75]+[.CA$1]*[.CA74])" office:value-type="float" office:value="0.0727442472887259">
            <text:p>7,27E-02</text:p>
          </table:table-cell>
          <table:table-cell table:formula="of:=[.CB$1]*[.CB74]/([.$A75]+[.CB$1]*[.CB74])" office:value-type="float" office:value="0.0801897376198579">
            <text:p>8,02E-02</text:p>
          </table:table-cell>
          <table:table-cell table:formula="of:=[.CC$1]*[.CC74]/([.$A75]+[.CC$1]*[.CC74])" office:value-type="float" office:value="0.087820885342353">
            <text:p>8,78E-02</text:p>
          </table:table-cell>
          <table:table-cell table:formula="of:=[.CD$1]*[.CD74]/([.$A75]+[.CD$1]*[.CD74])" office:value-type="float" office:value="0.0956038422490773">
            <text:p>9,56E-02</text:p>
          </table:table-cell>
          <table:table-cell table:formula="of:=[.CE$1]*[.CE74]/([.$A75]+[.CE$1]*[.CE74])" office:value-type="float" office:value="0.103507097615058">
            <text:p>1,04E-01</text:p>
          </table:table-cell>
          <table:table-cell table:formula="of:=[.CF$1]*[.CF74]/([.$A75]+[.CF$1]*[.CF74])" office:value-type="float" office:value="0.111501679701578">
            <text:p>1,12E-01</text:p>
          </table:table-cell>
          <table:table-cell table:formula="of:=[.CG$1]*[.CG74]/([.$A75]+[.CG$1]*[.CG74])" office:value-type="float" office:value="0.119561236827105">
            <text:p>1,20E-01</text:p>
          </table:table-cell>
          <table:table-cell table:formula="of:=[.CH$1]*[.CH74]/([.$A75]+[.CH$1]*[.CH74])" office:value-type="float" office:value="0.127662026309537">
            <text:p>1,28E-01</text:p>
          </table:table-cell>
          <table:table-cell table:formula="of:=[.CI$1]*[.CI74]/([.$A75]+[.CI$1]*[.CI74])" office:value-type="float" office:value="0.135782836117657">
            <text:p>1,36E-01</text:p>
          </table:table-cell>
          <table:table-cell table:formula="of:=[.CJ$1]*[.CJ74]/([.$A75]+[.CJ$1]*[.CJ74])" office:value-type="float" office:value="0.143904860056501">
            <text:p>1,44E-01</text:p>
          </table:table-cell>
          <table:table-cell office:value-type="float" office:value="73">
            <text:p>73</text:p>
          </table:table-cell>
          <table:table-cell table:formula="of:=[.CL$1]*[.CL74]/([.$A75]+[.CL$1]*[.CL74])" office:value-type="float" office:value="0.152011543291168">
            <text:p>1,52E-01</text:p>
          </table:table-cell>
          <table:table-cell table:formula="of:=[.CM$1]*[.CM74]/([.$A75]+[.CM$1]*[.CM74])" office:value-type="float" office:value="0.160088411309048">
            <text:p>1,60E-01</text:p>
          </table:table-cell>
          <table:table-cell table:formula="of:=[.CN$1]*[.CN74]/([.$A75]+[.CN$1]*[.CN74])" office:value-type="float" office:value="0.168122892194124">
            <text:p>1,68E-01</text:p>
          </table:table-cell>
          <table:table-cell table:formula="of:=[.CO$1]*[.CO74]/([.$A75]+[.CO$1]*[.CO74])" office:value-type="float" office:value="0.176104139393507">
            <text:p>1,76E-01</text:p>
          </table:table-cell>
          <table:table-cell table:formula="of:=[.CP$1]*[.CP74]/([.$A75]+[.CP$1]*[.CP74])" office:value-type="float" office:value="0.184022859982935">
            <text:p>1,84E-01</text:p>
          </table:table-cell>
          <table:table-cell table:formula="of:=[.CQ$1]*[.CQ74]/([.$A75]+[.CQ$1]*[.CQ74])" office:value-type="float" office:value="0.191871151735052">
            <text:p>1,92E-01</text:p>
          </table:table-cell>
          <table:table-cell table:formula="of:=[.CR$1]*[.CR74]/([.$A75]+[.CR$1]*[.CR74])" office:value-type="float" office:value="0.199642350995557">
            <text:p>2,00E-01</text:p>
          </table:table-cell>
          <table:table-cell table:formula="of:=[.CS$1]*[.CS74]/([.$A75]+[.CS$1]*[.CS74])" office:value-type="float" office:value="0.207330892408067">
            <text:p>2,07E-01</text:p>
          </table:table-cell>
          <table:table-cell table:formula="of:=[.CT$1]*[.CT74]/([.$A75]+[.CT$1]*[.CT74])" office:value-type="float" office:value="0.214932180832838">
            <text:p>2,15E-01</text:p>
          </table:table-cell>
          <table:table-cell table:formula="of:=[.CU$1]*[.CU74]/([.$A75]+[.CU$1]*[.CU74])" office:value-type="float" office:value="0.222442475318962">
            <text:p>2,22E-01</text:p>
          </table:table-cell>
          <table:table-cell office:value-type="float" office:value="73">
            <text:p>73</text:p>
          </table:table-cell>
          <table:table-cell table:formula="of:=[.CW$1]*[.CW74]/([.$A75]+[.CW$1]*[.CW74])" office:value-type="float" office:value="0.229858784665119">
            <text:p>2,30E-01</text:p>
          </table:table-cell>
          <table:table-cell table:formula="of:=[.CX$1]*[.CX74]/([.$A75]+[.CX$1]*[.CX74])" office:value-type="float" office:value="0.237178773899991">
            <text:p>2,37E-01</text:p>
          </table:table-cell>
          <table:table-cell table:formula="of:=[.CY$1]*[.CY74]/([.$A75]+[.CY$1]*[.CY74])" office:value-type="float" office:value="0.244400680897927">
            <text:p>2,44E-01</text:p>
          </table:table-cell>
          <table:table-cell table:formula="of:=[.CZ$1]*[.CZ74]/([.$A75]+[.CZ$1]*[.CZ74])" office:value-type="float" office:value="0.25152324229322">
            <text:p>2,52E-01</text:p>
          </table:table-cell>
          <table:table-cell table:formula="of:=[.DA$1]*[.DA74]/([.$A75]+[.DA$1]*[.DA74])" office:value-type="float" office:value="0.258545627848362">
            <text:p>2,59E-01</text:p>
          </table:table-cell>
          <table:table-cell table:formula="of:=[.DB$1]*[.DB74]/([.$A75]+[.DB$1]*[.DB74])" office:value-type="float" office:value="0.265467382453211">
            <text:p>2,65E-01</text:p>
          </table:table-cell>
          <table:table-cell table:formula="of:=[.DC$1]*[.DC74]/([.$A75]+[.DC$1]*[.DC74])" office:value-type="float" office:value="0.272288374972664">
            <text:p>2,72E-01</text:p>
          </table:table-cell>
          <table:table-cell table:formula="of:=[.DD$1]*[.DD74]/([.$A75]+[.DD$1]*[.DD74])" office:value-type="float" office:value="0.2790087532123">
            <text:p>2,79E-01</text:p>
          </table:table-cell>
          <table:table-cell table:formula="of:=[.DE$1]*[.DE74]/([.$A75]+[.DE$1]*[.DE74])" office:value-type="float" office:value="0.285628904328979">
            <text:p>2,86E-01</text:p>
          </table:table-cell>
          <table:table-cell table:formula="of:=[.DF$1]*[.DF74]/([.$A75]+[.DF$1]*[.DF74])" office:value-type="float" office:value="0.292149420072872">
            <text:p>2,92E-01</text:p>
          </table:table-cell>
          <table:table-cell table:number-columns-repeated="146"/>
        </table:table-row>
        <table:table-row table:style-name="ro1">
          <table:table-cell office:value-type="float" office:value="74">
            <text:p>74</text:p>
          </table:table-cell>
          <table:table-cell table:formula="of:=[.$C$1]*[.B75]/([.$A76]+[.$C$1]*[.B75])" office:value-type="float" office:value="6.80700578746536E-087">
            <text:p>6,81E-87</text:p>
          </table:table-cell>
          <table:table-cell table:formula="of:=[.$C$1]*[.C75]/([.$A76]+[.$C$1]*[.C75])" office:value-type="float" office:value="7.72823384370525E-087">
            <text:p>7,73E-87</text:p>
          </table:table-cell>
          <table:table-cell table:formula="of:=[.$D$1]*[.D75]/([.$A76]+[.$D$1]*[.D75])" office:value-type="float" office:value="3.05167965872038E-074">
            <text:p>3,05E-74</text:p>
          </table:table-cell>
          <table:table-cell table:formula="of:=[.$E$1]*[.E75]/([.$A76]+[.$E$1]*[.E75])" office:value-type="float" office:value="1.97565437244815E-065">
            <text:p>1,98E-65</text:p>
          </table:table-cell>
          <table:table-cell table:formula="of:=[.$F$1]*[.F75]/([.$A76]+[.$F$1]*[.F75])" office:value-type="float" office:value="1.0783443089963E-058">
            <text:p>1,08E-58</text:p>
          </table:table-cell>
          <table:table-cell table:formula="of:=[.$G$1]*[.G75]/([.$A76]+[.$G$1]*[.G75])" office:value-type="float" office:value="2.86995558882158E-053">
            <text:p>2,87E-53</text:p>
          </table:table-cell>
          <table:table-cell table:formula="of:=[.$H$1]*[.H75]/([.$A76]+[.$H$1]*[.H75])" office:value-type="float" office:value="9.49823973717685E-049">
            <text:p>9,50E-49</text:p>
          </table:table-cell>
          <table:table-cell table:formula="of:=[.I$1]*[.I75]/([.$A76]+[.I$1]*[.I75])" office:value-type="float" office:value="6.83522352645304E-045">
            <text:p>6,84E-45</text:p>
          </table:table-cell>
          <table:table-cell table:formula="of:=[.J$1]*[.J75]/([.$A76]+[.J$1]*[.J75])" office:value-type="float" office:value="1.53371583212116E-041">
            <text:p>1,53E-41</text:p>
          </table:table-cell>
          <table:table-cell table:formula="of:=[.K$1]*[.K75]/([.$A76]+[.K$1]*[.K75])" office:value-type="float" office:value="1.37247587817405E-038">
            <text:p>1,37E-38</text:p>
          </table:table-cell>
          <table:table-cell office:value-type="float" office:value="74">
            <text:p>74</text:p>
          </table:table-cell>
          <table:table-cell table:formula="of:=[.M$1]*[.M75]/([.$A76]+[.M$1]*[.M75])" office:value-type="float" office:value="5.83806518890961E-036">
            <text:p>5,84E-36</text:p>
          </table:table-cell>
          <table:table-cell table:formula="of:=[.N$1]*[.N75]/([.$A76]+[.N$1]*[.N75])" office:value-type="float" office:value="1.34377935324237E-033">
            <text:p>1,34E-33</text:p>
          </table:table-cell>
          <table:table-cell table:formula="of:=[.O$1]*[.O75]/([.$A76]+[.O$1]*[.O75])" office:value-type="float" office:value="1.84684031078649E-031">
            <text:p>1,85E-31</text:p>
          </table:table-cell>
          <table:table-cell table:formula="of:=[.P$1]*[.P75]/([.$A76]+[.P$1]*[.P75])" office:value-type="float" office:value="1.63606831095216E-029">
            <text:p>1,64E-29</text:p>
          </table:table-cell>
          <table:table-cell table:formula="of:=[.Q$1]*[.Q75]/([.$A76]+[.Q$1]*[.Q75])" office:value-type="float" office:value="9.92625621366228E-028">
            <text:p>9,93E-28</text:p>
          </table:table-cell>
          <table:table-cell table:formula="of:=[.R$1]*[.R75]/([.$A76]+[.R$1]*[.R75])" office:value-type="float" office:value="4.3312828459252E-026">
            <text:p>4,33E-26</text:p>
          </table:table-cell>
          <table:table-cell table:formula="of:=[.S$1]*[.S75]/([.$A76]+[.S$1]*[.S75])" office:value-type="float" office:value="1.41469731397879E-024">
            <text:p>1,41E-24</text:p>
          </table:table-cell>
          <table:table-cell table:formula="of:=[.T$1]*[.T75]/([.$A76]+[.T$1]*[.T75])" office:value-type="float" office:value="3.57531443810316E-023">
            <text:p>3,58E-23</text:p>
          </table:table-cell>
          <table:table-cell table:formula="of:=[.U$1]*[.U75]/([.$A76]+[.U$1]*[.U75])" office:value-type="float" office:value="7.18821161120317E-022">
            <text:p>7,19E-22</text:p>
          </table:table-cell>
          <table:table-cell table:formula="of:=[.V$1]*[.V75]/([.$A76]+[.V$1]*[.V75])" office:value-type="float" office:value="1.17700844902034E-020">
            <text:p>1,18E-20</text:p>
          </table:table-cell>
          <table:table-cell office:value-type="float" office:value="74">
            <text:p>74</text:p>
          </table:table-cell>
          <table:table-cell table:formula="of:=[.X$1]*[.X75]/([.$A76]+[.X$1]*[.X75])" office:value-type="float" office:value="1.60137568384944E-019">
            <text:p>1,60E-19</text:p>
          </table:table-cell>
          <table:table-cell table:formula="of:=[.Y$1]*[.Y75]/([.$A76]+[.Y$1]*[.Y75])" office:value-type="float" office:value="1.8418290489443E-018">
            <text:p>1,84E-18</text:p>
          </table:table-cell>
          <table:table-cell table:formula="of:=[.Z$1]*[.Z75]/([.$A76]+[.Z$1]*[.Z75])" office:value-type="float" office:value="1.81775907226918E-017">
            <text:p>1,82E-17</text:p>
          </table:table-cell>
          <table:table-cell table:formula="of:=[.AA$1]*[.AA75]/([.$A76]+[.AA$1]*[.AA75])" office:value-type="float" office:value="1.55960227598757E-016">
            <text:p>1,56E-16</text:p>
          </table:table-cell>
          <table:table-cell table:formula="of:=[.AB$1]*[.AB75]/([.$A76]+[.AB$1]*[.AB75])" office:value-type="float" office:value="1.17665226046428E-015">
            <text:p>1,18E-15</text:p>
          </table:table-cell>
          <table:table-cell table:formula="of:=[.AC$1]*[.AC75]/([.$A76]+[.AC$1]*[.AC75])" office:value-type="float" office:value="7.88534609521481E-015">
            <text:p>7,89E-15</text:p>
          </table:table-cell>
          <table:table-cell table:formula="of:=[.AD$1]*[.AD75]/([.$A76]+[.AD$1]*[.AD75])" office:value-type="float" office:value="0.0000000000000473605869109414">
            <text:p>4,74E-14</text:p>
          </table:table-cell>
          <table:table-cell table:formula="of:=[.AE$1]*[.AE75]/([.$A76]+[.AE$1]*[.AE75])" office:value-type="float" office:value="0.000000000000256979432289073">
            <text:p>2,57E-13</text:p>
          </table:table-cell>
          <table:table-cell table:formula="of:=[.AF$1]*[.AF75]/([.$A76]+[.AF$1]*[.AF75])" office:value-type="float" office:value="0.00000000000126870721204349">
            <text:p>1,27E-12</text:p>
          </table:table-cell>
          <table:table-cell table:formula="of:=[.AG$1]*[.AG75]/([.$A76]+[.AG$1]*[.AG75])" office:value-type="float" office:value="0.00000000000573571985743273">
            <text:p>5,74E-12</text:p>
          </table:table-cell>
          <table:table-cell office:value-type="float" office:value="74">
            <text:p>74</text:p>
          </table:table-cell>
          <table:table-cell table:formula="of:=[.AI$1]*[.AI75]/([.$A76]+[.AI$1]*[.AI75])" office:value-type="float" office:value="0.000000000023882838620356">
            <text:p>2,39E-11</text:p>
          </table:table-cell>
          <table:table-cell table:formula="of:=[.AJ$1]*[.AJ75]/([.$A76]+[.AJ$1]*[.AJ75])" office:value-type="float" office:value="0.000000000092071350648181">
            <text:p>9,21E-11</text:p>
          </table:table-cell>
          <table:table-cell table:formula="of:=[.AK$1]*[.AK75]/([.$A76]+[.AK$1]*[.AK75])" office:value-type="float" office:value="0.000000000330189445996009">
            <text:p>3,30E-10</text:p>
          </table:table-cell>
          <table:table-cell table:formula="of:=[.AL$1]*[.AL75]/([.$A76]+[.AL$1]*[.AL75])" office:value-type="float" office:value="0.00000000110631045369604">
            <text:p>1,11E-09</text:p>
          </table:table-cell>
          <table:table-cell table:formula="of:=[.AM$1]*[.AM75]/([.$A76]+[.AM$1]*[.AM75])" office:value-type="float" office:value="0.00000000347678596570623">
            <text:p>3,48E-09</text:p>
          </table:table-cell>
          <table:table-cell table:formula="of:=[.AN$1]*[.AN75]/([.$A76]+[.AN$1]*[.AN75])" office:value-type="float" office:value="0.0000000102856857515325">
            <text:p>1,03E-08</text:p>
          </table:table-cell>
          <table:table-cell table:formula="of:=[.AO$1]*[.AO75]/([.$A76]+[.AO$1]*[.AO75])" office:value-type="float" office:value="0.000000028739638542495">
            <text:p>2,87E-08</text:p>
          </table:table-cell>
          <table:table-cell table:formula="of:=[.AP$1]*[.AP75]/([.$A76]+[.AP$1]*[.AP75])" office:value-type="float" office:value="0.0000000760756041061018">
            <text:p>7,61E-08</text:p>
          </table:table-cell>
          <table:table-cell table:formula="of:=[.AQ$1]*[.AQ75]/([.$A76]+[.AQ$1]*[.AQ75])" office:value-type="float" office:value="0.00000019131355973845">
            <text:p>1,91E-07</text:p>
          </table:table-cell>
          <table:table-cell table:formula="of:=[.AR$1]*[.AR75]/([.$A76]+[.AR$1]*[.AR75])" office:value-type="float" office:value="0.000000458257775150281">
            <text:p>4,58E-07</text:p>
          </table:table-cell>
          <table:table-cell office:value-type="float" office:value="74">
            <text:p>74</text:p>
          </table:table-cell>
          <table:table-cell table:formula="of:=[.AT$1]*[.AT75]/([.$A76]+[.AT$1]*[.AT75])" office:value-type="float" office:value="0.00000104804929492623">
            <text:p>1,05E-06</text:p>
          </table:table-cell>
          <table:table-cell table:formula="of:=[.AU$1]*[.AU75]/([.$A76]+[.AU$1]*[.AU75])" office:value-type="float" office:value="0.00000229366513738176">
            <text:p>2,29E-06</text:p>
          </table:table-cell>
          <table:table-cell table:formula="of:=[.AV$1]*[.AV75]/([.$A76]+[.AV$1]*[.AV75])" office:value-type="float" office:value="0.00000481343638401523">
            <text:p>4,81E-06</text:p>
          </table:table-cell>
          <table:table-cell table:formula="of:=[.AW$1]*[.AW75]/([.$A76]+[.AW$1]*[.AW75])" office:value-type="float" office:value="0.00000970501343436825">
            <text:p>9,71E-06</text:p>
          </table:table-cell>
          <table:table-cell table:formula="of:=[.AX$1]*[.AX75]/([.$A76]+[.AX$1]*[.AX75])" office:value-type="float" office:value="0.0000188336986230671">
            <text:p>1,88E-05</text:p>
          </table:table-cell>
          <table:table-cell table:formula="of:=[.AY$1]*[.AY75]/([.$A76]+[.AY$1]*[.AY75])" office:value-type="float" office:value="0.0000352375792260101">
            <text:p>3,52E-05</text:p>
          </table:table-cell>
          <table:table-cell table:formula="of:=[.AZ$1]*[.AZ75]/([.$A76]+[.AZ$1]*[.AZ75])" office:value-type="float" office:value="0.0000636640784029456">
            <text:p>6,37E-05</text:p>
          </table:table-cell>
          <table:table-cell table:formula="of:=[.BA$1]*[.BA75]/([.$A76]+[.BA$1]*[.BA75])" office:value-type="float" office:value="0.000111236464586233">
            <text:p>1,11E-04</text:p>
          </table:table-cell>
          <table:table-cell table:formula="of:=[.BB$1]*[.BB75]/([.$A76]+[.BB$1]*[.BB75])" office:value-type="float" office:value="0.000188223907729989">
            <text:p>1,88E-04</text:p>
          </table:table-cell>
          <table:table-cell table:formula="of:=[.BC$1]*[.BC75]/([.$A76]+[.BC$1]*[.BC75])" office:value-type="float" office:value="0.000308856505317057">
            <text:p>3,09E-04</text:p>
          </table:table-cell>
          <table:table-cell office:value-type="float" office:value="74">
            <text:p>74</text:p>
          </table:table-cell>
          <table:table-cell table:formula="of:=[.BE$1]*[.BE75]/([.$A76]+[.BE$1]*[.BE75])" office:value-type="float" office:value="0.000492091923388898">
            <text:p>4,92E-04</text:p>
          </table:table-cell>
          <table:table-cell table:formula="of:=[.BF$1]*[.BF75]/([.$A76]+[.BF$1]*[.BF75])" office:value-type="float" office:value="0.000762210405495761">
            <text:p>7,62E-04</text:p>
          </table:table-cell>
          <table:table-cell table:formula="of:=[.BG$1]*[.BG75]/([.$A76]+[.BG$1]*[.BG75])" office:value-type="float" office:value="0.0011490991877743">
            <text:p>1,15E-03</text:p>
          </table:table-cell>
          <table:table-cell table:formula="of:=[.BH$1]*[.BH75]/([.$A76]+[.BH$1]*[.BH75])" office:value-type="float" office:value="0.0016880946705359">
            <text:p>1,69E-03</text:p>
          </table:table-cell>
          <table:table-cell table:formula="of:=[.BI$1]*[.BI75]/([.$A76]+[.BI$1]*[.BI75])" office:value-type="float" office:value="0.00241928644709333">
            <text:p>2,42E-03</text:p>
          </table:table-cell>
          <table:table-cell table:formula="of:=[.BJ$1]*[.BJ75]/([.$A76]+[.BJ$1]*[.BJ75])" office:value-type="float" office:value="0.00338625060125091">
            <text:p>3,39E-03</text:p>
          </table:table-cell>
          <table:table-cell table:formula="of:=[.BK$1]*[.BK75]/([.$A76]+[.BK$1]*[.BK75])" office:value-type="float" office:value="0.00463426189918653">
            <text:p>4,63E-03</text:p>
          </table:table-cell>
          <table:table-cell table:formula="of:=[.BL$1]*[.BL75]/([.$A76]+[.BL$1]*[.BL75])" office:value-type="float" office:value="0.006208120101621">
            <text:p>6,21E-03</text:p>
          </table:table-cell>
          <table:table-cell table:formula="of:=[.BM$1]*[.BM75]/([.$A76]+[.BM$1]*[.BM75])" office:value-type="float" office:value="0.00814979581769324">
            <text:p>8,15E-03</text:p>
          </table:table-cell>
          <table:table-cell table:formula="of:=[.BN$1]*[.BN75]/([.$A76]+[.BN$1]*[.BN75])" office:value-type="float" office:value="0.0104961394018696">
            <text:p>1,05E-02</text:p>
          </table:table-cell>
          <table:table-cell office:value-type="float" office:value="74">
            <text:p>74</text:p>
          </table:table-cell>
          <table:table-cell table:formula="of:=[.BP$1]*[.BP75]/([.$A76]+[.BP$1]*[.BP75])" office:value-type="float" office:value="0.0132768929516018">
            <text:p>1,33E-02</text:p>
          </table:table-cell>
          <table:table-cell table:formula="of:=[.BQ$1]*[.BQ75]/([.$A76]+[.BQ$1]*[.BQ75])" office:value-type="float" office:value="0.0165132014028574">
            <text:p>1,65E-02</text:p>
          </table:table-cell>
          <table:table-cell table:formula="of:=[.BR$1]*[.BR75]/([.$A76]+[.BR$1]*[.BR75])" office:value-type="float" office:value="0.0202167448191693">
            <text:p>2,02E-02</text:p>
          </table:table-cell>
          <table:table-cell table:formula="of:=[.BS$1]*[.BS75]/([.$A76]+[.BS$1]*[.BS75])" office:value-type="float" office:value="0.0243895272157055">
            <text:p>2,44E-02</text:p>
          </table:table-cell>
          <table:table-cell table:formula="of:=[.BT$1]*[.BT75]/([.$A76]+[.BT$1]*[.BT75])" office:value-type="float" office:value="0.0290242755686186">
            <text:p>2,90E-02</text:p>
          </table:table-cell>
          <table:table-cell table:formula="of:=[.BU$1]*[.BU75]/([.$A76]+[.BU$1]*[.BU75])" office:value-type="float" office:value="0.0341053400449925">
            <text:p>3,41E-02</text:p>
          </table:table-cell>
          <table:table-cell table:formula="of:=[.BV$1]*[.BV75]/([.$A76]+[.BV$1]*[.BV75])" office:value-type="float" office:value="0.0396099502663294">
            <text:p>3,96E-02</text:p>
          </table:table-cell>
          <table:table-cell table:formula="of:=[.BW$1]*[.BW75]/([.$A76]+[.BW$1]*[.BW75])" office:value-type="float" office:value="0.0455096729347382">
            <text:p>4,55E-02</text:p>
          </table:table-cell>
          <table:table-cell table:formula="of:=[.BX$1]*[.BX75]/([.$A76]+[.BX$1]*[.BX75])" office:value-type="float" office:value="0.051771928479827">
            <text:p>5,18E-02</text:p>
          </table:table-cell>
          <table:table-cell table:formula="of:=[.BY$1]*[.BY75]/([.$A76]+[.BY$1]*[.BY75])" office:value-type="float" office:value="0.0583614509146124">
            <text:p>5,84E-02</text:p>
          </table:table-cell>
          <table:table-cell office:value-type="float" office:value="74">
            <text:p>74</text:p>
          </table:table-cell>
          <table:table-cell table:formula="of:=[.CA$1]*[.CA75]/([.$A76]+[.CA$1]*[.CA75])" office:value-type="float" office:value="0.0652416079649219">
            <text:p>6,52E-02</text:p>
          </table:table-cell>
          <table:table-cell table:formula="of:=[.CB$1]*[.CB75]/([.$A76]+[.CB$1]*[.CB75])" office:value-type="float" office:value="0.072375531326908">
            <text:p>7,24E-02</text:p>
          </table:table-cell>
          <table:table-cell table:formula="of:=[.CC$1]*[.CC75]/([.$A76]+[.CC$1]*[.CC75])" office:value-type="float" office:value="0.0797270353436604">
            <text:p>7,97E-02</text:p>
          </table:table-cell>
          <table:table-cell table:formula="of:=[.CD$1]*[.CD75]/([.$A76]+[.CD$1]*[.CD75])" office:value-type="float" office:value="0.087261324360473">
            <text:p>8,73E-02</text:p>
          </table:table-cell>
          <table:table-cell table:formula="of:=[.CE$1]*[.CE75]/([.$A76]+[.CE$1]*[.CE75])" office:value-type="float" office:value="0.0949455041080129">
            <text:p>9,49E-02</text:p>
          </table:table-cell>
          <table:table-cell table:formula="of:=[.CF$1]*[.CF75]/([.$A76]+[.CF$1]*[.CF75])" office:value-type="float" office:value="0.102748921365133">
            <text:p>1,03E-01</text:p>
          </table:table-cell>
          <table:table-cell table:formula="of:=[.CG$1]*[.CG75]/([.$A76]+[.CG$1]*[.CG75])" office:value-type="float" office:value="0.110643360109697">
            <text:p>1,11E-01</text:p>
          </table:table-cell>
          <table:table-cell table:formula="of:=[.CH$1]*[.CH75]/([.$A76]+[.CH$1]*[.CH75])" office:value-type="float" office:value="0.118603122755305">
            <text:p>1,19E-01</text:p>
          </table:table-cell>
          <table:table-cell table:formula="of:=[.CI$1]*[.CI75]/([.$A76]+[.CI$1]*[.CI75])" office:value-type="float" office:value="0.126605023155914">
            <text:p>1,27E-01</text:p>
          </table:table-cell>
          <table:table-cell table:formula="of:=[.CJ$1]*[.CJ75]/([.$A76]+[.CJ$1]*[.CJ75])" office:value-type="float" office:value="0.134628314861338">
            <text:p>1,35E-01</text:p>
          </table:table-cell>
          <table:table-cell office:value-type="float" office:value="74">
            <text:p>74</text:p>
          </table:table-cell>
          <table:table-cell table:formula="of:=[.CL$1]*[.CL75]/([.$A76]+[.CL$1]*[.CL75])" office:value-type="float" office:value="0.142654574376892">
            <text:p>1,43E-01</text:p>
          </table:table-cell>
          <table:table-cell table:formula="of:=[.CM$1]*[.CM75]/([.$A76]+[.CM$1]*[.CM75])" office:value-type="float" office:value="0.150667555425228">
            <text:p>1,51E-01</text:p>
          </table:table-cell>
          <table:table-cell table:formula="of:=[.CN$1]*[.CN75]/([.$A76]+[.CN$1]*[.CN75])" office:value-type="float" office:value="0.158653026732601">
            <text:p>1,59E-01</text:p>
          </table:table-cell>
          <table:table-cell table:formula="of:=[.CO$1]*[.CO75]/([.$A76]+[.CO$1]*[.CO75])" office:value-type="float" office:value="0.166598602821997">
            <text:p>1,67E-01</text:p>
          </table:table-cell>
          <table:table-cell table:formula="of:=[.CP$1]*[.CP75]/([.$A76]+[.CP$1]*[.CP75])" office:value-type="float" office:value="0.174493574747183">
            <text:p>1,74E-01</text:p>
          </table:table-cell>
          <table:table-cell table:formula="of:=[.CQ$1]*[.CQ75]/([.$A76]+[.CQ$1]*[.CQ75])" office:value-type="float" office:value="0.18232874563673">
            <text:p>1,82E-01</text:p>
          </table:table-cell>
          <table:table-cell table:formula="of:=[.CR$1]*[.CR75]/([.$A76]+[.CR$1]*[.CR75])" office:value-type="float" office:value="0.190096274291861">
            <text:p>1,90E-01</text:p>
          </table:table-cell>
          <table:table-cell table:formula="of:=[.CS$1]*[.CS75]/([.$A76]+[.CS$1]*[.CS75])" office:value-type="float" office:value="0.197789528836677">
            <text:p>1,98E-01</text:p>
          </table:table-cell>
          <table:table-cell table:formula="of:=[.CT$1]*[.CT75]/([.$A76]+[.CT$1]*[.CT75])" office:value-type="float" office:value="0.205402951489823">
            <text:p>2,05E-01</text:p>
          </table:table-cell>
          <table:table-cell table:formula="of:=[.CU$1]*[.CU75]/([.$A76]+[.CU$1]*[.CU75])" office:value-type="float" office:value="0.212931934851941">
            <text:p>2,13E-01</text:p>
          </table:table-cell>
          <table:table-cell office:value-type="float" office:value="74">
            <text:p>74</text:p>
          </table:table-cell>
          <table:table-cell table:formula="of:=[.CW$1]*[.CW75]/([.$A76]+[.CW$1]*[.CW75])" office:value-type="float" office:value="0.220372709628893">
            <text:p>2,20E-01</text:p>
          </table:table-cell>
          <table:table-cell table:formula="of:=[.CX$1]*[.CX75]/([.$A76]+[.CX$1]*[.CX75])" office:value-type="float" office:value="0.22772224339058">
            <text:p>2,28E-01</text:p>
          </table:table-cell>
          <table:table-cell table:formula="of:=[.CY$1]*[.CY75]/([.$A76]+[.CY$1]*[.CY75])" office:value-type="float" office:value="0.234978149761051">
            <text:p>2,35E-01</text:p>
          </table:table-cell>
          <table:table-cell table:formula="of:=[.CZ$1]*[.CZ75]/([.$A76]+[.CZ$1]*[.CZ75])" office:value-type="float" office:value="0.242138607317117">
            <text:p>2,42E-01</text:p>
          </table:table-cell>
          <table:table-cell table:formula="of:=[.DA$1]*[.DA75]/([.$A76]+[.DA$1]*[.DA75])" office:value-type="float" office:value="0.249202287415946">
            <text:p>2,49E-01</text:p>
          </table:table-cell>
          <table:table-cell table:formula="of:=[.DB$1]*[.DB75]/([.$A76]+[.DB$1]*[.DB75])" office:value-type="float" office:value="0.256168290158637">
            <text:p>2,56E-01</text:p>
          </table:table-cell>
          <table:table-cell table:formula="of:=[.DC$1]*[.DC75]/([.$A76]+[.DC$1]*[.DC75])" office:value-type="float" office:value="0.263036087712801">
            <text:p>2,63E-01</text:p>
          </table:table-cell>
          <table:table-cell table:formula="of:=[.DD$1]*[.DD75]/([.$A76]+[.DD$1]*[.DD75])" office:value-type="float" office:value="0.269805474252284">
            <text:p>2,70E-01</text:p>
          </table:table-cell>
          <table:table-cell table:formula="of:=[.DE$1]*[.DE75]/([.$A76]+[.DE$1]*[.DE75])" office:value-type="float" office:value="0.276476521818785">
            <text:p>2,76E-01</text:p>
          </table:table-cell>
          <table:table-cell table:formula="of:=[.DF$1]*[.DF75]/([.$A76]+[.DF$1]*[.DF75])" office:value-type="float" office:value="0.283049541462946">
            <text:p>2,83E-01</text:p>
          </table:table-cell>
          <table:table-cell table:number-columns-repeated="146"/>
        </table:table-row>
        <table:table-row table:style-name="ro1">
          <table:table-cell office:value-type="float" office:value="75">
            <text:p>75</text:p>
          </table:table-cell>
          <table:table-cell table:formula="of:=[.$C$1]*[.B76]/([.$A77]+[.$C$1]*[.B76])" office:value-type="float" office:value="1.8152015433241E-088">
            <text:p>1,82E-88</text:p>
          </table:table-cell>
          <table:table-cell table:formula="of:=[.$C$1]*[.C76]/([.$A77]+[.$C$1]*[.C76])" office:value-type="float" office:value="2.0608623583214E-088">
            <text:p>2,06E-88</text:p>
          </table:table-cell>
          <table:table-cell table:formula="of:=[.$D$1]*[.D76]/([.$A77]+[.$D$1]*[.D76])" office:value-type="float" office:value="1.22067186348815E-075">
            <text:p>1,22E-75</text:p>
          </table:table-cell>
          <table:table-cell table:formula="of:=[.$E$1]*[.E76]/([.$A77]+[.$E$1]*[.E76])" office:value-type="float" office:value="1.05368233197235E-066">
            <text:p>1,05E-66</text:p>
          </table:table-cell>
          <table:table-cell table:formula="of:=[.$F$1]*[.F76]/([.$A77]+[.$F$1]*[.F76])" office:value-type="float" office:value="7.18896205997534E-060">
            <text:p>7,19E-60</text:p>
          </table:table-cell>
          <table:table-cell table:formula="of:=[.$G$1]*[.G76]/([.$A77]+[.$G$1]*[.G76])" office:value-type="float" office:value="2.29596447105727E-054">
            <text:p>2,30E-54</text:p>
          </table:table-cell>
          <table:table-cell table:formula="of:=[.$H$1]*[.H76]/([.$A77]+[.$H$1]*[.H76])" office:value-type="float" office:value="8.86502375469839E-050">
            <text:p>8,87E-50</text:p>
          </table:table-cell>
          <table:table-cell table:formula="of:=[.I$1]*[.I76]/([.$A77]+[.I$1]*[.I76])" office:value-type="float" office:value="7.29090509488325E-046">
            <text:p>7,29E-46</text:p>
          </table:table-cell>
          <table:table-cell table:formula="of:=[.J$1]*[.J76]/([.$A77]+[.J$1]*[.J76])" office:value-type="float" office:value="1.84045899854539E-042">
            <text:p>1,84E-42</text:p>
          </table:table-cell>
          <table:table-cell table:formula="of:=[.K$1]*[.K76]/([.$A77]+[.K$1]*[.K76])" office:value-type="float" office:value="1.82996783756541E-039">
            <text:p>1,83E-39</text:p>
          </table:table-cell>
          <table:table-cell office:value-type="float" office:value="75">
            <text:p>75</text:p>
          </table:table-cell>
          <table:table-cell table:formula="of:=[.M$1]*[.M76]/([.$A77]+[.M$1]*[.M76])" office:value-type="float" office:value="8.56249561040076E-037">
            <text:p>8,56E-37</text:p>
          </table:table-cell>
          <table:table-cell table:formula="of:=[.N$1]*[.N76]/([.$A77]+[.N$1]*[.N76])" office:value-type="float" office:value="2.1500469651878E-034">
            <text:p>2,15E-34</text:p>
          </table:table-cell>
          <table:table-cell table:formula="of:=[.O$1]*[.O76]/([.$A77]+[.O$1]*[.O76])" office:value-type="float" office:value="3.20118987202991E-032">
            <text:p>3,20E-32</text:p>
          </table:table-cell>
          <table:table-cell table:formula="of:=[.P$1]*[.P76]/([.$A77]+[.P$1]*[.P76])" office:value-type="float" office:value="3.05399418044403E-030">
            <text:p>3,05E-30</text:p>
          </table:table-cell>
          <table:table-cell table:formula="of:=[.Q$1]*[.Q76]/([.$A77]+[.Q$1]*[.Q76])" office:value-type="float" office:value="1.98525124273246E-028">
            <text:p>1,99E-28</text:p>
          </table:table-cell>
          <table:table-cell table:formula="of:=[.R$1]*[.R76]/([.$A77]+[.R$1]*[.R76])" office:value-type="float" office:value="9.24007007130709E-027">
            <text:p>9,24E-27</text:p>
          </table:table-cell>
          <table:table-cell table:formula="of:=[.S$1]*[.S76]/([.$A77]+[.S$1]*[.S76])" office:value-type="float" office:value="3.20664724501859E-025">
            <text:p>3,21E-25</text:p>
          </table:table-cell>
          <table:table-cell table:formula="of:=[.T$1]*[.T76]/([.$A77]+[.T$1]*[.T76])" office:value-type="float" office:value="8.58075465144759E-024">
            <text:p>8,58E-24</text:p>
          </table:table-cell>
          <table:table-cell table:formula="of:=[.U$1]*[.U76]/([.$A77]+[.U$1]*[.U76])" office:value-type="float" office:value="1.82101360817147E-022">
            <text:p>1,82E-22</text:p>
          </table:table-cell>
          <table:table-cell table:formula="of:=[.V$1]*[.V76]/([.$A77]+[.V$1]*[.V76])" office:value-type="float" office:value="3.13868919738756E-021">
            <text:p>3,14E-21</text:p>
          </table:table-cell>
          <table:table-cell office:value-type="float" office:value="75">
            <text:p>75</text:p>
          </table:table-cell>
          <table:table-cell table:formula="of:=[.X$1]*[.X76]/([.$A77]+[.X$1]*[.X76])" office:value-type="float" office:value="4.48385191477844E-020">
            <text:p>4,48E-20</text:p>
          </table:table-cell>
          <table:table-cell table:formula="of:=[.Y$1]*[.Y76]/([.$A77]+[.Y$1]*[.Y76])" office:value-type="float" office:value="5.40269854356996E-019">
            <text:p>5,40E-19</text:p>
          </table:table-cell>
          <table:table-cell table:formula="of:=[.Z$1]*[.Z76]/([.$A77]+[.Z$1]*[.Z76])" office:value-type="float" office:value="5.57446115495883E-018">
            <text:p>5,57E-18</text:p>
          </table:table-cell>
          <table:table-cell table:formula="of:=[.AA$1]*[.AA76]/([.$A77]+[.AA$1]*[.AA76])" office:value-type="float" office:value="4.99072728316023E-017">
            <text:p>4,99E-17</text:p>
          </table:table-cell>
          <table:table-cell table:formula="of:=[.AB$1]*[.AB76]/([.$A77]+[.AB$1]*[.AB76])" office:value-type="float" office:value="3.9221742015476E-016">
            <text:p>3,92E-16</text:p>
          </table:table-cell>
          <table:table-cell table:formula="of:=[.AC$1]*[.AC76]/([.$A77]+[.AC$1]*[.AC76])" office:value-type="float" office:value="2.73358664634113E-015">
            <text:p>2,73E-15</text:p>
          </table:table-cell>
          <table:table-cell table:formula="of:=[.AD$1]*[.AD76]/([.$A77]+[.AD$1]*[.AD76])" office:value-type="float" office:value="0.0000000000000170498112879386">
            <text:p>1,70E-14</text:p>
          </table:table-cell>
          <table:table-cell table:formula="of:=[.AE$1]*[.AE76]/([.$A77]+[.AE$1]*[.AE76])" office:value-type="float" office:value="0.0000000000000959389880545782">
            <text:p>9,59E-14</text:p>
          </table:table-cell>
          <table:table-cell table:formula="of:=[.AF$1]*[.AF76]/([.$A77]+[.AF$1]*[.AF76])" office:value-type="float" office:value="0.000000000000490566788656574">
            <text:p>4,91E-13</text:p>
          </table:table-cell>
          <table:table-cell table:formula="of:=[.AG$1]*[.AG76]/([.$A77]+[.AG$1]*[.AG76])" office:value-type="float" office:value="0.00000000000229428794296783">
            <text:p>2,29E-12</text:p>
          </table:table-cell>
          <table:table-cell office:value-type="float" office:value="75">
            <text:p>75</text:p>
          </table:table-cell>
          <table:table-cell table:formula="of:=[.AI$1]*[.AI76]/([.$A77]+[.AI$1]*[.AI76])" office:value-type="float" office:value="0.00000000000987157329631636">
            <text:p>9,87E-12</text:p>
          </table:table-cell>
          <table:table-cell table:formula="of:=[.AJ$1]*[.AJ76]/([.$A77]+[.AJ$1]*[.AJ76])" office:value-type="float" office:value="0.000000000039283776275014">
            <text:p>3,93E-11</text:p>
          </table:table-cell>
          <table:table-cell table:formula="of:=[.AK$1]*[.AK76]/([.$A77]+[.AK$1]*[.AK76])" office:value-type="float" office:value="0.000000000145283356217137">
            <text:p>1,45E-10</text:p>
          </table:table-cell>
          <table:table-cell table:formula="of:=[.AL$1]*[.AL76]/([.$A77]+[.AL$1]*[.AL76])" office:value-type="float" office:value="0.000000000501527405424009">
            <text:p>5,02E-10</text:p>
          </table:table-cell>
          <table:table-cell table:formula="of:=[.AM$1]*[.AM76]/([.$A77]+[.AM$1]*[.AM76])" office:value-type="float" office:value="0.00000000162250011469707">
            <text:p>1,62E-09</text:p>
          </table:table-cell>
          <table:table-cell table:formula="of:=[.AN$1]*[.AN76]/([.$A77]+[.AN$1]*[.AN76])" office:value-type="float" office:value="0.00000000493712913636035">
            <text:p>4,94E-09</text:p>
          </table:table-cell>
          <table:table-cell table:formula="of:=[.AO$1]*[.AO76]/([.$A77]+[.AO$1]*[.AO76])" office:value-type="float" office:value="0.0000000141782214799422">
            <text:p>1,42E-08</text:p>
          </table:table-cell>
          <table:table-cell table:formula="of:=[.AP$1]*[.AP76]/([.$A77]+[.AP$1]*[.AP76])" office:value-type="float" office:value="0.0000000385449712613767">
            <text:p>3,85E-08</text:p>
          </table:table-cell>
          <table:table-cell table:formula="of:=[.AQ$1]*[.AQ76]/([.$A77]+[.AQ$1]*[.AQ76])" office:value-type="float" office:value="0.0000000994830411671177">
            <text:p>9,95E-08</text:p>
          </table:table-cell>
          <table:table-cell table:formula="of:=[.AR$1]*[.AR76]/([.$A77]+[.AR$1]*[.AR76])" office:value-type="float" office:value="0.000000244404087013444">
            <text:p>2,44E-07</text:p>
          </table:table-cell>
          <table:table-cell office:value-type="float" office:value="75">
            <text:p>75</text:p>
          </table:table-cell>
          <table:table-cell table:formula="of:=[.AT$1]*[.AT76]/([.$A77]+[.AT$1]*[.AT76])" office:value-type="float" office:value="0.000000572933286306933">
            <text:p>5,73E-07</text:p>
          </table:table-cell>
          <table:table-cell table:formula="of:=[.AU$1]*[.AU76]/([.$A77]+[.AU$1]*[.AU76])" office:value-type="float" office:value="0.00000128445082711774">
            <text:p>1,28E-06</text:p>
          </table:table-cell>
          <table:table-cell table:formula="of:=[.AV$1]*[.AV76]/([.$A77]+[.AV$1]*[.AV76])" office:value-type="float" office:value="0.00000275969591089286">
            <text:p>2,76E-06</text:p>
          </table:table-cell>
          <table:table-cell table:formula="of:=[.AW$1]*[.AW76]/([.$A77]+[.AW$1]*[.AW76])" office:value-type="float" office:value="0.0000056935754645099">
            <text:p>5,69E-06</text:p>
          </table:table-cell>
          <table:table-cell table:formula="of:=[.AX$1]*[.AX76]/([.$A77]+[.AX$1]*[.AX76])" office:value-type="float" office:value="0.0000113000914803298">
            <text:p>1,13E-05</text:p>
          </table:table-cell>
          <table:table-cell table:formula="of:=[.AY$1]*[.AY76]/([.$A77]+[.AY$1]*[.AY76])" office:value-type="float" office:value="0.0000216119148403285">
            <text:p>2,16E-05</text:p>
          </table:table-cell>
          <table:table-cell table:formula="of:=[.AZ$1]*[.AZ76]/([.$A77]+[.AZ$1]*[.AZ76])" office:value-type="float" office:value="0.000039894564159432">
            <text:p>3,99E-05</text:p>
          </table:table-cell>
          <table:table-cell table:formula="of:=[.BA$1]*[.BA76]/([.$A77]+[.BA$1]*[.BA76])" office:value-type="float" office:value="0.0000711862694894642">
            <text:p>7,12E-05</text:p>
          </table:table-cell>
          <table:table-cell table:formula="of:=[.BB$1]*[.BB76]/([.$A77]+[.BB$1]*[.BB76])" office:value-type="float" office:value="0.000122957832562489">
            <text:p>1,23E-04</text:p>
          </table:table-cell>
          <table:table-cell table:formula="of:=[.BC$1]*[.BC76]/([.$A77]+[.BC$1]*[.BC76])" office:value-type="float" office:value="0.000205861949009939">
            <text:p>2,06E-04</text:p>
          </table:table-cell>
          <table:table-cell office:value-type="float" office:value="75">
            <text:p>75</text:p>
          </table:table-cell>
          <table:table-cell table:formula="of:=[.BE$1]*[.BE76]/([.$A77]+[.BE$1]*[.BE76])" office:value-type="float" office:value="0.000334510573137547">
            <text:p>3,35E-04</text:p>
          </table:table-cell>
          <table:table-cell table:formula="of:=[.BF$1]*[.BF76]/([.$A77]+[.BF$1]*[.BF76])" office:value-type="float" office:value="0.000528186752466177">
            <text:p>5,28E-04</text:p>
          </table:table-cell>
          <table:table-cell table:formula="of:=[.BG$1]*[.BG76]/([.$A77]+[.BG$1]*[.BG76])" office:value-type="float" office:value="0.000811371234834808">
            <text:p>8,11E-04</text:p>
          </table:table-cell>
          <table:table-cell table:formula="of:=[.BH$1]*[.BH76]/([.$A77]+[.BH$1]*[.BH76])" office:value-type="float" office:value="0.00121395269049753">
            <text:p>1,21E-03</text:p>
          </table:table-cell>
          <table:table-cell table:formula="of:=[.BI$1]*[.BI76]/([.$A77]+[.BI$1]*[.BI76])" office:value-type="float" office:value="0.00177100138412774">
            <text:p>1,77E-03</text:p>
          </table:table-cell>
          <table:table-cell table:formula="of:=[.BJ$1]*[.BJ76]/([.$A77]+[.BJ$1]*[.BJ76])" office:value-type="float" office:value="0.00252202376291963">
            <text:p>2,52E-03</text:p>
          </table:table-cell>
          <table:table-cell table:formula="of:=[.BK$1]*[.BK76]/([.$A77]+[.BK$1]*[.BK76])" office:value-type="float" office:value="0.00350967782106627">
            <text:p>3,51E-03</text:p>
          </table:table-cell>
          <table:table-cell table:formula="of:=[.BL$1]*[.BL76]/([.$A77]+[.BL$1]*[.BL76])" office:value-type="float" office:value="0.00477800725608362">
            <text:p>4,78E-03</text:p>
          </table:table-cell>
          <table:table-cell table:formula="of:=[.BM$1]*[.BM76]/([.$A77]+[.BM$1]*[.BM76])" office:value-type="float" office:value="0.00637033141499771">
            <text:p>6,37E-03</text:p>
          </table:table-cell>
          <table:table-cell table:formula="of:=[.BN$1]*[.BN76]/([.$A77]+[.BN$1]*[.BN76])" office:value-type="float" office:value="0.00832699051886844">
            <text:p>8,33E-03</text:p>
          </table:table-cell>
          <table:table-cell office:value-type="float" office:value="75">
            <text:p>75</text:p>
          </table:table-cell>
          <table:table-cell table:formula="of:=[.BP$1]*[.BP76]/([.$A77]+[.BP$1]*[.BP76])" office:value-type="float" office:value="0.0106831768919082">
            <text:p>1,07E-02</text:p>
          </table:table-cell>
          <table:table-cell table:formula="of:=[.BQ$1]*[.BQ76]/([.$A77]+[.BQ$1]*[.BQ76])" office:value-type="float" office:value="0.0134670752844721">
            <text:p>1,35E-02</text:p>
          </table:table-cell>
          <table:table-cell table:formula="of:=[.BR$1]*[.BR76]/([.$A77]+[.BR$1]*[.BR76])" office:value-type="float" office:value="0.0166984907814278">
            <text:p>1,67E-02</text:p>
          </table:table-cell>
          <table:table-cell table:formula="of:=[.BS$1]*[.BS76]/([.$A77]+[.BS$1]*[.BS76])" office:value-type="float" office:value="0.0203880719195711">
            <text:p>2,04E-02</text:p>
          </table:table-cell>
          <table:table-cell table:formula="of:=[.BT$1]*[.BT76]/([.$A77]+[.BT$1]*[.BT76])" office:value-type="float" office:value="0.0245371554202927">
            <text:p>2,45E-02</text:p>
          </table:table-cell>
          <table:table-cell table:formula="of:=[.BU$1]*[.BU76]/([.$A77]+[.BU$1]*[.BU76])" office:value-type="float" office:value="0.0291381836959391">
            <text:p>2,91E-02</text:p>
          </table:table-cell>
          <table:table-cell table:formula="of:=[.BV$1]*[.BV76]/([.$A77]+[.BV$1]*[.BV76])" office:value-type="float" office:value="0.0341755894680132">
            <text:p>3,42E-02</text:p>
          </table:table-cell>
          <table:table-cell table:formula="of:=[.BW$1]*[.BW76]/([.$A77]+[.BW$1]*[.BW76])" office:value-type="float" office:value="0.0396270096872698">
            <text:p>3,96E-02</text:p>
          </table:table-cell>
          <table:table-cell table:formula="of:=[.BX$1]*[.BX76]/([.$A77]+[.BX$1]*[.BX76])" office:value-type="float" office:value="0.0454646834105815">
            <text:p>4,55E-02</text:p>
          </table:table-cell>
          <table:table-cell table:formula="of:=[.BY$1]*[.BY76]/([.$A77]+[.BY$1]*[.BY76])" office:value-type="float" office:value="0.0516569006279333">
            <text:p>5,17E-02</text:p>
          </table:table-cell>
          <table:table-cell office:value-type="float" office:value="75">
            <text:p>75</text:p>
          </table:table-cell>
          <table:table-cell table:formula="of:=[.CA$1]*[.CA76]/([.$A77]+[.CA$1]*[.CA76])" office:value-type="float" office:value="0.0581693941856937">
            <text:p>5,82E-02</text:p>
          </table:table-cell>
          <table:table-cell table:formula="of:=[.CB$1]*[.CB76]/([.$A77]+[.CB$1]*[.CB76])" office:value-type="float" office:value="0.0649665977260633">
            <text:p>6,50E-02</text:p>
          </table:table-cell>
          <table:table-cell table:formula="of:=[.CC$1]*[.CC76]/([.$A77]+[.CC$1]*[.CC76])" office:value-type="float" office:value="0.0720127231054784">
            <text:p>7,20E-02</text:p>
          </table:table-cell>
          <table:table-cell table:formula="of:=[.CD$1]*[.CD76]/([.$A77]+[.CD$1]*[.CD76])" office:value-type="float" office:value="0.0792726371989096">
            <text:p>7,93E-02</text:p>
          </table:table-cell>
          <table:table-cell table:formula="of:=[.CE$1]*[.CE76]/([.$A77]+[.CE$1]*[.CE76])" office:value-type="float" office:value="0.0867125384339191">
            <text:p>8,67E-02</text:p>
          </table:table-cell>
          <table:table-cell table:formula="of:=[.CF$1]*[.CF76]/([.$A77]+[.CF$1]*[.CF76])" office:value-type="float" office:value="0.0943004474652172">
            <text:p>9,43E-02</text:p>
          </table:table-cell>
          <table:table-cell table:formula="of:=[.CG$1]*[.CG76]/([.$A77]+[.CG$1]*[.CG76])" office:value-type="float" office:value="0.102006534736104">
            <text:p>1,02E-01</text:p>
          </table:table-cell>
          <table:table-cell table:formula="of:=[.CH$1]*[.CH76]/([.$A77]+[.CH$1]*[.CH76])" office:value-type="float" office:value="0.109803311417597">
            <text:p>1,10E-01</text:p>
          </table:table-cell>
          <table:table-cell table:formula="of:=[.CI$1]*[.CI76]/([.$A77]+[.CI$1]*[.CI76])" office:value-type="float" office:value="0.117665710636691">
            <text:p>1,18E-01</text:p>
          </table:table-cell>
          <table:table-cell table:formula="of:=[.CJ$1]*[.CJ76]/([.$A77]+[.CJ$1]*[.CJ76])" office:value-type="float" office:value="0.125571084165192">
            <text:p>1,26E-01</text:p>
          </table:table-cell>
          <table:table-cell office:value-type="float" office:value="75">
            <text:p>75</text:p>
          </table:table-cell>
          <table:table-cell table:formula="of:=[.CL$1]*[.CL76]/([.$A77]+[.CL$1]*[.CL76])" office:value-type="float" office:value="0.133499136786106">
            <text:p>1,33E-01</text:p>
          </table:table-cell>
          <table:table-cell table:formula="of:=[.CM$1]*[.CM76]/([.$A77]+[.CM$1]*[.CM76])" office:value-type="float" office:value="0.141431817085584">
            <text:p>1,41E-01</text:p>
          </table:table-cell>
          <table:table-cell table:formula="of:=[.CN$1]*[.CN76]/([.$A77]+[.CN$1]*[.CN76])" office:value-type="float" office:value="0.1493531799081">
            <text:p>1,49E-01</text:p>
          </table:table-cell>
          <table:table-cell table:formula="of:=[.CO$1]*[.CO76]/([.$A77]+[.CO$1]*[.CO76])" office:value-type="float" office:value="0.157249232449254">
            <text:p>1,57E-01</text:p>
          </table:table-cell>
          <table:table-cell table:formula="of:=[.CP$1]*[.CP76]/([.$A77]+[.CP$1]*[.CP76])" office:value-type="float" office:value="0.165107773094829">
            <text:p>1,65E-01</text:p>
          </table:table-cell>
          <table:table-cell table:formula="of:=[.CQ$1]*[.CQ76]/([.$A77]+[.CQ$1]*[.CQ76])" office:value-type="float" office:value="0.17291822970255">
            <text:p>1,73E-01</text:p>
          </table:table-cell>
          <table:table-cell table:formula="of:=[.CR$1]*[.CR76]/([.$A77]+[.CR$1]*[.CR76])" office:value-type="float" office:value="0.180671502060219">
            <text:p>1,81E-01</text:p>
          </table:table-cell>
          <table:table-cell table:formula="of:=[.CS$1]*[.CS76]/([.$A77]+[.CS$1]*[.CS76])" office:value-type="float" office:value="0.188359811702507">
            <text:p>1,88E-01</text:p>
          </table:table-cell>
          <table:table-cell table:formula="of:=[.CT$1]*[.CT76]/([.$A77]+[.CT$1]*[.CT76])" office:value-type="float" office:value="0.195976561074466">
            <text:p>1,96E-01</text:p>
          </table:table-cell>
          <table:table-cell table:formula="of:=[.CU$1]*[.CU76]/([.$A77]+[.CU$1]*[.CU76])" office:value-type="float" office:value="0.203516203133902">
            <text:p>2,04E-01</text:p>
          </table:table-cell>
          <table:table-cell office:value-type="float" office:value="75">
            <text:p>75</text:p>
          </table:table-cell>
          <table:table-cell table:formula="of:=[.CW$1]*[.CW76]/([.$A77]+[.CW$1]*[.CW76])" office:value-type="float" office:value="0.210974121830602">
            <text:p>2,11E-01</text:p>
          </table:table-cell>
          <table:table-cell table:formula="of:=[.CX$1]*[.CX76]/([.$A77]+[.CX$1]*[.CX76])" office:value-type="float" office:value="0.218346523437276">
            <text:p>2,18E-01</text:p>
          </table:table-cell>
          <table:table-cell table:formula="of:=[.CY$1]*[.CY76]/([.$A77]+[.CY$1]*[.CY76])" office:value-type="float" office:value="0.225630338391625">
            <text:p>2,26E-01</text:p>
          </table:table-cell>
          <table:table-cell table:formula="of:=[.CZ$1]*[.CZ76]/([.$A77]+[.CZ$1]*[.CZ76])" office:value-type="float" office:value="0.232823133105166">
            <text:p>2,33E-01</text:p>
          </table:table-cell>
          <table:table-cell table:formula="of:=[.DA$1]*[.DA76]/([.$A77]+[.DA$1]*[.DA76])" office:value-type="float" office:value="0.239923031073606">
            <text:p>2,40E-01</text:p>
          </table:table-cell>
          <table:table-cell table:formula="of:=[.DB$1]*[.DB76]/([.$A77]+[.DB$1]*[.DB76])" office:value-type="float" office:value="0.246928642562746">
            <text:p>2,47E-01</text:p>
          </table:table-cell>
          <table:table-cell table:formula="of:=[.DC$1]*[.DC76]/([.$A77]+[.DC$1]*[.DC76])" office:value-type="float" office:value="0.253839002125619">
            <text:p>2,54E-01</text:p>
          </table:table-cell>
          <table:table-cell table:formula="of:=[.DD$1]*[.DD76]/([.$A77]+[.DD$1]*[.DD76])" office:value-type="float" office:value="0.260653513217427">
            <text:p>2,61E-01</text:p>
          </table:table-cell>
          <table:table-cell table:formula="of:=[.DE$1]*[.DE76]/([.$A77]+[.DE$1]*[.DE76])" office:value-type="float" office:value="0.267371899204813">
            <text:p>2,67E-01</text:p>
          </table:table-cell>
          <table:table-cell table:formula="of:=[.DF$1]*[.DF76]/([.$A77]+[.DF$1]*[.DF76])" office:value-type="float" office:value="0.273994160107856">
            <text:p>2,74E-01</text:p>
          </table:table-cell>
          <table:table-cell table:number-columns-repeated="146"/>
        </table:table-row>
        <table:table-row table:style-name="ro1">
          <table:table-cell office:value-type="float" office:value="76">
            <text:p>76</text:p>
          </table:table-cell>
          <table:table-cell table:formula="of:=[.$C$1]*[.B77]/([.$A78]+[.$C$1]*[.B77])" office:value-type="float" office:value="4.77684616664236E-090">
            <text:p>4,78E-90</text:p>
          </table:table-cell>
          <table:table-cell table:formula="of:=[.$C$1]*[.C77]/([.$A78]+[.$C$1]*[.C77])" office:value-type="float" office:value="5.42332199558263E-090">
            <text:p>5,42E-90</text:p>
          </table:table-cell>
          <table:table-cell table:formula="of:=[.$D$1]*[.D77]/([.$A78]+[.$D$1]*[.D77])" office:value-type="float" office:value="4.8184415664006E-077">
            <text:p>4,82E-77</text:p>
          </table:table-cell>
          <table:table-cell table:formula="of:=[.$E$1]*[.E77]/([.$A78]+[.$E$1]*[.E77])" office:value-type="float" office:value="5.54569648406498E-068">
            <text:p>5,55E-68</text:p>
          </table:table-cell>
          <table:table-cell table:formula="of:=[.$F$1]*[.F77]/([.$A78]+[.$F$1]*[.F77])" office:value-type="float" office:value="4.72958030261535E-061">
            <text:p>4,73E-61</text:p>
          </table:table-cell>
          <table:table-cell table:formula="of:=[.$G$1]*[.G77]/([.$A78]+[.$G$1]*[.G77])" office:value-type="float" office:value="1.81260352978205E-055">
            <text:p>1,81E-55</text:p>
          </table:table-cell>
          <table:table-cell table:formula="of:=[.$H$1]*[.H77]/([.$A78]+[.$H$1]*[.H77])" office:value-type="float" office:value="8.16515345827483E-051">
            <text:p>8,17E-51</text:p>
          </table:table-cell>
          <table:table-cell table:formula="of:=[.I$1]*[.I77]/([.$A78]+[.I$1]*[.I77])" office:value-type="float" office:value="7.67463694198236E-047">
            <text:p>7,67E-47</text:p>
          </table:table-cell>
          <table:table-cell table:formula="of:=[.J$1]*[.J77]/([.$A78]+[.J$1]*[.J77])" office:value-type="float" office:value="2.17949091933007E-043">
            <text:p>2,18E-43</text:p>
          </table:table-cell>
          <table:table-cell table:formula="of:=[.K$1]*[.K77]/([.$A78]+[.K$1]*[.K77])" office:value-type="float" office:value="2.40785241784922E-040">
            <text:p>2,41E-40</text:p>
          </table:table-cell>
          <table:table-cell office:value-type="float" office:value="76">
            <text:p>76</text:p>
          </table:table-cell>
          <table:table-cell table:formula="of:=[.M$1]*[.M77]/([.$A78]+[.M$1]*[.M77])" office:value-type="float" office:value="1.23930857518958E-037">
            <text:p>1,24E-37</text:p>
          </table:table-cell>
          <table:table-cell table:formula="of:=[.N$1]*[.N77]/([.$A78]+[.N$1]*[.N77])" office:value-type="float" office:value="3.39481099766494E-035">
            <text:p>3,39E-35</text:p>
          </table:table-cell>
          <table:table-cell table:formula="of:=[.O$1]*[.O77]/([.$A78]+[.O$1]*[.O77])" office:value-type="float" office:value="5.4757195179459E-033">
            <text:p>5,48E-33</text:p>
          </table:table-cell>
          <table:table-cell table:formula="of:=[.P$1]*[.P77]/([.$A78]+[.P$1]*[.P77])" office:value-type="float" office:value="5.62577875344953E-031">
            <text:p>5,63E-31</text:p>
          </table:table-cell>
          <table:table-cell table:formula="of:=[.Q$1]*[.Q77]/([.$A78]+[.Q$1]*[.Q77])" office:value-type="float" office:value="3.9182590317088E-029">
            <text:p>3,92E-29</text:p>
          </table:table-cell>
          <table:table-cell table:formula="of:=[.R$1]*[.R77]/([.$A78]+[.R$1]*[.R77])" office:value-type="float" office:value="1.94527790974886E-027">
            <text:p>1,95E-27</text:p>
          </table:table-cell>
          <table:table-cell table:formula="of:=[.S$1]*[.S77]/([.$A78]+[.S$1]*[.S77])" office:value-type="float" office:value="7.17276357438368E-026">
            <text:p>7,17E-26</text:p>
          </table:table-cell>
          <table:table-cell table:formula="of:=[.T$1]*[.T77]/([.$A78]+[.T$1]*[.T77])" office:value-type="float" office:value="2.03228399639548E-024">
            <text:p>2,03E-24</text:p>
          </table:table-cell>
          <table:table-cell table:formula="of:=[.U$1]*[.U77]/([.$A78]+[.U$1]*[.U77])" office:value-type="float" office:value="4.55253402042867E-023">
            <text:p>4,55E-23</text:p>
          </table:table-cell>
          <table:table-cell table:formula="of:=[.V$1]*[.V77]/([.$A78]+[.V$1]*[.V77])" office:value-type="float" office:value="8.2597084141778E-022">
            <text:p>8,26E-22</text:p>
          </table:table-cell>
          <table:table-cell office:value-type="float" office:value="76">
            <text:p>76</text:p>
          </table:table-cell>
          <table:table-cell table:formula="of:=[.X$1]*[.X77]/([.$A78]+[.X$1]*[.X77])" office:value-type="float" office:value="1.2389590817151E-020">
            <text:p>1,24E-20</text:p>
          </table:table-cell>
          <table:table-cell table:formula="of:=[.Y$1]*[.Y77]/([.$A78]+[.Y$1]*[.Y77])" office:value-type="float" office:value="1.56393905208604E-019">
            <text:p>1,56E-19</text:p>
          </table:table-cell>
          <table:table-cell table:formula="of:=[.Z$1]*[.Z77]/([.$A78]+[.Z$1]*[.Z77])" office:value-type="float" office:value="1.68700798110596E-018">
            <text:p>1,69E-18</text:p>
          </table:table-cell>
          <table:table-cell table:formula="of:=[.AA$1]*[.AA77]/([.$A78]+[.AA$1]*[.AA77])" office:value-type="float" office:value="1.5760191420506E-017">
            <text:p>1,58E-17</text:p>
          </table:table-cell>
          <table:table-cell table:formula="of:=[.AB$1]*[.AB77]/([.$A78]+[.AB$1]*[.AB77])" office:value-type="float" office:value="1.29018888208803E-016">
            <text:p>1,29E-16</text:p>
          </table:table-cell>
          <table:table-cell table:formula="of:=[.AC$1]*[.AC77]/([.$A78]+[.AC$1]*[.AC77])" office:value-type="float" office:value="9.35174379011438E-016">
            <text:p>9,35E-16</text:p>
          </table:table-cell>
          <table:table-cell table:formula="of:=[.AD$1]*[.AD77]/([.$A78]+[.AD$1]*[.AD77])" office:value-type="float" office:value="6.05716979966237E-015">
            <text:p>6,06E-15</text:p>
          </table:table-cell>
          <table:table-cell table:formula="of:=[.AE$1]*[.AE77]/([.$A78]+[.AE$1]*[.AE77])" office:value-type="float" office:value="0.0000000000000353459429674749">
            <text:p>3,53E-14</text:p>
          </table:table-cell>
          <table:table-cell table:formula="of:=[.AF$1]*[.AF77]/([.$A78]+[.AF$1]*[.AF77])" office:value-type="float" office:value="0.000000000000187189958829447">
            <text:p>1,87E-13</text:p>
          </table:table-cell>
          <table:table-cell table:formula="of:=[.AG$1]*[.AG77]/([.$A78]+[.AG$1]*[.AG77])" office:value-type="float" office:value="0.00000000000090563997748648">
            <text:p>9,06E-13</text:p>
          </table:table-cell>
          <table:table-cell office:value-type="float" office:value="76">
            <text:p>76</text:p>
          </table:table-cell>
          <table:table-cell table:formula="of:=[.AI$1]*[.AI77]/([.$A78]+[.AI$1]*[.AI77])" office:value-type="float" office:value="0.0000000000040265627919023">
            <text:p>4,03E-12</text:p>
          </table:table-cell>
          <table:table-cell table:formula="of:=[.AJ$1]*[.AJ77]/([.$A78]+[.AJ$1]*[.AJ77])" office:value-type="float" office:value="0.0000000000165405373786797">
            <text:p>1,65E-11</text:p>
          </table:table-cell>
          <table:table-cell table:formula="of:=[.AK$1]*[.AK77]/([.$A78]+[.AK$1]*[.AK77])" office:value-type="float" office:value="0.0000000000630835625639877">
            <text:p>6,31E-11</text:p>
          </table:table-cell>
          <table:table-cell table:formula="of:=[.AL$1]*[.AL77]/([.$A78]+[.AL$1]*[.AL77])" office:value-type="float" office:value="0.000000000224367523428821">
            <text:p>2,24E-10</text:p>
          </table:table-cell>
          <table:table-cell table:formula="of:=[.AM$1]*[.AM77]/([.$A78]+[.AM$1]*[.AM77])" office:value-type="float" office:value="0.000000000747203999631126">
            <text:p>7,47E-10</text:p>
          </table:table-cell>
          <table:table-cell table:formula="of:=[.AN$1]*[.AN77]/([.$A78]+[.AN$1]*[.AN77])" office:value-type="float" office:value="0.00000000233864011175409">
            <text:p>2,34E-09</text:p>
          </table:table-cell>
          <table:table-cell table:formula="of:=[.AO$1]*[.AO77]/([.$A78]+[.AO$1]*[.AO77])" office:value-type="float" office:value="0.00000000690255514653713">
            <text:p>6,90E-09</text:p>
          </table:table-cell>
          <table:table-cell table:formula="of:=[.AP$1]*[.AP77]/([.$A78]+[.AP$1]*[.AP77])" office:value-type="float" office:value="0.0000000192724852592597">
            <text:p>1,93E-08</text:p>
          </table:table-cell>
          <table:table-cell table:formula="of:=[.AQ$1]*[.AQ77]/([.$A78]+[.AQ$1]*[.AQ77])" office:value-type="float" office:value="0.0000000510505053611825">
            <text:p>5,11E-08</text:p>
          </table:table-cell>
          <table:table-cell table:formula="of:=[.AR$1]*[.AR77]/([.$A78]+[.AR$1]*[.AR77])" office:value-type="float" office:value="0.000000128633713460441">
            <text:p>1,29E-07</text:p>
          </table:table-cell>
          <table:table-cell office:value-type="float" office:value="76">
            <text:p>76</text:p>
          </table:table-cell>
          <table:table-cell table:formula="of:=[.AT$1]*[.AT77]/([.$A78]+[.AT$1]*[.AT77])" office:value-type="float" office:value="0.000000309082335238926">
            <text:p>3,09E-07</text:p>
          </table:table-cell>
          <table:table-cell table:formula="of:=[.AU$1]*[.AU77]/([.$A78]+[.AU$1]*[.AU77])" office:value-type="float" office:value="0.000000709827584814772">
            <text:p>7,10E-07</text:p>
          </table:table-cell>
          <table:table-cell table:formula="of:=[.AV$1]*[.AV77]/([.$A78]+[.AV$1]*[.AV77])" office:value-type="float" office:value="0.00000156140445896485">
            <text:p>1,56E-06</text:p>
          </table:table-cell>
          <table:table-cell table:formula="of:=[.AW$1]*[.AW77]/([.$A78]+[.AW$1]*[.AW77])" office:value-type="float" office:value="0.00000329626966665515">
            <text:p>3,30E-06</text:p>
          </table:table-cell>
          <table:table-cell table:formula="of:=[.AX$1]*[.AX77]/([.$A78]+[.AX$1]*[.AX77])" office:value-type="float" office:value="0.0000066907988725799">
            <text:p>6,69E-06</text:p>
          </table:table-cell>
          <table:table-cell table:formula="of:=[.AY$1]*[.AY77]/([.$A78]+[.AY$1]*[.AY77])" office:value-type="float" office:value="0.000013080724716812">
            <text:p>1,31E-05</text:p>
          </table:table-cell>
          <table:table-cell table:formula="of:=[.AZ$1]*[.AZ77]/([.$A78]+[.AZ$1]*[.AZ77])" office:value-type="float" office:value="0.0000246710296870315">
            <text:p>2,47E-05</text:p>
          </table:table-cell>
          <table:table-cell table:formula="of:=[.BA$1]*[.BA77]/([.$A78]+[.BA$1]*[.BA77])" office:value-type="float" office:value="0.0000449577278630734">
            <text:p>4,50E-05</text:p>
          </table:table-cell>
          <table:table-cell table:formula="of:=[.BB$1]*[.BB77]/([.$A78]+[.BB$1]*[.BB77])" office:value-type="float" office:value="0.0000792691605804924">
            <text:p>7,93E-05</text:p>
          </table:table-cell>
          <table:table-cell table:formula="of:=[.BC$1]*[.BC77]/([.$A78]+[.BC$1]*[.BC77])" office:value-type="float" office:value="0.000135417152480921">
            <text:p>1,35E-04</text:p>
          </table:table-cell>
          <table:table-cell office:value-type="float" office:value="76">
            <text:p>76</text:p>
          </table:table-cell>
          <table:table-cell table:formula="of:=[.BE$1]*[.BE77]/([.$A78]+[.BE$1]*[.BE77])" office:value-type="float" office:value="0.000224423823036707">
            <text:p>2,24E-04</text:p>
          </table:table-cell>
          <table:table-cell table:formula="of:=[.BF$1]*[.BF77]/([.$A78]+[.BF$1]*[.BF77])" office:value-type="float" office:value="0.000361260379671199">
            <text:p>3,61E-04</text:p>
          </table:table-cell>
          <table:table-cell table:formula="of:=[.BG$1]*[.BG77]/([.$A78]+[.BG$1]*[.BG77])" office:value-type="float" office:value="0.000565504700409865">
            <text:p>5,66E-04</text:p>
          </table:table-cell>
          <table:table-cell table:formula="of:=[.BH$1]*[.BH77]/([.$A78]+[.BH$1]*[.BH77])" office:value-type="float" office:value="0.000861801989438206">
            <text:p>8,62E-04</text:p>
          </table:table-cell>
          <table:table-cell table:formula="of:=[.BI$1]*[.BI77]/([.$A78]+[.BI$1]*[.BI77])" office:value-type="float" office:value="0.00128000522527125">
            <text:p>1,28E-03</text:p>
          </table:table-cell>
          <table:table-cell table:formula="of:=[.BJ$1]*[.BJ77]/([.$A78]+[.BJ$1]*[.BJ77])" office:value-type="float" office:value="0.00185488630201253">
            <text:p>1,85E-03</text:p>
          </table:table-cell>
          <table:table-cell table:formula="of:=[.BK$1]*[.BK77]/([.$A78]+[.BK$1]*[.BK77])" office:value-type="float" office:value="0.00262534777216329">
            <text:p>2,63E-03</text:p>
          </table:table-cell>
          <table:table-cell table:formula="of:=[.BL$1]*[.BL77]/([.$A78]+[.BL$1]*[.BL77])" office:value-type="float" office:value="0.00363312622174688">
            <text:p>3,63E-03</text:p>
          </table:table-cell>
          <table:table-cell table:formula="of:=[.BM$1]*[.BM77]/([.$A78]+[.BM$1]*[.BM77])" office:value-type="float" office:value="0.00492105234419243">
            <text:p>4,92E-03</text:p>
          </table:table-cell>
          <table:table-cell table:formula="of:=[.BN$1]*[.BN77]/([.$A78]+[.BN$1]*[.BN77])" office:value-type="float" office:value="0.00653100544613667">
            <text:p>6,53E-03</text:p>
          </table:table-cell>
          <table:table-cell office:value-type="float" office:value="76">
            <text:p>76</text:p>
          </table:table-cell>
          <table:table-cell table:formula="of:=[.BP$1]*[.BP77]/([.$A78]+[.BP$1]*[.BP77])" office:value-type="float" office:value="0.00850175551532398">
            <text:p>8,50E-03</text:p>
          </table:table-cell>
          <table:table-cell table:formula="of:=[.BQ$1]*[.BQ77]/([.$A78]+[.BQ$1]*[.BQ77])" office:value-type="float" office:value="0.0108669111315466">
            <text:p>1,09E-02</text:p>
          </table:table-cell>
          <table:table-cell table:formula="of:=[.BR$1]*[.BR77]/([.$A78]+[.BR$1]*[.BR77])" office:value-type="float" office:value="0.0136531803466077">
            <text:p>1,37E-02</text:p>
          </table:table-cell>
          <table:table-cell table:formula="of:=[.BS$1]*[.BS77]/([.$A78]+[.BS$1]*[.BS77])" office:value-type="float" office:value="0.0168791069251727">
            <text:p>1,69E-02</text:p>
          </table:table-cell>
          <table:table-cell table:formula="of:=[.BT$1]*[.BT77]/([.$A78]+[.BT$1]*[.BT77])" office:value-type="float" office:value="0.020554376536348">
            <text:p>2,06E-02</text:p>
          </table:table-cell>
          <table:table-cell table:formula="of:=[.BU$1]*[.BU77]/([.$A78]+[.BU$1]*[.BU77])" office:value-type="float" office:value="0.0246797115011999">
            <text:p>2,47E-02</text:p>
          </table:table-cell>
          <table:table-cell table:formula="of:=[.BV$1]*[.BV77]/([.$A78]+[.BV$1]*[.BV77])" office:value-type="float" office:value="0.0292473033881961">
            <text:p>2,92E-02</text:p>
          </table:table-cell>
          <table:table-cell table:formula="of:=[.BW$1]*[.BW77]/([.$A78]+[.BW$1]*[.BW77])" office:value-type="float" office:value="0.0342416811760611">
            <text:p>3,42E-02</text:p>
          </table:table-cell>
          <table:table-cell table:formula="of:=[.BX$1]*[.BX77]/([.$A78]+[.BX$1]*[.BX77])" office:value-type="float" office:value="0.0396408841856147">
            <text:p>3,96E-02</text:p>
          </table:table-cell>
          <table:table-cell table:formula="of:=[.BY$1]*[.BY77]/([.$A78]+[.BY$1]*[.BY77])" office:value-type="float" office:value="0.0454178031307982">
            <text:p>4,54E-02</text:p>
          </table:table-cell>
          <table:table-cell office:value-type="float" office:value="76">
            <text:p>76</text:p>
          </table:table-cell>
          <table:table-cell table:formula="of:=[.CA$1]*[.CA77]/([.$A78]+[.CA$1]*[.CA77])" office:value-type="float" office:value="0.0515415649098034">
            <text:p>5,15E-02</text:p>
          </table:table-cell>
          <table:table-cell table:formula="of:=[.CB$1]*[.CB77]/([.$A78]+[.CB$1]*[.CB77])" office:value-type="float" office:value="0.0579788606015497">
            <text:p>5,80E-02</text:p>
          </table:table-cell>
          <table:table-cell table:formula="of:=[.CC$1]*[.CC77]/([.$A78]+[.CC$1]*[.CC77])" office:value-type="float" office:value="0.0646951449580306">
            <text:p>6,47E-02</text:p>
          </table:table-cell>
          <table:table-cell table:formula="of:=[.CD$1]*[.CD77]/([.$A78]+[.CD$1]*[.CD77])" office:value-type="float" office:value="0.0716556641589289">
            <text:p>7,17E-02</text:p>
          </table:table-cell>
          <table:table-cell table:formula="of:=[.CE$1]*[.CE77]/([.$A78]+[.CE$1]*[.CE77])" office:value-type="float" office:value="0.0788262932114032">
            <text:p>7,88E-02</text:p>
          </table:table-cell>
          <table:table-cell table:formula="of:=[.CF$1]*[.CF77]/([.$A78]+[.CF$1]*[.CF77])" office:value-type="float" office:value="0.08617418340973">
            <text:p>8,62E-02</text:p>
          </table:table-cell>
          <table:table-cell table:formula="of:=[.CG$1]*[.CG77]/([.$A78]+[.CG$1]*[.CG77])" office:value-type="float" office:value="0.0936682333961009">
            <text:p>9,37E-02</text:p>
          </table:table-cell>
          <table:table-cell table:formula="of:=[.CH$1]*[.CH77]/([.$A78]+[.CH$1]*[.CH77])" office:value-type="float" office:value="0.101279405175902">
            <text:p>1,01E-01</text:p>
          </table:table-cell>
          <table:table-cell table:formula="of:=[.CI$1]*[.CI77]/([.$A78]+[.CI$1]*[.CI77])" office:value-type="float" office:value="0.108980909986411">
            <text:p>1,09E-01</text:p>
          </table:table-cell>
          <table:table-cell table:formula="of:=[.CJ$1]*[.CJ77]/([.$A78]+[.CJ$1]*[.CJ77])" office:value-type="float" office:value="0.116748289363556">
            <text:p>1,17E-01</text:p>
          </table:table-cell>
          <table:table-cell office:value-type="float" office:value="76">
            <text:p>76</text:p>
          </table:table-cell>
          <table:table-cell table:formula="of:=[.CL$1]*[.CL77]/([.$A78]+[.CL$1]*[.CL77])" office:value-type="float" office:value="0.12455941517056">
            <text:p>1,25E-01</text:p>
          </table:table-cell>
          <table:table-cell table:formula="of:=[.CM$1]*[.CM77]/([.$A78]+[.CM$1]*[.CM77])" office:value-type="float" office:value="0.132394429621578">
            <text:p>1,32E-01</text:p>
          </table:table-cell>
          <table:table-cell table:formula="of:=[.CN$1]*[.CN77]/([.$A78]+[.CN$1]*[.CN77])" office:value-type="float" office:value="0.140235643104487">
            <text:p>1,40E-01</text:p>
          </table:table-cell>
          <table:table-cell table:formula="of:=[.CO$1]*[.CO77]/([.$A78]+[.CO$1]*[.CO77])" office:value-type="float" office:value="0.148067404323264">
            <text:p>1,48E-01</text:p>
          </table:table-cell>
          <table:table-cell table:formula="of:=[.CP$1]*[.CP77]/([.$A78]+[.CP$1]*[.CP77])" office:value-type="float" office:value="0.155875954214616">
            <text:p>1,56E-01</text:p>
          </table:table-cell>
          <table:table-cell table:formula="of:=[.CQ$1]*[.CQ77]/([.$A78]+[.CQ$1]*[.CQ77])" office:value-type="float" office:value="0.163649272390368">
            <text:p>1,64E-01</text:p>
          </table:table-cell>
          <table:table-cell table:formula="of:=[.CR$1]*[.CR77]/([.$A78]+[.CR$1]*[.CR77])" office:value-type="float" office:value="0.17137692257273">
            <text:p>1,71E-01</text:p>
          </table:table-cell>
          <table:table-cell table:formula="of:=[.CS$1]*[.CS77]/([.$A78]+[.CS$1]*[.CS77])" office:value-type="float" office:value="0.179049901623295">
            <text:p>1,79E-01</text:p>
          </table:table-cell>
          <table:table-cell table:formula="of:=[.CT$1]*[.CT77]/([.$A78]+[.CT$1]*[.CT77])" office:value-type="float" office:value="0.186660495285266">
            <text:p>1,87E-01</text:p>
          </table:table-cell>
          <table:table-cell table:formula="of:=[.CU$1]*[.CU77]/([.$A78]+[.CU$1]*[.CU77])" office:value-type="float" office:value="0.194202142613077">
            <text:p>1,94E-01</text:p>
          </table:table-cell>
          <table:table-cell office:value-type="float" office:value="76">
            <text:p>76</text:p>
          </table:table-cell>
          <table:table-cell table:formula="of:=[.CW$1]*[.CW77]/([.$A78]+[.CW$1]*[.CW77])" office:value-type="float" office:value="0.201669310199985">
            <text:p>2,02E-01</text:p>
          </table:table-cell>
          <table:table-cell table:formula="of:=[.CX$1]*[.CX77]/([.$A78]+[.CX$1]*[.CX77])" office:value-type="float" office:value="0.209057376680269">
            <text:p>2,09E-01</text:p>
          </table:table-cell>
          <table:table-cell table:formula="of:=[.CY$1]*[.CY77]/([.$A78]+[.CY$1]*[.CY77])" office:value-type="float" office:value="0.216362527530702">
            <text:p>2,16E-01</text:p>
          </table:table-cell>
          <table:table-cell table:formula="of:=[.CZ$1]*[.CZ77]/([.$A78]+[.CZ$1]*[.CZ77])" office:value-type="float" office:value="0.223581659885545">
            <text:p>2,24E-01</text:p>
          </table:table-cell>
          <table:table-cell table:formula="of:=[.DA$1]*[.DA77]/([.$A78]+[.DA$1]*[.DA77])" office:value-type="float" office:value="0.230712296876349">
            <text:p>2,31E-01</text:p>
          </table:table-cell>
          <table:table-cell table:formula="of:=[.DB$1]*[.DB77]/([.$A78]+[.DB$1]*[.DB77])" office:value-type="float" office:value="0.237752510885067">
            <text:p>2,38E-01</text:p>
          </table:table-cell>
          <table:table-cell table:formula="of:=[.DC$1]*[.DC77]/([.$A78]+[.DC$1]*[.DC77])" office:value-type="float" office:value="0.244700855034723">
            <text:p>2,45E-01</text:p>
          </table:table-cell>
          <table:table-cell table:formula="of:=[.DD$1]*[.DD77]/([.$A78]+[.DD$1]*[.DD77])" office:value-type="float" office:value="0.251556302219176">
            <text:p>2,52E-01</text:p>
          </table:table-cell>
          <table:table-cell table:formula="of:=[.DE$1]*[.DE77]/([.$A78]+[.DE$1]*[.DE77])" office:value-type="float" office:value="0.258318190979713">
            <text:p>2,58E-01</text:p>
          </table:table-cell>
          <table:table-cell table:formula="of:=[.DF$1]*[.DF77]/([.$A78]+[.DF$1]*[.DF77])" office:value-type="float" office:value="0.264986177561463">
            <text:p>2,65E-01</text:p>
          </table:table-cell>
          <table:table-cell table:number-columns-repeated="146"/>
        </table:table-row>
        <table:table-row table:style-name="ro1">
          <table:table-cell office:value-type="float" office:value="77">
            <text:p>77</text:p>
          </table:table-cell>
          <table:table-cell table:formula="of:=[.$C$1]*[.B78]/([.$A79]+[.$C$1]*[.B78])" office:value-type="float" office:value="1.24073926406295E-091">
            <text:p>1,24E-91</text:p>
          </table:table-cell>
          <table:table-cell table:formula="of:=[.$C$1]*[.C78]/([.$A79]+[.$C$1]*[.C78])" office:value-type="float" office:value="1.4086550637877E-091">
            <text:p>1,41E-91</text:p>
          </table:table-cell>
          <table:table-cell table:formula="of:=[.$D$1]*[.D78]/([.$A79]+[.$D$1]*[.D78])" office:value-type="float" office:value="1.87731489600023E-078">
            <text:p>1,88E-78</text:p>
          </table:table-cell>
          <table:table-cell table:formula="of:=[.$E$1]*[.E78]/([.$A79]+[.$E$1]*[.E78])" office:value-type="float" office:value="2.88088129042337E-069">
            <text:p>2,88E-69</text:p>
          </table:table-cell>
          <table:table-cell table:formula="of:=[.$F$1]*[.F78]/([.$A79]+[.$F$1]*[.F78])" office:value-type="float" office:value="3.07115604065932E-062">
            <text:p>3,07E-62</text:p>
          </table:table-cell>
          <table:table-cell table:formula="of:=[.$G$1]*[.G78]/([.$A79]+[.$G$1]*[.G78])" office:value-type="float" office:value="1.41241833489511E-056">
            <text:p>1,41E-56</text:p>
          </table:table-cell>
          <table:table-cell table:formula="of:=[.$H$1]*[.H78]/([.$A79]+[.$H$1]*[.H78])" office:value-type="float" office:value="7.42286678024985E-052">
            <text:p>7,42E-52</text:p>
          </table:table-cell>
          <table:table-cell table:formula="of:=[.I$1]*[.I78]/([.$A79]+[.I$1]*[.I78])" office:value-type="float" office:value="7.97364877089077E-048">
            <text:p>7,97E-48</text:p>
          </table:table-cell>
          <table:table-cell table:formula="of:=[.J$1]*[.J78]/([.$A79]+[.J$1]*[.J78])" office:value-type="float" office:value="2.54745691869749E-044">
            <text:p>2,55E-44</text:p>
          </table:table-cell>
          <table:table-cell table:formula="of:=[.K$1]*[.K78]/([.$A79]+[.K$1]*[.K78])" office:value-type="float" office:value="3.12708106214184E-041">
            <text:p>3,13E-41</text:p>
          </table:table-cell>
          <table:table-cell office:value-type="float" office:value="77">
            <text:p>77</text:p>
          </table:table-cell>
          <table:table-cell table:formula="of:=[.M$1]*[.M78]/([.$A79]+[.M$1]*[.M78])" office:value-type="float" office:value="1.77044082169941E-038">
            <text:p>1,77E-38</text:p>
          </table:table-cell>
          <table:table-cell table:formula="of:=[.N$1]*[.N78]/([.$A79]+[.N$1]*[.N78])" office:value-type="float" office:value="5.29061454181549E-036">
            <text:p>5,29E-36</text:p>
          </table:table-cell>
          <table:table-cell table:formula="of:=[.O$1]*[.O78]/([.$A79]+[.O$1]*[.O78])" office:value-type="float" office:value="9.24472126406451E-034">
            <text:p>9,24E-34</text:p>
          </table:table-cell>
          <table:table-cell table:formula="of:=[.P$1]*[.P78]/([.$A79]+[.P$1]*[.P78])" office:value-type="float" office:value="1.02286886426355E-031">
            <text:p>1,02E-31</text:p>
          </table:table-cell>
          <table:table-cell table:formula="of:=[.Q$1]*[.Q78]/([.$A79]+[.Q$1]*[.Q78])" office:value-type="float" office:value="7.63297213969246E-030">
            <text:p>7,63E-30</text:p>
          </table:table-cell>
          <table:table-cell table:formula="of:=[.R$1]*[.R78]/([.$A79]+[.R$1]*[.R78])" office:value-type="float" office:value="4.04213591636127E-028">
            <text:p>4,04E-28</text:p>
          </table:table-cell>
          <table:table-cell table:formula="of:=[.S$1]*[.S78]/([.$A79]+[.S$1]*[.S78])" office:value-type="float" office:value="1.58359715278601E-026">
            <text:p>1,58E-26</text:p>
          </table:table-cell>
          <table:table-cell table:formula="of:=[.T$1]*[.T78]/([.$A79]+[.T$1]*[.T78])" office:value-type="float" office:value="4.75079375780762E-025">
            <text:p>4,75E-25</text:p>
          </table:table-cell>
          <table:table-cell table:formula="of:=[.U$1]*[.U78]/([.$A79]+[.U$1]*[.U78])" office:value-type="float" office:value="1.12335255049539E-023">
            <text:p>1,12E-23</text:p>
          </table:table-cell>
          <table:table-cell table:formula="of:=[.V$1]*[.V78]/([.$A79]+[.V$1]*[.V78])" office:value-type="float" office:value="2.14537880887735E-022">
            <text:p>2,15E-22</text:p>
          </table:table-cell>
          <table:table-cell office:value-type="float" office:value="77">
            <text:p>77</text:p>
          </table:table-cell>
          <table:table-cell table:formula="of:=[.X$1]*[.X78]/([.$A79]+[.X$1]*[.X78])" office:value-type="float" office:value="3.37897931376844E-021">
            <text:p>3,38E-21</text:p>
          </table:table-cell>
          <table:table-cell table:formula="of:=[.Y$1]*[.Y78]/([.$A79]+[.Y$1]*[.Y78])" office:value-type="float" office:value="4.4683972916744E-020">
            <text:p>4,47E-20</text:p>
          </table:table-cell>
          <table:table-cell table:formula="of:=[.Z$1]*[.Z78]/([.$A79]+[.Z$1]*[.Z78])" office:value-type="float" office:value="5.03911474875806E-019">
            <text:p>5,04E-19</text:p>
          </table:table-cell>
          <table:table-cell table:formula="of:=[.AA$1]*[.AA78]/([.$A79]+[.AA$1]*[.AA78])" office:value-type="float" office:value="4.91226745574213E-018">
            <text:p>4,91E-18</text:p>
          </table:table-cell>
          <table:table-cell table:formula="of:=[.AB$1]*[.AB78]/([.$A79]+[.AB$1]*[.AB78])" office:value-type="float" office:value="4.18892494184424E-017">
            <text:p>4,19E-17</text:p>
          </table:table-cell>
          <table:table-cell table:formula="of:=[.AC$1]*[.AC78]/([.$A79]+[.AC$1]*[.AC78])" office:value-type="float" office:value="3.15773166938927E-016">
            <text:p>3,16E-16</text:p>
          </table:table-cell>
          <table:table-cell table:formula="of:=[.AD$1]*[.AD78]/([.$A79]+[.AD$1]*[.AD78])" office:value-type="float" office:value="2.12394265702446E-015">
            <text:p>2,12E-15</text:p>
          </table:table-cell>
          <table:table-cell table:formula="of:=[.AE$1]*[.AE78]/([.$A79]+[.AE$1]*[.AE78])" office:value-type="float" office:value="0.0000000000000128530701699907">
            <text:p>1,29E-14</text:p>
          </table:table-cell>
          <table:table-cell table:formula="of:=[.AF$1]*[.AF78]/([.$A79]+[.AF$1]*[.AF78])" office:value-type="float" office:value="0.0000000000000705001143643323">
            <text:p>7,05E-14</text:p>
          </table:table-cell>
          <table:table-cell table:formula="of:=[.AG$1]*[.AG78]/([.$A79]+[.AG$1]*[.AG78])" office:value-type="float" office:value="0.000000000000352846744475127">
            <text:p>3,53E-13</text:p>
          </table:table-cell>
          <table:table-cell office:value-type="float" office:value="77">
            <text:p>77</text:p>
          </table:table-cell>
          <table:table-cell table:formula="of:=[.AI$1]*[.AI78]/([.$A79]+[.AI$1]*[.AI78])" office:value-type="float" office:value="0.00000000000162108372141258">
            <text:p>1,62E-12</text:p>
          </table:table-cell>
          <table:table-cell table:formula="of:=[.AJ$1]*[.AJ78]/([.$A79]+[.AJ$1]*[.AJ78])" office:value-type="float" office:value="0.00000000000687398955992352">
            <text:p>6,87E-12</text:p>
          </table:table-cell>
          <table:table-cell table:formula="of:=[.AK$1]*[.AK78]/([.$A79]+[.AK$1]*[.AK78])" office:value-type="float" office:value="0.0000000000270358125266924">
            <text:p>2,70E-11</text:p>
          </table:table-cell>
          <table:table-cell table:formula="of:=[.AL$1]*[.AL78]/([.$A79]+[.AL$1]*[.AL78])" office:value-type="float" office:value="0.0000000000990713739717421">
            <text:p>9,91E-11</text:p>
          </table:table-cell>
          <table:table-cell table:formula="of:=[.AM$1]*[.AM78]/([.$A79]+[.AM$1]*[.AM78])" office:value-type="float" office:value="0.000000000339638181535158">
            <text:p>3,40E-10</text:p>
          </table:table-cell>
          <table:table-cell table:formula="of:=[.AN$1]*[.AN78]/([.$A79]+[.AN$1]*[.AN78])" office:value-type="float" office:value="0.00000000109339018092329">
            <text:p>1,09E-09</text:p>
          </table:table-cell>
          <table:table-cell table:formula="of:=[.AO$1]*[.AO78]/([.$A79]+[.AO$1]*[.AO78])" office:value-type="float" office:value="0.00000000331681220226984">
            <text:p>3,32E-09</text:p>
          </table:table-cell>
          <table:table-cell table:formula="of:=[.AP$1]*[.AP78]/([.$A79]+[.AP$1]*[.AP78])" office:value-type="float" office:value="0.00000000951109653099187">
            <text:p>9,51E-09</text:p>
          </table:table-cell>
          <table:table-cell table:formula="of:=[.AQ$1]*[.AQ78]/([.$A79]+[.AQ$1]*[.AQ78])" office:value-type="float" office:value="0.0000000258567488000794">
            <text:p>2,59E-08</text:p>
          </table:table-cell>
          <table:table-cell table:formula="of:=[.AR$1]*[.AR78]/([.$A79]+[.AR$1]*[.AR78])" office:value-type="float" office:value="0.0000000668227038258643">
            <text:p>6,68E-08</text:p>
          </table:table-cell>
          <table:table-cell office:value-type="float" office:value="77">
            <text:p>77</text:p>
          </table:table-cell>
          <table:table-cell table:formula="of:=[.AT$1]*[.AT78]/([.$A79]+[.AT$1]*[.AT78])" office:value-type="float" office:value="0.000000164576281288617">
            <text:p>1,65E-07</text:p>
          </table:table-cell>
          <table:table-cell table:formula="of:=[.AU$1]*[.AU78]/([.$A79]+[.AU$1]*[.AU78])" office:value-type="float" office:value="0.000000387178532718965">
            <text:p>3,87E-07</text:p>
          </table:table-cell>
          <table:table-cell table:formula="of:=[.AV$1]*[.AV78]/([.$A79]+[.AV$1]*[.AV78])" office:value-type="float" office:value="0.000000871952379120315">
            <text:p>8,72E-07</text:p>
          </table:table-cell>
          <table:table-cell table:formula="of:=[.AW$1]*[.AW78]/([.$A79]+[.AW$1]*[.AW78])" office:value-type="float" office:value="0.0000018835791187831">
            <text:p>1,88E-06</text:p>
          </table:table-cell>
          <table:table-cell table:formula="of:=[.AX$1]*[.AX78]/([.$A79]+[.AX$1]*[.AX78])" office:value-type="float" office:value="0.00000391019184366587">
            <text:p>3,91E-06</text:p>
          </table:table-cell>
          <table:table-cell table:formula="of:=[.AY$1]*[.AY78]/([.$A79]+[.AY$1]*[.AY78])" office:value-type="float" office:value="0.00000781439785644082">
            <text:p>7,81E-06</text:p>
          </table:table-cell>
          <table:table-cell table:formula="of:=[.AZ$1]*[.AZ78]/([.$A79]+[.AZ$1]*[.AZ78])" office:value-type="float" office:value="0.0000150587134303127">
            <text:p>1,51E-05</text:p>
          </table:table-cell>
          <table:table-cell table:formula="of:=[.BA$1]*[.BA78]/([.$A79]+[.BA$1]*[.BA78])" office:value-type="float" office:value="0.0000280248111779153">
            <text:p>2,80E-05</text:p>
          </table:table-cell>
          <table:table-cell table:formula="of:=[.BB$1]*[.BB78]/([.$A79]+[.BB$1]*[.BB78])" office:value-type="float" office:value="0.0000504414668085746">
            <text:p>5,04E-05</text:p>
          </table:table-cell>
          <table:table-cell table:formula="of:=[.BC$1]*[.BC78]/([.$A79]+[.BC$1]*[.BC78])" office:value-type="float" office:value="0.0000879254843261057">
            <text:p>8,79E-05</text:p>
          </table:table-cell>
          <table:table-cell office:value-type="float" office:value="77">
            <text:p>77</text:p>
          </table:table-cell>
          <table:table-cell table:formula="of:=[.BE$1]*[.BE78]/([.$A79]+[.BE$1]*[.BE78])" office:value-type="float" office:value="0.000148622258463961">
            <text:p>1,49E-04</text:p>
          </table:table-cell>
          <table:table-cell table:formula="of:=[.BF$1]*[.BF78]/([.$A79]+[.BF$1]*[.BF78])" office:value-type="float" office:value="0.000243908542717915">
            <text:p>2,44E-04</text:p>
          </table:table-cell>
          <table:table-cell table:formula="of:=[.BG$1]*[.BG78]/([.$A79]+[.BG$1]*[.BG78])" office:value-type="float" office:value="0.000389092043540372">
            <text:p>3,89E-04</text:p>
          </table:table-cell>
          <table:table-cell table:formula="of:=[.BH$1]*[.BH78]/([.$A79]+[.BH$1]*[.BH78])" office:value-type="float" office:value="0.000604015560673036">
            <text:p>6,04E-04</text:p>
          </table:table-cell>
          <table:table-cell table:formula="of:=[.BI$1]*[.BI78]/([.$A79]+[.BI$1]*[.BI78])" office:value-type="float" office:value="0.000913454285009568">
            <text:p>9,13E-04</text:p>
          </table:table-cell>
          <table:table-cell table:formula="of:=[.BJ$1]*[.BJ78]/([.$A79]+[.BJ$1]*[.BJ78])" office:value-type="float" office:value="0.00134719084811794">
            <text:p>1,35E-03</text:p>
          </table:table-cell>
          <table:table-cell table:formula="of:=[.BK$1]*[.BK78]/([.$A79]+[.BK$1]*[.BK78])" office:value-type="float" office:value="0.00193966962980327">
            <text:p>1,94E-03</text:p>
          </table:table-cell>
          <table:table-cell table:formula="of:=[.BL$1]*[.BL78]/([.$A79]+[.BL$1]*[.BL78])" office:value-type="float" office:value="0.00272917176858941">
            <text:p>2,73E-03</text:p>
          </table:table-cell>
          <table:table-cell table:formula="of:=[.BM$1]*[.BM78]/([.$A79]+[.BM$1]*[.BM78])" office:value-type="float" office:value="0.00375651188056104">
            <text:p>3,76E-03</text:p>
          </table:table-cell>
          <table:table-cell table:formula="of:=[.BN$1]*[.BN78]/([.$A79]+[.BN$1]*[.BN78])" office:value-type="float" office:value="0.00506332739791583">
            <text:p>5,06E-03</text:p>
          </table:table-cell>
          <table:table-cell office:value-type="float" office:value="77">
            <text:p>77</text:p>
          </table:table-cell>
          <table:table-cell table:formula="of:=[.BP$1]*[.BP78]/([.$A79]+[.BP$1]*[.BP78])" office:value-type="float" office:value="0.00669009810582001">
            <text:p>6,69E-03</text:p>
          </table:table-cell>
          <table:table-cell table:formula="of:=[.BQ$1]*[.BQ78]/([.$A79]+[.BQ$1]*[.BQ78])" office:value-type="float" office:value="0.00867408234123368">
            <text:p>8,67E-03</text:p>
          </table:table-cell>
          <table:table-cell table:formula="of:=[.BR$1]*[.BR78]/([.$A79]+[.BR$1]*[.BR78])" office:value-type="float" office:value="0.0110473760690025">
            <text:p>1,10E-02</text:p>
          </table:table-cell>
          <table:table-cell table:formula="of:=[.BS$1]*[.BS78]/([.$A79]+[.BS$1]*[.BS78])" office:value-type="float" office:value="0.0138352869710527">
            <text:p>1,38E-02</text:p>
          </table:table-cell>
          <table:table-cell table:formula="of:=[.BT$1]*[.BT78]/([.$A79]+[.BT$1]*[.BT78])" office:value-type="float" office:value="0.0170551711459347">
            <text:p>1,71E-02</text:p>
          </table:table-cell>
          <table:table-cell table:formula="of:=[.BU$1]*[.BU78]/([.$A79]+[.BU$1]*[.BU78])" office:value-type="float" office:value="0.0207158152771271">
            <text:p>2,07E-02</text:p>
          </table:table-cell>
          <table:table-cell table:formula="of:=[.BV$1]*[.BV78]/([.$A79]+[.BV$1]*[.BV78])" office:value-type="float" office:value="0.0248173760788085">
            <text:p>2,48E-02</text:p>
          </table:table-cell>
          <table:table-cell table:formula="of:=[.BW$1]*[.BW78]/([.$A79]+[.BW$1]*[.BW78])" office:value-type="float" office:value="0.0293518249784231">
            <text:p>2,94E-02</text:p>
          </table:table-cell>
          <table:table-cell table:formula="of:=[.BX$1]*[.BX78]/([.$A79]+[.BX$1]*[.BX78])" office:value-type="float" office:value="0.0343037991768442">
            <text:p>3,43E-02</text:p>
          </table:table-cell>
          <table:table-cell table:formula="of:=[.BY$1]*[.BY78]/([.$A79]+[.BY$1]*[.BY78])" office:value-type="float" office:value="0.0396517349448006">
            <text:p>3,97E-02</text:p>
          </table:table-cell>
          <table:table-cell office:value-type="float" office:value="77">
            <text:p>77</text:p>
          </table:table-cell>
          <table:table-cell table:formula="of:=[.CA$1]*[.CA78]/([.$A79]+[.CA$1]*[.CA78])" office:value-type="float" office:value="0.0453691546161048">
            <text:p>4,54E-02</text:p>
          </table:table-cell>
          <table:table-cell table:formula="of:=[.CB$1]*[.CB78]/([.$A79]+[.CB$1]*[.CB78])" office:value-type="float" office:value="0.0514259908785409">
            <text:p>5,14E-02</text:p>
          </table:table-cell>
          <table:table-cell table:formula="of:=[.CC$1]*[.CC78]/([.$A79]+[.CC$1]*[.CC78])" office:value-type="float" office:value="0.0577898545662682">
            <text:p>5,78E-02</text:p>
          </table:table-cell>
          <table:table-cell table:formula="of:=[.CD$1]*[.CD78]/([.$A79]+[.CD$1]*[.CD78])" office:value-type="float" office:value="0.0644271791759002">
            <text:p>6,44E-02</text:p>
          </table:table-cell>
          <table:table-cell table:formula="of:=[.CE$1]*[.CE78]/([.$A79]+[.CE$1]*[.CE78])" office:value-type="float" office:value="0.0713042019011114">
            <text:p>7,13E-02</text:p>
          </table:table-cell>
          <table:table-cell table:formula="of:=[.CF$1]*[.CF78]/([.$A79]+[.CF$1]*[.CF78])" office:value-type="float" office:value="0.0783877639184477">
            <text:p>7,84E-02</text:p>
          </table:table-cell>
          <table:table-cell table:formula="of:=[.CG$1]*[.CG78]/([.$A79]+[.CG$1]*[.CG78])" office:value-type="float" office:value="0.0856459303981416">
            <text:p>8,56E-02</text:p>
          </table:table-cell>
          <table:table-cell table:formula="of:=[.CH$1]*[.CH78]/([.$A79]+[.CH$1]*[.CH78])" office:value-type="float" office:value="0.0930484429749445">
            <text:p>9,30E-02</text:p>
          </table:table-cell>
          <table:table-cell table:formula="of:=[.CI$1]*[.CI78]/([.$A79]+[.CI$1]*[.CI78])" office:value-type="float" office:value="0.100567024741798">
            <text:p>1,01E-01</text:p>
          </table:table-cell>
          <table:table-cell table:formula="of:=[.CJ$1]*[.CJ78]/([.$A79]+[.CJ$1]*[.CJ78])" office:value-type="float" office:value="0.10817556118843">
            <text:p>1,08E-01</text:p>
          </table:table-cell>
          <table:table-cell office:value-type="float" office:value="77">
            <text:p>77</text:p>
          </table:table-cell>
          <table:table-cell table:formula="of:=[.CL$1]*[.CL78]/([.$A79]+[.CL$1]*[.CL78])" office:value-type="float" office:value="0.11585018097246">
            <text:p>1,16E-01</text:p>
          </table:table-cell>
          <table:table-cell table:formula="of:=[.CM$1]*[.CM78]/([.$A79]+[.CM$1]*[.CM78])" office:value-type="float" office:value="0.123569258974003">
            <text:p>1,24E-01</text:p>
          </table:table-cell>
          <table:table-cell table:formula="of:=[.CN$1]*[.CN78]/([.$A79]+[.CN$1]*[.CN78])" office:value-type="float" office:value="0.131313361558944">
            <text:p>1,31E-01</text:p>
          </table:table-cell>
          <table:table-cell table:formula="of:=[.CO$1]*[.CO78]/([.$A79]+[.CO$1]*[.CO78])" office:value-type="float" office:value="0.139065150968259">
            <text:p>1,39E-01</text:p>
          </table:table-cell>
          <table:table-cell table:formula="of:=[.CP$1]*[.CP78]/([.$A79]+[.CP$1]*[.CP78])" office:value-type="float" office:value="0.146809262676901">
            <text:p>1,47E-01</text:p>
          </table:table-cell>
          <table:table-cell table:formula="of:=[.CQ$1]*[.CQ78]/([.$A79]+[.CQ$1]*[.CQ78])" office:value-type="float" office:value="0.154532166683689">
            <text:p>1,55E-01</text:p>
          </table:table-cell>
          <table:table-cell table:formula="of:=[.CR$1]*[.CR78]/([.$A79]+[.CR$1]*[.CR78])" office:value-type="float" office:value="0.162222021142523">
            <text:p>1,62E-01</text:p>
          </table:table-cell>
          <table:table-cell table:formula="of:=[.CS$1]*[.CS78]/([.$A79]+[.CS$1]*[.CS78])" office:value-type="float" office:value="0.169868524580808">
            <text:p>1,70E-01</text:p>
          </table:table-cell>
          <table:table-cell table:formula="of:=[.CT$1]*[.CT78]/([.$A79]+[.CT$1]*[.CT78])" office:value-type="float" office:value="0.177462771175812">
            <text:p>1,77E-01</text:p>
          </table:table-cell>
          <table:table-cell table:formula="of:=[.CU$1]*[.CU78]/([.$A79]+[.CU$1]*[.CU78])" office:value-type="float" office:value="0.184997112144902">
            <text:p>1,85E-01</text:p>
          </table:table-cell>
          <table:table-cell office:value-type="float" office:value="77">
            <text:p>77</text:p>
          </table:table-cell>
          <table:table-cell table:formula="of:=[.CW$1]*[.CW78]/([.$A79]+[.CW$1]*[.CW78])" office:value-type="float" office:value="0.192465025206873">
            <text:p>1,92E-01</text:p>
          </table:table-cell>
          <table:table-cell table:formula="of:=[.CX$1]*[.CX78]/([.$A79]+[.CX$1]*[.CX78])" office:value-type="float" office:value="0.199860993239353">
            <text:p>2,00E-01</text:p>
          </table:table-cell>
          <table:table-cell table:formula="of:=[.CY$1]*[.CY78]/([.$A79]+[.CY$1]*[.CY78])" office:value-type="float" office:value="0.20718039264289">
            <text:p>2,07E-01</text:p>
          </table:table-cell>
          <table:table-cell table:formula="of:=[.CZ$1]*[.CZ78]/([.$A79]+[.CZ$1]*[.CZ78])" office:value-type="float" office:value="0.214419391481623">
            <text:p>2,14E-01</text:p>
          </table:table-cell>
          <table:table-cell table:formula="of:=[.DA$1]*[.DA78]/([.$A79]+[.DA$1]*[.DA78])" office:value-type="float" office:value="0.221574857165227">
            <text:p>2,22E-01</text:p>
          </table:table-cell>
          <table:table-cell table:formula="of:=[.DB$1]*[.DB78]/([.$A79]+[.DB$1]*[.DB78])" office:value-type="float" office:value="0.228644273235047">
            <text:p>2,29E-01</text:p>
          </table:table-cell>
          <table:table-cell table:formula="of:=[.DC$1]*[.DC78]/([.$A79]+[.DC$1]*[.DC78])" office:value-type="float" office:value="0.235625664693124">
            <text:p>2,36E-01</text:p>
          </table:table-cell>
          <table:table-cell table:formula="of:=[.DD$1]*[.DD78]/([.$A79]+[.DD$1]*[.DD78])" office:value-type="float" office:value="0.242517531245485">
            <text:p>2,43E-01</text:p>
          </table:table-cell>
          <table:table-cell table:formula="of:=[.DE$1]*[.DE78]/([.$A79]+[.DE$1]*[.DE78])" office:value-type="float" office:value="0.249318787804467">
            <text:p>2,49E-01</text:p>
          </table:table-cell>
          <table:table-cell table:formula="of:=[.DF$1]*[.DF78]/([.$A79]+[.DF$1]*[.DF78])" office:value-type="float" office:value="0.256028711596708">
            <text:p>2,56E-01</text:p>
          </table:table-cell>
          <table:table-cell table:number-columns-repeated="146"/>
        </table:table-row>
        <table:table-row table:style-name="ro1">
          <table:table-cell office:value-type="float" office:value="78">
            <text:p>78</text:p>
          </table:table-cell>
          <table:table-cell table:formula="of:=[.$C$1]*[.B79]/([.$A80]+[.$C$1]*[.B79])" office:value-type="float" office:value="3.18138272836654E-093">
            <text:p>3,18E-93</text:p>
          </table:table-cell>
          <table:table-cell table:formula="of:=[.$C$1]*[.C79]/([.$A80]+[.$C$1]*[.C79])" office:value-type="float" office:value="3.61193606099409E-093">
            <text:p>3,61E-93</text:p>
          </table:table-cell>
          <table:table-cell table:formula="of:=[.$D$1]*[.D79]/([.$A80]+[.$D$1]*[.D79])" office:value-type="float" office:value="7.2204419076932E-080">
            <text:p>7,22E-80</text:p>
          </table:table-cell>
          <table:table-cell table:formula="of:=[.$E$1]*[.E79]/([.$A80]+[.$E$1]*[.E79])" office:value-type="float" office:value="1.47737502072993E-070">
            <text:p>1,48E-70</text:p>
          </table:table-cell>
          <table:table-cell table:formula="of:=[.$F$1]*[.F79]/([.$A80]+[.$F$1]*[.F79])" office:value-type="float" office:value="1.96868976965341E-063">
            <text:p>1,97E-63</text:p>
          </table:table-cell>
          <table:table-cell table:formula="of:=[.$G$1]*[.G79]/([.$A80]+[.$G$1]*[.G79])" office:value-type="float" office:value="1.086475642227E-057">
            <text:p>1,09E-57</text:p>
          </table:table-cell>
          <table:table-cell table:formula="of:=[.$H$1]*[.H79]/([.$A80]+[.$H$1]*[.H79])" office:value-type="float" office:value="6.66154711048063E-053">
            <text:p>6,66E-53</text:p>
          </table:table-cell>
          <table:table-cell table:formula="of:=[.I$1]*[.I79]/([.$A80]+[.I$1]*[.I79])" office:value-type="float" office:value="8.17810130347771E-049">
            <text:p>8,18E-49</text:p>
          </table:table-cell>
          <table:table-cell table:formula="of:=[.J$1]*[.J79]/([.$A80]+[.J$1]*[.J79])" office:value-type="float" office:value="2.93937336772787E-045">
            <text:p>2,94E-45</text:p>
          </table:table-cell>
          <table:table-cell table:formula="of:=[.K$1]*[.K79]/([.$A80]+[.K$1]*[.K79])" office:value-type="float" office:value="4.00907828479723E-042">
            <text:p>4,01E-42</text:p>
          </table:table-cell>
          <table:table-cell office:value-type="float" office:value="78">
            <text:p>78</text:p>
          </table:table-cell>
          <table:table-cell table:formula="of:=[.M$1]*[.M79]/([.$A80]+[.M$1]*[.M79])" office:value-type="float" office:value="2.49677551778121E-039">
            <text:p>2,50E-39</text:p>
          </table:table-cell>
          <table:table-cell table:formula="of:=[.N$1]*[.N79]/([.$A80]+[.N$1]*[.N79])" office:value-type="float" office:value="8.13940698740845E-037">
            <text:p>8,14E-37</text:p>
          </table:table-cell>
          <table:table-cell table:formula="of:=[.O$1]*[.O79]/([.$A80]+[.O$1]*[.O79])" office:value-type="float" office:value="1.54078687734409E-034">
            <text:p>1,54E-34</text:p>
          </table:table-cell>
          <table:table-cell table:formula="of:=[.P$1]*[.P79]/([.$A80]+[.P$1]*[.P79])" office:value-type="float" office:value="1.8359184743192E-032">
            <text:p>1,84E-32</text:p>
          </table:table-cell>
          <table:table-cell table:formula="of:=[.Q$1]*[.Q79]/([.$A80]+[.Q$1]*[.Q79])" office:value-type="float" office:value="1.46787925763317E-030">
            <text:p>1,47E-30</text:p>
          </table:table-cell>
          <table:table-cell table:formula="of:=[.R$1]*[.R79]/([.$A80]+[.R$1]*[.R79])" office:value-type="float" office:value="8.2915608540744E-029">
            <text:p>8,29E-29</text:p>
          </table:table-cell>
          <table:table-cell table:formula="of:=[.S$1]*[.S79]/([.$A80]+[.S$1]*[.S79])" office:value-type="float" office:value="3.4514296919695E-027">
            <text:p>3,45E-27</text:p>
          </table:table-cell>
          <table:table-cell table:formula="of:=[.T$1]*[.T79]/([.$A80]+[.T$1]*[.T79])" office:value-type="float" office:value="1.09633702103253E-025">
            <text:p>1,10E-25</text:p>
          </table:table-cell>
          <table:table-cell table:formula="of:=[.U$1]*[.U79]/([.$A80]+[.U$1]*[.U79])" office:value-type="float" office:value="2.73637159736056E-024">
            <text:p>2,74E-24</text:p>
          </table:table-cell>
          <table:table-cell table:formula="of:=[.V$1]*[.V79]/([.$A80]+[.V$1]*[.V79])" office:value-type="float" office:value="5.50097130481372E-023">
            <text:p>5,50E-23</text:p>
          </table:table-cell>
          <table:table-cell office:value-type="float" office:value="78">
            <text:p>78</text:p>
          </table:table-cell>
          <table:table-cell table:formula="of:=[.X$1]*[.X79]/([.$A80]+[.X$1]*[.X79])" office:value-type="float" office:value="9.09725199860735E-022">
            <text:p>9,10E-22</text:p>
          </table:table-cell>
          <table:table-cell table:formula="of:=[.Y$1]*[.Y79]/([.$A80]+[.Y$1]*[.Y79])" office:value-type="float" office:value="1.26031718483124E-020">
            <text:p>1,26E-20</text:p>
          </table:table-cell>
          <table:table-cell table:formula="of:=[.Z$1]*[.Z79]/([.$A80]+[.Z$1]*[.Z79])" office:value-type="float" office:value="1.48589281053122E-019">
            <text:p>1,49E-19</text:p>
          </table:table-cell>
          <table:table-cell table:formula="of:=[.AA$1]*[.AA79]/([.$A80]+[.AA$1]*[.AA79])" office:value-type="float" office:value="1.51146690945912E-018">
            <text:p>1,51E-18</text:p>
          </table:table-cell>
          <table:table-cell table:formula="of:=[.AB$1]*[.AB79]/([.$A80]+[.AB$1]*[.AB79])" office:value-type="float" office:value="1.342604148027E-017">
            <text:p>1,34E-17</text:p>
          </table:table-cell>
          <table:table-cell table:formula="of:=[.AC$1]*[.AC79]/([.$A80]+[.AC$1]*[.AC79])" office:value-type="float" office:value="1.05257722312976E-016">
            <text:p>1,05E-16</text:p>
          </table:table-cell>
          <table:table-cell table:formula="of:=[.AD$1]*[.AD79]/([.$A80]+[.AD$1]*[.AD79])" office:value-type="float" office:value="7.35210919739237E-016">
            <text:p>7,35E-16</text:p>
          </table:table-cell>
          <table:table-cell table:formula="of:=[.AE$1]*[.AE79]/([.$A80]+[.AE$1]*[.AE79])" office:value-type="float" office:value="4.61392262512485E-015">
            <text:p>4,61E-15</text:p>
          </table:table-cell>
          <table:table-cell table:formula="of:=[.AF$1]*[.AF79]/([.$A80]+[.AF$1]*[.AF79])" office:value-type="float" office:value="0.00000000000002621158098161">
            <text:p>2,62E-14</text:p>
          </table:table-cell>
          <table:table-cell table:formula="of:=[.AG$1]*[.AG79]/([.$A80]+[.AG$1]*[.AG79])" office:value-type="float" office:value="0.000000000000135710286336569">
            <text:p>1,36E-13</text:p>
          </table:table-cell>
          <table:table-cell office:value-type="float" office:value="78">
            <text:p>78</text:p>
          </table:table-cell>
          <table:table-cell table:formula="of:=[.AI$1]*[.AI79]/([.$A80]+[.AI$1]*[.AI79])" office:value-type="float" office:value="0.00000000000064427686363792">
            <text:p>6,44E-13</text:p>
          </table:table-cell>
          <table:table-cell table:formula="of:=[.AJ$1]*[.AJ79]/([.$A80]+[.AJ$1]*[.AJ79])" office:value-type="float" office:value="0.00000000000282009828098631">
            <text:p>2,82E-12</text:p>
          </table:table-cell>
          <table:table-cell table:formula="of:=[.AK$1]*[.AK79]/([.$A80]+[.AK$1]*[.AK79])" office:value-type="float" office:value="0.0000000000114382283765467">
            <text:p>1,14E-11</text:p>
          </table:table-cell>
          <table:table-cell table:formula="of:=[.AL$1]*[.AL79]/([.$A80]+[.AL$1]*[.AL79])" office:value-type="float" office:value="0.0000000000431849578832534">
            <text:p>4,32E-11</text:p>
          </table:table-cell>
          <table:table-cell table:formula="of:=[.AM$1]*[.AM79]/([.$A80]+[.AM$1]*[.AM79])" office:value-type="float" office:value="0.000000000152401748101524">
            <text:p>1,52E-10</text:p>
          </table:table-cell>
          <table:table-cell table:formula="of:=[.AN$1]*[.AN79]/([.$A80]+[.AN$1]*[.AN79])" office:value-type="float" office:value="0.000000000504641621709933">
            <text:p>5,05E-10</text:p>
          </table:table-cell>
          <table:table-cell table:formula="of:=[.AO$1]*[.AO79]/([.$A80]+[.AO$1]*[.AO79])" office:value-type="float" office:value="0.00000000157335963193459">
            <text:p>1,57E-09</text:p>
          </table:table-cell>
          <table:table-cell table:formula="of:=[.AP$1]*[.AP79]/([.$A80]+[.AP$1]*[.AP79])" office:value-type="float" office:value="0.00000000463361110901286">
            <text:p>4,63E-09</text:p>
          </table:table-cell>
          <table:table-cell table:formula="of:=[.AQ$1]*[.AQ79]/([.$A80]+[.AQ$1]*[.AQ79])" office:value-type="float" office:value="0.0000000129283742328968">
            <text:p>1,29E-08</text:p>
          </table:table-cell>
          <table:table-cell table:formula="of:=[.AR$1]*[.AR79]/([.$A80]+[.AR$1]*[.AR79])" office:value-type="float" office:value="0.0000000342680520697336">
            <text:p>3,43E-08</text:p>
          </table:table-cell>
          <table:table-cell office:value-type="float" office:value="78">
            <text:p>78</text:p>
          </table:table-cell>
          <table:table-cell table:formula="of:=[.AT$1]*[.AT79]/([.$A80]+[.AT$1]*[.AT79])" office:value-type="float" office:value="0.0000000865080378090931">
            <text:p>8,65E-08</text:p>
          </table:table-cell>
          <table:table-cell table:formula="of:=[.AU$1]*[.AU79]/([.$A80]+[.AU$1]*[.AU79])" office:value-type="float" office:value="0.000000208480704922922">
            <text:p>2,08E-07</text:p>
          </table:table-cell>
          <table:table-cell table:formula="of:=[.AV$1]*[.AV79]/([.$A80]+[.AV$1]*[.AV79])" office:value-type="float" office:value="0.000000480691465117316">
            <text:p>4,81E-07</text:p>
          </table:table-cell>
          <table:table-cell table:formula="of:=[.AW$1]*[.AW79]/([.$A80]+[.AW$1]*[.AW79])" office:value-type="float" office:value="0.00000106253068162295">
            <text:p>1,06E-06</text:p>
          </table:table-cell>
          <table:table-cell table:formula="of:=[.AX$1]*[.AX79]/([.$A80]+[.AX$1]*[.AX79])" office:value-type="float" office:value="0.00000225587482082455">
            <text:p>2,26E-06</text:p>
          </table:table-cell>
          <table:table-cell table:formula="of:=[.AY$1]*[.AY79]/([.$A80]+[.AY$1]*[.AY79])" office:value-type="float" office:value="0.0000046084698054502">
            <text:p>4,61E-06</text:p>
          </table:table-cell>
          <table:table-cell table:formula="of:=[.AZ$1]*[.AZ79]/([.$A80]+[.AZ$1]*[.AZ79])" office:value-type="float" office:value="0.00000907375781007849">
            <text:p>9,07E-06</text:p>
          </table:table-cell>
          <table:table-cell table:formula="of:=[.BA$1]*[.BA79]/([.$A80]+[.BA$1]*[.BA79])" office:value-type="float" office:value="0.0000172457402272626">
            <text:p>1,72E-05</text:p>
          </table:table-cell>
          <table:table-cell table:formula="of:=[.BB$1]*[.BB79]/([.$A80]+[.BB$1]*[.BB79])" office:value-type="float" office:value="0.0000316865840519108">
            <text:p>3,17E-05</text:p>
          </table:table-cell>
          <table:table-cell table:formula="of:=[.BC$1]*[.BC79]/([.$A80]+[.BC$1]*[.BC79])" office:value-type="float" office:value="0.0000563593134013966">
            <text:p>5,64E-05</text:p>
          </table:table-cell>
          <table:table-cell office:value-type="float" office:value="78">
            <text:p>78</text:p>
          </table:table-cell>
          <table:table-cell table:formula="of:=[.BE$1]*[.BE79]/([.$A80]+[.BE$1]*[.BE79])" office:value-type="float" office:value="0.0000971666497972827">
            <text:p>9,72E-05</text:p>
          </table:table-cell>
          <table:table-cell table:formula="of:=[.BF$1]*[.BF79]/([.$A80]+[.BF$1]*[.BF79])" office:value-type="float" office:value="0.000162579258831878">
            <text:p>1,63E-04</text:p>
          </table:table-cell>
          <table:table-cell table:formula="of:=[.BG$1]*[.BG79]/([.$A80]+[.BG$1]*[.BG79])" office:value-type="float" office:value="0.000264313175301327">
            <text:p>2,64E-04</text:p>
          </table:table-cell>
          <table:table-cell table:formula="of:=[.BH$1]*[.BH79]/([.$A80]+[.BH$1]*[.BH79])" office:value-type="float" office:value="0.000417989830369355">
            <text:p>4,18E-04</text:p>
          </table:table-cell>
          <table:table-cell table:formula="of:=[.BI$1]*[.BI79]/([.$A80]+[.BI$1]*[.BI79])" office:value-type="float" office:value="0.000643687779624339">
            <text:p>6,44E-04</text:p>
          </table:table-cell>
          <table:table-cell table:formula="of:=[.BJ$1]*[.BJ79]/([.$A80]+[.BJ$1]*[.BJ79])" office:value-type="float" office:value="0.000966279343385499">
            <text:p>9,66E-04</text:p>
          </table:table-cell>
          <table:table-cell table:formula="of:=[.BK$1]*[.BK79]/([.$A80]+[.BK$1]*[.BK79])" office:value-type="float" office:value="0.00141544456017566">
            <text:p>1,42E-03</text:p>
          </table:table-cell>
          <table:table-cell table:formula="of:=[.BL$1]*[.BL79]/([.$A80]+[.BL$1]*[.BL79])" office:value-type="float" office:value="0.00202527407653656">
            <text:p>2,03E-03</text:p>
          </table:table-cell>
          <table:table-cell table:formula="of:=[.BM$1]*[.BM79]/([.$A80]+[.BM$1]*[.BM79])" office:value-type="float" office:value="0.00283341307321345">
            <text:p>2,83E-03</text:p>
          </table:table-cell>
          <table:table-cell table:formula="of:=[.BN$1]*[.BN79]/([.$A80]+[.BN$1]*[.BN79])" office:value-type="float" office:value="0.00387975609429718">
            <text:p>3,88E-03</text:p>
          </table:table-cell>
          <table:table-cell office:value-type="float" office:value="78">
            <text:p>78</text:p>
          </table:table-cell>
          <table:table-cell table:formula="of:=[.BP$1]*[.BP79]/([.$A80]+[.BP$1]*[.BP79])" office:value-type="float" office:value="0.00520476845319556">
            <text:p>5,20E-03</text:p>
          </table:table-cell>
          <table:table-cell table:formula="of:=[.BQ$1]*[.BQ79]/([.$A80]+[.BQ$1]*[.BQ79])" office:value-type="float" office:value="0.00684757088140256">
            <text:p>6,85E-03</text:p>
          </table:table-cell>
          <table:table-cell table:formula="of:=[.BR$1]*[.BR79]/([.$A80]+[.BR$1]*[.BR79])" office:value-type="float" office:value="0.00884396700883822">
            <text:p>8,84E-03</text:p>
          </table:table-cell>
          <table:table-cell table:formula="of:=[.BS$1]*[.BS79]/([.$A80]+[.BS$1]*[.BS79])" office:value-type="float" office:value="0.011224608241959">
            <text:p>1,12E-02</text:p>
          </table:table-cell>
          <table:table-cell table:formula="of:=[.BT$1]*[.BT79]/([.$A80]+[.BT$1]*[.BT79])" office:value-type="float" office:value="0.0140134741220286">
            <text:p>1,40E-02</text:p>
          </table:table-cell>
          <table:table-cell table:formula="of:=[.BU$1]*[.BU79]/([.$A80]+[.BU$1]*[.BU79])" office:value-type="float" office:value="0.0172268021753777">
            <text:p>1,72E-02</text:p>
          </table:table-cell>
          <table:table-cell table:formula="of:=[.BV$1]*[.BV79]/([.$A80]+[.BV$1]*[.BV79])" office:value-type="float" office:value="0.0208725395614246">
            <text:p>2,09E-02</text:p>
          </table:table-cell>
          <table:table-cell table:formula="of:=[.BW$1]*[.BW79]/([.$A80]+[.BW$1]*[.BW79])" office:value-type="float" office:value="0.0249503224198566">
            <text:p>2,50E-02</text:p>
          </table:table-cell>
          <table:table-cell table:formula="of:=[.BX$1]*[.BX79]/([.$A80]+[.BX$1]*[.BX79])" office:value-type="float" office:value="0.0294519299981088">
            <text:p>2,95E-02</text:p>
          </table:table-cell>
          <table:table-cell table:formula="of:=[.BY$1]*[.BY79]/([.$A80]+[.BY$1]*[.BY79])" office:value-type="float" office:value="0.0343621181297493">
            <text:p>3,44E-02</text:p>
          </table:table-cell>
          <table:table-cell office:value-type="float" office:value="78">
            <text:p>78</text:p>
          </table:table-cell>
          <table:table-cell table:formula="of:=[.CA$1]*[.CA79]/([.$A80]+[.CA$1]*[.CA79])" office:value-type="float" office:value="0.0396597142375265">
            <text:p>3,97E-02</text:p>
          </table:table-cell>
          <table:table-cell table:formula="of:=[.CB$1]*[.CB79]/([.$A80]+[.CB$1]*[.CB79])" office:value-type="float" office:value="0.0453188528891427">
            <text:p>4,53E-02</text:p>
          </table:table-cell>
          <table:table-cell table:formula="of:=[.CC$1]*[.CC79]/([.$A80]+[.CC$1]*[.CC79])" office:value-type="float" office:value="0.0513102428935072">
            <text:p>5,13E-02</text:p>
          </table:table-cell>
          <table:table-cell table:formula="of:=[.CD$1]*[.CD79]/([.$A80]+[.CD$1]*[.CD79])" office:value-type="float" office:value="0.0576023783518005">
            <text:p>5,76E-02</text:p>
          </table:table-cell>
          <table:table-cell table:formula="of:=[.CE$1]*[.CE79]/([.$A80]+[.CE$1]*[.CE79])" office:value-type="float" office:value="0.06416263141913">
            <text:p>6,42E-02</text:p>
          </table:table-cell>
          <table:table-cell table:formula="of:=[.CF$1]*[.CF79]/([.$A80]+[.CF$1]*[.CF79])" office:value-type="float" office:value="0.0709581893511143">
            <text:p>7,10E-02</text:p>
          </table:table-cell>
          <table:table-cell table:formula="of:=[.CG$1]*[.CG79]/([.$A80]+[.CG$1]*[.CG79])" office:value-type="float" office:value="0.0779568198039335">
            <text:p>7,80E-02</text:p>
          </table:table-cell>
          <table:table-cell table:formula="of:=[.CH$1]*[.CH79]/([.$A80]+[.CH$1]*[.CH79])" office:value-type="float" office:value="0.0851274649106082">
            <text:p>8,51E-02</text:p>
          </table:table-cell>
          <table:table-cell table:formula="of:=[.CI$1]*[.CI79]/([.$A80]+[.CI$1]*[.CI79])" office:value-type="float" office:value="0.0924406761200452">
            <text:p>9,24E-02</text:p>
          </table:table-cell>
          <table:table-cell table:formula="of:=[.CJ$1]*[.CJ79]/([.$A80]+[.CJ$1]*[.CJ79])" office:value-type="float" office:value="0.0998689086649473">
            <text:p>9,99E-02</text:p>
          </table:table-cell>
          <table:table-cell office:value-type="float" office:value="78">
            <text:p>78</text:p>
          </table:table-cell>
          <table:table-cell table:formula="of:=[.CL$1]*[.CL79]/([.$A80]+[.CL$1]*[.CL79])" office:value-type="float" office:value="0.107386697709158">
            <text:p>1,07E-01</text:p>
          </table:table-cell>
          <table:table-cell table:formula="of:=[.CM$1]*[.CM79]/([.$A80]+[.CM$1]*[.CM79])" office:value-type="float" office:value="0.11497073870579">
            <text:p>1,15E-01</text:p>
          </table:table-cell>
          <table:table-cell table:formula="of:=[.CN$1]*[.CN79]/([.$A80]+[.CN$1]*[.CN79])" office:value-type="float" office:value="0.12259989319162">
            <text:p>1,23E-01</text:p>
          </table:table-cell>
          <table:table-cell table:formula="of:=[.CO$1]*[.CO79]/([.$A80]+[.CO$1]*[.CO79])" office:value-type="float" office:value="0.130255138905242">
            <text:p>1,30E-01</text:p>
          </table:table-cell>
          <table:table-cell table:formula="of:=[.CP$1]*[.CP79]/([.$A80]+[.CP$1]*[.CP79])" office:value-type="float" office:value="0.137919480312694">
            <text:p>1,38E-01</text:p>
          </table:table-cell>
          <table:table-cell table:formula="of:=[.CQ$1]*[.CQ79]/([.$A80]+[.CQ$1]*[.CQ79])" office:value-type="float" office:value="0.145577832744781">
            <text:p>1,46E-01</text:p>
          </table:table-cell>
          <table:table-cell table:formula="of:=[.CR$1]*[.CR79]/([.$A80]+[.CR$1]*[.CR79])" office:value-type="float" office:value="0.153216890639419">
            <text:p>1,53E-01</text:p>
          </table:table-cell>
          <table:table-cell table:formula="of:=[.CS$1]*[.CS79]/([.$A80]+[.CS$1]*[.CS79])" office:value-type="float" office:value="0.16082498797321">
            <text:p>1,61E-01</text:p>
          </table:table-cell>
          <table:table-cell table:formula="of:=[.CT$1]*[.CT79]/([.$A80]+[.CT$1]*[.CT79])" office:value-type="float" office:value="0.168391956914875">
            <text:p>1,68E-01</text:p>
          </table:table-cell>
          <table:table-cell table:formula="of:=[.CU$1]*[.CU79]/([.$A80]+[.CU$1]*[.CU79])" office:value-type="float" office:value="0.175908989043968">
            <text:p>1,76E-01</text:p>
          </table:table-cell>
          <table:table-cell office:value-type="float" office:value="78">
            <text:p>78</text:p>
          </table:table-cell>
          <table:table-cell table:formula="of:=[.CW$1]*[.CW79]/([.$A80]+[.CW$1]*[.CW79])" office:value-type="float" office:value="0.183368502126724">
            <text:p>1,83E-01</text:p>
          </table:table-cell>
          <table:table-cell table:formula="of:=[.CX$1]*[.CX79]/([.$A80]+[.CX$1]*[.CX79])" office:value-type="float" office:value="0.190764014386803">
            <text:p>1,91E-01</text:p>
          </table:table-cell>
          <table:table-cell table:formula="of:=[.CY$1]*[.CY79]/([.$A80]+[.CY$1]*[.CY79])" office:value-type="float" office:value="0.19809002740657">
            <text:p>1,98E-01</text:p>
          </table:table-cell>
          <table:table-cell table:formula="of:=[.CZ$1]*[.CZ79]/([.$A80]+[.CZ$1]*[.CZ79])" office:value-type="float" office:value="0.205341918199367">
            <text:p>2,05E-01</text:p>
          </table:table-cell>
          <table:table-cell table:formula="of:=[.DA$1]*[.DA79]/([.$A80]+[.DA$1]*[.DA79])" office:value-type="float" office:value="0.212515840563642">
            <text:p>2,13E-01</text:p>
          </table:table-cell>
          <table:table-cell table:formula="of:=[.DB$1]*[.DB79]/([.$A80]+[.DB$1]*[.DB79])" office:value-type="float" office:value="0.219608635530024">
            <text:p>2,20E-01</text:p>
          </table:table-cell>
          <table:table-cell table:formula="of:=[.DC$1]*[.DC79]/([.$A80]+[.DC$1]*[.DC79])" office:value-type="float" office:value="0.226617750512187">
            <text:p>2,27E-01</text:p>
          </table:table-cell>
          <table:table-cell table:formula="of:=[.DD$1]*[.DD79]/([.$A80]+[.DD$1]*[.DD79])" office:value-type="float" office:value="0.233541166647081">
            <text:p>2,34E-01</text:p>
          </table:table-cell>
          <table:table-cell table:formula="of:=[.DE$1]*[.DE79]/([.$A80]+[.DE$1]*[.DE79])" office:value-type="float" office:value="0.24037733374013">
            <text:p>2,40E-01</text:p>
          </table:table-cell>
          <table:table-cell table:formula="of:=[.DF$1]*[.DF79]/([.$A80]+[.DF$1]*[.DF79])" office:value-type="float" office:value="0.247125112200917">
            <text:p>2,47E-01</text:p>
          </table:table-cell>
          <table:table-cell table:number-columns-repeated="146"/>
        </table:table-row>
        <table:table-row table:style-name="ro1">
          <table:table-cell office:value-type="float" office:value="79">
            <text:p>79</text:p>
          </table:table-cell>
          <table:table-cell table:formula="of:=[.$C$1]*[.B80]/([.$A81]+[.$C$1]*[.B80])" office:value-type="float" office:value="8.05413348953554E-095">
            <text:p>8,05E-95</text:p>
          </table:table-cell>
          <table:table-cell table:formula="of:=[.$C$1]*[.C80]/([.$A81]+[.$C$1]*[.C80])" office:value-type="float" office:value="9.14414192656732E-095">
            <text:p>9,14E-95</text:p>
          </table:table-cell>
          <table:table-cell table:formula="of:=[.$D$1]*[.D80]/([.$A81]+[.$D$1]*[.D80])" office:value-type="float" office:value="2.74193996494678E-081">
            <text:p>2,74E-81</text:p>
          </table:table-cell>
          <table:table-cell table:formula="of:=[.$E$1]*[.E80]/([.$A81]+[.$E$1]*[.E80])" office:value-type="float" office:value="7.48037985179712E-072">
            <text:p>7,48E-72</text:p>
          </table:table-cell>
          <table:table-cell table:formula="of:=[.$F$1]*[.F80]/([.$A81]+[.$F$1]*[.F80])" office:value-type="float" office:value="1.24600618332494E-064">
            <text:p>1,25E-64</text:p>
          </table:table-cell>
          <table:table-cell table:formula="of:=[.$G$1]*[.G80]/([.$A81]+[.$G$1]*[.G80])" office:value-type="float" office:value="8.25171373843295E-059">
            <text:p>8,25E-59</text:p>
          </table:table-cell>
          <table:table-cell table:formula="of:=[.$H$1]*[.H80]/([.$A81]+[.$H$1]*[.H80])" office:value-type="float" office:value="5.90263668017271E-054">
            <text:p>5,90E-54</text:p>
          </table:table-cell>
          <table:table-cell table:formula="of:=[.I$1]*[.I80]/([.$A81]+[.I$1]*[.I80])" office:value-type="float" office:value="8.28162157314199E-050">
            <text:p>8,28E-50</text:p>
          </table:table-cell>
          <table:table-cell table:formula="of:=[.J$1]*[.J80]/([.$A81]+[.J$1]*[.J80])" office:value-type="float" office:value="3.34865320374061E-046">
            <text:p>3,35E-46</text:p>
          </table:table-cell>
          <table:table-cell table:formula="of:=[.K$1]*[.K80]/([.$A81]+[.K$1]*[.K80])" office:value-type="float" office:value="5.07478263898384E-043">
            <text:p>5,07E-43</text:p>
          </table:table-cell>
          <table:table-cell office:value-type="float" office:value="79">
            <text:p>79</text:p>
          </table:table-cell>
          <table:table-cell table:formula="of:=[.M$1]*[.M80]/([.$A81]+[.M$1]*[.M80])" office:value-type="float" office:value="3.47652287285992E-040">
            <text:p>3,48E-40</text:p>
          </table:table-cell>
          <table:table-cell table:formula="of:=[.N$1]*[.N80]/([.$A81]+[.N$1]*[.N80])" office:value-type="float" office:value="1.23636561834052E-037">
            <text:p>1,24E-37</text:p>
          </table:table-cell>
          <table:table-cell table:formula="of:=[.O$1]*[.O80]/([.$A81]+[.O$1]*[.O80])" office:value-type="float" office:value="2.53547207664216E-035">
            <text:p>2,54E-35</text:p>
          </table:table-cell>
          <table:table-cell table:formula="of:=[.P$1]*[.P80]/([.$A81]+[.P$1]*[.P80])" office:value-type="float" office:value="3.25352641018591E-033">
            <text:p>3,25E-33</text:p>
          </table:table-cell>
          <table:table-cell table:formula="of:=[.Q$1]*[.Q80]/([.$A81]+[.Q$1]*[.Q80])" office:value-type="float" office:value="2.78711251449335E-031">
            <text:p>2,79E-31</text:p>
          </table:table-cell>
          <table:table-cell table:formula="of:=[.R$1]*[.R80]/([.$A81]+[.R$1]*[.R80])" office:value-type="float" office:value="1.67930346411634E-029">
            <text:p>1,68E-29</text:p>
          </table:table-cell>
          <table:table-cell table:formula="of:=[.S$1]*[.S80]/([.$A81]+[.S$1]*[.S80])" office:value-type="float" office:value="7.42712718525083E-028">
            <text:p>7,43E-28</text:p>
          </table:table-cell>
          <table:table-cell table:formula="of:=[.T$1]*[.T80]/([.$A81]+[.T$1]*[.T80])" office:value-type="float" office:value="2.4979830858969E-026">
            <text:p>2,50E-26</text:p>
          </table:table-cell>
          <table:table-cell table:formula="of:=[.U$1]*[.U80]/([.$A81]+[.U$1]*[.U80])" office:value-type="float" office:value="6.58114687972793E-025">
            <text:p>6,58E-25</text:p>
          </table:table-cell>
          <table:table-cell table:formula="of:=[.V$1]*[.V80]/([.$A81]+[.V$1]*[.V80])" office:value-type="float" office:value="1.39265096324398E-023">
            <text:p>1,39E-23</text:p>
          </table:table-cell>
          <table:table-cell office:value-type="float" office:value="79">
            <text:p>79</text:p>
          </table:table-cell>
          <table:table-cell table:formula="of:=[.X$1]*[.X80]/([.$A81]+[.X$1]*[.X80])" office:value-type="float" office:value="2.4182568603893E-022">
            <text:p>2,42E-22</text:p>
          </table:table-cell>
          <table:table-cell table:formula="of:=[.Y$1]*[.Y80]/([.$A81]+[.Y$1]*[.Y80])" office:value-type="float" office:value="3.50974405902371E-021">
            <text:p>3,51E-21</text:p>
          </table:table-cell>
          <table:table-cell table:formula="of:=[.Z$1]*[.Z80]/([.$A81]+[.Z$1]*[.Z80])" office:value-type="float" office:value="4.32601704331875E-020">
            <text:p>4,33E-20</text:p>
          </table:table-cell>
          <table:table-cell table:formula="of:=[.AA$1]*[.AA80]/([.$A81]+[.AA$1]*[.AA80])" office:value-type="float" office:value="4.59179820595175E-019">
            <text:p>4,59E-19</text:p>
          </table:table-cell>
          <table:table-cell table:formula="of:=[.AB$1]*[.AB80]/([.$A81]+[.AB$1]*[.AB80])" office:value-type="float" office:value="4.24874730388291E-018">
            <text:p>4,25E-18</text:p>
          </table:table-cell>
          <table:table-cell table:formula="of:=[.AC$1]*[.AC80]/([.$A81]+[.AC$1]*[.AC80])" office:value-type="float" office:value="3.46417820270553E-017">
            <text:p>3,46E-17</text:p>
          </table:table-cell>
          <table:table-cell table:formula="of:=[.AD$1]*[.AD80]/([.$A81]+[.AD$1]*[.AD80])" office:value-type="float" office:value="2.51274618138726E-016">
            <text:p>2,51E-16</text:p>
          </table:table-cell>
          <table:table-cell table:formula="of:=[.AE$1]*[.AE80]/([.$A81]+[.AE$1]*[.AE80])" office:value-type="float" office:value="1.63531434814552E-015">
            <text:p>1,64E-15</text:p>
          </table:table-cell>
          <table:table-cell table:formula="of:=[.AF$1]*[.AF80]/([.$A81]+[.AF$1]*[.AF80])" office:value-type="float" office:value="9.62197276540106E-015">
            <text:p>9,62E-15</text:p>
          </table:table-cell>
          <table:table-cell table:formula="of:=[.AG$1]*[.AG80]/([.$A81]+[.AG$1]*[.AG80])" office:value-type="float" office:value="0.000000000000051535551773378">
            <text:p>5,15E-14</text:p>
          </table:table-cell>
          <table:table-cell office:value-type="float" office:value="79">
            <text:p>79</text:p>
          </table:table-cell>
          <table:table-cell table:formula="of:=[.AI$1]*[.AI80]/([.$A81]+[.AI$1]*[.AI80])" office:value-type="float" office:value="0.000000000000252817503452791">
            <text:p>2,53E-13</text:p>
          </table:table-cell>
          <table:table-cell table:formula="of:=[.AJ$1]*[.AJ80]/([.$A81]+[.AJ$1]*[.AJ80])" office:value-type="float" office:value="0.00000000000114231829103113">
            <text:p>1,14E-12</text:p>
          </table:table-cell>
          <table:table-cell table:formula="of:=[.AK$1]*[.AK80]/([.$A81]+[.AK$1]*[.AK80])" office:value-type="float" office:value="0.00000000000477799413195238">
            <text:p>4,78E-12</text:p>
          </table:table-cell>
          <table:table-cell table:formula="of:=[.AL$1]*[.AL80]/([.$A81]+[.AL$1]*[.AL80])" office:value-type="float" office:value="0.0000000000185859312405484">
            <text:p>1,86E-11</text:p>
          </table:table-cell>
          <table:table-cell table:formula="of:=[.AM$1]*[.AM80]/([.$A81]+[.AM$1]*[.AM80])" office:value-type="float" office:value="0.000000000067519761812572">
            <text:p>6,75E-11</text:p>
          </table:table-cell>
          <table:table-cell table:formula="of:=[.AN$1]*[.AN80]/([.$A81]+[.AN$1]*[.AN80])" office:value-type="float" office:value="0.000000000229963270599745">
            <text:p>2,30E-10</text:p>
          </table:table-cell>
          <table:table-cell table:formula="of:=[.AO$1]*[.AO80]/([.$A81]+[.AO$1]*[.AO80])" office:value-type="float" office:value="0.000000000736889953654208">
            <text:p>7,37E-10</text:p>
          </table:table-cell>
          <table:table-cell table:formula="of:=[.AP$1]*[.AP80]/([.$A81]+[.AP$1]*[.AP80])" office:value-type="float" office:value="0.0000000022288255917727">
            <text:p>2,23E-09</text:p>
          </table:table-cell>
          <table:table-cell table:formula="of:=[.AQ$1]*[.AQ80]/([.$A81]+[.AQ$1]*[.AQ80])" office:value-type="float" office:value="0.00000000638236192234111">
            <text:p>6,38E-09</text:p>
          </table:table-cell>
          <table:table-cell table:formula="of:=[.AR$1]*[.AR80]/([.$A81]+[.AR$1]*[.AR80])" office:value-type="float" office:value="0.0000000173509121393173">
            <text:p>1,74E-08</text:p>
          </table:table-cell>
          <table:table-cell office:value-type="float" office:value="79">
            <text:p>79</text:p>
          </table:table-cell>
          <table:table-cell table:formula="of:=[.AT$1]*[.AT80]/([.$A81]+[.AT$1]*[.AT80])" office:value-type="float" office:value="0.0000000448965745687636">
            <text:p>4,49E-08</text:p>
          </table:table-cell>
          <table:table-cell table:formula="of:=[.AU$1]*[.AU80]/([.$A81]+[.AU$1]*[.AU80])" office:value-type="float" office:value="0.000000110837830838553">
            <text:p>1,11E-07</text:p>
          </table:table-cell>
          <table:table-cell table:formula="of:=[.AV$1]*[.AV80]/([.$A81]+[.AV$1]*[.AV80])" office:value-type="float" office:value="0.000000261642121417365">
            <text:p>2,62E-07</text:p>
          </table:table-cell>
          <table:table-cell table:formula="of:=[.AW$1]*[.AW80]/([.$A81]+[.AW$1]*[.AW80])" office:value-type="float" office:value="0.000000591788890183294">
            <text:p>5,92E-07</text:p>
          </table:table-cell>
          <table:table-cell table:formula="of:=[.AX$1]*[.AX80]/([.$A81]+[.AX$1]*[.AX80])" office:value-type="float" office:value="0.00000128499033534334">
            <text:p>1,28E-06</text:p>
          </table:table-cell>
          <table:table-cell table:formula="of:=[.AY$1]*[.AY80]/([.$A81]+[.AY$1]*[.AY80])" office:value-type="float" office:value="0.00000268340559742532">
            <text:p>2,68E-06</text:p>
          </table:table-cell>
          <table:table-cell table:formula="of:=[.AZ$1]*[.AZ80]/([.$A81]+[.AZ$1]*[.AZ80])" office:value-type="float" office:value="0.0000053982824669168">
            <text:p>5,40E-06</text:p>
          </table:table-cell>
          <table:table-cell table:formula="of:=[.BA$1]*[.BA80]/([.$A81]+[.BA$1]*[.BA80])" office:value-type="float" office:value="0.0000104783146456528">
            <text:p>1,05E-05</text:p>
          </table:table-cell>
          <table:table-cell table:formula="of:=[.BB$1]*[.BB80]/([.$A81]+[.BB$1]*[.BB80])" office:value-type="float" office:value="0.0000196533177717071">
            <text:p>1,97E-05</text:p>
          </table:table-cell>
          <table:table-cell table:formula="of:=[.BC$1]*[.BC80]/([.$A81]+[.BC$1]*[.BC80])" office:value-type="float" office:value="0.0000356691791841444">
            <text:p>3,57E-05</text:p>
          </table:table-cell>
          <table:table-cell office:value-type="float" office:value="79">
            <text:p>79</text:p>
          </table:table-cell>
          <table:table-cell table:formula="of:=[.BE$1]*[.BE80]/([.$A81]+[.BE$1]*[.BE80])" office:value-type="float" office:value="0.0000627239026761477">
            <text:p>6,27E-05</text:p>
          </table:table-cell>
          <table:table-cell table:formula="of:=[.BF$1]*[.BF80]/([.$A81]+[.BF$1]*[.BF80])" office:value-type="float" office:value="0.000107002744874127">
            <text:p>1,07E-04</text:p>
          </table:table-cell>
          <table:table-cell table:formula="of:=[.BG$1]*[.BG80]/([.$A81]+[.BG$1]*[.BG80])" office:value-type="float" office:value="0.000177292590763119">
            <text:p>1,77E-04</text:p>
          </table:table-cell>
          <table:table-cell table:formula="of:=[.BH$1]*[.BH80]/([.$A81]+[.BH$1]*[.BH80])" office:value-type="float" office:value="0.000285632958097129">
            <text:p>2,86E-04</text:p>
          </table:table-cell>
          <table:table-cell table:formula="of:=[.BI$1]*[.BI80]/([.$A81]+[.BI$1]*[.BI80])" office:value-type="float" office:value="0.000447936324895284">
            <text:p>4,48E-04</text:p>
          </table:table-cell>
          <table:table-cell table:formula="of:=[.BJ$1]*[.BJ80]/([.$A81]+[.BJ$1]*[.BJ80])" office:value-type="float" office:value="0.000684488663585181">
            <text:p>6,84E-04</text:p>
          </table:table-cell>
          <table:table-cell table:formula="of:=[.BK$1]*[.BK80]/([.$A81]+[.BK$1]*[.BK80])" office:value-type="float" office:value="0.00102022819711726">
            <text:p>1,02E-03</text:p>
          </table:table-cell>
          <table:table-cell table:formula="of:=[.BL$1]*[.BL80]/([.$A81]+[.BL$1]*[.BL80])" office:value-type="float" office:value="0.0014847024624484">
            <text:p>1,48E-03</text:p>
          </table:table-cell>
          <table:table-cell table:formula="of:=[.BM$1]*[.BM80]/([.$A81]+[.BM$1]*[.BM80])" office:value-type="float" office:value="0.00211162491249695">
            <text:p>2,11E-03</text:p>
          </table:table-cell>
          <table:table-cell table:formula="of:=[.BN$1]*[.BN80]/([.$A81]+[.BN$1]*[.BN80])" office:value-type="float" office:value="0.00293799296066055">
            <text:p>2,94E-03</text:p>
          </table:table-cell>
          <table:table-cell office:value-type="float" office:value="79">
            <text:p>79</text:p>
          </table:table-cell>
          <table:table-cell table:formula="of:=[.BP$1]*[.BP80]/([.$A81]+[.BP$1]*[.BP80])" office:value-type="float" office:value="0.00400278516301903">
            <text:p>4,00E-03</text:p>
          </table:table-cell>
          <table:table-cell table:formula="of:=[.BQ$1]*[.BQ80]/([.$A81]+[.BQ$1]*[.BQ80])" office:value-type="float" office:value="0.00534531700693">
            <text:p>5,35E-03</text:p>
          </table:table-cell>
          <table:table-cell table:formula="of:=[.BR$1]*[.BR80]/([.$A81]+[.BR$1]*[.BR80])" office:value-type="float" office:value="0.00700339041856537">
            <text:p>7,00E-03</text:p>
          </table:table-cell>
          <table:table-cell table:formula="of:=[.BS$1]*[.BS80]/([.$A81]+[.BS$1]*[.BS80])" office:value-type="float" office:value="0.00901140957952088">
            <text:p>9,01E-03</text:p>
          </table:table-cell>
          <table:table-cell table:formula="of:=[.BT$1]*[.BT80]/([.$A81]+[.BT$1]*[.BT80])" office:value-type="float" office:value="0.0113986464121253">
            <text:p>1,14E-02</text:p>
          </table:table-cell>
          <table:table-cell table:formula="of:=[.BU$1]*[.BU80]/([.$A81]+[.BU$1]*[.BU80])" office:value-type="float" office:value="0.0141878206595944">
            <text:p>1,42E-02</text:p>
          </table:table-cell>
          <table:table-cell table:formula="of:=[.BV$1]*[.BV80]/([.$A81]+[.BV$1]*[.BV80])" office:value-type="float" office:value="0.0173941161061496">
            <text:p>1,74E-02</text:p>
          </table:table-cell>
          <table:table-cell table:formula="of:=[.BW$1]*[.BW80]/([.$A81]+[.BW$1]*[.BW80])" office:value-type="float" office:value="0.0210246957566149">
            <text:p>2,10E-02</text:p>
          </table:table-cell>
          <table:table-cell table:formula="of:=[.BX$1]*[.BX80]/([.$A81]+[.BX$1]*[.BX80])" office:value-type="float" office:value="0.0250787167563954">
            <text:p>2,51E-02</text:p>
          </table:table-cell>
          <table:table-cell table:formula="of:=[.BY$1]*[.BY80]/([.$A81]+[.BY$1]*[.BY80])" office:value-type="float" office:value="0.0295477916405647">
            <text:p>2,95E-02</text:p>
          </table:table-cell>
          <table:table-cell office:value-type="float" office:value="79">
            <text:p>79</text:p>
          </table:table-cell>
          <table:table-cell table:formula="of:=[.CA$1]*[.CA80]/([.$A81]+[.CA$1]*[.CA80])" office:value-type="float" office:value="0.0344168038953766">
            <text:p>3,44E-02</text:p>
          </table:table-cell>
          <table:table-cell table:formula="of:=[.CB$1]*[.CB80]/([.$A81]+[.CB$1]*[.CB80])" office:value-type="float" office:value="0.039664965992339">
            <text:p>3,97E-02</text:p>
          </table:table-cell>
          <table:table-cell table:formula="of:=[.CC$1]*[.CC80]/([.$A81]+[.CC$1]*[.CC80])" office:value-type="float" office:value="0.0452670059867392">
            <text:p>4,53E-02</text:p>
          </table:table-cell>
          <table:table-cell table:formula="of:=[.CD$1]*[.CD80]/([.$A81]+[.CD$1]*[.CD80])" office:value-type="float" office:value="0.0511943805117671">
            <text:p>5,12E-02</text:p>
          </table:table-cell>
          <table:table-cell table:formula="of:=[.CE$1]*[.CE80]/([.$A81]+[.CE$1]*[.CE80])" office:value-type="float" office:value="0.0574164323119884">
            <text:p>5,74E-02</text:p>
          </table:table-cell>
          <table:table-cell table:formula="of:=[.CF$1]*[.CF80]/([.$A81]+[.CF$1]*[.CF80])" office:value-type="float" office:value="0.0639014342442462">
            <text:p>6,39E-02</text:p>
          </table:table-cell>
          <table:table-cell table:formula="of:=[.CG$1]*[.CG80]/([.$A81]+[.CG$1]*[.CG80])" office:value-type="float" office:value="0.0706174848742413">
            <text:p>7,06E-02</text:p>
          </table:table-cell>
          <table:table-cell table:formula="of:=[.CH$1]*[.CH80]/([.$A81]+[.CH$1]*[.CH80])" office:value-type="float" office:value="0.0775332407702246">
            <text:p>7,75E-02</text:p>
          </table:table-cell>
          <table:table-cell table:formula="of:=[.CI$1]*[.CI80]/([.$A81]+[.CI$1]*[.CI80])" office:value-type="float" office:value="0.0846184860567085">
            <text:p>8,46E-02</text:p>
          </table:table-cell>
          <table:table-cell table:formula="of:=[.CJ$1]*[.CJ80]/([.$A81]+[.CJ$1]*[.CJ80])" office:value-type="float" office:value="0.0918445505192572">
            <text:p>9,18E-02</text:p>
          </table:table-cell>
          <table:table-cell office:value-type="float" office:value="79">
            <text:p>79</text:p>
          </table:table-cell>
          <table:table-cell table:formula="of:=[.CL$1]*[.CL80]/([.$A81]+[.CL$1]*[.CL80])" office:value-type="float" office:value="0.0991845940155743">
            <text:p>9,92E-02</text:p>
          </table:table-cell>
          <table:table-cell table:formula="of:=[.CM$1]*[.CM80]/([.$A81]+[.CM$1]*[.CM80])" office:value-type="float" office:value="0.106613777968551">
            <text:p>1,07E-01</text:p>
          </table:table-cell>
          <table:table-cell table:formula="of:=[.CN$1]*[.CN80]/([.$A81]+[.CN$1]*[.CN80])" office:value-type="float" office:value="0.114109345209067">
            <text:p>1,14E-01</text:p>
          </table:table-cell>
          <table:table-cell table:formula="of:=[.CO$1]*[.CO80]/([.$A81]+[.CO$1]*[.CO80])" office:value-type="float" office:value="0.121650628249097">
            <text:p>1,22E-01</text:p>
          </table:table-cell>
          <table:table-cell table:formula="of:=[.CP$1]*[.CP80]/([.$A81]+[.CP$1]*[.CP80])" office:value-type="float" office:value="0.129219003900044">
            <text:p>1,29E-01</text:p>
          </table:table-cell>
          <table:table-cell table:formula="of:=[.CQ$1]*[.CQ80]/([.$A81]+[.CQ$1]*[.CQ80])" office:value-type="float" office:value="0.136797809535667">
            <text:p>1,37E-01</text:p>
          </table:table-cell>
          <table:table-cell table:formula="of:=[.CR$1]*[.CR80]/([.$A81]+[.CR$1]*[.CR80])" office:value-type="float" office:value="0.14437223359992">
            <text:p>1,44E-01</text:p>
          </table:table-cell>
          <table:table-cell table:formula="of:=[.CS$1]*[.CS80]/([.$A81]+[.CS$1]*[.CS80])" office:value-type="float" office:value="0.151929190408404">
            <text:p>1,52E-01</text:p>
          </table:table-cell>
          <table:table-cell table:formula="of:=[.CT$1]*[.CT80]/([.$A81]+[.CT$1]*[.CT80])" office:value-type="float" office:value="0.159457187016072">
            <text:p>1,59E-01</text:p>
          </table:table-cell>
          <table:table-cell table:formula="of:=[.CU$1]*[.CU80]/([.$A81]+[.CU$1]*[.CU80])" office:value-type="float" office:value="0.166946187978203">
            <text:p>1,67E-01</text:p>
          </table:table-cell>
          <table:table-cell office:value-type="float" office:value="79">
            <text:p>79</text:p>
          </table:table-cell>
          <table:table-cell table:formula="of:=[.CW$1]*[.CW80]/([.$A81]+[.CW$1]*[.CW80])" office:value-type="float" office:value="0.174387482223738">
            <text:p>1,74E-01</text:p>
          </table:table-cell>
          <table:table-cell table:formula="of:=[.CX$1]*[.CX80]/([.$A81]+[.CX$1]*[.CX80])" office:value-type="float" office:value="0.181773554968505">
            <text:p>1,82E-01</text:p>
          </table:table-cell>
          <table:table-cell table:formula="of:=[.CY$1]*[.CY80]/([.$A81]+[.CY$1]*[.CY80])" office:value-type="float" office:value="0.189097966584431">
            <text:p>1,89E-01</text:p>
          </table:table-cell>
          <table:table-cell table:formula="of:=[.CZ$1]*[.CZ80]/([.$A81]+[.CZ$1]*[.CZ80])" office:value-type="float" office:value="0.196355239567775">
            <text:p>1,96E-01</text:p>
          </table:table-cell>
          <table:table-cell table:formula="of:=[.DA$1]*[.DA80]/([.$A81]+[.DA$1]*[.DA80])" office:value-type="float" office:value="0.203540754172857">
            <text:p>2,04E-01</text:p>
          </table:table-cell>
          <table:table-cell table:formula="of:=[.DB$1]*[.DB80]/([.$A81]+[.DB$1]*[.DB80])" office:value-type="float" office:value="0.210650652859254">
            <text:p>2,11E-01</text:p>
          </table:table-cell>
          <table:table-cell table:formula="of:=[.DC$1]*[.DC80]/([.$A81]+[.DC$1]*[.DC80])" office:value-type="float" office:value="0.217681753406196">
            <text:p>2,18E-01</text:p>
          </table:table-cell>
          <table:table-cell table:formula="of:=[.DD$1]*[.DD80]/([.$A81]+[.DD$1]*[.DD80])" office:value-type="float" office:value="0.224631470349485">
            <text:p>2,25E-01</text:p>
          </table:table-cell>
          <table:table-cell table:formula="of:=[.DE$1]*[.DE80]/([.$A81]+[.DE$1]*[.DE80])" office:value-type="float" office:value="0.231497744270288">
            <text:p>2,31E-01</text:p>
          </table:table-cell>
          <table:table-cell table:formula="of:=[.DF$1]*[.DF80]/([.$A81]+[.DF$1]*[.DF80])" office:value-type="float" office:value="0.238278978392959">
            <text:p>2,38E-01</text:p>
          </table:table-cell>
          <table:table-cell table:number-columns-repeated="146"/>
        </table:table-row>
        <table:table-row table:style-name="ro1">
          <table:table-cell office:value-type="float" office:value="80">
            <text:p>80</text:p>
          </table:table-cell>
          <table:table-cell table:formula="of:=[.$C$1]*[.B81]/([.$A82]+[.$C$1]*[.B81])" office:value-type="float" office:value="2.01353337238389E-096">
            <text:p>2,01E-96</text:p>
          </table:table-cell>
          <table:table-cell table:formula="of:=[.$C$1]*[.C81]/([.$A82]+[.$C$1]*[.C81])" office:value-type="float" office:value="2.28603548164183E-096">
            <text:p>2,29E-96</text:p>
          </table:table-cell>
          <table:table-cell table:formula="of:=[.$D$1]*[.D81]/([.$A82]+[.$D$1]*[.D81])" office:value-type="float" office:value="1.02822748685504E-082">
            <text:p>1,03E-82</text:p>
          </table:table-cell>
          <table:table-cell table:formula="of:=[.$E$1]*[.E81]/([.$A82]+[.$E$1]*[.E81])" office:value-type="float" office:value="3.74018992589856E-073">
            <text:p>3,74E-73</text:p>
          </table:table-cell>
          <table:table-cell table:formula="of:=[.$F$1]*[.F81]/([.$A82]+[.$F$1]*[.F81])" office:value-type="float" office:value="7.7875386457809E-066">
            <text:p>7,79E-66</text:p>
          </table:table-cell>
          <table:table-cell table:formula="of:=[.$G$1]*[.G81]/([.$A82]+[.$G$1]*[.G81])" office:value-type="float" office:value="6.18878530382471E-060">
            <text:p>6,19E-60</text:p>
          </table:table-cell>
          <table:table-cell table:formula="of:=[.$H$1]*[.H81]/([.$A82]+[.$H$1]*[.H81])" office:value-type="float" office:value="5.16480709515112E-055">
            <text:p>5,16E-55</text:p>
          </table:table-cell>
          <table:table-cell table:formula="of:=[.I$1]*[.I81]/([.$A82]+[.I$1]*[.I81])" office:value-type="float" office:value="8.28162157314199E-051">
            <text:p>8,28E-51</text:p>
          </table:table-cell>
          <table:table-cell table:formula="of:=[.J$1]*[.J81]/([.$A82]+[.J$1]*[.J81])" office:value-type="float" office:value="3.76723485420819E-047">
            <text:p>3,77E-47</text:p>
          </table:table-cell>
          <table:table-cell table:formula="of:=[.K$1]*[.K81]/([.$A82]+[.K$1]*[.K81])" office:value-type="float" office:value="6.3434782987298E-044">
            <text:p>6,34E-44</text:p>
          </table:table-cell>
          <table:table-cell office:value-type="float" office:value="80">
            <text:p>80</text:p>
          </table:table-cell>
          <table:table-cell table:formula="of:=[.M$1]*[.M81]/([.$A82]+[.M$1]*[.M81])" office:value-type="float" office:value="4.78021895018239E-041">
            <text:p>4,78E-41</text:p>
          </table:table-cell>
          <table:table-cell table:formula="of:=[.N$1]*[.N81]/([.$A82]+[.N$1]*[.N81])" office:value-type="float" office:value="1.85454842751079E-038">
            <text:p>1,85E-38</text:p>
          </table:table-cell>
          <table:table-cell table:formula="of:=[.O$1]*[.O81]/([.$A82]+[.O$1]*[.O81])" office:value-type="float" office:value="4.12014212454352E-036">
            <text:p>4,12E-36</text:p>
          </table:table-cell>
          <table:table-cell table:formula="of:=[.P$1]*[.P81]/([.$A82]+[.P$1]*[.P81])" office:value-type="float" office:value="5.69367121782535E-034">
            <text:p>5,69E-34</text:p>
          </table:table-cell>
          <table:table-cell table:formula="of:=[.Q$1]*[.Q81]/([.$A82]+[.Q$1]*[.Q81])" office:value-type="float" office:value="5.22583596467503E-032">
            <text:p>5,23E-32</text:p>
          </table:table-cell>
          <table:table-cell table:formula="of:=[.R$1]*[.R81]/([.$A82]+[.R$1]*[.R81])" office:value-type="float" office:value="3.35860692823267E-030">
            <text:p>3,36E-30</text:p>
          </table:table-cell>
          <table:table-cell table:formula="of:=[.S$1]*[.S81]/([.$A82]+[.S$1]*[.S81])" office:value-type="float" office:value="1.5782645268658E-028">
            <text:p>1,58E-28</text:p>
          </table:table-cell>
          <table:table-cell table:formula="of:=[.T$1]*[.T81]/([.$A82]+[.T$1]*[.T81])" office:value-type="float" office:value="5.62046194326802E-027">
            <text:p>5,62E-27</text:p>
          </table:table-cell>
          <table:table-cell table:formula="of:=[.U$1]*[.U81]/([.$A82]+[.U$1]*[.U81])" office:value-type="float" office:value="1.56302238393538E-025">
            <text:p>1,56E-25</text:p>
          </table:table-cell>
          <table:table-cell table:formula="of:=[.V$1]*[.V81]/([.$A82]+[.V$1]*[.V81])" office:value-type="float" office:value="3.48162740810995E-024">
            <text:p>3,48E-24</text:p>
          </table:table-cell>
          <table:table-cell office:value-type="float" office:value="80">
            <text:p>80</text:p>
          </table:table-cell>
          <table:table-cell table:formula="of:=[.X$1]*[.X81]/([.$A82]+[.X$1]*[.X81])" office:value-type="float" office:value="6.3479242585219E-023">
            <text:p>6,35E-23</text:p>
          </table:table-cell>
          <table:table-cell table:formula="of:=[.Y$1]*[.Y81]/([.$A82]+[.Y$1]*[.Y81])" office:value-type="float" office:value="9.6517961623152E-022">
            <text:p>9,65E-22</text:p>
          </table:table-cell>
          <table:table-cell table:formula="of:=[.Z$1]*[.Z81]/([.$A82]+[.Z$1]*[.Z81])" office:value-type="float" office:value="1.24372989995414E-020">
            <text:p>1,24E-20</text:p>
          </table:table-cell>
          <table:table-cell table:formula="of:=[.AA$1]*[.AA81]/([.$A82]+[.AA$1]*[.AA81])" office:value-type="float" office:value="1.37753946178552E-019">
            <text:p>1,38E-19</text:p>
          </table:table-cell>
          <table:table-cell table:formula="of:=[.AB$1]*[.AB81]/([.$A82]+[.AB$1]*[.AB81])" office:value-type="float" office:value="1.32773353246341E-018">
            <text:p>1,33E-18</text:p>
          </table:table-cell>
          <table:table-cell table:formula="of:=[.AC$1]*[.AC81]/([.$A82]+[.AC$1]*[.AC81])" office:value-type="float" office:value="1.1258579158793E-017">
            <text:p>1,13E-17</text:p>
          </table:table-cell>
          <table:table-cell table:formula="of:=[.AD$1]*[.AD81]/([.$A82]+[.AD$1]*[.AD81])" office:value-type="float" office:value="8.48051836218201E-017">
            <text:p>8,48E-17</text:p>
          </table:table-cell>
          <table:table-cell table:formula="of:=[.AE$1]*[.AE81]/([.$A82]+[.AE$1]*[.AE81])" office:value-type="float" office:value="5.7236002185093E-016">
            <text:p>5,72E-16</text:p>
          </table:table-cell>
          <table:table-cell table:formula="of:=[.AF$1]*[.AF81]/([.$A82]+[.AF$1]*[.AF81])" office:value-type="float" office:value="3.48796512745787E-015">
            <text:p>3,49E-15</text:p>
          </table:table-cell>
          <table:table-cell table:formula="of:=[.AG$1]*[.AG81]/([.$A82]+[.AG$1]*[.AG81])" office:value-type="float" office:value="0.0000000000000193258319150164">
            <text:p>1,93E-14</text:p>
          </table:table-cell>
          <table:table-cell office:value-type="float" office:value="80">
            <text:p>80</text:p>
          </table:table-cell>
          <table:table-cell table:formula="of:=[.AI$1]*[.AI81]/([.$A82]+[.AI$1]*[.AI81])" office:value-type="float" office:value="0.0000000000000979667825879467">
            <text:p>9,80E-14</text:p>
          </table:table-cell>
          <table:table-cell table:formula="of:=[.AJ$1]*[.AJ81]/([.$A82]+[.AJ$1]*[.AJ81])" office:value-type="float" office:value="0.000000000000456927316412242">
            <text:p>4,57E-13</text:p>
          </table:table-cell>
          <table:table-cell table:formula="of:=[.AK$1]*[.AK81]/([.$A82]+[.AK$1]*[.AK81])" office:value-type="float" office:value="0.00000000000197092257942647">
            <text:p>1,97E-12</text:p>
          </table:table-cell>
          <table:table-cell table:formula="of:=[.AL$1]*[.AL81]/([.$A82]+[.AL$1]*[.AL81])" office:value-type="float" office:value="0.00000000000789902077717069">
            <text:p>7,90E-12</text:p>
          </table:table-cell>
          <table:table-cell table:formula="of:=[.AM$1]*[.AM81]/([.$A82]+[.AM$1]*[.AM81])" office:value-type="float" office:value="0.0000000000295398957921276">
            <text:p>2,95E-11</text:p>
          </table:table-cell>
          <table:table-cell table:formula="of:=[.AN$1]*[.AN81]/([.$A82]+[.AN$1]*[.AN81])" office:value-type="float" office:value="0.000000000103483471759176">
            <text:p>1,03E-10</text:p>
          </table:table-cell>
          <table:table-cell table:formula="of:=[.AO$1]*[.AO81]/([.$A82]+[.AO$1]*[.AO81])" office:value-type="float" office:value="0.000000000340811603448919">
            <text:p>3,41E-10</text:p>
          </table:table-cell>
          <table:table-cell table:formula="of:=[.AP$1]*[.AP81]/([.$A82]+[.AP$1]*[.AP81])" office:value-type="float" office:value="0.0000000010586921549712">
            <text:p>1,06E-09</text:p>
          </table:table-cell>
          <table:table-cell table:formula="of:=[.AQ$1]*[.AQ81]/([.$A82]+[.AQ$1]*[.AQ81])" office:value-type="float" office:value="0.00000000311140142746047">
            <text:p>3,11E-09</text:p>
          </table:table-cell>
          <table:table-cell table:formula="of:=[.AR$1]*[.AR81]/([.$A82]+[.AR$1]*[.AR81])" office:value-type="float" office:value="0.00000000867545599439509">
            <text:p>8,68E-09</text:p>
          </table:table-cell>
          <table:table-cell office:value-type="float" office:value="80">
            <text:p>80</text:p>
          </table:table-cell>
          <table:table-cell table:formula="of:=[.AT$1]*[.AT81]/([.$A82]+[.AT$1]*[.AT81])" office:value-type="float" office:value="0.0000000230094939370545">
            <text:p>2,30E-08</text:p>
          </table:table-cell>
          <table:table-cell table:formula="of:=[.AU$1]*[.AU81]/([.$A82]+[.AU$1]*[.AU81])" office:value-type="float" office:value="0.0000000581898578041803">
            <text:p>5,82E-08</text:p>
          </table:table-cell>
          <table:table-cell table:formula="of:=[.AV$1]*[.AV81]/([.$A82]+[.AV$1]*[.AV81])" office:value-type="float" office:value="0.000000140632620484297">
            <text:p>1,41E-07</text:p>
          </table:table-cell>
          <table:table-cell table:formula="of:=[.AW$1]*[.AW81]/([.$A82]+[.AW$1]*[.AW81])" office:value-type="float" office:value="0.000000325483783661084">
            <text:p>3,25E-07</text:p>
          </table:table-cell>
          <table:table-cell table:formula="of:=[.AX$1]*[.AX81]/([.$A82]+[.AX$1]*[.AX81])" office:value-type="float" office:value="0.000000722806541180958">
            <text:p>7,23E-07</text:p>
          </table:table-cell>
          <table:table-cell table:formula="of:=[.AY$1]*[.AY81]/([.$A82]+[.AY$1]*[.AY81])" office:value-type="float" office:value="0.00000154295583780317">
            <text:p>1,54E-06</text:p>
          </table:table-cell>
          <table:table-cell table:formula="of:=[.AZ$1]*[.AZ81]/([.$A82]+[.AZ$1]*[.AZ81])" office:value-type="float" office:value="0.00000317148089099068">
            <text:p>3,17E-06</text:p>
          </table:table-cell>
          <table:table-cell table:formula="of:=[.BA$1]*[.BA81]/([.$A82]+[.BA$1]*[.BA81])" office:value-type="float" office:value="0.00000628694926141217">
            <text:p>6,29E-06</text:p>
          </table:table-cell>
          <table:table-cell table:formula="of:=[.BB$1]*[.BB81]/([.$A82]+[.BB$1]*[.BB81])" office:value-type="float" office:value="0.0000120375122317256">
            <text:p>1,20E-05</text:p>
          </table:table-cell>
          <table:table-cell table:formula="of:=[.BC$1]*[.BC81]/([.$A82]+[.BC$1]*[.BC81])" office:value-type="float" office:value="0.000022292740012754">
            <text:p>2,23E-05</text:p>
          </table:table-cell>
          <table:table-cell office:value-type="float" office:value="80">
            <text:p>80</text:p>
          </table:table-cell>
          <table:table-cell table:formula="of:=[.BE$1]*[.BE81]/([.$A82]+[.BE$1]*[.BE81])" office:value-type="float" office:value="0.0000399848891007577">
            <text:p>4,00E-05</text:p>
          </table:table-cell>
          <table:table-cell table:formula="of:=[.BF$1]*[.BF81]/([.$A82]+[.BF$1]*[.BF81])" office:value-type="float" office:value="0.0000695469470539315">
            <text:p>6,95E-05</text:p>
          </table:table-cell>
          <table:table-cell table:formula="of:=[.BG$1]*[.BG81]/([.$A82]+[.BG$1]*[.BG81])" office:value-type="float" office:value="0.000117442547008672">
            <text:p>1,17E-04</text:p>
          </table:table-cell>
          <table:table-cell table:formula="of:=[.BH$1]*[.BH81]/([.$A82]+[.BH$1]*[.BH81])" office:value-type="float" office:value="0.000192765081174823">
            <text:p>1,93E-04</text:p>
          </table:table-cell>
          <table:table-cell table:formula="of:=[.BI$1]*[.BI81]/([.$A82]+[.BI$1]*[.BI81])" office:value-type="float" office:value="0.000307861415526662">
            <text:p>3,08E-04</text:p>
          </table:table-cell>
          <table:table-cell table:formula="of:=[.BJ$1]*[.BJ81]/([.$A82]+[.BJ$1]*[.BJ81])" office:value-type="float" office:value="0.000478912597339018">
            <text:p>4,79E-04</text:p>
          </table:table-cell>
          <table:table-cell table:formula="of:=[.BK$1]*[.BK81]/([.$A82]+[.BK$1]*[.BK81])" office:value-type="float" office:value="0.000726384572354895">
            <text:p>7,26E-04</text:p>
          </table:table-cell>
          <table:table-cell table:formula="of:=[.BL$1]*[.BL81]/([.$A82]+[.BL$1]*[.BL81])" office:value-type="float" office:value="0.00107525187417372">
            <text:p>1,08E-03</text:p>
          </table:table-cell>
          <table:table-cell table:formula="of:=[.BM$1]*[.BM81]/([.$A82]+[.BM$1]*[.BM81])" office:value-type="float" office:value="0.00155490188791378">
            <text:p>1,55E-03</text:p>
          </table:table-cell>
          <table:table-cell table:formula="of:=[.BN$1]*[.BN81]/([.$A82]+[.BN$1]*[.BN81])" office:value-type="float" office:value="0.00219865000681318">
            <text:p>2,20E-03</text:p>
          </table:table-cell>
          <table:table-cell office:value-type="float" office:value="80">
            <text:p>80</text:p>
          </table:table-cell>
          <table:table-cell table:formula="of:=[.BP$1]*[.BP81]/([.$A82]+[.BP$1]*[.BP81])" office:value-type="float" office:value="0.00304283657322181">
            <text:p>3,04E-03</text:p>
          </table:table-cell>
          <table:table-cell table:formula="of:=[.BQ$1]*[.BQ81]/([.$A82]+[.BQ$1]*[.BQ81])" office:value-type="float" office:value="0.00412553017375546">
            <text:p>4,13E-03</text:p>
          </table:table-cell>
          <table:table-cell table:formula="of:=[.BR$1]*[.BR81]/([.$A82]+[.BR$1]*[.BR81])" office:value-type="float" office:value="0.00548491969034056">
            <text:p>5,48E-03</text:p>
          </table:table-cell>
          <table:table-cell table:formula="of:=[.BS$1]*[.BS81]/([.$A82]+[.BS$1]*[.BS81])" office:value-type="float" office:value="0.00715752812957467">
            <text:p>7,16E-03</text:p>
          </table:table-cell>
          <table:table-cell table:formula="of:=[.BT$1]*[.BT81]/([.$A82]+[.BT$1]*[.BT81])" office:value-type="float" office:value="0.00917641376944183">
            <text:p>9,18E-03</text:p>
          </table:table-cell>
          <table:table-cell table:formula="of:=[.BU$1]*[.BU81]/([.$A82]+[.BU$1]*[.BU81])" office:value-type="float" office:value="0.011569531235876">
            <text:p>1,16E-02</text:p>
          </table:table-cell>
          <table:table-cell table:formula="of:=[.BV$1]*[.BV81]/([.$A82]+[.BV$1]*[.BV81])" office:value-type="float" office:value="0.0143584051348628">
            <text:p>1,44E-02</text:p>
          </table:table-cell>
          <table:table-cell table:formula="of:=[.BW$1]*[.BW81]/([.$A82]+[.BW$1]*[.BW81])" office:value-type="float" office:value="0.0175572263520972">
            <text:p>1,76E-02</text:p>
          </table:table-cell>
          <table:table-cell table:formula="of:=[.BX$1]*[.BX81]/([.$A82]+[.BX$1]*[.BX81])" office:value-type="float" office:value="0.0211724253177204">
            <text:p>2,12E-02</text:p>
          </table:table-cell>
          <table:table-cell table:formula="of:=[.BY$1]*[.BY81]/([.$A82]+[.BY$1]*[.BY81])" office:value-type="float" office:value="0.0252027185924664">
            <text:p>2,52E-02</text:p>
          </table:table-cell>
          <table:table-cell office:value-type="float" office:value="80">
            <text:p>80</text:p>
          </table:table-cell>
          <table:table-cell table:formula="of:=[.CA$1]*[.CA81]/([.$A82]+[.CA$1]*[.CA81])" office:value-type="float" office:value="0.0296395751978226">
            <text:p>2,96E-02</text:p>
          </table:table-cell>
          <table:table-cell table:formula="of:=[.CB$1]*[.CB81]/([.$A82]+[.CB$1]*[.CB81])" office:value-type="float" office:value="0.0344680140485517">
            <text:p>3,45E-02</text:p>
          </table:table-cell>
          <table:table-cell table:formula="of:=[.CC$1]*[.CC81]/([.$A82]+[.CC$1]*[.CC81])" office:value-type="float" office:value="0.0396676263191614">
            <text:p>3,97E-02</text:p>
          </table:table-cell>
          <table:table-cell table:formula="of:=[.CD$1]*[.CD81]/([.$A82]+[.CD$1]*[.CD81])" office:value-type="float" office:value="0.0452137154325931">
            <text:p>4,52E-02</text:p>
          </table:table-cell>
          <table:table-cell table:formula="of:=[.CE$1]*[.CE81]/([.$A82]+[.CE$1]*[.CE81])" office:value-type="float" office:value="0.051078458847177">
            <text:p>5,11E-02</text:p>
          </table:table-cell>
          <table:table-cell table:formula="of:=[.CF$1]*[.CF81]/([.$A82]+[.CF$1]*[.CF81])" office:value-type="float" office:value="0.057232015076369">
            <text:p>5,72E-02</text:p>
          </table:table-cell>
          <table:table-cell table:formula="of:=[.CG$1]*[.CG81]/([.$A82]+[.CG$1]*[.CG81])" office:value-type="float" office:value="0.0636435217132273">
            <text:p>6,36E-02</text:p>
          </table:table-cell>
          <table:table-cell table:formula="of:=[.CH$1]*[.CH81]/([.$A82]+[.CH$1]*[.CH81])" office:value-type="float" office:value="0.0702819519371576">
            <text:p>7,03E-02</text:p>
          </table:table-cell>
          <table:table-cell table:formula="of:=[.CI$1]*[.CI81]/([.$A82]+[.CI$1]*[.CI81])" office:value-type="float" office:value="0.0771168156440521">
            <text:p>7,71E-02</text:p>
          </table:table-cell>
          <table:table-cell table:formula="of:=[.CJ$1]*[.CJ81]/([.$A82]+[.CJ$1]*[.CJ81])" office:value-type="float" office:value="0.0841187057952324">
            <text:p>8,41E-02</text:p>
          </table:table-cell>
          <table:table-cell office:value-type="float" office:value="80">
            <text:p>80</text:p>
          </table:table-cell>
          <table:table-cell table:formula="of:=[.CL$1]*[.CL81]/([.$A82]+[.CL$1]*[.CL81])" office:value-type="float" office:value="0.0912597006293979">
            <text:p>9,13E-02</text:p>
          </table:table-cell>
          <table:table-cell table:formula="of:=[.CM$1]*[.CM81]/([.$A82]+[.CM$1]*[.CM81])" office:value-type="float" office:value="0.0985136384606087">
            <text:p>9,85E-02</text:p>
          </table:table-cell>
          <table:table-cell table:formula="of:=[.CN$1]*[.CN81]/([.$A82]+[.CN$1]*[.CN81])" office:value-type="float" office:value="0.105856284651737">
            <text:p>1,06E-01</text:p>
          </table:table-cell>
          <table:table-cell table:formula="of:=[.CO$1]*[.CO81]/([.$A82]+[.CO$1]*[.CO81])" office:value-type="float" office:value="0.113265410852942">
            <text:p>1,13E-01</text:p>
          </table:table-cell>
          <table:table-cell table:formula="of:=[.CP$1]*[.CP81]/([.$A82]+[.CP$1]*[.CP81])" office:value-type="float" office:value="0.120720805515194">
            <text:p>1,21E-01</text:p>
          </table:table-cell>
          <table:table-cell table:formula="of:=[.CQ$1]*[.CQ81]/([.$A82]+[.CQ$1]*[.CQ81])" office:value-type="float" office:value="0.128204232681508">
            <text:p>1,28E-01</text:p>
          </table:table-cell>
          <table:table-cell table:formula="of:=[.CR$1]*[.CR81]/([.$A82]+[.CR$1]*[.CR81])" office:value-type="float" office:value="0.135699353616942">
            <text:p>1,36E-01</text:p>
          </table:table-cell>
          <table:table-cell table:formula="of:=[.CS$1]*[.CS81]/([.$A82]+[.CS$1]*[.CS81])" office:value-type="float" office:value="0.143191623306757">
            <text:p>1,43E-01</text:p>
          </table:table-cell>
          <table:table-cell table:formula="of:=[.CT$1]*[.CT81]/([.$A82]+[.CT$1]*[.CT81])" office:value-type="float" office:value="0.150668171449131">
            <text:p>1,51E-01</text:p>
          </table:table-cell>
          <table:table-cell table:formula="of:=[.CU$1]*[.CU81]/([.$A82]+[.CU$1]*[.CU81])" office:value-type="float" office:value="0.158117675417236">
            <text:p>1,58E-01</text:p>
          </table:table-cell>
          <table:table-cell office:value-type="float" office:value="80">
            <text:p>80</text:p>
          </table:table-cell>
          <table:table-cell table:formula="of:=[.CW$1]*[.CW81]/([.$A82]+[.CW$1]*[.CW81])" office:value-type="float" office:value="0.165530230819586">
            <text:p>1,66E-01</text:p>
          </table:table-cell>
          <table:table-cell table:formula="of:=[.CX$1]*[.CX81]/([.$A82]+[.CX$1]*[.CX81])" office:value-type="float" office:value="0.17289722375643">
            <text:p>1,73E-01</text:p>
          </table:table-cell>
          <table:table-cell table:formula="of:=[.CY$1]*[.CY81]/([.$A82]+[.CY$1]*[.CY81])" office:value-type="float" office:value="0.180211207635392">
            <text:p>1,80E-01</text:p>
          </table:table-cell>
          <table:table-cell table:formula="of:=[.CZ$1]*[.CZ81]/([.$A82]+[.CZ$1]*[.CZ81])" office:value-type="float" office:value="0.187465786438936">
            <text:p>1,87E-01</text:p>
          </table:table-cell>
          <table:table-cell table:formula="of:=[.DA$1]*[.DA81]/([.$A82]+[.DA$1]*[.DA81])" office:value-type="float" office:value="0.194655505591119">
            <text:p>1,95E-01</text:p>
          </table:table-cell>
          <table:table-cell table:formula="of:=[.DB$1]*[.DB81]/([.$A82]+[.DB$1]*[.DB81])" office:value-type="float" office:value="0.201775751012712">
            <text:p>2,02E-01</text:p>
          </table:table-cell>
          <table:table-cell table:formula="of:=[.DC$1]*[.DC81]/([.$A82]+[.DC$1]*[.DC81])" office:value-type="float" office:value="0.208822656546171">
            <text:p>2,09E-01</text:p>
          </table:table-cell>
          <table:table-cell table:formula="of:=[.DD$1]*[.DD81]/([.$A82]+[.DD$1]*[.DD81])" office:value-type="float" office:value="0.215793019643396">
            <text:p>2,16E-01</text:p>
          </table:table-cell>
          <table:table-cell table:formula="of:=[.DE$1]*[.DE81]/([.$A82]+[.DE$1]*[.DE81])" office:value-type="float" office:value="0.222684225012854">
            <text:p>2,23E-01</text:p>
          </table:table-cell>
          <table:table-cell table:formula="of:=[.DF$1]*[.DF81]/([.$A82]+[.DF$1]*[.DF81])" office:value-type="float" office:value="0.229494175796341">
            <text:p>2,29E-01</text:p>
          </table:table-cell>
          <table:table-cell table:number-columns-repeated="146"/>
        </table:table-row>
        <table:table-row table:style-name="ro1">
          <table:table-cell office:value-type="float" office:value="81">
            <text:p>81</text:p>
          </table:table-cell>
          <table:table-cell table:formula="of:=[.$C$1]*[.B82]/([.$A83]+[.$C$1]*[.B82])" office:value-type="float" office:value="4.97168733921947E-098">
            <text:p>4,97E-98</text:p>
          </table:table-cell>
          <table:table-cell table:formula="of:=[.$C$1]*[.C82]/([.$A83]+[.$C$1]*[.C82])" office:value-type="float" office:value="5.64453205343662E-098">
            <text:p>5,64E-98</text:p>
          </table:table-cell>
          <table:table-cell table:formula="of:=[.$D$1]*[.D82]/([.$A83]+[.$D$1]*[.D82])" office:value-type="float" office:value="3.80824995131498E-084">
            <text:p>3,81E-84</text:p>
          </table:table-cell>
          <table:table-cell table:formula="of:=[.$E$1]*[.E82]/([.$A83]+[.$E$1]*[.E82])" office:value-type="float" office:value="1.84700737081411E-074">
            <text:p>1,85E-74</text:p>
          </table:table-cell>
          <table:table-cell table:formula="of:=[.$F$1]*[.F82]/([.$A83]+[.$F$1]*[.F82])" office:value-type="float" office:value="4.80712262085241E-067">
            <text:p>4,81E-67</text:p>
          </table:table-cell>
          <table:table-cell table:formula="of:=[.$G$1]*[.G82]/([.$A83]+[.$G$1]*[.G82])" office:value-type="float" office:value="4.58428541024053E-061">
            <text:p>4,58E-61</text:p>
          </table:table-cell>
          <table:table-cell table:formula="of:=[.$H$1]*[.H82]/([.$A83]+[.$H$1]*[.H82])" office:value-type="float" office:value="4.46341353901949E-056">
            <text:p>4,46E-56</text:p>
          </table:table-cell>
          <table:table-cell table:formula="of:=[.I$1]*[.I82]/([.$A83]+[.I$1]*[.I82])" office:value-type="float" office:value="8.17937933149826E-052">
            <text:p>8,18E-52</text:p>
          </table:table-cell>
          <table:table-cell table:formula="of:=[.J$1]*[.J82]/([.$A83]+[.J$1]*[.J82])" office:value-type="float" office:value="4.18581650467576E-048">
            <text:p>4,19E-48</text:p>
          </table:table-cell>
          <table:table-cell table:formula="of:=[.K$1]*[.K82]/([.$A83]+[.K$1]*[.K82])" office:value-type="float" office:value="7.83145468978987E-045">
            <text:p>7,83E-45</text:p>
          </table:table-cell>
          <table:table-cell office:value-type="float" office:value="81">
            <text:p>81</text:p>
          </table:table-cell>
          <table:table-cell table:formula="of:=[.M$1]*[.M82]/([.$A83]+[.M$1]*[.M82])" office:value-type="float" office:value="6.49165536444521E-042">
            <text:p>6,49E-42</text:p>
          </table:table-cell>
          <table:table-cell table:formula="of:=[.N$1]*[.N82]/([.$A83]+[.N$1]*[.N82])" office:value-type="float" office:value="2.74747915186783E-039">
            <text:p>2,75E-39</text:p>
          </table:table-cell>
          <table:table-cell table:formula="of:=[.O$1]*[.O82]/([.$A83]+[.O$1]*[.O82])" office:value-type="float" office:value="6.61257378013157E-037">
            <text:p>6,61E-37</text:p>
          </table:table-cell>
          <table:table-cell table:formula="of:=[.P$1]*[.P82]/([.$A83]+[.P$1]*[.P82])" office:value-type="float" office:value="9.84091321599444E-035">
            <text:p>9,84E-35</text:p>
          </table:table-cell>
          <table:table-cell table:formula="of:=[.Q$1]*[.Q82]/([.$A83]+[.Q$1]*[.Q82])" office:value-type="float" office:value="9.67747400865747E-033">
            <text:p>9,68E-33</text:p>
          </table:table-cell>
          <table:table-cell table:formula="of:=[.R$1]*[.R82]/([.$A83]+[.R$1]*[.R82])" office:value-type="float" office:value="6.63428529033614E-031">
            <text:p>6,63E-31</text:p>
          </table:table-cell>
          <table:table-cell table:formula="of:=[.S$1]*[.S82]/([.$A83]+[.S$1]*[.S82])" office:value-type="float" office:value="3.31240703169366E-029">
            <text:p>3,31E-29</text:p>
          </table:table-cell>
          <table:table-cell table:formula="of:=[.T$1]*[.T82]/([.$A83]+[.T$1]*[.T82])" office:value-type="float" office:value="1.24899154294845E-027">
            <text:p>1,25E-27</text:p>
          </table:table-cell>
          <table:table-cell table:formula="of:=[.U$1]*[.U82]/([.$A83]+[.U$1]*[.U82])" office:value-type="float" office:value="3.66634880182374E-026">
            <text:p>3,67E-26</text:p>
          </table:table-cell>
          <table:table-cell table:formula="of:=[.V$1]*[.V82]/([.$A83]+[.V$1]*[.V82])" office:value-type="float" office:value="8.59661088422209E-025">
            <text:p>8,60E-25</text:p>
          </table:table-cell>
          <table:table-cell office:value-type="float" office:value="81">
            <text:p>81</text:p>
          </table:table-cell>
          <table:table-cell table:formula="of:=[.X$1]*[.X82]/([.$A83]+[.X$1]*[.X82])" office:value-type="float" office:value="1.64575814109827E-023">
            <text:p>1,65E-23</text:p>
          </table:table-cell>
          <table:table-cell table:formula="of:=[.Y$1]*[.Y82]/([.$A83]+[.Y$1]*[.Y82])" office:value-type="float" office:value="2.62147550087573E-022">
            <text:p>2,62E-22</text:p>
          </table:table-cell>
          <table:table-cell table:formula="of:=[.Z$1]*[.Z82]/([.$A83]+[.Z$1]*[.Z82])" office:value-type="float" office:value="3.53157872826485E-021">
            <text:p>3,53E-21</text:p>
          </table:table-cell>
          <table:table-cell table:formula="of:=[.AA$1]*[.AA82]/([.$A83]+[.AA$1]*[.AA82])" office:value-type="float" office:value="4.08159840529044E-020">
            <text:p>4,08E-20</text:p>
          </table:table-cell>
          <table:table-cell table:formula="of:=[.AB$1]*[.AB82]/([.$A83]+[.AB$1]*[.AB82])" office:value-type="float" office:value="4.09794300143028E-019">
            <text:p>4,10E-19</text:p>
          </table:table-cell>
          <table:table-cell table:formula="of:=[.AC$1]*[.AC82]/([.$A83]+[.AC$1]*[.AC82])" office:value-type="float" office:value="3.61386491516811E-018">
            <text:p>3,61E-18</text:p>
          </table:table-cell>
          <table:table-cell table:formula="of:=[.AD$1]*[.AD82]/([.$A83]+[.AD$1]*[.AD82])" office:value-type="float" office:value="2.82683945406067E-017">
            <text:p>2,83E-17</text:p>
          </table:table-cell>
          <table:table-cell table:formula="of:=[.AE$1]*[.AE82]/([.$A83]+[.AE$1]*[.AE82])" office:value-type="float" office:value="1.97852847059581E-016">
            <text:p>1,98E-16</text:p>
          </table:table-cell>
          <table:table-cell table:formula="of:=[.AF$1]*[.AF82]/([.$A83]+[.AF$1]*[.AF82])" office:value-type="float" office:value="1.24877763822566E-015">
            <text:p>1,25E-15</text:p>
          </table:table-cell>
          <table:table-cell table:formula="of:=[.AG$1]*[.AG82]/([.$A83]+[.AG$1]*[.AG82])" office:value-type="float" office:value="7.15771552408009E-015">
            <text:p>7,16E-15</text:p>
          </table:table-cell>
          <table:table-cell office:value-type="float" office:value="81">
            <text:p>81</text:p>
          </table:table-cell>
          <table:table-cell table:formula="of:=[.AI$1]*[.AI82]/([.$A83]+[.AI$1]*[.AI82])" office:value-type="float" office:value="0.000000000000037493460002793">
            <text:p>3,75E-14</text:p>
          </table:table-cell>
          <table:table-cell table:formula="of:=[.AJ$1]*[.AJ82]/([.$A83]+[.AJ$1]*[.AJ82])" office:value-type="float" office:value="0.000000000000180514495372705">
            <text:p>1,81E-13</text:p>
          </table:table-cell>
          <table:table-cell table:formula="of:=[.AK$1]*[.AK82]/([.$A83]+[.AK$1]*[.AK82])" office:value-type="float" office:value="0.000000000000802968458284213">
            <text:p>8,03E-13</text:p>
          </table:table-cell>
          <table:table-cell table:formula="of:=[.AL$1]*[.AL82]/([.$A83]+[.AL$1]*[.AL82])" office:value-type="float" office:value="0.00000000000331563835090016">
            <text:p>3,32E-12</text:p>
          </table:table-cell>
          <table:table-cell table:formula="of:=[.AM$1]*[.AM82]/([.$A83]+[.AM$1]*[.AM82])" office:value-type="float" office:value="0.0000000000127641525026083">
            <text:p>1,28E-11</text:p>
          </table:table-cell>
          <table:table-cell table:formula="of:=[.AN$1]*[.AN82]/([.$A83]+[.AN$1]*[.AN82])" office:value-type="float" office:value="0.0000000000459926541130741">
            <text:p>4,60E-11</text:p>
          </table:table-cell>
          <table:table-cell table:formula="of:=[.AO$1]*[.AO82]/([.$A83]+[.AO$1]*[.AO82])" office:value-type="float" office:value="0.000000000155679374390702">
            <text:p>1,56E-10</text:p>
          </table:table-cell>
          <table:table-cell table:formula="of:=[.AP$1]*[.AP82]/([.$A83]+[.AP$1]*[.AP82])" office:value-type="float" office:value="0.000000000496670393443513">
            <text:p>4,97E-10</text:p>
          </table:table-cell>
          <table:table-cell table:formula="of:=[.AQ$1]*[.AQ82]/([.$A83]+[.AQ$1]*[.AQ82])" office:value-type="float" office:value="0.00000000149808216653301">
            <text:p>1,50E-09</text:p>
          </table:table-cell>
          <table:table-cell table:formula="of:=[.AR$1]*[.AR82]/([.$A83]+[.AR$1]*[.AR82])" office:value-type="float" office:value="0.00000000428417578134712">
            <text:p>4,28E-09</text:p>
          </table:table-cell>
          <table:table-cell office:value-type="float" office:value="81">
            <text:p>81</text:p>
          </table:table-cell>
          <table:table-cell table:formula="of:=[.AT$1]*[.AT82]/([.$A83]+[.AT$1]*[.AT82])" office:value-type="float" office:value="0.0000000116467807460714">
            <text:p>1,16E-08</text:p>
          </table:table-cell>
          <table:table-cell table:formula="of:=[.AU$1]*[.AU82]/([.$A83]+[.AU$1]*[.AU82])" office:value-type="float" office:value="0.000000030172517951046">
            <text:p>3,02E-08</text:p>
          </table:table-cell>
          <table:table-cell table:formula="of:=[.AV$1]*[.AV82]/([.$A83]+[.AV$1]*[.AV82])" office:value-type="float" office:value="0.0000000746568176464179">
            <text:p>7,47E-08</text:p>
          </table:table-cell>
          <table:table-cell table:formula="of:=[.AW$1]*[.AW82]/([.$A83]+[.AW$1]*[.AW82])" office:value-type="float" office:value="0.000000176805974678996">
            <text:p>1,77E-07</text:p>
          </table:table-cell>
          <table:table-cell table:formula="of:=[.AX$1]*[.AX82]/([.$A83]+[.AX$1]*[.AX82])" office:value-type="float" office:value="0.000000401559028295259">
            <text:p>4,02E-07</text:p>
          </table:table-cell>
          <table:table-cell table:formula="of:=[.AY$1]*[.AY82]/([.$A83]+[.AY$1]*[.AY82])" office:value-type="float" office:value="0.00000087624575736487">
            <text:p>8,76E-07</text:p>
          </table:table-cell>
          <table:table-cell table:formula="of:=[.AZ$1]*[.AZ82]/([.$A83]+[.AZ$1]*[.AZ82])" office:value-type="float" office:value="0.00000184023861199169">
            <text:p>1,84E-06</text:p>
          </table:table-cell>
          <table:table-cell table:formula="of:=[.BA$1]*[.BA82]/([.$A83]+[.BA$1]*[.BA82])" office:value-type="float" office:value="0.00000372558568227793">
            <text:p>3,73E-06</text:p>
          </table:table-cell>
          <table:table-cell table:formula="of:=[.BB$1]*[.BB82]/([.$A83]+[.BB$1]*[.BB82])" office:value-type="float" office:value="0.00000728189881744688">
            <text:p>7,28E-06</text:p>
          </table:table-cell>
          <table:table-cell table:formula="of:=[.BC$1]*[.BC82]/([.$A83]+[.BC$1]*[.BC82])" office:value-type="float" office:value="0.0000137607612640005">
            <text:p>1,38E-05</text:p>
          </table:table-cell>
          <table:table-cell office:value-type="float" office:value="81">
            <text:p>81</text:p>
          </table:table-cell>
          <table:table-cell table:formula="of:=[.BE$1]*[.BE82]/([.$A83]+[.BE$1]*[.BE82])" office:value-type="float" office:value="0.0000251750371168422">
            <text:p>2,52E-05</text:p>
          </table:table-cell>
          <table:table-cell table:formula="of:=[.BF$1]*[.BF82]/([.$A83]+[.BF$1]*[.BF82])" office:value-type="float" office:value="0.0000446454294966879">
            <text:p>4,46E-05</text:p>
          </table:table-cell>
          <table:table-cell table:formula="of:=[.BG$1]*[.BG82]/([.$A83]+[.BG$1]*[.BG82])" office:value-type="float" office:value="0.0000768392186321193">
            <text:p>7,68E-05</text:p>
          </table:table-cell>
          <table:table-cell table:formula="of:=[.BH$1]*[.BH82]/([.$A83]+[.BH$1]*[.BH82])" office:value-type="float" office:value="0.000128493541404589">
            <text:p>1,28E-04</text:p>
          </table:table-cell>
          <table:table-cell table:formula="of:=[.BI$1]*[.BI82]/([.$A83]+[.BI$1]*[.BI82])" office:value-type="float" office:value="0.000208998012600572">
            <text:p>2,09E-04</text:p>
          </table:table-cell>
          <table:table-cell table:formula="of:=[.BJ$1]*[.BJ82]/([.$A83]+[.BJ$1]*[.BJ82])" office:value-type="float" office:value="0.000330990476327125">
            <text:p>3,31E-04</text:p>
          </table:table-cell>
          <table:table-cell table:formula="of:=[.BK$1]*[.BK82]/([.$A83]+[.BK$1]*[.BK82])" office:value-type="float" office:value="0.000510898363320334">
            <text:p>5,11E-04</text:p>
          </table:table-cell>
          <table:table-cell table:formula="of:=[.BL$1]*[.BL82]/([.$A83]+[.BL$1]*[.BL82])" office:value-type="float" office:value="0.000769341099326642">
            <text:p>7,69E-04</text:p>
          </table:table-cell>
          <table:table-cell table:formula="of:=[.BM$1]*[.BM82]/([.$A83]+[.BM$1]*[.BM82])" office:value-type="float" office:value="0.00113130156387164">
            <text:p>1,13E-03</text:p>
          </table:table-cell>
          <table:table-cell table:formula="of:=[.BN$1]*[.BN82]/([.$A83]+[.BN$1]*[.BN82])" office:value-type="float" office:value="0.00162598151299893">
            <text:p>1,63E-03</text:p>
          </table:table-cell>
          <table:table-cell office:value-type="float" office:value="81">
            <text:p>81</text:p>
          </table:table-cell>
          <table:table-cell table:formula="of:=[.BP$1]*[.BP82]/([.$A83]+[.BP$1]*[.BP82])" office:value-type="float" office:value="0.00228627984733862">
            <text:p>2,29E-03</text:p>
          </table:table-cell>
          <table:table-cell table:formula="of:=[.BQ$1]*[.BQ82]/([.$A83]+[.BQ$1]*[.BQ82])" office:value-type="float" office:value="0.00314787282499794">
            <text:p>3,15E-03</text:p>
          </table:table-cell>
          <table:table-cell table:formula="of:=[.BR$1]*[.BR82]/([.$A83]+[.BR$1]*[.BR82])" office:value-type="float" office:value="0.00424792678572145">
            <text:p>4,25E-03</text:p>
          </table:table-cell>
          <table:table-cell table:formula="of:=[.BS$1]*[.BS82]/([.$A83]+[.BS$1]*[.BS82])" office:value-type="float" office:value="0.00562352795657327">
            <text:p>5,62E-03</text:p>
          </table:table-cell>
          <table:table-cell table:formula="of:=[.BT$1]*[.BT82]/([.$A83]+[.BT$1]*[.BT82])" office:value-type="float" office:value="0.00730995982682883">
            <text:p>7,31E-03</text:p>
          </table:table-cell>
          <table:table-cell table:formula="of:=[.BU$1]*[.BU82]/([.$A83]+[.BU$1]*[.BU82])" office:value-type="float" office:value="0.0093389865872061">
            <text:p>9,34E-03</text:p>
          </table:table-cell>
          <table:table-cell table:formula="of:=[.BV$1]*[.BV82]/([.$A83]+[.BV$1]*[.BV82])" office:value-type="float" office:value="0.011737304967671">
            <text:p>1,17E-02</text:p>
          </table:table-cell>
          <table:table-cell table:formula="of:=[.BW$1]*[.BW82]/([.$A83]+[.BW$1]*[.BW82])" office:value-type="float" office:value="0.0145253056124272">
            <text:p>1,45E-02</text:p>
          </table:table-cell>
          <table:table-cell table:formula="of:=[.BX$1]*[.BX82]/([.$A83]+[.BX$1]*[.BX82])" office:value-type="float" office:value="0.0177162436248607">
            <text:p>1,77E-02</text:p>
          </table:table-cell>
          <table:table-cell table:formula="of:=[.BY$1]*[.BY82]/([.$A83]+[.BY$1]*[.BY82])" office:value-type="float" office:value="0.0213158649295848">
            <text:p>2,13E-02</text:p>
          </table:table-cell>
          <table:table-cell office:value-type="float" office:value="81">
            <text:p>81</text:p>
          </table:table-cell>
          <table:table-cell table:formula="of:=[.CA$1]*[.CA82]/([.$A83]+[.CA$1]*[.CA82])" office:value-type="float" office:value="0.0253224809985556">
            <text:p>2,53E-02</text:p>
          </table:table-cell>
          <table:table-cell table:formula="of:=[.CB$1]*[.CB82]/([.$A83]+[.CB$1]*[.CB82])" office:value-type="float" office:value="0.029727438472579">
            <text:p>2,97E-02</text:p>
          </table:table-cell>
          <table:table-cell table:formula="of:=[.CC$1]*[.CC82]/([.$A83]+[.CC$1]*[.CC82])" office:value-type="float" office:value="0.0345158983574863">
            <text:p>3,45E-02</text:p>
          </table:table-cell>
          <table:table-cell table:formula="of:=[.CD$1]*[.CD82]/([.$A83]+[.CD$1]*[.CD82])" office:value-type="float" office:value="0.0396678239971023">
            <text:p>3,97E-02</text:p>
          </table:table-cell>
          <table:table-cell table:formula="of:=[.CE$1]*[.CE82]/([.$A83]+[.CE$1]*[.CE82])" office:value-type="float" office:value="0.0451590766738122">
            <text:p>4,52E-02</text:p>
          </table:table-cell>
          <table:table-cell table:formula="of:=[.CF$1]*[.CF82]/([.$A83]+[.CF$1]*[.CF82])" office:value-type="float" office:value="0.0509625289000774">
            <text:p>5,10E-02</text:p>
          </table:table-cell>
          <table:table-cell table:formula="of:=[.CG$1]*[.CG82]/([.$A83]+[.CG$1]*[.CG82])" office:value-type="float" office:value="0.0570491237257687">
            <text:p>5,70E-02</text:p>
          </table:table-cell>
          <table:table-cell table:formula="of:=[.CH$1]*[.CH82]/([.$A83]+[.CH$1]*[.CH82])" office:value-type="float" office:value="0.0633888293782764">
            <text:p>6,34E-02</text:p>
          </table:table-cell>
          <table:table-cell table:formula="of:=[.CI$1]*[.CI82]/([.$A83]+[.CI$1]*[.CI82])" office:value-type="float" office:value="0.0699514588763267">
            <text:p>7,00E-02</text:p>
          </table:table-cell>
          <table:table-cell table:formula="of:=[.CJ$1]*[.CJ82]/([.$A83]+[.CJ$1]*[.CJ82])" office:value-type="float" office:value="0.0767073417138478">
            <text:p>7,67E-02</text:p>
          </table:table-cell>
          <table:table-cell office:value-type="float" office:value="81">
            <text:p>81</text:p>
          </table:table-cell>
          <table:table-cell table:formula="of:=[.CL$1]*[.CL82]/([.$A83]+[.CL$1]*[.CL82])" office:value-type="float" office:value="0.0836278482351751">
            <text:p>8,36E-02</text:p>
          </table:table-cell>
          <table:table-cell table:formula="of:=[.CM$1]*[.CM82]/([.$A83]+[.CM$1]*[.CM82])" office:value-type="float" office:value="0.0906857767435995">
            <text:p>9,07E-02</text:p>
          </table:table-cell>
          <table:table-cell table:formula="of:=[.CN$1]*[.CN82]/([.$A83]+[.CN$1]*[.CN82])" office:value-type="float" office:value="0.0978556191063014">
            <text:p>9,79E-02</text:p>
          </table:table-cell>
          <table:table-cell table:formula="of:=[.CO$1]*[.CO82]/([.$A83]+[.CO$1]*[.CO82])" office:value-type="float" office:value="0.105113723340382">
            <text:p>1,05E-01</text:p>
          </table:table-cell>
          <table:table-cell table:formula="of:=[.CP$1]*[.CP82]/([.$A83]+[.CP$1]*[.CP82])" office:value-type="float" office:value="0.112438372169904">
            <text:p>1,12E-01</text:p>
          </table:table-cell>
          <table:table-cell table:formula="of:=[.CQ$1]*[.CQ82]/([.$A83]+[.CQ$1]*[.CQ82])" office:value-type="float" office:value="0.119809795562226">
            <text:p>1,20E-01</text:p>
          </table:table-cell>
          <table:table-cell table:formula="of:=[.CR$1]*[.CR82]/([.$A83]+[.CR$1]*[.CR82])" office:value-type="float" office:value="0.127210133389982">
            <text:p>1,27E-01</text:p>
          </table:table-cell>
          <table:table-cell table:formula="of:=[.CS$1]*[.CS82]/([.$A83]+[.CS$1]*[.CS82])" office:value-type="float" office:value="0.134623362084324">
            <text:p>1,35E-01</text:p>
          </table:table-cell>
          <table:table-cell table:formula="of:=[.CT$1]*[.CT82]/([.$A83]+[.CT$1]*[.CT82])" office:value-type="float" office:value="0.142035196768873">
            <text:p>1,42E-01</text:p>
          </table:table-cell>
          <table:table-cell table:formula="of:=[.CU$1]*[.CU82]/([.$A83]+[.CU$1]*[.CU82])" office:value-type="float" office:value="0.149432978099422">
            <text:p>1,49E-01</text:p>
          </table:table-cell>
          <table:table-cell office:value-type="float" office:value="81">
            <text:p>81</text:p>
          </table:table-cell>
          <table:table-cell table:formula="of:=[.CW$1]*[.CW82]/([.$A83]+[.CW$1]*[.CW82])" office:value-type="float" office:value="0.156805550999557">
            <text:p>1,57E-01</text:p>
          </table:table-cell>
          <table:table-cell table:formula="of:=[.CX$1]*[.CX82]/([.$A83]+[.CX$1]*[.CX82])" office:value-type="float" office:value="0.164143140730215">
            <text:p>1,64E-01</text:p>
          </table:table-cell>
          <table:table-cell table:formula="of:=[.CY$1]*[.CY82]/([.$A83]+[.CY$1]*[.CY82])" office:value-type="float" office:value="0.171437230272695">
            <text:p>1,71E-01</text:p>
          </table:table-cell>
          <table:table-cell table:formula="of:=[.CZ$1]*[.CZ82]/([.$A83]+[.CZ$1]*[.CZ82])" office:value-type="float" office:value="0.178680441824238">
            <text:p>1,79E-01</text:p>
          </table:table-cell>
          <table:table-cell table:formula="of:=[.DA$1]*[.DA82]/([.$A83]+[.DA$1]*[.DA82])" office:value-type="float" office:value="0.185866424273626">
            <text:p>1,86E-01</text:p>
          </table:table-cell>
          <table:table-cell table:formula="of:=[.DB$1]*[.DB82]/([.$A83]+[.DB$1]*[.DB82])" office:value-type="float" office:value="0.192989747806086">
            <text:p>1,93E-01</text:p>
          </table:table-cell>
          <table:table-cell table:formula="of:=[.DC$1]*[.DC82]/([.$A83]+[.DC$1]*[.DC82])" office:value-type="float" office:value="0.200045806246051">
            <text:p>2,00E-01</text:p>
          </table:table-cell>
          <table:table-cell table:formula="of:=[.DD$1]*[.DD82]/([.$A83]+[.DD$1]*[.DD82])" office:value-type="float" office:value="0.20703072734949">
            <text:p>2,07E-01</text:p>
          </table:table-cell>
          <table:table-cell table:formula="of:=[.DE$1]*[.DE82]/([.$A83]+[.DE$1]*[.DE82])" office:value-type="float" office:value="0.213941290974755">
            <text:p>2,14E-01</text:p>
          </table:table-cell>
          <table:table-cell table:formula="of:=[.DF$1]*[.DF82]/([.$A83]+[.DF$1]*[.DF82])" office:value-type="float" office:value="0.220774854866819">
            <text:p>2,21E-01</text:p>
          </table:table-cell>
          <table:table-cell table:number-columns-repeated="146"/>
        </table:table-row>
        <table:table-row table:style-name="ro1">
          <table:table-cell office:value-type="float" office:value="82">
            <text:p>82</text:p>
          </table:table-cell>
          <table:table-cell table:formula="of:=[.$C$1]*[.B83]/([.$A84]+[.$C$1]*[.B83])" office:value-type="float" office:value="1.21260666810231E-099">
            <text:p>1,21E-99</text:p>
          </table:table-cell>
          <table:table-cell table:formula="of:=[.$C$1]*[.C83]/([.$A84]+[.$C$1]*[.C83])" office:value-type="float" office:value="1.37671513498454E-099">
            <text:p>1,38E-99</text:p>
          </table:table-cell>
          <table:table-cell table:formula="of:=[.$D$1]*[.D83]/([.$A84]+[.$D$1]*[.D83])" office:value-type="float" office:value="1.39326217731036E-085">
            <text:p>1,39E-85</text:p>
          </table:table-cell>
          <table:table-cell table:formula="of:=[.$E$1]*[.E83]/([.$A84]+[.$E$1]*[.E83])" office:value-type="float" office:value="9.00979205275173E-076">
            <text:p>9,01E-76</text:p>
          </table:table-cell>
          <table:table-cell table:formula="of:=[.$F$1]*[.F83]/([.$A84]+[.$F$1]*[.F83])" office:value-type="float" office:value="2.93117232978805E-068">
            <text:p>2,93E-68</text:p>
          </table:table-cell>
          <table:table-cell table:formula="of:=[.$G$1]*[.G83]/([.$A84]+[.$G$1]*[.G83])" office:value-type="float" office:value="3.35435517822478E-062">
            <text:p>3,35E-62</text:p>
          </table:table-cell>
          <table:table-cell table:formula="of:=[.$H$1]*[.H83]/([.$A84]+[.$H$1]*[.H83])" office:value-type="float" office:value="3.81023106989469E-057">
            <text:p>3,81E-57</text:p>
          </table:table-cell>
          <table:table-cell table:formula="of:=[.I$1]*[.I83]/([.$A84]+[.I$1]*[.I83])" office:value-type="float" office:value="7.97988227463245E-053">
            <text:p>7,98E-53</text:p>
          </table:table-cell>
          <table:table-cell table:formula="of:=[.J$1]*[.J83]/([.$A84]+[.J$1]*[.J83])" office:value-type="float" office:value="4.59418884659535E-049">
            <text:p>4,59E-49</text:p>
          </table:table-cell>
          <table:table-cell table:formula="of:=[.K$1]*[.K83]/([.$A84]+[.K$1]*[.K83])" office:value-type="float" office:value="9.55055449974375E-046">
            <text:p>9,55E-46</text:p>
          </table:table-cell>
          <table:table-cell office:value-type="float" office:value="82">
            <text:p>82</text:p>
          </table:table-cell>
          <table:table-cell table:formula="of:=[.M$1]*[.M83]/([.$A84]+[.M$1]*[.M83])" office:value-type="float" office:value="8.70831817181675E-043">
            <text:p>8,71E-43</text:p>
          </table:table-cell>
          <table:table-cell table:formula="of:=[.N$1]*[.N83]/([.$A84]+[.N$1]*[.N83])" office:value-type="float" office:value="4.02070119785536E-040">
            <text:p>4,02E-40</text:p>
          </table:table-cell>
          <table:table-cell table:formula="of:=[.O$1]*[.O83]/([.$A84]+[.O$1]*[.O83])" office:value-type="float" office:value="1.04833486758183E-037">
            <text:p>1,05E-37</text:p>
          </table:table-cell>
          <table:table-cell table:formula="of:=[.P$1]*[.P83]/([.$A84]+[.P$1]*[.P83])" office:value-type="float" office:value="1.68015591492588E-035">
            <text:p>1,68E-35</text:p>
          </table:table-cell>
          <table:table-cell table:formula="of:=[.Q$1]*[.Q83]/([.$A84]+[.Q$1]*[.Q83])" office:value-type="float" office:value="1.77026963573002E-033">
            <text:p>1,77E-33</text:p>
          </table:table-cell>
          <table:table-cell table:formula="of:=[.R$1]*[.R83]/([.$A84]+[.R$1]*[.R83])" office:value-type="float" office:value="1.2944946907973E-031">
            <text:p>1,29E-31</text:p>
          </table:table-cell>
          <table:table-cell table:formula="of:=[.S$1]*[.S83]/([.$A84]+[.S$1]*[.S83])" office:value-type="float" office:value="6.8671853096088E-030">
            <text:p>6,87E-30</text:p>
          </table:table-cell>
          <table:table-cell table:formula="of:=[.T$1]*[.T83]/([.$A84]+[.T$1]*[.T83])" office:value-type="float" office:value="2.74168875281367E-028">
            <text:p>2,74E-28</text:p>
          </table:table-cell>
          <table:table-cell table:formula="of:=[.U$1]*[.U83]/([.$A84]+[.U$1]*[.U83])" office:value-type="float" office:value="8.49519844325012E-027">
            <text:p>8,50E-27</text:p>
          </table:table-cell>
          <table:table-cell table:formula="of:=[.V$1]*[.V83]/([.$A84]+[.V$1]*[.V83])" office:value-type="float" office:value="2.09673436200539E-025">
            <text:p>2,10E-25</text:p>
          </table:table-cell>
          <table:table-cell office:value-type="float" office:value="82">
            <text:p>82</text:p>
          </table:table-cell>
          <table:table-cell table:formula="of:=[.X$1]*[.X83]/([.$A84]+[.X$1]*[.X83])" office:value-type="float" office:value="4.21474645891021E-024">
            <text:p>4,21E-24</text:p>
          </table:table-cell>
          <table:table-cell table:formula="of:=[.Y$1]*[.Y83]/([.$A84]+[.Y$1]*[.Y83])" office:value-type="float" office:value="7.03322695356904E-023">
            <text:p>7,03E-23</text:p>
          </table:table-cell>
          <table:table-cell table:formula="of:=[.Z$1]*[.Z83]/([.$A84]+[.Z$1]*[.Z83])" office:value-type="float" office:value="9.90564765245018E-022">
            <text:p>9,91E-22</text:p>
          </table:table-cell>
          <table:table-cell table:formula="of:=[.AA$1]*[.AA83]/([.$A84]+[.AA$1]*[.AA83])" office:value-type="float" office:value="1.19461416740208E-020">
            <text:p>1,19E-20</text:p>
          </table:table-cell>
          <table:table-cell table:formula="of:=[.AB$1]*[.AB83]/([.$A84]+[.AB$1]*[.AB83])" office:value-type="float" office:value="1.24937286628972E-019">
            <text:p>1,25E-19</text:p>
          </table:table-cell>
          <table:table-cell table:formula="of:=[.AC$1]*[.AC83]/([.$A84]+[.AC$1]*[.AC83])" office:value-type="float" office:value="1.14585960724843E-018">
            <text:p>1,15E-18</text:p>
          </table:table-cell>
          <table:table-cell table:formula="of:=[.AD$1]*[.AD83]/([.$A84]+[.AD$1]*[.AD83])" office:value-type="float" office:value="9.30788600727294E-018">
            <text:p>9,31E-18</text:p>
          </table:table-cell>
          <table:table-cell table:formula="of:=[.AE$1]*[.AE83]/([.$A84]+[.AE$1]*[.AE83])" office:value-type="float" office:value="6.75595087520519E-017">
            <text:p>6,76E-17</text:p>
          </table:table-cell>
          <table:table-cell table:formula="of:=[.AF$1]*[.AF83]/([.$A84]+[.AF$1]*[.AF83])" office:value-type="float" office:value="4.41640872055415E-016">
            <text:p>4,42E-16</text:p>
          </table:table-cell>
          <table:table-cell table:formula="of:=[.AG$1]*[.AG83]/([.$A84]+[.AG$1]*[.AG83])" office:value-type="float" office:value="2.61867641124881E-015">
            <text:p>2,62E-15</text:p>
          </table:table-cell>
          <table:table-cell office:value-type="float" office:value="82">
            <text:p>82</text:p>
          </table:table-cell>
          <table:table-cell table:formula="of:=[.AI$1]*[.AI83]/([.$A84]+[.AI$1]*[.AI83])" office:value-type="float" office:value="0.000000000000014174356830324">
            <text:p>1,42E-14</text:p>
          </table:table-cell>
          <table:table-cell table:formula="of:=[.AJ$1]*[.AJ83]/([.$A84]+[.AJ$1]*[.AJ83])" office:value-type="float" office:value="0.0000000000000704446811210506">
            <text:p>7,04E-14</text:p>
          </table:table-cell>
          <table:table-cell table:formula="of:=[.AK$1]*[.AK83]/([.$A84]+[.AK$1]*[.AK83])" office:value-type="float" office:value="0.000000000000323145842967933">
            <text:p>3,23E-13</text:p>
          </table:table-cell>
          <table:table-cell table:formula="of:=[.AL$1]*[.AL83]/([.$A84]+[.AL$1]*[.AL83])" office:value-type="float" office:value="0.00000000000137477687720062">
            <text:p>1,37E-12</text:p>
          </table:table-cell>
          <table:table-cell table:formula="of:=[.AM$1]*[.AM83]/([.$A84]+[.AM$1]*[.AM83])" office:value-type="float" office:value="0.00000000000544811387303483">
            <text:p>5,45E-12</text:p>
          </table:table-cell>
          <table:table-cell table:formula="of:=[.AN$1]*[.AN83]/([.$A84]+[.AN$1]*[.AN83])" office:value-type="float" office:value="0.0000000000201918969272834">
            <text:p>2,02E-11</text:p>
          </table:table-cell>
          <table:table-cell table:formula="of:=[.AO$1]*[.AO83]/([.$A84]+[.AO$1]*[.AO83])" office:value-type="float" office:value="0.0000000000702455713664799">
            <text:p>7,02E-11</text:p>
          </table:table-cell>
          <table:table-cell table:formula="of:=[.AP$1]*[.AP83]/([.$A84]+[.AP$1]*[.AP83])" office:value-type="float" office:value="0.000000000230164328615969">
            <text:p>2,30E-10</text:p>
          </table:table-cell>
          <table:table-cell table:formula="of:=[.AQ$1]*[.AQ83]/([.$A84]+[.AQ$1]*[.AQ83])" office:value-type="float" office:value="0.000000000712502493331213">
            <text:p>7,13E-10</text:p>
          </table:table-cell>
          <table:table-cell table:formula="of:=[.AR$1]*[.AR83]/([.$A84]+[.AR$1]*[.AR83])" office:value-type="float" office:value="0.00000000208984184019213">
            <text:p>2,09E-09</text:p>
          </table:table-cell>
          <table:table-cell office:value-type="float" office:value="82">
            <text:p>82</text:p>
          </table:table-cell>
          <table:table-cell table:formula="of:=[.AT$1]*[.AT83]/([.$A84]+[.AT$1]*[.AT83])" office:value-type="float" office:value="0.00000000582339033912385">
            <text:p>5,82E-09</text:p>
          </table:table-cell>
          <table:table-cell table:formula="of:=[.AU$1]*[.AU83]/([.$A84]+[.AU$1]*[.AU83])" office:value-type="float" office:value="0.0000000154542162726785">
            <text:p>1,55E-08</text:p>
          </table:table-cell>
          <table:table-cell table:formula="of:=[.AV$1]*[.AV83]/([.$A84]+[.AV$1]*[.AV83])" office:value-type="float" office:value="0.0000000391493052819168">
            <text:p>3,91E-08</text:p>
          </table:table-cell>
          <table:table-cell table:formula="of:=[.AW$1]*[.AW83]/([.$A84]+[.AW$1]*[.AW83])" office:value-type="float" office:value="0.0000000948714896076413">
            <text:p>9,49E-08</text:p>
          </table:table-cell>
          <table:table-cell table:formula="of:=[.AX$1]*[.AX83]/([.$A84]+[.AX$1]*[.AX83])" office:value-type="float" office:value="0.000000220367710868386">
            <text:p>2,20E-07</text:p>
          </table:table-cell>
          <table:table-cell table:formula="of:=[.AY$1]*[.AY83]/([.$A84]+[.AY$1]*[.AY83])" office:value-type="float" office:value="0.000000491552256410212">
            <text:p>4,92E-07</text:p>
          </table:table-cell>
          <table:table-cell table:formula="of:=[.AZ$1]*[.AZ83]/([.$A84]+[.AZ$1]*[.AZ83])" office:value-type="float" office:value="0.00000105476979921083">
            <text:p>1,05E-06</text:p>
          </table:table-cell>
          <table:table-cell table:formula="of:=[.BA$1]*[.BA83]/([.$A84]+[.BA$1]*[.BA83])" office:value-type="float" office:value="0.00000218082588727272">
            <text:p>2,18E-06</text:p>
          </table:table-cell>
          <table:table-cell table:formula="of:=[.BB$1]*[.BB83]/([.$A84]+[.BB$1]*[.BB83])" office:value-type="float" office:value="0.00000435135962723209">
            <text:p>4,35E-06</text:p>
          </table:table-cell>
          <table:table-cell table:formula="of:=[.BC$1]*[.BC83]/([.$A84]+[.BC$1]*[.BC83])" office:value-type="float" office:value="0.00000839063768441368">
            <text:p>8,39E-06</text:p>
          </table:table-cell>
          <table:table-cell office:value-type="float" office:value="82">
            <text:p>82</text:p>
          </table:table-cell>
          <table:table-cell table:formula="of:=[.BE$1]*[.BE83]/([.$A84]+[.BE$1]*[.BE83])" office:value-type="float" office:value="0.0000156573998780753">
            <text:p>1,57E-05</text:p>
          </table:table-cell>
          <table:table-cell table:formula="of:=[.BF$1]*[.BF83]/([.$A84]+[.BF$1]*[.BF83])" office:value-type="float" office:value="0.0000283109342466974">
            <text:p>2,83E-05</text:p>
          </table:table-cell>
          <table:table-cell table:formula="of:=[.BG$1]*[.BG83]/([.$A84]+[.BG$1]*[.BG83])" office:value-type="float" office:value="0.0000496619065908673">
            <text:p>4,97E-05</text:p>
          </table:table-cell>
          <table:table-cell table:formula="of:=[.BH$1]*[.BH83]/([.$A84]+[.BH$1]*[.BH83])" office:value-type="float" office:value="0.0000846105384491542">
            <text:p>8,46E-05</text:p>
          </table:table-cell>
          <table:table-cell table:formula="of:=[.BI$1]*[.BI83]/([.$A84]+[.BI$1]*[.BI83])" office:value-type="float" office:value="0.000140161945692517">
            <text:p>1,40E-04</text:p>
          </table:table-cell>
          <table:table-cell table:formula="of:=[.BJ$1]*[.BJ83]/([.$A84]+[.BJ$1]*[.BJ83])" office:value-type="float" office:value="0.000225991192952358">
            <text:p>2,26E-04</text:p>
          </table:table-cell>
          <table:table-cell table:formula="of:=[.BK$1]*[.BK83]/([.$A84]+[.BK$1]*[.BK83])" office:value-type="float" office:value="0.00035501058990837">
            <text:p>3,55E-04</text:p>
          </table:table-cell>
          <table:table-cell table:formula="of:=[.BL$1]*[.BL83]/([.$A84]+[.BL$1]*[.BL83])" office:value-type="float" office:value="0.000543872136781271">
            <text:p>5,44E-04</text:p>
          </table:table-cell>
          <table:table-cell table:formula="of:=[.BM$1]*[.BM83]/([.$A84]+[.BM$1]*[.BM83])" office:value-type="float" office:value="0.000813323238429076">
            <text:p>8,13E-04</text:p>
          </table:table-cell>
          <table:table-cell table:formula="of:=[.BN$1]*[.BN83]/([.$A84]+[.BN$1]*[.BN83])" office:value-type="float" office:value="0.00118832876516737">
            <text:p>1,19E-03</text:p>
          </table:table-cell>
          <table:table-cell office:value-type="float" office:value="82">
            <text:p>82</text:p>
          </table:table-cell>
          <table:table-cell table:formula="of:=[.BP$1]*[.BP83]/([.$A84]+[.BP$1]*[.BP83])" office:value-type="float" office:value="0.00169788145032841">
            <text:p>1,70E-03</text:p>
          </table:table-cell>
          <table:table-cell table:formula="of:=[.BQ$1]*[.BQ83]/([.$A84]+[.BQ$1]*[.BQ83])" office:value-type="float" office:value="0.00237444754509723">
            <text:p>2,37E-03</text:p>
          </table:table-cell>
          <table:table-cell table:formula="of:=[.BR$1]*[.BR83]/([.$A84]+[.BR$1]*[.BR83])" office:value-type="float" office:value="0.00325303429822004">
            <text:p>3,25E-03</text:p>
          </table:table-cell>
          <table:table-cell table:formula="of:=[.BS$1]*[.BS83]/([.$A84]+[.BS$1]*[.BS83])" office:value-type="float" office:value="0.00436991501838015">
            <text:p>4,37E-03</text:p>
          </table:table-cell>
          <table:table-cell table:formula="of:=[.BT$1]*[.BT83]/([.$A84]+[.BT$1]*[.BT83])" office:value-type="float" office:value="0.00576109778263605">
            <text:p>5,76E-03</text:p>
          </table:table-cell>
          <table:table-cell table:formula="of:=[.BU$1]*[.BU83]/([.$A84]+[.BU$1]*[.BU83])" office:value-type="float" office:value="0.00746066538045007">
            <text:p>7,46E-03</text:p>
          </table:table-cell>
          <table:table-cell table:formula="of:=[.BV$1]*[.BV83]/([.$A84]+[.BV$1]*[.BV83])" office:value-type="float" office:value="0.00949913800118796">
            <text:p>9,50E-03</text:p>
          </table:table-cell>
          <table:table-cell table:formula="of:=[.BW$1]*[.BW83]/([.$A84]+[.BW$1]*[.BW83])" office:value-type="float" office:value="0.0119020111932452">
            <text:p>1,19E-02</text:p>
          </table:table-cell>
          <table:table-cell table:formula="of:=[.BX$1]*[.BX83]/([.$A84]+[.BX$1]*[.BX83])" office:value-type="float" office:value="0.0146885995170043">
            <text:p>1,47E-02</text:p>
          </table:table-cell>
          <table:table-cell table:formula="of:=[.BY$1]*[.BY83]/([.$A84]+[.BY$1]*[.BY83])" office:value-type="float" office:value="0.0178712759245134">
            <text:p>1,79E-02</text:p>
          </table:table-cell>
          <table:table-cell office:value-type="float" office:value="82">
            <text:p>82</text:p>
          </table:table-cell>
          <table:table-cell table:formula="of:=[.CA$1]*[.CA83]/([.$A84]+[.CA$1]*[.CA83])" office:value-type="float" office:value="0.0214551466502205">
            <text:p>2,15E-02</text:p>
          </table:table-cell>
          <table:table-cell table:formula="of:=[.CB$1]*[.CB83]/([.$A84]+[.CB$1]*[.CB83])" office:value-type="float" office:value="0.0254381508939708">
            <text:p>2,54E-02</text:p>
          </table:table-cell>
          <table:table-cell table:formula="of:=[.CC$1]*[.CC83]/([.$A84]+[.CC$1]*[.CC83])" office:value-type="float" office:value="0.0298115321666336">
            <text:p>2,98E-02</text:p>
          </table:table-cell>
          <table:table-cell table:formula="of:=[.CD$1]*[.CD83]/([.$A84]+[.CD$1]*[.CD83])" office:value-type="float" office:value="0.034560599231546">
            <text:p>3,46E-02</text:p>
          </table:table-cell>
          <table:table-cell table:formula="of:=[.CE$1]*[.CE83]/([.$A84]+[.CE$1]*[.CE83])" office:value-type="float" office:value="0.0396656809275775">
            <text:p>3,97E-02</text:p>
          </table:table-cell>
          <table:table-cell table:formula="of:=[.CF$1]*[.CF83]/([.$A84]+[.CF$1]*[.CF83])" office:value-type="float" office:value="0.0451031794844022">
            <text:p>4,51E-02</text:p>
          </table:table-cell>
          <table:table-cell table:formula="of:=[.CG$1]*[.CG83]/([.$A84]+[.CG$1]*[.CG83])" office:value-type="float" office:value="0.0508466378602543">
            <text:p>5,08E-02</text:p>
          </table:table-cell>
          <table:table-cell table:formula="of:=[.CH$1]*[.CH83]/([.$A84]+[.CH$1]*[.CH83])" office:value-type="float" office:value="0.0568677539514848">
            <text:p>5,69E-02</text:p>
          </table:table-cell>
          <table:table-cell table:formula="of:=[.CI$1]*[.CI83]/([.$A84]+[.CI$1]*[.CI83])" office:value-type="float" office:value="0.0631372942635821">
            <text:p>6,31E-02</text:p>
          </table:table-cell>
          <table:table-cell table:formula="of:=[.CJ$1]*[.CJ83]/([.$A84]+[.CJ$1]*[.CJ83])" office:value-type="float" office:value="0.0696258786789236">
            <text:p>6,96E-02</text:p>
          </table:table-cell>
          <table:table-cell office:value-type="float" office:value="82">
            <text:p>82</text:p>
          </table:table-cell>
          <table:table-cell table:formula="of:=[.CL$1]*[.CL83]/([.$A84]+[.CL$1]*[.CL83])" office:value-type="float" office:value="0.0763046242961744">
            <text:p>7,63E-02</text:p>
          </table:table-cell>
          <table:table-cell table:formula="of:=[.CM$1]*[.CM83]/([.$A84]+[.CM$1]*[.CM83])" office:value-type="float" office:value="0.0831456489827483">
            <text:p>8,31E-02</text:p>
          </table:table-cell>
          <table:table-cell table:formula="of:=[.CN$1]*[.CN83]/([.$A84]+[.CN$1]*[.CN83])" office:value-type="float" office:value="0.0901224441212201">
            <text:p>9,01E-02</text:p>
          </table:table-cell>
          <table:table-cell table:formula="of:=[.CO$1]*[.CO83]/([.$A84]+[.CO$1]*[.CO83])" office:value-type="float" office:value="0.0972101314190651">
            <text:p>9,72E-02</text:p>
          </table:table-cell>
          <table:table-cell table:formula="of:=[.CP$1]*[.CP83]/([.$A84]+[.CP$1]*[.CP83])" office:value-type="float" office:value="0.104385621236695">
            <text:p>1,04E-01</text:p>
          </table:table-cell>
          <table:table-cell table:formula="of:=[.CQ$1]*[.CQ83]/([.$A84]+[.CQ$1]*[.CQ83])" office:value-type="float" office:value="0.11162769039657">
            <text:p>1,12E-01</text:p>
          </table:table-cell>
          <table:table-cell table:formula="of:=[.CR$1]*[.CR83]/([.$A84]+[.CR$1]*[.CR83])" office:value-type="float" office:value="0.118916996543524">
            <text:p>1,19E-01</text:p>
          </table:table-cell>
          <table:table-cell table:formula="of:=[.CS$1]*[.CS83]/([.$A84]+[.CS$1]*[.CS83])" office:value-type="float" office:value="0.126236044398353">
            <text:p>1,26E-01</text:p>
          </table:table-cell>
          <table:table-cell table:formula="of:=[.CT$1]*[.CT83]/([.$A84]+[.CT$1]*[.CT83])" office:value-type="float" office:value="0.133569117114797">
            <text:p>1,34E-01</text:p>
          </table:table-cell>
          <table:table-cell table:formula="of:=[.CU$1]*[.CU83]/([.$A84]+[.CU$1]*[.CU83])" office:value-type="float" office:value="0.140902183718416">
            <text:p>1,41E-01</text:p>
          </table:table-cell>
          <table:table-cell office:value-type="float" office:value="82">
            <text:p>82</text:p>
          </table:table-cell>
          <table:table-cell table:formula="of:=[.CW$1]*[.CW83]/([.$A84]+[.CW$1]*[.CW83])" office:value-type="float" office:value="0.148222791470929">
            <text:p>1,48E-01</text:p>
          </table:table-cell>
          <table:table-cell table:formula="of:=[.CX$1]*[.CX83]/([.$A84]+[.CX$1]*[.CX83])" office:value-type="float" office:value="0.155519950077989">
            <text:p>1,56E-01</text:p>
          </table:table-cell>
          <table:table-cell table:formula="of:=[.CY$1]*[.CY83]/([.$A84]+[.CY$1]*[.CY83])" office:value-type="float" office:value="0.162784012994599">
            <text:p>1,63E-01</text:p>
          </table:table-cell>
          <table:table-cell table:formula="of:=[.CZ$1]*[.CZ83]/([.$A84]+[.CZ$1]*[.CZ83])" office:value-type="float" office:value="0.170006559692492">
            <text:p>1,70E-01</text:p>
          </table:table-cell>
          <table:table-cell table:formula="of:=[.DA$1]*[.DA83]/([.$A84]+[.DA$1]*[.DA83])" office:value-type="float" office:value="0.177180281624883">
            <text:p>1,77E-01</text:p>
          </table:table-cell>
          <table:table-cell table:formula="of:=[.DB$1]*[.DB83]/([.$A84]+[.DB$1]*[.DB83])" office:value-type="float" office:value="0.18429887372963">
            <text:p>1,84E-01</text:p>
          </table:table-cell>
          <table:table-cell table:formula="of:=[.DC$1]*[.DC83]/([.$A84]+[.DC$1]*[.DC83])" office:value-type="float" office:value="0.191356932619539">
            <text:p>1,91E-01</text:p>
          </table:table-cell>
          <table:table-cell table:formula="of:=[.DD$1]*[.DD83]/([.$A84]+[.DD$1]*[.DD83])" office:value-type="float" office:value="0.198349862085014">
            <text:p>1,98E-01</text:p>
          </table:table-cell>
          <table:table-cell table:formula="of:=[.DE$1]*[.DE83]/([.$A84]+[.DE$1]*[.DE83])" office:value-type="float" office:value="0.205273786147987">
            <text:p>2,05E-01</text:p>
          </table:table-cell>
          <table:table-cell table:formula="of:=[.DF$1]*[.DF83]/([.$A84]+[.DF$1]*[.DF83])" office:value-type="float" office:value="0.212125469629135">
            <text:p>2,12E-01</text:p>
          </table:table-cell>
          <table:table-cell table:number-columns-repeated="146"/>
        </table:table-row>
        <table:table-row table:style-name="ro1">
          <table:table-cell office:value-type="float" office:value="83">
            <text:p>83</text:p>
          </table:table-cell>
          <table:table-cell table:formula="of:=[.$C$1]*[.B84]/([.$A85]+[.$C$1]*[.B84])" office:value-type="float" office:value="2.92194377855978E-101">
            <text:p>2,92E-101</text:p>
          </table:table-cell>
          <table:table-cell table:formula="of:=[.$C$1]*[.C84]/([.$A85]+[.$C$1]*[.C84])" office:value-type="float" office:value="3.31738586743263E-101">
            <text:p>3,32E-101</text:p>
          </table:table-cell>
          <table:table-cell table:formula="of:=[.$D$1]*[.D84]/([.$A85]+[.$D$1]*[.D84])" office:value-type="float" office:value="5.03588738786876E-087">
            <text:p>5,04E-87</text:p>
          </table:table-cell>
          <table:table-cell table:formula="of:=[.$E$1]*[.E84]/([.$A85]+[.$E$1]*[.E84])" office:value-type="float" office:value="4.34206845915746E-077">
            <text:p>4,34E-77</text:p>
          </table:table-cell>
          <table:table-cell table:formula="of:=[.$F$1]*[.F84]/([.$A85]+[.$F$1]*[.F84])" office:value-type="float" office:value="1.76576646372774E-069">
            <text:p>1,77E-69</text:p>
          </table:table-cell>
          <table:table-cell table:formula="of:=[.$G$1]*[.G84]/([.$A85]+[.$G$1]*[.G84])" office:value-type="float" office:value="2.42483506859622E-063">
            <text:p>2,42E-63</text:p>
          </table:table-cell>
          <table:table-cell table:formula="of:=[.$H$1]*[.H84]/([.$A85]+[.$H$1]*[.H84])" office:value-type="float" office:value="3.21344789027263E-058">
            <text:p>3,21E-58</text:p>
          </table:table-cell>
          <table:table-cell table:formula="of:=[.I$1]*[.I84]/([.$A85]+[.I$1]*[.I84])" office:value-type="float" office:value="7.69145279482645E-054">
            <text:p>7,69E-54</text:p>
          </table:table-cell>
          <table:table-cell table:formula="of:=[.J$1]*[.J84]/([.$A85]+[.J$1]*[.J84])" office:value-type="float" office:value="4.98165055654917E-050">
            <text:p>4,98E-50</text:p>
          </table:table-cell>
          <table:table-cell table:formula="of:=[.K$1]*[.K84]/([.$A85]+[.K$1]*[.K84])" office:value-type="float" office:value="1.1506692168366E-046">
            <text:p>1,15E-46</text:p>
          </table:table-cell>
          <table:table-cell office:value-type="float" office:value="83">
            <text:p>83</text:p>
          </table:table-cell>
          <table:table-cell table:formula="of:=[.M$1]*[.M84]/([.$A85]+[.M$1]*[.M84])" office:value-type="float" office:value="1.15411445650583E-043">
            <text:p>1,15E-43</text:p>
          </table:table-cell>
          <table:table-cell table:formula="of:=[.N$1]*[.N84]/([.$A85]+[.N$1]*[.N84])" office:value-type="float" office:value="5.81306197280293E-041">
            <text:p>5,81E-41</text:p>
          </table:table-cell>
          <table:table-cell table:formula="of:=[.O$1]*[.O84]/([.$A85]+[.O$1]*[.O84])" office:value-type="float" office:value="1.64197027452577E-038">
            <text:p>1,64E-38</text:p>
          </table:table-cell>
          <table:table-cell table:formula="of:=[.P$1]*[.P84]/([.$A85]+[.P$1]*[.P84])" office:value-type="float" office:value="2.83399792879064E-036">
            <text:p>2,83E-36</text:p>
          </table:table-cell>
          <table:table-cell table:formula="of:=[.Q$1]*[.Q84]/([.$A85]+[.Q$1]*[.Q84])" office:value-type="float" office:value="3.19928247421089E-034">
            <text:p>3,20E-34</text:p>
          </table:table-cell>
          <table:table-cell table:formula="of:=[.R$1]*[.R84]/([.$A85]+[.R$1]*[.R84])" office:value-type="float" office:value="2.49541145213936E-032">
            <text:p>2,50E-32</text:p>
          </table:table-cell>
          <table:table-cell table:formula="of:=[.S$1]*[.S84]/([.$A85]+[.S$1]*[.S84])" office:value-type="float" office:value="1.40653193088373E-030">
            <text:p>1,41E-30</text:p>
          </table:table-cell>
          <table:table-cell table:formula="of:=[.T$1]*[.T84]/([.$A85]+[.T$1]*[.T84])" office:value-type="float" office:value="5.94583103019832E-029">
            <text:p>5,95E-29</text:p>
          </table:table-cell>
          <table:table-cell table:formula="of:=[.U$1]*[.U84]/([.$A85]+[.U$1]*[.U84])" office:value-type="float" office:value="1.94468398098497E-027">
            <text:p>1,94E-27</text:p>
          </table:table-cell>
          <table:table-cell table:formula="of:=[.V$1]*[.V84]/([.$A85]+[.V$1]*[.V84])" office:value-type="float" office:value="5.05237195663949E-026">
            <text:p>5,05E-26</text:p>
          </table:table-cell>
          <table:table-cell office:value-type="float" office:value="83">
            <text:p>83</text:p>
          </table:table-cell>
          <table:table-cell table:formula="of:=[.X$1]*[.X84]/([.$A85]+[.X$1]*[.X84])" office:value-type="float" office:value="1.0663816341821E-024">
            <text:p>1,07E-24</text:p>
          </table:table-cell>
          <table:table-cell table:formula="of:=[.Y$1]*[.Y84]/([.$A85]+[.Y$1]*[.Y84])" office:value-type="float" office:value="1.86422883106649E-023">
            <text:p>1,86E-23</text:p>
          </table:table-cell>
          <table:table-cell table:formula="of:=[.Z$1]*[.Z84]/([.$A85]+[.Z$1]*[.Z84])" office:value-type="float" office:value="2.74493850610065E-022">
            <text:p>2,74E-22</text:p>
          </table:table-cell>
          <table:table-cell table:formula="of:=[.AA$1]*[.AA84]/([.$A85]+[.AA$1]*[.AA84])" office:value-type="float" office:value="3.45430602622288E-021">
            <text:p>3,45E-21</text:p>
          </table:table-cell>
          <table:table-cell table:formula="of:=[.AB$1]*[.AB84]/([.$A85]+[.AB$1]*[.AB84])" office:value-type="float" office:value="3.76317128400518E-020">
            <text:p>3,76E-20</text:p>
          </table:table-cell>
          <table:table-cell table:formula="of:=[.AC$1]*[.AC84]/([.$A85]+[.AC$1]*[.AC84])" office:value-type="float" office:value="3.58943973354928E-019">
            <text:p>3,59E-19</text:p>
          </table:table-cell>
          <table:table-cell table:formula="of:=[.AD$1]*[.AD84]/([.$A85]+[.AD$1]*[.AD84])" office:value-type="float" office:value="3.02786653248638E-018">
            <text:p>3,03E-18</text:p>
          </table:table-cell>
          <table:table-cell table:formula="of:=[.AE$1]*[.AE84]/([.$A85]+[.AE$1]*[.AE84])" office:value-type="float" office:value="2.27911595790055E-017">
            <text:p>2,28E-17</text:p>
          </table:table-cell>
          <table:table-cell table:formula="of:=[.AF$1]*[.AF84]/([.$A85]+[.AF$1]*[.AF84])" office:value-type="float" office:value="1.54308256501289E-016">
            <text:p>1,54E-16</text:p>
          </table:table-cell>
          <table:table-cell table:formula="of:=[.AG$1]*[.AG84]/([.$A85]+[.AG$1]*[.AG84])" office:value-type="float" office:value="9.46509546234507E-016">
            <text:p>9,47E-16</text:p>
          </table:table-cell>
          <table:table-cell office:value-type="float" office:value="83">
            <text:p>83</text:p>
          </table:table-cell>
          <table:table-cell table:formula="of:=[.AI$1]*[.AI84]/([.$A85]+[.AI$1]*[.AI84])" office:value-type="float" office:value="5.29403688843423E-015">
            <text:p>5,29E-15</text:p>
          </table:table-cell>
          <table:table-cell table:formula="of:=[.AJ$1]*[.AJ84]/([.$A85]+[.AJ$1]*[.AJ84])" office:value-type="float" office:value="0.0000000000000271593951310067">
            <text:p>2,72E-14</text:p>
          </table:table-cell>
          <table:table-cell table:formula="of:=[.AK$1]*[.AK84]/([.$A85]+[.AK$1]*[.AK84])" office:value-type="float" office:value="0.000000000000128479672505306">
            <text:p>1,28E-13</text:p>
          </table:table-cell>
          <table:table-cell table:formula="of:=[.AL$1]*[.AL84]/([.$A85]+[.AL$1]*[.AL84])" office:value-type="float" office:value="0.000000000000563161612346923">
            <text:p>5,63E-13</text:p>
          </table:table-cell>
          <table:table-cell table:formula="of:=[.AM$1]*[.AM84]/([.$A85]+[.AM$1]*[.AM84])" office:value-type="float" office:value="0.00000000000229739741633471">
            <text:p>2,30E-12</text:p>
          </table:table-cell>
          <table:table-cell table:formula="of:=[.AN$1]*[.AN84]/([.$A85]+[.AN$1]*[.AN84])" office:value-type="float" office:value="0.00000000000875793119729921">
            <text:p>8,76E-12</text:p>
          </table:table-cell>
          <table:table-cell table:formula="of:=[.AO$1]*[.AO84]/([.$A85]+[.AO$1]*[.AO84])" office:value-type="float" office:value="0.000000000031314290849137">
            <text:p>3,13E-11</text:p>
          </table:table-cell>
          <table:table-cell table:formula="of:=[.AP$1]*[.AP84]/([.$A85]+[.AP$1]*[.AP84])" office:value-type="float" office:value="0.000000000105376439596207">
            <text:p>1,05E-10</text:p>
          </table:table-cell>
          <table:table-cell table:formula="of:=[.AQ$1]*[.AQ84]/([.$A85]+[.AQ$1]*[.AQ84])" office:value-type="float" office:value="0.00000000033479032807969">
            <text:p>3,35E-10</text:p>
          </table:table-cell>
          <table:table-cell table:formula="of:=[.AR$1]*[.AR84]/([.$A85]+[.AR$1]*[.AR84])" office:value-type="float" office:value="0.00000000100715269305414">
            <text:p>1,01E-09</text:p>
          </table:table-cell>
          <table:table-cell office:value-type="float" office:value="83">
            <text:p>83</text:p>
          </table:table-cell>
          <table:table-cell table:formula="of:=[.AT$1]*[.AT84]/([.$A85]+[.AT$1]*[.AT84])" office:value-type="float" office:value="0.00000000287661449659349">
            <text:p>2,88E-09</text:p>
          </table:table-cell>
          <table:table-cell table:formula="of:=[.AU$1]*[.AU84]/([.$A85]+[.AU$1]*[.AU84])" office:value-type="float" office:value="0.00000000782020576357328">
            <text:p>7,82E-09</text:p>
          </table:table-cell>
          <table:table-cell table:formula="of:=[.AV$1]*[.AV84]/([.$A85]+[.AV$1]*[.AV84])" office:value-type="float" office:value="0.0000000202821697949279">
            <text:p>2,03E-08</text:p>
          </table:table-cell>
          <table:table-cell table:formula="of:=[.AW$1]*[.AW84]/([.$A85]+[.AW$1]*[.AW84])" office:value-type="float" office:value="0.0000000502933172625847">
            <text:p>5,03E-08</text:p>
          </table:table-cell>
          <table:table-cell table:formula="of:=[.AX$1]*[.AX84]/([.$A85]+[.AX$1]*[.AX84])" office:value-type="float" office:value="0.000000119476455473295">
            <text:p>1,19E-07</text:p>
          </table:table-cell>
          <table:table-cell table:formula="of:=[.AY$1]*[.AY84]/([.$A85]+[.AY$1]*[.AY84])" office:value-type="float" office:value="0.000000272426477529213">
            <text:p>2,72E-07</text:p>
          </table:table-cell>
          <table:table-cell table:formula="of:=[.AZ$1]*[.AZ84]/([.$A85]+[.AZ$1]*[.AZ84])" office:value-type="float" office:value="0.000000597278927148142">
            <text:p>5,97E-07</text:p>
          </table:table-cell>
          <table:table-cell table:formula="of:=[.BA$1]*[.BA84]/([.$A85]+[.BA$1]*[.BA84])" office:value-type="float" office:value="0.00000126119892249685">
            <text:p>1,26E-06</text:p>
          </table:table-cell>
          <table:table-cell table:formula="of:=[.BB$1]*[.BB84]/([.$A85]+[.BB$1]*[.BB84])" office:value-type="float" office:value="0.00000256886836155348">
            <text:p>2,57E-06</text:p>
          </table:table-cell>
          <table:table-cell table:formula="of:=[.BC$1]*[.BC84]/([.$A85]+[.BC$1]*[.BC84])" office:value-type="float" office:value="0.00000505457546584476">
            <text:p>5,05E-06</text:p>
          </table:table-cell>
          <table:table-cell office:value-type="float" office:value="83">
            <text:p>83</text:p>
          </table:table-cell>
          <table:table-cell table:formula="of:=[.BE$1]*[.BE84]/([.$A85]+[.BE$1]*[.BE84])" office:value-type="float" office:value="0.00000962071941414265">
            <text:p>9,62E-06</text:p>
          </table:table-cell>
          <table:table-cell table:formula="of:=[.BF$1]*[.BF84]/([.$A85]+[.BF$1]*[.BF84])" office:value-type="float" office:value="0.0000177366562587975">
            <text:p>1,77E-05</text:p>
          </table:table-cell>
          <table:table-cell table:formula="of:=[.BG$1]*[.BG84]/([.$A85]+[.BG$1]*[.BG84])" office:value-type="float" office:value="0.0000317108142636468">
            <text:p>3,17E-05</text:p>
          </table:table-cell>
          <table:table-cell table:formula="of:=[.BH$1]*[.BH84]/([.$A85]+[.BH$1]*[.BH84])" office:value-type="float" office:value="0.0000550447901001271">
            <text:p>5,50E-05</text:p>
          </table:table-cell>
          <table:table-cell table:formula="of:=[.BI$1]*[.BI84]/([.$A85]+[.BI$1]*[.BI84])" office:value-type="float" office:value="0.0000928697721524168">
            <text:p>9,29E-05</text:p>
          </table:table-cell>
          <table:table-cell table:formula="of:=[.BJ$1]*[.BJ84]/([.$A85]+[.BJ$1]*[.BJ84])" office:value-type="float" office:value="0.000152452740224586">
            <text:p>1,52E-04</text:p>
          </table:table-cell>
          <table:table-cell table:formula="of:=[.BK$1]*[.BK84]/([.$A85]+[.BK$1]*[.BK84])" office:value-type="float" office:value="0.000243743028162324">
            <text:p>2,44E-04</text:p>
          </table:table-cell>
          <table:table-cell table:formula="of:=[.BL$1]*[.BL84]/([.$A85]+[.BL$1]*[.BL84])" office:value-type="float" office:value="0.00037991084101087">
            <text:p>3,80E-04</text:p>
          </table:table-cell>
          <table:table-cell table:formula="of:=[.BM$1]*[.BM84]/([.$A85]+[.BM$1]*[.BM84])" office:value-type="float" office:value="0.000577811375537174">
            <text:p>5,78E-04</text:p>
          </table:table-cell>
          <table:table-cell table:formula="of:=[.BN$1]*[.BN84]/([.$A85]+[.BN$1]*[.BN84])" office:value-type="float" office:value="0.000858295538233928">
            <text:p>8,58E-04</text:p>
          </table:table-cell>
          <table:table-cell office:value-type="float" office:value="83">
            <text:p>83</text:p>
          </table:table-cell>
          <table:table-cell table:formula="of:=[.BP$1]*[.BP84]/([.$A85]+[.BP$1]*[.BP84])" office:value-type="float" office:value="0.00124628541845194">
            <text:p>1,25E-03</text:p>
          </table:table-cell>
          <table:table-cell table:formula="of:=[.BQ$1]*[.BQ84]/([.$A85]+[.BQ$1]*[.BQ84])" office:value-type="float" office:value="0.00177054332453616">
            <text:p>1,77E-03</text:p>
          </table:table-cell>
          <table:table-cell table:formula="of:=[.BR$1]*[.BR84]/([.$A85]+[.BR$1]*[.BR84])" office:value-type="float" office:value="0.00246308882535988">
            <text:p>2,46E-03</text:p>
          </table:table-cell>
          <table:table-cell table:formula="of:=[.BS$1]*[.BS84]/([.$A85]+[.BS$1]*[.BS84])" office:value-type="float" office:value="0.00335825713356845">
            <text:p>3,36E-03</text:p>
          </table:table-cell>
          <table:table-cell table:formula="of:=[.BT$1]*[.BT84]/([.$A85]+[.BT$1]*[.BT84])" office:value-type="float" office:value="0.00449143904340897">
            <text:p>4,49E-03</text:p>
          </table:table-cell>
          <table:table-cell table:formula="of:=[.BU$1]*[.BU84]/([.$A85]+[.BU$1]*[.BU84])" office:value-type="float" office:value="0.00589758938562067">
            <text:p>5,90E-03</text:p>
          </table:table-cell>
          <table:table-cell table:formula="of:=[.BV$1]*[.BV84]/([.$A85]+[.BV$1]*[.BV84])" office:value-type="float" office:value="0.00760962839867123">
            <text:p>7,61E-03</text:p>
          </table:table-cell>
          <table:table-cell table:formula="of:=[.BW$1]*[.BW84]/([.$A85]+[.BW$1]*[.BW84])" office:value-type="float" office:value="0.00965688063428194">
            <text:p>9,66E-03</text:p>
          </table:table-cell>
          <table:table-cell table:formula="of:=[.BX$1]*[.BX84]/([.$A85]+[.BX$1]*[.BX84])" office:value-type="float" office:value="0.0120636945898199">
            <text:p>1,21E-02</text:p>
          </table:table-cell>
          <table:table-cell table:formula="of:=[.BY$1]*[.BY84]/([.$A85]+[.BY$1]*[.BY84])" office:value-type="float" office:value="0.0148483635016192">
            <text:p>1,48E-02</text:p>
          </table:table-cell>
          <table:table-cell office:value-type="float" office:value="83">
            <text:p>83</text:p>
          </table:table-cell>
          <table:table-cell table:formula="of:=[.CA$1]*[.CA84]/([.$A85]+[.CA$1]*[.CA84])" office:value-type="float" office:value="0.0180224285422008">
            <text:p>1,80E-02</text:p>
          </table:table-cell>
          <table:table-cell table:formula="of:=[.CB$1]*[.CB84]/([.$A85]+[.CB$1]*[.CB84])" office:value-type="float" office:value="0.0215903980543263">
            <text:p>2,16E-02</text:p>
          </table:table-cell>
          <table:table-cell table:formula="of:=[.CC$1]*[.CC84]/([.$A85]+[.CC$1]*[.CC84])" office:value-type="float" office:value="0.0255498693173577">
            <text:p>2,55E-02</text:p>
          </table:table-cell>
          <table:table-cell table:formula="of:=[.CD$1]*[.CD84]/([.$A85]+[.CD$1]*[.CD84])" office:value-type="float" office:value="0.0298920002471956">
            <text:p>2,99E-02</text:p>
          </table:table-cell>
          <table:table-cell table:formula="of:=[.CE$1]*[.CE84]/([.$A85]+[.CE$1]*[.CE84])" office:value-type="float" office:value="0.0346022521398982">
            <text:p>3,46E-02</text:p>
          </table:table-cell>
          <table:table-cell table:formula="of:=[.CF$1]*[.CF84]/([.$A85]+[.CF$1]*[.CF84])" office:value-type="float" office:value="0.0396613125555112">
            <text:p>3,97E-02</text:p>
          </table:table-cell>
          <table:table-cell table:formula="of:=[.CG$1]*[.CG84]/([.$A85]+[.CG$1]*[.CG84])" office:value-type="float" office:value="0.0450461083385123">
            <text:p>4,50E-02</text:p>
          </table:table-cell>
          <table:table-cell table:formula="of:=[.CH$1]*[.CH84]/([.$A85]+[.CH$1]*[.CH84])" office:value-type="float" office:value="0.0507308293855671">
            <text:p>5,07E-02</text:p>
          </table:table-cell>
          <table:table-cell table:formula="of:=[.CI$1]*[.CI84]/([.$A85]+[.CI$1]*[.CI84])" office:value-type="float" office:value="0.0566879001996606">
            <text:p>5,67E-02</text:p>
          </table:table-cell>
          <table:table-cell table:formula="of:=[.CJ$1]*[.CJ84]/([.$A85]+[.CJ$1]*[.CJ84])" office:value-type="float" office:value="0.062888854844586">
            <text:p>6,29E-02</text:p>
          </table:table-cell>
          <table:table-cell office:value-type="float" office:value="83">
            <text:p>83</text:p>
          </table:table-cell>
          <table:table-cell table:formula="of:=[.CL$1]*[.CL84]/([.$A85]+[.CL$1]*[.CL84])" office:value-type="float" office:value="0.0693050887754618">
            <text:p>6,93E-02</text:p>
          </table:table-cell>
          <table:table-cell table:formula="of:=[.CM$1]*[.CM84]/([.$A85]+[.CM$1]*[.CM84])" office:value-type="float" office:value="0.0759084763291083">
            <text:p>7,59E-02</text:p>
          </table:table-cell>
          <table:table-cell table:formula="of:=[.CN$1]*[.CN84]/([.$A85]+[.CN$1]*[.CN84])" office:value-type="float" office:value="0.0826718545308646">
            <text:p>8,27E-02</text:p>
          </table:table-cell>
          <table:table-cell table:formula="of:=[.CO$1]*[.CO84]/([.$A85]+[.CO$1]*[.CO84])" office:value-type="float" office:value="0.0895693821754228">
            <text:p>8,96E-02</text:p>
          </table:table-cell>
          <table:table-cell table:formula="of:=[.CP$1]*[.CP84]/([.$A85]+[.CP$1]*[.CP84])" office:value-type="float" office:value="0.096576788218378">
            <text:p>9,66E-02</text:p>
          </table:table-cell>
          <table:table-cell table:formula="of:=[.CQ$1]*[.CQ84]/([.$A85]+[.CQ$1]*[.CQ84])" office:value-type="float" office:value="0.103671525972786">
            <text:p>1,04E-01</text:p>
          </table:table-cell>
          <table:table-cell table:formula="of:=[.CR$1]*[.CR84]/([.$A85]+[.CR$1]*[.CR84])" office:value-type="float" office:value="0.110832850113292">
            <text:p>1,11E-01</text:p>
          </table:table-cell>
          <table:table-cell table:formula="of:=[.CS$1]*[.CS84]/([.$A85]+[.CS$1]*[.CS84])" office:value-type="float" office:value="0.118041832678748">
            <text:p>1,18E-01</text:p>
          </table:table-cell>
          <table:table-cell table:formula="of:=[.CT$1]*[.CT84]/([.$A85]+[.CT$1]*[.CT84])" office:value-type="float" office:value="0.125281332659354">
            <text:p>1,25E-01</text:p>
          </table:table-cell>
          <table:table-cell table:formula="of:=[.CU$1]*[.CU84]/([.$A85]+[.CU$1]*[.CU84])" office:value-type="float" office:value="0.13253593176026">
            <text:p>1,33E-01</text:p>
          </table:table-cell>
          <table:table-cell office:value-type="float" office:value="83">
            <text:p>83</text:p>
          </table:table-cell>
          <table:table-cell table:formula="of:=[.CW$1]*[.CW84]/([.$A85]+[.CW$1]*[.CW84])" office:value-type="float" office:value="0.139791846836434">
            <text:p>1,40E-01</text:p>
          </table:table-cell>
          <table:table-cell table:formula="of:=[.CX$1]*[.CX84]/([.$A85]+[.CX$1]*[.CX84])" office:value-type="float" office:value="0.147036827479568">
            <text:p>1,47E-01</text:p>
          </table:table-cell>
          <table:table-cell table:formula="of:=[.CY$1]*[.CY84]/([.$A85]+[.CY$1]*[.CY84])" office:value-type="float" office:value="0.154260045414756">
            <text:p>1,54E-01</text:p>
          </table:table-cell>
          <table:table-cell table:formula="of:=[.CZ$1]*[.CZ84]/([.$A85]+[.CZ$1]*[.CZ84])" office:value-type="float" office:value="0.161451980784115">
            <text:p>1,61E-01</text:p>
          </table:table-cell>
          <table:table-cell table:formula="of:=[.DA$1]*[.DA84]/([.$A85]+[.DA$1]*[.DA84])" office:value-type="float" office:value="0.168604309069556">
            <text:p>1,69E-01</text:p>
          </table:table-cell>
          <table:table-cell table:formula="of:=[.DB$1]*[.DB84]/([.$A85]+[.DB$1]*[.DB84])" office:value-type="float" office:value="0.175709791326994">
            <text:p>1,76E-01</text:p>
          </table:table-cell>
          <table:table-cell table:formula="of:=[.DC$1]*[.DC84]/([.$A85]+[.DC$1]*[.DC84])" office:value-type="float" office:value="0.182762169545463">
            <text:p>1,83E-01</text:p>
          </table:table-cell>
          <table:table-cell table:formula="of:=[.DD$1]*[.DD84]/([.$A85]+[.DD$1]*[.DD84])" office:value-type="float" office:value="0.18975606827731">
            <text:p>1,90E-01</text:p>
          </table:table-cell>
          <table:table-cell table:formula="of:=[.DE$1]*[.DE84]/([.$A85]+[.DE$1]*[.DE84])" office:value-type="float" office:value="0.196686903178685">
            <text:p>1,97E-01</text:p>
          </table:table-cell>
          <table:table-cell table:formula="of:=[.DF$1]*[.DF84]/([.$A85]+[.DF$1]*[.DF84])" office:value-type="float" office:value="0.203550796723762">
            <text:p>2,04E-01</text:p>
          </table:table-cell>
          <table:table-cell table:number-columns-repeated="146"/>
        </table:table-row>
        <table:table-row table:style-name="ro1">
          <table:table-cell office:value-type="float" office:value="84">
            <text:p>84</text:p>
          </table:table-cell>
          <table:table-cell table:formula="of:=[.$C$1]*[.B85]/([.$A86]+[.$C$1]*[.B85])" office:value-type="float" office:value="6.95700899657091E-103">
            <text:p>6,96E-103</text:p>
          </table:table-cell>
          <table:table-cell table:formula="of:=[.$C$1]*[.C85]/([.$A86]+[.$C$1]*[.C85])" office:value-type="float" office:value="7.8985377796015E-103">
            <text:p>7,90E-103</text:p>
          </table:table-cell>
          <table:table-cell table:formula="of:=[.$D$1]*[.D85]/([.$A86]+[.$D$1]*[.D85])" office:value-type="float" office:value="1.79853120995313E-088">
            <text:p>1,80E-88</text:p>
          </table:table-cell>
          <table:table-cell table:formula="of:=[.$E$1]*[.E85]/([.$A86]+[.$E$1]*[.E85])" office:value-type="float" office:value="2.06765164721784E-078">
            <text:p>2,07E-78</text:p>
          </table:table-cell>
          <table:table-cell table:formula="of:=[.$F$1]*[.F85]/([.$A86]+[.$F$1]*[.F85])" office:value-type="float" office:value="1.05105146650461E-070">
            <text:p>1,05E-70</text:p>
          </table:table-cell>
          <table:table-cell table:formula="of:=[.$G$1]*[.G85]/([.$A86]+[.$G$1]*[.G85])" office:value-type="float" office:value="1.7320250489973E-064">
            <text:p>1,73E-64</text:p>
          </table:table-cell>
          <table:table-cell table:formula="of:=[.$H$1]*[.H85]/([.$A86]+[.$H$1]*[.H85])" office:value-type="float" office:value="2.67787324189386E-059">
            <text:p>2,68E-59</text:p>
          </table:table-cell>
          <table:table-cell table:formula="of:=[.I$1]*[.I85]/([.$A86]+[.I$1]*[.I85])" office:value-type="float" office:value="7.32519313792996E-055">
            <text:p>7,33E-55</text:p>
          </table:table-cell>
          <table:table-cell table:formula="of:=[.J$1]*[.J85]/([.$A86]+[.J$1]*[.J85])" office:value-type="float" office:value="5.33748273915983E-051">
            <text:p>5,34E-51</text:p>
          </table:table-cell>
          <table:table-cell table:formula="of:=[.K$1]*[.K85]/([.$A86]+[.K$1]*[.K85])" office:value-type="float" office:value="1.36984430575785E-047">
            <text:p>1,37E-47</text:p>
          </table:table-cell>
          <table:table-cell office:value-type="float" office:value="84">
            <text:p>84</text:p>
          </table:table-cell>
          <table:table-cell table:formula="of:=[.M$1]*[.M85]/([.$A86]+[.M$1]*[.M85])" office:value-type="float" office:value="1.51134035971002E-044">
            <text:p>1,51E-44</text:p>
          </table:table-cell>
          <table:table-cell table:formula="of:=[.N$1]*[.N85]/([.$A86]+[.N$1]*[.N85])" office:value-type="float" office:value="8.30437424686134E-042">
            <text:p>8,30E-42</text:p>
          </table:table-cell>
          <table:table-cell table:formula="of:=[.O$1]*[.O85]/([.$A86]+[.O$1]*[.O85])" office:value-type="float" office:value="2.54114447248035E-039">
            <text:p>2,54E-39</text:p>
          </table:table-cell>
          <table:table-cell table:formula="of:=[.P$1]*[.P85]/([.$A86]+[.P$1]*[.P85])" office:value-type="float" office:value="4.72332988131773E-037">
            <text:p>4,72E-37</text:p>
          </table:table-cell>
          <table:table-cell table:formula="of:=[.Q$1]*[.Q85]/([.$A86]+[.Q$1]*[.Q85])" office:value-type="float" office:value="5.71300441823373E-035">
            <text:p>5,71E-35</text:p>
          </table:table-cell>
          <table:table-cell table:formula="of:=[.R$1]*[.R85]/([.$A86]+[.R$1]*[.R85])" office:value-type="float" office:value="4.75316467074165E-033">
            <text:p>4,75E-33</text:p>
          </table:table-cell>
          <table:table-cell table:formula="of:=[.S$1]*[.S85]/([.$A86]+[.S$1]*[.S85])" office:value-type="float" office:value="2.84655271726469E-031">
            <text:p>2,85E-31</text:p>
          </table:table-cell>
          <table:table-cell table:formula="of:=[.T$1]*[.T85]/([.$A86]+[.T$1]*[.T85])" office:value-type="float" office:value="1.27410664932821E-029">
            <text:p>1,27E-29</text:p>
          </table:table-cell>
          <table:table-cell table:formula="of:=[.U$1]*[.U85]/([.$A86]+[.U$1]*[.U85])" office:value-type="float" office:value="4.39868995698981E-028">
            <text:p>4,40E-28</text:p>
          </table:table-cell>
          <table:table-cell table:formula="of:=[.V$1]*[.V85]/([.$A86]+[.V$1]*[.V85])" office:value-type="float" office:value="1.20294570396178E-026">
            <text:p>1,20E-26</text:p>
          </table:table-cell>
          <table:table-cell office:value-type="float" office:value="84">
            <text:p>84</text:p>
          </table:table-cell>
          <table:table-cell table:formula="of:=[.X$1]*[.X85]/([.$A86]+[.X$1]*[.X85])" office:value-type="float" office:value="2.66595408545525E-025">
            <text:p>2,67E-25</text:p>
          </table:table-cell>
          <table:table-cell table:formula="of:=[.Y$1]*[.Y85]/([.$A86]+[.Y$1]*[.Y85])" office:value-type="float" office:value="4.88250408136462E-024">
            <text:p>4,88E-24</text:p>
          </table:table-cell>
          <table:table-cell table:formula="of:=[.Z$1]*[.Z85]/([.$A86]+[.Z$1]*[.Z85])" office:value-type="float" office:value="7.51590305241845E-023">
            <text:p>7,52E-23</text:p>
          </table:table-cell>
          <table:table-cell table:formula="of:=[.AA$1]*[.AA85]/([.$A86]+[.AA$1]*[.AA85])" office:value-type="float" office:value="9.86944578920824E-022">
            <text:p>9,87E-22</text:p>
          </table:table-cell>
          <table:table-cell table:formula="of:=[.AB$1]*[.AB85]/([.$A86]+[.AB$1]*[.AB85])" office:value-type="float" office:value="1.11999145357297E-020">
            <text:p>1,12E-20</text:p>
          </table:table-cell>
          <table:table-cell table:formula="of:=[.AC$1]*[.AC85]/([.$A86]+[.AC$1]*[.AC85])" office:value-type="float" office:value="1.1110170603843E-019">
            <text:p>1,11E-19</text:p>
          </table:table-cell>
          <table:table-cell table:formula="of:=[.AD$1]*[.AD85]/([.$A86]+[.AD$1]*[.AD85])" office:value-type="float" office:value="9.73242814013479E-019">
            <text:p>9,73E-19</text:p>
          </table:table-cell>
          <table:table-cell table:formula="of:=[.AE$1]*[.AE85]/([.$A86]+[.AE$1]*[.AE85])" office:value-type="float" office:value="7.59705319300183E-018">
            <text:p>7,60E-18</text:p>
          </table:table-cell>
          <table:table-cell table:formula="of:=[.AF$1]*[.AF85]/([.$A86]+[.AF$1]*[.AF85])" office:value-type="float" office:value="5.32730885540166E-017">
            <text:p>5,33E-17</text:p>
          </table:table-cell>
          <table:table-cell table:formula="of:=[.AG$1]*[.AG85]/([.$A86]+[.AG$1]*[.AG85])" office:value-type="float" office:value="3.38039123655181E-016">
            <text:p>3,38E-16</text:p>
          </table:table-cell>
          <table:table-cell office:value-type="float" office:value="84">
            <text:p>84</text:p>
          </table:table-cell>
          <table:table-cell table:formula="of:=[.AI$1]*[.AI85]/([.$A86]+[.AI$1]*[.AI85])" office:value-type="float" office:value="1.95375170882692E-015">
            <text:p>1,95E-15</text:p>
          </table:table-cell>
          <table:table-cell table:formula="of:=[.AJ$1]*[.AJ85]/([.$A86]+[.AJ$1]*[.AJ85])" office:value-type="float" office:value="0.0000000000000103464362403834">
            <text:p>1,03E-14</text:p>
          </table:table-cell>
          <table:table-cell table:formula="of:=[.AK$1]*[.AK85]/([.$A86]+[.AK$1]*[.AK85])" office:value-type="float" office:value="0.0000000000000504741570556534">
            <text:p>5,05E-14</text:p>
          </table:table-cell>
          <table:table-cell table:formula="of:=[.AL$1]*[.AL85]/([.$A86]+[.AL$1]*[.AL85])" office:value-type="float" office:value="0.000000000000227946366902274">
            <text:p>2,28E-13</text:p>
          </table:table-cell>
          <table:table-cell table:formula="of:=[.AM$1]*[.AM85]/([.$A86]+[.AM$1]*[.AM85])" office:value-type="float" office:value="0.000000000000957248923471879">
            <text:p>9,57E-13</text:p>
          </table:table-cell>
          <table:table-cell table:formula="of:=[.AN$1]*[.AN85]/([.$A86]+[.AN$1]*[.AN85])" office:value-type="float" office:value="0.00000000000375339908454272">
            <text:p>3,75E-12</text:p>
          </table:table-cell>
          <table:table-cell table:formula="of:=[.AO$1]*[.AO85]/([.$A86]+[.AO$1]*[.AO85])" office:value-type="float" office:value="0.000000000013793199540501">
            <text:p>1,38E-11</text:p>
          </table:table-cell>
          <table:table-cell table:formula="of:=[.AP$1]*[.AP85]/([.$A86]+[.AP$1]*[.AP85])" office:value-type="float" office:value="0.0000000000476702941007736">
            <text:p>4,77E-11</text:p>
          </table:table-cell>
          <table:table-cell table:formula="of:=[.AQ$1]*[.AQ85]/([.$A86]+[.AQ$1]*[.AQ85])" office:value-type="float" office:value="0.000000000155438366584266">
            <text:p>1,55E-10</text:p>
          </table:table-cell>
          <table:table-cell table:formula="of:=[.AR$1]*[.AR85]/([.$A86]+[.AR$1]*[.AR85])" office:value-type="float" office:value="0.000000000479596520271959">
            <text:p>4,80E-10</text:p>
          </table:table-cell>
          <table:table-cell office:value-type="float" office:value="84">
            <text:p>84</text:p>
          </table:table-cell>
          <table:table-cell table:formula="of:=[.AT$1]*[.AT85]/([.$A86]+[.AT$1]*[.AT85])" office:value-type="float" office:value="0.00000000140406183565163">
            <text:p>1,40E-09</text:p>
          </table:table-cell>
          <table:table-cell table:formula="of:=[.AU$1]*[.AU85]/([.$A86]+[.AU$1]*[.AU85])" office:value-type="float" office:value="0.00000000391010286649774">
            <text:p>3,91E-09</text:p>
          </table:table-cell>
          <table:table-cell table:formula="of:=[.AV$1]*[.AV85]/([.$A86]+[.AV$1]*[.AV85])" office:value-type="float" office:value="0.0000000103825391919874">
            <text:p>1,04E-08</text:p>
          </table:table-cell>
          <table:table-cell table:formula="of:=[.AW$1]*[.AW85]/([.$A86]+[.AW$1]*[.AW85])" office:value-type="float" office:value="0.0000000263441178721032">
            <text:p>2,63E-08</text:p>
          </table:table-cell>
          <table:table-cell table:formula="of:=[.AX$1]*[.AX85]/([.$A86]+[.AX$1]*[.AX85])" office:value-type="float" office:value="0.0000000640052399068799">
            <text:p>6,40E-08</text:p>
          </table:table-cell>
          <table:table-cell table:formula="of:=[.AY$1]*[.AY85]/([.$A86]+[.AY$1]*[.AY85])" office:value-type="float" office:value="0.000000149185905914321">
            <text:p>1,49E-07</text:p>
          </table:table-cell>
          <table:table-cell table:formula="of:=[.AZ$1]*[.AZ85]/([.$A86]+[.AZ$1]*[.AZ85])" office:value-type="float" office:value="0.000000334191668982113">
            <text:p>3,34E-07</text:p>
          </table:table-cell>
          <table:table-cell table:formula="of:=[.BA$1]*[.BA85]/([.$A86]+[.BA$1]*[.BA85])" office:value-type="float" office:value="0.000000720684579182989">
            <text:p>7,21E-07</text:p>
          </table:table-cell>
          <table:table-cell table:formula="of:=[.BB$1]*[.BB85]/([.$A86]+[.BB$1]*[.BB85])" office:value-type="float" office:value="0.00000149850429872103">
            <text:p>1,50E-06</text:p>
          </table:table-cell>
          <table:table-cell table:formula="of:=[.BC$1]*[.BC85]/([.$A86]+[.BC$1]*[.BC85])" office:value-type="float" office:value="0.00000300866682042337">
            <text:p>3,01E-06</text:p>
          </table:table-cell>
          <table:table-cell office:value-type="float" office:value="84">
            <text:p>84</text:p>
          </table:table-cell>
          <table:table-cell table:formula="of:=[.BE$1]*[.BE85]/([.$A86]+[.BE$1]*[.BE85])" office:value-type="float" office:value="0.00000584111695402576">
            <text:p>5,84E-06</text:p>
          </table:table-cell>
          <table:table-cell table:formula="of:=[.BF$1]*[.BF85]/([.$A86]+[.BF$1]*[.BF85])" office:value-type="float" office:value="0.0000109797142714255">
            <text:p>1,10E-05</text:p>
          </table:table-cell>
          <table:table-cell table:formula="of:=[.BG$1]*[.BG85]/([.$A86]+[.BG$1]*[.BG85])" office:value-type="float" office:value="0.0000200076134489815">
            <text:p>2,00E-05</text:p>
          </table:table-cell>
          <table:table-cell table:formula="of:=[.BH$1]*[.BH85]/([.$A86]+[.BH$1]*[.BH85])" office:value-type="float" office:value="0.0000353846843727448">
            <text:p>3,54E-05</text:p>
          </table:table-cell>
          <table:table-cell table:formula="of:=[.BI$1]*[.BI85]/([.$A86]+[.BI$1]*[.BI85])" office:value-type="float" office:value="0.0000608038915712778">
            <text:p>6,08E-05</text:p>
          </table:table-cell>
          <table:table-cell table:formula="of:=[.BJ$1]*[.BJ85]/([.$A86]+[.BJ$1]*[.BJ85])" office:value-type="float" office:value="0.0001016248314937">
            <text:p>1,02E-04</text:p>
          </table:table-cell>
          <table:table-cell table:formula="of:=[.BK$1]*[.BK85]/([.$A86]+[.BK$1]*[.BK85])" office:value-type="float" office:value="0.000165369703162574">
            <text:p>1,65E-04</text:p>
          </table:table-cell>
          <table:table-cell table:formula="of:=[.BL$1]*[.BL85]/([.$A86]+[.BL$1]*[.BL85])" office:value-type="float" office:value="0.000262250596805152">
            <text:p>2,62E-04</text:p>
          </table:table-cell>
          <table:table-cell table:formula="of:=[.BM$1]*[.BM85]/([.$A86]+[.BM$1]*[.BM85])" office:value-type="float" office:value="0.00040567906195311">
            <text:p>4,06E-04</text:p>
          </table:table-cell>
          <table:table-cell table:formula="of:=[.BN$1]*[.BN85]/([.$A86]+[.BN$1]*[.BN85])" office:value-type="float" office:value="0.000612692619208966">
            <text:p>6,13E-04</text:p>
          </table:table-cell>
          <table:table-cell office:value-type="float" office:value="84">
            <text:p>84</text:p>
          </table:table-cell>
          <table:table-cell table:formula="of:=[.BP$1]*[.BP85]/([.$A86]+[.BP$1]*[.BP85])" office:value-type="float" office:value="0.000904222243651581">
            <text:p>9,04E-04</text:p>
          </table:table-cell>
          <table:table-cell table:formula="of:=[.BQ$1]*[.BQ85]/([.$A86]+[.BQ$1]*[.BQ85])" office:value-type="float" office:value="0.00130512402198219">
            <text:p>1,31E-03</text:p>
          </table:table-cell>
          <table:table-cell table:formula="of:=[.BR$1]*[.BR85]/([.$A86]+[.BR$1]*[.BR85])" office:value-type="float" office:value="0.00184391033281811">
            <text:p>1,84E-03</text:p>
          </table:table-cell>
          <table:table-cell table:formula="of:=[.BS$1]*[.BS85]/([.$A86]+[.BS$1]*[.BS85])" office:value-type="float" office:value="0.00255214200721284">
            <text:p>2,55E-03</text:p>
          </table:table-cell>
          <table:table-cell table:formula="of:=[.BT$1]*[.BT85]/([.$A86]+[.BT$1]*[.BT85])" office:value-type="float" office:value="0.00346348091606867">
            <text:p>3,46E-03</text:p>
          </table:table-cell>
          <table:table-cell table:formula="of:=[.BU$1]*[.BU85]/([.$A86]+[.BU$1]*[.BU85])" office:value-type="float" office:value="0.0046124469814196">
            <text:p>4,61E-03</text:p>
          </table:table-cell>
          <table:table-cell table:formula="of:=[.BV$1]*[.BV85]/([.$A86]+[.BV$1]*[.BV85])" office:value-type="float" office:value="0.00603296695303749">
            <text:p>6,03E-03</text:p>
          </table:table-cell>
          <table:table-cell table:formula="of:=[.BW$1]*[.BW85]/([.$A86]+[.BW$1]*[.BW85])" office:value-type="float" office:value="0.0077568359297782">
            <text:p>7,76E-03</text:p>
          </table:table-cell>
          <table:table-cell table:formula="of:=[.BX$1]*[.BX85]/([.$A86]+[.BX$1]*[.BX85])" office:value-type="float" office:value="0.00981222948399407">
            <text:p>9,81E-03</text:p>
          </table:table-cell>
          <table:table-cell table:formula="of:=[.BY$1]*[.BY85]/([.$A86]+[.BY$1]*[.BY85])" office:value-type="float" office:value="0.0122224007108352">
            <text:p>1,22E-02</text:p>
          </table:table-cell>
          <table:table-cell office:value-type="float" office:value="84">
            <text:p>84</text:p>
          </table:table-cell>
          <table:table-cell table:formula="of:=[.CA$1]*[.CA85]/([.$A86]+[.CA$1]*[.CA85])" office:value-type="float" office:value="0.0150046733349383">
            <text:p>1,50E-02</text:p>
          </table:table-cell>
          <table:table-cell table:formula="of:=[.CB$1]*[.CB85]/([.$A86]+[.CB$1]*[.CB85])" office:value-type="float" office:value="0.0181698040729898">
            <text:p>1,82E-02</text:p>
          </table:table-cell>
          <table:table-cell table:formula="of:=[.CC$1]*[.CC85]/([.$A86]+[.CC$1]*[.CC85])" office:value-type="float" office:value="0.0217217423761434">
            <text:p>2,17E-02</text:p>
          </table:table-cell>
          <table:table-cell table:formula="of:=[.CD$1]*[.CD85]/([.$A86]+[.CD$1]*[.CD85])" office:value-type="float" office:value="0.0256577716856233">
            <text:p>2,57E-02</text:p>
          </table:table-cell>
          <table:table-cell table:formula="of:=[.CE$1]*[.CE85]/([.$A86]+[.CE$1]*[.CE85])" office:value-type="float" office:value="0.0299689802923627">
            <text:p>3,00E-02</text:p>
          </table:table-cell>
          <table:table-cell table:formula="of:=[.CF$1]*[.CF85]/([.$A86]+[.CF$1]*[.CF85])" office:value-type="float" office:value="0.0346409860031327">
            <text:p>3,46E-02</text:p>
          </table:table-cell>
          <table:table-cell table:formula="of:=[.CG$1]*[.CG85]/([.$A86]+[.CG$1]*[.CG85])" office:value-type="float" office:value="0.0396548282611396">
            <text:p>3,97E-02</text:p>
          </table:table-cell>
          <table:table-cell table:formula="of:=[.CH$1]*[.CH85]/([.$A86]+[.CH$1]*[.CH85])" office:value-type="float" office:value="0.044987942755977">
            <text:p>4,50E-02</text:p>
          </table:table-cell>
          <table:table-cell table:formula="of:=[.CI$1]*[.CI85]/([.$A86]+[.CI$1]*[.CI85])" office:value-type="float" office:value="0.0506151438584035">
            <text:p>5,06E-02</text:p>
          </table:table-cell>
          <table:table-cell table:formula="of:=[.CJ$1]*[.CJ85]/([.$A86]+[.CJ$1]*[.CJ85])" office:value-type="float" office:value="0.0565095558022894">
            <text:p>5,65E-02</text:p>
          </table:table-cell>
          <table:table-cell office:value-type="float" office:value="84">
            <text:p>84</text:p>
          </table:table-cell>
          <table:table-cell table:formula="of:=[.CL$1]*[.CL85]/([.$A86]+[.CL$1]*[.CL85])" office:value-type="float" office:value="0.0626434510252098">
            <text:p>6,26E-02</text:p>
          </table:table-cell>
          <table:table-cell table:formula="of:=[.CM$1]*[.CM85]/([.$A86]+[.CM$1]*[.CM85])" office:value-type="float" office:value="0.0689889708434216">
            <text:p>6,90E-02</text:p>
          </table:table-cell>
          <table:table-cell table:formula="of:=[.CN$1]*[.CN85]/([.$A86]+[.CN$1]*[.CN85])" office:value-type="float" office:value="0.0755187179906114">
            <text:p>7,55E-02</text:p>
          </table:table-cell>
          <table:table-cell table:formula="of:=[.CO$1]*[.CO85]/([.$A86]+[.CO$1]*[.CO85])" office:value-type="float" office:value="0.0822062216878649">
            <text:p>8,22E-02</text:p>
          </table:table-cell>
          <table:table-cell table:formula="of:=[.CP$1]*[.CP85]/([.$A86]+[.CP$1]*[.CP85])" office:value-type="float" office:value="0.0890262837139593">
            <text:p>8,90E-02</text:p>
          </table:table-cell>
          <table:table-cell table:formula="of:=[.CQ$1]*[.CQ85]/([.$A86]+[.CQ$1]*[.CQ85])" office:value-type="float" office:value="0.095955218736151">
            <text:p>9,60E-02</text:p>
          </table:table-cell>
          <table:table-cell table:formula="of:=[.CR$1]*[.CR85]/([.$A86]+[.CR$1]*[.CR85])" office:value-type="float" office:value="0.102971004498729">
            <text:p>1,03E-01</text:p>
          </table:table-cell>
          <table:table-cell table:formula="of:=[.CS$1]*[.CS85]/([.$A86]+[.CS$1]*[.CS85])" office:value-type="float" office:value="0.110053357973535">
            <text:p>1,10E-01</text:p>
          </table:table-cell>
          <table:table-cell table:formula="of:=[.CT$1]*[.CT85]/([.$A86]+[.CT$1]*[.CT85])" office:value-type="float" office:value="0.117183752838745">
            <text:p>1,17E-01</text:p>
          </table:table-cell>
          <table:table-cell table:formula="of:=[.CU$1]*[.CU85]/([.$A86]+[.CU$1]*[.CU85])" office:value-type="float" office:value="0.12434539216085">
            <text:p>1,24E-01</text:p>
          </table:table-cell>
          <table:table-cell office:value-type="float" office:value="84">
            <text:p>84</text:p>
          </table:table-cell>
          <table:table-cell table:formula="of:=[.CW$1]*[.CW85]/([.$A86]+[.CW$1]*[.CW85])" office:value-type="float" office:value="0.13152314828841">
            <text:p>1,32E-01</text:p>
          </table:table-cell>
          <table:table-cell table:formula="of:=[.CX$1]*[.CX85]/([.$A86]+[.CX$1]*[.CX85])" office:value-type="float" office:value="0.138703479994251">
            <text:p>1,39E-01</text:p>
          </table:table-cell>
          <table:table-cell table:formula="of:=[.CY$1]*[.CY85]/([.$A86]+[.CY$1]*[.CY85])" office:value-type="float" office:value="0.145874335001741">
            <text:p>1,46E-01</text:p>
          </table:table-cell>
          <table:table-cell table:formula="of:=[.CZ$1]*[.CZ85]/([.$A86]+[.CZ$1]*[.CZ85])" office:value-type="float" office:value="0.153025044303998">
            <text:p>1,53E-01</text:p>
          </table:table-cell>
          <table:table-cell table:formula="of:=[.DA$1]*[.DA85]/([.$A86]+[.DA$1]*[.DA85])" office:value-type="float" office:value="0.160146213182724">
            <text:p>1,60E-01</text:p>
          </table:table-cell>
          <table:table-cell table:formula="of:=[.DB$1]*[.DB85]/([.$A86]+[.DB$1]*[.DB85])" office:value-type="float" office:value="0.167229612569881">
            <text:p>1,67E-01</text:p>
          </table:table-cell>
          <table:table-cell table:formula="of:=[.DC$1]*[.DC85]/([.$A86]+[.DC$1]*[.DC85])" office:value-type="float" office:value="0.174268073361977">
            <text:p>1,74E-01</text:p>
          </table:table-cell>
          <table:table-cell table:formula="of:=[.DD$1]*[.DD85]/([.$A86]+[.DD$1]*[.DD85])" office:value-type="float" office:value="0.181255385472052">
            <text:p>1,81E-01</text:p>
          </table:table-cell>
          <table:table-cell table:formula="of:=[.DE$1]*[.DE85]/([.$A86]+[.DE$1]*[.DE85])" office:value-type="float" office:value="0.188186202761059">
            <text:p>1,88E-01</text:p>
          </table:table-cell>
          <table:table-cell table:formula="of:=[.DF$1]*[.DF85]/([.$A86]+[.DF$1]*[.DF85])" office:value-type="float" office:value="0.195055954499591">
            <text:p>1,95E-01</text:p>
          </table:table-cell>
          <table:table-cell table:number-columns-repeated="146"/>
        </table:table-row>
        <table:table-row table:style-name="ro1">
          <table:table-cell office:value-type="float" office:value="85">
            <text:p>85</text:p>
          </table:table-cell>
          <table:table-cell table:formula="of:=[.$C$1]*[.B86]/([.$A87]+[.$C$1]*[.B86])" office:value-type="float" office:value="1.6369432933108E-104">
            <text:p>1,64E-104</text:p>
          </table:table-cell>
          <table:table-cell table:formula="of:=[.$C$1]*[.C86]/([.$A87]+[.$C$1]*[.C86])" office:value-type="float" office:value="1.85847947755329E-104">
            <text:p>1,86E-104</text:p>
          </table:table-cell>
          <table:table-cell table:formula="of:=[.$D$1]*[.D86]/([.$A87]+[.$D$1]*[.D86])" office:value-type="float" office:value="6.34775721159928E-090">
            <text:p>6,35E-90</text:p>
          </table:table-cell>
          <table:table-cell table:formula="of:=[.$E$1]*[.E86]/([.$A87]+[.$E$1]*[.E86])" office:value-type="float" office:value="9.73012539867218E-080">
            <text:p>9,73E-80</text:p>
          </table:table-cell>
          <table:table-cell table:formula="of:=[.$F$1]*[.F86]/([.$A87]+[.$F$1]*[.F86])" office:value-type="float" office:value="6.18265568532123E-072">
            <text:p>6,18E-72</text:p>
          </table:table-cell>
          <table:table-cell table:formula="of:=[.$G$1]*[.G86]/([.$A87]+[.$G$1]*[.G86])" office:value-type="float" office:value="1.22260591693927E-065">
            <text:p>1,22E-65</text:p>
          </table:table-cell>
          <table:table-cell table:formula="of:=[.$H$1]*[.H86]/([.$A87]+[.$H$1]*[.H86])" office:value-type="float" office:value="2.20530737567729E-060">
            <text:p>2,21E-60</text:p>
          </table:table-cell>
          <table:table-cell table:formula="of:=[.I$1]*[.I86]/([.$A87]+[.I$1]*[.I86])" office:value-type="float" office:value="6.89429942393408E-056">
            <text:p>6,89E-56</text:p>
          </table:table-cell>
          <table:table-cell table:formula="of:=[.J$1]*[.J86]/([.$A87]+[.J$1]*[.J86])" office:value-type="float" office:value="5.65145231205158E-052">
            <text:p>5,65E-52</text:p>
          </table:table-cell>
          <table:table-cell table:formula="of:=[.K$1]*[.K86]/([.$A87]+[.K$1]*[.K86])" office:value-type="float" office:value="1.61158153618571E-048">
            <text:p>1,61E-48</text:p>
          </table:table-cell>
          <table:table-cell office:value-type="float" office:value="85">
            <text:p>85</text:p>
          </table:table-cell>
          <table:table-cell table:formula="of:=[.M$1]*[.M86]/([.$A87]+[.M$1]*[.M86])" office:value-type="float" office:value="1.95585223021297E-045">
            <text:p>1,96E-45</text:p>
          </table:table-cell>
          <table:table-cell table:formula="of:=[.N$1]*[.N86]/([.$A87]+[.N$1]*[.N86])" office:value-type="float" office:value="1.17238224661572E-042">
            <text:p>1,17E-42</text:p>
          </table:table-cell>
          <table:table-cell table:formula="of:=[.O$1]*[.O86]/([.$A87]+[.O$1]*[.O86])" office:value-type="float" office:value="3.88645625202877E-040">
            <text:p>3,89E-40</text:p>
          </table:table-cell>
          <table:table-cell table:formula="of:=[.P$1]*[.P86]/([.$A87]+[.P$1]*[.P86])" office:value-type="float" office:value="7.7796021574645E-038">
            <text:p>7,78E-38</text:p>
          </table:table-cell>
          <table:table-cell table:formula="of:=[.Q$1]*[.Q86]/([.$A87]+[.Q$1]*[.Q86])" office:value-type="float" office:value="1.00817725027654E-035">
            <text:p>1,01E-35</text:p>
          </table:table-cell>
          <table:table-cell table:formula="of:=[.R$1]*[.R86]/([.$A87]+[.R$1]*[.R86])" office:value-type="float" office:value="8.94713349786663E-034">
            <text:p>8,95E-34</text:p>
          </table:table-cell>
          <table:table-cell table:formula="of:=[.S$1]*[.S86]/([.$A87]+[.S$1]*[.S86])" office:value-type="float" office:value="5.69310543452939E-032">
            <text:p>5,69E-32</text:p>
          </table:table-cell>
          <table:table-cell table:formula="of:=[.T$1]*[.T86]/([.$A87]+[.T$1]*[.T86])" office:value-type="float" office:value="2.69810819857739E-030">
            <text:p>2,70E-30</text:p>
          </table:table-cell>
          <table:table-cell table:formula="of:=[.U$1]*[.U86]/([.$A87]+[.U$1]*[.U86])" office:value-type="float" office:value="9.83236578621251E-029">
            <text:p>9,83E-29</text:p>
          </table:table-cell>
          <table:table-cell table:formula="of:=[.V$1]*[.V86]/([.$A87]+[.V$1]*[.V86])" office:value-type="float" office:value="2.83046047991008E-027">
            <text:p>2,83E-27</text:p>
          </table:table-cell>
          <table:table-cell office:value-type="float" office:value="85">
            <text:p>85</text:p>
          </table:table-cell>
          <table:table-cell table:formula="of:=[.X$1]*[.X86]/([.$A87]+[.X$1]*[.X86])" office:value-type="float" office:value="6.58647479936003E-026">
            <text:p>6,59E-26</text:p>
          </table:table-cell>
          <table:table-cell table:formula="of:=[.Y$1]*[.Y86]/([.$A87]+[.Y$1]*[.Y86])" office:value-type="float" office:value="1.26370693870614E-024">
            <text:p>1,26E-24</text:p>
          </table:table-cell>
          <table:table-cell table:formula="of:=[.Z$1]*[.Z86]/([.$A87]+[.Z$1]*[.Z86])" office:value-type="float" office:value="2.03371494359558E-023">
            <text:p>2,03E-23</text:p>
          </table:table-cell>
          <table:table-cell table:formula="of:=[.AA$1]*[.AA86]/([.$A87]+[.AA$1]*[.AA86])" office:value-type="float" office:value="2.78666704636468E-022">
            <text:p>2,79E-22</text:p>
          </table:table-cell>
          <table:table-cell table:formula="of:=[.AB$1]*[.AB86]/([.$A87]+[.AB$1]*[.AB86])" office:value-type="float" office:value="3.29409251050874E-021">
            <text:p>3,29E-21</text:p>
          </table:table-cell>
          <table:table-cell table:formula="of:=[.AC$1]*[.AC86]/([.$A87]+[.AC$1]*[.AC86])" office:value-type="float" office:value="3.3984051258814E-020">
            <text:p>3,40E-20</text:p>
          </table:table-cell>
          <table:table-cell table:formula="of:=[.AD$1]*[.AD86]/([.$A87]+[.AD$1]*[.AD86])" office:value-type="float" office:value="3.09147717392517E-019">
            <text:p>3,09E-19</text:p>
          </table:table-cell>
          <table:table-cell table:formula="of:=[.AE$1]*[.AE86]/([.$A87]+[.AE$1]*[.AE86])" office:value-type="float" office:value="2.50255869887119E-018">
            <text:p>2,50E-18</text:p>
          </table:table-cell>
          <table:table-cell table:formula="of:=[.AF$1]*[.AF86]/([.$A87]+[.AF$1]*[.AF86])" office:value-type="float" office:value="1.81755243301939E-017">
            <text:p>1,82E-17</text:p>
          </table:table-cell>
          <table:table-cell table:formula="of:=[.AG$1]*[.AG86]/([.$A87]+[.AG$1]*[.AG86])" office:value-type="float" office:value="1.19307925995946E-016">
            <text:p>1,19E-16</text:p>
          </table:table-cell>
          <table:table-cell office:value-type="float" office:value="85">
            <text:p>85</text:p>
          </table:table-cell>
          <table:table-cell table:formula="of:=[.AI$1]*[.AI86]/([.$A87]+[.AI$1]*[.AI86])" office:value-type="float" office:value="7.12544740866286E-016">
            <text:p>7,13E-16</text:p>
          </table:table-cell>
          <table:table-cell table:formula="of:=[.AJ$1]*[.AJ86]/([.$A87]+[.AJ$1]*[.AJ86])" office:value-type="float" office:value="3.89512893755609E-015">
            <text:p>3,90E-15</text:p>
          </table:table-cell>
          <table:table-cell table:formula="of:=[.AK$1]*[.AK86]/([.$A87]+[.AK$1]*[.AK86])" office:value-type="float" office:value="0.0000000000000195958492098415">
            <text:p>1,96E-14</text:p>
          </table:table-cell>
          <table:table-cell table:formula="of:=[.AL$1]*[.AL86]/([.$A87]+[.AL$1]*[.AL86])" office:value-type="float" office:value="0.0000000000000911785467609013">
            <text:p>9,12E-14</text:p>
          </table:table-cell>
          <table:table-cell table:formula="of:=[.AM$1]*[.AM86]/([.$A87]+[.AM$1]*[.AM86])" office:value-type="float" office:value="0.000000000000394161321429442">
            <text:p>3,94E-13</text:p>
          </table:table-cell>
          <table:table-cell table:formula="of:=[.AN$1]*[.AN86]/([.$A87]+[.AN$1]*[.AN86])" office:value-type="float" office:value="0.00000000000158967490639204">
            <text:p>1,59E-12</text:p>
          </table:table-cell>
          <table:table-cell table:formula="of:=[.AO$1]*[.AO86]/([.$A87]+[.AO$1]*[.AO86])" office:value-type="float" office:value="0.00000000000600409862347617">
            <text:p>6,00E-12</text:p>
          </table:table-cell>
          <table:table-cell table:formula="of:=[.AP$1]*[.AP86]/([.$A87]+[.AP$1]*[.AP86])" office:value-type="float" office:value="0.0000000000213114255975387">
            <text:p>2,13E-11</text:p>
          </table:table-cell>
          <table:table-cell table:formula="of:=[.AQ$1]*[.AQ86]/([.$A87]+[.AQ$1]*[.AQ86])" office:value-type="float" office:value="0.0000000000713187799571065">
            <text:p>7,13E-11</text:p>
          </table:table-cell>
          <table:table-cell table:formula="of:=[.AR$1]*[.AR86]/([.$A87]+[.AR$1]*[.AR86])" office:value-type="float" office:value="0.000000000225692480077044">
            <text:p>2,26E-10</text:p>
          </table:table-cell>
          <table:table-cell office:value-type="float" office:value="85">
            <text:p>85</text:p>
          </table:table-cell>
          <table:table-cell table:formula="of:=[.AT$1]*[.AT86]/([.$A87]+[.AT$1]*[.AT86])" office:value-type="float" office:value="0.000000000677253355561524">
            <text:p>6,77E-10</text:p>
          </table:table-cell>
          <table:table-cell table:formula="of:=[.AU$1]*[.AU86]/([.$A87]+[.AU$1]*[.AU86])" office:value-type="float" office:value="0.000000001932050824419">
            <text:p>1,93E-09</text:p>
          </table:table-cell>
          <table:table-cell table:formula="of:=[.AV$1]*[.AV86]/([.$A87]+[.AV$1]*[.AV86])" office:value-type="float" office:value="0.00000000525234332835944">
            <text:p>5,25E-09</text:p>
          </table:table-cell>
          <table:table-cell table:formula="of:=[.AW$1]*[.AW86]/([.$A87]+[.AW$1]*[.AW86])" office:value-type="float" office:value="0.0000000136369549478281">
            <text:p>1,36E-08</text:p>
          </table:table-cell>
          <table:table-cell table:formula="of:=[.AX$1]*[.AX86]/([.$A87]+[.AX$1]*[.AX86])" office:value-type="float" office:value="0.0000000338851258613229">
            <text:p>3,39E-08</text:p>
          </table:table-cell>
          <table:table-cell table:formula="of:=[.AY$1]*[.AY86]/([.$A87]+[.AY$1]*[.AY86])" office:value-type="float" office:value="0.0000000807358955059357">
            <text:p>8,07E-08</text:p>
          </table:table-cell>
          <table:table-cell table:formula="of:=[.AZ$1]*[.AZ86]/([.$A87]+[.AZ$1]*[.AZ86])" office:value-type="float" office:value="0.000000184788300466917">
            <text:p>1,85E-07</text:p>
          </table:table-cell>
          <table:table-cell table:formula="of:=[.BA$1]*[.BA86]/([.$A87]+[.BA$1]*[.BA86])" office:value-type="float" office:value="0.00000040697465555725">
            <text:p>4,07E-07</text:p>
          </table:table-cell>
          <table:table-cell table:formula="of:=[.BB$1]*[.BB86]/([.$A87]+[.BB$1]*[.BB86])" office:value-type="float" office:value="0.000000863842908331614">
            <text:p>8,64E-07</text:p>
          </table:table-cell>
          <table:table-cell table:formula="of:=[.BC$1]*[.BC86]/([.$A87]+[.BC$1]*[.BC86])" office:value-type="float" office:value="0.00000176980087981305">
            <text:p>1,77E-06</text:p>
          </table:table-cell>
          <table:table-cell office:value-type="float" office:value="85">
            <text:p>85</text:p>
          </table:table-cell>
          <table:table-cell table:formula="of:=[.BE$1]*[.BE86]/([.$A87]+[.BE$1]*[.BE86])" office:value-type="float" office:value="0.00000350465788974548">
            <text:p>3,50E-06</text:p>
          </table:table-cell>
          <table:table-cell table:formula="of:=[.BF$1]*[.BF86]/([.$A87]+[.BF$1]*[.BF86])" office:value-type="float" office:value="0.00000671695655412249">
            <text:p>6,72E-06</text:p>
          </table:table-cell>
          <table:table-cell table:formula="of:=[.BG$1]*[.BG86]/([.$A87]+[.BG$1]*[.BG86])" office:value-type="float" office:value="0.0000124751798126061">
            <text:p>1,25E-05</text:p>
          </table:table-cell>
          <table:table-cell table:formula="of:=[.BH$1]*[.BH86]/([.$A87]+[.BH$1]*[.BH86])" office:value-type="float" office:value="0.0000224791765120667">
            <text:p>2,25E-05</text:p>
          </table:table-cell>
          <table:table-cell table:formula="of:=[.BI$1]*[.BI86]/([.$A87]+[.BI$1]*[.BI86])" office:value-type="float" office:value="0.0000393421466807191">
            <text:p>3,93E-05</text:p>
          </table:table-cell>
          <table:table-cell table:formula="of:=[.BJ$1]*[.BJ86]/([.$A87]+[.BJ$1]*[.BJ86])" office:value-type="float" office:value="0.0000669483477791968">
            <text:p>6,69E-05</text:p>
          </table:table-cell>
          <table:table-cell table:formula="of:=[.BK$1]*[.BK86]/([.$A87]+[.BK$1]*[.BK86])" office:value-type="float" office:value="0.000110882681082488">
            <text:p>1,11E-04</text:p>
          </table:table-cell>
          <table:table-cell table:formula="of:=[.BL$1]*[.BL86]/([.$A87]+[.BL$1]*[.BL86])" office:value-type="float" office:value="0.000178915449588938">
            <text:p>1,79E-04</text:p>
          </table:table-cell>
          <table:table-cell table:formula="of:=[.BM$1]*[.BM86]/([.$A87]+[.BM$1]*[.BM86])" office:value-type="float" office:value="0.000281509725902858">
            <text:p>2,82E-04</text:p>
          </table:table-cell>
          <table:table-cell table:formula="of:=[.BN$1]*[.BN86]/([.$A87]+[.BN$1]*[.BN86])" office:value-type="float" office:value="0.000432301941882286">
            <text:p>4,32E-04</text:p>
          </table:table-cell>
          <table:table-cell office:value-type="float" office:value="85">
            <text:p>85</text:p>
          </table:table-cell>
          <table:table-cell table:formula="of:=[.BP$1]*[.BP86]/([.$A87]+[.BP$1]*[.BP86])" office:value-type="float" office:value="0.000648491619404401">
            <text:p>6,48E-04</text:p>
          </table:table-cell>
          <table:table-cell table:formula="of:=[.BQ$1]*[.BQ86]/([.$A87]+[.BQ$1]*[.BQ86])" office:value-type="float" office:value="0.000951067425698586">
            <text:p>9,51E-04</text:p>
          </table:table-cell>
          <table:table-cell table:formula="of:=[.BR$1]*[.BR86]/([.$A87]+[.BR$1]*[.BR86])" office:value-type="float" office:value="0.00136479773405843">
            <text:p>1,36E-03</text:p>
          </table:table-cell>
          <table:table-cell table:formula="of:=[.BS$1]*[.BS86]/([.$A87]+[.BS$1]*[.BS86])" office:value-type="float" office:value="0.00191792729178706">
            <text:p>1,92E-03</text:p>
          </table:table-cell>
          <table:table-cell table:formula="of:=[.BT$1]*[.BT86]/([.$A87]+[.BT$1]*[.BT86])" office:value-type="float" office:value="0.00264154797329211">
            <text:p>2,64E-03</text:p>
          </table:table-cell>
          <table:table-cell table:formula="of:=[.BU$1]*[.BU86]/([.$A87]+[.BU$1]*[.BU86])" office:value-type="float" office:value="0.00356864855792888">
            <text:p>3,57E-03</text:p>
          </table:table-cell>
          <table:table-cell table:formula="of:=[.BV$1]*[.BV86]/([.$A87]+[.BV$1]*[.BV86])" office:value-type="float" office:value="0.00473289070409918">
            <text:p>4,73E-03</text:p>
          </table:table-cell>
          <table:table-cell table:formula="of:=[.BW$1]*[.BW86]/([.$A87]+[.BW$1]*[.BW86])" office:value-type="float" office:value="0.00616719838699511">
            <text:p>6,17E-03</text:p>
          </table:table-cell>
          <table:table-cell table:formula="of:=[.BX$1]*[.BX86]/([.$A87]+[.BX$1]*[.BX86])" office:value-type="float" office:value="0.00790227818439024">
            <text:p>7,90E-03</text:p>
          </table:table-cell>
          <table:table-cell table:formula="of:=[.BY$1]*[.BY86]/([.$A87]+[.BY$1]*[.BY86])" office:value-type="float" office:value="0.0099652016659259">
            <text:p>9,97E-03</text:p>
          </table:table-cell>
          <table:table-cell office:value-type="float" office:value="85">
            <text:p>85</text:p>
          </table:table-cell>
          <table:table-cell table:formula="of:=[.CA$1]*[.CA86]/([.$A87]+[.CA$1]*[.CA86])" office:value-type="float" office:value="0.0123781757929235">
            <text:p>1,24E-02</text:p>
          </table:table-cell>
          <table:table-cell table:formula="of:=[.CB$1]*[.CB86]/([.$A87]+[.CB$1]*[.CB86])" office:value-type="float" office:value="0.0151576038056124">
            <text:p>1,52E-02</text:p>
          </table:table-cell>
          <table:table-cell table:formula="of:=[.CC$1]*[.CC86]/([.$A87]+[.CC$1]*[.CC86])" office:value-type="float" office:value="0.0183135024373666">
            <text:p>1,83E-02</text:p>
          </table:table-cell>
          <table:table-cell table:formula="of:=[.CD$1]*[.CD86]/([.$A87]+[.CD$1]*[.CD86])" office:value-type="float" office:value="0.02184929865096">
            <text:p>2,18E-02</text:p>
          </table:table-cell>
          <table:table-cell table:formula="of:=[.CE$1]*[.CE86]/([.$A87]+[.CE$1]*[.CE86])" office:value-type="float" office:value="0.0257619880415759">
            <text:p>2,58E-02</text:p>
          </table:table-cell>
          <table:table-cell table:formula="of:=[.CF$1]*[.CF86]/([.$A87]+[.CF$1]*[.CF86])" office:value-type="float" office:value="0.0300426038170067">
            <text:p>3,00E-02</text:p>
          </table:table-cell>
          <table:table-cell table:formula="of:=[.CG$1]*[.CG86]/([.$A87]+[.CG$1]*[.CG86])" office:value-type="float" office:value="0.0346769235597867">
            <text:p>3,47E-02</text:p>
          </table:table-cell>
          <table:table-cell table:formula="of:=[.CH$1]*[.CH86]/([.$A87]+[.CH$1]*[.CH86])" office:value-type="float" office:value="0.0396463317247193">
            <text:p>3,96E-02</text:p>
          </table:table-cell>
          <table:table-cell table:formula="of:=[.CI$1]*[.CI86]/([.$A87]+[.CI$1]*[.CI86])" office:value-type="float" office:value="0.04492875762246">
            <text:p>4,49E-02</text:p>
          </table:table-cell>
          <table:table-cell table:formula="of:=[.CJ$1]*[.CJ86]/([.$A87]+[.CJ$1]*[.CJ86])" office:value-type="float" office:value="0.0504996186219107">
            <text:p>5,05E-02</text:p>
          </table:table-cell>
          <table:table-cell office:value-type="float" office:value="85">
            <text:p>85</text:p>
          </table:table-cell>
          <table:table-cell table:formula="of:=[.CL$1]*[.CL86]/([.$A87]+[.CL$1]*[.CL86])" office:value-type="float" office:value="0.0563327130961369">
            <text:p>5,63E-02</text:p>
          </table:table-cell>
          <table:table-cell table:formula="of:=[.CM$1]*[.CM86]/([.$A87]+[.CM$1]*[.CM86])" office:value-type="float" office:value="0.0624010241134279">
            <text:p>6,24E-02</text:p>
          </table:table-cell>
          <table:table-cell table:formula="of:=[.CN$1]*[.CN86]/([.$A87]+[.CN$1]*[.CN86])" office:value-type="float" office:value="0.0686774106212157">
            <text:p>6,87E-02</text:p>
          </table:table-cell>
          <table:table-cell table:formula="of:=[.CO$1]*[.CO86]/([.$A87]+[.CO$1]*[.CO86])" office:value-type="float" office:value="0.0751351763400932">
            <text:p>7,51E-02</text:p>
          </table:table-cell>
          <table:table-cell table:formula="of:=[.CP$1]*[.CP86]/([.$A87]+[.CP$1]*[.CP86])" office:value-type="float" office:value="0.0817485170425352">
            <text:p>8,17E-02</text:p>
          </table:table-cell>
          <table:table-cell table:formula="of:=[.CQ$1]*[.CQ86]/([.$A87]+[.CQ$1]*[.CQ86])" office:value-type="float" office:value="0.0884928542290944">
            <text:p>8,85E-02</text:p>
          </table:table-cell>
          <table:table-cell table:formula="of:=[.CR$1]*[.CR86]/([.$A87]+[.CR$1]*[.CR86])" office:value-type="float" office:value="0.0953450677374471">
            <text:p>9,53E-02</text:p>
          </table:table-cell>
          <table:table-cell table:formula="of:=[.CS$1]*[.CS86]/([.$A87]+[.CS$1]*[.CS86])" office:value-type="float" office:value="0.102283642043292">
            <text:p>1,02E-01</text:p>
          </table:table-cell>
          <table:table-cell table:formula="of:=[.CT$1]*[.CT86]/([.$A87]+[.CT$1]*[.CT86])" office:value-type="float" office:value="0.109288741516147">
            <text:p>1,09E-01</text:p>
          </table:table-cell>
          <table:table-cell table:formula="of:=[.CU$1]*[.CU86]/([.$A87]+[.CU$1]*[.CU86])" office:value-type="float" office:value="0.116342229222349">
            <text:p>1,16E-01</text:p>
          </table:table-cell>
          <table:table-cell office:value-type="float" office:value="85">
            <text:p>85</text:p>
          </table:table-cell>
          <table:table-cell table:formula="of:=[.CW$1]*[.CW86]/([.$A87]+[.CW$1]*[.CW86])" office:value-type="float" office:value="0.123427642480926">
            <text:p>1,23E-01</text:p>
          </table:table-cell>
          <table:table-cell table:formula="of:=[.CX$1]*[.CX86]/([.$A87]+[.CX$1]*[.CX86])" office:value-type="float" office:value="0.130530136630083">
            <text:p>1,31E-01</text:p>
          </table:table-cell>
          <table:table-cell table:formula="of:=[.CY$1]*[.CY86]/([.$A87]+[.CY$1]*[.CY86])" office:value-type="float" office:value="0.137636406606849">
            <text:p>1,38E-01</text:p>
          </table:table-cell>
          <table:table-cell table:formula="of:=[.CZ$1]*[.CZ86]/([.$A87]+[.CZ$1]*[.CZ86])" office:value-type="float" office:value="0.144734594147042">
            <text:p>1,45E-01</text:p>
          </table:table-cell>
          <table:table-cell table:formula="of:=[.DA$1]*[.DA86]/([.$A87]+[.DA$1]*[.DA86])" office:value-type="float" office:value="0.151814186776375">
            <text:p>1,52E-01</text:p>
          </table:table-cell>
          <table:table-cell table:formula="of:=[.DB$1]*[.DB86]/([.$A87]+[.DB$1]*[.DB86])" office:value-type="float" office:value="0.158865913335264">
            <text:p>1,59E-01</text:p>
          </table:table-cell>
          <table:table-cell table:formula="of:=[.DC$1]*[.DC86]/([.$A87]+[.DC$1]*[.DC86])" office:value-type="float" office:value="0.165881639574561">
            <text:p>1,66E-01</text:p>
          </table:table-cell>
          <table:table-cell table:formula="of:=[.DD$1]*[.DD86]/([.$A87]+[.DD$1]*[.DD86])" office:value-type="float" office:value="0.172854266370346">
            <text:p>1,73E-01</text:p>
          </table:table-cell>
          <table:table-cell table:formula="of:=[.DE$1]*[.DE86]/([.$A87]+[.DE$1]*[.DE86])" office:value-type="float" office:value="0.17977763231368">
            <text:p>1,80E-01</text:p>
          </table:table-cell>
          <table:table-cell table:formula="of:=[.DF$1]*[.DF86]/([.$A87]+[.DF$1]*[.DF86])" office:value-type="float" office:value="0.186646421810965">
            <text:p>1,87E-01</text:p>
          </table:table-cell>
          <table:table-cell table:number-columns-repeated="146"/>
        </table:table-row>
        <table:table-row table:style-name="ro1">
          <table:table-cell office:value-type="float" office:value="86">
            <text:p>86</text:p>
          </table:table-cell>
          <table:table-cell table:formula="of:=[.$C$1]*[.B87]/([.$A88]+[.$C$1]*[.B87])" office:value-type="float" office:value="3.80684486816466E-106">
            <text:p>3,81E-106</text:p>
          </table:table-cell>
          <table:table-cell table:formula="of:=[.$C$1]*[.C87]/([.$A88]+[.$C$1]*[.C87])" office:value-type="float" office:value="4.32204529663557E-106">
            <text:p>4,32E-106</text:p>
          </table:table-cell>
          <table:table-cell table:formula="of:=[.$D$1]*[.D87]/([.$A88]+[.$D$1]*[.D87])" office:value-type="float" office:value="2.214333911023E-091">
            <text:p>2,21E-91</text:p>
          </table:table-cell>
          <table:table-cell table:formula="of:=[.$E$1]*[.E87]/([.$A88]+[.$E$1]*[.E87])" office:value-type="float" office:value="4.52563972031264E-081">
            <text:p>4,53E-81</text:p>
          </table:table-cell>
          <table:table-cell table:formula="of:=[.$F$1]*[.F87]/([.$A88]+[.$F$1]*[.F87])" office:value-type="float" office:value="3.59456725890769E-073">
            <text:p>3,59E-73</text:p>
          </table:table-cell>
          <table:table-cell table:formula="of:=[.$G$1]*[.G87]/([.$A88]+[.$G$1]*[.G87])" office:value-type="float" office:value="8.52980872283213E-067">
            <text:p>8,53E-67</text:p>
          </table:table-cell>
          <table:table-cell table:formula="of:=[.$H$1]*[.H87]/([.$A88]+[.$H$1]*[.H87])" office:value-type="float" office:value="1.79501763136524E-061">
            <text:p>1,80E-61</text:p>
          </table:table-cell>
          <table:table-cell table:formula="of:=[.I$1]*[.I87]/([.$A88]+[.I$1]*[.I87])" office:value-type="float" office:value="6.41330178970612E-057">
            <text:p>6,41E-57</text:p>
          </table:table-cell>
          <table:table-cell table:formula="of:=[.J$1]*[.J87]/([.$A88]+[.J$1]*[.J87])" office:value-type="float" office:value="5.91431055912375E-053">
            <text:p>5,91E-53</text:p>
          </table:table-cell>
          <table:table-cell table:formula="of:=[.K$1]*[.K87]/([.$A88]+[.K$1]*[.K87])" office:value-type="float" office:value="1.87393201882059E-049">
            <text:p>1,87E-49</text:p>
          </table:table-cell>
          <table:table-cell office:value-type="float" office:value="86">
            <text:p>86</text:p>
          </table:table-cell>
          <table:table-cell table:formula="of:=[.M$1]*[.M87]/([.$A88]+[.M$1]*[.M87])" office:value-type="float" office:value="2.50167145724915E-046">
            <text:p>2,50E-46</text:p>
          </table:table-cell>
          <table:table-cell table:formula="of:=[.N$1]*[.N87]/([.$A88]+[.N$1]*[.N87])" office:value-type="float" office:value="1.63588220458007E-043">
            <text:p>1,64E-43</text:p>
          </table:table-cell>
          <table:table-cell table:formula="of:=[.O$1]*[.O87]/([.$A88]+[.O$1]*[.O87])" office:value-type="float" office:value="5.87487572981093E-041">
            <text:p>5,87E-41</text:p>
          </table:table-cell>
          <table:table-cell table:formula="of:=[.P$1]*[.P87]/([.$A88]+[.P$1]*[.P87])" office:value-type="float" office:value="1.26644686284306E-038">
            <text:p>1,27E-38</text:p>
          </table:table-cell>
          <table:table-cell table:formula="of:=[.Q$1]*[.Q87]/([.$A88]+[.Q$1]*[.Q87])" office:value-type="float" office:value="1.7584486923428E-036">
            <text:p>1,76E-36</text:p>
          </table:table-cell>
          <table:table-cell table:formula="of:=[.R$1]*[.R87]/([.$A88]+[.R$1]*[.R87])" office:value-type="float" office:value="1.66458297634728E-034">
            <text:p>1,66E-34</text:p>
          </table:table-cell>
          <table:table-cell table:formula="of:=[.S$1]*[.S87]/([.$A88]+[.S$1]*[.S87])" office:value-type="float" office:value="1.12538130682558E-032">
            <text:p>1,13E-32</text:p>
          </table:table-cell>
          <table:table-cell table:formula="of:=[.T$1]*[.T87]/([.$A88]+[.T$1]*[.T87])" office:value-type="float" office:value="5.64720320632477E-031">
            <text:p>5,65E-31</text:p>
          </table:table-cell>
          <table:table-cell table:formula="of:=[.U$1]*[.U87]/([.$A88]+[.U$1]*[.U87])" office:value-type="float" office:value="2.17226685974463E-029">
            <text:p>2,17E-29</text:p>
          </table:table-cell>
          <table:table-cell table:formula="of:=[.V$1]*[.V87]/([.$A88]+[.V$1]*[.V87])" office:value-type="float" office:value="6.58246623234902E-028">
            <text:p>6,58E-28</text:p>
          </table:table-cell>
          <table:table-cell office:value-type="float" office:value="86">
            <text:p>86</text:p>
          </table:table-cell>
          <table:table-cell table:formula="of:=[.X$1]*[.X87]/([.$A88]+[.X$1]*[.X87])" office:value-type="float" office:value="1.60832524170419E-026">
            <text:p>1,61E-26</text:p>
          </table:table-cell>
          <table:table-cell table:formula="of:=[.Y$1]*[.Y87]/([.$A88]+[.Y$1]*[.Y87])" office:value-type="float" office:value="3.23273868041105E-025">
            <text:p>3,23E-25</text:p>
          </table:table-cell>
          <table:table-cell table:formula="of:=[.Z$1]*[.Z87]/([.$A88]+[.Z$1]*[.Z87])" office:value-type="float" office:value="5.43900508170911E-024">
            <text:p>5,44E-24</text:p>
          </table:table-cell>
          <table:table-cell table:formula="of:=[.AA$1]*[.AA87]/([.$A88]+[.AA$1]*[.AA87])" office:value-type="float" office:value="7.77674524566887E-023">
            <text:p>7,78E-23</text:p>
          </table:table-cell>
          <table:table-cell table:formula="of:=[.AB$1]*[.AB87]/([.$A88]+[.AB$1]*[.AB87])" office:value-type="float" office:value="9.57585032124632E-022">
            <text:p>9,58E-22</text:p>
          </table:table-cell>
          <table:table-cell table:formula="of:=[.AC$1]*[.AC87]/([.$A88]+[.AC$1]*[.AC87])" office:value-type="float" office:value="1.02742480549903E-020">
            <text:p>1,03E-20</text:p>
          </table:table-cell>
          <table:table-cell table:formula="of:=[.AD$1]*[.AD87]/([.$A88]+[.AD$1]*[.AD87])" office:value-type="float" office:value="9.70580042976506E-020">
            <text:p>9,71E-20</text:p>
          </table:table-cell>
          <table:table-cell table:formula="of:=[.AE$1]*[.AE87]/([.$A88]+[.AE$1]*[.AE87])" office:value-type="float" office:value="8.14786553120852E-019">
            <text:p>8,15E-19</text:p>
          </table:table-cell>
          <table:table-cell table:formula="of:=[.AF$1]*[.AF87]/([.$A88]+[.AF$1]*[.AF87])" office:value-type="float" office:value="6.12895587878632E-018">
            <text:p>6,13E-18</text:p>
          </table:table-cell>
          <table:table-cell table:formula="of:=[.AG$1]*[.AG87]/([.$A88]+[.AG$1]*[.AG87])" office:value-type="float" office:value="4.16190439520742E-017">
            <text:p>4,16E-17</text:p>
          </table:table-cell>
          <table:table-cell office:value-type="float" office:value="86">
            <text:p>86</text:p>
          </table:table-cell>
          <table:table-cell table:formula="of:=[.AI$1]*[.AI87]/([.$A88]+[.AI$1]*[.AI87])" office:value-type="float" office:value="2.56847522870405E-016">
            <text:p>2,57E-16</text:p>
          </table:table-cell>
          <table:table-cell table:formula="of:=[.AJ$1]*[.AJ87]/([.$A88]+[.AJ$1]*[.AJ87])" office:value-type="float" office:value="1.44935030234645E-015">
            <text:p>1,45E-15</text:p>
          </table:table-cell>
          <table:table-cell table:formula="of:=[.AK$1]*[.AK87]/([.$A88]+[.AK$1]*[.AK87])" office:value-type="float" office:value="7.51933748749728E-015">
            <text:p>7,52E-15</text:p>
          </table:table-cell>
          <table:table-cell table:formula="of:=[.AL$1]*[.AL87]/([.$A88]+[.AL$1]*[.AL87])" office:value-type="float" office:value="0.000000000000036047332440355">
            <text:p>3,60E-14</text:p>
          </table:table-cell>
          <table:table-cell table:formula="of:=[.AM$1]*[.AM87]/([.$A88]+[.AM$1]*[.AM87])" office:value-type="float" office:value="0.000000000000160414491279398">
            <text:p>1,60E-13</text:p>
          </table:table-cell>
          <table:table-cell table:formula="of:=[.AN$1]*[.AN87]/([.$A88]+[.AN$1]*[.AN87])" office:value-type="float" office:value="0.000000000000665445309652037">
            <text:p>6,65E-13</text:p>
          </table:table-cell>
          <table:table-cell table:formula="of:=[.AO$1]*[.AO87]/([.$A88]+[.AO$1]*[.AO87])" office:value-type="float" office:value="0.00000000000258315871009354">
            <text:p>2,58E-12</text:p>
          </table:table-cell>
          <table:table-cell table:formula="of:=[.AP$1]*[.AP87]/([.$A88]+[.AP$1]*[.AP87])" office:value-type="float" office:value="0.00000000000941667642673077">
            <text:p>9,42E-12</text:p>
          </table:table-cell>
          <table:table-cell table:formula="of:=[.AQ$1]*[.AQ87]/([.$A88]+[.AQ$1]*[.AQ87])" office:value-type="float" office:value="0.0000000000323422374213627">
            <text:p>3,23E-11</text:p>
          </table:table-cell>
          <table:table-cell table:formula="of:=[.AR$1]*[.AR87]/([.$A88]+[.AR$1]*[.AR87])" office:value-type="float" office:value="0.000000000104973246536443">
            <text:p>1,05E-10</text:p>
          </table:table-cell>
          <table:table-cell office:value-type="float" office:value="86">
            <text:p>86</text:p>
          </table:table-cell>
          <table:table-cell table:formula="of:=[.AT$1]*[.AT87]/([.$A88]+[.AT$1]*[.AT87])" office:value-type="float" office:value="0.000000000322876599640198">
            <text:p>3,23E-10</text:p>
          </table:table-cell>
          <table:table-cell table:formula="of:=[.AU$1]*[.AU87]/([.$A88]+[.AU$1]*[.AU87])" office:value-type="float" office:value="0.00000000094355970405851">
            <text:p>9,44E-10</text:p>
          </table:table-cell>
          <table:table-cell table:formula="of:=[.AV$1]*[.AV87]/([.$A88]+[.AV$1]*[.AV87])" office:value-type="float" office:value="0.00000000262617165728294">
            <text:p>2,63E-09</text:p>
          </table:table-cell>
          <table:table-cell table:formula="of:=[.AW$1]*[.AW87]/([.$A88]+[.AW$1]*[.AW87])" office:value-type="float" office:value="0.00000000697704666881425">
            <text:p>6,98E-09</text:p>
          </table:table-cell>
          <table:table-cell table:formula="of:=[.AX$1]*[.AX87]/([.$A88]+[.AX$1]*[.AX87])" office:value-type="float" office:value="0.0000000177305887991091">
            <text:p>1,77E-08</text:p>
          </table:table-cell>
          <table:table-cell table:formula="of:=[.AY$1]*[.AY87]/([.$A88]+[.AY$1]*[.AY87])" office:value-type="float" office:value="0.0000000431843143359642">
            <text:p>4,32E-08</text:p>
          </table:table-cell>
          <table:table-cell table:formula="of:=[.AZ$1]*[.AZ87]/([.$A88]+[.AZ$1]*[.AZ87])" office:value-type="float" office:value="0.00000010098894470757">
            <text:p>1,01E-07</text:p>
          </table:table-cell>
          <table:table-cell table:formula="of:=[.BA$1]*[.BA87]/([.$A88]+[.BA$1]*[.BA87])" office:value-type="float" office:value="0.000000227148593365691">
            <text:p>2,27E-07</text:p>
          </table:table-cell>
          <table:table-cell table:formula="of:=[.BB$1]*[.BB87]/([.$A88]+[.BB$1]*[.BB87])" office:value-type="float" office:value="0.00000049218932179896">
            <text:p>4,92E-07</text:p>
          </table:table-cell>
          <table:table-cell table:formula="of:=[.BC$1]*[.BC87]/([.$A88]+[.BC$1]*[.BC87])" office:value-type="float" office:value="0.00000102895294114606">
            <text:p>1,03E-06</text:p>
          </table:table-cell>
          <table:table-cell office:value-type="float" office:value="86">
            <text:p>86</text:p>
          </table:table-cell>
          <table:table-cell table:formula="of:=[.BE$1]*[.BE87]/([.$A88]+[.BE$1]*[.BE87])" office:value-type="float" office:value="0.00000207833931278765">
            <text:p>2,08E-06</text:p>
          </table:table-cell>
          <table:table-cell table:formula="of:=[.BF$1]*[.BF87]/([.$A88]+[.BF$1]*[.BF87])" office:value-type="float" office:value="0.00000406139909583515">
            <text:p>4,06E-06</text:p>
          </table:table-cell>
          <table:table-cell table:formula="of:=[.BG$1]*[.BG87]/([.$A88]+[.BG$1]*[.BG87])" office:value-type="float" office:value="0.00000768813310224945">
            <text:p>7,69E-06</text:p>
          </table:table-cell>
          <table:table-cell table:formula="of:=[.BH$1]*[.BH87]/([.$A88]+[.BH$1]*[.BH87])" office:value-type="float" office:value="0.000014114632537727">
            <text:p>1,41E-05</text:p>
          </table:table-cell>
          <table:table-cell table:formula="of:=[.BI$1]*[.BI87]/([.$A88]+[.BI$1]*[.BI87])" office:value-type="float" office:value="0.0000251600421591366">
            <text:p>2,52E-05</text:p>
          </table:table-cell>
          <table:table-cell table:formula="of:=[.BJ$1]*[.BJ87]/([.$A88]+[.BJ$1]*[.BJ87])" office:value-type="float" office:value="0.0000435923725947098">
            <text:p>4,36E-05</text:p>
          </table:table-cell>
          <table:table-cell table:formula="of:=[.BK$1]*[.BK87]/([.$A88]+[.BK$1]*[.BK87])" office:value-type="float" office:value="0.0000734866088761107">
            <text:p>7,35E-05</text:p>
          </table:table-cell>
          <table:table-cell table:formula="of:=[.BL$1]*[.BL87]/([.$A88]+[.BL$1]*[.BL87])" office:value-type="float" office:value="0.000120649349840274">
            <text:p>1,21E-04</text:p>
          </table:table-cell>
          <table:table-cell table:formula="of:=[.BM$1]*[.BM87]/([.$A88]+[.BM$1]*[.BM87])" office:value-type="float" office:value="0.000193091473927007">
            <text:p>1,93E-04</text:p>
          </table:table-cell>
          <table:table-cell table:formula="of:=[.BN$1]*[.BN87]/([.$A88]+[.BN$1]*[.BN87])" office:value-type="float" office:value="0.000301515067209226">
            <text:p>3,02E-04</text:p>
          </table:table-cell>
          <table:table-cell office:value-type="float" office:value="86">
            <text:p>86</text:p>
          </table:table-cell>
          <table:table-cell table:formula="of:=[.BP$1]*[.BP87]/([.$A88]+[.BP$1]*[.BP87])" office:value-type="float" office:value="0.000459765132554788">
            <text:p>4,60E-04</text:p>
          </table:table-cell>
          <table:table-cell table:formula="of:=[.BQ$1]*[.BQ87]/([.$A88]+[.BQ$1]*[.BQ87])" office:value-type="float" office:value="0.000685183462112592">
            <text:p>6,85E-04</text:p>
          </table:table-cell>
          <table:table-cell table:formula="of:=[.BR$1]*[.BR87]/([.$A88]+[.BR$1]*[.BR87])" office:value-type="float" office:value="0.000998795099865916">
            <text:p>9,99E-04</text:p>
          </table:table-cell>
          <table:table-cell table:formula="of:=[.BS$1]*[.BS87]/([.$A88]+[.BS$1]*[.BS87])" office:value-type="float" office:value="0.00142526046202719">
            <text:p>1,43E-03</text:p>
          </table:table-cell>
          <table:table-cell table:formula="of:=[.BT$1]*[.BT87]/([.$A88]+[.BT$1]*[.BT87])" office:value-type="float" office:value="0.00199254067207762">
            <text:p>1,99E-03</text:p>
          </table:table-cell>
          <table:table-cell table:formula="of:=[.BU$1]*[.BU87]/([.$A88]+[.BU$1]*[.BU87])" office:value-type="float" office:value="0.00273125013118296">
            <text:p>2,73E-03</text:p>
          </table:table-cell>
          <table:table-cell table:formula="of:=[.BV$1]*[.BV87]/([.$A88]+[.BV$1]*[.BV87])" office:value-type="float" office:value="0.0036737061794915">
            <text:p>3,67E-03</text:p>
          </table:table-cell>
          <table:table-cell table:formula="of:=[.BW$1]*[.BW87]/([.$A88]+[.BW$1]*[.BW87])" office:value-type="float" office:value="0.00485272564228397">
            <text:p>4,85E-03</text:p>
          </table:table-cell>
          <table:table-cell table:formula="of:=[.BX$1]*[.BX87]/([.$A88]+[.BX$1]*[.BX87])" office:value-type="float" office:value="0.00630025506188193">
            <text:p>6,30E-03</text:p>
          </table:table-cell>
          <table:table-cell table:formula="of:=[.BY$1]*[.BY87]/([.$A88]+[.BY$1]*[.BY87])" office:value-type="float" office:value="0.00804594827689203">
            <text:p>8,05E-03</text:p>
          </table:table-cell>
          <table:table-cell office:value-type="float" office:value="86">
            <text:p>86</text:p>
          </table:table-cell>
          <table:table-cell table:formula="of:=[.CA$1]*[.CA87]/([.$A88]+[.CA$1]*[.CA87])" office:value-type="float" office:value="0.0101158161788381">
            <text:p>1,01E-02</text:p>
          </table:table-cell>
          <table:table-cell table:formula="of:=[.CB$1]*[.CB87]/([.$A88]+[.CB$1]*[.CB87])" office:value-type="float" office:value="0.0125310665830478">
            <text:p>1,25E-02</text:p>
          </table:table-cell>
          <table:table-cell table:formula="of:=[.CC$1]*[.CC87]/([.$A88]+[.CC$1]*[.CC87])" office:value-type="float" office:value="0.0153072286417196">
            <text:p>1,53E-02</text:p>
          </table:table-cell>
          <table:table-cell table:formula="of:=[.CD$1]*[.CD87]/([.$A88]+[.CD$1]*[.CD87])" office:value-type="float" office:value="0.0184536209100163">
            <text:p>1,85E-02</text:p>
          </table:table-cell>
          <table:table-cell table:formula="of:=[.CE$1]*[.CE87]/([.$A88]+[.CE$1]*[.CE87])" office:value-type="float" office:value="0.0219731818547089">
            <text:p>2,20E-02</text:p>
          </table:table-cell>
          <table:table-cell table:formula="of:=[.CF$1]*[.CF87]/([.$A88]+[.CF$1]*[.CF87])" office:value-type="float" office:value="0.0258626432906211">
            <text:p>2,59E-02</text:p>
          </table:table-cell>
          <table:table-cell table:formula="of:=[.CG$1]*[.CG87]/([.$A88]+[.CG$1]*[.CG87])" office:value-type="float" office:value="0.03011299658023">
            <text:p>3,01E-02</text:p>
          </table:table-cell>
          <table:table-cell table:formula="of:=[.CH$1]*[.CH87]/([.$A88]+[.CH$1]*[.CH87])" office:value-type="float" office:value="0.034710181709559">
            <text:p>3,47E-02</text:p>
          </table:table-cell>
          <table:table-cell table:formula="of:=[.CI$1]*[.CI87]/([.$A88]+[.CI$1]*[.CI87])" office:value-type="float" office:value="0.0396359212662435">
            <text:p>3,96E-02</text:p>
          </table:table-cell>
          <table:table-cell table:formula="of:=[.CJ$1]*[.CJ87]/([.$A88]+[.CJ$1]*[.CJ87])" office:value-type="float" office:value="0.0448686234862911">
            <text:p>4,49E-02</text:p>
          </table:table-cell>
          <table:table-cell office:value-type="float" office:value="86">
            <text:p>86</text:p>
          </table:table-cell>
          <table:table-cell table:formula="of:=[.CL$1]*[.CL87]/([.$A88]+[.CL$1]*[.CL87])" office:value-type="float" office:value="0.0503842881977637">
            <text:p>5,04E-02</text:p>
          </table:table-cell>
          <table:table-cell table:formula="of:=[.CM$1]*[.CM87]/([.$A88]+[.CM$1]*[.CM87])" office:value-type="float" office:value="0.0561573635307349">
            <text:p>5,62E-02</text:p>
          </table:table-cell>
          <table:table-cell table:formula="of:=[.CN$1]*[.CN87]/([.$A88]+[.CN$1]*[.CN87])" office:value-type="float" office:value="0.0621615167955254">
            <text:p>6,22E-02</text:p>
          </table:table-cell>
          <table:table-cell table:formula="of:=[.CO$1]*[.CO87]/([.$A88]+[.CO$1]*[.CO87])" office:value-type="float" office:value="0.068370297731873">
            <text:p>6,84E-02</text:p>
          </table:table-cell>
          <table:table-cell table:formula="of:=[.CP$1]*[.CP87]/([.$A88]+[.CP$1]*[.CP87])" office:value-type="float" office:value="0.0747576849815106">
            <text:p>7,48E-02</text:p>
          </table:table-cell>
          <table:table-cell table:formula="of:=[.CQ$1]*[.CQ87]/([.$A88]+[.CQ$1]*[.CQ87])" office:value-type="float" office:value="0.0812985164627176">
            <text:p>8,13E-02</text:p>
          </table:table-cell>
          <table:table-cell table:formula="of:=[.CR$1]*[.CR87]/([.$A88]+[.CR$1]*[.CR87])" office:value-type="float" office:value="0.0879688112329565">
            <text:p>8,80E-02</text:p>
          </table:table-cell>
          <table:table-cell table:formula="of:=[.CS$1]*[.CS87]/([.$A88]+[.CS$1]*[.CS87])" office:value-type="float" office:value="0.0947459946978932">
            <text:p>9,47E-02</text:p>
          </table:table-cell>
          <table:table-cell table:formula="of:=[.CT$1]*[.CT87]/([.$A88]+[.CT$1]*[.CT87])" office:value-type="float" office:value="0.101609041141809">
            <text:p>1,02E-01</text:p>
          </table:table-cell>
          <table:table-cell table:formula="of:=[.CU$1]*[.CU87]/([.$A88]+[.CU$1]*[.CU87])" office:value-type="float" office:value="0.108538548054239">
            <text:p>1,09E-01</text:p>
          </table:table-cell>
          <table:table-cell office:value-type="float" office:value="86">
            <text:p>86</text:p>
          </table:table-cell>
          <table:table-cell table:formula="of:=[.CW$1]*[.CW87]/([.$A88]+[.CW$1]*[.CW87])" office:value-type="float" office:value="0.115516756118201">
            <text:p>1,16E-01</text:p>
          </table:table-cell>
          <table:table-cell table:formula="of:=[.CX$1]*[.CX87]/([.$A88]+[.CX$1]*[.CX87])" office:value-type="float" office:value="0.122527527435309">
            <text:p>1,23E-01</text:p>
          </table:table-cell>
          <table:table-cell table:formula="of:=[.CY$1]*[.CY87]/([.$A88]+[.CY$1]*[.CY87])" office:value-type="float" office:value="0.129556292925176">
            <text:p>1,30E-01</text:p>
          </table:table-cell>
          <table:table-cell table:formula="of:=[.CZ$1]*[.CZ87]/([.$A88]+[.CZ$1]*[.CZ87])" office:value-type="float" office:value="0.136589978090015">
            <text:p>1,37E-01</text:p>
          </table:table-cell>
          <table:table-cell table:formula="of:=[.DA$1]*[.DA87]/([.$A88]+[.DA$1]*[.DA87])" office:value-type="float" office:value="0.143616914638928">
            <text:p>1,44E-01</text:p>
          </table:table-cell>
          <table:table-cell table:formula="of:=[.DB$1]*[.DB87]/([.$A88]+[.DB$1]*[.DB87])" office:value-type="float" office:value="0.150626743914971">
            <text:p>1,51E-01</text:p>
          </table:table-cell>
          <table:table-cell table:formula="of:=[.DC$1]*[.DC87]/([.$A88]+[.DC$1]*[.DC87])" office:value-type="float" office:value="0.157610316709505">
            <text:p>1,58E-01</text:p>
          </table:table-cell>
          <table:table-cell table:formula="of:=[.DD$1]*[.DD87]/([.$A88]+[.DD$1]*[.DD87])" office:value-type="float" office:value="0.16455959289816">
            <text:p>1,65E-01</text:p>
          </table:table-cell>
          <table:table-cell table:formula="of:=[.DE$1]*[.DE87]/([.$A88]+[.DE$1]*[.DE87])" office:value-type="float" office:value="0.171467543385702">
            <text:p>1,71E-01</text:p>
          </table:table-cell>
          <table:table-cell table:formula="of:=[.DF$1]*[.DF87]/([.$A88]+[.DF$1]*[.DF87])" office:value-type="float" office:value="0.178328056086046">
            <text:p>1,78E-01</text:p>
          </table:table-cell>
          <table:table-cell table:number-columns-repeated="146"/>
        </table:table-row>
        <table:table-row table:style-name="ro1">
          <table:table-cell office:value-type="float" office:value="87">
            <text:p>87</text:p>
          </table:table-cell>
          <table:table-cell table:formula="of:=[.$C$1]*[.B88]/([.$A89]+[.$C$1]*[.B88])" office:value-type="float" office:value="8.7513675130222E-108">
            <text:p>8,75E-108</text:p>
          </table:table-cell>
          <table:table-cell table:formula="of:=[.$C$1]*[.C88]/([.$A89]+[.$C$1]*[.C88])" office:value-type="float" office:value="9.93573631410475E-108">
            <text:p>9,94E-108</text:p>
          </table:table-cell>
          <table:table-cell table:formula="of:=[.$D$1]*[.D88]/([.$A89]+[.$D$1]*[.D88])" office:value-type="float" office:value="7.6356341759414E-093">
            <text:p>7,64E-93</text:p>
          </table:table-cell>
          <table:table-cell table:formula="of:=[.$E$1]*[.E88]/([.$A89]+[.$E$1]*[.E88])" office:value-type="float" office:value="2.08075389439662E-082">
            <text:p>2,08E-82</text:p>
          </table:table-cell>
          <table:table-cell table:formula="of:=[.$F$1]*[.F88]/([.$A89]+[.$F$1]*[.F88])" office:value-type="float" office:value="2.0658432522458E-074">
            <text:p>2,07E-74</text:p>
          </table:table-cell>
          <table:table-cell table:formula="of:=[.$G$1]*[.G88]/([.$A89]+[.$G$1]*[.G88])" office:value-type="float" office:value="5.88262670540147E-068">
            <text:p>5,88E-68</text:p>
          </table:table-cell>
          <table:table-cell table:formula="of:=[.$H$1]*[.H88]/([.$A89]+[.$H$1]*[.H88])" office:value-type="float" office:value="1.44426705971916E-062">
            <text:p>1,44E-62</text:p>
          </table:table-cell>
          <table:table-cell table:formula="of:=[.I$1]*[.I88]/([.$A89]+[.I$1]*[.I88])" office:value-type="float" office:value="5.89728900202861E-058">
            <text:p>5,90E-58</text:p>
          </table:table-cell>
          <table:table-cell table:formula="of:=[.J$1]*[.J88]/([.$A89]+[.J$1]*[.J88])" office:value-type="float" office:value="6.11825230254181E-054">
            <text:p>6,12E-54</text:p>
          </table:table-cell>
          <table:table-cell table:formula="of:=[.K$1]*[.K88]/([.$A89]+[.K$1]*[.K88])" office:value-type="float" office:value="2.15394484921907E-050">
            <text:p>2,15E-50</text:p>
          </table:table-cell>
          <table:table-cell office:value-type="float" office:value="87">
            <text:p>87</text:p>
          </table:table-cell>
          <table:table-cell table:formula="of:=[.M$1]*[.M88]/([.$A89]+[.M$1]*[.M88])" office:value-type="float" office:value="3.16303287698168E-047">
            <text:p>3,16E-47</text:p>
          </table:table-cell>
          <table:table-cell table:formula="of:=[.N$1]*[.N88]/([.$A89]+[.N$1]*[.N88])" office:value-type="float" office:value="2.25638924769665E-044">
            <text:p>2,26E-44</text:p>
          </table:table-cell>
          <table:table-cell table:formula="of:=[.O$1]*[.O88]/([.$A89]+[.O$1]*[.O88])" office:value-type="float" office:value="8.7785499410968E-042">
            <text:p>8,78E-42</text:p>
          </table:table-cell>
          <table:table-cell table:formula="of:=[.P$1]*[.P88]/([.$A89]+[.P$1]*[.P88])" office:value-type="float" office:value="2.03796046894285E-039">
            <text:p>2,04E-39</text:p>
          </table:table-cell>
          <table:table-cell table:formula="of:=[.Q$1]*[.Q88]/([.$A89]+[.Q$1]*[.Q88])" office:value-type="float" office:value="3.03180809024621E-037">
            <text:p>3,03E-37</text:p>
          </table:table-cell>
          <table:table-cell table:formula="of:=[.R$1]*[.R88]/([.$A89]+[.R$1]*[.R88])" office:value-type="float" office:value="3.06130202546626E-035">
            <text:p>3,06E-35</text:p>
          </table:table-cell>
          <table:table-cell table:formula="of:=[.S$1]*[.S88]/([.$A89]+[.S$1]*[.S88])" office:value-type="float" office:value="2.19902094437182E-033">
            <text:p>2,20E-33</text:p>
          </table:table-cell>
          <table:table-cell table:formula="of:=[.T$1]*[.T88]/([.$A89]+[.T$1]*[.T88])" office:value-type="float" office:value="1.16838687027409E-031">
            <text:p>1,17E-31</text:p>
          </table:table-cell>
          <table:table-cell table:formula="of:=[.U$1]*[.U88]/([.$A89]+[.U$1]*[.U88])" office:value-type="float" office:value="4.7440310730055E-030">
            <text:p>4,74E-30</text:p>
          </table:table-cell>
          <table:table-cell table:formula="of:=[.V$1]*[.V88]/([.$A89]+[.V$1]*[.V88])" office:value-type="float" office:value="1.51321062812621E-028">
            <text:p>1,51E-28</text:p>
          </table:table-cell>
          <table:table-cell office:value-type="float" office:value="87">
            <text:p>87</text:p>
          </table:table-cell>
          <table:table-cell table:formula="of:=[.X$1]*[.X88]/([.$A89]+[.X$1]*[.X88])" office:value-type="float" office:value="3.88216437652736E-027">
            <text:p>3,88E-27</text:p>
          </table:table-cell>
          <table:table-cell table:formula="of:=[.Y$1]*[.Y88]/([.$A89]+[.Y$1]*[.Y88])" office:value-type="float" office:value="8.17474149069461E-026">
            <text:p>8,17E-26</text:p>
          </table:table-cell>
          <table:table-cell table:formula="of:=[.Z$1]*[.Z88]/([.$A89]+[.Z$1]*[.Z88])" office:value-type="float" office:value="1.43789789516448E-024">
            <text:p>1,44E-24</text:p>
          </table:table-cell>
          <table:table-cell table:formula="of:=[.AA$1]*[.AA88]/([.$A89]+[.AA$1]*[.AA88])" office:value-type="float" office:value="2.14530903328796E-023">
            <text:p>2,15E-23</text:p>
          </table:table-cell>
          <table:table-cell table:formula="of:=[.AB$1]*[.AB88]/([.$A89]+[.AB$1]*[.AB88])" office:value-type="float" office:value="2.75168112679492E-022">
            <text:p>2,75E-22</text:p>
          </table:table-cell>
          <table:table-cell table:formula="of:=[.AC$1]*[.AC88]/([.$A89]+[.AC$1]*[.AC88])" office:value-type="float" office:value="3.0704649359741E-021">
            <text:p>3,07E-21</text:p>
          </table:table-cell>
          <table:table-cell table:formula="of:=[.AD$1]*[.AD88]/([.$A89]+[.AD$1]*[.AD88])" office:value-type="float" office:value="3.01214496096157E-020">
            <text:p>3,01E-20</text:p>
          </table:table-cell>
          <table:table-cell table:formula="of:=[.AE$1]*[.AE88]/([.$A89]+[.AE$1]*[.AE88])" office:value-type="float" office:value="2.62230155027401E-019">
            <text:p>2,62E-19</text:p>
          </table:table-cell>
          <table:table-cell table:formula="of:=[.AF$1]*[.AF88]/([.$A89]+[.AF$1]*[.AF88])" office:value-type="float" office:value="2.04298529292877E-018">
            <text:p>2,04E-18</text:p>
          </table:table-cell>
          <table:table-cell table:formula="of:=[.AG$1]*[.AG88]/([.$A89]+[.AG$1]*[.AG88])" office:value-type="float" office:value="1.43513944662325E-017">
            <text:p>1,44E-17</text:p>
          </table:table-cell>
          <table:table-cell office:value-type="float" office:value="87">
            <text:p>87</text:p>
          </table:table-cell>
          <table:table-cell table:formula="of:=[.AI$1]*[.AI88]/([.$A89]+[.AI$1]*[.AI88])" office:value-type="float" office:value="9.15203817124433E-017">
            <text:p>9,15E-17</text:p>
          </table:table-cell>
          <table:table-cell table:formula="of:=[.AJ$1]*[.AJ88]/([.$A89]+[.AJ$1]*[.AJ88])" office:value-type="float" office:value="5.33094364081452E-016">
            <text:p>5,33E-16</text:p>
          </table:table-cell>
          <table:table-cell table:formula="of:=[.AK$1]*[.AK88]/([.$A89]+[.AK$1]*[.AK88])" office:value-type="float" office:value="2.85216249525758E-015">
            <text:p>2,85E-15</text:p>
          </table:table-cell>
          <table:table-cell table:formula="of:=[.AL$1]*[.AL88]/([.$A89]+[.AL$1]*[.AL88])" office:value-type="float" office:value="0.0000000000000140874632525523">
            <text:p>1,41E-14</text:p>
          </table:table-cell>
          <table:table-cell table:formula="of:=[.AM$1]*[.AM88]/([.$A89]+[.AM$1]*[.AM88])" office:value-type="float" office:value="0.000000000000064534565457225">
            <text:p>6,45E-14</text:p>
          </table:table-cell>
          <table:table-cell table:formula="of:=[.AN$1]*[.AN88]/([.$A89]+[.AN$1]*[.AN88])" office:value-type="float" office:value="0.00000000000027535667985594">
            <text:p>2,75E-13</text:p>
          </table:table-cell>
          <table:table-cell table:formula="of:=[.AO$1]*[.AO88]/([.$A89]+[.AO$1]*[.AO88])" office:value-type="float" office:value="0.00000000000109858473877421">
            <text:p>1,10E-12</text:p>
          </table:table-cell>
          <table:table-cell table:formula="of:=[.AP$1]*[.AP88]/([.$A89]+[.AP$1]*[.AP88])" office:value-type="float" office:value="0.00000000000411303108292296">
            <text:p>4,11E-12</text:p>
          </table:table-cell>
          <table:table-cell table:formula="of:=[.AQ$1]*[.AQ88]/([.$A89]+[.AQ$1]*[.AQ88])" office:value-type="float" office:value="0.0000000000144982443610903">
            <text:p>1,45E-11</text:p>
          </table:table-cell>
          <table:table-cell table:formula="of:=[.AR$1]*[.AR88]/([.$A89]+[.AR$1]*[.AR88])" office:value-type="float" office:value="0.0000000000482635616236213">
            <text:p>4,83E-11</text:p>
          </table:table-cell>
          <table:table-cell office:value-type="float" office:value="87">
            <text:p>87</text:p>
          </table:table-cell>
          <table:table-cell table:formula="of:=[.AT$1]*[.AT88]/([.$A89]+[.AT$1]*[.AT88])" office:value-type="float" office:value="0.000000000152160236588895">
            <text:p>1,52E-10</text:p>
          </table:table-cell>
          <table:table-cell table:formula="of:=[.AU$1]*[.AU88]/([.$A89]+[.AU$1]*[.AU88])" office:value-type="float" office:value="0.000000000455511581062135">
            <text:p>4,56E-10</text:p>
          </table:table-cell>
          <table:table-cell table:formula="of:=[.AV$1]*[.AV88]/([.$A89]+[.AV$1]*[.AV88])" office:value-type="float" office:value="0.00000000129799288639759">
            <text:p>1,30E-09</text:p>
          </table:table-cell>
          <table:table-cell table:formula="of:=[.AW$1]*[.AW88]/([.$A89]+[.AW$1]*[.AW88])" office:value-type="float" office:value="0.00000000352862129131696">
            <text:p>3,53E-09</text:p>
          </table:table-cell>
          <table:table-cell table:formula="of:=[.AX$1]*[.AX88]/([.$A89]+[.AX$1]*[.AX88])" office:value-type="float" office:value="0.00000000917099412232862">
            <text:p>9,17E-09</text:p>
          </table:table-cell>
          <table:table-cell table:formula="of:=[.AY$1]*[.AY88]/([.$A89]+[.AY$1]*[.AY88])" office:value-type="float" office:value="0.0000000228330852195049">
            <text:p>2,28E-08</text:p>
          </table:table-cell>
          <table:table-cell table:formula="of:=[.AZ$1]*[.AZ88]/([.$A89]+[.AZ$1]*[.AZ88])" office:value-type="float" office:value="0.0000000545572430149531">
            <text:p>5,46E-08</text:p>
          </table:table-cell>
          <table:table-cell table:formula="of:=[.BA$1]*[.BA88]/([.$A89]+[.BA$1]*[.BA88])" office:value-type="float" office:value="0.00000012532334615099">
            <text:p>1,25E-07</text:p>
          </table:table-cell>
          <table:table-cell table:formula="of:=[.BB$1]*[.BB88]/([.$A89]+[.BB$1]*[.BB88])" office:value-type="float" office:value="0.000000277210000949411">
            <text:p>2,77E-07</text:p>
          </table:table-cell>
          <table:table-cell table:formula="of:=[.BC$1]*[.BC88]/([.$A89]+[.BC$1]*[.BC88])" office:value-type="float" office:value="0.000000591351915329179">
            <text:p>5,91E-07</text:p>
          </table:table-cell>
          <table:table-cell office:value-type="float" office:value="87">
            <text:p>87</text:p>
          </table:table-cell>
          <table:table-cell table:formula="of:=[.BE$1]*[.BE88]/([.$A89]+[.BE$1]*[.BE88])" office:value-type="float" office:value="0.00000121833535418785">
            <text:p>1,22E-06</text:p>
          </table:table-cell>
          <table:table-cell table:formula="of:=[.BF$1]*[.BF88]/([.$A89]+[.BF$1]*[.BF88])" office:value-type="float" office:value="0.00000242749701509943">
            <text:p>2,43E-06</text:p>
          </table:table-cell>
          <table:table-cell table:formula="of:=[.BG$1]*[.BG88]/([.$A89]+[.BG$1]*[.BG88])" office:value-type="float" office:value="0.00000468355340237675">
            <text:p>4,68E-06</text:p>
          </table:table-cell>
          <table:table-cell table:formula="of:=[.BH$1]*[.BH88]/([.$A89]+[.BH$1]*[.BH88])" office:value-type="float" office:value="0.00000876072965167069">
            <text:p>8,76E-06</text:p>
          </table:table-cell>
          <table:table-cell table:formula="of:=[.BI$1]*[.BI88]/([.$A89]+[.BI$1]*[.BI88])" office:value-type="float" office:value="0.000015905520789149">
            <text:p>1,59E-05</text:p>
          </table:table-cell>
          <table:table-cell table:formula="of:=[.BJ$1]*[.BJ88]/([.$A89]+[.BJ$1]*[.BJ88])" office:value-type="float" office:value="0.000028058670910778">
            <text:p>2,81E-05</text:p>
          </table:table-cell>
          <table:table-cell table:formula="of:=[.BK$1]*[.BK88]/([.$A89]+[.BK$1]*[.BK88])" office:value-type="float" office:value="0.0000481440809547039">
            <text:p>4,81E-05</text:p>
          </table:table-cell>
          <table:table-cell table:formula="of:=[.BL$1]*[.BL88]/([.$A89]+[.BL$1]*[.BL88])" office:value-type="float" office:value="0.0000804264309624459">
            <text:p>8,04E-05</text:p>
          </table:table-cell>
          <table:table-cell table:formula="of:=[.BM$1]*[.BM88]/([.$A89]+[.BM$1]*[.BM88])" office:value-type="float" office:value="0.000130929946618015">
            <text:p>1,31E-04</text:p>
          </table:table-cell>
          <table:table-cell table:formula="of:=[.BN$1]*[.BN88]/([.$A89]+[.BN$1]*[.BN88])" office:value-type="float" office:value="0.000207898195014472">
            <text:p>2,08E-04</text:p>
          </table:table-cell>
          <table:table-cell office:value-type="float" office:value="87">
            <text:p>87</text:p>
          </table:table-cell>
          <table:table-cell table:formula="of:=[.BP$1]*[.BP88]/([.$A89]+[.BP$1]*[.BP88])" office:value-type="float" office:value="0.000322260173360591">
            <text:p>3,22E-04</text:p>
          </table:table-cell>
          <table:table-cell table:formula="of:=[.BQ$1]*[.BQ88]/([.$A89]+[.BQ$1]*[.BQ88])" office:value-type="float" office:value="0.000488053350273081">
            <text:p>4,88E-04</text:p>
          </table:table-cell>
          <table:table-cell table:formula="of:=[.BR$1]*[.BR88]/([.$A89]+[.BR$1]*[.BR88])" office:value-type="float" office:value="0.000722742682356641">
            <text:p>7,23E-04</text:p>
          </table:table-cell>
          <table:table-cell table:formula="of:=[.BS$1]*[.BS88]/([.$A89]+[.BS$1]*[.BS88])" office:value-type="float" office:value="0.0010473693336473">
            <text:p>1,05E-03</text:p>
          </table:table-cell>
          <table:table-cell table:formula="of:=[.BT$1]*[.BT88]/([.$A89]+[.BT$1]*[.BT88])" office:value-type="float" office:value="0.00148646693914757">
            <text:p>1,49E-03</text:p>
          </table:table-cell>
          <table:table-cell table:formula="of:=[.BU$1]*[.BU88]/([.$A89]+[.BU$1]*[.BU88])" office:value-type="float" office:value="0.00206769862203814">
            <text:p>2,07E-03</text:p>
          </table:table-cell>
          <table:table-cell table:formula="of:=[.BV$1]*[.BV88]/([.$A89]+[.BV$1]*[.BV88])" office:value-type="float" office:value="0.00282119436782408">
            <text:p>2,82E-03</text:p>
          </table:table-cell>
          <table:table-cell table:formula="of:=[.BW$1]*[.BW88]/([.$A89]+[.BW$1]*[.BW88])" office:value-type="float" office:value="0.00377860298930198">
            <text:p>3,78E-03</text:p>
          </table:table-cell>
          <table:table-cell table:formula="of:=[.BX$1]*[.BX88]/([.$A89]+[.BX$1]*[.BX88])" office:value-type="float" office:value="0.00497191060034353">
            <text:p>4,97E-03</text:p>
          </table:table-cell>
          <table:table-cell table:formula="of:=[.BY$1]*[.BY88]/([.$A89]+[.BY$1]*[.BY88])" office:value-type="float" office:value="0.00643211159514986">
            <text:p>6,43E-03</text:p>
          </table:table-cell>
          <table:table-cell office:value-type="float" office:value="87">
            <text:p>87</text:p>
          </table:table-cell>
          <table:table-cell table:formula="of:=[.CA$1]*[.CA88]/([.$A89]+[.CA$1]*[.CA88])" office:value-type="float" office:value="0.0081878419848697">
            <text:p>8,19E-03</text:p>
          </table:table-cell>
          <table:table-cell table:formula="of:=[.CB$1]*[.CB88]/([.$A89]+[.CB$1]*[.CB88])" office:value-type="float" office:value="0.0102640936896072">
            <text:p>1,03E-02</text:p>
          </table:table-cell>
          <table:table-cell table:formula="of:=[.CC$1]*[.CC88]/([.$A89]+[.CC$1]*[.CC88])" office:value-type="float" office:value="0.0126811201839204">
            <text:p>1,27E-02</text:p>
          </table:table-cell>
          <table:table-cell table:formula="of:=[.CD$1]*[.CD88]/([.$A89]+[.CD$1]*[.CD88])" office:value-type="float" office:value="0.0154536204435983">
            <text:p>1,55E-02</text:p>
          </table:table-cell>
          <table:table-cell table:formula="of:=[.CE$1]*[.CE88]/([.$A89]+[.CE$1]*[.CE88])" office:value-type="float" office:value="0.0185902541546919">
            <text:p>1,86E-02</text:p>
          </table:table-cell>
          <table:table-cell table:formula="of:=[.CF$1]*[.CF88]/([.$A89]+[.CF$1]*[.CF88])" office:value-type="float" office:value="0.0220935030412">
            <text:p>2,21E-02</text:p>
          </table:table-cell>
          <table:table-cell table:formula="of:=[.CG$1]*[.CG88]/([.$A89]+[.CG$1]*[.CG88])" office:value-type="float" office:value="0.0259598574268733">
            <text:p>2,60E-02</text:p>
          </table:table-cell>
          <table:table-cell table:formula="of:=[.CH$1]*[.CH88]/([.$A89]+[.CH$1]*[.CH88])" office:value-type="float" office:value="0.0301802788754959">
            <text:p>3,02E-02</text:p>
          </table:table-cell>
          <table:table-cell table:formula="of:=[.CI$1]*[.CI88]/([.$A89]+[.CI$1]*[.CI88])" office:value-type="float" office:value="0.0347408718348579">
            <text:p>3,47E-02</text:p>
          </table:table-cell>
          <table:table-cell table:formula="of:=[.CJ$1]*[.CJ88]/([.$A89]+[.CJ$1]*[.CJ88])" office:value-type="float" office:value="0.0396236901620882">
            <text:p>3,96E-02</text:p>
          </table:table-cell>
          <table:table-cell office:value-type="float" office:value="87">
            <text:p>87</text:p>
          </table:table-cell>
          <table:table-cell table:formula="of:=[.CL$1]*[.CL88]/([.$A89]+[.CL$1]*[.CL88])" office:value-type="float" office:value="0.0448076068338965">
            <text:p>4,48E-02</text:p>
          </table:table-cell>
          <table:table-cell table:formula="of:=[.CM$1]*[.CM88]/([.$A89]+[.CM$1]*[.CM88])" office:value-type="float" office:value="0.0502691844870611">
            <text:p>5,03E-02</text:p>
          </table:table-cell>
          <table:table-cell table:formula="of:=[.CN$1]*[.CN88]/([.$A89]+[.CN$1]*[.CN88])" office:value-type="float" office:value="0.0559834977664814">
            <text:p>5,60E-02</text:p>
          </table:table-cell>
          <table:table-cell table:formula="of:=[.CO$1]*[.CO88]/([.$A89]+[.CO$1]*[.CO88])" office:value-type="float" office:value="0.061924873109332">
            <text:p>6,19E-02</text:p>
          </table:table-cell>
          <table:table-cell table:formula="of:=[.CP$1]*[.CP88]/([.$A89]+[.CP$1]*[.CP88])" office:value-type="float" office:value="0.0680675255158579">
            <text:p>6,81E-02</text:p>
          </table:table-cell>
          <table:table-cell table:formula="of:=[.CQ$1]*[.CQ88]/([.$A89]+[.CQ$1]*[.CQ88])" office:value-type="float" office:value="0.0743860837464881">
            <text:p>7,44E-02</text:p>
          </table:table-cell>
          <table:table-cell table:formula="of:=[.CR$1]*[.CR88]/([.$A89]+[.CR$1]*[.CR88])" office:value-type="float" office:value="0.0808560046250448">
            <text:p>8,09E-02</text:p>
          </table:table-cell>
          <table:table-cell table:formula="of:=[.CS$1]*[.CS88]/([.$A89]+[.CS$1]*[.CS88])" office:value-type="float" office:value="0.0874538836349236">
            <text:p>8,75E-02</text:p>
          </table:table-cell>
          <table:table-cell table:formula="of:=[.CT$1]*[.CT88]/([.$A89]+[.CT$1]*[.CT88])" office:value-type="float" office:value="0.0941576730335267">
            <text:p>9,42E-02</text:p>
          </table:table-cell>
          <table:table-cell table:formula="of:=[.CU$1]*[.CU88]/([.$A89]+[.CU$1]*[.CU88])" office:value-type="float" office:value="0.100946820726137">
            <text:p>1,01E-01</text:p>
          </table:table-cell>
          <table:table-cell office:value-type="float" office:value="87">
            <text:p>87</text:p>
          </table:table-cell>
          <table:table-cell table:formula="of:=[.CW$1]*[.CW88]/([.$A89]+[.CW$1]*[.CW88])" office:value-type="float" office:value="0.107802343634936">
            <text:p>1,08E-01</text:p>
          </table:table-cell>
          <table:table-cell table:formula="of:=[.CX$1]*[.CX88]/([.$A89]+[.CX$1]*[.CX88])" office:value-type="float" office:value="0.114706848745247">
            <text:p>1,15E-01</text:p>
          </table:table-cell>
          <table:table-cell table:formula="of:=[.CY$1]*[.CY88]/([.$A89]+[.CY$1]*[.CY88])" office:value-type="float" office:value="0.121644513810281">
            <text:p>1,22E-01</text:p>
          </table:table-cell>
          <table:table-cell table:formula="of:=[.CZ$1]*[.CZ88]/([.$A89]+[.CZ$1]*[.CZ88])" office:value-type="float" office:value="0.128601038159864">
            <text:p>1,29E-01</text:p>
          </table:table-cell>
          <table:table-cell table:formula="of:=[.DA$1]*[.DA88]/([.$A89]+[.DA$1]*[.DA88])" office:value-type="float" office:value="0.13556357241365">
            <text:p>1,36E-01</text:p>
          </table:table-cell>
          <table:table-cell table:formula="of:=[.DB$1]*[.DB88]/([.$A89]+[.DB$1]*[.DB88])" office:value-type="float" office:value="0.142520634295544">
            <text:p>1,43E-01</text:p>
          </table:table-cell>
          <table:table-cell table:formula="of:=[.DC$1]*[.DC88]/([.$A89]+[.DC$1]*[.DC88])" office:value-type="float" office:value="0.149462016274473">
            <text:p>1,49E-01</text:p>
          </table:table-cell>
          <table:table-cell table:formula="of:=[.DD$1]*[.DD88]/([.$A89]+[.DD$1]*[.DD88])" office:value-type="float" office:value="0.156378689463899">
            <text:p>1,56E-01</text:p>
          </table:table-cell>
          <table:table-cell table:formula="of:=[.DE$1]*[.DE88]/([.$A89]+[.DE$1]*[.DE88])" office:value-type="float" office:value="0.163262707114463">
            <text:p>1,63E-01</text:p>
          </table:table-cell>
          <table:table-cell table:formula="of:=[.DF$1]*[.DF88]/([.$A89]+[.DF$1]*[.DF88])" office:value-type="float" office:value="0.170107110127184">
            <text:p>1,70E-01</text:p>
          </table:table-cell>
          <table:table-cell table:number-columns-repeated="146"/>
        </table:table-row>
        <table:table-row table:style-name="ro1">
          <table:table-cell office:value-type="float" office:value="88">
            <text:p>88</text:p>
          </table:table-cell>
          <table:table-cell table:formula="of:=[.$C$1]*[.B89]/([.$A90]+[.$C$1]*[.B89])" office:value-type="float" office:value="1.9889471620505E-109">
            <text:p>1,99E-109</text:p>
          </table:table-cell>
          <table:table-cell table:formula="of:=[.$C$1]*[.C89]/([.$A90]+[.$C$1]*[.C89])" office:value-type="float" office:value="2.25812188956926E-109">
            <text:p>2,26E-109</text:p>
          </table:table-cell>
          <table:table-cell table:formula="of:=[.$D$1]*[.D89]/([.$A90]+[.$D$1]*[.D89])" office:value-type="float" office:value="2.60305710543457E-094">
            <text:p>2,60E-94</text:p>
          </table:table-cell>
          <table:table-cell table:formula="of:=[.$E$1]*[.E89]/([.$A90]+[.$E$1]*[.E89])" office:value-type="float" office:value="9.45797224725735E-084">
            <text:p>9,46E-84</text:p>
          </table:table-cell>
          <table:table-cell table:formula="of:=[.$F$1]*[.F89]/([.$A90]+[.$F$1]*[.F89])" office:value-type="float" office:value="1.17377457513966E-075">
            <text:p>1,17E-75</text:p>
          </table:table-cell>
          <table:table-cell table:formula="of:=[.$G$1]*[.G89]/([.$A90]+[.$G$1]*[.G89])" office:value-type="float" office:value="4.01088184459191E-069">
            <text:p>4,01E-69</text:p>
          </table:table-cell>
          <table:table-cell table:formula="of:=[.$H$1]*[.H89]/([.$A90]+[.$H$1]*[.H89])" office:value-type="float" office:value="1.14884879750387E-063">
            <text:p>1,15E-63</text:p>
          </table:table-cell>
          <table:table-cell table:formula="of:=[.I$1]*[.I89]/([.$A90]+[.I$1]*[.I89])" office:value-type="float" office:value="5.36117182002601E-059">
            <text:p>5,36E-59</text:p>
          </table:table-cell>
          <table:table-cell table:formula="of:=[.J$1]*[.J89]/([.$A90]+[.J$1]*[.J89])" office:value-type="float" office:value="6.25730349123594E-055">
            <text:p>6,26E-55</text:p>
          </table:table-cell>
          <table:table-cell table:formula="of:=[.K$1]*[.K89]/([.$A90]+[.K$1]*[.K89])" office:value-type="float" office:value="2.44766460138531E-051">
            <text:p>2,45E-51</text:p>
          </table:table-cell>
          <table:table-cell office:value-type="float" office:value="88">
            <text:p>88</text:p>
          </table:table-cell>
          <table:table-cell table:formula="of:=[.M$1]*[.M89]/([.$A90]+[.M$1]*[.M89])" office:value-type="float" office:value="3.9537910962271E-048">
            <text:p>3,95E-48</text:p>
          </table:table-cell>
          <table:table-cell table:formula="of:=[.N$1]*[.N89]/([.$A90]+[.N$1]*[.N89])" office:value-type="float" office:value="3.07689442867725E-045">
            <text:p>3,08E-45</text:p>
          </table:table-cell>
          <table:table-cell table:formula="of:=[.O$1]*[.O89]/([.$A90]+[.O$1]*[.O89])" office:value-type="float" office:value="1.29683124129839E-042">
            <text:p>1,30E-42</text:p>
          </table:table-cell>
          <table:table-cell table:formula="of:=[.P$1]*[.P89]/([.$A90]+[.P$1]*[.P89])" office:value-type="float" office:value="3.24220983695454E-040">
            <text:p>3,24E-40</text:p>
          </table:table-cell>
          <table:table-cell table:formula="of:=[.Q$1]*[.Q89]/([.$A90]+[.Q$1]*[.Q89])" office:value-type="float" office:value="5.16785469928332E-038">
            <text:p>5,17E-38</text:p>
          </table:table-cell>
          <table:table-cell table:formula="of:=[.R$1]*[.R89]/([.$A90]+[.R$1]*[.R89])" office:value-type="float" office:value="5.56600368266593E-036">
            <text:p>5,57E-36</text:p>
          </table:table-cell>
          <table:table-cell table:formula="of:=[.S$1]*[.S89]/([.$A90]+[.S$1]*[.S89])" office:value-type="float" office:value="4.24810864253646E-034">
            <text:p>4,25E-34</text:p>
          </table:table-cell>
          <table:table-cell table:formula="of:=[.T$1]*[.T89]/([.$A90]+[.T$1]*[.T89])" office:value-type="float" office:value="2.38988223465155E-032">
            <text:p>2,39E-32</text:p>
          </table:table-cell>
          <table:table-cell table:formula="of:=[.U$1]*[.U89]/([.$A90]+[.U$1]*[.U89])" office:value-type="float" office:value="1.0242794362171E-030">
            <text:p>1,02E-30</text:p>
          </table:table-cell>
          <table:table-cell table:formula="of:=[.V$1]*[.V89]/([.$A90]+[.V$1]*[.V89])" office:value-type="float" office:value="3.43911506392321E-029">
            <text:p>3,44E-29</text:p>
          </table:table-cell>
          <table:table-cell office:value-type="float" office:value="88">
            <text:p>88</text:p>
          </table:table-cell>
          <table:table-cell table:formula="of:=[.X$1]*[.X89]/([.$A90]+[.X$1]*[.X89])" office:value-type="float" office:value="9.26425589853121E-028">
            <text:p>9,26E-28</text:p>
          </table:table-cell>
          <table:table-cell table:formula="of:=[.Y$1]*[.Y89]/([.$A90]+[.Y$1]*[.Y89])" office:value-type="float" office:value="2.04368537267365E-026">
            <text:p>2,04E-26</text:p>
          </table:table-cell>
          <table:table-cell table:formula="of:=[.Z$1]*[.Z89]/([.$A90]+[.Z$1]*[.Z89])" office:value-type="float" office:value="3.75814222599807E-025">
            <text:p>3,76E-25</text:p>
          </table:table-cell>
          <table:table-cell table:formula="of:=[.AA$1]*[.AA89]/([.$A90]+[.AA$1]*[.AA89])" office:value-type="float" office:value="5.85084281805809E-024">
            <text:p>5,85E-24</text:p>
          </table:table-cell>
          <table:table-cell table:formula="of:=[.AB$1]*[.AB89]/([.$A90]+[.AB$1]*[.AB89])" office:value-type="float" office:value="7.81727592839466E-023">
            <text:p>7,82E-23</text:p>
          </table:table-cell>
          <table:table-cell table:formula="of:=[.AC$1]*[.AC89]/([.$A90]+[.AC$1]*[.AC89])" office:value-type="float" office:value="9.07182821992348E-022">
            <text:p>9,07E-22</text:p>
          </table:table-cell>
          <table:table-cell table:formula="of:=[.AD$1]*[.AD89]/([.$A90]+[.AD$1]*[.AD89])" office:value-type="float" office:value="9.24180840295028E-021">
            <text:p>9,24E-21</text:p>
          </table:table-cell>
          <table:table-cell table:formula="of:=[.AE$1]*[.AE89]/([.$A90]+[.AE$1]*[.AE89])" office:value-type="float" office:value="8.34368675087184E-020">
            <text:p>8,34E-20</text:p>
          </table:table-cell>
          <table:table-cell table:formula="of:=[.AF$1]*[.AF89]/([.$A90]+[.AF$1]*[.AF89])" office:value-type="float" office:value="6.73256516987891E-019">
            <text:p>6,73E-19</text:p>
          </table:table-cell>
          <table:table-cell table:formula="of:=[.AG$1]*[.AG89]/([.$A90]+[.AG$1]*[.AG89])" office:value-type="float" office:value="4.89252084076108E-018">
            <text:p>4,89E-18</text:p>
          </table:table-cell>
          <table:table-cell office:value-type="float" office:value="88">
            <text:p>88</text:p>
          </table:table-cell>
          <table:table-cell table:formula="of:=[.AI$1]*[.AI89]/([.$A90]+[.AI$1]*[.AI89])" office:value-type="float" office:value="3.22401344668834E-017">
            <text:p>3,22E-17</text:p>
          </table:table-cell>
          <table:table-cell table:formula="of:=[.AJ$1]*[.AJ89]/([.$A90]+[.AJ$1]*[.AJ89])" office:value-type="float" office:value="1.93852496029619E-016">
            <text:p>1,94E-16</text:p>
          </table:table-cell>
          <table:table-cell table:formula="of:=[.AK$1]*[.AK89]/([.$A90]+[.AK$1]*[.AK89])" office:value-type="float" office:value="1.06956093572159E-015">
            <text:p>1,07E-15</text:p>
          </table:table-cell>
          <table:table-cell table:formula="of:=[.AL$1]*[.AL89]/([.$A90]+[.AL$1]*[.AL89])" office:value-type="float" office:value="5.44288352939519E-015">
            <text:p>5,44E-15</text:p>
          </table:table-cell>
          <table:table-cell table:formula="of:=[.AM$1]*[.AM89]/([.$A90]+[.AM$1]*[.AM89])" office:value-type="float" office:value="0.0000000000000256671567159411">
            <text:p>2,57E-14</text:p>
          </table:table-cell>
          <table:table-cell table:formula="of:=[.AN$1]*[.AN89]/([.$A90]+[.AN$1]*[.AN89])" office:value-type="float" office:value="0.000000000000112645914486508">
            <text:p>1,13E-13</text:p>
          </table:table-cell>
          <table:table-cell table:formula="of:=[.AO$1]*[.AO89]/([.$A90]+[.AO$1]*[.AO89])" office:value-type="float" office:value="0.000000000000461904946984396">
            <text:p>4,62E-13</text:p>
          </table:table-cell>
          <table:table-cell table:formula="of:=[.AP$1]*[.AP89]/([.$A90]+[.AP$1]*[.AP89])" office:value-type="float" office:value="0.00000000000177608160398631">
            <text:p>1,78E-12</text:p>
          </table:table-cell>
          <table:table-cell table:formula="of:=[.AQ$1]*[.AQ89]/([.$A90]+[.AQ$1]*[.AQ89])" office:value-type="float" office:value="0.00000000000642535829635103">
            <text:p>6,43E-12</text:p>
          </table:table-cell>
          <table:table-cell table:formula="of:=[.AR$1]*[.AR89]/([.$A90]+[.AR$1]*[.AR89])" office:value-type="float" office:value="0.0000000000219379825557102">
            <text:p>2,19E-11</text:p>
          </table:table-cell>
          <table:table-cell office:value-type="float" office:value="88">
            <text:p>88</text:p>
          </table:table-cell>
          <table:table-cell table:formula="of:=[.AT$1]*[.AT89]/([.$A90]+[.AT$1]*[.AT89])" office:value-type="float" office:value="0.0000000000708928374966183">
            <text:p>7,09E-11</text:p>
          </table:table-cell>
          <table:table-cell table:formula="of:=[.AU$1]*[.AU89]/([.$A90]+[.AU$1]*[.AU89])" office:value-type="float" office:value="0.000000000217403254550573">
            <text:p>2,17E-10</text:p>
          </table:table-cell>
          <table:table-cell table:formula="of:=[.AV$1]*[.AV89]/([.$A90]+[.AV$1]*[.AV89])" office:value-type="float" office:value="0.000000000634246523632917">
            <text:p>6,34E-10</text:p>
          </table:table-cell>
          <table:table-cell table:formula="of:=[.AW$1]*[.AW89]/([.$A90]+[.AW$1]*[.AW89])" office:value-type="float" office:value="0.00000000176431064254569">
            <text:p>1,76E-09</text:p>
          </table:table-cell>
          <table:table-cell table:formula="of:=[.AX$1]*[.AX89]/([.$A90]+[.AX$1]*[.AX89])" office:value-type="float" office:value="0.00000000468971288147009">
            <text:p>4,69E-09</text:p>
          </table:table-cell>
          <table:table-cell table:formula="of:=[.AY$1]*[.AY89]/([.$A90]+[.AY$1]*[.AY89])" office:value-type="float" office:value="0.0000000119354762222856">
            <text:p>1,19E-08</text:p>
          </table:table-cell>
          <table:table-cell table:formula="of:=[.AZ$1]*[.AZ89]/([.$A90]+[.AZ$1]*[.AZ89])" office:value-type="float" office:value="0.0000000291385266702962">
            <text:p>2,91E-08</text:p>
          </table:table-cell>
          <table:table-cell table:formula="of:=[.BA$1]*[.BA89]/([.$A90]+[.BA$1]*[.BA89])" office:value-type="float" office:value="0.0000000683581841367892">
            <text:p>6,84E-08</text:p>
          </table:table-cell>
          <table:table-cell table:formula="of:=[.BB$1]*[.BB89]/([.$A90]+[.BB$1]*[.BB89])" office:value-type="float" office:value="0.00000015435554488483">
            <text:p>1,54E-07</text:p>
          </table:table-cell>
          <table:table-cell table:formula="of:=[.BC$1]*[.BC89]/([.$A90]+[.BC$1]*[.BC89])" office:value-type="float" office:value="0.000000335995293544158">
            <text:p>3,36E-07</text:p>
          </table:table-cell>
          <table:table-cell office:value-type="float" office:value="88">
            <text:p>88</text:p>
          </table:table-cell>
          <table:table-cell table:formula="of:=[.BE$1]*[.BE89]/([.$A90]+[.BE$1]*[.BE89])" office:value-type="float" office:value="0.000000706080218081967">
            <text:p>7,06E-07</text:p>
          </table:table-cell>
          <table:table-cell table:formula="of:=[.BF$1]*[.BF89]/([.$A90]+[.BF$1]*[.BF89])" office:value-type="float" office:value="0.00000143442799679031">
            <text:p>1,43E-06</text:p>
          </table:table-cell>
          <table:table-cell table:formula="of:=[.BG$1]*[.BG89]/([.$A90]+[.BG$1]*[.BG89])" office:value-type="float" office:value="0.0000028207685242194">
            <text:p>2,82E-06</text:p>
          </table:table-cell>
          <table:table-cell table:formula="of:=[.BH$1]*[.BH89]/([.$A90]+[.BH$1]*[.BH89])" office:value-type="float" office:value="0.00000537587338608244">
            <text:p>5,38E-06</text:p>
          </table:table-cell>
          <table:table-cell table:formula="of:=[.BI$1]*[.BI89]/([.$A90]+[.BI$1]*[.BI89])" office:value-type="float" office:value="0.00000994085167170382">
            <text:p>9,94E-06</text:p>
          </table:table-cell>
          <table:table-cell table:formula="of:=[.BJ$1]*[.BJ89]/([.$A90]+[.BJ$1]*[.BJ89])" office:value-type="float" office:value="0.0000178551990384881">
            <text:p>1,79E-05</text:p>
          </table:table-cell>
          <table:table-cell table:formula="of:=[.BK$1]*[.BK89]/([.$A90]+[.BK$1]*[.BK89])" office:value-type="float" office:value="0.0000311832618286097">
            <text:p>3,12E-05</text:p>
          </table:table-cell>
          <table:table-cell table:formula="of:=[.BL$1]*[.BL89]/([.$A90]+[.BL$1]*[.BL89])" office:value-type="float" office:value="0.0000530055197639189">
            <text:p>5,30E-05</text:p>
          </table:table-cell>
          <table:table-cell table:formula="of:=[.BM$1]*[.BM89]/([.$A90]+[.BM$1]*[.BM89])" office:value-type="float" office:value="0.0000877748727415701">
            <text:p>8,78E-05</text:p>
          </table:table-cell>
          <table:table-cell table:formula="of:=[.BN$1]*[.BN89]/([.$A90]+[.BN$1]*[.BN89])" office:value-type="float" office:value="0.000141728679462157">
            <text:p>1,42E-04</text:p>
          </table:table-cell>
          <table:table-cell office:value-type="float" office:value="88">
            <text:p>88</text:p>
          </table:table-cell>
          <table:table-cell table:formula="of:=[.BP$1]*[.BP89]/([.$A90]+[.BP$1]*[.BP89])" office:value-type="float" office:value="0.000223335003231905">
            <text:p>2,23E-04</text:p>
          </table:table-cell>
          <table:table-cell table:formula="of:=[.BQ$1]*[.BQ89]/([.$A90]+[.BQ$1]*[.BQ89])" office:value-type="float" office:value="0.000343737573362782">
            <text:p>3,44E-04</text:p>
          </table:table-cell>
          <table:table-cell table:formula="of:=[.BR$1]*[.BR89]/([.$A90]+[.BR$1]*[.BR89])" office:value-type="float" office:value="0.000517150473694027">
            <text:p>5,17E-04</text:p>
          </table:table-cell>
          <table:table-cell table:formula="of:=[.BS$1]*[.BS89]/([.$A90]+[.BS$1]*[.BS89])" office:value-type="float" office:value="0.00076114337121584">
            <text:p>7,61E-04</text:p>
          </table:table-cell>
          <table:table-cell table:formula="of:=[.BT$1]*[.BT89]/([.$A90]+[.BT$1]*[.BT89])" office:value-type="float" office:value="0.0010967543438055">
            <text:p>1,10E-03</text:p>
          </table:table-cell>
          <table:table-cell table:formula="of:=[.BU$1]*[.BU89]/([.$A90]+[.BU$1]*[.BU89])" office:value-type="float" office:value="0.0015483727903149">
            <text:p>1,55E-03</text:p>
          </table:table-cell>
          <table:table-cell table:formula="of:=[.BV$1]*[.BV89]/([.$A90]+[.BV$1]*[.BV89])" office:value-type="float" office:value="0.00214335098173989">
            <text:p>2,14E-03</text:p>
          </table:table-cell>
          <table:table-cell table:formula="of:=[.BW$1]*[.BW89]/([.$A90]+[.BW$1]*[.BW89])" office:value-type="float" office:value="0.00291132899810896">
            <text:p>2,91E-03</text:p>
          </table:table-cell>
          <table:table-cell table:formula="of:=[.BX$1]*[.BX89]/([.$A90]+[.BX$1]*[.BX89])" office:value-type="float" office:value="0.0038832911641475">
            <text:p>3,88E-03</text:p>
          </table:table-cell>
          <table:table-cell table:formula="of:=[.BY$1]*[.BY89]/([.$A90]+[.BY$1]*[.BY89])" office:value-type="float" office:value="0.00509040757714116">
            <text:p>5,09E-03</text:p>
          </table:table-cell>
          <table:table-cell office:value-type="float" office:value="88">
            <text:p>88</text:p>
          </table:table-cell>
          <table:table-cell table:formula="of:=[.CA$1]*[.CA89]/([.$A90]+[.CA$1]*[.CA89])" office:value-type="float" office:value="0.00656274563075829">
            <text:p>6,56E-03</text:p>
          </table:table-cell>
          <table:table-cell table:formula="of:=[.CB$1]*[.CB89]/([.$A90]+[.CB$1]*[.CB89])" office:value-type="float" office:value="0.00832795752544602">
            <text:p>8,33E-03</text:p>
          </table:table-cell>
          <table:table-cell table:formula="of:=[.CC$1]*[.CC89]/([.$A90]+[.CC$1]*[.CC89])" office:value-type="float" office:value="0.0104100563365101">
            <text:p>1,04E-02</text:p>
          </table:table-cell>
          <table:table-cell table:formula="of:=[.CD$1]*[.CD89]/([.$A90]+[.CD$1]*[.CD89])" office:value-type="float" office:value="0.0128283839159834">
            <text:p>1,28E-02</text:p>
          </table:table-cell>
          <table:table-cell table:formula="of:=[.CE$1]*[.CE89]/([.$A90]+[.CE$1]*[.CE89])" office:value-type="float" office:value="0.0155968506285464">
            <text:p>1,56E-02</text:p>
          </table:table-cell>
          <table:table-cell table:formula="of:=[.CF$1]*[.CF89]/([.$A90]+[.CF$1]*[.CF89])" office:value-type="float" office:value="0.0187234942641334">
            <text:p>1,87E-02</text:p>
          </table:table-cell>
          <table:table-cell table:formula="of:=[.CG$1]*[.CG89]/([.$A90]+[.CG$1]*[.CG89])" office:value-type="float" office:value="0.0222103694766291">
            <text:p>2,22E-02</text:p>
          </table:table-cell>
          <table:table-cell table:formula="of:=[.CH$1]*[.CH89]/([.$A90]+[.CH$1]*[.CH89])" office:value-type="float" office:value="0.0260537457490565">
            <text:p>2,61E-02</text:p>
          </table:table-cell>
          <table:table-cell table:formula="of:=[.CI$1]*[.CI89]/([.$A90]+[.CI$1]*[.CI89])" office:value-type="float" office:value="0.0302445658044657">
            <text:p>3,02E-02</text:p>
          </table:table-cell>
          <table:table-cell table:formula="of:=[.CJ$1]*[.CJ89]/([.$A90]+[.CJ$1]*[.CJ89])" office:value-type="float" office:value="0.0347691001022035">
            <text:p>3,48E-02</text:p>
          </table:table-cell>
          <table:table-cell office:value-type="float" office:value="88">
            <text:p>88</text:p>
          </table:table-cell>
          <table:table-cell table:formula="of:=[.CL$1]*[.CL89]/([.$A90]+[.CL$1]*[.CL89])" office:value-type="float" office:value="0.0396097269403498">
            <text:p>3,96E-02</text:p>
          </table:table-cell>
          <table:table-cell table:formula="of:=[.CM$1]*[.CM89]/([.$A90]+[.CM$1]*[.CM89])" office:value-type="float" office:value="0.0447457703455531">
            <text:p>4,47E-02</text:p>
          </table:table-cell>
          <table:table-cell table:formula="of:=[.CN$1]*[.CN89]/([.$A90]+[.CN$1]*[.CN89])" office:value-type="float" office:value="0.0501543369557911">
            <text:p>5,02E-02</text:p>
          </table:table-cell>
          <table:table-cell table:formula="of:=[.CO$1]*[.CO89]/([.$A90]+[.CO$1]*[.CO89])" office:value-type="float" office:value="0.0558111057637811">
            <text:p>5,58E-02</text:p>
          </table:table-cell>
          <table:table-cell table:formula="of:=[.CP$1]*[.CP89]/([.$A90]+[.CP$1]*[.CP89])" office:value-type="float" office:value="0.061691038416683">
            <text:p>6,17E-02</text:p>
          </table:table-cell>
          <table:table-cell table:formula="of:=[.CQ$1]*[.CQ89]/([.$A90]+[.CQ$1]*[.CQ89])" office:value-type="float" office:value="0.0677689908724862">
            <text:p>6,78E-02</text:p>
          </table:table-cell>
          <table:table-cell table:formula="of:=[.CR$1]*[.CR89]/([.$A90]+[.CR$1]*[.CR89])" office:value-type="float" office:value="0.074020218396065">
            <text:p>7,40E-02</text:p>
          </table:table-cell>
          <table:table-cell table:formula="of:=[.CS$1]*[.CS89]/([.$A90]+[.CS$1]*[.CS89])" office:value-type="float" office:value="0.0804207745735389">
            <text:p>8,04E-02</text:p>
          </table:table-cell>
          <table:table-cell table:formula="of:=[.CT$1]*[.CT89]/([.$A90]+[.CT$1]*[.CT89])" office:value-type="float" office:value="0.0869478111579403">
            <text:p>8,69E-02</text:p>
          </table:table-cell>
          <table:table-cell table:formula="of:=[.CU$1]*[.CU89]/([.$A90]+[.CU$1]*[.CU89])" office:value-type="float" office:value="0.0935797893791804">
            <text:p>9,36E-02</text:p>
          </table:table-cell>
          <table:table-cell office:value-type="float" office:value="88">
            <text:p>88</text:p>
          </table:table-cell>
          <table:table-cell table:formula="of:=[.CW$1]*[.CW89]/([.$A90]+[.CW$1]*[.CW89])" office:value-type="float" office:value="0.100296615272108">
            <text:p>1,00E-01</text:p>
          </table:table-cell>
          <table:table-cell table:formula="of:=[.CX$1]*[.CX89]/([.$A90]+[.CX$1]*[.CX89])" office:value-type="float" office:value="0.107079712064741">
            <text:p>1,07E-01</text:p>
          </table:table-cell>
          <table:table-cell table:formula="of:=[.CY$1]*[.CY89]/([.$A90]+[.CY$1]*[.CY89])" office:value-type="float" office:value="0.113912042166112">
            <text:p>1,14E-01</text:p>
          </table:table-cell>
          <table:table-cell table:formula="of:=[.CZ$1]*[.CZ89]/([.$A90]+[.CZ$1]*[.CZ89])" office:value-type="float" office:value="0.12077809017481">
            <text:p>1,21E-01</text:p>
          </table:table-cell>
          <table:table-cell table:formula="of:=[.DA$1]*[.DA89]/([.$A90]+[.DA$1]*[.DA89])" office:value-type="float" office:value="0.127663816888489">
            <text:p>1,28E-01</text:p>
          </table:table-cell>
          <table:table-cell table:formula="of:=[.DB$1]*[.DB89]/([.$A90]+[.DB$1]*[.DB89])" office:value-type="float" office:value="0.134556592744335">
            <text:p>1,35E-01</text:p>
          </table:table-cell>
          <table:table-cell table:formula="of:=[.DC$1]*[.DC89]/([.$A90]+[.DC$1]*[.DC89])" office:value-type="float" office:value="0.141445117603534">
            <text:p>1,41E-01</text:p>
          </table:table-cell>
          <table:table-cell table:formula="of:=[.DD$1]*[.DD89]/([.$A90]+[.DD$1]*[.DD89])" office:value-type="float" office:value="0.148319332396328">
            <text:p>1,48E-01</text:p>
          </table:table-cell>
          <table:table-cell table:formula="of:=[.DE$1]*[.DE89]/([.$A90]+[.DE$1]*[.DE89])" office:value-type="float" office:value="0.155170326913559">
            <text:p>1,55E-01</text:p>
          </table:table-cell>
          <table:table-cell table:formula="of:=[.DF$1]*[.DF89]/([.$A90]+[.DF$1]*[.DF89])" office:value-type="float" office:value="0.161990246982121">
            <text:p>1,62E-01</text:p>
          </table:table-cell>
          <table:table-cell table:number-columns-repeated="146"/>
        </table:table-row>
        <table:table-row table:style-name="ro1">
          <table:table-cell office:value-type="float" office:value="89">
            <text:p>89</text:p>
          </table:table-cell>
          <table:table-cell table:formula="of:=[.$C$1]*[.B90]/([.$A91]+[.$C$1]*[.B90])" office:value-type="float" office:value="4.46954418438315E-111">
            <text:p>4,47E-111</text:p>
          </table:table-cell>
          <table:table-cell table:formula="of:=[.$C$1]*[.C90]/([.$A91]+[.$C$1]*[.C90])" office:value-type="float" office:value="5.0744312125152E-111">
            <text:p>5,07E-111</text:p>
          </table:table-cell>
          <table:table-cell table:formula="of:=[.$D$1]*[.D90]/([.$A91]+[.$D$1]*[.D90])" office:value-type="float" office:value="8.77434979359966E-096">
            <text:p>8,77E-96</text:p>
          </table:table-cell>
          <table:table-cell table:formula="of:=[.$E$1]*[.E90]/([.$A91]+[.$E$1]*[.E90])" office:value-type="float" office:value="4.25077404371117E-085">
            <text:p>4,25E-85</text:p>
          </table:table-cell>
          <table:table-cell table:formula="of:=[.$F$1]*[.F90]/([.$A91]+[.$F$1]*[.F90])" office:value-type="float" office:value="6.59423918617786E-077">
            <text:p>6,59E-77</text:p>
          </table:table-cell>
          <table:table-cell table:formula="of:=[.$G$1]*[.G90]/([.$A91]+[.$G$1]*[.G90])" office:value-type="float" office:value="2.70396528848893E-070">
            <text:p>2,70E-70</text:p>
          </table:table-cell>
          <table:table-cell table:formula="of:=[.$H$1]*[.H90]/([.$A91]+[.$H$1]*[.H90])" office:value-type="float" office:value="9.0358894185698E-065">
            <text:p>9,04E-65</text:p>
          </table:table-cell>
          <table:table-cell table:formula="of:=[.I$1]*[.I90]/([.$A91]+[.I$1]*[.I90])" office:value-type="float" office:value="4.81903084946158E-060">
            <text:p>4,82E-60</text:p>
          </table:table-cell>
          <table:table-cell table:formula="of:=[.J$1]*[.J90]/([.$A91]+[.J$1]*[.J90])" office:value-type="float" office:value="6.32761027203635E-056">
            <text:p>6,33E-56</text:p>
          </table:table-cell>
          <table:table-cell table:formula="of:=[.K$1]*[.K90]/([.$A91]+[.K$1]*[.K90])" office:value-type="float" office:value="2.75018494537675E-052">
            <text:p>2,75E-52</text:p>
          </table:table-cell>
          <table:table-cell office:value-type="float" office:value="89">
            <text:p>89</text:p>
          </table:table-cell>
          <table:table-cell table:formula="of:=[.M$1]*[.M90]/([.$A91]+[.M$1]*[.M90])" office:value-type="float" office:value="4.88670809646046E-049">
            <text:p>4,89E-49</text:p>
          </table:table-cell>
          <table:table-cell table:formula="of:=[.N$1]*[.N90]/([.$A91]+[.N$1]*[.N90])" office:value-type="float" office:value="4.1486217015873E-046">
            <text:p>4,15E-46</text:p>
          </table:table-cell>
          <table:table-cell table:formula="of:=[.O$1]*[.O90]/([.$A91]+[.O$1]*[.O90])" office:value-type="float" office:value="1.89424788054821E-043">
            <text:p>1,89E-43</text:p>
          </table:table-cell>
          <table:table-cell table:formula="of:=[.P$1]*[.P90]/([.$A91]+[.P$1]*[.P90])" office:value-type="float" office:value="5.10010536150152E-041">
            <text:p>5,10E-41</text:p>
          </table:table-cell>
          <table:table-cell table:formula="of:=[.Q$1]*[.Q90]/([.$A91]+[.Q$1]*[.Q90])" office:value-type="float" office:value="8.70986747070222E-039">
            <text:p>8,71E-39</text:p>
          </table:table-cell>
          <table:table-cell table:formula="of:=[.R$1]*[.R90]/([.$A91]+[.R$1]*[.R90])" office:value-type="float" office:value="1.00062987553545E-036">
            <text:p>1,00E-36</text:p>
          </table:table-cell>
          <table:table-cell table:formula="of:=[.S$1]*[.S90]/([.$A91]+[.S$1]*[.S90])" office:value-type="float" office:value="8.11436482282246E-035">
            <text:p>8,11E-35</text:p>
          </table:table-cell>
          <table:table-cell table:formula="of:=[.T$1]*[.T90]/([.$A91]+[.T$1]*[.T90])" office:value-type="float" office:value="4.83346968805931E-033">
            <text:p>4,83E-33</text:p>
          </table:table-cell>
          <table:table-cell table:formula="of:=[.U$1]*[.U90]/([.$A91]+[.U$1]*[.U90])" office:value-type="float" office:value="2.18666396495785E-031">
            <text:p>2,19E-31</text:p>
          </table:table-cell>
          <table:table-cell table:formula="of:=[.V$1]*[.V90]/([.$A91]+[.V$1]*[.V90])" office:value-type="float" office:value="7.7283484582544E-030">
            <text:p>7,73E-30</text:p>
          </table:table-cell>
          <table:table-cell office:value-type="float" office:value="89">
            <text:p>89</text:p>
          </table:table-cell>
          <table:table-cell table:formula="of:=[.X$1]*[.X90]/([.$A91]+[.X$1]*[.X90])" office:value-type="float" office:value="2.18594802100175E-028">
            <text:p>2,19E-28</text:p>
          </table:table-cell>
          <table:table-cell table:formula="of:=[.Y$1]*[.Y90]/([.$A91]+[.Y$1]*[.Y90])" office:value-type="float" office:value="5.0518065391933E-027">
            <text:p>5,05E-27</text:p>
          </table:table-cell>
          <table:table-cell table:formula="of:=[.Z$1]*[.Z90]/([.$A91]+[.Z$1]*[.Z90])" office:value-type="float" office:value="9.71205294359051E-026">
            <text:p>9,71E-26</text:p>
          </table:table-cell>
          <table:table-cell table:formula="of:=[.AA$1]*[.AA90]/([.$A91]+[.AA$1]*[.AA90])" office:value-type="float" office:value="1.57775536666735E-024">
            <text:p>1,58E-24</text:p>
          </table:table-cell>
          <table:table-cell table:formula="of:=[.AB$1]*[.AB90]/([.$A91]+[.AB$1]*[.AB90])" office:value-type="float" office:value="2.19586402482996E-023">
            <text:p>2,20E-23</text:p>
          </table:table-cell>
          <table:table-cell table:formula="of:=[.AC$1]*[.AC90]/([.$A91]+[.AC$1]*[.AC90])" office:value-type="float" office:value="2.65019700806753E-022">
            <text:p>2,65E-22</text:p>
          </table:table-cell>
          <table:table-cell table:formula="of:=[.AD$1]*[.AD90]/([.$A91]+[.AD$1]*[.AD90])" office:value-type="float" office:value="2.80369468404109E-021">
            <text:p>2,80E-21</text:p>
          </table:table-cell>
          <table:table-cell table:formula="of:=[.AE$1]*[.AE90]/([.$A91]+[.AE$1]*[.AE90])" office:value-type="float" office:value="2.62498010139788E-020">
            <text:p>2,62E-20</text:p>
          </table:table-cell>
          <table:table-cell table:formula="of:=[.AF$1]*[.AF90]/([.$A91]+[.AF$1]*[.AF90])" office:value-type="float" office:value="2.19375719018526E-019">
            <text:p>2,19E-19</text:p>
          </table:table-cell>
          <table:table-cell table:formula="of:=[.AG$1]*[.AG90]/([.$A91]+[.AG$1]*[.AG90])" office:value-type="float" office:value="1.64916432834643E-018">
            <text:p>1,65E-18</text:p>
          </table:table-cell>
          <table:table-cell office:value-type="float" office:value="89">
            <text:p>89</text:p>
          </table:table-cell>
          <table:table-cell table:formula="of:=[.AI$1]*[.AI90]/([.$A91]+[.AI$1]*[.AI90])" office:value-type="float" office:value="1.12297097581279E-017">
            <text:p>1,12E-17</text:p>
          </table:table-cell>
          <table:table-cell table:formula="of:=[.AJ$1]*[.AJ90]/([.$A91]+[.AJ$1]*[.AJ90])" office:value-type="float" office:value="6.96997738533462E-017">
            <text:p>6,97E-17</text:p>
          </table:table-cell>
          <table:table-cell table:formula="of:=[.AK$1]*[.AK90]/([.$A91]+[.AK$1]*[.AK90])" office:value-type="float" office:value="3.96578773919242E-016">
            <text:p>3,97E-16</text:p>
          </table:table-cell>
          <table:table-cell table:formula="of:=[.AL$1]*[.AL90]/([.$A91]+[.AL$1]*[.AL90])" office:value-type="float" office:value="2.07930382021838E-015">
            <text:p>2,08E-15</text:p>
          </table:table-cell>
          <table:table-cell table:formula="of:=[.AM$1]*[.AM90]/([.$A91]+[.AM$1]*[.AM90])" office:value-type="float" office:value="0.0000000000000100938256748082">
            <text:p>1,01E-14</text:p>
          </table:table-cell>
          <table:table-cell table:formula="of:=[.AN$1]*[.AN90]/([.$A91]+[.AN$1]*[.AN90])" office:value-type="float" office:value="0.0000000000000455646395675742">
            <text:p>4,56E-14</text:p>
          </table:table-cell>
          <table:table-cell table:formula="of:=[.AO$1]*[.AO90]/([.$A91]+[.AO$1]*[.AO90])" office:value-type="float" office:value="0.000000000000192027899308083">
            <text:p>1,92E-13</text:p>
          </table:table-cell>
          <table:table-cell table:formula="of:=[.AP$1]*[.AP90]/([.$A91]+[.AP$1]*[.AP90])" office:value-type="float" office:value="0.000000000000758326976982342">
            <text:p>7,58E-13</text:p>
          </table:table-cell>
          <table:table-cell table:formula="of:=[.AQ$1]*[.AQ90]/([.$A91]+[.AQ$1]*[.AQ90])" office:value-type="float" office:value="0.0000000000028156064444605">
            <text:p>2,82E-12</text:p>
          </table:table-cell>
          <table:table-cell table:formula="of:=[.AR$1]*[.AR90]/([.$A91]+[.AR$1]*[.AR90])" office:value-type="float" office:value="0.00000000000985976744067143">
            <text:p>9,86E-12</text:p>
          </table:table-cell>
          <table:table-cell office:value-type="float" office:value="89">
            <text:p>89</text:p>
          </table:table-cell>
          <table:table-cell table:formula="of:=[.AT$1]*[.AT90]/([.$A91]+[.AT$1]*[.AT90])" office:value-type="float" office:value="0.0000000000326584981715329">
            <text:p>3,27E-11</text:p>
          </table:table-cell>
          <table:table-cell table:formula="of:=[.AU$1]*[.AU90]/([.$A91]+[.AU$1]*[.AU90])" office:value-type="float" office:value="0.000000000102594794271767">
            <text:p>1,03E-10</text:p>
          </table:table-cell>
          <table:table-cell table:formula="of:=[.AV$1]*[.AV90]/([.$A91]+[.AV$1]*[.AV90])" office:value-type="float" office:value="0.00000000030643371357144">
            <text:p>3,06E-10</text:p>
          </table:table-cell>
          <table:table-cell table:formula="of:=[.AW$1]*[.AW90]/([.$A91]+[.AW$1]*[.AW90])" office:value-type="float" office:value="0.000000000872243462969644">
            <text:p>8,72E-10</text:p>
          </table:table-cell>
          <table:table-cell table:formula="of:=[.AX$1]*[.AX90]/([.$A91]+[.AX$1]*[.AX90])" office:value-type="float" office:value="0.00000000237120313669373">
            <text:p>2,37E-09</text:p>
          </table:table-cell>
          <table:table-cell table:formula="of:=[.AY$1]*[.AY90]/([.$A91]+[.AY$1]*[.AY90])" office:value-type="float" office:value="0.00000000616889778469905">
            <text:p>6,17E-09</text:p>
          </table:table-cell>
          <table:table-cell table:formula="of:=[.AZ$1]*[.AZ90]/([.$A91]+[.AZ$1]*[.AZ90])" office:value-type="float" office:value="0.0000000153877610385418">
            <text:p>1,54E-08</text:p>
          </table:table-cell>
          <table:table-cell table:formula="of:=[.BA$1]*[.BA90]/([.$A91]+[.BA$1]*[.BA90])" office:value-type="float" office:value="0.0000000368673339055848">
            <text:p>3,69E-08</text:p>
          </table:table-cell>
          <table:table-cell table:formula="of:=[.BB$1]*[.BB90]/([.$A91]+[.BB$1]*[.BB90])" office:value-type="float" office:value="0.0000000849822590629212">
            <text:p>8,50E-08</text:p>
          </table:table-cell>
          <table:table-cell table:formula="of:=[.BC$1]*[.BC90]/([.$A91]+[.BC$1]*[.BC90])" office:value-type="float" office:value="0.000000188761365236645">
            <text:p>1,89E-07</text:p>
          </table:table-cell>
          <table:table-cell office:value-type="float" office:value="89">
            <text:p>89</text:p>
          </table:table-cell>
          <table:table-cell table:formula="of:=[.BE$1]*[.BE90]/([.$A91]+[.BE$1]*[.BE90])" office:value-type="float" office:value="0.000000404607601710379">
            <text:p>4,05E-07</text:p>
          </table:table-cell>
          <table:table-cell table:formula="of:=[.BF$1]*[.BF90]/([.$A91]+[.BF$1]*[.BF90])" office:value-type="float" office:value="0.000000838092059770728">
            <text:p>8,38E-07</text:p>
          </table:table-cell>
          <table:table-cell table:formula="of:=[.BG$1]*[.BG90]/([.$A91]+[.BG$1]*[.BG90])" office:value-type="float" office:value="0.00000167978068151895">
            <text:p>1,68E-06</text:p>
          </table:table-cell>
          <table:table-cell table:formula="of:=[.BH$1]*[.BH90]/([.$A91]+[.BH$1]*[.BH90])" office:value-type="float" office:value="0.00000326175523561979">
            <text:p>3,26E-06</text:p>
          </table:table-cell>
          <table:table-cell table:formula="of:=[.BI$1]*[.BI90]/([.$A91]+[.BI$1]*[.BI90])" office:value-type="float" office:value="0.00000614318520423146">
            <text:p>6,14E-06</text:p>
          </table:table-cell>
          <table:table-cell table:formula="of:=[.BJ$1]*[.BJ90]/([.$A91]+[.BJ$1]*[.BJ90])" office:value-type="float" office:value="0.0000112346057614888">
            <text:p>1,12E-05</text:p>
          </table:table-cell>
          <table:table-cell table:formula="of:=[.BK$1]*[.BK90]/([.$A91]+[.BK$1]*[.BK90])" office:value-type="float" office:value="0.0000199709036744878">
            <text:p>2,00E-05</text:p>
          </table:table-cell>
          <table:table-cell table:formula="of:=[.BL$1]*[.BL90]/([.$A91]+[.BL$1]*[.BL90])" office:value-type="float" office:value="0.0000345417298199036">
            <text:p>3,45E-05</text:p>
          </table:table-cell>
          <table:table-cell table:formula="of:=[.BM$1]*[.BM90]/([.$A91]+[.BM$1]*[.BM90])" office:value-type="float" office:value="0.0000581844513586139">
            <text:p>5,82E-05</text:p>
          </table:table-cell>
          <table:table-cell table:formula="of:=[.BN$1]*[.BN90]/([.$A91]+[.BN$1]*[.BN90])" office:value-type="float" office:value="0.0000955382959184077">
            <text:p>9,55E-05</text:p>
          </table:table-cell>
          <table:table-cell office:value-type="float" office:value="89">
            <text:p>89</text:p>
          </table:table-cell>
          <table:table-cell table:formula="of:=[.BP$1]*[.BP90]/([.$A91]+[.BP$1]*[.BP90])" office:value-type="float" office:value="0.000153048878041283">
            <text:p>1,53E-04</text:p>
          </table:table-cell>
          <table:table-cell table:formula="of:=[.BQ$1]*[.BQ90]/([.$A91]+[.BQ$1]*[.BQ90])" office:value-type="float" office:value="0.000239400309144384">
            <text:p>2,39E-04</text:p>
          </table:table-cell>
          <table:table-cell table:formula="of:=[.BR$1]*[.BR90]/([.$A91]+[.BR$1]*[.BR90])" office:value-type="float" office:value="0.000365938846960636">
            <text:p>3,66E-04</text:p>
          </table:table-cell>
          <table:table-cell table:formula="of:=[.BS$1]*[.BS90]/([.$A91]+[.BS$1]*[.BS90])" office:value-type="float" office:value="0.000547039637301296">
            <text:p>5,47E-04</text:p>
          </table:table-cell>
          <table:table-cell table:formula="of:=[.BT$1]*[.BT90]/([.$A91]+[.BT$1]*[.BT90])" office:value-type="float" office:value="0.000800359275382979">
            <text:p>8,00E-04</text:p>
          </table:table-cell>
          <table:table-cell table:formula="of:=[.BU$1]*[.BU90]/([.$A91]+[.BU$1]*[.BU90])" office:value-type="float" office:value="0.0011469145839629">
            <text:p>1,15E-03</text:p>
          </table:table-cell>
          <table:table-cell table:formula="of:=[.BV$1]*[.BV90]/([.$A91]+[.BV$1]*[.BV90])" office:value-type="float" office:value="0.00161093458758623">
            <text:p>1,61E-03</text:p>
          </table:table-cell>
          <table:table-cell table:formula="of:=[.BW$1]*[.BW90]/([.$A91]+[.BW$1]*[.BW90])" office:value-type="float" office:value="0.00221944928843178">
            <text:p>2,22E-03</text:p>
          </table:table-cell>
          <table:table-cell table:formula="of:=[.BX$1]*[.BX90]/([.$A91]+[.BX$1]*[.BX90])" office:value-type="float" office:value="0.00300160470874337">
            <text:p>3,00E-03</text:p>
          </table:table-cell>
          <table:table-cell table:formula="of:=[.BY$1]*[.BY90]/([.$A91]+[.BY$1]*[.BY90])" office:value-type="float" office:value="0.00398772572978594">
            <text:p>3,99E-03</text:p>
          </table:table-cell>
          <table:table-cell office:value-type="float" office:value="89">
            <text:p>89</text:p>
          </table:table-cell>
          <table:table-cell table:formula="of:=[.CA$1]*[.CA90]/([.$A91]+[.CA$1]*[.CA90])" office:value-type="float" office:value="0.00520818159374094">
            <text:p>5,21E-03</text:p>
          </table:table-cell>
          <table:table-cell table:formula="of:=[.CB$1]*[.CB90]/([.$A91]+[.CB$1]*[.CB90])" office:value-type="float" office:value="0.00669213763480631">
            <text:p>6,69E-03</text:p>
          </table:table-cell>
          <table:table-cell table:formula="of:=[.CC$1]*[.CC90]/([.$A91]+[.CC$1]*[.CC90])" office:value-type="float" office:value="0.00846629534745677">
            <text:p>8,47E-03</text:p>
          </table:table-cell>
          <table:table-cell table:formula="of:=[.CD$1]*[.CD90]/([.$A91]+[.CD$1]*[.CD90])" office:value-type="float" office:value="0.0105537275493866">
            <text:p>1,06E-02</text:p>
          </table:table-cell>
          <table:table-cell table:formula="of:=[.CE$1]*[.CE90]/([.$A91]+[.CE$1]*[.CE90])" office:value-type="float" office:value="0.0129729051943914">
            <text:p>1,30E-02</text:p>
          </table:table-cell>
          <table:table-cell table:formula="of:=[.CF$1]*[.CF90]/([.$A91]+[.CF$1]*[.CF90])" office:value-type="float" office:value="0.0157369893860207">
            <text:p>1,57E-02</text:p>
          </table:table-cell>
          <table:table-cell table:formula="of:=[.CG$1]*[.CG90]/([.$A91]+[.CG$1]*[.CG90])" office:value-type="float" office:value="0.0188534308041312">
            <text:p>1,89E-02</text:p>
          </table:table-cell>
          <table:table-cell table:formula="of:=[.CH$1]*[.CH90]/([.$A91]+[.CH$1]*[.CH90])" office:value-type="float" office:value="0.0223238847710761">
            <text:p>2,23E-02</text:p>
          </table:table-cell>
          <table:table-cell table:formula="of:=[.CI$1]*[.CI90]/([.$A91]+[.CI$1]*[.CI90])" office:value-type="float" office:value="0.0261444190665773">
            <text:p>2,61E-02</text:p>
          </table:table-cell>
          <table:table-cell table:formula="of:=[.CJ$1]*[.CJ90]/([.$A91]+[.CJ$1]*[.CJ90])" office:value-type="float" office:value="0.0303059675355208">
            <text:p>3,03E-02</text:p>
          </table:table-cell>
          <table:table-cell office:value-type="float" office:value="89">
            <text:p>89</text:p>
          </table:table-cell>
          <table:table-cell table:formula="of:=[.CL$1]*[.CL90]/([.$A91]+[.CL$1]*[.CL90])" office:value-type="float" office:value="0.0347949677448898">
            <text:p>3,48E-02</text:p>
          </table:table-cell>
          <table:table-cell table:formula="of:=[.CM$1]*[.CM90]/([.$A91]+[.CM$1]*[.CM90])" office:value-type="float" office:value="0.0395941156564824">
            <text:p>3,96E-02</text:p>
          </table:table-cell>
          <table:table-cell table:formula="of:=[.CN$1]*[.CN90]/([.$A91]+[.CN$1]*[.CN90])" office:value-type="float" office:value="0.0446831731330391">
            <text:p>4,47E-02</text:p>
          </table:table-cell>
          <table:table-cell table:formula="of:=[.CO$1]*[.CO90]/([.$A91]+[.CO$1]*[.CO90])" office:value-type="float" office:value="0.0500397728061711">
            <text:p>5,00E-02</text:p>
          </table:table-cell>
          <table:table-cell table:formula="of:=[.CP$1]*[.CP90]/([.$A91]+[.CP$1]*[.CP90])" office:value-type="float" office:value="0.0556401768640601">
            <text:p>5,56E-02</text:p>
          </table:table-cell>
          <table:table-cell table:formula="of:=[.CQ$1]*[.CQ90]/([.$A91]+[.CQ$1]*[.CQ90])" office:value-type="float" office:value="0.0614599593753242">
            <text:p>6,15E-02</text:p>
          </table:table-cell>
          <table:table-cell table:formula="of:=[.CR$1]*[.CR90]/([.$A91]+[.CR$1]*[.CR90])" office:value-type="float" office:value="0.0674745941094296">
            <text:p>6,75E-02</text:p>
          </table:table-cell>
          <table:table-cell table:formula="of:=[.CS$1]*[.CS90]/([.$A91]+[.CS$1]*[.CS90])" office:value-type="float" office:value="0.0736599403397843">
            <text:p>7,37E-02</text:p>
          </table:table-cell>
          <table:table-cell table:formula="of:=[.CT$1]*[.CT90]/([.$A91]+[.CT$1]*[.CT90])" office:value-type="float" office:value="0.0799926273049979">
            <text:p>8,00E-02</text:p>
          </table:table-cell>
          <table:table-cell table:formula="of:=[.CU$1]*[.CU90]/([.$A91]+[.CU$1]*[.CU90])" office:value-type="float" office:value="0.0864503437909228">
            <text:p>8,65E-02</text:p>
          </table:table-cell>
          <table:table-cell office:value-type="float" office:value="89">
            <text:p>89</text:p>
          </table:table-cell>
          <table:table-cell table:formula="of:=[.CW$1]*[.CW90]/([.$A91]+[.CW$1]*[.CW90])" office:value-type="float" office:value="0.0930120429118435">
            <text:p>9,30E-02</text:p>
          </table:table-cell>
          <table:table-cell table:formula="of:=[.CX$1]*[.CX90]/([.$A91]+[.CX$1]*[.CX90])" office:value-type="float" office:value="0.0996580740002253">
            <text:p>9,97E-02</text:p>
          </table:table-cell>
          <table:table-cell table:formula="of:=[.CY$1]*[.CY90]/([.$A91]+[.CY$1]*[.CY90])" office:value-type="float" office:value="0.106370253995719">
            <text:p>1,06E-01</text:p>
          </table:table-cell>
          <table:table-cell table:formula="of:=[.CZ$1]*[.CZ90]/([.$A91]+[.CZ$1]*[.CZ90])" office:value-type="float" office:value="0.113131890268032">
            <text:p>1,13E-01</text:p>
          </table:table-cell>
          <table:table-cell table:formula="of:=[.DA$1]*[.DA90]/([.$A91]+[.DA$1]*[.DA90])" office:value-type="float" office:value="0.119927765766157">
            <text:p>1,20E-01</text:p>
          </table:table-cell>
          <table:table-cell table:formula="of:=[.DB$1]*[.DB90]/([.$A91]+[.DB$1]*[.DB90])" office:value-type="float" office:value="0.126744096034018">
            <text:p>1,27E-01</text:p>
          </table:table-cell>
          <table:table-cell table:formula="of:=[.DC$1]*[.DC90]/([.$A91]+[.DC$1]*[.DC90])" office:value-type="float" office:value="0.133568466170735">
            <text:p>1,34E-01</text:p>
          </table:table-cell>
          <table:table-cell table:formula="of:=[.DD$1]*[.DD90]/([.$A91]+[.DD$1]*[.DD90])" office:value-type="float" office:value="0.140389754378236">
            <text:p>1,40E-01</text:p>
          </table:table-cell>
          <table:table-cell table:formula="of:=[.DE$1]*[.DE90]/([.$A91]+[.DE$1]*[.DE90])" office:value-type="float" office:value="0.147198047413117">
            <text:p>1,47E-01</text:p>
          </table:table-cell>
          <table:table-cell table:formula="of:=[.DF$1]*[.DF90]/([.$A91]+[.DF$1]*[.DF90])" office:value-type="float" office:value="0.153984552087653">
            <text:p>1,54E-01</text:p>
          </table:table-cell>
          <table:table-cell table:number-columns-repeated="146"/>
        </table:table-row>
        <table:table-row table:style-name="ro1">
          <table:table-cell office:value-type="float" office:value="90">
            <text:p>90</text:p>
          </table:table-cell>
          <table:table-cell table:formula="of:=[.$C$1]*[.B91]/([.$A92]+[.$C$1]*[.B91])" office:value-type="float" office:value="9.93232040974033E-113">
            <text:p>9,93E-113</text:p>
          </table:table-cell>
          <table:table-cell table:formula="of:=[.$C$1]*[.C91]/([.$A92]+[.$C$1]*[.C91])" office:value-type="float" office:value="1.12765138055893E-112">
            <text:p>1,13E-112</text:p>
          </table:table-cell>
          <table:table-cell table:formula="of:=[.$D$1]*[.D91]/([.$A92]+[.$D$1]*[.D91])" office:value-type="float" office:value="2.92478326453322E-097">
            <text:p>2,92E-97</text:p>
          </table:table-cell>
          <table:table-cell table:formula="of:=[.$E$1]*[.E91]/([.$A92]+[.$E$1]*[.E91])" office:value-type="float" office:value="1.88923290831608E-086">
            <text:p>1,89E-86</text:p>
          </table:table-cell>
          <table:table-cell table:formula="of:=[.$F$1]*[.F91]/([.$A92]+[.$F$1]*[.F91])" office:value-type="float" office:value="3.66346621454325E-078">
            <text:p>3,66E-78</text:p>
          </table:table-cell>
          <table:table-cell table:formula="of:=[.$G$1]*[.G91]/([.$A92]+[.$G$1]*[.G91])" office:value-type="float" office:value="1.80264352565929E-071">
            <text:p>1,80E-71</text:p>
          </table:table-cell>
          <table:table-cell table:formula="of:=[.$H$1]*[.H91]/([.$A92]+[.$H$1]*[.H91])" office:value-type="float" office:value="7.02791399222096E-066">
            <text:p>7,03E-66</text:p>
          </table:table-cell>
          <table:table-cell table:formula="of:=[.I$1]*[.I91]/([.$A92]+[.I$1]*[.I91])" office:value-type="float" office:value="4.28358297729919E-061">
            <text:p>4,28E-61</text:p>
          </table:table-cell>
          <table:table-cell table:formula="of:=[.J$1]*[.J91]/([.$A92]+[.J$1]*[.J91])" office:value-type="float" office:value="6.32761027203635E-057">
            <text:p>6,33E-57</text:p>
          </table:table-cell>
          <table:table-cell table:formula="of:=[.K$1]*[.K91]/([.$A92]+[.K$1]*[.K91])" office:value-type="float" office:value="3.05576105041861E-053">
            <text:p>3,06E-53</text:p>
          </table:table-cell>
          <table:table-cell office:value-type="float" office:value="90">
            <text:p>90</text:p>
          </table:table-cell>
          <table:table-cell table:formula="of:=[.M$1]*[.M91]/([.$A92]+[.M$1]*[.M91])" office:value-type="float" office:value="5.97264322900723E-050">
            <text:p>5,97E-50</text:p>
          </table:table-cell>
          <table:table-cell table:formula="of:=[.N$1]*[.N91]/([.$A92]+[.N$1]*[.N91])" office:value-type="float" office:value="5.53149560211641E-047">
            <text:p>5,53E-47</text:p>
          </table:table-cell>
          <table:table-cell table:formula="of:=[.O$1]*[.O91]/([.$A92]+[.O$1]*[.O91])" office:value-type="float" office:value="2.73613582745853E-044">
            <text:p>2,74E-44</text:p>
          </table:table-cell>
          <table:table-cell table:formula="of:=[.P$1]*[.P91]/([.$A92]+[.P$1]*[.P91])" office:value-type="float" office:value="7.93349722900236E-042">
            <text:p>7,93E-42</text:p>
          </table:table-cell>
          <table:table-cell table:formula="of:=[.Q$1]*[.Q91]/([.$A92]+[.Q$1]*[.Q91])" office:value-type="float" office:value="1.45164457845037E-039">
            <text:p>1,45E-39</text:p>
          </table:table-cell>
          <table:table-cell table:formula="of:=[.R$1]*[.R91]/([.$A92]+[.R$1]*[.R91])" office:value-type="float" office:value="1.77889755650746E-037">
            <text:p>1,78E-37</text:p>
          </table:table-cell>
          <table:table-cell table:formula="of:=[.S$1]*[.S91]/([.$A92]+[.S$1]*[.S91])" office:value-type="float" office:value="1.53271335542202E-035">
            <text:p>1,53E-35</text:p>
          </table:table-cell>
          <table:table-cell table:formula="of:=[.T$1]*[.T91]/([.$A92]+[.T$1]*[.T91])" office:value-type="float" office:value="9.66693937611862E-034">
            <text:p>9,67E-34</text:p>
          </table:table-cell>
          <table:table-cell table:formula="of:=[.U$1]*[.U91]/([.$A92]+[.U$1]*[.U91])" office:value-type="float" office:value="4.61629059268879E-032">
            <text:p>4,62E-32</text:p>
          </table:table-cell>
          <table:table-cell table:formula="of:=[.V$1]*[.V91]/([.$A92]+[.V$1]*[.V91])" office:value-type="float" office:value="1.71741076850098E-030">
            <text:p>1,72E-30</text:p>
          </table:table-cell>
          <table:table-cell office:value-type="float" office:value="90">
            <text:p>90</text:p>
          </table:table-cell>
          <table:table-cell table:formula="of:=[.X$1]*[.X91]/([.$A92]+[.X$1]*[.X91])" office:value-type="float" office:value="5.10054538233741E-029">
            <text:p>5,10E-29</text:p>
          </table:table-cell>
          <table:table-cell table:formula="of:=[.Y$1]*[.Y91]/([.$A92]+[.Y$1]*[.Y91])" office:value-type="float" office:value="1.23488604291392E-027">
            <text:p>1,23E-27</text:p>
          </table:table-cell>
          <table:table-cell table:formula="of:=[.Z$1]*[.Z91]/([.$A92]+[.Z$1]*[.Z91])" office:value-type="float" office:value="2.48196908558424E-026">
            <text:p>2,48E-26</text:p>
          </table:table-cell>
          <table:table-cell table:formula="of:=[.AA$1]*[.AA91]/([.$A92]+[.AA$1]*[.AA91])" office:value-type="float" office:value="4.20734764444626E-025">
            <text:p>4,21E-25</text:p>
          </table:table-cell>
          <table:table-cell table:formula="of:=[.AB$1]*[.AB91]/([.$A92]+[.AB$1]*[.AB91])" office:value-type="float" office:value="6.09962229119433E-024">
            <text:p>6,10E-24</text:p>
          </table:table-cell>
          <table:table-cell table:formula="of:=[.AC$1]*[.AC91]/([.$A92]+[.AC$1]*[.AC91])" office:value-type="float" office:value="7.65612468997288E-023">
            <text:p>7,66E-23</text:p>
          </table:table-cell>
          <table:table-cell table:formula="of:=[.AD$1]*[.AD91]/([.$A92]+[.AD$1]*[.AD91])" office:value-type="float" office:value="8.41108405212328E-022">
            <text:p>8,41E-22</text:p>
          </table:table-cell>
          <table:table-cell table:formula="of:=[.AE$1]*[.AE91]/([.$A92]+[.AE$1]*[.AE91])" office:value-type="float" office:value="8.16660475990453E-021">
            <text:p>8,17E-21</text:p>
          </table:table-cell>
          <table:table-cell table:formula="of:=[.AF$1]*[.AF91]/([.$A92]+[.AF$1]*[.AF91])" office:value-type="float" office:value="7.06877316837473E-020">
            <text:p>7,07E-20</text:p>
          </table:table-cell>
          <table:table-cell table:formula="of:=[.AG$1]*[.AG91]/([.$A92]+[.AG$1]*[.AG91])" office:value-type="float" office:value="5.49721442782144E-019">
            <text:p>5,50E-19</text:p>
          </table:table-cell>
          <table:table-cell office:value-type="float" office:value="90">
            <text:p>90</text:p>
          </table:table-cell>
          <table:table-cell table:formula="of:=[.AI$1]*[.AI91]/([.$A92]+[.AI$1]*[.AI91])" office:value-type="float" office:value="3.86801113891073E-018">
            <text:p>3,87E-18</text:p>
          </table:table-cell>
          <table:table-cell table:formula="of:=[.AJ$1]*[.AJ91]/([.$A92]+[.AJ$1]*[.AJ91])" office:value-type="float" office:value="2.47821418145231E-017">
            <text:p>2,48E-17</text:p>
          </table:table-cell>
          <table:table-cell table:formula="of:=[.AK$1]*[.AK91]/([.$A92]+[.AK$1]*[.AK91])" office:value-type="float" office:value="1.45412217103722E-016">
            <text:p>1,45E-16</text:p>
          </table:table-cell>
          <table:table-cell table:formula="of:=[.AL$1]*[.AL91]/([.$A92]+[.AL$1]*[.AL91])" office:value-type="float" office:value="7.85514776526945E-016">
            <text:p>7,86E-16</text:p>
          </table:table-cell>
          <table:table-cell table:formula="of:=[.AM$1]*[.AM91]/([.$A92]+[.AM$1]*[.AM91])" office:value-type="float" office:value="3.92537665131429E-015">
            <text:p>3,93E-15</text:p>
          </table:table-cell>
          <table:table-cell table:formula="of:=[.AN$1]*[.AN91]/([.$A92]+[.AN$1]*[.AN91])" office:value-type="float" office:value="0.0000000000000182258558270294">
            <text:p>1,82E-14</text:p>
          </table:table-cell>
          <table:table-cell table:formula="of:=[.AO$1]*[.AO91]/([.$A92]+[.AO$1]*[.AO91])" office:value-type="float" office:value="0.0000000000000789448030488722">
            <text:p>7,89E-14</text:p>
          </table:table-cell>
          <table:table-cell table:formula="of:=[.AP$1]*[.AP91]/([.$A92]+[.AP$1]*[.AP91])" office:value-type="float" office:value="0.000000000000320182501392442">
            <text:p>3,20E-13</text:p>
          </table:table-cell>
          <table:table-cell table:formula="of:=[.AQ$1]*[.AQ91]/([.$A92]+[.AQ$1]*[.AQ91])" office:value-type="float" office:value="0.00000000000122009612593139">
            <text:p>1,22E-12</text:p>
          </table:table-cell>
          <table:table-cell table:formula="of:=[.AR$1]*[.AR91]/([.$A92]+[.AR$1]*[.AR91])" office:value-type="float" office:value="0.00000000000438211886250143">
            <text:p>4,38E-12</text:p>
          </table:table-cell>
          <table:table-cell office:value-type="float" office:value="90">
            <text:p>90</text:p>
          </table:table-cell>
          <table:table-cell table:formula="of:=[.AT$1]*[.AT91]/([.$A92]+[.AT$1]*[.AT91])" office:value-type="float" office:value="0.0000000000148777602779214">
            <text:p>1,49E-11</text:p>
          </table:table-cell>
          <table:table-cell table:formula="of:=[.AU$1]*[.AU91]/([.$A92]+[.AU$1]*[.AU91])" office:value-type="float" office:value="0.0000000000478775706578657">
            <text:p>4,79E-11</text:p>
          </table:table-cell>
          <table:table-cell table:formula="of:=[.AV$1]*[.AV91]/([.$A92]+[.AV$1]*[.AV91])" office:value-type="float" office:value="0.00000000014640721868492">
            <text:p>1,46E-10</text:p>
          </table:table-cell>
          <table:table-cell table:formula="of:=[.AW$1]*[.AW91]/([.$A92]+[.AW$1]*[.AW91])" office:value-type="float" office:value="0.000000000426430137269983">
            <text:p>4,26E-10</text:p>
          </table:table-cell>
          <table:table-cell table:formula="of:=[.AX$1]*[.AX91]/([.$A92]+[.AX$1]*[.AX91])" office:value-type="float" office:value="0.00000000118560156694122">
            <text:p>1,19E-09</text:p>
          </table:table-cell>
          <table:table-cell table:formula="of:=[.AY$1]*[.AY91]/([.$A92]+[.AY$1]*[.AY91])" office:value-type="float" office:value="0.00000000315299219112704">
            <text:p>3,15E-09</text:p>
          </table:table-cell>
          <table:table-cell table:formula="of:=[.AZ$1]*[.AZ91]/([.$A92]+[.AZ$1]*[.AZ91])" office:value-type="float" office:value="0.00000000803583069999723">
            <text:p>8,04E-09</text:p>
          </table:table-cell>
          <table:table-cell table:formula="of:=[.BA$1]*[.BA91]/([.$A92]+[.BA$1]*[.BA91])" office:value-type="float" office:value="0.0000000196625776963616">
            <text:p>1,97E-08</text:p>
          </table:table-cell>
          <table:table-cell table:formula="of:=[.BB$1]*[.BB91]/([.$A92]+[.BB$1]*[.BB91])" office:value-type="float" office:value="0.0000000462681166824073">
            <text:p>4,63E-08</text:p>
          </table:table-cell>
          <table:table-cell table:formula="of:=[.BC$1]*[.BC91]/([.$A92]+[.BC$1]*[.BC91])" office:value-type="float" office:value="0.000000104867414134294">
            <text:p>1,05E-07</text:p>
          </table:table-cell>
          <table:table-cell office:value-type="float" office:value="90">
            <text:p>90</text:p>
          </table:table-cell>
          <table:table-cell table:formula="of:=[.BE$1]*[.BE91]/([.$A92]+[.BE$1]*[.BE91])" office:value-type="float" office:value="0.00000022927758840099">
            <text:p>2,29E-07</text:p>
          </table:table-cell>
          <table:table-cell table:formula="of:=[.BF$1]*[.BF91]/([.$A92]+[.BF$1]*[.BF91])" office:value-type="float" office:value="0.000000484230733388015">
            <text:p>4,84E-07</text:p>
          </table:table-cell>
          <table:table-cell table:formula="of:=[.BG$1]*[.BG91]/([.$A92]+[.BG$1]*[.BG91])" office:value-type="float" office:value="0.000000989203200592778">
            <text:p>9,89E-07</text:p>
          </table:table-cell>
          <table:table-cell table:formula="of:=[.BH$1]*[.BH91]/([.$A92]+[.BH$1]*[.BH91])" office:value-type="float" office:value="0.00000195704931132237">
            <text:p>1,96E-06</text:p>
          </table:table-cell>
          <table:table-cell table:formula="of:=[.BI$1]*[.BI91]/([.$A92]+[.BI$1]*[.BI91])" office:value-type="float" office:value="0.00000375415464218924">
            <text:p>3,75E-06</text:p>
          </table:table-cell>
          <table:table-cell table:formula="of:=[.BJ$1]*[.BJ91]/([.$A92]+[.BJ$1]*[.BJ91])" office:value-type="float" office:value="0.0000069903724970549">
            <text:p>6,99E-06</text:p>
          </table:table-cell>
          <table:table-cell table:formula="of:=[.BK$1]*[.BK91]/([.$A92]+[.BK$1]*[.BK91])" office:value-type="float" office:value="0.000012648079017916">
            <text:p>1,26E-05</text:p>
          </table:table-cell>
          <table:table-cell table:formula="of:=[.BL$1]*[.BL91]/([.$A92]+[.BL$1]*[.BL91])" office:value-type="float" office:value="0.0000222597303773116">
            <text:p>2,23E-05</text:p>
          </table:table-cell>
          <table:table-cell table:formula="of:=[.BM$1]*[.BM91]/([.$A92]+[.BM$1]*[.BM91])" office:value-type="float" office:value="0.000038141685491429">
            <text:p>3,81E-05</text:p>
          </table:table-cell>
          <table:table-cell table:formula="of:=[.BN$1]*[.BN91]/([.$A92]+[.BN$1]*[.BN91])" office:value-type="float" office:value="0.0000636881408413077">
            <text:p>6,37E-05</text:p>
          </table:table-cell>
          <table:table-cell office:value-type="float" office:value="90">
            <text:p>90</text:p>
          </table:table-cell>
          <table:table-cell table:formula="of:=[.BP$1]*[.BP91]/([.$A92]+[.BP$1]*[.BP91])" office:value-type="float" office:value="0.000103722369004376">
            <text:p>1,04E-04</text:p>
          </table:table-cell>
          <table:table-cell table:formula="of:=[.BQ$1]*[.BQ91]/([.$A92]+[.BQ$1]*[.BQ91])" office:value-type="float" office:value="0.000164893018774358">
            <text:p>1,65E-04</text:p>
          </table:table-cell>
          <table:table-cell table:formula="of:=[.BR$1]*[.BR91]/([.$A92]+[.BR$1]*[.BR91])" office:value-type="float" office:value="0.000256091593168821">
            <text:p>2,56E-04</text:p>
          </table:table-cell>
          <table:table-cell table:formula="of:=[.BS$1]*[.BS91]/([.$A92]+[.BS$1]*[.BS91])" office:value-type="float" office:value="0.000388854697506567">
            <text:p>3,89E-04</text:p>
          </table:table-cell>
          <table:table-cell table:formula="of:=[.BT$1]*[.BT91]/([.$A92]+[.BT$1]*[.BT91])" office:value-type="float" office:value="0.000577703320402054">
            <text:p>5,78E-04</text:p>
          </table:table-cell>
          <table:table-cell table:formula="of:=[.BU$1]*[.BU91]/([.$A92]+[.BU$1]*[.BU91])" office:value-type="float" office:value="0.000840363889465643">
            <text:p>8,40E-04</text:p>
          </table:table-cell>
          <table:table-cell table:formula="of:=[.BV$1]*[.BV91]/([.$A92]+[.BV$1]*[.BV91])" office:value-type="float" office:value="0.00119781482310331">
            <text:p>1,20E-03</text:p>
          </table:table-cell>
          <table:table-cell table:formula="of:=[.BW$1]*[.BW91]/([.$A92]+[.BW$1]*[.BW91])" office:value-type="float" office:value="0.00167410989640128">
            <text:p>1,67E-03</text:p>
          </table:table-cell>
          <table:table-cell table:formula="of:=[.BX$1]*[.BX91]/([.$A92]+[.BX$1]*[.BX91])" office:value-type="float" office:value="0.00229594677447214">
            <text:p>2,30E-03</text:p>
          </table:table-cell>
          <table:table-cell table:formula="of:=[.BY$1]*[.BY91]/([.$A92]+[.BY$1]*[.BY91])" office:value-type="float" office:value="0.00309197449829586">
            <text:p>3,09E-03</text:p>
          </table:table-cell>
          <table:table-cell office:value-type="float" office:value="90">
            <text:p>90</text:p>
          </table:table-cell>
          <table:table-cell table:formula="of:=[.CA$1]*[.CA91]/([.$A92]+[.CA$1]*[.CA91])" office:value-type="float" office:value="0.00409186444296904">
            <text:p>4,09E-03</text:p>
          </table:table-cell>
          <table:table-cell table:formula="of:=[.CB$1]*[.CB91]/([.$A92]+[.CB$1]*[.CB91])" office:value-type="float" office:value="0.00532520052795225">
            <text:p>5,33E-03</text:p>
          </table:table-cell>
          <table:table-cell table:formula="of:=[.CC$1]*[.CC91]/([.$A92]+[.CC$1]*[.CC91])" office:value-type="float" office:value="0.00682027070286202">
            <text:p>6,82E-03</text:p>
          </table:table-cell>
          <table:table-cell table:formula="of:=[.CD$1]*[.CD91]/([.$A92]+[.CD$1]*[.CD91])" office:value-type="float" office:value="0.00860285793845879">
            <text:p>8,60E-03</text:p>
          </table:table-cell>
          <table:table-cell table:formula="of:=[.CE$1]*[.CE91]/([.$A92]+[.CE$1]*[.CE91])" office:value-type="float" office:value="0.0106951318853346">
            <text:p>1,07E-02</text:p>
          </table:table-cell>
          <table:table-cell table:formula="of:=[.CF$1]*[.CF91]/([.$A92]+[.CF$1]*[.CF91])" office:value-type="float" office:value="0.0131147314195794">
            <text:p>1,31E-02</text:p>
          </table:table-cell>
          <table:table-cell table:formula="of:=[.CG$1]*[.CG91]/([.$A92]+[.CG$1]*[.CG91])" office:value-type="float" office:value="0.0158741056421212">
            <text:p>1,59E-02</text:p>
          </table:table-cell>
          <table:table-cell table:formula="of:=[.CH$1]*[.CH91]/([.$A92]+[.CH$1]*[.CH91])" office:value-type="float" office:value="0.0189801508609429">
            <text:p>1,90E-02</text:p>
          </table:table-cell>
          <table:table-cell table:formula="of:=[.CI$1]*[.CI91]/([.$A92]+[.CI$1]*[.CI91])" office:value-type="float" office:value="0.0224341490067758">
            <text:p>2,24E-02</text:p>
          </table:table-cell>
          <table:table-cell table:formula="of:=[.CJ$1]*[.CJ91]/([.$A92]+[.CJ$1]*[.CJ91])" office:value-type="float" office:value="0.0262319838961526">
            <text:p>2,62E-02</text:p>
          </table:table-cell>
          <table:table-cell office:value-type="float" office:value="90">
            <text:p>90</text:p>
          </table:table-cell>
          <table:table-cell table:formula="of:=[.CL$1]*[.CL91]/([.$A92]+[.CL$1]*[.CL91])" office:value-type="float" office:value="0.0303645895478859">
            <text:p>3,04E-02</text:p>
          </table:table-cell>
          <table:table-cell table:formula="of:=[.CM$1]*[.CM91]/([.$A92]+[.CM$1]*[.CM91])" office:value-type="float" office:value="0.0348185713282028">
            <text:p>3,48E-02</text:p>
          </table:table-cell>
          <table:table-cell table:formula="of:=[.CN$1]*[.CN91]/([.$A92]+[.CN$1]*[.CN91])" office:value-type="float" office:value="0.0395769361507128">
            <text:p>3,96E-02</text:p>
          </table:table-cell>
          <table:table-cell table:formula="of:=[.CO$1]*[.CO91]/([.$A92]+[.CO$1]*[.CO91])" office:value-type="float" office:value="0.0446198709606171">
            <text:p>4,46E-02</text:p>
          </table:table-cell>
          <table:table-cell table:formula="of:=[.CP$1]*[.CP91]/([.$A92]+[.CP$1]*[.CP91])" office:value-type="float" office:value="0.0499255171350456">
            <text:p>4,99E-02</text:p>
          </table:table-cell>
          <table:table-cell table:formula="of:=[.CQ$1]*[.CQ91]/([.$A92]+[.CQ$1]*[.CQ91])" office:value-type="float" office:value="0.0554706998634116">
            <text:p>5,55E-02</text:p>
          </table:table-cell>
          <table:table-cell table:formula="of:=[.CR$1]*[.CR91]/([.$A92]+[.CR$1]*[.CR91])" office:value-type="float" office:value="0.0612315839104481">
            <text:p>6,12E-02</text:p>
          </table:table-cell>
          <table:table-cell table:formula="of:=[.CS$1]*[.CS91]/([.$A92]+[.CS$1]*[.CS91])" office:value-type="float" office:value="0.0671842387998364">
            <text:p>6,72E-02</text:p>
          </table:table-cell>
          <table:table-cell table:formula="of:=[.CT$1]*[.CT91]/([.$A92]+[.CT$1]*[.CT91])" office:value-type="float" office:value="0.0733051063709415">
            <text:p>7,33E-02</text:p>
          </table:table-cell>
          <table:table-cell table:formula="of:=[.CU$1]*[.CU91]/([.$A92]+[.CU$1]*[.CU91])" office:value-type="float" office:value="0.0795713713792698">
            <text:p>7,96E-02</text:p>
          </table:table-cell>
          <table:table-cell office:value-type="float" office:value="90">
            <text:p>90</text:p>
          </table:table-cell>
          <table:table-cell table:formula="of:=[.CW$1]*[.CW91]/([.$A92]+[.CW$1]*[.CW91])" office:value-type="float" office:value="0.0859612412746468">
            <text:p>8,60E-02</text:p>
          </table:table-cell>
          <table:table-cell table:formula="of:=[.CX$1]*[.CX91]/([.$A92]+[.CX$1]*[.CX91])" office:value-type="float" office:value="0.0924541447157292">
            <text:p>9,25E-02</text:p>
          </table:table-cell>
          <table:table-cell table:formula="of:=[.CY$1]*[.CY91]/([.$A92]+[.CY$1]*[.CY91])" office:value-type="float" office:value="0.0990308601257529">
            <text:p>9,90E-02</text:p>
          </table:table-cell>
          <table:table-cell table:formula="of:=[.CZ$1]*[.CZ91]/([.$A92]+[.CZ$1]*[.CZ91])" office:value-type="float" office:value="0.105673586068072">
            <text:p>1,06E-01</text:p>
          </table:table-cell>
          <table:table-cell table:formula="of:=[.DA$1]*[.DA91]/([.$A92]+[.DA$1]*[.DA91])" office:value-type="float" office:value="0.112365964806467">
            <text:p>1,12E-01</text:p>
          </table:table-cell>
          <table:table-cell table:formula="of:=[.DB$1]*[.DB91]/([.$A92]+[.DB$1]*[.DB91])" office:value-type="float" office:value="0.119093069443691">
            <text:p>1,19E-01</text:p>
          </table:table-cell>
          <table:table-cell table:formula="of:=[.DC$1]*[.DC91]/([.$A92]+[.DC$1]*[.DC91])" office:value-type="float" office:value="0.125841363761461">
            <text:p>1,26E-01</text:p>
          </table:table-cell>
          <table:table-cell table:formula="of:=[.DD$1]*[.DD91]/([.$A92]+[.DD$1]*[.DD91])" office:value-type="float" office:value="0.132598642506012">
            <text:p>1,33E-01</text:p>
          </table:table-cell>
          <table:table-cell table:formula="of:=[.DE$1]*[.DE91]/([.$A92]+[.DE$1]*[.DE91])" office:value-type="float" office:value="0.139353958504209">
            <text:p>1,39E-01</text:p>
          </table:table-cell>
          <table:table-cell table:formula="of:=[.DF$1]*[.DF91]/([.$A92]+[.DF$1]*[.DF91])" office:value-type="float" office:value="0.146097541735931">
            <text:p>1,46E-01</text:p>
          </table:table-cell>
          <table:table-cell table:number-columns-repeated="146"/>
        </table:table-row>
        <table:table-row table:style-name="ro1">
          <table:table-cell office:value-type="float" office:value="91">
            <text:p>91</text:p>
          </table:table-cell>
          <table:table-cell table:formula="of:=[.$C$1]*[.B92]/([.$A93]+[.$C$1]*[.B92])" office:value-type="float" office:value="2.18292756258029E-114">
            <text:p>2,18E-114</text:p>
          </table:table-cell>
          <table:table-cell table:formula="of:=[.$C$1]*[.C92]/([.$A93]+[.$C$1]*[.C92])" office:value-type="float" office:value="2.4783546825471E-114">
            <text:p>2,48E-114</text:p>
          </table:table-cell>
          <table:table-cell table:formula="of:=[.$D$1]*[.D92]/([.$A93]+[.$D$1]*[.D92])" office:value-type="float" office:value="9.6421426303293E-099">
            <text:p>9,64E-99</text:p>
          </table:table-cell>
          <table:table-cell table:formula="of:=[.$E$1]*[.E92]/([.$A93]+[.$E$1]*[.E92])" office:value-type="float" office:value="8.30432047611462E-088">
            <text:p>8,30E-88</text:p>
          </table:table-cell>
          <table:table-cell table:formula="of:=[.$F$1]*[.F92]/([.$A93]+[.$F$1]*[.F92])" office:value-type="float" office:value="2.01289352447431E-079">
            <text:p>2,01E-79</text:p>
          </table:table-cell>
          <table:table-cell table:formula="of:=[.$G$1]*[.G92]/([.$A93]+[.$G$1]*[.G92])" office:value-type="float" office:value="1.18855617076436E-072">
            <text:p>1,19E-72</text:p>
          </table:table-cell>
          <table:table-cell table:formula="of:=[.$H$1]*[.H92]/([.$A93]+[.$H$1]*[.H92])" office:value-type="float" office:value="5.40608768632381E-067">
            <text:p>5,41E-67</text:p>
          </table:table-cell>
          <table:table-cell table:formula="of:=[.I$1]*[.I92]/([.$A93]+[.I$1]*[.I92])" office:value-type="float" office:value="3.76578723279049E-062">
            <text:p>3,77E-62</text:p>
          </table:table-cell>
          <table:table-cell table:formula="of:=[.J$1]*[.J92]/([.$A93]+[.J$1]*[.J92])" office:value-type="float" office:value="6.25807609322276E-058">
            <text:p>6,26E-58</text:p>
          </table:table-cell>
          <table:table-cell table:formula="of:=[.K$1]*[.K92]/([.$A93]+[.K$1]*[.K92])" office:value-type="float" office:value="3.35797917628419E-054">
            <text:p>3,36E-54</text:p>
          </table:table-cell>
          <table:table-cell office:value-type="float" office:value="91">
            <text:p>91</text:p>
          </table:table-cell>
          <table:table-cell table:formula="of:=[.M$1]*[.M92]/([.$A93]+[.M$1]*[.M92])" office:value-type="float" office:value="7.21967862847028E-051">
            <text:p>7,22E-51</text:p>
          </table:table-cell>
          <table:table-cell table:formula="of:=[.N$1]*[.N92]/([.$A93]+[.N$1]*[.N92])" office:value-type="float" office:value="7.29427991487878E-048">
            <text:p>7,29E-48</text:p>
          </table:table-cell>
          <table:table-cell table:formula="of:=[.O$1]*[.O92]/([.$A93]+[.O$1]*[.O92])" office:value-type="float" office:value="3.9087654677979E-045">
            <text:p>3,91E-45</text:p>
          </table:table-cell>
          <table:table-cell table:formula="of:=[.P$1]*[.P92]/([.$A93]+[.P$1]*[.P92])" office:value-type="float" office:value="1.22053803523113E-042">
            <text:p>1,22E-42</text:p>
          </table:table-cell>
          <table:table-cell table:formula="of:=[.Q$1]*[.Q92]/([.$A93]+[.Q$1]*[.Q92])" office:value-type="float" office:value="2.3928207337094E-040">
            <text:p>2,39E-40</text:p>
          </table:table-cell>
          <table:table-cell table:formula="of:=[.R$1]*[.R92]/([.$A93]+[.R$1]*[.R92])" office:value-type="float" office:value="3.12773196748565E-038">
            <text:p>3,13E-38</text:p>
          </table:table-cell>
          <table:table-cell table:formula="of:=[.S$1]*[.S92]/([.$A93]+[.S$1]*[.S92])" office:value-type="float" office:value="2.8633106639752E-036">
            <text:p>2,86E-36</text:p>
          </table:table-cell>
          <table:table-cell table:formula="of:=[.T$1]*[.T92]/([.$A93]+[.T$1]*[.T92])" office:value-type="float" office:value="1.91214185461687E-034">
            <text:p>1,91E-34</text:p>
          </table:table-cell>
          <table:table-cell table:formula="of:=[.U$1]*[.U92]/([.$A93]+[.U$1]*[.U92])" office:value-type="float" office:value="9.63840892978978E-033">
            <text:p>9,64E-33</text:p>
          </table:table-cell>
          <table:table-cell table:formula="of:=[.V$1]*[.V92]/([.$A93]+[.V$1]*[.V92])" office:value-type="float" office:value="3.77452916154061E-031">
            <text:p>3,77E-31</text:p>
          </table:table-cell>
          <table:table-cell office:value-type="float" office:value="91">
            <text:p>91</text:p>
          </table:table-cell>
          <table:table-cell table:formula="of:=[.X$1]*[.X92]/([.$A93]+[.X$1]*[.X92])" office:value-type="float" office:value="1.17704893438556E-029">
            <text:p>1,18E-29</text:p>
          </table:table-cell>
          <table:table-cell table:formula="of:=[.Y$1]*[.Y92]/([.$A93]+[.Y$1]*[.Y92])" office:value-type="float" office:value="2.98543878506661E-028">
            <text:p>2,99E-28</text:p>
          </table:table-cell>
          <table:table-cell table:formula="of:=[.Z$1]*[.Z92]/([.$A93]+[.Z$1]*[.Z92])" office:value-type="float" office:value="6.27310867785028E-027">
            <text:p>6,27E-27</text:p>
          </table:table-cell>
          <table:table-cell table:formula="of:=[.AA$1]*[.AA92]/([.$A93]+[.AA$1]*[.AA92])" office:value-type="float" office:value="1.10963014798583E-025">
            <text:p>1,11E-25</text:p>
          </table:table-cell>
          <table:table-cell table:formula="of:=[.AB$1]*[.AB92]/([.$A93]+[.AB$1]*[.AB92])" office:value-type="float" office:value="1.67572040966877E-024">
            <text:p>1,68E-24</text:p>
          </table:table-cell>
          <table:table-cell table:formula="of:=[.AC$1]*[.AC92]/([.$A93]+[.AC$1]*[.AC92])" office:value-type="float" office:value="2.18746419713511E-023">
            <text:p>2,19E-23</text:p>
          </table:table-cell>
          <table:table-cell table:formula="of:=[.AD$1]*[.AD92]/([.$A93]+[.AD$1]*[.AD92])" office:value-type="float" office:value="2.4955963671135E-022">
            <text:p>2,50E-22</text:p>
          </table:table-cell>
          <table:table-cell table:formula="of:=[.AE$1]*[.AE92]/([.$A93]+[.AE$1]*[.AE92])" office:value-type="float" office:value="2.51280146458601E-021">
            <text:p>2,51E-21</text:p>
          </table:table-cell>
          <table:table-cell table:formula="of:=[.AF$1]*[.AF92]/([.$A93]+[.AF$1]*[.AF92])" office:value-type="float" office:value="2.25268595475678E-020">
            <text:p>2,25E-20</text:p>
          </table:table-cell>
          <table:table-cell table:formula="of:=[.AG$1]*[.AG92]/([.$A93]+[.AG$1]*[.AG92])" office:value-type="float" office:value="1.81226849268839E-019">
            <text:p>1,81E-19</text:p>
          </table:table-cell>
          <table:table-cell office:value-type="float" office:value="91">
            <text:p>91</text:p>
          </table:table-cell>
          <table:table-cell table:formula="of:=[.AI$1]*[.AI92]/([.$A93]+[.AI$1]*[.AI92])" office:value-type="float" office:value="1.31767412424432E-018">
            <text:p>1,32E-18</text:p>
          </table:table-cell>
          <table:table-cell table:formula="of:=[.AJ$1]*[.AJ92]/([.$A93]+[.AJ$1]*[.AJ92])" office:value-type="float" office:value="8.71459931939273E-018">
            <text:p>8,71E-18</text:p>
          </table:table-cell>
          <table:table-cell table:formula="of:=[.AK$1]*[.AK92]/([.$A93]+[.AK$1]*[.AK92])" office:value-type="float" office:value="5.27319029057453E-017">
            <text:p>5,27E-17</text:p>
          </table:table-cell>
          <table:table-cell table:formula="of:=[.AL$1]*[.AL92]/([.$A93]+[.AL$1]*[.AL92])" office:value-type="float" office:value="2.93489037383693E-016">
            <text:p>2,93E-16</text:p>
          </table:table-cell>
          <table:table-cell table:formula="of:=[.AM$1]*[.AM92]/([.$A93]+[.AM$1]*[.AM92])" office:value-type="float" office:value="1.50976025050549E-015">
            <text:p>1,51E-15</text:p>
          </table:table-cell>
          <table:table-cell table:formula="of:=[.AN$1]*[.AN92]/([.$A93]+[.AN$1]*[.AN92])" office:value-type="float" office:value="7.21022867882475E-015">
            <text:p>7,21E-15</text:p>
          </table:table-cell>
          <table:table-cell table:formula="of:=[.AO$1]*[.AO92]/([.$A93]+[.AO$1]*[.AO92])" office:value-type="float" office:value="0.0000000000000320984364044855">
            <text:p>3,21E-14</text:p>
          </table:table-cell>
          <table:table-cell table:formula="of:=[.AP$1]*[.AP92]/([.$A93]+[.AP$1]*[.AP92])" office:value-type="float" office:value="0.000000000000133702582999024">
            <text:p>1,34E-13</text:p>
          </table:table-cell>
          <table:table-cell table:formula="of:=[.AQ$1]*[.AQ92]/([.$A93]+[.AQ$1]*[.AQ92])" office:value-type="float" office:value="0.00000000000052289833968461">
            <text:p>5,23E-13</text:p>
          </table:table-cell>
          <table:table-cell table:formula="of:=[.AR$1]*[.AR92]/([.$A93]+[.AR$1]*[.AR92])" office:value-type="float" office:value="0.00000000000192620609340351">
            <text:p>1,93E-12</text:p>
          </table:table-cell>
          <table:table-cell office:value-type="float" office:value="91">
            <text:p>91</text:p>
          </table:table-cell>
          <table:table-cell table:formula="of:=[.AT$1]*[.AT92]/([.$A93]+[.AT$1]*[.AT92])" office:value-type="float" office:value="0.000000000006703166718579">
            <text:p>6,70E-12</text:p>
          </table:table-cell>
          <table:table-cell table:formula="of:=[.AU$1]*[.AU92]/([.$A93]+[.AU$1]*[.AU92])" office:value-type="float" office:value="0.000000000022097340303142">
            <text:p>2,21E-11</text:p>
          </table:table-cell>
          <table:table-cell table:formula="of:=[.AV$1]*[.AV92]/([.$A93]+[.AV$1]*[.AV92])" office:value-type="float" office:value="0.000000000069181433000176">
            <text:p>6,92E-11</text:p>
          </table:table-cell>
          <table:table-cell table:formula="of:=[.AW$1]*[.AW92]/([.$A93]+[.AW$1]*[.AW92])" office:value-type="float" office:value="0.000000000206186000395721">
            <text:p>2,06E-10</text:p>
          </table:table-cell>
          <table:table-cell table:formula="of:=[.AX$1]*[.AX92]/([.$A93]+[.AX$1]*[.AX92])" office:value-type="float" office:value="0.000000000586286488803023">
            <text:p>5,86E-10</text:p>
          </table:table-cell>
          <table:table-cell table:formula="of:=[.AY$1]*[.AY92]/([.$A93]+[.AY$1]*[.AY92])" office:value-type="float" office:value="0.00000000159382022594154">
            <text:p>1,59E-09</text:p>
          </table:table-cell>
          <table:table-cell table:formula="of:=[.AZ$1]*[.AZ92]/([.$A93]+[.AZ$1]*[.AZ92])" office:value-type="float" office:value="0.00000000415037408057516">
            <text:p>4,15E-09</text:p>
          </table:table-cell>
          <table:table-cell table:formula="of:=[.BA$1]*[.BA92]/([.$A93]+[.BA$1]*[.BA92])" office:value-type="float" office:value="0.0000000103714694465574">
            <text:p>1,04E-08</text:p>
          </table:table-cell>
          <table:table-cell table:formula="of:=[.BB$1]*[.BB92]/([.$A93]+[.BB$1]*[.BB92])" office:value-type="float" office:value="0.0000000249136006698395">
            <text:p>2,49E-08</text:p>
          </table:table-cell>
          <table:table-cell table:formula="of:=[.BC$1]*[.BC92]/([.$A93]+[.BC$1]*[.BC92])" office:value-type="float" office:value="0.0000000576194549955442">
            <text:p>5,76E-08</text:p>
          </table:table-cell>
          <table:table-cell office:value-type="float" office:value="91">
            <text:p>91</text:p>
          </table:table-cell>
          <table:table-cell table:formula="of:=[.BE$1]*[.BE92]/([.$A93]+[.BE$1]*[.BE92])" office:value-type="float" office:value="0.000000128496214350814">
            <text:p>1,28E-07</text:p>
          </table:table-cell>
          <table:table-cell table:formula="of:=[.BF$1]*[.BF92]/([.$A93]+[.BF$1]*[.BF92])" office:value-type="float" office:value="0.000000276703199657041">
            <text:p>2,77E-07</text:p>
          </table:table-cell>
          <table:table-cell table:formula="of:=[.BG$1]*[.BG92]/([.$A93]+[.BG$1]*[.BG92])" office:value-type="float" office:value="0.000000576129004684159">
            <text:p>5,76E-07</text:p>
          </table:table-cell>
          <table:table-cell table:formula="of:=[.BH$1]*[.BH92]/([.$A93]+[.BH$1]*[.BH92])" office:value-type="float" office:value="0.0000011613246162841">
            <text:p>1,16E-06</text:p>
          </table:table-cell>
          <table:table-cell table:formula="of:=[.BI$1]*[.BI92]/([.$A93]+[.BI$1]*[.BI92])" office:value-type="float" office:value="0.00000226898941563588">
            <text:p>2,27E-06</text:p>
          </table:table-cell>
          <table:table-cell table:formula="of:=[.BJ$1]*[.BJ92]/([.$A93]+[.BJ$1]*[.BJ92])" office:value-type="float" office:value="0.00000430174918536966">
            <text:p>4,30E-06</text:p>
          </table:table-cell>
          <table:table-cell table:formula="of:=[.BK$1]*[.BK92]/([.$A93]+[.BK$1]*[.BK92])" office:value-type="float" office:value="0.00000792236035682138">
            <text:p>7,92E-06</text:p>
          </table:table-cell>
          <table:table-cell table:formula="of:=[.BL$1]*[.BL92]/([.$A93]+[.BL$1]*[.BL92])" office:value-type="float" office:value="0.0000141873191773834">
            <text:p>1,42E-05</text:p>
          </table:table-cell>
          <table:table-cell table:formula="of:=[.BM$1]*[.BM92]/([.$A93]+[.BM$1]*[.BM92])" office:value-type="float" office:value="0.0000247286131398483">
            <text:p>2,47E-05</text:p>
          </table:table-cell>
          <table:table-cell table:formula="of:=[.BN$1]*[.BN92]/([.$A93]+[.BN$1]*[.BN92])" office:value-type="float" office:value="0.0000419904175052859">
            <text:p>4,20E-05</text:p>
          </table:table-cell>
          <table:table-cell office:value-type="float" office:value="91">
            <text:p>91</text:p>
          </table:table-cell>
          <table:table-cell table:formula="of:=[.BP$1]*[.BP92]/([.$A93]+[.BP$1]*[.BP92])" office:value-type="float" office:value="0.0000695233475885917">
            <text:p>6,95E-05</text:p>
          </table:table-cell>
          <table:table-cell table:formula="of:=[.BQ$1]*[.BQ92]/([.$A93]+[.BQ$1]*[.BQ92])" office:value-type="float" office:value="0.000112332074197488">
            <text:p>1,12E-04</text:p>
          </table:table-cell>
          <table:table-cell table:formula="of:=[.BR$1]*[.BR92]/([.$A93]+[.BR$1]*[.BR92])" office:value-type="float" office:value="0.000177262752231826">
            <text:p>1,77E-04</text:p>
          </table:table-cell>
          <table:table-cell table:formula="of:=[.BS$1]*[.BS92]/([.$A93]+[.BS$1]*[.BS92])" office:value-type="float" office:value="0.000273405455831731">
            <text:p>2,73E-04</text:p>
          </table:table-cell>
          <table:table-cell table:formula="of:=[.BT$1]*[.BT92]/([.$A93]+[.BT$1]*[.BT92])" office:value-type="float" office:value="0.000412475023008343">
            <text:p>4,12E-04</text:p>
          </table:table-cell>
          <table:table-cell table:formula="of:=[.BU$1]*[.BU92]/([.$A93]+[.BU$1]*[.BU92])" office:value-type="float" office:value="0.00060912343156647">
            <text:p>6,09E-04</text:p>
          </table:table-cell>
          <table:table-cell table:formula="of:=[.BV$1]*[.BV92]/([.$A93]+[.BV$1]*[.BV92])" office:value-type="float" office:value="0.000881130541274196">
            <text:p>8,81E-04</text:p>
          </table:table-cell>
          <table:table-cell table:formula="of:=[.BW$1]*[.BW92]/([.$A93]+[.BW$1]*[.BW92])" office:value-type="float" office:value="0.00124942021556535">
            <text:p>1,25E-03</text:p>
          </table:table-cell>
          <table:table-cell table:formula="of:=[.BX$1]*[.BX92]/([.$A93]+[.BX$1]*[.BX92])" office:value-type="float" office:value="0.00173785731334018">
            <text:p>1,74E-03</text:p>
          </table:table-cell>
          <table:table-cell table:formula="of:=[.BY$1]*[.BY92]/([.$A93]+[.BY$1]*[.BY92])" office:value-type="float" office:value="0.00237279835867787">
            <text:p>2,37E-03</text:p>
          </table:table-cell>
          <table:table-cell office:value-type="float" office:value="91">
            <text:p>91</text:p>
          </table:table-cell>
          <table:table-cell table:formula="of:=[.CA$1]*[.CA92]/([.$A93]+[.CA$1]*[.CA92])" office:value-type="float" office:value="0.00318239361426775">
            <text:p>3,18E-03</text:p>
          </table:table-cell>
          <table:table-cell table:formula="of:=[.CB$1]*[.CB92]/([.$A93]+[.CB$1]*[.CB92])" office:value-type="float" office:value="0.00419566767526115">
            <text:p>4,20E-03</text:p>
          </table:table-cell>
          <table:table-cell table:formula="of:=[.CC$1]*[.CC92]/([.$A93]+[.CC$1]*[.CC92])" office:value-type="float" office:value="0.00544143495573613">
            <text:p>5,44E-03</text:p>
          </table:table-cell>
          <table:table-cell table:formula="of:=[.CD$1]*[.CD92]/([.$A93]+[.CD$1]*[.CD92])" office:value-type="float" office:value="0.00694713037848595">
            <text:p>6,95E-03</text:p>
          </table:table-cell>
          <table:table-cell table:formula="of:=[.CE$1]*[.CE92]/([.$A93]+[.CE$1]*[.CE92])" office:value-type="float" office:value="0.0087376496456101">
            <text:p>8,74E-03</text:p>
          </table:table-cell>
          <table:table-cell table:formula="of:=[.CF$1]*[.CF92]/([.$A93]+[.CF$1]*[.CF92])" office:value-type="float" office:value="0.0108342948786976">
            <text:p>1,08E-02</text:p>
          </table:table-cell>
          <table:table-cell table:formula="of:=[.CG$1]*[.CG92]/([.$A93]+[.CG$1]*[.CG92])" office:value-type="float" office:value="0.0132539098801263">
            <text:p>1,33E-02</text:p>
          </table:table-cell>
          <table:table-cell table:formula="of:=[.CH$1]*[.CH92]/([.$A93]+[.CH$1]*[.CH92])" office:value-type="float" office:value="0.0160082670322699">
            <text:p>1,60E-02</text:p>
          </table:table-cell>
          <table:table-cell table:formula="of:=[.CI$1]*[.CI92]/([.$A93]+[.CI$1]*[.CI92])" office:value-type="float" office:value="0.0191037390913807">
            <text:p>1,91E-02</text:p>
          </table:table-cell>
          <table:table-cell table:formula="of:=[.CJ$1]*[.CJ92]/([.$A93]+[.CJ$1]*[.CJ92])" office:value-type="float" office:value="0.0225412588629973">
            <text:p>2,25E-02</text:p>
          </table:table-cell>
          <table:table-cell office:value-type="float" office:value="91">
            <text:p>91</text:p>
          </table:table-cell>
          <table:table-cell table:formula="of:=[.CL$1]*[.CL92]/([.$A93]+[.CL$1]*[.CL92])" office:value-type="float" office:value="0.0263165426493787">
            <text:p>2,63E-02</text:p>
          </table:table-cell>
          <table:table-cell table:formula="of:=[.CM$1]*[.CM92]/([.$A93]+[.CM$1]*[.CM92])" office:value-type="float" office:value="0.0304205328622156">
            <text:p>3,04E-02</text:p>
          </table:table-cell>
          <table:table-cell table:formula="of:=[.CN$1]*[.CN92]/([.$A93]+[.CN$1]*[.CN92])" office:value-type="float" office:value="0.034840002998396">
            <text:p>3,48E-02</text:p>
          </table:table-cell>
          <table:table-cell table:formula="of:=[.CO$1]*[.CO92]/([.$A93]+[.CO$1]*[.CO92])" office:value-type="float" office:value="0.0395582642885856">
            <text:p>3,96E-02</text:p>
          </table:table-cell>
          <table:table-cell table:formula="of:=[.CP$1]*[.CP92]/([.$A93]+[.CP$1]*[.CP92])" office:value-type="float" office:value="0.0445559164506567">
            <text:p>4,46E-02</text:p>
          </table:table-cell>
          <table:table-cell table:formula="of:=[.CQ$1]*[.CQ92]/([.$A93]+[.CQ$1]*[.CQ92])" office:value-type="float" office:value="0.0498115930804168">
            <text:p>4,98E-02</text:p>
          </table:table-cell>
          <table:table-cell table:formula="of:=[.CR$1]*[.CR92]/([.$A93]+[.CR$1]*[.CR92])" office:value-type="float" office:value="0.0553026630795501">
            <text:p>5,53E-02</text:p>
          </table:table-cell>
          <table:table-cell table:formula="of:=[.CS$1]*[.CS92]/([.$A93]+[.CS$1]*[.CS92])" office:value-type="float" office:value="0.06100586118602">
            <text:p>6,10E-02</text:p>
          </table:table-cell>
          <table:table-cell table:formula="of:=[.CT$1]*[.CT92]/([.$A93]+[.CT$1]*[.CT92])" office:value-type="float" office:value="0.0668978316466256">
            <text:p>6,69E-02</text:p>
          </table:table-cell>
          <table:table-cell table:formula="of:=[.CU$1]*[.CU92]/([.$A93]+[.CU$1]*[.CU92])" office:value-type="float" office:value="0.0729555784169033">
            <text:p>7,30E-02</text:p>
          </table:table-cell>
          <table:table-cell office:value-type="float" office:value="91">
            <text:p>91</text:p>
          </table:table-cell>
          <table:table-cell table:formula="of:=[.CW$1]*[.CW92]/([.$A93]+[.CW$1]*[.CW92])" office:value-type="float" office:value="0.079156822552663">
            <text:p>7,92E-02</text:p>
          </table:table-cell>
          <table:table-cell table:formula="of:=[.CX$1]*[.CX92]/([.$A93]+[.CX$1]*[.CX92])" office:value-type="float" office:value="0.085480272618727">
            <text:p>8,55E-02</text:p>
          </table:table-cell>
          <table:table-cell table:formula="of:=[.CY$1]*[.CY92]/([.$A93]+[.CY$1]*[.CY92])" office:value-type="float" office:value="0.0919058171860546">
            <text:p>9,19E-02</text:p>
          </table:table-cell>
          <table:table-cell table:formula="of:=[.CZ$1]*[.CZ92]/([.$A93]+[.CZ$1]*[.CZ92])" office:value-type="float" office:value="0.0984146501546379">
            <text:p>9,84E-02</text:p>
          </table:table-cell>
          <table:table-cell table:formula="of:=[.DA$1]*[.DA92]/([.$A93]+[.DA$1]*[.DA92])" office:value-type="float" office:value="0.104989340105065">
            <text:p>1,05E-01</text:p>
          </table:table-cell>
          <table:table-cell table:formula="of:=[.DB$1]*[.DB92]/([.$A93]+[.DB$1]*[.DB92])" office:value-type="float" office:value="0.111613854506922">
            <text:p>1,12E-01</text:p>
          </table:table-cell>
          <table:table-cell table:formula="of:=[.DC$1]*[.DC92]/([.$A93]+[.DC$1]*[.DC92])" office:value-type="float" office:value="0.118273548706067">
            <text:p>1,18E-01</text:p>
          </table:table-cell>
          <table:table-cell table:formula="of:=[.DD$1]*[.DD92]/([.$A93]+[.DD$1]*[.DD92])" office:value-type="float" office:value="0.124955128419124">
            <text:p>1,25E-01</text:p>
          </table:table-cell>
          <table:table-cell table:formula="of:=[.DE$1]*[.DE92]/([.$A93]+[.DE$1]*[.DE92])" office:value-type="float" office:value="0.131646593161844">
            <text:p>1,32E-01</text:p>
          </table:table-cell>
          <table:table-cell table:formula="of:=[.DF$1]*[.DF92]/([.$A93]+[.DF$1]*[.DF92])" office:value-type="float" office:value="0.138337166750514">
            <text:p>1,38E-01</text:p>
          </table:table-cell>
          <table:table-cell table:number-columns-repeated="146"/>
        </table:table-row>
        <table:table-row table:style-name="ro1">
          <table:table-cell office:value-type="float" office:value="92">
            <text:p>92</text:p>
          </table:table-cell>
          <table:table-cell table:formula="of:=[.$C$1]*[.B93]/([.$A94]+[.$C$1]*[.B93])" office:value-type="float" office:value="4.7454947012615E-116">
            <text:p>4,75E-116</text:p>
          </table:table-cell>
          <table:table-cell table:formula="of:=[.$C$1]*[.C93]/([.$A94]+[.$C$1]*[.C93])" office:value-type="float" office:value="5.38772757075457E-116">
            <text:p>5,39E-116</text:p>
          </table:table-cell>
          <table:table-cell table:formula="of:=[.$D$1]*[.D93]/([.$A94]+[.$D$1]*[.D93])" office:value-type="float" office:value="3.1441769446726E-100">
            <text:p>3,14E-100</text:p>
          </table:table-cell>
          <table:table-cell table:formula="of:=[.$E$1]*[.E93]/([.$A94]+[.$E$1]*[.E93])" office:value-type="float" office:value="3.61057412004983E-089">
            <text:p>3,61E-89</text:p>
          </table:table-cell>
          <table:table-cell table:formula="of:=[.$F$1]*[.F93]/([.$A94]+[.$F$1]*[.F93])" office:value-type="float" office:value="1.09396387199691E-080">
            <text:p>1,09E-80</text:p>
          </table:table-cell>
          <table:table-cell table:formula="of:=[.$G$1]*[.G93]/([.$A94]+[.$G$1]*[.G93])" office:value-type="float" office:value="7.75145328759368E-074">
            <text:p>7,75E-74</text:p>
          </table:table-cell>
          <table:table-cell table:formula="of:=[.$H$1]*[.H93]/([.$A94]+[.$H$1]*[.H93])" office:value-type="float" office:value="4.11332758742029E-068">
            <text:p>4,11E-68</text:p>
          </table:table-cell>
          <table:table-cell table:formula="of:=[.I$1]*[.I93]/([.$A94]+[.I$1]*[.I93])" office:value-type="float" office:value="3.27459759373086E-063">
            <text:p>3,27E-63</text:p>
          </table:table-cell>
          <table:table-cell table:formula="of:=[.J$1]*[.J93]/([.$A94]+[.J$1]*[.J93])" office:value-type="float" office:value="6.1220309607614E-059">
            <text:p>6,12E-59</text:p>
          </table:table-cell>
          <table:table-cell table:formula="of:=[.K$1]*[.K93]/([.$A94]+[.K$1]*[.K93])" office:value-type="float" office:value="3.64997736552629E-055">
            <text:p>3,65E-55</text:p>
          </table:table-cell>
          <table:table-cell office:value-type="float" office:value="92">
            <text:p>92</text:p>
          </table:table-cell>
          <table:table-cell table:formula="of:=[.M$1]*[.M93]/([.$A94]+[.M$1]*[.M93])" office:value-type="float" office:value="8.63222444708403E-052">
            <text:p>8,63E-52</text:p>
          </table:table-cell>
          <table:table-cell table:formula="of:=[.N$1]*[.N93]/([.$A94]+[.N$1]*[.N93])" office:value-type="float" office:value="9.51427814984188E-049">
            <text:p>9,51E-49</text:p>
          </table:table-cell>
          <table:table-cell table:formula="of:=[.O$1]*[.O93]/([.$A94]+[.O$1]*[.O93])" office:value-type="float" office:value="5.52325555232311E-046">
            <text:p>5,52E-46</text:p>
          </table:table-cell>
          <table:table-cell table:formula="of:=[.P$1]*[.P93]/([.$A94]+[.P$1]*[.P93])" office:value-type="float" office:value="1.8573404883952E-043">
            <text:p>1,86E-43</text:p>
          </table:table-cell>
          <table:table-cell table:formula="of:=[.Q$1]*[.Q93]/([.$A94]+[.Q$1]*[.Q93])" office:value-type="float" office:value="3.90133815278707E-041">
            <text:p>3,90E-41</text:p>
          </table:table-cell>
          <table:table-cell table:formula="of:=[.R$1]*[.R93]/([.$A94]+[.R$1]*[.R93])" office:value-type="float" office:value="5.43953385649678E-039">
            <text:p>5,44E-39</text:p>
          </table:table-cell>
          <table:table-cell table:formula="of:=[.S$1]*[.S93]/([.$A94]+[.S$1]*[.S93])" office:value-type="float" office:value="5.29090013995418E-037">
            <text:p>5,29E-37</text:p>
          </table:table-cell>
          <table:table-cell table:formula="of:=[.T$1]*[.T93]/([.$A94]+[.T$1]*[.T93])" office:value-type="float" office:value="3.74114710685909E-035">
            <text:p>3,74E-35</text:p>
          </table:table-cell>
          <table:table-cell table:formula="of:=[.U$1]*[.U93]/([.$A94]+[.U$1]*[.U93])" office:value-type="float" office:value="1.9905409746305E-033">
            <text:p>1,99E-33</text:p>
          </table:table-cell>
          <table:table-cell table:formula="of:=[.V$1]*[.V93]/([.$A94]+[.V$1]*[.V93])" office:value-type="float" office:value="8.20549817726219E-032">
            <text:p>8,21E-32</text:p>
          </table:table-cell>
          <table:table-cell office:value-type="float" office:value="92">
            <text:p>92</text:p>
          </table:table-cell>
          <table:table-cell table:formula="of:=[.X$1]*[.X93]/([.$A94]+[.X$1]*[.X93])" office:value-type="float" office:value="2.6867421328366E-030">
            <text:p>2,69E-30</text:p>
          </table:table-cell>
          <table:table-cell table:formula="of:=[.Y$1]*[.Y93]/([.$A94]+[.Y$1]*[.Y93])" office:value-type="float" office:value="7.13909274689842E-029">
            <text:p>7,14E-29</text:p>
          </table:table-cell>
          <table:table-cell table:formula="of:=[.Z$1]*[.Z93]/([.$A94]+[.Z$1]*[.Z93])" office:value-type="float" office:value="1.56827716946257E-027">
            <text:p>1,57E-27</text:p>
          </table:table-cell>
          <table:table-cell table:formula="of:=[.AA$1]*[.AA93]/([.$A94]+[.AA$1]*[.AA93])" office:value-type="float" office:value="2.89468734257172E-026">
            <text:p>2,89E-26</text:p>
          </table:table-cell>
          <table:table-cell table:formula="of:=[.AB$1]*[.AB93]/([.$A94]+[.AB$1]*[.AB93])" office:value-type="float" office:value="4.5535880697521E-025">
            <text:p>4,55E-25</text:p>
          </table:table-cell>
          <table:table-cell table:formula="of:=[.AC$1]*[.AC93]/([.$A94]+[.AC$1]*[.AC93])" office:value-type="float" office:value="6.18196403538183E-024">
            <text:p>6,18E-24</text:p>
          </table:table-cell>
          <table:table-cell table:formula="of:=[.AD$1]*[.AD93]/([.$A94]+[.AD$1]*[.AD93])" office:value-type="float" office:value="7.32403281652875E-023">
            <text:p>7,32E-23</text:p>
          </table:table-cell>
          <table:table-cell table:formula="of:=[.AE$1]*[.AE93]/([.$A94]+[.AE$1]*[.AE93])" office:value-type="float" office:value="7.64765663134872E-022">
            <text:p>7,65E-22</text:p>
          </table:table-cell>
          <table:table-cell table:formula="of:=[.AF$1]*[.AF93]/([.$A94]+[.AF$1]*[.AF93])" office:value-type="float" office:value="7.10085790086377E-021">
            <text:p>7,10E-21</text:p>
          </table:table-cell>
          <table:table-cell table:formula="of:=[.AG$1]*[.AG93]/([.$A94]+[.AG$1]*[.AG93])" office:value-type="float" office:value="5.90957117180995E-020">
            <text:p>5,91E-20</text:p>
          </table:table-cell>
          <table:table-cell office:value-type="float" office:value="92">
            <text:p>92</text:p>
          </table:table-cell>
          <table:table-cell table:formula="of:=[.AI$1]*[.AI93]/([.$A94]+[.AI$1]*[.AI93])" office:value-type="float" office:value="4.4399888969102E-019">
            <text:p>4,44E-19</text:p>
          </table:table-cell>
          <table:table-cell table:formula="of:=[.AJ$1]*[.AJ93]/([.$A94]+[.AJ$1]*[.AJ93])" office:value-type="float" office:value="3.03116498065834E-018">
            <text:p>3,03E-18</text:p>
          </table:table-cell>
          <table:table-cell table:formula="of:=[.AK$1]*[.AK93]/([.$A94]+[.AK$1]*[.AK93])" office:value-type="float" office:value="1.89147043031478E-017">
            <text:p>1,89E-17</text:p>
          </table:table-cell>
          <table:table-cell table:formula="of:=[.AL$1]*[.AL93]/([.$A94]+[.AL$1]*[.AL93])" office:value-type="float" office:value="1.08463339902669E-016">
            <text:p>1,08E-16</text:p>
          </table:table-cell>
          <table:table-cell table:formula="of:=[.AM$1]*[.AM93]/([.$A94]+[.AM$1]*[.AM93])" office:value-type="float" office:value="5.74365312692307E-016">
            <text:p>5,74E-16</text:p>
          </table:table-cell>
          <table:table-cell table:formula="of:=[.AN$1]*[.AN93]/([.$A94]+[.AN$1]*[.AN93])" office:value-type="float" office:value="2.82139383084446E-015">
            <text:p>2,82E-15</text:p>
          </table:table-cell>
          <table:table-cell table:formula="of:=[.AO$1]*[.AO93]/([.$A94]+[.AO$1]*[.AO93])" office:value-type="float" office:value="0.000000000000012909153771369">
            <text:p>1,29E-14</text:p>
          </table:table-cell>
          <table:table-cell table:formula="of:=[.AP$1]*[.AP93]/([.$A94]+[.AP$1]*[.AP93])" office:value-type="float" office:value="0.0000000000000552249799343763">
            <text:p>5,52E-14</text:p>
          </table:table-cell>
          <table:table-cell table:formula="of:=[.AQ$1]*[.AQ93]/([.$A94]+[.AQ$1]*[.AQ93])" office:value-type="float" office:value="0.000000000000221663426605383">
            <text:p>2,22E-13</text:p>
          </table:table-cell>
          <table:table-cell table:formula="of:=[.AR$1]*[.AR93]/([.$A94]+[.AR$1]*[.AR93])" office:value-type="float" office:value="0.000000000000837480910174739">
            <text:p>8,37E-13</text:p>
          </table:table-cell>
          <table:table-cell office:value-type="float" office:value="92">
            <text:p>92</text:p>
          </table:table-cell>
          <table:table-cell table:formula="of:=[.AT$1]*[.AT93]/([.$A94]+[.AT$1]*[.AT93])" office:value-type="float" office:value="0.00000000000298728082022737">
            <text:p>2,99E-12</text:p>
          </table:table-cell>
          <table:table-cell table:formula="of:=[.AU$1]*[.AU93]/([.$A94]+[.AU$1]*[.AU93])" office:value-type="float" office:value="0.0000000000100879162252457">
            <text:p>1,01E-11</text:p>
          </table:table-cell>
          <table:table-cell table:formula="of:=[.AV$1]*[.AV93]/([.$A94]+[.AV$1]*[.AV93])" office:value-type="float" office:value="0.0000000000323348002055585">
            <text:p>3,23E-11</text:p>
          </table:table-cell>
          <table:table-cell table:formula="of:=[.AW$1]*[.AW93]/([.$A94]+[.AW$1]*[.AW93])" office:value-type="float" office:value="0.0000000000986106958317077">
            <text:p>9,86E-11</text:p>
          </table:table-cell>
          <table:table-cell table:formula="of:=[.AX$1]*[.AX93]/([.$A94]+[.AX$1]*[.AX93])" office:value-type="float" office:value="0.000000000286770565093154">
            <text:p>2,87E-10</text:p>
          </table:table-cell>
          <table:table-cell table:formula="of:=[.AY$1]*[.AY93]/([.$A94]+[.AY$1]*[.AY93])" office:value-type="float" office:value="0.000000000796910112335703">
            <text:p>7,97E-10</text:p>
          </table:table-cell>
          <table:table-cell table:formula="of:=[.AZ$1]*[.AZ93]/([.$A94]+[.AZ$1]*[.AZ93])" office:value-type="float" office:value="0.00000000212029979753729">
            <text:p>2,12E-09</text:p>
          </table:table-cell>
          <table:table-cell table:formula="of:=[.BA$1]*[.BA93]/([.$A94]+[.BA$1]*[.BA93])" office:value-type="float" office:value="0.00000000541120142109669">
            <text:p>5,41E-09</text:p>
          </table:table-cell>
          <table:table-cell table:formula="of:=[.BB$1]*[.BB93]/([.$A94]+[.BB$1]*[.BB93])" office:value-type="float" office:value="0.0000000132692001806906">
            <text:p>1,33E-08</text:p>
          </table:table-cell>
          <table:table-cell table:formula="of:=[.BC$1]*[.BC93]/([.$A94]+[.BC$1]*[.BC93])" office:value-type="float" office:value="0.0000000313149202126063">
            <text:p>3,13E-08</text:p>
          </table:table-cell>
          <table:table-cell office:value-type="float" office:value="92">
            <text:p>92</text:p>
          </table:table-cell>
          <table:table-cell table:formula="of:=[.BE$1]*[.BE93]/([.$A94]+[.BE$1]*[.BE93])" office:value-type="float" office:value="0.0000000712315920118374">
            <text:p>7,12E-08</text:p>
          </table:table-cell>
          <table:table-cell table:formula="of:=[.BF$1]*[.BF93]/([.$A94]+[.BF$1]*[.BF93])" office:value-type="float" office:value="0.000000156397436215557">
            <text:p>1,56E-07</text:p>
          </table:table-cell>
          <table:table-cell table:formula="of:=[.BG$1]*[.BG93]/([.$A94]+[.BG$1]*[.BG93])" office:value-type="float" office:value="0.000000331900294714554">
            <text:p>3,32E-07</text:p>
          </table:table-cell>
          <table:table-cell table:formula="of:=[.BH$1]*[.BH93]/([.$A94]+[.BH$1]*[.BH93])" office:value-type="float" office:value="0.00000068164659274175">
            <text:p>6,82E-07</text:p>
          </table:table-cell>
          <table:table-cell table:formula="of:=[.BI$1]*[.BI93]/([.$A94]+[.BI$1]*[.BI93])" office:value-type="float" office:value="0.00000135645922371124">
            <text:p>1,36E-06</text:p>
          </table:table-cell>
          <table:table-cell table:formula="of:=[.BJ$1]*[.BJ93]/([.$A94]+[.BJ$1]*[.BJ93])" office:value-type="float" office:value="0.00000261844916958318">
            <text:p>2,62E-06</text:p>
          </table:table-cell>
          <table:table-cell table:formula="of:=[.BK$1]*[.BK93]/([.$A94]+[.BK$1]*[.BK93])" office:value-type="float" office:value="0.00000490839482426828">
            <text:p>4,91E-06</text:p>
          </table:table-cell>
          <table:table-cell table:formula="of:=[.BL$1]*[.BL93]/([.$A94]+[.BL$1]*[.BL93])" office:value-type="float" office:value="0.00000894409948376281">
            <text:p>8,94E-06</text:p>
          </table:table-cell>
          <table:table-cell table:formula="of:=[.BM$1]*[.BM93]/([.$A94]+[.BM$1]*[.BM93])" office:value-type="float" office:value="0.0000158583156321311">
            <text:p>1,59E-05</text:p>
          </table:table-cell>
          <table:table-cell table:formula="of:=[.BN$1]*[.BN93]/([.$A94]+[.BN$1]*[.BN93])" office:value-type="float" office:value="0.0000273843049740567">
            <text:p>2,74E-05</text:p>
          </table:table-cell>
          <table:table-cell office:value-type="float" office:value="92">
            <text:p>92</text:p>
          </table:table-cell>
          <table:table-cell table:formula="of:=[.BP$1]*[.BP93]/([.$A94]+[.BP$1]*[.BP93])" office:value-type="float" office:value="0.0000460948773698155">
            <text:p>4,61E-05</text:p>
          </table:table-cell>
          <table:table-cell table:formula="of:=[.BQ$1]*[.BQ93]/([.$A94]+[.BQ$1]*[.BQ93])" office:value-type="float" office:value="0.0000756963196360807">
            <text:p>7,57E-05</text:p>
          </table:table-cell>
          <table:table-cell table:formula="of:=[.BR$1]*[.BR93]/([.$A94]+[.BR$1]*[.BR93])" office:value-type="float" office:value="0.000121371717016034">
            <text:p>1,21E-04</text:p>
          </table:table-cell>
          <table:table-cell table:formula="of:=[.BS$1]*[.BS93]/([.$A94]+[.BS$1]*[.BS93])" office:value-type="float" office:value="0.00019015893241192">
            <text:p>1,90E-04</text:p>
          </table:table-cell>
          <table:table-cell table:formula="of:=[.BT$1]*[.BT93]/([.$A94]+[.BT$1]*[.BT93])" office:value-type="float" office:value="0.00029133766823153">
            <text:p>2,91E-04</text:p>
          </table:table-cell>
          <table:table-cell table:formula="of:=[.BU$1]*[.BU93]/([.$A94]+[.BU$1]*[.BU93])" office:value-type="float" office:value="0.00043678898509376">
            <text:p>4,37E-04</text:p>
          </table:table-cell>
          <table:table-cell table:formula="of:=[.BV$1]*[.BV93]/([.$A94]+[.BV$1]*[.BV93])" office:value-type="float" office:value="0.000641281388478654">
            <text:p>6,41E-04</text:p>
          </table:table-cell>
          <table:table-cell table:formula="of:=[.BW$1]*[.BW93]/([.$A94]+[.BW$1]*[.BW93])" office:value-type="float" office:value="0.000922632470364819">
            <text:p>9,23E-04</text:p>
          </table:table-cell>
          <table:table-cell table:formula="of:=[.BX$1]*[.BX93]/([.$A94]+[.BX$1]*[.BX93])" office:value-type="float" office:value="0.00130169636309687">
            <text:p>1,30E-03</text:p>
          </table:table-cell>
          <table:table-cell table:formula="of:=[.BY$1]*[.BY93]/([.$A94]+[.BY$1]*[.BY93])" office:value-type="float" office:value="0.00180213649620684">
            <text:p>1,80E-03</text:p>
          </table:table-cell>
          <table:table-cell office:value-type="float" office:value="92">
            <text:p>92</text:p>
          </table:table-cell>
          <table:table-cell table:formula="of:=[.CA$1]*[.CA93]/([.$A94]+[.CA$1]*[.CA93])" office:value-type="float" office:value="0.00244996063194585">
            <text:p>2,45E-03</text:p>
          </table:table-cell>
          <table:table-cell table:formula="of:=[.CB$1]*[.CB93]/([.$A94]+[.CB$1]*[.CB93])" office:value-type="float" office:value="0.00327281948790946">
            <text:p>3,27E-03</text:p>
          </table:table-cell>
          <table:table-cell table:formula="of:=[.CC$1]*[.CC93]/([.$A94]+[.CC$1]*[.CC93])" office:value-type="float" office:value="0.00429909829906588">
            <text:p>4,30E-03</text:p>
          </table:table-cell>
          <table:table-cell table:formula="of:=[.CD$1]*[.CD93]/([.$A94]+[.CD$1]*[.CD93])" office:value-type="float" office:value="0.00555685799944253">
            <text:p>5,56E-03</text:p>
          </table:table-cell>
          <table:table-cell table:formula="of:=[.CE$1]*[.CE93]/([.$A94]+[.CE$1]*[.CE93])" office:value-type="float" office:value="0.00707270448244205">
            <text:p>7,07E-03</text:p>
          </table:table-cell>
          <table:table-cell table:formula="of:=[.CF$1]*[.CF93]/([.$A94]+[.CF$1]*[.CF93])" office:value-type="float" office:value="0.00887067650951216">
            <text:p>8,87E-03</text:p>
          </table:table-cell>
          <table:table-cell table:formula="of:=[.CG$1]*[.CG93]/([.$A94]+[.CG$1]*[.CG93])" office:value-type="float" office:value="0.0109712429041945">
            <text:p>1,10E-02</text:p>
          </table:table-cell>
          <table:table-cell table:formula="of:=[.CH$1]*[.CH93]/([.$A94]+[.CH$1]*[.CH93])" office:value-type="float" office:value="0.0133904876667462">
            <text:p>1,34E-02</text:p>
          </table:table-cell>
          <table:table-cell table:formula="of:=[.CI$1]*[.CI93]/([.$A94]+[.CI$1]*[.CI93])" office:value-type="float" office:value="0.0161395398811143">
            <text:p>1,61E-02</text:p>
          </table:table-cell>
          <table:table-cell table:formula="of:=[.CJ$1]*[.CJ93]/([.$A94]+[.CJ$1]*[.CJ93])" office:value-type="float" office:value="0.0192242777749717">
            <text:p>1,92E-02</text:p>
          </table:table-cell>
          <table:table-cell office:value-type="float" office:value="92">
            <text:p>92</text:p>
          </table:table-cell>
          <table:table-cell table:formula="of:=[.CL$1]*[.CL93]/([.$A94]+[.CL$1]*[.CL93])" office:value-type="float" office:value="0.0226453077374173">
            <text:p>2,26E-02</text:p>
          </table:table-cell>
          <table:table-cell table:formula="of:=[.CM$1]*[.CM93]/([.$A94]+[.CM$1]*[.CM93])" office:value-type="float" office:value="0.0263981938116197">
            <text:p>2,64E-02</text:p>
          </table:table-cell>
          <table:table-cell table:formula="of:=[.CN$1]*[.CN93]/([.$A94]+[.CN$1]*[.CN93])" office:value-type="float" office:value="0.0304738942584551">
            <text:p>3,05E-02</text:p>
          </table:table-cell>
          <table:table-cell table:formula="of:=[.CO$1]*[.CO93]/([.$A94]+[.CO$1]*[.CO93])" office:value-type="float" office:value="0.0348593507165331">
            <text:p>3,49E-02</text:p>
          </table:table-cell>
          <table:table-cell table:formula="of:=[.CP$1]*[.CP93]/([.$A94]+[.CP$1]*[.CP93])" office:value-type="float" office:value="0.0395381721858818">
            <text:p>3,95E-02</text:p>
          </table:table-cell>
          <table:table-cell table:formula="of:=[.CQ$1]*[.CQ93]/([.$A94]+[.CQ$1]*[.CQ93])" office:value-type="float" office:value="0.0444913592750931">
            <text:p>4,45E-02</text:p>
          </table:table-cell>
          <table:table-cell table:formula="of:=[.CR$1]*[.CR93]/([.$A94]+[.CR$1]*[.CR93])" office:value-type="float" office:value="0.0496980219570843">
            <text:p>4,97E-02</text:p>
          </table:table-cell>
          <table:table-cell table:formula="of:=[.CS$1]*[.CS93]/([.$A94]+[.CS$1]*[.CS93])" office:value-type="float" office:value="0.0551360544126888">
            <text:p>5,51E-02</text:p>
          </table:table-cell>
          <table:table-cell table:formula="of:=[.CT$1]*[.CT93]/([.$A94]+[.CT$1]*[.CT93])" office:value-type="float" office:value="0.0607827415760327">
            <text:p>6,08E-02</text:p>
          </table:table-cell>
          <table:table-cell table:formula="of:=[.CU$1]*[.CU93]/([.$A94]+[.CU$1]*[.CU93])" office:value-type="float" office:value="0.0666152823535391">
            <text:p>6,66E-02</text:p>
          </table:table-cell>
          <table:table-cell office:value-type="float" office:value="92">
            <text:p>92</text:p>
          </table:table-cell>
          <table:table-cell table:formula="of:=[.CW$1]*[.CW93]/([.$A94]+[.CW$1]*[.CW93])" office:value-type="float" office:value="0.0726112233034893">
            <text:p>7,26E-02</text:p>
          </table:table-cell>
          <table:table-cell table:formula="of:=[.CX$1]*[.CX93]/([.$A94]+[.CX$1]*[.CX93])" office:value-type="float" office:value="0.0787488034328855">
            <text:p>7,87E-02</text:p>
          </table:table-cell>
          <table:table-cell table:formula="of:=[.CY$1]*[.CY93]/([.$A94]+[.CY$1]*[.CY93])" office:value-type="float" office:value="0.0850072156474918">
            <text:p>8,50E-02</text:p>
          </table:table-cell>
          <table:table-cell table:formula="of:=[.CZ$1]*[.CZ93]/([.$A94]+[.CZ$1]*[.CZ93])" office:value-type="float" office:value="0.0913667934687799">
            <text:p>9,14E-02</text:p>
          </table:table-cell>
          <table:table-cell table:formula="of:=[.DA$1]*[.DA93]/([.$A94]+[.DA$1]*[.DA93])" office:value-type="float" office:value="0.0978091332220065">
            <text:p>9,78E-02</text:p>
          </table:table-cell>
          <table:table-cell table:formula="of:=[.DB$1]*[.DB93]/([.$A94]+[.DB$1]*[.DB93])" office:value-type="float" office:value="0.104317162356603">
            <text:p>1,04E-01</text:p>
          </table:table-cell>
          <table:table-cell table:formula="of:=[.DC$1]*[.DC93]/([.$A94]+[.DC$1]*[.DC93])" office:value-type="float" office:value="0.110875164220857">
            <text:p>1,11E-01</text:p>
          </table:table-cell>
          <table:table-cell table:formula="of:=[.DD$1]*[.DD93]/([.$A94]+[.DD$1]*[.DD93])" office:value-type="float" office:value="0.117468768767302">
            <text:p>1,17E-01</text:p>
          </table:table-cell>
          <table:table-cell table:formula="of:=[.DE$1]*[.DE93]/([.$A94]+[.DE$1]*[.DE93])" office:value-type="float" office:value="0.124084917542938">
            <text:p>1,24E-01</text:p>
          </table:table-cell>
          <table:table-cell table:formula="of:=[.DF$1]*[.DF93]/([.$A94]+[.DF$1]*[.DF93])" office:value-type="float" office:value="0.130711810089085">
            <text:p>1,31E-01</text:p>
          </table:table-cell>
          <table:table-cell table:number-columns-repeated="146"/>
        </table:table-row>
        <table:table-row table:style-name="ro1">
          <table:table-cell office:value-type="float" office:value="93">
            <text:p>93</text:p>
          </table:table-cell>
          <table:table-cell table:formula="of:=[.$C$1]*[.B94]/([.$A95]+[.$C$1]*[.B94])" office:value-type="float" office:value="1.02053649489495E-117">
            <text:p>1,02E-117</text:p>
          </table:table-cell>
          <table:table-cell table:formula="of:=[.$C$1]*[.C94]/([.$A95]+[.$C$1]*[.C94])" office:value-type="float" office:value="1.15865109048485E-117">
            <text:p>1,16E-117</text:p>
          </table:table-cell>
          <table:table-cell table:formula="of:=[.$D$1]*[.D94]/([.$A95]+[.$D$1]*[.D94])" office:value-type="float" office:value="1.01425062731374E-101">
            <text:p>1,01E-101</text:p>
          </table:table-cell>
          <table:table-cell table:formula="of:=[.$E$1]*[.E94]/([.$A95]+[.$E$1]*[.E94])" office:value-type="float" office:value="1.55293510539778E-090">
            <text:p>1,55E-90</text:p>
          </table:table-cell>
          <table:table-cell table:formula="of:=[.$F$1]*[.F94]/([.$A95]+[.$F$1]*[.F94])" office:value-type="float" office:value="5.88152619353177E-082">
            <text:p>5,88E-82</text:p>
          </table:table-cell>
          <table:table-cell table:formula="of:=[.$G$1]*[.G94]/([.$A95]+[.$G$1]*[.G94])" office:value-type="float" office:value="5.00093760489915E-075">
            <text:p>5,00E-75</text:p>
          </table:table-cell>
          <table:table-cell table:formula="of:=[.$H$1]*[.H94]/([.$A95]+[.$H$1]*[.H94])" office:value-type="float" office:value="3.09605302278947E-069">
            <text:p>3,10E-69</text:p>
          </table:table-cell>
          <table:table-cell table:formula="of:=[.I$1]*[.I94]/([.$A95]+[.I$1]*[.I94])" office:value-type="float" office:value="2.81685814514483E-064">
            <text:p>2,82E-64</text:p>
          </table:table-cell>
          <table:table-cell table:formula="of:=[.J$1]*[.J94]/([.$A95]+[.J$1]*[.J94])" office:value-type="float" office:value="5.92454609105942E-060">
            <text:p>5,92E-60</text:p>
          </table:table-cell>
          <table:table-cell table:formula="of:=[.K$1]*[.K94]/([.$A95]+[.K$1]*[.K94])" office:value-type="float" office:value="3.92470684465193E-056">
            <text:p>3,92E-56</text:p>
          </table:table-cell>
          <table:table-cell office:value-type="float" office:value="93">
            <text:p>93</text:p>
          </table:table-cell>
          <table:table-cell table:formula="of:=[.M$1]*[.M94]/([.$A95]+[.M$1]*[.M94])" office:value-type="float" office:value="1.02101579481639E-052">
            <text:p>1,02E-52</text:p>
          </table:table-cell>
          <table:table-cell table:formula="of:=[.N$1]*[.N94]/([.$A95]+[.N$1]*[.N94])" office:value-type="float" office:value="1.22764879352798E-049">
            <text:p>1,23E-49</text:p>
          </table:table-cell>
          <table:table-cell table:formula="of:=[.O$1]*[.O94]/([.$A95]+[.O$1]*[.O94])" office:value-type="float" office:value="7.72067980432263E-047">
            <text:p>7,72E-47</text:p>
          </table:table-cell>
          <table:table-cell table:formula="of:=[.P$1]*[.P94]/([.$A95]+[.P$1]*[.P94])" office:value-type="float" office:value="2.79599643414332E-044">
            <text:p>2,80E-44</text:p>
          </table:table-cell>
          <table:table-cell table:formula="of:=[.Q$1]*[.Q94]/([.$A95]+[.Q$1]*[.Q94])" office:value-type="float" office:value="6.29248089159204E-042">
            <text:p>6,29E-42</text:p>
          </table:table-cell>
          <table:table-cell table:formula="of:=[.R$1]*[.R94]/([.$A95]+[.R$1]*[.R94])" office:value-type="float" office:value="9.35833781762887E-040">
            <text:p>9,36E-40</text:p>
          </table:table-cell>
          <table:table-cell table:formula="of:=[.S$1]*[.S94]/([.$A95]+[.S$1]*[.S94])" office:value-type="float" office:value="9.67153789023882E-038">
            <text:p>9,67E-38</text:p>
          </table:table-cell>
          <table:table-cell table:formula="of:=[.T$1]*[.T94]/([.$A95]+[.T$1]*[.T94])" office:value-type="float" office:value="7.2409298842434E-036">
            <text:p>7,24E-36</text:p>
          </table:table-cell>
          <table:table-cell table:formula="of:=[.U$1]*[.U94]/([.$A95]+[.U$1]*[.U94])" office:value-type="float" office:value="4.0666966148365E-034">
            <text:p>4,07E-34</text:p>
          </table:table-cell>
          <table:table-cell table:formula="of:=[.V$1]*[.V94]/([.$A95]+[.V$1]*[.V94])" office:value-type="float" office:value="1.76462326392735E-032">
            <text:p>1,76E-32</text:p>
          </table:table-cell>
          <table:table-cell office:value-type="float" office:value="93">
            <text:p>93</text:p>
          </table:table-cell>
          <table:table-cell table:formula="of:=[.X$1]*[.X94]/([.$A95]+[.X$1]*[.X94])" office:value-type="float" office:value="6.06683707414715E-031">
            <text:p>6,07E-31</text:p>
          </table:table-cell>
          <table:table-cell table:formula="of:=[.Y$1]*[.Y94]/([.$A95]+[.Y$1]*[.Y94])" office:value-type="float" office:value="1.68881763905124E-029">
            <text:p>1,69E-29</text:p>
          </table:table-cell>
          <table:table-cell table:formula="of:=[.Z$1]*[.Z94]/([.$A95]+[.Z$1]*[.Z94])" office:value-type="float" office:value="3.87853493523001E-028">
            <text:p>3,88E-28</text:p>
          </table:table-cell>
          <table:table-cell table:formula="of:=[.AA$1]*[.AA94]/([.$A95]+[.AA$1]*[.AA94])" office:value-type="float" office:value="7.47016088405606E-027">
            <text:p>7,47E-27</text:p>
          </table:table-cell>
          <table:table-cell table:formula="of:=[.AB$1]*[.AB94]/([.$A95]+[.AB$1]*[.AB94])" office:value-type="float" office:value="1.22408281444949E-025">
            <text:p>1,22E-25</text:p>
          </table:table-cell>
          <table:table-cell table:formula="of:=[.AC$1]*[.AC94]/([.$A95]+[.AC$1]*[.AC94])" office:value-type="float" office:value="1.72829102064438E-024">
            <text:p>1,73E-24</text:p>
          </table:table-cell>
          <table:table-cell table:formula="of:=[.AD$1]*[.AD94]/([.$A95]+[.AD$1]*[.AD94])" office:value-type="float" office:value="2.12633210802448E-023">
            <text:p>2,13E-23</text:p>
          </table:table-cell>
          <table:table-cell table:formula="of:=[.AE$1]*[.AE94]/([.$A95]+[.AE$1]*[.AE94])" office:value-type="float" office:value="2.30252027610499E-022">
            <text:p>2,30E-22</text:p>
          </table:table-cell>
          <table:table-cell table:formula="of:=[.AF$1]*[.AF94]/([.$A95]+[.AF$1]*[.AF94])" office:value-type="float" office:value="2.21424601209731E-021">
            <text:p>2,21E-21</text:p>
          </table:table-cell>
          <table:table-cell table:formula="of:=[.AG$1]*[.AG94]/([.$A95]+[.AG$1]*[.AG94])" office:value-type="float" office:value="1.90631328122902E-020">
            <text:p>1,91E-20</text:p>
          </table:table-cell>
          <table:table-cell office:value-type="float" office:value="93">
            <text:p>93</text:p>
          </table:table-cell>
          <table:table-cell table:formula="of:=[.AI$1]*[.AI94]/([.$A95]+[.AI$1]*[.AI94])" office:value-type="float" office:value="1.47999629897007E-019">
            <text:p>1,48E-19</text:p>
          </table:table-cell>
          <table:table-cell table:formula="of:=[.AJ$1]*[.AJ94]/([.$A95]+[.AJ$1]*[.AJ94])" office:value-type="float" office:value="1.04298149872115E-018">
            <text:p>1,04E-18</text:p>
          </table:table-cell>
          <table:table-cell table:formula="of:=[.AK$1]*[.AK94]/([.$A95]+[.AK$1]*[.AK94])" office:value-type="float" office:value="6.71166926885889E-018">
            <text:p>6,71E-18</text:p>
          </table:table-cell>
          <table:table-cell table:formula="of:=[.AL$1]*[.AL94]/([.$A95]+[.AL$1]*[.AL94])" office:value-type="float" office:value="3.96532640504382E-017">
            <text:p>3,97E-17</text:p>
          </table:table-cell>
          <table:table-cell table:formula="of:=[.AM$1]*[.AM94]/([.$A95]+[.AM$1]*[.AM94])" office:value-type="float" office:value="2.16158988647642E-016">
            <text:p>2,16E-16</text:p>
          </table:table-cell>
          <table:table-cell table:formula="of:=[.AN$1]*[.AN94]/([.$A95]+[.AN$1]*[.AN94])" office:value-type="float" office:value="1.09215245064947E-015">
            <text:p>1,09E-15</text:p>
          </table:table-cell>
          <table:table-cell table:formula="of:=[.AO$1]*[.AO94]/([.$A95]+[.AO$1]*[.AO94])" office:value-type="float" office:value="5.13589988753387E-015">
            <text:p>5,14E-15</text:p>
          </table:table-cell>
          <table:table-cell table:formula="of:=[.AP$1]*[.AP94]/([.$A95]+[.AP$1]*[.AP94])" office:value-type="float" office:value="0.0000000000000225650455645834">
            <text:p>2,26E-14</text:p>
          </table:table-cell>
          <table:table-cell table:formula="of:=[.AQ$1]*[.AQ94]/([.$A95]+[.AQ$1]*[.AQ94])" office:value-type="float" office:value="0.0000000000000929556305119263">
            <text:p>9,30E-14</text:p>
          </table:table-cell>
          <table:table-cell table:formula="of:=[.AR$1]*[.AR94]/([.$A95]+[.AR$1]*[.AR94])" office:value-type="float" office:value="0.000000000000360206843085779">
            <text:p>3,60E-13</text:p>
          </table:table-cell>
          <table:table-cell office:value-type="float" office:value="93">
            <text:p>93</text:p>
          </table:table-cell>
          <table:table-cell table:formula="of:=[.AT$1]*[.AT94]/([.$A95]+[.AT$1]*[.AT94])" office:value-type="float" office:value="0.00000000000131697326482969">
            <text:p>1,32E-12</text:p>
          </table:table-cell>
          <table:table-cell table:formula="of:=[.AU$1]*[.AU94]/([.$A95]+[.AU$1]*[.AU94])" office:value-type="float" office:value="0.00000000000455583313396117">
            <text:p>4,56E-12</text:p>
          </table:table-cell>
          <table:table-cell table:formula="of:=[.AV$1]*[.AV94]/([.$A95]+[.AV$1]*[.AV94])" office:value-type="float" office:value="0.0000000000149504990195508">
            <text:p>1,50E-11</text:p>
          </table:table-cell>
          <table:table-cell table:formula="of:=[.AW$1]*[.AW94]/([.$A95]+[.AW$1]*[.AW94])" office:value-type="float" office:value="0.0000000000466545227569109">
            <text:p>4,67E-11</text:p>
          </table:table-cell>
          <table:table-cell table:formula="of:=[.AX$1]*[.AX94]/([.$A95]+[.AX$1]*[.AX94])" office:value-type="float" office:value="0.000000000138759950832272">
            <text:p>1,39E-10</text:p>
          </table:table-cell>
          <table:table-cell table:formula="of:=[.AY$1]*[.AY94]/([.$A95]+[.AY$1]*[.AY94])" office:value-type="float" office:value="0.000000000394170593042934">
            <text:p>3,94E-10</text:p>
          </table:table-cell>
          <table:table-cell table:formula="of:=[.AZ$1]*[.AZ94]/([.$A95]+[.AZ$1]*[.AZ94])" office:value-type="float" office:value="0.00000000107154935889751">
            <text:p>1,07E-09</text:p>
          </table:table-cell>
          <table:table-cell table:formula="of:=[.BA$1]*[.BA94]/([.$A95]+[.BA$1]*[.BA94])" office:value-type="float" office:value="0.00000000279287814502393">
            <text:p>2,79E-09</text:p>
          </table:table-cell>
          <table:table-cell table:formula="of:=[.BB$1]*[.BB94]/([.$A95]+[.BB$1]*[.BB94])" office:value-type="float" office:value="0.00000000699129897105552">
            <text:p>6,99E-09</text:p>
          </table:table-cell>
          <table:table-cell table:formula="of:=[.BC$1]*[.BC94]/([.$A95]+[.BC$1]*[.BC94])" office:value-type="float" office:value="0.0000000168359783254779">
            <text:p>1,68E-08</text:p>
          </table:table-cell>
          <table:table-cell office:value-type="float" office:value="93">
            <text:p>93</text:p>
          </table:table-cell>
          <table:table-cell table:formula="of:=[.BE$1]*[.BE94]/([.$A95]+[.BE$1]*[.BE94])" office:value-type="float" office:value="0.0000000390624844160976">
            <text:p>3,91E-08</text:p>
          </table:table-cell>
          <table:table-cell table:formula="of:=[.BF$1]*[.BF94]/([.$A95]+[.BF$1]*[.BF94])" office:value-type="float" office:value="0.0000000874480212045522">
            <text:p>8,74E-08</text:p>
          </table:table-cell>
          <table:table-cell table:formula="of:=[.BG$1]*[.BG94]/([.$A95]+[.BG$1]*[.BG94])" office:value-type="float" office:value="0.000000189147444006801">
            <text:p>1,89E-07</text:p>
          </table:table-cell>
          <table:table-cell table:formula="of:=[.BH$1]*[.BH94]/([.$A95]+[.BH$1]*[.BH94])" office:value-type="float" office:value="0.000000395794639132074">
            <text:p>3,96E-07</text:p>
          </table:table-cell>
          <table:table-cell table:formula="of:=[.BI$1]*[.BI94]/([.$A95]+[.BI$1]*[.BI94])" office:value-type="float" office:value="0.000000802206424250555">
            <text:p>8,02E-07</text:p>
          </table:table-cell>
          <table:table-cell table:formula="of:=[.BJ$1]*[.BJ94]/([.$A95]+[.BJ$1]*[.BJ94])" office:value-type="float" office:value="0.0000015766980892521">
            <text:p>1,58E-06</text:p>
          </table:table-cell>
          <table:table-cell table:formula="of:=[.BK$1]*[.BK94]/([.$A95]+[.BK$1]*[.BK94])" office:value-type="float" office:value="0.00000300836197105675">
            <text:p>3,01E-06</text:p>
          </table:table-cell>
          <table:table-cell table:formula="of:=[.BL$1]*[.BL94]/([.$A95]+[.BL$1]*[.BL94])" office:value-type="float" office:value="0.00000557800942389799">
            <text:p>5,58E-06</text:p>
          </table:table-cell>
          <table:table-cell table:formula="of:=[.BM$1]*[.BM94]/([.$A95]+[.BM$1]*[.BM94])" office:value-type="float" office:value="0.0000100605506369449">
            <text:p>1,01E-05</text:p>
          </table:table-cell>
          <table:table-cell table:formula="of:=[.BN$1]*[.BN94]/([.$A95]+[.BN$1]*[.BN94])" office:value-type="float" office:value="0.0000176669814039032">
            <text:p>1,77E-05</text:p>
          </table:table-cell>
          <table:table-cell office:value-type="float" office:value="93">
            <text:p>93</text:p>
          </table:table-cell>
          <table:table-cell table:formula="of:=[.BP$1]*[.BP94]/([.$A95]+[.BP$1]*[.BP94])" office:value-type="float" office:value="0.0000302333603201454">
            <text:p>3,02E-05</text:p>
          </table:table-cell>
          <table:table-cell table:formula="of:=[.BQ$1]*[.BQ94]/([.$A95]+[.BQ$1]*[.BQ94])" office:value-type="float" office:value="0.0000504616665824251">
            <text:p>5,05E-05</text:p>
          </table:table-cell>
          <table:table-cell table:formula="of:=[.BR$1]*[.BR94]/([.$A95]+[.BR$1]*[.BR94])" office:value-type="float" office:value="0.00008221279073799">
            <text:p>8,22E-05</text:p>
          </table:table-cell>
          <table:table-cell table:formula="of:=[.BS$1]*[.BS94]/([.$A95]+[.BS$1]*[.BS94])" office:value-type="float" office:value="0.000130844938376345">
            <text:p>1,31E-04</text:p>
          </table:table-cell>
          <table:table-cell table:formula="of:=[.BT$1]*[.BT94]/([.$A95]+[.BT$1]*[.BT94])" office:value-type="float" office:value="0.000203581647525677">
            <text:p>2,04E-04</text:p>
          </table:table-cell>
          <table:table-cell table:formula="of:=[.BU$1]*[.BU94]/([.$A95]+[.BU$1]*[.BU94])" office:value-type="float" office:value="0.000309883222365885">
            <text:p>3,10E-04</text:p>
          </table:table-cell>
          <table:table-cell table:formula="of:=[.BV$1]*[.BV94]/([.$A95]+[.BV$1]*[.BV94])" office:value-type="float" office:value="0.000461785075681479">
            <text:p>4,62E-04</text:p>
          </table:table-cell>
          <table:table-cell table:formula="of:=[.BW$1]*[.BW94]/([.$A95]+[.BW$1]*[.BW94])" office:value-type="float" office:value="0.000674158193210117">
            <text:p>6,74E-04</text:p>
          </table:table-cell>
          <table:table-cell table:formula="of:=[.BX$1]*[.BX94]/([.$A95]+[.BX$1]*[.BX94])" office:value-type="float" office:value="0.000964842900124672">
            <text:p>9,65E-04</text:p>
          </table:table-cell>
          <table:table-cell table:formula="of:=[.BY$1]*[.BY94]/([.$A95]+[.BY$1]*[.BY94])" office:value-type="float" office:value="0.00135460936952338">
            <text:p>1,35E-03</text:p>
          </table:table-cell>
          <table:table-cell office:value-type="float" office:value="93">
            <text:p>93</text:p>
          </table:table-cell>
          <table:table-cell table:formula="of:=[.CA$1]*[.CA94]/([.$A95]+[.CA$1]*[.CA94])" office:value-type="float" office:value="0.00186690818717474">
            <text:p>1,87E-03</text:p>
          </table:table-cell>
          <table:table-cell table:formula="of:=[.CB$1]*[.CB94]/([.$A95]+[.CB$1]*[.CB94])" office:value-type="float" office:value="0.0025273918379216">
            <text:p>2,53E-03</text:p>
          </table:table-cell>
          <table:table-cell table:formula="of:=[.CC$1]*[.CC94]/([.$A95]+[.CC$1]*[.CC94])" office:value-type="float" office:value="0.00336321166741954">
            <text:p>3,36E-03</text:p>
          </table:table-cell>
          <table:table-cell table:formula="of:=[.CD$1]*[.CD94]/([.$A95]+[.CD$1]*[.CD94])" office:value-type="float" office:value="0.00440212157619465">
            <text:p>4,40E-03</text:p>
          </table:table-cell>
          <table:table-cell table:formula="of:=[.CE$1]*[.CE94]/([.$A95]+[.CE$1]*[.CE94])" office:value-type="float" office:value="0.005671445182803">
            <text:p>5,67E-03</text:p>
          </table:table-cell>
          <table:table-cell table:formula="of:=[.CF$1]*[.CF94]/([.$A95]+[.CF$1]*[.CF94])" office:value-type="float" office:value="0.00719698295209008">
            <text:p>7,20E-03</text:p>
          </table:table-cell>
          <table:table-cell table:formula="of:=[.CG$1]*[.CG94]/([.$A95]+[.CG$1]*[.CG94])" office:value-type="float" office:value="0.0090019461101541">
            <text:p>9,00E-03</text:p>
          </table:table-cell>
          <table:table-cell table:formula="of:=[.CH$1]*[.CH94]/([.$A95]+[.CH$1]*[.CH94])" office:value-type="float" office:value="0.011106003052132">
            <text:p>1,11E-02</text:p>
          </table:table-cell>
          <table:table-cell table:formula="of:=[.CI$1]*[.CI94]/([.$A95]+[.CI$1]*[.CI94])" office:value-type="float" office:value="0.0135245115963417">
            <text:p>1,35E-02</text:p>
          </table:table-cell>
          <table:table-cell table:formula="of:=[.CJ$1]*[.CJ94]/([.$A95]+[.CJ$1]*[.CJ94])" office:value-type="float" office:value="0.0162679891887882">
            <text:p>1,63E-02</text:p>
          </table:table-cell>
          <table:table-cell office:value-type="float" office:value="93">
            <text:p>93</text:p>
          </table:table-cell>
          <table:table-cell table:formula="of:=[.CL$1]*[.CL94]/([.$A95]+[.CL$1]*[.CL94])" office:value-type="float" office:value="0.0193418468676773">
            <text:p>1,93E-02</text:p>
          </table:table-cell>
          <table:table-cell table:formula="of:=[.CM$1]*[.CM94]/([.$A95]+[.CM$1]*[.CM94])" office:value-type="float" office:value="0.0227463858639115">
            <text:p>2,27E-02</text:p>
          </table:table-cell>
          <table:table-cell table:formula="of:=[.CN$1]*[.CN94]/([.$A95]+[.CN$1]*[.CN94])" office:value-type="float" office:value="0.0264770321125913">
            <text:p>2,65E-02</text:p>
          </table:table-cell>
          <table:table-cell table:formula="of:=[.CO$1]*[.CO94]/([.$A95]+[.CO$1]*[.CO94])" office:value-type="float" office:value="0.0305247664817345">
            <text:p>3,05E-02</text:p>
          </table:table-cell>
          <table:table-cell table:formula="of:=[.CP$1]*[.CP94]/([.$A95]+[.CP$1]*[.CP94])" office:value-type="float" office:value="0.0348766984782242">
            <text:p>3,49E-02</text:p>
          </table:table-cell>
          <table:table-cell table:formula="of:=[.CQ$1]*[.CQ94]/([.$A95]+[.CQ$1]*[.CQ94])" office:value-type="float" office:value="0.0395167284190509">
            <text:p>3,95E-02</text:p>
          </table:table-cell>
          <table:table-cell table:formula="of:=[.CR$1]*[.CR94]/([.$A95]+[.CR$1]*[.CR94])" office:value-type="float" office:value="0.0444262463338115">
            <text:p>4,44E-02</text:p>
          </table:table-cell>
          <table:table-cell table:formula="of:=[.CS$1]*[.CS94]/([.$A95]+[.CS$1]*[.CS94])" office:value-type="float" office:value="0.0495848233822827">
            <text:p>4,96E-02</text:p>
          </table:table-cell>
          <table:table-cell table:formula="of:=[.CT$1]*[.CT94]/([.$A95]+[.CT$1]*[.CT94])" office:value-type="float" office:value="0.0549708614008909">
            <text:p>5,50E-02</text:p>
          </table:table-cell>
          <table:table-cell table:formula="of:=[.CU$1]*[.CU94]/([.$A95]+[.CU$1]*[.CU94])" office:value-type="float" office:value="0.0605621766358064">
            <text:p>6,06E-02</text:p>
          </table:table-cell>
          <table:table-cell office:value-type="float" office:value="93">
            <text:p>93</text:p>
          </table:table-cell>
          <table:table-cell table:formula="of:=[.CW$1]*[.CW94]/([.$A95]+[.CW$1]*[.CW94])" office:value-type="float" office:value="0.0663365035025671">
            <text:p>6,63E-02</text:p>
          </table:table-cell>
          <table:table-cell table:formula="of:=[.CX$1]*[.CX94]/([.$A95]+[.CX$1]*[.CX94])" office:value-type="float" office:value="0.0722719125324884">
            <text:p>7,23E-02</text:p>
          </table:table-cell>
          <table:table-cell table:formula="of:=[.CY$1]*[.CY94]/([.$A95]+[.CY$1]*[.CY94])" office:value-type="float" office:value="0.0783471431540321">
            <text:p>7,83E-02</text:p>
          </table:table-cell>
          <table:table-cell table:formula="of:=[.CZ$1]*[.CZ94]/([.$A95]+[.CZ$1]*[.CZ94])" office:value-type="float" office:value="0.0845418565727332">
            <text:p>8,45E-02</text:p>
          </table:table-cell>
          <table:table-cell table:formula="of:=[.DA$1]*[.DA94]/([.$A95]+[.DA$1]*[.DA94])" office:value-type="float" office:value="0.0908368169337787">
            <text:p>9,08E-02</text:p>
          </table:table-cell>
          <table:table-cell table:formula="of:=[.DB$1]*[.DB94]/([.$A95]+[.DB$1]*[.DB94])" office:value-type="float" office:value="0.0972140104702374">
            <text:p>9,72E-02</text:p>
          </table:table-cell>
          <table:table-cell table:formula="of:=[.DC$1]*[.DC94]/([.$A95]+[.DC$1]*[.DC94])" office:value-type="float" office:value="0.103656712788016">
            <text:p>1,04E-01</text:p>
          </table:table-cell>
          <table:table-cell table:formula="of:=[.DD$1]*[.DD94]/([.$A95]+[.DD$1]*[.DD94])" office:value-type="float" office:value="0.110149514131906">
            <text:p>1,10E-01</text:p>
          </table:table-cell>
          <table:table-cell table:formula="of:=[.DE$1]*[.DE94]/([.$A95]+[.DE$1]*[.DE94])" office:value-type="float" office:value="0.116678311687679">
            <text:p>1,17E-01</text:p>
          </table:table-cell>
          <table:table-cell table:formula="of:=[.DF$1]*[.DF94]/([.$A95]+[.DF$1]*[.DF94])" office:value-type="float" office:value="0.123230276919522">
            <text:p>1,23E-01</text:p>
          </table:table-cell>
          <table:table-cell table:number-columns-repeated="146"/>
        </table:table-row>
        <table:table-row table:style-name="ro1">
          <table:table-cell office:value-type="float" office:value="94">
            <text:p>94</text:p>
          </table:table-cell>
          <table:table-cell table:formula="of:=[.$C$1]*[.B95]/([.$A96]+[.$C$1]*[.B95])" office:value-type="float" office:value="2.17135424445733E-119">
            <text:p>2,17E-119</text:p>
          </table:table-cell>
          <table:table-cell table:formula="of:=[.$C$1]*[.C95]/([.$A96]+[.$C$1]*[.C95])" office:value-type="float" office:value="2.46521508613799E-119">
            <text:p>2,47E-119</text:p>
          </table:table-cell>
          <table:table-cell table:formula="of:=[.$D$1]*[.D95]/([.$A96]+[.$D$1]*[.D95])" office:value-type="float" office:value="3.23697008717151E-103">
            <text:p>3,24E-103</text:p>
          </table:table-cell>
          <table:table-cell table:formula="of:=[.$E$1]*[.E95]/([.$A96]+[.$E$1]*[.E95])" office:value-type="float" office:value="6.60823449105437E-092">
            <text:p>6,61E-92</text:p>
          </table:table-cell>
          <table:table-cell table:formula="of:=[.$F$1]*[.F95]/([.$A96]+[.$F$1]*[.F95])" office:value-type="float" office:value="3.12847137953818E-083">
            <text:p>3,13E-83</text:p>
          </table:table-cell>
          <table:table-cell table:formula="of:=[.$G$1]*[.G95]/([.$A96]+[.$G$1]*[.G95])" office:value-type="float" office:value="3.19208783291435E-076">
            <text:p>3,19E-76</text:p>
          </table:table-cell>
          <table:table-cell table:formula="of:=[.$H$1]*[.H95]/([.$A96]+[.$H$1]*[.H95])" office:value-type="float" office:value="2.3055713999496E-070">
            <text:p>2,31E-70</text:p>
          </table:table-cell>
          <table:table-cell table:formula="of:=[.I$1]*[.I95]/([.$A96]+[.I$1]*[.I95])" office:value-type="float" office:value="2.39732608097432E-065">
            <text:p>2,40E-65</text:p>
          </table:table-cell>
          <table:table-cell table:formula="of:=[.J$1]*[.J95]/([.$A96]+[.J$1]*[.J95])" office:value-type="float" office:value="5.67243774675902E-061">
            <text:p>5,67E-61</text:p>
          </table:table-cell>
          <table:table-cell table:formula="of:=[.K$1]*[.K95]/([.$A96]+[.K$1]*[.K95])" office:value-type="float" office:value="4.17522004750205E-057">
            <text:p>4,18E-57</text:p>
          </table:table-cell>
          <table:table-cell office:value-type="float" office:value="94">
            <text:p>94</text:p>
          </table:table-cell>
          <table:table-cell table:formula="of:=[.M$1]*[.M95]/([.$A96]+[.M$1]*[.M95])" office:value-type="float" office:value="1.19480571733833E-053">
            <text:p>1,19E-53</text:p>
          </table:table-cell>
          <table:table-cell table:formula="of:=[.N$1]*[.N95]/([.$A96]+[.N$1]*[.N95])" office:value-type="float" office:value="1.56721122578041E-050">
            <text:p>1,57E-50</text:p>
          </table:table-cell>
          <table:table-cell table:formula="of:=[.O$1]*[.O95]/([.$A96]+[.O$1]*[.O95])" office:value-type="float" office:value="1.06775358995951E-047">
            <text:p>1,07E-47</text:p>
          </table:table-cell>
          <table:table-cell table:formula="of:=[.P$1]*[.P95]/([.$A96]+[.P$1]*[.P95])" office:value-type="float" office:value="4.16425000829856E-045">
            <text:p>4,16E-45</text:p>
          </table:table-cell>
          <table:table-cell table:formula="of:=[.Q$1]*[.Q95]/([.$A96]+[.Q$1]*[.Q95])" office:value-type="float" office:value="1.0041192912115E-042">
            <text:p>1,00E-42</text:p>
          </table:table-cell>
          <table:table-cell table:formula="of:=[.R$1]*[.R95]/([.$A96]+[.R$1]*[.R95])" office:value-type="float" office:value="1.59290856470279E-040">
            <text:p>1,59E-40</text:p>
          </table:table-cell>
          <table:table-cell table:formula="of:=[.S$1]*[.S95]/([.$A96]+[.S$1]*[.S95])" office:value-type="float" office:value="1.74910791631979E-038">
            <text:p>1,75E-38</text:p>
          </table:table-cell>
          <table:table-cell table:formula="of:=[.T$1]*[.T95]/([.$A96]+[.T$1]*[.T95])" office:value-type="float" office:value="1.38656104166363E-036">
            <text:p>1,39E-36</text:p>
          </table:table-cell>
          <table:table-cell table:formula="of:=[.U$1]*[.U95]/([.$A96]+[.U$1]*[.U95])" office:value-type="float" office:value="8.21991868956314E-035">
            <text:p>8,22E-35</text:p>
          </table:table-cell>
          <table:table-cell table:formula="of:=[.V$1]*[.V95]/([.$A96]+[.V$1]*[.V95])" office:value-type="float" office:value="3.75451758282415E-033">
            <text:p>3,75E-33</text:p>
          </table:table-cell>
          <table:table-cell office:value-type="float" office:value="94">
            <text:p>94</text:p>
          </table:table-cell>
          <table:table-cell table:formula="of:=[.X$1]*[.X95]/([.$A96]+[.X$1]*[.X95])" office:value-type="float" office:value="1.35535721869245E-031">
            <text:p>1,36E-31</text:p>
          </table:table-cell>
          <table:table-cell table:formula="of:=[.Y$1]*[.Y95]/([.$A96]+[.Y$1]*[.Y95])" office:value-type="float" office:value="3.95255192118375E-030">
            <text:p>3,95E-30</text:p>
          </table:table-cell>
          <table:table-cell table:formula="of:=[.Z$1]*[.Z95]/([.$A96]+[.Z$1]*[.Z95])" office:value-type="float" office:value="9.49003228832875E-029">
            <text:p>9,49E-29</text:p>
          </table:table-cell>
          <table:table-cell table:formula="of:=[.AA$1]*[.AA95]/([.$A96]+[.AA$1]*[.AA95])" office:value-type="float" office:value="1.90727511933346E-027">
            <text:p>1,91E-27</text:p>
          </table:table-cell>
          <table:table-cell table:formula="of:=[.AB$1]*[.AB95]/([.$A96]+[.AB$1]*[.AB95])" office:value-type="float" office:value="3.25553940013162E-026">
            <text:p>3,26E-26</text:p>
          </table:table-cell>
          <table:table-cell table:formula="of:=[.AC$1]*[.AC95]/([.$A96]+[.AC$1]*[.AC95])" office:value-type="float" office:value="4.78037941880361E-025">
            <text:p>4,78E-25</text:p>
          </table:table-cell>
          <table:table-cell table:formula="of:=[.AD$1]*[.AD95]/([.$A96]+[.AD$1]*[.AD95])" office:value-type="float" office:value="6.1075496719852E-024">
            <text:p>6,11E-24</text:p>
          </table:table-cell>
          <table:table-cell table:formula="of:=[.AE$1]*[.AE95]/([.$A96]+[.AE$1]*[.AE95])" office:value-type="float" office:value="6.85857103520636E-023">
            <text:p>6,86E-23</text:p>
          </table:table-cell>
          <table:table-cell table:formula="of:=[.AF$1]*[.AF95]/([.$A96]+[.AF$1]*[.AF95])" office:value-type="float" office:value="6.83118450540658E-022">
            <text:p>6,83E-22</text:p>
          </table:table-cell>
          <table:table-cell table:formula="of:=[.AG$1]*[.AG95]/([.$A96]+[.AG$1]*[.AG95])" office:value-type="float" office:value="6.08397855711388E-021">
            <text:p>6,08E-21</text:p>
          </table:table-cell>
          <table:table-cell office:value-type="float" office:value="94">
            <text:p>94</text:p>
          </table:table-cell>
          <table:table-cell table:formula="of:=[.AI$1]*[.AI95]/([.$A96]+[.AI$1]*[.AI95])" office:value-type="float" office:value="4.88083885830554E-020">
            <text:p>4,88E-20</text:p>
          </table:table-cell>
          <table:table-cell table:formula="of:=[.AJ$1]*[.AJ95]/([.$A96]+[.AJ$1]*[.AJ95])" office:value-type="float" office:value="3.5505753147954E-019">
            <text:p>3,55E-19</text:p>
          </table:table-cell>
          <table:table-cell table:formula="of:=[.AK$1]*[.AK95]/([.$A96]+[.AK$1]*[.AK95])" office:value-type="float" office:value="2.35622431779089E-018">
            <text:p>2,36E-18</text:p>
          </table:table-cell>
          <table:table-cell table:formula="of:=[.AL$1]*[.AL95]/([.$A96]+[.AL$1]*[.AL95])" office:value-type="float" office:value="1.43426699756904E-017">
            <text:p>1,43E-17</text:p>
          </table:table-cell>
          <table:table-cell table:formula="of:=[.AM$1]*[.AM95]/([.$A96]+[.AM$1]*[.AM95])" office:value-type="float" office:value="8.04847298156114E-017">
            <text:p>8,05E-17</text:p>
          </table:table-cell>
          <table:table-cell table:formula="of:=[.AN$1]*[.AN95]/([.$A96]+[.AN$1]*[.AN95])" office:value-type="float" office:value="4.18271151312562E-016">
            <text:p>4,18E-16</text:p>
          </table:table-cell>
          <table:table-cell table:formula="of:=[.AO$1]*[.AO95]/([.$A96]+[.AO$1]*[.AO95])" office:value-type="float" office:value="2.02157761530588E-015">
            <text:p>2,02E-15</text:p>
          </table:table-cell>
          <table:table-cell table:formula="of:=[.AP$1]*[.AP95]/([.$A96]+[.AP$1]*[.AP95])" office:value-type="float" office:value="9.12203969632085E-015">
            <text:p>9,12E-15</text:p>
          </table:table-cell>
          <table:table-cell table:formula="of:=[.AQ$1]*[.AQ95]/([.$A96]+[.AQ$1]*[.AQ95])" office:value-type="float" office:value="0.000000000000038566697765585">
            <text:p>3,86E-14</text:p>
          </table:table-cell>
          <table:table-cell table:formula="of:=[.AR$1]*[.AR95]/([.$A96]+[.AR$1]*[.AR95])" office:value-type="float" office:value="0.000000000000153279507696053">
            <text:p>1,53E-13</text:p>
          </table:table-cell>
          <table:table-cell office:value-type="float" office:value="94">
            <text:p>94</text:p>
          </table:table-cell>
          <table:table-cell table:formula="of:=[.AT$1]*[.AT95]/([.$A96]+[.AT$1]*[.AT95])" office:value-type="float" office:value="0.000000000000574424509127512">
            <text:p>5,74E-13</text:p>
          </table:table-cell>
          <table:table-cell table:formula="of:=[.AU$1]*[.AU95]/([.$A96]+[.AU$1]*[.AU95])" office:value-type="float" office:value="0.00000000000203558501729765">
            <text:p>2,04E-12</text:p>
          </table:table-cell>
          <table:table-cell table:formula="of:=[.AV$1]*[.AV95]/([.$A96]+[.AV$1]*[.AV95])" office:value-type="float" office:value="0.00000000000683905806208818">
            <text:p>6,84E-12</text:p>
          </table:table-cell>
          <table:table-cell table:formula="of:=[.AW$1]*[.AW95]/([.$A96]+[.AW$1]*[.AW95])" office:value-type="float" office:value="0.0000000000218382872474388">
            <text:p>2,18E-11</text:p>
          </table:table-cell>
          <table:table-cell table:formula="of:=[.AX$1]*[.AX95]/([.$A96]+[.AX$1]*[.AX95])" office:value-type="float" office:value="0.0000000000664276360323133">
            <text:p>6,64E-11</text:p>
          </table:table-cell>
          <table:table-cell table:formula="of:=[.AY$1]*[.AY95]/([.$A96]+[.AY$1]*[.AY95])" office:value-type="float" office:value="0.000000000192891992302952">
            <text:p>1,93E-10</text:p>
          </table:table-cell>
          <table:table-cell table:formula="of:=[.AZ$1]*[.AZ95]/([.$A96]+[.AZ$1]*[.AZ95])" office:value-type="float" office:value="0.000000000535774679161701">
            <text:p>5,36E-10</text:p>
          </table:table-cell>
          <table:table-cell table:formula="of:=[.BA$1]*[.BA95]/([.$A96]+[.BA$1]*[.BA95])" office:value-type="float" office:value="0.00000000142615054010597">
            <text:p>1,43E-09</text:p>
          </table:table-cell>
          <table:table-cell table:formula="of:=[.BB$1]*[.BB95]/([.$A96]+[.BB$1]*[.BB95])" office:value-type="float" office:value="0.00000000364440051418346">
            <text:p>3,64E-09</text:p>
          </table:table-cell>
          <table:table-cell table:formula="of:=[.BC$1]*[.BC95]/([.$A96]+[.BC$1]*[.BC95])" office:value-type="float" office:value="0.00000000895530753973754">
            <text:p>8,96E-09</text:p>
          </table:table-cell>
          <table:table-cell office:value-type="float" office:value="94">
            <text:p>94</text:p>
          </table:table-cell>
          <table:table-cell table:formula="of:=[.BE$1]*[.BE95]/([.$A96]+[.BE$1]*[.BE95])" office:value-type="float" office:value="0.0000000211934751382938">
            <text:p>2,12E-08</text:p>
          </table:table-cell>
          <table:table-cell table:formula="of:=[.BF$1]*[.BF95]/([.$A96]+[.BF$1]*[.BF95])" office:value-type="float" office:value="0.000000048375498751691">
            <text:p>4,84E-08</text:p>
          </table:table-cell>
          <table:table-cell table:formula="of:=[.BG$1]*[.BG95]/([.$A96]+[.BG$1]*[.BG95])" office:value-type="float" office:value="0.000000106646951736644">
            <text:p>1,07E-07</text:p>
          </table:table-cell>
          <table:table-cell table:formula="of:=[.BH$1]*[.BH95]/([.$A96]+[.BH$1]*[.BH95])" office:value-type="float" office:value="0.000000227371336739838">
            <text:p>2,27E-07</text:p>
          </table:table-cell>
          <table:table-cell table:formula="of:=[.BI$1]*[.BI95]/([.$A96]+[.BI$1]*[.BI95])" office:value-type="float" office:value="0.000000469375878981718">
            <text:p>4,69E-07</text:p>
          </table:table-cell>
          <table:table-cell table:formula="of:=[.BJ$1]*[.BJ95]/([.$A96]+[.BJ$1]*[.BJ95])" office:value-type="float" office:value="0.000000939308617678465">
            <text:p>9,39E-07</text:p>
          </table:table-cell>
          <table:table-cell table:formula="of:=[.BK$1]*[.BK95]/([.$A96]+[.BK$1]*[.BK95])" office:value-type="float" office:value="0.00000182421616531691">
            <text:p>1,82E-06</text:p>
          </table:table-cell>
          <table:table-cell table:formula="of:=[.BL$1]*[.BL95]/([.$A96]+[.BL$1]*[.BL95])" office:value-type="float" office:value="0.00000344173864999092">
            <text:p>3,44E-06</text:p>
          </table:table-cell>
          <table:table-cell table:formula="of:=[.BM$1]*[.BM95]/([.$A96]+[.BM$1]*[.BM95])" office:value-type="float" office:value="0.00000631456105776633">
            <text:p>6,31E-06</text:p>
          </table:table-cell>
          <table:table-cell table:formula="of:=[.BN$1]*[.BN95]/([.$A96]+[.BN$1]*[.BN95])" office:value-type="float" office:value="0.0000112766694760808">
            <text:p>1,13E-05</text:p>
          </table:table-cell>
          <table:table-cell office:value-type="float" office:value="94">
            <text:p>94</text:p>
          </table:table-cell>
          <table:table-cell table:formula="of:=[.BP$1]*[.BP95]/([.$A96]+[.BP$1]*[.BP95])" office:value-type="float" office:value="0.0000196191361407631">
            <text:p>1,96E-05</text:p>
          </table:table-cell>
          <table:table-cell table:formula="of:=[.BQ$1]*[.BQ95]/([.$A96]+[.BQ$1]*[.BQ95])" office:value-type="float" office:value="0.0000332821191584676">
            <text:p>3,33E-05</text:p>
          </table:table-cell>
          <table:table-cell table:formula="of:=[.BR$1]*[.BR95]/([.$A96]+[.BR$1]*[.BR95])" office:value-type="float" office:value="0.0000550970260280456">
            <text:p>5,51E-05</text:p>
          </table:table-cell>
          <table:table-cell table:formula="of:=[.BS$1]*[.BS95]/([.$A96]+[.BS$1]*[.BS95])" office:value-type="float" office:value="0.0000890779798968884">
            <text:p>8,91E-05</text:p>
          </table:table-cell>
          <table:table-cell table:formula="of:=[.BT$1]*[.BT95]/([.$A96]+[.BT$1]*[.BT95])" office:value-type="float" office:value="0.000140754728819103">
            <text:p>1,41E-04</text:p>
          </table:table-cell>
          <table:table-cell table:formula="of:=[.BU$1]*[.BU95]/([.$A96]+[.BU$1]*[.BU95])" office:value-type="float" office:value="0.000217530251954995">
            <text:p>2,18E-04</text:p>
          </table:table-cell>
          <table:table-cell table:formula="of:=[.BV$1]*[.BV95]/([.$A96]+[.BV$1]*[.BV95])" office:value-type="float" office:value="0.000329036381027887">
            <text:p>3,29E-04</text:p>
          </table:table-cell>
          <table:table-cell table:formula="of:=[.BW$1]*[.BW95]/([.$A96]+[.BW$1]*[.BW95])" office:value-type="float" office:value="0.000487451181193316">
            <text:p>4,87E-04</text:p>
          </table:table-cell>
          <table:table-cell table:formula="of:=[.BX$1]*[.BX95]/([.$A96]+[.BX$1]*[.BX95])" office:value-type="float" office:value="0.000707734502962635">
            <text:p>7,08E-04</text:p>
          </table:table-cell>
          <table:table-cell table:formula="of:=[.BY$1]*[.BY95]/([.$A96]+[.BY$1]*[.BY95])" office:value-type="float" office:value="0.00100773510369887">
            <text:p>1,01E-03</text:p>
          </table:table-cell>
          <table:table-cell office:value-type="float" office:value="94">
            <text:p>94</text:p>
          </table:table-cell>
          <table:table-cell table:formula="of:=[.CA$1]*[.CA95]/([.$A96]+[.CA$1]*[.CA95])" office:value-type="float" office:value="0.00140812588856554">
            <text:p>1,41E-03</text:p>
          </table:table-cell>
          <table:table-cell table:formula="of:=[.CB$1]*[.CB95]/([.$A96]+[.CB$1]*[.CB95])" office:value-type="float" office:value="0.0019321342296815">
            <text:p>1,93E-03</text:p>
          </table:table-cell>
          <table:table-cell table:formula="of:=[.CC$1]*[.CC95]/([.$A96]+[.CC$1]*[.CC95])" office:value-type="float" office:value="0.00260505184941607">
            <text:p>2,61E-03</text:p>
          </table:table-cell>
          <table:table-cell table:formula="of:=[.CD$1]*[.CD95]/([.$A96]+[.CD$1]*[.CD95])" office:value-type="float" office:value="0.00345353175008194">
            <text:p>3,45E-03</text:p>
          </table:table-cell>
          <table:table-cell table:formula="of:=[.CE$1]*[.CE95]/([.$A96]+[.CE$1]*[.CE95])" office:value-type="float" office:value="0.00450470504924323">
            <text:p>4,50E-03</text:p>
          </table:table-cell>
          <table:table-cell table:formula="of:=[.CF$1]*[.CF95]/([.$A96]+[.CF$1]*[.CF95])" office:value-type="float" office:value="0.00578517429256598">
            <text:p>5,79E-03</text:p>
          </table:table-cell>
          <table:table-cell table:formula="of:=[.CG$1]*[.CG95]/([.$A96]+[.CG$1]*[.CG95])" office:value-type="float" office:value="0.00731995769045947">
            <text:p>7,32E-03</text:p>
          </table:table-cell>
          <table:table-cell table:formula="of:=[.CH$1]*[.CH95]/([.$A96]+[.CH$1]*[.CH95])" office:value-type="float" office:value="0.00913146742414705">
            <text:p>9,13E-03</text:p>
          </table:table-cell>
          <table:table-cell table:formula="of:=[.CI$1]*[.CI95]/([.$A96]+[.CI$1]*[.CI95])" office:value-type="float" office:value="0.0112386030147218">
            <text:p>1,12E-02</text:p>
          </table:table-cell>
          <table:table-cell table:formula="of:=[.CJ$1]*[.CJ95]/([.$A96]+[.CJ$1]*[.CJ95])" office:value-type="float" office:value="0.0136560281451583">
            <text:p>1,37E-02</text:p>
          </table:table-cell>
          <table:table-cell office:value-type="float" office:value="94">
            <text:p>94</text:p>
          </table:table-cell>
          <table:table-cell table:formula="of:=[.CL$1]*[.CL95]/([.$A96]+[.CL$1]*[.CL95])" office:value-type="float" office:value="0.0163936786227532">
            <text:p>1,64E-02</text:p>
          </table:table-cell>
          <table:table-cell table:formula="of:=[.CM$1]*[.CM95]/([.$A96]+[.CM$1]*[.CM95])" office:value-type="float" office:value="0.0194565240567238">
            <text:p>1,95E-02</text:p>
          </table:table-cell>
          <table:table-cell table:formula="of:=[.CN$1]*[.CN95]/([.$A96]+[.CN$1]*[.CN95])" office:value-type="float" office:value="0.0228445804267218">
            <text:p>2,28E-02</text:p>
          </table:table-cell>
          <table:table-cell table:formula="of:=[.CO$1]*[.CO95]/([.$A96]+[.CO$1]*[.CO95])" office:value-type="float" office:value="0.0265531486890045">
            <text:p>2,66E-02</text:p>
          </table:table-cell>
          <table:table-cell table:formula="of:=[.CP$1]*[.CP95]/([.$A96]+[.CP$1]*[.CP95])" office:value-type="float" office:value="0.0305732384370113">
            <text:p>3,06E-02</text:p>
          </table:table-cell>
          <table:table-cell table:formula="of:=[.CQ$1]*[.CQ95]/([.$A96]+[.CQ$1]*[.CQ95])" office:value-type="float" office:value="0.0348921265202067">
            <text:p>3,49E-02</text:p>
          </table:table-cell>
          <table:table-cell table:formula="of:=[.CR$1]*[.CR95]/([.$A96]+[.CR$1]*[.CR95])" office:value-type="float" office:value="0.039493998222206">
            <text:p>3,95E-02</text:p>
          </table:table-cell>
          <table:table-cell table:formula="of:=[.CS$1]*[.CS95]/([.$A96]+[.CS$1]*[.CS95])" office:value-type="float" office:value="0.0443606219209568">
            <text:p>4,44E-02</text:p>
          </table:table-cell>
          <table:table-cell table:formula="of:=[.CT$1]*[.CT95]/([.$A96]+[.CT$1]*[.CT95])" office:value-type="float" office:value="0.0494720153921249">
            <text:p>4,95E-02</text:p>
          </table:table-cell>
          <table:table-cell table:formula="of:=[.CU$1]*[.CU95]/([.$A96]+[.CU$1]*[.CU95])" office:value-type="float" office:value="0.0548070712703975">
            <text:p>5,48E-02</text:p>
          </table:table-cell>
          <table:table-cell office:value-type="float" office:value="94">
            <text:p>94</text:p>
          </table:table-cell>
          <table:table-cell table:formula="of:=[.CW$1]*[.CW95]/([.$A96]+[.CW$1]*[.CW95])" office:value-type="float" office:value="0.0603441190734326">
            <text:p>6,03E-02</text:p>
          </table:table-cell>
          <table:table-cell table:formula="of:=[.CX$1]*[.CX95]/([.$A96]+[.CX$1]*[.CX95])" office:value-type="float" office:value="0.0660614104373812">
            <text:p>6,61E-02</text:p>
          </table:table-cell>
          <table:table-cell table:formula="of:=[.CY$1]*[.CY95]/([.$A96]+[.CY$1]*[.CY95])" office:value-type="float" office:value="0.0719375220714501">
            <text:p>7,19E-02</text:p>
          </table:table-cell>
          <table:table-cell table:formula="of:=[.CZ$1]*[.CZ95]/([.$A96]+[.CZ$1]*[.CZ95])" office:value-type="float" office:value="0.0779516770702556">
            <text:p>7,80E-02</text:p>
          </table:table-cell>
          <table:table-cell table:formula="of:=[.DA$1]*[.DA95]/([.$A96]+[.DA$1]*[.DA95])" office:value-type="float" office:value="0.0840839895914748">
            <text:p>8,41E-02</text:p>
          </table:table-cell>
          <table:table-cell table:formula="of:=[.DB$1]*[.DB95]/([.$A96]+[.DB$1]*[.DB95])" office:value-type="float" office:value="0.0903156406791134">
            <text:p>9,03E-02</text:p>
          </table:table-cell>
          <table:table-cell table:formula="of:=[.DC$1]*[.DC95]/([.$A96]+[.DC$1]*[.DC95])" office:value-type="float" office:value="0.0966289944638564">
            <text:p>9,66E-02</text:p>
          </table:table-cell>
          <table:table-cell table:formula="of:=[.DD$1]*[.DD95]/([.$A96]+[.DD$1]*[.DD95])" office:value-type="float" office:value="0.103007664410932">
            <text:p>1,03E-01</text:p>
          </table:table-cell>
          <table:table-cell table:formula="of:=[.DE$1]*[.DE95]/([.$A96]+[.DE$1]*[.DE95])" office:value-type="float" office:value="0.109436539008919">
            <text:p>1,09E-01</text:p>
          </table:table-cell>
          <table:table-cell table:formula="of:=[.DF$1]*[.DF95]/([.$A96]+[.DF$1]*[.DF95])" office:value-type="float" office:value="0.115901775555673">
            <text:p>1,16E-01</text:p>
          </table:table-cell>
          <table:table-cell table:number-columns-repeated="146"/>
        </table:table-row>
        <table:table-row table:style-name="ro1">
          <table:table-cell office:value-type="float" office:value="95">
            <text:p>95</text:p>
          </table:table-cell>
          <table:table-cell table:formula="of:=[.$C$1]*[.B96]/([.$A97]+[.$C$1]*[.B96])" office:value-type="float" office:value="4.57127209359439E-121">
            <text:p>4,57E-121</text:p>
          </table:table-cell>
          <table:table-cell table:formula="of:=[.$C$1]*[.C96]/([.$A97]+[.$C$1]*[.C96])" office:value-type="float" office:value="5.18992649713261E-121">
            <text:p>5,19E-121</text:p>
          </table:table-cell>
          <table:table-cell table:formula="of:=[.$D$1]*[.D96]/([.$A97]+[.$D$1]*[.D96])" office:value-type="float" office:value="1.02220108015943E-104">
            <text:p>1,02E-104</text:p>
          </table:table-cell>
          <table:table-cell table:formula="of:=[.$E$1]*[.E96]/([.$A97]+[.$E$1]*[.E96])" office:value-type="float" office:value="2.78241452254921E-093">
            <text:p>2,78E-93</text:p>
          </table:table-cell>
          <table:table-cell table:formula="of:=[.$F$1]*[.F96]/([.$A97]+[.$F$1]*[.F96])" office:value-type="float" office:value="1.64656388396746E-084">
            <text:p>1,65E-84</text:p>
          </table:table-cell>
          <table:table-cell table:formula="of:=[.$G$1]*[.G96]/([.$A97]+[.$G$1]*[.G96])" office:value-type="float" office:value="2.01605547341959E-077">
            <text:p>2,02E-77</text:p>
          </table:table-cell>
          <table:table-cell table:formula="of:=[.$H$1]*[.H96]/([.$A97]+[.$H$1]*[.H96])" office:value-type="float" office:value="1.69884208417339E-071">
            <text:p>1,70E-71</text:p>
          </table:table-cell>
          <table:table-cell table:formula="of:=[.I$1]*[.I96]/([.$A97]+[.I$1]*[.I96])" office:value-type="float" office:value="2.01880091029417E-066">
            <text:p>2,02E-66</text:p>
          </table:table-cell>
          <table:table-cell table:formula="of:=[.J$1]*[.J96]/([.$A97]+[.J$1]*[.J96])" office:value-type="float" office:value="5.37388839166644E-062">
            <text:p>5,37E-62</text:p>
          </table:table-cell>
          <table:table-cell table:formula="of:=[.K$1]*[.K96]/([.$A97]+[.K$1]*[.K96])" office:value-type="float" office:value="4.39496847105479E-058">
            <text:p>4,39E-58</text:p>
          </table:table-cell>
          <table:table-cell office:value-type="float" office:value="95">
            <text:p>95</text:p>
          </table:table-cell>
          <table:table-cell table:formula="of:=[.M$1]*[.M96]/([.$A97]+[.M$1]*[.M96])" office:value-type="float" office:value="1.38345925165491E-054">
            <text:p>1,38E-54</text:p>
          </table:table-cell>
          <table:table-cell table:formula="of:=[.N$1]*[.N96]/([.$A97]+[.N$1]*[.N96])" office:value-type="float" office:value="1.97963523256472E-051">
            <text:p>1,98E-51</text:p>
          </table:table-cell>
          <table:table-cell table:formula="of:=[.O$1]*[.O96]/([.$A97]+[.O$1]*[.O96])" office:value-type="float" office:value="1.46113649152354E-048">
            <text:p>1,46E-48</text:p>
          </table:table-cell>
          <table:table-cell table:formula="of:=[.P$1]*[.P96]/([.$A97]+[.P$1]*[.P96])" office:value-type="float" office:value="6.13678948591366E-046">
            <text:p>6,14E-46</text:p>
          </table:table-cell>
          <table:table-cell table:formula="of:=[.Q$1]*[.Q96]/([.$A97]+[.Q$1]*[.Q96])" office:value-type="float" office:value="1.5854515124392E-043">
            <text:p>1,59E-43</text:p>
          </table:table-cell>
          <table:table-cell table:formula="of:=[.R$1]*[.R96]/([.$A97]+[.R$1]*[.R96])" office:value-type="float" office:value="2.68279337213101E-041">
            <text:p>2,68E-41</text:p>
          </table:table-cell>
          <table:table-cell table:formula="of:=[.S$1]*[.S96]/([.$A97]+[.S$1]*[.S96])" office:value-type="float" office:value="3.12998258709856E-039">
            <text:p>3,13E-39</text:p>
          </table:table-cell>
          <table:table-cell table:formula="of:=[.T$1]*[.T96]/([.$A97]+[.T$1]*[.T96])" office:value-type="float" office:value="2.62716828946793E-037">
            <text:p>2,63E-37</text:p>
          </table:table-cell>
          <table:table-cell table:formula="of:=[.U$1]*[.U96]/([.$A97]+[.U$1]*[.U96])" office:value-type="float" office:value="1.64398373791263E-035">
            <text:p>1,64E-35</text:p>
          </table:table-cell>
          <table:table-cell table:formula="of:=[.V$1]*[.V96]/([.$A97]+[.V$1]*[.V96])" office:value-type="float" office:value="7.9042475427877E-034">
            <text:p>7,90E-34</text:p>
          </table:table-cell>
          <table:table-cell office:value-type="float" office:value="95">
            <text:p>95</text:p>
          </table:table-cell>
          <table:table-cell table:formula="of:=[.X$1]*[.X96]/([.$A97]+[.X$1]*[.X96])" office:value-type="float" office:value="2.99605279921489E-032">
            <text:p>3,00E-32</text:p>
          </table:table-cell>
          <table:table-cell table:formula="of:=[.Y$1]*[.Y96]/([.$A97]+[.Y$1]*[.Y96])" office:value-type="float" office:value="9.15327813326764E-031">
            <text:p>9,15E-31</text:p>
          </table:table-cell>
          <table:table-cell table:formula="of:=[.Z$1]*[.Z96]/([.$A97]+[.Z$1]*[.Z96])" office:value-type="float" office:value="2.29758676454275E-029">
            <text:p>2,30E-29</text:p>
          </table:table-cell>
          <table:table-cell table:formula="of:=[.AA$1]*[.AA96]/([.$A97]+[.AA$1]*[.AA96])" office:value-type="float" office:value="4.81837924884243E-028">
            <text:p>4,82E-28</text:p>
          </table:table-cell>
          <table:table-cell table:formula="of:=[.AB$1]*[.AB96]/([.$A97]+[.AB$1]*[.AB96])" office:value-type="float" office:value="8.56720894771479E-027">
            <text:p>8,57E-27</text:p>
          </table:table-cell>
          <table:table-cell table:formula="of:=[.AC$1]*[.AC96]/([.$A97]+[.AC$1]*[.AC96])" office:value-type="float" office:value="1.30831436725151E-025">
            <text:p>1,31E-25</text:p>
          </table:table-cell>
          <table:table-cell table:formula="of:=[.AD$1]*[.AD96]/([.$A97]+[.AD$1]*[.AD96])" office:value-type="float" office:value="1.73582990677474E-024">
            <text:p>1,74E-24</text:p>
          </table:table-cell>
          <table:table-cell table:formula="of:=[.AE$1]*[.AE96]/([.$A97]+[.AE$1]*[.AE96])" office:value-type="float" office:value="2.02147356827135E-023">
            <text:p>2,02E-23</text:p>
          </table:table-cell>
          <table:table-cell table:formula="of:=[.AF$1]*[.AF96]/([.$A97]+[.AF$1]*[.AF96])" office:value-type="float" office:value="2.08530895428201E-022">
            <text:p>2,09E-22</text:p>
          </table:table-cell>
          <table:table-cell table:formula="of:=[.AG$1]*[.AG96]/([.$A97]+[.AG$1]*[.AG96])" office:value-type="float" office:value="1.92125638645702E-021">
            <text:p>1,92E-21</text:p>
          </table:table-cell>
          <table:table-cell office:value-type="float" office:value="95">
            <text:p>95</text:p>
          </table:table-cell>
          <table:table-cell table:formula="of:=[.AI$1]*[.AI96]/([.$A97]+[.AI$1]*[.AI96])" office:value-type="float" office:value="1.59269478534181E-020">
            <text:p>1,59E-20</text:p>
          </table:table-cell>
          <table:table-cell table:formula="of:=[.AJ$1]*[.AJ96]/([.$A97]+[.AJ$1]*[.AJ96])" office:value-type="float" office:value="1.19598326393108E-019">
            <text:p>1,20E-19</text:p>
          </table:table-cell>
          <table:table-cell table:formula="of:=[.AK$1]*[.AK96]/([.$A97]+[.AK$1]*[.AK96])" office:value-type="float" office:value="8.18477920916834E-019">
            <text:p>8,18E-19</text:p>
          </table:table-cell>
          <table:table-cell table:formula="of:=[.AL$1]*[.AL96]/([.$A97]+[.AL$1]*[.AL96])" office:value-type="float" office:value="5.13316609656289E-018">
            <text:p>5,13E-18</text:p>
          </table:table-cell>
          <table:table-cell table:formula="of:=[.AM$1]*[.AM96]/([.$A97]+[.AM$1]*[.AM96])" office:value-type="float" office:value="2.96522688794358E-017">
            <text:p>2,97E-17</text:p>
          </table:table-cell>
          <table:table-cell table:formula="of:=[.AN$1]*[.AN96]/([.$A97]+[.AN$1]*[.AN96])" office:value-type="float" office:value="1.58502752076339E-016">
            <text:p>1,59E-16</text:p>
          </table:table-cell>
          <table:table-cell table:formula="of:=[.AO$1]*[.AO96]/([.$A97]+[.AO$1]*[.AO96])" office:value-type="float" office:value="7.87351281750711E-016">
            <text:p>7,87E-16</text:p>
          </table:table-cell>
          <table:table-cell table:formula="of:=[.AP$1]*[.AP96]/([.$A97]+[.AP$1]*[.AP96])" office:value-type="float" office:value="3.64881587852833E-015">
            <text:p>3,65E-15</text:p>
          </table:table-cell>
          <table:table-cell table:formula="of:=[.AQ$1]*[.AQ96]/([.$A97]+[.AQ$1]*[.AQ96])" office:value-type="float" office:value="0.0000000000000158326443458715">
            <text:p>1,58E-14</text:p>
          </table:table-cell>
          <table:table-cell table:formula="of:=[.AR$1]*[.AR96]/([.$A97]+[.AR$1]*[.AR96])" office:value-type="float" office:value="0.0000000000000645387400825444">
            <text:p>6,45E-14</text:p>
          </table:table-cell>
          <table:table-cell office:value-type="float" office:value="95">
            <text:p>95</text:p>
          </table:table-cell>
          <table:table-cell table:formula="of:=[.AT$1]*[.AT96]/([.$A97]+[.AT$1]*[.AT96])" office:value-type="float" office:value="0.000000000000247909524991812">
            <text:p>2,48E-13</text:p>
          </table:table-cell>
          <table:table-cell table:formula="of:=[.AU$1]*[.AU96]/([.$A97]+[.AU$1]*[.AU96])" office:value-type="float" office:value="0.000000000000899942849751838">
            <text:p>9,00E-13</text:p>
          </table:table-cell>
          <table:table-cell table:formula="of:=[.AV$1]*[.AV96]/([.$A97]+[.AV$1]*[.AV96])" office:value-type="float" office:value="0.00000000000309557364914612">
            <text:p>3,10E-12</text:p>
          </table:table-cell>
          <table:table-cell table:formula="of:=[.AW$1]*[.AW96]/([.$A97]+[.AW$1]*[.AW96])" office:value-type="float" office:value="0.0000000000101145751460799">
            <text:p>1,01E-11</text:p>
          </table:table-cell>
          <table:table-cell table:formula="of:=[.AX$1]*[.AX96]/([.$A97]+[.AX$1]*[.AX96])" office:value-type="float" office:value="0.0000000000314657223301057">
            <text:p>3,15E-11</text:p>
          </table:table-cell>
          <table:table-cell table:formula="of:=[.AY$1]*[.AY96]/([.$A97]+[.AY$1]*[.AY96])" office:value-type="float" office:value="0.00000000009340033310639">
            <text:p>9,34E-11</text:p>
          </table:table-cell>
          <table:table-cell table:formula="of:=[.AZ$1]*[.AZ96]/([.$A97]+[.AZ$1]*[.AZ96])" office:value-type="float" office:value="0.00000000026506747277816">
            <text:p>2,65E-10</text:p>
          </table:table-cell>
          <table:table-cell table:formula="of:=[.BA$1]*[.BA96]/([.$A97]+[.BA$1]*[.BA96])" office:value-type="float" office:value="0.000000000720581325007991">
            <text:p>7,21E-10</text:p>
          </table:table-cell>
          <table:table-cell table:formula="of:=[.BB$1]*[.BB96]/([.$A97]+[.BB$1]*[.BB96])" office:value-type="float" office:value="0.00000000187974341957172">
            <text:p>1,88E-09</text:p>
          </table:table-cell>
          <table:table-cell table:formula="of:=[.BC$1]*[.BC96]/([.$A97]+[.BC$1]*[.BC96])" office:value-type="float" office:value="0.00000000471331973554122">
            <text:p>4,71E-09</text:p>
          </table:table-cell>
          <table:table-cell office:value-type="float" office:value="95">
            <text:p>95</text:p>
          </table:table-cell>
          <table:table-cell table:formula="of:=[.BE$1]*[.BE96]/([.$A97]+[.BE$1]*[.BE96])" office:value-type="float" office:value="0.0000000113775496816354">
            <text:p>1,14E-08</text:p>
          </table:table-cell>
          <table:table-cell table:formula="of:=[.BF$1]*[.BF96]/([.$A97]+[.BF$1]*[.BF96])" office:value-type="float" office:value="0.0000000264792196681975">
            <text:p>2,65E-08</text:p>
          </table:table-cell>
          <table:table-cell table:formula="of:=[.BG$1]*[.BG96]/([.$A97]+[.BG$1]*[.BG96])" office:value-type="float" office:value="0.0000000594977695341428">
            <text:p>5,95E-08</text:p>
          </table:table-cell>
          <table:table-cell table:formula="of:=[.BH$1]*[.BH96]/([.$A97]+[.BH$1]*[.BH96])" office:value-type="float" office:value="0.000000129242637864246">
            <text:p>1,29E-07</text:p>
          </table:table-cell>
          <table:table-cell table:formula="of:=[.BI$1]*[.BI96]/([.$A97]+[.BI$1]*[.BI96])" office:value-type="float" office:value="0.000000271743856092041">
            <text:p>2,72E-07</text:p>
          </table:table-cell>
          <table:table-cell table:formula="of:=[.BJ$1]*[.BJ96]/([.$A97]+[.BJ$1]*[.BJ96])" office:value-type="float" office:value="0.000000553697404892636">
            <text:p>5,54E-07</text:p>
          </table:table-cell>
          <table:table-cell table:formula="of:=[.BK$1]*[.BK96]/([.$A97]+[.BK$1]*[.BK96])" office:value-type="float" office:value="0.0000010945285011962">
            <text:p>1,09E-06</text:p>
          </table:table-cell>
          <table:table-cell table:formula="of:=[.BL$1]*[.BL96]/([.$A97]+[.BL$1]*[.BL96])" office:value-type="float" office:value="0.00000210126760255438">
            <text:p>2,10E-06</text:p>
          </table:table-cell>
          <table:table-cell table:formula="of:=[.BM$1]*[.BM96]/([.$A97]+[.BM$1]*[.BM96])" office:value-type="float" office:value="0.00000392165938271909">
            <text:p>3,92E-06</text:p>
          </table:table-cell>
          <table:table-cell table:formula="of:=[.BN$1]*[.BN96]/([.$A97]+[.BN$1]*[.BN96])" office:value-type="float" office:value="0.00000712205631347733">
            <text:p>7,12E-06</text:p>
          </table:table-cell>
          <table:table-cell office:value-type="float" office:value="95">
            <text:p>95</text:p>
          </table:table-cell>
          <table:table-cell table:formula="of:=[.BP$1]*[.BP96]/([.$A97]+[.BP$1]*[.BP96])" office:value-type="float" office:value="0.0000125973918783139">
            <text:p>1,26E-05</text:p>
          </table:table-cell>
          <table:table-cell table:formula="of:=[.BQ$1]*[.BQ96]/([.$A97]+[.BQ$1]*[.BQ96])" office:value-type="float" office:value="0.0000217204901871637">
            <text:p>2,17E-05</text:p>
          </table:table-cell>
          <table:table-cell table:formula="of:=[.BR$1]*[.BR96]/([.$A97]+[.BR$1]*[.BR96])" office:value-type="float" office:value="0.0000365366928083227">
            <text:p>3,65E-05</text:p>
          </table:table-cell>
          <table:table-cell table:formula="of:=[.BS$1]*[.BS96]/([.$A97]+[.BS$1]*[.BS96])" office:value-type="float" office:value="0.0000600068275266778">
            <text:p>6,00E-05</text:p>
          </table:table-cell>
          <table:table-cell table:formula="of:=[.BT$1]*[.BT96]/([.$A97]+[.BT$1]*[.BT96])" office:value-type="float" office:value="0.0000962965931598527">
            <text:p>9,63E-05</text:p>
          </table:table-cell>
          <table:table-cell table:formula="of:=[.BU$1]*[.BU96]/([.$A97]+[.BU$1]*[.BU96])" office:value-type="float" office:value="0.000151103444604051">
            <text:p>1,51E-04</text:p>
          </table:table-cell>
          <table:table-cell table:formula="of:=[.BV$1]*[.BV96]/([.$A97]+[.BV$1]*[.BV96])" office:value-type="float" office:value="0.000232003399078185">
            <text:p>2,32E-04</text:p>
          </table:table-cell>
          <table:table-cell table:formula="of:=[.BW$1]*[.BW96]/([.$A97]+[.BW$1]*[.BW96])" office:value-type="float" office:value="0.000348790727014928">
            <text:p>3,49E-04</text:p>
          </table:table-cell>
          <table:table-cell table:formula="of:=[.BX$1]*[.BX96]/([.$A97]+[.BX$1]*[.BX96])" office:value-type="float" office:value="0.000513774644184144">
            <text:p>5,14E-04</text:p>
          </table:table-cell>
          <table:table-cell table:formula="of:=[.BY$1]*[.BY96]/([.$A97]+[.BY$1]*[.BY96])" office:value-type="float" office:value="0.000741990696357128">
            <text:p>7,42E-04</text:p>
          </table:table-cell>
          <table:table-cell office:value-type="float" office:value="95">
            <text:p>95</text:p>
          </table:table-cell>
          <table:table-cell table:formula="of:=[.CA$1]*[.CA96]/([.$A97]+[.CA$1]*[.CA96])" office:value-type="float" office:value="0.00105128246406664">
            <text:p>1,05E-03</text:p>
          </table:table-cell>
          <table:table-cell table:formula="of:=[.CB$1]*[.CB96]/([.$A97]+[.CB$1]*[.CB96])" office:value-type="float" office:value="0.00146221316531901">
            <text:p>1,46E-03</text:p>
          </table:table-cell>
          <table:table-cell table:formula="of:=[.CC$1]*[.CC96]/([.$A97]+[.CC$1]*[.CC96])" office:value-type="float" office:value="0.00199777757970868">
            <text:p>2,00E-03</text:p>
          </table:table-cell>
          <table:table-cell table:formula="of:=[.CD$1]*[.CD96]/([.$A97]+[.CD$1]*[.CD96])" office:value-type="float" office:value="0.00268290214120279">
            <text:p>2,68E-03</text:p>
          </table:table-cell>
          <table:table-cell table:formula="of:=[.CE$1]*[.CE96]/([.$A97]+[.CE$1]*[.CE96])" office:value-type="float" office:value="0.00354374331382439">
            <text:p>3,54E-03</text:p>
          </table:table-cell>
          <table:table-cell table:formula="of:=[.CF$1]*[.CF96]/([.$A97]+[.CF$1]*[.CF96])" office:value-type="float" office:value="0.00460681843598369">
            <text:p>4,61E-03</text:p>
          </table:table-cell>
          <table:table-cell table:formula="of:=[.CG$1]*[.CG96]/([.$A97]+[.CG$1]*[.CG96])" office:value-type="float" office:value="0.00589802524663324">
            <text:p>5,90E-03</text:p>
          </table:table-cell>
          <table:table-cell table:formula="of:=[.CH$1]*[.CH96]/([.$A97]+[.CH$1]*[.CH96])" office:value-type="float" office:value="0.00744162242451363">
            <text:p>7,44E-03</text:p>
          </table:table-cell>
          <table:table-cell table:formula="of:=[.CI$1]*[.CI96]/([.$A97]+[.CI$1]*[.CI96])" office:value-type="float" office:value="0.00925925069248461">
            <text:p>9,26E-03</text:p>
          </table:table-cell>
          <table:table-cell table:formula="of:=[.CJ$1]*[.CJ96]/([.$A97]+[.CJ$1]*[.CJ96])" office:value-type="float" office:value="0.0113690709825984">
            <text:p>1,14E-02</text:p>
          </table:table-cell>
          <table:table-cell office:value-type="float" office:value="95">
            <text:p>95</text:p>
          </table:table-cell>
          <table:table-cell table:formula="of:=[.CL$1]*[.CL96]/([.$A97]+[.CL$1]*[.CL96])" office:value-type="float" office:value="0.0137850833901604">
            <text:p>1,38E-02</text:p>
          </table:table-cell>
          <table:table-cell table:formula="of:=[.CM$1]*[.CM96]/([.$A97]+[.CM$1]*[.CM96])" office:value-type="float" office:value="0.0165166705145337">
            <text:p>1,65E-02</text:p>
          </table:table-cell>
          <table:table-cell table:formula="of:=[.CN$1]*[.CN96]/([.$A97]+[.CN$1]*[.CN96])" office:value-type="float" office:value="0.0195683848161615">
            <text:p>1,96E-02</text:p>
          </table:table-cell>
          <table:table-cell table:formula="of:=[.CO$1]*[.CO96]/([.$A97]+[.CO$1]*[.CO96])" office:value-type="float" office:value="0.0229399756709854">
            <text:p>2,29E-02</text:p>
          </table:table-cell>
          <table:table-cell table:formula="of:=[.CP$1]*[.CP96]/([.$A97]+[.CP$1]*[.CP96])" office:value-type="float" office:value="0.026626631239627">
            <text:p>2,66E-02</text:p>
          </table:table-cell>
          <table:table-cell table:formula="of:=[.CQ$1]*[.CQ96]/([.$A97]+[.CQ$1]*[.CQ96])" office:value-type="float" office:value="0.0306193953731292">
            <text:p>3,06E-02</text:p>
          </table:table-cell>
          <table:table-cell table:formula="of:=[.CR$1]*[.CR96]/([.$A97]+[.CR$1]*[.CR96])" office:value-type="float" office:value="0.0349057115146529">
            <text:p>3,49E-02</text:p>
          </table:table-cell>
          <table:table-cell table:formula="of:=[.CS$1]*[.CS96]/([.$A97]+[.CS$1]*[.CS96])" office:value-type="float" office:value="0.0394700436716453">
            <text:p>3,95E-02</text:p>
          </table:table-cell>
          <table:table-cell table:formula="of:=[.CT$1]*[.CT96]/([.$A97]+[.CT$1]*[.CT96])" office:value-type="float" office:value="0.0442945278800827">
            <text:p>4,43E-02</text:p>
          </table:table-cell>
          <table:table-cell table:formula="of:=[.CU$1]*[.CU96]/([.$A97]+[.CU$1]*[.CU96])" office:value-type="float" office:value="0.0493596145495884">
            <text:p>4,94E-02</text:p>
          </table:table-cell>
          <table:table-cell office:value-type="float" office:value="95">
            <text:p>95</text:p>
          </table:table-cell>
          <table:table-cell table:formula="of:=[.CW$1]*[.CW96]/([.$A97]+[.CW$1]*[.CW96])" office:value-type="float" office:value="0.0546446709813823">
            <text:p>5,46E-02</text:p>
          </table:table-cell>
          <table:table-cell table:formula="of:=[.CX$1]*[.CX96]/([.$A97]+[.CX$1]*[.CX96])" office:value-type="float" office:value="0.0601285227214477">
            <text:p>6,01E-02</text:p>
          </table:table-cell>
          <table:table-cell table:formula="of:=[.CY$1]*[.CY96]/([.$A97]+[.CY$1]*[.CY96])" office:value-type="float" office:value="0.0657899211524368">
            <text:p>6,58E-02</text:p>
          </table:table-cell>
          <table:table-cell table:formula="of:=[.CZ$1]*[.CZ96]/([.$A97]+[.CZ$1]*[.CZ96])" office:value-type="float" office:value="0.0716079321549569">
            <text:p>7,16E-02</text:p>
          </table:table-cell>
          <table:table-cell table:formula="of:=[.DA$1]*[.DA96]/([.$A97]+[.DA$1]*[.DA96])" office:value-type="float" office:value="0.0775622464668637">
            <text:p>7,76E-02</text:p>
          </table:table-cell>
          <table:table-cell table:formula="of:=[.DB$1]*[.DB96]/([.$A97]+[.DB$1]*[.DB96])" office:value-type="float" office:value="0.0836334165070449">
            <text:p>8,36E-02</text:p>
          </table:table-cell>
          <table:table-cell table:formula="of:=[.DC$1]*[.DC96]/([.$A97]+[.DC$1]*[.DC96])" office:value-type="float" office:value="0.0898030270642741">
            <text:p>8,98E-02</text:p>
          </table:table-cell>
          <table:table-cell table:formula="of:=[.DD$1]*[.DD96]/([.$A97]+[.DD$1]*[.DD96])" office:value-type="float" office:value="0.0960538086387131">
            <text:p>9,61E-02</text:p>
          </table:table-cell>
          <table:table-cell table:formula="of:=[.DE$1]*[.DE96]/([.$A97]+[.DE$1]*[.DE96])" office:value-type="float" office:value="0.102369702653322">
            <text:p>1,02E-01</text:p>
          </table:table-cell>
          <table:table-cell table:formula="of:=[.DF$1]*[.DF96]/([.$A97]+[.DF$1]*[.DF96])" office:value-type="float" office:value="0.108735887502627">
            <text:p>1,09E-01</text:p>
          </table:table-cell>
          <table:table-cell table:number-columns-repeated="146"/>
        </table:table-row>
        <table:table-row table:style-name="ro1">
          <table:table-cell office:value-type="float" office:value="96">
            <text:p>96</text:p>
          </table:table-cell>
          <table:table-cell table:formula="of:=[.$C$1]*[.B97]/([.$A98]+[.$C$1]*[.B97])" office:value-type="float" office:value="9.52348352832164E-123">
            <text:p>9,52E-123</text:p>
          </table:table-cell>
          <table:table-cell table:formula="of:=[.$C$1]*[.C97]/([.$A98]+[.$C$1]*[.C97])" office:value-type="float" office:value="1.08123468690263E-122">
            <text:p>1,08E-122</text:p>
          </table:table-cell>
          <table:table-cell table:formula="of:=[.$D$1]*[.D97]/([.$A98]+[.$D$1]*[.D97])" office:value-type="float" office:value="3.1943783754982E-106">
            <text:p>3,19E-106</text:p>
          </table:table-cell>
          <table:table-cell table:formula="of:=[.$E$1]*[.E97]/([.$A98]+[.$E$1]*[.E97])" office:value-type="float" office:value="1.1593393843955E-094">
            <text:p>1,16E-94</text:p>
          </table:table-cell>
          <table:table-cell table:formula="of:=[.$F$1]*[.F97]/([.$A98]+[.$F$1]*[.F97])" office:value-type="float" office:value="8.57585356233053E-086">
            <text:p>8,58E-86</text:p>
          </table:table-cell>
          <table:table-cell table:formula="of:=[.$G$1]*[.G97]/([.$A98]+[.$G$1]*[.G97])" office:value-type="float" office:value="1.26003467088724E-078">
            <text:p>1,26E-78</text:p>
          </table:table-cell>
          <table:table-cell table:formula="of:=[.$H$1]*[.H97]/([.$A98]+[.$H$1]*[.H97])" office:value-type="float" office:value="1.23873901970977E-072">
            <text:p>1,24E-72</text:p>
          </table:table-cell>
          <table:table-cell table:formula="of:=[.I$1]*[.I97]/([.$A98]+[.I$1]*[.I97])" office:value-type="float" office:value="1.68233409191181E-067">
            <text:p>1,68E-67</text:p>
          </table:table-cell>
          <table:table-cell table:formula="of:=[.J$1]*[.J97]/([.$A98]+[.J$1]*[.J97])" office:value-type="float" office:value="5.03802036718728E-063">
            <text:p>5,04E-63</text:p>
          </table:table-cell>
          <table:table-cell table:formula="of:=[.K$1]*[.K97]/([.$A98]+[.K$1]*[.K97])" office:value-type="float" office:value="4.57809215734874E-059">
            <text:p>4,58E-59</text:p>
          </table:table-cell>
          <table:table-cell office:value-type="float" office:value="96">
            <text:p>96</text:p>
          </table:table-cell>
          <table:table-cell table:formula="of:=[.M$1]*[.M97]/([.$A98]+[.M$1]*[.M97])" office:value-type="float" office:value="1.58521372585458E-055">
            <text:p>1,59E-55</text:p>
          </table:table-cell>
          <table:table-cell table:formula="of:=[.N$1]*[.N97]/([.$A98]+[.N$1]*[.N97])" office:value-type="float" office:value="2.4745440407059E-052">
            <text:p>2,47E-52</text:p>
          </table:table-cell>
          <table:table-cell table:formula="of:=[.O$1]*[.O97]/([.$A98]+[.O$1]*[.O97])" office:value-type="float" office:value="1.97862233227147E-049">
            <text:p>1,98E-49</text:p>
          </table:table-cell>
          <table:table-cell table:formula="of:=[.P$1]*[.P97]/([.$A98]+[.P$1]*[.P97])" office:value-type="float" office:value="8.94948466695742E-047">
            <text:p>8,95E-47</text:p>
          </table:table-cell>
          <table:table-cell table:formula="of:=[.Q$1]*[.Q97]/([.$A98]+[.Q$1]*[.Q97])" office:value-type="float" office:value="2.47726798818626E-044">
            <text:p>2,48E-44</text:p>
          </table:table-cell>
          <table:table-cell table:formula="of:=[.R$1]*[.R97]/([.$A98]+[.R$1]*[.R97])" office:value-type="float" office:value="4.47132228688502E-042">
            <text:p>4,47E-42</text:p>
          </table:table-cell>
          <table:table-cell table:formula="of:=[.S$1]*[.S97]/([.$A98]+[.S$1]*[.S97])" office:value-type="float" office:value="5.54267749798704E-040">
            <text:p>5,54E-40</text:p>
          </table:table-cell>
          <table:table-cell table:formula="of:=[.T$1]*[.T97]/([.$A98]+[.T$1]*[.T97])" office:value-type="float" office:value="4.92594054275237E-038">
            <text:p>4,93E-38</text:p>
          </table:table-cell>
          <table:table-cell table:formula="of:=[.U$1]*[.U97]/([.$A98]+[.U$1]*[.U97])" office:value-type="float" office:value="3.25371781461874E-036">
            <text:p>3,25E-36</text:p>
          </table:table-cell>
          <table:table-cell table:formula="of:=[.V$1]*[.V97]/([.$A98]+[.V$1]*[.V97])" office:value-type="float" office:value="1.64671823808077E-034">
            <text:p>1,65E-34</text:p>
          </table:table-cell>
          <table:table-cell office:value-type="float" office:value="96">
            <text:p>96</text:p>
          </table:table-cell>
          <table:table-cell table:formula="of:=[.X$1]*[.X97]/([.$A98]+[.X$1]*[.X97])" office:value-type="float" office:value="6.55386549828256E-033">
            <text:p>6,55E-33</text:p>
          </table:table-cell>
          <table:table-cell table:formula="of:=[.Y$1]*[.Y97]/([.$A98]+[.Y$1]*[.Y97])" office:value-type="float" office:value="2.09762623887383E-031">
            <text:p>2,10E-31</text:p>
          </table:table-cell>
          <table:table-cell table:formula="of:=[.Z$1]*[.Z97]/([.$A98]+[.Z$1]*[.Z97])" office:value-type="float" office:value="5.50463495671701E-030">
            <text:p>5,50E-30</text:p>
          </table:table-cell>
          <table:table-cell table:formula="of:=[.AA$1]*[.AA97]/([.$A98]+[.AA$1]*[.AA97])" office:value-type="float" office:value="1.20459481221061E-028">
            <text:p>1,20E-28</text:p>
          </table:table-cell>
          <table:table-cell table:formula="of:=[.AB$1]*[.AB97]/([.$A98]+[.AB$1]*[.AB97])" office:value-type="float" office:value="2.23104399680073E-027">
            <text:p>2,23E-27</text:p>
          </table:table-cell>
          <table:table-cell table:formula="of:=[.AC$1]*[.AC97]/([.$A98]+[.AC$1]*[.AC97])" office:value-type="float" office:value="3.54335141130618E-026">
            <text:p>3,54E-26</text:p>
          </table:table-cell>
          <table:table-cell table:formula="of:=[.AD$1]*[.AD97]/([.$A98]+[.AD$1]*[.AD97])" office:value-type="float" office:value="4.88202161280396E-025">
            <text:p>4,88E-25</text:p>
          </table:table-cell>
          <table:table-cell table:formula="of:=[.AE$1]*[.AE97]/([.$A98]+[.AE$1]*[.AE97])" office:value-type="float" office:value="5.89596457412476E-024">
            <text:p>5,90E-24</text:p>
          </table:table-cell>
          <table:table-cell table:formula="of:=[.AF$1]*[.AF97]/([.$A98]+[.AF$1]*[.AF97])" office:value-type="float" office:value="6.29937079939357E-023">
            <text:p>6,30E-23</text:p>
          </table:table-cell>
          <table:table-cell table:formula="of:=[.AG$1]*[.AG97]/([.$A98]+[.AG$1]*[.AG97])" office:value-type="float" office:value="6.00392620767817E-022">
            <text:p>6,00E-22</text:p>
          </table:table-cell>
          <table:table-cell office:value-type="float" office:value="96">
            <text:p>96</text:p>
          </table:table-cell>
          <table:table-cell table:formula="of:=[.AI$1]*[.AI97]/([.$A98]+[.AI$1]*[.AI97])" office:value-type="float" office:value="5.14307691099958E-021">
            <text:p>5,14E-21</text:p>
          </table:table-cell>
          <table:table-cell table:formula="of:=[.AJ$1]*[.AJ97]/([.$A98]+[.AJ$1]*[.AJ97])" office:value-type="float" office:value="3.98661087977028E-020">
            <text:p>3,99E-20</text:p>
          </table:table-cell>
          <table:table-cell table:formula="of:=[.AK$1]*[.AK97]/([.$A98]+[.AK$1]*[.AK97])" office:value-type="float" office:value="2.81351785315162E-019">
            <text:p>2,81E-19</text:p>
          </table:table-cell>
          <table:table-cell table:formula="of:=[.AL$1]*[.AL97]/([.$A98]+[.AL$1]*[.AL97])" office:value-type="float" office:value="1.81799632586602E-018">
            <text:p>1,82E-18</text:p>
          </table:table-cell>
          <table:table-cell table:formula="of:=[.AM$1]*[.AM97]/([.$A98]+[.AM$1]*[.AM97])" office:value-type="float" office:value="1.0810723028961E-017">
            <text:p>1,08E-17</text:p>
          </table:table-cell>
          <table:table-cell table:formula="of:=[.AN$1]*[.AN97]/([.$A98]+[.AN$1]*[.AN97])" office:value-type="float" office:value="5.94385320286272E-017">
            <text:p>5,94E-17</text:p>
          </table:table-cell>
          <table:table-cell table:formula="of:=[.AO$1]*[.AO97]/([.$A98]+[.AO$1]*[.AO97])" office:value-type="float" office:value="3.03458306508087E-016">
            <text:p>3,03E-16</text:p>
          </table:table-cell>
          <table:table-cell table:formula="of:=[.AP$1]*[.AP97]/([.$A98]+[.AP$1]*[.AP97])" office:value-type="float" office:value="1.44432295191746E-015">
            <text:p>1,44E-15</text:p>
          </table:table-cell>
          <table:table-cell table:formula="of:=[.AQ$1]*[.AQ97]/([.$A98]+[.AQ$1]*[.AQ97])" office:value-type="float" office:value="6.43201176551024E-015">
            <text:p>6,43E-15</text:p>
          </table:table-cell>
          <table:table-cell table:formula="of:=[.AR$1]*[.AR97]/([.$A98]+[.AR$1]*[.AR97])" office:value-type="float" office:value="0.0000000000000268911417010594">
            <text:p>2,69E-14</text:p>
          </table:table-cell>
          <table:table-cell office:value-type="float" office:value="96">
            <text:p>96</text:p>
          </table:table-cell>
          <table:table-cell table:formula="of:=[.AT$1]*[.AT97]/([.$A98]+[.AT$1]*[.AT97])" office:value-type="float" office:value="0.000000000000105878026298575">
            <text:p>1,06E-13</text:p>
          </table:table-cell>
          <table:table-cell table:formula="of:=[.AU$1]*[.AU97]/([.$A98]+[.AU$1]*[.AU97])" office:value-type="float" office:value="0.000000000000393724996766274">
            <text:p>3,94E-13</text:p>
          </table:table-cell>
          <table:table-cell table:formula="of:=[.AV$1]*[.AV97]/([.$A98]+[.AV$1]*[.AV97])" office:value-type="float" office:value="0.00000000000138655903034478">
            <text:p>1,39E-12</text:p>
          </table:table-cell>
          <table:table-cell table:formula="of:=[.AW$1]*[.AW97]/([.$A98]+[.AW$1]*[.AW97])" office:value-type="float" office:value="0.00000000000463584694193179">
            <text:p>4,64E-12</text:p>
          </table:table-cell>
          <table:table-cell table:formula="of:=[.AX$1]*[.AX97]/([.$A98]+[.AX$1]*[.AX97])" office:value-type="float" office:value="0.0000000000147495573420195">
            <text:p>1,47E-11</text:p>
          </table:table-cell>
          <table:table-cell table:formula="of:=[.AY$1]*[.AY97]/([.$A98]+[.AY$1]*[.AY97])" office:value-type="float" office:value="0.0000000000447543262781423">
            <text:p>4,48E-11</text:p>
          </table:table-cell>
          <table:table-cell table:formula="of:=[.AZ$1]*[.AZ97]/([.$A98]+[.AZ$1]*[.AZ97])" office:value-type="float" office:value="0.000000000129772616864133">
            <text:p>1,30E-10</text:p>
          </table:table-cell>
          <table:table-cell table:formula="of:=[.BA$1]*[.BA97]/([.$A98]+[.BA$1]*[.BA97])" office:value-type="float" office:value="0.000000000360290662374186">
            <text:p>3,60E-10</text:p>
          </table:table-cell>
          <table:table-cell table:formula="of:=[.BB$1]*[.BB97]/([.$A98]+[.BB$1]*[.BB97])" office:value-type="float" office:value="0.000000000959452369485848">
            <text:p>9,59E-10</text:p>
          </table:table-cell>
          <table:table-cell table:formula="of:=[.BC$1]*[.BC97]/([.$A98]+[.BC$1]*[.BC97])" office:value-type="float" office:value="0.00000000245485402290141">
            <text:p>2,45E-09</text:p>
          </table:table-cell>
          <table:table-cell office:value-type="float" office:value="96">
            <text:p>96</text:p>
          </table:table-cell>
          <table:table-cell table:formula="of:=[.BE$1]*[.BE97]/([.$A98]+[.BE$1]*[.BE97])" office:value-type="float" office:value="0.00000000604432323183496">
            <text:p>6,04E-09</text:p>
          </table:table-cell>
          <table:table-cell table:formula="of:=[.BF$1]*[.BF97]/([.$A98]+[.BF$1]*[.BF97])" office:value-type="float" office:value="0.0000000143429104478879">
            <text:p>1,43E-08</text:p>
          </table:table-cell>
          <table:table-cell table:formula="of:=[.BG$1]*[.BG97]/([.$A98]+[.BG$1]*[.BG97])" office:value-type="float" office:value="0.0000000328477258513349">
            <text:p>3,28E-08</text:p>
          </table:table-cell>
          <table:table-cell table:formula="of:=[.BH$1]*[.BH97]/([.$A98]+[.BH$1]*[.BH97])" office:value-type="float" office:value="0.0000000726989785134966">
            <text:p>7,27E-08</text:p>
          </table:table-cell>
          <table:table-cell table:formula="of:=[.BI$1]*[.BI97]/([.$A98]+[.BI$1]*[.BI97])" office:value-type="float" office:value="0.00000015568655998109">
            <text:p>1,56E-07</text:p>
          </table:table-cell>
          <table:table-cell table:formula="of:=[.BJ$1]*[.BJ97]/([.$A98]+[.BJ$1]*[.BJ97])" office:value-type="float" office:value="0.000000322990048531432">
            <text:p>3,23E-07</text:p>
          </table:table-cell>
          <table:table-cell table:formula="of:=[.BK$1]*[.BK97]/([.$A98]+[.BK$1]*[.BK97])" office:value-type="float" office:value="0.000000649875875246314">
            <text:p>6,50E-07</text:p>
          </table:table-cell>
          <table:table-cell table:formula="of:=[.BL$1]*[.BL97]/([.$A98]+[.BL$1]*[.BL97])" office:value-type="float" office:value="0.00000126951423154151">
            <text:p>1,27E-06</text:p>
          </table:table-cell>
          <table:table-cell table:formula="of:=[.BM$1]*[.BM97]/([.$A98]+[.BM$1]*[.BM97])" office:value-type="float" office:value="0.0000024101806866445">
            <text:p>2,41E-06</text:p>
          </table:table-cell>
          <table:table-cell table:formula="of:=[.BN$1]*[.BN97]/([.$A98]+[.BN$1]*[.BN97])" office:value-type="float" office:value="0.00000445126538207163">
            <text:p>4,45E-06</text:p>
          </table:table-cell>
          <table:table-cell office:value-type="float" office:value="96">
            <text:p>96</text:p>
          </table:table-cell>
          <table:table-cell table:formula="of:=[.BP$1]*[.BP97]/([.$A98]+[.BP$1]*[.BP97])" office:value-type="float" office:value="0.00000800452868301968">
            <text:p>8,00E-06</text:p>
          </table:table-cell>
          <table:table-cell table:formula="of:=[.BQ$1]*[.BQ97]/([.$A98]+[.BQ$1]*[.BQ97])" office:value-type="float" office:value="0.0000140276198023322">
            <text:p>1,40E-05</text:p>
          </table:table-cell>
          <table:table-cell table:formula="of:=[.BR$1]*[.BR97]/([.$A98]+[.BR$1]*[.BR97])" office:value-type="float" office:value="0.000023976629762903">
            <text:p>2,40E-05</text:p>
          </table:table-cell>
          <table:table-cell table:formula="of:=[.BS$1]*[.BS97]/([.$A98]+[.BS$1]*[.BS97])" office:value-type="float" office:value="0.0000400029513843157">
            <text:p>4,00E-05</text:p>
          </table:table-cell>
          <table:table-cell table:formula="of:=[.BT$1]*[.BT97]/([.$A98]+[.BT$1]*[.BT97])" office:value-type="float" office:value="0.0000651965674157721">
            <text:p>6,52E-05</text:p>
          </table:table-cell>
          <table:table-cell table:formula="of:=[.BU$1]*[.BU97]/([.$A98]+[.BU$1]*[.BU97])" office:value-type="float" office:value="0.000103872827480137">
            <text:p>1,04E-04</text:p>
          </table:table-cell>
          <table:table-cell table:formula="of:=[.BV$1]*[.BV97]/([.$A98]+[.BV$1]*[.BV97])" office:value-type="float" office:value="0.000161892825409282">
            <text:p>1,62E-04</text:p>
          </table:table-cell>
          <table:table-cell table:formula="of:=[.BW$1]*[.BW97]/([.$A98]+[.BW$1]*[.BW97])" office:value-type="float" office:value="0.000246999074686568">
            <text:p>2,47E-04</text:p>
          </table:table-cell>
          <table:table-cell table:formula="of:=[.BX$1]*[.BX97]/([.$A98]+[.BX$1]*[.BX97])" office:value-type="float" office:value="0.000369139211431067">
            <text:p>3,69E-04</text:p>
          </table:table-cell>
          <table:table-cell table:formula="of:=[.BY$1]*[.BY97]/([.$A98]+[.BY$1]*[.BY97])" office:value-type="float" office:value="0.000540742322301456">
            <text:p>5,41E-04</text:p>
          </table:table-cell>
          <table:table-cell office:value-type="float" office:value="96">
            <text:p>96</text:p>
          </table:table-cell>
          <table:table-cell table:formula="of:=[.CA$1]*[.CA97]/([.$A98]+[.CA$1]*[.CA97])" office:value-type="float" office:value="0.000776906935369565">
            <text:p>7,77E-04</text:p>
          </table:table-cell>
          <table:table-cell table:formula="of:=[.CB$1]*[.CB97]/([.$A98]+[.CB$1]*[.CB97])" office:value-type="float" office:value="0.00109545852857735">
            <text:p>1,10E-03</text:p>
          </table:table-cell>
          <table:table-cell table:formula="of:=[.CC$1]*[.CC97]/([.$A98]+[.CC$1]*[.CC97])" office:value-type="float" office:value="0.00151683907188724">
            <text:p>1,52E-03</text:p>
          </table:table-cell>
          <table:table-cell table:formula="of:=[.CD$1]*[.CD97]/([.$A98]+[.CD$1]*[.CD97])" office:value-type="float" office:value="0.00206380231203646">
            <text:p>2,06E-03</text:p>
          </table:table-cell>
          <table:table-cell table:formula="of:=[.CE$1]*[.CE97]/([.$A98]+[.CE$1]*[.CE97])" office:value-type="float" office:value="0.00276090575976416">
            <text:p>2,76E-03</text:p>
          </table:table-cell>
          <table:table-cell table:formula="of:=[.CF$1]*[.CF97]/([.$A98]+[.CF$1]*[.CF97])" office:value-type="float" office:value="0.00363381184861522">
            <text:p>3,63E-03</text:p>
          </table:table-cell>
          <table:table-cell table:formula="of:=[.CG$1]*[.CG97]/([.$A98]+[.CG$1]*[.CG97])" office:value-type="float" office:value="0.004708433526928">
            <text:p>4,71E-03</text:p>
          </table:table-cell>
          <table:table-cell table:formula="of:=[.CH$1]*[.CH97]/([.$A98]+[.CH$1]*[.CH97])" office:value-type="float" office:value="0.00600997996853225">
            <text:p>6,01E-03</text:p>
          </table:table-cell>
          <table:table-cell table:formula="of:=[.CI$1]*[.CI97]/([.$A98]+[.CI$1]*[.CI97])" office:value-type="float" office:value="0.00756197257212562">
            <text:p>7,56E-03</text:p>
          </table:table-cell>
          <table:table-cell table:formula="of:=[.CJ$1]*[.CJ97]/([.$A98]+[.CJ$1]*[.CJ97])" office:value-type="float" office:value="0.00938530729811056">
            <text:p>9,39E-03</text:p>
          </table:table-cell>
          <table:table-cell office:value-type="float" office:value="96">
            <text:p>96</text:p>
          </table:table-cell>
          <table:table-cell table:formula="of:=[.CL$1]*[.CL97]/([.$A98]+[.CL$1]*[.CL97])" office:value-type="float" office:value="0.0114974355507082">
            <text:p>1,15E-02</text:p>
          </table:table-cell>
          <table:table-cell table:formula="of:=[.CM$1]*[.CM97]/([.$A98]+[.CM$1]*[.CM97])" office:value-type="float" office:value="0.0139117229578362">
            <text:p>1,39E-02</text:p>
          </table:table-cell>
          <table:table-cell table:formula="of:=[.CN$1]*[.CN97]/([.$A98]+[.CN$1]*[.CN97])" office:value-type="float" office:value="0.0166370258607246">
            <text:p>1,66E-02</text:p>
          </table:table-cell>
          <table:table-cell table:formula="of:=[.CO$1]*[.CO97]/([.$A98]+[.CO$1]*[.CO97])" office:value-type="float" office:value="0.0196775024628198">
            <text:p>1,97E-02</text:p>
          </table:table-cell>
          <table:table-cell table:formula="of:=[.CP$1]*[.CP97]/([.$A98]+[.CP$1]*[.CP97])" office:value-type="float" office:value="0.0230326530096342">
            <text:p>2,30E-02</text:p>
          </table:table-cell>
          <table:table-cell table:formula="of:=[.CQ$1]*[.CQ97]/([.$A98]+[.CQ$1]*[.CQ97])" office:value-type="float" office:value="0.0266975641731078">
            <text:p>2,67E-02</text:p>
          </table:table-cell>
          <table:table-cell table:formula="of:=[.CR$1]*[.CR97]/([.$A98]+[.CR$1]*[.CR97])" office:value-type="float" office:value="0.030663319056923">
            <text:p>3,07E-02</text:p>
          </table:table-cell>
          <table:table-cell table:formula="of:=[.CS$1]*[.CS97]/([.$A98]+[.CS$1]*[.CS97])" office:value-type="float" office:value="0.0349175267520176">
            <text:p>3,49E-02</text:p>
          </table:table-cell>
          <table:table-cell table:formula="of:=[.CT$1]*[.CT97]/([.$A98]+[.CT$1]*[.CT97])" office:value-type="float" office:value="0.0394449238587893">
            <text:p>3,94E-02</text:p>
          </table:table-cell>
          <table:table-cell table:formula="of:=[.CU$1]*[.CU97]/([.$A98]+[.CU$1]*[.CU97])" office:value-type="float" office:value="0.0442280037489761">
            <text:p>4,42E-02</text:p>
          </table:table-cell>
          <table:table-cell office:value-type="float" office:value="96">
            <text:p>96</text:p>
          </table:table-cell>
          <table:table-cell table:formula="of:=[.CW$1]*[.CW97]/([.$A98]+[.CW$1]*[.CW97])" office:value-type="float" office:value="0.0492476360447169">
            <text:p>4,92E-02</text:p>
          </table:table-cell>
          <table:table-cell table:formula="of:=[.CX$1]*[.CX97]/([.$A98]+[.CX$1]*[.CX97])" office:value-type="float" office:value="0.0544836472695431">
            <text:p>5,45E-02</text:p>
          </table:table-cell>
          <table:table-cell table:formula="of:=[.CY$1]*[.CY97]/([.$A98]+[.CY$1]*[.CY97])" office:value-type="float" office:value="0.0599153425088062">
            <text:p>5,99E-02</text:p>
          </table:table-cell>
          <table:table-cell table:formula="of:=[.CZ$1]*[.CZ97]/([.$A98]+[.CZ$1]*[.CZ97])" office:value-type="float" office:value="0.065521956187427">
            <text:p>6,55E-02</text:p>
          </table:table-cell>
          <table:table-cell table:formula="of:=[.DA$1]*[.DA97]/([.$A98]+[.DA$1]*[.DA97])" office:value-type="float" office:value="0.071283027096641">
            <text:p>7,13E-02</text:p>
          </table:table-cell>
          <table:table-cell table:formula="of:=[.DB$1]*[.DB97]/([.$A98]+[.DB$1]*[.DB97])" office:value-type="float" office:value="0.0771786982876798">
            <text:p>7,72E-02</text:p>
          </table:table-cell>
          <table:table-cell table:formula="of:=[.DC$1]*[.DC97]/([.$A98]+[.DC$1]*[.DC97])" office:value-type="float" office:value="0.0831899463718771">
            <text:p>8,32E-02</text:p>
          </table:table-cell>
          <table:table-cell table:formula="of:=[.DD$1]*[.DD97]/([.$A98]+[.DD$1]*[.DD97])" office:value-type="float" office:value="0.0892987472704064">
            <text:p>8,93E-02</text:p>
          </table:table-cell>
          <table:table-cell table:formula="of:=[.DE$1]*[.DE97]/([.$A98]+[.DE$1]*[.DE97])" office:value-type="float" office:value="0.0954881867831005">
            <text:p>9,55E-02</text:p>
          </table:table-cell>
          <table:table-cell table:formula="of:=[.DF$1]*[.DF97]/([.$A98]+[.DF$1]*[.DF97])" office:value-type="float" office:value="0.101742524766073">
            <text:p>1,02E-01</text:p>
          </table:table-cell>
          <table:table-cell table:number-columns-repeated="146"/>
        </table:table-row>
        <table:table-row table:style-name="ro1">
          <table:table-cell office:value-type="float" office:value="97">
            <text:p>97</text:p>
          </table:table-cell>
          <table:table-cell table:formula="of:=[.$C$1]*[.B98]/([.$A99]+[.$C$1]*[.B98])" office:value-type="float" office:value="1.96360485120034E-124">
            <text:p>1,96E-124</text:p>
          </table:table-cell>
          <table:table-cell table:formula="of:=[.$C$1]*[.C98]/([.$A99]+[.$C$1]*[.C98])" office:value-type="float" office:value="2.22934986990232E-124">
            <text:p>2,23E-124</text:p>
          </table:table-cell>
          <table:table-cell table:formula="of:=[.$D$1]*[.D98]/([.$A99]+[.$D$1]*[.D98])" office:value-type="float" office:value="9.87952074896352E-108">
            <text:p>9,88E-108</text:p>
          </table:table-cell>
          <table:table-cell table:formula="of:=[.$E$1]*[.E98]/([.$A99]+[.$E$1]*[.E98])" office:value-type="float" office:value="4.7807809665794E-096">
            <text:p>4,78E-96</text:p>
          </table:table-cell>
          <table:table-cell table:formula="of:=[.$F$1]*[.F98]/([.$A99]+[.$F$1]*[.F98])" office:value-type="float" office:value="4.42054307336625E-087">
            <text:p>4,42E-87</text:p>
          </table:table-cell>
          <table:table-cell table:formula="of:=[.$G$1]*[.G98]/([.$A99]+[.$G$1]*[.G98])" office:value-type="float" office:value="7.79402889208604E-080">
            <text:p>7,79E-80</text:p>
          </table:table-cell>
          <table:table-cell table:formula="of:=[.$H$1]*[.H98]/([.$A99]+[.$H$1]*[.H98])" office:value-type="float" office:value="8.93935375048284E-074">
            <text:p>8,94E-74</text:p>
          </table:table-cell>
          <table:table-cell table:formula="of:=[.I$1]*[.I98]/([.$A99]+[.I$1]*[.I98])" office:value-type="float" office:value="1.38749203456644E-068">
            <text:p>1,39E-68</text:p>
          </table:table-cell>
          <table:table-cell table:formula="of:=[.J$1]*[.J98]/([.$A99]+[.J$1]*[.J98])" office:value-type="float" office:value="4.67445188708099E-064">
            <text:p>4,67E-64</text:p>
          </table:table-cell>
          <table:table-cell table:formula="of:=[.K$1]*[.K98]/([.$A99]+[.K$1]*[.K98])" office:value-type="float" office:value="4.719682636442E-060">
            <text:p>4,72E-60</text:p>
          </table:table-cell>
          <table:table-cell office:value-type="float" office:value="97">
            <text:p>97</text:p>
          </table:table-cell>
          <table:table-cell table:formula="of:=[.M$1]*[.M98]/([.$A99]+[.M$1]*[.M98])" office:value-type="float" office:value="1.79766504993818E-056">
            <text:p>1,80E-56</text:p>
          </table:table-cell>
          <table:table-cell table:formula="of:=[.N$1]*[.N98]/([.$A99]+[.N$1]*[.N98])" office:value-type="float" office:value="3.06129159674957E-053">
            <text:p>3,06E-53</text:p>
          </table:table-cell>
          <table:table-cell table:formula="of:=[.O$1]*[.O98]/([.$A99]+[.O$1]*[.O98])" office:value-type="float" office:value="2.65176188861124E-050">
            <text:p>2,65E-50</text:p>
          </table:table-cell>
          <table:table-cell table:formula="of:=[.P$1]*[.P98]/([.$A99]+[.P$1]*[.P98])" office:value-type="float" office:value="1.29167819935468E-047">
            <text:p>1,29E-47</text:p>
          </table:table-cell>
          <table:table-cell table:formula="of:=[.Q$1]*[.Q98]/([.$A99]+[.Q$1]*[.Q98])" office:value-type="float" office:value="3.83082678585504E-045">
            <text:p>3,83E-45</text:p>
          </table:table-cell>
          <table:table-cell table:formula="of:=[.R$1]*[.R98]/([.$A99]+[.R$1]*[.R98])" office:value-type="float" office:value="7.37537696805776E-043">
            <text:p>7,38E-43</text:p>
          </table:table-cell>
          <table:table-cell table:formula="of:=[.S$1]*[.S98]/([.$A99]+[.S$1]*[.S98])" office:value-type="float" office:value="9.7139708727608E-041">
            <text:p>9,71E-41</text:p>
          </table:table-cell>
          <table:table-cell table:formula="of:=[.T$1]*[.T98]/([.$A99]+[.T$1]*[.T98])" office:value-type="float" office:value="9.14092059479822E-039">
            <text:p>9,14E-39</text:p>
          </table:table-cell>
          <table:table-cell table:formula="of:=[.U$1]*[.U98]/([.$A99]+[.U$1]*[.U98])" office:value-type="float" office:value="6.37326169873775E-037">
            <text:p>6,37E-37</text:p>
          </table:table-cell>
          <table:table-cell table:formula="of:=[.V$1]*[.V98]/([.$A99]+[.V$1]*[.V98])" office:value-type="float" office:value="3.39529533624901E-035">
            <text:p>3,40E-35</text:p>
          </table:table-cell>
          <table:table-cell office:value-type="float" office:value="97">
            <text:p>97</text:p>
          </table:table-cell>
          <table:table-cell table:formula="of:=[.X$1]*[.X98]/([.$A99]+[.X$1]*[.X98])" office:value-type="float" office:value="1.41887809756633E-033">
            <text:p>1,42E-33</text:p>
          </table:table-cell>
          <table:table-cell table:formula="of:=[.Y$1]*[.Y98]/([.$A99]+[.Y$1]*[.Y98])" office:value-type="float" office:value="4.75750280981694E-032">
            <text:p>4,76E-32</text:p>
          </table:table-cell>
          <table:table-cell table:formula="of:=[.Z$1]*[.Z98]/([.$A99]+[.Z$1]*[.Z98])" office:value-type="float" office:value="1.30522272169579E-030">
            <text:p>1,31E-30</text:p>
          </table:table-cell>
          <table:table-cell table:formula="of:=[.AA$1]*[.AA98]/([.$A99]+[.AA$1]*[.AA98])" office:value-type="float" office:value="2.98044077247986E-029">
            <text:p>2,98E-29</text:p>
          </table:table-cell>
          <table:table-cell table:formula="of:=[.AB$1]*[.AB98]/([.$A99]+[.AB$1]*[.AB98])" office:value-type="float" office:value="5.75011339381631E-028">
            <text:p>5,75E-28</text:p>
          </table:table-cell>
          <table:table-cell table:formula="of:=[.AC$1]*[.AC98]/([.$A99]+[.AC$1]*[.AC98])" office:value-type="float" office:value="9.49764295814028E-027">
            <text:p>9,50E-27</text:p>
          </table:table-cell>
          <table:table-cell table:formula="of:=[.AD$1]*[.AD98]/([.$A99]+[.AD$1]*[.AD98])" office:value-type="float" office:value="1.35891323242997E-025">
            <text:p>1,36E-25</text:p>
          </table:table-cell>
          <table:table-cell table:formula="of:=[.AE$1]*[.AE98]/([.$A99]+[.AE$1]*[.AE98])" office:value-type="float" office:value="1.70192791830406E-024">
            <text:p>1,70E-24</text:p>
          </table:table-cell>
          <table:table-cell table:formula="of:=[.AF$1]*[.AF98]/([.$A99]+[.AF$1]*[.AF98])" office:value-type="float" office:value="1.88331704311767E-023">
            <text:p>1,88E-23</text:p>
          </table:table-cell>
          <table:table-cell table:formula="of:=[.AG$1]*[.AG98]/([.$A99]+[.AG$1]*[.AG98])" office:value-type="float" office:value="1.85688439412727E-022">
            <text:p>1,86E-22</text:p>
          </table:table-cell>
          <table:table-cell office:value-type="float" office:value="97">
            <text:p>97</text:p>
          </table:table-cell>
          <table:table-cell table:formula="of:=[.AI$1]*[.AI98]/([.$A99]+[.AI$1]*[.AI98])" office:value-type="float" office:value="1.64366375506172E-021">
            <text:p>1,64E-21</text:p>
          </table:table-cell>
          <table:table-cell table:formula="of:=[.AJ$1]*[.AJ98]/([.$A99]+[.AJ$1]*[.AJ98])" office:value-type="float" office:value="1.31517059951184E-020">
            <text:p>1,32E-20</text:p>
          </table:table-cell>
          <table:table-cell table:formula="of:=[.AK$1]*[.AK98]/([.$A99]+[.AK$1]*[.AK98])" office:value-type="float" office:value="9.57176176845396E-020">
            <text:p>9,57E-20</text:p>
          </table:table-cell>
          <table:table-cell table:formula="of:=[.AL$1]*[.AL98]/([.$A99]+[.AL$1]*[.AL98])" office:value-type="float" office:value="6.37235825561287E-019">
            <text:p>6,37E-19</text:p>
          </table:table-cell>
          <table:table-cell table:formula="of:=[.AM$1]*[.AM98]/([.$A99]+[.AM$1]*[.AM98])" office:value-type="float" office:value="3.90077635065602E-018">
            <text:p>3,90E-18</text:p>
          </table:table-cell>
          <table:table-cell table:formula="of:=[.AN$1]*[.AN98]/([.$A99]+[.AN$1]*[.AN98])" office:value-type="float" office:value="2.20596613714492E-017">
            <text:p>2,21E-17</text:p>
          </table:table-cell>
          <table:table-cell table:formula="of:=[.AO$1]*[.AO98]/([.$A99]+[.AO$1]*[.AO98])" office:value-type="float" office:value="1.15752137534012E-016">
            <text:p>1,16E-16</text:p>
          </table:table-cell>
          <table:table-cell table:formula="of:=[.AP$1]*[.AP98]/([.$A99]+[.AP$1]*[.AP98])" office:value-type="float" office:value="5.658172388955E-016">
            <text:p>5,66E-16</text:p>
          </table:table-cell>
          <table:table-cell table:formula="of:=[.AQ$1]*[.AQ98]/([.$A99]+[.AQ$1]*[.AQ98])" office:value-type="float" office:value="2.58606658613298E-015">
            <text:p>2,59E-15</text:p>
          </table:table-cell>
          <table:table-cell table:formula="of:=[.AR$1]*[.AR98]/([.$A99]+[.AR$1]*[.AR98])" office:value-type="float" office:value="0.0000000000000110891305983749">
            <text:p>1,11E-14</text:p>
          </table:table-cell>
          <table:table-cell office:value-type="float" office:value="97">
            <text:p>97</text:p>
          </table:table-cell>
          <table:table-cell table:formula="of:=[.AT$1]*[.AT98]/([.$A99]+[.AT$1]*[.AT98])" office:value-type="float" office:value="0.0000000000000447525678169215">
            <text:p>4,48E-14</text:p>
          </table:table-cell>
          <table:table-cell table:formula="of:=[.AU$1]*[.AU98]/([.$A99]+[.AU$1]*[.AU98])" office:value-type="float" office:value="0.000000000000170478864579182">
            <text:p>1,70E-13</text:p>
          </table:table-cell>
          <table:table-cell table:formula="of:=[.AV$1]*[.AV98]/([.$A99]+[.AV$1]*[.AV98])" office:value-type="float" office:value="0.000000000000614660188709162">
            <text:p>6,15E-13</text:p>
          </table:table-cell>
          <table:table-cell table:formula="of:=[.AW$1]*[.AW98]/([.$A99]+[.AW$1]*[.AW98])" office:value-type="float" office:value="0.00000000000210285840664505">
            <text:p>2,10E-12</text:p>
          </table:table-cell>
          <table:table-cell table:formula="of:=[.AX$1]*[.AX98]/([.$A99]+[.AX$1]*[.AX98])" office:value-type="float" office:value="0.00000000000684257814831274">
            <text:p>6,84E-12</text:p>
          </table:table-cell>
          <table:table-cell table:formula="of:=[.AY$1]*[.AY98]/([.$A99]+[.AY$1]*[.AY98])" office:value-type="float" office:value="0.0000000000212237011211428">
            <text:p>2,12E-11</text:p>
          </table:table-cell>
          <table:table-cell table:formula="of:=[.AZ$1]*[.AZ98]/([.$A99]+[.AZ$1]*[.AZ98])" office:value-type="float" office:value="0.000000000062879515383822">
            <text:p>6,29E-11</text:p>
          </table:table-cell>
          <table:table-cell table:formula="of:=[.BA$1]*[.BA98]/([.$A99]+[.BA$1]*[.BA98])" office:value-type="float" office:value="0.000000000178288162792553">
            <text:p>1,78E-10</text:p>
          </table:table-cell>
          <table:table-cell table:formula="of:=[.BB$1]*[.BB98]/([.$A99]+[.BB$1]*[.BB98])" office:value-type="float" office:value="0.000000000484671815278563">
            <text:p>4,85E-10</text:p>
          </table:table-cell>
          <table:table-cell table:formula="of:=[.BC$1]*[.BC98]/([.$A99]+[.BC$1]*[.BC98])" office:value-type="float" office:value="0.00000000126538866999746">
            <text:p>1,27E-09</text:p>
          </table:table-cell>
          <table:table-cell office:value-type="float" office:value="97">
            <text:p>97</text:p>
          </table:table-cell>
          <table:table-cell table:formula="of:=[.BE$1]*[.BE98]/([.$A99]+[.BE$1]*[.BE98])" office:value-type="float" office:value="0.00000000317794313241184">
            <text:p>3,18E-09</text:p>
          </table:table-cell>
          <table:table-cell table:formula="of:=[.BF$1]*[.BF98]/([.$A99]+[.BF$1]*[.BF98])" office:value-type="float" office:value="0.00000000768898286139678">
            <text:p>7,69E-09</text:p>
          </table:table-cell>
          <table:table-cell table:formula="of:=[.BG$1]*[.BG98]/([.$A99]+[.BG$1]*[.BG98])" office:value-type="float" office:value="0.0000000179477261739693">
            <text:p>1,79E-08</text:p>
          </table:table-cell>
          <table:table-cell table:formula="of:=[.BH$1]*[.BH98]/([.$A99]+[.BH$1]*[.BH98])" office:value-type="float" office:value="0.0000000404715946479141">
            <text:p>4,05E-08</text:p>
          </table:table-cell>
          <table:table-cell table:formula="of:=[.BI$1]*[.BI98]/([.$A99]+[.BI$1]*[.BI98])" office:value-type="float" office:value="0.000000088275876732729">
            <text:p>8,83E-08</text:p>
          </table:table-cell>
          <table:table-cell table:formula="of:=[.BJ$1]*[.BJ98]/([.$A99]+[.BJ$1]*[.BJ98])" office:value-type="float" office:value="0.000000186468446855906">
            <text:p>1,86E-07</text:p>
          </table:table-cell>
          <table:table-cell table:formula="of:=[.BK$1]*[.BK98]/([.$A99]+[.BK$1]*[.BK98])" office:value-type="float" office:value="0.000000381885677761623">
            <text:p>3,82E-07</text:p>
          </table:table-cell>
          <table:table-cell table:formula="of:=[.BL$1]*[.BL98]/([.$A99]+[.BL$1]*[.BL98])" office:value-type="float" office:value="0.00000075909040758964">
            <text:p>7,59E-07</text:p>
          </table:table-cell>
          <table:table-cell table:formula="of:=[.BM$1]*[.BM98]/([.$A99]+[.BM$1]*[.BM98])" office:value-type="float" office:value="0.00000146598404173326">
            <text:p>1,47E-06</text:p>
          </table:table-cell>
          <table:table-cell table:formula="of:=[.BN$1]*[.BN98]/([.$A99]+[.BN$1]*[.BN98])" office:value-type="float" office:value="0.00000275335244917682">
            <text:p>2,75E-06</text:p>
          </table:table-cell>
          <table:table-cell office:value-type="float" office:value="97">
            <text:p>97</text:p>
          </table:table-cell>
          <table:table-cell table:formula="of:=[.BP$1]*[.BP98]/([.$A99]+[.BP$1]*[.BP98])" office:value-type="float" office:value="0.00000503375043096307">
            <text:p>5,03E-06</text:p>
          </table:table-cell>
          <table:table-cell table:formula="of:=[.BQ$1]*[.BQ98]/([.$A99]+[.BQ$1]*[.BQ98])" office:value-type="float" office:value="0.00000896602711215868">
            <text:p>8,97E-06</text:p>
          </table:table-cell>
          <table:table-cell table:formula="of:=[.BR$1]*[.BR98]/([.$A99]+[.BR$1]*[.BR98])" office:value-type="float" office:value="0.0000155722077609495">
            <text:p>1,56E-05</text:p>
          </table:table-cell>
          <table:table-cell table:formula="of:=[.BS$1]*[.BS98]/([.$A99]+[.BS$1]*[.BS98])" office:value-type="float" office:value="0.0000263930032734277">
            <text:p>2,64E-05</text:p>
          </table:table-cell>
          <table:table-cell table:formula="of:=[.BT$1]*[.BT98]/([.$A99]+[.BT$1]*[.BT98])" office:value-type="float" office:value="0.0000436865128693906">
            <text:p>4,37E-05</text:p>
          </table:table-cell>
          <table:table-cell table:formula="of:=[.BU$1]*[.BU98]/([.$A99]+[.BU$1]*[.BU98])" office:value-type="float" office:value="0.0000706713620477527">
            <text:p>7,07E-05</text:p>
          </table:table-cell>
          <table:table-cell table:formula="of:=[.BV$1]*[.BV98]/([.$A99]+[.BV$1]*[.BV98])" office:value-type="float" office:value="0.000111810376448169">
            <text:p>1,12E-04</text:p>
          </table:table-cell>
          <table:table-cell table:formula="of:=[.BW$1]*[.BW98]/([.$A99]+[.BW$1]*[.BW98])" office:value-type="float" office:value="0.000173124013388154">
            <text:p>1,73E-04</text:p>
          </table:table-cell>
          <table:table-cell table:formula="of:=[.BX$1]*[.BX98]/([.$A99]+[.BX$1]*[.BX98])" office:value-type="float" office:value="0.000262514630743533">
            <text:p>2,63E-04</text:p>
          </table:table-cell>
          <table:table-cell table:formula="of:=[.BY$1]*[.BY98]/([.$A99]+[.BY$1]*[.BY98])" office:value-type="float" office:value="0.000390074200897458">
            <text:p>3,90E-04</text:p>
          </table:table-cell>
          <table:table-cell office:value-type="float" office:value="97">
            <text:p>97</text:p>
          </table:table-cell>
          <table:table-cell table:formula="of:=[.CA$1]*[.CA98]/([.$A99]+[.CA$1]*[.CA98])" office:value-type="float" office:value="0.000568340644518188">
            <text:p>5,68E-04</text:p>
          </table:table-cell>
          <table:table-cell table:formula="of:=[.CB$1]*[.CB98]/([.$A99]+[.CB$1]*[.CB98])" office:value-type="float" office:value="0.000812463223034612">
            <text:p>8,12E-04</text:p>
          </table:table-cell>
          <table:table-cell table:formula="of:=[.CC$1]*[.CC98]/([.$A99]+[.CC$1]*[.CC98])" office:value-type="float" office:value="0.00114023705825694">
            <text:p>1,14E-03</text:p>
          </table:table-cell>
          <table:table-cell table:formula="of:=[.CD$1]*[.CD98]/([.$A99]+[.CD$1]*[.CD98])" office:value-type="float" office:value="0.00157197213763425">
            <text:p>1,57E-03</text:p>
          </table:table-cell>
          <table:table-cell table:formula="of:=[.CE$1]*[.CE98]/([.$A99]+[.CE$1]*[.CE98])" office:value-type="float" office:value="0.00213017362201688">
            <text:p>2,13E-03</text:p>
          </table:table-cell>
          <table:table-cell table:formula="of:=[.CF$1]*[.CF98]/([.$A99]+[.CF$1]*[.CF98])" office:value-type="float" office:value="0.00283902729049736">
            <text:p>2,84E-03</text:p>
          </table:table-cell>
          <table:table-cell table:formula="of:=[.CG$1]*[.CG98]/([.$A99]+[.CG$1]*[.CG98])" office:value-type="float" office:value="0.00372370468805812">
            <text:p>3,72E-03</text:p>
          </table:table-cell>
          <table:table-cell table:formula="of:=[.CH$1]*[.CH98]/([.$A99]+[.CH$1]*[.CH98])" office:value-type="float" office:value="0.00480952408617588">
            <text:p>4,81E-03</text:p>
          </table:table-cell>
          <table:table-cell table:formula="of:=[.CI$1]*[.CI98]/([.$A99]+[.CI$1]*[.CI98])" office:value-type="float" office:value="0.0061210222680421">
            <text:p>6,12E-03</text:p>
          </table:table-cell>
          <table:table-cell table:formula="of:=[.CJ$1]*[.CJ98]/([.$A99]+[.CJ$1]*[.CJ98])" office:value-type="float" office:value="0.00768100511730007">
            <text:p>7,68E-03</text:p>
          </table:table-cell>
          <table:table-cell office:value-type="float" office:value="97">
            <text:p>97</text:p>
          </table:table-cell>
          <table:table-cell table:formula="of:=[.CL$1]*[.CL98]/([.$A99]+[.CL$1]*[.CL98])" office:value-type="float" office:value="0.00950964965261969">
            <text:p>9,51E-03</text:p>
          </table:table-cell>
          <table:table-cell table:formula="of:=[.CM$1]*[.CM98]/([.$A99]+[.CM$1]*[.CM98])" office:value-type="float" office:value="0.0116237256328017">
            <text:p>1,16E-02</text:p>
          </table:table-cell>
          <table:table-cell table:formula="of:=[.CN$1]*[.CN98]/([.$A99]+[.CN$1]*[.CN98])" office:value-type="float" office:value="0.0140359919797084">
            <text:p>1,40E-02</text:p>
          </table:table-cell>
          <table:table-cell table:formula="of:=[.CO$1]*[.CO98]/([.$A99]+[.CO$1]*[.CO98])" office:value-type="float" office:value="0.0167548043277251">
            <text:p>1,68E-02</text:p>
          </table:table-cell>
          <table:table-cell table:formula="of:=[.CP$1]*[.CP98]/([.$A99]+[.CP$1]*[.CP98])" office:value-type="float" office:value="0.0197839482123745">
            <text:p>1,98E-02</text:p>
          </table:table-cell>
          <table:table-cell table:formula="of:=[.CQ$1]*[.CQ98]/([.$A99]+[.CQ$1]*[.CQ98])" office:value-type="float" office:value="0.023122691126693">
            <text:p>2,31E-02</text:p>
          </table:table-cell>
          <table:table-cell table:formula="of:=[.CR$1]*[.CR98]/([.$A99]+[.CR$1]*[.CR98])" office:value-type="float" office:value="0.0267660287488996">
            <text:p>2,68E-02</text:p>
          </table:table-cell>
          <table:table-cell table:formula="of:=[.CS$1]*[.CS98]/([.$A99]+[.CS$1]*[.CS98])" office:value-type="float" office:value="0.0307050879379571">
            <text:p>3,07E-02</text:p>
          </table:table-cell>
          <table:table-cell table:formula="of:=[.CT$1]*[.CT98]/([.$A99]+[.CT$1]*[.CT98])" office:value-type="float" office:value="0.0349276423131845">
            <text:p>3,49E-02</text:p>
          </table:table-cell>
          <table:table-cell table:formula="of:=[.CU$1]*[.CU98]/([.$A99]+[.CU$1]*[.CU98])" office:value-type="float" office:value="0.0394186950523494">
            <text:p>3,94E-02</text:p>
          </table:table-cell>
          <table:table-cell office:value-type="float" office:value="97">
            <text:p>97</text:p>
          </table:table-cell>
          <table:table-cell table:formula="of:=[.CW$1]*[.CW98]/([.$A99]+[.CW$1]*[.CW98])" office:value-type="float" office:value="0.0441610868949264">
            <text:p>4,42E-02</text:p>
          </table:table-cell>
          <table:table-cell table:formula="of:=[.CX$1]*[.CX98]/([.$A99]+[.CX$1]*[.CX98])" office:value-type="float" office:value="0.04913609378765">
            <text:p>4,91E-02</text:p>
          </table:table-cell>
          <table:table-cell table:formula="of:=[.CY$1]*[.CY98]/([.$A99]+[.CY$1]*[.CY98])" office:value-type="float" office:value="0.0543239866838997">
            <text:p>5,43E-02</text:p>
          </table:table-cell>
          <table:table-cell table:formula="of:=[.CZ$1]*[.CZ98]/([.$A99]+[.CZ$1]*[.CZ98])" office:value-type="float" office:value="0.0597045344332134">
            <text:p>5,97E-02</text:p>
          </table:table-cell>
          <table:table-cell table:formula="of:=[.DA$1]*[.DA98]/([.$A99]+[.DA$1]*[.DA98])" office:value-type="float" office:value="0.0652574385267883">
            <text:p>6,53E-02</text:p>
          </table:table-cell>
          <table:table-cell table:formula="of:=[.DB$1]*[.DB98]/([.$A99]+[.DB$1]*[.DB98])" office:value-type="float" office:value="0.0709626951112646">
            <text:p>7,10E-02</text:p>
          </table:table-cell>
          <table:table-cell table:formula="of:=[.DC$1]*[.DC98]/([.$A99]+[.DC$1]*[.DC98])" office:value-type="float" office:value="0.0768008848775971">
            <text:p>7,68E-02</text:p>
          </table:table-cell>
          <table:table-cell table:formula="of:=[.DD$1]*[.DD98]/([.$A99]+[.DD$1]*[.DD98])" office:value-type="float" office:value="0.0827533951505822">
            <text:p>8,28E-02</text:p>
          </table:table-cell>
          <table:table-cell table:formula="of:=[.DE$1]*[.DE98]/([.$A99]+[.DE$1]*[.DE98])" office:value-type="float" office:value="0.0888025808857092">
            <text:p>8,88E-02</text:p>
          </table:table-cell>
          <table:table-cell table:formula="of:=[.DF$1]*[.DF98]/([.$A99]+[.DF$1]*[.DF98])" office:value-type="float" office:value="0.0949318725486613">
            <text:p>9,49E-02</text:p>
          </table:table-cell>
          <table:table-cell table:number-columns-repeated="146"/>
        </table:table-row>
        <table:table-row table:style-name="ro1">
          <table:table-cell office:value-type="float" office:value="98">
            <text:p>98</text:p>
          </table:table-cell>
          <table:table-cell table:formula="of:=[.$C$1]*[.B99]/([.$A100]+[.$C$1]*[.B99])" office:value-type="float" office:value="4.00735683918436E-126">
            <text:p>4,01E-126</text:p>
          </table:table-cell>
          <table:table-cell table:formula="of:=[.$C$1]*[.C99]/([.$A100]+[.$C$1]*[.C99])" office:value-type="float" office:value="4.54969361204556E-126">
            <text:p>4,55E-126</text:p>
          </table:table-cell>
          <table:table-cell table:formula="of:=[.$D$1]*[.D99]/([.$A100]+[.$D$1]*[.D99])" office:value-type="float" office:value="3.0243430864174E-109">
            <text:p>3,02E-109</text:p>
          </table:table-cell>
          <table:table-cell table:formula="of:=[.$E$1]*[.E99]/([.$A100]+[.$E$1]*[.E99])" office:value-type="float" office:value="1.95133917003241E-097">
            <text:p>1,95E-97</text:p>
          </table:table-cell>
          <table:table-cell table:formula="of:=[.$F$1]*[.F99]/([.$A100]+[.$F$1]*[.F99])" office:value-type="float" office:value="2.25537911906441E-088">
            <text:p>2,26E-88</text:p>
          </table:table-cell>
          <table:table-cell table:formula="of:=[.$G$1]*[.G99]/([.$A100]+[.$G$1]*[.G99])" office:value-type="float" office:value="4.77185442372615E-081">
            <text:p>4,77E-81</text:p>
          </table:table-cell>
          <table:table-cell table:formula="of:=[.$H$1]*[.H99]/([.$A100]+[.$H$1]*[.H99])" office:value-type="float" office:value="6.38525267891632E-075">
            <text:p>6,39E-75</text:p>
          </table:table-cell>
          <table:table-cell table:formula="of:=[.I$1]*[.I99]/([.$A100]+[.I$1]*[.I99])" office:value-type="float" office:value="1.13264655882975E-069">
            <text:p>1,13E-69</text:p>
          </table:table-cell>
          <table:table-cell table:formula="of:=[.J$1]*[.J99]/([.$A100]+[.J$1]*[.J99])" office:value-type="float" office:value="4.29286397793152E-065">
            <text:p>4,29E-65</text:p>
          </table:table-cell>
          <table:table-cell table:formula="of:=[.K$1]*[.K99]/([.$A100]+[.K$1]*[.K99])" office:value-type="float" office:value="4.81600269024694E-061">
            <text:p>4,82E-61</text:p>
          </table:table-cell>
          <table:table-cell office:value-type="float" office:value="98">
            <text:p>98</text:p>
          </table:table-cell>
          <table:table-cell table:formula="of:=[.M$1]*[.M99]/([.$A100]+[.M$1]*[.M99])" office:value-type="float" office:value="2.01778730095102E-057">
            <text:p>2,02E-57</text:p>
          </table:table-cell>
          <table:table-cell table:formula="of:=[.N$1]*[.N99]/([.$A100]+[.N$1]*[.N99])" office:value-type="float" office:value="3.7485203225505E-054">
            <text:p>3,75E-54</text:p>
          </table:table-cell>
          <table:table-cell table:formula="of:=[.O$1]*[.O99]/([.$A100]+[.O$1]*[.O99])" office:value-type="float" office:value="3.51764332162716E-051">
            <text:p>3,52E-51</text:p>
          </table:table-cell>
          <table:table-cell table:formula="of:=[.P$1]*[.P99]/([.$A100]+[.P$1]*[.P99])" office:value-type="float" office:value="1.84525457050669E-048">
            <text:p>1,85E-48</text:p>
          </table:table-cell>
          <table:table-cell table:formula="of:=[.Q$1]*[.Q99]/([.$A100]+[.Q$1]*[.Q99])" office:value-type="float" office:value="5.86351038651281E-046">
            <text:p>5,86E-46</text:p>
          </table:table-cell>
          <table:table-cell table:formula="of:=[.R$1]*[.R99]/([.$A100]+[.R$1]*[.R99])" office:value-type="float" office:value="1.20414317845841E-043">
            <text:p>1,20E-43</text:p>
          </table:table-cell>
          <table:table-cell table:formula="of:=[.S$1]*[.S99]/([.$A100]+[.S$1]*[.S99])" office:value-type="float" office:value="1.68507657996871E-041">
            <text:p>1,69E-41</text:p>
          </table:table-cell>
          <table:table-cell table:formula="of:=[.T$1]*[.T99]/([.$A100]+[.T$1]*[.T99])" office:value-type="float" office:value="1.67894459904457E-039">
            <text:p>1,68E-39</text:p>
          </table:table-cell>
          <table:table-cell table:formula="of:=[.U$1]*[.U99]/([.$A100]+[.U$1]*[.U99])" office:value-type="float" office:value="1.23563237016344E-037">
            <text:p>1,24E-37</text:p>
          </table:table-cell>
          <table:table-cell table:formula="of:=[.V$1]*[.V99]/([.$A100]+[.V$1]*[.V99])" office:value-type="float" office:value="6.92917415561022E-036">
            <text:p>6,93E-36</text:p>
          </table:table-cell>
          <table:table-cell office:value-type="float" office:value="98">
            <text:p>98</text:p>
          </table:table-cell>
          <table:table-cell table:formula="of:=[.X$1]*[.X99]/([.$A100]+[.X$1]*[.X99])" office:value-type="float" office:value="3.04045306621356E-034">
            <text:p>3,04E-34</text:p>
          </table:table-cell>
          <table:table-cell table:formula="of:=[.Y$1]*[.Y99]/([.$A100]+[.Y$1]*[.Y99])" office:value-type="float" office:value="1.06801083485686E-032">
            <text:p>1,07E-32</text:p>
          </table:table-cell>
          <table:table-cell table:formula="of:=[.Z$1]*[.Z99]/([.$A100]+[.Z$1]*[.Z99])" office:value-type="float" office:value="3.0632778162248E-031">
            <text:p>3,06E-31</text:p>
          </table:table-cell>
          <table:table-cell table:formula="of:=[.AA$1]*[.AA99]/([.$A100]+[.AA$1]*[.AA99])" office:value-type="float" office:value="7.29903862648128E-030">
            <text:p>7,30E-30</text:p>
          </table:table-cell>
          <table:table-cell table:formula="of:=[.AB$1]*[.AB99]/([.$A100]+[.AB$1]*[.AB99])" office:value-type="float" office:value="1.46686566168783E-028">
            <text:p>1,47E-28</text:p>
          </table:table-cell>
          <table:table-cell table:formula="of:=[.AC$1]*[.AC99]/([.$A100]+[.AC$1]*[.AC99])" office:value-type="float" office:value="2.51978282562905E-027">
            <text:p>2,52E-27</text:p>
          </table:table-cell>
          <table:table-cell table:formula="of:=[.AD$1]*[.AD99]/([.$A100]+[.AD$1]*[.AD99])" office:value-type="float" office:value="3.74394461996012E-026">
            <text:p>3,74E-26</text:p>
          </table:table-cell>
          <table:table-cell table:formula="of:=[.AE$1]*[.AE99]/([.$A100]+[.AE$1]*[.AE99])" office:value-type="float" office:value="4.86265119515444E-025">
            <text:p>4,86E-25</text:p>
          </table:table-cell>
          <table:table-cell table:formula="of:=[.AF$1]*[.AF99]/([.$A100]+[.AF$1]*[.AF99])" office:value-type="float" office:value="5.57308104596044E-024">
            <text:p>5,57E-24</text:p>
          </table:table-cell>
          <table:table-cell table:formula="of:=[.AG$1]*[.AG99]/([.$A100]+[.AG$1]*[.AG99])" office:value-type="float" office:value="5.68433998202226E-023">
            <text:p>5,68E-23</text:p>
          </table:table-cell>
          <table:table-cell office:value-type="float" office:value="98">
            <text:p>98</text:p>
          </table:table-cell>
          <table:table-cell table:formula="of:=[.AI$1]*[.AI99]/([.$A100]+[.AI$1]*[.AI99])" office:value-type="float" office:value="5.19934453131769E-022">
            <text:p>5,20E-22</text:p>
          </table:table-cell>
          <table:table-cell table:formula="of:=[.AJ$1]*[.AJ99]/([.$A100]+[.AJ$1]*[.AJ99])" office:value-type="float" office:value="4.29443461065092E-021">
            <text:p>4,29E-21</text:p>
          </table:table-cell>
          <table:table-cell table:formula="of:=[.AK$1]*[.AK99]/([.$A100]+[.AK$1]*[.AK99])" office:value-type="float" office:value="3.22314426896919E-020">
            <text:p>3,22E-20</text:p>
          </table:table-cell>
          <table:table-cell table:formula="of:=[.AL$1]*[.AL99]/([.$A100]+[.AL$1]*[.AL99])" office:value-type="float" office:value="2.21081817031467E-019">
            <text:p>2,21E-19</text:p>
          </table:table-cell>
          <table:table-cell table:formula="of:=[.AM$1]*[.AM99]/([.$A100]+[.AM$1]*[.AM99])" office:value-type="float" office:value="1.39313441094858E-018">
            <text:p>1,39E-18</text:p>
          </table:table-cell>
          <table:table-cell table:formula="of:=[.AN$1]*[.AN99]/([.$A100]+[.AN$1]*[.AN99])" office:value-type="float" office:value="8.10354907522626E-018">
            <text:p>8,10E-18</text:p>
          </table:table-cell>
          <table:table-cell table:formula="of:=[.AO$1]*[.AO99]/([.$A100]+[.AO$1]*[.AO99])" office:value-type="float" office:value="4.37023376403924E-017">
            <text:p>4,37E-17</text:p>
          </table:table-cell>
          <table:table-cell table:formula="of:=[.AP$1]*[.AP99]/([.$A100]+[.AP$1]*[.AP99])" office:value-type="float" office:value="2.19398521204377E-016">
            <text:p>2,19E-16</text:p>
          </table:table-cell>
          <table:table-cell table:formula="of:=[.AQ$1]*[.AQ99]/([.$A100]+[.AQ$1]*[.AQ99])" office:value-type="float" office:value="1.02914894754271E-015">
            <text:p>1,03E-15</text:p>
          </table:table-cell>
          <table:table-cell table:formula="of:=[.AR$1]*[.AR99]/([.$A100]+[.AR$1]*[.AR99])" office:value-type="float" office:value="4.52617575443871E-015">
            <text:p>4,53E-15</text:p>
          </table:table-cell>
          <table:table-cell office:value-type="float" office:value="98">
            <text:p>98</text:p>
          </table:table-cell>
          <table:table-cell table:formula="of:=[.AT$1]*[.AT99]/([.$A100]+[.AT$1]*[.AT99])" office:value-type="float" office:value="0.0000000000000187230130662627">
            <text:p>1,87E-14</text:p>
          </table:table-cell>
          <table:table-cell table:formula="of:=[.AU$1]*[.AU99]/([.$A100]+[.AU$1]*[.AU99])" office:value-type="float" office:value="0.0000000000000730623705339299">
            <text:p>7,31E-14</text:p>
          </table:table-cell>
          <table:table-cell table:formula="of:=[.AV$1]*[.AV99]/([.$A100]+[.AV$1]*[.AV99])" office:value-type="float" office:value="0.000000000000269697837902927">
            <text:p>2,70E-13</text:p>
          </table:table-cell>
          <table:table-cell table:formula="of:=[.AW$1]*[.AW99]/([.$A100]+[.AW$1]*[.AW99])" office:value-type="float" office:value="0.000000000000944140509105049">
            <text:p>9,44E-13</text:p>
          </table:table-cell>
          <table:table-cell table:formula="of:=[.AX$1]*[.AX99]/([.$A100]+[.AX$1]*[.AX99])" office:value-type="float" office:value="0.00000000000314200017013373">
            <text:p>3,14E-12</text:p>
          </table:table-cell>
          <table:table-cell table:formula="of:=[.AY$1]*[.AY99]/([.$A100]+[.AY$1]*[.AY99])" office:value-type="float" office:value="0.00000000000996214542411064">
            <text:p>9,96E-12</text:p>
          </table:table-cell>
          <table:table-cell table:formula="of:=[.AZ$1]*[.AZ99]/([.$A100]+[.AZ$1]*[.AZ99])" office:value-type="float" office:value="0.0000000000301565022750052">
            <text:p>3,02E-11</text:p>
          </table:table-cell>
          <table:table-cell table:formula="of:=[.BA$1]*[.BA99]/([.$A100]+[.BA$1]*[.BA99])" office:value-type="float" office:value="0.0000000000873248144213799">
            <text:p>8,73E-11</text:p>
          </table:table-cell>
          <table:table-cell table:formula="of:=[.BB$1]*[.BB99]/([.$A100]+[.BB$1]*[.BB99])" office:value-type="float" office:value="0.000000000242335907580555">
            <text:p>2,42E-10</text:p>
          </table:table-cell>
          <table:table-cell table:formula="of:=[.BC$1]*[.BC99]/([.$A100]+[.BC$1]*[.BC99])" office:value-type="float" office:value="0.000000000645606463867608">
            <text:p>6,46E-10</text:p>
          </table:table-cell>
          <table:table-cell office:value-type="float" office:value="98">
            <text:p>98</text:p>
          </table:table-cell>
          <table:table-cell table:formula="of:=[.BE$1]*[.BE99]/([.$A100]+[.BE$1]*[.BE99])" office:value-type="float" office:value="0.00000000165382754576489">
            <text:p>1,65E-09</text:p>
          </table:table-cell>
          <table:table-cell table:formula="of:=[.BF$1]*[.BF99]/([.$A100]+[.BF$1]*[.BF99])" office:value-type="float" office:value="0.00000000407986844042235">
            <text:p>4,08E-09</text:p>
          </table:table-cell>
          <table:table-cell table:formula="of:=[.BG$1]*[.BG99]/([.$A100]+[.BG$1]*[.BG99])" office:value-type="float" office:value="0.00000000970642324476875">
            <text:p>9,71E-09</text:p>
          </table:table-cell>
          <table:table-cell table:formula="of:=[.BH$1]*[.BH99]/([.$A100]+[.BH$1]*[.BH99])" office:value-type="float" office:value="0.0000000223006741045917">
            <text:p>2,23E-08</text:p>
          </table:table-cell>
          <table:table-cell table:formula="of:=[.BI$1]*[.BI99]/([.$A100]+[.BI$1]*[.BI99])" office:value-type="float" office:value="0.0000000495425814261457">
            <text:p>4,95E-08</text:p>
          </table:table-cell>
          <table:table-cell table:formula="of:=[.BJ$1]*[.BJ99]/([.$A100]+[.BJ$1]*[.BJ99])" office:value-type="float" office:value="0.000000106553386849749">
            <text:p>1,07E-07</text:p>
          </table:table-cell>
          <table:table-cell table:formula="of:=[.BK$1]*[.BK99]/([.$A100]+[.BK$1]*[.BK99])" office:value-type="float" office:value="0.000000222117130586546">
            <text:p>2,22E-07</text:p>
          </table:table-cell>
          <table:table-cell table:formula="of:=[.BL$1]*[.BL99]/([.$A100]+[.BL$1]*[.BL99])" office:value-type="float" office:value="0.000000449257386333007">
            <text:p>4,49E-07</text:p>
          </table:table-cell>
          <table:table-cell table:formula="of:=[.BM$1]*[.BM99]/([.$A100]+[.BM$1]*[.BM99])" office:value-type="float" office:value="0.000000882581450256056">
            <text:p>8,83E-07</text:p>
          </table:table-cell>
          <table:table-cell table:formula="of:=[.BN$1]*[.BN99]/([.$A100]+[.BN$1]*[.BN99])" office:value-type="float" office:value="0.00000168572314762461">
            <text:p>1,69E-06</text:p>
          </table:table-cell>
          <table:table-cell office:value-type="float" office:value="98">
            <text:p>98</text:p>
          </table:table-cell>
          <table:table-cell table:formula="of:=[.BP$1]*[.BP99]/([.$A100]+[.BP$1]*[.BP99])" office:value-type="float" office:value="0.00000313324300203046">
            <text:p>3,13E-06</text:p>
          </table:table-cell>
          <table:table-cell table:formula="of:=[.BQ$1]*[.BQ99]/([.$A100]+[.BQ$1]*[.BQ99])" office:value-type="float" office:value="0.00000567235232376556">
            <text:p>5,67E-06</text:p>
          </table:table-cell>
          <table:table-cell table:formula="of:=[.BR$1]*[.BR99]/([.$A100]+[.BR$1]*[.BR99])" office:value-type="float" office:value="0.0000100106047759706">
            <text:p>1,00E-05</text:p>
          </table:table-cell>
          <table:table-cell table:formula="of:=[.BS$1]*[.BS99]/([.$A100]+[.BS$1]*[.BS99])" office:value-type="float" office:value="0.0000172359499526166">
            <text:p>1,72E-05</text:p>
          </table:table-cell>
          <table:table-cell table:formula="of:=[.BT$1]*[.BT99]/([.$A100]+[.BT$1]*[.BT99])" office:value-type="float" office:value="0.0000289749087620745">
            <text:p>2,90E-05</text:p>
          </table:table-cell>
          <table:table-cell table:formula="of:=[.BU$1]*[.BU99]/([.$A100]+[.BU$1]*[.BU99])" office:value-type="float" office:value="0.0000475927337540071">
            <text:p>4,76E-05</text:p>
          </table:table-cell>
          <table:table-cell table:formula="of:=[.BV$1]*[.BV99]/([.$A100]+[.BV$1]*[.BV99])" office:value-type="float" office:value="0.000076435945079563">
            <text:p>7,64E-05</text:p>
          </table:table-cell>
          <table:table-cell table:formula="of:=[.BW$1]*[.BW99]/([.$A100]+[.BW$1]*[.BW99])" office:value-type="float" office:value="0.000120112437701836">
            <text:p>1,20E-04</text:p>
          </table:table-cell>
          <table:table-cell table:formula="of:=[.BX$1]*[.BX99]/([.$A100]+[.BX$1]*[.BX99])" office:value-type="float" office:value="0.000184797573354075">
            <text:p>1,85E-04</text:p>
          </table:table-cell>
          <table:table-cell table:formula="of:=[.BY$1]*[.BY99]/([.$A100]+[.BY$1]*[.BY99])" office:value-type="float" office:value="0.000278546819263944">
            <text:p>2,79E-04</text:p>
          </table:table-cell>
          <table:table-cell office:value-type="float" office:value="98">
            <text:p>98</text:p>
          </table:table-cell>
          <table:table-cell table:formula="of:=[.CA$1]*[.CA99]/([.$A100]+[.CA$1]*[.CA99])" office:value-type="float" office:value="0.00041158752351618">
            <text:p>4,12E-04</text:p>
          </table:table-cell>
          <table:table-cell table:formula="of:=[.CB$1]*[.CB99]/([.$A100]+[.CB$1]*[.CB99])" office:value-type="float" office:value="0.000596555664609764">
            <text:p>5,97E-04</text:p>
          </table:table-cell>
          <table:table-cell table:formula="of:=[.CC$1]*[.CC99]/([.$A100]+[.CC$1]*[.CC99])" office:value-type="float" office:value="0.000848639457053265">
            <text:p>8,49E-04</text:p>
          </table:table-cell>
          <table:table-cell table:formula="of:=[.CD$1]*[.CD99]/([.$A100]+[.CD$1]*[.CD99])" office:value-type="float" office:value="0.00118559207219216">
            <text:p>1,19E-03</text:p>
          </table:table-cell>
          <table:table-cell table:formula="of:=[.CE$1]*[.CE99]/([.$A100]+[.CE$1]*[.CE99])" office:value-type="float" office:value="0.00162758157449939">
            <text:p>1,63E-03</text:p>
          </table:table-cell>
          <table:table-cell table:formula="of:=[.CF$1]*[.CF99]/([.$A100]+[.CF$1]*[.CF99])" office:value-type="float" office:value="0.00219685782336678">
            <text:p>2,20E-03</text:p>
          </table:table-cell>
          <table:table-cell table:formula="of:=[.CG$1]*[.CG99]/([.$A100]+[.CG$1]*[.CG99])" office:value-type="float" office:value="0.0029172328228368">
            <text:p>2,92E-03</text:p>
          </table:table-cell>
          <table:table-cell table:formula="of:=[.CH$1]*[.CH99]/([.$A100]+[.CH$1]*[.CH99])" office:value-type="float" office:value="0.0038133909414922">
            <text:p>3,81E-03</text:p>
          </table:table-cell>
          <table:table-cell table:formula="of:=[.CI$1]*[.CI99]/([.$A100]+[.CI$1]*[.CI99])" office:value-type="float" office:value="0.0049100657556218">
            <text:p>4,91E-03</text:p>
          </table:table-cell>
          <table:table-cell table:formula="of:=[.CJ$1]*[.CJ99]/([.$A100]+[.CJ$1]*[.CJ99])" office:value-type="float" office:value="0.00623113772777667">
            <text:p>6,23E-03</text:p>
          </table:table-cell>
          <table:table-cell office:value-type="float" office:value="98">
            <text:p>98</text:p>
          </table:table-cell>
          <table:table-cell table:formula="of:=[.CL$1]*[.CL99]/([.$A100]+[.CL$1]*[.CL99])" office:value-type="float" office:value="0.00779871849319196">
            <text:p>7,80E-03</text:p>
          </table:table-cell>
          <table:table-cell table:formula="of:=[.CM$1]*[.CM99]/([.$A100]+[.CM$1]*[.CM99])" office:value-type="float" office:value="0.00963229109145943">
            <text:p>9,63E-03</text:p>
          </table:table-cell>
          <table:table-cell table:formula="of:=[.CN$1]*[.CN99]/([.$A100]+[.CN$1]*[.CN99])" office:value-type="float" office:value="0.0117479703838237">
            <text:p>1,17E-02</text:p>
          </table:table-cell>
          <table:table-cell table:formula="of:=[.CO$1]*[.CO99]/([.$A100]+[.CO$1]*[.CO99])" office:value-type="float" office:value="0.0141579350538964">
            <text:p>1,42E-02</text:p>
          </table:table-cell>
          <table:table-cell table:formula="of:=[.CP$1]*[.CP99]/([.$A100]+[.CP$1]*[.CP99])" office:value-type="float" office:value="0.016870064259707">
            <text:p>1,69E-02</text:p>
          </table:table-cell>
          <table:table-cell table:formula="of:=[.CQ$1]*[.CQ99]/([.$A100]+[.CQ$1]*[.CQ99])" office:value-type="float" office:value="0.0198877912352856">
            <text:p>1,99E-02</text:p>
          </table:table-cell>
          <table:table-cell table:formula="of:=[.CR$1]*[.CR99]/([.$A100]+[.CR$1]*[.CR99])" office:value-type="float" office:value="0.0232101660770217">
            <text:p>2,32E-02</text:p>
          </table:table-cell>
          <table:table-cell table:formula="of:=[.CS$1]*[.CS99]/([.$A100]+[.CS$1]*[.CS99])" office:value-type="float" office:value="0.0268321032116024">
            <text:p>2,68E-02</text:p>
          </table:table-cell>
          <table:table-cell table:formula="of:=[.CT$1]*[.CT99]/([.$A100]+[.CT$1]*[.CT99])" office:value-type="float" office:value="0.0307447773044506">
            <text:p>3,07E-02</text:p>
          </table:table-cell>
          <table:table-cell table:formula="of:=[.CU$1]*[.CU99]/([.$A100]+[.CU$1]*[.CU99])" office:value-type="float" office:value="0.0349361252316127">
            <text:p>3,49E-02</text:p>
          </table:table-cell>
          <table:table-cell office:value-type="float" office:value="98">
            <text:p>98</text:p>
          </table:table-cell>
          <table:table-cell table:formula="of:=[.CW$1]*[.CW99]/([.$A100]+[.CW$1]*[.CW99])" office:value-type="float" office:value="0.0393914108504841">
            <text:p>3,94E-02</text:p>
          </table:table-cell>
          <table:table-cell table:formula="of:=[.CX$1]*[.CX99]/([.$A100]+[.CX$1]*[.CX99])" office:value-type="float" office:value="0.0440938126411418">
            <text:p>4,41E-02</text:p>
          </table:table-cell>
          <table:table-cell table:formula="of:=[.CY$1]*[.CY99]/([.$A100]+[.CY$1]*[.CY99])" office:value-type="float" office:value="0.0490250004950417">
            <text:p>4,90E-02</text:p>
          </table:table-cell>
          <table:table-cell table:formula="of:=[.CZ$1]*[.CZ99]/([.$A100]+[.CZ$1]*[.CZ99])" office:value-type="float" office:value="0.0541656756211362">
            <text:p>5,42E-02</text:p>
          </table:table-cell>
          <table:table-cell table:formula="of:=[.DA$1]*[.DA99]/([.$A100]+[.DA$1]*[.DA99])" office:value-type="float" office:value="0.0594960555338679">
            <text:p>5,95E-02</text:p>
          </table:table-cell>
          <table:table-cell table:formula="of:=[.DB$1]*[.DB99]/([.$A100]+[.DB$1]*[.DB99])" office:value-type="float" office:value="0.0649962935039798">
            <text:p>6,50E-02</text:p>
          </table:table-cell>
          <table:table-cell table:formula="of:=[.DC$1]*[.DC99]/([.$A100]+[.DC$1]*[.DC99])" office:value-type="float" office:value="0.0706468281462305">
            <text:p>7,06E-02</text:p>
          </table:table-cell>
          <table:table-cell table:formula="of:=[.DD$1]*[.DD99]/([.$A100]+[.DD$1]*[.DD99])" office:value-type="float" office:value="0.0764286637393305">
            <text:p>7,64E-02</text:p>
          </table:table-cell>
          <table:table-cell table:formula="of:=[.DE$1]*[.DE99]/([.$A100]+[.DE$1]*[.DE99])" office:value-type="float" office:value="0.0823235854019476">
            <text:p>8,23E-02</text:p>
          </table:table-cell>
          <table:table-cell table:formula="of:=[.DF$1]*[.DF99]/([.$A100]+[.DF$1]*[.DF99])" office:value-type="float" office:value="0.08831431551432">
            <text:p>8,83E-02</text:p>
          </table:table-cell>
          <table:table-cell table:number-columns-repeated="146"/>
        </table:table-row>
        <table:table-row table:style-name="ro1">
          <table:table-cell office:value-type="float" office:value="99">
            <text:p>99</text:p>
          </table:table-cell>
          <table:table-cell table:formula="of:=[.$C$1]*[.B100]/([.$A101]+[.$C$1]*[.B100])" office:value-type="float" office:value="8.09567038219063E-128">
            <text:p>8,10E-128</text:p>
          </table:table-cell>
          <table:table-cell table:formula="of:=[.$C$1]*[.C100]/([.$A101]+[.$C$1]*[.C100])" office:value-type="float" office:value="9.19130022635466E-128">
            <text:p>9,19E-128</text:p>
          </table:table-cell>
          <table:table-cell table:formula="of:=[.$D$1]*[.D100]/([.$A101]+[.$D$1]*[.D100])" office:value-type="float" office:value="9.16467601944668E-111">
            <text:p>9,16E-111</text:p>
          </table:table-cell>
          <table:table-cell table:formula="of:=[.$E$1]*[.E100]/([.$A101]+[.$E$1]*[.E100])" office:value-type="float" office:value="7.88419866679761E-099">
            <text:p>7,88E-99</text:p>
          </table:table-cell>
          <table:table-cell table:formula="of:=[.$F$1]*[.F100]/([.$A101]+[.$F$1]*[.F100])" office:value-type="float" office:value="1.13908036316385E-089">
            <text:p>1,14E-89</text:p>
          </table:table-cell>
          <table:table-cell table:formula="of:=[.$G$1]*[.G100]/([.$A101]+[.$G$1]*[.G100])" office:value-type="float" office:value="2.89203298407645E-082">
            <text:p>2,89E-82</text:p>
          </table:table-cell>
          <table:table-cell table:formula="of:=[.$H$1]*[.H100]/([.$A101]+[.$H$1]*[.H100])" office:value-type="float" office:value="4.51482512650649E-076">
            <text:p>4,51E-76</text:p>
          </table:table-cell>
          <table:table-cell table:formula="of:=[.I$1]*[.I100]/([.$A101]+[.I$1]*[.I100])" office:value-type="float" office:value="9.15269946529087E-071">
            <text:p>9,15E-71</text:p>
          </table:table-cell>
          <table:table-cell table:formula="of:=[.J$1]*[.J100]/([.$A101]+[.J$1]*[.J100])" office:value-type="float" office:value="3.90260361630138E-066">
            <text:p>3,90E-66</text:p>
          </table:table-cell>
          <table:table-cell table:formula="of:=[.K$1]*[.K100]/([.$A101]+[.K$1]*[.K100])" office:value-type="float" office:value="4.86464918206761E-062">
            <text:p>4,86E-62</text:p>
          </table:table-cell>
          <table:table-cell office:value-type="float" office:value="99">
            <text:p>99</text:p>
          </table:table-cell>
          <table:table-cell table:formula="of:=[.M$1]*[.M100]/([.$A101]+[.M$1]*[.M100])" office:value-type="float" office:value="2.24198588994558E-058">
            <text:p>2,24E-58</text:p>
          </table:table-cell>
          <table:table-cell table:formula="of:=[.N$1]*[.N100]/([.$A101]+[.N$1]*[.N100])" office:value-type="float" office:value="4.5436609970309E-055">
            <text:p>4,54E-55</text:p>
          </table:table-cell>
          <table:table-cell table:formula="of:=[.O$1]*[.O100]/([.$A101]+[.O$1]*[.O100])" office:value-type="float" office:value="4.61912759405586E-052">
            <text:p>4,62E-52</text:p>
          </table:table-cell>
          <table:table-cell table:formula="of:=[.P$1]*[.P100]/([.$A101]+[.P$1]*[.P100])" office:value-type="float" office:value="2.60945090778723E-049">
            <text:p>2,61E-49</text:p>
          </table:table-cell>
          <table:table-cell table:formula="of:=[.Q$1]*[.Q100]/([.$A101]+[.Q$1]*[.Q100])" office:value-type="float" office:value="8.88410664623153E-047">
            <text:p>8,88E-47</text:p>
          </table:table-cell>
          <table:table-cell table:formula="of:=[.R$1]*[.R100]/([.$A101]+[.R$1]*[.R100])" office:value-type="float" office:value="1.94608998538733E-044">
            <text:p>1,95E-44</text:p>
          </table:table-cell>
          <table:table-cell table:formula="of:=[.S$1]*[.S100]/([.$A101]+[.S$1]*[.S100])" office:value-type="float" office:value="2.89356584439071E-042">
            <text:p>2,89E-42</text:p>
          </table:table-cell>
          <table:table-cell table:formula="of:=[.T$1]*[.T100]/([.$A101]+[.T$1]*[.T100])" office:value-type="float" office:value="3.0526265437174E-040">
            <text:p>3,05E-40</text:p>
          </table:table-cell>
          <table:table-cell table:formula="of:=[.U$1]*[.U100]/([.$A101]+[.U$1]*[.U100])" office:value-type="float" office:value="2.37141565990963E-038">
            <text:p>2,37E-38</text:p>
          </table:table-cell>
          <table:table-cell table:formula="of:=[.V$1]*[.V100]/([.$A101]+[.V$1]*[.V100])" office:value-type="float" office:value="1.39983316274954E-036">
            <text:p>1,40E-36</text:p>
          </table:table-cell>
          <table:table-cell office:value-type="float" office:value="99">
            <text:p>99</text:p>
          </table:table-cell>
          <table:table-cell table:formula="of:=[.X$1]*[.X100]/([.$A101]+[.X$1]*[.X100])" office:value-type="float" office:value="6.44944589802877E-035">
            <text:p>6,45E-35</text:p>
          </table:table-cell>
          <table:table-cell table:formula="of:=[.Y$1]*[.Y100]/([.$A101]+[.Y$1]*[.Y100])" office:value-type="float" office:value="2.37335741079303E-033">
            <text:p>2,37E-33</text:p>
          </table:table-cell>
          <table:table-cell table:formula="of:=[.Z$1]*[.Z100]/([.$A101]+[.Z$1]*[.Z100])" office:value-type="float" office:value="7.11670603769398E-032">
            <text:p>7,12E-32</text:p>
          </table:table-cell>
          <table:table-cell table:formula="of:=[.AA$1]*[.AA100]/([.$A101]+[.AA$1]*[.AA100])" office:value-type="float" office:value="1.76946390945001E-030">
            <text:p>1,77E-30</text:p>
          </table:table-cell>
          <table:table-cell table:formula="of:=[.AB$1]*[.AB100]/([.$A101]+[.AB$1]*[.AB100])" office:value-type="float" office:value="3.70420621638342E-029">
            <text:p>3,70E-29</text:p>
          </table:table-cell>
          <table:table-cell table:formula="of:=[.AC$1]*[.AC100]/([.$A101]+[.AC$1]*[.AC100])" office:value-type="float" office:value="6.61761146124803E-028">
            <text:p>6,62E-28</text:p>
          </table:table-cell>
          <table:table-cell table:formula="of:=[.AD$1]*[.AD100]/([.$A101]+[.AD$1]*[.AD100])" office:value-type="float" office:value="1.02107580544367E-026">
            <text:p>1,02E-26</text:p>
          </table:table-cell>
          <table:table-cell table:formula="of:=[.AE$1]*[.AE100]/([.$A101]+[.AE$1]*[.AE100])" office:value-type="float" office:value="1.37529528751843E-025">
            <text:p>1,38E-25</text:p>
          </table:table-cell>
          <table:table-cell table:formula="of:=[.AF$1]*[.AF100]/([.$A101]+[.AF$1]*[.AF100])" office:value-type="float" office:value="1.63251869023084E-024">
            <text:p>1,63E-24</text:p>
          </table:table-cell>
          <table:table-cell table:formula="of:=[.AG$1]*[.AG100]/([.$A101]+[.AG$1]*[.AG100])" office:value-type="float" office:value="1.72252726727947E-023">
            <text:p>1,72E-23</text:p>
          </table:table-cell>
          <table:table-cell office:value-type="float" office:value="99">
            <text:p>99</text:p>
          </table:table-cell>
          <table:table-cell table:formula="of:=[.AI$1]*[.AI100]/([.$A101]+[.AI$1]*[.AI100])" office:value-type="float" office:value="1.62807758051362E-022">
            <text:p>1,63E-22</text:p>
          </table:table-cell>
          <table:table-cell table:formula="of:=[.AJ$1]*[.AJ100]/([.$A101]+[.AJ$1]*[.AJ100])" office:value-type="float" office:value="1.38810007616999E-021">
            <text:p>1,39E-21</text:p>
          </table:table-cell>
          <table:table-cell table:formula="of:=[.AK$1]*[.AK100]/([.$A101]+[.AK$1]*[.AK100])" office:value-type="float" office:value="1.07438142298973E-020">
            <text:p>1,07E-20</text:p>
          </table:table-cell>
          <table:table-cell table:formula="of:=[.AL$1]*[.AL100]/([.$A101]+[.AL$1]*[.AL100])" office:value-type="float" office:value="7.59270886774734E-020">
            <text:p>7,59E-20</text:p>
          </table:table-cell>
          <table:table-cell table:formula="of:=[.AM$1]*[.AM100]/([.$A101]+[.AM$1]*[.AM100])" office:value-type="float" office:value="4.92522266496972E-019">
            <text:p>4,93E-19</text:p>
          </table:table-cell>
          <table:table-cell table:formula="of:=[.AN$1]*[.AN100]/([.$A101]+[.AN$1]*[.AN100])" office:value-type="float" office:value="2.94674511826409E-018">
            <text:p>2,95E-18</text:p>
          </table:table-cell>
          <table:table-cell table:formula="of:=[.AO$1]*[.AO100]/([.$A101]+[.AO$1]*[.AO100])" office:value-type="float" office:value="1.63331968959042E-017">
            <text:p>1,63E-17</text:p>
          </table:table-cell>
          <table:table-cell table:formula="of:=[.AP$1]*[.AP100]/([.$A101]+[.AP$1]*[.AP100])" office:value-type="float" office:value="8.42135737956196E-017">
            <text:p>8,42E-17</text:p>
          </table:table-cell>
          <table:table-cell table:formula="of:=[.AQ$1]*[.AQ100]/([.$A101]+[.AQ$1]*[.AQ100])" office:value-type="float" office:value="4.05422312668342E-016">
            <text:p>4,05E-16</text:p>
          </table:table-cell>
          <table:table-cell table:formula="of:=[.AR$1]*[.AR100]/([.$A101]+[.AR$1]*[.AR100])" office:value-type="float" office:value="1.8287578805813E-015">
            <text:p>1,83E-15</text:p>
          </table:table-cell>
          <table:table-cell office:value-type="float" office:value="99">
            <text:p>99</text:p>
          </table:table-cell>
          <table:table-cell table:formula="of:=[.AT$1]*[.AT100]/([.$A101]+[.AT$1]*[.AT100])" office:value-type="float" office:value="7.75397510825017E-015">
            <text:p>7,75E-15</text:p>
          </table:table-cell>
          <table:table-cell table:formula="of:=[.AU$1]*[.AU100]/([.$A101]+[.AU$1]*[.AU100])" office:value-type="float" office:value="0.0000000000000309961571962117">
            <text:p>3,10E-14</text:p>
          </table:table-cell>
          <table:table-cell table:formula="of:=[.AV$1]*[.AV100]/([.$A101]+[.AV$1]*[.AV100])" office:value-type="float" office:value="0.000000000000117141485149743">
            <text:p>1,17E-13</text:p>
          </table:table-cell>
          <table:table-cell table:formula="of:=[.AW$1]*[.AW100]/([.$A101]+[.AW$1]*[.AW100])" office:value-type="float" office:value="0.000000000000419618004046512">
            <text:p>4,20E-13</text:p>
          </table:table-cell>
          <table:table-cell table:formula="of:=[.AX$1]*[.AX100]/([.$A101]+[.AX$1]*[.AX100])" office:value-type="float" office:value="0.00000000000142818189551329">
            <text:p>1,43E-12</text:p>
          </table:table-cell>
          <table:table-cell table:formula="of:=[.AY$1]*[.AY100]/([.$A101]+[.AY$1]*[.AY100])" office:value-type="float" office:value="0.00000000000462887565158554">
            <text:p>4,63E-12</text:p>
          </table:table-cell>
          <table:table-cell table:formula="of:=[.AZ$1]*[.AZ100]/([.$A101]+[.AZ$1]*[.AZ100])" office:value-type="float" office:value="0.0000000000143167233020702">
            <text:p>1,43E-11</text:p>
          </table:table-cell>
          <table:table-cell table:formula="of:=[.BA$1]*[.BA100]/([.$A101]+[.BA$1]*[.BA100])" office:value-type="float" office:value="0.0000000000423393039600885">
            <text:p>4,23E-11</text:p>
          </table:table-cell>
          <table:table-cell table:formula="of:=[.BB$1]*[.BB100]/([.$A101]+[.BB$1]*[.BB100])" office:value-type="float" office:value="0.000000000119944035050736">
            <text:p>1,20E-10</text:p>
          </table:table-cell>
          <table:table-cell table:formula="of:=[.BC$1]*[.BC100]/([.$A101]+[.BC$1]*[.BC100])" office:value-type="float" office:value="0.000000000326063870533888">
            <text:p>3,26E-10</text:p>
          </table:table-cell>
          <table:table-cell office:value-type="float" office:value="99">
            <text:p>99</text:p>
          </table:table-cell>
          <table:table-cell table:formula="of:=[.BE$1]*[.BE100]/([.$A101]+[.BE$1]*[.BE100])" office:value-type="float" office:value="0.000000000851971765274242">
            <text:p>8,52E-10</text:p>
          </table:table-cell>
          <table:table-cell table:formula="of:=[.BF$1]*[.BF100]/([.$A101]+[.BF$1]*[.BF100])" office:value-type="float" office:value="0.00000000214296119643764">
            <text:p>2,14E-09</text:p>
          </table:table-cell>
          <table:table-cell table:formula="of:=[.BG$1]*[.BG100]/([.$A101]+[.BG$1]*[.BG100])" office:value-type="float" office:value="0.00000000519636797272245">
            <text:p>5,20E-09</text:p>
          </table:table-cell>
          <table:table-cell table:formula="of:=[.BH$1]*[.BH100]/([.$A101]+[.BH$1]*[.BH100])" office:value-type="float" office:value="0.0000000121640039090871">
            <text:p>1,22E-08</text:p>
          </table:table-cell>
          <table:table-cell table:formula="of:=[.BI$1]*[.BI100]/([.$A101]+[.BI$1]*[.BI100])" office:value-type="float" office:value="0.0000000275236555903071">
            <text:p>2,75E-08</text:p>
          </table:table-cell>
          <table:table-cell table:formula="of:=[.BJ$1]*[.BJ100]/([.$A101]+[.BJ$1]*[.BJ100])" office:value-type="float" office:value="0.0000000602726192317158">
            <text:p>6,03E-08</text:p>
          </table:table-cell>
          <table:table-cell table:formula="of:=[.BK$1]*[.BK100]/([.$A101]+[.BK$1]*[.BK100])" office:value-type="float" office:value="0.000000127885604286009">
            <text:p>1,28E-07</text:p>
          </table:table-cell>
          <table:table-cell table:formula="of:=[.BL$1]*[.BL100]/([.$A101]+[.BL$1]*[.BL100])" office:value-type="float" office:value="0.000000263201227768676">
            <text:p>2,63E-07</text:p>
          </table:table-cell>
          <table:table-cell table:formula="of:=[.BM$1]*[.BM100]/([.$A101]+[.BM$1]*[.BM100])" office:value-type="float" office:value="0.000000525982607838184">
            <text:p>5,26E-07</text:p>
          </table:table-cell>
          <table:table-cell table:formula="of:=[.BN$1]*[.BN100]/([.$A101]+[.BN$1]*[.BN100])" office:value-type="float" office:value="0.00000102164934873131">
            <text:p>1,02E-06</text:p>
          </table:table-cell>
          <table:table-cell office:value-type="float" office:value="99">
            <text:p>99</text:p>
          </table:table-cell>
          <table:table-cell table:formula="of:=[.BP$1]*[.BP100]/([.$A101]+[.BP$1]*[.BP100])" office:value-type="float" office:value="0.0000019305803448105">
            <text:p>1,93E-06</text:p>
          </table:table-cell>
          <table:table-cell table:formula="of:=[.BQ$1]*[.BQ100]/([.$A101]+[.BQ$1]*[.BQ100])" office:value-type="float" office:value="0.00000355236964399342">
            <text:p>3,55E-06</text:p>
          </table:table-cell>
          <table:table-cell table:formula="of:=[.BR$1]*[.BR100]/([.$A101]+[.BR$1]*[.BR100])" office:value-type="float" office:value="0.00000637034427589116">
            <text:p>6,37E-06</text:p>
          </table:table-cell>
          <table:table-cell table:formula="of:=[.BS$1]*[.BS100]/([.$A101]+[.BS$1]*[.BS100])" office:value-type="float" office:value="0.0000111423081401866">
            <text:p>1,11E-05</text:p>
          </table:table-cell>
          <table:table-cell table:formula="of:=[.BT$1]*[.BT100]/([.$A101]+[.BT$1]*[.BT100])" office:value-type="float" office:value="0.0000190235680922738">
            <text:p>1,90E-05</text:p>
          </table:table-cell>
          <table:table-cell table:formula="of:=[.BU$1]*[.BU100]/([.$A101]+[.BU$1]*[.BU100])" office:value-type="float" office:value="0.0000317274825042531">
            <text:p>3,17E-05</text:p>
          </table:table-cell>
          <table:table-cell table:formula="of:=[.BV$1]*[.BV100]/([.$A101]+[.BV$1]*[.BV100])" office:value-type="float" office:value="0.0000517267011830125">
            <text:p>5,17E-05</text:p>
          </table:table-cell>
          <table:table-cell table:formula="of:=[.BW$1]*[.BW100]/([.$A101]+[.BW$1]*[.BW100])" office:value-type="float" office:value="0.0000824946664294148">
            <text:p>8,25E-05</text:p>
          </table:table-cell>
          <table:table-cell table:formula="of:=[.BX$1]*[.BX100]/([.$A101]+[.BX$1]*[.BX100])" office:value-type="float" office:value="0.000128781721833361">
            <text:p>1,29E-04</text:p>
          </table:table-cell>
          <table:table-cell table:formula="of:=[.BY$1]*[.BY100]/([.$A101]+[.BY$1]*[.BY100])" office:value-type="float" office:value="0.000196913513880493">
            <text:p>1,97E-04</text:p>
          </table:table-cell>
          <table:table-cell office:value-type="float" office:value="99">
            <text:p>99</text:p>
          </table:table-cell>
          <table:table-cell table:formula="of:=[.CA$1]*[.CA100]/([.$A101]+[.CA$1]*[.CA100])" office:value-type="float" office:value="0.000295091826116771">
            <text:p>2,95E-04</text:p>
          </table:table-cell>
          <table:table-cell table:formula="of:=[.CB$1]*[.CB100]/([.$A101]+[.CB$1]*[.CB100])" office:value-type="float" office:value="0.000433670513460644">
            <text:p>4,34E-04</text:p>
          </table:table-cell>
          <table:table-cell table:formula="of:=[.CC$1]*[.CC100]/([.$A101]+[.CC$1]*[.CC100])" office:value-type="float" office:value="0.000625373111869961">
            <text:p>6,25E-04</text:p>
          </table:table-cell>
          <table:table-cell table:formula="of:=[.CD$1]*[.CD100]/([.$A101]+[.CD$1]*[.CD100])" office:value-type="float" office:value="0.00088541547945268">
            <text:p>8,85E-04</text:p>
          </table:table-cell>
          <table:table-cell table:formula="of:=[.CE$1]*[.CE100]/([.$A101]+[.CE$1]*[.CE100])" office:value-type="float" office:value="0.00123149788729469">
            <text:p>1,23E-03</text:p>
          </table:table-cell>
          <table:table-cell table:formula="of:=[.CF$1]*[.CF100]/([.$A101]+[.CF$1]*[.CF100])" office:value-type="float" office:value="0.00168363729779195">
            <text:p>1,68E-03</text:p>
          </table:table-cell>
          <table:table-cell table:formula="of:=[.CG$1]*[.CG100]/([.$A101]+[.CG$1]*[.CG100])" office:value-type="float" office:value="0.00226382234244006">
            <text:p>2,26E-03</text:p>
          </table:table-cell>
          <table:table-cell table:formula="of:=[.CH$1]*[.CH100]/([.$A101]+[.CH$1]*[.CH100])" office:value-type="float" office:value="0.00299548991370118">
            <text:p>3,00E-03</text:p>
          </table:table-cell>
          <table:table-cell table:formula="of:=[.CI$1]*[.CI100]/([.$A101]+[.CI$1]*[.CI100])" office:value-type="float" office:value="0.00390284142685849">
            <text:p>3,90E-03</text:p>
          </table:table-cell>
          <table:table-cell table:formula="of:=[.CJ$1]*[.CJ100]/([.$A101]+[.CJ$1]*[.CJ100])" office:value-type="float" office:value="0.00501003596256389">
            <text:p>5,01E-03</text:p>
          </table:table-cell>
          <table:table-cell office:value-type="float" office:value="99">
            <text:p>99</text:p>
          </table:table-cell>
          <table:table-cell table:formula="of:=[.CL$1]*[.CL100]/([.$A101]+[.CL$1]*[.CL100])" office:value-type="float" office:value="0.00634031359551978">
            <text:p>6,34E-03</text:p>
          </table:table-cell>
          <table:table-cell table:formula="of:=[.CM$1]*[.CM100]/([.$A101]+[.CM$1]*[.CM100])" office:value-type="float" office:value="0.00791511247248917">
            <text:p>7,92E-03</text:p>
          </table:table-cell>
          <table:table-cell table:formula="of:=[.CN$1]*[.CN100]/([.$A101]+[.CN$1]*[.CN100])" office:value-type="float" office:value="0.00975324577704017">
            <text:p>9,75E-03</text:p>
          </table:table-cell>
          <table:table-cell table:formula="of:=[.CO$1]*[.CO100]/([.$A101]+[.CO$1]*[.CO100])" office:value-type="float" office:value="0.011870199129552">
            <text:p>1,19E-02</text:p>
          </table:table-cell>
          <table:table-cell table:formula="of:=[.CP$1]*[.CP100]/([.$A101]+[.CP$1]*[.CP100])" office:value-type="float" office:value="0.0142775962121354">
            <text:p>1,43E-02</text:p>
          </table:table-cell>
          <table:table-cell table:formula="of:=[.CQ$1]*[.CQ100]/([.$A101]+[.CQ$1]*[.CQ100])" office:value-type="float" office:value="0.0169828626893797">
            <text:p>1,70E-02</text:p>
          </table:table-cell>
          <table:table-cell table:formula="of:=[.CR$1]*[.CR100]/([.$A101]+[.CR$1]*[.CR100])" office:value-type="float" office:value="0.019989098712398">
            <text:p>2,00E-02</text:p>
          </table:table-cell>
          <table:table-cell table:formula="of:=[.CS$1]*[.CS100]/([.$A101]+[.CS$1]*[.CS100])" office:value-type="float" office:value="0.0232951513825562">
            <text:p>2,33E-02</text:p>
          </table:table-cell>
          <table:table-cell table:formula="of:=[.CT$1]*[.CT100]/([.$A101]+[.CT$1]*[.CT100])" office:value-type="float" office:value="0.0268958629190388">
            <text:p>2,69E-02</text:p>
          </table:table-cell>
          <table:table-cell table:formula="of:=[.CU$1]*[.CU100]/([.$A101]+[.CU$1]*[.CU100])" office:value-type="float" office:value="0.0307824594309068">
            <text:p>3,08E-02</text:p>
          </table:table-cell>
          <table:table-cell office:value-type="float" office:value="99">
            <text:p>99</text:p>
          </table:table-cell>
          <table:table-cell table:formula="of:=[.CW$1]*[.CW100]/([.$A101]+[.CW$1]*[.CW100])" office:value-type="float" office:value="0.0349430396461322">
            <text:p>3,49E-02</text:p>
          </table:table-cell>
          <table:table-cell table:formula="of:=[.CX$1]*[.CX100]/([.$A101]+[.CX$1]*[.CX100])" office:value-type="float" office:value="0.0393631223236348">
            <text:p>3,94E-02</text:p>
          </table:table-cell>
          <table:table-cell table:formula="of:=[.CY$1]*[.CY100]/([.$A101]+[.CY$1]*[.CY100])" office:value-type="float" office:value="0.0440262143849621">
            <text:p>4,40E-02</text:p>
          </table:table-cell>
          <table:table-cell table:formula="of:=[.CZ$1]*[.CZ100]/([.$A101]+[.CZ$1]*[.CZ100])" office:value-type="float" office:value="0.0489143677703802">
            <text:p>4,89E-02</text:p>
          </table:table-cell>
          <table:table-cell table:formula="of:=[.DA$1]*[.DA100]/([.$A101]+[.DA$1]*[.DA100])" office:value-type="float" office:value="0.0540087003567898">
            <text:p>5,40E-02</text:p>
          </table:table-cell>
          <table:table-cell table:formula="of:=[.DB$1]*[.DB100]/([.$A101]+[.DB$1]*[.DB100])" office:value-type="float" office:value="0.0592898638646516">
            <text:p>5,93E-02</text:p>
          </table:table-cell>
          <table:table-cell table:formula="of:=[.DC$1]*[.DC100]/([.$A101]+[.DC$1]*[.DC100])" office:value-type="float" office:value="0.0647384487102728">
            <text:p>6,47E-02</text:p>
          </table:table-cell>
          <table:table-cell table:formula="of:=[.DD$1]*[.DD100]/([.$A101]+[.DD$1]*[.DD100])" office:value-type="float" office:value="0.0703353217219373">
            <text:p>7,03E-02</text:p>
          </table:table-cell>
          <table:table-cell table:formula="of:=[.DE$1]*[.DE100]/([.$A101]+[.DE$1]*[.DE100])" office:value-type="float" office:value="0.0760618973034526">
            <text:p>7,61E-02</text:p>
          </table:table-cell>
          <table:table-cell table:formula="of:=[.DF$1]*[.DF100]/([.$A101]+[.DF$1]*[.DF100])" office:value-type="float" office:value="0.0819003459786185">
            <text:p>8,19E-02</text:p>
          </table:table-cell>
          <table:table-cell table:number-columns-repeated="146"/>
        </table:table-row>
        <table:table-row table:style-name="ro1">
          <table:table-cell office:value-type="float" office:value="100">
            <text:p>100</text:p>
          </table:table-cell>
          <table:table-cell table:formula="of:=[.$C$1]*[.B101]/([.$A102]+[.$C$1]*[.B101])" office:value-type="float" office:value="1.61913407643813E-129">
            <text:p>1,62E-129</text:p>
          </table:table-cell>
          <table:table-cell table:formula="of:=[.$C$1]*[.C101]/([.$A102]+[.$C$1]*[.C101])" office:value-type="float" office:value="1.83826004527093E-129">
            <text:p>1,84E-129</text:p>
          </table:table-cell>
          <table:table-cell table:formula="of:=[.$D$1]*[.D101]/([.$A102]+[.$D$1]*[.D101])" office:value-type="float" office:value="2.749402805834E-112">
            <text:p>2,75E-112</text:p>
          </table:table-cell>
          <table:table-cell table:formula="of:=[.$E$1]*[.E101]/([.$A102]+[.$E$1]*[.E101])" office:value-type="float" office:value="3.15367946671904E-100">
            <text:p>3,15E-100</text:p>
          </table:table-cell>
          <table:table-cell table:formula="of:=[.$F$1]*[.F101]/([.$A102]+[.$F$1]*[.F101])" office:value-type="float" office:value="5.69540181581923E-091">
            <text:p>5,70E-91</text:p>
          </table:table-cell>
          <table:table-cell table:formula="of:=[.$G$1]*[.G101]/([.$A102]+[.$G$1]*[.G101])" office:value-type="float" office:value="1.73521979044587E-083">
            <text:p>1,74E-83</text:p>
          </table:table-cell>
          <table:table-cell table:formula="of:=[.$H$1]*[.H101]/([.$A102]+[.$H$1]*[.H101])" office:value-type="float" office:value="3.16037758855454E-077">
            <text:p>3,16E-77</text:p>
          </table:table-cell>
          <table:table-cell table:formula="of:=[.I$1]*[.I101]/([.$A102]+[.I$1]*[.I101])" office:value-type="float" office:value="7.32215957223269E-072">
            <text:p>7,32E-72</text:p>
          </table:table-cell>
          <table:table-cell table:formula="of:=[.J$1]*[.J101]/([.$A102]+[.J$1]*[.J101])" office:value-type="float" office:value="3.51234325467124E-067">
            <text:p>3,51E-67</text:p>
          </table:table-cell>
          <table:table-cell table:formula="of:=[.K$1]*[.K101]/([.$A102]+[.K$1]*[.K101])" office:value-type="float" office:value="4.86464918206761E-063">
            <text:p>4,86E-63</text:p>
          </table:table-cell>
          <table:table-cell office:value-type="float" office:value="100">
            <text:p>100</text:p>
          </table:table-cell>
          <table:table-cell table:formula="of:=[.M$1]*[.M101]/([.$A102]+[.M$1]*[.M101])" office:value-type="float" office:value="2.46618447894014E-059">
            <text:p>2,47E-59</text:p>
          </table:table-cell>
          <table:table-cell table:formula="of:=[.N$1]*[.N101]/([.$A102]+[.N$1]*[.N101])" office:value-type="float" office:value="5.45239319643708E-056">
            <text:p>5,45E-56</text:p>
          </table:table-cell>
          <table:table-cell table:formula="of:=[.O$1]*[.O101]/([.$A102]+[.O$1]*[.O101])" office:value-type="float" office:value="6.00486587227262E-053">
            <text:p>6,00E-53</text:p>
          </table:table-cell>
          <table:table-cell table:formula="of:=[.P$1]*[.P101]/([.$A102]+[.P$1]*[.P101])" office:value-type="float" office:value="3.65323127090212E-050">
            <text:p>3,65E-50</text:p>
          </table:table-cell>
          <table:table-cell table:formula="of:=[.Q$1]*[.Q101]/([.$A102]+[.Q$1]*[.Q101])" office:value-type="float" office:value="1.33261599693473E-047">
            <text:p>1,33E-47</text:p>
          </table:table-cell>
          <table:table-cell table:formula="of:=[.R$1]*[.R101]/([.$A102]+[.R$1]*[.R101])" office:value-type="float" office:value="3.11374397661973E-045">
            <text:p>3,11E-45</text:p>
          </table:table-cell>
          <table:table-cell table:formula="of:=[.S$1]*[.S101]/([.$A102]+[.S$1]*[.S101])" office:value-type="float" office:value="4.91906193546421E-043">
            <text:p>4,92E-43</text:p>
          </table:table-cell>
          <table:table-cell table:formula="of:=[.T$1]*[.T101]/([.$A102]+[.T$1]*[.T101])" office:value-type="float" office:value="5.49472777869132E-041">
            <text:p>5,49E-41</text:p>
          </table:table-cell>
          <table:table-cell table:formula="of:=[.U$1]*[.U101]/([.$A102]+[.U$1]*[.U101])" office:value-type="float" office:value="4.5056897538283E-039">
            <text:p>4,51E-39</text:p>
          </table:table-cell>
          <table:table-cell table:formula="of:=[.V$1]*[.V101]/([.$A102]+[.V$1]*[.V101])" office:value-type="float" office:value="2.79966632549908E-037">
            <text:p>2,80E-37</text:p>
          </table:table-cell>
          <table:table-cell office:value-type="float" office:value="100">
            <text:p>100</text:p>
          </table:table-cell>
          <table:table-cell table:formula="of:=[.X$1]*[.X101]/([.$A102]+[.X$1]*[.X101])" office:value-type="float" office:value="1.35438363858604E-035">
            <text:p>1,35E-35</text:p>
          </table:table-cell>
          <table:table-cell table:formula="of:=[.Y$1]*[.Y101]/([.$A102]+[.Y$1]*[.Y101])" office:value-type="float" office:value="5.22138630374467E-034">
            <text:p>5,22E-34</text:p>
          </table:table-cell>
          <table:table-cell table:formula="of:=[.Z$1]*[.Z101]/([.$A102]+[.Z$1]*[.Z101])" office:value-type="float" office:value="1.63684238866962E-032">
            <text:p>1,64E-32</text:p>
          </table:table-cell>
          <table:table-cell table:formula="of:=[.AA$1]*[.AA101]/([.$A102]+[.AA$1]*[.AA101])" office:value-type="float" office:value="4.24671338268002E-031">
            <text:p>4,25E-31</text:p>
          </table:table-cell>
          <table:table-cell table:formula="of:=[.AB$1]*[.AB101]/([.$A102]+[.AB$1]*[.AB101])" office:value-type="float" office:value="9.26051554095854E-030">
            <text:p>9,26E-30</text:p>
          </table:table-cell>
          <table:table-cell table:formula="of:=[.AC$1]*[.AC101]/([.$A102]+[.AC$1]*[.AC101])" office:value-type="float" office:value="1.72057897992449E-028">
            <text:p>1,72E-28</text:p>
          </table:table-cell>
          <table:table-cell table:formula="of:=[.AD$1]*[.AD101]/([.$A102]+[.AD$1]*[.AD101])" office:value-type="float" office:value="2.7569046746979E-027">
            <text:p>2,76E-27</text:p>
          </table:table-cell>
          <table:table-cell table:formula="of:=[.AE$1]*[.AE101]/([.$A102]+[.AE$1]*[.AE101])" office:value-type="float" office:value="3.8508268050516E-026">
            <text:p>3,85E-26</text:p>
          </table:table-cell>
          <table:table-cell table:formula="of:=[.AF$1]*[.AF101]/([.$A102]+[.AF$1]*[.AF101])" office:value-type="float" office:value="4.73430420166942E-025">
            <text:p>4,73E-25</text:p>
          </table:table-cell>
          <table:table-cell table:formula="of:=[.AG$1]*[.AG101]/([.$A102]+[.AG$1]*[.AG101])" office:value-type="float" office:value="5.16758180183842E-024">
            <text:p>5,17E-24</text:p>
          </table:table-cell>
          <table:table-cell office:value-type="float" office:value="100">
            <text:p>100</text:p>
          </table:table-cell>
          <table:table-cell table:formula="of:=[.AI$1]*[.AI101]/([.$A102]+[.AI$1]*[.AI101])" office:value-type="float" office:value="5.04704049959223E-023">
            <text:p>5,05E-23</text:p>
          </table:table-cell>
          <table:table-cell table:formula="of:=[.AJ$1]*[.AJ101]/([.$A102]+[.AJ$1]*[.AJ101])" office:value-type="float" office:value="4.44192024374398E-022">
            <text:p>4,44E-22</text:p>
          </table:table-cell>
          <table:table-cell table:formula="of:=[.AK$1]*[.AK101]/([.$A102]+[.AK$1]*[.AK101])" office:value-type="float" office:value="3.54545869586611E-021">
            <text:p>3,55E-21</text:p>
          </table:table-cell>
          <table:table-cell table:formula="of:=[.AL$1]*[.AL101]/([.$A102]+[.AL$1]*[.AL101])" office:value-type="float" office:value="2.5815210150341E-020">
            <text:p>2,58E-20</text:p>
          </table:table-cell>
          <table:table-cell table:formula="of:=[.AM$1]*[.AM101]/([.$A102]+[.AM$1]*[.AM101])" office:value-type="float" office:value="1.7238279327394E-019">
            <text:p>1,72E-19</text:p>
          </table:table-cell>
          <table:table-cell table:formula="of:=[.AN$1]*[.AN101]/([.$A102]+[.AN$1]*[.AN101])" office:value-type="float" office:value="1.06082824257507E-018">
            <text:p>1,06E-18</text:p>
          </table:table-cell>
          <table:table-cell table:formula="of:=[.AO$1]*[.AO101]/([.$A102]+[.AO$1]*[.AO101])" office:value-type="float" office:value="6.04328285148457E-018">
            <text:p>6,04E-18</text:p>
          </table:table-cell>
          <table:table-cell table:formula="of:=[.AP$1]*[.AP101]/([.$A102]+[.AP$1]*[.AP101])" office:value-type="float" office:value="3.20011580423355E-017">
            <text:p>3,20E-17</text:p>
          </table:table-cell>
          <table:table-cell table:formula="of:=[.AQ$1]*[.AQ101]/([.$A102]+[.AQ$1]*[.AQ101])" office:value-type="float" office:value="1.58114701940653E-016">
            <text:p>1,58E-16</text:p>
          </table:table-cell>
          <table:table-cell table:formula="of:=[.AR$1]*[.AR101]/([.$A102]+[.AR$1]*[.AR101])" office:value-type="float" office:value="7.31503152232518E-016">
            <text:p>7,32E-16</text:p>
          </table:table-cell>
          <table:table-cell office:value-type="float" office:value="100">
            <text:p>100</text:p>
          </table:table-cell>
          <table:table-cell table:formula="of:=[.AT$1]*[.AT101]/([.$A102]+[.AT$1]*[.AT101])" office:value-type="float" office:value="3.17912979438256E-015">
            <text:p>3,18E-15</text:p>
          </table:table-cell>
          <table:table-cell table:formula="of:=[.AU$1]*[.AU101]/([.$A102]+[.AU$1]*[.AU101])" office:value-type="float" office:value="0.0000000000000130183860224088">
            <text:p>1,30E-14</text:p>
          </table:table-cell>
          <table:table-cell table:formula="of:=[.AV$1]*[.AV101]/([.$A102]+[.AV$1]*[.AV101])" office:value-type="float" office:value="0.0000000000000503708386143867">
            <text:p>5,04E-14</text:p>
          </table:table-cell>
          <table:table-cell table:formula="of:=[.AW$1]*[.AW101]/([.$A102]+[.AW$1]*[.AW101])" office:value-type="float" office:value="0.000000000000184631921780431">
            <text:p>1,85E-13</text:p>
          </table:table-cell>
          <table:table-cell table:formula="of:=[.AX$1]*[.AX101]/([.$A102]+[.AX$1]*[.AX101])" office:value-type="float" office:value="0.000000000000642681852980569">
            <text:p>6,43E-13</text:p>
          </table:table-cell>
          <table:table-cell table:formula="of:=[.AY$1]*[.AY101]/([.$A102]+[.AY$1]*[.AY101])" office:value-type="float" office:value="0.00000000000212928279972481">
            <text:p>2,13E-12</text:p>
          </table:table-cell>
          <table:table-cell table:formula="of:=[.AZ$1]*[.AZ101]/([.$A102]+[.AZ$1]*[.AZ101])" office:value-type="float" office:value="0.00000000000672885995192773">
            <text:p>6,73E-12</text:p>
          </table:table-cell>
          <table:table-cell table:formula="of:=[.BA$1]*[.BA101]/([.$A102]+[.BA$1]*[.BA101])" office:value-type="float" office:value="0.0000000000203228659004295">
            <text:p>2,03E-11</text:p>
          </table:table-cell>
          <table:table-cell table:formula="of:=[.BB$1]*[.BB101]/([.$A102]+[.BB$1]*[.BB101])" office:value-type="float" office:value="0.0000000000587725771714066">
            <text:p>5,88E-11</text:p>
          </table:table-cell>
          <table:table-cell table:formula="of:=[.BC$1]*[.BC101]/([.$A102]+[.BC$1]*[.BC101])" office:value-type="float" office:value="0.000000000163031935240365">
            <text:p>1,63E-10</text:p>
          </table:table-cell>
          <table:table-cell office:value-type="float" office:value="100">
            <text:p>100</text:p>
          </table:table-cell>
          <table:table-cell table:formula="of:=[.BE$1]*[.BE101]/([.$A102]+[.BE$1]*[.BE101])" office:value-type="float" office:value="0.000000000434505600101068">
            <text:p>4,35E-10</text:p>
          </table:table-cell>
          <table:table-cell table:formula="of:=[.BF$1]*[.BF101]/([.$A102]+[.BF$1]*[.BF101])" office:value-type="float" office:value="0.00000000111433982090582">
            <text:p>1,11E-09</text:p>
          </table:table-cell>
          <table:table-cell table:formula="of:=[.BG$1]*[.BG101]/([.$A102]+[.BG$1]*[.BG101])" office:value-type="float" office:value="0.00000000275407501795797">
            <text:p>2,75E-09</text:p>
          </table:table-cell>
          <table:table-cell table:formula="of:=[.BH$1]*[.BH101]/([.$A102]+[.BH$1]*[.BH101])" office:value-type="float" office:value="0.000000006568562067761">
            <text:p>6,57E-09</text:p>
          </table:table-cell>
          <table:table-cell table:formula="of:=[.BI$1]*[.BI101]/([.$A102]+[.BI$1]*[.BI101])" office:value-type="float" office:value="0.0000000151380103455095">
            <text:p>1,51E-08</text:p>
          </table:table-cell>
          <table:table-cell table:formula="of:=[.BJ$1]*[.BJ101]/([.$A102]+[.BJ$1]*[.BJ101])" office:value-type="float" office:value="0.0000000337526656305184">
            <text:p>3,38E-08</text:p>
          </table:table-cell>
          <table:table-cell table:formula="of:=[.BK$1]*[.BK101]/([.$A102]+[.BK$1]*[.BK101])" office:value-type="float" office:value="0.0000000728947891293743">
            <text:p>7,29E-08</text:p>
          </table:table-cell>
          <table:table-cell table:formula="of:=[.BL$1]*[.BL101]/([.$A102]+[.BL$1]*[.BL101])" office:value-type="float" office:value="0.000000152656688801764">
            <text:p>1,53E-07</text:p>
          </table:table-cell>
          <table:table-cell table:formula="of:=[.BM$1]*[.BM101]/([.$A102]+[.BM$1]*[.BM101])" office:value-type="float" office:value="0.000000310329642320012">
            <text:p>3,10E-07</text:p>
          </table:table-cell>
          <table:table-cell table:formula="of:=[.BN$1]*[.BN101]/([.$A102]+[.BN$1]*[.BN101])" office:value-type="float" office:value="0.000000612989233482752">
            <text:p>6,13E-07</text:p>
          </table:table-cell>
          <table:table-cell office:value-type="float" office:value="100">
            <text:p>100</text:p>
          </table:table-cell>
          <table:table-cell table:formula="of:=[.BP$1]*[.BP101]/([.$A102]+[.BP$1]*[.BP101])" office:value-type="float" office:value="0.00000117765262346707">
            <text:p>1,18E-06</text:p>
          </table:table-cell>
          <table:table-cell table:formula="of:=[.BQ$1]*[.BQ101]/([.$A102]+[.BQ$1]*[.BQ101])" office:value-type="float" office:value="0.00000220246432841612">
            <text:p>2,20E-06</text:p>
          </table:table-cell>
          <table:table-cell table:formula="of:=[.BR$1]*[.BR101]/([.$A102]+[.BR$1]*[.BR101])" office:value-type="float" office:value="0.00000401330078716358">
            <text:p>4,01E-06</text:p>
          </table:table-cell>
          <table:table-cell table:formula="of:=[.BS$1]*[.BS101]/([.$A102]+[.BS$1]*[.BS101])" office:value-type="float" office:value="0.00000713102635781988">
            <text:p>7,13E-06</text:p>
          </table:table-cell>
          <table:table-cell table:formula="of:=[.BT$1]*[.BT101]/([.$A102]+[.BT$1]*[.BT101])" office:value-type="float" office:value="0.0000123651663607482">
            <text:p>1,24E-05</text:p>
          </table:table-cell>
          <table:table-cell table:formula="of:=[.BU$1]*[.BU101]/([.$A102]+[.BU$1]*[.BU101])" office:value-type="float" office:value="0.0000209396999725904">
            <text:p>2,09E-05</text:p>
          </table:table-cell>
          <table:table-cell table:formula="of:=[.BV$1]*[.BV101]/([.$A102]+[.BV$1]*[.BV101])" office:value-type="float" office:value="0.0000346556887342332">
            <text:p>3,47E-05</text:p>
          </table:table-cell>
          <table:table-cell table:formula="of:=[.BW$1]*[.BW101]/([.$A102]+[.BW$1]*[.BW101])" office:value-type="float" office:value="0.0000560932265454333">
            <text:p>5,61E-05</text:p>
          </table:table-cell>
          <table:table-cell table:formula="of:=[.BX$1]*[.BX101]/([.$A102]+[.BX$1]*[.BX101])" office:value-type="float" office:value="0.0000888514927757423">
            <text:p>8,89E-05</text:p>
          </table:table-cell>
          <table:table-cell table:formula="of:=[.BY$1]*[.BY101]/([.$A102]+[.BY$1]*[.BY101])" office:value-type="float" office:value="0.00013782046261824">
            <text:p>1,38E-04</text:p>
          </table:table-cell>
          <table:table-cell office:value-type="float" office:value="100">
            <text:p>100</text:p>
          </table:table-cell>
          <table:table-cell table:formula="of:=[.CA$1]*[.CA101]/([.$A102]+[.CA$1]*[.CA101])" office:value-type="float" office:value="0.000209471309120407">
            <text:p>2,09E-04</text:p>
          </table:table-cell>
          <table:table-cell table:formula="of:=[.CB$1]*[.CB101]/([.$A102]+[.CB$1]*[.CB101])" office:value-type="float" office:value="0.000312145304577216">
            <text:p>3,12E-04</text:p>
          </table:table-cell>
          <table:table-cell table:formula="of:=[.CC$1]*[.CC101]/([.$A102]+[.CC$1]*[.CC101])" office:value-type="float" office:value="0.000456314054090874">
            <text:p>4,56E-04</text:p>
          </table:table-cell>
          <table:table-cell table:formula="of:=[.CD$1]*[.CD101]/([.$A102]+[.CD$1]*[.CD101])" office:value-type="float" office:value="0.000654778439080458">
            <text:p>6,55E-04</text:p>
          </table:table-cell>
          <table:table-cell table:formula="of:=[.CE$1]*[.CE101]/([.$A102]+[.CE$1]*[.CE101])" office:value-type="float" office:value="0.0009227711224552">
            <text:p>9,23E-04</text:p>
          </table:table-cell>
          <table:table-cell table:formula="of:=[.CF$1]*[.CF101]/([.$A102]+[.CF$1]*[.CF101])" office:value-type="float" office:value="0.00127792915373963">
            <text:p>1,28E-03</text:p>
          </table:table-cell>
          <table:table-cell table:formula="of:=[.CG$1]*[.CG101]/([.$A102]+[.CG$1]*[.CG101])" office:value-type="float" office:value="0.0017401099428583">
            <text:p>1,74E-03</text:p>
          </table:table-cell>
          <table:table-cell table:formula="of:=[.CH$1]*[.CH101]/([.$A102]+[.CH$1]*[.CH101])" office:value-type="float" office:value="0.00233103570940125">
            <text:p>2,33E-03</text:p>
          </table:table-cell>
          <table:table-cell table:formula="of:=[.CI$1]*[.CI101]/([.$A102]+[.CI$1]*[.CI101])" office:value-type="float" office:value="0.00307376754962812">
            <text:p>3,07E-03</text:p>
          </table:table-cell>
          <table:table-cell table:formula="of:=[.CJ$1]*[.CJ101]/([.$A102]+[.CJ$1]*[.CJ101])" office:value-type="float" office:value="0.0039920286045532">
            <text:p>3,99E-03</text:p>
          </table:table-cell>
          <table:table-cell office:value-type="float" office:value="100">
            <text:p>100</text:p>
          </table:table-cell>
          <table:table-cell table:formula="of:=[.CL$1]*[.CL101]/([.$A102]+[.CL$1]*[.CL101])" office:value-type="float" office:value="0.00510941383073036">
            <text:p>5,11E-03</text:p>
          </table:table-cell>
          <table:table-cell table:formula="of:=[.CM$1]*[.CM101]/([.$A102]+[.CM$1]*[.CM101])" office:value-type="float" office:value="0.00644853868210046">
            <text:p>6,45E-03</text:p>
          </table:table-cell>
          <table:table-cell table:formula="of:=[.CN$1]*[.CN101]/([.$A102]+[.CN$1]*[.CN101])" office:value-type="float" office:value="0.00803018806474336">
            <text:p>8,03E-03</text:p>
          </table:table-cell>
          <table:table-cell table:formula="of:=[.CO$1]*[.CO101]/([.$A102]+[.CO$1]*[.CO101])" office:value-type="float" office:value="0.00987252860920079">
            <text:p>9,87E-03</text:p>
          </table:table-cell>
          <table:table-cell table:formula="of:=[.CP$1]*[.CP101]/([.$A102]+[.CP$1]*[.CP101])" office:value-type="float" office:value="0.0119904413028863">
            <text:p>1,20E-02</text:p>
          </table:table-cell>
          <table:table-cell table:formula="of:=[.CQ$1]*[.CQ101]/([.$A102]+[.CQ$1]*[.CQ101])" office:value-type="float" office:value="0.0143950188917124">
            <text:p>1,44E-02</text:p>
          </table:table-cell>
          <table:table-cell table:formula="of:=[.CR$1]*[.CR101]/([.$A102]+[.CR$1]*[.CR101])" office:value-type="float" office:value="0.0170932553511646">
            <text:p>1,71E-02</text:p>
          </table:table-cell>
          <table:table-cell table:formula="of:=[.CS$1]*[.CS101]/([.$A102]+[.CS$1]*[.CS101])" office:value-type="float" office:value="0.0200879358900307">
            <text:p>2,01E-02</text:p>
          </table:table-cell>
          <table:table-cell table:formula="of:=[.CT$1]*[.CT101]/([.$A102]+[.CT$1]*[.CT101])" office:value-type="float" office:value="0.0233777181251173">
            <text:p>2,34E-02</text:p>
          </table:table-cell>
          <table:table-cell table:formula="of:=[.CU$1]*[.CU101]/([.$A102]+[.CU$1]*[.CU101])" office:value-type="float" office:value="0.0269573804643592">
            <text:p>2,70E-02</text:p>
          </table:table-cell>
          <table:table-cell office:value-type="float" office:value="100">
            <text:p>100</text:p>
          </table:table-cell>
          <table:table-cell table:formula="of:=[.CW$1]*[.CW101]/([.$A102]+[.CW$1]*[.CW101])" office:value-type="float" office:value="0.0308182037179324">
            <text:p>3,08E-02</text:p>
          </table:table-cell>
          <table:table-cell table:formula="of:=[.CX$1]*[.CX101]/([.$A102]+[.CX$1]*[.CX101])" office:value-type="float" office:value="0.0349484469449964">
            <text:p>3,49E-02</text:p>
          </table:table-cell>
          <table:table-cell table:formula="of:=[.CY$1]*[.CY101]/([.$A102]+[.CY$1]*[.CY101])" office:value-type="float" office:value="0.0393338781486863">
            <text:p>3,93E-02</text:p>
          </table:table-cell>
          <table:table-cell table:formula="of:=[.CZ$1]*[.CZ101]/([.$A102]+[.CZ$1]*[.CZ101])" office:value-type="float" office:value="0.0439583237084591">
            <text:p>4,40E-02</text:p>
          </table:table-cell>
          <table:table-cell table:formula="of:=[.DA$1]*[.DA101]/([.$A102]+[.DA$1]*[.DA101])" office:value-type="float" office:value="0.0488042061786778">
            <text:p>4,88E-02</text:p>
          </table:table-cell>
          <table:table-cell table:formula="of:=[.DB$1]*[.DB101]/([.$A102]+[.DB$1]*[.DB101])" office:value-type="float" office:value="0.0538530470735647">
            <text:p>5,39E-02</text:p>
          </table:table-cell>
          <table:table-cell table:formula="of:=[.DC$1]*[.DC101]/([.$A102]+[.DC$1]*[.DC101])" office:value-type="float" office:value="0.0590859184678041">
            <text:p>5,91E-02</text:p>
          </table:table-cell>
          <table:table-cell table:formula="of:=[.DD$1]*[.DD101]/([.$A102]+[.DD$1]*[.DD101])" office:value-type="float" office:value="0.0644838339078046">
            <text:p>6,45E-02</text:p>
          </table:table-cell>
          <table:table-cell table:formula="of:=[.DE$1]*[.DE101]/([.$A102]+[.DE$1]*[.DE101])" office:value-type="float" office:value="0.0700280747804334">
            <text:p>7,00E-02</text:p>
          </table:table-cell>
          <table:table-cell table:formula="of:=[.DF$1]*[.DF101]/([.$A102]+[.DF$1]*[.DF101])" office:value-type="float" office:value="0.075700452710861">
            <text:p>7,57E-02</text:p>
          </table:table-cell>
          <table:table-cell table:number-columns-repeated="146"/>
        </table:table-row>
        <table:table-row table:style-name="ro1">
          <table:table-cell office:value-type="float" office:value="101">
            <text:p>101</text:p>
          </table:table-cell>
          <table:table-cell table:style-name="Default" table:number-columns-repeated="76"/>
          <table:table-cell office:value-type="float" office:value="101">
            <text:p>101</text:p>
          </table:table-cell>
          <table:table-cell table:formula="of:=[.CA$1]*[.CA102]/([.$A103]+[.CA$1]*[.CA102])" office:value-type="float" office:value="0.000147230428400572">
            <text:p>1,47E-04</text:p>
          </table:table-cell>
          <table:table-cell table:formula="of:=[.CB$1]*[.CB102]/([.$A103]+[.CB$1]*[.CB102])" office:value-type="float" office:value="0.000222469921166196">
            <text:p>2,22E-04</text:p>
          </table:table-cell>
          <table:table-cell table:formula="of:=[.CC$1]*[.CC102]/([.$A103]+[.CC$1]*[.CC102])" office:value-type="float" office:value="0.000329702408476435">
            <text:p>3,30E-04</text:p>
          </table:table-cell>
          <table:table-cell table:formula="of:=[.CD$1]*[.CD102]/([.$A103]+[.CD$1]*[.CD102])" office:value-type="float" office:value="0.000479508619514391">
            <text:p>4,80E-04</text:p>
          </table:table-cell>
          <table:table-cell table:formula="of:=[.CE$1]*[.CE102]/([.$A103]+[.CE$1]*[.CE102])" office:value-type="float" office:value="0.00068475686776613">
            <text:p>6,85E-04</text:p>
          </table:table-cell>
          <table:table-cell table:formula="of:=[.CF$1]*[.CF102]/([.$A103]+[.CF$1]*[.CF102])" office:value-type="float" office:value="0.000960686250719706">
            <text:p>9,61E-04</text:p>
          </table:table-cell>
          <table:table-cell table:formula="of:=[.CG$1]*[.CG102]/([.$A103]+[.CG$1]*[.CG102])" office:value-type="float" office:value="0.00132486088636427">
            <text:p>1,32E-03</text:p>
          </table:table-cell>
          <table:table-cell table:formula="of:=[.CH$1]*[.CH102]/([.$A103]+[.CH$1]*[.CH102])" office:value-type="float" office:value="0.0017969708779905">
            <text:p>1,80E-03</text:p>
          </table:table-cell>
          <table:table-cell table:formula="of:=[.CI$1]*[.CI102]/([.$A103]+[.CI$1]*[.CI102])" office:value-type="float" office:value="0.00239846754668543">
            <text:p>2,40E-03</text:p>
          </table:table-cell>
          <table:table-cell table:formula="of:=[.CJ$1]*[.CJ102]/([.$A103]+[.CJ$1]*[.CJ102])" office:value-type="float" office:value="0.00315203610791905">
            <text:p>3,15E-03</text:p>
          </table:table-cell>
          <table:table-cell office:value-type="float" office:value="101">
            <text:p>101</text:p>
          </table:table-cell>
          <table:table-cell table:formula="of:=[.CL$1]*[.CL102]/([.$A103]+[.CL$1]*[.CL102])" office:value-type="float" office:value="0.0040809265124515">
            <text:p>4,08E-03</text:p>
          </table:table-cell>
          <table:table-cell table:formula="of:=[.CM$1]*[.CM102]/([.$A103]+[.CM$1]*[.CM102])" office:value-type="float" office:value="0.00520818009471584">
            <text:p>5,21E-03</text:p>
          </table:table-cell>
          <table:table-cell table:formula="of:=[.CN$1]*[.CN102]/([.$A103]+[.CN$1]*[.CN102])" office:value-type="float" office:value="0.00655580326459304">
            <text:p>6,56E-03</text:p>
          </table:table-cell>
          <table:table-cell table:formula="of:=[.CO$1]*[.CO102]/([.$A103]+[.CO$1]*[.CO102])" office:value-type="float" office:value="0.00814394742025161">
            <text:p>8,14E-03</text:p>
          </table:table-cell>
          <table:table-cell table:formula="of:=[.CP$1]*[.CP102]/([.$A103]+[.CP$1]*[.CP102])" office:value-type="float" office:value="0.00999015514251171">
            <text:p>9,99E-03</text:p>
          </table:table-cell>
          <table:table-cell table:formula="of:=[.CQ$1]*[.CQ102]/([.$A103]+[.CQ$1]*[.CQ102])" office:value-type="float" office:value="0.0121087263862376">
            <text:p>1,21E-02</text:p>
          </table:table-cell>
          <table:table-cell table:formula="of:=[.CR$1]*[.CR102]/([.$A103]+[.CR$1]*[.CR102])" office:value-type="float" office:value="0.014510245911831">
            <text:p>1,45E-02</text:p>
          </table:table-cell>
          <table:table-cell table:formula="of:=[.CS$1]*[.CS102]/([.$A103]+[.CS$1]*[.CS102])" office:value-type="float" office:value="0.017201296696431">
            <text:p>1,72E-02</text:p>
          </table:table-cell>
          <table:table-cell table:formula="of:=[.CT$1]*[.CT102]/([.$A103]+[.CT$1]*[.CT102])" office:value-type="float" office:value="0.0201843661344086">
            <text:p>2,02E-02</text:p>
          </table:table-cell>
          <table:table-cell table:formula="of:=[.CU$1]*[.CU102]/([.$A103]+[.CU$1]*[.CU102])" office:value-type="float" office:value="0.0234579350358617">
            <text:p>2,35E-02</text:p>
          </table:table-cell>
          <table:table-cell office:value-type="float" office:value="101">
            <text:p>101</text:p>
          </table:table-cell>
          <table:table-cell table:formula="of:=[.CW$1]*[.CW102]/([.$A103]+[.CW$1]*[.CW102])" office:value-type="float" office:value="0.0270167257924639">
            <text:p>2,70E-02</text:p>
          </table:table-cell>
          <table:table-cell table:formula="of:=[.CX$1]*[.CX102]/([.$A103]+[.CX$1]*[.CX102])" office:value-type="float" office:value="0.0308520768247027">
            <text:p>3,09E-02</text:p>
          </table:table-cell>
          <table:table-cell table:formula="of:=[.CY$1]*[.CY102]/([.$A103]+[.CY$1]*[.CY102])" office:value-type="float" office:value="0.0349524059017499">
            <text:p>3,50E-02</text:p>
          </table:table-cell>
          <table:table-cell table:formula="of:=[.CZ$1]*[.CZ102]/([.$A103]+[.CZ$1]*[.CZ102])" office:value-type="float" office:value="0.0393037247350411">
            <text:p>3,93E-02</text:p>
          </table:table-cell>
          <table:table-cell table:formula="of:=[.DA$1]*[.DA102]/([.$A103]+[.DA$1]*[.DA102])" office:value-type="float" office:value="0.0438901704819755">
            <text:p>4,39E-02</text:p>
          </table:table-cell>
          <table:table-cell table:formula="of:=[.DB$1]*[.DB102]/([.$A103]+[.DB$1]*[.DB102])" office:value-type="float" office:value="0.0486945253159599">
            <text:p>4,87E-02</text:p>
          </table:table-cell>
          <table:table-cell table:formula="of:=[.DC$1]*[.DC102]/([.$A103]+[.DC$1]*[.DC102])" office:value-type="float" office:value="0.053698701887022">
            <text:p>5,37E-02</text:p>
          </table:table-cell>
          <table:table-cell table:formula="of:=[.DD$1]*[.DD102]/([.$A103]+[.DD$1]*[.DD102])" office:value-type="float" office:value="0.0588841793481045">
            <text:p>5,89E-02</text:p>
          </table:table-cell>
          <table:table-cell table:formula="of:=[.DE$1]*[.DE102]/([.$A103]+[.DE$1]*[.DE102])" office:value-type="float" office:value="0.0642323809466665">
            <text:p>6,42E-02</text:p>
          </table:table-cell>
          <table:table-cell table:formula="of:=[.DF$1]*[.DF102]/([.$A103]+[.DF$1]*[.DF102])" office:value-type="float" office:value="0.0697249895418632">
            <text:p>6,97E-02</text:p>
          </table:table-cell>
          <table:table-cell table:number-columns-repeated="146"/>
        </table:table-row>
        <table:table-row table:style-name="ro1">
          <table:table-cell office:value-type="float" office:value="102">
            <text:p>102</text:p>
          </table:table-cell>
          <table:table-cell table:style-name="Default" table:number-columns-repeated="76"/>
          <table:table-cell office:value-type="float" office:value="102">
            <text:p>102</text:p>
          </table:table-cell>
          <table:table-cell table:formula="of:=[.CA$1]*[.CA103]/([.$A104]+[.CA$1]*[.CA103])" office:value-type="float" office:value="0.000102473423772635">
            <text:p>1,02E-04</text:p>
          </table:table-cell>
          <table:table-cell table:formula="of:=[.CB$1]*[.CB103]/([.$A104]+[.CB$1]*[.CB103])" office:value-type="float" office:value="0.000157012934478382">
            <text:p>1,57E-04</text:p>
          </table:table-cell>
          <table:table-cell table:formula="of:=[.CC$1]*[.CC103]/([.$A104]+[.CC$1]*[.CC103])" office:value-type="float" office:value="0.000235907822786599">
            <text:p>2,36E-04</text:p>
          </table:table-cell>
          <table:table-cell table:formula="of:=[.CD$1]*[.CD103]/([.$A104]+[.CD$1]*[.CD103])" office:value-type="float" office:value="0.000347757824817173">
            <text:p>3,48E-04</text:p>
          </table:table-cell>
          <table:table-cell table:formula="of:=[.CE$1]*[.CE103]/([.$A104]+[.CE$1]*[.CE103])" office:value-type="float" office:value="0.000503244314533522">
            <text:p>5,03E-04</text:p>
          </table:table-cell>
          <table:table-cell table:formula="of:=[.CF$1]*[.CF103]/([.$A104]+[.CF$1]*[.CF103])" office:value-type="float" office:value="0.000715293430782547">
            <text:p>7,15E-04</text:p>
          </table:table-cell>
          <table:table-cell table:formula="of:=[.CG$1]*[.CG103]/([.$A104]+[.CG$1]*[.CG103])" office:value-type="float" office:value="0.000999140800122187">
            <text:p>9,99E-04</text:p>
          </table:table-cell>
          <table:table-cell table:formula="of:=[.CH$1]*[.CH103]/([.$A104]+[.CH$1]*[.CH103])" office:value-type="float" office:value="0.00137226849230292">
            <text:p>1,37E-03</text:p>
          </table:table-cell>
          <table:table-cell table:formula="of:=[.CI$1]*[.CI103]/([.$A104]+[.CI$1]*[.CI103])" office:value-type="float" office:value="0.00185419221392124">
            <text:p>1,85E-03</text:p>
          </table:table-cell>
          <table:table-cell table:formula="of:=[.CJ$1]*[.CJ103]/([.$A104]+[.CJ$1]*[.CJ103])" office:value-type="float" office:value="0.00246608855509652">
            <text:p>2,47E-03</text:p>
          </table:table-cell>
          <table:table-cell office:value-type="float" office:value="102">
            <text:p>102</text:p>
          </table:table-cell>
          <table:table-cell table:formula="of:=[.CL$1]*[.CL103]/([.$A104]+[.CL$1]*[.CL103])" office:value-type="float" office:value="0.0032302673170795">
            <text:p>3,23E-03</text:p>
          </table:table-cell>
          <table:table-cell table:formula="of:=[.CM$1]*[.CM103]/([.$A104]+[.CM$1]*[.CM103])" office:value-type="float" office:value="0.00416951070225369">
            <text:p>4,17E-03</text:p>
          </table:table-cell>
          <table:table-cell table:formula="of:=[.CN$1]*[.CN103]/([.$A104]+[.CN$1]*[.CN103])" office:value-type="float" office:value="0.00530631701780075">
            <text:p>5,31E-03</text:p>
          </table:table-cell>
          <table:table-cell table:formula="of:=[.CO$1]*[.CO103]/([.$A104]+[.CO$1]*[.CO103])" office:value-type="float" office:value="0.00666209899462542">
            <text:p>6,66E-03</text:p>
          </table:table-cell>
          <table:table-cell table:formula="of:=[.CP$1]*[.CP103]/([.$A104]+[.CP$1]*[.CP103])" office:value-type="float" office:value="0.00825639374010863">
            <text:p>8,26E-03</text:p>
          </table:table-cell>
          <table:table-cell table:formula="of:=[.CQ$1]*[.CQ103]/([.$A104]+[.CQ$1]*[.CQ103])" office:value-type="float" office:value="0.0101061415099324">
            <text:p>1,01E-02</text:p>
          </table:table-cell>
          <table:table-cell table:formula="of:=[.CR$1]*[.CR103]/([.$A104]+[.CR$1]*[.CR103])" office:value-type="float" office:value="0.0122250838595108">
            <text:p>1,22E-02</text:p>
          </table:table-cell>
          <table:table-cell table:formula="of:=[.CS$1]*[.CS103]/([.$A104]+[.CS$1]*[.CS103])" office:value-type="float" office:value="0.0146233194539595">
            <text:p>1,46E-02</text:p>
          </table:table-cell>
          <table:table-cell table:formula="of:=[.CT$1]*[.CT103]/([.$A104]+[.CT$1]*[.CT103])" office:value-type="float" office:value="0.017307039910486">
            <text:p>1,73E-02</text:p>
          </table:table-cell>
          <table:table-cell table:formula="of:=[.CU$1]*[.CU103]/([.$A104]+[.CU$1]*[.CU103])" office:value-type="float" office:value="0.0202784509853121">
            <text:p>2,03E-02</text:p>
          </table:table-cell>
          <table:table-cell office:value-type="float" office:value="102">
            <text:p>102</text:p>
          </table:table-cell>
          <table:table-cell table:formula="of:=[.CW$1]*[.CW103]/([.$A104]+[.CW$1]*[.CW103])" office:value-type="float" office:value="0.023535868581458">
            <text:p>2,35E-02</text:p>
          </table:table-cell>
          <table:table-cell table:formula="of:=[.CX$1]*[.CX103]/([.$A104]+[.CX$1]*[.CX103])" office:value-type="float" office:value="0.0270739663110155">
            <text:p>2,71E-02</text:p>
          </table:table-cell>
          <table:table-cell table:formula="of:=[.CY$1]*[.CY103]/([.$A104]+[.CY$1]*[.CY103])" office:value-type="float" office:value="0.0308841427944982">
            <text:p>3,09E-02</text:p>
          </table:table-cell>
          <table:table-cell table:formula="of:=[.CZ$1]*[.CZ103]/([.$A104]+[.CZ$1]*[.CZ103])" office:value-type="float" office:value="0.0349549728034342">
            <text:p>3,50E-02</text:p>
          </table:table-cell>
          <table:table-cell table:formula="of:=[.DA$1]*[.DA103]/([.$A104]+[.DA$1]*[.DA103])" office:value-type="float" office:value="0.0392727063431583">
            <text:p>3,93E-02</text:p>
          </table:table-cell>
          <table:table-cell table:formula="of:=[.DB$1]*[.DB103]/([.$A104]+[.DB$1]*[.DB103])" office:value-type="float" office:value="0.0438217829611012">
            <text:p>4,38E-02</text:p>
          </table:table-cell>
          <table:table-cell table:formula="of:=[.DC$1]*[.DC103]/([.$A104]+[.DC$1]*[.DC103])" office:value-type="float" office:value="0.0485853338739472">
            <text:p>4,86E-02</text:p>
          </table:table-cell>
          <table:table-cell table:formula="of:=[.DD$1]*[.DD103]/([.$A104]+[.DD$1]*[.DD103])" office:value-type="float" office:value="0.0535456508688727">
            <text:p>5,35E-02</text:p>
          </table:table-cell>
          <table:table-cell table:formula="of:=[.DE$1]*[.DE103]/([.$A104]+[.DE$1]*[.DE103])" office:value-type="float" office:value="0.0586846074475823">
            <text:p>5,87E-02</text:p>
          </table:table-cell>
          <table:table-cell table:formula="of:=[.DF$1]*[.DF103]/([.$A104]+[.DF$1]*[.DF103])" office:value-type="float" office:value="0.0639840236858078">
            <text:p>6,40E-02</text:p>
          </table:table-cell>
          <table:table-cell table:number-columns-repeated="146"/>
        </table:table-row>
        <table:table-row table:style-name="ro1">
          <table:table-cell office:value-type="float" office:value="103">
            <text:p>103</text:p>
          </table:table-cell>
          <table:table-cell table:style-name="Default" table:number-columns-repeated="76"/>
          <table:table-cell office:value-type="float" office:value="103">
            <text:p>103</text:p>
          </table:table-cell>
          <table:table-cell table:formula="of:=[.CA$1]*[.CA104]/([.$A105]+[.CA$1]*[.CA104])" office:value-type="float" office:value="0.0000706320310342494">
            <text:p>7,06E-05</text:p>
          </table:table-cell>
          <table:table-cell table:formula="of:=[.CB$1]*[.CB104]/([.$A105]+[.CB$1]*[.CB104])" office:value-type="float" office:value="0.000109744569200292">
            <text:p>1,10E-04</text:p>
          </table:table-cell>
          <table:table-cell table:formula="of:=[.CC$1]*[.CC104]/([.$A105]+[.CC$1]*[.CC104])" office:value-type="float" office:value="0.000167168856342071">
            <text:p>1,67E-04</text:p>
          </table:table-cell>
          <table:table-cell table:formula="of:=[.CD$1]*[.CD104]/([.$A105]+[.CD$1]*[.CD104])" office:value-type="float" office:value="0.00024978302039303">
            <text:p>2,50E-04</text:p>
          </table:table-cell>
          <table:table-cell table:formula="of:=[.CE$1]*[.CE104]/([.$A105]+[.CE$1]*[.CE104])" office:value-type="float" office:value="0.000366305805742282">
            <text:p>3,66E-04</text:p>
          </table:table-cell>
          <table:table-cell table:formula="of:=[.CF$1]*[.CF104]/([.$A105]+[.CF$1]*[.CF104])" office:value-type="float" office:value="0.00052751091293768">
            <text:p>5,28E-04</text:p>
          </table:table-cell>
          <table:table-cell table:formula="of:=[.CG$1]*[.CG104]/([.$A105]+[.CG$1]*[.CG104])" office:value-type="float" office:value="0.000746373012294166">
            <text:p>7,46E-04</text:p>
          </table:table-cell>
          <table:table-cell table:formula="of:=[.CH$1]*[.CH104]/([.$A105]+[.CH$1]*[.CH104])" office:value-type="float" office:value="0.00103811481324425">
            <text:p>1,04E-03</text:p>
          </table:table-cell>
          <table:table-cell table:formula="of:=[.CI$1]*[.CI104]/([.$A105]+[.CI$1]*[.CI104])" office:value-type="float" office:value="0.00142012779512271">
            <text:p>1,42E-03</text:p>
          </table:table-cell>
          <table:table-cell table:formula="of:=[.CJ$1]*[.CJ104]/([.$A105]+[.CJ$1]*[.CJ104])" office:value-type="float" office:value="0.00191174681022724">
            <text:p>1,91E-03</text:p>
          </table:table-cell>
          <table:table-cell office:value-type="float" office:value="103">
            <text:p>103</text:p>
          </table:table-cell>
          <table:table-cell table:formula="of:=[.CL$1]*[.CL104]/([.$A105]+[.CL$1]*[.CL104])" office:value-type="float" office:value="0.00253387049786396">
            <text:p>2,53E-03</text:p>
          </table:table-cell>
          <table:table-cell table:formula="of:=[.CM$1]*[.CM104]/([.$A105]+[.CM$1]*[.CM104])" office:value-type="float" office:value="0.00330843421680659">
            <text:p>3,31E-03</text:p>
          </table:table-cell>
          <table:table-cell table:formula="of:=[.CN$1]*[.CN104]/([.$A105]+[.CN$1]*[.CN104])" office:value-type="float" office:value="0.00425775817727708">
            <text:p>4,26E-03</text:p>
          </table:table-cell>
          <table:table-cell table:formula="of:=[.CO$1]*[.CO104]/([.$A105]+[.CO$1]*[.CO104])" office:value-type="float" office:value="0.00540380831311089">
            <text:p>5,40E-03</text:p>
          </table:table-cell>
          <table:table-cell table:formula="of:=[.CP$1]*[.CP104]/([.$A105]+[.CP$1]*[.CP104])" office:value-type="float" office:value="0.00676741881157924">
            <text:p>6,77E-03</text:p>
          </table:table-cell>
          <table:table-cell table:formula="of:=[.CQ$1]*[.CQ104]/([.$A105]+[.CQ$1]*[.CQ104])" office:value-type="float" office:value="0.00836753119206819">
            <text:p>8,37E-03</text:p>
          </table:table-cell>
          <table:table-cell table:formula="of:=[.CR$1]*[.CR104]/([.$A105]+[.CR$1]*[.CR104])" office:value-type="float" office:value="0.0102205043523722">
            <text:p>1,02E-02</text:p>
          </table:table-cell>
          <table:table-cell table:formula="of:=[.CS$1]*[.CS104]/([.$A105]+[.CS$1]*[.CS104])" office:value-type="float" office:value="0.012339543153216">
            <text:p>1,23E-02</text:p>
          </table:table-cell>
          <table:table-cell table:formula="of:=[.CT$1]*[.CT104]/([.$A105]+[.CT$1]*[.CT104])" office:value-type="float" office:value="0.0147342810457607">
            <text:p>1,47E-02</text:p>
          </table:table-cell>
          <table:table-cell table:formula="of:=[.CU$1]*[.CU104]/([.$A105]+[.CU$1]*[.CU104])" office:value-type="float" office:value="0.0174105369310438">
            <text:p>1,74E-02</text:p>
          </table:table-cell>
          <table:table-cell office:value-type="float" office:value="103">
            <text:p>103</text:p>
          </table:table-cell>
          <table:table-cell table:formula="of:=[.CW$1]*[.CW104]/([.$A105]+[.CW$1]*[.CW104])" office:value-type="float" office:value="0.0203702502088445">
            <text:p>2,04E-02</text:p>
          </table:table-cell>
          <table:table-cell table:formula="of:=[.CX$1]*[.CX104]/([.$A105]+[.CX$1]*[.CX104])" office:value-type="float" office:value="0.0236115830470731">
            <text:p>2,36E-02</text:p>
          </table:table-cell>
          <table:table-cell table:formula="of:=[.CY$1]*[.CY104]/([.$A105]+[.CY$1]*[.CY104])" office:value-type="float" office:value="0.0271291669963033">
            <text:p>2,71E-02</text:p>
          </table:table-cell>
          <table:table-cell table:formula="of:=[.CZ$1]*[.CZ104]/([.$A105]+[.CZ$1]*[.CZ104])" office:value-type="float" office:value="0.0309144631737149">
            <text:p>3,09E-02</text:p>
          </table:table-cell>
          <table:table-cell table:formula="of:=[.DA$1]*[.DA104]/([.$A105]+[.DA$1]*[.DA104])" office:value-type="float" office:value="0.0349562015716172">
            <text:p>3,50E-02</text:p>
          </table:table-cell>
          <table:table-cell table:formula="of:=[.DB$1]*[.DB104]/([.$A105]+[.DB$1]*[.DB104])" office:value-type="float" office:value="0.0392408651960608">
            <text:p>3,92E-02</text:p>
          </table:table-cell>
          <table:table-cell table:formula="of:=[.DC$1]*[.DC104]/([.$A105]+[.DC$1]*[.DC104])" office:value-type="float" office:value="0.0437531878775541">
            <text:p>4,38E-02</text:p>
          </table:table-cell>
          <table:table-cell table:formula="of:=[.DD$1]*[.DD104]/([.$A105]+[.DD$1]*[.DD104])" office:value-type="float" office:value="0.0484766397002923">
            <text:p>4,85E-02</text:p>
          </table:table-cell>
          <table:table-cell table:formula="of:=[.DE$1]*[.DE104]/([.$A105]+[.DE$1]*[.DE104])" office:value-type="float" office:value="0.0533938800680841">
            <text:p>5,34E-02</text:p>
          </table:table-cell>
          <table:table-cell table:formula="of:=[.DF$1]*[.DF104]/([.$A105]+[.DF$1]*[.DF104])" office:value-type="float" office:value="0.0584871646207733">
            <text:p>5,85E-02</text:p>
          </table:table-cell>
          <table:table-cell table:number-columns-repeated="146"/>
        </table:table-row>
        <table:table-row table:style-name="ro1">
          <table:table-cell office:value-type="float" office:value="104">
            <text:p>104</text:p>
          </table:table-cell>
          <table:table-cell table:style-name="Default" table:number-columns-repeated="76"/>
          <table:table-cell office:value-type="float" office:value="104">
            <text:p>104</text:p>
          </table:table-cell>
          <table:table-cell table:formula="of:=[.CA$1]*[.CA105]/([.$A106]+[.CA$1]*[.CA105])" office:value-type="float" office:value="0.0000482176192128555">
            <text:p>4,82E-05</text:p>
          </table:table-cell>
          <table:table-cell table:formula="of:=[.CB$1]*[.CB105]/([.$A106]+[.CB$1]*[.CB105])" office:value-type="float" office:value="0.0000759712373789359">
            <text:p>7,60E-05</text:p>
          </table:table-cell>
          <table:table-cell table:formula="of:=[.CC$1]*[.CC105]/([.$A106]+[.CC$1]*[.CC105])" office:value-type="float" office:value="0.000117325911024717">
            <text:p>1,17E-04</text:p>
          </table:table-cell>
          <table:table-cell table:formula="of:=[.CD$1]*[.CD105]/([.$A106]+[.CD$1]*[.CD105])" office:value-type="float" office:value="0.000177698643628786">
            <text:p>1,78E-04</text:p>
          </table:table-cell>
          <table:table-cell table:formula="of:=[.CE$1]*[.CE105]/([.$A106]+[.CE$1]*[.CE105])" office:value-type="float" office:value="0.00026409307710208">
            <text:p>2,64E-04</text:p>
          </table:table-cell>
          <table:table-cell table:formula="of:=[.CF$1]*[.CF105]/([.$A106]+[.CF$1]*[.CF105])" office:value-type="float" office:value="0.000385340199760198">
            <text:p>3,85E-04</text:p>
          </table:table-cell>
          <table:table-cell table:formula="of:=[.CG$1]*[.CG105]/([.$A106]+[.CG$1]*[.CG105])" office:value-type="float" office:value="0.000552297894114869">
            <text:p>5,52E-04</text:p>
          </table:table-cell>
          <table:table-cell table:formula="of:=[.CH$1]*[.CH105]/([.$A106]+[.CH$1]*[.CH105])" office:value-type="float" office:value="0.000777980385211465">
            <text:p>7,78E-04</text:p>
          </table:table-cell>
          <table:table-cell table:formula="of:=[.CI$1]*[.CI105]/([.$A106]+[.CI$1]*[.CI105])" office:value-type="float" office:value="0.00107758847173847">
            <text:p>1,08E-03</text:p>
          </table:table-cell>
          <table:table-cell table:formula="of:=[.CJ$1]*[.CJ105]/([.$A106]+[.CJ$1]*[.CJ105])" office:value-type="float" office:value="0.00146841505571415">
            <text:p>1,47E-03</text:p>
          </table:table-cell>
          <table:table-cell office:value-type="float" office:value="104">
            <text:p>104</text:p>
          </table:table-cell>
          <table:table-cell table:formula="of:=[.CL$1]*[.CL105]/([.$A106]+[.CL$1]*[.CL105])" office:value-type="float" office:value="0.00196960827894078">
            <text:p>1,97E-03</text:p>
          </table:table-cell>
          <table:table-cell table:formula="of:=[.CM$1]*[.CM105]/([.$A106]+[.CM$1]*[.CM105])" office:value-type="float" office:value="0.00260178618294881">
            <text:p>2,60E-03</text:p>
          </table:table-cell>
          <table:table-cell table:formula="of:=[.CN$1]*[.CN105]/([.$A106]+[.CN$1]*[.CN105])" office:value-type="float" office:value="0.00338651111774485">
            <text:p>3,39E-03</text:p>
          </table:table-cell>
          <table:table-cell table:formula="of:=[.CO$1]*[.CO105]/([.$A106]+[.CO$1]*[.CO105])" office:value-type="float" office:value="0.00434564733179244">
            <text:p>4,35E-03</text:p>
          </table:table-cell>
          <table:table-cell table:formula="of:=[.CP$1]*[.CP105]/([.$A106]+[.CP$1]*[.CP105])" office:value-type="float" office:value="0.00550063906806075">
            <text:p>5,50E-03</text:p>
          </table:table-cell>
          <table:table-cell table:formula="of:=[.CQ$1]*[.CQ105]/([.$A106]+[.CQ$1]*[.CQ105])" office:value-type="float" office:value="0.00687175686046805">
            <text:p>6,87E-03</text:p>
          </table:table-cell>
          <table:table-cell table:formula="of:=[.CR$1]*[.CR105]/([.$A106]+[.CR$1]*[.CR105])" office:value-type="float" office:value="0.00847736483186919">
            <text:p>8,48E-03</text:p>
          </table:table-cell>
          <table:table-cell table:formula="of:=[.CS$1]*[.CS105]/([.$A106]+[.CS$1]*[.CS105])" office:value-type="float" office:value="0.0103332607537346">
            <text:p>1,03E-02</text:p>
          </table:table-cell>
          <table:table-cell table:formula="of:=[.CT$1]*[.CT105]/([.$A106]+[.CT$1]*[.CT105])" office:value-type="float" office:value="0.0124521336062807">
            <text:p>1,25E-02</text:p>
          </table:table-cell>
          <table:table-cell table:formula="of:=[.CU$1]*[.CU105]/([.$A106]+[.CU$1]*[.CU105])" office:value-type="float" office:value="0.014843171548237">
            <text:p>1,48E-02</text:p>
          </table:table-cell>
          <table:table-cell office:value-type="float" office:value="104">
            <text:p>104</text:p>
          </table:table-cell>
          <table:table-cell table:formula="of:=[.CW$1]*[.CW105]/([.$A106]+[.CW$1]*[.CW105])" office:value-type="float" office:value="0.0175118384679314">
            <text:p>1,75E-02</text:p>
          </table:table-cell>
          <table:table-cell table:formula="of:=[.CX$1]*[.CX105]/([.$A106]+[.CX$1]*[.CX105])" office:value-type="float" office:value="0.0204598218492341">
            <text:p>2,05E-02</text:p>
          </table:table-cell>
          <table:table-cell table:formula="of:=[.CY$1]*[.CY105]/([.$A106]+[.CY$1]*[.CY105])" office:value-type="float" office:value="0.0236851406162599">
            <text:p>2,37E-02</text:p>
          </table:table-cell>
          <table:table-cell table:formula="of:=[.CZ$1]*[.CZ105]/([.$A106]+[.CZ$1]*[.CZ105])" office:value-type="float" office:value="0.0271823904942111">
            <text:p>2,72E-02</text:p>
          </table:table-cell>
          <table:table-cell table:formula="of:=[.DA$1]*[.DA105]/([.$A106]+[.DA$1]*[.DA105])" office:value-type="float" office:value="0.0309430971247226">
            <text:p>3,09E-02</text:p>
          </table:table-cell>
          <table:table-cell table:formula="of:=[.DB$1]*[.DB105]/([.$A106]+[.DB$1]*[.DB105])" office:value-type="float" office:value="0.0349561438766966">
            <text:p>3,50E-02</text:p>
          </table:table-cell>
          <table:table-cell table:formula="of:=[.DC$1]*[.DC105]/([.$A106]+[.DC$1]*[.DC105])" office:value-type="float" office:value="0.0392082415842821">
            <text:p>3,92E-02</text:p>
          </table:table-cell>
          <table:table-cell table:formula="of:=[.DD$1]*[.DD105]/([.$A106]+[.DD$1]*[.DD105])" office:value-type="float" office:value="0.0436844105243905">
            <text:p>4,37E-02</text:p>
          </table:table-cell>
          <table:table-cell table:formula="of:=[.DE$1]*[.DE105]/([.$A106]+[.DE$1]*[.DE105])" office:value-type="float" office:value="0.0483684498547005">
            <text:p>4,84E-02</text:p>
          </table:table-cell>
          <table:table-cell table:formula="of:=[.DF$1]*[.DF105]/([.$A106]+[.DF$1]*[.DF105])" office:value-type="float" office:value="0.0532433755299859">
            <text:p>5,32E-02</text:p>
          </table:table-cell>
          <table:table-cell table:number-columns-repeated="146"/>
        </table:table-row>
        <table:table-row table:style-name="ro1">
          <table:table-cell office:value-type="float" office:value="105">
            <text:p>105</text:p>
          </table:table-cell>
          <table:table-cell table:style-name="Default" table:number-columns-repeated="76"/>
          <table:table-cell office:value-type="float" office:value="105">
            <text:p>105</text:p>
          </table:table-cell>
          <table:table-cell table:formula="of:=[.CA$1]*[.CA106]/([.$A107]+[.CA$1]*[.CA106])" office:value-type="float" office:value="0.0000326032318909247">
            <text:p>3,26E-05</text:p>
          </table:table-cell>
          <table:table-cell table:formula="of:=[.CB$1]*[.CB106]/([.$A107]+[.CB$1]*[.CB106])" office:value-type="float" office:value="0.000052091849072026">
            <text:p>5,21E-05</text:p>
          </table:table-cell>
          <table:table-cell table:formula="of:=[.CC$1]*[.CC106]/([.$A107]+[.CC$1]*[.CC106])" office:value-type="float" office:value="0.0000815627898715667">
            <text:p>8,16E-05</text:p>
          </table:table-cell>
          <table:table-cell table:formula="of:=[.CD$1]*[.CD106]/([.$A107]+[.CD$1]*[.CD106])" office:value-type="float" office:value="0.000125219552657382">
            <text:p>1,25E-04</text:p>
          </table:table-cell>
          <table:table-cell table:formula="of:=[.CE$1]*[.CE106]/([.$A107]+[.CE$1]*[.CE106])" office:value-type="float" office:value="0.000188602334665121">
            <text:p>1,89E-04</text:p>
          </table:table-cell>
          <table:table-cell table:formula="of:=[.CF$1]*[.CF106]/([.$A107]+[.CF$1]*[.CF106])" office:value-type="float" office:value="0.000278835135774944">
            <text:p>2,79E-04</text:p>
          </table:table-cell>
          <table:table-cell table:formula="of:=[.CG$1]*[.CG106]/([.$A107]+[.CG$1]*[.CG106])" office:value-type="float" office:value="0.000404854482147101">
            <text:p>4,05E-04</text:p>
          </table:table-cell>
          <table:table-cell table:formula="of:=[.CH$1]*[.CH106]/([.$A107]+[.CH$1]*[.CH106])" office:value-type="float" office:value="0.000577594477970341">
            <text:p>5,78E-04</text:p>
          </table:table-cell>
          <table:table-cell table:formula="of:=[.CI$1]*[.CI106]/([.$A107]+[.CI$1]*[.CI106])" office:value-type="float" office:value="0.000810100246163126">
            <text:p>8,10E-04</text:p>
          </table:table-cell>
          <table:table-cell table:formula="of:=[.CJ$1]*[.CJ106]/([.$A107]+[.CJ$1]*[.CJ106])" office:value-type="float" office:value="0.00111754212573815">
            <text:p>1,12E-03</text:p>
          </table:table-cell>
          <table:table-cell office:value-type="float" office:value="105">
            <text:p>105</text:p>
          </table:table-cell>
          <table:table-cell table:formula="of:=[.CL$1]*[.CL106]/([.$A107]+[.CL$1]*[.CL106])" office:value-type="float" office:value="0.00151710699017794">
            <text:p>1,52E-03</text:p>
          </table:table-cell>
          <table:table-cell table:formula="of:=[.CM$1]*[.CM106]/([.$A107]+[.CM$1]*[.CM106])" office:value-type="float" office:value="0.00202775098564815">
            <text:p>2,03E-03</text:p>
          </table:table-cell>
          <table:table-cell table:formula="of:=[.CN$1]*[.CN106]/([.$A107]+[.CN$1]*[.CN106])" office:value-type="float" office:value="0.00266980944386304">
            <text:p>2,67E-03</text:p>
          </table:table-cell>
          <table:table-cell table:formula="of:=[.CO$1]*[.CO106]/([.$A107]+[.CO$1]*[.CO106])" office:value-type="float" office:value="0.0034644735612041">
            <text:p>3,46E-03</text:p>
          </table:table-cell>
          <table:table-cell table:formula="of:=[.CP$1]*[.CP106]/([.$A107]+[.CP$1]*[.CP106])" office:value-type="float" office:value="0.00443315789198138">
            <text:p>4,43E-03</text:p>
          </table:table-cell>
          <table:table-cell table:formula="of:=[.CQ$1]*[.CQ106]/([.$A107]+[.CQ$1]*[.CQ106])" office:value-type="float" office:value="0.00559679567201384">
            <text:p>5,60E-03</text:p>
          </table:table-cell>
          <table:table-cell table:formula="of:=[.CR$1]*[.CR106]/([.$A107]+[.CR$1]*[.CR106])" office:value-type="float" office:value="0.00697510841428242">
            <text:p>6,98E-03</text:p>
          </table:table-cell>
          <table:table-cell table:formula="of:=[.CS$1]*[.CS106]/([.$A107]+[.CS$1]*[.CS106])" office:value-type="float" office:value="0.00858590052969994">
            <text:p>8,59E-03</text:p>
          </table:table-cell>
          <table:table-cell table:formula="of:=[.CT$1]*[.CT106]/([.$A107]+[.CT$1]*[.CT106])" office:value-type="float" office:value="0.0104444281810522">
            <text:p>1,04E-02</text:p>
          </table:table-cell>
          <table:table-cell table:formula="of:=[.CU$1]*[.CU106]/([.$A107]+[.CU$1]*[.CU106])" office:value-type="float" office:value="0.0125628844281678">
            <text:p>1,26E-02</text:p>
          </table:table-cell>
          <table:table-cell office:value-type="float" office:value="105">
            <text:p>105</text:p>
          </table:table-cell>
          <table:table-cell table:formula="of:=[.CW$1]*[.CW106]/([.$A107]+[.CW$1]*[.CW106])" office:value-type="float" office:value="0.0149500311457608">
            <text:p>1,50E-02</text:p>
          </table:table-cell>
          <table:table-cell table:formula="of:=[.CX$1]*[.CX106]/([.$A107]+[.CX$1]*[.CX106])" office:value-type="float" office:value="0.0176109940238147">
            <text:p>1,76E-02</text:p>
          </table:table-cell>
          <table:table-cell table:formula="of:=[.CY$1]*[.CY106]/([.$A107]+[.CY$1]*[.CY106])" office:value-type="float" office:value="0.0205472222796032">
            <text:p>2,05E-02</text:p>
          </table:table-cell>
          <table:table-cell table:formula="of:=[.CZ$1]*[.CZ106]/([.$A107]+[.CZ$1]*[.CZ106])" office:value-type="float" office:value="0.0237566014478383">
            <text:p>2,38E-02</text:p>
          </table:table-cell>
          <table:table-cell table:formula="of:=[.DA$1]*[.DA106]/([.$A107]+[.DA$1]*[.DA106])" office:value-type="float" office:value="0.0272336972165257">
            <text:p>2,72E-02</text:p>
          </table:table-cell>
          <table:table-cell table:formula="of:=[.DB$1]*[.DB106]/([.$A107]+[.DB$1]*[.DB106])" office:value-type="float" office:value="0.0309701015329241">
            <text:p>3,10E-02</text:p>
          </table:table-cell>
          <table:table-cell table:formula="of:=[.DC$1]*[.DC106]/([.$A107]+[.DC$1]*[.DC106])" office:value-type="float" office:value="0.0349548492458968">
            <text:p>3,50E-02</text:p>
          </table:table-cell>
          <table:table-cell table:formula="of:=[.DD$1]*[.DD106]/([.$A107]+[.DD$1]*[.DD106])" office:value-type="float" office:value="0.0391748739646842">
            <text:p>3,92E-02</text:p>
          </table:table-cell>
          <table:table-cell table:formula="of:=[.DE$1]*[.DE106]/([.$A107]+[.DE$1]*[.DE106])" office:value-type="float" office:value="0.0436154748359402">
            <text:p>4,36E-02</text:p>
          </table:table-cell>
          <table:table-cell table:formula="of:=[.DF$1]*[.DF106]/([.$A107]+[.DF$1]*[.DF106])" office:value-type="float" office:value="0.0482607706612409">
            <text:p>4,83E-02</text:p>
          </table:table-cell>
          <table:table-cell table:number-columns-repeated="146"/>
        </table:table-row>
        <table:table-row table:style-name="ro1">
          <table:table-cell office:value-type="float" office:value="106">
            <text:p>106</text:p>
          </table:table-cell>
          <table:table-cell table:style-name="Default" table:number-columns-repeated="76"/>
          <table:table-cell office:value-type="float" office:value="106">
            <text:p>106</text:p>
          </table:table-cell>
          <table:table-cell table:formula="of:=[.CA$1]*[.CA107]/([.$A108]+[.CA$1]*[.CA107])" office:value-type="float" office:value="0.0000218375369252995">
            <text:p>2,18E-05</text:p>
          </table:table-cell>
          <table:table-cell table:formula="of:=[.CB$1]*[.CB107]/([.$A108]+[.CB$1]*[.CB107])" office:value-type="float" office:value="0.0000353818908434094">
            <text:p>3,54E-05</text:p>
          </table:table-cell>
          <table:table-cell table:formula="of:=[.CC$1]*[.CC107]/([.$A108]+[.CC$1]*[.CC107])" office:value-type="float" office:value="0.0000561674456127754">
            <text:p>5,62E-05</text:p>
          </table:table-cell>
          <table:table-cell table:formula="of:=[.CD$1]*[.CD107]/([.$A108]+[.CD$1]*[.CD107])" office:value-type="float" office:value="0.0000874097824152945">
            <text:p>8,74E-05</text:p>
          </table:table-cell>
          <table:table-cell table:formula="of:=[.CE$1]*[.CE107]/([.$A108]+[.CE$1]*[.CE107])" office:value-type="float" office:value="0.000133427242907265">
            <text:p>1,33E-04</text:p>
          </table:table-cell>
          <table:table-cell table:formula="of:=[.CF$1]*[.CF107]/([.$A108]+[.CF$1]*[.CF107])" office:value-type="float" office:value="0.000199879571480089">
            <text:p>2,00E-04</text:p>
          </table:table-cell>
          <table:table-cell table:formula="of:=[.CG$1]*[.CG107]/([.$A108]+[.CG$1]*[.CG107])" office:value-type="float" office:value="0.000294005941927618">
            <text:p>2,94E-04</text:p>
          </table:table-cell>
          <table:table-cell table:formula="of:=[.CH$1]*[.CH107]/([.$A108]+[.CH$1]*[.CH107])" office:value-type="float" office:value="0.000424841784459687">
            <text:p>4,25E-04</text:p>
          </table:table-cell>
          <table:table-cell table:formula="of:=[.CI$1]*[.CI107]/([.$A108]+[.CI$1]*[.CI107])" office:value-type="float" office:value="0.000603389658152353">
            <text:p>6,03E-04</text:p>
          </table:table-cell>
          <table:table-cell table:formula="of:=[.CJ$1]*[.CJ107]/([.$A108]+[.CJ$1]*[.CJ107])" office:value-type="float" office:value="0.000842717248085528">
            <text:p>8,43E-04</text:p>
          </table:table-cell>
          <table:table-cell office:value-type="float" office:value="106">
            <text:p>106</text:p>
          </table:table-cell>
          <table:table-cell table:formula="of:=[.CL$1]*[.CL107]/([.$A108]+[.CL$1]*[.CL107])" office:value-type="float" office:value="0.00115795632047676">
            <text:p>1,16E-03</text:p>
          </table:table-cell>
          <table:table-cell table:formula="of:=[.CM$1]*[.CM107]/([.$A108]+[.CM$1]*[.CM107])" office:value-type="float" office:value="0.00156618078493829">
            <text:p>1,57E-03</text:p>
          </table:table-cell>
          <table:table-cell table:formula="of:=[.CN$1]*[.CN107]/([.$A108]+[.CN$1]*[.CN107])" office:value-type="float" office:value="0.00208615004833304">
            <text:p>2,09E-03</text:p>
          </table:table-cell>
          <table:table-cell table:formula="of:=[.CO$1]*[.CO107]/([.$A108]+[.CO$1]*[.CO107])" office:value-type="float" office:value="0.00273791511924053">
            <text:p>2,74E-03</text:p>
          </table:table-cell>
          <table:table-cell table:formula="of:=[.CP$1]*[.CP107]/([.$A108]+[.CP$1]*[.CP107])" office:value-type="float" office:value="0.00354229827900806">
            <text:p>3,54E-03</text:p>
          </table:table-cell>
          <table:table-cell table:formula="of:=[.CQ$1]*[.CQ107]/([.$A108]+[.CQ$1]*[.CQ107])" office:value-type="float" office:value="0.00452027085857281">
            <text:p>4,52E-03</text:p>
          </table:table-cell>
          <table:table-cell table:formula="of:=[.CR$1]*[.CR107]/([.$A108]+[.CR$1]*[.CR107])" office:value-type="float" office:value="0.00569226574708399">
            <text:p>5,69E-03</text:p>
          </table:table-cell>
          <table:table-cell table:formula="of:=[.CS$1]*[.CS107]/([.$A108]+[.CS$1]*[.CS107])" office:value-type="float" office:value="0.00707746980059553">
            <text:p>7,08E-03</text:p>
          </table:table-cell>
          <table:table-cell table:formula="of:=[.CT$1]*[.CT107]/([.$A108]+[.CT$1]*[.CT107])" office:value-type="float" office:value="0.00869314490149093">
            <text:p>8,69E-03</text:p>
          </table:table-cell>
          <table:table-cell table:formula="of:=[.CU$1]*[.CU107]/([.$A108]+[.CU$1]*[.CU107])" office:value-type="float" office:value="0.0105540244293479">
            <text:p>1,06E-02</text:p>
          </table:table-cell>
          <table:table-cell office:value-type="float" office:value="106">
            <text:p>106</text:p>
          </table:table-cell>
          <table:table-cell table:formula="of:=[.CW$1]*[.CW107]/([.$A108]+[.CW$1]*[.CW107])" office:value-type="float" office:value="0.0126718246649388">
            <text:p>1,27E-02</text:p>
          </table:table-cell>
          <table:table-cell table:formula="of:=[.CX$1]*[.CX107]/([.$A108]+[.CX$1]*[.CX107])" office:value-type="float" office:value="0.0150548993386881">
            <text:p>1,51E-02</text:p>
          </table:table-cell>
          <table:table-cell table:formula="of:=[.CY$1]*[.CY107]/([.$A108]+[.CY$1]*[.CY107])" office:value-type="float" office:value="0.0177080519157536">
            <text:p>1,77E-02</text:p>
          </table:table-cell>
          <table:table-cell table:formula="of:=[.CZ$1]*[.CZ107]/([.$A108]+[.CZ$1]*[.CZ107])" office:value-type="float" office:value="0.0206325062516518">
            <text:p>2,06E-02</text:p>
          </table:table-cell>
          <table:table-cell table:formula="of:=[.DA$1]*[.DA107]/([.$A108]+[.DA$1]*[.DA107])" office:value-type="float" office:value="0.023826023749864">
            <text:p>2,38E-02</text:p>
          </table:table-cell>
          <table:table-cell table:formula="of:=[.DB$1]*[.DB107]/([.$A108]+[.DB$1]*[.DB107])" office:value-type="float" office:value="0.0272831454328142">
            <text:p>2,73E-02</text:p>
          </table:table-cell>
          <table:table-cell table:formula="of:=[.DC$1]*[.DC107]/([.$A108]+[.DC$1]*[.DC107])" office:value-type="float" office:value="0.030995531108346">
            <text:p>3,10E-02</text:p>
          </table:table-cell>
          <table:table-cell table:formula="of:=[.DD$1]*[.DD107]/([.$A108]+[.DD$1]*[.DD107])" office:value-type="float" office:value="0.0349523651653516">
            <text:p>3,50E-02</text:p>
          </table:table-cell>
          <table:table-cell table:formula="of:=[.DE$1]*[.DE107]/([.$A108]+[.DE$1]*[.DE107])" office:value-type="float" office:value="0.0391407990535508">
            <text:p>3,91E-02</text:p>
          </table:table-cell>
          <table:table-cell table:formula="of:=[.DF$1]*[.DF107]/([.$A108]+[.DF$1]*[.DF107])" office:value-type="float" office:value="0.0435464034628296">
            <text:p>4,35E-02</text:p>
          </table:table-cell>
          <table:table-cell table:number-columns-repeated="146"/>
        </table:table-row>
        <table:table-row table:style-name="ro1">
          <table:table-cell office:value-type="float" office:value="107">
            <text:p>107</text:p>
          </table:table-cell>
          <table:table-cell table:style-name="Default" table:number-columns-repeated="76"/>
          <table:table-cell office:value-type="float" office:value="107">
            <text:p>107</text:p>
          </table:table-cell>
          <table:table-cell table:formula="of:=[.CA$1]*[.CA108]/([.$A109]+[.CA$1]*[.CA108])" office:value-type="float" office:value="0.000014490118273582">
            <text:p>1,45E-05</text:p>
          </table:table-cell>
          <table:table-cell table:formula="of:=[.CB$1]*[.CB108]/([.$A109]+[.CB$1]*[.CB108])" office:value-type="float" office:value="0.0000238078083217351">
            <text:p>2,38E-05</text:p>
          </table:table-cell>
          <table:table-cell table:formula="of:=[.CC$1]*[.CC108]/([.$A109]+[.CC$1]*[.CC108])" office:value-type="float" office:value="0.0000383183777179314">
            <text:p>3,83E-05</text:p>
          </table:table-cell>
          <table:table-cell table:formula="of:=[.CD$1]*[.CD108]/([.$A109]+[.CD$1]*[.CD108])" office:value-type="float" office:value="0.0000604479710437015">
            <text:p>6,04E-05</text:p>
          </table:table-cell>
          <table:table-cell table:formula="of:=[.CE$1]*[.CE108]/([.$A109]+[.CE$1]*[.CE108])" office:value-type="float" office:value="0.0000935150225156354">
            <text:p>9,35E-05</text:p>
          </table:table-cell>
          <table:table-cell table:formula="of:=[.CF$1]*[.CF108]/([.$A109]+[.CF$1]*[.CF108])" office:value-type="float" office:value="0.000141950383980007">
            <text:p>1,42E-04</text:p>
          </table:table-cell>
          <table:table-cell table:formula="of:=[.CG$1]*[.CG108]/([.$A109]+[.CG$1]*[.CG108])" office:value-type="float" office:value="0.000211529615179601">
            <text:p>2,12E-04</text:p>
          </table:table-cell>
          <table:table-cell table:formula="of:=[.CH$1]*[.CH108]/([.$A109]+[.CH$1]*[.CH108])" office:value-type="float" office:value="0.000309601866417965">
            <text:p>3,10E-04</text:p>
          </table:table-cell>
          <table:table-cell table:formula="of:=[.CI$1]*[.CI108]/([.$A109]+[.CI$1]*[.CI108])" office:value-type="float" office:value="0.000445294923105355">
            <text:p>4,45E-04</text:p>
          </table:table-cell>
          <table:table-cell table:formula="of:=[.CJ$1]*[.CJ108]/([.$A109]+[.CJ$1]*[.CJ108])" office:value-type="float" office:value="0.000629672233595243">
            <text:p>6,30E-04</text:p>
          </table:table-cell>
          <table:table-cell office:value-type="float" office:value="107">
            <text:p>107</text:p>
          </table:table-cell>
          <table:table-cell table:formula="of:=[.CL$1]*[.CL108]/([.$A109]+[.CL$1]*[.CL108])" office:value-type="float" office:value="0.00087581603051645">
            <text:p>8,76E-04</text:p>
          </table:table-cell>
          <table:table-cell table:formula="of:=[.CM$1]*[.CM108]/([.$A109]+[.CM$1]*[.CM108])" office:value-type="float" office:value="0.00119881182027897">
            <text:p>1,20E-03</text:p>
          </table:table-cell>
          <table:table-cell table:formula="of:=[.CN$1]*[.CN108]/([.$A109]+[.CN$1]*[.CN108])" office:value-type="float" office:value="0.00161561410930009">
            <text:p>1,62E-03</text:p>
          </table:table-cell>
          <table:table-cell table:formula="of:=[.CO$1]*[.CO108]/([.$A109]+[.CO$1]*[.CO108])" office:value-type="float" office:value="0.00214478133420416">
            <text:p>2,14E-03</text:p>
          </table:table-cell>
          <table:table-cell table:formula="of:=[.CP$1]*[.CP108]/([.$A109]+[.CP$1]*[.CP108])" office:value-type="float" office:value="0.0028060790313755">
            <text:p>2,81E-03</text:p>
          </table:table-cell>
          <table:table-cell table:formula="of:=[.CQ$1]*[.CQ108]/([.$A109]+[.CQ$1]*[.CQ108])" office:value-type="float" office:value="0.00361996315362013">
            <text:p>3,62E-03</text:p>
          </table:table-cell>
          <table:table-cell table:formula="of:=[.CR$1]*[.CR108]/([.$A109]+[.CR$1]*[.CR108])" office:value-type="float" office:value="0.00460696845119912">
            <text:p>4,61E-03</text:p>
          </table:table-cell>
          <table:table-cell table:formula="of:=[.CS$1]*[.CS108]/([.$A109]+[.CS$1]*[.CS108])" office:value-type="float" office:value="0.00578703808199539">
            <text:p>5,79E-03</text:p>
          </table:table-cell>
          <table:table-cell table:formula="of:=[.CT$1]*[.CT108]/([.$A109]+[.CT$1]*[.CT108])" office:value-type="float" office:value="0.00717883833222766">
            <text:p>7,18E-03</text:p>
          </table:table-cell>
          <table:table-cell table:formula="of:=[.CU$1]*[.CU108]/([.$A109]+[.CU$1]*[.CU108])" office:value-type="float" office:value="0.00879910524474268">
            <text:p>8,80E-03</text:p>
          </table:table-cell>
          <table:table-cell office:value-type="float" office:value="107">
            <text:p>107</text:p>
          </table:table-cell>
          <table:table-cell table:formula="of:=[.CW$1]*[.CW108]/([.$A109]+[.CW$1]*[.CW108])" office:value-type="float" office:value="0.0106620675708827">
            <text:p>1,07E-02</text:p>
          </table:table-cell>
          <table:table-cell table:formula="of:=[.CX$1]*[.CX108]/([.$A109]+[.CX$1]*[.CX108])" office:value-type="float" office:value="0.0127789831689297">
            <text:p>1,28E-02</text:p>
          </table:table-cell>
          <table:table-cell table:formula="of:=[.CY$1]*[.CY108]/([.$A109]+[.CY$1]*[.CY108])" office:value-type="float" office:value="0.0151578149382844">
            <text:p>1,52E-02</text:p>
          </table:table-cell>
          <table:table-cell table:formula="of:=[.CZ$1]*[.CZ108]/([.$A109]+[.CZ$1]*[.CZ108])" office:value-type="float" office:value="0.0178030592974162">
            <text:p>1,78E-02</text:p>
          </table:table-cell>
          <table:table-cell table:formula="of:=[.DA$1]*[.DA108]/([.$A109]+[.DA$1]*[.DA108])" office:value-type="float" office:value="0.0207157269442155">
            <text:p>2,07E-02</text:p>
          </table:table-cell>
          <table:table-cell table:formula="of:=[.DB$1]*[.DB108]/([.$A109]+[.DB$1]*[.DB108])" office:value-type="float" office:value="0.0238934638507781">
            <text:p>2,39E-02</text:p>
          </table:table-cell>
          <table:table-cell table:formula="of:=[.DC$1]*[.DC108]/([.$A109]+[.DC$1]*[.DC108])" office:value-type="float" office:value="0.0273307913580869">
            <text:p>2,73E-02</text:p>
          </table:table-cell>
          <table:table-cell table:formula="of:=[.DD$1]*[.DD108]/([.$A109]+[.DD$1]*[.DD108])" office:value-type="float" office:value="0.0310194384820711">
            <text:p>3,10E-02</text:p>
          </table:table-cell>
          <table:table-cell table:formula="of:=[.DE$1]*[.DE108]/([.$A109]+[.DE$1]*[.DE108])" office:value-type="float" office:value="0.0349487371766349">
            <text:p>3,49E-02</text:p>
          </table:table-cell>
          <table:table-cell table:formula="of:=[.DF$1]*[.DF108]/([.$A109]+[.DF$1]*[.DF108])" office:value-type="float" office:value="0.0391060519143271">
            <text:p>3,91E-02</text:p>
          </table:table-cell>
          <table:table-cell table:number-columns-repeated="146"/>
        </table:table-row>
        <table:table-row table:style-name="ro1">
          <table:table-cell office:value-type="float" office:value="108">
            <text:p>108</text:p>
          </table:table-cell>
          <table:table-cell table:style-name="Default" table:number-columns-repeated="76"/>
          <table:table-cell office:value-type="float" office:value="108">
            <text:p>108</text:p>
          </table:table-cell>
          <table:table-cell table:formula="of:=[.CA$1]*[.CA109]/([.$A110]+[.CA$1]*[.CA109])" office:value-type="float" office:value="0.0000095258203451446">
            <text:p>9,53E-06</text:p>
          </table:table-cell>
          <table:table-cell table:formula="of:=[.CB$1]*[.CB109]/([.$A110]+[.CB$1]*[.CB109])" office:value-type="float" office:value="0.0000158716203021608">
            <text:p>1,59E-05</text:p>
          </table:table-cell>
          <table:table-cell table:formula="of:=[.CC$1]*[.CC109]/([.$A110]+[.CC$1]*[.CC109])" office:value-type="float" office:value="0.0000258997141264065">
            <text:p>2,59E-05</text:p>
          </table:table-cell>
          <table:table-cell table:formula="of:=[.CD$1]*[.CD109]/([.$A110]+[.CD$1]*[.CD109])" office:value-type="float" office:value="0.0000414163388494787">
            <text:p>4,14E-05</text:p>
          </table:table-cell>
          <table:table-cell table:formula="of:=[.CE$1]*[.CE109]/([.$A110]+[.CE$1]*[.CE109])" office:value-type="float" office:value="0.0000649367708000361">
            <text:p>6,49E-05</text:p>
          </table:table-cell>
          <table:table-cell table:formula="of:=[.CF$1]*[.CF109]/([.$A110]+[.CF$1]*[.CF109])" office:value-type="float" office:value="0.0000998810337314595">
            <text:p>9,99E-05</text:p>
          </table:table-cell>
          <table:table-cell table:formula="of:=[.CG$1]*[.CG109]/([.$A110]+[.CG$1]*[.CG109])" office:value-type="float" office:value="0.000150790040127536">
            <text:p>1,51E-04</text:p>
          </table:table-cell>
          <table:table-cell table:formula="of:=[.CH$1]*[.CH109]/([.$A110]+[.CH$1]*[.CH109])" office:value-type="float" office:value="0.00022355136158274">
            <text:p>2,24E-04</text:p>
          </table:table-cell>
          <table:table-cell table:formula="of:=[.CI$1]*[.CI109]/([.$A110]+[.CI$1]*[.CI109])" office:value-type="float" office:value="0.000325618927827261">
            <text:p>3,26E-04</text:p>
          </table:table-cell>
          <table:table-cell table:formula="of:=[.CJ$1]*[.CJ109]/([.$A110]+[.CJ$1]*[.CJ109])" office:value-type="float" office:value="0.000466206426928209">
            <text:p>4,66E-04</text:p>
          </table:table-cell>
          <table:table-cell office:value-type="float" office:value="108">
            <text:p>108</text:p>
          </table:table-cell>
          <table:table-cell table:formula="of:=[.CL$1]*[.CL109]/([.$A110]+[.CL$1]*[.CL109])" office:value-type="float" office:value="0.000656430838398941">
            <text:p>6,56E-04</text:p>
          </table:table-cell>
          <table:table-cell table:formula="of:=[.CM$1]*[.CM109]/([.$A110]+[.CM$1]*[.CM109])" office:value-type="float" office:value="0.00090938124768323">
            <text:p>9,09E-04</text:p>
          </table:table-cell>
          <table:table-cell table:formula="of:=[.CN$1]*[.CN109]/([.$A110]+[.CN$1]*[.CN109])" office:value-type="float" office:value="0.00124008963008098">
            <text:p>1,24E-03</text:p>
          </table:table-cell>
          <table:table-cell table:formula="of:=[.CO$1]*[.CO109]/([.$A110]+[.CO$1]*[.CO109])" office:value-type="float" office:value="0.0016653851256563">
            <text:p>1,67E-03</text:p>
          </table:table-cell>
          <table:table-cell table:formula="of:=[.CP$1]*[.CP109]/([.$A110]+[.CP$1]*[.CP109])" office:value-type="float" office:value="0.00220362145472737">
            <text:p>2,20E-03</text:p>
          </table:table-cell>
          <table:table-cell table:formula="of:=[.CQ$1]*[.CQ109]/([.$A110]+[.CQ$1]*[.CQ109])" office:value-type="float" office:value="0.00287427796392206">
            <text:p>2,87E-03</text:p>
          </table:table-cell>
          <table:table-cell table:formula="of:=[.CR$1]*[.CR109]/([.$A110]+[.CR$1]*[.CR109])" office:value-type="float" office:value="0.00369744717867259">
            <text:p>3,70E-03</text:p>
          </table:table-cell>
          <table:table-cell table:formula="of:=[.CS$1]*[.CS109]/([.$A110]+[.CS$1]*[.CS109])" office:value-type="float" office:value="0.00469323405449905">
            <text:p>4,69E-03</text:p>
          </table:table-cell>
          <table:table-cell table:formula="of:=[.CT$1]*[.CT109]/([.$A110]+[.CT$1]*[.CT109])" office:value-type="float" office:value="0.00588110256891339">
            <text:p>5,88E-03</text:p>
          </table:table-cell>
          <table:table-cell table:formula="of:=[.CU$1]*[.CU109]/([.$A110]+[.CU$1]*[.CU109])" office:value-type="float" office:value="0.00727921224177375">
            <text:p>7,28E-03</text:p>
          </table:table-cell>
          <table:table-cell office:value-type="float" office:value="108">
            <text:p>108</text:p>
          </table:table-cell>
          <table:table-cell table:formula="of:=[.CW$1]*[.CW109]/([.$A110]+[.CW$1]*[.CW109])" office:value-type="float" office:value="0.0089037894786117">
            <text:p>8,90E-03</text:p>
          </table:table-cell>
          <table:table-cell table:formula="of:=[.CX$1]*[.CX109]/([.$A110]+[.CX$1]*[.CX109])" office:value-type="float" office:value="0.0107685759084728">
            <text:p>1,08E-02</text:p>
          </table:table-cell>
          <table:table-cell table:formula="of:=[.CY$1]*[.CY109]/([.$A110]+[.CY$1]*[.CY109])" office:value-type="float" office:value="0.0128843885717321">
            <text:p>1,29E-02</text:p>
          </table:table-cell>
          <table:table-cell table:formula="of:=[.CZ$1]*[.CZ109]/([.$A110]+[.CZ$1]*[.CZ109])" office:value-type="float" office:value="0.0152588160637148">
            <text:p>1,53E-02</text:p>
          </table:table-cell>
          <table:table-cell table:formula="of:=[.DA$1]*[.DA109]/([.$A110]+[.DA$1]*[.DA109])" office:value-type="float" office:value="0.0178960621818024">
            <text:p>1,79E-02</text:p>
          </table:table-cell>
          <table:table-cell table:formula="of:=[.DB$1]*[.DB109]/([.$A110]+[.DB$1]*[.DB109])" office:value-type="float" office:value="0.0207969360106669">
            <text:p>2,08E-02</text:p>
          </table:table-cell>
          <table:table-cell table:formula="of:=[.DC$1]*[.DC109]/([.$A110]+[.DC$1]*[.DC109])" office:value-type="float" office:value="0.023958976267834">
            <text:p>2,40E-02</text:p>
          </table:table-cell>
          <table:table-cell table:formula="of:=[.DD$1]*[.DD109]/([.$A110]+[.DD$1]*[.DD109])" office:value-type="float" office:value="0.0273766892364528">
            <text:p>2,74E-02</text:p>
          </table:table-cell>
          <table:table-cell table:formula="of:=[.DE$1]*[.DE109]/([.$A110]+[.DE$1]*[.DE109])" office:value-type="float" office:value="0.0310418742978033">
            <text:p>3,10E-02</text:p>
          </table:table-cell>
          <table:table-cell table:formula="of:=[.DF$1]*[.DF109]/([.$A110]+[.DF$1]*[.DF109])" office:value-type="float" office:value="0.0349440089680802">
            <text:p>3,49E-02</text:p>
          </table:table-cell>
          <table:table-cell table:number-columns-repeated="146"/>
        </table:table-row>
        <table:table-row table:style-name="ro1">
          <table:table-cell office:value-type="float" office:value="109">
            <text:p>109</text:p>
          </table:table-cell>
          <table:table-cell table:style-name="Default" table:number-columns-repeated="76"/>
          <table:table-cell office:value-type="float" office:value="109">
            <text:p>109</text:p>
          </table:table-cell>
          <table:table-cell table:formula="of:=[.CA$1]*[.CA110]/([.$A111]+[.CA$1]*[.CA110])" office:value-type="float" office:value="0.00000620485365097674">
            <text:p>6,20E-06</text:p>
          </table:table-cell>
          <table:table-cell table:formula="of:=[.CB$1]*[.CB110]/([.$A111]+[.CB$1]*[.CB110])" office:value-type="float" office:value="0.0000104838961579211">
            <text:p>1,05E-05</text:p>
          </table:table-cell>
          <table:table-cell table:formula="of:=[.CC$1]*[.CC110]/([.$A111]+[.CC$1]*[.CC110])" office:value-type="float" office:value="0.0000173453792356067">
            <text:p>1,73E-05</text:p>
          </table:table-cell>
          <table:table-cell table:formula="of:=[.CD$1]*[.CD110]/([.$A111]+[.CD$1]*[.CD110])" office:value-type="float" office:value="0.0000281167238758801">
            <text:p>2,81E-05</text:p>
          </table:table-cell>
          <table:table-cell table:formula="of:=[.CE$1]*[.CE110]/([.$A111]+[.CE$1]*[.CE110])" office:value-type="float" office:value="0.0000446792679857693">
            <text:p>4,47E-05</text:p>
          </table:table-cell>
          <table:table-cell table:formula="of:=[.CF$1]*[.CF110]/([.$A111]+[.CF$1]*[.CF110])" office:value-type="float" office:value="0.0000696369720387311">
            <text:p>6,96E-05</text:p>
          </table:table-cell>
          <table:table-cell table:formula="of:=[.CG$1]*[.CG110]/([.$A111]+[.CG$1]*[.CG110])" office:value-type="float" office:value="0.000106510058892698">
            <text:p>1,07E-04</text:p>
          </table:table-cell>
          <table:table-cell table:formula="of:=[.CH$1]*[.CH110]/([.$A111]+[.CH$1]*[.CH110])" office:value-type="float" office:value="0.000159946946858249">
            <text:p>1,60E-04</text:p>
          </table:table-cell>
          <table:table-cell table:formula="of:=[.CI$1]*[.CI110]/([.$A111]+[.CI$1]*[.CI110])" office:value-type="float" office:value="0.000235943357028817">
            <text:p>2,36E-04</text:p>
          </table:table-cell>
          <table:table-cell table:formula="of:=[.CJ$1]*[.CJ110]/([.$A111]+[.CJ$1]*[.CJ110])" office:value-type="float" office:value="0.000342052814464409">
            <text:p>3,42E-04</text:p>
          </table:table-cell>
          <table:table-cell office:value-type="float" office:value="109">
            <text:p>109</text:p>
          </table:table-cell>
          <table:table-cell table:formula="of:=[.CL$1]*[.CL110]/([.$A111]+[.CL$1]*[.CL110])" office:value-type="float" office:value="0.000487568563779681">
            <text:p>4,88E-04</text:p>
          </table:table-cell>
          <table:table-cell table:formula="of:=[.CM$1]*[.CM110]/([.$A111]+[.CM$1]*[.CM110])" office:value-type="float" office:value="0.000683653970071572">
            <text:p>6,84E-04</text:p>
          </table:table-cell>
          <table:table-cell table:formula="of:=[.CN$1]*[.CN110]/([.$A111]+[.CN$1]*[.CN110])" office:value-type="float" office:value="0.000943397594477824">
            <text:p>9,43E-04</text:p>
          </table:table-cell>
          <table:table-cell table:formula="of:=[.CO$1]*[.CO110]/([.$A111]+[.CO$1]*[.CO110])" office:value-type="float" office:value="0.0012817710146332">
            <text:p>1,28E-03</text:p>
          </table:table-cell>
          <table:table-cell table:formula="of:=[.CP$1]*[.CP110]/([.$A111]+[.CP$1]*[.CP110])" office:value-type="float" office:value="0.00171547249753924">
            <text:p>1,72E-03</text:p>
          </table:table-cell>
          <table:table-cell table:formula="of:=[.CQ$1]*[.CQ110]/([.$A111]+[.CQ$1]*[.CQ110])" office:value-type="float" office:value="0.00226264775906617">
            <text:p>2,26E-03</text:p>
          </table:table-cell>
          <table:table-cell table:formula="of:=[.CR$1]*[.CR110]/([.$A111]+[.CR$1]*[.CR110])" office:value-type="float" office:value="0.00294248963892954">
            <text:p>2,94E-03</text:p>
          </table:table-cell>
          <table:table-cell table:formula="of:=[.CS$1]*[.CS110]/([.$A111]+[.CS$1]*[.CS110])" office:value-type="float" office:value="0.00377473042000723">
            <text:p>3,77E-03</text:p>
          </table:table-cell>
          <table:table-cell table:formula="of:=[.CT$1]*[.CT110]/([.$A111]+[.CT$1]*[.CT110])" office:value-type="float" office:value="0.00477905216598104">
            <text:p>4,78E-03</text:p>
          </table:table-cell>
          <table:table-cell table:formula="of:=[.CU$1]*[.CU110]/([.$A111]+[.CU$1]*[.CU110])" office:value-type="float" office:value="0.00597445014315454">
            <text:p>5,97E-03</text:p>
          </table:table-cell>
          <table:table-cell office:value-type="float" office:value="109">
            <text:p>109</text:p>
          </table:table-cell>
          <table:table-cell table:formula="of:=[.CW$1]*[.CW110]/([.$A111]+[.CW$1]*[.CW110])" office:value-type="float" office:value="0.00737859061980416">
            <text:p>7,38E-03</text:p>
          </table:table-cell>
          <table:table-cell table:formula="of:=[.CX$1]*[.CX110]/([.$A111]+[.CX$1]*[.CX110])" office:value-type="float" office:value="0.00900720608799238">
            <text:p>9,01E-03</text:p>
          </table:table-cell>
          <table:table-cell table:formula="of:=[.CY$1]*[.CY110]/([.$A111]+[.CY$1]*[.CY110])" office:value-type="float" office:value="0.0108735679325822">
            <text:p>1,09E-02</text:p>
          </table:table-cell>
          <table:table-cell table:formula="of:=[.CZ$1]*[.CZ110]/([.$A111]+[.CZ$1]*[.CZ110])" office:value-type="float" office:value="0.0129880692602015">
            <text:p>1,30E-02</text:p>
          </table:table-cell>
          <table:table-cell table:formula="of:=[.DA$1]*[.DA110]/([.$A111]+[.DA$1]*[.DA110])" office:value-type="float" office:value="0.0153579401408753">
            <text:p>1,54E-02</text:p>
          </table:table-cell>
          <table:table-cell table:formula="of:=[.DB$1]*[.DB110]/([.$A111]+[.DB$1]*[.DB110])" office:value-type="float" office:value="0.0179871054643445">
            <text:p>1,80E-02</text:p>
          </table:table-cell>
          <table:table-cell table:formula="of:=[.DC$1]*[.DC110]/([.$A111]+[.DC$1]*[.DC110])" office:value-type="float" office:value="0.0208761836251398">
            <text:p>2,09E-02</text:p>
          </table:table-cell>
          <table:table-cell table:formula="of:=[.DD$1]*[.DD110]/([.$A111]+[.DD$1]*[.DD110])" office:value-type="float" office:value="0.0240226137728936">
            <text:p>2,40E-02</text:p>
          </table:table-cell>
          <table:table-cell table:formula="of:=[.DE$1]*[.DE110]/([.$A111]+[.DE$1]*[.DE110])" office:value-type="float" office:value="0.0274208914209617">
            <text:p>2,74E-02</text:p>
          </table:table-cell>
          <table:table-cell table:formula="of:=[.DF$1]*[.DF110]/([.$A111]+[.DF$1]*[.DF110])" office:value-type="float" office:value="0.0310628872988395">
            <text:p>3,11E-02</text:p>
          </table:table-cell>
          <table:table-cell table:number-columns-repeated="146"/>
        </table:table-row>
        <table:table-row table:style-name="ro1">
          <table:table-cell office:value-type="float" office:value="110">
            <text:p>110</text:p>
          </table:table-cell>
          <table:table-cell table:style-name="Default" table:number-columns-repeated="76"/>
          <table:table-cell office:value-type="float" office:value="110">
            <text:p>110</text:p>
          </table:table-cell>
          <table:table-cell table:formula="of:=[.CA$1]*[.CA111]/([.$A112]+[.CA$1]*[.CA111])" office:value-type="float" office:value="0.00000400493495333495">
            <text:p>4,00E-06</text:p>
          </table:table-cell>
          <table:table-cell table:formula="of:=[.CB$1]*[.CB111]/([.$A112]+[.CB$1]*[.CB111])" office:value-type="float" office:value="0.00000686213948681236">
            <text:p>6,86E-06</text:p>
          </table:table-cell>
          <table:table-cell table:formula="of:=[.CC$1]*[.CC111]/([.$A112]+[.CC$1]*[.CC111])" office:value-type="float" office:value="0.0000115108918996542">
            <text:p>1,15E-05</text:p>
          </table:table-cell>
          <table:table-cell table:formula="of:=[.CD$1]*[.CD111]/([.$A112]+[.CD$1]*[.CD111])" office:value-type="float" office:value="0.0000189145292048646">
            <text:p>1,89E-05</text:p>
          </table:table-cell>
          <table:table-cell table:formula="of:=[.CE$1]*[.CE111]/([.$A112]+[.CE$1]*[.CE111])" office:value-type="float" office:value="0.0000304622092885616">
            <text:p>3,05E-05</text:p>
          </table:table-cell>
          <table:table-cell table:formula="of:=[.CF$1]*[.CF111]/([.$A112]+[.CF$1]*[.CF111])" office:value-type="float" office:value="0.0000481105023131457">
            <text:p>4,81E-05</text:p>
          </table:table-cell>
          <table:table-cell table:formula="of:=[.CG$1]*[.CG111]/([.$A112]+[.CG$1]*[.CG111])" office:value-type="float" office:value="0.0000745514828869056">
            <text:p>7,46E-05</text:p>
          </table:table-cell>
          <table:table-cell table:formula="of:=[.CH$1]*[.CH111]/([.$A112]+[.CH$1]*[.CH111])" office:value-type="float" office:value="0.0001134040640137">
            <text:p>1,13E-04</text:p>
          </table:table-cell>
          <table:table-cell table:formula="of:=[.CI$1]*[.CI111]/([.$A112]+[.CI$1]*[.CI111])" office:value-type="float" office:value="0.000169421520623387">
            <text:p>1,69E-04</text:p>
          </table:table-cell>
          <table:table-cell table:formula="of:=[.CJ$1]*[.CJ111]/([.$A112]+[.CJ$1]*[.CJ111])" office:value-type="float" office:value="0.000248703814272559">
            <text:p>2,49E-04</text:p>
          </table:table-cell>
          <table:table-cell office:value-type="float" office:value="110">
            <text:p>110</text:p>
          </table:table-cell>
          <table:table-cell table:formula="of:=[.CL$1]*[.CL111]/([.$A112]+[.CL$1]*[.CL111])" office:value-type="float" office:value="0.000358898905930923">
            <text:p>3,59E-04</text:p>
          </table:table-cell>
          <table:table-cell table:formula="of:=[.CM$1]*[.CM111]/([.$A112]+[.CM$1]*[.CM111])" office:value-type="float" office:value="0.000509373366051863">
            <text:p>5,09E-04</text:p>
          </table:table-cell>
          <table:table-cell table:formula="of:=[.CN$1]*[.CN111]/([.$A112]+[.CN$1]*[.CN111])" office:value-type="float" office:value="0.000711330016168094">
            <text:p>7,11E-04</text:p>
          </table:table-cell>
          <table:table-cell table:formula="of:=[.CO$1]*[.CO111]/([.$A112]+[.CO$1]*[.CO111])" office:value-type="float" office:value="0.000977849830412443">
            <text:p>9,78E-04</text:p>
          </table:table-cell>
          <table:table-cell table:formula="of:=[.CP$1]*[.CP111]/([.$A112]+[.CP$1]*[.CP111])" office:value-type="float" office:value="0.00132383751553329">
            <text:p>1,32E-03</text:p>
          </table:table-cell>
          <table:table-cell table:formula="of:=[.CQ$1]*[.CQ111]/([.$A112]+[.CQ$1]*[.CQ111])" office:value-type="float" office:value="0.00176585539569868">
            <text:p>1,77E-03</text:p>
          </table:table-cell>
          <table:table-cell table:formula="of:=[.CR$1]*[.CR111]/([.$A112]+[.CR$1]*[.CR111])" office:value-type="float" office:value="0.00232183832611741">
            <text:p>2,32E-03</text:p>
          </table:table-cell>
          <table:table-cell table:formula="of:=[.CS$1]*[.CS111]/([.$A112]+[.CS$1]*[.CS111])" office:value-type="float" office:value="0.00301069269336982">
            <text:p>3,01E-03</text:p>
          </table:table-cell>
          <table:table-cell table:formula="of:=[.CT$1]*[.CT111]/([.$A112]+[.CT$1]*[.CT111])" office:value-type="float" office:value="0.00385179397731948">
            <text:p>3,85E-03</text:p>
          </table:table-cell>
          <table:table-cell table:formula="of:=[.CU$1]*[.CU111]/([.$A112]+[.CU$1]*[.CU111])" office:value-type="float" office:value="0.00486440834565068">
            <text:p>4,86E-03</text:p>
          </table:table-cell>
          <table:table-cell office:value-type="float" office:value="110">
            <text:p>110</text:p>
          </table:table-cell>
          <table:table-cell table:formula="of:=[.CW$1]*[.CW111]/([.$A112]+[.CW$1]*[.CW111])" office:value-type="float" office:value="0.00606707272568155">
            <text:p>6,07E-03</text:p>
          </table:table-cell>
          <table:table-cell table:formula="of:=[.CX$1]*[.CX111]/([.$A112]+[.CX$1]*[.CX111])" office:value-type="float" office:value="0.00747697335655547">
            <text:p>7,48E-03</text:p>
          </table:table-cell>
          <table:table-cell table:formula="of:=[.CY$1]*[.CY111]/([.$A112]+[.CY$1]*[.CY111])" office:value-type="float" office:value="0.00910936407134794">
            <text:p>9,11E-03</text:p>
          </table:table-cell>
          <table:table-cell table:formula="of:=[.CZ$1]*[.CZ111]/([.$A112]+[.CZ$1]*[.CZ111])" office:value-type="float" office:value="0.010977062281918">
            <text:p>1,10E-02</text:p>
          </table:table-cell>
          <table:table-cell table:formula="of:=[.DA$1]*[.DA111]/([.$A112]+[.DA$1]*[.DA111])" office:value-type="float" office:value="0.0130900533552314">
            <text:p>1,31E-02</text:p>
          </table:table-cell>
          <table:table-cell table:formula="of:=[.DB$1]*[.DB111]/([.$A112]+[.DB$1]*[.DB111])" office:value-type="float" office:value="0.0154552239028614">
            <text:p>1,55E-02</text:p>
          </table:table-cell>
          <table:table-cell table:formula="of:=[.DC$1]*[.DC111]/([.$A112]+[.DC$1]*[.DC111])" office:value-type="float" office:value="0.0180762329462688">
            <text:p>1,81E-02</text:p>
          </table:table-cell>
          <table:table-cell table:formula="of:=[.DD$1]*[.DD111]/([.$A112]+[.DD$1]*[.DD111])" office:value-type="float" office:value="0.0209535185275639">
            <text:p>2,10E-02</text:p>
          </table:table-cell>
          <table:table-cell table:formula="of:=[.DE$1]*[.DE111]/([.$A112]+[.DE$1]*[.DE111])" office:value-type="float" office:value="0.024084427455687">
            <text:p>2,41E-02</text:p>
          </table:table-cell>
          <table:table-cell table:formula="of:=[.DF$1]*[.DF111]/([.$A112]+[.DF$1]*[.DF111])" office:value-type="float" office:value="0.0274634484498229">
            <text:p>2,75E-02</text:p>
          </table:table-cell>
          <table:table-cell table:number-columns-repeated="146"/>
        </table:table-row>
        <table:table-row table:style-name="ro1">
          <table:table-cell office:value-type="float" office:value="111">
            <text:p>111</text:p>
          </table:table-cell>
          <table:table-cell table:style-name="Default" table:number-columns-repeated="76"/>
          <table:table-cell office:value-type="float" office:value="111">
            <text:p>111</text:p>
          </table:table-cell>
          <table:table-cell table:formula="of:=[.CA$1]*[.CA112]/([.$A113]+[.CA$1]*[.CA112])" office:value-type="float" office:value="0.00000256170858796367">
            <text:p>2,56E-06</text:p>
          </table:table-cell>
          <table:table-cell table:formula="of:=[.CB$1]*[.CB112]/([.$A113]+[.CB$1]*[.CB112])" office:value-type="float" office:value="0.00000445109769260051">
            <text:p>4,45E-06</text:p>
          </table:table-cell>
          <table:table-cell table:formula="of:=[.CC$1]*[.CC112]/([.$A113]+[.CC$1]*[.CC112])" office:value-type="float" office:value="0.00000757016889638612">
            <text:p>7,57E-06</text:p>
          </table:table-cell>
          <table:table-cell table:formula="of:=[.CD$1]*[.CD112]/([.$A113]+[.CD$1]*[.CD112])" office:value-type="float" office:value="0.0000126095271343969">
            <text:p>1,26E-05</text:p>
          </table:table-cell>
          <table:table-cell table:formula="of:=[.CE$1]*[.CE112]/([.$A113]+[.CE$1]*[.CE112])" office:value-type="float" office:value="0.0000205821502099962">
            <text:p>2,06E-05</text:p>
          </table:table-cell>
          <table:table-cell table:formula="of:=[.CF$1]*[.CF112]/([.$A113]+[.CF$1]*[.CF112])" office:value-type="float" office:value="0.0000329394390639114">
            <text:p>3,29E-05</text:p>
          </table:table-cell>
          <table:table-cell table:formula="of:=[.CG$1]*[.CG112]/([.$A113]+[.CG$1]*[.CG112])" office:value-type="float" office:value="0.0000517132191388245">
            <text:p>5,17E-05</text:p>
          </table:table-cell>
          <table:table-cell table:formula="of:=[.CH$1]*[.CH112]/([.$A113]+[.CH$1]*[.CH112])" office:value-type="float" office:value="0.0000796829923946426">
            <text:p>7,97E-05</text:p>
          </table:table-cell>
          <table:table-cell table:formula="of:=[.CI$1]*[.CI112]/([.$A113]+[.CI$1]*[.CI112])" office:value-type="float" office:value="0.000120564742833734">
            <text:p>1,21E-04</text:p>
          </table:table-cell>
          <table:table-cell table:formula="of:=[.CJ$1]*[.CJ112]/([.$A113]+[.CJ$1]*[.CJ112])" office:value-type="float" office:value="0.000179213868900752">
            <text:p>1,79E-04</text:p>
          </table:table-cell>
          <table:table-cell office:value-type="float" office:value="111">
            <text:p>111</text:p>
          </table:table-cell>
          <table:table-cell table:formula="of:=[.CL$1]*[.CL112]/([.$A113]+[.CL$1]*[.CL112])" office:value-type="float" office:value="0.000261830628392731">
            <text:p>2,62E-04</text:p>
          </table:table-cell>
          <table:table-cell table:formula="of:=[.CM$1]*[.CM112]/([.$A113]+[.CM$1]*[.CM112])" office:value-type="float" office:value="0.000376152294193811">
            <text:p>3,76E-04</text:p>
          </table:table-cell>
          <table:table-cell table:formula="of:=[.CN$1]*[.CN112]/([.$A113]+[.CN$1]*[.CN112])" office:value-type="float" office:value="0.0005316126551599">
            <text:p>5,32E-04</text:p>
          </table:table-cell>
          <table:table-cell table:formula="of:=[.CO$1]*[.CO112]/([.$A113]+[.CO$1]*[.CO112])" office:value-type="float" office:value="0.000739447279363246">
            <text:p>7,39E-04</text:p>
          </table:table-cell>
          <table:table-cell table:formula="of:=[.CP$1]*[.CP112]/([.$A113]+[.CP$1]*[.CP112])" office:value-type="float" office:value="0.0010127228016498">
            <text:p>1,01E-03</text:p>
          </table:table-cell>
          <table:table-cell table:formula="of:=[.CQ$1]*[.CQ112]/([.$A113]+[.CQ$1]*[.CQ112])" office:value-type="float" office:value="0.00136627096623174">
            <text:p>1,37E-03</text:p>
          </table:table-cell>
          <table:table-cell table:formula="of:=[.CR$1]*[.CR112]/([.$A113]+[.CR$1]*[.CR112])" office:value-type="float" office:value="0.00181651350237791">
            <text:p>1,82E-03</text:p>
          </table:table-cell>
          <table:table-cell table:formula="of:=[.CS$1]*[.CS112]/([.$A113]+[.CS$1]*[.CS112])" office:value-type="float" office:value="0.00238117195531425">
            <text:p>2,38E-03</text:p>
          </table:table-cell>
          <table:table-cell table:formula="of:=[.CT$1]*[.CT112]/([.$A113]+[.CT$1]*[.CT112])" office:value-type="float" office:value="0.00307886665529629">
            <text:p>3,08E-03</text:p>
          </table:table-cell>
          <table:table-cell table:formula="of:=[.CU$1]*[.CU112]/([.$A113]+[.CU$1]*[.CU112])" office:value-type="float" office:value="0.00392861994648334">
            <text:p>3,93E-03</text:p>
          </table:table-cell>
          <table:table-cell office:value-type="float" office:value="111">
            <text:p>111</text:p>
          </table:table-cell>
          <table:table-cell table:formula="of:=[.CW$1]*[.CW112]/([.$A113]+[.CW$1]*[.CW112])" office:value-type="float" office:value="0.00494928916739631">
            <text:p>4,95E-03</text:p>
          </table:table-cell>
          <table:table-cell table:formula="of:=[.CX$1]*[.CX112]/([.$A113]+[.CX$1]*[.CX112])" office:value-type="float" office:value="0.00615896316828721">
            <text:p>6,16E-03</text:p>
          </table:table-cell>
          <table:table-cell table:formula="of:=[.CY$1]*[.CY112]/([.$A113]+[.CY$1]*[.CY112])" office:value-type="float" office:value="0.00757436108693447">
            <text:p>7,57E-03</text:p>
          </table:table-cell>
          <table:table-cell table:formula="of:=[.CZ$1]*[.CZ112]/([.$A113]+[.CZ$1]*[.CZ112])" office:value-type="float" office:value="0.00921027289205719">
            <text:p>9,21E-03</text:p>
          </table:table-cell>
          <table:table-cell table:formula="of:=[.DA$1]*[.DA112]/([.$A113]+[.DA$1]*[.DA112])" office:value-type="float" office:value="0.0110790777072708">
            <text:p>1,11E-02</text:p>
          </table:table-cell>
          <table:table-cell table:formula="of:=[.DB$1]*[.DB112]/([.$A113]+[.DB$1]*[.DB112])" office:value-type="float" office:value="0.0131903686930585">
            <text:p>1,32E-02</text:p>
          </table:table-cell>
          <table:table-cell table:formula="of:=[.DC$1]*[.DC112]/([.$A113]+[.DC$1]*[.DC112])" office:value-type="float" office:value="0.0155507033918921">
            <text:p>1,56E-02</text:p>
          </table:table-cell>
          <table:table-cell table:formula="of:=[.DD$1]*[.DD112]/([.$A113]+[.DD$1]*[.DD112])" office:value-type="float" office:value="0.0181634873581143">
            <text:p>1,82E-02</text:p>
          </table:table-cell>
          <table:table-cell table:formula="of:=[.DE$1]*[.DE112]/([.$A113]+[.DE$1]*[.DE112])" office:value-type="float" office:value="0.0210289880675023">
            <text:p>2,10E-02</text:p>
          </table:table-cell>
          <table:table-cell table:formula="of:=[.DF$1]*[.DF112]/([.$A113]+[.DF$1]*[.DF112])" office:value-type="float" office:value="0.024144466784626">
            <text:p>2,41E-02</text:p>
          </table:table-cell>
          <table:table-cell table:number-columns-repeated="146"/>
        </table:table-row>
        <table:table-row table:style-name="ro1">
          <table:table-cell office:value-type="float" office:value="112">
            <text:p>112</text:p>
          </table:table-cell>
          <table:table-cell table:style-name="Default" table:number-columns-repeated="76"/>
          <table:table-cell office:value-type="float" office:value="112">
            <text:p>112</text:p>
          </table:table-cell>
          <table:table-cell table:formula="of:=[.CA$1]*[.CA113]/([.$A114]+[.CA$1]*[.CA113])" office:value-type="float" office:value="0.00000162393762840641">
            <text:p>1,62E-06</text:p>
          </table:table-cell>
          <table:table-cell table:formula="of:=[.CB$1]*[.CB113]/([.$A114]+[.CB$1]*[.CB113])" office:value-type="float" office:value="0.00000286141175754251">
            <text:p>2,86E-06</text:p>
          </table:table-cell>
          <table:table-cell table:formula="of:=[.CC$1]*[.CC113]/([.$A114]+[.CC$1]*[.CC113])" office:value-type="float" office:value="0.00000493410359589611">
            <text:p>4,93E-06</text:p>
          </table:table-cell>
          <table:table-cell table:formula="of:=[.CD$1]*[.CD113]/([.$A114]+[.CD$1]*[.CD113])" office:value-type="float" office:value="0.00000833122530390462">
            <text:p>8,33E-06</text:p>
          </table:table-cell>
          <table:table-cell table:formula="of:=[.CE$1]*[.CE113]/([.$A114]+[.CE$1]*[.CE113])" office:value-type="float" office:value="0.0000137824999128433">
            <text:p>1,38E-05</text:p>
          </table:table-cell>
          <table:table-cell table:formula="of:=[.CF$1]*[.CF113]/([.$A114]+[.CF$1]*[.CF113])" office:value-type="float" office:value="0.0000223512626318322">
            <text:p>2,24E-05</text:p>
          </table:table-cell>
          <table:table-cell table:formula="of:=[.CG$1]*[.CG113]/([.$A114]+[.CG$1]*[.CG113])" office:value-type="float" office:value="0.0000355515741985781">
            <text:p>3,56E-05</text:p>
          </table:table-cell>
          <table:table-cell table:formula="of:=[.CH$1]*[.CH113]/([.$A114]+[.CH$1]*[.CH113])" office:value-type="float" office:value="0.0000554904332015028">
            <text:p>5,55E-05</text:p>
          </table:table-cell>
          <table:table-cell table:formula="of:=[.CI$1]*[.CI113]/([.$A114]+[.CI$1]*[.CI113])" office:value-type="float" office:value="0.0000850339711433466">
            <text:p>8,50E-05</text:p>
          </table:table-cell>
          <table:table-cell table:formula="of:=[.CJ$1]*[.CJ113]/([.$A114]+[.CJ$1]*[.CJ113])" office:value-type="float" office:value="0.000127993521918925">
            <text:p>1,28E-04</text:p>
          </table:table-cell>
          <table:table-cell office:value-type="float" office:value="112">
            <text:p>112</text:p>
          </table:table-cell>
          <table:table-cell table:formula="of:=[.CL$1]*[.CL113]/([.$A114]+[.CL$1]*[.CL113])" office:value-type="float" office:value="0.000189323800602384">
            <text:p>1,89E-04</text:p>
          </table:table-cell>
          <table:table-cell table:formula="of:=[.CM$1]*[.CM113]/([.$A114]+[.CM$1]*[.CM113])" office:value-type="float" office:value="0.000275321392647024">
            <text:p>2,75E-04</text:p>
          </table:table-cell>
          <table:table-cell table:formula="of:=[.CN$1]*[.CN113]/([.$A114]+[.CN$1]*[.CN113])" office:value-type="float" office:value="0.000393807804121829">
            <text:p>3,94E-04</text:p>
          </table:table-cell>
          <table:table-cell table:formula="of:=[.CO$1]*[.CO113]/([.$A114]+[.CO$1]*[.CO113])" office:value-type="float" office:value="0.000554278064967072">
            <text:p>5,54E-04</text:p>
          </table:table-cell>
          <table:table-cell table:formula="of:=[.CP$1]*[.CP113]/([.$A114]+[.CP$1]*[.CP113])" office:value-type="float" office:value="0.000767994001001287">
            <text:p>7,68E-04</text:p>
          </table:table-cell>
          <table:table-cell table:formula="of:=[.CQ$1]*[.CQ113]/([.$A114]+[.CQ$1]*[.CQ113])" office:value-type="float" office:value="0.00104800146120174">
            <text:p>1,05E-03</text:p>
          </table:table-cell>
          <table:table-cell table:formula="of:=[.CR$1]*[.CR113]/([.$A114]+[.CR$1]*[.CR113])" office:value-type="float" office:value="0.0014090535051468">
            <text:p>1,41E-03</text:p>
          </table:table-cell>
          <table:table-cell table:formula="of:=[.CS$1]*[.CS113]/([.$A114]+[.CS$1]*[.CS113])" office:value-type="float" office:value="0.00186742701394861">
            <text:p>1,87E-03</text:p>
          </table:table-cell>
          <table:table-cell table:formula="of:=[.CT$1]*[.CT113]/([.$A114]+[.CT$1]*[.CT113])" office:value-type="float" office:value="0.00244062815635399">
            <text:p>2,44E-03</text:p>
          </table:table-cell>
          <table:table-cell table:formula="of:=[.CU$1]*[.CU113]/([.$A114]+[.CU$1]*[.CU113])" office:value-type="float" office:value="0.00314699191975925">
            <text:p>3,15E-03</text:p>
          </table:table-cell>
          <table:table-cell office:value-type="float" office:value="112">
            <text:p>112</text:p>
          </table:table-cell>
          <table:table-cell table:formula="of:=[.CW$1]*[.CW113]/([.$A114]+[.CW$1]*[.CW113])" office:value-type="float" office:value="0.00400519138262177">
            <text:p>4,01E-03</text:p>
          </table:table-cell>
          <table:table-cell table:formula="of:=[.CX$1]*[.CX113]/([.$A114]+[.CX$1]*[.CX113])" office:value-type="float" office:value="0.00503368217211893">
            <text:p>5,03E-03</text:p>
          </table:table-cell>
          <table:table-cell table:formula="of:=[.CY$1]*[.CY113]/([.$A114]+[.CY$1]*[.CY113])" office:value-type="float" office:value="0.0062501152013704">
            <text:p>6,25E-03</text:p>
          </table:table-cell>
          <table:table-cell table:formula="of:=[.CZ$1]*[.CZ113]/([.$A114]+[.CZ$1]*[.CZ113])" office:value-type="float" office:value="0.00767075513866555">
            <text:p>7,67E-03</text:p>
          </table:table-cell>
          <table:table-cell table:formula="of:=[.DA$1]*[.DA113]/([.$A114]+[.DA$1]*[.DA113])" office:value-type="float" office:value="0.00930994243305762">
            <text:p>9,31E-03</text:p>
          </table:table-cell>
          <table:table-cell table:formula="of:=[.DB$1]*[.DB113]/([.$A114]+[.DB$1]*[.DB113])" office:value-type="float" office:value="0.011179633038368">
            <text:p>1,12E-02</text:p>
          </table:table-cell>
          <table:table-cell table:formula="of:=[.DC$1]*[.DC113]/([.$A114]+[.DC$1]*[.DC113])" office:value-type="float" office:value="0.0132890428088793">
            <text:p>1,33E-02</text:p>
          </table:table-cell>
          <table:table-cell table:formula="of:=[.DD$1]*[.DD113]/([.$A114]+[.DD$1]*[.DD113])" office:value-type="float" office:value="0.0156444139625208">
            <text:p>1,56E-02</text:p>
          </table:table-cell>
          <table:table-cell table:formula="of:=[.DE$1]*[.DE113]/([.$A114]+[.DE$1]*[.DE113])" office:value-type="float" office:value="0.0182489103833201">
            <text:p>1,82E-02</text:p>
          </table:table-cell>
          <table:table-cell table:formula="of:=[.DF$1]*[.DF113]/([.$A114]+[.DF$1]*[.DF113])" office:value-type="float" office:value="0.0211026382467932">
            <text:p>2,11E-02</text:p>
          </table:table-cell>
          <table:table-cell table:number-columns-repeated="146"/>
        </table:table-row>
        <table:table-row table:style-name="ro1">
          <table:table-cell office:value-type="float" office:value="113">
            <text:p>113</text:p>
          </table:table-cell>
          <table:table-cell table:style-name="Default" table:number-columns-repeated="76"/>
          <table:table-cell office:value-type="float" office:value="113">
            <text:p>113</text:p>
          </table:table-cell>
          <table:table-cell table:formula="of:=[.CA$1]*[.CA114]/([.$A115]+[.CA$1]*[.CA114])" office:value-type="float" office:value="0.00000102034915018615">
            <text:p>1,02E-06</text:p>
          </table:table-cell>
          <table:table-cell table:formula="of:=[.CB$1]*[.CB114]/([.$A115]+[.CB$1]*[.CB114])" office:value-type="float" office:value="0.00000182319708783181">
            <text:p>1,82E-06</text:p>
          </table:table-cell>
          <table:table-cell table:formula="of:=[.CC$1]*[.CC114]/([.$A115]+[.CC$1]*[.CC114])" office:value-type="float" office:value="0.00000318750809197585">
            <text:p>3,19E-06</text:p>
          </table:table-cell>
          <table:table-cell table:formula="of:=[.CD$1]*[.CD114]/([.$A115]+[.CD$1]*[.CD114])" office:value-type="float" office:value="0.00000545581689309381">
            <text:p>5,46E-06</text:p>
          </table:table-cell>
          <table:table-cell table:formula="of:=[.CE$1]*[.CE114]/([.$A115]+[.CE$1]*[.CE114])" office:value-type="float" office:value="0.00000914759325407529">
            <text:p>9,15E-06</text:p>
          </table:table-cell>
          <table:table-cell table:formula="of:=[.CF$1]*[.CF114]/([.$A115]+[.CF$1]*[.CF114])" office:value-type="float" office:value="0.0000150324816318888">
            <text:p>1,50E-05</text:p>
          </table:table-cell>
          <table:table-cell table:formula="of:=[.CG$1]*[.CG114]/([.$A115]+[.CG$1]*[.CG114])" office:value-type="float" office:value="0.0000242248221109499">
            <text:p>2,42E-05</text:p>
          </table:table-cell>
          <table:table-cell table:formula="of:=[.CH$1]*[.CH114]/([.$A115]+[.CH$1]*[.CH114])" office:value-type="float" office:value="0.0000383016638088114">
            <text:p>3,83E-05</text:p>
          </table:table-cell>
          <table:table-cell table:formula="of:=[.CI$1]*[.CI114]/([.$A115]+[.CI$1]*[.CI114])" office:value-type="float" office:value="0.0000594449945809914">
            <text:p>5,94E-05</text:p>
          </table:table-cell>
          <table:table-cell table:formula="of:=[.CJ$1]*[.CJ114]/([.$A115]+[.CJ$1]*[.CJ114])" office:value-type="float" office:value="0.0000906066724614561">
            <text:p>9,06E-05</text:p>
          </table:table-cell>
          <table:table-cell office:value-type="float" office:value="113">
            <text:p>113</text:p>
          </table:table-cell>
          <table:table-cell table:formula="of:=[.CL$1]*[.CL114]/([.$A115]+[.CL$1]*[.CL114])" office:value-type="float" office:value="0.000135691566262897">
            <text:p>1,36E-04</text:p>
          </table:table-cell>
          <table:table-cell table:formula="of:=[.CM$1]*[.CM114]/([.$A115]+[.CM$1]*[.CM114])" office:value-type="float" office:value="0.000199750836738183">
            <text:p>2,00E-04</text:p>
          </table:table-cell>
          <table:table-cell table:formula="of:=[.CN$1]*[.CN114]/([.$A115]+[.CN$1]*[.CN114])" office:value-type="float" office:value="0.000289173414213177">
            <text:p>2,89E-04</text:p>
          </table:table-cell>
          <table:table-cell table:formula="of:=[.CO$1]*[.CO114]/([.$A115]+[.CO$1]*[.CO114])" office:value-type="float" office:value="0.000411860013448191">
            <text:p>4,12E-04</text:p>
          </table:table-cell>
          <table:table-cell table:formula="of:=[.CP$1]*[.CP114]/([.$A115]+[.CP$1]*[.CP114])" office:value-type="float" office:value="0.000577361064152624">
            <text:p>5,77E-04</text:p>
          </table:table-cell>
          <table:table-cell table:formula="of:=[.CQ$1]*[.CQ114]/([.$A115]+[.CQ$1]*[.CQ114])" office:value-type="float" office:value="0.000796958383168523">
            <text:p>7,97E-04</text:p>
          </table:table-cell>
          <table:table-cell table:formula="of:=[.CR$1]*[.CR114]/([.$A115]+[.CR$1]*[.CR114])" office:value-type="float" office:value="0.00108367088738895">
            <text:p>1,08E-03</text:p>
          </table:table-cell>
          <table:table-cell table:formula="of:=[.CS$1]*[.CS114]/([.$A115]+[.CS$1]*[.CS114])" office:value-type="float" office:value="0.00145216758701919">
            <text:p>1,45E-03</text:p>
          </table:table-cell>
          <table:table-cell table:formula="of:=[.CT$1]*[.CT114]/([.$A115]+[.CT$1]*[.CT114])" office:value-type="float" office:value="0.00191857664205427">
            <text:p>1,92E-03</text:p>
          </table:table-cell>
          <table:table-cell table:formula="of:=[.CU$1]*[.CU114]/([.$A115]+[.CU$1]*[.CU114])" office:value-type="float" office:value="0.00250018713799494">
            <text:p>2,50E-03</text:p>
          </table:table-cell>
          <table:table-cell office:value-type="float" office:value="113">
            <text:p>113</text:p>
          </table:table-cell>
          <table:table-cell table:formula="of:=[.CW$1]*[.CW114]/([.$A115]+[.CW$1]*[.CW114])" office:value-type="float" office:value="0.00321504972458835">
            <text:p>3,22E-03</text:p>
          </table:table-cell>
          <table:table-cell table:formula="of:=[.CX$1]*[.CX114]/([.$A115]+[.CX$1]*[.CX114])" office:value-type="float" office:value="0.00408149226397539">
            <text:p>4,08E-03</text:p>
          </table:table-cell>
          <table:table-cell table:formula="of:=[.CY$1]*[.CY114]/([.$A115]+[.CY$1]*[.CY114])" office:value-type="float" office:value="0.00511757582258634">
            <text:p>5,12E-03</text:p>
          </table:table-cell>
          <table:table-cell table:formula="of:=[.CZ$1]*[.CZ114]/([.$A115]+[.CZ$1]*[.CZ114])" office:value-type="float" office:value="0.0063405233842073">
            <text:p>6,34E-03</text:p>
          </table:table-cell>
          <table:table-cell table:formula="of:=[.DA$1]*[.DA114]/([.$A115]+[.DA$1]*[.DA114])" office:value-type="float" office:value="0.00776615748341848">
            <text:p>7,77E-03</text:p>
          </table:table-cell>
          <table:table-cell table:formula="of:=[.DB$1]*[.DB114]/([.$A115]+[.DB$1]*[.DB114])" office:value-type="float" office:value="0.00940838295457815">
            <text:p>9,41E-03</text:p>
          </table:table-cell>
          <table:table-cell table:formula="of:=[.DC$1]*[.DC114]/([.$A115]+[.DC$1]*[.DC114])" office:value-type="float" office:value="0.011278747153515">
            <text:p>1,13E-02</text:p>
          </table:table-cell>
          <table:table-cell table:formula="of:=[.DD$1]*[.DD114]/([.$A115]+[.DD$1]*[.DD114])" office:value-type="float" office:value="0.0133861029225788">
            <text:p>1,34E-02</text:p>
          </table:table-cell>
          <table:table-cell table:formula="of:=[.DE$1]*[.DE114]/([.$A115]+[.DE$1]*[.DE114])" office:value-type="float" office:value="0.015736390285984">
            <text:p>1,57E-02</text:p>
          </table:table-cell>
          <table:table-cell table:formula="of:=[.DF$1]*[.DF114]/([.$A115]+[.DF$1]*[.DF114])" office:value-type="float" office:value="0.0183325426818011">
            <text:p>1,83E-02</text:p>
          </table:table-cell>
          <table:table-cell table:number-columns-repeated="146"/>
        </table:table-row>
        <table:table-row table:style-name="ro1">
          <table:table-cell office:value-type="float" office:value="114">
            <text:p>114</text:p>
          </table:table-cell>
          <table:table-cell table:style-name="Default" table:number-columns-repeated="76"/>
          <table:table-cell office:value-type="float" office:value="114">
            <text:p>114</text:p>
          </table:table-cell>
          <table:table-cell table:formula="of:=[.CA$1]*[.CA115]/([.$A116]+[.CA$1]*[.CA115])" office:value-type="float" office:value="0.000000635480207245497">
            <text:p>6,35E-07</text:p>
          </table:table-cell>
          <table:table-cell table:formula="of:=[.CB$1]*[.CB115]/([.$A116]+[.CB$1]*[.CB115])" office:value-type="float" office:value="0.00000115149157164362">
            <text:p>1,15E-06</text:p>
          </table:table-cell>
          <table:table-cell table:formula="of:=[.CC$1]*[.CC115]/([.$A116]+[.CC$1]*[.CC115])" office:value-type="float" office:value="0.0000020411194365794">
            <text:p>2,04E-06</text:p>
          </table:table-cell>
          <table:table-cell table:formula="of:=[.CD$1]*[.CD115]/([.$A116]+[.CD$1]*[.CD115])" office:value-type="float" office:value="0.00000354148263407512">
            <text:p>3,54E-06</text:p>
          </table:table-cell>
          <table:table-cell table:formula="of:=[.CE$1]*[.CE115]/([.$A116]+[.CE$1]*[.CE115])" office:value-type="float" office:value="0.00000601811723867542">
            <text:p>6,02E-06</text:p>
          </table:table-cell>
          <table:table-cell table:formula="of:=[.CF$1]*[.CF115]/([.$A116]+[.CF$1]*[.CF115])" office:value-type="float" office:value="0.0000100215539887083">
            <text:p>1,00E-05</text:p>
          </table:table-cell>
          <table:table-cell table:formula="of:=[.CG$1]*[.CG115]/([.$A116]+[.CG$1]*[.CG115])" office:value-type="float" office:value="0.000016362112123776">
            <text:p>1,64E-05</text:p>
          </table:table-cell>
          <table:table-cell table:formula="of:=[.CH$1]*[.CH115]/([.$A116]+[.CH$1]*[.CH115])" office:value-type="float" office:value="0.0000262057147959123">
            <text:p>2,62E-05</text:p>
          </table:table-cell>
          <table:table-cell table:formula="of:=[.CI$1]*[.CI115]/([.$A116]+[.CI$1]*[.CI115])" office:value-type="float" office:value="0.000041192641446376">
            <text:p>4,12E-05</text:p>
          </table:table-cell>
          <table:table-cell table:formula="of:=[.CJ$1]*[.CJ115]/([.$A116]+[.CJ$1]*[.CJ115])" office:value-type="float" office:value="0.0000635795871765794">
            <text:p>6,36E-05</text:p>
          </table:table-cell>
          <table:table-cell office:value-type="float" office:value="114">
            <text:p>114</text:p>
          </table:table-cell>
          <table:table-cell table:formula="of:=[.CL$1]*[.CL115]/([.$A116]+[.CL$1]*[.CL115])" office:value-type="float" office:value="0.0000964031342001804">
            <text:p>9,64E-05</text:p>
          </table:table-cell>
          <table:table-cell table:formula="of:=[.CM$1]*[.CM115]/([.$A116]+[.CM$1]*[.CM115])" office:value-type="float" office:value="0.000143659785326494">
            <text:p>1,44E-04</text:p>
          </table:table-cell>
          <table:table-cell table:formula="of:=[.CN$1]*[.CN115]/([.$A116]+[.CN$1]*[.CN115])" office:value-type="float" office:value="0.000210494221272674">
            <text:p>2,10E-04</text:p>
          </table:table-cell>
          <table:table-cell table:formula="of:=[.CO$1]*[.CO115]/([.$A116]+[.CO$1]*[.CO115])" office:value-type="float" office:value="0.000303383729762968">
            <text:p>3,03E-04</text:p>
          </table:table-cell>
          <table:table-cell table:formula="of:=[.CP$1]*[.CP115]/([.$A116]+[.CP$1]*[.CP115])" office:value-type="float" office:value="0.000430303272129729">
            <text:p>4,30E-04</text:p>
          </table:table-cell>
          <table:table-cell table:formula="of:=[.CQ$1]*[.CQ115]/([.$A116]+[.CQ$1]*[.CQ115])" office:value-type="float" office:value="0.00060085297752797">
            <text:p>6,01E-04</text:p>
          </table:table-cell>
          <table:table-cell table:formula="of:=[.CR$1]*[.CR115]/([.$A116]+[.CR$1]*[.CR115])" office:value-type="float" office:value="0.000826328609337267">
            <text:p>8,26E-04</text:p>
          </table:table-cell>
          <table:table-cell table:formula="of:=[.CS$1]*[.CS115]/([.$A116]+[.CS$1]*[.CS115])" office:value-type="float" office:value="0.00111971630065319">
            <text:p>1,12E-03</text:p>
          </table:table-cell>
          <table:table-cell table:formula="of:=[.CT$1]*[.CT115]/([.$A116]+[.CT$1]*[.CT115])" office:value-type="float" office:value="0.00149559599263158">
            <text:p>1,50E-03</text:p>
          </table:table-cell>
          <table:table-cell table:formula="of:=[.CU$1]*[.CU115]/([.$A116]+[.CU$1]*[.CU115])" office:value-type="float" office:value="0.00196994361340274">
            <text:p>1,97E-03</text:p>
          </table:table-cell>
          <table:table-cell office:value-type="float" office:value="114">
            <text:p>114</text:p>
          </table:table-cell>
          <table:table-cell table:formula="of:=[.CW$1]*[.CW115]/([.$A116]+[.CW$1]*[.CW115])" office:value-type="float" office:value="0.00255982979605427">
            <text:p>2,56E-03</text:p>
          </table:table-cell>
          <table:table-cell table:formula="of:=[.CX$1]*[.CX115]/([.$A116]+[.CX$1]*[.CX115])" office:value-type="float" office:value="0.00328302212614025">
            <text:p>3,28E-03</text:p>
          </table:table-cell>
          <table:table-cell table:formula="of:=[.CY$1]*[.CY115]/([.$A116]+[.CY$1]*[.CY115])" office:value-type="float" office:value="0.00415750745661234">
            <text:p>4,16E-03</text:p>
          </table:table-cell>
          <table:table-cell table:formula="of:=[.CZ$1]*[.CZ115]/([.$A116]+[.CZ$1]*[.CZ115])" office:value-type="float" office:value="0.00520095945998517">
            <text:p>5,20E-03</text:p>
          </table:table-cell>
          <table:table-cell table:formula="of:=[.DA$1]*[.DA115]/([.$A116]+[.DA$1]*[.DA115])" office:value-type="float" office:value="0.00643018305762149">
            <text:p>6,43E-03</text:p>
          </table:table-cell>
          <table:table-cell table:formula="of:=[.DB$1]*[.DB115]/([.$A116]+[.DB$1]*[.DB115])" office:value-type="float" office:value="0.00786057069076037">
            <text:p>7,86E-03</text:p>
          </table:table-cell>
          <table:table-cell table:formula="of:=[.DC$1]*[.DC115]/([.$A116]+[.DC$1]*[.DC115])" office:value-type="float" office:value="0.00950560505476689">
            <text:p>9,51E-03</text:p>
          </table:table-cell>
          <table:table-cell table:formula="of:=[.DD$1]*[.DD115]/([.$A116]+[.DD$1]*[.DD115])" office:value-type="float" office:value="0.0113764389518243">
            <text:p>1,14E-02</text:p>
          </table:table-cell>
          <table:table-cell table:formula="of:=[.DE$1]*[.DE115]/([.$A116]+[.DE$1]*[.DE115])" office:value-type="float" office:value="0.0134815759263867">
            <text:p>1,35E-02</text:p>
          </table:table-cell>
          <table:table-cell table:formula="of:=[.DF$1]*[.DF115]/([.$A116]+[.DF$1]*[.DF115])" office:value-type="float" office:value="0.0158266663555503">
            <text:p>1,58E-02</text:p>
          </table:table-cell>
          <table:table-cell table:number-columns-repeated="146"/>
        </table:table-row>
        <table:table-row table:style-name="ro1">
          <table:table-cell office:value-type="float" office:value="115">
            <text:p>115</text:p>
          </table:table-cell>
          <table:table-cell table:style-name="Default" table:number-columns-repeated="76"/>
          <table:table-cell office:value-type="float" office:value="115">
            <text:p>115</text:p>
          </table:table-cell>
          <table:table-cell table:formula="of:=[.CA$1]*[.CA116]/([.$A117]+[.CA$1]*[.CA116])" office:value-type="float" office:value="0.000000392339800107945">
            <text:p>3,92E-07</text:p>
          </table:table-cell>
          <table:table-cell table:formula="of:=[.CB$1]*[.CB116]/([.$A117]+[.CB$1]*[.CB116])" office:value-type="float" office:value="0.000000720933333805542">
            <text:p>7,21E-07</text:p>
          </table:table-cell>
          <table:table-cell table:formula="of:=[.CC$1]*[.CC116]/([.$A117]+[.CC$1]*[.CC116])" office:value-type="float" office:value="0.00000129566544186016">
            <text:p>1,30E-06</text:p>
          </table:table-cell>
          <table:table-cell table:formula="of:=[.CD$1]*[.CD116]/([.$A117]+[.CD$1]*[.CD116])" office:value-type="float" office:value="0.00000227886189305107">
            <text:p>2,28E-06</text:p>
          </table:table-cell>
          <table:table-cell table:formula="of:=[.CE$1]*[.CE116]/([.$A117]+[.CE$1]*[.CE116])" office:value-type="float" office:value="0.00000392484366424311">
            <text:p>3,92E-06</text:p>
          </table:table-cell>
          <table:table-cell table:formula="of:=[.CF$1]*[.CF116]/([.$A117]+[.CF$1]*[.CF116])" office:value-type="float" office:value="0.00000662289616427619">
            <text:p>6,62E-06</text:p>
          </table:table-cell>
          <table:table-cell table:formula="of:=[.CG$1]*[.CG116]/([.$A117]+[.CG$1]*[.CG116])" office:value-type="float" office:value="0.0000109553811394462">
            <text:p>1,10E-05</text:p>
          </table:table-cell>
          <table:table-cell table:formula="of:=[.CH$1]*[.CH116]/([.$A117]+[.CH$1]*[.CH116])" office:value-type="float" office:value="0.0000177739949845407">
            <text:p>1,78E-05</text:p>
          </table:table-cell>
          <table:table-cell table:formula="of:=[.CI$1]*[.CI116]/([.$A117]+[.CI$1]*[.CI116])" office:value-type="float" office:value="0.0000282967529603635">
            <text:p>2,83E-05</text:p>
          </table:table-cell>
          <table:table-cell table:formula="of:=[.CJ$1]*[.CJ116]/([.$A117]+[.CJ$1]*[.CJ116])" office:value-type="float" office:value="0.0000442273218933645">
            <text:p>4,42E-05</text:p>
          </table:table-cell>
          <table:table-cell office:value-type="float" office:value="115">
            <text:p>115</text:p>
          </table:table-cell>
          <table:table-cell table:formula="of:=[.CL$1]*[.CL116]/([.$A117]+[.CL$1]*[.CL116])" office:value-type="float" office:value="0.0000678967277232078">
            <text:p>6,79E-05</text:p>
          </table:table-cell>
          <table:table-cell table:formula="of:=[.CM$1]*[.CM116]/([.$A117]+[.CM$1]*[.CM116])" office:value-type="float" office:value="0.000102425181023062">
            <text:p>1,02E-04</text:p>
          </table:table-cell>
          <table:table-cell table:formula="of:=[.CN$1]*[.CN116]/([.$A117]+[.CN$1]*[.CN116])" office:value-type="float" office:value="0.000151898839460123">
            <text:p>1,52E-04</text:p>
          </table:table-cell>
          <table:table-cell table:formula="of:=[.CO$1]*[.CO116]/([.$A117]+[.CO$1]*[.CO116])" office:value-type="float" office:value="0.000221552932117208">
            <text:p>2,22E-04</text:p>
          </table:table-cell>
          <table:table-cell table:formula="of:=[.CP$1]*[.CP116]/([.$A117]+[.CP$1]*[.CP116])" office:value-type="float" office:value="0.000317949120821972">
            <text:p>3,18E-04</text:p>
          </table:table-cell>
          <table:table-cell table:formula="of:=[.CQ$1]*[.CQ116]/([.$A117]+[.CQ$1]*[.CQ116])" office:value-type="float" office:value="0.000449131721078791">
            <text:p>4,49E-04</text:p>
          </table:table-cell>
          <table:table-cell table:formula="of:=[.CR$1]*[.CR116]/([.$A117]+[.CR$1]*[.CR116])" office:value-type="float" office:value="0.000624745006311791">
            <text:p>6,25E-04</text:p>
          </table:table-cell>
          <table:table-cell table:formula="of:=[.CS$1]*[.CS116]/([.$A117]+[.CS$1]*[.CS116])" office:value-type="float" office:value="0.000856092863631862">
            <text:p>8,56E-04</text:p>
          </table:table-cell>
          <table:table-cell table:formula="of:=[.CT$1]*[.CT116]/([.$A117]+[.CT$1]*[.CT116])" office:value-type="float" office:value="0.00115612307881152">
            <text:p>1,16E-03</text:p>
          </table:table-cell>
          <table:table-cell table:formula="of:=[.CU$1]*[.CU116]/([.$A117]+[.CU$1]*[.CU116])" office:value-type="float" office:value="0.00153932183701118">
            <text:p>1,54E-03</text:p>
          </table:table-cell>
          <table:table-cell office:value-type="float" office:value="115">
            <text:p>115</text:p>
          </table:table-cell>
          <table:table-cell table:formula="of:=[.CW$1]*[.CW116]/([.$A117]+[.CW$1]*[.CW116])" office:value-type="float" office:value="0.00202150966833804">
            <text:p>2,02E-03</text:p>
          </table:table-cell>
          <table:table-cell table:formula="of:=[.CX$1]*[.CX116]/([.$A117]+[.CX$1]*[.CX116])" office:value-type="float" office:value="0.0026195377007268">
            <text:p>2,62E-03</text:p>
          </table:table-cell>
          <table:table-cell table:formula="of:=[.CY$1]*[.CY116]/([.$A117]+[.CY$1]*[.CY116])" office:value-type="float" office:value="0.00335089197509808">
            <text:p>3,35E-03</text:p>
          </table:table-cell>
          <table:table-cell table:formula="of:=[.CZ$1]*[.CZ116]/([.$A117]+[.CZ$1]*[.CZ116])" office:value-type="float" office:value="0.00423322268001292">
            <text:p>4,23E-03</text:p>
          </table:table-cell>
          <table:table-cell table:formula="of:=[.DA$1]*[.DA116]/([.$A117]+[.DA$1]*[.DA116])" office:value-type="float" office:value="0.00528382326214062">
            <text:p>5,28E-03</text:p>
          </table:table-cell>
          <table:table-cell table:formula="of:=[.DB$1]*[.DB116]/([.$A117]+[.DB$1]*[.DB116])" office:value-type="float" office:value="0.00651909029895733">
            <text:p>6,52E-03</text:p>
          </table:table-cell>
          <table:table-cell table:formula="of:=[.DC$1]*[.DC116]/([.$A117]+[.DC$1]*[.DC116])" office:value-type="float" office:value="0.00795399788478232">
            <text:p>7,95E-03</text:p>
          </table:table-cell>
          <table:table-cell table:formula="of:=[.DD$1]*[.DD116]/([.$A117]+[.DD$1]*[.DD116])" office:value-type="float" office:value="0.00960161963303117">
            <text:p>9,60E-03</text:p>
          </table:table-cell>
          <table:table-cell table:formula="of:=[.DE$1]*[.DE116]/([.$A117]+[.DE$1]*[.DE116])" office:value-type="float" office:value="0.0114727273278395">
            <text:p>1,15E-02</text:p>
          </table:table-cell>
          <table:table-cell table:formula="of:=[.DF$1]*[.DF116]/([.$A117]+[.DF$1]*[.DF116])" office:value-type="float" office:value="0.0135754883742928">
            <text:p>1,36E-02</text:p>
          </table:table-cell>
          <table:table-cell table:number-columns-repeated="146"/>
        </table:table-row>
        <table:table-row table:style-name="ro1">
          <table:table-cell office:value-type="float" office:value="116">
            <text:p>116</text:p>
          </table:table-cell>
          <table:table-cell table:style-name="Default" table:number-columns-repeated="76"/>
          <table:table-cell office:value-type="float" office:value="116">
            <text:p>116</text:p>
          </table:table-cell>
          <table:table-cell table:formula="of:=[.CA$1]*[.CA117]/([.$A118]+[.CA$1]*[.CA117])" office:value-type="float" office:value="0.000000240138957916578">
            <text:p>2,40E-07</text:p>
          </table:table-cell>
          <table:table-cell table:formula="of:=[.CB$1]*[.CB117]/([.$A118]+[.CB$1]*[.CB117])" office:value-type="float" office:value="0.000000447475662127502">
            <text:p>4,47E-07</text:p>
          </table:table-cell>
          <table:table-cell table:formula="of:=[.CC$1]*[.CC117]/([.$A118]+[.CC$1]*[.CC117])" office:value-type="float" office:value="0.000000815375001161271">
            <text:p>8,15E-07</text:p>
          </table:table-cell>
          <table:table-cell table:formula="of:=[.CD$1]*[.CD117]/([.$A118]+[.CD$1]*[.CD117])" office:value-type="float" office:value="0.00000145375461147186">
            <text:p>1,45E-06</text:p>
          </table:table-cell>
          <table:table-cell table:formula="of:=[.CE$1]*[.CE117]/([.$A118]+[.CE$1]*[.CE117])" office:value-type="float" office:value="0.00000253760799861752">
            <text:p>2,54E-06</text:p>
          </table:table-cell>
          <table:table-cell table:formula="of:=[.CF$1]*[.CF117]/([.$A118]+[.CF$1]*[.CF117])" office:value-type="float" office:value="0.00000433912003820551">
            <text:p>4,34E-06</text:p>
          </table:table-cell>
          <table:table-cell table:formula="of:=[.CG$1]*[.CG117]/([.$A118]+[.CG$1]*[.CG117])" office:value-type="float" office:value="0.0000072720535628641">
            <text:p>7,27E-06</text:p>
          </table:table-cell>
          <table:table-cell table:formula="of:=[.CH$1]*[.CH117]/([.$A118]+[.CH$1]*[.CH117])" office:value-type="float" office:value="0.0000119513365500043">
            <text:p>1,20E-05</text:p>
          </table:table-cell>
          <table:table-cell table:formula="of:=[.CI$1]*[.CI117]/([.$A118]+[.CI$1]*[.CI117])" office:value-type="float" office:value="0.0000192706931493386">
            <text:p>1,93E-05</text:p>
          </table:table-cell>
          <table:table-cell table:formula="of:=[.CJ$1]*[.CJ117]/([.$A118]+[.CJ$1]*[.CJ117])" office:value-type="float" office:value="0.0000305006709864626">
            <text:p>3,05E-05</text:p>
          </table:table-cell>
          <table:table-cell office:value-type="float" office:value="116">
            <text:p>116</text:p>
          </table:table-cell>
          <table:table-cell table:formula="of:=[.CL$1]*[.CL117]/([.$A118]+[.CL$1]*[.CL117])" office:value-type="float" office:value="0.0000474083984197859">
            <text:p>4,74E-05</text:p>
          </table:table-cell>
          <table:table-cell table:formula="of:=[.CM$1]*[.CM117]/([.$A118]+[.CM$1]*[.CM117])" office:value-type="float" office:value="0.0000723987653141923">
            <text:p>7,24E-05</text:p>
          </table:table-cell>
          <table:table-cell table:formula="of:=[.CN$1]*[.CN117]/([.$A118]+[.CN$1]*[.CN117])" office:value-type="float" office:value="0.000108674427164508">
            <text:p>1,09E-04</text:p>
          </table:table-cell>
          <table:table-cell table:formula="of:=[.CO$1]*[.CO117]/([.$A118]+[.CO$1]*[.CO117])" office:value-type="float" office:value="0.000160409146655482">
            <text:p>1,60E-04</text:p>
          </table:table-cell>
          <table:table-cell table:formula="of:=[.CP$1]*[.CP117]/([.$A118]+[.CP$1]*[.CP117])" office:value-type="float" office:value="0.000232925692204725">
            <text:p>2,33E-04</text:p>
          </table:table-cell>
          <table:table-cell table:formula="of:=[.CQ$1]*[.CQ117]/([.$A118]+[.CQ$1]*[.CQ117])" office:value-type="float" office:value="0.000332866128873827">
            <text:p>3,33E-04</text:p>
          </table:table-cell>
          <table:table-cell table:formula="of:=[.CR$1]*[.CR117]/([.$A118]+[.CR$1]*[.CR117])" office:value-type="float" office:value="0.00046833931024984">
            <text:p>4,68E-04</text:p>
          </table:table-cell>
          <table:table-cell table:formula="of:=[.CS$1]*[.CS117]/([.$A118]+[.CS$1]*[.CS117])" office:value-type="float" office:value="0.000649028247378679">
            <text:p>6,49E-04</text:p>
          </table:table-cell>
          <table:table-cell table:formula="of:=[.CT$1]*[.CT117]/([.$A118]+[.CT$1]*[.CT117])" office:value-type="float" office:value="0.000886239348768865">
            <text:p>8,86E-04</text:p>
          </table:table-cell>
          <table:table-cell table:formula="of:=[.CU$1]*[.CU117]/([.$A118]+[.CU$1]*[.CU117])" office:value-type="float" office:value="0.00119287677083971">
            <text:p>1,19E-03</text:p>
          </table:table-cell>
          <table:table-cell office:value-type="float" office:value="116">
            <text:p>116</text:p>
          </table:table-cell>
          <table:table-cell table:formula="of:=[.CW$1]*[.CW117]/([.$A118]+[.CW$1]*[.CW117])" office:value-type="float" office:value="0.00158332857622833">
            <text:p>1,58E-03</text:p>
          </table:table-cell>
          <table:table-cell table:formula="of:=[.CX$1]*[.CX117]/([.$A118]+[.CX$1]*[.CX117])" office:value-type="float" office:value="0.0020732570583132">
            <text:p>2,07E-03</text:p>
          </table:table-cell>
          <table:table-cell table:formula="of:=[.CY$1]*[.CY117]/([.$A118]+[.CY$1]*[.CY117])" office:value-type="float" office:value="0.00267929308333428">
            <text:p>2,68E-03</text:p>
          </table:table-cell>
          <table:table-cell table:formula="of:=[.CZ$1]*[.CZ117]/([.$A118]+[.CZ$1]*[.CZ117])" office:value-type="float" office:value="0.00341864289239896">
            <text:p>3,42E-03</text:p>
          </table:table-cell>
          <table:table-cell table:formula="of:=[.DA$1]*[.DA117]/([.$A118]+[.DA$1]*[.DA117])" office:value-type="float" office:value="0.0043086244735547">
            <text:p>4,31E-03</text:p>
          </table:table-cell>
          <table:table-cell table:formula="of:=[.DB$1]*[.DB117]/([.$A118]+[.DB$1]*[.DB117])" office:value-type="float" office:value="0.00536615820336917">
            <text:p>5,37E-03</text:p>
          </table:table-cell>
          <table:table-cell table:formula="of:=[.DC$1]*[.DC117]/([.$A118]+[.DC$1]*[.DC117])" office:value-type="float" office:value="0.00660724187926285">
            <text:p>6,61E-03</text:p>
          </table:table-cell>
          <table:table-cell table:formula="of:=[.DD$1]*[.DD117]/([.$A118]+[.DD$1]*[.DD117])" office:value-type="float" office:value="0.00804644270325827">
            <text:p>8,05E-03</text:p>
          </table:table-cell>
          <table:table-cell table:formula="of:=[.DE$1]*[.DE117]/([.$A118]+[.DE$1]*[.DE117])" office:value-type="float" office:value="0.00969643785591768">
            <text:p>9,70E-03</text:p>
          </table:table-cell>
          <table:table-cell table:formula="of:=[.DF$1]*[.DF117]/([.$A118]+[.DF$1]*[.DF117])" office:value-type="float" office:value="0.0115676311483792">
            <text:p>1,16E-02</text:p>
          </table:table-cell>
          <table:table-cell table:number-columns-repeated="146"/>
        </table:table-row>
        <table:table-row table:style-name="ro1">
          <table:table-cell office:value-type="float" office:value="117">
            <text:p>117</text:p>
          </table:table-cell>
          <table:table-cell table:style-name="Default" table:number-columns-repeated="76"/>
          <table:table-cell office:value-type="float" office:value="117">
            <text:p>117</text:p>
          </table:table-cell>
          <table:table-cell table:formula="of:=[.CA$1]*[.CA118]/([.$A119]+[.CA$1]*[.CA118])" office:value-type="float" office:value="0.000000145725329294698">
            <text:p>1,46E-07</text:p>
          </table:table-cell>
          <table:table-cell table:formula="of:=[.CB$1]*[.CB118]/([.$A119]+[.CB$1]*[.CB118])" office:value-type="float" office:value="0.000000275369562403892">
            <text:p>2,75E-07</text:p>
          </table:table-cell>
          <table:table-cell table:formula="of:=[.CC$1]*[.CC118]/([.$A119]+[.CC$1]*[.CC118])" office:value-type="float" office:value="0.000000508737989773328">
            <text:p>5,09E-07</text:p>
          </table:table-cell>
          <table:table-cell table:formula="of:=[.CD$1]*[.CD118]/([.$A119]+[.CD$1]*[.CD118])" office:value-type="float" office:value="0.000000919467883201263">
            <text:p>9,19E-07</text:p>
          </table:table-cell>
          <table:table-cell table:formula="of:=[.CE$1]*[.CE118]/([.$A119]+[.CE$1]*[.CE118])" office:value-type="float" office:value="0.00000162666914792877">
            <text:p>1,63E-06</text:p>
          </table:table-cell>
          <table:table-cell table:formula="of:=[.CF$1]*[.CF118]/([.$A119]+[.CF$1]*[.CF118])" office:value-type="float" office:value="0.00000281856575569562">
            <text:p>2,82E-06</text:p>
          </table:table-cell>
          <table:table-cell table:formula="of:=[.CG$1]*[.CG118]/([.$A119]+[.CG$1]*[.CG118])" office:value-type="float" office:value="0.00000478585850006876">
            <text:p>4,79E-06</text:p>
          </table:table-cell>
          <table:table-cell table:formula="of:=[.CH$1]*[.CH118]/([.$A119]+[.CH$1]*[.CH118])" office:value-type="float" office:value="0.00000796749421853293">
            <text:p>7,97E-06</text:p>
          </table:table-cell>
          <table:table-cell table:formula="of:=[.CI$1]*[.CI118]/([.$A119]+[.CI$1]*[.CI118])" office:value-type="float" office:value="0.0000130116662396187">
            <text:p>1,30E-05</text:p>
          </table:table-cell>
          <table:table-cell table:formula="of:=[.CJ$1]*[.CJ118]/([.$A119]+[.CJ$1]*[.CJ118])" office:value-type="float" office:value="0.0000208547247202499">
            <text:p>2,09E-05</text:p>
          </table:table-cell>
          <table:table-cell office:value-type="float" office:value="117">
            <text:p>117</text:p>
          </table:table-cell>
          <table:table-cell table:formula="of:=[.CL$1]*[.CL118]/([.$A119]+[.CL$1]*[.CL118])" office:value-type="float" office:value="0.0000328201217102629">
            <text:p>3,28E-05</text:p>
          </table:table-cell>
          <table:table-cell table:formula="of:=[.CM$1]*[.CM118]/([.$A119]+[.CM$1]*[.CM118])" office:value-type="float" office:value="0.0000507384404865578">
            <text:p>5,07E-05</text:p>
          </table:table-cell>
          <table:table-cell table:formula="of:=[.CN$1]*[.CN118]/([.$A119]+[.CN$1]*[.CN118])" office:value-type="float" office:value="0.0000770878813991617">
            <text:p>7,71E-05</text:p>
          </table:table-cell>
          <table:table-cell table:formula="of:=[.CO$1]*[.CO118]/([.$A119]+[.CO$1]*[.CO118])" office:value-type="float" office:value="0.000115152279613951">
            <text:p>1,15E-04</text:p>
          </table:table-cell>
          <table:table-cell table:formula="of:=[.CP$1]*[.CP118]/([.$A119]+[.CP$1]*[.CP118])" office:value-type="float" office:value="0.000169190889576673">
            <text:p>1,69E-04</text:p>
          </table:table-cell>
          <table:table-cell table:formula="of:=[.CQ$1]*[.CQ118]/([.$A119]+[.CQ$1]*[.CQ118])" office:value-type="float" office:value="0.000244610980598911">
            <text:p>2,45E-04</text:p>
          </table:table-cell>
          <table:table-cell table:formula="of:=[.CR$1]*[.CR118]/([.$A119]+[.CR$1]*[.CR118])" office:value-type="float" office:value="0.000348131070173133">
            <text:p>3,48E-04</text:p>
          </table:table-cell>
          <table:table-cell table:formula="of:=[.CS$1]*[.CS118]/([.$A119]+[.CS$1]*[.CS118])" office:value-type="float" office:value="0.000487919816067798">
            <text:p>4,88E-04</text:p>
          </table:table-cell>
          <table:table-cell table:formula="of:=[.CT$1]*[.CT118]/([.$A119]+[.CT$1]*[.CT118])" office:value-type="float" office:value="0.000673693711499588">
            <text:p>6,74E-04</text:p>
          </table:table-cell>
          <table:table-cell table:formula="of:=[.CU$1]*[.CU118]/([.$A119]+[.CU$1]*[.CU118])" office:value-type="float" office:value="0.00091675630272436">
            <text:p>9,17E-04</text:p>
          </table:table-cell>
          <table:table-cell office:value-type="float" office:value="117">
            <text:p>117</text:p>
          </table:table-cell>
          <table:table-cell table:formula="of:=[.CW$1]*[.CW118]/([.$A119]+[.CW$1]*[.CW118])" office:value-type="float" office:value="0.00122996310926978">
            <text:p>1,23E-03</text:p>
          </table:table-cell>
          <table:table-cell table:formula="of:=[.CX$1]*[.CX118]/([.$A119]+[.CX$1]*[.CX118])" office:value-type="float" office:value="0.00162760001289785">
            <text:p>1,63E-03</text:p>
          </table:table-cell>
          <table:table-cell table:formula="of:=[.CY$1]*[.CY118]/([.$A119]+[.CY$1]*[.CY118])" office:value-type="float" office:value="0.00212516854237669">
            <text:p>2,13E-03</text:p>
          </table:table-cell>
          <table:table-cell table:formula="of:=[.CZ$1]*[.CZ118]/([.$A119]+[.CZ$1]*[.CZ118])" office:value-type="float" office:value="0.00273907882260455">
            <text:p>2,74E-03</text:p>
          </table:table-cell>
          <table:table-cell table:formula="of:=[.DA$1]*[.DA118]/([.$A119]+[.DA$1]*[.DA118])" office:value-type="float" office:value="0.00348625924535603">
            <text:p>3,49E-03</text:p>
          </table:table-cell>
          <table:table-cell table:formula="of:=[.DB$1]*[.DB118]/([.$A119]+[.DB$1]*[.DB118])" office:value-type="float" office:value="0.00438370016391668">
            <text:p>4,38E-03</text:p>
          </table:table-cell>
          <table:table-cell table:formula="of:=[.DC$1]*[.DC118]/([.$A119]+[.DC$1]*[.DC118])" office:value-type="float" office:value="0.00544795601592692">
            <text:p>5,45E-03</text:p>
          </table:table-cell>
          <table:table-cell table:formula="of:=[.DD$1]*[.DD118]/([.$A119]+[.DD$1]*[.DD118])" office:value-type="float" office:value="0.00669463522258981">
            <text:p>6,69E-03</text:p>
          </table:table-cell>
          <table:table-cell table:formula="of:=[.DE$1]*[.DE118]/([.$A119]+[.DE$1]*[.DE118])" office:value-type="float" office:value="0.00813790925919972">
            <text:p>8,14E-03</text:p>
          </table:table-cell>
          <table:table-cell table:formula="of:=[.DF$1]*[.DF118]/([.$A119]+[.DF$1]*[.DF118])" office:value-type="float" office:value="0.00979007112537136">
            <text:p>9,79E-03</text:p>
          </table:table-cell>
          <table:table-cell table:number-columns-repeated="146"/>
        </table:table-row>
        <table:table-row table:style-name="ro1">
          <table:table-cell office:value-type="float" office:value="118">
            <text:p>118</text:p>
          </table:table-cell>
          <table:table-cell table:style-name="Default" table:number-columns-repeated="76"/>
          <table:table-cell office:value-type="float" office:value="118">
            <text:p>118</text:p>
          </table:table-cell>
          <table:table-cell table:formula="of:=[.CA$1]*[.CA119]/([.$A120]+[.CA$1]*[.CA119])" office:value-type="float" office:value="0.0000000876821819722037">
            <text:p>8,77E-08</text:p>
          </table:table-cell>
          <table:table-cell table:formula="of:=[.CB$1]*[.CB119]/([.$A120]+[.CB$1]*[.CB119])" office:value-type="float" office:value="0.000000168022077642138">
            <text:p>1,68E-07</text:p>
          </table:table-cell>
          <table:table-cell table:formula="of:=[.CC$1]*[.CC119]/([.$A120]+[.CC$1]*[.CC119])" office:value-type="float" office:value="0.000000314727640382523">
            <text:p>3,15E-07</text:p>
          </table:table-cell>
          <table:table-cell table:formula="of:=[.CD$1]*[.CD119]/([.$A120]+[.CD$1]*[.CD119])" office:value-type="float" office:value="0.000000576615119691875">
            <text:p>5,77E-07</text:p>
          </table:table-cell>
          <table:table-cell table:formula="of:=[.CE$1]*[.CE119]/([.$A120]+[.CE$1]*[.CE119])" office:value-type="float" office:value="0.00000103389881321026">
            <text:p>1,03E-06</text:p>
          </table:table-cell>
          <table:table-cell table:formula="of:=[.CF$1]*[.CF119]/([.$A120]+[.CF$1]*[.CF119])" office:value-type="float" office:value="0.00000181534414039143">
            <text:p>1,82E-06</text:p>
          </table:table-cell>
          <table:table-cell table:formula="of:=[.CG$1]*[.CG119]/([.$A120]+[.CG$1]*[.CG119])" office:value-type="float" office:value="0.000003122965708964">
            <text:p>3,12E-06</text:p>
          </table:table-cell>
          <table:table-cell table:formula="of:=[.CH$1]*[.CH119]/([.$A120]+[.CH$1]*[.CH119])" office:value-type="float" office:value="0.00000526662098328249">
            <text:p>5,27E-06</text:p>
          </table:table-cell>
          <table:table-cell table:formula="of:=[.CI$1]*[.CI119]/([.$A120]+[.CI$1]*[.CI119])" office:value-type="float" office:value="0.00000871112439471747">
            <text:p>8,71E-06</text:p>
          </table:table-cell>
          <table:table-cell table:formula="of:=[.CJ$1]*[.CJ119]/([.$A120]+[.CJ$1]*[.CJ119])" office:value-type="float" office:value="0.0000141385965177706">
            <text:p>1,41E-05</text:p>
          </table:table-cell>
          <table:table-cell office:value-type="float" office:value="118">
            <text:p>118</text:p>
          </table:table-cell>
          <table:table-cell table:formula="of:=[.CL$1]*[.CL119]/([.$A120]+[.CL$1]*[.CL119])" office:value-type="float" office:value="0.0000225285590503156">
            <text:p>2,25E-05</text:p>
          </table:table-cell>
          <table:table-cell table:formula="of:=[.CM$1]*[.CM119]/([.$A120]+[.CM$1]*[.CM119])" office:value-type="float" office:value="0.0000352576731229753">
            <text:p>3,53E-05</text:p>
          </table:table-cell>
          <table:table-cell table:formula="of:=[.CN$1]*[.CN119]/([.$A120]+[.CN$1]*[.CN119])" office:value-type="float" office:value="0.0000542198918755347">
            <text:p>5,42E-05</text:p>
          </table:table-cell>
          <table:table-cell table:formula="of:=[.CO$1]*[.CO119]/([.$A120]+[.CO$1]*[.CO119])" office:value-type="float" office:value="0.0000819660902260342">
            <text:p>8,20E-05</text:p>
          </table:table-cell>
          <table:table-cell table:formula="of:=[.CP$1]*[.CP119]/([.$A120]+[.CP$1]*[.CP119])" office:value-type="float" office:value="0.00012185994168392">
            <text:p>1,22E-04</text:p>
          </table:table-cell>
          <table:table-cell table:formula="of:=[.CQ$1]*[.CQ119]/([.$A120]+[.CQ$1]*[.CQ119])" office:value-type="float" office:value="0.000178244022823885">
            <text:p>1,78E-04</text:p>
          </table:table-cell>
          <table:table-cell table:formula="of:=[.CR$1]*[.CR119]/([.$A120]+[.CR$1]*[.CR119])" office:value-type="float" office:value="0.000256607043594014">
            <text:p>2,57E-04</text:p>
          </table:table-cell>
          <table:table-cell table:formula="of:=[.CS$1]*[.CS119]/([.$A120]+[.CS$1]*[.CS119])" office:value-type="float" office:value="0.000363740050236155">
            <text:p>3,64E-04</text:p>
          </table:table-cell>
          <table:table-cell table:formula="of:=[.CT$1]*[.CT119]/([.$A120]+[.CT$1]*[.CT119])" office:value-type="float" office:value="0.000507866858189781">
            <text:p>5,08E-04</text:p>
          </table:table-cell>
          <table:table-cell table:formula="of:=[.CU$1]*[.CU119]/([.$A120]+[.CU$1]*[.CU119])" office:value-type="float" office:value="0.000698732340595324">
            <text:p>6,99E-04</text:p>
          </table:table-cell>
          <table:table-cell office:value-type="float" office:value="118">
            <text:p>118</text:p>
          </table:table-cell>
          <table:table-cell table:formula="of:=[.CW$1]*[.CW119]/([.$A120]+[.CW$1]*[.CW119])" office:value-type="float" office:value="0.000947632014181839">
            <text:p>9,48E-04</text:p>
          </table:table-cell>
          <table:table-cell table:formula="of:=[.CX$1]*[.CX119]/([.$A120]+[.CX$1]*[.CX119])" office:value-type="float" office:value="0.00126736802128378">
            <text:p>1,27E-03</text:p>
          </table:table-cell>
          <table:table-cell table:formula="of:=[.CY$1]*[.CY119]/([.$A120]+[.CY$1]*[.CY119])" office:value-type="float" office:value="0.00167212030048388">
            <text:p>1,67E-03</text:p>
          </table:table-cell>
          <table:table-cell table:formula="of:=[.CZ$1]*[.CZ119]/([.$A120]+[.CZ$1]*[.CZ119])" office:value-type="float" office:value="0.00217722738277719">
            <text:p>2,18E-03</text:p>
          </table:table-cell>
          <table:table-cell table:formula="of:=[.DA$1]*[.DA119]/([.$A120]+[.DA$1]*[.DA119])" office:value-type="float" office:value="0.00279887843057058">
            <text:p>2,80E-03</text:p>
          </table:table-cell>
          <table:table-cell table:formula="of:=[.DB$1]*[.DB119]/([.$A120]+[.DB$1]*[.DB119])" office:value-type="float" office:value="0.00355372612403328">
            <text:p>3,55E-03</text:p>
          </table:table-cell>
          <table:table-cell table:formula="of:=[.DC$1]*[.DC119]/([.$A120]+[.DC$1]*[.DC119])" office:value-type="float" office:value="0.00445843783341476">
            <text:p>4,46E-03</text:p>
          </table:table-cell>
          <table:table-cell table:formula="of:=[.DD$1]*[.DD119]/([.$A120]+[.DD$1]*[.DD119])" office:value-type="float" office:value="0.00552920915301369">
            <text:p>5,53E-03</text:p>
          </table:table-cell>
          <table:table-cell table:formula="of:=[.DE$1]*[.DE119]/([.$A120]+[.DE$1]*[.DE119])" office:value-type="float" office:value="0.00678126836732079">
            <text:p>6,78E-03</text:p>
          </table:table-cell>
          <table:table-cell table:formula="of:=[.DF$1]*[.DF119]/([.$A120]+[.DF$1]*[.DF119])" office:value-type="float" office:value="0.00822840210467663">
            <text:p>8,23E-03</text:p>
          </table:table-cell>
          <table:table-cell table:number-columns-repeated="146"/>
        </table:table-row>
        <table:table-row table:style-name="ro1">
          <table:table-cell office:value-type="float" office:value="119">
            <text:p>119</text:p>
          </table:table-cell>
          <table:table-cell table:style-name="Default" table:number-columns-repeated="76"/>
          <table:table-cell office:value-type="float" office:value="119">
            <text:p>119</text:p>
          </table:table-cell>
          <table:table-cell table:formula="of:=[.CA$1]*[.CA120]/([.$A121]+[.CA$1]*[.CA120])" office:value-type="float" office:value="0.0000000523145764230712">
            <text:p>5,23E-08</text:p>
          </table:table-cell>
          <table:table-cell table:formula="of:=[.CB$1]*[.CB120]/([.$A121]+[.CB$1]*[.CB120])" office:value-type="float" office:value="0.000000101660406389816">
            <text:p>1,02E-07</text:p>
          </table:table-cell>
          <table:table-cell table:formula="of:=[.CC$1]*[.CC120]/([.$A121]+[.CC$1]*[.CC120])" office:value-type="float" office:value="0.000000193068179093782">
            <text:p>1,93E-07</text:p>
          </table:table-cell>
          <table:table-cell table:formula="of:=[.CD$1]*[.CD120]/([.$A121]+[.CD$1]*[.CD120])" office:value-type="float" office:value="0.000000358567256784088">
            <text:p>3,59E-07</text:p>
          </table:table-cell>
          <table:table-cell table:formula="of:=[.CE$1]*[.CE120]/([.$A121]+[.CE$1]*[.CE120])" office:value-type="float" office:value="0.000000651616474477787">
            <text:p>6,52E-07</text:p>
          </table:table-cell>
          <table:table-cell table:formula="of:=[.CF$1]*[.CF120]/([.$A121]+[.CF$1]*[.CF120])" office:value-type="float" office:value="0.00000115937810684714">
            <text:p>1,16E-06</text:p>
          </table:table-cell>
          <table:table-cell table:formula="of:=[.CG$1]*[.CG120]/([.$A121]+[.CG$1]*[.CG120])" office:value-type="float" office:value="0.00000202073843417287">
            <text:p>2,02E-06</text:p>
          </table:table-cell>
          <table:table-cell table:formula="of:=[.CH$1]*[.CH120]/([.$A121]+[.CH$1]*[.CH120])" office:value-type="float" office:value="0.00000345205897985299">
            <text:p>3,45E-06</text:p>
          </table:table-cell>
          <table:table-cell table:formula="of:=[.CI$1]*[.CI120]/([.$A121]+[.CI$1]*[.CI120])" office:value-type="float" office:value="0.00000578298191140312">
            <text:p>5,78E-06</text:p>
          </table:table-cell>
          <table:table-cell table:formula="of:=[.CJ$1]*[.CJ120]/([.$A121]+[.CJ$1]*[.CJ120])" office:value-type="float" office:value="0.00000950484849247244">
            <text:p>9,50E-06</text:p>
          </table:table-cell>
          <table:table-cell office:value-type="float" office:value="119">
            <text:p>119</text:p>
          </table:table-cell>
          <table:table-cell table:formula="of:=[.CL$1]*[.CL120]/([.$A121]+[.CL$1]*[.CL120])" office:value-type="float" office:value="0.0000153343302587061">
            <text:p>1,53E-05</text:p>
          </table:table-cell>
          <table:table-cell table:formula="of:=[.CM$1]*[.CM120]/([.$A121]+[.CM$1]*[.CM120])" office:value-type="float" office:value="0.000024294613085872">
            <text:p>2,43E-05</text:p>
          </table:table-cell>
          <table:table-cell table:formula="of:=[.CN$1]*[.CN120]/([.$A121]+[.CN$1]*[.CN120])" office:value-type="float" office:value="0.0000378158054206071">
            <text:p>3,78E-05</text:p>
          </table:table-cell>
          <table:table-cell table:formula="of:=[.CO$1]*[.CO120]/([.$A121]+[.CO$1]*[.CO120])" office:value-type="float" office:value="0.0000578550692274423">
            <text:p>5,79E-05</text:p>
          </table:table-cell>
          <table:table-cell table:formula="of:=[.CP$1]*[.CP120]/([.$A121]+[.CP$1]*[.CP120])" office:value-type="float" office:value="0.0000870352396962042">
            <text:p>8,70E-05</text:p>
          </table:table-cell>
          <table:table-cell table:formula="of:=[.CQ$1]*[.CQ120]/([.$A121]+[.CQ$1]*[.CQ120])" office:value-type="float" office:value="0.000128798416922093">
            <text:p>1,29E-04</text:p>
          </table:table-cell>
          <table:table-cell table:formula="of:=[.CR$1]*[.CR120]/([.$A121]+[.CR$1]*[.CR120])" office:value-type="float" office:value="0.000187568280385998">
            <text:p>1,88E-04</text:p>
          </table:table-cell>
          <table:table-cell table:formula="of:=[.CS$1]*[.CS120]/([.$A121]+[.CS$1]*[.CS120])" office:value-type="float" office:value="0.000268911905765813">
            <text:p>2,69E-04</text:p>
          </table:table-cell>
          <table:table-cell table:formula="of:=[.CT$1]*[.CT120]/([.$A121]+[.CT$1]*[.CT120])" office:value-type="float" office:value="0.000379688977983097">
            <text:p>3,80E-04</text:p>
          </table:table-cell>
          <table:table-cell table:formula="of:=[.CU$1]*[.CU120]/([.$A121]+[.CU$1]*[.CU120])" office:value-type="float" office:value="0.000528173915595911">
            <text:p>5,28E-04</text:p>
          </table:table-cell>
          <table:table-cell office:value-type="float" office:value="119">
            <text:p>119</text:p>
          </table:table-cell>
          <table:table-cell table:formula="of:=[.CW$1]*[.CW120]/([.$A121]+[.CW$1]*[.CW120])" office:value-type="float" office:value="0.000724135024026838">
            <text:p>7,24E-04</text:p>
          </table:table-cell>
          <table:table-cell table:formula="of:=[.CX$1]*[.CX120]/([.$A121]+[.CX$1]*[.CX120])" office:value-type="float" office:value="0.000978854836814142">
            <text:p>9,79E-04</text:p>
          </table:table-cell>
          <table:table-cell table:formula="of:=[.CY$1]*[.CY120]/([.$A121]+[.CY$1]*[.CY120])" office:value-type="float" office:value="0.00130507763858298">
            <text:p>1,31E-03</text:p>
          </table:table-cell>
          <table:table-cell table:formula="of:=[.CZ$1]*[.CZ120]/([.$A121]+[.CZ$1]*[.CZ120])" office:value-type="float" office:value="0.00171687394650387">
            <text:p>1,72E-03</text:p>
          </table:table-cell>
          <table:table-cell table:formula="of:=[.DA$1]*[.DA120]/([.$A121]+[.DA$1]*[.DA120])" office:value-type="float" office:value="0.0022294173397834">
            <text:p>2,23E-03</text:p>
          </table:table-cell>
          <table:table-cell table:formula="of:=[.DB$1]*[.DB120]/([.$A121]+[.DB$1]*[.DB120])" office:value-type="float" office:value="0.00285867603817112">
            <text:p>2,86E-03</text:p>
          </table:table-cell>
          <table:table-cell table:formula="of:=[.DC$1]*[.DC120]/([.$A121]+[.DC$1]*[.DC120])" office:value-type="float" office:value="0.00362102931792318">
            <text:p>3,62E-03</text:p>
          </table:table-cell>
          <table:table-cell table:formula="of:=[.DD$1]*[.DD120]/([.$A121]+[.DD$1]*[.DD120])" office:value-type="float" office:value="0.00453282628927554">
            <text:p>4,53E-03</text:p>
          </table:table-cell>
          <table:table-cell table:formula="of:=[.DE$1]*[.DE120]/([.$A121]+[.DE$1]*[.DE120])" office:value-type="float" office:value="0.00560991075329088">
            <text:p>5,61E-03</text:p>
          </table:table-cell>
          <table:table-cell table:formula="of:=[.DF$1]*[.DF120]/([.$A121]+[.DF$1]*[.DF120])" office:value-type="float" office:value="0.00686713992943542">
            <text:p>6,87E-03</text:p>
          </table:table-cell>
          <table:table-cell table:number-columns-repeated="146"/>
        </table:table-row>
        <table:table-row table:style-name="ro1">
          <table:table-cell office:value-type="float" office:value="120">
            <text:p>120</text:p>
          </table:table-cell>
          <table:table-cell table:style-name="Default" table:number-columns-repeated="76"/>
          <table:table-cell office:value-type="float" office:value="120">
            <text:p>120</text:p>
          </table:table-cell>
          <table:table-cell table:formula="of:=[.CA$1]*[.CA121]/([.$A122]+[.CA$1]*[.CA121])" office:value-type="float" office:value="0.0000000309527900922419">
            <text:p>3,10E-08</text:p>
          </table:table-cell>
          <table:table-cell table:formula="of:=[.CB$1]*[.CB121]/([.$A122]+[.CB$1]*[.CB121])" office:value-type="float" office:value="0.0000000609962401133479">
            <text:p>6,10E-08</text:p>
          </table:table-cell>
          <table:table-cell table:formula="of:=[.CC$1]*[.CC121]/([.$A122]+[.CC$1]*[.CC121])" office:value-type="float" office:value="0.000000117449795154261">
            <text:p>1,17E-07</text:p>
          </table:table-cell>
          <table:table-cell table:formula="of:=[.CD$1]*[.CD121]/([.$A122]+[.CD$1]*[.CD121])" office:value-type="float" office:value="0.000000221116426124369">
            <text:p>2,21E-07</text:p>
          </table:table-cell>
          <table:table-cell table:formula="of:=[.CE$1]*[.CE121]/([.$A122]+[.CE$1]*[.CE121])" office:value-type="float" office:value="0.000000407260130687735">
            <text:p>4,07E-07</text:p>
          </table:table-cell>
          <table:table-cell table:formula="of:=[.CF$1]*[.CF121]/([.$A122]+[.CF$1]*[.CF121])" office:value-type="float" office:value="0.000000734272261847036">
            <text:p>7,34E-07</text:p>
          </table:table-cell>
          <table:table-cell table:formula="of:=[.CG$1]*[.CG121]/([.$A122]+[.CG$1]*[.CG121])" office:value-type="float" office:value="0.00000129663881398653">
            <text:p>1,30E-06</text:p>
          </table:table-cell>
          <table:table-cell table:formula="of:=[.CH$1]*[.CH121]/([.$A122]+[.CH$1]*[.CH121])" office:value-type="float" office:value="0.00000224383330210526">
            <text:p>2,24E-06</text:p>
          </table:table-cell>
          <table:table-cell table:formula="of:=[.CI$1]*[.CI121]/([.$A122]+[.CI$1]*[.CI121])" office:value-type="float" office:value="0.00000380711526415857">
            <text:p>3,81E-06</text:p>
          </table:table-cell>
          <table:table-cell table:formula="of:=[.CJ$1]*[.CJ121]/([.$A122]+[.CJ$1]*[.CJ121])" office:value-type="float" office:value="0.00000633652550983833">
            <text:p>6,34E-06</text:p>
          </table:table-cell>
          <table:table-cell office:value-type="float" office:value="120">
            <text:p>120</text:p>
          </table:table-cell>
          <table:table-cell table:formula="of:=[.CL$1]*[.CL121]/([.$A122]+[.CL$1]*[.CL121])" office:value-type="float" office:value="0.0000103505657893055">
            <text:p>1,04E-05</text:p>
          </table:table-cell>
          <table:table-cell table:formula="of:=[.CM$1]*[.CM121]/([.$A122]+[.CM$1]*[.CM121])" office:value-type="float" office:value="0.0000166010433427973">
            <text:p>1,66E-05</text:p>
          </table:table-cell>
          <table:table-cell table:formula="of:=[.CN$1]*[.CN121]/([.$A122]+[.CN$1]*[.CN121])" office:value-type="float" office:value="0.0000261552479676971">
            <text:p>2,62E-05</text:p>
          </table:table-cell>
          <table:table-cell table:formula="of:=[.CO$1]*[.CO121]/([.$A122]+[.CO$1]*[.CO121])" office:value-type="float" office:value="0.0000404969083932026">
            <text:p>4,05E-05</text:p>
          </table:table-cell>
          <table:table-cell table:formula="of:=[.CP$1]*[.CP121]/([.$A122]+[.CP$1]*[.CP121])" office:value-type="float" office:value="0.0000616461609680307">
            <text:p>6,16E-05</text:p>
          </table:table-cell>
          <table:table-cell table:formula="of:=[.CQ$1]*[.CQ121]/([.$A122]+[.CQ$1]*[.CQ121])" office:value-type="float" office:value="0.0000922970126026379">
            <text:p>9,23E-05</text:p>
          </table:table-cell>
          <table:table-cell table:formula="of:=[.CR$1]*[.CR121]/([.$A122]+[.CR$1]*[.CR121])" office:value-type="float" office:value="0.000135968513329181">
            <text:p>1,36E-04</text:p>
          </table:table-cell>
          <table:table-cell table:formula="of:=[.CS$1]*[.CS121]/([.$A122]+[.CS$1]*[.CS121])" office:value-type="float" office:value="0.000197163183241538">
            <text:p>1,97E-04</text:p>
          </table:table-cell>
          <table:table-cell table:formula="of:=[.CT$1]*[.CT121]/([.$A122]+[.CT$1]*[.CT121])" office:value-type="float" office:value="0.000281523380938246">
            <text:p>2,82E-04</text:p>
          </table:table-cell>
          <table:table-cell table:formula="of:=[.CU$1]*[.CU121]/([.$A122]+[.CU$1]*[.CU121])" office:value-type="float" office:value="0.000395973579509962">
            <text:p>3,96E-04</text:p>
          </table:table-cell>
          <table:table-cell office:value-type="float" office:value="120">
            <text:p>120</text:p>
          </table:table-cell>
          <table:table-cell table:formula="of:=[.CW$1]*[.CW121]/([.$A122]+[.CW$1]*[.CW121])" office:value-type="float" office:value="0.000548834342008529">
            <text:p>5,49E-04</text:p>
          </table:table-cell>
          <table:table-cell table:formula="of:=[.CX$1]*[.CX121]/([.$A122]+[.CX$1]*[.CX121])" office:value-type="float" office:value="0.000749892613948114">
            <text:p>7,50E-04</text:p>
          </table:table-cell>
          <table:table-cell table:formula="of:=[.CY$1]*[.CY121]/([.$A122]+[.CY$1]*[.CY121])" office:value-type="float" office:value="0.00101041320245272">
            <text:p>1,01E-03</text:p>
          </table:table-cell>
          <table:table-cell table:formula="of:=[.CZ$1]*[.CZ121]/([.$A122]+[.CZ$1]*[.CZ121])" office:value-type="float" office:value="0.00134307830610906">
            <text:p>1,34E-03</text:p>
          </table:table-cell>
          <table:table-cell table:formula="of:=[.DA$1]*[.DA121]/([.$A122]+[.DA$1]*[.DA121])" office:value-type="float" office:value="0.00176184581472111">
            <text:p>1,76E-03</text:p>
          </table:table-cell>
          <table:table-cell table:formula="of:=[.DB$1]*[.DB121]/([.$A122]+[.DB$1]*[.DB121])" office:value-type="float" office:value="0.0022817226658085">
            <text:p>2,28E-03</text:p>
          </table:table-cell>
          <table:table-cell table:formula="of:=[.DC$1]*[.DC121]/([.$A122]+[.DC$1]*[.DC121])" office:value-type="float" office:value="0.0029184563806264">
            <text:p>2,92E-03</text:p>
          </table:table-cell>
          <table:table-cell table:formula="of:=[.DD$1]*[.DD121]/([.$A122]+[.DD$1]*[.DD121])" office:value-type="float" office:value="0.00368815529297045">
            <text:p>3,69E-03</text:p>
          </table:table-cell>
          <table:table-cell table:formula="of:=[.DE$1]*[.DE121]/([.$A122]+[.DE$1]*[.DE121])" office:value-type="float" office:value="0.00460685503385055">
            <text:p>4,61E-03</text:p>
          </table:table-cell>
          <table:table-cell table:formula="of:=[.DF$1]*[.DF121]/([.$A122]+[.DF$1]*[.DF121])" office:value-type="float" office:value="0.00569005460686993">
            <text:p>5,69E-03</text:p>
          </table:table-cell>
          <table:table-cell table:number-columns-repeated="146"/>
        </table:table-row>
        <table:table-row table:style-name="ro1">
          <table:table-cell office:value-type="float" office:value="121">
            <text:p>121</text:p>
          </table:table-cell>
          <table:table-cell table:style-name="Default" table:number-columns-repeated="76"/>
          <table:table-cell office:value-type="float" office:value="121">
            <text:p>121</text:p>
          </table:table-cell>
          <table:table-cell table:formula="of:=[.CA$1]*[.CA122]/([.$A123]+[.CA$1]*[.CA122])" office:value-type="float" office:value="0.0000000181623806333442">
            <text:p>1,82E-08</text:p>
          </table:table-cell>
          <table:table-cell table:formula="of:=[.CB$1]*[.CB122]/([.$A123]+[.CB$1]*[.CB122])" office:value-type="float" office:value="0.0000000362952820558843">
            <text:p>3,63E-08</text:p>
          </table:table-cell>
          <table:table-cell table:formula="of:=[.CC$1]*[.CC122]/([.$A123]+[.CC$1]*[.CC122])" office:value-type="float" office:value="0.0000000708581358573149">
            <text:p>7,09E-08</text:p>
          </table:table-cell>
          <table:table-cell table:formula="of:=[.CD$1]*[.CD122]/([.$A123]+[.CD$1]*[.CD122])" office:value-type="float" office:value="0.000000135228209260464">
            <text:p>1,35E-07</text:p>
          </table:table-cell>
          <table:table-cell table:formula="of:=[.CE$1]*[.CE122]/([.$A123]+[.CE$1]*[.CE122])" office:value-type="float" office:value="0.000000252433901579425">
            <text:p>2,52E-07</text:p>
          </table:table-cell>
          <table:table-cell table:formula="of:=[.CF$1]*[.CF122]/([.$A123]+[.CF$1]*[.CF122])" office:value-type="float" office:value="0.000000461195588128074">
            <text:p>4,61E-07</text:p>
          </table:table-cell>
          <table:table-cell table:formula="of:=[.CG$1]*[.CG122]/([.$A123]+[.CG$1]*[.CG122])" office:value-type="float" office:value="0.00000082513310987349">
            <text:p>8,25E-07</text:p>
          </table:table-cell>
          <table:table-cell table:formula="of:=[.CH$1]*[.CH122]/([.$A123]+[.CH$1]*[.CH122])" office:value-type="float" office:value="0.00000144643590421858">
            <text:p>1,45E-06</text:p>
          </table:table-cell>
          <table:table-cell table:formula="of:=[.CI$1]*[.CI122]/([.$A123]+[.CI$1]*[.CI122])" office:value-type="float" office:value="0.00000248563106020574">
            <text:p>2,49E-06</text:p>
          </table:table-cell>
          <table:table-cell table:formula="of:=[.CJ$1]*[.CJ122]/([.$A123]+[.CJ$1]*[.CJ122])" office:value-type="float" office:value="0.00000418942080229193">
            <text:p>4,19E-06</text:p>
          </table:table-cell>
          <table:table-cell office:value-type="float" office:value="121">
            <text:p>121</text:p>
          </table:table-cell>
          <table:table-cell table:formula="of:=[.CL$1]*[.CL122]/([.$A123]+[.CL$1]*[.CL122])" office:value-type="float" office:value="0.0000069288431390129">
            <text:p>6,93E-06</text:p>
          </table:table-cell>
          <table:table-cell table:formula="of:=[.CM$1]*[.CM122]/([.$A123]+[.CM$1]*[.CM122])" office:value-type="float" office:value="0.0000112501672679272">
            <text:p>1,13E-05</text:p>
          </table:table-cell>
          <table:table-cell table:formula="of:=[.CN$1]*[.CN122]/([.$A123]+[.CN$1]*[.CN122])" office:value-type="float" office:value="0.0000179408812704">
            <text:p>1,79E-05</text:p>
          </table:table-cell>
          <table:table-cell table:formula="of:=[.CO$1]*[.CO122]/([.$A123]+[.CO$1]*[.CO122])" office:value-type="float" office:value="0.0000281127658900843">
            <text:p>2,81E-05</text:p>
          </table:table-cell>
          <table:table-cell table:formula="of:=[.CP$1]*[.CP122]/([.$A123]+[.CP$1]*[.CP122])" office:value-type="float" office:value="0.0000433032791438405">
            <text:p>4,33E-05</text:p>
          </table:table-cell>
          <table:table-cell table:formula="of:=[.CQ$1]*[.CQ122]/([.$A123]+[.CQ$1]*[.CQ122])" office:value-type="float" office:value="0.0000655952266023934">
            <text:p>6,56E-05</text:p>
          </table:table-cell>
          <table:table-cell table:formula="of:=[.CR$1]*[.CR122]/([.$A123]+[.CR$1]*[.CR122])" office:value-type="float" office:value="0.000097752928221244">
            <text:p>9,78E-05</text:p>
          </table:table-cell>
          <table:table-cell table:formula="of:=[.CS$1]*[.CS122]/([.$A123]+[.CS$1]*[.CS122])" office:value-type="float" office:value="0.000143370847846395">
            <text:p>1,43E-04</text:p>
          </table:table-cell>
          <table:table-cell table:formula="of:=[.CT$1]*[.CT122]/([.$A123]+[.CT$1]*[.CT122])" office:value-type="float" office:value="0.000207028047070424">
            <text:p>2,07E-04</text:p>
          </table:table-cell>
          <table:table-cell table:formula="of:=[.CU$1]*[.CU122]/([.$A123]+[.CU$1]*[.CU122])" office:value-type="float" office:value="0.000294439083033946">
            <text:p>2,94E-04</text:p>
          </table:table-cell>
          <table:table-cell office:value-type="float" office:value="121">
            <text:p>121</text:p>
          </table:table-cell>
          <table:table-cell table:formula="of:=[.CW$1]*[.CW122]/([.$A123]+[.CW$1]*[.CW122])" office:value-type="float" office:value="0.000412589411471927">
            <text:p>4,13E-04</text:p>
          </table:table-cell>
          <table:table-cell table:formula="of:=[.CX$1]*[.CX122]/([.$A123]+[.CX$1]*[.CX122])" office:value-type="float" office:value="0.000569841380642311">
            <text:p>5,70E-04</text:p>
          </table:table-cell>
          <table:table-cell table:formula="of:=[.CY$1]*[.CY122]/([.$A123]+[.CY$1]*[.CY122])" office:value-type="float" office:value="0.000775995939749121">
            <text:p>7,76E-04</text:p>
          </table:table-cell>
          <table:table-cell table:formula="of:=[.CZ$1]*[.CZ122]/([.$A123]+[.CZ$1]*[.CZ122])" office:value-type="float" office:value="0.00104229563319688">
            <text:p>1,04E-03</text:p>
          </table:table-cell>
          <table:table-cell table:formula="of:=[.DA$1]*[.DA122]/([.$A123]+[.DA$1]*[.DA122])" office:value-type="float" office:value="0.00138135658969023">
            <text:p>1,38E-03</text:p>
          </table:table-cell>
          <table:table-cell table:formula="of:=[.DB$1]*[.DB122]/([.$A123]+[.DB$1]*[.DB122])" office:value-type="float" office:value="0.00180702112641066">
            <text:p>1,81E-03</text:p>
          </table:table-cell>
          <table:table-cell table:formula="of:=[.DC$1]*[.DC122]/([.$A123]+[.DC$1]*[.DC122])" office:value-type="float" office:value="0.00233412809892183">
            <text:p>2,33E-03</text:p>
          </table:table-cell>
          <table:table-cell table:formula="of:=[.DD$1]*[.DD122]/([.$A123]+[.DD$1]*[.DD122])" office:value-type="float" office:value="0.00297820478265537">
            <text:p>2,98E-03</text:p>
          </table:table-cell>
          <table:table-cell table:formula="of:=[.DE$1]*[.DE122]/([.$A123]+[.DE$1]*[.DE122])" office:value-type="float" office:value="0.00375509116897868">
            <text:p>3,76E-03</text:p>
          </table:table-cell>
          <table:table-cell table:formula="of:=[.DF$1]*[.DF122]/([.$A123]+[.DF$1]*[.DF122])" office:value-type="float" office:value="0.00468051423576874">
            <text:p>4,68E-03</text:p>
          </table:table-cell>
          <table:table-cell table:number-columns-repeated="146"/>
        </table:table-row>
        <table:table-row table:style-name="ro1">
          <table:table-cell office:value-type="float" office:value="122">
            <text:p>122</text:p>
          </table:table-cell>
          <table:table-cell table:style-name="Default" table:number-columns-repeated="76"/>
          <table:table-cell office:value-type="float" office:value="122">
            <text:p>122</text:p>
          </table:table-cell>
          <table:table-cell table:formula="of:=[.CA$1]*[.CA123]/([.$A124]+[.CA$1]*[.CA123])" office:value-type="float" office:value="0.0000000105699099289937">
            <text:p>1,06E-08</text:p>
          </table:table-cell>
          <table:table-cell table:formula="of:=[.CB$1]*[.CB123]/([.$A124]+[.CB$1]*[.CB123])" office:value-type="float" office:value="0.0000000214201660003869">
            <text:p>2,14E-08</text:p>
          </table:table-cell>
          <table:table-cell table:formula="of:=[.CC$1]*[.CC123]/([.$A124]+[.CC$1]*[.CC123])" office:value-type="float" office:value="0.0000000423987188382829">
            <text:p>4,24E-08</text:p>
          </table:table-cell>
          <table:table-cell table:formula="of:=[.CD$1]*[.CD123]/([.$A124]+[.CD$1]*[.CD123])" office:value-type="float" office:value="0.0000000820236611842031">
            <text:p>8,20E-08</text:p>
          </table:table-cell>
          <table:table-cell table:formula="of:=[.CE$1]*[.CE123]/([.$A124]+[.CE$1]*[.CE123])" office:value-type="float" office:value="0.000000155184751478811">
            <text:p>1,55E-07</text:p>
          </table:table-cell>
          <table:table-cell table:formula="of:=[.CF$1]*[.CF123]/([.$A124]+[.CF$1]*[.CF123])" office:value-type="float" office:value="0.000000287302087111042">
            <text:p>2,87E-07</text:p>
          </table:table-cell>
          <table:table-cell table:formula="of:=[.CG$1]*[.CG123]/([.$A124]+[.CG$1]*[.CG123])" office:value-type="float" office:value="0.000000520780462068378">
            <text:p>5,21E-07</text:p>
          </table:table-cell>
          <table:table-cell table:formula="of:=[.CH$1]*[.CH123]/([.$A124]+[.CH$1]*[.CH123])" office:value-type="float" office:value="0.000000924769640940069">
            <text:p>9,25E-07</text:p>
          </table:table-cell>
          <table:table-cell table:formula="of:=[.CI$1]*[.CI123]/([.$A124]+[.CI$1]*[.CI123])" office:value-type="float" office:value="0.0000016095453909681">
            <text:p>1,61E-06</text:p>
          </table:table-cell>
          <table:table-cell table:formula="of:=[.CJ$1]*[.CJ123]/([.$A124]+[.CJ$1]*[.CJ123])" office:value-type="float" office:value="0.00000274715363495695">
            <text:p>2,75E-06</text:p>
          </table:table-cell>
          <table:table-cell office:value-type="float" office:value="122">
            <text:p>122</text:p>
          </table:table-cell>
          <table:table-cell table:formula="of:=[.CL$1]*[.CL123]/([.$A124]+[.CL$1]*[.CL123])" office:value-type="float" office:value="0.00000460027633129512">
            <text:p>4,60E-06</text:p>
          </table:table-cell>
          <table:table-cell table:formula="of:=[.CM$1]*[.CM123]/([.$A124]+[.CM$1]*[.CM123])" office:value-type="float" office:value="0.00000756153065864168">
            <text:p>7,56E-06</text:p>
          </table:table-cell>
          <table:table-cell table:formula="of:=[.CN$1]*[.CN123]/([.$A124]+[.CN$1]*[.CN123])" office:value-type="float" office:value="0.0000122055325431832">
            <text:p>1,22E-05</text:p>
          </table:table-cell>
          <table:table-cell table:formula="of:=[.CO$1]*[.CO123]/([.$A124]+[.CO$1]*[.CO123])" office:value-type="float" office:value="0.0000193559559525622">
            <text:p>1,94E-05</text:p>
          </table:table-cell>
          <table:table-cell table:formula="of:=[.CP$1]*[.CP123]/([.$A124]+[.CP$1]*[.CP123])" office:value-type="float" office:value="0.0000301694072156898">
            <text:p>3,02E-05</text:p>
          </table:table-cell>
          <table:table-cell table:formula="of:=[.CQ$1]*[.CQ123]/([.$A124]+[.CQ$1]*[.CQ123])" office:value-type="float" office:value="0.000046237120126638">
            <text:p>4,62E-05</text:p>
          </table:table-cell>
          <table:table-cell table:formula="of:=[.CR$1]*[.CR123]/([.$A124]+[.CR$1]*[.CR123])" office:value-type="float" office:value="0.0000697041963572037">
            <text:p>6,97E-05</text:p>
          </table:table-cell>
          <table:table-cell table:formula="of:=[.CS$1]*[.CS123]/([.$A124]+[.CS$1]*[.CS123])" office:value-type="float" office:value="0.000103404344226676">
            <text:p>1,03E-04</text:p>
          </table:table-cell>
          <table:table-cell table:formula="of:=[.CT$1]*[.CT123]/([.$A124]+[.CT$1]*[.CT123])" office:value-type="float" office:value="0.000151005851078148">
            <text:p>1,51E-04</text:p>
          </table:table-cell>
          <table:table-cell table:formula="of:=[.CU$1]*[.CU123]/([.$A124]+[.CU$1]*[.CU123])" office:value-type="float" office:value="0.000217161990041849">
            <text:p>2,17E-04</text:p>
          </table:table-cell>
          <table:table-cell office:value-type="float" office:value="122">
            <text:p>122</text:p>
          </table:table-cell>
          <table:table-cell table:formula="of:=[.CW$1]*[.CW123]/([.$A124]+[.CW$1]*[.CW123])" office:value-type="float" office:value="0.000307656436780495">
            <text:p>3,08E-04</text:p>
          </table:table-cell>
          <table:table-cell table:formula="of:=[.CX$1]*[.CX123]/([.$A124]+[.CX$1]*[.CX123])" office:value-type="float" office:value="0.000429531874063665">
            <text:p>4,30E-04</text:p>
          </table:table-cell>
          <table:table-cell table:formula="of:=[.CY$1]*[.CY123]/([.$A124]+[.CY$1]*[.CY123])" office:value-type="float" office:value="0.00059118817829059">
            <text:p>5,91E-04</text:p>
          </table:table-cell>
          <table:table-cell table:formula="of:=[.CZ$1]*[.CZ123]/([.$A124]+[.CZ$1]*[.CZ123])" office:value-type="float" office:value="0.000802435821617577">
            <text:p>8,02E-04</text:p>
          </table:table-cell>
          <table:table-cell table:formula="of:=[.DA$1]*[.DA123]/([.$A124]+[.DA$1]*[.DA123])" office:value-type="float" office:value="0.00107449075251496">
            <text:p>1,07E-03</text:p>
          </table:table-cell>
          <table:table-cell table:formula="of:=[.DB$1]*[.DB123]/([.$A124]+[.DB$1]*[.DB123])" office:value-type="float" office:value="0.00141989928268287">
            <text:p>1,42E-03</text:p>
          </table:table-cell>
          <table:table-cell table:formula="of:=[.DC$1]*[.DC123]/([.$A124]+[.DC$1]*[.DC123])" office:value-type="float" office:value="0.00185238546077767">
            <text:p>1,85E-03</text:p>
          </table:table-cell>
          <table:table-cell table:formula="of:=[.DD$1]*[.DD123]/([.$A124]+[.DD$1]*[.DD123])" office:value-type="float" office:value="0.002386618855824">
            <text:p>2,39E-03</text:p>
          </table:table-cell>
          <table:table-cell table:formula="of:=[.DE$1]*[.DE123]/([.$A124]+[.DE$1]*[.DE123])" office:value-type="float" office:value="0.003037907143594">
            <text:p>3,04E-03</text:p>
          </table:table-cell>
          <table:table-cell table:formula="of:=[.DF$1]*[.DF123]/([.$A124]+[.DF$1]*[.DF123])" office:value-type="float" office:value="0.00382182469743099">
            <text:p>3,82E-03</text:p>
          </table:table-cell>
          <table:table-cell table:number-columns-repeated="146"/>
        </table:table-row>
        <table:table-row table:style-name="ro1">
          <table:table-cell office:value-type="float" office:value="123">
            <text:p>123</text:p>
          </table:table-cell>
          <table:table-cell table:style-name="Default" table:number-columns-repeated="76"/>
          <table:table-cell office:value-type="float" office:value="123">
            <text:p>123</text:p>
          </table:table-cell>
          <table:table-cell table:formula="of:=[.CA$1]*[.CA124]/([.$A125]+[.CA$1]*[.CA124])" office:value-type="float" office:value="0.00000000610133008438804">
            <text:p>6,10E-09</text:p>
          </table:table-cell>
          <table:table-cell table:formula="of:=[.CB$1]*[.CB124]/([.$A125]+[.CB$1]*[.CB124])" office:value-type="float" office:value="0.0000000125386335991067">
            <text:p>1,25E-08</text:p>
          </table:table-cell>
          <table:table-cell table:formula="of:=[.CC$1]*[.CC124]/([.$A125]+[.CC$1]*[.CC124])" office:value-type="float" office:value="0.0000000251634666448052">
            <text:p>2,52E-08</text:p>
          </table:table-cell>
          <table:table-cell table:formula="of:=[.CD$1]*[.CD124]/([.$A125]+[.CD$1]*[.CD124])" office:value-type="float" office:value="0.0000000493475660821431">
            <text:p>4,93E-08</text:p>
          </table:table-cell>
          <table:table-cell table:formula="of:=[.CE$1]*[.CE124]/([.$A125]+[.CE$1]*[.CE124])" office:value-type="float" office:value="0.0000000946248395088284">
            <text:p>9,46E-08</text:p>
          </table:table-cell>
          <table:table-cell table:formula="of:=[.CF$1]*[.CF124]/([.$A125]+[.CF$1]*[.CF124])" office:value-type="float" office:value="0.000000177519957270717">
            <text:p>1,78E-07</text:p>
          </table:table-cell>
          <table:table-cell table:formula="of:=[.CG$1]*[.CG124]/([.$A125]+[.CG$1]*[.CG124])" office:value-type="float" office:value="0.000000326016930942724">
            <text:p>3,26E-07</text:p>
          </table:table-cell>
          <table:table-cell table:formula="of:=[.CH$1]*[.CH124]/([.$A125]+[.CH$1]*[.CH124])" office:value-type="float" office:value="0.000000586438940587748">
            <text:p>5,86E-07</text:p>
          </table:table-cell>
          <table:table-cell table:formula="of:=[.CI$1]*[.CI124]/([.$A125]+[.CI$1]*[.CI124])" office:value-type="float" office:value="0.00000103377198730202">
            <text:p>1,03E-06</text:p>
          </table:table-cell>
          <table:table-cell table:formula="of:=[.CJ$1]*[.CJ124]/([.$A125]+[.CJ$1]*[.CJ124])" office:value-type="float" office:value="0.00000178676339931277">
            <text:p>1,79E-06</text:p>
          </table:table-cell>
          <table:table-cell office:value-type="float" office:value="123">
            <text:p>123</text:p>
          </table:table-cell>
          <table:table-cell table:formula="of:=[.CL$1]*[.CL124]/([.$A125]+[.CL$1]*[.CL124])" office:value-type="float" office:value="0.00000302944108940933">
            <text:p>3,03E-06</text:p>
          </table:table-cell>
          <table:table-cell table:formula="of:=[.CM$1]*[.CM124]/([.$A125]+[.CM$1]*[.CM124])" office:value-type="float" office:value="0.00000504099502733548">
            <text:p>5,04E-06</text:p>
          </table:table-cell>
          <table:table-cell table:formula="of:=[.CN$1]*[.CN124]/([.$A125]+[.CN$1]*[.CN124])" office:value-type="float" office:value="0.0000082361858320355">
            <text:p>8,24E-06</text:p>
          </table:table-cell>
          <table:table-cell table:formula="of:=[.CO$1]*[.CO124]/([.$A125]+[.CO$1]*[.CO124])" office:value-type="float" office:value="0.0000132185268943771">
            <text:p>1,32E-05</text:p>
          </table:table-cell>
          <table:table-cell table:formula="of:=[.CP$1]*[.CP124]/([.$A125]+[.CP$1]*[.CP124])" office:value-type="float" office:value="0.0000208483426817213">
            <text:p>2,08E-05</text:p>
          </table:table-cell>
          <table:table-cell table:formula="of:=[.CQ$1]*[.CQ124]/([.$A125]+[.CQ$1]*[.CQ124])" office:value-type="float" office:value="0.0000323273478428685">
            <text:p>3,23E-05</text:p>
          </table:table-cell>
          <table:table-cell table:formula="of:=[.CR$1]*[.CR124]/([.$A125]+[.CR$1]*[.CR124])" office:value-type="float" office:value="0.0000493005374922653">
            <text:p>4,93E-05</text:p>
          </table:table-cell>
          <table:table-cell table:formula="of:=[.CS$1]*[.CS124]/([.$A125]+[.CS$1]*[.CS124])" office:value-type="float" office:value="0.0000739748711505685">
            <text:p>7,40E-05</text:p>
          </table:table-cell>
          <table:table-cell table:formula="of:=[.CT$1]*[.CT124]/([.$A125]+[.CT$1]*[.CT124])" office:value-type="float" office:value="0.000109252458904612">
            <text:p>1,09E-04</text:p>
          </table:table-cell>
          <table:table-cell table:formula="of:=[.CU$1]*[.CU124]/([.$A125]+[.CU$1]*[.CU124])" office:value-type="float" office:value="0.000158873772217543">
            <text:p>1,59E-04</text:p>
          </table:table-cell>
          <table:table-cell office:value-type="float" office:value="123">
            <text:p>123</text:p>
          </table:table-cell>
          <table:table-cell table:formula="of:=[.CW$1]*[.CW124]/([.$A125]+[.CW$1]*[.CW124])" office:value-type="float" office:value="0.000227563940646449">
            <text:p>2,28E-04</text:p>
          </table:table-cell>
          <table:table-cell table:formula="of:=[.CX$1]*[.CX124]/([.$A125]+[.CX$1]*[.CX124])" office:value-type="float" office:value="0.0003211726882475">
            <text:p>3,21E-04</text:p>
          </table:table-cell>
          <table:table-cell table:formula="of:=[.CY$1]*[.CY124]/([.$A125]+[.CY$1]*[.CY124])" office:value-type="float" office:value="0.000446796223585321">
            <text:p>4,47E-04</text:p>
          </table:table-cell>
          <table:table-cell table:formula="of:=[.CZ$1]*[.CZ124]/([.$A125]+[.CZ$1]*[.CZ124])" office:value-type="float" office:value="0.000612867798755629">
            <text:p>6,13E-04</text:p>
          </table:table-cell>
          <table:table-cell table:formula="of:=[.DA$1]*[.DA124]/([.$A125]+[.DA$1]*[.DA124])" office:value-type="float" office:value="0.000829203083249226">
            <text:p>8,29E-04</text:p>
          </table:table-cell>
          <table:table-cell table:formula="of:=[.DB$1]*[.DB124]/([.$A125]+[.DB$1]*[.DB124])" office:value-type="float" office:value="0.00110698729538826">
            <text:p>1,11E-03</text:p>
          </table:table-cell>
          <table:table-cell table:formula="of:=[.DC$1]*[.DC124]/([.$A125]+[.DC$1]*[.DC124])" office:value-type="float" office:value="0.00145869341167549">
            <text:p>1,46E-03</text:p>
          </table:table-cell>
          <table:table-cell table:formula="of:=[.DD$1]*[.DD124]/([.$A125]+[.DD$1]*[.DD124])" office:value-type="float" office:value="0.00189792475460275">
            <text:p>1,90E-03</text:p>
          </table:table-cell>
          <table:table-cell table:formula="of:=[.DE$1]*[.DE124]/([.$A125]+[.DE$1]*[.DE124])" office:value-type="float" office:value="0.00243918062435549">
            <text:p>2,44E-03</text:p>
          </table:table-cell>
          <table:table-cell table:formula="of:=[.DF$1]*[.DF124]/([.$A125]+[.DF$1]*[.DF124])" office:value-type="float" office:value="0.00309754992246811">
            <text:p>3,10E-03</text:p>
          </table:table-cell>
          <table:table-cell table:number-columns-repeated="146"/>
        </table:table-row>
        <table:table-row table:style-name="ro1">
          <table:table-cell office:value-type="float" office:value="124">
            <text:p>124</text:p>
          </table:table-cell>
          <table:table-cell table:style-name="Default" table:number-columns-repeated="76"/>
          <table:table-cell office:value-type="float" office:value="124">
            <text:p>124</text:p>
          </table:table-cell>
          <table:table-cell table:formula="of:=[.CA$1]*[.CA125]/([.$A126]+[.CA$1]*[.CA125])" office:value-type="float" office:value="0.00000000349350350385633">
            <text:p>3,49E-09</text:p>
          </table:table-cell>
          <table:table-cell table:formula="of:=[.CB$1]*[.CB125]/([.$A126]+[.CB$1]*[.CB125])" office:value-type="float" office:value="0.00000000728049687550792">
            <text:p>7,28E-09</text:p>
          </table:table-cell>
          <table:table-cell table:formula="of:=[.CC$1]*[.CC125]/([.$A126]+[.CC$1]*[.CC125])" office:value-type="float" office:value="0.0000000148139761117621">
            <text:p>1,48E-08</text:p>
          </table:table-cell>
          <table:table-cell table:formula="of:=[.CD$1]*[.CD125]/([.$A126]+[.CD$1]*[.CD125])" office:value-type="float" office:value="0.0000000294493530849822">
            <text:p>2,94E-08</text:p>
          </table:table-cell>
          <table:table-cell table:formula="of:=[.CE$1]*[.CE125]/([.$A126]+[.CE$1]*[.CE125])" office:value-type="float" office:value="0.0000000572327625563634">
            <text:p>5,72E-08</text:p>
          </table:table-cell>
          <table:table-cell table:formula="of:=[.CF$1]*[.CF125]/([.$A126]+[.CF$1]*[.CF125])" office:value-type="float" office:value="0.000000108802542618252">
            <text:p>1,09E-07</text:p>
          </table:table-cell>
          <table:table-cell table:formula="of:=[.CG$1]*[.CG125]/([.$A126]+[.CG$1]*[.CG125])" office:value-type="float" office:value="0.000000202445956455866">
            <text:p>2,02E-07</text:p>
          </table:table-cell>
          <table:table-cell table:formula="of:=[.CH$1]*[.CH125]/([.$A126]+[.CH$1]*[.CH125])" office:value-type="float" office:value="0.000000368888874935821">
            <text:p>3,69E-07</text:p>
          </table:table-cell>
          <table:table-cell table:formula="of:=[.CI$1]*[.CI125]/([.$A126]+[.CI$1]*[.CI125])" office:value-type="float" office:value="0.000000658612364591236">
            <text:p>6,59E-07</text:p>
          </table:table-cell>
          <table:table-cell table:formula="of:=[.CJ$1]*[.CJ125]/([.$A126]+[.CJ$1]*[.CJ125])" office:value-type="float" office:value="0.00000115274925136942">
            <text:p>1,15E-06</text:p>
          </table:table-cell>
          <table:table-cell office:value-type="float" office:value="124">
            <text:p>124</text:p>
          </table:table-cell>
          <table:table-cell table:formula="of:=[.CL$1]*[.CL125]/([.$A126]+[.CL$1]*[.CL125])" office:value-type="float" office:value="0.00000197890518265359">
            <text:p>1,98E-06</text:p>
          </table:table-cell>
          <table:table-cell table:formula="of:=[.CM$1]*[.CM125]/([.$A126]+[.CM$1]*[.CM125])" office:value-type="float" office:value="0.0000033335501151607">
            <text:p>3,33E-06</text:p>
          </table:table-cell>
          <table:table-cell table:formula="of:=[.CN$1]*[.CN125]/([.$A126]+[.CN$1]*[.CN125])" office:value-type="float" office:value="0.00000551290044694617">
            <text:p>5,51E-06</text:p>
          </table:table-cell>
          <table:table-cell table:formula="of:=[.CO$1]*[.CO125]/([.$A126]+[.CO$1]*[.CO125])" office:value-type="float" office:value="0.00000895440577860622">
            <text:p>8,95E-06</text:p>
          </table:table-cell>
          <table:table-cell table:formula="of:=[.CP$1]*[.CP125]/([.$A126]+[.CP$1]*[.CP125])" office:value-type="float" office:value="0.000014290998409174">
            <text:p>1,43E-05</text:p>
          </table:table-cell>
          <table:table-cell table:formula="of:=[.CQ$1]*[.CQ125]/([.$A126]+[.CQ$1]*[.CQ125])" office:value-type="float" office:value="0.0000224200772844025">
            <text:p>2,24E-05</text:p>
          </table:table-cell>
          <table:table-cell table:formula="of:=[.CR$1]*[.CR125]/([.$A126]+[.CR$1]*[.CR125])" office:value-type="float" office:value="0.0000345886968212106">
            <text:p>3,46E-05</text:p>
          </table:table-cell>
          <table:table-cell table:formula="of:=[.CS$1]*[.CS125]/([.$A126]+[.CS$1]*[.CS125])" office:value-type="float" office:value="0.0000524955397288769">
            <text:p>5,25E-05</text:p>
          </table:table-cell>
          <table:table-cell table:formula="of:=[.CT$1]*[.CT125]/([.$A126]+[.CT$1]*[.CT125])" office:value-type="float" office:value="0.0000784089228692898">
            <text:p>7,84E-05</text:p>
          </table:table-cell>
          <table:table-cell table:formula="of:=[.CU$1]*[.CU125]/([.$A126]+[.CU$1]*[.CU125])" office:value-type="float" office:value="0.000115298313633527">
            <text:p>1,15E-04</text:p>
          </table:table-cell>
          <table:table-cell office:value-type="float" office:value="124">
            <text:p>124</text:p>
          </table:table-cell>
          <table:table-cell table:formula="of:=[.CW$1]*[.CW125]/([.$A126]+[.CW$1]*[.CW125])" office:value-type="float" office:value="0.00016697468414411">
            <text:p>1,67E-04</text:p>
          </table:table-cell>
          <table:table-cell table:formula="of:=[.CX$1]*[.CX125]/([.$A126]+[.CX$1]*[.CX125])" office:value-type="float" office:value="0.000238232645543579">
            <text:p>2,38E-04</text:p>
          </table:table-cell>
          <table:table-cell table:formula="of:=[.CY$1]*[.CY125]/([.$A126]+[.CY$1]*[.CY125])" office:value-type="float" office:value="0.000334984915192691">
            <text:p>3,35E-04</text:p>
          </table:table-cell>
          <table:table-cell table:formula="of:=[.CZ$1]*[.CZ125]/([.$A126]+[.CZ$1]*[.CZ125])" office:value-type="float" office:value="0.00046437758458574">
            <text:p>4,64E-04</text:p>
          </table:table-cell>
          <table:table-cell table:formula="of:=[.DA$1]*[.DA125]/([.$A126]+[.DA$1]*[.DA125])" office:value-type="float" office:value="0.000634873235632684">
            <text:p>6,35E-04</text:p>
          </table:table-cell>
          <table:table-cell table:formula="of:=[.DB$1]*[.DB125]/([.$A126]+[.DB$1]*[.DB125])" office:value-type="float" office:value="0.000856288563737044">
            <text:p>8,56E-04</text:p>
          </table:table-cell>
          <table:table-cell table:formula="of:=[.DC$1]*[.DC125]/([.$A126]+[.DC$1]*[.DC125])" office:value-type="float" office:value="0.00113977411754761">
            <text:p>1,14E-03</text:p>
          </table:table-cell>
          <table:table-cell table:formula="of:=[.DD$1]*[.DD125]/([.$A126]+[.DD$1]*[.DD125])" office:value-type="float" office:value="0.00149772624131924">
            <text:p>1,50E-03</text:p>
          </table:table-cell>
          <table:table-cell table:formula="of:=[.DE$1]*[.DE125]/([.$A126]+[.DE$1]*[.DE125])" office:value-type="float" office:value="0.0019436253011839">
            <text:p>1,94E-03</text:p>
          </table:table-cell>
          <table:table-cell table:formula="of:=[.DF$1]*[.DF125]/([.$A126]+[.DF$1]*[.DF125])" office:value-type="float" office:value="0.0024917995556031">
            <text:p>2,49E-03</text:p>
          </table:table-cell>
          <table:table-cell table:number-columns-repeated="146"/>
        </table:table-row>
        <table:table-row table:style-name="ro1">
          <table:table-cell office:value-type="float" office:value="125">
            <text:p>125</text:p>
          </table:table-cell>
          <table:table-cell table:style-name="Default" table:number-columns-repeated="76"/>
          <table:table-cell office:value-type="float" office:value="125">
            <text:p>125</text:p>
          </table:table-cell>
          <table:table-cell table:formula="of:=[.CA$1]*[.CA126]/([.$A127]+[.CA$1]*[.CA126])" office:value-type="float" office:value="0.00000000198430998625291">
            <text:p>1,98E-09</text:p>
          </table:table-cell>
          <table:table-cell table:formula="of:=[.CB$1]*[.CB126]/([.$A127]+[.CB$1]*[.CB126])" office:value-type="float" office:value="0.00000000419356618270657">
            <text:p>4,19E-09</text:p>
          </table:table-cell>
          <table:table-cell table:formula="of:=[.CC$1]*[.CC126]/([.$A127]+[.CC$1]*[.CC126])" office:value-type="float" office:value="0.00000000865136197442299">
            <text:p>8,65E-09</text:p>
          </table:table-cell>
          <table:table-cell table:formula="of:=[.CD$1]*[.CD126]/([.$A127]+[.CD$1]*[.CD126])" office:value-type="float" office:value="0.0000000174340167223645">
            <text:p>1,74E-08</text:p>
          </table:table-cell>
          <table:table-cell table:formula="of:=[.CE$1]*[.CE126]/([.$A127]+[.CE$1]*[.CE126])" office:value-type="float" office:value="0.000000034339656354606">
            <text:p>3,43E-08</text:p>
          </table:table-cell>
          <table:table-cell table:formula="of:=[.CF$1]*[.CF126]/([.$A127]+[.CF$1]*[.CF126])" office:value-type="float" office:value="0.0000000661519415358173">
            <text:p>6,62E-08</text:p>
          </table:table-cell>
          <table:table-cell table:formula="of:=[.CG$1]*[.CG126]/([.$A127]+[.CG$1]*[.CG126])" office:value-type="float" office:value="0.000000124706693625052">
            <text:p>1,25E-07</text:p>
          </table:table-cell>
          <table:table-cell table:formula="of:=[.CH$1]*[.CH126]/([.$A127]+[.CH$1]*[.CH126])" office:value-type="float" office:value="0.000000230186604974067">
            <text:p>2,30E-07</text:p>
          </table:table-cell>
          <table:table-cell table:formula="of:=[.CI$1]*[.CI126]/([.$A127]+[.CI$1]*[.CI126])" office:value-type="float" office:value="0.000000416242841163486">
            <text:p>4,16E-07</text:p>
          </table:table-cell>
          <table:table-cell table:formula="of:=[.CJ$1]*[.CJ126]/([.$A127]+[.CJ$1]*[.CJ126])" office:value-type="float" office:value="0.000000737758976587719">
            <text:p>7,38E-07</text:p>
          </table:table-cell>
          <table:table-cell office:value-type="float" office:value="125">
            <text:p>125</text:p>
          </table:table-cell>
          <table:table-cell table:formula="of:=[.CL$1]*[.CL126]/([.$A127]+[.CL$1]*[.CL126])" office:value-type="float" office:value="0.00000128232891398997">
            <text:p>1,28E-06</text:p>
          </table:table-cell>
          <table:table-cell table:formula="of:=[.CM$1]*[.CM126]/([.$A127]+[.CM$1]*[.CM126])" office:value-type="float" office:value="0.00000218680409342282">
            <text:p>2,19E-06</text:p>
          </table:table-cell>
          <table:table-cell table:formula="of:=[.CN$1]*[.CN126]/([.$A127]+[.CN$1]*[.CN126])" office:value-type="float" office:value="0.00000366055249707862">
            <text:p>3,66E-06</text:p>
          </table:table-cell>
          <table:table-cell table:formula="of:=[.CO$1]*[.CO126]/([.$A127]+[.CO$1]*[.CO126])" office:value-type="float" office:value="0.00000601732447481167">
            <text:p>6,02E-06</text:p>
          </table:table-cell>
          <table:table-cell table:formula="of:=[.CP$1]*[.CP126]/([.$A127]+[.CP$1]*[.CP126])" office:value-type="float" office:value="0.0000097177844819854">
            <text:p>9,72E-06</text:p>
          </table:table-cell>
          <table:table-cell table:formula="of:=[.CQ$1]*[.CQ126]/([.$A127]+[.CQ$1]*[.CQ126])" office:value-type="float" office:value="0.0000154247752443076">
            <text:p>1,54E-05</text:p>
          </table:table-cell>
          <table:table-cell table:formula="of:=[.CR$1]*[.CR126]/([.$A127]+[.CR$1]*[.CR126])" office:value-type="float" office:value="0.0000240731534568941">
            <text:p>2,41E-05</text:p>
          </table:table-cell>
          <table:table-cell table:formula="of:=[.CS$1]*[.CS126]/([.$A127]+[.CS$1]*[.CS126])" office:value-type="float" office:value="0.0000369554942101047">
            <text:p>3,70E-05</text:p>
          </table:table-cell>
          <table:table-cell table:formula="of:=[.CT$1]*[.CT126]/([.$A127]+[.CT$1]*[.CT126])" office:value-type="float" office:value="0.0000558240365858981">
            <text:p>5,58E-05</text:p>
          </table:table-cell>
          <table:table-cell table:formula="of:=[.CU$1]*[.CU126]/([.$A127]+[.CU$1]*[.CU126])" office:value-type="float" office:value="0.0000830078949335202">
            <text:p>8,30E-05</text:p>
          </table:table-cell>
          <table:table-cell office:value-type="float" office:value="125">
            <text:p>125</text:p>
          </table:table-cell>
          <table:table-cell table:formula="of:=[.CW$1]*[.CW126]/([.$A127]+[.CW$1]*[.CW126])" office:value-type="float" office:value="0.00012154279561002">
            <text:p>1,22E-04</text:p>
          </table:table-cell>
          <table:table-cell table:formula="of:=[.CX$1]*[.CX126]/([.$A127]+[.CX$1]*[.CX126])" office:value-type="float" office:value="0.000175308488665164">
            <text:p>1,75E-04</text:p>
          </table:table-cell>
          <table:table-cell table:formula="of:=[.CY$1]*[.CY126]/([.$A127]+[.CY$1]*[.CY126])" office:value-type="float" office:value="0.000249166677397109">
            <text:p>2,49E-04</text:p>
          </table:table-cell>
          <table:table-cell table:formula="of:=[.CZ$1]*[.CZ126]/([.$A127]+[.CZ$1]*[.CZ126])" office:value-type="float" office:value="0.000349090037198092">
            <text:p>3,49E-04</text:p>
          </table:table-cell>
          <table:table-cell table:formula="of:=[.DA$1]*[.DA126]/([.$A127]+[.DA$1]*[.DA126])" office:value-type="float" office:value="0.000482270961577211">
            <text:p>4,82E-04</text:p>
          </table:table-cell>
          <table:table-cell table:formula="of:=[.DB$1]*[.DB126]/([.$A127]+[.DB$1]*[.DB126])" office:value-type="float" office:value="0.000657197424459542">
            <text:p>6,57E-04</text:p>
          </table:table-cell>
          <table:table-cell table:formula="of:=[.DC$1]*[.DC126]/([.$A127]+[.DC$1]*[.DC126])" office:value-type="float" office:value="0.000883683128670205">
            <text:p>8,84E-04</text:p>
          </table:table-cell>
          <table:table-cell table:formula="of:=[.DD$1]*[.DD126]/([.$A127]+[.DD$1]*[.DD126])" office:value-type="float" office:value="0.00117284020385094">
            <text:p>1,17E-03</text:p>
          </table:table-cell>
          <table:table-cell table:formula="of:=[.DE$1]*[.DE126]/([.$A127]+[.DE$1]*[.DE126])" office:value-type="float" office:value="0.00153698527834581">
            <text:p>1,54E-03</text:p>
          </table:table-cell>
          <table:table-cell table:formula="of:=[.DF$1]*[.DF126]/([.$A127]+[.DF$1]*[.DF126])" office:value-type="float" office:value="0.00198947374864028">
            <text:p>1,99E-03</text:p>
          </table:table-cell>
          <table:table-cell table:number-columns-repeated="146"/>
        </table:table-row>
        <table:table-row table:style-name="ro1">
          <table:table-cell office:value-type="float" office:value="126">
            <text:p>126</text:p>
          </table:table-cell>
          <table:table-cell table:style-name="Default" table:number-columns-repeated="76"/>
          <table:table-cell office:value-type="float" office:value="126">
            <text:p>126</text:p>
          </table:table-cell>
          <table:table-cell table:formula="of:=[.CA$1]*[.CA127]/([.$A128]+[.CA$1]*[.CA127])" office:value-type="float" office:value="0.00000000111814292751131">
            <text:p>1,12E-09</text:p>
          </table:table-cell>
          <table:table-cell table:formula="of:=[.CB$1]*[.CB127]/([.$A128]+[.CB$1]*[.CB127])" office:value-type="float" office:value="0.00000000239632352723281">
            <text:p>2,40E-09</text:p>
          </table:table-cell>
          <table:table-cell table:formula="of:=[.CC$1]*[.CC127]/([.$A128]+[.CC$1]*[.CC127])" office:value-type="float" office:value="0.00000000501229699180449">
            <text:p>5,01E-09</text:p>
          </table:table-cell>
          <table:table-cell table:formula="of:=[.CD$1]*[.CD127]/([.$A128]+[.CD$1]*[.CD127])" office:value-type="float" office:value="0.0000000102390255892495">
            <text:p>1,02E-08</text:p>
          </table:table-cell>
          <table:table-cell table:formula="of:=[.CE$1]*[.CE127]/([.$A128]+[.CE$1]*[.CE127])" office:value-type="float" office:value="0.0000000204402712218417">
            <text:p>2,04E-08</text:p>
          </table:table-cell>
          <table:table-cell table:formula="of:=[.CF$1]*[.CF127]/([.$A128]+[.CF$1]*[.CF127])" office:value-type="float" office:value="0.0000000399011694929928">
            <text:p>3,99E-08</text:p>
          </table:table-cell>
          <table:table-cell table:formula="of:=[.CG$1]*[.CG127]/([.$A128]+[.CG$1]*[.CG127])" office:value-type="float" office:value="0.0000000762096402962889">
            <text:p>7,62E-08</text:p>
          </table:table-cell>
          <table:table-cell table:formula="of:=[.CH$1]*[.CH127]/([.$A128]+[.CH$1]*[.CH127])" office:value-type="float" office:value="0.00000014249644944061">
            <text:p>1,42E-07</text:p>
          </table:table-cell>
          <table:table-cell table:formula="of:=[.CI$1]*[.CI127]/([.$A128]+[.CI$1]*[.CI127])" office:value-type="float" office:value="0.000000260977586270963">
            <text:p>2,61E-07</text:p>
          </table:table-cell>
          <table:table-cell table:formula="of:=[.CJ$1]*[.CJ127]/([.$A128]+[.CJ$1]*[.CJ127])" office:value-type="float" office:value="0.00000046841817841778">
            <text:p>4,68E-07</text:p>
          </table:table-cell>
          <table:table-cell office:value-type="float" office:value="126">
            <text:p>126</text:p>
          </table:table-cell>
          <table:table-cell table:formula="of:=[.CL$1]*[.CL127]/([.$A128]+[.CL$1]*[.CL127])" office:value-type="float" office:value="0.000000824353622291242">
            <text:p>8,24E-07</text:p>
          </table:table-cell>
          <table:table-cell table:formula="of:=[.CM$1]*[.CM127]/([.$A128]+[.CM$1]*[.CM127])" office:value-type="float" office:value="0.0000014231561941527">
            <text:p>1,42E-06</text:p>
          </table:table-cell>
          <table:table-cell table:formula="of:=[.CN$1]*[.CN127]/([.$A128]+[.CN$1]*[.CN127])" office:value-type="float" office:value="0.00000241131051300827">
            <text:p>2,41E-06</text:p>
          </table:table-cell>
          <table:table-cell table:formula="of:=[.CO$1]*[.CO127]/([.$A128]+[.CO$1]*[.CO127])" office:value-type="float" office:value="0.00000401153355740841">
            <text:p>4,01E-06</text:p>
          </table:table-cell>
          <table:table-cell table:formula="of:=[.CP$1]*[.CP127]/([.$A128]+[.CP$1]*[.CP127])" office:value-type="float" office:value="0.00000655560528541442">
            <text:p>6,56E-06</text:p>
          </table:table-cell>
          <table:table-cell table:formula="of:=[.CQ$1]*[.CQ127]/([.$A128]+[.CQ$1]*[.CQ127])" office:value-type="float" office:value="0.0000105279103604322">
            <text:p>1,05E-05</text:p>
          </table:table-cell>
          <table:table-cell table:formula="of:=[.CR$1]*[.CR127]/([.$A128]+[.CR$1]*[.CR127])" office:value-type="float" office:value="0.0000166216630073915">
            <text:p>1,66E-05</text:p>
          </table:table-cell>
          <table:table-cell table:formula="of:=[.CS$1]*[.CS127]/([.$A128]+[.CS$1]*[.CS127])" office:value-type="float" office:value="0.0000258095202839238">
            <text:p>2,58E-05</text:p>
          </table:table-cell>
          <table:table-cell table:formula="of:=[.CT$1]*[.CT127]/([.$A128]+[.CT$1]*[.CT127])" office:value-type="float" office:value="0.0000394297091743887">
            <text:p>3,94E-05</text:p>
          </table:table-cell>
          <table:table-cell table:formula="of:=[.CU$1]*[.CU127]/([.$A128]+[.CU$1]*[.CU127])" office:value-type="float" office:value="0.0000592878382677646">
            <text:p>5,93E-05</text:p>
          </table:table-cell>
          <table:table-cell office:value-type="float" office:value="126">
            <text:p>126</text:p>
          </table:table-cell>
          <table:table-cell table:formula="of:=[.CW$1]*[.CW127]/([.$A128]+[.CW$1]*[.CW127])" office:value-type="float" office:value="0.0000877732031291063">
            <text:p>8,78E-05</text:p>
          </table:table-cell>
          <table:table-cell table:formula="of:=[.CX$1]*[.CX127]/([.$A128]+[.CX$1]*[.CX127])" office:value-type="float" office:value="0.000127986640792817">
            <text:p>1,28E-04</text:p>
          </table:table-cell>
          <table:table-cell table:formula="of:=[.CY$1]*[.CY127]/([.$A128]+[.CY$1]*[.CY127])" office:value-type="float" office:value="0.000183874921873973">
            <text:p>1,84E-04</text:p>
          </table:table-cell>
          <table:table-cell table:formula="of:=[.CZ$1]*[.CZ127]/([.$A128]+[.CZ$1]*[.CZ127])" office:value-type="float" office:value="0.000260364442675561">
            <text:p>2,60E-04</text:p>
          </table:table-cell>
          <table:table-cell table:formula="of:=[.DA$1]*[.DA127]/([.$A128]+[.DA$1]*[.DA127])" office:value-type="float" office:value="0.000363484825580013">
            <text:p>3,63E-04</text:p>
          </table:table-cell>
          <table:table-cell table:formula="of:=[.DB$1]*[.DB127]/([.$A128]+[.DB$1]*[.DB127])" office:value-type="float" office:value="0.000500471250318337">
            <text:p>5,00E-04</text:p>
          </table:table-cell>
          <table:table-cell table:formula="of:=[.DC$1]*[.DC127]/([.$A128]+[.DC$1]*[.DC127])" office:value-type="float" office:value="0.000679833254244704">
            <text:p>6,80E-04</text:p>
          </table:table-cell>
          <table:table-cell table:formula="of:=[.DD$1]*[.DD127]/([.$A128]+[.DD$1]*[.DD127])" office:value-type="float" office:value="0.000911377680473857">
            <text:p>9,11E-04</text:p>
          </table:table-cell>
          <table:table-cell table:formula="of:=[.DE$1]*[.DE127]/([.$A128]+[.DE$1]*[.DE127])" office:value-type="float" office:value="0.00120617467584894">
            <text:p>1,21E-03</text:p>
          </table:table-cell>
          <table:table-cell table:formula="of:=[.DF$1]*[.DF127]/([.$A128]+[.DF$1]*[.DF127])" office:value-type="float" office:value="0.0015764582748307">
            <text:p>1,58E-03</text:p>
          </table:table-cell>
          <table:table-cell table:number-columns-repeated="146"/>
        </table:table-row>
        <table:table-row table:style-name="ro1">
          <table:table-cell office:value-type="float" office:value="127">
            <text:p>127</text:p>
          </table:table-cell>
          <table:table-cell table:style-name="Default" table:number-columns-repeated="76"/>
          <table:table-cell office:value-type="float" office:value="127">
            <text:p>127</text:p>
          </table:table-cell>
          <table:table-cell table:formula="of:=[.CA$1]*[.CA128]/([.$A129]+[.CA$1]*[.CA128])" office:value-type="float" office:value="0.000000000625103526013209">
            <text:p>6,25E-10</text:p>
          </table:table-cell>
          <table:table-cell table:formula="of:=[.CB$1]*[.CB128]/([.$A129]+[.CB$1]*[.CB128])" office:value-type="float" office:value="0.00000000135854561989264">
            <text:p>1,36E-09</text:p>
          </table:table-cell>
          <table:table-cell table:formula="of:=[.CC$1]*[.CC128]/([.$A129]+[.CC$1]*[.CC128])" office:value-type="float" office:value="0.00000000288108408935075">
            <text:p>2,88E-09</text:p>
          </table:table-cell>
          <table:table-cell table:formula="of:=[.CD$1]*[.CD128]/([.$A129]+[.CD$1]*[.CD128])" office:value-type="float" office:value="0.00000000596604637074062">
            <text:p>5,97E-09</text:p>
          </table:table-cell>
          <table:table-cell table:formula="of:=[.CE$1]*[.CE128]/([.$A129]+[.CE$1]*[.CE128])" office:value-type="float" office:value="0.0000000120710261664016">
            <text:p>1,21E-08</text:p>
          </table:table-cell>
          <table:table-cell table:formula="of:=[.CF$1]*[.CF128]/([.$A129]+[.CF$1]*[.CF128])" office:value-type="float" office:value="0.0000000238778646382527">
            <text:p>2,39E-08</text:p>
          </table:table-cell>
          <table:table-cell table:formula="of:=[.CG$1]*[.CG128]/([.$A129]+[.CG$1]*[.CG128])" office:value-type="float" office:value="0.0000000462058427690692">
            <text:p>4,62E-08</text:p>
          </table:table-cell>
          <table:table-cell table:formula="of:=[.CH$1]*[.CH128]/([.$A129]+[.CH$1]*[.CH128])" office:value-type="float" office:value="0.0000000875174967215343">
            <text:p>8,75E-08</text:p>
          </table:table-cell>
          <table:table-cell table:formula="of:=[.CI$1]*[.CI128]/([.$A129]+[.CI$1]*[.CI128])" office:value-type="float" office:value="0.000000162340361955886">
            <text:p>1,62E-07</text:p>
          </table:table-cell>
          <table:table-cell table:formula="of:=[.CJ$1]*[.CJ128]/([.$A129]+[.CJ$1]*[.CJ128])" office:value-type="float" office:value="0.000000295066482017811">
            <text:p>2,95E-07</text:p>
          </table:table-cell>
          <table:table-cell office:value-type="float" office:value="127">
            <text:p>127</text:p>
          </table:table-cell>
          <table:table-cell table:formula="of:=[.CL$1]*[.CL128]/([.$A129]+[.CL$1]*[.CL128])" office:value-type="float" office:value="0.000000525768569280578">
            <text:p>5,26E-07</text:p>
          </table:table-cell>
          <table:table-cell table:formula="of:=[.CM$1]*[.CM128]/([.$A129]+[.CM$1]*[.CM128])" office:value-type="float" office:value="0.000000918887406987845">
            <text:p>9,19E-07</text:p>
          </table:table-cell>
          <table:table-cell table:formula="of:=[.CN$1]*[.CN128]/([.$A129]+[.CN$1]*[.CN128])" office:value-type="float" office:value="0.00000157589336364034">
            <text:p>1,58E-06</text:p>
          </table:table-cell>
          <table:table-cell table:formula="of:=[.CO$1]*[.CO128]/([.$A129]+[.CO$1]*[.CO128])" office:value-type="float" office:value="0.00000265329074603195">
            <text:p>2,65E-06</text:p>
          </table:table-cell>
          <table:table-cell table:formula="of:=[.CP$1]*[.CP128]/([.$A129]+[.CP$1]*[.CP128])" office:value-type="float" office:value="0.00000438759058565908">
            <text:p>4,39E-06</text:p>
          </table:table-cell>
          <table:table-cell table:formula="of:=[.CQ$1]*[.CQ128]/([.$A129]+[.CQ$1]*[.CQ128])" office:value-type="float" office:value="0.0000071290853253641">
            <text:p>7,13E-06</text:p>
          </table:table-cell>
          <table:table-cell table:formula="of:=[.CR$1]*[.CR128]/([.$A129]+[.CR$1]*[.CR128])" office:value-type="float" office:value="0.0000113863639054854">
            <text:p>1,14E-05</text:p>
          </table:table-cell>
          <table:table-cell table:formula="of:=[.CS$1]*[.CS128]/([.$A129]+[.CS$1]*[.CS128])" office:value-type="float" office:value="0.0000178834422632717">
            <text:p>1,79E-05</text:p>
          </table:table-cell>
          <table:table-cell table:formula="of:=[.CT$1]*[.CT128]/([.$A129]+[.CT$1]*[.CT128])" office:value-type="float" office:value="0.0000276310799394952">
            <text:p>2,76E-05</text:p>
          </table:table-cell>
          <table:table-cell table:formula="of:=[.CU$1]*[.CU128]/([.$A129]+[.CU$1]*[.CU128])" office:value-type="float" office:value="0.0000420132383104865">
            <text:p>4,20E-05</text:p>
          </table:table-cell>
          <table:table-cell office:value-type="float" office:value="127">
            <text:p>127</text:p>
          </table:table-cell>
          <table:table-cell table:formula="of:=[.CW$1]*[.CW128]/([.$A129]+[.CW$1]*[.CW128])" office:value-type="float" office:value="0.0000628886548844789">
            <text:p>6,29E-05</text:p>
          </table:table-cell>
          <table:table-cell table:formula="of:=[.CX$1]*[.CX128]/([.$A129]+[.CX$1]*[.CX128])" office:value-type="float" office:value="0.0000927061366882973">
            <text:p>9,27E-05</text:p>
          </table:table-cell>
          <table:table-cell table:formula="of:=[.CY$1]*[.CY128]/([.$A129]+[.CY$1]*[.CY128])" office:value-type="float" office:value="0.000134630437041715">
            <text:p>1,35E-04</text:p>
          </table:table-cell>
          <table:table-cell table:formula="of:=[.CZ$1]*[.CZ128]/([.$A129]+[.CZ$1]*[.CZ128])" office:value-type="float" office:value="0.000192673559599765">
            <text:p>1,93E-04</text:p>
          </table:table-cell>
          <table:table-cell table:formula="of:=[.DA$1]*[.DA128]/([.$A129]+[.DA$1]*[.DA128])" office:value-type="float" office:value="0.00027182418939476">
            <text:p>2,72E-04</text:p>
          </table:table-cell>
          <table:table-cell table:formula="of:=[.DB$1]*[.DB128]/([.$A129]+[.DB$1]*[.DB128])" office:value-type="float" office:value="0.000378165913059024">
            <text:p>3,78E-04</text:p>
          </table:table-cell>
          <table:table-cell table:formula="of:=[.DC$1]*[.DC128]/([.$A129]+[.DC$1]*[.DC128])" office:value-type="float" office:value="0.000518973248663805">
            <text:p>5,19E-04</text:p>
          </table:table-cell>
          <table:table-cell table:formula="of:=[.DD$1]*[.DD128]/([.$A129]+[.DD$1]*[.DD128])" office:value-type="float" office:value="0.000702773578388728">
            <text:p>7,03E-04</text:p>
          </table:table-cell>
          <table:table-cell table:formula="of:=[.DE$1]*[.DE128]/([.$A129]+[.DE$1]*[.DE128])" office:value-type="float" office:value="0.000939363168020788">
            <text:p>9,39E-04</text:p>
          </table:table-cell>
          <table:table-cell table:formula="of:=[.DF$1]*[.DF128]/([.$A129]+[.DF$1]*[.DF128])" office:value-type="float" office:value="0.00123976679858442">
            <text:p>1,24E-03</text:p>
          </table:table-cell>
          <table:table-cell table:number-columns-repeated="146"/>
        </table:table-row>
        <table:table-row table:style-name="ro1">
          <table:table-cell office:value-type="float" office:value="128">
            <text:p>128</text:p>
          </table:table-cell>
          <table:table-cell table:style-name="Default" table:number-columns-repeated="76"/>
          <table:table-cell office:value-type="float" office:value="128">
            <text:p>128</text:p>
          </table:table-cell>
          <table:table-cell table:formula="of:=[.CA$1]*[.CA129]/([.$A130]+[.CA$1]*[.CA129])" office:value-type="float" office:value="0.000000000346737111965225">
            <text:p>3,47E-10</text:p>
          </table:table-cell>
          <table:table-cell table:formula="of:=[.CB$1]*[.CB129]/([.$A130]+[.CB$1]*[.CB129])" office:value-type="float" office:value="0.000000000764181910605638">
            <text:p>7,64E-10</text:p>
          </table:table-cell>
          <table:table-cell table:formula="of:=[.CC$1]*[.CC129]/([.$A130]+[.CC$1]*[.CC129])" office:value-type="float" office:value="0.00000000164311826700801">
            <text:p>1,64E-09</text:p>
          </table:table-cell>
          <table:table-cell table:formula="of:=[.CD$1]*[.CD129]/([.$A130]+[.CD$1]*[.CD129])" office:value-type="float" office:value="0.00000000344912054618799">
            <text:p>3,45E-09</text:p>
          </table:table-cell>
          <table:table-cell table:formula="of:=[.CE$1]*[.CE129]/([.$A130]+[.CE$1]*[.CE129])" office:value-type="float" office:value="0.00000000707286684435048">
            <text:p>7,07E-09</text:p>
          </table:table-cell>
          <table:table-cell table:formula="of:=[.CF$1]*[.CF129]/([.$A130]+[.CF$1]*[.CF129])" office:value-type="float" office:value="0.0000000141774819279615">
            <text:p>1,42E-08</text:p>
          </table:table-cell>
          <table:table-cell table:formula="of:=[.CG$1]*[.CG129]/([.$A130]+[.CG$1]*[.CG129])" office:value-type="float" office:value="0.0000000277957015181671">
            <text:p>2,78E-08</text:p>
          </table:table-cell>
          <table:table-cell table:formula="of:=[.CH$1]*[.CH129]/([.$A130]+[.CH$1]*[.CH129])" office:value-type="float" office:value="0.0000000533309717204923">
            <text:p>5,33E-08</text:p>
          </table:table-cell>
          <table:table-cell table:formula="of:=[.CI$1]*[.CI129]/([.$A130]+[.CI$1]*[.CI129])" office:value-type="float" office:value="0.000000100194432105723">
            <text:p>1,00E-07</text:p>
          </table:table-cell>
          <table:table-cell table:formula="of:=[.CJ$1]*[.CJ129]/([.$A130]+[.CJ$1]*[.CJ129])" office:value-type="float" office:value="0.000000184416517251674">
            <text:p>1,84E-07</text:p>
          </table:table-cell>
          <table:table-cell office:value-type="float" office:value="128">
            <text:p>128</text:p>
          </table:table-cell>
          <table:table-cell table:formula="of:=[.CL$1]*[.CL129]/([.$A130]+[.CL$1]*[.CL129])" office:value-type="float" office:value="0.000000332712812050014">
            <text:p>3,33E-07</text:p>
          </table:table-cell>
          <table:table-cell table:formula="of:=[.CM$1]*[.CM129]/([.$A130]+[.CM$1]*[.CM129])" office:value-type="float" office:value="0.000000588661898578553">
            <text:p>5,89E-07</text:p>
          </table:table-cell>
          <table:table-cell table:formula="of:=[.CN$1]*[.CN129]/([.$A130]+[.CN$1]*[.CN129])" office:value-type="float" office:value="0.00000102186730877167">
            <text:p>1,02E-06</text:p>
          </table:table-cell>
          <table:table-cell table:formula="of:=[.CO$1]*[.CO129]/([.$A130]+[.CO$1]*[.CO129])" office:value-type="float" office:value="0.00000174121902023451">
            <text:p>1,74E-06</text:p>
          </table:table-cell>
          <table:table-cell table:formula="of:=[.CP$1]*[.CP129]/([.$A130]+[.CP$1]*[.CP129])" office:value-type="float" office:value="0.00000291362588404871">
            <text:p>2,91E-06</text:p>
          </table:table-cell>
          <table:table-cell table:formula="of:=[.CQ$1]*[.CQ129]/([.$A130]+[.CQ$1]*[.CQ129])" office:value-type="float" office:value="0.00000478983126038561">
            <text:p>4,79E-06</text:p>
          </table:table-cell>
          <table:table-cell table:formula="of:=[.CR$1]*[.CR129]/([.$A130]+[.CR$1]*[.CR129])" office:value-type="float" office:value="0.00000773910932273294">
            <text:p>7,74E-06</text:p>
          </table:table-cell>
          <table:table-cell table:formula="of:=[.CS$1]*[.CS129]/([.$A130]+[.CS$1]*[.CS129])" office:value-type="float" office:value="0.0000122947153941142">
            <text:p>1,23E-05</text:p>
          </table:table-cell>
          <table:table-cell table:formula="of:=[.CT$1]*[.CT129]/([.$A130]+[.CT$1]*[.CT129])" office:value-type="float" office:value="0.0000192118661675374">
            <text:p>1,92E-05</text:p>
          </table:table-cell>
          <table:table-cell table:formula="of:=[.CU$1]*[.CU129]/([.$A130]+[.CU$1]*[.CU129])" office:value-type="float" office:value="0.0000295396855682605">
            <text:p>2,95E-05</text:p>
          </table:table-cell>
          <table:table-cell office:value-type="float" office:value="128">
            <text:p>128</text:p>
          </table:table-cell>
          <table:table-cell table:formula="of:=[.CW$1]*[.CW129]/([.$A130]+[.CW$1]*[.CW129])" office:value-type="float" office:value="0.0000447079041958706">
            <text:p>4,47E-05</text:p>
          </table:table-cell>
          <table:table-cell table:formula="of:=[.CX$1]*[.CX129]/([.$A130]+[.CX$1]*[.CX129])" office:value-type="float" office:value="0.0000666280961457156">
            <text:p>6,66E-05</text:p>
          </table:table-cell>
          <table:table-cell table:formula="of:=[.CY$1]*[.CY129]/([.$A130]+[.CY$1]*[.CY129])" office:value-type="float" office:value="0.0000978078595999631">
            <text:p>9,78E-05</text:p>
          </table:table-cell>
          <table:table-cell table:formula="of:=[.CZ$1]*[.CZ129]/([.$A130]+[.CZ$1]*[.CZ129])" office:value-type="float" office:value="0.000141474627428846">
            <text:p>1,41E-04</text:p>
          </table:table-cell>
          <table:table-cell table:formula="of:=[.DA$1]*[.DA129]/([.$A130]+[.DA$1]*[.DA129])" office:value-type="float" office:value="0.000201703822926379">
            <text:p>2,02E-04</text:p>
          </table:table-cell>
          <table:table-cell table:formula="of:=[.DB$1]*[.DB129]/([.$A130]+[.DB$1]*[.DB129])" office:value-type="float" office:value="0.000283544014783336">
            <text:p>2,84E-04</text:p>
          </table:table-cell>
          <table:table-cell table:formula="of:=[.DC$1]*[.DC129]/([.$A130]+[.DC$1]*[.DC129])" office:value-type="float" office:value="0.000393129803178377">
            <text:p>3,93E-04</text:p>
          </table:table-cell>
          <table:table-cell table:formula="of:=[.DD$1]*[.DD129]/([.$A130]+[.DD$1]*[.DD129])" office:value-type="float" office:value="0.000537771666981694">
            <text:p>5,38E-04</text:p>
          </table:table-cell>
          <table:table-cell table:formula="of:=[.DE$1]*[.DE129]/([.$A130]+[.DE$1]*[.DE129])" office:value-type="float" office:value="0.000726011225014278">
            <text:p>7,26E-04</text:p>
          </table:table-cell>
          <table:table-cell table:formula="of:=[.DF$1]*[.DF129]/([.$A130]+[.DF$1]*[.DF129])" office:value-type="float" office:value="0.00096763059554591">
            <text:p>9,68E-04</text:p>
          </table:table-cell>
          <table:table-cell table:number-columns-repeated="146"/>
        </table:table-row>
        <table:table-row table:style-name="ro1">
          <table:table-cell office:value-type="float" office:value="129">
            <text:p>129</text:p>
          </table:table-cell>
          <table:table-cell table:style-name="Default" table:number-columns-repeated="76"/>
          <table:table-cell office:value-type="float" office:value="129">
            <text:p>129</text:p>
          </table:table-cell>
          <table:table-cell table:formula="of:=[.CA$1]*[.CA130]/([.$A131]+[.CA$1]*[.CA130])" office:value-type="float" office:value="0.000000000190839805773898">
            <text:p>1,91E-10</text:p>
          </table:table-cell>
          <table:table-cell table:formula="of:=[.CB$1]*[.CB130]/([.$A131]+[.CB$1]*[.CB130])" office:value-type="float" office:value="0.000000000426520135970064">
            <text:p>4,27E-10</text:p>
          </table:table-cell>
          <table:table-cell table:formula="of:=[.CC$1]*[.CC130]/([.$A131]+[.CC$1]*[.CC130])" office:value-type="float" office:value="0.000000000929826615349259">
            <text:p>9,30E-10</text:p>
          </table:table-cell>
          <table:table-cell table:formula="of:=[.CD$1]*[.CD130]/([.$A131]+[.CD$1]*[.CD130])" office:value-type="float" office:value="0.00000000197856527064273">
            <text:p>1,98E-09</text:p>
          </table:table-cell>
          <table:table-cell table:formula="of:=[.CE$1]*[.CE130]/([.$A131]+[.CE$1]*[.CE130])" office:value-type="float" office:value="0.00000000411213186934065">
            <text:p>4,11E-09</text:p>
          </table:table-cell>
          <table:table-cell table:formula="of:=[.CF$1]*[.CF130]/([.$A131]+[.CF$1]*[.CF130])" office:value-type="float" office:value="0.00000000835262494205595">
            <text:p>8,35E-09</text:p>
          </table:table-cell>
          <table:table-cell table:formula="of:=[.CG$1]*[.CG130]/([.$A131]+[.CG$1]*[.CG130])" office:value-type="float" office:value="0.0000000165912324138695">
            <text:p>1,66E-08</text:p>
          </table:table-cell>
          <table:table-cell table:formula="of:=[.CH$1]*[.CH130]/([.$A131]+[.CH$1]*[.CH130])" office:value-type="float" office:value="0.0000000322466330237081">
            <text:p>3,22E-08</text:p>
          </table:table-cell>
          <table:table-cell table:formula="of:=[.CI$1]*[.CI130]/([.$A131]+[.CI$1]*[.CI130])" office:value-type="float" office:value="0.0000000613593771369813">
            <text:p>6,14E-08</text:p>
          </table:table-cell>
          <table:table-cell table:formula="of:=[.CJ$1]*[.CJ130]/([.$A131]+[.CJ$1]*[.CJ130])" office:value-type="float" office:value="0.000000114366819324368">
            <text:p>1,14E-07</text:p>
          </table:table-cell>
          <table:table-cell office:value-type="float" office:value="129">
            <text:p>129</text:p>
          </table:table-cell>
          <table:table-cell table:formula="of:=[.CL$1]*[.CL130]/([.$A131]+[.CL$1]*[.CL130])" office:value-type="float" office:value="0.000000208912652293875">
            <text:p>2,09E-07</text:p>
          </table:table-cell>
          <table:table-cell table:formula="of:=[.CM$1]*[.CM130]/([.$A131]+[.CM$1]*[.CM130])" office:value-type="float" office:value="0.000000374188043575824">
            <text:p>3,74E-07</text:p>
          </table:table-cell>
          <table:table-cell table:formula="of:=[.CN$1]*[.CN130]/([.$A131]+[.CN$1]*[.CN130])" office:value-type="float" office:value="0.000000657480084216153">
            <text:p>6,57E-07</text:p>
          </table:table-cell>
          <table:table-cell table:formula="of:=[.CO$1]*[.CO130]/([.$A131]+[.CO$1]*[.CO130])" office:value-type="float" office:value="0.00000113381575089216">
            <text:p>1,13E-06</text:p>
          </table:table-cell>
          <table:table-cell table:formula="of:=[.CP$1]*[.CP130]/([.$A131]+[.CP$1]*[.CP130])" office:value-type="float" office:value="0.00000191982732312528">
            <text:p>1,92E-06</text:p>
          </table:table-cell>
          <table:table-cell table:formula="of:=[.CQ$1]*[.CQ130]/([.$A131]+[.CQ$1]*[.CQ130])" office:value-type="float" office:value="0.0000031932106436303">
            <text:p>3,19E-06</text:p>
          </table:table-cell>
          <table:table-cell table:formula="of:=[.CR$1]*[.CR130]/([.$A131]+[.CR$1]*[.CR130])" office:value-type="float" office:value="0.00000521937206869338">
            <text:p>5,22E-06</text:p>
          </table:table-cell>
          <table:table-cell table:formula="of:=[.CS$1]*[.CS130]/([.$A131]+[.CS$1]*[.CS130])" office:value-type="float" office:value="0.00000838702232922033">
            <text:p>8,39E-06</text:p>
          </table:table-cell>
          <table:table-cell table:formula="of:=[.CT$1]*[.CT130]/([.$A131]+[.CT$1]*[.CT130])" office:value-type="float" office:value="0.0000132545226789498">
            <text:p>1,33E-05</text:p>
          </table:table-cell>
          <table:table-cell table:formula="of:=[.CU$1]*[.CU130]/([.$A131]+[.CU$1]*[.CU130])" office:value-type="float" office:value="0.0000206086582290533">
            <text:p>2,06E-05</text:p>
          </table:table-cell>
          <table:table-cell office:value-type="float" office:value="129">
            <text:p>129</text:p>
          </table:table-cell>
          <table:table-cell table:formula="of:=[.CW$1]*[.CW130]/([.$A131]+[.CW$1]*[.CW130])" office:value-type="float" office:value="0.000031537139345104">
            <text:p>3,15E-05</text:p>
          </table:table-cell>
          <table:table-cell table:formula="of:=[.CX$1]*[.CX130]/([.$A131]+[.CX$1]*[.CX130])" office:value-type="float" office:value="0.0000475154541542251">
            <text:p>4,75E-05</text:p>
          </table:table-cell>
          <table:table-cell table:formula="of:=[.CY$1]*[.CY130]/([.$A131]+[.CY$1]*[.CY130])" office:value-type="float" office:value="0.0000705076712851635">
            <text:p>7,05E-05</text:p>
          </table:table-cell>
          <table:table-cell table:formula="of:=[.CZ$1]*[.CZ130]/([.$A131]+[.CZ$1]*[.CZ130])" office:value-type="float" office:value="0.000103079412130988">
            <text:p>1,03E-04</text:p>
          </table:table-cell>
          <table:table-cell table:formula="of:=[.DA$1]*[.DA130]/([.$A131]+[.DA$1]*[.DA130])" office:value-type="float" office:value="0.000148519513700816">
            <text:p>1,49E-04</text:p>
          </table:table-cell>
          <table:table-cell table:formula="of:=[.DB$1]*[.DB130]/([.$A131]+[.DB$1]*[.DB130])" office:value-type="float" office:value="0.000210964983758037">
            <text:p>2,11E-04</text:p>
          </table:table-cell>
          <table:table-cell table:formula="of:=[.DC$1]*[.DC130]/([.$A131]+[.DC$1]*[.DC130])" office:value-type="float" office:value="0.000295521872853478">
            <text:p>2,96E-04</text:p>
          </table:table-cell>
          <table:table-cell table:formula="of:=[.DD$1]*[.DD130]/([.$A131]+[.DD$1]*[.DD130])" office:value-type="float" office:value="0.000408372879461399">
            <text:p>4,08E-04</text:p>
          </table:table-cell>
          <table:table-cell table:formula="of:=[.DE$1]*[.DE130]/([.$A131]+[.DE$1]*[.DE130])" office:value-type="float" office:value="0.000556861138140652">
            <text:p>5,57E-04</text:p>
          </table:table-cell>
          <table:table-cell table:formula="of:=[.DF$1]*[.DF130]/([.$A131]+[.DF$1]*[.DF130])" office:value-type="float" office:value="0.00074953900672128">
            <text:p>7,50E-04</text:p>
          </table:table-cell>
          <table:table-cell table:number-columns-repeated="146"/>
        </table:table-row>
        <table:table-row table:style-name="ro1">
          <table:table-cell office:value-type="float" office:value="130">
            <text:p>130</text:p>
          </table:table-cell>
          <table:table-cell table:style-name="Default" table:number-columns-repeated="76"/>
          <table:table-cell office:value-type="float" office:value="130">
            <text:p>130</text:p>
          </table:table-cell>
          <table:table-cell table:formula="of:=[.CA$1]*[.CA131]/([.$A132]+[.CA$1]*[.CA131])" office:value-type="float" office:value="0.000000000104227893911804">
            <text:p>1,04E-10</text:p>
          </table:table-cell>
          <table:table-cell table:formula="of:=[.CB$1]*[.CB131]/([.$A132]+[.CB$1]*[.CB131])" office:value-type="float" office:value="0.000000000236226536789156">
            <text:p>2,36E-10</text:p>
          </table:table-cell>
          <table:table-cell table:formula="of:=[.CC$1]*[.CC131]/([.$A132]+[.CC$1]*[.CC131])" office:value-type="float" office:value="0.000000000522133406808114">
            <text:p>5,22E-10</text:p>
          </table:table-cell>
          <table:table-cell table:formula="of:=[.CD$1]*[.CD131]/([.$A132]+[.CD$1]*[.CD131])" office:value-type="float" office:value="0.00000000112626022971279">
            <text:p>1,13E-09</text:p>
          </table:table-cell>
          <table:table-cell table:formula="of:=[.CE$1]*[.CE131]/([.$A132]+[.CE$1]*[.CE131])" office:value-type="float" office:value="0.00000000237238376514525">
            <text:p>2,37E-09</text:p>
          </table:table-cell>
          <table:table-cell table:formula="of:=[.CF$1]*[.CF131]/([.$A132]+[.CF$1]*[.CF131])" office:value-type="float" office:value="0.00000000488307301920369">
            <text:p>4,88E-09</text:p>
          </table:table-cell>
          <table:table-cell table:formula="of:=[.CG$1]*[.CG131]/([.$A132]+[.CG$1]*[.CG131])" office:value-type="float" office:value="0.00000000982711448702746">
            <text:p>9,83E-09</text:p>
          </table:table-cell>
          <table:table-cell table:formula="of:=[.CH$1]*[.CH131]/([.$A132]+[.CH$1]*[.CH131])" office:value-type="float" office:value="0.0000000193479794398805">
            <text:p>1,93E-08</text:p>
          </table:table-cell>
          <table:table-cell table:formula="of:=[.CI$1]*[.CI131]/([.$A132]+[.CI$1]*[.CI131])" office:value-type="float" office:value="0.0000000372876201005681">
            <text:p>3,73E-08</text:p>
          </table:table-cell>
          <table:table-cell table:formula="of:=[.CJ$1]*[.CJ131]/([.$A132]+[.CJ$1]*[.CJ131])" office:value-type="float" office:value="0.0000000703795761694029">
            <text:p>7,04E-08</text:p>
          </table:table-cell>
          <table:table-cell office:value-type="float" office:value="130">
            <text:p>130</text:p>
          </table:table-cell>
          <table:table-cell table:formula="of:=[.CL$1]*[.CL131]/([.$A132]+[.CL$1]*[.CL131])" office:value-type="float" office:value="0.000000130168635639231">
            <text:p>1,30E-07</text:p>
          </table:table-cell>
          <table:table-cell table:formula="of:=[.CM$1]*[.CM131]/([.$A132]+[.CM$1]*[.CM131])" office:value-type="float" office:value="0.000000236026248700963">
            <text:p>2,36E-07</text:p>
          </table:table-cell>
          <table:table-cell table:formula="of:=[.CN$1]*[.CN131]/([.$A132]+[.CN$1]*[.CN131])" office:value-type="float" office:value="0.000000419775569864864">
            <text:p>4,20E-07</text:p>
          </table:table-cell>
          <table:table-cell table:formula="of:=[.CO$1]*[.CO131]/([.$A132]+[.CO$1]*[.CO131])" office:value-type="float" office:value="0.000000732618871537977">
            <text:p>7,33E-07</text:p>
          </table:table-cell>
          <table:table-cell table:formula="of:=[.CP$1]*[.CP131]/([.$A132]+[.CP$1]*[.CP131])" office:value-type="float" office:value="0.00000125527013556913">
            <text:p>1,26E-06</text:p>
          </table:table-cell>
          <table:table-cell table:formula="of:=[.CQ$1]*[.CQ131]/([.$A132]+[.CQ$1]*[.CQ131])" office:value-type="float" office:value="0.00000211242719419735">
            <text:p>2,11E-06</text:p>
          </table:table-cell>
          <table:table-cell table:formula="of:=[.CR$1]*[.CR131]/([.$A132]+[.CR$1]*[.CR131])" office:value-type="float" office:value="0.00000349295218367569">
            <text:p>3,49E-06</text:p>
          </table:table-cell>
          <table:table-cell table:formula="of:=[.CS$1]*[.CS131]/([.$A132]+[.CS$1]*[.CS131])" office:value-type="float" office:value="0.00000567733672898305">
            <text:p>5,68E-06</text:p>
          </table:table-cell>
          <table:table-cell table:formula="of:=[.CT$1]*[.CT131]/([.$A132]+[.CT$1]*[.CT131])" office:value-type="float" office:value="0.00000907416780047411">
            <text:p>9,07E-06</text:p>
          </table:table-cell>
          <table:table-cell table:formula="of:=[.CU$1]*[.CU131]/([.$A132]+[.CU$1]*[.CU131])" office:value-type="float" office:value="0.000014267329060531">
            <text:p>1,43E-05</text:p>
          </table:table-cell>
          <table:table-cell office:value-type="float" office:value="130">
            <text:p>130</text:p>
          </table:table-cell>
          <table:table-cell table:formula="of:=[.CW$1]*[.CW131]/([.$A132]+[.CW$1]*[.CW131])" office:value-type="float" office:value="0.0000220755102026639">
            <text:p>2,21E-05</text:p>
          </table:table-cell>
          <table:table-cell table:formula="of:=[.CX$1]*[.CX131]/([.$A132]+[.CX$1]*[.CX131])" office:value-type="float" office:value="0.0000336251907099816">
            <text:p>3,36E-05</text:p>
          </table:table-cell>
          <table:table-cell table:formula="of:=[.CY$1]*[.CY131]/([.$A132]+[.CY$1]*[.CY131])" office:value-type="float" office:value="0.0000504375592283037">
            <text:p>5,04E-05</text:p>
          </table:table-cell>
          <table:table-cell table:formula="of:=[.CZ$1]*[.CZ131]/([.$A132]+[.CZ$1]*[.CZ131])" office:value-type="float" office:value="0.0000745287892018287">
            <text:p>7,45E-05</text:p>
          </table:table-cell>
          <table:table-cell table:formula="of:=[.DA$1]*[.DA131]/([.$A132]+[.DA$1]*[.DA131])" office:value-type="float" office:value="0.000108521712541078">
            <text:p>1,09E-04</text:p>
          </table:table-cell>
          <table:table-cell table:formula="of:=[.DB$1]*[.DB131]/([.$A132]+[.DB$1]*[.DB131])" office:value-type="float" office:value="0.000155765259871398">
            <text:p>1,56E-04</text:p>
          </table:table-cell>
          <table:table-cell table:formula="of:=[.DC$1]*[.DC131]/([.$A132]+[.DC$1]*[.DC131])" office:value-type="float" office:value="0.000220456170412402">
            <text:p>2,20E-04</text:p>
          </table:table-cell>
          <table:table-cell table:formula="of:=[.DD$1]*[.DD131]/([.$A132]+[.DD$1]*[.DD131])" office:value-type="float" office:value="0.000307755581861307">
            <text:p>3,08E-04</text:p>
          </table:table-cell>
          <table:table-cell table:formula="of:=[.DE$1]*[.DE131]/([.$A132]+[.DE$1]*[.DE131])" office:value-type="float" office:value="0.000423891414300296">
            <text:p>4,24E-04</text:p>
          </table:table-cell>
          <table:table-cell table:formula="of:=[.DF$1]*[.DF131]/([.$A132]+[.DF$1]*[.DF131])" office:value-type="float" office:value="0.000576236227070773">
            <text:p>5,76E-04</text:p>
          </table:table-cell>
          <table:table-cell table:number-columns-repeated="146"/>
        </table:table-row>
        <table:table-row table:style-name="ro1">
          <table:table-cell office:value-type="float" office:value="131">
            <text:p>131</text:p>
          </table:table-cell>
          <table:table-cell table:style-name="Default" table:number-columns-repeated="86"/>
          <table:table-cell table:formula="of:=[.CJ$1]*[.CJ132]/([.$A133]+[.CJ$1]*[.CJ132])" office:value-type="float" office:value="0.000000042979891996639">
            <text:p>4,30E-08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32">
            <text:p>132</text:p>
          </table:table-cell>
          <table:table-cell table:style-name="Default" table:number-columns-repeated="86"/>
          <table:table-cell table:formula="of:=[.CJ$1]*[.CJ133]/([.$A134]+[.CJ$1]*[.CJ133])" office:value-type="float" office:value="0.0000000260484187133823">
            <text:p>2,60E-08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33">
            <text:p>133</text:p>
          </table:table-cell>
          <table:table-cell table:style-name="Default" table:number-columns-repeated="86"/>
          <table:table-cell table:formula="of:=[.CJ$1]*[.CJ134]/([.$A135]+[.CJ$1]*[.CJ134])" office:value-type="float" office:value="0.0000000156682215369924">
            <text:p>1,57E-08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34">
            <text:p>134</text:p>
          </table:table-cell>
          <table:table-cell table:style-name="Default" table:number-columns-repeated="86"/>
          <table:table-cell table:formula="of:=[.CJ$1]*[.CJ135]/([.$A136]+[.CJ$1]*[.CJ135])" office:value-type="float" office:value="0.00000000935416202413691">
            <text:p>9,35E-09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35">
            <text:p>135</text:p>
          </table:table-cell>
          <table:table-cell table:style-name="Default" table:number-columns-repeated="86"/>
          <table:table-cell table:formula="of:=[.CJ$1]*[.CJ136]/([.$A137]+[.CJ$1]*[.CJ136])" office:value-type="float" office:value="0.00000000554320709468732">
            <text:p>5,54E-09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36">
            <text:p>136</text:p>
          </table:table-cell>
          <table:table-cell table:style-name="Default" table:number-columns-repeated="86"/>
          <table:table-cell table:formula="of:=[.CJ$1]*[.CJ137]/([.$A138]+[.CJ$1]*[.CJ137])" office:value-type="float" office:value="0.00000000326071004506619">
            <text:p>3,26E-09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37">
            <text:p>137</text:p>
          </table:table-cell>
          <table:table-cell table:style-name="Default" table:number-columns-repeated="86"/>
          <table:table-cell table:formula="of:=[.CJ$1]*[.CJ138]/([.$A139]+[.CJ$1]*[.CJ138])" office:value-type="float" office:value="0.00000000190406425626721">
            <text:p>1,90E-09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38">
            <text:p>138</text:p>
          </table:table-cell>
          <table:table-cell table:style-name="Default" table:number-columns-repeated="86"/>
          <table:table-cell table:formula="of:=[.CJ$1]*[.CJ139]/([.$A140]+[.CJ$1]*[.CJ139])" office:value-type="float" office:value="0.00000000110380536473362">
            <text:p>1,10E-09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39">
            <text:p>139</text:p>
          </table:table-cell>
          <table:table-cell table:style-name="Default" table:number-columns-repeated="86"/>
          <table:table-cell table:formula="of:=[.CJ$1]*[.CJ140]/([.$A141]+[.CJ$1]*[.CJ140])" office:value-type="float" office:value="0.000000000635283662752454">
            <text:p>6,35E-10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0">
            <text:p>140</text:p>
          </table:table-cell>
          <table:table-cell table:style-name="Default" table:number-columns-repeated="86"/>
          <table:table-cell table:formula="of:=[.CJ$1]*[.CJ141]/([.$A142]+[.CJ$1]*[.CJ141])" office:value-type="float" office:value="0.000000000363019235726762">
            <text:p>3,63E-10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1">
            <text:p>141</text:p>
          </table:table-cell>
          <table:table-cell table:style-name="Default" table:number-columns-repeated="86"/>
          <table:table-cell table:formula="of:=[.CJ$1]*[.CJ142]/([.$A143]+[.CJ$1]*[.CJ142])" office:value-type="float" office:value="0.000000000205968360653612">
            <text:p>2,06E-10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2">
            <text:p>142</text:p>
          </table:table-cell>
          <table:table-cell table:style-name="Default" table:number-columns-repeated="86"/>
          <table:table-cell table:formula="of:=[.CJ$1]*[.CJ143]/([.$A144]+[.CJ$1]*[.CJ143])" office:value-type="float" office:value="0.000000000116038513030824">
            <text:p>1,16E-10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3">
            <text:p>143</text:p>
          </table:table-cell>
          <table:table-cell table:style-name="Default" table:number-columns-repeated="86"/>
          <table:table-cell table:formula="of:=[.CJ$1]*[.CJ144]/([.$A145]+[.CJ$1]*[.CJ144])" office:value-type="float" office:value="0.0000000000649166506424005">
            <text:p>6,49E-11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4">
            <text:p>144</text:p>
          </table:table-cell>
          <table:table-cell table:style-name="Default" table:number-columns-repeated="86"/>
          <table:table-cell table:formula="of:=[.CJ$1]*[.CJ145]/([.$A146]+[.CJ$1]*[.CJ145])" office:value-type="float" office:value="0.000000000036064805911144">
            <text:p>3,61E-11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5">
            <text:p>145</text:p>
          </table:table-cell>
          <table:table-cell table:style-name="Default" table:number-columns-repeated="86"/>
          <table:table-cell table:formula="of:=[.CJ$1]*[.CJ146]/([.$A147]+[.CJ$1]*[.CJ146])" office:value-type="float" office:value="0.0000000000198978239505801">
            <text:p>1,99E-11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6">
            <text:p>146</text:p>
          </table:table-cell>
          <table:table-cell table:style-name="Default" table:number-columns-repeated="86"/>
          <table:table-cell table:formula="of:=[.CJ$1]*[.CJ147]/([.$A148]+[.CJ$1]*[.CJ147])" office:value-type="float" office:value="0.0000000000109029172330757">
            <text:p>1,09E-11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7">
            <text:p>147</text:p>
          </table:table-cell>
          <table:table-cell table:style-name="Default" table:number-columns-repeated="86"/>
          <table:table-cell table:formula="of:=[.CJ$1]*[.CJ148]/([.$A149]+[.CJ$1]*[.CJ148])" office:value-type="float" office:value="0.00000000000593356039891756">
            <text:p>5,93E-12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8">
            <text:p>148</text:p>
          </table:table-cell>
          <table:table-cell table:style-name="Default" table:number-columns-repeated="86"/>
          <table:table-cell table:formula="of:=[.CJ$1]*[.CJ149]/([.$A150]+[.CJ$1]*[.CJ149])" office:value-type="float" office:value="0.00000000000320732994535055">
            <text:p>3,21E-12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49">
            <text:p>149</text:p>
          </table:table-cell>
          <table:table-cell table:style-name="Default" table:number-columns-repeated="86"/>
          <table:table-cell table:formula="of:=[.CJ$1]*[.CJ150]/([.$A151]+[.CJ$1]*[.CJ150])" office:value-type="float" office:value="0.00000000000172205634649398">
            <text:p>1,72E-12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0">
            <text:p>150</text:p>
          </table:table-cell>
          <table:table-cell table:style-name="Default" table:number-columns-repeated="86"/>
          <table:table-cell table:formula="of:=[.CJ$1]*[.CJ151]/([.$A152]+[.CJ$1]*[.CJ151])" office:value-type="float" office:value="0.00000000000091843005146261">
            <text:p>9,18E-13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1">
            <text:p>151</text:p>
          </table:table-cell>
          <table:table-cell table:style-name="Default" table:number-columns-repeated="86"/>
          <table:table-cell table:formula="of:=[.CJ$1]*[.CJ152]/([.$A153]+[.CJ$1]*[.CJ152])" office:value-type="float" office:value="0.000000000000486585457728299">
            <text:p>4,87E-13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2">
            <text:p>152</text:p>
          </table:table-cell>
          <table:table-cell table:style-name="Default" table:number-columns-repeated="86"/>
          <table:table-cell table:formula="of:=[.CJ$1]*[.CJ153]/([.$A154]+[.CJ$1]*[.CJ153])" office:value-type="float" office:value="0.000000000000256097609330618">
            <text:p>2,56E-13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3">
            <text:p>153</text:p>
          </table:table-cell>
          <table:table-cell table:style-name="Default" table:number-columns-repeated="86"/>
          <table:table-cell table:formula="of:=[.CJ$1]*[.CJ154]/([.$A155]+[.CJ$1]*[.CJ154])" office:value-type="float" office:value="0.000000000000133907246708802">
            <text:p>1,34E-13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4">
            <text:p>154</text:p>
          </table:table-cell>
          <table:table-cell table:style-name="Default" table:number-columns-repeated="86"/>
          <table:table-cell table:formula="of:=[.CJ$1]*[.CJ155]/([.$A156]+[.CJ$1]*[.CJ155])" office:value-type="float" office:value="0.0000000000000695622060824896">
            <text:p>6,96E-14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5">
            <text:p>155</text:p>
          </table:table-cell>
          <table:table-cell table:style-name="Default" table:number-columns-repeated="86"/>
          <table:table-cell table:formula="of:=[.CJ$1]*[.CJ156]/([.$A157]+[.CJ$1]*[.CJ156])" office:value-type="float" office:value="0.0000000000000359030741070901">
            <text:p>3,59E-14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6">
            <text:p>156</text:p>
          </table:table-cell>
          <table:table-cell table:style-name="Default" table:number-columns-repeated="86"/>
          <table:table-cell table:formula="of:=[.CJ$1]*[.CJ157]/([.$A158]+[.CJ$1]*[.CJ157])" office:value-type="float" office:value="0.0000000000000184118328754305">
            <text:p>1,84E-14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7">
            <text:p>157</text:p>
          </table:table-cell>
          <table:table-cell table:style-name="Default" table:number-columns-repeated="86"/>
          <table:table-cell table:formula="of:=[.CJ$1]*[.CJ158]/([.$A159]+[.CJ$1]*[.CJ158])" office:value-type="float" office:value="9.38182566900908E-015">
            <text:p>9,38E-15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8">
            <text:p>158</text:p>
          </table:table-cell>
          <table:table-cell table:style-name="Default" table:number-columns-repeated="86"/>
          <table:table-cell table:formula="of:=[.CJ$1]*[.CJ159]/([.$A160]+[.CJ$1]*[.CJ159])" office:value-type="float" office:value="4.75029147797926E-015">
            <text:p>4,75E-15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59">
            <text:p>159</text:p>
          </table:table-cell>
          <table:table-cell table:style-name="Default" table:number-columns-repeated="86"/>
          <table:table-cell table:formula="of:=[.CJ$1]*[.CJ160]/([.$A161]+[.CJ$1]*[.CJ160])" office:value-type="float" office:value="2.39008376250528E-015">
            <text:p>2,39E-15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0">
            <text:p>160</text:p>
          </table:table-cell>
          <table:table-cell table:style-name="Default" table:number-columns-repeated="86"/>
          <table:table-cell table:formula="of:=[.CJ$1]*[.CJ161]/([.$A162]+[.CJ$1]*[.CJ161])" office:value-type="float" office:value="1.19504188125264E-015">
            <text:p>1,20E-15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1">
            <text:p>161</text:p>
          </table:table-cell>
          <table:table-cell table:style-name="Default" table:number-columns-repeated="86"/>
          <table:table-cell table:formula="of:=[.CJ$1]*[.CJ162]/([.$A163]+[.CJ$1]*[.CJ162])" office:value-type="float" office:value="5.93809630436094E-016">
            <text:p>5,94E-16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2">
            <text:p>162</text:p>
          </table:table-cell>
          <table:table-cell table:style-name="Default" table:number-columns-repeated="86"/>
          <table:table-cell table:formula="of:=[.CJ$1]*[.CJ163]/([.$A164]+[.CJ$1]*[.CJ163])" office:value-type="float" office:value="2.93239323672145E-016">
            <text:p>2,93E-16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3">
            <text:p>163</text:p>
          </table:table-cell>
          <table:table-cell table:style-name="Default" table:number-columns-repeated="86"/>
          <table:table-cell table:formula="of:=[.CJ$1]*[.CJ164]/([.$A165]+[.CJ$1]*[.CJ164])" office:value-type="float" office:value="1.43921140452587E-016">
            <text:p>1,44E-16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4">
            <text:p>164</text:p>
          </table:table-cell>
          <table:table-cell table:style-name="Default" table:number-columns-repeated="86"/>
          <table:table-cell table:formula="of:=[.CJ$1]*[.CJ165]/([.$A166]+[.CJ$1]*[.CJ165])" office:value-type="float" office:value="7.02054343671154E-017">
            <text:p>7,02E-17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5">
            <text:p>165</text:p>
          </table:table-cell>
          <table:table-cell table:style-name="Default" table:number-columns-repeated="86"/>
          <table:table-cell table:formula="of:=[.CJ$1]*[.CJ166]/([.$A167]+[.CJ$1]*[.CJ166])" office:value-type="float" office:value="3.40389984810256E-017">
            <text:p>3,40E-17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6">
            <text:p>166</text:p>
          </table:table-cell>
          <table:table-cell table:style-name="Default" table:number-columns-repeated="86"/>
          <table:table-cell table:formula="of:=[.CJ$1]*[.CJ167]/([.$A168]+[.CJ$1]*[.CJ167])" office:value-type="float" office:value="1.64043366173618E-017">
            <text:p>1,64E-17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7">
            <text:p>167</text:p>
          </table:table-cell>
          <table:table-cell table:style-name="Default" table:number-columns-repeated="86"/>
          <table:table-cell table:formula="of:=[.CJ$1]*[.CJ168]/([.$A169]+[.CJ$1]*[.CJ168])" office:value-type="float" office:value="7.85836484664036E-018">
            <text:p>7,86E-18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8">
            <text:p>168</text:p>
          </table:table-cell>
          <table:table-cell table:style-name="Default" table:number-columns-repeated="86"/>
          <table:table-cell table:formula="of:=[.CJ$1]*[.CJ169]/([.$A170]+[.CJ$1]*[.CJ169])" office:value-type="float" office:value="3.74207849840017E-018">
            <text:p>3,74E-18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69">
            <text:p>169</text:p>
          </table:table-cell>
          <table:table-cell table:style-name="Default" table:number-columns-repeated="86"/>
          <table:table-cell table:formula="of:=[.CJ$1]*[.CJ170]/([.$A171]+[.CJ$1]*[.CJ170])" office:value-type="float" office:value="1.77139810575156E-018">
            <text:p>1,77E-18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0">
            <text:p>170</text:p>
          </table:table-cell>
          <table:table-cell table:style-name="Default" table:number-columns-repeated="86"/>
          <table:table-cell table:formula="of:=[.CJ$1]*[.CJ171]/([.$A172]+[.CJ$1]*[.CJ171])" office:value-type="float" office:value="8.3359910858897E-019">
            <text:p>8,34E-19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1">
            <text:p>171</text:p>
          </table:table-cell>
          <table:table-cell table:style-name="Default" table:number-columns-repeated="86"/>
          <table:table-cell table:formula="of:=[.CJ$1]*[.CJ172]/([.$A173]+[.CJ$1]*[.CJ172])" office:value-type="float" office:value="3.89987887059167E-019">
            <text:p>3,90E-19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2">
            <text:p>172</text:p>
          </table:table-cell>
          <table:table-cell table:style-name="Default" table:number-columns-repeated="86"/>
          <table:table-cell table:formula="of:=[.CJ$1]*[.CJ173]/([.$A174]+[.CJ$1]*[.CJ173])" office:value-type="float" office:value="1.81389714911241E-019">
            <text:p>1,81E-19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3">
            <text:p>173</text:p>
          </table:table-cell>
          <table:table-cell table:style-name="Default" table:number-columns-repeated="86"/>
          <table:table-cell table:formula="of:=[.CJ$1]*[.CJ174]/([.$A175]+[.CJ$1]*[.CJ174])" office:value-type="float" office:value="8.38796369531748E-020">
            <text:p>8,39E-20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4">
            <text:p>174</text:p>
          </table:table-cell>
          <table:table-cell table:style-name="Default" table:number-columns-repeated="86"/>
          <table:table-cell table:formula="of:=[.CJ$1]*[.CJ175]/([.$A176]+[.CJ$1]*[.CJ175])" office:value-type="float" office:value="3.85653503232988E-020">
            <text:p>3,86E-20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5">
            <text:p>175</text:p>
          </table:table-cell>
          <table:table-cell table:style-name="Default" table:number-columns-repeated="86"/>
          <table:table-cell table:formula="of:=[.CJ$1]*[.CJ176]/([.$A177]+[.CJ$1]*[.CJ176])" office:value-type="float" office:value="1.7629874433508E-020">
            <text:p>1,76E-20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6">
            <text:p>176</text:p>
          </table:table-cell>
          <table:table-cell table:style-name="Default" table:number-columns-repeated="86"/>
          <table:table-cell table:formula="of:=[.CJ$1]*[.CJ177]/([.$A178]+[.CJ$1]*[.CJ177])" office:value-type="float" office:value="8.01357928795818E-021">
            <text:p>8,01E-21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7">
            <text:p>177</text:p>
          </table:table-cell>
          <table:table-cell table:style-name="Default" table:number-columns-repeated="86"/>
          <table:table-cell table:formula="of:=[.CJ$1]*[.CJ178]/([.$A179]+[.CJ$1]*[.CJ178])" office:value-type="float" office:value="3.62195674032008E-021">
            <text:p>3,62E-21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8">
            <text:p>178</text:p>
          </table:table-cell>
          <table:table-cell table:style-name="Default" table:number-columns-repeated="86"/>
          <table:table-cell table:formula="of:=[.CJ$1]*[.CJ179]/([.$A180]+[.CJ$1]*[.CJ179])" office:value-type="float" office:value="1.62784572598655E-021">
            <text:p>1,63E-21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79">
            <text:p>179</text:p>
          </table:table-cell>
          <table:table-cell table:style-name="Default" table:number-columns-repeated="86"/>
          <table:table-cell table:formula="of:=[.CJ$1]*[.CJ180]/([.$A181]+[.CJ$1]*[.CJ180])" office:value-type="float" office:value="7.27528816083376E-022">
            <text:p>7,28E-22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0">
            <text:p>180</text:p>
          </table:table-cell>
          <table:table-cell table:style-name="Default" table:number-columns-repeated="86"/>
          <table:table-cell table:formula="of:=[.CJ$1]*[.CJ181]/([.$A182]+[.CJ$1]*[.CJ181])" office:value-type="float" office:value="3.233461404815E-022">
            <text:p>3,23E-22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1">
            <text:p>181</text:p>
          </table:table-cell>
          <table:table-cell table:style-name="Default" table:number-columns-repeated="86"/>
          <table:table-cell table:formula="of:=[.CJ$1]*[.CJ182]/([.$A183]+[.CJ$1]*[.CJ182])" office:value-type="float" office:value="1.42915421207293E-022">
            <text:p>1,43E-22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2">
            <text:p>182</text:p>
          </table:table-cell>
          <table:table-cell table:style-name="Default" table:number-columns-repeated="86"/>
          <table:table-cell table:formula="of:=[.CJ$1]*[.CJ183]/([.$A184]+[.CJ$1]*[.CJ183])" office:value-type="float" office:value="6.28199653658431E-023">
            <text:p>6,28E-23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3">
            <text:p>183</text:p>
          </table:table-cell>
          <table:table-cell table:style-name="Default" table:number-columns-repeated="86"/>
          <table:table-cell table:formula="of:=[.CJ$1]*[.CJ184]/([.$A185]+[.CJ$1]*[.CJ184])" office:value-type="float" office:value="2.74622799413522E-023">
            <text:p>2,75E-23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4">
            <text:p>184</text:p>
          </table:table-cell>
          <table:table-cell table:style-name="Default" table:number-columns-repeated="86"/>
          <table:table-cell table:formula="of:=[.CJ$1]*[.CJ185]/([.$A186]+[.CJ$1]*[.CJ185])" office:value-type="float" office:value="1.19401217136314E-023">
            <text:p>1,19E-23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5">
            <text:p>185</text:p>
          </table:table-cell>
          <table:table-cell table:style-name="Default" table:number-columns-repeated="86"/>
          <table:table-cell table:formula="of:=[.CJ$1]*[.CJ186]/([.$A187]+[.CJ$1]*[.CJ186])" office:value-type="float" office:value="5.16329587616492E-024">
            <text:p>5,16E-24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6">
            <text:p>186</text:p>
          </table:table-cell>
          <table:table-cell table:style-name="Default" table:number-columns-repeated="86"/>
          <table:table-cell table:formula="of:=[.CJ$1]*[.CJ187]/([.$A188]+[.CJ$1]*[.CJ187])" office:value-type="float" office:value="2.22077241985588E-024">
            <text:p>2,22E-24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7">
            <text:p>187</text:p>
          </table:table-cell>
          <table:table-cell table:style-name="Default" table:number-columns-repeated="86"/>
          <table:table-cell table:formula="of:=[.CJ$1]*[.CJ188]/([.$A189]+[.CJ$1]*[.CJ188])" office:value-type="float" office:value="9.50063067318023E-025">
            <text:p>9,50E-25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8">
            <text:p>188</text:p>
          </table:table-cell>
          <table:table-cell table:style-name="Default" table:number-columns-repeated="86"/>
          <table:table-cell table:formula="of:=[.CJ$1]*[.CJ189]/([.$A190]+[.CJ$1]*[.CJ189])" office:value-type="float" office:value="4.04282156305542E-025">
            <text:p>4,04E-25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89">
            <text:p>189</text:p>
          </table:table-cell>
          <table:table-cell table:style-name="Default" table:number-columns-repeated="86"/>
          <table:table-cell table:formula="of:=[.CJ$1]*[.CJ190]/([.$A191]+[.CJ$1]*[.CJ190])" office:value-type="float" office:value="1.71124722245732E-025">
            <text:p>1,71E-25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0">
            <text:p>190</text:p>
          </table:table-cell>
          <table:table-cell table:style-name="Default" table:number-columns-repeated="86"/>
          <table:table-cell table:formula="of:=[.CJ$1]*[.CJ191]/([.$A192]+[.CJ$1]*[.CJ191])" office:value-type="float" office:value="7.20525146297819E-026">
            <text:p>7,21E-26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1">
            <text:p>191</text:p>
          </table:table-cell>
          <table:table-cell table:style-name="Default" table:number-columns-repeated="86"/>
          <table:table-cell table:formula="of:=[.CJ$1]*[.CJ192]/([.$A193]+[.CJ$1]*[.CJ192])" office:value-type="float" office:value="3.01790637192804E-026">
            <text:p>3,02E-26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2">
            <text:p>192</text:p>
          </table:table-cell>
          <table:table-cell table:style-name="Default" table:number-columns-repeated="86"/>
          <table:table-cell table:formula="of:=[.CJ$1]*[.CJ193]/([.$A194]+[.CJ$1]*[.CJ193])" office:value-type="float" office:value="1.25746098830335E-026">
            <text:p>1,26E-26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3">
            <text:p>193</text:p>
          </table:table-cell>
          <table:table-cell table:style-name="Default" table:number-columns-repeated="86"/>
          <table:table-cell table:formula="of:=[.CJ$1]*[.CJ194]/([.$A195]+[.CJ$1]*[.CJ194])" office:value-type="float" office:value="5.21227352664601E-027">
            <text:p>5,21E-27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4">
            <text:p>194</text:p>
          </table:table-cell>
          <table:table-cell table:style-name="Default" table:number-columns-repeated="86"/>
          <table:table-cell table:formula="of:=[.CJ$1]*[.CJ195]/([.$A196]+[.CJ$1]*[.CJ195])" office:value-type="float" office:value="2.14939114500866E-027">
            <text:p>2,15E-27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5">
            <text:p>195</text:p>
          </table:table-cell>
          <table:table-cell table:style-name="Default" table:number-columns-repeated="86"/>
          <table:table-cell table:formula="of:=[.CJ$1]*[.CJ196]/([.$A197]+[.CJ$1]*[.CJ196])" office:value-type="float" office:value="8.81801495388169E-028">
            <text:p>8,82E-28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6">
            <text:p>196</text:p>
          </table:table-cell>
          <table:table-cell table:style-name="Default" table:number-columns-repeated="86"/>
          <table:table-cell table:formula="of:=[.CJ$1]*[.CJ197]/([.$A198]+[.CJ$1]*[.CJ197])" office:value-type="float" office:value="3.59918977709457E-028">
            <text:p>3,60E-28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7">
            <text:p>197</text:p>
          </table:table-cell>
          <table:table-cell table:style-name="Default" table:number-columns-repeated="86"/>
          <table:table-cell table:formula="of:=[.CJ$1]*[.CJ198]/([.$A199]+[.CJ$1]*[.CJ198])" office:value-type="float" office:value="1.46159990948003E-028">
            <text:p>1,46E-28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8">
            <text:p>198</text:p>
          </table:table-cell>
          <table:table-cell table:style-name="Default" table:number-columns-repeated="86"/>
          <table:table-cell table:formula="of:=[.CJ$1]*[.CJ199]/([.$A200]+[.CJ$1]*[.CJ199])" office:value-type="float" office:value="5.90545417971728E-029">
            <text:p>5,91E-29</text:p>
          </table:table-cell>
          <table:table-cell table:style-name="Default" table:number-columns-repeated="22"/>
          <table:table-cell table:number-columns-repeated="146"/>
        </table:table-row>
        <table:table-row table:style-name="ro1">
          <table:table-cell office:value-type="float" office:value="199">
            <text:p>199</text:p>
          </table:table-cell>
          <table:table-cell table:style-name="Default" table:number-columns-repeated="109"/>
          <table:table-cell table:number-columns-repeated="146"/>
        </table:table-row>
        <table:table-row table:style-name="ro1">
          <table:table-cell office:value-type="float" office:value="200">
            <text:p>200</text:p>
          </table:table-cell>
          <table:table-cell table:style-name="Default" table:number-columns-repeated="109"/>
          <table:table-cell table:number-columns-repeated="146"/>
        </table:table-row>
      </table:table>
      <table:table table:name="Formula C" table:style-name="ta2" table:print="false">
        <table:table-column table:style-name="co2" table:number-columns-repeated="256" table:default-cell-style-name="Default"/>
        <table:table-row table:style-name="ro2">
          <table:table-cell table:style-name="ce1" office:value-type="string">
            <text:p>A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number-columns-repeated="200"/>
        </table:table-row>
        <table:table-row table:style-name="ro2">
          <table:table-cell table:style-name="ce2" office:value-type="string">
            <text:p>m</text:p>
          </table:table-cell>
          <table:table-cell table:number-columns-repeated="10"/>
          <table:table-cell table:style-name="ce2" office:value-type="string">
            <text:p>m</text:p>
          </table:table-cell>
          <table:table-cell table:number-columns-repeated="10"/>
          <table:table-cell table:style-name="ce2" office:value-type="string">
            <text:p>m</text:p>
          </table:table-cell>
          <table:table-cell table:number-columns-repeated="10"/>
          <table:table-cell table:style-name="ce2" office:value-type="string">
            <text:p>m</text:p>
          </table:table-cell>
          <table:table-cell table:number-columns-repeated="10"/>
          <table:table-cell table:style-name="ce2" office:value-type="string">
            <text:p>m</text:p>
          </table:table-cell>
          <table:table-cell table:number-columns-repeated="10"/>
          <table:table-cell table:style-name="ce2" office:value-type="string">
            <text:p>m</text:p>
          </table:table-cell>
          <table:table-cell table:number-columns-repeated="20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table:number-columns-repeated="10"/>
          <table:table-cell table:style-name="ce3" office:value-type="float" office:value="1">
            <text:p>1</text:p>
          </table:table-cell>
          <table:table-cell table:number-columns-repeated="10"/>
          <table:table-cell table:style-name="ce3" office:value-type="float" office:value="1">
            <text:p>1</text:p>
          </table:table-cell>
          <table:table-cell table:number-columns-repeated="10"/>
          <table:table-cell table:style-name="ce3" office:value-type="float" office:value="1">
            <text:p>1</text:p>
          </table:table-cell>
          <table:table-cell table:number-columns-repeated="10"/>
          <table:table-cell table:style-name="ce3" office:value-type="float" office:value="1">
            <text:p>1</text:p>
          </table:table-cell>
          <table:table-cell table:number-columns-repeated="10"/>
          <table:table-cell table:style-name="ce3" office:value-type="float" office:value="1">
            <text:p>1</text:p>
          </table:table-cell>
          <table:table-cell table:number-columns-repeated="20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table:formula="of:=1/(1/[$'Formula B'.B4]-1/[$'Formula B'.B3])" office:value-type="float" office:value="1">
            <text:p>1,00E+00</text:p>
          </table:table-cell>
          <table:table-cell table:style-name="ce6" table:number-columns-repeated="9"/>
          <table:table-cell table:style-name="ce3" office:value-type="float" office:value="2">
            <text:p>2</text:p>
          </table:table-cell>
          <table:table-cell table:number-columns-repeated="10"/>
          <table:table-cell table:style-name="ce3" office:value-type="float" office:value="2">
            <text:p>2</text:p>
          </table:table-cell>
          <table:table-cell table:number-columns-repeated="10"/>
          <table:table-cell table:style-name="ce3" office:value-type="float" office:value="2">
            <text:p>2</text:p>
          </table:table-cell>
          <table:table-cell table:number-columns-repeated="10"/>
          <table:table-cell table:style-name="ce3" office:value-type="float" office:value="2">
            <text:p>2</text:p>
          </table:table-cell>
          <table:table-cell table:number-columns-repeated="10"/>
          <table:table-cell table:style-name="ce3" office:value-type="float" office:value="2">
            <text:p>2</text:p>
          </table:table-cell>
          <table:table-cell table:number-columns-repeated="200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table:formula="of:=1/(1/[$'Formula B'.B5]-1/[$'Formula B'.B4])" office:value-type="float" office:value="0.4">
            <text:p>4,00E-01</text:p>
          </table:table-cell>
          <table:table-cell table:style-name="ce6" table:formula="of:=1/(1/[$'Formula B'.C5]-1/[$'Formula B'.C4])" office:value-type="float" office:value="0.444444444444444">
            <text:p>4,44E-01</text:p>
          </table:table-cell>
          <table:table-cell table:style-name="ce6" table:number-columns-repeated="8"/>
          <table:table-cell table:style-name="ce3" office:value-type="float" office:value="3">
            <text:p>3</text:p>
          </table:table-cell>
          <table:table-cell table:number-columns-repeated="10"/>
          <table:table-cell table:style-name="ce3" office:value-type="float" office:value="3">
            <text:p>3</text:p>
          </table:table-cell>
          <table:table-cell table:number-columns-repeated="10"/>
          <table:table-cell table:style-name="ce3" office:value-type="float" office:value="3">
            <text:p>3</text:p>
          </table:table-cell>
          <table:table-cell table:number-columns-repeated="10"/>
          <table:table-cell table:style-name="ce3" office:value-type="float" office:value="3">
            <text:p>3</text:p>
          </table:table-cell>
          <table:table-cell table:number-columns-repeated="10"/>
          <table:table-cell table:style-name="ce3" office:value-type="float" office:value="3">
            <text:p>3</text:p>
          </table:table-cell>
          <table:table-cell table:number-columns-repeated="200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table:formula="of:=1/(1/[$'Formula B'.B6]-1/[$'Formula B'.B5])" office:value-type="float" office:value="0.153846153846154">
            <text:p>1,54E-01</text:p>
          </table:table-cell>
          <table:table-cell table:style-name="ce6" table:formula="of:=1/(1/[$'Formula B'.C6]-1/[$'Formula B'.C5])" office:value-type="float" office:value="0.173913043478261">
            <text:p>1,74E-01</text:p>
          </table:table-cell>
          <table:table-cell table:style-name="ce6" table:formula="of:=1/(1/[$'Formula B'.D6]-1/[$'Formula B'.D5])" office:value-type="float" office:value="0.509433962264151">
            <text:p>5,09E-01</text:p>
          </table:table-cell>
          <table:table-cell table:style-name="ce6" table:number-columns-repeated="7"/>
          <table:table-cell table:style-name="ce3" office:value-type="float" office:value="4">
            <text:p>4</text:p>
          </table:table-cell>
          <table:table-cell table:number-columns-repeated="10"/>
          <table:table-cell table:style-name="ce3" office:value-type="float" office:value="4">
            <text:p>4</text:p>
          </table:table-cell>
          <table:table-cell table:number-columns-repeated="10"/>
          <table:table-cell table:style-name="ce3" office:value-type="float" office:value="4">
            <text:p>4</text:p>
          </table:table-cell>
          <table:table-cell table:number-columns-repeated="10"/>
          <table:table-cell table:style-name="ce3" office:value-type="float" office:value="4">
            <text:p>4</text:p>
          </table:table-cell>
          <table:table-cell table:number-columns-repeated="10"/>
          <table:table-cell table:style-name="ce3" office:value-type="float" office:value="4">
            <text:p>4</text:p>
          </table:table-cell>
          <table:table-cell table:number-columns-repeated="20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table:formula="of:=1/(1/[$'Formula B'.B7]-1/[$'Formula B'.B6])" office:value-type="float" office:value="0.0526315789473684">
            <text:p>5,26E-02</text:p>
          </table:table-cell>
          <table:table-cell table:style-name="ce6" table:formula="of:=1/(1/[$'Formula B'.C7]-1/[$'Formula B'.C6])" office:value-type="float" office:value="0.0597014925373134">
            <text:p>5,97E-02</text:p>
          </table:table-cell>
          <table:table-cell table:style-name="ce6" table:formula="of:=1/(1/[$'Formula B'.D7]-1/[$'Formula B'.D6])" office:value-type="float" office:value="0.236151603498542">
            <text:p>2,36E-01</text:p>
          </table:table-cell>
          <table:table-cell table:style-name="ce6" table:formula="of:=1/(1/[$'Formula B'.E7]-1/[$'Formula B'.E6])" office:value-type="float" office:value="0.554112554112554">
            <text:p>5,54E-01</text:p>
          </table:table-cell>
          <table:table-cell table:style-name="ce6" table:number-columns-repeated="6"/>
          <table:table-cell table:style-name="ce3" office:value-type="float" office:value="5">
            <text:p>5</text:p>
          </table:table-cell>
          <table:table-cell table:number-columns-repeated="10"/>
          <table:table-cell table:style-name="ce3" office:value-type="float" office:value="5">
            <text:p>5</text:p>
          </table:table-cell>
          <table:table-cell table:number-columns-repeated="10"/>
          <table:table-cell table:style-name="ce3" office:value-type="float" office:value="5">
            <text:p>5</text:p>
          </table:table-cell>
          <table:table-cell table:number-columns-repeated="10"/>
          <table:table-cell table:style-name="ce3" office:value-type="float" office:value="5">
            <text:p>5</text:p>
          </table:table-cell>
          <table:table-cell table:number-columns-repeated="10"/>
          <table:table-cell table:style-name="ce3" office:value-type="float" office:value="5">
            <text:p>5</text:p>
          </table:table-cell>
          <table:table-cell table:number-columns-repeated="20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table:formula="of:=1/(1/[$'Formula B'.B8]-1/[$'Formula B'.B7])" office:value-type="float" office:value="0.0158730158730159">
            <text:p>1,59E-02</text:p>
          </table:table-cell>
          <table:table-cell table:style-name="ce6" table:formula="of:=1/(1/[$'Formula B'.C8]-1/[$'Formula B'.C7])" office:value-type="float" office:value="0.018018018018018">
            <text:p>1,80E-02</text:p>
          </table:table-cell>
          <table:table-cell table:style-name="ce6" table:formula="of:=1/(1/[$'Formula B'.D8]-1/[$'Formula B'.D7])" office:value-type="float" office:value="0.0991432068543452">
            <text:p>9,91E-02</text:p>
          </table:table-cell>
          <table:table-cell table:style-name="ce6" table:formula="of:=1/(1/[$'Formula B'.E8]-1/[$'Formula B'.E7])" office:value-type="float" office:value="0.28476084538376">
            <text:p>2,85E-01</text:p>
          </table:table-cell>
          <table:table-cell table:style-name="ce6" table:formula="of:=1/(1/[$'Formula B'.F8]-1/[$'Formula B'.F7])" office:value-type="float" office:value="0.587516450460613">
            <text:p>5,88E-01</text:p>
          </table:table-cell>
          <table:table-cell table:style-name="ce6" table:number-columns-repeated="5"/>
          <table:table-cell table:style-name="ce3" office:value-type="float" office:value="6">
            <text:p>6</text:p>
          </table:table-cell>
          <table:table-cell table:number-columns-repeated="10"/>
          <table:table-cell table:style-name="ce3" office:value-type="float" office:value="6">
            <text:p>6</text:p>
          </table:table-cell>
          <table:table-cell table:number-columns-repeated="10"/>
          <table:table-cell table:style-name="ce3" office:value-type="float" office:value="6">
            <text:p>6</text:p>
          </table:table-cell>
          <table:table-cell table:number-columns-repeated="10"/>
          <table:table-cell table:style-name="ce3" office:value-type="float" office:value="6">
            <text:p>6</text:p>
          </table:table-cell>
          <table:table-cell table:number-columns-repeated="10"/>
          <table:table-cell table:style-name="ce3" office:value-type="float" office:value="6">
            <text:p>6</text:p>
          </table:table-cell>
          <table:table-cell table:number-columns-repeated="20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table:formula="of:=1/(1/[$'Formula B'.B9]-1/[$'Formula B'.B8])" office:value-type="float" office:value="0.00423728813559322">
            <text:p>4,24E-03</text:p>
          </table:table-cell>
          <table:table-cell table:style-name="ce6" table:formula="of:=1/(1/[$'Formula B'.C9]-1/[$'Formula B'.C8])" office:value-type="float" office:value="0.00481058328322309">
            <text:p>4,81E-03</text:p>
          </table:table-cell>
          <table:table-cell table:style-name="ce6" table:formula="of:=1/(1/[$'Formula B'.D9]-1/[$'Formula B'.D8])" office:value-type="float" office:value="0.0376452362509682">
            <text:p>3,76E-02</text:p>
          </table:table-cell>
          <table:table-cell table:style-name="ce6" table:formula="of:=1/(1/[$'Formula B'.E9]-1/[$'Formula B'.E8])" office:value-type="float" office:value="0.135110172846022">
            <text:p>1,35E-01</text:p>
          </table:table-cell>
          <table:table-cell table:style-name="ce6" table:formula="of:=1/(1/[$'Formula B'.F9]-1/[$'Formula B'.F8])" office:value-type="float" office:value="0.324149949173288">
            <text:p>3,24E-01</text:p>
          </table:table-cell>
          <table:table-cell table:style-name="ce6" table:formula="of:=1/(1/[$'Formula B'.G9]-1/[$'Formula B'.G8])" office:value-type="float" office:value="0.613830123144932">
            <text:p>6,14E-01</text:p>
          </table:table-cell>
          <table:table-cell table:style-name="ce6" table:number-columns-repeated="4"/>
          <table:table-cell table:style-name="ce3" office:value-type="float" office:value="7">
            <text:p>7</text:p>
          </table:table-cell>
          <table:table-cell table:number-columns-repeated="10"/>
          <table:table-cell table:style-name="ce3" office:value-type="float" office:value="7">
            <text:p>7</text:p>
          </table:table-cell>
          <table:table-cell table:number-columns-repeated="10"/>
          <table:table-cell table:style-name="ce3" office:value-type="float" office:value="7">
            <text:p>7</text:p>
          </table:table-cell>
          <table:table-cell table:number-columns-repeated="10"/>
          <table:table-cell table:style-name="ce3" office:value-type="float" office:value="7">
            <text:p>7</text:p>
          </table:table-cell>
          <table:table-cell table:number-columns-repeated="10"/>
          <table:table-cell table:style-name="ce3" office:value-type="float" office:value="7">
            <text:p>7</text:p>
          </table:table-cell>
          <table:table-cell table:number-columns-repeated="20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table:formula="of:=1/(1/[$'Formula B'.B10]-1/[$'Formula B'.B9])" office:value-type="float" office:value="0.00100908173562059">
            <text:p>1,01E-03</text:p>
          </table:table-cell>
          <table:table-cell table:style-name="ce6" table:formula="of:=1/(1/[$'Formula B'.C10]-1/[$'Formula B'.C9])" office:value-type="float" office:value="0.0011456394099957">
            <text:p>1,15E-03</text:p>
          </table:table-cell>
          <table:table-cell table:style-name="ce6" table:formula="of:=1/(1/[$'Formula B'.D10]-1/[$'Formula B'.D9])" office:value-type="float" office:value="0.0129487202259365">
            <text:p>1,29E-02</text:p>
          </table:table-cell>
          <table:table-cell table:style-name="ce6" table:formula="of:=1/(1/[$'Formula B'.E10]-1/[$'Formula B'.E9])" office:value-type="float" office:value="0.0590439946952661">
            <text:p>5,90E-02</text:p>
          </table:table-cell>
          <table:table-cell table:style-name="ce6" table:formula="of:=1/(1/[$'Formula B'.F10]-1/[$'Formula B'.F9])" office:value-type="float" office:value="0.167266506661757">
            <text:p>1,67E-01</text:p>
          </table:table-cell>
          <table:table-cell table:style-name="ce6" table:formula="of:=1/(1/[$'Formula B'.G10]-1/[$'Formula B'.G9])" office:value-type="float" office:value="0.35698108587868">
            <text:p>3,57E-01</text:p>
          </table:table-cell>
          <table:table-cell table:style-name="ce6" table:formula="of:=1/(1/[$'Formula B'.H10]-1/[$'Formula B'.H9])" office:value-type="float" office:value="0.635316017536429">
            <text:p>6,35E-01</text:p>
          </table:table-cell>
          <table:table-cell table:style-name="ce6" table:number-columns-repeated="3"/>
          <table:table-cell table:style-name="ce3" office:value-type="float" office:value="8">
            <text:p>8</text:p>
          </table:table-cell>
          <table:table-cell table:number-columns-repeated="10"/>
          <table:table-cell table:style-name="ce3" office:value-type="float" office:value="8">
            <text:p>8</text:p>
          </table:table-cell>
          <table:table-cell table:number-columns-repeated="10"/>
          <table:table-cell table:style-name="ce3" office:value-type="float" office:value="8">
            <text:p>8</text:p>
          </table:table-cell>
          <table:table-cell table:number-columns-repeated="10"/>
          <table:table-cell table:style-name="ce3" office:value-type="float" office:value="8">
            <text:p>8</text:p>
          </table:table-cell>
          <table:table-cell table:number-columns-repeated="10"/>
          <table:table-cell table:style-name="ce3" office:value-type="float" office:value="8">
            <text:p>8</text:p>
          </table:table-cell>
          <table:table-cell table:number-columns-repeated="20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table:formula="of:=1/(1/[$'Formula B'.B11]-1/[$'Formula B'.B10])" office:value-type="float" office:value="0.000216239593469564">
            <text:p>2,16E-04</text:p>
          </table:table-cell>
          <table:table-cell table:style-name="ce6" table:formula="of:=1/(1/[$'Formula B'.C11]-1/[$'Formula B'.C10])" office:value-type="float" office:value="0.000245504204259498">
            <text:p>2,46E-04</text:p>
          </table:table-cell>
          <table:table-cell table:style-name="ce6" table:formula="of:=1/(1/[$'Formula B'.D11]-1/[$'Formula B'.D10])" office:value-type="float" office:value="0.00404975251512408">
            <text:p>4,05E-03</text:p>
          </table:table-cell>
          <table:table-cell table:style-name="ce6" table:formula="of:=1/(1/[$'Formula B'.E11]-1/[$'Formula B'.E10])" office:value-type="float" office:value="0.0237578738558983">
            <text:p>2,38E-02</text:p>
          </table:table-cell>
          <table:table-cell table:style-name="ce6" table:formula="of:=1/(1/[$'Formula B'.F11]-1/[$'Formula B'.F10])" office:value-type="float" office:value="0.0805103443812591">
            <text:p>8,05E-02</text:p>
          </table:table-cell>
          <table:table-cell table:style-name="ce6" table:formula="of:=1/(1/[$'Formula B'.G11]-1/[$'Formula B'.G10])" office:value-type="float" office:value="0.195980912695746">
            <text:p>1,96E-01</text:p>
          </table:table-cell>
          <table:table-cell table:style-name="ce6" table:formula="of:=1/(1/[$'Formula B'.H11]-1/[$'Formula B'.H10])" office:value-type="float" office:value="0.384947094156769">
            <text:p>3,85E-01</text:p>
          </table:table-cell>
          <table:table-cell table:style-name="ce6" table:formula="of:=1/(1/[$'Formula B'.I11]-1/[$'Formula B'.I10])" office:value-type="float" office:value="0.653326928265105">
            <text:p>6,53E-01</text:p>
          </table:table-cell>
          <table:table-cell table:style-name="ce6" table:number-columns-repeated="2"/>
          <table:table-cell table:style-name="ce3" office:value-type="float" office:value="9">
            <text:p>9</text:p>
          </table:table-cell>
          <table:table-cell table:number-columns-repeated="10"/>
          <table:table-cell table:style-name="ce3" office:value-type="float" office:value="9">
            <text:p>9</text:p>
          </table:table-cell>
          <table:table-cell table:number-columns-repeated="10"/>
          <table:table-cell table:style-name="ce3" office:value-type="float" office:value="9">
            <text:p>9</text:p>
          </table:table-cell>
          <table:table-cell table:number-columns-repeated="10"/>
          <table:table-cell table:style-name="ce3" office:value-type="float" office:value="9">
            <text:p>9</text:p>
          </table:table-cell>
          <table:table-cell table:number-columns-repeated="10"/>
          <table:table-cell table:style-name="ce3" office:value-type="float" office:value="9">
            <text:p>9</text:p>
          </table:table-cell>
          <table:table-cell table:number-columns-repeated="200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table:formula="of:=1/(1/[$'Formula B'.B12]-1/[$'Formula B'.B11])" office:value-type="float" office:value="0.0000420468401799605">
            <text:p>4,20E-05</text:p>
          </table:table-cell>
          <table:table-cell table:style-name="ce6" table:formula="of:=1/(1/[$'Formula B'.C12]-1/[$'Formula B'.C11])" office:value-type="float" office:value="0.0000477372541531411">
            <text:p>4,77E-05</text:p>
          </table:table-cell>
          <table:table-cell table:style-name="ce6" table:formula="of:=1/(1/[$'Formula B'.D12]-1/[$'Formula B'.D11])" office:value-type="float" office:value="0.00115729532620964">
            <text:p>1,16E-03</text:p>
          </table:table-cell>
          <table:table-cell table:style-name="ce6" table:formula="of:=1/(1/[$'Formula B'.E12]-1/[$'Formula B'.E11])" office:value-type="float" office:value="0.00881472506708961">
            <text:p>8,81E-03</text:p>
          </table:table-cell>
          <table:table-cell table:style-name="ce6" table:formula="of:=1/(1/[$'Formula B'.F12]-1/[$'Formula B'.F11])" office:value-type="float" office:value="0.0361053591583202">
            <text:p>3,61E-02</text:p>
          </table:table-cell>
          <table:table-cell table:style-name="ce6" table:formula="of:=1/(1/[$'Formula B'.G12]-1/[$'Formula B'.G11])" office:value-type="float" office:value="0.101299242687417">
            <text:p>1,01E-01</text:p>
          </table:table-cell>
          <table:table-cell table:style-name="ce6" table:formula="of:=1/(1/[$'Formula B'.H12]-1/[$'Formula B'.H11])" office:value-type="float" office:value="0.221731215883815">
            <text:p>2,22E-01</text:p>
          </table:table-cell>
          <table:table-cell table:style-name="ce6" table:formula="of:=1/(1/[$'Formula B'.I12]-1/[$'Formula B'.I11])" office:value-type="float" office:value="0.409180150796444">
            <text:p>4,09E-01</text:p>
          </table:table-cell>
          <table:table-cell table:style-name="ce6" table:formula="of:=1/(1/[$'Formula B'.J12]-1/[$'Formula B'.J11])" office:value-type="float" office:value="0.668731524107697">
            <text:p>6,69E-01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number-columns-repeated="10"/>
          <table:table-cell table:style-name="ce3" office:value-type="float" office:value="10">
            <text:p>10</text:p>
          </table:table-cell>
          <table:table-cell table:number-columns-repeated="10"/>
          <table:table-cell table:style-name="ce3" office:value-type="float" office:value="10">
            <text:p>10</text:p>
          </table:table-cell>
          <table:table-cell table:number-columns-repeated="10"/>
          <table:table-cell table:style-name="ce3" office:value-type="float" office:value="10">
            <text:p>10</text:p>
          </table:table-cell>
          <table:table-cell table:number-columns-repeated="10"/>
          <table:table-cell table:style-name="ce3" office:value-type="float" office:value="10">
            <text:p>10</text:p>
          </table:table-cell>
          <table:table-cell table:number-columns-repeated="200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table:formula="of:=1/(1/[$'Formula B'.B13]-1/[$'Formula B'.B12])" office:value-type="float" office:value="0.00000747500079421883">
            <text:p>7,48E-06</text:p>
          </table:table-cell>
          <table:table-cell table:style-name="ce6" table:formula="of:=1/(1/[$'Formula B'.C13]-1/[$'Formula B'.C12])" office:value-type="float" office:value="0.00000848663196341413">
            <text:p>8,49E-06</text:p>
          </table:table-cell>
          <table:table-cell table:style-name="ce6" table:formula="of:=1/(1/[$'Formula B'.D13]-1/[$'Formula B'.D12])" office:value-type="float" office:value="0.000303803207756247">
            <text:p>3,04E-04</text:p>
          </table:table-cell>
          <table:table-cell table:style-name="ce6" table:formula="of:=1/(1/[$'Formula B'.E13]-1/[$'Formula B'.E12])" office:value-type="float" office:value="0.00302371449225533">
            <text:p>3,02E-03</text:p>
          </table:table-cell>
          <table:table-cell table:style-name="ce6" table:formula="of:=1/(1/[$'Formula B'.F13]-1/[$'Formula B'.F12])" office:value-type="float" office:value="0.0150893000323932">
            <text:p>1,51E-02</text:p>
          </table:table-cell>
          <table:table-cell table:style-name="ce6" table:formula="of:=1/(1/[$'Formula B'.G13]-1/[$'Formula B'.G12])" office:value-type="float" office:value="0.0492219743368284">
            <text:p>4,92E-02</text:p>
          </table:table-cell>
          <table:table-cell table:style-name="ce6" table:formula="of:=1/(1/[$'Formula B'.H13]-1/[$'Formula B'.H12])" office:value-type="float" office:value="0.121108247145293">
            <text:p>1,21E-01</text:p>
          </table:table-cell>
          <table:table-cell table:style-name="ce6" table:formula="of:=1/(1/[$'Formula B'.I13]-1/[$'Formula B'.I12])" office:value-type="float" office:value="0.244957926057576">
            <text:p>2,45E-01</text:p>
          </table:table-cell>
          <table:table-cell table:style-name="ce6" table:formula="of:=1/(1/[$'Formula B'.J13]-1/[$'Formula B'.J12])" office:value-type="float" office:value="0.430470246728441">
            <text:p>4,30E-01</text:p>
          </table:table-cell>
          <table:table-cell table:style-name="ce6" table:formula="of:=1/(1/[$'Formula B'.K13]-1/[$'Formula B'.K12])" office:value-type="float" office:value="0.682118204689333">
            <text:p>6,82E-01</text:p>
          </table:table-cell>
          <table:table-cell table:style-name="ce3" office:value-type="float" office:value="11">
            <text:p>11</text:p>
          </table:table-cell>
          <table:table-cell table:style-name="ce6"/>
          <table:table-cell table:number-columns-repeated="9"/>
          <table:table-cell table:style-name="ce3" office:value-type="float" office:value="11">
            <text:p>11</text:p>
          </table:table-cell>
          <table:table-cell table:number-columns-repeated="10"/>
          <table:table-cell table:style-name="ce3" office:value-type="float" office:value="11">
            <text:p>11</text:p>
          </table:table-cell>
          <table:table-cell table:number-columns-repeated="10"/>
          <table:table-cell table:style-name="ce3" office:value-type="float" office:value="11">
            <text:p>11</text:p>
          </table:table-cell>
          <table:table-cell table:number-columns-repeated="10"/>
          <table:table-cell table:style-name="ce3" office:value-type="float" office:value="11">
            <text:p>11</text:p>
          </table:table-cell>
          <table:table-cell table:number-columns-repeated="200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table:formula="of:=1/(1/[$'Formula B'.B14]-1/[$'Formula B'.B13])" office:value-type="float" office:value="0.00000122318211438649">
            <text:p>1,22E-06</text:p>
          </table:table-cell>
          <table:table-cell table:style-name="ce6" table:formula="of:=1/(1/[$'Formula B'.C14]-1/[$'Formula B'.C13])" office:value-type="float" office:value="0.00000138872180829633">
            <text:p>1,39E-06</text:p>
          </table:table-cell>
          <table:table-cell table:style-name="ce6" table:formula="of:=1/(1/[$'Formula B'.D14]-1/[$'Formula B'.D13])" office:value-type="float" office:value="0.0000736499405193382">
            <text:p>7,36E-05</text:p>
          </table:table-cell>
          <table:table-cell table:style-name="ce6" table:formula="of:=1/(1/[$'Formula B'.E14]-1/[$'Formula B'.E13])" office:value-type="float" office:value="0.000962223224277061">
            <text:p>9,62E-04</text:p>
          </table:table-cell>
          <table:table-cell table:style-name="ce6" table:formula="of:=1/(1/[$'Formula B'.F14]-1/[$'Formula B'.F13])" office:value-type="float" office:value="0.00588471405261713">
            <text:p>5,88E-03</text:p>
          </table:table-cell>
          <table:table-cell table:style-name="ce6" table:formula="of:=1/(1/[$'Formula B'.G14]-1/[$'Formula B'.G13])" office:value-type="float" office:value="0.0224741905193752">
            <text:p>2,25E-02</text:p>
          </table:table-cell>
          <table:table-cell table:style-name="ce6" table:formula="of:=1/(1/[$'Formula B'.H14]-1/[$'Formula B'.H13])" office:value-type="float" office:value="0.0626203233314287">
            <text:p>6,26E-02</text:p>
          </table:table-cell>
          <table:table-cell table:style-name="ce6" table:formula="of:=1/(1/[$'Formula B'.I14]-1/[$'Formula B'.I13])" office:value-type="float" office:value="0.139841654516272">
            <text:p>1,40E-01</text:p>
          </table:table-cell>
          <table:table-cell table:style-name="ce6" table:formula="of:=1/(1/[$'Formula B'.J14]-1/[$'Formula B'.J13])" office:value-type="float" office:value="0.266034684468662">
            <text:p>2,66E-01</text:p>
          </table:table-cell>
          <table:table-cell table:style-name="ce6" table:formula="of:=1/(1/[$'Formula B'.K14]-1/[$'Formula B'.K13])" office:value-type="float" office:value="0.449388224298271">
            <text:p>4,49E-01</text:p>
          </table:table-cell>
          <table:table-cell table:style-name="ce3" office:value-type="float" office:value="12">
            <text:p>12</text:p>
          </table:table-cell>
          <table:table-cell table:style-name="ce6" table:formula="of:=1/(1/[$'Formula B'.M14]-1/[$'Formula B'.M13])" office:value-type="float" office:value="0.693902462344009">
            <text:p>6,94E-01</text:p>
          </table:table-cell>
          <table:table-cell table:style-name="ce6"/>
          <table:table-cell table:number-columns-repeated="8"/>
          <table:table-cell table:style-name="ce3" office:value-type="float" office:value="12">
            <text:p>12</text:p>
          </table:table-cell>
          <table:table-cell table:number-columns-repeated="10"/>
          <table:table-cell table:style-name="ce3" office:value-type="float" office:value="12">
            <text:p>12</text:p>
          </table:table-cell>
          <table:table-cell table:number-columns-repeated="10"/>
          <table:table-cell table:style-name="ce3" office:value-type="float" office:value="12">
            <text:p>12</text:p>
          </table:table-cell>
          <table:table-cell table:number-columns-repeated="10"/>
          <table:table-cell table:style-name="ce3" office:value-type="float" office:value="12">
            <text:p>12</text:p>
          </table:table-cell>
          <table:table-cell table:number-columns-repeated="20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6" table:formula="of:=1/(1/[$'Formula B'.B15]-1/[$'Formula B'.B14])" office:value-type="float" office:value="0.000000185330626826636">
            <text:p>1,85E-07</text:p>
          </table:table-cell>
          <table:table-cell table:style-name="ce6" table:formula="of:=1/(1/[$'Formula B'.C15]-1/[$'Formula B'.C14])" office:value-type="float" office:value="0.000000210412399623751">
            <text:p>2,10E-07</text:p>
          </table:table-cell>
          <table:table-cell table:style-name="ce6" table:formula="of:=1/(1/[$'Formula B'.D15]-1/[$'Formula B'.D14])" office:value-type="float" office:value="0.0000165712671286721">
            <text:p>1,66E-05</text:p>
          </table:table-cell>
          <table:table-cell table:style-name="ce6" table:formula="of:=1/(1/[$'Formula B'.E15]-1/[$'Formula B'.E14])" office:value-type="float" office:value="0.000285113338403417">
            <text:p>2,85E-04</text:p>
          </table:table-cell>
          <table:table-cell table:style-name="ce6" table:formula="of:=1/(1/[$'Formula B'.F15]-1/[$'Formula B'.F14])" office:value-type="float" office:value="0.00214612644316452">
            <text:p>2,15E-03</text:p>
          </table:table-cell>
          <table:table-cell table:style-name="ce6" table:formula="of:=1/(1/[$'Formula B'.G15]-1/[$'Formula B'.G14])" office:value-type="float" office:value="0.00964728271328172">
            <text:p>9,65E-03</text:p>
          </table:table-cell>
          <table:table-cell table:style-name="ce6" table:formula="of:=1/(1/[$'Formula B'.H15]-1/[$'Formula B'.H14])" office:value-type="float" office:value="0.0306268941486051">
            <text:p>3,06E-02</text:p>
          </table:table-cell>
          <table:table-cell table:style-name="ce6" table:formula="of:=1/(1/[$'Formula B'.I15]-1/[$'Formula B'.I14])" office:value-type="float" office:value="0.0759992641202237">
            <text:p>7,60E-02</text:p>
          </table:table-cell>
          <table:table-cell table:style-name="ce6" table:formula="of:=1/(1/[$'Formula B'.J15]-1/[$'Formula B'.J14])" office:value-type="float" office:value="0.15750089124603">
            <text:p>1,58E-01</text:p>
          </table:table-cell>
          <table:table-cell table:style-name="ce6" table:formula="of:=1/(1/[$'Formula B'.K15]-1/[$'Formula B'.K14])" office:value-type="float" office:value="0.285270453036493">
            <text:p>2,85E-01</text:p>
          </table:table-cell>
          <table:table-cell table:style-name="ce3" office:value-type="float" office:value="13">
            <text:p>13</text:p>
          </table:table-cell>
          <table:table-cell table:style-name="ce6" table:formula="of:=1/(1/[$'Formula B'.M15]-1/[$'Formula B'.M14])" office:value-type="float" office:value="0.466358714584475">
            <text:p>4,66E-01</text:p>
          </table:table-cell>
          <table:table-cell table:style-name="ce6" table:formula="of:=1/(1/[$'Formula B'.N15]-1/[$'Formula B'.N14])" office:value-type="float" office:value="0.704387655797708">
            <text:p>7,04E-01</text:p>
          </table:table-cell>
          <table:table-cell table:style-name="ce6"/>
          <table:table-cell table:number-columns-repeated="7"/>
          <table:table-cell table:style-name="ce3" office:value-type="float" office:value="13">
            <text:p>13</text:p>
          </table:table-cell>
          <table:table-cell table:number-columns-repeated="10"/>
          <table:table-cell table:style-name="ce3" office:value-type="float" office:value="13">
            <text:p>13</text:p>
          </table:table-cell>
          <table:table-cell table:number-columns-repeated="10"/>
          <table:table-cell table:style-name="ce3" office:value-type="float" office:value="13">
            <text:p>13</text:p>
          </table:table-cell>
          <table:table-cell table:number-columns-repeated="10"/>
          <table:table-cell table:style-name="ce3" office:value-type="float" office:value="13">
            <text:p>13</text:p>
          </table:table-cell>
          <table:table-cell table:number-columns-repeated="20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table:formula="of:=1/(1/[$'Formula B'.B16]-1/[$'Formula B'.B15])" office:value-type="float" office:value="0.0000000261363705120111">
            <text:p>2,61E-08</text:p>
          </table:table-cell>
          <table:table-cell table:style-name="ce6" table:formula="of:=1/(1/[$'Formula B'.C16]-1/[$'Formula B'.C15])" office:value-type="float" office:value="0.00000002967354361673">
            <text:p>2,97E-08</text:p>
          </table:table-cell>
          <table:table-cell table:style-name="ce6" table:formula="of:=1/(1/[$'Formula B'.D16]-1/[$'Formula B'.D15])" office:value-type="float" office:value="0.00000347649081601214">
            <text:p>3,48E-06</text:p>
          </table:table-cell>
          <table:table-cell table:style-name="ce6" table:formula="of:=1/(1/[$'Formula B'.E16]-1/[$'Formula B'.E15])" office:value-type="float" office:value="0.0000789551555938075">
            <text:p>7,90E-05</text:p>
          </table:table-cell>
          <table:table-cell table:style-name="ce6" table:formula="of:=1/(1/[$'Formula B'.F16]-1/[$'Formula B'.F15])" office:value-type="float" office:value="0.00073378574112388">
            <text:p>7,34E-04</text:p>
          </table:table-cell>
          <table:table-cell table:style-name="ce6" table:formula="of:=1/(1/[$'Formula B'.G16]-1/[$'Formula B'.G15])" office:value-type="float" office:value="0.0038981876487282">
            <text:p>3,90E-03</text:p>
          </table:table-cell>
          <table:table-cell table:style-name="ce6" table:formula="of:=1/(1/[$'Formula B'.H16]-1/[$'Formula B'.H15])" office:value-type="float" office:value="0.0141688702600994">
            <text:p>1,42E-02</text:p>
          </table:table-cell>
          <table:table-cell table:style-name="ce6" table:formula="of:=1/(1/[$'Formula B'.I16]-1/[$'Formula B'.I15])" office:value-type="float" office:value="0.0392801624659543">
            <text:p>3,93E-02</text:p>
          </table:table-cell>
          <table:table-cell table:style-name="ce6" table:formula="of:=1/(1/[$'Formula B'.J16]-1/[$'Formula B'.J15])" office:value-type="float" office:value="0.0891759965423952">
            <text:p>8,92E-02</text:p>
          </table:table-cell>
          <table:table-cell table:style-name="ce6" table:formula="of:=1/(1/[$'Formula B'.K16]-1/[$'Formula B'.K15])" office:value-type="float" office:value="0.17413193359505">
            <text:p>1,74E-01</text:p>
          </table:table-cell>
          <table:table-cell table:style-name="ce3" office:value-type="float" office:value="14">
            <text:p>14</text:p>
          </table:table-cell>
          <table:table-cell table:style-name="ce6" table:formula="of:=1/(1/[$'Formula B'.M16]-1/[$'Formula B'.M15])" office:value-type="float" office:value="0.302919259549446">
            <text:p>3,03E-01</text:p>
          </table:table-cell>
          <table:table-cell table:style-name="ce6" table:formula="of:=1/(1/[$'Formula B'.N16]-1/[$'Formula B'.N15])" office:value-type="float" office:value="0.481705372614988">
            <text:p>4,82E-01</text:p>
          </table:table-cell>
          <table:table-cell table:style-name="ce6" table:formula="of:=1/(1/[$'Formula B'.O16]-1/[$'Formula B'.O15])" office:value-type="float" office:value="0.713801430882751">
            <text:p>7,14E-01</text:p>
          </table:table-cell>
          <table:table-cell table:style-name="ce6"/>
          <table:table-cell table:number-columns-repeated="6"/>
          <table:table-cell table:style-name="ce3" office:value-type="float" office:value="14">
            <text:p>14</text:p>
          </table:table-cell>
          <table:table-cell table:number-columns-repeated="10"/>
          <table:table-cell table:style-name="ce3" office:value-type="float" office:value="14">
            <text:p>14</text:p>
          </table:table-cell>
          <table:table-cell table:number-columns-repeated="10"/>
          <table:table-cell table:style-name="ce3" office:value-type="float" office:value="14">
            <text:p>14</text:p>
          </table:table-cell>
          <table:table-cell table:number-columns-repeated="10"/>
          <table:table-cell table:style-name="ce3" office:value-type="float" office:value="14">
            <text:p>14</text:p>
          </table:table-cell>
          <table:table-cell table:number-columns-repeated="200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 table:formula="of:=1/(1/[$'Formula B'.B17]-1/[$'Formula B'.B16])" office:value-type="float" office:value="0.00000000344655435422213">
            <text:p>3,45E-09</text:p>
          </table:table-cell>
          <table:table-cell table:style-name="ce6" table:formula="of:=1/(1/[$'Formula B'.C17]-1/[$'Formula B'.C16])" office:value-type="float" office:value="0.00000000391299476392168">
            <text:p>3,91E-09</text:p>
          </table:table-cell>
          <table:table-cell table:style-name="ce6" table:formula="of:=1/(1/[$'Formula B'.D17]-1/[$'Formula B'.D16])" office:value-type="float" office:value="0.000000682882166967269">
            <text:p>6,83E-07</text:p>
          </table:table-cell>
          <table:table-cell table:style-name="ce6" table:formula="of:=1/(1/[$'Formula B'.E17]-1/[$'Formula B'.E16])" office:value-type="float" office:value="0.0000205078746789743">
            <text:p>2,05E-05</text:p>
          </table:table-cell>
          <table:table-cell table:style-name="ce6" table:formula="of:=1/(1/[$'Formula B'.F17]-1/[$'Formula B'.F16])" office:value-type="float" office:value="0.000235865883754901">
            <text:p>2,36E-04</text:p>
          </table:table-cell>
          <table:table-cell table:style-name="ce6" table:formula="of:=1/(1/[$'Formula B'.G17]-1/[$'Formula B'.G16])" office:value-type="float" office:value="0.00148529957934764">
            <text:p>1,49E-03</text:p>
          </table:table-cell>
          <table:table-cell table:style-name="ce6" table:formula="of:=1/(1/[$'Formula B'.H17]-1/[$'Formula B'.H16])" office:value-type="float" office:value="0.00620437505036433">
            <text:p>6,20E-03</text:p>
          </table:table-cell>
          <table:table-cell table:style-name="ce6" table:formula="of:=1/(1/[$'Formula B'.I17]-1/[$'Formula B'.I16])" office:value-type="float" office:value="0.0193011532433391">
            <text:p>1,93E-02</text:p>
          </table:table-cell>
          <table:table-cell table:style-name="ce6" table:formula="of:=1/(1/[$'Formula B'.J17]-1/[$'Formula B'.J16])" office:value-type="float" office:value="0.0482337076779744">
            <text:p>4,82E-02</text:p>
          </table:table-cell>
          <table:table-cell table:style-name="ce6" table:formula="of:=1/(1/[$'Formula B'.K17]-1/[$'Formula B'.K16])" office:value-type="float" office:value="0.102042367007988">
            <text:p>1,02E-01</text:p>
          </table:table-cell>
          <table:table-cell table:style-name="ce3" office:value-type="float" office:value="15">
            <text:p>15</text:p>
          </table:table-cell>
          <table:table-cell table:style-name="ce6" table:formula="of:=1/(1/[$'Formula B'.M17]-1/[$'Formula B'.M16])" office:value-type="float" office:value="0.189799437896943">
            <text:p>1,90E-01</text:p>
          </table:table-cell>
          <table:table-cell table:style-name="ce6" table:formula="of:=1/(1/[$'Formula B'.N17]-1/[$'Formula B'.N16])" office:value-type="float" office:value="0.31919042511256">
            <text:p>3,19E-01</text:p>
          </table:table-cell>
          <table:table-cell table:style-name="ce6" table:formula="of:=1/(1/[$'Formula B'.O17]-1/[$'Formula B'.O16])" office:value-type="float" office:value="0.495680043473825">
            <text:p>4,96E-01</text:p>
          </table:table-cell>
          <table:table-cell table:style-name="ce6" table:formula="of:=1/(1/[$'Formula B'.P17]-1/[$'Formula B'.P16])" office:value-type="float" office:value="0.722318581478745">
            <text:p>7,22E-01</text:p>
          </table:table-cell>
          <table:table-cell table:style-name="ce6"/>
          <table:table-cell table:number-columns-repeated="5"/>
          <table:table-cell table:style-name="ce3" office:value-type="float" office:value="15">
            <text:p>15</text:p>
          </table:table-cell>
          <table:table-cell table:number-columns-repeated="10"/>
          <table:table-cell table:style-name="ce3" office:value-type="float" office:value="15">
            <text:p>15</text:p>
          </table:table-cell>
          <table:table-cell table:number-columns-repeated="10"/>
          <table:table-cell table:style-name="ce3" office:value-type="float" office:value="15">
            <text:p>15</text:p>
          </table:table-cell>
          <table:table-cell table:number-columns-repeated="10"/>
          <table:table-cell table:style-name="ce3" office:value-type="float" office:value="15">
            <text:p>15</text:p>
          </table:table-cell>
          <table:table-cell table:number-columns-repeated="20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table:formula="of:=1/(1/[$'Formula B'.B18]-1/[$'Formula B'.B17])" office:value-type="float" office:value="0.000000000426716253393889">
            <text:p>4,27E-10</text:p>
          </table:table-cell>
          <table:table-cell table:style-name="ce6" table:formula="of:=1/(1/[$'Formula B'.C18]-1/[$'Formula B'.C17])" office:value-type="float" office:value="0.000000000484466018408358">
            <text:p>4,84E-10</text:p>
          </table:table-cell>
          <table:table-cell table:style-name="ce6" table:formula="of:=1/(1/[$'Formula B'.D18]-1/[$'Formula B'.D17])" office:value-type="float" office:value="0.000000126070555226132">
            <text:p>1,26E-07</text:p>
          </table:table-cell>
          <table:table-cell table:style-name="ce6" table:formula="of:=1/(1/[$'Formula B'.E18]-1/[$'Formula B'.E17])" office:value-type="float" office:value="0.00000501303831723287">
            <text:p>5,01E-06</text:p>
          </table:table-cell>
          <table:table-cell table:style-name="ce6" table:formula="of:=1/(1/[$'Formula B'.F18]-1/[$'Formula B'.F17])" office:value-type="float" office:value="0.0000714750210929705">
            <text:p>7,15E-05</text:p>
          </table:table-cell>
          <table:table-cell table:style-name="ce6" table:formula="of:=1/(1/[$'Formula B'.G18]-1/[$'Formula B'.G17])" office:value-type="float" office:value="0.000534739618506368">
            <text:p>5,35E-04</text:p>
          </table:table-cell>
          <table:table-cell table:style-name="ce6" table:formula="of:=1/(1/[$'Formula B'.H18]-1/[$'Formula B'.H17])" office:value-type="float" office:value="0.00257449492403645">
            <text:p>2,57E-03</text:p>
          </table:table-cell>
          <table:table-cell table:style-name="ce6" table:formula="of:=1/(1/[$'Formula B'.I18]-1/[$'Formula B'.I17])" office:value-type="float" office:value="0.00901880974215197">
            <text:p>9,02E-03</text:p>
          </table:table-cell>
          <table:table-cell table:style-name="ce6" table:formula="of:=1/(1/[$'Formula B'.J18]-1/[$'Formula B'.J17])" office:value-type="float" office:value="0.0249088880651454">
            <text:p>2,49E-02</text:p>
          </table:table-cell>
          <table:table-cell table:style-name="ce6" table:formula="of:=1/(1/[$'Formula B'.K18]-1/[$'Formula B'.K17])" office:value-type="float" office:value="0.0573403309033712">
            <text:p>5,73E-02</text:p>
          </table:table-cell>
          <table:table-cell table:style-name="ce3" office:value-type="float" office:value="16">
            <text:p>16</text:p>
          </table:table-cell>
          <table:table-cell table:style-name="ce6" table:formula="of:=1/(1/[$'Formula B'.M18]-1/[$'Formula B'.M17])" office:value-type="float" office:value="0.114537410190138">
            <text:p>1,15E-01</text:p>
          </table:table-cell>
          <table:table-cell table:style-name="ce6" table:formula="of:=1/(1/[$'Formula B'.N18]-1/[$'Formula B'.N17])" office:value-type="float" office:value="0.20457385843574">
            <text:p>2,05E-01</text:p>
          </table:table-cell>
          <table:table-cell table:style-name="ce6" table:formula="of:=1/(1/[$'Formula B'.O18]-1/[$'Formula B'.O17])" office:value-type="float" office:value="0.334257387645146">
            <text:p>3,34E-01</text:p>
          </table:table-cell>
          <table:table-cell table:style-name="ce6" table:formula="of:=1/(1/[$'Formula B'.P18]-1/[$'Formula B'.P17])" office:value-type="float" office:value="0.508482206057014">
            <text:p>5,08E-01</text:p>
          </table:table-cell>
          <table:table-cell table:style-name="ce6" table:formula="of:=1/(1/[$'Formula B'.Q18]-1/[$'Formula B'.Q17])" office:value-type="float" office:value="0.730075961086409">
            <text:p>7,30E-01</text:p>
          </table:table-cell>
          <table:table-cell table:style-name="ce6"/>
          <table:table-cell table:number-columns-repeated="4"/>
          <table:table-cell table:style-name="ce3" office:value-type="float" office:value="16">
            <text:p>16</text:p>
          </table:table-cell>
          <table:table-cell table:number-columns-repeated="10"/>
          <table:table-cell table:style-name="ce3" office:value-type="float" office:value="16">
            <text:p>16</text:p>
          </table:table-cell>
          <table:table-cell table:number-columns-repeated="10"/>
          <table:table-cell table:style-name="ce3" office:value-type="float" office:value="16">
            <text:p>16</text:p>
          </table:table-cell>
          <table:table-cell table:number-columns-repeated="10"/>
          <table:table-cell table:style-name="ce3" office:value-type="float" office:value="16">
            <text:p>16</text:p>
          </table:table-cell>
          <table:table-cell table:number-columns-repeated="20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6" table:formula="of:=1/(1/[$'Formula B'.B19]-1/[$'Formula B'.B18])" office:value-type="float" office:value="0.0000000000497835628961308">
            <text:p>4,98E-11</text:p>
          </table:table-cell>
          <table:table-cell table:style-name="ce6" table:formula="of:=1/(1/[$'Formula B'.C19]-1/[$'Formula B'.C18])" office:value-type="float" office:value="0.0000000000565210354812032">
            <text:p>5,65E-11</text:p>
          </table:table-cell>
          <table:table-cell table:style-name="ce6" table:formula="of:=1/(1/[$'Formula B'.D19]-1/[$'Formula B'.D18])" office:value-type="float" office:value="0.0000000219497842058964">
            <text:p>2,19E-08</text:p>
          </table:table-cell>
          <table:table-cell table:style-name="ce6" table:formula="of:=1/(1/[$'Formula B'.E19]-1/[$'Formula B'.E18])" office:value-type="float" office:value="0.00000115685510781064">
            <text:p>1,16E-06</text:p>
          </table:table-cell>
          <table:table-cell table:style-name="ce6" table:formula="of:=1/(1/[$'Formula B'.F19]-1/[$'Formula B'.F18])" office:value-type="float" office:value="0.0000204746535273169">
            <text:p>2,05E-05</text:p>
          </table:table-cell>
          <table:table-cell table:style-name="ce6" table:formula="of:=1/(1/[$'Formula B'.G19]-1/[$'Formula B'.G18])" office:value-type="float" office:value="0.000182300920520058">
            <text:p>1,82E-04</text:p>
          </table:table-cell>
          <table:table-cell table:style-name="ce6" table:formula="of:=1/(1/[$'Formula B'.H19]-1/[$'Formula B'.H18])" office:value-type="float" office:value="0.0010138215672728">
            <text:p>1,01E-03</text:p>
          </table:table-cell>
          <table:table-cell table:style-name="ce6" table:formula="of:=1/(1/[$'Formula B'.I19]-1/[$'Formula B'.I18])" office:value-type="float" office:value="0.00401036926080971">
            <text:p>4,01E-03</text:p>
          </table:table-cell>
          <table:table-cell table:style-name="ce6" table:formula="of:=1/(1/[$'Formula B'.J19]-1/[$'Formula B'.J18])" office:value-type="float" office:value="0.012281352982224">
            <text:p>1,23E-02</text:p>
          </table:table-cell>
          <table:table-cell table:style-name="ce6" table:formula="of:=1/(1/[$'Formula B'.K19]-1/[$'Formula B'.K18])" office:value-type="float" office:value="0.0308761099806722">
            <text:p>3,09E-02</text:p>
          </table:table-cell>
          <table:table-cell table:style-name="ce3" office:value-type="float" office:value="17">
            <text:p>17</text:p>
          </table:table-cell>
          <table:table-cell table:style-name="ce6" table:formula="of:=1/(1/[$'Formula B'.M19]-1/[$'Formula B'.M18])" office:value-type="float" office:value="0.0664930512626827">
            <text:p>6,65E-02</text:p>
          </table:table-cell>
          <table:table-cell table:style-name="ce6" table:formula="of:=1/(1/[$'Formula B'.N19]-1/[$'Formula B'.N18])" office:value-type="float" office:value="0.126630096166474">
            <text:p>1,27E-01</text:p>
          </table:table-cell>
          <table:table-cell table:style-name="ce6" table:formula="of:=1/(1/[$'Formula B'.O19]-1/[$'Formula B'.O18])" office:value-type="float" office:value="0.218525081492681">
            <text:p>2,19E-01</text:p>
          </table:table-cell>
          <table:table-cell table:style-name="ce6" table:formula="of:=1/(1/[$'Formula B'.P19]-1/[$'Formula B'.P18])" office:value-type="float" office:value="0.348264842140113">
            <text:p>3,48E-01</text:p>
          </table:table-cell>
          <table:table-cell table:style-name="ce6" table:formula="of:=1/(1/[$'Formula B'.Q19]-1/[$'Formula B'.Q18])" office:value-type="float" office:value="0.520272314634197">
            <text:p>5,20E-01</text:p>
          </table:table-cell>
          <table:table-cell table:style-name="ce6" table:formula="of:=1/(1/[$'Formula B'.R19]-1/[$'Formula B'.R18])" office:value-type="float" office:value="0.737182529707412">
            <text:p>7,37E-01</text:p>
          </table:table-cell>
          <table:table-cell table:style-name="ce6"/>
          <table:table-cell table:number-columns-repeated="3"/>
          <table:table-cell table:style-name="ce3" office:value-type="float" office:value="17">
            <text:p>17</text:p>
          </table:table-cell>
          <table:table-cell table:number-columns-repeated="10"/>
          <table:table-cell table:style-name="ce3" office:value-type="float" office:value="17">
            <text:p>17</text:p>
          </table:table-cell>
          <table:table-cell table:number-columns-repeated="10"/>
          <table:table-cell table:style-name="ce3" office:value-type="float" office:value="17">
            <text:p>17</text:p>
          </table:table-cell>
          <table:table-cell table:number-columns-repeated="10"/>
          <table:table-cell table:style-name="ce3" office:value-type="float" office:value="17">
            <text:p>17</text:p>
          </table:table-cell>
          <table:table-cell table:number-columns-repeated="20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table:formula="of:=1/(1/[$'Formula B'.B20]-1/[$'Formula B'.B19])" office:value-type="float" office:value="0.00000000000549083414295761">
            <text:p>5,49E-12</text:p>
          </table:table-cell>
          <table:table-cell table:style-name="ce6" table:formula="of:=1/(1/[$'Formula B'.C20]-1/[$'Formula B'.C19])" office:value-type="float" office:value="0.00000000000623393773690001">
            <text:p>6,23E-12</text:p>
          </table:table-cell>
          <table:table-cell table:style-name="ce6" table:formula="of:=1/(1/[$'Formula B'.D20]-1/[$'Formula B'.D19])" office:value-type="float" office:value="0.0000000036152585760224">
            <text:p>3,62E-09</text:p>
          </table:table-cell>
          <table:table-cell table:style-name="ce6" table:formula="of:=1/(1/[$'Formula B'.E20]-1/[$'Formula B'.E19])" office:value-type="float" office:value="0.000000252758263763749">
            <text:p>2,53E-07</text:p>
          </table:table-cell>
          <table:table-cell table:style-name="ce6" table:formula="of:=1/(1/[$'Formula B'.F20]-1/[$'Formula B'.F19])" office:value-type="float" office:value="0.00000555873203938722">
            <text:p>5,56E-06</text:p>
          </table:table-cell>
          <table:table-cell table:style-name="ce6" table:formula="of:=1/(1/[$'Formula B'.G20]-1/[$'Formula B'.G19])" office:value-type="float" office:value="0.0000589800258186364">
            <text:p>5,90E-05</text:p>
          </table:table-cell>
          <table:table-cell table:style-name="ce6" table:formula="of:=1/(1/[$'Formula B'.H20]-1/[$'Formula B'.H19])" office:value-type="float" office:value="0.000379519802495309">
            <text:p>3,80E-04</text:p>
          </table:table-cell>
          <table:table-cell table:style-name="ce6" table:formula="of:=1/(1/[$'Formula B'.I20]-1/[$'Formula B'.I19])" office:value-type="float" office:value="0.00169882994271384">
            <text:p>1,70E-03</text:p>
          </table:table-cell>
          <table:table-cell table:style-name="ce6" table:formula="of:=1/(1/[$'Formula B'.J20]-1/[$'Formula B'.J19])" office:value-type="float" office:value="0.00578363851552485">
            <text:p>5,78E-03</text:p>
          </table:table-cell>
          <table:table-cell table:style-name="ce6" table:formula="of:=1/(1/[$'Formula B'.K20]-1/[$'Formula B'.K19])" office:value-type="float" office:value="0.0159282774346014">
            <text:p>1,59E-02</text:p>
          </table:table-cell>
          <table:table-cell table:style-name="ce3" office:value-type="float" office:value="18">
            <text:p>18</text:p>
          </table:table-cell>
          <table:table-cell table:style-name="ce6" table:formula="of:=1/(1/[$'Formula B'.M20]-1/[$'Formula B'.M19])" office:value-type="float" office:value="0.0371065714628583">
            <text:p>3,71E-02</text:p>
          </table:table-cell>
          <table:table-cell table:style-name="ce6" table:formula="of:=1/(1/[$'Formula B'.N20]-1/[$'Formula B'.N19])" office:value-type="float" office:value="0.0756147749477181">
            <text:p>7,56E-02</text:p>
          </table:table-cell>
          <table:table-cell table:style-name="ce6" table:formula="of:=1/(1/[$'Formula B'.O20]-1/[$'Formula B'.O19])" office:value-type="float" office:value="0.138308404193981">
            <text:p>1,38E-01</text:p>
          </table:table-cell>
          <table:table-cell table:style-name="ce6" table:formula="of:=1/(1/[$'Formula B'.P20]-1/[$'Formula B'.P19])" office:value-type="float" office:value="0.231719404016678">
            <text:p>2,32E-01</text:p>
          </table:table-cell>
          <table:table-cell table:style-name="ce6" table:formula="of:=1/(1/[$'Formula B'.Q20]-1/[$'Formula B'.Q19])" office:value-type="float" office:value="0.361334383996179">
            <text:p>3,61E-01</text:p>
          </table:table-cell>
          <table:table-cell table:style-name="ce6" table:formula="of:=1/(1/[$'Formula B'.R20]-1/[$'Formula B'.R19])" office:value-type="float" office:value="0.531181185917767">
            <text:p>5,31E-01</text:p>
          </table:table-cell>
          <table:table-cell table:style-name="ce6" table:formula="of:=1/(1/[$'Formula B'.S20]-1/[$'Formula B'.S19])" office:value-type="float" office:value="0.743726313499387">
            <text:p>7,44E-01</text:p>
          </table:table-cell>
          <table:table-cell table:style-name="ce6"/>
          <table:table-cell table:number-columns-repeated="2"/>
          <table:table-cell table:style-name="ce3" office:value-type="float" office:value="18">
            <text:p>18</text:p>
          </table:table-cell>
          <table:table-cell table:number-columns-repeated="10"/>
          <table:table-cell table:style-name="ce3" office:value-type="float" office:value="18">
            <text:p>18</text:p>
          </table:table-cell>
          <table:table-cell table:number-columns-repeated="10"/>
          <table:table-cell table:style-name="ce3" office:value-type="float" office:value="18">
            <text:p>18</text:p>
          </table:table-cell>
          <table:table-cell table:number-columns-repeated="10"/>
          <table:table-cell table:style-name="ce3" office:value-type="float" office:value="18">
            <text:p>18</text:p>
          </table:table-cell>
          <table:table-cell table:number-columns-repeated="20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 table:formula="of:=1/(1/[$'Formula B'.B21]-1/[$'Formula B'.B20])" office:value-type="float" office:value="0.000000000000574204877694934">
            <text:p>5,74E-13</text:p>
          </table:table-cell>
          <table:table-cell table:style-name="ce6" table:formula="of:=1/(1/[$'Formula B'.C21]-1/[$'Formula B'.C20])" office:value-type="float" office:value="0.000000000000651915057453622">
            <text:p>6,52E-13</text:p>
          </table:table-cell>
          <table:table-cell table:style-name="ce6" table:formula="of:=1/(1/[$'Formula B'.D21]-1/[$'Formula B'.D20])" office:value-type="float" office:value="0.000000000564884152524774">
            <text:p>5,65E-10</text:p>
          </table:table-cell>
          <table:table-cell table:style-name="ce6" table:formula="of:=1/(1/[$'Formula B'.E21]-1/[$'Formula B'.E20])" office:value-type="float" office:value="0.0000000524239363843417">
            <text:p>5,24E-08</text:p>
          </table:table-cell>
          <table:table-cell table:style-name="ce6" table:formula="of:=1/(1/[$'Formula B'.F21]-1/[$'Formula B'.F20])" office:value-type="float" office:value="0.00000143380008893144">
            <text:p>1,43E-06</text:p>
          </table:table-cell>
          <table:table-cell table:style-name="ce6" table:formula="of:=1/(1/[$'Formula B'.G21]-1/[$'Formula B'.G20])" office:value-type="float" office:value="0.0000181477276968483">
            <text:p>1,81E-05</text:p>
          </table:table-cell>
          <table:table-cell table:style-name="ce6" table:formula="of:=1/(1/[$'Formula B'.H21]-1/[$'Formula B'.H20])" office:value-type="float" office:value="0.000135293445453383">
            <text:p>1,35E-04</text:p>
          </table:table-cell>
          <table:table-cell table:style-name="ce6" table:formula="of:=1/(1/[$'Formula B'.I21]-1/[$'Formula B'.I20])" office:value-type="float" office:value="0.000686443053622295">
            <text:p>6,86E-04</text:p>
          </table:table-cell>
          <table:table-cell table:style-name="ce6" table:formula="of:=1/(1/[$'Formula B'.J21]-1/[$'Formula B'.J20])" office:value-type="float" office:value="0.00260339018537354">
            <text:p>2,60E-03</text:p>
          </table:table-cell>
          <table:table-cell table:style-name="ce6" table:formula="of:=1/(1/[$'Formula B'.K21]-1/[$'Formula B'.K20])" office:value-type="float" office:value="0.00787355751143521">
            <text:p>7,87E-03</text:p>
          </table:table-cell>
          <table:table-cell table:style-name="ce3" office:value-type="float" office:value="19">
            <text:p>19</text:p>
          </table:table-cell>
          <table:table-cell table:style-name="ce6" table:formula="of:=1/(1/[$'Formula B'.M21]-1/[$'Formula B'.M20])" office:value-type="float" office:value="0.0198981101371087">
            <text:p>1,99E-02</text:p>
          </table:table-cell>
          <table:table-cell table:style-name="ce6" table:formula="of:=1/(1/[$'Formula B'.N21]-1/[$'Formula B'.N20])" office:value-type="float" office:value="0.0435218614711193">
            <text:p>4,35E-02</text:p>
          </table:table-cell>
          <table:table-cell table:style-name="ce6" table:formula="of:=1/(1/[$'Formula B'.O21]-1/[$'Formula B'.O20])" office:value-type="float" office:value="0.0846504496714582">
            <text:p>8,47E-02</text:p>
          </table:table-cell>
          <table:table-cell table:style-name="ce6" table:formula="of:=1/(1/[$'Formula B'.P21]-1/[$'Formula B'.P20])" office:value-type="float" office:value="0.149572333241782">
            <text:p>1,50E-01</text:p>
          </table:table-cell>
          <table:table-cell table:style-name="ce6" table:formula="of:=1/(1/[$'Formula B'.Q21]-1/[$'Formula B'.Q20])" office:value-type="float" office:value="0.244218250656258">
            <text:p>2,44E-01</text:p>
          </table:table-cell>
          <table:table-cell table:style-name="ce6" table:formula="of:=1/(1/[$'Formula B'.R21]-1/[$'Formula B'.R20])" office:value-type="float" office:value="0.3735689371541">
            <text:p>3,74E-01</text:p>
          </table:table-cell>
          <table:table-cell table:style-name="ce6" table:formula="of:=1/(1/[$'Formula B'.S21]-1/[$'Formula B'.S20])" office:value-type="float" office:value="0.541316750642646">
            <text:p>5,41E-01</text:p>
          </table:table-cell>
          <table:table-cell table:style-name="ce6" table:formula="of:=1/(1/[$'Formula B'.T21]-1/[$'Formula B'.T20])" office:value-type="float" office:value="0.749779343094871">
            <text:p>7,50E-01</text:p>
          </table:table-cell>
          <table:table-cell table:style-name="ce6"/>
          <table:table-cell/>
          <table:table-cell table:style-name="ce3" office:value-type="float" office:value="19">
            <text:p>19</text:p>
          </table:table-cell>
          <table:table-cell table:number-columns-repeated="10"/>
          <table:table-cell table:style-name="ce3" office:value-type="float" office:value="19">
            <text:p>19</text:p>
          </table:table-cell>
          <table:table-cell table:number-columns-repeated="10"/>
          <table:table-cell table:style-name="ce3" office:value-type="float" office:value="19">
            <text:p>19</text:p>
          </table:table-cell>
          <table:table-cell table:number-columns-repeated="10"/>
          <table:table-cell table:style-name="ce3" office:value-type="float" office:value="19">
            <text:p>19</text:p>
          </table:table-cell>
          <table:table-cell table:number-columns-repeated="20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table:formula="of:=1/(1/[$'Formula B'.B22]-1/[$'Formula B'.B21])" office:value-type="float" office:value="0.0000000000000570846954433562">
            <text:p>5,71E-14</text:p>
          </table:table-cell>
          <table:table-cell table:style-name="ce6" table:formula="of:=1/(1/[$'Formula B'.C22]-1/[$'Formula B'.C21])" office:value-type="float" office:value="0.0000000000000648102688696586">
            <text:p>6,48E-14</text:p>
          </table:table-cell>
          <table:table-cell table:style-name="ce6" table:formula="of:=1/(1/[$'Formula B'.D22]-1/[$'Formula B'.D21])" office:value-type="float" office:value="0.0000000000839456325737814">
            <text:p>8,39E-11</text:p>
          </table:table-cell>
          <table:table-cell table:style-name="ce6" table:formula="of:=1/(1/[$'Formula B'.E22]-1/[$'Formula B'.E21])" office:value-type="float" office:value="0.0000000103468295566783">
            <text:p>1,03E-08</text:p>
          </table:table-cell>
          <table:table-cell table:style-name="ce6" table:formula="of:=1/(1/[$'Formula B'.F22]-1/[$'Formula B'.F21])" office:value-type="float" office:value="0.000000352161434209986">
            <text:p>3,52E-07</text:p>
          </table:table-cell>
          <table:table-cell table:style-name="ce6" table:formula="of:=1/(1/[$'Formula B'.G22]-1/[$'Formula B'.G21])" office:value-type="float" office:value="0.00000532151631501783">
            <text:p>5,32E-06</text:p>
          </table:table-cell>
          <table:table-cell table:style-name="ce6" table:formula="of:=1/(1/[$'Formula B'.H22]-1/[$'Formula B'.H21])" office:value-type="float" office:value="0.0000460109028052597">
            <text:p>4,60E-05</text:p>
          </table:table-cell>
          <table:table-cell table:style-name="ce6" table:formula="of:=1/(1/[$'Formula B'.I22]-1/[$'Formula B'.I21])" office:value-type="float" office:value="0.000264949314472342">
            <text:p>2,65E-04</text:p>
          </table:table-cell>
          <table:table-cell table:style-name="ce6" table:formula="of:=1/(1/[$'Formula B'.J22]-1/[$'Formula B'.J21])" office:value-type="float" office:value="0.00112120280879958">
            <text:p>1,12E-03</text:p>
          </table:table-cell>
          <table:table-cell table:style-name="ce6" table:formula="of:=1/(1/[$'Formula B'.K22]-1/[$'Formula B'.K21])" office:value-type="float" office:value="0.00373112604412672">
            <text:p>3,73E-03</text:p>
          </table:table-cell>
          <table:table-cell table:style-name="ce3" office:value-type="float" office:value="20">
            <text:p>20</text:p>
          </table:table-cell>
          <table:table-cell table:style-name="ce6" table:formula="of:=1/(1/[$'Formula B'.M22]-1/[$'Formula B'.M21])" office:value-type="float" office:value="0.0102530870155969">
            <text:p>1,03E-02</text:p>
          </table:table-cell>
          <table:table-cell table:style-name="ce6" table:formula="of:=1/(1/[$'Formula B'.N22]-1/[$'Formula B'.N21])" office:value-type="float" office:value="0.024134479561103">
            <text:p>2,41E-02</text:p>
          </table:table-cell>
          <table:table-cell table:style-name="ce6" table:formula="of:=1/(1/[$'Formula B'.O22]-1/[$'Formula B'.O21])" office:value-type="float" office:value="0.050058816478176">
            <text:p>5,01E-02</text:p>
          </table:table-cell>
          <table:table-cell table:style-name="ce6" table:formula="of:=1/(1/[$'Formula B'.P22]-1/[$'Formula B'.P21])" office:value-type="float" office:value="0.0935612434714304">
            <text:p>9,36E-02</text:p>
          </table:table-cell>
          <table:table-cell table:style-name="ce6" table:formula="of:=1/(1/[$'Formula B'.Q22]-1/[$'Formula B'.Q21])" office:value-type="float" office:value="0.160429387416924">
            <text:p>1,60E-01</text:p>
          </table:table-cell>
          <table:table-cell table:style-name="ce6" table:formula="of:=1/(1/[$'Formula B'.R22]-1/[$'Formula B'.R21])" office:value-type="float" office:value="0.256077793839058">
            <text:p>2,56E-01</text:p>
          </table:table-cell>
          <table:table-cell table:style-name="ce6" table:formula="of:=1/(1/[$'Formula B'.S22]-1/[$'Formula B'.S21])" office:value-type="float" office:value="0.385056229893325">
            <text:p>3,85E-01</text:p>
          </table:table-cell>
          <table:table-cell table:style-name="ce6" table:formula="of:=1/(1/[$'Formula B'.T22]-1/[$'Formula B'.T21])" office:value-type="float" office:value="0.550769004816118">
            <text:p>5,51E-01</text:p>
          </table:table-cell>
          <table:table-cell table:style-name="ce6" table:formula="of:=1/(1/[$'Formula B'.U22]-1/[$'Formula B'.U21])" office:value-type="float" office:value="0.755401232091087">
            <text:p>7,55E-01</text:p>
          </table:table-cell>
          <table:table-cell table:style-name="ce6"/>
          <table:table-cell table:style-name="ce3" office:value-type="float" office:value="20">
            <text:p>20</text:p>
          </table:table-cell>
          <table:table-cell table:number-columns-repeated="10"/>
          <table:table-cell table:style-name="ce3" office:value-type="float" office:value="20">
            <text:p>20</text:p>
          </table:table-cell>
          <table:table-cell table:number-columns-repeated="10"/>
          <table:table-cell table:style-name="ce3" office:value-type="float" office:value="20">
            <text:p>20</text:p>
          </table:table-cell>
          <table:table-cell table:number-columns-repeated="10"/>
          <table:table-cell table:style-name="ce3" office:value-type="float" office:value="20">
            <text:p>20</text:p>
          </table:table-cell>
          <table:table-cell table:number-columns-repeated="20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6" table:formula="of:=1/(1/[$'Formula B'.B23]-1/[$'Formula B'.B22])" office:value-type="float" office:value="5.40802377884427E-015">
            <text:p>5,41E-15</text:p>
          </table:table-cell>
          <table:table-cell table:style-name="ce6" table:formula="of:=1/(1/[$'Formula B'.C23]-1/[$'Formula B'.C22])" office:value-type="float" office:value="6.1399202087045E-015">
            <text:p>6,14E-15</text:p>
          </table:table-cell>
          <table:table-cell table:style-name="ce6" table:formula="of:=1/(1/[$'Formula B'.D23]-1/[$'Formula B'.D22])" office:value-type="float" office:value="0.0000000000118922979479607">
            <text:p>1,19E-11</text:p>
          </table:table-cell>
          <table:table-cell table:style-name="ce6" table:formula="of:=1/(1/[$'Formula B'.E23]-1/[$'Formula B'.E22])" office:value-type="float" office:value="0.00000000194763850502358">
            <text:p>1,95E-09</text:p>
          </table:table-cell>
          <table:table-cell table:style-name="ce6" table:formula="of:=1/(1/[$'Formula B'.F23]-1/[$'Formula B'.F22])" office:value-type="float" office:value="0.0000000825378365971318">
            <text:p>8,25E-08</text:p>
          </table:table-cell>
          <table:table-cell table:style-name="ce6" table:formula="of:=1/(1/[$'Formula B'.G23]-1/[$'Formula B'.G22])" office:value-type="float" office:value="0.00000149002472678881">
            <text:p>1,49E-06</text:p>
          </table:table-cell>
          <table:table-cell table:style-name="ce6" table:formula="of:=1/(1/[$'Formula B'.H23]-1/[$'Formula B'.H22])" office:value-type="float" office:value="0.00001495356061238">
            <text:p>1,50E-05</text:p>
          </table:table-cell>
          <table:table-cell table:style-name="ce6" table:formula="of:=1/(1/[$'Formula B'.I23]-1/[$'Formula B'.I22])" office:value-type="float" office:value="0.0000978282367136108">
            <text:p>9,78E-05</text:p>
          </table:table-cell>
          <table:table-cell table:style-name="ce6" table:formula="of:=1/(1/[$'Formula B'.J23]-1/[$'Formula B'.J22])" office:value-type="float" office:value="0.000462515605147163">
            <text:p>4,63E-04</text:p>
          </table:table-cell>
          <table:table-cell table:style-name="ce6" table:formula="of:=1/(1/[$'Formula B'.K23]-1/[$'Formula B'.K22])" office:value-type="float" office:value="0.00169625406268082">
            <text:p>1,70E-03</text:p>
          </table:table-cell>
          <table:table-cell table:style-name="ce3" office:value-type="float" office:value="21">
            <text:p>21</text:p>
          </table:table-cell>
          <table:table-cell table:style-name="ce6" table:formula="of:=1/(1/[$'Formula B'.M23]-1/[$'Formula B'.M22])" office:value-type="float" office:value="0.00507814173732151">
            <text:p>5,08E-03</text:p>
          </table:table-cell>
          <table:table-cell table:style-name="ce6" table:formula="of:=1/(1/[$'Formula B'.N23]-1/[$'Formula B'.N22])" office:value-type="float" office:value="0.0128924659630067">
            <text:p>1,29E-02</text:p>
          </table:table-cell>
          <table:table-cell table:style-name="ce6" table:formula="of:=1/(1/[$'Formula B'.O23]-1/[$'Formula B'.O22])" office:value-type="float" office:value="0.0285872240835391">
            <text:p>2,86E-02</text:p>
          </table:table-cell>
          <table:table-cell table:style-name="ce6" table:formula="of:=1/(1/[$'Formula B'.P23]-1/[$'Formula B'.P22])" office:value-type="float" office:value="0.0566669289161686">
            <text:p>5,67E-02</text:p>
          </table:table-cell>
          <table:table-cell table:style-name="ce6" table:formula="of:=1/(1/[$'Formula B'.Q23]-1/[$'Formula B'.Q22])" office:value-type="float" office:value="0.102320264300843">
            <text:p>1,02E-01</text:p>
          </table:table-cell>
          <table:table-cell table:style-name="ce6" table:formula="of:=1/(1/[$'Formula B'.R23]-1/[$'Formula B'.R22])" office:value-type="float" office:value="0.170891636582033">
            <text:p>1,71E-01</text:p>
          </table:table-cell>
          <table:table-cell table:style-name="ce6" table:formula="of:=1/(1/[$'Formula B'.S23]-1/[$'Formula B'.S22])" office:value-type="float" office:value="0.267349033907695">
            <text:p>2,67E-01</text:p>
          </table:table-cell>
          <table:table-cell table:style-name="ce6" table:formula="of:=1/(1/[$'Formula B'.T23]-1/[$'Formula B'.T22])" office:value-type="float" office:value="0.395871534161163">
            <text:p>3,96E-01</text:p>
          </table:table-cell>
          <table:table-cell table:style-name="ce6" table:formula="of:=1/(1/[$'Formula B'.U23]-1/[$'Formula B'.U22])" office:value-type="float" office:value="0.559613703928536">
            <text:p>5,60E-01</text:p>
          </table:table-cell>
          <table:table-cell table:style-name="ce6" table:formula="of:=1/(1/[$'Formula B'.V23]-1/[$'Formula B'.V22])" office:value-type="float" office:value="0.760641818713766">
            <text:p>7,61E-01</text:p>
          </table:table-cell>
          <table:table-cell table:style-name="ce3" office:value-type="float" office:value="21">
            <text:p>21</text:p>
          </table:table-cell>
          <table:table-cell table:style-name="ce6" table:formula="of:=1/(1+([.$W23]-[.X$1])/([.X$1]*[$'Formula B'.X22]))" office:value-type="float" office:value="1">
            <text:p>1,00E+00</text:p>
          </table:table-cell>
          <table:table-cell table:number-columns-repeated="9"/>
          <table:table-cell table:style-name="ce3" office:value-type="float" office:value="21">
            <text:p>21</text:p>
          </table:table-cell>
          <table:table-cell table:number-columns-repeated="10"/>
          <table:table-cell table:style-name="ce3" office:value-type="float" office:value="21">
            <text:p>21</text:p>
          </table:table-cell>
          <table:table-cell table:number-columns-repeated="10"/>
          <table:table-cell table:style-name="ce3" office:value-type="float" office:value="21">
            <text:p>21</text:p>
          </table:table-cell>
          <table:table-cell table:number-columns-repeated="20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table:formula="of:=1/(1/[$'Formula B'.B24]-1/[$'Formula B'.B23])" office:value-type="float" office:value="4.89297389514482E-016">
            <text:p>4,89E-16</text:p>
          </table:table-cell>
          <table:table-cell table:style-name="ce6" table:formula="of:=1/(1/[$'Formula B'.C24]-1/[$'Formula B'.C23])" office:value-type="float" office:value="5.5551659031136E-016">
            <text:p>5,56E-16</text:p>
          </table:table-cell>
          <table:table-cell table:style-name="ce6" table:formula="of:=1/(1/[$'Formula B'.D24]-1/[$'Formula B'.D23])" office:value-type="float" office:value="0.00000000000160948393280685">
            <text:p>1,61E-12</text:p>
          </table:table-cell>
          <table:table-cell table:style-name="ce6" table:formula="of:=1/(1/[$'Formula B'.E24]-1/[$'Formula B'.E23])" office:value-type="float" office:value="0.000000000350368831598764">
            <text:p>3,50E-10</text:p>
          </table:table-cell>
          <table:table-cell table:style-name="ce6" table:formula="of:=1/(1/[$'Formula B'.F24]-1/[$'Formula B'.F23])" office:value-type="float" office:value="0.0000000184958737686375">
            <text:p>1,85E-08</text:p>
          </table:table-cell>
          <table:table-cell table:style-name="ce6" table:formula="of:=1/(1/[$'Formula B'.G24]-1/[$'Formula B'.G23])" office:value-type="float" office:value="0.000000399113776723599">
            <text:p>3,99E-07</text:p>
          </table:table-cell>
          <table:table-cell table:style-name="ce6" table:formula="of:=1/(1/[$'Formula B'.H24]-1/[$'Formula B'.H23])" office:value-type="float" office:value="0.00000465222040312399">
            <text:p>4,65E-06</text:p>
          </table:table-cell>
          <table:table-cell table:style-name="ce6" table:formula="of:=1/(1/[$'Formula B'.I24]-1/[$'Formula B'.I23])" office:value-type="float" office:value="0.0000346059989856">
            <text:p>3,46E-05</text:p>
          </table:table-cell>
          <table:table-cell table:style-name="ce6" table:formula="of:=1/(1/[$'Formula B'.J24]-1/[$'Formula B'.J23])" office:value-type="float" office:value="0.000182975996407242">
            <text:p>1,83E-04</text:p>
          </table:table-cell>
          <table:table-cell table:style-name="ce6" table:formula="of:=1/(1/[$'Formula B'.K24]-1/[$'Formula B'.K23])" office:value-type="float" office:value="0.000740478203517858">
            <text:p>7,40E-04</text:p>
          </table:table-cell>
          <table:table-cell table:style-name="ce3" office:value-type="float" office:value="22">
            <text:p>22</text:p>
          </table:table-cell>
          <table:table-cell table:style-name="ce6" table:formula="of:=1/(1/[$'Formula B'.M24]-1/[$'Formula B'.M23])" office:value-type="float" office:value="0.00241874762459427">
            <text:p>2,42E-03</text:p>
          </table:table-cell>
          <table:table-cell table:style-name="ce6" table:formula="of:=1/(1/[$'Formula B'.N24]-1/[$'Formula B'.N23])" office:value-type="float" office:value="0.00663529937362223">
            <text:p>6,64E-03</text:p>
          </table:table-cell>
          <table:table-cell table:style-name="ce6" table:formula="of:=1/(1/[$'Formula B'.O24]-1/[$'Formula B'.O23])" office:value-type="float" office:value="0.0157615281644234">
            <text:p>1,58E-02</text:p>
          </table:table-cell>
          <table:table-cell table:style-name="ce6" table:formula="of:=1/(1/[$'Formula B'.P24]-1/[$'Formula B'.P23])" office:value-type="float" office:value="0.0332125462843835">
            <text:p>3,32E-02</text:p>
          </table:table-cell>
          <table:table-cell table:style-name="ce6" table:formula="of:=1/(1/[$'Formula B'.Q24]-1/[$'Formula B'.Q23])" office:value-type="float" office:value="0.063306028095059">
            <text:p>6,33E-02</text:p>
          </table:table-cell>
          <table:table-cell table:style-name="ce6" table:formula="of:=1/(1/[$'Formula B'.R24]-1/[$'Formula B'.R23])" office:value-type="float" office:value="0.110909419053275">
            <text:p>1,11E-01</text:p>
          </table:table-cell>
          <table:table-cell table:style-name="ce6" table:formula="of:=1/(1/[$'Formula B'.S24]-1/[$'Formula B'.S23])" office:value-type="float" office:value="0.180973792093953">
            <text:p>1,81E-01</text:p>
          </table:table-cell>
          <table:table-cell table:style-name="ce6" table:formula="of:=1/(1/[$'Formula B'.T24]-1/[$'Formula B'.T23])" office:value-type="float" office:value="0.278078101532995">
            <text:p>2,78E-01</text:p>
          </table:table-cell>
          <table:table-cell table:style-name="ce6" table:formula="of:=1/(1/[$'Formula B'.U24]-1/[$'Formula B'.U23])" office:value-type="float" office:value="0.40607983719278">
            <text:p>4,06E-01</text:p>
          </table:table-cell>
          <table:table-cell table:style-name="ce6" table:formula="of:=1/(1/[$'Formula B'.V24]-1/[$'Formula B'.V23])" office:value-type="float" office:value="0.567915162158711">
            <text:p>5,68E-01</text:p>
          </table:table-cell>
          <table:table-cell table:style-name="ce3" office:value-type="float" office:value="22">
            <text:p>22</text:p>
          </table:table-cell>
          <table:table-cell table:style-name="ce6" table:formula="of:=1/(1/[$'Formula B'.X24]-1/[$'Formula B'.X23])" office:value-type="float" office:value="0.765543148351977">
            <text:p>7,66E-01</text:p>
          </table:table-cell>
          <table:table-cell table:style-name="ce6" table:formula="of:=1/(1/[$'Formula B'.Y24]-1/[$'Formula B'.Y23])" office:value-type="float" office:value="1">
            <text:p>1,00E+00</text:p>
          </table:table-cell>
          <table:table-cell table:style-name="ce6" table:formula="of:=1/(1/[$'Formula B'.Z24]-1/[$'Formula B'.Z23])" office:value-type="float" office:value="1.27152072810206">
            <text:p>1,27E+00</text:p>
          </table:table-cell>
          <table:table-cell table:style-name="ce6" table:formula="of:=1/(1/[$'Formula B'.AA24]-1/[$'Formula B'.AA23])" office:value-type="float" office:value="1.57969064879778">
            <text:p>1,58E+00</text:p>
          </table:table-cell>
          <table:table-cell table:style-name="ce6" table:formula="of:=1/(1/[$'Formula B'.AB24]-1/[$'Formula B'.AB23])" office:value-type="float" office:value="1.92359958680784">
            <text:p>1,92E+00</text:p>
          </table:table-cell>
          <table:table-cell table:style-name="ce6" table:formula="of:=1/(1/[$'Formula B'.AC24]-1/[$'Formula B'.AC23])" office:value-type="float" office:value="2.30198246161569">
            <text:p>2,30E+00</text:p>
          </table:table-cell>
          <table:table-cell table:number-columns-repeated="4"/>
          <table:table-cell table:style-name="ce3" office:value-type="float" office:value="22">
            <text:p>22</text:p>
          </table:table-cell>
          <table:table-cell table:number-columns-repeated="10"/>
          <table:table-cell table:style-name="ce3" office:value-type="float" office:value="22">
            <text:p>22</text:p>
          </table:table-cell>
          <table:table-cell table:number-columns-repeated="10"/>
          <table:table-cell table:style-name="ce3" office:value-type="float" office:value="22">
            <text:p>22</text:p>
          </table:table-cell>
          <table:table-cell table:number-columns-repeated="200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6" table:formula="of:=1/(1/[$'Formula B'.B25]-1/[$'Formula B'.B24])" office:value-type="float" office:value="4.23634103475742E-017">
            <text:p>4,24E-17</text:p>
          </table:table-cell>
          <table:table-cell table:style-name="ce6" table:formula="of:=1/(1/[$'Formula B'.C25]-1/[$'Formula B'.C24])" office:value-type="float" office:value="4.8096674485832E-017">
            <text:p>4,81E-17</text:p>
          </table:table-cell>
          <table:table-cell table:style-name="ce6" table:formula="of:=1/(1/[$'Formula B'.D25]-1/[$'Formula B'.D24])" office:value-type="float" office:value="0.000000000000208501327659072">
            <text:p>2,09E-13</text:p>
          </table:table-cell>
          <table:table-cell table:style-name="ce6" table:formula="of:=1/(1/[$'Formula B'.E25]-1/[$'Formula B'.E24])" office:value-type="float" office:value="0.0000000000603506121416162">
            <text:p>6,04E-11</text:p>
          </table:table-cell>
          <table:table-cell table:style-name="ce6" table:formula="of:=1/(1/[$'Formula B'.F25]-1/[$'Formula B'.F24])" office:value-type="float" office:value="0.00000000397007391591247">
            <text:p>3,97E-09</text:p>
          </table:table-cell>
          <table:table-cell table:style-name="ce6" table:formula="of:=1/(1/[$'Formula B'.G25]-1/[$'Formula B'.G24])" office:value-type="float" office:value="0.000000102446317675914">
            <text:p>1,02E-07</text:p>
          </table:table-cell>
          <table:table-cell table:style-name="ce6" table:formula="of:=1/(1/[$'Formula B'.H25]-1/[$'Formula B'.H24])" office:value-type="float" office:value="0.00000138773632818297">
            <text:p>1,39E-06</text:p>
          </table:table-cell>
          <table:table-cell table:style-name="ce6" table:formula="of:=1/(1/[$'Formula B'.I25]-1/[$'Formula B'.I24])" office:value-type="float" office:value="0.0000117450761757211">
            <text:p>1,17E-05</text:p>
          </table:table-cell>
          <table:table-cell table:style-name="ce6" table:formula="of:=1/(1/[$'Formula B'.J25]-1/[$'Formula B'.J24])" office:value-type="float" office:value="0.0000695074871540998">
            <text:p>6,95E-05</text:p>
          </table:table-cell>
          <table:table-cell table:style-name="ce6" table:formula="of:=1/(1/[$'Formula B'.K25]-1/[$'Formula B'.K24])" office:value-type="float" office:value="0.000310698199561501">
            <text:p>3,11E-04</text:p>
          </table:table-cell>
          <table:table-cell table:style-name="ce3" office:value-type="float" office:value="23">
            <text:p>23</text:p>
          </table:table-cell>
          <table:table-cell table:style-name="ce6" table:formula="of:=1/(1/[$'Formula B'.M25]-1/[$'Formula B'.M24])" office:value-type="float" office:value="0.00110870439777773">
            <text:p>1,11E-03</text:p>
          </table:table-cell>
          <table:table-cell table:style-name="ce6" table:formula="of:=1/(1/[$'Formula B'.N25]-1/[$'Formula B'.N24])" office:value-type="float" office:value="0.00329131401272873">
            <text:p>3,29E-03</text:p>
          </table:table-cell>
          <table:table-cell table:style-name="ce6" table:formula="of:=1/(1/[$'Formula B'.O25]-1/[$'Formula B'.O24])" office:value-type="float" office:value="0.00839008146275519">
            <text:p>8,39E-03</text:p>
          </table:table-cell>
          <table:table-cell table:style-name="ce6" table:formula="of:=1/(1/[$'Formula B'.P25]-1/[$'Formula B'.P24])" office:value-type="float" office:value="0.0188311171451907">
            <text:p>1,88E-02</text:p>
          </table:table-cell>
          <table:table-cell table:style-name="ce6" table:formula="of:=1/(1/[$'Formula B'.Q25]-1/[$'Formula B'.Q24])" office:value-type="float" office:value="0.0379726786471615">
            <text:p>3,80E-02</text:p>
          </table:table-cell>
          <table:table-cell table:style-name="ce6" table:formula="of:=1/(1/[$'Formula B'.R25]-1/[$'Formula B'.R24])" office:value-type="float" office:value="0.0699443114040051">
            <text:p>6,99E-02</text:p>
          </table:table-cell>
          <table:table-cell table:style-name="ce6" table:formula="of:=1/(1/[$'Formula B'.S25]-1/[$'Formula B'.S24])" office:value-type="float" office:value="0.119317105311781">
            <text:p>1,19E-01</text:p>
          </table:table-cell>
          <table:table-cell table:style-name="ce6" table:formula="of:=1/(1/[$'Formula B'.T25]-1/[$'Formula B'.T24])" office:value-type="float" office:value="0.190691944363338">
            <text:p>1,91E-01</text:p>
          </table:table-cell>
          <table:table-cell table:style-name="ce6" table:formula="of:=1/(1/[$'Formula B'.U25]-1/[$'Formula B'.U24])" office:value-type="float" office:value="0.288306654388978">
            <text:p>2,88E-01</text:p>
          </table:table-cell>
          <table:table-cell table:style-name="ce6" table:formula="of:=1/(1/[$'Formula B'.V25]-1/[$'Formula B'.V24])" office:value-type="float" office:value="0.415737574684862">
            <text:p>4,16E-01</text:p>
          </table:table-cell>
          <table:table-cell table:style-name="ce3" office:value-type="float" office:value="23">
            <text:p>23</text:p>
          </table:table-cell>
          <table:table-cell table:style-name="ce6" table:formula="of:=1/(1/[$'Formula B'.X25]-1/[$'Formula B'.X24])" office:value-type="float" office:value="0.57572840307826">
            <text:p>5,76E-01</text:p>
          </table:table-cell>
          <table:table-cell table:style-name="ce6" table:formula="of:=1/(1/[$'Formula B'.Y25]-1/[$'Formula B'.Y24])" office:value-type="float" office:value="0.770140983567907">
            <text:p>7,70E-01</text:p>
          </table:table-cell>
          <table:table-cell table:style-name="ce6" table:formula="of:=1/(1/[$'Formula B'.Z25]-1/[$'Formula B'.Z24])" office:value-type="float" office:value="1">
            <text:p>1,00E+00</text:p>
          </table:table-cell>
          <table:table-cell table:style-name="ce6" table:formula="of:=1/(1/[$'Formula B'.AA25]-1/[$'Formula B'.AA24])" office:value-type="float" office:value="1.26559658668405">
            <text:p>1,27E+00</text:p>
          </table:table-cell>
          <table:table-cell table:style-name="ce6" table:formula="of:=1/(1/[$'Formula B'.AB25]-1/[$'Formula B'.AB24])" office:value-type="float" office:value="1.5666194504665">
            <text:p>1,57E+00</text:p>
          </table:table-cell>
          <table:table-cell table:style-name="ce6" table:formula="of:=1/(1/[$'Formula B'.AC25]-1/[$'Formula B'.AC24])" office:value-type="float" office:value="1.90229033665421">
            <text:p>1,90E+00</text:p>
          </table:table-cell>
          <table:table-cell table:number-columns-repeated="4"/>
          <table:table-cell table:style-name="ce3" office:value-type="float" office:value="23">
            <text:p>23</text:p>
          </table:table-cell>
          <table:table-cell table:number-columns-repeated="10"/>
          <table:table-cell table:style-name="ce3" office:value-type="float" office:value="23">
            <text:p>23</text:p>
          </table:table-cell>
          <table:table-cell table:number-columns-repeated="10"/>
          <table:table-cell table:style-name="ce3" office:value-type="float" office:value="23">
            <text:p>23</text:p>
          </table:table-cell>
          <table:table-cell table:number-columns-repeated="20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6" table:formula="of:=1/(1/[$'Formula B'.B26]-1/[$'Formula B'.B25])" office:value-type="float" office:value="3.51633050315833E-018">
            <text:p>3,52E-18</text:p>
          </table:table-cell>
          <table:table-cell table:style-name="ce6" table:formula="of:=1/(1/[$'Formula B'.C26]-1/[$'Formula B'.C25])" office:value-type="float" office:value="3.99221408775681E-018">
            <text:p>3,99E-18</text:p>
          </table:table-cell>
          <table:table-cell table:style-name="ce6" table:formula="of:=1/(1/[$'Formula B'.D26]-1/[$'Formula B'.D25])" office:value-type="float" office:value="0.0000000000000259007860446052">
            <text:p>2,59E-14</text:p>
          </table:table-cell>
          <table:table-cell table:style-name="ce6" table:formula="of:=1/(1/[$'Formula B'.E26]-1/[$'Formula B'.E25])" office:value-type="float" office:value="0.00000000000997097070166356">
            <text:p>9,97E-12</text:p>
          </table:table-cell>
          <table:table-cell table:style-name="ce6" table:formula="of:=1/(1/[$'Formula B'.F26]-1/[$'Formula B'.F25])" office:value-type="float" office:value="0.000000000817635360293713">
            <text:p>8,18E-10</text:p>
          </table:table-cell>
          <table:table-cell table:style-name="ce6" table:formula="of:=1/(1/[$'Formula B'.G26]-1/[$'Formula B'.G25])" office:value-type="float" office:value="0.0000000252403971460338">
            <text:p>2,52E-08</text:p>
          </table:table-cell>
          <table:table-cell table:style-name="ce6" table:formula="of:=1/(1/[$'Formula B'.H26]-1/[$'Formula B'.H25])" office:value-type="float" office:value="0.000000397510160148256">
            <text:p>3,98E-07</text:p>
          </table:table-cell>
          <table:table-cell table:style-name="ce6" table:formula="of:=1/(1/[$'Formula B'.I26]-1/[$'Formula B'.I25])" office:value-type="float" office:value="0.00000382991712214097">
            <text:p>3,83E-06</text:p>
          </table:table-cell>
          <table:table-cell table:style-name="ce6" table:formula="of:=1/(1/[$'Formula B'.J26]-1/[$'Formula B'.J25])" office:value-type="float" office:value="0.0000253853891643133">
            <text:p>2,54E-05</text:p>
          </table:table-cell>
          <table:table-cell table:style-name="ce6" table:formula="of:=1/(1/[$'Formula B'.K26]-1/[$'Formula B'.K25])" office:value-type="float" office:value="0.000125438371670054">
            <text:p>1,25E-04</text:p>
          </table:table-cell>
          <table:table-cell table:style-name="ce3" office:value-type="float" office:value="24">
            <text:p>24</text:p>
          </table:table-cell>
          <table:table-cell table:style-name="ce6" table:formula="of:=1/(1/[$'Formula B'.M26]-1/[$'Formula B'.M25])" office:value-type="float" office:value="0.000489481438458589">
            <text:p>4,89E-04</text:p>
          </table:table-cell>
          <table:table-cell table:style-name="ce6" table:formula="of:=1/(1/[$'Formula B'.N26]-1/[$'Formula B'.N25])" office:value-type="float" office:value="0.0015743319896067">
            <text:p>1,57E-03</text:p>
          </table:table-cell>
          <table:table-cell table:style-name="ce6" table:formula="of:=1/(1/[$'Formula B'.O26]-1/[$'Formula B'.O25])" office:value-type="float" office:value="0.00431296841972813">
            <text:p>4,31E-03</text:p>
          </table:table-cell>
          <table:table-cell table:style-name="ce6" table:formula="of:=1/(1/[$'Formula B'.P26]-1/[$'Formula B'.P25])" office:value-type="float" office:value="0.0103280156230569">
            <text:p>1,03E-02</text:p>
          </table:table-cell>
          <table:table-cell table:style-name="ce6" table:formula="of:=1/(1/[$'Formula B'.Q26]-1/[$'Formula B'.Q25])" office:value-type="float" office:value="0.0220738865055115">
            <text:p>2,21E-02</text:p>
          </table:table-cell>
          <table:table-cell table:style-name="ce6" table:formula="of:=1/(1/[$'Formula B'.R26]-1/[$'Formula B'.R25])" office:value-type="float" office:value="0.0428353275930694">
            <text:p>4,28E-02</text:p>
          </table:table-cell>
          <table:table-cell table:style-name="ce6" table:formula="of:=1/(1/[$'Formula B'.S26]-1/[$'Formula B'.S25])" office:value-type="float" office:value="0.0765567185380111">
            <text:p>7,66E-02</text:p>
          </table:table-cell>
          <table:table-cell table:style-name="ce6" table:formula="of:=1/(1/[$'Formula B'.T26]-1/[$'Formula B'.T25])" office:value-type="float" office:value="0.127536509583452">
            <text:p>1,28E-01</text:p>
          </table:table-cell>
          <table:table-cell table:style-name="ce6" table:formula="of:=1/(1/[$'Formula B'.U26]-1/[$'Formula B'.U25])" office:value-type="float" office:value="0.200062736339288">
            <text:p>2,00E-01</text:p>
          </table:table-cell>
          <table:table-cell table:style-name="ce6" table:formula="of:=1/(1/[$'Formula B'.V26]-1/[$'Formula B'.V25])" office:value-type="float" office:value="0.298072299793828">
            <text:p>2,98E-01</text:p>
          </table:table-cell>
          <table:table-cell table:style-name="ce3" office:value-type="float" office:value="24">
            <text:p>24</text:p>
          </table:table-cell>
          <table:table-cell table:style-name="ce6" table:formula="of:=1/(1/[$'Formula B'.X26]-1/[$'Formula B'.X25])" office:value-type="float" office:value="0.424894023815537">
            <text:p>4,25E-01</text:p>
          </table:table-cell>
          <table:table-cell table:style-name="ce6" table:formula="of:=1/(1/[$'Formula B'.Y26]-1/[$'Formula B'.Y25])" office:value-type="float" office:value="0.58310083298291">
            <text:p>5,83E-01</text:p>
          </table:table-cell>
          <table:table-cell table:style-name="ce6" table:formula="of:=1/(1/[$'Formula B'.Z26]-1/[$'Formula B'.Z25])" office:value-type="float" office:value="0.774465969610923">
            <text:p>7,74E-01</text:p>
          </table:table-cell>
          <table:table-cell table:style-name="ce6" table:formula="of:=1/(1/[$'Formula B'.AA26]-1/[$'Formula B'.AA25])" office:value-type="float" office:value="1">
            <text:p>1,00E+00</text:p>
          </table:table-cell>
          <table:table-cell table:style-name="ce6" table:formula="of:=1/(1/[$'Formula B'.AB26]-1/[$'Formula B'.AB25])" office:value-type="float" office:value="1.26003956912072">
            <text:p>1,26E+00</text:p>
          </table:table-cell>
          <table:table-cell table:style-name="ce6" table:formula="of:=1/(1/[$'Formula B'.AC26]-1/[$'Formula B'.AC25])" office:value-type="float" office:value="1.55436148816229">
            <text:p>1,55E+00</text:p>
          </table:table-cell>
          <table:table-cell table:number-columns-repeated="4"/>
          <table:table-cell table:style-name="ce3" office:value-type="float" office:value="24">
            <text:p>24</text:p>
          </table:table-cell>
          <table:table-cell table:number-columns-repeated="10"/>
          <table:table-cell table:style-name="ce3" office:value-type="float" office:value="24">
            <text:p>24</text:p>
          </table:table-cell>
          <table:table-cell table:number-columns-repeated="10"/>
          <table:table-cell table:style-name="ce3" office:value-type="float" office:value="24">
            <text:p>24</text:p>
          </table:table-cell>
          <table:table-cell table:number-columns-repeated="20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6" table:formula="of:=1/(1/[$'Formula B'.B27]-1/[$'Formula B'.B26])" office:value-type="float" office:value="2.80287214019867E-019">
            <text:p>2,80E-19</text:p>
          </table:table-cell>
          <table:table-cell table:style-name="ce6" table:formula="of:=1/(1/[$'Formula B'.C27]-1/[$'Formula B'.C26])" office:value-type="float" office:value="3.18219963516847E-019">
            <text:p>3,18E-19</text:p>
          </table:table-cell>
          <table:table-cell table:style-name="ce6" table:formula="of:=1/(1/[$'Formula B'.D27]-1/[$'Formula B'.D26])" office:value-type="float" office:value="3.09043469850403E-015">
            <text:p>3,09E-15</text:p>
          </table:table-cell>
          <table:table-cell table:style-name="ce6" table:formula="of:=1/(1/[$'Formula B'.E27]-1/[$'Formula B'.E26])" office:value-type="float" office:value="0.00000000000158269376216894">
            <text:p>1,58E-12</text:p>
          </table:table-cell>
          <table:table-cell table:style-name="ce6" table:formula="of:=1/(1/[$'Formula B'.F27]-1/[$'Formula B'.F26])" office:value-type="float" office:value="0.000000000161823665059509">
            <text:p>1,62E-10</text:p>
          </table:table-cell>
          <table:table-cell table:style-name="ce6" table:formula="of:=1/(1/[$'Formula B'.G27]-1/[$'Formula B'.G26])" office:value-type="float" office:value="0.00000000597798879973019">
            <text:p>5,98E-09</text:p>
          </table:table-cell>
          <table:table-cell table:style-name="ce6" table:formula="of:=1/(1/[$'Formula B'.H27]-1/[$'Formula B'.H26])" office:value-type="float" office:value="0.000000109499327227621">
            <text:p>1,09E-07</text:p>
          </table:table-cell>
          <table:table-cell table:style-name="ce6" table:formula="of:=1/(1/[$'Formula B'.I27]-1/[$'Formula B'.I26])" office:value-type="float" office:value="0.00000120154271678558">
            <text:p>1,20E-06</text:p>
          </table:table-cell>
          <table:table-cell table:style-name="ce6" table:formula="of:=1/(1/[$'Formula B'.J27]-1/[$'Formula B'.J26])" office:value-type="float" office:value="0.0000089245561879226">
            <text:p>8,92E-06</text:p>
          </table:table-cell>
          <table:table-cell table:style-name="ce6" table:formula="of:=1/(1/[$'Formula B'.K27]-1/[$'Formula B'.K26])" office:value-type="float" office:value="0.0000487817589579215">
            <text:p>4,88E-05</text:p>
          </table:table-cell>
          <table:table-cell table:style-name="ce3" office:value-type="float" office:value="25">
            <text:p>25</text:p>
          </table:table-cell>
          <table:table-cell table:style-name="ce6" table:formula="of:=1/(1/[$'Formula B'.M27]-1/[$'Formula B'.M26])" office:value-type="float" office:value="0.000208324307676422">
            <text:p>2,08E-04</text:p>
          </table:table-cell>
          <table:table-cell table:style-name="ce6" table:formula="of:=1/(1/[$'Formula B'.N27]-1/[$'Formula B'.N26])" office:value-type="float" office:value="0.000726658764516111">
            <text:p>7,27E-04</text:p>
          </table:table-cell>
          <table:table-cell table:style-name="ce6" table:formula="of:=1/(1/[$'Formula B'.O27]-1/[$'Formula B'.O26])" office:value-type="float" office:value="0.00214192562072707">
            <text:p>2,14E-03</text:p>
          </table:table-cell>
          <table:table-cell table:style-name="ce6" table:formula="of:=1/(1/[$'Formula B'.P27]-1/[$'Formula B'.P26])" office:value-type="float" office:value="0.00547997935455072">
            <text:p>5,48E-03</text:p>
          </table:table-cell>
          <table:table-cell table:style-name="ce6" table:formula="of:=1/(1/[$'Formula B'.Q27]-1/[$'Formula B'.Q26])" office:value-type="float" office:value="0.0124337149351202">
            <text:p>1,24E-02</text:p>
          </table:table-cell>
          <table:table-cell table:style-name="ce6" table:formula="of:=1/(1/[$'Formula B'.R27]-1/[$'Formula B'.R26])" office:value-type="float" office:value="0.0254646969912767">
            <text:p>2,55E-02</text:p>
          </table:table-cell>
          <table:table-cell table:style-name="ce6" table:formula="of:=1/(1/[$'Formula B'.S27]-1/[$'Formula B'.S26])" office:value-type="float" office:value="0.0477730438177119">
            <text:p>4,78E-02</text:p>
          </table:table-cell>
          <table:table-cell table:style-name="ce6" table:formula="of:=1/(1/[$'Formula B'.T27]-1/[$'Formula B'.T26])" office:value-type="float" office:value="0.0831236091944306">
            <text:p>8,31E-02</text:p>
          </table:table-cell>
          <table:table-cell table:style-name="ce6" table:formula="of:=1/(1/[$'Formula B'.U27]-1/[$'Formula B'.U26])" office:value-type="float" office:value="0.13556434767218">
            <text:p>1,36E-01</text:p>
          </table:table-cell>
          <table:table-cell table:style-name="ce6" table:formula="of:=1/(1/[$'Formula B'.V27]-1/[$'Formula B'.V26])" office:value-type="float" office:value="0.209102826598837">
            <text:p>2,09E-01</text:p>
          </table:table-cell>
          <table:table-cell table:style-name="ce3" office:value-type="float" office:value="25">
            <text:p>25</text:p>
          </table:table-cell>
          <table:table-cell table:style-name="ce6" table:formula="of:=1/(1/[$'Formula B'.X27]-1/[$'Formula B'.X26])" office:value-type="float" office:value="0.307409007885967">
            <text:p>3,07E-01</text:p>
          </table:table-cell>
          <table:table-cell table:style-name="ce6" table:formula="of:=1/(1/[$'Formula B'.Y27]-1/[$'Formula B'.Y26])" office:value-type="float" office:value="0.433592430804876">
            <text:p>4,34E-01</text:p>
          </table:table-cell>
          <table:table-cell table:style-name="ce6" table:formula="of:=1/(1/[$'Formula B'.Z27]-1/[$'Formula B'.Z26])" office:value-type="float" office:value="0.590073557752568">
            <text:p>5,90E-01</text:p>
          </table:table-cell>
          <table:table-cell table:style-name="ce6" table:formula="of:=1/(1/[$'Formula B'.AA27]-1/[$'Formula B'.AA26])" office:value-type="float" office:value="0.778544544935315">
            <text:p>7,79E-01</text:p>
          </table:table-cell>
          <table:table-cell table:style-name="ce6" table:formula="of:=1/(1/[$'Formula B'.AB27]-1/[$'Formula B'.AB26])" office:value-type="float" office:value="1">
            <text:p>1,00E+00</text:p>
          </table:table-cell>
          <table:table-cell table:style-name="ce6" table:formula="of:=1/(1/[$'Formula B'.AC27]-1/[$'Formula B'.AC26])" office:value-type="float" office:value="1.25481342431015">
            <text:p>1,25E+00</text:p>
          </table:table-cell>
          <table:table-cell table:number-columns-repeated="4"/>
          <table:table-cell table:style-name="ce3" office:value-type="float" office:value="25">
            <text:p>25</text:p>
          </table:table-cell>
          <table:table-cell table:number-columns-repeated="10"/>
          <table:table-cell table:style-name="ce3" office:value-type="float" office:value="25">
            <text:p>25</text:p>
          </table:table-cell>
          <table:table-cell table:number-columns-repeated="10"/>
          <table:table-cell table:style-name="ce3" office:value-type="float" office:value="25">
            <text:p>25</text:p>
          </table:table-cell>
          <table:table-cell table:number-columns-repeated="20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table:formula="of:=1/(1/[$'Formula B'.B28]-1/[$'Formula B'.B27])" office:value-type="float" office:value="2.14886864081898E-020">
            <text:p>2,15E-20</text:p>
          </table:table-cell>
          <table:table-cell table:style-name="ce6" table:formula="of:=1/(1/[$'Formula B'.C28]-1/[$'Formula B'.C27])" office:value-type="float" office:value="2.43968638696249E-020">
            <text:p>2,44E-20</text:p>
          </table:table-cell>
          <table:table-cell table:style-name="ce6" table:formula="of:=1/(1/[$'Formula B'.D28]-1/[$'Formula B'.D27])" office:value-type="float" office:value="3.54728156697855E-016">
            <text:p>3,55E-16</text:p>
          </table:table-cell>
          <table:table-cell table:style-name="ce6" table:formula="of:=1/(1/[$'Formula B'.E28]-1/[$'Formula B'.E27])" office:value-type="float" office:value="0.000000000000241720501858532">
            <text:p>2,42E-13</text:p>
          </table:table-cell>
          <table:table-cell table:style-name="ce6" table:formula="of:=1/(1/[$'Formula B'.F28]-1/[$'Formula B'.F27])" office:value-type="float" office:value="0.0000000000308235552494778">
            <text:p>3,08E-11</text:p>
          </table:table-cell>
          <table:table-cell table:style-name="ce6" table:formula="of:=1/(1/[$'Formula B'.G28]-1/[$'Formula B'.G27])" office:value-type="float" office:value="0.00000000136298144643626">
            <text:p>1,36E-09</text:p>
          </table:table-cell>
          <table:table-cell table:style-name="ce6" table:formula="of:=1/(1/[$'Formula B'.H28]-1/[$'Formula B'.H27])" office:value-type="float" office:value="0.0000000290461373746188">
            <text:p>2,90E-08</text:p>
          </table:table-cell>
          <table:table-cell table:style-name="ce6" table:formula="of:=1/(1/[$'Formula B'.I28]-1/[$'Formula B'.I27])" office:value-type="float" office:value="0.000000363132917718659">
            <text:p>3,63E-07</text:p>
          </table:table-cell>
          <table:table-cell table:style-name="ce6" table:formula="of:=1/(1/[$'Formula B'.J28]-1/[$'Formula B'.J27])" office:value-type="float" office:value="0.00000302385019750481">
            <text:p>3,02E-06</text:p>
          </table:table-cell>
          <table:table-cell table:style-name="ce6" table:formula="of:=1/(1/[$'Formula B'.K28]-1/[$'Formula B'.K27])" office:value-type="float" office:value="0.0000182931819185603">
            <text:p>1,83E-05</text:p>
          </table:table-cell>
          <table:table-cell table:style-name="ce3" office:value-type="float" office:value="26">
            <text:p>26</text:p>
          </table:table-cell>
          <table:table-cell table:style-name="ce6" table:formula="of:=1/(1/[$'Formula B'.M28]-1/[$'Formula B'.M27])" office:value-type="float" office:value="0.0000855523718165171">
            <text:p>8,56E-05</text:p>
          </table:table-cell>
          <table:table-cell table:style-name="ce6" table:formula="of:=1/(1/[$'Formula B'.N28]-1/[$'Formula B'.N27])" office:value-type="float" office:value="0.000323890261591089">
            <text:p>3,24E-04</text:p>
          </table:table-cell>
          <table:table-cell table:style-name="ce6" table:formula="of:=1/(1/[$'Formula B'.O28]-1/[$'Formula B'.O27])" office:value-type="float" office:value="0.00102821239212765">
            <text:p>1,03E-03</text:p>
          </table:table-cell>
          <table:table-cell table:style-name="ce6" table:formula="of:=1/(1/[$'Formula B'.P28]-1/[$'Formula B'.P27])" office:value-type="float" office:value="0.00281377564218265">
            <text:p>2,81E-03</text:p>
          </table:table-cell>
          <table:table-cell table:style-name="ce6" table:formula="of:=1/(1/[$'Formula B'.Q28]-1/[$'Formula B'.Q27])" office:value-type="float" office:value="0.00678662903792893">
            <text:p>6,79E-03</text:p>
          </table:table-cell>
          <table:table-cell table:style-name="ce6" table:formula="of:=1/(1/[$'Formula B'.R28]-1/[$'Formula B'.R27])" office:value-type="float" office:value="0.0146916089787166">
            <text:p>1,47E-02</text:p>
          </table:table-cell>
          <table:table-cell table:style-name="ce6" table:formula="of:=1/(1/[$'Formula B'.S28]-1/[$'Formula B'.S27])" office:value-type="float" office:value="0.028980757520846">
            <text:p>2,90E-02</text:p>
          </table:table-cell>
          <table:table-cell table:style-name="ce6" table:formula="of:=1/(1/[$'Formula B'.T28]-1/[$'Formula B'.T27])" office:value-type="float" office:value="0.0527625973696366">
            <text:p>5,28E-02</text:p>
          </table:table-cell>
          <table:table-cell table:style-name="ce6" table:formula="of:=1/(1/[$'Formula B'.U28]-1/[$'Formula B'.U27])" office:value-type="float" office:value="0.0896296963988078">
            <text:p>8,96E-02</text:p>
          </table:table-cell>
          <table:table-cell table:style-name="ce6" table:formula="of:=1/(1/[$'Formula B'.V28]-1/[$'Formula B'.V27])" office:value-type="float" office:value="0.143399928448923">
            <text:p>1,43E-01</text:p>
          </table:table-cell>
          <table:table-cell table:style-name="ce3" office:value-type="float" office:value="26">
            <text:p>26</text:p>
          </table:table-cell>
          <table:table-cell table:style-name="ce6" table:formula="of:=1/(1/[$'Formula B'.X28]-1/[$'Formula B'.X27])" office:value-type="float" office:value="0.21782854611758">
            <text:p>2,18E-01</text:p>
          </table:table-cell>
          <table:table-cell table:style-name="ce6" table:formula="of:=1/(1/[$'Formula B'.Y28]-1/[$'Formula B'.Y27])" office:value-type="float" office:value="0.316347498078849">
            <text:p>3,16E-01</text:p>
          </table:table-cell>
          <table:table-cell table:style-name="ce6" table:formula="of:=1/(1/[$'Formula B'.Z28]-1/[$'Formula B'.Z27])" office:value-type="float" office:value="0.441870929942478">
            <text:p>4,42E-01</text:p>
          </table:table-cell>
          <table:table-cell table:style-name="ce6" table:formula="of:=1/(1/[$'Formula B'.AA28]-1/[$'Formula B'.AA27])" office:value-type="float" office:value="0.596682430028534">
            <text:p>5,97E-01</text:p>
          </table:table-cell>
          <table:table-cell table:style-name="ce6" table:formula="of:=1/(1/[$'Formula B'.AB28]-1/[$'Formula B'.AB27])" office:value-type="float" office:value="0.782399660353225">
            <text:p>7,82E-01</text:p>
          </table:table-cell>
          <table:table-cell table:style-name="ce6" table:formula="of:=1/(1/[$'Formula B'.AC28]-1/[$'Formula B'.AC27])" office:value-type="float" office:value="1">
            <text:p>1,00E+00</text:p>
          </table:table-cell>
          <table:table-cell table:number-columns-repeated="4"/>
          <table:table-cell table:style-name="ce3" office:value-type="float" office:value="26">
            <text:p>26</text:p>
          </table:table-cell>
          <table:table-cell table:number-columns-repeated="10"/>
          <table:table-cell table:style-name="ce3" office:value-type="float" office:value="26">
            <text:p>26</text:p>
          </table:table-cell>
          <table:table-cell table:number-columns-repeated="10"/>
          <table:table-cell table:style-name="ce3" office:value-type="float" office:value="26">
            <text:p>26</text:p>
          </table:table-cell>
          <table:table-cell table:number-columns-repeated="20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table:formula="of:=1/(1/[$'Formula B'.B29]-1/[$'Formula B'.B28])" office:value-type="float" office:value="1.58685684245094E-021">
            <text:p>1,59E-21</text:p>
          </table:table-cell>
          <table:table-cell table:style-name="ce6" table:formula="of:=1/(1/[$'Formula B'.C29]-1/[$'Formula B'.C28])" office:value-type="float" office:value="1.80161456268E-021">
            <text:p>1,80E-21</text:p>
          </table:table-cell>
          <table:table-cell table:style-name="ce6" table:formula="of:=1/(1/[$'Formula B'.D29]-1/[$'Formula B'.D28])" office:value-type="float" office:value="3.92247480963974E-017">
            <text:p>3,92E-17</text:p>
          </table:table-cell>
          <table:table-cell table:style-name="ce6" table:formula="of:=1/(1/[$'Formula B'.E29]-1/[$'Formula B'.E28])" office:value-type="float" office:value="0.0000000000000355709099724931">
            <text:p>3,56E-14</text:p>
          </table:table-cell>
          <table:table-cell table:style-name="ce6" table:formula="of:=1/(1/[$'Formula B'.F29]-1/[$'Formula B'.F28])" office:value-type="float" office:value="0.00000000000565817010698609">
            <text:p>5,66E-12</text:p>
          </table:table-cell>
          <table:table-cell table:style-name="ce6" table:formula="of:=1/(1/[$'Formula B'.G29]-1/[$'Formula B'.G28])" office:value-type="float" office:value="0.000000000299556361858609">
            <text:p>3,00E-10</text:p>
          </table:table-cell>
          <table:table-cell table:style-name="ce6" table:formula="of:=1/(1/[$'Formula B'.H29]-1/[$'Formula B'.H28])" office:value-type="float" office:value="0.00000000742910821602847">
            <text:p>7,43E-09</text:p>
          </table:table-cell>
          <table:table-cell table:style-name="ce6" table:formula="of:=1/(1/[$'Formula B'.I29]-1/[$'Formula B'.I28])" office:value-type="float" office:value="0.000000105852511050597">
            <text:p>1,06E-07</text:p>
          </table:table-cell>
          <table:table-cell table:style-name="ce6" table:formula="of:=1/(1/[$'Formula B'.J29]-1/[$'Formula B'.J28])" office:value-type="float" office:value="0.000000988566468208821">
            <text:p>9,89E-07</text:p>
          </table:table-cell>
          <table:table-cell table:style-name="ce6" table:formula="of:=1/(1/[$'Formula B'.K29]-1/[$'Formula B'.K28])" office:value-type="float" office:value="0.0000066219690460147">
            <text:p>6,62E-06</text:p>
          </table:table-cell>
          <table:table-cell table:style-name="ce3" office:value-type="float" office:value="27">
            <text:p>27</text:p>
          </table:table-cell>
          <table:table-cell table:style-name="ce6" table:formula="of:=1/(1/[$'Formula B'.M29]-1/[$'Formula B'.M28])" office:value-type="float" office:value="0.0000339331088542373">
            <text:p>3,39E-05</text:p>
          </table:table-cell>
          <table:table-cell table:style-name="ce6" table:formula="of:=1/(1/[$'Formula B'.N29]-1/[$'Formula B'.N28])" office:value-type="float" office:value="0.000139523349308596">
            <text:p>1,40E-04</text:p>
          </table:table-cell>
          <table:table-cell table:style-name="ce6" table:formula="of:=1/(1/[$'Formula B'.O29]-1/[$'Formula B'.O28])" office:value-type="float" office:value="0.000477401856005849">
            <text:p>4,77E-04</text:p>
          </table:table-cell>
          <table:table-cell table:style-name="ce6" table:formula="of:=1/(1/[$'Formula B'.P29]-1/[$'Formula B'.P28])" office:value-type="float" office:value="0.00139872605829901">
            <text:p>1,40E-03</text:p>
          </table:table-cell>
          <table:table-cell table:style-name="ce6" table:formula="of:=1/(1/[$'Formula B'.Q29]-1/[$'Formula B'.Q28])" office:value-type="float" office:value="0.00359025409326447">
            <text:p>3,59E-03</text:p>
          </table:table-cell>
          <table:table-cell table:style-name="ce6" table:formula="of:=1/(1/[$'Formula B'.R29]-1/[$'Formula B'.R28])" office:value-type="float" office:value="0.00822584283376785">
            <text:p>8,23E-03</text:p>
          </table:table-cell>
          <table:table-cell table:style-name="ce6" table:formula="of:=1/(1/[$'Formula B'.S29]-1/[$'Formula B'.S28])" office:value-type="float" office:value="0.0170864381744505">
            <text:p>1,71E-02</text:p>
          </table:table-cell>
          <table:table-cell table:style-name="ce6" table:formula="of:=1/(1/[$'Formula B'.T29]-1/[$'Formula B'.T28])" office:value-type="float" office:value="0.0326016095813102">
            <text:p>3,26E-02</text:p>
          </table:table-cell>
          <table:table-cell table:style-name="ce6" table:formula="of:=1/(1/[$'Formula B'.U29]-1/[$'Formula B'.U28])" office:value-type="float" office:value="0.0577843960609449">
            <text:p>5,78E-02</text:p>
          </table:table-cell>
          <table:table-cell table:style-name="ce6" table:formula="of:=1/(1/[$'Formula B'.V29]-1/[$'Formula B'.V28])" office:value-type="float" office:value="0.0960631895831135">
            <text:p>9,61E-02</text:p>
          </table:table-cell>
          <table:table-cell table:style-name="ce3" office:value-type="float" office:value="27">
            <text:p>27</text:p>
          </table:table-cell>
          <table:table-cell table:style-name="ce6" table:formula="of:=1/(1/[$'Formula B'.X29]-1/[$'Formula B'.X28])" office:value-type="float" office:value="0.151044455244431">
            <text:p>1,51E-01</text:p>
          </table:table-cell>
          <table:table-cell table:style-name="ce6" table:formula="of:=1/(1/[$'Formula B'.Y29]-1/[$'Formula B'.Y28])" office:value-type="float" office:value="0.226255685147981">
            <text:p>2,26E-01</text:p>
          </table:table-cell>
          <table:table-cell table:style-name="ce6" table:formula="of:=1/(1/[$'Formula B'.Z29]-1/[$'Formula B'.Z28])" office:value-type="float" office:value="0.32491559155452">
            <text:p>3,25E-01</text:p>
          </table:table-cell>
          <table:table-cell table:style-name="ce6" table:formula="of:=1/(1/[$'Formula B'.AA29]-1/[$'Formula B'.AA28])" office:value-type="float" office:value="0.449763297677895">
            <text:p>4,50E-01</text:p>
          </table:table-cell>
          <table:table-cell table:style-name="ce6" table:formula="of:=1/(1/[$'Formula B'.AB29]-1/[$'Formula B'.AB28])" office:value-type="float" office:value="0.602958889919993">
            <text:p>6,03E-01</text:p>
          </table:table-cell>
          <table:table-cell table:style-name="ce6" table:formula="of:=1/(1/[$'Formula B'.AC29]-1/[$'Formula B'.AC28])" office:value-type="float" office:value="0.786051352762954">
            <text:p>7,86E-01</text:p>
          </table:table-cell>
          <table:table-cell table:style-name="ce6" table:formula="of:=1/(1/[$'Formula B'.AD29]-1/[$'Formula B'.AD28])" office:value-type="float" office:value="0.999999999999999">
            <text:p>1,00E+00</text:p>
          </table:table-cell>
          <table:table-cell table:style-name="ce6" table:formula="of:=1/(1/[$'Formula B'.AE29]-1/[$'Formula B'.AE28])" office:value-type="float" office:value="1.24523200637912">
            <text:p>1,25E+00</text:p>
          </table:table-cell>
          <table:table-cell table:style-name="ce6" table:formula="of:=1/(1/[$'Formula B'.AF29]-1/[$'Formula B'.AF28])" office:value-type="float" office:value="1.52171967418389">
            <text:p>1,52E+00</text:p>
          </table:table-cell>
          <table:table-cell table:style-name="ce6" table:formula="of:=1/(1/[$'Formula B'.AG29]-1/[$'Formula B'.AG28])" office:value-type="float" office:value="1.82906444122484">
            <text:p>1,83E+00</text:p>
          </table:table-cell>
          <table:table-cell table:style-name="ce3" office:value-type="float" office:value="27">
            <text:p>27</text:p>
          </table:table-cell>
          <table:table-cell table:number-columns-repeated="10"/>
          <table:table-cell table:style-name="ce3" office:value-type="float" office:value="27">
            <text:p>27</text:p>
          </table:table-cell>
          <table:table-cell table:number-columns-repeated="10"/>
          <table:table-cell table:style-name="ce3" office:value-type="float" office:value="27">
            <text:p>27</text:p>
          </table:table-cell>
          <table:table-cell table:number-columns-repeated="20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table:formula="of:=1/(1/[$'Formula B'.B30]-1/[$'Formula B'.B29])" office:value-type="float" office:value="1.1302399162756E-022">
            <text:p>1,13E-22</text:p>
          </table:table-cell>
          <table:table-cell table:style-name="ce6" table:formula="of:=1/(1/[$'Formula B'.C30]-1/[$'Formula B'.C29])" office:value-type="float" office:value="1.28320125547008E-022">
            <text:p>1,28E-22</text:p>
          </table:table-cell>
          <table:table-cell table:style-name="ce6" table:formula="of:=1/(1/[$'Formula B'.D30]-1/[$'Formula B'.D29])" office:value-type="float" office:value="4.18397313028239E-018">
            <text:p>4,18E-18</text:p>
          </table:table-cell>
          <table:table-cell table:style-name="ce6" table:formula="of:=1/(1/[$'Formula B'.E30]-1/[$'Formula B'.E29])" office:value-type="float" office:value="5.05019092202063E-015">
            <text:p>5,05E-15</text:p>
          </table:table-cell>
          <table:table-cell table:style-name="ce6" table:formula="of:=1/(1/[$'Formula B'.F30]-1/[$'Formula B'.F29])" office:value-type="float" office:value="0.00000000000100225235389452">
            <text:p>1,00E-12</text:p>
          </table:table-cell>
          <table:table-cell table:style-name="ce6" table:formula="of:=1/(1/[$'Formula B'.G30]-1/[$'Formula B'.G29])" office:value-type="float" office:value="0.000000000063542258576261">
            <text:p>6,35E-11</text:p>
          </table:table-cell>
          <table:table-cell table:style-name="ce6" table:formula="of:=1/(1/[$'Formula B'.H30]-1/[$'Formula B'.H29])" office:value-type="float" office:value="0.00000000183434770782959">
            <text:p>1,83E-09</text:p>
          </table:table-cell>
          <table:table-cell table:style-name="ce6" table:formula="of:=1/(1/[$'Formula B'.I30]-1/[$'Formula B'.I29])" office:value-type="float" office:value="0.000000029795521675782">
            <text:p>2,98E-08</text:p>
          </table:table-cell>
          <table:table-cell table:style-name="ce6" table:formula="of:=1/(1/[$'Formula B'.J30]-1/[$'Formula B'.J29])" office:value-type="float" office:value="0.000000312178890111725">
            <text:p>3,12E-07</text:p>
          </table:table-cell>
          <table:table-cell table:style-name="ce6" table:formula="of:=1/(1/[$'Formula B'.K30]-1/[$'Formula B'.K29])" office:value-type="float" office:value="0.00000231632693664393">
            <text:p>2,32E-06</text:p>
          </table:table-cell>
          <table:table-cell table:style-name="ce3" office:value-type="float" office:value="28">
            <text:p>28</text:p>
          </table:table-cell>
          <table:table-cell table:style-name="ce6" table:formula="of:=1/(1/[$'Formula B'.M30]-1/[$'Formula B'.M29])" office:value-type="float" office:value="0.0000130113987255666">
            <text:p>1,30E-05</text:p>
          </table:table-cell>
          <table:table-cell table:style-name="ce6" table:formula="of:=1/(1/[$'Formula B'.N30]-1/[$'Formula B'.N29])" office:value-type="float" office:value="0.0000581349541892349">
            <text:p>5,81E-05</text:p>
          </table:table-cell>
          <table:table-cell table:style-name="ce6" table:formula="of:=1/(1/[$'Formula B'.O30]-1/[$'Formula B'.O29])" office:value-type="float" office:value="0.000214539430303341">
            <text:p>2,15E-04</text:p>
          </table:table-cell>
          <table:table-cell table:style-name="ce6" table:formula="of:=1/(1/[$'Formula B'.P30]-1/[$'Formula B'.P29])" office:value-type="float" office:value="0.000673495584952297">
            <text:p>6,73E-04</text:p>
          </table:table-cell>
          <table:table-cell table:style-name="ce6" table:formula="of:=1/(1/[$'Formula B'.Q30]-1/[$'Formula B'.Q29])" office:value-type="float" office:value="0.00184143847654708">
            <text:p>1,84E-03</text:p>
          </table:table-cell>
          <table:table-cell table:style-name="ce6" table:formula="of:=1/(1/[$'Formula B'.R30]-1/[$'Formula B'.R29])" office:value-type="float" office:value="0.00447017491989021">
            <text:p>4,47E-03</text:p>
          </table:table-cell>
          <table:table-cell table:style-name="ce6" table:formula="of:=1/(1/[$'Formula B'.S30]-1/[$'Formula B'.S29])" office:value-type="float" office:value="0.00978969055783994">
            <text:p>9,79E-03</text:p>
          </table:table-cell>
          <table:table-cell table:style-name="ce6" table:formula="of:=1/(1/[$'Formula B'.T30]-1/[$'Formula B'.T29])" office:value-type="float" office:value="0.0196035729509024">
            <text:p>1,96E-02</text:p>
          </table:table-cell>
          <table:table-cell table:style-name="ce6" table:formula="of:=1/(1/[$'Formula B'.U30]-1/[$'Formula B'.U29])" office:value-type="float" office:value="0.0363090205883233">
            <text:p>3,63E-02</text:p>
          </table:table-cell>
          <table:table-cell table:style-name="ce6" table:formula="of:=1/(1/[$'Formula B'.V30]-1/[$'Formula B'.V29])" office:value-type="float" office:value="0.0628219634506236">
            <text:p>6,28E-02</text:p>
          </table:table-cell>
          <table:table-cell table:style-name="ce3" office:value-type="float" office:value="28">
            <text:p>28</text:p>
          </table:table-cell>
          <table:table-cell table:style-name="ce6" table:formula="of:=1/(1/[$'Formula B'.X30]-1/[$'Formula B'.X29])" office:value-type="float" office:value="0.102415107283898">
            <text:p>1,02E-01</text:p>
          </table:table-cell>
          <table:table-cell table:style-name="ce6" table:formula="of:=1/(1/[$'Formula B'.Y30]-1/[$'Formula B'.Y29])" office:value-type="float" office:value="0.158500502733378">
            <text:p>1,59E-01</text:p>
          </table:table-cell>
          <table:table-cell table:style-name="ce6" table:formula="of:=1/(1/[$'Formula B'.Z30]-1/[$'Formula B'.Z29])" office:value-type="float" office:value="0.234399367664632">
            <text:p>2,34E-01</text:p>
          </table:table-cell>
          <table:table-cell table:style-name="ce6" table:formula="of:=1/(1/[$'Formula B'.AA30]-1/[$'Formula B'.AA29])" office:value-type="float" office:value="0.333138527992723">
            <text:p>3,33E-01</text:p>
          </table:table-cell>
          <table:table-cell table:style-name="ce6" table:formula="of:=1/(1/[$'Formula B'.AB30]-1/[$'Formula B'.AB29])" office:value-type="float" office:value="0.457299575357549">
            <text:p>4,57E-01</text:p>
          </table:table-cell>
          <table:table-cell table:style-name="ce6" table:formula="of:=1/(1/[$'Formula B'.AC30]-1/[$'Formula B'.AC29])" office:value-type="float" office:value="0.608930645896966">
            <text:p>6,09E-01</text:p>
          </table:table-cell>
          <table:table-cell table:style-name="ce6" table:formula="of:=1/(1/[$'Formula B'.AD30]-1/[$'Formula B'.AD29])" office:value-type="float" office:value="0.789517207088092">
            <text:p>7,90E-01</text:p>
          </table:table-cell>
          <table:table-cell table:style-name="ce6" table:formula="of:=1/(1/[$'Formula B'.AE30]-1/[$'Formula B'.AE29])" office:value-type="float" office:value="1">
            <text:p>1,00E+00</text:p>
          </table:table-cell>
          <table:table-cell table:style-name="ce6" table:formula="of:=1/(1/[$'Formula B'.AF30]-1/[$'Formula B'.AF29])" office:value-type="float" office:value="1.24082527380632">
            <text:p>1,24E+00</text:p>
          </table:table-cell>
          <table:table-cell table:style-name="ce6" table:formula="of:=1/(1/[$'Formula B'.AG30]-1/[$'Formula B'.AG29])" office:value-type="float" office:value="1.51201319583693">
            <text:p>1,51E+00</text:p>
          </table:table-cell>
          <table:table-cell table:style-name="ce3" office:value-type="float" office:value="28">
            <text:p>28</text:p>
          </table:table-cell>
          <table:table-cell table:number-columns-repeated="10"/>
          <table:table-cell table:style-name="ce3" office:value-type="float" office:value="28">
            <text:p>28</text:p>
          </table:table-cell>
          <table:table-cell table:number-columns-repeated="10"/>
          <table:table-cell table:style-name="ce3" office:value-type="float" office:value="28">
            <text:p>28</text:p>
          </table:table-cell>
          <table:table-cell table:number-columns-repeated="20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6" table:formula="of:=1/(1/[$'Formula B'.B31]-1/[$'Formula B'.B30])" office:value-type="float" office:value="7.77413699025544E-024">
            <text:p>7,77E-24</text:p>
          </table:table-cell>
          <table:table-cell table:style-name="ce6" table:formula="of:=1/(1/[$'Formula B'.C31]-1/[$'Formula B'.C30])" office:value-type="float" office:value="8.82625202175188E-024">
            <text:p>8,83E-24</text:p>
          </table:table-cell>
          <table:table-cell table:style-name="ce6" table:formula="of:=1/(1/[$'Formula B'.D31]-1/[$'Formula B'.D30])" office:value-type="float" office:value="4.31041187872499E-019">
            <text:p>4,31E-19</text:p>
          </table:table-cell>
          <table:table-cell table:style-name="ce6" table:formula="of:=1/(1/[$'Formula B'.E31]-1/[$'Formula B'.E30])" office:value-type="float" office:value="6.9259761216283E-016">
            <text:p>6,93E-16</text:p>
          </table:table-cell>
          <table:table-cell table:style-name="ce6" table:formula="of:=1/(1/[$'Formula B'.F31]-1/[$'Formula B'.F30])" office:value-type="float" office:value="0.000000000000171516399848022">
            <text:p>1,72E-13</text:p>
          </table:table-cell>
          <table:table-cell table:style-name="ce6" table:formula="of:=1/(1/[$'Formula B'.G31]-1/[$'Formula B'.G30])" office:value-type="float" office:value="0.0000000000130241896460736">
            <text:p>1,30E-11</text:p>
          </table:table-cell>
          <table:table-cell table:style-name="ce6" table:formula="of:=1/(1/[$'Formula B'.H31]-1/[$'Formula B'.H30])" office:value-type="float" office:value="0.000000000437742066650277">
            <text:p>4,38E-10</text:p>
          </table:table-cell>
          <table:table-cell table:style-name="ce6" table:formula="of:=1/(1/[$'Formula B'.I31]-1/[$'Formula B'.I30])" office:value-type="float" office:value="0.00000000810762494907769">
            <text:p>8,11E-09</text:p>
          </table:table-cell>
          <table:table-cell table:style-name="ce6" table:formula="of:=1/(1/[$'Formula B'.J31]-1/[$'Formula B'.J30])" office:value-type="float" office:value="0.0000000953260544230966">
            <text:p>9,53E-08</text:p>
          </table:table-cell>
          <table:table-cell table:style-name="ce6" table:formula="of:=1/(1/[$'Formula B'.K31]-1/[$'Formula B'.K30])" office:value-type="float" office:value="0.000000783719674341011">
            <text:p>7,84E-07</text:p>
          </table:table-cell>
          <table:table-cell table:style-name="ce3" office:value-type="float" office:value="29">
            <text:p>29</text:p>
          </table:table-cell>
          <table:table-cell table:style-name="ce6" table:formula="of:=1/(1/[$'Formula B'.M31]-1/[$'Formula B'.M30])" office:value-type="float" office:value="0.00000482764335841126">
            <text:p>4,83E-06</text:p>
          </table:table-cell>
          <table:table-cell table:style-name="ce6" table:formula="of:=1/(1/[$'Formula B'.N31]-1/[$'Formula B'.N30])" office:value-type="float" office:value="0.0000234494276535923">
            <text:p>2,34E-05</text:p>
          </table:table-cell>
          <table:table-cell table:style-name="ce6" table:formula="of:=1/(1/[$'Formula B'.O31]-1/[$'Formula B'.O30])" office:value-type="float" office:value="0.0000933826994524026">
            <text:p>9,34E-05</text:p>
          </table:table-cell>
          <table:table-cell table:style-name="ce6" table:formula="of:=1/(1/[$'Formula B'.P31]-1/[$'Formula B'.P30])" office:value-type="float" office:value="0.000314304995745304">
            <text:p>3,14E-04</text:p>
          </table:table-cell>
          <table:table-cell table:style-name="ce6" table:formula="of:=1/(1/[$'Formula B'.Q31]-1/[$'Formula B'.Q30])" office:value-type="float" office:value="0.000916086241513966">
            <text:p>9,16E-04</text:p>
          </table:table-cell>
          <table:table-cell table:style-name="ce6" table:formula="of:=1/(1/[$'Formula B'.R31]-1/[$'Formula B'.R30])" office:value-type="float" office:value="0.00235835785981713">
            <text:p>2,36E-03</text:p>
          </table:table-cell>
          <table:table-cell table:style-name="ce6" table:formula="of:=1/(1/[$'Formula B'.S31]-1/[$'Formula B'.S30])" office:value-type="float" office:value="0.00545112897927481">
            <text:p>5,45E-03</text:p>
          </table:table-cell>
          <table:table-cell table:style-name="ce6" table:formula="of:=1/(1/[$'Formula B'.T31]-1/[$'Formula B'.T30])" office:value-type="float" office:value="0.0114697740425375">
            <text:p>1,15E-02</text:p>
          </table:table-cell>
          <table:table-cell table:style-name="ce6" table:formula="of:=1/(1/[$'Formula B'.U31]-1/[$'Formula B'.U30])" office:value-type="float" office:value="0.0222292064792927">
            <text:p>2,22E-02</text:p>
          </table:table-cell>
          <table:table-cell table:style-name="ce6" table:formula="of:=1/(1/[$'Formula B'.V31]-1/[$'Formula B'.V30])" office:value-type="float" office:value="0.0400868286419672">
            <text:p>4,01E-02</text:p>
          </table:table-cell>
          <table:table-cell table:style-name="ce3" office:value-type="float" office:value="29">
            <text:p>29</text:p>
          </table:table-cell>
          <table:table-cell table:style-name="ce6" table:formula="of:=1/(1/[$'Formula B'.X31]-1/[$'Formula B'.X30])" office:value-type="float" office:value="0.0678614804804186">
            <text:p>6,79E-02</text:p>
          </table:table-cell>
          <table:table-cell table:style-name="ce6" table:formula="of:=1/(1/[$'Formula B'.Y31]-1/[$'Formula B'.Y30])" office:value-type="float" office:value="0.108678725918807">
            <text:p>1,09E-01</text:p>
          </table:table-cell>
          <table:table-cell table:style-name="ce6" table:formula="of:=1/(1/[$'Formula B'.Z31]-1/[$'Formula B'.Z30])" office:value-type="float" office:value="0.165771624109505">
            <text:p>1,66E-01</text:p>
          </table:table-cell>
          <table:table-cell table:style-name="ce6" table:formula="of:=1/(1/[$'Formula B'.AA31]-1/[$'Formula B'.AA30])" office:value-type="float" office:value="0.242273984673597">
            <text:p>2,42E-01</text:p>
          </table:table-cell>
          <table:table-cell table:style-name="ce6" table:formula="of:=1/(1/[$'Formula B'.AB31]-1/[$'Formula B'.AB30])" office:value-type="float" office:value="0.341039247583191">
            <text:p>3,41E-01</text:p>
          </table:table-cell>
          <table:table-cell table:style-name="ce6" table:formula="of:=1/(1/[$'Formula B'.AC31]-1/[$'Formula B'.AC30])" office:value-type="float" office:value="0.46450658664529">
            <text:p>4,65E-01</text:p>
          </table:table-cell>
          <table:table-cell table:style-name="ce6" table:formula="of:=1/(1/[$'Formula B'.AD31]-1/[$'Formula B'.AD30])" office:value-type="float" office:value="0.614622230731267">
            <text:p>6,15E-01</text:p>
          </table:table-cell>
          <table:table-cell table:style-name="ce6" table:formula="of:=1/(1/[$'Formula B'.AE31]-1/[$'Formula B'.AE30])" office:value-type="float" office:value="0.792812731372255">
            <text:p>7,93E-01</text:p>
          </table:table-cell>
          <table:table-cell table:style-name="ce6" table:formula="of:=1/(1/[$'Formula B'.AF31]-1/[$'Formula B'.AF30])" office:value-type="float" office:value="1">
            <text:p>1,00E+00</text:p>
          </table:table-cell>
          <table:table-cell table:style-name="ce6" table:formula="of:=1/(1/[$'Formula B'.AG31]-1/[$'Formula B'.AG30])" office:value-type="float" office:value="1.23664534069122">
            <text:p>1,24E+00</text:p>
          </table:table-cell>
          <table:table-cell table:style-name="ce3" office:value-type="float" office:value="29">
            <text:p>29</text:p>
          </table:table-cell>
          <table:table-cell table:number-columns-repeated="10"/>
          <table:table-cell table:style-name="ce3" office:value-type="float" office:value="29">
            <text:p>29</text:p>
          </table:table-cell>
          <table:table-cell table:number-columns-repeated="10"/>
          <table:table-cell table:style-name="ce3" office:value-type="float" office:value="29">
            <text:p>29</text:p>
          </table:table-cell>
          <table:table-cell table:number-columns-repeated="20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6" table:formula="of:=1/(1/[$'Formula B'.B32]-1/[$'Formula B'.B31])" office:value-type="float" office:value="5.16999257972652E-025">
            <text:p>5,17E-25</text:p>
          </table:table-cell>
          <table:table-cell table:style-name="ce6" table:formula="of:=1/(1/[$'Formula B'.C32]-1/[$'Formula B'.C31])" office:value-type="float" office:value="5.869674989835E-025">
            <text:p>5,87E-25</text:p>
          </table:table-cell>
          <table:table-cell table:style-name="ce6" table:formula="of:=1/(1/[$'Formula B'.D32]-1/[$'Formula B'.D31])" office:value-type="float" office:value="4.2938968906839E-020">
            <text:p>4,29E-20</text:p>
          </table:table-cell>
          <table:table-cell table:style-name="ce6" table:formula="of:=1/(1/[$'Formula B'.E32]-1/[$'Formula B'.E31])" office:value-type="float" office:value="9.18564472364495E-017">
            <text:p>9,19E-17</text:p>
          </table:table-cell>
          <table:table-cell table:style-name="ce6" table:formula="of:=1/(1/[$'Formula B'.F32]-1/[$'Formula B'.F31])" office:value-type="float" office:value="0.0000000000000283889213541554">
            <text:p>2,84E-14</text:p>
          </table:table-cell>
          <table:table-cell table:style-name="ce6" table:formula="of:=1/(1/[$'Formula B'.G32]-1/[$'Formula B'.G31])" office:value-type="float" office:value="0.00000000000258238242982523">
            <text:p>2,58E-12</text:p>
          </table:table-cell>
          <table:table-cell table:style-name="ce6" table:formula="of:=1/(1/[$'Formula B'.H32]-1/[$'Formula B'.H31])" office:value-type="float" office:value="0.000000000101067883454951">
            <text:p>1,01E-10</text:p>
          </table:table-cell>
          <table:table-cell table:style-name="ce6" table:formula="of:=1/(1/[$'Formula B'.I32]-1/[$'Formula B'.I31])" office:value-type="float" office:value="0.0000000021349231843002">
            <text:p>2,13E-09</text:p>
          </table:table-cell>
          <table:table-cell table:style-name="ce6" table:formula="of:=1/(1/[$'Formula B'.J32]-1/[$'Formula B'.J31])" office:value-type="float" office:value="0.0000000281751885391295">
            <text:p>2,82E-08</text:p>
          </table:table-cell>
          <table:table-cell table:style-name="ce6" table:formula="of:=1/(1/[$'Formula B'.K32]-1/[$'Formula B'.K31])" office:value-type="float" office:value="0.000000256735758856691">
            <text:p>2,57E-07</text:p>
          </table:table-cell>
          <table:table-cell table:style-name="ce3" office:value-type="float" office:value="30">
            <text:p>30</text:p>
          </table:table-cell>
          <table:table-cell table:style-name="ce6" table:formula="of:=1/(1/[$'Formula B'.M32]-1/[$'Formula B'.M31])" office:value-type="float" office:value="0.00000173479759907487">
            <text:p>1,73E-06</text:p>
          </table:table-cell>
          <table:table-cell table:style-name="ce6" table:formula="of:=1/(1/[$'Formula B'.N32]-1/[$'Formula B'.N31])" office:value-type="float" office:value="0.00000916414908057746">
            <text:p>9,16E-06</text:p>
          </table:table-cell>
          <table:table-cell table:style-name="ce6" table:formula="of:=1/(1/[$'Formula B'.O32]-1/[$'Formula B'.O31])" office:value-type="float" office:value="0.0000393988829926215">
            <text:p>3,94E-05</text:p>
          </table:table-cell>
          <table:table-cell table:style-name="ce6" table:formula="of:=1/(1/[$'Formula B'.P32]-1/[$'Formula B'.P31])" office:value-type="float" office:value="0.000142251454851971">
            <text:p>1,42E-04</text:p>
          </table:table-cell>
          <table:table-cell table:style-name="ce6" table:formula="of:=1/(1/[$'Formula B'.Q32]-1/[$'Formula B'.Q31])" office:value-type="float" office:value="0.000442262501096135">
            <text:p>4,42E-04</text:p>
          </table:table-cell>
          <table:table-cell table:style-name="ce6" table:formula="of:=1/(1/[$'Formula B'.R32]-1/[$'Formula B'.R31])" office:value-type="float" office:value="0.00120833504883083">
            <text:p>1,21E-03</text:p>
          </table:table-cell>
          <table:table-cell table:style-name="ce6" table:formula="of:=1/(1/[$'Formula B'.S32]-1/[$'Formula B'.S31])" office:value-type="float" office:value="0.00295040775511063">
            <text:p>2,95E-03</text:p>
          </table:table-cell>
          <table:table-cell table:style-name="ce6" table:formula="of:=1/(1/[$'Formula B'.T32]-1/[$'Formula B'.T31])" office:value-type="float" office:value="0.00652977980518063">
            <text:p>6,53E-03</text:p>
          </table:table-cell>
          <table:table-cell table:style-name="ce6" table:formula="of:=1/(1/[$'Formula B'.U32]-1/[$'Formula B'.U31])" office:value-type="float" office:value="0.0132575191521872">
            <text:p>1,33E-02</text:p>
          </table:table-cell>
          <table:table-cell table:style-name="ce6" table:formula="of:=1/(1/[$'Formula B'.V32]-1/[$'Formula B'.V31])" office:value-type="float" office:value="0.0249504581045711">
            <text:p>2,50E-02</text:p>
          </table:table-cell>
          <table:table-cell table:style-name="ce3" office:value-type="float" office:value="30">
            <text:p>30</text:p>
          </table:table-cell>
          <table:table-cell table:style-name="ce6" table:formula="of:=1/(1/[$'Formula B'.X32]-1/[$'Formula B'.X31])" office:value-type="float" office:value="0.0439207655646991">
            <text:p>4,39E-02</text:p>
          </table:table-cell>
          <table:table-cell table:style-name="ce6" table:formula="of:=1/(1/[$'Formula B'.Y32]-1/[$'Formula B'.Y31])" office:value-type="float" office:value="0.072891388546227">
            <text:p>7,29E-02</text:p>
          </table:table-cell>
          <table:table-cell table:style-name="ce6" table:formula="of:=1/(1/[$'Formula B'.Z32]-1/[$'Formula B'.Z31])" office:value-type="float" office:value="0.114849137298097">
            <text:p>1,15E-01</text:p>
          </table:table-cell>
          <table:table-cell table:style-name="ce6" table:formula="of:=1/(1/[$'Formula B'.AA32]-1/[$'Formula B'.AA31])" office:value-type="float" office:value="0.172862055496838">
            <text:p>1,73E-01</text:p>
          </table:table-cell>
          <table:table-cell table:style-name="ce6" table:formula="of:=1/(1/[$'Formula B'.AB32]-1/[$'Formula B'.AB31])" office:value-type="float" office:value="0.249893166886906">
            <text:p>2,50E-01</text:p>
          </table:table-cell>
          <table:table-cell table:style-name="ce6" table:formula="of:=1/(1/[$'Formula B'.AC32]-1/[$'Formula B'.AC31])" office:value-type="float" office:value="0.348638640759679">
            <text:p>3,49E-01</text:p>
          </table:table-cell>
          <table:table-cell table:style-name="ce6" table:formula="of:=1/(1/[$'Formula B'.AD32]-1/[$'Formula B'.AD31])" office:value-type="float" office:value="0.471408369946989">
            <text:p>4,71E-01</text:p>
          </table:table-cell>
          <table:table-cell table:style-name="ce6" table:formula="of:=1/(1/[$'Formula B'.AE32]-1/[$'Formula B'.AE31])" office:value-type="float" office:value="0.620055458829083">
            <text:p>6,20E-01</text:p>
          </table:table-cell>
          <table:table-cell table:style-name="ce6" table:formula="of:=1/(1/[$'Formula B'.AF32]-1/[$'Formula B'.AF31])" office:value-type="float" office:value="0.795951663748697">
            <text:p>7,96E-01</text:p>
          </table:table-cell>
          <table:table-cell table:style-name="ce6" table:formula="of:=1/(1/[$'Formula B'.AG32]-1/[$'Formula B'.AG31])" office:value-type="float" office:value="1">
            <text:p>1,00E+00</text:p>
          </table:table-cell>
          <table:table-cell table:style-name="ce3" office:value-type="float" office:value="30">
            <text:p>30</text:p>
          </table:table-cell>
          <table:table-cell table:number-columns-repeated="10"/>
          <table:table-cell table:style-name="ce3" office:value-type="float" office:value="30">
            <text:p>30</text:p>
          </table:table-cell>
          <table:table-cell table:number-columns-repeated="10"/>
          <table:table-cell table:style-name="ce3" office:value-type="float" office:value="30">
            <text:p>30</text:p>
          </table:table-cell>
          <table:table-cell table:number-columns-repeated="20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6" table:formula="of:=1/(1/[$'Formula B'.B33]-1/[$'Formula B'.B32])" office:value-type="float" office:value="3.32781131568604E-026">
            <text:p>3,33E-26</text:p>
          </table:table-cell>
          <table:table-cell table:style-name="ce6" table:formula="of:=1/(1/[$'Formula B'.C33]-1/[$'Formula B'.C32])" office:value-type="float" office:value="3.77818160265241E-026">
            <text:p>3,78E-26</text:p>
          </table:table-cell>
          <table:table-cell table:style-name="ce6" table:formula="of:=1/(1/[$'Formula B'.D33]-1/[$'Formula B'.D32])" office:value-type="float" office:value="4.14054343030233E-021">
            <text:p>4,14E-21</text:p>
          </table:table-cell>
          <table:table-cell table:style-name="ce6" table:formula="of:=1/(1/[$'Formula B'.E33]-1/[$'Formula B'.E32])" office:value-type="float" office:value="1.1793914213075E-017">
            <text:p>1,18E-17</text:p>
          </table:table-cell>
          <table:table-cell table:style-name="ce6" table:formula="of:=1/(1/[$'Formula B'.F33]-1/[$'Formula B'.F32])" office:value-type="float" office:value="4.54950662726849E-015">
            <text:p>4,55E-15</text:p>
          </table:table-cell>
          <table:table-cell table:style-name="ce6" table:formula="of:=1/(1/[$'Formula B'.G33]-1/[$'Formula B'.G32])" office:value-type="float" office:value="0.000000000000495817426526455">
            <text:p>4,96E-13</text:p>
          </table:table-cell>
          <table:table-cell table:style-name="ce6" table:formula="of:=1/(1/[$'Formula B'.H33]-1/[$'Formula B'.H32])" office:value-type="float" office:value="0.0000000000225999017170321">
            <text:p>2,26E-11</text:p>
          </table:table-cell>
          <table:table-cell table:style-name="ce6" table:formula="of:=1/(1/[$'Formula B'.I33]-1/[$'Formula B'.I32])" office:value-type="float" office:value="0.000000000544560116588602">
            <text:p>5,45E-10</text:p>
          </table:table-cell>
          <table:table-cell table:style-name="ce6" table:formula="of:=1/(1/[$'Formula B'.J33]-1/[$'Formula B'.J32])" office:value-type="float" office:value="0.00000000806834944839608">
            <text:p>8,07E-09</text:p>
          </table:table-cell>
          <table:table-cell table:style-name="ce6" table:formula="of:=1/(1/[$'Formula B'.K33]-1/[$'Formula B'.K32])" office:value-type="float" office:value="0.0000000815034158422009">
            <text:p>8,15E-08</text:p>
          </table:table-cell>
          <table:table-cell table:style-name="ce3" office:value-type="float" office:value="31">
            <text:p>31</text:p>
          </table:table-cell>
          <table:table-cell table:style-name="ce6" table:formula="of:=1/(1/[$'Formula B'.M33]-1/[$'Formula B'.M32])" office:value-type="float" office:value="0.000000604287849563561">
            <text:p>6,04E-07</text:p>
          </table:table-cell>
          <table:table-cell table:style-name="ce6" table:formula="of:=1/(1/[$'Formula B'.N33]-1/[$'Formula B'.N32])" office:value-type="float" office:value="0.0000034727308478951">
            <text:p>3,47E-06</text:p>
          </table:table-cell>
          <table:table-cell table:style-name="ce6" table:formula="of:=1/(1/[$'Formula B'.O33]-1/[$'Formula B'.O32])" office:value-type="float" office:value="0.0000161243729630353">
            <text:p>1,61E-05</text:p>
          </table:table-cell>
          <table:table-cell table:style-name="ce6" table:formula="of:=1/(1/[$'Formula B'.P33]-1/[$'Formula B'.P32])" office:value-type="float" office:value="0.0000624793143444482">
            <text:p>6,25E-05</text:p>
          </table:table-cell>
          <table:table-cell table:style-name="ce6" table:formula="of:=1/(1/[$'Formula B'.Q33]-1/[$'Formula B'.Q32])" office:value-type="float" office:value="0.00020731341260595">
            <text:p>2,07E-04</text:p>
          </table:table-cell>
          <table:table-cell table:style-name="ce6" table:formula="of:=1/(1/[$'Formula B'.R33]-1/[$'Formula B'.R32])" office:value-type="float" office:value="0.000601508178028278">
            <text:p>6,02E-04</text:p>
          </table:table-cell>
          <table:table-cell table:style-name="ce6" table:formula="of:=1/(1/[$'Formula B'.S33]-1/[$'Formula B'.S32])" office:value-type="float" office:value="0.00155266188246584">
            <text:p>1,55E-03</text:p>
          </table:table-cell>
          <table:table-cell table:style-name="ce6" table:formula="of:=1/(1/[$'Formula B'.T33]-1/[$'Formula B'.T32])" office:value-type="float" office:value="0.00361758367786204">
            <text:p>3,62E-03</text:p>
          </table:table-cell>
          <table:table-cell table:style-name="ce6" table:formula="of:=1/(1/[$'Formula B'.U33]-1/[$'Formula B'.U32])" office:value-type="float" office:value="0.00770211558544434">
            <text:p>7,70E-03</text:p>
          </table:table-cell>
          <table:table-cell table:style-name="ce6" table:formula="of:=1/(1/[$'Formula B'.V33]-1/[$'Formula B'.V32])" office:value-type="float" office:value="0.0151443903346834">
            <text:p>1,51E-02</text:p>
          </table:table-cell>
          <table:table-cell table:style-name="ce3" office:value-type="float" office:value="31">
            <text:p>31</text:p>
          </table:table-cell>
          <table:table-cell table:style-name="ce6" table:formula="of:=1/(1/[$'Formula B'.X33]-1/[$'Formula B'.X32])" office:value-type="float" office:value="0.0277554150411626">
            <text:p>2,78E-02</text:p>
          </table:table-cell>
          <table:table-cell table:style-name="ce6" table:formula="of:=1/(1/[$'Formula B'.Y33]-1/[$'Formula B'.Y32])" office:value-type="float" office:value="0.0477982748215437">
            <text:p>4,78E-02</text:p>
          </table:table-cell>
          <table:table-cell table:style-name="ce6" table:formula="of:=1/(1/[$'Formula B'.Z33]-1/[$'Formula B'.Z32])" office:value-type="float" office:value="0.0779020488179377">
            <text:p>7,79E-02</text:p>
          </table:table-cell>
          <table:table-cell table:style-name="ce6" table:formula="of:=1/(1/[$'Formula B'.AA33]-1/[$'Formula B'.AA32])" office:value-type="float" office:value="0.120922892891762">
            <text:p>1,21E-01</text:p>
          </table:table-cell>
          <table:table-cell table:style-name="ce6" table:formula="of:=1/(1/[$'Formula B'.AB33]-1/[$'Formula B'.AB32])" office:value-type="float" office:value="0.179776493288071">
            <text:p>1,80E-01</text:p>
          </table:table-cell>
          <table:table-cell table:style-name="ce6" table:formula="of:=1/(1/[$'Formula B'.AC33]-1/[$'Formula B'.AC32])" office:value-type="float" office:value="0.257269783445607">
            <text:p>2,57E-01</text:p>
          </table:table-cell>
          <table:table-cell table:style-name="ce6" table:formula="of:=1/(1/[$'Formula B'.AD33]-1/[$'Formula B'.AD32])" office:value-type="float" office:value="0.355955768667379">
            <text:p>3,56E-01</text:p>
          </table:table-cell>
          <table:table-cell table:style-name="ce6" table:formula="of:=1/(1/[$'Formula B'.AE33]-1/[$'Formula B'.AE32])" office:value-type="float" office:value="0.478026541803586">
            <text:p>4,78E-01</text:p>
          </table:table-cell>
          <table:table-cell table:style-name="ce6" table:formula="of:=1/(1/[$'Formula B'.AF33]-1/[$'Formula B'.AF32])" office:value-type="float" office:value="0.625249805070776">
            <text:p>6,25E-01</text:p>
          </table:table-cell>
          <table:table-cell table:style-name="ce6" table:formula="of:=1/(1/[$'Formula B'.AG33]-1/[$'Formula B'.AG32])" office:value-type="float" office:value="0.798946225486313">
            <text:p>7,99E-01</text:p>
          </table:table-cell>
          <table:table-cell table:style-name="ce3" office:value-type="float" office:value="31">
            <text:p>31</text:p>
          </table:table-cell>
          <table:table-cell table:style-name="ce6" table:formula="of:=1/(1/[$'Formula B'.AI33]-1/[$'Formula B'.AI32])" office:value-type="float" office:value="1">
            <text:p>1,00E+00</text:p>
          </table:table-cell>
          <table:table-cell table:style-name="ce6" table:formula="of:=1/(1/[$'Formula B'.AJ33]-1/[$'Formula B'.AJ32])" office:value-type="float" office:value="1.22889304233581">
            <text:p>1,23E+00</text:p>
          </table:table-cell>
          <table:table-cell table:style-name="ce6" table:formula="of:=1/(1/[$'Formula B'.AK33]-1/[$'Formula B'.AK32])" office:value-type="float" office:value="1.48575345710058">
            <text:p>1,49E+00</text:p>
          </table:table-cell>
          <table:table-cell table:style-name="ce6" table:formula="of:=1/(1/[$'Formula B'.AL33]-1/[$'Formula B'.AL32])" office:value-type="float" office:value="1.7704104909033">
            <text:p>1,77E+00</text:p>
          </table:table-cell>
          <table:table-cell table:style-name="ce6" table:formula="of:=1/(1/[$'Formula B'.AM33]-1/[$'Formula B'.AM32])" office:value-type="float" office:value="2.08245015011838">
            <text:p>2,08E+00</text:p>
          </table:table-cell>
          <table:table-cell table:style-name="ce6" table:formula="of:=1/(1/[$'Formula B'.AN33]-1/[$'Formula B'.AN32])" office:value-type="float" office:value="2.42126762561185">
            <text:p>2,42E+00</text:p>
          </table:table-cell>
          <table:table-cell table:style-name="ce6" table:formula="of:=1/(1/[$'Formula B'.AO33]-1/[$'Formula B'.AO32])" office:value-type="float" office:value="2.78611429561691">
            <text:p>2,79E+00</text:p>
          </table:table-cell>
          <table:table-cell table:style-name="ce6" table:formula="of:=1/(1/[$'Formula B'.AP33]-1/[$'Formula B'.AP32])" office:value-type="float" office:value="3.17613830166691">
            <text:p>3,18E+00</text:p>
          </table:table-cell>
          <table:table-cell table:style-name="ce6" table:formula="of:=1/(1/[$'Formula B'.AQ33]-1/[$'Formula B'.AQ32])" office:value-type="float" office:value="3.59041852915417">
            <text:p>3,59E+00</text:p>
          </table:table-cell>
          <table:table-cell table:style-name="ce6" table:formula="of:=1/(1/[$'Formula B'.AR33]-1/[$'Formula B'.AR32])" office:value-type="float" office:value="4.02799234269685">
            <text:p>4,03E+00</text:p>
          </table:table-cell>
          <table:table-cell table:style-name="ce3" office:value-type="float" office:value="31">
            <text:p>31</text:p>
          </table:table-cell>
          <table:table-cell table:number-columns-repeated="10"/>
          <table:table-cell table:style-name="ce3" office:value-type="float" office:value="31">
            <text:p>31</text:p>
          </table:table-cell>
          <table:table-cell table:number-columns-repeated="20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table:formula="of:=1/(1/[$'Formula B'.B34]-1/[$'Formula B'.B33])" office:value-type="float" office:value="2.07540920763215E-027">
            <text:p>2,08E-27</text:p>
          </table:table-cell>
          <table:table-cell table:style-name="ce6" table:formula="of:=1/(1/[$'Formula B'.C34]-1/[$'Formula B'.C33])" office:value-type="float" office:value="2.35628530057892E-027">
            <text:p>2,36E-27</text:p>
          </table:table-cell>
          <table:table-cell table:style-name="ce6" table:formula="of:=1/(1/[$'Formula B'.D34]-1/[$'Formula B'.D33])" office:value-type="float" office:value="3.86880587480974E-022">
            <text:p>3,87E-22</text:p>
          </table:table-cell>
          <table:table-cell table:style-name="ce6" table:formula="of:=1/(1/[$'Formula B'.E34]-1/[$'Formula B'.E33])" office:value-type="float" office:value="1.46744554724896E-018">
            <text:p>1,47E-18</text:p>
          </table:table-cell>
          <table:table-cell table:style-name="ce6" table:formula="of:=1/(1/[$'Formula B'.F34]-1/[$'Formula B'.F33])" office:value-type="float" office:value="7.06613932550662E-016">
            <text:p>7,07E-16</text:p>
          </table:table-cell>
          <table:table-cell table:style-name="ce6" table:formula="of:=1/(1/[$'Formula B'.G34]-1/[$'Formula B'.G33])" office:value-type="float" office:value="0.0000000000000922737146141048">
            <text:p>9,23E-14</text:p>
          </table:table-cell>
          <table:table-cell table:style-name="ce6" table:formula="of:=1/(1/[$'Formula B'.H34]-1/[$'Formula B'.H33])" office:value-type="float" office:value="0.00000000000489907546898345">
            <text:p>4,90E-12</text:p>
          </table:table-cell>
          <table:table-cell table:style-name="ce6" table:formula="of:=1/(1/[$'Formula B'.I34]-1/[$'Formula B'.I33])" office:value-type="float" office:value="0.000000000134676157866787">
            <text:p>1,35E-10</text:p>
          </table:table-cell>
          <table:table-cell table:style-name="ce6" table:formula="of:=1/(1/[$'Formula B'.J34]-1/[$'Formula B'.J33])" office:value-type="float" office:value="0.00000000224057951044197">
            <text:p>2,24E-09</text:p>
          </table:table-cell>
          <table:table-cell table:style-name="ce6" table:formula="of:=1/(1/[$'Formula B'.K34]-1/[$'Formula B'.K33])" office:value-type="float" office:value="0.0000000250963597467985">
            <text:p>2,51E-08</text:p>
          </table:table-cell>
          <table:table-cell table:style-name="ce3" office:value-type="float" office:value="32">
            <text:p>32</text:p>
          </table:table-cell>
          <table:table-cell table:style-name="ce6" table:formula="of:=1/(1/[$'Formula B'.M34]-1/[$'Formula B'.M33])" office:value-type="float" office:value="0.000000204214021906955">
            <text:p>2,04E-07</text:p>
          </table:table-cell>
          <table:table-cell table:style-name="ce6" table:formula="of:=1/(1/[$'Formula B'.N34]-1/[$'Formula B'.N33])" office:value-type="float" office:value="0.00000127706884925658">
            <text:p>1,28E-06</text:p>
          </table:table-cell>
          <table:table-cell table:style-name="ce6" table:formula="of:=1/(1/[$'Formula B'.O34]-1/[$'Formula B'.O33])" office:value-type="float" office:value="0.00000640595011230106">
            <text:p>6,41E-06</text:p>
          </table:table-cell>
          <table:table-cell table:style-name="ce6" table:formula="of:=1/(1/[$'Formula B'.P34]-1/[$'Formula B'.P33])" office:value-type="float" office:value="0.0000266489249535314">
            <text:p>2,66E-05</text:p>
          </table:table-cell>
          <table:table-cell table:style-name="ce6" table:formula="of:=1/(1/[$'Formula B'.Q34]-1/[$'Formula B'.Q33])" office:value-type="float" office:value="0.0000944127374209294">
            <text:p>9,44E-05</text:p>
          </table:table-cell>
          <table:table-cell table:style-name="ce6" table:formula="of:=1/(1/[$'Formula B'.R34]-1/[$'Formula B'.R33])" office:value-type="float" office:value="0.000291057991747951">
            <text:p>2,91E-04</text:p>
          </table:table-cell>
          <table:table-cell table:style-name="ce6" table:formula="of:=1/(1/[$'Formula B'.S34]-1/[$'Formula B'.S33])" office:value-type="float" office:value="0.000794740871854752">
            <text:p>7,95E-04</text:p>
          </table:table-cell>
          <table:table-cell table:style-name="ce6" table:formula="of:=1/(1/[$'Formula B'.T34]-1/[$'Formula B'.T33])" office:value-type="float" office:value="0.00195078711765245">
            <text:p>1,95E-03</text:p>
          </table:table-cell>
          <table:table-cell table:style-name="ce6" table:formula="of:=1/(1/[$'Formula B'.U34]-1/[$'Formula B'.U33])" office:value-type="float" office:value="0.00435910736006776">
            <text:p>4,36E-03</text:p>
          </table:table-cell>
          <table:table-cell table:style-name="ce6" table:formula="of:=1/(1/[$'Formula B'.V34]-1/[$'Formula B'.V33])" office:value-type="float" office:value="0.00896365821614889">
            <text:p>8,96E-03</text:p>
          </table:table-cell>
          <table:table-cell table:style-name="ce3" office:value-type="float" office:value="32">
            <text:p>32</text:p>
          </table:table-cell>
          <table:table-cell table:style-name="ce6" table:formula="of:=1/(1/[$'Formula B'.X34]-1/[$'Formula B'.X33])" office:value-type="float" office:value="0.0171220439201955">
            <text:p>1,71E-02</text:p>
          </table:table-cell>
          <table:table-cell table:style-name="ce6" table:formula="of:=1/(1/[$'Formula B'.Y34]-1/[$'Formula B'.Y33])" office:value-type="float" office:value="0.0306331324325292">
            <text:p>3,06E-02</text:p>
          </table:table-cell>
          <table:table-cell table:style-name="ce6" table:formula="of:=1/(1/[$'Formula B'.Z34]-1/[$'Formula B'.Z33])" office:value-type="float" office:value="0.0517083341990217">
            <text:p>5,17E-02</text:p>
          </table:table-cell>
          <table:table-cell table:style-name="ce6" table:formula="of:=1/(1/[$'Formula B'.AA34]-1/[$'Formula B'.AA33])" office:value-type="float" office:value="0.0828854514983377">
            <text:p>8,29E-02</text:p>
          </table:table-cell>
          <table:table-cell table:style-name="ce6" table:formula="of:=1/(1/[$'Formula B'.AB34]-1/[$'Formula B'.AB33])" office:value-type="float" office:value="0.126897717321986">
            <text:p>1,27E-01</text:p>
          </table:table-cell>
          <table:table-cell table:style-name="ce6" table:formula="of:=1/(1/[$'Formula B'.AC34]-1/[$'Formula B'.AC33])" office:value-type="float" office:value="0.186519926430297">
            <text:p>1,87E-01</text:p>
          </table:table-cell>
          <table:table-cell table:style-name="ce6" table:formula="of:=1/(1/[$'Formula B'.AD34]-1/[$'Formula B'.AD33])" office:value-type="float" office:value="0.264415957564464">
            <text:p>2,64E-01</text:p>
          </table:table-cell>
          <table:table-cell table:style-name="ce6" table:formula="of:=1/(1/[$'Formula B'.AE34]-1/[$'Formula B'.AE33])" office:value-type="float" office:value="0.363008057499648">
            <text:p>3,63E-01</text:p>
          </table:table-cell>
          <table:table-cell table:style-name="ce6" table:formula="of:=1/(1/[$'Formula B'.AF34]-1/[$'Formula B'.AF33])" office:value-type="float" office:value="0.484380603877194">
            <text:p>4,84E-01</text:p>
          </table:table-cell>
          <table:table-cell table:style-name="ce6" table:formula="of:=1/(1/[$'Formula B'.AG34]-1/[$'Formula B'.AG33])" office:value-type="float" office:value="0.630222720667364">
            <text:p>6,30E-01</text:p>
          </table:table-cell>
          <table:table-cell table:style-name="ce3" office:value-type="float" office:value="32">
            <text:p>32</text:p>
          </table:table-cell>
          <table:table-cell table:style-name="ce6" table:formula="of:=1/(1/[$'Formula B'.AI34]-1/[$'Formula B'.AI33])" office:value-type="float" office:value="0.801807330995335">
            <text:p>8,02E-01</text:p>
          </table:table-cell>
          <table:table-cell table:style-name="ce6" table:formula="of:=1/(1/[$'Formula B'.AJ34]-1/[$'Formula B'.AJ33])" office:value-type="float" office:value="0.999999999999999">
            <text:p>1,00E+00</text:p>
          </table:table-cell>
          <table:table-cell table:style-name="ce6" table:formula="of:=1/(1/[$'Formula B'.AK34]-1/[$'Formula B'.AK33])" office:value-type="float" office:value="1.22528920035804">
            <text:p>1,23E+00</text:p>
          </table:table-cell>
          <table:table-cell table:style-name="ce6" table:formula="of:=1/(1/[$'Formula B'.AL34]-1/[$'Formula B'.AL33])" office:value-type="float" office:value="1.47782979586471">
            <text:p>1,48E+00</text:p>
          </table:table-cell>
          <table:table-cell table:style-name="ce6" table:formula="of:=1/(1/[$'Formula B'.AM34]-1/[$'Formula B'.AM33])" office:value-type="float" office:value="1.75749280322423">
            <text:p>1,76E+00</text:p>
          </table:table-cell>
          <table:table-cell table:style-name="ce6" table:formula="of:=1/(1/[$'Formula B'.AN34]-1/[$'Formula B'.AN33])" office:value-type="float" office:value="2.06391619354461">
            <text:p>2,06E+00</text:p>
          </table:table-cell>
          <table:table-cell table:style-name="ce6" table:formula="of:=1/(1/[$'Formula B'.AO34]-1/[$'Formula B'.AO33])" office:value-type="float" office:value="2.39655318368791">
            <text:p>2,40E+00</text:p>
          </table:table-cell>
          <table:table-cell table:style-name="ce6" table:formula="of:=1/(1/[$'Formula B'.AP34]-1/[$'Formula B'.AP33])" office:value-type="float" office:value="2.75471590324679">
            <text:p>2,75E+00</text:p>
          </table:table-cell>
          <table:table-cell table:style-name="ce6" table:formula="of:=1/(1/[$'Formula B'.AQ34]-1/[$'Formula B'.AQ33])" office:value-type="float" office:value="3.1376134197114">
            <text:p>3,14E+00</text:p>
          </table:table-cell>
          <table:table-cell table:style-name="ce6" table:formula="of:=1/(1/[$'Formula B'.AR34]-1/[$'Formula B'.AR33])" office:value-type="float" office:value="3.54438387022814">
            <text:p>3,54E+00</text:p>
          </table:table-cell>
          <table:table-cell table:style-name="ce3" office:value-type="float" office:value="32">
            <text:p>32</text:p>
          </table:table-cell>
          <table:table-cell table:number-columns-repeated="10"/>
          <table:table-cell table:style-name="ce3" office:value-type="float" office:value="32">
            <text:p>32</text:p>
          </table:table-cell>
          <table:table-cell table:number-columns-repeated="20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6" table:formula="of:=1/(1/[$'Formula B'.B35]-1/[$'Formula B'.B34])" office:value-type="float" office:value="1.25528782719687E-028">
            <text:p>1,26E-28</text:p>
          </table:table-cell>
          <table:table-cell table:style-name="ce6" table:formula="of:=1/(1/[$'Formula B'.C35]-1/[$'Formula B'.C34])" office:value-type="float" office:value="1.42517256083403E-028">
            <text:p>1,43E-28</text:p>
          </table:table-cell>
          <table:table-cell table:style-name="ce6" table:formula="of:=1/(1/[$'Formula B'.D35]-1/[$'Formula B'.D34])" office:value-type="float" office:value="3.50610532404633E-023">
            <text:p>3,51E-23</text:p>
          </table:table-cell>
          <table:table-cell table:style-name="ce6" table:formula="of:=1/(1/[$'Formula B'.E35]-1/[$'Formula B'.E34])" office:value-type="float" office:value="1.77105497081771E-019">
            <text:p>1,77E-19</text:p>
          </table:table-cell>
          <table:table-cell table:style-name="ce6" table:formula="of:=1/(1/[$'Formula B'.F35]-1/[$'Formula B'.F34])" office:value-type="float" office:value="1.0646526885529E-016">
            <text:p>1,06E-16</text:p>
          </table:table-cell>
          <table:table-cell table:style-name="ce6" table:formula="of:=1/(1/[$'Formula B'.G35]-1/[$'Formula B'.G34])" office:value-type="float" office:value="0.0000000000000166605318053245">
            <text:p>1,67E-14</text:p>
          </table:table-cell>
          <table:table-cell table:style-name="ce6" table:formula="of:=1/(1/[$'Formula B'.H35]-1/[$'Formula B'.H34])" office:value-type="float" office:value="0.00000000000103045457580786">
            <text:p>1,03E-12</text:p>
          </table:table-cell>
          <table:table-cell table:style-name="ce6" table:formula="of:=1/(1/[$'Formula B'.I35]-1/[$'Formula B'.I34])" office:value-type="float" office:value="0.0000000000323222778880724">
            <text:p>3,23E-11</text:p>
          </table:table-cell>
          <table:table-cell table:style-name="ce6" table:formula="of:=1/(1/[$'Formula B'.J35]-1/[$'Formula B'.J34])" office:value-type="float" office:value="0.000000000603906196189669">
            <text:p>6,04E-10</text:p>
          </table:table-cell>
          <table:table-cell table:style-name="ce6" table:formula="of:=1/(1/[$'Formula B'.K35]-1/[$'Formula B'.K34])" office:value-type="float" office:value="0.00000000750162927469879">
            <text:p>7,50E-09</text:p>
          </table:table-cell>
          <table:table-cell table:style-name="ce3" office:value-type="float" office:value="33">
            <text:p>33</text:p>
          </table:table-cell>
          <table:table-cell table:style-name="ce6" table:formula="of:=1/(1/[$'Formula B'.M35]-1/[$'Formula B'.M34])" office:value-type="float" office:value="0.000000067007726152031">
            <text:p>6,70E-08</text:p>
          </table:table-cell>
          <table:table-cell table:style-name="ce6" table:formula="of:=1/(1/[$'Formula B'.N35]-1/[$'Formula B'.N34])" office:value-type="float" office:value="0.000000456096027992815">
            <text:p>4,56E-07</text:p>
          </table:table-cell>
          <table:table-cell table:style-name="ce6" table:formula="of:=1/(1/[$'Formula B'.O35]-1/[$'Formula B'.O34])" office:value-type="float" office:value="0.00000247229669316357">
            <text:p>2,47E-06</text:p>
          </table:table-cell>
          <table:table-cell table:style-name="ce6" table:formula="of:=1/(1/[$'Formula B'.P35]-1/[$'Formula B'.P34])" office:value-type="float" office:value="0.0000110452848834202">
            <text:p>1,10E-05</text:p>
          </table:table-cell>
          <table:table-cell table:style-name="ce6" table:formula="of:=1/(1/[$'Formula B'.Q35]-1/[$'Formula B'.Q34])" office:value-type="float" office:value="0.0000417974083948839">
            <text:p>4,18E-05</text:p>
          </table:table-cell>
          <table:table-cell table:style-name="ce6" table:formula="of:=1/(1/[$'Formula B'.R35]-1/[$'Formula B'.R34])" office:value-type="float" office:value="0.00013696963923751">
            <text:p>1,37E-04</text:p>
          </table:table-cell>
          <table:table-cell table:style-name="ce6" table:formula="of:=1/(1/[$'Formula B'.S35]-1/[$'Formula B'.S34])" office:value-type="float" office:value="0.000395828652741226">
            <text:p>3,96E-04</text:p>
          </table:table-cell>
          <table:table-cell table:style-name="ce6" table:formula="of:=1/(1/[$'Formula B'.T35]-1/[$'Formula B'.T34])" office:value-type="float" office:value="0.00102423816441566">
            <text:p>1,02E-03</text:p>
          </table:table-cell>
          <table:table-cell table:style-name="ce6" table:formula="of:=1/(1/[$'Formula B'.U35]-1/[$'Formula B'.U34])" office:value-type="float" office:value="0.00240379153405967">
            <text:p>2,40E-03</text:p>
          </table:table-cell>
          <table:table-cell table:style-name="ce6" table:formula="of:=1/(1/[$'Formula B'.V35]-1/[$'Formula B'.V34])" office:value-type="float" office:value="0.0051735708035686">
            <text:p>5,17E-03</text:p>
          </table:table-cell>
          <table:table-cell table:style-name="ce3" office:value-type="float" office:value="33">
            <text:p>33</text:p>
          </table:table-cell>
          <table:table-cell table:style-name="ce6" table:formula="of:=1/(1/[$'Formula B'.X35]-1/[$'Formula B'.X34])" office:value-type="float" office:value="0.0103096330921038">
            <text:p>1,03E-02</text:p>
          </table:table-cell>
          <table:table-cell table:style-name="ce6" table:formula="of:=1/(1/[$'Formula B'.Y35]-1/[$'Formula B'.Y34])" office:value-type="float" office:value="0.0191824338977037">
            <text:p>1,92E-02</text:p>
          </table:table-cell>
          <table:table-cell table:style-name="ce6" table:formula="of:=1/(1/[$'Formula B'.Z35]-1/[$'Formula B'.Z34])" office:value-type="float" office:value="0.0335736062186304">
            <text:p>3,36E-02</text:p>
          </table:table-cell>
          <table:table-cell table:style-name="ce6" table:formula="of:=1/(1/[$'Formula B'.AA35]-1/[$'Formula B'.AA34])" office:value-type="float" office:value="0.0556412887774139">
            <text:p>5,56E-02</text:p>
          </table:table-cell>
          <table:table-cell table:style-name="ce6" table:formula="of:=1/(1/[$'Formula B'.AB35]-1/[$'Formula B'.AB34])" office:value-type="float" office:value="0.0878349685808453">
            <text:p>8,78E-02</text:p>
          </table:table-cell>
          <table:table-cell table:style-name="ce6" table:formula="of:=1/(1/[$'Formula B'.AC35]-1/[$'Formula B'.AC34])" office:value-type="float" office:value="0.132772277154756">
            <text:p>1,33E-01</text:p>
          </table:table-cell>
          <table:table-cell table:style-name="ce6" table:formula="of:=1/(1/[$'Formula B'.AD35]-1/[$'Formula B'.AD34])" office:value-type="float" office:value="0.193097510283845">
            <text:p>1,93E-01</text:p>
          </table:table-cell>
          <table:table-cell table:style-name="ce6" table:formula="of:=1/(1/[$'Formula B'.AE35]-1/[$'Formula B'.AE34])" office:value-type="float" office:value="0.27134309283265">
            <text:p>2,71E-01</text:p>
          </table:table-cell>
          <table:table-cell table:style-name="ce6" table:formula="of:=1/(1/[$'Formula B'.AF35]-1/[$'Formula B'.AF34])" office:value-type="float" office:value="0.369811469727397">
            <text:p>3,70E-01</text:p>
          </table:table-cell>
          <table:table-cell table:style-name="ce6" table:formula="of:=1/(1/[$'Formula B'.AG35]-1/[$'Formula B'.AG34])" office:value-type="float" office:value="0.490488203577729">
            <text:p>4,90E-01</text:p>
          </table:table-cell>
          <table:table-cell table:style-name="ce3" office:value-type="float" office:value="33">
            <text:p>33</text:p>
          </table:table-cell>
          <table:table-cell table:style-name="ce6" table:formula="of:=1/(1/[$'Formula B'.AI35]-1/[$'Formula B'.AI34])" office:value-type="float" office:value="0.634989898099916">
            <text:p>6,35E-01</text:p>
          </table:table-cell>
          <table:table-cell table:style-name="ce6" table:formula="of:=1/(1/[$'Formula B'.AJ35]-1/[$'Formula B'.AJ34])" office:value-type="float" office:value="0.804544763211734">
            <text:p>8,05E-01</text:p>
          </table:table-cell>
          <table:table-cell table:style-name="ce6" table:formula="of:=1/(1/[$'Formula B'.AK35]-1/[$'Formula B'.AK34])" office:value-type="float" office:value="1">
            <text:p>1,00E+00</text:p>
          </table:table-cell>
          <table:table-cell table:style-name="ce6" table:formula="of:=1/(1/[$'Formula B'.AL35]-1/[$'Formula B'.AL34])" office:value-type="float" office:value="1.22184867096826">
            <text:p>1,22E+00</text:p>
          </table:table-cell>
          <table:table-cell table:style-name="ce6" table:formula="of:=1/(1/[$'Formula B'.AM35]-1/[$'Formula B'.AM34])" office:value-type="float" office:value="1.47026881530022">
            <text:p>1,47E+00</text:p>
          </table:table-cell>
          <table:table-cell table:style-name="ce6" table:formula="of:=1/(1/[$'Formula B'.AN35]-1/[$'Formula B'.AN34])" office:value-type="float" office:value="1.74516862258485">
            <text:p>1,75E+00</text:p>
          </table:table-cell>
          <table:table-cell table:style-name="ce6" table:formula="of:=1/(1/[$'Formula B'.AO35]-1/[$'Formula B'.AO34])" office:value-type="float" office:value="2.04623293162825">
            <text:p>2,05E+00</text:p>
          </table:table-cell>
          <table:table-cell table:style-name="ce6" table:formula="of:=1/(1/[$'Formula B'.AP35]-1/[$'Formula B'.AP34])" office:value-type="float" office:value="2.37296778772579">
            <text:p>2,37E+00</text:p>
          </table:table-cell>
          <table:table-cell table:style-name="ce6" table:formula="of:=1/(1/[$'Formula B'.AQ35]-1/[$'Formula B'.AQ34])" office:value-type="float" office:value="2.72474105864019">
            <text:p>2,72E+00</text:p>
          </table:table-cell>
          <table:table-cell table:style-name="ce6" table:formula="of:=1/(1/[$'Formula B'.AR35]-1/[$'Formula B'.AR34])" office:value-type="float" office:value="3.10081809384034">
            <text:p>3,10E+00</text:p>
          </table:table-cell>
          <table:table-cell table:style-name="ce3" office:value-type="float" office:value="33">
            <text:p>33</text:p>
          </table:table-cell>
          <table:table-cell table:number-columns-repeated="10"/>
          <table:table-cell table:style-name="ce3" office:value-type="float" office:value="33">
            <text:p>33</text:p>
          </table:table-cell>
          <table:table-cell table:number-columns-repeated="20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table:formula="of:=1/(1/[$'Formula B'.B36]-1/[$'Formula B'.B35])" office:value-type="float" office:value="7.37006110664827E-030">
            <text:p>7,37E-30</text:p>
          </table:table-cell>
          <table:table-cell table:style-name="ce6" table:formula="of:=1/(1/[$'Formula B'.C36]-1/[$'Formula B'.C35])" office:value-type="float" office:value="8.36749041398766E-030">
            <text:p>8,37E-30</text:p>
          </table:table-cell>
          <table:table-cell table:style-name="ce6" table:formula="of:=1/(1/[$'Formula B'.D36]-1/[$'Formula B'.D35])" office:value-type="float" office:value="3.08455013845718E-024">
            <text:p>3,08E-24</text:p>
          </table:table-cell>
          <table:table-cell table:style-name="ce6" table:formula="of:=1/(1/[$'Formula B'.E36]-1/[$'Formula B'.E35])" office:value-type="float" office:value="2.07517552136217E-020">
            <text:p>2,08E-20</text:p>
          </table:table-cell>
          <table:table-cell table:style-name="ce6" table:formula="of:=1/(1/[$'Formula B'.F36]-1/[$'Formula B'.F35])" office:value-type="float" office:value="1.55748564678584E-017">
            <text:p>1,56E-17</text:p>
          </table:table-cell>
          <table:table-cell table:style-name="ce6" table:formula="of:=1/(1/[$'Formula B'.G36]-1/[$'Formula B'.G35])" office:value-type="float" office:value="2.92100232950494E-015">
            <text:p>2,92E-15</text:p>
          </table:table-cell>
          <table:table-cell table:style-name="ce6" table:formula="of:=1/(1/[$'Formula B'.H36]-1/[$'Formula B'.H35])" office:value-type="float" office:value="0.000000000000210485670928206">
            <text:p>2,10E-13</text:p>
          </table:table-cell>
          <table:table-cell table:style-name="ce6" table:formula="of:=1/(1/[$'Formula B'.I36]-1/[$'Formula B'.I35])" office:value-type="float" office:value="0.00000000000753433051004245">
            <text:p>7,53E-12</text:p>
          </table:table-cell>
          <table:table-cell table:style-name="ce6" table:formula="of:=1/(1/[$'Formula B'.J36]-1/[$'Formula B'.J35])" office:value-type="float" office:value="0.000000000158113622276155">
            <text:p>1,58E-10</text:p>
          </table:table-cell>
          <table:table-cell table:style-name="ce6" table:formula="of:=1/(1/[$'Formula B'.K36]-1/[$'Formula B'.K35])" office:value-type="float" office:value="0.0000000021785034511921">
            <text:p>2,18E-09</text:p>
          </table:table-cell>
          <table:table-cell table:style-name="ce3" office:value-type="float" office:value="34">
            <text:p>34</text:p>
          </table:table-cell>
          <table:table-cell table:style-name="ce6" table:formula="of:=1/(1/[$'Formula B'.M36]-1/[$'Formula B'.M35])" office:value-type="float" office:value="0.0000000213647822721201">
            <text:p>2,14E-08</text:p>
          </table:table-cell>
          <table:table-cell table:style-name="ce6" table:formula="of:=1/(1/[$'Formula B'.N36]-1/[$'Formula B'.N35])" office:value-type="float" office:value="0.000000158314324959598">
            <text:p>1,58E-07</text:p>
          </table:table-cell>
          <table:table-cell table:style-name="ce6" table:formula="of:=1/(1/[$'Formula B'.O36]-1/[$'Formula B'.O35])" office:value-type="float" office:value="0.000000927557243916428">
            <text:p>9,28E-07</text:p>
          </table:table-cell>
          <table:table-cell table:style-name="ce6" table:formula="of:=1/(1/[$'Formula B'.P36]-1/[$'Formula B'.P35])" office:value-type="float" office:value="0.00000445158555660029">
            <text:p>4,45E-06</text:p>
          </table:table-cell>
          <table:table-cell table:style-name="ce6" table:formula="of:=1/(1/[$'Formula B'.Q36]-1/[$'Formula B'.Q35])" office:value-type="float" office:value="0.000017998901995583">
            <text:p>1,80E-05</text:p>
          </table:table-cell>
          <table:table-cell table:style-name="ce6" table:formula="of:=1/(1/[$'Formula B'.R36]-1/[$'Formula B'.R35])" office:value-type="float" office:value="0.0000627203355641591">
            <text:p>6,27E-05</text:p>
          </table:table-cell>
          <table:table-cell table:style-name="ce6" table:formula="of:=1/(1/[$'Formula B'.S36]-1/[$'Formula B'.S35])" office:value-type="float" office:value="0.000191919224575385">
            <text:p>1,92E-04</text:p>
          </table:table-cell>
          <table:table-cell table:style-name="ce6" table:formula="of:=1/(1/[$'Formula B'.T36]-1/[$'Formula B'.T35])" office:value-type="float" office:value="0.00052377644107007">
            <text:p>5,24E-04</text:p>
          </table:table-cell>
          <table:table-cell table:style-name="ce6" table:formula="of:=1/(1/[$'Formula B'.U36]-1/[$'Formula B'.U35])" office:value-type="float" office:value="0.00129185363565594">
            <text:p>1,29E-03</text:p>
          </table:table-cell>
          <table:table-cell table:style-name="ce6" table:formula="of:=1/(1/[$'Formula B'.V36]-1/[$'Formula B'.V35])" office:value-type="float" office:value="0.00291218557769139">
            <text:p>2,91E-03</text:p>
          </table:table-cell>
          <table:table-cell table:style-name="ce3" office:value-type="float" office:value="34">
            <text:p>34</text:p>
          </table:table-cell>
          <table:table-cell table:style-name="ce6" table:formula="of:=1/(1/[$'Formula B'.X36]-1/[$'Formula B'.X35])" office:value-type="float" office:value="0.00605906606274566">
            <text:p>6,06E-03</text:p>
          </table:table-cell>
          <table:table-cell table:style-name="ce6" table:formula="of:=1/(1/[$'Formula B'.Y36]-1/[$'Formula B'.Y35])" office:value-type="float" office:value="0.011735104485601">
            <text:p>1,17E-02</text:p>
          </table:table-cell>
          <table:table-cell table:style-name="ce6" table:formula="of:=1/(1/[$'Formula B'.Z36]-1/[$'Formula B'.Z35])" office:value-type="float" office:value="0.021317881399068">
            <text:p>2,13E-02</text:p>
          </table:table-cell>
          <table:table-cell table:style-name="ce6" table:formula="of:=1/(1/[$'Formula B'.AA36]-1/[$'Formula B'.AA35])" office:value-type="float" office:value="0.0365677290595828">
            <text:p>3,66E-02</text:p>
          </table:table-cell>
          <table:table-cell table:style-name="ce6" table:formula="of:=1/(1/[$'Formula B'.AB36]-1/[$'Formula B'.AB35])" office:value-type="float" office:value="0.0595886969673962">
            <text:p>5,96E-02</text:p>
          </table:table-cell>
          <table:table-cell table:style-name="ce6" table:formula="of:=1/(1/[$'Formula B'.AC36]-1/[$'Formula B'.AC35])" office:value-type="float" office:value="0.0927451440354166">
            <text:p>9,27E-02</text:p>
          </table:table-cell>
          <table:table-cell table:style-name="ce6" table:formula="of:=1/(1/[$'Formula B'.AD36]-1/[$'Formula B'.AD35])" office:value-type="float" office:value="0.138545993944705">
            <text:p>1,39E-01</text:p>
          </table:table-cell>
          <table:table-cell table:style-name="ce6" table:formula="of:=1/(1/[$'Formula B'.AE36]-1/[$'Formula B'.AE35])" office:value-type="float" office:value="0.199514472050929">
            <text:p>2,00E-01</text:p>
          </table:table-cell>
          <table:table-cell table:style-name="ce6" table:formula="of:=1/(1/[$'Formula B'.AF36]-1/[$'Formula B'.AF35])" office:value-type="float" office:value="0.278061905871897">
            <text:p>2,78E-01</text:p>
          </table:table-cell>
          <table:table-cell table:style-name="ce6" table:formula="of:=1/(1/[$'Formula B'.AG36]-1/[$'Formula B'.AG35])" office:value-type="float" office:value="0.376380655016765">
            <text:p>3,76E-01</text:p>
          </table:table-cell>
          <table:table-cell table:style-name="ce3" office:value-type="float" office:value="34">
            <text:p>34</text:p>
          </table:table-cell>
          <table:table-cell table:style-name="ce6" table:formula="of:=1/(1/[$'Formula B'.AI36]-1/[$'Formula B'.AI35])" office:value-type="float" office:value="0.496365356376027">
            <text:p>4,96E-01</text:p>
          </table:table-cell>
          <table:table-cell table:style-name="ce6" table:formula="of:=1/(1/[$'Formula B'.AJ36]-1/[$'Formula B'.AJ35])" office:value-type="float" office:value="0.639565494608415">
            <text:p>6,40E-01</text:p>
          </table:table-cell>
          <table:table-cell table:style-name="ce6" table:formula="of:=1/(1/[$'Formula B'.AK36]-1/[$'Formula B'.AK35])" office:value-type="float" office:value="0.807167320930108">
            <text:p>8,07E-01</text:p>
          </table:table-cell>
          <table:table-cell table:style-name="ce6" table:formula="of:=1/(1/[$'Formula B'.AL36]-1/[$'Formula B'.AL35])" office:value-type="float" office:value="1">
            <text:p>1,00E+00</text:p>
          </table:table-cell>
          <table:table-cell table:style-name="ce6" table:formula="of:=1/(1/[$'Formula B'.AM36]-1/[$'Formula B'.AM35])" office:value-type="float" office:value="1.2185595288386">
            <text:p>1,22E+00</text:p>
          </table:table-cell>
          <table:table-cell table:style-name="ce6" table:formula="of:=1/(1/[$'Formula B'.AN36]-1/[$'Formula B'.AN35])" office:value-type="float" office:value="1.46304401457599">
            <text:p>1,46E+00</text:p>
          </table:table-cell>
          <table:table-cell table:style-name="ce6" table:formula="of:=1/(1/[$'Formula B'.AO36]-1/[$'Formula B'.AO35])" office:value-type="float" office:value="1.73339477893588">
            <text:p>1,73E+00</text:p>
          </table:table-cell>
          <table:table-cell table:style-name="ce6" table:formula="of:=1/(1/[$'Formula B'.AP36]-1/[$'Formula B'.AP35])" office:value-type="float" office:value="2.02933900327504">
            <text:p>2,03E+00</text:p>
          </table:table-cell>
          <table:table-cell table:style-name="ce6" table:formula="of:=1/(1/[$'Formula B'.AQ36]-1/[$'Formula B'.AQ35])" office:value-type="float" office:value="2.35043090608802">
            <text:p>2,35E+00</text:p>
          </table:table-cell>
          <table:table-cell table:style-name="ce6" table:formula="of:=1/(1/[$'Formula B'.AR36]-1/[$'Formula B'.AR35])" office:value-type="float" office:value="2.69608956554233">
            <text:p>2,70E+00</text:p>
          </table:table-cell>
          <table:table-cell table:style-name="ce3" office:value-type="float" office:value="34">
            <text:p>34</text:p>
          </table:table-cell>
          <table:table-cell table:number-columns-repeated="10"/>
          <table:table-cell table:style-name="ce3" office:value-type="float" office:value="34">
            <text:p>34</text:p>
          </table:table-cell>
          <table:table-cell table:number-columns-repeated="200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6" table:formula="of:=1/(1/[$'Formula B'.B37]-1/[$'Formula B'.B36])" office:value-type="float" office:value="4.2039564244696E-031">
            <text:p>4,20E-31</text:p>
          </table:table-cell>
          <table:table-cell table:style-name="ce6" table:formula="of:=1/(1/[$'Formula B'.C37]-1/[$'Formula B'.C36])" office:value-type="float" office:value="4.77290005788957E-031">
            <text:p>4,77E-31</text:p>
          </table:table-cell>
          <table:table-cell table:style-name="ce6" table:formula="of:=1/(1/[$'Formula B'.D37]-1/[$'Formula B'.D36])" office:value-type="float" office:value="2.63660995290917E-025">
            <text:p>2,64E-25</text:p>
          </table:table-cell>
          <table:table-cell table:style-name="ce6" table:formula="of:=1/(1/[$'Formula B'.E37]-1/[$'Formula B'.E36])" office:value-type="float" office:value="2.36262867707268E-021">
            <text:p>2,36E-21</text:p>
          </table:table-cell>
          <table:table-cell table:style-name="ce6" table:formula="of:=1/(1/[$'Formula B'.F37]-1/[$'Formula B'.F36])" office:value-type="float" office:value="2.21407273317595E-018">
            <text:p>2,21E-18</text:p>
          </table:table-cell>
          <table:table-cell table:style-name="ce6" table:formula="of:=1/(1/[$'Formula B'.G37]-1/[$'Formula B'.G36])" office:value-type="float" office:value="4.97696137278733E-016">
            <text:p>4,98E-16</text:p>
          </table:table-cell>
          <table:table-cell table:style-name="ce6" table:formula="of:=1/(1/[$'Formula B'.H37]-1/[$'Formula B'.H36])" office:value-type="float" office:value="0.0000000000000417875964342763">
            <text:p>4,18E-14</text:p>
          </table:table-cell>
          <table:table-cell table:style-name="ce6" table:formula="of:=1/(1/[$'Formula B'.I37]-1/[$'Formula B'.I36])" office:value-type="float" office:value="0.00000000000170712499573958">
            <text:p>1,71E-12</text:p>
          </table:table-cell>
          <table:table-cell table:style-name="ce6" table:formula="of:=1/(1/[$'Formula B'.J37]-1/[$'Formula B'.J36])" office:value-type="float" office:value="0.0000000000402438518237468">
            <text:p>4,02E-11</text:p>
          </table:table-cell>
          <table:table-cell table:style-name="ce6" table:formula="of:=1/(1/[$'Formula B'.K37]-1/[$'Formula B'.K36])" office:value-type="float" office:value="0.000000000615106856822946">
            <text:p>6,15E-10</text:p>
          </table:table-cell>
          <table:table-cell table:style-name="ce3" office:value-type="float" office:value="35">
            <text:p>35</text:p>
          </table:table-cell>
          <table:table-cell table:style-name="ce6" table:formula="of:=1/(1/[$'Formula B'.M37]-1/[$'Formula B'.M36])" office:value-type="float" office:value="0.00000000662412979951365">
            <text:p>6,62E-09</text:p>
          </table:table-cell>
          <table:table-cell table:style-name="ce6" table:formula="of:=1/(1/[$'Formula B'.N37]-1/[$'Formula B'.N36])" office:value-type="float" office:value="0.0000000534462684026464">
            <text:p>5,34E-08</text:p>
          </table:table-cell>
          <table:table-cell table:style-name="ce6" table:formula="of:=1/(1/[$'Formula B'.O37]-1/[$'Formula B'.O36])" office:value-type="float" office:value="0.00000033853359849105">
            <text:p>3,39E-07</text:p>
          </table:table-cell>
          <table:table-cell table:style-name="ce6" table:formula="of:=1/(1/[$'Formula B'.P37]-1/[$'Formula B'.P36])" office:value-type="float" office:value="0.00000174571997849466">
            <text:p>1,75E-06</text:p>
          </table:table-cell>
          <table:table-cell table:style-name="ce6" table:formula="of:=1/(1/[$'Formula B'.Q37]-1/[$'Formula B'.Q36])" office:value-type="float" office:value="0.00000754366044912533">
            <text:p>7,54E-06</text:p>
          </table:table-cell>
          <table:table-cell table:style-name="ce6" table:formula="of:=1/(1/[$'Formula B'.R37]-1/[$'Formula B'.R36])" office:value-type="float" office:value="0.0000279620506240015">
            <text:p>2,80E-05</text:p>
          </table:table-cell>
          <table:table-cell table:style-name="ce6" table:formula="of:=1/(1/[$'Formula B'.S37]-1/[$'Formula B'.S36])" office:value-type="float" office:value="0.0000906290058675022">
            <text:p>9,06E-05</text:p>
          </table:table-cell>
          <table:table-cell table:style-name="ce6" table:formula="of:=1/(1/[$'Formula B'.T37]-1/[$'Formula B'.T36])" office:value-type="float" office:value="0.000260986289966509">
            <text:p>2,61E-04</text:p>
          </table:table-cell>
          <table:table-cell table:style-name="ce6" table:formula="of:=1/(1/[$'Formula B'.U37]-1/[$'Formula B'.U36])" office:value-type="float" office:value="0.000676828858592933">
            <text:p>6,77E-04</text:p>
          </table:table-cell>
          <table:table-cell table:style-name="ce6" table:formula="of:=1/(1/[$'Formula B'.V37]-1/[$'Formula B'.V36])" office:value-type="float" office:value="0.00159902959837702">
            <text:p>1,60E-03</text:p>
          </table:table-cell>
          <table:table-cell table:style-name="ce3" office:value-type="float" office:value="35">
            <text:p>35</text:p>
          </table:table-cell>
          <table:table-cell table:style-name="ce6" table:formula="of:=1/(1/[$'Formula B'.X37]-1/[$'Formula B'.X36])" office:value-type="float" office:value="0.00347598176553723">
            <text:p>3,48E-03</text:p>
          </table:table-cell>
          <table:table-cell table:style-name="ce6" table:formula="of:=1/(1/[$'Formula B'.Y37]-1/[$'Formula B'.Y36])" office:value-type="float" office:value="0.00701329914878113">
            <text:p>7,01E-03</text:p>
          </table:table-cell>
          <table:table-cell table:style-name="ce6" table:formula="of:=1/(1/[$'Formula B'.Z37]-1/[$'Formula B'.Z36])" office:value-type="float" office:value="0.0132350816266518">
            <text:p>1,32E-02</text:p>
          </table:table-cell>
          <table:table-cell table:style-name="ce6" table:formula="of:=1/(1/[$'Formula B'.AA37]-1/[$'Formula B'.AA36])" office:value-type="float" office:value="0.0235211168614586">
            <text:p>2,35E-02</text:p>
          </table:table-cell>
          <table:table-cell table:style-name="ce6" table:formula="of:=1/(1/[$'Formula B'.AB37]-1/[$'Formula B'.AB36])" office:value-type="float" office:value="0.0396072364940977">
            <text:p>3,96E-02</text:p>
          </table:table-cell>
          <table:table-cell table:style-name="ce6" table:formula="of:=1/(1/[$'Formula B'.AC37]-1/[$'Formula B'.AC36])" office:value-type="float" office:value="0.0635431906568137">
            <text:p>6,35E-02</text:p>
          </table:table-cell>
          <table:table-cell table:style-name="ce6" table:formula="of:=1/(1/[$'Formula B'.AD37]-1/[$'Formula B'.AD36])" office:value-type="float" office:value="0.0976115159447378">
            <text:p>9,76E-02</text:p>
          </table:table-cell>
          <table:table-cell table:style-name="ce6" table:formula="of:=1/(1/[$'Formula B'.AE37]-1/[$'Formula B'.AE36])" office:value-type="float" office:value="0.144218892771367">
            <text:p>1,44E-01</text:p>
          </table:table-cell>
          <table:table-cell table:style-name="ce6" table:formula="of:=1/(1/[$'Formula B'.AF37]-1/[$'Formula B'.AF36])" office:value-type="float" office:value="0.20577604025271">
            <text:p>2,06E-01</text:p>
          </table:table-cell>
          <table:table-cell table:style-name="ce6" table:formula="of:=1/(1/[$'Formula B'.AG37]-1/[$'Formula B'.AG36])" office:value-type="float" office:value="0.284582462413507">
            <text:p>2,85E-01</text:p>
          </table:table-cell>
          <table:table-cell table:style-name="ce3" office:value-type="float" office:value="35">
            <text:p>35</text:p>
          </table:table-cell>
          <table:table-cell table:style-name="ce6" table:formula="of:=1/(1/[$'Formula B'.AI37]-1/[$'Formula B'.AI36])" office:value-type="float" office:value="0.382729083356614">
            <text:p>3,83E-01</text:p>
          </table:table-cell>
          <table:table-cell table:style-name="ce6" table:formula="of:=1/(1/[$'Formula B'.AJ37]-1/[$'Formula B'.AJ36])" office:value-type="float" office:value="0.502026636285239">
            <text:p>5,02E-01</text:p>
          </table:table-cell>
          <table:table-cell table:style-name="ce6" table:formula="of:=1/(1/[$'Formula B'.AK37]-1/[$'Formula B'.AK36])" office:value-type="float" office:value="0.643962321715684">
            <text:p>6,44E-01</text:p>
          </table:table-cell>
          <table:table-cell table:style-name="ce6" table:formula="of:=1/(1/[$'Formula B'.AL37]-1/[$'Formula B'.AL36])" office:value-type="float" office:value="0.809682943253681">
            <text:p>8,10E-01</text:p>
          </table:table-cell>
          <table:table-cell table:style-name="ce6" table:formula="of:=1/(1/[$'Formula B'.AM37]-1/[$'Formula B'.AM36])" office:value-type="float" office:value="0.999999999999999">
            <text:p>1,00E+00</text:p>
          </table:table-cell>
          <table:table-cell table:style-name="ce6" table:formula="of:=1/(1/[$'Formula B'.AN37]-1/[$'Formula B'.AN36])" office:value-type="float" office:value="1.21541103060679">
            <text:p>1,22E+00</text:p>
          </table:table-cell>
          <table:table-cell table:style-name="ce6" table:formula="of:=1/(1/[$'Formula B'.AO37]-1/[$'Formula B'.AO36])" office:value-type="float" office:value="1.45613150831534">
            <text:p>1,46E+00</text:p>
          </table:table-cell>
          <table:table-cell table:style-name="ce6" table:formula="of:=1/(1/[$'Formula B'.AP37]-1/[$'Formula B'.AP36])" office:value-type="float" office:value="1.72213232557351">
            <text:p>1,72E+00</text:p>
          </table:table-cell>
          <table:table-cell table:style-name="ce6" table:formula="of:=1/(1/[$'Formula B'.AQ37]-1/[$'Formula B'.AQ36])" office:value-type="float" office:value="2.0131789788496">
            <text:p>2,01E+00</text:p>
          </table:table-cell>
          <table:table-cell table:style-name="ce6" table:formula="of:=1/(1/[$'Formula B'.AR37]-1/[$'Formula B'.AR36])" office:value-type="float" office:value="2.3288696813674">
            <text:p>2,33E+00</text:p>
          </table:table-cell>
          <table:table-cell table:style-name="ce3" office:value-type="float" office:value="35">
            <text:p>35</text:p>
          </table:table-cell>
          <table:table-cell table:number-columns-repeated="10"/>
          <table:table-cell table:style-name="ce3" office:value-type="float" office:value="35">
            <text:p>35</text:p>
          </table:table-cell>
          <table:table-cell table:number-columns-repeated="200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6" table:formula="of:=1/(1/[$'Formula B'.B38]-1/[$'Formula B'.B37])" office:value-type="float" office:value="2.33160608415961E-032">
            <text:p>2,33E-32</text:p>
          </table:table-cell>
          <table:table-cell table:style-name="ce6" table:formula="of:=1/(1/[$'Formula B'.C38]-1/[$'Formula B'.C37])" office:value-type="float" office:value="2.64715465395556E-032">
            <text:p>2,65E-32</text:p>
          </table:table-cell>
          <table:table-cell table:style-name="ce6" table:formula="of:=1/(1/[$'Formula B'.D38]-1/[$'Formula B'.D37])" office:value-type="float" office:value="2.19146801280762E-026">
            <text:p>2,19E-26</text:p>
          </table:table-cell>
          <table:table-cell table:style-name="ce6" table:formula="of:=1/(1/[$'Formula B'.E38]-1/[$'Formula B'.E37])" office:value-type="float" office:value="2.6157674639019E-022">
            <text:p>2,62E-22</text:p>
          </table:table-cell>
          <table:table-cell table:style-name="ce6" table:formula="of:=1/(1/[$'Formula B'.F38]-1/[$'Formula B'.F37])" office:value-type="float" office:value="3.06093004586538E-019">
            <text:p>3,06E-19</text:p>
          </table:table-cell>
          <table:table-cell table:style-name="ce6" table:formula="of:=1/(1/[$'Formula B'.G38]-1/[$'Formula B'.G37])" office:value-type="float" office:value="8.24753598919043E-017">
            <text:p>8,25E-17</text:p>
          </table:table-cell>
          <table:table-cell table:style-name="ce6" table:formula="of:=1/(1/[$'Formula B'.H38]-1/[$'Formula B'.H37])" office:value-type="float" office:value="8.06932896661887E-015">
            <text:p>8,07E-15</text:p>
          </table:table-cell>
          <table:table-cell table:style-name="ce6" table:formula="of:=1/(1/[$'Formula B'.I38]-1/[$'Formula B'.I37])" office:value-type="float" office:value="0.000000000000376264284775259">
            <text:p>3,76E-13</text:p>
          </table:table-cell>
          <table:table-cell table:style-name="ce6" table:formula="of:=1/(1/[$'Formula B'.J38]-1/[$'Formula B'.J37])" office:value-type="float" office:value="0.00000000000996514426112206">
            <text:p>9,97E-12</text:p>
          </table:table-cell>
          <table:table-cell table:style-name="ce6" table:formula="of:=1/(1/[$'Formula B'.K38]-1/[$'Formula B'.K37])" office:value-type="float" office:value="0.000000000168985400227226">
            <text:p>1,69E-10</text:p>
          </table:table-cell>
          <table:table-cell table:style-name="ce3" office:value-type="float" office:value="36">
            <text:p>36</text:p>
          </table:table-cell>
          <table:table-cell table:style-name="ce6" table:formula="of:=1/(1/[$'Formula B'.M38]-1/[$'Formula B'.M37])" office:value-type="float" office:value="0.00000000199859459110541">
            <text:p>2,00E-09</text:p>
          </table:table-cell>
          <table:table-cell table:style-name="ce6" table:formula="of:=1/(1/[$'Formula B'.N38]-1/[$'Formula B'.N37])" office:value-type="float" office:value="0.0000000175609167742776">
            <text:p>1,76E-08</text:p>
          </table:table-cell>
          <table:table-cell table:style-name="ce6" table:formula="of:=1/(1/[$'Formula B'.O38]-1/[$'Formula B'.O37])" office:value-type="float" office:value="0.000000120274049313986">
            <text:p>1,20E-07</text:p>
          </table:table-cell>
          <table:table-cell table:style-name="ce6" table:formula="of:=1/(1/[$'Formula B'.P38]-1/[$'Formula B'.P37])" office:value-type="float" office:value="0.000000666547649308971">
            <text:p>6,67E-07</text:p>
          </table:table-cell>
          <table:table-cell table:style-name="ce6" table:formula="of:=1/(1/[$'Formula B'.Q38]-1/[$'Formula B'.Q37])" office:value-type="float" office:value="0.00000307904555530165">
            <text:p>3,08E-06</text:p>
          </table:table-cell>
          <table:table-cell table:style-name="ce6" table:formula="of:=1/(1/[$'Formula B'.R38]-1/[$'Formula B'.R37])" office:value-type="float" office:value="0.0000121435268894615">
            <text:p>1,21E-05</text:p>
          </table:table-cell>
          <table:table-cell table:style-name="ce6" table:formula="of:=1/(1/[$'Formula B'.S38]-1/[$'Formula B'.S37])" office:value-type="float" office:value="0.0000417030677399765">
            <text:p>4,17E-05</text:p>
          </table:table-cell>
          <table:table-cell table:style-name="ce6" table:formula="of:=1/(1/[$'Formula B'.T38]-1/[$'Formula B'.T37])" office:value-type="float" office:value="0.000126765714672692">
            <text:p>1,27E-04</text:p>
          </table:table-cell>
          <table:table-cell table:style-name="ce6" table:formula="of:=1/(1/[$'Formula B'.U38]-1/[$'Formula B'.U37])" office:value-type="float" office:value="0.000345815832129102">
            <text:p>3,46E-04</text:p>
          </table:table-cell>
          <table:table-cell table:style-name="ce6" table:formula="of:=1/(1/[$'Formula B'.V38]-1/[$'Formula B'.V37])" office:value-type="float" office:value="0.000856671922121962">
            <text:p>8,57E-04</text:p>
          </table:table-cell>
          <table:table-cell table:style-name="ce3" office:value-type="float" office:value="36">
            <text:p>36</text:p>
          </table:table-cell>
          <table:table-cell table:style-name="ce6" table:formula="of:=1/(1/[$'Formula B'.X38]-1/[$'Formula B'.X37])" office:value-type="float" office:value="0.00194682047319947">
            <text:p>1,95E-03</text:p>
          </table:table-cell>
          <table:table-cell table:style-name="ce6" table:formula="of:=1/(1/[$'Formula B'.Y38]-1/[$'Formula B'.Y37])" office:value-type="float" office:value="0.0040947660174897">
            <text:p>4,09E-03</text:p>
          </table:table-cell>
          <table:table-cell table:style-name="ce6" table:formula="of:=1/(1/[$'Formula B'.Z38]-1/[$'Formula B'.Z37])" office:value-type="float" office:value="0.00803368799743586">
            <text:p>8,03E-03</text:p>
          </table:table-cell>
          <table:table-cell table:style-name="ce6" table:formula="of:=1/(1/[$'Formula B'.AA38]-1/[$'Formula B'.AA37])" office:value-type="float" office:value="0.0148046003549189">
            <text:p>1,48E-02</text:p>
          </table:table-cell>
          <table:table-cell table:style-name="ce6" table:formula="of:=1/(1/[$'Formula B'.AB38]-1/[$'Formula B'.AB37])" office:value-type="float" office:value="0.0257853019150648">
            <text:p>2,58E-02</text:p>
          </table:table-cell>
          <table:table-cell table:style-name="ce6" table:formula="of:=1/(1/[$'Formula B'.AC38]-1/[$'Formula B'.AC37])" office:value-type="float" office:value="0.0426846482887055">
            <text:p>4,27E-02</text:p>
          </table:table-cell>
          <table:table-cell table:style-name="ce6" table:formula="of:=1/(1/[$'Formula B'.AD38]-1/[$'Formula B'.AD37])" office:value-type="float" office:value="0.0674983494662633">
            <text:p>6,75E-02</text:p>
          </table:table-cell>
          <table:table-cell table:style-name="ce6" table:formula="of:=1/(1/[$'Formula B'.AE38]-1/[$'Formula B'.AE37])" office:value-type="float" office:value="0.102430465775984">
            <text:p>1,02E-01</text:p>
          </table:table-cell>
          <table:table-cell table:style-name="ce6" table:formula="of:=1/(1/[$'Formula B'.AF38]-1/[$'Formula B'.AF37])" office:value-type="float" office:value="0.149791479309271">
            <text:p>1,50E-01</text:p>
          </table:table-cell>
          <table:table-cell table:style-name="ce6" table:formula="of:=1/(1/[$'Formula B'.AG38]-1/[$'Formula B'.AG37])" office:value-type="float" office:value="0.211887392571413">
            <text:p>2,12E-01</text:p>
          </table:table-cell>
          <table:table-cell table:style-name="ce3" office:value-type="float" office:value="36">
            <text:p>36</text:p>
          </table:table-cell>
          <table:table-cell table:style-name="ce6" table:formula="of:=1/(1/[$'Formula B'.AI38]-1/[$'Formula B'.AI37])" office:value-type="float" office:value="0.290914214799757">
            <text:p>2,91E-01</text:p>
          </table:table-cell>
          <table:table-cell table:style-name="ce6" table:formula="of:=1/(1/[$'Formula B'.AJ38]-1/[$'Formula B'.AJ37])" office:value-type="float" office:value="0.388869162635077">
            <text:p>3,89E-01</text:p>
          </table:table-cell>
          <table:table-cell table:style-name="ce6" table:formula="of:=1/(1/[$'Formula B'.AK38]-1/[$'Formula B'.AK37])" office:value-type="float" office:value="0.507485339762106">
            <text:p>5,07E-01</text:p>
          </table:table-cell>
          <table:table-cell table:style-name="ce6" table:formula="of:=1/(1/[$'Formula B'.AL38]-1/[$'Formula B'.AL37])" office:value-type="float" office:value="0.6481920067492">
            <text:p>6,48E-01</text:p>
          </table:table-cell>
          <table:table-cell table:style-name="ce6" table:formula="of:=1/(1/[$'Formula B'.AM38]-1/[$'Formula B'.AM37])" office:value-type="float" office:value="0.812098815258945">
            <text:p>8,12E-01</text:p>
          </table:table-cell>
          <table:table-cell table:style-name="ce6" table:formula="of:=1/(1/[$'Formula B'.AN38]-1/[$'Formula B'.AN37])" office:value-type="float" office:value="1">
            <text:p>1,00E+00</text:p>
          </table:table-cell>
          <table:table-cell table:style-name="ce6" table:formula="of:=1/(1/[$'Formula B'.AO38]-1/[$'Formula B'.AO37])" office:value-type="float" office:value="1.2123934686054">
            <text:p>1,21E+00</text:p>
          </table:table-cell>
          <table:table-cell table:style-name="ce6" table:formula="of:=1/(1/[$'Formula B'.AP38]-1/[$'Formula B'.AP37])" office:value-type="float" office:value="1.44950970526052">
            <text:p>1,45E+00</text:p>
          </table:table-cell>
          <table:table-cell table:style-name="ce6" table:formula="of:=1/(1/[$'Formula B'.AQ38]-1/[$'Formula B'.AQ37])" office:value-type="float" office:value="1.71134602606745">
            <text:p>1,71E+00</text:p>
          </table:table-cell>
          <table:table-cell table:style-name="ce6" table:formula="of:=1/(1/[$'Formula B'.AR38]-1/[$'Formula B'.AR37])" office:value-type="float" office:value="1.99770264963367">
            <text:p>2,00E+00</text:p>
          </table:table-cell>
          <table:table-cell table:style-name="ce3" office:value-type="float" office:value="36">
            <text:p>36</text:p>
          </table:table-cell>
          <table:table-cell table:number-columns-repeated="10"/>
          <table:table-cell table:style-name="ce3" office:value-type="float" office:value="36">
            <text:p>36</text:p>
          </table:table-cell>
          <table:table-cell table:number-columns-repeated="200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table:formula="of:=1/(1/[$'Formula B'.B39]-1/[$'Formula B'.B38])" office:value-type="float" office:value="1.25832709303852E-033">
            <text:p>1,26E-33</text:p>
          </table:table-cell>
          <table:table-cell table:style-name="ce6" table:formula="of:=1/(1/[$'Formula B'.C39]-1/[$'Formula B'.C38])" office:value-type="float" office:value="1.42862314657919E-033">
            <text:p>1,43E-33</text:p>
          </table:table-cell>
          <table:table-cell table:style-name="ce6" table:formula="of:=1/(1/[$'Formula B'.D39]-1/[$'Formula B'.D38])" office:value-type="float" office:value="1.77251089271205E-027">
            <text:p>1,77E-27</text:p>
          </table:table-cell>
          <table:table-cell table:style-name="ce6" table:formula="of:=1/(1/[$'Formula B'.E39]-1/[$'Formula B'.E38])" office:value-type="float" office:value="2.81833531464177E-023">
            <text:p>2,82E-23</text:p>
          </table:table-cell>
          <table:table-cell table:style-name="ce6" table:formula="of:=1/(1/[$'Formula B'.F39]-1/[$'Formula B'.F38])" office:value-type="float" office:value="4.11843886379456E-020">
            <text:p>4,12E-20</text:p>
          </table:table-cell>
          <table:table-cell table:style-name="ce6" table:formula="of:=1/(1/[$'Formula B'.G39]-1/[$'Formula B'.G38])" office:value-type="float" office:value="1.330247740192E-017">
            <text:p>1,33E-17</text:p>
          </table:table-cell>
          <table:table-cell table:style-name="ce6" table:formula="of:=1/(1/[$'Formula B'.H39]-1/[$'Formula B'.H38])" office:value-type="float" office:value="1.51673498168855E-015">
            <text:p>1,52E-15</text:p>
          </table:table-cell>
          <table:table-cell table:style-name="ce6" table:formula="of:=1/(1/[$'Formula B'.I39]-1/[$'Formula B'.I38])" office:value-type="float" office:value="0.0000000000000807310342812819">
            <text:p>8,07E-14</text:p>
          </table:table-cell>
          <table:table-cell table:style-name="ce6" table:formula="of:=1/(1/[$'Formula B'.J39]-1/[$'Formula B'.J38])" office:value-type="float" office:value="0.00000000000240231156294928">
            <text:p>2,40E-12</text:p>
          </table:table-cell>
          <table:table-cell table:style-name="ce6" table:formula="of:=1/(1/[$'Formula B'.K39]-1/[$'Formula B'.K38])" office:value-type="float" office:value="0.0000000000452018560279375">
            <text:p>4,52E-11</text:p>
          </table:table-cell>
          <table:table-cell table:style-name="ce3" office:value-type="float" office:value="37">
            <text:p>37</text:p>
          </table:table-cell>
          <table:table-cell table:style-name="ce6" table:formula="of:=1/(1/[$'Formula B'.M39]-1/[$'Formula B'.M38])" office:value-type="float" office:value="0.000000000587193923682581">
            <text:p>5,87E-10</text:p>
          </table:table-cell>
          <table:table-cell table:style-name="ce6" table:formula="of:=1/(1/[$'Formula B'.N39]-1/[$'Formula B'.N38])" office:value-type="float" office:value="0.00000000561949336908462">
            <text:p>5,62E-09</text:p>
          </table:table-cell>
          <table:table-cell table:style-name="ce6" table:formula="of:=1/(1/[$'Formula B'.O39]-1/[$'Formula B'.O38])" office:value-type="float" office:value="0.0000000416226166781961">
            <text:p>4,16E-08</text:p>
          </table:table-cell>
          <table:table-cell table:style-name="ce6" table:formula="of:=1/(1/[$'Formula B'.P39]-1/[$'Formula B'.P38])" office:value-type="float" office:value="0.000000247942848189473">
            <text:p>2,48E-07</text:p>
          </table:table-cell>
          <table:table-cell table:style-name="ce6" table:formula="of:=1/(1/[$'Formula B'.Q39]-1/[$'Formula B'.Q38])" office:value-type="float" office:value="0.00000122462046272721">
            <text:p>1,22E-06</text:p>
          </table:table-cell>
          <table:table-cell table:style-name="ce6" table:formula="of:=1/(1/[$'Formula B'.R39]-1/[$'Formula B'.R38])" office:value-type="float" office:value="0.00000514011852292907">
            <text:p>5,14E-06</text:p>
          </table:table-cell>
          <table:table-cell table:style-name="ce6" table:formula="of:=1/(1/[$'Formula B'.S39]-1/[$'Formula B'.S38])" office:value-type="float" office:value="0.0000187084779769835">
            <text:p>1,87E-05</text:p>
          </table:table-cell>
          <table:table-cell table:style-name="ce6" table:formula="of:=1/(1/[$'Formula B'.T39]-1/[$'Formula B'.T38])" office:value-type="float" office:value="0.0000600471177901121">
            <text:p>6,00E-05</text:p>
          </table:table-cell>
          <table:table-cell table:style-name="ce6" table:formula="of:=1/(1/[$'Formula B'.U39]-1/[$'Formula B'.U38])" office:value-type="float" office:value="0.000172375997491252">
            <text:p>1,72E-04</text:p>
          </table:table-cell>
          <table:table-cell table:style-name="ce6" table:formula="of:=1/(1/[$'Formula B'.V39]-1/[$'Formula B'.V38])" office:value-type="float" office:value="0.000447945571775993">
            <text:p>4,48E-04</text:p>
          </table:table-cell>
          <table:table-cell table:style-name="ce3" office:value-type="float" office:value="37">
            <text:p>37</text:p>
          </table:table-cell>
          <table:table-cell table:style-name="ce6" table:formula="of:=1/(1/[$'Formula B'.X39]-1/[$'Formula B'.X38])" office:value-type="float" office:value="0.00106474301942972">
            <text:p>1,06E-03</text:p>
          </table:table-cell>
          <table:table-cell table:style-name="ce6" table:formula="of:=1/(1/[$'Formula B'.Y39]-1/[$'Formula B'.Y38])" office:value-type="float" office:value="0.00233592289751154">
            <text:p>2,34E-03</text:p>
          </table:table-cell>
          <table:table-cell table:style-name="ce6" table:formula="of:=1/(1/[$'Formula B'.Z39]-1/[$'Formula B'.Z38])" office:value-type="float" office:value="0.00476776522661441">
            <text:p>4,77E-03</text:p>
          </table:table-cell>
          <table:table-cell table:style-name="ce6" table:formula="of:=1/(1/[$'Formula B'.AA39]-1/[$'Formula B'.AA38])" office:value-type="float" office:value="0.00911744535352528">
            <text:p>9,12E-03</text:p>
          </table:table-cell>
          <table:table-cell table:style-name="ce6" table:formula="of:=1/(1/[$'Formula B'.AB39]-1/[$'Formula B'.AB38])" office:value-type="float" office:value="0.016438784727606">
            <text:p>1,64E-02</text:p>
          </table:table-cell>
          <table:table-cell table:style-name="ce6" table:formula="of:=1/(1/[$'Formula B'.AC39]-1/[$'Formula B'.AC38])" office:value-type="float" office:value="0.0281040364615445">
            <text:p>2,81E-02</text:p>
          </table:table-cell>
          <table:table-cell table:style-name="ce6" table:formula="of:=1/(1/[$'Formula B'.AD39]-1/[$'Formula B'.AD38])" office:value-type="float" office:value="0.0457932083381972">
            <text:p>4,58E-02</text:p>
          </table:table-cell>
          <table:table-cell table:style-name="ce6" table:formula="of:=1/(1/[$'Formula B'.AE39]-1/[$'Formula B'.AE38])" office:value-type="float" office:value="0.0714485885043438">
            <text:p>7,14E-02</text:p>
          </table:table-cell>
          <table:table-cell table:style-name="ce6" table:formula="of:=1/(1/[$'Formula B'.AF39]-1/[$'Formula B'.AF38])" office:value-type="float" office:value="0.107199090626327">
            <text:p>1,07E-01</text:p>
          </table:table-cell>
          <table:table-cell table:style-name="ce6" table:formula="of:=1/(1/[$'Formula B'.AG39]-1/[$'Formula B'.AG38])" office:value-type="float" office:value="0.155264639896999">
            <text:p>1,55E-01</text:p>
          </table:table-cell>
          <table:table-cell table:style-name="ce3" office:value-type="float" office:value="37">
            <text:p>37</text:p>
          </table:table-cell>
          <table:table-cell table:style-name="ce6" table:formula="of:=1/(1/[$'Formula B'.AI39]-1/[$'Formula B'.AI38])" office:value-type="float" office:value="0.21785361774315">
            <text:p>2,18E-01</text:p>
          </table:table-cell>
          <table:table-cell table:style-name="ce6" table:formula="of:=1/(1/[$'Formula B'.AJ39]-1/[$'Formula B'.AJ38])" office:value-type="float" office:value="0.297066039572667">
            <text:p>2,97E-01</text:p>
          </table:table-cell>
          <table:table-cell table:style-name="ce6" table:formula="of:=1/(1/[$'Formula B'.AK39]-1/[$'Formula B'.AK38])" office:value-type="float" office:value="0.394812342634006">
            <text:p>3,95E-01</text:p>
          </table:table-cell>
          <table:table-cell table:style-name="ce6" table:formula="of:=1/(1/[$'Formula B'.AL39]-1/[$'Formula B'.AL38])" office:value-type="float" office:value="0.512753627306528">
            <text:p>5,13E-01</text:p>
          </table:table-cell>
          <table:table-cell table:style-name="ce6" table:formula="of:=1/(1/[$'Formula B'.AM39]-1/[$'Formula B'.AM38])" office:value-type="float" office:value="0.65226513114358">
            <text:p>6,52E-01</text:p>
          </table:table-cell>
          <table:table-cell table:style-name="ce6" table:formula="of:=1/(1/[$'Formula B'.AN39]-1/[$'Formula B'.AN38])" office:value-type="float" office:value="0.814421458146519">
            <text:p>8,14E-01</text:p>
          </table:table-cell>
          <table:table-cell table:style-name="ce6" table:formula="of:=1/(1/[$'Formula B'.AO39]-1/[$'Formula B'.AO38])" office:value-type="float" office:value="1">
            <text:p>1,00E+00</text:p>
          </table:table-cell>
          <table:table-cell table:style-name="ce6" table:formula="of:=1/(1/[$'Formula B'.AP39]-1/[$'Formula B'.AP38])" office:value-type="float" office:value="1.20949804610227">
            <text:p>1,21E+00</text:p>
          </table:table-cell>
          <table:table-cell table:style-name="ce6" table:formula="of:=1/(1/[$'Formula B'.AQ39]-1/[$'Formula B'.AQ38])" office:value-type="float" office:value="1.44315903376173">
            <text:p>1,44E+00</text:p>
          </table:table-cell>
          <table:table-cell table:style-name="ce6" table:formula="of:=1/(1/[$'Formula B'.AR39]-1/[$'Formula B'.AR38])" office:value-type="float" office:value="1.70100391500041">
            <text:p>1,70E+00</text:p>
          </table:table-cell>
          <table:table-cell table:style-name="ce3" office:value-type="float" office:value="37">
            <text:p>37</text:p>
          </table:table-cell>
          <table:table-cell table:number-columns-repeated="10"/>
          <table:table-cell table:style-name="ce3" office:value-type="float" office:value="37">
            <text:p>37</text:p>
          </table:table-cell>
          <table:table-cell table:number-columns-repeated="200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table:formula="of:=1/(1/[$'Formula B'.B40]-1/[$'Formula B'.B39])" office:value-type="float" office:value="6.61283006852075E-035">
            <text:p>6,61E-35</text:p>
          </table:table-cell>
          <table:table-cell table:style-name="ce6" table:formula="of:=1/(1/[$'Formula B'.C40]-1/[$'Formula B'.C39])" office:value-type="float" office:value="7.5077792988396E-035">
            <text:p>7,51E-35</text:p>
          </table:table-cell>
          <table:table-cell table:style-name="ce6" table:formula="of:=1/(1/[$'Formula B'.D40]-1/[$'Formula B'.D39])" office:value-type="float" office:value="1.39610896568825E-028">
            <text:p>1,40E-28</text:p>
          </table:table-cell>
          <table:table-cell table:style-name="ce6" table:formula="of:=1/(1/[$'Formula B'.E40]-1/[$'Formula B'.E39])" office:value-type="float" office:value="2.95723578324892E-024">
            <text:p>2,96E-24</text:p>
          </table:table-cell>
          <table:table-cell table:style-name="ce6" table:formula="of:=1/(1/[$'Formula B'.F40]-1/[$'Formula B'.F39])" office:value-type="float" office:value="5.39680768392407E-021">
            <text:p>5,40E-21</text:p>
          </table:table-cell>
          <table:table-cell table:style-name="ce6" table:formula="of:=1/(1/[$'Formula B'.G40]-1/[$'Formula B'.G39])" office:value-type="float" office:value="2.08974729455839E-018">
            <text:p>2,09E-18</text:p>
          </table:table-cell>
          <table:table-cell table:style-name="ce6" table:formula="of:=1/(1/[$'Formula B'.H40]-1/[$'Formula B'.H39])" office:value-type="float" office:value="2.77693414258583E-016">
            <text:p>2,78E-16</text:p>
          </table:table-cell>
          <table:table-cell table:style-name="ce6" table:formula="of:=1/(1/[$'Formula B'.I40]-1/[$'Formula B'.I39])" office:value-type="float" office:value="0.0000000000000168735134714031">
            <text:p>1,69E-14</text:p>
          </table:table-cell>
          <table:table-cell table:style-name="ce6" table:formula="of:=1/(1/[$'Formula B'.J40]-1/[$'Formula B'.J39])" office:value-type="float" office:value="0.000000000000564196191857625">
            <text:p>5,64E-13</text:p>
          </table:table-cell>
          <table:table-cell table:style-name="ce6" table:formula="of:=1/(1/[$'Formula B'.K40]-1/[$'Formula B'.K39])" office:value-type="float" office:value="0.0000000000117804064937726">
            <text:p>1,18E-11</text:p>
          </table:table-cell>
          <table:table-cell table:style-name="ce3" office:value-type="float" office:value="38">
            <text:p>38</text:p>
          </table:table-cell>
          <table:table-cell table:style-name="ce6" table:formula="of:=1/(1/[$'Formula B'.M40]-1/[$'Formula B'.M39])" office:value-type="float" office:value="0.000000000168105567742046">
            <text:p>1,68E-10</text:p>
          </table:table-cell>
          <table:table-cell table:style-name="ce6" table:formula="of:=1/(1/[$'Formula B'.N40]-1/[$'Formula B'.N39])" office:value-type="float" office:value="0.00000000175244075971264">
            <text:p>1,75E-09</text:p>
          </table:table-cell>
          <table:table-cell table:style-name="ce6" table:formula="of:=1/(1/[$'Formula B'.O40]-1/[$'Formula B'.O39])" office:value-type="float" office:value="0.0000000140391961202094">
            <text:p>1,40E-08</text:p>
          </table:table-cell>
          <table:table-cell table:style-name="ce6" table:formula="of:=1/(1/[$'Formula B'.P40]-1/[$'Formula B'.P39])" office:value-type="float" office:value="0.000000089907204312045">
            <text:p>8,99E-08</text:p>
          </table:table-cell>
          <table:table-cell table:style-name="ce6" table:formula="of:=1/(1/[$'Formula B'.Q40]-1/[$'Formula B'.Q39])" office:value-type="float" office:value="0.000000474882210838116">
            <text:p>4,75E-07</text:p>
          </table:table-cell>
          <table:table-cell table:style-name="ce6" table:formula="of:=1/(1/[$'Formula B'.R40]-1/[$'Formula B'.R39])" office:value-type="float" office:value="0.00000212171989950668">
            <text:p>2,12E-06</text:p>
          </table:table-cell>
          <table:table-cell table:style-name="ce6" table:formula="of:=1/(1/[$'Formula B'.S40]-1/[$'Formula B'.S39])" office:value-type="float" office:value="0.00000818646733054342">
            <text:p>8,19E-06</text:p>
          </table:table-cell>
          <table:table-cell table:style-name="ce6" table:formula="of:=1/(1/[$'Formula B'.T40]-1/[$'Formula B'.T39])" office:value-type="float" office:value="0.0000277515463235473">
            <text:p>2,78E-05</text:p>
          </table:table-cell>
          <table:table-cell table:style-name="ce6" table:formula="of:=1/(1/[$'Formula B'.U40]-1/[$'Formula B'.U39])" office:value-type="float" office:value="0.0000838589840572583">
            <text:p>8,39E-05</text:p>
          </table:table-cell>
          <table:table-cell table:style-name="ce6" table:formula="of:=1/(1/[$'Formula B'.V40]-1/[$'Formula B'.V39])" office:value-type="float" office:value="0.000228683998744038">
            <text:p>2,29E-04</text:p>
          </table:table-cell>
          <table:table-cell table:style-name="ce3" office:value-type="float" office:value="38">
            <text:p>38</text:p>
          </table:table-cell>
          <table:table-cell table:style-name="ce6" table:formula="of:=1/(1/[$'Formula B'.X40]-1/[$'Formula B'.X39])" office:value-type="float" office:value="0.000568785965591419">
            <text:p>5,69E-04</text:p>
          </table:table-cell>
          <table:table-cell table:style-name="ce6" table:formula="of:=1/(1/[$'Formula B'.Y40]-1/[$'Formula B'.Y39])" office:value-type="float" office:value="0.00130223222683867">
            <text:p>1,30E-03</text:p>
          </table:table-cell>
          <table:table-cell table:style-name="ce6" table:formula="of:=1/(1/[$'Formula B'.Z40]-1/[$'Formula B'.Z39])" office:value-type="float" office:value="0.00276670954318115">
            <text:p>2,77E-03</text:p>
          </table:table-cell>
          <table:table-cell table:style-name="ce6" table:formula="of:=1/(1/[$'Formula B'.AA40]-1/[$'Formula B'.AA39])" office:value-type="float" office:value="0.00549390949878584">
            <text:p>5,49E-03</text:p>
          </table:table-cell>
          <table:table-cell table:style-name="ce6" table:formula="of:=1/(1/[$'Formula B'.AB40]-1/[$'Formula B'.AB39])" office:value-type="float" office:value="0.0102616479081177">
            <text:p>1,03E-02</text:p>
          </table:table-cell>
          <table:table-cell table:style-name="ce6" table:formula="of:=1/(1/[$'Formula B'.AC40]-1/[$'Formula B'.AC39])" office:value-type="float" office:value="0.0181328923923297">
            <text:p>1,81E-02</text:p>
          </table:table-cell>
          <table:table-cell table:style-name="ce6" table:formula="of:=1/(1/[$'Formula B'.AD40]-1/[$'Formula B'.AD39])" office:value-type="float" office:value="0.0304713551385672">
            <text:p>3,05E-02</text:p>
          </table:table-cell>
          <table:table-cell table:style-name="ce6" table:formula="of:=1/(1/[$'Formula B'.AE40]-1/[$'Formula B'.AE39])" office:value-type="float" office:value="0.0489268253410592">
            <text:p>4,89E-02</text:p>
          </table:table-cell>
          <table:table-cell table:style-name="ce6" table:formula="of:=1/(1/[$'Formula B'.AF40]-1/[$'Formula B'.AF39])" office:value-type="float" office:value="0.0753890586871065">
            <text:p>7,54E-02</text:p>
          </table:table-cell>
          <table:table-cell table:style-name="ce6" table:formula="of:=1/(1/[$'Formula B'.AG40]-1/[$'Formula B'.AG39])" office:value-type="float" office:value="0.111915094883629">
            <text:p>1,12E-01</text:p>
          </table:table-cell>
          <table:table-cell table:style-name="ce3" office:value-type="float" office:value="38">
            <text:p>38</text:p>
          </table:table-cell>
          <table:table-cell table:style-name="ce6" table:formula="of:=1/(1/[$'Formula B'.AI40]-1/[$'Formula B'.AI39])" office:value-type="float" office:value="0.160639560192211">
            <text:p>1,61E-01</text:p>
          </table:table-cell>
          <table:table-cell table:style-name="ce6" table:formula="of:=1/(1/[$'Formula B'.AJ40]-1/[$'Formula B'.AJ39])" office:value-type="float" office:value="0.223679688212387">
            <text:p>2,24E-01</text:p>
          </table:table-cell>
          <table:table-cell table:style-name="ce6" table:formula="of:=1/(1/[$'Formula B'.AK40]-1/[$'Formula B'.AK39])" office:value-type="float" office:value="0.303046274271648">
            <text:p>3,03E-01</text:p>
          </table:table-cell>
          <table:table-cell table:style-name="ce6" table:formula="of:=1/(1/[$'Formula B'.AL40]-1/[$'Formula B'.AL39])" office:value-type="float" office:value="0.400569207161363">
            <text:p>4,01E-01</text:p>
          </table:table-cell>
          <table:table-cell table:style-name="ce6" table:formula="of:=1/(1/[$'Formula B'.AM40]-1/[$'Formula B'.AM39])" office:value-type="float" office:value="0.517842646263389">
            <text:p>5,18E-01</text:p>
          </table:table-cell>
          <table:table-cell table:style-name="ce6" table:formula="of:=1/(1/[$'Formula B'.AN40]-1/[$'Formula B'.AN39])" office:value-type="float" office:value="0.65619134938496">
            <text:p>6,56E-01</text:p>
          </table:table-cell>
          <table:table-cell table:style-name="ce6" table:formula="of:=1/(1/[$'Formula B'.AO40]-1/[$'Formula B'.AO39])" office:value-type="float" office:value="0.816656806508081">
            <text:p>8,17E-01</text:p>
          </table:table-cell>
          <table:table-cell table:style-name="ce6" table:formula="of:=1/(1/[$'Formula B'.AP40]-1/[$'Formula B'.AP39])" office:value-type="float" office:value="1">
            <text:p>1,00E+00</text:p>
          </table:table-cell>
          <table:table-cell table:style-name="ce6" table:formula="of:=1/(1/[$'Formula B'.AQ40]-1/[$'Formula B'.AQ39])" office:value-type="float" office:value="1.20671677041316">
            <text:p>1,21E+00</text:p>
          </table:table-cell>
          <table:table-cell table:style-name="ce6" table:formula="of:=1/(1/[$'Formula B'.AR40]-1/[$'Formula B'.AR39])" office:value-type="float" office:value="1.4370617062529">
            <text:p>1,44E+00</text:p>
          </table:table-cell>
          <table:table-cell table:style-name="ce3" office:value-type="float" office:value="38">
            <text:p>38</text:p>
          </table:table-cell>
          <table:table-cell table:number-columns-repeated="10"/>
          <table:table-cell table:style-name="ce3" office:value-type="float" office:value="38">
            <text:p>38</text:p>
          </table:table-cell>
          <table:table-cell table:number-columns-repeated="200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6" table:formula="of:=1/(1/[$'Formula B'.B41]-1/[$'Formula B'.B40])" office:value-type="float" office:value="3.38637101659669E-036">
            <text:p>3,39E-36</text:p>
          </table:table-cell>
          <table:table-cell table:style-name="ce6" table:formula="of:=1/(1/[$'Formula B'.C41]-1/[$'Formula B'.C40])" office:value-type="float" office:value="3.84466649727206E-036">
            <text:p>3,84E-36</text:p>
          </table:table-cell>
          <table:table-cell table:style-name="ce6" table:formula="of:=1/(1/[$'Formula B'.D41]-1/[$'Formula B'.D40])" office:value-type="float" office:value="1.07157486401511E-029">
            <text:p>1,07E-29</text:p>
          </table:table-cell>
          <table:table-cell table:style-name="ce6" table:formula="of:=1/(1/[$'Formula B'.E41]-1/[$'Formula B'.E40])" office:value-type="float" office:value="3.02394034978837E-025">
            <text:p>3,02E-25</text:p>
          </table:table-cell>
          <table:table-cell table:style-name="ce6" table:formula="of:=1/(1/[$'Formula B'.F41]-1/[$'Formula B'.F40])" office:value-type="float" office:value="6.89220795547579E-022">
            <text:p>6,89E-22</text:p>
          </table:table-cell>
          <table:table-cell table:style-name="ce6" table:formula="of:=1/(1/[$'Formula B'.G41]-1/[$'Formula B'.G40])" office:value-type="float" office:value="3.19961308257743E-019">
            <text:p>3,20E-19</text:p>
          </table:table-cell>
          <table:table-cell table:style-name="ce6" table:formula="of:=1/(1/[$'Formula B'.H41]-1/[$'Formula B'.H40])" office:value-type="float" office:value="4.95554859326584E-017">
            <text:p>4,96E-17</text:p>
          </table:table-cell>
          <table:table-cell table:style-name="ce6" table:formula="of:=1/(1/[$'Formula B'.I41]-1/[$'Formula B'.I40])" office:value-type="float" office:value="3.43772770215343E-015">
            <text:p>3,44E-15</text:p>
          </table:table-cell>
          <table:table-cell table:style-name="ce6" table:formula="of:=1/(1/[$'Formula B'.J41]-1/[$'Formula B'.J40])" office:value-type="float" office:value="0.000000000000129171233398983">
            <text:p>1,29E-13</text:p>
          </table:table-cell>
          <table:table-cell table:style-name="ce6" table:formula="of:=1/(1/[$'Formula B'.K41]-1/[$'Formula B'.K40])" office:value-type="float" office:value="0.00000000000299320673163039">
            <text:p>2,99E-12</text:p>
          </table:table-cell>
          <table:table-cell table:style-name="ce3" office:value-type="float" office:value="39">
            <text:p>39</text:p>
          </table:table-cell>
          <table:table-cell table:style-name="ce6" table:formula="of:=1/(1/[$'Formula B'.M41]-1/[$'Formula B'.M40])" office:value-type="float" office:value="0.0000000000469242045295813">
            <text:p>4,69E-11</text:p>
          </table:table-cell>
          <table:table-cell table:style-name="ce6" table:formula="of:=1/(1/[$'Formula B'.N41]-1/[$'Formula B'.N40])" office:value-type="float" office:value="0.000000000532905962028801">
            <text:p>5,33E-10</text:p>
          </table:table-cell>
          <table:table-cell table:style-name="ce6" table:formula="of:=1/(1/[$'Formula B'.O41]-1/[$'Formula B'.O40])" office:value-type="float" office:value="0.00000000461815661934303">
            <text:p>4,62E-09</text:p>
          </table:table-cell>
          <table:table-cell table:style-name="ce6" table:formula="of:=1/(1/[$'Formula B'.P41]-1/[$'Formula B'.P40])" office:value-type="float" office:value="0.0000000317987586198655">
            <text:p>3,18E-08</text:p>
          </table:table-cell>
          <table:table-cell table:style-name="ce6" table:formula="of:=1/(1/[$'Formula B'.Q41]-1/[$'Formula B'.Q40])" office:value-type="float" office:value="0.000000179642943003058">
            <text:p>1,80E-07</text:p>
          </table:table-cell>
          <table:table-cell table:style-name="ce6" table:formula="of:=1/(1/[$'Formula B'.R41]-1/[$'Formula B'.R40])" office:value-type="float" office:value="0.000000854514226126988">
            <text:p>8,55E-07</text:p>
          </table:table-cell>
          <table:table-cell table:style-name="ce6" table:formula="of:=1/(1/[$'Formula B'.S41]-1/[$'Formula B'.S40])" office:value-type="float" office:value="0.00000349589632000921">
            <text:p>3,50E-06</text:p>
          </table:table-cell>
          <table:table-cell table:style-name="ce6" table:formula="of:=1/(1/[$'Formula B'.T41]-1/[$'Formula B'.T40])" office:value-type="float" office:value="0.0000125195024189436">
            <text:p>1,25E-05</text:p>
          </table:table-cell>
          <table:table-cell table:style-name="ce6" table:formula="of:=1/(1/[$'Formula B'.U41]-1/[$'Formula B'.U40])" office:value-type="float" office:value="0.0000398331009362821">
            <text:p>3,98E-05</text:p>
          </table:table-cell>
          <table:table-cell table:style-name="ce6" table:formula="of:=1/(1/[$'Formula B'.V41]-1/[$'Formula B'.V40])" office:value-type="float" office:value="0.000114025984856256">
            <text:p>1,14E-04</text:p>
          </table:table-cell>
          <table:table-cell table:style-name="ce3" office:value-type="float" office:value="39">
            <text:p>39</text:p>
          </table:table-cell>
          <table:table-cell table:style-name="ce6" table:formula="of:=1/(1/[$'Formula B'.X41]-1/[$'Formula B'.X40])" office:value-type="float" office:value="0.000296871543420839">
            <text:p>2,97E-04</text:p>
          </table:table-cell>
          <table:table-cell table:style-name="ce6" table:formula="of:=1/(1/[$'Formula B'.Y41]-1/[$'Formula B'.Y40])" office:value-type="float" office:value="0.000709606924850374">
            <text:p>7,10E-04</text:p>
          </table:table-cell>
          <table:table-cell table:style-name="ce6" table:formula="of:=1/(1/[$'Formula B'.Z41]-1/[$'Formula B'.Z40])" office:value-type="float" office:value="0.00157008997369164">
            <text:p>1,57E-03</text:p>
          </table:table-cell>
          <table:table-cell table:style-name="ce6" table:formula="of:=1/(1/[$'Formula B'.AA41]-1/[$'Formula B'.AA40])" office:value-type="float" office:value="0.00323926438772171">
            <text:p>3,24E-03</text:p>
          </table:table-cell>
          <table:table-cell table:style-name="ce6" table:formula="of:=1/(1/[$'Formula B'.AB41]-1/[$'Formula B'.AB40])" office:value-type="float" office:value="0.00627188828547153">
            <text:p>6,27E-03</text:p>
          </table:table-cell>
          <table:table-cell table:style-name="ce6" table:formula="of:=1/(1/[$'Formula B'.AC41]-1/[$'Formula B'.AC40])" office:value-type="float" office:value="0.0114632932300294">
            <text:p>1,15E-02</text:p>
          </table:table-cell>
          <table:table-cell table:style-name="ce6" table:formula="of:=1/(1/[$'Formula B'.AD41]-1/[$'Formula B'.AD40])" office:value-type="float" office:value="0.0198823469553535">
            <text:p>1,99E-02</text:p>
          </table:table-cell>
          <table:table-cell table:style-name="ce6" table:formula="of:=1/(1/[$'Formula B'.AE41]-1/[$'Formula B'.AE40])" office:value-type="float" office:value="0.032881716361987">
            <text:p>3,29E-02</text:p>
          </table:table-cell>
          <table:table-cell table:style-name="ce6" table:formula="of:=1/(1/[$'Formula B'.AF41]-1/[$'Formula B'.AF40])" office:value-type="float" office:value="0.0520800156702915">
            <text:p>5,21E-02</text:p>
          </table:table-cell>
          <table:table-cell table:style-name="ce6" table:formula="of:=1/(1/[$'Formula B'.AG41]-1/[$'Formula B'.AG40])" office:value-type="float" office:value="0.0793155585375887">
            <text:p>7,93E-02</text:p>
          </table:table-cell>
          <table:table-cell table:style-name="ce3" office:value-type="float" office:value="39">
            <text:p>39</text:p>
          </table:table-cell>
          <table:table-cell table:style-name="ce6" table:formula="of:=1/(1/[$'Formula B'.AI41]-1/[$'Formula B'.AI40])" office:value-type="float" office:value="0.11657669828114">
            <text:p>1,17E-01</text:p>
          </table:table-cell>
          <table:table-cell table:style-name="ce6" table:formula="of:=1/(1/[$'Formula B'.AJ41]-1/[$'Formula B'.AJ40])" office:value-type="float" office:value="0.165917658885134">
            <text:p>1,66E-01</text:p>
          </table:table-cell>
          <table:table-cell table:style-name="ce6" table:formula="of:=1/(1/[$'Formula B'.AK41]-1/[$'Formula B'.AK40])" office:value-type="float" office:value="0.22937044103089">
            <text:p>2,29E-01</text:p>
          </table:table-cell>
          <table:table-cell table:style-name="ce6" table:formula="of:=1/(1/[$'Formula B'.AL41]-1/[$'Formula B'.AL40])" office:value-type="float" office:value="0.308862752881141">
            <text:p>3,09E-01</text:p>
          </table:table-cell>
          <table:table-cell table:style-name="ce6" table:formula="of:=1/(1/[$'Formula B'.AM41]-1/[$'Formula B'.AM40])" office:value-type="float" office:value="0.406149555818314">
            <text:p>4,06E-01</text:p>
          </table:table-cell>
          <table:table-cell table:style-name="ce6" table:formula="of:=1/(1/[$'Formula B'.AN41]-1/[$'Formula B'.AN40])" office:value-type="float" office:value="0.522762637710751">
            <text:p>5,23E-01</text:p>
          </table:table-cell>
          <table:table-cell table:style-name="ce6" table:formula="of:=1/(1/[$'Formula B'.AO41]-1/[$'Formula B'.AO40])" office:value-type="float" office:value="0.65997949173371">
            <text:p>6,60E-01</text:p>
          </table:table-cell>
          <table:table-cell table:style-name="ce6" table:formula="of:=1/(1/[$'Formula B'.AP41]-1/[$'Formula B'.AP40])" office:value-type="float" office:value="0.818810274836669">
            <text:p>8,19E-01</text:p>
          </table:table-cell>
          <table:table-cell table:style-name="ce6" table:formula="of:=1/(1/[$'Formula B'.AQ41]-1/[$'Formula B'.AQ40])" office:value-type="float" office:value="0.999999999999999">
            <text:p>1,00E+00</text:p>
          </table:table-cell>
          <table:table-cell table:style-name="ce6" table:formula="of:=1/(1/[$'Formula B'.AR41]-1/[$'Formula B'.AR40])" office:value-type="float" office:value="1.20404236093983">
            <text:p>1,20E+00</text:p>
          </table:table-cell>
          <table:table-cell table:style-name="ce3" office:value-type="float" office:value="39">
            <text:p>39</text:p>
          </table:table-cell>
          <table:table-cell table:number-columns-repeated="10"/>
          <table:table-cell table:style-name="ce3" office:value-type="float" office:value="39">
            <text:p>39</text:p>
          </table:table-cell>
          <table:table-cell table:number-columns-repeated="200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6" table:formula="of:=1/(1/[$'Formula B'.B42]-1/[$'Formula B'.B41])" office:value-type="float" office:value="1.69090050761238E-037">
            <text:p>1,69E-37</text:p>
          </table:table-cell>
          <table:table-cell table:style-name="ce6" table:formula="of:=1/(1/[$'Formula B'.C42]-1/[$'Formula B'.C41])" office:value-type="float" office:value="1.91973900673503E-037">
            <text:p>1,92E-37</text:p>
          </table:table-cell>
          <table:table-cell table:style-name="ce6" table:formula="of:=1/(1/[$'Formula B'.D42]-1/[$'Formula B'.D41])" office:value-type="float" office:value="8.02010293233759E-031">
            <text:p>8,02E-31</text:p>
          </table:table-cell>
          <table:table-cell table:style-name="ce6" table:formula="of:=1/(1/[$'Formula B'.E42]-1/[$'Formula B'.E41])" office:value-type="float" office:value="3.01532513511661E-026">
            <text:p>3,02E-26</text:p>
          </table:table-cell>
          <table:table-cell table:style-name="ce6" table:formula="of:=1/(1/[$'Formula B'.F42]-1/[$'Formula B'.F41])" office:value-type="float" office:value="8.58370221561088E-023">
            <text:p>8,58E-23</text:p>
          </table:table-cell>
          <table:table-cell table:style-name="ce6" table:formula="of:=1/(1/[$'Formula B'.G42]-1/[$'Formula B'.G41])" office:value-type="float" office:value="4.77770279298893E-020">
            <text:p>4,78E-20</text:p>
          </table:table-cell>
          <table:table-cell table:style-name="ce6" table:formula="of:=1/(1/[$'Formula B'.H42]-1/[$'Formula B'.H41])" office:value-type="float" office:value="8.62504184064916E-018">
            <text:p>8,63E-18</text:p>
          </table:table-cell>
          <table:table-cell table:style-name="ce6" table:formula="of:=1/(1/[$'Formula B'.I42]-1/[$'Formula B'.I41])" office:value-type="float" office:value="6.83138197222797E-016">
            <text:p>6,83E-16</text:p>
          </table:table-cell>
          <table:table-cell table:style-name="ce6" table:formula="of:=1/(1/[$'Formula B'.J42]-1/[$'Formula B'.J41])" office:value-type="float" office:value="0.0000000000000288471737119317">
            <text:p>2,88E-14</text:p>
          </table:table-cell>
          <table:table-cell table:style-name="ce6" table:formula="of:=1/(1/[$'Formula B'.K42]-1/[$'Formula B'.K41])" office:value-type="float" office:value="0.000000000000741905942028065">
            <text:p>7,42E-13</text:p>
          </table:table-cell>
          <table:table-cell table:style-name="ce3" office:value-type="float" office:value="40">
            <text:p>40</text:p>
          </table:table-cell>
          <table:table-cell table:style-name="ce6" table:formula="of:=1/(1/[$'Formula B'.M42]-1/[$'Formula B'.M41])" office:value-type="float" office:value="0.0000000000127786516314037">
            <text:p>1,28E-11</text:p>
          </table:table-cell>
          <table:table-cell table:style-name="ce6" table:formula="of:=1/(1/[$'Formula B'.N42]-1/[$'Formula B'.N41])" office:value-type="float" office:value="0.000000000158114955767713">
            <text:p>1,58E-10</text:p>
          </table:table-cell>
          <table:table-cell table:style-name="ce6" table:formula="of:=1/(1/[$'Formula B'.O42]-1/[$'Formula B'.O41])" office:value-type="float" office:value="0.00000000148237126061438">
            <text:p>1,48E-09</text:p>
          </table:table-cell>
          <table:table-cell table:style-name="ce6" table:formula="of:=1/(1/[$'Formula B'.P42]-1/[$'Formula B'.P41])" office:value-type="float" office:value="0.0000000109759028814982">
            <text:p>1,10E-08</text:p>
          </table:table-cell>
          <table:table-cell table:style-name="ce6" table:formula="of:=1/(1/[$'Formula B'.Q42]-1/[$'Formula B'.Q41])" office:value-type="float" office:value="0.0000000663297022152162">
            <text:p>6,63E-08</text:p>
          </table:table-cell>
          <table:table-cell table:style-name="ce6" table:formula="of:=1/(1/[$'Formula B'.R42]-1/[$'Formula B'.R41])" office:value-type="float" office:value="0.000000335962863042834">
            <text:p>3,36E-07</text:p>
          </table:table-cell>
          <table:table-cell table:style-name="ce6" table:formula="of:=1/(1/[$'Formula B'.S42]-1/[$'Formula B'.S41])" office:value-type="float" office:value="0.00000145759789332088">
            <text:p>1,46E-06</text:p>
          </table:table-cell>
          <table:table-cell table:style-name="ce6" table:formula="of:=1/(1/[$'Formula B'.T42]-1/[$'Formula B'.T41])" office:value-type="float" office:value="0.00000551558643042404">
            <text:p>5,52E-06</text:p>
          </table:table-cell>
          <table:table-cell table:style-name="ce6" table:formula="of:=1/(1/[$'Formula B'.U42]-1/[$'Formula B'.U41])" office:value-type="float" office:value="0.0000184817977330234">
            <text:p>1,85E-05</text:p>
          </table:table-cell>
          <table:table-cell table:style-name="ce6" table:formula="of:=1/(1/[$'Formula B'.V42]-1/[$'Formula B'.V41])" office:value-type="float" office:value="0.0000555512832450937">
            <text:p>5,56E-05</text:p>
          </table:table-cell>
          <table:table-cell table:style-name="ce3" office:value-type="float" office:value="40">
            <text:p>40</text:p>
          </table:table-cell>
          <table:table-cell table:style-name="ce6" table:formula="of:=1/(1/[$'Formula B'.X42]-1/[$'Formula B'.X41])" office:value-type="float" office:value="0.000151441818552188">
            <text:p>1,51E-04</text:p>
          </table:table-cell>
          <table:table-cell table:style-name="ce6" table:formula="of:=1/(1/[$'Formula B'.Y42]-1/[$'Formula B'.Y41])" office:value-type="float" office:value="0.000378061099628312">
            <text:p>3,78E-04</text:p>
          </table:table-cell>
          <table:table-cell table:style-name="ce6" table:formula="of:=1/(1/[$'Formula B'.Z42]-1/[$'Formula B'.Z41])" office:value-type="float" office:value="0.000871530291223046">
            <text:p>8,72E-04</text:p>
          </table:table-cell>
          <table:table-cell table:style-name="ce6" table:formula="of:=1/(1/[$'Formula B'.AA42]-1/[$'Formula B'.AA41])" office:value-type="float" office:value="0.00186903923569466">
            <text:p>1,87E-03</text:p>
          </table:table-cell>
          <table:table-cell table:style-name="ce6" table:formula="of:=1/(1/[$'Formula B'.AB42]-1/[$'Formula B'.AB41])" office:value-type="float" office:value="0.0037534178211053">
            <text:p>3,75E-03</text:p>
          </table:table-cell>
          <table:table-cell table:style-name="ce6" table:formula="of:=1/(1/[$'Formula B'.AC42]-1/[$'Formula B'.AC41])" office:value-type="float" office:value="0.00710020017461787">
            <text:p>7,10E-03</text:p>
          </table:table-cell>
          <table:table-cell table:style-name="ce6" table:formula="of:=1/(1/[$'Formula B'.AD42]-1/[$'Formula B'.AD41])" office:value-type="float" office:value="0.0127193460665209">
            <text:p>1,27E-02</text:p>
          </table:table-cell>
          <table:table-cell table:style-name="ce6" table:formula="of:=1/(1/[$'Formula B'.AE42]-1/[$'Formula B'.AE41])" office:value-type="float" office:value="0.0216827600378767">
            <text:p>2,17E-02</text:p>
          </table:table-cell>
          <table:table-cell table:style-name="ce6" table:formula="of:=1/(1/[$'Formula B'.AF42]-1/[$'Formula B'.AF41])" office:value-type="float" office:value="0.0353299863529801">
            <text:p>3,53E-02</text:p>
          </table:table-cell>
          <table:table-cell table:style-name="ce6" table:formula="of:=1/(1/[$'Formula B'.AG42]-1/[$'Formula B'.AG41])" office:value-type="float" office:value="0.0552478492971773">
            <text:p>5,52E-02</text:p>
          </table:table-cell>
          <table:table-cell table:style-name="ce3" office:value-type="float" office:value="40">
            <text:p>40</text:p>
          </table:table-cell>
          <table:table-cell table:style-name="ce6" table:formula="of:=1/(1/[$'Formula B'.AI42]-1/[$'Formula B'.AI41])" office:value-type="float" office:value="0.0832244563423317">
            <text:p>8,32E-02</text:p>
          </table:table-cell>
          <table:table-cell table:style-name="ce6" table:formula="of:=1/(1/[$'Formula B'.AJ42]-1/[$'Formula B'.AJ41])" office:value-type="float" office:value="0.121182557793096">
            <text:p>1,21E-01</text:p>
          </table:table-cell>
          <table:table-cell table:style-name="ce6" table:formula="of:=1/(1/[$'Formula B'.AK42]-1/[$'Formula B'.AK41])" office:value-type="float" office:value="0.171100533643127">
            <text:p>1,71E-01</text:p>
          </table:table-cell>
          <table:table-cell table:style-name="ce6" table:formula="of:=1/(1/[$'Formula B'.AL42]-1/[$'Formula B'.AL41])" office:value-type="float" office:value="0.23493056506808">
            <text:p>2,35E-01</text:p>
          </table:table-cell>
          <table:table-cell table:style-name="ce6" table:formula="of:=1/(1/[$'Formula B'.AM42]-1/[$'Formula B'.AM41])" office:value-type="float" office:value="0.314522839591719">
            <text:p>3,15E-01</text:p>
          </table:table-cell>
          <table:table-cell table:style-name="ce6" table:formula="of:=1/(1/[$'Formula B'.AN42]-1/[$'Formula B'.AN41])" office:value-type="float" office:value="0.411562476700362">
            <text:p>4,12E-01</text:p>
          </table:table-cell>
          <table:table-cell table:style-name="ce6" table:formula="of:=1/(1/[$'Formula B'.AO42]-1/[$'Formula B'.AO41])" office:value-type="float" office:value="0.527523029819961">
            <text:p>5,28E-01</text:p>
          </table:table-cell>
          <table:table-cell table:style-name="ce6" table:formula="of:=1/(1/[$'Formula B'.AP42]-1/[$'Formula B'.AP41])" office:value-type="float" office:value="0.663637653287922">
            <text:p>6,64E-01</text:p>
          </table:table-cell>
          <table:table-cell table:style-name="ce6" table:formula="of:=1/(1/[$'Formula B'.AQ42]-1/[$'Formula B'.AQ41])" office:value-type="float" office:value="0.820886815011532">
            <text:p>8,21E-01</text:p>
          </table:table-cell>
          <table:table-cell table:style-name="ce6" table:formula="of:=1/(1/[$'Formula B'.AR42]-1/[$'Formula B'.AR41])" office:value-type="float" office:value="1">
            <text:p>1,00E+00</text:p>
          </table:table-cell>
          <table:table-cell table:style-name="ce3" office:value-type="float" office:value="40">
            <text:p>40</text:p>
          </table:table-cell>
          <table:table-cell table:number-columns-repeated="10"/>
          <table:table-cell table:style-name="ce3" office:value-type="float" office:value="40">
            <text:p>40</text:p>
          </table:table-cell>
          <table:table-cell table:number-columns-repeated="20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table:formula="of:=1/(1/[$'Formula B'.B43]-1/[$'Formula B'.B42])" office:value-type="float" office:value="8.23772042170134E-039">
            <text:p>8,24E-39</text:p>
          </table:table-cell>
          <table:table-cell table:style-name="ce6" table:formula="of:=1/(1/[$'Formula B'.C43]-1/[$'Formula B'.C42])" office:value-type="float" office:value="9.35257464819632E-039">
            <text:p>9,35E-39</text:p>
          </table:table-cell>
          <table:table-cell table:style-name="ce6" table:formula="of:=1/(1/[$'Formula B'.D43]-1/[$'Formula B'.D42])" office:value-type="float" office:value="5.85678569400969E-032">
            <text:p>5,86E-32</text:p>
          </table:table-cell>
          <table:table-cell table:style-name="ce6" table:formula="of:=1/(1/[$'Formula B'.E43]-1/[$'Formula B'.E42])" office:value-type="float" office:value="2.93382986119454E-027">
            <text:p>2,93E-27</text:p>
          </table:table-cell>
          <table:table-cell table:style-name="ce6" table:formula="of:=1/(1/[$'Formula B'.F43]-1/[$'Formula B'.F42])" office:value-type="float" office:value="1.04315825536938E-023">
            <text:p>1,04E-23</text:p>
          </table:table-cell>
          <table:table-cell table:style-name="ce6" table:formula="of:=1/(1/[$'Formula B'.G43]-1/[$'Formula B'.G42])" office:value-type="float" office:value="6.9617954983553E-021">
            <text:p>6,96E-21</text:p>
          </table:table-cell>
          <table:table-cell table:style-name="ce6" table:formula="of:=1/(1/[$'Formula B'.H43]-1/[$'Formula B'.H42])" office:value-type="float" office:value="1.46498872440438E-018">
            <text:p>1,46E-18</text:p>
          </table:table-cell>
          <table:table-cell table:style-name="ce6" table:formula="of:=1/(1/[$'Formula B'.I43]-1/[$'Formula B'.I42])" office:value-type="float" office:value="1.32487407946239E-016">
            <text:p>1,32E-16</text:p>
          </table:table-cell>
          <table:table-cell table:style-name="ce6" table:formula="of:=1/(1/[$'Formula B'.J43]-1/[$'Formula B'.J42])" office:value-type="float" office:value="6.28778239502262E-015">
            <text:p>6,29E-15</text:p>
          </table:table-cell>
          <table:table-cell table:style-name="ce6" table:formula="of:=1/(1/[$'Formula B'.K43]-1/[$'Formula B'.K42])" office:value-type="float" office:value="0.000000000000179493373071307">
            <text:p>1,79E-13</text:p>
          </table:table-cell>
          <table:table-cell table:style-name="ce3" office:value-type="float" office:value="41">
            <text:p>41</text:p>
          </table:table-cell>
          <table:table-cell table:style-name="ce6" table:formula="of:=1/(1/[$'Formula B'.M43]-1/[$'Formula B'.M42])" office:value-type="float" office:value="0.00000000000339699155868189">
            <text:p>3,40E-12</text:p>
          </table:table-cell>
          <table:table-cell table:style-name="ce6" table:formula="of:=1/(1/[$'Formula B'.N43]-1/[$'Formula B'.N42])" office:value-type="float" office:value="0.0000000000457988147741711">
            <text:p>4,58E-11</text:p>
          </table:table-cell>
          <table:table-cell table:style-name="ce6" table:formula="of:=1/(1/[$'Formula B'.O43]-1/[$'Formula B'.O42])" office:value-type="float" office:value="0.000000000464564564718392">
            <text:p>4,65E-10</text:p>
          </table:table-cell>
          <table:table-cell table:style-name="ce6" table:formula="of:=1/(1/[$'Formula B'.P43]-1/[$'Formula B'.P42])" office:value-type="float" office:value="0.00000000369928578651278">
            <text:p>3,70E-09</text:p>
          </table:table-cell>
          <table:table-cell table:style-name="ce6" table:formula="of:=1/(1/[$'Formula B'.Q43]-1/[$'Formula B'.Q42])" office:value-type="float" office:value="0.0000000239169599562521">
            <text:p>2,39E-08</text:p>
          </table:table-cell>
          <table:table-cell table:style-name="ce6" table:formula="of:=1/(1/[$'Formula B'.R43]-1/[$'Formula B'.R42])" office:value-type="float" office:value="0.000000129009740101928">
            <text:p>1,29E-07</text:p>
          </table:table-cell>
          <table:table-cell table:style-name="ce6" table:formula="of:=1/(1/[$'Formula B'.S43]-1/[$'Formula B'.S42])" office:value-type="float" office:value="0.00000059366749062401">
            <text:p>5,94E-07</text:p>
          </table:table-cell>
          <table:table-cell table:style-name="ce6" table:formula="of:=1/(1/[$'Formula B'.T43]-1/[$'Formula B'.T42])" office:value-type="float" office:value="0.00000237410050233689">
            <text:p>2,37E-06</text:p>
          </table:table-cell>
          <table:table-cell table:style-name="ce6" table:formula="of:=1/(1/[$'Formula B'.U43]-1/[$'Formula B'.U42])" office:value-type="float" office:value="0.00000837981845236867">
            <text:p>8,38E-06</text:p>
          </table:table-cell>
          <table:table-cell table:style-name="ce6" table:formula="of:=1/(1/[$'Formula B'.V43]-1/[$'Formula B'.V42])" office:value-type="float" office:value="0.0000264530270095588">
            <text:p>2,65E-05</text:p>
          </table:table-cell>
          <table:table-cell table:style-name="ce3" office:value-type="float" office:value="41">
            <text:p>41</text:p>
          </table:table-cell>
          <table:table-cell table:style-name="ce6" table:formula="of:=1/(1/[$'Formula B'.X43]-1/[$'Formula B'.X42])" office:value-type="float" office:value="0.0000755319072685006">
            <text:p>7,55E-05</text:p>
          </table:table-cell>
          <table:table-cell table:style-name="ce6" table:formula="of:=1/(1/[$'Formula B'.Y43]-1/[$'Formula B'.Y42])" office:value-type="float" office:value="0.000196991886713337">
            <text:p>1,97E-04</text:p>
          </table:table-cell>
          <table:table-cell table:style-name="ce6" table:formula="of:=1/(1/[$'Formula B'.Z43]-1/[$'Formula B'.Z42])" office:value-type="float" office:value="0.000473302543487213">
            <text:p>4,73E-04</text:p>
          </table:table-cell>
          <table:table-cell table:style-name="ce6" table:formula="of:=1/(1/[$'Formula B'.AA43]-1/[$'Formula B'.AA42])" office:value-type="float" office:value="0.00105552707974027">
            <text:p>1,06E-03</text:p>
          </table:table-cell>
          <table:table-cell table:style-name="ce6" table:formula="of:=1/(1/[$'Formula B'.AB43]-1/[$'Formula B'.AB42])" office:value-type="float" office:value="0.00219959075389509">
            <text:p>2,20E-03</text:p>
          </table:table-cell>
          <table:table-cell table:style-name="ce6" table:formula="of:=1/(1/[$'Formula B'.AC43]-1/[$'Formula B'.AC42])" office:value-type="float" office:value="0.00430878047810397">
            <text:p>4,31E-03</text:p>
          </table:table-cell>
          <table:table-cell table:style-name="ce6" table:formula="of:=1/(1/[$'Formula B'.AD43]-1/[$'Formula B'.AD42])" office:value-type="float" office:value="0.00797719645866715">
            <text:p>7,98E-03</text:p>
          </table:table-cell>
          <table:table-cell table:style-name="ce6" table:formula="of:=1/(1/[$'Formula B'.AE43]-1/[$'Formula B'.AE42])" office:value-type="float" office:value="0.014026775520274">
            <text:p>1,40E-02</text:p>
          </table:table-cell>
          <table:table-cell table:style-name="ce6" table:formula="of:=1/(1/[$'Formula B'.AF43]-1/[$'Formula B'.AF42])" office:value-type="float" office:value="0.0235299452359975">
            <text:p>2,35E-02</text:p>
          </table:table-cell>
          <table:table-cell table:style-name="ce6" table:formula="of:=1/(1/[$'Formula B'.AG43]-1/[$'Formula B'.AG42])" office:value-type="float" office:value="0.0378114199501973">
            <text:p>3,78E-02</text:p>
          </table:table-cell>
          <table:table-cell table:style-name="ce3" office:value-type="float" office:value="41">
            <text:p>41</text:p>
          </table:table-cell>
          <table:table-cell table:style-name="ce6" table:formula="of:=1/(1/[$'Formula B'.AI43]-1/[$'Formula B'.AI42])" office:value-type="float" office:value="0.058425899235541">
            <text:p>5,84E-02</text:p>
          </table:table-cell>
          <table:table-cell table:style-name="ce6" table:formula="of:=1/(1/[$'Formula B'.AJ43]-1/[$'Formula B'.AJ42])" office:value-type="float" office:value="0.0871126215682191">
            <text:p>8,71E-02</text:p>
          </table:table-cell>
          <table:table-cell table:style-name="ce6" table:formula="of:=1/(1/[$'Formula B'.AK43]-1/[$'Formula B'.AK42])" office:value-type="float" office:value="0.125731701219758">
            <text:p>1,26E-01</text:p>
          </table:table-cell>
          <table:table-cell table:style-name="ce6" table:formula="of:=1/(1/[$'Formula B'.AL43]-1/[$'Formula B'.AL42])" office:value-type="float" office:value="0.17618991701372">
            <text:p>1,76E-01</text:p>
          </table:table-cell>
          <table:table-cell table:style-name="ce6" table:formula="of:=1/(1/[$'Formula B'.AM43]-1/[$'Formula B'.AM42])" office:value-type="float" office:value="0.240364593043753">
            <text:p>2,40E-01</text:p>
          </table:table-cell>
          <table:table-cell table:style-name="ce6" table:formula="of:=1/(1/[$'Formula B'.AN43]-1/[$'Formula B'.AN42])" office:value-type="float" office:value="0.320033460691947">
            <text:p>3,20E-01</text:p>
          </table:table-cell>
          <table:table-cell table:style-name="ce6" table:formula="of:=1/(1/[$'Formula B'.AO43]-1/[$'Formula B'.AO42])" office:value-type="float" office:value="0.416816411159192">
            <text:p>4,17E-01</text:p>
          </table:table-cell>
          <table:table-cell table:style-name="ce6" table:formula="of:=1/(1/[$'Formula B'.AP43]-1/[$'Formula B'.AP42])" office:value-type="float" office:value="0.532132519669765">
            <text:p>5,32E-01</text:p>
          </table:table-cell>
          <table:table-cell table:style-name="ce6" table:formula="of:=1/(1/[$'Formula B'.AQ43]-1/[$'Formula B'.AQ42])" office:value-type="float" office:value="0.667173271492615">
            <text:p>6,67E-01</text:p>
          </table:table-cell>
          <table:table-cell table:style-name="ce6" table:formula="of:=1/(1/[$'Formula B'.AR43]-1/[$'Formula B'.AR42])" office:value-type="float" office:value="0.822890966174254">
            <text:p>8,23E-01</text:p>
          </table:table-cell>
          <table:table-cell table:style-name="ce3" office:value-type="float" office:value="41">
            <text:p>41</text:p>
          </table:table-cell>
          <table:table-cell table:style-name="ce6" table:formula="of:=1/(1/[$'Formula B'.AT43]-1/[$'Formula B'.AT42])" office:value-type="float" office:value="0.999999999999999">
            <text:p>1,00E+00</text:p>
          </table:table-cell>
          <table:table-cell table:style-name="ce6" table:formula="of:=1/(1/[$'Formula B'.AU43]-1/[$'Formula B'.AU42])" office:value-type="float" office:value="1.19898811261512">
            <text:p>1,20E+00</text:p>
          </table:table-cell>
          <table:table-cell table:style-name="ce6" table:formula="of:=1/(1/[$'Formula B'.AV43]-1/[$'Formula B'.AV42])" office:value-type="float" office:value="1.42013460003082">
            <text:p>1,42E+00</text:p>
          </table:table-cell>
          <table:table-cell table:style-name="ce6" table:formula="of:=1/(1/[$'Formula B'.AW43]-1/[$'Formula B'.AW42])" office:value-type="float" office:value="1.66353276866431">
            <text:p>1,66E+00</text:p>
          </table:table-cell>
          <table:table-cell table:style-name="ce6" table:formula="of:=1/(1/[$'Formula B'.AX43]-1/[$'Formula B'.AX42])" office:value-type="float" office:value="1.92911436904698">
            <text:p>1,93E+00</text:p>
          </table:table-cell>
          <table:table-cell table:style-name="ce6" table:formula="of:=1/(1/[$'Formula B'.AY43]-1/[$'Formula B'.AY42])" office:value-type="float" office:value="2.21667427505008">
            <text:p>2,22E+00</text:p>
          </table:table-cell>
          <table:table-cell table:style-name="ce6" table:formula="of:=1/(1/[$'Formula B'.AZ43]-1/[$'Formula B'.AZ42])" office:value-type="float" office:value="2.52589417965349">
            <text:p>2,53E+00</text:p>
          </table:table-cell>
          <table:table-cell table:style-name="ce6" table:formula="of:=1/(1/[$'Formula B'.BA43]-1/[$'Formula B'.BA42])" office:value-type="float" office:value="2.85636451434715">
            <text:p>2,86E+00</text:p>
          </table:table-cell>
          <table:table-cell table:style-name="ce6" table:formula="of:=1/(1/[$'Formula B'.BB43]-1/[$'Formula B'.BB42])" office:value-type="float" office:value="3.20760414765329">
            <text:p>3,21E+00</text:p>
          </table:table-cell>
          <table:table-cell table:style-name="ce6" table:formula="of:=1/(1/[$'Formula B'.BC43]-1/[$'Formula B'.BC42])" office:value-type="float" office:value="3.57907767886662">
            <text:p>3,58E+00</text:p>
          </table:table-cell>
          <table:table-cell table:style-name="ce3" office:value-type="float" office:value="41">
            <text:p>41</text:p>
          </table:table-cell>
          <table:table-cell table:number-columns-repeated="200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6" table:formula="of:=1/(1/[$'Formula B'.B44]-1/[$'Formula B'.B43])" office:value-type="float" office:value="3.91794020056527E-040">
            <text:p>3,92E-40</text:p>
          </table:table-cell>
          <table:table-cell table:style-name="ce6" table:formula="of:=1/(1/[$'Formula B'.C44]-1/[$'Formula B'.C43])" office:value-type="float" office:value="4.44817574731288E-040">
            <text:p>4,45E-40</text:p>
          </table:table-cell>
          <table:table-cell table:style-name="ce6" table:formula="of:=1/(1/[$'Formula B'.D44]-1/[$'Formula B'.D43])" office:value-type="float" office:value="4.17556953794312E-033">
            <text:p>4,18E-33</text:p>
          </table:table-cell>
          <table:table-cell table:style-name="ce6" table:formula="of:=1/(1/[$'Formula B'.E44]-1/[$'Formula B'.E43])" office:value-type="float" office:value="2.78695006069828E-028">
            <text:p>2,79E-28</text:p>
          </table:table-cell>
          <table:table-cell table:style-name="ce6" table:formula="of:=1/(1/[$'Formula B'.F44]-1/[$'Formula B'.F43])" office:value-type="float" office:value="1.23776193781469E-024">
            <text:p>1,24E-24</text:p>
          </table:table-cell>
          <table:table-cell table:style-name="ce6" table:formula="of:=1/(1/[$'Formula B'.G44]-1/[$'Formula B'.G43])" office:value-type="float" office:value="9.90499359522095E-022">
            <text:p>9,90E-22</text:p>
          </table:table-cell>
          <table:table-cell table:style-name="ce6" table:formula="of:=1/(1/[$'Formula B'.H44]-1/[$'Formula B'.H43])" office:value-type="float" office:value="2.42973739657312E-019">
            <text:p>2,43E-19</text:p>
          </table:table-cell>
          <table:table-cell table:style-name="ce6" table:formula="of:=1/(1/[$'Formula B'.I44]-1/[$'Formula B'.I43])" office:value-type="float" office:value="2.50908720931185E-017">
            <text:p>2,51E-17</text:p>
          </table:table-cell>
          <table:table-cell table:style-name="ce6" table:formula="of:=1/(1/[$'Formula B'.J44]-1/[$'Formula B'.J43])" office:value-type="float" office:value="1.33841931246601E-015">
            <text:p>1,34E-15</text:p>
          </table:table-cell>
          <table:table-cell table:style-name="ce6" table:formula="of:=1/(1/[$'Formula B'.K44]-1/[$'Formula B'.K43])" office:value-type="float" office:value="0.0000000000000424107817470315">
            <text:p>4,24E-14</text:p>
          </table:table-cell>
          <table:table-cell table:style-name="ce3" office:value-type="float" office:value="42">
            <text:p>42</text:p>
          </table:table-cell>
          <table:table-cell table:style-name="ce6" table:formula="of:=1/(1/[$'Formula B'.M44]-1/[$'Formula B'.M43])" office:value-type="float" office:value="0.000000000000881988366927661">
            <text:p>8,82E-13</text:p>
          </table:table-cell>
          <table:table-cell table:style-name="ce6" table:formula="of:=1/(1/[$'Formula B'.N44]-1/[$'Formula B'.N43])" office:value-type="float" office:value="0.0000000000129577134483079">
            <text:p>1,30E-11</text:p>
          </table:table-cell>
          <table:table-cell table:style-name="ce6" table:formula="of:=1/(1/[$'Formula B'.O44]-1/[$'Formula B'.O43])" office:value-type="float" office:value="0.000000000142221616112997">
            <text:p>1,42E-10</text:p>
          </table:table-cell>
          <table:table-cell table:style-name="ce6" table:formula="of:=1/(1/[$'Formula B'.P44]-1/[$'Formula B'.P43])" office:value-type="float" office:value="0.00000000121805751512623">
            <text:p>1,22E-09</text:p>
          </table:table-cell>
          <table:table-cell table:style-name="ce6" table:formula="of:=1/(1/[$'Formula B'.Q44]-1/[$'Formula B'.Q43])" office:value-type="float" office:value="0.00000000842602925561081">
            <text:p>8,43E-09</text:p>
          </table:table-cell>
          <table:table-cell table:style-name="ce6" table:formula="of:=1/(1/[$'Formula B'.R44]-1/[$'Formula B'.R43])" office:value-type="float" office:value="0.000000048408908199526">
            <text:p>4,84E-08</text:p>
          </table:table-cell>
          <table:table-cell table:style-name="ce6" table:formula="of:=1/(1/[$'Formula B'.S44]-1/[$'Formula B'.S43])" office:value-type="float" office:value="0.000000236308622984883">
            <text:p>2,36E-07</text:p>
          </table:table-cell>
          <table:table-cell table:style-name="ce6" table:formula="of:=1/(1/[$'Formula B'.T44]-1/[$'Formula B'.T43])" office:value-type="float" office:value="0.000000998859401069652">
            <text:p>9,99E-07</text:p>
          </table:table-cell>
          <table:table-cell table:style-name="ce6" table:formula="of:=1/(1/[$'Formula B'.U44]-1/[$'Formula B'.U43])" office:value-type="float" office:value="0.000003714490672851">
            <text:p>3,71E-06</text:p>
          </table:table-cell>
          <table:table-cell table:style-name="ce6" table:formula="of:=1/(1/[$'Formula B'.V44]-1/[$'Formula B'.V43])" office:value-type="float" office:value="0.0000123173812202384">
            <text:p>1,23E-05</text:p>
          </table:table-cell>
          <table:table-cell table:style-name="ce3" office:value-type="float" office:value="42">
            <text:p>42</text:p>
          </table:table-cell>
          <table:table-cell table:style-name="ce6" table:formula="of:=1/(1/[$'Formula B'.X44]-1/[$'Formula B'.X43])" office:value-type="float" office:value="0.000036844900691113">
            <text:p>3,68E-05</text:p>
          </table:table-cell>
          <table:table-cell table:style-name="ce6" table:formula="of:=1/(1/[$'Formula B'.Y44]-1/[$'Formula B'.Y43])" office:value-type="float" office:value="0.000100418346148004">
            <text:p>1,00E-04</text:p>
          </table:table-cell>
          <table:table-cell table:style-name="ce6" table:formula="of:=1/(1/[$'Formula B'.Z44]-1/[$'Formula B'.Z43])" office:value-type="float" office:value="0.000251540425240483">
            <text:p>2,52E-04</text:p>
          </table:table-cell>
          <table:table-cell table:style-name="ce6" table:formula="of:=1/(1/[$'Formula B'.AA44]-1/[$'Formula B'.AA43])" office:value-type="float" office:value="0.000583563457646075">
            <text:p>5,84E-04</text:p>
          </table:table-cell>
          <table:table-cell table:style-name="ce6" table:formula="of:=1/(1/[$'Formula B'.AB44]-1/[$'Formula B'.AB43])" office:value-type="float" office:value="0.00126241853896942">
            <text:p>1,26E-03</text:p>
          </table:table-cell>
          <table:table-cell table:style-name="ce6" table:formula="of:=1/(1/[$'Formula B'.AC44]-1/[$'Formula B'.AC43])" office:value-type="float" office:value="0.00256206007572551">
            <text:p>2,56E-03</text:p>
          </table:table-cell>
          <table:table-cell table:style-name="ce6" table:formula="of:=1/(1/[$'Formula B'.AD44]-1/[$'Formula B'.AD43])" office:value-type="float" office:value="0.00490477507795855">
            <text:p>4,90E-03</text:p>
          </table:table-cell>
          <table:table-cell table:style-name="ce6" table:formula="of:=1/(1/[$'Formula B'.AE44]-1/[$'Formula B'.AE43])" office:value-type="float" office:value="0.00890111881751682">
            <text:p>8,90E-03</text:p>
          </table:table-cell>
          <table:table-cell table:style-name="ce6" table:formula="of:=1/(1/[$'Formula B'.AF44]-1/[$'Formula B'.AF43])" office:value-type="float" office:value="0.0153825844875684">
            <text:p>1,54E-02</text:p>
          </table:table-cell>
          <table:table-cell table:style-name="ce6" table:formula="of:=1/(1/[$'Formula B'.AG44]-1/[$'Formula B'.AG43])" office:value-type="float" office:value="0.0254199257891027">
            <text:p>2,54E-02</text:p>
          </table:table-cell>
          <table:table-cell table:style-name="ce3" office:value-type="float" office:value="42">
            <text:p>42</text:p>
          </table:table-cell>
          <table:table-cell table:style-name="ce6" table:formula="of:=1/(1/[$'Formula B'.AI44]-1/[$'Formula B'.AI43])" office:value-type="float" office:value="0.0403216395399772">
            <text:p>4,03E-02</text:p>
          </table:table-cell>
          <table:table-cell table:style-name="ce6" table:formula="of:=1/(1/[$'Formula B'.AJ44]-1/[$'Formula B'.AJ43])" office:value-type="float" office:value="0.0616101947075335">
            <text:p>6,16E-02</text:p>
          </table:table-cell>
          <table:table-cell table:style-name="ce6" table:formula="of:=1/(1/[$'Formula B'.AK44]-1/[$'Formula B'.AK43])" office:value-type="float" office:value="0.0909773645062538">
            <text:p>9,10E-02</text:p>
          </table:table-cell>
          <table:table-cell table:style-name="ce6" table:formula="of:=1/(1/[$'Formula B'.AL44]-1/[$'Formula B'.AL43])" office:value-type="float" office:value="0.130223470651943">
            <text:p>1,30E-01</text:p>
          </table:table-cell>
          <table:table-cell table:style-name="ce6" table:formula="of:=1/(1/[$'Formula B'.AM44]-1/[$'Formula B'.AM43])" office:value-type="float" office:value="0.181187640454252">
            <text:p>1,81E-01</text:p>
          </table:table-cell>
          <table:table-cell table:style-name="ce6" table:formula="of:=1/(1/[$'Formula B'.AN44]-1/[$'Formula B'.AN43])" office:value-type="float" office:value="0.245676897233169">
            <text:p>2,46E-01</text:p>
          </table:table-cell>
          <table:table-cell table:style-name="ce6" table:formula="of:=1/(1/[$'Formula B'.AO44]-1/[$'Formula B'.AO43])" office:value-type="float" office:value="0.325401134513868">
            <text:p>3,25E-01</text:p>
          </table:table-cell>
          <table:table-cell table:style-name="ce6" table:formula="of:=1/(1/[$'Formula B'.AP44]-1/[$'Formula B'.AP43])" office:value-type="float" office:value="0.421919211601761">
            <text:p>4,22E-01</text:p>
          </table:table-cell>
          <table:table-cell table:style-name="ce6" table:formula="of:=1/(1/[$'Formula B'.AQ44]-1/[$'Formula B'.AQ43])" office:value-type="float" office:value="0.536599145168754">
            <text:p>5,37E-01</text:p>
          </table:table-cell>
          <table:table-cell table:style-name="ce6" table:formula="of:=1/(1/[$'Formula B'.AR44]-1/[$'Formula B'.AR43])" office:value-type="float" office:value="0.670593193832773">
            <text:p>6,71E-01</text:p>
          </table:table-cell>
          <table:table-cell table:style-name="ce3" office:value-type="float" office:value="42">
            <text:p>42</text:p>
          </table:table-cell>
          <table:table-cell table:style-name="ce6" table:formula="of:=1/(1/[$'Formula B'.AT44]-1/[$'Formula B'.AT43])" office:value-type="float" office:value="0.824826898161764">
            <text:p>8,25E-01</text:p>
          </table:table-cell>
          <table:table-cell table:style-name="ce6" table:formula="of:=1/(1/[$'Formula B'.AU44]-1/[$'Formula B'.AU43])" office:value-type="float" office:value="0.999999999999999">
            <text:p>1,00E+00</text:p>
          </table:table-cell>
          <table:table-cell table:style-name="ce6" table:formula="of:=1/(1/[$'Formula B'.AV44]-1/[$'Formula B'.AV43])" office:value-type="float" office:value="1.19659660924172">
            <text:p>1,20E+00</text:p>
          </table:table-cell>
          <table:table-cell table:style-name="ce6" table:formula="of:=1/(1/[$'Formula B'.AW44]-1/[$'Formula B'.AW43])" office:value-type="float" office:value="1.41490189973899">
            <text:p>1,41E+00</text:p>
          </table:table-cell>
          <table:table-cell table:style-name="ce6" table:formula="of:=1/(1/[$'Formula B'.AX44]-1/[$'Formula B'.AX43])" office:value-type="float" office:value="1.65502284824523">
            <text:p>1,66E+00</text:p>
          </table:table-cell>
          <table:table-cell table:style-name="ce6" table:formula="of:=1/(1/[$'Formula B'.AY44]-1/[$'Formula B'.AY43])" office:value-type="float" office:value="1.91691093759954">
            <text:p>1,92E+00</text:p>
          </table:table-cell>
          <table:table-cell table:style-name="ce6" table:formula="of:=1/(1/[$'Formula B'.AZ44]-1/[$'Formula B'.AZ43])" office:value-type="float" office:value="2.20038521448033">
            <text:p>2,20E+00</text:p>
          </table:table-cell>
          <table:table-cell table:style-name="ce6" table:formula="of:=1/(1/[$'Formula B'.BA44]-1/[$'Formula B'.BA43])" office:value-type="float" office:value="2.50515454650495">
            <text:p>2,51E+00</text:p>
          </table:table-cell>
          <table:table-cell table:style-name="ce6" table:formula="of:=1/(1/[$'Formula B'.BB44]-1/[$'Formula B'.BB43])" office:value-type="float" office:value="2.83083831988353">
            <text:p>2,83E+00</text:p>
          </table:table-cell>
          <table:table-cell table:style-name="ce6" table:formula="of:=1/(1/[$'Formula B'.BC44]-1/[$'Formula B'.BC43])" office:value-type="float" office:value="3.17698513908618">
            <text:p>3,18E+00</text:p>
          </table:table-cell>
          <table:table-cell table:style-name="ce3" office:value-type="float" office:value="42">
            <text:p>42</text:p>
          </table:table-cell>
          <table:table-cell table:number-columns-repeated="20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table:formula="of:=1/(1/[$'Formula B'.B45]-1/[$'Formula B'.B44])" office:value-type="float" office:value="1.82018127784682E-041">
            <text:p>1,82E-41</text:p>
          </table:table-cell>
          <table:table-cell table:style-name="ce6" table:formula="of:=1/(1/[$'Formula B'.C45]-1/[$'Formula B'.C44])" office:value-type="float" office:value="2.06651602662619E-041">
            <text:p>2,07E-41</text:p>
          </table:table-cell>
          <table:table-cell table:style-name="ce6" table:formula="of:=1/(1/[$'Formula B'.D45]-1/[$'Formula B'.D44])" office:value-type="float" office:value="2.90798592821039E-034">
            <text:p>2,91E-34</text:p>
          </table:table-cell>
          <table:table-cell table:style-name="ce6" table:formula="of:=1/(1/[$'Formula B'.E45]-1/[$'Formula B'.E44])" office:value-type="float" office:value="2.58618076450634E-029">
            <text:p>2,59E-29</text:p>
          </table:table-cell>
          <table:table-cell table:style-name="ce6" table:formula="of:=1/(1/[$'Formula B'.F45]-1/[$'Formula B'.F44])" office:value-type="float" office:value="1.43474911338169E-025">
            <text:p>1,43E-25</text:p>
          </table:table-cell>
          <table:table-cell table:style-name="ce6" table:formula="of:=1/(1/[$'Formula B'.G45]-1/[$'Formula B'.G44])" office:value-type="float" office:value="1.3767558665172E-022">
            <text:p>1,38E-22</text:p>
          </table:table-cell>
          <table:table-cell table:style-name="ce6" table:formula="of:=1/(1/[$'Formula B'.H45]-1/[$'Formula B'.H44])" office:value-type="float" office:value="3.93707448518792E-020">
            <text:p>3,94E-20</text:p>
          </table:table-cell>
          <table:table-cell table:style-name="ce6" table:formula="of:=1/(1/[$'Formula B'.I45]-1/[$'Formula B'.I44])" office:value-type="float" office:value="4.6426647682505E-018">
            <text:p>4,64E-18</text:p>
          </table:table-cell>
          <table:table-cell table:style-name="ce6" table:formula="of:=1/(1/[$'Formula B'.J45]-1/[$'Formula B'.J44])" office:value-type="float" office:value="2.78368722550704E-016">
            <text:p>2,78E-16</text:p>
          </table:table-cell>
          <table:table-cell table:style-name="ce6" table:formula="of:=1/(1/[$'Formula B'.K45]-1/[$'Formula B'.K44])" office:value-type="float" office:value="9.7918110815657E-015">
            <text:p>9,79E-15</text:p>
          </table:table-cell>
          <table:table-cell table:style-name="ce3" office:value-type="float" office:value="43">
            <text:p>43</text:p>
          </table:table-cell>
          <table:table-cell table:style-name="ce6" table:formula="of:=1/(1/[$'Formula B'.M45]-1/[$'Formula B'.M44])" office:value-type="float" office:value="0.000000000000223778298454118">
            <text:p>2,24E-13</text:p>
          </table:table-cell>
          <table:table-cell table:style-name="ce6" table:formula="of:=1/(1/[$'Formula B'.N45]-1/[$'Formula B'.N44])" office:value-type="float" office:value="0.00000000000358277791197495">
            <text:p>3,58E-12</text:p>
          </table:table-cell>
          <table:table-cell table:style-name="ce6" table:formula="of:=1/(1/[$'Formula B'.O45]-1/[$'Formula B'.O44])" office:value-type="float" office:value="0.0000000000425536105354592">
            <text:p>4,26E-11</text:p>
          </table:table-cell>
          <table:table-cell table:style-name="ce6" table:formula="of:=1/(1/[$'Formula B'.P45]-1/[$'Formula B'.P44])" office:value-type="float" office:value="0.000000000392018510620828">
            <text:p>3,92E-10</text:p>
          </table:table-cell>
          <table:table-cell table:style-name="ce6" table:formula="of:=1/(1/[$'Formula B'.Q45]-1/[$'Formula B'.Q44])" office:value-type="float" office:value="0.0000000029018213000758">
            <text:p>2,90E-09</text:p>
          </table:table-cell>
          <table:table-cell table:style-name="ce6" table:formula="of:=1/(1/[$'Formula B'.R45]-1/[$'Formula B'.R44])" office:value-type="float" office:value="0.0000000177584707449361">
            <text:p>1,78E-08</text:p>
          </table:table-cell>
          <table:table-cell table:style-name="ce6" table:formula="of:=1/(1/[$'Formula B'.S45]-1/[$'Formula B'.S44])" office:value-type="float" office:value="0.0000000919699314450926">
            <text:p>9,20E-08</text:p>
          </table:table-cell>
          <table:table-cell table:style-name="ce6" table:formula="of:=1/(1/[$'Formula B'.T45]-1/[$'Formula B'.T44])" office:value-type="float" office:value="0.000000410959303477067">
            <text:p>4,11E-07</text:p>
          </table:table-cell>
          <table:table-cell table:style-name="ce6" table:formula="of:=1/(1/[$'Formula B'.U45]-1/[$'Formula B'.U44])" office:value-type="float" office:value="0.00000161034973976869">
            <text:p>1,61E-06</text:p>
          </table:table-cell>
          <table:table-cell table:style-name="ce6" table:formula="of:=1/(1/[$'Formula B'.V45]-1/[$'Formula B'.V44])" office:value-type="float" office:value="0.00000561040281471461">
            <text:p>5,61E-06</text:p>
          </table:table-cell>
          <table:table-cell table:style-name="ce3" office:value-type="float" office:value="43">
            <text:p>43</text:p>
          </table:table-cell>
          <table:table-cell table:style-name="ce6" table:formula="of:=1/(1/[$'Formula B'.X45]-1/[$'Formula B'.X44])" office:value-type="float" office:value="0.0000175850809644076">
            <text:p>1,76E-05</text:p>
          </table:table-cell>
          <table:table-cell table:style-name="ce6" table:formula="of:=1/(1/[$'Formula B'.Y45]-1/[$'Formula B'.Y44])" office:value-type="float" office:value="0.0000500954455512031">
            <text:p>5,01E-05</text:p>
          </table:table-cell>
          <table:table-cell table:style-name="ce6" table:formula="of:=1/(1/[$'Formula B'.Z45]-1/[$'Formula B'.Z44])" office:value-type="float" office:value="0.000130861813002287">
            <text:p>1,31E-04</text:p>
          </table:table-cell>
          <table:table-cell table:style-name="ce6" table:formula="of:=1/(1/[$'Formula B'.AA45]-1/[$'Formula B'.AA44])" office:value-type="float" office:value="0.000315919596895087">
            <text:p>3,16E-04</text:p>
          </table:table-cell>
          <table:table-cell table:style-name="ce6" table:formula="of:=1/(1/[$'Formula B'.AB45]-1/[$'Formula B'.AB44])" office:value-type="float" office:value="0.000709722590259113">
            <text:p>7,10E-04</text:p>
          </table:table-cell>
          <table:table-cell table:style-name="ce6" table:formula="of:=1/(1/[$'Formula B'.AC45]-1/[$'Formula B'.AC44])" office:value-type="float" office:value="0.00149288016465991">
            <text:p>1,49E-03</text:p>
          </table:table-cell>
          <table:table-cell table:style-name="ce6" table:formula="of:=1/(1/[$'Formula B'.AD45]-1/[$'Formula B'.AD44])" office:value-type="float" office:value="0.00295658548216743">
            <text:p>2,96E-03</text:p>
          </table:table-cell>
          <table:table-cell table:style-name="ce6" table:formula="of:=1/(1/[$'Formula B'.AE45]-1/[$'Formula B'.AE44])" office:value-type="float" office:value="0.00554066584756769">
            <text:p>5,54E-03</text:p>
          </table:table-cell>
          <table:table-cell table:style-name="ce6" table:formula="of:=1/(1/[$'Formula B'.AF45]-1/[$'Formula B'.AF44])" office:value-type="float" office:value="0.0098701315776655">
            <text:p>9,87E-03</text:p>
          </table:table-cell>
          <table:table-cell table:style-name="ce6" table:formula="of:=1/(1/[$'Formula B'.AG45]-1/[$'Formula B'.AG44])" office:value-type="float" office:value="0.0167838325960594">
            <text:p>1,68E-02</text:p>
          </table:table-cell>
          <table:table-cell table:style-name="ce3" office:value-type="float" office:value="43">
            <text:p>43</text:p>
          </table:table-cell>
          <table:table-cell table:style-name="ce6" table:formula="of:=1/(1/[$'Formula B'.AI45]-1/[$'Formula B'.AI44])" office:value-type="float" office:value="0.0273489374147135">
            <text:p>2,73E-02</text:p>
          </table:table-cell>
          <table:table-cell table:style-name="ce6" table:formula="of:=1/(1/[$'Formula B'.AJ45]-1/[$'Formula B'.AJ44])" office:value-type="float" office:value="0.04285661308064">
            <text:p>4,29E-02</text:p>
          </table:table-cell>
          <table:table-cell table:style-name="ce6" table:formula="of:=1/(1/[$'Formula B'.AK45]-1/[$'Formula B'.AK44])" office:value-type="float" office:value="0.0647971780533804">
            <text:p>6,48E-02</text:p>
          </table:table-cell>
          <table:table-cell table:style-name="ce6" table:formula="of:=1/(1/[$'Formula B'.AL45]-1/[$'Formula B'.AL44])" office:value-type="float" office:value="0.0948163831907845">
            <text:p>9,48E-02</text:p>
          </table:table-cell>
          <table:table-cell table:style-name="ce6" table:formula="of:=1/(1/[$'Formula B'.AM45]-1/[$'Formula B'.AM44])" office:value-type="float" office:value="0.134657474293386">
            <text:p>1,35E-01</text:p>
          </table:table-cell>
          <table:table-cell table:style-name="ce6" table:formula="of:=1/(1/[$'Formula B'.AN45]-1/[$'Formula B'.AN44])" office:value-type="float" office:value="0.186095605007257">
            <text:p>1,86E-01</text:p>
          </table:table-cell>
          <table:table-cell table:style-name="ce6" table:formula="of:=1/(1/[$'Formula B'.AO45]-1/[$'Formula B'.AO44])" office:value-type="float" office:value="0.250871687954542">
            <text:p>2,51E-01</text:p>
          </table:table-cell>
          <table:table-cell table:style-name="ce6" table:formula="of:=1/(1/[$'Formula B'.AP45]-1/[$'Formula B'.AP44])" office:value-type="float" office:value="0.330631999426395">
            <text:p>3,31E-01</text:p>
          </table:table-cell>
          <table:table-cell table:style-name="ce6" table:formula="of:=1/(1/[$'Formula B'.AQ45]-1/[$'Formula B'.AQ44])" office:value-type="float" office:value="0.426878193173306">
            <text:p>4,27E-01</text:p>
          </table:table-cell>
          <table:table-cell table:style-name="ce6" table:formula="of:=1/(1/[$'Formula B'.AR45]-1/[$'Formula B'.AR44])" office:value-type="float" office:value="0.540930348472669">
            <text:p>5,41E-01</text:p>
          </table:table-cell>
          <table:table-cell table:style-name="ce3" office:value-type="float" office:value="43">
            <text:p>43</text:p>
          </table:table-cell>
          <table:table-cell table:style-name="ce6" table:formula="of:=1/(1/[$'Formula B'.AT45]-1/[$'Formula B'.AT44])" office:value-type="float" office:value="0.673903737152542">
            <text:p>6,74E-01</text:p>
          </table:table-cell>
          <table:table-cell table:style-name="ce6" table:formula="of:=1/(1/[$'Formula B'.AU45]-1/[$'Formula B'.AU44])" office:value-type="float" office:value="0.826698449460067">
            <text:p>8,27E-01</text:p>
          </table:table-cell>
          <table:table-cell table:style-name="ce6" table:formula="of:=1/(1/[$'Formula B'.AV45]-1/[$'Formula B'.AV44])" office:value-type="float" office:value="0.999999999999999">
            <text:p>1,00E+00</text:p>
          </table:table-cell>
          <table:table-cell table:style-name="ce6" table:formula="of:=1/(1/[$'Formula B'.AW45]-1/[$'Formula B'.AW44])" office:value-type="float" office:value="1.19428853076694">
            <text:p>1,19E+00</text:p>
          </table:table-cell>
          <table:table-cell table:style-name="ce6" table:formula="of:=1/(1/[$'Formula B'.AX45]-1/[$'Formula B'.AX44])" office:value-type="float" office:value="1.40985414066518">
            <text:p>1,41E+00</text:p>
          </table:table-cell>
          <table:table-cell table:style-name="ce6" table:formula="of:=1/(1/[$'Formula B'.AY45]-1/[$'Formula B'.AY44])" office:value-type="float" office:value="1.64681606909244">
            <text:p>1,65E+00</text:p>
          </table:table-cell>
          <table:table-cell table:style-name="ce6" table:formula="of:=1/(1/[$'Formula B'.AZ45]-1/[$'Formula B'.AZ44])" office:value-type="float" office:value="1.90514381953027">
            <text:p>1,91E+00</text:p>
          </table:table-cell>
          <table:table-cell table:style-name="ce6" table:formula="of:=1/(1/[$'Formula B'.BA45]-1/[$'Formula B'.BA44])" office:value-type="float" office:value="2.18467872740813">
            <text:p>2,18E+00</text:p>
          </table:table-cell>
          <table:table-cell table:style-name="ce6" table:formula="of:=1/(1/[$'Formula B'.BB45]-1/[$'Formula B'.BB44])" office:value-type="float" office:value="2.48515488606003">
            <text:p>2,49E+00</text:p>
          </table:table-cell>
          <table:table-cell table:style-name="ce6" table:formula="of:=1/(1/[$'Formula B'.BC45]-1/[$'Formula B'.BC44])" office:value-type="float" office:value="2.80621870549451">
            <text:p>2,81E+00</text:p>
          </table:table-cell>
          <table:table-cell table:style-name="ce3" office:value-type="float" office:value="43">
            <text:p>43</text:p>
          </table:table-cell>
          <table:table-cell table:number-columns-repeated="20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table:formula="of:=1/(1/[$'Formula B'.B46]-1/[$'Formula B'.B45])" office:value-type="float" office:value="8.26438896918266E-043">
            <text:p>8,26E-43</text:p>
          </table:table-cell>
          <table:table-cell table:style-name="ce6" table:formula="of:=1/(1/[$'Formula B'.C46]-1/[$'Formula B'.C45])" office:value-type="float" office:value="9.38285239110454E-043">
            <text:p>9,38E-43</text:p>
          </table:table-cell>
          <table:table-cell table:style-name="ce6" table:formula="of:=1/(1/[$'Formula B'.D46]-1/[$'Formula B'.D45])" office:value-type="float" office:value="1.97934379685335E-035">
            <text:p>1,98E-35</text:p>
          </table:table-cell>
          <table:table-cell table:style-name="ce6" table:formula="of:=1/(1/[$'Formula B'.E46]-1/[$'Formula B'.E45])" office:value-type="float" office:value="2.34560580966854E-030">
            <text:p>2,35E-30</text:p>
          </table:table-cell>
          <table:table-cell table:style-name="ce6" table:formula="of:=1/(1/[$'Formula B'.F46]-1/[$'Formula B'.F45])" office:value-type="float" office:value="1.62553566811282E-026">
            <text:p>1,63E-26</text:p>
          </table:table-cell>
          <table:table-cell table:style-name="ce6" table:formula="of:=1/(1/[$'Formula B'.G46]-1/[$'Formula B'.G45])" office:value-type="float" office:value="1.87050062647991E-023">
            <text:p>1,87E-23</text:p>
          </table:table-cell>
          <table:table-cell table:style-name="ce6" table:formula="of:=1/(1/[$'Formula B'.H46]-1/[$'Formula B'.H45])" office:value-type="float" office:value="6.23596964341519E-021">
            <text:p>6,24E-21</text:p>
          </table:table-cell>
          <table:table-cell table:style-name="ce6" table:formula="of:=1/(1/[$'Formula B'.I46]-1/[$'Formula B'.I45])" office:value-type="float" office:value="8.39758485213268E-019">
            <text:p>8,40E-19</text:p>
          </table:table-cell>
          <table:table-cell table:style-name="ce6" table:formula="of:=1/(1/[$'Formula B'.J46]-1/[$'Formula B'.J45])" office:value-type="float" office:value="5.65985575418708E-017">
            <text:p>5,66E-17</text:p>
          </table:table-cell>
          <table:table-cell table:style-name="ce6" table:formula="of:=1/(1/[$'Formula B'.K46]-1/[$'Formula B'.K45])" office:value-type="float" office:value="2.21018991581168E-015">
            <text:p>2,21E-15</text:p>
          </table:table-cell>
          <table:table-cell table:style-name="ce3" office:value-type="float" office:value="44">
            <text:p>44</text:p>
          </table:table-cell>
          <table:table-cell table:style-name="ce6" table:formula="of:=1/(1/[$'Formula B'.M46]-1/[$'Formula B'.M45])" office:value-type="float" office:value="0.0000000000000555108957405565">
            <text:p>5,55E-14</text:p>
          </table:table-cell>
          <table:table-cell table:style-name="ce6" table:formula="of:=1/(1/[$'Formula B'.N46]-1/[$'Formula B'.N45])" office:value-type="float" office:value="0.00000000000096859984248163">
            <text:p>9,69E-13</text:p>
          </table:table-cell>
          <table:table-cell table:style-name="ce6" table:formula="of:=1/(1/[$'Formula B'.O46]-1/[$'Formula B'.O45])" office:value-type="float" office:value="0.0000000000124500435925251">
            <text:p>1,25E-11</text:p>
          </table:table-cell>
          <table:table-cell table:style-name="ce6" table:formula="of:=1/(1/[$'Formula B'.P46]-1/[$'Formula B'.P45])" office:value-type="float" office:value="0.000000000123379469234677">
            <text:p>1,23E-10</text:p>
          </table:table-cell>
          <table:table-cell table:style-name="ce6" table:formula="of:=1/(1/[$'Formula B'.Q46]-1/[$'Formula B'.Q45])" office:value-type="float" office:value="0.000000000977357615135829">
            <text:p>9,77E-10</text:p>
          </table:table-cell>
          <table:table-cell table:style-name="ce6" table:formula="of:=1/(1/[$'Formula B'.R46]-1/[$'Formula B'.R45])" office:value-type="float" office:value="0.00000000637181010267677">
            <text:p>6,37E-09</text:p>
          </table:table-cell>
          <table:table-cell table:style-name="ce6" table:formula="of:=1/(1/[$'Formula B'.S46]-1/[$'Formula B'.S45])" office:value-type="float" office:value="0.0000000350135312260759">
            <text:p>3,50E-08</text:p>
          </table:table-cell>
          <table:table-cell table:style-name="ce6" table:formula="of:=1/(1/[$'Formula B'.T46]-1/[$'Formula B'.T45])" office:value-type="float" office:value="0.000000165412958665728">
            <text:p>1,65E-07</text:p>
          </table:table-cell>
          <table:table-cell table:style-name="ce6" table:formula="of:=1/(1/[$'Formula B'.U46]-1/[$'Formula B'.U45])" office:value-type="float" office:value="0.000000683087909055555">
            <text:p>6,83E-07</text:p>
          </table:table-cell>
          <table:table-cell table:style-name="ce6" table:formula="of:=1/(1/[$'Formula B'.V46]-1/[$'Formula B'.V45])" office:value-type="float" office:value="0.00000250076121644794">
            <text:p>2,50E-06</text:p>
          </table:table-cell>
          <table:table-cell table:style-name="ce3" office:value-type="float" office:value="44">
            <text:p>44</text:p>
          </table:table-cell>
          <table:table-cell table:style-name="ce6" table:formula="of:=1/(1/[$'Formula B'.X46]-1/[$'Formula B'.X45])" office:value-type="float" office:value="0.00000821467182924709">
            <text:p>8,21E-06</text:p>
          </table:table-cell>
          <table:table-cell table:style-name="ce6" table:formula="of:=1/(1/[$'Formula B'.Y46]-1/[$'Formula B'.Y45])" office:value-type="float" office:value="0.0000244652460970388">
            <text:p>2,45E-05</text:p>
          </table:table-cell>
          <table:table-cell table:style-name="ce6" table:formula="of:=1/(1/[$'Formula B'.Z46]-1/[$'Formula B'.Z45])" office:value-type="float" office:value="0.0000666629397836265">
            <text:p>6,67E-05</text:p>
          </table:table-cell>
          <table:table-cell table:style-name="ce6" table:formula="of:=1/(1/[$'Formula B'.AA46]-1/[$'Formula B'.AA45])" office:value-type="float" office:value="0.000167512332877265">
            <text:p>1,68E-04</text:p>
          </table:table-cell>
          <table:table-cell table:style-name="ce6" table:formula="of:=1/(1/[$'Formula B'.AB46]-1/[$'Formula B'.AB45])" office:value-type="float" office:value="0.000390920565171974">
            <text:p>3,91E-04</text:p>
          </table:table-cell>
          <table:table-cell table:style-name="ce6" table:formula="of:=1/(1/[$'Formula B'.AC46]-1/[$'Formula B'.AC45])" office:value-type="float" office:value="0.000852566053013397">
            <text:p>8,53E-04</text:p>
          </table:table-cell>
          <table:table-cell table:style-name="ce6" table:formula="of:=1/(1/[$'Formula B'.AD46]-1/[$'Formula B'.AD45])" office:value-type="float" office:value="0.00174744791139907">
            <text:p>1,75E-03</text:p>
          </table:table-cell>
          <table:table-cell table:style-name="ce6" table:formula="of:=1/(1/[$'Formula B'.AE46]-1/[$'Formula B'.AE45])" office:value-type="float" office:value="0.00338314609400436">
            <text:p>3,38E-03</text:p>
          </table:table-cell>
          <table:table-cell table:style-name="ce6" table:formula="of:=1/(1/[$'Formula B'.AF46]-1/[$'Formula B'.AF45])" office:value-type="float" office:value="0.0062155853197448">
            <text:p>6,22E-03</text:p>
          </table:table-cell>
          <table:table-cell table:style-name="ce6" table:formula="of:=1/(1/[$'Formula B'.AG46]-1/[$'Formula B'.AG45])" office:value-type="float" office:value="0.0108823490667987">
            <text:p>1,09E-02</text:p>
          </table:table-cell>
          <table:table-cell table:style-name="ce3" office:value-type="float" office:value="44">
            <text:p>44</text:p>
          </table:table-cell>
          <table:table-cell table:style-name="ce6" table:formula="of:=1/(1/[$'Formula B'.AI46]-1/[$'Formula B'.AI45])" office:value-type="float" office:value="0.0182276537282027">
            <text:p>1,82E-02</text:p>
          </table:table-cell>
          <table:table-cell table:style-name="ce6" table:formula="of:=1/(1/[$'Formula B'.AJ46]-1/[$'Formula B'.AJ45])" office:value-type="float" office:value="0.0293134274794787">
            <text:p>2,93E-02</text:p>
          </table:table-cell>
          <table:table-cell table:style-name="ce6" table:formula="of:=1/(1/[$'Formula B'.AK46]-1/[$'Formula B'.AK45])" office:value-type="float" office:value="0.0454126319253869">
            <text:p>4,54E-02</text:p>
          </table:table-cell>
          <table:table-cell table:style-name="ce6" table:formula="of:=1/(1/[$'Formula B'.AL46]-1/[$'Formula B'.AL45])" office:value-type="float" office:value="0.067983665291127">
            <text:p>6,80E-02</text:p>
          </table:table-cell>
          <table:table-cell table:style-name="ce6" table:formula="of:=1/(1/[$'Formula B'.AM46]-1/[$'Formula B'.AM45])" office:value-type="float" office:value="0.0986277167318172">
            <text:p>9,86E-02</text:p>
          </table:table-cell>
          <table:table-cell table:style-name="ce6" table:formula="of:=1/(1/[$'Formula B'.AN46]-1/[$'Formula B'.AN45])" office:value-type="float" office:value="0.139033545361872">
            <text:p>1,39E-01</text:p>
          </table:table-cell>
          <table:table-cell table:style-name="ce6" table:formula="of:=1/(1/[$'Formula B'.AO46]-1/[$'Formula B'.AO45])" office:value-type="float" office:value="0.190915757421262">
            <text:p>1,91E-01</text:p>
          </table:table-cell>
          <table:table-cell table:style-name="ce6" table:formula="of:=1/(1/[$'Formula B'.AP46]-1/[$'Formula B'.AP45])" office:value-type="float" office:value="0.255953014149042">
            <text:p>2,56E-01</text:p>
          </table:table-cell>
          <table:table-cell table:style-name="ce6" table:formula="of:=1/(1/[$'Formula B'.AQ46]-1/[$'Formula B'.AQ45])" office:value-type="float" office:value="0.335731839918245">
            <text:p>3,36E-01</text:p>
          </table:table-cell>
          <table:table-cell table:style-name="ce6" table:formula="of:=1/(1/[$'Formula B'.AR46]-1/[$'Formula B'.AR45])" office:value-type="float" office:value="0.431700180058824">
            <text:p>4,32E-01</text:p>
          </table:table-cell>
          <table:table-cell table:style-name="ce3" office:value-type="float" office:value="44">
            <text:p>44</text:p>
          </table:table-cell>
          <table:table-cell table:style-name="ce6" table:formula="of:=1/(1/[$'Formula B'.AT46]-1/[$'Formula B'.AT45])" office:value-type="float" office:value="0.545133032063357">
            <text:p>5,45E-01</text:p>
          </table:table-cell>
          <table:table-cell table:style-name="ce6" table:formula="of:=1/(1/[$'Formula B'.AU46]-1/[$'Formula B'.AU45])" office:value-type="float" office:value="0.677110739802933">
            <text:p>6,77E-01</text:p>
          </table:table-cell>
          <table:table-cell table:style-name="ce6" table:formula="of:=1/(1/[$'Formula B'.AV46]-1/[$'Formula B'.AV45])" office:value-type="float" office:value="0.828509160479608">
            <text:p>8,29E-01</text:p>
          </table:table-cell>
          <table:table-cell table:style-name="ce6" table:formula="of:=1/(1/[$'Formula B'.AW46]-1/[$'Formula B'.AW45])" office:value-type="float" office:value="1">
            <text:p>1,00E+00</text:p>
          </table:table-cell>
          <table:table-cell table:style-name="ce6" table:formula="of:=1/(1/[$'Formula B'.AX46]-1/[$'Formula B'.AX45])" office:value-type="float" office:value="1.19205915399581">
            <text:p>1,19E+00</text:p>
          </table:table-cell>
          <table:table-cell table:style-name="ce6" table:formula="of:=1/(1/[$'Formula B'.AY46]-1/[$'Formula B'.AY45])" office:value-type="float" office:value="1.40498080406337">
            <text:p>1,40E+00</text:p>
          </table:table-cell>
          <table:table-cell table:style-name="ce6" table:formula="of:=1/(1/[$'Formula B'.AZ46]-1/[$'Formula B'.AZ45])" office:value-type="float" office:value="1.63889518809479">
            <text:p>1,64E+00</text:p>
          </table:table-cell>
          <table:table-cell table:style-name="ce6" table:formula="of:=1/(1/[$'Formula B'.BA46]-1/[$'Formula B'.BA45])" office:value-type="float" office:value="1.89378827956828">
            <text:p>1,89E+00</text:p>
          </table:table-cell>
          <table:table-cell table:style-name="ce6" table:formula="of:=1/(1/[$'Formula B'.BB46]-1/[$'Formula B'.BB45])" office:value-type="float" office:value="2.16952198445428">
            <text:p>2,17E+00</text:p>
          </table:table-cell>
          <table:table-cell table:style-name="ce6" table:formula="of:=1/(1/[$'Formula B'.BC46]-1/[$'Formula B'.BC45])" office:value-type="float" office:value="2.46585383412997">
            <text:p>2,47E+00</text:p>
          </table:table-cell>
          <table:table-cell table:style-name="ce3" office:value-type="float" office:value="44">
            <text:p>44</text:p>
          </table:table-cell>
          <table:table-cell table:number-columns-repeated="20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6" table:formula="of:=1/(1/[$'Formula B'.B47]-1/[$'Formula B'.B46])" office:value-type="float" office:value="3.66917903494368E-044">
            <text:p>3,67E-44</text:p>
          </table:table-cell>
          <table:table-cell table:style-name="ce6" table:formula="of:=1/(1/[$'Formula B'.C47]-1/[$'Formula B'.C46])" office:value-type="float" office:value="4.16574841888362E-044">
            <text:p>4,17E-44</text:p>
          </table:table-cell>
          <table:table-cell table:style-name="ce6" table:formula="of:=1/(1/[$'Formula B'.D47]-1/[$'Formula B'.D46])" office:value-type="float" office:value="1.31742038426928E-036">
            <text:p>1,32E-36</text:p>
          </table:table-cell>
          <table:table-cell table:style-name="ce6" table:formula="of:=1/(1/[$'Formula B'.E47]-1/[$'Formula B'.E46])" office:value-type="float" office:value="2.0803599198834E-031">
            <text:p>2,08E-31</text:p>
          </table:table-cell>
          <table:table-cell table:style-name="ce6" table:formula="of:=1/(1/[$'Formula B'.F47]-1/[$'Formula B'.F46])" office:value-type="float" office:value="1.80101963228409E-027">
            <text:p>1,80E-27</text:p>
          </table:table-cell>
          <table:table-cell table:style-name="ce6" table:formula="of:=1/(1/[$'Formula B'.G47]-1/[$'Formula B'.G46])" office:value-type="float" office:value="2.48528055266562E-024">
            <text:p>2,49E-24</text:p>
          </table:table-cell>
          <table:table-cell table:style-name="ce6" table:formula="of:=1/(1/[$'Formula B'.H47]-1/[$'Formula B'.H46])" office:value-type="float" office:value="9.65978551222808E-022">
            <text:p>9,66E-22</text:p>
          </table:table-cell>
          <table:table-cell table:style-name="ce6" table:formula="of:=1/(1/[$'Formula B'.I47]-1/[$'Formula B'.I46])" office:value-type="float" office:value="1.48556783624952E-019">
            <text:p>1,49E-19</text:p>
          </table:table-cell>
          <table:table-cell table:style-name="ce6" table:formula="of:=1/(1/[$'Formula B'.J47]-1/[$'Formula B'.J46])" office:value-type="float" office:value="1.12553949657129E-017">
            <text:p>1,13E-17</text:p>
          </table:table-cell>
          <table:table-cell table:style-name="ce6" table:formula="of:=1/(1/[$'Formula B'.K47]-1/[$'Formula B'.K46])" office:value-type="float" office:value="4.87964007386995E-016">
            <text:p>4,88E-16</text:p>
          </table:table-cell>
          <table:table-cell table:style-name="ce3" office:value-type="float" office:value="45">
            <text:p>45</text:p>
          </table:table-cell>
          <table:table-cell table:style-name="ce6" table:formula="of:=1/(1/[$'Formula B'.M47]-1/[$'Formula B'.M46])" office:value-type="float" office:value="0.0000000000000134695555841056">
            <text:p>1,35E-14</text:p>
          </table:table-cell>
          <table:table-cell table:style-name="ce6" table:formula="of:=1/(1/[$'Formula B'.N47]-1/[$'Formula B'.N46])" office:value-type="float" office:value="0.000000000000256158636028202">
            <text:p>2,56E-13</text:p>
          </table:table-cell>
          <table:table-cell table:style-name="ce6" table:formula="of:=1/(1/[$'Formula B'.O47]-1/[$'Formula B'.O46])" office:value-type="float" office:value="0.00000000000356347128394048">
            <text:p>3,56E-12</text:p>
          </table:table-cell>
          <table:table-cell table:style-name="ce6" table:formula="of:=1/(1/[$'Formula B'.P47]-1/[$'Formula B'.P46])" office:value-type="float" office:value="0.0000000000379907456588196">
            <text:p>3,80E-11</text:p>
          </table:table-cell>
          <table:table-cell table:style-name="ce6" table:formula="of:=1/(1/[$'Formula B'.Q47]-1/[$'Formula B'.Q46])" office:value-type="float" office:value="0.000000000322083759536975">
            <text:p>3,22E-10</text:p>
          </table:table-cell>
          <table:table-cell table:style-name="ce6" table:formula="of:=1/(1/[$'Formula B'.R47]-1/[$'Formula B'.R46])" office:value-type="float" office:value="0.00000000223712455033485">
            <text:p>2,24E-09</text:p>
          </table:table-cell>
          <table:table-cell table:style-name="ce6" table:formula="of:=1/(1/[$'Formula B'.S47]-1/[$'Formula B'.S46])" office:value-type="float" office:value="0.0000000130448139939395">
            <text:p>1,30E-08</text:p>
          </table:table-cell>
          <table:table-cell table:style-name="ce6" table:formula="of:=1/(1/[$'Formula B'.T47]-1/[$'Formula B'.T46])" office:value-type="float" office:value="0.0000000651626808498133">
            <text:p>6,52E-08</text:p>
          </table:table-cell>
          <table:table-cell table:style-name="ce6" table:formula="of:=1/(1/[$'Formula B'.U47]-1/[$'Formula B'.U46])" office:value-type="float" office:value="0.000000283624790631522">
            <text:p>2,84E-07</text:p>
          </table:table-cell>
          <table:table-cell table:style-name="ce6" table:formula="of:=1/(1/[$'Formula B'.V47]-1/[$'Formula B'.V46])" office:value-type="float" office:value="0.00000109124130770336">
            <text:p>1,09E-06</text:p>
          </table:table-cell>
          <table:table-cell table:style-name="ce3" office:value-type="float" office:value="45">
            <text:p>45</text:p>
          </table:table-cell>
          <table:table-cell table:style-name="ce6" table:formula="of:=1/(1/[$'Formula B'.X47]-1/[$'Formula B'.X46])" office:value-type="float" office:value="0.0000037572794902344">
            <text:p>3,76E-06</text:p>
          </table:table-cell>
          <table:table-cell table:style-name="ce6" table:formula="of:=1/(1/[$'Formula B'.Y47]-1/[$'Formula B'.Y46])" office:value-type="float" office:value="0.0000117007760955918">
            <text:p>1,17E-05</text:p>
          </table:table-cell>
          <table:table-cell table:style-name="ce6" table:formula="of:=1/(1/[$'Formula B'.Z47]-1/[$'Formula B'.Z46])" office:value-type="float" office:value="0.0000332626559043176">
            <text:p>3,33E-05</text:p>
          </table:table-cell>
          <table:table-cell table:style-name="ce6" table:formula="of:=1/(1/[$'Formula B'.AA47]-1/[$'Formula B'.AA46])" office:value-type="float" office:value="0.0000870197723228669">
            <text:p>8,70E-05</text:p>
          </table:table-cell>
          <table:table-cell table:style-name="ce6" table:formula="of:=1/(1/[$'Formula B'.AB47]-1/[$'Formula B'.AB46])" office:value-type="float" office:value="0.000211010603029878">
            <text:p>2,11E-04</text:p>
          </table:table-cell>
          <table:table-cell table:style-name="ce6" table:formula="of:=1/(1/[$'Formula B'.AC47]-1/[$'Formula B'.AC46])" office:value-type="float" office:value="0.00047728647450318">
            <text:p>4,77E-04</text:p>
          </table:table-cell>
          <table:table-cell table:style-name="ce6" table:formula="of:=1/(1/[$'Formula B'.AD47]-1/[$'Formula B'.AD46])" office:value-type="float" office:value="0.00101278582787263">
            <text:p>1,01E-03</text:p>
          </table:table-cell>
          <table:table-cell table:style-name="ce6" table:formula="of:=1/(1/[$'Formula B'.AE47]-1/[$'Formula B'.AE46])" office:value-type="float" office:value="0.0020265259612953">
            <text:p>2,03E-03</text:p>
          </table:table-cell>
          <table:table-cell table:style-name="ce6" table:formula="of:=1/(1/[$'Formula B'.AF47]-1/[$'Formula B'.AF46])" office:value-type="float" office:value="0.00384157963977753">
            <text:p>3,84E-03</text:p>
          </table:table-cell>
          <table:table-cell table:style-name="ce6" table:formula="of:=1/(1/[$'Formula B'.AG47]-1/[$'Formula B'.AG46])" office:value-type="float" office:value="0.0069285584512172">
            <text:p>6,93E-03</text:p>
          </table:table-cell>
          <table:table-cell table:style-name="ce3" office:value-type="float" office:value="45">
            <text:p>45</text:p>
          </table:table-cell>
          <table:table-cell table:style-name="ce6" table:formula="of:=1/(1/[$'Formula B'.AI47]-1/[$'Formula B'.AI46])" office:value-type="float" office:value="0.011935858597544">
            <text:p>1,19E-02</text:p>
          </table:table-cell>
          <table:table-cell table:style-name="ce6" table:formula="of:=1/(1/[$'Formula B'.AJ47]-1/[$'Formula B'.AJ46])" office:value-type="float" office:value="0.0197112690690982">
            <text:p>1,97E-02</text:p>
          </table:table-cell>
          <table:table-cell table:style-name="ce6" table:formula="of:=1/(1/[$'Formula B'.AK47]-1/[$'Formula B'.AK46])" office:value-type="float" office:value="0.0313100514388007">
            <text:p>3,13E-02</text:p>
          </table:table-cell>
          <table:table-cell table:style-name="ce6" table:formula="of:=1/(1/[$'Formula B'.AL47]-1/[$'Formula B'.AL46])" office:value-type="float" office:value="0.047986288942953">
            <text:p>4,80E-02</text:p>
          </table:table-cell>
          <table:table-cell table:style-name="ce6" table:formula="of:=1/(1/[$'Formula B'.AM47]-1/[$'Formula B'.AM46])" office:value-type="float" office:value="0.0711668101597326">
            <text:p>7,12E-02</text:p>
          </table:table-cell>
          <table:table-cell table:style-name="ce6" table:formula="of:=1/(1/[$'Formula B'.AN47]-1/[$'Formula B'.AN46])" office:value-type="float" office:value="0.10240970428741">
            <text:p>1,02E-01</text:p>
          </table:table-cell>
          <table:table-cell table:style-name="ce6" table:formula="of:=1/(1/[$'Formula B'.AO47]-1/[$'Formula B'.AO46])" office:value-type="float" office:value="0.143351706993418">
            <text:p>1,43E-01</text:p>
          </table:table-cell>
          <table:table-cell table:style-name="ce6" table:formula="of:=1/(1/[$'Formula B'.AP47]-1/[$'Formula B'.AP46])" office:value-type="float" office:value="0.195650070741301">
            <text:p>1,96E-01</text:p>
          </table:table-cell>
          <table:table-cell table:style-name="ce6" table:formula="of:=1/(1/[$'Formula B'.AQ47]-1/[$'Formula B'.AQ46])" office:value-type="float" office:value="0.260924765518007">
            <text:p>2,61E-01</text:p>
          </table:table-cell>
          <table:table-cell table:style-name="ce6" table:formula="of:=1/(1/[$'Formula B'.AR47]-1/[$'Formula B'.AR46])" office:value-type="float" office:value="0.34070611084238">
            <text:p>3,41E-01</text:p>
          </table:table-cell>
          <table:table-cell table:style-name="ce3" office:value-type="float" office:value="45">
            <text:p>45</text:p>
          </table:table-cell>
          <table:table-cell table:style-name="ce6" table:formula="of:=1/(1/[$'Formula B'.AT47]-1/[$'Formula B'.AT46])" office:value-type="float" office:value="0.436391547040956">
            <text:p>4,36E-01</text:p>
          </table:table-cell>
          <table:table-cell table:style-name="ce6" table:formula="of:=1/(1/[$'Formula B'.AU47]-1/[$'Formula B'.AU46])" office:value-type="float" office:value="0.549213608475086">
            <text:p>5,49E-01</text:p>
          </table:table-cell>
          <table:table-cell table:style-name="ce6" table:formula="of:=1/(1/[$'Formula B'.AV47]-1/[$'Formula B'.AV46])" office:value-type="float" office:value="0.680219607624904">
            <text:p>6,80E-01</text:p>
          </table:table-cell>
          <table:table-cell table:style-name="ce6" table:formula="of:=1/(1/[$'Formula B'.AW47]-1/[$'Formula B'.AW46])" office:value-type="float" office:value="0.830262302820707">
            <text:p>8,30E-01</text:p>
          </table:table-cell>
          <table:table-cell table:style-name="ce6" table:formula="of:=1/(1/[$'Formula B'.AX47]-1/[$'Formula B'.AX46])" office:value-type="float" office:value="1">
            <text:p>1,00E+00</text:p>
          </table:table-cell>
          <table:table-cell table:style-name="ce6" table:formula="of:=1/(1/[$'Formula B'.AY47]-1/[$'Formula B'.AY46])" office:value-type="float" office:value="1.18990412109674">
            <text:p>1,19E+00</text:p>
          </table:table-cell>
          <table:table-cell table:style-name="ce6" table:formula="of:=1/(1/[$'Formula B'.AZ47]-1/[$'Formula B'.AZ46])" office:value-type="float" office:value="1.40027218486941">
            <text:p>1,40E+00</text:p>
          </table:table-cell>
          <table:table-cell table:style-name="ce6" table:formula="of:=1/(1/[$'Formula B'.BA47]-1/[$'Formula B'.BA46])" office:value-type="float" office:value="1.63124429070168">
            <text:p>1,63E+00</text:p>
          </table:table-cell>
          <table:table-cell table:style-name="ce6" table:formula="of:=1/(1/[$'Formula B'.BB47]-1/[$'Formula B'.BB46])" office:value-type="float" office:value="1.88282147511816">
            <text:p>1,88E+00</text:p>
          </table:table-cell>
          <table:table-cell table:style-name="ce6" table:formula="of:=1/(1/[$'Formula B'.BC47]-1/[$'Formula B'.BC46])" office:value-type="float" office:value="2.15488464540764">
            <text:p>2,15E+00</text:p>
          </table:table-cell>
          <table:table-cell table:style-name="ce3" office:value-type="float" office:value="45">
            <text:p>45</text:p>
          </table:table-cell>
          <table:table-cell table:number-columns-repeated="20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6" table:formula="of:=1/(1/[$'Formula B'.B48]-1/[$'Formula B'.B47])" office:value-type="float" office:value="1.59368382325836E-045">
            <text:p>1,59E-45</text:p>
          </table:table-cell>
          <table:table-cell table:style-name="ce6" table:formula="of:=1/(1/[$'Formula B'.C48]-1/[$'Formula B'.C47])" office:value-type="float" office:value="1.80936547486864E-045">
            <text:p>1,81E-45</text:p>
          </table:table-cell>
          <table:table-cell table:style-name="ce6" table:formula="of:=1/(1/[$'Formula B'.D48]-1/[$'Formula B'.D47])" office:value-type="float" office:value="8.57855133942785E-038">
            <text:p>8,58E-38</text:p>
          </table:table-cell>
          <table:table-cell table:style-name="ce6" table:formula="of:=1/(1/[$'Formula B'.E48]-1/[$'Formula B'.E47])" office:value-type="float" office:value="1.80518003630094E-032">
            <text:p>1,81E-32</text:p>
          </table:table-cell>
          <table:table-cell table:style-name="ce6" table:formula="of:=1/(1/[$'Formula B'.F48]-1/[$'Formula B'.F47])" office:value-type="float" office:value="1.952324804644E-028">
            <text:p>1,95E-28</text:p>
          </table:table-cell>
          <table:table-cell table:style-name="ce6" table:formula="of:=1/(1/[$'Formula B'.G48]-1/[$'Formula B'.G47])" office:value-type="float" office:value="3.2308647184653E-025">
            <text:p>3,23E-25</text:p>
          </table:table-cell>
          <table:table-cell table:style-name="ce6" table:formula="of:=1/(1/[$'Formula B'.H48]-1/[$'Formula B'.H47])" office:value-type="float" office:value="1.46410424287901E-022">
            <text:p>1,46E-22</text:p>
          </table:table-cell>
          <table:table-cell table:style-name="ce6" table:formula="of:=1/(1/[$'Formula B'.I48]-1/[$'Formula B'.I47])" office:value-type="float" office:value="2.57150923701671E-020">
            <text:p>2,57E-20</text:p>
          </table:table-cell>
          <table:table-cell table:style-name="ce6" table:formula="of:=1/(1/[$'Formula B'.J48]-1/[$'Formula B'.J47])" office:value-type="float" office:value="2.19023902035495E-018">
            <text:p>2,19E-18</text:p>
          </table:table-cell>
          <table:table-cell table:style-name="ce6" table:formula="of:=1/(1/[$'Formula B'.K48]-1/[$'Formula B'.K47])" office:value-type="float" office:value="1.0542432258361E-016">
            <text:p>1,05E-16</text:p>
          </table:table-cell>
          <table:table-cell table:style-name="ce3" office:value-type="float" office:value="46">
            <text:p>46</text:p>
          </table:table-cell>
          <table:table-cell table:style-name="ce6" table:formula="of:=1/(1/[$'Formula B'.M48]-1/[$'Formula B'.M47])" office:value-type="float" office:value="3.19848494505111E-015">
            <text:p>3,20E-15</text:p>
          </table:table-cell>
          <table:table-cell table:style-name="ce6" table:formula="of:=1/(1/[$'Formula B'.N48]-1/[$'Formula B'.N47])" office:value-type="float" office:value="0.000000000000066299882266123">
            <text:p>6,63E-14</text:p>
          </table:table-cell>
          <table:table-cell table:style-name="ce6" table:formula="of:=1/(1/[$'Formula B'.O48]-1/[$'Formula B'.O47])" office:value-type="float" office:value="0.000000000000998251888295816">
            <text:p>9,98E-13</text:p>
          </table:table-cell>
          <table:table-cell table:style-name="ce6" table:formula="of:=1/(1/[$'Formula B'.P48]-1/[$'Formula B'.P47])" office:value-type="float" office:value="0.0000000000114499886221762">
            <text:p>1,14E-11</text:p>
          </table:table-cell>
          <table:table-cell table:style-name="ce6" table:formula="of:=1/(1/[$'Formula B'.Q48]-1/[$'Formula B'.Q47])" office:value-type="float" office:value="0.000000000103897986947771">
            <text:p>1,04E-10</text:p>
          </table:table-cell>
          <table:table-cell table:style-name="ce6" table:formula="of:=1/(1/[$'Formula B'.R48]-1/[$'Formula B'.R47])" office:value-type="float" office:value="0.000000000768907993616957">
            <text:p>7,69E-10</text:p>
          </table:table-cell>
          <table:table-cell table:style-name="ce6" table:formula="of:=1/(1/[$'Formula B'.S48]-1/[$'Formula B'.S47])" office:value-type="float" office:value="0.00000000475810840013057">
            <text:p>4,76E-09</text:p>
          </table:table-cell>
          <table:table-cell table:style-name="ce6" table:formula="of:=1/(1/[$'Formula B'.T48]-1/[$'Formula B'.T47])" office:value-type="float" office:value="0.000000025134176922611">
            <text:p>2,51E-08</text:p>
          </table:table-cell>
          <table:table-cell table:style-name="ce6" table:formula="of:=1/(1/[$'Formula B'.U48]-1/[$'Formula B'.U47])" office:value-type="float" office:value="0.000000115317405097451">
            <text:p>1,15E-07</text:p>
          </table:table-cell>
          <table:table-cell table:style-name="ce6" table:formula="of:=1/(1/[$'Formula B'.V48]-1/[$'Formula B'.V47])" office:value-type="float" office:value="0.000000466342447888479">
            <text:p>4,66E-07</text:p>
          </table:table-cell>
          <table:table-cell table:style-name="ce3" office:value-type="float" office:value="46">
            <text:p>46</text:p>
          </table:table-cell>
          <table:table-cell table:style-name="ce6" table:formula="of:=1/(1/[$'Formula B'.X48]-1/[$'Formula B'.X47])" office:value-type="float" office:value="0.00000168326132968203">
            <text:p>1,68E-06</text:p>
          </table:table-cell>
          <table:table-cell table:style-name="ce6" table:formula="of:=1/(1/[$'Formula B'.Y48]-1/[$'Formula B'.Y47])" office:value-type="float" office:value="0.00000548203158846107">
            <text:p>5,48E-06</text:p>
          </table:table-cell>
          <table:table-cell table:style-name="ce6" table:formula="of:=1/(1/[$'Formula B'.Z48]-1/[$'Formula B'.Z47])" office:value-type="float" office:value="0.0000162617549067588">
            <text:p>1,63E-05</text:p>
          </table:table-cell>
          <table:table-cell table:style-name="ce6" table:formula="of:=1/(1/[$'Formula B'.AA48]-1/[$'Formula B'.AA47])" office:value-type="float" office:value="0.0000443010684569478">
            <text:p>4,43E-05</text:p>
          </table:table-cell>
          <table:table-cell table:style-name="ce6" table:formula="of:=1/(1/[$'Formula B'.AB48]-1/[$'Formula B'.AB47])" office:value-type="float" office:value="0.000111646444951885">
            <text:p>1,12E-04</text:p>
          </table:table-cell>
          <table:table-cell table:style-name="ce6" table:formula="of:=1/(1/[$'Formula B'.AC48]-1/[$'Formula B'.AC47])" office:value-type="float" office:value="0.000261980854936062">
            <text:p>2,62E-04</text:p>
          </table:table-cell>
          <table:table-cell table:style-name="ce6" table:formula="of:=1/(1/[$'Formula B'.AD48]-1/[$'Formula B'.AD47])" office:value-type="float" office:value="0.000575707199046302">
            <text:p>5,76E-04</text:p>
          </table:table-cell>
          <table:table-cell table:style-name="ce6" table:formula="of:=1/(1/[$'Formula B'.AE48]-1/[$'Formula B'.AE47])" office:value-type="float" office:value="0.00119098016918403">
            <text:p>1,19E-03</text:p>
          </table:table-cell>
          <table:table-cell table:style-name="ce6" table:formula="of:=1/(1/[$'Formula B'.AF48]-1/[$'Formula B'.AF47])" office:value-type="float" office:value="0.0023303955195506">
            <text:p>2,33E-03</text:p>
          </table:table-cell>
          <table:table-cell table:style-name="ce6" table:formula="of:=1/(1/[$'Formula B'.AG48]-1/[$'Formula B'.AG47])" office:value-type="float" office:value="0.00433159952119699">
            <text:p>4,33E-03</text:p>
          </table:table-cell>
          <table:table-cell table:style-name="ce3" office:value-type="float" office:value="46">
            <text:p>46</text:p>
          </table:table-cell>
          <table:table-cell table:style-name="ce6" table:formula="of:=1/(1/[$'Formula B'.AI48]-1/[$'Formula B'.AI47])" office:value-type="float" office:value="0.00767852411030026">
            <text:p>7,68E-03</text:p>
          </table:table-cell>
          <table:table-cell table:style-name="ce6" table:formula="of:=1/(1/[$'Formula B'.AJ48]-1/[$'Formula B'.AJ47])" office:value-type="float" office:value="0.013028739600771">
            <text:p>1,30E-02</text:p>
          </table:table-cell>
          <table:table-cell table:style-name="ce6" table:formula="of:=1/(1/[$'Formula B'.AK48]-1/[$'Formula B'.AK47])" office:value-type="float" office:value="0.0212319964812484">
            <text:p>2,12E-02</text:p>
          </table:table-cell>
          <table:table-cell table:style-name="ce6" table:formula="of:=1/(1/[$'Formula B'.AL48]-1/[$'Formula B'.AL47])" office:value-type="float" office:value="0.0333356672840481">
            <text:p>3,33E-02</text:p>
          </table:table-cell>
          <table:table-cell table:style-name="ce6" table:formula="of:=1/(1/[$'Formula B'.AM48]-1/[$'Formula B'.AM47])" office:value-type="float" office:value="0.0505744572806348">
            <text:p>5,06E-02</text:p>
          </table:table-cell>
          <table:table-cell table:style-name="ce6" table:formula="of:=1/(1/[$'Formula B'.AN48]-1/[$'Formula B'.AN47])" office:value-type="float" office:value="0.0743440714366433">
            <text:p>7,43E-02</text:p>
          </table:table-cell>
          <table:table-cell table:style-name="ce6" table:formula="of:=1/(1/[$'Formula B'.AO48]-1/[$'Formula B'.AO47])" office:value-type="float" office:value="0.106160948988726">
            <text:p>1,06E-01</text:p>
          </table:table-cell>
          <table:table-cell table:style-name="ce6" table:formula="of:=1/(1/[$'Formula B'.AP48]-1/[$'Formula B'.AP47])" office:value-type="float" office:value="0.147612142244266">
            <text:p>1,48E-01</text:p>
          </table:table-cell>
          <table:table-cell table:style-name="ce6" table:formula="of:=1/(1/[$'Formula B'.AQ48]-1/[$'Formula B'.AQ47])" office:value-type="float" office:value="0.200300528574015">
            <text:p>2,00E-01</text:p>
          </table:table-cell>
          <table:table-cell table:style-name="ce6" table:formula="of:=1/(1/[$'Formula B'.AR48]-1/[$'Formula B'.AR47])" office:value-type="float" office:value="0.265790675801855">
            <text:p>2,66E-01</text:p>
          </table:table-cell>
          <table:table-cell table:style-name="ce3" office:value-type="float" office:value="46">
            <text:p>46</text:p>
          </table:table-cell>
          <table:table-cell table:style-name="ce6" table:formula="of:=1/(1/[$'Formula B'.AT48]-1/[$'Formula B'.AT47])" office:value-type="float" office:value="0.34555995991236">
            <text:p>3,46E-01</text:p>
          </table:table-cell>
          <table:table-cell table:style-name="ce6" table:formula="of:=1/(1/[$'Formula B'.AU48]-1/[$'Formula B'.AU47])" office:value-type="float" office:value="0.440958256869007">
            <text:p>4,41E-01</text:p>
          </table:table-cell>
          <table:table-cell table:style-name="ce6" table:formula="of:=1/(1/[$'Formula B'.AV48]-1/[$'Formula B'.AV47])" office:value-type="float" office:value="0.553178044504079">
            <text:p>5,53E-01</text:p>
          </table:table-cell>
          <table:table-cell table:style-name="ce6" table:formula="of:=1/(1/[$'Formula B'.AW48]-1/[$'Formula B'.AW47])" office:value-type="float" office:value="0.683235354614492">
            <text:p>6,83E-01</text:p>
          </table:table-cell>
          <table:table-cell table:style-name="ce6" table:formula="of:=1/(1/[$'Formula B'.AX48]-1/[$'Formula B'.AX47])" office:value-type="float" office:value="0.831960905089484">
            <text:p>8,32E-01</text:p>
          </table:table-cell>
          <table:table-cell table:style-name="ce6" table:formula="of:=1/(1/[$'Formula B'.AY48]-1/[$'Formula B'.AY47])" office:value-type="float" office:value="1">
            <text:p>1,00E+00</text:p>
          </table:table-cell>
          <table:table-cell table:style-name="ce6" table:formula="of:=1/(1/[$'Formula B'.AZ48]-1/[$'Formula B'.AZ47])" office:value-type="float" office:value="1.18781940409444">
            <text:p>1,19E+00</text:p>
          </table:table-cell>
          <table:table-cell table:style-name="ce6" table:formula="of:=1/(1/[$'Formula B'.BA48]-1/[$'Formula B'.BA47])" office:value-type="float" office:value="1.39571931285076">
            <text:p>1,40E+00</text:p>
          </table:table-cell>
          <table:table-cell table:style-name="ce6" table:formula="of:=1/(1/[$'Formula B'.BB48]-1/[$'Formula B'.BB47])" office:value-type="float" office:value="1.62384866300564">
            <text:p>1,62E+00</text:p>
          </table:table-cell>
          <table:table-cell table:style-name="ce6" table:formula="of:=1/(1/[$'Formula B'.BC48]-1/[$'Formula B'.BC47])" office:value-type="float" office:value="1.87222227566909">
            <text:p>1,87E+00</text:p>
          </table:table-cell>
          <table:table-cell table:style-name="ce3" office:value-type="float" office:value="46">
            <text:p>46</text:p>
          </table:table-cell>
          <table:table-cell table:number-columns-repeated="20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6" table:formula="of:=1/(1/[$'Formula B'.B49]-1/[$'Formula B'.B48])" office:value-type="float" office:value="6.77508098776503E-047">
            <text:p>6,78E-47</text:p>
          </table:table-cell>
          <table:table-cell table:style-name="ce6" table:formula="of:=1/(1/[$'Formula B'.C49]-1/[$'Formula B'.C48])" office:value-type="float" office:value="7.6919884921952E-047">
            <text:p>7,69E-47</text:p>
          </table:table-cell>
          <table:table-cell table:style-name="ce6" table:formula="of:=1/(1/[$'Formula B'.D49]-1/[$'Formula B'.D48])" office:value-type="float" office:value="5.46755495447724E-039">
            <text:p>5,47E-39</text:p>
          </table:table-cell>
          <table:table-cell table:style-name="ce6" table:formula="of:=1/(1/[$'Formula B'.E49]-1/[$'Formula B'.E48])" office:value-type="float" office:value="1.53321661323841E-033">
            <text:p>1,53E-33</text:p>
          </table:table-cell>
          <table:table-cell table:style-name="ce6" table:formula="of:=1/(1/[$'Formula B'.F49]-1/[$'Formula B'.F48])" office:value-type="float" office:value="2.0715661746999E-029">
            <text:p>2,07E-29</text:p>
          </table:table-cell>
          <table:table-cell table:style-name="ce6" table:formula="of:=1/(1/[$'Formula B'.G49]-1/[$'Formula B'.G48])" office:value-type="float" office:value="4.11138670430368E-026">
            <text:p>4,11E-26</text:p>
          </table:table-cell>
          <table:table-cell table:style-name="ce6" table:formula="of:=1/(1/[$'Formula B'.H49]-1/[$'Formula B'.H48])" office:value-type="float" office:value="2.17228509948897E-023">
            <text:p>2,17E-23</text:p>
          </table:table-cell>
          <table:table-cell table:style-name="ce6" table:formula="of:=1/(1/[$'Formula B'.I49]-1/[$'Formula B'.I48])" office:value-type="float" office:value="4.35751843953779E-021">
            <text:p>4,36E-21</text:p>
          </table:table-cell>
          <table:table-cell table:style-name="ce6" table:formula="of:=1/(1/[$'Formula B'.J49]-1/[$'Formula B'.J48])" office:value-type="float" office:value="4.17248051360526E-019">
            <text:p>4,17E-19</text:p>
          </table:table-cell>
          <table:table-cell table:style-name="ce6" table:formula="of:=1/(1/[$'Formula B'.K49]-1/[$'Formula B'.K48])" office:value-type="float" office:value="2.22989166451819E-017">
            <text:p>2,23E-17</text:p>
          </table:table-cell>
          <table:table-cell table:style-name="ce3" office:value-type="float" office:value="47">
            <text:p>47</text:p>
          </table:table-cell>
          <table:table-cell table:style-name="ce6" table:formula="of:=1/(1/[$'Formula B'.M49]-1/[$'Formula B'.M48])" office:value-type="float" office:value="7.43609120679153E-016">
            <text:p>7,44E-16</text:p>
          </table:table-cell>
          <table:table-cell table:style-name="ce6" table:formula="of:=1/(1/[$'Formula B'.N49]-1/[$'Formula B'.N48])" office:value-type="float" office:value="0.0000000000000168014608475641">
            <text:p>1,68E-14</text:p>
          </table:table-cell>
          <table:table-cell table:style-name="ce6" table:formula="of:=1/(1/[$'Formula B'.O49]-1/[$'Formula B'.O48])" office:value-type="float" office:value="0.000000000000273817173963497">
            <text:p>2,74E-13</text:p>
          </table:table-cell>
          <table:table-cell table:style-name="ce6" table:formula="of:=1/(1/[$'Formula B'.P49]-1/[$'Formula B'.P48])" office:value-type="float" office:value="0.00000000000337917977782312">
            <text:p>3,38E-12</text:p>
          </table:table-cell>
          <table:table-cell table:style-name="ce6" table:formula="of:=1/(1/[$'Formula B'.Q49]-1/[$'Formula B'.Q48])" office:value-type="float" office:value="0.0000000000328210352790521">
            <text:p>3,28E-11</text:p>
          </table:table-cell>
          <table:table-cell table:style-name="ce6" table:formula="of:=1/(1/[$'Formula B'.R49]-1/[$'Formula B'.R48])" office:value-type="float" office:value="0.0000000002588189599855">
            <text:p>2,59E-10</text:p>
          </table:table-cell>
          <table:table-cell table:style-name="ce6" table:formula="of:=1/(1/[$'Formula B'.S49]-1/[$'Formula B'.S48])" office:value-type="float" office:value="0.00000000169981698652309">
            <text:p>1,70E-09</text:p>
          </table:table-cell>
          <table:table-cell table:style-name="ce6" table:formula="of:=1/(1/[$'Formula B'.T49]-1/[$'Formula B'.T48])" office:value-type="float" office:value="0.00000000949597089452179">
            <text:p>9,50E-09</text:p>
          </table:table-cell>
          <table:table-cell table:style-name="ce6" table:formula="of:=1/(1/[$'Formula B'.U49]-1/[$'Formula B'.U48])" office:value-type="float" office:value="0.0000000459299913941197">
            <text:p>4,59E-08</text:p>
          </table:table-cell>
          <table:table-cell table:style-name="ce6" table:formula="of:=1/(1/[$'Formula B'.V49]-1/[$'Formula B'.V48])" office:value-type="float" office:value="0.000000195248047281045">
            <text:p>1,95E-07</text:p>
          </table:table-cell>
          <table:table-cell table:style-name="ce3" office:value-type="float" office:value="47">
            <text:p>47</text:p>
          </table:table-cell>
          <table:table-cell table:style-name="ce6" table:formula="of:=1/(1/[$'Formula B'.X49]-1/[$'Formula B'.X48])" office:value-type="float" office:value="0.000000738889819566642">
            <text:p>7,39E-07</text:p>
          </table:table-cell>
          <table:table-cell table:style-name="ce6" table:formula="of:=1/(1/[$'Formula B'.Y49]-1/[$'Formula B'.Y48])" office:value-type="float" office:value="0.00000251696781066573">
            <text:p>2,52E-06</text:p>
          </table:table-cell>
          <table:table-cell table:style-name="ce6" table:formula="of:=1/(1/[$'Formula B'.Z49]-1/[$'Formula B'.Z48])" office:value-type="float" office:value="0.00000779209353267849">
            <text:p>7,79E-06</text:p>
          </table:table-cell>
          <table:table-cell table:style-name="ce6" table:formula="of:=1/(1/[$'Formula B'.AA49]-1/[$'Formula B'.AA48])" office:value-type="float" office:value="0.0000221086839808962">
            <text:p>2,21E-05</text:p>
          </table:table-cell>
          <table:table-cell table:style-name="ce6" table:formula="of:=1/(1/[$'Formula B'.AB49]-1/[$'Formula B'.AB48])" office:value-type="float" office:value="0.0000579195111288806">
            <text:p>5,79E-05</text:p>
          </table:table-cell>
          <table:table-cell table:style-name="ce6" table:formula="of:=1/(1/[$'Formula B'.AC49]-1/[$'Formula B'.AC48])" office:value-type="float" office:value="0.000141025885263855">
            <text:p>1,41E-04</text:p>
          </table:table-cell>
          <table:table-cell table:style-name="ce6" table:formula="of:=1/(1/[$'Formula B'.AD49]-1/[$'Formula B'.AD48])" office:value-type="float" office:value="0.000321024764293462">
            <text:p>3,21E-04</text:p>
          </table:table-cell>
          <table:table-cell table:style-name="ce6" table:formula="of:=1/(1/[$'Formula B'.AE49]-1/[$'Formula B'.AE48])" office:value-type="float" office:value="0.000686815685145144">
            <text:p>6,87E-04</text:p>
          </table:table-cell>
          <table:table-cell table:style-name="ce6" table:formula="of:=1/(1/[$'Formula B'.AF49]-1/[$'Formula B'.AF48])" office:value-type="float" office:value="0.00138765552045708">
            <text:p>1,39E-03</text:p>
          </table:table-cell>
          <table:table-cell table:style-name="ce6" table:formula="of:=1/(1/[$'Formula B'.AG49]-1/[$'Formula B'.AG48])" office:value-type="float" office:value="0.00265922420844475">
            <text:p>2,66E-03</text:p>
          </table:table-cell>
          <table:table-cell table:style-name="ce3" office:value-type="float" office:value="47">
            <text:p>47</text:p>
          </table:table-cell>
          <table:table-cell table:style-name="ce6" table:formula="of:=1/(1/[$'Formula B'.AI49]-1/[$'Formula B'.AI48])" office:value-type="float" office:value="0.00485281093272807">
            <text:p>4,85E-03</text:p>
          </table:table-cell>
          <table:table-cell table:style-name="ce6" table:formula="of:=1/(1/[$'Formula B'.AJ49]-1/[$'Formula B'.AJ48])" office:value-type="float" office:value="0.00846435405336319">
            <text:p>8,46E-03</text:p>
          </table:table-cell>
          <table:table-cell table:style-name="ce6" table:formula="of:=1/(1/[$'Formula B'.AK49]-1/[$'Formula B'.AK48])" office:value-type="float" office:value="0.0141590793986748">
            <text:p>1,42E-02</text:p>
          </table:table-cell>
          <table:table-cell table:style-name="ce6" table:formula="of:=1/(1/[$'Formula B'.AL49]-1/[$'Formula B'.AL48])" office:value-type="float" office:value="0.0227872568862264">
            <text:p>2,28E-02</text:p>
          </table:table-cell>
          <table:table-cell table:style-name="ce6" table:formula="of:=1/(1/[$'Formula B'.AM49]-1/[$'Formula B'.AM48])" office:value-type="float" office:value="0.035387328579452">
            <text:p>3,54E-02</text:p>
          </table:table-cell>
          <table:table-cell table:style-name="ce6" table:formula="of:=1/(1/[$'Formula B'.AN49]-1/[$'Formula B'.AN48])" office:value-type="float" office:value="0.0531742699987692">
            <text:p>5,32E-02</text:p>
          </table:table-cell>
          <table:table-cell table:style-name="ce6" table:formula="of:=1/(1/[$'Formula B'.AO49]-1/[$'Formula B'.AO48])" office:value-type="float" office:value="0.0775131832997405">
            <text:p>7,75E-02</text:p>
          </table:table-cell>
          <table:table-cell table:style-name="ce6" table:formula="of:=1/(1/[$'Formula B'.AP49]-1/[$'Formula B'.AP48])" office:value-type="float" office:value="0.109880286209892">
            <text:p>1,10E-01</text:p>
          </table:table-cell>
          <table:table-cell table:style-name="ce6" table:formula="of:=1/(1/[$'Formula B'.AQ49]-1/[$'Formula B'.AQ48])" office:value-type="float" office:value="0.151815168427966">
            <text:p>1,52E-01</text:p>
          </table:table-cell>
          <table:table-cell table:style-name="ce6" table:formula="of:=1/(1/[$'Formula B'.AR49]-1/[$'Formula B'.AR48])" office:value-type="float" office:value="0.204869112377756">
            <text:p>2,05E-01</text:p>
          </table:table-cell>
          <table:table-cell table:style-name="ce3" office:value-type="float" office:value="47">
            <text:p>47</text:p>
          </table:table-cell>
          <table:table-cell table:style-name="ce6" table:formula="of:=1/(1/[$'Formula B'.AT49]-1/[$'Formula B'.AT48])" office:value-type="float" office:value="0.270554326878225">
            <text:p>2,71E-01</text:p>
          </table:table-cell>
          <table:table-cell table:style-name="ce6" table:formula="of:=1/(1/[$'Formula B'.AU49]-1/[$'Formula B'.AU48])" office:value-type="float" office:value="0.35029824855103">
            <text:p>3,50E-01</text:p>
          </table:table-cell>
          <table:table-cell table:style-name="ce6" table:formula="of:=1/(1/[$'Formula B'.AV49]-1/[$'Formula B'.AV48])" office:value-type="float" office:value="0.445405893922148">
            <text:p>4,45E-01</text:p>
          </table:table-cell>
          <table:table-cell table:style-name="ce6" table:formula="of:=1/(1/[$'Formula B'.AW49]-1/[$'Formula B'.AW48])" office:value-type="float" office:value="0.557031900612492">
            <text:p>5,57E-01</text:p>
          </table:table-cell>
          <table:table-cell table:style-name="ce6" table:formula="of:=1/(1/[$'Formula B'.AX49]-1/[$'Formula B'.AX48])" office:value-type="float" office:value="0.686162638984846">
            <text:p>6,86E-01</text:p>
          </table:table-cell>
          <table:table-cell table:style-name="ce6" table:formula="of:=1/(1/[$'Formula B'.AY49]-1/[$'Formula B'.AY48])" office:value-type="float" office:value="0.833607775736007">
            <text:p>8,34E-01</text:p>
          </table:table-cell>
          <table:table-cell table:style-name="ce6" table:formula="of:=1/(1/[$'Formula B'.AZ49]-1/[$'Formula B'.AZ48])" office:value-type="float" office:value="1">
            <text:p>1,00E+00</text:p>
          </table:table-cell>
          <table:table-cell table:style-name="ce6" table:formula="of:=1/(1/[$'Formula B'.BA49]-1/[$'Formula B'.BA48])" office:value-type="float" office:value="1.18580127348741">
            <text:p>1,19E+00</text:p>
          </table:table-cell>
          <table:table-cell table:style-name="ce6" table:formula="of:=1/(1/[$'Formula B'.BB49]-1/[$'Formula B'.BB48])" office:value-type="float" office:value="1.39131388287191">
            <text:p>1,39E+00</text:p>
          </table:table-cell>
          <table:table-cell table:style-name="ce6" table:formula="of:=1/(1/[$'Formula B'.BC49]-1/[$'Formula B'.BC48])" office:value-type="float" office:value="1.61669467849417">
            <text:p>1,62E+00</text:p>
          </table:table-cell>
          <table:table-cell table:style-name="ce3" office:value-type="float" office:value="47">
            <text:p>47</text:p>
          </table:table-cell>
          <table:table-cell table:number-columns-repeated="20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6" table:formula="of:=1/(1/[$'Formula B'.B50]-1/[$'Formula B'.B49])" office:value-type="float" office:value="2.82033898658119E-048">
            <text:p>2,82E-48</text:p>
          </table:table-cell>
          <table:table-cell table:style-name="ce6" table:formula="of:=1/(1/[$'Formula B'.C50]-1/[$'Formula B'.C49])" office:value-type="float" office:value="3.20203036215341E-048">
            <text:p>3,20E-48</text:p>
          </table:table-cell>
          <table:table-cell table:style-name="ce6" table:formula="of:=1/(1/[$'Formula B'.D50]-1/[$'Formula B'.D49])" office:value-type="float" office:value="3.41237472336168E-040">
            <text:p>3,41E-40</text:p>
          </table:table-cell>
          <table:table-cell table:style-name="ce6" table:formula="of:=1/(1/[$'Formula B'.E50]-1/[$'Formula B'.E49])" office:value-type="float" office:value="1.27520917542073E-034">
            <text:p>1,28E-34</text:p>
          </table:table-cell>
          <table:table-cell table:style-name="ce6" table:formula="of:=1/(1/[$'Formula B'.F50]-1/[$'Formula B'.F49])" office:value-type="float" office:value="2.15254278420079E-030">
            <text:p>2,15E-30</text:p>
          </table:table-cell>
          <table:table-cell table:style-name="ce6" table:formula="of:=1/(1/[$'Formula B'.G50]-1/[$'Formula B'.G49])" office:value-type="float" office:value="5.12361261022646E-027">
            <text:p>5,12E-27</text:p>
          </table:table-cell>
          <table:table-cell table:style-name="ce6" table:formula="of:=1/(1/[$'Formula B'.H50]-1/[$'Formula B'.H49])" office:value-type="float" office:value="3.1564080324697E-024">
            <text:p>3,16E-24</text:p>
          </table:table-cell>
          <table:table-cell table:style-name="ce6" table:formula="of:=1/(1/[$'Formula B'.I50]-1/[$'Formula B'.I49])" office:value-type="float" office:value="7.23162634646697E-022">
            <text:p>7,23E-22</text:p>
          </table:table-cell>
          <table:table-cell table:style-name="ce6" table:formula="of:=1/(1/[$'Formula B'.J50]-1/[$'Formula B'.J49])" office:value-type="float" office:value="7.78498819232405E-020">
            <text:p>7,78E-20</text:p>
          </table:table-cell>
          <table:table-cell table:style-name="ce6" table:formula="of:=1/(1/[$'Formula B'.K50]-1/[$'Formula B'.K49])" office:value-type="float" office:value="4.61959639345874E-018">
            <text:p>4,62E-18</text:p>
          </table:table-cell>
          <table:table-cell table:style-name="ce3" office:value-type="float" office:value="48">
            <text:p>48</text:p>
          </table:table-cell>
          <table:table-cell table:style-name="ce6" table:formula="of:=1/(1/[$'Formula B'.M50]-1/[$'Formula B'.M49])" office:value-type="float" office:value="1.69332496715897E-016">
            <text:p>1,69E-16</text:p>
          </table:table-cell>
          <table:table-cell table:style-name="ce6" table:formula="of:=1/(1/[$'Formula B'.N50]-1/[$'Formula B'.N49])" office:value-type="float" office:value="4.17057538769321E-015">
            <text:p>4,17E-15</text:p>
          </table:table-cell>
          <table:table-cell table:style-name="ce6" table:formula="of:=1/(1/[$'Formula B'.O50]-1/[$'Formula B'.O49])" office:value-type="float" office:value="0.0000000000000735727604205871">
            <text:p>7,36E-14</text:p>
          </table:table-cell>
          <table:table-cell table:style-name="ce6" table:formula="of:=1/(1/[$'Formula B'.P50]-1/[$'Formula B'.P49])" office:value-type="float" office:value="0.000000000000976959360046514">
            <text:p>9,77E-13</text:p>
          </table:table-cell>
          <table:table-cell table:style-name="ce6" table:formula="of:=1/(1/[$'Formula B'.Q50]-1/[$'Formula B'.Q49])" office:value-type="float" office:value="0.0000000000101573803571567">
            <text:p>1,02E-11</text:p>
          </table:table-cell>
          <table:table-cell table:style-name="ce6" table:formula="of:=1/(1/[$'Formula B'.R50]-1/[$'Formula B'.R49])" office:value-type="float" office:value="0.0000000000853551889316235">
            <text:p>8,54E-11</text:p>
          </table:table-cell>
          <table:table-cell table:style-name="ce6" table:formula="of:=1/(1/[$'Formula B'.S50]-1/[$'Formula B'.S49])" office:value-type="float" office:value="0.00000000059499427806724">
            <text:p>5,95E-10</text:p>
          </table:table-cell>
          <table:table-cell table:style-name="ce6" table:formula="of:=1/(1/[$'Formula B'.T50]-1/[$'Formula B'.T49])" office:value-type="float" office:value="0.00000000351552965073849">
            <text:p>3,52E-09</text:p>
          </table:table-cell>
          <table:table-cell table:style-name="ce6" table:formula="of:=1/(1/[$'Formula B'.U50]-1/[$'Formula B'.U49])" office:value-type="float" office:value="0.00000001792718667448">
            <text:p>1,79E-08</text:p>
          </table:table-cell>
          <table:table-cell table:style-name="ce6" table:formula="of:=1/(1/[$'Formula B'.V50]-1/[$'Formula B'.V49])" office:value-type="float" office:value="0.0000000801169801250897">
            <text:p>8,01E-08</text:p>
          </table:table-cell>
          <table:table-cell table:style-name="ce3" office:value-type="float" office:value="48">
            <text:p>48</text:p>
          </table:table-cell>
          <table:table-cell table:style-name="ce6" table:formula="of:=1/(1/[$'Formula B'.X50]-1/[$'Formula B'.X49])" office:value-type="float" office:value="0.000000317914772589732">
            <text:p>3,18E-07</text:p>
          </table:table-cell>
          <table:table-cell table:style-name="ce6" table:formula="of:=1/(1/[$'Formula B'.Y50]-1/[$'Formula B'.Y49])" office:value-type="float" office:value="0.00000113284153731204">
            <text:p>1,13E-06</text:p>
          </table:table-cell>
          <table:table-cell table:style-name="ce6" table:formula="of:=1/(1/[$'Formula B'.Z50]-1/[$'Formula B'.Z49])" office:value-type="float" office:value="0.00000366062662645895">
            <text:p>3,66E-06</text:p>
          </table:table-cell>
          <table:table-cell table:style-name="ce6" table:formula="of:=1/(1/[$'Formula B'.AA50]-1/[$'Formula B'.AA49])" office:value-type="float" office:value="0.0000108191483139945">
            <text:p>1,08E-05</text:p>
          </table:table-cell>
          <table:table-cell table:style-name="ce6" table:formula="of:=1/(1/[$'Formula B'.AB50]-1/[$'Formula B'.AB49])" office:value-type="float" office:value="0.0000294688009170656">
            <text:p>2,95E-05</text:p>
          </table:table-cell>
          <table:table-cell table:style-name="ce6" table:formula="of:=1/(1/[$'Formula B'.AC50]-1/[$'Formula B'.AC49])" office:value-type="float" office:value="0.0000744684781485727">
            <text:p>7,45E-05</text:p>
          </table:table-cell>
          <table:table-cell table:style-name="ce6" table:formula="of:=1/(1/[$'Formula B'.AD50]-1/[$'Formula B'.AD49])" office:value-type="float" office:value="0.000175638191582689">
            <text:p>1,76E-04</text:p>
          </table:table-cell>
          <table:table-cell table:style-name="ce6" table:formula="of:=1/(1/[$'Formula B'.AE50]-1/[$'Formula B'.AE49])" office:value-type="float" office:value="0.00038871640408497">
            <text:p>3,89E-04</text:p>
          </table:table-cell>
          <table:table-cell table:style-name="ce6" table:formula="of:=1/(1/[$'Formula B'.AF50]-1/[$'Formula B'.AF49])" office:value-type="float" office:value="0.000811185694760934">
            <text:p>8,11E-04</text:p>
          </table:table-cell>
          <table:table-cell table:style-name="ce6" table:formula="of:=1/(1/[$'Formula B'.AG50]-1/[$'Formula B'.AG49])" office:value-type="float" office:value="0.00160322960604755">
            <text:p>1,60E-03</text:p>
          </table:table-cell>
          <table:table-cell table:style-name="ce3" office:value-type="float" office:value="48">
            <text:p>48</text:p>
          </table:table-cell>
          <table:table-cell table:style-name="ce6" table:formula="of:=1/(1/[$'Formula B'.AI50]-1/[$'Formula B'.AI49])" office:value-type="float" office:value="0.00301307572105623">
            <text:p>3,01E-03</text:p>
          </table:table-cell>
          <table:table-cell table:style-name="ce6" table:formula="of:=1/(1/[$'Formula B'.AJ50]-1/[$'Formula B'.AJ49])" office:value-type="float" office:value="0.00540472588569812">
            <text:p>5,40E-03</text:p>
          </table:table-cell>
          <table:table-cell table:style-name="ce6" table:formula="of:=1/(1/[$'Formula B'.AK50]-1/[$'Formula B'.AK49])" office:value-type="float" office:value="0.0092848695517149">
            <text:p>9,28E-03</text:p>
          </table:table-cell>
          <table:table-cell table:style-name="ce6" table:formula="of:=1/(1/[$'Formula B'.AL50]-1/[$'Formula B'.AL49])" office:value-type="float" office:value="0.0153249860685699">
            <text:p>1,53E-02</text:p>
          </table:table-cell>
          <table:table-cell table:style-name="ce6" table:formula="of:=1/(1/[$'Formula B'.AM50]-1/[$'Formula B'.AM49])" office:value-type="float" office:value="0.0243745782253231">
            <text:p>2,44E-02</text:p>
          </table:table-cell>
          <table:table-cell table:style-name="ce6" table:formula="of:=1/(1/[$'Formula B'.AN50]-1/[$'Formula B'.AN49])" office:value-type="float" office:value="0.0374622765443104">
            <text:p>3,75E-02</text:p>
          </table:table-cell>
          <table:table-cell table:style-name="ce6" table:formula="of:=1/(1/[$'Formula B'.AO50]-1/[$'Formula B'.AO49])" office:value-type="float" office:value="0.0557831007199534">
            <text:p>5,58E-02</text:p>
          </table:table-cell>
          <table:table-cell table:style-name="ce6" table:formula="of:=1/(1/[$'Formula B'.AP50]-1/[$'Formula B'.AP49])" office:value-type="float" office:value="0.0806721284965552">
            <text:p>8,07E-02</text:p>
          </table:table-cell>
          <table:table-cell table:style-name="ce6" table:formula="of:=1/(1/[$'Formula B'.AQ50]-1/[$'Formula B'.AQ49])" office:value-type="float" office:value="0.11356675564739">
            <text:p>1,14E-01</text:p>
          </table:table-cell>
          <table:table-cell table:style-name="ce6" table:formula="of:=1/(1/[$'Formula B'.AR50]-1/[$'Formula B'.AR49])" office:value-type="float" office:value="0.155961215144283">
            <text:p>1,56E-01</text:p>
          </table:table-cell>
          <table:table-cell table:style-name="ce3" office:value-type="float" office:value="48">
            <text:p>48</text:p>
          </table:table-cell>
          <table:table-cell table:style-name="ce6" table:formula="of:=1/(1/[$'Formula B'.AT50]-1/[$'Formula B'.AT49])" office:value-type="float" office:value="0.209357791245646">
            <text:p>2,09E-01</text:p>
          </table:table-cell>
          <table:table-cell table:style-name="ce6" table:formula="of:=1/(1/[$'Formula B'.AU50]-1/[$'Formula B'.AU49])" office:value-type="float" office:value="0.275219153429453">
            <text:p>2,75E-01</text:p>
          </table:table-cell>
          <table:table-cell table:style-name="ce6" table:formula="of:=1/(1/[$'Formula B'.AV50]-1/[$'Formula B'.AV49])" office:value-type="float" office:value="0.354925571196315">
            <text:p>3,55E-01</text:p>
          </table:table-cell>
          <table:table-cell table:style-name="ce6" table:formula="of:=1/(1/[$'Formula B'.AW50]-1/[$'Formula B'.AW49])" office:value-type="float" office:value="0.449739694588143">
            <text:p>4,50E-01</text:p>
          </table:table-cell>
          <table:table-cell table:style-name="ce6" table:formula="of:=1/(1/[$'Formula B'.AX50]-1/[$'Formula B'.AX49])" office:value-type="float" office:value="0.560780366134226">
            <text:p>5,61E-01</text:p>
          </table:table-cell>
          <table:table-cell table:style-name="ce6" table:formula="of:=1/(1/[$'Formula B'.AY50]-1/[$'Formula B'.AY49])" office:value-type="float" office:value="0.689005795231039">
            <text:p>6,89E-01</text:p>
          </table:table-cell>
          <table:table-cell table:style-name="ce6" table:formula="of:=1/(1/[$'Formula B'.AZ50]-1/[$'Formula B'.AZ49])" office:value-type="float" office:value="0.835205523313356">
            <text:p>8,35E-01</text:p>
          </table:table-cell>
          <table:table-cell table:style-name="ce6" table:formula="of:=1/(1/[$'Formula B'.BA50]-1/[$'Formula B'.BA49])" office:value-type="float" office:value="1">
            <text:p>1,00E+00</text:p>
          </table:table-cell>
          <table:table-cell table:style-name="ce6" table:formula="of:=1/(1/[$'Formula B'.BB50]-1/[$'Formula B'.BB49])" office:value-type="float" office:value="1.1838462704361">
            <text:p>1,18E+00</text:p>
          </table:table-cell>
          <table:table-cell table:style-name="ce6" table:formula="of:=1/(1/[$'Formula B'.BC50]-1/[$'Formula B'.BC49])" office:value-type="float" office:value="1.38704819305847">
            <text:p>1,39E+00</text:p>
          </table:table-cell>
          <table:table-cell table:style-name="ce3" office:value-type="float" office:value="48">
            <text:p>48</text:p>
          </table:table-cell>
          <table:table-cell table:number-columns-repeated="200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6" table:formula="of:=1/(1/[$'Formula B'.B51]-1/[$'Formula B'.B50])" office:value-type="float" office:value="1.15013823920864E-049">
            <text:p>1,15E-49</text:p>
          </table:table-cell>
          <table:table-cell table:style-name="ce6" table:formula="of:=1/(1/[$'Formula B'.C51]-1/[$'Formula B'.C50])" office:value-type="float" office:value="1.3057925235732E-049">
            <text:p>1,31E-49</text:p>
          </table:table-cell>
          <table:table-cell table:style-name="ce6" table:formula="of:=1/(1/[$'Formula B'.D51]-1/[$'Formula B'.D50])" office:value-type="float" office:value="2.08637041509885E-041">
            <text:p>2,09E-41</text:p>
          </table:table-cell>
          <table:table-cell table:style-name="ce6" table:formula="of:=1/(1/[$'Formula B'.E51]-1/[$'Formula B'.E50])" office:value-type="float" office:value="1.0390593281206E-035">
            <text:p>1,04E-35</text:p>
          </table:table-cell>
          <table:table-cell table:style-name="ce6" table:formula="of:=1/(1/[$'Formula B'.F51]-1/[$'Formula B'.F50])" office:value-type="float" office:value="2.19127224717409E-031">
            <text:p>2,19E-31</text:p>
          </table:table-cell>
          <table:table-cell table:style-name="ce6" table:formula="of:=1/(1/[$'Formula B'.G51]-1/[$'Formula B'.G50])" office:value-type="float" office:value="6.25557353574161E-028">
            <text:p>6,26E-28</text:p>
          </table:table-cell>
          <table:table-cell table:style-name="ce6" table:formula="of:=1/(1/[$'Formula B'.H51]-1/[$'Formula B'.H50])" office:value-type="float" office:value="4.49349754622423E-025">
            <text:p>4,49E-25</text:p>
          </table:table-cell>
          <table:table-cell table:style-name="ce6" table:formula="of:=1/(1/[$'Formula B'.I51]-1/[$'Formula B'.I50])" office:value-type="float" office:value="1.17587420267756E-022">
            <text:p>1,18E-22</text:p>
          </table:table-cell>
          <table:table-cell table:style-name="ce6" table:formula="of:=1/(1/[$'Formula B'.J51]-1/[$'Formula B'.J50])" office:value-type="float" office:value="1.42319315390924E-020">
            <text:p>1,42E-20</text:p>
          </table:table-cell>
          <table:table-cell table:style-name="ce6" table:formula="of:=1/(1/[$'Formula B'.K51]-1/[$'Formula B'.K50])" office:value-type="float" office:value="9.37738584142266E-019">
            <text:p>9,38E-19</text:p>
          </table:table-cell>
          <table:table-cell table:style-name="ce3" office:value-type="float" office:value="49">
            <text:p>49</text:p>
          </table:table-cell>
          <table:table-cell table:style-name="ce6" table:formula="of:=1/(1/[$'Formula B'.M51]-1/[$'Formula B'.M50])" office:value-type="float" office:value="3.77841700457073E-017">
            <text:p>3,78E-17</text:p>
          </table:table-cell>
          <table:table-cell table:style-name="ce6" table:formula="of:=1/(1/[$'Formula B'.N51]-1/[$'Formula B'.N50])" office:value-type="float" office:value="1.01446428349294E-015">
            <text:p>1,01E-15</text:p>
          </table:table-cell>
          <table:table-cell table:style-name="ce6" table:formula="of:=1/(1/[$'Formula B'.O51]-1/[$'Formula B'.O50])" office:value-type="float" office:value="0.0000000000000193724571709301">
            <text:p>1,94E-14</text:p>
          </table:table-cell>
          <table:table-cell table:style-name="ce6" table:formula="of:=1/(1/[$'Formula B'.P51]-1/[$'Formula B'.P50])" office:value-type="float" office:value="0.000000000000276805152013181">
            <text:p>2,77E-13</text:p>
          </table:table-cell>
          <table:table-cell table:style-name="ce6" table:formula="of:=1/(1/[$'Formula B'.Q51]-1/[$'Formula B'.Q50])" office:value-type="float" office:value="0.00000000000308082308627024">
            <text:p>3,08E-12</text:p>
          </table:table-cell>
          <table:table-cell table:style-name="ce6" table:formula="of:=1/(1/[$'Formula B'.R51]-1/[$'Formula B'.R50])" office:value-type="float" office:value="0.0000000000275895560183263">
            <text:p>2,76E-11</text:p>
          </table:table-cell>
          <table:table-cell table:style-name="ce6" table:formula="of:=1/(1/[$'Formula B'.S51]-1/[$'Formula B'.S50])" office:value-type="float" office:value="0.000000000204141917020508">
            <text:p>2,04E-10</text:p>
          </table:table-cell>
          <table:table-cell table:style-name="ce6" table:formula="of:=1/(1/[$'Formula B'.T51]-1/[$'Formula B'.T50])" office:value-type="float" office:value="0.00000000127579705072548">
            <text:p>1,28E-09</text:p>
          </table:table-cell>
          <table:table-cell table:style-name="ce6" table:formula="of:=1/(1/[$'Formula B'.U51]-1/[$'Formula B'.U50])" office:value-type="float" office:value="0.00000000685963879164929">
            <text:p>6,86E-09</text:p>
          </table:table-cell>
          <table:table-cell table:style-name="ce6" table:formula="of:=1/(1/[$'Formula B'.V51]-1/[$'Formula B'.V50])" office:value-type="float" office:value="0.0000000322309690529419">
            <text:p>3,22E-08</text:p>
          </table:table-cell>
          <table:table-cell table:style-name="ce3" office:value-type="float" office:value="49">
            <text:p>49</text:p>
          </table:table-cell>
          <table:table-cell table:style-name="ce6" table:formula="of:=1/(1/[$'Formula B'.X51]-1/[$'Formula B'.X50])" office:value-type="float" office:value="0.000000134120295352525">
            <text:p>1,34E-07</text:p>
          </table:table-cell>
          <table:table-cell table:style-name="ce6" table:formula="of:=1/(1/[$'Formula B'.Y51]-1/[$'Formula B'.Y50])" office:value-type="float" office:value="0.000000499988712811314">
            <text:p>5,00E-07</text:p>
          </table:table-cell>
          <table:table-cell table:style-name="ce6" table:formula="of:=1/(1/[$'Formula B'.Z51]-1/[$'Formula B'.Z50])" office:value-type="float" office:value="0.00000168658690081337">
            <text:p>1,69E-06</text:p>
          </table:table-cell>
          <table:table-cell table:style-name="ce6" table:formula="of:=1/(1/[$'Formula B'.AA51]-1/[$'Formula B'.AA50])" office:value-type="float" office:value="0.00000519319231443573">
            <text:p>5,19E-06</text:p>
          </table:table-cell>
          <table:table-cell table:style-name="ce6" table:formula="of:=1/(1/[$'Formula B'.AB51]-1/[$'Formula B'.AB50])" office:value-type="float" office:value="0.0000147088293086821">
            <text:p>1,47E-05</text:p>
          </table:table-cell>
          <table:table-cell table:style-name="ce6" table:formula="of:=1/(1/[$'Formula B'.AC51]-1/[$'Formula B'.AC50])" office:value-type="float" office:value="0.0000385833733744168">
            <text:p>3,86E-05</text:p>
          </table:table-cell>
          <table:table-cell table:style-name="ce6" table:formula="of:=1/(1/[$'Formula B'.AD51]-1/[$'Formula B'.AD50])" office:value-type="float" office:value="0.0000943061570539607">
            <text:p>9,43E-05</text:p>
          </table:table-cell>
          <table:table-cell table:style-name="ce6" table:formula="of:=1/(1/[$'Formula B'.AE51]-1/[$'Formula B'.AE50])" office:value-type="float" office:value="0.000215955889647118">
            <text:p>2,16E-04</text:p>
          </table:table-cell>
          <table:table-cell table:style-name="ce6" table:formula="of:=1/(1/[$'Formula B'.AF51]-1/[$'Formula B'.AF50])" office:value-type="float" office:value="0.000465598198671484">
            <text:p>4,66E-04</text:p>
          </table:table-cell>
          <table:table-cell table:style-name="ce6" table:formula="of:=1/(1/[$'Formula B'.AG51]-1/[$'Formula B'.AG50])" office:value-type="float" office:value="0.000949330753421898">
            <text:p>9,49E-04</text:p>
          </table:table-cell>
          <table:table-cell table:style-name="ce3" office:value-type="float" office:value="49">
            <text:p>49</text:p>
          </table:table-cell>
          <table:table-cell table:style-name="ce6" table:formula="of:=1/(1/[$'Formula B'.AI51]-1/[$'Formula B'.AI50])" office:value-type="float" office:value="0.0018380354020044">
            <text:p>1,84E-03</text:p>
          </table:table-cell>
          <table:table-cell table:style-name="ce6" table:formula="of:=1/(1/[$'Formula B'.AJ51]-1/[$'Formula B'.AJ50])" office:value-type="float" office:value="0.00339191947318231">
            <text:p>3,39E-03</text:p>
          </table:table-cell>
          <table:table-cell table:style-name="ce6" table:formula="of:=1/(1/[$'Formula B'.AK51]-1/[$'Formula B'.AK50])" office:value-type="float" office:value="0.00598677705827028">
            <text:p>5,99E-03</text:p>
          </table:table-cell>
          <table:table-cell table:style-name="ce6" table:formula="of:=1/(1/[$'Formula B'.AL51]-1/[$'Formula B'.AL50])" office:value-type="float" office:value="0.0101388558537214">
            <text:p>1,01E-02</text:p>
          </table:table-cell>
          <table:table-cell table:style-name="ce6" table:formula="of:=1/(1/[$'Formula B'.AM51]-1/[$'Formula B'.AM50])" office:value-type="float" office:value="0.0165245988049695">
            <text:p>1,65E-02</text:p>
          </table:table-cell>
          <table:table-cell table:style-name="ce6" table:formula="of:=1/(1/[$'Formula B'.AN51]-1/[$'Formula B'.AN50])" office:value-type="float" office:value="0.0259915974775534">
            <text:p>2,60E-02</text:p>
          </table:table-cell>
          <table:table-cell table:style-name="ce6" table:formula="of:=1/(1/[$'Formula B'.AO51]-1/[$'Formula B'.AO50])" office:value-type="float" office:value="0.0395579315346295">
            <text:p>3,96E-02</text:p>
          </table:table-cell>
          <table:table-cell table:style-name="ce6" table:formula="of:=1/(1/[$'Formula B'.AP51]-1/[$'Formula B'.AP50])" office:value-type="float" office:value="0.0583985453731677">
            <text:p>5,84E-02</text:p>
          </table:table-cell>
          <table:table-cell table:style-name="ce6" table:formula="of:=1/(1/[$'Formula B'.AQ51]-1/[$'Formula B'.AQ50])" office:value-type="float" office:value="0.0838191140860533">
            <text:p>8,38E-02</text:p>
          </table:table-cell>
          <table:table-cell table:style-name="ce6" table:formula="of:=1/(1/[$'Formula B'.AR51]-1/[$'Formula B'.AR50])" office:value-type="float" office:value="0.117219576738998">
            <text:p>1,17E-01</text:p>
          </table:table-cell>
          <table:table-cell table:style-name="ce3" office:value-type="float" office:value="49">
            <text:p>49</text:p>
          </table:table-cell>
          <table:table-cell table:style-name="ce6" table:formula="of:=1/(1/[$'Formula B'.AT51]-1/[$'Formula B'.AT50])" office:value-type="float" office:value="0.160050805456554">
            <text:p>1,60E-01</text:p>
          </table:table-cell>
          <table:table-cell table:style-name="ce6" table:formula="of:=1/(1/[$'Formula B'.AU51]-1/[$'Formula B'.AU50])" office:value-type="float" office:value="0.213768513744934">
            <text:p>2,14E-01</text:p>
          </table:table-cell>
          <table:table-cell table:style-name="ce6" table:formula="of:=1/(1/[$'Formula B'.AV51]-1/[$'Formula B'.AV50])" office:value-type="float" office:value="0.279788447986032">
            <text:p>2,80E-01</text:p>
          </table:table-cell>
          <table:table-cell table:style-name="ce6" table:formula="of:=1/(1/[$'Formula B'.AW51]-1/[$'Formula B'.AW50])" office:value-type="float" office:value="0.359446273169234">
            <text:p>3,59E-01</text:p>
          </table:table-cell>
          <table:table-cell table:style-name="ce6" table:formula="of:=1/(1/[$'Formula B'.AX51]-1/[$'Formula B'.AX50])" office:value-type="float" office:value="0.453964574725611">
            <text:p>4,54E-01</text:p>
          </table:table-cell>
          <table:table-cell table:style-name="ce6" table:formula="of:=1/(1/[$'Formula B'.AY51]-1/[$'Formula B'.AY50])" office:value-type="float" office:value="0.564428290802839">
            <text:p>5,64E-01</text:p>
          </table:table-cell>
          <table:table-cell table:style-name="ce6" table:formula="of:=1/(1/[$'Formula B'.AZ51]-1/[$'Formula B'.AZ50])" office:value-type="float" office:value="0.691768862713038">
            <text:p>6,92E-01</text:p>
          </table:table-cell>
          <table:table-cell table:style-name="ce6" table:formula="of:=1/(1/[$'Formula B'.BA51]-1/[$'Formula B'.BA50])" office:value-type="float" office:value="0.836756574495771">
            <text:p>8,37E-01</text:p>
          </table:table-cell>
          <table:table-cell table:style-name="ce6" table:formula="of:=1/(1/[$'Formula B'.BB51]-1/[$'Formula B'.BB50])" office:value-type="float" office:value="1">
            <text:p>1,00E+00</text:p>
          </table:table-cell>
          <table:table-cell table:style-name="ce6" table:formula="of:=1/(1/[$'Formula B'.BC51]-1/[$'Formula B'.BC50])" office:value-type="float" office:value="1.18195118205135">
            <text:p>1,18E+00</text:p>
          </table:table-cell>
          <table:table-cell table:style-name="ce3" office:value-type="float" office:value="49">
            <text:p>49</text:p>
          </table:table-cell>
          <table:table-cell table:number-columns-repeated="200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6" table:formula="of:=1/(1/[$'Formula B'.B52]-1/[$'Formula B'.B51])" office:value-type="float" office:value="4.59664092200732E-051">
            <text:p>4,60E-51</text:p>
          </table:table-cell>
          <table:table-cell table:style-name="ce6" table:formula="of:=1/(1/[$'Formula B'.C52]-1/[$'Formula B'.C51])" office:value-type="float" office:value="5.21872862312419E-051">
            <text:p>5,22E-51</text:p>
          </table:table-cell>
          <table:table-cell table:style-name="ce6" table:formula="of:=1/(1/[$'Formula B'.D52]-1/[$'Formula B'.D51])" office:value-type="float" office:value="1.25019156441008E-042">
            <text:p>1,25E-42</text:p>
          </table:table-cell>
          <table:table-cell table:style-name="ce6" table:formula="of:=1/(1/[$'Formula B'.E52]-1/[$'Formula B'.E51])" office:value-type="float" office:value="8.29772311720086E-037">
            <text:p>8,30E-37</text:p>
          </table:table-cell>
          <table:table-cell table:style-name="ce6" table:formula="of:=1/(1/[$'Formula B'.F52]-1/[$'Formula B'.F51])" office:value-type="float" office:value="2.18630337586531E-032">
            <text:p>2,19E-32</text:p>
          </table:table-cell>
          <table:table-cell table:style-name="ce6" table:formula="of:=1/(1/[$'Formula B'.G52]-1/[$'Formula B'.G51])" office:value-type="float" office:value="7.48579764481139E-029">
            <text:p>7,49E-29</text:p>
          </table:table-cell>
          <table:table-cell table:style-name="ce6" table:formula="of:=1/(1/[$'Formula B'.H52]-1/[$'Formula B'.H51])" office:value-type="float" office:value="6.26999657612683E-026">
            <text:p>6,27E-26</text:p>
          </table:table-cell>
          <table:table-cell table:style-name="ce6" table:formula="of:=1/(1/[$'Formula B'.I52]-1/[$'Formula B'.I51])" office:value-type="float" office:value="1.87408522098269E-023">
            <text:p>1,87E-23</text:p>
          </table:table-cell>
          <table:table-cell table:style-name="ce6" table:formula="of:=1/(1/[$'Formula B'.J52]-1/[$'Formula B'.J51])" office:value-type="float" office:value="2.55027145548694E-021">
            <text:p>2,55E-21</text:p>
          </table:table-cell>
          <table:table-cell table:style-name="ce6" table:formula="of:=1/(1/[$'Formula B'.K52]-1/[$'Formula B'.K51])" office:value-type="float" office:value="1.86590840722186E-019">
            <text:p>1,87E-19</text:p>
          </table:table-cell>
          <table:table-cell table:style-name="ce3" office:value-type="float" office:value="50">
            <text:p>50</text:p>
          </table:table-cell>
          <table:table-cell table:style-name="ce6" table:formula="of:=1/(1/[$'Formula B'.M52]-1/[$'Formula B'.M51])" office:value-type="float" office:value="8.26466932449275E-018">
            <text:p>8,26E-18</text:p>
          </table:table-cell>
          <table:table-cell table:style-name="ce6" table:formula="of:=1/(1/[$'Formula B'.N52]-1/[$'Formula B'.N51])" office:value-type="float" office:value="2.4190233183183E-016">
            <text:p>2,42E-16</text:p>
          </table:table-cell>
          <table:table-cell table:style-name="ce6" table:formula="of:=1/(1/[$'Formula B'.O52]-1/[$'Formula B'.O51])" office:value-type="float" office:value="5.00072253502221E-015">
            <text:p>5,00E-15</text:p>
          </table:table-cell>
          <table:table-cell table:style-name="ce6" table:formula="of:=1/(1/[$'Formula B'.P52]-1/[$'Formula B'.P51])" office:value-type="float" office:value="0.0000000000000768903200036616">
            <text:p>7,69E-14</text:p>
          </table:table-cell>
          <table:table-cell table:style-name="ce6" table:formula="of:=1/(1/[$'Formula B'.Q52]-1/[$'Formula B'.Q51])" office:value-type="float" office:value="0.000000000000916163133526452">
            <text:p>9,16E-13</text:p>
          </table:table-cell>
          <table:table-cell table:style-name="ce6" table:formula="of:=1/(1/[$'Formula B'.R52]-1/[$'Formula B'.R51])" office:value-type="float" office:value="0.00000000000874386889416576">
            <text:p>8,74E-12</text:p>
          </table:table-cell>
          <table:table-cell table:style-name="ce6" table:formula="of:=1/(1/[$'Formula B'.S52]-1/[$'Formula B'.S51])" office:value-type="float" office:value="0.0000000000686785422754452">
            <text:p>6,87E-11</text:p>
          </table:table-cell>
          <table:table-cell table:style-name="ce6" table:formula="of:=1/(1/[$'Formula B'.T52]-1/[$'Formula B'.T51])" office:value-type="float" office:value="0.000000000454014511680641">
            <text:p>4,54E-10</text:p>
          </table:table-cell>
          <table:table-cell table:style-name="ce6" table:formula="of:=1/(1/[$'Formula B'.U52]-1/[$'Formula B'.U51])" office:value-type="float" office:value="0.00000000257405800630387">
            <text:p>2,57E-09</text:p>
          </table:table-cell>
          <table:table-cell table:style-name="ce6" table:formula="of:=1/(1/[$'Formula B'.V52]-1/[$'Formula B'.V51])" office:value-type="float" office:value="0.0000000127169809924517">
            <text:p>1,27E-08</text:p>
          </table:table-cell>
          <table:table-cell table:style-name="ce3" office:value-type="float" office:value="50">
            <text:p>50</text:p>
          </table:table-cell>
          <table:table-cell table:style-name="ce6" table:formula="of:=1/(1/[$'Formula B'.X52]-1/[$'Formula B'.X51])" office:value-type="float" office:value="0.0000000554980533593219">
            <text:p>5,55E-08</text:p>
          </table:table-cell>
          <table:table-cell table:style-name="ce6" table:formula="of:=1/(1/[$'Formula B'.Y52]-1/[$'Formula B'.Y51])" office:value-type="float" office:value="0.000000216467418215021">
            <text:p>2,16E-07</text:p>
          </table:table-cell>
          <table:table-cell table:style-name="ce6" table:formula="of:=1/(1/[$'Formula B'.Z52]-1/[$'Formula B'.Z51])" office:value-type="float" office:value="0.000000762342400800302">
            <text:p>7,62E-07</text:p>
          </table:table-cell>
          <table:table-cell table:style-name="ce6" table:formula="of:=1/(1/[$'Formula B'.AA52]-1/[$'Formula B'.AA51])" office:value-type="float" office:value="0.00000244577369976012">
            <text:p>2,45E-06</text:p>
          </table:table-cell>
          <table:table-cell table:style-name="ce6" table:formula="of:=1/(1/[$'Formula B'.AB52]-1/[$'Formula B'.AB51])" office:value-type="float" office:value="0.00000720432672195067">
            <text:p>7,20E-06</text:p>
          </table:table-cell>
          <table:table-cell table:style-name="ce6" table:formula="of:=1/(1/[$'Formula B'.AC52]-1/[$'Formula B'.AC51])" office:value-type="float" office:value="0.000019619793333201">
            <text:p>1,96E-05</text:p>
          </table:table-cell>
          <table:table-cell table:style-name="ce6" table:formula="of:=1/(1/[$'Formula B'.AD52]-1/[$'Formula B'.AD51])" office:value-type="float" office:value="0.0000497053982726089">
            <text:p>4,97E-05</text:p>
          </table:table-cell>
          <table:table-cell table:style-name="ce6" table:formula="of:=1/(1/[$'Formula B'.AE52]-1/[$'Formula B'.AE51])" office:value-type="float" office:value="0.000117794782365364">
            <text:p>1,18E-04</text:p>
          </table:table-cell>
          <table:table-cell table:style-name="ce6" table:formula="of:=1/(1/[$'Formula B'.AF52]-1/[$'Formula B'.AF51])" office:value-type="float" office:value="0.000262439746144003">
            <text:p>2,62E-04</text:p>
          </table:table-cell>
          <table:table-cell table:style-name="ce6" table:formula="of:=1/(1/[$'Formula B'.AG52]-1/[$'Formula B'.AG51])" office:value-type="float" office:value="0.000552177811665124">
            <text:p>5,52E-04</text:p>
          </table:table-cell>
          <table:table-cell table:style-name="ce3" office:value-type="float" office:value="50">
            <text:p>50</text:p>
          </table:table-cell>
          <table:table-cell table:style-name="ce6" table:formula="of:=1/(1/[$'Formula B'.AI52]-1/[$'Formula B'.AI51])" office:value-type="float" office:value="0.00110170411216374">
            <text:p>1,10E-03</text:p>
          </table:table-cell>
          <table:table-cell table:style-name="ce6" table:formula="of:=1/(1/[$'Formula B'.AJ52]-1/[$'Formula B'.AJ51])" office:value-type="float" office:value="0.00209232573404084">
            <text:p>2,09E-03</text:p>
          </table:table-cell>
          <table:table-cell table:style-name="ce6" table:formula="of:=1/(1/[$'Formula B'.AK52]-1/[$'Formula B'.AK51])" office:value-type="float" office:value="0.00379564005671493">
            <text:p>3,80E-03</text:p>
          </table:table-cell>
          <table:table-cell table:style-name="ce6" table:formula="of:=1/(1/[$'Formula B'.AL52]-1/[$'Formula B'.AL51])" office:value-type="float" office:value="0.0065983304453071">
            <text:p>6,60E-03</text:p>
          </table:table-cell>
          <table:table-cell table:style-name="ce6" table:formula="of:=1/(1/[$'Formula B'.AM52]-1/[$'Formula B'.AM51])" office:value-type="float" office:value="0.0110250746764474">
            <text:p>1,10E-02</text:p>
          </table:table-cell>
          <table:table-cell table:style-name="ce6" table:formula="of:=1/(1/[$'Formula B'.AN52]-1/[$'Formula B'.AN51])" office:value-type="float" office:value="0.0177560961434831">
            <text:p>1,78E-02</text:p>
          </table:table-cell>
          <table:table-cell table:style-name="ce6" table:formula="of:=1/(1/[$'Formula B'.AO52]-1/[$'Formula B'.AO51])" office:value-type="float" office:value="0.0276360611329676">
            <text:p>2,76E-02</text:p>
          </table:table-cell>
          <table:table-cell table:style-name="ce6" table:formula="of:=1/(1/[$'Formula B'.AP52]-1/[$'Formula B'.AP51])" office:value-type="float" office:value="0.0416718841971886">
            <text:p>4,17E-02</text:p>
          </table:table-cell>
          <table:table-cell table:style-name="ce6" table:formula="of:=1/(1/[$'Formula B'.AQ52]-1/[$'Formula B'.AQ51])" office:value-type="float" office:value="0.0610184050670346">
            <text:p>6,10E-02</text:p>
          </table:table-cell>
          <table:table-cell table:style-name="ce6" table:formula="of:=1/(1/[$'Formula B'.AR52]-1/[$'Formula B'.AR51])" office:value-type="float" office:value="0.086952549526766">
            <text:p>8,70E-02</text:p>
          </table:table-cell>
          <table:table-cell table:style-name="ce3" office:value-type="float" office:value="50">
            <text:p>50</text:p>
          </table:table-cell>
          <table:table-cell table:style-name="ce6" table:formula="of:=1/(1/[$'Formula B'.AT52]-1/[$'Formula B'.AT51])" office:value-type="float" office:value="0.120838127010484">
            <text:p>1,21E-01</text:p>
          </table:table-cell>
          <table:table-cell table:style-name="ce6" table:formula="of:=1/(1/[$'Formula B'.AU52]-1/[$'Formula B'.AU51])" office:value-type="float" office:value="0.164084539757904">
            <text:p>1,64E-01</text:p>
          </table:table-cell>
          <table:table-cell table:style-name="ce6" table:formula="of:=1/(1/[$'Formula B'.AV52]-1/[$'Formula B'.AV51])" office:value-type="float" office:value="0.218103201453411">
            <text:p>2,18E-01</text:p>
          </table:table-cell>
          <table:table-cell table:style-name="ce6" table:formula="of:=1/(1/[$'Formula B'.AW52]-1/[$'Formula B'.AW51])" office:value-type="float" office:value="0.284265366197071">
            <text:p>2,84E-01</text:p>
          </table:table-cell>
          <table:table-cell table:style-name="ce6" table:formula="of:=1/(1/[$'Formula B'.AX52]-1/[$'Formula B'.AX51])" office:value-type="float" office:value="0.363864467206988">
            <text:p>3,64E-01</text:p>
          </table:table-cell>
          <table:table-cell table:style-name="ce6" table:formula="of:=1/(1/[$'Formula B'.AY52]-1/[$'Formula B'.AY51])" office:value-type="float" office:value="0.458085154531963">
            <text:p>4,58E-01</text:p>
          </table:table-cell>
          <table:table-cell table:style-name="ce6" table:formula="of:=1/(1/[$'Formula B'.AZ52]-1/[$'Formula B'.AZ51])" office:value-type="float" office:value="0.567980213048739">
            <text:p>5,68E-01</text:p>
          </table:table-cell>
          <table:table-cell table:style-name="ce6" table:formula="of:=1/(1/[$'Formula B'.BA52]-1/[$'Formula B'.BA51])" office:value-type="float" office:value="0.694455611196835">
            <text:p>6,94E-01</text:p>
          </table:table-cell>
          <table:table-cell table:style-name="ce6" table:formula="of:=1/(1/[$'Formula B'.BB52]-1/[$'Formula B'.BB51])" office:value-type="float" office:value="0.838263190143893">
            <text:p>8,38E-01</text:p>
          </table:table-cell>
          <table:table-cell table:style-name="ce6" table:formula="of:=1/(1/[$'Formula B'.BC52]-1/[$'Formula B'.BC51])" office:value-type="float" office:value="1">
            <text:p>1,00E+00</text:p>
          </table:table-cell>
          <table:table-cell table:style-name="ce3" office:value-type="float" office:value="50">
            <text:p>50</text:p>
          </table:table-cell>
          <table:table-cell table:number-columns-repeated="200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6" table:formula="of:=1/(1/[$'Formula B'.B53]-1/[$'Formula B'.B52])" office:value-type="float" office:value="1.8011327694396E-052">
            <text:p>1,80E-52</text:p>
          </table:table-cell>
          <table:table-cell table:style-name="ce6" table:formula="of:=1/(1/[$'Formula B'.C53]-1/[$'Formula B'.C52])" office:value-type="float" office:value="2.04488958293846E-052">
            <text:p>2,04E-52</text:p>
          </table:table-cell>
          <table:table-cell table:style-name="ce6" table:formula="of:=1/(1/[$'Formula B'.D53]-1/[$'Formula B'.D52])" office:value-type="float" office:value="7.34487544090923E-044">
            <text:p>7,34E-44</text:p>
          </table:table-cell>
          <table:table-cell table:style-name="ce6" table:formula="of:=1/(1/[$'Formula B'.E53]-1/[$'Formula B'.E52])" office:value-type="float" office:value="6.49694065346791E-038">
            <text:p>6,50E-38</text:p>
          </table:table-cell>
          <table:table-cell table:style-name="ce6" table:formula="of:=1/(1/[$'Formula B'.F53]-1/[$'Formula B'.F52])" office:value-type="float" office:value="2.13877504160737E-033">
            <text:p>2,14E-33</text:p>
          </table:table-cell>
          <table:table-cell table:style-name="ce6" table:formula="of:=1/(1/[$'Formula B'.G53]-1/[$'Formula B'.G52])" office:value-type="float" office:value="8.78333590324536E-030">
            <text:p>8,78E-30</text:p>
          </table:table-cell>
          <table:table-cell table:style-name="ce6" table:formula="of:=1/(1/[$'Formula B'.H53]-1/[$'Formula B'.H52])" office:value-type="float" office:value="8.57849531551898E-027">
            <text:p>8,58E-27</text:p>
          </table:table-cell>
          <table:table-cell table:style-name="ce6" table:formula="of:=1/(1/[$'Formula B'.I53]-1/[$'Formula B'.I52])" office:value-type="float" office:value="2.92880295000086E-024">
            <text:p>2,93E-24</text:p>
          </table:table-cell>
          <table:table-cell table:style-name="ce6" table:formula="of:=1/(1/[$'Formula B'.J53]-1/[$'Formula B'.J52])" office:value-type="float" office:value="4.48119127178419E-022">
            <text:p>4,48E-22</text:p>
          </table:table-cell>
          <table:table-cell table:style-name="ce6" table:formula="of:=1/(1/[$'Formula B'.K53]-1/[$'Formula B'.K52])" office:value-type="float" office:value="3.64079689214021E-020">
            <text:p>3,64E-20</text:p>
          </table:table-cell>
          <table:table-cell table:style-name="ce3" office:value-type="float" office:value="51">
            <text:p>51</text:p>
          </table:table-cell>
          <table:table-cell table:style-name="ce6" table:formula="of:=1/(1/[$'Formula B'.M53]-1/[$'Formula B'.M52])" office:value-type="float" office:value="1.77277157010369E-018">
            <text:p>1,77E-18</text:p>
          </table:table-cell>
          <table:table-cell table:style-name="ce6" table:formula="of:=1/(1/[$'Formula B'.N53]-1/[$'Formula B'.N52])" office:value-type="float" office:value="5.65679299052894E-017">
            <text:p>5,66E-17</text:p>
          </table:table-cell>
          <table:table-cell table:style-name="ce6" table:formula="of:=1/(1/[$'Formula B'.O53]-1/[$'Formula B'.O52])" office:value-type="float" office:value="1.26597238912931E-015">
            <text:p>1,27E-15</text:p>
          </table:table-cell>
          <table:table-cell table:style-name="ce6" table:formula="of:=1/(1/[$'Formula B'.P53]-1/[$'Formula B'.P52])" office:value-type="float" office:value="0.0000000000000209474169091057">
            <text:p>2,09E-14</text:p>
          </table:table-cell>
          <table:table-cell table:style-name="ce6" table:formula="of:=1/(1/[$'Formula B'.Q53]-1/[$'Formula B'.Q52])" office:value-type="float" office:value="0.00000000000026721424727855">
            <text:p>2,67E-13</text:p>
          </table:table-cell>
          <table:table-cell table:style-name="ce6" table:formula="of:=1/(1/[$'Formula B'.R53]-1/[$'Formula B'.R52])" office:value-type="float" office:value="0.00000000000271809410195803">
            <text:p>2,72E-12</text:p>
          </table:table-cell>
          <table:table-cell table:style-name="ce6" table:formula="of:=1/(1/[$'Formula B'.S53]-1/[$'Formula B'.S52])" office:value-type="float" office:value="0.0000000000226639189509125">
            <text:p>2,27E-11</text:p>
          </table:table-cell>
          <table:table-cell table:style-name="ce6" table:formula="of:=1/(1/[$'Formula B'.T53]-1/[$'Formula B'.T52])" office:value-type="float" office:value="0.000000000158492338623845">
            <text:p>1,58E-10</text:p>
          </table:table-cell>
          <table:table-cell table:style-name="ce6" table:formula="of:=1/(1/[$'Formula B'.U53]-1/[$'Formula B'.U52])" office:value-type="float" office:value="0.000000000947575103599576">
            <text:p>9,48E-10</text:p>
          </table:table-cell>
          <table:table-cell table:style-name="ce6" table:formula="of:=1/(1/[$'Formula B'.V53]-1/[$'Formula B'.V52])" office:value-type="float" office:value="0.00000000492270232046647">
            <text:p>4,92E-09</text:p>
          </table:table-cell>
          <table:table-cell table:style-name="ce3" office:value-type="float" office:value="51">
            <text:p>51</text:p>
          </table:table-cell>
          <table:table-cell table:style-name="ce6" table:formula="of:=1/(1/[$'Formula B'.X53]-1/[$'Formula B'.X52])" office:value-type="float" office:value="0.0000000225322096813916">
            <text:p>2,25E-08</text:p>
          </table:table-cell>
          <table:table-cell table:style-name="ce6" table:formula="of:=1/(1/[$'Formula B'.Y53]-1/[$'Formula B'.Y52])" office:value-type="float" office:value="0.0000000919613310747577">
            <text:p>9,20E-08</text:p>
          </table:table-cell>
          <table:table-cell table:style-name="ce6" table:formula="of:=1/(1/[$'Formula B'.Z53]-1/[$'Formula B'.Z52])" office:value-type="float" office:value="0.000000338153312018661">
            <text:p>3,38E-07</text:p>
          </table:table-cell>
          <table:table-cell table:style-name="ce6" table:formula="of:=1/(1/[$'Formula B'.AA53]-1/[$'Formula B'.AA52])" office:value-type="float" office:value="0.00000113049100371002">
            <text:p>1,13E-06</text:p>
          </table:table-cell>
          <table:table-cell table:style-name="ce6" table:formula="of:=1/(1/[$'Formula B'.AB53]-1/[$'Formula B'.AB52])" office:value-type="float" office:value="0.00000346361909618866">
            <text:p>3,46E-06</text:p>
          </table:table-cell>
          <table:table-cell table:style-name="ce6" table:formula="of:=1/(1/[$'Formula B'.AC53]-1/[$'Formula B'.AC52])" office:value-type="float" office:value="0.00000979420482886764">
            <text:p>9,79E-06</text:p>
          </table:table-cell>
          <table:table-cell table:style-name="ce6" table:formula="of:=1/(1/[$'Formula B'.AD53]-1/[$'Formula B'.AD52])" office:value-type="float" office:value="0.000025722572373466">
            <text:p>2,57E-05</text:p>
          </table:table-cell>
          <table:table-cell table:style-name="ce6" table:formula="of:=1/(1/[$'Formula B'.AE53]-1/[$'Formula B'.AE52])" office:value-type="float" office:value="0.0000630972122153833">
            <text:p>6,31E-05</text:p>
          </table:table-cell>
          <table:table-cell table:style-name="ce6" table:formula="of:=1/(1/[$'Formula B'.AF53]-1/[$'Formula B'.AF52])" office:value-type="float" office:value="0.000145297192020623">
            <text:p>1,45E-04</text:p>
          </table:table-cell>
          <table:table-cell table:style-name="ce6" table:formula="of:=1/(1/[$'Formula B'.AG53]-1/[$'Formula B'.AG52])" office:value-type="float" office:value="0.000315535156137557">
            <text:p>3,16E-04</text:p>
          </table:table-cell>
          <table:table-cell table:style-name="ce3" office:value-type="float" office:value="51">
            <text:p>51</text:p>
          </table:table-cell>
          <table:table-cell table:style-name="ce6" table:formula="of:=1/(1/[$'Formula B'.AI53]-1/[$'Formula B'.AI52])" office:value-type="float" office:value="0.000648925884718227">
            <text:p>6,49E-04</text:p>
          </table:table-cell>
          <table:table-cell table:style-name="ce6" table:formula="of:=1/(1/[$'Formula B'.AJ53]-1/[$'Formula B'.AJ52])" office:value-type="float" office:value="0.00126869954510963">
            <text:p>1,27E-03</text:p>
          </table:table-cell>
          <table:table-cell table:style-name="ce6" table:formula="of:=1/(1/[$'Formula B'.AK53]-1/[$'Formula B'.AK52])" office:value-type="float" office:value="0.00236627829184353">
            <text:p>2,37E-03</text:p>
          </table:table-cell>
          <table:table-cell table:style-name="ce6" table:formula="of:=1/(1/[$'Formula B'.AL53]-1/[$'Formula B'.AL52])" office:value-type="float" office:value="0.00422404635114219">
            <text:p>4,22E-03</text:p>
          </table:table-cell>
          <table:table-cell table:style-name="ce6" table:formula="of:=1/(1/[$'Formula B'.AM53]-1/[$'Formula B'.AM52])" office:value-type="float" office:value="0.00723869682023751">
            <text:p>7,24E-03</text:p>
          </table:table-cell>
          <table:table-cell table:style-name="ce6" table:formula="of:=1/(1/[$'Formula B'.AN53]-1/[$'Formula B'.AN52])" office:value-type="float" office:value="0.0119422749211409">
            <text:p>1,19E-02</text:p>
          </table:table-cell>
          <table:table-cell table:style-name="ce6" table:formula="of:=1/(1/[$'Formula B'.AO53]-1/[$'Formula B'.AO52])" office:value-type="float" office:value="0.0190177023674445">
            <text:p>1,90E-02</text:p>
          </table:table-cell>
          <table:table-cell table:style-name="ce6" table:formula="of:=1/(1/[$'Formula B'.AP53]-1/[$'Formula B'.AP52])" office:value-type="float" office:value="0.0293058244507461">
            <text:p>2,93E-02</text:p>
          </table:table-cell>
          <table:table-cell table:style-name="ce6" table:formula="of:=1/(1/[$'Formula B'.AQ53]-1/[$'Formula B'.AQ52])" office:value-type="float" office:value="0.0438018865044024">
            <text:p>4,38E-02</text:p>
          </table:table-cell>
          <table:table-cell table:style-name="ce6" table:formula="of:=1/(1/[$'Formula B'.AR53]-1/[$'Formula B'.AR52])" office:value-type="float" office:value="0.0636406700935188">
            <text:p>6,36E-02</text:p>
          </table:table-cell>
          <table:table-cell table:style-name="ce3" office:value-type="float" office:value="51">
            <text:p>51</text:p>
          </table:table-cell>
          <table:table-cell table:style-name="ce6" table:formula="of:=1/(1/[$'Formula B'.AT53]-1/[$'Formula B'.AT52])" office:value-type="float" office:value="0.0900710268971664">
            <text:p>9,01E-02</text:p>
          </table:table-cell>
          <table:table-cell table:style-name="ce6" table:formula="of:=1/(1/[$'Formula B'.AU53]-1/[$'Formula B'.AU52])" office:value-type="float" office:value="0.124421922989728">
            <text:p>1,24E-01</text:p>
          </table:table-cell>
          <table:table-cell table:style-name="ce6" table:formula="of:=1/(1/[$'Formula B'.AV53]-1/[$'Formula B'.AV52])" office:value-type="float" office:value="0.168063081936974">
            <text:p>1,68E-01</text:p>
          </table:table-cell>
          <table:table-cell table:style-name="ce6" table:formula="of:=1/(1/[$'Formula B'.AW53]-1/[$'Formula B'.AW52])" office:value-type="float" office:value="0.222363743896826">
            <text:p>2,22E-01</text:p>
          </table:table-cell>
          <table:table-cell table:style-name="ce6" table:formula="of:=1/(1/[$'Formula B'.AX53]-1/[$'Formula B'.AX52])" office:value-type="float" office:value="0.288652932213374">
            <text:p>2,89E-01</text:p>
          </table:table-cell>
          <table:table-cell table:style-name="ce6" table:formula="of:=1/(1/[$'Formula B'.AY53]-1/[$'Formula B'.AY52])" office:value-type="float" office:value="0.368184048760056">
            <text:p>3,68E-01</text:p>
          </table:table-cell>
          <table:table-cell table:style-name="ce6" table:formula="of:=1/(1/[$'Formula B'.AZ53]-1/[$'Formula B'.AZ52])" office:value-type="float" office:value="0.462105781099325">
            <text:p>4,62E-01</text:p>
          </table:table-cell>
          <table:table-cell table:style-name="ce6" table:formula="of:=1/(1/[$'Formula B'.BA53]-1/[$'Formula B'.BA52])" office:value-type="float" office:value="0.571440385451092">
            <text:p>5,71E-01</text:p>
          </table:table-cell>
          <table:table-cell table:style-name="ce6" table:formula="of:=1/(1/[$'Formula B'.BB53]-1/[$'Formula B'.BB52])" office:value-type="float" office:value="0.697069563730546">
            <text:p>6,97E-01</text:p>
          </table:table-cell>
          <table:table-cell table:style-name="ce6" table:formula="of:=1/(1/[$'Formula B'.BC53]-1/[$'Formula B'.BC52])" office:value-type="float" office:value="0.839727479662965">
            <text:p>8,40E-01</text:p>
          </table:table-cell>
          <table:table-cell table:style-name="ce3" office:value-type="float" office:value="51">
            <text:p>51</text:p>
          </table:table-cell>
          <table:table-cell table:number-columns-repeated="200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table:formula="of:=1/(1/[$'Formula B'.B54]-1/[$'Formula B'.B53])" office:value-type="float" office:value="6.92200044725808E-054">
            <text:p>6,92E-54</text:p>
          </table:table-cell>
          <table:table-cell table:style-name="ce6" table:formula="of:=1/(1/[$'Formula B'.C54]-1/[$'Formula B'.C53])" office:value-type="float" office:value="7.85879133835172E-054">
            <text:p>7,86E-54</text:p>
          </table:table-cell>
          <table:table-cell table:style-name="ce6" table:formula="of:=1/(1/[$'Formula B'.D54]-1/[$'Formula B'.D53])" office:value-type="float" office:value="4.23234119043989E-045">
            <text:p>4,23E-45</text:p>
          </table:table-cell>
          <table:table-cell table:style-name="ce6" table:formula="of:=1/(1/[$'Formula B'.E54]-1/[$'Formula B'.E53])" office:value-type="float" office:value="4.98948056720575E-039">
            <text:p>4,99E-39</text:p>
          </table:table-cell>
          <table:table-cell table:style-name="ce6" table:formula="of:=1/(1/[$'Formula B'.F54]-1/[$'Formula B'.F53])" office:value-type="float" office:value="2.05222469574341E-034">
            <text:p>2,05E-34</text:p>
          </table:table-cell>
          <table:table-cell table:style-name="ce6" table:formula="of:=1/(1/[$'Formula B'.G54]-1/[$'Formula B'.G53])" office:value-type="float" office:value="1.01086986098732E-030">
            <text:p>1,01E-30</text:p>
          </table:table-cell>
          <table:table-cell table:style-name="ce6" table:formula="of:=1/(1/[$'Formula B'.H54]-1/[$'Formula B'.H53])" office:value-type="float" office:value="1.15127518831366E-027">
            <text:p>1,15E-27</text:p>
          </table:table-cell>
          <table:table-cell table:style-name="ce6" table:formula="of:=1/(1/[$'Formula B'.I54]-1/[$'Formula B'.I53])" office:value-type="float" office:value="4.48978705347725E-025">
            <text:p>4,49E-25</text:p>
          </table:table-cell>
          <table:table-cell table:style-name="ce6" table:formula="of:=1/(1/[$'Formula B'.J54]-1/[$'Formula B'.J53])" office:value-type="float" office:value="7.72407797872515E-023">
            <text:p>7,72E-23</text:p>
          </table:table-cell>
          <table:table-cell table:style-name="ce6" table:formula="of:=1/(1/[$'Formula B'.K54]-1/[$'Formula B'.K53])" office:value-type="float" office:value="6.96884559186501E-021">
            <text:p>6,97E-21</text:p>
          </table:table-cell>
          <table:table-cell table:style-name="ce3" office:value-type="float" office:value="52">
            <text:p>52</text:p>
          </table:table-cell>
          <table:table-cell table:style-name="ce6" table:formula="of:=1/(1/[$'Formula B'.M54]-1/[$'Formula B'.M53])" office:value-type="float" office:value="3.73036580987865E-019">
            <text:p>3,73E-19</text:p>
          </table:table-cell>
          <table:table-cell table:style-name="ce6" table:formula="of:=1/(1/[$'Formula B'.N54]-1/[$'Formula B'.N53])" office:value-type="float" office:value="1.29773486253311E-017">
            <text:p>1,30E-17</text:p>
          </table:table-cell>
          <table:table-cell table:style-name="ce6" table:formula="of:=1/(1/[$'Formula B'.O54]-1/[$'Formula B'.O53])" office:value-type="float" office:value="3.14424514947148E-016">
            <text:p>3,14E-16</text:p>
          </table:table-cell>
          <table:table-cell table:style-name="ce6" table:formula="of:=1/(1/[$'Formula B'.P54]-1/[$'Formula B'.P53])" office:value-type="float" office:value="5.598948379214E-015">
            <text:p>5,60E-15</text:p>
          </table:table-cell>
          <table:table-cell table:style-name="ce6" table:formula="of:=1/(1/[$'Formula B'.Q54]-1/[$'Formula B'.Q53])" office:value-type="float" office:value="0.000000000000076468306057455">
            <text:p>7,65E-14</text:p>
          </table:table-cell>
          <table:table-cell table:style-name="ce6" table:formula="of:=1/(1/[$'Formula B'.R54]-1/[$'Formula B'.R53])" office:value-type="float" office:value="0.000000000000829048309965432">
            <text:p>8,29E-13</text:p>
          </table:table-cell>
          <table:table-cell table:style-name="ce6" table:formula="of:=1/(1/[$'Formula B'.S54]-1/[$'Formula B'.S53])" office:value-type="float" office:value="0.00000000000733879280315419">
            <text:p>7,34E-12</text:p>
          </table:table-cell>
          <table:table-cell table:style-name="ce6" table:formula="of:=1/(1/[$'Formula B'.T54]-1/[$'Formula B'.T53])" office:value-type="float" office:value="0.0000000000542932232656972">
            <text:p>5,43E-11</text:p>
          </table:table-cell>
          <table:table-cell table:style-name="ce6" table:formula="of:=1/(1/[$'Formula B'.U54]-1/[$'Formula B'.U53])" office:value-type="float" office:value="0.000000000342320655374156">
            <text:p>3,42E-10</text:p>
          </table:table-cell>
          <table:table-cell table:style-name="ce6" table:formula="of:=1/(1/[$'Formula B'.V54]-1/[$'Formula B'.V53])" office:value-type="float" office:value="0.00000000187014426401552">
            <text:p>1,87E-09</text:p>
          </table:table-cell>
          <table:table-cell table:style-name="ce3" office:value-type="float" office:value="52">
            <text:p>52</text:p>
          </table:table-cell>
          <table:table-cell table:style-name="ce6" table:formula="of:=1/(1/[$'Formula B'.X54]-1/[$'Formula B'.X53])" office:value-type="float" office:value="0.00000000897867938236888">
            <text:p>8,98E-09</text:p>
          </table:table-cell>
          <table:table-cell table:style-name="ce6" table:formula="of:=1/(1/[$'Formula B'.Y54]-1/[$'Formula B'.Y53])" office:value-type="float" office:value="0.0000000383472740544298">
            <text:p>3,83E-08</text:p>
          </table:table-cell>
          <table:table-cell table:style-name="ce6" table:formula="of:=1/(1/[$'Formula B'.Z54]-1/[$'Formula B'.Z53])" office:value-type="float" office:value="0.000000147241875649219">
            <text:p>1,47E-07</text:p>
          </table:table-cell>
          <table:table-cell table:style-name="ce6" table:formula="of:=1/(1/[$'Formula B'.AA54]-1/[$'Formula B'.AA53])" office:value-type="float" office:value="0.000000512995927396768">
            <text:p>5,13E-07</text:p>
          </table:table-cell>
          <table:table-cell table:style-name="ce6" table:formula="of:=1/(1/[$'Formula B'.AB54]-1/[$'Formula B'.AB53])" office:value-type="float" office:value="0.00000163496917508743">
            <text:p>1,63E-06</text:p>
          </table:table-cell>
          <table:table-cell table:style-name="ce6" table:formula="of:=1/(1/[$'Formula B'.AC54]-1/[$'Formula B'.AC53])" office:value-type="float" office:value="0.00000480108172047978">
            <text:p>4,80E-06</text:p>
          </table:table-cell>
          <table:table-cell table:style-name="ce6" table:formula="of:=1/(1/[$'Formula B'.AD54]-1/[$'Formula B'.AD53])" office:value-type="float" office:value="0.0000130731262567966">
            <text:p>1,31E-05</text:p>
          </table:table-cell>
          <table:table-cell table:style-name="ce6" table:formula="of:=1/(1/[$'Formula B'.AE54]-1/[$'Formula B'.AE53])" office:value-type="float" office:value="0.0000331982543454177">
            <text:p>3,32E-05</text:p>
          </table:table-cell>
          <table:table-cell table:style-name="ce6" table:formula="of:=1/(1/[$'Formula B'.AF54]-1/[$'Formula B'.AF53])" office:value-type="float" office:value="0.0000790280831230657">
            <text:p>7,90E-05</text:p>
          </table:table-cell>
          <table:table-cell table:style-name="ce6" table:formula="of:=1/(1/[$'Formula B'.AG54]-1/[$'Formula B'.AG53])" office:value-type="float" office:value="0.000177173641267413">
            <text:p>1,77E-04</text:p>
          </table:table-cell>
          <table:table-cell table:style-name="ce3" office:value-type="float" office:value="52">
            <text:p>52</text:p>
          </table:table-cell>
          <table:table-cell table:style-name="ce6" table:formula="of:=1/(1/[$'Formula B'.AI54]-1/[$'Formula B'.AI53])" office:value-type="float" office:value="0.000375669099672072">
            <text:p>3,76E-04</text:p>
          </table:table-cell>
          <table:table-cell table:style-name="ce6" table:formula="of:=1/(1/[$'Formula B'.AJ54]-1/[$'Formula B'.AJ53])" office:value-type="float" office:value="0.000756274536227234">
            <text:p>7,56E-04</text:p>
          </table:table-cell>
          <table:table-cell table:style-name="ce6" table:formula="of:=1/(1/[$'Formula B'.AK54]-1/[$'Formula B'.AK53])" office:value-type="float" office:value="0.00145065282017359">
            <text:p>1,45E-03</text:p>
          </table:table-cell>
          <table:table-cell table:style-name="ce6" table:formula="of:=1/(1/[$'Formula B'.AL54]-1/[$'Formula B'.AL53])" office:value-type="float" office:value="0.00266000088653541">
            <text:p>2,66E-03</text:p>
          </table:table-cell>
          <table:table-cell table:style-name="ce6" table:formula="of:=1/(1/[$'Formula B'.AM54]-1/[$'Formula B'.AM53])" office:value-type="float" office:value="0.00467688019314349">
            <text:p>4,68E-03</text:p>
          </table:table-cell>
          <table:table-cell table:style-name="ce6" table:formula="of:=1/(1/[$'Formula B'.AN54]-1/[$'Formula B'.AN53])" office:value-type="float" office:value="0.00790714204770385">
            <text:p>7,91E-03</text:p>
          </table:table-cell>
          <table:table-cell table:style-name="ce6" table:formula="of:=1/(1/[$'Formula B'.AO54]-1/[$'Formula B'.AO53])" office:value-type="float" office:value="0.0128892018006135">
            <text:p>1,29E-02</text:p>
          </table:table-cell>
          <table:table-cell table:style-name="ce6" table:formula="of:=1/(1/[$'Formula B'.AP54]-1/[$'Formula B'.AP53])" office:value-type="float" office:value="0.0203076923782162">
            <text:p>2,03E-02</text:p>
          </table:table-cell>
          <table:table-cell table:style-name="ce6" table:formula="of:=1/(1/[$'Formula B'.AQ54]-1/[$'Formula B'.AQ53])" office:value-type="float" office:value="0.0309988497736695">
            <text:p>3,10E-02</text:p>
          </table:table-cell>
          <table:table-cell table:style-name="ce6" table:formula="of:=1/(1/[$'Formula B'.AR54]-1/[$'Formula B'.AR53])" office:value-type="float" office:value="0.0459458428270741">
            <text:p>4,59E-02</text:p>
          </table:table-cell>
          <table:table-cell table:style-name="ce3" office:value-type="float" office:value="52">
            <text:p>52</text:p>
          </table:table-cell>
          <table:table-cell table:style-name="ce6" table:formula="of:=1/(1/[$'Formula B'.AT54]-1/[$'Formula B'.AT53])" office:value-type="float" office:value="0.0662635050402392">
            <text:p>6,63E-02</text:p>
          </table:table-cell>
          <table:table-cell table:style-name="ce6" table:formula="of:=1/(1/[$'Formula B'.AU54]-1/[$'Formula B'.AU53])" office:value-type="float" office:value="0.0931733030483398">
            <text:p>9,32E-02</text:p>
          </table:table-cell>
          <table:table-cell table:style-name="ce6" table:formula="of:=1/(1/[$'Formula B'.AV54]-1/[$'Formula B'.AV53])" office:value-type="float" office:value="0.127970603373267">
            <text:p>1,28E-01</text:p>
          </table:table-cell>
          <table:table-cell table:style-name="ce6" table:formula="of:=1/(1/[$'Formula B'.AW54]-1/[$'Formula B'.AW53])" office:value-type="float" office:value="0.171987147512839">
            <text:p>1,72E-01</text:p>
          </table:table-cell>
          <table:table-cell table:style-name="ce6" table:formula="of:=1/(1/[$'Formula B'.AX54]-1/[$'Formula B'.AX53])" office:value-type="float" office:value="0.226551994642774">
            <text:p>2,27E-01</text:p>
          </table:table-cell>
          <table:table-cell table:style-name="ce6" table:formula="of:=1/(1/[$'Formula B'.AY54]-1/[$'Formula B'.AY53])" office:value-type="float" office:value="0.292954044096029">
            <text:p>2,93E-01</text:p>
          </table:table-cell>
          <table:table-cell table:style-name="ce6" table:formula="of:=1/(1/[$'Formula B'.AZ54]-1/[$'Formula B'.AZ53])" office:value-type="float" office:value="0.372408710147214">
            <text:p>3,72E-01</text:p>
          </table:table-cell>
          <table:table-cell table:style-name="ce6" table:formula="of:=1/(1/[$'Formula B'.BA54]-1/[$'Formula B'.BA53])" office:value-type="float" office:value="0.466030548906436">
            <text:p>4,66E-01</text:p>
          </table:table-cell>
          <table:table-cell table:style-name="ce6" table:formula="of:=1/(1/[$'Formula B'.BB54]-1/[$'Formula B'.BB53])" office:value-type="float" office:value="0.574812797677683">
            <text:p>5,75E-01</text:p>
          </table:table-cell>
          <table:table-cell table:style-name="ce6" table:formula="of:=1/(1/[$'Formula B'.BC54]-1/[$'Formula B'.BC53])" office:value-type="float" office:value="0.699614017179339">
            <text:p>7,00E-01</text:p>
          </table:table-cell>
          <table:table-cell table:style-name="ce3" office:value-type="float" office:value="52">
            <text:p>52</text:p>
          </table:table-cell>
          <table:table-cell table:number-columns-repeated="200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6" table:formula="of:=1/(1/[$'Formula B'.B55]-1/[$'Formula B'.B54])" office:value-type="float" office:value="2.61010574934317E-055">
            <text:p>2,61E-55</text:p>
          </table:table-cell>
          <table:table-cell table:style-name="ce6" table:formula="of:=1/(1/[$'Formula B'.C55]-1/[$'Formula B'.C54])" office:value-type="float" office:value="2.96334515020804E-055">
            <text:p>2,96E-55</text:p>
          </table:table-cell>
          <table:table-cell table:style-name="ce6" table:formula="of:=1/(1/[$'Formula B'.D55]-1/[$'Formula B'.D54])" office:value-type="float" office:value="2.39290059613332E-046">
            <text:p>2,39E-46</text:p>
          </table:table-cell>
          <table:table-cell table:style-name="ce6" table:formula="of:=1/(1/[$'Formula B'.E55]-1/[$'Formula B'.E54])" office:value-type="float" office:value="3.75973417937011E-040">
            <text:p>3,76E-40</text:p>
          </table:table-cell>
          <table:table-cell table:style-name="ce6" table:formula="of:=1/(1/[$'Formula B'.F55]-1/[$'Formula B'.F54])" office:value-type="float" office:value="1.93218270632893E-035">
            <text:p>1,93E-35</text:p>
          </table:table-cell>
          <table:table-cell table:style-name="ce6" table:formula="of:=1/(1/[$'Formula B'.G55]-1/[$'Formula B'.G54])" office:value-type="float" office:value="1.14157152877455E-031">
            <text:p>1,14E-31</text:p>
          </table:table-cell>
          <table:table-cell table:style-name="ce6" table:formula="of:=1/(1/[$'Formula B'.H55]-1/[$'Formula B'.H54])" office:value-type="float" office:value="1.51610235919232E-028">
            <text:p>1,52E-28</text:p>
          </table:table-cell>
          <table:table-cell table:style-name="ce6" table:formula="of:=1/(1/[$'Formula B'.I55]-1/[$'Formula B'.I54])" office:value-type="float" office:value="6.75386770437604E-026">
            <text:p>6,75E-26</text:p>
          </table:table-cell>
          <table:table-cell table:style-name="ce6" table:formula="of:=1/(1/[$'Formula B'.J55]-1/[$'Formula B'.J54])" office:value-type="float" office:value="1.30647647629661E-023">
            <text:p>1,31E-23</text:p>
          </table:table-cell>
          <table:table-cell table:style-name="ce6" table:formula="of:=1/(1/[$'Formula B'.K55]-1/[$'Formula B'.K54])" office:value-type="float" office:value="1.30899604140577E-021">
            <text:p>1,31E-21</text:p>
          </table:table-cell>
          <table:table-cell table:style-name="ce3" office:value-type="float" office:value="53">
            <text:p>53</text:p>
          </table:table-cell>
          <table:table-cell table:style-name="ce6" table:formula="of:=1/(1/[$'Formula B'.M55]-1/[$'Formula B'.M54])" office:value-type="float" office:value="7.70327371911754E-020">
            <text:p>7,70E-20</text:p>
          </table:table-cell>
          <table:table-cell table:style-name="ce6" table:formula="of:=1/(1/[$'Formula B'.N55]-1/[$'Formula B'.N54])" office:value-type="float" office:value="2.92172952165053E-018">
            <text:p>2,92E-18</text:p>
          </table:table-cell>
          <table:table-cell table:style-name="ce6" table:formula="of:=1/(1/[$'Formula B'.O55]-1/[$'Formula B'.O54])" office:value-type="float" office:value="7.66409755183674E-017">
            <text:p>7,66E-17</text:p>
          </table:table-cell>
          <table:table-cell table:style-name="ce6" table:formula="of:=1/(1/[$'Formula B'.P55]-1/[$'Formula B'.P54])" office:value-type="float" office:value="1.46875766160841E-015">
            <text:p>1,47E-15</text:p>
          </table:table-cell>
          <table:table-cell table:style-name="ce6" table:formula="of:=1/(1/[$'Formula B'.Q55]-1/[$'Formula B'.Q54])" office:value-type="float" office:value="0.0000000000000214776871770686">
            <text:p>2,15E-14</text:p>
          </table:table-cell>
          <table:table-cell table:style-name="ce6" table:formula="of:=1/(1/[$'Formula B'.R55]-1/[$'Formula B'.R54])" office:value-type="float" office:value="0.000000000000248197415041628">
            <text:p>2,48E-13</text:p>
          </table:table-cell>
          <table:table-cell table:style-name="ce6" table:formula="of:=1/(1/[$'Formula B'.S55]-1/[$'Formula B'.S54])" office:value-type="float" office:value="0.00000000000233257570399414">
            <text:p>2,33E-12</text:p>
          </table:table-cell>
          <table:table-cell table:style-name="ce6" table:formula="of:=1/(1/[$'Formula B'.T55]-1/[$'Formula B'.T54])" office:value-type="float" office:value="0.0000000000182568421091344">
            <text:p>1,83E-11</text:p>
          </table:table-cell>
          <table:table-cell table:style-name="ce6" table:formula="of:=1/(1/[$'Formula B'.U55]-1/[$'Formula B'.U54])" office:value-type="float" office:value="0.000000000121399915678951">
            <text:p>1,21E-10</text:p>
          </table:table-cell>
          <table:table-cell table:style-name="ce6" table:formula="of:=1/(1/[$'Formula B'.V55]-1/[$'Formula B'.V54])" office:value-type="float" office:value="0.000000000697489702212135">
            <text:p>6,97E-10</text:p>
          </table:table-cell>
          <table:table-cell table:style-name="ce3" office:value-type="float" office:value="53">
            <text:p>53</text:p>
          </table:table-cell>
          <table:table-cell table:style-name="ce6" table:formula="of:=1/(1/[$'Formula B'.X55]-1/[$'Formula B'.X54])" office:value-type="float" office:value="0.00000000351269247511086">
            <text:p>3,51E-09</text:p>
          </table:table-cell>
          <table:table-cell table:style-name="ce6" table:formula="of:=1/(1/[$'Formula B'.Y55]-1/[$'Formula B'.Y54])" office:value-type="float" office:value="0.0000000157004968295095">
            <text:p>1,57E-08</text:p>
          </table:table-cell>
          <table:table-cell table:style-name="ce6" table:formula="of:=1/(1/[$'Formula B'.Z55]-1/[$'Formula B'.Z54])" office:value-type="float" office:value="0.0000000629553405584818">
            <text:p>6,30E-08</text:p>
          </table:table-cell>
          <table:table-cell table:style-name="ce6" table:formula="of:=1/(1/[$'Formula B'.AA55]-1/[$'Formula B'.AA54])" office:value-type="float" office:value="0.00000022860296155515">
            <text:p>2,29E-07</text:p>
          </table:table-cell>
          <table:table-cell table:style-name="ce6" table:formula="of:=1/(1/[$'Formula B'.AB55]-1/[$'Formula B'.AB54])" office:value-type="float" office:value="0.000000757969934179568">
            <text:p>7,58E-07</text:p>
          </table:table-cell>
          <table:table-cell table:style-name="ce6" table:formula="of:=1/(1/[$'Formula B'.AC55]-1/[$'Formula B'.AC54])" office:value-type="float" office:value="0.00000231163214501498">
            <text:p>2,31E-06</text:p>
          </table:table-cell>
          <table:table-cell table:style-name="ce6" table:formula="of:=1/(1/[$'Formula B'.AD55]-1/[$'Formula B'.AD54])" office:value-type="float" office:value="0.00000652689536032897">
            <text:p>6,53E-06</text:p>
          </table:table-cell>
          <table:table-cell table:style-name="ce6" table:formula="of:=1/(1/[$'Formula B'.AE55]-1/[$'Formula B'.AE54])" office:value-type="float" office:value="0.0000171609560554666">
            <text:p>1,72E-05</text:p>
          </table:table-cell>
          <table:table-cell table:style-name="ce6" table:formula="of:=1/(1/[$'Formula B'.AF55]-1/[$'Formula B'.AF54])" office:value-type="float" office:value="0.0000422370418610145">
            <text:p>4,22E-05</text:p>
          </table:table-cell>
          <table:table-cell table:style-name="ce6" table:formula="of:=1/(1/[$'Formula B'.AG55]-1/[$'Formula B'.AG54])" office:value-type="float" office:value="0.0000977718419015804">
            <text:p>9,78E-05</text:p>
          </table:table-cell>
          <table:table-cell table:style-name="ce3" office:value-type="float" office:value="53">
            <text:p>53</text:p>
          </table:table-cell>
          <table:table-cell table:style-name="ce6" table:formula="of:=1/(1/[$'Formula B'.AI55]-1/[$'Formula B'.AI54])" office:value-type="float" office:value="0.0002137789104026">
            <text:p>2,14E-04</text:p>
          </table:table-cell>
          <table:table-cell table:style-name="ce6" table:formula="of:=1/(1/[$'Formula B'.AJ55]-1/[$'Formula B'.AJ54])" office:value-type="float" office:value="0.000443247646635987">
            <text:p>4,43E-04</text:p>
          </table:table-cell>
          <table:table-cell table:style-name="ce6" table:formula="of:=1/(1/[$'Formula B'.AK55]-1/[$'Formula B'.AK54])" office:value-type="float" office:value="0.000874616526434187">
            <text:p>8,75E-04</text:p>
          </table:table-cell>
          <table:table-cell table:style-name="ce6" table:formula="of:=1/(1/[$'Formula B'.AL55]-1/[$'Formula B'.AL54])" office:value-type="float" office:value="0.00164784369796901">
            <text:p>1,65E-03</text:p>
          </table:table-cell>
          <table:table-cell table:style-name="ce6" table:formula="of:=1/(1/[$'Formula B'.AM55]-1/[$'Formula B'.AM54])" office:value-type="float" office:value="0.0029735368114957">
            <text:p>2,97E-03</text:p>
          </table:table-cell>
          <table:table-cell table:style-name="ce6" table:formula="of:=1/(1/[$'Formula B'.AN55]-1/[$'Formula B'.AN54])" office:value-type="float" office:value="0.00515382453879552">
            <text:p>5,15E-03</text:p>
          </table:table-cell>
          <table:table-cell table:style-name="ce6" table:formula="of:=1/(1/[$'Formula B'.AO55]-1/[$'Formula B'.AO54])" office:value-type="float" office:value="0.00860289630360818">
            <text:p>8,60E-03</text:p>
          </table:table-cell>
          <table:table-cell table:style-name="ce6" table:formula="of:=1/(1/[$'Formula B'.AP55]-1/[$'Formula B'.AP54])" office:value-type="float" office:value="0.013864604556325">
            <text:p>1,39E-02</text:p>
          </table:table-cell>
          <table:table-cell table:style-name="ce6" table:formula="of:=1/(1/[$'Formula B'.AQ55]-1/[$'Formula B'.AQ54])" office:value-type="float" office:value="0.0216243952734768">
            <text:p>2,16E-02</text:p>
          </table:table-cell>
          <table:table-cell table:style-name="ce6" table:formula="of:=1/(1/[$'Formula B'.AR55]-1/[$'Formula B'.AR54])" office:value-type="float" office:value="0.0327132041218842">
            <text:p>3,27E-02</text:p>
          </table:table-cell>
          <table:table-cell table:style-name="ce3" office:value-type="float" office:value="53">
            <text:p>53</text:p>
          </table:table-cell>
          <table:table-cell table:style-name="ce6" table:formula="of:=1/(1/[$'Formula B'.AT55]-1/[$'Formula B'.AT54])" office:value-type="float" office:value="0.048101801161603">
            <text:p>4,81E-02</text:p>
          </table:table-cell>
          <table:table-cell table:style-name="ce6" table:formula="of:=1/(1/[$'Formula B'.AU55]-1/[$'Formula B'.AU54])" office:value-type="float" office:value="0.068885234973778">
            <text:p>6,89E-02</text:p>
          </table:table-cell>
          <table:table-cell table:style-name="ce6" table:formula="of:=1/(1/[$'Formula B'.AV55]-1/[$'Formula B'.AV54])" office:value-type="float" office:value="0.0962582835040405">
            <text:p>9,63E-02</text:p>
          </table:table-cell>
          <table:table-cell table:style-name="ce6" table:formula="of:=1/(1/[$'Formula B'.AW55]-1/[$'Formula B'.AW54])" office:value-type="float" office:value="0.131483914170009">
            <text:p>1,31E-01</text:p>
          </table:table-cell>
          <table:table-cell table:style-name="ce6" table:formula="of:=1/(1/[$'Formula B'.AX55]-1/[$'Formula B'.AX54])" office:value-type="float" office:value="0.175857493458385">
            <text:p>1,76E-01</text:p>
          </table:table-cell>
          <table:table-cell table:style-name="ce6" table:formula="of:=1/(1/[$'Formula B'.AY55]-1/[$'Formula B'.AY54])" office:value-type="float" office:value="0.23066976834883">
            <text:p>2,31E-01</text:p>
          </table:table-cell>
          <table:table-cell table:style-name="ce6" table:formula="of:=1/(1/[$'Formula B'.AZ55]-1/[$'Formula B'.AZ54])" office:value-type="float" office:value="0.297171479184657">
            <text:p>2,97E-01</text:p>
          </table:table-cell>
          <table:table-cell table:style-name="ce6" table:formula="of:=1/(1/[$'Formula B'.BA55]-1/[$'Formula B'.BA54])" office:value-type="float" office:value="0.376541953656879">
            <text:p>3,77E-01</text:p>
          </table:table-cell>
          <table:table-cell table:style-name="ce6" table:formula="of:=1/(1/[$'Formula B'.BB55]-1/[$'Formula B'.BB54])" office:value-type="float" office:value="0.469863318464642">
            <text:p>4,70E-01</text:p>
          </table:table-cell>
          <table:table-cell table:style-name="ce6" table:formula="of:=1/(1/[$'Formula B'.BC55]-1/[$'Formula B'.BC54])" office:value-type="float" office:value="0.578101197201636">
            <text:p>5,78E-01</text:p>
          </table:table-cell>
          <table:table-cell table:style-name="ce3" office:value-type="float" office:value="53">
            <text:p>53</text:p>
          </table:table-cell>
          <table:table-cell table:number-columns-repeated="200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table:formula="of:=1/(1/[$'Formula B'.B56]-1/[$'Formula B'.B55])" office:value-type="float" office:value="9.660043049093E-057">
            <text:p>9,66E-57</text:p>
          </table:table-cell>
          <table:table-cell table:style-name="ce6" table:formula="of:=1/(1/[$'Formula B'.C56]-1/[$'Formula B'.C55])" office:value-type="float" office:value="1.09673877112199E-056">
            <text:p>1,10E-56</text:p>
          </table:table-cell>
          <table:table-cell table:style-name="ce6" table:formula="of:=1/(1/[$'Formula B'.D56]-1/[$'Formula B'.D55])" office:value-type="float" office:value="1.32791376034036E-047">
            <text:p>1,33E-47</text:p>
          </table:table-cell>
          <table:table-cell table:style-name="ce6" table:formula="of:=1/(1/[$'Formula B'.E56]-1/[$'Formula B'.E55])" office:value-type="float" office:value="2.78078452511902E-041">
            <text:p>2,78E-41</text:p>
          </table:table-cell>
          <table:table-cell table:style-name="ce6" table:formula="of:=1/(1/[$'Formula B'.F56]-1/[$'Formula B'.F55])" office:value-type="float" office:value="1.7856135907545E-036">
            <text:p>1,79E-36</text:p>
          </table:table-cell>
          <table:table-cell table:style-name="ce6" table:formula="of:=1/(1/[$'Formula B'.G56]-1/[$'Formula B'.G55])" office:value-type="float" office:value="1.26542127010386E-032">
            <text:p>1,27E-32</text:p>
          </table:table-cell>
          <table:table-cell table:style-name="ce6" table:formula="of:=1/(1/[$'Formula B'.H56]-1/[$'Formula B'.H55])" office:value-type="float" office:value="1.95979510100332E-029">
            <text:p>1,96E-29</text:p>
          </table:table-cell>
          <table:table-cell table:style-name="ce6" table:formula="of:=1/(1/[$'Formula B'.I56]-1/[$'Formula B'.I55])" office:value-type="float" office:value="9.97289734854542E-027">
            <text:p>9,97E-27</text:p>
          </table:table-cell>
          <table:table-cell table:style-name="ce6" table:formula="of:=1/(1/[$'Formula B'.J56]-1/[$'Formula B'.J55])" office:value-type="float" office:value="2.16924396064342E-024">
            <text:p>2,17E-24</text:p>
          </table:table-cell>
          <table:table-cell table:style-name="ce6" table:formula="of:=1/(1/[$'Formula B'.K56]-1/[$'Formula B'.K55])" office:value-type="float" office:value="2.41367194598834E-022">
            <text:p>2,41E-22</text:p>
          </table:table-cell>
          <table:table-cell table:style-name="ce3" office:value-type="float" office:value="54">
            <text:p>54</text:p>
          </table:table-cell>
          <table:table-cell table:style-name="ce6" table:formula="of:=1/(1/[$'Formula B'.M56]-1/[$'Formula B'.M55])" office:value-type="float" office:value="1.5616114340642E-020">
            <text:p>1,56E-20</text:p>
          </table:table-cell>
          <table:table-cell table:style-name="ce6" table:formula="of:=1/(1/[$'Formula B'.N56]-1/[$'Formula B'.N55])" office:value-type="float" office:value="6.45773101820333E-019">
            <text:p>6,46E-19</text:p>
          </table:table-cell>
          <table:table-cell table:style-name="ce6" table:formula="of:=1/(1/[$'Formula B'.O56]-1/[$'Formula B'.O55])" office:value-type="float" office:value="1.83402242381735E-017">
            <text:p>1,83E-17</text:p>
          </table:table-cell>
          <table:table-cell table:style-name="ce6" table:formula="of:=1/(1/[$'Formula B'.P56]-1/[$'Formula B'.P55])" office:value-type="float" office:value="3.78274378885939E-016">
            <text:p>3,78E-16</text:p>
          </table:table-cell>
          <table:table-cell table:style-name="ce6" table:formula="of:=1/(1/[$'Formula B'.Q56]-1/[$'Formula B'.Q55])" office:value-type="float" office:value="5.92272941022211E-015">
            <text:p>5,92E-15</text:p>
          </table:table-cell>
          <table:table-cell table:style-name="ce6" table:formula="of:=1/(1/[$'Formula B'.R56]-1/[$'Formula B'.R55])" office:value-type="float" office:value="0.0000000000000729557446398431">
            <text:p>7,30E-14</text:p>
          </table:table-cell>
          <table:table-cell table:style-name="ce6" table:formula="of:=1/(1/[$'Formula B'.S56]-1/[$'Formula B'.S55])" office:value-type="float" office:value="0.000000000000727963452750864">
            <text:p>7,28E-13</text:p>
          </table:table-cell>
          <table:table-cell table:style-name="ce6" table:formula="of:=1/(1/[$'Formula B'.T56]-1/[$'Formula B'.T55])" office:value-type="float" office:value="0.00000000000602820258320578">
            <text:p>6,03E-12</text:p>
          </table:table-cell>
          <table:table-cell table:style-name="ce6" table:formula="of:=1/(1/[$'Formula B'.U56]-1/[$'Formula B'.U55])" office:value-type="float" office:value="0.000000000042277275217628">
            <text:p>4,23E-11</text:p>
          </table:table-cell>
          <table:table-cell table:style-name="ce6" table:formula="of:=1/(1/[$'Formula B'.V56]-1/[$'Formula B'.V55])" office:value-type="float" office:value="0.000000000255462377060806">
            <text:p>2,55E-10</text:p>
          </table:table-cell>
          <table:table-cell table:style-name="ce3" office:value-type="float" office:value="54">
            <text:p>54</text:p>
          </table:table-cell>
          <table:table-cell table:style-name="ce6" table:formula="of:=1/(1/[$'Formula B'.X56]-1/[$'Formula B'.X55])" office:value-type="float" office:value="0.00000000134964513629163">
            <text:p>1,35E-09</text:p>
          </table:table-cell>
          <table:table-cell table:style-name="ce6" table:formula="of:=1/(1/[$'Formula B'.Y56]-1/[$'Formula B'.Y55])" office:value-type="float" office:value="0.00000000631352525937866">
            <text:p>6,31E-09</text:p>
          </table:table-cell>
          <table:table-cell table:style-name="ce6" table:formula="of:=1/(1/[$'Formula B'.Z56]-1/[$'Formula B'.Z55])" office:value-type="float" office:value="0.0000000264389440192546">
            <text:p>2,64E-08</text:p>
          </table:table-cell>
          <table:table-cell table:style-name="ce6" table:formula="of:=1/(1/[$'Formula B'.AA56]-1/[$'Formula B'.AA55])" office:value-type="float" office:value="0.000000100067711818492">
            <text:p>1,00E-07</text:p>
          </table:table-cell>
          <table:table-cell table:style-name="ce6" table:formula="of:=1/(1/[$'Formula B'.AB56]-1/[$'Formula B'.AB55])" office:value-type="float" office:value="0.000000345204268358529">
            <text:p>3,45E-07</text:p>
          </table:table-cell>
          <table:table-cell table:style-name="ce6" table:formula="of:=1/(1/[$'Formula B'.AC56]-1/[$'Formula B'.AC55])" office:value-type="float" office:value="0.0000010935079727244">
            <text:p>1,09E-06</text:p>
          </table:table-cell>
          <table:table-cell table:style-name="ce6" table:formula="of:=1/(1/[$'Formula B'.AD56]-1/[$'Formula B'.AD55])" office:value-type="float" office:value="0.00000320187358994051">
            <text:p>3,20E-06</text:p>
          </table:table-cell>
          <table:table-cell table:style-name="ce6" table:formula="of:=1/(1/[$'Formula B'.AE56]-1/[$'Formula B'.AE55])" office:value-type="float" office:value="0.00000871746983137149">
            <text:p>8,72E-06</text:p>
          </table:table-cell>
          <table:table-cell table:style-name="ce6" table:formula="of:=1/(1/[$'Formula B'.AF56]-1/[$'Formula B'.AF55])" office:value-type="float" office:value="0.0000221864213666728">
            <text:p>2,22E-05</text:p>
          </table:table-cell>
          <table:table-cell table:style-name="ce6" table:formula="of:=1/(1/[$'Formula B'.AG56]-1/[$'Formula B'.AG55])" office:value-type="float" office:value="0.0000530367346517826">
            <text:p>5,30E-05</text:p>
          </table:table-cell>
          <table:table-cell table:style-name="ce3" office:value-type="float" office:value="54">
            <text:p>54</text:p>
          </table:table-cell>
          <table:table-cell table:style-name="ce6" table:formula="of:=1/(1/[$'Formula B'.AI56]-1/[$'Formula B'.AI55])" office:value-type="float" office:value="0.000119604601748776">
            <text:p>1,20E-04</text:p>
          </table:table-cell>
          <table:table-cell table:style-name="ce6" table:formula="of:=1/(1/[$'Formula B'.AJ56]-1/[$'Formula B'.AJ55])" office:value-type="float" office:value="0.000255459727239208">
            <text:p>2,55E-04</text:p>
          </table:table-cell>
          <table:table-cell table:style-name="ce6" table:formula="of:=1/(1/[$'Formula B'.AK56]-1/[$'Formula B'.AK55])" office:value-type="float" office:value="0.000518653977553273">
            <text:p>5,19E-04</text:p>
          </table:table-cell>
          <table:table-cell table:style-name="ce6" table:formula="of:=1/(1/[$'Formula B'.AL56]-1/[$'Formula B'.AL55])" office:value-type="float" office:value="0.00100430499695134">
            <text:p>1,00E-03</text:p>
          </table:table-cell>
          <table:table-cell table:style-name="ce6" table:formula="of:=1/(1/[$'Formula B'.AM56]-1/[$'Formula B'.AM55])" office:value-type="float" office:value="0.00186049833202783">
            <text:p>1,86E-03</text:p>
          </table:table-cell>
          <table:table-cell table:style-name="ce6" table:formula="of:=1/(1/[$'Formula B'.AN56]-1/[$'Formula B'.AN55])" office:value-type="float" office:value="0.00330687019578436">
            <text:p>3,31E-03</text:p>
          </table:table-cell>
          <table:table-cell table:style-name="ce6" table:formula="of:=1/(1/[$'Formula B'.AO56]-1/[$'Formula B'.AO55])" office:value-type="float" office:value="0.00565451108004151">
            <text:p>5,65E-03</text:p>
          </table:table-cell>
          <table:table-cell table:style-name="ce6" table:formula="of:=1/(1/[$'Formula B'.AP56]-1/[$'Formula B'.AP55])" office:value-type="float" office:value="0.00932516227030976">
            <text:p>9,33E-03</text:p>
          </table:table-cell>
          <table:table-cell table:style-name="ce6" table:formula="of:=1/(1/[$'Formula B'.AQ56]-1/[$'Formula B'.AQ55])" office:value-type="float" office:value="0.0148672429304286">
            <text:p>1,49E-02</text:p>
          </table:table-cell>
          <table:table-cell table:style-name="ce6" table:formula="of:=1/(1/[$'Formula B'.AR56]-1/[$'Formula B'.AR55])" office:value-type="float" office:value="0.0229661968447321">
            <text:p>2,30E-02</text:p>
          </table:table-cell>
          <table:table-cell table:style-name="ce3" office:value-type="float" office:value="54">
            <text:p>54</text:p>
          </table:table-cell>
          <table:table-cell table:style-name="ce6" table:formula="of:=1/(1/[$'Formula B'.AT56]-1/[$'Formula B'.AT55])" office:value-type="float" office:value="0.0344470562481407">
            <text:p>3,44E-02</text:p>
          </table:table-cell>
          <table:table-cell table:style-name="ce6" table:formula="of:=1/(1/[$'Formula B'.AU56]-1/[$'Formula B'.AU55])" office:value-type="float" office:value="0.050267944596293">
            <text:p>5,03E-02</text:p>
          </table:table-cell>
          <table:table-cell table:style-name="ce6" table:formula="of:=1/(1/[$'Formula B'.AV56]-1/[$'Formula B'.AV55])" office:value-type="float" office:value="0.0715043326460596">
            <text:p>7,15E-02</text:p>
          </table:table-cell>
          <table:table-cell table:style-name="ce6" table:formula="of:=1/(1/[$'Formula B'.AW56]-1/[$'Formula B'.AW55])" office:value-type="float" office:value="0.0993250079383897">
            <text:p>9,93E-02</text:p>
          </table:table-cell>
          <table:table-cell table:style-name="ce6" table:formula="of:=1/(1/[$'Formula B'.AX56]-1/[$'Formula B'.AX55])" office:value-type="float" office:value="0.134961695581599">
            <text:p>1,35E-01</text:p>
          </table:table-cell>
          <table:table-cell table:style-name="ce6" table:formula="of:=1/(1/[$'Formula B'.AY56]-1/[$'Formula B'.AY55])" office:value-type="float" office:value="0.179674909473237">
            <text:p>1,80E-01</text:p>
          </table:table-cell>
          <table:table-cell table:style-name="ce6" table:formula="of:=1/(1/[$'Formula B'.AZ56]-1/[$'Formula B'.AZ55])" office:value-type="float" office:value="0.234718838597364">
            <text:p>2,35E-01</text:p>
          </table:table-cell>
          <table:table-cell table:style-name="ce6" table:formula="of:=1/(1/[$'Formula B'.BA56]-1/[$'Formula B'.BA55])" office:value-type="float" office:value="0.301307899376269">
            <text:p>3,01E-01</text:p>
          </table:table-cell>
          <table:table-cell table:style-name="ce6" table:formula="of:=1/(1/[$'Formula B'.BB56]-1/[$'Formula B'.BB55])" office:value-type="float" office:value="0.380587103677383">
            <text:p>3,81E-01</text:p>
          </table:table-cell>
          <table:table-cell table:style-name="ce6" table:formula="of:=1/(1/[$'Formula B'.BC56]-1/[$'Formula B'.BC55])" office:value-type="float" office:value="0.473607733310264">
            <text:p>4,74E-01</text:p>
          </table:table-cell>
          <table:table-cell table:style-name="ce3" office:value-type="float" office:value="54">
            <text:p>54</text:p>
          </table:table-cell>
          <table:table-cell table:number-columns-repeated="200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6" table:formula="of:=1/(1/[$'Formula B'.B57]-1/[$'Formula B'.B56])" office:value-type="float" office:value="3.51028817996391E-058">
            <text:p>3,51E-58</text:p>
          </table:table-cell>
          <table:table-cell table:style-name="ce6" table:formula="of:=1/(1/[$'Formula B'.C57]-1/[$'Formula B'.C56])" office:value-type="float" office:value="3.98535402504146E-058">
            <text:p>3,99E-58</text:p>
          </table:table-cell>
          <table:table-cell table:style-name="ce6" table:formula="of:=1/(1/[$'Formula B'.D57]-1/[$'Formula B'.D56])" office:value-type="float" office:value="7.23542754031605E-049">
            <text:p>7,24E-49</text:p>
          </table:table-cell>
          <table:table-cell table:style-name="ce6" table:formula="of:=1/(1/[$'Formula B'.E57]-1/[$'Formula B'.E56])" office:value-type="float" office:value="2.01945136174221E-042">
            <text:p>2,02E-42</text:p>
          </table:table-cell>
          <table:table-cell table:style-name="ce6" table:formula="of:=1/(1/[$'Formula B'.F57]-1/[$'Formula B'.F56])" office:value-type="float" office:value="1.62027899901797E-037">
            <text:p>1,62E-37</text:p>
          </table:table-cell>
          <table:table-cell table:style-name="ce6" table:formula="of:=1/(1/[$'Formula B'.G57]-1/[$'Formula B'.G56])" office:value-type="float" office:value="1.37732927358244E-033">
            <text:p>1,38E-33</text:p>
          </table:table-cell>
          <table:table-cell table:style-name="ce6" table:formula="of:=1/(1/[$'Formula B'.H57]-1/[$'Formula B'.H56])" office:value-type="float" office:value="2.48754856570251E-030">
            <text:p>2,49E-30</text:p>
          </table:table-cell>
          <table:table-cell table:style-name="ce6" table:formula="of:=1/(1/[$'Formula B'.I57]-1/[$'Formula B'.I56])" office:value-type="float" office:value="1.44603082122329E-027">
            <text:p>1,45E-27</text:p>
          </table:table-cell>
          <table:table-cell table:style-name="ce6" table:formula="of:=1/(1/[$'Formula B'.J57]-1/[$'Formula B'.J56])" office:value-type="float" office:value="3.53681080539688E-025">
            <text:p>3,54E-25</text:p>
          </table:table-cell>
          <table:table-cell table:style-name="ce6" table:formula="of:=1/(1/[$'Formula B'.K57]-1/[$'Formula B'.K56])" office:value-type="float" office:value="4.37043479932045E-023">
            <text:p>4,37E-23</text:p>
          </table:table-cell>
          <table:table-cell table:style-name="ce3" office:value-type="float" office:value="55">
            <text:p>55</text:p>
          </table:table-cell>
          <table:table-cell table:style-name="ce6" table:formula="of:=1/(1/[$'Formula B'.M57]-1/[$'Formula B'.M56])" office:value-type="float" office:value="3.10876350299817E-021">
            <text:p>3,11E-21</text:p>
          </table:table-cell>
          <table:table-cell table:style-name="ce6" table:formula="of:=1/(1/[$'Formula B'.N57]-1/[$'Formula B'.N56])" office:value-type="float" office:value="1.40167805046274E-019">
            <text:p>1,40E-19</text:p>
          </table:table-cell>
          <table:table-cell table:style-name="ce6" table:formula="of:=1/(1/[$'Formula B'.O57]-1/[$'Formula B'.O56])" office:value-type="float" office:value="4.31011442634325E-018">
            <text:p>4,31E-18</text:p>
          </table:table-cell>
          <table:table-cell table:style-name="ce6" table:formula="of:=1/(1/[$'Formula B'.P57]-1/[$'Formula B'.P56])" office:value-type="float" office:value="9.56791563577803E-017">
            <text:p>9,57E-17</text:p>
          </table:table-cell>
          <table:table-cell table:style-name="ce6" table:formula="of:=1/(1/[$'Formula B'.Q57]-1/[$'Formula B'.Q56])" office:value-type="float" office:value="1.60407254860182E-015">
            <text:p>1,60E-15</text:p>
          </table:table-cell>
          <table:table-cell table:style-name="ce6" table:formula="of:=1/(1/[$'Formula B'.R57]-1/[$'Formula B'.R56])" office:value-type="float" office:value="0.0000000000000210622472654438">
            <text:p>2,11E-14</text:p>
          </table:table-cell>
          <table:table-cell table:style-name="ce6" table:formula="of:=1/(1/[$'Formula B'.S57]-1/[$'Formula B'.S56])" office:value-type="float" office:value="0.000000000000223142793265252">
            <text:p>2,23E-13</text:p>
          </table:table-cell>
          <table:table-cell table:style-name="ce6" table:formula="of:=1/(1/[$'Formula B'.T57]-1/[$'Formula B'.T56])" office:value-type="float" office:value="0.00000000000195509272968847">
            <text:p>1,96E-12</text:p>
          </table:table-cell>
          <table:table-cell table:style-name="ce6" table:formula="of:=1/(1/[$'Formula B'.U57]-1/[$'Formula B'.U56])" office:value-type="float" office:value="0.0000000000144621337550073">
            <text:p>1,45E-11</text:p>
          </table:table-cell>
          <table:table-cell table:style-name="ce6" table:formula="of:=1/(1/[$'Formula B'.V57]-1/[$'Formula B'.V56])" office:value-type="float" office:value="0.0000000000919123896305915">
            <text:p>9,19E-11</text:p>
          </table:table-cell>
          <table:table-cell table:style-name="ce3" office:value-type="float" office:value="55">
            <text:p>55</text:p>
          </table:table-cell>
          <table:table-cell table:style-name="ce6" table:formula="of:=1/(1/[$'Formula B'.X57]-1/[$'Formula B'.X56])" office:value-type="float" office:value="0.000000000509424879882645">
            <text:p>5,09E-10</text:p>
          </table:table-cell>
          <table:table-cell table:style-name="ce6" table:formula="of:=1/(1/[$'Formula B'.Y57]-1/[$'Formula B'.Y56])" office:value-type="float" office:value="0.00000000249423220143043">
            <text:p>2,49E-09</text:p>
          </table:table-cell>
          <table:table-cell table:style-name="ce6" table:formula="of:=1/(1/[$'Formula B'.Z57]-1/[$'Formula B'.Z56])" office:value-type="float" office:value="0.0000000109091244747467">
            <text:p>1,09E-08</text:p>
          </table:table-cell>
          <table:table-cell table:style-name="ce6" table:formula="of:=1/(1/[$'Formula B'.AA57]-1/[$'Formula B'.AA56])" office:value-type="float" office:value="0.0000000430398761127121">
            <text:p>4,30E-08</text:p>
          </table:table-cell>
          <table:table-cell table:style-name="ce6" table:formula="of:=1/(1/[$'Formula B'.AB57]-1/[$'Formula B'.AB56])" office:value-type="float" office:value="0.00000015448956536617">
            <text:p>1,54E-07</text:p>
          </table:table-cell>
          <table:table-cell table:style-name="ce6" table:formula="of:=1/(1/[$'Formula B'.AC57]-1/[$'Formula B'.AC56])" office:value-type="float" office:value="0.000000508348543164959">
            <text:p>5,08E-07</text:p>
          </table:table-cell>
          <table:table-cell table:style-name="ce6" table:formula="of:=1/(1/[$'Formula B'.AD57]-1/[$'Formula B'.AD56])" office:value-type="float" office:value="0.00000154376056913072">
            <text:p>1,54E-06</text:p>
          </table:table-cell>
          <table:table-cell table:style-name="ce6" table:formula="of:=1/(1/[$'Formula B'.AE57]-1/[$'Formula B'.AE56])" office:value-type="float" office:value="0.00000435275658415578">
            <text:p>4,35E-06</text:p>
          </table:table-cell>
          <table:table-cell table:style-name="ce6" table:formula="of:=1/(1/[$'Formula B'.AF57]-1/[$'Formula B'.AF56])" office:value-type="float" office:value="0.0000114566687052206">
            <text:p>1,15E-05</text:p>
          </table:table-cell>
          <table:table-cell table:style-name="ce6" table:formula="of:=1/(1/[$'Formula B'.AG57]-1/[$'Formula B'.AG56])" office:value-type="float" office:value="0.0000282862918190075">
            <text:p>2,83E-05</text:p>
          </table:table-cell>
          <table:table-cell table:style-name="ce3" office:value-type="float" office:value="55">
            <text:p>55</text:p>
          </table:table-cell>
          <table:table-cell table:style-name="ce6" table:formula="of:=1/(1/[$'Formula B'.AI57]-1/[$'Formula B'.AI56])" office:value-type="float" office:value="0.0000658011767135082">
            <text:p>6,58E-05</text:p>
          </table:table-cell>
          <table:table-cell table:style-name="ce6" table:formula="of:=1/(1/[$'Formula B'.AJ57]-1/[$'Formula B'.AJ56])" office:value-type="float" office:value="0.000144802602009553">
            <text:p>1,45E-04</text:p>
          </table:table-cell>
          <table:table-cell table:style-name="ce6" table:formula="of:=1/(1/[$'Formula B'.AK57]-1/[$'Formula B'.AK56])" office:value-type="float" office:value="0.000302552512463409">
            <text:p>3,03E-04</text:p>
          </table:table-cell>
          <table:table-cell table:style-name="ce6" table:formula="of:=1/(1/[$'Formula B'.AL57]-1/[$'Formula B'.AL56])" office:value-type="float" office:value="0.000602246880486476">
            <text:p>6,02E-04</text:p>
          </table:table-cell>
          <table:table-cell table:style-name="ce6" table:formula="of:=1/(1/[$'Formula B'.AM57]-1/[$'Formula B'.AM56])" office:value-type="float" office:value="0.00114565369707059">
            <text:p>1,15E-03</text:p>
          </table:table-cell>
          <table:table-cell table:style-name="ce6" table:formula="of:=1/(1/[$'Formula B'.AN57]-1/[$'Formula B'.AN56])" office:value-type="float" office:value="0.00208879196098243">
            <text:p>2,09E-03</text:p>
          </table:table-cell>
          <table:table-cell table:style-name="ce6" table:formula="of:=1/(1/[$'Formula B'.AO57]-1/[$'Formula B'.AO56])" office:value-type="float" office:value="0.00365993126425503">
            <text:p>3,66E-03</text:p>
          </table:table-cell>
          <table:table-cell table:style-name="ce6" table:formula="of:=1/(1/[$'Formula B'.AP57]-1/[$'Formula B'.AP56])" office:value-type="float" office:value="0.00617852729803363">
            <text:p>6,18E-03</text:p>
          </table:table-cell>
          <table:table-cell table:style-name="ce6" table:formula="of:=1/(1/[$'Formula B'.AQ57]-1/[$'Formula B'.AQ56])" office:value-type="float" office:value="0.0100731223808372">
            <text:p>1,01E-02</text:p>
          </table:table-cell>
          <table:table-cell table:style-name="ce6" table:formula="of:=1/(1/[$'Formula B'.AR57]-1/[$'Formula B'.AR56])" office:value-type="float" office:value="0.0158958925443677">
            <text:p>1,59E-02</text:p>
          </table:table-cell>
          <table:table-cell table:style-name="ce3" office:value-type="float" office:value="55">
            <text:p>55</text:p>
          </table:table-cell>
          <table:table-cell table:style-name="ce6" table:formula="of:=1/(1/[$'Formula B'.AT57]-1/[$'Formula B'.AT56])" office:value-type="float" office:value="0.024331541175828">
            <text:p>2,43E-02</text:p>
          </table:table-cell>
          <table:table-cell table:style-name="ce6" table:formula="of:=1/(1/[$'Formula B'.AU57]-1/[$'Formula B'.AU56])" office:value-type="float" office:value="0.0361986733027085">
            <text:p>3,62E-02</text:p>
          </table:table-cell>
          <table:table-cell table:style-name="ce6" table:formula="of:=1/(1/[$'Formula B'.AV57]-1/[$'Formula B'.AV56])" office:value-type="float" office:value="0.0524425830763982">
            <text:p>5,24E-02</text:p>
          </table:table-cell>
          <table:table-cell table:style-name="ce6" table:formula="of:=1/(1/[$'Formula B'.AW57]-1/[$'Formula B'.AW56])" office:value-type="float" office:value="0.0741194066696108">
            <text:p>7,41E-02</text:p>
          </table:table-cell>
          <table:table-cell table:style-name="ce6" table:formula="of:=1/(1/[$'Formula B'.AX57]-1/[$'Formula B'.AX56])" office:value-type="float" office:value="0.102372637076281">
            <text:p>1,02E-01</text:p>
          </table:table-cell>
          <table:table-cell table:style-name="ce6" table:formula="of:=1/(1/[$'Formula B'.AY57]-1/[$'Formula B'.AY56])" office:value-type="float" office:value="0.138403870409326">
            <text:p>1,38E-01</text:p>
          </table:table-cell>
          <table:table-cell table:style-name="ce6" table:formula="of:=1/(1/[$'Formula B'.AZ57]-1/[$'Formula B'.AZ56])" office:value-type="float" office:value="0.183440210502569">
            <text:p>1,83E-01</text:p>
          </table:table-cell>
          <table:table-cell table:style-name="ce6" table:formula="of:=1/(1/[$'Formula B'.BA57]-1/[$'Formula B'.BA56])" office:value-type="float" office:value="0.23870093637801">
            <text:p>2,39E-01</text:p>
          </table:table-cell>
          <table:table-cell table:style-name="ce6" table:formula="of:=1/(1/[$'Formula B'.BB57]-1/[$'Formula B'.BB56])" office:value-type="float" office:value="0.305365856278735">
            <text:p>3,05E-01</text:p>
          </table:table-cell>
          <table:table-cell table:style-name="ce6" table:formula="of:=1/(1/[$'Formula B'.BC57]-1/[$'Formula B'.BC56])" office:value-type="float" office:value="0.384547317932929">
            <text:p>3,85E-01</text:p>
          </table:table-cell>
          <table:table-cell table:style-name="ce3" office:value-type="float" office:value="55">
            <text:p>55</text:p>
          </table:table-cell>
          <table:table-cell table:number-columns-repeated="200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table:formula="of:=1/(1/[$'Formula B'.B58]-1/[$'Formula B'.B57])" office:value-type="float" office:value="1.25283012483561E-059">
            <text:p>1,25E-59</text:p>
          </table:table-cell>
          <table:table-cell table:style-name="ce6" table:formula="of:=1/(1/[$'Formula B'.C58]-1/[$'Formula B'.C57])" office:value-type="float" office:value="1.42238224462759E-059">
            <text:p>1,42E-59</text:p>
          </table:table-cell>
          <table:table-cell table:style-name="ce6" table:formula="of:=1/(1/[$'Formula B'.D58]-1/[$'Formula B'.D57])" office:value-type="float" office:value="3.87213274884838E-050">
            <text:p>3,87E-50</text:p>
          </table:table-cell>
          <table:table-cell table:style-name="ce6" table:formula="of:=1/(1/[$'Formula B'.E58]-1/[$'Formula B'.E57])" office:value-type="float" office:value="1.44044782445948E-043">
            <text:p>1,44E-43</text:p>
          </table:table-cell>
          <table:table-cell table:style-name="ce6" table:formula="of:=1/(1/[$'Formula B'.F58]-1/[$'Formula B'.F57])" office:value-type="float" office:value="1.44409892960603E-038">
            <text:p>1,44E-38</text:p>
          </table:table-cell>
          <table:table-cell table:style-name="ce6" table:formula="of:=1/(1/[$'Formula B'.G58]-1/[$'Formula B'.G57])" office:value-type="float" office:value="1.47249020521177E-034">
            <text:p>1,47E-34</text:p>
          </table:table-cell>
          <table:table-cell table:style-name="ce6" table:formula="of:=1/(1/[$'Formula B'.H58]-1/[$'Formula B'.H57])" office:value-type="float" office:value="3.10135925074599E-031">
            <text:p>3,10E-31</text:p>
          </table:table-cell>
          <table:table-cell table:style-name="ce6" table:formula="of:=1/(1/[$'Formula B'.I58]-1/[$'Formula B'.I57])" office:value-type="float" office:value="2.05949844234833E-028">
            <text:p>2,06E-28</text:p>
          </table:table-cell>
          <table:table-cell table:style-name="ce6" table:formula="of:=1/(1/[$'Formula B'.J58]-1/[$'Formula B'.J57])" office:value-type="float" office:value="5.66437010999733E-026">
            <text:p>5,66E-26</text:p>
          </table:table-cell>
          <table:table-cell table:style-name="ce6" table:formula="of:=1/(1/[$'Formula B'.K58]-1/[$'Formula B'.K57])" office:value-type="float" office:value="7.77350063120239E-024">
            <text:p>7,77E-24</text:p>
          </table:table-cell>
          <table:table-cell table:style-name="ce3" office:value-type="float" office:value="56">
            <text:p>56</text:p>
          </table:table-cell>
          <table:table-cell table:style-name="ce6" table:formula="of:=1/(1/[$'Formula B'.M58]-1/[$'Formula B'.M57])" office:value-type="float" office:value="6.07935973919642E-022">
            <text:p>6,08E-22</text:p>
          </table:table-cell>
          <table:table-cell table:style-name="ce6" table:formula="of:=1/(1/[$'Formula B'.N58]-1/[$'Formula B'.N57])" office:value-type="float" office:value="2.9887019588379E-020">
            <text:p>2,99E-20</text:p>
          </table:table-cell>
          <table:table-cell table:style-name="ce6" table:formula="of:=1/(1/[$'Formula B'.O58]-1/[$'Formula B'.O57])" office:value-type="float" office:value="9.95062358047955E-019">
            <text:p>9,95E-19</text:p>
          </table:table-cell>
          <table:table-cell table:style-name="ce6" table:formula="of:=1/(1/[$'Formula B'.P58]-1/[$'Formula B'.P57])" office:value-type="float" office:value="2.37748206707212E-017">
            <text:p>2,38E-17</text:p>
          </table:table-cell>
          <table:table-cell table:style-name="ce6" table:formula="of:=1/(1/[$'Formula B'.Q58]-1/[$'Formula B'.Q57])" office:value-type="float" office:value="4.26804225792059E-016">
            <text:p>4,27E-16</text:p>
          </table:table-cell>
          <table:table-cell table:style-name="ce6" table:formula="of:=1/(1/[$'Formula B'.R58]-1/[$'Formula B'.R57])" office:value-type="float" office:value="5.97401922438042E-015">
            <text:p>5,97E-15</text:p>
          </table:table-cell>
          <table:table-cell table:style-name="ce6" table:formula="of:=1/(1/[$'Formula B'.S58]-1/[$'Formula B'.S57])" office:value-type="float" office:value="0.0000000000000672029111651994">
            <text:p>6,72E-14</text:p>
          </table:table-cell>
          <table:table-cell table:style-name="ce6" table:formula="of:=1/(1/[$'Formula B'.T58]-1/[$'Formula B'.T57])" office:value-type="float" office:value="0.000000000000623010410513177">
            <text:p>6,23E-13</text:p>
          </table:table-cell>
          <table:table-cell table:style-name="ce6" table:formula="of:=1/(1/[$'Formula B'.U58]-1/[$'Formula B'.U57])" office:value-type="float" office:value="0.00000000000486098254959526">
            <text:p>4,86E-12</text:p>
          </table:table-cell>
          <table:table-cell table:style-name="ce6" table:formula="of:=1/(1/[$'Formula B'.V58]-1/[$'Formula B'.V57])" office:value-type="float" office:value="0.0000000000324942791623605">
            <text:p>3,25E-11</text:p>
          </table:table-cell>
          <table:table-cell table:style-name="ce3" office:value-type="float" office:value="56">
            <text:p>56</text:p>
          </table:table-cell>
          <table:table-cell table:style-name="ce6" table:formula="of:=1/(1/[$'Formula B'.X58]-1/[$'Formula B'.X57])" office:value-type="float" office:value="0.000000000188950319084795">
            <text:p>1,89E-10</text:p>
          </table:table-cell>
          <table:table-cell table:style-name="ce6" table:formula="of:=1/(1/[$'Formula B'.Y58]-1/[$'Formula B'.Y57])" office:value-type="float" office:value="0.000000000968348972348464">
            <text:p>9,68E-10</text:p>
          </table:table-cell>
          <table:table-cell table:style-name="ce6" table:formula="of:=1/(1/[$'Formula B'.Z58]-1/[$'Formula B'.Z57])" office:value-type="float" office:value="0.0000000044237551595171">
            <text:p>4,42E-09</text:p>
          </table:table-cell>
          <table:table-cell table:style-name="ce6" table:formula="of:=1/(1/[$'Formula B'.AA58]-1/[$'Formula B'.AA57])" office:value-type="float" office:value="0.0000000181941294583247">
            <text:p>1,82E-08</text:p>
          </table:table-cell>
          <table:table-cell table:style-name="ce6" table:formula="of:=1/(1/[$'Formula B'.AB58]-1/[$'Formula B'.AB57])" office:value-type="float" office:value="0.000000067957286971903">
            <text:p>6,80E-08</text:p>
          </table:table-cell>
          <table:table-cell table:style-name="ce6" table:formula="of:=1/(1/[$'Formula B'.AC58]-1/[$'Formula B'.AC57])" office:value-type="float" office:value="0.00000023229988158588">
            <text:p>2,32E-07</text:p>
          </table:table-cell>
          <table:table-cell table:style-name="ce6" table:formula="of:=1/(1/[$'Formula B'.AD58]-1/[$'Formula B'.AD57])" office:value-type="float" office:value="0.000000731713492640603">
            <text:p>7,32E-07</text:p>
          </table:table-cell>
          <table:table-cell table:style-name="ce6" table:formula="of:=1/(1/[$'Formula B'.AE58]-1/[$'Formula B'.AE57])" office:value-type="float" office:value="0.00000213680794678565">
            <text:p>2,14E-06</text:p>
          </table:table-cell>
          <table:table-cell table:style-name="ce6" table:formula="of:=1/(1/[$'Formula B'.AF58]-1/[$'Formula B'.AF57])" office:value-type="float" office:value="0.00000581705733091932">
            <text:p>5,82E-06</text:p>
          </table:table-cell>
          <table:table-cell table:style-name="ce6" table:formula="of:=1/(1/[$'Formula B'.AG58]-1/[$'Formula B'.AG57])" office:value-type="float" office:value="0.000014835476540891">
            <text:p>1,48E-05</text:p>
          </table:table-cell>
          <table:table-cell table:style-name="ce3" office:value-type="float" office:value="56">
            <text:p>56</text:p>
          </table:table-cell>
          <table:table-cell table:style-name="ce6" table:formula="of:=1/(1/[$'Formula B'.AI58]-1/[$'Formula B'.AI57])" office:value-type="float" office:value="0.0000356044713470179">
            <text:p>3,56E-05</text:p>
          </table:table-cell>
          <table:table-cell table:style-name="ce6" table:formula="of:=1/(1/[$'Formula B'.AJ58]-1/[$'Formula B'.AJ57])" office:value-type="float" office:value="0.0000807387039368276">
            <text:p>8,07E-05</text:p>
          </table:table-cell>
          <table:table-cell table:style-name="ce6" table:formula="of:=1/(1/[$'Formula B'.AK58]-1/[$'Formula B'.AK57])" office:value-type="float" office:value="0.000173640203725432">
            <text:p>1,74E-04</text:p>
          </table:table-cell>
          <table:table-cell table:style-name="ce6" table:formula="of:=1/(1/[$'Formula B'.AL58]-1/[$'Formula B'.AL57])" office:value-type="float" office:value="0.000355381445948619">
            <text:p>3,55E-04</text:p>
          </table:table-cell>
          <table:table-cell table:style-name="ce6" table:formula="of:=1/(1/[$'Formula B'.AM58]-1/[$'Formula B'.AM57])" office:value-type="float" office:value="0.000694359679913524">
            <text:p>6,94E-04</text:p>
          </table:table-cell>
          <table:table-cell table:style-name="ce6" table:formula="of:=1/(1/[$'Formula B'.AN58]-1/[$'Formula B'.AN57])" office:value-type="float" office:value="0.00129893761535286">
            <text:p>1,30E-03</text:p>
          </table:table-cell>
          <table:table-cell table:style-name="ce6" table:formula="of:=1/(1/[$'Formula B'.AO58]-1/[$'Formula B'.AO57])" office:value-type="float" office:value="0.00233285179985801">
            <text:p>2,33E-03</text:p>
          </table:table-cell>
          <table:table-cell table:style-name="ce6" table:formula="of:=1/(1/[$'Formula B'.AP58]-1/[$'Formula B'.AP57])" office:value-type="float" office:value="0.00403260143937029">
            <text:p>4,03E-03</text:p>
          </table:table-cell>
          <table:table-cell table:style-name="ce6" table:formula="of:=1/(1/[$'Formula B'.AQ58]-1/[$'Formula B'.AQ57])" office:value-type="float" office:value="0.00672542295184199">
            <text:p>6,73E-03</text:p>
          </table:table-cell>
          <table:table-cell table:style-name="ce6" table:formula="of:=1/(1/[$'Formula B'.AR58]-1/[$'Formula B'.AR57])" office:value-type="float" office:value="0.0108459451883987">
            <text:p>1,08E-02</text:p>
          </table:table-cell>
          <table:table-cell table:style-name="ce3" office:value-type="float" office:value="56">
            <text:p>56</text:p>
          </table:table-cell>
          <table:table-cell table:style-name="ce6" table:formula="of:=1/(1/[$'Formula B'.AT58]-1/[$'Formula B'.AT57])" office:value-type="float" office:value="0.0169493493216402">
            <text:p>1,69E-02</text:p>
          </table:table-cell>
          <table:table-cell table:style-name="ce6" table:formula="of:=1/(1/[$'Formula B'.AU58]-1/[$'Formula B'.AU57])" office:value-type="float" office:value="0.0257189314982296">
            <text:p>2,57E-02</text:p>
          </table:table-cell>
          <table:table-cell table:style-name="ce6" table:formula="of:=1/(1/[$'Formula B'.AV58]-1/[$'Formula B'.AV57])" office:value-type="float" office:value="0.0379664172279354">
            <text:p>3,80E-02</text:p>
          </table:table-cell>
          <table:table-cell table:style-name="ce6" table:formula="of:=1/(1/[$'Formula B'.AW58]-1/[$'Formula B'.AW57])" office:value-type="float" office:value="0.0546241455080406">
            <text:p>5,46E-02</text:p>
          </table:table-cell>
          <table:table-cell table:style-name="ce6" table:formula="of:=1/(1/[$'Formula B'.AX58]-1/[$'Formula B'.AX57])" office:value-type="float" office:value="0.076729190604225">
            <text:p>7,67E-02</text:p>
          </table:table-cell>
          <table:table-cell table:style-name="ce6" table:formula="of:=1/(1/[$'Formula B'.AY58]-1/[$'Formula B'.AY57])" office:value-type="float" office:value="0.105400440875678">
            <text:p>1,05E-01</text:p>
          </table:table-cell>
          <table:table-cell table:style-name="ce6" table:formula="of:=1/(1/[$'Formula B'.AZ58]-1/[$'Formula B'.AZ57])" office:value-type="float" office:value="0.141810433803844">
            <text:p>1,42E-01</text:p>
          </table:table-cell>
          <table:table-cell table:style-name="ce6" table:formula="of:=1/(1/[$'Formula B'.BA58]-1/[$'Formula B'.BA57])" office:value-type="float" office:value="0.187154230327903">
            <text:p>1,87E-01</text:p>
          </table:table-cell>
          <table:table-cell table:style-name="ce6" table:formula="of:=1/(1/[$'Formula B'.BB58]-1/[$'Formula B'.BB57])" office:value-type="float" office:value="0.242617749102331">
            <text:p>2,43E-01</text:p>
          </table:table-cell>
          <table:table-cell table:style-name="ce6" table:formula="of:=1/(1/[$'Formula B'.BC58]-1/[$'Formula B'.BC57])" office:value-type="float" office:value="0.309347796213163">
            <text:p>3,09E-01</text:p>
          </table:table-cell>
          <table:table-cell table:style-name="ce3" office:value-type="float" office:value="56">
            <text:p>56</text:p>
          </table:table-cell>
          <table:table-cell table:number-columns-repeated="200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6" table:formula="of:=1/(1/[$'Formula B'.B59]-1/[$'Formula B'.B58])" office:value-type="float" office:value="4.3930406974755E-061">
            <text:p>4,39E-61</text:p>
          </table:table-cell>
          <table:table-cell table:style-name="ce6" table:formula="of:=1/(1/[$'Formula B'.C59]-1/[$'Formula B'.C58])" office:value-type="float" office:value="4.98757410453831E-061">
            <text:p>4,99E-61</text:p>
          </table:table-cell>
          <table:table-cell table:style-name="ce6" table:formula="of:=1/(1/[$'Formula B'.D59]-1/[$'Formula B'.D58])" office:value-type="float" office:value="2.03594281437465E-051">
            <text:p>2,04E-51</text:p>
          </table:table-cell>
          <table:table-cell table:style-name="ce6" table:formula="of:=1/(1/[$'Formula B'.E59]-1/[$'Formula B'.E58])" office:value-type="float" office:value="1.00947825972901E-044">
            <text:p>1,01E-44</text:p>
          </table:table-cell>
          <table:table-cell table:style-name="ce6" table:formula="of:=1/(1/[$'Formula B'.F59]-1/[$'Formula B'.F58])" office:value-type="float" office:value="1.2645783895932E-039">
            <text:p>1,26E-39</text:p>
          </table:table-cell>
          <table:table-cell table:style-name="ce6" table:formula="of:=1/(1/[$'Formula B'.G59]-1/[$'Formula B'.G58])" office:value-type="float" office:value="1.54673340883589E-035">
            <text:p>1,55E-35</text:p>
          </table:table-cell>
          <table:table-cell table:style-name="ce6" table:formula="of:=1/(1/[$'Formula B'.H59]-1/[$'Formula B'.H58])" office:value-type="float" office:value="3.79916508216384E-032">
            <text:p>3,80E-32</text:p>
          </table:table-cell>
          <table:table-cell table:style-name="ce6" table:formula="of:=1/(1/[$'Formula B'.I59]-1/[$'Formula B'.I58])" office:value-type="float" office:value="2.88209694556034E-029">
            <text:p>2,88E-29</text:p>
          </table:table-cell>
          <table:table-cell table:style-name="ce6" table:formula="of:=1/(1/[$'Formula B'.J59]-1/[$'Formula B'.J58])" office:value-type="float" office:value="8.91379671327704E-027">
            <text:p>8,91E-27</text:p>
          </table:table-cell>
          <table:table-cell table:style-name="ce6" table:formula="of:=1/(1/[$'Formula B'.K59]-1/[$'Formula B'.K58])" office:value-type="float" office:value="1.35859053584844E-024">
            <text:p>1,36E-24</text:p>
          </table:table-cell>
          <table:table-cell table:style-name="ce3" office:value-type="float" office:value="57">
            <text:p>57</text:p>
          </table:table-cell>
          <table:table-cell table:style-name="ce6" table:formula="of:=1/(1/[$'Formula B'.M59]-1/[$'Formula B'.M58])" office:value-type="float" office:value="1.1681999498844E-022">
            <text:p>1,17E-22</text:p>
          </table:table-cell>
          <table:table-cell table:style-name="ce6" table:formula="of:=1/(1/[$'Formula B'.N59]-1/[$'Formula B'.N58])" office:value-type="float" office:value="6.26204219946989E-021">
            <text:p>6,26E-21</text:p>
          </table:table-cell>
          <table:table-cell table:style-name="ce6" table:formula="of:=1/(1/[$'Formula B'.O59]-1/[$'Formula B'.O58])" office:value-type="float" office:value="2.25746695677275E-019">
            <text:p>2,26E-19</text:p>
          </table:table-cell>
          <table:table-cell table:style-name="ce6" table:formula="of:=1/(1/[$'Formula B'.P59]-1/[$'Formula B'.P58])" office:value-type="float" office:value="5.80547946610633E-018">
            <text:p>5,81E-18</text:p>
          </table:table-cell>
          <table:table-cell table:style-name="ce6" table:formula="of:=1/(1/[$'Formula B'.Q59]-1/[$'Formula B'.Q58])" office:value-type="float" office:value="1.11600594754301E-016">
            <text:p>1,12E-16</text:p>
          </table:table-cell>
          <table:table-cell table:style-name="ce6" table:formula="of:=1/(1/[$'Formula B'.R59]-1/[$'Formula B'.R58])" office:value-type="float" office:value="1.66523183954855E-015">
            <text:p>1,67E-15</text:p>
          </table:table-cell>
          <table:table-cell table:style-name="ce6" table:formula="of:=1/(1/[$'Formula B'.S59]-1/[$'Formula B'.S58])" office:value-type="float" office:value="0.0000000000000198908616529139">
            <text:p>1,99E-14</text:p>
          </table:table-cell>
          <table:table-cell table:style-name="ce6" table:formula="of:=1/(1/[$'Formula B'.T59]-1/[$'Formula B'.T58])" office:value-type="float" office:value="0.000000000000195118645050831">
            <text:p>1,95E-13</text:p>
          </table:table-cell>
          <table:table-cell table:style-name="ce6" table:formula="of:=1/(1/[$'Formula B'.U59]-1/[$'Formula B'.U58])" office:value-type="float" office:value="0.00000000000160586030656279">
            <text:p>1,61E-12</text:p>
          </table:table-cell>
          <table:table-cell table:style-name="ce6" table:formula="of:=1/(1/[$'Formula B'.V59]-1/[$'Formula B'.V58])" office:value-type="float" office:value="0.0000000000112914483575805">
            <text:p>1,13E-11</text:p>
          </table:table-cell>
          <table:table-cell table:style-name="ce3" office:value-type="float" office:value="57">
            <text:p>57</text:p>
          </table:table-cell>
          <table:table-cell table:style-name="ce6" table:formula="of:=1/(1/[$'Formula B'.X59]-1/[$'Formula B'.X58])" office:value-type="float" office:value="0.000000000068888137166467">
            <text:p>6,89E-11</text:p>
          </table:table-cell>
          <table:table-cell table:style-name="ce6" table:formula="of:=1/(1/[$'Formula B'.Y59]-1/[$'Formula B'.Y58])" office:value-type="float" office:value="0.000000000369553587410471">
            <text:p>3,70E-10</text:p>
          </table:table-cell>
          <table:table-cell table:style-name="ce6" table:formula="of:=1/(1/[$'Formula B'.Z59]-1/[$'Formula B'.Z58])" office:value-type="float" office:value="0.00000000176346122177148">
            <text:p>1,76E-09</text:p>
          </table:table-cell>
          <table:table-cell table:style-name="ce6" table:formula="of:=1/(1/[$'Formula B'.AA59]-1/[$'Formula B'.AA58])" office:value-type="float" office:value="0.0000000075611966597917">
            <text:p>7,56E-09</text:p>
          </table:table-cell>
          <table:table-cell table:style-name="ce6" table:formula="of:=1/(1/[$'Formula B'.AB59]-1/[$'Formula B'.AB58])" office:value-type="float" office:value="0.0000000293900097394846">
            <text:p>2,94E-08</text:p>
          </table:table-cell>
          <table:table-cell table:style-name="ce6" table:formula="of:=1/(1/[$'Formula B'.AC59]-1/[$'Formula B'.AC58])" office:value-type="float" office:value="0.000000104374371121766">
            <text:p>1,04E-07</text:p>
          </table:table-cell>
          <table:table-cell table:style-name="ce6" table:formula="of:=1/(1/[$'Formula B'.AD59]-1/[$'Formula B'.AD58])" office:value-type="float" office:value="0.000000341030756830408">
            <text:p>3,41E-07</text:p>
          </table:table-cell>
          <table:table-cell table:style-name="ce6" table:formula="of:=1/(1/[$'Formula B'.AE59]-1/[$'Formula B'.AE58])" office:value-type="float" office:value="0.00000103156249507326">
            <text:p>1,03E-06</text:p>
          </table:table-cell>
          <table:table-cell table:style-name="ce6" table:formula="of:=1/(1/[$'Formula B'.AF59]-1/[$'Formula B'.AF58])" office:value-type="float" office:value="0.00000290481911998553">
            <text:p>2,90E-06</text:p>
          </table:table-cell>
          <table:table-cell table:style-name="ce6" table:formula="of:=1/(1/[$'Formula B'.AG59]-1/[$'Formula B'.AG58])" office:value-type="float" office:value="0.00000765322427782532">
            <text:p>7,65E-06</text:p>
          </table:table-cell>
          <table:table-cell table:style-name="ce3" office:value-type="float" office:value="57">
            <text:p>57</text:p>
          </table:table-cell>
          <table:table-cell table:style-name="ce6" table:formula="of:=1/(1/[$'Formula B'.AI59]-1/[$'Formula B'.AI58])" office:value-type="float" office:value="0.0000189515702002188">
            <text:p>1,90E-05</text:p>
          </table:table-cell>
          <table:table-cell table:style-name="ce6" table:formula="of:=1/(1/[$'Formula B'.AJ59]-1/[$'Formula B'.AJ58])" office:value-type="float" office:value="0.0000442910278967783">
            <text:p>4,43E-05</text:p>
          </table:table-cell>
          <table:table-cell table:style-name="ce6" table:formula="of:=1/(1/[$'Formula B'.AK59]-1/[$'Formula B'.AK58])" office:value-type="float" office:value="0.0000980606224162173">
            <text:p>9,81E-05</text:p>
          </table:table-cell>
          <table:table-cell table:style-name="ce6" table:formula="of:=1/(1/[$'Formula B'.AL59]-1/[$'Formula B'.AL58])" office:value-type="float" office:value="0.000206388055396022">
            <text:p>2,06E-04</text:p>
          </table:table-cell>
          <table:table-cell table:style-name="ce6" table:formula="of:=1/(1/[$'Formula B'.AM59]-1/[$'Formula B'.AM58])" office:value-type="float" office:value="0.000414256844358916">
            <text:p>4,14E-04</text:p>
          </table:table-cell>
          <table:table-cell table:style-name="ce6" table:formula="of:=1/(1/[$'Formula B'.AN59]-1/[$'Formula B'.AN58])" office:value-type="float" office:value="0.000795299551578371">
            <text:p>7,95E-04</text:p>
          </table:table-cell>
          <table:table-cell table:style-name="ce6" table:formula="of:=1/(1/[$'Formula B'.AO59]-1/[$'Formula B'.AO58])" office:value-type="float" office:value="0.00146439394216054">
            <text:p>1,46E-03</text:p>
          </table:table-cell>
          <table:table-cell table:style-name="ce6" table:formula="of:=1/(1/[$'Formula B'.AP59]-1/[$'Formula B'.AP58])" office:value-type="float" office:value="0.00259276005273521">
            <text:p>2,59E-03</text:p>
          </table:table-cell>
          <table:table-cell table:style-name="ce6" table:formula="of:=1/(1/[$'Formula B'.AQ59]-1/[$'Formula B'.AQ58])" office:value-type="float" office:value="0.00442471823713606">
            <text:p>4,42E-03</text:p>
          </table:table-cell>
          <table:table-cell table:style-name="ce6" table:formula="of:=1/(1/[$'Formula B'.AR59]-1/[$'Formula B'.AR58])" office:value-type="float" office:value="0.00729471601279073">
            <text:p>7,29E-03</text:p>
          </table:table-cell>
          <table:table-cell table:style-name="ce3" office:value-type="float" office:value="57">
            <text:p>57</text:p>
          </table:table-cell>
          <table:table-cell table:style-name="ce6" table:formula="of:=1/(1/[$'Formula B'.AT59]-1/[$'Formula B'.AT58])" office:value-type="float" office:value="0.0116427909372392">
            <text:p>1,16E-02</text:p>
          </table:table-cell>
          <table:table-cell table:style-name="ce6" table:formula="of:=1/(1/[$'Formula B'.AU59]-1/[$'Formula B'.AU58])" office:value-type="float" office:value="0.0180264330786361">
            <text:p>1,80E-02</text:p>
          </table:table-cell>
          <table:table-cell table:style-name="ce6" table:formula="of:=1/(1/[$'Formula B'.AV59]-1/[$'Formula B'.AV58])" office:value-type="float" office:value="0.0271269304360395">
            <text:p>2,71E-02</text:p>
          </table:table-cell>
          <table:table-cell table:style-name="ce6" table:formula="of:=1/(1/[$'Formula B'.AW59]-1/[$'Formula B'.AW58])" office:value-type="float" office:value="0.0397487409790239">
            <text:p>3,97E-02</text:p>
          </table:table-cell>
          <table:table-cell table:style-name="ce6" table:formula="of:=1/(1/[$'Formula B'.AX59]-1/[$'Formula B'.AX58])" office:value-type="float" office:value="0.0568111722260259">
            <text:p>5,68E-02</text:p>
          </table:table-cell>
          <table:table-cell table:style-name="ce6" table:formula="of:=1/(1/[$'Formula B'.AY59]-1/[$'Formula B'.AY58])" office:value-type="float" office:value="0.0793325328964169">
            <text:p>7,93E-02</text:p>
          </table:table-cell>
          <table:table-cell table:style-name="ce6" table:formula="of:=1/(1/[$'Formula B'.AZ59]-1/[$'Formula B'.AZ58])" office:value-type="float" office:value="0.108407787864266">
            <text:p>1,08E-01</text:p>
          </table:table-cell>
          <table:table-cell table:style-name="ce6" table:formula="of:=1/(1/[$'Formula B'.BA59]-1/[$'Formula B'.BA58])" office:value-type="float" office:value="0.145181444197126">
            <text:p>1,45E-01</text:p>
          </table:table-cell>
          <table:table-cell table:style-name="ce6" table:formula="of:=1/(1/[$'Formula B'.BB59]-1/[$'Formula B'.BB58])" office:value-type="float" office:value="0.190817816081218">
            <text:p>1,91E-01</text:p>
          </table:table-cell>
          <table:table-cell table:style-name="ce6" table:formula="of:=1/(1/[$'Formula B'.BC59]-1/[$'Formula B'.BC58])" office:value-type="float" office:value="0.246470920054658">
            <text:p>2,46E-01</text:p>
          </table:table-cell>
          <table:table-cell table:style-name="ce3" office:value-type="float" office:value="57">
            <text:p>57</text:p>
          </table:table-cell>
          <table:table-cell table:number-columns-repeated="200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table:formula="of:=1/(1/[$'Formula B'.B60]-1/[$'Formula B'.B59])" office:value-type="float" office:value="1.51389247093454E-062">
            <text:p>1,51E-62</text:p>
          </table:table-cell>
          <table:table-cell table:style-name="ce6" table:formula="of:=1/(1/[$'Formula B'.C60]-1/[$'Formula B'.C59])" office:value-type="float" office:value="1.71877553727824E-062">
            <text:p>1,72E-62</text:p>
          </table:table-cell>
          <table:table-cell table:style-name="ce6" table:formula="of:=1/(1/[$'Formula B'.D60]-1/[$'Formula B'.D59])" office:value-type="float" office:value="1.05206614331321E-052">
            <text:p>1,05E-52</text:p>
          </table:table-cell>
          <table:table-cell table:style-name="ce6" table:formula="of:=1/(1/[$'Formula B'.E60]-1/[$'Formula B'.E59])" office:value-type="float" office:value="6.95287170443635E-046">
            <text:p>6,95E-46</text:p>
          </table:table-cell>
          <table:table-cell table:style-name="ce6" table:formula="of:=1/(1/[$'Formula B'.F60]-1/[$'Formula B'.F59])" office:value-type="float" office:value="1.08834949120897E-040">
            <text:p>1,09E-40</text:p>
          </table:table-cell>
          <table:table-cell table:style-name="ce6" table:formula="of:=1/(1/[$'Formula B'.G60]-1/[$'Formula B'.G59])" office:value-type="float" office:value="1.59683003746216E-036">
            <text:p>1,60E-36</text:p>
          </table:table-cell>
          <table:table-cell table:style-name="ce6" table:formula="of:=1/(1/[$'Formula B'.H60]-1/[$'Formula B'.H59])" office:value-type="float" office:value="4.57415816565994E-033">
            <text:p>4,57E-33</text:p>
          </table:table-cell>
          <table:table-cell table:style-name="ce6" table:formula="of:=1/(1/[$'Formula B'.I60]-1/[$'Formula B'.I59])" office:value-type="float" office:value="3.96414737775317E-030">
            <text:p>3,96E-30</text:p>
          </table:table-cell>
          <table:table-cell table:style-name="ce6" table:formula="of:=1/(1/[$'Formula B'.J60]-1/[$'Formula B'.J59])" office:value-type="float" office:value="1.37871828862717E-027">
            <text:p>1,38E-27</text:p>
          </table:table-cell>
          <table:table-cell table:style-name="ce6" table:formula="of:=1/(1/[$'Formula B'.K60]-1/[$'Formula B'.K59])" office:value-type="float" office:value="2.3338360813186E-025">
            <text:p>2,33E-25</text:p>
          </table:table-cell>
          <table:table-cell table:style-name="ce3" office:value-type="float" office:value="58">
            <text:p>58</text:p>
          </table:table-cell>
          <table:table-cell table:style-name="ce6" table:formula="of:=1/(1/[$'Formula B'.M60]-1/[$'Formula B'.M59])" office:value-type="float" office:value="2.20645455259988E-023">
            <text:p>2,21E-23</text:p>
          </table:table-cell>
          <table:table-cell table:style-name="ce6" table:formula="of:=1/(1/[$'Formula B'.N60]-1/[$'Formula B'.N59])" office:value-type="float" office:value="1.28966544153842E-021">
            <text:p>1,29E-21</text:p>
          </table:table-cell>
          <table:table-cell table:style-name="ce6" table:formula="of:=1/(1/[$'Formula B'.O60]-1/[$'Formula B'.O59])" office:value-type="float" office:value="5.03419531880708E-020">
            <text:p>5,03E-20</text:p>
          </table:table-cell>
          <table:table-cell table:style-name="ce6" table:formula="of:=1/(1/[$'Formula B'.P60]-1/[$'Formula B'.P59])" office:value-type="float" office:value="1.39350025462361E-018">
            <text:p>1,39E-18</text:p>
          </table:table-cell>
          <table:table-cell table:style-name="ce6" table:formula="of:=1/(1/[$'Formula B'.Q60]-1/[$'Formula B'.Q59])" office:value-type="float" office:value="2.86855873909464E-017">
            <text:p>2,87E-17</text:p>
          </table:table-cell>
          <table:table-cell table:style-name="ce6" table:formula="of:=1/(1/[$'Formula B'.R60]-1/[$'Formula B'.R59])" office:value-type="float" office:value="4.56304129801107E-016">
            <text:p>4,56E-16</text:p>
          </table:table-cell>
          <table:table-cell table:style-name="ce6" table:formula="of:=1/(1/[$'Formula B'.S60]-1/[$'Formula B'.S59])" office:value-type="float" office:value="5.78767048522956E-015">
            <text:p>5,79E-15</text:p>
          </table:table-cell>
          <table:table-cell table:style-name="ce6" table:formula="of:=1/(1/[$'Formula B'.T60]-1/[$'Formula B'.T59])" office:value-type="float" office:value="0.0000000000000600760038709139">
            <text:p>6,01E-14</text:p>
          </table:table-cell>
          <table:table-cell table:style-name="ce6" table:formula="of:=1/(1/[$'Formula B'.U60]-1/[$'Formula B'.U59])" office:value-type="float" office:value="0.000000000000521561467088776">
            <text:p>5,22E-13</text:p>
          </table:table-cell>
          <table:table-cell table:style-name="ce6" table:formula="of:=1/(1/[$'Formula B'.V60]-1/[$'Formula B'.V59])" office:value-type="float" office:value="0.00000000000385765087008794">
            <text:p>3,86E-12</text:p>
          </table:table-cell>
          <table:table-cell table:style-name="ce3" office:value-type="float" office:value="58">
            <text:p>58</text:p>
          </table:table-cell>
          <table:table-cell table:style-name="ce6" table:formula="of:=1/(1/[$'Formula B'.X60]-1/[$'Formula B'.X59])" office:value-type="float" office:value="0.0000000000246938983868586">
            <text:p>2,47E-11</text:p>
          </table:table-cell>
          <table:table-cell table:style-name="ce6" table:formula="of:=1/(1/[$'Formula B'.Y60]-1/[$'Formula B'.Y59])" office:value-type="float" office:value="0.000000000138672642449898">
            <text:p>1,39E-10</text:p>
          </table:table-cell>
          <table:table-cell table:style-name="ce6" table:formula="of:=1/(1/[$'Formula B'.Z60]-1/[$'Formula B'.Z59])" office:value-type="float" office:value="0.000000000691241441329994">
            <text:p>6,91E-10</text:p>
          </table:table-cell>
          <table:table-cell table:style-name="ce6" table:formula="of:=1/(1/[$'Formula B'.AA60]-1/[$'Formula B'.AA59])" office:value-type="float" office:value="0.00000000309002464144261">
            <text:p>3,09E-09</text:p>
          </table:table-cell>
          <table:table-cell table:style-name="ce6" table:formula="of:=1/(1/[$'Formula B'.AB60]-1/[$'Formula B'.AB59])" office:value-type="float" office:value="0.0000000124997383310855">
            <text:p>1,25E-08</text:p>
          </table:table-cell>
          <table:table-cell table:style-name="ce6" table:formula="of:=1/(1/[$'Formula B'.AC60]-1/[$'Formula B'.AC59])" office:value-type="float" office:value="0.0000000461215697638735">
            <text:p>4,61E-08</text:p>
          </table:table-cell>
          <table:table-cell table:style-name="ce6" table:formula="of:=1/(1/[$'Formula B'.AD60]-1/[$'Formula B'.AD59])" office:value-type="float" office:value="0.000000156329889344703">
            <text:p>1,56E-07</text:p>
          </table:table-cell>
          <table:table-cell table:style-name="ce6" table:formula="of:=1/(1/[$'Formula B'.AE60]-1/[$'Formula B'.AE59])" office:value-type="float" office:value="0.000000489841380203477">
            <text:p>4,90E-07</text:p>
          </table:table-cell>
          <table:table-cell table:style-name="ce6" table:formula="of:=1/(1/[$'Formula B'.AF60]-1/[$'Formula B'.AF59])" office:value-type="float" office:value="0.00000142692876323798">
            <text:p>1,43E-06</text:p>
          </table:table-cell>
          <table:table-cell table:style-name="ce6" table:formula="of:=1/(1/[$'Formula B'.AG60]-1/[$'Formula B'.AG59])" office:value-type="float" office:value="0.00000388415573736087">
            <text:p>3,88E-06</text:p>
          </table:table-cell>
          <table:table-cell table:style-name="ce3" office:value-type="float" office:value="58">
            <text:p>58</text:p>
          </table:table-cell>
          <table:table-cell table:style-name="ce6" table:formula="of:=1/(1/[$'Formula B'.AI60]-1/[$'Formula B'.AI59])" office:value-type="float" office:value="0.00000992525757794157">
            <text:p>9,93E-06</text:p>
          </table:table-cell>
          <table:table-cell table:style-name="ce6" table:formula="of:=1/(1/[$'Formula B'.AJ60]-1/[$'Formula B'.AJ59])" office:value-type="float" office:value="0.0000239088098540399">
            <text:p>2,39E-05</text:p>
          </table:table-cell>
          <table:table-cell table:style-name="ce6" table:formula="of:=1/(1/[$'Formula B'.AK60]-1/[$'Formula B'.AK59])" office:value-type="float" office:value="0.0000545011854873753">
            <text:p>5,45E-05</text:p>
          </table:table-cell>
          <table:table-cell table:style-name="ce6" table:formula="of:=1/(1/[$'Formula B'.AL60]-1/[$'Formula B'.AL59])" office:value-type="float" office:value="0.000117979742109951">
            <text:p>1,18E-04</text:p>
          </table:table-cell>
          <table:table-cell table:style-name="ce6" table:formula="of:=1/(1/[$'Formula B'.AM60]-1/[$'Formula B'.AM59])" office:value-type="float" office:value="0.000243311440065899">
            <text:p>2,43E-04</text:p>
          </table:table-cell>
          <table:table-cell table:style-name="ce6" table:formula="of:=1/(1/[$'Formula B'.AN60]-1/[$'Formula B'.AN59])" office:value-type="float" office:value="0.000479473834692962">
            <text:p>4,79E-04</text:p>
          </table:table-cell>
          <table:table-cell table:style-name="ce6" table:formula="of:=1/(1/[$'Formula B'.AO60]-1/[$'Formula B'.AO59])" office:value-type="float" office:value="0.000905347177310702">
            <text:p>9,05E-04</text:p>
          </table:table-cell>
          <table:table-cell table:style-name="ce6" table:formula="of:=1/(1/[$'Formula B'.AP60]-1/[$'Formula B'.AP59])" office:value-type="float" office:value="0.00164222329643099">
            <text:p>1,64E-03</text:p>
          </table:table-cell>
          <table:table-cell table:style-name="ce6" table:formula="of:=1/(1/[$'Formula B'.AQ60]-1/[$'Formula B'.AQ59])" office:value-type="float" office:value="0.00286855698261212">
            <text:p>2,87E-03</text:p>
          </table:table-cell>
          <table:table-cell table:style-name="ce6" table:formula="of:=1/(1/[$'Formula B'.AR60]-1/[$'Formula B'.AR59])" office:value-type="float" office:value="0.00483607992386363">
            <text:p>4,84E-03</text:p>
          </table:table-cell>
          <table:table-cell table:style-name="ce3" office:value-type="float" office:value="58">
            <text:p>58</text:p>
          </table:table-cell>
          <table:table-cell table:style-name="ce6" table:formula="of:=1/(1/[$'Formula B'.AT60]-1/[$'Formula B'.AT59])" office:value-type="float" office:value="0.00788589806314912">
            <text:p>7,89E-03</text:p>
          </table:table-cell>
          <table:table-cell table:style-name="ce6" table:formula="of:=1/(1/[$'Formula B'.AU60]-1/[$'Formula B'.AU59])" office:value-type="float" office:value="0.0124628164088062">
            <text:p>1,25E-02</text:p>
          </table:table-cell>
          <table:table-cell table:style-name="ce6" table:formula="of:=1/(1/[$'Formula B'.AV60]-1/[$'Formula B'.AV59])" office:value-type="float" office:value="0.0191259903943468">
            <text:p>1,91E-02</text:p>
          </table:table-cell>
          <table:table-cell table:style-name="ce6" table:formula="of:=1/(1/[$'Formula B'.AW60]-1/[$'Formula B'.AW59])" office:value-type="float" office:value="0.028554159753883">
            <text:p>2,86E-02</text:p>
          </table:table-cell>
          <table:table-cell table:style-name="ce6" table:formula="of:=1/(1/[$'Formula B'.AX60]-1/[$'Formula B'.AX59])" office:value-type="float" office:value="0.0415441846482603">
            <text:p>4,15E-02</text:p>
          </table:table-cell>
          <table:table-cell table:style-name="ce6" table:formula="of:=1/(1/[$'Formula B'.AY60]-1/[$'Formula B'.AY59])" office:value-type="float" office:value="0.0590023078389715">
            <text:p>5,90E-02</text:p>
          </table:table-cell>
          <table:table-cell table:style-name="ce6" table:formula="of:=1/(1/[$'Formula B'.AZ60]-1/[$'Formula B'.AZ59])" office:value-type="float" office:value="0.0819283876134525">
            <text:p>8,19E-02</text:p>
          </table:table-cell>
          <table:table-cell table:style-name="ce6" table:formula="of:=1/(1/[$'Formula B'.BA60]-1/[$'Formula B'.BA59])" office:value-type="float" office:value="0.111394135515228">
            <text:p>1,11E-01</text:p>
          </table:table-cell>
          <table:table-cell table:style-name="ce6" table:formula="of:=1/(1/[$'Formula B'.BB60]-1/[$'Formula B'.BB59])" office:value-type="float" office:value="0.148517015276074">
            <text:p>1,49E-01</text:p>
          </table:table-cell>
          <table:table-cell table:style-name="ce6" table:formula="of:=1/(1/[$'Formula B'.BC60]-1/[$'Formula B'.BC59])" office:value-type="float" office:value="0.194431823555058">
            <text:p>1,94E-01</text:p>
          </table:table-cell>
          <table:table-cell table:style-name="ce3" office:value-type="float" office:value="58">
            <text:p>58</text:p>
          </table:table-cell>
          <table:table-cell table:number-columns-repeated="200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6" table:formula="of:=1/(1/[$'Formula B'.B61]-1/[$'Formula B'.B60])" office:value-type="float" office:value="5.12873432379517E-064">
            <text:p>5,13E-64</text:p>
          </table:table-cell>
          <table:table-cell table:style-name="ce6" table:formula="of:=1/(1/[$'Formula B'.C61]-1/[$'Formula B'.C60])" office:value-type="float" office:value="5.82283303615133E-064">
            <text:p>5,82E-64</text:p>
          </table:table-cell>
          <table:table-cell table:style-name="ce6" table:formula="of:=1/(1/[$'Formula B'.D61]-1/[$'Formula B'.D60])" office:value-type="float" office:value="5.34454783394952E-054">
            <text:p>5,34E-54</text:p>
          </table:table-cell>
          <table:table-cell table:style-name="ce6" table:formula="of:=1/(1/[$'Formula B'.E61]-1/[$'Formula B'.E60])" office:value-type="float" office:value="4.70790058983778E-047">
            <text:p>4,71E-47</text:p>
          </table:table-cell>
          <table:table-cell table:style-name="ce6" table:formula="of:=1/(1/[$'Formula B'.F61]-1/[$'Formula B'.F60])" office:value-type="float" office:value="9.20857647415E-042">
            <text:p>9,21E-42</text:p>
          </table:table-cell>
          <table:table-cell table:style-name="ce6" table:formula="of:=1/(1/[$'Formula B'.G61]-1/[$'Formula B'.G60])" office:value-type="float" office:value="1.62072534706634E-037">
            <text:p>1,62E-37</text:p>
          </table:table-cell>
          <table:table-cell table:style-name="ce6" table:formula="of:=1/(1/[$'Formula B'.H61]-1/[$'Formula B'.H60])" office:value-type="float" office:value="5.41437156876856E-034">
            <text:p>5,41E-34</text:p>
          </table:table-cell>
          <table:table-cell table:style-name="ce6" table:formula="of:=1/(1/[$'Formula B'.I61]-1/[$'Formula B'.I60])" office:value-type="float" office:value="5.36057792799617E-031">
            <text:p>5,36E-31</text:p>
          </table:table-cell>
          <table:table-cell table:style-name="ce6" table:formula="of:=1/(1/[$'Formula B'.J61]-1/[$'Formula B'.J60])" office:value-type="float" office:value="2.09660263891235E-028">
            <text:p>2,10E-28</text:p>
          </table:table-cell>
          <table:table-cell table:style-name="ce6" table:formula="of:=1/(1/[$'Formula B'.K61]-1/[$'Formula B'.K60])" office:value-type="float" office:value="3.94173581644238E-026">
            <text:p>3,94E-26</text:p>
          </table:table-cell>
          <table:table-cell table:style-name="ce3" office:value-type="float" office:value="59">
            <text:p>59</text:p>
          </table:table-cell>
          <table:table-cell table:style-name="ce6" table:formula="of:=1/(1/[$'Formula B'.M61]-1/[$'Formula B'.M60])" office:value-type="float" office:value="4.09747486959102E-024">
            <text:p>4,10E-24</text:p>
          </table:table-cell>
          <table:table-cell table:style-name="ce6" table:formula="of:=1/(1/[$'Formula B'.N61]-1/[$'Formula B'.N60])" office:value-type="float" office:value="2.61150155439915E-022">
            <text:p>2,61E-22</text:p>
          </table:table-cell>
          <table:table-cell table:style-name="ce6" table:formula="of:=1/(1/[$'Formula B'.O61]-1/[$'Formula B'.O60])" office:value-type="float" office:value="1.10382468572044E-020">
            <text:p>1,10E-20</text:p>
          </table:table-cell>
          <table:table-cell table:style-name="ce6" table:formula="of:=1/(1/[$'Formula B'.P61]-1/[$'Formula B'.P60])" office:value-type="float" office:value="3.28887416416913E-019">
            <text:p>3,29E-19</text:p>
          </table:table-cell>
          <table:table-cell table:style-name="ce6" table:formula="of:=1/(1/[$'Formula B'.Q61]-1/[$'Formula B'.Q60])" office:value-type="float" office:value="7.25007988525096E-018">
            <text:p>7,25E-18</text:p>
          </table:table-cell>
          <table:table-cell table:style-name="ce6" table:formula="of:=1/(1/[$'Formula B'.R61]-1/[$'Formula B'.R60])" office:value-type="float" office:value="1.22949629200619E-016">
            <text:p>1,23E-16</text:p>
          </table:table-cell>
          <table:table-cell table:style-name="ce6" table:formula="of:=1/(1/[$'Formula B'.S61]-1/[$'Formula B'.S60])" office:value-type="float" office:value="1.65599602964081E-015">
            <text:p>1,66E-15</text:p>
          </table:table-cell>
          <table:table-cell table:style-name="ce6" table:formula="of:=1/(1/[$'Formula B'.T61]-1/[$'Formula B'.T60])" office:value-type="float" office:value="0.0000000000000181895385984264">
            <text:p>1,82E-14</text:p>
          </table:table-cell>
          <table:table-cell table:style-name="ce6" table:formula="of:=1/(1/[$'Formula B'.U61]-1/[$'Formula B'.U60])" office:value-type="float" office:value="0.000000000000166584934100338">
            <text:p>1,67E-13</text:p>
          </table:table-cell>
          <table:table-cell table:style-name="ce6" table:formula="of:=1/(1/[$'Formula B'.V61]-1/[$'Formula B'.V60])" office:value-type="float" office:value="0.00000000000129611611903932">
            <text:p>1,30E-12</text:p>
          </table:table-cell>
          <table:table-cell table:style-name="ce3" office:value-type="float" office:value="59">
            <text:p>59</text:p>
          </table:table-cell>
          <table:table-cell table:style-name="ce6" table:formula="of:=1/(1/[$'Formula B'.X61]-1/[$'Formula B'.X60])" office:value-type="float" office:value="0.00000000000870560755290093">
            <text:p>8,71E-12</text:p>
          </table:table-cell>
          <table:table-cell table:style-name="ce6" table:formula="of:=1/(1/[$'Formula B'.Y61]-1/[$'Formula B'.Y60])" office:value-type="float" office:value="0.0000000000511783470738468">
            <text:p>5,12E-11</text:p>
          </table:table-cell>
          <table:table-cell table:style-name="ce6" table:formula="of:=1/(1/[$'Formula B'.Z61]-1/[$'Formula B'.Z60])" office:value-type="float" office:value="0.000000000266498735763832">
            <text:p>2,66E-10</text:p>
          </table:table-cell>
          <table:table-cell table:style-name="ce6" table:formula="of:=1/(1/[$'Formula B'.AA61]-1/[$'Formula B'.AA60])" office:value-type="float" office:value="0.00000000124209857512773">
            <text:p>1,24E-09</text:p>
          </table:table-cell>
          <table:table-cell table:style-name="ce6" table:formula="of:=1/(1/[$'Formula B'.AB61]-1/[$'Formula B'.AB60])" office:value-type="float" office:value="0.00000000522935300445218">
            <text:p>5,23E-09</text:p>
          </table:table-cell>
          <table:table-cell table:style-name="ce6" table:formula="of:=1/(1/[$'Formula B'.AC61]-1/[$'Formula B'.AC60])" office:value-type="float" office:value="0.0000000200486656570451">
            <text:p>2,00E-08</text:p>
          </table:table-cell>
          <table:table-cell table:style-name="ce6" table:formula="of:=1/(1/[$'Formula B'.AD61]-1/[$'Formula B'.AD60])" office:value-type="float" office:value="0.0000000705000634046824">
            <text:p>7,05E-08</text:p>
          </table:table-cell>
          <table:table-cell table:style-name="ce6" table:formula="of:=1/(1/[$'Formula B'.AE61]-1/[$'Formula B'.AE60])" office:value-type="float" office:value="0.000000228846920194485">
            <text:p>2,29E-07</text:p>
          </table:table-cell>
          <table:table-cell table:style-name="ce6" table:formula="of:=1/(1/[$'Formula B'.AF61]-1/[$'Formula B'.AF60])" office:value-type="float" office:value="0.000000689682251967146">
            <text:p>6,90E-07</text:p>
          </table:table-cell>
          <table:table-cell table:style-name="ce6" table:formula="of:=1/(1/[$'Formula B'.AG61]-1/[$'Formula B'.AG60])" office:value-type="float" office:value="0.00000193976875470515">
            <text:p>1,94E-06</text:p>
          </table:table-cell>
          <table:table-cell table:style-name="ce3" office:value-type="float" office:value="59">
            <text:p>59</text:p>
          </table:table-cell>
          <table:table-cell table:style-name="ce6" table:formula="of:=1/(1/[$'Formula B'.AI61]-1/[$'Formula B'.AI60])" office:value-type="float" office:value="0.00000511542005336503">
            <text:p>5,12E-06</text:p>
          </table:table-cell>
          <table:table-cell table:style-name="ce6" table:formula="of:=1/(1/[$'Formula B'.AJ61]-1/[$'Formula B'.AJ60])" office:value-type="float" office:value="0.0000127025156558277">
            <text:p>1,27E-05</text:p>
          </table:table-cell>
          <table:table-cell table:style-name="ce6" table:formula="of:=1/(1/[$'Formula B'.AK61]-1/[$'Formula B'.AK60])" office:value-type="float" office:value="0.0000298166655527348">
            <text:p>2,98E-05</text:p>
          </table:table-cell>
          <table:table-cell table:style-name="ce6" table:formula="of:=1/(1/[$'Formula B'.AL61]-1/[$'Formula B'.AL60])" office:value-type="float" office:value="0.0000663943006137408">
            <text:p>6,64E-05</text:p>
          </table:table-cell>
          <table:table-cell table:style-name="ce6" table:formula="of:=1/(1/[$'Formula B'.AM61]-1/[$'Formula B'.AM60])" office:value-type="float" office:value="0.000140708985285023">
            <text:p>1,41E-04</text:p>
          </table:table-cell>
          <table:table-cell table:style-name="ce6" table:formula="of:=1/(1/[$'Formula B'.AN61]-1/[$'Formula B'.AN60])" office:value-type="float" office:value="0.000284668808666909">
            <text:p>2,85E-04</text:p>
          </table:table-cell>
          <table:table-cell table:style-name="ce6" table:formula="of:=1/(1/[$'Formula B'.AO61]-1/[$'Formula B'.AO60])" office:value-type="float" office:value="0.000551311304475979">
            <text:p>5,51E-04</text:p>
          </table:table-cell>
          <table:table-cell table:style-name="ce6" table:formula="of:=1/(1/[$'Formula B'.AP61]-1/[$'Formula B'.AP60])" office:value-type="float" office:value="0.00102475669515733">
            <text:p>1,02E-03</text:p>
          </table:table-cell>
          <table:table-cell table:style-name="ce6" table:formula="of:=1/(1/[$'Formula B'.AQ61]-1/[$'Formula B'.AQ60])" office:value-type="float" office:value="0.00183259115768094">
            <text:p>1,83E-03</text:p>
          </table:table-cell>
          <table:table-cell table:style-name="ce6" table:formula="of:=1/(1/[$'Formula B'.AR61]-1/[$'Formula B'.AR60])" office:value-type="float" office:value="0.00316024398628101">
            <text:p>3,16E-03</text:p>
          </table:table-cell>
          <table:table-cell table:style-name="ce3" office:value-type="float" office:value="59">
            <text:p>59</text:p>
          </table:table-cell>
          <table:table-cell table:style-name="ce6" table:formula="of:=1/(1/[$'Formula B'.AT61]-1/[$'Formula B'.AT60])" office:value-type="float" office:value="0.00526644991205799">
            <text:p>5,27E-03</text:p>
          </table:table-cell>
          <table:table-cell table:style-name="ce6" table:formula="of:=1/(1/[$'Formula B'.AU61]-1/[$'Formula B'.AU60])" office:value-type="float" office:value="0.00849843918375731">
            <text:p>8,50E-03</text:p>
          </table:table-cell>
          <table:table-cell table:style-name="ce6" table:formula="of:=1/(1/[$'Formula B'.AV61]-1/[$'Formula B'.AV60])" office:value-type="float" office:value="0.0133051791138519">
            <text:p>1,33E-02</text:p>
          </table:table-cell>
          <table:table-cell table:style-name="ce6" table:formula="of:=1/(1/[$'Formula B'.AW61]-1/[$'Formula B'.AW60])" office:value-type="float" office:value="0.0202468968574678">
            <text:p>2,02E-02</text:p>
          </table:table-cell>
          <table:table-cell table:style-name="ce6" table:formula="of:=1/(1/[$'Formula B'.AX61]-1/[$'Formula B'.AX60])" office:value-type="float" office:value="0.0299992997035856">
            <text:p>3,00E-02</text:p>
          </table:table-cell>
          <table:table-cell table:style-name="ce6" table:formula="of:=1/(1/[$'Formula B'.AY61]-1/[$'Formula B'.AY60])" office:value-type="float" office:value="0.0433513715540016">
            <text:p>4,34E-02</text:p>
          </table:table-cell>
          <table:table-cell table:style-name="ce6" table:formula="of:=1/(1/[$'Formula B'.AZ61]-1/[$'Formula B'.AZ60])" office:value-type="float" office:value="0.0611962944563117">
            <text:p>6,12E-02</text:p>
          </table:table-cell>
          <table:table-cell table:style-name="ce6" table:formula="of:=1/(1/[$'Formula B'.BA61]-1/[$'Formula B'.BA60])" office:value-type="float" office:value="0.084515805915203">
            <text:p>8,45E-02</text:p>
          </table:table-cell>
          <table:table-cell table:style-name="ce6" table:formula="of:=1/(1/[$'Formula B'.BB61]-1/[$'Formula B'.BB60])" office:value-type="float" office:value="0.114359021558246">
            <text:p>1,14E-01</text:p>
          </table:table-cell>
          <table:table-cell table:style-name="ce6" table:formula="of:=1/(1/[$'Formula B'.BC61]-1/[$'Formula B'.BC60])" office:value-type="float" office:value="0.151817308874731">
            <text:p>1,52E-01</text:p>
          </table:table-cell>
          <table:table-cell table:style-name="ce3" office:value-type="float" office:value="59">
            <text:p>59</text:p>
          </table:table-cell>
          <table:table-cell table:number-columns-repeated="200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6" table:formula="of:=1/(1/[$'Formula B'.B62]-1/[$'Formula B'.B61])" office:value-type="float" office:value="1.70857893896157E-065">
            <text:p>1,71E-65</text:p>
          </table:table-cell>
          <table:table-cell table:style-name="ce6" table:formula="of:=1/(1/[$'Formula B'.C62]-1/[$'Formula B'.C61])" office:value-type="float" office:value="1.93980995359805E-065">
            <text:p>1,94E-65</text:p>
          </table:table-cell>
          <table:table-cell table:style-name="ce6" table:formula="of:=1/(1/[$'Formula B'.D62]-1/[$'Formula B'.D61])" office:value-type="float" office:value="2.66989008654035E-055">
            <text:p>2,67E-55</text:p>
          </table:table-cell>
          <table:table-cell table:style-name="ce6" table:formula="of:=1/(1/[$'Formula B'.E62]-1/[$'Formula B'.E61])" office:value-type="float" office:value="3.13480063487988E-048">
            <text:p>3,13E-48</text:p>
          </table:table-cell>
          <table:table-cell table:style-name="ce6" table:formula="of:=1/(1/[$'Formula B'.F62]-1/[$'Formula B'.F61])" office:value-type="float" office:value="7.66198967032512E-043">
            <text:p>7,66E-43</text:p>
          </table:table-cell>
          <table:table-cell table:style-name="ce6" table:formula="of:=1/(1/[$'Formula B'.G62]-1/[$'Formula B'.G61])" office:value-type="float" office:value="1.6176731336067E-038">
            <text:p>1,62E-38</text:p>
          </table:table-cell>
          <table:table-cell table:style-name="ce6" table:formula="of:=1/(1/[$'Formula B'.H62]-1/[$'Formula B'.H61])" office:value-type="float" office:value="6.30262632245525E-035">
            <text:p>6,30E-35</text:p>
          </table:table-cell>
          <table:table-cell table:style-name="ce6" table:formula="of:=1/(1/[$'Formula B'.I62]-1/[$'Formula B'.I61])" office:value-type="float" office:value="7.12879985209399E-032">
            <text:p>7,13E-32</text:p>
          </table:table-cell>
          <table:table-cell table:style-name="ce6" table:formula="of:=1/(1/[$'Formula B'.J62]-1/[$'Formula B'.J61])" office:value-type="float" office:value="3.13549746597061E-029">
            <text:p>3,14E-29</text:p>
          </table:table-cell>
          <table:table-cell table:style-name="ce6" table:formula="of:=1/(1/[$'Formula B'.K62]-1/[$'Formula B'.K61])" office:value-type="float" office:value="6.54729000019244E-027">
            <text:p>6,55E-27</text:p>
          </table:table-cell>
          <table:table-cell table:style-name="ce3" office:value-type="float" office:value="60">
            <text:p>60</text:p>
          </table:table-cell>
          <table:table-cell table:style-name="ce6" table:formula="of:=1/(1/[$'Formula B'.M62]-1/[$'Formula B'.M61])" office:value-type="float" office:value="7.48345462173662E-025">
            <text:p>7,48E-25</text:p>
          </table:table-cell>
          <table:table-cell table:style-name="ce6" table:formula="of:=1/(1/[$'Formula B'.N62]-1/[$'Formula B'.N61])" office:value-type="float" office:value="5.20087173969323E-023">
            <text:p>5,20E-23</text:p>
          </table:table-cell>
          <table:table-cell table:style-name="ce6" table:formula="of:=1/(1/[$'Formula B'.O62]-1/[$'Formula B'.O61])" office:value-type="float" office:value="2.38040808532573E-021">
            <text:p>2,38E-21</text:p>
          </table:table-cell>
          <table:table-cell table:style-name="ce6" table:formula="of:=1/(1/[$'Formula B'.P62]-1/[$'Formula B'.P61])" office:value-type="float" office:value="7.63445366037787E-020">
            <text:p>7,63E-20</text:p>
          </table:table-cell>
          <table:table-cell table:style-name="ce6" table:formula="of:=1/(1/[$'Formula B'.Q62]-1/[$'Formula B'.Q61])" office:value-type="float" office:value="1.80227974548611E-018">
            <text:p>1,80E-18</text:p>
          </table:table-cell>
          <table:table-cell table:style-name="ce6" table:formula="of:=1/(1/[$'Formula B'.R62]-1/[$'Formula B'.R61])" office:value-type="float" office:value="3.25844934091009E-017">
            <text:p>3,26E-17</text:p>
          </table:table-cell>
          <table:table-cell table:style-name="ce6" table:formula="of:=1/(1/[$'Formula B'.S62]-1/[$'Formula B'.S61])" office:value-type="float" office:value="4.66054854222915E-016">
            <text:p>4,66E-16</text:p>
          </table:table-cell>
          <table:table-cell table:style-name="ce6" table:formula="of:=1/(1/[$'Formula B'.T62]-1/[$'Formula B'.T61])" office:value-type="float" office:value="5.41722335982191E-015">
            <text:p>5,42E-15</text:p>
          </table:table-cell>
          <table:table-cell table:style-name="ce6" table:formula="of:=1/(1/[$'Formula B'.U62]-1/[$'Formula B'.U61])" office:value-type="float" office:value="0.0000000000000523375568070514">
            <text:p>5,23E-14</text:p>
          </table:table-cell>
          <table:table-cell table:style-name="ce6" table:formula="of:=1/(1/[$'Formula B'.V62]-1/[$'Formula B'.V61])" office:value-type="float" office:value="0.000000000000428377361377406">
            <text:p>4,28E-13</text:p>
          </table:table-cell>
          <table:table-cell table:style-name="ce3" office:value-type="float" office:value="59">
            <text:p>59</text:p>
          </table:table-cell>
          <table:table-cell table:style-name="ce6" table:formula="of:=1/(1/[$'Formula B'.X62]-1/[$'Formula B'.X61])" office:value-type="float" office:value="0.0000000000030191546402501">
            <text:p>3,02E-12</text:p>
          </table:table-cell>
          <table:table-cell table:style-name="ce6" table:formula="of:=1/(1/[$'Formula B'.Y62]-1/[$'Formula B'.Y61])" office:value-type="float" office:value="0.0000000000185812553604515">
            <text:p>1,86E-11</text:p>
          </table:table-cell>
          <table:table-cell table:style-name="ce6" table:formula="of:=1/(1/[$'Formula B'.Z62]-1/[$'Formula B'.Z61])" office:value-type="float" office:value="0.000000000101081517733886">
            <text:p>1,01E-10</text:p>
          </table:table-cell>
          <table:table-cell table:style-name="ce6" table:formula="of:=1/(1/[$'Formula B'.AA62]-1/[$'Formula B'.AA61])" office:value-type="float" office:value="0.00000000049122542519865">
            <text:p>4,91E-10</text:p>
          </table:table-cell>
          <table:table-cell table:style-name="ce6" table:formula="of:=1/(1/[$'Formula B'.AB62]-1/[$'Formula B'.AB61])" office:value-type="float" office:value="0.00000000215251818598826">
            <text:p>2,15E-09</text:p>
          </table:table-cell>
          <table:table-cell table:style-name="ce6" table:formula="of:=1/(1/[$'Formula B'.AC62]-1/[$'Formula B'.AC61])" office:value-type="float" office:value="0.000000008575152112769">
            <text:p>8,58E-09</text:p>
          </table:table-cell>
          <table:table-cell table:style-name="ce6" table:formula="of:=1/(1/[$'Formula B'.AD62]-1/[$'Formula B'.AD61])" office:value-type="float" office:value="0.0000000312850820961463">
            <text:p>3,13E-08</text:p>
          </table:table-cell>
          <table:table-cell table:style-name="ce6" table:formula="of:=1/(1/[$'Formula B'.AE62]-1/[$'Formula B'.AE61])" office:value-type="float" office:value="0.000000105211402226153">
            <text:p>1,05E-07</text:p>
          </table:table-cell>
          <table:table-cell table:style-name="ce6" table:formula="of:=1/(1/[$'Formula B'.AF62]-1/[$'Formula B'.AF61])" office:value-type="float" office:value="0.000000328060998235591">
            <text:p>3,28E-07</text:p>
          </table:table-cell>
          <table:table-cell table:style-name="ce6" table:formula="of:=1/(1/[$'Formula B'.AG62]-1/[$'Formula B'.AG61])" office:value-type="float" office:value="0.00000095344569043921">
            <text:p>9,53E-07</text:p>
          </table:table-cell>
          <table:table-cell table:style-name="ce3" office:value-type="float" office:value="59">
            <text:p>59</text:p>
          </table:table-cell>
          <table:table-cell table:style-name="ce6" table:formula="of:=1/(1/[$'Formula B'.AI62]-1/[$'Formula B'.AI61])" office:value-type="float" office:value="0.0000025950818339239">
            <text:p>2,60E-06</text:p>
          </table:table-cell>
          <table:table-cell table:style-name="ce6" table:formula="of:=1/(1/[$'Formula B'.AJ62]-1/[$'Formula B'.AJ61])" office:value-type="float" office:value="0.00000664344807933853">
            <text:p>6,64E-06</text:p>
          </table:table-cell>
          <table:table-cell table:style-name="ce6" table:formula="of:=1/(1/[$'Formula B'.AK62]-1/[$'Formula B'.AK61])" office:value-type="float" office:value="0.000016059456902667">
            <text:p>1,61E-05</text:p>
          </table:table-cell>
          <table:table-cell table:style-name="ce6" table:formula="of:=1/(1/[$'Formula B'.AL62]-1/[$'Formula B'.AL61])" office:value-type="float" office:value="0.0000367895948961799">
            <text:p>3,68E-05</text:p>
          </table:table-cell>
          <table:table-cell table:style-name="ce6" table:formula="of:=1/(1/[$'Formula B'.AM62]-1/[$'Formula B'.AM61])" office:value-type="float" office:value="0.0000801328422229165">
            <text:p>8,01E-05</text:p>
          </table:table-cell>
          <table:table-cell table:style-name="ce6" table:formula="of:=1/(1/[$'Formula B'.AN62]-1/[$'Formula B'.AN61])" office:value-type="float" office:value="0.000166460084372868">
            <text:p>1,66E-04</text:p>
          </table:table-cell>
          <table:table-cell table:style-name="ce6" table:formula="of:=1/(1/[$'Formula B'.AO62]-1/[$'Formula B'.AO61])" office:value-type="float" office:value="0.000330710499519242">
            <text:p>3,31E-04</text:p>
          </table:table-cell>
          <table:table-cell table:style-name="ce6" table:formula="of:=1/(1/[$'Formula B'.AP62]-1/[$'Formula B'.AP61])" office:value-type="float" office:value="0.00063003110679673">
            <text:p>6,30E-04</text:p>
          </table:table-cell>
          <table:table-cell table:style-name="ce6" table:formula="of:=1/(1/[$'Formula B'.AQ62]-1/[$'Formula B'.AQ61])" office:value-type="float" office:value="0.0011537559024559">
            <text:p>1,15E-03</text:p>
          </table:table-cell>
          <table:table-cell table:style-name="ce6" table:formula="of:=1/(1/[$'Formula B'.AR62]-1/[$'Formula B'.AR61])" office:value-type="float" office:value="0.00203562945169737">
            <text:p>2,04E-03</text:p>
          </table:table-cell>
          <table:table-cell table:style-name="ce3" office:value-type="float" office:value="60">
            <text:p>60</text:p>
          </table:table-cell>
          <table:table-cell table:style-name="ce6" table:formula="of:=1/(1/[$'Formula B'.AT62]-1/[$'Formula B'.AT61])" office:value-type="float" office:value="0.00346778663247781">
            <text:p>3,47E-03</text:p>
          </table:table-cell>
          <table:table-cell table:style-name="ce6" table:formula="of:=1/(1/[$'Formula B'.AU62]-1/[$'Formula B'.AU61])" office:value-type="float" office:value="0.00571556088301174">
            <text:p>5,72E-03</text:p>
          </table:table-cell>
          <table:table-cell table:style-name="ce6" table:formula="of:=1/(1/[$'Formula B'.AV62]-1/[$'Formula B'.AV61])" office:value-type="float" office:value="0.00913179235897074">
            <text:p>9,13E-03</text:p>
          </table:table-cell>
          <table:table-cell table:style-name="ce6" table:formula="of:=1/(1/[$'Formula B'.AW62]-1/[$'Formula B'.AW61])" office:value-type="float" office:value="0.0141690408969827">
            <text:p>1,42E-02</text:p>
          </table:table-cell>
          <table:table-cell table:style-name="ce6" table:formula="of:=1/(1/[$'Formula B'.AX62]-1/[$'Formula B'.AX61])" office:value-type="float" office:value="0.0213880587780793">
            <text:p>2,14E-02</text:p>
          </table:table-cell>
          <table:table-cell table:style-name="ce6" table:formula="of:=1/(1/[$'Formula B'.AY62]-1/[$'Formula B'.AY61])" office:value-type="float" office:value="0.0314610880507283">
            <text:p>3,15E-02</text:p>
          </table:table-cell>
          <table:table-cell table:style-name="ce6" table:formula="of:=1/(1/[$'Formula B'.AZ62]-1/[$'Formula B'.AZ61])" office:value-type="float" office:value="0.0451690043426234">
            <text:p>4,52E-02</text:p>
          </table:table-cell>
          <table:table-cell table:style-name="ce6" table:formula="of:=1/(1/[$'Formula B'.BA62]-1/[$'Formula B'.BA61])" office:value-type="float" office:value="0.0633919652950982">
            <text:p>6,34E-02</text:p>
          </table:table-cell>
          <table:table-cell table:style-name="ce6" table:formula="of:=1/(1/[$'Formula B'.BB62]-1/[$'Formula B'.BB61])" office:value-type="float" office:value="0.0870939282092616">
            <text:p>8,71E-02</text:p>
          </table:table-cell>
          <table:table-cell table:style-name="ce6" table:formula="of:=1/(1/[$'Formula B'.BC62]-1/[$'Formula B'.BC61])" office:value-type="float" office:value="0.117302056132207">
            <text:p>1,17E-01</text:p>
          </table:table-cell>
          <table:table-cell table:style-name="ce3" office:value-type="float" office:value="60">
            <text:p>60</text:p>
          </table:table-cell>
          <table:table-cell table:number-columns-repeated="200"/>
        </table:table-row>
        <table:table-row table:style-name="ro2" table:number-rows-repeated="104851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6P0"/>
    </number:currency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number number:decimal-places="0" number:min-integer-digits="1" number:grouping="true"/>
      <number:text> </number:text>
    </number:number-style>
    <number:number-style style:name="N112P2" style:volatile="true">
      <number:text> €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number number:decimal-places="2" number:min-integer-digits="1" number:grouping="true"/>
      <number:text> </number:text>
    </number:number-style>
    <number:number-style style:name="N114P2" style:volatile="true">
      <number:text> €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.</number:text>
      <number:seconds number:style="long"/>
    </number:time-style>
    <number:time-style style:name="N11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7">
      <number:minutes number:style="long"/>
      <number:text>.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€</number:text>
      <number:number number:decimal-places="0" number:min-integer-digits="1" number:grouping="true"/>
    </number:number-style>
    <number:number-style style:name="N119">
      <number:text>-€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€</number:text>
      <number:number number:decimal-places="0" number:min-integer-digits="1" number:grouping="true"/>
    </number:number-style>
    <number:number-style style:name="N120">
      <style:text-properties fo:color="#ff0000"/>
      <number:text>-€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€</number:text>
      <number:number number:decimal-places="2" number:min-integer-digits="1" number:grouping="true"/>
    </number:number-style>
    <number:number-style style:name="N121">
      <number:text>-€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€</number:text>
      <number:number number:decimal-places="2" number:min-integer-digits="1" number:grouping="true"/>
    </number:number-style>
    <number:number-style style:name="N122">
      <style:text-properties fo:color="#ff0000"/>
      <number:text>-€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 €</number:text>
      <number:number number:decimal-places="0" number:min-integer-digits="1" number:grouping="true"/>
      <number:text> </number:text>
    </number:number-style>
    <number:number-style style:name="N123P1" style:volatile="true">
      <number:text>-€</number:text>
      <number:number number:decimal-places="0" number:min-integer-digits="1" number:grouping="true"/>
      <number:text> </number:text>
    </number:number-style>
    <number:number-style style:name="N123P2" style:volatile="true">
      <number:text> €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€</number:text>
      <number:number number:decimal-places="2" number:min-integer-digits="1" number:grouping="true"/>
      <number:text> </number:text>
    </number:number-style>
    <number:number-style style:name="N124P1" style:volatile="true">
      <number:text>-€</number:text>
      <number:number number:decimal-places="2" number:min-integer-digits="1" number:grouping="true"/>
      <number:text> </number:text>
    </number:number-style>
    <number:number-style style:name="N124P2" style:volatile="true">
      <number:text> €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4" number:min-integer-digits="1"/>
    </number:number-style>
    <number:date-style style:name="N16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6104" number:language="it" number:country="IT">
      <number:day number:style="long"/>
      <number:text>-</number:text>
      <number:month number:textual="true"/>
    </number:date-style>
    <number:date-style style:name="N16105" number:language="it" number:country="IT">
      <number:month number:textual="true"/>
      <number:text>-</number:text>
      <number:year/>
    </number:date-style>
    <number:time-style style:name="N16106" number:language="it" number:country="IT">
      <number:hours/>
      <number:text>.</number:text>
      <number:minutes number:style="long"/>
      <number:text> </number:text>
      <number:am-pm/>
    </number:time-style>
    <number:time-style style:name="N16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6108" number:language="it" number:country="IT">
      <number:hours/>
      <number:text>.</number:text>
      <number:minutes number:style="long"/>
    </number:time-style>
    <number:time-style style:name="N16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6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6111P0" style:volatile="true" number:language="it" number:country="IT">
      <number:text>€ </number:text>
      <number:number number:decimal-places="0" number:min-integer-digits="1" number:grouping="true"/>
    </number:number-style>
    <number:number-style style:name="N16111" number:language="it" number:country="IT">
      <number:text>-€ 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it" number:country="IT">
      <number:text>€ </number:text>
      <number:number number:decimal-places="0" number:min-integer-digits="1" number:grouping="true"/>
    </number:number-style>
    <number:number-style style:name="N16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it" number:country="IT">
      <number:text>€ </number:text>
      <number:number number:decimal-places="2" number:min-integer-digits="1" number:grouping="true"/>
    </number:number-style>
    <number:number-style style:name="N16113" number:language="it" number:country="IT">
      <number:text>-€ </number:text>
      <number:number number:decimal-places="2" number:min-integer-digits="1" number:grouping="true"/>
      <style:map style:condition="value()&gt;=0" style:apply-style-name="N16113P0"/>
    </number:number-style>
    <number:number-style style:name="N16114P0" style:volatile="true" number:language="it" number:country="IT">
      <number:text>€ </number:text>
      <number:number number:decimal-places="2" number:min-integer-digits="1" number:grouping="true"/>
    </number:number-style>
    <number:number-style style:name="N16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6114P0"/>
    </number:number-style>
    <style:style style:name="Default" style:family="table-cell">
      <style:table-cell-properties style:rotation-align="none"/>
      <style:text-properties style:font-name="Verdana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2/11/2018</text:date>, <text:time>08.25.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rmula_20_B" style:display-name="PageStyle_Formula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_20_C" style:display-name="PageStyle_Formula 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 Callegati</meta:initial-creator>
    <meta:creation-date>2007-02-24T23:53:49</meta:creation-date>
    <dc:creator>Franco Callegati</dc:creator>
    <dc:date>2012-04-02T15:23:43</dc:date>
    <meta:print-date>2010-05-12T14:28:07</meta:print-date>
    <meta:document-statistic meta:table-count="2" meta:cell-count="14656" meta:object-count="0"/>
    <meta:generator>OpenOffice/4.1.2$Unix OpenOffice.org_project/412m3$Build-9782</meta:generator>
  </office:meta>
</office:document-meta>
</file>